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ce style:name="Arial1" svg:font-family="Arial" style:font-family-generic="swiss"/>
    <style:font-face style:name="Helvetica2" svg:font-family="Helvetica" style:font-family-generic="swiss"/>
    <style:font-face style:name="Helvetica" svg:font-family="Helvetica" style:font-pitch="variable"/>
    <style:font-face style:name="Liberation Serif1" svg:font-family="'Liberation Serif'"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37cm" svg:stroke-color="#000000" draw:stroke-linejoin="round" svg:stroke-linecap="round" draw:fill="none" fo:padding-top="0.018cm" fo:padding-bottom="0.018cm" fo:padding-left="0.018cm" fo:padding-right="0.018cm"/>
    </style:style>
    <style:style style:name="gr2" style:family="graphic" style:parent-style-name="standard">
      <style:graphic-properties draw:stroke="solid" svg:stroke-width="0.067cm" svg:stroke-color="#000000" draw:stroke-linejoin="round" svg:stroke-linecap="round" draw:fill="none" fo:padding-top="0.033cm" fo:padding-bottom="0.033cm" fo:padding-left="0.033cm" fo:padding-right="0.033cm"/>
    </style:style>
    <style:style style:name="gr3" style:family="graphic" style:parent-style-name="standard">
      <style:graphic-properties draw:stroke="none" draw:fill="none" draw:textarea-horizontal-align="left" draw:textarea-vertical-align="top" draw:auto-grow-height="true" draw:auto-grow-width="true" fo:min-height="0.42cm" fo:min-width="12.137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42cm" fo:min-width="9.986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42cm" fo:min-width="11.171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42cm" fo:min-width="10.504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42cm" fo:min-width="10.411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2cm" fo:min-width="12.69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42cm" fo:min-width="10.187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42cm" fo:min-width="10.653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42cm" fo:min-width="10.508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2cm" fo:min-width="10.223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2cm" fo:min-width="11.03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2cm" fo:min-width="11.017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2cm" fo:min-width="10.851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2cm" fo:min-width="10.104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2cm" fo:min-width="11.777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2cm" fo:min-width="10.706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2cm" fo:min-width="9.74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2cm" fo:min-width="11.233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2cm" fo:min-width="11.75cm" fo:padding-top="0cm" fo:padding-bottom="0cm" fo:padding-left="0cm" fo:padding-right="0cm"/>
    </style:style>
    <style:style style:name="gr22" style:family="graphic" style:parent-style-name="standard">
      <style:graphic-properties draw:stroke="solid" svg:stroke-width="0.018cm" svg:stroke-color="#000000" draw:stroke-linejoin="round" svg:stroke-linecap="round" draw:fill="solid" draw:fill-color="#ffffff" fo:padding-top="0.009cm" fo:padding-bottom="0.009cm" fo:padding-left="0.009cm" fo:padding-right="0.009cm"/>
    </style:style>
    <style:style style:name="gr23" style:family="graphic" style:parent-style-name="standard">
      <style:graphic-properties draw:stroke="none" draw:fill="none" draw:textarea-horizontal-align="left" draw:textarea-vertical-align="top" draw:auto-grow-height="true" draw:auto-grow-width="true" fo:min-height="2.882cm" fo:min-width="0.647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379cm" fo:min-width="0.647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379cm" fo:min-width="0.317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379cm" fo:min-width="0.464cm" fo:padding-top="0cm" fo:padding-bottom="0cm" fo:padding-left="0cm" fo:padding-right="0cm"/>
    </style:style>
    <style:style style:name="gr27" style:family="graphic" style:parent-style-name="standard">
      <style:graphic-properties draw:stroke="solid" svg:stroke-width="0.075cm" svg:stroke-color="#000000" draw:stroke-linejoin="round" svg:stroke-linecap="butt" draw:fill="none" fo:padding-top="0.037cm" fo:padding-bottom="0.037cm" fo:padding-left="0.037cm" fo:padding-right="0.037cm"/>
    </style:style>
    <style:style style:name="gr28" style:family="graphic" style:parent-style-name="standard">
      <style:graphic-properties draw:stroke="solid" svg:stroke-width="0.015cm" svg:stroke-color="#000000" draw:stroke-linejoin="round" svg:stroke-linecap="butt" draw:fill="none" fo:padding-top="0.007cm" fo:padding-bottom="0.007cm" fo:padding-left="0.007cm" fo:padding-right="0.007cm"/>
    </style:style>
    <style:style style:name="gr29" style:family="graphic" style:parent-style-name="standard">
      <style:graphic-properties draw:stroke="none" draw:fill="solid" draw:fill-color="#a6cee3"/>
    </style:style>
    <style:style style:name="gr30" style:family="graphic" style:parent-style-name="standard">
      <style:graphic-properties draw:stroke="none" draw:fill="solid" draw:fill-color="#1f78b4"/>
    </style:style>
    <style:style style:name="gr31" style:family="graphic" style:parent-style-name="standard">
      <style:graphic-properties draw:stroke="none" draw:fill="solid" draw:fill-color="#b2df8a"/>
    </style:style>
    <style:style style:name="gr32" style:family="graphic" style:parent-style-name="standard">
      <style:graphic-properties draw:stroke="none" draw:fill="solid" draw:fill-color="#33a02c"/>
    </style:style>
    <style:style style:name="gr33" style:family="graphic" style:parent-style-name="standard">
      <style:graphic-properties draw:stroke="none" draw:fill="solid" draw:fill-color="#fb9a99"/>
    </style:style>
    <style:style style:name="gr34" style:family="graphic" style:parent-style-name="standard">
      <style:graphic-properties draw:stroke="none" draw:fill="solid" draw:fill-color="#fdbf6f"/>
    </style:style>
    <style:style style:name="gr35" style:family="graphic" style:parent-style-name="standard">
      <style:graphic-properties draw:stroke="none" draw:fill="solid" draw:fill-color="#ff7f00"/>
    </style:style>
    <style:style style:name="gr36" style:family="graphic" style:parent-style-name="standard">
      <style:graphic-properties draw:stroke="none" draw:fill="solid" draw:fill-color="#cab2d6"/>
    </style:style>
    <style:style style:name="gr37" style:family="graphic" style:parent-style-name="standard">
      <style:graphic-properties draw:stroke="none" draw:fill="solid" draw:fill-color="#6a3d9a"/>
    </style:style>
    <style:style style:name="gr38" style:family="graphic" style:parent-style-name="standard">
      <style:graphic-properties draw:stroke="none" draw:fill="solid" draw:fill-color="#ffff99"/>
    </style:style>
    <style:style style:name="gr39" style:family="graphic" style:parent-style-name="standard">
      <style:graphic-properties draw:stroke="none" draw:fill="solid" draw:fill-color="#e31a1c"/>
    </style:style>
    <style:style style:name="gr40" style:family="graphic" style:parent-style-name="standard">
      <style:graphic-properties draw:stroke="none" draw:fill="solid" draw:fill-color="#b15928"/>
    </style:style>
    <style:style style:name="gr41" style:family="graphic" style:parent-style-name="standard">
      <style:graphic-properties draw:stroke="none" svg:stroke-color="#000000" draw:fill="none" draw:fill-color="#ffffff" draw:textarea-horizontal-align="left" draw:auto-grow-height="true" draw:auto-grow-width="false" fo:min-height="1.2cm" fo:min-width="0cm"/>
    </style:style>
    <style:style style:name="gr42" style:family="graphic" style:parent-style-name="standard">
      <style:graphic-properties draw:stroke="none" svg:stroke-color="#000000" draw:fill="none" draw:fill-color="#ffffff" draw:textarea-horizontal-align="left" draw:auto-grow-height="true" draw:auto-grow-width="false" fo:min-height="1cm" fo:min-width="0cm"/>
    </style:style>
    <style:style style:name="gr43" style:family="graphic" style:parent-style-name="standard">
      <style:graphic-properties draw:stroke="solid" draw:stroke-dash="Ultrafine_20_Dashed" svg:stroke-color="#000000" draw:fill="none" draw:fill-color="#ffffff" draw:textarea-horizontal-align="left" draw:auto-grow-height="true" draw:auto-grow-width="false" fo:min-height="0.628cm" fo:min-width="0cm"/>
    </style:style>
    <style:style style:name="gr44" style:family="graphic" style:parent-style-name="standard">
      <style:graphic-properties draw:stroke="solid" svg:stroke-color="#000000" draw:fill="none" draw:fill-color="#ffffff" draw:textarea-horizontal-align="left" draw:auto-grow-height="true" draw:auto-grow-width="true" fo:min-height="0cm" fo:min-width="0cm"/>
    </style:style>
    <style:style style:name="gr45" style:family="graphic" style:parent-style-name="standard">
      <style:graphic-properties draw:stroke="solid" draw:stroke-dash="Ultrafine_20_Dashed" svg:stroke-color="#000000" draw:fill="none" draw:fill-color="#ffffff" draw:textarea-horizontal-align="left" draw:auto-grow-height="true" draw:auto-grow-width="false" fo:min-height="0.6cm" fo:min-width="0cm"/>
    </style:style>
    <style:style style:name="P1" style:family="paragraph">
      <loext:graphic-properties draw:fill="none"/>
    </style:style>
    <style:style style:name="P2" style:family="paragraph">
      <style:paragraph-properties fo:text-align="start" style:writing-mode="lr-tb"/>
      <style:text-properties fo:font-size="10.5pt"/>
    </style:style>
    <style:style style:name="P3" style:family="paragraph">
      <loext:graphic-properties draw:fill="none"/>
      <style:paragraph-properties fo:text-align="start" style:writing-mode="lr-tb"/>
      <style:text-properties fo:font-size="10.5pt" style:font-size-asian="10pt" style:font-size-complex="10pt"/>
    </style:style>
    <style:style style:name="P4" style:family="paragraph">
      <loext:graphic-properties draw:fill="solid" draw:fill-color="#ffffff"/>
    </style:style>
    <style:style style:name="P5" style:family="paragraph">
      <style:paragraph-properties fo:text-align="start" style:writing-mode="lr-tb"/>
      <style:text-properties fo:font-size="9.39999961853027pt"/>
    </style:style>
    <style:style style:name="P6" style:family="paragraph">
      <loext:graphic-properties draw:fill="none"/>
      <style:paragraph-properties fo:text-align="start" style:writing-mode="lr-tb"/>
      <style:text-properties fo:font-size="9.39999961853027pt" style:font-size-asian="9pt" style:font-size-complex="9pt"/>
    </style:style>
    <style:style style:name="P7" style:family="paragraph">
      <loext:graphic-properties draw:fill="solid" draw:fill-color="#a6cee3"/>
    </style:style>
    <style:style style:name="P8" style:family="paragraph">
      <loext:graphic-properties draw:fill="solid" draw:fill-color="#1f78b4"/>
    </style:style>
    <style:style style:name="P9" style:family="paragraph">
      <loext:graphic-properties draw:fill="solid" draw:fill-color="#b2df8a"/>
    </style:style>
    <style:style style:name="P10" style:family="paragraph">
      <loext:graphic-properties draw:fill="solid" draw:fill-color="#33a02c"/>
    </style:style>
    <style:style style:name="P11" style:family="paragraph">
      <loext:graphic-properties draw:fill="solid" draw:fill-color="#fb9a99"/>
    </style:style>
    <style:style style:name="P12" style:family="paragraph">
      <loext:graphic-properties draw:fill="solid" draw:fill-color="#fdbf6f"/>
    </style:style>
    <style:style style:name="P13" style:family="paragraph">
      <loext:graphic-properties draw:fill="solid" draw:fill-color="#ff7f00"/>
    </style:style>
    <style:style style:name="P14" style:family="paragraph">
      <loext:graphic-properties draw:fill="solid" draw:fill-color="#cab2d6"/>
    </style:style>
    <style:style style:name="P15" style:family="paragraph">
      <loext:graphic-properties draw:fill="solid" draw:fill-color="#6a3d9a"/>
    </style:style>
    <style:style style:name="P16" style:family="paragraph">
      <loext:graphic-properties draw:fill="solid" draw:fill-color="#ffff99"/>
    </style:style>
    <style:style style:name="P17" style:family="paragraph">
      <loext:graphic-properties draw:fill="solid" draw:fill-color="#e31a1c"/>
    </style:style>
    <style:style style:name="P18" style:family="paragraph">
      <loext:graphic-properties draw:fill="solid" draw:fill-color="#b15928"/>
    </style:style>
    <style:style style:name="P19" style:family="paragraph">
      <style:text-properties fo:font-size="15pt" fo:font-weight="bold"/>
    </style:style>
    <style:style style:name="P20" style:family="paragraph">
      <loext:graphic-properties draw:fill="none" draw:fill-color="#ffffff"/>
      <style:text-properties style:font-name="Arial" fo:font-size="15pt" fo:font-weight="bold" style:font-size-asian="16pt" style:font-size-complex="16pt"/>
    </style:style>
    <style:style style:name="P21" style:family="paragraph">
      <loext:graphic-properties draw:fill="none" draw:fill-color="#ffffff"/>
      <style:text-properties style:font-name="Arial" fo:font-size="16pt" style:font-size-asian="16pt" style:font-size-complex="16pt"/>
    </style:style>
    <style:style style:name="P22" style:family="paragraph">
      <style:text-properties fo:color="#c9211e" fo:font-size="16pt"/>
    </style:style>
    <style:style style:name="P23" style:family="paragraph">
      <loext:graphic-properties draw:fill="none" draw:fill-color="#ffffff"/>
      <style:text-properties fo:color="#c9211e" style:font-name="Arial" fo:font-size="16pt" style:font-size-asian="18pt" style:font-size-complex="18pt"/>
    </style:style>
    <style:style style:name="P24" style:family="paragraph">
      <style:text-properties fo:color="#5983b0" fo:font-size="16pt" style:font-size-asian="16pt" style:font-size-complex="16pt"/>
    </style:style>
    <style:style style:name="P25" style:family="paragraph">
      <loext:graphic-properties draw:fill="none" draw:fill-color="#ffffff"/>
      <style:text-properties fo:color="#5983b0" style:font-name="Arial" fo:font-size="16pt" style:font-size-asian="16pt" style:font-size-complex="16pt"/>
    </style:style>
    <style:style style:name="P26" style:family="paragraph">
      <style:text-properties fo:color="#c9211e" fo:font-size="14pt"/>
    </style:style>
    <style:style style:name="P27" style:family="paragraph">
      <loext:graphic-properties draw:fill="none" draw:fill-color="#ffffff"/>
      <style:text-properties fo:color="#c9211e" style:font-name="Arial" fo:font-size="14pt" style:font-size-asian="18pt" style:font-size-complex="18pt"/>
    </style:style>
    <style:style style:name="T1" style:family="text">
      <style:text-properties fo:color="#000000" style:font-name="Helvetica1" fo:font-size="10pt" style:font-size-asian="10pt" style:font-name-complex="Helvetica1" style:font-size-complex="10pt"/>
    </style:style>
    <style:style style:name="T2" style:family="text">
      <style:text-properties fo:color="#000000" style:font-name="Helvetica1" fo:font-size="9pt" style:font-size-asian="9pt" style:font-name-complex="Helvetica1" style:font-size-complex="9pt"/>
    </style:style>
    <style:style style:name="T3" style:family="text">
      <style:text-properties style:font-name="Arial" style:font-size-asian="18pt" style:font-weight-asian="bold" style:font-size-complex="18pt" style:font-weight-complex="bold"/>
    </style:style>
    <style:style style:name="T4" style:family="text">
      <style:text-properties style:font-name="Arial" fo:font-size="18pt" fo:font-weight="bold" style:font-size-asian="18pt" style:font-weight-asian="bold" style:font-size-complex="18pt" style:font-weight-complex="bold"/>
    </style:style>
    <style:style style:name="T5" style:family="text">
      <style:text-properties fo:color="#c9211e" style:font-name="Arial" style:font-size-asian="18pt" style:font-size-complex="18pt"/>
    </style:style>
    <style:style style:name="T6" style:family="text">
      <style:text-properties fo:color="#5983b0" style:font-name="Arial"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line draw:style-name="gr1" draw:text-style-name="P1" draw:layer="layout" svg:width="0cm" svg:height="0cm" svg:x="3.689cm" svg:y="18.864cm" svg:viewBox="0 0 0 0" draw:points="0,0">
          <text:p/>
        </draw:polyline>
        <draw:line draw:style-name="gr1" draw:text-style-name="P1" draw:layer="layout" svg:x1="3.689cm" svg:y1="18.104cm" svg:x2="4.094cm" svg:y2="18.104cm">
          <text:p/>
        </draw:line>
        <draw:line draw:style-name="gr1" draw:text-style-name="P1" draw:layer="layout" svg:x1="2.989cm" svg:y1="19.622cm" svg:x2="3.539cm" svg:y2="19.622cm">
          <text:p/>
        </draw:line>
        <draw:line draw:style-name="gr1" draw:text-style-name="P1" draw:layer="layout" svg:x1="3.333cm" svg:y1="21.141cm" svg:x2="3.606cm" svg:y2="21.141cm">
          <text:p/>
        </draw:line>
        <draw:line draw:style-name="gr1" draw:text-style-name="P1" draw:layer="layout" svg:x1="3.333cm" svg:y1="20.382cm" svg:x2="3.405cm" svg:y2="20.382cm">
          <text:p/>
        </draw:line>
        <draw:line draw:style-name="gr1" draw:text-style-name="P1" draw:layer="layout" svg:x1="7.12cm" svg:y1="17.345cm" svg:x2="7.598cm" svg:y2="17.345cm">
          <text:p/>
        </draw:line>
        <draw:line draw:style-name="gr1" draw:text-style-name="P1" draw:layer="layout" svg:x1="7.445cm" svg:y1="16.586cm" svg:x2="7.502cm" svg:y2="16.586cm">
          <text:p/>
        </draw:line>
        <draw:polyline draw:style-name="gr1" draw:text-style-name="P1" draw:layer="layout" svg:width="0cm" svg:height="0cm" svg:x="7.445cm" svg:y="15.827cm" svg:viewBox="0 0 0 0" draw:points="0,0">
          <text:p/>
        </draw:polyline>
        <draw:polyline draw:style-name="gr1" draw:text-style-name="P1" draw:layer="layout" svg:width="0cm" svg:height="0cm" svg:x="7.445cm" svg:y="15.066cm" svg:viewBox="0 0 0 0" draw:points="0,0">
          <text:p/>
        </draw:polyline>
        <draw:polyline draw:style-name="gr1" draw:text-style-name="P1" draw:layer="layout" svg:width="0cm" svg:height="0cm" svg:x="7.563cm" svg:y="14.308cm" svg:viewBox="0 0 0 0" draw:points="0,0">
          <text:p/>
        </draw:polyline>
        <draw:polyline draw:style-name="gr1" draw:text-style-name="P1" draw:layer="layout" svg:width="0cm" svg:height="0cm" svg:x="7.563cm" svg:y="13.548cm" svg:viewBox="0 0 0 0" draw:points="0,0">
          <text:p/>
        </draw:polyline>
        <draw:polyline draw:style-name="gr1" draw:text-style-name="P1" draw:layer="layout" svg:width="0cm" svg:height="0cm" svg:x="7.563cm" svg:y="12.789cm" svg:viewBox="0 0 0 0" draw:points="0,0">
          <text:p/>
        </draw:polyline>
        <draw:polyline draw:style-name="gr1" draw:text-style-name="P1" draw:layer="layout" svg:width="0cm" svg:height="0cm" svg:x="7.505cm" svg:y="12.03cm" svg:viewBox="0 0 0 0" draw:points="0,0">
          <text:p/>
        </draw:polyline>
        <draw:polyline draw:style-name="gr1" draw:text-style-name="P1" draw:layer="layout" svg:width="0cm" svg:height="0cm" svg:x="7.505cm" svg:y="11.271cm" svg:viewBox="0 0 0 0" draw:points="0,0">
          <text:p/>
        </draw:polyline>
        <draw:line draw:style-name="gr1" draw:text-style-name="P1" draw:layer="layout" svg:x1="7.505cm" svg:y1="10.511cm" svg:x2="7.632cm" svg:y2="10.511cm">
          <text:p/>
        </draw:line>
        <draw:polyline draw:style-name="gr1" draw:text-style-name="P1" draw:layer="layout" svg:width="0cm" svg:height="0cm" svg:x="7.257cm" svg:y="9.753cm" svg:viewBox="0 0 0 0" draw:points="0,0">
          <text:p/>
        </draw:polyline>
        <draw:line draw:style-name="gr1" draw:text-style-name="P1" draw:layer="layout" svg:x1="7.328cm" svg:y1="8.993cm" svg:x2="7.41cm" svg:y2="8.993cm">
          <text:p/>
        </draw:line>
        <draw:line draw:style-name="gr1" draw:text-style-name="P1" draw:layer="layout" svg:x1="7.328cm" svg:y1="8.235cm" svg:x2="7.387cm" svg:y2="8.235cm">
          <text:p/>
        </draw:line>
        <draw:polyline draw:style-name="gr1" draw:text-style-name="P1" draw:layer="layout" svg:width="0cm" svg:height="0cm" svg:x="7.328cm" svg:y="7.475cm" svg:viewBox="0 0 0 0" draw:points="0,0">
          <text:p/>
        </draw:polyline>
        <draw:line draw:style-name="gr1" draw:text-style-name="P1" draw:layer="layout" svg:x1="7.328cm" svg:y1="6.716cm" svg:x2="7.387cm" svg:y2="6.716cm">
          <text:p/>
        </draw:line>
        <draw:polyline draw:style-name="gr1" draw:text-style-name="P1" draw:layer="layout" svg:width="0cm" svg:height="0cm" svg:x="7.503cm" svg:y="4.438cm" svg:viewBox="0 0 0 0" draw:points="0,0">
          <text:p/>
        </draw:polyline>
        <draw:polyline draw:style-name="gr1" draw:text-style-name="P1" draw:layer="layout" svg:width="0cm" svg:height="0cm" svg:x="7.503cm" svg:y="3.679cm" svg:viewBox="0 0 0 0" draw:points="0,0">
          <text:p/>
        </draw:polyline>
        <draw:polyline draw:style-name="gr1" draw:text-style-name="P1" draw:layer="layout" svg:width="0cm" svg:height="0cm" svg:x="7.561cm" svg:y="2.92cm" svg:viewBox="0 0 0 0" draw:points="0,0">
          <text:p/>
        </draw:polyline>
        <draw:polyline draw:style-name="gr1" draw:text-style-name="P1" draw:layer="layout" svg:width="0cm" svg:height="0cm" svg:x="7.561cm" svg:y="2.16cm" svg:viewBox="0 0 0 0" draw:points="0,0">
          <text:p/>
        </draw:polyline>
        <draw:polyline draw:style-name="gr1" draw:text-style-name="P1" draw:layer="layout" svg:width="0cm" svg:height="0cm" svg:x="7.561cm" svg:y="1.401cm" svg:viewBox="0 0 0 0" draw:points="0,0">
          <text:p/>
        </draw:polyline>
        <draw:polyline draw:style-name="gr1" draw:text-style-name="P1" draw:layer="layout" svg:width="0cm" svg:height="0cm" svg:x="7.386cm" svg:y="5.957cm" svg:viewBox="0 0 0 0" draw:points="0,0">
          <text:p/>
        </draw:polyline>
        <draw:polyline draw:style-name="gr1" draw:text-style-name="P1" draw:layer="layout" svg:width="0cm" svg:height="0cm" svg:x="7.386cm" svg:y="5.198cm" svg:viewBox="0 0 0 0" draw:points="0,0">
          <text:p/>
        </draw:polyline>
        <draw:polyline draw:style-name="gr1" draw:text-style-name="P1" draw:layer="layout" svg:width="0cm" svg:height="0cm" svg:x="2.79cm" svg:y="17.405cm" svg:viewBox="0 0 0 0" draw:points="0,0">
          <text:p/>
        </draw:polyline>
        <draw:line draw:style-name="gr1" draw:text-style-name="P1" draw:layer="layout" svg:x1="2.989cm" svg:y1="18.484cm" svg:x2="3.689cm" svg:y2="18.484cm">
          <text:p/>
        </draw:line>
        <draw:line draw:style-name="gr1" draw:text-style-name="P1" draw:layer="layout" svg:x1="2.79cm" svg:y1="19.054cm" svg:x2="2.989cm" svg:y2="19.054cm">
          <text:p/>
        </draw:line>
        <draw:line draw:style-name="gr1" draw:text-style-name="P1" draw:layer="layout" svg:x1="2.79cm" svg:y1="20.761cm" svg:x2="3.334cm" svg:y2="20.761cm">
          <text:p/>
        </draw:line>
        <draw:line draw:style-name="gr1" draw:text-style-name="P1" draw:layer="layout" svg:x1="2.79cm" svg:y1="12.402cm" svg:x2="6.961cm" svg:y2="12.402cm">
          <text:p/>
        </draw:line>
        <draw:line draw:style-name="gr1" draw:text-style-name="P1" draw:layer="layout" svg:x1="6.961cm" svg:y1="15.827cm" svg:x2="7.12cm" svg:y2="15.827cm">
          <text:p/>
        </draw:line>
        <draw:line draw:style-name="gr1" draw:text-style-name="P1" draw:layer="layout" svg:x1="7.12cm" svg:y1="14.308cm" svg:x2="7.299cm" svg:y2="14.308cm">
          <text:p/>
        </draw:line>
        <draw:line draw:style-name="gr1" draw:text-style-name="P1" draw:layer="layout" svg:x1="7.299cm" svg:y1="16.016cm" svg:x2="7.445cm" svg:y2="16.016cm">
          <text:p/>
        </draw:line>
        <draw:polyline draw:style-name="gr1" draw:text-style-name="P1" draw:layer="layout" svg:width="0cm" svg:height="0cm" svg:x="7.445cm" svg:y="15.448cm" svg:viewBox="0 0 0 0" draw:points="0,0">
          <text:p/>
        </draw:polyline>
        <draw:line draw:style-name="gr1" draw:text-style-name="P1" draw:layer="layout" svg:x1="7.299cm" svg:y1="12.599cm" svg:x2="7.506cm" svg:y2="12.599cm">
          <text:p/>
        </draw:line>
        <draw:line draw:style-name="gr1" draw:text-style-name="P1" draw:layer="layout" svg:x1="7.505cm" svg:y1="13.739cm" svg:x2="7.562cm" svg:y2="13.739cm">
          <text:p/>
        </draw:line>
        <draw:polyline draw:style-name="gr1" draw:text-style-name="P1" draw:layer="layout" svg:width="0cm" svg:height="0cm" svg:x="7.563cm" svg:y="13.169cm" svg:viewBox="0 0 0 0" draw:points="0,0">
          <text:p/>
        </draw:polyline>
        <draw:polyline draw:style-name="gr1" draw:text-style-name="P1" draw:layer="layout" svg:width="0cm" svg:height="0cm" svg:x="7.505cm" svg:y="11.46cm" svg:viewBox="0 0 0 0" draw:points="0,0">
          <text:p/>
        </draw:polyline>
        <draw:polyline draw:style-name="gr1" draw:text-style-name="P1" draw:layer="layout" svg:width="0cm" svg:height="0cm" svg:x="7.505cm" svg:y="10.892cm" svg:viewBox="0 0 0 0" draw:points="0,0">
          <text:p/>
        </draw:polyline>
        <draw:line draw:style-name="gr1" draw:text-style-name="P1" draw:layer="layout" svg:x1="6.961cm" svg:y1="8.977cm" svg:x2="7.257cm" svg:y2="8.977cm">
          <text:p/>
        </draw:line>
        <draw:line draw:style-name="gr1" draw:text-style-name="P1" draw:layer="layout" svg:x1="7.257cm" svg:y1="8.199cm" svg:x2="7.328cm" svg:y2="8.199cm">
          <text:p/>
        </draw:line>
        <draw:polyline draw:style-name="gr1" draw:text-style-name="P1" draw:layer="layout" svg:width="0cm" svg:height="0cm" svg:x="7.328cm" svg:y="7.407cm" svg:viewBox="0 0 0 0" draw:points="0,0">
          <text:p/>
        </draw:polyline>
        <draw:polyline draw:style-name="gr1" draw:text-style-name="P1" draw:layer="layout" svg:width="0cm" svg:height="0cm" svg:x="7.328cm" svg:y="6.58cm" svg:viewBox="0 0 0 0" draw:points="0,0">
          <text:p/>
        </draw:polyline>
        <draw:polyline draw:style-name="gr1" draw:text-style-name="P1" draw:layer="layout" svg:width="0cm" svg:height="0cm" svg:x="7.328cm" svg:y="5.683cm" svg:viewBox="0 0 0 0" draw:points="0,0">
          <text:p/>
        </draw:polyline>
        <draw:line draw:style-name="gr1" draw:text-style-name="P1" draw:layer="layout" svg:x1="7.328cm" svg:y1="4.652cm" svg:x2="7.386cm" svg:y2="4.652cm">
          <text:p/>
        </draw:line>
        <draw:line draw:style-name="gr1" draw:text-style-name="P1" draw:layer="layout" svg:x1="7.386cm" svg:y1="3.726cm" svg:x2="7.503cm" svg:y2="3.726cm">
          <text:p/>
        </draw:line>
        <draw:polyline draw:style-name="gr1" draw:text-style-name="P1" draw:layer="layout" svg:width="0cm" svg:height="0cm" svg:x="7.503cm" svg:y="3.014cm" svg:viewBox="0 0 0 0" draw:points="0,0">
          <text:p/>
        </draw:polyline>
        <draw:line draw:style-name="gr1" draw:text-style-name="P1" draw:layer="layout" svg:x1="7.503cm" svg:y1="2.349cm" svg:x2="7.562cm" svg:y2="2.349cm">
          <text:p/>
        </draw:line>
        <draw:polyline draw:style-name="gr1" draw:text-style-name="P1" draw:layer="layout" svg:width="0cm" svg:height="0cm" svg:x="7.561cm" svg:y="1.781cm" svg:viewBox="0 0 0 0" draw:points="0,0">
          <text:p/>
        </draw:polyline>
        <draw:polyline draw:style-name="gr1" draw:text-style-name="P1" draw:layer="layout" svg:width="0cm" svg:height="0cm" svg:x="7.386cm" svg:y="5.577cm" svg:viewBox="0 0 0 0" draw:points="0,0">
          <text:p/>
        </draw:polyline>
        <draw:line draw:style-name="gr1" draw:text-style-name="P1" draw:layer="layout" svg:x1="3.689cm" svg:y1="18.484cm" svg:x2="3.689cm" svg:y2="18.864cm">
          <text:p/>
        </draw:line>
        <draw:line draw:style-name="gr1" draw:text-style-name="P1" draw:layer="layout" svg:x1="3.689cm" svg:y1="18.484cm" svg:x2="3.689cm" svg:y2="18.104cm">
          <text:p/>
        </draw:line>
        <draw:line draw:style-name="gr1" draw:text-style-name="P1" draw:layer="layout" svg:x1="2.989cm" svg:y1="19.054cm" svg:x2="2.989cm" svg:y2="19.623cm">
          <text:p/>
        </draw:line>
        <draw:line draw:style-name="gr1" draw:text-style-name="P1" draw:layer="layout" svg:x1="3.333cm" svg:y1="20.761cm" svg:x2="3.333cm" svg:y2="21.141cm">
          <text:p/>
        </draw:line>
        <draw:line draw:style-name="gr1" draw:text-style-name="P1" draw:layer="layout" svg:x1="3.333cm" svg:y1="20.762cm" svg:x2="3.333cm" svg:y2="20.382cm">
          <text:p/>
        </draw:line>
        <draw:line draw:style-name="gr1" draw:text-style-name="P1" draw:layer="layout" svg:x1="7.12cm" svg:y1="15.827cm" svg:x2="7.12cm" svg:y2="17.345cm">
          <text:p/>
        </draw:line>
        <draw:line draw:style-name="gr1" draw:text-style-name="P1" draw:layer="layout" svg:x1="7.445cm" svg:y1="16.016cm" svg:x2="7.445cm" svg:y2="16.585cm">
          <text:p/>
        </draw:line>
        <draw:line draw:style-name="gr1" draw:text-style-name="P1" draw:layer="layout" svg:x1="7.445cm" svg:y1="15.448cm" svg:x2="7.445cm" svg:y2="15.828cm">
          <text:p/>
        </draw:line>
        <draw:line draw:style-name="gr1" draw:text-style-name="P1" draw:layer="layout" svg:x1="7.445cm" svg:y1="15.447cm" svg:x2="7.445cm" svg:y2="15.066cm">
          <text:p/>
        </draw:line>
        <draw:line draw:style-name="gr1" draw:text-style-name="P1" draw:layer="layout" svg:x1="7.563cm" svg:y1="13.739cm" svg:x2="7.563cm" svg:y2="14.307cm">
          <text:p/>
        </draw:line>
        <draw:line draw:style-name="gr1" draw:text-style-name="P1" draw:layer="layout" svg:x1="7.563cm" svg:y1="13.169cm" svg:x2="7.563cm" svg:y2="13.549cm">
          <text:p/>
        </draw:line>
        <draw:line draw:style-name="gr1" draw:text-style-name="P1" draw:layer="layout" svg:x1="7.563cm" svg:y1="13.169cm" svg:x2="7.563cm" svg:y2="12.789cm">
          <text:p/>
        </draw:line>
        <draw:line draw:style-name="gr1" draw:text-style-name="P1" draw:layer="layout" svg:x1="7.505cm" svg:y1="11.46cm" svg:x2="7.505cm" svg:y2="12.029cm">
          <text:p/>
        </draw:line>
        <draw:line draw:style-name="gr1" draw:text-style-name="P1" draw:layer="layout" svg:x1="7.505cm" svg:y1="10.892cm" svg:x2="7.505cm" svg:y2="11.272cm">
          <text:p/>
        </draw:line>
        <draw:line draw:style-name="gr1" draw:text-style-name="P1" draw:layer="layout" svg:x1="7.505cm" svg:y1="10.891cm" svg:x2="7.505cm" svg:y2="10.511cm">
          <text:p/>
        </draw:line>
        <draw:line draw:style-name="gr1" draw:text-style-name="P1" draw:layer="layout" svg:x1="7.257cm" svg:y1="8.977cm" svg:x2="7.257cm" svg:y2="9.753cm">
          <text:p/>
        </draw:line>
        <draw:line draw:style-name="gr1" draw:text-style-name="P1" draw:layer="layout" svg:x1="7.328cm" svg:y1="8.199cm" svg:x2="7.328cm" svg:y2="8.993cm">
          <text:p/>
        </draw:line>
        <draw:line draw:style-name="gr1" draw:text-style-name="P1" draw:layer="layout" svg:x1="7.328cm" svg:y1="7.407cm" svg:x2="7.328cm" svg:y2="8.234cm">
          <text:p/>
        </draw:line>
        <draw:line draw:style-name="gr1" draw:text-style-name="P1" draw:layer="layout" svg:x1="7.328cm" svg:y1="6.58cm" svg:x2="7.328cm" svg:y2="7.475cm">
          <text:p/>
        </draw:line>
        <draw:line draw:style-name="gr1" draw:text-style-name="P1" draw:layer="layout" svg:x1="7.328cm" svg:y1="5.683cm" svg:x2="7.328cm" svg:y2="6.716cm">
          <text:p/>
        </draw:line>
        <draw:line draw:style-name="gr1" draw:text-style-name="P1" draw:layer="layout" svg:x1="7.503cm" svg:y1="3.726cm" svg:x2="7.503cm" svg:y2="4.438cm">
          <text:p/>
        </draw:line>
        <draw:line draw:style-name="gr1" draw:text-style-name="P1" draw:layer="layout" svg:x1="7.503cm" svg:y1="3.014cm" svg:x2="7.503cm" svg:y2="3.678cm">
          <text:p/>
        </draw:line>
        <draw:line draw:style-name="gr1" draw:text-style-name="P1" draw:layer="layout" svg:x1="7.561cm" svg:y1="2.349cm" svg:x2="7.561cm" svg:y2="2.919cm">
          <text:p/>
        </draw:line>
        <draw:line draw:style-name="gr1" draw:text-style-name="P1" draw:layer="layout" svg:x1="7.561cm" svg:y1="1.781cm" svg:x2="7.561cm" svg:y2="2.161cm">
          <text:p/>
        </draw:line>
        <draw:line draw:style-name="gr1" draw:text-style-name="P1" draw:layer="layout" svg:x1="7.561cm" svg:y1="1.781cm" svg:x2="7.561cm" svg:y2="1.401cm">
          <text:p/>
        </draw:line>
        <draw:line draw:style-name="gr1" draw:text-style-name="P1" draw:layer="layout" svg:x1="7.386cm" svg:y1="5.577cm" svg:x2="7.386cm" svg:y2="5.957cm">
          <text:p/>
        </draw:line>
        <draw:line draw:style-name="gr1" draw:text-style-name="P1" draw:layer="layout" svg:x1="7.386cm" svg:y1="5.578cm" svg:x2="7.386cm" svg:y2="5.198cm">
          <text:p/>
        </draw:line>
        <draw:polyline draw:style-name="gr1" draw:text-style-name="P1" draw:layer="layout" svg:width="0cm" svg:height="0cm" svg:x="2.79cm" svg:y="17.405cm" svg:viewBox="0 0 0 0" draw:points="0,0">
          <text:p/>
        </draw:polyline>
        <draw:line draw:style-name="gr1" draw:text-style-name="P1" draw:layer="layout" svg:x1="2.989cm" svg:y1="19.053cm" svg:x2="2.989cm" svg:y2="18.484cm">
          <text:p/>
        </draw:line>
        <draw:line draw:style-name="gr1" draw:text-style-name="P1" draw:layer="layout" svg:x1="2.79cm" svg:y1="17.405cm" svg:x2="2.79cm" svg:y2="19.053cm">
          <text:p/>
        </draw:line>
        <draw:line draw:style-name="gr1" draw:text-style-name="P1" draw:layer="layout" svg:x1="2.79cm" svg:y1="17.405cm" svg:x2="2.79cm" svg:y2="20.761cm">
          <text:p/>
        </draw:line>
        <draw:line draw:style-name="gr1" draw:text-style-name="P1" draw:layer="layout" svg:x1="2.79cm" svg:y1="17.406cm" svg:x2="2.79cm" svg:y2="12.402cm">
          <text:p/>
        </draw:line>
        <draw:line draw:style-name="gr1" draw:text-style-name="P1" draw:layer="layout" svg:x1="6.961cm" svg:y1="12.402cm" svg:x2="6.961cm" svg:y2="15.828cm">
          <text:p/>
        </draw:line>
        <draw:line draw:style-name="gr1" draw:text-style-name="P1" draw:layer="layout" svg:x1="7.12cm" svg:y1="15.827cm" svg:x2="7.12cm" svg:y2="14.308cm">
          <text:p/>
        </draw:line>
        <draw:line draw:style-name="gr1" draw:text-style-name="P1" draw:layer="layout" svg:x1="7.299cm" svg:y1="14.308cm" svg:x2="7.299cm" svg:y2="16.017cm">
          <text:p/>
        </draw:line>
        <draw:line draw:style-name="gr1" draw:text-style-name="P1" draw:layer="layout" svg:x1="7.445cm" svg:y1="16.017cm" svg:x2="7.445cm" svg:y2="15.448cm">
          <text:p/>
        </draw:line>
        <draw:line draw:style-name="gr1" draw:text-style-name="P1" draw:layer="layout" svg:x1="7.299cm" svg:y1="14.307cm" svg:x2="7.299cm" svg:y2="12.599cm">
          <text:p/>
        </draw:line>
        <draw:line draw:style-name="gr1" draw:text-style-name="P1" draw:layer="layout" svg:x1="7.505cm" svg:y1="12.599cm" svg:x2="7.505cm" svg:y2="13.739cm">
          <text:p/>
        </draw:line>
        <draw:line draw:style-name="gr1" draw:text-style-name="P1" draw:layer="layout" svg:x1="7.563cm" svg:y1="13.739cm" svg:x2="7.563cm" svg:y2="13.169cm">
          <text:p/>
        </draw:line>
        <draw:line draw:style-name="gr1" draw:text-style-name="P1" draw:layer="layout" svg:x1="7.505cm" svg:y1="12.599cm" svg:x2="7.505cm" svg:y2="11.46cm">
          <text:p/>
        </draw:line>
        <draw:line draw:style-name="gr1" draw:text-style-name="P1" draw:layer="layout" svg:x1="7.505cm" svg:y1="11.461cm" svg:x2="7.505cm" svg:y2="10.892cm">
          <text:p/>
        </draw:line>
        <draw:line draw:style-name="gr1" draw:text-style-name="P1" draw:layer="layout" svg:x1="6.961cm" svg:y1="12.402cm" svg:x2="6.961cm" svg:y2="8.977cm">
          <text:p/>
        </draw:line>
        <draw:line draw:style-name="gr1" draw:text-style-name="P1" draw:layer="layout" svg:x1="7.257cm" svg:y1="8.976cm" svg:x2="7.257cm" svg:y2="8.199cm">
          <text:p/>
        </draw:line>
        <draw:line draw:style-name="gr1" draw:text-style-name="P1" draw:layer="layout" svg:x1="7.328cm" svg:y1="8.2cm" svg:x2="7.328cm" svg:y2="7.407cm">
          <text:p/>
        </draw:line>
        <draw:line draw:style-name="gr1" draw:text-style-name="P1" draw:layer="layout" svg:x1="7.328cm" svg:y1="7.407cm" svg:x2="7.328cm" svg:y2="6.58cm">
          <text:p/>
        </draw:line>
        <draw:line draw:style-name="gr1" draw:text-style-name="P1" draw:layer="layout" svg:x1="7.328cm" svg:y1="6.58cm" svg:x2="7.328cm" svg:y2="5.683cm">
          <text:p/>
        </draw:line>
        <draw:line draw:style-name="gr1" draw:text-style-name="P1" draw:layer="layout" svg:x1="7.328cm" svg:y1="5.684cm" svg:x2="7.328cm" svg:y2="4.652cm">
          <text:p/>
        </draw:line>
        <draw:line draw:style-name="gr1" draw:text-style-name="P1" draw:layer="layout" svg:x1="7.386cm" svg:y1="4.651cm" svg:x2="7.386cm" svg:y2="3.726cm">
          <text:p/>
        </draw:line>
        <draw:line draw:style-name="gr1" draw:text-style-name="P1" draw:layer="layout" svg:x1="7.503cm" svg:y1="3.726cm" svg:x2="7.503cm" svg:y2="3.014cm">
          <text:p/>
        </draw:line>
        <draw:line draw:style-name="gr1" draw:text-style-name="P1" draw:layer="layout" svg:x1="7.503cm" svg:y1="3.014cm" svg:x2="7.503cm" svg:y2="2.349cm">
          <text:p/>
        </draw:line>
        <draw:line draw:style-name="gr1" draw:text-style-name="P1" draw:layer="layout" svg:x1="7.561cm" svg:y1="2.35cm" svg:x2="7.561cm" svg:y2="1.781cm">
          <text:p/>
        </draw:line>
        <draw:line draw:style-name="gr1" draw:text-style-name="P1" draw:layer="layout" svg:x1="7.386cm" svg:y1="4.652cm" svg:x2="7.386cm" svg:y2="5.578cm">
          <text:p/>
        </draw:line>
        <draw:polyline draw:style-name="gr2" draw:text-style-name="P1" draw:layer="layout" svg:width="0cm" svg:height="0cm" svg:x="3.689cm" svg:y="18.864cm" svg:viewBox="0 0 0 0" draw:points="0,0">
          <text:p/>
        </draw:polyline>
        <draw:line draw:style-name="gr2" draw:text-style-name="P1" draw:layer="layout" svg:x1="3.689cm" svg:y1="18.105cm" svg:x2="4.094cm" svg:y2="18.105cm">
          <text:p/>
        </draw:line>
        <draw:line draw:style-name="gr2" draw:text-style-name="P1" draw:layer="layout" svg:x1="2.989cm" svg:y1="19.624cm" svg:x2="3.539cm" svg:y2="19.624cm">
          <text:p/>
        </draw:line>
        <draw:line draw:style-name="gr2" draw:text-style-name="P1" draw:layer="layout" svg:x1="3.334cm" svg:y1="21.142cm" svg:x2="3.607cm" svg:y2="21.142cm">
          <text:p/>
        </draw:line>
        <draw:line draw:style-name="gr2" draw:text-style-name="P1" draw:layer="layout" svg:x1="3.334cm" svg:y1="20.382cm" svg:x2="3.406cm" svg:y2="20.382cm">
          <text:p/>
        </draw:line>
        <draw:line draw:style-name="gr2" draw:text-style-name="P1" draw:layer="layout" svg:x1="7.12cm" svg:y1="17.346cm" svg:x2="7.598cm" svg:y2="17.346cm">
          <text:p/>
        </draw:line>
        <draw:line draw:style-name="gr2" draw:text-style-name="P1" draw:layer="layout" svg:x1="7.445cm" svg:y1="16.587cm" svg:x2="7.502cm" svg:y2="16.587cm">
          <text:p/>
        </draw:line>
        <draw:polyline draw:style-name="gr2" draw:text-style-name="P1" draw:layer="layout" svg:width="0cm" svg:height="0cm" svg:x="7.445cm" svg:y="15.827cm" svg:viewBox="0 0 0 0" draw:points="0,0">
          <text:p/>
        </draw:polyline>
        <draw:polyline draw:style-name="gr2" draw:text-style-name="P1" draw:layer="layout" svg:width="0cm" svg:height="0cm" svg:x="7.445cm" svg:y="15.068cm" svg:viewBox="0 0 0 0" draw:points="0,0">
          <text:p/>
        </draw:polyline>
        <draw:polyline draw:style-name="gr2" draw:text-style-name="P1" draw:layer="layout" svg:width="0cm" svg:height="0cm" svg:x="7.563cm" svg:y="14.308cm" svg:viewBox="0 0 0 0" draw:points="0,0">
          <text:p/>
        </draw:polyline>
        <draw:polyline draw:style-name="gr2" draw:text-style-name="P1" draw:layer="layout" svg:width="0cm" svg:height="0cm" svg:x="7.563cm" svg:y="13.549cm" svg:viewBox="0 0 0 0" draw:points="0,0">
          <text:p/>
        </draw:polyline>
        <draw:polyline draw:style-name="gr2" draw:text-style-name="P1" draw:layer="layout" svg:width="0cm" svg:height="0cm" svg:x="7.563cm" svg:y="12.79cm" svg:viewBox="0 0 0 0" draw:points="0,0">
          <text:p/>
        </draw:polyline>
        <draw:polyline draw:style-name="gr2" draw:text-style-name="P1" draw:layer="layout" svg:width="0cm" svg:height="0cm" svg:x="7.506cm" svg:y="12.031cm" svg:viewBox="0 0 0 0" draw:points="0,0">
          <text:p/>
        </draw:polyline>
        <draw:polyline draw:style-name="gr2" draw:text-style-name="P1" draw:layer="layout" svg:width="0cm" svg:height="0cm" svg:x="7.506cm" svg:y="11.271cm" svg:viewBox="0 0 0 0" draw:points="0,0">
          <text:p/>
        </draw:polyline>
        <draw:line draw:style-name="gr2" draw:text-style-name="P1" draw:layer="layout" svg:x1="7.506cm" svg:y1="10.513cm" svg:x2="7.633cm" svg:y2="10.513cm">
          <text:p/>
        </draw:line>
        <draw:polyline draw:style-name="gr2" draw:text-style-name="P1" draw:layer="layout" svg:width="0cm" svg:height="0cm" svg:x="7.257cm" svg:y="9.753cm" svg:viewBox="0 0 0 0" draw:points="0,0">
          <text:p/>
        </draw:polyline>
        <draw:line draw:style-name="gr2" draw:text-style-name="P1" draw:layer="layout" svg:x1="7.328cm" svg:y1="8.994cm" svg:x2="7.41cm" svg:y2="8.994cm">
          <text:p/>
        </draw:line>
        <draw:line draw:style-name="gr2" draw:text-style-name="P1" draw:layer="layout" svg:x1="7.328cm" svg:y1="8.235cm" svg:x2="7.387cm" svg:y2="8.235cm">
          <text:p/>
        </draw:line>
        <draw:polyline draw:style-name="gr2" draw:text-style-name="P1" draw:layer="layout" svg:width="0cm" svg:height="0cm" svg:x="7.328cm" svg:y="7.476cm" svg:viewBox="0 0 0 0" draw:points="0,0">
          <text:p/>
        </draw:polyline>
        <draw:line draw:style-name="gr2" draw:text-style-name="P1" draw:layer="layout" svg:x1="7.328cm" svg:y1="6.716cm" svg:x2="7.387cm" svg:y2="6.716cm">
          <text:p/>
        </draw:line>
        <draw:polyline draw:style-name="gr2" draw:text-style-name="P1" draw:layer="layout" svg:width="0cm" svg:height="0cm" svg:x="7.503cm" svg:y="4.438cm" svg:viewBox="0 0 0 0" draw:points="0,0">
          <text:p/>
        </draw:polyline>
        <draw:polyline draw:style-name="gr2" draw:text-style-name="P1" draw:layer="layout" svg:width="0cm" svg:height="0cm" svg:x="7.503cm" svg:y="3.679cm" svg:viewBox="0 0 0 0" draw:points="0,0">
          <text:p/>
        </draw:polyline>
        <draw:polyline draw:style-name="gr2" draw:text-style-name="P1" draw:layer="layout" svg:width="0cm" svg:height="0cm" svg:x="7.562cm" svg:y="2.92cm" svg:viewBox="0 0 0 0" draw:points="0,0">
          <text:p/>
        </draw:polyline>
        <draw:polyline draw:style-name="gr2" draw:text-style-name="P1" draw:layer="layout" svg:width="0cm" svg:height="0cm" svg:x="7.562cm" svg:y="2.16cm" svg:viewBox="0 0 0 0" draw:points="0,0">
          <text:p/>
        </draw:polyline>
        <draw:polyline draw:style-name="gr2" draw:text-style-name="P1" draw:layer="layout" svg:width="0cm" svg:height="0cm" svg:x="7.562cm" svg:y="1.401cm" svg:viewBox="0 0 0 0" draw:points="0,0">
          <text:p/>
        </draw:polyline>
        <draw:polyline draw:style-name="gr2" draw:text-style-name="P1" draw:layer="layout" svg:width="0cm" svg:height="0cm" svg:x="7.386cm" svg:y="5.957cm" svg:viewBox="0 0 0 0" draw:points="0,0">
          <text:p/>
        </draw:polyline>
        <draw:polyline draw:style-name="gr2" draw:text-style-name="P1" draw:layer="layout" svg:width="0cm" svg:height="0cm" svg:x="7.386cm" svg:y="5.198cm" svg:viewBox="0 0 0 0" draw:points="0,0">
          <text:p/>
        </draw:polyline>
        <draw:polyline draw:style-name="gr2" draw:text-style-name="P1" draw:layer="layout" svg:width="0cm" svg:height="0cm" svg:x="2.79cm" svg:y="17.405cm" svg:viewBox="0 0 0 0" draw:points="0,0">
          <text:p/>
        </draw:polyline>
        <draw:line draw:style-name="gr2" draw:text-style-name="P1" draw:layer="layout" svg:x1="2.989cm" svg:y1="18.485cm" svg:x2="3.689cm" svg:y2="18.485cm">
          <text:p/>
        </draw:line>
        <draw:line draw:style-name="gr2" draw:text-style-name="P1" draw:layer="layout" svg:x1="2.79cm" svg:y1="19.054cm" svg:x2="2.989cm" svg:y2="19.054cm">
          <text:p/>
        </draw:line>
        <draw:line draw:style-name="gr2" draw:text-style-name="P1" draw:layer="layout" svg:x1="2.79cm" svg:y1="20.761cm" svg:x2="3.334cm" svg:y2="20.761cm">
          <text:p/>
        </draw:line>
        <draw:line draw:style-name="gr2" draw:text-style-name="P1" draw:layer="layout" svg:x1="2.79cm" svg:y1="12.402cm" svg:x2="6.961cm" svg:y2="12.402cm">
          <text:p/>
        </draw:line>
        <draw:line draw:style-name="gr2" draw:text-style-name="P1" draw:layer="layout" svg:x1="6.96cm" svg:y1="15.827cm" svg:x2="7.119cm" svg:y2="15.827cm">
          <text:p/>
        </draw:line>
        <draw:line draw:style-name="gr2" draw:text-style-name="P1" draw:layer="layout" svg:x1="7.12cm" svg:y1="14.308cm" svg:x2="7.299cm" svg:y2="14.308cm">
          <text:p/>
        </draw:line>
        <draw:line draw:style-name="gr2" draw:text-style-name="P1" draw:layer="layout" svg:x1="7.299cm" svg:y1="16.017cm" svg:x2="7.445cm" svg:y2="16.017cm">
          <text:p/>
        </draw:line>
        <draw:polyline draw:style-name="gr2" draw:text-style-name="P1" draw:layer="layout" svg:width="0cm" svg:height="0cm" svg:x="7.445cm" svg:y="15.448cm" svg:viewBox="0 0 0 0" draw:points="0,0">
          <text:p/>
        </draw:polyline>
        <draw:line draw:style-name="gr2" draw:text-style-name="P1" draw:layer="layout" svg:x1="7.299cm" svg:y1="12.599cm" svg:x2="7.506cm" svg:y2="12.599cm">
          <text:p/>
        </draw:line>
        <draw:line draw:style-name="gr2" draw:text-style-name="P1" draw:layer="layout" svg:x1="7.506cm" svg:y1="13.739cm" svg:x2="7.563cm" svg:y2="13.739cm">
          <text:p/>
        </draw:line>
        <draw:polyline draw:style-name="gr2" draw:text-style-name="P1" draw:layer="layout" svg:width="0cm" svg:height="0cm" svg:x="7.563cm" svg:y="13.169cm" svg:viewBox="0 0 0 0" draw:points="0,0">
          <text:p/>
        </draw:polyline>
        <draw:polyline draw:style-name="gr2" draw:text-style-name="P1" draw:layer="layout" svg:width="0cm" svg:height="0cm" svg:x="7.506cm" svg:y="11.461cm" svg:viewBox="0 0 0 0" draw:points="0,0">
          <text:p/>
        </draw:polyline>
        <draw:polyline draw:style-name="gr2" draw:text-style-name="P1" draw:layer="layout" svg:width="0cm" svg:height="0cm" svg:x="7.506cm" svg:y="10.892cm" svg:viewBox="0 0 0 0" draw:points="0,0">
          <text:p/>
        </draw:polyline>
        <draw:line draw:style-name="gr2" draw:text-style-name="P1" draw:layer="layout" svg:x1="6.96cm" svg:y1="8.977cm" svg:x2="7.256cm" svg:y2="8.977cm">
          <text:p/>
        </draw:line>
        <draw:line draw:style-name="gr2" draw:text-style-name="P1" draw:layer="layout" svg:x1="7.257cm" svg:y1="8.2cm" svg:x2="7.328cm" svg:y2="8.2cm">
          <text:p/>
        </draw:line>
        <draw:polyline draw:style-name="gr2" draw:text-style-name="P1" draw:layer="layout" svg:width="0cm" svg:height="0cm" svg:x="7.328cm" svg:y="7.407cm" svg:viewBox="0 0 0 0" draw:points="0,0">
          <text:p/>
        </draw:polyline>
        <draw:polyline draw:style-name="gr2" draw:text-style-name="P1" draw:layer="layout" svg:width="0cm" svg:height="0cm" svg:x="7.328cm" svg:y="6.58cm" svg:viewBox="0 0 0 0" draw:points="0,0">
          <text:p/>
        </draw:polyline>
        <draw:polyline draw:style-name="gr2" draw:text-style-name="P1" draw:layer="layout" svg:width="0cm" svg:height="0cm" svg:x="7.328cm" svg:y="5.684cm" svg:viewBox="0 0 0 0" draw:points="0,0">
          <text:p/>
        </draw:polyline>
        <draw:line draw:style-name="gr2" draw:text-style-name="P1" draw:layer="layout" svg:x1="7.328cm" svg:y1="4.652cm" svg:x2="7.386cm" svg:y2="4.652cm">
          <text:p/>
        </draw:line>
        <draw:line draw:style-name="gr2" draw:text-style-name="P1" draw:layer="layout" svg:x1="7.386cm" svg:y1="3.726cm" svg:x2="7.503cm" svg:y2="3.726cm">
          <text:p/>
        </draw:line>
        <draw:polyline draw:style-name="gr2" draw:text-style-name="P1" draw:layer="layout" svg:width="0cm" svg:height="0cm" svg:x="7.503cm" svg:y="3.015cm" svg:viewBox="0 0 0 0" draw:points="0,0">
          <text:p/>
        </draw:polyline>
        <draw:line draw:style-name="gr2" draw:text-style-name="P1" draw:layer="layout" svg:x1="7.503cm" svg:y1="2.35cm" svg:x2="7.562cm" svg:y2="2.35cm">
          <text:p/>
        </draw:line>
        <draw:polyline draw:style-name="gr2" draw:text-style-name="P1" draw:layer="layout" svg:width="0cm" svg:height="0cm" svg:x="7.562cm" svg:y="1.781cm" svg:viewBox="0 0 0 0" draw:points="0,0">
          <text:p/>
        </draw:polyline>
        <draw:polyline draw:style-name="gr2" draw:text-style-name="P1" draw:layer="layout" svg:width="0cm" svg:height="0cm" svg:x="7.386cm" svg:y="5.577cm" svg:viewBox="0 0 0 0" draw:points="0,0">
          <text:p/>
        </draw:polyline>
        <draw:line draw:style-name="gr2" draw:text-style-name="P1" draw:layer="layout" svg:x1="3.689cm" svg:y1="18.485cm" svg:x2="3.689cm" svg:y2="18.865cm">
          <text:p/>
        </draw:line>
        <draw:line draw:style-name="gr2" draw:text-style-name="P1" draw:layer="layout" svg:x1="3.689cm" svg:y1="18.485cm" svg:x2="3.689cm" svg:y2="18.105cm">
          <text:p/>
        </draw:line>
        <draw:line draw:style-name="gr2" draw:text-style-name="P1" draw:layer="layout" svg:x1="2.989cm" svg:y1="19.054cm" svg:x2="2.989cm" svg:y2="19.623cm">
          <text:p/>
        </draw:line>
        <draw:line draw:style-name="gr2" draw:text-style-name="P1" draw:layer="layout" svg:x1="3.334cm" svg:y1="20.761cm" svg:x2="3.334cm" svg:y2="21.141cm">
          <text:p/>
        </draw:line>
        <draw:line draw:style-name="gr2" draw:text-style-name="P1" draw:layer="layout" svg:x1="3.334cm" svg:y1="20.762cm" svg:x2="3.334cm" svg:y2="20.382cm">
          <text:p/>
        </draw:line>
        <draw:line draw:style-name="gr2" draw:text-style-name="P1" draw:layer="layout" svg:x1="7.12cm" svg:y1="15.827cm" svg:x2="7.12cm" svg:y2="17.345cm">
          <text:p/>
        </draw:line>
        <draw:line draw:style-name="gr2" draw:text-style-name="P1" draw:layer="layout" svg:x1="7.445cm" svg:y1="16.017cm" svg:x2="7.445cm" svg:y2="16.586cm">
          <text:p/>
        </draw:line>
        <draw:line draw:style-name="gr2" draw:text-style-name="P1" draw:layer="layout" svg:x1="7.445cm" svg:y1="15.448cm" svg:x2="7.445cm" svg:y2="15.828cm">
          <text:p/>
        </draw:line>
        <draw:line draw:style-name="gr2" draw:text-style-name="P1" draw:layer="layout" svg:x1="7.445cm" svg:y1="15.449cm" svg:x2="7.445cm" svg:y2="15.068cm">
          <text:p/>
        </draw:line>
        <draw:line draw:style-name="gr2" draw:text-style-name="P1" draw:layer="layout" svg:x1="7.563cm" svg:y1="13.739cm" svg:x2="7.563cm" svg:y2="14.307cm">
          <text:p/>
        </draw:line>
        <draw:line draw:style-name="gr2" draw:text-style-name="P1" draw:layer="layout" svg:x1="7.563cm" svg:y1="13.169cm" svg:x2="7.563cm" svg:y2="13.549cm">
          <text:p/>
        </draw:line>
        <draw:line draw:style-name="gr2" draw:text-style-name="P1" draw:layer="layout" svg:x1="7.563cm" svg:y1="13.17cm" svg:x2="7.563cm" svg:y2="12.79cm">
          <text:p/>
        </draw:line>
        <draw:line draw:style-name="gr2" draw:text-style-name="P1" draw:layer="layout" svg:x1="7.506cm" svg:y1="11.461cm" svg:x2="7.506cm" svg:y2="12.03cm">
          <text:p/>
        </draw:line>
        <draw:line draw:style-name="gr2" draw:text-style-name="P1" draw:layer="layout" svg:x1="7.506cm" svg:y1="10.892cm" svg:x2="7.506cm" svg:y2="11.272cm">
          <text:p/>
        </draw:line>
        <draw:line draw:style-name="gr2" draw:text-style-name="P1" draw:layer="layout" svg:x1="7.506cm" svg:y1="10.893cm" svg:x2="7.506cm" svg:y2="10.513cm">
          <text:p/>
        </draw:line>
        <draw:line draw:style-name="gr2" draw:text-style-name="P1" draw:layer="layout" svg:x1="7.257cm" svg:y1="8.977cm" svg:x2="7.257cm" svg:y2="9.753cm">
          <text:p/>
        </draw:line>
        <draw:line draw:style-name="gr2" draw:text-style-name="P1" draw:layer="layout" svg:x1="7.328cm" svg:y1="8.2cm" svg:x2="7.328cm" svg:y2="8.994cm">
          <text:p/>
        </draw:line>
        <draw:line draw:style-name="gr2" draw:text-style-name="P1" draw:layer="layout" svg:x1="7.328cm" svg:y1="7.407cm" svg:x2="7.328cm" svg:y2="8.234cm">
          <text:p/>
        </draw:line>
        <draw:line draw:style-name="gr2" draw:text-style-name="P1" draw:layer="layout" svg:x1="7.328cm" svg:y1="6.58cm" svg:x2="7.328cm" svg:y2="7.475cm">
          <text:p/>
        </draw:line>
        <draw:line draw:style-name="gr2" draw:text-style-name="P1" draw:layer="layout" svg:x1="7.328cm" svg:y1="5.684cm" svg:x2="7.328cm" svg:y2="6.717cm">
          <text:p/>
        </draw:line>
        <draw:line draw:style-name="gr2" draw:text-style-name="P1" draw:layer="layout" svg:x1="7.503cm" svg:y1="3.726cm" svg:x2="7.503cm" svg:y2="4.438cm">
          <text:p/>
        </draw:line>
        <draw:line draw:style-name="gr2" draw:text-style-name="P1" draw:layer="layout" svg:x1="7.503cm" svg:y1="3.015cm" svg:x2="7.503cm" svg:y2="3.679cm">
          <text:p/>
        </draw:line>
        <draw:line draw:style-name="gr2" draw:text-style-name="P1" draw:layer="layout" svg:x1="7.562cm" svg:y1="2.35cm" svg:x2="7.562cm" svg:y2="2.92cm">
          <text:p/>
        </draw:line>
        <draw:line draw:style-name="gr2" draw:text-style-name="P1" draw:layer="layout" svg:x1="7.562cm" svg:y1="1.781cm" svg:x2="7.562cm" svg:y2="2.161cm">
          <text:p/>
        </draw:line>
        <draw:line draw:style-name="gr2" draw:text-style-name="P1" draw:layer="layout" svg:x1="7.562cm" svg:y1="1.781cm" svg:x2="7.562cm" svg:y2="1.401cm">
          <text:p/>
        </draw:line>
        <draw:line draw:style-name="gr2" draw:text-style-name="P1" draw:layer="layout" svg:x1="7.386cm" svg:y1="5.577cm" svg:x2="7.386cm" svg:y2="5.957cm">
          <text:p/>
        </draw:line>
        <draw:line draw:style-name="gr2" draw:text-style-name="P1" draw:layer="layout" svg:x1="7.386cm" svg:y1="5.578cm" svg:x2="7.386cm" svg:y2="5.198cm">
          <text:p/>
        </draw:line>
        <draw:polyline draw:style-name="gr2" draw:text-style-name="P1" draw:layer="layout" svg:width="0cm" svg:height="0cm" svg:x="2.79cm" svg:y="17.405cm" svg:viewBox="0 0 0 0" draw:points="0,0">
          <text:p/>
        </draw:polyline>
        <draw:line draw:style-name="gr2" draw:text-style-name="P1" draw:layer="layout" svg:x1="2.989cm" svg:y1="19.054cm" svg:x2="2.989cm" svg:y2="18.485cm">
          <text:p/>
        </draw:line>
        <draw:line draw:style-name="gr2" draw:text-style-name="P1" draw:layer="layout" svg:x1="2.79cm" svg:y1="17.405cm" svg:x2="2.79cm" svg:y2="19.053cm">
          <text:p/>
        </draw:line>
        <draw:line draw:style-name="gr2" draw:text-style-name="P1" draw:layer="layout" svg:x1="2.79cm" svg:y1="17.405cm" svg:x2="2.79cm" svg:y2="20.761cm">
          <text:p/>
        </draw:line>
        <draw:line draw:style-name="gr2" draw:text-style-name="P1" draw:layer="layout" svg:x1="2.79cm" svg:y1="17.406cm" svg:x2="2.79cm" svg:y2="12.402cm">
          <text:p/>
        </draw:line>
        <draw:line draw:style-name="gr2" draw:text-style-name="P1" draw:layer="layout" svg:x1="6.96cm" svg:y1="12.402cm" svg:x2="6.96cm" svg:y2="15.828cm">
          <text:p/>
        </draw:line>
        <draw:line draw:style-name="gr2" draw:text-style-name="P1" draw:layer="layout" svg:x1="7.12cm" svg:y1="15.827cm" svg:x2="7.12cm" svg:y2="14.308cm">
          <text:p/>
        </draw:line>
        <draw:line draw:style-name="gr2" draw:text-style-name="P1" draw:layer="layout" svg:x1="7.299cm" svg:y1="14.308cm" svg:x2="7.299cm" svg:y2="16.017cm">
          <text:p/>
        </draw:line>
        <draw:line draw:style-name="gr2" draw:text-style-name="P1" draw:layer="layout" svg:x1="7.445cm" svg:y1="16.017cm" svg:x2="7.445cm" svg:y2="15.448cm">
          <text:p/>
        </draw:line>
        <draw:line draw:style-name="gr2" draw:text-style-name="P1" draw:layer="layout" svg:x1="7.299cm" svg:y1="14.307cm" svg:x2="7.299cm" svg:y2="12.599cm">
          <text:p/>
        </draw:line>
        <draw:line draw:style-name="gr2" draw:text-style-name="P1" draw:layer="layout" svg:x1="7.506cm" svg:y1="12.599cm" svg:x2="7.506cm" svg:y2="13.739cm">
          <text:p/>
        </draw:line>
        <draw:line draw:style-name="gr2" draw:text-style-name="P1" draw:layer="layout" svg:x1="7.563cm" svg:y1="13.739cm" svg:x2="7.563cm" svg:y2="13.169cm">
          <text:p/>
        </draw:line>
        <draw:line draw:style-name="gr2" draw:text-style-name="P1" draw:layer="layout" svg:x1="7.506cm" svg:y1="12.6cm" svg:x2="7.506cm" svg:y2="11.461cm">
          <text:p/>
        </draw:line>
        <draw:line draw:style-name="gr2" draw:text-style-name="P1" draw:layer="layout" svg:x1="7.506cm" svg:y1="11.461cm" svg:x2="7.506cm" svg:y2="10.892cm">
          <text:p/>
        </draw:line>
        <draw:line draw:style-name="gr2" draw:text-style-name="P1" draw:layer="layout" svg:x1="6.96cm" svg:y1="12.402cm" svg:x2="6.96cm" svg:y2="8.977cm">
          <text:p/>
        </draw:line>
        <draw:line draw:style-name="gr2" draw:text-style-name="P1" draw:layer="layout" svg:x1="7.257cm" svg:y1="8.977cm" svg:x2="7.257cm" svg:y2="8.2cm">
          <text:p/>
        </draw:line>
        <draw:line draw:style-name="gr2" draw:text-style-name="P1" draw:layer="layout" svg:x1="7.328cm" svg:y1="8.2cm" svg:x2="7.328cm" svg:y2="7.407cm">
          <text:p/>
        </draw:line>
        <draw:line draw:style-name="gr2" draw:text-style-name="P1" draw:layer="layout" svg:x1="7.328cm" svg:y1="7.407cm" svg:x2="7.328cm" svg:y2="6.58cm">
          <text:p/>
        </draw:line>
        <draw:line draw:style-name="gr2" draw:text-style-name="P1" draw:layer="layout" svg:x1="7.328cm" svg:y1="6.581cm" svg:x2="7.328cm" svg:y2="5.684cm">
          <text:p/>
        </draw:line>
        <draw:line draw:style-name="gr2" draw:text-style-name="P1" draw:layer="layout" svg:x1="7.328cm" svg:y1="5.684cm" svg:x2="7.328cm" svg:y2="4.652cm">
          <text:p/>
        </draw:line>
        <draw:line draw:style-name="gr2" draw:text-style-name="P1" draw:layer="layout" svg:x1="7.386cm" svg:y1="4.651cm" svg:x2="7.386cm" svg:y2="3.726cm">
          <text:p/>
        </draw:line>
        <draw:line draw:style-name="gr2" draw:text-style-name="P1" draw:layer="layout" svg:x1="7.503cm" svg:y1="3.727cm" svg:x2="7.503cm" svg:y2="3.015cm">
          <text:p/>
        </draw:line>
        <draw:line draw:style-name="gr2" draw:text-style-name="P1" draw:layer="layout" svg:x1="7.503cm" svg:y1="3.015cm" svg:x2="7.503cm" svg:y2="2.35cm">
          <text:p/>
        </draw:line>
        <draw:line draw:style-name="gr2" draw:text-style-name="P1" draw:layer="layout" svg:x1="7.562cm" svg:y1="2.35cm" svg:x2="7.562cm" svg:y2="1.781cm">
          <text:p/>
        </draw:line>
        <draw:line draw:style-name="gr2" draw:text-style-name="P1" draw:layer="layout" svg:x1="7.386cm" svg:y1="4.652cm" svg:x2="7.386cm" svg:y2="5.578cm">
          <text:p/>
        </draw:line>
        <draw:frame draw:style-name="gr3" draw:text-style-name="P3" draw:layer="layout" svg:width="12.137cm" svg:height="0.42cm" svg:x="3.831cm" svg:y="18.662cm">
          <draw:text-box>
            <text:p text:style-name="P2"><text:span text:style-name="T1">Subulicystidium perlongisporum MN207056 KAS Ordynets 00158 Germany</text:span></text:p>
          </draw:text-box>
        </draw:frame>
        <draw:frame draw:style-name="gr4" draw:text-style-name="P3" draw:layer="layout" svg:width="9.986cm" svg:height="0.42cm" svg:x="4.215cm" svg:y="17.903cm">
          <draw:text-box>
            <text:p text:style-name="P2"><text:span text:style-name="T1">Subulicystidium perlongisporum UDB028355 TU 124388 <text:s/>Italy</text:span></text:p>
          </draw:text-box>
        </draw:frame>
        <draw:frame draw:style-name="gr4" draw:text-style-name="P3" draw:layer="layout" svg:width="9.986cm" svg:height="0.42cm" svg:x="3.66cm" svg:y="19.422cm">
          <draw:text-box>
            <text:p text:style-name="P2"><text:span text:style-name="T1">Subulicystidium perlongisporum UDB028354 TU 124387 <text:s/>Italy</text:span></text:p>
          </draw:text-box>
        </draw:frame>
        <draw:frame draw:style-name="gr5" draw:text-style-name="P3" draw:layer="layout" svg:width="11.171cm" svg:height="0.42cm" svg:x="3.74cm" svg:y="20.94cm">
          <draw:text-box>
            <text:p text:style-name="P2"><text:span text:style-name="T1">Subulicystidium perlongisporum MN207057 ARAN Fungi 4160 <text:s/>Spain</text:span></text:p>
          </draw:text-box>
        </draw:frame>
        <draw:frame draw:style-name="gr6" draw:text-style-name="P3" draw:layer="layout" svg:width="10.504cm" svg:height="0.42cm" svg:x="3.533cm" svg:y="20.18cm">
          <draw:text-box>
            <text:p text:style-name="P2"><text:span text:style-name="T1">Subulicystidium perlongisporum MN207058 KAS L 0103 Réunion</text:span></text:p>
          </draw:text-box>
        </draw:frame>
        <draw:frame draw:style-name="gr7" draw:text-style-name="P3" draw:layer="layout" svg:width="10.411cm" svg:height="0.42cm" svg:x="7.724cm" svg:y="17.144cm">
          <draw:text-box>
            <text:p text:style-name="P2"><text:span text:style-name="T1">Subulicystidium perlongisporum MN207042 O F LR 24826 Brazil</text:span></text:p>
          </draw:text-box>
        </draw:frame>
        <draw:frame draw:style-name="gr8" draw:text-style-name="P3" draw:layer="layout" svg:width="12.69cm" svg:height="0.42cm" svg:x="7.65cm" svg:y="16.384cm">
          <draw:text-box>
            <text:p text:style-name="P2"><text:span text:style-name="T1">Subulicystidium perlongisporum MN207051 GB KHL 9943 Dominican Republic</text:span></text:p>
          </draw:text-box>
        </draw:frame>
        <draw:frame draw:style-name="gr9" draw:text-style-name="P3" draw:layer="layout" svg:width="10.187cm" svg:height="0.42cm" svg:x="7.568cm" svg:y="15.625cm">
          <draw:text-box>
            <text:p text:style-name="P2"><text:span text:style-name="T1">Subulicystidium perlongisporum UDB016775 TU 108264 <text:s/>Cuba</text:span></text:p>
          </draw:text-box>
        </draw:frame>
        <draw:frame draw:style-name="gr8" draw:text-style-name="P3" draw:layer="layout" svg:width="12.69cm" svg:height="0.42cm" svg:x="7.593cm" svg:y="14.866cm">
          <draw:text-box>
            <text:p text:style-name="P2"><text:span text:style-name="T1">Subulicystidium perlongisporum MN207041 GB KHL 9926 Dominican Republic</text:span></text:p>
          </draw:text-box>
        </draw:frame>
        <draw:frame draw:style-name="gr10" draw:text-style-name="P3" draw:layer="layout" svg:width="10.653cm" svg:height="0.42cm" svg:x="7.691cm" svg:y="14.106cm">
          <draw:text-box>
            <text:p text:style-name="P2"><text:span text:style-name="T1">Subulicystidium perlongisporum MH000600 O F KHL 16062 Brazil</text:span></text:p>
          </draw:text-box>
        </draw:frame>
        <draw:frame draw:style-name="gr3" draw:text-style-name="P3" draw:layer="layout" svg:width="12.137cm" svg:height="0.42cm" svg:x="7.705cm" svg:y="13.347cm">
          <draw:text-box>
            <text:p text:style-name="P2"><text:span text:style-name="T1">Subulicystidium perlongisporum MN207052 PC Buyck 001899 Madagascar</text:span></text:p>
          </draw:text-box>
        </draw:frame>
        <draw:frame draw:style-name="gr11" draw:text-style-name="P3" draw:layer="layout" svg:width="10.508cm" svg:height="0.42cm" svg:x="7.69cm" svg:y="12.588cm">
          <draw:text-box>
            <text:p text:style-name="P2"><text:span text:style-name="T1">Subulicystidium perlongisporum MN207053 GB Hjm 16465 Brazil</text:span></text:p>
          </draw:text-box>
        </draw:frame>
        <draw:frame draw:style-name="gr12" draw:text-style-name="P3" draw:layer="layout" svg:width="10.223cm" svg:height="0.42cm" svg:x="7.629cm" svg:y="11.829cm">
          <draw:text-box>
            <text:p text:style-name="P2"><text:span text:style-name="T1">Subulicystidium perlongisporum MN207054 LY 11631 <text:s/>Réunion</text:span></text:p>
          </draw:text-box>
        </draw:frame>
        <draw:frame draw:style-name="gr13" draw:text-style-name="P3" draw:layer="layout" svg:width="11.03cm" svg:height="0.42cm" svg:x="7.637cm" svg:y="11.069cm">
          <draw:text-box>
            <text:p text:style-name="P2"><text:span text:style-name="T1">Subulicystidium perlongisporum MN207055 KAS GEL 4815 Réunion</text:span></text:p>
          </draw:text-box>
        </draw:frame>
        <draw:frame draw:style-name="gr14" draw:text-style-name="P3" draw:layer="layout" svg:width="11.017cm" svg:height="0.42cm" svg:x="7.764cm" svg:y="10.311cm">
          <draw:text-box>
            <text:p text:style-name="P2"><text:span text:style-name="T1">Subulicystidium perlongisporum MN207040 GB KHL 10671 Jamaica</text:span></text:p>
          </draw:text-box>
        </draw:frame>
        <draw:frame draw:style-name="gr15" draw:text-style-name="P3" draw:layer="layout" svg:width="10.851cm" svg:height="0.42cm" svg:x="7.387cm" svg:y="9.551cm">
          <draw:text-box>
            <text:p text:style-name="P2"><text:span text:style-name="T1">Subulicystidium perlongisporum MN207049 KAS GEL 3681 Taiwan</text:span></text:p>
          </draw:text-box>
        </draw:frame>
        <draw:frame draw:style-name="gr15" draw:text-style-name="P3" draw:layer="layout" svg:width="10.851cm" svg:height="0.42cm" svg:x="7.54cm" svg:y="8.793cm">
          <draw:text-box>
            <text:p text:style-name="P2"><text:span text:style-name="T1">Subulicystidium perlongisporum MN207048 KAS GEL 3392 Taiwan</text:span></text:p>
          </draw:text-box>
        </draw:frame>
        <draw:frame draw:style-name="gr16" draw:text-style-name="P3" draw:layer="layout" svg:width="10.104cm" svg:height="0.42cm" svg:x="7.51cm" svg:y="8.033cm">
          <draw:text-box>
            <text:p text:style-name="P2"><text:span text:style-name="T1">Subulicystidium perlongisporum KP268489 LE 302156 <text:s/>Russia</text:span></text:p>
          </draw:text-box>
        </draw:frame>
        <draw:frame draw:style-name="gr9" draw:text-style-name="P3" draw:layer="layout" svg:width="10.187cm" svg:height="0.42cm" svg:x="7.452cm" svg:y="7.274cm">
          <draw:text-box>
            <text:p text:style-name="P2"><text:span text:style-name="T1">Subulicystidium perlongisporum MN218449 LE 315315 <text:s/>Russia</text:span></text:p>
          </draw:text-box>
        </draw:frame>
        <draw:frame draw:style-name="gr17" draw:text-style-name="P3" draw:layer="layout" svg:width="11.777cm" svg:height="0.42cm" svg:x="7.527cm" svg:y="6.515cm">
          <draw:text-box>
            <text:p text:style-name="P2"><text:span text:style-name="T1">Subulicystidium perlongisporum MN207050 ARAN Fungi 3033195 <text:s/>Spain</text:span></text:p>
          </draw:text-box>
        </draw:frame>
        <draw:frame draw:style-name="gr18" draw:text-style-name="P3" draw:layer="layout" svg:width="10.706cm" svg:height="0.42cm" svg:x="7.632cm" svg:y="4.238cm">
          <draw:text-box>
            <text:p text:style-name="P2"><text:span text:style-name="T1">Subulicystidium perlongisporum MN207045 KAS L 1726b Réunion</text:span></text:p>
          </draw:text-box>
        </draw:frame>
        <draw:frame draw:style-name="gr19" draw:text-style-name="P3" draw:layer="layout" svg:width="9.74cm" svg:height="0.42cm" svg:x="7.623cm" svg:y="3.477cm">
          <draw:text-box>
            <text:p text:style-name="P2"><text:span text:style-name="T1">Subulicystidium perlongisporum KI022V TU 132022 <text:s/>Estonia</text:span></text:p>
          </draw:text-box>
        </draw:frame>
        <draw:frame draw:style-name="gr12" draw:text-style-name="P3" draw:layer="layout" svg:width="10.223cm" svg:height="0.42cm" svg:x="7.685cm" svg:y="2.718cm">
          <draw:text-box>
            <text:p text:style-name="P2"><text:span text:style-name="T1">Subulicystidium perlongisporum MN207046 LY 12824 <text:s/>Réunion</text:span></text:p>
          </draw:text-box>
        </draw:frame>
        <draw:frame draw:style-name="gr20" draw:text-style-name="P3" draw:layer="layout" svg:width="11.233cm" svg:height="0.42cm" svg:x="7.695cm" svg:y="1.959cm">
          <draw:text-box>
            <text:p text:style-name="P2"><text:span text:style-name="T1">Subulicystidium perlongisporum MN207043 KAS GEL 5217a Réunion</text:span></text:p>
          </draw:text-box>
        </draw:frame>
        <draw:frame draw:style-name="gr21" draw:text-style-name="P3" draw:layer="layout" svg:width="11.75cm" svg:height="0.42cm" svg:x="7.7cm" svg:y="1.2cm">
          <draw:text-box>
            <text:p text:style-name="P2"><text:span text:style-name="T1">Subulicystidium perlongisporum MN207044 O F KHL 14305 Madagascar</text:span></text:p>
          </draw:text-box>
        </draw:frame>
        <draw:frame draw:style-name="gr9" draw:text-style-name="P3" draw:layer="layout" svg:width="10.187cm" svg:height="0.42cm" svg:x="7.51cm" svg:y="5.756cm">
          <draw:text-box>
            <text:p text:style-name="P2"><text:span text:style-name="T1">Subulicystidium perlongisporum MN218448 LE 314099 <text:s/>Russia</text:span></text:p>
          </draw:text-box>
        </draw:frame>
        <draw:line draw:style-name="gr1" draw:text-style-name="P1" draw:layer="layout" svg:x1="2.093cm" svg:y1="17.269cm" svg:x2="2.791cm" svg:y2="17.406cm">
          <text:p/>
        </draw:line>
        <draw:polygon draw:style-name="gr22" draw:text-style-name="P4" draw:layer="layout" svg:width="0.771cm" svg:height="0.399cm" svg:x="1.328cm" svg:y="17cm" svg:viewBox="0 0 772 400" draw:points="26,400 746,400 745,400 749,400 753,398 757,396 761,395 764,392 767,389 769,385 771,382 771,377 772,372 772,26 771,22 771,18 769,14 767,10 764,7 761,4 757,2 753,1 749,0 746,0 26,0 29,0 25,0 21,0 17,1 13,3 10,5 7,8 4,13 3,16 1,20 0,24 0,26 0,372 0,371 0,375 1,380 3,384 4,387 7,390 10,393 13,396 17,397 21,398 25,400">
          <text:p/>
        </draw:polygon>
        <draw:frame draw:style-name="gr15" draw:text-style-name="P3" draw:layer="layout" svg:width="10.851cm" svg:height="0.42cm" svg:x="7.516cm" svg:y="4.995cm">
          <draw:text-box>
            <text:p text:style-name="P2"><text:span text:style-name="T1">Subulicystidium perlongisporum MN207047 KAS GEL 3388 Taiwan</text:span></text:p>
          </draw:text-box>
        </draw:frame>
        <draw:line draw:style-name="gr1" draw:text-style-name="P1" draw:layer="layout" svg:x1="2.193cm" svg:y1="18.915cm" svg:x2="2.99cm" svg:y2="19.054cm">
          <text:p/>
        </draw:line>
        <draw:polygon draw:style-name="gr22" draw:text-style-name="P4" draw:layer="layout" svg:width="0.77cm" svg:height="0.399cm" svg:x="1.429cm" svg:y="18.7cm" svg:viewBox="0 0 771 400" draw:points="26,400 746,400 745,400 749,400 753,398 757,397 761,395 764,392 767,389 769,386 770,382 771,377 771,373 771,27 771,22 770,18 769,15 767,10 764,7 761,5 757,3 753,1 749,1 746,0 26,0 29,1 25,0 20,1 17,2 13,4 10,6 7,9 4,13 2,17 1,21 0,24 0,27 0,373 0,371 0,375 1,380 2,384 4,388 7,391 10,394 13,396 17,398 20,400 25,400">
          <text:p/>
        </draw:polygon>
        <draw:frame draw:style-name="gr23" draw:text-style-name="P6" draw:layer="layout" svg:width="0.647cm" svg:height="2.882cm" svg:x="1.453cm" svg:y="17.021cm">
          <draw:text-box>
            <text:p text:style-name="P5"><text:span text:style-name="T2">0.64</text:span></text:p>
          </draw:text-box>
        </draw:frame>
        <draw:line draw:style-name="gr1" draw:text-style-name="P1" draw:layer="layout" svg:x1="2.539cm" svg:y1="20.623cm" svg:x2="3.335cm" svg:y2="20.762cm">
          <text:p/>
        </draw:line>
        <draw:polygon draw:style-name="gr22" draw:text-style-name="P4" draw:layer="layout" svg:width="0.77cm" svg:height="0.4cm" svg:x="1.769cm" svg:y="20.417cm" svg:viewBox="0 0 771 401" draw:points="25,401 745,401 744,401 749,401 753,400 756,397 760,395 763,393 766,390 768,386 769,382 771,377 771,373 771,27 771,23 769,19 768,15 766,12 763,7 760,5 756,3 753,1 749,1 745,0 25,0 28,1 24,0 20,1 16,2 12,4 9,6 6,9 4,13 2,17 0,21 0,25 0,27 0,373 0,371 0,375 0,381 2,384 4,388 6,391 9,394 12,396 16,398 20,400 24,401">
          <text:p/>
        </draw:polygon>
        <draw:frame draw:style-name="gr24" draw:text-style-name="P6" draw:layer="layout" svg:width="0.647cm" svg:height="0.379cm" svg:x="1.5cm" svg:y="18.727cm">
          <draw:text-box>
            <text:p text:style-name="P5"><text:span text:style-name="T2">0.98</text:span></text:p>
          </draw:text-box>
        </draw:frame>
        <draw:line draw:style-name="gr1" draw:text-style-name="P1" draw:layer="layout" svg:x1="5.743cm" svg:y1="12.121cm" svg:x2="6.962cm" svg:y2="12.402cm">
          <text:p/>
        </draw:line>
        <draw:polygon draw:style-name="gr22" draw:text-style-name="P4" draw:layer="layout" svg:width="0.329cm" svg:height="0.399cm" svg:x="5.414cm" svg:y="11.91cm" svg:viewBox="0 0 330 400" draw:points="25,400 304,400 308,400 311,398 315,397 319,395 322,392 325,389 327,386 329,382 330,377 330,373 330,27 330,22 329,18 327,15 325,10 322,7 319,4 315,3 311,1 308,0 304,0 25,0 29,0 24,0 20,0 17,2 13,3 10,6 6,9 4,13 2,16 1,20 0,24 0,27 0,373 0,371 0,375 1,380 2,384 4,387 6,391 10,394 13,396 17,398 20,400 24,400">
          <text:p/>
        </draw:polygon>
        <draw:frame draw:style-name="gr24" draw:text-style-name="P6" draw:layer="layout" svg:width="0.647cm" svg:height="0.379cm" svg:x="1.845cm" svg:y="20.436cm">
          <draw:text-box>
            <text:p text:style-name="P5"><text:span text:style-name="T2">0.89</text:span></text:p>
          </draw:text-box>
        </draw:frame>
        <draw:line draw:style-name="gr1" draw:text-style-name="P1" draw:layer="layout" svg:x1="6.4cm" svg:y1="15.2cm" svg:x2="7.121cm" svg:y2="15.827cm">
          <text:p/>
        </draw:line>
        <draw:polygon draw:style-name="gr22" draw:text-style-name="P4" draw:layer="layout" svg:width="0.77cm" svg:height="0.399cm" svg:x="5.629cm" svg:y="14.8cm" svg:viewBox="0 0 771 400" draw:points="25,400 745,400 744,400 749,400 753,398 756,397 760,395 763,392 766,389 768,386 770,382 771,377 771,373 771,26 771,22 770,18 768,15 766,10 763,7 760,4 756,2 753,1 749,0 745,0 25,0 28,0 24,0 20,1 16,2 12,3 9,6 6,9 4,13 2,16 0,20 0,24 0,26 0,373 0,371 0,375 0,380 2,384 4,387 6,391 9,393 12,396 16,398 20,400 24,400">
          <text:p/>
        </draw:polygon>
        <draw:frame draw:style-name="gr25" draw:text-style-name="P6" draw:layer="layout" svg:width="0.317cm" svg:height="0.379cm" svg:x="5.491cm" svg:y="11.928cm">
          <draw:text-box>
            <text:p text:style-name="P5"><text:span text:style-name="T2">1</text:span></text:p>
          </draw:text-box>
        </draw:frame>
        <draw:line draw:style-name="gr1" draw:text-style-name="P1" draw:layer="layout" svg:x1="6.9cm" svg:y1="16.3cm" svg:x2="7.446cm" svg:y2="16.016cm">
          <text:p/>
        </draw:line>
        <draw:polygon draw:style-name="gr22" draw:text-style-name="P4" draw:layer="layout" svg:width="0.77cm" svg:height="0.4cm" svg:x="6.11cm" svg:y="16.288cm" svg:viewBox="0 0 771 401" draw:points="25,401 746,401 745,401 749,401 753,400 757,398 761,396 764,393 766,390 768,386 770,383 771,379 771,373 771,27 771,23 770,19 768,15 766,12 764,8 761,5 757,3 753,2 749,1 746,0 25,0 29,1 24,0 20,1 17,2 13,4 10,6 6,9 4,13 2,17 1,21 0,25 0,27 0,373 0,372 0,376 1,381 2,385 4,388 6,391 10,394 13,397 17,398 20,400 24,401">
          <text:p/>
        </draw:polygon>
        <draw:frame draw:style-name="gr24" draw:text-style-name="P6" draw:layer="layout" svg:width="0.647cm" svg:height="0.379cm" svg:x="5.753cm" svg:y="14.8cm">
          <draw:text-box>
            <text:p text:style-name="P5"><text:span text:style-name="T2">0.67</text:span></text:p>
          </draw:text-box>
        </draw:frame>
        <draw:line draw:style-name="gr1" draw:text-style-name="P1" draw:layer="layout" svg:x1="6.83cm" svg:y1="12.567cm" svg:x2="7.507cm" svg:y2="12.601cm">
          <text:p/>
        </draw:line>
        <draw:polygon draw:style-name="gr22" draw:text-style-name="P4" draw:layer="layout" svg:width="0.77cm" svg:height="0.4cm" svg:x="6.06cm" svg:y="12.366cm" svg:viewBox="0 0 771 401" draw:points="25,401 746,401 745,401 748,400 753,400 757,397 760,395 763,393 766,390 768,386 770,382 771,377 771,373 771,27 771,23 770,19 768,15 766,10 763,8 760,5 757,3 753,2 748,0 746,0 25,0 28,0 24,0 20,1 16,2 12,4 9,6 6,9 4,13 2,17 0,21 0,25 0,27 0,373 0,371 0,375 0,380 2,384 4,388 6,391 9,394 12,396 16,398 20,400 24,401">
          <text:p/>
        </draw:polygon>
        <draw:frame draw:style-name="gr24" draw:text-style-name="P6" draw:layer="layout" svg:width="0.647cm" svg:height="0.379cm" svg:x="6.187cm" svg:y="16.307cm">
          <draw:text-box>
            <text:p text:style-name="P5"><text:span text:style-name="T2">0.72</text:span></text:p>
          </draw:text-box>
        </draw:frame>
        <draw:line draw:style-name="gr1" draw:text-style-name="P1" draw:layer="layout" svg:x1="6.768cm" svg:y1="13.6cm" svg:x2="7.564cm" svg:y2="13.741cm">
          <text:p/>
        </draw:line>
        <draw:polygon draw:style-name="gr22" draw:text-style-name="P4" draw:layer="layout" svg:width="0.771cm" svg:height="0.399cm" svg:x="5.997cm" svg:y="13.395cm" svg:viewBox="0 0 772 400" draw:points="26,400 747,400 746,400 750,400 754,398 757,397 761,395 764,392 767,389 769,385 771,382 772,377 772,373 772,26 772,22 771,18 769,14 767,10 764,7 761,4 757,2 754,1 750,0 747,0 26,0 29,0 25,0 21,0 17,1 13,3 10,5 7,8 5,12 3,16 2,20 1,24 0,26 0,373 1,371 1,375 2,380 3,384 5,387 7,390 10,393 13,396 17,397 21,398 25,400">
          <text:p/>
        </draw:polygon>
        <draw:frame draw:style-name="gr24" draw:text-style-name="P6" draw:layer="layout" svg:width="0.647cm" svg:height="0.379cm" svg:x="6.136cm" svg:y="12.386cm">
          <draw:text-box>
            <text:p text:style-name="P5"><text:span text:style-name="T2">0.92</text:span></text:p>
          </draw:text-box>
        </draw:frame>
        <draw:line draw:style-name="gr1" draw:text-style-name="P1" draw:layer="layout" svg:x1="6.373cm" svg:y1="8.837cm" svg:x2="7.258cm" svg:y2="8.978cm">
          <text:p/>
        </draw:line>
        <draw:polygon draw:style-name="gr22" draw:text-style-name="P4" draw:layer="layout" svg:width="0.594cm" svg:height="0.399cm" svg:x="5.779cm" svg:y="8.633cm" svg:viewBox="0 0 595 400" draw:points="26,400 570,400 569,400 573,400 577,398 581,397 584,395 587,392 590,389 592,386 594,382 595,377 595,373 595,26 595,22 594,18 592,15 590,10 587,7 584,4 581,2 577,1 573,0 570,0 26,0 29,0 25,0 21,1 17,2 13,3 10,6 7,9 4,13 3,16 1,20 0,24 0,26 0,373 0,371 0,375 1,380 3,384 4,387 7,391 10,393 13,396 17,398 21,400 25,400">
          <text:p/>
        </draw:polygon>
        <draw:frame draw:style-name="gr24" draw:text-style-name="P6" draw:layer="layout" svg:width="0.647cm" svg:height="0.379cm" svg:x="6.074cm" svg:y="13.413cm">
          <draw:text-box>
            <text:p text:style-name="P5"><text:span text:style-name="T2">0.84</text:span></text:p>
          </draw:text-box>
        </draw:frame>
        <draw:line draw:style-name="gr1" draw:text-style-name="P1" draw:layer="layout" svg:x1="6.533cm" svg:y1="8.061cm" svg:x2="7.329cm" svg:y2="8.2cm">
          <text:p/>
        </draw:line>
        <draw:polygon draw:style-name="gr22" draw:text-style-name="P4" draw:layer="layout" svg:width="0.77cm" svg:height="0.399cm" svg:x="5.763cm" svg:y="7.856cm" svg:viewBox="0 0 771 400" draw:points="25,400 745,400 748,400 753,398 756,397 760,394 763,392 766,389 768,385 770,382 771,377 771,373 771,26 771,22 770,18 768,14 766,10 763,7 760,4 756,2 753,1 748,0 745,0 25,0 28,0 24,0 20,0 16,1 12,3 9,5 6,8 3,12 2,16 0,20 0,24 0,26 0,373 0,370 0,375 0,380 2,383 3,387 6,391 9,393 12,395 16,397 20,400 24,400">
          <text:p/>
        </draw:polygon>
        <draw:frame draw:style-name="gr26" draw:text-style-name="P6" draw:layer="layout" svg:width="0.464cm" svg:height="0.379cm" svg:x="5.856cm" svg:y="8.65cm">
          <draw:text-box>
            <text:p text:style-name="P5"><text:span text:style-name="T2">0.8</text:span></text:p>
          </draw:text-box>
        </draw:frame>
        <draw:line draw:style-name="gr1" draw:text-style-name="P1" draw:layer="layout" svg:x1="6.591cm" svg:y1="4.513cm" svg:x2="7.387cm" svg:y2="4.652cm">
          <text:p/>
        </draw:line>
        <draw:polygon draw:style-name="gr22" draw:text-style-name="P4" draw:layer="layout" svg:width="0.77cm" svg:height="0.4cm" svg:x="5.821cm" svg:y="4.307cm" svg:viewBox="0 0 771 401" draw:points="25,401 746,401 745,401 749,400 753,400 757,397 760,395 763,393 766,390 768,386 770,382 771,377 771,373 771,27 771,23 770,19 768,15 766,10 763,8 760,5 757,3 753,1 749,0 746,0 25,0 28,0 24,0 20,1 16,2 12,4 9,6 6,9 4,13 2,17 1,21 0,25 0,27 0,373 0,371 0,375 1,380 2,384 4,388 6,391 9,394 12,396 16,398 20,400 24,401">
          <text:p/>
        </draw:polygon>
        <draw:frame draw:style-name="gr24" draw:text-style-name="P6" draw:layer="layout" svg:width="0.647cm" svg:height="0.379cm" svg:x="5.839cm" svg:y="7.875cm">
          <draw:text-box>
            <text:p text:style-name="P5"><text:span text:style-name="T2">0.79</text:span></text:p>
          </draw:text-box>
        </draw:frame>
        <draw:line draw:style-name="gr1" draw:text-style-name="P1" draw:layer="layout" svg:x1="6.708cm" svg:y1="3.588cm" svg:x2="7.504cm" svg:y2="3.727cm">
          <text:p/>
        </draw:line>
        <draw:polygon draw:style-name="gr22" draw:text-style-name="P4" draw:layer="layout" svg:width="0.77cm" svg:height="0.399cm" svg:x="5.938cm" svg:y="3.382cm" svg:viewBox="0 0 771 400" draw:points="25,400 746,400 745,400 749,400 753,398 757,397 760,395 763,392 766,389 768,386 770,382 771,377 771,373 771,27 771,23 770,19 768,16 766,12 763,7 760,4 757,2 753,1 749,0 746,0 25,0 28,0 24,0 20,1 16,2 13,3 9,5 6,10 4,14 2,17 1,21 0,25 0,27 0,373 0,371 0,375 1,380 2,384 4,387 6,391 9,393 13,396 16,398 20,400 24,400">
          <text:p/>
        </draw:polygon>
        <draw:frame draw:style-name="gr24" draw:text-style-name="P6" draw:layer="layout" svg:width="0.647cm" svg:height="0.379cm" svg:x="5.897cm" svg:y="4.326cm">
          <draw:text-box>
            <text:p text:style-name="P5"><text:span text:style-name="T2">0.82</text:span></text:p>
          </draw:text-box>
        </draw:frame>
        <draw:line draw:style-name="gr1" draw:text-style-name="P1" draw:layer="layout" svg:x1="6.766cm" svg:y1="2.211cm" svg:x2="7.563cm" svg:y2="2.35cm">
          <text:p/>
        </draw:line>
        <draw:polygon draw:style-name="gr22" draw:text-style-name="P4" draw:layer="layout" svg:width="0.77cm" svg:height="0.4cm" svg:x="5.996cm" svg:y="2.006cm" svg:viewBox="0 0 771 401" draw:points="25,401 746,401 745,401 749,401 753,400 757,397 760,396 763,393 766,390 768,386 770,383 771,379 771,373 771,27 771,23 770,19 768,15 766,12 763,8 760,5 757,3 753,2 749,1 746,0 25,0 29,1 24,0 21,1 16,2 13,4 9,6 6,9 4,13 2,17 1,21 0,25 0,27 0,373 0,372 0,376 1,381 2,385 4,388 6,391 9,394 13,397 16,398 21,400 24,401">
          <text:p/>
        </draw:polygon>
        <draw:frame draw:style-name="gr24" draw:text-style-name="P6" draw:layer="layout" svg:width="0.647cm" svg:height="0.379cm" svg:x="6.015cm" svg:y="3.4cm">
          <draw:text-box>
            <text:p text:style-name="P5"><text:span text:style-name="T2">0.91</text:span></text:p>
          </draw:text-box>
        </draw:frame>
        <draw:line draw:style-name="gr27" draw:text-style-name="P1" draw:layer="layout" svg:x1="3.085cm" svg:y1="2.921cm" svg:x2="4.56cm" svg:y2="2.921cm">
          <text:p/>
        </draw:line>
        <draw:frame draw:style-name="gr24" draw:text-style-name="P6" draw:layer="layout" svg:width="0.647cm" svg:height="0.379cm" svg:x="6.073cm" svg:y="2.024cm">
          <draw:text-box>
            <text:p text:style-name="P5"><text:span text:style-name="T2">0.93</text:span></text:p>
          </draw:text-box>
        </draw:frame>
        <draw:line draw:style-name="gr28" draw:text-style-name="P1" draw:layer="layout" svg:x1="20.123cm" svg:y1="21.14cm" svg:x2="34.678cm" svg:y2="21.14cm">
          <text:p/>
        </draw:line>
        <draw:line draw:style-name="gr28" draw:text-style-name="P1" draw:layer="layout" svg:x1="20.123cm" svg:y1="20.382cm" svg:x2="34.678cm" svg:y2="20.382cm">
          <text:p/>
        </draw:line>
        <draw:line draw:style-name="gr28" draw:text-style-name="P1" draw:layer="layout" svg:x1="20.123cm" svg:y1="19.622cm" svg:x2="34.678cm" svg:y2="19.622cm">
          <text:p/>
        </draw:line>
        <draw:line draw:style-name="gr28" draw:text-style-name="P1" draw:layer="layout" svg:x1="20.123cm" svg:y1="18.863cm" svg:x2="34.678cm" svg:y2="18.863cm">
          <text:p/>
        </draw:line>
        <draw:line draw:style-name="gr28" draw:text-style-name="P1" draw:layer="layout" svg:x1="20.123cm" svg:y1="18.104cm" svg:x2="34.678cm" svg:y2="18.104cm">
          <text:p/>
        </draw:line>
        <draw:line draw:style-name="gr28" draw:text-style-name="P1" draw:layer="layout" svg:x1="20.123cm" svg:y1="17.345cm" svg:x2="34.678cm" svg:y2="17.345cm">
          <text:p/>
        </draw:line>
        <draw:line draw:style-name="gr28" draw:text-style-name="P1" draw:layer="layout" svg:x1="20.123cm" svg:y1="16.585cm" svg:x2="34.678cm" svg:y2="16.585cm">
          <text:p/>
        </draw:line>
        <draw:line draw:style-name="gr28" draw:text-style-name="P1" draw:layer="layout" svg:x1="20.123cm" svg:y1="15.827cm" svg:x2="34.678cm" svg:y2="15.827cm">
          <text:p/>
        </draw:line>
        <draw:line draw:style-name="gr28" draw:text-style-name="P1" draw:layer="layout" svg:x1="20.123cm" svg:y1="15.066cm" svg:x2="34.678cm" svg:y2="15.066cm">
          <text:p/>
        </draw:line>
        <draw:line draw:style-name="gr28" draw:text-style-name="P1" draw:layer="layout" svg:x1="20.123cm" svg:y1="14.307cm" svg:x2="34.678cm" svg:y2="14.307cm">
          <text:p/>
        </draw:line>
        <draw:line draw:style-name="gr28" draw:text-style-name="P1" draw:layer="layout" svg:x1="20.123cm" svg:y1="13.548cm" svg:x2="34.678cm" svg:y2="13.548cm">
          <text:p/>
        </draw:line>
        <draw:line draw:style-name="gr28" draw:text-style-name="P1" draw:layer="layout" svg:x1="20.123cm" svg:y1="12.789cm" svg:x2="34.678cm" svg:y2="12.789cm">
          <text:p/>
        </draw:line>
        <draw:line draw:style-name="gr28" draw:text-style-name="P1" draw:layer="layout" svg:x1="20.123cm" svg:y1="12.029cm" svg:x2="34.678cm" svg:y2="12.029cm">
          <text:p/>
        </draw:line>
        <draw:line draw:style-name="gr28" draw:text-style-name="P1" draw:layer="layout" svg:x1="20.123cm" svg:y1="11.271cm" svg:x2="34.678cm" svg:y2="11.271cm">
          <text:p/>
        </draw:line>
        <draw:line draw:style-name="gr28" draw:text-style-name="P1" draw:layer="layout" svg:x1="20.123cm" svg:y1="10.511cm" svg:x2="34.678cm" svg:y2="10.511cm">
          <text:p/>
        </draw:line>
        <draw:line draw:style-name="gr28" draw:text-style-name="P1" draw:layer="layout" svg:x1="20.123cm" svg:y1="9.753cm" svg:x2="34.678cm" svg:y2="9.753cm">
          <text:p/>
        </draw:line>
        <draw:line draw:style-name="gr28" draw:text-style-name="P1" draw:layer="layout" svg:x1="20.123cm" svg:y1="8.993cm" svg:x2="34.678cm" svg:y2="8.993cm">
          <text:p/>
        </draw:line>
        <draw:line draw:style-name="gr28" draw:text-style-name="P1" draw:layer="layout" svg:x1="20.123cm" svg:y1="8.234cm" svg:x2="34.678cm" svg:y2="8.234cm">
          <text:p/>
        </draw:line>
        <draw:line draw:style-name="gr28" draw:text-style-name="P1" draw:layer="layout" svg:x1="20.123cm" svg:y1="7.475cm" svg:x2="34.678cm" svg:y2="7.475cm">
          <text:p/>
        </draw:line>
        <draw:line draw:style-name="gr28" draw:text-style-name="P1" draw:layer="layout" svg:x1="20.123cm" svg:y1="6.716cm" svg:x2="34.678cm" svg:y2="6.716cm">
          <text:p/>
        </draw:line>
        <draw:line draw:style-name="gr28" draw:text-style-name="P1" draw:layer="layout" svg:x1="20.123cm" svg:y1="5.956cm" svg:x2="34.678cm" svg:y2="5.956cm">
          <text:p/>
        </draw:line>
        <draw:line draw:style-name="gr28" draw:text-style-name="P1" draw:layer="layout" svg:x1="20.123cm" svg:y1="5.198cm" svg:x2="34.678cm" svg:y2="5.198cm">
          <text:p/>
        </draw:line>
        <draw:line draw:style-name="gr28" draw:text-style-name="P1" draw:layer="layout" svg:x1="20.123cm" svg:y1="4.438cm" svg:x2="34.678cm" svg:y2="4.438cm">
          <text:p/>
        </draw:line>
        <draw:line draw:style-name="gr28" draw:text-style-name="P1" draw:layer="layout" svg:x1="20.123cm" svg:y1="3.678cm" svg:x2="34.678cm" svg:y2="3.678cm">
          <text:p/>
        </draw:line>
        <draw:line draw:style-name="gr28" draw:text-style-name="P1" draw:layer="layout" svg:x1="20.123cm" svg:y1="2.92cm" svg:x2="34.678cm" svg:y2="2.92cm">
          <text:p/>
        </draw:line>
        <draw:line draw:style-name="gr28" draw:text-style-name="P1" draw:layer="layout" svg:x1="20.123cm" svg:y1="2.16cm" svg:x2="34.678cm" svg:y2="2.16cm">
          <text:p/>
        </draw:line>
        <draw:line draw:style-name="gr28" draw:text-style-name="P1" draw:layer="layout" svg:x1="20.123cm" svg:y1="1.4cm" svg:x2="34.678cm" svg:y2="1.4cm">
          <text:p/>
        </draw:line>
        <draw:polygon draw:style-name="gr29" draw:text-style-name="P7" draw:layer="layout" svg:width="0.026cm" svg:height="0.38cm" svg:x="20.123cm" svg:y="20.952cm" svg:viewBox="0 0 27 381" draw:points="0,381 27,381 27,0 0,0">
          <text:p/>
        </draw:polygon>
        <draw:polygon draw:style-name="gr30" draw:text-style-name="P8" draw:layer="layout" svg:width="0.026cm" svg:height="0.38cm" svg:x="20.15cm" svg:y="20.952cm" svg:viewBox="0 0 27 381" draw:points="0,381 27,381 27,0 0,0">
          <text:p/>
        </draw:polygon>
        <draw:polygon draw:style-name="gr31" draw:text-style-name="P9" draw:layer="layout" svg:width="0.026cm" svg:height="0.38cm" svg:x="20.176cm" svg:y="20.952cm" svg:viewBox="0 0 27 381" draw:points="0,381 27,381 27,0 0,0">
          <text:p/>
        </draw:polygon>
        <draw:polygon draw:style-name="gr32" draw:text-style-name="P10" draw:layer="layout" svg:width="0.026cm" svg:height="0.38cm" svg:x="20.202cm" svg:y="20.952cm" svg:viewBox="0 0 27 381" draw:points="0,381 27,381 27,0 0,0">
          <text:p/>
        </draw:polygon>
        <draw:polygon draw:style-name="gr31" draw:text-style-name="P9" draw:layer="layout" svg:width="0.026cm" svg:height="0.38cm" svg:x="20.228cm" svg:y="20.952cm" svg:viewBox="0 0 27 381" draw:points="0,381 27,381 27,0 0,0">
          <text:p/>
        </draw:polygon>
        <draw:polygon draw:style-name="gr32" draw:text-style-name="P10" draw:layer="layout" svg:width="0.026cm" svg:height="0.38cm" svg:x="20.256cm" svg:y="20.952cm" svg:viewBox="0 0 27 381" draw:points="0,381 27,381 27,0 0,0">
          <text:p/>
        </draw:polygon>
        <draw:polygon draw:style-name="gr32" draw:text-style-name="P10" draw:layer="layout" svg:width="0.026cm" svg:height="0.38cm" svg:x="20.281cm" svg:y="20.952cm" svg:viewBox="0 0 27 381" draw:points="0,381 27,381 27,0 0,0">
          <text:p/>
        </draw:polygon>
        <draw:polygon draw:style-name="gr30" draw:text-style-name="P8" draw:layer="layout" svg:width="0.026cm" svg:height="0.38cm" svg:x="20.307cm" svg:y="20.952cm" svg:viewBox="0 0 27 381" draw:points="0,381 27,381 27,0 0,0">
          <text:p/>
        </draw:polygon>
        <draw:polygon draw:style-name="gr31" draw:text-style-name="P9" draw:layer="layout" svg:width="0.026cm" svg:height="0.38cm" svg:x="20.333cm" svg:y="20.952cm" svg:viewBox="0 0 27 381" draw:points="0,381 27,381 27,0 0,0">
          <text:p/>
        </draw:polygon>
        <draw:polygon draw:style-name="gr32" draw:text-style-name="P10" draw:layer="layout" svg:width="0.027cm" svg:height="0.38cm" svg:x="20.359cm" svg:y="20.952cm" svg:viewBox="0 0 28 381" draw:points="0,381 28,381 28,0 0,0">
          <text:p/>
        </draw:polygon>
        <draw:polygon draw:style-name="gr32" draw:text-style-name="P10" draw:layer="layout" svg:width="0.026cm" svg:height="0.38cm" svg:x="20.386cm" svg:y="20.952cm" svg:viewBox="0 0 27 381" draw:points="0,381 27,381 27,0 0,0">
          <text:p/>
        </draw:polygon>
        <draw:polygon draw:style-name="gr30" draw:text-style-name="P8" draw:layer="layout" svg:width="0.026cm" svg:height="0.38cm" svg:x="20.412cm" svg:y="20.952cm" svg:viewBox="0 0 27 381" draw:points="0,381 27,381 27,0 0,0">
          <text:p/>
        </draw:polygon>
        <draw:polygon draw:style-name="gr31" draw:text-style-name="P9" draw:layer="layout" svg:width="0.027cm" svg:height="0.38cm" svg:x="20.438cm" svg:y="20.952cm" svg:viewBox="0 0 28 381" draw:points="0,381 28,381 28,0 0,0">
          <text:p/>
        </draw:polygon>
        <draw:polygon draw:style-name="gr31" draw:text-style-name="P9" draw:layer="layout" svg:width="0.026cm" svg:height="0.38cm" svg:x="20.465cm" svg:y="20.952cm" svg:viewBox="0 0 27 381" draw:points="0,381 27,381 27,0 0,0">
          <text:p/>
        </draw:polygon>
        <draw:polygon draw:style-name="gr30" draw:text-style-name="P8" draw:layer="layout" svg:width="0.026cm" svg:height="0.38cm" svg:x="20.491cm" svg:y="20.952cm" svg:viewBox="0 0 27 381" draw:points="0,381 27,381 27,0 0,0">
          <text:p/>
        </draw:polygon>
        <draw:polygon draw:style-name="gr30" draw:text-style-name="P8" draw:layer="layout" svg:width="0.026cm" svg:height="0.38cm" svg:x="20.517cm" svg:y="20.952cm" svg:viewBox="0 0 27 381" draw:points="0,381 27,381 27,0 0,0">
          <text:p/>
        </draw:polygon>
        <draw:polygon draw:style-name="gr31" draw:text-style-name="P9" draw:layer="layout" svg:width="0.026cm" svg:height="0.38cm" svg:x="20.544cm" svg:y="20.952cm" svg:viewBox="0 0 27 381" draw:points="0,381 27,381 27,0 0,0">
          <text:p/>
        </draw:polygon>
        <draw:polygon draw:style-name="gr32" draw:text-style-name="P10" draw:layer="layout" svg:width="0.026cm" svg:height="0.38cm" svg:x="20.596cm" svg:y="20.952cm" svg:viewBox="0 0 27 381" draw:points="0,381 27,381 27,0 0,0">
          <text:p/>
        </draw:polygon>
        <draw:polygon draw:style-name="gr30" draw:text-style-name="P8" draw:layer="layout" svg:width="0.026cm" svg:height="0.38cm" svg:x="20.622cm" svg:y="20.952cm" svg:viewBox="0 0 27 381" draw:points="0,381 27,381 27,0 0,0">
          <text:p/>
        </draw:polygon>
        <draw:polygon draw:style-name="gr31" draw:text-style-name="P9" draw:layer="layout" svg:width="0.026cm" svg:height="0.38cm" svg:x="20.649cm" svg:y="20.952cm" svg:viewBox="0 0 27 381" draw:points="0,381 27,381 27,0 0,0">
          <text:p/>
        </draw:polygon>
        <draw:polygon draw:style-name="gr31" draw:text-style-name="P9" draw:layer="layout" svg:width="0.026cm" svg:height="0.38cm" svg:x="20.676cm" svg:y="20.952cm" svg:viewBox="0 0 27 381" draw:points="0,381 27,381 27,0 0,0">
          <text:p/>
        </draw:polygon>
        <draw:polygon draw:style-name="gr31" draw:text-style-name="P9" draw:layer="layout" svg:width="0.026cm" svg:height="0.38cm" svg:x="20.701cm" svg:y="20.952cm" svg:viewBox="0 0 27 381" draw:points="0,381 27,381 27,0 0,0">
          <text:p/>
        </draw:polygon>
        <draw:polygon draw:style-name="gr32" draw:text-style-name="P10" draw:layer="layout" svg:width="0.026cm" svg:height="0.38cm" svg:x="20.727cm" svg:y="20.952cm" svg:viewBox="0 0 27 381" draw:points="0,381 27,381 27,0 0,0">
          <text:p/>
        </draw:polygon>
        <draw:polygon draw:style-name="gr30" draw:text-style-name="P8" draw:layer="layout" svg:width="0.026cm" svg:height="0.38cm" svg:x="20.754cm" svg:y="20.952cm" svg:viewBox="0 0 27 381" draw:points="0,381 27,381 27,0 0,0">
          <text:p/>
        </draw:polygon>
        <draw:polygon draw:style-name="gr31" draw:text-style-name="P9" draw:layer="layout" svg:width="0.026cm" svg:height="0.38cm" svg:x="20.78cm" svg:y="20.952cm" svg:viewBox="0 0 27 381" draw:points="0,381 27,381 27,0 0,0">
          <text:p/>
        </draw:polygon>
        <draw:polygon draw:style-name="gr31" draw:text-style-name="P9" draw:layer="layout" svg:width="0.027cm" svg:height="0.38cm" svg:x="20.806cm" svg:y="20.952cm" svg:viewBox="0 0 28 381" draw:points="0,381 28,381 28,0 0,0">
          <text:p/>
        </draw:polygon>
        <draw:polygon draw:style-name="gr30" draw:text-style-name="P8" draw:layer="layout" svg:width="0.026cm" svg:height="0.38cm" svg:x="20.833cm" svg:y="20.952cm" svg:viewBox="0 0 27 381" draw:points="0,381 27,381 27,0 0,0">
          <text:p/>
        </draw:polygon>
        <draw:polygon draw:style-name="gr30" draw:text-style-name="P8" draw:layer="layout" svg:width="0.026cm" svg:height="0.38cm" svg:x="20.859cm" svg:y="20.952cm" svg:viewBox="0 0 27 381" draw:points="0,381 27,381 27,0 0,0">
          <text:p/>
        </draw:polygon>
        <draw:polygon draw:style-name="gr30" draw:text-style-name="P8" draw:layer="layout" svg:width="0.026cm" svg:height="0.38cm" svg:x="20.885cm" svg:y="20.952cm" svg:viewBox="0 0 27 381" draw:points="0,381 27,381 27,0 0,0">
          <text:p/>
        </draw:polygon>
        <draw:polygon draw:style-name="gr32" draw:text-style-name="P10" draw:layer="layout" svg:width="0.026cm" svg:height="0.38cm" svg:x="20.911cm" svg:y="20.952cm" svg:viewBox="0 0 27 381" draw:points="0,381 27,381 27,0 0,0">
          <text:p/>
        </draw:polygon>
        <draw:polygon draw:style-name="gr31" draw:text-style-name="P9" draw:layer="layout" svg:width="0.026cm" svg:height="0.38cm" svg:x="20.938cm" svg:y="20.952cm" svg:viewBox="0 0 27 381" draw:points="0,381 27,381 27,0 0,0">
          <text:p/>
        </draw:polygon>
        <draw:polygon draw:style-name="gr30" draw:text-style-name="P8" draw:layer="layout" svg:width="0.026cm" svg:height="0.38cm" svg:x="20.964cm" svg:y="20.952cm" svg:viewBox="0 0 27 381" draw:points="0,381 27,381 27,0 0,0">
          <text:p/>
        </draw:polygon>
        <draw:polygon draw:style-name="gr29" draw:text-style-name="P7" draw:layer="layout" svg:width="0.026cm" svg:height="0.38cm" svg:x="20.99cm" svg:y="20.952cm" svg:viewBox="0 0 27 381" draw:points="0,381 27,381 27,0 0,0">
          <text:p/>
        </draw:polygon>
        <draw:polygon draw:style-name="gr30" draw:text-style-name="P8" draw:layer="layout" svg:width="0.026cm" svg:height="0.38cm" svg:x="21.016cm" svg:y="20.952cm" svg:viewBox="0 0 27 381" draw:points="0,381 27,381 27,0 0,0">
          <text:p/>
        </draw:polygon>
        <draw:polygon draw:style-name="gr30" draw:text-style-name="P8" draw:layer="layout" svg:width="0.026cm" svg:height="0.38cm" svg:x="21.043cm" svg:y="20.952cm" svg:viewBox="0 0 27 381" draw:points="0,381 27,381 27,0 0,0">
          <text:p/>
        </draw:polygon>
        <draw:polygon draw:style-name="gr31" draw:text-style-name="P9" draw:layer="layout" svg:width="0.026cm" svg:height="0.38cm" svg:x="21.069cm" svg:y="20.952cm" svg:viewBox="0 0 27 381" draw:points="0,381 27,381 27,0 0,0">
          <text:p/>
        </draw:polygon>
        <draw:polygon draw:style-name="gr31" draw:text-style-name="P9" draw:layer="layout" svg:width="0.026cm" svg:height="0.38cm" svg:x="21.096cm" svg:y="20.952cm" svg:viewBox="0 0 27 381" draw:points="0,381 27,381 27,0 0,0">
          <text:p/>
        </draw:polygon>
        <draw:polygon draw:style-name="gr30" draw:text-style-name="P8" draw:layer="layout" svg:width="0.027cm" svg:height="0.38cm" svg:x="21.121cm" svg:y="20.952cm" svg:viewBox="0 0 28 381" draw:points="0,381 28,381 28,0 0,0">
          <text:p/>
        </draw:polygon>
        <draw:polygon draw:style-name="gr31" draw:text-style-name="P9" draw:layer="layout" svg:width="0.026cm" svg:height="0.38cm" svg:x="21.148cm" svg:y="20.952cm" svg:viewBox="0 0 27 381" draw:points="0,381 27,381 27,0 0,0">
          <text:p/>
        </draw:polygon>
        <draw:polygon draw:style-name="gr31" draw:text-style-name="P9" draw:layer="layout" svg:width="0.026cm" svg:height="0.38cm" svg:x="21.174cm" svg:y="20.952cm" svg:viewBox="0 0 27 381" draw:points="0,381 27,381 27,0 0,0">
          <text:p/>
        </draw:polygon>
        <draw:polygon draw:style-name="gr29" draw:text-style-name="P7" draw:layer="layout" svg:width="0.027cm" svg:height="0.38cm" svg:x="21.2cm" svg:y="20.952cm" svg:viewBox="0 0 28 381" draw:points="0,381 28,381 28,0 0,0">
          <text:p/>
        </draw:polygon>
        <draw:polygon draw:style-name="gr31" draw:text-style-name="P9" draw:layer="layout" svg:width="0.026cm" svg:height="0.38cm" svg:x="21.227cm" svg:y="20.952cm" svg:viewBox="0 0 27 381" draw:points="0,381 27,381 27,0 0,0">
          <text:p/>
        </draw:polygon>
        <draw:polygon draw:style-name="gr29" draw:text-style-name="P7" draw:layer="layout" svg:width="0.026cm" svg:height="0.38cm" svg:x="21.253cm" svg:y="20.952cm" svg:viewBox="0 0 27 381" draw:points="0,381 27,381 27,0 0,0">
          <text:p/>
        </draw:polygon>
        <draw:polygon draw:style-name="gr30" draw:text-style-name="P8" draw:layer="layout" svg:width="0.026cm" svg:height="0.38cm" svg:x="21.279cm" svg:y="20.952cm" svg:viewBox="0 0 27 381" draw:points="0,381 27,381 27,0 0,0">
          <text:p/>
        </draw:polygon>
        <draw:polygon draw:style-name="gr31" draw:text-style-name="P9" draw:layer="layout" svg:width="0.026cm" svg:height="0.38cm" svg:x="21.305cm" svg:y="20.952cm" svg:viewBox="0 0 27 381" draw:points="0,381 27,381 27,0 0,0">
          <text:p/>
        </draw:polygon>
        <draw:polygon draw:style-name="gr30" draw:text-style-name="P8" draw:layer="layout" svg:width="0.026cm" svg:height="0.38cm" svg:x="21.332cm" svg:y="20.952cm" svg:viewBox="0 0 27 381" draw:points="0,381 27,381 27,0 0,0">
          <text:p/>
        </draw:polygon>
        <draw:polygon draw:style-name="gr30" draw:text-style-name="P8" draw:layer="layout" svg:width="0.026cm" svg:height="0.38cm" svg:x="21.358cm" svg:y="20.952cm" svg:viewBox="0 0 27 381" draw:points="0,381 27,381 27,0 0,0">
          <text:p/>
        </draw:polygon>
        <draw:polygon draw:style-name="gr31" draw:text-style-name="P9" draw:layer="layout" svg:width="0.026cm" svg:height="0.38cm" svg:x="21.384cm" svg:y="20.952cm" svg:viewBox="0 0 27 381" draw:points="0,381 27,381 27,0 0,0">
          <text:p/>
        </draw:polygon>
        <draw:polygon draw:style-name="gr32" draw:text-style-name="P10" draw:layer="layout" svg:width="0.026cm" svg:height="0.38cm" svg:x="21.41cm" svg:y="20.952cm" svg:viewBox="0 0 27 381" draw:points="0,381 27,381 27,0 0,0">
          <text:p/>
        </draw:polygon>
        <draw:polygon draw:style-name="gr31" draw:text-style-name="P9" draw:layer="layout" svg:width="0.026cm" svg:height="0.38cm" svg:x="21.437cm" svg:y="20.952cm" svg:viewBox="0 0 27 381" draw:points="0,381 27,381 27,0 0,0">
          <text:p/>
        </draw:polygon>
        <draw:polygon draw:style-name="gr30" draw:text-style-name="P8" draw:layer="layout" svg:width="0.026cm" svg:height="0.38cm" svg:x="21.463cm" svg:y="20.952cm" svg:viewBox="0 0 27 381" draw:points="0,381 27,381 27,0 0,0">
          <text:p/>
        </draw:polygon>
        <draw:polygon draw:style-name="gr32" draw:text-style-name="P10" draw:layer="layout" svg:width="0.026cm" svg:height="0.38cm" svg:x="21.489cm" svg:y="20.952cm" svg:viewBox="0 0 27 381" draw:points="0,381 27,381 27,0 0,0">
          <text:p/>
        </draw:polygon>
        <draw:polygon draw:style-name="gr31" draw:text-style-name="P9" draw:layer="layout" svg:width="0.027cm" svg:height="0.38cm" svg:x="21.516cm" svg:y="20.952cm" svg:viewBox="0 0 28 381" draw:points="0,381 28,381 28,0 0,0">
          <text:p/>
        </draw:polygon>
        <draw:polygon draw:style-name="gr30" draw:text-style-name="P8" draw:layer="layout" svg:width="0.026cm" svg:height="0.38cm" svg:x="21.543cm" svg:y="20.952cm" svg:viewBox="0 0 27 381" draw:points="0,381 27,381 27,0 0,0">
          <text:p/>
        </draw:polygon>
        <draw:polygon draw:style-name="gr31" draw:text-style-name="P9" draw:layer="layout" svg:width="0.026cm" svg:height="0.38cm" svg:x="21.568cm" svg:y="20.952cm" svg:viewBox="0 0 27 381" draw:points="0,381 27,381 27,0 0,0">
          <text:p/>
        </draw:polygon>
        <draw:polygon draw:style-name="gr31" draw:text-style-name="P9" draw:layer="layout" svg:width="0.026cm" svg:height="0.38cm" svg:x="21.595cm" svg:y="20.952cm" svg:viewBox="0 0 27 381" draw:points="0,381 27,381 27,0 0,0">
          <text:p/>
        </draw:polygon>
        <draw:polygon draw:style-name="gr31" draw:text-style-name="P9" draw:layer="layout" svg:width="0.026cm" svg:height="0.38cm" svg:x="21.621cm" svg:y="20.952cm" svg:viewBox="0 0 27 381" draw:points="0,381 27,381 27,0 0,0">
          <text:p/>
        </draw:polygon>
        <draw:polygon draw:style-name="gr30" draw:text-style-name="P8" draw:layer="layout" svg:width="0.026cm" svg:height="0.38cm" svg:x="21.647cm" svg:y="20.952cm" svg:viewBox="0 0 27 381" draw:points="0,381 27,381 27,0 0,0">
          <text:p/>
        </draw:polygon>
        <draw:polygon draw:style-name="gr32" draw:text-style-name="P10" draw:layer="layout" svg:width="0.026cm" svg:height="0.38cm" svg:x="21.673cm" svg:y="20.952cm" svg:viewBox="0 0 27 381" draw:points="0,381 27,381 27,0 0,0">
          <text:p/>
        </draw:polygon>
        <draw:polygon draw:style-name="gr30" draw:text-style-name="P8" draw:layer="layout" svg:width="0.026cm" svg:height="0.38cm" svg:x="21.7cm" svg:y="20.952cm" svg:viewBox="0 0 27 381" draw:points="0,381 27,381 27,0 0,0">
          <text:p/>
        </draw:polygon>
        <draw:polygon draw:style-name="gr30" draw:text-style-name="P8" draw:layer="layout" svg:width="0.026cm" svg:height="0.38cm" svg:x="21.726cm" svg:y="20.952cm" svg:viewBox="0 0 27 381" draw:points="0,381 27,381 27,0 0,0">
          <text:p/>
        </draw:polygon>
        <draw:polygon draw:style-name="gr30" draw:text-style-name="P8" draw:layer="layout" svg:width="0.026cm" svg:height="0.38cm" svg:x="21.752cm" svg:y="20.952cm" svg:viewBox="0 0 27 381" draw:points="0,381 27,381 27,0 0,0">
          <text:p/>
        </draw:polygon>
        <draw:polygon draw:style-name="gr31" draw:text-style-name="P9" draw:layer="layout" svg:width="0.027cm" svg:height="0.38cm" svg:x="21.804cm" svg:y="20.952cm" svg:viewBox="0 0 28 381" draw:points="0,381 28,381 28,0 0,0">
          <text:p/>
        </draw:polygon>
        <draw:polygon draw:style-name="gr29" draw:text-style-name="P7" draw:layer="layout" svg:width="0.026cm" svg:height="0.38cm" svg:x="21.831cm" svg:y="20.952cm" svg:viewBox="0 0 27 381" draw:points="0,381 27,381 27,0 0,0">
          <text:p/>
        </draw:polygon>
        <draw:polygon draw:style-name="gr30" draw:text-style-name="P8" draw:layer="layout" svg:width="0.026cm" svg:height="0.38cm" svg:x="21.857cm" svg:y="20.952cm" svg:viewBox="0 0 27 381" draw:points="0,381 27,381 27,0 0,0">
          <text:p/>
        </draw:polygon>
        <draw:polygon draw:style-name="gr31" draw:text-style-name="P9" draw:layer="layout" svg:width="0.027cm" svg:height="0.38cm" svg:x="21.883cm" svg:y="20.952cm" svg:viewBox="0 0 28 381" draw:points="0,381 28,381 28,0 0,0">
          <text:p/>
        </draw:polygon>
        <draw:polygon draw:style-name="gr30" draw:text-style-name="P8" draw:layer="layout" svg:width="0.026cm" svg:height="0.38cm" svg:x="21.91cm" svg:y="20.952cm" svg:viewBox="0 0 27 381" draw:points="0,381 27,381 27,0 0,0">
          <text:p/>
        </draw:polygon>
        <draw:polygon draw:style-name="gr31" draw:text-style-name="P9" draw:layer="layout" svg:width="0.026cm" svg:height="0.38cm" svg:x="21.936cm" svg:y="20.952cm" svg:viewBox="0 0 27 381" draw:points="0,381 27,381 27,0 0,0">
          <text:p/>
        </draw:polygon>
        <draw:polygon draw:style-name="gr30" draw:text-style-name="P8" draw:layer="layout" svg:width="0.026cm" svg:height="0.38cm" svg:x="21.963cm" svg:y="20.952cm" svg:viewBox="0 0 27 381" draw:points="0,381 27,381 27,0 0,0">
          <text:p/>
        </draw:polygon>
        <draw:polygon draw:style-name="gr30" draw:text-style-name="P8" draw:layer="layout" svg:width="0.026cm" svg:height="0.38cm" svg:x="21.989cm" svg:y="20.952cm" svg:viewBox="0 0 27 381" draw:points="0,381 27,381 27,0 0,0">
          <text:p/>
        </draw:polygon>
        <draw:polygon draw:style-name="gr32" draw:text-style-name="P10" draw:layer="layout" svg:width="0.026cm" svg:height="0.38cm" svg:x="22.015cm" svg:y="20.952cm" svg:viewBox="0 0 27 381" draw:points="0,381 27,381 27,0 0,0">
          <text:p/>
        </draw:polygon>
        <draw:polygon draw:style-name="gr32" draw:text-style-name="P10" draw:layer="layout" svg:width="0.026cm" svg:height="0.38cm" svg:x="22.041cm" svg:y="20.952cm" svg:viewBox="0 0 27 381" draw:points="0,381 27,381 27,0 0,0">
          <text:p/>
        </draw:polygon>
        <draw:polygon draw:style-name="gr30" draw:text-style-name="P8" draw:layer="layout" svg:width="0.026cm" svg:height="0.38cm" svg:x="22.067cm" svg:y="20.952cm" svg:viewBox="0 0 27 381" draw:points="0,381 27,381 27,0 0,0">
          <text:p/>
        </draw:polygon>
        <draw:polygon draw:style-name="gr30" draw:text-style-name="P8" draw:layer="layout" svg:width="0.026cm" svg:height="0.38cm" svg:x="22.094cm" svg:y="20.952cm" svg:viewBox="0 0 27 381" draw:points="0,381 27,381 27,0 0,0">
          <text:p/>
        </draw:polygon>
        <draw:polygon draw:style-name="gr29" draw:text-style-name="P7" draw:layer="layout" svg:width="0.026cm" svg:height="0.38cm" svg:x="22.12cm" svg:y="20.952cm" svg:viewBox="0 0 27 381" draw:points="0,381 27,381 27,0 0,0">
          <text:p/>
        </draw:polygon>
        <draw:polygon draw:style-name="gr29" draw:text-style-name="P7" draw:layer="layout" svg:width="0.026cm" svg:height="0.38cm" svg:x="22.146cm" svg:y="20.952cm" svg:viewBox="0 0 27 381" draw:points="0,381 27,381 27,0 0,0">
          <text:p/>
        </draw:polygon>
        <draw:polygon draw:style-name="gr29" draw:text-style-name="P7" draw:layer="layout" svg:width="0.026cm" svg:height="0.38cm" svg:x="22.172cm" svg:y="20.952cm" svg:viewBox="0 0 27 381" draw:points="0,381 27,381 27,0 0,0">
          <text:p/>
        </draw:polygon>
        <draw:polygon draw:style-name="gr30" draw:text-style-name="P8" draw:layer="layout" svg:width="0.026cm" svg:height="0.38cm" svg:x="22.199cm" svg:y="20.952cm" svg:viewBox="0 0 27 381" draw:points="0,381 27,381 27,0 0,0">
          <text:p/>
        </draw:polygon>
        <draw:polygon draw:style-name="gr30" draw:text-style-name="P8" draw:layer="layout" svg:width="0.026cm" svg:height="0.38cm" svg:x="22.225cm" svg:y="20.952cm" svg:viewBox="0 0 27 381" draw:points="0,381 27,381 27,0 0,0">
          <text:p/>
        </draw:polygon>
        <draw:polygon draw:style-name="gr29" draw:text-style-name="P7" draw:layer="layout" svg:width="0.026cm" svg:height="0.38cm" svg:x="22.251cm" svg:y="20.952cm" svg:viewBox="0 0 27 381" draw:points="0,381 27,381 27,0 0,0">
          <text:p/>
        </draw:polygon>
        <draw:polygon draw:style-name="gr29" draw:text-style-name="P7" draw:layer="layout" svg:width="0.027cm" svg:height="0.38cm" svg:x="22.277cm" svg:y="20.952cm" svg:viewBox="0 0 28 381" draw:points="0,381 28,381 28,0 0,0">
          <text:p/>
        </draw:polygon>
        <draw:polygon draw:style-name="gr29" draw:text-style-name="P7" draw:layer="layout" svg:width="0.026cm" svg:height="0.38cm" svg:x="22.304cm" svg:y="20.952cm" svg:viewBox="0 0 27 381" draw:points="0,381 27,381 27,0 0,0">
          <text:p/>
        </draw:polygon>
        <draw:polygon draw:style-name="gr30" draw:text-style-name="P8" draw:layer="layout" svg:width="0.026cm" svg:height="0.38cm" svg:x="22.33cm" svg:y="20.952cm" svg:viewBox="0 0 27 381" draw:points="0,381 27,381 27,0 0,0">
          <text:p/>
        </draw:polygon>
        <draw:polygon draw:style-name="gr30" draw:text-style-name="P8" draw:layer="layout" svg:width="0.026cm" svg:height="0.38cm" svg:x="22.356cm" svg:y="20.952cm" svg:viewBox="0 0 27 381" draw:points="0,381 27,381 27,0 0,0">
          <text:p/>
        </draw:polygon>
        <draw:polygon draw:style-name="gr30" draw:text-style-name="P8" draw:layer="layout" svg:width="0.026cm" svg:height="0.38cm" svg:x="22.383cm" svg:y="20.952cm" svg:viewBox="0 0 27 381" draw:points="0,381 27,381 27,0 0,0">
          <text:p/>
        </draw:polygon>
        <draw:polygon draw:style-name="gr30" draw:text-style-name="P8" draw:layer="layout" svg:width="0.026cm" svg:height="0.38cm" svg:x="22.409cm" svg:y="20.952cm" svg:viewBox="0 0 27 381" draw:points="0,381 27,381 27,0 0,0">
          <text:p/>
        </draw:polygon>
        <draw:polygon draw:style-name="gr32" draw:text-style-name="P10" draw:layer="layout" svg:width="0.026cm" svg:height="0.38cm" svg:x="22.435cm" svg:y="20.952cm" svg:viewBox="0 0 27 381" draw:points="0,381 27,381 27,0 0,0">
          <text:p/>
        </draw:polygon>
        <draw:polygon draw:style-name="gr31" draw:text-style-name="P9" draw:layer="layout" svg:width="0.026cm" svg:height="0.38cm" svg:x="22.461cm" svg:y="20.952cm" svg:viewBox="0 0 27 381" draw:points="0,381 27,381 27,0 0,0">
          <text:p/>
        </draw:polygon>
        <draw:polygon draw:style-name="gr32" draw:text-style-name="P10" draw:layer="layout" svg:width="0.026cm" svg:height="0.38cm" svg:x="22.488cm" svg:y="20.952cm" svg:viewBox="0 0 27 381" draw:points="0,381 27,381 27,0 0,0">
          <text:p/>
        </draw:polygon>
        <draw:polygon draw:style-name="gr31" draw:text-style-name="P9" draw:layer="layout" svg:width="0.026cm" svg:height="0.38cm" svg:x="22.514cm" svg:y="20.952cm" svg:viewBox="0 0 27 381" draw:points="0,381 27,381 27,0 0,0">
          <text:p/>
        </draw:polygon>
        <draw:polygon draw:style-name="gr29" draw:text-style-name="P7" draw:layer="layout" svg:width="0.026cm" svg:height="0.38cm" svg:x="22.54cm" svg:y="20.952cm" svg:viewBox="0 0 27 381" draw:points="0,381 27,381 27,0 0,0">
          <text:p/>
        </draw:polygon>
        <draw:polygon draw:style-name="gr29" draw:text-style-name="P7" draw:layer="layout" svg:width="0.027cm" svg:height="0.38cm" svg:x="22.566cm" svg:y="20.952cm" svg:viewBox="0 0 28 381" draw:points="0,381 28,381 28,0 0,0">
          <text:p/>
        </draw:polygon>
        <draw:polygon draw:style-name="gr30" draw:text-style-name="P8" draw:layer="layout" svg:width="0.026cm" svg:height="0.38cm" svg:x="22.593cm" svg:y="20.952cm" svg:viewBox="0 0 27 381" draw:points="0,381 27,381 27,0 0,0">
          <text:p/>
        </draw:polygon>
        <draw:polygon draw:style-name="gr30" draw:text-style-name="P8" draw:layer="layout" svg:width="0.026cm" svg:height="0.38cm" svg:x="22.619cm" svg:y="20.952cm" svg:viewBox="0 0 27 381" draw:points="0,381 27,381 27,0 0,0">
          <text:p/>
        </draw:polygon>
        <draw:polygon draw:style-name="gr32" draw:text-style-name="P10" draw:layer="layout" svg:width="0.027cm" svg:height="0.38cm" svg:x="22.645cm" svg:y="20.952cm" svg:viewBox="0 0 28 381" draw:points="0,381 28,381 28,0 0,0">
          <text:p/>
        </draw:polygon>
        <draw:polygon draw:style-name="gr32" draw:text-style-name="P10" draw:layer="layout" svg:width="0.026cm" svg:height="0.38cm" svg:x="22.672cm" svg:y="20.952cm" svg:viewBox="0 0 27 381" draw:points="0,381 27,381 27,0 0,0">
          <text:p/>
        </draw:polygon>
        <draw:polygon draw:style-name="gr32" draw:text-style-name="P10" draw:layer="layout" svg:width="0.026cm" svg:height="0.38cm" svg:x="22.698cm" svg:y="20.952cm" svg:viewBox="0 0 27 381" draw:points="0,381 27,381 27,0 0,0">
          <text:p/>
        </draw:polygon>
        <draw:polygon draw:style-name="gr31" draw:text-style-name="P9" draw:layer="layout" svg:width="0.026cm" svg:height="0.38cm" svg:x="22.724cm" svg:y="20.952cm" svg:viewBox="0 0 27 381" draw:points="0,381 27,381 27,0 0,0">
          <text:p/>
        </draw:polygon>
        <draw:polygon draw:style-name="gr31" draw:text-style-name="P9" draw:layer="layout" svg:width="0.026cm" svg:height="0.38cm" svg:x="22.75cm" svg:y="20.952cm" svg:viewBox="0 0 27 381" draw:points="0,381 27,381 27,0 0,0">
          <text:p/>
        </draw:polygon>
        <draw:polygon draw:style-name="gr31" draw:text-style-name="P9" draw:layer="layout" svg:width="0.026cm" svg:height="0.38cm" svg:x="22.777cm" svg:y="20.952cm" svg:viewBox="0 0 27 381" draw:points="0,381 27,381 27,0 0,0">
          <text:p/>
        </draw:polygon>
        <draw:polygon draw:style-name="gr29" draw:text-style-name="P7" draw:layer="layout" svg:width="0.026cm" svg:height="0.38cm" svg:x="22.803cm" svg:y="20.952cm" svg:viewBox="0 0 27 381" draw:points="0,381 27,381 27,0 0,0">
          <text:p/>
        </draw:polygon>
        <draw:polygon draw:style-name="gr31" draw:text-style-name="P9" draw:layer="layout" svg:width="0.026cm" svg:height="0.38cm" svg:x="22.829cm" svg:y="20.952cm" svg:viewBox="0 0 27 381" draw:points="0,381 27,381 27,0 0,0">
          <text:p/>
        </draw:polygon>
        <draw:polygon draw:style-name="gr31" draw:text-style-name="P9" draw:layer="layout" svg:width="0.026cm" svg:height="0.38cm" svg:x="22.855cm" svg:y="20.952cm" svg:viewBox="0 0 27 381" draw:points="0,381 27,381 27,0 0,0">
          <text:p/>
        </draw:polygon>
        <draw:polygon draw:style-name="gr31" draw:text-style-name="P9" draw:layer="layout" svg:width="0.026cm" svg:height="0.38cm" svg:x="22.882cm" svg:y="20.952cm" svg:viewBox="0 0 27 381" draw:points="0,381 27,381 27,0 0,0">
          <text:p/>
        </draw:polygon>
        <draw:polygon draw:style-name="gr30" draw:text-style-name="P8" draw:layer="layout" svg:width="0.026cm" svg:height="0.38cm" svg:x="22.908cm" svg:y="20.952cm" svg:viewBox="0 0 27 381" draw:points="0,381 27,381 27,0 0,0">
          <text:p/>
        </draw:polygon>
        <draw:polygon draw:style-name="gr30" draw:text-style-name="P8" draw:layer="layout" svg:width="0.026cm" svg:height="0.38cm" svg:x="22.934cm" svg:y="20.952cm" svg:viewBox="0 0 27 381" draw:points="0,381 27,381 27,0 0,0">
          <text:p/>
        </draw:polygon>
        <draw:polygon draw:style-name="gr31" draw:text-style-name="P9" draw:layer="layout" svg:width="0.027cm" svg:height="0.38cm" svg:x="22.96cm" svg:y="20.952cm" svg:viewBox="0 0 28 381" draw:points="0,381 28,381 28,0 0,0">
          <text:p/>
        </draw:polygon>
        <draw:polygon draw:style-name="gr29" draw:text-style-name="P7" draw:layer="layout" svg:width="0.026cm" svg:height="0.38cm" svg:x="22.987cm" svg:y="20.952cm" svg:viewBox="0 0 27 381" draw:points="0,381 27,381 27,0 0,0">
          <text:p/>
        </draw:polygon>
        <draw:polygon draw:style-name="gr31" draw:text-style-name="P9" draw:layer="layout" svg:width="0.026cm" svg:height="0.38cm" svg:x="23.013cm" svg:y="20.952cm" svg:viewBox="0 0 27 381" draw:points="0,381 27,381 27,0 0,0">
          <text:p/>
        </draw:polygon>
        <draw:polygon draw:style-name="gr30" draw:text-style-name="P8" draw:layer="layout" svg:width="0.027cm" svg:height="0.38cm" svg:x="23.039cm" svg:y="20.952cm" svg:viewBox="0 0 28 381" draw:points="0,381 28,381 28,0 0,0">
          <text:p/>
        </draw:polygon>
        <draw:polygon draw:style-name="gr30" draw:text-style-name="P8" draw:layer="layout" svg:width="0.026cm" svg:height="0.38cm" svg:x="23.066cm" svg:y="20.952cm" svg:viewBox="0 0 27 381" draw:points="0,381 27,381 27,0 0,0">
          <text:p/>
        </draw:polygon>
        <draw:polygon draw:style-name="gr32" draw:text-style-name="P10" draw:layer="layout" svg:width="0.026cm" svg:height="0.38cm" svg:x="23.092cm" svg:y="20.952cm" svg:viewBox="0 0 27 381" draw:points="0,381 27,381 27,0 0,0">
          <text:p/>
        </draw:polygon>
        <draw:polygon draw:style-name="gr32" draw:text-style-name="P10" draw:layer="layout" svg:width="0.026cm" svg:height="0.38cm" svg:x="23.118cm" svg:y="20.952cm" svg:viewBox="0 0 27 381" draw:points="0,381 27,381 27,0 0,0">
          <text:p/>
        </draw:polygon>
        <draw:polygon draw:style-name="gr32" draw:text-style-name="P10" draw:layer="layout" svg:width="0.026cm" svg:height="0.38cm" svg:x="23.144cm" svg:y="20.952cm" svg:viewBox="0 0 27 381" draw:points="0,381 27,381 27,0 0,0">
          <text:p/>
        </draw:polygon>
        <draw:polygon draw:style-name="gr29" draw:text-style-name="P7" draw:layer="layout" svg:width="0.026cm" svg:height="0.38cm" svg:x="23.171cm" svg:y="20.952cm" svg:viewBox="0 0 27 381" draw:points="0,381 27,381 27,0 0,0">
          <text:p/>
        </draw:polygon>
        <draw:polygon draw:style-name="gr29" draw:text-style-name="P7" draw:layer="layout" svg:width="0.026cm" svg:height="0.38cm" svg:x="23.197cm" svg:y="20.952cm" svg:viewBox="0 0 27 381" draw:points="0,381 27,381 27,0 0,0">
          <text:p/>
        </draw:polygon>
        <draw:polygon draw:style-name="gr29" draw:text-style-name="P7" draw:layer="layout" svg:width="0.026cm" svg:height="0.38cm" svg:x="23.223cm" svg:y="20.952cm" svg:viewBox="0 0 27 381" draw:points="0,381 27,381 27,0 0,0">
          <text:p/>
        </draw:polygon>
        <draw:polygon draw:style-name="gr30" draw:text-style-name="P8" draw:layer="layout" svg:width="0.026cm" svg:height="0.38cm" svg:x="23.249cm" svg:y="20.952cm" svg:viewBox="0 0 27 381" draw:points="0,381 27,381 27,0 0,0">
          <text:p/>
        </draw:polygon>
        <draw:polygon draw:style-name="gr31" draw:text-style-name="P9" draw:layer="layout" svg:width="0.026cm" svg:height="0.38cm" svg:x="23.276cm" svg:y="20.952cm" svg:viewBox="0 0 27 381" draw:points="0,381 27,381 27,0 0,0">
          <text:p/>
        </draw:polygon>
        <draw:polygon draw:style-name="gr31" draw:text-style-name="P9" draw:layer="layout" svg:width="0.026cm" svg:height="0.38cm" svg:x="23.302cm" svg:y="20.952cm" svg:viewBox="0 0 27 381" draw:points="0,381 27,381 27,0 0,0">
          <text:p/>
        </draw:polygon>
        <draw:polygon draw:style-name="gr31" draw:text-style-name="P9" draw:layer="layout" svg:width="0.027cm" svg:height="0.38cm" svg:x="23.328cm" svg:y="20.952cm" svg:viewBox="0 0 28 381" draw:points="0,381 28,381 28,0 0,0">
          <text:p/>
        </draw:polygon>
        <draw:polygon draw:style-name="gr30" draw:text-style-name="P8" draw:layer="layout" svg:width="0.026cm" svg:height="0.38cm" svg:x="23.355cm" svg:y="20.952cm" svg:viewBox="0 0 27 381" draw:points="0,381 27,381 27,0 0,0">
          <text:p/>
        </draw:polygon>
        <draw:polygon draw:style-name="gr31" draw:text-style-name="P9" draw:layer="layout" svg:width="0.026cm" svg:height="0.38cm" svg:x="23.381cm" svg:y="20.952cm" svg:viewBox="0 0 27 381" draw:points="0,381 27,381 27,0 0,0">
          <text:p/>
        </draw:polygon>
        <draw:polygon draw:style-name="gr29" draw:text-style-name="P7" draw:layer="layout" svg:width="0.026cm" svg:height="0.38cm" svg:x="23.407cm" svg:y="20.952cm" svg:viewBox="0 0 27 381" draw:points="0,381 27,381 27,0 0,0">
          <text:p/>
        </draw:polygon>
        <draw:polygon draw:style-name="gr30" draw:text-style-name="P8" draw:layer="layout" svg:width="0.026cm" svg:height="0.38cm" svg:x="23.434cm" svg:y="20.952cm" svg:viewBox="0 0 27 381" draw:points="0,381 27,381 27,0 0,0">
          <text:p/>
        </draw:polygon>
        <draw:polygon draw:style-name="gr31" draw:text-style-name="P9" draw:layer="layout" svg:width="0.026cm" svg:height="0.38cm" svg:x="23.46cm" svg:y="20.952cm" svg:viewBox="0 0 27 381" draw:points="0,381 27,381 27,0 0,0">
          <text:p/>
        </draw:polygon>
        <draw:polygon draw:style-name="gr30" draw:text-style-name="P8" draw:layer="layout" svg:width="0.026cm" svg:height="0.38cm" svg:x="23.486cm" svg:y="20.952cm" svg:viewBox="0 0 27 381" draw:points="0,381 27,381 27,0 0,0">
          <text:p/>
        </draw:polygon>
        <draw:polygon draw:style-name="gr30" draw:text-style-name="P8" draw:layer="layout" svg:width="0.026cm" svg:height="0.38cm" svg:x="23.512cm" svg:y="20.952cm" svg:viewBox="0 0 27 381" draw:points="0,381 27,381 27,0 0,0">
          <text:p/>
        </draw:polygon>
        <draw:polygon draw:style-name="gr31" draw:text-style-name="P9" draw:layer="layout" svg:width="0.026cm" svg:height="0.38cm" svg:x="23.539cm" svg:y="20.952cm" svg:viewBox="0 0 27 381" draw:points="0,381 27,381 27,0 0,0">
          <text:p/>
        </draw:polygon>
        <draw:polygon draw:style-name="gr32" draw:text-style-name="P10" draw:layer="layout" svg:width="0.026cm" svg:height="0.38cm" svg:x="23.565cm" svg:y="20.952cm" svg:viewBox="0 0 27 381" draw:points="0,381 27,381 27,0 0,0">
          <text:p/>
        </draw:polygon>
        <draw:polygon draw:style-name="gr30" draw:text-style-name="P8" draw:layer="layout" svg:width="0.026cm" svg:height="0.38cm" svg:x="23.591cm" svg:y="20.952cm" svg:viewBox="0 0 27 381" draw:points="0,381 27,381 27,0 0,0">
          <text:p/>
        </draw:polygon>
        <draw:polygon draw:style-name="gr30" draw:text-style-name="P8" draw:layer="layout" svg:width="0.026cm" svg:height="0.38cm" svg:x="23.617cm" svg:y="20.952cm" svg:viewBox="0 0 27 381" draw:points="0,381 27,381 27,0 0,0">
          <text:p/>
        </draw:polygon>
        <draw:polygon draw:style-name="gr30" draw:text-style-name="P8" draw:layer="layout" svg:width="0.027cm" svg:height="0.38cm" svg:x="23.644cm" svg:y="20.952cm" svg:viewBox="0 0 28 381" draw:points="0,381 28,381 28,0 0,0">
          <text:p/>
        </draw:polygon>
        <draw:polygon draw:style-name="gr30" draw:text-style-name="P8" draw:layer="layout" svg:width="0.026cm" svg:height="0.38cm" svg:x="23.671cm" svg:y="20.952cm" svg:viewBox="0 0 27 381" draw:points="0,381 27,381 27,0 0,0">
          <text:p/>
        </draw:polygon>
        <draw:polygon draw:style-name="gr32" draw:text-style-name="P10" draw:layer="layout" svg:width="0.026cm" svg:height="0.38cm" svg:x="23.696cm" svg:y="20.952cm" svg:viewBox="0 0 27 381" draw:points="0,381 27,381 27,0 0,0">
          <text:p/>
        </draw:polygon>
        <draw:polygon draw:style-name="gr32" draw:text-style-name="P10" draw:layer="layout" svg:width="0.027cm" svg:height="0.38cm" svg:x="23.722cm" svg:y="20.952cm" svg:viewBox="0 0 28 381" draw:points="0,381 28,381 28,0 0,0">
          <text:p/>
        </draw:polygon>
        <draw:polygon draw:style-name="gr32" draw:text-style-name="P10" draw:layer="layout" svg:width="0.026cm" svg:height="0.38cm" svg:x="23.749cm" svg:y="20.952cm" svg:viewBox="0 0 27 381" draw:points="0,381 27,381 27,0 0,0">
          <text:p/>
        </draw:polygon>
        <draw:polygon draw:style-name="gr29" draw:text-style-name="P7" draw:layer="layout" svg:width="0.026cm" svg:height="0.38cm" svg:x="23.775cm" svg:y="20.952cm" svg:viewBox="0 0 27 381" draw:points="0,381 27,381 27,0 0,0">
          <text:p/>
        </draw:polygon>
        <draw:polygon draw:style-name="gr30" draw:text-style-name="P8" draw:layer="layout" svg:width="0.026cm" svg:height="0.38cm" svg:x="23.801cm" svg:y="20.952cm" svg:viewBox="0 0 27 381" draw:points="0,381 27,381 27,0 0,0">
          <text:p/>
        </draw:polygon>
        <draw:polygon draw:style-name="gr29" draw:text-style-name="P7" draw:layer="layout" svg:width="0.026cm" svg:height="0.38cm" svg:x="23.828cm" svg:y="20.952cm" svg:viewBox="0 0 27 381" draw:points="0,381 27,381 27,0 0,0">
          <text:p/>
        </draw:polygon>
        <draw:polygon draw:style-name="gr29" draw:text-style-name="P7" draw:layer="layout" svg:width="0.026cm" svg:height="0.38cm" svg:x="23.854cm" svg:y="20.952cm" svg:viewBox="0 0 27 381" draw:points="0,381 27,381 27,0 0,0">
          <text:p/>
        </draw:polygon>
        <draw:polygon draw:style-name="gr29" draw:text-style-name="P7" draw:layer="layout" svg:width="0.026cm" svg:height="0.38cm" svg:x="23.88cm" svg:y="20.952cm" svg:viewBox="0 0 27 381" draw:points="0,381 27,381 27,0 0,0">
          <text:p/>
        </draw:polygon>
        <draw:polygon draw:style-name="gr30" draw:text-style-name="P8" draw:layer="layout" svg:width="0.026cm" svg:height="0.38cm" svg:x="23.906cm" svg:y="20.952cm" svg:viewBox="0 0 27 381" draw:points="0,381 27,381 27,0 0,0">
          <text:p/>
        </draw:polygon>
        <draw:polygon draw:style-name="gr32" draw:text-style-name="P10" draw:layer="layout" svg:width="0.026cm" svg:height="0.38cm" svg:x="23.933cm" svg:y="20.952cm" svg:viewBox="0 0 27 381" draw:points="0,381 27,381 27,0 0,0">
          <text:p/>
        </draw:polygon>
        <draw:polygon draw:style-name="gr30" draw:text-style-name="P8" draw:layer="layout" svg:width="0.026cm" svg:height="0.38cm" svg:x="23.959cm" svg:y="20.952cm" svg:viewBox="0 0 27 381" draw:points="0,381 27,381 27,0 0,0">
          <text:p/>
        </draw:polygon>
        <draw:polygon draw:style-name="gr32" draw:text-style-name="P10" draw:layer="layout" svg:width="0.026cm" svg:height="0.38cm" svg:x="23.985cm" svg:y="20.952cm" svg:viewBox="0 0 27 381" draw:points="0,381 27,381 27,0 0,0">
          <text:p/>
        </draw:polygon>
        <draw:polygon draw:style-name="gr32" draw:text-style-name="P10" draw:layer="layout" svg:width="0.026cm" svg:height="0.38cm" svg:x="24.011cm" svg:y="20.952cm" svg:viewBox="0 0 27 381" draw:points="0,381 27,381 27,0 0,0">
          <text:p/>
        </draw:polygon>
        <draw:polygon draw:style-name="gr32" draw:text-style-name="P10" draw:layer="layout" svg:width="0.026cm" svg:height="0.38cm" svg:x="24.038cm" svg:y="20.952cm" svg:viewBox="0 0 27 381" draw:points="0,381 27,381 27,0 0,0">
          <text:p/>
        </draw:polygon>
        <draw:polygon draw:style-name="gr31" draw:text-style-name="P9" draw:layer="layout" svg:width="0.026cm" svg:height="0.38cm" svg:x="24.064cm" svg:y="20.952cm" svg:viewBox="0 0 27 381" draw:points="0,381 27,381 27,0 0,0">
          <text:p/>
        </draw:polygon>
        <draw:polygon draw:style-name="gr30" draw:text-style-name="P8" draw:layer="layout" svg:width="0.026cm" svg:height="0.38cm" svg:x="24.091cm" svg:y="20.952cm" svg:viewBox="0 0 27 381" draw:points="0,381 27,381 27,0 0,0">
          <text:p/>
        </draw:polygon>
        <draw:polygon draw:style-name="gr29" draw:text-style-name="P7" draw:layer="layout" svg:width="0.026cm" svg:height="0.38cm" svg:x="24.117cm" svg:y="20.952cm" svg:viewBox="0 0 27 381" draw:points="0,381 27,381 27,0 0,0">
          <text:p/>
        </draw:polygon>
        <draw:polygon draw:style-name="gr32" draw:text-style-name="P10" draw:layer="layout" svg:width="0.026cm" svg:height="0.38cm" svg:x="24.143cm" svg:y="20.952cm" svg:viewBox="0 0 27 381" draw:points="0,381 27,381 27,0 0,0">
          <text:p/>
        </draw:polygon>
        <draw:polygon draw:style-name="gr30" draw:text-style-name="P8" draw:layer="layout" svg:width="0.026cm" svg:height="0.38cm" svg:x="24.169cm" svg:y="20.952cm" svg:viewBox="0 0 27 381" draw:points="0,381 27,381 27,0 0,0">
          <text:p/>
        </draw:polygon>
        <draw:polygon draw:style-name="gr32" draw:text-style-name="P10" draw:layer="layout" svg:width="0.026cm" svg:height="0.38cm" svg:x="24.195cm" svg:y="20.952cm" svg:viewBox="0 0 27 381" draw:points="0,381 27,381 27,0 0,0">
          <text:p/>
        </draw:polygon>
        <draw:polygon draw:style-name="gr32" draw:text-style-name="P10" draw:layer="layout" svg:width="0.026cm" svg:height="0.38cm" svg:x="24.222cm" svg:y="20.952cm" svg:viewBox="0 0 27 381" draw:points="0,381 27,381 27,0 0,0">
          <text:p/>
        </draw:polygon>
        <draw:polygon draw:style-name="gr29" draw:text-style-name="P7" draw:layer="layout" svg:width="0.026cm" svg:height="0.38cm" svg:x="24.248cm" svg:y="20.952cm" svg:viewBox="0 0 27 381" draw:points="0,381 27,381 27,0 0,0">
          <text:p/>
        </draw:polygon>
        <draw:polygon draw:style-name="gr32" draw:text-style-name="P10" draw:layer="layout" svg:width="0.026cm" svg:height="0.38cm" svg:x="24.274cm" svg:y="20.952cm" svg:viewBox="0 0 27 381" draw:points="0,381 27,381 27,0 0,0">
          <text:p/>
        </draw:polygon>
        <draw:polygon draw:style-name="gr29" draw:text-style-name="P7" draw:layer="layout" svg:width="0.026cm" svg:height="0.38cm" svg:x="24.3cm" svg:y="20.952cm" svg:viewBox="0 0 27 381" draw:points="0,381 27,381 27,0 0,0">
          <text:p/>
        </draw:polygon>
        <draw:polygon draw:style-name="gr31" draw:text-style-name="P9" draw:layer="layout" svg:width="0.026cm" svg:height="0.38cm" svg:x="24.327cm" svg:y="20.952cm" svg:viewBox="0 0 27 381" draw:points="0,381 27,381 27,0 0,0">
          <text:p/>
        </draw:polygon>
        <draw:polygon draw:style-name="gr29" draw:text-style-name="P7" draw:layer="layout" svg:width="0.026cm" svg:height="0.38cm" svg:x="24.353cm" svg:y="20.952cm" svg:viewBox="0 0 27 381" draw:points="0,381 27,381 27,0 0,0">
          <text:p/>
        </draw:polygon>
        <draw:polygon draw:style-name="gr29" draw:text-style-name="P7" draw:layer="layout" svg:width="0.026cm" svg:height="0.38cm" svg:x="24.379cm" svg:y="20.952cm" svg:viewBox="0 0 27 381" draw:points="0,381 27,381 27,0 0,0">
          <text:p/>
        </draw:polygon>
        <draw:polygon draw:style-name="gr32" draw:text-style-name="P10" draw:layer="layout" svg:width="0.027cm" svg:height="0.38cm" svg:x="24.405cm" svg:y="20.952cm" svg:viewBox="0 0 28 381" draw:points="0,381 28,381 28,0 0,0">
          <text:p/>
        </draw:polygon>
        <draw:polygon draw:style-name="gr31" draw:text-style-name="P9" draw:layer="layout" svg:width="0.026cm" svg:height="0.38cm" svg:x="24.432cm" svg:y="20.952cm" svg:viewBox="0 0 27 381" draw:points="0,381 27,381 27,0 0,0">
          <text:p/>
        </draw:polygon>
        <draw:polygon draw:style-name="gr29" draw:text-style-name="P7" draw:layer="layout" svg:width="0.026cm" svg:height="0.38cm" svg:x="24.458cm" svg:y="20.952cm" svg:viewBox="0 0 27 381" draw:points="0,381 27,381 27,0 0,0">
          <text:p/>
        </draw:polygon>
        <draw:polygon draw:style-name="gr30" draw:text-style-name="P8" draw:layer="layout" svg:width="0.027cm" svg:height="0.38cm" svg:x="24.484cm" svg:y="20.952cm" svg:viewBox="0 0 28 381" draw:points="0,381 28,381 28,0 0,0">
          <text:p/>
        </draw:polygon>
        <draw:polygon draw:style-name="gr30" draw:text-style-name="P8" draw:layer="layout" svg:width="0.026cm" svg:height="0.38cm" svg:x="24.511cm" svg:y="20.952cm" svg:viewBox="0 0 27 381" draw:points="0,381 27,381 27,0 0,0">
          <text:p/>
        </draw:polygon>
        <draw:polygon draw:style-name="gr31" draw:text-style-name="P9" draw:layer="layout" svg:width="0.026cm" svg:height="0.38cm" svg:x="24.537cm" svg:y="20.952cm" svg:viewBox="0 0 27 381" draw:points="0,381 27,381 27,0 0,0">
          <text:p/>
        </draw:polygon>
        <draw:polygon draw:style-name="gr30" draw:text-style-name="P8" draw:layer="layout" svg:width="0.026cm" svg:height="0.38cm" svg:x="24.563cm" svg:y="20.952cm" svg:viewBox="0 0 27 381" draw:points="0,381 27,381 27,0 0,0">
          <text:p/>
        </draw:polygon>
        <draw:polygon draw:style-name="gr31" draw:text-style-name="P9" draw:layer="layout" svg:width="0.026cm" svg:height="0.38cm" svg:x="24.589cm" svg:y="20.952cm" svg:viewBox="0 0 27 381" draw:points="0,381 27,381 27,0 0,0">
          <text:p/>
        </draw:polygon>
        <draw:polygon draw:style-name="gr31" draw:text-style-name="P9" draw:layer="layout" svg:width="0.026cm" svg:height="0.38cm" svg:x="24.616cm" svg:y="20.952cm" svg:viewBox="0 0 27 381" draw:points="0,381 27,381 27,0 0,0">
          <text:p/>
        </draw:polygon>
        <draw:polygon draw:style-name="gr29" draw:text-style-name="P7" draw:layer="layout" svg:width="0.026cm" svg:height="0.38cm" svg:x="24.642cm" svg:y="20.952cm" svg:viewBox="0 0 27 381" draw:points="0,381 27,381 27,0 0,0">
          <text:p/>
        </draw:polygon>
        <draw:polygon draw:style-name="gr30" draw:text-style-name="P8" draw:layer="layout" svg:width="0.026cm" svg:height="0.38cm" svg:x="24.668cm" svg:y="20.952cm" svg:viewBox="0 0 27 381" draw:points="0,381 27,381 27,0 0,0">
          <text:p/>
        </draw:polygon>
        <draw:polygon draw:style-name="gr30" draw:text-style-name="P8" draw:layer="layout" svg:width="0.026cm" svg:height="0.38cm" svg:x="24.694cm" svg:y="20.952cm" svg:viewBox="0 0 27 381" draw:points="0,381 27,381 27,0 0,0">
          <text:p/>
        </draw:polygon>
        <draw:polygon draw:style-name="gr32" draw:text-style-name="P10" draw:layer="layout" svg:width="0.026cm" svg:height="0.38cm" svg:x="24.721cm" svg:y="20.952cm" svg:viewBox="0 0 27 381" draw:points="0,381 27,381 27,0 0,0">
          <text:p/>
        </draw:polygon>
        <draw:polygon draw:style-name="gr30" draw:text-style-name="P8" draw:layer="layout" svg:width="0.026cm" svg:height="0.38cm" svg:x="24.747cm" svg:y="20.952cm" svg:viewBox="0 0 27 381" draw:points="0,381 27,381 27,0 0,0">
          <text:p/>
        </draw:polygon>
        <draw:polygon draw:style-name="gr31" draw:text-style-name="P9" draw:layer="layout" svg:width="0.026cm" svg:height="0.38cm" svg:x="24.773cm" svg:y="20.952cm" svg:viewBox="0 0 27 381" draw:points="0,381 27,381 27,0 0,0">
          <text:p/>
        </draw:polygon>
        <draw:polygon draw:style-name="gr32" draw:text-style-name="P10" draw:layer="layout" svg:width="0.027cm" svg:height="0.38cm" svg:x="24.799cm" svg:y="20.952cm" svg:viewBox="0 0 28 381" draw:points="0,381 28,381 28,0 0,0">
          <text:p/>
        </draw:polygon>
        <draw:polygon draw:style-name="gr30" draw:text-style-name="P8" draw:layer="layout" svg:width="0.026cm" svg:height="0.38cm" svg:x="24.852cm" svg:y="20.952cm" svg:viewBox="0 0 27 381" draw:points="0,381 27,381 27,0 0,0">
          <text:p/>
        </draw:polygon>
        <draw:polygon draw:style-name="gr30" draw:text-style-name="P8" draw:layer="layout" svg:width="0.026cm" svg:height="0.38cm" svg:x="24.879cm" svg:y="20.952cm" svg:viewBox="0 0 27 381" draw:points="0,381 27,381 27,0 0,0">
          <text:p/>
        </draw:polygon>
        <draw:polygon draw:style-name="gr31" draw:text-style-name="P9" draw:layer="layout" svg:width="0.026cm" svg:height="0.38cm" svg:x="24.905cm" svg:y="20.952cm" svg:viewBox="0 0 27 381" draw:points="0,381 27,381 27,0 0,0">
          <text:p/>
        </draw:polygon>
        <draw:polygon draw:style-name="gr30" draw:text-style-name="P8" draw:layer="layout" svg:width="0.026cm" svg:height="0.38cm" svg:x="24.931cm" svg:y="20.952cm" svg:viewBox="0 0 27 381" draw:points="0,381 27,381 27,0 0,0">
          <text:p/>
        </draw:polygon>
        <draw:polygon draw:style-name="gr30" draw:text-style-name="P8" draw:layer="layout" svg:width="0.026cm" svg:height="0.38cm" svg:x="24.957cm" svg:y="20.952cm" svg:viewBox="0 0 27 381" draw:points="0,381 27,381 27,0 0,0">
          <text:p/>
        </draw:polygon>
        <draw:polygon draw:style-name="gr32" draw:text-style-name="P10" draw:layer="layout" svg:width="0.026cm" svg:height="0.38cm" svg:x="24.983cm" svg:y="20.952cm" svg:viewBox="0 0 27 381" draw:points="0,381 27,381 27,0 0,0">
          <text:p/>
        </draw:polygon>
        <draw:polygon draw:style-name="gr29" draw:text-style-name="P7" draw:layer="layout" svg:width="0.026cm" svg:height="0.38cm" svg:x="25.01cm" svg:y="20.952cm" svg:viewBox="0 0 27 381" draw:points="0,381 27,381 27,0 0,0">
          <text:p/>
        </draw:polygon>
        <draw:polygon draw:style-name="gr29" draw:text-style-name="P7" draw:layer="layout" svg:width="0.026cm" svg:height="0.38cm" svg:x="25.036cm" svg:y="20.952cm" svg:viewBox="0 0 27 381" draw:points="0,381 27,381 27,0 0,0">
          <text:p/>
        </draw:polygon>
        <draw:polygon draw:style-name="gr29" draw:text-style-name="P7" draw:layer="layout" svg:width="0.026cm" svg:height="0.38cm" svg:x="25.062cm" svg:y="20.952cm" svg:viewBox="0 0 27 381" draw:points="0,381 27,381 27,0 0,0">
          <text:p/>
        </draw:polygon>
        <draw:polygon draw:style-name="gr30" draw:text-style-name="P8" draw:layer="layout" svg:width="0.027cm" svg:height="0.38cm" svg:x="25.088cm" svg:y="20.952cm" svg:viewBox="0 0 28 381" draw:points="0,381 28,381 28,0 0,0">
          <text:p/>
        </draw:polygon>
        <draw:polygon draw:style-name="gr29" draw:text-style-name="P7" draw:layer="layout" svg:width="0.026cm" svg:height="0.38cm" svg:x="25.115cm" svg:y="20.952cm" svg:viewBox="0 0 27 381" draw:points="0,381 27,381 27,0 0,0">
          <text:p/>
        </draw:polygon>
        <draw:polygon draw:style-name="gr30" draw:text-style-name="P8" draw:layer="layout" svg:width="0.026cm" svg:height="0.38cm" svg:x="25.141cm" svg:y="20.952cm" svg:viewBox="0 0 27 381" draw:points="0,381 27,381 27,0 0,0">
          <text:p/>
        </draw:polygon>
        <draw:polygon draw:style-name="gr29" draw:text-style-name="P7" draw:layer="layout" svg:width="0.027cm" svg:height="0.38cm" svg:x="25.167cm" svg:y="20.952cm" svg:viewBox="0 0 28 381" draw:points="0,381 28,381 28,0 0,0">
          <text:p/>
        </draw:polygon>
        <draw:polygon draw:style-name="gr32" draw:text-style-name="P10" draw:layer="layout" svg:width="0.026cm" svg:height="0.38cm" svg:x="25.194cm" svg:y="20.952cm" svg:viewBox="0 0 27 381" draw:points="0,381 27,381 27,0 0,0">
          <text:p/>
        </draw:polygon>
        <draw:polygon draw:style-name="gr29" draw:text-style-name="P7" draw:layer="layout" svg:width="0.026cm" svg:height="0.38cm" svg:x="25.22cm" svg:y="20.952cm" svg:viewBox="0 0 27 381" draw:points="0,381 27,381 27,0 0,0">
          <text:p/>
        </draw:polygon>
        <draw:polygon draw:style-name="gr29" draw:text-style-name="P7" draw:layer="layout" svg:width="0.026cm" svg:height="0.38cm" svg:x="25.246cm" svg:y="20.952cm" svg:viewBox="0 0 27 381" draw:points="0,381 27,381 27,0 0,0">
          <text:p/>
        </draw:polygon>
        <draw:polygon draw:style-name="gr30" draw:text-style-name="P8" draw:layer="layout" svg:width="0.026cm" svg:height="0.38cm" svg:x="25.273cm" svg:y="20.952cm" svg:viewBox="0 0 27 381" draw:points="0,381 27,381 27,0 0,0">
          <text:p/>
        </draw:polygon>
        <draw:polygon draw:style-name="gr29" draw:text-style-name="P7" draw:layer="layout" svg:width="0.026cm" svg:height="0.38cm" svg:x="25.299cm" svg:y="20.952cm" svg:viewBox="0 0 27 381" draw:points="0,381 27,381 27,0 0,0">
          <text:p/>
        </draw:polygon>
        <draw:polygon draw:style-name="gr29" draw:text-style-name="P7" draw:layer="layout" svg:width="0.026cm" svg:height="0.38cm" svg:x="25.325cm" svg:y="20.952cm" svg:viewBox="0 0 27 381" draw:points="0,381 27,381 27,0 0,0">
          <text:p/>
        </draw:polygon>
        <draw:polygon draw:style-name="gr30" draw:text-style-name="P8" draw:layer="layout" svg:width="0.026cm" svg:height="0.38cm" svg:x="25.351cm" svg:y="20.952cm" svg:viewBox="0 0 27 381" draw:points="0,381 27,381 27,0 0,0">
          <text:p/>
        </draw:polygon>
        <draw:polygon draw:style-name="gr32" draw:text-style-name="P10" draw:layer="layout" svg:width="0.026cm" svg:height="0.38cm" svg:x="25.379cm" svg:y="20.952cm" svg:viewBox="0 0 27 381" draw:points="0,381 27,381 27,0 0,0">
          <text:p/>
        </draw:polygon>
        <draw:polygon draw:style-name="gr32" draw:text-style-name="P10" draw:layer="layout" svg:width="0.026cm" svg:height="0.38cm" svg:x="25.404cm" svg:y="20.952cm" svg:viewBox="0 0 27 381" draw:points="0,381 27,381 27,0 0,0">
          <text:p/>
        </draw:polygon>
        <draw:polygon draw:style-name="gr32" draw:text-style-name="P10" draw:layer="layout" svg:width="0.026cm" svg:height="0.38cm" svg:x="25.43cm" svg:y="20.952cm" svg:viewBox="0 0 27 381" draw:points="0,381 27,381 27,0 0,0">
          <text:p/>
        </draw:polygon>
        <draw:polygon draw:style-name="gr30" draw:text-style-name="P8" draw:layer="layout" svg:width="0.026cm" svg:height="0.38cm" svg:x="25.456cm" svg:y="20.952cm" svg:viewBox="0 0 27 381" draw:points="0,381 27,381 27,0 0,0">
          <text:p/>
        </draw:polygon>
        <draw:polygon draw:style-name="gr29" draw:text-style-name="P7" draw:layer="layout" svg:width="0.027cm" svg:height="0.38cm" svg:x="25.482cm" svg:y="20.952cm" svg:viewBox="0 0 28 381" draw:points="0,381 28,381 28,0 0,0">
          <text:p/>
        </draw:polygon>
        <draw:polygon draw:style-name="gr29" draw:text-style-name="P7" draw:layer="layout" svg:width="0.026cm" svg:height="0.38cm" svg:x="25.509cm" svg:y="20.952cm" svg:viewBox="0 0 27 381" draw:points="0,381 27,381 27,0 0,0">
          <text:p/>
        </draw:polygon>
        <draw:polygon draw:style-name="gr30" draw:text-style-name="P8" draw:layer="layout" svg:width="0.026cm" svg:height="0.38cm" svg:x="25.535cm" svg:y="20.952cm" svg:viewBox="0 0 27 381" draw:points="0,381 27,381 27,0 0,0">
          <text:p/>
        </draw:polygon>
        <draw:polygon draw:style-name="gr29" draw:text-style-name="P7" draw:layer="layout" svg:width="0.027cm" svg:height="0.38cm" svg:x="25.561cm" svg:y="20.952cm" svg:viewBox="0 0 28 381" draw:points="0,381 28,381 28,0 0,0">
          <text:p/>
        </draw:polygon>
        <draw:polygon draw:style-name="gr29" draw:text-style-name="P7" draw:layer="layout" svg:width="0.026cm" svg:height="0.38cm" svg:x="25.588cm" svg:y="20.952cm" svg:viewBox="0 0 27 381" draw:points="0,381 27,381 27,0 0,0">
          <text:p/>
        </draw:polygon>
        <draw:polygon draw:style-name="gr30" draw:text-style-name="P8" draw:layer="layout" svg:width="0.026cm" svg:height="0.38cm" svg:x="25.614cm" svg:y="20.952cm" svg:viewBox="0 0 27 381" draw:points="0,381 27,381 27,0 0,0">
          <text:p/>
        </draw:polygon>
        <draw:polygon draw:style-name="gr31" draw:text-style-name="P9" draw:layer="layout" svg:width="0.026cm" svg:height="0.38cm" svg:x="25.64cm" svg:y="20.952cm" svg:viewBox="0 0 27 381" draw:points="0,381 27,381 27,0 0,0">
          <text:p/>
        </draw:polygon>
        <draw:polygon draw:style-name="gr31" draw:text-style-name="P9" draw:layer="layout" svg:width="0.026cm" svg:height="0.38cm" svg:x="25.667cm" svg:y="20.952cm" svg:viewBox="0 0 27 381" draw:points="0,381 27,381 27,0 0,0">
          <text:p/>
        </draw:polygon>
        <draw:polygon draw:style-name="gr29" draw:text-style-name="P7" draw:layer="layout" svg:width="0.026cm" svg:height="0.38cm" svg:x="25.693cm" svg:y="20.952cm" svg:viewBox="0 0 27 381" draw:points="0,381 27,381 27,0 0,0">
          <text:p/>
        </draw:polygon>
        <draw:polygon draw:style-name="gr32" draw:text-style-name="P10" draw:layer="layout" svg:width="0.026cm" svg:height="0.38cm" svg:x="25.719cm" svg:y="20.952cm" svg:viewBox="0 0 27 381" draw:points="0,381 27,381 27,0 0,0">
          <text:p/>
        </draw:polygon>
        <draw:polygon draw:style-name="gr30" draw:text-style-name="P8" draw:layer="layout" svg:width="0.026cm" svg:height="0.38cm" svg:x="25.745cm" svg:y="20.952cm" svg:viewBox="0 0 27 381" draw:points="0,381 27,381 27,0 0,0">
          <text:p/>
        </draw:polygon>
        <draw:polygon draw:style-name="gr32" draw:text-style-name="P10" draw:layer="layout" svg:width="0.026cm" svg:height="0.38cm" svg:x="25.772cm" svg:y="20.952cm" svg:viewBox="0 0 27 381" draw:points="0,381 27,381 27,0 0,0">
          <text:p/>
        </draw:polygon>
        <draw:polygon draw:style-name="gr30" draw:text-style-name="P8" draw:layer="layout" svg:width="0.026cm" svg:height="0.38cm" svg:x="25.798cm" svg:y="20.952cm" svg:viewBox="0 0 27 381" draw:points="0,381 27,381 27,0 0,0">
          <text:p/>
        </draw:polygon>
        <draw:polygon draw:style-name="gr32" draw:text-style-name="P10" draw:layer="layout" svg:width="0.026cm" svg:height="0.38cm" svg:x="25.824cm" svg:y="20.952cm" svg:viewBox="0 0 27 381" draw:points="0,381 27,381 27,0 0,0">
          <text:p/>
        </draw:polygon>
        <draw:polygon draw:style-name="gr32" draw:text-style-name="P10" draw:layer="layout" svg:width="0.027cm" svg:height="0.38cm" svg:x="25.85cm" svg:y="20.952cm" svg:viewBox="0 0 28 381" draw:points="0,381 28,381 28,0 0,0">
          <text:p/>
        </draw:polygon>
        <draw:polygon draw:style-name="gr31" draw:text-style-name="P9" draw:layer="layout" svg:width="0.026cm" svg:height="0.38cm" svg:x="25.877cm" svg:y="20.952cm" svg:viewBox="0 0 27 381" draw:points="0,381 27,381 27,0 0,0">
          <text:p/>
        </draw:polygon>
        <draw:polygon draw:style-name="gr31" draw:text-style-name="P9" draw:layer="layout" svg:width="0.026cm" svg:height="0.38cm" svg:x="25.903cm" svg:y="20.952cm" svg:viewBox="0 0 27 381" draw:points="0,381 27,381 27,0 0,0">
          <text:p/>
        </draw:polygon>
        <draw:polygon draw:style-name="gr30" draw:text-style-name="P8" draw:layer="layout" svg:width="0.026cm" svg:height="0.38cm" svg:x="25.929cm" svg:y="20.952cm" svg:viewBox="0 0 27 381" draw:points="0,381 27,381 27,0 0,0">
          <text:p/>
        </draw:polygon>
        <draw:polygon draw:style-name="gr32" draw:text-style-name="P10" draw:layer="layout" svg:width="0.026cm" svg:height="0.38cm" svg:x="25.956cm" svg:y="20.952cm" svg:viewBox="0 0 27 381" draw:points="0,381 27,381 27,0 0,0">
          <text:p/>
        </draw:polygon>
        <draw:polygon draw:style-name="gr30" draw:text-style-name="P8" draw:layer="layout" svg:width="0.026cm" svg:height="0.38cm" svg:x="25.982cm" svg:y="20.952cm" svg:viewBox="0 0 27 381" draw:points="0,381 27,381 27,0 0,0">
          <text:p/>
        </draw:polygon>
        <draw:polygon draw:style-name="gr32" draw:text-style-name="P10" draw:layer="layout" svg:width="0.026cm" svg:height="0.38cm" svg:x="26.008cm" svg:y="20.952cm" svg:viewBox="0 0 27 381" draw:points="0,381 27,381 27,0 0,0">
          <text:p/>
        </draw:polygon>
        <draw:polygon draw:style-name="gr30" draw:text-style-name="P8" draw:layer="layout" svg:width="0.026cm" svg:height="0.38cm" svg:x="26.034cm" svg:y="20.952cm" svg:viewBox="0 0 27 381" draw:points="0,381 27,381 27,0 0,0">
          <text:p/>
        </draw:polygon>
        <draw:polygon draw:style-name="gr31" draw:text-style-name="P9" draw:layer="layout" svg:width="0.026cm" svg:height="0.38cm" svg:x="26.061cm" svg:y="20.952cm" svg:viewBox="0 0 27 381" draw:points="0,381 27,381 27,0 0,0">
          <text:p/>
        </draw:polygon>
        <draw:polygon draw:style-name="gr30" draw:text-style-name="P8" draw:layer="layout" svg:width="0.026cm" svg:height="0.38cm" svg:x="26.087cm" svg:y="20.952cm" svg:viewBox="0 0 27 381" draw:points="0,381 27,381 27,0 0,0">
          <text:p/>
        </draw:polygon>
        <draw:polygon draw:style-name="gr29" draw:text-style-name="P7" draw:layer="layout" svg:width="0.026cm" svg:height="0.38cm" svg:x="26.113cm" svg:y="20.952cm" svg:viewBox="0 0 27 381" draw:points="0,381 27,381 27,0 0,0">
          <text:p/>
        </draw:polygon>
        <draw:polygon draw:style-name="gr32" draw:text-style-name="P10" draw:layer="layout" svg:width="0.026cm" svg:height="0.38cm" svg:x="26.139cm" svg:y="20.952cm" svg:viewBox="0 0 27 381" draw:points="0,381 27,381 27,0 0,0">
          <text:p/>
        </draw:polygon>
        <draw:polygon draw:style-name="gr30" draw:text-style-name="P8" draw:layer="layout" svg:width="0.026cm" svg:height="0.38cm" svg:x="26.166cm" svg:y="20.952cm" svg:viewBox="0 0 27 381" draw:points="0,381 27,381 27,0 0,0">
          <text:p/>
        </draw:polygon>
        <draw:polygon draw:style-name="gr31" draw:text-style-name="P9" draw:layer="layout" svg:width="0.026cm" svg:height="0.38cm" svg:x="26.192cm" svg:y="20.952cm" svg:viewBox="0 0 27 381" draw:points="0,381 27,381 27,0 0,0">
          <text:p/>
        </draw:polygon>
        <draw:polygon draw:style-name="gr29" draw:text-style-name="P7" draw:layer="layout" svg:width="0.026cm" svg:height="0.38cm" svg:x="26.218cm" svg:y="20.952cm" svg:viewBox="0 0 27 381" draw:points="0,381 27,381 27,0 0,0">
          <text:p/>
        </draw:polygon>
        <draw:polygon draw:style-name="gr32" draw:text-style-name="P10" draw:layer="layout" svg:width="0.027cm" svg:height="0.38cm" svg:x="26.244cm" svg:y="20.952cm" svg:viewBox="0 0 28 381" draw:points="0,381 28,381 28,0 0,0">
          <text:p/>
        </draw:polygon>
        <draw:polygon draw:style-name="gr31" draw:text-style-name="P9" draw:layer="layout" svg:width="0.026cm" svg:height="0.38cm" svg:x="26.271cm" svg:y="20.952cm" svg:viewBox="0 0 27 381" draw:points="0,381 27,381 27,0 0,0">
          <text:p/>
        </draw:polygon>
        <draw:polygon draw:style-name="gr29" draw:text-style-name="P7" draw:layer="layout" svg:width="0.026cm" svg:height="0.38cm" svg:x="26.297cm" svg:y="20.952cm" svg:viewBox="0 0 27 381" draw:points="0,381 27,381 27,0 0,0">
          <text:p/>
        </draw:polygon>
        <draw:polygon draw:style-name="gr29" draw:text-style-name="P7" draw:layer="layout" svg:width="0.027cm" svg:height="0.38cm" svg:x="26.323cm" svg:y="20.952cm" svg:viewBox="0 0 28 381" draw:points="0,381 28,381 28,0 0,0">
          <text:p/>
        </draw:polygon>
        <draw:polygon draw:style-name="gr31" draw:text-style-name="P9" draw:layer="layout" svg:width="0.026cm" svg:height="0.38cm" svg:x="26.35cm" svg:y="20.952cm" svg:viewBox="0 0 27 381" draw:points="0,381 27,381 27,0 0,0">
          <text:p/>
        </draw:polygon>
        <draw:polygon draw:style-name="gr29" draw:text-style-name="P7" draw:layer="layout" svg:width="0.026cm" svg:height="0.38cm" svg:x="26.376cm" svg:y="20.952cm" svg:viewBox="0 0 27 381" draw:points="0,381 27,381 27,0 0,0">
          <text:p/>
        </draw:polygon>
        <draw:polygon draw:style-name="gr29" draw:text-style-name="P7" draw:layer="layout" svg:width="0.026cm" svg:height="0.38cm" svg:x="26.402cm" svg:y="20.952cm" svg:viewBox="0 0 27 381" draw:points="0,381 27,381 27,0 0,0">
          <text:p/>
        </draw:polygon>
        <draw:polygon draw:style-name="gr30" draw:text-style-name="P8" draw:layer="layout" svg:width="0.026cm" svg:height="0.38cm" svg:x="26.428cm" svg:y="20.952cm" svg:viewBox="0 0 27 381" draw:points="0,381 27,381 27,0 0,0">
          <text:p/>
        </draw:polygon>
        <draw:polygon draw:style-name="gr31" draw:text-style-name="P9" draw:layer="layout" svg:width="0.026cm" svg:height="0.38cm" svg:x="26.455cm" svg:y="20.952cm" svg:viewBox="0 0 27 381" draw:points="0,381 27,381 27,0 0,0">
          <text:p/>
        </draw:polygon>
        <draw:polygon draw:style-name="gr30" draw:text-style-name="P8" draw:layer="layout" svg:width="0.026cm" svg:height="0.38cm" svg:x="26.481cm" svg:y="20.952cm" svg:viewBox="0 0 27 381" draw:points="0,381 27,381 27,0 0,0">
          <text:p/>
        </draw:polygon>
        <draw:polygon draw:style-name="gr29" draw:text-style-name="P7" draw:layer="layout" svg:width="0.026cm" svg:height="0.38cm" svg:x="26.507cm" svg:y="20.952cm" svg:viewBox="0 0 27 381" draw:points="0,381 27,381 27,0 0,0">
          <text:p/>
        </draw:polygon>
        <draw:polygon draw:style-name="gr31" draw:text-style-name="P9" draw:layer="layout" svg:width="0.027cm" svg:height="0.38cm" svg:x="26.533cm" svg:y="20.952cm" svg:viewBox="0 0 28 381" draw:points="0,381 28,381 28,0 0,0">
          <text:p/>
        </draw:polygon>
        <draw:polygon draw:style-name="gr30" draw:text-style-name="P8" draw:layer="layout" svg:width="0.026cm" svg:height="0.38cm" svg:x="26.56cm" svg:y="20.952cm" svg:viewBox="0 0 27 381" draw:points="0,381 27,381 27,0 0,0">
          <text:p/>
        </draw:polygon>
        <draw:polygon draw:style-name="gr31" draw:text-style-name="P9" draw:layer="layout" svg:width="0.026cm" svg:height="0.38cm" svg:x="26.586cm" svg:y="20.952cm" svg:viewBox="0 0 27 381" draw:points="0,381 27,381 27,0 0,0">
          <text:p/>
        </draw:polygon>
        <draw:polygon draw:style-name="gr29" draw:text-style-name="P7" draw:layer="layout" svg:width="0.027cm" svg:height="0.38cm" svg:x="26.612cm" svg:y="20.952cm" svg:viewBox="0 0 28 381" draw:points="0,381 28,381 28,0 0,0">
          <text:p/>
        </draw:polygon>
        <draw:polygon draw:style-name="gr29" draw:text-style-name="P7" draw:layer="layout" svg:width="0.026cm" svg:height="0.38cm" svg:x="26.639cm" svg:y="20.952cm" svg:viewBox="0 0 27 381" draw:points="0,381 27,381 27,0 0,0">
          <text:p/>
        </draw:polygon>
        <draw:polygon draw:style-name="gr29" draw:text-style-name="P7" draw:layer="layout" svg:width="0.026cm" svg:height="0.38cm" svg:x="26.665cm" svg:y="20.952cm" svg:viewBox="0 0 27 381" draw:points="0,381 27,381 27,0 0,0">
          <text:p/>
        </draw:polygon>
        <draw:polygon draw:style-name="gr32" draw:text-style-name="P10" draw:layer="layout" svg:width="0.026cm" svg:height="0.38cm" svg:x="26.691cm" svg:y="20.952cm" svg:viewBox="0 0 27 381" draw:points="0,381 27,381 27,0 0,0">
          <text:p/>
        </draw:polygon>
        <draw:polygon draw:style-name="gr31" draw:text-style-name="P9" draw:layer="layout" svg:width="0.026cm" svg:height="0.38cm" svg:x="26.718cm" svg:y="20.952cm" svg:viewBox="0 0 27 381" draw:points="0,381 27,381 27,0 0,0">
          <text:p/>
        </draw:polygon>
        <draw:polygon draw:style-name="gr30" draw:text-style-name="P8" draw:layer="layout" svg:width="0.026cm" svg:height="0.38cm" svg:x="26.744cm" svg:y="20.952cm" svg:viewBox="0 0 27 381" draw:points="0,381 27,381 27,0 0,0">
          <text:p/>
        </draw:polygon>
        <draw:polygon draw:style-name="gr31" draw:text-style-name="P9" draw:layer="layout" svg:width="0.026cm" svg:height="0.38cm" svg:x="26.77cm" svg:y="20.952cm" svg:viewBox="0 0 27 381" draw:points="0,381 27,381 27,0 0,0">
          <text:p/>
        </draw:polygon>
        <draw:polygon draw:style-name="gr29" draw:text-style-name="P7" draw:layer="layout" svg:width="0.026cm" svg:height="0.38cm" svg:x="26.796cm" svg:y="20.952cm" svg:viewBox="0 0 27 381" draw:points="0,381 27,381 27,0 0,0">
          <text:p/>
        </draw:polygon>
        <draw:polygon draw:style-name="gr32" draw:text-style-name="P10" draw:layer="layout" svg:width="0.026cm" svg:height="0.38cm" svg:x="26.823cm" svg:y="20.952cm" svg:viewBox="0 0 27 381" draw:points="0,381 27,381 27,0 0,0">
          <text:p/>
        </draw:polygon>
        <draw:polygon draw:style-name="gr29" draw:text-style-name="P7" draw:layer="layout" svg:width="0.026cm" svg:height="0.38cm" svg:x="26.849cm" svg:y="20.952cm" svg:viewBox="0 0 27 381" draw:points="0,381 27,381 27,0 0,0">
          <text:p/>
        </draw:polygon>
        <draw:polygon draw:style-name="gr29" draw:text-style-name="P7" draw:layer="layout" svg:width="0.026cm" svg:height="0.38cm" svg:x="26.875cm" svg:y="20.952cm" svg:viewBox="0 0 27 381" draw:points="0,381 27,381 27,0 0,0">
          <text:p/>
        </draw:polygon>
        <draw:polygon draw:style-name="gr31" draw:text-style-name="P9" draw:layer="layout" svg:width="0.026cm" svg:height="0.38cm" svg:x="26.901cm" svg:y="20.952cm" svg:viewBox="0 0 27 381" draw:points="0,381 27,381 27,0 0,0">
          <text:p/>
        </draw:polygon>
        <draw:polygon draw:style-name="gr32" draw:text-style-name="P10" draw:layer="layout" svg:width="0.027cm" svg:height="0.38cm" svg:x="26.927cm" svg:y="20.952cm" svg:viewBox="0 0 28 381" draw:points="0,381 28,381 28,0 0,0">
          <text:p/>
        </draw:polygon>
        <draw:polygon draw:style-name="gr29" draw:text-style-name="P7" draw:layer="layout" svg:width="0.026cm" svg:height="0.38cm" svg:x="26.954cm" svg:y="20.952cm" svg:viewBox="0 0 27 381" draw:points="0,381 27,381 27,0 0,0">
          <text:p/>
        </draw:polygon>
        <draw:polygon draw:style-name="gr29" draw:text-style-name="P7" draw:layer="layout" svg:width="0.026cm" svg:height="0.38cm" svg:x="26.98cm" svg:y="20.952cm" svg:viewBox="0 0 27 381" draw:points="0,381 27,381 27,0 0,0">
          <text:p/>
        </draw:polygon>
        <draw:polygon draw:style-name="gr32" draw:text-style-name="P10" draw:layer="layout" svg:width="0.027cm" svg:height="0.38cm" svg:x="27.006cm" svg:y="20.952cm" svg:viewBox="0 0 28 381" draw:points="0,381 28,381 28,0 0,0">
          <text:p/>
        </draw:polygon>
        <draw:polygon draw:style-name="gr31" draw:text-style-name="P9" draw:layer="layout" svg:width="0.026cm" svg:height="0.38cm" svg:x="27.033cm" svg:y="20.952cm" svg:viewBox="0 0 27 381" draw:points="0,381 27,381 27,0 0,0">
          <text:p/>
        </draw:polygon>
        <draw:polygon draw:style-name="gr32" draw:text-style-name="P10" draw:layer="layout" svg:width="0.026cm" svg:height="0.38cm" svg:x="27.06cm" svg:y="20.952cm" svg:viewBox="0 0 27 381" draw:points="0,381 27,381 27,0 0,0">
          <text:p/>
        </draw:polygon>
        <draw:polygon draw:style-name="gr31" draw:text-style-name="P9" draw:layer="layout" svg:width="0.026cm" svg:height="0.38cm" svg:x="27.085cm" svg:y="20.952cm" svg:viewBox="0 0 27 381" draw:points="0,381 27,381 27,0 0,0">
          <text:p/>
        </draw:polygon>
        <draw:polygon draw:style-name="gr29" draw:text-style-name="P7" draw:layer="layout" svg:width="0.026cm" svg:height="0.38cm" svg:x="27.112cm" svg:y="20.952cm" svg:viewBox="0 0 27 381" draw:points="0,381 27,381 27,0 0,0">
          <text:p/>
        </draw:polygon>
        <draw:polygon draw:style-name="gr29" draw:text-style-name="P7" draw:layer="layout" svg:width="0.026cm" svg:height="0.38cm" svg:x="27.138cm" svg:y="20.952cm" svg:viewBox="0 0 27 381" draw:points="0,381 27,381 27,0 0,0">
          <text:p/>
        </draw:polygon>
        <draw:polygon draw:style-name="gr32" draw:text-style-name="P10" draw:layer="layout" svg:width="0.026cm" svg:height="0.38cm" svg:x="27.164cm" svg:y="20.952cm" svg:viewBox="0 0 27 381" draw:points="0,381 27,381 27,0 0,0">
          <text:p/>
        </draw:polygon>
        <draw:polygon draw:style-name="gr32" draw:text-style-name="P10" draw:layer="layout" svg:width="0.026cm" svg:height="0.38cm" svg:x="27.19cm" svg:y="20.952cm" svg:viewBox="0 0 27 381" draw:points="0,381 27,381 27,0 0,0">
          <text:p/>
        </draw:polygon>
        <draw:polygon draw:style-name="gr31" draw:text-style-name="P9" draw:layer="layout" svg:width="0.026cm" svg:height="0.38cm" svg:x="27.217cm" svg:y="20.952cm" svg:viewBox="0 0 27 381" draw:points="0,381 27,381 27,0 0,0">
          <text:p/>
        </draw:polygon>
        <draw:polygon draw:style-name="gr30" draw:text-style-name="P8" draw:layer="layout" svg:width="0.026cm" svg:height="0.38cm" svg:x="27.243cm" svg:y="20.952cm" svg:viewBox="0 0 27 381" draw:points="0,381 27,381 27,0 0,0">
          <text:p/>
        </draw:polygon>
        <draw:polygon draw:style-name="gr29" draw:text-style-name="P7" draw:layer="layout" svg:width="0.026cm" svg:height="0.38cm" svg:x="27.269cm" svg:y="20.952cm" svg:viewBox="0 0 27 381" draw:points="0,381 27,381 27,0 0,0">
          <text:p/>
        </draw:polygon>
        <draw:polygon draw:style-name="gr31" draw:text-style-name="P9" draw:layer="layout" svg:width="0.027cm" svg:height="0.38cm" svg:x="27.295cm" svg:y="20.952cm" svg:viewBox="0 0 28 381" draw:points="0,381 28,381 28,0 0,0">
          <text:p/>
        </draw:polygon>
        <draw:polygon draw:style-name="gr29" draw:text-style-name="P7" draw:layer="layout" svg:width="0.026cm" svg:height="0.38cm" svg:x="27.322cm" svg:y="20.952cm" svg:viewBox="0 0 27 381" draw:points="0,381 27,381 27,0 0,0">
          <text:p/>
        </draw:polygon>
        <draw:polygon draw:style-name="gr29" draw:text-style-name="P7" draw:layer="layout" svg:width="0.026cm" svg:height="0.38cm" svg:x="27.348cm" svg:y="20.952cm" svg:viewBox="0 0 27 381" draw:points="0,381 27,381 27,0 0,0">
          <text:p/>
        </draw:polygon>
        <draw:polygon draw:style-name="gr32" draw:text-style-name="P10" draw:layer="layout" svg:width="0.026cm" svg:height="0.38cm" svg:x="27.374cm" svg:y="20.952cm" svg:viewBox="0 0 27 381" draw:points="0,381 27,381 27,0 0,0">
          <text:p/>
        </draw:polygon>
        <draw:polygon draw:style-name="gr32" draw:text-style-name="P10" draw:layer="layout" svg:width="0.026cm" svg:height="0.38cm" svg:x="27.401cm" svg:y="20.952cm" svg:viewBox="0 0 27 381" draw:points="0,381 27,381 27,0 0,0">
          <text:p/>
        </draw:polygon>
        <draw:polygon draw:style-name="gr30" draw:text-style-name="P8" draw:layer="layout" svg:width="0.026cm" svg:height="0.38cm" svg:x="27.427cm" svg:y="20.952cm" svg:viewBox="0 0 27 381" draw:points="0,381 27,381 27,0 0,0">
          <text:p/>
        </draw:polygon>
        <draw:polygon draw:style-name="gr29" draw:text-style-name="P7" draw:layer="layout" svg:width="0.026cm" svg:height="0.38cm" svg:x="27.453cm" svg:y="20.952cm" svg:viewBox="0 0 27 381" draw:points="0,381 27,381 27,0 0,0">
          <text:p/>
        </draw:polygon>
        <draw:polygon draw:style-name="gr31" draw:text-style-name="P9" draw:layer="layout" svg:width="0.026cm" svg:height="0.38cm" svg:x="27.48cm" svg:y="20.952cm" svg:viewBox="0 0 27 381" draw:points="0,381 27,381 27,0 0,0">
          <text:p/>
        </draw:polygon>
        <draw:polygon draw:style-name="gr32" draw:text-style-name="P10" draw:layer="layout" svg:width="0.026cm" svg:height="0.38cm" svg:x="27.506cm" svg:y="20.952cm" svg:viewBox="0 0 27 381" draw:points="0,381 27,381 27,0 0,0">
          <text:p/>
        </draw:polygon>
        <draw:polygon draw:style-name="gr31" draw:text-style-name="P9" draw:layer="layout" svg:width="0.026cm" svg:height="0.38cm" svg:x="27.532cm" svg:y="20.952cm" svg:viewBox="0 0 27 381" draw:points="0,381 27,381 27,0 0,0">
          <text:p/>
        </draw:polygon>
        <draw:polygon draw:style-name="gr29" draw:text-style-name="P7" draw:layer="layout" svg:width="0.026cm" svg:height="0.38cm" svg:x="27.558cm" svg:y="20.952cm" svg:viewBox="0 0 27 381" draw:points="0,381 27,381 27,0 0,0">
          <text:p/>
        </draw:polygon>
        <draw:polygon draw:style-name="gr29" draw:text-style-name="P7" draw:layer="layout" svg:width="0.026cm" svg:height="0.38cm" svg:x="27.584cm" svg:y="20.952cm" svg:viewBox="0 0 27 381" draw:points="0,381 27,381 27,0 0,0">
          <text:p/>
        </draw:polygon>
        <draw:polygon draw:style-name="gr32" draw:text-style-name="P10" draw:layer="layout" svg:width="0.026cm" svg:height="0.38cm" svg:x="27.611cm" svg:y="20.952cm" svg:viewBox="0 0 27 381" draw:points="0,381 27,381 27,0 0,0">
          <text:p/>
        </draw:polygon>
        <draw:polygon draw:style-name="gr30" draw:text-style-name="P8" draw:layer="layout" svg:width="0.026cm" svg:height="0.38cm" svg:x="27.637cm" svg:y="20.952cm" svg:viewBox="0 0 27 381" draw:points="0,381 27,381 27,0 0,0">
          <text:p/>
        </draw:polygon>
        <draw:polygon draw:style-name="gr29" draw:text-style-name="P7" draw:layer="layout" svg:width="0.026cm" svg:height="0.38cm" svg:x="27.663cm" svg:y="20.952cm" svg:viewBox="0 0 27 381" draw:points="0,381 27,381 27,0 0,0">
          <text:p/>
        </draw:polygon>
        <draw:polygon draw:style-name="gr32" draw:text-style-name="P10" draw:layer="layout" svg:width="0.027cm" svg:height="0.38cm" svg:x="27.689cm" svg:y="20.952cm" svg:viewBox="0 0 28 381" draw:points="0,381 28,381 28,0 0,0">
          <text:p/>
        </draw:polygon>
        <draw:polygon draw:style-name="gr30" draw:text-style-name="P8" draw:layer="layout" svg:width="0.026cm" svg:height="0.38cm" svg:x="27.716cm" svg:y="20.952cm" svg:viewBox="0 0 27 381" draw:points="0,381 27,381 27,0 0,0">
          <text:p/>
        </draw:polygon>
        <draw:polygon draw:style-name="gr31" draw:text-style-name="P9" draw:layer="layout" svg:width="0.026cm" svg:height="0.38cm" svg:x="27.742cm" svg:y="20.952cm" svg:viewBox="0 0 27 381" draw:points="0,381 27,381 27,0 0,0">
          <text:p/>
        </draw:polygon>
        <draw:polygon draw:style-name="gr29" draw:text-style-name="P7" draw:layer="layout" svg:width="0.026cm" svg:height="0.38cm" svg:x="27.768cm" svg:y="20.952cm" svg:viewBox="0 0 27 381" draw:points="0,381 27,381 27,0 0,0">
          <text:p/>
        </draw:polygon>
        <draw:polygon draw:style-name="gr29" draw:text-style-name="P7" draw:layer="layout" svg:width="0.026cm" svg:height="0.38cm" svg:x="27.795cm" svg:y="20.952cm" svg:viewBox="0 0 27 381" draw:points="0,381 27,381 27,0 0,0">
          <text:p/>
        </draw:polygon>
        <draw:polygon draw:style-name="gr32" draw:text-style-name="P10" draw:layer="layout" svg:width="0.026cm" svg:height="0.38cm" svg:x="27.821cm" svg:y="20.952cm" svg:viewBox="0 0 27 381" draw:points="0,381 27,381 27,0 0,0">
          <text:p/>
        </draw:polygon>
        <draw:polygon draw:style-name="gr30" draw:text-style-name="P8" draw:layer="layout" svg:width="0.026cm" svg:height="0.38cm" svg:x="27.847cm" svg:y="20.952cm" svg:viewBox="0 0 27 381" draw:points="0,381 27,381 27,0 0,0">
          <text:p/>
        </draw:polygon>
        <draw:polygon draw:style-name="gr32" draw:text-style-name="P10" draw:layer="layout" svg:width="0.026cm" svg:height="0.38cm" svg:x="27.873cm" svg:y="20.952cm" svg:viewBox="0 0 27 381" draw:points="0,381 27,381 27,0 0,0">
          <text:p/>
        </draw:polygon>
        <draw:polygon draw:style-name="gr32" draw:text-style-name="P10" draw:layer="layout" svg:width="0.026cm" svg:height="0.38cm" svg:x="27.9cm" svg:y="20.952cm" svg:viewBox="0 0 27 381" draw:points="0,381 27,381 27,0 0,0">
          <text:p/>
        </draw:polygon>
        <draw:polygon draw:style-name="gr32" draw:text-style-name="P10" draw:layer="layout" svg:width="0.026cm" svg:height="0.38cm" svg:x="27.926cm" svg:y="20.952cm" svg:viewBox="0 0 27 381" draw:points="0,381 27,381 27,0 0,0">
          <text:p/>
        </draw:polygon>
        <draw:polygon draw:style-name="gr31" draw:text-style-name="P9" draw:layer="layout" svg:width="0.026cm" svg:height="0.38cm" svg:x="27.952cm" svg:y="20.952cm" svg:viewBox="0 0 27 381" draw:points="0,381 27,381 27,0 0,0">
          <text:p/>
        </draw:polygon>
        <draw:polygon draw:style-name="gr29" draw:text-style-name="P7" draw:layer="layout" svg:width="0.026cm" svg:height="0.38cm" svg:x="27.978cm" svg:y="20.952cm" svg:viewBox="0 0 27 381" draw:points="0,381 27,381 27,0 0,0">
          <text:p/>
        </draw:polygon>
        <draw:polygon draw:style-name="gr29" draw:text-style-name="P7" draw:layer="layout" svg:width="0.026cm" svg:height="0.38cm" svg:x="28.005cm" svg:y="20.952cm" svg:viewBox="0 0 27 381" draw:points="0,381 27,381 27,0 0,0">
          <text:p/>
        </draw:polygon>
        <draw:polygon draw:style-name="gr30" draw:text-style-name="P8" draw:layer="layout" svg:width="0.026cm" svg:height="0.38cm" svg:x="28.031cm" svg:y="20.952cm" svg:viewBox="0 0 27 381" draw:points="0,381 27,381 27,0 0,0">
          <text:p/>
        </draw:polygon>
        <draw:polygon draw:style-name="gr31" draw:text-style-name="P9" draw:layer="layout" svg:width="0.027cm" svg:height="0.38cm" svg:x="28.057cm" svg:y="20.952cm" svg:viewBox="0 0 28 381" draw:points="0,381 28,381 28,0 0,0">
          <text:p/>
        </draw:polygon>
        <draw:polygon draw:style-name="gr30" draw:text-style-name="P8" draw:layer="layout" svg:width="0.026cm" svg:height="0.38cm" svg:x="28.084cm" svg:y="20.952cm" svg:viewBox="0 0 27 381" draw:points="0,381 27,381 27,0 0,0">
          <text:p/>
        </draw:polygon>
        <draw:polygon draw:style-name="gr29" draw:text-style-name="P7" draw:layer="layout" svg:width="0.026cm" svg:height="0.38cm" svg:x="28.11cm" svg:y="20.952cm" svg:viewBox="0 0 27 381" draw:points="0,381 27,381 27,0 0,0">
          <text:p/>
        </draw:polygon>
        <draw:polygon draw:style-name="gr30" draw:text-style-name="P8" draw:layer="layout" svg:width="0.026cm" svg:height="0.38cm" svg:x="28.136cm" svg:y="20.952cm" svg:viewBox="0 0 27 381" draw:points="0,381 27,381 27,0 0,0">
          <text:p/>
        </draw:polygon>
        <draw:polygon draw:style-name="gr30" draw:text-style-name="P8" draw:layer="layout" svg:width="0.026cm" svg:height="0.38cm" svg:x="28.163cm" svg:y="20.952cm" svg:viewBox="0 0 27 381" draw:points="0,381 27,381 27,0 0,0">
          <text:p/>
        </draw:polygon>
        <draw:polygon draw:style-name="gr32" draw:text-style-name="P10" draw:layer="layout" svg:width="0.026cm" svg:height="0.38cm" svg:x="28.189cm" svg:y="20.952cm" svg:viewBox="0 0 27 381" draw:points="0,381 27,381 27,0 0,0">
          <text:p/>
        </draw:polygon>
        <draw:polygon draw:style-name="gr32" draw:text-style-name="P10" draw:layer="layout" svg:width="0.026cm" svg:height="0.38cm" svg:x="28.215cm" svg:y="20.952cm" svg:viewBox="0 0 27 381" draw:points="0,381 27,381 27,0 0,0">
          <text:p/>
        </draw:polygon>
        <draw:polygon draw:style-name="gr31" draw:text-style-name="P9" draw:layer="layout" svg:width="0.026cm" svg:height="0.38cm" svg:x="28.241cm" svg:y="20.952cm" svg:viewBox="0 0 27 381" draw:points="0,381 27,381 27,0 0,0">
          <text:p/>
        </draw:polygon>
        <draw:polygon draw:style-name="gr30" draw:text-style-name="P8" draw:layer="layout" svg:width="0.026cm" svg:height="0.38cm" svg:x="28.267cm" svg:y="20.952cm" svg:viewBox="0 0 27 381" draw:points="0,381 27,381 27,0 0,0">
          <text:p/>
        </draw:polygon>
        <draw:polygon draw:style-name="gr31" draw:text-style-name="P9" draw:layer="layout" svg:width="0.026cm" svg:height="0.38cm" svg:x="28.294cm" svg:y="20.952cm" svg:viewBox="0 0 27 381" draw:points="0,381 27,381 27,0 0,0">
          <text:p/>
        </draw:polygon>
        <draw:polygon draw:style-name="gr30" draw:text-style-name="P8" draw:layer="layout" svg:width="0.026cm" svg:height="0.38cm" svg:x="28.32cm" svg:y="20.952cm" svg:viewBox="0 0 27 381" draw:points="0,381 27,381 27,0 0,0">
          <text:p/>
        </draw:polygon>
        <draw:polygon draw:style-name="gr30" draw:text-style-name="P8" draw:layer="layout" svg:width="0.026cm" svg:height="0.38cm" svg:x="28.346cm" svg:y="20.952cm" svg:viewBox="0 0 27 381" draw:points="0,381 27,381 27,0 0,0">
          <text:p/>
        </draw:polygon>
        <draw:polygon draw:style-name="gr30" draw:text-style-name="P8" draw:layer="layout" svg:width="0.027cm" svg:height="0.38cm" svg:x="28.372cm" svg:y="20.952cm" svg:viewBox="0 0 28 381" draw:points="0,381 28,381 28,0 0,0">
          <text:p/>
        </draw:polygon>
        <draw:polygon draw:style-name="gr32" draw:text-style-name="P10" draw:layer="layout" svg:width="0.026cm" svg:height="0.38cm" svg:x="28.399cm" svg:y="20.952cm" svg:viewBox="0 0 27 381" draw:points="0,381 27,381 27,0 0,0">
          <text:p/>
        </draw:polygon>
        <draw:polygon draw:style-name="gr32" draw:text-style-name="P10" draw:layer="layout" svg:width="0.026cm" svg:height="0.38cm" svg:x="28.425cm" svg:y="20.952cm" svg:viewBox="0 0 27 381" draw:points="0,381 27,381 27,0 0,0">
          <text:p/>
        </draw:polygon>
        <draw:polygon draw:style-name="gr32" draw:text-style-name="P10" draw:layer="layout" svg:width="0.027cm" svg:height="0.38cm" svg:x="28.451cm" svg:y="20.952cm" svg:viewBox="0 0 28 381" draw:points="0,381 28,381 28,0 0,0">
          <text:p/>
        </draw:polygon>
        <draw:polygon draw:style-name="gr31" draw:text-style-name="P9" draw:layer="layout" svg:width="0.026cm" svg:height="0.38cm" svg:x="28.478cm" svg:y="20.952cm" svg:viewBox="0 0 27 381" draw:points="0,381 27,381 27,0 0,0">
          <text:p/>
        </draw:polygon>
        <draw:polygon draw:style-name="gr31" draw:text-style-name="P9" draw:layer="layout" svg:width="0.026cm" svg:height="0.38cm" svg:x="28.504cm" svg:y="20.952cm" svg:viewBox="0 0 27 381" draw:points="0,381 27,381 27,0 0,0">
          <text:p/>
        </draw:polygon>
        <draw:polygon draw:style-name="gr32" draw:text-style-name="P10" draw:layer="layout" svg:width="0.026cm" svg:height="0.38cm" svg:x="28.53cm" svg:y="20.952cm" svg:viewBox="0 0 27 381" draw:points="0,381 27,381 27,0 0,0">
          <text:p/>
        </draw:polygon>
        <draw:polygon draw:style-name="gr29" draw:text-style-name="P7" draw:layer="layout" svg:width="0.026cm" svg:height="0.38cm" svg:x="28.557cm" svg:y="20.952cm" svg:viewBox="0 0 27 381" draw:points="0,381 27,381 27,0 0,0">
          <text:p/>
        </draw:polygon>
        <draw:polygon draw:style-name="gr32" draw:text-style-name="P10" draw:layer="layout" svg:width="0.026cm" svg:height="0.38cm" svg:x="28.583cm" svg:y="20.952cm" svg:viewBox="0 0 27 381" draw:points="0,381 27,381 27,0 0,0">
          <text:p/>
        </draw:polygon>
        <draw:polygon draw:style-name="gr32" draw:text-style-name="P10" draw:layer="layout" svg:width="0.026cm" svg:height="0.38cm" svg:x="28.609cm" svg:y="20.952cm" svg:viewBox="0 0 27 381" draw:points="0,381 27,381 27,0 0,0">
          <text:p/>
        </draw:polygon>
        <draw:polygon draw:style-name="gr30" draw:text-style-name="P8" draw:layer="layout" svg:width="0.026cm" svg:height="0.38cm" svg:x="28.635cm" svg:y="20.952cm" svg:viewBox="0 0 27 381" draw:points="0,381 27,381 27,0 0,0">
          <text:p/>
        </draw:polygon>
        <draw:polygon draw:style-name="gr30" draw:text-style-name="P8" draw:layer="layout" svg:width="0.026cm" svg:height="0.38cm" svg:x="28.662cm" svg:y="20.952cm" svg:viewBox="0 0 27 381" draw:points="0,381 27,381 27,0 0,0">
          <text:p/>
        </draw:polygon>
        <draw:polygon draw:style-name="gr31" draw:text-style-name="P9" draw:layer="layout" svg:width="0.026cm" svg:height="0.38cm" svg:x="28.688cm" svg:y="20.952cm" svg:viewBox="0 0 27 381" draw:points="0,381 27,381 27,0 0,0">
          <text:p/>
        </draw:polygon>
        <draw:polygon draw:style-name="gr29" draw:text-style-name="P7" draw:layer="layout" svg:width="0.026cm" svg:height="0.38cm" svg:x="28.714cm" svg:y="20.952cm" svg:viewBox="0 0 27 381" draw:points="0,381 27,381 27,0 0,0">
          <text:p/>
        </draw:polygon>
        <draw:polygon draw:style-name="gr32" draw:text-style-name="P10" draw:layer="layout" svg:width="0.026cm" svg:height="0.38cm" svg:x="28.74cm" svg:y="20.952cm" svg:viewBox="0 0 27 381" draw:points="0,381 27,381 27,0 0,0">
          <text:p/>
        </draw:polygon>
        <draw:polygon draw:style-name="gr31" draw:text-style-name="P9" draw:layer="layout" svg:width="0.027cm" svg:height="0.38cm" svg:x="28.767cm" svg:y="20.952cm" svg:viewBox="0 0 28 381" draw:points="0,381 28,381 28,0 0,0">
          <text:p/>
        </draw:polygon>
        <draw:polygon draw:style-name="gr31" draw:text-style-name="P9" draw:layer="layout" svg:width="0.026cm" svg:height="0.38cm" svg:x="28.793cm" svg:y="20.952cm" svg:viewBox="0 0 27 381" draw:points="0,381 27,381 27,0 0,0">
          <text:p/>
        </draw:polygon>
        <draw:polygon draw:style-name="gr31" draw:text-style-name="P9" draw:layer="layout" svg:width="0.026cm" svg:height="0.38cm" svg:x="28.819cm" svg:y="20.952cm" svg:viewBox="0 0 27 381" draw:points="0,381 27,381 27,0 0,0">
          <text:p/>
        </draw:polygon>
        <draw:polygon draw:style-name="gr30" draw:text-style-name="P8" draw:layer="layout" svg:width="0.026cm" svg:height="0.38cm" svg:x="28.846cm" svg:y="20.952cm" svg:viewBox="0 0 27 381" draw:points="0,381 27,381 27,0 0,0">
          <text:p/>
        </draw:polygon>
        <draw:polygon draw:style-name="gr29" draw:text-style-name="P7" draw:layer="layout" svg:width="0.026cm" svg:height="0.38cm" svg:x="28.872cm" svg:y="20.952cm" svg:viewBox="0 0 27 381" draw:points="0,381 27,381 27,0 0,0">
          <text:p/>
        </draw:polygon>
        <draw:polygon draw:style-name="gr32" draw:text-style-name="P10" draw:layer="layout" svg:width="0.026cm" svg:height="0.38cm" svg:x="28.898cm" svg:y="20.952cm" svg:viewBox="0 0 27 381" draw:points="0,381 27,381 27,0 0,0">
          <text:p/>
        </draw:polygon>
        <draw:polygon draw:style-name="gr31" draw:text-style-name="P9" draw:layer="layout" svg:width="0.026cm" svg:height="0.38cm" svg:x="28.924cm" svg:y="20.952cm" svg:viewBox="0 0 27 381" draw:points="0,381 27,381 27,0 0,0">
          <text:p/>
        </draw:polygon>
        <draw:polygon draw:style-name="gr30" draw:text-style-name="P8" draw:layer="layout" svg:width="0.026cm" svg:height="0.38cm" svg:x="28.951cm" svg:y="20.952cm" svg:viewBox="0 0 27 381" draw:points="0,381 27,381 27,0 0,0">
          <text:p/>
        </draw:polygon>
        <draw:polygon draw:style-name="gr30" draw:text-style-name="P8" draw:layer="layout" svg:width="0.026cm" svg:height="0.38cm" svg:x="28.977cm" svg:y="20.952cm" svg:viewBox="0 0 27 381" draw:points="0,381 27,381 27,0 0,0">
          <text:p/>
        </draw:polygon>
        <draw:polygon draw:style-name="gr32" draw:text-style-name="P10" draw:layer="layout" svg:width="0.026cm" svg:height="0.38cm" svg:x="29.003cm" svg:y="20.952cm" svg:viewBox="0 0 27 381" draw:points="0,381 27,381 27,0 0,0">
          <text:p/>
        </draw:polygon>
        <draw:polygon draw:style-name="gr31" draw:text-style-name="P9" draw:layer="layout" svg:width="0.026cm" svg:height="0.38cm" svg:x="29.029cm" svg:y="20.952cm" svg:viewBox="0 0 27 381" draw:points="0,381 27,381 27,0 0,0">
          <text:p/>
        </draw:polygon>
        <draw:polygon draw:style-name="gr32" draw:text-style-name="P10" draw:layer="layout" svg:width="0.026cm" svg:height="0.38cm" svg:x="29.056cm" svg:y="20.952cm" svg:viewBox="0 0 27 381" draw:points="0,381 27,381 27,0 0,0">
          <text:p/>
        </draw:polygon>
        <draw:polygon draw:style-name="gr32" draw:text-style-name="P10" draw:layer="layout" svg:width="0.026cm" svg:height="0.38cm" svg:x="29.082cm" svg:y="20.952cm" svg:viewBox="0 0 27 381" draw:points="0,381 27,381 27,0 0,0">
          <text:p/>
        </draw:polygon>
        <draw:polygon draw:style-name="gr30" draw:text-style-name="P8" draw:layer="layout" svg:width="0.026cm" svg:height="0.38cm" svg:x="29.108cm" svg:y="20.952cm" svg:viewBox="0 0 27 381" draw:points="0,381 27,381 27,0 0,0">
          <text:p/>
        </draw:polygon>
        <draw:polygon draw:style-name="gr31" draw:text-style-name="P9" draw:layer="layout" svg:width="0.027cm" svg:height="0.38cm" svg:x="29.134cm" svg:y="20.952cm" svg:viewBox="0 0 28 381" draw:points="0,381 28,381 28,0 0,0">
          <text:p/>
        </draw:polygon>
        <draw:polygon draw:style-name="gr29" draw:text-style-name="P7" draw:layer="layout" svg:width="0.026cm" svg:height="0.38cm" svg:x="29.161cm" svg:y="20.952cm" svg:viewBox="0 0 27 381" draw:points="0,381 27,381 27,0 0,0">
          <text:p/>
        </draw:polygon>
        <draw:polygon draw:style-name="gr31" draw:text-style-name="P9" draw:layer="layout" svg:width="0.026cm" svg:height="0.38cm" svg:x="29.187cm" svg:y="20.952cm" svg:viewBox="0 0 27 381" draw:points="0,381 27,381 27,0 0,0">
          <text:p/>
        </draw:polygon>
        <draw:polygon draw:style-name="gr32" draw:text-style-name="P10" draw:layer="layout" svg:width="0.026cm" svg:height="0.38cm" svg:x="29.213cm" svg:y="20.952cm" svg:viewBox="0 0 27 381" draw:points="0,381 27,381 27,0 0,0">
          <text:p/>
        </draw:polygon>
        <draw:polygon draw:style-name="gr31" draw:text-style-name="P9" draw:layer="layout" svg:width="0.026cm" svg:height="0.38cm" svg:x="29.24cm" svg:y="20.952cm" svg:viewBox="0 0 27 381" draw:points="0,381 27,381 27,0 0,0">
          <text:p/>
        </draw:polygon>
        <draw:polygon draw:style-name="gr32" draw:text-style-name="P10" draw:layer="layout" svg:width="0.026cm" svg:height="0.38cm" svg:x="29.266cm" svg:y="20.952cm" svg:viewBox="0 0 27 381" draw:points="0,381 27,381 27,0 0,0">
          <text:p/>
        </draw:polygon>
        <draw:polygon draw:style-name="gr30" draw:text-style-name="P8" draw:layer="layout" svg:width="0.026cm" svg:height="0.38cm" svg:x="29.292cm" svg:y="20.952cm" svg:viewBox="0 0 27 381" draw:points="0,381 27,381 27,0 0,0">
          <text:p/>
        </draw:polygon>
        <draw:polygon draw:style-name="gr32" draw:text-style-name="P10" draw:layer="layout" svg:width="0.026cm" svg:height="0.38cm" svg:x="29.318cm" svg:y="20.952cm" svg:viewBox="0 0 27 381" draw:points="0,381 27,381 27,0 0,0">
          <text:p/>
        </draw:polygon>
        <draw:polygon draw:style-name="gr32" draw:text-style-name="P10" draw:layer="layout" svg:width="0.026cm" svg:height="0.38cm" svg:x="29.345cm" svg:y="20.952cm" svg:viewBox="0 0 27 381" draw:points="0,381 27,381 27,0 0,0">
          <text:p/>
        </draw:polygon>
        <draw:polygon draw:style-name="gr31" draw:text-style-name="P9" draw:layer="layout" svg:width="0.026cm" svg:height="0.38cm" svg:x="29.371cm" svg:y="20.952cm" svg:viewBox="0 0 27 381" draw:points="0,381 27,381 27,0 0,0">
          <text:p/>
        </draw:polygon>
        <draw:polygon draw:style-name="gr29" draw:text-style-name="P7" draw:layer="layout" svg:width="0.026cm" svg:height="0.38cm" svg:x="29.397cm" svg:y="20.952cm" svg:viewBox="0 0 27 381" draw:points="0,381 27,381 27,0 0,0">
          <text:p/>
        </draw:polygon>
        <draw:polygon draw:style-name="gr29" draw:text-style-name="P7" draw:layer="layout" svg:width="0.026cm" svg:height="0.38cm" svg:x="29.423cm" svg:y="20.952cm" svg:viewBox="0 0 27 381" draw:points="0,381 27,381 27,0 0,0">
          <text:p/>
        </draw:polygon>
        <draw:polygon draw:style-name="gr32" draw:text-style-name="P10" draw:layer="layout" svg:width="0.026cm" svg:height="0.38cm" svg:x="29.45cm" svg:y="20.952cm" svg:viewBox="0 0 27 381" draw:points="0,381 27,381 27,0 0,0">
          <text:p/>
        </draw:polygon>
        <draw:polygon draw:style-name="gr32" draw:text-style-name="P10" draw:layer="layout" svg:width="0.026cm" svg:height="0.38cm" svg:x="29.476cm" svg:y="20.952cm" svg:viewBox="0 0 27 381" draw:points="0,381 27,381 27,0 0,0">
          <text:p/>
        </draw:polygon>
        <draw:polygon draw:style-name="gr30" draw:text-style-name="P8" draw:layer="layout" svg:width="0.026cm" svg:height="0.38cm" svg:x="29.502cm" svg:y="20.952cm" svg:viewBox="0 0 27 381" draw:points="0,381 27,381 27,0 0,0">
          <text:p/>
        </draw:polygon>
        <draw:polygon draw:style-name="gr29" draw:text-style-name="P7" draw:layer="layout" svg:width="0.027cm" svg:height="0.38cm" svg:x="29.528cm" svg:y="20.952cm" svg:viewBox="0 0 28 381" draw:points="0,381 28,381 28,0 0,0">
          <text:p/>
        </draw:polygon>
        <draw:polygon draw:style-name="gr32" draw:text-style-name="P10" draw:layer="layout" svg:width="0.026cm" svg:height="0.38cm" svg:x="29.555cm" svg:y="20.952cm" svg:viewBox="0 0 27 381" draw:points="0,381 27,381 27,0 0,0">
          <text:p/>
        </draw:polygon>
        <draw:polygon draw:style-name="gr30" draw:text-style-name="P8" draw:layer="layout" svg:width="0.026cm" svg:height="0.38cm" svg:x="29.581cm" svg:y="20.952cm" svg:viewBox="0 0 27 381" draw:points="0,381 27,381 27,0 0,0">
          <text:p/>
        </draw:polygon>
        <draw:polygon draw:style-name="gr31" draw:text-style-name="P9" draw:layer="layout" svg:width="0.026cm" svg:height="0.38cm" svg:x="29.607cm" svg:y="20.952cm" svg:viewBox="0 0 27 381" draw:points="0,381 27,381 27,0 0,0">
          <text:p/>
        </draw:polygon>
        <draw:polygon draw:style-name="gr30" draw:text-style-name="P8" draw:layer="layout" svg:width="0.026cm" svg:height="0.38cm" svg:x="29.635cm" svg:y="20.952cm" svg:viewBox="0 0 27 381" draw:points="0,381 27,381 27,0 0,0">
          <text:p/>
        </draw:polygon>
        <draw:polygon draw:style-name="gr30" draw:text-style-name="P8" draw:layer="layout" svg:width="0.026cm" svg:height="0.38cm" svg:x="29.66cm" svg:y="20.952cm" svg:viewBox="0 0 27 381" draw:points="0,381 27,381 27,0 0,0">
          <text:p/>
        </draw:polygon>
        <draw:polygon draw:style-name="gr31" draw:text-style-name="P9" draw:layer="layout" svg:width="0.026cm" svg:height="0.38cm" svg:x="29.686cm" svg:y="20.952cm" svg:viewBox="0 0 27 381" draw:points="0,381 27,381 27,0 0,0">
          <text:p/>
        </draw:polygon>
        <draw:polygon draw:style-name="gr30" draw:text-style-name="P8" draw:layer="layout" svg:width="0.026cm" svg:height="0.38cm" svg:x="29.712cm" svg:y="20.952cm" svg:viewBox="0 0 27 381" draw:points="0,381 27,381 27,0 0,0">
          <text:p/>
        </draw:polygon>
        <draw:polygon draw:style-name="gr30" draw:text-style-name="P8" draw:layer="layout" svg:width="0.026cm" svg:height="0.38cm" svg:x="29.739cm" svg:y="20.952cm" svg:viewBox="0 0 27 381" draw:points="0,381 27,381 27,0 0,0">
          <text:p/>
        </draw:polygon>
        <draw:polygon draw:style-name="gr32" draw:text-style-name="P10" draw:layer="layout" svg:width="0.026cm" svg:height="0.38cm" svg:x="29.765cm" svg:y="20.952cm" svg:viewBox="0 0 27 381" draw:points="0,381 27,381 27,0 0,0">
          <text:p/>
        </draw:polygon>
        <draw:polygon draw:style-name="gr30" draw:text-style-name="P8" draw:layer="layout" svg:width="0.026cm" svg:height="0.38cm" svg:x="29.791cm" svg:y="20.952cm" svg:viewBox="0 0 27 381" draw:points="0,381 27,381 27,0 0,0">
          <text:p/>
        </draw:polygon>
        <draw:polygon draw:style-name="gr30" draw:text-style-name="P8" draw:layer="layout" svg:width="0.027cm" svg:height="0.38cm" svg:x="29.817cm" svg:y="20.952cm" svg:viewBox="0 0 28 381" draw:points="0,381 28,381 28,0 0,0">
          <text:p/>
        </draw:polygon>
        <draw:polygon draw:style-name="gr31" draw:text-style-name="P9" draw:layer="layout" svg:width="0.026cm" svg:height="0.38cm" svg:x="29.844cm" svg:y="20.952cm" svg:viewBox="0 0 27 381" draw:points="0,381 27,381 27,0 0,0">
          <text:p/>
        </draw:polygon>
        <draw:polygon draw:style-name="gr31" draw:text-style-name="P9" draw:layer="layout" svg:width="0.026cm" svg:height="0.38cm" svg:x="29.87cm" svg:y="20.952cm" svg:viewBox="0 0 27 381" draw:points="0,381 27,381 27,0 0,0">
          <text:p/>
        </draw:polygon>
        <draw:polygon draw:style-name="gr32" draw:text-style-name="P10" draw:layer="layout" svg:width="0.027cm" svg:height="0.38cm" svg:x="29.896cm" svg:y="20.952cm" svg:viewBox="0 0 28 381" draw:points="0,381 28,381 28,0 0,0">
          <text:p/>
        </draw:polygon>
        <draw:polygon draw:style-name="gr32" draw:text-style-name="P10" draw:layer="layout" svg:width="0.026cm" svg:height="0.38cm" svg:x="29.923cm" svg:y="20.952cm" svg:viewBox="0 0 27 381" draw:points="0,381 27,381 27,0 0,0">
          <text:p/>
        </draw:polygon>
        <draw:polygon draw:style-name="gr32" draw:text-style-name="P10" draw:layer="layout" svg:width="0.026cm" svg:height="0.38cm" svg:x="29.949cm" svg:y="20.952cm" svg:viewBox="0 0 27 381" draw:points="0,381 27,381 27,0 0,0">
          <text:p/>
        </draw:polygon>
        <draw:polygon draw:style-name="gr32" draw:text-style-name="P10" draw:layer="layout" svg:width="0.026cm" svg:height="0.38cm" svg:x="29.975cm" svg:y="20.952cm" svg:viewBox="0 0 27 381" draw:points="0,381 27,381 27,0 0,0">
          <text:p/>
        </draw:polygon>
        <draw:polygon draw:style-name="gr31" draw:text-style-name="P9" draw:layer="layout" svg:width="0.026cm" svg:height="0.38cm" svg:x="30.028cm" svg:y="20.952cm" svg:viewBox="0 0 27 381" draw:points="0,381 27,381 27,0 0,0">
          <text:p/>
        </draw:polygon>
        <draw:polygon draw:style-name="gr30" draw:text-style-name="P8" draw:layer="layout" svg:width="0.026cm" svg:height="0.38cm" svg:x="30.054cm" svg:y="20.952cm" svg:viewBox="0 0 27 381" draw:points="0,381 27,381 27,0 0,0">
          <text:p/>
        </draw:polygon>
        <draw:polygon draw:style-name="gr31" draw:text-style-name="P9" draw:layer="layout" svg:width="0.026cm" svg:height="0.38cm" svg:x="30.08cm" svg:y="20.952cm" svg:viewBox="0 0 27 381" draw:points="0,381 27,381 27,0 0,0">
          <text:p/>
        </draw:polygon>
        <draw:polygon draw:style-name="gr29" draw:text-style-name="P7" draw:layer="layout" svg:width="0.026cm" svg:height="0.38cm" svg:x="30.238cm" svg:y="20.952cm" svg:viewBox="0 0 27 381" draw:points="0,381 27,381 27,0 0,0">
          <text:p/>
        </draw:polygon>
        <draw:polygon draw:style-name="gr30" draw:text-style-name="P8" draw:layer="layout" svg:width="0.026cm" svg:height="0.38cm" svg:x="30.264cm" svg:y="20.952cm" svg:viewBox="0 0 27 381" draw:points="0,381 27,381 27,0 0,0">
          <text:p/>
        </draw:polygon>
        <draw:polygon draw:style-name="gr30" draw:text-style-name="P8" draw:layer="layout" svg:width="0.027cm" svg:height="0.38cm" svg:x="30.29cm" svg:y="20.952cm" svg:viewBox="0 0 28 381" draw:points="0,381 28,381 28,0 0,0">
          <text:p/>
        </draw:polygon>
        <draw:polygon draw:style-name="gr31" draw:text-style-name="P9" draw:layer="layout" svg:width="0.026cm" svg:height="0.38cm" svg:x="30.317cm" svg:y="20.952cm" svg:viewBox="0 0 27 381" draw:points="0,381 27,381 27,0 0,0">
          <text:p/>
        </draw:polygon>
        <draw:polygon draw:style-name="gr31" draw:text-style-name="P9" draw:layer="layout" svg:width="0.026cm" svg:height="0.38cm" svg:x="30.343cm" svg:y="20.952cm" svg:viewBox="0 0 27 381" draw:points="0,381 27,381 27,0 0,0">
          <text:p/>
        </draw:polygon>
        <draw:polygon draw:style-name="gr30" draw:text-style-name="P8" draw:layer="layout" svg:width="0.026cm" svg:height="0.38cm" svg:x="30.369cm" svg:y="20.952cm" svg:viewBox="0 0 27 381" draw:points="0,381 27,381 27,0 0,0">
          <text:p/>
        </draw:polygon>
        <draw:polygon draw:style-name="gr32" draw:text-style-name="P10" draw:layer="layout" svg:width="0.026cm" svg:height="0.38cm" svg:x="30.396cm" svg:y="20.952cm" svg:viewBox="0 0 27 381" draw:points="0,381 27,381 27,0 0,0">
          <text:p/>
        </draw:polygon>
        <draw:polygon draw:style-name="gr31" draw:text-style-name="P9" draw:layer="layout" svg:width="0.026cm" svg:height="0.38cm" svg:x="30.422cm" svg:y="20.952cm" svg:viewBox="0 0 27 381" draw:points="0,381 27,381 27,0 0,0">
          <text:p/>
        </draw:polygon>
        <draw:polygon draw:style-name="gr31" draw:text-style-name="P9" draw:layer="layout" svg:width="0.026cm" svg:height="0.38cm" svg:x="30.448cm" svg:y="20.952cm" svg:viewBox="0 0 27 381" draw:points="0,381 27,381 27,0 0,0">
          <text:p/>
        </draw:polygon>
        <draw:polygon draw:style-name="gr30" draw:text-style-name="P8" draw:layer="layout" svg:width="0.026cm" svg:height="0.38cm" svg:x="30.475cm" svg:y="20.952cm" svg:viewBox="0 0 27 381" draw:points="0,381 27,381 27,0 0,0">
          <text:p/>
        </draw:polygon>
        <draw:polygon draw:style-name="gr31" draw:text-style-name="P9" draw:layer="layout" svg:width="0.026cm" svg:height="0.38cm" svg:x="30.501cm" svg:y="20.952cm" svg:viewBox="0 0 27 381" draw:points="0,381 27,381 27,0 0,0">
          <text:p/>
        </draw:polygon>
        <draw:polygon draw:style-name="gr30" draw:text-style-name="P8" draw:layer="layout" svg:width="0.026cm" svg:height="0.38cm" svg:x="30.527cm" svg:y="20.952cm" svg:viewBox="0 0 27 381" draw:points="0,381 27,381 27,0 0,0">
          <text:p/>
        </draw:polygon>
        <draw:polygon draw:style-name="gr31" draw:text-style-name="P9" draw:layer="layout" svg:width="0.026cm" svg:height="0.38cm" svg:x="30.553cm" svg:y="20.952cm" svg:viewBox="0 0 27 381" draw:points="0,381 27,381 27,0 0,0">
          <text:p/>
        </draw:polygon>
        <draw:polygon draw:style-name="gr30" draw:text-style-name="P8" draw:layer="layout" svg:width="0.027cm" svg:height="0.38cm" svg:x="30.579cm" svg:y="20.952cm" svg:viewBox="0 0 28 381" draw:points="0,381 28,381 28,0 0,0">
          <text:p/>
        </draw:polygon>
        <draw:polygon draw:style-name="gr31" draw:text-style-name="P9" draw:layer="layout" svg:width="0.026cm" svg:height="0.38cm" svg:x="30.606cm" svg:y="20.952cm" svg:viewBox="0 0 27 381" draw:points="0,381 27,381 27,0 0,0">
          <text:p/>
        </draw:polygon>
        <draw:polygon draw:style-name="gr31" draw:text-style-name="P9" draw:layer="layout" svg:width="0.026cm" svg:height="0.38cm" svg:x="30.632cm" svg:y="20.952cm" svg:viewBox="0 0 27 381" draw:points="0,381 27,381 27,0 0,0">
          <text:p/>
        </draw:polygon>
        <draw:polygon draw:style-name="gr29" draw:text-style-name="P7" draw:layer="layout" svg:width="0.026cm" svg:height="0.38cm" svg:x="30.658cm" svg:y="20.952cm" svg:viewBox="0 0 27 381" draw:points="0,381 27,381 27,0 0,0">
          <text:p/>
        </draw:polygon>
        <draw:polygon draw:style-name="gr30" draw:text-style-name="P8" draw:layer="layout" svg:width="0.026cm" svg:height="0.38cm" svg:x="30.685cm" svg:y="20.952cm" svg:viewBox="0 0 27 381" draw:points="0,381 27,381 27,0 0,0">
          <text:p/>
        </draw:polygon>
        <draw:polygon draw:style-name="gr32" draw:text-style-name="P10" draw:layer="layout" svg:width="0.026cm" svg:height="0.38cm" svg:x="30.711cm" svg:y="20.952cm" svg:viewBox="0 0 27 381" draw:points="0,381 27,381 27,0 0,0">
          <text:p/>
        </draw:polygon>
        <draw:polygon draw:style-name="gr32" draw:text-style-name="P10" draw:layer="layout" svg:width="0.026cm" svg:height="0.38cm" svg:x="30.737cm" svg:y="20.952cm" svg:viewBox="0 0 27 381" draw:points="0,381 27,381 27,0 0,0">
          <text:p/>
        </draw:polygon>
        <draw:polygon draw:style-name="gr31" draw:text-style-name="P9" draw:layer="layout" svg:width="0.026cm" svg:height="0.38cm" svg:x="30.763cm" svg:y="20.952cm" svg:viewBox="0 0 27 381" draw:points="0,381 27,381 27,0 0,0">
          <text:p/>
        </draw:polygon>
        <draw:polygon draw:style-name="gr31" draw:text-style-name="P9" draw:layer="layout" svg:width="0.026cm" svg:height="0.38cm" svg:x="30.79cm" svg:y="20.952cm" svg:viewBox="0 0 27 381" draw:points="0,381 27,381 27,0 0,0">
          <text:p/>
        </draw:polygon>
        <draw:polygon draw:style-name="gr31" draw:text-style-name="P9" draw:layer="layout" svg:width="0.026cm" svg:height="0.38cm" svg:x="30.816cm" svg:y="20.952cm" svg:viewBox="0 0 27 381" draw:points="0,381 27,381 27,0 0,0">
          <text:p/>
        </draw:polygon>
        <draw:polygon draw:style-name="gr31" draw:text-style-name="P9" draw:layer="layout" svg:width="0.026cm" svg:height="0.38cm" svg:x="30.842cm" svg:y="20.952cm" svg:viewBox="0 0 27 381" draw:points="0,381 27,381 27,0 0,0">
          <text:p/>
        </draw:polygon>
        <draw:polygon draw:style-name="gr31" draw:text-style-name="P9" draw:layer="layout" svg:width="0.026cm" svg:height="0.38cm" svg:x="30.868cm" svg:y="20.952cm" svg:viewBox="0 0 27 381" draw:points="0,381 27,381 27,0 0,0">
          <text:p/>
        </draw:polygon>
        <draw:polygon draw:style-name="gr32" draw:text-style-name="P10" draw:layer="layout" svg:width="0.026cm" svg:height="0.38cm" svg:x="30.895cm" svg:y="20.952cm" svg:viewBox="0 0 27 381" draw:points="0,381 27,381 27,0 0,0">
          <text:p/>
        </draw:polygon>
        <draw:polygon draw:style-name="gr30" draw:text-style-name="P8" draw:layer="layout" svg:width="0.026cm" svg:height="0.38cm" svg:x="30.921cm" svg:y="20.952cm" svg:viewBox="0 0 27 381" draw:points="0,381 27,381 27,0 0,0">
          <text:p/>
        </draw:polygon>
        <draw:polygon draw:style-name="gr32" draw:text-style-name="P10" draw:layer="layout" svg:width="0.026cm" svg:height="0.38cm" svg:x="30.947cm" svg:y="20.952cm" svg:viewBox="0 0 27 381" draw:points="0,381 27,381 27,0 0,0">
          <text:p/>
        </draw:polygon>
        <draw:polygon draw:style-name="gr31" draw:text-style-name="P9" draw:layer="layout" svg:width="0.027cm" svg:height="0.38cm" svg:x="30.973cm" svg:y="20.952cm" svg:viewBox="0 0 28 381" draw:points="0,381 28,381 28,0 0,0">
          <text:p/>
        </draw:polygon>
        <draw:polygon draw:style-name="gr30" draw:text-style-name="P8" draw:layer="layout" svg:width="0.026cm" svg:height="0.38cm" svg:x="31cm" svg:y="20.952cm" svg:viewBox="0 0 27 381" draw:points="0,381 27,381 27,0 0,0">
          <text:p/>
        </draw:polygon>
        <draw:polygon draw:style-name="gr30" draw:text-style-name="P8" draw:layer="layout" svg:width="0.026cm" svg:height="0.38cm" svg:x="31.026cm" svg:y="20.952cm" svg:viewBox="0 0 27 381" draw:points="0,381 27,381 27,0 0,0">
          <text:p/>
        </draw:polygon>
        <draw:polygon draw:style-name="gr31" draw:text-style-name="P9" draw:layer="layout" svg:width="0.026cm" svg:height="0.38cm" svg:x="31.052cm" svg:y="20.952cm" svg:viewBox="0 0 27 381" draw:points="0,381 27,381 27,0 0,0">
          <text:p/>
        </draw:polygon>
        <draw:polygon draw:style-name="gr30" draw:text-style-name="P8" draw:layer="layout" svg:width="0.026cm" svg:height="0.38cm" svg:x="31.079cm" svg:y="20.952cm" svg:viewBox="0 0 27 381" draw:points="0,381 27,381 27,0 0,0">
          <text:p/>
        </draw:polygon>
        <draw:polygon draw:style-name="gr31" draw:text-style-name="P9" draw:layer="layout" svg:width="0.026cm" svg:height="0.38cm" svg:x="31.105cm" svg:y="20.952cm" svg:viewBox="0 0 27 381" draw:points="0,381 27,381 27,0 0,0">
          <text:p/>
        </draw:polygon>
        <draw:polygon draw:style-name="gr31" draw:text-style-name="P9" draw:layer="layout" svg:width="0.026cm" svg:height="0.38cm" svg:x="31.131cm" svg:y="20.952cm" svg:viewBox="0 0 27 381" draw:points="0,381 27,381 27,0 0,0">
          <text:p/>
        </draw:polygon>
        <draw:polygon draw:style-name="gr30" draw:text-style-name="P8" draw:layer="layout" svg:width="0.026cm" svg:height="0.38cm" svg:x="31.157cm" svg:y="20.952cm" svg:viewBox="0 0 27 381" draw:points="0,381 27,381 27,0 0,0">
          <text:p/>
        </draw:polygon>
        <draw:polygon draw:style-name="gr31" draw:text-style-name="P9" draw:layer="layout" svg:width="0.026cm" svg:height="0.38cm" svg:x="31.184cm" svg:y="20.952cm" svg:viewBox="0 0 27 381" draw:points="0,381 27,381 27,0 0,0">
          <text:p/>
        </draw:polygon>
        <draw:polygon draw:style-name="gr29" draw:text-style-name="P7" draw:layer="layout" svg:width="0.026cm" svg:height="0.38cm" svg:x="31.21cm" svg:y="20.952cm" svg:viewBox="0 0 27 381" draw:points="0,381 27,381 27,0 0,0">
          <text:p/>
        </draw:polygon>
        <draw:polygon draw:style-name="gr30" draw:text-style-name="P8" draw:layer="layout" svg:width="0.026cm" svg:height="0.38cm" svg:x="31.236cm" svg:y="20.952cm" svg:viewBox="0 0 27 381" draw:points="0,381 27,381 27,0 0,0">
          <text:p/>
        </draw:polygon>
        <draw:polygon draw:style-name="gr31" draw:text-style-name="P9" draw:layer="layout" svg:width="0.026cm" svg:height="0.38cm" svg:x="31.262cm" svg:y="20.952cm" svg:viewBox="0 0 27 381" draw:points="0,381 27,381 27,0 0,0">
          <text:p/>
        </draw:polygon>
        <draw:polygon draw:style-name="gr30" draw:text-style-name="P8" draw:layer="layout" svg:width="0.026cm" svg:height="0.38cm" svg:x="31.289cm" svg:y="20.952cm" svg:viewBox="0 0 27 381" draw:points="0,381 27,381 27,0 0,0">
          <text:p/>
        </draw:polygon>
        <draw:polygon draw:style-name="gr31" draw:text-style-name="P9" draw:layer="layout" svg:width="0.026cm" svg:height="0.38cm" svg:x="31.316cm" svg:y="20.952cm" svg:viewBox="0 0 27 381" draw:points="0,381 27,381 27,0 0,0">
          <text:p/>
        </draw:polygon>
        <draw:polygon draw:style-name="gr31" draw:text-style-name="P9" draw:layer="layout" svg:width="0.027cm" svg:height="0.38cm" svg:x="31.341cm" svg:y="20.952cm" svg:viewBox="0 0 28 381" draw:points="0,381 28,381 28,0 0,0">
          <text:p/>
        </draw:polygon>
        <draw:polygon draw:style-name="gr30" draw:text-style-name="P8" draw:layer="layout" svg:width="0.026cm" svg:height="0.38cm" svg:x="31.368cm" svg:y="20.952cm" svg:viewBox="0 0 27 381" draw:points="0,381 27,381 27,0 0,0">
          <text:p/>
        </draw:polygon>
        <draw:polygon draw:style-name="gr32" draw:text-style-name="P10" draw:layer="layout" svg:width="0.026cm" svg:height="0.38cm" svg:x="31.394cm" svg:y="20.952cm" svg:viewBox="0 0 27 381" draw:points="0,381 27,381 27,0 0,0">
          <text:p/>
        </draw:polygon>
        <draw:polygon draw:style-name="gr30" draw:text-style-name="P8" draw:layer="layout" svg:width="0.026cm" svg:height="0.38cm" svg:x="31.42cm" svg:y="20.952cm" svg:viewBox="0 0 27 381" draw:points="0,381 27,381 27,0 0,0">
          <text:p/>
        </draw:polygon>
        <draw:polygon draw:style-name="gr30" draw:text-style-name="P8" draw:layer="layout" svg:width="0.026cm" svg:height="0.38cm" svg:x="31.446cm" svg:y="20.952cm" svg:viewBox="0 0 27 381" draw:points="0,381 27,381 27,0 0,0">
          <text:p/>
        </draw:polygon>
        <draw:polygon draw:style-name="gr30" draw:text-style-name="P8" draw:layer="layout" svg:width="0.026cm" svg:height="0.38cm" svg:x="31.473cm" svg:y="20.952cm" svg:viewBox="0 0 27 381" draw:points="0,381 27,381 27,0 0,0">
          <text:p/>
        </draw:polygon>
        <draw:polygon draw:style-name="gr30" draw:text-style-name="P8" draw:layer="layout" svg:width="0.026cm" svg:height="0.38cm" svg:x="31.499cm" svg:y="20.952cm" svg:viewBox="0 0 27 381" draw:points="0,381 27,381 27,0 0,0">
          <text:p/>
        </draw:polygon>
        <draw:polygon draw:style-name="gr32" draw:text-style-name="P10" draw:layer="layout" svg:width="0.026cm" svg:height="0.38cm" svg:x="31.525cm" svg:y="20.952cm" svg:viewBox="0 0 27 381" draw:points="0,381 27,381 27,0 0,0">
          <text:p/>
        </draw:polygon>
        <draw:polygon draw:style-name="gr30" draw:text-style-name="P8" draw:layer="layout" svg:width="0.026cm" svg:height="0.38cm" svg:x="31.551cm" svg:y="20.952cm" svg:viewBox="0 0 27 381" draw:points="0,381 27,381 27,0 0,0">
          <text:p/>
        </draw:polygon>
        <draw:polygon draw:style-name="gr31" draw:text-style-name="P9" draw:layer="layout" svg:width="0.026cm" svg:height="0.38cm" svg:x="31.578cm" svg:y="20.952cm" svg:viewBox="0 0 27 381" draw:points="0,381 27,381 27,0 0,0">
          <text:p/>
        </draw:polygon>
        <draw:polygon draw:style-name="gr29" draw:text-style-name="P7" draw:layer="layout" svg:width="0.026cm" svg:height="0.38cm" svg:x="31.604cm" svg:y="20.952cm" svg:viewBox="0 0 27 381" draw:points="0,381 27,381 27,0 0,0">
          <text:p/>
        </draw:polygon>
        <draw:polygon draw:style-name="gr29" draw:text-style-name="P7" draw:layer="layout" svg:width="0.026cm" svg:height="0.38cm" svg:x="31.63cm" svg:y="20.952cm" svg:viewBox="0 0 27 381" draw:points="0,381 27,381 27,0 0,0">
          <text:p/>
        </draw:polygon>
        <draw:polygon draw:style-name="gr32" draw:text-style-name="P10" draw:layer="layout" svg:width="0.027cm" svg:height="0.38cm" svg:x="31.656cm" svg:y="20.952cm" svg:viewBox="0 0 28 381" draw:points="0,381 28,381 28,0 0,0">
          <text:p/>
        </draw:polygon>
        <draw:polygon draw:style-name="gr31" draw:text-style-name="P9" draw:layer="layout" svg:width="0.026cm" svg:height="0.38cm" svg:x="31.683cm" svg:y="20.952cm" svg:viewBox="0 0 27 381" draw:points="0,381 27,381 27,0 0,0">
          <text:p/>
        </draw:polygon>
        <draw:polygon draw:style-name="gr30" draw:text-style-name="P8" draw:layer="layout" svg:width="0.026cm" svg:height="0.38cm" svg:x="31.709cm" svg:y="20.952cm" svg:viewBox="0 0 27 381" draw:points="0,381 27,381 27,0 0,0">
          <text:p/>
        </draw:polygon>
        <draw:polygon draw:style-name="gr29" draw:text-style-name="P7" draw:layer="layout" svg:width="0.027cm" svg:height="0.38cm" svg:x="31.735cm" svg:y="20.952cm" svg:viewBox="0 0 28 381" draw:points="0,381 28,381 28,0 0,0">
          <text:p/>
        </draw:polygon>
        <draw:polygon draw:style-name="gr32" draw:text-style-name="P10" draw:layer="layout" svg:width="0.026cm" svg:height="0.38cm" svg:x="31.763cm" svg:y="20.952cm" svg:viewBox="0 0 27 381" draw:points="0,381 27,381 27,0 0,0">
          <text:p/>
        </draw:polygon>
        <draw:polygon draw:style-name="gr30" draw:text-style-name="P8" draw:layer="layout" svg:width="0.026cm" svg:height="0.38cm" svg:x="31.788cm" svg:y="20.952cm" svg:viewBox="0 0 27 381" draw:points="0,381 27,381 27,0 0,0">
          <text:p/>
        </draw:polygon>
        <draw:polygon draw:style-name="gr31" draw:text-style-name="P9" draw:layer="layout" svg:width="0.026cm" svg:height="0.38cm" svg:x="31.814cm" svg:y="20.952cm" svg:viewBox="0 0 27 381" draw:points="0,381 27,381 27,0 0,0">
          <text:p/>
        </draw:polygon>
        <draw:polygon draw:style-name="gr31" draw:text-style-name="P9" draw:layer="layout" svg:width="0.026cm" svg:height="0.38cm" svg:x="31.841cm" svg:y="20.952cm" svg:viewBox="0 0 27 381" draw:points="0,381 27,381 27,0 0,0">
          <text:p/>
        </draw:polygon>
        <draw:polygon draw:style-name="gr32" draw:text-style-name="P10" draw:layer="layout" svg:width="0.026cm" svg:height="0.38cm" svg:x="31.867cm" svg:y="20.952cm" svg:viewBox="0 0 27 381" draw:points="0,381 27,381 27,0 0,0">
          <text:p/>
        </draw:polygon>
        <draw:polygon draw:style-name="gr31" draw:text-style-name="P9" draw:layer="layout" svg:width="0.026cm" svg:height="0.38cm" svg:x="31.893cm" svg:y="20.952cm" svg:viewBox="0 0 27 381" draw:points="0,381 27,381 27,0 0,0">
          <text:p/>
        </draw:polygon>
        <draw:polygon draw:style-name="gr31" draw:text-style-name="P9" draw:layer="layout" svg:width="0.026cm" svg:height="0.38cm" svg:x="31.919cm" svg:y="20.952cm" svg:viewBox="0 0 27 381" draw:points="0,381 27,381 27,0 0,0">
          <text:p/>
        </draw:polygon>
        <draw:polygon draw:style-name="gr31" draw:text-style-name="P9" draw:layer="layout" svg:width="0.026cm" svg:height="0.38cm" svg:x="31.945cm" svg:y="20.952cm" svg:viewBox="0 0 27 381" draw:points="0,381 27,381 27,0 0,0">
          <text:p/>
        </draw:polygon>
        <draw:polygon draw:style-name="gr31" draw:text-style-name="P9" draw:layer="layout" svg:width="0.026cm" svg:height="0.38cm" svg:x="31.972cm" svg:y="20.952cm" svg:viewBox="0 0 27 381" draw:points="0,381 27,381 27,0 0,0">
          <text:p/>
        </draw:polygon>
        <draw:polygon draw:style-name="gr32" draw:text-style-name="P10" draw:layer="layout" svg:width="0.026cm" svg:height="0.38cm" svg:x="31.998cm" svg:y="20.952cm" svg:viewBox="0 0 27 381" draw:points="0,381 27,381 27,0 0,0">
          <text:p/>
        </draw:polygon>
        <draw:polygon draw:style-name="gr30" draw:text-style-name="P8" draw:layer="layout" svg:width="0.026cm" svg:height="0.38cm" svg:x="32.024cm" svg:y="20.952cm" svg:viewBox="0 0 27 381" draw:points="0,381 27,381 27,0 0,0">
          <text:p/>
        </draw:polygon>
        <draw:polygon draw:style-name="gr32" draw:text-style-name="P10" draw:layer="layout" svg:width="0.027cm" svg:height="0.38cm" svg:x="32.05cm" svg:y="20.952cm" svg:viewBox="0 0 28 381" draw:points="0,381 28,381 28,0 0,0">
          <text:p/>
        </draw:polygon>
        <draw:polygon draw:style-name="gr30" draw:text-style-name="P8" draw:layer="layout" svg:width="0.026cm" svg:height="0.38cm" svg:x="32.077cm" svg:y="20.952cm" svg:viewBox="0 0 27 381" draw:points="0,381 27,381 27,0 0,0">
          <text:p/>
        </draw:polygon>
        <draw:polygon draw:style-name="gr30" draw:text-style-name="P8" draw:layer="layout" svg:width="0.026cm" svg:height="0.38cm" svg:x="32.103cm" svg:y="20.952cm" svg:viewBox="0 0 27 381" draw:points="0,381 27,381 27,0 0,0">
          <text:p/>
        </draw:polygon>
        <draw:polygon draw:style-name="gr31" draw:text-style-name="P9" draw:layer="layout" svg:width="0.026cm" svg:height="0.38cm" svg:x="32.13cm" svg:y="20.952cm" svg:viewBox="0 0 27 381" draw:points="0,381 27,381 27,0 0,0">
          <text:p/>
        </draw:polygon>
        <draw:polygon draw:style-name="gr29" draw:text-style-name="P7" draw:layer="layout" svg:width="0.026cm" svg:height="0.38cm" svg:x="32.156cm" svg:y="20.952cm" svg:viewBox="0 0 27 381" draw:points="0,381 27,381 27,0 0,0">
          <text:p/>
        </draw:polygon>
        <draw:polygon draw:style-name="gr31" draw:text-style-name="P9" draw:layer="layout" svg:width="0.026cm" svg:height="0.38cm" svg:x="32.182cm" svg:y="20.952cm" svg:viewBox="0 0 27 381" draw:points="0,381 27,381 27,0 0,0">
          <text:p/>
        </draw:polygon>
        <draw:polygon draw:style-name="gr30" draw:text-style-name="P8" draw:layer="layout" svg:width="0.026cm" svg:height="0.38cm" svg:x="32.208cm" svg:y="20.952cm" svg:viewBox="0 0 27 381" draw:points="0,381 27,381 27,0 0,0">
          <text:p/>
        </draw:polygon>
        <draw:polygon draw:style-name="gr29" draw:text-style-name="P7" draw:layer="layout" svg:width="0.026cm" svg:height="0.38cm" svg:x="32.235cm" svg:y="20.952cm" svg:viewBox="0 0 27 381" draw:points="0,381 27,381 27,0 0,0">
          <text:p/>
        </draw:polygon>
        <draw:polygon draw:style-name="gr30" draw:text-style-name="P8" draw:layer="layout" svg:width="0.026cm" svg:height="0.38cm" svg:x="32.287cm" svg:y="20.952cm" svg:viewBox="0 0 27 381" draw:points="0,381 27,381 27,0 0,0">
          <text:p/>
        </draw:polygon>
        <draw:polygon draw:style-name="gr30" draw:text-style-name="P8" draw:layer="layout" svg:width="0.026cm" svg:height="0.38cm" svg:x="32.313cm" svg:y="20.952cm" svg:viewBox="0 0 27 381" draw:points="0,381 27,381 27,0 0,0">
          <text:p/>
        </draw:polygon>
        <draw:polygon draw:style-name="gr30" draw:text-style-name="P8" draw:layer="layout" svg:width="0.026cm" svg:height="0.38cm" svg:x="32.34cm" svg:y="20.952cm" svg:viewBox="0 0 27 381" draw:points="0,381 27,381 27,0 0,0">
          <text:p/>
        </draw:polygon>
        <draw:polygon draw:style-name="gr29" draw:text-style-name="P7" draw:layer="layout" svg:width="0.026cm" svg:height="0.38cm" svg:x="32.366cm" svg:y="20.952cm" svg:viewBox="0 0 27 381" draw:points="0,381 27,381 27,0 0,0">
          <text:p/>
        </draw:polygon>
        <draw:polygon draw:style-name="gr30" draw:text-style-name="P8" draw:layer="layout" svg:width="0.026cm" svg:height="0.38cm" svg:x="32.392cm" svg:y="20.952cm" svg:viewBox="0 0 27 381" draw:points="0,381 27,381 27,0 0,0">
          <text:p/>
        </draw:polygon>
        <draw:polygon draw:style-name="gr31" draw:text-style-name="P9" draw:layer="layout" svg:width="0.027cm" svg:height="0.38cm" svg:x="32.418cm" svg:y="20.952cm" svg:viewBox="0 0 28 381" draw:points="0,381 28,381 28,0 0,0">
          <text:p/>
        </draw:polygon>
        <draw:polygon draw:style-name="gr31" draw:text-style-name="P9" draw:layer="layout" svg:width="0.026cm" svg:height="0.38cm" svg:x="32.445cm" svg:y="20.952cm" svg:viewBox="0 0 27 381" draw:points="0,381 27,381 27,0 0,0">
          <text:p/>
        </draw:polygon>
        <draw:polygon draw:style-name="gr31" draw:text-style-name="P9" draw:layer="layout" svg:width="0.026cm" svg:height="0.38cm" svg:x="32.471cm" svg:y="20.952cm" svg:viewBox="0 0 27 381" draw:points="0,381 27,381 27,0 0,0">
          <text:p/>
        </draw:polygon>
        <draw:polygon draw:style-name="gr30" draw:text-style-name="P8" draw:layer="layout" svg:width="0.026cm" svg:height="0.38cm" svg:x="32.497cm" svg:y="20.952cm" svg:viewBox="0 0 27 381" draw:points="0,381 27,381 27,0 0,0">
          <text:p/>
        </draw:polygon>
        <draw:polygon draw:style-name="gr31" draw:text-style-name="P9" draw:layer="layout" svg:width="0.026cm" svg:height="0.38cm" svg:x="32.524cm" svg:y="20.952cm" svg:viewBox="0 0 27 381" draw:points="0,381 27,381 27,0 0,0">
          <text:p/>
        </draw:polygon>
        <draw:polygon draw:style-name="gr32" draw:text-style-name="P10" draw:layer="layout" svg:width="0.026cm" svg:height="0.38cm" svg:x="32.55cm" svg:y="20.952cm" svg:viewBox="0 0 27 381" draw:points="0,381 27,381 27,0 0,0">
          <text:p/>
        </draw:polygon>
        <draw:polygon draw:style-name="gr32" draw:text-style-name="P10" draw:layer="layout" svg:width="0.026cm" svg:height="0.38cm" svg:x="32.576cm" svg:y="20.952cm" svg:viewBox="0 0 27 381" draw:points="0,381 27,381 27,0 0,0">
          <text:p/>
        </draw:polygon>
        <draw:polygon draw:style-name="gr31" draw:text-style-name="P9" draw:layer="layout" svg:width="0.026cm" svg:height="0.38cm" svg:x="32.603cm" svg:y="20.952cm" svg:viewBox="0 0 27 381" draw:points="0,381 27,381 27,0 0,0">
          <text:p/>
        </draw:polygon>
        <draw:polygon draw:style-name="gr32" draw:text-style-name="P10" draw:layer="layout" svg:width="0.026cm" svg:height="0.38cm" svg:x="32.629cm" svg:y="20.952cm" svg:viewBox="0 0 27 381" draw:points="0,381 27,381 27,0 0,0">
          <text:p/>
        </draw:polygon>
        <draw:polygon draw:style-name="gr29" draw:text-style-name="P7" draw:layer="layout" svg:width="0.026cm" svg:height="0.38cm" svg:x="32.655cm" svg:y="20.952cm" svg:viewBox="0 0 27 381" draw:points="0,381 27,381 27,0 0,0">
          <text:p/>
        </draw:polygon>
        <draw:polygon draw:style-name="gr32" draw:text-style-name="P10" draw:layer="layout" svg:width="0.026cm" svg:height="0.38cm" svg:x="32.681cm" svg:y="20.952cm" svg:viewBox="0 0 27 381" draw:points="0,381 27,381 27,0 0,0">
          <text:p/>
        </draw:polygon>
        <draw:polygon draw:style-name="gr32" draw:text-style-name="P10" draw:layer="layout" svg:width="0.026cm" svg:height="0.38cm" svg:x="32.707cm" svg:y="20.952cm" svg:viewBox="0 0 27 381" draw:points="0,381 27,381 27,0 0,0">
          <text:p/>
        </draw:polygon>
        <draw:polygon draw:style-name="gr31" draw:text-style-name="P9" draw:layer="layout" svg:width="0.026cm" svg:height="0.38cm" svg:x="32.734cm" svg:y="20.952cm" svg:viewBox="0 0 27 381" draw:points="0,381 27,381 27,0 0,0">
          <text:p/>
        </draw:polygon>
        <draw:polygon draw:style-name="gr32" draw:text-style-name="P10" draw:layer="layout" svg:width="0.026cm" svg:height="0.38cm" svg:x="32.76cm" svg:y="20.952cm" svg:viewBox="0 0 27 381" draw:points="0,381 27,381 27,0 0,0">
          <text:p/>
        </draw:polygon>
        <draw:polygon draw:style-name="gr30" draw:text-style-name="P8" draw:layer="layout" svg:width="0.026cm" svg:height="0.38cm" svg:x="32.786cm" svg:y="20.952cm" svg:viewBox="0 0 27 381" draw:points="0,381 27,381 27,0 0,0">
          <text:p/>
        </draw:polygon>
        <draw:polygon draw:style-name="gr30" draw:text-style-name="P8" draw:layer="layout" svg:width="0.027cm" svg:height="0.38cm" svg:x="32.812cm" svg:y="20.952cm" svg:viewBox="0 0 28 381" draw:points="0,381 28,381 28,0 0,0">
          <text:p/>
        </draw:polygon>
        <draw:polygon draw:style-name="gr32" draw:text-style-name="P10" draw:layer="layout" svg:width="0.026cm" svg:height="0.38cm" svg:x="32.839cm" svg:y="20.952cm" svg:viewBox="0 0 27 381" draw:points="0,381 27,381 27,0 0,0">
          <text:p/>
        </draw:polygon>
        <draw:polygon draw:style-name="gr30" draw:text-style-name="P8" draw:layer="layout" svg:width="0.026cm" svg:height="0.38cm" svg:x="32.865cm" svg:y="20.952cm" svg:viewBox="0 0 27 381" draw:points="0,381 27,381 27,0 0,0">
          <text:p/>
        </draw:polygon>
        <draw:polygon draw:style-name="gr31" draw:text-style-name="P9" draw:layer="layout" svg:width="0.026cm" svg:height="0.38cm" svg:x="32.891cm" svg:y="20.952cm" svg:viewBox="0 0 27 381" draw:points="0,381 27,381 27,0 0,0">
          <text:p/>
        </draw:polygon>
        <draw:polygon draw:style-name="gr32" draw:text-style-name="P10" draw:layer="layout" svg:width="0.026cm" svg:height="0.38cm" svg:x="32.918cm" svg:y="20.952cm" svg:viewBox="0 0 27 381" draw:points="0,381 27,381 27,0 0,0">
          <text:p/>
        </draw:polygon>
        <draw:polygon draw:style-name="gr30" draw:text-style-name="P8" draw:layer="layout" svg:width="0.026cm" svg:height="0.38cm" svg:x="32.944cm" svg:y="20.952cm" svg:viewBox="0 0 27 381" draw:points="0,381 27,381 27,0 0,0">
          <text:p/>
        </draw:polygon>
        <draw:polygon draw:style-name="gr30" draw:text-style-name="P8" draw:layer="layout" svg:width="0.026cm" svg:height="0.38cm" svg:x="32.97cm" svg:y="20.952cm" svg:viewBox="0 0 27 381" draw:points="0,381 27,381 27,0 0,0">
          <text:p/>
        </draw:polygon>
        <draw:polygon draw:style-name="gr31" draw:text-style-name="P9" draw:layer="layout" svg:width="0.026cm" svg:height="0.38cm" svg:x="32.996cm" svg:y="20.952cm" svg:viewBox="0 0 27 381" draw:points="0,381 27,381 27,0 0,0">
          <text:p/>
        </draw:polygon>
        <draw:polygon draw:style-name="gr29" draw:text-style-name="P7" draw:layer="layout" svg:width="0.026cm" svg:height="0.38cm" svg:x="33.023cm" svg:y="20.952cm" svg:viewBox="0 0 27 381" draw:points="0,381 27,381 27,0 0,0">
          <text:p/>
        </draw:polygon>
        <draw:polygon draw:style-name="gr30" draw:text-style-name="P8" draw:layer="layout" svg:width="0.026cm" svg:height="0.38cm" svg:x="33.049cm" svg:y="20.952cm" svg:viewBox="0 0 27 381" draw:points="0,381 27,381 27,0 0,0">
          <text:p/>
        </draw:polygon>
        <draw:polygon draw:style-name="gr30" draw:text-style-name="P8" draw:layer="layout" svg:width="0.026cm" svg:height="0.38cm" svg:x="33.075cm" svg:y="20.952cm" svg:viewBox="0 0 27 381" draw:points="0,381 27,381 27,0 0,0">
          <text:p/>
        </draw:polygon>
        <draw:polygon draw:style-name="gr31" draw:text-style-name="P9" draw:layer="layout" svg:width="0.027cm" svg:height="0.38cm" svg:x="33.101cm" svg:y="20.952cm" svg:viewBox="0 0 28 381" draw:points="0,381 28,381 28,0 0,0">
          <text:p/>
        </draw:polygon>
        <draw:polygon draw:style-name="gr31" draw:text-style-name="P9" draw:layer="layout" svg:width="0.026cm" svg:height="0.38cm" svg:x="33.128cm" svg:y="20.952cm" svg:viewBox="0 0 27 381" draw:points="0,381 27,381 27,0 0,0">
          <text:p/>
        </draw:polygon>
        <draw:polygon draw:style-name="gr31" draw:text-style-name="P9" draw:layer="layout" svg:width="0.026cm" svg:height="0.38cm" svg:x="33.154cm" svg:y="20.952cm" svg:viewBox="0 0 27 381" draw:points="0,381 27,381 27,0 0,0">
          <text:p/>
        </draw:polygon>
        <draw:polygon draw:style-name="gr30" draw:text-style-name="P8" draw:layer="layout" svg:width="0.027cm" svg:height="0.38cm" svg:x="33.18cm" svg:y="20.952cm" svg:viewBox="0 0 28 381" draw:points="0,381 28,381 28,0 0,0">
          <text:p/>
        </draw:polygon>
        <draw:polygon draw:style-name="gr30" draw:text-style-name="P8" draw:layer="layout" svg:width="0.026cm" svg:height="0.38cm" svg:x="33.207cm" svg:y="20.952cm" svg:viewBox="0 0 27 381" draw:points="0,381 27,381 27,0 0,0">
          <text:p/>
        </draw:polygon>
        <draw:polygon draw:style-name="gr32" draw:text-style-name="P10" draw:layer="layout" svg:width="0.026cm" svg:height="0.38cm" svg:x="33.233cm" svg:y="20.952cm" svg:viewBox="0 0 27 381" draw:points="0,381 27,381 27,0 0,0">
          <text:p/>
        </draw:polygon>
        <draw:polygon draw:style-name="gr30" draw:text-style-name="P8" draw:layer="layout" svg:width="0.026cm" svg:height="0.38cm" svg:x="33.259cm" svg:y="20.952cm" svg:viewBox="0 0 27 381" draw:points="0,381 27,381 27,0 0,0">
          <text:p/>
        </draw:polygon>
        <draw:polygon draw:style-name="gr31" draw:text-style-name="P9" draw:layer="layout" svg:width="0.026cm" svg:height="0.38cm" svg:x="33.286cm" svg:y="20.952cm" svg:viewBox="0 0 27 381" draw:points="0,381 27,381 27,0 0,0">
          <text:p/>
        </draw:polygon>
        <draw:polygon draw:style-name="gr30" draw:text-style-name="P8" draw:layer="layout" svg:width="0.026cm" svg:height="0.38cm" svg:x="33.312cm" svg:y="20.952cm" svg:viewBox="0 0 27 381" draw:points="0,381 27,381 27,0 0,0">
          <text:p/>
        </draw:polygon>
        <draw:polygon draw:style-name="gr31" draw:text-style-name="P9" draw:layer="layout" svg:width="0.026cm" svg:height="0.38cm" svg:x="33.338cm" svg:y="20.952cm" svg:viewBox="0 0 27 381" draw:points="0,381 27,381 27,0 0,0">
          <text:p/>
        </draw:polygon>
        <draw:polygon draw:style-name="gr32" draw:text-style-name="P10" draw:layer="layout" svg:width="0.026cm" svg:height="0.38cm" svg:x="33.364cm" svg:y="20.952cm" svg:viewBox="0 0 27 381" draw:points="0,381 27,381 27,0 0,0">
          <text:p/>
        </draw:polygon>
        <draw:polygon draw:style-name="gr30" draw:text-style-name="P8" draw:layer="layout" svg:width="0.026cm" svg:height="0.38cm" svg:x="33.39cm" svg:y="20.952cm" svg:viewBox="0 0 27 381" draw:points="0,381 27,381 27,0 0,0">
          <text:p/>
        </draw:polygon>
        <draw:polygon draw:style-name="gr30" draw:text-style-name="P8" draw:layer="layout" svg:width="0.026cm" svg:height="0.38cm" svg:x="33.417cm" svg:y="20.952cm" svg:viewBox="0 0 27 381" draw:points="0,381 27,381 27,0 0,0">
          <text:p/>
        </draw:polygon>
        <draw:polygon draw:style-name="gr30" draw:text-style-name="P8" draw:layer="layout" svg:width="0.026cm" svg:height="0.38cm" svg:x="33.444cm" svg:y="20.952cm" svg:viewBox="0 0 27 381" draw:points="0,381 27,381 27,0 0,0">
          <text:p/>
        </draw:polygon>
        <draw:polygon draw:style-name="gr30" draw:text-style-name="P8" draw:layer="layout" svg:width="0.026cm" svg:height="0.38cm" svg:x="33.469cm" svg:y="20.952cm" svg:viewBox="0 0 27 381" draw:points="0,381 27,381 27,0 0,0">
          <text:p/>
        </draw:polygon>
        <draw:polygon draw:style-name="gr30" draw:text-style-name="P8" draw:layer="layout" svg:width="0.027cm" svg:height="0.38cm" svg:x="33.495cm" svg:y="20.952cm" svg:viewBox="0 0 28 381" draw:points="0,381 28,381 28,0 0,0">
          <text:p/>
        </draw:polygon>
        <draw:polygon draw:style-name="gr29" draw:text-style-name="P7" draw:layer="layout" svg:width="0.026cm" svg:height="0.38cm" svg:x="33.522cm" svg:y="20.952cm" svg:viewBox="0 0 27 381" draw:points="0,381 27,381 27,0 0,0">
          <text:p/>
        </draw:polygon>
        <draw:polygon draw:style-name="gr30" draw:text-style-name="P8" draw:layer="layout" svg:width="0.026cm" svg:height="0.38cm" svg:x="33.548cm" svg:y="20.952cm" svg:viewBox="0 0 27 381" draw:points="0,381 27,381 27,0 0,0">
          <text:p/>
        </draw:polygon>
        <draw:polygon draw:style-name="gr30" draw:text-style-name="P8" draw:layer="layout" svg:width="0.028cm" svg:height="0.38cm" svg:x="33.574cm" svg:y="20.952cm" svg:viewBox="0 0 29 381" draw:points="0,381 29,381 29,0 0,0">
          <text:p/>
        </draw:polygon>
        <draw:polygon draw:style-name="gr30" draw:text-style-name="P8" draw:layer="layout" svg:width="0.026cm" svg:height="0.38cm" svg:x="33.601cm" svg:y="20.952cm" svg:viewBox="0 0 27 381" draw:points="0,381 27,381 27,0 0,0">
          <text:p/>
        </draw:polygon>
        <draw:polygon draw:style-name="gr30" draw:text-style-name="P8" draw:layer="layout" svg:width="0.026cm" svg:height="0.38cm" svg:x="33.627cm" svg:y="20.952cm" svg:viewBox="0 0 27 381" draw:points="0,381 27,381 27,0 0,0">
          <text:p/>
        </draw:polygon>
        <draw:polygon draw:style-name="gr31" draw:text-style-name="P9" draw:layer="layout" svg:width="0.026cm" svg:height="0.38cm" svg:x="33.653cm" svg:y="20.952cm" svg:viewBox="0 0 27 381" draw:points="0,381 27,381 27,0 0,0">
          <text:p/>
        </draw:polygon>
        <draw:polygon draw:style-name="gr29" draw:text-style-name="P7" draw:layer="layout" svg:width="0.026cm" svg:height="0.38cm" svg:x="33.68cm" svg:y="20.952cm" svg:viewBox="0 0 27 381" draw:points="0,381 27,381 27,0 0,0">
          <text:p/>
        </draw:polygon>
        <draw:polygon draw:style-name="gr30" draw:text-style-name="P8" draw:layer="layout" svg:width="0.026cm" svg:height="0.38cm" svg:x="33.706cm" svg:y="20.952cm" svg:viewBox="0 0 27 381" draw:points="0,381 27,381 27,0 0,0">
          <text:p/>
        </draw:polygon>
        <draw:polygon draw:style-name="gr30" draw:text-style-name="P8" draw:layer="layout" svg:width="0.026cm" svg:height="0.38cm" svg:x="33.732cm" svg:y="20.952cm" svg:viewBox="0 0 27 381" draw:points="0,381 27,381 27,0 0,0">
          <text:p/>
        </draw:polygon>
        <draw:polygon draw:style-name="gr32" draw:text-style-name="P10" draw:layer="layout" svg:width="0.026cm" svg:height="0.38cm" svg:x="33.784cm" svg:y="20.952cm" svg:viewBox="0 0 27 381" draw:points="0,381 27,381 27,0 0,0">
          <text:p/>
        </draw:polygon>
        <draw:polygon draw:style-name="gr31" draw:text-style-name="P9" draw:layer="layout" svg:width="0.026cm" svg:height="0.38cm" svg:x="33.811cm" svg:y="20.952cm" svg:viewBox="0 0 27 381" draw:points="0,381 27,381 27,0 0,0">
          <text:p/>
        </draw:polygon>
        <draw:polygon draw:style-name="gr30" draw:text-style-name="P8" draw:layer="layout" svg:width="0.026cm" svg:height="0.38cm" svg:x="33.837cm" svg:y="20.952cm" svg:viewBox="0 0 27 381" draw:points="0,381 27,381 27,0 0,0">
          <text:p/>
        </draw:polygon>
        <draw:polygon draw:style-name="gr30" draw:text-style-name="P8" draw:layer="layout" svg:width="0.027cm" svg:height="0.38cm" svg:x="33.863cm" svg:y="20.952cm" svg:viewBox="0 0 28 381" draw:points="0,381 28,381 28,0 0,0">
          <text:p/>
        </draw:polygon>
        <draw:polygon draw:style-name="gr31" draw:text-style-name="P9" draw:layer="layout" svg:width="0.026cm" svg:height="0.38cm" svg:x="33.891cm" svg:y="20.952cm" svg:viewBox="0 0 27 381" draw:points="0,381 27,381 27,0 0,0">
          <text:p/>
        </draw:polygon>
        <draw:polygon draw:style-name="gr32" draw:text-style-name="P10" draw:layer="layout" svg:width="0.026cm" svg:height="0.38cm" svg:x="33.916cm" svg:y="20.952cm" svg:viewBox="0 0 27 381" draw:points="0,381 27,381 27,0 0,0">
          <text:p/>
        </draw:polygon>
        <draw:polygon draw:style-name="gr29" draw:text-style-name="P7" draw:layer="layout" svg:width="0.026cm" svg:height="0.38cm" svg:x="33.942cm" svg:y="20.952cm" svg:viewBox="0 0 27 381" draw:points="0,381 27,381 27,0 0,0">
          <text:p/>
        </draw:polygon>
        <draw:polygon draw:style-name="gr32" draw:text-style-name="P10" draw:layer="layout" svg:width="0.026cm" svg:height="0.38cm" svg:x="33.969cm" svg:y="20.952cm" svg:viewBox="0 0 27 381" draw:points="0,381 27,381 27,0 0,0">
          <text:p/>
        </draw:polygon>
        <draw:polygon draw:style-name="gr31" draw:text-style-name="P9" draw:layer="layout" svg:width="0.026cm" svg:height="0.38cm" svg:x="33.995cm" svg:y="20.952cm" svg:viewBox="0 0 27 381" draw:points="0,381 27,381 27,0 0,0">
          <text:p/>
        </draw:polygon>
        <draw:polygon draw:style-name="gr29" draw:text-style-name="P7" draw:layer="layout" svg:width="0.026cm" svg:height="0.38cm" svg:x="34.021cm" svg:y="20.952cm" svg:viewBox="0 0 27 381" draw:points="0,381 27,381 27,0 0,0">
          <text:p/>
        </draw:polygon>
        <draw:polygon draw:style-name="gr31" draw:text-style-name="P9" draw:layer="layout" svg:width="0.026cm" svg:height="0.38cm" svg:x="34.047cm" svg:y="20.952cm" svg:viewBox="0 0 27 381" draw:points="0,381 27,381 27,0 0,0">
          <text:p/>
        </draw:polygon>
        <draw:polygon draw:style-name="gr30" draw:text-style-name="P8" draw:layer="layout" svg:width="0.026cm" svg:height="0.38cm" svg:x="34.074cm" svg:y="20.952cm" svg:viewBox="0 0 27 381" draw:points="0,381 27,381 27,0 0,0">
          <text:p/>
        </draw:polygon>
        <draw:polygon draw:style-name="gr31" draw:text-style-name="P9" draw:layer="layout" svg:width="0.026cm" svg:height="0.38cm" svg:x="34.1cm" svg:y="20.952cm" svg:viewBox="0 0 27 381" draw:points="0,381 27,381 27,0 0,0">
          <text:p/>
        </draw:polygon>
        <draw:polygon draw:style-name="gr31" draw:text-style-name="P9" draw:layer="layout" svg:width="0.026cm" svg:height="0.38cm" svg:x="34.126cm" svg:y="20.952cm" svg:viewBox="0 0 27 381" draw:points="0,381 27,381 27,0 0,0">
          <text:p/>
        </draw:polygon>
        <draw:polygon draw:style-name="gr30" draw:text-style-name="P8" draw:layer="layout" svg:width="0.026cm" svg:height="0.38cm" svg:x="34.152cm" svg:y="20.952cm" svg:viewBox="0 0 27 381" draw:points="0,381 27,381 27,0 0,0">
          <text:p/>
        </draw:polygon>
        <draw:polygon draw:style-name="gr31" draw:text-style-name="P9" draw:layer="layout" svg:width="0.026cm" svg:height="0.38cm" svg:x="34.179cm" svg:y="20.952cm" svg:viewBox="0 0 27 381" draw:points="0,381 27,381 27,0 0,0">
          <text:p/>
        </draw:polygon>
        <draw:polygon draw:style-name="gr31" draw:text-style-name="P9" draw:layer="layout" svg:width="0.026cm" svg:height="0.38cm" svg:x="34.205cm" svg:y="20.952cm" svg:viewBox="0 0 27 381" draw:points="0,381 27,381 27,0 0,0">
          <text:p/>
        </draw:polygon>
        <draw:polygon draw:style-name="gr32" draw:text-style-name="P10" draw:layer="layout" svg:width="0.026cm" svg:height="0.38cm" svg:x="34.231cm" svg:y="20.952cm" svg:viewBox="0 0 27 381" draw:points="0,381 27,381 27,0 0,0">
          <text:p/>
        </draw:polygon>
        <draw:polygon draw:style-name="gr30" draw:text-style-name="P8" draw:layer="layout" svg:width="0.027cm" svg:height="0.38cm" svg:x="34.257cm" svg:y="20.952cm" svg:viewBox="0 0 28 381" draw:points="0,381 28,381 28,0 0,0">
          <text:p/>
        </draw:polygon>
        <draw:polygon draw:style-name="gr29" draw:text-style-name="P7" draw:layer="layout" svg:width="0.026cm" svg:height="0.38cm" svg:x="34.284cm" svg:y="20.952cm" svg:viewBox="0 0 27 381" draw:points="0,381 27,381 27,0 0,0">
          <text:p/>
        </draw:polygon>
        <draw:polygon draw:style-name="gr29" draw:text-style-name="P7" draw:layer="layout" svg:width="0.026cm" svg:height="0.38cm" svg:x="34.31cm" svg:y="20.952cm" svg:viewBox="0 0 27 381" draw:points="0,381 27,381 27,0 0,0">
          <text:p/>
        </draw:polygon>
        <draw:polygon draw:style-name="gr32" draw:text-style-name="P10" draw:layer="layout" svg:width="0.026cm" svg:height="0.38cm" svg:x="34.336cm" svg:y="20.952cm" svg:viewBox="0 0 27 381" draw:points="0,381 27,381 27,0 0,0">
          <text:p/>
        </draw:polygon>
        <draw:polygon draw:style-name="gr30" draw:text-style-name="P8" draw:layer="layout" svg:width="0.026cm" svg:height="0.38cm" svg:x="34.363cm" svg:y="20.952cm" svg:viewBox="0 0 27 381" draw:points="0,381 27,381 27,0 0,0">
          <text:p/>
        </draw:polygon>
        <draw:polygon draw:style-name="gr31" draw:text-style-name="P9" draw:layer="layout" svg:width="0.026cm" svg:height="0.38cm" svg:x="34.389cm" svg:y="20.952cm" svg:viewBox="0 0 27 381" draw:points="0,381 27,381 27,0 0,0">
          <text:p/>
        </draw:polygon>
        <draw:polygon draw:style-name="gr29" draw:text-style-name="P7" draw:layer="layout" svg:width="0.026cm" svg:height="0.38cm" svg:x="34.415cm" svg:y="20.952cm" svg:viewBox="0 0 27 381" draw:points="0,381 27,381 27,0 0,0">
          <text:p/>
        </draw:polygon>
        <draw:polygon draw:style-name="gr30" draw:text-style-name="P8" draw:layer="layout" svg:width="0.026cm" svg:height="0.38cm" svg:x="34.441cm" svg:y="20.952cm" svg:viewBox="0 0 27 381" draw:points="0,381 27,381 27,0 0,0">
          <text:p/>
        </draw:polygon>
        <draw:polygon draw:style-name="gr29" draw:text-style-name="P7" draw:layer="layout" svg:width="0.026cm" svg:height="0.38cm" svg:x="34.468cm" svg:y="20.952cm" svg:viewBox="0 0 27 381" draw:points="0,381 27,381 27,0 0,0">
          <text:p/>
        </draw:polygon>
        <draw:polygon draw:style-name="gr30" draw:text-style-name="P8" draw:layer="layout" svg:width="0.026cm" svg:height="0.38cm" svg:x="34.494cm" svg:y="20.952cm" svg:viewBox="0 0 27 381" draw:points="0,381 27,381 27,0 0,0">
          <text:p/>
        </draw:polygon>
        <draw:polygon draw:style-name="gr32" draw:text-style-name="P10" draw:layer="layout" svg:width="0.026cm" svg:height="0.38cm" svg:x="34.52cm" svg:y="20.952cm" svg:viewBox="0 0 27 381" draw:points="0,381 27,381 27,0 0,0">
          <text:p/>
        </draw:polygon>
        <draw:polygon draw:style-name="gr32" draw:text-style-name="P10" draw:layer="layout" svg:width="0.026cm" svg:height="0.38cm" svg:x="34.546cm" svg:y="20.952cm" svg:viewBox="0 0 27 381" draw:points="0,381 27,381 27,0 0,0">
          <text:p/>
        </draw:polygon>
        <draw:polygon draw:style-name="gr32" draw:text-style-name="P10" draw:layer="layout" svg:width="0.026cm" svg:height="0.38cm" svg:x="34.573cm" svg:y="20.952cm" svg:viewBox="0 0 27 381" draw:points="0,381 27,381 27,0 0,0">
          <text:p/>
        </draw:polygon>
        <draw:polygon draw:style-name="gr31" draw:text-style-name="P9" draw:layer="layout" svg:width="0.026cm" svg:height="0.38cm" svg:x="34.599cm" svg:y="20.952cm" svg:viewBox="0 0 27 381" draw:points="0,381 27,381 27,0 0,0">
          <text:p/>
        </draw:polygon>
        <draw:polygon draw:style-name="gr29" draw:text-style-name="P7" draw:layer="layout" svg:width="0.027cm" svg:height="0.38cm" svg:x="34.625cm" svg:y="20.952cm" svg:viewBox="0 0 28 381" draw:points="0,381 28,381 28,0 0,0">
          <text:p/>
        </draw:polygon>
        <draw:polygon draw:style-name="gr29" draw:text-style-name="P7" draw:layer="layout" svg:width="0.026cm" svg:height="0.38cm" svg:x="34.652cm" svg:y="20.952cm" svg:viewBox="0 0 27 381" draw:points="0,381 27,381 27,0 0,0">
          <text:p/>
        </draw:polygon>
        <draw:polygon draw:style-name="gr29" draw:text-style-name="P7" draw:layer="layout" svg:width="0.026cm" svg:height="0.38cm" svg:x="20.123cm" svg:y="20.192cm" svg:viewBox="0 0 27 381" draw:points="0,381 27,381 27,0 0,0">
          <text:p/>
        </draw:polygon>
        <draw:polygon draw:style-name="gr30" draw:text-style-name="P8" draw:layer="layout" svg:width="0.026cm" svg:height="0.38cm" svg:x="20.15cm" svg:y="20.192cm" svg:viewBox="0 0 27 381" draw:points="0,381 27,381 27,0 0,0">
          <text:p/>
        </draw:polygon>
        <draw:polygon draw:style-name="gr31" draw:text-style-name="P9" draw:layer="layout" svg:width="0.026cm" svg:height="0.38cm" svg:x="20.176cm" svg:y="20.192cm" svg:viewBox="0 0 27 381" draw:points="0,381 27,381 27,0 0,0">
          <text:p/>
        </draw:polygon>
        <draw:polygon draw:style-name="gr32" draw:text-style-name="P10" draw:layer="layout" svg:width="0.026cm" svg:height="0.38cm" svg:x="20.202cm" svg:y="20.192cm" svg:viewBox="0 0 27 381" draw:points="0,381 27,381 27,0 0,0">
          <text:p/>
        </draw:polygon>
        <draw:polygon draw:style-name="gr31" draw:text-style-name="P9" draw:layer="layout" svg:width="0.026cm" svg:height="0.38cm" svg:x="20.228cm" svg:y="20.192cm" svg:viewBox="0 0 27 381" draw:points="0,381 27,381 27,0 0,0">
          <text:p/>
        </draw:polygon>
        <draw:polygon draw:style-name="gr32" draw:text-style-name="P10" draw:layer="layout" svg:width="0.026cm" svg:height="0.38cm" svg:x="20.256cm" svg:y="20.192cm" svg:viewBox="0 0 27 381" draw:points="0,381 27,381 27,0 0,0">
          <text:p/>
        </draw:polygon>
        <draw:polygon draw:style-name="gr32" draw:text-style-name="P10" draw:layer="layout" svg:width="0.026cm" svg:height="0.38cm" svg:x="20.281cm" svg:y="20.192cm" svg:viewBox="0 0 27 381" draw:points="0,381 27,381 27,0 0,0">
          <text:p/>
        </draw:polygon>
        <draw:polygon draw:style-name="gr30" draw:text-style-name="P8" draw:layer="layout" svg:width="0.026cm" svg:height="0.38cm" svg:x="20.307cm" svg:y="20.192cm" svg:viewBox="0 0 27 381" draw:points="0,381 27,381 27,0 0,0">
          <text:p/>
        </draw:polygon>
        <draw:polygon draw:style-name="gr31" draw:text-style-name="P9" draw:layer="layout" svg:width="0.026cm" svg:height="0.38cm" svg:x="20.333cm" svg:y="20.192cm" svg:viewBox="0 0 27 381" draw:points="0,381 27,381 27,0 0,0">
          <text:p/>
        </draw:polygon>
        <draw:polygon draw:style-name="gr32" draw:text-style-name="P10" draw:layer="layout" svg:width="0.027cm" svg:height="0.38cm" svg:x="20.359cm" svg:y="20.192cm" svg:viewBox="0 0 28 381" draw:points="0,381 28,381 28,0 0,0">
          <text:p/>
        </draw:polygon>
        <draw:polygon draw:style-name="gr32" draw:text-style-name="P10" draw:layer="layout" svg:width="0.026cm" svg:height="0.38cm" svg:x="20.386cm" svg:y="20.192cm" svg:viewBox="0 0 27 381" draw:points="0,381 27,381 27,0 0,0">
          <text:p/>
        </draw:polygon>
        <draw:polygon draw:style-name="gr30" draw:text-style-name="P8" draw:layer="layout" svg:width="0.026cm" svg:height="0.38cm" svg:x="20.412cm" svg:y="20.192cm" svg:viewBox="0 0 27 381" draw:points="0,381 27,381 27,0 0,0">
          <text:p/>
        </draw:polygon>
        <draw:polygon draw:style-name="gr31" draw:text-style-name="P9" draw:layer="layout" svg:width="0.027cm" svg:height="0.38cm" svg:x="20.438cm" svg:y="20.192cm" svg:viewBox="0 0 28 381" draw:points="0,381 28,381 28,0 0,0">
          <text:p/>
        </draw:polygon>
        <draw:polygon draw:style-name="gr31" draw:text-style-name="P9" draw:layer="layout" svg:width="0.026cm" svg:height="0.38cm" svg:x="20.465cm" svg:y="20.192cm" svg:viewBox="0 0 27 381" draw:points="0,381 27,381 27,0 0,0">
          <text:p/>
        </draw:polygon>
        <draw:polygon draw:style-name="gr30" draw:text-style-name="P8" draw:layer="layout" svg:width="0.026cm" svg:height="0.38cm" svg:x="20.491cm" svg:y="20.192cm" svg:viewBox="0 0 27 381" draw:points="0,381 27,381 27,0 0,0">
          <text:p/>
        </draw:polygon>
        <draw:polygon draw:style-name="gr30" draw:text-style-name="P8" draw:layer="layout" svg:width="0.026cm" svg:height="0.38cm" svg:x="20.517cm" svg:y="20.192cm" svg:viewBox="0 0 27 381" draw:points="0,381 27,381 27,0 0,0">
          <text:p/>
        </draw:polygon>
        <draw:polygon draw:style-name="gr31" draw:text-style-name="P9" draw:layer="layout" svg:width="0.026cm" svg:height="0.38cm" svg:x="20.544cm" svg:y="20.192cm" svg:viewBox="0 0 27 381" draw:points="0,381 27,381 27,0 0,0">
          <text:p/>
        </draw:polygon>
        <draw:polygon draw:style-name="gr32" draw:text-style-name="P10" draw:layer="layout" svg:width="0.026cm" svg:height="0.38cm" svg:x="20.596cm" svg:y="20.192cm" svg:viewBox="0 0 27 381" draw:points="0,381 27,381 27,0 0,0">
          <text:p/>
        </draw:polygon>
        <draw:polygon draw:style-name="gr30" draw:text-style-name="P8" draw:layer="layout" svg:width="0.026cm" svg:height="0.38cm" svg:x="20.622cm" svg:y="20.192cm" svg:viewBox="0 0 27 381" draw:points="0,381 27,381 27,0 0,0">
          <text:p/>
        </draw:polygon>
        <draw:polygon draw:style-name="gr31" draw:text-style-name="P9" draw:layer="layout" svg:width="0.026cm" svg:height="0.38cm" svg:x="20.649cm" svg:y="20.192cm" svg:viewBox="0 0 27 381" draw:points="0,381 27,381 27,0 0,0">
          <text:p/>
        </draw:polygon>
        <draw:polygon draw:style-name="gr31" draw:text-style-name="P9" draw:layer="layout" svg:width="0.026cm" svg:height="0.38cm" svg:x="20.676cm" svg:y="20.192cm" svg:viewBox="0 0 27 381" draw:points="0,381 27,381 27,0 0,0">
          <text:p/>
        </draw:polygon>
        <draw:polygon draw:style-name="gr31" draw:text-style-name="P9" draw:layer="layout" svg:width="0.026cm" svg:height="0.38cm" svg:x="20.701cm" svg:y="20.192cm" svg:viewBox="0 0 27 381" draw:points="0,381 27,381 27,0 0,0">
          <text:p/>
        </draw:polygon>
        <draw:polygon draw:style-name="gr32" draw:text-style-name="P10" draw:layer="layout" svg:width="0.026cm" svg:height="0.38cm" svg:x="20.727cm" svg:y="20.192cm" svg:viewBox="0 0 27 381" draw:points="0,381 27,381 27,0 0,0">
          <text:p/>
        </draw:polygon>
        <draw:polygon draw:style-name="gr30" draw:text-style-name="P8" draw:layer="layout" svg:width="0.026cm" svg:height="0.38cm" svg:x="20.754cm" svg:y="20.192cm" svg:viewBox="0 0 27 381" draw:points="0,381 27,381 27,0 0,0">
          <text:p/>
        </draw:polygon>
        <draw:polygon draw:style-name="gr31" draw:text-style-name="P9" draw:layer="layout" svg:width="0.026cm" svg:height="0.38cm" svg:x="20.78cm" svg:y="20.192cm" svg:viewBox="0 0 27 381" draw:points="0,381 27,381 27,0 0,0">
          <text:p/>
        </draw:polygon>
        <draw:polygon draw:style-name="gr31" draw:text-style-name="P9" draw:layer="layout" svg:width="0.027cm" svg:height="0.38cm" svg:x="20.806cm" svg:y="20.192cm" svg:viewBox="0 0 28 381" draw:points="0,381 28,381 28,0 0,0">
          <text:p/>
        </draw:polygon>
        <draw:polygon draw:style-name="gr30" draw:text-style-name="P8" draw:layer="layout" svg:width="0.026cm" svg:height="0.38cm" svg:x="20.833cm" svg:y="20.192cm" svg:viewBox="0 0 27 381" draw:points="0,381 27,381 27,0 0,0">
          <text:p/>
        </draw:polygon>
        <draw:polygon draw:style-name="gr30" draw:text-style-name="P8" draw:layer="layout" svg:width="0.026cm" svg:height="0.38cm" svg:x="20.859cm" svg:y="20.192cm" svg:viewBox="0 0 27 381" draw:points="0,381 27,381 27,0 0,0">
          <text:p/>
        </draw:polygon>
        <draw:polygon draw:style-name="gr30" draw:text-style-name="P8" draw:layer="layout" svg:width="0.026cm" svg:height="0.38cm" svg:x="20.885cm" svg:y="20.192cm" svg:viewBox="0 0 27 381" draw:points="0,381 27,381 27,0 0,0">
          <text:p/>
        </draw:polygon>
        <draw:polygon draw:style-name="gr32" draw:text-style-name="P10" draw:layer="layout" svg:width="0.026cm" svg:height="0.38cm" svg:x="20.911cm" svg:y="20.192cm" svg:viewBox="0 0 27 381" draw:points="0,381 27,381 27,0 0,0">
          <text:p/>
        </draw:polygon>
        <draw:polygon draw:style-name="gr31" draw:text-style-name="P9" draw:layer="layout" svg:width="0.026cm" svg:height="0.38cm" svg:x="20.938cm" svg:y="20.192cm" svg:viewBox="0 0 27 381" draw:points="0,381 27,381 27,0 0,0">
          <text:p/>
        </draw:polygon>
        <draw:polygon draw:style-name="gr30" draw:text-style-name="P8" draw:layer="layout" svg:width="0.026cm" svg:height="0.38cm" svg:x="20.964cm" svg:y="20.192cm" svg:viewBox="0 0 27 381" draw:points="0,381 27,381 27,0 0,0">
          <text:p/>
        </draw:polygon>
        <draw:polygon draw:style-name="gr29" draw:text-style-name="P7" draw:layer="layout" svg:width="0.026cm" svg:height="0.38cm" svg:x="20.99cm" svg:y="20.192cm" svg:viewBox="0 0 27 381" draw:points="0,381 27,381 27,0 0,0">
          <text:p/>
        </draw:polygon>
        <draw:polygon draw:style-name="gr30" draw:text-style-name="P8" draw:layer="layout" svg:width="0.026cm" svg:height="0.38cm" svg:x="21.016cm" svg:y="20.192cm" svg:viewBox="0 0 27 381" draw:points="0,381 27,381 27,0 0,0">
          <text:p/>
        </draw:polygon>
        <draw:polygon draw:style-name="gr30" draw:text-style-name="P8" draw:layer="layout" svg:width="0.026cm" svg:height="0.38cm" svg:x="21.043cm" svg:y="20.192cm" svg:viewBox="0 0 27 381" draw:points="0,381 27,381 27,0 0,0">
          <text:p/>
        </draw:polygon>
        <draw:polygon draw:style-name="gr31" draw:text-style-name="P9" draw:layer="layout" svg:width="0.026cm" svg:height="0.38cm" svg:x="21.069cm" svg:y="20.192cm" svg:viewBox="0 0 27 381" draw:points="0,381 27,381 27,0 0,0">
          <text:p/>
        </draw:polygon>
        <draw:polygon draw:style-name="gr31" draw:text-style-name="P9" draw:layer="layout" svg:width="0.026cm" svg:height="0.38cm" svg:x="21.096cm" svg:y="20.192cm" svg:viewBox="0 0 27 381" draw:points="0,381 27,381 27,0 0,0">
          <text:p/>
        </draw:polygon>
        <draw:polygon draw:style-name="gr33" draw:text-style-name="P11" draw:layer="layout" svg:width="0.027cm" svg:height="0.38cm" svg:x="21.121cm" svg:y="20.192cm" svg:viewBox="0 0 28 381" draw:points="0,381 28,381 28,0 0,0">
          <text:p/>
        </draw:polygon>
        <draw:polygon draw:style-name="gr31" draw:text-style-name="P9" draw:layer="layout" svg:width="0.026cm" svg:height="0.38cm" svg:x="21.148cm" svg:y="20.192cm" svg:viewBox="0 0 27 381" draw:points="0,381 27,381 27,0 0,0">
          <text:p/>
        </draw:polygon>
        <draw:polygon draw:style-name="gr31" draw:text-style-name="P9" draw:layer="layout" svg:width="0.026cm" svg:height="0.38cm" svg:x="21.174cm" svg:y="20.192cm" svg:viewBox="0 0 27 381" draw:points="0,381 27,381 27,0 0,0">
          <text:p/>
        </draw:polygon>
        <draw:polygon draw:style-name="gr29" draw:text-style-name="P7" draw:layer="layout" svg:width="0.027cm" svg:height="0.38cm" svg:x="21.2cm" svg:y="20.192cm" svg:viewBox="0 0 28 381" draw:points="0,381 28,381 28,0 0,0">
          <text:p/>
        </draw:polygon>
        <draw:polygon draw:style-name="gr31" draw:text-style-name="P9" draw:layer="layout" svg:width="0.026cm" svg:height="0.38cm" svg:x="21.227cm" svg:y="20.192cm" svg:viewBox="0 0 27 381" draw:points="0,381 27,381 27,0 0,0">
          <text:p/>
        </draw:polygon>
        <draw:polygon draw:style-name="gr29" draw:text-style-name="P7" draw:layer="layout" svg:width="0.026cm" svg:height="0.38cm" svg:x="21.253cm" svg:y="20.192cm" svg:viewBox="0 0 27 381" draw:points="0,381 27,381 27,0 0,0">
          <text:p/>
        </draw:polygon>
        <draw:polygon draw:style-name="gr30" draw:text-style-name="P8" draw:layer="layout" svg:width="0.026cm" svg:height="0.38cm" svg:x="21.279cm" svg:y="20.192cm" svg:viewBox="0 0 27 381" draw:points="0,381 27,381 27,0 0,0">
          <text:p/>
        </draw:polygon>
        <draw:polygon draw:style-name="gr31" draw:text-style-name="P9" draw:layer="layout" svg:width="0.026cm" svg:height="0.38cm" svg:x="21.305cm" svg:y="20.192cm" svg:viewBox="0 0 27 381" draw:points="0,381 27,381 27,0 0,0">
          <text:p/>
        </draw:polygon>
        <draw:polygon draw:style-name="gr30" draw:text-style-name="P8" draw:layer="layout" svg:width="0.026cm" svg:height="0.38cm" svg:x="21.332cm" svg:y="20.192cm" svg:viewBox="0 0 27 381" draw:points="0,381 27,381 27,0 0,0">
          <text:p/>
        </draw:polygon>
        <draw:polygon draw:style-name="gr30" draw:text-style-name="P8" draw:layer="layout" svg:width="0.026cm" svg:height="0.38cm" svg:x="21.358cm" svg:y="20.192cm" svg:viewBox="0 0 27 381" draw:points="0,381 27,381 27,0 0,0">
          <text:p/>
        </draw:polygon>
        <draw:polygon draw:style-name="gr31" draw:text-style-name="P9" draw:layer="layout" svg:width="0.026cm" svg:height="0.38cm" svg:x="21.384cm" svg:y="20.192cm" svg:viewBox="0 0 27 381" draw:points="0,381 27,381 27,0 0,0">
          <text:p/>
        </draw:polygon>
        <draw:polygon draw:style-name="gr32" draw:text-style-name="P10" draw:layer="layout" svg:width="0.026cm" svg:height="0.38cm" svg:x="21.41cm" svg:y="20.192cm" svg:viewBox="0 0 27 381" draw:points="0,381 27,381 27,0 0,0">
          <text:p/>
        </draw:polygon>
        <draw:polygon draw:style-name="gr31" draw:text-style-name="P9" draw:layer="layout" svg:width="0.026cm" svg:height="0.38cm" svg:x="21.437cm" svg:y="20.192cm" svg:viewBox="0 0 27 381" draw:points="0,381 27,381 27,0 0,0">
          <text:p/>
        </draw:polygon>
        <draw:polygon draw:style-name="gr30" draw:text-style-name="P8" draw:layer="layout" svg:width="0.026cm" svg:height="0.38cm" svg:x="21.463cm" svg:y="20.192cm" svg:viewBox="0 0 27 381" draw:points="0,381 27,381 27,0 0,0">
          <text:p/>
        </draw:polygon>
        <draw:polygon draw:style-name="gr32" draw:text-style-name="P10" draw:layer="layout" svg:width="0.026cm" svg:height="0.38cm" svg:x="21.489cm" svg:y="20.192cm" svg:viewBox="0 0 27 381" draw:points="0,381 27,381 27,0 0,0">
          <text:p/>
        </draw:polygon>
        <draw:polygon draw:style-name="gr31" draw:text-style-name="P9" draw:layer="layout" svg:width="0.027cm" svg:height="0.38cm" svg:x="21.516cm" svg:y="20.192cm" svg:viewBox="0 0 28 381" draw:points="0,381 28,381 28,0 0,0">
          <text:p/>
        </draw:polygon>
        <draw:polygon draw:style-name="gr30" draw:text-style-name="P8" draw:layer="layout" svg:width="0.026cm" svg:height="0.38cm" svg:x="21.543cm" svg:y="20.192cm" svg:viewBox="0 0 27 381" draw:points="0,381 27,381 27,0 0,0">
          <text:p/>
        </draw:polygon>
        <draw:polygon draw:style-name="gr31" draw:text-style-name="P9" draw:layer="layout" svg:width="0.026cm" svg:height="0.38cm" svg:x="21.568cm" svg:y="20.192cm" svg:viewBox="0 0 27 381" draw:points="0,381 27,381 27,0 0,0">
          <text:p/>
        </draw:polygon>
        <draw:polygon draw:style-name="gr31" draw:text-style-name="P9" draw:layer="layout" svg:width="0.026cm" svg:height="0.38cm" svg:x="21.595cm" svg:y="20.192cm" svg:viewBox="0 0 27 381" draw:points="0,381 27,381 27,0 0,0">
          <text:p/>
        </draw:polygon>
        <draw:polygon draw:style-name="gr31" draw:text-style-name="P9" draw:layer="layout" svg:width="0.026cm" svg:height="0.38cm" svg:x="21.621cm" svg:y="20.192cm" svg:viewBox="0 0 27 381" draw:points="0,381 27,381 27,0 0,0">
          <text:p/>
        </draw:polygon>
        <draw:polygon draw:style-name="gr30" draw:text-style-name="P8" draw:layer="layout" svg:width="0.026cm" svg:height="0.38cm" svg:x="21.647cm" svg:y="20.192cm" svg:viewBox="0 0 27 381" draw:points="0,381 27,381 27,0 0,0">
          <text:p/>
        </draw:polygon>
        <draw:polygon draw:style-name="gr32" draw:text-style-name="P10" draw:layer="layout" svg:width="0.026cm" svg:height="0.38cm" svg:x="21.673cm" svg:y="20.192cm" svg:viewBox="0 0 27 381" draw:points="0,381 27,381 27,0 0,0">
          <text:p/>
        </draw:polygon>
        <draw:polygon draw:style-name="gr30" draw:text-style-name="P8" draw:layer="layout" svg:width="0.026cm" svg:height="0.38cm" svg:x="21.7cm" svg:y="20.192cm" svg:viewBox="0 0 27 381" draw:points="0,381 27,381 27,0 0,0">
          <text:p/>
        </draw:polygon>
        <draw:polygon draw:style-name="gr30" draw:text-style-name="P8" draw:layer="layout" svg:width="0.026cm" svg:height="0.38cm" svg:x="21.726cm" svg:y="20.192cm" svg:viewBox="0 0 27 381" draw:points="0,381 27,381 27,0 0,0">
          <text:p/>
        </draw:polygon>
        <draw:polygon draw:style-name="gr30" draw:text-style-name="P8" draw:layer="layout" svg:width="0.026cm" svg:height="0.38cm" svg:x="21.752cm" svg:y="20.192cm" svg:viewBox="0 0 27 381" draw:points="0,381 27,381 27,0 0,0">
          <text:p/>
        </draw:polygon>
        <draw:polygon draw:style-name="gr31" draw:text-style-name="P9" draw:layer="layout" svg:width="0.027cm" svg:height="0.38cm" svg:x="21.804cm" svg:y="20.192cm" svg:viewBox="0 0 28 381" draw:points="0,381 28,381 28,0 0,0">
          <text:p/>
        </draw:polygon>
        <draw:polygon draw:style-name="gr29" draw:text-style-name="P7" draw:layer="layout" svg:width="0.026cm" svg:height="0.38cm" svg:x="21.831cm" svg:y="20.192cm" svg:viewBox="0 0 27 381" draw:points="0,381 27,381 27,0 0,0">
          <text:p/>
        </draw:polygon>
        <draw:polygon draw:style-name="gr30" draw:text-style-name="P8" draw:layer="layout" svg:width="0.026cm" svg:height="0.38cm" svg:x="21.857cm" svg:y="20.192cm" svg:viewBox="0 0 27 381" draw:points="0,381 27,381 27,0 0,0">
          <text:p/>
        </draw:polygon>
        <draw:polygon draw:style-name="gr31" draw:text-style-name="P9" draw:layer="layout" svg:width="0.027cm" svg:height="0.38cm" svg:x="21.883cm" svg:y="20.192cm" svg:viewBox="0 0 28 381" draw:points="0,381 28,381 28,0 0,0">
          <text:p/>
        </draw:polygon>
        <draw:polygon draw:style-name="gr30" draw:text-style-name="P8" draw:layer="layout" svg:width="0.026cm" svg:height="0.38cm" svg:x="21.91cm" svg:y="20.192cm" svg:viewBox="0 0 27 381" draw:points="0,381 27,381 27,0 0,0">
          <text:p/>
        </draw:polygon>
        <draw:polygon draw:style-name="gr31" draw:text-style-name="P9" draw:layer="layout" svg:width="0.026cm" svg:height="0.38cm" svg:x="21.936cm" svg:y="20.192cm" svg:viewBox="0 0 27 381" draw:points="0,381 27,381 27,0 0,0">
          <text:p/>
        </draw:polygon>
        <draw:polygon draw:style-name="gr30" draw:text-style-name="P8" draw:layer="layout" svg:width="0.026cm" svg:height="0.38cm" svg:x="21.963cm" svg:y="20.192cm" svg:viewBox="0 0 27 381" draw:points="0,381 27,381 27,0 0,0">
          <text:p/>
        </draw:polygon>
        <draw:polygon draw:style-name="gr30" draw:text-style-name="P8" draw:layer="layout" svg:width="0.026cm" svg:height="0.38cm" svg:x="21.989cm" svg:y="20.192cm" svg:viewBox="0 0 27 381" draw:points="0,381 27,381 27,0 0,0">
          <text:p/>
        </draw:polygon>
        <draw:polygon draw:style-name="gr32" draw:text-style-name="P10" draw:layer="layout" svg:width="0.026cm" svg:height="0.38cm" svg:x="22.015cm" svg:y="20.192cm" svg:viewBox="0 0 27 381" draw:points="0,381 27,381 27,0 0,0">
          <text:p/>
        </draw:polygon>
        <draw:polygon draw:style-name="gr32" draw:text-style-name="P10" draw:layer="layout" svg:width="0.026cm" svg:height="0.38cm" svg:x="22.041cm" svg:y="20.192cm" svg:viewBox="0 0 27 381" draw:points="0,381 27,381 27,0 0,0">
          <text:p/>
        </draw:polygon>
        <draw:polygon draw:style-name="gr30" draw:text-style-name="P8" draw:layer="layout" svg:width="0.026cm" svg:height="0.38cm" svg:x="22.067cm" svg:y="20.192cm" svg:viewBox="0 0 27 381" draw:points="0,381 27,381 27,0 0,0">
          <text:p/>
        </draw:polygon>
        <draw:polygon draw:style-name="gr30" draw:text-style-name="P8" draw:layer="layout" svg:width="0.026cm" svg:height="0.38cm" svg:x="22.094cm" svg:y="20.192cm" svg:viewBox="0 0 27 381" draw:points="0,381 27,381 27,0 0,0">
          <text:p/>
        </draw:polygon>
        <draw:polygon draw:style-name="gr29" draw:text-style-name="P7" draw:layer="layout" svg:width="0.026cm" svg:height="0.38cm" svg:x="22.12cm" svg:y="20.192cm" svg:viewBox="0 0 27 381" draw:points="0,381 27,381 27,0 0,0">
          <text:p/>
        </draw:polygon>
        <draw:polygon draw:style-name="gr29" draw:text-style-name="P7" draw:layer="layout" svg:width="0.026cm" svg:height="0.38cm" svg:x="22.146cm" svg:y="20.192cm" svg:viewBox="0 0 27 381" draw:points="0,381 27,381 27,0 0,0">
          <text:p/>
        </draw:polygon>
        <draw:polygon draw:style-name="gr29" draw:text-style-name="P7" draw:layer="layout" svg:width="0.026cm" svg:height="0.38cm" svg:x="22.172cm" svg:y="20.192cm" svg:viewBox="0 0 27 381" draw:points="0,381 27,381 27,0 0,0">
          <text:p/>
        </draw:polygon>
        <draw:polygon draw:style-name="gr30" draw:text-style-name="P8" draw:layer="layout" svg:width="0.026cm" svg:height="0.38cm" svg:x="22.199cm" svg:y="20.192cm" svg:viewBox="0 0 27 381" draw:points="0,381 27,381 27,0 0,0">
          <text:p/>
        </draw:polygon>
        <draw:polygon draw:style-name="gr30" draw:text-style-name="P8" draw:layer="layout" svg:width="0.026cm" svg:height="0.38cm" svg:x="22.225cm" svg:y="20.192cm" svg:viewBox="0 0 27 381" draw:points="0,381 27,381 27,0 0,0">
          <text:p/>
        </draw:polygon>
        <draw:polygon draw:style-name="gr29" draw:text-style-name="P7" draw:layer="layout" svg:width="0.026cm" svg:height="0.38cm" svg:x="22.251cm" svg:y="20.192cm" svg:viewBox="0 0 27 381" draw:points="0,381 27,381 27,0 0,0">
          <text:p/>
        </draw:polygon>
        <draw:polygon draw:style-name="gr29" draw:text-style-name="P7" draw:layer="layout" svg:width="0.027cm" svg:height="0.38cm" svg:x="22.277cm" svg:y="20.192cm" svg:viewBox="0 0 28 381" draw:points="0,381 28,381 28,0 0,0">
          <text:p/>
        </draw:polygon>
        <draw:polygon draw:style-name="gr29" draw:text-style-name="P7" draw:layer="layout" svg:width="0.026cm" svg:height="0.38cm" svg:x="22.304cm" svg:y="20.192cm" svg:viewBox="0 0 27 381" draw:points="0,381 27,381 27,0 0,0">
          <text:p/>
        </draw:polygon>
        <draw:polygon draw:style-name="gr30" draw:text-style-name="P8" draw:layer="layout" svg:width="0.026cm" svg:height="0.38cm" svg:x="22.33cm" svg:y="20.192cm" svg:viewBox="0 0 27 381" draw:points="0,381 27,381 27,0 0,0">
          <text:p/>
        </draw:polygon>
        <draw:polygon draw:style-name="gr30" draw:text-style-name="P8" draw:layer="layout" svg:width="0.026cm" svg:height="0.38cm" svg:x="22.356cm" svg:y="20.192cm" svg:viewBox="0 0 27 381" draw:points="0,381 27,381 27,0 0,0">
          <text:p/>
        </draw:polygon>
        <draw:polygon draw:style-name="gr30" draw:text-style-name="P8" draw:layer="layout" svg:width="0.026cm" svg:height="0.38cm" svg:x="22.383cm" svg:y="20.192cm" svg:viewBox="0 0 27 381" draw:points="0,381 27,381 27,0 0,0">
          <text:p/>
        </draw:polygon>
        <draw:polygon draw:style-name="gr30" draw:text-style-name="P8" draw:layer="layout" svg:width="0.026cm" svg:height="0.38cm" svg:x="22.409cm" svg:y="20.192cm" svg:viewBox="0 0 27 381" draw:points="0,381 27,381 27,0 0,0">
          <text:p/>
        </draw:polygon>
        <draw:polygon draw:style-name="gr32" draw:text-style-name="P10" draw:layer="layout" svg:width="0.026cm" svg:height="0.38cm" svg:x="22.435cm" svg:y="20.192cm" svg:viewBox="0 0 27 381" draw:points="0,381 27,381 27,0 0,0">
          <text:p/>
        </draw:polygon>
        <draw:polygon draw:style-name="gr31" draw:text-style-name="P9" draw:layer="layout" svg:width="0.026cm" svg:height="0.38cm" svg:x="22.461cm" svg:y="20.192cm" svg:viewBox="0 0 27 381" draw:points="0,381 27,381 27,0 0,0">
          <text:p/>
        </draw:polygon>
        <draw:polygon draw:style-name="gr32" draw:text-style-name="P10" draw:layer="layout" svg:width="0.026cm" svg:height="0.38cm" svg:x="22.488cm" svg:y="20.192cm" svg:viewBox="0 0 27 381" draw:points="0,381 27,381 27,0 0,0">
          <text:p/>
        </draw:polygon>
        <draw:polygon draw:style-name="gr31" draw:text-style-name="P9" draw:layer="layout" svg:width="0.026cm" svg:height="0.38cm" svg:x="22.514cm" svg:y="20.192cm" svg:viewBox="0 0 27 381" draw:points="0,381 27,381 27,0 0,0">
          <text:p/>
        </draw:polygon>
        <draw:polygon draw:style-name="gr29" draw:text-style-name="P7" draw:layer="layout" svg:width="0.026cm" svg:height="0.38cm" svg:x="22.54cm" svg:y="20.192cm" svg:viewBox="0 0 27 381" draw:points="0,381 27,381 27,0 0,0">
          <text:p/>
        </draw:polygon>
        <draw:polygon draw:style-name="gr29" draw:text-style-name="P7" draw:layer="layout" svg:width="0.027cm" svg:height="0.38cm" svg:x="22.566cm" svg:y="20.192cm" svg:viewBox="0 0 28 381" draw:points="0,381 28,381 28,0 0,0">
          <text:p/>
        </draw:polygon>
        <draw:polygon draw:style-name="gr30" draw:text-style-name="P8" draw:layer="layout" svg:width="0.026cm" svg:height="0.38cm" svg:x="22.593cm" svg:y="20.192cm" svg:viewBox="0 0 27 381" draw:points="0,381 27,381 27,0 0,0">
          <text:p/>
        </draw:polygon>
        <draw:polygon draw:style-name="gr30" draw:text-style-name="P8" draw:layer="layout" svg:width="0.026cm" svg:height="0.38cm" svg:x="22.619cm" svg:y="20.192cm" svg:viewBox="0 0 27 381" draw:points="0,381 27,381 27,0 0,0">
          <text:p/>
        </draw:polygon>
        <draw:polygon draw:style-name="gr32" draw:text-style-name="P10" draw:layer="layout" svg:width="0.027cm" svg:height="0.38cm" svg:x="22.645cm" svg:y="20.192cm" svg:viewBox="0 0 28 381" draw:points="0,381 28,381 28,0 0,0">
          <text:p/>
        </draw:polygon>
        <draw:polygon draw:style-name="gr32" draw:text-style-name="P10" draw:layer="layout" svg:width="0.026cm" svg:height="0.38cm" svg:x="22.672cm" svg:y="20.192cm" svg:viewBox="0 0 27 381" draw:points="0,381 27,381 27,0 0,0">
          <text:p/>
        </draw:polygon>
        <draw:polygon draw:style-name="gr32" draw:text-style-name="P10" draw:layer="layout" svg:width="0.026cm" svg:height="0.38cm" svg:x="22.698cm" svg:y="20.192cm" svg:viewBox="0 0 27 381" draw:points="0,381 27,381 27,0 0,0">
          <text:p/>
        </draw:polygon>
        <draw:polygon draw:style-name="gr31" draw:text-style-name="P9" draw:layer="layout" svg:width="0.026cm" svg:height="0.38cm" svg:x="22.724cm" svg:y="20.192cm" svg:viewBox="0 0 27 381" draw:points="0,381 27,381 27,0 0,0">
          <text:p/>
        </draw:polygon>
        <draw:polygon draw:style-name="gr31" draw:text-style-name="P9" draw:layer="layout" svg:width="0.026cm" svg:height="0.38cm" svg:x="22.75cm" svg:y="20.192cm" svg:viewBox="0 0 27 381" draw:points="0,381 27,381 27,0 0,0">
          <text:p/>
        </draw:polygon>
        <draw:polygon draw:style-name="gr31" draw:text-style-name="P9" draw:layer="layout" svg:width="0.026cm" svg:height="0.38cm" svg:x="22.777cm" svg:y="20.192cm" svg:viewBox="0 0 27 381" draw:points="0,381 27,381 27,0 0,0">
          <text:p/>
        </draw:polygon>
        <draw:polygon draw:style-name="gr29" draw:text-style-name="P7" draw:layer="layout" svg:width="0.026cm" svg:height="0.38cm" svg:x="22.803cm" svg:y="20.192cm" svg:viewBox="0 0 27 381" draw:points="0,381 27,381 27,0 0,0">
          <text:p/>
        </draw:polygon>
        <draw:polygon draw:style-name="gr31" draw:text-style-name="P9" draw:layer="layout" svg:width="0.026cm" svg:height="0.38cm" svg:x="22.829cm" svg:y="20.192cm" svg:viewBox="0 0 27 381" draw:points="0,381 27,381 27,0 0,0">
          <text:p/>
        </draw:polygon>
        <draw:polygon draw:style-name="gr31" draw:text-style-name="P9" draw:layer="layout" svg:width="0.026cm" svg:height="0.38cm" svg:x="22.855cm" svg:y="20.192cm" svg:viewBox="0 0 27 381" draw:points="0,381 27,381 27,0 0,0">
          <text:p/>
        </draw:polygon>
        <draw:polygon draw:style-name="gr31" draw:text-style-name="P9" draw:layer="layout" svg:width="0.026cm" svg:height="0.38cm" svg:x="22.882cm" svg:y="20.192cm" svg:viewBox="0 0 27 381" draw:points="0,381 27,381 27,0 0,0">
          <text:p/>
        </draw:polygon>
        <draw:polygon draw:style-name="gr30" draw:text-style-name="P8" draw:layer="layout" svg:width="0.026cm" svg:height="0.38cm" svg:x="22.908cm" svg:y="20.192cm" svg:viewBox="0 0 27 381" draw:points="0,381 27,381 27,0 0,0">
          <text:p/>
        </draw:polygon>
        <draw:polygon draw:style-name="gr30" draw:text-style-name="P8" draw:layer="layout" svg:width="0.026cm" svg:height="0.38cm" svg:x="22.934cm" svg:y="20.192cm" svg:viewBox="0 0 27 381" draw:points="0,381 27,381 27,0 0,0">
          <text:p/>
        </draw:polygon>
        <draw:polygon draw:style-name="gr31" draw:text-style-name="P9" draw:layer="layout" svg:width="0.027cm" svg:height="0.38cm" svg:x="22.96cm" svg:y="20.192cm" svg:viewBox="0 0 28 381" draw:points="0,381 28,381 28,0 0,0">
          <text:p/>
        </draw:polygon>
        <draw:polygon draw:style-name="gr29" draw:text-style-name="P7" draw:layer="layout" svg:width="0.026cm" svg:height="0.38cm" svg:x="22.987cm" svg:y="20.192cm" svg:viewBox="0 0 27 381" draw:points="0,381 27,381 27,0 0,0">
          <text:p/>
        </draw:polygon>
        <draw:polygon draw:style-name="gr31" draw:text-style-name="P9" draw:layer="layout" svg:width="0.026cm" svg:height="0.38cm" svg:x="23.013cm" svg:y="20.192cm" svg:viewBox="0 0 27 381" draw:points="0,381 27,381 27,0 0,0">
          <text:p/>
        </draw:polygon>
        <draw:polygon draw:style-name="gr30" draw:text-style-name="P8" draw:layer="layout" svg:width="0.027cm" svg:height="0.38cm" svg:x="23.039cm" svg:y="20.192cm" svg:viewBox="0 0 28 381" draw:points="0,381 28,381 28,0 0,0">
          <text:p/>
        </draw:polygon>
        <draw:polygon draw:style-name="gr30" draw:text-style-name="P8" draw:layer="layout" svg:width="0.026cm" svg:height="0.38cm" svg:x="23.066cm" svg:y="20.192cm" svg:viewBox="0 0 27 381" draw:points="0,381 27,381 27,0 0,0">
          <text:p/>
        </draw:polygon>
        <draw:polygon draw:style-name="gr32" draw:text-style-name="P10" draw:layer="layout" svg:width="0.026cm" svg:height="0.38cm" svg:x="23.092cm" svg:y="20.192cm" svg:viewBox="0 0 27 381" draw:points="0,381 27,381 27,0 0,0">
          <text:p/>
        </draw:polygon>
        <draw:polygon draw:style-name="gr32" draw:text-style-name="P10" draw:layer="layout" svg:width="0.026cm" svg:height="0.38cm" svg:x="23.118cm" svg:y="20.192cm" svg:viewBox="0 0 27 381" draw:points="0,381 27,381 27,0 0,0">
          <text:p/>
        </draw:polygon>
        <draw:polygon draw:style-name="gr32" draw:text-style-name="P10" draw:layer="layout" svg:width="0.026cm" svg:height="0.38cm" svg:x="23.144cm" svg:y="20.192cm" svg:viewBox="0 0 27 381" draw:points="0,381 27,381 27,0 0,0">
          <text:p/>
        </draw:polygon>
        <draw:polygon draw:style-name="gr31" draw:text-style-name="P9" draw:layer="layout" svg:width="0.026cm" svg:height="0.38cm" svg:x="23.223cm" svg:y="20.192cm" svg:viewBox="0 0 27 381" draw:points="0,381 27,381 27,0 0,0">
          <text:p/>
        </draw:polygon>
        <draw:polygon draw:style-name="gr30" draw:text-style-name="P8" draw:layer="layout" svg:width="0.026cm" svg:height="0.38cm" svg:x="23.249cm" svg:y="20.192cm" svg:viewBox="0 0 27 381" draw:points="0,381 27,381 27,0 0,0">
          <text:p/>
        </draw:polygon>
        <draw:polygon draw:style-name="gr31" draw:text-style-name="P9" draw:layer="layout" svg:width="0.026cm" svg:height="0.38cm" svg:x="23.276cm" svg:y="20.192cm" svg:viewBox="0 0 27 381" draw:points="0,381 27,381 27,0 0,0">
          <text:p/>
        </draw:polygon>
        <draw:polygon draw:style-name="gr31" draw:text-style-name="P9" draw:layer="layout" svg:width="0.026cm" svg:height="0.38cm" svg:x="23.302cm" svg:y="20.192cm" svg:viewBox="0 0 27 381" draw:points="0,381 27,381 27,0 0,0">
          <text:p/>
        </draw:polygon>
        <draw:polygon draw:style-name="gr31" draw:text-style-name="P9" draw:layer="layout" svg:width="0.027cm" svg:height="0.38cm" svg:x="23.328cm" svg:y="20.192cm" svg:viewBox="0 0 28 381" draw:points="0,381 28,381 28,0 0,0">
          <text:p/>
        </draw:polygon>
        <draw:polygon draw:style-name="gr30" draw:text-style-name="P8" draw:layer="layout" svg:width="0.026cm" svg:height="0.38cm" svg:x="23.355cm" svg:y="20.192cm" svg:viewBox="0 0 27 381" draw:points="0,381 27,381 27,0 0,0">
          <text:p/>
        </draw:polygon>
        <draw:polygon draw:style-name="gr31" draw:text-style-name="P9" draw:layer="layout" svg:width="0.026cm" svg:height="0.38cm" svg:x="23.381cm" svg:y="20.192cm" svg:viewBox="0 0 27 381" draw:points="0,381 27,381 27,0 0,0">
          <text:p/>
        </draw:polygon>
        <draw:polygon draw:style-name="gr29" draw:text-style-name="P7" draw:layer="layout" svg:width="0.026cm" svg:height="0.38cm" svg:x="23.407cm" svg:y="20.192cm" svg:viewBox="0 0 27 381" draw:points="0,381 27,381 27,0 0,0">
          <text:p/>
        </draw:polygon>
        <draw:polygon draw:style-name="gr30" draw:text-style-name="P8" draw:layer="layout" svg:width="0.026cm" svg:height="0.38cm" svg:x="23.434cm" svg:y="20.192cm" svg:viewBox="0 0 27 381" draw:points="0,381 27,381 27,0 0,0">
          <text:p/>
        </draw:polygon>
        <draw:polygon draw:style-name="gr31" draw:text-style-name="P9" draw:layer="layout" svg:width="0.026cm" svg:height="0.38cm" svg:x="23.46cm" svg:y="20.192cm" svg:viewBox="0 0 27 381" draw:points="0,381 27,381 27,0 0,0">
          <text:p/>
        </draw:polygon>
        <draw:polygon draw:style-name="gr30" draw:text-style-name="P8" draw:layer="layout" svg:width="0.026cm" svg:height="0.38cm" svg:x="23.486cm" svg:y="20.192cm" svg:viewBox="0 0 27 381" draw:points="0,381 27,381 27,0 0,0">
          <text:p/>
        </draw:polygon>
        <draw:polygon draw:style-name="gr30" draw:text-style-name="P8" draw:layer="layout" svg:width="0.026cm" svg:height="0.38cm" svg:x="23.512cm" svg:y="20.192cm" svg:viewBox="0 0 27 381" draw:points="0,381 27,381 27,0 0,0">
          <text:p/>
        </draw:polygon>
        <draw:polygon draw:style-name="gr31" draw:text-style-name="P9" draw:layer="layout" svg:width="0.026cm" svg:height="0.38cm" svg:x="23.539cm" svg:y="20.192cm" svg:viewBox="0 0 27 381" draw:points="0,381 27,381 27,0 0,0">
          <text:p/>
        </draw:polygon>
        <draw:polygon draw:style-name="gr32" draw:text-style-name="P10" draw:layer="layout" svg:width="0.026cm" svg:height="0.38cm" svg:x="23.565cm" svg:y="20.192cm" svg:viewBox="0 0 27 381" draw:points="0,381 27,381 27,0 0,0">
          <text:p/>
        </draw:polygon>
        <draw:polygon draw:style-name="gr30" draw:text-style-name="P8" draw:layer="layout" svg:width="0.026cm" svg:height="0.38cm" svg:x="23.591cm" svg:y="20.192cm" svg:viewBox="0 0 27 381" draw:points="0,381 27,381 27,0 0,0">
          <text:p/>
        </draw:polygon>
        <draw:polygon draw:style-name="gr30" draw:text-style-name="P8" draw:layer="layout" svg:width="0.026cm" svg:height="0.38cm" svg:x="23.617cm" svg:y="20.192cm" svg:viewBox="0 0 27 381" draw:points="0,381 27,381 27,0 0,0">
          <text:p/>
        </draw:polygon>
        <draw:polygon draw:style-name="gr30" draw:text-style-name="P8" draw:layer="layout" svg:width="0.027cm" svg:height="0.38cm" svg:x="23.644cm" svg:y="20.192cm" svg:viewBox="0 0 28 381" draw:points="0,381 28,381 28,0 0,0">
          <text:p/>
        </draw:polygon>
        <draw:polygon draw:style-name="gr30" draw:text-style-name="P8" draw:layer="layout" svg:width="0.026cm" svg:height="0.38cm" svg:x="23.671cm" svg:y="20.192cm" svg:viewBox="0 0 27 381" draw:points="0,381 27,381 27,0 0,0">
          <text:p/>
        </draw:polygon>
        <draw:polygon draw:style-name="gr32" draw:text-style-name="P10" draw:layer="layout" svg:width="0.026cm" svg:height="0.38cm" svg:x="23.696cm" svg:y="20.192cm" svg:viewBox="0 0 27 381" draw:points="0,381 27,381 27,0 0,0">
          <text:p/>
        </draw:polygon>
        <draw:polygon draw:style-name="gr32" draw:text-style-name="P10" draw:layer="layout" svg:width="0.027cm" svg:height="0.38cm" svg:x="23.722cm" svg:y="20.192cm" svg:viewBox="0 0 28 381" draw:points="0,381 28,381 28,0 0,0">
          <text:p/>
        </draw:polygon>
        <draw:polygon draw:style-name="gr32" draw:text-style-name="P10" draw:layer="layout" svg:width="0.026cm" svg:height="0.38cm" svg:x="23.749cm" svg:y="20.192cm" svg:viewBox="0 0 27 381" draw:points="0,381 27,381 27,0 0,0">
          <text:p/>
        </draw:polygon>
        <draw:polygon draw:style-name="gr29" draw:text-style-name="P7" draw:layer="layout" svg:width="0.026cm" svg:height="0.38cm" svg:x="23.775cm" svg:y="20.192cm" svg:viewBox="0 0 27 381" draw:points="0,381 27,381 27,0 0,0">
          <text:p/>
        </draw:polygon>
        <draw:polygon draw:style-name="gr30" draw:text-style-name="P8" draw:layer="layout" svg:width="0.026cm" svg:height="0.38cm" svg:x="23.801cm" svg:y="20.192cm" svg:viewBox="0 0 27 381" draw:points="0,381 27,381 27,0 0,0">
          <text:p/>
        </draw:polygon>
        <draw:polygon draw:style-name="gr29" draw:text-style-name="P7" draw:layer="layout" svg:width="0.026cm" svg:height="0.38cm" svg:x="23.828cm" svg:y="20.192cm" svg:viewBox="0 0 27 381" draw:points="0,381 27,381 27,0 0,0">
          <text:p/>
        </draw:polygon>
        <draw:polygon draw:style-name="gr29" draw:text-style-name="P7" draw:layer="layout" svg:width="0.026cm" svg:height="0.38cm" svg:x="23.854cm" svg:y="20.192cm" svg:viewBox="0 0 27 381" draw:points="0,381 27,381 27,0 0,0">
          <text:p/>
        </draw:polygon>
        <draw:polygon draw:style-name="gr29" draw:text-style-name="P7" draw:layer="layout" svg:width="0.026cm" svg:height="0.38cm" svg:x="23.88cm" svg:y="20.192cm" svg:viewBox="0 0 27 381" draw:points="0,381 27,381 27,0 0,0">
          <text:p/>
        </draw:polygon>
        <draw:polygon draw:style-name="gr30" draw:text-style-name="P8" draw:layer="layout" svg:width="0.026cm" svg:height="0.38cm" svg:x="23.906cm" svg:y="20.192cm" svg:viewBox="0 0 27 381" draw:points="0,381 27,381 27,0 0,0">
          <text:p/>
        </draw:polygon>
        <draw:polygon draw:style-name="gr32" draw:text-style-name="P10" draw:layer="layout" svg:width="0.026cm" svg:height="0.38cm" svg:x="23.933cm" svg:y="20.192cm" svg:viewBox="0 0 27 381" draw:points="0,381 27,381 27,0 0,0">
          <text:p/>
        </draw:polygon>
        <draw:polygon draw:style-name="gr30" draw:text-style-name="P8" draw:layer="layout" svg:width="0.026cm" svg:height="0.38cm" svg:x="23.959cm" svg:y="20.192cm" svg:viewBox="0 0 27 381" draw:points="0,381 27,381 27,0 0,0">
          <text:p/>
        </draw:polygon>
        <draw:polygon draw:style-name="gr32" draw:text-style-name="P10" draw:layer="layout" svg:width="0.026cm" svg:height="0.38cm" svg:x="23.985cm" svg:y="20.192cm" svg:viewBox="0 0 27 381" draw:points="0,381 27,381 27,0 0,0">
          <text:p/>
        </draw:polygon>
        <draw:polygon draw:style-name="gr32" draw:text-style-name="P10" draw:layer="layout" svg:width="0.026cm" svg:height="0.38cm" svg:x="24.011cm" svg:y="20.192cm" svg:viewBox="0 0 27 381" draw:points="0,381 27,381 27,0 0,0">
          <text:p/>
        </draw:polygon>
        <draw:polygon draw:style-name="gr32" draw:text-style-name="P10" draw:layer="layout" svg:width="0.026cm" svg:height="0.38cm" svg:x="24.038cm" svg:y="20.192cm" svg:viewBox="0 0 27 381" draw:points="0,381 27,381 27,0 0,0">
          <text:p/>
        </draw:polygon>
        <draw:polygon draw:style-name="gr31" draw:text-style-name="P9" draw:layer="layout" svg:width="0.026cm" svg:height="0.38cm" svg:x="24.064cm" svg:y="20.192cm" svg:viewBox="0 0 27 381" draw:points="0,381 27,381 27,0 0,0">
          <text:p/>
        </draw:polygon>
        <draw:polygon draw:style-name="gr30" draw:text-style-name="P8" draw:layer="layout" svg:width="0.026cm" svg:height="0.38cm" svg:x="24.091cm" svg:y="20.192cm" svg:viewBox="0 0 27 381" draw:points="0,381 27,381 27,0 0,0">
          <text:p/>
        </draw:polygon>
        <draw:polygon draw:style-name="gr29" draw:text-style-name="P7" draw:layer="layout" svg:width="0.026cm" svg:height="0.38cm" svg:x="24.117cm" svg:y="20.192cm" svg:viewBox="0 0 27 381" draw:points="0,381 27,381 27,0 0,0">
          <text:p/>
        </draw:polygon>
        <draw:polygon draw:style-name="gr32" draw:text-style-name="P10" draw:layer="layout" svg:width="0.026cm" svg:height="0.38cm" svg:x="24.143cm" svg:y="20.192cm" svg:viewBox="0 0 27 381" draw:points="0,381 27,381 27,0 0,0">
          <text:p/>
        </draw:polygon>
        <draw:polygon draw:style-name="gr30" draw:text-style-name="P8" draw:layer="layout" svg:width="0.026cm" svg:height="0.38cm" svg:x="24.169cm" svg:y="20.192cm" svg:viewBox="0 0 27 381" draw:points="0,381 27,381 27,0 0,0">
          <text:p/>
        </draw:polygon>
        <draw:polygon draw:style-name="gr32" draw:text-style-name="P10" draw:layer="layout" svg:width="0.026cm" svg:height="0.38cm" svg:x="24.195cm" svg:y="20.192cm" svg:viewBox="0 0 27 381" draw:points="0,381 27,381 27,0 0,0">
          <text:p/>
        </draw:polygon>
        <draw:polygon draw:style-name="gr30" draw:text-style-name="P8" draw:layer="layout" svg:width="0.026cm" svg:height="0.38cm" svg:x="24.222cm" svg:y="20.192cm" svg:viewBox="0 0 27 381" draw:points="0,381 27,381 27,0 0,0">
          <text:p/>
        </draw:polygon>
        <draw:polygon draw:style-name="gr29" draw:text-style-name="P7" draw:layer="layout" svg:width="0.026cm" svg:height="0.38cm" svg:x="24.248cm" svg:y="20.192cm" svg:viewBox="0 0 27 381" draw:points="0,381 27,381 27,0 0,0">
          <text:p/>
        </draw:polygon>
        <draw:polygon draw:style-name="gr32" draw:text-style-name="P10" draw:layer="layout" svg:width="0.026cm" svg:height="0.38cm" svg:x="24.274cm" svg:y="20.192cm" svg:viewBox="0 0 27 381" draw:points="0,381 27,381 27,0 0,0">
          <text:p/>
        </draw:polygon>
        <draw:polygon draw:style-name="gr29" draw:text-style-name="P7" draw:layer="layout" svg:width="0.026cm" svg:height="0.38cm" svg:x="24.3cm" svg:y="20.192cm" svg:viewBox="0 0 27 381" draw:points="0,381 27,381 27,0 0,0">
          <text:p/>
        </draw:polygon>
        <draw:polygon draw:style-name="gr31" draw:text-style-name="P9" draw:layer="layout" svg:width="0.026cm" svg:height="0.38cm" svg:x="24.327cm" svg:y="20.192cm" svg:viewBox="0 0 27 381" draw:points="0,381 27,381 27,0 0,0">
          <text:p/>
        </draw:polygon>
        <draw:polygon draw:style-name="gr29" draw:text-style-name="P7" draw:layer="layout" svg:width="0.026cm" svg:height="0.38cm" svg:x="24.353cm" svg:y="20.192cm" svg:viewBox="0 0 27 381" draw:points="0,381 27,381 27,0 0,0">
          <text:p/>
        </draw:polygon>
        <draw:polygon draw:style-name="gr29" draw:text-style-name="P7" draw:layer="layout" svg:width="0.026cm" svg:height="0.38cm" svg:x="24.379cm" svg:y="20.192cm" svg:viewBox="0 0 27 381" draw:points="0,381 27,381 27,0 0,0">
          <text:p/>
        </draw:polygon>
        <draw:polygon draw:style-name="gr32" draw:text-style-name="P10" draw:layer="layout" svg:width="0.027cm" svg:height="0.38cm" svg:x="24.405cm" svg:y="20.192cm" svg:viewBox="0 0 28 381" draw:points="0,381 28,381 28,0 0,0">
          <text:p/>
        </draw:polygon>
        <draw:polygon draw:style-name="gr31" draw:text-style-name="P9" draw:layer="layout" svg:width="0.026cm" svg:height="0.38cm" svg:x="24.432cm" svg:y="20.192cm" svg:viewBox="0 0 27 381" draw:points="0,381 27,381 27,0 0,0">
          <text:p/>
        </draw:polygon>
        <draw:polygon draw:style-name="gr29" draw:text-style-name="P7" draw:layer="layout" svg:width="0.026cm" svg:height="0.38cm" svg:x="24.458cm" svg:y="20.192cm" svg:viewBox="0 0 27 381" draw:points="0,381 27,381 27,0 0,0">
          <text:p/>
        </draw:polygon>
        <draw:polygon draw:style-name="gr30" draw:text-style-name="P8" draw:layer="layout" svg:width="0.027cm" svg:height="0.38cm" svg:x="24.484cm" svg:y="20.192cm" svg:viewBox="0 0 28 381" draw:points="0,381 28,381 28,0 0,0">
          <text:p/>
        </draw:polygon>
        <draw:polygon draw:style-name="gr33" draw:text-style-name="P11" draw:layer="layout" svg:width="0.026cm" svg:height="0.38cm" svg:x="24.511cm" svg:y="20.192cm" svg:viewBox="0 0 27 381" draw:points="0,381 27,381 27,0 0,0">
          <text:p/>
        </draw:polygon>
        <draw:polygon draw:style-name="gr31" draw:text-style-name="P9" draw:layer="layout" svg:width="0.026cm" svg:height="0.38cm" svg:x="24.537cm" svg:y="20.192cm" svg:viewBox="0 0 27 381" draw:points="0,381 27,381 27,0 0,0">
          <text:p/>
        </draw:polygon>
        <draw:polygon draw:style-name="gr30" draw:text-style-name="P8" draw:layer="layout" svg:width="0.026cm" svg:height="0.38cm" svg:x="24.563cm" svg:y="20.192cm" svg:viewBox="0 0 27 381" draw:points="0,381 27,381 27,0 0,0">
          <text:p/>
        </draw:polygon>
        <draw:polygon draw:style-name="gr31" draw:text-style-name="P9" draw:layer="layout" svg:width="0.026cm" svg:height="0.38cm" svg:x="24.589cm" svg:y="20.192cm" svg:viewBox="0 0 27 381" draw:points="0,381 27,381 27,0 0,0">
          <text:p/>
        </draw:polygon>
        <draw:polygon draw:style-name="gr31" draw:text-style-name="P9" draw:layer="layout" svg:width="0.026cm" svg:height="0.38cm" svg:x="24.616cm" svg:y="20.192cm" svg:viewBox="0 0 27 381" draw:points="0,381 27,381 27,0 0,0">
          <text:p/>
        </draw:polygon>
        <draw:polygon draw:style-name="gr29" draw:text-style-name="P7" draw:layer="layout" svg:width="0.026cm" svg:height="0.38cm" svg:x="24.642cm" svg:y="20.192cm" svg:viewBox="0 0 27 381" draw:points="0,381 27,381 27,0 0,0">
          <text:p/>
        </draw:polygon>
        <draw:polygon draw:style-name="gr30" draw:text-style-name="P8" draw:layer="layout" svg:width="0.026cm" svg:height="0.38cm" svg:x="24.668cm" svg:y="20.192cm" svg:viewBox="0 0 27 381" draw:points="0,381 27,381 27,0 0,0">
          <text:p/>
        </draw:polygon>
        <draw:polygon draw:style-name="gr30" draw:text-style-name="P8" draw:layer="layout" svg:width="0.026cm" svg:height="0.38cm" svg:x="24.694cm" svg:y="20.192cm" svg:viewBox="0 0 27 381" draw:points="0,381 27,381 27,0 0,0">
          <text:p/>
        </draw:polygon>
        <draw:polygon draw:style-name="gr32" draw:text-style-name="P10" draw:layer="layout" svg:width="0.026cm" svg:height="0.38cm" svg:x="24.721cm" svg:y="20.192cm" svg:viewBox="0 0 27 381" draw:points="0,381 27,381 27,0 0,0">
          <text:p/>
        </draw:polygon>
        <draw:polygon draw:style-name="gr30" draw:text-style-name="P8" draw:layer="layout" svg:width="0.026cm" svg:height="0.38cm" svg:x="24.747cm" svg:y="20.192cm" svg:viewBox="0 0 27 381" draw:points="0,381 27,381 27,0 0,0">
          <text:p/>
        </draw:polygon>
        <draw:polygon draw:style-name="gr31" draw:text-style-name="P9" draw:layer="layout" svg:width="0.026cm" svg:height="0.38cm" svg:x="24.773cm" svg:y="20.192cm" svg:viewBox="0 0 27 381" draw:points="0,381 27,381 27,0 0,0">
          <text:p/>
        </draw:polygon>
        <draw:polygon draw:style-name="gr32" draw:text-style-name="P10" draw:layer="layout" svg:width="0.027cm" svg:height="0.38cm" svg:x="24.799cm" svg:y="20.192cm" svg:viewBox="0 0 28 381" draw:points="0,381 28,381 28,0 0,0">
          <text:p/>
        </draw:polygon>
        <draw:polygon draw:style-name="gr30" draw:text-style-name="P8" draw:layer="layout" svg:width="0.026cm" svg:height="0.38cm" svg:x="24.852cm" svg:y="20.192cm" svg:viewBox="0 0 27 381" draw:points="0,381 27,381 27,0 0,0">
          <text:p/>
        </draw:polygon>
        <draw:polygon draw:style-name="gr30" draw:text-style-name="P8" draw:layer="layout" svg:width="0.026cm" svg:height="0.38cm" svg:x="24.879cm" svg:y="20.192cm" svg:viewBox="0 0 27 381" draw:points="0,381 27,381 27,0 0,0">
          <text:p/>
        </draw:polygon>
        <draw:polygon draw:style-name="gr31" draw:text-style-name="P9" draw:layer="layout" svg:width="0.026cm" svg:height="0.38cm" svg:x="24.905cm" svg:y="20.192cm" svg:viewBox="0 0 27 381" draw:points="0,381 27,381 27,0 0,0">
          <text:p/>
        </draw:polygon>
        <draw:polygon draw:style-name="gr30" draw:text-style-name="P8" draw:layer="layout" svg:width="0.026cm" svg:height="0.38cm" svg:x="24.931cm" svg:y="20.192cm" svg:viewBox="0 0 27 381" draw:points="0,381 27,381 27,0 0,0">
          <text:p/>
        </draw:polygon>
        <draw:polygon draw:style-name="gr30" draw:text-style-name="P8" draw:layer="layout" svg:width="0.026cm" svg:height="0.38cm" svg:x="24.957cm" svg:y="20.192cm" svg:viewBox="0 0 27 381" draw:points="0,381 27,381 27,0 0,0">
          <text:p/>
        </draw:polygon>
        <draw:polygon draw:style-name="gr32" draw:text-style-name="P10" draw:layer="layout" svg:width="0.026cm" svg:height="0.38cm" svg:x="24.983cm" svg:y="20.192cm" svg:viewBox="0 0 27 381" draw:points="0,381 27,381 27,0 0,0">
          <text:p/>
        </draw:polygon>
        <draw:polygon draw:style-name="gr29" draw:text-style-name="P7" draw:layer="layout" svg:width="0.026cm" svg:height="0.38cm" svg:x="25.01cm" svg:y="20.192cm" svg:viewBox="0 0 27 381" draw:points="0,381 27,381 27,0 0,0">
          <text:p/>
        </draw:polygon>
        <draw:polygon draw:style-name="gr29" draw:text-style-name="P7" draw:layer="layout" svg:width="0.026cm" svg:height="0.38cm" svg:x="25.036cm" svg:y="20.192cm" svg:viewBox="0 0 27 381" draw:points="0,381 27,381 27,0 0,0">
          <text:p/>
        </draw:polygon>
        <draw:polygon draw:style-name="gr29" draw:text-style-name="P7" draw:layer="layout" svg:width="0.026cm" svg:height="0.38cm" svg:x="25.062cm" svg:y="20.192cm" svg:viewBox="0 0 27 381" draw:points="0,381 27,381 27,0 0,0">
          <text:p/>
        </draw:polygon>
        <draw:polygon draw:style-name="gr30" draw:text-style-name="P8" draw:layer="layout" svg:width="0.027cm" svg:height="0.38cm" svg:x="25.088cm" svg:y="20.192cm" svg:viewBox="0 0 28 381" draw:points="0,381 28,381 28,0 0,0">
          <text:p/>
        </draw:polygon>
        <draw:polygon draw:style-name="gr29" draw:text-style-name="P7" draw:layer="layout" svg:width="0.026cm" svg:height="0.38cm" svg:x="25.115cm" svg:y="20.192cm" svg:viewBox="0 0 27 381" draw:points="0,381 27,381 27,0 0,0">
          <text:p/>
        </draw:polygon>
        <draw:polygon draw:style-name="gr30" draw:text-style-name="P8" draw:layer="layout" svg:width="0.026cm" svg:height="0.38cm" svg:x="25.141cm" svg:y="20.192cm" svg:viewBox="0 0 27 381" draw:points="0,381 27,381 27,0 0,0">
          <text:p/>
        </draw:polygon>
        <draw:polygon draw:style-name="gr29" draw:text-style-name="P7" draw:layer="layout" svg:width="0.027cm" svg:height="0.38cm" svg:x="25.167cm" svg:y="20.192cm" svg:viewBox="0 0 28 381" draw:points="0,381 28,381 28,0 0,0">
          <text:p/>
        </draw:polygon>
        <draw:polygon draw:style-name="gr32" draw:text-style-name="P10" draw:layer="layout" svg:width="0.026cm" svg:height="0.38cm" svg:x="25.194cm" svg:y="20.192cm" svg:viewBox="0 0 27 381" draw:points="0,381 27,381 27,0 0,0">
          <text:p/>
        </draw:polygon>
        <draw:polygon draw:style-name="gr29" draw:text-style-name="P7" draw:layer="layout" svg:width="0.026cm" svg:height="0.38cm" svg:x="25.22cm" svg:y="20.192cm" svg:viewBox="0 0 27 381" draw:points="0,381 27,381 27,0 0,0">
          <text:p/>
        </draw:polygon>
        <draw:polygon draw:style-name="gr29" draw:text-style-name="P7" draw:layer="layout" svg:width="0.026cm" svg:height="0.38cm" svg:x="25.246cm" svg:y="20.192cm" svg:viewBox="0 0 27 381" draw:points="0,381 27,381 27,0 0,0">
          <text:p/>
        </draw:polygon>
        <draw:polygon draw:style-name="gr30" draw:text-style-name="P8" draw:layer="layout" svg:width="0.026cm" svg:height="0.38cm" svg:x="25.273cm" svg:y="20.192cm" svg:viewBox="0 0 27 381" draw:points="0,381 27,381 27,0 0,0">
          <text:p/>
        </draw:polygon>
        <draw:polygon draw:style-name="gr29" draw:text-style-name="P7" draw:layer="layout" svg:width="0.026cm" svg:height="0.38cm" svg:x="25.299cm" svg:y="20.192cm" svg:viewBox="0 0 27 381" draw:points="0,381 27,381 27,0 0,0">
          <text:p/>
        </draw:polygon>
        <draw:polygon draw:style-name="gr29" draw:text-style-name="P7" draw:layer="layout" svg:width="0.026cm" svg:height="0.38cm" svg:x="25.325cm" svg:y="20.192cm" svg:viewBox="0 0 27 381" draw:points="0,381 27,381 27,0 0,0">
          <text:p/>
        </draw:polygon>
        <draw:polygon draw:style-name="gr30" draw:text-style-name="P8" draw:layer="layout" svg:width="0.026cm" svg:height="0.38cm" svg:x="25.351cm" svg:y="20.192cm" svg:viewBox="0 0 27 381" draw:points="0,381 27,381 27,0 0,0">
          <text:p/>
        </draw:polygon>
        <draw:polygon draw:style-name="gr32" draw:text-style-name="P10" draw:layer="layout" svg:width="0.026cm" svg:height="0.38cm" svg:x="25.379cm" svg:y="20.192cm" svg:viewBox="0 0 27 381" draw:points="0,381 27,381 27,0 0,0">
          <text:p/>
        </draw:polygon>
        <draw:polygon draw:style-name="gr32" draw:text-style-name="P10" draw:layer="layout" svg:width="0.026cm" svg:height="0.38cm" svg:x="25.404cm" svg:y="20.192cm" svg:viewBox="0 0 27 381" draw:points="0,381 27,381 27,0 0,0">
          <text:p/>
        </draw:polygon>
        <draw:polygon draw:style-name="gr32" draw:text-style-name="P10" draw:layer="layout" svg:width="0.026cm" svg:height="0.38cm" svg:x="25.43cm" svg:y="20.192cm" svg:viewBox="0 0 27 381" draw:points="0,381 27,381 27,0 0,0">
          <text:p/>
        </draw:polygon>
        <draw:polygon draw:style-name="gr30" draw:text-style-name="P8" draw:layer="layout" svg:width="0.026cm" svg:height="0.38cm" svg:x="25.456cm" svg:y="20.192cm" svg:viewBox="0 0 27 381" draw:points="0,381 27,381 27,0 0,0">
          <text:p/>
        </draw:polygon>
        <draw:polygon draw:style-name="gr29" draw:text-style-name="P7" draw:layer="layout" svg:width="0.027cm" svg:height="0.38cm" svg:x="25.482cm" svg:y="20.192cm" svg:viewBox="0 0 28 381" draw:points="0,381 28,381 28,0 0,0">
          <text:p/>
        </draw:polygon>
        <draw:polygon draw:style-name="gr29" draw:text-style-name="P7" draw:layer="layout" svg:width="0.026cm" svg:height="0.38cm" svg:x="25.509cm" svg:y="20.192cm" svg:viewBox="0 0 27 381" draw:points="0,381 27,381 27,0 0,0">
          <text:p/>
        </draw:polygon>
        <draw:polygon draw:style-name="gr30" draw:text-style-name="P8" draw:layer="layout" svg:width="0.026cm" svg:height="0.38cm" svg:x="25.535cm" svg:y="20.192cm" svg:viewBox="0 0 27 381" draw:points="0,381 27,381 27,0 0,0">
          <text:p/>
        </draw:polygon>
        <draw:polygon draw:style-name="gr29" draw:text-style-name="P7" draw:layer="layout" svg:width="0.027cm" svg:height="0.38cm" svg:x="25.561cm" svg:y="20.192cm" svg:viewBox="0 0 28 381" draw:points="0,381 28,381 28,0 0,0">
          <text:p/>
        </draw:polygon>
        <draw:polygon draw:style-name="gr29" draw:text-style-name="P7" draw:layer="layout" svg:width="0.026cm" svg:height="0.38cm" svg:x="25.588cm" svg:y="20.192cm" svg:viewBox="0 0 27 381" draw:points="0,381 27,381 27,0 0,0">
          <text:p/>
        </draw:polygon>
        <draw:polygon draw:style-name="gr30" draw:text-style-name="P8" draw:layer="layout" svg:width="0.026cm" svg:height="0.38cm" svg:x="25.614cm" svg:y="20.192cm" svg:viewBox="0 0 27 381" draw:points="0,381 27,381 27,0 0,0">
          <text:p/>
        </draw:polygon>
        <draw:polygon draw:style-name="gr31" draw:text-style-name="P9" draw:layer="layout" svg:width="0.026cm" svg:height="0.38cm" svg:x="25.64cm" svg:y="20.192cm" svg:viewBox="0 0 27 381" draw:points="0,381 27,381 27,0 0,0">
          <text:p/>
        </draw:polygon>
        <draw:polygon draw:style-name="gr31" draw:text-style-name="P9" draw:layer="layout" svg:width="0.026cm" svg:height="0.38cm" svg:x="25.667cm" svg:y="20.192cm" svg:viewBox="0 0 27 381" draw:points="0,381 27,381 27,0 0,0">
          <text:p/>
        </draw:polygon>
        <draw:polygon draw:style-name="gr29" draw:text-style-name="P7" draw:layer="layout" svg:width="0.026cm" svg:height="0.38cm" svg:x="25.693cm" svg:y="20.192cm" svg:viewBox="0 0 27 381" draw:points="0,381 27,381 27,0 0,0">
          <text:p/>
        </draw:polygon>
        <draw:polygon draw:style-name="gr32" draw:text-style-name="P10" draw:layer="layout" svg:width="0.026cm" svg:height="0.38cm" svg:x="25.719cm" svg:y="20.192cm" svg:viewBox="0 0 27 381" draw:points="0,381 27,381 27,0 0,0">
          <text:p/>
        </draw:polygon>
        <draw:polygon draw:style-name="gr30" draw:text-style-name="P8" draw:layer="layout" svg:width="0.026cm" svg:height="0.38cm" svg:x="25.745cm" svg:y="20.192cm" svg:viewBox="0 0 27 381" draw:points="0,381 27,381 27,0 0,0">
          <text:p/>
        </draw:polygon>
        <draw:polygon draw:style-name="gr32" draw:text-style-name="P10" draw:layer="layout" svg:width="0.026cm" svg:height="0.38cm" svg:x="25.772cm" svg:y="20.192cm" svg:viewBox="0 0 27 381" draw:points="0,381 27,381 27,0 0,0">
          <text:p/>
        </draw:polygon>
        <draw:polygon draw:style-name="gr30" draw:text-style-name="P8" draw:layer="layout" svg:width="0.026cm" svg:height="0.38cm" svg:x="25.798cm" svg:y="20.192cm" svg:viewBox="0 0 27 381" draw:points="0,381 27,381 27,0 0,0">
          <text:p/>
        </draw:polygon>
        <draw:polygon draw:style-name="gr32" draw:text-style-name="P10" draw:layer="layout" svg:width="0.026cm" svg:height="0.38cm" svg:x="25.824cm" svg:y="20.192cm" svg:viewBox="0 0 27 381" draw:points="0,381 27,381 27,0 0,0">
          <text:p/>
        </draw:polygon>
        <draw:polygon draw:style-name="gr32" draw:text-style-name="P10" draw:layer="layout" svg:width="0.027cm" svg:height="0.38cm" svg:x="25.85cm" svg:y="20.192cm" svg:viewBox="0 0 28 381" draw:points="0,381 28,381 28,0 0,0">
          <text:p/>
        </draw:polygon>
        <draw:polygon draw:style-name="gr31" draw:text-style-name="P9" draw:layer="layout" svg:width="0.026cm" svg:height="0.38cm" svg:x="25.877cm" svg:y="20.192cm" svg:viewBox="0 0 27 381" draw:points="0,381 27,381 27,0 0,0">
          <text:p/>
        </draw:polygon>
        <draw:polygon draw:style-name="gr31" draw:text-style-name="P9" draw:layer="layout" svg:width="0.026cm" svg:height="0.38cm" svg:x="25.903cm" svg:y="20.192cm" svg:viewBox="0 0 27 381" draw:points="0,381 27,381 27,0 0,0">
          <text:p/>
        </draw:polygon>
        <draw:polygon draw:style-name="gr30" draw:text-style-name="P8" draw:layer="layout" svg:width="0.026cm" svg:height="0.38cm" svg:x="25.929cm" svg:y="20.192cm" svg:viewBox="0 0 27 381" draw:points="0,381 27,381 27,0 0,0">
          <text:p/>
        </draw:polygon>
        <draw:polygon draw:style-name="gr32" draw:text-style-name="P10" draw:layer="layout" svg:width="0.026cm" svg:height="0.38cm" svg:x="25.956cm" svg:y="20.192cm" svg:viewBox="0 0 27 381" draw:points="0,381 27,381 27,0 0,0">
          <text:p/>
        </draw:polygon>
        <draw:polygon draw:style-name="gr30" draw:text-style-name="P8" draw:layer="layout" svg:width="0.026cm" svg:height="0.38cm" svg:x="25.982cm" svg:y="20.192cm" svg:viewBox="0 0 27 381" draw:points="0,381 27,381 27,0 0,0">
          <text:p/>
        </draw:polygon>
        <draw:polygon draw:style-name="gr32" draw:text-style-name="P10" draw:layer="layout" svg:width="0.026cm" svg:height="0.38cm" svg:x="26.008cm" svg:y="20.192cm" svg:viewBox="0 0 27 381" draw:points="0,381 27,381 27,0 0,0">
          <text:p/>
        </draw:polygon>
        <draw:polygon draw:style-name="gr30" draw:text-style-name="P8" draw:layer="layout" svg:width="0.026cm" svg:height="0.38cm" svg:x="26.034cm" svg:y="20.192cm" svg:viewBox="0 0 27 381" draw:points="0,381 27,381 27,0 0,0">
          <text:p/>
        </draw:polygon>
        <draw:polygon draw:style-name="gr31" draw:text-style-name="P9" draw:layer="layout" svg:width="0.026cm" svg:height="0.38cm" svg:x="26.061cm" svg:y="20.192cm" svg:viewBox="0 0 27 381" draw:points="0,381 27,381 27,0 0,0">
          <text:p/>
        </draw:polygon>
        <draw:polygon draw:style-name="gr30" draw:text-style-name="P8" draw:layer="layout" svg:width="0.026cm" svg:height="0.38cm" svg:x="26.087cm" svg:y="20.192cm" svg:viewBox="0 0 27 381" draw:points="0,381 27,381 27,0 0,0">
          <text:p/>
        </draw:polygon>
        <draw:polygon draw:style-name="gr29" draw:text-style-name="P7" draw:layer="layout" svg:width="0.026cm" svg:height="0.38cm" svg:x="26.113cm" svg:y="20.192cm" svg:viewBox="0 0 27 381" draw:points="0,381 27,381 27,0 0,0">
          <text:p/>
        </draw:polygon>
        <draw:polygon draw:style-name="gr32" draw:text-style-name="P10" draw:layer="layout" svg:width="0.026cm" svg:height="0.38cm" svg:x="26.139cm" svg:y="20.192cm" svg:viewBox="0 0 27 381" draw:points="0,381 27,381 27,0 0,0">
          <text:p/>
        </draw:polygon>
        <draw:polygon draw:style-name="gr30" draw:text-style-name="P8" draw:layer="layout" svg:width="0.026cm" svg:height="0.38cm" svg:x="26.166cm" svg:y="20.192cm" svg:viewBox="0 0 27 381" draw:points="0,381 27,381 27,0 0,0">
          <text:p/>
        </draw:polygon>
        <draw:polygon draw:style-name="gr31" draw:text-style-name="P9" draw:layer="layout" svg:width="0.026cm" svg:height="0.38cm" svg:x="26.192cm" svg:y="20.192cm" svg:viewBox="0 0 27 381" draw:points="0,381 27,381 27,0 0,0">
          <text:p/>
        </draw:polygon>
        <draw:polygon draw:style-name="gr29" draw:text-style-name="P7" draw:layer="layout" svg:width="0.026cm" svg:height="0.38cm" svg:x="26.218cm" svg:y="20.192cm" svg:viewBox="0 0 27 381" draw:points="0,381 27,381 27,0 0,0">
          <text:p/>
        </draw:polygon>
        <draw:polygon draw:style-name="gr32" draw:text-style-name="P10" draw:layer="layout" svg:width="0.027cm" svg:height="0.38cm" svg:x="26.244cm" svg:y="20.192cm" svg:viewBox="0 0 28 381" draw:points="0,381 28,381 28,0 0,0">
          <text:p/>
        </draw:polygon>
        <draw:polygon draw:style-name="gr31" draw:text-style-name="P9" draw:layer="layout" svg:width="0.026cm" svg:height="0.38cm" svg:x="26.271cm" svg:y="20.192cm" svg:viewBox="0 0 27 381" draw:points="0,381 27,381 27,0 0,0">
          <text:p/>
        </draw:polygon>
        <draw:polygon draw:style-name="gr29" draw:text-style-name="P7" draw:layer="layout" svg:width="0.026cm" svg:height="0.38cm" svg:x="26.297cm" svg:y="20.192cm" svg:viewBox="0 0 27 381" draw:points="0,381 27,381 27,0 0,0">
          <text:p/>
        </draw:polygon>
        <draw:polygon draw:style-name="gr29" draw:text-style-name="P7" draw:layer="layout" svg:width="0.027cm" svg:height="0.38cm" svg:x="26.323cm" svg:y="20.192cm" svg:viewBox="0 0 28 381" draw:points="0,381 28,381 28,0 0,0">
          <text:p/>
        </draw:polygon>
        <draw:polygon draw:style-name="gr31" draw:text-style-name="P9" draw:layer="layout" svg:width="0.026cm" svg:height="0.38cm" svg:x="26.35cm" svg:y="20.192cm" svg:viewBox="0 0 27 381" draw:points="0,381 27,381 27,0 0,0">
          <text:p/>
        </draw:polygon>
        <draw:polygon draw:style-name="gr29" draw:text-style-name="P7" draw:layer="layout" svg:width="0.026cm" svg:height="0.38cm" svg:x="26.376cm" svg:y="20.192cm" svg:viewBox="0 0 27 381" draw:points="0,381 27,381 27,0 0,0">
          <text:p/>
        </draw:polygon>
        <draw:polygon draw:style-name="gr29" draw:text-style-name="P7" draw:layer="layout" svg:width="0.026cm" svg:height="0.38cm" svg:x="26.402cm" svg:y="20.192cm" svg:viewBox="0 0 27 381" draw:points="0,381 27,381 27,0 0,0">
          <text:p/>
        </draw:polygon>
        <draw:polygon draw:style-name="gr30" draw:text-style-name="P8" draw:layer="layout" svg:width="0.026cm" svg:height="0.38cm" svg:x="26.428cm" svg:y="20.192cm" svg:viewBox="0 0 27 381" draw:points="0,381 27,381 27,0 0,0">
          <text:p/>
        </draw:polygon>
        <draw:polygon draw:style-name="gr31" draw:text-style-name="P9" draw:layer="layout" svg:width="0.026cm" svg:height="0.38cm" svg:x="26.455cm" svg:y="20.192cm" svg:viewBox="0 0 27 381" draw:points="0,381 27,381 27,0 0,0">
          <text:p/>
        </draw:polygon>
        <draw:polygon draw:style-name="gr30" draw:text-style-name="P8" draw:layer="layout" svg:width="0.026cm" svg:height="0.38cm" svg:x="26.481cm" svg:y="20.192cm" svg:viewBox="0 0 27 381" draw:points="0,381 27,381 27,0 0,0">
          <text:p/>
        </draw:polygon>
        <draw:polygon draw:style-name="gr29" draw:text-style-name="P7" draw:layer="layout" svg:width="0.026cm" svg:height="0.38cm" svg:x="26.507cm" svg:y="20.192cm" svg:viewBox="0 0 27 381" draw:points="0,381 27,381 27,0 0,0">
          <text:p/>
        </draw:polygon>
        <draw:polygon draw:style-name="gr31" draw:text-style-name="P9" draw:layer="layout" svg:width="0.027cm" svg:height="0.38cm" svg:x="26.533cm" svg:y="20.192cm" svg:viewBox="0 0 28 381" draw:points="0,381 28,381 28,0 0,0">
          <text:p/>
        </draw:polygon>
        <draw:polygon draw:style-name="gr30" draw:text-style-name="P8" draw:layer="layout" svg:width="0.026cm" svg:height="0.38cm" svg:x="26.56cm" svg:y="20.192cm" svg:viewBox="0 0 27 381" draw:points="0,381 27,381 27,0 0,0">
          <text:p/>
        </draw:polygon>
        <draw:polygon draw:style-name="gr31" draw:text-style-name="P9" draw:layer="layout" svg:width="0.026cm" svg:height="0.38cm" svg:x="26.586cm" svg:y="20.192cm" svg:viewBox="0 0 27 381" draw:points="0,381 27,381 27,0 0,0">
          <text:p/>
        </draw:polygon>
        <draw:polygon draw:style-name="gr29" draw:text-style-name="P7" draw:layer="layout" svg:width="0.027cm" svg:height="0.38cm" svg:x="26.612cm" svg:y="20.192cm" svg:viewBox="0 0 28 381" draw:points="0,381 28,381 28,0 0,0">
          <text:p/>
        </draw:polygon>
        <draw:polygon draw:style-name="gr29" draw:text-style-name="P7" draw:layer="layout" svg:width="0.026cm" svg:height="0.38cm" svg:x="26.639cm" svg:y="20.192cm" svg:viewBox="0 0 27 381" draw:points="0,381 27,381 27,0 0,0">
          <text:p/>
        </draw:polygon>
        <draw:polygon draw:style-name="gr29" draw:text-style-name="P7" draw:layer="layout" svg:width="0.026cm" svg:height="0.38cm" svg:x="26.665cm" svg:y="20.192cm" svg:viewBox="0 0 27 381" draw:points="0,381 27,381 27,0 0,0">
          <text:p/>
        </draw:polygon>
        <draw:polygon draw:style-name="gr32" draw:text-style-name="P10" draw:layer="layout" svg:width="0.026cm" svg:height="0.38cm" svg:x="26.691cm" svg:y="20.192cm" svg:viewBox="0 0 27 381" draw:points="0,381 27,381 27,0 0,0">
          <text:p/>
        </draw:polygon>
        <draw:polygon draw:style-name="gr31" draw:text-style-name="P9" draw:layer="layout" svg:width="0.026cm" svg:height="0.38cm" svg:x="26.718cm" svg:y="20.192cm" svg:viewBox="0 0 27 381" draw:points="0,381 27,381 27,0 0,0">
          <text:p/>
        </draw:polygon>
        <draw:polygon draw:style-name="gr30" draw:text-style-name="P8" draw:layer="layout" svg:width="0.026cm" svg:height="0.38cm" svg:x="26.744cm" svg:y="20.192cm" svg:viewBox="0 0 27 381" draw:points="0,381 27,381 27,0 0,0">
          <text:p/>
        </draw:polygon>
        <draw:polygon draw:style-name="gr31" draw:text-style-name="P9" draw:layer="layout" svg:width="0.026cm" svg:height="0.38cm" svg:x="26.77cm" svg:y="20.192cm" svg:viewBox="0 0 27 381" draw:points="0,381 27,381 27,0 0,0">
          <text:p/>
        </draw:polygon>
        <draw:polygon draw:style-name="gr29" draw:text-style-name="P7" draw:layer="layout" svg:width="0.026cm" svg:height="0.38cm" svg:x="26.796cm" svg:y="20.192cm" svg:viewBox="0 0 27 381" draw:points="0,381 27,381 27,0 0,0">
          <text:p/>
        </draw:polygon>
        <draw:polygon draw:style-name="gr32" draw:text-style-name="P10" draw:layer="layout" svg:width="0.026cm" svg:height="0.38cm" svg:x="26.823cm" svg:y="20.192cm" svg:viewBox="0 0 27 381" draw:points="0,381 27,381 27,0 0,0">
          <text:p/>
        </draw:polygon>
        <draw:polygon draw:style-name="gr29" draw:text-style-name="P7" draw:layer="layout" svg:width="0.026cm" svg:height="0.38cm" svg:x="26.849cm" svg:y="20.192cm" svg:viewBox="0 0 27 381" draw:points="0,381 27,381 27,0 0,0">
          <text:p/>
        </draw:polygon>
        <draw:polygon draw:style-name="gr29" draw:text-style-name="P7" draw:layer="layout" svg:width="0.026cm" svg:height="0.38cm" svg:x="26.875cm" svg:y="20.192cm" svg:viewBox="0 0 27 381" draw:points="0,381 27,381 27,0 0,0">
          <text:p/>
        </draw:polygon>
        <draw:polygon draw:style-name="gr31" draw:text-style-name="P9" draw:layer="layout" svg:width="0.026cm" svg:height="0.38cm" svg:x="26.901cm" svg:y="20.192cm" svg:viewBox="0 0 27 381" draw:points="0,381 27,381 27,0 0,0">
          <text:p/>
        </draw:polygon>
        <draw:polygon draw:style-name="gr32" draw:text-style-name="P10" draw:layer="layout" svg:width="0.027cm" svg:height="0.38cm" svg:x="26.927cm" svg:y="20.192cm" svg:viewBox="0 0 28 381" draw:points="0,381 28,381 28,0 0,0">
          <text:p/>
        </draw:polygon>
        <draw:polygon draw:style-name="gr29" draw:text-style-name="P7" draw:layer="layout" svg:width="0.026cm" svg:height="0.38cm" svg:x="26.954cm" svg:y="20.192cm" svg:viewBox="0 0 27 381" draw:points="0,381 27,381 27,0 0,0">
          <text:p/>
        </draw:polygon>
        <draw:polygon draw:style-name="gr29" draw:text-style-name="P7" draw:layer="layout" svg:width="0.026cm" svg:height="0.38cm" svg:x="26.98cm" svg:y="20.192cm" svg:viewBox="0 0 27 381" draw:points="0,381 27,381 27,0 0,0">
          <text:p/>
        </draw:polygon>
        <draw:polygon draw:style-name="gr32" draw:text-style-name="P10" draw:layer="layout" svg:width="0.027cm" svg:height="0.38cm" svg:x="27.006cm" svg:y="20.192cm" svg:viewBox="0 0 28 381" draw:points="0,381 28,381 28,0 0,0">
          <text:p/>
        </draw:polygon>
        <draw:polygon draw:style-name="gr31" draw:text-style-name="P9" draw:layer="layout" svg:width="0.026cm" svg:height="0.38cm" svg:x="27.033cm" svg:y="20.192cm" svg:viewBox="0 0 27 381" draw:points="0,381 27,381 27,0 0,0">
          <text:p/>
        </draw:polygon>
        <draw:polygon draw:style-name="gr32" draw:text-style-name="P10" draw:layer="layout" svg:width="0.026cm" svg:height="0.38cm" svg:x="27.06cm" svg:y="20.192cm" svg:viewBox="0 0 27 381" draw:points="0,381 27,381 27,0 0,0">
          <text:p/>
        </draw:polygon>
        <draw:polygon draw:style-name="gr31" draw:text-style-name="P9" draw:layer="layout" svg:width="0.026cm" svg:height="0.38cm" svg:x="27.085cm" svg:y="20.192cm" svg:viewBox="0 0 27 381" draw:points="0,381 27,381 27,0 0,0">
          <text:p/>
        </draw:polygon>
        <draw:polygon draw:style-name="gr29" draw:text-style-name="P7" draw:layer="layout" svg:width="0.026cm" svg:height="0.38cm" svg:x="27.112cm" svg:y="20.192cm" svg:viewBox="0 0 27 381" draw:points="0,381 27,381 27,0 0,0">
          <text:p/>
        </draw:polygon>
        <draw:polygon draw:style-name="gr29" draw:text-style-name="P7" draw:layer="layout" svg:width="0.026cm" svg:height="0.38cm" svg:x="27.138cm" svg:y="20.192cm" svg:viewBox="0 0 27 381" draw:points="0,381 27,381 27,0 0,0">
          <text:p/>
        </draw:polygon>
        <draw:polygon draw:style-name="gr32" draw:text-style-name="P10" draw:layer="layout" svg:width="0.026cm" svg:height="0.38cm" svg:x="27.164cm" svg:y="20.192cm" svg:viewBox="0 0 27 381" draw:points="0,381 27,381 27,0 0,0">
          <text:p/>
        </draw:polygon>
        <draw:polygon draw:style-name="gr32" draw:text-style-name="P10" draw:layer="layout" svg:width="0.026cm" svg:height="0.38cm" svg:x="27.19cm" svg:y="20.192cm" svg:viewBox="0 0 27 381" draw:points="0,381 27,381 27,0 0,0">
          <text:p/>
        </draw:polygon>
        <draw:polygon draw:style-name="gr31" draw:text-style-name="P9" draw:layer="layout" svg:width="0.026cm" svg:height="0.38cm" svg:x="27.217cm" svg:y="20.192cm" svg:viewBox="0 0 27 381" draw:points="0,381 27,381 27,0 0,0">
          <text:p/>
        </draw:polygon>
        <draw:polygon draw:style-name="gr30" draw:text-style-name="P8" draw:layer="layout" svg:width="0.026cm" svg:height="0.38cm" svg:x="27.243cm" svg:y="20.192cm" svg:viewBox="0 0 27 381" draw:points="0,381 27,381 27,0 0,0">
          <text:p/>
        </draw:polygon>
        <draw:polygon draw:style-name="gr29" draw:text-style-name="P7" draw:layer="layout" svg:width="0.026cm" svg:height="0.38cm" svg:x="27.269cm" svg:y="20.192cm" svg:viewBox="0 0 27 381" draw:points="0,381 27,381 27,0 0,0">
          <text:p/>
        </draw:polygon>
        <draw:polygon draw:style-name="gr31" draw:text-style-name="P9" draw:layer="layout" svg:width="0.027cm" svg:height="0.38cm" svg:x="27.295cm" svg:y="20.192cm" svg:viewBox="0 0 28 381" draw:points="0,381 28,381 28,0 0,0">
          <text:p/>
        </draw:polygon>
        <draw:polygon draw:style-name="gr29" draw:text-style-name="P7" draw:layer="layout" svg:width="0.026cm" svg:height="0.38cm" svg:x="27.322cm" svg:y="20.192cm" svg:viewBox="0 0 27 381" draw:points="0,381 27,381 27,0 0,0">
          <text:p/>
        </draw:polygon>
        <draw:polygon draw:style-name="gr29" draw:text-style-name="P7" draw:layer="layout" svg:width="0.026cm" svg:height="0.38cm" svg:x="27.348cm" svg:y="20.192cm" svg:viewBox="0 0 27 381" draw:points="0,381 27,381 27,0 0,0">
          <text:p/>
        </draw:polygon>
        <draw:polygon draw:style-name="gr32" draw:text-style-name="P10" draw:layer="layout" svg:width="0.026cm" svg:height="0.38cm" svg:x="27.374cm" svg:y="20.192cm" svg:viewBox="0 0 27 381" draw:points="0,381 27,381 27,0 0,0">
          <text:p/>
        </draw:polygon>
        <draw:polygon draw:style-name="gr32" draw:text-style-name="P10" draw:layer="layout" svg:width="0.026cm" svg:height="0.38cm" svg:x="27.401cm" svg:y="20.192cm" svg:viewBox="0 0 27 381" draw:points="0,381 27,381 27,0 0,0">
          <text:p/>
        </draw:polygon>
        <draw:polygon draw:style-name="gr30" draw:text-style-name="P8" draw:layer="layout" svg:width="0.026cm" svg:height="0.38cm" svg:x="27.427cm" svg:y="20.192cm" svg:viewBox="0 0 27 381" draw:points="0,381 27,381 27,0 0,0">
          <text:p/>
        </draw:polygon>
        <draw:polygon draw:style-name="gr29" draw:text-style-name="P7" draw:layer="layout" svg:width="0.026cm" svg:height="0.38cm" svg:x="27.453cm" svg:y="20.192cm" svg:viewBox="0 0 27 381" draw:points="0,381 27,381 27,0 0,0">
          <text:p/>
        </draw:polygon>
        <draw:polygon draw:style-name="gr31" draw:text-style-name="P9" draw:layer="layout" svg:width="0.026cm" svg:height="0.38cm" svg:x="27.48cm" svg:y="20.192cm" svg:viewBox="0 0 27 381" draw:points="0,381 27,381 27,0 0,0">
          <text:p/>
        </draw:polygon>
        <draw:polygon draw:style-name="gr32" draw:text-style-name="P10" draw:layer="layout" svg:width="0.026cm" svg:height="0.38cm" svg:x="27.506cm" svg:y="20.192cm" svg:viewBox="0 0 27 381" draw:points="0,381 27,381 27,0 0,0">
          <text:p/>
        </draw:polygon>
        <draw:polygon draw:style-name="gr31" draw:text-style-name="P9" draw:layer="layout" svg:width="0.026cm" svg:height="0.38cm" svg:x="27.532cm" svg:y="20.192cm" svg:viewBox="0 0 27 381" draw:points="0,381 27,381 27,0 0,0">
          <text:p/>
        </draw:polygon>
        <draw:polygon draw:style-name="gr29" draw:text-style-name="P7" draw:layer="layout" svg:width="0.026cm" svg:height="0.38cm" svg:x="27.558cm" svg:y="20.192cm" svg:viewBox="0 0 27 381" draw:points="0,381 27,381 27,0 0,0">
          <text:p/>
        </draw:polygon>
        <draw:polygon draw:style-name="gr29" draw:text-style-name="P7" draw:layer="layout" svg:width="0.026cm" svg:height="0.38cm" svg:x="27.584cm" svg:y="20.192cm" svg:viewBox="0 0 27 381" draw:points="0,381 27,381 27,0 0,0">
          <text:p/>
        </draw:polygon>
        <draw:polygon draw:style-name="gr32" draw:text-style-name="P10" draw:layer="layout" svg:width="0.026cm" svg:height="0.38cm" svg:x="27.611cm" svg:y="20.192cm" svg:viewBox="0 0 27 381" draw:points="0,381 27,381 27,0 0,0">
          <text:p/>
        </draw:polygon>
        <draw:polygon draw:style-name="gr30" draw:text-style-name="P8" draw:layer="layout" svg:width="0.026cm" svg:height="0.38cm" svg:x="27.637cm" svg:y="20.192cm" svg:viewBox="0 0 27 381" draw:points="0,381 27,381 27,0 0,0">
          <text:p/>
        </draw:polygon>
        <draw:polygon draw:style-name="gr29" draw:text-style-name="P7" draw:layer="layout" svg:width="0.026cm" svg:height="0.38cm" svg:x="27.663cm" svg:y="20.192cm" svg:viewBox="0 0 27 381" draw:points="0,381 27,381 27,0 0,0">
          <text:p/>
        </draw:polygon>
        <draw:polygon draw:style-name="gr32" draw:text-style-name="P10" draw:layer="layout" svg:width="0.027cm" svg:height="0.38cm" svg:x="27.689cm" svg:y="20.192cm" svg:viewBox="0 0 28 381" draw:points="0,381 28,381 28,0 0,0">
          <text:p/>
        </draw:polygon>
        <draw:polygon draw:style-name="gr30" draw:text-style-name="P8" draw:layer="layout" svg:width="0.026cm" svg:height="0.38cm" svg:x="27.716cm" svg:y="20.192cm" svg:viewBox="0 0 27 381" draw:points="0,381 27,381 27,0 0,0">
          <text:p/>
        </draw:polygon>
        <draw:polygon draw:style-name="gr31" draw:text-style-name="P9" draw:layer="layout" svg:width="0.026cm" svg:height="0.38cm" svg:x="27.742cm" svg:y="20.192cm" svg:viewBox="0 0 27 381" draw:points="0,381 27,381 27,0 0,0">
          <text:p/>
        </draw:polygon>
        <draw:polygon draw:style-name="gr29" draw:text-style-name="P7" draw:layer="layout" svg:width="0.026cm" svg:height="0.38cm" svg:x="27.768cm" svg:y="20.192cm" svg:viewBox="0 0 27 381" draw:points="0,381 27,381 27,0 0,0">
          <text:p/>
        </draw:polygon>
        <draw:polygon draw:style-name="gr29" draw:text-style-name="P7" draw:layer="layout" svg:width="0.026cm" svg:height="0.38cm" svg:x="27.795cm" svg:y="20.192cm" svg:viewBox="0 0 27 381" draw:points="0,381 27,381 27,0 0,0">
          <text:p/>
        </draw:polygon>
        <draw:polygon draw:style-name="gr32" draw:text-style-name="P10" draw:layer="layout" svg:width="0.026cm" svg:height="0.38cm" svg:x="27.821cm" svg:y="20.192cm" svg:viewBox="0 0 27 381" draw:points="0,381 27,381 27,0 0,0">
          <text:p/>
        </draw:polygon>
        <draw:polygon draw:style-name="gr30" draw:text-style-name="P8" draw:layer="layout" svg:width="0.026cm" svg:height="0.38cm" svg:x="27.847cm" svg:y="20.192cm" svg:viewBox="0 0 27 381" draw:points="0,381 27,381 27,0 0,0">
          <text:p/>
        </draw:polygon>
        <draw:polygon draw:style-name="gr32" draw:text-style-name="P10" draw:layer="layout" svg:width="0.026cm" svg:height="0.38cm" svg:x="27.873cm" svg:y="20.192cm" svg:viewBox="0 0 27 381" draw:points="0,381 27,381 27,0 0,0">
          <text:p/>
        </draw:polygon>
        <draw:polygon draw:style-name="gr32" draw:text-style-name="P10" draw:layer="layout" svg:width="0.026cm" svg:height="0.38cm" svg:x="27.9cm" svg:y="20.192cm" svg:viewBox="0 0 27 381" draw:points="0,381 27,381 27,0 0,0">
          <text:p/>
        </draw:polygon>
        <draw:polygon draw:style-name="gr32" draw:text-style-name="P10" draw:layer="layout" svg:width="0.026cm" svg:height="0.38cm" svg:x="27.926cm" svg:y="20.192cm" svg:viewBox="0 0 27 381" draw:points="0,381 27,381 27,0 0,0">
          <text:p/>
        </draw:polygon>
        <draw:polygon draw:style-name="gr31" draw:text-style-name="P9" draw:layer="layout" svg:width="0.026cm" svg:height="0.38cm" svg:x="27.952cm" svg:y="20.192cm" svg:viewBox="0 0 27 381" draw:points="0,381 27,381 27,0 0,0">
          <text:p/>
        </draw:polygon>
        <draw:polygon draw:style-name="gr29" draw:text-style-name="P7" draw:layer="layout" svg:width="0.026cm" svg:height="0.38cm" svg:x="27.978cm" svg:y="20.192cm" svg:viewBox="0 0 27 381" draw:points="0,381 27,381 27,0 0,0">
          <text:p/>
        </draw:polygon>
        <draw:polygon draw:style-name="gr29" draw:text-style-name="P7" draw:layer="layout" svg:width="0.026cm" svg:height="0.38cm" svg:x="28.005cm" svg:y="20.192cm" svg:viewBox="0 0 27 381" draw:points="0,381 27,381 27,0 0,0">
          <text:p/>
        </draw:polygon>
        <draw:polygon draw:style-name="gr30" draw:text-style-name="P8" draw:layer="layout" svg:width="0.026cm" svg:height="0.38cm" svg:x="28.031cm" svg:y="20.192cm" svg:viewBox="0 0 27 381" draw:points="0,381 27,381 27,0 0,0">
          <text:p/>
        </draw:polygon>
        <draw:polygon draw:style-name="gr31" draw:text-style-name="P9" draw:layer="layout" svg:width="0.027cm" svg:height="0.38cm" svg:x="28.057cm" svg:y="20.192cm" svg:viewBox="0 0 28 381" draw:points="0,381 28,381 28,0 0,0">
          <text:p/>
        </draw:polygon>
        <draw:polygon draw:style-name="gr30" draw:text-style-name="P8" draw:layer="layout" svg:width="0.026cm" svg:height="0.38cm" svg:x="28.084cm" svg:y="20.192cm" svg:viewBox="0 0 27 381" draw:points="0,381 27,381 27,0 0,0">
          <text:p/>
        </draw:polygon>
        <draw:polygon draw:style-name="gr29" draw:text-style-name="P7" draw:layer="layout" svg:width="0.026cm" svg:height="0.38cm" svg:x="28.11cm" svg:y="20.192cm" svg:viewBox="0 0 27 381" draw:points="0,381 27,381 27,0 0,0">
          <text:p/>
        </draw:polygon>
        <draw:polygon draw:style-name="gr30" draw:text-style-name="P8" draw:layer="layout" svg:width="0.026cm" svg:height="0.38cm" svg:x="28.136cm" svg:y="20.192cm" svg:viewBox="0 0 27 381" draw:points="0,381 27,381 27,0 0,0">
          <text:p/>
        </draw:polygon>
        <draw:polygon draw:style-name="gr30" draw:text-style-name="P8" draw:layer="layout" svg:width="0.026cm" svg:height="0.38cm" svg:x="28.163cm" svg:y="20.192cm" svg:viewBox="0 0 27 381" draw:points="0,381 27,381 27,0 0,0">
          <text:p/>
        </draw:polygon>
        <draw:polygon draw:style-name="gr32" draw:text-style-name="P10" draw:layer="layout" svg:width="0.026cm" svg:height="0.38cm" svg:x="28.189cm" svg:y="20.192cm" svg:viewBox="0 0 27 381" draw:points="0,381 27,381 27,0 0,0">
          <text:p/>
        </draw:polygon>
        <draw:polygon draw:style-name="gr32" draw:text-style-name="P10" draw:layer="layout" svg:width="0.026cm" svg:height="0.38cm" svg:x="28.215cm" svg:y="20.192cm" svg:viewBox="0 0 27 381" draw:points="0,381 27,381 27,0 0,0">
          <text:p/>
        </draw:polygon>
        <draw:polygon draw:style-name="gr31" draw:text-style-name="P9" draw:layer="layout" svg:width="0.026cm" svg:height="0.38cm" svg:x="28.241cm" svg:y="20.192cm" svg:viewBox="0 0 27 381" draw:points="0,381 27,381 27,0 0,0">
          <text:p/>
        </draw:polygon>
        <draw:polygon draw:style-name="gr30" draw:text-style-name="P8" draw:layer="layout" svg:width="0.026cm" svg:height="0.38cm" svg:x="28.267cm" svg:y="20.192cm" svg:viewBox="0 0 27 381" draw:points="0,381 27,381 27,0 0,0">
          <text:p/>
        </draw:polygon>
        <draw:polygon draw:style-name="gr31" draw:text-style-name="P9" draw:layer="layout" svg:width="0.026cm" svg:height="0.38cm" svg:x="28.294cm" svg:y="20.192cm" svg:viewBox="0 0 27 381" draw:points="0,381 27,381 27,0 0,0">
          <text:p/>
        </draw:polygon>
        <draw:polygon draw:style-name="gr30" draw:text-style-name="P8" draw:layer="layout" svg:width="0.026cm" svg:height="0.38cm" svg:x="28.32cm" svg:y="20.192cm" svg:viewBox="0 0 27 381" draw:points="0,381 27,381 27,0 0,0">
          <text:p/>
        </draw:polygon>
        <draw:polygon draw:style-name="gr30" draw:text-style-name="P8" draw:layer="layout" svg:width="0.026cm" svg:height="0.38cm" svg:x="28.346cm" svg:y="20.192cm" svg:viewBox="0 0 27 381" draw:points="0,381 27,381 27,0 0,0">
          <text:p/>
        </draw:polygon>
        <draw:polygon draw:style-name="gr30" draw:text-style-name="P8" draw:layer="layout" svg:width="0.027cm" svg:height="0.38cm" svg:x="28.372cm" svg:y="20.192cm" svg:viewBox="0 0 28 381" draw:points="0,381 28,381 28,0 0,0">
          <text:p/>
        </draw:polygon>
        <draw:polygon draw:style-name="gr32" draw:text-style-name="P10" draw:layer="layout" svg:width="0.026cm" svg:height="0.38cm" svg:x="28.399cm" svg:y="20.192cm" svg:viewBox="0 0 27 381" draw:points="0,381 27,381 27,0 0,0">
          <text:p/>
        </draw:polygon>
        <draw:polygon draw:style-name="gr32" draw:text-style-name="P10" draw:layer="layout" svg:width="0.026cm" svg:height="0.38cm" svg:x="28.425cm" svg:y="20.192cm" svg:viewBox="0 0 27 381" draw:points="0,381 27,381 27,0 0,0">
          <text:p/>
        </draw:polygon>
        <draw:polygon draw:style-name="gr32" draw:text-style-name="P10" draw:layer="layout" svg:width="0.027cm" svg:height="0.38cm" svg:x="28.451cm" svg:y="20.192cm" svg:viewBox="0 0 28 381" draw:points="0,381 28,381 28,0 0,0">
          <text:p/>
        </draw:polygon>
        <draw:polygon draw:style-name="gr31" draw:text-style-name="P9" draw:layer="layout" svg:width="0.026cm" svg:height="0.38cm" svg:x="28.478cm" svg:y="20.192cm" svg:viewBox="0 0 27 381" draw:points="0,381 27,381 27,0 0,0">
          <text:p/>
        </draw:polygon>
        <draw:polygon draw:style-name="gr31" draw:text-style-name="P9" draw:layer="layout" svg:width="0.026cm" svg:height="0.38cm" svg:x="28.504cm" svg:y="20.192cm" svg:viewBox="0 0 27 381" draw:points="0,381 27,381 27,0 0,0">
          <text:p/>
        </draw:polygon>
        <draw:polygon draw:style-name="gr32" draw:text-style-name="P10" draw:layer="layout" svg:width="0.026cm" svg:height="0.38cm" svg:x="28.53cm" svg:y="20.192cm" svg:viewBox="0 0 27 381" draw:points="0,381 27,381 27,0 0,0">
          <text:p/>
        </draw:polygon>
        <draw:polygon draw:style-name="gr29" draw:text-style-name="P7" draw:layer="layout" svg:width="0.026cm" svg:height="0.38cm" svg:x="28.557cm" svg:y="20.192cm" svg:viewBox="0 0 27 381" draw:points="0,381 27,381 27,0 0,0">
          <text:p/>
        </draw:polygon>
        <draw:polygon draw:style-name="gr32" draw:text-style-name="P10" draw:layer="layout" svg:width="0.026cm" svg:height="0.38cm" svg:x="28.583cm" svg:y="20.192cm" svg:viewBox="0 0 27 381" draw:points="0,381 27,381 27,0 0,0">
          <text:p/>
        </draw:polygon>
        <draw:polygon draw:style-name="gr32" draw:text-style-name="P10" draw:layer="layout" svg:width="0.026cm" svg:height="0.38cm" svg:x="28.609cm" svg:y="20.192cm" svg:viewBox="0 0 27 381" draw:points="0,381 27,381 27,0 0,0">
          <text:p/>
        </draw:polygon>
        <draw:polygon draw:style-name="gr30" draw:text-style-name="P8" draw:layer="layout" svg:width="0.026cm" svg:height="0.38cm" svg:x="28.635cm" svg:y="20.192cm" svg:viewBox="0 0 27 381" draw:points="0,381 27,381 27,0 0,0">
          <text:p/>
        </draw:polygon>
        <draw:polygon draw:style-name="gr30" draw:text-style-name="P8" draw:layer="layout" svg:width="0.026cm" svg:height="0.38cm" svg:x="28.662cm" svg:y="20.192cm" svg:viewBox="0 0 27 381" draw:points="0,381 27,381 27,0 0,0">
          <text:p/>
        </draw:polygon>
        <draw:polygon draw:style-name="gr31" draw:text-style-name="P9" draw:layer="layout" svg:width="0.026cm" svg:height="0.38cm" svg:x="28.688cm" svg:y="20.192cm" svg:viewBox="0 0 27 381" draw:points="0,381 27,381 27,0 0,0">
          <text:p/>
        </draw:polygon>
        <draw:polygon draw:style-name="gr29" draw:text-style-name="P7" draw:layer="layout" svg:width="0.026cm" svg:height="0.38cm" svg:x="28.714cm" svg:y="20.192cm" svg:viewBox="0 0 27 381" draw:points="0,381 27,381 27,0 0,0">
          <text:p/>
        </draw:polygon>
        <draw:polygon draw:style-name="gr32" draw:text-style-name="P10" draw:layer="layout" svg:width="0.026cm" svg:height="0.38cm" svg:x="28.74cm" svg:y="20.192cm" svg:viewBox="0 0 27 381" draw:points="0,381 27,381 27,0 0,0">
          <text:p/>
        </draw:polygon>
        <draw:polygon draw:style-name="gr31" draw:text-style-name="P9" draw:layer="layout" svg:width="0.027cm" svg:height="0.38cm" svg:x="28.767cm" svg:y="20.192cm" svg:viewBox="0 0 28 381" draw:points="0,381 28,381 28,0 0,0">
          <text:p/>
        </draw:polygon>
        <draw:polygon draw:style-name="gr31" draw:text-style-name="P9" draw:layer="layout" svg:width="0.026cm" svg:height="0.38cm" svg:x="28.793cm" svg:y="20.192cm" svg:viewBox="0 0 27 381" draw:points="0,381 27,381 27,0 0,0">
          <text:p/>
        </draw:polygon>
        <draw:polygon draw:style-name="gr31" draw:text-style-name="P9" draw:layer="layout" svg:width="0.026cm" svg:height="0.38cm" svg:x="28.819cm" svg:y="20.192cm" svg:viewBox="0 0 27 381" draw:points="0,381 27,381 27,0 0,0">
          <text:p/>
        </draw:polygon>
        <draw:polygon draw:style-name="gr30" draw:text-style-name="P8" draw:layer="layout" svg:width="0.026cm" svg:height="0.38cm" svg:x="28.846cm" svg:y="20.192cm" svg:viewBox="0 0 27 381" draw:points="0,381 27,381 27,0 0,0">
          <text:p/>
        </draw:polygon>
        <draw:polygon draw:style-name="gr29" draw:text-style-name="P7" draw:layer="layout" svg:width="0.026cm" svg:height="0.38cm" svg:x="28.872cm" svg:y="20.192cm" svg:viewBox="0 0 27 381" draw:points="0,381 27,381 27,0 0,0">
          <text:p/>
        </draw:polygon>
        <draw:polygon draw:style-name="gr32" draw:text-style-name="P10" draw:layer="layout" svg:width="0.026cm" svg:height="0.38cm" svg:x="28.898cm" svg:y="20.192cm" svg:viewBox="0 0 27 381" draw:points="0,381 27,381 27,0 0,0">
          <text:p/>
        </draw:polygon>
        <draw:polygon draw:style-name="gr31" draw:text-style-name="P9" draw:layer="layout" svg:width="0.026cm" svg:height="0.38cm" svg:x="28.924cm" svg:y="20.192cm" svg:viewBox="0 0 27 381" draw:points="0,381 27,381 27,0 0,0">
          <text:p/>
        </draw:polygon>
        <draw:polygon draw:style-name="gr30" draw:text-style-name="P8" draw:layer="layout" svg:width="0.026cm" svg:height="0.38cm" svg:x="28.951cm" svg:y="20.192cm" svg:viewBox="0 0 27 381" draw:points="0,381 27,381 27,0 0,0">
          <text:p/>
        </draw:polygon>
        <draw:polygon draw:style-name="gr30" draw:text-style-name="P8" draw:layer="layout" svg:width="0.026cm" svg:height="0.38cm" svg:x="28.977cm" svg:y="20.192cm" svg:viewBox="0 0 27 381" draw:points="0,381 27,381 27,0 0,0">
          <text:p/>
        </draw:polygon>
        <draw:polygon draw:style-name="gr32" draw:text-style-name="P10" draw:layer="layout" svg:width="0.026cm" svg:height="0.38cm" svg:x="29.003cm" svg:y="20.192cm" svg:viewBox="0 0 27 381" draw:points="0,381 27,381 27,0 0,0">
          <text:p/>
        </draw:polygon>
        <draw:polygon draw:style-name="gr31" draw:text-style-name="P9" draw:layer="layout" svg:width="0.026cm" svg:height="0.38cm" svg:x="29.029cm" svg:y="20.192cm" svg:viewBox="0 0 27 381" draw:points="0,381 27,381 27,0 0,0">
          <text:p/>
        </draw:polygon>
        <draw:polygon draw:style-name="gr32" draw:text-style-name="P10" draw:layer="layout" svg:width="0.026cm" svg:height="0.38cm" svg:x="29.056cm" svg:y="20.192cm" svg:viewBox="0 0 27 381" draw:points="0,381 27,381 27,0 0,0">
          <text:p/>
        </draw:polygon>
        <draw:polygon draw:style-name="gr32" draw:text-style-name="P10" draw:layer="layout" svg:width="0.026cm" svg:height="0.38cm" svg:x="29.082cm" svg:y="20.192cm" svg:viewBox="0 0 27 381" draw:points="0,381 27,381 27,0 0,0">
          <text:p/>
        </draw:polygon>
        <draw:polygon draw:style-name="gr30" draw:text-style-name="P8" draw:layer="layout" svg:width="0.026cm" svg:height="0.38cm" svg:x="29.108cm" svg:y="20.192cm" svg:viewBox="0 0 27 381" draw:points="0,381 27,381 27,0 0,0">
          <text:p/>
        </draw:polygon>
        <draw:polygon draw:style-name="gr31" draw:text-style-name="P9" draw:layer="layout" svg:width="0.027cm" svg:height="0.38cm" svg:x="29.134cm" svg:y="20.192cm" svg:viewBox="0 0 28 381" draw:points="0,381 28,381 28,0 0,0">
          <text:p/>
        </draw:polygon>
        <draw:polygon draw:style-name="gr29" draw:text-style-name="P7" draw:layer="layout" svg:width="0.026cm" svg:height="0.38cm" svg:x="29.161cm" svg:y="20.192cm" svg:viewBox="0 0 27 381" draw:points="0,381 27,381 27,0 0,0">
          <text:p/>
        </draw:polygon>
        <draw:polygon draw:style-name="gr31" draw:text-style-name="P9" draw:layer="layout" svg:width="0.026cm" svg:height="0.38cm" svg:x="29.187cm" svg:y="20.192cm" svg:viewBox="0 0 27 381" draw:points="0,381 27,381 27,0 0,0">
          <text:p/>
        </draw:polygon>
        <draw:polygon draw:style-name="gr32" draw:text-style-name="P10" draw:layer="layout" svg:width="0.026cm" svg:height="0.38cm" svg:x="29.213cm" svg:y="20.192cm" svg:viewBox="0 0 27 381" draw:points="0,381 27,381 27,0 0,0">
          <text:p/>
        </draw:polygon>
        <draw:polygon draw:style-name="gr31" draw:text-style-name="P9" draw:layer="layout" svg:width="0.026cm" svg:height="0.38cm" svg:x="29.24cm" svg:y="20.192cm" svg:viewBox="0 0 27 381" draw:points="0,381 27,381 27,0 0,0">
          <text:p/>
        </draw:polygon>
        <draw:polygon draw:style-name="gr32" draw:text-style-name="P10" draw:layer="layout" svg:width="0.026cm" svg:height="0.38cm" svg:x="29.266cm" svg:y="20.192cm" svg:viewBox="0 0 27 381" draw:points="0,381 27,381 27,0 0,0">
          <text:p/>
        </draw:polygon>
        <draw:polygon draw:style-name="gr30" draw:text-style-name="P8" draw:layer="layout" svg:width="0.026cm" svg:height="0.38cm" svg:x="29.292cm" svg:y="20.192cm" svg:viewBox="0 0 27 381" draw:points="0,381 27,381 27,0 0,0">
          <text:p/>
        </draw:polygon>
        <draw:polygon draw:style-name="gr32" draw:text-style-name="P10" draw:layer="layout" svg:width="0.026cm" svg:height="0.38cm" svg:x="29.318cm" svg:y="20.192cm" svg:viewBox="0 0 27 381" draw:points="0,381 27,381 27,0 0,0">
          <text:p/>
        </draw:polygon>
        <draw:polygon draw:style-name="gr32" draw:text-style-name="P10" draw:layer="layout" svg:width="0.026cm" svg:height="0.38cm" svg:x="29.345cm" svg:y="20.192cm" svg:viewBox="0 0 27 381" draw:points="0,381 27,381 27,0 0,0">
          <text:p/>
        </draw:polygon>
        <draw:polygon draw:style-name="gr31" draw:text-style-name="P9" draw:layer="layout" svg:width="0.026cm" svg:height="0.38cm" svg:x="29.371cm" svg:y="20.192cm" svg:viewBox="0 0 27 381" draw:points="0,381 27,381 27,0 0,0">
          <text:p/>
        </draw:polygon>
        <draw:polygon draw:style-name="gr29" draw:text-style-name="P7" draw:layer="layout" svg:width="0.026cm" svg:height="0.38cm" svg:x="29.397cm" svg:y="20.192cm" svg:viewBox="0 0 27 381" draw:points="0,381 27,381 27,0 0,0">
          <text:p/>
        </draw:polygon>
        <draw:polygon draw:style-name="gr29" draw:text-style-name="P7" draw:layer="layout" svg:width="0.026cm" svg:height="0.38cm" svg:x="29.423cm" svg:y="20.192cm" svg:viewBox="0 0 27 381" draw:points="0,381 27,381 27,0 0,0">
          <text:p/>
        </draw:polygon>
        <draw:polygon draw:style-name="gr32" draw:text-style-name="P10" draw:layer="layout" svg:width="0.026cm" svg:height="0.38cm" svg:x="29.45cm" svg:y="20.192cm" svg:viewBox="0 0 27 381" draw:points="0,381 27,381 27,0 0,0">
          <text:p/>
        </draw:polygon>
        <draw:polygon draw:style-name="gr32" draw:text-style-name="P10" draw:layer="layout" svg:width="0.026cm" svg:height="0.38cm" svg:x="29.476cm" svg:y="20.192cm" svg:viewBox="0 0 27 381" draw:points="0,381 27,381 27,0 0,0">
          <text:p/>
        </draw:polygon>
        <draw:polygon draw:style-name="gr30" draw:text-style-name="P8" draw:layer="layout" svg:width="0.026cm" svg:height="0.38cm" svg:x="29.502cm" svg:y="20.192cm" svg:viewBox="0 0 27 381" draw:points="0,381 27,381 27,0 0,0">
          <text:p/>
        </draw:polygon>
        <draw:polygon draw:style-name="gr29" draw:text-style-name="P7" draw:layer="layout" svg:width="0.027cm" svg:height="0.38cm" svg:x="29.528cm" svg:y="20.192cm" svg:viewBox="0 0 28 381" draw:points="0,381 28,381 28,0 0,0">
          <text:p/>
        </draw:polygon>
        <draw:polygon draw:style-name="gr32" draw:text-style-name="P10" draw:layer="layout" svg:width="0.026cm" svg:height="0.38cm" svg:x="29.555cm" svg:y="20.192cm" svg:viewBox="0 0 27 381" draw:points="0,381 27,381 27,0 0,0">
          <text:p/>
        </draw:polygon>
        <draw:polygon draw:style-name="gr30" draw:text-style-name="P8" draw:layer="layout" svg:width="0.026cm" svg:height="0.38cm" svg:x="29.581cm" svg:y="20.192cm" svg:viewBox="0 0 27 381" draw:points="0,381 27,381 27,0 0,0">
          <text:p/>
        </draw:polygon>
        <draw:polygon draw:style-name="gr31" draw:text-style-name="P9" draw:layer="layout" svg:width="0.026cm" svg:height="0.38cm" svg:x="29.607cm" svg:y="20.192cm" svg:viewBox="0 0 27 381" draw:points="0,381 27,381 27,0 0,0">
          <text:p/>
        </draw:polygon>
        <draw:polygon draw:style-name="gr30" draw:text-style-name="P8" draw:layer="layout" svg:width="0.026cm" svg:height="0.38cm" svg:x="29.635cm" svg:y="20.192cm" svg:viewBox="0 0 27 381" draw:points="0,381 27,381 27,0 0,0">
          <text:p/>
        </draw:polygon>
        <draw:polygon draw:style-name="gr30" draw:text-style-name="P8" draw:layer="layout" svg:width="0.026cm" svg:height="0.38cm" svg:x="29.66cm" svg:y="20.192cm" svg:viewBox="0 0 27 381" draw:points="0,381 27,381 27,0 0,0">
          <text:p/>
        </draw:polygon>
        <draw:polygon draw:style-name="gr31" draw:text-style-name="P9" draw:layer="layout" svg:width="0.026cm" svg:height="0.38cm" svg:x="29.686cm" svg:y="20.192cm" svg:viewBox="0 0 27 381" draw:points="0,381 27,381 27,0 0,0">
          <text:p/>
        </draw:polygon>
        <draw:polygon draw:style-name="gr30" draw:text-style-name="P8" draw:layer="layout" svg:width="0.026cm" svg:height="0.38cm" svg:x="29.712cm" svg:y="20.192cm" svg:viewBox="0 0 27 381" draw:points="0,381 27,381 27,0 0,0">
          <text:p/>
        </draw:polygon>
        <draw:polygon draw:style-name="gr30" draw:text-style-name="P8" draw:layer="layout" svg:width="0.026cm" svg:height="0.38cm" svg:x="29.739cm" svg:y="20.192cm" svg:viewBox="0 0 27 381" draw:points="0,381 27,381 27,0 0,0">
          <text:p/>
        </draw:polygon>
        <draw:polygon draw:style-name="gr32" draw:text-style-name="P10" draw:layer="layout" svg:width="0.026cm" svg:height="0.38cm" svg:x="29.765cm" svg:y="20.192cm" svg:viewBox="0 0 27 381" draw:points="0,381 27,381 27,0 0,0">
          <text:p/>
        </draw:polygon>
        <draw:polygon draw:style-name="gr30" draw:text-style-name="P8" draw:layer="layout" svg:width="0.026cm" svg:height="0.38cm" svg:x="29.791cm" svg:y="20.192cm" svg:viewBox="0 0 27 381" draw:points="0,381 27,381 27,0 0,0">
          <text:p/>
        </draw:polygon>
        <draw:polygon draw:style-name="gr30" draw:text-style-name="P8" draw:layer="layout" svg:width="0.027cm" svg:height="0.38cm" svg:x="29.817cm" svg:y="20.192cm" svg:viewBox="0 0 28 381" draw:points="0,381 28,381 28,0 0,0">
          <text:p/>
        </draw:polygon>
        <draw:polygon draw:style-name="gr31" draw:text-style-name="P9" draw:layer="layout" svg:width="0.026cm" svg:height="0.38cm" svg:x="29.844cm" svg:y="20.192cm" svg:viewBox="0 0 27 381" draw:points="0,381 27,381 27,0 0,0">
          <text:p/>
        </draw:polygon>
        <draw:polygon draw:style-name="gr31" draw:text-style-name="P9" draw:layer="layout" svg:width="0.026cm" svg:height="0.38cm" svg:x="29.87cm" svg:y="20.192cm" svg:viewBox="0 0 27 381" draw:points="0,381 27,381 27,0 0,0">
          <text:p/>
        </draw:polygon>
        <draw:polygon draw:style-name="gr32" draw:text-style-name="P10" draw:layer="layout" svg:width="0.027cm" svg:height="0.38cm" svg:x="29.896cm" svg:y="20.192cm" svg:viewBox="0 0 28 381" draw:points="0,381 28,381 28,0 0,0">
          <text:p/>
        </draw:polygon>
        <draw:polygon draw:style-name="gr32" draw:text-style-name="P10" draw:layer="layout" svg:width="0.026cm" svg:height="0.38cm" svg:x="29.923cm" svg:y="20.192cm" svg:viewBox="0 0 27 381" draw:points="0,381 27,381 27,0 0,0">
          <text:p/>
        </draw:polygon>
        <draw:polygon draw:style-name="gr32" draw:text-style-name="P10" draw:layer="layout" svg:width="0.026cm" svg:height="0.38cm" svg:x="29.949cm" svg:y="20.192cm" svg:viewBox="0 0 27 381" draw:points="0,381 27,381 27,0 0,0">
          <text:p/>
        </draw:polygon>
        <draw:polygon draw:style-name="gr32" draw:text-style-name="P10" draw:layer="layout" svg:width="0.026cm" svg:height="0.38cm" svg:x="29.975cm" svg:y="20.192cm" svg:viewBox="0 0 27 381" draw:points="0,381 27,381 27,0 0,0">
          <text:p/>
        </draw:polygon>
        <draw:polygon draw:style-name="gr31" draw:text-style-name="P9" draw:layer="layout" svg:width="0.026cm" svg:height="0.38cm" svg:x="30.028cm" svg:y="20.192cm" svg:viewBox="0 0 27 381" draw:points="0,381 27,381 27,0 0,0">
          <text:p/>
        </draw:polygon>
        <draw:polygon draw:style-name="gr33" draw:text-style-name="P11" draw:layer="layout" svg:width="0.026cm" svg:height="0.38cm" svg:x="30.054cm" svg:y="20.192cm" svg:viewBox="0 0 27 381" draw:points="0,381 27,381 27,0 0,0">
          <text:p/>
        </draw:polygon>
        <draw:polygon draw:style-name="gr31" draw:text-style-name="P9" draw:layer="layout" svg:width="0.026cm" svg:height="0.38cm" svg:x="30.08cm" svg:y="20.192cm" svg:viewBox="0 0 27 381" draw:points="0,381 27,381 27,0 0,0">
          <text:p/>
        </draw:polygon>
        <draw:polygon draw:style-name="gr29" draw:text-style-name="P7" draw:layer="layout" svg:width="0.026cm" svg:height="0.38cm" svg:x="30.238cm" svg:y="20.192cm" svg:viewBox="0 0 27 381" draw:points="0,381 27,381 27,0 0,0">
          <text:p/>
        </draw:polygon>
        <draw:polygon draw:style-name="gr30" draw:text-style-name="P8" draw:layer="layout" svg:width="0.026cm" svg:height="0.38cm" svg:x="30.264cm" svg:y="20.192cm" svg:viewBox="0 0 27 381" draw:points="0,381 27,381 27,0 0,0">
          <text:p/>
        </draw:polygon>
        <draw:polygon draw:style-name="gr30" draw:text-style-name="P8" draw:layer="layout" svg:width="0.027cm" svg:height="0.38cm" svg:x="30.29cm" svg:y="20.192cm" svg:viewBox="0 0 28 381" draw:points="0,381 28,381 28,0 0,0">
          <text:p/>
        </draw:polygon>
        <draw:polygon draw:style-name="gr31" draw:text-style-name="P9" draw:layer="layout" svg:width="0.026cm" svg:height="0.38cm" svg:x="30.317cm" svg:y="20.192cm" svg:viewBox="0 0 27 381" draw:points="0,381 27,381 27,0 0,0">
          <text:p/>
        </draw:polygon>
        <draw:polygon draw:style-name="gr31" draw:text-style-name="P9" draw:layer="layout" svg:width="0.026cm" svg:height="0.38cm" svg:x="30.343cm" svg:y="20.192cm" svg:viewBox="0 0 27 381" draw:points="0,381 27,381 27,0 0,0">
          <text:p/>
        </draw:polygon>
        <draw:polygon draw:style-name="gr30" draw:text-style-name="P8" draw:layer="layout" svg:width="0.026cm" svg:height="0.38cm" svg:x="30.369cm" svg:y="20.192cm" svg:viewBox="0 0 27 381" draw:points="0,381 27,381 27,0 0,0">
          <text:p/>
        </draw:polygon>
        <draw:polygon draw:style-name="gr32" draw:text-style-name="P10" draw:layer="layout" svg:width="0.026cm" svg:height="0.38cm" svg:x="30.396cm" svg:y="20.192cm" svg:viewBox="0 0 27 381" draw:points="0,381 27,381 27,0 0,0">
          <text:p/>
        </draw:polygon>
        <draw:polygon draw:style-name="gr31" draw:text-style-name="P9" draw:layer="layout" svg:width="0.026cm" svg:height="0.38cm" svg:x="30.422cm" svg:y="20.192cm" svg:viewBox="0 0 27 381" draw:points="0,381 27,381 27,0 0,0">
          <text:p/>
        </draw:polygon>
        <draw:polygon draw:style-name="gr31" draw:text-style-name="P9" draw:layer="layout" svg:width="0.026cm" svg:height="0.38cm" svg:x="30.448cm" svg:y="20.192cm" svg:viewBox="0 0 27 381" draw:points="0,381 27,381 27,0 0,0">
          <text:p/>
        </draw:polygon>
        <draw:polygon draw:style-name="gr30" draw:text-style-name="P8" draw:layer="layout" svg:width="0.026cm" svg:height="0.38cm" svg:x="30.475cm" svg:y="20.192cm" svg:viewBox="0 0 27 381" draw:points="0,381 27,381 27,0 0,0">
          <text:p/>
        </draw:polygon>
        <draw:polygon draw:style-name="gr31" draw:text-style-name="P9" draw:layer="layout" svg:width="0.026cm" svg:height="0.38cm" svg:x="30.501cm" svg:y="20.192cm" svg:viewBox="0 0 27 381" draw:points="0,381 27,381 27,0 0,0">
          <text:p/>
        </draw:polygon>
        <draw:polygon draw:style-name="gr30" draw:text-style-name="P8" draw:layer="layout" svg:width="0.026cm" svg:height="0.38cm" svg:x="30.527cm" svg:y="20.192cm" svg:viewBox="0 0 27 381" draw:points="0,381 27,381 27,0 0,0">
          <text:p/>
        </draw:polygon>
        <draw:polygon draw:style-name="gr31" draw:text-style-name="P9" draw:layer="layout" svg:width="0.026cm" svg:height="0.38cm" svg:x="30.553cm" svg:y="20.192cm" svg:viewBox="0 0 27 381" draw:points="0,381 27,381 27,0 0,0">
          <text:p/>
        </draw:polygon>
        <draw:polygon draw:style-name="gr30" draw:text-style-name="P8" draw:layer="layout" svg:width="0.027cm" svg:height="0.38cm" svg:x="30.579cm" svg:y="20.192cm" svg:viewBox="0 0 28 381" draw:points="0,381 28,381 28,0 0,0">
          <text:p/>
        </draw:polygon>
        <draw:polygon draw:style-name="gr31" draw:text-style-name="P9" draw:layer="layout" svg:width="0.026cm" svg:height="0.38cm" svg:x="30.606cm" svg:y="20.192cm" svg:viewBox="0 0 27 381" draw:points="0,381 27,381 27,0 0,0">
          <text:p/>
        </draw:polygon>
        <draw:polygon draw:style-name="gr31" draw:text-style-name="P9" draw:layer="layout" svg:width="0.026cm" svg:height="0.38cm" svg:x="30.632cm" svg:y="20.192cm" svg:viewBox="0 0 27 381" draw:points="0,381 27,381 27,0 0,0">
          <text:p/>
        </draw:polygon>
        <draw:polygon draw:style-name="gr29" draw:text-style-name="P7" draw:layer="layout" svg:width="0.026cm" svg:height="0.38cm" svg:x="30.658cm" svg:y="20.192cm" svg:viewBox="0 0 27 381" draw:points="0,381 27,381 27,0 0,0">
          <text:p/>
        </draw:polygon>
        <draw:polygon draw:style-name="gr30" draw:text-style-name="P8" draw:layer="layout" svg:width="0.026cm" svg:height="0.38cm" svg:x="30.685cm" svg:y="20.192cm" svg:viewBox="0 0 27 381" draw:points="0,381 27,381 27,0 0,0">
          <text:p/>
        </draw:polygon>
        <draw:polygon draw:style-name="gr32" draw:text-style-name="P10" draw:layer="layout" svg:width="0.026cm" svg:height="0.38cm" svg:x="30.711cm" svg:y="20.192cm" svg:viewBox="0 0 27 381" draw:points="0,381 27,381 27,0 0,0">
          <text:p/>
        </draw:polygon>
        <draw:polygon draw:style-name="gr32" draw:text-style-name="P10" draw:layer="layout" svg:width="0.026cm" svg:height="0.38cm" svg:x="30.737cm" svg:y="20.192cm" svg:viewBox="0 0 27 381" draw:points="0,381 27,381 27,0 0,0">
          <text:p/>
        </draw:polygon>
        <draw:polygon draw:style-name="gr31" draw:text-style-name="P9" draw:layer="layout" svg:width="0.026cm" svg:height="0.38cm" svg:x="30.763cm" svg:y="20.192cm" svg:viewBox="0 0 27 381" draw:points="0,381 27,381 27,0 0,0">
          <text:p/>
        </draw:polygon>
        <draw:polygon draw:style-name="gr31" draw:text-style-name="P9" draw:layer="layout" svg:width="0.026cm" svg:height="0.38cm" svg:x="30.79cm" svg:y="20.192cm" svg:viewBox="0 0 27 381" draw:points="0,381 27,381 27,0 0,0">
          <text:p/>
        </draw:polygon>
        <draw:polygon draw:style-name="gr31" draw:text-style-name="P9" draw:layer="layout" svg:width="0.026cm" svg:height="0.38cm" svg:x="30.816cm" svg:y="20.192cm" svg:viewBox="0 0 27 381" draw:points="0,381 27,381 27,0 0,0">
          <text:p/>
        </draw:polygon>
        <draw:polygon draw:style-name="gr31" draw:text-style-name="P9" draw:layer="layout" svg:width="0.026cm" svg:height="0.38cm" svg:x="30.842cm" svg:y="20.192cm" svg:viewBox="0 0 27 381" draw:points="0,381 27,381 27,0 0,0">
          <text:p/>
        </draw:polygon>
        <draw:polygon draw:style-name="gr31" draw:text-style-name="P9" draw:layer="layout" svg:width="0.026cm" svg:height="0.38cm" svg:x="30.868cm" svg:y="20.192cm" svg:viewBox="0 0 27 381" draw:points="0,381 27,381 27,0 0,0">
          <text:p/>
        </draw:polygon>
        <draw:polygon draw:style-name="gr30" draw:text-style-name="P8" draw:layer="layout" svg:width="0.026cm" svg:height="0.38cm" svg:x="30.895cm" svg:y="20.192cm" svg:viewBox="0 0 27 381" draw:points="0,381 27,381 27,0 0,0">
          <text:p/>
        </draw:polygon>
        <draw:polygon draw:style-name="gr30" draw:text-style-name="P8" draw:layer="layout" svg:width="0.026cm" svg:height="0.38cm" svg:x="30.921cm" svg:y="20.192cm" svg:viewBox="0 0 27 381" draw:points="0,381 27,381 27,0 0,0">
          <text:p/>
        </draw:polygon>
        <draw:polygon draw:style-name="gr32" draw:text-style-name="P10" draw:layer="layout" svg:width="0.026cm" svg:height="0.38cm" svg:x="30.947cm" svg:y="20.192cm" svg:viewBox="0 0 27 381" draw:points="0,381 27,381 27,0 0,0">
          <text:p/>
        </draw:polygon>
        <draw:polygon draw:style-name="gr31" draw:text-style-name="P9" draw:layer="layout" svg:width="0.027cm" svg:height="0.38cm" svg:x="30.973cm" svg:y="20.192cm" svg:viewBox="0 0 28 381" draw:points="0,381 28,381 28,0 0,0">
          <text:p/>
        </draw:polygon>
        <draw:polygon draw:style-name="gr30" draw:text-style-name="P8" draw:layer="layout" svg:width="0.026cm" svg:height="0.38cm" svg:x="31cm" svg:y="20.192cm" svg:viewBox="0 0 27 381" draw:points="0,381 27,381 27,0 0,0">
          <text:p/>
        </draw:polygon>
        <draw:polygon draw:style-name="gr30" draw:text-style-name="P8" draw:layer="layout" svg:width="0.026cm" svg:height="0.38cm" svg:x="31.026cm" svg:y="20.192cm" svg:viewBox="0 0 27 381" draw:points="0,381 27,381 27,0 0,0">
          <text:p/>
        </draw:polygon>
        <draw:polygon draw:style-name="gr31" draw:text-style-name="P9" draw:layer="layout" svg:width="0.026cm" svg:height="0.38cm" svg:x="31.052cm" svg:y="20.192cm" svg:viewBox="0 0 27 381" draw:points="0,381 27,381 27,0 0,0">
          <text:p/>
        </draw:polygon>
        <draw:polygon draw:style-name="gr30" draw:text-style-name="P8" draw:layer="layout" svg:width="0.026cm" svg:height="0.38cm" svg:x="31.079cm" svg:y="20.192cm" svg:viewBox="0 0 27 381" draw:points="0,381 27,381 27,0 0,0">
          <text:p/>
        </draw:polygon>
        <draw:polygon draw:style-name="gr31" draw:text-style-name="P9" draw:layer="layout" svg:width="0.026cm" svg:height="0.38cm" svg:x="31.105cm" svg:y="20.192cm" svg:viewBox="0 0 27 381" draw:points="0,381 27,381 27,0 0,0">
          <text:p/>
        </draw:polygon>
        <draw:polygon draw:style-name="gr31" draw:text-style-name="P9" draw:layer="layout" svg:width="0.026cm" svg:height="0.38cm" svg:x="31.131cm" svg:y="20.192cm" svg:viewBox="0 0 27 381" draw:points="0,381 27,381 27,0 0,0">
          <text:p/>
        </draw:polygon>
        <draw:polygon draw:style-name="gr30" draw:text-style-name="P8" draw:layer="layout" svg:width="0.026cm" svg:height="0.38cm" svg:x="31.157cm" svg:y="20.192cm" svg:viewBox="0 0 27 381" draw:points="0,381 27,381 27,0 0,0">
          <text:p/>
        </draw:polygon>
        <draw:polygon draw:style-name="gr31" draw:text-style-name="P9" draw:layer="layout" svg:width="0.026cm" svg:height="0.38cm" svg:x="31.184cm" svg:y="20.192cm" svg:viewBox="0 0 27 381" draw:points="0,381 27,381 27,0 0,0">
          <text:p/>
        </draw:polygon>
        <draw:polygon draw:style-name="gr29" draw:text-style-name="P7" draw:layer="layout" svg:width="0.026cm" svg:height="0.38cm" svg:x="31.21cm" svg:y="20.192cm" svg:viewBox="0 0 27 381" draw:points="0,381 27,381 27,0 0,0">
          <text:p/>
        </draw:polygon>
        <draw:polygon draw:style-name="gr30" draw:text-style-name="P8" draw:layer="layout" svg:width="0.026cm" svg:height="0.38cm" svg:x="31.236cm" svg:y="20.192cm" svg:viewBox="0 0 27 381" draw:points="0,381 27,381 27,0 0,0">
          <text:p/>
        </draw:polygon>
        <draw:polygon draw:style-name="gr31" draw:text-style-name="P9" draw:layer="layout" svg:width="0.026cm" svg:height="0.38cm" svg:x="31.262cm" svg:y="20.192cm" svg:viewBox="0 0 27 381" draw:points="0,381 27,381 27,0 0,0">
          <text:p/>
        </draw:polygon>
        <draw:polygon draw:style-name="gr30" draw:text-style-name="P8" draw:layer="layout" svg:width="0.026cm" svg:height="0.38cm" svg:x="31.289cm" svg:y="20.192cm" svg:viewBox="0 0 27 381" draw:points="0,381 27,381 27,0 0,0">
          <text:p/>
        </draw:polygon>
        <draw:polygon draw:style-name="gr31" draw:text-style-name="P9" draw:layer="layout" svg:width="0.026cm" svg:height="0.38cm" svg:x="31.316cm" svg:y="20.192cm" svg:viewBox="0 0 27 381" draw:points="0,381 27,381 27,0 0,0">
          <text:p/>
        </draw:polygon>
        <draw:polygon draw:style-name="gr31" draw:text-style-name="P9" draw:layer="layout" svg:width="0.027cm" svg:height="0.38cm" svg:x="31.341cm" svg:y="20.192cm" svg:viewBox="0 0 28 381" draw:points="0,381 28,381 28,0 0,0">
          <text:p/>
        </draw:polygon>
        <draw:polygon draw:style-name="gr30" draw:text-style-name="P8" draw:layer="layout" svg:width="0.026cm" svg:height="0.38cm" svg:x="31.368cm" svg:y="20.192cm" svg:viewBox="0 0 27 381" draw:points="0,381 27,381 27,0 0,0">
          <text:p/>
        </draw:polygon>
        <draw:polygon draw:style-name="gr32" draw:text-style-name="P10" draw:layer="layout" svg:width="0.026cm" svg:height="0.38cm" svg:x="31.394cm" svg:y="20.192cm" svg:viewBox="0 0 27 381" draw:points="0,381 27,381 27,0 0,0">
          <text:p/>
        </draw:polygon>
        <draw:polygon draw:style-name="gr30" draw:text-style-name="P8" draw:layer="layout" svg:width="0.026cm" svg:height="0.38cm" svg:x="31.42cm" svg:y="20.192cm" svg:viewBox="0 0 27 381" draw:points="0,381 27,381 27,0 0,0">
          <text:p/>
        </draw:polygon>
        <draw:polygon draw:style-name="gr30" draw:text-style-name="P8" draw:layer="layout" svg:width="0.026cm" svg:height="0.38cm" svg:x="31.446cm" svg:y="20.192cm" svg:viewBox="0 0 27 381" draw:points="0,381 27,381 27,0 0,0">
          <text:p/>
        </draw:polygon>
        <draw:polygon draw:style-name="gr30" draw:text-style-name="P8" draw:layer="layout" svg:width="0.026cm" svg:height="0.38cm" svg:x="31.473cm" svg:y="20.192cm" svg:viewBox="0 0 27 381" draw:points="0,381 27,381 27,0 0,0">
          <text:p/>
        </draw:polygon>
        <draw:polygon draw:style-name="gr30" draw:text-style-name="P8" draw:layer="layout" svg:width="0.026cm" svg:height="0.38cm" svg:x="31.499cm" svg:y="20.192cm" svg:viewBox="0 0 27 381" draw:points="0,381 27,381 27,0 0,0">
          <text:p/>
        </draw:polygon>
        <draw:polygon draw:style-name="gr32" draw:text-style-name="P10" draw:layer="layout" svg:width="0.026cm" svg:height="0.38cm" svg:x="31.525cm" svg:y="20.192cm" svg:viewBox="0 0 27 381" draw:points="0,381 27,381 27,0 0,0">
          <text:p/>
        </draw:polygon>
        <draw:polygon draw:style-name="gr30" draw:text-style-name="P8" draw:layer="layout" svg:width="0.026cm" svg:height="0.38cm" svg:x="31.551cm" svg:y="20.192cm" svg:viewBox="0 0 27 381" draw:points="0,381 27,381 27,0 0,0">
          <text:p/>
        </draw:polygon>
        <draw:polygon draw:style-name="gr31" draw:text-style-name="P9" draw:layer="layout" svg:width="0.026cm" svg:height="0.38cm" svg:x="31.578cm" svg:y="20.192cm" svg:viewBox="0 0 27 381" draw:points="0,381 27,381 27,0 0,0">
          <text:p/>
        </draw:polygon>
        <draw:polygon draw:style-name="gr29" draw:text-style-name="P7" draw:layer="layout" svg:width="0.026cm" svg:height="0.38cm" svg:x="31.604cm" svg:y="20.192cm" svg:viewBox="0 0 27 381" draw:points="0,381 27,381 27,0 0,0">
          <text:p/>
        </draw:polygon>
        <draw:polygon draw:style-name="gr29" draw:text-style-name="P7" draw:layer="layout" svg:width="0.026cm" svg:height="0.38cm" svg:x="31.63cm" svg:y="20.192cm" svg:viewBox="0 0 27 381" draw:points="0,381 27,381 27,0 0,0">
          <text:p/>
        </draw:polygon>
        <draw:polygon draw:style-name="gr32" draw:text-style-name="P10" draw:layer="layout" svg:width="0.027cm" svg:height="0.38cm" svg:x="31.656cm" svg:y="20.192cm" svg:viewBox="0 0 28 381" draw:points="0,381 28,381 28,0 0,0">
          <text:p/>
        </draw:polygon>
        <draw:polygon draw:style-name="gr31" draw:text-style-name="P9" draw:layer="layout" svg:width="0.026cm" svg:height="0.38cm" svg:x="31.683cm" svg:y="20.192cm" svg:viewBox="0 0 27 381" draw:points="0,381 27,381 27,0 0,0">
          <text:p/>
        </draw:polygon>
        <draw:polygon draw:style-name="gr30" draw:text-style-name="P8" draw:layer="layout" svg:width="0.026cm" svg:height="0.38cm" svg:x="31.709cm" svg:y="20.192cm" svg:viewBox="0 0 27 381" draw:points="0,381 27,381 27,0 0,0">
          <text:p/>
        </draw:polygon>
        <draw:polygon draw:style-name="gr29" draw:text-style-name="P7" draw:layer="layout" svg:width="0.027cm" svg:height="0.38cm" svg:x="31.735cm" svg:y="20.192cm" svg:viewBox="0 0 28 381" draw:points="0,381 28,381 28,0 0,0">
          <text:p/>
        </draw:polygon>
        <draw:polygon draw:style-name="gr32" draw:text-style-name="P10" draw:layer="layout" svg:width="0.026cm" svg:height="0.38cm" svg:x="31.763cm" svg:y="20.192cm" svg:viewBox="0 0 27 381" draw:points="0,381 27,381 27,0 0,0">
          <text:p/>
        </draw:polygon>
        <draw:polygon draw:style-name="gr30" draw:text-style-name="P8" draw:layer="layout" svg:width="0.026cm" svg:height="0.38cm" svg:x="31.788cm" svg:y="20.192cm" svg:viewBox="0 0 27 381" draw:points="0,381 27,381 27,0 0,0">
          <text:p/>
        </draw:polygon>
        <draw:polygon draw:style-name="gr31" draw:text-style-name="P9" draw:layer="layout" svg:width="0.026cm" svg:height="0.38cm" svg:x="31.814cm" svg:y="20.192cm" svg:viewBox="0 0 27 381" draw:points="0,381 27,381 27,0 0,0">
          <text:p/>
        </draw:polygon>
        <draw:polygon draw:style-name="gr31" draw:text-style-name="P9" draw:layer="layout" svg:width="0.026cm" svg:height="0.38cm" svg:x="31.841cm" svg:y="20.192cm" svg:viewBox="0 0 27 381" draw:points="0,381 27,381 27,0 0,0">
          <text:p/>
        </draw:polygon>
        <draw:polygon draw:style-name="gr32" draw:text-style-name="P10" draw:layer="layout" svg:width="0.026cm" svg:height="0.38cm" svg:x="31.867cm" svg:y="20.192cm" svg:viewBox="0 0 27 381" draw:points="0,381 27,381 27,0 0,0">
          <text:p/>
        </draw:polygon>
        <draw:polygon draw:style-name="gr31" draw:text-style-name="P9" draw:layer="layout" svg:width="0.026cm" svg:height="0.38cm" svg:x="31.893cm" svg:y="20.192cm" svg:viewBox="0 0 27 381" draw:points="0,381 27,381 27,0 0,0">
          <text:p/>
        </draw:polygon>
        <draw:polygon draw:style-name="gr31" draw:text-style-name="P9" draw:layer="layout" svg:width="0.026cm" svg:height="0.38cm" svg:x="31.919cm" svg:y="20.192cm" svg:viewBox="0 0 27 381" draw:points="0,381 27,381 27,0 0,0">
          <text:p/>
        </draw:polygon>
        <draw:polygon draw:style-name="gr31" draw:text-style-name="P9" draw:layer="layout" svg:width="0.026cm" svg:height="0.38cm" svg:x="31.945cm" svg:y="20.192cm" svg:viewBox="0 0 27 381" draw:points="0,381 27,381 27,0 0,0">
          <text:p/>
        </draw:polygon>
        <draw:polygon draw:style-name="gr31" draw:text-style-name="P9" draw:layer="layout" svg:width="0.026cm" svg:height="0.38cm" svg:x="31.972cm" svg:y="20.192cm" svg:viewBox="0 0 27 381" draw:points="0,381 27,381 27,0 0,0">
          <text:p/>
        </draw:polygon>
        <draw:polygon draw:style-name="gr32" draw:text-style-name="P10" draw:layer="layout" svg:width="0.026cm" svg:height="0.38cm" svg:x="31.998cm" svg:y="20.192cm" svg:viewBox="0 0 27 381" draw:points="0,381 27,381 27,0 0,0">
          <text:p/>
        </draw:polygon>
        <draw:polygon draw:style-name="gr30" draw:text-style-name="P8" draw:layer="layout" svg:width="0.026cm" svg:height="0.38cm" svg:x="32.024cm" svg:y="20.192cm" svg:viewBox="0 0 27 381" draw:points="0,381 27,381 27,0 0,0">
          <text:p/>
        </draw:polygon>
        <draw:polygon draw:style-name="gr32" draw:text-style-name="P10" draw:layer="layout" svg:width="0.027cm" svg:height="0.38cm" svg:x="32.05cm" svg:y="20.192cm" svg:viewBox="0 0 28 381" draw:points="0,381 28,381 28,0 0,0">
          <text:p/>
        </draw:polygon>
        <draw:polygon draw:style-name="gr30" draw:text-style-name="P8" draw:layer="layout" svg:width="0.026cm" svg:height="0.38cm" svg:x="32.077cm" svg:y="20.192cm" svg:viewBox="0 0 27 381" draw:points="0,381 27,381 27,0 0,0">
          <text:p/>
        </draw:polygon>
        <draw:polygon draw:style-name="gr30" draw:text-style-name="P8" draw:layer="layout" svg:width="0.026cm" svg:height="0.38cm" svg:x="32.103cm" svg:y="20.192cm" svg:viewBox="0 0 27 381" draw:points="0,381 27,381 27,0 0,0">
          <text:p/>
        </draw:polygon>
        <draw:polygon draw:style-name="gr31" draw:text-style-name="P9" draw:layer="layout" svg:width="0.026cm" svg:height="0.38cm" svg:x="32.13cm" svg:y="20.192cm" svg:viewBox="0 0 27 381" draw:points="0,381 27,381 27,0 0,0">
          <text:p/>
        </draw:polygon>
        <draw:polygon draw:style-name="gr29" draw:text-style-name="P7" draw:layer="layout" svg:width="0.026cm" svg:height="0.38cm" svg:x="32.156cm" svg:y="20.192cm" svg:viewBox="0 0 27 381" draw:points="0,381 27,381 27,0 0,0">
          <text:p/>
        </draw:polygon>
        <draw:polygon draw:style-name="gr31" draw:text-style-name="P9" draw:layer="layout" svg:width="0.026cm" svg:height="0.38cm" svg:x="32.182cm" svg:y="20.192cm" svg:viewBox="0 0 27 381" draw:points="0,381 27,381 27,0 0,0">
          <text:p/>
        </draw:polygon>
        <draw:polygon draw:style-name="gr30" draw:text-style-name="P8" draw:layer="layout" svg:width="0.026cm" svg:height="0.38cm" svg:x="32.208cm" svg:y="20.192cm" svg:viewBox="0 0 27 381" draw:points="0,381 27,381 27,0 0,0">
          <text:p/>
        </draw:polygon>
        <draw:polygon draw:style-name="gr29" draw:text-style-name="P7" draw:layer="layout" svg:width="0.026cm" svg:height="0.38cm" svg:x="32.235cm" svg:y="20.192cm" svg:viewBox="0 0 27 381" draw:points="0,381 27,381 27,0 0,0">
          <text:p/>
        </draw:polygon>
        <draw:polygon draw:style-name="gr30" draw:text-style-name="P8" draw:layer="layout" svg:width="0.026cm" svg:height="0.38cm" svg:x="32.287cm" svg:y="20.192cm" svg:viewBox="0 0 27 381" draw:points="0,381 27,381 27,0 0,0">
          <text:p/>
        </draw:polygon>
        <draw:polygon draw:style-name="gr30" draw:text-style-name="P8" draw:layer="layout" svg:width="0.026cm" svg:height="0.38cm" svg:x="32.313cm" svg:y="20.192cm" svg:viewBox="0 0 27 381" draw:points="0,381 27,381 27,0 0,0">
          <text:p/>
        </draw:polygon>
        <draw:polygon draw:style-name="gr30" draw:text-style-name="P8" draw:layer="layout" svg:width="0.026cm" svg:height="0.38cm" svg:x="32.34cm" svg:y="20.192cm" svg:viewBox="0 0 27 381" draw:points="0,381 27,381 27,0 0,0">
          <text:p/>
        </draw:polygon>
        <draw:polygon draw:style-name="gr29" draw:text-style-name="P7" draw:layer="layout" svg:width="0.026cm" svg:height="0.38cm" svg:x="32.366cm" svg:y="20.192cm" svg:viewBox="0 0 27 381" draw:points="0,381 27,381 27,0 0,0">
          <text:p/>
        </draw:polygon>
        <draw:polygon draw:style-name="gr30" draw:text-style-name="P8" draw:layer="layout" svg:width="0.026cm" svg:height="0.38cm" svg:x="32.392cm" svg:y="20.192cm" svg:viewBox="0 0 27 381" draw:points="0,381 27,381 27,0 0,0">
          <text:p/>
        </draw:polygon>
        <draw:polygon draw:style-name="gr31" draw:text-style-name="P9" draw:layer="layout" svg:width="0.027cm" svg:height="0.38cm" svg:x="32.418cm" svg:y="20.192cm" svg:viewBox="0 0 28 381" draw:points="0,381 28,381 28,0 0,0">
          <text:p/>
        </draw:polygon>
        <draw:polygon draw:style-name="gr31" draw:text-style-name="P9" draw:layer="layout" svg:width="0.026cm" svg:height="0.38cm" svg:x="32.445cm" svg:y="20.192cm" svg:viewBox="0 0 27 381" draw:points="0,381 27,381 27,0 0,0">
          <text:p/>
        </draw:polygon>
        <draw:polygon draw:style-name="gr31" draw:text-style-name="P9" draw:layer="layout" svg:width="0.026cm" svg:height="0.38cm" svg:x="32.471cm" svg:y="20.192cm" svg:viewBox="0 0 27 381" draw:points="0,381 27,381 27,0 0,0">
          <text:p/>
        </draw:polygon>
        <draw:polygon draw:style-name="gr30" draw:text-style-name="P8" draw:layer="layout" svg:width="0.026cm" svg:height="0.38cm" svg:x="32.497cm" svg:y="20.192cm" svg:viewBox="0 0 27 381" draw:points="0,381 27,381 27,0 0,0">
          <text:p/>
        </draw:polygon>
        <draw:polygon draw:style-name="gr31" draw:text-style-name="P9" draw:layer="layout" svg:width="0.026cm" svg:height="0.38cm" svg:x="32.524cm" svg:y="20.192cm" svg:viewBox="0 0 27 381" draw:points="0,381 27,381 27,0 0,0">
          <text:p/>
        </draw:polygon>
        <draw:polygon draw:style-name="gr32" draw:text-style-name="P10" draw:layer="layout" svg:width="0.026cm" svg:height="0.38cm" svg:x="32.55cm" svg:y="20.192cm" svg:viewBox="0 0 27 381" draw:points="0,381 27,381 27,0 0,0">
          <text:p/>
        </draw:polygon>
        <draw:polygon draw:style-name="gr32" draw:text-style-name="P10" draw:layer="layout" svg:width="0.026cm" svg:height="0.38cm" svg:x="32.576cm" svg:y="20.192cm" svg:viewBox="0 0 27 381" draw:points="0,381 27,381 27,0 0,0">
          <text:p/>
        </draw:polygon>
        <draw:polygon draw:style-name="gr31" draw:text-style-name="P9" draw:layer="layout" svg:width="0.026cm" svg:height="0.38cm" svg:x="32.603cm" svg:y="20.192cm" svg:viewBox="0 0 27 381" draw:points="0,381 27,381 27,0 0,0">
          <text:p/>
        </draw:polygon>
        <draw:polygon draw:style-name="gr32" draw:text-style-name="P10" draw:layer="layout" svg:width="0.026cm" svg:height="0.38cm" svg:x="32.629cm" svg:y="20.192cm" svg:viewBox="0 0 27 381" draw:points="0,381 27,381 27,0 0,0">
          <text:p/>
        </draw:polygon>
        <draw:polygon draw:style-name="gr29" draw:text-style-name="P7" draw:layer="layout" svg:width="0.026cm" svg:height="0.38cm" svg:x="32.655cm" svg:y="20.192cm" svg:viewBox="0 0 27 381" draw:points="0,381 27,381 27,0 0,0">
          <text:p/>
        </draw:polygon>
        <draw:polygon draw:style-name="gr32" draw:text-style-name="P10" draw:layer="layout" svg:width="0.026cm" svg:height="0.38cm" svg:x="32.681cm" svg:y="20.192cm" svg:viewBox="0 0 27 381" draw:points="0,381 27,381 27,0 0,0">
          <text:p/>
        </draw:polygon>
        <draw:polygon draw:style-name="gr32" draw:text-style-name="P10" draw:layer="layout" svg:width="0.026cm" svg:height="0.38cm" svg:x="32.707cm" svg:y="20.192cm" svg:viewBox="0 0 27 381" draw:points="0,381 27,381 27,0 0,0">
          <text:p/>
        </draw:polygon>
        <draw:polygon draw:style-name="gr31" draw:text-style-name="P9" draw:layer="layout" svg:width="0.026cm" svg:height="0.38cm" svg:x="32.734cm" svg:y="20.192cm" svg:viewBox="0 0 27 381" draw:points="0,381 27,381 27,0 0,0">
          <text:p/>
        </draw:polygon>
        <draw:polygon draw:style-name="gr32" draw:text-style-name="P10" draw:layer="layout" svg:width="0.026cm" svg:height="0.38cm" svg:x="32.76cm" svg:y="20.192cm" svg:viewBox="0 0 27 381" draw:points="0,381 27,381 27,0 0,0">
          <text:p/>
        </draw:polygon>
        <draw:polygon draw:style-name="gr30" draw:text-style-name="P8" draw:layer="layout" svg:width="0.026cm" svg:height="0.38cm" svg:x="32.786cm" svg:y="20.192cm" svg:viewBox="0 0 27 381" draw:points="0,381 27,381 27,0 0,0">
          <text:p/>
        </draw:polygon>
        <draw:polygon draw:style-name="gr30" draw:text-style-name="P8" draw:layer="layout" svg:width="0.027cm" svg:height="0.38cm" svg:x="32.812cm" svg:y="20.192cm" svg:viewBox="0 0 28 381" draw:points="0,381 28,381 28,0 0,0">
          <text:p/>
        </draw:polygon>
        <draw:polygon draw:style-name="gr32" draw:text-style-name="P10" draw:layer="layout" svg:width="0.026cm" svg:height="0.38cm" svg:x="32.839cm" svg:y="20.192cm" svg:viewBox="0 0 27 381" draw:points="0,381 27,381 27,0 0,0">
          <text:p/>
        </draw:polygon>
        <draw:polygon draw:style-name="gr30" draw:text-style-name="P8" draw:layer="layout" svg:width="0.026cm" svg:height="0.38cm" svg:x="32.865cm" svg:y="20.192cm" svg:viewBox="0 0 27 381" draw:points="0,381 27,381 27,0 0,0">
          <text:p/>
        </draw:polygon>
        <draw:polygon draw:style-name="gr31" draw:text-style-name="P9" draw:layer="layout" svg:width="0.026cm" svg:height="0.38cm" svg:x="32.891cm" svg:y="20.192cm" svg:viewBox="0 0 27 381" draw:points="0,381 27,381 27,0 0,0">
          <text:p/>
        </draw:polygon>
        <draw:polygon draw:style-name="gr32" draw:text-style-name="P10" draw:layer="layout" svg:width="0.026cm" svg:height="0.38cm" svg:x="32.918cm" svg:y="20.192cm" svg:viewBox="0 0 27 381" draw:points="0,381 27,381 27,0 0,0">
          <text:p/>
        </draw:polygon>
        <draw:polygon draw:style-name="gr30" draw:text-style-name="P8" draw:layer="layout" svg:width="0.026cm" svg:height="0.38cm" svg:x="32.944cm" svg:y="20.192cm" svg:viewBox="0 0 27 381" draw:points="0,381 27,381 27,0 0,0">
          <text:p/>
        </draw:polygon>
        <draw:polygon draw:style-name="gr30" draw:text-style-name="P8" draw:layer="layout" svg:width="0.026cm" svg:height="0.38cm" svg:x="32.97cm" svg:y="20.192cm" svg:viewBox="0 0 27 381" draw:points="0,381 27,381 27,0 0,0">
          <text:p/>
        </draw:polygon>
        <draw:polygon draw:style-name="gr31" draw:text-style-name="P9" draw:layer="layout" svg:width="0.026cm" svg:height="0.38cm" svg:x="32.996cm" svg:y="20.192cm" svg:viewBox="0 0 27 381" draw:points="0,381 27,381 27,0 0,0">
          <text:p/>
        </draw:polygon>
        <draw:polygon draw:style-name="gr29" draw:text-style-name="P7" draw:layer="layout" svg:width="0.026cm" svg:height="0.38cm" svg:x="33.023cm" svg:y="20.192cm" svg:viewBox="0 0 27 381" draw:points="0,381 27,381 27,0 0,0">
          <text:p/>
        </draw:polygon>
        <draw:polygon draw:style-name="gr30" draw:text-style-name="P8" draw:layer="layout" svg:width="0.026cm" svg:height="0.38cm" svg:x="33.049cm" svg:y="20.192cm" svg:viewBox="0 0 27 381" draw:points="0,381 27,381 27,0 0,0">
          <text:p/>
        </draw:polygon>
        <draw:polygon draw:style-name="gr30" draw:text-style-name="P8" draw:layer="layout" svg:width="0.026cm" svg:height="0.38cm" svg:x="33.075cm" svg:y="20.192cm" svg:viewBox="0 0 27 381" draw:points="0,381 27,381 27,0 0,0">
          <text:p/>
        </draw:polygon>
        <draw:polygon draw:style-name="gr31" draw:text-style-name="P9" draw:layer="layout" svg:width="0.027cm" svg:height="0.38cm" svg:x="33.101cm" svg:y="20.192cm" svg:viewBox="0 0 28 381" draw:points="0,381 28,381 28,0 0,0">
          <text:p/>
        </draw:polygon>
        <draw:polygon draw:style-name="gr31" draw:text-style-name="P9" draw:layer="layout" svg:width="0.026cm" svg:height="0.38cm" svg:x="33.128cm" svg:y="20.192cm" svg:viewBox="0 0 27 381" draw:points="0,381 27,381 27,0 0,0">
          <text:p/>
        </draw:polygon>
        <draw:polygon draw:style-name="gr31" draw:text-style-name="P9" draw:layer="layout" svg:width="0.026cm" svg:height="0.38cm" svg:x="33.154cm" svg:y="20.192cm" svg:viewBox="0 0 27 381" draw:points="0,381 27,381 27,0 0,0">
          <text:p/>
        </draw:polygon>
        <draw:polygon draw:style-name="gr30" draw:text-style-name="P8" draw:layer="layout" svg:width="0.027cm" svg:height="0.38cm" svg:x="33.18cm" svg:y="20.192cm" svg:viewBox="0 0 28 381" draw:points="0,381 28,381 28,0 0,0">
          <text:p/>
        </draw:polygon>
        <draw:polygon draw:style-name="gr30" draw:text-style-name="P8" draw:layer="layout" svg:width="0.026cm" svg:height="0.38cm" svg:x="33.207cm" svg:y="20.192cm" svg:viewBox="0 0 27 381" draw:points="0,381 27,381 27,0 0,0">
          <text:p/>
        </draw:polygon>
        <draw:polygon draw:style-name="gr32" draw:text-style-name="P10" draw:layer="layout" svg:width="0.026cm" svg:height="0.38cm" svg:x="33.233cm" svg:y="20.192cm" svg:viewBox="0 0 27 381" draw:points="0,381 27,381 27,0 0,0">
          <text:p/>
        </draw:polygon>
        <draw:polygon draw:style-name="gr30" draw:text-style-name="P8" draw:layer="layout" svg:width="0.026cm" svg:height="0.38cm" svg:x="33.259cm" svg:y="20.192cm" svg:viewBox="0 0 27 381" draw:points="0,381 27,381 27,0 0,0">
          <text:p/>
        </draw:polygon>
        <draw:polygon draw:style-name="gr31" draw:text-style-name="P9" draw:layer="layout" svg:width="0.026cm" svg:height="0.38cm" svg:x="33.286cm" svg:y="20.192cm" svg:viewBox="0 0 27 381" draw:points="0,381 27,381 27,0 0,0">
          <text:p/>
        </draw:polygon>
        <draw:polygon draw:style-name="gr30" draw:text-style-name="P8" draw:layer="layout" svg:width="0.026cm" svg:height="0.38cm" svg:x="33.312cm" svg:y="20.192cm" svg:viewBox="0 0 27 381" draw:points="0,381 27,381 27,0 0,0">
          <text:p/>
        </draw:polygon>
        <draw:polygon draw:style-name="gr31" draw:text-style-name="P9" draw:layer="layout" svg:width="0.026cm" svg:height="0.38cm" svg:x="33.338cm" svg:y="20.192cm" svg:viewBox="0 0 27 381" draw:points="0,381 27,381 27,0 0,0">
          <text:p/>
        </draw:polygon>
        <draw:polygon draw:style-name="gr32" draw:text-style-name="P10" draw:layer="layout" svg:width="0.026cm" svg:height="0.38cm" svg:x="33.364cm" svg:y="20.192cm" svg:viewBox="0 0 27 381" draw:points="0,381 27,381 27,0 0,0">
          <text:p/>
        </draw:polygon>
        <draw:polygon draw:style-name="gr30" draw:text-style-name="P8" draw:layer="layout" svg:width="0.026cm" svg:height="0.38cm" svg:x="33.39cm" svg:y="20.192cm" svg:viewBox="0 0 27 381" draw:points="0,381 27,381 27,0 0,0">
          <text:p/>
        </draw:polygon>
        <draw:polygon draw:style-name="gr30" draw:text-style-name="P8" draw:layer="layout" svg:width="0.026cm" svg:height="0.38cm" svg:x="33.417cm" svg:y="20.192cm" svg:viewBox="0 0 27 381" draw:points="0,381 27,381 27,0 0,0">
          <text:p/>
        </draw:polygon>
        <draw:polygon draw:style-name="gr30" draw:text-style-name="P8" draw:layer="layout" svg:width="0.026cm" svg:height="0.38cm" svg:x="33.444cm" svg:y="20.192cm" svg:viewBox="0 0 27 381" draw:points="0,381 27,381 27,0 0,0">
          <text:p/>
        </draw:polygon>
        <draw:polygon draw:style-name="gr30" draw:text-style-name="P8" draw:layer="layout" svg:width="0.026cm" svg:height="0.38cm" svg:x="33.469cm" svg:y="20.192cm" svg:viewBox="0 0 27 381" draw:points="0,381 27,381 27,0 0,0">
          <text:p/>
        </draw:polygon>
        <draw:polygon draw:style-name="gr30" draw:text-style-name="P8" draw:layer="layout" svg:width="0.027cm" svg:height="0.38cm" svg:x="33.495cm" svg:y="20.192cm" svg:viewBox="0 0 28 381" draw:points="0,381 28,381 28,0 0,0">
          <text:p/>
        </draw:polygon>
        <draw:polygon draw:style-name="gr31" draw:text-style-name="P9" draw:layer="layout" svg:width="0.026cm" svg:height="0.38cm" svg:x="33.522cm" svg:y="20.192cm" svg:viewBox="0 0 27 381" draw:points="0,381 27,381 27,0 0,0">
          <text:p/>
        </draw:polygon>
        <draw:polygon draw:style-name="gr30" draw:text-style-name="P8" draw:layer="layout" svg:width="0.026cm" svg:height="0.38cm" svg:x="33.548cm" svg:y="20.192cm" svg:viewBox="0 0 27 381" draw:points="0,381 27,381 27,0 0,0">
          <text:p/>
        </draw:polygon>
        <draw:polygon draw:style-name="gr30" draw:text-style-name="P8" draw:layer="layout" svg:width="0.028cm" svg:height="0.38cm" svg:x="33.574cm" svg:y="20.192cm" svg:viewBox="0 0 29 381" draw:points="0,381 29,381 29,0 0,0">
          <text:p/>
        </draw:polygon>
        <draw:polygon draw:style-name="gr30" draw:text-style-name="P8" draw:layer="layout" svg:width="0.026cm" svg:height="0.38cm" svg:x="33.601cm" svg:y="20.192cm" svg:viewBox="0 0 27 381" draw:points="0,381 27,381 27,0 0,0">
          <text:p/>
        </draw:polygon>
        <draw:polygon draw:style-name="gr30" draw:text-style-name="P8" draw:layer="layout" svg:width="0.026cm" svg:height="0.38cm" svg:x="33.627cm" svg:y="20.192cm" svg:viewBox="0 0 27 381" draw:points="0,381 27,381 27,0 0,0">
          <text:p/>
        </draw:polygon>
        <draw:polygon draw:style-name="gr31" draw:text-style-name="P9" draw:layer="layout" svg:width="0.026cm" svg:height="0.38cm" svg:x="33.653cm" svg:y="20.192cm" svg:viewBox="0 0 27 381" draw:points="0,381 27,381 27,0 0,0">
          <text:p/>
        </draw:polygon>
        <draw:polygon draw:style-name="gr29" draw:text-style-name="P7" draw:layer="layout" svg:width="0.026cm" svg:height="0.38cm" svg:x="33.68cm" svg:y="20.192cm" svg:viewBox="0 0 27 381" draw:points="0,381 27,381 27,0 0,0">
          <text:p/>
        </draw:polygon>
        <draw:polygon draw:style-name="gr30" draw:text-style-name="P8" draw:layer="layout" svg:width="0.026cm" svg:height="0.38cm" svg:x="33.706cm" svg:y="20.192cm" svg:viewBox="0 0 27 381" draw:points="0,381 27,381 27,0 0,0">
          <text:p/>
        </draw:polygon>
        <draw:polygon draw:style-name="gr30" draw:text-style-name="P8" draw:layer="layout" svg:width="0.026cm" svg:height="0.38cm" svg:x="33.732cm" svg:y="20.192cm" svg:viewBox="0 0 27 381" draw:points="0,381 27,381 27,0 0,0">
          <text:p/>
        </draw:polygon>
        <draw:polygon draw:style-name="gr32" draw:text-style-name="P10" draw:layer="layout" svg:width="0.026cm" svg:height="0.38cm" svg:x="33.784cm" svg:y="20.192cm" svg:viewBox="0 0 27 381" draw:points="0,381 27,381 27,0 0,0">
          <text:p/>
        </draw:polygon>
        <draw:polygon draw:style-name="gr31" draw:text-style-name="P9" draw:layer="layout" svg:width="0.026cm" svg:height="0.38cm" svg:x="33.811cm" svg:y="20.192cm" svg:viewBox="0 0 27 381" draw:points="0,381 27,381 27,0 0,0">
          <text:p/>
        </draw:polygon>
        <draw:polygon draw:style-name="gr30" draw:text-style-name="P8" draw:layer="layout" svg:width="0.026cm" svg:height="0.38cm" svg:x="33.837cm" svg:y="20.192cm" svg:viewBox="0 0 27 381" draw:points="0,381 27,381 27,0 0,0">
          <text:p/>
        </draw:polygon>
        <draw:polygon draw:style-name="gr30" draw:text-style-name="P8" draw:layer="layout" svg:width="0.027cm" svg:height="0.38cm" svg:x="33.863cm" svg:y="20.192cm" svg:viewBox="0 0 28 381" draw:points="0,381 28,381 28,0 0,0">
          <text:p/>
        </draw:polygon>
        <draw:polygon draw:style-name="gr31" draw:text-style-name="P9" draw:layer="layout" svg:width="0.026cm" svg:height="0.38cm" svg:x="33.891cm" svg:y="20.192cm" svg:viewBox="0 0 27 381" draw:points="0,381 27,381 27,0 0,0">
          <text:p/>
        </draw:polygon>
        <draw:polygon draw:style-name="gr32" draw:text-style-name="P10" draw:layer="layout" svg:width="0.026cm" svg:height="0.38cm" svg:x="33.916cm" svg:y="20.192cm" svg:viewBox="0 0 27 381" draw:points="0,381 27,381 27,0 0,0">
          <text:p/>
        </draw:polygon>
        <draw:polygon draw:style-name="gr32" draw:text-style-name="P10" draw:layer="layout" svg:width="0.026cm" svg:height="0.38cm" svg:x="33.942cm" svg:y="20.192cm" svg:viewBox="0 0 27 381" draw:points="0,381 27,381 27,0 0,0">
          <text:p/>
        </draw:polygon>
        <draw:polygon draw:style-name="gr32" draw:text-style-name="P10" draw:layer="layout" svg:width="0.026cm" svg:height="0.38cm" svg:x="33.969cm" svg:y="20.192cm" svg:viewBox="0 0 27 381" draw:points="0,381 27,381 27,0 0,0">
          <text:p/>
        </draw:polygon>
        <draw:polygon draw:style-name="gr31" draw:text-style-name="P9" draw:layer="layout" svg:width="0.026cm" svg:height="0.38cm" svg:x="33.995cm" svg:y="20.192cm" svg:viewBox="0 0 27 381" draw:points="0,381 27,381 27,0 0,0">
          <text:p/>
        </draw:polygon>
        <draw:polygon draw:style-name="gr29" draw:text-style-name="P7" draw:layer="layout" svg:width="0.026cm" svg:height="0.38cm" svg:x="34.021cm" svg:y="20.192cm" svg:viewBox="0 0 27 381" draw:points="0,381 27,381 27,0 0,0">
          <text:p/>
        </draw:polygon>
        <draw:polygon draw:style-name="gr31" draw:text-style-name="P9" draw:layer="layout" svg:width="0.026cm" svg:height="0.38cm" svg:x="34.047cm" svg:y="20.192cm" svg:viewBox="0 0 27 381" draw:points="0,381 27,381 27,0 0,0">
          <text:p/>
        </draw:polygon>
        <draw:polygon draw:style-name="gr30" draw:text-style-name="P8" draw:layer="layout" svg:width="0.026cm" svg:height="0.38cm" svg:x="34.074cm" svg:y="20.192cm" svg:viewBox="0 0 27 381" draw:points="0,381 27,381 27,0 0,0">
          <text:p/>
        </draw:polygon>
        <draw:polygon draw:style-name="gr31" draw:text-style-name="P9" draw:layer="layout" svg:width="0.026cm" svg:height="0.38cm" svg:x="34.1cm" svg:y="20.192cm" svg:viewBox="0 0 27 381" draw:points="0,381 27,381 27,0 0,0">
          <text:p/>
        </draw:polygon>
        <draw:polygon draw:style-name="gr31" draw:text-style-name="P9" draw:layer="layout" svg:width="0.026cm" svg:height="0.38cm" svg:x="34.126cm" svg:y="20.192cm" svg:viewBox="0 0 27 381" draw:points="0,381 27,381 27,0 0,0">
          <text:p/>
        </draw:polygon>
        <draw:polygon draw:style-name="gr30" draw:text-style-name="P8" draw:layer="layout" svg:width="0.026cm" svg:height="0.38cm" svg:x="34.152cm" svg:y="20.192cm" svg:viewBox="0 0 27 381" draw:points="0,381 27,381 27,0 0,0">
          <text:p/>
        </draw:polygon>
        <draw:polygon draw:style-name="gr31" draw:text-style-name="P9" draw:layer="layout" svg:width="0.026cm" svg:height="0.38cm" svg:x="34.179cm" svg:y="20.192cm" svg:viewBox="0 0 27 381" draw:points="0,381 27,381 27,0 0,0">
          <text:p/>
        </draw:polygon>
        <draw:polygon draw:style-name="gr31" draw:text-style-name="P9" draw:layer="layout" svg:width="0.026cm" svg:height="0.38cm" svg:x="34.205cm" svg:y="20.192cm" svg:viewBox="0 0 27 381" draw:points="0,381 27,381 27,0 0,0">
          <text:p/>
        </draw:polygon>
        <draw:polygon draw:style-name="gr32" draw:text-style-name="P10" draw:layer="layout" svg:width="0.026cm" svg:height="0.38cm" svg:x="34.231cm" svg:y="20.192cm" svg:viewBox="0 0 27 381" draw:points="0,381 27,381 27,0 0,0">
          <text:p/>
        </draw:polygon>
        <draw:polygon draw:style-name="gr30" draw:text-style-name="P8" draw:layer="layout" svg:width="0.027cm" svg:height="0.38cm" svg:x="34.257cm" svg:y="20.192cm" svg:viewBox="0 0 28 381" draw:points="0,381 28,381 28,0 0,0">
          <text:p/>
        </draw:polygon>
        <draw:polygon draw:style-name="gr29" draw:text-style-name="P7" draw:layer="layout" svg:width="0.026cm" svg:height="0.38cm" svg:x="34.284cm" svg:y="20.192cm" svg:viewBox="0 0 27 381" draw:points="0,381 27,381 27,0 0,0">
          <text:p/>
        </draw:polygon>
        <draw:polygon draw:style-name="gr29" draw:text-style-name="P7" draw:layer="layout" svg:width="0.026cm" svg:height="0.38cm" svg:x="34.31cm" svg:y="20.192cm" svg:viewBox="0 0 27 381" draw:points="0,381 27,381 27,0 0,0">
          <text:p/>
        </draw:polygon>
        <draw:polygon draw:style-name="gr31" draw:text-style-name="P9" draw:layer="layout" svg:width="0.026cm" svg:height="0.38cm" svg:x="34.336cm" svg:y="20.192cm" svg:viewBox="0 0 27 381" draw:points="0,381 27,381 27,0 0,0">
          <text:p/>
        </draw:polygon>
        <draw:polygon draw:style-name="gr30" draw:text-style-name="P8" draw:layer="layout" svg:width="0.026cm" svg:height="0.38cm" svg:x="34.363cm" svg:y="20.192cm" svg:viewBox="0 0 27 381" draw:points="0,381 27,381 27,0 0,0">
          <text:p/>
        </draw:polygon>
        <draw:polygon draw:style-name="gr31" draw:text-style-name="P9" draw:layer="layout" svg:width="0.026cm" svg:height="0.38cm" svg:x="34.389cm" svg:y="20.192cm" svg:viewBox="0 0 27 381" draw:points="0,381 27,381 27,0 0,0">
          <text:p/>
        </draw:polygon>
        <draw:polygon draw:style-name="gr29" draw:text-style-name="P7" draw:layer="layout" svg:width="0.026cm" svg:height="0.38cm" svg:x="34.415cm" svg:y="20.192cm" svg:viewBox="0 0 27 381" draw:points="0,381 27,381 27,0 0,0">
          <text:p/>
        </draw:polygon>
        <draw:polygon draw:style-name="gr30" draw:text-style-name="P8" draw:layer="layout" svg:width="0.026cm" svg:height="0.38cm" svg:x="34.441cm" svg:y="20.192cm" svg:viewBox="0 0 27 381" draw:points="0,381 27,381 27,0 0,0">
          <text:p/>
        </draw:polygon>
        <draw:polygon draw:style-name="gr29" draw:text-style-name="P7" draw:layer="layout" svg:width="0.026cm" svg:height="0.38cm" svg:x="34.468cm" svg:y="20.192cm" svg:viewBox="0 0 27 381" draw:points="0,381 27,381 27,0 0,0">
          <text:p/>
        </draw:polygon>
        <draw:polygon draw:style-name="gr30" draw:text-style-name="P8" draw:layer="layout" svg:width="0.026cm" svg:height="0.38cm" svg:x="34.494cm" svg:y="20.192cm" svg:viewBox="0 0 27 381" draw:points="0,381 27,381 27,0 0,0">
          <text:p/>
        </draw:polygon>
        <draw:polygon draw:style-name="gr32" draw:text-style-name="P10" draw:layer="layout" svg:width="0.026cm" svg:height="0.38cm" svg:x="34.52cm" svg:y="20.192cm" svg:viewBox="0 0 27 381" draw:points="0,381 27,381 27,0 0,0">
          <text:p/>
        </draw:polygon>
        <draw:polygon draw:style-name="gr32" draw:text-style-name="P10" draw:layer="layout" svg:width="0.026cm" svg:height="0.38cm" svg:x="34.546cm" svg:y="20.192cm" svg:viewBox="0 0 27 381" draw:points="0,381 27,381 27,0 0,0">
          <text:p/>
        </draw:polygon>
        <draw:polygon draw:style-name="gr32" draw:text-style-name="P10" draw:layer="layout" svg:width="0.026cm" svg:height="0.38cm" svg:x="34.573cm" svg:y="20.192cm" svg:viewBox="0 0 27 381" draw:points="0,381 27,381 27,0 0,0">
          <text:p/>
        </draw:polygon>
        <draw:polygon draw:style-name="gr31" draw:text-style-name="P9" draw:layer="layout" svg:width="0.026cm" svg:height="0.38cm" svg:x="34.599cm" svg:y="20.192cm" svg:viewBox="0 0 27 381" draw:points="0,381 27,381 27,0 0,0">
          <text:p/>
        </draw:polygon>
        <draw:polygon draw:style-name="gr29" draw:text-style-name="P7" draw:layer="layout" svg:width="0.027cm" svg:height="0.38cm" svg:x="34.625cm" svg:y="20.192cm" svg:viewBox="0 0 28 381" draw:points="0,381 28,381 28,0 0,0">
          <text:p/>
        </draw:polygon>
        <draw:polygon draw:style-name="gr29" draw:text-style-name="P7" draw:layer="layout" svg:width="0.026cm" svg:height="0.38cm" svg:x="34.652cm" svg:y="20.192cm" svg:viewBox="0 0 27 381" draw:points="0,381 27,381 27,0 0,0">
          <text:p/>
        </draw:polygon>
        <draw:polygon draw:style-name="gr29" draw:text-style-name="P7" draw:layer="layout" svg:width="0.026cm" svg:height="0.38cm" svg:x="20.123cm" svg:y="19.433cm" svg:viewBox="0 0 27 381" draw:points="0,381 27,381 27,0 0,0">
          <text:p/>
        </draw:polygon>
        <draw:polygon draw:style-name="gr30" draw:text-style-name="P8" draw:layer="layout" svg:width="0.026cm" svg:height="0.38cm" svg:x="20.15cm" svg:y="19.433cm" svg:viewBox="0 0 27 381" draw:points="0,381 27,381 27,0 0,0">
          <text:p/>
        </draw:polygon>
        <draw:polygon draw:style-name="gr31" draw:text-style-name="P9" draw:layer="layout" svg:width="0.026cm" svg:height="0.38cm" svg:x="20.176cm" svg:y="19.433cm" svg:viewBox="0 0 27 381" draw:points="0,381 27,381 27,0 0,0">
          <text:p/>
        </draw:polygon>
        <draw:polygon draw:style-name="gr32" draw:text-style-name="P10" draw:layer="layout" svg:width="0.026cm" svg:height="0.38cm" svg:x="20.202cm" svg:y="19.433cm" svg:viewBox="0 0 27 381" draw:points="0,381 27,381 27,0 0,0">
          <text:p/>
        </draw:polygon>
        <draw:polygon draw:style-name="gr31" draw:text-style-name="P9" draw:layer="layout" svg:width="0.026cm" svg:height="0.38cm" svg:x="20.228cm" svg:y="19.433cm" svg:viewBox="0 0 27 381" draw:points="0,381 27,381 27,0 0,0">
          <text:p/>
        </draw:polygon>
        <draw:polygon draw:style-name="gr32" draw:text-style-name="P10" draw:layer="layout" svg:width="0.026cm" svg:height="0.38cm" svg:x="20.256cm" svg:y="19.433cm" svg:viewBox="0 0 27 381" draw:points="0,381 27,381 27,0 0,0">
          <text:p/>
        </draw:polygon>
        <draw:polygon draw:style-name="gr32" draw:text-style-name="P10" draw:layer="layout" svg:width="0.026cm" svg:height="0.38cm" svg:x="20.281cm" svg:y="19.433cm" svg:viewBox="0 0 27 381" draw:points="0,381 27,381 27,0 0,0">
          <text:p/>
        </draw:polygon>
        <draw:polygon draw:style-name="gr30" draw:text-style-name="P8" draw:layer="layout" svg:width="0.026cm" svg:height="0.38cm" svg:x="20.307cm" svg:y="19.433cm" svg:viewBox="0 0 27 381" draw:points="0,381 27,381 27,0 0,0">
          <text:p/>
        </draw:polygon>
        <draw:polygon draw:style-name="gr31" draw:text-style-name="P9" draw:layer="layout" svg:width="0.026cm" svg:height="0.38cm" svg:x="20.333cm" svg:y="19.433cm" svg:viewBox="0 0 27 381" draw:points="0,381 27,381 27,0 0,0">
          <text:p/>
        </draw:polygon>
        <draw:polygon draw:style-name="gr32" draw:text-style-name="P10" draw:layer="layout" svg:width="0.027cm" svg:height="0.38cm" svg:x="20.359cm" svg:y="19.433cm" svg:viewBox="0 0 28 381" draw:points="0,381 28,381 28,0 0,0">
          <text:p/>
        </draw:polygon>
        <draw:polygon draw:style-name="gr32" draw:text-style-name="P10" draw:layer="layout" svg:width="0.026cm" svg:height="0.38cm" svg:x="20.386cm" svg:y="19.433cm" svg:viewBox="0 0 27 381" draw:points="0,381 27,381 27,0 0,0">
          <text:p/>
        </draw:polygon>
        <draw:polygon draw:style-name="gr30" draw:text-style-name="P8" draw:layer="layout" svg:width="0.026cm" svg:height="0.38cm" svg:x="20.412cm" svg:y="19.433cm" svg:viewBox="0 0 27 381" draw:points="0,381 27,381 27,0 0,0">
          <text:p/>
        </draw:polygon>
        <draw:polygon draw:style-name="gr31" draw:text-style-name="P9" draw:layer="layout" svg:width="0.027cm" svg:height="0.38cm" svg:x="20.438cm" svg:y="19.433cm" svg:viewBox="0 0 28 381" draw:points="0,381 28,381 28,0 0,0">
          <text:p/>
        </draw:polygon>
        <draw:polygon draw:style-name="gr31" draw:text-style-name="P9" draw:layer="layout" svg:width="0.026cm" svg:height="0.38cm" svg:x="20.465cm" svg:y="19.433cm" svg:viewBox="0 0 27 381" draw:points="0,381 27,381 27,0 0,0">
          <text:p/>
        </draw:polygon>
        <draw:polygon draw:style-name="gr30" draw:text-style-name="P8" draw:layer="layout" svg:width="0.026cm" svg:height="0.38cm" svg:x="20.491cm" svg:y="19.433cm" svg:viewBox="0 0 27 381" draw:points="0,381 27,381 27,0 0,0">
          <text:p/>
        </draw:polygon>
        <draw:polygon draw:style-name="gr30" draw:text-style-name="P8" draw:layer="layout" svg:width="0.026cm" svg:height="0.38cm" svg:x="20.517cm" svg:y="19.433cm" svg:viewBox="0 0 27 381" draw:points="0,381 27,381 27,0 0,0">
          <text:p/>
        </draw:polygon>
        <draw:polygon draw:style-name="gr31" draw:text-style-name="P9" draw:layer="layout" svg:width="0.026cm" svg:height="0.38cm" svg:x="20.544cm" svg:y="19.433cm" svg:viewBox="0 0 27 381" draw:points="0,381 27,381 27,0 0,0">
          <text:p/>
        </draw:polygon>
        <draw:polygon draw:style-name="gr30" draw:text-style-name="P8" draw:layer="layout" svg:width="0.026cm" svg:height="0.38cm" svg:x="20.57cm" svg:y="19.433cm" svg:viewBox="0 0 27 381" draw:points="0,381 27,381 27,0 0,0">
          <text:p/>
        </draw:polygon>
        <draw:polygon draw:style-name="gr32" draw:text-style-name="P10" draw:layer="layout" svg:width="0.026cm" svg:height="0.38cm" svg:x="20.596cm" svg:y="19.433cm" svg:viewBox="0 0 27 381" draw:points="0,381 27,381 27,0 0,0">
          <text:p/>
        </draw:polygon>
        <draw:polygon draw:style-name="gr30" draw:text-style-name="P8" draw:layer="layout" svg:width="0.026cm" svg:height="0.38cm" svg:x="20.622cm" svg:y="19.433cm" svg:viewBox="0 0 27 381" draw:points="0,381 27,381 27,0 0,0">
          <text:p/>
        </draw:polygon>
        <draw:polygon draw:style-name="gr31" draw:text-style-name="P9" draw:layer="layout" svg:width="0.026cm" svg:height="0.38cm" svg:x="20.649cm" svg:y="19.433cm" svg:viewBox="0 0 27 381" draw:points="0,381 27,381 27,0 0,0">
          <text:p/>
        </draw:polygon>
        <draw:polygon draw:style-name="gr31" draw:text-style-name="P9" draw:layer="layout" svg:width="0.026cm" svg:height="0.38cm" svg:x="20.676cm" svg:y="19.433cm" svg:viewBox="0 0 27 381" draw:points="0,381 27,381 27,0 0,0">
          <text:p/>
        </draw:polygon>
        <draw:polygon draw:style-name="gr31" draw:text-style-name="P9" draw:layer="layout" svg:width="0.026cm" svg:height="0.38cm" svg:x="20.701cm" svg:y="19.433cm" svg:viewBox="0 0 27 381" draw:points="0,381 27,381 27,0 0,0">
          <text:p/>
        </draw:polygon>
        <draw:polygon draw:style-name="gr32" draw:text-style-name="P10" draw:layer="layout" svg:width="0.026cm" svg:height="0.38cm" svg:x="20.727cm" svg:y="19.433cm" svg:viewBox="0 0 27 381" draw:points="0,381 27,381 27,0 0,0">
          <text:p/>
        </draw:polygon>
        <draw:polygon draw:style-name="gr30" draw:text-style-name="P8" draw:layer="layout" svg:width="0.026cm" svg:height="0.38cm" svg:x="20.754cm" svg:y="19.433cm" svg:viewBox="0 0 27 381" draw:points="0,381 27,381 27,0 0,0">
          <text:p/>
        </draw:polygon>
        <draw:polygon draw:style-name="gr31" draw:text-style-name="P9" draw:layer="layout" svg:width="0.026cm" svg:height="0.38cm" svg:x="20.78cm" svg:y="19.433cm" svg:viewBox="0 0 27 381" draw:points="0,381 27,381 27,0 0,0">
          <text:p/>
        </draw:polygon>
        <draw:polygon draw:style-name="gr31" draw:text-style-name="P9" draw:layer="layout" svg:width="0.027cm" svg:height="0.38cm" svg:x="20.806cm" svg:y="19.433cm" svg:viewBox="0 0 28 381" draw:points="0,381 28,381 28,0 0,0">
          <text:p/>
        </draw:polygon>
        <draw:polygon draw:style-name="gr30" draw:text-style-name="P8" draw:layer="layout" svg:width="0.026cm" svg:height="0.38cm" svg:x="20.833cm" svg:y="19.433cm" svg:viewBox="0 0 27 381" draw:points="0,381 27,381 27,0 0,0">
          <text:p/>
        </draw:polygon>
        <draw:polygon draw:style-name="gr30" draw:text-style-name="P8" draw:layer="layout" svg:width="0.026cm" svg:height="0.38cm" svg:x="20.859cm" svg:y="19.433cm" svg:viewBox="0 0 27 381" draw:points="0,381 27,381 27,0 0,0">
          <text:p/>
        </draw:polygon>
        <draw:polygon draw:style-name="gr30" draw:text-style-name="P8" draw:layer="layout" svg:width="0.026cm" svg:height="0.38cm" svg:x="20.885cm" svg:y="19.433cm" svg:viewBox="0 0 27 381" draw:points="0,381 27,381 27,0 0,0">
          <text:p/>
        </draw:polygon>
        <draw:polygon draw:style-name="gr32" draw:text-style-name="P10" draw:layer="layout" svg:width="0.026cm" svg:height="0.38cm" svg:x="20.911cm" svg:y="19.433cm" svg:viewBox="0 0 27 381" draw:points="0,381 27,381 27,0 0,0">
          <text:p/>
        </draw:polygon>
        <draw:polygon draw:style-name="gr31" draw:text-style-name="P9" draw:layer="layout" svg:width="0.026cm" svg:height="0.38cm" svg:x="20.938cm" svg:y="19.433cm" svg:viewBox="0 0 27 381" draw:points="0,381 27,381 27,0 0,0">
          <text:p/>
        </draw:polygon>
        <draw:polygon draw:style-name="gr30" draw:text-style-name="P8" draw:layer="layout" svg:width="0.026cm" svg:height="0.38cm" svg:x="20.964cm" svg:y="19.433cm" svg:viewBox="0 0 27 381" draw:points="0,381 27,381 27,0 0,0">
          <text:p/>
        </draw:polygon>
        <draw:polygon draw:style-name="gr29" draw:text-style-name="P7" draw:layer="layout" svg:width="0.026cm" svg:height="0.38cm" svg:x="20.99cm" svg:y="19.433cm" svg:viewBox="0 0 27 381" draw:points="0,381 27,381 27,0 0,0">
          <text:p/>
        </draw:polygon>
        <draw:polygon draw:style-name="gr30" draw:text-style-name="P8" draw:layer="layout" svg:width="0.026cm" svg:height="0.38cm" svg:x="21.016cm" svg:y="19.433cm" svg:viewBox="0 0 27 381" draw:points="0,381 27,381 27,0 0,0">
          <text:p/>
        </draw:polygon>
        <draw:polygon draw:style-name="gr30" draw:text-style-name="P8" draw:layer="layout" svg:width="0.026cm" svg:height="0.38cm" svg:x="21.043cm" svg:y="19.433cm" svg:viewBox="0 0 27 381" draw:points="0,381 27,381 27,0 0,0">
          <text:p/>
        </draw:polygon>
        <draw:polygon draw:style-name="gr31" draw:text-style-name="P9" draw:layer="layout" svg:width="0.026cm" svg:height="0.38cm" svg:x="21.069cm" svg:y="19.433cm" svg:viewBox="0 0 27 381" draw:points="0,381 27,381 27,0 0,0">
          <text:p/>
        </draw:polygon>
        <draw:polygon draw:style-name="gr31" draw:text-style-name="P9" draw:layer="layout" svg:width="0.026cm" svg:height="0.38cm" svg:x="21.096cm" svg:y="19.433cm" svg:viewBox="0 0 27 381" draw:points="0,381 27,381 27,0 0,0">
          <text:p/>
        </draw:polygon>
        <draw:polygon draw:style-name="gr30" draw:text-style-name="P8" draw:layer="layout" svg:width="0.027cm" svg:height="0.38cm" svg:x="21.121cm" svg:y="19.433cm" svg:viewBox="0 0 28 381" draw:points="0,381 28,381 28,0 0,0">
          <text:p/>
        </draw:polygon>
        <draw:polygon draw:style-name="gr31" draw:text-style-name="P9" draw:layer="layout" svg:width="0.026cm" svg:height="0.38cm" svg:x="21.148cm" svg:y="19.433cm" svg:viewBox="0 0 27 381" draw:points="0,381 27,381 27,0 0,0">
          <text:p/>
        </draw:polygon>
        <draw:polygon draw:style-name="gr31" draw:text-style-name="P9" draw:layer="layout" svg:width="0.026cm" svg:height="0.38cm" svg:x="21.174cm" svg:y="19.433cm" svg:viewBox="0 0 27 381" draw:points="0,381 27,381 27,0 0,0">
          <text:p/>
        </draw:polygon>
        <draw:polygon draw:style-name="gr29" draw:text-style-name="P7" draw:layer="layout" svg:width="0.027cm" svg:height="0.38cm" svg:x="21.2cm" svg:y="19.433cm" svg:viewBox="0 0 28 381" draw:points="0,381 28,381 28,0 0,0">
          <text:p/>
        </draw:polygon>
        <draw:polygon draw:style-name="gr31" draw:text-style-name="P9" draw:layer="layout" svg:width="0.026cm" svg:height="0.38cm" svg:x="21.227cm" svg:y="19.433cm" svg:viewBox="0 0 27 381" draw:points="0,381 27,381 27,0 0,0">
          <text:p/>
        </draw:polygon>
        <draw:polygon draw:style-name="gr29" draw:text-style-name="P7" draw:layer="layout" svg:width="0.026cm" svg:height="0.38cm" svg:x="21.253cm" svg:y="19.433cm" svg:viewBox="0 0 27 381" draw:points="0,381 27,381 27,0 0,0">
          <text:p/>
        </draw:polygon>
        <draw:polygon draw:style-name="gr30" draw:text-style-name="P8" draw:layer="layout" svg:width="0.026cm" svg:height="0.38cm" svg:x="21.279cm" svg:y="19.433cm" svg:viewBox="0 0 27 381" draw:points="0,381 27,381 27,0 0,0">
          <text:p/>
        </draw:polygon>
        <draw:polygon draw:style-name="gr31" draw:text-style-name="P9" draw:layer="layout" svg:width="0.026cm" svg:height="0.38cm" svg:x="21.305cm" svg:y="19.433cm" svg:viewBox="0 0 27 381" draw:points="0,381 27,381 27,0 0,0">
          <text:p/>
        </draw:polygon>
        <draw:polygon draw:style-name="gr30" draw:text-style-name="P8" draw:layer="layout" svg:width="0.026cm" svg:height="0.38cm" svg:x="21.332cm" svg:y="19.433cm" svg:viewBox="0 0 27 381" draw:points="0,381 27,381 27,0 0,0">
          <text:p/>
        </draw:polygon>
        <draw:polygon draw:style-name="gr30" draw:text-style-name="P8" draw:layer="layout" svg:width="0.026cm" svg:height="0.38cm" svg:x="21.358cm" svg:y="19.433cm" svg:viewBox="0 0 27 381" draw:points="0,381 27,381 27,0 0,0">
          <text:p/>
        </draw:polygon>
        <draw:polygon draw:style-name="gr31" draw:text-style-name="P9" draw:layer="layout" svg:width="0.026cm" svg:height="0.38cm" svg:x="21.384cm" svg:y="19.433cm" svg:viewBox="0 0 27 381" draw:points="0,381 27,381 27,0 0,0">
          <text:p/>
        </draw:polygon>
        <draw:polygon draw:style-name="gr32" draw:text-style-name="P10" draw:layer="layout" svg:width="0.026cm" svg:height="0.38cm" svg:x="21.41cm" svg:y="19.433cm" svg:viewBox="0 0 27 381" draw:points="0,381 27,381 27,0 0,0">
          <text:p/>
        </draw:polygon>
        <draw:polygon draw:style-name="gr31" draw:text-style-name="P9" draw:layer="layout" svg:width="0.026cm" svg:height="0.38cm" svg:x="21.437cm" svg:y="19.433cm" svg:viewBox="0 0 27 381" draw:points="0,381 27,381 27,0 0,0">
          <text:p/>
        </draw:polygon>
        <draw:polygon draw:style-name="gr30" draw:text-style-name="P8" draw:layer="layout" svg:width="0.026cm" svg:height="0.38cm" svg:x="21.463cm" svg:y="19.433cm" svg:viewBox="0 0 27 381" draw:points="0,381 27,381 27,0 0,0">
          <text:p/>
        </draw:polygon>
        <draw:polygon draw:style-name="gr32" draw:text-style-name="P10" draw:layer="layout" svg:width="0.026cm" svg:height="0.38cm" svg:x="21.489cm" svg:y="19.433cm" svg:viewBox="0 0 27 381" draw:points="0,381 27,381 27,0 0,0">
          <text:p/>
        </draw:polygon>
        <draw:polygon draw:style-name="gr31" draw:text-style-name="P9" draw:layer="layout" svg:width="0.027cm" svg:height="0.38cm" svg:x="21.516cm" svg:y="19.433cm" svg:viewBox="0 0 28 381" draw:points="0,381 28,381 28,0 0,0">
          <text:p/>
        </draw:polygon>
        <draw:polygon draw:style-name="gr30" draw:text-style-name="P8" draw:layer="layout" svg:width="0.026cm" svg:height="0.38cm" svg:x="21.543cm" svg:y="19.433cm" svg:viewBox="0 0 27 381" draw:points="0,381 27,381 27,0 0,0">
          <text:p/>
        </draw:polygon>
        <draw:polygon draw:style-name="gr31" draw:text-style-name="P9" draw:layer="layout" svg:width="0.026cm" svg:height="0.38cm" svg:x="21.568cm" svg:y="19.433cm" svg:viewBox="0 0 27 381" draw:points="0,381 27,381 27,0 0,0">
          <text:p/>
        </draw:polygon>
        <draw:polygon draw:style-name="gr31" draw:text-style-name="P9" draw:layer="layout" svg:width="0.026cm" svg:height="0.38cm" svg:x="21.595cm" svg:y="19.433cm" svg:viewBox="0 0 27 381" draw:points="0,381 27,381 27,0 0,0">
          <text:p/>
        </draw:polygon>
        <draw:polygon draw:style-name="gr31" draw:text-style-name="P9" draw:layer="layout" svg:width="0.026cm" svg:height="0.38cm" svg:x="21.621cm" svg:y="19.433cm" svg:viewBox="0 0 27 381" draw:points="0,381 27,381 27,0 0,0">
          <text:p/>
        </draw:polygon>
        <draw:polygon draw:style-name="gr30" draw:text-style-name="P8" draw:layer="layout" svg:width="0.026cm" svg:height="0.38cm" svg:x="21.647cm" svg:y="19.433cm" svg:viewBox="0 0 27 381" draw:points="0,381 27,381 27,0 0,0">
          <text:p/>
        </draw:polygon>
        <draw:polygon draw:style-name="gr32" draw:text-style-name="P10" draw:layer="layout" svg:width="0.026cm" svg:height="0.38cm" svg:x="21.673cm" svg:y="19.433cm" svg:viewBox="0 0 27 381" draw:points="0,381 27,381 27,0 0,0">
          <text:p/>
        </draw:polygon>
        <draw:polygon draw:style-name="gr30" draw:text-style-name="P8" draw:layer="layout" svg:width="0.026cm" svg:height="0.38cm" svg:x="21.7cm" svg:y="19.433cm" svg:viewBox="0 0 27 381" draw:points="0,381 27,381 27,0 0,0">
          <text:p/>
        </draw:polygon>
        <draw:polygon draw:style-name="gr32" draw:text-style-name="P10" draw:layer="layout" svg:width="0.026cm" svg:height="0.38cm" svg:x="21.726cm" svg:y="19.433cm" svg:viewBox="0 0 27 381" draw:points="0,381 27,381 27,0 0,0">
          <text:p/>
        </draw:polygon>
        <draw:polygon draw:style-name="gr30" draw:text-style-name="P8" draw:layer="layout" svg:width="0.026cm" svg:height="0.38cm" svg:x="21.752cm" svg:y="19.433cm" svg:viewBox="0 0 27 381" draw:points="0,381 27,381 27,0 0,0">
          <text:p/>
        </draw:polygon>
        <draw:polygon draw:style-name="gr31" draw:text-style-name="P9" draw:layer="layout" svg:width="0.026cm" svg:height="0.38cm" svg:x="21.778cm" svg:y="19.433cm" svg:viewBox="0 0 27 381" draw:points="0,381 27,381 27,0 0,0">
          <text:p/>
        </draw:polygon>
        <draw:polygon draw:style-name="gr31" draw:text-style-name="P9" draw:layer="layout" svg:width="0.027cm" svg:height="0.38cm" svg:x="21.804cm" svg:y="19.433cm" svg:viewBox="0 0 28 381" draw:points="0,381 28,381 28,0 0,0">
          <text:p/>
        </draw:polygon>
        <draw:polygon draw:style-name="gr31" draw:text-style-name="P9" draw:layer="layout" svg:width="0.026cm" svg:height="0.38cm" svg:x="21.831cm" svg:y="19.433cm" svg:viewBox="0 0 27 381" draw:points="0,381 27,381 27,0 0,0">
          <text:p/>
        </draw:polygon>
        <draw:polygon draw:style-name="gr30" draw:text-style-name="P8" draw:layer="layout" svg:width="0.026cm" svg:height="0.38cm" svg:x="21.857cm" svg:y="19.433cm" svg:viewBox="0 0 27 381" draw:points="0,381 27,381 27,0 0,0">
          <text:p/>
        </draw:polygon>
        <draw:polygon draw:style-name="gr31" draw:text-style-name="P9" draw:layer="layout" svg:width="0.027cm" svg:height="0.38cm" svg:x="21.883cm" svg:y="19.433cm" svg:viewBox="0 0 28 381" draw:points="0,381 28,381 28,0 0,0">
          <text:p/>
        </draw:polygon>
        <draw:polygon draw:style-name="gr32" draw:text-style-name="P10" draw:layer="layout" svg:width="0.026cm" svg:height="0.38cm" svg:x="21.91cm" svg:y="19.433cm" svg:viewBox="0 0 27 381" draw:points="0,381 27,381 27,0 0,0">
          <text:p/>
        </draw:polygon>
        <draw:polygon draw:style-name="gr31" draw:text-style-name="P9" draw:layer="layout" svg:width="0.026cm" svg:height="0.38cm" svg:x="21.936cm" svg:y="19.433cm" svg:viewBox="0 0 27 381" draw:points="0,381 27,381 27,0 0,0">
          <text:p/>
        </draw:polygon>
        <draw:polygon draw:style-name="gr30" draw:text-style-name="P8" draw:layer="layout" svg:width="0.026cm" svg:height="0.38cm" svg:x="21.963cm" svg:y="19.433cm" svg:viewBox="0 0 27 381" draw:points="0,381 27,381 27,0 0,0">
          <text:p/>
        </draw:polygon>
        <draw:polygon draw:style-name="gr30" draw:text-style-name="P8" draw:layer="layout" svg:width="0.026cm" svg:height="0.38cm" svg:x="21.989cm" svg:y="19.433cm" svg:viewBox="0 0 27 381" draw:points="0,381 27,381 27,0 0,0">
          <text:p/>
        </draw:polygon>
        <draw:polygon draw:style-name="gr32" draw:text-style-name="P10" draw:layer="layout" svg:width="0.026cm" svg:height="0.38cm" svg:x="22.015cm" svg:y="19.433cm" svg:viewBox="0 0 27 381" draw:points="0,381 27,381 27,0 0,0">
          <text:p/>
        </draw:polygon>
        <draw:polygon draw:style-name="gr32" draw:text-style-name="P10" draw:layer="layout" svg:width="0.026cm" svg:height="0.38cm" svg:x="22.041cm" svg:y="19.433cm" svg:viewBox="0 0 27 381" draw:points="0,381 27,381 27,0 0,0">
          <text:p/>
        </draw:polygon>
        <draw:polygon draw:style-name="gr30" draw:text-style-name="P8" draw:layer="layout" svg:width="0.026cm" svg:height="0.38cm" svg:x="22.067cm" svg:y="19.433cm" svg:viewBox="0 0 27 381" draw:points="0,381 27,381 27,0 0,0">
          <text:p/>
        </draw:polygon>
        <draw:polygon draw:style-name="gr30" draw:text-style-name="P8" draw:layer="layout" svg:width="0.026cm" svg:height="0.38cm" svg:x="22.094cm" svg:y="19.433cm" svg:viewBox="0 0 27 381" draw:points="0,381 27,381 27,0 0,0">
          <text:p/>
        </draw:polygon>
        <draw:polygon draw:style-name="gr29" draw:text-style-name="P7" draw:layer="layout" svg:width="0.026cm" svg:height="0.38cm" svg:x="22.12cm" svg:y="19.433cm" svg:viewBox="0 0 27 381" draw:points="0,381 27,381 27,0 0,0">
          <text:p/>
        </draw:polygon>
        <draw:polygon draw:style-name="gr29" draw:text-style-name="P7" draw:layer="layout" svg:width="0.026cm" svg:height="0.38cm" svg:x="22.146cm" svg:y="19.433cm" svg:viewBox="0 0 27 381" draw:points="0,381 27,381 27,0 0,0">
          <text:p/>
        </draw:polygon>
        <draw:polygon draw:style-name="gr29" draw:text-style-name="P7" draw:layer="layout" svg:width="0.026cm" svg:height="0.38cm" svg:x="22.172cm" svg:y="19.433cm" svg:viewBox="0 0 27 381" draw:points="0,381 27,381 27,0 0,0">
          <text:p/>
        </draw:polygon>
        <draw:polygon draw:style-name="gr30" draw:text-style-name="P8" draw:layer="layout" svg:width="0.026cm" svg:height="0.38cm" svg:x="22.199cm" svg:y="19.433cm" svg:viewBox="0 0 27 381" draw:points="0,381 27,381 27,0 0,0">
          <text:p/>
        </draw:polygon>
        <draw:polygon draw:style-name="gr30" draw:text-style-name="P8" draw:layer="layout" svg:width="0.026cm" svg:height="0.38cm" svg:x="22.225cm" svg:y="19.433cm" svg:viewBox="0 0 27 381" draw:points="0,381 27,381 27,0 0,0">
          <text:p/>
        </draw:polygon>
        <draw:polygon draw:style-name="gr29" draw:text-style-name="P7" draw:layer="layout" svg:width="0.026cm" svg:height="0.38cm" svg:x="22.251cm" svg:y="19.433cm" svg:viewBox="0 0 27 381" draw:points="0,381 27,381 27,0 0,0">
          <text:p/>
        </draw:polygon>
        <draw:polygon draw:style-name="gr29" draw:text-style-name="P7" draw:layer="layout" svg:width="0.027cm" svg:height="0.38cm" svg:x="22.277cm" svg:y="19.433cm" svg:viewBox="0 0 28 381" draw:points="0,381 28,381 28,0 0,0">
          <text:p/>
        </draw:polygon>
        <draw:polygon draw:style-name="gr29" draw:text-style-name="P7" draw:layer="layout" svg:width="0.026cm" svg:height="0.38cm" svg:x="22.304cm" svg:y="19.433cm" svg:viewBox="0 0 27 381" draw:points="0,381 27,381 27,0 0,0">
          <text:p/>
        </draw:polygon>
        <draw:polygon draw:style-name="gr30" draw:text-style-name="P8" draw:layer="layout" svg:width="0.026cm" svg:height="0.38cm" svg:x="22.33cm" svg:y="19.433cm" svg:viewBox="0 0 27 381" draw:points="0,381 27,381 27,0 0,0">
          <text:p/>
        </draw:polygon>
        <draw:polygon draw:style-name="gr30" draw:text-style-name="P8" draw:layer="layout" svg:width="0.026cm" svg:height="0.38cm" svg:x="22.356cm" svg:y="19.433cm" svg:viewBox="0 0 27 381" draw:points="0,381 27,381 27,0 0,0">
          <text:p/>
        </draw:polygon>
        <draw:polygon draw:style-name="gr30" draw:text-style-name="P8" draw:layer="layout" svg:width="0.026cm" svg:height="0.38cm" svg:x="22.383cm" svg:y="19.433cm" svg:viewBox="0 0 27 381" draw:points="0,381 27,381 27,0 0,0">
          <text:p/>
        </draw:polygon>
        <draw:polygon draw:style-name="gr30" draw:text-style-name="P8" draw:layer="layout" svg:width="0.026cm" svg:height="0.38cm" svg:x="22.409cm" svg:y="19.433cm" svg:viewBox="0 0 27 381" draw:points="0,381 27,381 27,0 0,0">
          <text:p/>
        </draw:polygon>
        <draw:polygon draw:style-name="gr32" draw:text-style-name="P10" draw:layer="layout" svg:width="0.026cm" svg:height="0.38cm" svg:x="22.435cm" svg:y="19.433cm" svg:viewBox="0 0 27 381" draw:points="0,381 27,381 27,0 0,0">
          <text:p/>
        </draw:polygon>
        <draw:polygon draw:style-name="gr31" draw:text-style-name="P9" draw:layer="layout" svg:width="0.026cm" svg:height="0.38cm" svg:x="22.461cm" svg:y="19.433cm" svg:viewBox="0 0 27 381" draw:points="0,381 27,381 27,0 0,0">
          <text:p/>
        </draw:polygon>
        <draw:polygon draw:style-name="gr32" draw:text-style-name="P10" draw:layer="layout" svg:width="0.026cm" svg:height="0.38cm" svg:x="22.488cm" svg:y="19.433cm" svg:viewBox="0 0 27 381" draw:points="0,381 27,381 27,0 0,0">
          <text:p/>
        </draw:polygon>
        <draw:polygon draw:style-name="gr31" draw:text-style-name="P9" draw:layer="layout" svg:width="0.026cm" svg:height="0.38cm" svg:x="22.514cm" svg:y="19.433cm" svg:viewBox="0 0 27 381" draw:points="0,381 27,381 27,0 0,0">
          <text:p/>
        </draw:polygon>
        <draw:polygon draw:style-name="gr30" draw:text-style-name="P8" draw:layer="layout" svg:width="0.026cm" svg:height="0.38cm" svg:x="22.54cm" svg:y="19.433cm" svg:viewBox="0 0 27 381" draw:points="0,381 27,381 27,0 0,0">
          <text:p/>
        </draw:polygon>
        <draw:polygon draw:style-name="gr29" draw:text-style-name="P7" draw:layer="layout" svg:width="0.027cm" svg:height="0.38cm" svg:x="22.566cm" svg:y="19.433cm" svg:viewBox="0 0 28 381" draw:points="0,381 28,381 28,0 0,0">
          <text:p/>
        </draw:polygon>
        <draw:polygon draw:style-name="gr30" draw:text-style-name="P8" draw:layer="layout" svg:width="0.026cm" svg:height="0.38cm" svg:x="22.593cm" svg:y="19.433cm" svg:viewBox="0 0 27 381" draw:points="0,381 27,381 27,0 0,0">
          <text:p/>
        </draw:polygon>
        <draw:polygon draw:style-name="gr30" draw:text-style-name="P8" draw:layer="layout" svg:width="0.026cm" svg:height="0.38cm" svg:x="22.619cm" svg:y="19.433cm" svg:viewBox="0 0 27 381" draw:points="0,381 27,381 27,0 0,0">
          <text:p/>
        </draw:polygon>
        <draw:polygon draw:style-name="gr32" draw:text-style-name="P10" draw:layer="layout" svg:width="0.027cm" svg:height="0.38cm" svg:x="22.645cm" svg:y="19.433cm" svg:viewBox="0 0 28 381" draw:points="0,381 28,381 28,0 0,0">
          <text:p/>
        </draw:polygon>
        <draw:polygon draw:style-name="gr32" draw:text-style-name="P10" draw:layer="layout" svg:width="0.026cm" svg:height="0.38cm" svg:x="22.672cm" svg:y="19.433cm" svg:viewBox="0 0 27 381" draw:points="0,381 27,381 27,0 0,0">
          <text:p/>
        </draw:polygon>
        <draw:polygon draw:style-name="gr32" draw:text-style-name="P10" draw:layer="layout" svg:width="0.026cm" svg:height="0.38cm" svg:x="22.698cm" svg:y="19.433cm" svg:viewBox="0 0 27 381" draw:points="0,381 27,381 27,0 0,0">
          <text:p/>
        </draw:polygon>
        <draw:polygon draw:style-name="gr31" draw:text-style-name="P9" draw:layer="layout" svg:width="0.026cm" svg:height="0.38cm" svg:x="22.724cm" svg:y="19.433cm" svg:viewBox="0 0 27 381" draw:points="0,381 27,381 27,0 0,0">
          <text:p/>
        </draw:polygon>
        <draw:polygon draw:style-name="gr31" draw:text-style-name="P9" draw:layer="layout" svg:width="0.026cm" svg:height="0.38cm" svg:x="22.75cm" svg:y="19.433cm" svg:viewBox="0 0 27 381" draw:points="0,381 27,381 27,0 0,0">
          <text:p/>
        </draw:polygon>
        <draw:polygon draw:style-name="gr31" draw:text-style-name="P9" draw:layer="layout" svg:width="0.026cm" svg:height="0.38cm" svg:x="22.777cm" svg:y="19.433cm" svg:viewBox="0 0 27 381" draw:points="0,381 27,381 27,0 0,0">
          <text:p/>
        </draw:polygon>
        <draw:polygon draw:style-name="gr29" draw:text-style-name="P7" draw:layer="layout" svg:width="0.026cm" svg:height="0.38cm" svg:x="22.803cm" svg:y="19.433cm" svg:viewBox="0 0 27 381" draw:points="0,381 27,381 27,0 0,0">
          <text:p/>
        </draw:polygon>
        <draw:polygon draw:style-name="gr31" draw:text-style-name="P9" draw:layer="layout" svg:width="0.026cm" svg:height="0.38cm" svg:x="22.829cm" svg:y="19.433cm" svg:viewBox="0 0 27 381" draw:points="0,381 27,381 27,0 0,0">
          <text:p/>
        </draw:polygon>
        <draw:polygon draw:style-name="gr31" draw:text-style-name="P9" draw:layer="layout" svg:width="0.026cm" svg:height="0.38cm" svg:x="22.855cm" svg:y="19.433cm" svg:viewBox="0 0 27 381" draw:points="0,381 27,381 27,0 0,0">
          <text:p/>
        </draw:polygon>
        <draw:polygon draw:style-name="gr31" draw:text-style-name="P9" draw:layer="layout" svg:width="0.026cm" svg:height="0.38cm" svg:x="22.882cm" svg:y="19.433cm" svg:viewBox="0 0 27 381" draw:points="0,381 27,381 27,0 0,0">
          <text:p/>
        </draw:polygon>
        <draw:polygon draw:style-name="gr30" draw:text-style-name="P8" draw:layer="layout" svg:width="0.026cm" svg:height="0.38cm" svg:x="22.908cm" svg:y="19.433cm" svg:viewBox="0 0 27 381" draw:points="0,381 27,381 27,0 0,0">
          <text:p/>
        </draw:polygon>
        <draw:polygon draw:style-name="gr30" draw:text-style-name="P8" draw:layer="layout" svg:width="0.026cm" svg:height="0.38cm" svg:x="22.934cm" svg:y="19.433cm" svg:viewBox="0 0 27 381" draw:points="0,381 27,381 27,0 0,0">
          <text:p/>
        </draw:polygon>
        <draw:polygon draw:style-name="gr31" draw:text-style-name="P9" draw:layer="layout" svg:width="0.027cm" svg:height="0.38cm" svg:x="22.96cm" svg:y="19.433cm" svg:viewBox="0 0 28 381" draw:points="0,381 28,381 28,0 0,0">
          <text:p/>
        </draw:polygon>
        <draw:polygon draw:style-name="gr29" draw:text-style-name="P7" draw:layer="layout" svg:width="0.026cm" svg:height="0.38cm" svg:x="22.987cm" svg:y="19.433cm" svg:viewBox="0 0 27 381" draw:points="0,381 27,381 27,0 0,0">
          <text:p/>
        </draw:polygon>
        <draw:polygon draw:style-name="gr31" draw:text-style-name="P9" draw:layer="layout" svg:width="0.026cm" svg:height="0.38cm" svg:x="23.013cm" svg:y="19.433cm" svg:viewBox="0 0 27 381" draw:points="0,381 27,381 27,0 0,0">
          <text:p/>
        </draw:polygon>
        <draw:polygon draw:style-name="gr30" draw:text-style-name="P8" draw:layer="layout" svg:width="0.027cm" svg:height="0.38cm" svg:x="23.039cm" svg:y="19.433cm" svg:viewBox="0 0 28 381" draw:points="0,381 28,381 28,0 0,0">
          <text:p/>
        </draw:polygon>
        <draw:polygon draw:style-name="gr30" draw:text-style-name="P8" draw:layer="layout" svg:width="0.026cm" svg:height="0.38cm" svg:x="23.066cm" svg:y="19.433cm" svg:viewBox="0 0 27 381" draw:points="0,381 27,381 27,0 0,0">
          <text:p/>
        </draw:polygon>
        <draw:polygon draw:style-name="gr29" draw:text-style-name="P7" draw:layer="layout" svg:width="0.026cm" svg:height="0.38cm" svg:x="23.092cm" svg:y="19.433cm" svg:viewBox="0 0 27 381" draw:points="0,381 27,381 27,0 0,0">
          <text:p/>
        </draw:polygon>
        <draw:polygon draw:style-name="gr30" draw:text-style-name="P8" draw:layer="layout" svg:width="0.026cm" svg:height="0.38cm" svg:x="23.118cm" svg:y="19.433cm" svg:viewBox="0 0 27 381" draw:points="0,381 27,381 27,0 0,0">
          <text:p/>
        </draw:polygon>
        <draw:polygon draw:style-name="gr29" draw:text-style-name="P7" draw:layer="layout" svg:width="0.026cm" svg:height="0.38cm" svg:x="23.144cm" svg:y="19.433cm" svg:viewBox="0 0 27 381" draw:points="0,381 27,381 27,0 0,0">
          <text:p/>
        </draw:polygon>
        <draw:polygon draw:style-name="gr30" draw:text-style-name="P8" draw:layer="layout" svg:width="0.026cm" svg:height="0.38cm" svg:x="23.223cm" svg:y="19.433cm" svg:viewBox="0 0 27 381" draw:points="0,381 27,381 27,0 0,0">
          <text:p/>
        </draw:polygon>
        <draw:polygon draw:style-name="gr30" draw:text-style-name="P8" draw:layer="layout" svg:width="0.026cm" svg:height="0.38cm" svg:x="23.249cm" svg:y="19.433cm" svg:viewBox="0 0 27 381" draw:points="0,381 27,381 27,0 0,0">
          <text:p/>
        </draw:polygon>
        <draw:polygon draw:style-name="gr29" draw:text-style-name="P7" draw:layer="layout" svg:width="0.026cm" svg:height="0.38cm" svg:x="23.276cm" svg:y="19.433cm" svg:viewBox="0 0 27 381" draw:points="0,381 27,381 27,0 0,0">
          <text:p/>
        </draw:polygon>
        <draw:polygon draw:style-name="gr31" draw:text-style-name="P9" draw:layer="layout" svg:width="0.026cm" svg:height="0.38cm" svg:x="23.302cm" svg:y="19.433cm" svg:viewBox="0 0 27 381" draw:points="0,381 27,381 27,0 0,0">
          <text:p/>
        </draw:polygon>
        <draw:polygon draw:style-name="gr31" draw:text-style-name="P9" draw:layer="layout" svg:width="0.027cm" svg:height="0.38cm" svg:x="23.328cm" svg:y="19.433cm" svg:viewBox="0 0 28 381" draw:points="0,381 28,381 28,0 0,0">
          <text:p/>
        </draw:polygon>
        <draw:polygon draw:style-name="gr30" draw:text-style-name="P8" draw:layer="layout" svg:width="0.026cm" svg:height="0.38cm" svg:x="23.355cm" svg:y="19.433cm" svg:viewBox="0 0 27 381" draw:points="0,381 27,381 27,0 0,0">
          <text:p/>
        </draw:polygon>
        <draw:polygon draw:style-name="gr31" draw:text-style-name="P9" draw:layer="layout" svg:width="0.026cm" svg:height="0.38cm" svg:x="23.381cm" svg:y="19.433cm" svg:viewBox="0 0 27 381" draw:points="0,381 27,381 27,0 0,0">
          <text:p/>
        </draw:polygon>
        <draw:polygon draw:style-name="gr29" draw:text-style-name="P7" draw:layer="layout" svg:width="0.026cm" svg:height="0.38cm" svg:x="23.407cm" svg:y="19.433cm" svg:viewBox="0 0 27 381" draw:points="0,381 27,381 27,0 0,0">
          <text:p/>
        </draw:polygon>
        <draw:polygon draw:style-name="gr31" draw:text-style-name="P9" draw:layer="layout" svg:width="0.026cm" svg:height="0.38cm" svg:x="23.434cm" svg:y="19.433cm" svg:viewBox="0 0 27 381" draw:points="0,381 27,381 27,0 0,0">
          <text:p/>
        </draw:polygon>
        <draw:polygon draw:style-name="gr31" draw:text-style-name="P9" draw:layer="layout" svg:width="0.026cm" svg:height="0.38cm" svg:x="23.46cm" svg:y="19.433cm" svg:viewBox="0 0 27 381" draw:points="0,381 27,381 27,0 0,0">
          <text:p/>
        </draw:polygon>
        <draw:polygon draw:style-name="gr30" draw:text-style-name="P8" draw:layer="layout" svg:width="0.026cm" svg:height="0.38cm" svg:x="23.486cm" svg:y="19.433cm" svg:viewBox="0 0 27 381" draw:points="0,381 27,381 27,0 0,0">
          <text:p/>
        </draw:polygon>
        <draw:polygon draw:style-name="gr30" draw:text-style-name="P8" draw:layer="layout" svg:width="0.026cm" svg:height="0.38cm" svg:x="23.512cm" svg:y="19.433cm" svg:viewBox="0 0 27 381" draw:points="0,381 27,381 27,0 0,0">
          <text:p/>
        </draw:polygon>
        <draw:polygon draw:style-name="gr31" draw:text-style-name="P9" draw:layer="layout" svg:width="0.026cm" svg:height="0.38cm" svg:x="23.539cm" svg:y="19.433cm" svg:viewBox="0 0 27 381" draw:points="0,381 27,381 27,0 0,0">
          <text:p/>
        </draw:polygon>
        <draw:polygon draw:style-name="gr32" draw:text-style-name="P10" draw:layer="layout" svg:width="0.026cm" svg:height="0.38cm" svg:x="23.565cm" svg:y="19.433cm" svg:viewBox="0 0 27 381" draw:points="0,381 27,381 27,0 0,0">
          <text:p/>
        </draw:polygon>
        <draw:polygon draw:style-name="gr30" draw:text-style-name="P8" draw:layer="layout" svg:width="0.026cm" svg:height="0.38cm" svg:x="23.591cm" svg:y="19.433cm" svg:viewBox="0 0 27 381" draw:points="0,381 27,381 27,0 0,0">
          <text:p/>
        </draw:polygon>
        <draw:polygon draw:style-name="gr30" draw:text-style-name="P8" draw:layer="layout" svg:width="0.026cm" svg:height="0.38cm" svg:x="23.617cm" svg:y="19.433cm" svg:viewBox="0 0 27 381" draw:points="0,381 27,381 27,0 0,0">
          <text:p/>
        </draw:polygon>
        <draw:polygon draw:style-name="gr30" draw:text-style-name="P8" draw:layer="layout" svg:width="0.027cm" svg:height="0.38cm" svg:x="23.644cm" svg:y="19.433cm" svg:viewBox="0 0 28 381" draw:points="0,381 28,381 28,0 0,0">
          <text:p/>
        </draw:polygon>
        <draw:polygon draw:style-name="gr30" draw:text-style-name="P8" draw:layer="layout" svg:width="0.026cm" svg:height="0.38cm" svg:x="23.671cm" svg:y="19.433cm" svg:viewBox="0 0 27 381" draw:points="0,381 27,381 27,0 0,0">
          <text:p/>
        </draw:polygon>
        <draw:polygon draw:style-name="gr32" draw:text-style-name="P10" draw:layer="layout" svg:width="0.026cm" svg:height="0.38cm" svg:x="23.696cm" svg:y="19.433cm" svg:viewBox="0 0 27 381" draw:points="0,381 27,381 27,0 0,0">
          <text:p/>
        </draw:polygon>
        <draw:polygon draw:style-name="gr32" draw:text-style-name="P10" draw:layer="layout" svg:width="0.027cm" svg:height="0.38cm" svg:x="23.722cm" svg:y="19.433cm" svg:viewBox="0 0 28 381" draw:points="0,381 28,381 28,0 0,0">
          <text:p/>
        </draw:polygon>
        <draw:polygon draw:style-name="gr32" draw:text-style-name="P10" draw:layer="layout" svg:width="0.026cm" svg:height="0.38cm" svg:x="23.749cm" svg:y="19.433cm" svg:viewBox="0 0 27 381" draw:points="0,381 27,381 27,0 0,0">
          <text:p/>
        </draw:polygon>
        <draw:polygon draw:style-name="gr29" draw:text-style-name="P7" draw:layer="layout" svg:width="0.026cm" svg:height="0.38cm" svg:x="23.775cm" svg:y="19.433cm" svg:viewBox="0 0 27 381" draw:points="0,381 27,381 27,0 0,0">
          <text:p/>
        </draw:polygon>
        <draw:polygon draw:style-name="gr30" draw:text-style-name="P8" draw:layer="layout" svg:width="0.026cm" svg:height="0.38cm" svg:x="23.801cm" svg:y="19.433cm" svg:viewBox="0 0 27 381" draw:points="0,381 27,381 27,0 0,0">
          <text:p/>
        </draw:polygon>
        <draw:polygon draw:style-name="gr29" draw:text-style-name="P7" draw:layer="layout" svg:width="0.026cm" svg:height="0.38cm" svg:x="23.828cm" svg:y="19.433cm" svg:viewBox="0 0 27 381" draw:points="0,381 27,381 27,0 0,0">
          <text:p/>
        </draw:polygon>
        <draw:polygon draw:style-name="gr29" draw:text-style-name="P7" draw:layer="layout" svg:width="0.026cm" svg:height="0.38cm" svg:x="23.854cm" svg:y="19.433cm" svg:viewBox="0 0 27 381" draw:points="0,381 27,381 27,0 0,0">
          <text:p/>
        </draw:polygon>
        <draw:polygon draw:style-name="gr29" draw:text-style-name="P7" draw:layer="layout" svg:width="0.026cm" svg:height="0.38cm" svg:x="23.88cm" svg:y="19.433cm" svg:viewBox="0 0 27 381" draw:points="0,381 27,381 27,0 0,0">
          <text:p/>
        </draw:polygon>
        <draw:polygon draw:style-name="gr30" draw:text-style-name="P8" draw:layer="layout" svg:width="0.026cm" svg:height="0.38cm" svg:x="23.906cm" svg:y="19.433cm" svg:viewBox="0 0 27 381" draw:points="0,381 27,381 27,0 0,0">
          <text:p/>
        </draw:polygon>
        <draw:polygon draw:style-name="gr32" draw:text-style-name="P10" draw:layer="layout" svg:width="0.026cm" svg:height="0.38cm" svg:x="23.933cm" svg:y="19.433cm" svg:viewBox="0 0 27 381" draw:points="0,381 27,381 27,0 0,0">
          <text:p/>
        </draw:polygon>
        <draw:polygon draw:style-name="gr30" draw:text-style-name="P8" draw:layer="layout" svg:width="0.026cm" svg:height="0.38cm" svg:x="23.959cm" svg:y="19.433cm" svg:viewBox="0 0 27 381" draw:points="0,381 27,381 27,0 0,0">
          <text:p/>
        </draw:polygon>
        <draw:polygon draw:style-name="gr32" draw:text-style-name="P10" draw:layer="layout" svg:width="0.026cm" svg:height="0.38cm" svg:x="23.985cm" svg:y="19.433cm" svg:viewBox="0 0 27 381" draw:points="0,381 27,381 27,0 0,0">
          <text:p/>
        </draw:polygon>
        <draw:polygon draw:style-name="gr31" draw:text-style-name="P9" draw:layer="layout" svg:width="0.026cm" svg:height="0.38cm" svg:x="24.064cm" svg:y="19.433cm" svg:viewBox="0 0 27 381" draw:points="0,381 27,381 27,0 0,0">
          <text:p/>
        </draw:polygon>
        <draw:polygon draw:style-name="gr32" draw:text-style-name="P10" draw:layer="layout" svg:width="0.026cm" svg:height="0.38cm" svg:x="24.091cm" svg:y="19.433cm" svg:viewBox="0 0 27 381" draw:points="0,381 27,381 27,0 0,0">
          <text:p/>
        </draw:polygon>
        <draw:polygon draw:style-name="gr29" draw:text-style-name="P7" draw:layer="layout" svg:width="0.026cm" svg:height="0.38cm" svg:x="24.117cm" svg:y="19.433cm" svg:viewBox="0 0 27 381" draw:points="0,381 27,381 27,0 0,0">
          <text:p/>
        </draw:polygon>
        <draw:polygon draw:style-name="gr32" draw:text-style-name="P10" draw:layer="layout" svg:width="0.026cm" svg:height="0.38cm" svg:x="24.143cm" svg:y="19.433cm" svg:viewBox="0 0 27 381" draw:points="0,381 27,381 27,0 0,0">
          <text:p/>
        </draw:polygon>
        <draw:polygon draw:style-name="gr29" draw:text-style-name="P7" draw:layer="layout" svg:width="0.026cm" svg:height="0.38cm" svg:x="24.169cm" svg:y="19.433cm" svg:viewBox="0 0 27 381" draw:points="0,381 27,381 27,0 0,0">
          <text:p/>
        </draw:polygon>
        <draw:polygon draw:style-name="gr32" draw:text-style-name="P10" draw:layer="layout" svg:width="0.026cm" svg:height="0.38cm" svg:x="24.195cm" svg:y="19.433cm" svg:viewBox="0 0 27 381" draw:points="0,381 27,381 27,0 0,0">
          <text:p/>
        </draw:polygon>
        <draw:polygon draw:style-name="gr30" draw:text-style-name="P8" draw:layer="layout" svg:width="0.026cm" svg:height="0.38cm" svg:x="24.222cm" svg:y="19.433cm" svg:viewBox="0 0 27 381" draw:points="0,381 27,381 27,0 0,0">
          <text:p/>
        </draw:polygon>
        <draw:polygon draw:style-name="gr29" draw:text-style-name="P7" draw:layer="layout" svg:width="0.026cm" svg:height="0.38cm" svg:x="24.248cm" svg:y="19.433cm" svg:viewBox="0 0 27 381" draw:points="0,381 27,381 27,0 0,0">
          <text:p/>
        </draw:polygon>
        <draw:polygon draw:style-name="gr32" draw:text-style-name="P10" draw:layer="layout" svg:width="0.026cm" svg:height="0.38cm" svg:x="24.274cm" svg:y="19.433cm" svg:viewBox="0 0 27 381" draw:points="0,381 27,381 27,0 0,0">
          <text:p/>
        </draw:polygon>
        <draw:polygon draw:style-name="gr29" draw:text-style-name="P7" draw:layer="layout" svg:width="0.026cm" svg:height="0.38cm" svg:x="24.3cm" svg:y="19.433cm" svg:viewBox="0 0 27 381" draw:points="0,381 27,381 27,0 0,0">
          <text:p/>
        </draw:polygon>
        <draw:polygon draw:style-name="gr31" draw:text-style-name="P9" draw:layer="layout" svg:width="0.026cm" svg:height="0.38cm" svg:x="24.327cm" svg:y="19.433cm" svg:viewBox="0 0 27 381" draw:points="0,381 27,381 27,0 0,0">
          <text:p/>
        </draw:polygon>
        <draw:polygon draw:style-name="gr29" draw:text-style-name="P7" draw:layer="layout" svg:width="0.026cm" svg:height="0.38cm" svg:x="24.353cm" svg:y="19.433cm" svg:viewBox="0 0 27 381" draw:points="0,381 27,381 27,0 0,0">
          <text:p/>
        </draw:polygon>
        <draw:polygon draw:style-name="gr29" draw:text-style-name="P7" draw:layer="layout" svg:width="0.026cm" svg:height="0.38cm" svg:x="24.379cm" svg:y="19.433cm" svg:viewBox="0 0 27 381" draw:points="0,381 27,381 27,0 0,0">
          <text:p/>
        </draw:polygon>
        <draw:polygon draw:style-name="gr32" draw:text-style-name="P10" draw:layer="layout" svg:width="0.027cm" svg:height="0.38cm" svg:x="24.405cm" svg:y="19.433cm" svg:viewBox="0 0 28 381" draw:points="0,381 28,381 28,0 0,0">
          <text:p/>
        </draw:polygon>
        <draw:polygon draw:style-name="gr31" draw:text-style-name="P9" draw:layer="layout" svg:width="0.026cm" svg:height="0.38cm" svg:x="24.432cm" svg:y="19.433cm" svg:viewBox="0 0 27 381" draw:points="0,381 27,381 27,0 0,0">
          <text:p/>
        </draw:polygon>
        <draw:polygon draw:style-name="gr29" draw:text-style-name="P7" draw:layer="layout" svg:width="0.026cm" svg:height="0.38cm" svg:x="24.458cm" svg:y="19.433cm" svg:viewBox="0 0 27 381" draw:points="0,381 27,381 27,0 0,0">
          <text:p/>
        </draw:polygon>
        <draw:polygon draw:style-name="gr30" draw:text-style-name="P8" draw:layer="layout" svg:width="0.027cm" svg:height="0.38cm" svg:x="24.484cm" svg:y="19.433cm" svg:viewBox="0 0 28 381" draw:points="0,381 28,381 28,0 0,0">
          <text:p/>
        </draw:polygon>
        <draw:polygon draw:style-name="gr30" draw:text-style-name="P8" draw:layer="layout" svg:width="0.026cm" svg:height="0.38cm" svg:x="24.511cm" svg:y="19.433cm" svg:viewBox="0 0 27 381" draw:points="0,381 27,381 27,0 0,0">
          <text:p/>
        </draw:polygon>
        <draw:polygon draw:style-name="gr31" draw:text-style-name="P9" draw:layer="layout" svg:width="0.026cm" svg:height="0.38cm" svg:x="24.537cm" svg:y="19.433cm" svg:viewBox="0 0 27 381" draw:points="0,381 27,381 27,0 0,0">
          <text:p/>
        </draw:polygon>
        <draw:polygon draw:style-name="gr30" draw:text-style-name="P8" draw:layer="layout" svg:width="0.026cm" svg:height="0.38cm" svg:x="24.563cm" svg:y="19.433cm" svg:viewBox="0 0 27 381" draw:points="0,381 27,381 27,0 0,0">
          <text:p/>
        </draw:polygon>
        <draw:polygon draw:style-name="gr31" draw:text-style-name="P9" draw:layer="layout" svg:width="0.026cm" svg:height="0.38cm" svg:x="24.589cm" svg:y="19.433cm" svg:viewBox="0 0 27 381" draw:points="0,381 27,381 27,0 0,0">
          <text:p/>
        </draw:polygon>
        <draw:polygon draw:style-name="gr31" draw:text-style-name="P9" draw:layer="layout" svg:width="0.026cm" svg:height="0.38cm" svg:x="24.616cm" svg:y="19.433cm" svg:viewBox="0 0 27 381" draw:points="0,381 27,381 27,0 0,0">
          <text:p/>
        </draw:polygon>
        <draw:polygon draw:style-name="gr29" draw:text-style-name="P7" draw:layer="layout" svg:width="0.026cm" svg:height="0.38cm" svg:x="24.642cm" svg:y="19.433cm" svg:viewBox="0 0 27 381" draw:points="0,381 27,381 27,0 0,0">
          <text:p/>
        </draw:polygon>
        <draw:polygon draw:style-name="gr30" draw:text-style-name="P8" draw:layer="layout" svg:width="0.026cm" svg:height="0.38cm" svg:x="24.668cm" svg:y="19.433cm" svg:viewBox="0 0 27 381" draw:points="0,381 27,381 27,0 0,0">
          <text:p/>
        </draw:polygon>
        <draw:polygon draw:style-name="gr30" draw:text-style-name="P8" draw:layer="layout" svg:width="0.026cm" svg:height="0.38cm" svg:x="24.694cm" svg:y="19.433cm" svg:viewBox="0 0 27 381" draw:points="0,381 27,381 27,0 0,0">
          <text:p/>
        </draw:polygon>
        <draw:polygon draw:style-name="gr32" draw:text-style-name="P10" draw:layer="layout" svg:width="0.026cm" svg:height="0.38cm" svg:x="24.721cm" svg:y="19.433cm" svg:viewBox="0 0 27 381" draw:points="0,381 27,381 27,0 0,0">
          <text:p/>
        </draw:polygon>
        <draw:polygon draw:style-name="gr30" draw:text-style-name="P8" draw:layer="layout" svg:width="0.026cm" svg:height="0.38cm" svg:x="24.747cm" svg:y="19.433cm" svg:viewBox="0 0 27 381" draw:points="0,381 27,381 27,0 0,0">
          <text:p/>
        </draw:polygon>
        <draw:polygon draw:style-name="gr31" draw:text-style-name="P9" draw:layer="layout" svg:width="0.026cm" svg:height="0.38cm" svg:x="24.773cm" svg:y="19.433cm" svg:viewBox="0 0 27 381" draw:points="0,381 27,381 27,0 0,0">
          <text:p/>
        </draw:polygon>
        <draw:polygon draw:style-name="gr32" draw:text-style-name="P10" draw:layer="layout" svg:width="0.027cm" svg:height="0.38cm" svg:x="24.799cm" svg:y="19.433cm" svg:viewBox="0 0 28 381" draw:points="0,381 28,381 28,0 0,0">
          <text:p/>
        </draw:polygon>
        <draw:polygon draw:style-name="gr30" draw:text-style-name="P8" draw:layer="layout" svg:width="0.026cm" svg:height="0.38cm" svg:x="24.852cm" svg:y="19.433cm" svg:viewBox="0 0 27 381" draw:points="0,381 27,381 27,0 0,0">
          <text:p/>
        </draw:polygon>
        <draw:polygon draw:style-name="gr30" draw:text-style-name="P8" draw:layer="layout" svg:width="0.026cm" svg:height="0.38cm" svg:x="24.879cm" svg:y="19.433cm" svg:viewBox="0 0 27 381" draw:points="0,381 27,381 27,0 0,0">
          <text:p/>
        </draw:polygon>
        <draw:polygon draw:style-name="gr31" draw:text-style-name="P9" draw:layer="layout" svg:width="0.026cm" svg:height="0.38cm" svg:x="24.905cm" svg:y="19.433cm" svg:viewBox="0 0 27 381" draw:points="0,381 27,381 27,0 0,0">
          <text:p/>
        </draw:polygon>
        <draw:polygon draw:style-name="gr30" draw:text-style-name="P8" draw:layer="layout" svg:width="0.026cm" svg:height="0.38cm" svg:x="24.931cm" svg:y="19.433cm" svg:viewBox="0 0 27 381" draw:points="0,381 27,381 27,0 0,0">
          <text:p/>
        </draw:polygon>
        <draw:polygon draw:style-name="gr30" draw:text-style-name="P8" draw:layer="layout" svg:width="0.026cm" svg:height="0.38cm" svg:x="24.957cm" svg:y="19.433cm" svg:viewBox="0 0 27 381" draw:points="0,381 27,381 27,0 0,0">
          <text:p/>
        </draw:polygon>
        <draw:polygon draw:style-name="gr32" draw:text-style-name="P10" draw:layer="layout" svg:width="0.026cm" svg:height="0.38cm" svg:x="24.983cm" svg:y="19.433cm" svg:viewBox="0 0 27 381" draw:points="0,381 27,381 27,0 0,0">
          <text:p/>
        </draw:polygon>
        <draw:polygon draw:style-name="gr29" draw:text-style-name="P7" draw:layer="layout" svg:width="0.026cm" svg:height="0.38cm" svg:x="25.01cm" svg:y="19.433cm" svg:viewBox="0 0 27 381" draw:points="0,381 27,381 27,0 0,0">
          <text:p/>
        </draw:polygon>
        <draw:polygon draw:style-name="gr29" draw:text-style-name="P7" draw:layer="layout" svg:width="0.026cm" svg:height="0.38cm" svg:x="25.036cm" svg:y="19.433cm" svg:viewBox="0 0 27 381" draw:points="0,381 27,381 27,0 0,0">
          <text:p/>
        </draw:polygon>
        <draw:polygon draw:style-name="gr29" draw:text-style-name="P7" draw:layer="layout" svg:width="0.026cm" svg:height="0.38cm" svg:x="25.062cm" svg:y="19.433cm" svg:viewBox="0 0 27 381" draw:points="0,381 27,381 27,0 0,0">
          <text:p/>
        </draw:polygon>
        <draw:polygon draw:style-name="gr30" draw:text-style-name="P8" draw:layer="layout" svg:width="0.027cm" svg:height="0.38cm" svg:x="25.088cm" svg:y="19.433cm" svg:viewBox="0 0 28 381" draw:points="0,381 28,381 28,0 0,0">
          <text:p/>
        </draw:polygon>
        <draw:polygon draw:style-name="gr29" draw:text-style-name="P7" draw:layer="layout" svg:width="0.026cm" svg:height="0.38cm" svg:x="25.115cm" svg:y="19.433cm" svg:viewBox="0 0 27 381" draw:points="0,381 27,381 27,0 0,0">
          <text:p/>
        </draw:polygon>
        <draw:polygon draw:style-name="gr30" draw:text-style-name="P8" draw:layer="layout" svg:width="0.026cm" svg:height="0.38cm" svg:x="25.141cm" svg:y="19.433cm" svg:viewBox="0 0 27 381" draw:points="0,381 27,381 27,0 0,0">
          <text:p/>
        </draw:polygon>
        <draw:polygon draw:style-name="gr29" draw:text-style-name="P7" draw:layer="layout" svg:width="0.027cm" svg:height="0.38cm" svg:x="25.167cm" svg:y="19.433cm" svg:viewBox="0 0 28 381" draw:points="0,381 28,381 28,0 0,0">
          <text:p/>
        </draw:polygon>
        <draw:polygon draw:style-name="gr32" draw:text-style-name="P10" draw:layer="layout" svg:width="0.026cm" svg:height="0.38cm" svg:x="25.194cm" svg:y="19.433cm" svg:viewBox="0 0 27 381" draw:points="0,381 27,381 27,0 0,0">
          <text:p/>
        </draw:polygon>
        <draw:polygon draw:style-name="gr29" draw:text-style-name="P7" draw:layer="layout" svg:width="0.026cm" svg:height="0.38cm" svg:x="25.22cm" svg:y="19.433cm" svg:viewBox="0 0 27 381" draw:points="0,381 27,381 27,0 0,0">
          <text:p/>
        </draw:polygon>
        <draw:polygon draw:style-name="gr29" draw:text-style-name="P7" draw:layer="layout" svg:width="0.026cm" svg:height="0.38cm" svg:x="25.246cm" svg:y="19.433cm" svg:viewBox="0 0 27 381" draw:points="0,381 27,381 27,0 0,0">
          <text:p/>
        </draw:polygon>
        <draw:polygon draw:style-name="gr30" draw:text-style-name="P8" draw:layer="layout" svg:width="0.026cm" svg:height="0.38cm" svg:x="25.273cm" svg:y="19.433cm" svg:viewBox="0 0 27 381" draw:points="0,381 27,381 27,0 0,0">
          <text:p/>
        </draw:polygon>
        <draw:polygon draw:style-name="gr29" draw:text-style-name="P7" draw:layer="layout" svg:width="0.026cm" svg:height="0.38cm" svg:x="25.299cm" svg:y="19.433cm" svg:viewBox="0 0 27 381" draw:points="0,381 27,381 27,0 0,0">
          <text:p/>
        </draw:polygon>
        <draw:polygon draw:style-name="gr29" draw:text-style-name="P7" draw:layer="layout" svg:width="0.026cm" svg:height="0.38cm" svg:x="25.325cm" svg:y="19.433cm" svg:viewBox="0 0 27 381" draw:points="0,381 27,381 27,0 0,0">
          <text:p/>
        </draw:polygon>
        <draw:polygon draw:style-name="gr30" draw:text-style-name="P8" draw:layer="layout" svg:width="0.026cm" svg:height="0.38cm" svg:x="25.351cm" svg:y="19.433cm" svg:viewBox="0 0 27 381" draw:points="0,381 27,381 27,0 0,0">
          <text:p/>
        </draw:polygon>
        <draw:polygon draw:style-name="gr32" draw:text-style-name="P10" draw:layer="layout" svg:width="0.026cm" svg:height="0.38cm" svg:x="25.379cm" svg:y="19.433cm" svg:viewBox="0 0 27 381" draw:points="0,381 27,381 27,0 0,0">
          <text:p/>
        </draw:polygon>
        <draw:polygon draw:style-name="gr32" draw:text-style-name="P10" draw:layer="layout" svg:width="0.026cm" svg:height="0.38cm" svg:x="25.404cm" svg:y="19.433cm" svg:viewBox="0 0 27 381" draw:points="0,381 27,381 27,0 0,0">
          <text:p/>
        </draw:polygon>
        <draw:polygon draw:style-name="gr32" draw:text-style-name="P10" draw:layer="layout" svg:width="0.026cm" svg:height="0.38cm" svg:x="25.43cm" svg:y="19.433cm" svg:viewBox="0 0 27 381" draw:points="0,381 27,381 27,0 0,0">
          <text:p/>
        </draw:polygon>
        <draw:polygon draw:style-name="gr30" draw:text-style-name="P8" draw:layer="layout" svg:width="0.026cm" svg:height="0.38cm" svg:x="25.456cm" svg:y="19.433cm" svg:viewBox="0 0 27 381" draw:points="0,381 27,381 27,0 0,0">
          <text:p/>
        </draw:polygon>
        <draw:polygon draw:style-name="gr29" draw:text-style-name="P7" draw:layer="layout" svg:width="0.027cm" svg:height="0.38cm" svg:x="25.482cm" svg:y="19.433cm" svg:viewBox="0 0 28 381" draw:points="0,381 28,381 28,0 0,0">
          <text:p/>
        </draw:polygon>
        <draw:polygon draw:style-name="gr29" draw:text-style-name="P7" draw:layer="layout" svg:width="0.026cm" svg:height="0.38cm" svg:x="25.509cm" svg:y="19.433cm" svg:viewBox="0 0 27 381" draw:points="0,381 27,381 27,0 0,0">
          <text:p/>
        </draw:polygon>
        <draw:polygon draw:style-name="gr30" draw:text-style-name="P8" draw:layer="layout" svg:width="0.026cm" svg:height="0.38cm" svg:x="25.535cm" svg:y="19.433cm" svg:viewBox="0 0 27 381" draw:points="0,381 27,381 27,0 0,0">
          <text:p/>
        </draw:polygon>
        <draw:polygon draw:style-name="gr29" draw:text-style-name="P7" draw:layer="layout" svg:width="0.027cm" svg:height="0.38cm" svg:x="25.561cm" svg:y="19.433cm" svg:viewBox="0 0 28 381" draw:points="0,381 28,381 28,0 0,0">
          <text:p/>
        </draw:polygon>
        <draw:polygon draw:style-name="gr29" draw:text-style-name="P7" draw:layer="layout" svg:width="0.026cm" svg:height="0.38cm" svg:x="25.588cm" svg:y="19.433cm" svg:viewBox="0 0 27 381" draw:points="0,381 27,381 27,0 0,0">
          <text:p/>
        </draw:polygon>
        <draw:polygon draw:style-name="gr30" draw:text-style-name="P8" draw:layer="layout" svg:width="0.026cm" svg:height="0.38cm" svg:x="25.614cm" svg:y="19.433cm" svg:viewBox="0 0 27 381" draw:points="0,381 27,381 27,0 0,0">
          <text:p/>
        </draw:polygon>
        <draw:polygon draw:style-name="gr31" draw:text-style-name="P9" draw:layer="layout" svg:width="0.026cm" svg:height="0.38cm" svg:x="25.64cm" svg:y="19.433cm" svg:viewBox="0 0 27 381" draw:points="0,381 27,381 27,0 0,0">
          <text:p/>
        </draw:polygon>
        <draw:polygon draw:style-name="gr31" draw:text-style-name="P9" draw:layer="layout" svg:width="0.026cm" svg:height="0.38cm" svg:x="25.667cm" svg:y="19.433cm" svg:viewBox="0 0 27 381" draw:points="0,381 27,381 27,0 0,0">
          <text:p/>
        </draw:polygon>
        <draw:polygon draw:style-name="gr29" draw:text-style-name="P7" draw:layer="layout" svg:width="0.026cm" svg:height="0.38cm" svg:x="25.693cm" svg:y="19.433cm" svg:viewBox="0 0 27 381" draw:points="0,381 27,381 27,0 0,0">
          <text:p/>
        </draw:polygon>
        <draw:polygon draw:style-name="gr32" draw:text-style-name="P10" draw:layer="layout" svg:width="0.026cm" svg:height="0.38cm" svg:x="25.719cm" svg:y="19.433cm" svg:viewBox="0 0 27 381" draw:points="0,381 27,381 27,0 0,0">
          <text:p/>
        </draw:polygon>
        <draw:polygon draw:style-name="gr30" draw:text-style-name="P8" draw:layer="layout" svg:width="0.026cm" svg:height="0.38cm" svg:x="25.745cm" svg:y="19.433cm" svg:viewBox="0 0 27 381" draw:points="0,381 27,381 27,0 0,0">
          <text:p/>
        </draw:polygon>
        <draw:polygon draw:style-name="gr32" draw:text-style-name="P10" draw:layer="layout" svg:width="0.026cm" svg:height="0.38cm" svg:x="25.772cm" svg:y="19.433cm" svg:viewBox="0 0 27 381" draw:points="0,381 27,381 27,0 0,0">
          <text:p/>
        </draw:polygon>
        <draw:polygon draw:style-name="gr30" draw:text-style-name="P8" draw:layer="layout" svg:width="0.026cm" svg:height="0.38cm" svg:x="25.798cm" svg:y="19.433cm" svg:viewBox="0 0 27 381" draw:points="0,381 27,381 27,0 0,0">
          <text:p/>
        </draw:polygon>
        <draw:polygon draw:style-name="gr32" draw:text-style-name="P10" draw:layer="layout" svg:width="0.026cm" svg:height="0.38cm" svg:x="25.824cm" svg:y="19.433cm" svg:viewBox="0 0 27 381" draw:points="0,381 27,381 27,0 0,0">
          <text:p/>
        </draw:polygon>
        <draw:polygon draw:style-name="gr32" draw:text-style-name="P10" draw:layer="layout" svg:width="0.027cm" svg:height="0.38cm" svg:x="25.85cm" svg:y="19.433cm" svg:viewBox="0 0 28 381" draw:points="0,381 28,381 28,0 0,0">
          <text:p/>
        </draw:polygon>
        <draw:polygon draw:style-name="gr31" draw:text-style-name="P9" draw:layer="layout" svg:width="0.026cm" svg:height="0.38cm" svg:x="25.877cm" svg:y="19.433cm" svg:viewBox="0 0 27 381" draw:points="0,381 27,381 27,0 0,0">
          <text:p/>
        </draw:polygon>
        <draw:polygon draw:style-name="gr31" draw:text-style-name="P9" draw:layer="layout" svg:width="0.026cm" svg:height="0.38cm" svg:x="25.903cm" svg:y="19.433cm" svg:viewBox="0 0 27 381" draw:points="0,381 27,381 27,0 0,0">
          <text:p/>
        </draw:polygon>
        <draw:polygon draw:style-name="gr30" draw:text-style-name="P8" draw:layer="layout" svg:width="0.026cm" svg:height="0.38cm" svg:x="25.929cm" svg:y="19.433cm" svg:viewBox="0 0 27 381" draw:points="0,381 27,381 27,0 0,0">
          <text:p/>
        </draw:polygon>
        <draw:polygon draw:style-name="gr32" draw:text-style-name="P10" draw:layer="layout" svg:width="0.026cm" svg:height="0.38cm" svg:x="25.956cm" svg:y="19.433cm" svg:viewBox="0 0 27 381" draw:points="0,381 27,381 27,0 0,0">
          <text:p/>
        </draw:polygon>
        <draw:polygon draw:style-name="gr30" draw:text-style-name="P8" draw:layer="layout" svg:width="0.026cm" svg:height="0.38cm" svg:x="25.982cm" svg:y="19.433cm" svg:viewBox="0 0 27 381" draw:points="0,381 27,381 27,0 0,0">
          <text:p/>
        </draw:polygon>
        <draw:polygon draw:style-name="gr32" draw:text-style-name="P10" draw:layer="layout" svg:width="0.026cm" svg:height="0.38cm" svg:x="26.008cm" svg:y="19.433cm" svg:viewBox="0 0 27 381" draw:points="0,381 27,381 27,0 0,0">
          <text:p/>
        </draw:polygon>
        <draw:polygon draw:style-name="gr30" draw:text-style-name="P8" draw:layer="layout" svg:width="0.026cm" svg:height="0.38cm" svg:x="26.034cm" svg:y="19.433cm" svg:viewBox="0 0 27 381" draw:points="0,381 27,381 27,0 0,0">
          <text:p/>
        </draw:polygon>
        <draw:polygon draw:style-name="gr31" draw:text-style-name="P9" draw:layer="layout" svg:width="0.026cm" svg:height="0.38cm" svg:x="26.061cm" svg:y="19.433cm" svg:viewBox="0 0 27 381" draw:points="0,381 27,381 27,0 0,0">
          <text:p/>
        </draw:polygon>
        <draw:polygon draw:style-name="gr30" draw:text-style-name="P8" draw:layer="layout" svg:width="0.026cm" svg:height="0.38cm" svg:x="26.087cm" svg:y="19.433cm" svg:viewBox="0 0 27 381" draw:points="0,381 27,381 27,0 0,0">
          <text:p/>
        </draw:polygon>
        <draw:polygon draw:style-name="gr29" draw:text-style-name="P7" draw:layer="layout" svg:width="0.026cm" svg:height="0.38cm" svg:x="26.113cm" svg:y="19.433cm" svg:viewBox="0 0 27 381" draw:points="0,381 27,381 27,0 0,0">
          <text:p/>
        </draw:polygon>
        <draw:polygon draw:style-name="gr32" draw:text-style-name="P10" draw:layer="layout" svg:width="0.026cm" svg:height="0.38cm" svg:x="26.139cm" svg:y="19.433cm" svg:viewBox="0 0 27 381" draw:points="0,381 27,381 27,0 0,0">
          <text:p/>
        </draw:polygon>
        <draw:polygon draw:style-name="gr30" draw:text-style-name="P8" draw:layer="layout" svg:width="0.026cm" svg:height="0.38cm" svg:x="26.166cm" svg:y="19.433cm" svg:viewBox="0 0 27 381" draw:points="0,381 27,381 27,0 0,0">
          <text:p/>
        </draw:polygon>
        <draw:polygon draw:style-name="gr31" draw:text-style-name="P9" draw:layer="layout" svg:width="0.026cm" svg:height="0.38cm" svg:x="26.192cm" svg:y="19.433cm" svg:viewBox="0 0 27 381" draw:points="0,381 27,381 27,0 0,0">
          <text:p/>
        </draw:polygon>
        <draw:polygon draw:style-name="gr29" draw:text-style-name="P7" draw:layer="layout" svg:width="0.026cm" svg:height="0.38cm" svg:x="26.218cm" svg:y="19.433cm" svg:viewBox="0 0 27 381" draw:points="0,381 27,381 27,0 0,0">
          <text:p/>
        </draw:polygon>
        <draw:polygon draw:style-name="gr32" draw:text-style-name="P10" draw:layer="layout" svg:width="0.027cm" svg:height="0.38cm" svg:x="26.244cm" svg:y="19.433cm" svg:viewBox="0 0 28 381" draw:points="0,381 28,381 28,0 0,0">
          <text:p/>
        </draw:polygon>
        <draw:polygon draw:style-name="gr31" draw:text-style-name="P9" draw:layer="layout" svg:width="0.026cm" svg:height="0.38cm" svg:x="26.271cm" svg:y="19.433cm" svg:viewBox="0 0 27 381" draw:points="0,381 27,381 27,0 0,0">
          <text:p/>
        </draw:polygon>
        <draw:polygon draw:style-name="gr29" draw:text-style-name="P7" draw:layer="layout" svg:width="0.026cm" svg:height="0.38cm" svg:x="26.297cm" svg:y="19.433cm" svg:viewBox="0 0 27 381" draw:points="0,381 27,381 27,0 0,0">
          <text:p/>
        </draw:polygon>
        <draw:polygon draw:style-name="gr29" draw:text-style-name="P7" draw:layer="layout" svg:width="0.027cm" svg:height="0.38cm" svg:x="26.323cm" svg:y="19.433cm" svg:viewBox="0 0 28 381" draw:points="0,381 28,381 28,0 0,0">
          <text:p/>
        </draw:polygon>
        <draw:polygon draw:style-name="gr31" draw:text-style-name="P9" draw:layer="layout" svg:width="0.026cm" svg:height="0.38cm" svg:x="26.35cm" svg:y="19.433cm" svg:viewBox="0 0 27 381" draw:points="0,381 27,381 27,0 0,0">
          <text:p/>
        </draw:polygon>
        <draw:polygon draw:style-name="gr29" draw:text-style-name="P7" draw:layer="layout" svg:width="0.026cm" svg:height="0.38cm" svg:x="26.376cm" svg:y="19.433cm" svg:viewBox="0 0 27 381" draw:points="0,381 27,381 27,0 0,0">
          <text:p/>
        </draw:polygon>
        <draw:polygon draw:style-name="gr29" draw:text-style-name="P7" draw:layer="layout" svg:width="0.026cm" svg:height="0.38cm" svg:x="26.402cm" svg:y="19.433cm" svg:viewBox="0 0 27 381" draw:points="0,381 27,381 27,0 0,0">
          <text:p/>
        </draw:polygon>
        <draw:polygon draw:style-name="gr30" draw:text-style-name="P8" draw:layer="layout" svg:width="0.026cm" svg:height="0.38cm" svg:x="26.428cm" svg:y="19.433cm" svg:viewBox="0 0 27 381" draw:points="0,381 27,381 27,0 0,0">
          <text:p/>
        </draw:polygon>
        <draw:polygon draw:style-name="gr31" draw:text-style-name="P9" draw:layer="layout" svg:width="0.026cm" svg:height="0.38cm" svg:x="26.455cm" svg:y="19.433cm" svg:viewBox="0 0 27 381" draw:points="0,381 27,381 27,0 0,0">
          <text:p/>
        </draw:polygon>
        <draw:polygon draw:style-name="gr30" draw:text-style-name="P8" draw:layer="layout" svg:width="0.026cm" svg:height="0.38cm" svg:x="26.481cm" svg:y="19.433cm" svg:viewBox="0 0 27 381" draw:points="0,381 27,381 27,0 0,0">
          <text:p/>
        </draw:polygon>
        <draw:polygon draw:style-name="gr29" draw:text-style-name="P7" draw:layer="layout" svg:width="0.026cm" svg:height="0.38cm" svg:x="26.507cm" svg:y="19.433cm" svg:viewBox="0 0 27 381" draw:points="0,381 27,381 27,0 0,0">
          <text:p/>
        </draw:polygon>
        <draw:polygon draw:style-name="gr31" draw:text-style-name="P9" draw:layer="layout" svg:width="0.027cm" svg:height="0.38cm" svg:x="26.533cm" svg:y="19.433cm" svg:viewBox="0 0 28 381" draw:points="0,381 28,381 28,0 0,0">
          <text:p/>
        </draw:polygon>
        <draw:polygon draw:style-name="gr30" draw:text-style-name="P8" draw:layer="layout" svg:width="0.026cm" svg:height="0.38cm" svg:x="26.56cm" svg:y="19.433cm" svg:viewBox="0 0 27 381" draw:points="0,381 27,381 27,0 0,0">
          <text:p/>
        </draw:polygon>
        <draw:polygon draw:style-name="gr31" draw:text-style-name="P9" draw:layer="layout" svg:width="0.026cm" svg:height="0.38cm" svg:x="26.586cm" svg:y="19.433cm" svg:viewBox="0 0 27 381" draw:points="0,381 27,381 27,0 0,0">
          <text:p/>
        </draw:polygon>
        <draw:polygon draw:style-name="gr29" draw:text-style-name="P7" draw:layer="layout" svg:width="0.027cm" svg:height="0.38cm" svg:x="26.612cm" svg:y="19.433cm" svg:viewBox="0 0 28 381" draw:points="0,381 28,381 28,0 0,0">
          <text:p/>
        </draw:polygon>
        <draw:polygon draw:style-name="gr29" draw:text-style-name="P7" draw:layer="layout" svg:width="0.026cm" svg:height="0.38cm" svg:x="26.639cm" svg:y="19.433cm" svg:viewBox="0 0 27 381" draw:points="0,381 27,381 27,0 0,0">
          <text:p/>
        </draw:polygon>
        <draw:polygon draw:style-name="gr29" draw:text-style-name="P7" draw:layer="layout" svg:width="0.026cm" svg:height="0.38cm" svg:x="26.665cm" svg:y="19.433cm" svg:viewBox="0 0 27 381" draw:points="0,381 27,381 27,0 0,0">
          <text:p/>
        </draw:polygon>
        <draw:polygon draw:style-name="gr32" draw:text-style-name="P10" draw:layer="layout" svg:width="0.026cm" svg:height="0.38cm" svg:x="26.691cm" svg:y="19.433cm" svg:viewBox="0 0 27 381" draw:points="0,381 27,381 27,0 0,0">
          <text:p/>
        </draw:polygon>
        <draw:polygon draw:style-name="gr31" draw:text-style-name="P9" draw:layer="layout" svg:width="0.026cm" svg:height="0.38cm" svg:x="26.718cm" svg:y="19.433cm" svg:viewBox="0 0 27 381" draw:points="0,381 27,381 27,0 0,0">
          <text:p/>
        </draw:polygon>
        <draw:polygon draw:style-name="gr30" draw:text-style-name="P8" draw:layer="layout" svg:width="0.026cm" svg:height="0.38cm" svg:x="26.744cm" svg:y="19.433cm" svg:viewBox="0 0 27 381" draw:points="0,381 27,381 27,0 0,0">
          <text:p/>
        </draw:polygon>
        <draw:polygon draw:style-name="gr31" draw:text-style-name="P9" draw:layer="layout" svg:width="0.026cm" svg:height="0.38cm" svg:x="26.77cm" svg:y="19.433cm" svg:viewBox="0 0 27 381" draw:points="0,381 27,381 27,0 0,0">
          <text:p/>
        </draw:polygon>
        <draw:polygon draw:style-name="gr29" draw:text-style-name="P7" draw:layer="layout" svg:width="0.026cm" svg:height="0.38cm" svg:x="26.796cm" svg:y="19.433cm" svg:viewBox="0 0 27 381" draw:points="0,381 27,381 27,0 0,0">
          <text:p/>
        </draw:polygon>
        <draw:polygon draw:style-name="gr32" draw:text-style-name="P10" draw:layer="layout" svg:width="0.026cm" svg:height="0.38cm" svg:x="26.823cm" svg:y="19.433cm" svg:viewBox="0 0 27 381" draw:points="0,381 27,381 27,0 0,0">
          <text:p/>
        </draw:polygon>
        <draw:polygon draw:style-name="gr29" draw:text-style-name="P7" draw:layer="layout" svg:width="0.026cm" svg:height="0.38cm" svg:x="26.849cm" svg:y="19.433cm" svg:viewBox="0 0 27 381" draw:points="0,381 27,381 27,0 0,0">
          <text:p/>
        </draw:polygon>
        <draw:polygon draw:style-name="gr29" draw:text-style-name="P7" draw:layer="layout" svg:width="0.026cm" svg:height="0.38cm" svg:x="26.875cm" svg:y="19.433cm" svg:viewBox="0 0 27 381" draw:points="0,381 27,381 27,0 0,0">
          <text:p/>
        </draw:polygon>
        <draw:polygon draw:style-name="gr31" draw:text-style-name="P9" draw:layer="layout" svg:width="0.026cm" svg:height="0.38cm" svg:x="26.901cm" svg:y="19.433cm" svg:viewBox="0 0 27 381" draw:points="0,381 27,381 27,0 0,0">
          <text:p/>
        </draw:polygon>
        <draw:polygon draw:style-name="gr32" draw:text-style-name="P10" draw:layer="layout" svg:width="0.027cm" svg:height="0.38cm" svg:x="26.927cm" svg:y="19.433cm" svg:viewBox="0 0 28 381" draw:points="0,381 28,381 28,0 0,0">
          <text:p/>
        </draw:polygon>
        <draw:polygon draw:style-name="gr29" draw:text-style-name="P7" draw:layer="layout" svg:width="0.026cm" svg:height="0.38cm" svg:x="26.954cm" svg:y="19.433cm" svg:viewBox="0 0 27 381" draw:points="0,381 27,381 27,0 0,0">
          <text:p/>
        </draw:polygon>
        <draw:polygon draw:style-name="gr29" draw:text-style-name="P7" draw:layer="layout" svg:width="0.026cm" svg:height="0.38cm" svg:x="26.98cm" svg:y="19.433cm" svg:viewBox="0 0 27 381" draw:points="0,381 27,381 27,0 0,0">
          <text:p/>
        </draw:polygon>
        <draw:polygon draw:style-name="gr32" draw:text-style-name="P10" draw:layer="layout" svg:width="0.027cm" svg:height="0.38cm" svg:x="27.006cm" svg:y="19.433cm" svg:viewBox="0 0 28 381" draw:points="0,381 28,381 28,0 0,0">
          <text:p/>
        </draw:polygon>
        <draw:polygon draw:style-name="gr31" draw:text-style-name="P9" draw:layer="layout" svg:width="0.026cm" svg:height="0.38cm" svg:x="27.033cm" svg:y="19.433cm" svg:viewBox="0 0 27 381" draw:points="0,381 27,381 27,0 0,0">
          <text:p/>
        </draw:polygon>
        <draw:polygon draw:style-name="gr32" draw:text-style-name="P10" draw:layer="layout" svg:width="0.026cm" svg:height="0.38cm" svg:x="27.06cm" svg:y="19.433cm" svg:viewBox="0 0 27 381" draw:points="0,381 27,381 27,0 0,0">
          <text:p/>
        </draw:polygon>
        <draw:polygon draw:style-name="gr31" draw:text-style-name="P9" draw:layer="layout" svg:width="0.026cm" svg:height="0.38cm" svg:x="27.085cm" svg:y="19.433cm" svg:viewBox="0 0 27 381" draw:points="0,381 27,381 27,0 0,0">
          <text:p/>
        </draw:polygon>
        <draw:polygon draw:style-name="gr29" draw:text-style-name="P7" draw:layer="layout" svg:width="0.026cm" svg:height="0.38cm" svg:x="27.112cm" svg:y="19.433cm" svg:viewBox="0 0 27 381" draw:points="0,381 27,381 27,0 0,0">
          <text:p/>
        </draw:polygon>
        <draw:polygon draw:style-name="gr29" draw:text-style-name="P7" draw:layer="layout" svg:width="0.026cm" svg:height="0.38cm" svg:x="27.138cm" svg:y="19.433cm" svg:viewBox="0 0 27 381" draw:points="0,381 27,381 27,0 0,0">
          <text:p/>
        </draw:polygon>
        <draw:polygon draw:style-name="gr32" draw:text-style-name="P10" draw:layer="layout" svg:width="0.026cm" svg:height="0.38cm" svg:x="27.164cm" svg:y="19.433cm" svg:viewBox="0 0 27 381" draw:points="0,381 27,381 27,0 0,0">
          <text:p/>
        </draw:polygon>
        <draw:polygon draw:style-name="gr32" draw:text-style-name="P10" draw:layer="layout" svg:width="0.026cm" svg:height="0.38cm" svg:x="27.19cm" svg:y="19.433cm" svg:viewBox="0 0 27 381" draw:points="0,381 27,381 27,0 0,0">
          <text:p/>
        </draw:polygon>
        <draw:polygon draw:style-name="gr31" draw:text-style-name="P9" draw:layer="layout" svg:width="0.026cm" svg:height="0.38cm" svg:x="27.217cm" svg:y="19.433cm" svg:viewBox="0 0 27 381" draw:points="0,381 27,381 27,0 0,0">
          <text:p/>
        </draw:polygon>
        <draw:polygon draw:style-name="gr30" draw:text-style-name="P8" draw:layer="layout" svg:width="0.026cm" svg:height="0.38cm" svg:x="27.243cm" svg:y="19.433cm" svg:viewBox="0 0 27 381" draw:points="0,381 27,381 27,0 0,0">
          <text:p/>
        </draw:polygon>
        <draw:polygon draw:style-name="gr29" draw:text-style-name="P7" draw:layer="layout" svg:width="0.026cm" svg:height="0.38cm" svg:x="27.269cm" svg:y="19.433cm" svg:viewBox="0 0 27 381" draw:points="0,381 27,381 27,0 0,0">
          <text:p/>
        </draw:polygon>
        <draw:polygon draw:style-name="gr31" draw:text-style-name="P9" draw:layer="layout" svg:width="0.027cm" svg:height="0.38cm" svg:x="27.295cm" svg:y="19.433cm" svg:viewBox="0 0 28 381" draw:points="0,381 28,381 28,0 0,0">
          <text:p/>
        </draw:polygon>
        <draw:polygon draw:style-name="gr29" draw:text-style-name="P7" draw:layer="layout" svg:width="0.026cm" svg:height="0.38cm" svg:x="27.322cm" svg:y="19.433cm" svg:viewBox="0 0 27 381" draw:points="0,381 27,381 27,0 0,0">
          <text:p/>
        </draw:polygon>
        <draw:polygon draw:style-name="gr29" draw:text-style-name="P7" draw:layer="layout" svg:width="0.026cm" svg:height="0.38cm" svg:x="27.348cm" svg:y="19.433cm" svg:viewBox="0 0 27 381" draw:points="0,381 27,381 27,0 0,0">
          <text:p/>
        </draw:polygon>
        <draw:polygon draw:style-name="gr32" draw:text-style-name="P10" draw:layer="layout" svg:width="0.026cm" svg:height="0.38cm" svg:x="27.374cm" svg:y="19.433cm" svg:viewBox="0 0 27 381" draw:points="0,381 27,381 27,0 0,0">
          <text:p/>
        </draw:polygon>
        <draw:polygon draw:style-name="gr32" draw:text-style-name="P10" draw:layer="layout" svg:width="0.026cm" svg:height="0.38cm" svg:x="27.401cm" svg:y="19.433cm" svg:viewBox="0 0 27 381" draw:points="0,381 27,381 27,0 0,0">
          <text:p/>
        </draw:polygon>
        <draw:polygon draw:style-name="gr30" draw:text-style-name="P8" draw:layer="layout" svg:width="0.026cm" svg:height="0.38cm" svg:x="27.427cm" svg:y="19.433cm" svg:viewBox="0 0 27 381" draw:points="0,381 27,381 27,0 0,0">
          <text:p/>
        </draw:polygon>
        <draw:polygon draw:style-name="gr29" draw:text-style-name="P7" draw:layer="layout" svg:width="0.026cm" svg:height="0.38cm" svg:x="27.453cm" svg:y="19.433cm" svg:viewBox="0 0 27 381" draw:points="0,381 27,381 27,0 0,0">
          <text:p/>
        </draw:polygon>
        <draw:polygon draw:style-name="gr31" draw:text-style-name="P9" draw:layer="layout" svg:width="0.026cm" svg:height="0.38cm" svg:x="27.48cm" svg:y="19.433cm" svg:viewBox="0 0 27 381" draw:points="0,381 27,381 27,0 0,0">
          <text:p/>
        </draw:polygon>
        <draw:polygon draw:style-name="gr32" draw:text-style-name="P10" draw:layer="layout" svg:width="0.026cm" svg:height="0.38cm" svg:x="27.506cm" svg:y="19.433cm" svg:viewBox="0 0 27 381" draw:points="0,381 27,381 27,0 0,0">
          <text:p/>
        </draw:polygon>
        <draw:polygon draw:style-name="gr31" draw:text-style-name="P9" draw:layer="layout" svg:width="0.026cm" svg:height="0.38cm" svg:x="27.532cm" svg:y="19.433cm" svg:viewBox="0 0 27 381" draw:points="0,381 27,381 27,0 0,0">
          <text:p/>
        </draw:polygon>
        <draw:polygon draw:style-name="gr29" draw:text-style-name="P7" draw:layer="layout" svg:width="0.026cm" svg:height="0.38cm" svg:x="27.558cm" svg:y="19.433cm" svg:viewBox="0 0 27 381" draw:points="0,381 27,381 27,0 0,0">
          <text:p/>
        </draw:polygon>
        <draw:polygon draw:style-name="gr29" draw:text-style-name="P7" draw:layer="layout" svg:width="0.026cm" svg:height="0.38cm" svg:x="27.584cm" svg:y="19.433cm" svg:viewBox="0 0 27 381" draw:points="0,381 27,381 27,0 0,0">
          <text:p/>
        </draw:polygon>
        <draw:polygon draw:style-name="gr32" draw:text-style-name="P10" draw:layer="layout" svg:width="0.026cm" svg:height="0.38cm" svg:x="27.611cm" svg:y="19.433cm" svg:viewBox="0 0 27 381" draw:points="0,381 27,381 27,0 0,0">
          <text:p/>
        </draw:polygon>
        <draw:polygon draw:style-name="gr30" draw:text-style-name="P8" draw:layer="layout" svg:width="0.026cm" svg:height="0.38cm" svg:x="27.637cm" svg:y="19.433cm" svg:viewBox="0 0 27 381" draw:points="0,381 27,381 27,0 0,0">
          <text:p/>
        </draw:polygon>
        <draw:polygon draw:style-name="gr29" draw:text-style-name="P7" draw:layer="layout" svg:width="0.026cm" svg:height="0.38cm" svg:x="27.663cm" svg:y="19.433cm" svg:viewBox="0 0 27 381" draw:points="0,381 27,381 27,0 0,0">
          <text:p/>
        </draw:polygon>
        <draw:polygon draw:style-name="gr32" draw:text-style-name="P10" draw:layer="layout" svg:width="0.027cm" svg:height="0.38cm" svg:x="27.689cm" svg:y="19.433cm" svg:viewBox="0 0 28 381" draw:points="0,381 28,381 28,0 0,0">
          <text:p/>
        </draw:polygon>
        <draw:polygon draw:style-name="gr30" draw:text-style-name="P8" draw:layer="layout" svg:width="0.026cm" svg:height="0.38cm" svg:x="27.716cm" svg:y="19.433cm" svg:viewBox="0 0 27 381" draw:points="0,381 27,381 27,0 0,0">
          <text:p/>
        </draw:polygon>
        <draw:polygon draw:style-name="gr31" draw:text-style-name="P9" draw:layer="layout" svg:width="0.026cm" svg:height="0.38cm" svg:x="27.742cm" svg:y="19.433cm" svg:viewBox="0 0 27 381" draw:points="0,381 27,381 27,0 0,0">
          <text:p/>
        </draw:polygon>
        <draw:polygon draw:style-name="gr29" draw:text-style-name="P7" draw:layer="layout" svg:width="0.026cm" svg:height="0.38cm" svg:x="27.768cm" svg:y="19.433cm" svg:viewBox="0 0 27 381" draw:points="0,381 27,381 27,0 0,0">
          <text:p/>
        </draw:polygon>
        <draw:polygon draw:style-name="gr29" draw:text-style-name="P7" draw:layer="layout" svg:width="0.026cm" svg:height="0.38cm" svg:x="27.795cm" svg:y="19.433cm" svg:viewBox="0 0 27 381" draw:points="0,381 27,381 27,0 0,0">
          <text:p/>
        </draw:polygon>
        <draw:polygon draw:style-name="gr32" draw:text-style-name="P10" draw:layer="layout" svg:width="0.026cm" svg:height="0.38cm" svg:x="27.821cm" svg:y="19.433cm" svg:viewBox="0 0 27 381" draw:points="0,381 27,381 27,0 0,0">
          <text:p/>
        </draw:polygon>
        <draw:polygon draw:style-name="gr30" draw:text-style-name="P8" draw:layer="layout" svg:width="0.026cm" svg:height="0.38cm" svg:x="27.847cm" svg:y="19.433cm" svg:viewBox="0 0 27 381" draw:points="0,381 27,381 27,0 0,0">
          <text:p/>
        </draw:polygon>
        <draw:polygon draw:style-name="gr32" draw:text-style-name="P10" draw:layer="layout" svg:width="0.026cm" svg:height="0.38cm" svg:x="27.873cm" svg:y="19.433cm" svg:viewBox="0 0 27 381" draw:points="0,381 27,381 27,0 0,0">
          <text:p/>
        </draw:polygon>
        <draw:polygon draw:style-name="gr32" draw:text-style-name="P10" draw:layer="layout" svg:width="0.026cm" svg:height="0.38cm" svg:x="27.9cm" svg:y="19.433cm" svg:viewBox="0 0 27 381" draw:points="0,381 27,381 27,0 0,0">
          <text:p/>
        </draw:polygon>
        <draw:polygon draw:style-name="gr32" draw:text-style-name="P10" draw:layer="layout" svg:width="0.026cm" svg:height="0.38cm" svg:x="27.926cm" svg:y="19.433cm" svg:viewBox="0 0 27 381" draw:points="0,381 27,381 27,0 0,0">
          <text:p/>
        </draw:polygon>
        <draw:polygon draw:style-name="gr31" draw:text-style-name="P9" draw:layer="layout" svg:width="0.026cm" svg:height="0.38cm" svg:x="27.952cm" svg:y="19.433cm" svg:viewBox="0 0 27 381" draw:points="0,381 27,381 27,0 0,0">
          <text:p/>
        </draw:polygon>
        <draw:polygon draw:style-name="gr29" draw:text-style-name="P7" draw:layer="layout" svg:width="0.026cm" svg:height="0.38cm" svg:x="27.978cm" svg:y="19.433cm" svg:viewBox="0 0 27 381" draw:points="0,381 27,381 27,0 0,0">
          <text:p/>
        </draw:polygon>
        <draw:polygon draw:style-name="gr29" draw:text-style-name="P7" draw:layer="layout" svg:width="0.026cm" svg:height="0.38cm" svg:x="28.005cm" svg:y="19.433cm" svg:viewBox="0 0 27 381" draw:points="0,381 27,381 27,0 0,0">
          <text:p/>
        </draw:polygon>
        <draw:polygon draw:style-name="gr30" draw:text-style-name="P8" draw:layer="layout" svg:width="0.026cm" svg:height="0.38cm" svg:x="28.031cm" svg:y="19.433cm" svg:viewBox="0 0 27 381" draw:points="0,381 27,381 27,0 0,0">
          <text:p/>
        </draw:polygon>
        <draw:polygon draw:style-name="gr31" draw:text-style-name="P9" draw:layer="layout" svg:width="0.027cm" svg:height="0.38cm" svg:x="28.057cm" svg:y="19.433cm" svg:viewBox="0 0 28 381" draw:points="0,381 28,381 28,0 0,0">
          <text:p/>
        </draw:polygon>
        <draw:polygon draw:style-name="gr30" draw:text-style-name="P8" draw:layer="layout" svg:width="0.026cm" svg:height="0.38cm" svg:x="28.084cm" svg:y="19.433cm" svg:viewBox="0 0 27 381" draw:points="0,381 27,381 27,0 0,0">
          <text:p/>
        </draw:polygon>
        <draw:polygon draw:style-name="gr29" draw:text-style-name="P7" draw:layer="layout" svg:width="0.026cm" svg:height="0.38cm" svg:x="28.11cm" svg:y="19.433cm" svg:viewBox="0 0 27 381" draw:points="0,381 27,381 27,0 0,0">
          <text:p/>
        </draw:polygon>
        <draw:polygon draw:style-name="gr30" draw:text-style-name="P8" draw:layer="layout" svg:width="0.026cm" svg:height="0.38cm" svg:x="28.136cm" svg:y="19.433cm" svg:viewBox="0 0 27 381" draw:points="0,381 27,381 27,0 0,0">
          <text:p/>
        </draw:polygon>
        <draw:polygon draw:style-name="gr30" draw:text-style-name="P8" draw:layer="layout" svg:width="0.026cm" svg:height="0.38cm" svg:x="28.163cm" svg:y="19.433cm" svg:viewBox="0 0 27 381" draw:points="0,381 27,381 27,0 0,0">
          <text:p/>
        </draw:polygon>
        <draw:polygon draw:style-name="gr32" draw:text-style-name="P10" draw:layer="layout" svg:width="0.026cm" svg:height="0.38cm" svg:x="28.189cm" svg:y="19.433cm" svg:viewBox="0 0 27 381" draw:points="0,381 27,381 27,0 0,0">
          <text:p/>
        </draw:polygon>
        <draw:polygon draw:style-name="gr32" draw:text-style-name="P10" draw:layer="layout" svg:width="0.026cm" svg:height="0.38cm" svg:x="28.215cm" svg:y="19.433cm" svg:viewBox="0 0 27 381" draw:points="0,381 27,381 27,0 0,0">
          <text:p/>
        </draw:polygon>
        <draw:polygon draw:style-name="gr31" draw:text-style-name="P9" draw:layer="layout" svg:width="0.026cm" svg:height="0.38cm" svg:x="28.241cm" svg:y="19.433cm" svg:viewBox="0 0 27 381" draw:points="0,381 27,381 27,0 0,0">
          <text:p/>
        </draw:polygon>
        <draw:polygon draw:style-name="gr30" draw:text-style-name="P8" draw:layer="layout" svg:width="0.026cm" svg:height="0.38cm" svg:x="28.267cm" svg:y="19.433cm" svg:viewBox="0 0 27 381" draw:points="0,381 27,381 27,0 0,0">
          <text:p/>
        </draw:polygon>
        <draw:polygon draw:style-name="gr31" draw:text-style-name="P9" draw:layer="layout" svg:width="0.026cm" svg:height="0.38cm" svg:x="28.294cm" svg:y="19.433cm" svg:viewBox="0 0 27 381" draw:points="0,381 27,381 27,0 0,0">
          <text:p/>
        </draw:polygon>
        <draw:polygon draw:style-name="gr30" draw:text-style-name="P8" draw:layer="layout" svg:width="0.026cm" svg:height="0.38cm" svg:x="28.32cm" svg:y="19.433cm" svg:viewBox="0 0 27 381" draw:points="0,381 27,381 27,0 0,0">
          <text:p/>
        </draw:polygon>
        <draw:polygon draw:style-name="gr30" draw:text-style-name="P8" draw:layer="layout" svg:width="0.026cm" svg:height="0.38cm" svg:x="28.346cm" svg:y="19.433cm" svg:viewBox="0 0 27 381" draw:points="0,381 27,381 27,0 0,0">
          <text:p/>
        </draw:polygon>
        <draw:polygon draw:style-name="gr30" draw:text-style-name="P8" draw:layer="layout" svg:width="0.027cm" svg:height="0.38cm" svg:x="28.372cm" svg:y="19.433cm" svg:viewBox="0 0 28 381" draw:points="0,381 28,381 28,0 0,0">
          <text:p/>
        </draw:polygon>
        <draw:polygon draw:style-name="gr29" draw:text-style-name="P7" draw:layer="layout" svg:width="0.026cm" svg:height="0.38cm" svg:x="28.399cm" svg:y="19.433cm" svg:viewBox="0 0 27 381" draw:points="0,381 27,381 27,0 0,0">
          <text:p/>
        </draw:polygon>
        <draw:polygon draw:style-name="gr32" draw:text-style-name="P10" draw:layer="layout" svg:width="0.026cm" svg:height="0.38cm" svg:x="28.425cm" svg:y="19.433cm" svg:viewBox="0 0 27 381" draw:points="0,381 27,381 27,0 0,0">
          <text:p/>
        </draw:polygon>
        <draw:polygon draw:style-name="gr32" draw:text-style-name="P10" draw:layer="layout" svg:width="0.027cm" svg:height="0.38cm" svg:x="28.451cm" svg:y="19.433cm" svg:viewBox="0 0 28 381" draw:points="0,381 28,381 28,0 0,0">
          <text:p/>
        </draw:polygon>
        <draw:polygon draw:style-name="gr31" draw:text-style-name="P9" draw:layer="layout" svg:width="0.026cm" svg:height="0.38cm" svg:x="28.478cm" svg:y="19.433cm" svg:viewBox="0 0 27 381" draw:points="0,381 27,381 27,0 0,0">
          <text:p/>
        </draw:polygon>
        <draw:polygon draw:style-name="gr31" draw:text-style-name="P9" draw:layer="layout" svg:width="0.026cm" svg:height="0.38cm" svg:x="28.504cm" svg:y="19.433cm" svg:viewBox="0 0 27 381" draw:points="0,381 27,381 27,0 0,0">
          <text:p/>
        </draw:polygon>
        <draw:polygon draw:style-name="gr32" draw:text-style-name="P10" draw:layer="layout" svg:width="0.026cm" svg:height="0.38cm" svg:x="28.53cm" svg:y="19.433cm" svg:viewBox="0 0 27 381" draw:points="0,381 27,381 27,0 0,0">
          <text:p/>
        </draw:polygon>
        <draw:polygon draw:style-name="gr29" draw:text-style-name="P7" draw:layer="layout" svg:width="0.026cm" svg:height="0.38cm" svg:x="28.557cm" svg:y="19.433cm" svg:viewBox="0 0 27 381" draw:points="0,381 27,381 27,0 0,0">
          <text:p/>
        </draw:polygon>
        <draw:polygon draw:style-name="gr32" draw:text-style-name="P10" draw:layer="layout" svg:width="0.026cm" svg:height="0.38cm" svg:x="28.583cm" svg:y="19.433cm" svg:viewBox="0 0 27 381" draw:points="0,381 27,381 27,0 0,0">
          <text:p/>
        </draw:polygon>
        <draw:polygon draw:style-name="gr32" draw:text-style-name="P10" draw:layer="layout" svg:width="0.026cm" svg:height="0.38cm" svg:x="28.609cm" svg:y="19.433cm" svg:viewBox="0 0 27 381" draw:points="0,381 27,381 27,0 0,0">
          <text:p/>
        </draw:polygon>
        <draw:polygon draw:style-name="gr30" draw:text-style-name="P8" draw:layer="layout" svg:width="0.026cm" svg:height="0.38cm" svg:x="28.635cm" svg:y="19.433cm" svg:viewBox="0 0 27 381" draw:points="0,381 27,381 27,0 0,0">
          <text:p/>
        </draw:polygon>
        <draw:polygon draw:style-name="gr30" draw:text-style-name="P8" draw:layer="layout" svg:width="0.026cm" svg:height="0.38cm" svg:x="28.662cm" svg:y="19.433cm" svg:viewBox="0 0 27 381" draw:points="0,381 27,381 27,0 0,0">
          <text:p/>
        </draw:polygon>
        <draw:polygon draw:style-name="gr31" draw:text-style-name="P9" draw:layer="layout" svg:width="0.026cm" svg:height="0.38cm" svg:x="28.688cm" svg:y="19.433cm" svg:viewBox="0 0 27 381" draw:points="0,381 27,381 27,0 0,0">
          <text:p/>
        </draw:polygon>
        <draw:polygon draw:style-name="gr29" draw:text-style-name="P7" draw:layer="layout" svg:width="0.026cm" svg:height="0.38cm" svg:x="28.714cm" svg:y="19.433cm" svg:viewBox="0 0 27 381" draw:points="0,381 27,381 27,0 0,0">
          <text:p/>
        </draw:polygon>
        <draw:polygon draw:style-name="gr32" draw:text-style-name="P10" draw:layer="layout" svg:width="0.026cm" svg:height="0.38cm" svg:x="28.74cm" svg:y="19.433cm" svg:viewBox="0 0 27 381" draw:points="0,381 27,381 27,0 0,0">
          <text:p/>
        </draw:polygon>
        <draw:polygon draw:style-name="gr31" draw:text-style-name="P9" draw:layer="layout" svg:width="0.027cm" svg:height="0.38cm" svg:x="28.767cm" svg:y="19.433cm" svg:viewBox="0 0 28 381" draw:points="0,381 28,381 28,0 0,0">
          <text:p/>
        </draw:polygon>
        <draw:polygon draw:style-name="gr31" draw:text-style-name="P9" draw:layer="layout" svg:width="0.026cm" svg:height="0.38cm" svg:x="28.793cm" svg:y="19.433cm" svg:viewBox="0 0 27 381" draw:points="0,381 27,381 27,0 0,0">
          <text:p/>
        </draw:polygon>
        <draw:polygon draw:style-name="gr31" draw:text-style-name="P9" draw:layer="layout" svg:width="0.026cm" svg:height="0.38cm" svg:x="28.819cm" svg:y="19.433cm" svg:viewBox="0 0 27 381" draw:points="0,381 27,381 27,0 0,0">
          <text:p/>
        </draw:polygon>
        <draw:polygon draw:style-name="gr30" draw:text-style-name="P8" draw:layer="layout" svg:width="0.026cm" svg:height="0.38cm" svg:x="28.846cm" svg:y="19.433cm" svg:viewBox="0 0 27 381" draw:points="0,381 27,381 27,0 0,0">
          <text:p/>
        </draw:polygon>
        <draw:polygon draw:style-name="gr29" draw:text-style-name="P7" draw:layer="layout" svg:width="0.026cm" svg:height="0.38cm" svg:x="28.872cm" svg:y="19.433cm" svg:viewBox="0 0 27 381" draw:points="0,381 27,381 27,0 0,0">
          <text:p/>
        </draw:polygon>
        <draw:polygon draw:style-name="gr32" draw:text-style-name="P10" draw:layer="layout" svg:width="0.026cm" svg:height="0.38cm" svg:x="28.898cm" svg:y="19.433cm" svg:viewBox="0 0 27 381" draw:points="0,381 27,381 27,0 0,0">
          <text:p/>
        </draw:polygon>
        <draw:polygon draw:style-name="gr31" draw:text-style-name="P9" draw:layer="layout" svg:width="0.026cm" svg:height="0.38cm" svg:x="28.924cm" svg:y="19.433cm" svg:viewBox="0 0 27 381" draw:points="0,381 27,381 27,0 0,0">
          <text:p/>
        </draw:polygon>
        <draw:polygon draw:style-name="gr30" draw:text-style-name="P8" draw:layer="layout" svg:width="0.026cm" svg:height="0.38cm" svg:x="28.951cm" svg:y="19.433cm" svg:viewBox="0 0 27 381" draw:points="0,381 27,381 27,0 0,0">
          <text:p/>
        </draw:polygon>
        <draw:polygon draw:style-name="gr30" draw:text-style-name="P8" draw:layer="layout" svg:width="0.026cm" svg:height="0.38cm" svg:x="28.977cm" svg:y="19.433cm" svg:viewBox="0 0 27 381" draw:points="0,381 27,381 27,0 0,0">
          <text:p/>
        </draw:polygon>
        <draw:polygon draw:style-name="gr32" draw:text-style-name="P10" draw:layer="layout" svg:width="0.026cm" svg:height="0.38cm" svg:x="29.003cm" svg:y="19.433cm" svg:viewBox="0 0 27 381" draw:points="0,381 27,381 27,0 0,0">
          <text:p/>
        </draw:polygon>
        <draw:polygon draw:style-name="gr31" draw:text-style-name="P9" draw:layer="layout" svg:width="0.026cm" svg:height="0.38cm" svg:x="29.029cm" svg:y="19.433cm" svg:viewBox="0 0 27 381" draw:points="0,381 27,381 27,0 0,0">
          <text:p/>
        </draw:polygon>
        <draw:polygon draw:style-name="gr32" draw:text-style-name="P10" draw:layer="layout" svg:width="0.026cm" svg:height="0.38cm" svg:x="29.056cm" svg:y="19.433cm" svg:viewBox="0 0 27 381" draw:points="0,381 27,381 27,0 0,0">
          <text:p/>
        </draw:polygon>
        <draw:polygon draw:style-name="gr32" draw:text-style-name="P10" draw:layer="layout" svg:width="0.026cm" svg:height="0.38cm" svg:x="29.082cm" svg:y="19.433cm" svg:viewBox="0 0 27 381" draw:points="0,381 27,381 27,0 0,0">
          <text:p/>
        </draw:polygon>
        <draw:polygon draw:style-name="gr30" draw:text-style-name="P8" draw:layer="layout" svg:width="0.026cm" svg:height="0.38cm" svg:x="29.108cm" svg:y="19.433cm" svg:viewBox="0 0 27 381" draw:points="0,381 27,381 27,0 0,0">
          <text:p/>
        </draw:polygon>
        <draw:polygon draw:style-name="gr31" draw:text-style-name="P9" draw:layer="layout" svg:width="0.027cm" svg:height="0.38cm" svg:x="29.134cm" svg:y="19.433cm" svg:viewBox="0 0 28 381" draw:points="0,381 28,381 28,0 0,0">
          <text:p/>
        </draw:polygon>
        <draw:polygon draw:style-name="gr29" draw:text-style-name="P7" draw:layer="layout" svg:width="0.026cm" svg:height="0.38cm" svg:x="29.161cm" svg:y="19.433cm" svg:viewBox="0 0 27 381" draw:points="0,381 27,381 27,0 0,0">
          <text:p/>
        </draw:polygon>
        <draw:polygon draw:style-name="gr31" draw:text-style-name="P9" draw:layer="layout" svg:width="0.026cm" svg:height="0.38cm" svg:x="29.187cm" svg:y="19.433cm" svg:viewBox="0 0 27 381" draw:points="0,381 27,381 27,0 0,0">
          <text:p/>
        </draw:polygon>
        <draw:polygon draw:style-name="gr32" draw:text-style-name="P10" draw:layer="layout" svg:width="0.026cm" svg:height="0.38cm" svg:x="29.213cm" svg:y="19.433cm" svg:viewBox="0 0 27 381" draw:points="0,381 27,381 27,0 0,0">
          <text:p/>
        </draw:polygon>
        <draw:polygon draw:style-name="gr31" draw:text-style-name="P9" draw:layer="layout" svg:width="0.026cm" svg:height="0.38cm" svg:x="29.24cm" svg:y="19.433cm" svg:viewBox="0 0 27 381" draw:points="0,381 27,381 27,0 0,0">
          <text:p/>
        </draw:polygon>
        <draw:polygon draw:style-name="gr32" draw:text-style-name="P10" draw:layer="layout" svg:width="0.026cm" svg:height="0.38cm" svg:x="29.266cm" svg:y="19.433cm" svg:viewBox="0 0 27 381" draw:points="0,381 27,381 27,0 0,0">
          <text:p/>
        </draw:polygon>
        <draw:polygon draw:style-name="gr30" draw:text-style-name="P8" draw:layer="layout" svg:width="0.026cm" svg:height="0.38cm" svg:x="29.292cm" svg:y="19.433cm" svg:viewBox="0 0 27 381" draw:points="0,381 27,381 27,0 0,0">
          <text:p/>
        </draw:polygon>
        <draw:polygon draw:style-name="gr32" draw:text-style-name="P10" draw:layer="layout" svg:width="0.026cm" svg:height="0.38cm" svg:x="29.318cm" svg:y="19.433cm" svg:viewBox="0 0 27 381" draw:points="0,381 27,381 27,0 0,0">
          <text:p/>
        </draw:polygon>
        <draw:polygon draw:style-name="gr32" draw:text-style-name="P10" draw:layer="layout" svg:width="0.026cm" svg:height="0.38cm" svg:x="29.345cm" svg:y="19.433cm" svg:viewBox="0 0 27 381" draw:points="0,381 27,381 27,0 0,0">
          <text:p/>
        </draw:polygon>
        <draw:polygon draw:style-name="gr31" draw:text-style-name="P9" draw:layer="layout" svg:width="0.026cm" svg:height="0.38cm" svg:x="29.371cm" svg:y="19.433cm" svg:viewBox="0 0 27 381" draw:points="0,381 27,381 27,0 0,0">
          <text:p/>
        </draw:polygon>
        <draw:polygon draw:style-name="gr29" draw:text-style-name="P7" draw:layer="layout" svg:width="0.026cm" svg:height="0.38cm" svg:x="29.397cm" svg:y="19.433cm" svg:viewBox="0 0 27 381" draw:points="0,381 27,381 27,0 0,0">
          <text:p/>
        </draw:polygon>
        <draw:polygon draw:style-name="gr29" draw:text-style-name="P7" draw:layer="layout" svg:width="0.026cm" svg:height="0.38cm" svg:x="29.423cm" svg:y="19.433cm" svg:viewBox="0 0 27 381" draw:points="0,381 27,381 27,0 0,0">
          <text:p/>
        </draw:polygon>
        <draw:polygon draw:style-name="gr32" draw:text-style-name="P10" draw:layer="layout" svg:width="0.026cm" svg:height="0.38cm" svg:x="29.45cm" svg:y="19.433cm" svg:viewBox="0 0 27 381" draw:points="0,381 27,381 27,0 0,0">
          <text:p/>
        </draw:polygon>
        <draw:polygon draw:style-name="gr32" draw:text-style-name="P10" draw:layer="layout" svg:width="0.026cm" svg:height="0.38cm" svg:x="29.476cm" svg:y="19.433cm" svg:viewBox="0 0 27 381" draw:points="0,381 27,381 27,0 0,0">
          <text:p/>
        </draw:polygon>
        <draw:polygon draw:style-name="gr30" draw:text-style-name="P8" draw:layer="layout" svg:width="0.026cm" svg:height="0.38cm" svg:x="29.502cm" svg:y="19.433cm" svg:viewBox="0 0 27 381" draw:points="0,381 27,381 27,0 0,0">
          <text:p/>
        </draw:polygon>
        <draw:polygon draw:style-name="gr29" draw:text-style-name="P7" draw:layer="layout" svg:width="0.027cm" svg:height="0.38cm" svg:x="29.528cm" svg:y="19.433cm" svg:viewBox="0 0 28 381" draw:points="0,381 28,381 28,0 0,0">
          <text:p/>
        </draw:polygon>
        <draw:polygon draw:style-name="gr32" draw:text-style-name="P10" draw:layer="layout" svg:width="0.026cm" svg:height="0.38cm" svg:x="29.555cm" svg:y="19.433cm" svg:viewBox="0 0 27 381" draw:points="0,381 27,381 27,0 0,0">
          <text:p/>
        </draw:polygon>
        <draw:polygon draw:style-name="gr30" draw:text-style-name="P8" draw:layer="layout" svg:width="0.026cm" svg:height="0.38cm" svg:x="29.581cm" svg:y="19.433cm" svg:viewBox="0 0 27 381" draw:points="0,381 27,381 27,0 0,0">
          <text:p/>
        </draw:polygon>
        <draw:polygon draw:style-name="gr31" draw:text-style-name="P9" draw:layer="layout" svg:width="0.026cm" svg:height="0.38cm" svg:x="29.607cm" svg:y="19.433cm" svg:viewBox="0 0 27 381" draw:points="0,381 27,381 27,0 0,0">
          <text:p/>
        </draw:polygon>
        <draw:polygon draw:style-name="gr30" draw:text-style-name="P8" draw:layer="layout" svg:width="0.026cm" svg:height="0.38cm" svg:x="29.635cm" svg:y="19.433cm" svg:viewBox="0 0 27 381" draw:points="0,381 27,381 27,0 0,0">
          <text:p/>
        </draw:polygon>
        <draw:polygon draw:style-name="gr30" draw:text-style-name="P8" draw:layer="layout" svg:width="0.026cm" svg:height="0.38cm" svg:x="29.66cm" svg:y="19.433cm" svg:viewBox="0 0 27 381" draw:points="0,381 27,381 27,0 0,0">
          <text:p/>
        </draw:polygon>
        <draw:polygon draw:style-name="gr31" draw:text-style-name="P9" draw:layer="layout" svg:width="0.026cm" svg:height="0.38cm" svg:x="29.686cm" svg:y="19.433cm" svg:viewBox="0 0 27 381" draw:points="0,381 27,381 27,0 0,0">
          <text:p/>
        </draw:polygon>
        <draw:polygon draw:style-name="gr30" draw:text-style-name="P8" draw:layer="layout" svg:width="0.026cm" svg:height="0.38cm" svg:x="29.712cm" svg:y="19.433cm" svg:viewBox="0 0 27 381" draw:points="0,381 27,381 27,0 0,0">
          <text:p/>
        </draw:polygon>
        <draw:polygon draw:style-name="gr30" draw:text-style-name="P8" draw:layer="layout" svg:width="0.026cm" svg:height="0.38cm" svg:x="29.739cm" svg:y="19.433cm" svg:viewBox="0 0 27 381" draw:points="0,381 27,381 27,0 0,0">
          <text:p/>
        </draw:polygon>
        <draw:polygon draw:style-name="gr32" draw:text-style-name="P10" draw:layer="layout" svg:width="0.026cm" svg:height="0.38cm" svg:x="29.765cm" svg:y="19.433cm" svg:viewBox="0 0 27 381" draw:points="0,381 27,381 27,0 0,0">
          <text:p/>
        </draw:polygon>
        <draw:polygon draw:style-name="gr30" draw:text-style-name="P8" draw:layer="layout" svg:width="0.026cm" svg:height="0.38cm" svg:x="29.791cm" svg:y="19.433cm" svg:viewBox="0 0 27 381" draw:points="0,381 27,381 27,0 0,0">
          <text:p/>
        </draw:polygon>
        <draw:polygon draw:style-name="gr30" draw:text-style-name="P8" draw:layer="layout" svg:width="0.027cm" svg:height="0.38cm" svg:x="29.817cm" svg:y="19.433cm" svg:viewBox="0 0 28 381" draw:points="0,381 28,381 28,0 0,0">
          <text:p/>
        </draw:polygon>
        <draw:polygon draw:style-name="gr31" draw:text-style-name="P9" draw:layer="layout" svg:width="0.026cm" svg:height="0.38cm" svg:x="29.844cm" svg:y="19.433cm" svg:viewBox="0 0 27 381" draw:points="0,381 27,381 27,0 0,0">
          <text:p/>
        </draw:polygon>
        <draw:polygon draw:style-name="gr31" draw:text-style-name="P9" draw:layer="layout" svg:width="0.026cm" svg:height="0.38cm" svg:x="29.87cm" svg:y="19.433cm" svg:viewBox="0 0 27 381" draw:points="0,381 27,381 27,0 0,0">
          <text:p/>
        </draw:polygon>
        <draw:polygon draw:style-name="gr32" draw:text-style-name="P10" draw:layer="layout" svg:width="0.027cm" svg:height="0.38cm" svg:x="29.896cm" svg:y="19.433cm" svg:viewBox="0 0 28 381" draw:points="0,381 28,381 28,0 0,0">
          <text:p/>
        </draw:polygon>
        <draw:polygon draw:style-name="gr32" draw:text-style-name="P10" draw:layer="layout" svg:width="0.026cm" svg:height="0.38cm" svg:x="29.923cm" svg:y="19.433cm" svg:viewBox="0 0 27 381" draw:points="0,381 27,381 27,0 0,0">
          <text:p/>
        </draw:polygon>
        <draw:polygon draw:style-name="gr32" draw:text-style-name="P10" draw:layer="layout" svg:width="0.026cm" svg:height="0.38cm" svg:x="29.949cm" svg:y="19.433cm" svg:viewBox="0 0 27 381" draw:points="0,381 27,381 27,0 0,0">
          <text:p/>
        </draw:polygon>
        <draw:polygon draw:style-name="gr30" draw:text-style-name="P8" draw:layer="layout" svg:width="0.026cm" svg:height="0.38cm" svg:x="29.975cm" svg:y="19.433cm" svg:viewBox="0 0 27 381" draw:points="0,381 27,381 27,0 0,0">
          <text:p/>
        </draw:polygon>
        <draw:polygon draw:style-name="gr31" draw:text-style-name="P9" draw:layer="layout" svg:width="0.026cm" svg:height="0.38cm" svg:x="30.028cm" svg:y="19.433cm" svg:viewBox="0 0 27 381" draw:points="0,381 27,381 27,0 0,0">
          <text:p/>
        </draw:polygon>
        <draw:polygon draw:style-name="gr30" draw:text-style-name="P8" draw:layer="layout" svg:width="0.026cm" svg:height="0.38cm" svg:x="30.054cm" svg:y="19.433cm" svg:viewBox="0 0 27 381" draw:points="0,381 27,381 27,0 0,0">
          <text:p/>
        </draw:polygon>
        <draw:polygon draw:style-name="gr31" draw:text-style-name="P9" draw:layer="layout" svg:width="0.026cm" svg:height="0.38cm" svg:x="30.08cm" svg:y="19.433cm" svg:viewBox="0 0 27 381" draw:points="0,381 27,381 27,0 0,0">
          <text:p/>
        </draw:polygon>
        <draw:polygon draw:style-name="gr29" draw:text-style-name="P7" draw:layer="layout" svg:width="0.026cm" svg:height="0.38cm" svg:x="30.238cm" svg:y="19.433cm" svg:viewBox="0 0 27 381" draw:points="0,381 27,381 27,0 0,0">
          <text:p/>
        </draw:polygon>
        <draw:polygon draw:style-name="gr30" draw:text-style-name="P8" draw:layer="layout" svg:width="0.026cm" svg:height="0.38cm" svg:x="30.264cm" svg:y="19.433cm" svg:viewBox="0 0 27 381" draw:points="0,381 27,381 27,0 0,0">
          <text:p/>
        </draw:polygon>
        <draw:polygon draw:style-name="gr30" draw:text-style-name="P8" draw:layer="layout" svg:width="0.027cm" svg:height="0.38cm" svg:x="30.29cm" svg:y="19.433cm" svg:viewBox="0 0 28 381" draw:points="0,381 28,381 28,0 0,0">
          <text:p/>
        </draw:polygon>
        <draw:polygon draw:style-name="gr31" draw:text-style-name="P9" draw:layer="layout" svg:width="0.026cm" svg:height="0.38cm" svg:x="30.317cm" svg:y="19.433cm" svg:viewBox="0 0 27 381" draw:points="0,381 27,381 27,0 0,0">
          <text:p/>
        </draw:polygon>
        <draw:polygon draw:style-name="gr31" draw:text-style-name="P9" draw:layer="layout" svg:width="0.026cm" svg:height="0.38cm" svg:x="30.343cm" svg:y="19.433cm" svg:viewBox="0 0 27 381" draw:points="0,381 27,381 27,0 0,0">
          <text:p/>
        </draw:polygon>
        <draw:polygon draw:style-name="gr30" draw:text-style-name="P8" draw:layer="layout" svg:width="0.026cm" svg:height="0.38cm" svg:x="30.369cm" svg:y="19.433cm" svg:viewBox="0 0 27 381" draw:points="0,381 27,381 27,0 0,0">
          <text:p/>
        </draw:polygon>
        <draw:polygon draw:style-name="gr32" draw:text-style-name="P10" draw:layer="layout" svg:width="0.026cm" svg:height="0.38cm" svg:x="30.396cm" svg:y="19.433cm" svg:viewBox="0 0 27 381" draw:points="0,381 27,381 27,0 0,0">
          <text:p/>
        </draw:polygon>
        <draw:polygon draw:style-name="gr31" draw:text-style-name="P9" draw:layer="layout" svg:width="0.026cm" svg:height="0.38cm" svg:x="30.422cm" svg:y="19.433cm" svg:viewBox="0 0 27 381" draw:points="0,381 27,381 27,0 0,0">
          <text:p/>
        </draw:polygon>
        <draw:polygon draw:style-name="gr31" draw:text-style-name="P9" draw:layer="layout" svg:width="0.026cm" svg:height="0.38cm" svg:x="30.448cm" svg:y="19.433cm" svg:viewBox="0 0 27 381" draw:points="0,381 27,381 27,0 0,0">
          <text:p/>
        </draw:polygon>
        <draw:polygon draw:style-name="gr30" draw:text-style-name="P8" draw:layer="layout" svg:width="0.026cm" svg:height="0.38cm" svg:x="30.475cm" svg:y="19.433cm" svg:viewBox="0 0 27 381" draw:points="0,381 27,381 27,0 0,0">
          <text:p/>
        </draw:polygon>
        <draw:polygon draw:style-name="gr31" draw:text-style-name="P9" draw:layer="layout" svg:width="0.026cm" svg:height="0.38cm" svg:x="30.527cm" svg:y="19.433cm" svg:viewBox="0 0 27 381" draw:points="0,381 27,381 27,0 0,0">
          <text:p/>
        </draw:polygon>
        <draw:polygon draw:style-name="gr31" draw:text-style-name="P9" draw:layer="layout" svg:width="0.026cm" svg:height="0.38cm" svg:x="30.553cm" svg:y="19.433cm" svg:viewBox="0 0 27 381" draw:points="0,381 27,381 27,0 0,0">
          <text:p/>
        </draw:polygon>
        <draw:polygon draw:style-name="gr30" draw:text-style-name="P8" draw:layer="layout" svg:width="0.027cm" svg:height="0.38cm" svg:x="30.579cm" svg:y="19.433cm" svg:viewBox="0 0 28 381" draw:points="0,381 28,381 28,0 0,0">
          <text:p/>
        </draw:polygon>
        <draw:polygon draw:style-name="gr31" draw:text-style-name="P9" draw:layer="layout" svg:width="0.026cm" svg:height="0.38cm" svg:x="30.606cm" svg:y="19.433cm" svg:viewBox="0 0 27 381" draw:points="0,381 27,381 27,0 0,0">
          <text:p/>
        </draw:polygon>
        <draw:polygon draw:style-name="gr31" draw:text-style-name="P9" draw:layer="layout" svg:width="0.026cm" svg:height="0.38cm" svg:x="30.632cm" svg:y="19.433cm" svg:viewBox="0 0 27 381" draw:points="0,381 27,381 27,0 0,0">
          <text:p/>
        </draw:polygon>
        <draw:polygon draw:style-name="gr29" draw:text-style-name="P7" draw:layer="layout" svg:width="0.026cm" svg:height="0.38cm" svg:x="30.658cm" svg:y="19.433cm" svg:viewBox="0 0 27 381" draw:points="0,381 27,381 27,0 0,0">
          <text:p/>
        </draw:polygon>
        <draw:polygon draw:style-name="gr30" draw:text-style-name="P8" draw:layer="layout" svg:width="0.026cm" svg:height="0.38cm" svg:x="30.685cm" svg:y="19.433cm" svg:viewBox="0 0 27 381" draw:points="0,381 27,381 27,0 0,0">
          <text:p/>
        </draw:polygon>
        <draw:polygon draw:style-name="gr32" draw:text-style-name="P10" draw:layer="layout" svg:width="0.026cm" svg:height="0.38cm" svg:x="30.711cm" svg:y="19.433cm" svg:viewBox="0 0 27 381" draw:points="0,381 27,381 27,0 0,0">
          <text:p/>
        </draw:polygon>
        <draw:polygon draw:style-name="gr32" draw:text-style-name="P10" draw:layer="layout" svg:width="0.026cm" svg:height="0.38cm" svg:x="30.737cm" svg:y="19.433cm" svg:viewBox="0 0 27 381" draw:points="0,381 27,381 27,0 0,0">
          <text:p/>
        </draw:polygon>
        <draw:polygon draw:style-name="gr31" draw:text-style-name="P9" draw:layer="layout" svg:width="0.026cm" svg:height="0.38cm" svg:x="30.763cm" svg:y="19.433cm" svg:viewBox="0 0 27 381" draw:points="0,381 27,381 27,0 0,0">
          <text:p/>
        </draw:polygon>
        <draw:polygon draw:style-name="gr31" draw:text-style-name="P9" draw:layer="layout" svg:width="0.026cm" svg:height="0.38cm" svg:x="30.79cm" svg:y="19.433cm" svg:viewBox="0 0 27 381" draw:points="0,381 27,381 27,0 0,0">
          <text:p/>
        </draw:polygon>
        <draw:polygon draw:style-name="gr31" draw:text-style-name="P9" draw:layer="layout" svg:width="0.026cm" svg:height="0.38cm" svg:x="30.816cm" svg:y="19.433cm" svg:viewBox="0 0 27 381" draw:points="0,381 27,381 27,0 0,0">
          <text:p/>
        </draw:polygon>
        <draw:polygon draw:style-name="gr31" draw:text-style-name="P9" draw:layer="layout" svg:width="0.026cm" svg:height="0.38cm" svg:x="30.842cm" svg:y="19.433cm" svg:viewBox="0 0 27 381" draw:points="0,381 27,381 27,0 0,0">
          <text:p/>
        </draw:polygon>
        <draw:polygon draw:style-name="gr31" draw:text-style-name="P9" draw:layer="layout" svg:width="0.026cm" svg:height="0.38cm" svg:x="30.868cm" svg:y="19.433cm" svg:viewBox="0 0 27 381" draw:points="0,381 27,381 27,0 0,0">
          <text:p/>
        </draw:polygon>
        <draw:polygon draw:style-name="gr30" draw:text-style-name="P8" draw:layer="layout" svg:width="0.026cm" svg:height="0.38cm" svg:x="30.895cm" svg:y="19.433cm" svg:viewBox="0 0 27 381" draw:points="0,381 27,381 27,0 0,0">
          <text:p/>
        </draw:polygon>
        <draw:polygon draw:style-name="gr30" draw:text-style-name="P8" draw:layer="layout" svg:width="0.026cm" svg:height="0.38cm" svg:x="30.921cm" svg:y="19.433cm" svg:viewBox="0 0 27 381" draw:points="0,381 27,381 27,0 0,0">
          <text:p/>
        </draw:polygon>
        <draw:polygon draw:style-name="gr32" draw:text-style-name="P10" draw:layer="layout" svg:width="0.026cm" svg:height="0.38cm" svg:x="30.947cm" svg:y="19.433cm" svg:viewBox="0 0 27 381" draw:points="0,381 27,381 27,0 0,0">
          <text:p/>
        </draw:polygon>
        <draw:polygon draw:style-name="gr31" draw:text-style-name="P9" draw:layer="layout" svg:width="0.027cm" svg:height="0.38cm" svg:x="30.973cm" svg:y="19.433cm" svg:viewBox="0 0 28 381" draw:points="0,381 28,381 28,0 0,0">
          <text:p/>
        </draw:polygon>
        <draw:polygon draw:style-name="gr30" draw:text-style-name="P8" draw:layer="layout" svg:width="0.026cm" svg:height="0.38cm" svg:x="31cm" svg:y="19.433cm" svg:viewBox="0 0 27 381" draw:points="0,381 27,381 27,0 0,0">
          <text:p/>
        </draw:polygon>
        <draw:polygon draw:style-name="gr30" draw:text-style-name="P8" draw:layer="layout" svg:width="0.026cm" svg:height="0.38cm" svg:x="31.026cm" svg:y="19.433cm" svg:viewBox="0 0 27 381" draw:points="0,381 27,381 27,0 0,0">
          <text:p/>
        </draw:polygon>
        <draw:polygon draw:style-name="gr31" draw:text-style-name="P9" draw:layer="layout" svg:width="0.026cm" svg:height="0.38cm" svg:x="31.052cm" svg:y="19.433cm" svg:viewBox="0 0 27 381" draw:points="0,381 27,381 27,0 0,0">
          <text:p/>
        </draw:polygon>
        <draw:polygon draw:style-name="gr30" draw:text-style-name="P8" draw:layer="layout" svg:width="0.026cm" svg:height="0.38cm" svg:x="31.079cm" svg:y="19.433cm" svg:viewBox="0 0 27 381" draw:points="0,381 27,381 27,0 0,0">
          <text:p/>
        </draw:polygon>
        <draw:polygon draw:style-name="gr31" draw:text-style-name="P9" draw:layer="layout" svg:width="0.026cm" svg:height="0.38cm" svg:x="31.105cm" svg:y="19.433cm" svg:viewBox="0 0 27 381" draw:points="0,381 27,381 27,0 0,0">
          <text:p/>
        </draw:polygon>
        <draw:polygon draw:style-name="gr31" draw:text-style-name="P9" draw:layer="layout" svg:width="0.026cm" svg:height="0.38cm" svg:x="31.131cm" svg:y="19.433cm" svg:viewBox="0 0 27 381" draw:points="0,381 27,381 27,0 0,0">
          <text:p/>
        </draw:polygon>
        <draw:polygon draw:style-name="gr30" draw:text-style-name="P8" draw:layer="layout" svg:width="0.026cm" svg:height="0.38cm" svg:x="31.157cm" svg:y="19.433cm" svg:viewBox="0 0 27 381" draw:points="0,381 27,381 27,0 0,0">
          <text:p/>
        </draw:polygon>
        <draw:polygon draw:style-name="gr31" draw:text-style-name="P9" draw:layer="layout" svg:width="0.026cm" svg:height="0.38cm" svg:x="31.184cm" svg:y="19.433cm" svg:viewBox="0 0 27 381" draw:points="0,381 27,381 27,0 0,0">
          <text:p/>
        </draw:polygon>
        <draw:polygon draw:style-name="gr29" draw:text-style-name="P7" draw:layer="layout" svg:width="0.026cm" svg:height="0.38cm" svg:x="31.21cm" svg:y="19.433cm" svg:viewBox="0 0 27 381" draw:points="0,381 27,381 27,0 0,0">
          <text:p/>
        </draw:polygon>
        <draw:polygon draw:style-name="gr30" draw:text-style-name="P8" draw:layer="layout" svg:width="0.026cm" svg:height="0.38cm" svg:x="31.236cm" svg:y="19.433cm" svg:viewBox="0 0 27 381" draw:points="0,381 27,381 27,0 0,0">
          <text:p/>
        </draw:polygon>
        <draw:polygon draw:style-name="gr31" draw:text-style-name="P9" draw:layer="layout" svg:width="0.026cm" svg:height="0.38cm" svg:x="31.262cm" svg:y="19.433cm" svg:viewBox="0 0 27 381" draw:points="0,381 27,381 27,0 0,0">
          <text:p/>
        </draw:polygon>
        <draw:polygon draw:style-name="gr30" draw:text-style-name="P8" draw:layer="layout" svg:width="0.026cm" svg:height="0.38cm" svg:x="31.289cm" svg:y="19.433cm" svg:viewBox="0 0 27 381" draw:points="0,381 27,381 27,0 0,0">
          <text:p/>
        </draw:polygon>
        <draw:polygon draw:style-name="gr31" draw:text-style-name="P9" draw:layer="layout" svg:width="0.026cm" svg:height="0.38cm" svg:x="31.316cm" svg:y="19.433cm" svg:viewBox="0 0 27 381" draw:points="0,381 27,381 27,0 0,0">
          <text:p/>
        </draw:polygon>
        <draw:polygon draw:style-name="gr31" draw:text-style-name="P9" draw:layer="layout" svg:width="0.027cm" svg:height="0.38cm" svg:x="31.341cm" svg:y="19.433cm" svg:viewBox="0 0 28 381" draw:points="0,381 28,381 28,0 0,0">
          <text:p/>
        </draw:polygon>
        <draw:polygon draw:style-name="gr30" draw:text-style-name="P8" draw:layer="layout" svg:width="0.026cm" svg:height="0.38cm" svg:x="31.368cm" svg:y="19.433cm" svg:viewBox="0 0 27 381" draw:points="0,381 27,381 27,0 0,0">
          <text:p/>
        </draw:polygon>
        <draw:polygon draw:style-name="gr32" draw:text-style-name="P10" draw:layer="layout" svg:width="0.026cm" svg:height="0.38cm" svg:x="31.394cm" svg:y="19.433cm" svg:viewBox="0 0 27 381" draw:points="0,381 27,381 27,0 0,0">
          <text:p/>
        </draw:polygon>
        <draw:polygon draw:style-name="gr30" draw:text-style-name="P8" draw:layer="layout" svg:width="0.026cm" svg:height="0.38cm" svg:x="31.42cm" svg:y="19.433cm" svg:viewBox="0 0 27 381" draw:points="0,381 27,381 27,0 0,0">
          <text:p/>
        </draw:polygon>
        <draw:polygon draw:style-name="gr30" draw:text-style-name="P8" draw:layer="layout" svg:width="0.026cm" svg:height="0.38cm" svg:x="31.446cm" svg:y="19.433cm" svg:viewBox="0 0 27 381" draw:points="0,381 27,381 27,0 0,0">
          <text:p/>
        </draw:polygon>
        <draw:polygon draw:style-name="gr30" draw:text-style-name="P8" draw:layer="layout" svg:width="0.026cm" svg:height="0.38cm" svg:x="31.473cm" svg:y="19.433cm" svg:viewBox="0 0 27 381" draw:points="0,381 27,381 27,0 0,0">
          <text:p/>
        </draw:polygon>
        <draw:polygon draw:style-name="gr30" draw:text-style-name="P8" draw:layer="layout" svg:width="0.026cm" svg:height="0.38cm" svg:x="31.499cm" svg:y="19.433cm" svg:viewBox="0 0 27 381" draw:points="0,381 27,381 27,0 0,0">
          <text:p/>
        </draw:polygon>
        <draw:polygon draw:style-name="gr32" draw:text-style-name="P10" draw:layer="layout" svg:width="0.026cm" svg:height="0.38cm" svg:x="31.525cm" svg:y="19.433cm" svg:viewBox="0 0 27 381" draw:points="0,381 27,381 27,0 0,0">
          <text:p/>
        </draw:polygon>
        <draw:polygon draw:style-name="gr32" draw:text-style-name="P10" draw:layer="layout" svg:width="0.026cm" svg:height="0.38cm" svg:x="31.551cm" svg:y="19.433cm" svg:viewBox="0 0 27 381" draw:points="0,381 27,381 27,0 0,0">
          <text:p/>
        </draw:polygon>
        <draw:polygon draw:style-name="gr31" draw:text-style-name="P9" draw:layer="layout" svg:width="0.026cm" svg:height="0.38cm" svg:x="31.578cm" svg:y="19.433cm" svg:viewBox="0 0 27 381" draw:points="0,381 27,381 27,0 0,0">
          <text:p/>
        </draw:polygon>
        <draw:polygon draw:style-name="gr29" draw:text-style-name="P7" draw:layer="layout" svg:width="0.026cm" svg:height="0.38cm" svg:x="31.604cm" svg:y="19.433cm" svg:viewBox="0 0 27 381" draw:points="0,381 27,381 27,0 0,0">
          <text:p/>
        </draw:polygon>
        <draw:polygon draw:style-name="gr29" draw:text-style-name="P7" draw:layer="layout" svg:width="0.026cm" svg:height="0.38cm" svg:x="31.63cm" svg:y="19.433cm" svg:viewBox="0 0 27 381" draw:points="0,381 27,381 27,0 0,0">
          <text:p/>
        </draw:polygon>
        <draw:polygon draw:style-name="gr32" draw:text-style-name="P10" draw:layer="layout" svg:width="0.027cm" svg:height="0.38cm" svg:x="31.656cm" svg:y="19.433cm" svg:viewBox="0 0 28 381" draw:points="0,381 28,381 28,0 0,0">
          <text:p/>
        </draw:polygon>
        <draw:polygon draw:style-name="gr31" draw:text-style-name="P9" draw:layer="layout" svg:width="0.026cm" svg:height="0.38cm" svg:x="31.683cm" svg:y="19.433cm" svg:viewBox="0 0 27 381" draw:points="0,381 27,381 27,0 0,0">
          <text:p/>
        </draw:polygon>
        <draw:polygon draw:style-name="gr29" draw:text-style-name="P7" draw:layer="layout" svg:width="0.026cm" svg:height="0.38cm" svg:x="31.709cm" svg:y="19.433cm" svg:viewBox="0 0 27 381" draw:points="0,381 27,381 27,0 0,0">
          <text:p/>
        </draw:polygon>
        <draw:polygon draw:style-name="gr29" draw:text-style-name="P7" draw:layer="layout" svg:width="0.027cm" svg:height="0.38cm" svg:x="31.735cm" svg:y="19.433cm" svg:viewBox="0 0 28 381" draw:points="0,381 28,381 28,0 0,0">
          <text:p/>
        </draw:polygon>
        <draw:polygon draw:style-name="gr32" draw:text-style-name="P10" draw:layer="layout" svg:width="0.026cm" svg:height="0.38cm" svg:x="31.763cm" svg:y="19.433cm" svg:viewBox="0 0 27 381" draw:points="0,381 27,381 27,0 0,0">
          <text:p/>
        </draw:polygon>
        <draw:polygon draw:style-name="gr30" draw:text-style-name="P8" draw:layer="layout" svg:width="0.026cm" svg:height="0.38cm" svg:x="31.788cm" svg:y="19.433cm" svg:viewBox="0 0 27 381" draw:points="0,381 27,381 27,0 0,0">
          <text:p/>
        </draw:polygon>
        <draw:polygon draw:style-name="gr31" draw:text-style-name="P9" draw:layer="layout" svg:width="0.026cm" svg:height="0.38cm" svg:x="31.814cm" svg:y="19.433cm" svg:viewBox="0 0 27 381" draw:points="0,381 27,381 27,0 0,0">
          <text:p/>
        </draw:polygon>
        <draw:polygon draw:style-name="gr31" draw:text-style-name="P9" draw:layer="layout" svg:width="0.026cm" svg:height="0.38cm" svg:x="31.841cm" svg:y="19.433cm" svg:viewBox="0 0 27 381" draw:points="0,381 27,381 27,0 0,0">
          <text:p/>
        </draw:polygon>
        <draw:polygon draw:style-name="gr32" draw:text-style-name="P10" draw:layer="layout" svg:width="0.026cm" svg:height="0.38cm" svg:x="31.867cm" svg:y="19.433cm" svg:viewBox="0 0 27 381" draw:points="0,381 27,381 27,0 0,0">
          <text:p/>
        </draw:polygon>
        <draw:polygon draw:style-name="gr31" draw:text-style-name="P9" draw:layer="layout" svg:width="0.026cm" svg:height="0.38cm" svg:x="31.893cm" svg:y="19.433cm" svg:viewBox="0 0 27 381" draw:points="0,381 27,381 27,0 0,0">
          <text:p/>
        </draw:polygon>
        <draw:polygon draw:style-name="gr31" draw:text-style-name="P9" draw:layer="layout" svg:width="0.026cm" svg:height="0.38cm" svg:x="31.919cm" svg:y="19.433cm" svg:viewBox="0 0 27 381" draw:points="0,381 27,381 27,0 0,0">
          <text:p/>
        </draw:polygon>
        <draw:polygon draw:style-name="gr31" draw:text-style-name="P9" draw:layer="layout" svg:width="0.026cm" svg:height="0.38cm" svg:x="31.945cm" svg:y="19.433cm" svg:viewBox="0 0 27 381" draw:points="0,381 27,381 27,0 0,0">
          <text:p/>
        </draw:polygon>
        <draw:polygon draw:style-name="gr31" draw:text-style-name="P9" draw:layer="layout" svg:width="0.026cm" svg:height="0.38cm" svg:x="31.972cm" svg:y="19.433cm" svg:viewBox="0 0 27 381" draw:points="0,381 27,381 27,0 0,0">
          <text:p/>
        </draw:polygon>
        <draw:polygon draw:style-name="gr32" draw:text-style-name="P10" draw:layer="layout" svg:width="0.026cm" svg:height="0.38cm" svg:x="31.998cm" svg:y="19.433cm" svg:viewBox="0 0 27 381" draw:points="0,381 27,381 27,0 0,0">
          <text:p/>
        </draw:polygon>
        <draw:polygon draw:style-name="gr30" draw:text-style-name="P8" draw:layer="layout" svg:width="0.026cm" svg:height="0.38cm" svg:x="32.024cm" svg:y="19.433cm" svg:viewBox="0 0 27 381" draw:points="0,381 27,381 27,0 0,0">
          <text:p/>
        </draw:polygon>
        <draw:polygon draw:style-name="gr32" draw:text-style-name="P10" draw:layer="layout" svg:width="0.027cm" svg:height="0.38cm" svg:x="32.05cm" svg:y="19.433cm" svg:viewBox="0 0 28 381" draw:points="0,381 28,381 28,0 0,0">
          <text:p/>
        </draw:polygon>
        <draw:polygon draw:style-name="gr30" draw:text-style-name="P8" draw:layer="layout" svg:width="0.026cm" svg:height="0.38cm" svg:x="32.077cm" svg:y="19.433cm" svg:viewBox="0 0 27 381" draw:points="0,381 27,381 27,0 0,0">
          <text:p/>
        </draw:polygon>
        <draw:polygon draw:style-name="gr30" draw:text-style-name="P8" draw:layer="layout" svg:width="0.026cm" svg:height="0.38cm" svg:x="32.103cm" svg:y="19.433cm" svg:viewBox="0 0 27 381" draw:points="0,381 27,381 27,0 0,0">
          <text:p/>
        </draw:polygon>
        <draw:polygon draw:style-name="gr31" draw:text-style-name="P9" draw:layer="layout" svg:width="0.026cm" svg:height="0.38cm" svg:x="32.13cm" svg:y="19.433cm" svg:viewBox="0 0 27 381" draw:points="0,381 27,381 27,0 0,0">
          <text:p/>
        </draw:polygon>
        <draw:polygon draw:style-name="gr29" draw:text-style-name="P7" draw:layer="layout" svg:width="0.026cm" svg:height="0.38cm" svg:x="32.156cm" svg:y="19.433cm" svg:viewBox="0 0 27 381" draw:points="0,381 27,381 27,0 0,0">
          <text:p/>
        </draw:polygon>
        <draw:polygon draw:style-name="gr31" draw:text-style-name="P9" draw:layer="layout" svg:width="0.026cm" svg:height="0.38cm" svg:x="32.182cm" svg:y="19.433cm" svg:viewBox="0 0 27 381" draw:points="0,381 27,381 27,0 0,0">
          <text:p/>
        </draw:polygon>
        <draw:polygon draw:style-name="gr30" draw:text-style-name="P8" draw:layer="layout" svg:width="0.026cm" svg:height="0.38cm" svg:x="32.208cm" svg:y="19.433cm" svg:viewBox="0 0 27 381" draw:points="0,381 27,381 27,0 0,0">
          <text:p/>
        </draw:polygon>
        <draw:polygon draw:style-name="gr29" draw:text-style-name="P7" draw:layer="layout" svg:width="0.026cm" svg:height="0.38cm" svg:x="32.235cm" svg:y="19.433cm" svg:viewBox="0 0 27 381" draw:points="0,381 27,381 27,0 0,0">
          <text:p/>
        </draw:polygon>
        <draw:polygon draw:style-name="gr30" draw:text-style-name="P8" draw:layer="layout" svg:width="0.026cm" svg:height="0.38cm" svg:x="32.287cm" svg:y="19.433cm" svg:viewBox="0 0 27 381" draw:points="0,381 27,381 27,0 0,0">
          <text:p/>
        </draw:polygon>
        <draw:polygon draw:style-name="gr30" draw:text-style-name="P8" draw:layer="layout" svg:width="0.026cm" svg:height="0.38cm" svg:x="32.313cm" svg:y="19.433cm" svg:viewBox="0 0 27 381" draw:points="0,381 27,381 27,0 0,0">
          <text:p/>
        </draw:polygon>
        <draw:polygon draw:style-name="gr30" draw:text-style-name="P8" draw:layer="layout" svg:width="0.026cm" svg:height="0.38cm" svg:x="32.34cm" svg:y="19.433cm" svg:viewBox="0 0 27 381" draw:points="0,381 27,381 27,0 0,0">
          <text:p/>
        </draw:polygon>
        <draw:polygon draw:style-name="gr29" draw:text-style-name="P7" draw:layer="layout" svg:width="0.026cm" svg:height="0.38cm" svg:x="32.366cm" svg:y="19.433cm" svg:viewBox="0 0 27 381" draw:points="0,381 27,381 27,0 0,0">
          <text:p/>
        </draw:polygon>
        <draw:polygon draw:style-name="gr30" draw:text-style-name="P8" draw:layer="layout" svg:width="0.026cm" svg:height="0.38cm" svg:x="32.392cm" svg:y="19.433cm" svg:viewBox="0 0 27 381" draw:points="0,381 27,381 27,0 0,0">
          <text:p/>
        </draw:polygon>
        <draw:polygon draw:style-name="gr31" draw:text-style-name="P9" draw:layer="layout" svg:width="0.027cm" svg:height="0.38cm" svg:x="32.418cm" svg:y="19.433cm" svg:viewBox="0 0 28 381" draw:points="0,381 28,381 28,0 0,0">
          <text:p/>
        </draw:polygon>
        <draw:polygon draw:style-name="gr31" draw:text-style-name="P9" draw:layer="layout" svg:width="0.026cm" svg:height="0.38cm" svg:x="32.445cm" svg:y="19.433cm" svg:viewBox="0 0 27 381" draw:points="0,381 27,381 27,0 0,0">
          <text:p/>
        </draw:polygon>
        <draw:polygon draw:style-name="gr31" draw:text-style-name="P9" draw:layer="layout" svg:width="0.026cm" svg:height="0.38cm" svg:x="32.471cm" svg:y="19.433cm" svg:viewBox="0 0 27 381" draw:points="0,381 27,381 27,0 0,0">
          <text:p/>
        </draw:polygon>
        <draw:polygon draw:style-name="gr30" draw:text-style-name="P8" draw:layer="layout" svg:width="0.026cm" svg:height="0.38cm" svg:x="32.497cm" svg:y="19.433cm" svg:viewBox="0 0 27 381" draw:points="0,381 27,381 27,0 0,0">
          <text:p/>
        </draw:polygon>
        <draw:polygon draw:style-name="gr31" draw:text-style-name="P9" draw:layer="layout" svg:width="0.026cm" svg:height="0.38cm" svg:x="32.524cm" svg:y="19.433cm" svg:viewBox="0 0 27 381" draw:points="0,381 27,381 27,0 0,0">
          <text:p/>
        </draw:polygon>
        <draw:polygon draw:style-name="gr32" draw:text-style-name="P10" draw:layer="layout" svg:width="0.026cm" svg:height="0.38cm" svg:x="32.55cm" svg:y="19.433cm" svg:viewBox="0 0 27 381" draw:points="0,381 27,381 27,0 0,0">
          <text:p/>
        </draw:polygon>
        <draw:polygon draw:style-name="gr32" draw:text-style-name="P10" draw:layer="layout" svg:width="0.026cm" svg:height="0.38cm" svg:x="32.576cm" svg:y="19.433cm" svg:viewBox="0 0 27 381" draw:points="0,381 27,381 27,0 0,0">
          <text:p/>
        </draw:polygon>
        <draw:polygon draw:style-name="gr31" draw:text-style-name="P9" draw:layer="layout" svg:width="0.026cm" svg:height="0.38cm" svg:x="32.603cm" svg:y="19.433cm" svg:viewBox="0 0 27 381" draw:points="0,381 27,381 27,0 0,0">
          <text:p/>
        </draw:polygon>
        <draw:polygon draw:style-name="gr32" draw:text-style-name="P10" draw:layer="layout" svg:width="0.026cm" svg:height="0.38cm" svg:x="32.629cm" svg:y="19.433cm" svg:viewBox="0 0 27 381" draw:points="0,381 27,381 27,0 0,0">
          <text:p/>
        </draw:polygon>
        <draw:polygon draw:style-name="gr29" draw:text-style-name="P7" draw:layer="layout" svg:width="0.026cm" svg:height="0.38cm" svg:x="32.655cm" svg:y="19.433cm" svg:viewBox="0 0 27 381" draw:points="0,381 27,381 27,0 0,0">
          <text:p/>
        </draw:polygon>
        <draw:polygon draw:style-name="gr32" draw:text-style-name="P10" draw:layer="layout" svg:width="0.026cm" svg:height="0.38cm" svg:x="32.681cm" svg:y="19.433cm" svg:viewBox="0 0 27 381" draw:points="0,381 27,381 27,0 0,0">
          <text:p/>
        </draw:polygon>
        <draw:polygon draw:style-name="gr32" draw:text-style-name="P10" draw:layer="layout" svg:width="0.026cm" svg:height="0.38cm" svg:x="32.707cm" svg:y="19.433cm" svg:viewBox="0 0 27 381" draw:points="0,381 27,381 27,0 0,0">
          <text:p/>
        </draw:polygon>
        <draw:polygon draw:style-name="gr31" draw:text-style-name="P9" draw:layer="layout" svg:width="0.026cm" svg:height="0.38cm" svg:x="32.734cm" svg:y="19.433cm" svg:viewBox="0 0 27 381" draw:points="0,381 27,381 27,0 0,0">
          <text:p/>
        </draw:polygon>
        <draw:polygon draw:style-name="gr32" draw:text-style-name="P10" draw:layer="layout" svg:width="0.026cm" svg:height="0.38cm" svg:x="32.76cm" svg:y="19.433cm" svg:viewBox="0 0 27 381" draw:points="0,381 27,381 27,0 0,0">
          <text:p/>
        </draw:polygon>
        <draw:polygon draw:style-name="gr30" draw:text-style-name="P8" draw:layer="layout" svg:width="0.026cm" svg:height="0.38cm" svg:x="32.786cm" svg:y="19.433cm" svg:viewBox="0 0 27 381" draw:points="0,381 27,381 27,0 0,0">
          <text:p/>
        </draw:polygon>
        <draw:polygon draw:style-name="gr30" draw:text-style-name="P8" draw:layer="layout" svg:width="0.027cm" svg:height="0.38cm" svg:x="32.812cm" svg:y="19.433cm" svg:viewBox="0 0 28 381" draw:points="0,381 28,381 28,0 0,0">
          <text:p/>
        </draw:polygon>
        <draw:polygon draw:style-name="gr32" draw:text-style-name="P10" draw:layer="layout" svg:width="0.026cm" svg:height="0.38cm" svg:x="32.839cm" svg:y="19.433cm" svg:viewBox="0 0 27 381" draw:points="0,381 27,381 27,0 0,0">
          <text:p/>
        </draw:polygon>
        <draw:polygon draw:style-name="gr30" draw:text-style-name="P8" draw:layer="layout" svg:width="0.026cm" svg:height="0.38cm" svg:x="32.865cm" svg:y="19.433cm" svg:viewBox="0 0 27 381" draw:points="0,381 27,381 27,0 0,0">
          <text:p/>
        </draw:polygon>
        <draw:polygon draw:style-name="gr31" draw:text-style-name="P9" draw:layer="layout" svg:width="0.026cm" svg:height="0.38cm" svg:x="32.891cm" svg:y="19.433cm" svg:viewBox="0 0 27 381" draw:points="0,381 27,381 27,0 0,0">
          <text:p/>
        </draw:polygon>
        <draw:polygon draw:style-name="gr32" draw:text-style-name="P10" draw:layer="layout" svg:width="0.026cm" svg:height="0.38cm" svg:x="32.918cm" svg:y="19.433cm" svg:viewBox="0 0 27 381" draw:points="0,381 27,381 27,0 0,0">
          <text:p/>
        </draw:polygon>
        <draw:polygon draw:style-name="gr30" draw:text-style-name="P8" draw:layer="layout" svg:width="0.026cm" svg:height="0.38cm" svg:x="32.944cm" svg:y="19.433cm" svg:viewBox="0 0 27 381" draw:points="0,381 27,381 27,0 0,0">
          <text:p/>
        </draw:polygon>
        <draw:polygon draw:style-name="gr30" draw:text-style-name="P8" draw:layer="layout" svg:width="0.026cm" svg:height="0.38cm" svg:x="32.97cm" svg:y="19.433cm" svg:viewBox="0 0 27 381" draw:points="0,381 27,381 27,0 0,0">
          <text:p/>
        </draw:polygon>
        <draw:polygon draw:style-name="gr31" draw:text-style-name="P9" draw:layer="layout" svg:width="0.026cm" svg:height="0.38cm" svg:x="32.996cm" svg:y="19.433cm" svg:viewBox="0 0 27 381" draw:points="0,381 27,381 27,0 0,0">
          <text:p/>
        </draw:polygon>
        <draw:polygon draw:style-name="gr29" draw:text-style-name="P7" draw:layer="layout" svg:width="0.026cm" svg:height="0.38cm" svg:x="33.023cm" svg:y="19.433cm" svg:viewBox="0 0 27 381" draw:points="0,381 27,381 27,0 0,0">
          <text:p/>
        </draw:polygon>
        <draw:polygon draw:style-name="gr30" draw:text-style-name="P8" draw:layer="layout" svg:width="0.026cm" svg:height="0.38cm" svg:x="33.049cm" svg:y="19.433cm" svg:viewBox="0 0 27 381" draw:points="0,381 27,381 27,0 0,0">
          <text:p/>
        </draw:polygon>
        <draw:polygon draw:style-name="gr30" draw:text-style-name="P8" draw:layer="layout" svg:width="0.026cm" svg:height="0.38cm" svg:x="33.075cm" svg:y="19.433cm" svg:viewBox="0 0 27 381" draw:points="0,381 27,381 27,0 0,0">
          <text:p/>
        </draw:polygon>
        <draw:polygon draw:style-name="gr31" draw:text-style-name="P9" draw:layer="layout" svg:width="0.027cm" svg:height="0.38cm" svg:x="33.101cm" svg:y="19.433cm" svg:viewBox="0 0 28 381" draw:points="0,381 28,381 28,0 0,0">
          <text:p/>
        </draw:polygon>
        <draw:polygon draw:style-name="gr31" draw:text-style-name="P9" draw:layer="layout" svg:width="0.026cm" svg:height="0.38cm" svg:x="33.128cm" svg:y="19.433cm" svg:viewBox="0 0 27 381" draw:points="0,381 27,381 27,0 0,0">
          <text:p/>
        </draw:polygon>
        <draw:polygon draw:style-name="gr31" draw:text-style-name="P9" draw:layer="layout" svg:width="0.026cm" svg:height="0.38cm" svg:x="33.154cm" svg:y="19.433cm" svg:viewBox="0 0 27 381" draw:points="0,381 27,381 27,0 0,0">
          <text:p/>
        </draw:polygon>
        <draw:polygon draw:style-name="gr30" draw:text-style-name="P8" draw:layer="layout" svg:width="0.027cm" svg:height="0.38cm" svg:x="33.18cm" svg:y="19.433cm" svg:viewBox="0 0 28 381" draw:points="0,381 28,381 28,0 0,0">
          <text:p/>
        </draw:polygon>
        <draw:polygon draw:style-name="gr30" draw:text-style-name="P8" draw:layer="layout" svg:width="0.026cm" svg:height="0.38cm" svg:x="33.207cm" svg:y="19.433cm" svg:viewBox="0 0 27 381" draw:points="0,381 27,381 27,0 0,0">
          <text:p/>
        </draw:polygon>
        <draw:polygon draw:style-name="gr32" draw:text-style-name="P10" draw:layer="layout" svg:width="0.026cm" svg:height="0.38cm" svg:x="33.233cm" svg:y="19.433cm" svg:viewBox="0 0 27 381" draw:points="0,381 27,381 27,0 0,0">
          <text:p/>
        </draw:polygon>
        <draw:polygon draw:style-name="gr30" draw:text-style-name="P8" draw:layer="layout" svg:width="0.026cm" svg:height="0.38cm" svg:x="33.259cm" svg:y="19.433cm" svg:viewBox="0 0 27 381" draw:points="0,381 27,381 27,0 0,0">
          <text:p/>
        </draw:polygon>
        <draw:polygon draw:style-name="gr31" draw:text-style-name="P9" draw:layer="layout" svg:width="0.026cm" svg:height="0.38cm" svg:x="33.286cm" svg:y="19.433cm" svg:viewBox="0 0 27 381" draw:points="0,381 27,381 27,0 0,0">
          <text:p/>
        </draw:polygon>
        <draw:polygon draw:style-name="gr32" draw:text-style-name="P10" draw:layer="layout" svg:width="0.026cm" svg:height="0.38cm" svg:x="33.312cm" svg:y="19.433cm" svg:viewBox="0 0 27 381" draw:points="0,381 27,381 27,0 0,0">
          <text:p/>
        </draw:polygon>
        <draw:polygon draw:style-name="gr31" draw:text-style-name="P9" draw:layer="layout" svg:width="0.026cm" svg:height="0.38cm" svg:x="33.338cm" svg:y="19.433cm" svg:viewBox="0 0 27 381" draw:points="0,381 27,381 27,0 0,0">
          <text:p/>
        </draw:polygon>
        <draw:polygon draw:style-name="gr32" draw:text-style-name="P10" draw:layer="layout" svg:width="0.026cm" svg:height="0.38cm" svg:x="33.364cm" svg:y="19.433cm" svg:viewBox="0 0 27 381" draw:points="0,381 27,381 27,0 0,0">
          <text:p/>
        </draw:polygon>
        <draw:polygon draw:style-name="gr30" draw:text-style-name="P8" draw:layer="layout" svg:width="0.026cm" svg:height="0.38cm" svg:x="33.39cm" svg:y="19.433cm" svg:viewBox="0 0 27 381" draw:points="0,381 27,381 27,0 0,0">
          <text:p/>
        </draw:polygon>
        <draw:polygon draw:style-name="gr30" draw:text-style-name="P8" draw:layer="layout" svg:width="0.026cm" svg:height="0.38cm" svg:x="33.417cm" svg:y="19.433cm" svg:viewBox="0 0 27 381" draw:points="0,381 27,381 27,0 0,0">
          <text:p/>
        </draw:polygon>
        <draw:polygon draw:style-name="gr30" draw:text-style-name="P8" draw:layer="layout" svg:width="0.026cm" svg:height="0.38cm" svg:x="33.444cm" svg:y="19.433cm" svg:viewBox="0 0 27 381" draw:points="0,381 27,381 27,0 0,0">
          <text:p/>
        </draw:polygon>
        <draw:polygon draw:style-name="gr30" draw:text-style-name="P8" draw:layer="layout" svg:width="0.026cm" svg:height="0.38cm" svg:x="33.469cm" svg:y="19.433cm" svg:viewBox="0 0 27 381" draw:points="0,381 27,381 27,0 0,0">
          <text:p/>
        </draw:polygon>
        <draw:polygon draw:style-name="gr30" draw:text-style-name="P8" draw:layer="layout" svg:width="0.027cm" svg:height="0.38cm" svg:x="33.495cm" svg:y="19.433cm" svg:viewBox="0 0 28 381" draw:points="0,381 28,381 28,0 0,0">
          <text:p/>
        </draw:polygon>
        <draw:polygon draw:style-name="gr31" draw:text-style-name="P9" draw:layer="layout" svg:width="0.026cm" svg:height="0.38cm" svg:x="33.522cm" svg:y="19.433cm" svg:viewBox="0 0 27 381" draw:points="0,381 27,381 27,0 0,0">
          <text:p/>
        </draw:polygon>
        <draw:polygon draw:style-name="gr30" draw:text-style-name="P8" draw:layer="layout" svg:width="0.026cm" svg:height="0.38cm" svg:x="33.548cm" svg:y="19.433cm" svg:viewBox="0 0 27 381" draw:points="0,381 27,381 27,0 0,0">
          <text:p/>
        </draw:polygon>
        <draw:polygon draw:style-name="gr30" draw:text-style-name="P8" draw:layer="layout" svg:width="0.028cm" svg:height="0.38cm" svg:x="33.574cm" svg:y="19.433cm" svg:viewBox="0 0 29 381" draw:points="0,381 29,381 29,0 0,0">
          <text:p/>
        </draw:polygon>
        <draw:polygon draw:style-name="gr32" draw:text-style-name="P10" draw:layer="layout" svg:width="0.026cm" svg:height="0.38cm" svg:x="33.601cm" svg:y="19.433cm" svg:viewBox="0 0 27 381" draw:points="0,381 27,381 27,0 0,0">
          <text:p/>
        </draw:polygon>
        <draw:polygon draw:style-name="gr30" draw:text-style-name="P8" draw:layer="layout" svg:width="0.026cm" svg:height="0.38cm" svg:x="33.627cm" svg:y="19.433cm" svg:viewBox="0 0 27 381" draw:points="0,381 27,381 27,0 0,0">
          <text:p/>
        </draw:polygon>
        <draw:polygon draw:style-name="gr31" draw:text-style-name="P9" draw:layer="layout" svg:width="0.026cm" svg:height="0.38cm" svg:x="33.653cm" svg:y="19.433cm" svg:viewBox="0 0 27 381" draw:points="0,381 27,381 27,0 0,0">
          <text:p/>
        </draw:polygon>
        <draw:polygon draw:style-name="gr29" draw:text-style-name="P7" draw:layer="layout" svg:width="0.026cm" svg:height="0.38cm" svg:x="33.68cm" svg:y="19.433cm" svg:viewBox="0 0 27 381" draw:points="0,381 27,381 27,0 0,0">
          <text:p/>
        </draw:polygon>
        <draw:polygon draw:style-name="gr30" draw:text-style-name="P8" draw:layer="layout" svg:width="0.026cm" svg:height="0.38cm" svg:x="33.706cm" svg:y="19.433cm" svg:viewBox="0 0 27 381" draw:points="0,381 27,381 27,0 0,0">
          <text:p/>
        </draw:polygon>
        <draw:polygon draw:style-name="gr30" draw:text-style-name="P8" draw:layer="layout" svg:width="0.026cm" svg:height="0.38cm" svg:x="33.732cm" svg:y="19.433cm" svg:viewBox="0 0 27 381" draw:points="0,381 27,381 27,0 0,0">
          <text:p/>
        </draw:polygon>
        <draw:polygon draw:style-name="gr31" draw:text-style-name="P9" draw:layer="layout" svg:width="0.026cm" svg:height="0.38cm" svg:x="33.811cm" svg:y="19.433cm" svg:viewBox="0 0 27 381" draw:points="0,381 27,381 27,0 0,0">
          <text:p/>
        </draw:polygon>
        <draw:polygon draw:style-name="gr30" draw:text-style-name="P8" draw:layer="layout" svg:width="0.026cm" svg:height="0.38cm" svg:x="33.837cm" svg:y="19.433cm" svg:viewBox="0 0 27 381" draw:points="0,381 27,381 27,0 0,0">
          <text:p/>
        </draw:polygon>
        <draw:polygon draw:style-name="gr30" draw:text-style-name="P8" draw:layer="layout" svg:width="0.027cm" svg:height="0.38cm" svg:x="33.863cm" svg:y="19.433cm" svg:viewBox="0 0 28 381" draw:points="0,381 28,381 28,0 0,0">
          <text:p/>
        </draw:polygon>
        <draw:polygon draw:style-name="gr31" draw:text-style-name="P9" draw:layer="layout" svg:width="0.026cm" svg:height="0.38cm" svg:x="33.891cm" svg:y="19.433cm" svg:viewBox="0 0 27 381" draw:points="0,381 27,381 27,0 0,0">
          <text:p/>
        </draw:polygon>
        <draw:polygon draw:style-name="gr32" draw:text-style-name="P10" draw:layer="layout" svg:width="0.026cm" svg:height="0.38cm" svg:x="33.916cm" svg:y="19.433cm" svg:viewBox="0 0 27 381" draw:points="0,381 27,381 27,0 0,0">
          <text:p/>
        </draw:polygon>
        <draw:polygon draw:style-name="gr29" draw:text-style-name="P7" draw:layer="layout" svg:width="0.026cm" svg:height="0.38cm" svg:x="33.942cm" svg:y="19.433cm" svg:viewBox="0 0 27 381" draw:points="0,381 27,381 27,0 0,0">
          <text:p/>
        </draw:polygon>
        <draw:polygon draw:style-name="gr32" draw:text-style-name="P10" draw:layer="layout" svg:width="0.026cm" svg:height="0.38cm" svg:x="33.969cm" svg:y="19.433cm" svg:viewBox="0 0 27 381" draw:points="0,381 27,381 27,0 0,0">
          <text:p/>
        </draw:polygon>
        <draw:polygon draw:style-name="gr31" draw:text-style-name="P9" draw:layer="layout" svg:width="0.026cm" svg:height="0.38cm" svg:x="33.995cm" svg:y="19.433cm" svg:viewBox="0 0 27 381" draw:points="0,381 27,381 27,0 0,0">
          <text:p/>
        </draw:polygon>
        <draw:polygon draw:style-name="gr29" draw:text-style-name="P7" draw:layer="layout" svg:width="0.026cm" svg:height="0.38cm" svg:x="34.021cm" svg:y="19.433cm" svg:viewBox="0 0 27 381" draw:points="0,381 27,381 27,0 0,0">
          <text:p/>
        </draw:polygon>
        <draw:polygon draw:style-name="gr31" draw:text-style-name="P9" draw:layer="layout" svg:width="0.026cm" svg:height="0.38cm" svg:x="34.047cm" svg:y="19.433cm" svg:viewBox="0 0 27 381" draw:points="0,381 27,381 27,0 0,0">
          <text:p/>
        </draw:polygon>
        <draw:polygon draw:style-name="gr30" draw:text-style-name="P8" draw:layer="layout" svg:width="0.026cm" svg:height="0.38cm" svg:x="34.074cm" svg:y="19.433cm" svg:viewBox="0 0 27 381" draw:points="0,381 27,381 27,0 0,0">
          <text:p/>
        </draw:polygon>
        <draw:polygon draw:style-name="gr31" draw:text-style-name="P9" draw:layer="layout" svg:width="0.026cm" svg:height="0.38cm" svg:x="34.1cm" svg:y="19.433cm" svg:viewBox="0 0 27 381" draw:points="0,381 27,381 27,0 0,0">
          <text:p/>
        </draw:polygon>
        <draw:polygon draw:style-name="gr31" draw:text-style-name="P9" draw:layer="layout" svg:width="0.026cm" svg:height="0.38cm" svg:x="34.126cm" svg:y="19.433cm" svg:viewBox="0 0 27 381" draw:points="0,381 27,381 27,0 0,0">
          <text:p/>
        </draw:polygon>
        <draw:polygon draw:style-name="gr30" draw:text-style-name="P8" draw:layer="layout" svg:width="0.026cm" svg:height="0.38cm" svg:x="34.152cm" svg:y="19.433cm" svg:viewBox="0 0 27 381" draw:points="0,381 27,381 27,0 0,0">
          <text:p/>
        </draw:polygon>
        <draw:polygon draw:style-name="gr31" draw:text-style-name="P9" draw:layer="layout" svg:width="0.026cm" svg:height="0.38cm" svg:x="34.179cm" svg:y="19.433cm" svg:viewBox="0 0 27 381" draw:points="0,381 27,381 27,0 0,0">
          <text:p/>
        </draw:polygon>
        <draw:polygon draw:style-name="gr31" draw:text-style-name="P9" draw:layer="layout" svg:width="0.026cm" svg:height="0.38cm" svg:x="34.205cm" svg:y="19.433cm" svg:viewBox="0 0 27 381" draw:points="0,381 27,381 27,0 0,0">
          <text:p/>
        </draw:polygon>
        <draw:polygon draw:style-name="gr32" draw:text-style-name="P10" draw:layer="layout" svg:width="0.026cm" svg:height="0.38cm" svg:x="34.231cm" svg:y="19.433cm" svg:viewBox="0 0 27 381" draw:points="0,381 27,381 27,0 0,0">
          <text:p/>
        </draw:polygon>
        <draw:polygon draw:style-name="gr30" draw:text-style-name="P8" draw:layer="layout" svg:width="0.027cm" svg:height="0.38cm" svg:x="34.257cm" svg:y="19.433cm" svg:viewBox="0 0 28 381" draw:points="0,381 28,381 28,0 0,0">
          <text:p/>
        </draw:polygon>
        <draw:polygon draw:style-name="gr29" draw:text-style-name="P7" draw:layer="layout" svg:width="0.026cm" svg:height="0.38cm" svg:x="34.284cm" svg:y="19.433cm" svg:viewBox="0 0 27 381" draw:points="0,381 27,381 27,0 0,0">
          <text:p/>
        </draw:polygon>
        <draw:polygon draw:style-name="gr29" draw:text-style-name="P7" draw:layer="layout" svg:width="0.026cm" svg:height="0.38cm" svg:x="34.31cm" svg:y="19.433cm" svg:viewBox="0 0 27 381" draw:points="0,381 27,381 27,0 0,0">
          <text:p/>
        </draw:polygon>
        <draw:polygon draw:style-name="gr31" draw:text-style-name="P9" draw:layer="layout" svg:width="0.026cm" svg:height="0.38cm" svg:x="34.336cm" svg:y="19.433cm" svg:viewBox="0 0 27 381" draw:points="0,381 27,381 27,0 0,0">
          <text:p/>
        </draw:polygon>
        <draw:polygon draw:style-name="gr30" draw:text-style-name="P8" draw:layer="layout" svg:width="0.026cm" svg:height="0.38cm" svg:x="34.441cm" svg:y="19.433cm" svg:viewBox="0 0 27 381" draw:points="0,381 27,381 27,0 0,0">
          <text:p/>
        </draw:polygon>
        <draw:polygon draw:style-name="gr29" draw:text-style-name="P7" draw:layer="layout" svg:width="0.026cm" svg:height="0.38cm" svg:x="34.468cm" svg:y="19.433cm" svg:viewBox="0 0 27 381" draw:points="0,381 27,381 27,0 0,0">
          <text:p/>
        </draw:polygon>
        <draw:polygon draw:style-name="gr30" draw:text-style-name="P8" draw:layer="layout" svg:width="0.026cm" svg:height="0.38cm" svg:x="34.494cm" svg:y="19.433cm" svg:viewBox="0 0 27 381" draw:points="0,381 27,381 27,0 0,0">
          <text:p/>
        </draw:polygon>
        <draw:polygon draw:style-name="gr32" draw:text-style-name="P10" draw:layer="layout" svg:width="0.026cm" svg:height="0.38cm" svg:x="34.52cm" svg:y="19.433cm" svg:viewBox="0 0 27 381" draw:points="0,381 27,381 27,0 0,0">
          <text:p/>
        </draw:polygon>
        <draw:polygon draw:style-name="gr32" draw:text-style-name="P10" draw:layer="layout" svg:width="0.026cm" svg:height="0.38cm" svg:x="34.546cm" svg:y="19.433cm" svg:viewBox="0 0 27 381" draw:points="0,381 27,381 27,0 0,0">
          <text:p/>
        </draw:polygon>
        <draw:polygon draw:style-name="gr32" draw:text-style-name="P10" draw:layer="layout" svg:width="0.026cm" svg:height="0.38cm" svg:x="34.573cm" svg:y="19.433cm" svg:viewBox="0 0 27 381" draw:points="0,381 27,381 27,0 0,0">
          <text:p/>
        </draw:polygon>
        <draw:polygon draw:style-name="gr31" draw:text-style-name="P9" draw:layer="layout" svg:width="0.026cm" svg:height="0.38cm" svg:x="34.599cm" svg:y="19.433cm" svg:viewBox="0 0 27 381" draw:points="0,381 27,381 27,0 0,0">
          <text:p/>
        </draw:polygon>
        <draw:polygon draw:style-name="gr29" draw:text-style-name="P7" draw:layer="layout" svg:width="0.027cm" svg:height="0.38cm" svg:x="34.625cm" svg:y="19.433cm" svg:viewBox="0 0 28 381" draw:points="0,381 28,381 28,0 0,0">
          <text:p/>
        </draw:polygon>
        <draw:polygon draw:style-name="gr29" draw:text-style-name="P7" draw:layer="layout" svg:width="0.026cm" svg:height="0.38cm" svg:x="34.652cm" svg:y="19.433cm" svg:viewBox="0 0 27 381" draw:points="0,381 27,381 27,0 0,0">
          <text:p/>
        </draw:polygon>
        <draw:polygon draw:style-name="gr29" draw:text-style-name="P7" draw:layer="layout" svg:width="0.026cm" svg:height="0.38cm" svg:x="20.123cm" svg:y="18.674cm" svg:viewBox="0 0 27 381" draw:points="0,381 27,381 27,0 0,0">
          <text:p/>
        </draw:polygon>
        <draw:polygon draw:style-name="gr30" draw:text-style-name="P8" draw:layer="layout" svg:width="0.026cm" svg:height="0.38cm" svg:x="20.15cm" svg:y="18.674cm" svg:viewBox="0 0 27 381" draw:points="0,381 27,381 27,0 0,0">
          <text:p/>
        </draw:polygon>
        <draw:polygon draw:style-name="gr31" draw:text-style-name="P9" draw:layer="layout" svg:width="0.026cm" svg:height="0.38cm" svg:x="20.176cm" svg:y="18.674cm" svg:viewBox="0 0 27 381" draw:points="0,381 27,381 27,0 0,0">
          <text:p/>
        </draw:polygon>
        <draw:polygon draw:style-name="gr32" draw:text-style-name="P10" draw:layer="layout" svg:width="0.026cm" svg:height="0.38cm" svg:x="20.202cm" svg:y="18.674cm" svg:viewBox="0 0 27 381" draw:points="0,381 27,381 27,0 0,0">
          <text:p/>
        </draw:polygon>
        <draw:polygon draw:style-name="gr31" draw:text-style-name="P9" draw:layer="layout" svg:width="0.026cm" svg:height="0.38cm" svg:x="20.228cm" svg:y="18.674cm" svg:viewBox="0 0 27 381" draw:points="0,381 27,381 27,0 0,0">
          <text:p/>
        </draw:polygon>
        <draw:polygon draw:style-name="gr32" draw:text-style-name="P10" draw:layer="layout" svg:width="0.026cm" svg:height="0.38cm" svg:x="20.256cm" svg:y="18.674cm" svg:viewBox="0 0 27 381" draw:points="0,381 27,381 27,0 0,0">
          <text:p/>
        </draw:polygon>
        <draw:polygon draw:style-name="gr32" draw:text-style-name="P10" draw:layer="layout" svg:width="0.026cm" svg:height="0.38cm" svg:x="20.281cm" svg:y="18.674cm" svg:viewBox="0 0 27 381" draw:points="0,381 27,381 27,0 0,0">
          <text:p/>
        </draw:polygon>
        <draw:polygon draw:style-name="gr30" draw:text-style-name="P8" draw:layer="layout" svg:width="0.026cm" svg:height="0.38cm" svg:x="20.307cm" svg:y="18.674cm" svg:viewBox="0 0 27 381" draw:points="0,381 27,381 27,0 0,0">
          <text:p/>
        </draw:polygon>
        <draw:polygon draw:style-name="gr31" draw:text-style-name="P9" draw:layer="layout" svg:width="0.026cm" svg:height="0.38cm" svg:x="20.333cm" svg:y="18.674cm" svg:viewBox="0 0 27 381" draw:points="0,381 27,381 27,0 0,0">
          <text:p/>
        </draw:polygon>
        <draw:polygon draw:style-name="gr32" draw:text-style-name="P10" draw:layer="layout" svg:width="0.027cm" svg:height="0.38cm" svg:x="20.359cm" svg:y="18.674cm" svg:viewBox="0 0 28 381" draw:points="0,381 28,381 28,0 0,0">
          <text:p/>
        </draw:polygon>
        <draw:polygon draw:style-name="gr32" draw:text-style-name="P10" draw:layer="layout" svg:width="0.026cm" svg:height="0.38cm" svg:x="20.386cm" svg:y="18.674cm" svg:viewBox="0 0 27 381" draw:points="0,381 27,381 27,0 0,0">
          <text:p/>
        </draw:polygon>
        <draw:polygon draw:style-name="gr30" draw:text-style-name="P8" draw:layer="layout" svg:width="0.026cm" svg:height="0.38cm" svg:x="20.412cm" svg:y="18.674cm" svg:viewBox="0 0 27 381" draw:points="0,381 27,381 27,0 0,0">
          <text:p/>
        </draw:polygon>
        <draw:polygon draw:style-name="gr31" draw:text-style-name="P9" draw:layer="layout" svg:width="0.027cm" svg:height="0.38cm" svg:x="20.438cm" svg:y="18.674cm" svg:viewBox="0 0 28 381" draw:points="0,381 28,381 28,0 0,0">
          <text:p/>
        </draw:polygon>
        <draw:polygon draw:style-name="gr31" draw:text-style-name="P9" draw:layer="layout" svg:width="0.026cm" svg:height="0.38cm" svg:x="20.465cm" svg:y="18.674cm" svg:viewBox="0 0 27 381" draw:points="0,381 27,381 27,0 0,0">
          <text:p/>
        </draw:polygon>
        <draw:polygon draw:style-name="gr30" draw:text-style-name="P8" draw:layer="layout" svg:width="0.026cm" svg:height="0.38cm" svg:x="20.491cm" svg:y="18.674cm" svg:viewBox="0 0 27 381" draw:points="0,381 27,381 27,0 0,0">
          <text:p/>
        </draw:polygon>
        <draw:polygon draw:style-name="gr30" draw:text-style-name="P8" draw:layer="layout" svg:width="0.026cm" svg:height="0.38cm" svg:x="20.517cm" svg:y="18.674cm" svg:viewBox="0 0 27 381" draw:points="0,381 27,381 27,0 0,0">
          <text:p/>
        </draw:polygon>
        <draw:polygon draw:style-name="gr31" draw:text-style-name="P9" draw:layer="layout" svg:width="0.026cm" svg:height="0.38cm" svg:x="20.544cm" svg:y="18.674cm" svg:viewBox="0 0 27 381" draw:points="0,381 27,381 27,0 0,0">
          <text:p/>
        </draw:polygon>
        <draw:polygon draw:style-name="gr30" draw:text-style-name="P8" draw:layer="layout" svg:width="0.026cm" svg:height="0.38cm" svg:x="20.57cm" svg:y="18.674cm" svg:viewBox="0 0 27 381" draw:points="0,381 27,381 27,0 0,0">
          <text:p/>
        </draw:polygon>
        <draw:polygon draw:style-name="gr32" draw:text-style-name="P10" draw:layer="layout" svg:width="0.026cm" svg:height="0.38cm" svg:x="20.596cm" svg:y="18.674cm" svg:viewBox="0 0 27 381" draw:points="0,381 27,381 27,0 0,0">
          <text:p/>
        </draw:polygon>
        <draw:polygon draw:style-name="gr30" draw:text-style-name="P8" draw:layer="layout" svg:width="0.026cm" svg:height="0.38cm" svg:x="20.622cm" svg:y="18.674cm" svg:viewBox="0 0 27 381" draw:points="0,381 27,381 27,0 0,0">
          <text:p/>
        </draw:polygon>
        <draw:polygon draw:style-name="gr31" draw:text-style-name="P9" draw:layer="layout" svg:width="0.026cm" svg:height="0.38cm" svg:x="20.649cm" svg:y="18.674cm" svg:viewBox="0 0 27 381" draw:points="0,381 27,381 27,0 0,0">
          <text:p/>
        </draw:polygon>
        <draw:polygon draw:style-name="gr31" draw:text-style-name="P9" draw:layer="layout" svg:width="0.026cm" svg:height="0.38cm" svg:x="20.676cm" svg:y="18.674cm" svg:viewBox="0 0 27 381" draw:points="0,381 27,381 27,0 0,0">
          <text:p/>
        </draw:polygon>
        <draw:polygon draw:style-name="gr31" draw:text-style-name="P9" draw:layer="layout" svg:width="0.026cm" svg:height="0.38cm" svg:x="20.701cm" svg:y="18.674cm" svg:viewBox="0 0 27 381" draw:points="0,381 27,381 27,0 0,0">
          <text:p/>
        </draw:polygon>
        <draw:polygon draw:style-name="gr32" draw:text-style-name="P10" draw:layer="layout" svg:width="0.026cm" svg:height="0.38cm" svg:x="20.727cm" svg:y="18.674cm" svg:viewBox="0 0 27 381" draw:points="0,381 27,381 27,0 0,0">
          <text:p/>
        </draw:polygon>
        <draw:polygon draw:style-name="gr30" draw:text-style-name="P8" draw:layer="layout" svg:width="0.026cm" svg:height="0.38cm" svg:x="20.754cm" svg:y="18.674cm" svg:viewBox="0 0 27 381" draw:points="0,381 27,381 27,0 0,0">
          <text:p/>
        </draw:polygon>
        <draw:polygon draw:style-name="gr31" draw:text-style-name="P9" draw:layer="layout" svg:width="0.026cm" svg:height="0.38cm" svg:x="20.78cm" svg:y="18.674cm" svg:viewBox="0 0 27 381" draw:points="0,381 27,381 27,0 0,0">
          <text:p/>
        </draw:polygon>
        <draw:polygon draw:style-name="gr31" draw:text-style-name="P9" draw:layer="layout" svg:width="0.027cm" svg:height="0.38cm" svg:x="20.806cm" svg:y="18.674cm" svg:viewBox="0 0 28 381" draw:points="0,381 28,381 28,0 0,0">
          <text:p/>
        </draw:polygon>
        <draw:polygon draw:style-name="gr30" draw:text-style-name="P8" draw:layer="layout" svg:width="0.026cm" svg:height="0.38cm" svg:x="20.833cm" svg:y="18.674cm" svg:viewBox="0 0 27 381" draw:points="0,381 27,381 27,0 0,0">
          <text:p/>
        </draw:polygon>
        <draw:polygon draw:style-name="gr30" draw:text-style-name="P8" draw:layer="layout" svg:width="0.026cm" svg:height="0.38cm" svg:x="20.859cm" svg:y="18.674cm" svg:viewBox="0 0 27 381" draw:points="0,381 27,381 27,0 0,0">
          <text:p/>
        </draw:polygon>
        <draw:polygon draw:style-name="gr30" draw:text-style-name="P8" draw:layer="layout" svg:width="0.026cm" svg:height="0.38cm" svg:x="20.885cm" svg:y="18.674cm" svg:viewBox="0 0 27 381" draw:points="0,381 27,381 27,0 0,0">
          <text:p/>
        </draw:polygon>
        <draw:polygon draw:style-name="gr32" draw:text-style-name="P10" draw:layer="layout" svg:width="0.026cm" svg:height="0.38cm" svg:x="20.911cm" svg:y="18.674cm" svg:viewBox="0 0 27 381" draw:points="0,381 27,381 27,0 0,0">
          <text:p/>
        </draw:polygon>
        <draw:polygon draw:style-name="gr31" draw:text-style-name="P9" draw:layer="layout" svg:width="0.026cm" svg:height="0.38cm" svg:x="20.938cm" svg:y="18.674cm" svg:viewBox="0 0 27 381" draw:points="0,381 27,381 27,0 0,0">
          <text:p/>
        </draw:polygon>
        <draw:polygon draw:style-name="gr30" draw:text-style-name="P8" draw:layer="layout" svg:width="0.026cm" svg:height="0.38cm" svg:x="20.964cm" svg:y="18.674cm" svg:viewBox="0 0 27 381" draw:points="0,381 27,381 27,0 0,0">
          <text:p/>
        </draw:polygon>
        <draw:polygon draw:style-name="gr29" draw:text-style-name="P7" draw:layer="layout" svg:width="0.026cm" svg:height="0.38cm" svg:x="20.99cm" svg:y="18.674cm" svg:viewBox="0 0 27 381" draw:points="0,381 27,381 27,0 0,0">
          <text:p/>
        </draw:polygon>
        <draw:polygon draw:style-name="gr30" draw:text-style-name="P8" draw:layer="layout" svg:width="0.026cm" svg:height="0.38cm" svg:x="21.016cm" svg:y="18.674cm" svg:viewBox="0 0 27 381" draw:points="0,381 27,381 27,0 0,0">
          <text:p/>
        </draw:polygon>
        <draw:polygon draw:style-name="gr30" draw:text-style-name="P8" draw:layer="layout" svg:width="0.026cm" svg:height="0.38cm" svg:x="21.043cm" svg:y="18.674cm" svg:viewBox="0 0 27 381" draw:points="0,381 27,381 27,0 0,0">
          <text:p/>
        </draw:polygon>
        <draw:polygon draw:style-name="gr31" draw:text-style-name="P9" draw:layer="layout" svg:width="0.026cm" svg:height="0.38cm" svg:x="21.069cm" svg:y="18.674cm" svg:viewBox="0 0 27 381" draw:points="0,381 27,381 27,0 0,0">
          <text:p/>
        </draw:polygon>
        <draw:polygon draw:style-name="gr31" draw:text-style-name="P9" draw:layer="layout" svg:width="0.026cm" svg:height="0.38cm" svg:x="21.096cm" svg:y="18.674cm" svg:viewBox="0 0 27 381" draw:points="0,381 27,381 27,0 0,0">
          <text:p/>
        </draw:polygon>
        <draw:polygon draw:style-name="gr30" draw:text-style-name="P8" draw:layer="layout" svg:width="0.027cm" svg:height="0.38cm" svg:x="21.121cm" svg:y="18.674cm" svg:viewBox="0 0 28 381" draw:points="0,381 28,381 28,0 0,0">
          <text:p/>
        </draw:polygon>
        <draw:polygon draw:style-name="gr31" draw:text-style-name="P9" draw:layer="layout" svg:width="0.026cm" svg:height="0.38cm" svg:x="21.148cm" svg:y="18.674cm" svg:viewBox="0 0 27 381" draw:points="0,381 27,381 27,0 0,0">
          <text:p/>
        </draw:polygon>
        <draw:polygon draw:style-name="gr31" draw:text-style-name="P9" draw:layer="layout" svg:width="0.026cm" svg:height="0.38cm" svg:x="21.174cm" svg:y="18.674cm" svg:viewBox="0 0 27 381" draw:points="0,381 27,381 27,0 0,0">
          <text:p/>
        </draw:polygon>
        <draw:polygon draw:style-name="gr29" draw:text-style-name="P7" draw:layer="layout" svg:width="0.027cm" svg:height="0.38cm" svg:x="21.2cm" svg:y="18.674cm" svg:viewBox="0 0 28 381" draw:points="0,381 28,381 28,0 0,0">
          <text:p/>
        </draw:polygon>
        <draw:polygon draw:style-name="gr31" draw:text-style-name="P9" draw:layer="layout" svg:width="0.026cm" svg:height="0.38cm" svg:x="21.227cm" svg:y="18.674cm" svg:viewBox="0 0 27 381" draw:points="0,381 27,381 27,0 0,0">
          <text:p/>
        </draw:polygon>
        <draw:polygon draw:style-name="gr29" draw:text-style-name="P7" draw:layer="layout" svg:width="0.026cm" svg:height="0.38cm" svg:x="21.253cm" svg:y="18.674cm" svg:viewBox="0 0 27 381" draw:points="0,381 27,381 27,0 0,0">
          <text:p/>
        </draw:polygon>
        <draw:polygon draw:style-name="gr30" draw:text-style-name="P8" draw:layer="layout" svg:width="0.026cm" svg:height="0.38cm" svg:x="21.279cm" svg:y="18.674cm" svg:viewBox="0 0 27 381" draw:points="0,381 27,381 27,0 0,0">
          <text:p/>
        </draw:polygon>
        <draw:polygon draw:style-name="gr31" draw:text-style-name="P9" draw:layer="layout" svg:width="0.026cm" svg:height="0.38cm" svg:x="21.305cm" svg:y="18.674cm" svg:viewBox="0 0 27 381" draw:points="0,381 27,381 27,0 0,0">
          <text:p/>
        </draw:polygon>
        <draw:polygon draw:style-name="gr30" draw:text-style-name="P8" draw:layer="layout" svg:width="0.026cm" svg:height="0.38cm" svg:x="21.332cm" svg:y="18.674cm" svg:viewBox="0 0 27 381" draw:points="0,381 27,381 27,0 0,0">
          <text:p/>
        </draw:polygon>
        <draw:polygon draw:style-name="gr30" draw:text-style-name="P8" draw:layer="layout" svg:width="0.026cm" svg:height="0.38cm" svg:x="21.358cm" svg:y="18.674cm" svg:viewBox="0 0 27 381" draw:points="0,381 27,381 27,0 0,0">
          <text:p/>
        </draw:polygon>
        <draw:polygon draw:style-name="gr31" draw:text-style-name="P9" draw:layer="layout" svg:width="0.026cm" svg:height="0.38cm" svg:x="21.384cm" svg:y="18.674cm" svg:viewBox="0 0 27 381" draw:points="0,381 27,381 27,0 0,0">
          <text:p/>
        </draw:polygon>
        <draw:polygon draw:style-name="gr32" draw:text-style-name="P10" draw:layer="layout" svg:width="0.026cm" svg:height="0.38cm" svg:x="21.41cm" svg:y="18.674cm" svg:viewBox="0 0 27 381" draw:points="0,381 27,381 27,0 0,0">
          <text:p/>
        </draw:polygon>
        <draw:polygon draw:style-name="gr31" draw:text-style-name="P9" draw:layer="layout" svg:width="0.026cm" svg:height="0.38cm" svg:x="21.437cm" svg:y="18.674cm" svg:viewBox="0 0 27 381" draw:points="0,381 27,381 27,0 0,0">
          <text:p/>
        </draw:polygon>
        <draw:polygon draw:style-name="gr30" draw:text-style-name="P8" draw:layer="layout" svg:width="0.026cm" svg:height="0.38cm" svg:x="21.463cm" svg:y="18.674cm" svg:viewBox="0 0 27 381" draw:points="0,381 27,381 27,0 0,0">
          <text:p/>
        </draw:polygon>
        <draw:polygon draw:style-name="gr32" draw:text-style-name="P10" draw:layer="layout" svg:width="0.026cm" svg:height="0.38cm" svg:x="21.489cm" svg:y="18.674cm" svg:viewBox="0 0 27 381" draw:points="0,381 27,381 27,0 0,0">
          <text:p/>
        </draw:polygon>
        <draw:polygon draw:style-name="gr31" draw:text-style-name="P9" draw:layer="layout" svg:width="0.027cm" svg:height="0.38cm" svg:x="21.516cm" svg:y="18.674cm" svg:viewBox="0 0 28 381" draw:points="0,381 28,381 28,0 0,0">
          <text:p/>
        </draw:polygon>
        <draw:polygon draw:style-name="gr30" draw:text-style-name="P8" draw:layer="layout" svg:width="0.026cm" svg:height="0.38cm" svg:x="21.543cm" svg:y="18.674cm" svg:viewBox="0 0 27 381" draw:points="0,381 27,381 27,0 0,0">
          <text:p/>
        </draw:polygon>
        <draw:polygon draw:style-name="gr31" draw:text-style-name="P9" draw:layer="layout" svg:width="0.026cm" svg:height="0.38cm" svg:x="21.568cm" svg:y="18.674cm" svg:viewBox="0 0 27 381" draw:points="0,381 27,381 27,0 0,0">
          <text:p/>
        </draw:polygon>
        <draw:polygon draw:style-name="gr31" draw:text-style-name="P9" draw:layer="layout" svg:width="0.026cm" svg:height="0.38cm" svg:x="21.595cm" svg:y="18.674cm" svg:viewBox="0 0 27 381" draw:points="0,381 27,381 27,0 0,0">
          <text:p/>
        </draw:polygon>
        <draw:polygon draw:style-name="gr31" draw:text-style-name="P9" draw:layer="layout" svg:width="0.026cm" svg:height="0.38cm" svg:x="21.621cm" svg:y="18.674cm" svg:viewBox="0 0 27 381" draw:points="0,381 27,381 27,0 0,0">
          <text:p/>
        </draw:polygon>
        <draw:polygon draw:style-name="gr30" draw:text-style-name="P8" draw:layer="layout" svg:width="0.026cm" svg:height="0.38cm" svg:x="21.647cm" svg:y="18.674cm" svg:viewBox="0 0 27 381" draw:points="0,381 27,381 27,0 0,0">
          <text:p/>
        </draw:polygon>
        <draw:polygon draw:style-name="gr30" draw:text-style-name="P8" draw:layer="layout" svg:width="0.026cm" svg:height="0.38cm" svg:x="21.673cm" svg:y="18.674cm" svg:viewBox="0 0 27 381" draw:points="0,381 27,381 27,0 0,0">
          <text:p/>
        </draw:polygon>
        <draw:polygon draw:style-name="gr30" draw:text-style-name="P8" draw:layer="layout" svg:width="0.026cm" svg:height="0.38cm" svg:x="21.7cm" svg:y="18.674cm" svg:viewBox="0 0 27 381" draw:points="0,381 27,381 27,0 0,0">
          <text:p/>
        </draw:polygon>
        <draw:polygon draw:style-name="gr32" draw:text-style-name="P10" draw:layer="layout" svg:width="0.026cm" svg:height="0.38cm" svg:x="21.726cm" svg:y="18.674cm" svg:viewBox="0 0 27 381" draw:points="0,381 27,381 27,0 0,0">
          <text:p/>
        </draw:polygon>
        <draw:polygon draw:style-name="gr30" draw:text-style-name="P8" draw:layer="layout" svg:width="0.026cm" svg:height="0.38cm" svg:x="21.752cm" svg:y="18.674cm" svg:viewBox="0 0 27 381" draw:points="0,381 27,381 27,0 0,0">
          <text:p/>
        </draw:polygon>
        <draw:polygon draw:style-name="gr31" draw:text-style-name="P9" draw:layer="layout" svg:width="0.026cm" svg:height="0.38cm" svg:x="21.778cm" svg:y="18.674cm" svg:viewBox="0 0 27 381" draw:points="0,381 27,381 27,0 0,0">
          <text:p/>
        </draw:polygon>
        <draw:polygon draw:style-name="gr31" draw:text-style-name="P9" draw:layer="layout" svg:width="0.027cm" svg:height="0.38cm" svg:x="21.804cm" svg:y="18.674cm" svg:viewBox="0 0 28 381" draw:points="0,381 28,381 28,0 0,0">
          <text:p/>
        </draw:polygon>
        <draw:polygon draw:style-name="gr31" draw:text-style-name="P9" draw:layer="layout" svg:width="0.026cm" svg:height="0.38cm" svg:x="21.831cm" svg:y="18.674cm" svg:viewBox="0 0 27 381" draw:points="0,381 27,381 27,0 0,0">
          <text:p/>
        </draw:polygon>
        <draw:polygon draw:style-name="gr30" draw:text-style-name="P8" draw:layer="layout" svg:width="0.026cm" svg:height="0.38cm" svg:x="21.857cm" svg:y="18.674cm" svg:viewBox="0 0 27 381" draw:points="0,381 27,381 27,0 0,0">
          <text:p/>
        </draw:polygon>
        <draw:polygon draw:style-name="gr31" draw:text-style-name="P9" draw:layer="layout" svg:width="0.027cm" svg:height="0.38cm" svg:x="21.883cm" svg:y="18.674cm" svg:viewBox="0 0 28 381" draw:points="0,381 28,381 28,0 0,0">
          <text:p/>
        </draw:polygon>
        <draw:polygon draw:style-name="gr32" draw:text-style-name="P10" draw:layer="layout" svg:width="0.026cm" svg:height="0.38cm" svg:x="21.91cm" svg:y="18.674cm" svg:viewBox="0 0 27 381" draw:points="0,381 27,381 27,0 0,0">
          <text:p/>
        </draw:polygon>
        <draw:polygon draw:style-name="gr31" draw:text-style-name="P9" draw:layer="layout" svg:width="0.026cm" svg:height="0.38cm" svg:x="21.936cm" svg:y="18.674cm" svg:viewBox="0 0 27 381" draw:points="0,381 27,381 27,0 0,0">
          <text:p/>
        </draw:polygon>
        <draw:polygon draw:style-name="gr30" draw:text-style-name="P8" draw:layer="layout" svg:width="0.026cm" svg:height="0.38cm" svg:x="21.963cm" svg:y="18.674cm" svg:viewBox="0 0 27 381" draw:points="0,381 27,381 27,0 0,0">
          <text:p/>
        </draw:polygon>
        <draw:polygon draw:style-name="gr30" draw:text-style-name="P8" draw:layer="layout" svg:width="0.026cm" svg:height="0.38cm" svg:x="21.989cm" svg:y="18.674cm" svg:viewBox="0 0 27 381" draw:points="0,381 27,381 27,0 0,0">
          <text:p/>
        </draw:polygon>
        <draw:polygon draw:style-name="gr32" draw:text-style-name="P10" draw:layer="layout" svg:width="0.026cm" svg:height="0.38cm" svg:x="22.015cm" svg:y="18.674cm" svg:viewBox="0 0 27 381" draw:points="0,381 27,381 27,0 0,0">
          <text:p/>
        </draw:polygon>
        <draw:polygon draw:style-name="gr32" draw:text-style-name="P10" draw:layer="layout" svg:width="0.026cm" svg:height="0.38cm" svg:x="22.041cm" svg:y="18.674cm" svg:viewBox="0 0 27 381" draw:points="0,381 27,381 27,0 0,0">
          <text:p/>
        </draw:polygon>
        <draw:polygon draw:style-name="gr30" draw:text-style-name="P8" draw:layer="layout" svg:width="0.026cm" svg:height="0.38cm" svg:x="22.067cm" svg:y="18.674cm" svg:viewBox="0 0 27 381" draw:points="0,381 27,381 27,0 0,0">
          <text:p/>
        </draw:polygon>
        <draw:polygon draw:style-name="gr30" draw:text-style-name="P8" draw:layer="layout" svg:width="0.026cm" svg:height="0.38cm" svg:x="22.094cm" svg:y="18.674cm" svg:viewBox="0 0 27 381" draw:points="0,381 27,381 27,0 0,0">
          <text:p/>
        </draw:polygon>
        <draw:polygon draw:style-name="gr29" draw:text-style-name="P7" draw:layer="layout" svg:width="0.026cm" svg:height="0.38cm" svg:x="22.12cm" svg:y="18.674cm" svg:viewBox="0 0 27 381" draw:points="0,381 27,381 27,0 0,0">
          <text:p/>
        </draw:polygon>
        <draw:polygon draw:style-name="gr29" draw:text-style-name="P7" draw:layer="layout" svg:width="0.026cm" svg:height="0.38cm" svg:x="22.146cm" svg:y="18.674cm" svg:viewBox="0 0 27 381" draw:points="0,381 27,381 27,0 0,0">
          <text:p/>
        </draw:polygon>
        <draw:polygon draw:style-name="gr29" draw:text-style-name="P7" draw:layer="layout" svg:width="0.026cm" svg:height="0.38cm" svg:x="22.172cm" svg:y="18.674cm" svg:viewBox="0 0 27 381" draw:points="0,381 27,381 27,0 0,0">
          <text:p/>
        </draw:polygon>
        <draw:polygon draw:style-name="gr30" draw:text-style-name="P8" draw:layer="layout" svg:width="0.026cm" svg:height="0.38cm" svg:x="22.199cm" svg:y="18.674cm" svg:viewBox="0 0 27 381" draw:points="0,381 27,381 27,0 0,0">
          <text:p/>
        </draw:polygon>
        <draw:polygon draw:style-name="gr30" draw:text-style-name="P8" draw:layer="layout" svg:width="0.026cm" svg:height="0.38cm" svg:x="22.225cm" svg:y="18.674cm" svg:viewBox="0 0 27 381" draw:points="0,381 27,381 27,0 0,0">
          <text:p/>
        </draw:polygon>
        <draw:polygon draw:style-name="gr29" draw:text-style-name="P7" draw:layer="layout" svg:width="0.026cm" svg:height="0.38cm" svg:x="22.251cm" svg:y="18.674cm" svg:viewBox="0 0 27 381" draw:points="0,381 27,381 27,0 0,0">
          <text:p/>
        </draw:polygon>
        <draw:polygon draw:style-name="gr29" draw:text-style-name="P7" draw:layer="layout" svg:width="0.027cm" svg:height="0.38cm" svg:x="22.277cm" svg:y="18.674cm" svg:viewBox="0 0 28 381" draw:points="0,381 28,381 28,0 0,0">
          <text:p/>
        </draw:polygon>
        <draw:polygon draw:style-name="gr29" draw:text-style-name="P7" draw:layer="layout" svg:width="0.026cm" svg:height="0.38cm" svg:x="22.304cm" svg:y="18.674cm" svg:viewBox="0 0 27 381" draw:points="0,381 27,381 27,0 0,0">
          <text:p/>
        </draw:polygon>
        <draw:polygon draw:style-name="gr30" draw:text-style-name="P8" draw:layer="layout" svg:width="0.026cm" svg:height="0.38cm" svg:x="22.33cm" svg:y="18.674cm" svg:viewBox="0 0 27 381" draw:points="0,381 27,381 27,0 0,0">
          <text:p/>
        </draw:polygon>
        <draw:polygon draw:style-name="gr30" draw:text-style-name="P8" draw:layer="layout" svg:width="0.026cm" svg:height="0.38cm" svg:x="22.356cm" svg:y="18.674cm" svg:viewBox="0 0 27 381" draw:points="0,381 27,381 27,0 0,0">
          <text:p/>
        </draw:polygon>
        <draw:polygon draw:style-name="gr30" draw:text-style-name="P8" draw:layer="layout" svg:width="0.026cm" svg:height="0.38cm" svg:x="22.383cm" svg:y="18.674cm" svg:viewBox="0 0 27 381" draw:points="0,381 27,381 27,0 0,0">
          <text:p/>
        </draw:polygon>
        <draw:polygon draw:style-name="gr30" draw:text-style-name="P8" draw:layer="layout" svg:width="0.026cm" svg:height="0.38cm" svg:x="22.409cm" svg:y="18.674cm" svg:viewBox="0 0 27 381" draw:points="0,381 27,381 27,0 0,0">
          <text:p/>
        </draw:polygon>
        <draw:polygon draw:style-name="gr32" draw:text-style-name="P10" draw:layer="layout" svg:width="0.026cm" svg:height="0.38cm" svg:x="22.435cm" svg:y="18.674cm" svg:viewBox="0 0 27 381" draw:points="0,381 27,381 27,0 0,0">
          <text:p/>
        </draw:polygon>
        <draw:polygon draw:style-name="gr31" draw:text-style-name="P9" draw:layer="layout" svg:width="0.026cm" svg:height="0.38cm" svg:x="22.461cm" svg:y="18.674cm" svg:viewBox="0 0 27 381" draw:points="0,381 27,381 27,0 0,0">
          <text:p/>
        </draw:polygon>
        <draw:polygon draw:style-name="gr32" draw:text-style-name="P10" draw:layer="layout" svg:width="0.026cm" svg:height="0.38cm" svg:x="22.488cm" svg:y="18.674cm" svg:viewBox="0 0 27 381" draw:points="0,381 27,381 27,0 0,0">
          <text:p/>
        </draw:polygon>
        <draw:polygon draw:style-name="gr31" draw:text-style-name="P9" draw:layer="layout" svg:width="0.026cm" svg:height="0.38cm" svg:x="22.514cm" svg:y="18.674cm" svg:viewBox="0 0 27 381" draw:points="0,381 27,381 27,0 0,0">
          <text:p/>
        </draw:polygon>
        <draw:polygon draw:style-name="gr29" draw:text-style-name="P7" draw:layer="layout" svg:width="0.026cm" svg:height="0.38cm" svg:x="22.54cm" svg:y="18.674cm" svg:viewBox="0 0 27 381" draw:points="0,381 27,381 27,0 0,0">
          <text:p/>
        </draw:polygon>
        <draw:polygon draw:style-name="gr29" draw:text-style-name="P7" draw:layer="layout" svg:width="0.027cm" svg:height="0.38cm" svg:x="22.566cm" svg:y="18.674cm" svg:viewBox="0 0 28 381" draw:points="0,381 28,381 28,0 0,0">
          <text:p/>
        </draw:polygon>
        <draw:polygon draw:style-name="gr30" draw:text-style-name="P8" draw:layer="layout" svg:width="0.026cm" svg:height="0.38cm" svg:x="22.593cm" svg:y="18.674cm" svg:viewBox="0 0 27 381" draw:points="0,381 27,381 27,0 0,0">
          <text:p/>
        </draw:polygon>
        <draw:polygon draw:style-name="gr30" draw:text-style-name="P8" draw:layer="layout" svg:width="0.026cm" svg:height="0.38cm" svg:x="22.619cm" svg:y="18.674cm" svg:viewBox="0 0 27 381" draw:points="0,381 27,381 27,0 0,0">
          <text:p/>
        </draw:polygon>
        <draw:polygon draw:style-name="gr32" draw:text-style-name="P10" draw:layer="layout" svg:width="0.027cm" svg:height="0.38cm" svg:x="22.645cm" svg:y="18.674cm" svg:viewBox="0 0 28 381" draw:points="0,381 28,381 28,0 0,0">
          <text:p/>
        </draw:polygon>
        <draw:polygon draw:style-name="gr32" draw:text-style-name="P10" draw:layer="layout" svg:width="0.026cm" svg:height="0.38cm" svg:x="22.672cm" svg:y="18.674cm" svg:viewBox="0 0 27 381" draw:points="0,381 27,381 27,0 0,0">
          <text:p/>
        </draw:polygon>
        <draw:polygon draw:style-name="gr32" draw:text-style-name="P10" draw:layer="layout" svg:width="0.026cm" svg:height="0.38cm" svg:x="22.698cm" svg:y="18.674cm" svg:viewBox="0 0 27 381" draw:points="0,381 27,381 27,0 0,0">
          <text:p/>
        </draw:polygon>
        <draw:polygon draw:style-name="gr31" draw:text-style-name="P9" draw:layer="layout" svg:width="0.026cm" svg:height="0.38cm" svg:x="22.724cm" svg:y="18.674cm" svg:viewBox="0 0 27 381" draw:points="0,381 27,381 27,0 0,0">
          <text:p/>
        </draw:polygon>
        <draw:polygon draw:style-name="gr31" draw:text-style-name="P9" draw:layer="layout" svg:width="0.026cm" svg:height="0.38cm" svg:x="22.75cm" svg:y="18.674cm" svg:viewBox="0 0 27 381" draw:points="0,381 27,381 27,0 0,0">
          <text:p/>
        </draw:polygon>
        <draw:polygon draw:style-name="gr31" draw:text-style-name="P9" draw:layer="layout" svg:width="0.026cm" svg:height="0.38cm" svg:x="22.777cm" svg:y="18.674cm" svg:viewBox="0 0 27 381" draw:points="0,381 27,381 27,0 0,0">
          <text:p/>
        </draw:polygon>
        <draw:polygon draw:style-name="gr29" draw:text-style-name="P7" draw:layer="layout" svg:width="0.026cm" svg:height="0.38cm" svg:x="22.803cm" svg:y="18.674cm" svg:viewBox="0 0 27 381" draw:points="0,381 27,381 27,0 0,0">
          <text:p/>
        </draw:polygon>
        <draw:polygon draw:style-name="gr31" draw:text-style-name="P9" draw:layer="layout" svg:width="0.026cm" svg:height="0.38cm" svg:x="22.829cm" svg:y="18.674cm" svg:viewBox="0 0 27 381" draw:points="0,381 27,381 27,0 0,0">
          <text:p/>
        </draw:polygon>
        <draw:polygon draw:style-name="gr31" draw:text-style-name="P9" draw:layer="layout" svg:width="0.026cm" svg:height="0.38cm" svg:x="22.855cm" svg:y="18.674cm" svg:viewBox="0 0 27 381" draw:points="0,381 27,381 27,0 0,0">
          <text:p/>
        </draw:polygon>
        <draw:polygon draw:style-name="gr31" draw:text-style-name="P9" draw:layer="layout" svg:width="0.026cm" svg:height="0.38cm" svg:x="22.882cm" svg:y="18.674cm" svg:viewBox="0 0 27 381" draw:points="0,381 27,381 27,0 0,0">
          <text:p/>
        </draw:polygon>
        <draw:polygon draw:style-name="gr32" draw:text-style-name="P10" draw:layer="layout" svg:width="0.026cm" svg:height="0.38cm" svg:x="22.908cm" svg:y="18.674cm" svg:viewBox="0 0 27 381" draw:points="0,381 27,381 27,0 0,0">
          <text:p/>
        </draw:polygon>
        <draw:polygon draw:style-name="gr31" draw:text-style-name="P9" draw:layer="layout" svg:width="0.026cm" svg:height="0.38cm" svg:x="22.934cm" svg:y="18.674cm" svg:viewBox="0 0 27 381" draw:points="0,381 27,381 27,0 0,0">
          <text:p/>
        </draw:polygon>
        <draw:polygon draw:style-name="gr31" draw:text-style-name="P9" draw:layer="layout" svg:width="0.027cm" svg:height="0.38cm" svg:x="22.96cm" svg:y="18.674cm" svg:viewBox="0 0 28 381" draw:points="0,381 28,381 28,0 0,0">
          <text:p/>
        </draw:polygon>
        <draw:polygon draw:style-name="gr29" draw:text-style-name="P7" draw:layer="layout" svg:width="0.026cm" svg:height="0.38cm" svg:x="22.987cm" svg:y="18.674cm" svg:viewBox="0 0 27 381" draw:points="0,381 27,381 27,0 0,0">
          <text:p/>
        </draw:polygon>
        <draw:polygon draw:style-name="gr31" draw:text-style-name="P9" draw:layer="layout" svg:width="0.026cm" svg:height="0.38cm" svg:x="23.013cm" svg:y="18.674cm" svg:viewBox="0 0 27 381" draw:points="0,381 27,381 27,0 0,0">
          <text:p/>
        </draw:polygon>
        <draw:polygon draw:style-name="gr30" draw:text-style-name="P8" draw:layer="layout" svg:width="0.027cm" svg:height="0.38cm" svg:x="23.039cm" svg:y="18.674cm" svg:viewBox="0 0 28 381" draw:points="0,381 28,381 28,0 0,0">
          <text:p/>
        </draw:polygon>
        <draw:polygon draw:style-name="gr30" draw:text-style-name="P8" draw:layer="layout" svg:width="0.026cm" svg:height="0.38cm" svg:x="23.066cm" svg:y="18.674cm" svg:viewBox="0 0 27 381" draw:points="0,381 27,381 27,0 0,0">
          <text:p/>
        </draw:polygon>
        <draw:polygon draw:style-name="gr31" draw:text-style-name="P9" draw:layer="layout" svg:width="0.026cm" svg:height="0.38cm" svg:x="23.092cm" svg:y="18.674cm" svg:viewBox="0 0 27 381" draw:points="0,381 27,381 27,0 0,0">
          <text:p/>
        </draw:polygon>
        <draw:polygon draw:style-name="gr30" draw:text-style-name="P8" draw:layer="layout" svg:width="0.026cm" svg:height="0.38cm" svg:x="23.118cm" svg:y="18.674cm" svg:viewBox="0 0 27 381" draw:points="0,381 27,381 27,0 0,0">
          <text:p/>
        </draw:polygon>
        <draw:polygon draw:style-name="gr32" draw:text-style-name="P10" draw:layer="layout" svg:width="0.026cm" svg:height="0.38cm" svg:x="23.144cm" svg:y="18.674cm" svg:viewBox="0 0 27 381" draw:points="0,381 27,381 27,0 0,0">
          <text:p/>
        </draw:polygon>
        <draw:polygon draw:style-name="gr30" draw:text-style-name="P8" draw:layer="layout" svg:width="0.026cm" svg:height="0.38cm" svg:x="23.223cm" svg:y="18.674cm" svg:viewBox="0 0 27 381" draw:points="0,381 27,381 27,0 0,0">
          <text:p/>
        </draw:polygon>
        <draw:polygon draw:style-name="gr31" draw:text-style-name="P9" draw:layer="layout" svg:width="0.026cm" svg:height="0.38cm" svg:x="23.249cm" svg:y="18.674cm" svg:viewBox="0 0 27 381" draw:points="0,381 27,381 27,0 0,0">
          <text:p/>
        </draw:polygon>
        <draw:polygon draw:style-name="gr30" draw:text-style-name="P8" draw:layer="layout" svg:width="0.026cm" svg:height="0.38cm" svg:x="23.276cm" svg:y="18.674cm" svg:viewBox="0 0 27 381" draw:points="0,381 27,381 27,0 0,0">
          <text:p/>
        </draw:polygon>
        <draw:polygon draw:style-name="gr31" draw:text-style-name="P9" draw:layer="layout" svg:width="0.026cm" svg:height="0.38cm" svg:x="23.302cm" svg:y="18.674cm" svg:viewBox="0 0 27 381" draw:points="0,381 27,381 27,0 0,0">
          <text:p/>
        </draw:polygon>
        <draw:polygon draw:style-name="gr31" draw:text-style-name="P9" draw:layer="layout" svg:width="0.027cm" svg:height="0.38cm" svg:x="23.328cm" svg:y="18.674cm" svg:viewBox="0 0 28 381" draw:points="0,381 28,381 28,0 0,0">
          <text:p/>
        </draw:polygon>
        <draw:polygon draw:style-name="gr30" draw:text-style-name="P8" draw:layer="layout" svg:width="0.026cm" svg:height="0.38cm" svg:x="23.355cm" svg:y="18.674cm" svg:viewBox="0 0 27 381" draw:points="0,381 27,381 27,0 0,0">
          <text:p/>
        </draw:polygon>
        <draw:polygon draw:style-name="gr31" draw:text-style-name="P9" draw:layer="layout" svg:width="0.026cm" svg:height="0.38cm" svg:x="23.381cm" svg:y="18.674cm" svg:viewBox="0 0 27 381" draw:points="0,381 27,381 27,0 0,0">
          <text:p/>
        </draw:polygon>
        <draw:polygon draw:style-name="gr29" draw:text-style-name="P7" draw:layer="layout" svg:width="0.026cm" svg:height="0.38cm" svg:x="23.407cm" svg:y="18.674cm" svg:viewBox="0 0 27 381" draw:points="0,381 27,381 27,0 0,0">
          <text:p/>
        </draw:polygon>
        <draw:polygon draw:style-name="gr29" draw:text-style-name="P7" draw:layer="layout" svg:width="0.026cm" svg:height="0.38cm" svg:x="23.434cm" svg:y="18.674cm" svg:viewBox="0 0 27 381" draw:points="0,381 27,381 27,0 0,0">
          <text:p/>
        </draw:polygon>
        <draw:polygon draw:style-name="gr31" draw:text-style-name="P9" draw:layer="layout" svg:width="0.026cm" svg:height="0.38cm" svg:x="23.46cm" svg:y="18.674cm" svg:viewBox="0 0 27 381" draw:points="0,381 27,381 27,0 0,0">
          <text:p/>
        </draw:polygon>
        <draw:polygon draw:style-name="gr30" draw:text-style-name="P8" draw:layer="layout" svg:width="0.026cm" svg:height="0.38cm" svg:x="23.486cm" svg:y="18.674cm" svg:viewBox="0 0 27 381" draw:points="0,381 27,381 27,0 0,0">
          <text:p/>
        </draw:polygon>
        <draw:polygon draw:style-name="gr30" draw:text-style-name="P8" draw:layer="layout" svg:width="0.026cm" svg:height="0.38cm" svg:x="23.512cm" svg:y="18.674cm" svg:viewBox="0 0 27 381" draw:points="0,381 27,381 27,0 0,0">
          <text:p/>
        </draw:polygon>
        <draw:polygon draw:style-name="gr31" draw:text-style-name="P9" draw:layer="layout" svg:width="0.026cm" svg:height="0.38cm" svg:x="23.539cm" svg:y="18.674cm" svg:viewBox="0 0 27 381" draw:points="0,381 27,381 27,0 0,0">
          <text:p/>
        </draw:polygon>
        <draw:polygon draw:style-name="gr32" draw:text-style-name="P10" draw:layer="layout" svg:width="0.026cm" svg:height="0.38cm" svg:x="23.565cm" svg:y="18.674cm" svg:viewBox="0 0 27 381" draw:points="0,381 27,381 27,0 0,0">
          <text:p/>
        </draw:polygon>
        <draw:polygon draw:style-name="gr30" draw:text-style-name="P8" draw:layer="layout" svg:width="0.026cm" svg:height="0.38cm" svg:x="23.591cm" svg:y="18.674cm" svg:viewBox="0 0 27 381" draw:points="0,381 27,381 27,0 0,0">
          <text:p/>
        </draw:polygon>
        <draw:polygon draw:style-name="gr30" draw:text-style-name="P8" draw:layer="layout" svg:width="0.026cm" svg:height="0.38cm" svg:x="23.617cm" svg:y="18.674cm" svg:viewBox="0 0 27 381" draw:points="0,381 27,381 27,0 0,0">
          <text:p/>
        </draw:polygon>
        <draw:polygon draw:style-name="gr30" draw:text-style-name="P8" draw:layer="layout" svg:width="0.027cm" svg:height="0.38cm" svg:x="23.644cm" svg:y="18.674cm" svg:viewBox="0 0 28 381" draw:points="0,381 28,381 28,0 0,0">
          <text:p/>
        </draw:polygon>
        <draw:polygon draw:style-name="gr30" draw:text-style-name="P8" draw:layer="layout" svg:width="0.026cm" svg:height="0.38cm" svg:x="23.671cm" svg:y="18.674cm" svg:viewBox="0 0 27 381" draw:points="0,381 27,381 27,0 0,0">
          <text:p/>
        </draw:polygon>
        <draw:polygon draw:style-name="gr32" draw:text-style-name="P10" draw:layer="layout" svg:width="0.026cm" svg:height="0.38cm" svg:x="23.696cm" svg:y="18.674cm" svg:viewBox="0 0 27 381" draw:points="0,381 27,381 27,0 0,0">
          <text:p/>
        </draw:polygon>
        <draw:polygon draw:style-name="gr32" draw:text-style-name="P10" draw:layer="layout" svg:width="0.027cm" svg:height="0.38cm" svg:x="23.722cm" svg:y="18.674cm" svg:viewBox="0 0 28 381" draw:points="0,381 28,381 28,0 0,0">
          <text:p/>
        </draw:polygon>
        <draw:polygon draw:style-name="gr32" draw:text-style-name="P10" draw:layer="layout" svg:width="0.026cm" svg:height="0.38cm" svg:x="23.749cm" svg:y="18.674cm" svg:viewBox="0 0 27 381" draw:points="0,381 27,381 27,0 0,0">
          <text:p/>
        </draw:polygon>
        <draw:polygon draw:style-name="gr29" draw:text-style-name="P7" draw:layer="layout" svg:width="0.026cm" svg:height="0.38cm" svg:x="23.775cm" svg:y="18.674cm" svg:viewBox="0 0 27 381" draw:points="0,381 27,381 27,0 0,0">
          <text:p/>
        </draw:polygon>
        <draw:polygon draw:style-name="gr30" draw:text-style-name="P8" draw:layer="layout" svg:width="0.026cm" svg:height="0.38cm" svg:x="23.801cm" svg:y="18.674cm" svg:viewBox="0 0 27 381" draw:points="0,381 27,381 27,0 0,0">
          <text:p/>
        </draw:polygon>
        <draw:polygon draw:style-name="gr29" draw:text-style-name="P7" draw:layer="layout" svg:width="0.026cm" svg:height="0.38cm" svg:x="23.828cm" svg:y="18.674cm" svg:viewBox="0 0 27 381" draw:points="0,381 27,381 27,0 0,0">
          <text:p/>
        </draw:polygon>
        <draw:polygon draw:style-name="gr29" draw:text-style-name="P7" draw:layer="layout" svg:width="0.026cm" svg:height="0.38cm" svg:x="23.854cm" svg:y="18.674cm" svg:viewBox="0 0 27 381" draw:points="0,381 27,381 27,0 0,0">
          <text:p/>
        </draw:polygon>
        <draw:polygon draw:style-name="gr29" draw:text-style-name="P7" draw:layer="layout" svg:width="0.026cm" svg:height="0.38cm" svg:x="23.88cm" svg:y="18.674cm" svg:viewBox="0 0 27 381" draw:points="0,381 27,381 27,0 0,0">
          <text:p/>
        </draw:polygon>
        <draw:polygon draw:style-name="gr30" draw:text-style-name="P8" draw:layer="layout" svg:width="0.026cm" svg:height="0.38cm" svg:x="23.906cm" svg:y="18.674cm" svg:viewBox="0 0 27 381" draw:points="0,381 27,381 27,0 0,0">
          <text:p/>
        </draw:polygon>
        <draw:polygon draw:style-name="gr32" draw:text-style-name="P10" draw:layer="layout" svg:width="0.026cm" svg:height="0.38cm" svg:x="23.933cm" svg:y="18.674cm" svg:viewBox="0 0 27 381" draw:points="0,381 27,381 27,0 0,0">
          <text:p/>
        </draw:polygon>
        <draw:polygon draw:style-name="gr30" draw:text-style-name="P8" draw:layer="layout" svg:width="0.026cm" svg:height="0.38cm" svg:x="23.959cm" svg:y="18.674cm" svg:viewBox="0 0 27 381" draw:points="0,381 27,381 27,0 0,0">
          <text:p/>
        </draw:polygon>
        <draw:polygon draw:style-name="gr32" draw:text-style-name="P10" draw:layer="layout" svg:width="0.026cm" svg:height="0.38cm" svg:x="23.985cm" svg:y="18.674cm" svg:viewBox="0 0 27 381" draw:points="0,381 27,381 27,0 0,0">
          <text:p/>
        </draw:polygon>
        <draw:polygon draw:style-name="gr31" draw:text-style-name="P9" draw:layer="layout" svg:width="0.026cm" svg:height="0.38cm" svg:x="24.064cm" svg:y="18.674cm" svg:viewBox="0 0 27 381" draw:points="0,381 27,381 27,0 0,0">
          <text:p/>
        </draw:polygon>
        <draw:polygon draw:style-name="gr32" draw:text-style-name="P10" draw:layer="layout" svg:width="0.026cm" svg:height="0.38cm" svg:x="24.091cm" svg:y="18.674cm" svg:viewBox="0 0 27 381" draw:points="0,381 27,381 27,0 0,0">
          <text:p/>
        </draw:polygon>
        <draw:polygon draw:style-name="gr29" draw:text-style-name="P7" draw:layer="layout" svg:width="0.026cm" svg:height="0.38cm" svg:x="24.117cm" svg:y="18.674cm" svg:viewBox="0 0 27 381" draw:points="0,381 27,381 27,0 0,0">
          <text:p/>
        </draw:polygon>
        <draw:polygon draw:style-name="gr32" draw:text-style-name="P10" draw:layer="layout" svg:width="0.026cm" svg:height="0.38cm" svg:x="24.143cm" svg:y="18.674cm" svg:viewBox="0 0 27 381" draw:points="0,381 27,381 27,0 0,0">
          <text:p/>
        </draw:polygon>
        <draw:polygon draw:style-name="gr30" draw:text-style-name="P8" draw:layer="layout" svg:width="0.026cm" svg:height="0.38cm" svg:x="24.169cm" svg:y="18.674cm" svg:viewBox="0 0 27 381" draw:points="0,381 27,381 27,0 0,0">
          <text:p/>
        </draw:polygon>
        <draw:polygon draw:style-name="gr32" draw:text-style-name="P10" draw:layer="layout" svg:width="0.026cm" svg:height="0.38cm" svg:x="24.195cm" svg:y="18.674cm" svg:viewBox="0 0 27 381" draw:points="0,381 27,381 27,0 0,0">
          <text:p/>
        </draw:polygon>
        <draw:polygon draw:style-name="gr30" draw:text-style-name="P8" draw:layer="layout" svg:width="0.026cm" svg:height="0.38cm" svg:x="24.222cm" svg:y="18.674cm" svg:viewBox="0 0 27 381" draw:points="0,381 27,381 27,0 0,0">
          <text:p/>
        </draw:polygon>
        <draw:polygon draw:style-name="gr29" draw:text-style-name="P7" draw:layer="layout" svg:width="0.026cm" svg:height="0.38cm" svg:x="24.248cm" svg:y="18.674cm" svg:viewBox="0 0 27 381" draw:points="0,381 27,381 27,0 0,0">
          <text:p/>
        </draw:polygon>
        <draw:polygon draw:style-name="gr32" draw:text-style-name="P10" draw:layer="layout" svg:width="0.026cm" svg:height="0.38cm" svg:x="24.274cm" svg:y="18.674cm" svg:viewBox="0 0 27 381" draw:points="0,381 27,381 27,0 0,0">
          <text:p/>
        </draw:polygon>
        <draw:polygon draw:style-name="gr29" draw:text-style-name="P7" draw:layer="layout" svg:width="0.026cm" svg:height="0.38cm" svg:x="24.3cm" svg:y="18.674cm" svg:viewBox="0 0 27 381" draw:points="0,381 27,381 27,0 0,0">
          <text:p/>
        </draw:polygon>
        <draw:polygon draw:style-name="gr31" draw:text-style-name="P9" draw:layer="layout" svg:width="0.026cm" svg:height="0.38cm" svg:x="24.327cm" svg:y="18.674cm" svg:viewBox="0 0 27 381" draw:points="0,381 27,381 27,0 0,0">
          <text:p/>
        </draw:polygon>
        <draw:polygon draw:style-name="gr29" draw:text-style-name="P7" draw:layer="layout" svg:width="0.026cm" svg:height="0.38cm" svg:x="24.353cm" svg:y="18.674cm" svg:viewBox="0 0 27 381" draw:points="0,381 27,381 27,0 0,0">
          <text:p/>
        </draw:polygon>
        <draw:polygon draw:style-name="gr29" draw:text-style-name="P7" draw:layer="layout" svg:width="0.026cm" svg:height="0.38cm" svg:x="24.379cm" svg:y="18.674cm" svg:viewBox="0 0 27 381" draw:points="0,381 27,381 27,0 0,0">
          <text:p/>
        </draw:polygon>
        <draw:polygon draw:style-name="gr32" draw:text-style-name="P10" draw:layer="layout" svg:width="0.027cm" svg:height="0.38cm" svg:x="24.405cm" svg:y="18.674cm" svg:viewBox="0 0 28 381" draw:points="0,381 28,381 28,0 0,0">
          <text:p/>
        </draw:polygon>
        <draw:polygon draw:style-name="gr31" draw:text-style-name="P9" draw:layer="layout" svg:width="0.026cm" svg:height="0.38cm" svg:x="24.432cm" svg:y="18.674cm" svg:viewBox="0 0 27 381" draw:points="0,381 27,381 27,0 0,0">
          <text:p/>
        </draw:polygon>
        <draw:polygon draw:style-name="gr29" draw:text-style-name="P7" draw:layer="layout" svg:width="0.026cm" svg:height="0.38cm" svg:x="24.458cm" svg:y="18.674cm" svg:viewBox="0 0 27 381" draw:points="0,381 27,381 27,0 0,0">
          <text:p/>
        </draw:polygon>
        <draw:polygon draw:style-name="gr30" draw:text-style-name="P8" draw:layer="layout" svg:width="0.027cm" svg:height="0.38cm" svg:x="24.484cm" svg:y="18.674cm" svg:viewBox="0 0 28 381" draw:points="0,381 28,381 28,0 0,0">
          <text:p/>
        </draw:polygon>
        <draw:polygon draw:style-name="gr30" draw:text-style-name="P8" draw:layer="layout" svg:width="0.026cm" svg:height="0.38cm" svg:x="24.511cm" svg:y="18.674cm" svg:viewBox="0 0 27 381" draw:points="0,381 27,381 27,0 0,0">
          <text:p/>
        </draw:polygon>
        <draw:polygon draw:style-name="gr31" draw:text-style-name="P9" draw:layer="layout" svg:width="0.026cm" svg:height="0.38cm" svg:x="24.537cm" svg:y="18.674cm" svg:viewBox="0 0 27 381" draw:points="0,381 27,381 27,0 0,0">
          <text:p/>
        </draw:polygon>
        <draw:polygon draw:style-name="gr30" draw:text-style-name="P8" draw:layer="layout" svg:width="0.026cm" svg:height="0.38cm" svg:x="24.563cm" svg:y="18.674cm" svg:viewBox="0 0 27 381" draw:points="0,381 27,381 27,0 0,0">
          <text:p/>
        </draw:polygon>
        <draw:polygon draw:style-name="gr31" draw:text-style-name="P9" draw:layer="layout" svg:width="0.026cm" svg:height="0.38cm" svg:x="24.589cm" svg:y="18.674cm" svg:viewBox="0 0 27 381" draw:points="0,381 27,381 27,0 0,0">
          <text:p/>
        </draw:polygon>
        <draw:polygon draw:style-name="gr31" draw:text-style-name="P9" draw:layer="layout" svg:width="0.026cm" svg:height="0.38cm" svg:x="24.616cm" svg:y="18.674cm" svg:viewBox="0 0 27 381" draw:points="0,381 27,381 27,0 0,0">
          <text:p/>
        </draw:polygon>
        <draw:polygon draw:style-name="gr29" draw:text-style-name="P7" draw:layer="layout" svg:width="0.026cm" svg:height="0.38cm" svg:x="24.642cm" svg:y="18.674cm" svg:viewBox="0 0 27 381" draw:points="0,381 27,381 27,0 0,0">
          <text:p/>
        </draw:polygon>
        <draw:polygon draw:style-name="gr30" draw:text-style-name="P8" draw:layer="layout" svg:width="0.026cm" svg:height="0.38cm" svg:x="24.668cm" svg:y="18.674cm" svg:viewBox="0 0 27 381" draw:points="0,381 27,381 27,0 0,0">
          <text:p/>
        </draw:polygon>
        <draw:polygon draw:style-name="gr32" draw:text-style-name="P10" draw:layer="layout" svg:width="0.026cm" svg:height="0.38cm" svg:x="24.694cm" svg:y="18.674cm" svg:viewBox="0 0 27 381" draw:points="0,381 27,381 27,0 0,0">
          <text:p/>
        </draw:polygon>
        <draw:polygon draw:style-name="gr32" draw:text-style-name="P10" draw:layer="layout" svg:width="0.026cm" svg:height="0.38cm" svg:x="24.721cm" svg:y="18.674cm" svg:viewBox="0 0 27 381" draw:points="0,381 27,381 27,0 0,0">
          <text:p/>
        </draw:polygon>
        <draw:polygon draw:style-name="gr30" draw:text-style-name="P8" draw:layer="layout" svg:width="0.026cm" svg:height="0.38cm" svg:x="24.747cm" svg:y="18.674cm" svg:viewBox="0 0 27 381" draw:points="0,381 27,381 27,0 0,0">
          <text:p/>
        </draw:polygon>
        <draw:polygon draw:style-name="gr31" draw:text-style-name="P9" draw:layer="layout" svg:width="0.026cm" svg:height="0.38cm" svg:x="24.773cm" svg:y="18.674cm" svg:viewBox="0 0 27 381" draw:points="0,381 27,381 27,0 0,0">
          <text:p/>
        </draw:polygon>
        <draw:polygon draw:style-name="gr32" draw:text-style-name="P10" draw:layer="layout" svg:width="0.027cm" svg:height="0.38cm" svg:x="24.799cm" svg:y="18.674cm" svg:viewBox="0 0 28 381" draw:points="0,381 28,381 28,0 0,0">
          <text:p/>
        </draw:polygon>
        <draw:polygon draw:style-name="gr30" draw:text-style-name="P8" draw:layer="layout" svg:width="0.026cm" svg:height="0.38cm" svg:x="24.852cm" svg:y="18.674cm" svg:viewBox="0 0 27 381" draw:points="0,381 27,381 27,0 0,0">
          <text:p/>
        </draw:polygon>
        <draw:polygon draw:style-name="gr32" draw:text-style-name="P10" draw:layer="layout" svg:width="0.026cm" svg:height="0.38cm" svg:x="24.879cm" svg:y="18.674cm" svg:viewBox="0 0 27 381" draw:points="0,381 27,381 27,0 0,0">
          <text:p/>
        </draw:polygon>
        <draw:polygon draw:style-name="gr31" draw:text-style-name="P9" draw:layer="layout" svg:width="0.026cm" svg:height="0.38cm" svg:x="24.905cm" svg:y="18.674cm" svg:viewBox="0 0 27 381" draw:points="0,381 27,381 27,0 0,0">
          <text:p/>
        </draw:polygon>
        <draw:polygon draw:style-name="gr30" draw:text-style-name="P8" draw:layer="layout" svg:width="0.026cm" svg:height="0.38cm" svg:x="24.931cm" svg:y="18.674cm" svg:viewBox="0 0 27 381" draw:points="0,381 27,381 27,0 0,0">
          <text:p/>
        </draw:polygon>
        <draw:polygon draw:style-name="gr30" draw:text-style-name="P8" draw:layer="layout" svg:width="0.026cm" svg:height="0.38cm" svg:x="24.957cm" svg:y="18.674cm" svg:viewBox="0 0 27 381" draw:points="0,381 27,381 27,0 0,0">
          <text:p/>
        </draw:polygon>
        <draw:polygon draw:style-name="gr32" draw:text-style-name="P10" draw:layer="layout" svg:width="0.026cm" svg:height="0.38cm" svg:x="24.983cm" svg:y="18.674cm" svg:viewBox="0 0 27 381" draw:points="0,381 27,381 27,0 0,0">
          <text:p/>
        </draw:polygon>
        <draw:polygon draw:style-name="gr29" draw:text-style-name="P7" draw:layer="layout" svg:width="0.026cm" svg:height="0.38cm" svg:x="25.01cm" svg:y="18.674cm" svg:viewBox="0 0 27 381" draw:points="0,381 27,381 27,0 0,0">
          <text:p/>
        </draw:polygon>
        <draw:polygon draw:style-name="gr29" draw:text-style-name="P7" draw:layer="layout" svg:width="0.026cm" svg:height="0.38cm" svg:x="25.036cm" svg:y="18.674cm" svg:viewBox="0 0 27 381" draw:points="0,381 27,381 27,0 0,0">
          <text:p/>
        </draw:polygon>
        <draw:polygon draw:style-name="gr29" draw:text-style-name="P7" draw:layer="layout" svg:width="0.026cm" svg:height="0.38cm" svg:x="25.062cm" svg:y="18.674cm" svg:viewBox="0 0 27 381" draw:points="0,381 27,381 27,0 0,0">
          <text:p/>
        </draw:polygon>
        <draw:polygon draw:style-name="gr30" draw:text-style-name="P8" draw:layer="layout" svg:width="0.027cm" svg:height="0.38cm" svg:x="25.088cm" svg:y="18.674cm" svg:viewBox="0 0 28 381" draw:points="0,381 28,381 28,0 0,0">
          <text:p/>
        </draw:polygon>
        <draw:polygon draw:style-name="gr29" draw:text-style-name="P7" draw:layer="layout" svg:width="0.026cm" svg:height="0.38cm" svg:x="25.115cm" svg:y="18.674cm" svg:viewBox="0 0 27 381" draw:points="0,381 27,381 27,0 0,0">
          <text:p/>
        </draw:polygon>
        <draw:polygon draw:style-name="gr30" draw:text-style-name="P8" draw:layer="layout" svg:width="0.026cm" svg:height="0.38cm" svg:x="25.141cm" svg:y="18.674cm" svg:viewBox="0 0 27 381" draw:points="0,381 27,381 27,0 0,0">
          <text:p/>
        </draw:polygon>
        <draw:polygon draw:style-name="gr29" draw:text-style-name="P7" draw:layer="layout" svg:width="0.027cm" svg:height="0.38cm" svg:x="25.167cm" svg:y="18.674cm" svg:viewBox="0 0 28 381" draw:points="0,381 28,381 28,0 0,0">
          <text:p/>
        </draw:polygon>
        <draw:polygon draw:style-name="gr32" draw:text-style-name="P10" draw:layer="layout" svg:width="0.026cm" svg:height="0.38cm" svg:x="25.194cm" svg:y="18.674cm" svg:viewBox="0 0 27 381" draw:points="0,381 27,381 27,0 0,0">
          <text:p/>
        </draw:polygon>
        <draw:polygon draw:style-name="gr29" draw:text-style-name="P7" draw:layer="layout" svg:width="0.026cm" svg:height="0.38cm" svg:x="25.22cm" svg:y="18.674cm" svg:viewBox="0 0 27 381" draw:points="0,381 27,381 27,0 0,0">
          <text:p/>
        </draw:polygon>
        <draw:polygon draw:style-name="gr29" draw:text-style-name="P7" draw:layer="layout" svg:width="0.026cm" svg:height="0.38cm" svg:x="25.246cm" svg:y="18.674cm" svg:viewBox="0 0 27 381" draw:points="0,381 27,381 27,0 0,0">
          <text:p/>
        </draw:polygon>
        <draw:polygon draw:style-name="gr30" draw:text-style-name="P8" draw:layer="layout" svg:width="0.026cm" svg:height="0.38cm" svg:x="25.273cm" svg:y="18.674cm" svg:viewBox="0 0 27 381" draw:points="0,381 27,381 27,0 0,0">
          <text:p/>
        </draw:polygon>
        <draw:polygon draw:style-name="gr29" draw:text-style-name="P7" draw:layer="layout" svg:width="0.026cm" svg:height="0.38cm" svg:x="25.299cm" svg:y="18.674cm" svg:viewBox="0 0 27 381" draw:points="0,381 27,381 27,0 0,0">
          <text:p/>
        </draw:polygon>
        <draw:polygon draw:style-name="gr29" draw:text-style-name="P7" draw:layer="layout" svg:width="0.026cm" svg:height="0.38cm" svg:x="25.325cm" svg:y="18.674cm" svg:viewBox="0 0 27 381" draw:points="0,381 27,381 27,0 0,0">
          <text:p/>
        </draw:polygon>
        <draw:polygon draw:style-name="gr30" draw:text-style-name="P8" draw:layer="layout" svg:width="0.026cm" svg:height="0.38cm" svg:x="25.351cm" svg:y="18.674cm" svg:viewBox="0 0 27 381" draw:points="0,381 27,381 27,0 0,0">
          <text:p/>
        </draw:polygon>
        <draw:polygon draw:style-name="gr32" draw:text-style-name="P10" draw:layer="layout" svg:width="0.026cm" svg:height="0.38cm" svg:x="25.379cm" svg:y="18.674cm" svg:viewBox="0 0 27 381" draw:points="0,381 27,381 27,0 0,0">
          <text:p/>
        </draw:polygon>
        <draw:polygon draw:style-name="gr32" draw:text-style-name="P10" draw:layer="layout" svg:width="0.026cm" svg:height="0.38cm" svg:x="25.404cm" svg:y="18.674cm" svg:viewBox="0 0 27 381" draw:points="0,381 27,381 27,0 0,0">
          <text:p/>
        </draw:polygon>
        <draw:polygon draw:style-name="gr32" draw:text-style-name="P10" draw:layer="layout" svg:width="0.026cm" svg:height="0.38cm" svg:x="25.43cm" svg:y="18.674cm" svg:viewBox="0 0 27 381" draw:points="0,381 27,381 27,0 0,0">
          <text:p/>
        </draw:polygon>
        <draw:polygon draw:style-name="gr30" draw:text-style-name="P8" draw:layer="layout" svg:width="0.026cm" svg:height="0.38cm" svg:x="25.456cm" svg:y="18.674cm" svg:viewBox="0 0 27 381" draw:points="0,381 27,381 27,0 0,0">
          <text:p/>
        </draw:polygon>
        <draw:polygon draw:style-name="gr29" draw:text-style-name="P7" draw:layer="layout" svg:width="0.027cm" svg:height="0.38cm" svg:x="25.482cm" svg:y="18.674cm" svg:viewBox="0 0 28 381" draw:points="0,381 28,381 28,0 0,0">
          <text:p/>
        </draw:polygon>
        <draw:polygon draw:style-name="gr29" draw:text-style-name="P7" draw:layer="layout" svg:width="0.026cm" svg:height="0.38cm" svg:x="25.509cm" svg:y="18.674cm" svg:viewBox="0 0 27 381" draw:points="0,381 27,381 27,0 0,0">
          <text:p/>
        </draw:polygon>
        <draw:polygon draw:style-name="gr30" draw:text-style-name="P8" draw:layer="layout" svg:width="0.026cm" svg:height="0.38cm" svg:x="25.535cm" svg:y="18.674cm" svg:viewBox="0 0 27 381" draw:points="0,381 27,381 27,0 0,0">
          <text:p/>
        </draw:polygon>
        <draw:polygon draw:style-name="gr29" draw:text-style-name="P7" draw:layer="layout" svg:width="0.027cm" svg:height="0.38cm" svg:x="25.561cm" svg:y="18.674cm" svg:viewBox="0 0 28 381" draw:points="0,381 28,381 28,0 0,0">
          <text:p/>
        </draw:polygon>
        <draw:polygon draw:style-name="gr29" draw:text-style-name="P7" draw:layer="layout" svg:width="0.026cm" svg:height="0.38cm" svg:x="25.588cm" svg:y="18.674cm" svg:viewBox="0 0 27 381" draw:points="0,381 27,381 27,0 0,0">
          <text:p/>
        </draw:polygon>
        <draw:polygon draw:style-name="gr30" draw:text-style-name="P8" draw:layer="layout" svg:width="0.026cm" svg:height="0.38cm" svg:x="25.614cm" svg:y="18.674cm" svg:viewBox="0 0 27 381" draw:points="0,381 27,381 27,0 0,0">
          <text:p/>
        </draw:polygon>
        <draw:polygon draw:style-name="gr31" draw:text-style-name="P9" draw:layer="layout" svg:width="0.026cm" svg:height="0.38cm" svg:x="25.64cm" svg:y="18.674cm" svg:viewBox="0 0 27 381" draw:points="0,381 27,381 27,0 0,0">
          <text:p/>
        </draw:polygon>
        <draw:polygon draw:style-name="gr31" draw:text-style-name="P9" draw:layer="layout" svg:width="0.026cm" svg:height="0.38cm" svg:x="25.667cm" svg:y="18.674cm" svg:viewBox="0 0 27 381" draw:points="0,381 27,381 27,0 0,0">
          <text:p/>
        </draw:polygon>
        <draw:polygon draw:style-name="gr29" draw:text-style-name="P7" draw:layer="layout" svg:width="0.026cm" svg:height="0.38cm" svg:x="25.693cm" svg:y="18.674cm" svg:viewBox="0 0 27 381" draw:points="0,381 27,381 27,0 0,0">
          <text:p/>
        </draw:polygon>
        <draw:polygon draw:style-name="gr32" draw:text-style-name="P10" draw:layer="layout" svg:width="0.026cm" svg:height="0.38cm" svg:x="25.719cm" svg:y="18.674cm" svg:viewBox="0 0 27 381" draw:points="0,381 27,381 27,0 0,0">
          <text:p/>
        </draw:polygon>
        <draw:polygon draw:style-name="gr30" draw:text-style-name="P8" draw:layer="layout" svg:width="0.026cm" svg:height="0.38cm" svg:x="25.745cm" svg:y="18.674cm" svg:viewBox="0 0 27 381" draw:points="0,381 27,381 27,0 0,0">
          <text:p/>
        </draw:polygon>
        <draw:polygon draw:style-name="gr32" draw:text-style-name="P10" draw:layer="layout" svg:width="0.026cm" svg:height="0.38cm" svg:x="25.772cm" svg:y="18.674cm" svg:viewBox="0 0 27 381" draw:points="0,381 27,381 27,0 0,0">
          <text:p/>
        </draw:polygon>
        <draw:polygon draw:style-name="gr30" draw:text-style-name="P8" draw:layer="layout" svg:width="0.026cm" svg:height="0.38cm" svg:x="25.798cm" svg:y="18.674cm" svg:viewBox="0 0 27 381" draw:points="0,381 27,381 27,0 0,0">
          <text:p/>
        </draw:polygon>
        <draw:polygon draw:style-name="gr32" draw:text-style-name="P10" draw:layer="layout" svg:width="0.026cm" svg:height="0.38cm" svg:x="25.824cm" svg:y="18.674cm" svg:viewBox="0 0 27 381" draw:points="0,381 27,381 27,0 0,0">
          <text:p/>
        </draw:polygon>
        <draw:polygon draw:style-name="gr32" draw:text-style-name="P10" draw:layer="layout" svg:width="0.027cm" svg:height="0.38cm" svg:x="25.85cm" svg:y="18.674cm" svg:viewBox="0 0 28 381" draw:points="0,381 28,381 28,0 0,0">
          <text:p/>
        </draw:polygon>
        <draw:polygon draw:style-name="gr31" draw:text-style-name="P9" draw:layer="layout" svg:width="0.026cm" svg:height="0.38cm" svg:x="25.877cm" svg:y="18.674cm" svg:viewBox="0 0 27 381" draw:points="0,381 27,381 27,0 0,0">
          <text:p/>
        </draw:polygon>
        <draw:polygon draw:style-name="gr31" draw:text-style-name="P9" draw:layer="layout" svg:width="0.026cm" svg:height="0.38cm" svg:x="25.903cm" svg:y="18.674cm" svg:viewBox="0 0 27 381" draw:points="0,381 27,381 27,0 0,0">
          <text:p/>
        </draw:polygon>
        <draw:polygon draw:style-name="gr30" draw:text-style-name="P8" draw:layer="layout" svg:width="0.026cm" svg:height="0.38cm" svg:x="25.929cm" svg:y="18.674cm" svg:viewBox="0 0 27 381" draw:points="0,381 27,381 27,0 0,0">
          <text:p/>
        </draw:polygon>
        <draw:polygon draw:style-name="gr32" draw:text-style-name="P10" draw:layer="layout" svg:width="0.026cm" svg:height="0.38cm" svg:x="25.956cm" svg:y="18.674cm" svg:viewBox="0 0 27 381" draw:points="0,381 27,381 27,0 0,0">
          <text:p/>
        </draw:polygon>
        <draw:polygon draw:style-name="gr30" draw:text-style-name="P8" draw:layer="layout" svg:width="0.026cm" svg:height="0.38cm" svg:x="25.982cm" svg:y="18.674cm" svg:viewBox="0 0 27 381" draw:points="0,381 27,381 27,0 0,0">
          <text:p/>
        </draw:polygon>
        <draw:polygon draw:style-name="gr32" draw:text-style-name="P10" draw:layer="layout" svg:width="0.026cm" svg:height="0.38cm" svg:x="26.008cm" svg:y="18.674cm" svg:viewBox="0 0 27 381" draw:points="0,381 27,381 27,0 0,0">
          <text:p/>
        </draw:polygon>
        <draw:polygon draw:style-name="gr30" draw:text-style-name="P8" draw:layer="layout" svg:width="0.026cm" svg:height="0.38cm" svg:x="26.034cm" svg:y="18.674cm" svg:viewBox="0 0 27 381" draw:points="0,381 27,381 27,0 0,0">
          <text:p/>
        </draw:polygon>
        <draw:polygon draw:style-name="gr31" draw:text-style-name="P9" draw:layer="layout" svg:width="0.026cm" svg:height="0.38cm" svg:x="26.061cm" svg:y="18.674cm" svg:viewBox="0 0 27 381" draw:points="0,381 27,381 27,0 0,0">
          <text:p/>
        </draw:polygon>
        <draw:polygon draw:style-name="gr30" draw:text-style-name="P8" draw:layer="layout" svg:width="0.026cm" svg:height="0.38cm" svg:x="26.087cm" svg:y="18.674cm" svg:viewBox="0 0 27 381" draw:points="0,381 27,381 27,0 0,0">
          <text:p/>
        </draw:polygon>
        <draw:polygon draw:style-name="gr29" draw:text-style-name="P7" draw:layer="layout" svg:width="0.026cm" svg:height="0.38cm" svg:x="26.113cm" svg:y="18.674cm" svg:viewBox="0 0 27 381" draw:points="0,381 27,381 27,0 0,0">
          <text:p/>
        </draw:polygon>
        <draw:polygon draw:style-name="gr32" draw:text-style-name="P10" draw:layer="layout" svg:width="0.026cm" svg:height="0.38cm" svg:x="26.139cm" svg:y="18.674cm" svg:viewBox="0 0 27 381" draw:points="0,381 27,381 27,0 0,0">
          <text:p/>
        </draw:polygon>
        <draw:polygon draw:style-name="gr30" draw:text-style-name="P8" draw:layer="layout" svg:width="0.026cm" svg:height="0.38cm" svg:x="26.166cm" svg:y="18.674cm" svg:viewBox="0 0 27 381" draw:points="0,381 27,381 27,0 0,0">
          <text:p/>
        </draw:polygon>
        <draw:polygon draw:style-name="gr31" draw:text-style-name="P9" draw:layer="layout" svg:width="0.026cm" svg:height="0.38cm" svg:x="26.192cm" svg:y="18.674cm" svg:viewBox="0 0 27 381" draw:points="0,381 27,381 27,0 0,0">
          <text:p/>
        </draw:polygon>
        <draw:polygon draw:style-name="gr29" draw:text-style-name="P7" draw:layer="layout" svg:width="0.026cm" svg:height="0.38cm" svg:x="26.218cm" svg:y="18.674cm" svg:viewBox="0 0 27 381" draw:points="0,381 27,381 27,0 0,0">
          <text:p/>
        </draw:polygon>
        <draw:polygon draw:style-name="gr32" draw:text-style-name="P10" draw:layer="layout" svg:width="0.027cm" svg:height="0.38cm" svg:x="26.244cm" svg:y="18.674cm" svg:viewBox="0 0 28 381" draw:points="0,381 28,381 28,0 0,0">
          <text:p/>
        </draw:polygon>
        <draw:polygon draw:style-name="gr31" draw:text-style-name="P9" draw:layer="layout" svg:width="0.026cm" svg:height="0.38cm" svg:x="26.271cm" svg:y="18.674cm" svg:viewBox="0 0 27 381" draw:points="0,381 27,381 27,0 0,0">
          <text:p/>
        </draw:polygon>
        <draw:polygon draw:style-name="gr29" draw:text-style-name="P7" draw:layer="layout" svg:width="0.026cm" svg:height="0.38cm" svg:x="26.297cm" svg:y="18.674cm" svg:viewBox="0 0 27 381" draw:points="0,381 27,381 27,0 0,0">
          <text:p/>
        </draw:polygon>
        <draw:polygon draw:style-name="gr29" draw:text-style-name="P7" draw:layer="layout" svg:width="0.027cm" svg:height="0.38cm" svg:x="26.323cm" svg:y="18.674cm" svg:viewBox="0 0 28 381" draw:points="0,381 28,381 28,0 0,0">
          <text:p/>
        </draw:polygon>
        <draw:polygon draw:style-name="gr31" draw:text-style-name="P9" draw:layer="layout" svg:width="0.026cm" svg:height="0.38cm" svg:x="26.35cm" svg:y="18.674cm" svg:viewBox="0 0 27 381" draw:points="0,381 27,381 27,0 0,0">
          <text:p/>
        </draw:polygon>
        <draw:polygon draw:style-name="gr29" draw:text-style-name="P7" draw:layer="layout" svg:width="0.026cm" svg:height="0.38cm" svg:x="26.376cm" svg:y="18.674cm" svg:viewBox="0 0 27 381" draw:points="0,381 27,381 27,0 0,0">
          <text:p/>
        </draw:polygon>
        <draw:polygon draw:style-name="gr29" draw:text-style-name="P7" draw:layer="layout" svg:width="0.026cm" svg:height="0.38cm" svg:x="26.402cm" svg:y="18.674cm" svg:viewBox="0 0 27 381" draw:points="0,381 27,381 27,0 0,0">
          <text:p/>
        </draw:polygon>
        <draw:polygon draw:style-name="gr30" draw:text-style-name="P8" draw:layer="layout" svg:width="0.026cm" svg:height="0.38cm" svg:x="26.428cm" svg:y="18.674cm" svg:viewBox="0 0 27 381" draw:points="0,381 27,381 27,0 0,0">
          <text:p/>
        </draw:polygon>
        <draw:polygon draw:style-name="gr31" draw:text-style-name="P9" draw:layer="layout" svg:width="0.026cm" svg:height="0.38cm" svg:x="26.455cm" svg:y="18.674cm" svg:viewBox="0 0 27 381" draw:points="0,381 27,381 27,0 0,0">
          <text:p/>
        </draw:polygon>
        <draw:polygon draw:style-name="gr30" draw:text-style-name="P8" draw:layer="layout" svg:width="0.026cm" svg:height="0.38cm" svg:x="26.481cm" svg:y="18.674cm" svg:viewBox="0 0 27 381" draw:points="0,381 27,381 27,0 0,0">
          <text:p/>
        </draw:polygon>
        <draw:polygon draw:style-name="gr29" draw:text-style-name="P7" draw:layer="layout" svg:width="0.026cm" svg:height="0.38cm" svg:x="26.507cm" svg:y="18.674cm" svg:viewBox="0 0 27 381" draw:points="0,381 27,381 27,0 0,0">
          <text:p/>
        </draw:polygon>
        <draw:polygon draw:style-name="gr31" draw:text-style-name="P9" draw:layer="layout" svg:width="0.027cm" svg:height="0.38cm" svg:x="26.533cm" svg:y="18.674cm" svg:viewBox="0 0 28 381" draw:points="0,381 28,381 28,0 0,0">
          <text:p/>
        </draw:polygon>
        <draw:polygon draw:style-name="gr30" draw:text-style-name="P8" draw:layer="layout" svg:width="0.026cm" svg:height="0.38cm" svg:x="26.56cm" svg:y="18.674cm" svg:viewBox="0 0 27 381" draw:points="0,381 27,381 27,0 0,0">
          <text:p/>
        </draw:polygon>
        <draw:polygon draw:style-name="gr31" draw:text-style-name="P9" draw:layer="layout" svg:width="0.026cm" svg:height="0.38cm" svg:x="26.586cm" svg:y="18.674cm" svg:viewBox="0 0 27 381" draw:points="0,381 27,381 27,0 0,0">
          <text:p/>
        </draw:polygon>
        <draw:polygon draw:style-name="gr29" draw:text-style-name="P7" draw:layer="layout" svg:width="0.027cm" svg:height="0.38cm" svg:x="26.612cm" svg:y="18.674cm" svg:viewBox="0 0 28 381" draw:points="0,381 28,381 28,0 0,0">
          <text:p/>
        </draw:polygon>
        <draw:polygon draw:style-name="gr29" draw:text-style-name="P7" draw:layer="layout" svg:width="0.026cm" svg:height="0.38cm" svg:x="26.639cm" svg:y="18.674cm" svg:viewBox="0 0 27 381" draw:points="0,381 27,381 27,0 0,0">
          <text:p/>
        </draw:polygon>
        <draw:polygon draw:style-name="gr29" draw:text-style-name="P7" draw:layer="layout" svg:width="0.026cm" svg:height="0.38cm" svg:x="26.665cm" svg:y="18.674cm" svg:viewBox="0 0 27 381" draw:points="0,381 27,381 27,0 0,0">
          <text:p/>
        </draw:polygon>
        <draw:polygon draw:style-name="gr32" draw:text-style-name="P10" draw:layer="layout" svg:width="0.026cm" svg:height="0.38cm" svg:x="26.691cm" svg:y="18.674cm" svg:viewBox="0 0 27 381" draw:points="0,381 27,381 27,0 0,0">
          <text:p/>
        </draw:polygon>
        <draw:polygon draw:style-name="gr31" draw:text-style-name="P9" draw:layer="layout" svg:width="0.026cm" svg:height="0.38cm" svg:x="26.718cm" svg:y="18.674cm" svg:viewBox="0 0 27 381" draw:points="0,381 27,381 27,0 0,0">
          <text:p/>
        </draw:polygon>
        <draw:polygon draw:style-name="gr30" draw:text-style-name="P8" draw:layer="layout" svg:width="0.026cm" svg:height="0.38cm" svg:x="26.744cm" svg:y="18.674cm" svg:viewBox="0 0 27 381" draw:points="0,381 27,381 27,0 0,0">
          <text:p/>
        </draw:polygon>
        <draw:polygon draw:style-name="gr31" draw:text-style-name="P9" draw:layer="layout" svg:width="0.026cm" svg:height="0.38cm" svg:x="26.77cm" svg:y="18.674cm" svg:viewBox="0 0 27 381" draw:points="0,381 27,381 27,0 0,0">
          <text:p/>
        </draw:polygon>
        <draw:polygon draw:style-name="gr29" draw:text-style-name="P7" draw:layer="layout" svg:width="0.026cm" svg:height="0.38cm" svg:x="26.796cm" svg:y="18.674cm" svg:viewBox="0 0 27 381" draw:points="0,381 27,381 27,0 0,0">
          <text:p/>
        </draw:polygon>
        <draw:polygon draw:style-name="gr32" draw:text-style-name="P10" draw:layer="layout" svg:width="0.026cm" svg:height="0.38cm" svg:x="26.823cm" svg:y="18.674cm" svg:viewBox="0 0 27 381" draw:points="0,381 27,381 27,0 0,0">
          <text:p/>
        </draw:polygon>
        <draw:polygon draw:style-name="gr29" draw:text-style-name="P7" draw:layer="layout" svg:width="0.026cm" svg:height="0.38cm" svg:x="26.849cm" svg:y="18.674cm" svg:viewBox="0 0 27 381" draw:points="0,381 27,381 27,0 0,0">
          <text:p/>
        </draw:polygon>
        <draw:polygon draw:style-name="gr29" draw:text-style-name="P7" draw:layer="layout" svg:width="0.026cm" svg:height="0.38cm" svg:x="26.875cm" svg:y="18.674cm" svg:viewBox="0 0 27 381" draw:points="0,381 27,381 27,0 0,0">
          <text:p/>
        </draw:polygon>
        <draw:polygon draw:style-name="gr31" draw:text-style-name="P9" draw:layer="layout" svg:width="0.026cm" svg:height="0.38cm" svg:x="26.901cm" svg:y="18.674cm" svg:viewBox="0 0 27 381" draw:points="0,381 27,381 27,0 0,0">
          <text:p/>
        </draw:polygon>
        <draw:polygon draw:style-name="gr32" draw:text-style-name="P10" draw:layer="layout" svg:width="0.027cm" svg:height="0.38cm" svg:x="26.927cm" svg:y="18.674cm" svg:viewBox="0 0 28 381" draw:points="0,381 28,381 28,0 0,0">
          <text:p/>
        </draw:polygon>
        <draw:polygon draw:style-name="gr29" draw:text-style-name="P7" draw:layer="layout" svg:width="0.026cm" svg:height="0.38cm" svg:x="26.954cm" svg:y="18.674cm" svg:viewBox="0 0 27 381" draw:points="0,381 27,381 27,0 0,0">
          <text:p/>
        </draw:polygon>
        <draw:polygon draw:style-name="gr29" draw:text-style-name="P7" draw:layer="layout" svg:width="0.026cm" svg:height="0.38cm" svg:x="26.98cm" svg:y="18.674cm" svg:viewBox="0 0 27 381" draw:points="0,381 27,381 27,0 0,0">
          <text:p/>
        </draw:polygon>
        <draw:polygon draw:style-name="gr32" draw:text-style-name="P10" draw:layer="layout" svg:width="0.027cm" svg:height="0.38cm" svg:x="27.006cm" svg:y="18.674cm" svg:viewBox="0 0 28 381" draw:points="0,381 28,381 28,0 0,0">
          <text:p/>
        </draw:polygon>
        <draw:polygon draw:style-name="gr31" draw:text-style-name="P9" draw:layer="layout" svg:width="0.026cm" svg:height="0.38cm" svg:x="27.033cm" svg:y="18.674cm" svg:viewBox="0 0 27 381" draw:points="0,381 27,381 27,0 0,0">
          <text:p/>
        </draw:polygon>
        <draw:polygon draw:style-name="gr32" draw:text-style-name="P10" draw:layer="layout" svg:width="0.026cm" svg:height="0.38cm" svg:x="27.06cm" svg:y="18.674cm" svg:viewBox="0 0 27 381" draw:points="0,381 27,381 27,0 0,0">
          <text:p/>
        </draw:polygon>
        <draw:polygon draw:style-name="gr31" draw:text-style-name="P9" draw:layer="layout" svg:width="0.026cm" svg:height="0.38cm" svg:x="27.085cm" svg:y="18.674cm" svg:viewBox="0 0 27 381" draw:points="0,381 27,381 27,0 0,0">
          <text:p/>
        </draw:polygon>
        <draw:polygon draw:style-name="gr29" draw:text-style-name="P7" draw:layer="layout" svg:width="0.026cm" svg:height="0.38cm" svg:x="27.112cm" svg:y="18.674cm" svg:viewBox="0 0 27 381" draw:points="0,381 27,381 27,0 0,0">
          <text:p/>
        </draw:polygon>
        <draw:polygon draw:style-name="gr29" draw:text-style-name="P7" draw:layer="layout" svg:width="0.026cm" svg:height="0.38cm" svg:x="27.138cm" svg:y="18.674cm" svg:viewBox="0 0 27 381" draw:points="0,381 27,381 27,0 0,0">
          <text:p/>
        </draw:polygon>
        <draw:polygon draw:style-name="gr32" draw:text-style-name="P10" draw:layer="layout" svg:width="0.026cm" svg:height="0.38cm" svg:x="27.164cm" svg:y="18.674cm" svg:viewBox="0 0 27 381" draw:points="0,381 27,381 27,0 0,0">
          <text:p/>
        </draw:polygon>
        <draw:polygon draw:style-name="gr32" draw:text-style-name="P10" draw:layer="layout" svg:width="0.026cm" svg:height="0.38cm" svg:x="27.19cm" svg:y="18.674cm" svg:viewBox="0 0 27 381" draw:points="0,381 27,381 27,0 0,0">
          <text:p/>
        </draw:polygon>
        <draw:polygon draw:style-name="gr31" draw:text-style-name="P9" draw:layer="layout" svg:width="0.026cm" svg:height="0.38cm" svg:x="27.217cm" svg:y="18.674cm" svg:viewBox="0 0 27 381" draw:points="0,381 27,381 27,0 0,0">
          <text:p/>
        </draw:polygon>
        <draw:polygon draw:style-name="gr30" draw:text-style-name="P8" draw:layer="layout" svg:width="0.026cm" svg:height="0.38cm" svg:x="27.243cm" svg:y="18.674cm" svg:viewBox="0 0 27 381" draw:points="0,381 27,381 27,0 0,0">
          <text:p/>
        </draw:polygon>
        <draw:polygon draw:style-name="gr29" draw:text-style-name="P7" draw:layer="layout" svg:width="0.026cm" svg:height="0.38cm" svg:x="27.269cm" svg:y="18.674cm" svg:viewBox="0 0 27 381" draw:points="0,381 27,381 27,0 0,0">
          <text:p/>
        </draw:polygon>
        <draw:polygon draw:style-name="gr31" draw:text-style-name="P9" draw:layer="layout" svg:width="0.027cm" svg:height="0.38cm" svg:x="27.295cm" svg:y="18.674cm" svg:viewBox="0 0 28 381" draw:points="0,381 28,381 28,0 0,0">
          <text:p/>
        </draw:polygon>
        <draw:polygon draw:style-name="gr29" draw:text-style-name="P7" draw:layer="layout" svg:width="0.026cm" svg:height="0.38cm" svg:x="27.322cm" svg:y="18.674cm" svg:viewBox="0 0 27 381" draw:points="0,381 27,381 27,0 0,0">
          <text:p/>
        </draw:polygon>
        <draw:polygon draw:style-name="gr29" draw:text-style-name="P7" draw:layer="layout" svg:width="0.026cm" svg:height="0.38cm" svg:x="27.348cm" svg:y="18.674cm" svg:viewBox="0 0 27 381" draw:points="0,381 27,381 27,0 0,0">
          <text:p/>
        </draw:polygon>
        <draw:polygon draw:style-name="gr32" draw:text-style-name="P10" draw:layer="layout" svg:width="0.026cm" svg:height="0.38cm" svg:x="27.374cm" svg:y="18.674cm" svg:viewBox="0 0 27 381" draw:points="0,381 27,381 27,0 0,0">
          <text:p/>
        </draw:polygon>
        <draw:polygon draw:style-name="gr32" draw:text-style-name="P10" draw:layer="layout" svg:width="0.026cm" svg:height="0.38cm" svg:x="27.401cm" svg:y="18.674cm" svg:viewBox="0 0 27 381" draw:points="0,381 27,381 27,0 0,0">
          <text:p/>
        </draw:polygon>
        <draw:polygon draw:style-name="gr30" draw:text-style-name="P8" draw:layer="layout" svg:width="0.026cm" svg:height="0.38cm" svg:x="27.427cm" svg:y="18.674cm" svg:viewBox="0 0 27 381" draw:points="0,381 27,381 27,0 0,0">
          <text:p/>
        </draw:polygon>
        <draw:polygon draw:style-name="gr29" draw:text-style-name="P7" draw:layer="layout" svg:width="0.026cm" svg:height="0.38cm" svg:x="27.453cm" svg:y="18.674cm" svg:viewBox="0 0 27 381" draw:points="0,381 27,381 27,0 0,0">
          <text:p/>
        </draw:polygon>
        <draw:polygon draw:style-name="gr31" draw:text-style-name="P9" draw:layer="layout" svg:width="0.026cm" svg:height="0.38cm" svg:x="27.48cm" svg:y="18.674cm" svg:viewBox="0 0 27 381" draw:points="0,381 27,381 27,0 0,0">
          <text:p/>
        </draw:polygon>
        <draw:polygon draw:style-name="gr32" draw:text-style-name="P10" draw:layer="layout" svg:width="0.026cm" svg:height="0.38cm" svg:x="27.506cm" svg:y="18.674cm" svg:viewBox="0 0 27 381" draw:points="0,381 27,381 27,0 0,0">
          <text:p/>
        </draw:polygon>
        <draw:polygon draw:style-name="gr31" draw:text-style-name="P9" draw:layer="layout" svg:width="0.026cm" svg:height="0.38cm" svg:x="27.532cm" svg:y="18.674cm" svg:viewBox="0 0 27 381" draw:points="0,381 27,381 27,0 0,0">
          <text:p/>
        </draw:polygon>
        <draw:polygon draw:style-name="gr29" draw:text-style-name="P7" draw:layer="layout" svg:width="0.026cm" svg:height="0.38cm" svg:x="27.558cm" svg:y="18.674cm" svg:viewBox="0 0 27 381" draw:points="0,381 27,381 27,0 0,0">
          <text:p/>
        </draw:polygon>
        <draw:polygon draw:style-name="gr29" draw:text-style-name="P7" draw:layer="layout" svg:width="0.026cm" svg:height="0.38cm" svg:x="27.584cm" svg:y="18.674cm" svg:viewBox="0 0 27 381" draw:points="0,381 27,381 27,0 0,0">
          <text:p/>
        </draw:polygon>
        <draw:polygon draw:style-name="gr32" draw:text-style-name="P10" draw:layer="layout" svg:width="0.026cm" svg:height="0.38cm" svg:x="27.611cm" svg:y="18.674cm" svg:viewBox="0 0 27 381" draw:points="0,381 27,381 27,0 0,0">
          <text:p/>
        </draw:polygon>
        <draw:polygon draw:style-name="gr30" draw:text-style-name="P8" draw:layer="layout" svg:width="0.026cm" svg:height="0.38cm" svg:x="27.637cm" svg:y="18.674cm" svg:viewBox="0 0 27 381" draw:points="0,381 27,381 27,0 0,0">
          <text:p/>
        </draw:polygon>
        <draw:polygon draw:style-name="gr29" draw:text-style-name="P7" draw:layer="layout" svg:width="0.026cm" svg:height="0.38cm" svg:x="27.663cm" svg:y="18.674cm" svg:viewBox="0 0 27 381" draw:points="0,381 27,381 27,0 0,0">
          <text:p/>
        </draw:polygon>
        <draw:polygon draw:style-name="gr32" draw:text-style-name="P10" draw:layer="layout" svg:width="0.027cm" svg:height="0.38cm" svg:x="27.689cm" svg:y="18.674cm" svg:viewBox="0 0 28 381" draw:points="0,381 28,381 28,0 0,0">
          <text:p/>
        </draw:polygon>
        <draw:polygon draw:style-name="gr30" draw:text-style-name="P8" draw:layer="layout" svg:width="0.026cm" svg:height="0.38cm" svg:x="27.716cm" svg:y="18.674cm" svg:viewBox="0 0 27 381" draw:points="0,381 27,381 27,0 0,0">
          <text:p/>
        </draw:polygon>
        <draw:polygon draw:style-name="gr31" draw:text-style-name="P9" draw:layer="layout" svg:width="0.026cm" svg:height="0.38cm" svg:x="27.742cm" svg:y="18.674cm" svg:viewBox="0 0 27 381" draw:points="0,381 27,381 27,0 0,0">
          <text:p/>
        </draw:polygon>
        <draw:polygon draw:style-name="gr29" draw:text-style-name="P7" draw:layer="layout" svg:width="0.026cm" svg:height="0.38cm" svg:x="27.768cm" svg:y="18.674cm" svg:viewBox="0 0 27 381" draw:points="0,381 27,381 27,0 0,0">
          <text:p/>
        </draw:polygon>
        <draw:polygon draw:style-name="gr29" draw:text-style-name="P7" draw:layer="layout" svg:width="0.026cm" svg:height="0.38cm" svg:x="27.795cm" svg:y="18.674cm" svg:viewBox="0 0 27 381" draw:points="0,381 27,381 27,0 0,0">
          <text:p/>
        </draw:polygon>
        <draw:polygon draw:style-name="gr32" draw:text-style-name="P10" draw:layer="layout" svg:width="0.026cm" svg:height="0.38cm" svg:x="27.821cm" svg:y="18.674cm" svg:viewBox="0 0 27 381" draw:points="0,381 27,381 27,0 0,0">
          <text:p/>
        </draw:polygon>
        <draw:polygon draw:style-name="gr30" draw:text-style-name="P8" draw:layer="layout" svg:width="0.026cm" svg:height="0.38cm" svg:x="27.847cm" svg:y="18.674cm" svg:viewBox="0 0 27 381" draw:points="0,381 27,381 27,0 0,0">
          <text:p/>
        </draw:polygon>
        <draw:polygon draw:style-name="gr32" draw:text-style-name="P10" draw:layer="layout" svg:width="0.026cm" svg:height="0.38cm" svg:x="27.873cm" svg:y="18.674cm" svg:viewBox="0 0 27 381" draw:points="0,381 27,381 27,0 0,0">
          <text:p/>
        </draw:polygon>
        <draw:polygon draw:style-name="gr32" draw:text-style-name="P10" draw:layer="layout" svg:width="0.026cm" svg:height="0.38cm" svg:x="27.9cm" svg:y="18.674cm" svg:viewBox="0 0 27 381" draw:points="0,381 27,381 27,0 0,0">
          <text:p/>
        </draw:polygon>
        <draw:polygon draw:style-name="gr32" draw:text-style-name="P10" draw:layer="layout" svg:width="0.026cm" svg:height="0.38cm" svg:x="27.926cm" svg:y="18.674cm" svg:viewBox="0 0 27 381" draw:points="0,381 27,381 27,0 0,0">
          <text:p/>
        </draw:polygon>
        <draw:polygon draw:style-name="gr31" draw:text-style-name="P9" draw:layer="layout" svg:width="0.026cm" svg:height="0.38cm" svg:x="27.952cm" svg:y="18.674cm" svg:viewBox="0 0 27 381" draw:points="0,381 27,381 27,0 0,0">
          <text:p/>
        </draw:polygon>
        <draw:polygon draw:style-name="gr29" draw:text-style-name="P7" draw:layer="layout" svg:width="0.026cm" svg:height="0.38cm" svg:x="27.978cm" svg:y="18.674cm" svg:viewBox="0 0 27 381" draw:points="0,381 27,381 27,0 0,0">
          <text:p/>
        </draw:polygon>
        <draw:polygon draw:style-name="gr29" draw:text-style-name="P7" draw:layer="layout" svg:width="0.026cm" svg:height="0.38cm" svg:x="28.005cm" svg:y="18.674cm" svg:viewBox="0 0 27 381" draw:points="0,381 27,381 27,0 0,0">
          <text:p/>
        </draw:polygon>
        <draw:polygon draw:style-name="gr30" draw:text-style-name="P8" draw:layer="layout" svg:width="0.026cm" svg:height="0.38cm" svg:x="28.031cm" svg:y="18.674cm" svg:viewBox="0 0 27 381" draw:points="0,381 27,381 27,0 0,0">
          <text:p/>
        </draw:polygon>
        <draw:polygon draw:style-name="gr31" draw:text-style-name="P9" draw:layer="layout" svg:width="0.027cm" svg:height="0.38cm" svg:x="28.057cm" svg:y="18.674cm" svg:viewBox="0 0 28 381" draw:points="0,381 28,381 28,0 0,0">
          <text:p/>
        </draw:polygon>
        <draw:polygon draw:style-name="gr30" draw:text-style-name="P8" draw:layer="layout" svg:width="0.026cm" svg:height="0.38cm" svg:x="28.084cm" svg:y="18.674cm" svg:viewBox="0 0 27 381" draw:points="0,381 27,381 27,0 0,0">
          <text:p/>
        </draw:polygon>
        <draw:polygon draw:style-name="gr29" draw:text-style-name="P7" draw:layer="layout" svg:width="0.026cm" svg:height="0.38cm" svg:x="28.11cm" svg:y="18.674cm" svg:viewBox="0 0 27 381" draw:points="0,381 27,381 27,0 0,0">
          <text:p/>
        </draw:polygon>
        <draw:polygon draw:style-name="gr30" draw:text-style-name="P8" draw:layer="layout" svg:width="0.026cm" svg:height="0.38cm" svg:x="28.136cm" svg:y="18.674cm" svg:viewBox="0 0 27 381" draw:points="0,381 27,381 27,0 0,0">
          <text:p/>
        </draw:polygon>
        <draw:polygon draw:style-name="gr30" draw:text-style-name="P8" draw:layer="layout" svg:width="0.026cm" svg:height="0.38cm" svg:x="28.163cm" svg:y="18.674cm" svg:viewBox="0 0 27 381" draw:points="0,381 27,381 27,0 0,0">
          <text:p/>
        </draw:polygon>
        <draw:polygon draw:style-name="gr32" draw:text-style-name="P10" draw:layer="layout" svg:width="0.026cm" svg:height="0.38cm" svg:x="28.189cm" svg:y="18.674cm" svg:viewBox="0 0 27 381" draw:points="0,381 27,381 27,0 0,0">
          <text:p/>
        </draw:polygon>
        <draw:polygon draw:style-name="gr32" draw:text-style-name="P10" draw:layer="layout" svg:width="0.026cm" svg:height="0.38cm" svg:x="28.215cm" svg:y="18.674cm" svg:viewBox="0 0 27 381" draw:points="0,381 27,381 27,0 0,0">
          <text:p/>
        </draw:polygon>
        <draw:polygon draw:style-name="gr31" draw:text-style-name="P9" draw:layer="layout" svg:width="0.026cm" svg:height="0.38cm" svg:x="28.241cm" svg:y="18.674cm" svg:viewBox="0 0 27 381" draw:points="0,381 27,381 27,0 0,0">
          <text:p/>
        </draw:polygon>
        <draw:polygon draw:style-name="gr30" draw:text-style-name="P8" draw:layer="layout" svg:width="0.026cm" svg:height="0.38cm" svg:x="28.267cm" svg:y="18.674cm" svg:viewBox="0 0 27 381" draw:points="0,381 27,381 27,0 0,0">
          <text:p/>
        </draw:polygon>
        <draw:polygon draw:style-name="gr31" draw:text-style-name="P9" draw:layer="layout" svg:width="0.026cm" svg:height="0.38cm" svg:x="28.294cm" svg:y="18.674cm" svg:viewBox="0 0 27 381" draw:points="0,381 27,381 27,0 0,0">
          <text:p/>
        </draw:polygon>
        <draw:polygon draw:style-name="gr30" draw:text-style-name="P8" draw:layer="layout" svg:width="0.026cm" svg:height="0.38cm" svg:x="28.32cm" svg:y="18.674cm" svg:viewBox="0 0 27 381" draw:points="0,381 27,381 27,0 0,0">
          <text:p/>
        </draw:polygon>
        <draw:polygon draw:style-name="gr30" draw:text-style-name="P8" draw:layer="layout" svg:width="0.026cm" svg:height="0.38cm" svg:x="28.346cm" svg:y="18.674cm" svg:viewBox="0 0 27 381" draw:points="0,381 27,381 27,0 0,0">
          <text:p/>
        </draw:polygon>
        <draw:polygon draw:style-name="gr30" draw:text-style-name="P8" draw:layer="layout" svg:width="0.027cm" svg:height="0.38cm" svg:x="28.372cm" svg:y="18.674cm" svg:viewBox="0 0 28 381" draw:points="0,381 28,381 28,0 0,0">
          <text:p/>
        </draw:polygon>
        <draw:polygon draw:style-name="gr32" draw:text-style-name="P10" draw:layer="layout" svg:width="0.026cm" svg:height="0.38cm" svg:x="28.399cm" svg:y="18.674cm" svg:viewBox="0 0 27 381" draw:points="0,381 27,381 27,0 0,0">
          <text:p/>
        </draw:polygon>
        <draw:polygon draw:style-name="gr32" draw:text-style-name="P10" draw:layer="layout" svg:width="0.026cm" svg:height="0.38cm" svg:x="28.425cm" svg:y="18.674cm" svg:viewBox="0 0 27 381" draw:points="0,381 27,381 27,0 0,0">
          <text:p/>
        </draw:polygon>
        <draw:polygon draw:style-name="gr32" draw:text-style-name="P10" draw:layer="layout" svg:width="0.027cm" svg:height="0.38cm" svg:x="28.451cm" svg:y="18.674cm" svg:viewBox="0 0 28 381" draw:points="0,381 28,381 28,0 0,0">
          <text:p/>
        </draw:polygon>
        <draw:polygon draw:style-name="gr31" draw:text-style-name="P9" draw:layer="layout" svg:width="0.026cm" svg:height="0.38cm" svg:x="28.478cm" svg:y="18.674cm" svg:viewBox="0 0 27 381" draw:points="0,381 27,381 27,0 0,0">
          <text:p/>
        </draw:polygon>
        <draw:polygon draw:style-name="gr31" draw:text-style-name="P9" draw:layer="layout" svg:width="0.026cm" svg:height="0.38cm" svg:x="28.504cm" svg:y="18.674cm" svg:viewBox="0 0 27 381" draw:points="0,381 27,381 27,0 0,0">
          <text:p/>
        </draw:polygon>
        <draw:polygon draw:style-name="gr32" draw:text-style-name="P10" draw:layer="layout" svg:width="0.026cm" svg:height="0.38cm" svg:x="28.53cm" svg:y="18.674cm" svg:viewBox="0 0 27 381" draw:points="0,381 27,381 27,0 0,0">
          <text:p/>
        </draw:polygon>
        <draw:polygon draw:style-name="gr29" draw:text-style-name="P7" draw:layer="layout" svg:width="0.026cm" svg:height="0.38cm" svg:x="28.557cm" svg:y="18.674cm" svg:viewBox="0 0 27 381" draw:points="0,381 27,381 27,0 0,0">
          <text:p/>
        </draw:polygon>
        <draw:polygon draw:style-name="gr32" draw:text-style-name="P10" draw:layer="layout" svg:width="0.026cm" svg:height="0.38cm" svg:x="28.583cm" svg:y="18.674cm" svg:viewBox="0 0 27 381" draw:points="0,381 27,381 27,0 0,0">
          <text:p/>
        </draw:polygon>
        <draw:polygon draw:style-name="gr32" draw:text-style-name="P10" draw:layer="layout" svg:width="0.026cm" svg:height="0.38cm" svg:x="28.609cm" svg:y="18.674cm" svg:viewBox="0 0 27 381" draw:points="0,381 27,381 27,0 0,0">
          <text:p/>
        </draw:polygon>
        <draw:polygon draw:style-name="gr30" draw:text-style-name="P8" draw:layer="layout" svg:width="0.026cm" svg:height="0.38cm" svg:x="28.635cm" svg:y="18.674cm" svg:viewBox="0 0 27 381" draw:points="0,381 27,381 27,0 0,0">
          <text:p/>
        </draw:polygon>
        <draw:polygon draw:style-name="gr30" draw:text-style-name="P8" draw:layer="layout" svg:width="0.026cm" svg:height="0.38cm" svg:x="28.662cm" svg:y="18.674cm" svg:viewBox="0 0 27 381" draw:points="0,381 27,381 27,0 0,0">
          <text:p/>
        </draw:polygon>
        <draw:polygon draw:style-name="gr31" draw:text-style-name="P9" draw:layer="layout" svg:width="0.026cm" svg:height="0.38cm" svg:x="28.688cm" svg:y="18.674cm" svg:viewBox="0 0 27 381" draw:points="0,381 27,381 27,0 0,0">
          <text:p/>
        </draw:polygon>
        <draw:polygon draw:style-name="gr29" draw:text-style-name="P7" draw:layer="layout" svg:width="0.026cm" svg:height="0.38cm" svg:x="28.714cm" svg:y="18.674cm" svg:viewBox="0 0 27 381" draw:points="0,381 27,381 27,0 0,0">
          <text:p/>
        </draw:polygon>
        <draw:polygon draw:style-name="gr32" draw:text-style-name="P10" draw:layer="layout" svg:width="0.026cm" svg:height="0.38cm" svg:x="28.74cm" svg:y="18.674cm" svg:viewBox="0 0 27 381" draw:points="0,381 27,381 27,0 0,0">
          <text:p/>
        </draw:polygon>
        <draw:polygon draw:style-name="gr31" draw:text-style-name="P9" draw:layer="layout" svg:width="0.027cm" svg:height="0.38cm" svg:x="28.767cm" svg:y="18.674cm" svg:viewBox="0 0 28 381" draw:points="0,381 28,381 28,0 0,0">
          <text:p/>
        </draw:polygon>
        <draw:polygon draw:style-name="gr31" draw:text-style-name="P9" draw:layer="layout" svg:width="0.026cm" svg:height="0.38cm" svg:x="28.793cm" svg:y="18.674cm" svg:viewBox="0 0 27 381" draw:points="0,381 27,381 27,0 0,0">
          <text:p/>
        </draw:polygon>
        <draw:polygon draw:style-name="gr31" draw:text-style-name="P9" draw:layer="layout" svg:width="0.026cm" svg:height="0.38cm" svg:x="28.819cm" svg:y="18.674cm" svg:viewBox="0 0 27 381" draw:points="0,381 27,381 27,0 0,0">
          <text:p/>
        </draw:polygon>
        <draw:polygon draw:style-name="gr30" draw:text-style-name="P8" draw:layer="layout" svg:width="0.026cm" svg:height="0.38cm" svg:x="28.846cm" svg:y="18.674cm" svg:viewBox="0 0 27 381" draw:points="0,381 27,381 27,0 0,0">
          <text:p/>
        </draw:polygon>
        <draw:polygon draw:style-name="gr29" draw:text-style-name="P7" draw:layer="layout" svg:width="0.026cm" svg:height="0.38cm" svg:x="28.872cm" svg:y="18.674cm" svg:viewBox="0 0 27 381" draw:points="0,381 27,381 27,0 0,0">
          <text:p/>
        </draw:polygon>
        <draw:polygon draw:style-name="gr32" draw:text-style-name="P10" draw:layer="layout" svg:width="0.026cm" svg:height="0.38cm" svg:x="28.898cm" svg:y="18.674cm" svg:viewBox="0 0 27 381" draw:points="0,381 27,381 27,0 0,0">
          <text:p/>
        </draw:polygon>
        <draw:polygon draw:style-name="gr31" draw:text-style-name="P9" draw:layer="layout" svg:width="0.026cm" svg:height="0.38cm" svg:x="28.924cm" svg:y="18.674cm" svg:viewBox="0 0 27 381" draw:points="0,381 27,381 27,0 0,0">
          <text:p/>
        </draw:polygon>
        <draw:polygon draw:style-name="gr30" draw:text-style-name="P8" draw:layer="layout" svg:width="0.026cm" svg:height="0.38cm" svg:x="28.951cm" svg:y="18.674cm" svg:viewBox="0 0 27 381" draw:points="0,381 27,381 27,0 0,0">
          <text:p/>
        </draw:polygon>
        <draw:polygon draw:style-name="gr30" draw:text-style-name="P8" draw:layer="layout" svg:width="0.026cm" svg:height="0.38cm" svg:x="28.977cm" svg:y="18.674cm" svg:viewBox="0 0 27 381" draw:points="0,381 27,381 27,0 0,0">
          <text:p/>
        </draw:polygon>
        <draw:polygon draw:style-name="gr32" draw:text-style-name="P10" draw:layer="layout" svg:width="0.026cm" svg:height="0.38cm" svg:x="29.003cm" svg:y="18.674cm" svg:viewBox="0 0 27 381" draw:points="0,381 27,381 27,0 0,0">
          <text:p/>
        </draw:polygon>
        <draw:polygon draw:style-name="gr31" draw:text-style-name="P9" draw:layer="layout" svg:width="0.026cm" svg:height="0.38cm" svg:x="29.029cm" svg:y="18.674cm" svg:viewBox="0 0 27 381" draw:points="0,381 27,381 27,0 0,0">
          <text:p/>
        </draw:polygon>
        <draw:polygon draw:style-name="gr32" draw:text-style-name="P10" draw:layer="layout" svg:width="0.026cm" svg:height="0.38cm" svg:x="29.056cm" svg:y="18.674cm" svg:viewBox="0 0 27 381" draw:points="0,381 27,381 27,0 0,0">
          <text:p/>
        </draw:polygon>
        <draw:polygon draw:style-name="gr32" draw:text-style-name="P10" draw:layer="layout" svg:width="0.026cm" svg:height="0.38cm" svg:x="29.082cm" svg:y="18.674cm" svg:viewBox="0 0 27 381" draw:points="0,381 27,381 27,0 0,0">
          <text:p/>
        </draw:polygon>
        <draw:polygon draw:style-name="gr30" draw:text-style-name="P8" draw:layer="layout" svg:width="0.026cm" svg:height="0.38cm" svg:x="29.108cm" svg:y="18.674cm" svg:viewBox="0 0 27 381" draw:points="0,381 27,381 27,0 0,0">
          <text:p/>
        </draw:polygon>
        <draw:polygon draw:style-name="gr31" draw:text-style-name="P9" draw:layer="layout" svg:width="0.027cm" svg:height="0.38cm" svg:x="29.134cm" svg:y="18.674cm" svg:viewBox="0 0 28 381" draw:points="0,381 28,381 28,0 0,0">
          <text:p/>
        </draw:polygon>
        <draw:polygon draw:style-name="gr29" draw:text-style-name="P7" draw:layer="layout" svg:width="0.026cm" svg:height="0.38cm" svg:x="29.161cm" svg:y="18.674cm" svg:viewBox="0 0 27 381" draw:points="0,381 27,381 27,0 0,0">
          <text:p/>
        </draw:polygon>
        <draw:polygon draw:style-name="gr31" draw:text-style-name="P9" draw:layer="layout" svg:width="0.026cm" svg:height="0.38cm" svg:x="29.187cm" svg:y="18.674cm" svg:viewBox="0 0 27 381" draw:points="0,381 27,381 27,0 0,0">
          <text:p/>
        </draw:polygon>
        <draw:polygon draw:style-name="gr32" draw:text-style-name="P10" draw:layer="layout" svg:width="0.026cm" svg:height="0.38cm" svg:x="29.213cm" svg:y="18.674cm" svg:viewBox="0 0 27 381" draw:points="0,381 27,381 27,0 0,0">
          <text:p/>
        </draw:polygon>
        <draw:polygon draw:style-name="gr31" draw:text-style-name="P9" draw:layer="layout" svg:width="0.026cm" svg:height="0.38cm" svg:x="29.24cm" svg:y="18.674cm" svg:viewBox="0 0 27 381" draw:points="0,381 27,381 27,0 0,0">
          <text:p/>
        </draw:polygon>
        <draw:polygon draw:style-name="gr32" draw:text-style-name="P10" draw:layer="layout" svg:width="0.026cm" svg:height="0.38cm" svg:x="29.266cm" svg:y="18.674cm" svg:viewBox="0 0 27 381" draw:points="0,381 27,381 27,0 0,0">
          <text:p/>
        </draw:polygon>
        <draw:polygon draw:style-name="gr30" draw:text-style-name="P8" draw:layer="layout" svg:width="0.026cm" svg:height="0.38cm" svg:x="29.292cm" svg:y="18.674cm" svg:viewBox="0 0 27 381" draw:points="0,381 27,381 27,0 0,0">
          <text:p/>
        </draw:polygon>
        <draw:polygon draw:style-name="gr32" draw:text-style-name="P10" draw:layer="layout" svg:width="0.026cm" svg:height="0.38cm" svg:x="29.318cm" svg:y="18.674cm" svg:viewBox="0 0 27 381" draw:points="0,381 27,381 27,0 0,0">
          <text:p/>
        </draw:polygon>
        <draw:polygon draw:style-name="gr32" draw:text-style-name="P10" draw:layer="layout" svg:width="0.026cm" svg:height="0.38cm" svg:x="29.345cm" svg:y="18.674cm" svg:viewBox="0 0 27 381" draw:points="0,381 27,381 27,0 0,0">
          <text:p/>
        </draw:polygon>
        <draw:polygon draw:style-name="gr31" draw:text-style-name="P9" draw:layer="layout" svg:width="0.026cm" svg:height="0.38cm" svg:x="29.371cm" svg:y="18.674cm" svg:viewBox="0 0 27 381" draw:points="0,381 27,381 27,0 0,0">
          <text:p/>
        </draw:polygon>
        <draw:polygon draw:style-name="gr29" draw:text-style-name="P7" draw:layer="layout" svg:width="0.026cm" svg:height="0.38cm" svg:x="29.397cm" svg:y="18.674cm" svg:viewBox="0 0 27 381" draw:points="0,381 27,381 27,0 0,0">
          <text:p/>
        </draw:polygon>
        <draw:polygon draw:style-name="gr29" draw:text-style-name="P7" draw:layer="layout" svg:width="0.026cm" svg:height="0.38cm" svg:x="29.423cm" svg:y="18.674cm" svg:viewBox="0 0 27 381" draw:points="0,381 27,381 27,0 0,0">
          <text:p/>
        </draw:polygon>
        <draw:polygon draw:style-name="gr32" draw:text-style-name="P10" draw:layer="layout" svg:width="0.026cm" svg:height="0.38cm" svg:x="29.45cm" svg:y="18.674cm" svg:viewBox="0 0 27 381" draw:points="0,381 27,381 27,0 0,0">
          <text:p/>
        </draw:polygon>
        <draw:polygon draw:style-name="gr32" draw:text-style-name="P10" draw:layer="layout" svg:width="0.026cm" svg:height="0.38cm" svg:x="29.476cm" svg:y="18.674cm" svg:viewBox="0 0 27 381" draw:points="0,381 27,381 27,0 0,0">
          <text:p/>
        </draw:polygon>
        <draw:polygon draw:style-name="gr30" draw:text-style-name="P8" draw:layer="layout" svg:width="0.026cm" svg:height="0.38cm" svg:x="29.502cm" svg:y="18.674cm" svg:viewBox="0 0 27 381" draw:points="0,381 27,381 27,0 0,0">
          <text:p/>
        </draw:polygon>
        <draw:polygon draw:style-name="gr29" draw:text-style-name="P7" draw:layer="layout" svg:width="0.027cm" svg:height="0.38cm" svg:x="29.528cm" svg:y="18.674cm" svg:viewBox="0 0 28 381" draw:points="0,381 28,381 28,0 0,0">
          <text:p/>
        </draw:polygon>
        <draw:polygon draw:style-name="gr32" draw:text-style-name="P10" draw:layer="layout" svg:width="0.026cm" svg:height="0.38cm" svg:x="29.555cm" svg:y="18.674cm" svg:viewBox="0 0 27 381" draw:points="0,381 27,381 27,0 0,0">
          <text:p/>
        </draw:polygon>
        <draw:polygon draw:style-name="gr30" draw:text-style-name="P8" draw:layer="layout" svg:width="0.026cm" svg:height="0.38cm" svg:x="29.581cm" svg:y="18.674cm" svg:viewBox="0 0 27 381" draw:points="0,381 27,381 27,0 0,0">
          <text:p/>
        </draw:polygon>
        <draw:polygon draw:style-name="gr31" draw:text-style-name="P9" draw:layer="layout" svg:width="0.026cm" svg:height="0.38cm" svg:x="29.607cm" svg:y="18.674cm" svg:viewBox="0 0 27 381" draw:points="0,381 27,381 27,0 0,0">
          <text:p/>
        </draw:polygon>
        <draw:polygon draw:style-name="gr30" draw:text-style-name="P8" draw:layer="layout" svg:width="0.026cm" svg:height="0.38cm" svg:x="29.635cm" svg:y="18.674cm" svg:viewBox="0 0 27 381" draw:points="0,381 27,381 27,0 0,0">
          <text:p/>
        </draw:polygon>
        <draw:polygon draw:style-name="gr30" draw:text-style-name="P8" draw:layer="layout" svg:width="0.026cm" svg:height="0.38cm" svg:x="29.66cm" svg:y="18.674cm" svg:viewBox="0 0 27 381" draw:points="0,381 27,381 27,0 0,0">
          <text:p/>
        </draw:polygon>
        <draw:polygon draw:style-name="gr31" draw:text-style-name="P9" draw:layer="layout" svg:width="0.026cm" svg:height="0.38cm" svg:x="29.686cm" svg:y="18.674cm" svg:viewBox="0 0 27 381" draw:points="0,381 27,381 27,0 0,0">
          <text:p/>
        </draw:polygon>
        <draw:polygon draw:style-name="gr30" draw:text-style-name="P8" draw:layer="layout" svg:width="0.026cm" svg:height="0.38cm" svg:x="29.712cm" svg:y="18.674cm" svg:viewBox="0 0 27 381" draw:points="0,381 27,381 27,0 0,0">
          <text:p/>
        </draw:polygon>
        <draw:polygon draw:style-name="gr30" draw:text-style-name="P8" draw:layer="layout" svg:width="0.026cm" svg:height="0.38cm" svg:x="29.739cm" svg:y="18.674cm" svg:viewBox="0 0 27 381" draw:points="0,381 27,381 27,0 0,0">
          <text:p/>
        </draw:polygon>
        <draw:polygon draw:style-name="gr32" draw:text-style-name="P10" draw:layer="layout" svg:width="0.026cm" svg:height="0.38cm" svg:x="29.765cm" svg:y="18.674cm" svg:viewBox="0 0 27 381" draw:points="0,381 27,381 27,0 0,0">
          <text:p/>
        </draw:polygon>
        <draw:polygon draw:style-name="gr30" draw:text-style-name="P8" draw:layer="layout" svg:width="0.026cm" svg:height="0.38cm" svg:x="29.791cm" svg:y="18.674cm" svg:viewBox="0 0 27 381" draw:points="0,381 27,381 27,0 0,0">
          <text:p/>
        </draw:polygon>
        <draw:polygon draw:style-name="gr30" draw:text-style-name="P8" draw:layer="layout" svg:width="0.027cm" svg:height="0.38cm" svg:x="29.817cm" svg:y="18.674cm" svg:viewBox="0 0 28 381" draw:points="0,381 28,381 28,0 0,0">
          <text:p/>
        </draw:polygon>
        <draw:polygon draw:style-name="gr31" draw:text-style-name="P9" draw:layer="layout" svg:width="0.026cm" svg:height="0.38cm" svg:x="29.844cm" svg:y="18.674cm" svg:viewBox="0 0 27 381" draw:points="0,381 27,381 27,0 0,0">
          <text:p/>
        </draw:polygon>
        <draw:polygon draw:style-name="gr31" draw:text-style-name="P9" draw:layer="layout" svg:width="0.026cm" svg:height="0.38cm" svg:x="29.87cm" svg:y="18.674cm" svg:viewBox="0 0 27 381" draw:points="0,381 27,381 27,0 0,0">
          <text:p/>
        </draw:polygon>
        <draw:polygon draw:style-name="gr32" draw:text-style-name="P10" draw:layer="layout" svg:width="0.027cm" svg:height="0.38cm" svg:x="29.896cm" svg:y="18.674cm" svg:viewBox="0 0 28 381" draw:points="0,381 28,381 28,0 0,0">
          <text:p/>
        </draw:polygon>
        <draw:polygon draw:style-name="gr32" draw:text-style-name="P10" draw:layer="layout" svg:width="0.026cm" svg:height="0.38cm" svg:x="29.923cm" svg:y="18.674cm" svg:viewBox="0 0 27 381" draw:points="0,381 27,381 27,0 0,0">
          <text:p/>
        </draw:polygon>
        <draw:polygon draw:style-name="gr32" draw:text-style-name="P10" draw:layer="layout" svg:width="0.026cm" svg:height="0.38cm" svg:x="29.949cm" svg:y="18.674cm" svg:viewBox="0 0 27 381" draw:points="0,381 27,381 27,0 0,0">
          <text:p/>
        </draw:polygon>
        <draw:polygon draw:style-name="gr32" draw:text-style-name="P10" draw:layer="layout" svg:width="0.026cm" svg:height="0.38cm" svg:x="29.975cm" svg:y="18.674cm" svg:viewBox="0 0 27 381" draw:points="0,381 27,381 27,0 0,0">
          <text:p/>
        </draw:polygon>
        <draw:polygon draw:style-name="gr31" draw:text-style-name="P9" draw:layer="layout" svg:width="0.026cm" svg:height="0.38cm" svg:x="30.028cm" svg:y="18.674cm" svg:viewBox="0 0 27 381" draw:points="0,381 27,381 27,0 0,0">
          <text:p/>
        </draw:polygon>
        <draw:polygon draw:style-name="gr30" draw:text-style-name="P8" draw:layer="layout" svg:width="0.026cm" svg:height="0.38cm" svg:x="30.054cm" svg:y="18.674cm" svg:viewBox="0 0 27 381" draw:points="0,381 27,381 27,0 0,0">
          <text:p/>
        </draw:polygon>
        <draw:polygon draw:style-name="gr31" draw:text-style-name="P9" draw:layer="layout" svg:width="0.026cm" svg:height="0.38cm" svg:x="30.08cm" svg:y="18.674cm" svg:viewBox="0 0 27 381" draw:points="0,381 27,381 27,0 0,0">
          <text:p/>
        </draw:polygon>
        <draw:polygon draw:style-name="gr29" draw:text-style-name="P7" draw:layer="layout" svg:width="0.026cm" svg:height="0.38cm" svg:x="30.238cm" svg:y="18.674cm" svg:viewBox="0 0 27 381" draw:points="0,381 27,381 27,0 0,0">
          <text:p/>
        </draw:polygon>
        <draw:polygon draw:style-name="gr30" draw:text-style-name="P8" draw:layer="layout" svg:width="0.026cm" svg:height="0.38cm" svg:x="30.264cm" svg:y="18.674cm" svg:viewBox="0 0 27 381" draw:points="0,381 27,381 27,0 0,0">
          <text:p/>
        </draw:polygon>
        <draw:polygon draw:style-name="gr30" draw:text-style-name="P8" draw:layer="layout" svg:width="0.027cm" svg:height="0.38cm" svg:x="30.29cm" svg:y="18.674cm" svg:viewBox="0 0 28 381" draw:points="0,381 28,381 28,0 0,0">
          <text:p/>
        </draw:polygon>
        <draw:polygon draw:style-name="gr31" draw:text-style-name="P9" draw:layer="layout" svg:width="0.026cm" svg:height="0.38cm" svg:x="30.317cm" svg:y="18.674cm" svg:viewBox="0 0 27 381" draw:points="0,381 27,381 27,0 0,0">
          <text:p/>
        </draw:polygon>
        <draw:polygon draw:style-name="gr31" draw:text-style-name="P9" draw:layer="layout" svg:width="0.026cm" svg:height="0.38cm" svg:x="30.343cm" svg:y="18.674cm" svg:viewBox="0 0 27 381" draw:points="0,381 27,381 27,0 0,0">
          <text:p/>
        </draw:polygon>
        <draw:polygon draw:style-name="gr30" draw:text-style-name="P8" draw:layer="layout" svg:width="0.026cm" svg:height="0.38cm" svg:x="30.369cm" svg:y="18.674cm" svg:viewBox="0 0 27 381" draw:points="0,381 27,381 27,0 0,0">
          <text:p/>
        </draw:polygon>
        <draw:polygon draw:style-name="gr32" draw:text-style-name="P10" draw:layer="layout" svg:width="0.026cm" svg:height="0.38cm" svg:x="30.396cm" svg:y="18.674cm" svg:viewBox="0 0 27 381" draw:points="0,381 27,381 27,0 0,0">
          <text:p/>
        </draw:polygon>
        <draw:polygon draw:style-name="gr31" draw:text-style-name="P9" draw:layer="layout" svg:width="0.026cm" svg:height="0.38cm" svg:x="30.422cm" svg:y="18.674cm" svg:viewBox="0 0 27 381" draw:points="0,381 27,381 27,0 0,0">
          <text:p/>
        </draw:polygon>
        <draw:polygon draw:style-name="gr31" draw:text-style-name="P9" draw:layer="layout" svg:width="0.026cm" svg:height="0.38cm" svg:x="30.448cm" svg:y="18.674cm" svg:viewBox="0 0 27 381" draw:points="0,381 27,381 27,0 0,0">
          <text:p/>
        </draw:polygon>
        <draw:polygon draw:style-name="gr30" draw:text-style-name="P8" draw:layer="layout" svg:width="0.026cm" svg:height="0.38cm" svg:x="30.475cm" svg:y="18.674cm" svg:viewBox="0 0 27 381" draw:points="0,381 27,381 27,0 0,0">
          <text:p/>
        </draw:polygon>
        <draw:polygon draw:style-name="gr31" draw:text-style-name="P9" draw:layer="layout" svg:width="0.026cm" svg:height="0.38cm" svg:x="30.527cm" svg:y="18.674cm" svg:viewBox="0 0 27 381" draw:points="0,381 27,381 27,0 0,0">
          <text:p/>
        </draw:polygon>
        <draw:polygon draw:style-name="gr31" draw:text-style-name="P9" draw:layer="layout" svg:width="0.026cm" svg:height="0.38cm" svg:x="30.553cm" svg:y="18.674cm" svg:viewBox="0 0 27 381" draw:points="0,381 27,381 27,0 0,0">
          <text:p/>
        </draw:polygon>
        <draw:polygon draw:style-name="gr30" draw:text-style-name="P8" draw:layer="layout" svg:width="0.027cm" svg:height="0.38cm" svg:x="30.579cm" svg:y="18.674cm" svg:viewBox="0 0 28 381" draw:points="0,381 28,381 28,0 0,0">
          <text:p/>
        </draw:polygon>
        <draw:polygon draw:style-name="gr31" draw:text-style-name="P9" draw:layer="layout" svg:width="0.026cm" svg:height="0.38cm" svg:x="30.606cm" svg:y="18.674cm" svg:viewBox="0 0 27 381" draw:points="0,381 27,381 27,0 0,0">
          <text:p/>
        </draw:polygon>
        <draw:polygon draw:style-name="gr31" draw:text-style-name="P9" draw:layer="layout" svg:width="0.026cm" svg:height="0.38cm" svg:x="30.632cm" svg:y="18.674cm" svg:viewBox="0 0 27 381" draw:points="0,381 27,381 27,0 0,0">
          <text:p/>
        </draw:polygon>
        <draw:polygon draw:style-name="gr29" draw:text-style-name="P7" draw:layer="layout" svg:width="0.026cm" svg:height="0.38cm" svg:x="30.658cm" svg:y="18.674cm" svg:viewBox="0 0 27 381" draw:points="0,381 27,381 27,0 0,0">
          <text:p/>
        </draw:polygon>
        <draw:polygon draw:style-name="gr30" draw:text-style-name="P8" draw:layer="layout" svg:width="0.026cm" svg:height="0.38cm" svg:x="30.685cm" svg:y="18.674cm" svg:viewBox="0 0 27 381" draw:points="0,381 27,381 27,0 0,0">
          <text:p/>
        </draw:polygon>
        <draw:polygon draw:style-name="gr32" draw:text-style-name="P10" draw:layer="layout" svg:width="0.026cm" svg:height="0.38cm" svg:x="30.711cm" svg:y="18.674cm" svg:viewBox="0 0 27 381" draw:points="0,381 27,381 27,0 0,0">
          <text:p/>
        </draw:polygon>
        <draw:polygon draw:style-name="gr32" draw:text-style-name="P10" draw:layer="layout" svg:width="0.026cm" svg:height="0.38cm" svg:x="30.737cm" svg:y="18.674cm" svg:viewBox="0 0 27 381" draw:points="0,381 27,381 27,0 0,0">
          <text:p/>
        </draw:polygon>
        <draw:polygon draw:style-name="gr31" draw:text-style-name="P9" draw:layer="layout" svg:width="0.026cm" svg:height="0.38cm" svg:x="30.763cm" svg:y="18.674cm" svg:viewBox="0 0 27 381" draw:points="0,381 27,381 27,0 0,0">
          <text:p/>
        </draw:polygon>
        <draw:polygon draw:style-name="gr31" draw:text-style-name="P9" draw:layer="layout" svg:width="0.026cm" svg:height="0.38cm" svg:x="30.79cm" svg:y="18.674cm" svg:viewBox="0 0 27 381" draw:points="0,381 27,381 27,0 0,0">
          <text:p/>
        </draw:polygon>
        <draw:polygon draw:style-name="gr31" draw:text-style-name="P9" draw:layer="layout" svg:width="0.026cm" svg:height="0.38cm" svg:x="30.816cm" svg:y="18.674cm" svg:viewBox="0 0 27 381" draw:points="0,381 27,381 27,0 0,0">
          <text:p/>
        </draw:polygon>
        <draw:polygon draw:style-name="gr31" draw:text-style-name="P9" draw:layer="layout" svg:width="0.026cm" svg:height="0.38cm" svg:x="30.842cm" svg:y="18.674cm" svg:viewBox="0 0 27 381" draw:points="0,381 27,381 27,0 0,0">
          <text:p/>
        </draw:polygon>
        <draw:polygon draw:style-name="gr31" draw:text-style-name="P9" draw:layer="layout" svg:width="0.026cm" svg:height="0.38cm" svg:x="30.868cm" svg:y="18.674cm" svg:viewBox="0 0 27 381" draw:points="0,381 27,381 27,0 0,0">
          <text:p/>
        </draw:polygon>
        <draw:polygon draw:style-name="gr32" draw:text-style-name="P10" draw:layer="layout" svg:width="0.026cm" svg:height="0.38cm" svg:x="30.895cm" svg:y="18.674cm" svg:viewBox="0 0 27 381" draw:points="0,381 27,381 27,0 0,0">
          <text:p/>
        </draw:polygon>
        <draw:polygon draw:style-name="gr30" draw:text-style-name="P8" draw:layer="layout" svg:width="0.026cm" svg:height="0.38cm" svg:x="30.921cm" svg:y="18.674cm" svg:viewBox="0 0 27 381" draw:points="0,381 27,381 27,0 0,0">
          <text:p/>
        </draw:polygon>
        <draw:polygon draw:style-name="gr32" draw:text-style-name="P10" draw:layer="layout" svg:width="0.026cm" svg:height="0.38cm" svg:x="30.947cm" svg:y="18.674cm" svg:viewBox="0 0 27 381" draw:points="0,381 27,381 27,0 0,0">
          <text:p/>
        </draw:polygon>
        <draw:polygon draw:style-name="gr31" draw:text-style-name="P9" draw:layer="layout" svg:width="0.027cm" svg:height="0.38cm" svg:x="30.973cm" svg:y="18.674cm" svg:viewBox="0 0 28 381" draw:points="0,381 28,381 28,0 0,0">
          <text:p/>
        </draw:polygon>
        <draw:polygon draw:style-name="gr30" draw:text-style-name="P8" draw:layer="layout" svg:width="0.026cm" svg:height="0.38cm" svg:x="31cm" svg:y="18.674cm" svg:viewBox="0 0 27 381" draw:points="0,381 27,381 27,0 0,0">
          <text:p/>
        </draw:polygon>
        <draw:polygon draw:style-name="gr30" draw:text-style-name="P8" draw:layer="layout" svg:width="0.026cm" svg:height="0.38cm" svg:x="31.026cm" svg:y="18.674cm" svg:viewBox="0 0 27 381" draw:points="0,381 27,381 27,0 0,0">
          <text:p/>
        </draw:polygon>
        <draw:polygon draw:style-name="gr31" draw:text-style-name="P9" draw:layer="layout" svg:width="0.026cm" svg:height="0.38cm" svg:x="31.052cm" svg:y="18.674cm" svg:viewBox="0 0 27 381" draw:points="0,381 27,381 27,0 0,0">
          <text:p/>
        </draw:polygon>
        <draw:polygon draw:style-name="gr30" draw:text-style-name="P8" draw:layer="layout" svg:width="0.026cm" svg:height="0.38cm" svg:x="31.079cm" svg:y="18.674cm" svg:viewBox="0 0 27 381" draw:points="0,381 27,381 27,0 0,0">
          <text:p/>
        </draw:polygon>
        <draw:polygon draw:style-name="gr31" draw:text-style-name="P9" draw:layer="layout" svg:width="0.026cm" svg:height="0.38cm" svg:x="31.105cm" svg:y="18.674cm" svg:viewBox="0 0 27 381" draw:points="0,381 27,381 27,0 0,0">
          <text:p/>
        </draw:polygon>
        <draw:polygon draw:style-name="gr31" draw:text-style-name="P9" draw:layer="layout" svg:width="0.026cm" svg:height="0.38cm" svg:x="31.131cm" svg:y="18.674cm" svg:viewBox="0 0 27 381" draw:points="0,381 27,381 27,0 0,0">
          <text:p/>
        </draw:polygon>
        <draw:polygon draw:style-name="gr30" draw:text-style-name="P8" draw:layer="layout" svg:width="0.026cm" svg:height="0.38cm" svg:x="31.157cm" svg:y="18.674cm" svg:viewBox="0 0 27 381" draw:points="0,381 27,381 27,0 0,0">
          <text:p/>
        </draw:polygon>
        <draw:polygon draw:style-name="gr31" draw:text-style-name="P9" draw:layer="layout" svg:width="0.026cm" svg:height="0.38cm" svg:x="31.184cm" svg:y="18.674cm" svg:viewBox="0 0 27 381" draw:points="0,381 27,381 27,0 0,0">
          <text:p/>
        </draw:polygon>
        <draw:polygon draw:style-name="gr29" draw:text-style-name="P7" draw:layer="layout" svg:width="0.026cm" svg:height="0.38cm" svg:x="31.21cm" svg:y="18.674cm" svg:viewBox="0 0 27 381" draw:points="0,381 27,381 27,0 0,0">
          <text:p/>
        </draw:polygon>
        <draw:polygon draw:style-name="gr30" draw:text-style-name="P8" draw:layer="layout" svg:width="0.026cm" svg:height="0.38cm" svg:x="31.236cm" svg:y="18.674cm" svg:viewBox="0 0 27 381" draw:points="0,381 27,381 27,0 0,0">
          <text:p/>
        </draw:polygon>
        <draw:polygon draw:style-name="gr31" draw:text-style-name="P9" draw:layer="layout" svg:width="0.026cm" svg:height="0.38cm" svg:x="31.262cm" svg:y="18.674cm" svg:viewBox="0 0 27 381" draw:points="0,381 27,381 27,0 0,0">
          <text:p/>
        </draw:polygon>
        <draw:polygon draw:style-name="gr30" draw:text-style-name="P8" draw:layer="layout" svg:width="0.026cm" svg:height="0.38cm" svg:x="31.289cm" svg:y="18.674cm" svg:viewBox="0 0 27 381" draw:points="0,381 27,381 27,0 0,0">
          <text:p/>
        </draw:polygon>
        <draw:polygon draw:style-name="gr31" draw:text-style-name="P9" draw:layer="layout" svg:width="0.026cm" svg:height="0.38cm" svg:x="31.316cm" svg:y="18.674cm" svg:viewBox="0 0 27 381" draw:points="0,381 27,381 27,0 0,0">
          <text:p/>
        </draw:polygon>
        <draw:polygon draw:style-name="gr31" draw:text-style-name="P9" draw:layer="layout" svg:width="0.027cm" svg:height="0.38cm" svg:x="31.341cm" svg:y="18.674cm" svg:viewBox="0 0 28 381" draw:points="0,381 28,381 28,0 0,0">
          <text:p/>
        </draw:polygon>
        <draw:polygon draw:style-name="gr30" draw:text-style-name="P8" draw:layer="layout" svg:width="0.026cm" svg:height="0.38cm" svg:x="31.368cm" svg:y="18.674cm" svg:viewBox="0 0 27 381" draw:points="0,381 27,381 27,0 0,0">
          <text:p/>
        </draw:polygon>
        <draw:polygon draw:style-name="gr32" draw:text-style-name="P10" draw:layer="layout" svg:width="0.026cm" svg:height="0.38cm" svg:x="31.394cm" svg:y="18.674cm" svg:viewBox="0 0 27 381" draw:points="0,381 27,381 27,0 0,0">
          <text:p/>
        </draw:polygon>
        <draw:polygon draw:style-name="gr30" draw:text-style-name="P8" draw:layer="layout" svg:width="0.026cm" svg:height="0.38cm" svg:x="31.42cm" svg:y="18.674cm" svg:viewBox="0 0 27 381" draw:points="0,381 27,381 27,0 0,0">
          <text:p/>
        </draw:polygon>
        <draw:polygon draw:style-name="gr30" draw:text-style-name="P8" draw:layer="layout" svg:width="0.026cm" svg:height="0.38cm" svg:x="31.446cm" svg:y="18.674cm" svg:viewBox="0 0 27 381" draw:points="0,381 27,381 27,0 0,0">
          <text:p/>
        </draw:polygon>
        <draw:polygon draw:style-name="gr30" draw:text-style-name="P8" draw:layer="layout" svg:width="0.026cm" svg:height="0.38cm" svg:x="31.473cm" svg:y="18.674cm" svg:viewBox="0 0 27 381" draw:points="0,381 27,381 27,0 0,0">
          <text:p/>
        </draw:polygon>
        <draw:polygon draw:style-name="gr32" draw:text-style-name="P10" draw:layer="layout" svg:width="0.026cm" svg:height="0.38cm" svg:x="31.499cm" svg:y="18.674cm" svg:viewBox="0 0 27 381" draw:points="0,381 27,381 27,0 0,0">
          <text:p/>
        </draw:polygon>
        <draw:polygon draw:style-name="gr32" draw:text-style-name="P10" draw:layer="layout" svg:width="0.026cm" svg:height="0.38cm" svg:x="31.525cm" svg:y="18.674cm" svg:viewBox="0 0 27 381" draw:points="0,381 27,381 27,0 0,0">
          <text:p/>
        </draw:polygon>
        <draw:polygon draw:style-name="gr32" draw:text-style-name="P10" draw:layer="layout" svg:width="0.026cm" svg:height="0.38cm" svg:x="31.551cm" svg:y="18.674cm" svg:viewBox="0 0 27 381" draw:points="0,381 27,381 27,0 0,0">
          <text:p/>
        </draw:polygon>
        <draw:polygon draw:style-name="gr31" draw:text-style-name="P9" draw:layer="layout" svg:width="0.026cm" svg:height="0.38cm" svg:x="31.578cm" svg:y="18.674cm" svg:viewBox="0 0 27 381" draw:points="0,381 27,381 27,0 0,0">
          <text:p/>
        </draw:polygon>
        <draw:polygon draw:style-name="gr29" draw:text-style-name="P7" draw:layer="layout" svg:width="0.026cm" svg:height="0.38cm" svg:x="31.604cm" svg:y="18.674cm" svg:viewBox="0 0 27 381" draw:points="0,381 27,381 27,0 0,0">
          <text:p/>
        </draw:polygon>
        <draw:polygon draw:style-name="gr29" draw:text-style-name="P7" draw:layer="layout" svg:width="0.026cm" svg:height="0.38cm" svg:x="31.63cm" svg:y="18.674cm" svg:viewBox="0 0 27 381" draw:points="0,381 27,381 27,0 0,0">
          <text:p/>
        </draw:polygon>
        <draw:polygon draw:style-name="gr32" draw:text-style-name="P10" draw:layer="layout" svg:width="0.027cm" svg:height="0.38cm" svg:x="31.656cm" svg:y="18.674cm" svg:viewBox="0 0 28 381" draw:points="0,381 28,381 28,0 0,0">
          <text:p/>
        </draw:polygon>
        <draw:polygon draw:style-name="gr31" draw:text-style-name="P9" draw:layer="layout" svg:width="0.026cm" svg:height="0.38cm" svg:x="31.683cm" svg:y="18.674cm" svg:viewBox="0 0 27 381" draw:points="0,381 27,381 27,0 0,0">
          <text:p/>
        </draw:polygon>
        <draw:polygon draw:style-name="gr32" draw:text-style-name="P10" draw:layer="layout" svg:width="0.026cm" svg:height="0.38cm" svg:x="31.709cm" svg:y="18.674cm" svg:viewBox="0 0 27 381" draw:points="0,381 27,381 27,0 0,0">
          <text:p/>
        </draw:polygon>
        <draw:polygon draw:style-name="gr29" draw:text-style-name="P7" draw:layer="layout" svg:width="0.027cm" svg:height="0.38cm" svg:x="31.735cm" svg:y="18.674cm" svg:viewBox="0 0 28 381" draw:points="0,381 28,381 28,0 0,0">
          <text:p/>
        </draw:polygon>
        <draw:polygon draw:style-name="gr32" draw:text-style-name="P10" draw:layer="layout" svg:width="0.026cm" svg:height="0.38cm" svg:x="31.763cm" svg:y="18.674cm" svg:viewBox="0 0 27 381" draw:points="0,381 27,381 27,0 0,0">
          <text:p/>
        </draw:polygon>
        <draw:polygon draw:style-name="gr30" draw:text-style-name="P8" draw:layer="layout" svg:width="0.026cm" svg:height="0.38cm" svg:x="31.788cm" svg:y="18.674cm" svg:viewBox="0 0 27 381" draw:points="0,381 27,381 27,0 0,0">
          <text:p/>
        </draw:polygon>
        <draw:polygon draw:style-name="gr31" draw:text-style-name="P9" draw:layer="layout" svg:width="0.026cm" svg:height="0.38cm" svg:x="31.814cm" svg:y="18.674cm" svg:viewBox="0 0 27 381" draw:points="0,381 27,381 27,0 0,0">
          <text:p/>
        </draw:polygon>
        <draw:polygon draw:style-name="gr31" draw:text-style-name="P9" draw:layer="layout" svg:width="0.026cm" svg:height="0.38cm" svg:x="31.841cm" svg:y="18.674cm" svg:viewBox="0 0 27 381" draw:points="0,381 27,381 27,0 0,0">
          <text:p/>
        </draw:polygon>
        <draw:polygon draw:style-name="gr32" draw:text-style-name="P10" draw:layer="layout" svg:width="0.026cm" svg:height="0.38cm" svg:x="31.867cm" svg:y="18.674cm" svg:viewBox="0 0 27 381" draw:points="0,381 27,381 27,0 0,0">
          <text:p/>
        </draw:polygon>
        <draw:polygon draw:style-name="gr31" draw:text-style-name="P9" draw:layer="layout" svg:width="0.026cm" svg:height="0.38cm" svg:x="31.893cm" svg:y="18.674cm" svg:viewBox="0 0 27 381" draw:points="0,381 27,381 27,0 0,0">
          <text:p/>
        </draw:polygon>
        <draw:polygon draw:style-name="gr31" draw:text-style-name="P9" draw:layer="layout" svg:width="0.026cm" svg:height="0.38cm" svg:x="31.919cm" svg:y="18.674cm" svg:viewBox="0 0 27 381" draw:points="0,381 27,381 27,0 0,0">
          <text:p/>
        </draw:polygon>
        <draw:polygon draw:style-name="gr31" draw:text-style-name="P9" draw:layer="layout" svg:width="0.026cm" svg:height="0.38cm" svg:x="31.945cm" svg:y="18.674cm" svg:viewBox="0 0 27 381" draw:points="0,381 27,381 27,0 0,0">
          <text:p/>
        </draw:polygon>
        <draw:polygon draw:style-name="gr31" draw:text-style-name="P9" draw:layer="layout" svg:width="0.026cm" svg:height="0.38cm" svg:x="31.972cm" svg:y="18.674cm" svg:viewBox="0 0 27 381" draw:points="0,381 27,381 27,0 0,0">
          <text:p/>
        </draw:polygon>
        <draw:polygon draw:style-name="gr32" draw:text-style-name="P10" draw:layer="layout" svg:width="0.026cm" svg:height="0.38cm" svg:x="31.998cm" svg:y="18.674cm" svg:viewBox="0 0 27 381" draw:points="0,381 27,381 27,0 0,0">
          <text:p/>
        </draw:polygon>
        <draw:polygon draw:style-name="gr30" draw:text-style-name="P8" draw:layer="layout" svg:width="0.026cm" svg:height="0.38cm" svg:x="32.024cm" svg:y="18.674cm" svg:viewBox="0 0 27 381" draw:points="0,381 27,381 27,0 0,0">
          <text:p/>
        </draw:polygon>
        <draw:polygon draw:style-name="gr32" draw:text-style-name="P10" draw:layer="layout" svg:width="0.027cm" svg:height="0.38cm" svg:x="32.05cm" svg:y="18.674cm" svg:viewBox="0 0 28 381" draw:points="0,381 28,381 28,0 0,0">
          <text:p/>
        </draw:polygon>
        <draw:polygon draw:style-name="gr30" draw:text-style-name="P8" draw:layer="layout" svg:width="0.026cm" svg:height="0.38cm" svg:x="32.077cm" svg:y="18.674cm" svg:viewBox="0 0 27 381" draw:points="0,381 27,381 27,0 0,0">
          <text:p/>
        </draw:polygon>
        <draw:polygon draw:style-name="gr30" draw:text-style-name="P8" draw:layer="layout" svg:width="0.026cm" svg:height="0.38cm" svg:x="32.103cm" svg:y="18.674cm" svg:viewBox="0 0 27 381" draw:points="0,381 27,381 27,0 0,0">
          <text:p/>
        </draw:polygon>
        <draw:polygon draw:style-name="gr31" draw:text-style-name="P9" draw:layer="layout" svg:width="0.026cm" svg:height="0.38cm" svg:x="32.13cm" svg:y="18.674cm" svg:viewBox="0 0 27 381" draw:points="0,381 27,381 27,0 0,0">
          <text:p/>
        </draw:polygon>
        <draw:polygon draw:style-name="gr29" draw:text-style-name="P7" draw:layer="layout" svg:width="0.026cm" svg:height="0.38cm" svg:x="32.156cm" svg:y="18.674cm" svg:viewBox="0 0 27 381" draw:points="0,381 27,381 27,0 0,0">
          <text:p/>
        </draw:polygon>
        <draw:polygon draw:style-name="gr31" draw:text-style-name="P9" draw:layer="layout" svg:width="0.026cm" svg:height="0.38cm" svg:x="32.182cm" svg:y="18.674cm" svg:viewBox="0 0 27 381" draw:points="0,381 27,381 27,0 0,0">
          <text:p/>
        </draw:polygon>
        <draw:polygon draw:style-name="gr30" draw:text-style-name="P8" draw:layer="layout" svg:width="0.026cm" svg:height="0.38cm" svg:x="32.208cm" svg:y="18.674cm" svg:viewBox="0 0 27 381" draw:points="0,381 27,381 27,0 0,0">
          <text:p/>
        </draw:polygon>
        <draw:polygon draw:style-name="gr29" draw:text-style-name="P7" draw:layer="layout" svg:width="0.026cm" svg:height="0.38cm" svg:x="32.235cm" svg:y="18.674cm" svg:viewBox="0 0 27 381" draw:points="0,381 27,381 27,0 0,0">
          <text:p/>
        </draw:polygon>
        <draw:polygon draw:style-name="gr30" draw:text-style-name="P8" draw:layer="layout" svg:width="0.026cm" svg:height="0.38cm" svg:x="32.287cm" svg:y="18.674cm" svg:viewBox="0 0 27 381" draw:points="0,381 27,381 27,0 0,0">
          <text:p/>
        </draw:polygon>
        <draw:polygon draw:style-name="gr30" draw:text-style-name="P8" draw:layer="layout" svg:width="0.026cm" svg:height="0.38cm" svg:x="32.313cm" svg:y="18.674cm" svg:viewBox="0 0 27 381" draw:points="0,381 27,381 27,0 0,0">
          <text:p/>
        </draw:polygon>
        <draw:polygon draw:style-name="gr30" draw:text-style-name="P8" draw:layer="layout" svg:width="0.026cm" svg:height="0.38cm" svg:x="32.34cm" svg:y="18.674cm" svg:viewBox="0 0 27 381" draw:points="0,381 27,381 27,0 0,0">
          <text:p/>
        </draw:polygon>
        <draw:polygon draw:style-name="gr29" draw:text-style-name="P7" draw:layer="layout" svg:width="0.026cm" svg:height="0.38cm" svg:x="32.366cm" svg:y="18.674cm" svg:viewBox="0 0 27 381" draw:points="0,381 27,381 27,0 0,0">
          <text:p/>
        </draw:polygon>
        <draw:polygon draw:style-name="gr30" draw:text-style-name="P8" draw:layer="layout" svg:width="0.026cm" svg:height="0.38cm" svg:x="32.392cm" svg:y="18.674cm" svg:viewBox="0 0 27 381" draw:points="0,381 27,381 27,0 0,0">
          <text:p/>
        </draw:polygon>
        <draw:polygon draw:style-name="gr31" draw:text-style-name="P9" draw:layer="layout" svg:width="0.027cm" svg:height="0.38cm" svg:x="32.418cm" svg:y="18.674cm" svg:viewBox="0 0 28 381" draw:points="0,381 28,381 28,0 0,0">
          <text:p/>
        </draw:polygon>
        <draw:polygon draw:style-name="gr31" draw:text-style-name="P9" draw:layer="layout" svg:width="0.026cm" svg:height="0.38cm" svg:x="32.445cm" svg:y="18.674cm" svg:viewBox="0 0 27 381" draw:points="0,381 27,381 27,0 0,0">
          <text:p/>
        </draw:polygon>
        <draw:polygon draw:style-name="gr31" draw:text-style-name="P9" draw:layer="layout" svg:width="0.026cm" svg:height="0.38cm" svg:x="32.471cm" svg:y="18.674cm" svg:viewBox="0 0 27 381" draw:points="0,381 27,381 27,0 0,0">
          <text:p/>
        </draw:polygon>
        <draw:polygon draw:style-name="gr30" draw:text-style-name="P8" draw:layer="layout" svg:width="0.026cm" svg:height="0.38cm" svg:x="32.497cm" svg:y="18.674cm" svg:viewBox="0 0 27 381" draw:points="0,381 27,381 27,0 0,0">
          <text:p/>
        </draw:polygon>
        <draw:polygon draw:style-name="gr31" draw:text-style-name="P9" draw:layer="layout" svg:width="0.026cm" svg:height="0.38cm" svg:x="32.524cm" svg:y="18.674cm" svg:viewBox="0 0 27 381" draw:points="0,381 27,381 27,0 0,0">
          <text:p/>
        </draw:polygon>
        <draw:polygon draw:style-name="gr32" draw:text-style-name="P10" draw:layer="layout" svg:width="0.026cm" svg:height="0.38cm" svg:x="32.55cm" svg:y="18.674cm" svg:viewBox="0 0 27 381" draw:points="0,381 27,381 27,0 0,0">
          <text:p/>
        </draw:polygon>
        <draw:polygon draw:style-name="gr32" draw:text-style-name="P10" draw:layer="layout" svg:width="0.026cm" svg:height="0.38cm" svg:x="32.576cm" svg:y="18.674cm" svg:viewBox="0 0 27 381" draw:points="0,381 27,381 27,0 0,0">
          <text:p/>
        </draw:polygon>
        <draw:polygon draw:style-name="gr31" draw:text-style-name="P9" draw:layer="layout" svg:width="0.026cm" svg:height="0.38cm" svg:x="32.603cm" svg:y="18.674cm" svg:viewBox="0 0 27 381" draw:points="0,381 27,381 27,0 0,0">
          <text:p/>
        </draw:polygon>
        <draw:polygon draw:style-name="gr32" draw:text-style-name="P10" draw:layer="layout" svg:width="0.026cm" svg:height="0.38cm" svg:x="32.629cm" svg:y="18.674cm" svg:viewBox="0 0 27 381" draw:points="0,381 27,381 27,0 0,0">
          <text:p/>
        </draw:polygon>
        <draw:polygon draw:style-name="gr29" draw:text-style-name="P7" draw:layer="layout" svg:width="0.026cm" svg:height="0.38cm" svg:x="32.655cm" svg:y="18.674cm" svg:viewBox="0 0 27 381" draw:points="0,381 27,381 27,0 0,0">
          <text:p/>
        </draw:polygon>
        <draw:polygon draw:style-name="gr32" draw:text-style-name="P10" draw:layer="layout" svg:width="0.026cm" svg:height="0.38cm" svg:x="32.681cm" svg:y="18.674cm" svg:viewBox="0 0 27 381" draw:points="0,381 27,381 27,0 0,0">
          <text:p/>
        </draw:polygon>
        <draw:polygon draw:style-name="gr32" draw:text-style-name="P10" draw:layer="layout" svg:width="0.026cm" svg:height="0.38cm" svg:x="32.707cm" svg:y="18.674cm" svg:viewBox="0 0 27 381" draw:points="0,381 27,381 27,0 0,0">
          <text:p/>
        </draw:polygon>
        <draw:polygon draw:style-name="gr31" draw:text-style-name="P9" draw:layer="layout" svg:width="0.026cm" svg:height="0.38cm" svg:x="32.734cm" svg:y="18.674cm" svg:viewBox="0 0 27 381" draw:points="0,381 27,381 27,0 0,0">
          <text:p/>
        </draw:polygon>
        <draw:polygon draw:style-name="gr32" draw:text-style-name="P10" draw:layer="layout" svg:width="0.026cm" svg:height="0.38cm" svg:x="32.76cm" svg:y="18.674cm" svg:viewBox="0 0 27 381" draw:points="0,381 27,381 27,0 0,0">
          <text:p/>
        </draw:polygon>
        <draw:polygon draw:style-name="gr30" draw:text-style-name="P8" draw:layer="layout" svg:width="0.026cm" svg:height="0.38cm" svg:x="32.786cm" svg:y="18.674cm" svg:viewBox="0 0 27 381" draw:points="0,381 27,381 27,0 0,0">
          <text:p/>
        </draw:polygon>
        <draw:polygon draw:style-name="gr30" draw:text-style-name="P8" draw:layer="layout" svg:width="0.027cm" svg:height="0.38cm" svg:x="32.812cm" svg:y="18.674cm" svg:viewBox="0 0 28 381" draw:points="0,381 28,381 28,0 0,0">
          <text:p/>
        </draw:polygon>
        <draw:polygon draw:style-name="gr32" draw:text-style-name="P10" draw:layer="layout" svg:width="0.026cm" svg:height="0.38cm" svg:x="32.839cm" svg:y="18.674cm" svg:viewBox="0 0 27 381" draw:points="0,381 27,381 27,0 0,0">
          <text:p/>
        </draw:polygon>
        <draw:polygon draw:style-name="gr30" draw:text-style-name="P8" draw:layer="layout" svg:width="0.026cm" svg:height="0.38cm" svg:x="32.865cm" svg:y="18.674cm" svg:viewBox="0 0 27 381" draw:points="0,381 27,381 27,0 0,0">
          <text:p/>
        </draw:polygon>
        <draw:polygon draw:style-name="gr31" draw:text-style-name="P9" draw:layer="layout" svg:width="0.026cm" svg:height="0.38cm" svg:x="32.891cm" svg:y="18.674cm" svg:viewBox="0 0 27 381" draw:points="0,381 27,381 27,0 0,0">
          <text:p/>
        </draw:polygon>
        <draw:polygon draw:style-name="gr32" draw:text-style-name="P10" draw:layer="layout" svg:width="0.026cm" svg:height="0.38cm" svg:x="32.918cm" svg:y="18.674cm" svg:viewBox="0 0 27 381" draw:points="0,381 27,381 27,0 0,0">
          <text:p/>
        </draw:polygon>
        <draw:polygon draw:style-name="gr30" draw:text-style-name="P8" draw:layer="layout" svg:width="0.026cm" svg:height="0.38cm" svg:x="32.944cm" svg:y="18.674cm" svg:viewBox="0 0 27 381" draw:points="0,381 27,381 27,0 0,0">
          <text:p/>
        </draw:polygon>
        <draw:polygon draw:style-name="gr30" draw:text-style-name="P8" draw:layer="layout" svg:width="0.026cm" svg:height="0.38cm" svg:x="32.97cm" svg:y="18.674cm" svg:viewBox="0 0 27 381" draw:points="0,381 27,381 27,0 0,0">
          <text:p/>
        </draw:polygon>
        <draw:polygon draw:style-name="gr31" draw:text-style-name="P9" draw:layer="layout" svg:width="0.026cm" svg:height="0.38cm" svg:x="32.996cm" svg:y="18.674cm" svg:viewBox="0 0 27 381" draw:points="0,381 27,381 27,0 0,0">
          <text:p/>
        </draw:polygon>
        <draw:polygon draw:style-name="gr29" draw:text-style-name="P7" draw:layer="layout" svg:width="0.026cm" svg:height="0.38cm" svg:x="33.023cm" svg:y="18.674cm" svg:viewBox="0 0 27 381" draw:points="0,381 27,381 27,0 0,0">
          <text:p/>
        </draw:polygon>
        <draw:polygon draw:style-name="gr30" draw:text-style-name="P8" draw:layer="layout" svg:width="0.026cm" svg:height="0.38cm" svg:x="33.049cm" svg:y="18.674cm" svg:viewBox="0 0 27 381" draw:points="0,381 27,381 27,0 0,0">
          <text:p/>
        </draw:polygon>
        <draw:polygon draw:style-name="gr30" draw:text-style-name="P8" draw:layer="layout" svg:width="0.026cm" svg:height="0.38cm" svg:x="33.075cm" svg:y="18.674cm" svg:viewBox="0 0 27 381" draw:points="0,381 27,381 27,0 0,0">
          <text:p/>
        </draw:polygon>
        <draw:polygon draw:style-name="gr31" draw:text-style-name="P9" draw:layer="layout" svg:width="0.027cm" svg:height="0.38cm" svg:x="33.101cm" svg:y="18.674cm" svg:viewBox="0 0 28 381" draw:points="0,381 28,381 28,0 0,0">
          <text:p/>
        </draw:polygon>
        <draw:polygon draw:style-name="gr31" draw:text-style-name="P9" draw:layer="layout" svg:width="0.026cm" svg:height="0.38cm" svg:x="33.128cm" svg:y="18.674cm" svg:viewBox="0 0 27 381" draw:points="0,381 27,381 27,0 0,0">
          <text:p/>
        </draw:polygon>
        <draw:polygon draw:style-name="gr31" draw:text-style-name="P9" draw:layer="layout" svg:width="0.026cm" svg:height="0.38cm" svg:x="33.154cm" svg:y="18.674cm" svg:viewBox="0 0 27 381" draw:points="0,381 27,381 27,0 0,0">
          <text:p/>
        </draw:polygon>
        <draw:polygon draw:style-name="gr30" draw:text-style-name="P8" draw:layer="layout" svg:width="0.027cm" svg:height="0.38cm" svg:x="33.18cm" svg:y="18.674cm" svg:viewBox="0 0 28 381" draw:points="0,381 28,381 28,0 0,0">
          <text:p/>
        </draw:polygon>
        <draw:polygon draw:style-name="gr30" draw:text-style-name="P8" draw:layer="layout" svg:width="0.026cm" svg:height="0.38cm" svg:x="33.207cm" svg:y="18.674cm" svg:viewBox="0 0 27 381" draw:points="0,381 27,381 27,0 0,0">
          <text:p/>
        </draw:polygon>
        <draw:polygon draw:style-name="gr32" draw:text-style-name="P10" draw:layer="layout" svg:width="0.026cm" svg:height="0.38cm" svg:x="33.233cm" svg:y="18.674cm" svg:viewBox="0 0 27 381" draw:points="0,381 27,381 27,0 0,0">
          <text:p/>
        </draw:polygon>
        <draw:polygon draw:style-name="gr30" draw:text-style-name="P8" draw:layer="layout" svg:width="0.026cm" svg:height="0.38cm" svg:x="33.259cm" svg:y="18.674cm" svg:viewBox="0 0 27 381" draw:points="0,381 27,381 27,0 0,0">
          <text:p/>
        </draw:polygon>
        <draw:polygon draw:style-name="gr31" draw:text-style-name="P9" draw:layer="layout" svg:width="0.026cm" svg:height="0.38cm" svg:x="33.286cm" svg:y="18.674cm" svg:viewBox="0 0 27 381" draw:points="0,381 27,381 27,0 0,0">
          <text:p/>
        </draw:polygon>
        <draw:polygon draw:style-name="gr30" draw:text-style-name="P8" draw:layer="layout" svg:width="0.026cm" svg:height="0.38cm" svg:x="33.312cm" svg:y="18.674cm" svg:viewBox="0 0 27 381" draw:points="0,381 27,381 27,0 0,0">
          <text:p/>
        </draw:polygon>
        <draw:polygon draw:style-name="gr31" draw:text-style-name="P9" draw:layer="layout" svg:width="0.026cm" svg:height="0.38cm" svg:x="33.338cm" svg:y="18.674cm" svg:viewBox="0 0 27 381" draw:points="0,381 27,381 27,0 0,0">
          <text:p/>
        </draw:polygon>
        <draw:polygon draw:style-name="gr32" draw:text-style-name="P10" draw:layer="layout" svg:width="0.026cm" svg:height="0.38cm" svg:x="33.364cm" svg:y="18.674cm" svg:viewBox="0 0 27 381" draw:points="0,381 27,381 27,0 0,0">
          <text:p/>
        </draw:polygon>
        <draw:polygon draw:style-name="gr30" draw:text-style-name="P8" draw:layer="layout" svg:width="0.026cm" svg:height="0.38cm" svg:x="33.39cm" svg:y="18.674cm" svg:viewBox="0 0 27 381" draw:points="0,381 27,381 27,0 0,0">
          <text:p/>
        </draw:polygon>
        <draw:polygon draw:style-name="gr30" draw:text-style-name="P8" draw:layer="layout" svg:width="0.026cm" svg:height="0.38cm" svg:x="33.417cm" svg:y="18.674cm" svg:viewBox="0 0 27 381" draw:points="0,381 27,381 27,0 0,0">
          <text:p/>
        </draw:polygon>
        <draw:polygon draw:style-name="gr30" draw:text-style-name="P8" draw:layer="layout" svg:width="0.026cm" svg:height="0.38cm" svg:x="33.444cm" svg:y="18.674cm" svg:viewBox="0 0 27 381" draw:points="0,381 27,381 27,0 0,0">
          <text:p/>
        </draw:polygon>
        <draw:polygon draw:style-name="gr30" draw:text-style-name="P8" draw:layer="layout" svg:width="0.026cm" svg:height="0.38cm" svg:x="33.469cm" svg:y="18.674cm" svg:viewBox="0 0 27 381" draw:points="0,381 27,381 27,0 0,0">
          <text:p/>
        </draw:polygon>
        <draw:polygon draw:style-name="gr30" draw:text-style-name="P8" draw:layer="layout" svg:width="0.027cm" svg:height="0.38cm" svg:x="33.495cm" svg:y="18.674cm" svg:viewBox="0 0 28 381" draw:points="0,381 28,381 28,0 0,0">
          <text:p/>
        </draw:polygon>
        <draw:polygon draw:style-name="gr31" draw:text-style-name="P9" draw:layer="layout" svg:width="0.026cm" svg:height="0.38cm" svg:x="33.522cm" svg:y="18.674cm" svg:viewBox="0 0 27 381" draw:points="0,381 27,381 27,0 0,0">
          <text:p/>
        </draw:polygon>
        <draw:polygon draw:style-name="gr30" draw:text-style-name="P8" draw:layer="layout" svg:width="0.026cm" svg:height="0.38cm" svg:x="33.548cm" svg:y="18.674cm" svg:viewBox="0 0 27 381" draw:points="0,381 27,381 27,0 0,0">
          <text:p/>
        </draw:polygon>
        <draw:polygon draw:style-name="gr30" draw:text-style-name="P8" draw:layer="layout" svg:width="0.028cm" svg:height="0.38cm" svg:x="33.574cm" svg:y="18.674cm" svg:viewBox="0 0 29 381" draw:points="0,381 29,381 29,0 0,0">
          <text:p/>
        </draw:polygon>
        <draw:polygon draw:style-name="gr32" draw:text-style-name="P10" draw:layer="layout" svg:width="0.026cm" svg:height="0.38cm" svg:x="33.601cm" svg:y="18.674cm" svg:viewBox="0 0 27 381" draw:points="0,381 27,381 27,0 0,0">
          <text:p/>
        </draw:polygon>
        <draw:polygon draw:style-name="gr30" draw:text-style-name="P8" draw:layer="layout" svg:width="0.026cm" svg:height="0.38cm" svg:x="33.627cm" svg:y="18.674cm" svg:viewBox="0 0 27 381" draw:points="0,381 27,381 27,0 0,0">
          <text:p/>
        </draw:polygon>
        <draw:polygon draw:style-name="gr31" draw:text-style-name="P9" draw:layer="layout" svg:width="0.026cm" svg:height="0.38cm" svg:x="33.653cm" svg:y="18.674cm" svg:viewBox="0 0 27 381" draw:points="0,381 27,381 27,0 0,0">
          <text:p/>
        </draw:polygon>
        <draw:polygon draw:style-name="gr29" draw:text-style-name="P7" draw:layer="layout" svg:width="0.026cm" svg:height="0.38cm" svg:x="33.68cm" svg:y="18.674cm" svg:viewBox="0 0 27 381" draw:points="0,381 27,381 27,0 0,0">
          <text:p/>
        </draw:polygon>
        <draw:polygon draw:style-name="gr30" draw:text-style-name="P8" draw:layer="layout" svg:width="0.026cm" svg:height="0.38cm" svg:x="33.706cm" svg:y="18.674cm" svg:viewBox="0 0 27 381" draw:points="0,381 27,381 27,0 0,0">
          <text:p/>
        </draw:polygon>
        <draw:polygon draw:style-name="gr30" draw:text-style-name="P8" draw:layer="layout" svg:width="0.026cm" svg:height="0.38cm" svg:x="33.732cm" svg:y="18.674cm" svg:viewBox="0 0 27 381" draw:points="0,381 27,381 27,0 0,0">
          <text:p/>
        </draw:polygon>
        <draw:polygon draw:style-name="gr32" draw:text-style-name="P10" draw:layer="layout" svg:width="0.026cm" svg:height="0.38cm" svg:x="33.784cm" svg:y="18.674cm" svg:viewBox="0 0 27 381" draw:points="0,381 27,381 27,0 0,0">
          <text:p/>
        </draw:polygon>
        <draw:polygon draw:style-name="gr31" draw:text-style-name="P9" draw:layer="layout" svg:width="0.026cm" svg:height="0.38cm" svg:x="33.811cm" svg:y="18.674cm" svg:viewBox="0 0 27 381" draw:points="0,381 27,381 27,0 0,0">
          <text:p/>
        </draw:polygon>
        <draw:polygon draw:style-name="gr30" draw:text-style-name="P8" draw:layer="layout" svg:width="0.026cm" svg:height="0.38cm" svg:x="33.837cm" svg:y="18.674cm" svg:viewBox="0 0 27 381" draw:points="0,381 27,381 27,0 0,0">
          <text:p/>
        </draw:polygon>
        <draw:polygon draw:style-name="gr30" draw:text-style-name="P8" draw:layer="layout" svg:width="0.027cm" svg:height="0.38cm" svg:x="33.863cm" svg:y="18.674cm" svg:viewBox="0 0 28 381" draw:points="0,381 28,381 28,0 0,0">
          <text:p/>
        </draw:polygon>
        <draw:polygon draw:style-name="gr31" draw:text-style-name="P9" draw:layer="layout" svg:width="0.026cm" svg:height="0.38cm" svg:x="33.891cm" svg:y="18.674cm" svg:viewBox="0 0 27 381" draw:points="0,381 27,381 27,0 0,0">
          <text:p/>
        </draw:polygon>
        <draw:polygon draw:style-name="gr32" draw:text-style-name="P10" draw:layer="layout" svg:width="0.026cm" svg:height="0.38cm" svg:x="33.916cm" svg:y="18.674cm" svg:viewBox="0 0 27 381" draw:points="0,381 27,381 27,0 0,0">
          <text:p/>
        </draw:polygon>
        <draw:polygon draw:style-name="gr30" draw:text-style-name="P8" draw:layer="layout" svg:width="0.026cm" svg:height="0.38cm" svg:x="33.942cm" svg:y="18.674cm" svg:viewBox="0 0 27 381" draw:points="0,381 27,381 27,0 0,0">
          <text:p/>
        </draw:polygon>
        <draw:polygon draw:style-name="gr32" draw:text-style-name="P10" draw:layer="layout" svg:width="0.026cm" svg:height="0.38cm" svg:x="33.969cm" svg:y="18.674cm" svg:viewBox="0 0 27 381" draw:points="0,381 27,381 27,0 0,0">
          <text:p/>
        </draw:polygon>
        <draw:polygon draw:style-name="gr31" draw:text-style-name="P9" draw:layer="layout" svg:width="0.026cm" svg:height="0.38cm" svg:x="33.995cm" svg:y="18.674cm" svg:viewBox="0 0 27 381" draw:points="0,381 27,381 27,0 0,0">
          <text:p/>
        </draw:polygon>
        <draw:polygon draw:style-name="gr29" draw:text-style-name="P7" draw:layer="layout" svg:width="0.026cm" svg:height="0.38cm" svg:x="34.021cm" svg:y="18.674cm" svg:viewBox="0 0 27 381" draw:points="0,381 27,381 27,0 0,0">
          <text:p/>
        </draw:polygon>
        <draw:polygon draw:style-name="gr31" draw:text-style-name="P9" draw:layer="layout" svg:width="0.026cm" svg:height="0.38cm" svg:x="34.047cm" svg:y="18.674cm" svg:viewBox="0 0 27 381" draw:points="0,381 27,381 27,0 0,0">
          <text:p/>
        </draw:polygon>
        <draw:polygon draw:style-name="gr30" draw:text-style-name="P8" draw:layer="layout" svg:width="0.026cm" svg:height="0.38cm" svg:x="34.074cm" svg:y="18.674cm" svg:viewBox="0 0 27 381" draw:points="0,381 27,381 27,0 0,0">
          <text:p/>
        </draw:polygon>
        <draw:polygon draw:style-name="gr31" draw:text-style-name="P9" draw:layer="layout" svg:width="0.026cm" svg:height="0.38cm" svg:x="34.1cm" svg:y="18.674cm" svg:viewBox="0 0 27 381" draw:points="0,381 27,381 27,0 0,0">
          <text:p/>
        </draw:polygon>
        <draw:polygon draw:style-name="gr31" draw:text-style-name="P9" draw:layer="layout" svg:width="0.026cm" svg:height="0.38cm" svg:x="34.126cm" svg:y="18.674cm" svg:viewBox="0 0 27 381" draw:points="0,381 27,381 27,0 0,0">
          <text:p/>
        </draw:polygon>
        <draw:polygon draw:style-name="gr30" draw:text-style-name="P8" draw:layer="layout" svg:width="0.026cm" svg:height="0.38cm" svg:x="34.152cm" svg:y="18.674cm" svg:viewBox="0 0 27 381" draw:points="0,381 27,381 27,0 0,0">
          <text:p/>
        </draw:polygon>
        <draw:polygon draw:style-name="gr31" draw:text-style-name="P9" draw:layer="layout" svg:width="0.026cm" svg:height="0.38cm" svg:x="34.179cm" svg:y="18.674cm" svg:viewBox="0 0 27 381" draw:points="0,381 27,381 27,0 0,0">
          <text:p/>
        </draw:polygon>
        <draw:polygon draw:style-name="gr31" draw:text-style-name="P9" draw:layer="layout" svg:width="0.026cm" svg:height="0.38cm" svg:x="34.205cm" svg:y="18.674cm" svg:viewBox="0 0 27 381" draw:points="0,381 27,381 27,0 0,0">
          <text:p/>
        </draw:polygon>
        <draw:polygon draw:style-name="gr32" draw:text-style-name="P10" draw:layer="layout" svg:width="0.026cm" svg:height="0.38cm" svg:x="34.231cm" svg:y="18.674cm" svg:viewBox="0 0 27 381" draw:points="0,381 27,381 27,0 0,0">
          <text:p/>
        </draw:polygon>
        <draw:polygon draw:style-name="gr30" draw:text-style-name="P8" draw:layer="layout" svg:width="0.027cm" svg:height="0.38cm" svg:x="34.257cm" svg:y="18.674cm" svg:viewBox="0 0 28 381" draw:points="0,381 28,381 28,0 0,0">
          <text:p/>
        </draw:polygon>
        <draw:polygon draw:style-name="gr29" draw:text-style-name="P7" draw:layer="layout" svg:width="0.026cm" svg:height="0.38cm" svg:x="34.284cm" svg:y="18.674cm" svg:viewBox="0 0 27 381" draw:points="0,381 27,381 27,0 0,0">
          <text:p/>
        </draw:polygon>
        <draw:polygon draw:style-name="gr29" draw:text-style-name="P7" draw:layer="layout" svg:width="0.026cm" svg:height="0.38cm" svg:x="34.31cm" svg:y="18.674cm" svg:viewBox="0 0 27 381" draw:points="0,381 27,381 27,0 0,0">
          <text:p/>
        </draw:polygon>
        <draw:polygon draw:style-name="gr31" draw:text-style-name="P9" draw:layer="layout" svg:width="0.026cm" svg:height="0.38cm" svg:x="34.336cm" svg:y="18.674cm" svg:viewBox="0 0 27 381" draw:points="0,381 27,381 27,0 0,0">
          <text:p/>
        </draw:polygon>
        <draw:polygon draw:style-name="gr30" draw:text-style-name="P8" draw:layer="layout" svg:width="0.026cm" svg:height="0.38cm" svg:x="34.363cm" svg:y="18.674cm" svg:viewBox="0 0 27 381" draw:points="0,381 27,381 27,0 0,0">
          <text:p/>
        </draw:polygon>
        <draw:polygon draw:style-name="gr29" draw:text-style-name="P7" draw:layer="layout" svg:width="0.026cm" svg:height="0.38cm" svg:x="34.415cm" svg:y="18.674cm" svg:viewBox="0 0 27 381" draw:points="0,381 27,381 27,0 0,0">
          <text:p/>
        </draw:polygon>
        <draw:polygon draw:style-name="gr30" draw:text-style-name="P8" draw:layer="layout" svg:width="0.026cm" svg:height="0.38cm" svg:x="34.441cm" svg:y="18.674cm" svg:viewBox="0 0 27 381" draw:points="0,381 27,381 27,0 0,0">
          <text:p/>
        </draw:polygon>
        <draw:polygon draw:style-name="gr29" draw:text-style-name="P7" draw:layer="layout" svg:width="0.026cm" svg:height="0.38cm" svg:x="34.468cm" svg:y="18.674cm" svg:viewBox="0 0 27 381" draw:points="0,381 27,381 27,0 0,0">
          <text:p/>
        </draw:polygon>
        <draw:polygon draw:style-name="gr30" draw:text-style-name="P8" draw:layer="layout" svg:width="0.026cm" svg:height="0.38cm" svg:x="34.494cm" svg:y="18.674cm" svg:viewBox="0 0 27 381" draw:points="0,381 27,381 27,0 0,0">
          <text:p/>
        </draw:polygon>
        <draw:polygon draw:style-name="gr32" draw:text-style-name="P10" draw:layer="layout" svg:width="0.026cm" svg:height="0.38cm" svg:x="34.52cm" svg:y="18.674cm" svg:viewBox="0 0 27 381" draw:points="0,381 27,381 27,0 0,0">
          <text:p/>
        </draw:polygon>
        <draw:polygon draw:style-name="gr32" draw:text-style-name="P10" draw:layer="layout" svg:width="0.026cm" svg:height="0.38cm" svg:x="34.546cm" svg:y="18.674cm" svg:viewBox="0 0 27 381" draw:points="0,381 27,381 27,0 0,0">
          <text:p/>
        </draw:polygon>
        <draw:polygon draw:style-name="gr32" draw:text-style-name="P10" draw:layer="layout" svg:width="0.026cm" svg:height="0.38cm" svg:x="34.573cm" svg:y="18.674cm" svg:viewBox="0 0 27 381" draw:points="0,381 27,381 27,0 0,0">
          <text:p/>
        </draw:polygon>
        <draw:polygon draw:style-name="gr31" draw:text-style-name="P9" draw:layer="layout" svg:width="0.026cm" svg:height="0.38cm" svg:x="34.599cm" svg:y="18.674cm" svg:viewBox="0 0 27 381" draw:points="0,381 27,381 27,0 0,0">
          <text:p/>
        </draw:polygon>
        <draw:polygon draw:style-name="gr29" draw:text-style-name="P7" draw:layer="layout" svg:width="0.027cm" svg:height="0.38cm" svg:x="34.625cm" svg:y="18.674cm" svg:viewBox="0 0 28 381" draw:points="0,381 28,381 28,0 0,0">
          <text:p/>
        </draw:polygon>
        <draw:polygon draw:style-name="gr29" draw:text-style-name="P7" draw:layer="layout" svg:width="0.026cm" svg:height="0.38cm" svg:x="34.652cm" svg:y="18.674cm" svg:viewBox="0 0 27 381" draw:points="0,381 27,381 27,0 0,0">
          <text:p/>
        </draw:polygon>
        <draw:polygon draw:style-name="gr29" draw:text-style-name="P7" draw:layer="layout" svg:width="0.026cm" svg:height="0.38cm" svg:x="20.123cm" svg:y="17.915cm" svg:viewBox="0 0 27 381" draw:points="0,381 27,381 27,0 0,0">
          <text:p/>
        </draw:polygon>
        <draw:polygon draw:style-name="gr30" draw:text-style-name="P8" draw:layer="layout" svg:width="0.026cm" svg:height="0.38cm" svg:x="20.15cm" svg:y="17.915cm" svg:viewBox="0 0 27 381" draw:points="0,381 27,381 27,0 0,0">
          <text:p/>
        </draw:polygon>
        <draw:polygon draw:style-name="gr31" draw:text-style-name="P9" draw:layer="layout" svg:width="0.026cm" svg:height="0.38cm" svg:x="20.176cm" svg:y="17.915cm" svg:viewBox="0 0 27 381" draw:points="0,381 27,381 27,0 0,0">
          <text:p/>
        </draw:polygon>
        <draw:polygon draw:style-name="gr32" draw:text-style-name="P10" draw:layer="layout" svg:width="0.026cm" svg:height="0.38cm" svg:x="20.202cm" svg:y="17.915cm" svg:viewBox="0 0 27 381" draw:points="0,381 27,381 27,0 0,0">
          <text:p/>
        </draw:polygon>
        <draw:polygon draw:style-name="gr31" draw:text-style-name="P9" draw:layer="layout" svg:width="0.026cm" svg:height="0.38cm" svg:x="20.228cm" svg:y="17.915cm" svg:viewBox="0 0 27 381" draw:points="0,381 27,381 27,0 0,0">
          <text:p/>
        </draw:polygon>
        <draw:polygon draw:style-name="gr32" draw:text-style-name="P10" draw:layer="layout" svg:width="0.026cm" svg:height="0.38cm" svg:x="20.256cm" svg:y="17.915cm" svg:viewBox="0 0 27 381" draw:points="0,381 27,381 27,0 0,0">
          <text:p/>
        </draw:polygon>
        <draw:polygon draw:style-name="gr32" draw:text-style-name="P10" draw:layer="layout" svg:width="0.026cm" svg:height="0.38cm" svg:x="20.281cm" svg:y="17.915cm" svg:viewBox="0 0 27 381" draw:points="0,381 27,381 27,0 0,0">
          <text:p/>
        </draw:polygon>
        <draw:polygon draw:style-name="gr30" draw:text-style-name="P8" draw:layer="layout" svg:width="0.026cm" svg:height="0.38cm" svg:x="20.307cm" svg:y="17.915cm" svg:viewBox="0 0 27 381" draw:points="0,381 27,381 27,0 0,0">
          <text:p/>
        </draw:polygon>
        <draw:polygon draw:style-name="gr31" draw:text-style-name="P9" draw:layer="layout" svg:width="0.026cm" svg:height="0.38cm" svg:x="20.333cm" svg:y="17.915cm" svg:viewBox="0 0 27 381" draw:points="0,381 27,381 27,0 0,0">
          <text:p/>
        </draw:polygon>
        <draw:polygon draw:style-name="gr32" draw:text-style-name="P10" draw:layer="layout" svg:width="0.027cm" svg:height="0.38cm" svg:x="20.359cm" svg:y="17.915cm" svg:viewBox="0 0 28 381" draw:points="0,381 28,381 28,0 0,0">
          <text:p/>
        </draw:polygon>
        <draw:polygon draw:style-name="gr32" draw:text-style-name="P10" draw:layer="layout" svg:width="0.026cm" svg:height="0.38cm" svg:x="20.386cm" svg:y="17.915cm" svg:viewBox="0 0 27 381" draw:points="0,381 27,381 27,0 0,0">
          <text:p/>
        </draw:polygon>
        <draw:polygon draw:style-name="gr30" draw:text-style-name="P8" draw:layer="layout" svg:width="0.026cm" svg:height="0.38cm" svg:x="20.412cm" svg:y="17.915cm" svg:viewBox="0 0 27 381" draw:points="0,381 27,381 27,0 0,0">
          <text:p/>
        </draw:polygon>
        <draw:polygon draw:style-name="gr31" draw:text-style-name="P9" draw:layer="layout" svg:width="0.027cm" svg:height="0.38cm" svg:x="20.438cm" svg:y="17.915cm" svg:viewBox="0 0 28 381" draw:points="0,381 28,381 28,0 0,0">
          <text:p/>
        </draw:polygon>
        <draw:polygon draw:style-name="gr31" draw:text-style-name="P9" draw:layer="layout" svg:width="0.026cm" svg:height="0.38cm" svg:x="20.465cm" svg:y="17.915cm" svg:viewBox="0 0 27 381" draw:points="0,381 27,381 27,0 0,0">
          <text:p/>
        </draw:polygon>
        <draw:polygon draw:style-name="gr30" draw:text-style-name="P8" draw:layer="layout" svg:width="0.026cm" svg:height="0.38cm" svg:x="20.491cm" svg:y="17.915cm" svg:viewBox="0 0 27 381" draw:points="0,381 27,381 27,0 0,0">
          <text:p/>
        </draw:polygon>
        <draw:polygon draw:style-name="gr30" draw:text-style-name="P8" draw:layer="layout" svg:width="0.026cm" svg:height="0.38cm" svg:x="20.517cm" svg:y="17.915cm" svg:viewBox="0 0 27 381" draw:points="0,381 27,381 27,0 0,0">
          <text:p/>
        </draw:polygon>
        <draw:polygon draw:style-name="gr31" draw:text-style-name="P9" draw:layer="layout" svg:width="0.026cm" svg:height="0.38cm" svg:x="20.544cm" svg:y="17.915cm" svg:viewBox="0 0 27 381" draw:points="0,381 27,381 27,0 0,0">
          <text:p/>
        </draw:polygon>
        <draw:polygon draw:style-name="gr30" draw:text-style-name="P8" draw:layer="layout" svg:width="0.026cm" svg:height="0.38cm" svg:x="20.57cm" svg:y="17.915cm" svg:viewBox="0 0 27 381" draw:points="0,381 27,381 27,0 0,0">
          <text:p/>
        </draw:polygon>
        <draw:polygon draw:style-name="gr32" draw:text-style-name="P10" draw:layer="layout" svg:width="0.026cm" svg:height="0.38cm" svg:x="20.596cm" svg:y="17.915cm" svg:viewBox="0 0 27 381" draw:points="0,381 27,381 27,0 0,0">
          <text:p/>
        </draw:polygon>
        <draw:polygon draw:style-name="gr30" draw:text-style-name="P8" draw:layer="layout" svg:width="0.026cm" svg:height="0.38cm" svg:x="20.622cm" svg:y="17.915cm" svg:viewBox="0 0 27 381" draw:points="0,381 27,381 27,0 0,0">
          <text:p/>
        </draw:polygon>
        <draw:polygon draw:style-name="gr31" draw:text-style-name="P9" draw:layer="layout" svg:width="0.026cm" svg:height="0.38cm" svg:x="20.649cm" svg:y="17.915cm" svg:viewBox="0 0 27 381" draw:points="0,381 27,381 27,0 0,0">
          <text:p/>
        </draw:polygon>
        <draw:polygon draw:style-name="gr31" draw:text-style-name="P9" draw:layer="layout" svg:width="0.026cm" svg:height="0.38cm" svg:x="20.676cm" svg:y="17.915cm" svg:viewBox="0 0 27 381" draw:points="0,381 27,381 27,0 0,0">
          <text:p/>
        </draw:polygon>
        <draw:polygon draw:style-name="gr31" draw:text-style-name="P9" draw:layer="layout" svg:width="0.026cm" svg:height="0.38cm" svg:x="20.701cm" svg:y="17.915cm" svg:viewBox="0 0 27 381" draw:points="0,381 27,381 27,0 0,0">
          <text:p/>
        </draw:polygon>
        <draw:polygon draw:style-name="gr32" draw:text-style-name="P10" draw:layer="layout" svg:width="0.026cm" svg:height="0.38cm" svg:x="20.727cm" svg:y="17.915cm" svg:viewBox="0 0 27 381" draw:points="0,381 27,381 27,0 0,0">
          <text:p/>
        </draw:polygon>
        <draw:polygon draw:style-name="gr30" draw:text-style-name="P8" draw:layer="layout" svg:width="0.026cm" svg:height="0.38cm" svg:x="20.754cm" svg:y="17.915cm" svg:viewBox="0 0 27 381" draw:points="0,381 27,381 27,0 0,0">
          <text:p/>
        </draw:polygon>
        <draw:polygon draw:style-name="gr31" draw:text-style-name="P9" draw:layer="layout" svg:width="0.026cm" svg:height="0.38cm" svg:x="20.78cm" svg:y="17.915cm" svg:viewBox="0 0 27 381" draw:points="0,381 27,381 27,0 0,0">
          <text:p/>
        </draw:polygon>
        <draw:polygon draw:style-name="gr31" draw:text-style-name="P9" draw:layer="layout" svg:width="0.027cm" svg:height="0.38cm" svg:x="20.806cm" svg:y="17.915cm" svg:viewBox="0 0 28 381" draw:points="0,381 28,381 28,0 0,0">
          <text:p/>
        </draw:polygon>
        <draw:polygon draw:style-name="gr30" draw:text-style-name="P8" draw:layer="layout" svg:width="0.026cm" svg:height="0.38cm" svg:x="20.833cm" svg:y="17.915cm" svg:viewBox="0 0 27 381" draw:points="0,381 27,381 27,0 0,0">
          <text:p/>
        </draw:polygon>
        <draw:polygon draw:style-name="gr30" draw:text-style-name="P8" draw:layer="layout" svg:width="0.026cm" svg:height="0.38cm" svg:x="20.859cm" svg:y="17.915cm" svg:viewBox="0 0 27 381" draw:points="0,381 27,381 27,0 0,0">
          <text:p/>
        </draw:polygon>
        <draw:polygon draw:style-name="gr30" draw:text-style-name="P8" draw:layer="layout" svg:width="0.026cm" svg:height="0.38cm" svg:x="20.885cm" svg:y="17.915cm" svg:viewBox="0 0 27 381" draw:points="0,381 27,381 27,0 0,0">
          <text:p/>
        </draw:polygon>
        <draw:polygon draw:style-name="gr32" draw:text-style-name="P10" draw:layer="layout" svg:width="0.026cm" svg:height="0.38cm" svg:x="20.911cm" svg:y="17.915cm" svg:viewBox="0 0 27 381" draw:points="0,381 27,381 27,0 0,0">
          <text:p/>
        </draw:polygon>
        <draw:polygon draw:style-name="gr31" draw:text-style-name="P9" draw:layer="layout" svg:width="0.026cm" svg:height="0.38cm" svg:x="20.938cm" svg:y="17.915cm" svg:viewBox="0 0 27 381" draw:points="0,381 27,381 27,0 0,0">
          <text:p/>
        </draw:polygon>
        <draw:polygon draw:style-name="gr30" draw:text-style-name="P8" draw:layer="layout" svg:width="0.026cm" svg:height="0.38cm" svg:x="20.964cm" svg:y="17.915cm" svg:viewBox="0 0 27 381" draw:points="0,381 27,381 27,0 0,0">
          <text:p/>
        </draw:polygon>
        <draw:polygon draw:style-name="gr29" draw:text-style-name="P7" draw:layer="layout" svg:width="0.026cm" svg:height="0.38cm" svg:x="20.99cm" svg:y="17.915cm" svg:viewBox="0 0 27 381" draw:points="0,381 27,381 27,0 0,0">
          <text:p/>
        </draw:polygon>
        <draw:polygon draw:style-name="gr30" draw:text-style-name="P8" draw:layer="layout" svg:width="0.026cm" svg:height="0.38cm" svg:x="21.016cm" svg:y="17.915cm" svg:viewBox="0 0 27 381" draw:points="0,381 27,381 27,0 0,0">
          <text:p/>
        </draw:polygon>
        <draw:polygon draw:style-name="gr30" draw:text-style-name="P8" draw:layer="layout" svg:width="0.026cm" svg:height="0.38cm" svg:x="21.043cm" svg:y="17.915cm" svg:viewBox="0 0 27 381" draw:points="0,381 27,381 27,0 0,0">
          <text:p/>
        </draw:polygon>
        <draw:polygon draw:style-name="gr31" draw:text-style-name="P9" draw:layer="layout" svg:width="0.026cm" svg:height="0.38cm" svg:x="21.069cm" svg:y="17.915cm" svg:viewBox="0 0 27 381" draw:points="0,381 27,381 27,0 0,0">
          <text:p/>
        </draw:polygon>
        <draw:polygon draw:style-name="gr31" draw:text-style-name="P9" draw:layer="layout" svg:width="0.026cm" svg:height="0.38cm" svg:x="21.096cm" svg:y="17.915cm" svg:viewBox="0 0 27 381" draw:points="0,381 27,381 27,0 0,0">
          <text:p/>
        </draw:polygon>
        <draw:polygon draw:style-name="gr30" draw:text-style-name="P8" draw:layer="layout" svg:width="0.027cm" svg:height="0.38cm" svg:x="21.121cm" svg:y="17.915cm" svg:viewBox="0 0 28 381" draw:points="0,381 28,381 28,0 0,0">
          <text:p/>
        </draw:polygon>
        <draw:polygon draw:style-name="gr31" draw:text-style-name="P9" draw:layer="layout" svg:width="0.026cm" svg:height="0.38cm" svg:x="21.148cm" svg:y="17.915cm" svg:viewBox="0 0 27 381" draw:points="0,381 27,381 27,0 0,0">
          <text:p/>
        </draw:polygon>
        <draw:polygon draw:style-name="gr31" draw:text-style-name="P9" draw:layer="layout" svg:width="0.026cm" svg:height="0.38cm" svg:x="21.174cm" svg:y="17.915cm" svg:viewBox="0 0 27 381" draw:points="0,381 27,381 27,0 0,0">
          <text:p/>
        </draw:polygon>
        <draw:polygon draw:style-name="gr29" draw:text-style-name="P7" draw:layer="layout" svg:width="0.027cm" svg:height="0.38cm" svg:x="21.2cm" svg:y="17.915cm" svg:viewBox="0 0 28 381" draw:points="0,381 28,381 28,0 0,0">
          <text:p/>
        </draw:polygon>
        <draw:polygon draw:style-name="gr31" draw:text-style-name="P9" draw:layer="layout" svg:width="0.026cm" svg:height="0.38cm" svg:x="21.227cm" svg:y="17.915cm" svg:viewBox="0 0 27 381" draw:points="0,381 27,381 27,0 0,0">
          <text:p/>
        </draw:polygon>
        <draw:polygon draw:style-name="gr29" draw:text-style-name="P7" draw:layer="layout" svg:width="0.026cm" svg:height="0.38cm" svg:x="21.253cm" svg:y="17.915cm" svg:viewBox="0 0 27 381" draw:points="0,381 27,381 27,0 0,0">
          <text:p/>
        </draw:polygon>
        <draw:polygon draw:style-name="gr30" draw:text-style-name="P8" draw:layer="layout" svg:width="0.026cm" svg:height="0.38cm" svg:x="21.279cm" svg:y="17.915cm" svg:viewBox="0 0 27 381" draw:points="0,381 27,381 27,0 0,0">
          <text:p/>
        </draw:polygon>
        <draw:polygon draw:style-name="gr31" draw:text-style-name="P9" draw:layer="layout" svg:width="0.026cm" svg:height="0.38cm" svg:x="21.305cm" svg:y="17.915cm" svg:viewBox="0 0 27 381" draw:points="0,381 27,381 27,0 0,0">
          <text:p/>
        </draw:polygon>
        <draw:polygon draw:style-name="gr30" draw:text-style-name="P8" draw:layer="layout" svg:width="0.026cm" svg:height="0.38cm" svg:x="21.332cm" svg:y="17.915cm" svg:viewBox="0 0 27 381" draw:points="0,381 27,381 27,0 0,0">
          <text:p/>
        </draw:polygon>
        <draw:polygon draw:style-name="gr30" draw:text-style-name="P8" draw:layer="layout" svg:width="0.026cm" svg:height="0.38cm" svg:x="21.358cm" svg:y="17.915cm" svg:viewBox="0 0 27 381" draw:points="0,381 27,381 27,0 0,0">
          <text:p/>
        </draw:polygon>
        <draw:polygon draw:style-name="gr31" draw:text-style-name="P9" draw:layer="layout" svg:width="0.026cm" svg:height="0.38cm" svg:x="21.384cm" svg:y="17.915cm" svg:viewBox="0 0 27 381" draw:points="0,381 27,381 27,0 0,0">
          <text:p/>
        </draw:polygon>
        <draw:polygon draw:style-name="gr32" draw:text-style-name="P10" draw:layer="layout" svg:width="0.026cm" svg:height="0.38cm" svg:x="21.41cm" svg:y="17.915cm" svg:viewBox="0 0 27 381" draw:points="0,381 27,381 27,0 0,0">
          <text:p/>
        </draw:polygon>
        <draw:polygon draw:style-name="gr31" draw:text-style-name="P9" draw:layer="layout" svg:width="0.026cm" svg:height="0.38cm" svg:x="21.437cm" svg:y="17.915cm" svg:viewBox="0 0 27 381" draw:points="0,381 27,381 27,0 0,0">
          <text:p/>
        </draw:polygon>
        <draw:polygon draw:style-name="gr30" draw:text-style-name="P8" draw:layer="layout" svg:width="0.026cm" svg:height="0.38cm" svg:x="21.463cm" svg:y="17.915cm" svg:viewBox="0 0 27 381" draw:points="0,381 27,381 27,0 0,0">
          <text:p/>
        </draw:polygon>
        <draw:polygon draw:style-name="gr32" draw:text-style-name="P10" draw:layer="layout" svg:width="0.026cm" svg:height="0.38cm" svg:x="21.489cm" svg:y="17.915cm" svg:viewBox="0 0 27 381" draw:points="0,381 27,381 27,0 0,0">
          <text:p/>
        </draw:polygon>
        <draw:polygon draw:style-name="gr31" draw:text-style-name="P9" draw:layer="layout" svg:width="0.027cm" svg:height="0.38cm" svg:x="21.516cm" svg:y="17.915cm" svg:viewBox="0 0 28 381" draw:points="0,381 28,381 28,0 0,0">
          <text:p/>
        </draw:polygon>
        <draw:polygon draw:style-name="gr30" draw:text-style-name="P8" draw:layer="layout" svg:width="0.026cm" svg:height="0.38cm" svg:x="21.543cm" svg:y="17.915cm" svg:viewBox="0 0 27 381" draw:points="0,381 27,381 27,0 0,0">
          <text:p/>
        </draw:polygon>
        <draw:polygon draw:style-name="gr31" draw:text-style-name="P9" draw:layer="layout" svg:width="0.026cm" svg:height="0.38cm" svg:x="21.568cm" svg:y="17.915cm" svg:viewBox="0 0 27 381" draw:points="0,381 27,381 27,0 0,0">
          <text:p/>
        </draw:polygon>
        <draw:polygon draw:style-name="gr31" draw:text-style-name="P9" draw:layer="layout" svg:width="0.026cm" svg:height="0.38cm" svg:x="21.595cm" svg:y="17.915cm" svg:viewBox="0 0 27 381" draw:points="0,381 27,381 27,0 0,0">
          <text:p/>
        </draw:polygon>
        <draw:polygon draw:style-name="gr31" draw:text-style-name="P9" draw:layer="layout" svg:width="0.026cm" svg:height="0.38cm" svg:x="21.621cm" svg:y="17.915cm" svg:viewBox="0 0 27 381" draw:points="0,381 27,381 27,0 0,0">
          <text:p/>
        </draw:polygon>
        <draw:polygon draw:style-name="gr30" draw:text-style-name="P8" draw:layer="layout" svg:width="0.026cm" svg:height="0.38cm" svg:x="21.647cm" svg:y="17.915cm" svg:viewBox="0 0 27 381" draw:points="0,381 27,381 27,0 0,0">
          <text:p/>
        </draw:polygon>
        <draw:polygon draw:style-name="gr30" draw:text-style-name="P8" draw:layer="layout" svg:width="0.026cm" svg:height="0.38cm" svg:x="21.673cm" svg:y="17.915cm" svg:viewBox="0 0 27 381" draw:points="0,381 27,381 27,0 0,0">
          <text:p/>
        </draw:polygon>
        <draw:polygon draw:style-name="gr30" draw:text-style-name="P8" draw:layer="layout" svg:width="0.026cm" svg:height="0.38cm" svg:x="21.7cm" svg:y="17.915cm" svg:viewBox="0 0 27 381" draw:points="0,381 27,381 27,0 0,0">
          <text:p/>
        </draw:polygon>
        <draw:polygon draw:style-name="gr30" draw:text-style-name="P8" draw:layer="layout" svg:width="0.026cm" svg:height="0.38cm" svg:x="21.726cm" svg:y="17.915cm" svg:viewBox="0 0 27 381" draw:points="0,381 27,381 27,0 0,0">
          <text:p/>
        </draw:polygon>
        <draw:polygon draw:style-name="gr32" draw:text-style-name="P10" draw:layer="layout" svg:width="0.026cm" svg:height="0.38cm" svg:x="21.752cm" svg:y="17.915cm" svg:viewBox="0 0 27 381" draw:points="0,381 27,381 27,0 0,0">
          <text:p/>
        </draw:polygon>
        <draw:polygon draw:style-name="gr31" draw:text-style-name="P9" draw:layer="layout" svg:width="0.026cm" svg:height="0.38cm" svg:x="21.778cm" svg:y="17.915cm" svg:viewBox="0 0 27 381" draw:points="0,381 27,381 27,0 0,0">
          <text:p/>
        </draw:polygon>
        <draw:polygon draw:style-name="gr31" draw:text-style-name="P9" draw:layer="layout" svg:width="0.027cm" svg:height="0.38cm" svg:x="21.804cm" svg:y="17.915cm" svg:viewBox="0 0 28 381" draw:points="0,381 28,381 28,0 0,0">
          <text:p/>
        </draw:polygon>
        <draw:polygon draw:style-name="gr31" draw:text-style-name="P9" draw:layer="layout" svg:width="0.026cm" svg:height="0.38cm" svg:x="21.831cm" svg:y="17.915cm" svg:viewBox="0 0 27 381" draw:points="0,381 27,381 27,0 0,0">
          <text:p/>
        </draw:polygon>
        <draw:polygon draw:style-name="gr30" draw:text-style-name="P8" draw:layer="layout" svg:width="0.026cm" svg:height="0.38cm" svg:x="21.857cm" svg:y="17.915cm" svg:viewBox="0 0 27 381" draw:points="0,381 27,381 27,0 0,0">
          <text:p/>
        </draw:polygon>
        <draw:polygon draw:style-name="gr31" draw:text-style-name="P9" draw:layer="layout" svg:width="0.027cm" svg:height="0.38cm" svg:x="21.883cm" svg:y="17.915cm" svg:viewBox="0 0 28 381" draw:points="0,381 28,381 28,0 0,0">
          <text:p/>
        </draw:polygon>
        <draw:polygon draw:style-name="gr32" draw:text-style-name="P10" draw:layer="layout" svg:width="0.026cm" svg:height="0.38cm" svg:x="21.91cm" svg:y="17.915cm" svg:viewBox="0 0 27 381" draw:points="0,381 27,381 27,0 0,0">
          <text:p/>
        </draw:polygon>
        <draw:polygon draw:style-name="gr31" draw:text-style-name="P9" draw:layer="layout" svg:width="0.026cm" svg:height="0.38cm" svg:x="21.936cm" svg:y="17.915cm" svg:viewBox="0 0 27 381" draw:points="0,381 27,381 27,0 0,0">
          <text:p/>
        </draw:polygon>
        <draw:polygon draw:style-name="gr30" draw:text-style-name="P8" draw:layer="layout" svg:width="0.026cm" svg:height="0.38cm" svg:x="21.963cm" svg:y="17.915cm" svg:viewBox="0 0 27 381" draw:points="0,381 27,381 27,0 0,0">
          <text:p/>
        </draw:polygon>
        <draw:polygon draw:style-name="gr30" draw:text-style-name="P8" draw:layer="layout" svg:width="0.026cm" svg:height="0.38cm" svg:x="21.989cm" svg:y="17.915cm" svg:viewBox="0 0 27 381" draw:points="0,381 27,381 27,0 0,0">
          <text:p/>
        </draw:polygon>
        <draw:polygon draw:style-name="gr32" draw:text-style-name="P10" draw:layer="layout" svg:width="0.026cm" svg:height="0.38cm" svg:x="22.015cm" svg:y="17.915cm" svg:viewBox="0 0 27 381" draw:points="0,381 27,381 27,0 0,0">
          <text:p/>
        </draw:polygon>
        <draw:polygon draw:style-name="gr32" draw:text-style-name="P10" draw:layer="layout" svg:width="0.026cm" svg:height="0.38cm" svg:x="22.041cm" svg:y="17.915cm" svg:viewBox="0 0 27 381" draw:points="0,381 27,381 27,0 0,0">
          <text:p/>
        </draw:polygon>
        <draw:polygon draw:style-name="gr30" draw:text-style-name="P8" draw:layer="layout" svg:width="0.026cm" svg:height="0.38cm" svg:x="22.067cm" svg:y="17.915cm" svg:viewBox="0 0 27 381" draw:points="0,381 27,381 27,0 0,0">
          <text:p/>
        </draw:polygon>
        <draw:polygon draw:style-name="gr30" draw:text-style-name="P8" draw:layer="layout" svg:width="0.026cm" svg:height="0.38cm" svg:x="22.094cm" svg:y="17.915cm" svg:viewBox="0 0 27 381" draw:points="0,381 27,381 27,0 0,0">
          <text:p/>
        </draw:polygon>
        <draw:polygon draw:style-name="gr29" draw:text-style-name="P7" draw:layer="layout" svg:width="0.026cm" svg:height="0.38cm" svg:x="22.12cm" svg:y="17.915cm" svg:viewBox="0 0 27 381" draw:points="0,381 27,381 27,0 0,0">
          <text:p/>
        </draw:polygon>
        <draw:polygon draw:style-name="gr29" draw:text-style-name="P7" draw:layer="layout" svg:width="0.026cm" svg:height="0.38cm" svg:x="22.146cm" svg:y="17.915cm" svg:viewBox="0 0 27 381" draw:points="0,381 27,381 27,0 0,0">
          <text:p/>
        </draw:polygon>
        <draw:polygon draw:style-name="gr29" draw:text-style-name="P7" draw:layer="layout" svg:width="0.026cm" svg:height="0.38cm" svg:x="22.172cm" svg:y="17.915cm" svg:viewBox="0 0 27 381" draw:points="0,381 27,381 27,0 0,0">
          <text:p/>
        </draw:polygon>
        <draw:polygon draw:style-name="gr30" draw:text-style-name="P8" draw:layer="layout" svg:width="0.026cm" svg:height="0.38cm" svg:x="22.199cm" svg:y="17.915cm" svg:viewBox="0 0 27 381" draw:points="0,381 27,381 27,0 0,0">
          <text:p/>
        </draw:polygon>
        <draw:polygon draw:style-name="gr30" draw:text-style-name="P8" draw:layer="layout" svg:width="0.026cm" svg:height="0.38cm" svg:x="22.225cm" svg:y="17.915cm" svg:viewBox="0 0 27 381" draw:points="0,381 27,381 27,0 0,0">
          <text:p/>
        </draw:polygon>
        <draw:polygon draw:style-name="gr29" draw:text-style-name="P7" draw:layer="layout" svg:width="0.026cm" svg:height="0.38cm" svg:x="22.251cm" svg:y="17.915cm" svg:viewBox="0 0 27 381" draw:points="0,381 27,381 27,0 0,0">
          <text:p/>
        </draw:polygon>
        <draw:polygon draw:style-name="gr29" draw:text-style-name="P7" draw:layer="layout" svg:width="0.027cm" svg:height="0.38cm" svg:x="22.277cm" svg:y="17.915cm" svg:viewBox="0 0 28 381" draw:points="0,381 28,381 28,0 0,0">
          <text:p/>
        </draw:polygon>
        <draw:polygon draw:style-name="gr29" draw:text-style-name="P7" draw:layer="layout" svg:width="0.026cm" svg:height="0.38cm" svg:x="22.304cm" svg:y="17.915cm" svg:viewBox="0 0 27 381" draw:points="0,381 27,381 27,0 0,0">
          <text:p/>
        </draw:polygon>
        <draw:polygon draw:style-name="gr30" draw:text-style-name="P8" draw:layer="layout" svg:width="0.026cm" svg:height="0.38cm" svg:x="22.33cm" svg:y="17.915cm" svg:viewBox="0 0 27 381" draw:points="0,381 27,381 27,0 0,0">
          <text:p/>
        </draw:polygon>
        <draw:polygon draw:style-name="gr30" draw:text-style-name="P8" draw:layer="layout" svg:width="0.026cm" svg:height="0.38cm" svg:x="22.356cm" svg:y="17.915cm" svg:viewBox="0 0 27 381" draw:points="0,381 27,381 27,0 0,0">
          <text:p/>
        </draw:polygon>
        <draw:polygon draw:style-name="gr30" draw:text-style-name="P8" draw:layer="layout" svg:width="0.026cm" svg:height="0.38cm" svg:x="22.383cm" svg:y="17.915cm" svg:viewBox="0 0 27 381" draw:points="0,381 27,381 27,0 0,0">
          <text:p/>
        </draw:polygon>
        <draw:polygon draw:style-name="gr30" draw:text-style-name="P8" draw:layer="layout" svg:width="0.026cm" svg:height="0.38cm" svg:x="22.409cm" svg:y="17.915cm" svg:viewBox="0 0 27 381" draw:points="0,381 27,381 27,0 0,0">
          <text:p/>
        </draw:polygon>
        <draw:polygon draw:style-name="gr32" draw:text-style-name="P10" draw:layer="layout" svg:width="0.026cm" svg:height="0.38cm" svg:x="22.435cm" svg:y="17.915cm" svg:viewBox="0 0 27 381" draw:points="0,381 27,381 27,0 0,0">
          <text:p/>
        </draw:polygon>
        <draw:polygon draw:style-name="gr31" draw:text-style-name="P9" draw:layer="layout" svg:width="0.026cm" svg:height="0.38cm" svg:x="22.461cm" svg:y="17.915cm" svg:viewBox="0 0 27 381" draw:points="0,381 27,381 27,0 0,0">
          <text:p/>
        </draw:polygon>
        <draw:polygon draw:style-name="gr32" draw:text-style-name="P10" draw:layer="layout" svg:width="0.026cm" svg:height="0.38cm" svg:x="22.488cm" svg:y="17.915cm" svg:viewBox="0 0 27 381" draw:points="0,381 27,381 27,0 0,0">
          <text:p/>
        </draw:polygon>
        <draw:polygon draw:style-name="gr31" draw:text-style-name="P9" draw:layer="layout" svg:width="0.026cm" svg:height="0.38cm" svg:x="22.514cm" svg:y="17.915cm" svg:viewBox="0 0 27 381" draw:points="0,381 27,381 27,0 0,0">
          <text:p/>
        </draw:polygon>
        <draw:polygon draw:style-name="gr29" draw:text-style-name="P7" draw:layer="layout" svg:width="0.026cm" svg:height="0.38cm" svg:x="22.54cm" svg:y="17.915cm" svg:viewBox="0 0 27 381" draw:points="0,381 27,381 27,0 0,0">
          <text:p/>
        </draw:polygon>
        <draw:polygon draw:style-name="gr29" draw:text-style-name="P7" draw:layer="layout" svg:width="0.027cm" svg:height="0.38cm" svg:x="22.566cm" svg:y="17.915cm" svg:viewBox="0 0 28 381" draw:points="0,381 28,381 28,0 0,0">
          <text:p/>
        </draw:polygon>
        <draw:polygon draw:style-name="gr30" draw:text-style-name="P8" draw:layer="layout" svg:width="0.026cm" svg:height="0.38cm" svg:x="22.593cm" svg:y="17.915cm" svg:viewBox="0 0 27 381" draw:points="0,381 27,381 27,0 0,0">
          <text:p/>
        </draw:polygon>
        <draw:polygon draw:style-name="gr30" draw:text-style-name="P8" draw:layer="layout" svg:width="0.026cm" svg:height="0.38cm" svg:x="22.619cm" svg:y="17.915cm" svg:viewBox="0 0 27 381" draw:points="0,381 27,381 27,0 0,0">
          <text:p/>
        </draw:polygon>
        <draw:polygon draw:style-name="gr32" draw:text-style-name="P10" draw:layer="layout" svg:width="0.027cm" svg:height="0.38cm" svg:x="22.645cm" svg:y="17.915cm" svg:viewBox="0 0 28 381" draw:points="0,381 28,381 28,0 0,0">
          <text:p/>
        </draw:polygon>
        <draw:polygon draw:style-name="gr32" draw:text-style-name="P10" draw:layer="layout" svg:width="0.026cm" svg:height="0.38cm" svg:x="22.672cm" svg:y="17.915cm" svg:viewBox="0 0 27 381" draw:points="0,381 27,381 27,0 0,0">
          <text:p/>
        </draw:polygon>
        <draw:polygon draw:style-name="gr32" draw:text-style-name="P10" draw:layer="layout" svg:width="0.026cm" svg:height="0.38cm" svg:x="22.698cm" svg:y="17.915cm" svg:viewBox="0 0 27 381" draw:points="0,381 27,381 27,0 0,0">
          <text:p/>
        </draw:polygon>
        <draw:polygon draw:style-name="gr31" draw:text-style-name="P9" draw:layer="layout" svg:width="0.026cm" svg:height="0.38cm" svg:x="22.724cm" svg:y="17.915cm" svg:viewBox="0 0 27 381" draw:points="0,381 27,381 27,0 0,0">
          <text:p/>
        </draw:polygon>
        <draw:polygon draw:style-name="gr31" draw:text-style-name="P9" draw:layer="layout" svg:width="0.026cm" svg:height="0.38cm" svg:x="22.75cm" svg:y="17.915cm" svg:viewBox="0 0 27 381" draw:points="0,381 27,381 27,0 0,0">
          <text:p/>
        </draw:polygon>
        <draw:polygon draw:style-name="gr31" draw:text-style-name="P9" draw:layer="layout" svg:width="0.026cm" svg:height="0.38cm" svg:x="22.777cm" svg:y="17.915cm" svg:viewBox="0 0 27 381" draw:points="0,381 27,381 27,0 0,0">
          <text:p/>
        </draw:polygon>
        <draw:polygon draw:style-name="gr29" draw:text-style-name="P7" draw:layer="layout" svg:width="0.026cm" svg:height="0.38cm" svg:x="22.803cm" svg:y="17.915cm" svg:viewBox="0 0 27 381" draw:points="0,381 27,381 27,0 0,0">
          <text:p/>
        </draw:polygon>
        <draw:polygon draw:style-name="gr31" draw:text-style-name="P9" draw:layer="layout" svg:width="0.026cm" svg:height="0.38cm" svg:x="22.829cm" svg:y="17.915cm" svg:viewBox="0 0 27 381" draw:points="0,381 27,381 27,0 0,0">
          <text:p/>
        </draw:polygon>
        <draw:polygon draw:style-name="gr31" draw:text-style-name="P9" draw:layer="layout" svg:width="0.026cm" svg:height="0.38cm" svg:x="22.855cm" svg:y="17.915cm" svg:viewBox="0 0 27 381" draw:points="0,381 27,381 27,0 0,0">
          <text:p/>
        </draw:polygon>
        <draw:polygon draw:style-name="gr31" draw:text-style-name="P9" draw:layer="layout" svg:width="0.026cm" svg:height="0.38cm" svg:x="22.882cm" svg:y="17.915cm" svg:viewBox="0 0 27 381" draw:points="0,381 27,381 27,0 0,0">
          <text:p/>
        </draw:polygon>
        <draw:polygon draw:style-name="gr32" draw:text-style-name="P10" draw:layer="layout" svg:width="0.026cm" svg:height="0.38cm" svg:x="22.908cm" svg:y="17.915cm" svg:viewBox="0 0 27 381" draw:points="0,381 27,381 27,0 0,0">
          <text:p/>
        </draw:polygon>
        <draw:polygon draw:style-name="gr31" draw:text-style-name="P9" draw:layer="layout" svg:width="0.026cm" svg:height="0.38cm" svg:x="22.934cm" svg:y="17.915cm" svg:viewBox="0 0 27 381" draw:points="0,381 27,381 27,0 0,0">
          <text:p/>
        </draw:polygon>
        <draw:polygon draw:style-name="gr31" draw:text-style-name="P9" draw:layer="layout" svg:width="0.027cm" svg:height="0.38cm" svg:x="22.96cm" svg:y="17.915cm" svg:viewBox="0 0 28 381" draw:points="0,381 28,381 28,0 0,0">
          <text:p/>
        </draw:polygon>
        <draw:polygon draw:style-name="gr29" draw:text-style-name="P7" draw:layer="layout" svg:width="0.026cm" svg:height="0.38cm" svg:x="22.987cm" svg:y="17.915cm" svg:viewBox="0 0 27 381" draw:points="0,381 27,381 27,0 0,0">
          <text:p/>
        </draw:polygon>
        <draw:polygon draw:style-name="gr31" draw:text-style-name="P9" draw:layer="layout" svg:width="0.026cm" svg:height="0.38cm" svg:x="23.013cm" svg:y="17.915cm" svg:viewBox="0 0 27 381" draw:points="0,381 27,381 27,0 0,0">
          <text:p/>
        </draw:polygon>
        <draw:polygon draw:style-name="gr30" draw:text-style-name="P8" draw:layer="layout" svg:width="0.027cm" svg:height="0.38cm" svg:x="23.039cm" svg:y="17.915cm" svg:viewBox="0 0 28 381" draw:points="0,381 28,381 28,0 0,0">
          <text:p/>
        </draw:polygon>
        <draw:polygon draw:style-name="gr30" draw:text-style-name="P8" draw:layer="layout" svg:width="0.026cm" svg:height="0.38cm" svg:x="23.066cm" svg:y="17.915cm" svg:viewBox="0 0 27 381" draw:points="0,381 27,381 27,0 0,0">
          <text:p/>
        </draw:polygon>
        <draw:polygon draw:style-name="gr31" draw:text-style-name="P9" draw:layer="layout" svg:width="0.026cm" svg:height="0.38cm" svg:x="23.092cm" svg:y="17.915cm" svg:viewBox="0 0 27 381" draw:points="0,381 27,381 27,0 0,0">
          <text:p/>
        </draw:polygon>
        <draw:polygon draw:style-name="gr30" draw:text-style-name="P8" draw:layer="layout" svg:width="0.026cm" svg:height="0.38cm" svg:x="23.118cm" svg:y="17.915cm" svg:viewBox="0 0 27 381" draw:points="0,381 27,381 27,0 0,0">
          <text:p/>
        </draw:polygon>
        <draw:polygon draw:style-name="gr32" draw:text-style-name="P10" draw:layer="layout" svg:width="0.026cm" svg:height="0.38cm" svg:x="23.144cm" svg:y="17.915cm" svg:viewBox="0 0 27 381" draw:points="0,381 27,381 27,0 0,0">
          <text:p/>
        </draw:polygon>
        <draw:polygon draw:style-name="gr30" draw:text-style-name="P8" draw:layer="layout" svg:width="0.026cm" svg:height="0.38cm" svg:x="23.223cm" svg:y="17.915cm" svg:viewBox="0 0 27 381" draw:points="0,381 27,381 27,0 0,0">
          <text:p/>
        </draw:polygon>
        <draw:polygon draw:style-name="gr31" draw:text-style-name="P9" draw:layer="layout" svg:width="0.026cm" svg:height="0.38cm" svg:x="23.249cm" svg:y="17.915cm" svg:viewBox="0 0 27 381" draw:points="0,381 27,381 27,0 0,0">
          <text:p/>
        </draw:polygon>
        <draw:polygon draw:style-name="gr30" draw:text-style-name="P8" draw:layer="layout" svg:width="0.026cm" svg:height="0.38cm" svg:x="23.276cm" svg:y="17.915cm" svg:viewBox="0 0 27 381" draw:points="0,381 27,381 27,0 0,0">
          <text:p/>
        </draw:polygon>
        <draw:polygon draw:style-name="gr31" draw:text-style-name="P9" draw:layer="layout" svg:width="0.026cm" svg:height="0.38cm" svg:x="23.302cm" svg:y="17.915cm" svg:viewBox="0 0 27 381" draw:points="0,381 27,381 27,0 0,0">
          <text:p/>
        </draw:polygon>
        <draw:polygon draw:style-name="gr31" draw:text-style-name="P9" draw:layer="layout" svg:width="0.027cm" svg:height="0.38cm" svg:x="23.328cm" svg:y="17.915cm" svg:viewBox="0 0 28 381" draw:points="0,381 28,381 28,0 0,0">
          <text:p/>
        </draw:polygon>
        <draw:polygon draw:style-name="gr30" draw:text-style-name="P8" draw:layer="layout" svg:width="0.026cm" svg:height="0.38cm" svg:x="23.355cm" svg:y="17.915cm" svg:viewBox="0 0 27 381" draw:points="0,381 27,381 27,0 0,0">
          <text:p/>
        </draw:polygon>
        <draw:polygon draw:style-name="gr29" draw:text-style-name="P7" draw:layer="layout" svg:width="0.026cm" svg:height="0.38cm" svg:x="23.381cm" svg:y="17.915cm" svg:viewBox="0 0 27 381" draw:points="0,381 27,381 27,0 0,0">
          <text:p/>
        </draw:polygon>
        <draw:polygon draw:style-name="gr29" draw:text-style-name="P7" draw:layer="layout" svg:width="0.026cm" svg:height="0.38cm" svg:x="23.407cm" svg:y="17.915cm" svg:viewBox="0 0 27 381" draw:points="0,381 27,381 27,0 0,0">
          <text:p/>
        </draw:polygon>
        <draw:polygon draw:style-name="gr29" draw:text-style-name="P7" draw:layer="layout" svg:width="0.026cm" svg:height="0.38cm" svg:x="23.434cm" svg:y="17.915cm" svg:viewBox="0 0 27 381" draw:points="0,381 27,381 27,0 0,0">
          <text:p/>
        </draw:polygon>
        <draw:polygon draw:style-name="gr31" draw:text-style-name="P9" draw:layer="layout" svg:width="0.026cm" svg:height="0.38cm" svg:x="23.46cm" svg:y="17.915cm" svg:viewBox="0 0 27 381" draw:points="0,381 27,381 27,0 0,0">
          <text:p/>
        </draw:polygon>
        <draw:polygon draw:style-name="gr30" draw:text-style-name="P8" draw:layer="layout" svg:width="0.026cm" svg:height="0.38cm" svg:x="23.486cm" svg:y="17.915cm" svg:viewBox="0 0 27 381" draw:points="0,381 27,381 27,0 0,0">
          <text:p/>
        </draw:polygon>
        <draw:polygon draw:style-name="gr30" draw:text-style-name="P8" draw:layer="layout" svg:width="0.026cm" svg:height="0.38cm" svg:x="23.512cm" svg:y="17.915cm" svg:viewBox="0 0 27 381" draw:points="0,381 27,381 27,0 0,0">
          <text:p/>
        </draw:polygon>
        <draw:polygon draw:style-name="gr31" draw:text-style-name="P9" draw:layer="layout" svg:width="0.026cm" svg:height="0.38cm" svg:x="23.539cm" svg:y="17.915cm" svg:viewBox="0 0 27 381" draw:points="0,381 27,381 27,0 0,0">
          <text:p/>
        </draw:polygon>
        <draw:polygon draw:style-name="gr32" draw:text-style-name="P10" draw:layer="layout" svg:width="0.026cm" svg:height="0.38cm" svg:x="23.565cm" svg:y="17.915cm" svg:viewBox="0 0 27 381" draw:points="0,381 27,381 27,0 0,0">
          <text:p/>
        </draw:polygon>
        <draw:polygon draw:style-name="gr30" draw:text-style-name="P8" draw:layer="layout" svg:width="0.026cm" svg:height="0.38cm" svg:x="23.591cm" svg:y="17.915cm" svg:viewBox="0 0 27 381" draw:points="0,381 27,381 27,0 0,0">
          <text:p/>
        </draw:polygon>
        <draw:polygon draw:style-name="gr30" draw:text-style-name="P8" draw:layer="layout" svg:width="0.026cm" svg:height="0.38cm" svg:x="23.617cm" svg:y="17.915cm" svg:viewBox="0 0 27 381" draw:points="0,381 27,381 27,0 0,0">
          <text:p/>
        </draw:polygon>
        <draw:polygon draw:style-name="gr30" draw:text-style-name="P8" draw:layer="layout" svg:width="0.027cm" svg:height="0.38cm" svg:x="23.644cm" svg:y="17.915cm" svg:viewBox="0 0 28 381" draw:points="0,381 28,381 28,0 0,0">
          <text:p/>
        </draw:polygon>
        <draw:polygon draw:style-name="gr30" draw:text-style-name="P8" draw:layer="layout" svg:width="0.026cm" svg:height="0.38cm" svg:x="23.671cm" svg:y="17.915cm" svg:viewBox="0 0 27 381" draw:points="0,381 27,381 27,0 0,0">
          <text:p/>
        </draw:polygon>
        <draw:polygon draw:style-name="gr32" draw:text-style-name="P10" draw:layer="layout" svg:width="0.026cm" svg:height="0.38cm" svg:x="23.696cm" svg:y="17.915cm" svg:viewBox="0 0 27 381" draw:points="0,381 27,381 27,0 0,0">
          <text:p/>
        </draw:polygon>
        <draw:polygon draw:style-name="gr32" draw:text-style-name="P10" draw:layer="layout" svg:width="0.027cm" svg:height="0.38cm" svg:x="23.722cm" svg:y="17.915cm" svg:viewBox="0 0 28 381" draw:points="0,381 28,381 28,0 0,0">
          <text:p/>
        </draw:polygon>
        <draw:polygon draw:style-name="gr32" draw:text-style-name="P10" draw:layer="layout" svg:width="0.026cm" svg:height="0.38cm" svg:x="23.749cm" svg:y="17.915cm" svg:viewBox="0 0 27 381" draw:points="0,381 27,381 27,0 0,0">
          <text:p/>
        </draw:polygon>
        <draw:polygon draw:style-name="gr29" draw:text-style-name="P7" draw:layer="layout" svg:width="0.026cm" svg:height="0.38cm" svg:x="23.775cm" svg:y="17.915cm" svg:viewBox="0 0 27 381" draw:points="0,381 27,381 27,0 0,0">
          <text:p/>
        </draw:polygon>
        <draw:polygon draw:style-name="gr30" draw:text-style-name="P8" draw:layer="layout" svg:width="0.026cm" svg:height="0.38cm" svg:x="23.801cm" svg:y="17.915cm" svg:viewBox="0 0 27 381" draw:points="0,381 27,381 27,0 0,0">
          <text:p/>
        </draw:polygon>
        <draw:polygon draw:style-name="gr29" draw:text-style-name="P7" draw:layer="layout" svg:width="0.026cm" svg:height="0.38cm" svg:x="23.828cm" svg:y="17.915cm" svg:viewBox="0 0 27 381" draw:points="0,381 27,381 27,0 0,0">
          <text:p/>
        </draw:polygon>
        <draw:polygon draw:style-name="gr29" draw:text-style-name="P7" draw:layer="layout" svg:width="0.026cm" svg:height="0.38cm" svg:x="23.854cm" svg:y="17.915cm" svg:viewBox="0 0 27 381" draw:points="0,381 27,381 27,0 0,0">
          <text:p/>
        </draw:polygon>
        <draw:polygon draw:style-name="gr29" draw:text-style-name="P7" draw:layer="layout" svg:width="0.026cm" svg:height="0.38cm" svg:x="23.88cm" svg:y="17.915cm" svg:viewBox="0 0 27 381" draw:points="0,381 27,381 27,0 0,0">
          <text:p/>
        </draw:polygon>
        <draw:polygon draw:style-name="gr30" draw:text-style-name="P8" draw:layer="layout" svg:width="0.026cm" svg:height="0.38cm" svg:x="23.906cm" svg:y="17.915cm" svg:viewBox="0 0 27 381" draw:points="0,381 27,381 27,0 0,0">
          <text:p/>
        </draw:polygon>
        <draw:polygon draw:style-name="gr32" draw:text-style-name="P10" draw:layer="layout" svg:width="0.026cm" svg:height="0.38cm" svg:x="23.933cm" svg:y="17.915cm" svg:viewBox="0 0 27 381" draw:points="0,381 27,381 27,0 0,0">
          <text:p/>
        </draw:polygon>
        <draw:polygon draw:style-name="gr30" draw:text-style-name="P8" draw:layer="layout" svg:width="0.026cm" svg:height="0.38cm" svg:x="23.959cm" svg:y="17.915cm" svg:viewBox="0 0 27 381" draw:points="0,381 27,381 27,0 0,0">
          <text:p/>
        </draw:polygon>
        <draw:polygon draw:style-name="gr32" draw:text-style-name="P10" draw:layer="layout" svg:width="0.026cm" svg:height="0.38cm" svg:x="23.985cm" svg:y="17.915cm" svg:viewBox="0 0 27 381" draw:points="0,381 27,381 27,0 0,0">
          <text:p/>
        </draw:polygon>
        <draw:polygon draw:style-name="gr31" draw:text-style-name="P9" draw:layer="layout" svg:width="0.026cm" svg:height="0.38cm" svg:x="24.064cm" svg:y="17.915cm" svg:viewBox="0 0 27 381" draw:points="0,381 27,381 27,0 0,0">
          <text:p/>
        </draw:polygon>
        <draw:polygon draw:style-name="gr32" draw:text-style-name="P10" draw:layer="layout" svg:width="0.026cm" svg:height="0.38cm" svg:x="24.091cm" svg:y="17.915cm" svg:viewBox="0 0 27 381" draw:points="0,381 27,381 27,0 0,0">
          <text:p/>
        </draw:polygon>
        <draw:polygon draw:style-name="gr29" draw:text-style-name="P7" draw:layer="layout" svg:width="0.026cm" svg:height="0.38cm" svg:x="24.117cm" svg:y="17.915cm" svg:viewBox="0 0 27 381" draw:points="0,381 27,381 27,0 0,0">
          <text:p/>
        </draw:polygon>
        <draw:polygon draw:style-name="gr32" draw:text-style-name="P10" draw:layer="layout" svg:width="0.026cm" svg:height="0.38cm" svg:x="24.143cm" svg:y="17.915cm" svg:viewBox="0 0 27 381" draw:points="0,381 27,381 27,0 0,0">
          <text:p/>
        </draw:polygon>
        <draw:polygon draw:style-name="gr32" draw:text-style-name="P10" draw:layer="layout" svg:width="0.026cm" svg:height="0.38cm" svg:x="24.169cm" svg:y="17.915cm" svg:viewBox="0 0 27 381" draw:points="0,381 27,381 27,0 0,0">
          <text:p/>
        </draw:polygon>
        <draw:polygon draw:style-name="gr32" draw:text-style-name="P10" draw:layer="layout" svg:width="0.026cm" svg:height="0.38cm" svg:x="24.195cm" svg:y="17.915cm" svg:viewBox="0 0 27 381" draw:points="0,381 27,381 27,0 0,0">
          <text:p/>
        </draw:polygon>
        <draw:polygon draw:style-name="gr30" draw:text-style-name="P8" draw:layer="layout" svg:width="0.026cm" svg:height="0.38cm" svg:x="24.222cm" svg:y="17.915cm" svg:viewBox="0 0 27 381" draw:points="0,381 27,381 27,0 0,0">
          <text:p/>
        </draw:polygon>
        <draw:polygon draw:style-name="gr29" draw:text-style-name="P7" draw:layer="layout" svg:width="0.026cm" svg:height="0.38cm" svg:x="24.248cm" svg:y="17.915cm" svg:viewBox="0 0 27 381" draw:points="0,381 27,381 27,0 0,0">
          <text:p/>
        </draw:polygon>
        <draw:polygon draw:style-name="gr32" draw:text-style-name="P10" draw:layer="layout" svg:width="0.026cm" svg:height="0.38cm" svg:x="24.274cm" svg:y="17.915cm" svg:viewBox="0 0 27 381" draw:points="0,381 27,381 27,0 0,0">
          <text:p/>
        </draw:polygon>
        <draw:polygon draw:style-name="gr29" draw:text-style-name="P7" draw:layer="layout" svg:width="0.026cm" svg:height="0.38cm" svg:x="24.3cm" svg:y="17.915cm" svg:viewBox="0 0 27 381" draw:points="0,381 27,381 27,0 0,0">
          <text:p/>
        </draw:polygon>
        <draw:polygon draw:style-name="gr31" draw:text-style-name="P9" draw:layer="layout" svg:width="0.026cm" svg:height="0.38cm" svg:x="24.327cm" svg:y="17.915cm" svg:viewBox="0 0 27 381" draw:points="0,381 27,381 27,0 0,0">
          <text:p/>
        </draw:polygon>
        <draw:polygon draw:style-name="gr29" draw:text-style-name="P7" draw:layer="layout" svg:width="0.026cm" svg:height="0.38cm" svg:x="24.353cm" svg:y="17.915cm" svg:viewBox="0 0 27 381" draw:points="0,381 27,381 27,0 0,0">
          <text:p/>
        </draw:polygon>
        <draw:polygon draw:style-name="gr29" draw:text-style-name="P7" draw:layer="layout" svg:width="0.026cm" svg:height="0.38cm" svg:x="24.379cm" svg:y="17.915cm" svg:viewBox="0 0 27 381" draw:points="0,381 27,381 27,0 0,0">
          <text:p/>
        </draw:polygon>
        <draw:polygon draw:style-name="gr32" draw:text-style-name="P10" draw:layer="layout" svg:width="0.027cm" svg:height="0.38cm" svg:x="24.405cm" svg:y="17.915cm" svg:viewBox="0 0 28 381" draw:points="0,381 28,381 28,0 0,0">
          <text:p/>
        </draw:polygon>
        <draw:polygon draw:style-name="gr31" draw:text-style-name="P9" draw:layer="layout" svg:width="0.026cm" svg:height="0.38cm" svg:x="24.432cm" svg:y="17.915cm" svg:viewBox="0 0 27 381" draw:points="0,381 27,381 27,0 0,0">
          <text:p/>
        </draw:polygon>
        <draw:polygon draw:style-name="gr29" draw:text-style-name="P7" draw:layer="layout" svg:width="0.026cm" svg:height="0.38cm" svg:x="24.458cm" svg:y="17.915cm" svg:viewBox="0 0 27 381" draw:points="0,381 27,381 27,0 0,0">
          <text:p/>
        </draw:polygon>
        <draw:polygon draw:style-name="gr30" draw:text-style-name="P8" draw:layer="layout" svg:width="0.027cm" svg:height="0.38cm" svg:x="24.484cm" svg:y="17.915cm" svg:viewBox="0 0 28 381" draw:points="0,381 28,381 28,0 0,0">
          <text:p/>
        </draw:polygon>
        <draw:polygon draw:style-name="gr30" draw:text-style-name="P8" draw:layer="layout" svg:width="0.026cm" svg:height="0.38cm" svg:x="24.511cm" svg:y="17.915cm" svg:viewBox="0 0 27 381" draw:points="0,381 27,381 27,0 0,0">
          <text:p/>
        </draw:polygon>
        <draw:polygon draw:style-name="gr31" draw:text-style-name="P9" draw:layer="layout" svg:width="0.026cm" svg:height="0.38cm" svg:x="24.537cm" svg:y="17.915cm" svg:viewBox="0 0 27 381" draw:points="0,381 27,381 27,0 0,0">
          <text:p/>
        </draw:polygon>
        <draw:polygon draw:style-name="gr30" draw:text-style-name="P8" draw:layer="layout" svg:width="0.026cm" svg:height="0.38cm" svg:x="24.563cm" svg:y="17.915cm" svg:viewBox="0 0 27 381" draw:points="0,381 27,381 27,0 0,0">
          <text:p/>
        </draw:polygon>
        <draw:polygon draw:style-name="gr31" draw:text-style-name="P9" draw:layer="layout" svg:width="0.026cm" svg:height="0.38cm" svg:x="24.589cm" svg:y="17.915cm" svg:viewBox="0 0 27 381" draw:points="0,381 27,381 27,0 0,0">
          <text:p/>
        </draw:polygon>
        <draw:polygon draw:style-name="gr31" draw:text-style-name="P9" draw:layer="layout" svg:width="0.026cm" svg:height="0.38cm" svg:x="24.616cm" svg:y="17.915cm" svg:viewBox="0 0 27 381" draw:points="0,381 27,381 27,0 0,0">
          <text:p/>
        </draw:polygon>
        <draw:polygon draw:style-name="gr29" draw:text-style-name="P7" draw:layer="layout" svg:width="0.026cm" svg:height="0.38cm" svg:x="24.642cm" svg:y="17.915cm" svg:viewBox="0 0 27 381" draw:points="0,381 27,381 27,0 0,0">
          <text:p/>
        </draw:polygon>
        <draw:polygon draw:style-name="gr30" draw:text-style-name="P8" draw:layer="layout" svg:width="0.026cm" svg:height="0.38cm" svg:x="24.668cm" svg:y="17.915cm" svg:viewBox="0 0 27 381" draw:points="0,381 27,381 27,0 0,0">
          <text:p/>
        </draw:polygon>
        <draw:polygon draw:style-name="gr29" draw:text-style-name="P7" draw:layer="layout" svg:width="0.026cm" svg:height="0.38cm" svg:x="24.694cm" svg:y="17.915cm" svg:viewBox="0 0 27 381" draw:points="0,381 27,381 27,0 0,0">
          <text:p/>
        </draw:polygon>
        <draw:polygon draw:style-name="gr32" draw:text-style-name="P10" draw:layer="layout" svg:width="0.026cm" svg:height="0.38cm" svg:x="24.721cm" svg:y="17.915cm" svg:viewBox="0 0 27 381" draw:points="0,381 27,381 27,0 0,0">
          <text:p/>
        </draw:polygon>
        <draw:polygon draw:style-name="gr30" draw:text-style-name="P8" draw:layer="layout" svg:width="0.026cm" svg:height="0.38cm" svg:x="24.747cm" svg:y="17.915cm" svg:viewBox="0 0 27 381" draw:points="0,381 27,381 27,0 0,0">
          <text:p/>
        </draw:polygon>
        <draw:polygon draw:style-name="gr31" draw:text-style-name="P9" draw:layer="layout" svg:width="0.026cm" svg:height="0.38cm" svg:x="24.773cm" svg:y="17.915cm" svg:viewBox="0 0 27 381" draw:points="0,381 27,381 27,0 0,0">
          <text:p/>
        </draw:polygon>
        <draw:polygon draw:style-name="gr32" draw:text-style-name="P10" draw:layer="layout" svg:width="0.027cm" svg:height="0.38cm" svg:x="24.799cm" svg:y="17.915cm" svg:viewBox="0 0 28 381" draw:points="0,381 28,381 28,0 0,0">
          <text:p/>
        </draw:polygon>
        <draw:polygon draw:style-name="gr30" draw:text-style-name="P8" draw:layer="layout" svg:width="0.026cm" svg:height="0.38cm" svg:x="24.852cm" svg:y="17.915cm" svg:viewBox="0 0 27 381" draw:points="0,381 27,381 27,0 0,0">
          <text:p/>
        </draw:polygon>
        <draw:polygon draw:style-name="gr32" draw:text-style-name="P10" draw:layer="layout" svg:width="0.026cm" svg:height="0.38cm" svg:x="24.879cm" svg:y="17.915cm" svg:viewBox="0 0 27 381" draw:points="0,381 27,381 27,0 0,0">
          <text:p/>
        </draw:polygon>
        <draw:polygon draw:style-name="gr31" draw:text-style-name="P9" draw:layer="layout" svg:width="0.026cm" svg:height="0.38cm" svg:x="24.905cm" svg:y="17.915cm" svg:viewBox="0 0 27 381" draw:points="0,381 27,381 27,0 0,0">
          <text:p/>
        </draw:polygon>
        <draw:polygon draw:style-name="gr30" draw:text-style-name="P8" draw:layer="layout" svg:width="0.026cm" svg:height="0.38cm" svg:x="24.931cm" svg:y="17.915cm" svg:viewBox="0 0 27 381" draw:points="0,381 27,381 27,0 0,0">
          <text:p/>
        </draw:polygon>
        <draw:polygon draw:style-name="gr30" draw:text-style-name="P8" draw:layer="layout" svg:width="0.026cm" svg:height="0.38cm" svg:x="24.957cm" svg:y="17.915cm" svg:viewBox="0 0 27 381" draw:points="0,381 27,381 27,0 0,0">
          <text:p/>
        </draw:polygon>
        <draw:polygon draw:style-name="gr32" draw:text-style-name="P10" draw:layer="layout" svg:width="0.026cm" svg:height="0.38cm" svg:x="24.983cm" svg:y="17.915cm" svg:viewBox="0 0 27 381" draw:points="0,381 27,381 27,0 0,0">
          <text:p/>
        </draw:polygon>
        <draw:polygon draw:style-name="gr29" draw:text-style-name="P7" draw:layer="layout" svg:width="0.026cm" svg:height="0.38cm" svg:x="25.01cm" svg:y="17.915cm" svg:viewBox="0 0 27 381" draw:points="0,381 27,381 27,0 0,0">
          <text:p/>
        </draw:polygon>
        <draw:polygon draw:style-name="gr29" draw:text-style-name="P7" draw:layer="layout" svg:width="0.026cm" svg:height="0.38cm" svg:x="25.036cm" svg:y="17.915cm" svg:viewBox="0 0 27 381" draw:points="0,381 27,381 27,0 0,0">
          <text:p/>
        </draw:polygon>
        <draw:polygon draw:style-name="gr29" draw:text-style-name="P7" draw:layer="layout" svg:width="0.026cm" svg:height="0.38cm" svg:x="25.062cm" svg:y="17.915cm" svg:viewBox="0 0 27 381" draw:points="0,381 27,381 27,0 0,0">
          <text:p/>
        </draw:polygon>
        <draw:polygon draw:style-name="gr30" draw:text-style-name="P8" draw:layer="layout" svg:width="0.027cm" svg:height="0.38cm" svg:x="25.088cm" svg:y="17.915cm" svg:viewBox="0 0 28 381" draw:points="0,381 28,381 28,0 0,0">
          <text:p/>
        </draw:polygon>
        <draw:polygon draw:style-name="gr29" draw:text-style-name="P7" draw:layer="layout" svg:width="0.026cm" svg:height="0.38cm" svg:x="25.115cm" svg:y="17.915cm" svg:viewBox="0 0 27 381" draw:points="0,381 27,381 27,0 0,0">
          <text:p/>
        </draw:polygon>
        <draw:polygon draw:style-name="gr30" draw:text-style-name="P8" draw:layer="layout" svg:width="0.026cm" svg:height="0.38cm" svg:x="25.141cm" svg:y="17.915cm" svg:viewBox="0 0 27 381" draw:points="0,381 27,381 27,0 0,0">
          <text:p/>
        </draw:polygon>
        <draw:polygon draw:style-name="gr29" draw:text-style-name="P7" draw:layer="layout" svg:width="0.027cm" svg:height="0.38cm" svg:x="25.167cm" svg:y="17.915cm" svg:viewBox="0 0 28 381" draw:points="0,381 28,381 28,0 0,0">
          <text:p/>
        </draw:polygon>
        <draw:polygon draw:style-name="gr32" draw:text-style-name="P10" draw:layer="layout" svg:width="0.026cm" svg:height="0.38cm" svg:x="25.194cm" svg:y="17.915cm" svg:viewBox="0 0 27 381" draw:points="0,381 27,381 27,0 0,0">
          <text:p/>
        </draw:polygon>
        <draw:polygon draw:style-name="gr29" draw:text-style-name="P7" draw:layer="layout" svg:width="0.026cm" svg:height="0.38cm" svg:x="25.22cm" svg:y="17.915cm" svg:viewBox="0 0 27 381" draw:points="0,381 27,381 27,0 0,0">
          <text:p/>
        </draw:polygon>
        <draw:polygon draw:style-name="gr29" draw:text-style-name="P7" draw:layer="layout" svg:width="0.026cm" svg:height="0.38cm" svg:x="25.246cm" svg:y="17.915cm" svg:viewBox="0 0 27 381" draw:points="0,381 27,381 27,0 0,0">
          <text:p/>
        </draw:polygon>
        <draw:polygon draw:style-name="gr30" draw:text-style-name="P8" draw:layer="layout" svg:width="0.026cm" svg:height="0.38cm" svg:x="25.273cm" svg:y="17.915cm" svg:viewBox="0 0 27 381" draw:points="0,381 27,381 27,0 0,0">
          <text:p/>
        </draw:polygon>
        <draw:polygon draw:style-name="gr29" draw:text-style-name="P7" draw:layer="layout" svg:width="0.026cm" svg:height="0.38cm" svg:x="25.299cm" svg:y="17.915cm" svg:viewBox="0 0 27 381" draw:points="0,381 27,381 27,0 0,0">
          <text:p/>
        </draw:polygon>
        <draw:polygon draw:style-name="gr29" draw:text-style-name="P7" draw:layer="layout" svg:width="0.026cm" svg:height="0.38cm" svg:x="25.325cm" svg:y="17.915cm" svg:viewBox="0 0 27 381" draw:points="0,381 27,381 27,0 0,0">
          <text:p/>
        </draw:polygon>
        <draw:polygon draw:style-name="gr30" draw:text-style-name="P8" draw:layer="layout" svg:width="0.026cm" svg:height="0.38cm" svg:x="25.351cm" svg:y="17.915cm" svg:viewBox="0 0 27 381" draw:points="0,381 27,381 27,0 0,0">
          <text:p/>
        </draw:polygon>
        <draw:polygon draw:style-name="gr32" draw:text-style-name="P10" draw:layer="layout" svg:width="0.026cm" svg:height="0.38cm" svg:x="25.379cm" svg:y="17.915cm" svg:viewBox="0 0 27 381" draw:points="0,381 27,381 27,0 0,0">
          <text:p/>
        </draw:polygon>
        <draw:polygon draw:style-name="gr32" draw:text-style-name="P10" draw:layer="layout" svg:width="0.026cm" svg:height="0.38cm" svg:x="25.404cm" svg:y="17.915cm" svg:viewBox="0 0 27 381" draw:points="0,381 27,381 27,0 0,0">
          <text:p/>
        </draw:polygon>
        <draw:polygon draw:style-name="gr32" draw:text-style-name="P10" draw:layer="layout" svg:width="0.026cm" svg:height="0.38cm" svg:x="25.43cm" svg:y="17.915cm" svg:viewBox="0 0 27 381" draw:points="0,381 27,381 27,0 0,0">
          <text:p/>
        </draw:polygon>
        <draw:polygon draw:style-name="gr30" draw:text-style-name="P8" draw:layer="layout" svg:width="0.026cm" svg:height="0.38cm" svg:x="25.456cm" svg:y="17.915cm" svg:viewBox="0 0 27 381" draw:points="0,381 27,381 27,0 0,0">
          <text:p/>
        </draw:polygon>
        <draw:polygon draw:style-name="gr29" draw:text-style-name="P7" draw:layer="layout" svg:width="0.027cm" svg:height="0.38cm" svg:x="25.482cm" svg:y="17.915cm" svg:viewBox="0 0 28 381" draw:points="0,381 28,381 28,0 0,0">
          <text:p/>
        </draw:polygon>
        <draw:polygon draw:style-name="gr29" draw:text-style-name="P7" draw:layer="layout" svg:width="0.026cm" svg:height="0.38cm" svg:x="25.509cm" svg:y="17.915cm" svg:viewBox="0 0 27 381" draw:points="0,381 27,381 27,0 0,0">
          <text:p/>
        </draw:polygon>
        <draw:polygon draw:style-name="gr30" draw:text-style-name="P8" draw:layer="layout" svg:width="0.026cm" svg:height="0.38cm" svg:x="25.535cm" svg:y="17.915cm" svg:viewBox="0 0 27 381" draw:points="0,381 27,381 27,0 0,0">
          <text:p/>
        </draw:polygon>
        <draw:polygon draw:style-name="gr29" draw:text-style-name="P7" draw:layer="layout" svg:width="0.027cm" svg:height="0.38cm" svg:x="25.561cm" svg:y="17.915cm" svg:viewBox="0 0 28 381" draw:points="0,381 28,381 28,0 0,0">
          <text:p/>
        </draw:polygon>
        <draw:polygon draw:style-name="gr29" draw:text-style-name="P7" draw:layer="layout" svg:width="0.026cm" svg:height="0.38cm" svg:x="25.588cm" svg:y="17.915cm" svg:viewBox="0 0 27 381" draw:points="0,381 27,381 27,0 0,0">
          <text:p/>
        </draw:polygon>
        <draw:polygon draw:style-name="gr30" draw:text-style-name="P8" draw:layer="layout" svg:width="0.026cm" svg:height="0.38cm" svg:x="25.614cm" svg:y="17.915cm" svg:viewBox="0 0 27 381" draw:points="0,381 27,381 27,0 0,0">
          <text:p/>
        </draw:polygon>
        <draw:polygon draw:style-name="gr31" draw:text-style-name="P9" draw:layer="layout" svg:width="0.026cm" svg:height="0.38cm" svg:x="25.64cm" svg:y="17.915cm" svg:viewBox="0 0 27 381" draw:points="0,381 27,381 27,0 0,0">
          <text:p/>
        </draw:polygon>
        <draw:polygon draw:style-name="gr31" draw:text-style-name="P9" draw:layer="layout" svg:width="0.026cm" svg:height="0.38cm" svg:x="25.667cm" svg:y="17.915cm" svg:viewBox="0 0 27 381" draw:points="0,381 27,381 27,0 0,0">
          <text:p/>
        </draw:polygon>
        <draw:polygon draw:style-name="gr29" draw:text-style-name="P7" draw:layer="layout" svg:width="0.026cm" svg:height="0.38cm" svg:x="25.693cm" svg:y="17.915cm" svg:viewBox="0 0 27 381" draw:points="0,381 27,381 27,0 0,0">
          <text:p/>
        </draw:polygon>
        <draw:polygon draw:style-name="gr32" draw:text-style-name="P10" draw:layer="layout" svg:width="0.026cm" svg:height="0.38cm" svg:x="25.719cm" svg:y="17.915cm" svg:viewBox="0 0 27 381" draw:points="0,381 27,381 27,0 0,0">
          <text:p/>
        </draw:polygon>
        <draw:polygon draw:style-name="gr30" draw:text-style-name="P8" draw:layer="layout" svg:width="0.026cm" svg:height="0.38cm" svg:x="25.745cm" svg:y="17.915cm" svg:viewBox="0 0 27 381" draw:points="0,381 27,381 27,0 0,0">
          <text:p/>
        </draw:polygon>
        <draw:polygon draw:style-name="gr32" draw:text-style-name="P10" draw:layer="layout" svg:width="0.026cm" svg:height="0.38cm" svg:x="25.772cm" svg:y="17.915cm" svg:viewBox="0 0 27 381" draw:points="0,381 27,381 27,0 0,0">
          <text:p/>
        </draw:polygon>
        <draw:polygon draw:style-name="gr30" draw:text-style-name="P8" draw:layer="layout" svg:width="0.026cm" svg:height="0.38cm" svg:x="25.798cm" svg:y="17.915cm" svg:viewBox="0 0 27 381" draw:points="0,381 27,381 27,0 0,0">
          <text:p/>
        </draw:polygon>
        <draw:polygon draw:style-name="gr32" draw:text-style-name="P10" draw:layer="layout" svg:width="0.026cm" svg:height="0.38cm" svg:x="25.824cm" svg:y="17.915cm" svg:viewBox="0 0 27 381" draw:points="0,381 27,381 27,0 0,0">
          <text:p/>
        </draw:polygon>
        <draw:polygon draw:style-name="gr32" draw:text-style-name="P10" draw:layer="layout" svg:width="0.027cm" svg:height="0.38cm" svg:x="25.85cm" svg:y="17.915cm" svg:viewBox="0 0 28 381" draw:points="0,381 28,381 28,0 0,0">
          <text:p/>
        </draw:polygon>
        <draw:polygon draw:style-name="gr31" draw:text-style-name="P9" draw:layer="layout" svg:width="0.026cm" svg:height="0.38cm" svg:x="25.877cm" svg:y="17.915cm" svg:viewBox="0 0 27 381" draw:points="0,381 27,381 27,0 0,0">
          <text:p/>
        </draw:polygon>
        <draw:polygon draw:style-name="gr31" draw:text-style-name="P9" draw:layer="layout" svg:width="0.026cm" svg:height="0.38cm" svg:x="25.903cm" svg:y="17.915cm" svg:viewBox="0 0 27 381" draw:points="0,381 27,381 27,0 0,0">
          <text:p/>
        </draw:polygon>
        <draw:polygon draw:style-name="gr30" draw:text-style-name="P8" draw:layer="layout" svg:width="0.026cm" svg:height="0.38cm" svg:x="25.929cm" svg:y="17.915cm" svg:viewBox="0 0 27 381" draw:points="0,381 27,381 27,0 0,0">
          <text:p/>
        </draw:polygon>
        <draw:polygon draw:style-name="gr32" draw:text-style-name="P10" draw:layer="layout" svg:width="0.026cm" svg:height="0.38cm" svg:x="25.956cm" svg:y="17.915cm" svg:viewBox="0 0 27 381" draw:points="0,381 27,381 27,0 0,0">
          <text:p/>
        </draw:polygon>
        <draw:polygon draw:style-name="gr30" draw:text-style-name="P8" draw:layer="layout" svg:width="0.026cm" svg:height="0.38cm" svg:x="25.982cm" svg:y="17.915cm" svg:viewBox="0 0 27 381" draw:points="0,381 27,381 27,0 0,0">
          <text:p/>
        </draw:polygon>
        <draw:polygon draw:style-name="gr32" draw:text-style-name="P10" draw:layer="layout" svg:width="0.026cm" svg:height="0.38cm" svg:x="26.008cm" svg:y="17.915cm" svg:viewBox="0 0 27 381" draw:points="0,381 27,381 27,0 0,0">
          <text:p/>
        </draw:polygon>
        <draw:polygon draw:style-name="gr30" draw:text-style-name="P8" draw:layer="layout" svg:width="0.026cm" svg:height="0.38cm" svg:x="26.034cm" svg:y="17.915cm" svg:viewBox="0 0 27 381" draw:points="0,381 27,381 27,0 0,0">
          <text:p/>
        </draw:polygon>
        <draw:polygon draw:style-name="gr31" draw:text-style-name="P9" draw:layer="layout" svg:width="0.026cm" svg:height="0.38cm" svg:x="26.061cm" svg:y="17.915cm" svg:viewBox="0 0 27 381" draw:points="0,381 27,381 27,0 0,0">
          <text:p/>
        </draw:polygon>
        <draw:polygon draw:style-name="gr30" draw:text-style-name="P8" draw:layer="layout" svg:width="0.026cm" svg:height="0.38cm" svg:x="26.087cm" svg:y="17.915cm" svg:viewBox="0 0 27 381" draw:points="0,381 27,381 27,0 0,0">
          <text:p/>
        </draw:polygon>
        <draw:polygon draw:style-name="gr29" draw:text-style-name="P7" draw:layer="layout" svg:width="0.026cm" svg:height="0.38cm" svg:x="26.113cm" svg:y="17.915cm" svg:viewBox="0 0 27 381" draw:points="0,381 27,381 27,0 0,0">
          <text:p/>
        </draw:polygon>
        <draw:polygon draw:style-name="gr32" draw:text-style-name="P10" draw:layer="layout" svg:width="0.026cm" svg:height="0.38cm" svg:x="26.139cm" svg:y="17.915cm" svg:viewBox="0 0 27 381" draw:points="0,381 27,381 27,0 0,0">
          <text:p/>
        </draw:polygon>
        <draw:polygon draw:style-name="gr30" draw:text-style-name="P8" draw:layer="layout" svg:width="0.026cm" svg:height="0.38cm" svg:x="26.166cm" svg:y="17.915cm" svg:viewBox="0 0 27 381" draw:points="0,381 27,381 27,0 0,0">
          <text:p/>
        </draw:polygon>
        <draw:polygon draw:style-name="gr31" draw:text-style-name="P9" draw:layer="layout" svg:width="0.026cm" svg:height="0.38cm" svg:x="26.192cm" svg:y="17.915cm" svg:viewBox="0 0 27 381" draw:points="0,381 27,381 27,0 0,0">
          <text:p/>
        </draw:polygon>
        <draw:polygon draw:style-name="gr29" draw:text-style-name="P7" draw:layer="layout" svg:width="0.026cm" svg:height="0.38cm" svg:x="26.218cm" svg:y="17.915cm" svg:viewBox="0 0 27 381" draw:points="0,381 27,381 27,0 0,0">
          <text:p/>
        </draw:polygon>
        <draw:polygon draw:style-name="gr32" draw:text-style-name="P10" draw:layer="layout" svg:width="0.027cm" svg:height="0.38cm" svg:x="26.244cm" svg:y="17.915cm" svg:viewBox="0 0 28 381" draw:points="0,381 28,381 28,0 0,0">
          <text:p/>
        </draw:polygon>
        <draw:polygon draw:style-name="gr31" draw:text-style-name="P9" draw:layer="layout" svg:width="0.026cm" svg:height="0.38cm" svg:x="26.271cm" svg:y="17.915cm" svg:viewBox="0 0 27 381" draw:points="0,381 27,381 27,0 0,0">
          <text:p/>
        </draw:polygon>
        <draw:polygon draw:style-name="gr29" draw:text-style-name="P7" draw:layer="layout" svg:width="0.026cm" svg:height="0.38cm" svg:x="26.297cm" svg:y="17.915cm" svg:viewBox="0 0 27 381" draw:points="0,381 27,381 27,0 0,0">
          <text:p/>
        </draw:polygon>
        <draw:polygon draw:style-name="gr29" draw:text-style-name="P7" draw:layer="layout" svg:width="0.027cm" svg:height="0.38cm" svg:x="26.323cm" svg:y="17.915cm" svg:viewBox="0 0 28 381" draw:points="0,381 28,381 28,0 0,0">
          <text:p/>
        </draw:polygon>
        <draw:polygon draw:style-name="gr31" draw:text-style-name="P9" draw:layer="layout" svg:width="0.026cm" svg:height="0.38cm" svg:x="26.35cm" svg:y="17.915cm" svg:viewBox="0 0 27 381" draw:points="0,381 27,381 27,0 0,0">
          <text:p/>
        </draw:polygon>
        <draw:polygon draw:style-name="gr29" draw:text-style-name="P7" draw:layer="layout" svg:width="0.026cm" svg:height="0.38cm" svg:x="26.376cm" svg:y="17.915cm" svg:viewBox="0 0 27 381" draw:points="0,381 27,381 27,0 0,0">
          <text:p/>
        </draw:polygon>
        <draw:polygon draw:style-name="gr29" draw:text-style-name="P7" draw:layer="layout" svg:width="0.026cm" svg:height="0.38cm" svg:x="26.402cm" svg:y="17.915cm" svg:viewBox="0 0 27 381" draw:points="0,381 27,381 27,0 0,0">
          <text:p/>
        </draw:polygon>
        <draw:polygon draw:style-name="gr30" draw:text-style-name="P8" draw:layer="layout" svg:width="0.026cm" svg:height="0.38cm" svg:x="26.428cm" svg:y="17.915cm" svg:viewBox="0 0 27 381" draw:points="0,381 27,381 27,0 0,0">
          <text:p/>
        </draw:polygon>
        <draw:polygon draw:style-name="gr31" draw:text-style-name="P9" draw:layer="layout" svg:width="0.026cm" svg:height="0.38cm" svg:x="26.455cm" svg:y="17.915cm" svg:viewBox="0 0 27 381" draw:points="0,381 27,381 27,0 0,0">
          <text:p/>
        </draw:polygon>
        <draw:polygon draw:style-name="gr30" draw:text-style-name="P8" draw:layer="layout" svg:width="0.026cm" svg:height="0.38cm" svg:x="26.481cm" svg:y="17.915cm" svg:viewBox="0 0 27 381" draw:points="0,381 27,381 27,0 0,0">
          <text:p/>
        </draw:polygon>
        <draw:polygon draw:style-name="gr29" draw:text-style-name="P7" draw:layer="layout" svg:width="0.026cm" svg:height="0.38cm" svg:x="26.507cm" svg:y="17.915cm" svg:viewBox="0 0 27 381" draw:points="0,381 27,381 27,0 0,0">
          <text:p/>
        </draw:polygon>
        <draw:polygon draw:style-name="gr31" draw:text-style-name="P9" draw:layer="layout" svg:width="0.027cm" svg:height="0.38cm" svg:x="26.533cm" svg:y="17.915cm" svg:viewBox="0 0 28 381" draw:points="0,381 28,381 28,0 0,0">
          <text:p/>
        </draw:polygon>
        <draw:polygon draw:style-name="gr30" draw:text-style-name="P8" draw:layer="layout" svg:width="0.026cm" svg:height="0.38cm" svg:x="26.56cm" svg:y="17.915cm" svg:viewBox="0 0 27 381" draw:points="0,381 27,381 27,0 0,0">
          <text:p/>
        </draw:polygon>
        <draw:polygon draw:style-name="gr31" draw:text-style-name="P9" draw:layer="layout" svg:width="0.026cm" svg:height="0.38cm" svg:x="26.586cm" svg:y="17.915cm" svg:viewBox="0 0 27 381" draw:points="0,381 27,381 27,0 0,0">
          <text:p/>
        </draw:polygon>
        <draw:polygon draw:style-name="gr29" draw:text-style-name="P7" draw:layer="layout" svg:width="0.027cm" svg:height="0.38cm" svg:x="26.612cm" svg:y="17.915cm" svg:viewBox="0 0 28 381" draw:points="0,381 28,381 28,0 0,0">
          <text:p/>
        </draw:polygon>
        <draw:polygon draw:style-name="gr29" draw:text-style-name="P7" draw:layer="layout" svg:width="0.026cm" svg:height="0.38cm" svg:x="26.639cm" svg:y="17.915cm" svg:viewBox="0 0 27 381" draw:points="0,381 27,381 27,0 0,0">
          <text:p/>
        </draw:polygon>
        <draw:polygon draw:style-name="gr29" draw:text-style-name="P7" draw:layer="layout" svg:width="0.026cm" svg:height="0.38cm" svg:x="26.665cm" svg:y="17.915cm" svg:viewBox="0 0 27 381" draw:points="0,381 27,381 27,0 0,0">
          <text:p/>
        </draw:polygon>
        <draw:polygon draw:style-name="gr32" draw:text-style-name="P10" draw:layer="layout" svg:width="0.026cm" svg:height="0.38cm" svg:x="26.691cm" svg:y="17.915cm" svg:viewBox="0 0 27 381" draw:points="0,381 27,381 27,0 0,0">
          <text:p/>
        </draw:polygon>
        <draw:polygon draw:style-name="gr31" draw:text-style-name="P9" draw:layer="layout" svg:width="0.026cm" svg:height="0.38cm" svg:x="26.718cm" svg:y="17.915cm" svg:viewBox="0 0 27 381" draw:points="0,381 27,381 27,0 0,0">
          <text:p/>
        </draw:polygon>
        <draw:polygon draw:style-name="gr30" draw:text-style-name="P8" draw:layer="layout" svg:width="0.026cm" svg:height="0.38cm" svg:x="26.744cm" svg:y="17.915cm" svg:viewBox="0 0 27 381" draw:points="0,381 27,381 27,0 0,0">
          <text:p/>
        </draw:polygon>
        <draw:polygon draw:style-name="gr31" draw:text-style-name="P9" draw:layer="layout" svg:width="0.026cm" svg:height="0.38cm" svg:x="26.77cm" svg:y="17.915cm" svg:viewBox="0 0 27 381" draw:points="0,381 27,381 27,0 0,0">
          <text:p/>
        </draw:polygon>
        <draw:polygon draw:style-name="gr29" draw:text-style-name="P7" draw:layer="layout" svg:width="0.026cm" svg:height="0.38cm" svg:x="26.796cm" svg:y="17.915cm" svg:viewBox="0 0 27 381" draw:points="0,381 27,381 27,0 0,0">
          <text:p/>
        </draw:polygon>
        <draw:polygon draw:style-name="gr32" draw:text-style-name="P10" draw:layer="layout" svg:width="0.026cm" svg:height="0.38cm" svg:x="26.823cm" svg:y="17.915cm" svg:viewBox="0 0 27 381" draw:points="0,381 27,381 27,0 0,0">
          <text:p/>
        </draw:polygon>
        <draw:polygon draw:style-name="gr29" draw:text-style-name="P7" draw:layer="layout" svg:width="0.026cm" svg:height="0.38cm" svg:x="26.849cm" svg:y="17.915cm" svg:viewBox="0 0 27 381" draw:points="0,381 27,381 27,0 0,0">
          <text:p/>
        </draw:polygon>
        <draw:polygon draw:style-name="gr29" draw:text-style-name="P7" draw:layer="layout" svg:width="0.026cm" svg:height="0.38cm" svg:x="26.875cm" svg:y="17.915cm" svg:viewBox="0 0 27 381" draw:points="0,381 27,381 27,0 0,0">
          <text:p/>
        </draw:polygon>
        <draw:polygon draw:style-name="gr31" draw:text-style-name="P9" draw:layer="layout" svg:width="0.026cm" svg:height="0.38cm" svg:x="26.901cm" svg:y="17.915cm" svg:viewBox="0 0 27 381" draw:points="0,381 27,381 27,0 0,0">
          <text:p/>
        </draw:polygon>
        <draw:polygon draw:style-name="gr32" draw:text-style-name="P10" draw:layer="layout" svg:width="0.027cm" svg:height="0.38cm" svg:x="26.927cm" svg:y="17.915cm" svg:viewBox="0 0 28 381" draw:points="0,381 28,381 28,0 0,0">
          <text:p/>
        </draw:polygon>
        <draw:polygon draw:style-name="gr29" draw:text-style-name="P7" draw:layer="layout" svg:width="0.026cm" svg:height="0.38cm" svg:x="26.954cm" svg:y="17.915cm" svg:viewBox="0 0 27 381" draw:points="0,381 27,381 27,0 0,0">
          <text:p/>
        </draw:polygon>
        <draw:polygon draw:style-name="gr29" draw:text-style-name="P7" draw:layer="layout" svg:width="0.026cm" svg:height="0.38cm" svg:x="26.98cm" svg:y="17.915cm" svg:viewBox="0 0 27 381" draw:points="0,381 27,381 27,0 0,0">
          <text:p/>
        </draw:polygon>
        <draw:polygon draw:style-name="gr32" draw:text-style-name="P10" draw:layer="layout" svg:width="0.027cm" svg:height="0.38cm" svg:x="27.006cm" svg:y="17.915cm" svg:viewBox="0 0 28 381" draw:points="0,381 28,381 28,0 0,0">
          <text:p/>
        </draw:polygon>
        <draw:polygon draw:style-name="gr31" draw:text-style-name="P9" draw:layer="layout" svg:width="0.026cm" svg:height="0.38cm" svg:x="27.033cm" svg:y="17.915cm" svg:viewBox="0 0 27 381" draw:points="0,381 27,381 27,0 0,0">
          <text:p/>
        </draw:polygon>
        <draw:polygon draw:style-name="gr32" draw:text-style-name="P10" draw:layer="layout" svg:width="0.026cm" svg:height="0.38cm" svg:x="27.06cm" svg:y="17.915cm" svg:viewBox="0 0 27 381" draw:points="0,381 27,381 27,0 0,0">
          <text:p/>
        </draw:polygon>
        <draw:polygon draw:style-name="gr31" draw:text-style-name="P9" draw:layer="layout" svg:width="0.026cm" svg:height="0.38cm" svg:x="27.085cm" svg:y="17.915cm" svg:viewBox="0 0 27 381" draw:points="0,381 27,381 27,0 0,0">
          <text:p/>
        </draw:polygon>
        <draw:polygon draw:style-name="gr29" draw:text-style-name="P7" draw:layer="layout" svg:width="0.026cm" svg:height="0.38cm" svg:x="27.112cm" svg:y="17.915cm" svg:viewBox="0 0 27 381" draw:points="0,381 27,381 27,0 0,0">
          <text:p/>
        </draw:polygon>
        <draw:polygon draw:style-name="gr29" draw:text-style-name="P7" draw:layer="layout" svg:width="0.026cm" svg:height="0.38cm" svg:x="27.138cm" svg:y="17.915cm" svg:viewBox="0 0 27 381" draw:points="0,381 27,381 27,0 0,0">
          <text:p/>
        </draw:polygon>
        <draw:polygon draw:style-name="gr32" draw:text-style-name="P10" draw:layer="layout" svg:width="0.026cm" svg:height="0.38cm" svg:x="27.164cm" svg:y="17.915cm" svg:viewBox="0 0 27 381" draw:points="0,381 27,381 27,0 0,0">
          <text:p/>
        </draw:polygon>
        <draw:polygon draw:style-name="gr32" draw:text-style-name="P10" draw:layer="layout" svg:width="0.026cm" svg:height="0.38cm" svg:x="27.19cm" svg:y="17.915cm" svg:viewBox="0 0 27 381" draw:points="0,381 27,381 27,0 0,0">
          <text:p/>
        </draw:polygon>
        <draw:polygon draw:style-name="gr31" draw:text-style-name="P9" draw:layer="layout" svg:width="0.026cm" svg:height="0.38cm" svg:x="27.217cm" svg:y="17.915cm" svg:viewBox="0 0 27 381" draw:points="0,381 27,381 27,0 0,0">
          <text:p/>
        </draw:polygon>
        <draw:polygon draw:style-name="gr30" draw:text-style-name="P8" draw:layer="layout" svg:width="0.026cm" svg:height="0.38cm" svg:x="27.243cm" svg:y="17.915cm" svg:viewBox="0 0 27 381" draw:points="0,381 27,381 27,0 0,0">
          <text:p/>
        </draw:polygon>
        <draw:polygon draw:style-name="gr29" draw:text-style-name="P7" draw:layer="layout" svg:width="0.026cm" svg:height="0.38cm" svg:x="27.269cm" svg:y="17.915cm" svg:viewBox="0 0 27 381" draw:points="0,381 27,381 27,0 0,0">
          <text:p/>
        </draw:polygon>
        <draw:polygon draw:style-name="gr31" draw:text-style-name="P9" draw:layer="layout" svg:width="0.027cm" svg:height="0.38cm" svg:x="27.295cm" svg:y="17.915cm" svg:viewBox="0 0 28 381" draw:points="0,381 28,381 28,0 0,0">
          <text:p/>
        </draw:polygon>
        <draw:polygon draw:style-name="gr29" draw:text-style-name="P7" draw:layer="layout" svg:width="0.026cm" svg:height="0.38cm" svg:x="27.322cm" svg:y="17.915cm" svg:viewBox="0 0 27 381" draw:points="0,381 27,381 27,0 0,0">
          <text:p/>
        </draw:polygon>
        <draw:polygon draw:style-name="gr29" draw:text-style-name="P7" draw:layer="layout" svg:width="0.026cm" svg:height="0.38cm" svg:x="27.348cm" svg:y="17.915cm" svg:viewBox="0 0 27 381" draw:points="0,381 27,381 27,0 0,0">
          <text:p/>
        </draw:polygon>
        <draw:polygon draw:style-name="gr32" draw:text-style-name="P10" draw:layer="layout" svg:width="0.026cm" svg:height="0.38cm" svg:x="27.374cm" svg:y="17.915cm" svg:viewBox="0 0 27 381" draw:points="0,381 27,381 27,0 0,0">
          <text:p/>
        </draw:polygon>
        <draw:polygon draw:style-name="gr32" draw:text-style-name="P10" draw:layer="layout" svg:width="0.026cm" svg:height="0.38cm" svg:x="27.401cm" svg:y="17.915cm" svg:viewBox="0 0 27 381" draw:points="0,381 27,381 27,0 0,0">
          <text:p/>
        </draw:polygon>
        <draw:polygon draw:style-name="gr30" draw:text-style-name="P8" draw:layer="layout" svg:width="0.026cm" svg:height="0.38cm" svg:x="27.427cm" svg:y="17.915cm" svg:viewBox="0 0 27 381" draw:points="0,381 27,381 27,0 0,0">
          <text:p/>
        </draw:polygon>
        <draw:polygon draw:style-name="gr29" draw:text-style-name="P7" draw:layer="layout" svg:width="0.026cm" svg:height="0.38cm" svg:x="27.453cm" svg:y="17.915cm" svg:viewBox="0 0 27 381" draw:points="0,381 27,381 27,0 0,0">
          <text:p/>
        </draw:polygon>
        <draw:polygon draw:style-name="gr31" draw:text-style-name="P9" draw:layer="layout" svg:width="0.026cm" svg:height="0.38cm" svg:x="27.48cm" svg:y="17.915cm" svg:viewBox="0 0 27 381" draw:points="0,381 27,381 27,0 0,0">
          <text:p/>
        </draw:polygon>
        <draw:polygon draw:style-name="gr32" draw:text-style-name="P10" draw:layer="layout" svg:width="0.026cm" svg:height="0.38cm" svg:x="27.506cm" svg:y="17.915cm" svg:viewBox="0 0 27 381" draw:points="0,381 27,381 27,0 0,0">
          <text:p/>
        </draw:polygon>
        <draw:polygon draw:style-name="gr31" draw:text-style-name="P9" draw:layer="layout" svg:width="0.026cm" svg:height="0.38cm" svg:x="27.532cm" svg:y="17.915cm" svg:viewBox="0 0 27 381" draw:points="0,381 27,381 27,0 0,0">
          <text:p/>
        </draw:polygon>
        <draw:polygon draw:style-name="gr29" draw:text-style-name="P7" draw:layer="layout" svg:width="0.026cm" svg:height="0.38cm" svg:x="27.558cm" svg:y="17.915cm" svg:viewBox="0 0 27 381" draw:points="0,381 27,381 27,0 0,0">
          <text:p/>
        </draw:polygon>
        <draw:polygon draw:style-name="gr29" draw:text-style-name="P7" draw:layer="layout" svg:width="0.026cm" svg:height="0.38cm" svg:x="27.584cm" svg:y="17.915cm" svg:viewBox="0 0 27 381" draw:points="0,381 27,381 27,0 0,0">
          <text:p/>
        </draw:polygon>
        <draw:polygon draw:style-name="gr32" draw:text-style-name="P10" draw:layer="layout" svg:width="0.026cm" svg:height="0.38cm" svg:x="27.611cm" svg:y="17.915cm" svg:viewBox="0 0 27 381" draw:points="0,381 27,381 27,0 0,0">
          <text:p/>
        </draw:polygon>
        <draw:polygon draw:style-name="gr30" draw:text-style-name="P8" draw:layer="layout" svg:width="0.026cm" svg:height="0.38cm" svg:x="27.637cm" svg:y="17.915cm" svg:viewBox="0 0 27 381" draw:points="0,381 27,381 27,0 0,0">
          <text:p/>
        </draw:polygon>
        <draw:polygon draw:style-name="gr29" draw:text-style-name="P7" draw:layer="layout" svg:width="0.026cm" svg:height="0.38cm" svg:x="27.663cm" svg:y="17.915cm" svg:viewBox="0 0 27 381" draw:points="0,381 27,381 27,0 0,0">
          <text:p/>
        </draw:polygon>
        <draw:polygon draw:style-name="gr32" draw:text-style-name="P10" draw:layer="layout" svg:width="0.027cm" svg:height="0.38cm" svg:x="27.689cm" svg:y="17.915cm" svg:viewBox="0 0 28 381" draw:points="0,381 28,381 28,0 0,0">
          <text:p/>
        </draw:polygon>
        <draw:polygon draw:style-name="gr30" draw:text-style-name="P8" draw:layer="layout" svg:width="0.026cm" svg:height="0.38cm" svg:x="27.716cm" svg:y="17.915cm" svg:viewBox="0 0 27 381" draw:points="0,381 27,381 27,0 0,0">
          <text:p/>
        </draw:polygon>
        <draw:polygon draw:style-name="gr31" draw:text-style-name="P9" draw:layer="layout" svg:width="0.026cm" svg:height="0.38cm" svg:x="27.742cm" svg:y="17.915cm" svg:viewBox="0 0 27 381" draw:points="0,381 27,381 27,0 0,0">
          <text:p/>
        </draw:polygon>
        <draw:polygon draw:style-name="gr29" draw:text-style-name="P7" draw:layer="layout" svg:width="0.026cm" svg:height="0.38cm" svg:x="27.768cm" svg:y="17.915cm" svg:viewBox="0 0 27 381" draw:points="0,381 27,381 27,0 0,0">
          <text:p/>
        </draw:polygon>
        <draw:polygon draw:style-name="gr29" draw:text-style-name="P7" draw:layer="layout" svg:width="0.026cm" svg:height="0.38cm" svg:x="27.795cm" svg:y="17.915cm" svg:viewBox="0 0 27 381" draw:points="0,381 27,381 27,0 0,0">
          <text:p/>
        </draw:polygon>
        <draw:polygon draw:style-name="gr32" draw:text-style-name="P10" draw:layer="layout" svg:width="0.026cm" svg:height="0.38cm" svg:x="27.821cm" svg:y="17.915cm" svg:viewBox="0 0 27 381" draw:points="0,381 27,381 27,0 0,0">
          <text:p/>
        </draw:polygon>
        <draw:polygon draw:style-name="gr30" draw:text-style-name="P8" draw:layer="layout" svg:width="0.026cm" svg:height="0.38cm" svg:x="27.847cm" svg:y="17.915cm" svg:viewBox="0 0 27 381" draw:points="0,381 27,381 27,0 0,0">
          <text:p/>
        </draw:polygon>
        <draw:polygon draw:style-name="gr32" draw:text-style-name="P10" draw:layer="layout" svg:width="0.026cm" svg:height="0.38cm" svg:x="27.873cm" svg:y="17.915cm" svg:viewBox="0 0 27 381" draw:points="0,381 27,381 27,0 0,0">
          <text:p/>
        </draw:polygon>
        <draw:polygon draw:style-name="gr32" draw:text-style-name="P10" draw:layer="layout" svg:width="0.026cm" svg:height="0.38cm" svg:x="27.9cm" svg:y="17.915cm" svg:viewBox="0 0 27 381" draw:points="0,381 27,381 27,0 0,0">
          <text:p/>
        </draw:polygon>
        <draw:polygon draw:style-name="gr32" draw:text-style-name="P10" draw:layer="layout" svg:width="0.026cm" svg:height="0.38cm" svg:x="27.926cm" svg:y="17.915cm" svg:viewBox="0 0 27 381" draw:points="0,381 27,381 27,0 0,0">
          <text:p/>
        </draw:polygon>
        <draw:polygon draw:style-name="gr31" draw:text-style-name="P9" draw:layer="layout" svg:width="0.026cm" svg:height="0.38cm" svg:x="27.952cm" svg:y="17.915cm" svg:viewBox="0 0 27 381" draw:points="0,381 27,381 27,0 0,0">
          <text:p/>
        </draw:polygon>
        <draw:polygon draw:style-name="gr29" draw:text-style-name="P7" draw:layer="layout" svg:width="0.026cm" svg:height="0.38cm" svg:x="27.978cm" svg:y="17.915cm" svg:viewBox="0 0 27 381" draw:points="0,381 27,381 27,0 0,0">
          <text:p/>
        </draw:polygon>
        <draw:polygon draw:style-name="gr29" draw:text-style-name="P7" draw:layer="layout" svg:width="0.026cm" svg:height="0.38cm" svg:x="28.005cm" svg:y="17.915cm" svg:viewBox="0 0 27 381" draw:points="0,381 27,381 27,0 0,0">
          <text:p/>
        </draw:polygon>
        <draw:polygon draw:style-name="gr30" draw:text-style-name="P8" draw:layer="layout" svg:width="0.026cm" svg:height="0.38cm" svg:x="28.031cm" svg:y="17.915cm" svg:viewBox="0 0 27 381" draw:points="0,381 27,381 27,0 0,0">
          <text:p/>
        </draw:polygon>
        <draw:polygon draw:style-name="gr31" draw:text-style-name="P9" draw:layer="layout" svg:width="0.027cm" svg:height="0.38cm" svg:x="28.057cm" svg:y="17.915cm" svg:viewBox="0 0 28 381" draw:points="0,381 28,381 28,0 0,0">
          <text:p/>
        </draw:polygon>
        <draw:polygon draw:style-name="gr30" draw:text-style-name="P8" draw:layer="layout" svg:width="0.026cm" svg:height="0.38cm" svg:x="28.084cm" svg:y="17.915cm" svg:viewBox="0 0 27 381" draw:points="0,381 27,381 27,0 0,0">
          <text:p/>
        </draw:polygon>
        <draw:polygon draw:style-name="gr29" draw:text-style-name="P7" draw:layer="layout" svg:width="0.026cm" svg:height="0.38cm" svg:x="28.11cm" svg:y="17.915cm" svg:viewBox="0 0 27 381" draw:points="0,381 27,381 27,0 0,0">
          <text:p/>
        </draw:polygon>
        <draw:polygon draw:style-name="gr30" draw:text-style-name="P8" draw:layer="layout" svg:width="0.026cm" svg:height="0.38cm" svg:x="28.136cm" svg:y="17.915cm" svg:viewBox="0 0 27 381" draw:points="0,381 27,381 27,0 0,0">
          <text:p/>
        </draw:polygon>
        <draw:polygon draw:style-name="gr30" draw:text-style-name="P8" draw:layer="layout" svg:width="0.026cm" svg:height="0.38cm" svg:x="28.163cm" svg:y="17.915cm" svg:viewBox="0 0 27 381" draw:points="0,381 27,381 27,0 0,0">
          <text:p/>
        </draw:polygon>
        <draw:polygon draw:style-name="gr32" draw:text-style-name="P10" draw:layer="layout" svg:width="0.026cm" svg:height="0.38cm" svg:x="28.189cm" svg:y="17.915cm" svg:viewBox="0 0 27 381" draw:points="0,381 27,381 27,0 0,0">
          <text:p/>
        </draw:polygon>
        <draw:polygon draw:style-name="gr32" draw:text-style-name="P10" draw:layer="layout" svg:width="0.026cm" svg:height="0.38cm" svg:x="28.215cm" svg:y="17.915cm" svg:viewBox="0 0 27 381" draw:points="0,381 27,381 27,0 0,0">
          <text:p/>
        </draw:polygon>
        <draw:polygon draw:style-name="gr31" draw:text-style-name="P9" draw:layer="layout" svg:width="0.026cm" svg:height="0.38cm" svg:x="28.241cm" svg:y="17.915cm" svg:viewBox="0 0 27 381" draw:points="0,381 27,381 27,0 0,0">
          <text:p/>
        </draw:polygon>
        <draw:polygon draw:style-name="gr30" draw:text-style-name="P8" draw:layer="layout" svg:width="0.026cm" svg:height="0.38cm" svg:x="28.267cm" svg:y="17.915cm" svg:viewBox="0 0 27 381" draw:points="0,381 27,381 27,0 0,0">
          <text:p/>
        </draw:polygon>
        <draw:polygon draw:style-name="gr31" draw:text-style-name="P9" draw:layer="layout" svg:width="0.026cm" svg:height="0.38cm" svg:x="28.294cm" svg:y="17.915cm" svg:viewBox="0 0 27 381" draw:points="0,381 27,381 27,0 0,0">
          <text:p/>
        </draw:polygon>
        <draw:polygon draw:style-name="gr30" draw:text-style-name="P8" draw:layer="layout" svg:width="0.026cm" svg:height="0.38cm" svg:x="28.32cm" svg:y="17.915cm" svg:viewBox="0 0 27 381" draw:points="0,381 27,381 27,0 0,0">
          <text:p/>
        </draw:polygon>
        <draw:polygon draw:style-name="gr30" draw:text-style-name="P8" draw:layer="layout" svg:width="0.026cm" svg:height="0.38cm" svg:x="28.346cm" svg:y="17.915cm" svg:viewBox="0 0 27 381" draw:points="0,381 27,381 27,0 0,0">
          <text:p/>
        </draw:polygon>
        <draw:polygon draw:style-name="gr30" draw:text-style-name="P8" draw:layer="layout" svg:width="0.027cm" svg:height="0.38cm" svg:x="28.372cm" svg:y="17.915cm" svg:viewBox="0 0 28 381" draw:points="0,381 28,381 28,0 0,0">
          <text:p/>
        </draw:polygon>
        <draw:polygon draw:style-name="gr32" draw:text-style-name="P10" draw:layer="layout" svg:width="0.026cm" svg:height="0.38cm" svg:x="28.399cm" svg:y="17.915cm" svg:viewBox="0 0 27 381" draw:points="0,381 27,381 27,0 0,0">
          <text:p/>
        </draw:polygon>
        <draw:polygon draw:style-name="gr32" draw:text-style-name="P10" draw:layer="layout" svg:width="0.026cm" svg:height="0.38cm" svg:x="28.425cm" svg:y="17.915cm" svg:viewBox="0 0 27 381" draw:points="0,381 27,381 27,0 0,0">
          <text:p/>
        </draw:polygon>
        <draw:polygon draw:style-name="gr32" draw:text-style-name="P10" draw:layer="layout" svg:width="0.027cm" svg:height="0.38cm" svg:x="28.451cm" svg:y="17.915cm" svg:viewBox="0 0 28 381" draw:points="0,381 28,381 28,0 0,0">
          <text:p/>
        </draw:polygon>
        <draw:polygon draw:style-name="gr31" draw:text-style-name="P9" draw:layer="layout" svg:width="0.026cm" svg:height="0.38cm" svg:x="28.478cm" svg:y="17.915cm" svg:viewBox="0 0 27 381" draw:points="0,381 27,381 27,0 0,0">
          <text:p/>
        </draw:polygon>
        <draw:polygon draw:style-name="gr31" draw:text-style-name="P9" draw:layer="layout" svg:width="0.026cm" svg:height="0.38cm" svg:x="28.504cm" svg:y="17.915cm" svg:viewBox="0 0 27 381" draw:points="0,381 27,381 27,0 0,0">
          <text:p/>
        </draw:polygon>
        <draw:polygon draw:style-name="gr32" draw:text-style-name="P10" draw:layer="layout" svg:width="0.026cm" svg:height="0.38cm" svg:x="28.53cm" svg:y="17.915cm" svg:viewBox="0 0 27 381" draw:points="0,381 27,381 27,0 0,0">
          <text:p/>
        </draw:polygon>
        <draw:polygon draw:style-name="gr29" draw:text-style-name="P7" draw:layer="layout" svg:width="0.026cm" svg:height="0.38cm" svg:x="28.557cm" svg:y="17.915cm" svg:viewBox="0 0 27 381" draw:points="0,381 27,381 27,0 0,0">
          <text:p/>
        </draw:polygon>
        <draw:polygon draw:style-name="gr32" draw:text-style-name="P10" draw:layer="layout" svg:width="0.026cm" svg:height="0.38cm" svg:x="28.583cm" svg:y="17.915cm" svg:viewBox="0 0 27 381" draw:points="0,381 27,381 27,0 0,0">
          <text:p/>
        </draw:polygon>
        <draw:polygon draw:style-name="gr32" draw:text-style-name="P10" draw:layer="layout" svg:width="0.026cm" svg:height="0.38cm" svg:x="28.609cm" svg:y="17.915cm" svg:viewBox="0 0 27 381" draw:points="0,381 27,381 27,0 0,0">
          <text:p/>
        </draw:polygon>
        <draw:polygon draw:style-name="gr30" draw:text-style-name="P8" draw:layer="layout" svg:width="0.026cm" svg:height="0.38cm" svg:x="28.635cm" svg:y="17.915cm" svg:viewBox="0 0 27 381" draw:points="0,381 27,381 27,0 0,0">
          <text:p/>
        </draw:polygon>
        <draw:polygon draw:style-name="gr30" draw:text-style-name="P8" draw:layer="layout" svg:width="0.026cm" svg:height="0.38cm" svg:x="28.662cm" svg:y="17.915cm" svg:viewBox="0 0 27 381" draw:points="0,381 27,381 27,0 0,0">
          <text:p/>
        </draw:polygon>
        <draw:polygon draw:style-name="gr31" draw:text-style-name="P9" draw:layer="layout" svg:width="0.026cm" svg:height="0.38cm" svg:x="28.688cm" svg:y="17.915cm" svg:viewBox="0 0 27 381" draw:points="0,381 27,381 27,0 0,0">
          <text:p/>
        </draw:polygon>
        <draw:polygon draw:style-name="gr29" draw:text-style-name="P7" draw:layer="layout" svg:width="0.026cm" svg:height="0.38cm" svg:x="28.714cm" svg:y="17.915cm" svg:viewBox="0 0 27 381" draw:points="0,381 27,381 27,0 0,0">
          <text:p/>
        </draw:polygon>
        <draw:polygon draw:style-name="gr32" draw:text-style-name="P10" draw:layer="layout" svg:width="0.026cm" svg:height="0.38cm" svg:x="28.74cm" svg:y="17.915cm" svg:viewBox="0 0 27 381" draw:points="0,381 27,381 27,0 0,0">
          <text:p/>
        </draw:polygon>
        <draw:polygon draw:style-name="gr31" draw:text-style-name="P9" draw:layer="layout" svg:width="0.027cm" svg:height="0.38cm" svg:x="28.767cm" svg:y="17.915cm" svg:viewBox="0 0 28 381" draw:points="0,381 28,381 28,0 0,0">
          <text:p/>
        </draw:polygon>
        <draw:polygon draw:style-name="gr31" draw:text-style-name="P9" draw:layer="layout" svg:width="0.026cm" svg:height="0.38cm" svg:x="28.793cm" svg:y="17.915cm" svg:viewBox="0 0 27 381" draw:points="0,381 27,381 27,0 0,0">
          <text:p/>
        </draw:polygon>
        <draw:polygon draw:style-name="gr31" draw:text-style-name="P9" draw:layer="layout" svg:width="0.026cm" svg:height="0.38cm" svg:x="28.819cm" svg:y="17.915cm" svg:viewBox="0 0 27 381" draw:points="0,381 27,381 27,0 0,0">
          <text:p/>
        </draw:polygon>
        <draw:polygon draw:style-name="gr30" draw:text-style-name="P8" draw:layer="layout" svg:width="0.026cm" svg:height="0.38cm" svg:x="28.846cm" svg:y="17.915cm" svg:viewBox="0 0 27 381" draw:points="0,381 27,381 27,0 0,0">
          <text:p/>
        </draw:polygon>
        <draw:polygon draw:style-name="gr29" draw:text-style-name="P7" draw:layer="layout" svg:width="0.026cm" svg:height="0.38cm" svg:x="28.872cm" svg:y="17.915cm" svg:viewBox="0 0 27 381" draw:points="0,381 27,381 27,0 0,0">
          <text:p/>
        </draw:polygon>
        <draw:polygon draw:style-name="gr32" draw:text-style-name="P10" draw:layer="layout" svg:width="0.026cm" svg:height="0.38cm" svg:x="28.898cm" svg:y="17.915cm" svg:viewBox="0 0 27 381" draw:points="0,381 27,381 27,0 0,0">
          <text:p/>
        </draw:polygon>
        <draw:polygon draw:style-name="gr31" draw:text-style-name="P9" draw:layer="layout" svg:width="0.026cm" svg:height="0.38cm" svg:x="28.924cm" svg:y="17.915cm" svg:viewBox="0 0 27 381" draw:points="0,381 27,381 27,0 0,0">
          <text:p/>
        </draw:polygon>
        <draw:polygon draw:style-name="gr30" draw:text-style-name="P8" draw:layer="layout" svg:width="0.026cm" svg:height="0.38cm" svg:x="28.951cm" svg:y="17.915cm" svg:viewBox="0 0 27 381" draw:points="0,381 27,381 27,0 0,0">
          <text:p/>
        </draw:polygon>
        <draw:polygon draw:style-name="gr30" draw:text-style-name="P8" draw:layer="layout" svg:width="0.026cm" svg:height="0.38cm" svg:x="28.977cm" svg:y="17.915cm" svg:viewBox="0 0 27 381" draw:points="0,381 27,381 27,0 0,0">
          <text:p/>
        </draw:polygon>
        <draw:polygon draw:style-name="gr32" draw:text-style-name="P10" draw:layer="layout" svg:width="0.026cm" svg:height="0.38cm" svg:x="29.003cm" svg:y="17.915cm" svg:viewBox="0 0 27 381" draw:points="0,381 27,381 27,0 0,0">
          <text:p/>
        </draw:polygon>
        <draw:polygon draw:style-name="gr31" draw:text-style-name="P9" draw:layer="layout" svg:width="0.026cm" svg:height="0.38cm" svg:x="29.029cm" svg:y="17.915cm" svg:viewBox="0 0 27 381" draw:points="0,381 27,381 27,0 0,0">
          <text:p/>
        </draw:polygon>
        <draw:polygon draw:style-name="gr32" draw:text-style-name="P10" draw:layer="layout" svg:width="0.026cm" svg:height="0.38cm" svg:x="29.056cm" svg:y="17.915cm" svg:viewBox="0 0 27 381" draw:points="0,381 27,381 27,0 0,0">
          <text:p/>
        </draw:polygon>
        <draw:polygon draw:style-name="gr32" draw:text-style-name="P10" draw:layer="layout" svg:width="0.026cm" svg:height="0.38cm" svg:x="29.082cm" svg:y="17.915cm" svg:viewBox="0 0 27 381" draw:points="0,381 27,381 27,0 0,0">
          <text:p/>
        </draw:polygon>
        <draw:polygon draw:style-name="gr30" draw:text-style-name="P8" draw:layer="layout" svg:width="0.026cm" svg:height="0.38cm" svg:x="29.108cm" svg:y="17.915cm" svg:viewBox="0 0 27 381" draw:points="0,381 27,381 27,0 0,0">
          <text:p/>
        </draw:polygon>
        <draw:polygon draw:style-name="gr31" draw:text-style-name="P9" draw:layer="layout" svg:width="0.027cm" svg:height="0.38cm" svg:x="29.134cm" svg:y="17.915cm" svg:viewBox="0 0 28 381" draw:points="0,381 28,381 28,0 0,0">
          <text:p/>
        </draw:polygon>
        <draw:polygon draw:style-name="gr29" draw:text-style-name="P7" draw:layer="layout" svg:width="0.026cm" svg:height="0.38cm" svg:x="29.161cm" svg:y="17.915cm" svg:viewBox="0 0 27 381" draw:points="0,381 27,381 27,0 0,0">
          <text:p/>
        </draw:polygon>
        <draw:polygon draw:style-name="gr31" draw:text-style-name="P9" draw:layer="layout" svg:width="0.026cm" svg:height="0.38cm" svg:x="29.187cm" svg:y="17.915cm" svg:viewBox="0 0 27 381" draw:points="0,381 27,381 27,0 0,0">
          <text:p/>
        </draw:polygon>
        <draw:polygon draw:style-name="gr32" draw:text-style-name="P10" draw:layer="layout" svg:width="0.026cm" svg:height="0.38cm" svg:x="29.213cm" svg:y="17.915cm" svg:viewBox="0 0 27 381" draw:points="0,381 27,381 27,0 0,0">
          <text:p/>
        </draw:polygon>
        <draw:polygon draw:style-name="gr31" draw:text-style-name="P9" draw:layer="layout" svg:width="0.026cm" svg:height="0.38cm" svg:x="29.24cm" svg:y="17.915cm" svg:viewBox="0 0 27 381" draw:points="0,381 27,381 27,0 0,0">
          <text:p/>
        </draw:polygon>
        <draw:polygon draw:style-name="gr32" draw:text-style-name="P10" draw:layer="layout" svg:width="0.026cm" svg:height="0.38cm" svg:x="29.266cm" svg:y="17.915cm" svg:viewBox="0 0 27 381" draw:points="0,381 27,381 27,0 0,0">
          <text:p/>
        </draw:polygon>
        <draw:polygon draw:style-name="gr30" draw:text-style-name="P8" draw:layer="layout" svg:width="0.026cm" svg:height="0.38cm" svg:x="29.292cm" svg:y="17.915cm" svg:viewBox="0 0 27 381" draw:points="0,381 27,381 27,0 0,0">
          <text:p/>
        </draw:polygon>
        <draw:polygon draw:style-name="gr32" draw:text-style-name="P10" draw:layer="layout" svg:width="0.026cm" svg:height="0.38cm" svg:x="29.318cm" svg:y="17.915cm" svg:viewBox="0 0 27 381" draw:points="0,381 27,381 27,0 0,0">
          <text:p/>
        </draw:polygon>
        <draw:polygon draw:style-name="gr32" draw:text-style-name="P10" draw:layer="layout" svg:width="0.026cm" svg:height="0.38cm" svg:x="29.345cm" svg:y="17.915cm" svg:viewBox="0 0 27 381" draw:points="0,381 27,381 27,0 0,0">
          <text:p/>
        </draw:polygon>
        <draw:polygon draw:style-name="gr31" draw:text-style-name="P9" draw:layer="layout" svg:width="0.026cm" svg:height="0.38cm" svg:x="29.371cm" svg:y="17.915cm" svg:viewBox="0 0 27 381" draw:points="0,381 27,381 27,0 0,0">
          <text:p/>
        </draw:polygon>
        <draw:polygon draw:style-name="gr29" draw:text-style-name="P7" draw:layer="layout" svg:width="0.026cm" svg:height="0.38cm" svg:x="29.397cm" svg:y="17.915cm" svg:viewBox="0 0 27 381" draw:points="0,381 27,381 27,0 0,0">
          <text:p/>
        </draw:polygon>
        <draw:polygon draw:style-name="gr29" draw:text-style-name="P7" draw:layer="layout" svg:width="0.026cm" svg:height="0.38cm" svg:x="29.423cm" svg:y="17.915cm" svg:viewBox="0 0 27 381" draw:points="0,381 27,381 27,0 0,0">
          <text:p/>
        </draw:polygon>
        <draw:polygon draw:style-name="gr32" draw:text-style-name="P10" draw:layer="layout" svg:width="0.026cm" svg:height="0.38cm" svg:x="29.45cm" svg:y="17.915cm" svg:viewBox="0 0 27 381" draw:points="0,381 27,381 27,0 0,0">
          <text:p/>
        </draw:polygon>
        <draw:polygon draw:style-name="gr32" draw:text-style-name="P10" draw:layer="layout" svg:width="0.026cm" svg:height="0.38cm" svg:x="29.476cm" svg:y="17.915cm" svg:viewBox="0 0 27 381" draw:points="0,381 27,381 27,0 0,0">
          <text:p/>
        </draw:polygon>
        <draw:polygon draw:style-name="gr30" draw:text-style-name="P8" draw:layer="layout" svg:width="0.026cm" svg:height="0.38cm" svg:x="29.502cm" svg:y="17.915cm" svg:viewBox="0 0 27 381" draw:points="0,381 27,381 27,0 0,0">
          <text:p/>
        </draw:polygon>
        <draw:polygon draw:style-name="gr29" draw:text-style-name="P7" draw:layer="layout" svg:width="0.027cm" svg:height="0.38cm" svg:x="29.528cm" svg:y="17.915cm" svg:viewBox="0 0 28 381" draw:points="0,381 28,381 28,0 0,0">
          <text:p/>
        </draw:polygon>
        <draw:polygon draw:style-name="gr32" draw:text-style-name="P10" draw:layer="layout" svg:width="0.026cm" svg:height="0.38cm" svg:x="29.555cm" svg:y="17.915cm" svg:viewBox="0 0 27 381" draw:points="0,381 27,381 27,0 0,0">
          <text:p/>
        </draw:polygon>
        <draw:polygon draw:style-name="gr30" draw:text-style-name="P8" draw:layer="layout" svg:width="0.026cm" svg:height="0.38cm" svg:x="29.581cm" svg:y="17.915cm" svg:viewBox="0 0 27 381" draw:points="0,381 27,381 27,0 0,0">
          <text:p/>
        </draw:polygon>
        <draw:polygon draw:style-name="gr31" draw:text-style-name="P9" draw:layer="layout" svg:width="0.026cm" svg:height="0.38cm" svg:x="29.607cm" svg:y="17.915cm" svg:viewBox="0 0 27 381" draw:points="0,381 27,381 27,0 0,0">
          <text:p/>
        </draw:polygon>
        <draw:polygon draw:style-name="gr30" draw:text-style-name="P8" draw:layer="layout" svg:width="0.026cm" svg:height="0.38cm" svg:x="29.635cm" svg:y="17.915cm" svg:viewBox="0 0 27 381" draw:points="0,381 27,381 27,0 0,0">
          <text:p/>
        </draw:polygon>
        <draw:polygon draw:style-name="gr30" draw:text-style-name="P8" draw:layer="layout" svg:width="0.026cm" svg:height="0.38cm" svg:x="29.66cm" svg:y="17.915cm" svg:viewBox="0 0 27 381" draw:points="0,381 27,381 27,0 0,0">
          <text:p/>
        </draw:polygon>
        <draw:polygon draw:style-name="gr31" draw:text-style-name="P9" draw:layer="layout" svg:width="0.026cm" svg:height="0.38cm" svg:x="29.686cm" svg:y="17.915cm" svg:viewBox="0 0 27 381" draw:points="0,381 27,381 27,0 0,0">
          <text:p/>
        </draw:polygon>
        <draw:polygon draw:style-name="gr30" draw:text-style-name="P8" draw:layer="layout" svg:width="0.026cm" svg:height="0.38cm" svg:x="29.712cm" svg:y="17.915cm" svg:viewBox="0 0 27 381" draw:points="0,381 27,381 27,0 0,0">
          <text:p/>
        </draw:polygon>
        <draw:polygon draw:style-name="gr30" draw:text-style-name="P8" draw:layer="layout" svg:width="0.026cm" svg:height="0.38cm" svg:x="29.739cm" svg:y="17.915cm" svg:viewBox="0 0 27 381" draw:points="0,381 27,381 27,0 0,0">
          <text:p/>
        </draw:polygon>
        <draw:polygon draw:style-name="gr32" draw:text-style-name="P10" draw:layer="layout" svg:width="0.026cm" svg:height="0.38cm" svg:x="29.765cm" svg:y="17.915cm" svg:viewBox="0 0 27 381" draw:points="0,381 27,381 27,0 0,0">
          <text:p/>
        </draw:polygon>
        <draw:polygon draw:style-name="gr30" draw:text-style-name="P8" draw:layer="layout" svg:width="0.026cm" svg:height="0.38cm" svg:x="29.791cm" svg:y="17.915cm" svg:viewBox="0 0 27 381" draw:points="0,381 27,381 27,0 0,0">
          <text:p/>
        </draw:polygon>
        <draw:polygon draw:style-name="gr30" draw:text-style-name="P8" draw:layer="layout" svg:width="0.027cm" svg:height="0.38cm" svg:x="29.817cm" svg:y="17.915cm" svg:viewBox="0 0 28 381" draw:points="0,381 28,381 28,0 0,0">
          <text:p/>
        </draw:polygon>
        <draw:polygon draw:style-name="gr31" draw:text-style-name="P9" draw:layer="layout" svg:width="0.026cm" svg:height="0.38cm" svg:x="29.844cm" svg:y="17.915cm" svg:viewBox="0 0 27 381" draw:points="0,381 27,381 27,0 0,0">
          <text:p/>
        </draw:polygon>
        <draw:polygon draw:style-name="gr31" draw:text-style-name="P9" draw:layer="layout" svg:width="0.026cm" svg:height="0.38cm" svg:x="29.87cm" svg:y="17.915cm" svg:viewBox="0 0 27 381" draw:points="0,381 27,381 27,0 0,0">
          <text:p/>
        </draw:polygon>
        <draw:polygon draw:style-name="gr32" draw:text-style-name="P10" draw:layer="layout" svg:width="0.027cm" svg:height="0.38cm" svg:x="29.896cm" svg:y="17.915cm" svg:viewBox="0 0 28 381" draw:points="0,381 28,381 28,0 0,0">
          <text:p/>
        </draw:polygon>
        <draw:polygon draw:style-name="gr32" draw:text-style-name="P10" draw:layer="layout" svg:width="0.026cm" svg:height="0.38cm" svg:x="29.923cm" svg:y="17.915cm" svg:viewBox="0 0 27 381" draw:points="0,381 27,381 27,0 0,0">
          <text:p/>
        </draw:polygon>
        <draw:polygon draw:style-name="gr32" draw:text-style-name="P10" draw:layer="layout" svg:width="0.026cm" svg:height="0.38cm" svg:x="29.949cm" svg:y="17.915cm" svg:viewBox="0 0 27 381" draw:points="0,381 27,381 27,0 0,0">
          <text:p/>
        </draw:polygon>
        <draw:polygon draw:style-name="gr32" draw:text-style-name="P10" draw:layer="layout" svg:width="0.026cm" svg:height="0.38cm" svg:x="29.975cm" svg:y="17.915cm" svg:viewBox="0 0 27 381" draw:points="0,381 27,381 27,0 0,0">
          <text:p/>
        </draw:polygon>
        <draw:polygon draw:style-name="gr31" draw:text-style-name="P9" draw:layer="layout" svg:width="0.026cm" svg:height="0.38cm" svg:x="30.028cm" svg:y="17.915cm" svg:viewBox="0 0 27 381" draw:points="0,381 27,381 27,0 0,0">
          <text:p/>
        </draw:polygon>
        <draw:polygon draw:style-name="gr30" draw:text-style-name="P8" draw:layer="layout" svg:width="0.026cm" svg:height="0.38cm" svg:x="30.054cm" svg:y="17.915cm" svg:viewBox="0 0 27 381" draw:points="0,381 27,381 27,0 0,0">
          <text:p/>
        </draw:polygon>
        <draw:polygon draw:style-name="gr31" draw:text-style-name="P9" draw:layer="layout" svg:width="0.026cm" svg:height="0.38cm" svg:x="30.08cm" svg:y="17.915cm" svg:viewBox="0 0 27 381" draw:points="0,381 27,381 27,0 0,0">
          <text:p/>
        </draw:polygon>
        <draw:polygon draw:style-name="gr29" draw:text-style-name="P7" draw:layer="layout" svg:width="0.026cm" svg:height="0.38cm" svg:x="30.238cm" svg:y="17.915cm" svg:viewBox="0 0 27 381" draw:points="0,381 27,381 27,0 0,0">
          <text:p/>
        </draw:polygon>
        <draw:polygon draw:style-name="gr30" draw:text-style-name="P8" draw:layer="layout" svg:width="0.026cm" svg:height="0.38cm" svg:x="30.264cm" svg:y="17.915cm" svg:viewBox="0 0 27 381" draw:points="0,381 27,381 27,0 0,0">
          <text:p/>
        </draw:polygon>
        <draw:polygon draw:style-name="gr30" draw:text-style-name="P8" draw:layer="layout" svg:width="0.027cm" svg:height="0.38cm" svg:x="30.29cm" svg:y="17.915cm" svg:viewBox="0 0 28 381" draw:points="0,381 28,381 28,0 0,0">
          <text:p/>
        </draw:polygon>
        <draw:polygon draw:style-name="gr31" draw:text-style-name="P9" draw:layer="layout" svg:width="0.026cm" svg:height="0.38cm" svg:x="30.317cm" svg:y="17.915cm" svg:viewBox="0 0 27 381" draw:points="0,381 27,381 27,0 0,0">
          <text:p/>
        </draw:polygon>
        <draw:polygon draw:style-name="gr31" draw:text-style-name="P9" draw:layer="layout" svg:width="0.026cm" svg:height="0.38cm" svg:x="30.343cm" svg:y="17.915cm" svg:viewBox="0 0 27 381" draw:points="0,381 27,381 27,0 0,0">
          <text:p/>
        </draw:polygon>
        <draw:polygon draw:style-name="gr30" draw:text-style-name="P8" draw:layer="layout" svg:width="0.026cm" svg:height="0.38cm" svg:x="30.369cm" svg:y="17.915cm" svg:viewBox="0 0 27 381" draw:points="0,381 27,381 27,0 0,0">
          <text:p/>
        </draw:polygon>
        <draw:polygon draw:style-name="gr32" draw:text-style-name="P10" draw:layer="layout" svg:width="0.026cm" svg:height="0.38cm" svg:x="30.396cm" svg:y="17.915cm" svg:viewBox="0 0 27 381" draw:points="0,381 27,381 27,0 0,0">
          <text:p/>
        </draw:polygon>
        <draw:polygon draw:style-name="gr31" draw:text-style-name="P9" draw:layer="layout" svg:width="0.026cm" svg:height="0.38cm" svg:x="30.422cm" svg:y="17.915cm" svg:viewBox="0 0 27 381" draw:points="0,381 27,381 27,0 0,0">
          <text:p/>
        </draw:polygon>
        <draw:polygon draw:style-name="gr31" draw:text-style-name="P9" draw:layer="layout" svg:width="0.026cm" svg:height="0.38cm" svg:x="30.448cm" svg:y="17.915cm" svg:viewBox="0 0 27 381" draw:points="0,381 27,381 27,0 0,0">
          <text:p/>
        </draw:polygon>
        <draw:polygon draw:style-name="gr30" draw:text-style-name="P8" draw:layer="layout" svg:width="0.026cm" svg:height="0.38cm" svg:x="30.475cm" svg:y="17.915cm" svg:viewBox="0 0 27 381" draw:points="0,381 27,381 27,0 0,0">
          <text:p/>
        </draw:polygon>
        <draw:polygon draw:style-name="gr31" draw:text-style-name="P9" draw:layer="layout" svg:width="0.026cm" svg:height="0.38cm" svg:x="30.527cm" svg:y="17.915cm" svg:viewBox="0 0 27 381" draw:points="0,381 27,381 27,0 0,0">
          <text:p/>
        </draw:polygon>
        <draw:polygon draw:style-name="gr31" draw:text-style-name="P9" draw:layer="layout" svg:width="0.026cm" svg:height="0.38cm" svg:x="30.553cm" svg:y="17.915cm" svg:viewBox="0 0 27 381" draw:points="0,381 27,381 27,0 0,0">
          <text:p/>
        </draw:polygon>
        <draw:polygon draw:style-name="gr30" draw:text-style-name="P8" draw:layer="layout" svg:width="0.027cm" svg:height="0.38cm" svg:x="30.579cm" svg:y="17.915cm" svg:viewBox="0 0 28 381" draw:points="0,381 28,381 28,0 0,0">
          <text:p/>
        </draw:polygon>
        <draw:polygon draw:style-name="gr31" draw:text-style-name="P9" draw:layer="layout" svg:width="0.026cm" svg:height="0.38cm" svg:x="30.606cm" svg:y="17.915cm" svg:viewBox="0 0 27 381" draw:points="0,381 27,381 27,0 0,0">
          <text:p/>
        </draw:polygon>
        <draw:polygon draw:style-name="gr31" draw:text-style-name="P9" draw:layer="layout" svg:width="0.026cm" svg:height="0.38cm" svg:x="30.632cm" svg:y="17.915cm" svg:viewBox="0 0 27 381" draw:points="0,381 27,381 27,0 0,0">
          <text:p/>
        </draw:polygon>
        <draw:polygon draw:style-name="gr29" draw:text-style-name="P7" draw:layer="layout" svg:width="0.026cm" svg:height="0.38cm" svg:x="30.658cm" svg:y="17.915cm" svg:viewBox="0 0 27 381" draw:points="0,381 27,381 27,0 0,0">
          <text:p/>
        </draw:polygon>
        <draw:polygon draw:style-name="gr30" draw:text-style-name="P8" draw:layer="layout" svg:width="0.026cm" svg:height="0.38cm" svg:x="30.685cm" svg:y="17.915cm" svg:viewBox="0 0 27 381" draw:points="0,381 27,381 27,0 0,0">
          <text:p/>
        </draw:polygon>
        <draw:polygon draw:style-name="gr32" draw:text-style-name="P10" draw:layer="layout" svg:width="0.026cm" svg:height="0.38cm" svg:x="30.711cm" svg:y="17.915cm" svg:viewBox="0 0 27 381" draw:points="0,381 27,381 27,0 0,0">
          <text:p/>
        </draw:polygon>
        <draw:polygon draw:style-name="gr32" draw:text-style-name="P10" draw:layer="layout" svg:width="0.026cm" svg:height="0.38cm" svg:x="30.737cm" svg:y="17.915cm" svg:viewBox="0 0 27 381" draw:points="0,381 27,381 27,0 0,0">
          <text:p/>
        </draw:polygon>
        <draw:polygon draw:style-name="gr31" draw:text-style-name="P9" draw:layer="layout" svg:width="0.026cm" svg:height="0.38cm" svg:x="30.763cm" svg:y="17.915cm" svg:viewBox="0 0 27 381" draw:points="0,381 27,381 27,0 0,0">
          <text:p/>
        </draw:polygon>
        <draw:polygon draw:style-name="gr31" draw:text-style-name="P9" draw:layer="layout" svg:width="0.026cm" svg:height="0.38cm" svg:x="30.79cm" svg:y="17.915cm" svg:viewBox="0 0 27 381" draw:points="0,381 27,381 27,0 0,0">
          <text:p/>
        </draw:polygon>
        <draw:polygon draw:style-name="gr31" draw:text-style-name="P9" draw:layer="layout" svg:width="0.026cm" svg:height="0.38cm" svg:x="30.816cm" svg:y="17.915cm" svg:viewBox="0 0 27 381" draw:points="0,381 27,381 27,0 0,0">
          <text:p/>
        </draw:polygon>
        <draw:polygon draw:style-name="gr31" draw:text-style-name="P9" draw:layer="layout" svg:width="0.026cm" svg:height="0.38cm" svg:x="30.842cm" svg:y="17.915cm" svg:viewBox="0 0 27 381" draw:points="0,381 27,381 27,0 0,0">
          <text:p/>
        </draw:polygon>
        <draw:polygon draw:style-name="gr31" draw:text-style-name="P9" draw:layer="layout" svg:width="0.026cm" svg:height="0.38cm" svg:x="30.868cm" svg:y="17.915cm" svg:viewBox="0 0 27 381" draw:points="0,381 27,381 27,0 0,0">
          <text:p/>
        </draw:polygon>
        <draw:polygon draw:style-name="gr32" draw:text-style-name="P10" draw:layer="layout" svg:width="0.026cm" svg:height="0.38cm" svg:x="30.895cm" svg:y="17.915cm" svg:viewBox="0 0 27 381" draw:points="0,381 27,381 27,0 0,0">
          <text:p/>
        </draw:polygon>
        <draw:polygon draw:style-name="gr30" draw:text-style-name="P8" draw:layer="layout" svg:width="0.026cm" svg:height="0.38cm" svg:x="30.921cm" svg:y="17.915cm" svg:viewBox="0 0 27 381" draw:points="0,381 27,381 27,0 0,0">
          <text:p/>
        </draw:polygon>
        <draw:polygon draw:style-name="gr32" draw:text-style-name="P10" draw:layer="layout" svg:width="0.026cm" svg:height="0.38cm" svg:x="30.947cm" svg:y="17.915cm" svg:viewBox="0 0 27 381" draw:points="0,381 27,381 27,0 0,0">
          <text:p/>
        </draw:polygon>
        <draw:polygon draw:style-name="gr31" draw:text-style-name="P9" draw:layer="layout" svg:width="0.027cm" svg:height="0.38cm" svg:x="30.973cm" svg:y="17.915cm" svg:viewBox="0 0 28 381" draw:points="0,381 28,381 28,0 0,0">
          <text:p/>
        </draw:polygon>
        <draw:polygon draw:style-name="gr30" draw:text-style-name="P8" draw:layer="layout" svg:width="0.026cm" svg:height="0.38cm" svg:x="31cm" svg:y="17.915cm" svg:viewBox="0 0 27 381" draw:points="0,381 27,381 27,0 0,0">
          <text:p/>
        </draw:polygon>
        <draw:polygon draw:style-name="gr30" draw:text-style-name="P8" draw:layer="layout" svg:width="0.026cm" svg:height="0.38cm" svg:x="31.026cm" svg:y="17.915cm" svg:viewBox="0 0 27 381" draw:points="0,381 27,381 27,0 0,0">
          <text:p/>
        </draw:polygon>
        <draw:polygon draw:style-name="gr31" draw:text-style-name="P9" draw:layer="layout" svg:width="0.026cm" svg:height="0.38cm" svg:x="31.052cm" svg:y="17.915cm" svg:viewBox="0 0 27 381" draw:points="0,381 27,381 27,0 0,0">
          <text:p/>
        </draw:polygon>
        <draw:polygon draw:style-name="gr30" draw:text-style-name="P8" draw:layer="layout" svg:width="0.026cm" svg:height="0.38cm" svg:x="31.079cm" svg:y="17.915cm" svg:viewBox="0 0 27 381" draw:points="0,381 27,381 27,0 0,0">
          <text:p/>
        </draw:polygon>
        <draw:polygon draw:style-name="gr31" draw:text-style-name="P9" draw:layer="layout" svg:width="0.026cm" svg:height="0.38cm" svg:x="31.105cm" svg:y="17.915cm" svg:viewBox="0 0 27 381" draw:points="0,381 27,381 27,0 0,0">
          <text:p/>
        </draw:polygon>
        <draw:polygon draw:style-name="gr31" draw:text-style-name="P9" draw:layer="layout" svg:width="0.026cm" svg:height="0.38cm" svg:x="31.131cm" svg:y="17.915cm" svg:viewBox="0 0 27 381" draw:points="0,381 27,381 27,0 0,0">
          <text:p/>
        </draw:polygon>
        <draw:polygon draw:style-name="gr30" draw:text-style-name="P8" draw:layer="layout" svg:width="0.026cm" svg:height="0.38cm" svg:x="31.157cm" svg:y="17.915cm" svg:viewBox="0 0 27 381" draw:points="0,381 27,381 27,0 0,0">
          <text:p/>
        </draw:polygon>
        <draw:polygon draw:style-name="gr29" draw:text-style-name="P7" draw:layer="layout" svg:width="0.026cm" svg:height="0.38cm" svg:x="31.184cm" svg:y="17.915cm" svg:viewBox="0 0 27 381" draw:points="0,381 27,381 27,0 0,0">
          <text:p/>
        </draw:polygon>
        <draw:polygon draw:style-name="gr29" draw:text-style-name="P7" draw:layer="layout" svg:width="0.026cm" svg:height="0.38cm" svg:x="31.21cm" svg:y="17.915cm" svg:viewBox="0 0 27 381" draw:points="0,381 27,381 27,0 0,0">
          <text:p/>
        </draw:polygon>
        <draw:polygon draw:style-name="gr30" draw:text-style-name="P8" draw:layer="layout" svg:width="0.026cm" svg:height="0.38cm" svg:x="31.236cm" svg:y="17.915cm" svg:viewBox="0 0 27 381" draw:points="0,381 27,381 27,0 0,0">
          <text:p/>
        </draw:polygon>
        <draw:polygon draw:style-name="gr31" draw:text-style-name="P9" draw:layer="layout" svg:width="0.026cm" svg:height="0.38cm" svg:x="31.262cm" svg:y="17.915cm" svg:viewBox="0 0 27 381" draw:points="0,381 27,381 27,0 0,0">
          <text:p/>
        </draw:polygon>
        <draw:polygon draw:style-name="gr30" draw:text-style-name="P8" draw:layer="layout" svg:width="0.026cm" svg:height="0.38cm" svg:x="31.289cm" svg:y="17.915cm" svg:viewBox="0 0 27 381" draw:points="0,381 27,381 27,0 0,0">
          <text:p/>
        </draw:polygon>
        <draw:polygon draw:style-name="gr31" draw:text-style-name="P9" draw:layer="layout" svg:width="0.026cm" svg:height="0.38cm" svg:x="31.316cm" svg:y="17.915cm" svg:viewBox="0 0 27 381" draw:points="0,381 27,381 27,0 0,0">
          <text:p/>
        </draw:polygon>
        <draw:polygon draw:style-name="gr31" draw:text-style-name="P9" draw:layer="layout" svg:width="0.027cm" svg:height="0.38cm" svg:x="31.341cm" svg:y="17.915cm" svg:viewBox="0 0 28 381" draw:points="0,381 28,381 28,0 0,0">
          <text:p/>
        </draw:polygon>
        <draw:polygon draw:style-name="gr30" draw:text-style-name="P8" draw:layer="layout" svg:width="0.026cm" svg:height="0.38cm" svg:x="31.368cm" svg:y="17.915cm" svg:viewBox="0 0 27 381" draw:points="0,381 27,381 27,0 0,0">
          <text:p/>
        </draw:polygon>
        <draw:polygon draw:style-name="gr32" draw:text-style-name="P10" draw:layer="layout" svg:width="0.026cm" svg:height="0.38cm" svg:x="31.394cm" svg:y="17.915cm" svg:viewBox="0 0 27 381" draw:points="0,381 27,381 27,0 0,0">
          <text:p/>
        </draw:polygon>
        <draw:polygon draw:style-name="gr30" draw:text-style-name="P8" draw:layer="layout" svg:width="0.026cm" svg:height="0.38cm" svg:x="31.42cm" svg:y="17.915cm" svg:viewBox="0 0 27 381" draw:points="0,381 27,381 27,0 0,0">
          <text:p/>
        </draw:polygon>
        <draw:polygon draw:style-name="gr30" draw:text-style-name="P8" draw:layer="layout" svg:width="0.026cm" svg:height="0.38cm" svg:x="31.446cm" svg:y="17.915cm" svg:viewBox="0 0 27 381" draw:points="0,381 27,381 27,0 0,0">
          <text:p/>
        </draw:polygon>
        <draw:polygon draw:style-name="gr30" draw:text-style-name="P8" draw:layer="layout" svg:width="0.026cm" svg:height="0.38cm" svg:x="31.473cm" svg:y="17.915cm" svg:viewBox="0 0 27 381" draw:points="0,381 27,381 27,0 0,0">
          <text:p/>
        </draw:polygon>
        <draw:polygon draw:style-name="gr32" draw:text-style-name="P10" draw:layer="layout" svg:width="0.026cm" svg:height="0.38cm" svg:x="31.499cm" svg:y="17.915cm" svg:viewBox="0 0 27 381" draw:points="0,381 27,381 27,0 0,0">
          <text:p/>
        </draw:polygon>
        <draw:polygon draw:style-name="gr32" draw:text-style-name="P10" draw:layer="layout" svg:width="0.026cm" svg:height="0.38cm" svg:x="31.525cm" svg:y="17.915cm" svg:viewBox="0 0 27 381" draw:points="0,381 27,381 27,0 0,0">
          <text:p/>
        </draw:polygon>
        <draw:polygon draw:style-name="gr32" draw:text-style-name="P10" draw:layer="layout" svg:width="0.026cm" svg:height="0.38cm" svg:x="31.551cm" svg:y="17.915cm" svg:viewBox="0 0 27 381" draw:points="0,381 27,381 27,0 0,0">
          <text:p/>
        </draw:polygon>
        <draw:polygon draw:style-name="gr31" draw:text-style-name="P9" draw:layer="layout" svg:width="0.026cm" svg:height="0.38cm" svg:x="31.578cm" svg:y="17.915cm" svg:viewBox="0 0 27 381" draw:points="0,381 27,381 27,0 0,0">
          <text:p/>
        </draw:polygon>
        <draw:polygon draw:style-name="gr29" draw:text-style-name="P7" draw:layer="layout" svg:width="0.026cm" svg:height="0.38cm" svg:x="31.604cm" svg:y="17.915cm" svg:viewBox="0 0 27 381" draw:points="0,381 27,381 27,0 0,0">
          <text:p/>
        </draw:polygon>
        <draw:polygon draw:style-name="gr29" draw:text-style-name="P7" draw:layer="layout" svg:width="0.026cm" svg:height="0.38cm" svg:x="31.63cm" svg:y="17.915cm" svg:viewBox="0 0 27 381" draw:points="0,381 27,381 27,0 0,0">
          <text:p/>
        </draw:polygon>
        <draw:polygon draw:style-name="gr32" draw:text-style-name="P10" draw:layer="layout" svg:width="0.027cm" svg:height="0.38cm" svg:x="31.656cm" svg:y="17.915cm" svg:viewBox="0 0 28 381" draw:points="0,381 28,381 28,0 0,0">
          <text:p/>
        </draw:polygon>
        <draw:polygon draw:style-name="gr31" draw:text-style-name="P9" draw:layer="layout" svg:width="0.026cm" svg:height="0.38cm" svg:x="31.683cm" svg:y="17.915cm" svg:viewBox="0 0 27 381" draw:points="0,381 27,381 27,0 0,0">
          <text:p/>
        </draw:polygon>
        <draw:polygon draw:style-name="gr32" draw:text-style-name="P10" draw:layer="layout" svg:width="0.026cm" svg:height="0.38cm" svg:x="31.709cm" svg:y="17.915cm" svg:viewBox="0 0 27 381" draw:points="0,381 27,381 27,0 0,0">
          <text:p/>
        </draw:polygon>
        <draw:polygon draw:style-name="gr29" draw:text-style-name="P7" draw:layer="layout" svg:width="0.027cm" svg:height="0.38cm" svg:x="31.735cm" svg:y="17.915cm" svg:viewBox="0 0 28 381" draw:points="0,381 28,381 28,0 0,0">
          <text:p/>
        </draw:polygon>
        <draw:polygon draw:style-name="gr32" draw:text-style-name="P10" draw:layer="layout" svg:width="0.026cm" svg:height="0.38cm" svg:x="31.763cm" svg:y="17.915cm" svg:viewBox="0 0 27 381" draw:points="0,381 27,381 27,0 0,0">
          <text:p/>
        </draw:polygon>
        <draw:polygon draw:style-name="gr30" draw:text-style-name="P8" draw:layer="layout" svg:width="0.026cm" svg:height="0.38cm" svg:x="31.788cm" svg:y="17.915cm" svg:viewBox="0 0 27 381" draw:points="0,381 27,381 27,0 0,0">
          <text:p/>
        </draw:polygon>
        <draw:polygon draw:style-name="gr31" draw:text-style-name="P9" draw:layer="layout" svg:width="0.026cm" svg:height="0.38cm" svg:x="31.814cm" svg:y="17.915cm" svg:viewBox="0 0 27 381" draw:points="0,381 27,381 27,0 0,0">
          <text:p/>
        </draw:polygon>
        <draw:polygon draw:style-name="gr31" draw:text-style-name="P9" draw:layer="layout" svg:width="0.026cm" svg:height="0.38cm" svg:x="31.841cm" svg:y="17.915cm" svg:viewBox="0 0 27 381" draw:points="0,381 27,381 27,0 0,0">
          <text:p/>
        </draw:polygon>
        <draw:polygon draw:style-name="gr32" draw:text-style-name="P10" draw:layer="layout" svg:width="0.026cm" svg:height="0.38cm" svg:x="31.867cm" svg:y="17.915cm" svg:viewBox="0 0 27 381" draw:points="0,381 27,381 27,0 0,0">
          <text:p/>
        </draw:polygon>
        <draw:polygon draw:style-name="gr31" draw:text-style-name="P9" draw:layer="layout" svg:width="0.026cm" svg:height="0.38cm" svg:x="31.893cm" svg:y="17.915cm" svg:viewBox="0 0 27 381" draw:points="0,381 27,381 27,0 0,0">
          <text:p/>
        </draw:polygon>
        <draw:polygon draw:style-name="gr31" draw:text-style-name="P9" draw:layer="layout" svg:width="0.026cm" svg:height="0.38cm" svg:x="31.919cm" svg:y="17.915cm" svg:viewBox="0 0 27 381" draw:points="0,381 27,381 27,0 0,0">
          <text:p/>
        </draw:polygon>
        <draw:polygon draw:style-name="gr31" draw:text-style-name="P9" draw:layer="layout" svg:width="0.026cm" svg:height="0.38cm" svg:x="31.945cm" svg:y="17.915cm" svg:viewBox="0 0 27 381" draw:points="0,381 27,381 27,0 0,0">
          <text:p/>
        </draw:polygon>
        <draw:polygon draw:style-name="gr31" draw:text-style-name="P9" draw:layer="layout" svg:width="0.026cm" svg:height="0.38cm" svg:x="31.972cm" svg:y="17.915cm" svg:viewBox="0 0 27 381" draw:points="0,381 27,381 27,0 0,0">
          <text:p/>
        </draw:polygon>
        <draw:polygon draw:style-name="gr32" draw:text-style-name="P10" draw:layer="layout" svg:width="0.026cm" svg:height="0.38cm" svg:x="31.998cm" svg:y="17.915cm" svg:viewBox="0 0 27 381" draw:points="0,381 27,381 27,0 0,0">
          <text:p/>
        </draw:polygon>
        <draw:polygon draw:style-name="gr30" draw:text-style-name="P8" draw:layer="layout" svg:width="0.026cm" svg:height="0.38cm" svg:x="32.024cm" svg:y="17.915cm" svg:viewBox="0 0 27 381" draw:points="0,381 27,381 27,0 0,0">
          <text:p/>
        </draw:polygon>
        <draw:polygon draw:style-name="gr32" draw:text-style-name="P10" draw:layer="layout" svg:width="0.027cm" svg:height="0.38cm" svg:x="32.05cm" svg:y="17.915cm" svg:viewBox="0 0 28 381" draw:points="0,381 28,381 28,0 0,0">
          <text:p/>
        </draw:polygon>
        <draw:polygon draw:style-name="gr30" draw:text-style-name="P8" draw:layer="layout" svg:width="0.026cm" svg:height="0.38cm" svg:x="32.077cm" svg:y="17.915cm" svg:viewBox="0 0 27 381" draw:points="0,381 27,381 27,0 0,0">
          <text:p/>
        </draw:polygon>
        <draw:polygon draw:style-name="gr30" draw:text-style-name="P8" draw:layer="layout" svg:width="0.026cm" svg:height="0.38cm" svg:x="32.103cm" svg:y="17.915cm" svg:viewBox="0 0 27 381" draw:points="0,381 27,381 27,0 0,0">
          <text:p/>
        </draw:polygon>
        <draw:polygon draw:style-name="gr31" draw:text-style-name="P9" draw:layer="layout" svg:width="0.026cm" svg:height="0.38cm" svg:x="32.13cm" svg:y="17.915cm" svg:viewBox="0 0 27 381" draw:points="0,381 27,381 27,0 0,0">
          <text:p/>
        </draw:polygon>
        <draw:polygon draw:style-name="gr29" draw:text-style-name="P7" draw:layer="layout" svg:width="0.026cm" svg:height="0.38cm" svg:x="32.156cm" svg:y="17.915cm" svg:viewBox="0 0 27 381" draw:points="0,381 27,381 27,0 0,0">
          <text:p/>
        </draw:polygon>
        <draw:polygon draw:style-name="gr31" draw:text-style-name="P9" draw:layer="layout" svg:width="0.026cm" svg:height="0.38cm" svg:x="32.182cm" svg:y="17.915cm" svg:viewBox="0 0 27 381" draw:points="0,381 27,381 27,0 0,0">
          <text:p/>
        </draw:polygon>
        <draw:polygon draw:style-name="gr30" draw:text-style-name="P8" draw:layer="layout" svg:width="0.026cm" svg:height="0.38cm" svg:x="32.208cm" svg:y="17.915cm" svg:viewBox="0 0 27 381" draw:points="0,381 27,381 27,0 0,0">
          <text:p/>
        </draw:polygon>
        <draw:polygon draw:style-name="gr29" draw:text-style-name="P7" draw:layer="layout" svg:width="0.026cm" svg:height="0.38cm" svg:x="32.235cm" svg:y="17.915cm" svg:viewBox="0 0 27 381" draw:points="0,381 27,381 27,0 0,0">
          <text:p/>
        </draw:polygon>
        <draw:polygon draw:style-name="gr30" draw:text-style-name="P8" draw:layer="layout" svg:width="0.026cm" svg:height="0.38cm" svg:x="32.287cm" svg:y="17.915cm" svg:viewBox="0 0 27 381" draw:points="0,381 27,381 27,0 0,0">
          <text:p/>
        </draw:polygon>
        <draw:polygon draw:style-name="gr30" draw:text-style-name="P8" draw:layer="layout" svg:width="0.026cm" svg:height="0.38cm" svg:x="32.313cm" svg:y="17.915cm" svg:viewBox="0 0 27 381" draw:points="0,381 27,381 27,0 0,0">
          <text:p/>
        </draw:polygon>
        <draw:polygon draw:style-name="gr30" draw:text-style-name="P8" draw:layer="layout" svg:width="0.026cm" svg:height="0.38cm" svg:x="32.34cm" svg:y="17.915cm" svg:viewBox="0 0 27 381" draw:points="0,381 27,381 27,0 0,0">
          <text:p/>
        </draw:polygon>
        <draw:polygon draw:style-name="gr29" draw:text-style-name="P7" draw:layer="layout" svg:width="0.026cm" svg:height="0.38cm" svg:x="32.366cm" svg:y="17.915cm" svg:viewBox="0 0 27 381" draw:points="0,381 27,381 27,0 0,0">
          <text:p/>
        </draw:polygon>
        <draw:polygon draw:style-name="gr30" draw:text-style-name="P8" draw:layer="layout" svg:width="0.026cm" svg:height="0.38cm" svg:x="32.392cm" svg:y="17.915cm" svg:viewBox="0 0 27 381" draw:points="0,381 27,381 27,0 0,0">
          <text:p/>
        </draw:polygon>
        <draw:polygon draw:style-name="gr31" draw:text-style-name="P9" draw:layer="layout" svg:width="0.027cm" svg:height="0.38cm" svg:x="32.418cm" svg:y="17.915cm" svg:viewBox="0 0 28 381" draw:points="0,381 28,381 28,0 0,0">
          <text:p/>
        </draw:polygon>
        <draw:polygon draw:style-name="gr31" draw:text-style-name="P9" draw:layer="layout" svg:width="0.026cm" svg:height="0.38cm" svg:x="32.445cm" svg:y="17.915cm" svg:viewBox="0 0 27 381" draw:points="0,381 27,381 27,0 0,0">
          <text:p/>
        </draw:polygon>
        <draw:polygon draw:style-name="gr31" draw:text-style-name="P9" draw:layer="layout" svg:width="0.026cm" svg:height="0.38cm" svg:x="32.471cm" svg:y="17.915cm" svg:viewBox="0 0 27 381" draw:points="0,381 27,381 27,0 0,0">
          <text:p/>
        </draw:polygon>
        <draw:polygon draw:style-name="gr30" draw:text-style-name="P8" draw:layer="layout" svg:width="0.026cm" svg:height="0.38cm" svg:x="32.497cm" svg:y="17.915cm" svg:viewBox="0 0 27 381" draw:points="0,381 27,381 27,0 0,0">
          <text:p/>
        </draw:polygon>
        <draw:polygon draw:style-name="gr31" draw:text-style-name="P9" draw:layer="layout" svg:width="0.026cm" svg:height="0.38cm" svg:x="32.524cm" svg:y="17.915cm" svg:viewBox="0 0 27 381" draw:points="0,381 27,381 27,0 0,0">
          <text:p/>
        </draw:polygon>
        <draw:polygon draw:style-name="gr32" draw:text-style-name="P10" draw:layer="layout" svg:width="0.026cm" svg:height="0.38cm" svg:x="32.55cm" svg:y="17.915cm" svg:viewBox="0 0 27 381" draw:points="0,381 27,381 27,0 0,0">
          <text:p/>
        </draw:polygon>
        <draw:polygon draw:style-name="gr32" draw:text-style-name="P10" draw:layer="layout" svg:width="0.026cm" svg:height="0.38cm" svg:x="32.576cm" svg:y="17.915cm" svg:viewBox="0 0 27 381" draw:points="0,381 27,381 27,0 0,0">
          <text:p/>
        </draw:polygon>
        <draw:polygon draw:style-name="gr31" draw:text-style-name="P9" draw:layer="layout" svg:width="0.026cm" svg:height="0.38cm" svg:x="32.603cm" svg:y="17.915cm" svg:viewBox="0 0 27 381" draw:points="0,381 27,381 27,0 0,0">
          <text:p/>
        </draw:polygon>
        <draw:polygon draw:style-name="gr32" draw:text-style-name="P10" draw:layer="layout" svg:width="0.026cm" svg:height="0.38cm" svg:x="32.629cm" svg:y="17.915cm" svg:viewBox="0 0 27 381" draw:points="0,381 27,381 27,0 0,0">
          <text:p/>
        </draw:polygon>
        <draw:polygon draw:style-name="gr29" draw:text-style-name="P7" draw:layer="layout" svg:width="0.026cm" svg:height="0.38cm" svg:x="32.655cm" svg:y="17.915cm" svg:viewBox="0 0 27 381" draw:points="0,381 27,381 27,0 0,0">
          <text:p/>
        </draw:polygon>
        <draw:polygon draw:style-name="gr32" draw:text-style-name="P10" draw:layer="layout" svg:width="0.026cm" svg:height="0.38cm" svg:x="32.681cm" svg:y="17.915cm" svg:viewBox="0 0 27 381" draw:points="0,381 27,381 27,0 0,0">
          <text:p/>
        </draw:polygon>
        <draw:polygon draw:style-name="gr32" draw:text-style-name="P10" draw:layer="layout" svg:width="0.026cm" svg:height="0.38cm" svg:x="32.707cm" svg:y="17.915cm" svg:viewBox="0 0 27 381" draw:points="0,381 27,381 27,0 0,0">
          <text:p/>
        </draw:polygon>
        <draw:polygon draw:style-name="gr31" draw:text-style-name="P9" draw:layer="layout" svg:width="0.026cm" svg:height="0.38cm" svg:x="32.734cm" svg:y="17.915cm" svg:viewBox="0 0 27 381" draw:points="0,381 27,381 27,0 0,0">
          <text:p/>
        </draw:polygon>
        <draw:polygon draw:style-name="gr32" draw:text-style-name="P10" draw:layer="layout" svg:width="0.026cm" svg:height="0.38cm" svg:x="32.76cm" svg:y="17.915cm" svg:viewBox="0 0 27 381" draw:points="0,381 27,381 27,0 0,0">
          <text:p/>
        </draw:polygon>
        <draw:polygon draw:style-name="gr30" draw:text-style-name="P8" draw:layer="layout" svg:width="0.026cm" svg:height="0.38cm" svg:x="32.786cm" svg:y="17.915cm" svg:viewBox="0 0 27 381" draw:points="0,381 27,381 27,0 0,0">
          <text:p/>
        </draw:polygon>
        <draw:polygon draw:style-name="gr30" draw:text-style-name="P8" draw:layer="layout" svg:width="0.027cm" svg:height="0.38cm" svg:x="32.812cm" svg:y="17.915cm" svg:viewBox="0 0 28 381" draw:points="0,381 28,381 28,0 0,0">
          <text:p/>
        </draw:polygon>
        <draw:polygon draw:style-name="gr32" draw:text-style-name="P10" draw:layer="layout" svg:width="0.026cm" svg:height="0.38cm" svg:x="32.839cm" svg:y="17.915cm" svg:viewBox="0 0 27 381" draw:points="0,381 27,381 27,0 0,0">
          <text:p/>
        </draw:polygon>
        <draw:polygon draw:style-name="gr30" draw:text-style-name="P8" draw:layer="layout" svg:width="0.026cm" svg:height="0.38cm" svg:x="32.865cm" svg:y="17.915cm" svg:viewBox="0 0 27 381" draw:points="0,381 27,381 27,0 0,0">
          <text:p/>
        </draw:polygon>
        <draw:polygon draw:style-name="gr31" draw:text-style-name="P9" draw:layer="layout" svg:width="0.026cm" svg:height="0.38cm" svg:x="32.891cm" svg:y="17.915cm" svg:viewBox="0 0 27 381" draw:points="0,381 27,381 27,0 0,0">
          <text:p/>
        </draw:polygon>
        <draw:polygon draw:style-name="gr32" draw:text-style-name="P10" draw:layer="layout" svg:width="0.026cm" svg:height="0.38cm" svg:x="32.918cm" svg:y="17.915cm" svg:viewBox="0 0 27 381" draw:points="0,381 27,381 27,0 0,0">
          <text:p/>
        </draw:polygon>
        <draw:polygon draw:style-name="gr30" draw:text-style-name="P8" draw:layer="layout" svg:width="0.026cm" svg:height="0.38cm" svg:x="32.944cm" svg:y="17.915cm" svg:viewBox="0 0 27 381" draw:points="0,381 27,381 27,0 0,0">
          <text:p/>
        </draw:polygon>
        <draw:polygon draw:style-name="gr30" draw:text-style-name="P8" draw:layer="layout" svg:width="0.026cm" svg:height="0.38cm" svg:x="32.97cm" svg:y="17.915cm" svg:viewBox="0 0 27 381" draw:points="0,381 27,381 27,0 0,0">
          <text:p/>
        </draw:polygon>
        <draw:polygon draw:style-name="gr31" draw:text-style-name="P9" draw:layer="layout" svg:width="0.026cm" svg:height="0.38cm" svg:x="32.996cm" svg:y="17.915cm" svg:viewBox="0 0 27 381" draw:points="0,381 27,381 27,0 0,0">
          <text:p/>
        </draw:polygon>
        <draw:polygon draw:style-name="gr29" draw:text-style-name="P7" draw:layer="layout" svg:width="0.026cm" svg:height="0.38cm" svg:x="33.023cm" svg:y="17.915cm" svg:viewBox="0 0 27 381" draw:points="0,381 27,381 27,0 0,0">
          <text:p/>
        </draw:polygon>
        <draw:polygon draw:style-name="gr30" draw:text-style-name="P8" draw:layer="layout" svg:width="0.026cm" svg:height="0.38cm" svg:x="33.049cm" svg:y="17.915cm" svg:viewBox="0 0 27 381" draw:points="0,381 27,381 27,0 0,0">
          <text:p/>
        </draw:polygon>
        <draw:polygon draw:style-name="gr30" draw:text-style-name="P8" draw:layer="layout" svg:width="0.026cm" svg:height="0.38cm" svg:x="33.075cm" svg:y="17.915cm" svg:viewBox="0 0 27 381" draw:points="0,381 27,381 27,0 0,0">
          <text:p/>
        </draw:polygon>
        <draw:polygon draw:style-name="gr31" draw:text-style-name="P9" draw:layer="layout" svg:width="0.027cm" svg:height="0.38cm" svg:x="33.101cm" svg:y="17.915cm" svg:viewBox="0 0 28 381" draw:points="0,381 28,381 28,0 0,0">
          <text:p/>
        </draw:polygon>
        <draw:polygon draw:style-name="gr31" draw:text-style-name="P9" draw:layer="layout" svg:width="0.026cm" svg:height="0.38cm" svg:x="33.128cm" svg:y="17.915cm" svg:viewBox="0 0 27 381" draw:points="0,381 27,381 27,0 0,0">
          <text:p/>
        </draw:polygon>
        <draw:polygon draw:style-name="gr31" draw:text-style-name="P9" draw:layer="layout" svg:width="0.026cm" svg:height="0.38cm" svg:x="33.154cm" svg:y="17.915cm" svg:viewBox="0 0 27 381" draw:points="0,381 27,381 27,0 0,0">
          <text:p/>
        </draw:polygon>
        <draw:polygon draw:style-name="gr30" draw:text-style-name="P8" draw:layer="layout" svg:width="0.027cm" svg:height="0.38cm" svg:x="33.18cm" svg:y="17.915cm" svg:viewBox="0 0 28 381" draw:points="0,381 28,381 28,0 0,0">
          <text:p/>
        </draw:polygon>
        <draw:polygon draw:style-name="gr30" draw:text-style-name="P8" draw:layer="layout" svg:width="0.026cm" svg:height="0.38cm" svg:x="33.207cm" svg:y="17.915cm" svg:viewBox="0 0 27 381" draw:points="0,381 27,381 27,0 0,0">
          <text:p/>
        </draw:polygon>
        <draw:polygon draw:style-name="gr32" draw:text-style-name="P10" draw:layer="layout" svg:width="0.026cm" svg:height="0.38cm" svg:x="33.233cm" svg:y="17.915cm" svg:viewBox="0 0 27 381" draw:points="0,381 27,381 27,0 0,0">
          <text:p/>
        </draw:polygon>
        <draw:polygon draw:style-name="gr30" draw:text-style-name="P8" draw:layer="layout" svg:width="0.026cm" svg:height="0.38cm" svg:x="33.259cm" svg:y="17.915cm" svg:viewBox="0 0 27 381" draw:points="0,381 27,381 27,0 0,0">
          <text:p/>
        </draw:polygon>
        <draw:polygon draw:style-name="gr31" draw:text-style-name="P9" draw:layer="layout" svg:width="0.026cm" svg:height="0.38cm" svg:x="33.286cm" svg:y="17.915cm" svg:viewBox="0 0 27 381" draw:points="0,381 27,381 27,0 0,0">
          <text:p/>
        </draw:polygon>
        <draw:polygon draw:style-name="gr30" draw:text-style-name="P8" draw:layer="layout" svg:width="0.026cm" svg:height="0.38cm" svg:x="33.312cm" svg:y="17.915cm" svg:viewBox="0 0 27 381" draw:points="0,381 27,381 27,0 0,0">
          <text:p/>
        </draw:polygon>
        <draw:polygon draw:style-name="gr31" draw:text-style-name="P9" draw:layer="layout" svg:width="0.026cm" svg:height="0.38cm" svg:x="33.338cm" svg:y="17.915cm" svg:viewBox="0 0 27 381" draw:points="0,381 27,381 27,0 0,0">
          <text:p/>
        </draw:polygon>
        <draw:polygon draw:style-name="gr32" draw:text-style-name="P10" draw:layer="layout" svg:width="0.026cm" svg:height="0.38cm" svg:x="33.364cm" svg:y="17.915cm" svg:viewBox="0 0 27 381" draw:points="0,381 27,381 27,0 0,0">
          <text:p/>
        </draw:polygon>
        <draw:polygon draw:style-name="gr30" draw:text-style-name="P8" draw:layer="layout" svg:width="0.026cm" svg:height="0.38cm" svg:x="33.39cm" svg:y="17.915cm" svg:viewBox="0 0 27 381" draw:points="0,381 27,381 27,0 0,0">
          <text:p/>
        </draw:polygon>
        <draw:polygon draw:style-name="gr30" draw:text-style-name="P8" draw:layer="layout" svg:width="0.026cm" svg:height="0.38cm" svg:x="33.417cm" svg:y="17.915cm" svg:viewBox="0 0 27 381" draw:points="0,381 27,381 27,0 0,0">
          <text:p/>
        </draw:polygon>
        <draw:polygon draw:style-name="gr30" draw:text-style-name="P8" draw:layer="layout" svg:width="0.026cm" svg:height="0.38cm" svg:x="33.444cm" svg:y="17.915cm" svg:viewBox="0 0 27 381" draw:points="0,381 27,381 27,0 0,0">
          <text:p/>
        </draw:polygon>
        <draw:polygon draw:style-name="gr30" draw:text-style-name="P8" draw:layer="layout" svg:width="0.026cm" svg:height="0.38cm" svg:x="33.469cm" svg:y="17.915cm" svg:viewBox="0 0 27 381" draw:points="0,381 27,381 27,0 0,0">
          <text:p/>
        </draw:polygon>
        <draw:polygon draw:style-name="gr30" draw:text-style-name="P8" draw:layer="layout" svg:width="0.027cm" svg:height="0.38cm" svg:x="33.495cm" svg:y="17.915cm" svg:viewBox="0 0 28 381" draw:points="0,381 28,381 28,0 0,0">
          <text:p/>
        </draw:polygon>
        <draw:polygon draw:style-name="gr31" draw:text-style-name="P9" draw:layer="layout" svg:width="0.026cm" svg:height="0.38cm" svg:x="33.522cm" svg:y="17.915cm" svg:viewBox="0 0 27 381" draw:points="0,381 27,381 27,0 0,0">
          <text:p/>
        </draw:polygon>
        <draw:polygon draw:style-name="gr30" draw:text-style-name="P8" draw:layer="layout" svg:width="0.026cm" svg:height="0.38cm" svg:x="33.548cm" svg:y="17.915cm" svg:viewBox="0 0 27 381" draw:points="0,381 27,381 27,0 0,0">
          <text:p/>
        </draw:polygon>
        <draw:polygon draw:style-name="gr30" draw:text-style-name="P8" draw:layer="layout" svg:width="0.028cm" svg:height="0.38cm" svg:x="33.574cm" svg:y="17.915cm" svg:viewBox="0 0 29 381" draw:points="0,381 29,381 29,0 0,0">
          <text:p/>
        </draw:polygon>
        <draw:polygon draw:style-name="gr32" draw:text-style-name="P10" draw:layer="layout" svg:width="0.026cm" svg:height="0.38cm" svg:x="33.601cm" svg:y="17.915cm" svg:viewBox="0 0 27 381" draw:points="0,381 27,381 27,0 0,0">
          <text:p/>
        </draw:polygon>
        <draw:polygon draw:style-name="gr30" draw:text-style-name="P8" draw:layer="layout" svg:width="0.026cm" svg:height="0.38cm" svg:x="33.627cm" svg:y="17.915cm" svg:viewBox="0 0 27 381" draw:points="0,381 27,381 27,0 0,0">
          <text:p/>
        </draw:polygon>
        <draw:polygon draw:style-name="gr31" draw:text-style-name="P9" draw:layer="layout" svg:width="0.026cm" svg:height="0.38cm" svg:x="33.653cm" svg:y="17.915cm" svg:viewBox="0 0 27 381" draw:points="0,381 27,381 27,0 0,0">
          <text:p/>
        </draw:polygon>
        <draw:polygon draw:style-name="gr29" draw:text-style-name="P7" draw:layer="layout" svg:width="0.026cm" svg:height="0.38cm" svg:x="33.68cm" svg:y="17.915cm" svg:viewBox="0 0 27 381" draw:points="0,381 27,381 27,0 0,0">
          <text:p/>
        </draw:polygon>
        <draw:polygon draw:style-name="gr30" draw:text-style-name="P8" draw:layer="layout" svg:width="0.026cm" svg:height="0.38cm" svg:x="33.706cm" svg:y="17.915cm" svg:viewBox="0 0 27 381" draw:points="0,381 27,381 27,0 0,0">
          <text:p/>
        </draw:polygon>
        <draw:polygon draw:style-name="gr30" draw:text-style-name="P8" draw:layer="layout" svg:width="0.026cm" svg:height="0.38cm" svg:x="33.732cm" svg:y="17.915cm" svg:viewBox="0 0 27 381" draw:points="0,381 27,381 27,0 0,0">
          <text:p/>
        </draw:polygon>
        <draw:polygon draw:style-name="gr32" draw:text-style-name="P10" draw:layer="layout" svg:width="0.026cm" svg:height="0.38cm" svg:x="33.784cm" svg:y="17.915cm" svg:viewBox="0 0 27 381" draw:points="0,381 27,381 27,0 0,0">
          <text:p/>
        </draw:polygon>
        <draw:polygon draw:style-name="gr31" draw:text-style-name="P9" draw:layer="layout" svg:width="0.026cm" svg:height="0.38cm" svg:x="33.811cm" svg:y="17.915cm" svg:viewBox="0 0 27 381" draw:points="0,381 27,381 27,0 0,0">
          <text:p/>
        </draw:polygon>
        <draw:polygon draw:style-name="gr30" draw:text-style-name="P8" draw:layer="layout" svg:width="0.026cm" svg:height="0.38cm" svg:x="33.837cm" svg:y="17.915cm" svg:viewBox="0 0 27 381" draw:points="0,381 27,381 27,0 0,0">
          <text:p/>
        </draw:polygon>
        <draw:polygon draw:style-name="gr30" draw:text-style-name="P8" draw:layer="layout" svg:width="0.027cm" svg:height="0.38cm" svg:x="33.863cm" svg:y="17.915cm" svg:viewBox="0 0 28 381" draw:points="0,381 28,381 28,0 0,0">
          <text:p/>
        </draw:polygon>
        <draw:polygon draw:style-name="gr31" draw:text-style-name="P9" draw:layer="layout" svg:width="0.026cm" svg:height="0.38cm" svg:x="33.891cm" svg:y="17.915cm" svg:viewBox="0 0 27 381" draw:points="0,381 27,381 27,0 0,0">
          <text:p/>
        </draw:polygon>
        <draw:polygon draw:style-name="gr32" draw:text-style-name="P10" draw:layer="layout" svg:width="0.026cm" svg:height="0.38cm" svg:x="33.916cm" svg:y="17.915cm" svg:viewBox="0 0 27 381" draw:points="0,381 27,381 27,0 0,0">
          <text:p/>
        </draw:polygon>
        <draw:polygon draw:style-name="gr30" draw:text-style-name="P8" draw:layer="layout" svg:width="0.026cm" svg:height="0.38cm" svg:x="33.942cm" svg:y="17.915cm" svg:viewBox="0 0 27 381" draw:points="0,381 27,381 27,0 0,0">
          <text:p/>
        </draw:polygon>
        <draw:polygon draw:style-name="gr32" draw:text-style-name="P10" draw:layer="layout" svg:width="0.026cm" svg:height="0.38cm" svg:x="33.969cm" svg:y="17.915cm" svg:viewBox="0 0 27 381" draw:points="0,381 27,381 27,0 0,0">
          <text:p/>
        </draw:polygon>
        <draw:polygon draw:style-name="gr31" draw:text-style-name="P9" draw:layer="layout" svg:width="0.026cm" svg:height="0.38cm" svg:x="33.995cm" svg:y="17.915cm" svg:viewBox="0 0 27 381" draw:points="0,381 27,381 27,0 0,0">
          <text:p/>
        </draw:polygon>
        <draw:polygon draw:style-name="gr29" draw:text-style-name="P7" draw:layer="layout" svg:width="0.026cm" svg:height="0.38cm" svg:x="34.021cm" svg:y="17.915cm" svg:viewBox="0 0 27 381" draw:points="0,381 27,381 27,0 0,0">
          <text:p/>
        </draw:polygon>
        <draw:polygon draw:style-name="gr31" draw:text-style-name="P9" draw:layer="layout" svg:width="0.026cm" svg:height="0.38cm" svg:x="34.047cm" svg:y="17.915cm" svg:viewBox="0 0 27 381" draw:points="0,381 27,381 27,0 0,0">
          <text:p/>
        </draw:polygon>
        <draw:polygon draw:style-name="gr30" draw:text-style-name="P8" draw:layer="layout" svg:width="0.026cm" svg:height="0.38cm" svg:x="34.074cm" svg:y="17.915cm" svg:viewBox="0 0 27 381" draw:points="0,381 27,381 27,0 0,0">
          <text:p/>
        </draw:polygon>
        <draw:polygon draw:style-name="gr31" draw:text-style-name="P9" draw:layer="layout" svg:width="0.026cm" svg:height="0.38cm" svg:x="34.1cm" svg:y="17.915cm" svg:viewBox="0 0 27 381" draw:points="0,381 27,381 27,0 0,0">
          <text:p/>
        </draw:polygon>
        <draw:polygon draw:style-name="gr31" draw:text-style-name="P9" draw:layer="layout" svg:width="0.026cm" svg:height="0.38cm" svg:x="34.126cm" svg:y="17.915cm" svg:viewBox="0 0 27 381" draw:points="0,381 27,381 27,0 0,0">
          <text:p/>
        </draw:polygon>
        <draw:polygon draw:style-name="gr30" draw:text-style-name="P8" draw:layer="layout" svg:width="0.026cm" svg:height="0.38cm" svg:x="34.152cm" svg:y="17.915cm" svg:viewBox="0 0 27 381" draw:points="0,381 27,381 27,0 0,0">
          <text:p/>
        </draw:polygon>
        <draw:polygon draw:style-name="gr31" draw:text-style-name="P9" draw:layer="layout" svg:width="0.026cm" svg:height="0.38cm" svg:x="34.179cm" svg:y="17.915cm" svg:viewBox="0 0 27 381" draw:points="0,381 27,381 27,0 0,0">
          <text:p/>
        </draw:polygon>
        <draw:polygon draw:style-name="gr31" draw:text-style-name="P9" draw:layer="layout" svg:width="0.026cm" svg:height="0.38cm" svg:x="34.205cm" svg:y="17.915cm" svg:viewBox="0 0 27 381" draw:points="0,381 27,381 27,0 0,0">
          <text:p/>
        </draw:polygon>
        <draw:polygon draw:style-name="gr32" draw:text-style-name="P10" draw:layer="layout" svg:width="0.026cm" svg:height="0.38cm" svg:x="34.231cm" svg:y="17.915cm" svg:viewBox="0 0 27 381" draw:points="0,381 27,381 27,0 0,0">
          <text:p/>
        </draw:polygon>
        <draw:polygon draw:style-name="gr30" draw:text-style-name="P8" draw:layer="layout" svg:width="0.027cm" svg:height="0.38cm" svg:x="34.257cm" svg:y="17.915cm" svg:viewBox="0 0 28 381" draw:points="0,381 28,381 28,0 0,0">
          <text:p/>
        </draw:polygon>
        <draw:polygon draw:style-name="gr29" draw:text-style-name="P7" draw:layer="layout" svg:width="0.026cm" svg:height="0.38cm" svg:x="34.284cm" svg:y="17.915cm" svg:viewBox="0 0 27 381" draw:points="0,381 27,381 27,0 0,0">
          <text:p/>
        </draw:polygon>
        <draw:polygon draw:style-name="gr32" draw:text-style-name="P10" draw:layer="layout" svg:width="0.026cm" svg:height="0.38cm" svg:x="34.31cm" svg:y="17.915cm" svg:viewBox="0 0 27 381" draw:points="0,381 27,381 27,0 0,0">
          <text:p/>
        </draw:polygon>
        <draw:polygon draw:style-name="gr31" draw:text-style-name="P9" draw:layer="layout" svg:width="0.026cm" svg:height="0.38cm" svg:x="34.336cm" svg:y="17.915cm" svg:viewBox="0 0 27 381" draw:points="0,381 27,381 27,0 0,0">
          <text:p/>
        </draw:polygon>
        <draw:polygon draw:style-name="gr30" draw:text-style-name="P8" draw:layer="layout" svg:width="0.026cm" svg:height="0.38cm" svg:x="34.363cm" svg:y="17.915cm" svg:viewBox="0 0 27 381" draw:points="0,381 27,381 27,0 0,0">
          <text:p/>
        </draw:polygon>
        <draw:polygon draw:style-name="gr29" draw:text-style-name="P7" draw:layer="layout" svg:width="0.026cm" svg:height="0.38cm" svg:x="34.415cm" svg:y="17.915cm" svg:viewBox="0 0 27 381" draw:points="0,381 27,381 27,0 0,0">
          <text:p/>
        </draw:polygon>
        <draw:polygon draw:style-name="gr30" draw:text-style-name="P8" draw:layer="layout" svg:width="0.026cm" svg:height="0.38cm" svg:x="34.441cm" svg:y="17.915cm" svg:viewBox="0 0 27 381" draw:points="0,381 27,381 27,0 0,0">
          <text:p/>
        </draw:polygon>
        <draw:polygon draw:style-name="gr29" draw:text-style-name="P7" draw:layer="layout" svg:width="0.026cm" svg:height="0.38cm" svg:x="34.468cm" svg:y="17.915cm" svg:viewBox="0 0 27 381" draw:points="0,381 27,381 27,0 0,0">
          <text:p/>
        </draw:polygon>
        <draw:polygon draw:style-name="gr30" draw:text-style-name="P8" draw:layer="layout" svg:width="0.026cm" svg:height="0.38cm" svg:x="34.494cm" svg:y="17.915cm" svg:viewBox="0 0 27 381" draw:points="0,381 27,381 27,0 0,0">
          <text:p/>
        </draw:polygon>
        <draw:polygon draw:style-name="gr32" draw:text-style-name="P10" draw:layer="layout" svg:width="0.026cm" svg:height="0.38cm" svg:x="34.52cm" svg:y="17.915cm" svg:viewBox="0 0 27 381" draw:points="0,381 27,381 27,0 0,0">
          <text:p/>
        </draw:polygon>
        <draw:polygon draw:style-name="gr32" draw:text-style-name="P10" draw:layer="layout" svg:width="0.026cm" svg:height="0.38cm" svg:x="34.546cm" svg:y="17.915cm" svg:viewBox="0 0 27 381" draw:points="0,381 27,381 27,0 0,0">
          <text:p/>
        </draw:polygon>
        <draw:polygon draw:style-name="gr32" draw:text-style-name="P10" draw:layer="layout" svg:width="0.026cm" svg:height="0.38cm" svg:x="34.573cm" svg:y="17.915cm" svg:viewBox="0 0 27 381" draw:points="0,381 27,381 27,0 0,0">
          <text:p/>
        </draw:polygon>
        <draw:polygon draw:style-name="gr31" draw:text-style-name="P9" draw:layer="layout" svg:width="0.026cm" svg:height="0.38cm" svg:x="34.599cm" svg:y="17.915cm" svg:viewBox="0 0 27 381" draw:points="0,381 27,381 27,0 0,0">
          <text:p/>
        </draw:polygon>
        <draw:polygon draw:style-name="gr29" draw:text-style-name="P7" draw:layer="layout" svg:width="0.027cm" svg:height="0.38cm" svg:x="34.625cm" svg:y="17.915cm" svg:viewBox="0 0 28 381" draw:points="0,381 28,381 28,0 0,0">
          <text:p/>
        </draw:polygon>
        <draw:polygon draw:style-name="gr29" draw:text-style-name="P7" draw:layer="layout" svg:width="0.026cm" svg:height="0.38cm" svg:x="34.652cm" svg:y="17.915cm" svg:viewBox="0 0 27 381" draw:points="0,381 27,381 27,0 0,0">
          <text:p/>
        </draw:polygon>
        <draw:polygon draw:style-name="gr29" draw:text-style-name="P7" draw:layer="layout" svg:width="0.026cm" svg:height="0.38cm" svg:x="20.123cm" svg:y="17.155cm" svg:viewBox="0 0 27 381" draw:points="0,381 27,381 27,0 0,0">
          <text:p/>
        </draw:polygon>
        <draw:polygon draw:style-name="gr30" draw:text-style-name="P8" draw:layer="layout" svg:width="0.026cm" svg:height="0.38cm" svg:x="20.15cm" svg:y="17.155cm" svg:viewBox="0 0 27 381" draw:points="0,381 27,381 27,0 0,0">
          <text:p/>
        </draw:polygon>
        <draw:polygon draw:style-name="gr31" draw:text-style-name="P9" draw:layer="layout" svg:width="0.026cm" svg:height="0.38cm" svg:x="20.176cm" svg:y="17.155cm" svg:viewBox="0 0 27 381" draw:points="0,381 27,381 27,0 0,0">
          <text:p/>
        </draw:polygon>
        <draw:polygon draw:style-name="gr32" draw:text-style-name="P10" draw:layer="layout" svg:width="0.026cm" svg:height="0.38cm" svg:x="20.202cm" svg:y="17.155cm" svg:viewBox="0 0 27 381" draw:points="0,381 27,381 27,0 0,0">
          <text:p/>
        </draw:polygon>
        <draw:polygon draw:style-name="gr31" draw:text-style-name="P9" draw:layer="layout" svg:width="0.026cm" svg:height="0.38cm" svg:x="20.228cm" svg:y="17.155cm" svg:viewBox="0 0 27 381" draw:points="0,381 27,381 27,0 0,0">
          <text:p/>
        </draw:polygon>
        <draw:polygon draw:style-name="gr32" draw:text-style-name="P10" draw:layer="layout" svg:width="0.026cm" svg:height="0.38cm" svg:x="20.256cm" svg:y="17.155cm" svg:viewBox="0 0 27 381" draw:points="0,381 27,381 27,0 0,0">
          <text:p/>
        </draw:polygon>
        <draw:polygon draw:style-name="gr32" draw:text-style-name="P10" draw:layer="layout" svg:width="0.026cm" svg:height="0.38cm" svg:x="20.281cm" svg:y="17.155cm" svg:viewBox="0 0 27 381" draw:points="0,381 27,381 27,0 0,0">
          <text:p/>
        </draw:polygon>
        <draw:polygon draw:style-name="gr30" draw:text-style-name="P8" draw:layer="layout" svg:width="0.026cm" svg:height="0.38cm" svg:x="20.307cm" svg:y="17.155cm" svg:viewBox="0 0 27 381" draw:points="0,381 27,381 27,0 0,0">
          <text:p/>
        </draw:polygon>
        <draw:polygon draw:style-name="gr32" draw:text-style-name="P10" draw:layer="layout" svg:width="0.026cm" svg:height="0.38cm" svg:x="20.333cm" svg:y="17.155cm" svg:viewBox="0 0 27 381" draw:points="0,381 27,381 27,0 0,0">
          <text:p/>
        </draw:polygon>
        <draw:polygon draw:style-name="gr32" draw:text-style-name="P10" draw:layer="layout" svg:width="0.027cm" svg:height="0.38cm" svg:x="20.359cm" svg:y="17.155cm" svg:viewBox="0 0 28 381" draw:points="0,381 28,381 28,0 0,0">
          <text:p/>
        </draw:polygon>
        <draw:polygon draw:style-name="gr30" draw:text-style-name="P8" draw:layer="layout" svg:width="0.026cm" svg:height="0.38cm" svg:x="20.386cm" svg:y="17.155cm" svg:viewBox="0 0 27 381" draw:points="0,381 27,381 27,0 0,0">
          <text:p/>
        </draw:polygon>
        <draw:polygon draw:style-name="gr29" draw:text-style-name="P7" draw:layer="layout" svg:width="0.026cm" svg:height="0.38cm" svg:x="20.412cm" svg:y="17.155cm" svg:viewBox="0 0 27 381" draw:points="0,381 27,381 27,0 0,0">
          <text:p/>
        </draw:polygon>
        <draw:polygon draw:style-name="gr31" draw:text-style-name="P9" draw:layer="layout" svg:width="0.027cm" svg:height="0.38cm" svg:x="20.438cm" svg:y="17.155cm" svg:viewBox="0 0 28 381" draw:points="0,381 28,381 28,0 0,0">
          <text:p/>
        </draw:polygon>
        <draw:polygon draw:style-name="gr31" draw:text-style-name="P9" draw:layer="layout" svg:width="0.026cm" svg:height="0.38cm" svg:x="20.465cm" svg:y="17.155cm" svg:viewBox="0 0 27 381" draw:points="0,381 27,381 27,0 0,0">
          <text:p/>
        </draw:polygon>
        <draw:polygon draw:style-name="gr30" draw:text-style-name="P8" draw:layer="layout" svg:width="0.026cm" svg:height="0.38cm" svg:x="20.491cm" svg:y="17.155cm" svg:viewBox="0 0 27 381" draw:points="0,381 27,381 27,0 0,0">
          <text:p/>
        </draw:polygon>
        <draw:polygon draw:style-name="gr30" draw:text-style-name="P8" draw:layer="layout" svg:width="0.026cm" svg:height="0.38cm" svg:x="20.517cm" svg:y="17.155cm" svg:viewBox="0 0 27 381" draw:points="0,381 27,381 27,0 0,0">
          <text:p/>
        </draw:polygon>
        <draw:polygon draw:style-name="gr31" draw:text-style-name="P9" draw:layer="layout" svg:width="0.026cm" svg:height="0.38cm" svg:x="20.544cm" svg:y="17.155cm" svg:viewBox="0 0 27 381" draw:points="0,381 27,381 27,0 0,0">
          <text:p/>
        </draw:polygon>
        <draw:polygon draw:style-name="gr30" draw:text-style-name="P8" draw:layer="layout" svg:width="0.026cm" svg:height="0.38cm" svg:x="20.596cm" svg:y="17.155cm" svg:viewBox="0 0 27 381" draw:points="0,381 27,381 27,0 0,0">
          <text:p/>
        </draw:polygon>
        <draw:polygon draw:style-name="gr30" draw:text-style-name="P8" draw:layer="layout" svg:width="0.026cm" svg:height="0.38cm" svg:x="20.622cm" svg:y="17.155cm" svg:viewBox="0 0 27 381" draw:points="0,381 27,381 27,0 0,0">
          <text:p/>
        </draw:polygon>
        <draw:polygon draw:style-name="gr31" draw:text-style-name="P9" draw:layer="layout" svg:width="0.026cm" svg:height="0.38cm" svg:x="20.649cm" svg:y="17.155cm" svg:viewBox="0 0 27 381" draw:points="0,381 27,381 27,0 0,0">
          <text:p/>
        </draw:polygon>
        <draw:polygon draw:style-name="gr31" draw:text-style-name="P9" draw:layer="layout" svg:width="0.026cm" svg:height="0.38cm" svg:x="20.676cm" svg:y="17.155cm" svg:viewBox="0 0 27 381" draw:points="0,381 27,381 27,0 0,0">
          <text:p/>
        </draw:polygon>
        <draw:polygon draw:style-name="gr31" draw:text-style-name="P9" draw:layer="layout" svg:width="0.026cm" svg:height="0.38cm" svg:x="20.701cm" svg:y="17.155cm" svg:viewBox="0 0 27 381" draw:points="0,381 27,381 27,0 0,0">
          <text:p/>
        </draw:polygon>
        <draw:polygon draw:style-name="gr32" draw:text-style-name="P10" draw:layer="layout" svg:width="0.026cm" svg:height="0.38cm" svg:x="20.727cm" svg:y="17.155cm" svg:viewBox="0 0 27 381" draw:points="0,381 27,381 27,0 0,0">
          <text:p/>
        </draw:polygon>
        <draw:polygon draw:style-name="gr30" draw:text-style-name="P8" draw:layer="layout" svg:width="0.026cm" svg:height="0.38cm" svg:x="20.754cm" svg:y="17.155cm" svg:viewBox="0 0 27 381" draw:points="0,381 27,381 27,0 0,0">
          <text:p/>
        </draw:polygon>
        <draw:polygon draw:style-name="gr31" draw:text-style-name="P9" draw:layer="layout" svg:width="0.026cm" svg:height="0.38cm" svg:x="20.78cm" svg:y="17.155cm" svg:viewBox="0 0 27 381" draw:points="0,381 27,381 27,0 0,0">
          <text:p/>
        </draw:polygon>
        <draw:polygon draw:style-name="gr31" draw:text-style-name="P9" draw:layer="layout" svg:width="0.027cm" svg:height="0.38cm" svg:x="20.806cm" svg:y="17.155cm" svg:viewBox="0 0 28 381" draw:points="0,381 28,381 28,0 0,0">
          <text:p/>
        </draw:polygon>
        <draw:polygon draw:style-name="gr30" draw:text-style-name="P8" draw:layer="layout" svg:width="0.026cm" svg:height="0.38cm" svg:x="20.833cm" svg:y="17.155cm" svg:viewBox="0 0 27 381" draw:points="0,381 27,381 27,0 0,0">
          <text:p/>
        </draw:polygon>
        <draw:polygon draw:style-name="gr30" draw:text-style-name="P8" draw:layer="layout" svg:width="0.026cm" svg:height="0.38cm" svg:x="20.859cm" svg:y="17.155cm" svg:viewBox="0 0 27 381" draw:points="0,381 27,381 27,0 0,0">
          <text:p/>
        </draw:polygon>
        <draw:polygon draw:style-name="gr30" draw:text-style-name="P8" draw:layer="layout" svg:width="0.026cm" svg:height="0.38cm" svg:x="20.885cm" svg:y="17.155cm" svg:viewBox="0 0 27 381" draw:points="0,381 27,381 27,0 0,0">
          <text:p/>
        </draw:polygon>
        <draw:polygon draw:style-name="gr32" draw:text-style-name="P10" draw:layer="layout" svg:width="0.026cm" svg:height="0.38cm" svg:x="20.911cm" svg:y="17.155cm" svg:viewBox="0 0 27 381" draw:points="0,381 27,381 27,0 0,0">
          <text:p/>
        </draw:polygon>
        <draw:polygon draw:style-name="gr31" draw:text-style-name="P9" draw:layer="layout" svg:width="0.026cm" svg:height="0.38cm" svg:x="20.938cm" svg:y="17.155cm" svg:viewBox="0 0 27 381" draw:points="0,381 27,381 27,0 0,0">
          <text:p/>
        </draw:polygon>
        <draw:polygon draw:style-name="gr30" draw:text-style-name="P8" draw:layer="layout" svg:width="0.026cm" svg:height="0.38cm" svg:x="20.964cm" svg:y="17.155cm" svg:viewBox="0 0 27 381" draw:points="0,381 27,381 27,0 0,0">
          <text:p/>
        </draw:polygon>
        <draw:polygon draw:style-name="gr29" draw:text-style-name="P7" draw:layer="layout" svg:width="0.026cm" svg:height="0.38cm" svg:x="20.99cm" svg:y="17.155cm" svg:viewBox="0 0 27 381" draw:points="0,381 27,381 27,0 0,0">
          <text:p/>
        </draw:polygon>
        <draw:polygon draw:style-name="gr30" draw:text-style-name="P8" draw:layer="layout" svg:width="0.026cm" svg:height="0.38cm" svg:x="21.016cm" svg:y="17.155cm" svg:viewBox="0 0 27 381" draw:points="0,381 27,381 27,0 0,0">
          <text:p/>
        </draw:polygon>
        <draw:polygon draw:style-name="gr30" draw:text-style-name="P8" draw:layer="layout" svg:width="0.026cm" svg:height="0.38cm" svg:x="21.043cm" svg:y="17.155cm" svg:viewBox="0 0 27 381" draw:points="0,381 27,381 27,0 0,0">
          <text:p/>
        </draw:polygon>
        <draw:polygon draw:style-name="gr31" draw:text-style-name="P9" draw:layer="layout" svg:width="0.026cm" svg:height="0.38cm" svg:x="21.069cm" svg:y="17.155cm" svg:viewBox="0 0 27 381" draw:points="0,381 27,381 27,0 0,0">
          <text:p/>
        </draw:polygon>
        <draw:polygon draw:style-name="gr31" draw:text-style-name="P9" draw:layer="layout" svg:width="0.026cm" svg:height="0.38cm" svg:x="21.096cm" svg:y="17.155cm" svg:viewBox="0 0 27 381" draw:points="0,381 27,381 27,0 0,0">
          <text:p/>
        </draw:polygon>
        <draw:polygon draw:style-name="gr32" draw:text-style-name="P10" draw:layer="layout" svg:width="0.027cm" svg:height="0.38cm" svg:x="21.121cm" svg:y="17.155cm" svg:viewBox="0 0 28 381" draw:points="0,381 28,381 28,0 0,0">
          <text:p/>
        </draw:polygon>
        <draw:polygon draw:style-name="gr31" draw:text-style-name="P9" draw:layer="layout" svg:width="0.026cm" svg:height="0.38cm" svg:x="21.148cm" svg:y="17.155cm" svg:viewBox="0 0 27 381" draw:points="0,381 27,381 27,0 0,0">
          <text:p/>
        </draw:polygon>
        <draw:polygon draw:style-name="gr31" draw:text-style-name="P9" draw:layer="layout" svg:width="0.026cm" svg:height="0.38cm" svg:x="21.174cm" svg:y="17.155cm" svg:viewBox="0 0 27 381" draw:points="0,381 27,381 27,0 0,0">
          <text:p/>
        </draw:polygon>
        <draw:polygon draw:style-name="gr29" draw:text-style-name="P7" draw:layer="layout" svg:width="0.027cm" svg:height="0.38cm" svg:x="21.2cm" svg:y="17.155cm" svg:viewBox="0 0 28 381" draw:points="0,381 28,381 28,0 0,0">
          <text:p/>
        </draw:polygon>
        <draw:polygon draw:style-name="gr31" draw:text-style-name="P9" draw:layer="layout" svg:width="0.026cm" svg:height="0.38cm" svg:x="21.227cm" svg:y="17.155cm" svg:viewBox="0 0 27 381" draw:points="0,381 27,381 27,0 0,0">
          <text:p/>
        </draw:polygon>
        <draw:polygon draw:style-name="gr29" draw:text-style-name="P7" draw:layer="layout" svg:width="0.026cm" svg:height="0.38cm" svg:x="21.253cm" svg:y="17.155cm" svg:viewBox="0 0 27 381" draw:points="0,381 27,381 27,0 0,0">
          <text:p/>
        </draw:polygon>
        <draw:polygon draw:style-name="gr30" draw:text-style-name="P8" draw:layer="layout" svg:width="0.026cm" svg:height="0.38cm" svg:x="21.279cm" svg:y="17.155cm" svg:viewBox="0 0 27 381" draw:points="0,381 27,381 27,0 0,0">
          <text:p/>
        </draw:polygon>
        <draw:polygon draw:style-name="gr31" draw:text-style-name="P9" draw:layer="layout" svg:width="0.026cm" svg:height="0.38cm" svg:x="21.305cm" svg:y="17.155cm" svg:viewBox="0 0 27 381" draw:points="0,381 27,381 27,0 0,0">
          <text:p/>
        </draw:polygon>
        <draw:polygon draw:style-name="gr30" draw:text-style-name="P8" draw:layer="layout" svg:width="0.026cm" svg:height="0.38cm" svg:x="21.332cm" svg:y="17.155cm" svg:viewBox="0 0 27 381" draw:points="0,381 27,381 27,0 0,0">
          <text:p/>
        </draw:polygon>
        <draw:polygon draw:style-name="gr30" draw:text-style-name="P8" draw:layer="layout" svg:width="0.026cm" svg:height="0.38cm" svg:x="21.358cm" svg:y="17.155cm" svg:viewBox="0 0 27 381" draw:points="0,381 27,381 27,0 0,0">
          <text:p/>
        </draw:polygon>
        <draw:polygon draw:style-name="gr31" draw:text-style-name="P9" draw:layer="layout" svg:width="0.026cm" svg:height="0.38cm" svg:x="21.384cm" svg:y="17.155cm" svg:viewBox="0 0 27 381" draw:points="0,381 27,381 27,0 0,0">
          <text:p/>
        </draw:polygon>
        <draw:polygon draw:style-name="gr32" draw:text-style-name="P10" draw:layer="layout" svg:width="0.026cm" svg:height="0.38cm" svg:x="21.41cm" svg:y="17.155cm" svg:viewBox="0 0 27 381" draw:points="0,381 27,381 27,0 0,0">
          <text:p/>
        </draw:polygon>
        <draw:polygon draw:style-name="gr31" draw:text-style-name="P9" draw:layer="layout" svg:width="0.026cm" svg:height="0.38cm" svg:x="21.437cm" svg:y="17.155cm" svg:viewBox="0 0 27 381" draw:points="0,381 27,381 27,0 0,0">
          <text:p/>
        </draw:polygon>
        <draw:polygon draw:style-name="gr29" draw:text-style-name="P7" draw:layer="layout" svg:width="0.026cm" svg:height="0.38cm" svg:x="21.463cm" svg:y="17.155cm" svg:viewBox="0 0 27 381" draw:points="0,381 27,381 27,0 0,0">
          <text:p/>
        </draw:polygon>
        <draw:polygon draw:style-name="gr32" draw:text-style-name="P10" draw:layer="layout" svg:width="0.026cm" svg:height="0.38cm" svg:x="21.489cm" svg:y="17.155cm" svg:viewBox="0 0 27 381" draw:points="0,381 27,381 27,0 0,0">
          <text:p/>
        </draw:polygon>
        <draw:polygon draw:style-name="gr31" draw:text-style-name="P9" draw:layer="layout" svg:width="0.027cm" svg:height="0.38cm" svg:x="21.516cm" svg:y="17.155cm" svg:viewBox="0 0 28 381" draw:points="0,381 28,381 28,0 0,0">
          <text:p/>
        </draw:polygon>
        <draw:polygon draw:style-name="gr30" draw:text-style-name="P8" draw:layer="layout" svg:width="0.026cm" svg:height="0.38cm" svg:x="21.543cm" svg:y="17.155cm" svg:viewBox="0 0 27 381" draw:points="0,381 27,381 27,0 0,0">
          <text:p/>
        </draw:polygon>
        <draw:polygon draw:style-name="gr31" draw:text-style-name="P9" draw:layer="layout" svg:width="0.026cm" svg:height="0.38cm" svg:x="21.568cm" svg:y="17.155cm" svg:viewBox="0 0 27 381" draw:points="0,381 27,381 27,0 0,0">
          <text:p/>
        </draw:polygon>
        <draw:polygon draw:style-name="gr31" draw:text-style-name="P9" draw:layer="layout" svg:width="0.026cm" svg:height="0.38cm" svg:x="21.595cm" svg:y="17.155cm" svg:viewBox="0 0 27 381" draw:points="0,381 27,381 27,0 0,0">
          <text:p/>
        </draw:polygon>
        <draw:polygon draw:style-name="gr31" draw:text-style-name="P9" draw:layer="layout" svg:width="0.026cm" svg:height="0.38cm" svg:x="21.621cm" svg:y="17.155cm" svg:viewBox="0 0 27 381" draw:points="0,381 27,381 27,0 0,0">
          <text:p/>
        </draw:polygon>
        <draw:polygon draw:style-name="gr30" draw:text-style-name="P8" draw:layer="layout" svg:width="0.026cm" svg:height="0.38cm" svg:x="21.647cm" svg:y="17.155cm" svg:viewBox="0 0 27 381" draw:points="0,381 27,381 27,0 0,0">
          <text:p/>
        </draw:polygon>
        <draw:polygon draw:style-name="gr32" draw:text-style-name="P10" draw:layer="layout" svg:width="0.026cm" svg:height="0.38cm" svg:x="21.673cm" svg:y="17.155cm" svg:viewBox="0 0 27 381" draw:points="0,381 27,381 27,0 0,0">
          <text:p/>
        </draw:polygon>
        <draw:polygon draw:style-name="gr30" draw:text-style-name="P8" draw:layer="layout" svg:width="0.026cm" svg:height="0.38cm" svg:x="21.7cm" svg:y="17.155cm" svg:viewBox="0 0 27 381" draw:points="0,381 27,381 27,0 0,0">
          <text:p/>
        </draw:polygon>
        <draw:polygon draw:style-name="gr30" draw:text-style-name="P8" draw:layer="layout" svg:width="0.026cm" svg:height="0.38cm" svg:x="21.726cm" svg:y="17.155cm" svg:viewBox="0 0 27 381" draw:points="0,381 27,381 27,0 0,0">
          <text:p/>
        </draw:polygon>
        <draw:polygon draw:style-name="gr30" draw:text-style-name="P8" draw:layer="layout" svg:width="0.026cm" svg:height="0.38cm" svg:x="21.752cm" svg:y="17.155cm" svg:viewBox="0 0 27 381" draw:points="0,381 27,381 27,0 0,0">
          <text:p/>
        </draw:polygon>
        <draw:polygon draw:style-name="gr31" draw:text-style-name="P9" draw:layer="layout" svg:width="0.027cm" svg:height="0.38cm" svg:x="21.804cm" svg:y="17.155cm" svg:viewBox="0 0 28 381" draw:points="0,381 28,381 28,0 0,0">
          <text:p/>
        </draw:polygon>
        <draw:polygon draw:style-name="gr29" draw:text-style-name="P7" draw:layer="layout" svg:width="0.026cm" svg:height="0.38cm" svg:x="21.831cm" svg:y="17.155cm" svg:viewBox="0 0 27 381" draw:points="0,381 27,381 27,0 0,0">
          <text:p/>
        </draw:polygon>
        <draw:polygon draw:style-name="gr30" draw:text-style-name="P8" draw:layer="layout" svg:width="0.026cm" svg:height="0.38cm" svg:x="21.857cm" svg:y="17.155cm" svg:viewBox="0 0 27 381" draw:points="0,381 27,381 27,0 0,0">
          <text:p/>
        </draw:polygon>
        <draw:polygon draw:style-name="gr31" draw:text-style-name="P9" draw:layer="layout" svg:width="0.027cm" svg:height="0.38cm" svg:x="21.883cm" svg:y="17.155cm" svg:viewBox="0 0 28 381" draw:points="0,381 28,381 28,0 0,0">
          <text:p/>
        </draw:polygon>
        <draw:polygon draw:style-name="gr30" draw:text-style-name="P8" draw:layer="layout" svg:width="0.026cm" svg:height="0.38cm" svg:x="21.91cm" svg:y="17.155cm" svg:viewBox="0 0 27 381" draw:points="0,381 27,381 27,0 0,0">
          <text:p/>
        </draw:polygon>
        <draw:polygon draw:style-name="gr31" draw:text-style-name="P9" draw:layer="layout" svg:width="0.026cm" svg:height="0.38cm" svg:x="21.936cm" svg:y="17.155cm" svg:viewBox="0 0 27 381" draw:points="0,381 27,381 27,0 0,0">
          <text:p/>
        </draw:polygon>
        <draw:polygon draw:style-name="gr30" draw:text-style-name="P8" draw:layer="layout" svg:width="0.026cm" svg:height="0.38cm" svg:x="21.963cm" svg:y="17.155cm" svg:viewBox="0 0 27 381" draw:points="0,381 27,381 27,0 0,0">
          <text:p/>
        </draw:polygon>
        <draw:polygon draw:style-name="gr30" draw:text-style-name="P8" draw:layer="layout" svg:width="0.026cm" svg:height="0.38cm" svg:x="21.989cm" svg:y="17.155cm" svg:viewBox="0 0 27 381" draw:points="0,381 27,381 27,0 0,0">
          <text:p/>
        </draw:polygon>
        <draw:polygon draw:style-name="gr32" draw:text-style-name="P10" draw:layer="layout" svg:width="0.026cm" svg:height="0.38cm" svg:x="22.015cm" svg:y="17.155cm" svg:viewBox="0 0 27 381" draw:points="0,381 27,381 27,0 0,0">
          <text:p/>
        </draw:polygon>
        <draw:polygon draw:style-name="gr32" draw:text-style-name="P10" draw:layer="layout" svg:width="0.026cm" svg:height="0.38cm" svg:x="22.041cm" svg:y="17.155cm" svg:viewBox="0 0 27 381" draw:points="0,381 27,381 27,0 0,0">
          <text:p/>
        </draw:polygon>
        <draw:polygon draw:style-name="gr30" draw:text-style-name="P8" draw:layer="layout" svg:width="0.026cm" svg:height="0.38cm" svg:x="22.067cm" svg:y="17.155cm" svg:viewBox="0 0 27 381" draw:points="0,381 27,381 27,0 0,0">
          <text:p/>
        </draw:polygon>
        <draw:polygon draw:style-name="gr30" draw:text-style-name="P8" draw:layer="layout" svg:width="0.026cm" svg:height="0.38cm" svg:x="22.094cm" svg:y="17.155cm" svg:viewBox="0 0 27 381" draw:points="0,381 27,381 27,0 0,0">
          <text:p/>
        </draw:polygon>
        <draw:polygon draw:style-name="gr29" draw:text-style-name="P7" draw:layer="layout" svg:width="0.026cm" svg:height="0.38cm" svg:x="22.12cm" svg:y="17.155cm" svg:viewBox="0 0 27 381" draw:points="0,381 27,381 27,0 0,0">
          <text:p/>
        </draw:polygon>
        <draw:polygon draw:style-name="gr30" draw:text-style-name="P8" draw:layer="layout" svg:width="0.026cm" svg:height="0.38cm" svg:x="22.146cm" svg:y="17.155cm" svg:viewBox="0 0 27 381" draw:points="0,381 27,381 27,0 0,0">
          <text:p/>
        </draw:polygon>
        <draw:polygon draw:style-name="gr29" draw:text-style-name="P7" draw:layer="layout" svg:width="0.026cm" svg:height="0.38cm" svg:x="22.172cm" svg:y="17.155cm" svg:viewBox="0 0 27 381" draw:points="0,381 27,381 27,0 0,0">
          <text:p/>
        </draw:polygon>
        <draw:polygon draw:style-name="gr30" draw:text-style-name="P8" draw:layer="layout" svg:width="0.026cm" svg:height="0.38cm" svg:x="22.199cm" svg:y="17.155cm" svg:viewBox="0 0 27 381" draw:points="0,381 27,381 27,0 0,0">
          <text:p/>
        </draw:polygon>
        <draw:polygon draw:style-name="gr30" draw:text-style-name="P8" draw:layer="layout" svg:width="0.026cm" svg:height="0.38cm" svg:x="22.225cm" svg:y="17.155cm" svg:viewBox="0 0 27 381" draw:points="0,381 27,381 27,0 0,0">
          <text:p/>
        </draw:polygon>
        <draw:polygon draw:style-name="gr29" draw:text-style-name="P7" draw:layer="layout" svg:width="0.026cm" svg:height="0.38cm" svg:x="22.251cm" svg:y="17.155cm" svg:viewBox="0 0 27 381" draw:points="0,381 27,381 27,0 0,0">
          <text:p/>
        </draw:polygon>
        <draw:polygon draw:style-name="gr29" draw:text-style-name="P7" draw:layer="layout" svg:width="0.027cm" svg:height="0.38cm" svg:x="22.277cm" svg:y="17.155cm" svg:viewBox="0 0 28 381" draw:points="0,381 28,381 28,0 0,0">
          <text:p/>
        </draw:polygon>
        <draw:polygon draw:style-name="gr29" draw:text-style-name="P7" draw:layer="layout" svg:width="0.026cm" svg:height="0.38cm" svg:x="22.304cm" svg:y="17.155cm" svg:viewBox="0 0 27 381" draw:points="0,381 27,381 27,0 0,0">
          <text:p/>
        </draw:polygon>
        <draw:polygon draw:style-name="gr30" draw:text-style-name="P8" draw:layer="layout" svg:width="0.026cm" svg:height="0.38cm" svg:x="22.33cm" svg:y="17.155cm" svg:viewBox="0 0 27 381" draw:points="0,381 27,381 27,0 0,0">
          <text:p/>
        </draw:polygon>
        <draw:polygon draw:style-name="gr30" draw:text-style-name="P8" draw:layer="layout" svg:width="0.026cm" svg:height="0.38cm" svg:x="22.356cm" svg:y="17.155cm" svg:viewBox="0 0 27 381" draw:points="0,381 27,381 27,0 0,0">
          <text:p/>
        </draw:polygon>
        <draw:polygon draw:style-name="gr30" draw:text-style-name="P8" draw:layer="layout" svg:width="0.026cm" svg:height="0.38cm" svg:x="22.383cm" svg:y="17.155cm" svg:viewBox="0 0 27 381" draw:points="0,381 27,381 27,0 0,0">
          <text:p/>
        </draw:polygon>
        <draw:polygon draw:style-name="gr30" draw:text-style-name="P8" draw:layer="layout" svg:width="0.026cm" svg:height="0.38cm" svg:x="22.409cm" svg:y="17.155cm" svg:viewBox="0 0 27 381" draw:points="0,381 27,381 27,0 0,0">
          <text:p/>
        </draw:polygon>
        <draw:polygon draw:style-name="gr32" draw:text-style-name="P10" draw:layer="layout" svg:width="0.026cm" svg:height="0.38cm" svg:x="22.435cm" svg:y="17.155cm" svg:viewBox="0 0 27 381" draw:points="0,381 27,381 27,0 0,0">
          <text:p/>
        </draw:polygon>
        <draw:polygon draw:style-name="gr31" draw:text-style-name="P9" draw:layer="layout" svg:width="0.026cm" svg:height="0.38cm" svg:x="22.461cm" svg:y="17.155cm" svg:viewBox="0 0 27 381" draw:points="0,381 27,381 27,0 0,0">
          <text:p/>
        </draw:polygon>
        <draw:polygon draw:style-name="gr32" draw:text-style-name="P10" draw:layer="layout" svg:width="0.026cm" svg:height="0.38cm" svg:x="22.488cm" svg:y="17.155cm" svg:viewBox="0 0 27 381" draw:points="0,381 27,381 27,0 0,0">
          <text:p/>
        </draw:polygon>
        <draw:polygon draw:style-name="gr31" draw:text-style-name="P9" draw:layer="layout" svg:width="0.026cm" svg:height="0.38cm" svg:x="22.514cm" svg:y="17.155cm" svg:viewBox="0 0 27 381" draw:points="0,381 27,381 27,0 0,0">
          <text:p/>
        </draw:polygon>
        <draw:polygon draw:style-name="gr29" draw:text-style-name="P7" draw:layer="layout" svg:width="0.026cm" svg:height="0.38cm" svg:x="22.54cm" svg:y="17.155cm" svg:viewBox="0 0 27 381" draw:points="0,381 27,381 27,0 0,0">
          <text:p/>
        </draw:polygon>
        <draw:polygon draw:style-name="gr29" draw:text-style-name="P7" draw:layer="layout" svg:width="0.027cm" svg:height="0.38cm" svg:x="22.566cm" svg:y="17.155cm" svg:viewBox="0 0 28 381" draw:points="0,381 28,381 28,0 0,0">
          <text:p/>
        </draw:polygon>
        <draw:polygon draw:style-name="gr30" draw:text-style-name="P8" draw:layer="layout" svg:width="0.026cm" svg:height="0.38cm" svg:x="22.593cm" svg:y="17.155cm" svg:viewBox="0 0 27 381" draw:points="0,381 27,381 27,0 0,0">
          <text:p/>
        </draw:polygon>
        <draw:polygon draw:style-name="gr30" draw:text-style-name="P8" draw:layer="layout" svg:width="0.026cm" svg:height="0.38cm" svg:x="22.619cm" svg:y="17.155cm" svg:viewBox="0 0 27 381" draw:points="0,381 27,381 27,0 0,0">
          <text:p/>
        </draw:polygon>
        <draw:polygon draw:style-name="gr32" draw:text-style-name="P10" draw:layer="layout" svg:width="0.027cm" svg:height="0.38cm" svg:x="22.645cm" svg:y="17.155cm" svg:viewBox="0 0 28 381" draw:points="0,381 28,381 28,0 0,0">
          <text:p/>
        </draw:polygon>
        <draw:polygon draw:style-name="gr32" draw:text-style-name="P10" draw:layer="layout" svg:width="0.026cm" svg:height="0.38cm" svg:x="22.672cm" svg:y="17.155cm" svg:viewBox="0 0 27 381" draw:points="0,381 27,381 27,0 0,0">
          <text:p/>
        </draw:polygon>
        <draw:polygon draw:style-name="gr32" draw:text-style-name="P10" draw:layer="layout" svg:width="0.026cm" svg:height="0.38cm" svg:x="22.698cm" svg:y="17.155cm" svg:viewBox="0 0 27 381" draw:points="0,381 27,381 27,0 0,0">
          <text:p/>
        </draw:polygon>
        <draw:polygon draw:style-name="gr31" draw:text-style-name="P9" draw:layer="layout" svg:width="0.026cm" svg:height="0.38cm" svg:x="22.724cm" svg:y="17.155cm" svg:viewBox="0 0 27 381" draw:points="0,381 27,381 27,0 0,0">
          <text:p/>
        </draw:polygon>
        <draw:polygon draw:style-name="gr31" draw:text-style-name="P9" draw:layer="layout" svg:width="0.026cm" svg:height="0.38cm" svg:x="22.75cm" svg:y="17.155cm" svg:viewBox="0 0 27 381" draw:points="0,381 27,381 27,0 0,0">
          <text:p/>
        </draw:polygon>
        <draw:polygon draw:style-name="gr31" draw:text-style-name="P9" draw:layer="layout" svg:width="0.026cm" svg:height="0.38cm" svg:x="22.777cm" svg:y="17.155cm" svg:viewBox="0 0 27 381" draw:points="0,381 27,381 27,0 0,0">
          <text:p/>
        </draw:polygon>
        <draw:polygon draw:style-name="gr29" draw:text-style-name="P7" draw:layer="layout" svg:width="0.026cm" svg:height="0.38cm" svg:x="22.803cm" svg:y="17.155cm" svg:viewBox="0 0 27 381" draw:points="0,381 27,381 27,0 0,0">
          <text:p/>
        </draw:polygon>
        <draw:polygon draw:style-name="gr31" draw:text-style-name="P9" draw:layer="layout" svg:width="0.026cm" svg:height="0.38cm" svg:x="22.829cm" svg:y="17.155cm" svg:viewBox="0 0 27 381" draw:points="0,381 27,381 27,0 0,0">
          <text:p/>
        </draw:polygon>
        <draw:polygon draw:style-name="gr31" draw:text-style-name="P9" draw:layer="layout" svg:width="0.026cm" svg:height="0.38cm" svg:x="22.855cm" svg:y="17.155cm" svg:viewBox="0 0 27 381" draw:points="0,381 27,381 27,0 0,0">
          <text:p/>
        </draw:polygon>
        <draw:polygon draw:style-name="gr31" draw:text-style-name="P9" draw:layer="layout" svg:width="0.026cm" svg:height="0.38cm" svg:x="22.882cm" svg:y="17.155cm" svg:viewBox="0 0 27 381" draw:points="0,381 27,381 27,0 0,0">
          <text:p/>
        </draw:polygon>
        <draw:polygon draw:style-name="gr30" draw:text-style-name="P8" draw:layer="layout" svg:width="0.026cm" svg:height="0.38cm" svg:x="23.223cm" svg:y="17.155cm" svg:viewBox="0 0 27 381" draw:points="0,381 27,381 27,0 0,0">
          <text:p/>
        </draw:polygon>
        <draw:polygon draw:style-name="gr32" draw:text-style-name="P10" draw:layer="layout" svg:width="0.026cm" svg:height="0.38cm" svg:x="23.249cm" svg:y="17.155cm" svg:viewBox="0 0 27 381" draw:points="0,381 27,381 27,0 0,0">
          <text:p/>
        </draw:polygon>
        <draw:polygon draw:style-name="gr30" draw:text-style-name="P8" draw:layer="layout" svg:width="0.026cm" svg:height="0.38cm" svg:x="23.276cm" svg:y="17.155cm" svg:viewBox="0 0 27 381" draw:points="0,381 27,381 27,0 0,0">
          <text:p/>
        </draw:polygon>
        <draw:polygon draw:style-name="gr31" draw:text-style-name="P9" draw:layer="layout" svg:width="0.026cm" svg:height="0.38cm" svg:x="23.302cm" svg:y="17.155cm" svg:viewBox="0 0 27 381" draw:points="0,381 27,381 27,0 0,0">
          <text:p/>
        </draw:polygon>
        <draw:polygon draw:style-name="gr29" draw:text-style-name="P7" draw:layer="layout" svg:width="0.027cm" svg:height="0.38cm" svg:x="23.328cm" svg:y="17.155cm" svg:viewBox="0 0 28 381" draw:points="0,381 28,381 28,0 0,0">
          <text:p/>
        </draw:polygon>
        <draw:polygon draw:style-name="gr31" draw:text-style-name="P9" draw:layer="layout" svg:width="0.026cm" svg:height="0.38cm" svg:x="23.355cm" svg:y="17.155cm" svg:viewBox="0 0 27 381" draw:points="0,381 27,381 27,0 0,0">
          <text:p/>
        </draw:polygon>
        <draw:polygon draw:style-name="gr29" draw:text-style-name="P7" draw:layer="layout" svg:width="0.026cm" svg:height="0.38cm" svg:x="23.381cm" svg:y="17.155cm" svg:viewBox="0 0 27 381" draw:points="0,381 27,381 27,0 0,0">
          <text:p/>
        </draw:polygon>
        <draw:polygon draw:style-name="gr31" draw:text-style-name="P9" draw:layer="layout" svg:width="0.026cm" svg:height="0.38cm" svg:x="23.407cm" svg:y="17.155cm" svg:viewBox="0 0 27 381" draw:points="0,381 27,381 27,0 0,0">
          <text:p/>
        </draw:polygon>
        <draw:polygon draw:style-name="gr31" draw:text-style-name="P9" draw:layer="layout" svg:width="0.026cm" svg:height="0.38cm" svg:x="23.434cm" svg:y="17.155cm" svg:viewBox="0 0 27 381" draw:points="0,381 27,381 27,0 0,0">
          <text:p/>
        </draw:polygon>
        <draw:polygon draw:style-name="gr31" draw:text-style-name="P9" draw:layer="layout" svg:width="0.026cm" svg:height="0.38cm" svg:x="23.46cm" svg:y="17.155cm" svg:viewBox="0 0 27 381" draw:points="0,381 27,381 27,0 0,0">
          <text:p/>
        </draw:polygon>
        <draw:polygon draw:style-name="gr30" draw:text-style-name="P8" draw:layer="layout" svg:width="0.026cm" svg:height="0.38cm" svg:x="23.486cm" svg:y="17.155cm" svg:viewBox="0 0 27 381" draw:points="0,381 27,381 27,0 0,0">
          <text:p/>
        </draw:polygon>
        <draw:polygon draw:style-name="gr30" draw:text-style-name="P8" draw:layer="layout" svg:width="0.026cm" svg:height="0.38cm" svg:x="23.512cm" svg:y="17.155cm" svg:viewBox="0 0 27 381" draw:points="0,381 27,381 27,0 0,0">
          <text:p/>
        </draw:polygon>
        <draw:polygon draw:style-name="gr31" draw:text-style-name="P9" draw:layer="layout" svg:width="0.026cm" svg:height="0.38cm" svg:x="23.539cm" svg:y="17.155cm" svg:viewBox="0 0 27 381" draw:points="0,381 27,381 27,0 0,0">
          <text:p/>
        </draw:polygon>
        <draw:polygon draw:style-name="gr32" draw:text-style-name="P10" draw:layer="layout" svg:width="0.026cm" svg:height="0.38cm" svg:x="23.565cm" svg:y="17.155cm" svg:viewBox="0 0 27 381" draw:points="0,381 27,381 27,0 0,0">
          <text:p/>
        </draw:polygon>
        <draw:polygon draw:style-name="gr30" draw:text-style-name="P8" draw:layer="layout" svg:width="0.026cm" svg:height="0.38cm" svg:x="23.591cm" svg:y="17.155cm" svg:viewBox="0 0 27 381" draw:points="0,381 27,381 27,0 0,0">
          <text:p/>
        </draw:polygon>
        <draw:polygon draw:style-name="gr30" draw:text-style-name="P8" draw:layer="layout" svg:width="0.026cm" svg:height="0.38cm" svg:x="23.617cm" svg:y="17.155cm" svg:viewBox="0 0 27 381" draw:points="0,381 27,381 27,0 0,0">
          <text:p/>
        </draw:polygon>
        <draw:polygon draw:style-name="gr30" draw:text-style-name="P8" draw:layer="layout" svg:width="0.027cm" svg:height="0.38cm" svg:x="23.644cm" svg:y="17.155cm" svg:viewBox="0 0 28 381" draw:points="0,381 28,381 28,0 0,0">
          <text:p/>
        </draw:polygon>
        <draw:polygon draw:style-name="gr30" draw:text-style-name="P8" draw:layer="layout" svg:width="0.026cm" svg:height="0.38cm" svg:x="23.671cm" svg:y="17.155cm" svg:viewBox="0 0 27 381" draw:points="0,381 27,381 27,0 0,0">
          <text:p/>
        </draw:polygon>
        <draw:polygon draw:style-name="gr32" draw:text-style-name="P10" draw:layer="layout" svg:width="0.026cm" svg:height="0.38cm" svg:x="23.696cm" svg:y="17.155cm" svg:viewBox="0 0 27 381" draw:points="0,381 27,381 27,0 0,0">
          <text:p/>
        </draw:polygon>
        <draw:polygon draw:style-name="gr32" draw:text-style-name="P10" draw:layer="layout" svg:width="0.027cm" svg:height="0.38cm" svg:x="23.722cm" svg:y="17.155cm" svg:viewBox="0 0 28 381" draw:points="0,381 28,381 28,0 0,0">
          <text:p/>
        </draw:polygon>
        <draw:polygon draw:style-name="gr32" draw:text-style-name="P10" draw:layer="layout" svg:width="0.026cm" svg:height="0.38cm" svg:x="23.749cm" svg:y="17.155cm" svg:viewBox="0 0 27 381" draw:points="0,381 27,381 27,0 0,0">
          <text:p/>
        </draw:polygon>
        <draw:polygon draw:style-name="gr29" draw:text-style-name="P7" draw:layer="layout" svg:width="0.026cm" svg:height="0.38cm" svg:x="23.775cm" svg:y="17.155cm" svg:viewBox="0 0 27 381" draw:points="0,381 27,381 27,0 0,0">
          <text:p/>
        </draw:polygon>
        <draw:polygon draw:style-name="gr30" draw:text-style-name="P8" draw:layer="layout" svg:width="0.026cm" svg:height="0.38cm" svg:x="23.801cm" svg:y="17.155cm" svg:viewBox="0 0 27 381" draw:points="0,381 27,381 27,0 0,0">
          <text:p/>
        </draw:polygon>
        <draw:polygon draw:style-name="gr29" draw:text-style-name="P7" draw:layer="layout" svg:width="0.026cm" svg:height="0.38cm" svg:x="23.828cm" svg:y="17.155cm" svg:viewBox="0 0 27 381" draw:points="0,381 27,381 27,0 0,0">
          <text:p/>
        </draw:polygon>
        <draw:polygon draw:style-name="gr29" draw:text-style-name="P7" draw:layer="layout" svg:width="0.026cm" svg:height="0.38cm" svg:x="23.854cm" svg:y="17.155cm" svg:viewBox="0 0 27 381" draw:points="0,381 27,381 27,0 0,0">
          <text:p/>
        </draw:polygon>
        <draw:polygon draw:style-name="gr29" draw:text-style-name="P7" draw:layer="layout" svg:width="0.026cm" svg:height="0.38cm" svg:x="23.88cm" svg:y="17.155cm" svg:viewBox="0 0 27 381" draw:points="0,381 27,381 27,0 0,0">
          <text:p/>
        </draw:polygon>
        <draw:polygon draw:style-name="gr30" draw:text-style-name="P8" draw:layer="layout" svg:width="0.026cm" svg:height="0.38cm" svg:x="23.906cm" svg:y="17.155cm" svg:viewBox="0 0 27 381" draw:points="0,381 27,381 27,0 0,0">
          <text:p/>
        </draw:polygon>
        <draw:polygon draw:style-name="gr32" draw:text-style-name="P10" draw:layer="layout" svg:width="0.026cm" svg:height="0.38cm" svg:x="23.933cm" svg:y="17.155cm" svg:viewBox="0 0 27 381" draw:points="0,381 27,381 27,0 0,0">
          <text:p/>
        </draw:polygon>
        <draw:polygon draw:style-name="gr30" draw:text-style-name="P8" draw:layer="layout" svg:width="0.026cm" svg:height="0.38cm" svg:x="23.959cm" svg:y="17.155cm" svg:viewBox="0 0 27 381" draw:points="0,381 27,381 27,0 0,0">
          <text:p/>
        </draw:polygon>
        <draw:polygon draw:style-name="gr32" draw:text-style-name="P10" draw:layer="layout" svg:width="0.026cm" svg:height="0.38cm" svg:x="23.985cm" svg:y="17.155cm" svg:viewBox="0 0 27 381" draw:points="0,381 27,381 27,0 0,0">
          <text:p/>
        </draw:polygon>
        <draw:polygon draw:style-name="gr32" draw:text-style-name="P10" draw:layer="layout" svg:width="0.026cm" svg:height="0.38cm" svg:x="24.011cm" svg:y="17.155cm" svg:viewBox="0 0 27 381" draw:points="0,381 27,381 27,0 0,0">
          <text:p/>
        </draw:polygon>
        <draw:polygon draw:style-name="gr32" draw:text-style-name="P10" draw:layer="layout" svg:width="0.026cm" svg:height="0.38cm" svg:x="24.038cm" svg:y="17.155cm" svg:viewBox="0 0 27 381" draw:points="0,381 27,381 27,0 0,0">
          <text:p/>
        </draw:polygon>
        <draw:polygon draw:style-name="gr31" draw:text-style-name="P9" draw:layer="layout" svg:width="0.026cm" svg:height="0.38cm" svg:x="24.064cm" svg:y="17.155cm" svg:viewBox="0 0 27 381" draw:points="0,381 27,381 27,0 0,0">
          <text:p/>
        </draw:polygon>
        <draw:polygon draw:style-name="gr32" draw:text-style-name="P10" draw:layer="layout" svg:width="0.026cm" svg:height="0.38cm" svg:x="24.091cm" svg:y="17.155cm" svg:viewBox="0 0 27 381" draw:points="0,381 27,381 27,0 0,0">
          <text:p/>
        </draw:polygon>
        <draw:polygon draw:style-name="gr32" draw:text-style-name="P10" draw:layer="layout" svg:width="0.026cm" svg:height="0.38cm" svg:x="24.117cm" svg:y="17.155cm" svg:viewBox="0 0 27 381" draw:points="0,381 27,381 27,0 0,0">
          <text:p/>
        </draw:polygon>
        <draw:polygon draw:style-name="gr31" draw:text-style-name="P9" draw:layer="layout" svg:width="0.026cm" svg:height="0.38cm" svg:x="24.143cm" svg:y="17.155cm" svg:viewBox="0 0 27 381" draw:points="0,381 27,381 27,0 0,0">
          <text:p/>
        </draw:polygon>
        <draw:polygon draw:style-name="gr32" draw:text-style-name="P10" draw:layer="layout" svg:width="0.026cm" svg:height="0.38cm" svg:x="24.195cm" svg:y="17.155cm" svg:viewBox="0 0 27 381" draw:points="0,381 27,381 27,0 0,0">
          <text:p/>
        </draw:polygon>
        <draw:polygon draw:style-name="gr29" draw:text-style-name="P7" draw:layer="layout" svg:width="0.026cm" svg:height="0.38cm" svg:x="24.222cm" svg:y="17.155cm" svg:viewBox="0 0 27 381" draw:points="0,381 27,381 27,0 0,0">
          <text:p/>
        </draw:polygon>
        <draw:polygon draw:style-name="gr32" draw:text-style-name="P10" draw:layer="layout" svg:width="0.026cm" svg:height="0.38cm" svg:x="24.248cm" svg:y="17.155cm" svg:viewBox="0 0 27 381" draw:points="0,381 27,381 27,0 0,0">
          <text:p/>
        </draw:polygon>
        <draw:polygon draw:style-name="gr30" draw:text-style-name="P8" draw:layer="layout" svg:width="0.026cm" svg:height="0.38cm" svg:x="24.274cm" svg:y="17.155cm" svg:viewBox="0 0 27 381" draw:points="0,381 27,381 27,0 0,0">
          <text:p/>
        </draw:polygon>
        <draw:polygon draw:style-name="gr29" draw:text-style-name="P7" draw:layer="layout" svg:width="0.026cm" svg:height="0.38cm" svg:x="24.3cm" svg:y="17.155cm" svg:viewBox="0 0 27 381" draw:points="0,381 27,381 27,0 0,0">
          <text:p/>
        </draw:polygon>
        <draw:polygon draw:style-name="gr31" draw:text-style-name="P9" draw:layer="layout" svg:width="0.026cm" svg:height="0.38cm" svg:x="24.327cm" svg:y="17.155cm" svg:viewBox="0 0 27 381" draw:points="0,381 27,381 27,0 0,0">
          <text:p/>
        </draw:polygon>
        <draw:polygon draw:style-name="gr29" draw:text-style-name="P7" draw:layer="layout" svg:width="0.026cm" svg:height="0.38cm" svg:x="24.353cm" svg:y="17.155cm" svg:viewBox="0 0 27 381" draw:points="0,381 27,381 27,0 0,0">
          <text:p/>
        </draw:polygon>
        <draw:polygon draw:style-name="gr29" draw:text-style-name="P7" draw:layer="layout" svg:width="0.026cm" svg:height="0.38cm" svg:x="24.379cm" svg:y="17.155cm" svg:viewBox="0 0 27 381" draw:points="0,381 27,381 27,0 0,0">
          <text:p/>
        </draw:polygon>
        <draw:polygon draw:style-name="gr32" draw:text-style-name="P10" draw:layer="layout" svg:width="0.027cm" svg:height="0.38cm" svg:x="24.405cm" svg:y="17.155cm" svg:viewBox="0 0 28 381" draw:points="0,381 28,381 28,0 0,0">
          <text:p/>
        </draw:polygon>
        <draw:polygon draw:style-name="gr31" draw:text-style-name="P9" draw:layer="layout" svg:width="0.026cm" svg:height="0.38cm" svg:x="24.432cm" svg:y="17.155cm" svg:viewBox="0 0 27 381" draw:points="0,381 27,381 27,0 0,0">
          <text:p/>
        </draw:polygon>
        <draw:polygon draw:style-name="gr29" draw:text-style-name="P7" draw:layer="layout" svg:width="0.026cm" svg:height="0.38cm" svg:x="24.458cm" svg:y="17.155cm" svg:viewBox="0 0 27 381" draw:points="0,381 27,381 27,0 0,0">
          <text:p/>
        </draw:polygon>
        <draw:polygon draw:style-name="gr29" draw:text-style-name="P7" draw:layer="layout" svg:width="0.027cm" svg:height="0.38cm" svg:x="24.484cm" svg:y="17.155cm" svg:viewBox="0 0 28 381" draw:points="0,381 28,381 28,0 0,0">
          <text:p/>
        </draw:polygon>
        <draw:polygon draw:style-name="gr32" draw:text-style-name="P10" draw:layer="layout" svg:width="0.026cm" svg:height="0.38cm" svg:x="24.511cm" svg:y="17.155cm" svg:viewBox="0 0 27 381" draw:points="0,381 27,381 27,0 0,0">
          <text:p/>
        </draw:polygon>
        <draw:polygon draw:style-name="gr31" draw:text-style-name="P9" draw:layer="layout" svg:width="0.026cm" svg:height="0.38cm" svg:x="24.537cm" svg:y="17.155cm" svg:viewBox="0 0 27 381" draw:points="0,381 27,381 27,0 0,0">
          <text:p/>
        </draw:polygon>
        <draw:polygon draw:style-name="gr30" draw:text-style-name="P8" draw:layer="layout" svg:width="0.026cm" svg:height="0.38cm" svg:x="24.563cm" svg:y="17.155cm" svg:viewBox="0 0 27 381" draw:points="0,381 27,381 27,0 0,0">
          <text:p/>
        </draw:polygon>
        <draw:polygon draw:style-name="gr31" draw:text-style-name="P9" draw:layer="layout" svg:width="0.026cm" svg:height="0.38cm" svg:x="24.589cm" svg:y="17.155cm" svg:viewBox="0 0 27 381" draw:points="0,381 27,381 27,0 0,0">
          <text:p/>
        </draw:polygon>
        <draw:polygon draw:style-name="gr31" draw:text-style-name="P9" draw:layer="layout" svg:width="0.026cm" svg:height="0.38cm" svg:x="24.616cm" svg:y="17.155cm" svg:viewBox="0 0 27 381" draw:points="0,381 27,381 27,0 0,0">
          <text:p/>
        </draw:polygon>
        <draw:polygon draw:style-name="gr29" draw:text-style-name="P7" draw:layer="layout" svg:width="0.026cm" svg:height="0.38cm" svg:x="24.642cm" svg:y="17.155cm" svg:viewBox="0 0 27 381" draw:points="0,381 27,381 27,0 0,0">
          <text:p/>
        </draw:polygon>
        <draw:polygon draw:style-name="gr30" draw:text-style-name="P8" draw:layer="layout" svg:width="0.026cm" svg:height="0.38cm" svg:x="24.668cm" svg:y="17.155cm" svg:viewBox="0 0 27 381" draw:points="0,381 27,381 27,0 0,0">
          <text:p/>
        </draw:polygon>
        <draw:polygon draw:style-name="gr32" draw:text-style-name="P10" draw:layer="layout" svg:width="0.026cm" svg:height="0.38cm" svg:x="24.694cm" svg:y="17.155cm" svg:viewBox="0 0 27 381" draw:points="0,381 27,381 27,0 0,0">
          <text:p/>
        </draw:polygon>
        <draw:polygon draw:style-name="gr30" draw:text-style-name="P8" draw:layer="layout" svg:width="0.026cm" svg:height="0.38cm" svg:x="24.721cm" svg:y="17.155cm" svg:viewBox="0 0 27 381" draw:points="0,381 27,381 27,0 0,0">
          <text:p/>
        </draw:polygon>
        <draw:polygon draw:style-name="gr32" draw:text-style-name="P10" draw:layer="layout" svg:width="0.026cm" svg:height="0.38cm" svg:x="24.747cm" svg:y="17.155cm" svg:viewBox="0 0 27 381" draw:points="0,381 27,381 27,0 0,0">
          <text:p/>
        </draw:polygon>
        <draw:polygon draw:style-name="gr31" draw:text-style-name="P9" draw:layer="layout" svg:width="0.026cm" svg:height="0.38cm" svg:x="24.773cm" svg:y="17.155cm" svg:viewBox="0 0 27 381" draw:points="0,381 27,381 27,0 0,0">
          <text:p/>
        </draw:polygon>
        <draw:polygon draw:style-name="gr32" draw:text-style-name="P10" draw:layer="layout" svg:width="0.027cm" svg:height="0.38cm" svg:x="24.799cm" svg:y="17.155cm" svg:viewBox="0 0 28 381" draw:points="0,381 28,381 28,0 0,0">
          <text:p/>
        </draw:polygon>
        <draw:polygon draw:style-name="gr30" draw:text-style-name="P8" draw:layer="layout" svg:width="0.026cm" svg:height="0.38cm" svg:x="24.852cm" svg:y="17.155cm" svg:viewBox="0 0 27 381" draw:points="0,381 27,381 27,0 0,0">
          <text:p/>
        </draw:polygon>
        <draw:polygon draw:style-name="gr30" draw:text-style-name="P8" draw:layer="layout" svg:width="0.026cm" svg:height="0.38cm" svg:x="24.879cm" svg:y="17.155cm" svg:viewBox="0 0 27 381" draw:points="0,381 27,381 27,0 0,0">
          <text:p/>
        </draw:polygon>
        <draw:polygon draw:style-name="gr31" draw:text-style-name="P9" draw:layer="layout" svg:width="0.026cm" svg:height="0.38cm" svg:x="24.905cm" svg:y="17.155cm" svg:viewBox="0 0 27 381" draw:points="0,381 27,381 27,0 0,0">
          <text:p/>
        </draw:polygon>
        <draw:polygon draw:style-name="gr30" draw:text-style-name="P8" draw:layer="layout" svg:width="0.026cm" svg:height="0.38cm" svg:x="24.931cm" svg:y="17.155cm" svg:viewBox="0 0 27 381" draw:points="0,381 27,381 27,0 0,0">
          <text:p/>
        </draw:polygon>
        <draw:polygon draw:style-name="gr30" draw:text-style-name="P8" draw:layer="layout" svg:width="0.026cm" svg:height="0.38cm" svg:x="24.957cm" svg:y="17.155cm" svg:viewBox="0 0 27 381" draw:points="0,381 27,381 27,0 0,0">
          <text:p/>
        </draw:polygon>
        <draw:polygon draw:style-name="gr32" draw:text-style-name="P10" draw:layer="layout" svg:width="0.026cm" svg:height="0.38cm" svg:x="24.983cm" svg:y="17.155cm" svg:viewBox="0 0 27 381" draw:points="0,381 27,381 27,0 0,0">
          <text:p/>
        </draw:polygon>
        <draw:polygon draw:style-name="gr29" draw:text-style-name="P7" draw:layer="layout" svg:width="0.026cm" svg:height="0.38cm" svg:x="25.01cm" svg:y="17.155cm" svg:viewBox="0 0 27 381" draw:points="0,381 27,381 27,0 0,0">
          <text:p/>
        </draw:polygon>
        <draw:polygon draw:style-name="gr29" draw:text-style-name="P7" draw:layer="layout" svg:width="0.026cm" svg:height="0.38cm" svg:x="25.036cm" svg:y="17.155cm" svg:viewBox="0 0 27 381" draw:points="0,381 27,381 27,0 0,0">
          <text:p/>
        </draw:polygon>
        <draw:polygon draw:style-name="gr29" draw:text-style-name="P7" draw:layer="layout" svg:width="0.026cm" svg:height="0.38cm" svg:x="25.062cm" svg:y="17.155cm" svg:viewBox="0 0 27 381" draw:points="0,381 27,381 27,0 0,0">
          <text:p/>
        </draw:polygon>
        <draw:polygon draw:style-name="gr30" draw:text-style-name="P8" draw:layer="layout" svg:width="0.027cm" svg:height="0.38cm" svg:x="25.088cm" svg:y="17.155cm" svg:viewBox="0 0 28 381" draw:points="0,381 28,381 28,0 0,0">
          <text:p/>
        </draw:polygon>
        <draw:polygon draw:style-name="gr29" draw:text-style-name="P7" draw:layer="layout" svg:width="0.026cm" svg:height="0.38cm" svg:x="25.115cm" svg:y="17.155cm" svg:viewBox="0 0 27 381" draw:points="0,381 27,381 27,0 0,0">
          <text:p/>
        </draw:polygon>
        <draw:polygon draw:style-name="gr32" draw:text-style-name="P10" draw:layer="layout" svg:width="0.026cm" svg:height="0.38cm" svg:x="25.141cm" svg:y="17.155cm" svg:viewBox="0 0 27 381" draw:points="0,381 27,381 27,0 0,0">
          <text:p/>
        </draw:polygon>
        <draw:polygon draw:style-name="gr31" draw:text-style-name="P9" draw:layer="layout" svg:width="0.027cm" svg:height="0.38cm" svg:x="25.167cm" svg:y="17.155cm" svg:viewBox="0 0 28 381" draw:points="0,381 28,381 28,0 0,0">
          <text:p/>
        </draw:polygon>
        <draw:polygon draw:style-name="gr32" draw:text-style-name="P10" draw:layer="layout" svg:width="0.026cm" svg:height="0.38cm" svg:x="25.194cm" svg:y="17.155cm" svg:viewBox="0 0 27 381" draw:points="0,381 27,381 27,0 0,0">
          <text:p/>
        </draw:polygon>
        <draw:polygon draw:style-name="gr29" draw:text-style-name="P7" draw:layer="layout" svg:width="0.026cm" svg:height="0.38cm" svg:x="25.22cm" svg:y="17.155cm" svg:viewBox="0 0 27 381" draw:points="0,381 27,381 27,0 0,0">
          <text:p/>
        </draw:polygon>
        <draw:polygon draw:style-name="gr29" draw:text-style-name="P7" draw:layer="layout" svg:width="0.026cm" svg:height="0.38cm" svg:x="25.246cm" svg:y="17.155cm" svg:viewBox="0 0 27 381" draw:points="0,381 27,381 27,0 0,0">
          <text:p/>
        </draw:polygon>
        <draw:polygon draw:style-name="gr30" draw:text-style-name="P8" draw:layer="layout" svg:width="0.026cm" svg:height="0.38cm" svg:x="25.273cm" svg:y="17.155cm" svg:viewBox="0 0 27 381" draw:points="0,381 27,381 27,0 0,0">
          <text:p/>
        </draw:polygon>
        <draw:polygon draw:style-name="gr29" draw:text-style-name="P7" draw:layer="layout" svg:width="0.026cm" svg:height="0.38cm" svg:x="25.299cm" svg:y="17.155cm" svg:viewBox="0 0 27 381" draw:points="0,381 27,381 27,0 0,0">
          <text:p/>
        </draw:polygon>
        <draw:polygon draw:style-name="gr29" draw:text-style-name="P7" draw:layer="layout" svg:width="0.026cm" svg:height="0.38cm" svg:x="25.325cm" svg:y="17.155cm" svg:viewBox="0 0 27 381" draw:points="0,381 27,381 27,0 0,0">
          <text:p/>
        </draw:polygon>
        <draw:polygon draw:style-name="gr30" draw:text-style-name="P8" draw:layer="layout" svg:width="0.026cm" svg:height="0.38cm" svg:x="25.351cm" svg:y="17.155cm" svg:viewBox="0 0 27 381" draw:points="0,381 27,381 27,0 0,0">
          <text:p/>
        </draw:polygon>
        <draw:polygon draw:style-name="gr32" draw:text-style-name="P10" draw:layer="layout" svg:width="0.026cm" svg:height="0.38cm" svg:x="25.379cm" svg:y="17.155cm" svg:viewBox="0 0 27 381" draw:points="0,381 27,381 27,0 0,0">
          <text:p/>
        </draw:polygon>
        <draw:polygon draw:style-name="gr32" draw:text-style-name="P10" draw:layer="layout" svg:width="0.026cm" svg:height="0.38cm" svg:x="25.404cm" svg:y="17.155cm" svg:viewBox="0 0 27 381" draw:points="0,381 27,381 27,0 0,0">
          <text:p/>
        </draw:polygon>
        <draw:polygon draw:style-name="gr32" draw:text-style-name="P10" draw:layer="layout" svg:width="0.026cm" svg:height="0.38cm" svg:x="25.43cm" svg:y="17.155cm" svg:viewBox="0 0 27 381" draw:points="0,381 27,381 27,0 0,0">
          <text:p/>
        </draw:polygon>
        <draw:polygon draw:style-name="gr30" draw:text-style-name="P8" draw:layer="layout" svg:width="0.026cm" svg:height="0.38cm" svg:x="25.456cm" svg:y="17.155cm" svg:viewBox="0 0 27 381" draw:points="0,381 27,381 27,0 0,0">
          <text:p/>
        </draw:polygon>
        <draw:polygon draw:style-name="gr29" draw:text-style-name="P7" draw:layer="layout" svg:width="0.027cm" svg:height="0.38cm" svg:x="25.482cm" svg:y="17.155cm" svg:viewBox="0 0 28 381" draw:points="0,381 28,381 28,0 0,0">
          <text:p/>
        </draw:polygon>
        <draw:polygon draw:style-name="gr29" draw:text-style-name="P7" draw:layer="layout" svg:width="0.026cm" svg:height="0.38cm" svg:x="25.509cm" svg:y="17.155cm" svg:viewBox="0 0 27 381" draw:points="0,381 27,381 27,0 0,0">
          <text:p/>
        </draw:polygon>
        <draw:polygon draw:style-name="gr30" draw:text-style-name="P8" draw:layer="layout" svg:width="0.026cm" svg:height="0.38cm" svg:x="25.535cm" svg:y="17.155cm" svg:viewBox="0 0 27 381" draw:points="0,381 27,381 27,0 0,0">
          <text:p/>
        </draw:polygon>
        <draw:polygon draw:style-name="gr29" draw:text-style-name="P7" draw:layer="layout" svg:width="0.027cm" svg:height="0.38cm" svg:x="25.561cm" svg:y="17.155cm" svg:viewBox="0 0 28 381" draw:points="0,381 28,381 28,0 0,0">
          <text:p/>
        </draw:polygon>
        <draw:polygon draw:style-name="gr29" draw:text-style-name="P7" draw:layer="layout" svg:width="0.026cm" svg:height="0.38cm" svg:x="25.588cm" svg:y="17.155cm" svg:viewBox="0 0 27 381" draw:points="0,381 27,381 27,0 0,0">
          <text:p/>
        </draw:polygon>
        <draw:polygon draw:style-name="gr30" draw:text-style-name="P8" draw:layer="layout" svg:width="0.026cm" svg:height="0.38cm" svg:x="25.614cm" svg:y="17.155cm" svg:viewBox="0 0 27 381" draw:points="0,381 27,381 27,0 0,0">
          <text:p/>
        </draw:polygon>
        <draw:polygon draw:style-name="gr31" draw:text-style-name="P9" draw:layer="layout" svg:width="0.026cm" svg:height="0.38cm" svg:x="25.64cm" svg:y="17.155cm" svg:viewBox="0 0 27 381" draw:points="0,381 27,381 27,0 0,0">
          <text:p/>
        </draw:polygon>
        <draw:polygon draw:style-name="gr31" draw:text-style-name="P9" draw:layer="layout" svg:width="0.026cm" svg:height="0.38cm" svg:x="25.667cm" svg:y="17.155cm" svg:viewBox="0 0 27 381" draw:points="0,381 27,381 27,0 0,0">
          <text:p/>
        </draw:polygon>
        <draw:polygon draw:style-name="gr29" draw:text-style-name="P7" draw:layer="layout" svg:width="0.026cm" svg:height="0.38cm" svg:x="25.693cm" svg:y="17.155cm" svg:viewBox="0 0 27 381" draw:points="0,381 27,381 27,0 0,0">
          <text:p/>
        </draw:polygon>
        <draw:polygon draw:style-name="gr32" draw:text-style-name="P10" draw:layer="layout" svg:width="0.026cm" svg:height="0.38cm" svg:x="25.719cm" svg:y="17.155cm" svg:viewBox="0 0 27 381" draw:points="0,381 27,381 27,0 0,0">
          <text:p/>
        </draw:polygon>
        <draw:polygon draw:style-name="gr30" draw:text-style-name="P8" draw:layer="layout" svg:width="0.026cm" svg:height="0.38cm" svg:x="25.745cm" svg:y="17.155cm" svg:viewBox="0 0 27 381" draw:points="0,381 27,381 27,0 0,0">
          <text:p/>
        </draw:polygon>
        <draw:polygon draw:style-name="gr32" draw:text-style-name="P10" draw:layer="layout" svg:width="0.026cm" svg:height="0.38cm" svg:x="25.772cm" svg:y="17.155cm" svg:viewBox="0 0 27 381" draw:points="0,381 27,381 27,0 0,0">
          <text:p/>
        </draw:polygon>
        <draw:polygon draw:style-name="gr30" draw:text-style-name="P8" draw:layer="layout" svg:width="0.026cm" svg:height="0.38cm" svg:x="25.798cm" svg:y="17.155cm" svg:viewBox="0 0 27 381" draw:points="0,381 27,381 27,0 0,0">
          <text:p/>
        </draw:polygon>
        <draw:polygon draw:style-name="gr32" draw:text-style-name="P10" draw:layer="layout" svg:width="0.026cm" svg:height="0.38cm" svg:x="25.824cm" svg:y="17.155cm" svg:viewBox="0 0 27 381" draw:points="0,381 27,381 27,0 0,0">
          <text:p/>
        </draw:polygon>
        <draw:polygon draw:style-name="gr32" draw:text-style-name="P10" draw:layer="layout" svg:width="0.027cm" svg:height="0.38cm" svg:x="25.85cm" svg:y="17.155cm" svg:viewBox="0 0 28 381" draw:points="0,381 28,381 28,0 0,0">
          <text:p/>
        </draw:polygon>
        <draw:polygon draw:style-name="gr31" draw:text-style-name="P9" draw:layer="layout" svg:width="0.026cm" svg:height="0.38cm" svg:x="25.877cm" svg:y="17.155cm" svg:viewBox="0 0 27 381" draw:points="0,381 27,381 27,0 0,0">
          <text:p/>
        </draw:polygon>
        <draw:polygon draw:style-name="gr31" draw:text-style-name="P9" draw:layer="layout" svg:width="0.026cm" svg:height="0.38cm" svg:x="25.903cm" svg:y="17.155cm" svg:viewBox="0 0 27 381" draw:points="0,381 27,381 27,0 0,0">
          <text:p/>
        </draw:polygon>
        <draw:polygon draw:style-name="gr30" draw:text-style-name="P8" draw:layer="layout" svg:width="0.026cm" svg:height="0.38cm" svg:x="25.929cm" svg:y="17.155cm" svg:viewBox="0 0 27 381" draw:points="0,381 27,381 27,0 0,0">
          <text:p/>
        </draw:polygon>
        <draw:polygon draw:style-name="gr32" draw:text-style-name="P10" draw:layer="layout" svg:width="0.026cm" svg:height="0.38cm" svg:x="25.956cm" svg:y="17.155cm" svg:viewBox="0 0 27 381" draw:points="0,381 27,381 27,0 0,0">
          <text:p/>
        </draw:polygon>
        <draw:polygon draw:style-name="gr30" draw:text-style-name="P8" draw:layer="layout" svg:width="0.026cm" svg:height="0.38cm" svg:x="25.982cm" svg:y="17.155cm" svg:viewBox="0 0 27 381" draw:points="0,381 27,381 27,0 0,0">
          <text:p/>
        </draw:polygon>
        <draw:polygon draw:style-name="gr32" draw:text-style-name="P10" draw:layer="layout" svg:width="0.026cm" svg:height="0.38cm" svg:x="26.008cm" svg:y="17.155cm" svg:viewBox="0 0 27 381" draw:points="0,381 27,381 27,0 0,0">
          <text:p/>
        </draw:polygon>
        <draw:polygon draw:style-name="gr30" draw:text-style-name="P8" draw:layer="layout" svg:width="0.026cm" svg:height="0.38cm" svg:x="26.034cm" svg:y="17.155cm" svg:viewBox="0 0 27 381" draw:points="0,381 27,381 27,0 0,0">
          <text:p/>
        </draw:polygon>
        <draw:polygon draw:style-name="gr31" draw:text-style-name="P9" draw:layer="layout" svg:width="0.026cm" svg:height="0.38cm" svg:x="26.061cm" svg:y="17.155cm" svg:viewBox="0 0 27 381" draw:points="0,381 27,381 27,0 0,0">
          <text:p/>
        </draw:polygon>
        <draw:polygon draw:style-name="gr30" draw:text-style-name="P8" draw:layer="layout" svg:width="0.026cm" svg:height="0.38cm" svg:x="26.087cm" svg:y="17.155cm" svg:viewBox="0 0 27 381" draw:points="0,381 27,381 27,0 0,0">
          <text:p/>
        </draw:polygon>
        <draw:polygon draw:style-name="gr29" draw:text-style-name="P7" draw:layer="layout" svg:width="0.026cm" svg:height="0.38cm" svg:x="26.113cm" svg:y="17.155cm" svg:viewBox="0 0 27 381" draw:points="0,381 27,381 27,0 0,0">
          <text:p/>
        </draw:polygon>
        <draw:polygon draw:style-name="gr32" draw:text-style-name="P10" draw:layer="layout" svg:width="0.026cm" svg:height="0.38cm" svg:x="26.139cm" svg:y="17.155cm" svg:viewBox="0 0 27 381" draw:points="0,381 27,381 27,0 0,0">
          <text:p/>
        </draw:polygon>
        <draw:polygon draw:style-name="gr30" draw:text-style-name="P8" draw:layer="layout" svg:width="0.026cm" svg:height="0.38cm" svg:x="26.166cm" svg:y="17.155cm" svg:viewBox="0 0 27 381" draw:points="0,381 27,381 27,0 0,0">
          <text:p/>
        </draw:polygon>
        <draw:polygon draw:style-name="gr31" draw:text-style-name="P9" draw:layer="layout" svg:width="0.026cm" svg:height="0.38cm" svg:x="26.192cm" svg:y="17.155cm" svg:viewBox="0 0 27 381" draw:points="0,381 27,381 27,0 0,0">
          <text:p/>
        </draw:polygon>
        <draw:polygon draw:style-name="gr29" draw:text-style-name="P7" draw:layer="layout" svg:width="0.026cm" svg:height="0.38cm" svg:x="26.218cm" svg:y="17.155cm" svg:viewBox="0 0 27 381" draw:points="0,381 27,381 27,0 0,0">
          <text:p/>
        </draw:polygon>
        <draw:polygon draw:style-name="gr32" draw:text-style-name="P10" draw:layer="layout" svg:width="0.027cm" svg:height="0.38cm" svg:x="26.244cm" svg:y="17.155cm" svg:viewBox="0 0 28 381" draw:points="0,381 28,381 28,0 0,0">
          <text:p/>
        </draw:polygon>
        <draw:polygon draw:style-name="gr31" draw:text-style-name="P9" draw:layer="layout" svg:width="0.026cm" svg:height="0.38cm" svg:x="26.271cm" svg:y="17.155cm" svg:viewBox="0 0 27 381" draw:points="0,381 27,381 27,0 0,0">
          <text:p/>
        </draw:polygon>
        <draw:polygon draw:style-name="gr29" draw:text-style-name="P7" draw:layer="layout" svg:width="0.026cm" svg:height="0.38cm" svg:x="26.297cm" svg:y="17.155cm" svg:viewBox="0 0 27 381" draw:points="0,381 27,381 27,0 0,0">
          <text:p/>
        </draw:polygon>
        <draw:polygon draw:style-name="gr29" draw:text-style-name="P7" draw:layer="layout" svg:width="0.027cm" svg:height="0.38cm" svg:x="26.323cm" svg:y="17.155cm" svg:viewBox="0 0 28 381" draw:points="0,381 28,381 28,0 0,0">
          <text:p/>
        </draw:polygon>
        <draw:polygon draw:style-name="gr31" draw:text-style-name="P9" draw:layer="layout" svg:width="0.026cm" svg:height="0.38cm" svg:x="26.35cm" svg:y="17.155cm" svg:viewBox="0 0 27 381" draw:points="0,381 27,381 27,0 0,0">
          <text:p/>
        </draw:polygon>
        <draw:polygon draw:style-name="gr29" draw:text-style-name="P7" draw:layer="layout" svg:width="0.026cm" svg:height="0.38cm" svg:x="26.376cm" svg:y="17.155cm" svg:viewBox="0 0 27 381" draw:points="0,381 27,381 27,0 0,0">
          <text:p/>
        </draw:polygon>
        <draw:polygon draw:style-name="gr29" draw:text-style-name="P7" draw:layer="layout" svg:width="0.026cm" svg:height="0.38cm" svg:x="26.402cm" svg:y="17.155cm" svg:viewBox="0 0 27 381" draw:points="0,381 27,381 27,0 0,0">
          <text:p/>
        </draw:polygon>
        <draw:polygon draw:style-name="gr30" draw:text-style-name="P8" draw:layer="layout" svg:width="0.026cm" svg:height="0.38cm" svg:x="26.428cm" svg:y="17.155cm" svg:viewBox="0 0 27 381" draw:points="0,381 27,381 27,0 0,0">
          <text:p/>
        </draw:polygon>
        <draw:polygon draw:style-name="gr31" draw:text-style-name="P9" draw:layer="layout" svg:width="0.026cm" svg:height="0.38cm" svg:x="26.455cm" svg:y="17.155cm" svg:viewBox="0 0 27 381" draw:points="0,381 27,381 27,0 0,0">
          <text:p/>
        </draw:polygon>
        <draw:polygon draw:style-name="gr30" draw:text-style-name="P8" draw:layer="layout" svg:width="0.026cm" svg:height="0.38cm" svg:x="26.481cm" svg:y="17.155cm" svg:viewBox="0 0 27 381" draw:points="0,381 27,381 27,0 0,0">
          <text:p/>
        </draw:polygon>
        <draw:polygon draw:style-name="gr29" draw:text-style-name="P7" draw:layer="layout" svg:width="0.026cm" svg:height="0.38cm" svg:x="26.507cm" svg:y="17.155cm" svg:viewBox="0 0 27 381" draw:points="0,381 27,381 27,0 0,0">
          <text:p/>
        </draw:polygon>
        <draw:polygon draw:style-name="gr31" draw:text-style-name="P9" draw:layer="layout" svg:width="0.027cm" svg:height="0.38cm" svg:x="26.533cm" svg:y="17.155cm" svg:viewBox="0 0 28 381" draw:points="0,381 28,381 28,0 0,0">
          <text:p/>
        </draw:polygon>
        <draw:polygon draw:style-name="gr30" draw:text-style-name="P8" draw:layer="layout" svg:width="0.026cm" svg:height="0.38cm" svg:x="26.56cm" svg:y="17.155cm" svg:viewBox="0 0 27 381" draw:points="0,381 27,381 27,0 0,0">
          <text:p/>
        </draw:polygon>
        <draw:polygon draw:style-name="gr31" draw:text-style-name="P9" draw:layer="layout" svg:width="0.026cm" svg:height="0.38cm" svg:x="26.586cm" svg:y="17.155cm" svg:viewBox="0 0 27 381" draw:points="0,381 27,381 27,0 0,0">
          <text:p/>
        </draw:polygon>
        <draw:polygon draw:style-name="gr29" draw:text-style-name="P7" draw:layer="layout" svg:width="0.027cm" svg:height="0.38cm" svg:x="26.612cm" svg:y="17.155cm" svg:viewBox="0 0 28 381" draw:points="0,381 28,381 28,0 0,0">
          <text:p/>
        </draw:polygon>
        <draw:polygon draw:style-name="gr29" draw:text-style-name="P7" draw:layer="layout" svg:width="0.026cm" svg:height="0.38cm" svg:x="26.639cm" svg:y="17.155cm" svg:viewBox="0 0 27 381" draw:points="0,381 27,381 27,0 0,0">
          <text:p/>
        </draw:polygon>
        <draw:polygon draw:style-name="gr29" draw:text-style-name="P7" draw:layer="layout" svg:width="0.026cm" svg:height="0.38cm" svg:x="26.665cm" svg:y="17.155cm" svg:viewBox="0 0 27 381" draw:points="0,381 27,381 27,0 0,0">
          <text:p/>
        </draw:polygon>
        <draw:polygon draw:style-name="gr32" draw:text-style-name="P10" draw:layer="layout" svg:width="0.026cm" svg:height="0.38cm" svg:x="26.691cm" svg:y="17.155cm" svg:viewBox="0 0 27 381" draw:points="0,381 27,381 27,0 0,0">
          <text:p/>
        </draw:polygon>
        <draw:polygon draw:style-name="gr31" draw:text-style-name="P9" draw:layer="layout" svg:width="0.026cm" svg:height="0.38cm" svg:x="26.718cm" svg:y="17.155cm" svg:viewBox="0 0 27 381" draw:points="0,381 27,381 27,0 0,0">
          <text:p/>
        </draw:polygon>
        <draw:polygon draw:style-name="gr30" draw:text-style-name="P8" draw:layer="layout" svg:width="0.026cm" svg:height="0.38cm" svg:x="26.744cm" svg:y="17.155cm" svg:viewBox="0 0 27 381" draw:points="0,381 27,381 27,0 0,0">
          <text:p/>
        </draw:polygon>
        <draw:polygon draw:style-name="gr31" draw:text-style-name="P9" draw:layer="layout" svg:width="0.026cm" svg:height="0.38cm" svg:x="26.77cm" svg:y="17.155cm" svg:viewBox="0 0 27 381" draw:points="0,381 27,381 27,0 0,0">
          <text:p/>
        </draw:polygon>
        <draw:polygon draw:style-name="gr29" draw:text-style-name="P7" draw:layer="layout" svg:width="0.026cm" svg:height="0.38cm" svg:x="26.796cm" svg:y="17.155cm" svg:viewBox="0 0 27 381" draw:points="0,381 27,381 27,0 0,0">
          <text:p/>
        </draw:polygon>
        <draw:polygon draw:style-name="gr32" draw:text-style-name="P10" draw:layer="layout" svg:width="0.026cm" svg:height="0.38cm" svg:x="26.823cm" svg:y="17.155cm" svg:viewBox="0 0 27 381" draw:points="0,381 27,381 27,0 0,0">
          <text:p/>
        </draw:polygon>
        <draw:polygon draw:style-name="gr29" draw:text-style-name="P7" draw:layer="layout" svg:width="0.026cm" svg:height="0.38cm" svg:x="26.849cm" svg:y="17.155cm" svg:viewBox="0 0 27 381" draw:points="0,381 27,381 27,0 0,0">
          <text:p/>
        </draw:polygon>
        <draw:polygon draw:style-name="gr29" draw:text-style-name="P7" draw:layer="layout" svg:width="0.026cm" svg:height="0.38cm" svg:x="26.875cm" svg:y="17.155cm" svg:viewBox="0 0 27 381" draw:points="0,381 27,381 27,0 0,0">
          <text:p/>
        </draw:polygon>
        <draw:polygon draw:style-name="gr31" draw:text-style-name="P9" draw:layer="layout" svg:width="0.026cm" svg:height="0.38cm" svg:x="26.901cm" svg:y="17.155cm" svg:viewBox="0 0 27 381" draw:points="0,381 27,381 27,0 0,0">
          <text:p/>
        </draw:polygon>
        <draw:polygon draw:style-name="gr32" draw:text-style-name="P10" draw:layer="layout" svg:width="0.027cm" svg:height="0.38cm" svg:x="26.927cm" svg:y="17.155cm" svg:viewBox="0 0 28 381" draw:points="0,381 28,381 28,0 0,0">
          <text:p/>
        </draw:polygon>
        <draw:polygon draw:style-name="gr29" draw:text-style-name="P7" draw:layer="layout" svg:width="0.026cm" svg:height="0.38cm" svg:x="26.954cm" svg:y="17.155cm" svg:viewBox="0 0 27 381" draw:points="0,381 27,381 27,0 0,0">
          <text:p/>
        </draw:polygon>
        <draw:polygon draw:style-name="gr29" draw:text-style-name="P7" draw:layer="layout" svg:width="0.026cm" svg:height="0.38cm" svg:x="26.98cm" svg:y="17.155cm" svg:viewBox="0 0 27 381" draw:points="0,381 27,381 27,0 0,0">
          <text:p/>
        </draw:polygon>
        <draw:polygon draw:style-name="gr32" draw:text-style-name="P10" draw:layer="layout" svg:width="0.027cm" svg:height="0.38cm" svg:x="27.006cm" svg:y="17.155cm" svg:viewBox="0 0 28 381" draw:points="0,381 28,381 28,0 0,0">
          <text:p/>
        </draw:polygon>
        <draw:polygon draw:style-name="gr31" draw:text-style-name="P9" draw:layer="layout" svg:width="0.026cm" svg:height="0.38cm" svg:x="27.033cm" svg:y="17.155cm" svg:viewBox="0 0 27 381" draw:points="0,381 27,381 27,0 0,0">
          <text:p/>
        </draw:polygon>
        <draw:polygon draw:style-name="gr32" draw:text-style-name="P10" draw:layer="layout" svg:width="0.026cm" svg:height="0.38cm" svg:x="27.06cm" svg:y="17.155cm" svg:viewBox="0 0 27 381" draw:points="0,381 27,381 27,0 0,0">
          <text:p/>
        </draw:polygon>
        <draw:polygon draw:style-name="gr31" draw:text-style-name="P9" draw:layer="layout" svg:width="0.026cm" svg:height="0.38cm" svg:x="27.085cm" svg:y="17.155cm" svg:viewBox="0 0 27 381" draw:points="0,381 27,381 27,0 0,0">
          <text:p/>
        </draw:polygon>
        <draw:polygon draw:style-name="gr29" draw:text-style-name="P7" draw:layer="layout" svg:width="0.026cm" svg:height="0.38cm" svg:x="27.112cm" svg:y="17.155cm" svg:viewBox="0 0 27 381" draw:points="0,381 27,381 27,0 0,0">
          <text:p/>
        </draw:polygon>
        <draw:polygon draw:style-name="gr29" draw:text-style-name="P7" draw:layer="layout" svg:width="0.026cm" svg:height="0.38cm" svg:x="27.138cm" svg:y="17.155cm" svg:viewBox="0 0 27 381" draw:points="0,381 27,381 27,0 0,0">
          <text:p/>
        </draw:polygon>
        <draw:polygon draw:style-name="gr32" draw:text-style-name="P10" draw:layer="layout" svg:width="0.026cm" svg:height="0.38cm" svg:x="27.164cm" svg:y="17.155cm" svg:viewBox="0 0 27 381" draw:points="0,381 27,381 27,0 0,0">
          <text:p/>
        </draw:polygon>
        <draw:polygon draw:style-name="gr32" draw:text-style-name="P10" draw:layer="layout" svg:width="0.026cm" svg:height="0.38cm" svg:x="27.19cm" svg:y="17.155cm" svg:viewBox="0 0 27 381" draw:points="0,381 27,381 27,0 0,0">
          <text:p/>
        </draw:polygon>
        <draw:polygon draw:style-name="gr31" draw:text-style-name="P9" draw:layer="layout" svg:width="0.026cm" svg:height="0.38cm" svg:x="27.217cm" svg:y="17.155cm" svg:viewBox="0 0 27 381" draw:points="0,381 27,381 27,0 0,0">
          <text:p/>
        </draw:polygon>
        <draw:polygon draw:style-name="gr30" draw:text-style-name="P8" draw:layer="layout" svg:width="0.026cm" svg:height="0.38cm" svg:x="27.243cm" svg:y="17.155cm" svg:viewBox="0 0 27 381" draw:points="0,381 27,381 27,0 0,0">
          <text:p/>
        </draw:polygon>
        <draw:polygon draw:style-name="gr29" draw:text-style-name="P7" draw:layer="layout" svg:width="0.026cm" svg:height="0.38cm" svg:x="27.269cm" svg:y="17.155cm" svg:viewBox="0 0 27 381" draw:points="0,381 27,381 27,0 0,0">
          <text:p/>
        </draw:polygon>
        <draw:polygon draw:style-name="gr31" draw:text-style-name="P9" draw:layer="layout" svg:width="0.027cm" svg:height="0.38cm" svg:x="27.295cm" svg:y="17.155cm" svg:viewBox="0 0 28 381" draw:points="0,381 28,381 28,0 0,0">
          <text:p/>
        </draw:polygon>
        <draw:polygon draw:style-name="gr29" draw:text-style-name="P7" draw:layer="layout" svg:width="0.026cm" svg:height="0.38cm" svg:x="27.322cm" svg:y="17.155cm" svg:viewBox="0 0 27 381" draw:points="0,381 27,381 27,0 0,0">
          <text:p/>
        </draw:polygon>
        <draw:polygon draw:style-name="gr29" draw:text-style-name="P7" draw:layer="layout" svg:width="0.026cm" svg:height="0.38cm" svg:x="27.348cm" svg:y="17.155cm" svg:viewBox="0 0 27 381" draw:points="0,381 27,381 27,0 0,0">
          <text:p/>
        </draw:polygon>
        <draw:polygon draw:style-name="gr32" draw:text-style-name="P10" draw:layer="layout" svg:width="0.026cm" svg:height="0.38cm" svg:x="27.374cm" svg:y="17.155cm" svg:viewBox="0 0 27 381" draw:points="0,381 27,381 27,0 0,0">
          <text:p/>
        </draw:polygon>
        <draw:polygon draw:style-name="gr32" draw:text-style-name="P10" draw:layer="layout" svg:width="0.026cm" svg:height="0.38cm" svg:x="27.401cm" svg:y="17.155cm" svg:viewBox="0 0 27 381" draw:points="0,381 27,381 27,0 0,0">
          <text:p/>
        </draw:polygon>
        <draw:polygon draw:style-name="gr30" draw:text-style-name="P8" draw:layer="layout" svg:width="0.026cm" svg:height="0.38cm" svg:x="27.427cm" svg:y="17.155cm" svg:viewBox="0 0 27 381" draw:points="0,381 27,381 27,0 0,0">
          <text:p/>
        </draw:polygon>
        <draw:polygon draw:style-name="gr29" draw:text-style-name="P7" draw:layer="layout" svg:width="0.026cm" svg:height="0.38cm" svg:x="27.453cm" svg:y="17.155cm" svg:viewBox="0 0 27 381" draw:points="0,381 27,381 27,0 0,0">
          <text:p/>
        </draw:polygon>
        <draw:polygon draw:style-name="gr31" draw:text-style-name="P9" draw:layer="layout" svg:width="0.026cm" svg:height="0.38cm" svg:x="27.48cm" svg:y="17.155cm" svg:viewBox="0 0 27 381" draw:points="0,381 27,381 27,0 0,0">
          <text:p/>
        </draw:polygon>
        <draw:polygon draw:style-name="gr32" draw:text-style-name="P10" draw:layer="layout" svg:width="0.026cm" svg:height="0.38cm" svg:x="27.506cm" svg:y="17.155cm" svg:viewBox="0 0 27 381" draw:points="0,381 27,381 27,0 0,0">
          <text:p/>
        </draw:polygon>
        <draw:polygon draw:style-name="gr31" draw:text-style-name="P9" draw:layer="layout" svg:width="0.026cm" svg:height="0.38cm" svg:x="27.532cm" svg:y="17.155cm" svg:viewBox="0 0 27 381" draw:points="0,381 27,381 27,0 0,0">
          <text:p/>
        </draw:polygon>
        <draw:polygon draw:style-name="gr29" draw:text-style-name="P7" draw:layer="layout" svg:width="0.026cm" svg:height="0.38cm" svg:x="27.558cm" svg:y="17.155cm" svg:viewBox="0 0 27 381" draw:points="0,381 27,381 27,0 0,0">
          <text:p/>
        </draw:polygon>
        <draw:polygon draw:style-name="gr29" draw:text-style-name="P7" draw:layer="layout" svg:width="0.026cm" svg:height="0.38cm" svg:x="27.584cm" svg:y="17.155cm" svg:viewBox="0 0 27 381" draw:points="0,381 27,381 27,0 0,0">
          <text:p/>
        </draw:polygon>
        <draw:polygon draw:style-name="gr32" draw:text-style-name="P10" draw:layer="layout" svg:width="0.026cm" svg:height="0.38cm" svg:x="27.611cm" svg:y="17.155cm" svg:viewBox="0 0 27 381" draw:points="0,381 27,381 27,0 0,0">
          <text:p/>
        </draw:polygon>
        <draw:polygon draw:style-name="gr30" draw:text-style-name="P8" draw:layer="layout" svg:width="0.026cm" svg:height="0.38cm" svg:x="27.637cm" svg:y="17.155cm" svg:viewBox="0 0 27 381" draw:points="0,381 27,381 27,0 0,0">
          <text:p/>
        </draw:polygon>
        <draw:polygon draw:style-name="gr29" draw:text-style-name="P7" draw:layer="layout" svg:width="0.026cm" svg:height="0.38cm" svg:x="27.663cm" svg:y="17.155cm" svg:viewBox="0 0 27 381" draw:points="0,381 27,381 27,0 0,0">
          <text:p/>
        </draw:polygon>
        <draw:polygon draw:style-name="gr32" draw:text-style-name="P10" draw:layer="layout" svg:width="0.027cm" svg:height="0.38cm" svg:x="27.689cm" svg:y="17.155cm" svg:viewBox="0 0 28 381" draw:points="0,381 28,381 28,0 0,0">
          <text:p/>
        </draw:polygon>
        <draw:polygon draw:style-name="gr30" draw:text-style-name="P8" draw:layer="layout" svg:width="0.026cm" svg:height="0.38cm" svg:x="27.716cm" svg:y="17.155cm" svg:viewBox="0 0 27 381" draw:points="0,381 27,381 27,0 0,0">
          <text:p/>
        </draw:polygon>
        <draw:polygon draw:style-name="gr31" draw:text-style-name="P9" draw:layer="layout" svg:width="0.026cm" svg:height="0.38cm" svg:x="27.742cm" svg:y="17.155cm" svg:viewBox="0 0 27 381" draw:points="0,381 27,381 27,0 0,0">
          <text:p/>
        </draw:polygon>
        <draw:polygon draw:style-name="gr29" draw:text-style-name="P7" draw:layer="layout" svg:width="0.026cm" svg:height="0.38cm" svg:x="27.768cm" svg:y="17.155cm" svg:viewBox="0 0 27 381" draw:points="0,381 27,381 27,0 0,0">
          <text:p/>
        </draw:polygon>
        <draw:polygon draw:style-name="gr29" draw:text-style-name="P7" draw:layer="layout" svg:width="0.026cm" svg:height="0.38cm" svg:x="27.795cm" svg:y="17.155cm" svg:viewBox="0 0 27 381" draw:points="0,381 27,381 27,0 0,0">
          <text:p/>
        </draw:polygon>
        <draw:polygon draw:style-name="gr32" draw:text-style-name="P10" draw:layer="layout" svg:width="0.026cm" svg:height="0.38cm" svg:x="27.821cm" svg:y="17.155cm" svg:viewBox="0 0 27 381" draw:points="0,381 27,381 27,0 0,0">
          <text:p/>
        </draw:polygon>
        <draw:polygon draw:style-name="gr30" draw:text-style-name="P8" draw:layer="layout" svg:width="0.026cm" svg:height="0.38cm" svg:x="27.847cm" svg:y="17.155cm" svg:viewBox="0 0 27 381" draw:points="0,381 27,381 27,0 0,0">
          <text:p/>
        </draw:polygon>
        <draw:polygon draw:style-name="gr32" draw:text-style-name="P10" draw:layer="layout" svg:width="0.026cm" svg:height="0.38cm" svg:x="27.873cm" svg:y="17.155cm" svg:viewBox="0 0 27 381" draw:points="0,381 27,381 27,0 0,0">
          <text:p/>
        </draw:polygon>
        <draw:polygon draw:style-name="gr32" draw:text-style-name="P10" draw:layer="layout" svg:width="0.026cm" svg:height="0.38cm" svg:x="27.9cm" svg:y="17.155cm" svg:viewBox="0 0 27 381" draw:points="0,381 27,381 27,0 0,0">
          <text:p/>
        </draw:polygon>
        <draw:polygon draw:style-name="gr32" draw:text-style-name="P10" draw:layer="layout" svg:width="0.026cm" svg:height="0.38cm" svg:x="27.926cm" svg:y="17.155cm" svg:viewBox="0 0 27 381" draw:points="0,381 27,381 27,0 0,0">
          <text:p/>
        </draw:polygon>
        <draw:polygon draw:style-name="gr31" draw:text-style-name="P9" draw:layer="layout" svg:width="0.026cm" svg:height="0.38cm" svg:x="27.952cm" svg:y="17.155cm" svg:viewBox="0 0 27 381" draw:points="0,381 27,381 27,0 0,0">
          <text:p/>
        </draw:polygon>
        <draw:polygon draw:style-name="gr29" draw:text-style-name="P7" draw:layer="layout" svg:width="0.026cm" svg:height="0.38cm" svg:x="27.978cm" svg:y="17.155cm" svg:viewBox="0 0 27 381" draw:points="0,381 27,381 27,0 0,0">
          <text:p/>
        </draw:polygon>
        <draw:polygon draw:style-name="gr29" draw:text-style-name="P7" draw:layer="layout" svg:width="0.026cm" svg:height="0.38cm" svg:x="28.005cm" svg:y="17.155cm" svg:viewBox="0 0 27 381" draw:points="0,381 27,381 27,0 0,0">
          <text:p/>
        </draw:polygon>
        <draw:polygon draw:style-name="gr30" draw:text-style-name="P8" draw:layer="layout" svg:width="0.026cm" svg:height="0.38cm" svg:x="28.031cm" svg:y="17.155cm" svg:viewBox="0 0 27 381" draw:points="0,381 27,381 27,0 0,0">
          <text:p/>
        </draw:polygon>
        <draw:polygon draw:style-name="gr31" draw:text-style-name="P9" draw:layer="layout" svg:width="0.027cm" svg:height="0.38cm" svg:x="28.057cm" svg:y="17.155cm" svg:viewBox="0 0 28 381" draw:points="0,381 28,381 28,0 0,0">
          <text:p/>
        </draw:polygon>
        <draw:polygon draw:style-name="gr30" draw:text-style-name="P8" draw:layer="layout" svg:width="0.026cm" svg:height="0.38cm" svg:x="28.084cm" svg:y="17.155cm" svg:viewBox="0 0 27 381" draw:points="0,381 27,381 27,0 0,0">
          <text:p/>
        </draw:polygon>
        <draw:polygon draw:style-name="gr29" draw:text-style-name="P7" draw:layer="layout" svg:width="0.026cm" svg:height="0.38cm" svg:x="28.11cm" svg:y="17.155cm" svg:viewBox="0 0 27 381" draw:points="0,381 27,381 27,0 0,0">
          <text:p/>
        </draw:polygon>
        <draw:polygon draw:style-name="gr30" draw:text-style-name="P8" draw:layer="layout" svg:width="0.026cm" svg:height="0.38cm" svg:x="28.136cm" svg:y="17.155cm" svg:viewBox="0 0 27 381" draw:points="0,381 27,381 27,0 0,0">
          <text:p/>
        </draw:polygon>
        <draw:polygon draw:style-name="gr30" draw:text-style-name="P8" draw:layer="layout" svg:width="0.026cm" svg:height="0.38cm" svg:x="28.163cm" svg:y="17.155cm" svg:viewBox="0 0 27 381" draw:points="0,381 27,381 27,0 0,0">
          <text:p/>
        </draw:polygon>
        <draw:polygon draw:style-name="gr32" draw:text-style-name="P10" draw:layer="layout" svg:width="0.026cm" svg:height="0.38cm" svg:x="28.189cm" svg:y="17.155cm" svg:viewBox="0 0 27 381" draw:points="0,381 27,381 27,0 0,0">
          <text:p/>
        </draw:polygon>
        <draw:polygon draw:style-name="gr32" draw:text-style-name="P10" draw:layer="layout" svg:width="0.026cm" svg:height="0.38cm" svg:x="28.215cm" svg:y="17.155cm" svg:viewBox="0 0 27 381" draw:points="0,381 27,381 27,0 0,0">
          <text:p/>
        </draw:polygon>
        <draw:polygon draw:style-name="gr31" draw:text-style-name="P9" draw:layer="layout" svg:width="0.026cm" svg:height="0.38cm" svg:x="28.241cm" svg:y="17.155cm" svg:viewBox="0 0 27 381" draw:points="0,381 27,381 27,0 0,0">
          <text:p/>
        </draw:polygon>
        <draw:polygon draw:style-name="gr30" draw:text-style-name="P8" draw:layer="layout" svg:width="0.026cm" svg:height="0.38cm" svg:x="28.267cm" svg:y="17.155cm" svg:viewBox="0 0 27 381" draw:points="0,381 27,381 27,0 0,0">
          <text:p/>
        </draw:polygon>
        <draw:polygon draw:style-name="gr31" draw:text-style-name="P9" draw:layer="layout" svg:width="0.026cm" svg:height="0.38cm" svg:x="28.294cm" svg:y="17.155cm" svg:viewBox="0 0 27 381" draw:points="0,381 27,381 27,0 0,0">
          <text:p/>
        </draw:polygon>
        <draw:polygon draw:style-name="gr30" draw:text-style-name="P8" draw:layer="layout" svg:width="0.026cm" svg:height="0.38cm" svg:x="28.32cm" svg:y="17.155cm" svg:viewBox="0 0 27 381" draw:points="0,381 27,381 27,0 0,0">
          <text:p/>
        </draw:polygon>
        <draw:polygon draw:style-name="gr30" draw:text-style-name="P8" draw:layer="layout" svg:width="0.026cm" svg:height="0.38cm" svg:x="28.346cm" svg:y="17.155cm" svg:viewBox="0 0 27 381" draw:points="0,381 27,381 27,0 0,0">
          <text:p/>
        </draw:polygon>
        <draw:polygon draw:style-name="gr30" draw:text-style-name="P8" draw:layer="layout" svg:width="0.027cm" svg:height="0.38cm" svg:x="28.372cm" svg:y="17.155cm" svg:viewBox="0 0 28 381" draw:points="0,381 28,381 28,0 0,0">
          <text:p/>
        </draw:polygon>
        <draw:polygon draw:style-name="gr30" draw:text-style-name="P8" draw:layer="layout" svg:width="0.026cm" svg:height="0.38cm" svg:x="28.399cm" svg:y="17.155cm" svg:viewBox="0 0 27 381" draw:points="0,381 27,381 27,0 0,0">
          <text:p/>
        </draw:polygon>
        <draw:polygon draw:style-name="gr32" draw:text-style-name="P10" draw:layer="layout" svg:width="0.026cm" svg:height="0.38cm" svg:x="28.425cm" svg:y="17.155cm" svg:viewBox="0 0 27 381" draw:points="0,381 27,381 27,0 0,0">
          <text:p/>
        </draw:polygon>
        <draw:polygon draw:style-name="gr32" draw:text-style-name="P10" draw:layer="layout" svg:width="0.027cm" svg:height="0.38cm" svg:x="28.451cm" svg:y="17.155cm" svg:viewBox="0 0 28 381" draw:points="0,381 28,381 28,0 0,0">
          <text:p/>
        </draw:polygon>
        <draw:polygon draw:style-name="gr31" draw:text-style-name="P9" draw:layer="layout" svg:width="0.026cm" svg:height="0.38cm" svg:x="28.478cm" svg:y="17.155cm" svg:viewBox="0 0 27 381" draw:points="0,381 27,381 27,0 0,0">
          <text:p/>
        </draw:polygon>
        <draw:polygon draw:style-name="gr31" draw:text-style-name="P9" draw:layer="layout" svg:width="0.026cm" svg:height="0.38cm" svg:x="28.504cm" svg:y="17.155cm" svg:viewBox="0 0 27 381" draw:points="0,381 27,381 27,0 0,0">
          <text:p/>
        </draw:polygon>
        <draw:polygon draw:style-name="gr32" draw:text-style-name="P10" draw:layer="layout" svg:width="0.026cm" svg:height="0.38cm" svg:x="28.53cm" svg:y="17.155cm" svg:viewBox="0 0 27 381" draw:points="0,381 27,381 27,0 0,0">
          <text:p/>
        </draw:polygon>
        <draw:polygon draw:style-name="gr29" draw:text-style-name="P7" draw:layer="layout" svg:width="0.026cm" svg:height="0.38cm" svg:x="28.557cm" svg:y="17.155cm" svg:viewBox="0 0 27 381" draw:points="0,381 27,381 27,0 0,0">
          <text:p/>
        </draw:polygon>
        <draw:polygon draw:style-name="gr32" draw:text-style-name="P10" draw:layer="layout" svg:width="0.026cm" svg:height="0.38cm" svg:x="28.583cm" svg:y="17.155cm" svg:viewBox="0 0 27 381" draw:points="0,381 27,381 27,0 0,0">
          <text:p/>
        </draw:polygon>
        <draw:polygon draw:style-name="gr32" draw:text-style-name="P10" draw:layer="layout" svg:width="0.026cm" svg:height="0.38cm" svg:x="28.609cm" svg:y="17.155cm" svg:viewBox="0 0 27 381" draw:points="0,381 27,381 27,0 0,0">
          <text:p/>
        </draw:polygon>
        <draw:polygon draw:style-name="gr30" draw:text-style-name="P8" draw:layer="layout" svg:width="0.026cm" svg:height="0.38cm" svg:x="28.635cm" svg:y="17.155cm" svg:viewBox="0 0 27 381" draw:points="0,381 27,381 27,0 0,0">
          <text:p/>
        </draw:polygon>
        <draw:polygon draw:style-name="gr30" draw:text-style-name="P8" draw:layer="layout" svg:width="0.026cm" svg:height="0.38cm" svg:x="28.662cm" svg:y="17.155cm" svg:viewBox="0 0 27 381" draw:points="0,381 27,381 27,0 0,0">
          <text:p/>
        </draw:polygon>
        <draw:polygon draw:style-name="gr31" draw:text-style-name="P9" draw:layer="layout" svg:width="0.026cm" svg:height="0.38cm" svg:x="28.688cm" svg:y="17.155cm" svg:viewBox="0 0 27 381" draw:points="0,381 27,381 27,0 0,0">
          <text:p/>
        </draw:polygon>
        <draw:polygon draw:style-name="gr29" draw:text-style-name="P7" draw:layer="layout" svg:width="0.026cm" svg:height="0.38cm" svg:x="28.714cm" svg:y="17.155cm" svg:viewBox="0 0 27 381" draw:points="0,381 27,381 27,0 0,0">
          <text:p/>
        </draw:polygon>
        <draw:polygon draw:style-name="gr31" draw:text-style-name="P9" draw:layer="layout" svg:width="0.026cm" svg:height="0.38cm" svg:x="28.74cm" svg:y="17.155cm" svg:viewBox="0 0 27 381" draw:points="0,381 27,381 27,0 0,0">
          <text:p/>
        </draw:polygon>
        <draw:polygon draw:style-name="gr31" draw:text-style-name="P9" draw:layer="layout" svg:width="0.027cm" svg:height="0.38cm" svg:x="28.767cm" svg:y="17.155cm" svg:viewBox="0 0 28 381" draw:points="0,381 28,381 28,0 0,0">
          <text:p/>
        </draw:polygon>
        <draw:polygon draw:style-name="gr31" draw:text-style-name="P9" draw:layer="layout" svg:width="0.026cm" svg:height="0.38cm" svg:x="28.793cm" svg:y="17.155cm" svg:viewBox="0 0 27 381" draw:points="0,381 27,381 27,0 0,0">
          <text:p/>
        </draw:polygon>
        <draw:polygon draw:style-name="gr31" draw:text-style-name="P9" draw:layer="layout" svg:width="0.026cm" svg:height="0.38cm" svg:x="28.819cm" svg:y="17.155cm" svg:viewBox="0 0 27 381" draw:points="0,381 27,381 27,0 0,0">
          <text:p/>
        </draw:polygon>
        <draw:polygon draw:style-name="gr30" draw:text-style-name="P8" draw:layer="layout" svg:width="0.026cm" svg:height="0.38cm" svg:x="28.846cm" svg:y="17.155cm" svg:viewBox="0 0 27 381" draw:points="0,381 27,381 27,0 0,0">
          <text:p/>
        </draw:polygon>
        <draw:polygon draw:style-name="gr29" draw:text-style-name="P7" draw:layer="layout" svg:width="0.026cm" svg:height="0.38cm" svg:x="28.872cm" svg:y="17.155cm" svg:viewBox="0 0 27 381" draw:points="0,381 27,381 27,0 0,0">
          <text:p/>
        </draw:polygon>
        <draw:polygon draw:style-name="gr32" draw:text-style-name="P10" draw:layer="layout" svg:width="0.026cm" svg:height="0.38cm" svg:x="28.898cm" svg:y="17.155cm" svg:viewBox="0 0 27 381" draw:points="0,381 27,381 27,0 0,0">
          <text:p/>
        </draw:polygon>
        <draw:polygon draw:style-name="gr31" draw:text-style-name="P9" draw:layer="layout" svg:width="0.026cm" svg:height="0.38cm" svg:x="28.924cm" svg:y="17.155cm" svg:viewBox="0 0 27 381" draw:points="0,381 27,381 27,0 0,0">
          <text:p/>
        </draw:polygon>
        <draw:polygon draw:style-name="gr30" draw:text-style-name="P8" draw:layer="layout" svg:width="0.026cm" svg:height="0.38cm" svg:x="28.951cm" svg:y="17.155cm" svg:viewBox="0 0 27 381" draw:points="0,381 27,381 27,0 0,0">
          <text:p/>
        </draw:polygon>
        <draw:polygon draw:style-name="gr30" draw:text-style-name="P8" draw:layer="layout" svg:width="0.026cm" svg:height="0.38cm" svg:x="28.977cm" svg:y="17.155cm" svg:viewBox="0 0 27 381" draw:points="0,381 27,381 27,0 0,0">
          <text:p/>
        </draw:polygon>
        <draw:polygon draw:style-name="gr32" draw:text-style-name="P10" draw:layer="layout" svg:width="0.026cm" svg:height="0.38cm" svg:x="29.003cm" svg:y="17.155cm" svg:viewBox="0 0 27 381" draw:points="0,381 27,381 27,0 0,0">
          <text:p/>
        </draw:polygon>
        <draw:polygon draw:style-name="gr31" draw:text-style-name="P9" draw:layer="layout" svg:width="0.026cm" svg:height="0.38cm" svg:x="29.029cm" svg:y="17.155cm" svg:viewBox="0 0 27 381" draw:points="0,381 27,381 27,0 0,0">
          <text:p/>
        </draw:polygon>
        <draw:polygon draw:style-name="gr32" draw:text-style-name="P10" draw:layer="layout" svg:width="0.026cm" svg:height="0.38cm" svg:x="29.056cm" svg:y="17.155cm" svg:viewBox="0 0 27 381" draw:points="0,381 27,381 27,0 0,0">
          <text:p/>
        </draw:polygon>
        <draw:polygon draw:style-name="gr32" draw:text-style-name="P10" draw:layer="layout" svg:width="0.026cm" svg:height="0.38cm" svg:x="29.082cm" svg:y="17.155cm" svg:viewBox="0 0 27 381" draw:points="0,381 27,381 27,0 0,0">
          <text:p/>
        </draw:polygon>
        <draw:polygon draw:style-name="gr30" draw:text-style-name="P8" draw:layer="layout" svg:width="0.026cm" svg:height="0.38cm" svg:x="29.108cm" svg:y="17.155cm" svg:viewBox="0 0 27 381" draw:points="0,381 27,381 27,0 0,0">
          <text:p/>
        </draw:polygon>
        <draw:polygon draw:style-name="gr31" draw:text-style-name="P9" draw:layer="layout" svg:width="0.027cm" svg:height="0.38cm" svg:x="29.134cm" svg:y="17.155cm" svg:viewBox="0 0 28 381" draw:points="0,381 28,381 28,0 0,0">
          <text:p/>
        </draw:polygon>
        <draw:polygon draw:style-name="gr29" draw:text-style-name="P7" draw:layer="layout" svg:width="0.026cm" svg:height="0.38cm" svg:x="29.161cm" svg:y="17.155cm" svg:viewBox="0 0 27 381" draw:points="0,381 27,381 27,0 0,0">
          <text:p/>
        </draw:polygon>
        <draw:polygon draw:style-name="gr31" draw:text-style-name="P9" draw:layer="layout" svg:width="0.026cm" svg:height="0.38cm" svg:x="29.187cm" svg:y="17.155cm" svg:viewBox="0 0 27 381" draw:points="0,381 27,381 27,0 0,0">
          <text:p/>
        </draw:polygon>
        <draw:polygon draw:style-name="gr32" draw:text-style-name="P10" draw:layer="layout" svg:width="0.026cm" svg:height="0.38cm" svg:x="29.213cm" svg:y="17.155cm" svg:viewBox="0 0 27 381" draw:points="0,381 27,381 27,0 0,0">
          <text:p/>
        </draw:polygon>
        <draw:polygon draw:style-name="gr31" draw:text-style-name="P9" draw:layer="layout" svg:width="0.026cm" svg:height="0.38cm" svg:x="29.24cm" svg:y="17.155cm" svg:viewBox="0 0 27 381" draw:points="0,381 27,381 27,0 0,0">
          <text:p/>
        </draw:polygon>
        <draw:polygon draw:style-name="gr32" draw:text-style-name="P10" draw:layer="layout" svg:width="0.026cm" svg:height="0.38cm" svg:x="29.266cm" svg:y="17.155cm" svg:viewBox="0 0 27 381" draw:points="0,381 27,381 27,0 0,0">
          <text:p/>
        </draw:polygon>
        <draw:polygon draw:style-name="gr30" draw:text-style-name="P8" draw:layer="layout" svg:width="0.026cm" svg:height="0.38cm" svg:x="29.292cm" svg:y="17.155cm" svg:viewBox="0 0 27 381" draw:points="0,381 27,381 27,0 0,0">
          <text:p/>
        </draw:polygon>
        <draw:polygon draw:style-name="gr32" draw:text-style-name="P10" draw:layer="layout" svg:width="0.026cm" svg:height="0.38cm" svg:x="29.318cm" svg:y="17.155cm" svg:viewBox="0 0 27 381" draw:points="0,381 27,381 27,0 0,0">
          <text:p/>
        </draw:polygon>
        <draw:polygon draw:style-name="gr32" draw:text-style-name="P10" draw:layer="layout" svg:width="0.026cm" svg:height="0.38cm" svg:x="29.345cm" svg:y="17.155cm" svg:viewBox="0 0 27 381" draw:points="0,381 27,381 27,0 0,0">
          <text:p/>
        </draw:polygon>
        <draw:polygon draw:style-name="gr31" draw:text-style-name="P9" draw:layer="layout" svg:width="0.026cm" svg:height="0.38cm" svg:x="29.371cm" svg:y="17.155cm" svg:viewBox="0 0 27 381" draw:points="0,381 27,381 27,0 0,0">
          <text:p/>
        </draw:polygon>
        <draw:polygon draw:style-name="gr29" draw:text-style-name="P7" draw:layer="layout" svg:width="0.026cm" svg:height="0.38cm" svg:x="29.397cm" svg:y="17.155cm" svg:viewBox="0 0 27 381" draw:points="0,381 27,381 27,0 0,0">
          <text:p/>
        </draw:polygon>
        <draw:polygon draw:style-name="gr29" draw:text-style-name="P7" draw:layer="layout" svg:width="0.026cm" svg:height="0.38cm" svg:x="29.423cm" svg:y="17.155cm" svg:viewBox="0 0 27 381" draw:points="0,381 27,381 27,0 0,0">
          <text:p/>
        </draw:polygon>
        <draw:polygon draw:style-name="gr32" draw:text-style-name="P10" draw:layer="layout" svg:width="0.026cm" svg:height="0.38cm" svg:x="29.45cm" svg:y="17.155cm" svg:viewBox="0 0 27 381" draw:points="0,381 27,381 27,0 0,0">
          <text:p/>
        </draw:polygon>
        <draw:polygon draw:style-name="gr32" draw:text-style-name="P10" draw:layer="layout" svg:width="0.026cm" svg:height="0.38cm" svg:x="29.476cm" svg:y="17.155cm" svg:viewBox="0 0 27 381" draw:points="0,381 27,381 27,0 0,0">
          <text:p/>
        </draw:polygon>
        <draw:polygon draw:style-name="gr30" draw:text-style-name="P8" draw:layer="layout" svg:width="0.026cm" svg:height="0.38cm" svg:x="29.502cm" svg:y="17.155cm" svg:viewBox="0 0 27 381" draw:points="0,381 27,381 27,0 0,0">
          <text:p/>
        </draw:polygon>
        <draw:polygon draw:style-name="gr32" draw:text-style-name="P10" draw:layer="layout" svg:width="0.027cm" svg:height="0.38cm" svg:x="29.528cm" svg:y="17.155cm" svg:viewBox="0 0 28 381" draw:points="0,381 28,381 28,0 0,0">
          <text:p/>
        </draw:polygon>
        <draw:polygon draw:style-name="gr32" draw:text-style-name="P10" draw:layer="layout" svg:width="0.026cm" svg:height="0.38cm" svg:x="29.555cm" svg:y="17.155cm" svg:viewBox="0 0 27 381" draw:points="0,381 27,381 27,0 0,0">
          <text:p/>
        </draw:polygon>
        <draw:polygon draw:style-name="gr30" draw:text-style-name="P8" draw:layer="layout" svg:width="0.026cm" svg:height="0.38cm" svg:x="29.581cm" svg:y="17.155cm" svg:viewBox="0 0 27 381" draw:points="0,381 27,381 27,0 0,0">
          <text:p/>
        </draw:polygon>
        <draw:polygon draw:style-name="gr31" draw:text-style-name="P9" draw:layer="layout" svg:width="0.026cm" svg:height="0.38cm" svg:x="29.607cm" svg:y="17.155cm" svg:viewBox="0 0 27 381" draw:points="0,381 27,381 27,0 0,0">
          <text:p/>
        </draw:polygon>
        <draw:polygon draw:style-name="gr30" draw:text-style-name="P8" draw:layer="layout" svg:width="0.026cm" svg:height="0.38cm" svg:x="29.635cm" svg:y="17.155cm" svg:viewBox="0 0 27 381" draw:points="0,381 27,381 27,0 0,0">
          <text:p/>
        </draw:polygon>
        <draw:polygon draw:style-name="gr30" draw:text-style-name="P8" draw:layer="layout" svg:width="0.026cm" svg:height="0.38cm" svg:x="29.66cm" svg:y="17.155cm" svg:viewBox="0 0 27 381" draw:points="0,381 27,381 27,0 0,0">
          <text:p/>
        </draw:polygon>
        <draw:polygon draw:style-name="gr30" draw:text-style-name="P8" draw:layer="layout" svg:width="0.026cm" svg:height="0.38cm" svg:x="29.686cm" svg:y="17.155cm" svg:viewBox="0 0 27 381" draw:points="0,381 27,381 27,0 0,0">
          <text:p/>
        </draw:polygon>
        <draw:polygon draw:style-name="gr30" draw:text-style-name="P8" draw:layer="layout" svg:width="0.026cm" svg:height="0.38cm" svg:x="29.712cm" svg:y="17.155cm" svg:viewBox="0 0 27 381" draw:points="0,381 27,381 27,0 0,0">
          <text:p/>
        </draw:polygon>
        <draw:polygon draw:style-name="gr32" draw:text-style-name="P10" draw:layer="layout" svg:width="0.026cm" svg:height="0.38cm" svg:x="29.739cm" svg:y="17.155cm" svg:viewBox="0 0 27 381" draw:points="0,381 27,381 27,0 0,0">
          <text:p/>
        </draw:polygon>
        <draw:polygon draw:style-name="gr31" draw:text-style-name="P9" draw:layer="layout" svg:width="0.026cm" svg:height="0.38cm" svg:x="29.765cm" svg:y="17.155cm" svg:viewBox="0 0 27 381" draw:points="0,381 27,381 27,0 0,0">
          <text:p/>
        </draw:polygon>
        <draw:polygon draw:style-name="gr30" draw:text-style-name="P8" draw:layer="layout" svg:width="0.026cm" svg:height="0.38cm" svg:x="29.791cm" svg:y="17.155cm" svg:viewBox="0 0 27 381" draw:points="0,381 27,381 27,0 0,0">
          <text:p/>
        </draw:polygon>
        <draw:polygon draw:style-name="gr30" draw:text-style-name="P8" draw:layer="layout" svg:width="0.027cm" svg:height="0.38cm" svg:x="29.817cm" svg:y="17.155cm" svg:viewBox="0 0 28 381" draw:points="0,381 28,381 28,0 0,0">
          <text:p/>
        </draw:polygon>
        <draw:polygon draw:style-name="gr31" draw:text-style-name="P9" draw:layer="layout" svg:width="0.026cm" svg:height="0.38cm" svg:x="29.844cm" svg:y="17.155cm" svg:viewBox="0 0 27 381" draw:points="0,381 27,381 27,0 0,0">
          <text:p/>
        </draw:polygon>
        <draw:polygon draw:style-name="gr31" draw:text-style-name="P9" draw:layer="layout" svg:width="0.026cm" svg:height="0.38cm" svg:x="29.87cm" svg:y="17.155cm" svg:viewBox="0 0 27 381" draw:points="0,381 27,381 27,0 0,0">
          <text:p/>
        </draw:polygon>
        <draw:polygon draw:style-name="gr32" draw:text-style-name="P10" draw:layer="layout" svg:width="0.027cm" svg:height="0.38cm" svg:x="29.896cm" svg:y="17.155cm" svg:viewBox="0 0 28 381" draw:points="0,381 28,381 28,0 0,0">
          <text:p/>
        </draw:polygon>
        <draw:polygon draw:style-name="gr32" draw:text-style-name="P10" draw:layer="layout" svg:width="0.026cm" svg:height="0.38cm" svg:x="29.923cm" svg:y="17.155cm" svg:viewBox="0 0 27 381" draw:points="0,381 27,381 27,0 0,0">
          <text:p/>
        </draw:polygon>
        <draw:polygon draw:style-name="gr32" draw:text-style-name="P10" draw:layer="layout" svg:width="0.026cm" svg:height="0.38cm" svg:x="29.949cm" svg:y="17.155cm" svg:viewBox="0 0 27 381" draw:points="0,381 27,381 27,0 0,0">
          <text:p/>
        </draw:polygon>
        <draw:polygon draw:style-name="gr32" draw:text-style-name="P10" draw:layer="layout" svg:width="0.026cm" svg:height="0.38cm" svg:x="29.975cm" svg:y="17.155cm" svg:viewBox="0 0 27 381" draw:points="0,381 27,381 27,0 0,0">
          <text:p/>
        </draw:polygon>
        <draw:polygon draw:style-name="gr31" draw:text-style-name="P9" draw:layer="layout" svg:width="0.026cm" svg:height="0.38cm" svg:x="30.028cm" svg:y="17.155cm" svg:viewBox="0 0 27 381" draw:points="0,381 27,381 27,0 0,0">
          <text:p/>
        </draw:polygon>
        <draw:polygon draw:style-name="gr32" draw:text-style-name="P10" draw:layer="layout" svg:width="0.026cm" svg:height="0.38cm" svg:x="30.054cm" svg:y="17.155cm" svg:viewBox="0 0 27 381" draw:points="0,381 27,381 27,0 0,0">
          <text:p/>
        </draw:polygon>
        <draw:polygon draw:style-name="gr29" draw:text-style-name="P7" draw:layer="layout" svg:width="0.026cm" svg:height="0.38cm" svg:x="30.08cm" svg:y="17.155cm" svg:viewBox="0 0 27 381" draw:points="0,381 27,381 27,0 0,0">
          <text:p/>
        </draw:polygon>
        <draw:polygon draw:style-name="gr29" draw:text-style-name="P7" draw:layer="layout" svg:width="0.026cm" svg:height="0.38cm" svg:x="30.106cm" svg:y="17.155cm" svg:viewBox="0 0 27 381" draw:points="0,381 27,381 27,0 0,0">
          <text:p/>
        </draw:polygon>
        <draw:polygon draw:style-name="gr30" draw:text-style-name="P8" draw:layer="layout" svg:width="0.026cm" svg:height="0.38cm" svg:x="30.133cm" svg:y="17.155cm" svg:viewBox="0 0 27 381" draw:points="0,381 27,381 27,0 0,0">
          <text:p/>
        </draw:polygon>
        <draw:polygon draw:style-name="gr31" draw:text-style-name="P9" draw:layer="layout" svg:width="0.026cm" svg:height="0.38cm" svg:x="30.159cm" svg:y="17.155cm" svg:viewBox="0 0 27 381" draw:points="0,381 27,381 27,0 0,0">
          <text:p/>
        </draw:polygon>
        <draw:polygon draw:style-name="gr29" draw:text-style-name="P7" draw:layer="layout" svg:width="0.026cm" svg:height="0.38cm" svg:x="30.185cm" svg:y="17.155cm" svg:viewBox="0 0 27 381" draw:points="0,381 27,381 27,0 0,0">
          <text:p/>
        </draw:polygon>
        <draw:polygon draw:style-name="gr31" draw:text-style-name="P9" draw:layer="layout" svg:width="0.027cm" svg:height="0.38cm" svg:x="30.211cm" svg:y="17.155cm" svg:viewBox="0 0 28 381" draw:points="0,381 28,381 28,0 0,0">
          <text:p/>
        </draw:polygon>
        <draw:polygon draw:style-name="gr29" draw:text-style-name="P7" draw:layer="layout" svg:width="0.026cm" svg:height="0.38cm" svg:x="30.238cm" svg:y="17.155cm" svg:viewBox="0 0 27 381" draw:points="0,381 27,381 27,0 0,0">
          <text:p/>
        </draw:polygon>
        <draw:polygon draw:style-name="gr30" draw:text-style-name="P8" draw:layer="layout" svg:width="0.026cm" svg:height="0.38cm" svg:x="30.264cm" svg:y="17.155cm" svg:viewBox="0 0 27 381" draw:points="0,381 27,381 27,0 0,0">
          <text:p/>
        </draw:polygon>
        <draw:polygon draw:style-name="gr30" draw:text-style-name="P8" draw:layer="layout" svg:width="0.027cm" svg:height="0.38cm" svg:x="30.29cm" svg:y="17.155cm" svg:viewBox="0 0 28 381" draw:points="0,381 28,381 28,0 0,0">
          <text:p/>
        </draw:polygon>
        <draw:polygon draw:style-name="gr31" draw:text-style-name="P9" draw:layer="layout" svg:width="0.026cm" svg:height="0.38cm" svg:x="30.317cm" svg:y="17.155cm" svg:viewBox="0 0 27 381" draw:points="0,381 27,381 27,0 0,0">
          <text:p/>
        </draw:polygon>
        <draw:polygon draw:style-name="gr31" draw:text-style-name="P9" draw:layer="layout" svg:width="0.026cm" svg:height="0.38cm" svg:x="30.343cm" svg:y="17.155cm" svg:viewBox="0 0 27 381" draw:points="0,381 27,381 27,0 0,0">
          <text:p/>
        </draw:polygon>
        <draw:polygon draw:style-name="gr31" draw:text-style-name="P9" draw:layer="layout" svg:width="0.026cm" svg:height="0.38cm" svg:x="30.369cm" svg:y="17.155cm" svg:viewBox="0 0 27 381" draw:points="0,381 27,381 27,0 0,0">
          <text:p/>
        </draw:polygon>
        <draw:polygon draw:style-name="gr29" draw:text-style-name="P7" draw:layer="layout" svg:width="0.026cm" svg:height="0.38cm" svg:x="30.396cm" svg:y="17.155cm" svg:viewBox="0 0 27 381" draw:points="0,381 27,381 27,0 0,0">
          <text:p/>
        </draw:polygon>
        <draw:polygon draw:style-name="gr31" draw:text-style-name="P9" draw:layer="layout" svg:width="0.026cm" svg:height="0.38cm" svg:x="30.422cm" svg:y="17.155cm" svg:viewBox="0 0 27 381" draw:points="0,381 27,381 27,0 0,0">
          <text:p/>
        </draw:polygon>
        <draw:polygon draw:style-name="gr31" draw:text-style-name="P9" draw:layer="layout" svg:width="0.026cm" svg:height="0.38cm" svg:x="30.448cm" svg:y="17.155cm" svg:viewBox="0 0 27 381" draw:points="0,381 27,381 27,0 0,0">
          <text:p/>
        </draw:polygon>
        <draw:polygon draw:style-name="gr29" draw:text-style-name="P7" draw:layer="layout" svg:width="0.026cm" svg:height="0.38cm" svg:x="30.475cm" svg:y="17.155cm" svg:viewBox="0 0 27 381" draw:points="0,381 27,381 27,0 0,0">
          <text:p/>
        </draw:polygon>
        <draw:polygon draw:style-name="gr29" draw:text-style-name="P7" draw:layer="layout" svg:width="0.026cm" svg:height="0.38cm" svg:x="30.501cm" svg:y="17.155cm" svg:viewBox="0 0 27 381" draw:points="0,381 27,381 27,0 0,0">
          <text:p/>
        </draw:polygon>
        <draw:polygon draw:style-name="gr31" draw:text-style-name="P9" draw:layer="layout" svg:width="0.026cm" svg:height="0.38cm" svg:x="30.527cm" svg:y="17.155cm" svg:viewBox="0 0 27 381" draw:points="0,381 27,381 27,0 0,0">
          <text:p/>
        </draw:polygon>
        <draw:polygon draw:style-name="gr31" draw:text-style-name="P9" draw:layer="layout" svg:width="0.026cm" svg:height="0.38cm" svg:x="30.553cm" svg:y="17.155cm" svg:viewBox="0 0 27 381" draw:points="0,381 27,381 27,0 0,0">
          <text:p/>
        </draw:polygon>
        <draw:polygon draw:style-name="gr30" draw:text-style-name="P8" draw:layer="layout" svg:width="0.027cm" svg:height="0.38cm" svg:x="30.579cm" svg:y="17.155cm" svg:viewBox="0 0 28 381" draw:points="0,381 28,381 28,0 0,0">
          <text:p/>
        </draw:polygon>
        <draw:polygon draw:style-name="gr31" draw:text-style-name="P9" draw:layer="layout" svg:width="0.026cm" svg:height="0.38cm" svg:x="30.606cm" svg:y="17.155cm" svg:viewBox="0 0 27 381" draw:points="0,381 27,381 27,0 0,0">
          <text:p/>
        </draw:polygon>
        <draw:polygon draw:style-name="gr31" draw:text-style-name="P9" draw:layer="layout" svg:width="0.026cm" svg:height="0.38cm" svg:x="30.632cm" svg:y="17.155cm" svg:viewBox="0 0 27 381" draw:points="0,381 27,381 27,0 0,0">
          <text:p/>
        </draw:polygon>
        <draw:polygon draw:style-name="gr29" draw:text-style-name="P7" draw:layer="layout" svg:width="0.026cm" svg:height="0.38cm" svg:x="30.658cm" svg:y="17.155cm" svg:viewBox="0 0 27 381" draw:points="0,381 27,381 27,0 0,0">
          <text:p/>
        </draw:polygon>
        <draw:polygon draw:style-name="gr30" draw:text-style-name="P8" draw:layer="layout" svg:width="0.026cm" svg:height="0.38cm" svg:x="30.685cm" svg:y="17.155cm" svg:viewBox="0 0 27 381" draw:points="0,381 27,381 27,0 0,0">
          <text:p/>
        </draw:polygon>
        <draw:polygon draw:style-name="gr31" draw:text-style-name="P9" draw:layer="layout" svg:width="0.026cm" svg:height="0.38cm" svg:x="30.711cm" svg:y="17.155cm" svg:viewBox="0 0 27 381" draw:points="0,381 27,381 27,0 0,0">
          <text:p/>
        </draw:polygon>
        <draw:polygon draw:style-name="gr32" draw:text-style-name="P10" draw:layer="layout" svg:width="0.026cm" svg:height="0.38cm" svg:x="30.737cm" svg:y="17.155cm" svg:viewBox="0 0 27 381" draw:points="0,381 27,381 27,0 0,0">
          <text:p/>
        </draw:polygon>
        <draw:polygon draw:style-name="gr31" draw:text-style-name="P9" draw:layer="layout" svg:width="0.026cm" svg:height="0.38cm" svg:x="30.763cm" svg:y="17.155cm" svg:viewBox="0 0 27 381" draw:points="0,381 27,381 27,0 0,0">
          <text:p/>
        </draw:polygon>
        <draw:polygon draw:style-name="gr31" draw:text-style-name="P9" draw:layer="layout" svg:width="0.026cm" svg:height="0.38cm" svg:x="30.79cm" svg:y="17.155cm" svg:viewBox="0 0 27 381" draw:points="0,381 27,381 27,0 0,0">
          <text:p/>
        </draw:polygon>
        <draw:polygon draw:style-name="gr31" draw:text-style-name="P9" draw:layer="layout" svg:width="0.026cm" svg:height="0.38cm" svg:x="30.816cm" svg:y="17.155cm" svg:viewBox="0 0 27 381" draw:points="0,381 27,381 27,0 0,0">
          <text:p/>
        </draw:polygon>
        <draw:polygon draw:style-name="gr31" draw:text-style-name="P9" draw:layer="layout" svg:width="0.026cm" svg:height="0.38cm" svg:x="30.842cm" svg:y="17.155cm" svg:viewBox="0 0 27 381" draw:points="0,381 27,381 27,0 0,0">
          <text:p/>
        </draw:polygon>
        <draw:polygon draw:style-name="gr31" draw:text-style-name="P9" draw:layer="layout" svg:width="0.026cm" svg:height="0.38cm" svg:x="30.868cm" svg:y="17.155cm" svg:viewBox="0 0 27 381" draw:points="0,381 27,381 27,0 0,0">
          <text:p/>
        </draw:polygon>
        <draw:polygon draw:style-name="gr30" draw:text-style-name="P8" draw:layer="layout" svg:width="0.026cm" svg:height="0.38cm" svg:x="30.895cm" svg:y="17.155cm" svg:viewBox="0 0 27 381" draw:points="0,381 27,381 27,0 0,0">
          <text:p/>
        </draw:polygon>
        <draw:polygon draw:style-name="gr30" draw:text-style-name="P8" draw:layer="layout" svg:width="0.026cm" svg:height="0.38cm" svg:x="30.921cm" svg:y="17.155cm" svg:viewBox="0 0 27 381" draw:points="0,381 27,381 27,0 0,0">
          <text:p/>
        </draw:polygon>
        <draw:polygon draw:style-name="gr32" draw:text-style-name="P10" draw:layer="layout" svg:width="0.026cm" svg:height="0.38cm" svg:x="30.947cm" svg:y="17.155cm" svg:viewBox="0 0 27 381" draw:points="0,381 27,381 27,0 0,0">
          <text:p/>
        </draw:polygon>
        <draw:polygon draw:style-name="gr31" draw:text-style-name="P9" draw:layer="layout" svg:width="0.027cm" svg:height="0.38cm" svg:x="30.973cm" svg:y="17.155cm" svg:viewBox="0 0 28 381" draw:points="0,381 28,381 28,0 0,0">
          <text:p/>
        </draw:polygon>
        <draw:polygon draw:style-name="gr30" draw:text-style-name="P8" draw:layer="layout" svg:width="0.026cm" svg:height="0.38cm" svg:x="31cm" svg:y="17.155cm" svg:viewBox="0 0 27 381" draw:points="0,381 27,381 27,0 0,0">
          <text:p/>
        </draw:polygon>
        <draw:polygon draw:style-name="gr30" draw:text-style-name="P8" draw:layer="layout" svg:width="0.026cm" svg:height="0.38cm" svg:x="31.026cm" svg:y="17.155cm" svg:viewBox="0 0 27 381" draw:points="0,381 27,381 27,0 0,0">
          <text:p/>
        </draw:polygon>
        <draw:polygon draw:style-name="gr31" draw:text-style-name="P9" draw:layer="layout" svg:width="0.026cm" svg:height="0.38cm" svg:x="31.052cm" svg:y="17.155cm" svg:viewBox="0 0 27 381" draw:points="0,381 27,381 27,0 0,0">
          <text:p/>
        </draw:polygon>
        <draw:polygon draw:style-name="gr30" draw:text-style-name="P8" draw:layer="layout" svg:width="0.026cm" svg:height="0.38cm" svg:x="31.079cm" svg:y="17.155cm" svg:viewBox="0 0 27 381" draw:points="0,381 27,381 27,0 0,0">
          <text:p/>
        </draw:polygon>
        <draw:polygon draw:style-name="gr31" draw:text-style-name="P9" draw:layer="layout" svg:width="0.026cm" svg:height="0.38cm" svg:x="31.105cm" svg:y="17.155cm" svg:viewBox="0 0 27 381" draw:points="0,381 27,381 27,0 0,0">
          <text:p/>
        </draw:polygon>
        <draw:polygon draw:style-name="gr31" draw:text-style-name="P9" draw:layer="layout" svg:width="0.026cm" svg:height="0.38cm" svg:x="31.131cm" svg:y="17.155cm" svg:viewBox="0 0 27 381" draw:points="0,381 27,381 27,0 0,0">
          <text:p/>
        </draw:polygon>
        <draw:polygon draw:style-name="gr30" draw:text-style-name="P8" draw:layer="layout" svg:width="0.026cm" svg:height="0.38cm" svg:x="31.157cm" svg:y="17.155cm" svg:viewBox="0 0 27 381" draw:points="0,381 27,381 27,0 0,0">
          <text:p/>
        </draw:polygon>
        <draw:polygon draw:style-name="gr31" draw:text-style-name="P9" draw:layer="layout" svg:width="0.026cm" svg:height="0.38cm" svg:x="31.184cm" svg:y="17.155cm" svg:viewBox="0 0 27 381" draw:points="0,381 27,381 27,0 0,0">
          <text:p/>
        </draw:polygon>
        <draw:polygon draw:style-name="gr29" draw:text-style-name="P7" draw:layer="layout" svg:width="0.026cm" svg:height="0.38cm" svg:x="31.21cm" svg:y="17.155cm" svg:viewBox="0 0 27 381" draw:points="0,381 27,381 27,0 0,0">
          <text:p/>
        </draw:polygon>
        <draw:polygon draw:style-name="gr30" draw:text-style-name="P8" draw:layer="layout" svg:width="0.026cm" svg:height="0.38cm" svg:x="31.236cm" svg:y="17.155cm" svg:viewBox="0 0 27 381" draw:points="0,381 27,381 27,0 0,0">
          <text:p/>
        </draw:polygon>
        <draw:polygon draw:style-name="gr31" draw:text-style-name="P9" draw:layer="layout" svg:width="0.026cm" svg:height="0.38cm" svg:x="31.262cm" svg:y="17.155cm" svg:viewBox="0 0 27 381" draw:points="0,381 27,381 27,0 0,0">
          <text:p/>
        </draw:polygon>
        <draw:polygon draw:style-name="gr30" draw:text-style-name="P8" draw:layer="layout" svg:width="0.026cm" svg:height="0.38cm" svg:x="31.289cm" svg:y="17.155cm" svg:viewBox="0 0 27 381" draw:points="0,381 27,381 27,0 0,0">
          <text:p/>
        </draw:polygon>
        <draw:polygon draw:style-name="gr31" draw:text-style-name="P9" draw:layer="layout" svg:width="0.026cm" svg:height="0.38cm" svg:x="31.316cm" svg:y="17.155cm" svg:viewBox="0 0 27 381" draw:points="0,381 27,381 27,0 0,0">
          <text:p/>
        </draw:polygon>
        <draw:polygon draw:style-name="gr31" draw:text-style-name="P9" draw:layer="layout" svg:width="0.027cm" svg:height="0.38cm" svg:x="31.341cm" svg:y="17.155cm" svg:viewBox="0 0 28 381" draw:points="0,381 28,381 28,0 0,0">
          <text:p/>
        </draw:polygon>
        <draw:polygon draw:style-name="gr30" draw:text-style-name="P8" draw:layer="layout" svg:width="0.026cm" svg:height="0.38cm" svg:x="31.368cm" svg:y="17.155cm" svg:viewBox="0 0 27 381" draw:points="0,381 27,381 27,0 0,0">
          <text:p/>
        </draw:polygon>
        <draw:polygon draw:style-name="gr32" draw:text-style-name="P10" draw:layer="layout" svg:width="0.026cm" svg:height="0.38cm" svg:x="31.394cm" svg:y="17.155cm" svg:viewBox="0 0 27 381" draw:points="0,381 27,381 27,0 0,0">
          <text:p/>
        </draw:polygon>
        <draw:polygon draw:style-name="gr30" draw:text-style-name="P8" draw:layer="layout" svg:width="0.026cm" svg:height="0.38cm" svg:x="31.42cm" svg:y="17.155cm" svg:viewBox="0 0 27 381" draw:points="0,381 27,381 27,0 0,0">
          <text:p/>
        </draw:polygon>
        <draw:polygon draw:style-name="gr30" draw:text-style-name="P8" draw:layer="layout" svg:width="0.026cm" svg:height="0.38cm" svg:x="31.446cm" svg:y="17.155cm" svg:viewBox="0 0 27 381" draw:points="0,381 27,381 27,0 0,0">
          <text:p/>
        </draw:polygon>
        <draw:polygon draw:style-name="gr30" draw:text-style-name="P8" draw:layer="layout" svg:width="0.026cm" svg:height="0.38cm" svg:x="31.473cm" svg:y="17.155cm" svg:viewBox="0 0 27 381" draw:points="0,381 27,381 27,0 0,0">
          <text:p/>
        </draw:polygon>
        <draw:polygon draw:style-name="gr30" draw:text-style-name="P8" draw:layer="layout" svg:width="0.026cm" svg:height="0.38cm" svg:x="31.499cm" svg:y="17.155cm" svg:viewBox="0 0 27 381" draw:points="0,381 27,381 27,0 0,0">
          <text:p/>
        </draw:polygon>
        <draw:polygon draw:style-name="gr32" draw:text-style-name="P10" draw:layer="layout" svg:width="0.026cm" svg:height="0.38cm" svg:x="31.525cm" svg:y="17.155cm" svg:viewBox="0 0 27 381" draw:points="0,381 27,381 27,0 0,0">
          <text:p/>
        </draw:polygon>
        <draw:polygon draw:style-name="gr30" draw:text-style-name="P8" draw:layer="layout" svg:width="0.026cm" svg:height="0.38cm" svg:x="31.551cm" svg:y="17.155cm" svg:viewBox="0 0 27 381" draw:points="0,381 27,381 27,0 0,0">
          <text:p/>
        </draw:polygon>
        <draw:polygon draw:style-name="gr29" draw:text-style-name="P7" draw:layer="layout" svg:width="0.026cm" svg:height="0.38cm" svg:x="31.578cm" svg:y="17.155cm" svg:viewBox="0 0 27 381" draw:points="0,381 27,381 27,0 0,0">
          <text:p/>
        </draw:polygon>
        <draw:polygon draw:style-name="gr29" draw:text-style-name="P7" draw:layer="layout" svg:width="0.026cm" svg:height="0.38cm" svg:x="31.604cm" svg:y="17.155cm" svg:viewBox="0 0 27 381" draw:points="0,381 27,381 27,0 0,0">
          <text:p/>
        </draw:polygon>
        <draw:polygon draw:style-name="gr29" draw:text-style-name="P7" draw:layer="layout" svg:width="0.026cm" svg:height="0.38cm" svg:x="31.63cm" svg:y="17.155cm" svg:viewBox="0 0 27 381" draw:points="0,381 27,381 27,0 0,0">
          <text:p/>
        </draw:polygon>
        <draw:polygon draw:style-name="gr32" draw:text-style-name="P10" draw:layer="layout" svg:width="0.027cm" svg:height="0.38cm" svg:x="31.656cm" svg:y="17.155cm" svg:viewBox="0 0 28 381" draw:points="0,381 28,381 28,0 0,0">
          <text:p/>
        </draw:polygon>
        <draw:polygon draw:style-name="gr31" draw:text-style-name="P9" draw:layer="layout" svg:width="0.026cm" svg:height="0.38cm" svg:x="31.683cm" svg:y="17.155cm" svg:viewBox="0 0 27 381" draw:points="0,381 27,381 27,0 0,0">
          <text:p/>
        </draw:polygon>
        <draw:polygon draw:style-name="gr30" draw:text-style-name="P8" draw:layer="layout" svg:width="0.026cm" svg:height="0.38cm" svg:x="31.709cm" svg:y="17.155cm" svg:viewBox="0 0 27 381" draw:points="0,381 27,381 27,0 0,0">
          <text:p/>
        </draw:polygon>
        <draw:polygon draw:style-name="gr29" draw:text-style-name="P7" draw:layer="layout" svg:width="0.027cm" svg:height="0.38cm" svg:x="31.735cm" svg:y="17.155cm" svg:viewBox="0 0 28 381" draw:points="0,381 28,381 28,0 0,0">
          <text:p/>
        </draw:polygon>
        <draw:polygon draw:style-name="gr32" draw:text-style-name="P10" draw:layer="layout" svg:width="0.026cm" svg:height="0.38cm" svg:x="31.763cm" svg:y="17.155cm" svg:viewBox="0 0 27 381" draw:points="0,381 27,381 27,0 0,0">
          <text:p/>
        </draw:polygon>
        <draw:polygon draw:style-name="gr30" draw:text-style-name="P8" draw:layer="layout" svg:width="0.026cm" svg:height="0.38cm" svg:x="31.788cm" svg:y="17.155cm" svg:viewBox="0 0 27 381" draw:points="0,381 27,381 27,0 0,0">
          <text:p/>
        </draw:polygon>
        <draw:polygon draw:style-name="gr31" draw:text-style-name="P9" draw:layer="layout" svg:width="0.026cm" svg:height="0.38cm" svg:x="31.814cm" svg:y="17.155cm" svg:viewBox="0 0 27 381" draw:points="0,381 27,381 27,0 0,0">
          <text:p/>
        </draw:polygon>
        <draw:polygon draw:style-name="gr31" draw:text-style-name="P9" draw:layer="layout" svg:width="0.026cm" svg:height="0.38cm" svg:x="31.841cm" svg:y="17.155cm" svg:viewBox="0 0 27 381" draw:points="0,381 27,381 27,0 0,0">
          <text:p/>
        </draw:polygon>
        <draw:polygon draw:style-name="gr32" draw:text-style-name="P10" draw:layer="layout" svg:width="0.026cm" svg:height="0.38cm" svg:x="31.867cm" svg:y="17.155cm" svg:viewBox="0 0 27 381" draw:points="0,381 27,381 27,0 0,0">
          <text:p/>
        </draw:polygon>
        <draw:polygon draw:style-name="gr31" draw:text-style-name="P9" draw:layer="layout" svg:width="0.026cm" svg:height="0.38cm" svg:x="31.893cm" svg:y="17.155cm" svg:viewBox="0 0 27 381" draw:points="0,381 27,381 27,0 0,0">
          <text:p/>
        </draw:polygon>
        <draw:polygon draw:style-name="gr31" draw:text-style-name="P9" draw:layer="layout" svg:width="0.026cm" svg:height="0.38cm" svg:x="31.919cm" svg:y="17.155cm" svg:viewBox="0 0 27 381" draw:points="0,381 27,381 27,0 0,0">
          <text:p/>
        </draw:polygon>
        <draw:polygon draw:style-name="gr31" draw:text-style-name="P9" draw:layer="layout" svg:width="0.026cm" svg:height="0.38cm" svg:x="31.945cm" svg:y="17.155cm" svg:viewBox="0 0 27 381" draw:points="0,381 27,381 27,0 0,0">
          <text:p/>
        </draw:polygon>
        <draw:polygon draw:style-name="gr31" draw:text-style-name="P9" draw:layer="layout" svg:width="0.026cm" svg:height="0.38cm" svg:x="31.972cm" svg:y="17.155cm" svg:viewBox="0 0 27 381" draw:points="0,381 27,381 27,0 0,0">
          <text:p/>
        </draw:polygon>
        <draw:polygon draw:style-name="gr30" draw:text-style-name="P8" draw:layer="layout" svg:width="0.026cm" svg:height="0.38cm" svg:x="31.998cm" svg:y="17.155cm" svg:viewBox="0 0 27 381" draw:points="0,381 27,381 27,0 0,0">
          <text:p/>
        </draw:polygon>
        <draw:polygon draw:style-name="gr32" draw:text-style-name="P10" draw:layer="layout" svg:width="0.026cm" svg:height="0.38cm" svg:x="32.024cm" svg:y="17.155cm" svg:viewBox="0 0 27 381" draw:points="0,381 27,381 27,0 0,0">
          <text:p/>
        </draw:polygon>
        <draw:polygon draw:style-name="gr32" draw:text-style-name="P10" draw:layer="layout" svg:width="0.027cm" svg:height="0.38cm" svg:x="32.05cm" svg:y="17.155cm" svg:viewBox="0 0 28 381" draw:points="0,381 28,381 28,0 0,0">
          <text:p/>
        </draw:polygon>
        <draw:polygon draw:style-name="gr30" draw:text-style-name="P8" draw:layer="layout" svg:width="0.026cm" svg:height="0.38cm" svg:x="32.077cm" svg:y="17.155cm" svg:viewBox="0 0 27 381" draw:points="0,381 27,381 27,0 0,0">
          <text:p/>
        </draw:polygon>
        <draw:polygon draw:style-name="gr30" draw:text-style-name="P8" draw:layer="layout" svg:width="0.026cm" svg:height="0.38cm" svg:x="32.103cm" svg:y="17.155cm" svg:viewBox="0 0 27 381" draw:points="0,381 27,381 27,0 0,0">
          <text:p/>
        </draw:polygon>
        <draw:polygon draw:style-name="gr31" draw:text-style-name="P9" draw:layer="layout" svg:width="0.026cm" svg:height="0.38cm" svg:x="32.13cm" svg:y="17.155cm" svg:viewBox="0 0 27 381" draw:points="0,381 27,381 27,0 0,0">
          <text:p/>
        </draw:polygon>
        <draw:polygon draw:style-name="gr29" draw:text-style-name="P7" draw:layer="layout" svg:width="0.026cm" svg:height="0.38cm" svg:x="32.156cm" svg:y="17.155cm" svg:viewBox="0 0 27 381" draw:points="0,381 27,381 27,0 0,0">
          <text:p/>
        </draw:polygon>
        <draw:polygon draw:style-name="gr31" draw:text-style-name="P9" draw:layer="layout" svg:width="0.026cm" svg:height="0.38cm" svg:x="32.182cm" svg:y="17.155cm" svg:viewBox="0 0 27 381" draw:points="0,381 27,381 27,0 0,0">
          <text:p/>
        </draw:polygon>
        <draw:polygon draw:style-name="gr30" draw:text-style-name="P8" draw:layer="layout" svg:width="0.026cm" svg:height="0.38cm" svg:x="32.208cm" svg:y="17.155cm" svg:viewBox="0 0 27 381" draw:points="0,381 27,381 27,0 0,0">
          <text:p/>
        </draw:polygon>
        <draw:polygon draw:style-name="gr31" draw:text-style-name="P9" draw:layer="layout" svg:width="0.026cm" svg:height="0.38cm" svg:x="32.235cm" svg:y="17.155cm" svg:viewBox="0 0 27 381" draw:points="0,381 27,381 27,0 0,0">
          <text:p/>
        </draw:polygon>
        <draw:polygon draw:style-name="gr32" draw:text-style-name="P10" draw:layer="layout" svg:width="0.026cm" svg:height="0.38cm" svg:x="32.261cm" svg:y="17.155cm" svg:viewBox="0 0 27 381" draw:points="0,381 27,381 27,0 0,0">
          <text:p/>
        </draw:polygon>
        <draw:polygon draw:style-name="gr32" draw:text-style-name="P10" draw:layer="layout" svg:width="0.026cm" svg:height="0.38cm" svg:x="32.287cm" svg:y="17.155cm" svg:viewBox="0 0 27 381" draw:points="0,381 27,381 27,0 0,0">
          <text:p/>
        </draw:polygon>
        <draw:polygon draw:style-name="gr30" draw:text-style-name="P8" draw:layer="layout" svg:width="0.026cm" svg:height="0.38cm" svg:x="32.313cm" svg:y="17.155cm" svg:viewBox="0 0 27 381" draw:points="0,381 27,381 27,0 0,0">
          <text:p/>
        </draw:polygon>
        <draw:polygon draw:style-name="gr30" draw:text-style-name="P8" draw:layer="layout" svg:width="0.026cm" svg:height="0.38cm" svg:x="32.34cm" svg:y="17.155cm" svg:viewBox="0 0 27 381" draw:points="0,381 27,381 27,0 0,0">
          <text:p/>
        </draw:polygon>
        <draw:polygon draw:style-name="gr29" draw:text-style-name="P7" draw:layer="layout" svg:width="0.026cm" svg:height="0.38cm" svg:x="32.366cm" svg:y="17.155cm" svg:viewBox="0 0 27 381" draw:points="0,381 27,381 27,0 0,0">
          <text:p/>
        </draw:polygon>
        <draw:polygon draw:style-name="gr30" draw:text-style-name="P8" draw:layer="layout" svg:width="0.026cm" svg:height="0.38cm" svg:x="32.392cm" svg:y="17.155cm" svg:viewBox="0 0 27 381" draw:points="0,381 27,381 27,0 0,0">
          <text:p/>
        </draw:polygon>
        <draw:polygon draw:style-name="gr31" draw:text-style-name="P9" draw:layer="layout" svg:width="0.027cm" svg:height="0.38cm" svg:x="32.418cm" svg:y="17.155cm" svg:viewBox="0 0 28 381" draw:points="0,381 28,381 28,0 0,0">
          <text:p/>
        </draw:polygon>
        <draw:polygon draw:style-name="gr31" draw:text-style-name="P9" draw:layer="layout" svg:width="0.026cm" svg:height="0.38cm" svg:x="32.445cm" svg:y="17.155cm" svg:viewBox="0 0 27 381" draw:points="0,381 27,381 27,0 0,0">
          <text:p/>
        </draw:polygon>
        <draw:polygon draw:style-name="gr31" draw:text-style-name="P9" draw:layer="layout" svg:width="0.026cm" svg:height="0.38cm" svg:x="32.471cm" svg:y="17.155cm" svg:viewBox="0 0 27 381" draw:points="0,381 27,381 27,0 0,0">
          <text:p/>
        </draw:polygon>
        <draw:polygon draw:style-name="gr30" draw:text-style-name="P8" draw:layer="layout" svg:width="0.026cm" svg:height="0.38cm" svg:x="32.497cm" svg:y="17.155cm" svg:viewBox="0 0 27 381" draw:points="0,381 27,381 27,0 0,0">
          <text:p/>
        </draw:polygon>
        <draw:polygon draw:style-name="gr31" draw:text-style-name="P9" draw:layer="layout" svg:width="0.026cm" svg:height="0.38cm" svg:x="32.524cm" svg:y="17.155cm" svg:viewBox="0 0 27 381" draw:points="0,381 27,381 27,0 0,0">
          <text:p/>
        </draw:polygon>
        <draw:polygon draw:style-name="gr32" draw:text-style-name="P10" draw:layer="layout" svg:width="0.026cm" svg:height="0.38cm" svg:x="32.55cm" svg:y="17.155cm" svg:viewBox="0 0 27 381" draw:points="0,381 27,381 27,0 0,0">
          <text:p/>
        </draw:polygon>
        <draw:polygon draw:style-name="gr32" draw:text-style-name="P10" draw:layer="layout" svg:width="0.026cm" svg:height="0.38cm" svg:x="32.576cm" svg:y="17.155cm" svg:viewBox="0 0 27 381" draw:points="0,381 27,381 27,0 0,0">
          <text:p/>
        </draw:polygon>
        <draw:polygon draw:style-name="gr31" draw:text-style-name="P9" draw:layer="layout" svg:width="0.026cm" svg:height="0.38cm" svg:x="32.603cm" svg:y="17.155cm" svg:viewBox="0 0 27 381" draw:points="0,381 27,381 27,0 0,0">
          <text:p/>
        </draw:polygon>
        <draw:polygon draw:style-name="gr32" draw:text-style-name="P10" draw:layer="layout" svg:width="0.026cm" svg:height="0.38cm" svg:x="32.629cm" svg:y="17.155cm" svg:viewBox="0 0 27 381" draw:points="0,381 27,381 27,0 0,0">
          <text:p/>
        </draw:polygon>
        <draw:polygon draw:style-name="gr29" draw:text-style-name="P7" draw:layer="layout" svg:width="0.026cm" svg:height="0.38cm" svg:x="32.655cm" svg:y="17.155cm" svg:viewBox="0 0 27 381" draw:points="0,381 27,381 27,0 0,0">
          <text:p/>
        </draw:polygon>
        <draw:polygon draw:style-name="gr32" draw:text-style-name="P10" draw:layer="layout" svg:width="0.026cm" svg:height="0.38cm" svg:x="32.681cm" svg:y="17.155cm" svg:viewBox="0 0 27 381" draw:points="0,381 27,381 27,0 0,0">
          <text:p/>
        </draw:polygon>
        <draw:polygon draw:style-name="gr32" draw:text-style-name="P10" draw:layer="layout" svg:width="0.026cm" svg:height="0.38cm" svg:x="32.707cm" svg:y="17.155cm" svg:viewBox="0 0 27 381" draw:points="0,381 27,381 27,0 0,0">
          <text:p/>
        </draw:polygon>
        <draw:polygon draw:style-name="gr31" draw:text-style-name="P9" draw:layer="layout" svg:width="0.026cm" svg:height="0.38cm" svg:x="32.734cm" svg:y="17.155cm" svg:viewBox="0 0 27 381" draw:points="0,381 27,381 27,0 0,0">
          <text:p/>
        </draw:polygon>
        <draw:polygon draw:style-name="gr32" draw:text-style-name="P10" draw:layer="layout" svg:width="0.026cm" svg:height="0.38cm" svg:x="32.76cm" svg:y="17.155cm" svg:viewBox="0 0 27 381" draw:points="0,381 27,381 27,0 0,0">
          <text:p/>
        </draw:polygon>
        <draw:polygon draw:style-name="gr30" draw:text-style-name="P8" draw:layer="layout" svg:width="0.026cm" svg:height="0.38cm" svg:x="32.786cm" svg:y="17.155cm" svg:viewBox="0 0 27 381" draw:points="0,381 27,381 27,0 0,0">
          <text:p/>
        </draw:polygon>
        <draw:polygon draw:style-name="gr30" draw:text-style-name="P8" draw:layer="layout" svg:width="0.027cm" svg:height="0.38cm" svg:x="32.812cm" svg:y="17.155cm" svg:viewBox="0 0 28 381" draw:points="0,381 28,381 28,0 0,0">
          <text:p/>
        </draw:polygon>
        <draw:polygon draw:style-name="gr32" draw:text-style-name="P10" draw:layer="layout" svg:width="0.026cm" svg:height="0.38cm" svg:x="32.839cm" svg:y="17.155cm" svg:viewBox="0 0 27 381" draw:points="0,381 27,381 27,0 0,0">
          <text:p/>
        </draw:polygon>
        <draw:polygon draw:style-name="gr30" draw:text-style-name="P8" draw:layer="layout" svg:width="0.026cm" svg:height="0.38cm" svg:x="32.865cm" svg:y="17.155cm" svg:viewBox="0 0 27 381" draw:points="0,381 27,381 27,0 0,0">
          <text:p/>
        </draw:polygon>
        <draw:polygon draw:style-name="gr31" draw:text-style-name="P9" draw:layer="layout" svg:width="0.026cm" svg:height="0.38cm" svg:x="32.891cm" svg:y="17.155cm" svg:viewBox="0 0 27 381" draw:points="0,381 27,381 27,0 0,0">
          <text:p/>
        </draw:polygon>
        <draw:polygon draw:style-name="gr32" draw:text-style-name="P10" draw:layer="layout" svg:width="0.026cm" svg:height="0.38cm" svg:x="32.918cm" svg:y="17.155cm" svg:viewBox="0 0 27 381" draw:points="0,381 27,381 27,0 0,0">
          <text:p/>
        </draw:polygon>
        <draw:polygon draw:style-name="gr30" draw:text-style-name="P8" draw:layer="layout" svg:width="0.026cm" svg:height="0.38cm" svg:x="32.944cm" svg:y="17.155cm" svg:viewBox="0 0 27 381" draw:points="0,381 27,381 27,0 0,0">
          <text:p/>
        </draw:polygon>
        <draw:polygon draw:style-name="gr30" draw:text-style-name="P8" draw:layer="layout" svg:width="0.026cm" svg:height="0.38cm" svg:x="32.97cm" svg:y="17.155cm" svg:viewBox="0 0 27 381" draw:points="0,381 27,381 27,0 0,0">
          <text:p/>
        </draw:polygon>
        <draw:polygon draw:style-name="gr31" draw:text-style-name="P9" draw:layer="layout" svg:width="0.026cm" svg:height="0.38cm" svg:x="32.996cm" svg:y="17.155cm" svg:viewBox="0 0 27 381" draw:points="0,381 27,381 27,0 0,0">
          <text:p/>
        </draw:polygon>
        <draw:polygon draw:style-name="gr29" draw:text-style-name="P7" draw:layer="layout" svg:width="0.026cm" svg:height="0.38cm" svg:x="33.023cm" svg:y="17.155cm" svg:viewBox="0 0 27 381" draw:points="0,381 27,381 27,0 0,0">
          <text:p/>
        </draw:polygon>
        <draw:polygon draw:style-name="gr30" draw:text-style-name="P8" draw:layer="layout" svg:width="0.026cm" svg:height="0.38cm" svg:x="33.049cm" svg:y="17.155cm" svg:viewBox="0 0 27 381" draw:points="0,381 27,381 27,0 0,0">
          <text:p/>
        </draw:polygon>
        <draw:polygon draw:style-name="gr29" draw:text-style-name="P7" draw:layer="layout" svg:width="0.026cm" svg:height="0.38cm" svg:x="33.075cm" svg:y="17.155cm" svg:viewBox="0 0 27 381" draw:points="0,381 27,381 27,0 0,0">
          <text:p/>
        </draw:polygon>
        <draw:polygon draw:style-name="gr30" draw:text-style-name="P8" draw:layer="layout" svg:width="0.027cm" svg:height="0.38cm" svg:x="33.101cm" svg:y="17.155cm" svg:viewBox="0 0 28 381" draw:points="0,381 28,381 28,0 0,0">
          <text:p/>
        </draw:polygon>
        <draw:polygon draw:style-name="gr32" draw:text-style-name="P10" draw:layer="layout" svg:width="0.026cm" svg:height="0.38cm" svg:x="33.128cm" svg:y="17.155cm" svg:viewBox="0 0 27 381" draw:points="0,381 27,381 27,0 0,0">
          <text:p/>
        </draw:polygon>
        <draw:polygon draw:style-name="gr31" draw:text-style-name="P9" draw:layer="layout" svg:width="0.026cm" svg:height="0.38cm" svg:x="33.154cm" svg:y="17.155cm" svg:viewBox="0 0 27 381" draw:points="0,381 27,381 27,0 0,0">
          <text:p/>
        </draw:polygon>
        <draw:polygon draw:style-name="gr31" draw:text-style-name="P9" draw:layer="layout" svg:width="0.027cm" svg:height="0.38cm" svg:x="33.18cm" svg:y="17.155cm" svg:viewBox="0 0 28 381" draw:points="0,381 28,381 28,0 0,0">
          <text:p/>
        </draw:polygon>
        <draw:polygon draw:style-name="gr31" draw:text-style-name="P9" draw:layer="layout" svg:width="0.026cm" svg:height="0.38cm" svg:x="33.207cm" svg:y="17.155cm" svg:viewBox="0 0 27 381" draw:points="0,381 27,381 27,0 0,0">
          <text:p/>
        </draw:polygon>
        <draw:polygon draw:style-name="gr30" draw:text-style-name="P8" draw:layer="layout" svg:width="0.026cm" svg:height="0.38cm" svg:x="33.233cm" svg:y="17.155cm" svg:viewBox="0 0 27 381" draw:points="0,381 27,381 27,0 0,0">
          <text:p/>
        </draw:polygon>
        <draw:polygon draw:style-name="gr30" draw:text-style-name="P8" draw:layer="layout" svg:width="0.026cm" svg:height="0.38cm" svg:x="33.259cm" svg:y="17.155cm" svg:viewBox="0 0 27 381" draw:points="0,381 27,381 27,0 0,0">
          <text:p/>
        </draw:polygon>
        <draw:polygon draw:style-name="gr32" draw:text-style-name="P10" draw:layer="layout" svg:width="0.026cm" svg:height="0.38cm" svg:x="33.286cm" svg:y="17.155cm" svg:viewBox="0 0 27 381" draw:points="0,381 27,381 27,0 0,0">
          <text:p/>
        </draw:polygon>
        <draw:polygon draw:style-name="gr30" draw:text-style-name="P8" draw:layer="layout" svg:width="0.026cm" svg:height="0.38cm" svg:x="33.312cm" svg:y="17.155cm" svg:viewBox="0 0 27 381" draw:points="0,381 27,381 27,0 0,0">
          <text:p/>
        </draw:polygon>
        <draw:polygon draw:style-name="gr31" draw:text-style-name="P9" draw:layer="layout" svg:width="0.026cm" svg:height="0.38cm" svg:x="33.338cm" svg:y="17.155cm" svg:viewBox="0 0 27 381" draw:points="0,381 27,381 27,0 0,0">
          <text:p/>
        </draw:polygon>
        <draw:polygon draw:style-name="gr32" draw:text-style-name="P10" draw:layer="layout" svg:width="0.026cm" svg:height="0.38cm" svg:x="33.364cm" svg:y="17.155cm" svg:viewBox="0 0 27 381" draw:points="0,381 27,381 27,0 0,0">
          <text:p/>
        </draw:polygon>
        <draw:polygon draw:style-name="gr30" draw:text-style-name="P8" draw:layer="layout" svg:width="0.026cm" svg:height="0.38cm" svg:x="33.39cm" svg:y="17.155cm" svg:viewBox="0 0 27 381" draw:points="0,381 27,381 27,0 0,0">
          <text:p/>
        </draw:polygon>
        <draw:polygon draw:style-name="gr29" draw:text-style-name="P7" draw:layer="layout" svg:width="0.026cm" svg:height="0.38cm" svg:x="33.417cm" svg:y="17.155cm" svg:viewBox="0 0 27 381" draw:points="0,381 27,381 27,0 0,0">
          <text:p/>
        </draw:polygon>
        <draw:polygon draw:style-name="gr30" draw:text-style-name="P8" draw:layer="layout" svg:width="0.026cm" svg:height="0.38cm" svg:x="33.444cm" svg:y="17.155cm" svg:viewBox="0 0 27 381" draw:points="0,381 27,381 27,0 0,0">
          <text:p/>
        </draw:polygon>
        <draw:polygon draw:style-name="gr30" draw:text-style-name="P8" draw:layer="layout" svg:width="0.026cm" svg:height="0.38cm" svg:x="33.469cm" svg:y="17.155cm" svg:viewBox="0 0 27 381" draw:points="0,381 27,381 27,0 0,0">
          <text:p/>
        </draw:polygon>
        <draw:polygon draw:style-name="gr30" draw:text-style-name="P8" draw:layer="layout" svg:width="0.027cm" svg:height="0.38cm" svg:x="33.495cm" svg:y="17.155cm" svg:viewBox="0 0 28 381" draw:points="0,381 28,381 28,0 0,0">
          <text:p/>
        </draw:polygon>
        <draw:polygon draw:style-name="gr31" draw:text-style-name="P9" draw:layer="layout" svg:width="0.026cm" svg:height="0.38cm" svg:x="33.522cm" svg:y="17.155cm" svg:viewBox="0 0 27 381" draw:points="0,381 27,381 27,0 0,0">
          <text:p/>
        </draw:polygon>
        <draw:polygon draw:style-name="gr30" draw:text-style-name="P8" draw:layer="layout" svg:width="0.026cm" svg:height="0.38cm" svg:x="33.548cm" svg:y="17.155cm" svg:viewBox="0 0 27 381" draw:points="0,381 27,381 27,0 0,0">
          <text:p/>
        </draw:polygon>
        <draw:polygon draw:style-name="gr30" draw:text-style-name="P8" draw:layer="layout" svg:width="0.028cm" svg:height="0.38cm" svg:x="33.574cm" svg:y="17.155cm" svg:viewBox="0 0 29 381" draw:points="0,381 29,381 29,0 0,0">
          <text:p/>
        </draw:polygon>
        <draw:polygon draw:style-name="gr32" draw:text-style-name="P10" draw:layer="layout" svg:width="0.026cm" svg:height="0.38cm" svg:x="33.601cm" svg:y="17.155cm" svg:viewBox="0 0 27 381" draw:points="0,381 27,381 27,0 0,0">
          <text:p/>
        </draw:polygon>
        <draw:polygon draw:style-name="gr30" draw:text-style-name="P8" draw:layer="layout" svg:width="0.026cm" svg:height="0.38cm" svg:x="33.627cm" svg:y="17.155cm" svg:viewBox="0 0 27 381" draw:points="0,381 27,381 27,0 0,0">
          <text:p/>
        </draw:polygon>
        <draw:polygon draw:style-name="gr31" draw:text-style-name="P9" draw:layer="layout" svg:width="0.026cm" svg:height="0.38cm" svg:x="33.653cm" svg:y="17.155cm" svg:viewBox="0 0 27 381" draw:points="0,381 27,381 27,0 0,0">
          <text:p/>
        </draw:polygon>
        <draw:polygon draw:style-name="gr29" draw:text-style-name="P7" draw:layer="layout" svg:width="0.026cm" svg:height="0.38cm" svg:x="33.68cm" svg:y="17.155cm" svg:viewBox="0 0 27 381" draw:points="0,381 27,381 27,0 0,0">
          <text:p/>
        </draw:polygon>
        <draw:polygon draw:style-name="gr30" draw:text-style-name="P8" draw:layer="layout" svg:width="0.026cm" svg:height="0.38cm" svg:x="33.706cm" svg:y="17.155cm" svg:viewBox="0 0 27 381" draw:points="0,381 27,381 27,0 0,0">
          <text:p/>
        </draw:polygon>
        <draw:polygon draw:style-name="gr30" draw:text-style-name="P8" draw:layer="layout" svg:width="0.026cm" svg:height="0.38cm" svg:x="33.732cm" svg:y="17.155cm" svg:viewBox="0 0 27 381" draw:points="0,381 27,381 27,0 0,0">
          <text:p/>
        </draw:polygon>
        <draw:polygon draw:style-name="gr32" draw:text-style-name="P10" draw:layer="layout" svg:width="0.026cm" svg:height="0.38cm" svg:x="33.784cm" svg:y="17.155cm" svg:viewBox="0 0 27 381" draw:points="0,381 27,381 27,0 0,0">
          <text:p/>
        </draw:polygon>
        <draw:polygon draw:style-name="gr31" draw:text-style-name="P9" draw:layer="layout" svg:width="0.026cm" svg:height="0.38cm" svg:x="33.811cm" svg:y="17.155cm" svg:viewBox="0 0 27 381" draw:points="0,381 27,381 27,0 0,0">
          <text:p/>
        </draw:polygon>
        <draw:polygon draw:style-name="gr30" draw:text-style-name="P8" draw:layer="layout" svg:width="0.026cm" svg:height="0.38cm" svg:x="33.837cm" svg:y="17.155cm" svg:viewBox="0 0 27 381" draw:points="0,381 27,381 27,0 0,0">
          <text:p/>
        </draw:polygon>
        <draw:polygon draw:style-name="gr30" draw:text-style-name="P8" draw:layer="layout" svg:width="0.027cm" svg:height="0.38cm" svg:x="33.863cm" svg:y="17.155cm" svg:viewBox="0 0 28 381" draw:points="0,381 28,381 28,0 0,0">
          <text:p/>
        </draw:polygon>
        <draw:polygon draw:style-name="gr31" draw:text-style-name="P9" draw:layer="layout" svg:width="0.026cm" svg:height="0.38cm" svg:x="33.891cm" svg:y="17.155cm" svg:viewBox="0 0 27 381" draw:points="0,381 27,381 27,0 0,0">
          <text:p/>
        </draw:polygon>
        <draw:polygon draw:style-name="gr32" draw:text-style-name="P10" draw:layer="layout" svg:width="0.026cm" svg:height="0.38cm" svg:x="33.916cm" svg:y="17.155cm" svg:viewBox="0 0 27 381" draw:points="0,381 27,381 27,0 0,0">
          <text:p/>
        </draw:polygon>
        <draw:polygon draw:style-name="gr31" draw:text-style-name="P9" draw:layer="layout" svg:width="0.026cm" svg:height="0.38cm" svg:x="33.942cm" svg:y="17.155cm" svg:viewBox="0 0 27 381" draw:points="0,381 27,381 27,0 0,0">
          <text:p/>
        </draw:polygon>
        <draw:polygon draw:style-name="gr29" draw:text-style-name="P7" draw:layer="layout" svg:width="0.026cm" svg:height="0.38cm" svg:x="33.969cm" svg:y="17.155cm" svg:viewBox="0 0 27 381" draw:points="0,381 27,381 27,0 0,0">
          <text:p/>
        </draw:polygon>
        <draw:polygon draw:style-name="gr31" draw:text-style-name="P9" draw:layer="layout" svg:width="0.026cm" svg:height="0.38cm" svg:x="33.995cm" svg:y="17.155cm" svg:viewBox="0 0 27 381" draw:points="0,381 27,381 27,0 0,0">
          <text:p/>
        </draw:polygon>
        <draw:polygon draw:style-name="gr29" draw:text-style-name="P7" draw:layer="layout" svg:width="0.026cm" svg:height="0.38cm" svg:x="34.021cm" svg:y="17.155cm" svg:viewBox="0 0 27 381" draw:points="0,381 27,381 27,0 0,0">
          <text:p/>
        </draw:polygon>
        <draw:polygon draw:style-name="gr31" draw:text-style-name="P9" draw:layer="layout" svg:width="0.026cm" svg:height="0.38cm" svg:x="34.047cm" svg:y="17.155cm" svg:viewBox="0 0 27 381" draw:points="0,381 27,381 27,0 0,0">
          <text:p/>
        </draw:polygon>
        <draw:polygon draw:style-name="gr30" draw:text-style-name="P8" draw:layer="layout" svg:width="0.026cm" svg:height="0.38cm" svg:x="34.074cm" svg:y="17.155cm" svg:viewBox="0 0 27 381" draw:points="0,381 27,381 27,0 0,0">
          <text:p/>
        </draw:polygon>
        <draw:polygon draw:style-name="gr31" draw:text-style-name="P9" draw:layer="layout" svg:width="0.026cm" svg:height="0.38cm" svg:x="34.1cm" svg:y="17.155cm" svg:viewBox="0 0 27 381" draw:points="0,381 27,381 27,0 0,0">
          <text:p/>
        </draw:polygon>
        <draw:polygon draw:style-name="gr31" draw:text-style-name="P9" draw:layer="layout" svg:width="0.026cm" svg:height="0.38cm" svg:x="34.126cm" svg:y="17.155cm" svg:viewBox="0 0 27 381" draw:points="0,381 27,381 27,0 0,0">
          <text:p/>
        </draw:polygon>
        <draw:polygon draw:style-name="gr30" draw:text-style-name="P8" draw:layer="layout" svg:width="0.026cm" svg:height="0.38cm" svg:x="34.152cm" svg:y="17.155cm" svg:viewBox="0 0 27 381" draw:points="0,381 27,381 27,0 0,0">
          <text:p/>
        </draw:polygon>
        <draw:polygon draw:style-name="gr31" draw:text-style-name="P9" draw:layer="layout" svg:width="0.026cm" svg:height="0.38cm" svg:x="34.179cm" svg:y="17.155cm" svg:viewBox="0 0 27 381" draw:points="0,381 27,381 27,0 0,0">
          <text:p/>
        </draw:polygon>
        <draw:polygon draw:style-name="gr31" draw:text-style-name="P9" draw:layer="layout" svg:width="0.026cm" svg:height="0.38cm" svg:x="34.205cm" svg:y="17.155cm" svg:viewBox="0 0 27 381" draw:points="0,381 27,381 27,0 0,0">
          <text:p/>
        </draw:polygon>
        <draw:polygon draw:style-name="gr32" draw:text-style-name="P10" draw:layer="layout" svg:width="0.026cm" svg:height="0.38cm" svg:x="34.231cm" svg:y="17.155cm" svg:viewBox="0 0 27 381" draw:points="0,381 27,381 27,0 0,0">
          <text:p/>
        </draw:polygon>
        <draw:polygon draw:style-name="gr30" draw:text-style-name="P8" draw:layer="layout" svg:width="0.027cm" svg:height="0.38cm" svg:x="34.257cm" svg:y="17.155cm" svg:viewBox="0 0 28 381" draw:points="0,381 28,381 28,0 0,0">
          <text:p/>
        </draw:polygon>
        <draw:polygon draw:style-name="gr29" draw:text-style-name="P7" draw:layer="layout" svg:width="0.026cm" svg:height="0.38cm" svg:x="34.284cm" svg:y="17.155cm" svg:viewBox="0 0 27 381" draw:points="0,381 27,381 27,0 0,0">
          <text:p/>
        </draw:polygon>
        <draw:polygon draw:style-name="gr29" draw:text-style-name="P7" draw:layer="layout" svg:width="0.026cm" svg:height="0.38cm" svg:x="34.31cm" svg:y="17.155cm" svg:viewBox="0 0 27 381" draw:points="0,381 27,381 27,0 0,0">
          <text:p/>
        </draw:polygon>
        <draw:polygon draw:style-name="gr29" draw:text-style-name="P7" draw:layer="layout" svg:width="0.026cm" svg:height="0.38cm" svg:x="34.336cm" svg:y="17.155cm" svg:viewBox="0 0 27 381" draw:points="0,381 27,381 27,0 0,0">
          <text:p/>
        </draw:polygon>
        <draw:polygon draw:style-name="gr31" draw:text-style-name="P9" draw:layer="layout" svg:width="0.026cm" svg:height="0.38cm" svg:x="34.415cm" svg:y="17.155cm" svg:viewBox="0 0 27 381" draw:points="0,381 27,381 27,0 0,0">
          <text:p/>
        </draw:polygon>
        <draw:polygon draw:style-name="gr30" draw:text-style-name="P8" draw:layer="layout" svg:width="0.026cm" svg:height="0.38cm" svg:x="34.441cm" svg:y="17.155cm" svg:viewBox="0 0 27 381" draw:points="0,381 27,381 27,0 0,0">
          <text:p/>
        </draw:polygon>
        <draw:polygon draw:style-name="gr29" draw:text-style-name="P7" draw:layer="layout" svg:width="0.026cm" svg:height="0.38cm" svg:x="34.468cm" svg:y="17.155cm" svg:viewBox="0 0 27 381" draw:points="0,381 27,381 27,0 0,0">
          <text:p/>
        </draw:polygon>
        <draw:polygon draw:style-name="gr30" draw:text-style-name="P8" draw:layer="layout" svg:width="0.026cm" svg:height="0.38cm" svg:x="34.494cm" svg:y="17.155cm" svg:viewBox="0 0 27 381" draw:points="0,381 27,381 27,0 0,0">
          <text:p/>
        </draw:polygon>
        <draw:polygon draw:style-name="gr32" draw:text-style-name="P10" draw:layer="layout" svg:width="0.026cm" svg:height="0.38cm" svg:x="34.52cm" svg:y="17.155cm" svg:viewBox="0 0 27 381" draw:points="0,381 27,381 27,0 0,0">
          <text:p/>
        </draw:polygon>
        <draw:polygon draw:style-name="gr32" draw:text-style-name="P10" draw:layer="layout" svg:width="0.026cm" svg:height="0.38cm" svg:x="34.546cm" svg:y="17.155cm" svg:viewBox="0 0 27 381" draw:points="0,381 27,381 27,0 0,0">
          <text:p/>
        </draw:polygon>
        <draw:polygon draw:style-name="gr32" draw:text-style-name="P10" draw:layer="layout" svg:width="0.026cm" svg:height="0.38cm" svg:x="34.573cm" svg:y="17.155cm" svg:viewBox="0 0 27 381" draw:points="0,381 27,381 27,0 0,0">
          <text:p/>
        </draw:polygon>
        <draw:polygon draw:style-name="gr31" draw:text-style-name="P9" draw:layer="layout" svg:width="0.026cm" svg:height="0.38cm" svg:x="34.599cm" svg:y="17.155cm" svg:viewBox="0 0 27 381" draw:points="0,381 27,381 27,0 0,0">
          <text:p/>
        </draw:polygon>
        <draw:polygon draw:style-name="gr29" draw:text-style-name="P7" draw:layer="layout" svg:width="0.027cm" svg:height="0.38cm" svg:x="34.625cm" svg:y="17.155cm" svg:viewBox="0 0 28 381" draw:points="0,381 28,381 28,0 0,0">
          <text:p/>
        </draw:polygon>
        <draw:polygon draw:style-name="gr29" draw:text-style-name="P7" draw:layer="layout" svg:width="0.026cm" svg:height="0.38cm" svg:x="34.652cm" svg:y="17.155cm" svg:viewBox="0 0 27 381" draw:points="0,381 27,381 27,0 0,0">
          <text:p/>
        </draw:polygon>
        <draw:polygon draw:style-name="gr30" draw:text-style-name="P8" draw:layer="layout" svg:width="0.026cm" svg:height="0.38cm" svg:x="20.15cm" svg:y="16.396cm" svg:viewBox="0 0 27 381" draw:points="0,381 27,381 27,0 0,0">
          <text:p/>
        </draw:polygon>
        <draw:polygon draw:style-name="gr31" draw:text-style-name="P9" draw:layer="layout" svg:width="0.026cm" svg:height="0.38cm" svg:x="20.176cm" svg:y="16.396cm" svg:viewBox="0 0 27 381" draw:points="0,381 27,381 27,0 0,0">
          <text:p/>
        </draw:polygon>
        <draw:polygon draw:style-name="gr32" draw:text-style-name="P10" draw:layer="layout" svg:width="0.026cm" svg:height="0.38cm" svg:x="20.202cm" svg:y="16.396cm" svg:viewBox="0 0 27 381" draw:points="0,381 27,381 27,0 0,0">
          <text:p/>
        </draw:polygon>
        <draw:polygon draw:style-name="gr31" draw:text-style-name="P9" draw:layer="layout" svg:width="0.026cm" svg:height="0.38cm" svg:x="20.228cm" svg:y="16.396cm" svg:viewBox="0 0 27 381" draw:points="0,381 27,381 27,0 0,0">
          <text:p/>
        </draw:polygon>
        <draw:polygon draw:style-name="gr32" draw:text-style-name="P10" draw:layer="layout" svg:width="0.026cm" svg:height="0.38cm" svg:x="20.256cm" svg:y="16.396cm" svg:viewBox="0 0 27 381" draw:points="0,381 27,381 27,0 0,0">
          <text:p/>
        </draw:polygon>
        <draw:polygon draw:style-name="gr32" draw:text-style-name="P10" draw:layer="layout" svg:width="0.026cm" svg:height="0.38cm" svg:x="20.281cm" svg:y="16.396cm" svg:viewBox="0 0 27 381" draw:points="0,381 27,381 27,0 0,0">
          <text:p/>
        </draw:polygon>
        <draw:polygon draw:style-name="gr30" draw:text-style-name="P8" draw:layer="layout" svg:width="0.026cm" svg:height="0.38cm" svg:x="20.307cm" svg:y="16.396cm" svg:viewBox="0 0 27 381" draw:points="0,381 27,381 27,0 0,0">
          <text:p/>
        </draw:polygon>
        <draw:polygon draw:style-name="gr32" draw:text-style-name="P10" draw:layer="layout" svg:width="0.026cm" svg:height="0.38cm" svg:x="20.333cm" svg:y="16.396cm" svg:viewBox="0 0 27 381" draw:points="0,381 27,381 27,0 0,0">
          <text:p/>
        </draw:polygon>
        <draw:polygon draw:style-name="gr32" draw:text-style-name="P10" draw:layer="layout" svg:width="0.027cm" svg:height="0.38cm" svg:x="20.359cm" svg:y="16.396cm" svg:viewBox="0 0 28 381" draw:points="0,381 28,381 28,0 0,0">
          <text:p/>
        </draw:polygon>
        <draw:polygon draw:style-name="gr30" draw:text-style-name="P8" draw:layer="layout" svg:width="0.026cm" svg:height="0.38cm" svg:x="20.386cm" svg:y="16.396cm" svg:viewBox="0 0 27 381" draw:points="0,381 27,381 27,0 0,0">
          <text:p/>
        </draw:polygon>
        <draw:polygon draw:style-name="gr31" draw:text-style-name="P9" draw:layer="layout" svg:width="0.026cm" svg:height="0.38cm" svg:x="20.412cm" svg:y="16.396cm" svg:viewBox="0 0 27 381" draw:points="0,381 27,381 27,0 0,0">
          <text:p/>
        </draw:polygon>
        <draw:polygon draw:style-name="gr31" draw:text-style-name="P9" draw:layer="layout" svg:width="0.027cm" svg:height="0.38cm" svg:x="20.438cm" svg:y="16.396cm" svg:viewBox="0 0 28 381" draw:points="0,381 28,381 28,0 0,0">
          <text:p/>
        </draw:polygon>
        <draw:polygon draw:style-name="gr31" draw:text-style-name="P9" draw:layer="layout" svg:width="0.026cm" svg:height="0.38cm" svg:x="20.465cm" svg:y="16.396cm" svg:viewBox="0 0 27 381" draw:points="0,381 27,381 27,0 0,0">
          <text:p/>
        </draw:polygon>
        <draw:polygon draw:style-name="gr30" draw:text-style-name="P8" draw:layer="layout" svg:width="0.026cm" svg:height="0.38cm" svg:x="20.491cm" svg:y="16.396cm" svg:viewBox="0 0 27 381" draw:points="0,381 27,381 27,0 0,0">
          <text:p/>
        </draw:polygon>
        <draw:polygon draw:style-name="gr30" draw:text-style-name="P8" draw:layer="layout" svg:width="0.026cm" svg:height="0.38cm" svg:x="20.517cm" svg:y="16.396cm" svg:viewBox="0 0 27 381" draw:points="0,381 27,381 27,0 0,0">
          <text:p/>
        </draw:polygon>
        <draw:polygon draw:style-name="gr31" draw:text-style-name="P9" draw:layer="layout" svg:width="0.026cm" svg:height="0.38cm" svg:x="20.544cm" svg:y="16.396cm" svg:viewBox="0 0 27 381" draw:points="0,381 27,381 27,0 0,0">
          <text:p/>
        </draw:polygon>
        <draw:polygon draw:style-name="gr32" draw:text-style-name="P10" draw:layer="layout" svg:width="0.026cm" svg:height="0.38cm" svg:x="20.596cm" svg:y="16.396cm" svg:viewBox="0 0 27 381" draw:points="0,381 27,381 27,0 0,0">
          <text:p/>
        </draw:polygon>
        <draw:polygon draw:style-name="gr32" draw:text-style-name="P10" draw:layer="layout" svg:width="0.026cm" svg:height="0.38cm" svg:x="20.622cm" svg:y="16.396cm" svg:viewBox="0 0 27 381" draw:points="0,381 27,381 27,0 0,0">
          <text:p/>
        </draw:polygon>
        <draw:polygon draw:style-name="gr31" draw:text-style-name="P9" draw:layer="layout" svg:width="0.026cm" svg:height="0.38cm" svg:x="20.649cm" svg:y="16.396cm" svg:viewBox="0 0 27 381" draw:points="0,381 27,381 27,0 0,0">
          <text:p/>
        </draw:polygon>
        <draw:polygon draw:style-name="gr31" draw:text-style-name="P9" draw:layer="layout" svg:width="0.026cm" svg:height="0.38cm" svg:x="20.676cm" svg:y="16.396cm" svg:viewBox="0 0 27 381" draw:points="0,381 27,381 27,0 0,0">
          <text:p/>
        </draw:polygon>
        <draw:polygon draw:style-name="gr31" draw:text-style-name="P9" draw:layer="layout" svg:width="0.026cm" svg:height="0.38cm" svg:x="20.701cm" svg:y="16.396cm" svg:viewBox="0 0 27 381" draw:points="0,381 27,381 27,0 0,0">
          <text:p/>
        </draw:polygon>
        <draw:polygon draw:style-name="gr32" draw:text-style-name="P10" draw:layer="layout" svg:width="0.026cm" svg:height="0.38cm" svg:x="20.727cm" svg:y="16.396cm" svg:viewBox="0 0 27 381" draw:points="0,381 27,381 27,0 0,0">
          <text:p/>
        </draw:polygon>
        <draw:polygon draw:style-name="gr30" draw:text-style-name="P8" draw:layer="layout" svg:width="0.026cm" svg:height="0.38cm" svg:x="20.754cm" svg:y="16.396cm" svg:viewBox="0 0 27 381" draw:points="0,381 27,381 27,0 0,0">
          <text:p/>
        </draw:polygon>
        <draw:polygon draw:style-name="gr31" draw:text-style-name="P9" draw:layer="layout" svg:width="0.026cm" svg:height="0.38cm" svg:x="20.78cm" svg:y="16.396cm" svg:viewBox="0 0 27 381" draw:points="0,381 27,381 27,0 0,0">
          <text:p/>
        </draw:polygon>
        <draw:polygon draw:style-name="gr31" draw:text-style-name="P9" draw:layer="layout" svg:width="0.027cm" svg:height="0.38cm" svg:x="20.806cm" svg:y="16.396cm" svg:viewBox="0 0 28 381" draw:points="0,381 28,381 28,0 0,0">
          <text:p/>
        </draw:polygon>
        <draw:polygon draw:style-name="gr30" draw:text-style-name="P8" draw:layer="layout" svg:width="0.026cm" svg:height="0.38cm" svg:x="20.833cm" svg:y="16.396cm" svg:viewBox="0 0 27 381" draw:points="0,381 27,381 27,0 0,0">
          <text:p/>
        </draw:polygon>
        <draw:polygon draw:style-name="gr30" draw:text-style-name="P8" draw:layer="layout" svg:width="0.026cm" svg:height="0.38cm" svg:x="20.859cm" svg:y="16.396cm" svg:viewBox="0 0 27 381" draw:points="0,381 27,381 27,0 0,0">
          <text:p/>
        </draw:polygon>
        <draw:polygon draw:style-name="gr30" draw:text-style-name="P8" draw:layer="layout" svg:width="0.026cm" svg:height="0.38cm" svg:x="20.885cm" svg:y="16.396cm" svg:viewBox="0 0 27 381" draw:points="0,381 27,381 27,0 0,0">
          <text:p/>
        </draw:polygon>
        <draw:polygon draw:style-name="gr32" draw:text-style-name="P10" draw:layer="layout" svg:width="0.026cm" svg:height="0.38cm" svg:x="20.911cm" svg:y="16.396cm" svg:viewBox="0 0 27 381" draw:points="0,381 27,381 27,0 0,0">
          <text:p/>
        </draw:polygon>
        <draw:polygon draw:style-name="gr31" draw:text-style-name="P9" draw:layer="layout" svg:width="0.026cm" svg:height="0.38cm" svg:x="20.938cm" svg:y="16.396cm" svg:viewBox="0 0 27 381" draw:points="0,381 27,381 27,0 0,0">
          <text:p/>
        </draw:polygon>
        <draw:polygon draw:style-name="gr30" draw:text-style-name="P8" draw:layer="layout" svg:width="0.026cm" svg:height="0.38cm" svg:x="20.964cm" svg:y="16.396cm" svg:viewBox="0 0 27 381" draw:points="0,381 27,381 27,0 0,0">
          <text:p/>
        </draw:polygon>
        <draw:polygon draw:style-name="gr29" draw:text-style-name="P7" draw:layer="layout" svg:width="0.026cm" svg:height="0.38cm" svg:x="20.99cm" svg:y="16.396cm" svg:viewBox="0 0 27 381" draw:points="0,381 27,381 27,0 0,0">
          <text:p/>
        </draw:polygon>
        <draw:polygon draw:style-name="gr30" draw:text-style-name="P8" draw:layer="layout" svg:width="0.026cm" svg:height="0.38cm" svg:x="21.016cm" svg:y="16.396cm" svg:viewBox="0 0 27 381" draw:points="0,381 27,381 27,0 0,0">
          <text:p/>
        </draw:polygon>
        <draw:polygon draw:style-name="gr30" draw:text-style-name="P8" draw:layer="layout" svg:width="0.026cm" svg:height="0.38cm" svg:x="21.043cm" svg:y="16.396cm" svg:viewBox="0 0 27 381" draw:points="0,381 27,381 27,0 0,0">
          <text:p/>
        </draw:polygon>
        <draw:polygon draw:style-name="gr31" draw:text-style-name="P9" draw:layer="layout" svg:width="0.026cm" svg:height="0.38cm" svg:x="21.069cm" svg:y="16.396cm" svg:viewBox="0 0 27 381" draw:points="0,381 27,381 27,0 0,0">
          <text:p/>
        </draw:polygon>
        <draw:polygon draw:style-name="gr31" draw:text-style-name="P9" draw:layer="layout" svg:width="0.026cm" svg:height="0.38cm" svg:x="21.096cm" svg:y="16.396cm" svg:viewBox="0 0 27 381" draw:points="0,381 27,381 27,0 0,0">
          <text:p/>
        </draw:polygon>
        <draw:polygon draw:style-name="gr30" draw:text-style-name="P8" draw:layer="layout" svg:width="0.027cm" svg:height="0.38cm" svg:x="21.121cm" svg:y="16.396cm" svg:viewBox="0 0 28 381" draw:points="0,381 28,381 28,0 0,0">
          <text:p/>
        </draw:polygon>
        <draw:polygon draw:style-name="gr31" draw:text-style-name="P9" draw:layer="layout" svg:width="0.026cm" svg:height="0.38cm" svg:x="21.148cm" svg:y="16.396cm" svg:viewBox="0 0 27 381" draw:points="0,381 27,381 27,0 0,0">
          <text:p/>
        </draw:polygon>
        <draw:polygon draw:style-name="gr31" draw:text-style-name="P9" draw:layer="layout" svg:width="0.026cm" svg:height="0.38cm" svg:x="21.174cm" svg:y="16.396cm" svg:viewBox="0 0 27 381" draw:points="0,381 27,381 27,0 0,0">
          <text:p/>
        </draw:polygon>
        <draw:polygon draw:style-name="gr29" draw:text-style-name="P7" draw:layer="layout" svg:width="0.027cm" svg:height="0.38cm" svg:x="21.2cm" svg:y="16.396cm" svg:viewBox="0 0 28 381" draw:points="0,381 28,381 28,0 0,0">
          <text:p/>
        </draw:polygon>
        <draw:polygon draw:style-name="gr31" draw:text-style-name="P9" draw:layer="layout" svg:width="0.026cm" svg:height="0.38cm" svg:x="21.227cm" svg:y="16.396cm" svg:viewBox="0 0 27 381" draw:points="0,381 27,381 27,0 0,0">
          <text:p/>
        </draw:polygon>
        <draw:polygon draw:style-name="gr29" draw:text-style-name="P7" draw:layer="layout" svg:width="0.026cm" svg:height="0.38cm" svg:x="21.253cm" svg:y="16.396cm" svg:viewBox="0 0 27 381" draw:points="0,381 27,381 27,0 0,0">
          <text:p/>
        </draw:polygon>
        <draw:polygon draw:style-name="gr30" draw:text-style-name="P8" draw:layer="layout" svg:width="0.026cm" svg:height="0.38cm" svg:x="21.279cm" svg:y="16.396cm" svg:viewBox="0 0 27 381" draw:points="0,381 27,381 27,0 0,0">
          <text:p/>
        </draw:polygon>
        <draw:polygon draw:style-name="gr31" draw:text-style-name="P9" draw:layer="layout" svg:width="0.026cm" svg:height="0.38cm" svg:x="21.305cm" svg:y="16.396cm" svg:viewBox="0 0 27 381" draw:points="0,381 27,381 27,0 0,0">
          <text:p/>
        </draw:polygon>
        <draw:polygon draw:style-name="gr30" draw:text-style-name="P8" draw:layer="layout" svg:width="0.026cm" svg:height="0.38cm" svg:x="21.332cm" svg:y="16.396cm" svg:viewBox="0 0 27 381" draw:points="0,381 27,381 27,0 0,0">
          <text:p/>
        </draw:polygon>
        <draw:polygon draw:style-name="gr30" draw:text-style-name="P8" draw:layer="layout" svg:width="0.026cm" svg:height="0.38cm" svg:x="21.358cm" svg:y="16.396cm" svg:viewBox="0 0 27 381" draw:points="0,381 27,381 27,0 0,0">
          <text:p/>
        </draw:polygon>
        <draw:polygon draw:style-name="gr31" draw:text-style-name="P9" draw:layer="layout" svg:width="0.026cm" svg:height="0.38cm" svg:x="21.384cm" svg:y="16.396cm" svg:viewBox="0 0 27 381" draw:points="0,381 27,381 27,0 0,0">
          <text:p/>
        </draw:polygon>
        <draw:polygon draw:style-name="gr32" draw:text-style-name="P10" draw:layer="layout" svg:width="0.026cm" svg:height="0.38cm" svg:x="21.41cm" svg:y="16.396cm" svg:viewBox="0 0 27 381" draw:points="0,381 27,381 27,0 0,0">
          <text:p/>
        </draw:polygon>
        <draw:polygon draw:style-name="gr31" draw:text-style-name="P9" draw:layer="layout" svg:width="0.026cm" svg:height="0.38cm" svg:x="21.437cm" svg:y="16.396cm" svg:viewBox="0 0 27 381" draw:points="0,381 27,381 27,0 0,0">
          <text:p/>
        </draw:polygon>
        <draw:polygon draw:style-name="gr29" draw:text-style-name="P7" draw:layer="layout" svg:width="0.026cm" svg:height="0.38cm" svg:x="21.463cm" svg:y="16.396cm" svg:viewBox="0 0 27 381" draw:points="0,381 27,381 27,0 0,0">
          <text:p/>
        </draw:polygon>
        <draw:polygon draw:style-name="gr32" draw:text-style-name="P10" draw:layer="layout" svg:width="0.026cm" svg:height="0.38cm" svg:x="21.489cm" svg:y="16.396cm" svg:viewBox="0 0 27 381" draw:points="0,381 27,381 27,0 0,0">
          <text:p/>
        </draw:polygon>
        <draw:polygon draw:style-name="gr31" draw:text-style-name="P9" draw:layer="layout" svg:width="0.027cm" svg:height="0.38cm" svg:x="21.516cm" svg:y="16.396cm" svg:viewBox="0 0 28 381" draw:points="0,381 28,381 28,0 0,0">
          <text:p/>
        </draw:polygon>
        <draw:polygon draw:style-name="gr30" draw:text-style-name="P8" draw:layer="layout" svg:width="0.026cm" svg:height="0.38cm" svg:x="21.543cm" svg:y="16.396cm" svg:viewBox="0 0 27 381" draw:points="0,381 27,381 27,0 0,0">
          <text:p/>
        </draw:polygon>
        <draw:polygon draw:style-name="gr31" draw:text-style-name="P9" draw:layer="layout" svg:width="0.026cm" svg:height="0.38cm" svg:x="21.568cm" svg:y="16.396cm" svg:viewBox="0 0 27 381" draw:points="0,381 27,381 27,0 0,0">
          <text:p/>
        </draw:polygon>
        <draw:polygon draw:style-name="gr31" draw:text-style-name="P9" draw:layer="layout" svg:width="0.026cm" svg:height="0.38cm" svg:x="21.595cm" svg:y="16.396cm" svg:viewBox="0 0 27 381" draw:points="0,381 27,381 27,0 0,0">
          <text:p/>
        </draw:polygon>
        <draw:polygon draw:style-name="gr31" draw:text-style-name="P9" draw:layer="layout" svg:width="0.026cm" svg:height="0.38cm" svg:x="21.621cm" svg:y="16.396cm" svg:viewBox="0 0 27 381" draw:points="0,381 27,381 27,0 0,0">
          <text:p/>
        </draw:polygon>
        <draw:polygon draw:style-name="gr30" draw:text-style-name="P8" draw:layer="layout" svg:width="0.026cm" svg:height="0.38cm" svg:x="21.647cm" svg:y="16.396cm" svg:viewBox="0 0 27 381" draw:points="0,381 27,381 27,0 0,0">
          <text:p/>
        </draw:polygon>
        <draw:polygon draw:style-name="gr32" draw:text-style-name="P10" draw:layer="layout" svg:width="0.026cm" svg:height="0.38cm" svg:x="21.673cm" svg:y="16.396cm" svg:viewBox="0 0 27 381" draw:points="0,381 27,381 27,0 0,0">
          <text:p/>
        </draw:polygon>
        <draw:polygon draw:style-name="gr30" draw:text-style-name="P8" draw:layer="layout" svg:width="0.026cm" svg:height="0.38cm" svg:x="21.7cm" svg:y="16.396cm" svg:viewBox="0 0 27 381" draw:points="0,381 27,381 27,0 0,0">
          <text:p/>
        </draw:polygon>
        <draw:polygon draw:style-name="gr30" draw:text-style-name="P8" draw:layer="layout" svg:width="0.026cm" svg:height="0.38cm" svg:x="21.726cm" svg:y="16.396cm" svg:viewBox="0 0 27 381" draw:points="0,381 27,381 27,0 0,0">
          <text:p/>
        </draw:polygon>
        <draw:polygon draw:style-name="gr30" draw:text-style-name="P8" draw:layer="layout" svg:width="0.026cm" svg:height="0.38cm" svg:x="21.752cm" svg:y="16.396cm" svg:viewBox="0 0 27 381" draw:points="0,381 27,381 27,0 0,0">
          <text:p/>
        </draw:polygon>
        <draw:polygon draw:style-name="gr31" draw:text-style-name="P9" draw:layer="layout" svg:width="0.027cm" svg:height="0.38cm" svg:x="21.804cm" svg:y="16.396cm" svg:viewBox="0 0 28 381" draw:points="0,381 28,381 28,0 0,0">
          <text:p/>
        </draw:polygon>
        <draw:polygon draw:style-name="gr29" draw:text-style-name="P7" draw:layer="layout" svg:width="0.026cm" svg:height="0.38cm" svg:x="21.831cm" svg:y="16.396cm" svg:viewBox="0 0 27 381" draw:points="0,381 27,381 27,0 0,0">
          <text:p/>
        </draw:polygon>
        <draw:polygon draw:style-name="gr30" draw:text-style-name="P8" draw:layer="layout" svg:width="0.026cm" svg:height="0.38cm" svg:x="21.857cm" svg:y="16.396cm" svg:viewBox="0 0 27 381" draw:points="0,381 27,381 27,0 0,0">
          <text:p/>
        </draw:polygon>
        <draw:polygon draw:style-name="gr31" draw:text-style-name="P9" draw:layer="layout" svg:width="0.027cm" svg:height="0.38cm" svg:x="21.883cm" svg:y="16.396cm" svg:viewBox="0 0 28 381" draw:points="0,381 28,381 28,0 0,0">
          <text:p/>
        </draw:polygon>
        <draw:polygon draw:style-name="gr30" draw:text-style-name="P8" draw:layer="layout" svg:width="0.026cm" svg:height="0.38cm" svg:x="21.91cm" svg:y="16.396cm" svg:viewBox="0 0 27 381" draw:points="0,381 27,381 27,0 0,0">
          <text:p/>
        </draw:polygon>
        <draw:polygon draw:style-name="gr31" draw:text-style-name="P9" draw:layer="layout" svg:width="0.026cm" svg:height="0.38cm" svg:x="21.936cm" svg:y="16.396cm" svg:viewBox="0 0 27 381" draw:points="0,381 27,381 27,0 0,0">
          <text:p/>
        </draw:polygon>
        <draw:polygon draw:style-name="gr30" draw:text-style-name="P8" draw:layer="layout" svg:width="0.026cm" svg:height="0.38cm" svg:x="21.963cm" svg:y="16.396cm" svg:viewBox="0 0 27 381" draw:points="0,381 27,381 27,0 0,0">
          <text:p/>
        </draw:polygon>
        <draw:polygon draw:style-name="gr30" draw:text-style-name="P8" draw:layer="layout" svg:width="0.026cm" svg:height="0.38cm" svg:x="21.989cm" svg:y="16.396cm" svg:viewBox="0 0 27 381" draw:points="0,381 27,381 27,0 0,0">
          <text:p/>
        </draw:polygon>
        <draw:polygon draw:style-name="gr32" draw:text-style-name="P10" draw:layer="layout" svg:width="0.026cm" svg:height="0.38cm" svg:x="22.015cm" svg:y="16.396cm" svg:viewBox="0 0 27 381" draw:points="0,381 27,381 27,0 0,0">
          <text:p/>
        </draw:polygon>
        <draw:polygon draw:style-name="gr32" draw:text-style-name="P10" draw:layer="layout" svg:width="0.026cm" svg:height="0.38cm" svg:x="22.041cm" svg:y="16.396cm" svg:viewBox="0 0 27 381" draw:points="0,381 27,381 27,0 0,0">
          <text:p/>
        </draw:polygon>
        <draw:polygon draw:style-name="gr30" draw:text-style-name="P8" draw:layer="layout" svg:width="0.026cm" svg:height="0.38cm" svg:x="22.067cm" svg:y="16.396cm" svg:viewBox="0 0 27 381" draw:points="0,381 27,381 27,0 0,0">
          <text:p/>
        </draw:polygon>
        <draw:polygon draw:style-name="gr30" draw:text-style-name="P8" draw:layer="layout" svg:width="0.026cm" svg:height="0.38cm" svg:x="22.094cm" svg:y="16.396cm" svg:viewBox="0 0 27 381" draw:points="0,381 27,381 27,0 0,0">
          <text:p/>
        </draw:polygon>
        <draw:polygon draw:style-name="gr29" draw:text-style-name="P7" draw:layer="layout" svg:width="0.026cm" svg:height="0.38cm" svg:x="22.12cm" svg:y="16.396cm" svg:viewBox="0 0 27 381" draw:points="0,381 27,381 27,0 0,0">
          <text:p/>
        </draw:polygon>
        <draw:polygon draw:style-name="gr30" draw:text-style-name="P8" draw:layer="layout" svg:width="0.026cm" svg:height="0.38cm" svg:x="22.146cm" svg:y="16.396cm" svg:viewBox="0 0 27 381" draw:points="0,381 27,381 27,0 0,0">
          <text:p/>
        </draw:polygon>
        <draw:polygon draw:style-name="gr29" draw:text-style-name="P7" draw:layer="layout" svg:width="0.026cm" svg:height="0.38cm" svg:x="22.172cm" svg:y="16.396cm" svg:viewBox="0 0 27 381" draw:points="0,381 27,381 27,0 0,0">
          <text:p/>
        </draw:polygon>
        <draw:polygon draw:style-name="gr30" draw:text-style-name="P8" draw:layer="layout" svg:width="0.026cm" svg:height="0.38cm" svg:x="22.199cm" svg:y="16.396cm" svg:viewBox="0 0 27 381" draw:points="0,381 27,381 27,0 0,0">
          <text:p/>
        </draw:polygon>
        <draw:polygon draw:style-name="gr30" draw:text-style-name="P8" draw:layer="layout" svg:width="0.026cm" svg:height="0.38cm" svg:x="22.225cm" svg:y="16.396cm" svg:viewBox="0 0 27 381" draw:points="0,381 27,381 27,0 0,0">
          <text:p/>
        </draw:polygon>
        <draw:polygon draw:style-name="gr29" draw:text-style-name="P7" draw:layer="layout" svg:width="0.026cm" svg:height="0.38cm" svg:x="22.251cm" svg:y="16.396cm" svg:viewBox="0 0 27 381" draw:points="0,381 27,381 27,0 0,0">
          <text:p/>
        </draw:polygon>
        <draw:polygon draw:style-name="gr29" draw:text-style-name="P7" draw:layer="layout" svg:width="0.027cm" svg:height="0.38cm" svg:x="22.277cm" svg:y="16.396cm" svg:viewBox="0 0 28 381" draw:points="0,381 28,381 28,0 0,0">
          <text:p/>
        </draw:polygon>
        <draw:polygon draw:style-name="gr29" draw:text-style-name="P7" draw:layer="layout" svg:width="0.026cm" svg:height="0.38cm" svg:x="22.304cm" svg:y="16.396cm" svg:viewBox="0 0 27 381" draw:points="0,381 27,381 27,0 0,0">
          <text:p/>
        </draw:polygon>
        <draw:polygon draw:style-name="gr30" draw:text-style-name="P8" draw:layer="layout" svg:width="0.026cm" svg:height="0.38cm" svg:x="22.33cm" svg:y="16.396cm" svg:viewBox="0 0 27 381" draw:points="0,381 27,381 27,0 0,0">
          <text:p/>
        </draw:polygon>
        <draw:polygon draw:style-name="gr30" draw:text-style-name="P8" draw:layer="layout" svg:width="0.026cm" svg:height="0.38cm" svg:x="22.356cm" svg:y="16.396cm" svg:viewBox="0 0 27 381" draw:points="0,381 27,381 27,0 0,0">
          <text:p/>
        </draw:polygon>
        <draw:polygon draw:style-name="gr30" draw:text-style-name="P8" draw:layer="layout" svg:width="0.026cm" svg:height="0.38cm" svg:x="22.383cm" svg:y="16.396cm" svg:viewBox="0 0 27 381" draw:points="0,381 27,381 27,0 0,0">
          <text:p/>
        </draw:polygon>
        <draw:polygon draw:style-name="gr30" draw:text-style-name="P8" draw:layer="layout" svg:width="0.026cm" svg:height="0.38cm" svg:x="22.409cm" svg:y="16.396cm" svg:viewBox="0 0 27 381" draw:points="0,381 27,381 27,0 0,0">
          <text:p/>
        </draw:polygon>
        <draw:polygon draw:style-name="gr32" draw:text-style-name="P10" draw:layer="layout" svg:width="0.026cm" svg:height="0.38cm" svg:x="22.435cm" svg:y="16.396cm" svg:viewBox="0 0 27 381" draw:points="0,381 27,381 27,0 0,0">
          <text:p/>
        </draw:polygon>
        <draw:polygon draw:style-name="gr31" draw:text-style-name="P9" draw:layer="layout" svg:width="0.026cm" svg:height="0.38cm" svg:x="22.461cm" svg:y="16.396cm" svg:viewBox="0 0 27 381" draw:points="0,381 27,381 27,0 0,0">
          <text:p/>
        </draw:polygon>
        <draw:polygon draw:style-name="gr32" draw:text-style-name="P10" draw:layer="layout" svg:width="0.026cm" svg:height="0.38cm" svg:x="22.488cm" svg:y="16.396cm" svg:viewBox="0 0 27 381" draw:points="0,381 27,381 27,0 0,0">
          <text:p/>
        </draw:polygon>
        <draw:polygon draw:style-name="gr31" draw:text-style-name="P9" draw:layer="layout" svg:width="0.026cm" svg:height="0.38cm" svg:x="22.514cm" svg:y="16.396cm" svg:viewBox="0 0 27 381" draw:points="0,381 27,381 27,0 0,0">
          <text:p/>
        </draw:polygon>
        <draw:polygon draw:style-name="gr29" draw:text-style-name="P7" draw:layer="layout" svg:width="0.026cm" svg:height="0.38cm" svg:x="22.54cm" svg:y="16.396cm" svg:viewBox="0 0 27 381" draw:points="0,381 27,381 27,0 0,0">
          <text:p/>
        </draw:polygon>
        <draw:polygon draw:style-name="gr29" draw:text-style-name="P7" draw:layer="layout" svg:width="0.027cm" svg:height="0.38cm" svg:x="22.566cm" svg:y="16.396cm" svg:viewBox="0 0 28 381" draw:points="0,381 28,381 28,0 0,0">
          <text:p/>
        </draw:polygon>
        <draw:polygon draw:style-name="gr30" draw:text-style-name="P8" draw:layer="layout" svg:width="0.026cm" svg:height="0.38cm" svg:x="22.593cm" svg:y="16.396cm" svg:viewBox="0 0 27 381" draw:points="0,381 27,381 27,0 0,0">
          <text:p/>
        </draw:polygon>
        <draw:polygon draw:style-name="gr30" draw:text-style-name="P8" draw:layer="layout" svg:width="0.026cm" svg:height="0.38cm" svg:x="22.619cm" svg:y="16.396cm" svg:viewBox="0 0 27 381" draw:points="0,381 27,381 27,0 0,0">
          <text:p/>
        </draw:polygon>
        <draw:polygon draw:style-name="gr32" draw:text-style-name="P10" draw:layer="layout" svg:width="0.027cm" svg:height="0.38cm" svg:x="22.645cm" svg:y="16.396cm" svg:viewBox="0 0 28 381" draw:points="0,381 28,381 28,0 0,0">
          <text:p/>
        </draw:polygon>
        <draw:polygon draw:style-name="gr32" draw:text-style-name="P10" draw:layer="layout" svg:width="0.026cm" svg:height="0.38cm" svg:x="22.672cm" svg:y="16.396cm" svg:viewBox="0 0 27 381" draw:points="0,381 27,381 27,0 0,0">
          <text:p/>
        </draw:polygon>
        <draw:polygon draw:style-name="gr32" draw:text-style-name="P10" draw:layer="layout" svg:width="0.026cm" svg:height="0.38cm" svg:x="22.698cm" svg:y="16.396cm" svg:viewBox="0 0 27 381" draw:points="0,381 27,381 27,0 0,0">
          <text:p/>
        </draw:polygon>
        <draw:polygon draw:style-name="gr31" draw:text-style-name="P9" draw:layer="layout" svg:width="0.026cm" svg:height="0.38cm" svg:x="22.724cm" svg:y="16.396cm" svg:viewBox="0 0 27 381" draw:points="0,381 27,381 27,0 0,0">
          <text:p/>
        </draw:polygon>
        <draw:polygon draw:style-name="gr31" draw:text-style-name="P9" draw:layer="layout" svg:width="0.026cm" svg:height="0.38cm" svg:x="22.75cm" svg:y="16.396cm" svg:viewBox="0 0 27 381" draw:points="0,381 27,381 27,0 0,0">
          <text:p/>
        </draw:polygon>
        <draw:polygon draw:style-name="gr31" draw:text-style-name="P9" draw:layer="layout" svg:width="0.026cm" svg:height="0.38cm" svg:x="22.777cm" svg:y="16.396cm" svg:viewBox="0 0 27 381" draw:points="0,381 27,381 27,0 0,0">
          <text:p/>
        </draw:polygon>
        <draw:polygon draw:style-name="gr29" draw:text-style-name="P7" draw:layer="layout" svg:width="0.026cm" svg:height="0.38cm" svg:x="22.803cm" svg:y="16.396cm" svg:viewBox="0 0 27 381" draw:points="0,381 27,381 27,0 0,0">
          <text:p/>
        </draw:polygon>
        <draw:polygon draw:style-name="gr31" draw:text-style-name="P9" draw:layer="layout" svg:width="0.026cm" svg:height="0.38cm" svg:x="22.829cm" svg:y="16.396cm" svg:viewBox="0 0 27 381" draw:points="0,381 27,381 27,0 0,0">
          <text:p/>
        </draw:polygon>
        <draw:polygon draw:style-name="gr31" draw:text-style-name="P9" draw:layer="layout" svg:width="0.026cm" svg:height="0.38cm" svg:x="22.855cm" svg:y="16.396cm" svg:viewBox="0 0 27 381" draw:points="0,381 27,381 27,0 0,0">
          <text:p/>
        </draw:polygon>
        <draw:polygon draw:style-name="gr31" draw:text-style-name="P9" draw:layer="layout" svg:width="0.026cm" svg:height="0.38cm" svg:x="22.882cm" svg:y="16.396cm" svg:viewBox="0 0 27 381" draw:points="0,381 27,381 27,0 0,0">
          <text:p/>
        </draw:polygon>
        <draw:polygon draw:style-name="gr30" draw:text-style-name="P8" draw:layer="layout" svg:width="0.026cm" svg:height="0.38cm" svg:x="23.223cm" svg:y="16.396cm" svg:viewBox="0 0 27 381" draw:points="0,381 27,381 27,0 0,0">
          <text:p/>
        </draw:polygon>
        <draw:polygon draw:style-name="gr32" draw:text-style-name="P10" draw:layer="layout" svg:width="0.026cm" svg:height="0.38cm" svg:x="23.249cm" svg:y="16.396cm" svg:viewBox="0 0 27 381" draw:points="0,381 27,381 27,0 0,0">
          <text:p/>
        </draw:polygon>
        <draw:polygon draw:style-name="gr30" draw:text-style-name="P8" draw:layer="layout" svg:width="0.026cm" svg:height="0.38cm" svg:x="23.276cm" svg:y="16.396cm" svg:viewBox="0 0 27 381" draw:points="0,381 27,381 27,0 0,0">
          <text:p/>
        </draw:polygon>
        <draw:polygon draw:style-name="gr31" draw:text-style-name="P9" draw:layer="layout" svg:width="0.026cm" svg:height="0.38cm" svg:x="23.302cm" svg:y="16.396cm" svg:viewBox="0 0 27 381" draw:points="0,381 27,381 27,0 0,0">
          <text:p/>
        </draw:polygon>
        <draw:polygon draw:style-name="gr29" draw:text-style-name="P7" draw:layer="layout" svg:width="0.027cm" svg:height="0.38cm" svg:x="23.328cm" svg:y="16.396cm" svg:viewBox="0 0 28 381" draw:points="0,381 28,381 28,0 0,0">
          <text:p/>
        </draw:polygon>
        <draw:polygon draw:style-name="gr31" draw:text-style-name="P9" draw:layer="layout" svg:width="0.026cm" svg:height="0.38cm" svg:x="23.355cm" svg:y="16.396cm" svg:viewBox="0 0 27 381" draw:points="0,381 27,381 27,0 0,0">
          <text:p/>
        </draw:polygon>
        <draw:polygon draw:style-name="gr29" draw:text-style-name="P7" draw:layer="layout" svg:width="0.026cm" svg:height="0.38cm" svg:x="23.381cm" svg:y="16.396cm" svg:viewBox="0 0 27 381" draw:points="0,381 27,381 27,0 0,0">
          <text:p/>
        </draw:polygon>
        <draw:polygon draw:style-name="gr31" draw:text-style-name="P9" draw:layer="layout" svg:width="0.026cm" svg:height="0.38cm" svg:x="23.407cm" svg:y="16.396cm" svg:viewBox="0 0 27 381" draw:points="0,381 27,381 27,0 0,0">
          <text:p/>
        </draw:polygon>
        <draw:polygon draw:style-name="gr31" draw:text-style-name="P9" draw:layer="layout" svg:width="0.026cm" svg:height="0.38cm" svg:x="23.434cm" svg:y="16.396cm" svg:viewBox="0 0 27 381" draw:points="0,381 27,381 27,0 0,0">
          <text:p/>
        </draw:polygon>
        <draw:polygon draw:style-name="gr31" draw:text-style-name="P9" draw:layer="layout" svg:width="0.026cm" svg:height="0.38cm" svg:x="23.46cm" svg:y="16.396cm" svg:viewBox="0 0 27 381" draw:points="0,381 27,381 27,0 0,0">
          <text:p/>
        </draw:polygon>
        <draw:polygon draw:style-name="gr30" draw:text-style-name="P8" draw:layer="layout" svg:width="0.026cm" svg:height="0.38cm" svg:x="23.486cm" svg:y="16.396cm" svg:viewBox="0 0 27 381" draw:points="0,381 27,381 27,0 0,0">
          <text:p/>
        </draw:polygon>
        <draw:polygon draw:style-name="gr30" draw:text-style-name="P8" draw:layer="layout" svg:width="0.026cm" svg:height="0.38cm" svg:x="23.512cm" svg:y="16.396cm" svg:viewBox="0 0 27 381" draw:points="0,381 27,381 27,0 0,0">
          <text:p/>
        </draw:polygon>
        <draw:polygon draw:style-name="gr31" draw:text-style-name="P9" draw:layer="layout" svg:width="0.026cm" svg:height="0.38cm" svg:x="23.539cm" svg:y="16.396cm" svg:viewBox="0 0 27 381" draw:points="0,381 27,381 27,0 0,0">
          <text:p/>
        </draw:polygon>
        <draw:polygon draw:style-name="gr32" draw:text-style-name="P10" draw:layer="layout" svg:width="0.026cm" svg:height="0.38cm" svg:x="23.565cm" svg:y="16.396cm" svg:viewBox="0 0 27 381" draw:points="0,381 27,381 27,0 0,0">
          <text:p/>
        </draw:polygon>
        <draw:polygon draw:style-name="gr30" draw:text-style-name="P8" draw:layer="layout" svg:width="0.026cm" svg:height="0.38cm" svg:x="23.591cm" svg:y="16.396cm" svg:viewBox="0 0 27 381" draw:points="0,381 27,381 27,0 0,0">
          <text:p/>
        </draw:polygon>
        <draw:polygon draw:style-name="gr30" draw:text-style-name="P8" draw:layer="layout" svg:width="0.026cm" svg:height="0.38cm" svg:x="23.617cm" svg:y="16.396cm" svg:viewBox="0 0 27 381" draw:points="0,381 27,381 27,0 0,0">
          <text:p/>
        </draw:polygon>
        <draw:polygon draw:style-name="gr30" draw:text-style-name="P8" draw:layer="layout" svg:width="0.027cm" svg:height="0.38cm" svg:x="23.644cm" svg:y="16.396cm" svg:viewBox="0 0 28 381" draw:points="0,381 28,381 28,0 0,0">
          <text:p/>
        </draw:polygon>
        <draw:polygon draw:style-name="gr30" draw:text-style-name="P8" draw:layer="layout" svg:width="0.026cm" svg:height="0.38cm" svg:x="23.671cm" svg:y="16.396cm" svg:viewBox="0 0 27 381" draw:points="0,381 27,381 27,0 0,0">
          <text:p/>
        </draw:polygon>
        <draw:polygon draw:style-name="gr32" draw:text-style-name="P10" draw:layer="layout" svg:width="0.026cm" svg:height="0.38cm" svg:x="23.696cm" svg:y="16.396cm" svg:viewBox="0 0 27 381" draw:points="0,381 27,381 27,0 0,0">
          <text:p/>
        </draw:polygon>
        <draw:polygon draw:style-name="gr32" draw:text-style-name="P10" draw:layer="layout" svg:width="0.027cm" svg:height="0.38cm" svg:x="23.722cm" svg:y="16.396cm" svg:viewBox="0 0 28 381" draw:points="0,381 28,381 28,0 0,0">
          <text:p/>
        </draw:polygon>
        <draw:polygon draw:style-name="gr32" draw:text-style-name="P10" draw:layer="layout" svg:width="0.026cm" svg:height="0.38cm" svg:x="23.749cm" svg:y="16.396cm" svg:viewBox="0 0 27 381" draw:points="0,381 27,381 27,0 0,0">
          <text:p/>
        </draw:polygon>
        <draw:polygon draw:style-name="gr29" draw:text-style-name="P7" draw:layer="layout" svg:width="0.026cm" svg:height="0.38cm" svg:x="23.775cm" svg:y="16.396cm" svg:viewBox="0 0 27 381" draw:points="0,381 27,381 27,0 0,0">
          <text:p/>
        </draw:polygon>
        <draw:polygon draw:style-name="gr30" draw:text-style-name="P8" draw:layer="layout" svg:width="0.026cm" svg:height="0.38cm" svg:x="23.801cm" svg:y="16.396cm" svg:viewBox="0 0 27 381" draw:points="0,381 27,381 27,0 0,0">
          <text:p/>
        </draw:polygon>
        <draw:polygon draw:style-name="gr29" draw:text-style-name="P7" draw:layer="layout" svg:width="0.026cm" svg:height="0.38cm" svg:x="23.828cm" svg:y="16.396cm" svg:viewBox="0 0 27 381" draw:points="0,381 27,381 27,0 0,0">
          <text:p/>
        </draw:polygon>
        <draw:polygon draw:style-name="gr29" draw:text-style-name="P7" draw:layer="layout" svg:width="0.026cm" svg:height="0.38cm" svg:x="23.854cm" svg:y="16.396cm" svg:viewBox="0 0 27 381" draw:points="0,381 27,381 27,0 0,0">
          <text:p/>
        </draw:polygon>
        <draw:polygon draw:style-name="gr29" draw:text-style-name="P7" draw:layer="layout" svg:width="0.026cm" svg:height="0.38cm" svg:x="23.88cm" svg:y="16.396cm" svg:viewBox="0 0 27 381" draw:points="0,381 27,381 27,0 0,0">
          <text:p/>
        </draw:polygon>
        <draw:polygon draw:style-name="gr30" draw:text-style-name="P8" draw:layer="layout" svg:width="0.026cm" svg:height="0.38cm" svg:x="23.906cm" svg:y="16.396cm" svg:viewBox="0 0 27 381" draw:points="0,381 27,381 27,0 0,0">
          <text:p/>
        </draw:polygon>
        <draw:polygon draw:style-name="gr32" draw:text-style-name="P10" draw:layer="layout" svg:width="0.026cm" svg:height="0.38cm" svg:x="23.933cm" svg:y="16.396cm" svg:viewBox="0 0 27 381" draw:points="0,381 27,381 27,0 0,0">
          <text:p/>
        </draw:polygon>
        <draw:polygon draw:style-name="gr30" draw:text-style-name="P8" draw:layer="layout" svg:width="0.026cm" svg:height="0.38cm" svg:x="23.959cm" svg:y="16.396cm" svg:viewBox="0 0 27 381" draw:points="0,381 27,381 27,0 0,0">
          <text:p/>
        </draw:polygon>
        <draw:polygon draw:style-name="gr32" draw:text-style-name="P10" draw:layer="layout" svg:width="0.026cm" svg:height="0.38cm" svg:x="23.985cm" svg:y="16.396cm" svg:viewBox="0 0 27 381" draw:points="0,381 27,381 27,0 0,0">
          <text:p/>
        </draw:polygon>
        <draw:polygon draw:style-name="gr32" draw:text-style-name="P10" draw:layer="layout" svg:width="0.026cm" svg:height="0.38cm" svg:x="24.011cm" svg:y="16.396cm" svg:viewBox="0 0 27 381" draw:points="0,381 27,381 27,0 0,0">
          <text:p/>
        </draw:polygon>
        <draw:polygon draw:style-name="gr31" draw:text-style-name="P9" draw:layer="layout" svg:width="0.026cm" svg:height="0.38cm" svg:x="24.038cm" svg:y="16.396cm" svg:viewBox="0 0 27 381" draw:points="0,381 27,381 27,0 0,0">
          <text:p/>
        </draw:polygon>
        <draw:polygon draw:style-name="gr32" draw:text-style-name="P10" draw:layer="layout" svg:width="0.026cm" svg:height="0.38cm" svg:x="24.064cm" svg:y="16.396cm" svg:viewBox="0 0 27 381" draw:points="0,381 27,381 27,0 0,0">
          <text:p/>
        </draw:polygon>
        <draw:polygon draw:style-name="gr30" draw:text-style-name="P8" draw:layer="layout" svg:width="0.026cm" svg:height="0.38cm" svg:x="24.091cm" svg:y="16.396cm" svg:viewBox="0 0 27 381" draw:points="0,381 27,381 27,0 0,0">
          <text:p/>
        </draw:polygon>
        <draw:polygon draw:style-name="gr31" draw:text-style-name="P9" draw:layer="layout" svg:width="0.026cm" svg:height="0.38cm" svg:x="24.117cm" svg:y="16.396cm" svg:viewBox="0 0 27 381" draw:points="0,381 27,381 27,0 0,0">
          <text:p/>
        </draw:polygon>
        <draw:polygon draw:style-name="gr32" draw:text-style-name="P10" draw:layer="layout" svg:width="0.026cm" svg:height="0.38cm" svg:x="24.143cm" svg:y="16.396cm" svg:viewBox="0 0 27 381" draw:points="0,381 27,381 27,0 0,0">
          <text:p/>
        </draw:polygon>
        <draw:polygon draw:style-name="gr32" draw:text-style-name="P10" draw:layer="layout" svg:width="0.026cm" svg:height="0.38cm" svg:x="24.195cm" svg:y="16.396cm" svg:viewBox="0 0 27 381" draw:points="0,381 27,381 27,0 0,0">
          <text:p/>
        </draw:polygon>
        <draw:polygon draw:style-name="gr32" draw:text-style-name="P10" draw:layer="layout" svg:width="0.026cm" svg:height="0.38cm" svg:x="24.222cm" svg:y="16.396cm" svg:viewBox="0 0 27 381" draw:points="0,381 27,381 27,0 0,0">
          <text:p/>
        </draw:polygon>
        <draw:polygon draw:style-name="gr32" draw:text-style-name="P10" draw:layer="layout" svg:width="0.026cm" svg:height="0.38cm" svg:x="24.248cm" svg:y="16.396cm" svg:viewBox="0 0 27 381" draw:points="0,381 27,381 27,0 0,0">
          <text:p/>
        </draw:polygon>
        <draw:polygon draw:style-name="gr32" draw:text-style-name="P10" draw:layer="layout" svg:width="0.026cm" svg:height="0.38cm" svg:x="24.274cm" svg:y="16.396cm" svg:viewBox="0 0 27 381" draw:points="0,381 27,381 27,0 0,0">
          <text:p/>
        </draw:polygon>
        <draw:polygon draw:style-name="gr29" draw:text-style-name="P7" draw:layer="layout" svg:width="0.026cm" svg:height="0.38cm" svg:x="24.3cm" svg:y="16.396cm" svg:viewBox="0 0 27 381" draw:points="0,381 27,381 27,0 0,0">
          <text:p/>
        </draw:polygon>
        <draw:polygon draw:style-name="gr31" draw:text-style-name="P9" draw:layer="layout" svg:width="0.026cm" svg:height="0.38cm" svg:x="24.327cm" svg:y="16.396cm" svg:viewBox="0 0 27 381" draw:points="0,381 27,381 27,0 0,0">
          <text:p/>
        </draw:polygon>
        <draw:polygon draw:style-name="gr29" draw:text-style-name="P7" draw:layer="layout" svg:width="0.026cm" svg:height="0.38cm" svg:x="24.353cm" svg:y="16.396cm" svg:viewBox="0 0 27 381" draw:points="0,381 27,381 27,0 0,0">
          <text:p/>
        </draw:polygon>
        <draw:polygon draw:style-name="gr29" draw:text-style-name="P7" draw:layer="layout" svg:width="0.026cm" svg:height="0.38cm" svg:x="24.379cm" svg:y="16.396cm" svg:viewBox="0 0 27 381" draw:points="0,381 27,381 27,0 0,0">
          <text:p/>
        </draw:polygon>
        <draw:polygon draw:style-name="gr32" draw:text-style-name="P10" draw:layer="layout" svg:width="0.027cm" svg:height="0.38cm" svg:x="24.405cm" svg:y="16.396cm" svg:viewBox="0 0 28 381" draw:points="0,381 28,381 28,0 0,0">
          <text:p/>
        </draw:polygon>
        <draw:polygon draw:style-name="gr31" draw:text-style-name="P9" draw:layer="layout" svg:width="0.026cm" svg:height="0.38cm" svg:x="24.432cm" svg:y="16.396cm" svg:viewBox="0 0 27 381" draw:points="0,381 27,381 27,0 0,0">
          <text:p/>
        </draw:polygon>
        <draw:polygon draw:style-name="gr29" draw:text-style-name="P7" draw:layer="layout" svg:width="0.026cm" svg:height="0.38cm" svg:x="24.458cm" svg:y="16.396cm" svg:viewBox="0 0 27 381" draw:points="0,381 27,381 27,0 0,0">
          <text:p/>
        </draw:polygon>
        <draw:polygon draw:style-name="gr29" draw:text-style-name="P7" draw:layer="layout" svg:width="0.027cm" svg:height="0.38cm" svg:x="24.484cm" svg:y="16.396cm" svg:viewBox="0 0 28 381" draw:points="0,381 28,381 28,0 0,0">
          <text:p/>
        </draw:polygon>
        <draw:polygon draw:style-name="gr30" draw:text-style-name="P8" draw:layer="layout" svg:width="0.026cm" svg:height="0.38cm" svg:x="24.511cm" svg:y="16.396cm" svg:viewBox="0 0 27 381" draw:points="0,381 27,381 27,0 0,0">
          <text:p/>
        </draw:polygon>
        <draw:polygon draw:style-name="gr31" draw:text-style-name="P9" draw:layer="layout" svg:width="0.026cm" svg:height="0.38cm" svg:x="24.537cm" svg:y="16.396cm" svg:viewBox="0 0 27 381" draw:points="0,381 27,381 27,0 0,0">
          <text:p/>
        </draw:polygon>
        <draw:polygon draw:style-name="gr30" draw:text-style-name="P8" draw:layer="layout" svg:width="0.026cm" svg:height="0.38cm" svg:x="24.563cm" svg:y="16.396cm" svg:viewBox="0 0 27 381" draw:points="0,381 27,381 27,0 0,0">
          <text:p/>
        </draw:polygon>
        <draw:polygon draw:style-name="gr31" draw:text-style-name="P9" draw:layer="layout" svg:width="0.026cm" svg:height="0.38cm" svg:x="24.589cm" svg:y="16.396cm" svg:viewBox="0 0 27 381" draw:points="0,381 27,381 27,0 0,0">
          <text:p/>
        </draw:polygon>
        <draw:polygon draw:style-name="gr31" draw:text-style-name="P9" draw:layer="layout" svg:width="0.026cm" svg:height="0.38cm" svg:x="24.616cm" svg:y="16.396cm" svg:viewBox="0 0 27 381" draw:points="0,381 27,381 27,0 0,0">
          <text:p/>
        </draw:polygon>
        <draw:polygon draw:style-name="gr29" draw:text-style-name="P7" draw:layer="layout" svg:width="0.026cm" svg:height="0.38cm" svg:x="24.642cm" svg:y="16.396cm" svg:viewBox="0 0 27 381" draw:points="0,381 27,381 27,0 0,0">
          <text:p/>
        </draw:polygon>
        <draw:polygon draw:style-name="gr30" draw:text-style-name="P8" draw:layer="layout" svg:width="0.026cm" svg:height="0.38cm" svg:x="24.668cm" svg:y="16.396cm" svg:viewBox="0 0 27 381" draw:points="0,381 27,381 27,0 0,0">
          <text:p/>
        </draw:polygon>
        <draw:polygon draw:style-name="gr32" draw:text-style-name="P10" draw:layer="layout" svg:width="0.026cm" svg:height="0.38cm" svg:x="24.694cm" svg:y="16.396cm" svg:viewBox="0 0 27 381" draw:points="0,381 27,381 27,0 0,0">
          <text:p/>
        </draw:polygon>
        <draw:polygon draw:style-name="gr30" draw:text-style-name="P8" draw:layer="layout" svg:width="0.026cm" svg:height="0.38cm" svg:x="24.721cm" svg:y="16.396cm" svg:viewBox="0 0 27 381" draw:points="0,381 27,381 27,0 0,0">
          <text:p/>
        </draw:polygon>
        <draw:polygon draw:style-name="gr32" draw:text-style-name="P10" draw:layer="layout" svg:width="0.026cm" svg:height="0.38cm" svg:x="24.747cm" svg:y="16.396cm" svg:viewBox="0 0 27 381" draw:points="0,381 27,381 27,0 0,0">
          <text:p/>
        </draw:polygon>
        <draw:polygon draw:style-name="gr31" draw:text-style-name="P9" draw:layer="layout" svg:width="0.026cm" svg:height="0.38cm" svg:x="24.773cm" svg:y="16.396cm" svg:viewBox="0 0 27 381" draw:points="0,381 27,381 27,0 0,0">
          <text:p/>
        </draw:polygon>
        <draw:polygon draw:style-name="gr32" draw:text-style-name="P10" draw:layer="layout" svg:width="0.027cm" svg:height="0.38cm" svg:x="24.799cm" svg:y="16.396cm" svg:viewBox="0 0 28 381" draw:points="0,381 28,381 28,0 0,0">
          <text:p/>
        </draw:polygon>
        <draw:polygon draw:style-name="gr30" draw:text-style-name="P8" draw:layer="layout" svg:width="0.026cm" svg:height="0.38cm" svg:x="24.852cm" svg:y="16.396cm" svg:viewBox="0 0 27 381" draw:points="0,381 27,381 27,0 0,0">
          <text:p/>
        </draw:polygon>
        <draw:polygon draw:style-name="gr30" draw:text-style-name="P8" draw:layer="layout" svg:width="0.026cm" svg:height="0.38cm" svg:x="24.879cm" svg:y="16.396cm" svg:viewBox="0 0 27 381" draw:points="0,381 27,381 27,0 0,0">
          <text:p/>
        </draw:polygon>
        <draw:polygon draw:style-name="gr31" draw:text-style-name="P9" draw:layer="layout" svg:width="0.026cm" svg:height="0.38cm" svg:x="24.905cm" svg:y="16.396cm" svg:viewBox="0 0 27 381" draw:points="0,381 27,381 27,0 0,0">
          <text:p/>
        </draw:polygon>
        <draw:polygon draw:style-name="gr30" draw:text-style-name="P8" draw:layer="layout" svg:width="0.026cm" svg:height="0.38cm" svg:x="24.931cm" svg:y="16.396cm" svg:viewBox="0 0 27 381" draw:points="0,381 27,381 27,0 0,0">
          <text:p/>
        </draw:polygon>
        <draw:polygon draw:style-name="gr30" draw:text-style-name="P8" draw:layer="layout" svg:width="0.026cm" svg:height="0.38cm" svg:x="24.957cm" svg:y="16.396cm" svg:viewBox="0 0 27 381" draw:points="0,381 27,381 27,0 0,0">
          <text:p/>
        </draw:polygon>
        <draw:polygon draw:style-name="gr32" draw:text-style-name="P10" draw:layer="layout" svg:width="0.026cm" svg:height="0.38cm" svg:x="24.983cm" svg:y="16.396cm" svg:viewBox="0 0 27 381" draw:points="0,381 27,381 27,0 0,0">
          <text:p/>
        </draw:polygon>
        <draw:polygon draw:style-name="gr29" draw:text-style-name="P7" draw:layer="layout" svg:width="0.026cm" svg:height="0.38cm" svg:x="25.01cm" svg:y="16.396cm" svg:viewBox="0 0 27 381" draw:points="0,381 27,381 27,0 0,0">
          <text:p/>
        </draw:polygon>
        <draw:polygon draw:style-name="gr29" draw:text-style-name="P7" draw:layer="layout" svg:width="0.026cm" svg:height="0.38cm" svg:x="25.036cm" svg:y="16.396cm" svg:viewBox="0 0 27 381" draw:points="0,381 27,381 27,0 0,0">
          <text:p/>
        </draw:polygon>
        <draw:polygon draw:style-name="gr29" draw:text-style-name="P7" draw:layer="layout" svg:width="0.026cm" svg:height="0.38cm" svg:x="25.062cm" svg:y="16.396cm" svg:viewBox="0 0 27 381" draw:points="0,381 27,381 27,0 0,0">
          <text:p/>
        </draw:polygon>
        <draw:polygon draw:style-name="gr30" draw:text-style-name="P8" draw:layer="layout" svg:width="0.027cm" svg:height="0.38cm" svg:x="25.088cm" svg:y="16.396cm" svg:viewBox="0 0 28 381" draw:points="0,381 28,381 28,0 0,0">
          <text:p/>
        </draw:polygon>
        <draw:polygon draw:style-name="gr29" draw:text-style-name="P7" draw:layer="layout" svg:width="0.026cm" svg:height="0.38cm" svg:x="25.115cm" svg:y="16.396cm" svg:viewBox="0 0 27 381" draw:points="0,381 27,381 27,0 0,0">
          <text:p/>
        </draw:polygon>
        <draw:polygon draw:style-name="gr32" draw:text-style-name="P10" draw:layer="layout" svg:width="0.026cm" svg:height="0.38cm" svg:x="25.141cm" svg:y="16.396cm" svg:viewBox="0 0 27 381" draw:points="0,381 27,381 27,0 0,0">
          <text:p/>
        </draw:polygon>
        <draw:polygon draw:style-name="gr31" draw:text-style-name="P9" draw:layer="layout" svg:width="0.027cm" svg:height="0.38cm" svg:x="25.167cm" svg:y="16.396cm" svg:viewBox="0 0 28 381" draw:points="0,381 28,381 28,0 0,0">
          <text:p/>
        </draw:polygon>
        <draw:polygon draw:style-name="gr32" draw:text-style-name="P10" draw:layer="layout" svg:width="0.026cm" svg:height="0.38cm" svg:x="25.194cm" svg:y="16.396cm" svg:viewBox="0 0 27 381" draw:points="0,381 27,381 27,0 0,0">
          <text:p/>
        </draw:polygon>
        <draw:polygon draw:style-name="gr29" draw:text-style-name="P7" draw:layer="layout" svg:width="0.026cm" svg:height="0.38cm" svg:x="25.22cm" svg:y="16.396cm" svg:viewBox="0 0 27 381" draw:points="0,381 27,381 27,0 0,0">
          <text:p/>
        </draw:polygon>
        <draw:polygon draw:style-name="gr29" draw:text-style-name="P7" draw:layer="layout" svg:width="0.026cm" svg:height="0.38cm" svg:x="25.246cm" svg:y="16.396cm" svg:viewBox="0 0 27 381" draw:points="0,381 27,381 27,0 0,0">
          <text:p/>
        </draw:polygon>
        <draw:polygon draw:style-name="gr30" draw:text-style-name="P8" draw:layer="layout" svg:width="0.026cm" svg:height="0.38cm" svg:x="25.273cm" svg:y="16.396cm" svg:viewBox="0 0 27 381" draw:points="0,381 27,381 27,0 0,0">
          <text:p/>
        </draw:polygon>
        <draw:polygon draw:style-name="gr29" draw:text-style-name="P7" draw:layer="layout" svg:width="0.026cm" svg:height="0.38cm" svg:x="25.299cm" svg:y="16.396cm" svg:viewBox="0 0 27 381" draw:points="0,381 27,381 27,0 0,0">
          <text:p/>
        </draw:polygon>
        <draw:polygon draw:style-name="gr29" draw:text-style-name="P7" draw:layer="layout" svg:width="0.026cm" svg:height="0.38cm" svg:x="25.325cm" svg:y="16.396cm" svg:viewBox="0 0 27 381" draw:points="0,381 27,381 27,0 0,0">
          <text:p/>
        </draw:polygon>
        <draw:polygon draw:style-name="gr30" draw:text-style-name="P8" draw:layer="layout" svg:width="0.026cm" svg:height="0.38cm" svg:x="25.351cm" svg:y="16.396cm" svg:viewBox="0 0 27 381" draw:points="0,381 27,381 27,0 0,0">
          <text:p/>
        </draw:polygon>
        <draw:polygon draw:style-name="gr32" draw:text-style-name="P10" draw:layer="layout" svg:width="0.026cm" svg:height="0.38cm" svg:x="25.379cm" svg:y="16.396cm" svg:viewBox="0 0 27 381" draw:points="0,381 27,381 27,0 0,0">
          <text:p/>
        </draw:polygon>
        <draw:polygon draw:style-name="gr32" draw:text-style-name="P10" draw:layer="layout" svg:width="0.026cm" svg:height="0.38cm" svg:x="25.404cm" svg:y="16.396cm" svg:viewBox="0 0 27 381" draw:points="0,381 27,381 27,0 0,0">
          <text:p/>
        </draw:polygon>
        <draw:polygon draw:style-name="gr32" draw:text-style-name="P10" draw:layer="layout" svg:width="0.026cm" svg:height="0.38cm" svg:x="25.43cm" svg:y="16.396cm" svg:viewBox="0 0 27 381" draw:points="0,381 27,381 27,0 0,0">
          <text:p/>
        </draw:polygon>
        <draw:polygon draw:style-name="gr30" draw:text-style-name="P8" draw:layer="layout" svg:width="0.026cm" svg:height="0.38cm" svg:x="25.456cm" svg:y="16.396cm" svg:viewBox="0 0 27 381" draw:points="0,381 27,381 27,0 0,0">
          <text:p/>
        </draw:polygon>
        <draw:polygon draw:style-name="gr29" draw:text-style-name="P7" draw:layer="layout" svg:width="0.027cm" svg:height="0.38cm" svg:x="25.482cm" svg:y="16.396cm" svg:viewBox="0 0 28 381" draw:points="0,381 28,381 28,0 0,0">
          <text:p/>
        </draw:polygon>
        <draw:polygon draw:style-name="gr29" draw:text-style-name="P7" draw:layer="layout" svg:width="0.026cm" svg:height="0.38cm" svg:x="25.509cm" svg:y="16.396cm" svg:viewBox="0 0 27 381" draw:points="0,381 27,381 27,0 0,0">
          <text:p/>
        </draw:polygon>
        <draw:polygon draw:style-name="gr30" draw:text-style-name="P8" draw:layer="layout" svg:width="0.026cm" svg:height="0.38cm" svg:x="25.535cm" svg:y="16.396cm" svg:viewBox="0 0 27 381" draw:points="0,381 27,381 27,0 0,0">
          <text:p/>
        </draw:polygon>
        <draw:polygon draw:style-name="gr29" draw:text-style-name="P7" draw:layer="layout" svg:width="0.027cm" svg:height="0.38cm" svg:x="25.561cm" svg:y="16.396cm" svg:viewBox="0 0 28 381" draw:points="0,381 28,381 28,0 0,0">
          <text:p/>
        </draw:polygon>
        <draw:polygon draw:style-name="gr29" draw:text-style-name="P7" draw:layer="layout" svg:width="0.026cm" svg:height="0.38cm" svg:x="25.588cm" svg:y="16.396cm" svg:viewBox="0 0 27 381" draw:points="0,381 27,381 27,0 0,0">
          <text:p/>
        </draw:polygon>
        <draw:polygon draw:style-name="gr30" draw:text-style-name="P8" draw:layer="layout" svg:width="0.026cm" svg:height="0.38cm" svg:x="25.614cm" svg:y="16.396cm" svg:viewBox="0 0 27 381" draw:points="0,381 27,381 27,0 0,0">
          <text:p/>
        </draw:polygon>
        <draw:polygon draw:style-name="gr31" draw:text-style-name="P9" draw:layer="layout" svg:width="0.026cm" svg:height="0.38cm" svg:x="25.64cm" svg:y="16.396cm" svg:viewBox="0 0 27 381" draw:points="0,381 27,381 27,0 0,0">
          <text:p/>
        </draw:polygon>
        <draw:polygon draw:style-name="gr31" draw:text-style-name="P9" draw:layer="layout" svg:width="0.026cm" svg:height="0.38cm" svg:x="25.667cm" svg:y="16.396cm" svg:viewBox="0 0 27 381" draw:points="0,381 27,381 27,0 0,0">
          <text:p/>
        </draw:polygon>
        <draw:polygon draw:style-name="gr29" draw:text-style-name="P7" draw:layer="layout" svg:width="0.026cm" svg:height="0.38cm" svg:x="25.693cm" svg:y="16.396cm" svg:viewBox="0 0 27 381" draw:points="0,381 27,381 27,0 0,0">
          <text:p/>
        </draw:polygon>
        <draw:polygon draw:style-name="gr32" draw:text-style-name="P10" draw:layer="layout" svg:width="0.026cm" svg:height="0.38cm" svg:x="25.719cm" svg:y="16.396cm" svg:viewBox="0 0 27 381" draw:points="0,381 27,381 27,0 0,0">
          <text:p/>
        </draw:polygon>
        <draw:polygon draw:style-name="gr30" draw:text-style-name="P8" draw:layer="layout" svg:width="0.026cm" svg:height="0.38cm" svg:x="25.745cm" svg:y="16.396cm" svg:viewBox="0 0 27 381" draw:points="0,381 27,381 27,0 0,0">
          <text:p/>
        </draw:polygon>
        <draw:polygon draw:style-name="gr32" draw:text-style-name="P10" draw:layer="layout" svg:width="0.026cm" svg:height="0.38cm" svg:x="25.772cm" svg:y="16.396cm" svg:viewBox="0 0 27 381" draw:points="0,381 27,381 27,0 0,0">
          <text:p/>
        </draw:polygon>
        <draw:polygon draw:style-name="gr30" draw:text-style-name="P8" draw:layer="layout" svg:width="0.026cm" svg:height="0.38cm" svg:x="25.798cm" svg:y="16.396cm" svg:viewBox="0 0 27 381" draw:points="0,381 27,381 27,0 0,0">
          <text:p/>
        </draw:polygon>
        <draw:polygon draw:style-name="gr32" draw:text-style-name="P10" draw:layer="layout" svg:width="0.026cm" svg:height="0.38cm" svg:x="25.824cm" svg:y="16.396cm" svg:viewBox="0 0 27 381" draw:points="0,381 27,381 27,0 0,0">
          <text:p/>
        </draw:polygon>
        <draw:polygon draw:style-name="gr32" draw:text-style-name="P10" draw:layer="layout" svg:width="0.027cm" svg:height="0.38cm" svg:x="25.85cm" svg:y="16.396cm" svg:viewBox="0 0 28 381" draw:points="0,381 28,381 28,0 0,0">
          <text:p/>
        </draw:polygon>
        <draw:polygon draw:style-name="gr31" draw:text-style-name="P9" draw:layer="layout" svg:width="0.026cm" svg:height="0.38cm" svg:x="25.877cm" svg:y="16.396cm" svg:viewBox="0 0 27 381" draw:points="0,381 27,381 27,0 0,0">
          <text:p/>
        </draw:polygon>
        <draw:polygon draw:style-name="gr31" draw:text-style-name="P9" draw:layer="layout" svg:width="0.026cm" svg:height="0.38cm" svg:x="25.903cm" svg:y="16.396cm" svg:viewBox="0 0 27 381" draw:points="0,381 27,381 27,0 0,0">
          <text:p/>
        </draw:polygon>
        <draw:polygon draw:style-name="gr30" draw:text-style-name="P8" draw:layer="layout" svg:width="0.026cm" svg:height="0.38cm" svg:x="25.929cm" svg:y="16.396cm" svg:viewBox="0 0 27 381" draw:points="0,381 27,381 27,0 0,0">
          <text:p/>
        </draw:polygon>
        <draw:polygon draw:style-name="gr32" draw:text-style-name="P10" draw:layer="layout" svg:width="0.026cm" svg:height="0.38cm" svg:x="25.956cm" svg:y="16.396cm" svg:viewBox="0 0 27 381" draw:points="0,381 27,381 27,0 0,0">
          <text:p/>
        </draw:polygon>
        <draw:polygon draw:style-name="gr30" draw:text-style-name="P8" draw:layer="layout" svg:width="0.026cm" svg:height="0.38cm" svg:x="25.982cm" svg:y="16.396cm" svg:viewBox="0 0 27 381" draw:points="0,381 27,381 27,0 0,0">
          <text:p/>
        </draw:polygon>
        <draw:polygon draw:style-name="gr32" draw:text-style-name="P10" draw:layer="layout" svg:width="0.026cm" svg:height="0.38cm" svg:x="26.008cm" svg:y="16.396cm" svg:viewBox="0 0 27 381" draw:points="0,381 27,381 27,0 0,0">
          <text:p/>
        </draw:polygon>
        <draw:polygon draw:style-name="gr30" draw:text-style-name="P8" draw:layer="layout" svg:width="0.026cm" svg:height="0.38cm" svg:x="26.034cm" svg:y="16.396cm" svg:viewBox="0 0 27 381" draw:points="0,381 27,381 27,0 0,0">
          <text:p/>
        </draw:polygon>
        <draw:polygon draw:style-name="gr31" draw:text-style-name="P9" draw:layer="layout" svg:width="0.026cm" svg:height="0.38cm" svg:x="26.061cm" svg:y="16.396cm" svg:viewBox="0 0 27 381" draw:points="0,381 27,381 27,0 0,0">
          <text:p/>
        </draw:polygon>
        <draw:polygon draw:style-name="gr30" draw:text-style-name="P8" draw:layer="layout" svg:width="0.026cm" svg:height="0.38cm" svg:x="26.087cm" svg:y="16.396cm" svg:viewBox="0 0 27 381" draw:points="0,381 27,381 27,0 0,0">
          <text:p/>
        </draw:polygon>
        <draw:polygon draw:style-name="gr29" draw:text-style-name="P7" draw:layer="layout" svg:width="0.026cm" svg:height="0.38cm" svg:x="26.113cm" svg:y="16.396cm" svg:viewBox="0 0 27 381" draw:points="0,381 27,381 27,0 0,0">
          <text:p/>
        </draw:polygon>
        <draw:polygon draw:style-name="gr32" draw:text-style-name="P10" draw:layer="layout" svg:width="0.026cm" svg:height="0.38cm" svg:x="26.139cm" svg:y="16.396cm" svg:viewBox="0 0 27 381" draw:points="0,381 27,381 27,0 0,0">
          <text:p/>
        </draw:polygon>
        <draw:polygon draw:style-name="gr30" draw:text-style-name="P8" draw:layer="layout" svg:width="0.026cm" svg:height="0.38cm" svg:x="26.166cm" svg:y="16.396cm" svg:viewBox="0 0 27 381" draw:points="0,381 27,381 27,0 0,0">
          <text:p/>
        </draw:polygon>
        <draw:polygon draw:style-name="gr31" draw:text-style-name="P9" draw:layer="layout" svg:width="0.026cm" svg:height="0.38cm" svg:x="26.192cm" svg:y="16.396cm" svg:viewBox="0 0 27 381" draw:points="0,381 27,381 27,0 0,0">
          <text:p/>
        </draw:polygon>
        <draw:polygon draw:style-name="gr29" draw:text-style-name="P7" draw:layer="layout" svg:width="0.026cm" svg:height="0.38cm" svg:x="26.218cm" svg:y="16.396cm" svg:viewBox="0 0 27 381" draw:points="0,381 27,381 27,0 0,0">
          <text:p/>
        </draw:polygon>
        <draw:polygon draw:style-name="gr32" draw:text-style-name="P10" draw:layer="layout" svg:width="0.027cm" svg:height="0.38cm" svg:x="26.244cm" svg:y="16.396cm" svg:viewBox="0 0 28 381" draw:points="0,381 28,381 28,0 0,0">
          <text:p/>
        </draw:polygon>
        <draw:polygon draw:style-name="gr31" draw:text-style-name="P9" draw:layer="layout" svg:width="0.026cm" svg:height="0.38cm" svg:x="26.271cm" svg:y="16.396cm" svg:viewBox="0 0 27 381" draw:points="0,381 27,381 27,0 0,0">
          <text:p/>
        </draw:polygon>
        <draw:polygon draw:style-name="gr29" draw:text-style-name="P7" draw:layer="layout" svg:width="0.026cm" svg:height="0.38cm" svg:x="26.297cm" svg:y="16.396cm" svg:viewBox="0 0 27 381" draw:points="0,381 27,381 27,0 0,0">
          <text:p/>
        </draw:polygon>
        <draw:polygon draw:style-name="gr29" draw:text-style-name="P7" draw:layer="layout" svg:width="0.027cm" svg:height="0.38cm" svg:x="26.323cm" svg:y="16.396cm" svg:viewBox="0 0 28 381" draw:points="0,381 28,381 28,0 0,0">
          <text:p/>
        </draw:polygon>
        <draw:polygon draw:style-name="gr31" draw:text-style-name="P9" draw:layer="layout" svg:width="0.026cm" svg:height="0.38cm" svg:x="26.35cm" svg:y="16.396cm" svg:viewBox="0 0 27 381" draw:points="0,381 27,381 27,0 0,0">
          <text:p/>
        </draw:polygon>
        <draw:polygon draw:style-name="gr29" draw:text-style-name="P7" draw:layer="layout" svg:width="0.026cm" svg:height="0.38cm" svg:x="26.376cm" svg:y="16.396cm" svg:viewBox="0 0 27 381" draw:points="0,381 27,381 27,0 0,0">
          <text:p/>
        </draw:polygon>
        <draw:polygon draw:style-name="gr29" draw:text-style-name="P7" draw:layer="layout" svg:width="0.026cm" svg:height="0.38cm" svg:x="26.402cm" svg:y="16.396cm" svg:viewBox="0 0 27 381" draw:points="0,381 27,381 27,0 0,0">
          <text:p/>
        </draw:polygon>
        <draw:polygon draw:style-name="gr30" draw:text-style-name="P8" draw:layer="layout" svg:width="0.026cm" svg:height="0.38cm" svg:x="26.428cm" svg:y="16.396cm" svg:viewBox="0 0 27 381" draw:points="0,381 27,381 27,0 0,0">
          <text:p/>
        </draw:polygon>
        <draw:polygon draw:style-name="gr31" draw:text-style-name="P9" draw:layer="layout" svg:width="0.026cm" svg:height="0.38cm" svg:x="26.455cm" svg:y="16.396cm" svg:viewBox="0 0 27 381" draw:points="0,381 27,381 27,0 0,0">
          <text:p/>
        </draw:polygon>
        <draw:polygon draw:style-name="gr30" draw:text-style-name="P8" draw:layer="layout" svg:width="0.026cm" svg:height="0.38cm" svg:x="26.481cm" svg:y="16.396cm" svg:viewBox="0 0 27 381" draw:points="0,381 27,381 27,0 0,0">
          <text:p/>
        </draw:polygon>
        <draw:polygon draw:style-name="gr29" draw:text-style-name="P7" draw:layer="layout" svg:width="0.026cm" svg:height="0.38cm" svg:x="26.507cm" svg:y="16.396cm" svg:viewBox="0 0 27 381" draw:points="0,381 27,381 27,0 0,0">
          <text:p/>
        </draw:polygon>
        <draw:polygon draw:style-name="gr31" draw:text-style-name="P9" draw:layer="layout" svg:width="0.027cm" svg:height="0.38cm" svg:x="26.533cm" svg:y="16.396cm" svg:viewBox="0 0 28 381" draw:points="0,381 28,381 28,0 0,0">
          <text:p/>
        </draw:polygon>
        <draw:polygon draw:style-name="gr30" draw:text-style-name="P8" draw:layer="layout" svg:width="0.026cm" svg:height="0.38cm" svg:x="26.56cm" svg:y="16.396cm" svg:viewBox="0 0 27 381" draw:points="0,381 27,381 27,0 0,0">
          <text:p/>
        </draw:polygon>
        <draw:polygon draw:style-name="gr31" draw:text-style-name="P9" draw:layer="layout" svg:width="0.026cm" svg:height="0.38cm" svg:x="26.586cm" svg:y="16.396cm" svg:viewBox="0 0 27 381" draw:points="0,381 27,381 27,0 0,0">
          <text:p/>
        </draw:polygon>
        <draw:polygon draw:style-name="gr29" draw:text-style-name="P7" draw:layer="layout" svg:width="0.027cm" svg:height="0.38cm" svg:x="26.612cm" svg:y="16.396cm" svg:viewBox="0 0 28 381" draw:points="0,381 28,381 28,0 0,0">
          <text:p/>
        </draw:polygon>
        <draw:polygon draw:style-name="gr29" draw:text-style-name="P7" draw:layer="layout" svg:width="0.026cm" svg:height="0.38cm" svg:x="26.639cm" svg:y="16.396cm" svg:viewBox="0 0 27 381" draw:points="0,381 27,381 27,0 0,0">
          <text:p/>
        </draw:polygon>
        <draw:polygon draw:style-name="gr29" draw:text-style-name="P7" draw:layer="layout" svg:width="0.026cm" svg:height="0.38cm" svg:x="26.665cm" svg:y="16.396cm" svg:viewBox="0 0 27 381" draw:points="0,381 27,381 27,0 0,0">
          <text:p/>
        </draw:polygon>
        <draw:polygon draw:style-name="gr32" draw:text-style-name="P10" draw:layer="layout" svg:width="0.026cm" svg:height="0.38cm" svg:x="26.691cm" svg:y="16.396cm" svg:viewBox="0 0 27 381" draw:points="0,381 27,381 27,0 0,0">
          <text:p/>
        </draw:polygon>
        <draw:polygon draw:style-name="gr31" draw:text-style-name="P9" draw:layer="layout" svg:width="0.026cm" svg:height="0.38cm" svg:x="26.718cm" svg:y="16.396cm" svg:viewBox="0 0 27 381" draw:points="0,381 27,381 27,0 0,0">
          <text:p/>
        </draw:polygon>
        <draw:polygon draw:style-name="gr30" draw:text-style-name="P8" draw:layer="layout" svg:width="0.026cm" svg:height="0.38cm" svg:x="26.744cm" svg:y="16.396cm" svg:viewBox="0 0 27 381" draw:points="0,381 27,381 27,0 0,0">
          <text:p/>
        </draw:polygon>
        <draw:polygon draw:style-name="gr31" draw:text-style-name="P9" draw:layer="layout" svg:width="0.026cm" svg:height="0.38cm" svg:x="26.77cm" svg:y="16.396cm" svg:viewBox="0 0 27 381" draw:points="0,381 27,381 27,0 0,0">
          <text:p/>
        </draw:polygon>
        <draw:polygon draw:style-name="gr29" draw:text-style-name="P7" draw:layer="layout" svg:width="0.026cm" svg:height="0.38cm" svg:x="26.796cm" svg:y="16.396cm" svg:viewBox="0 0 27 381" draw:points="0,381 27,381 27,0 0,0">
          <text:p/>
        </draw:polygon>
        <draw:polygon draw:style-name="gr32" draw:text-style-name="P10" draw:layer="layout" svg:width="0.026cm" svg:height="0.38cm" svg:x="26.823cm" svg:y="16.396cm" svg:viewBox="0 0 27 381" draw:points="0,381 27,381 27,0 0,0">
          <text:p/>
        </draw:polygon>
        <draw:polygon draw:style-name="gr29" draw:text-style-name="P7" draw:layer="layout" svg:width="0.026cm" svg:height="0.38cm" svg:x="26.849cm" svg:y="16.396cm" svg:viewBox="0 0 27 381" draw:points="0,381 27,381 27,0 0,0">
          <text:p/>
        </draw:polygon>
        <draw:polygon draw:style-name="gr29" draw:text-style-name="P7" draw:layer="layout" svg:width="0.026cm" svg:height="0.38cm" svg:x="26.875cm" svg:y="16.396cm" svg:viewBox="0 0 27 381" draw:points="0,381 27,381 27,0 0,0">
          <text:p/>
        </draw:polygon>
        <draw:polygon draw:style-name="gr31" draw:text-style-name="P9" draw:layer="layout" svg:width="0.026cm" svg:height="0.38cm" svg:x="26.901cm" svg:y="16.396cm" svg:viewBox="0 0 27 381" draw:points="0,381 27,381 27,0 0,0">
          <text:p/>
        </draw:polygon>
        <draw:polygon draw:style-name="gr32" draw:text-style-name="P10" draw:layer="layout" svg:width="0.027cm" svg:height="0.38cm" svg:x="26.927cm" svg:y="16.396cm" svg:viewBox="0 0 28 381" draw:points="0,381 28,381 28,0 0,0">
          <text:p/>
        </draw:polygon>
        <draw:polygon draw:style-name="gr29" draw:text-style-name="P7" draw:layer="layout" svg:width="0.026cm" svg:height="0.38cm" svg:x="26.954cm" svg:y="16.396cm" svg:viewBox="0 0 27 381" draw:points="0,381 27,381 27,0 0,0">
          <text:p/>
        </draw:polygon>
        <draw:polygon draw:style-name="gr29" draw:text-style-name="P7" draw:layer="layout" svg:width="0.026cm" svg:height="0.38cm" svg:x="26.98cm" svg:y="16.396cm" svg:viewBox="0 0 27 381" draw:points="0,381 27,381 27,0 0,0">
          <text:p/>
        </draw:polygon>
        <draw:polygon draw:style-name="gr32" draw:text-style-name="P10" draw:layer="layout" svg:width="0.027cm" svg:height="0.38cm" svg:x="27.006cm" svg:y="16.396cm" svg:viewBox="0 0 28 381" draw:points="0,381 28,381 28,0 0,0">
          <text:p/>
        </draw:polygon>
        <draw:polygon draw:style-name="gr31" draw:text-style-name="P9" draw:layer="layout" svg:width="0.026cm" svg:height="0.38cm" svg:x="27.033cm" svg:y="16.396cm" svg:viewBox="0 0 27 381" draw:points="0,381 27,381 27,0 0,0">
          <text:p/>
        </draw:polygon>
        <draw:polygon draw:style-name="gr32" draw:text-style-name="P10" draw:layer="layout" svg:width="0.026cm" svg:height="0.38cm" svg:x="27.06cm" svg:y="16.396cm" svg:viewBox="0 0 27 381" draw:points="0,381 27,381 27,0 0,0">
          <text:p/>
        </draw:polygon>
        <draw:polygon draw:style-name="gr31" draw:text-style-name="P9" draw:layer="layout" svg:width="0.026cm" svg:height="0.38cm" svg:x="27.085cm" svg:y="16.396cm" svg:viewBox="0 0 27 381" draw:points="0,381 27,381 27,0 0,0">
          <text:p/>
        </draw:polygon>
        <draw:polygon draw:style-name="gr29" draw:text-style-name="P7" draw:layer="layout" svg:width="0.026cm" svg:height="0.38cm" svg:x="27.112cm" svg:y="16.396cm" svg:viewBox="0 0 27 381" draw:points="0,381 27,381 27,0 0,0">
          <text:p/>
        </draw:polygon>
        <draw:polygon draw:style-name="gr29" draw:text-style-name="P7" draw:layer="layout" svg:width="0.026cm" svg:height="0.38cm" svg:x="27.138cm" svg:y="16.396cm" svg:viewBox="0 0 27 381" draw:points="0,381 27,381 27,0 0,0">
          <text:p/>
        </draw:polygon>
        <draw:polygon draw:style-name="gr32" draw:text-style-name="P10" draw:layer="layout" svg:width="0.026cm" svg:height="0.38cm" svg:x="27.164cm" svg:y="16.396cm" svg:viewBox="0 0 27 381" draw:points="0,381 27,381 27,0 0,0">
          <text:p/>
        </draw:polygon>
        <draw:polygon draw:style-name="gr32" draw:text-style-name="P10" draw:layer="layout" svg:width="0.026cm" svg:height="0.38cm" svg:x="27.19cm" svg:y="16.396cm" svg:viewBox="0 0 27 381" draw:points="0,381 27,381 27,0 0,0">
          <text:p/>
        </draw:polygon>
        <draw:polygon draw:style-name="gr31" draw:text-style-name="P9" draw:layer="layout" svg:width="0.026cm" svg:height="0.38cm" svg:x="27.217cm" svg:y="16.396cm" svg:viewBox="0 0 27 381" draw:points="0,381 27,381 27,0 0,0">
          <text:p/>
        </draw:polygon>
        <draw:polygon draw:style-name="gr30" draw:text-style-name="P8" draw:layer="layout" svg:width="0.026cm" svg:height="0.38cm" svg:x="27.243cm" svg:y="16.396cm" svg:viewBox="0 0 27 381" draw:points="0,381 27,381 27,0 0,0">
          <text:p/>
        </draw:polygon>
        <draw:polygon draw:style-name="gr29" draw:text-style-name="P7" draw:layer="layout" svg:width="0.026cm" svg:height="0.38cm" svg:x="27.269cm" svg:y="16.396cm" svg:viewBox="0 0 27 381" draw:points="0,381 27,381 27,0 0,0">
          <text:p/>
        </draw:polygon>
        <draw:polygon draw:style-name="gr31" draw:text-style-name="P9" draw:layer="layout" svg:width="0.027cm" svg:height="0.38cm" svg:x="27.295cm" svg:y="16.396cm" svg:viewBox="0 0 28 381" draw:points="0,381 28,381 28,0 0,0">
          <text:p/>
        </draw:polygon>
        <draw:polygon draw:style-name="gr29" draw:text-style-name="P7" draw:layer="layout" svg:width="0.026cm" svg:height="0.38cm" svg:x="27.322cm" svg:y="16.396cm" svg:viewBox="0 0 27 381" draw:points="0,381 27,381 27,0 0,0">
          <text:p/>
        </draw:polygon>
        <draw:polygon draw:style-name="gr29" draw:text-style-name="P7" draw:layer="layout" svg:width="0.026cm" svg:height="0.38cm" svg:x="27.348cm" svg:y="16.396cm" svg:viewBox="0 0 27 381" draw:points="0,381 27,381 27,0 0,0">
          <text:p/>
        </draw:polygon>
        <draw:polygon draw:style-name="gr32" draw:text-style-name="P10" draw:layer="layout" svg:width="0.026cm" svg:height="0.38cm" svg:x="27.374cm" svg:y="16.396cm" svg:viewBox="0 0 27 381" draw:points="0,381 27,381 27,0 0,0">
          <text:p/>
        </draw:polygon>
        <draw:polygon draw:style-name="gr32" draw:text-style-name="P10" draw:layer="layout" svg:width="0.026cm" svg:height="0.38cm" svg:x="27.401cm" svg:y="16.396cm" svg:viewBox="0 0 27 381" draw:points="0,381 27,381 27,0 0,0">
          <text:p/>
        </draw:polygon>
        <draw:polygon draw:style-name="gr30" draw:text-style-name="P8" draw:layer="layout" svg:width="0.026cm" svg:height="0.38cm" svg:x="27.427cm" svg:y="16.396cm" svg:viewBox="0 0 27 381" draw:points="0,381 27,381 27,0 0,0">
          <text:p/>
        </draw:polygon>
        <draw:polygon draw:style-name="gr29" draw:text-style-name="P7" draw:layer="layout" svg:width="0.026cm" svg:height="0.38cm" svg:x="27.453cm" svg:y="16.396cm" svg:viewBox="0 0 27 381" draw:points="0,381 27,381 27,0 0,0">
          <text:p/>
        </draw:polygon>
        <draw:polygon draw:style-name="gr31" draw:text-style-name="P9" draw:layer="layout" svg:width="0.026cm" svg:height="0.38cm" svg:x="27.48cm" svg:y="16.396cm" svg:viewBox="0 0 27 381" draw:points="0,381 27,381 27,0 0,0">
          <text:p/>
        </draw:polygon>
        <draw:polygon draw:style-name="gr32" draw:text-style-name="P10" draw:layer="layout" svg:width="0.026cm" svg:height="0.38cm" svg:x="27.506cm" svg:y="16.396cm" svg:viewBox="0 0 27 381" draw:points="0,381 27,381 27,0 0,0">
          <text:p/>
        </draw:polygon>
        <draw:polygon draw:style-name="gr31" draw:text-style-name="P9" draw:layer="layout" svg:width="0.026cm" svg:height="0.38cm" svg:x="27.532cm" svg:y="16.396cm" svg:viewBox="0 0 27 381" draw:points="0,381 27,381 27,0 0,0">
          <text:p/>
        </draw:polygon>
        <draw:polygon draw:style-name="gr29" draw:text-style-name="P7" draw:layer="layout" svg:width="0.026cm" svg:height="0.38cm" svg:x="27.558cm" svg:y="16.396cm" svg:viewBox="0 0 27 381" draw:points="0,381 27,381 27,0 0,0">
          <text:p/>
        </draw:polygon>
        <draw:polygon draw:style-name="gr29" draw:text-style-name="P7" draw:layer="layout" svg:width="0.026cm" svg:height="0.38cm" svg:x="27.584cm" svg:y="16.396cm" svg:viewBox="0 0 27 381" draw:points="0,381 27,381 27,0 0,0">
          <text:p/>
        </draw:polygon>
        <draw:polygon draw:style-name="gr32" draw:text-style-name="P10" draw:layer="layout" svg:width="0.026cm" svg:height="0.38cm" svg:x="27.611cm" svg:y="16.396cm" svg:viewBox="0 0 27 381" draw:points="0,381 27,381 27,0 0,0">
          <text:p/>
        </draw:polygon>
        <draw:polygon draw:style-name="gr30" draw:text-style-name="P8" draw:layer="layout" svg:width="0.026cm" svg:height="0.38cm" svg:x="27.637cm" svg:y="16.396cm" svg:viewBox="0 0 27 381" draw:points="0,381 27,381 27,0 0,0">
          <text:p/>
        </draw:polygon>
        <draw:polygon draw:style-name="gr29" draw:text-style-name="P7" draw:layer="layout" svg:width="0.026cm" svg:height="0.38cm" svg:x="27.663cm" svg:y="16.396cm" svg:viewBox="0 0 27 381" draw:points="0,381 27,381 27,0 0,0">
          <text:p/>
        </draw:polygon>
        <draw:polygon draw:style-name="gr32" draw:text-style-name="P10" draw:layer="layout" svg:width="0.027cm" svg:height="0.38cm" svg:x="27.689cm" svg:y="16.396cm" svg:viewBox="0 0 28 381" draw:points="0,381 28,381 28,0 0,0">
          <text:p/>
        </draw:polygon>
        <draw:polygon draw:style-name="gr30" draw:text-style-name="P8" draw:layer="layout" svg:width="0.026cm" svg:height="0.38cm" svg:x="27.716cm" svg:y="16.396cm" svg:viewBox="0 0 27 381" draw:points="0,381 27,381 27,0 0,0">
          <text:p/>
        </draw:polygon>
        <draw:polygon draw:style-name="gr31" draw:text-style-name="P9" draw:layer="layout" svg:width="0.026cm" svg:height="0.38cm" svg:x="27.742cm" svg:y="16.396cm" svg:viewBox="0 0 27 381" draw:points="0,381 27,381 27,0 0,0">
          <text:p/>
        </draw:polygon>
        <draw:polygon draw:style-name="gr29" draw:text-style-name="P7" draw:layer="layout" svg:width="0.026cm" svg:height="0.38cm" svg:x="27.768cm" svg:y="16.396cm" svg:viewBox="0 0 27 381" draw:points="0,381 27,381 27,0 0,0">
          <text:p/>
        </draw:polygon>
        <draw:polygon draw:style-name="gr29" draw:text-style-name="P7" draw:layer="layout" svg:width="0.026cm" svg:height="0.38cm" svg:x="27.795cm" svg:y="16.396cm" svg:viewBox="0 0 27 381" draw:points="0,381 27,381 27,0 0,0">
          <text:p/>
        </draw:polygon>
        <draw:polygon draw:style-name="gr32" draw:text-style-name="P10" draw:layer="layout" svg:width="0.026cm" svg:height="0.38cm" svg:x="27.821cm" svg:y="16.396cm" svg:viewBox="0 0 27 381" draw:points="0,381 27,381 27,0 0,0">
          <text:p/>
        </draw:polygon>
        <draw:polygon draw:style-name="gr30" draw:text-style-name="P8" draw:layer="layout" svg:width="0.026cm" svg:height="0.38cm" svg:x="27.847cm" svg:y="16.396cm" svg:viewBox="0 0 27 381" draw:points="0,381 27,381 27,0 0,0">
          <text:p/>
        </draw:polygon>
        <draw:polygon draw:style-name="gr32" draw:text-style-name="P10" draw:layer="layout" svg:width="0.026cm" svg:height="0.38cm" svg:x="27.873cm" svg:y="16.396cm" svg:viewBox="0 0 27 381" draw:points="0,381 27,381 27,0 0,0">
          <text:p/>
        </draw:polygon>
        <draw:polygon draw:style-name="gr32" draw:text-style-name="P10" draw:layer="layout" svg:width="0.026cm" svg:height="0.38cm" svg:x="27.9cm" svg:y="16.396cm" svg:viewBox="0 0 27 381" draw:points="0,381 27,381 27,0 0,0">
          <text:p/>
        </draw:polygon>
        <draw:polygon draw:style-name="gr32" draw:text-style-name="P10" draw:layer="layout" svg:width="0.026cm" svg:height="0.38cm" svg:x="27.926cm" svg:y="16.396cm" svg:viewBox="0 0 27 381" draw:points="0,381 27,381 27,0 0,0">
          <text:p/>
        </draw:polygon>
        <draw:polygon draw:style-name="gr31" draw:text-style-name="P9" draw:layer="layout" svg:width="0.026cm" svg:height="0.38cm" svg:x="27.952cm" svg:y="16.396cm" svg:viewBox="0 0 27 381" draw:points="0,381 27,381 27,0 0,0">
          <text:p/>
        </draw:polygon>
        <draw:polygon draw:style-name="gr29" draw:text-style-name="P7" draw:layer="layout" svg:width="0.026cm" svg:height="0.38cm" svg:x="27.978cm" svg:y="16.396cm" svg:viewBox="0 0 27 381" draw:points="0,381 27,381 27,0 0,0">
          <text:p/>
        </draw:polygon>
        <draw:polygon draw:style-name="gr29" draw:text-style-name="P7" draw:layer="layout" svg:width="0.026cm" svg:height="0.38cm" svg:x="28.005cm" svg:y="16.396cm" svg:viewBox="0 0 27 381" draw:points="0,381 27,381 27,0 0,0">
          <text:p/>
        </draw:polygon>
        <draw:polygon draw:style-name="gr30" draw:text-style-name="P8" draw:layer="layout" svg:width="0.026cm" svg:height="0.38cm" svg:x="28.031cm" svg:y="16.396cm" svg:viewBox="0 0 27 381" draw:points="0,381 27,381 27,0 0,0">
          <text:p/>
        </draw:polygon>
        <draw:polygon draw:style-name="gr31" draw:text-style-name="P9" draw:layer="layout" svg:width="0.027cm" svg:height="0.38cm" svg:x="28.057cm" svg:y="16.396cm" svg:viewBox="0 0 28 381" draw:points="0,381 28,381 28,0 0,0">
          <text:p/>
        </draw:polygon>
        <draw:polygon draw:style-name="gr30" draw:text-style-name="P8" draw:layer="layout" svg:width="0.026cm" svg:height="0.38cm" svg:x="28.084cm" svg:y="16.396cm" svg:viewBox="0 0 27 381" draw:points="0,381 27,381 27,0 0,0">
          <text:p/>
        </draw:polygon>
        <draw:polygon draw:style-name="gr29" draw:text-style-name="P7" draw:layer="layout" svg:width="0.026cm" svg:height="0.38cm" svg:x="28.11cm" svg:y="16.396cm" svg:viewBox="0 0 27 381" draw:points="0,381 27,381 27,0 0,0">
          <text:p/>
        </draw:polygon>
        <draw:polygon draw:style-name="gr30" draw:text-style-name="P8" draw:layer="layout" svg:width="0.026cm" svg:height="0.38cm" svg:x="28.136cm" svg:y="16.396cm" svg:viewBox="0 0 27 381" draw:points="0,381 27,381 27,0 0,0">
          <text:p/>
        </draw:polygon>
        <draw:polygon draw:style-name="gr30" draw:text-style-name="P8" draw:layer="layout" svg:width="0.026cm" svg:height="0.38cm" svg:x="28.163cm" svg:y="16.396cm" svg:viewBox="0 0 27 381" draw:points="0,381 27,381 27,0 0,0">
          <text:p/>
        </draw:polygon>
        <draw:polygon draw:style-name="gr32" draw:text-style-name="P10" draw:layer="layout" svg:width="0.026cm" svg:height="0.38cm" svg:x="28.189cm" svg:y="16.396cm" svg:viewBox="0 0 27 381" draw:points="0,381 27,381 27,0 0,0">
          <text:p/>
        </draw:polygon>
        <draw:polygon draw:style-name="gr32" draw:text-style-name="P10" draw:layer="layout" svg:width="0.026cm" svg:height="0.38cm" svg:x="28.215cm" svg:y="16.396cm" svg:viewBox="0 0 27 381" draw:points="0,381 27,381 27,0 0,0">
          <text:p/>
        </draw:polygon>
        <draw:polygon draw:style-name="gr31" draw:text-style-name="P9" draw:layer="layout" svg:width="0.026cm" svg:height="0.38cm" svg:x="28.241cm" svg:y="16.396cm" svg:viewBox="0 0 27 381" draw:points="0,381 27,381 27,0 0,0">
          <text:p/>
        </draw:polygon>
        <draw:polygon draw:style-name="gr30" draw:text-style-name="P8" draw:layer="layout" svg:width="0.026cm" svg:height="0.38cm" svg:x="28.267cm" svg:y="16.396cm" svg:viewBox="0 0 27 381" draw:points="0,381 27,381 27,0 0,0">
          <text:p/>
        </draw:polygon>
        <draw:polygon draw:style-name="gr31" draw:text-style-name="P9" draw:layer="layout" svg:width="0.026cm" svg:height="0.38cm" svg:x="28.294cm" svg:y="16.396cm" svg:viewBox="0 0 27 381" draw:points="0,381 27,381 27,0 0,0">
          <text:p/>
        </draw:polygon>
        <draw:polygon draw:style-name="gr30" draw:text-style-name="P8" draw:layer="layout" svg:width="0.026cm" svg:height="0.38cm" svg:x="28.32cm" svg:y="16.396cm" svg:viewBox="0 0 27 381" draw:points="0,381 27,381 27,0 0,0">
          <text:p/>
        </draw:polygon>
        <draw:polygon draw:style-name="gr30" draw:text-style-name="P8" draw:layer="layout" svg:width="0.026cm" svg:height="0.38cm" svg:x="28.346cm" svg:y="16.396cm" svg:viewBox="0 0 27 381" draw:points="0,381 27,381 27,0 0,0">
          <text:p/>
        </draw:polygon>
        <draw:polygon draw:style-name="gr30" draw:text-style-name="P8" draw:layer="layout" svg:width="0.027cm" svg:height="0.38cm" svg:x="28.372cm" svg:y="16.396cm" svg:viewBox="0 0 28 381" draw:points="0,381 28,381 28,0 0,0">
          <text:p/>
        </draw:polygon>
        <draw:polygon draw:style-name="gr30" draw:text-style-name="P8" draw:layer="layout" svg:width="0.026cm" svg:height="0.38cm" svg:x="28.399cm" svg:y="16.396cm" svg:viewBox="0 0 27 381" draw:points="0,381 27,381 27,0 0,0">
          <text:p/>
        </draw:polygon>
        <draw:polygon draw:style-name="gr32" draw:text-style-name="P10" draw:layer="layout" svg:width="0.026cm" svg:height="0.38cm" svg:x="28.425cm" svg:y="16.396cm" svg:viewBox="0 0 27 381" draw:points="0,381 27,381 27,0 0,0">
          <text:p/>
        </draw:polygon>
        <draw:polygon draw:style-name="gr32" draw:text-style-name="P10" draw:layer="layout" svg:width="0.027cm" svg:height="0.38cm" svg:x="28.451cm" svg:y="16.396cm" svg:viewBox="0 0 28 381" draw:points="0,381 28,381 28,0 0,0">
          <text:p/>
        </draw:polygon>
        <draw:polygon draw:style-name="gr31" draw:text-style-name="P9" draw:layer="layout" svg:width="0.026cm" svg:height="0.38cm" svg:x="28.478cm" svg:y="16.396cm" svg:viewBox="0 0 27 381" draw:points="0,381 27,381 27,0 0,0">
          <text:p/>
        </draw:polygon>
        <draw:polygon draw:style-name="gr31" draw:text-style-name="P9" draw:layer="layout" svg:width="0.026cm" svg:height="0.38cm" svg:x="28.504cm" svg:y="16.396cm" svg:viewBox="0 0 27 381" draw:points="0,381 27,381 27,0 0,0">
          <text:p/>
        </draw:polygon>
        <draw:polygon draw:style-name="gr32" draw:text-style-name="P10" draw:layer="layout" svg:width="0.026cm" svg:height="0.38cm" svg:x="28.53cm" svg:y="16.396cm" svg:viewBox="0 0 27 381" draw:points="0,381 27,381 27,0 0,0">
          <text:p/>
        </draw:polygon>
        <draw:polygon draw:style-name="gr29" draw:text-style-name="P7" draw:layer="layout" svg:width="0.026cm" svg:height="0.38cm" svg:x="28.557cm" svg:y="16.396cm" svg:viewBox="0 0 27 381" draw:points="0,381 27,381 27,0 0,0">
          <text:p/>
        </draw:polygon>
        <draw:polygon draw:style-name="gr32" draw:text-style-name="P10" draw:layer="layout" svg:width="0.026cm" svg:height="0.38cm" svg:x="28.583cm" svg:y="16.396cm" svg:viewBox="0 0 27 381" draw:points="0,381 27,381 27,0 0,0">
          <text:p/>
        </draw:polygon>
        <draw:polygon draw:style-name="gr32" draw:text-style-name="P10" draw:layer="layout" svg:width="0.026cm" svg:height="0.38cm" svg:x="28.609cm" svg:y="16.396cm" svg:viewBox="0 0 27 381" draw:points="0,381 27,381 27,0 0,0">
          <text:p/>
        </draw:polygon>
        <draw:polygon draw:style-name="gr30" draw:text-style-name="P8" draw:layer="layout" svg:width="0.026cm" svg:height="0.38cm" svg:x="28.635cm" svg:y="16.396cm" svg:viewBox="0 0 27 381" draw:points="0,381 27,381 27,0 0,0">
          <text:p/>
        </draw:polygon>
        <draw:polygon draw:style-name="gr30" draw:text-style-name="P8" draw:layer="layout" svg:width="0.026cm" svg:height="0.38cm" svg:x="28.662cm" svg:y="16.396cm" svg:viewBox="0 0 27 381" draw:points="0,381 27,381 27,0 0,0">
          <text:p/>
        </draw:polygon>
        <draw:polygon draw:style-name="gr31" draw:text-style-name="P9" draw:layer="layout" svg:width="0.026cm" svg:height="0.38cm" svg:x="28.688cm" svg:y="16.396cm" svg:viewBox="0 0 27 381" draw:points="0,381 27,381 27,0 0,0">
          <text:p/>
        </draw:polygon>
        <draw:polygon draw:style-name="gr29" draw:text-style-name="P7" draw:layer="layout" svg:width="0.026cm" svg:height="0.38cm" svg:x="28.714cm" svg:y="16.396cm" svg:viewBox="0 0 27 381" draw:points="0,381 27,381 27,0 0,0">
          <text:p/>
        </draw:polygon>
        <draw:polygon draw:style-name="gr31" draw:text-style-name="P9" draw:layer="layout" svg:width="0.026cm" svg:height="0.38cm" svg:x="28.74cm" svg:y="16.396cm" svg:viewBox="0 0 27 381" draw:points="0,381 27,381 27,0 0,0">
          <text:p/>
        </draw:polygon>
        <draw:polygon draw:style-name="gr31" draw:text-style-name="P9" draw:layer="layout" svg:width="0.027cm" svg:height="0.38cm" svg:x="28.767cm" svg:y="16.396cm" svg:viewBox="0 0 28 381" draw:points="0,381 28,381 28,0 0,0">
          <text:p/>
        </draw:polygon>
        <draw:polygon draw:style-name="gr31" draw:text-style-name="P9" draw:layer="layout" svg:width="0.026cm" svg:height="0.38cm" svg:x="28.793cm" svg:y="16.396cm" svg:viewBox="0 0 27 381" draw:points="0,381 27,381 27,0 0,0">
          <text:p/>
        </draw:polygon>
        <draw:polygon draw:style-name="gr31" draw:text-style-name="P9" draw:layer="layout" svg:width="0.026cm" svg:height="0.38cm" svg:x="28.819cm" svg:y="16.396cm" svg:viewBox="0 0 27 381" draw:points="0,381 27,381 27,0 0,0">
          <text:p/>
        </draw:polygon>
        <draw:polygon draw:style-name="gr30" draw:text-style-name="P8" draw:layer="layout" svg:width="0.026cm" svg:height="0.38cm" svg:x="28.846cm" svg:y="16.396cm" svg:viewBox="0 0 27 381" draw:points="0,381 27,381 27,0 0,0">
          <text:p/>
        </draw:polygon>
        <draw:polygon draw:style-name="gr29" draw:text-style-name="P7" draw:layer="layout" svg:width="0.026cm" svg:height="0.38cm" svg:x="28.872cm" svg:y="16.396cm" svg:viewBox="0 0 27 381" draw:points="0,381 27,381 27,0 0,0">
          <text:p/>
        </draw:polygon>
        <draw:polygon draw:style-name="gr32" draw:text-style-name="P10" draw:layer="layout" svg:width="0.026cm" svg:height="0.38cm" svg:x="28.898cm" svg:y="16.396cm" svg:viewBox="0 0 27 381" draw:points="0,381 27,381 27,0 0,0">
          <text:p/>
        </draw:polygon>
        <draw:polygon draw:style-name="gr31" draw:text-style-name="P9" draw:layer="layout" svg:width="0.026cm" svg:height="0.38cm" svg:x="28.924cm" svg:y="16.396cm" svg:viewBox="0 0 27 381" draw:points="0,381 27,381 27,0 0,0">
          <text:p/>
        </draw:polygon>
        <draw:polygon draw:style-name="gr30" draw:text-style-name="P8" draw:layer="layout" svg:width="0.026cm" svg:height="0.38cm" svg:x="28.951cm" svg:y="16.396cm" svg:viewBox="0 0 27 381" draw:points="0,381 27,381 27,0 0,0">
          <text:p/>
        </draw:polygon>
        <draw:polygon draw:style-name="gr30" draw:text-style-name="P8" draw:layer="layout" svg:width="0.026cm" svg:height="0.38cm" svg:x="28.977cm" svg:y="16.396cm" svg:viewBox="0 0 27 381" draw:points="0,381 27,381 27,0 0,0">
          <text:p/>
        </draw:polygon>
        <draw:polygon draw:style-name="gr32" draw:text-style-name="P10" draw:layer="layout" svg:width="0.026cm" svg:height="0.38cm" svg:x="29.003cm" svg:y="16.396cm" svg:viewBox="0 0 27 381" draw:points="0,381 27,381 27,0 0,0">
          <text:p/>
        </draw:polygon>
        <draw:polygon draw:style-name="gr31" draw:text-style-name="P9" draw:layer="layout" svg:width="0.026cm" svg:height="0.38cm" svg:x="29.029cm" svg:y="16.396cm" svg:viewBox="0 0 27 381" draw:points="0,381 27,381 27,0 0,0">
          <text:p/>
        </draw:polygon>
        <draw:polygon draw:style-name="gr32" draw:text-style-name="P10" draw:layer="layout" svg:width="0.026cm" svg:height="0.38cm" svg:x="29.056cm" svg:y="16.396cm" svg:viewBox="0 0 27 381" draw:points="0,381 27,381 27,0 0,0">
          <text:p/>
        </draw:polygon>
        <draw:polygon draw:style-name="gr32" draw:text-style-name="P10" draw:layer="layout" svg:width="0.026cm" svg:height="0.38cm" svg:x="29.082cm" svg:y="16.396cm" svg:viewBox="0 0 27 381" draw:points="0,381 27,381 27,0 0,0">
          <text:p/>
        </draw:polygon>
        <draw:polygon draw:style-name="gr30" draw:text-style-name="P8" draw:layer="layout" svg:width="0.026cm" svg:height="0.38cm" svg:x="29.108cm" svg:y="16.396cm" svg:viewBox="0 0 27 381" draw:points="0,381 27,381 27,0 0,0">
          <text:p/>
        </draw:polygon>
        <draw:polygon draw:style-name="gr31" draw:text-style-name="P9" draw:layer="layout" svg:width="0.027cm" svg:height="0.38cm" svg:x="29.134cm" svg:y="16.396cm" svg:viewBox="0 0 28 381" draw:points="0,381 28,381 28,0 0,0">
          <text:p/>
        </draw:polygon>
        <draw:polygon draw:style-name="gr29" draw:text-style-name="P7" draw:layer="layout" svg:width="0.026cm" svg:height="0.38cm" svg:x="29.161cm" svg:y="16.396cm" svg:viewBox="0 0 27 381" draw:points="0,381 27,381 27,0 0,0">
          <text:p/>
        </draw:polygon>
        <draw:polygon draw:style-name="gr31" draw:text-style-name="P9" draw:layer="layout" svg:width="0.026cm" svg:height="0.38cm" svg:x="29.187cm" svg:y="16.396cm" svg:viewBox="0 0 27 381" draw:points="0,381 27,381 27,0 0,0">
          <text:p/>
        </draw:polygon>
        <draw:polygon draw:style-name="gr32" draw:text-style-name="P10" draw:layer="layout" svg:width="0.026cm" svg:height="0.38cm" svg:x="29.213cm" svg:y="16.396cm" svg:viewBox="0 0 27 381" draw:points="0,381 27,381 27,0 0,0">
          <text:p/>
        </draw:polygon>
        <draw:polygon draw:style-name="gr31" draw:text-style-name="P9" draw:layer="layout" svg:width="0.026cm" svg:height="0.38cm" svg:x="29.24cm" svg:y="16.396cm" svg:viewBox="0 0 27 381" draw:points="0,381 27,381 27,0 0,0">
          <text:p/>
        </draw:polygon>
        <draw:polygon draw:style-name="gr32" draw:text-style-name="P10" draw:layer="layout" svg:width="0.026cm" svg:height="0.38cm" svg:x="29.266cm" svg:y="16.396cm" svg:viewBox="0 0 27 381" draw:points="0,381 27,381 27,0 0,0">
          <text:p/>
        </draw:polygon>
        <draw:polygon draw:style-name="gr30" draw:text-style-name="P8" draw:layer="layout" svg:width="0.026cm" svg:height="0.38cm" svg:x="29.292cm" svg:y="16.396cm" svg:viewBox="0 0 27 381" draw:points="0,381 27,381 27,0 0,0">
          <text:p/>
        </draw:polygon>
        <draw:polygon draw:style-name="gr32" draw:text-style-name="P10" draw:layer="layout" svg:width="0.026cm" svg:height="0.38cm" svg:x="29.318cm" svg:y="16.396cm" svg:viewBox="0 0 27 381" draw:points="0,381 27,381 27,0 0,0">
          <text:p/>
        </draw:polygon>
        <draw:polygon draw:style-name="gr32" draw:text-style-name="P10" draw:layer="layout" svg:width="0.026cm" svg:height="0.38cm" svg:x="29.345cm" svg:y="16.396cm" svg:viewBox="0 0 27 381" draw:points="0,381 27,381 27,0 0,0">
          <text:p/>
        </draw:polygon>
        <draw:polygon draw:style-name="gr31" draw:text-style-name="P9" draw:layer="layout" svg:width="0.026cm" svg:height="0.38cm" svg:x="29.371cm" svg:y="16.396cm" svg:viewBox="0 0 27 381" draw:points="0,381 27,381 27,0 0,0">
          <text:p/>
        </draw:polygon>
        <draw:polygon draw:style-name="gr29" draw:text-style-name="P7" draw:layer="layout" svg:width="0.026cm" svg:height="0.38cm" svg:x="29.397cm" svg:y="16.396cm" svg:viewBox="0 0 27 381" draw:points="0,381 27,381 27,0 0,0">
          <text:p/>
        </draw:polygon>
        <draw:polygon draw:style-name="gr29" draw:text-style-name="P7" draw:layer="layout" svg:width="0.026cm" svg:height="0.38cm" svg:x="29.423cm" svg:y="16.396cm" svg:viewBox="0 0 27 381" draw:points="0,381 27,381 27,0 0,0">
          <text:p/>
        </draw:polygon>
        <draw:polygon draw:style-name="gr32" draw:text-style-name="P10" draw:layer="layout" svg:width="0.026cm" svg:height="0.38cm" svg:x="29.45cm" svg:y="16.396cm" svg:viewBox="0 0 27 381" draw:points="0,381 27,381 27,0 0,0">
          <text:p/>
        </draw:polygon>
        <draw:polygon draw:style-name="gr32" draw:text-style-name="P10" draw:layer="layout" svg:width="0.026cm" svg:height="0.38cm" svg:x="29.476cm" svg:y="16.396cm" svg:viewBox="0 0 27 381" draw:points="0,381 27,381 27,0 0,0">
          <text:p/>
        </draw:polygon>
        <draw:polygon draw:style-name="gr30" draw:text-style-name="P8" draw:layer="layout" svg:width="0.026cm" svg:height="0.38cm" svg:x="29.502cm" svg:y="16.396cm" svg:viewBox="0 0 27 381" draw:points="0,381 27,381 27,0 0,0">
          <text:p/>
        </draw:polygon>
        <draw:polygon draw:style-name="gr32" draw:text-style-name="P10" draw:layer="layout" svg:width="0.027cm" svg:height="0.38cm" svg:x="29.528cm" svg:y="16.396cm" svg:viewBox="0 0 28 381" draw:points="0,381 28,381 28,0 0,0">
          <text:p/>
        </draw:polygon>
        <draw:polygon draw:style-name="gr32" draw:text-style-name="P10" draw:layer="layout" svg:width="0.026cm" svg:height="0.38cm" svg:x="29.555cm" svg:y="16.396cm" svg:viewBox="0 0 27 381" draw:points="0,381 27,381 27,0 0,0">
          <text:p/>
        </draw:polygon>
        <draw:polygon draw:style-name="gr30" draw:text-style-name="P8" draw:layer="layout" svg:width="0.026cm" svg:height="0.38cm" svg:x="29.581cm" svg:y="16.396cm" svg:viewBox="0 0 27 381" draw:points="0,381 27,381 27,0 0,0">
          <text:p/>
        </draw:polygon>
        <draw:polygon draw:style-name="gr31" draw:text-style-name="P9" draw:layer="layout" svg:width="0.026cm" svg:height="0.38cm" svg:x="29.607cm" svg:y="16.396cm" svg:viewBox="0 0 27 381" draw:points="0,381 27,381 27,0 0,0">
          <text:p/>
        </draw:polygon>
        <draw:polygon draw:style-name="gr30" draw:text-style-name="P8" draw:layer="layout" svg:width="0.026cm" svg:height="0.38cm" svg:x="29.635cm" svg:y="16.396cm" svg:viewBox="0 0 27 381" draw:points="0,381 27,381 27,0 0,0">
          <text:p/>
        </draw:polygon>
        <draw:polygon draw:style-name="gr30" draw:text-style-name="P8" draw:layer="layout" svg:width="0.026cm" svg:height="0.38cm" svg:x="29.66cm" svg:y="16.396cm" svg:viewBox="0 0 27 381" draw:points="0,381 27,381 27,0 0,0">
          <text:p/>
        </draw:polygon>
        <draw:polygon draw:style-name="gr30" draw:text-style-name="P8" draw:layer="layout" svg:width="0.026cm" svg:height="0.38cm" svg:x="29.686cm" svg:y="16.396cm" svg:viewBox="0 0 27 381" draw:points="0,381 27,381 27,0 0,0">
          <text:p/>
        </draw:polygon>
        <draw:polygon draw:style-name="gr30" draw:text-style-name="P8" draw:layer="layout" svg:width="0.026cm" svg:height="0.38cm" svg:x="29.712cm" svg:y="16.396cm" svg:viewBox="0 0 27 381" draw:points="0,381 27,381 27,0 0,0">
          <text:p/>
        </draw:polygon>
        <draw:polygon draw:style-name="gr32" draw:text-style-name="P10" draw:layer="layout" svg:width="0.026cm" svg:height="0.38cm" svg:x="29.739cm" svg:y="16.396cm" svg:viewBox="0 0 27 381" draw:points="0,381 27,381 27,0 0,0">
          <text:p/>
        </draw:polygon>
        <draw:polygon draw:style-name="gr31" draw:text-style-name="P9" draw:layer="layout" svg:width="0.026cm" svg:height="0.38cm" svg:x="29.765cm" svg:y="16.396cm" svg:viewBox="0 0 27 381" draw:points="0,381 27,381 27,0 0,0">
          <text:p/>
        </draw:polygon>
        <draw:polygon draw:style-name="gr30" draw:text-style-name="P8" draw:layer="layout" svg:width="0.026cm" svg:height="0.38cm" svg:x="29.791cm" svg:y="16.396cm" svg:viewBox="0 0 27 381" draw:points="0,381 27,381 27,0 0,0">
          <text:p/>
        </draw:polygon>
        <draw:polygon draw:style-name="gr30" draw:text-style-name="P8" draw:layer="layout" svg:width="0.027cm" svg:height="0.38cm" svg:x="29.817cm" svg:y="16.396cm" svg:viewBox="0 0 28 381" draw:points="0,381 28,381 28,0 0,0">
          <text:p/>
        </draw:polygon>
        <draw:polygon draw:style-name="gr31" draw:text-style-name="P9" draw:layer="layout" svg:width="0.026cm" svg:height="0.38cm" svg:x="29.844cm" svg:y="16.396cm" svg:viewBox="0 0 27 381" draw:points="0,381 27,381 27,0 0,0">
          <text:p/>
        </draw:polygon>
        <draw:polygon draw:style-name="gr31" draw:text-style-name="P9" draw:layer="layout" svg:width="0.026cm" svg:height="0.38cm" svg:x="29.87cm" svg:y="16.396cm" svg:viewBox="0 0 27 381" draw:points="0,381 27,381 27,0 0,0">
          <text:p/>
        </draw:polygon>
        <draw:polygon draw:style-name="gr32" draw:text-style-name="P10" draw:layer="layout" svg:width="0.027cm" svg:height="0.38cm" svg:x="29.896cm" svg:y="16.396cm" svg:viewBox="0 0 28 381" draw:points="0,381 28,381 28,0 0,0">
          <text:p/>
        </draw:polygon>
        <draw:polygon draw:style-name="gr32" draw:text-style-name="P10" draw:layer="layout" svg:width="0.026cm" svg:height="0.38cm" svg:x="29.923cm" svg:y="16.396cm" svg:viewBox="0 0 27 381" draw:points="0,381 27,381 27,0 0,0">
          <text:p/>
        </draw:polygon>
        <draw:polygon draw:style-name="gr32" draw:text-style-name="P10" draw:layer="layout" svg:width="0.026cm" svg:height="0.38cm" svg:x="29.949cm" svg:y="16.396cm" svg:viewBox="0 0 27 381" draw:points="0,381 27,381 27,0 0,0">
          <text:p/>
        </draw:polygon>
        <draw:polygon draw:style-name="gr32" draw:text-style-name="P10" draw:layer="layout" svg:width="0.026cm" svg:height="0.38cm" svg:x="29.975cm" svg:y="16.396cm" svg:viewBox="0 0 27 381" draw:points="0,381 27,381 27,0 0,0">
          <text:p/>
        </draw:polygon>
        <draw:polygon draw:style-name="gr31" draw:text-style-name="P9" draw:layer="layout" svg:width="0.026cm" svg:height="0.38cm" svg:x="30.028cm" svg:y="16.396cm" svg:viewBox="0 0 27 381" draw:points="0,381 27,381 27,0 0,0">
          <text:p/>
        </draw:polygon>
        <draw:polygon draw:style-name="gr32" draw:text-style-name="P10" draw:layer="layout" svg:width="0.026cm" svg:height="0.38cm" svg:x="30.054cm" svg:y="16.396cm" svg:viewBox="0 0 27 381" draw:points="0,381 27,381 27,0 0,0">
          <text:p/>
        </draw:polygon>
        <draw:polygon draw:style-name="gr29" draw:text-style-name="P7" draw:layer="layout" svg:width="0.026cm" svg:height="0.38cm" svg:x="30.08cm" svg:y="16.396cm" svg:viewBox="0 0 27 381" draw:points="0,381 27,381 27,0 0,0">
          <text:p/>
        </draw:polygon>
        <draw:polygon draw:style-name="gr29" draw:text-style-name="P7" draw:layer="layout" svg:width="0.026cm" svg:height="0.38cm" svg:x="30.106cm" svg:y="16.396cm" svg:viewBox="0 0 27 381" draw:points="0,381 27,381 27,0 0,0">
          <text:p/>
        </draw:polygon>
        <draw:polygon draw:style-name="gr30" draw:text-style-name="P8" draw:layer="layout" svg:width="0.026cm" svg:height="0.38cm" svg:x="30.133cm" svg:y="16.396cm" svg:viewBox="0 0 27 381" draw:points="0,381 27,381 27,0 0,0">
          <text:p/>
        </draw:polygon>
        <draw:polygon draw:style-name="gr31" draw:text-style-name="P9" draw:layer="layout" svg:width="0.026cm" svg:height="0.38cm" svg:x="30.159cm" svg:y="16.396cm" svg:viewBox="0 0 27 381" draw:points="0,381 27,381 27,0 0,0">
          <text:p/>
        </draw:polygon>
        <draw:polygon draw:style-name="gr29" draw:text-style-name="P7" draw:layer="layout" svg:width="0.026cm" svg:height="0.38cm" svg:x="30.185cm" svg:y="16.396cm" svg:viewBox="0 0 27 381" draw:points="0,381 27,381 27,0 0,0">
          <text:p/>
        </draw:polygon>
        <draw:polygon draw:style-name="gr31" draw:text-style-name="P9" draw:layer="layout" svg:width="0.027cm" svg:height="0.38cm" svg:x="30.211cm" svg:y="16.396cm" svg:viewBox="0 0 28 381" draw:points="0,381 28,381 28,0 0,0">
          <text:p/>
        </draw:polygon>
        <draw:polygon draw:style-name="gr29" draw:text-style-name="P7" draw:layer="layout" svg:width="0.026cm" svg:height="0.38cm" svg:x="30.238cm" svg:y="16.396cm" svg:viewBox="0 0 27 381" draw:points="0,381 27,381 27,0 0,0">
          <text:p/>
        </draw:polygon>
        <draw:polygon draw:style-name="gr30" draw:text-style-name="P8" draw:layer="layout" svg:width="0.026cm" svg:height="0.38cm" svg:x="30.264cm" svg:y="16.396cm" svg:viewBox="0 0 27 381" draw:points="0,381 27,381 27,0 0,0">
          <text:p/>
        </draw:polygon>
        <draw:polygon draw:style-name="gr30" draw:text-style-name="P8" draw:layer="layout" svg:width="0.027cm" svg:height="0.38cm" svg:x="30.29cm" svg:y="16.396cm" svg:viewBox="0 0 28 381" draw:points="0,381 28,381 28,0 0,0">
          <text:p/>
        </draw:polygon>
        <draw:polygon draw:style-name="gr31" draw:text-style-name="P9" draw:layer="layout" svg:width="0.026cm" svg:height="0.38cm" svg:x="30.317cm" svg:y="16.396cm" svg:viewBox="0 0 27 381" draw:points="0,381 27,381 27,0 0,0">
          <text:p/>
        </draw:polygon>
        <draw:polygon draw:style-name="gr31" draw:text-style-name="P9" draw:layer="layout" svg:width="0.026cm" svg:height="0.38cm" svg:x="30.343cm" svg:y="16.396cm" svg:viewBox="0 0 27 381" draw:points="0,381 27,381 27,0 0,0">
          <text:p/>
        </draw:polygon>
        <draw:polygon draw:style-name="gr31" draw:text-style-name="P9" draw:layer="layout" svg:width="0.026cm" svg:height="0.38cm" svg:x="30.369cm" svg:y="16.396cm" svg:viewBox="0 0 27 381" draw:points="0,381 27,381 27,0 0,0">
          <text:p/>
        </draw:polygon>
        <draw:polygon draw:style-name="gr29" draw:text-style-name="P7" draw:layer="layout" svg:width="0.026cm" svg:height="0.38cm" svg:x="30.396cm" svg:y="16.396cm" svg:viewBox="0 0 27 381" draw:points="0,381 27,381 27,0 0,0">
          <text:p/>
        </draw:polygon>
        <draw:polygon draw:style-name="gr31" draw:text-style-name="P9" draw:layer="layout" svg:width="0.026cm" svg:height="0.38cm" svg:x="30.422cm" svg:y="16.396cm" svg:viewBox="0 0 27 381" draw:points="0,381 27,381 27,0 0,0">
          <text:p/>
        </draw:polygon>
        <draw:polygon draw:style-name="gr31" draw:text-style-name="P9" draw:layer="layout" svg:width="0.026cm" svg:height="0.38cm" svg:x="30.448cm" svg:y="16.396cm" svg:viewBox="0 0 27 381" draw:points="0,381 27,381 27,0 0,0">
          <text:p/>
        </draw:polygon>
        <draw:polygon draw:style-name="gr29" draw:text-style-name="P7" draw:layer="layout" svg:width="0.026cm" svg:height="0.38cm" svg:x="30.475cm" svg:y="16.396cm" svg:viewBox="0 0 27 381" draw:points="0,381 27,381 27,0 0,0">
          <text:p/>
        </draw:polygon>
        <draw:polygon draw:style-name="gr29" draw:text-style-name="P7" draw:layer="layout" svg:width="0.026cm" svg:height="0.38cm" svg:x="30.501cm" svg:y="16.396cm" svg:viewBox="0 0 27 381" draw:points="0,381 27,381 27,0 0,0">
          <text:p/>
        </draw:polygon>
        <draw:polygon draw:style-name="gr31" draw:text-style-name="P9" draw:layer="layout" svg:width="0.026cm" svg:height="0.38cm" svg:x="30.527cm" svg:y="16.396cm" svg:viewBox="0 0 27 381" draw:points="0,381 27,381 27,0 0,0">
          <text:p/>
        </draw:polygon>
        <draw:polygon draw:style-name="gr31" draw:text-style-name="P9" draw:layer="layout" svg:width="0.026cm" svg:height="0.38cm" svg:x="30.553cm" svg:y="16.396cm" svg:viewBox="0 0 27 381" draw:points="0,381 27,381 27,0 0,0">
          <text:p/>
        </draw:polygon>
        <draw:polygon draw:style-name="gr30" draw:text-style-name="P8" draw:layer="layout" svg:width="0.027cm" svg:height="0.38cm" svg:x="30.579cm" svg:y="16.396cm" svg:viewBox="0 0 28 381" draw:points="0,381 28,381 28,0 0,0">
          <text:p/>
        </draw:polygon>
        <draw:polygon draw:style-name="gr31" draw:text-style-name="P9" draw:layer="layout" svg:width="0.026cm" svg:height="0.38cm" svg:x="30.606cm" svg:y="16.396cm" svg:viewBox="0 0 27 381" draw:points="0,381 27,381 27,0 0,0">
          <text:p/>
        </draw:polygon>
        <draw:polygon draw:style-name="gr31" draw:text-style-name="P9" draw:layer="layout" svg:width="0.026cm" svg:height="0.38cm" svg:x="30.632cm" svg:y="16.396cm" svg:viewBox="0 0 27 381" draw:points="0,381 27,381 27,0 0,0">
          <text:p/>
        </draw:polygon>
        <draw:polygon draw:style-name="gr29" draw:text-style-name="P7" draw:layer="layout" svg:width="0.026cm" svg:height="0.38cm" svg:x="30.658cm" svg:y="16.396cm" svg:viewBox="0 0 27 381" draw:points="0,381 27,381 27,0 0,0">
          <text:p/>
        </draw:polygon>
        <draw:polygon draw:style-name="gr30" draw:text-style-name="P8" draw:layer="layout" svg:width="0.026cm" svg:height="0.38cm" svg:x="30.685cm" svg:y="16.396cm" svg:viewBox="0 0 27 381" draw:points="0,381 27,381 27,0 0,0">
          <text:p/>
        </draw:polygon>
        <draw:polygon draw:style-name="gr31" draw:text-style-name="P9" draw:layer="layout" svg:width="0.026cm" svg:height="0.38cm" svg:x="30.711cm" svg:y="16.396cm" svg:viewBox="0 0 27 381" draw:points="0,381 27,381 27,0 0,0">
          <text:p/>
        </draw:polygon>
        <draw:polygon draw:style-name="gr32" draw:text-style-name="P10" draw:layer="layout" svg:width="0.026cm" svg:height="0.38cm" svg:x="30.737cm" svg:y="16.396cm" svg:viewBox="0 0 27 381" draw:points="0,381 27,381 27,0 0,0">
          <text:p/>
        </draw:polygon>
        <draw:polygon draw:style-name="gr31" draw:text-style-name="P9" draw:layer="layout" svg:width="0.026cm" svg:height="0.38cm" svg:x="30.763cm" svg:y="16.396cm" svg:viewBox="0 0 27 381" draw:points="0,381 27,381 27,0 0,0">
          <text:p/>
        </draw:polygon>
        <draw:polygon draw:style-name="gr31" draw:text-style-name="P9" draw:layer="layout" svg:width="0.026cm" svg:height="0.38cm" svg:x="30.79cm" svg:y="16.396cm" svg:viewBox="0 0 27 381" draw:points="0,381 27,381 27,0 0,0">
          <text:p/>
        </draw:polygon>
        <draw:polygon draw:style-name="gr31" draw:text-style-name="P9" draw:layer="layout" svg:width="0.026cm" svg:height="0.38cm" svg:x="30.816cm" svg:y="16.396cm" svg:viewBox="0 0 27 381" draw:points="0,381 27,381 27,0 0,0">
          <text:p/>
        </draw:polygon>
        <draw:polygon draw:style-name="gr31" draw:text-style-name="P9" draw:layer="layout" svg:width="0.026cm" svg:height="0.38cm" svg:x="30.842cm" svg:y="16.396cm" svg:viewBox="0 0 27 381" draw:points="0,381 27,381 27,0 0,0">
          <text:p/>
        </draw:polygon>
        <draw:polygon draw:style-name="gr31" draw:text-style-name="P9" draw:layer="layout" svg:width="0.026cm" svg:height="0.38cm" svg:x="30.868cm" svg:y="16.396cm" svg:viewBox="0 0 27 381" draw:points="0,381 27,381 27,0 0,0">
          <text:p/>
        </draw:polygon>
        <draw:polygon draw:style-name="gr30" draw:text-style-name="P8" draw:layer="layout" svg:width="0.026cm" svg:height="0.38cm" svg:x="30.895cm" svg:y="16.396cm" svg:viewBox="0 0 27 381" draw:points="0,381 27,381 27,0 0,0">
          <text:p/>
        </draw:polygon>
        <draw:polygon draw:style-name="gr30" draw:text-style-name="P8" draw:layer="layout" svg:width="0.026cm" svg:height="0.38cm" svg:x="30.921cm" svg:y="16.396cm" svg:viewBox="0 0 27 381" draw:points="0,381 27,381 27,0 0,0">
          <text:p/>
        </draw:polygon>
        <draw:polygon draw:style-name="gr32" draw:text-style-name="P10" draw:layer="layout" svg:width="0.026cm" svg:height="0.38cm" svg:x="30.947cm" svg:y="16.396cm" svg:viewBox="0 0 27 381" draw:points="0,381 27,381 27,0 0,0">
          <text:p/>
        </draw:polygon>
        <draw:polygon draw:style-name="gr31" draw:text-style-name="P9" draw:layer="layout" svg:width="0.027cm" svg:height="0.38cm" svg:x="30.973cm" svg:y="16.396cm" svg:viewBox="0 0 28 381" draw:points="0,381 28,381 28,0 0,0">
          <text:p/>
        </draw:polygon>
        <draw:polygon draw:style-name="gr30" draw:text-style-name="P8" draw:layer="layout" svg:width="0.026cm" svg:height="0.38cm" svg:x="31cm" svg:y="16.396cm" svg:viewBox="0 0 27 381" draw:points="0,381 27,381 27,0 0,0">
          <text:p/>
        </draw:polygon>
        <draw:polygon draw:style-name="gr30" draw:text-style-name="P8" draw:layer="layout" svg:width="0.026cm" svg:height="0.38cm" svg:x="31.026cm" svg:y="16.396cm" svg:viewBox="0 0 27 381" draw:points="0,381 27,381 27,0 0,0">
          <text:p/>
        </draw:polygon>
        <draw:polygon draw:style-name="gr31" draw:text-style-name="P9" draw:layer="layout" svg:width="0.026cm" svg:height="0.38cm" svg:x="31.052cm" svg:y="16.396cm" svg:viewBox="0 0 27 381" draw:points="0,381 27,381 27,0 0,0">
          <text:p/>
        </draw:polygon>
        <draw:polygon draw:style-name="gr30" draw:text-style-name="P8" draw:layer="layout" svg:width="0.026cm" svg:height="0.38cm" svg:x="31.079cm" svg:y="16.396cm" svg:viewBox="0 0 27 381" draw:points="0,381 27,381 27,0 0,0">
          <text:p/>
        </draw:polygon>
        <draw:polygon draw:style-name="gr31" draw:text-style-name="P9" draw:layer="layout" svg:width="0.026cm" svg:height="0.38cm" svg:x="31.105cm" svg:y="16.396cm" svg:viewBox="0 0 27 381" draw:points="0,381 27,381 27,0 0,0">
          <text:p/>
        </draw:polygon>
        <draw:polygon draw:style-name="gr31" draw:text-style-name="P9" draw:layer="layout" svg:width="0.026cm" svg:height="0.38cm" svg:x="31.131cm" svg:y="16.396cm" svg:viewBox="0 0 27 381" draw:points="0,381 27,381 27,0 0,0">
          <text:p/>
        </draw:polygon>
        <draw:polygon draw:style-name="gr30" draw:text-style-name="P8" draw:layer="layout" svg:width="0.026cm" svg:height="0.38cm" svg:x="31.157cm" svg:y="16.396cm" svg:viewBox="0 0 27 381" draw:points="0,381 27,381 27,0 0,0">
          <text:p/>
        </draw:polygon>
        <draw:polygon draw:style-name="gr31" draw:text-style-name="P9" draw:layer="layout" svg:width="0.026cm" svg:height="0.38cm" svg:x="31.184cm" svg:y="16.396cm" svg:viewBox="0 0 27 381" draw:points="0,381 27,381 27,0 0,0">
          <text:p/>
        </draw:polygon>
        <draw:polygon draw:style-name="gr29" draw:text-style-name="P7" draw:layer="layout" svg:width="0.026cm" svg:height="0.38cm" svg:x="31.21cm" svg:y="16.396cm" svg:viewBox="0 0 27 381" draw:points="0,381 27,381 27,0 0,0">
          <text:p/>
        </draw:polygon>
        <draw:polygon draw:style-name="gr30" draw:text-style-name="P8" draw:layer="layout" svg:width="0.026cm" svg:height="0.38cm" svg:x="31.236cm" svg:y="16.396cm" svg:viewBox="0 0 27 381" draw:points="0,381 27,381 27,0 0,0">
          <text:p/>
        </draw:polygon>
        <draw:polygon draw:style-name="gr31" draw:text-style-name="P9" draw:layer="layout" svg:width="0.026cm" svg:height="0.38cm" svg:x="31.262cm" svg:y="16.396cm" svg:viewBox="0 0 27 381" draw:points="0,381 27,381 27,0 0,0">
          <text:p/>
        </draw:polygon>
        <draw:polygon draw:style-name="gr33" draw:text-style-name="P11" draw:layer="layout" svg:width="0.026cm" svg:height="0.38cm" svg:x="31.289cm" svg:y="16.396cm" svg:viewBox="0 0 27 381" draw:points="0,381 27,381 27,0 0,0">
          <text:p/>
        </draw:polygon>
        <draw:polygon draw:style-name="gr31" draw:text-style-name="P9" draw:layer="layout" svg:width="0.026cm" svg:height="0.38cm" svg:x="31.316cm" svg:y="16.396cm" svg:viewBox="0 0 27 381" draw:points="0,381 27,381 27,0 0,0">
          <text:p/>
        </draw:polygon>
        <draw:polygon draw:style-name="gr31" draw:text-style-name="P9" draw:layer="layout" svg:width="0.027cm" svg:height="0.38cm" svg:x="31.341cm" svg:y="16.396cm" svg:viewBox="0 0 28 381" draw:points="0,381 28,381 28,0 0,0">
          <text:p/>
        </draw:polygon>
        <draw:polygon draw:style-name="gr30" draw:text-style-name="P8" draw:layer="layout" svg:width="0.026cm" svg:height="0.38cm" svg:x="31.368cm" svg:y="16.396cm" svg:viewBox="0 0 27 381" draw:points="0,381 27,381 27,0 0,0">
          <text:p/>
        </draw:polygon>
        <draw:polygon draw:style-name="gr32" draw:text-style-name="P10" draw:layer="layout" svg:width="0.026cm" svg:height="0.38cm" svg:x="31.394cm" svg:y="16.396cm" svg:viewBox="0 0 27 381" draw:points="0,381 27,381 27,0 0,0">
          <text:p/>
        </draw:polygon>
        <draw:polygon draw:style-name="gr30" draw:text-style-name="P8" draw:layer="layout" svg:width="0.026cm" svg:height="0.38cm" svg:x="31.42cm" svg:y="16.396cm" svg:viewBox="0 0 27 381" draw:points="0,381 27,381 27,0 0,0">
          <text:p/>
        </draw:polygon>
        <draw:polygon draw:style-name="gr30" draw:text-style-name="P8" draw:layer="layout" svg:width="0.026cm" svg:height="0.38cm" svg:x="31.446cm" svg:y="16.396cm" svg:viewBox="0 0 27 381" draw:points="0,381 27,381 27,0 0,0">
          <text:p/>
        </draw:polygon>
        <draw:polygon draw:style-name="gr30" draw:text-style-name="P8" draw:layer="layout" svg:width="0.026cm" svg:height="0.38cm" svg:x="31.473cm" svg:y="16.396cm" svg:viewBox="0 0 27 381" draw:points="0,381 27,381 27,0 0,0">
          <text:p/>
        </draw:polygon>
        <draw:polygon draw:style-name="gr30" draw:text-style-name="P8" draw:layer="layout" svg:width="0.026cm" svg:height="0.38cm" svg:x="31.499cm" svg:y="16.396cm" svg:viewBox="0 0 27 381" draw:points="0,381 27,381 27,0 0,0">
          <text:p/>
        </draw:polygon>
        <draw:polygon draw:style-name="gr32" draw:text-style-name="P10" draw:layer="layout" svg:width="0.026cm" svg:height="0.38cm" svg:x="31.525cm" svg:y="16.396cm" svg:viewBox="0 0 27 381" draw:points="0,381 27,381 27,0 0,0">
          <text:p/>
        </draw:polygon>
        <draw:polygon draw:style-name="gr30" draw:text-style-name="P8" draw:layer="layout" svg:width="0.026cm" svg:height="0.38cm" svg:x="31.551cm" svg:y="16.396cm" svg:viewBox="0 0 27 381" draw:points="0,381 27,381 27,0 0,0">
          <text:p/>
        </draw:polygon>
        <draw:polygon draw:style-name="gr29" draw:text-style-name="P7" draw:layer="layout" svg:width="0.026cm" svg:height="0.38cm" svg:x="31.578cm" svg:y="16.396cm" svg:viewBox="0 0 27 381" draw:points="0,381 27,381 27,0 0,0">
          <text:p/>
        </draw:polygon>
        <draw:polygon draw:style-name="gr29" draw:text-style-name="P7" draw:layer="layout" svg:width="0.026cm" svg:height="0.38cm" svg:x="31.604cm" svg:y="16.396cm" svg:viewBox="0 0 27 381" draw:points="0,381 27,381 27,0 0,0">
          <text:p/>
        </draw:polygon>
        <draw:polygon draw:style-name="gr29" draw:text-style-name="P7" draw:layer="layout" svg:width="0.026cm" svg:height="0.38cm" svg:x="31.63cm" svg:y="16.396cm" svg:viewBox="0 0 27 381" draw:points="0,381 27,381 27,0 0,0">
          <text:p/>
        </draw:polygon>
        <draw:polygon draw:style-name="gr32" draw:text-style-name="P10" draw:layer="layout" svg:width="0.027cm" svg:height="0.38cm" svg:x="31.656cm" svg:y="16.396cm" svg:viewBox="0 0 28 381" draw:points="0,381 28,381 28,0 0,0">
          <text:p/>
        </draw:polygon>
        <draw:polygon draw:style-name="gr31" draw:text-style-name="P9" draw:layer="layout" svg:width="0.026cm" svg:height="0.38cm" svg:x="31.683cm" svg:y="16.396cm" svg:viewBox="0 0 27 381" draw:points="0,381 27,381 27,0 0,0">
          <text:p/>
        </draw:polygon>
        <draw:polygon draw:style-name="gr30" draw:text-style-name="P8" draw:layer="layout" svg:width="0.026cm" svg:height="0.38cm" svg:x="31.709cm" svg:y="16.396cm" svg:viewBox="0 0 27 381" draw:points="0,381 27,381 27,0 0,0">
          <text:p/>
        </draw:polygon>
        <draw:polygon draw:style-name="gr29" draw:text-style-name="P7" draw:layer="layout" svg:width="0.027cm" svg:height="0.38cm" svg:x="31.735cm" svg:y="16.396cm" svg:viewBox="0 0 28 381" draw:points="0,381 28,381 28,0 0,0">
          <text:p/>
        </draw:polygon>
        <draw:polygon draw:style-name="gr32" draw:text-style-name="P10" draw:layer="layout" svg:width="0.026cm" svg:height="0.38cm" svg:x="31.763cm" svg:y="16.396cm" svg:viewBox="0 0 27 381" draw:points="0,381 27,381 27,0 0,0">
          <text:p/>
        </draw:polygon>
        <draw:polygon draw:style-name="gr30" draw:text-style-name="P8" draw:layer="layout" svg:width="0.026cm" svg:height="0.38cm" svg:x="31.788cm" svg:y="16.396cm" svg:viewBox="0 0 27 381" draw:points="0,381 27,381 27,0 0,0">
          <text:p/>
        </draw:polygon>
        <draw:polygon draw:style-name="gr31" draw:text-style-name="P9" draw:layer="layout" svg:width="0.026cm" svg:height="0.38cm" svg:x="31.814cm" svg:y="16.396cm" svg:viewBox="0 0 27 381" draw:points="0,381 27,381 27,0 0,0">
          <text:p/>
        </draw:polygon>
        <draw:polygon draw:style-name="gr31" draw:text-style-name="P9" draw:layer="layout" svg:width="0.026cm" svg:height="0.38cm" svg:x="31.841cm" svg:y="16.396cm" svg:viewBox="0 0 27 381" draw:points="0,381 27,381 27,0 0,0">
          <text:p/>
        </draw:polygon>
        <draw:polygon draw:style-name="gr32" draw:text-style-name="P10" draw:layer="layout" svg:width="0.026cm" svg:height="0.38cm" svg:x="31.867cm" svg:y="16.396cm" svg:viewBox="0 0 27 381" draw:points="0,381 27,381 27,0 0,0">
          <text:p/>
        </draw:polygon>
        <draw:polygon draw:style-name="gr31" draw:text-style-name="P9" draw:layer="layout" svg:width="0.026cm" svg:height="0.38cm" svg:x="31.893cm" svg:y="16.396cm" svg:viewBox="0 0 27 381" draw:points="0,381 27,381 27,0 0,0">
          <text:p/>
        </draw:polygon>
        <draw:polygon draw:style-name="gr31" draw:text-style-name="P9" draw:layer="layout" svg:width="0.026cm" svg:height="0.38cm" svg:x="31.919cm" svg:y="16.396cm" svg:viewBox="0 0 27 381" draw:points="0,381 27,381 27,0 0,0">
          <text:p/>
        </draw:polygon>
        <draw:polygon draw:style-name="gr31" draw:text-style-name="P9" draw:layer="layout" svg:width="0.026cm" svg:height="0.38cm" svg:x="31.945cm" svg:y="16.396cm" svg:viewBox="0 0 27 381" draw:points="0,381 27,381 27,0 0,0">
          <text:p/>
        </draw:polygon>
        <draw:polygon draw:style-name="gr31" draw:text-style-name="P9" draw:layer="layout" svg:width="0.026cm" svg:height="0.38cm" svg:x="31.972cm" svg:y="16.396cm" svg:viewBox="0 0 27 381" draw:points="0,381 27,381 27,0 0,0">
          <text:p/>
        </draw:polygon>
        <draw:polygon draw:style-name="gr30" draw:text-style-name="P8" draw:layer="layout" svg:width="0.026cm" svg:height="0.38cm" svg:x="31.998cm" svg:y="16.396cm" svg:viewBox="0 0 27 381" draw:points="0,381 27,381 27,0 0,0">
          <text:p/>
        </draw:polygon>
        <draw:polygon draw:style-name="gr32" draw:text-style-name="P10" draw:layer="layout" svg:width="0.026cm" svg:height="0.38cm" svg:x="32.024cm" svg:y="16.396cm" svg:viewBox="0 0 27 381" draw:points="0,381 27,381 27,0 0,0">
          <text:p/>
        </draw:polygon>
        <draw:polygon draw:style-name="gr32" draw:text-style-name="P10" draw:layer="layout" svg:width="0.027cm" svg:height="0.38cm" svg:x="32.05cm" svg:y="16.396cm" svg:viewBox="0 0 28 381" draw:points="0,381 28,381 28,0 0,0">
          <text:p/>
        </draw:polygon>
        <draw:polygon draw:style-name="gr30" draw:text-style-name="P8" draw:layer="layout" svg:width="0.026cm" svg:height="0.38cm" svg:x="32.077cm" svg:y="16.396cm" svg:viewBox="0 0 27 381" draw:points="0,381 27,381 27,0 0,0">
          <text:p/>
        </draw:polygon>
        <draw:polygon draw:style-name="gr30" draw:text-style-name="P8" draw:layer="layout" svg:width="0.026cm" svg:height="0.38cm" svg:x="32.103cm" svg:y="16.396cm" svg:viewBox="0 0 27 381" draw:points="0,381 27,381 27,0 0,0">
          <text:p/>
        </draw:polygon>
        <draw:polygon draw:style-name="gr31" draw:text-style-name="P9" draw:layer="layout" svg:width="0.026cm" svg:height="0.38cm" svg:x="32.13cm" svg:y="16.396cm" svg:viewBox="0 0 27 381" draw:points="0,381 27,381 27,0 0,0">
          <text:p/>
        </draw:polygon>
        <draw:polygon draw:style-name="gr29" draw:text-style-name="P7" draw:layer="layout" svg:width="0.026cm" svg:height="0.38cm" svg:x="32.156cm" svg:y="16.396cm" svg:viewBox="0 0 27 381" draw:points="0,381 27,381 27,0 0,0">
          <text:p/>
        </draw:polygon>
        <draw:polygon draw:style-name="gr31" draw:text-style-name="P9" draw:layer="layout" svg:width="0.026cm" svg:height="0.38cm" svg:x="32.182cm" svg:y="16.396cm" svg:viewBox="0 0 27 381" draw:points="0,381 27,381 27,0 0,0">
          <text:p/>
        </draw:polygon>
        <draw:polygon draw:style-name="gr30" draw:text-style-name="P8" draw:layer="layout" svg:width="0.026cm" svg:height="0.38cm" svg:x="32.208cm" svg:y="16.396cm" svg:viewBox="0 0 27 381" draw:points="0,381 27,381 27,0 0,0">
          <text:p/>
        </draw:polygon>
        <draw:polygon draw:style-name="gr31" draw:text-style-name="P9" draw:layer="layout" svg:width="0.026cm" svg:height="0.38cm" svg:x="32.235cm" svg:y="16.396cm" svg:viewBox="0 0 27 381" draw:points="0,381 27,381 27,0 0,0">
          <text:p/>
        </draw:polygon>
        <draw:polygon draw:style-name="gr32" draw:text-style-name="P10" draw:layer="layout" svg:width="0.026cm" svg:height="0.38cm" svg:x="32.261cm" svg:y="16.396cm" svg:viewBox="0 0 27 381" draw:points="0,381 27,381 27,0 0,0">
          <text:p/>
        </draw:polygon>
        <draw:polygon draw:style-name="gr32" draw:text-style-name="P10" draw:layer="layout" svg:width="0.026cm" svg:height="0.38cm" svg:x="32.287cm" svg:y="16.396cm" svg:viewBox="0 0 27 381" draw:points="0,381 27,381 27,0 0,0">
          <text:p/>
        </draw:polygon>
        <draw:polygon draw:style-name="gr30" draw:text-style-name="P8" draw:layer="layout" svg:width="0.026cm" svg:height="0.38cm" svg:x="32.313cm" svg:y="16.396cm" svg:viewBox="0 0 27 381" draw:points="0,381 27,381 27,0 0,0">
          <text:p/>
        </draw:polygon>
        <draw:polygon draw:style-name="gr30" draw:text-style-name="P8" draw:layer="layout" svg:width="0.026cm" svg:height="0.38cm" svg:x="32.34cm" svg:y="16.396cm" svg:viewBox="0 0 27 381" draw:points="0,381 27,381 27,0 0,0">
          <text:p/>
        </draw:polygon>
        <draw:polygon draw:style-name="gr29" draw:text-style-name="P7" draw:layer="layout" svg:width="0.026cm" svg:height="0.38cm" svg:x="32.366cm" svg:y="16.396cm" svg:viewBox="0 0 27 381" draw:points="0,381 27,381 27,0 0,0">
          <text:p/>
        </draw:polygon>
        <draw:polygon draw:style-name="gr30" draw:text-style-name="P8" draw:layer="layout" svg:width="0.026cm" svg:height="0.38cm" svg:x="32.392cm" svg:y="16.396cm" svg:viewBox="0 0 27 381" draw:points="0,381 27,381 27,0 0,0">
          <text:p/>
        </draw:polygon>
        <draw:polygon draw:style-name="gr31" draw:text-style-name="P9" draw:layer="layout" svg:width="0.027cm" svg:height="0.38cm" svg:x="32.418cm" svg:y="16.396cm" svg:viewBox="0 0 28 381" draw:points="0,381 28,381 28,0 0,0">
          <text:p/>
        </draw:polygon>
        <draw:polygon draw:style-name="gr31" draw:text-style-name="P9" draw:layer="layout" svg:width="0.026cm" svg:height="0.38cm" svg:x="32.445cm" svg:y="16.396cm" svg:viewBox="0 0 27 381" draw:points="0,381 27,381 27,0 0,0">
          <text:p/>
        </draw:polygon>
        <draw:polygon draw:style-name="gr31" draw:text-style-name="P9" draw:layer="layout" svg:width="0.026cm" svg:height="0.38cm" svg:x="32.471cm" svg:y="16.396cm" svg:viewBox="0 0 27 381" draw:points="0,381 27,381 27,0 0,0">
          <text:p/>
        </draw:polygon>
        <draw:polygon draw:style-name="gr30" draw:text-style-name="P8" draw:layer="layout" svg:width="0.026cm" svg:height="0.38cm" svg:x="32.497cm" svg:y="16.396cm" svg:viewBox="0 0 27 381" draw:points="0,381 27,381 27,0 0,0">
          <text:p/>
        </draw:polygon>
        <draw:polygon draw:style-name="gr31" draw:text-style-name="P9" draw:layer="layout" svg:width="0.026cm" svg:height="0.38cm" svg:x="32.524cm" svg:y="16.396cm" svg:viewBox="0 0 27 381" draw:points="0,381 27,381 27,0 0,0">
          <text:p/>
        </draw:polygon>
        <draw:polygon draw:style-name="gr32" draw:text-style-name="P10" draw:layer="layout" svg:width="0.026cm" svg:height="0.38cm" svg:x="32.55cm" svg:y="16.396cm" svg:viewBox="0 0 27 381" draw:points="0,381 27,381 27,0 0,0">
          <text:p/>
        </draw:polygon>
        <draw:polygon draw:style-name="gr32" draw:text-style-name="P10" draw:layer="layout" svg:width="0.026cm" svg:height="0.38cm" svg:x="32.576cm" svg:y="16.396cm" svg:viewBox="0 0 27 381" draw:points="0,381 27,381 27,0 0,0">
          <text:p/>
        </draw:polygon>
        <draw:polygon draw:style-name="gr31" draw:text-style-name="P9" draw:layer="layout" svg:width="0.026cm" svg:height="0.38cm" svg:x="32.603cm" svg:y="16.396cm" svg:viewBox="0 0 27 381" draw:points="0,381 27,381 27,0 0,0">
          <text:p/>
        </draw:polygon>
        <draw:polygon draw:style-name="gr32" draw:text-style-name="P10" draw:layer="layout" svg:width="0.026cm" svg:height="0.38cm" svg:x="32.629cm" svg:y="16.396cm" svg:viewBox="0 0 27 381" draw:points="0,381 27,381 27,0 0,0">
          <text:p/>
        </draw:polygon>
        <draw:polygon draw:style-name="gr29" draw:text-style-name="P7" draw:layer="layout" svg:width="0.026cm" svg:height="0.38cm" svg:x="32.655cm" svg:y="16.396cm" svg:viewBox="0 0 27 381" draw:points="0,381 27,381 27,0 0,0">
          <text:p/>
        </draw:polygon>
        <draw:polygon draw:style-name="gr32" draw:text-style-name="P10" draw:layer="layout" svg:width="0.026cm" svg:height="0.38cm" svg:x="32.681cm" svg:y="16.396cm" svg:viewBox="0 0 27 381" draw:points="0,381 27,381 27,0 0,0">
          <text:p/>
        </draw:polygon>
        <draw:polygon draw:style-name="gr32" draw:text-style-name="P10" draw:layer="layout" svg:width="0.026cm" svg:height="0.38cm" svg:x="32.707cm" svg:y="16.396cm" svg:viewBox="0 0 27 381" draw:points="0,381 27,381 27,0 0,0">
          <text:p/>
        </draw:polygon>
        <draw:polygon draw:style-name="gr31" draw:text-style-name="P9" draw:layer="layout" svg:width="0.026cm" svg:height="0.38cm" svg:x="32.734cm" svg:y="16.396cm" svg:viewBox="0 0 27 381" draw:points="0,381 27,381 27,0 0,0">
          <text:p/>
        </draw:polygon>
        <draw:polygon draw:style-name="gr32" draw:text-style-name="P10" draw:layer="layout" svg:width="0.026cm" svg:height="0.38cm" svg:x="32.76cm" svg:y="16.396cm" svg:viewBox="0 0 27 381" draw:points="0,381 27,381 27,0 0,0">
          <text:p/>
        </draw:polygon>
        <draw:polygon draw:style-name="gr30" draw:text-style-name="P8" draw:layer="layout" svg:width="0.026cm" svg:height="0.38cm" svg:x="32.786cm" svg:y="16.396cm" svg:viewBox="0 0 27 381" draw:points="0,381 27,381 27,0 0,0">
          <text:p/>
        </draw:polygon>
        <draw:polygon draw:style-name="gr30" draw:text-style-name="P8" draw:layer="layout" svg:width="0.027cm" svg:height="0.38cm" svg:x="32.812cm" svg:y="16.396cm" svg:viewBox="0 0 28 381" draw:points="0,381 28,381 28,0 0,0">
          <text:p/>
        </draw:polygon>
        <draw:polygon draw:style-name="gr32" draw:text-style-name="P10" draw:layer="layout" svg:width="0.026cm" svg:height="0.38cm" svg:x="32.839cm" svg:y="16.396cm" svg:viewBox="0 0 27 381" draw:points="0,381 27,381 27,0 0,0">
          <text:p/>
        </draw:polygon>
        <draw:polygon draw:style-name="gr30" draw:text-style-name="P8" draw:layer="layout" svg:width="0.026cm" svg:height="0.38cm" svg:x="32.865cm" svg:y="16.396cm" svg:viewBox="0 0 27 381" draw:points="0,381 27,381 27,0 0,0">
          <text:p/>
        </draw:polygon>
        <draw:polygon draw:style-name="gr31" draw:text-style-name="P9" draw:layer="layout" svg:width="0.026cm" svg:height="0.38cm" svg:x="32.891cm" svg:y="16.396cm" svg:viewBox="0 0 27 381" draw:points="0,381 27,381 27,0 0,0">
          <text:p/>
        </draw:polygon>
        <draw:polygon draw:style-name="gr32" draw:text-style-name="P10" draw:layer="layout" svg:width="0.026cm" svg:height="0.38cm" svg:x="32.918cm" svg:y="16.396cm" svg:viewBox="0 0 27 381" draw:points="0,381 27,381 27,0 0,0">
          <text:p/>
        </draw:polygon>
        <draw:polygon draw:style-name="gr30" draw:text-style-name="P8" draw:layer="layout" svg:width="0.026cm" svg:height="0.38cm" svg:x="32.944cm" svg:y="16.396cm" svg:viewBox="0 0 27 381" draw:points="0,381 27,381 27,0 0,0">
          <text:p/>
        </draw:polygon>
        <draw:polygon draw:style-name="gr30" draw:text-style-name="P8" draw:layer="layout" svg:width="0.026cm" svg:height="0.38cm" svg:x="32.97cm" svg:y="16.396cm" svg:viewBox="0 0 27 381" draw:points="0,381 27,381 27,0 0,0">
          <text:p/>
        </draw:polygon>
        <draw:polygon draw:style-name="gr31" draw:text-style-name="P9" draw:layer="layout" svg:width="0.026cm" svg:height="0.38cm" svg:x="32.996cm" svg:y="16.396cm" svg:viewBox="0 0 27 381" draw:points="0,381 27,381 27,0 0,0">
          <text:p/>
        </draw:polygon>
        <draw:polygon draw:style-name="gr29" draw:text-style-name="P7" draw:layer="layout" svg:width="0.026cm" svg:height="0.38cm" svg:x="33.023cm" svg:y="16.396cm" svg:viewBox="0 0 27 381" draw:points="0,381 27,381 27,0 0,0">
          <text:p/>
        </draw:polygon>
        <draw:polygon draw:style-name="gr30" draw:text-style-name="P8" draw:layer="layout" svg:width="0.026cm" svg:height="0.38cm" svg:x="33.049cm" svg:y="16.396cm" svg:viewBox="0 0 27 381" draw:points="0,381 27,381 27,0 0,0">
          <text:p/>
        </draw:polygon>
        <draw:polygon draw:style-name="gr29" draw:text-style-name="P7" draw:layer="layout" svg:width="0.026cm" svg:height="0.38cm" svg:x="33.075cm" svg:y="16.396cm" svg:viewBox="0 0 27 381" draw:points="0,381 27,381 27,0 0,0">
          <text:p/>
        </draw:polygon>
        <draw:polygon draw:style-name="gr30" draw:text-style-name="P8" draw:layer="layout" svg:width="0.027cm" svg:height="0.38cm" svg:x="33.101cm" svg:y="16.396cm" svg:viewBox="0 0 28 381" draw:points="0,381 28,381 28,0 0,0">
          <text:p/>
        </draw:polygon>
        <draw:polygon draw:style-name="gr32" draw:text-style-name="P10" draw:layer="layout" svg:width="0.026cm" svg:height="0.38cm" svg:x="33.128cm" svg:y="16.396cm" svg:viewBox="0 0 27 381" draw:points="0,381 27,381 27,0 0,0">
          <text:p/>
        </draw:polygon>
        <draw:polygon draw:style-name="gr31" draw:text-style-name="P9" draw:layer="layout" svg:width="0.026cm" svg:height="0.38cm" svg:x="33.154cm" svg:y="16.396cm" svg:viewBox="0 0 27 381" draw:points="0,381 27,381 27,0 0,0">
          <text:p/>
        </draw:polygon>
        <draw:polygon draw:style-name="gr31" draw:text-style-name="P9" draw:layer="layout" svg:width="0.027cm" svg:height="0.38cm" svg:x="33.18cm" svg:y="16.396cm" svg:viewBox="0 0 28 381" draw:points="0,381 28,381 28,0 0,0">
          <text:p/>
        </draw:polygon>
        <draw:polygon draw:style-name="gr31" draw:text-style-name="P9" draw:layer="layout" svg:width="0.026cm" svg:height="0.38cm" svg:x="33.207cm" svg:y="16.396cm" svg:viewBox="0 0 27 381" draw:points="0,381 27,381 27,0 0,0">
          <text:p/>
        </draw:polygon>
        <draw:polygon draw:style-name="gr30" draw:text-style-name="P8" draw:layer="layout" svg:width="0.026cm" svg:height="0.38cm" svg:x="33.233cm" svg:y="16.396cm" svg:viewBox="0 0 27 381" draw:points="0,381 27,381 27,0 0,0">
          <text:p/>
        </draw:polygon>
        <draw:polygon draw:style-name="gr30" draw:text-style-name="P8" draw:layer="layout" svg:width="0.026cm" svg:height="0.38cm" svg:x="33.259cm" svg:y="16.396cm" svg:viewBox="0 0 27 381" draw:points="0,381 27,381 27,0 0,0">
          <text:p/>
        </draw:polygon>
        <draw:polygon draw:style-name="gr32" draw:text-style-name="P10" draw:layer="layout" svg:width="0.026cm" svg:height="0.38cm" svg:x="33.286cm" svg:y="16.396cm" svg:viewBox="0 0 27 381" draw:points="0,381 27,381 27,0 0,0">
          <text:p/>
        </draw:polygon>
        <draw:polygon draw:style-name="gr30" draw:text-style-name="P8" draw:layer="layout" svg:width="0.026cm" svg:height="0.38cm" svg:x="33.312cm" svg:y="16.396cm" svg:viewBox="0 0 27 381" draw:points="0,381 27,381 27,0 0,0">
          <text:p/>
        </draw:polygon>
        <draw:polygon draw:style-name="gr31" draw:text-style-name="P9" draw:layer="layout" svg:width="0.026cm" svg:height="0.38cm" svg:x="33.338cm" svg:y="16.396cm" svg:viewBox="0 0 27 381" draw:points="0,381 27,381 27,0 0,0">
          <text:p/>
        </draw:polygon>
        <draw:polygon draw:style-name="gr32" draw:text-style-name="P10" draw:layer="layout" svg:width="0.026cm" svg:height="0.38cm" svg:x="33.364cm" svg:y="16.396cm" svg:viewBox="0 0 27 381" draw:points="0,381 27,381 27,0 0,0">
          <text:p/>
        </draw:polygon>
        <draw:polygon draw:style-name="gr30" draw:text-style-name="P8" draw:layer="layout" svg:width="0.026cm" svg:height="0.38cm" svg:x="33.39cm" svg:y="16.396cm" svg:viewBox="0 0 27 381" draw:points="0,381 27,381 27,0 0,0">
          <text:p/>
        </draw:polygon>
        <draw:polygon draw:style-name="gr29" draw:text-style-name="P7" draw:layer="layout" svg:width="0.026cm" svg:height="0.38cm" svg:x="33.417cm" svg:y="16.396cm" svg:viewBox="0 0 27 381" draw:points="0,381 27,381 27,0 0,0">
          <text:p/>
        </draw:polygon>
        <draw:polygon draw:style-name="gr30" draw:text-style-name="P8" draw:layer="layout" svg:width="0.026cm" svg:height="0.38cm" svg:x="33.444cm" svg:y="16.396cm" svg:viewBox="0 0 27 381" draw:points="0,381 27,381 27,0 0,0">
          <text:p/>
        </draw:polygon>
        <draw:polygon draw:style-name="gr30" draw:text-style-name="P8" draw:layer="layout" svg:width="0.026cm" svg:height="0.38cm" svg:x="33.469cm" svg:y="16.396cm" svg:viewBox="0 0 27 381" draw:points="0,381 27,381 27,0 0,0">
          <text:p/>
        </draw:polygon>
        <draw:polygon draw:style-name="gr30" draw:text-style-name="P8" draw:layer="layout" svg:width="0.027cm" svg:height="0.38cm" svg:x="33.495cm" svg:y="16.396cm" svg:viewBox="0 0 28 381" draw:points="0,381 28,381 28,0 0,0">
          <text:p/>
        </draw:polygon>
        <draw:polygon draw:style-name="gr31" draw:text-style-name="P9" draw:layer="layout" svg:width="0.026cm" svg:height="0.38cm" svg:x="33.522cm" svg:y="16.396cm" svg:viewBox="0 0 27 381" draw:points="0,381 27,381 27,0 0,0">
          <text:p/>
        </draw:polygon>
        <draw:polygon draw:style-name="gr30" draw:text-style-name="P8" draw:layer="layout" svg:width="0.026cm" svg:height="0.38cm" svg:x="33.548cm" svg:y="16.396cm" svg:viewBox="0 0 27 381" draw:points="0,381 27,381 27,0 0,0">
          <text:p/>
        </draw:polygon>
        <draw:polygon draw:style-name="gr30" draw:text-style-name="P8" draw:layer="layout" svg:width="0.028cm" svg:height="0.38cm" svg:x="33.574cm" svg:y="16.396cm" svg:viewBox="0 0 29 381" draw:points="0,381 29,381 29,0 0,0">
          <text:p/>
        </draw:polygon>
        <draw:polygon draw:style-name="gr32" draw:text-style-name="P10" draw:layer="layout" svg:width="0.026cm" svg:height="0.38cm" svg:x="33.601cm" svg:y="16.396cm" svg:viewBox="0 0 27 381" draw:points="0,381 27,381 27,0 0,0">
          <text:p/>
        </draw:polygon>
        <draw:polygon draw:style-name="gr30" draw:text-style-name="P8" draw:layer="layout" svg:width="0.026cm" svg:height="0.38cm" svg:x="33.627cm" svg:y="16.396cm" svg:viewBox="0 0 27 381" draw:points="0,381 27,381 27,0 0,0">
          <text:p/>
        </draw:polygon>
        <draw:polygon draw:style-name="gr31" draw:text-style-name="P9" draw:layer="layout" svg:width="0.026cm" svg:height="0.38cm" svg:x="33.653cm" svg:y="16.396cm" svg:viewBox="0 0 27 381" draw:points="0,381 27,381 27,0 0,0">
          <text:p/>
        </draw:polygon>
        <draw:polygon draw:style-name="gr29" draw:text-style-name="P7" draw:layer="layout" svg:width="0.026cm" svg:height="0.38cm" svg:x="33.68cm" svg:y="16.396cm" svg:viewBox="0 0 27 381" draw:points="0,381 27,381 27,0 0,0">
          <text:p/>
        </draw:polygon>
        <draw:polygon draw:style-name="gr30" draw:text-style-name="P8" draw:layer="layout" svg:width="0.026cm" svg:height="0.38cm" svg:x="33.706cm" svg:y="16.396cm" svg:viewBox="0 0 27 381" draw:points="0,381 27,381 27,0 0,0">
          <text:p/>
        </draw:polygon>
        <draw:polygon draw:style-name="gr30" draw:text-style-name="P8" draw:layer="layout" svg:width="0.026cm" svg:height="0.38cm" svg:x="33.732cm" svg:y="16.396cm" svg:viewBox="0 0 27 381" draw:points="0,381 27,381 27,0 0,0">
          <text:p/>
        </draw:polygon>
        <draw:polygon draw:style-name="gr32" draw:text-style-name="P10" draw:layer="layout" svg:width="0.026cm" svg:height="0.38cm" svg:x="33.784cm" svg:y="16.396cm" svg:viewBox="0 0 27 381" draw:points="0,381 27,381 27,0 0,0">
          <text:p/>
        </draw:polygon>
        <draw:polygon draw:style-name="gr31" draw:text-style-name="P9" draw:layer="layout" svg:width="0.026cm" svg:height="0.38cm" svg:x="33.811cm" svg:y="16.396cm" svg:viewBox="0 0 27 381" draw:points="0,381 27,381 27,0 0,0">
          <text:p/>
        </draw:polygon>
        <draw:polygon draw:style-name="gr30" draw:text-style-name="P8" draw:layer="layout" svg:width="0.026cm" svg:height="0.38cm" svg:x="33.837cm" svg:y="16.396cm" svg:viewBox="0 0 27 381" draw:points="0,381 27,381 27,0 0,0">
          <text:p/>
        </draw:polygon>
        <draw:polygon draw:style-name="gr30" draw:text-style-name="P8" draw:layer="layout" svg:width="0.027cm" svg:height="0.38cm" svg:x="33.863cm" svg:y="16.396cm" svg:viewBox="0 0 28 381" draw:points="0,381 28,381 28,0 0,0">
          <text:p/>
        </draw:polygon>
        <draw:polygon draw:style-name="gr31" draw:text-style-name="P9" draw:layer="layout" svg:width="0.026cm" svg:height="0.38cm" svg:x="33.891cm" svg:y="16.396cm" svg:viewBox="0 0 27 381" draw:points="0,381 27,381 27,0 0,0">
          <text:p/>
        </draw:polygon>
        <draw:polygon draw:style-name="gr32" draw:text-style-name="P10" draw:layer="layout" svg:width="0.026cm" svg:height="0.38cm" svg:x="33.916cm" svg:y="16.396cm" svg:viewBox="0 0 27 381" draw:points="0,381 27,381 27,0 0,0">
          <text:p/>
        </draw:polygon>
        <draw:polygon draw:style-name="gr31" draw:text-style-name="P9" draw:layer="layout" svg:width="0.026cm" svg:height="0.38cm" svg:x="33.942cm" svg:y="16.396cm" svg:viewBox="0 0 27 381" draw:points="0,381 27,381 27,0 0,0">
          <text:p/>
        </draw:polygon>
        <draw:polygon draw:style-name="gr29" draw:text-style-name="P7" draw:layer="layout" svg:width="0.026cm" svg:height="0.38cm" svg:x="33.969cm" svg:y="16.396cm" svg:viewBox="0 0 27 381" draw:points="0,381 27,381 27,0 0,0">
          <text:p/>
        </draw:polygon>
        <draw:polygon draw:style-name="gr31" draw:text-style-name="P9" draw:layer="layout" svg:width="0.026cm" svg:height="0.38cm" svg:x="33.995cm" svg:y="16.396cm" svg:viewBox="0 0 27 381" draw:points="0,381 27,381 27,0 0,0">
          <text:p/>
        </draw:polygon>
        <draw:polygon draw:style-name="gr29" draw:text-style-name="P7" draw:layer="layout" svg:width="0.026cm" svg:height="0.38cm" svg:x="34.021cm" svg:y="16.396cm" svg:viewBox="0 0 27 381" draw:points="0,381 27,381 27,0 0,0">
          <text:p/>
        </draw:polygon>
        <draw:polygon draw:style-name="gr31" draw:text-style-name="P9" draw:layer="layout" svg:width="0.026cm" svg:height="0.38cm" svg:x="34.047cm" svg:y="16.396cm" svg:viewBox="0 0 27 381" draw:points="0,381 27,381 27,0 0,0">
          <text:p/>
        </draw:polygon>
        <draw:polygon draw:style-name="gr30" draw:text-style-name="P8" draw:layer="layout" svg:width="0.026cm" svg:height="0.38cm" svg:x="34.074cm" svg:y="16.396cm" svg:viewBox="0 0 27 381" draw:points="0,381 27,381 27,0 0,0">
          <text:p/>
        </draw:polygon>
        <draw:polygon draw:style-name="gr31" draw:text-style-name="P9" draw:layer="layout" svg:width="0.026cm" svg:height="0.38cm" svg:x="34.1cm" svg:y="16.396cm" svg:viewBox="0 0 27 381" draw:points="0,381 27,381 27,0 0,0">
          <text:p/>
        </draw:polygon>
        <draw:polygon draw:style-name="gr31" draw:text-style-name="P9" draw:layer="layout" svg:width="0.026cm" svg:height="0.38cm" svg:x="34.126cm" svg:y="16.396cm" svg:viewBox="0 0 27 381" draw:points="0,381 27,381 27,0 0,0">
          <text:p/>
        </draw:polygon>
        <draw:polygon draw:style-name="gr30" draw:text-style-name="P8" draw:layer="layout" svg:width="0.026cm" svg:height="0.38cm" svg:x="34.152cm" svg:y="16.396cm" svg:viewBox="0 0 27 381" draw:points="0,381 27,381 27,0 0,0">
          <text:p/>
        </draw:polygon>
        <draw:polygon draw:style-name="gr31" draw:text-style-name="P9" draw:layer="layout" svg:width="0.026cm" svg:height="0.38cm" svg:x="34.179cm" svg:y="16.396cm" svg:viewBox="0 0 27 381" draw:points="0,381 27,381 27,0 0,0">
          <text:p/>
        </draw:polygon>
        <draw:polygon draw:style-name="gr31" draw:text-style-name="P9" draw:layer="layout" svg:width="0.026cm" svg:height="0.38cm" svg:x="34.205cm" svg:y="16.396cm" svg:viewBox="0 0 27 381" draw:points="0,381 27,381 27,0 0,0">
          <text:p/>
        </draw:polygon>
        <draw:polygon draw:style-name="gr32" draw:text-style-name="P10" draw:layer="layout" svg:width="0.026cm" svg:height="0.38cm" svg:x="34.231cm" svg:y="16.396cm" svg:viewBox="0 0 27 381" draw:points="0,381 27,381 27,0 0,0">
          <text:p/>
        </draw:polygon>
        <draw:polygon draw:style-name="gr30" draw:text-style-name="P8" draw:layer="layout" svg:width="0.027cm" svg:height="0.38cm" svg:x="34.257cm" svg:y="16.396cm" svg:viewBox="0 0 28 381" draw:points="0,381 28,381 28,0 0,0">
          <text:p/>
        </draw:polygon>
        <draw:polygon draw:style-name="gr29" draw:text-style-name="P7" draw:layer="layout" svg:width="0.026cm" svg:height="0.38cm" svg:x="34.284cm" svg:y="16.396cm" svg:viewBox="0 0 27 381" draw:points="0,381 27,381 27,0 0,0">
          <text:p/>
        </draw:polygon>
        <draw:polygon draw:style-name="gr29" draw:text-style-name="P7" draw:layer="layout" svg:width="0.026cm" svg:height="0.38cm" svg:x="34.31cm" svg:y="16.396cm" svg:viewBox="0 0 27 381" draw:points="0,381 27,381 27,0 0,0">
          <text:p/>
        </draw:polygon>
        <draw:polygon draw:style-name="gr29" draw:text-style-name="P7" draw:layer="layout" svg:width="0.026cm" svg:height="0.38cm" svg:x="34.336cm" svg:y="16.396cm" svg:viewBox="0 0 27 381" draw:points="0,381 27,381 27,0 0,0">
          <text:p/>
        </draw:polygon>
        <draw:polygon draw:style-name="gr31" draw:text-style-name="P9" draw:layer="layout" svg:width="0.026cm" svg:height="0.38cm" svg:x="34.415cm" svg:y="16.396cm" svg:viewBox="0 0 27 381" draw:points="0,381 27,381 27,0 0,0">
          <text:p/>
        </draw:polygon>
        <draw:polygon draw:style-name="gr30" draw:text-style-name="P8" draw:layer="layout" svg:width="0.026cm" svg:height="0.38cm" svg:x="34.441cm" svg:y="16.396cm" svg:viewBox="0 0 27 381" draw:points="0,381 27,381 27,0 0,0">
          <text:p/>
        </draw:polygon>
        <draw:polygon draw:style-name="gr29" draw:text-style-name="P7" draw:layer="layout" svg:width="0.026cm" svg:height="0.38cm" svg:x="20.123cm" svg:y="15.637cm" svg:viewBox="0 0 27 381" draw:points="0,381 27,381 27,0 0,0">
          <text:p/>
        </draw:polygon>
        <draw:polygon draw:style-name="gr30" draw:text-style-name="P8" draw:layer="layout" svg:width="0.026cm" svg:height="0.38cm" svg:x="20.15cm" svg:y="15.637cm" svg:viewBox="0 0 27 381" draw:points="0,381 27,381 27,0 0,0">
          <text:p/>
        </draw:polygon>
        <draw:polygon draw:style-name="gr31" draw:text-style-name="P9" draw:layer="layout" svg:width="0.026cm" svg:height="0.38cm" svg:x="20.176cm" svg:y="15.637cm" svg:viewBox="0 0 27 381" draw:points="0,381 27,381 27,0 0,0">
          <text:p/>
        </draw:polygon>
        <draw:polygon draw:style-name="gr32" draw:text-style-name="P10" draw:layer="layout" svg:width="0.026cm" svg:height="0.38cm" svg:x="20.202cm" svg:y="15.637cm" svg:viewBox="0 0 27 381" draw:points="0,381 27,381 27,0 0,0">
          <text:p/>
        </draw:polygon>
        <draw:polygon draw:style-name="gr31" draw:text-style-name="P9" draw:layer="layout" svg:width="0.026cm" svg:height="0.38cm" svg:x="20.228cm" svg:y="15.637cm" svg:viewBox="0 0 27 381" draw:points="0,381 27,381 27,0 0,0">
          <text:p/>
        </draw:polygon>
        <draw:polygon draw:style-name="gr32" draw:text-style-name="P10" draw:layer="layout" svg:width="0.026cm" svg:height="0.38cm" svg:x="20.256cm" svg:y="15.637cm" svg:viewBox="0 0 27 381" draw:points="0,381 27,381 27,0 0,0">
          <text:p/>
        </draw:polygon>
        <draw:polygon draw:style-name="gr32" draw:text-style-name="P10" draw:layer="layout" svg:width="0.026cm" svg:height="0.38cm" svg:x="20.281cm" svg:y="15.637cm" svg:viewBox="0 0 27 381" draw:points="0,381 27,381 27,0 0,0">
          <text:p/>
        </draw:polygon>
        <draw:polygon draw:style-name="gr30" draw:text-style-name="P8" draw:layer="layout" svg:width="0.026cm" svg:height="0.38cm" svg:x="20.307cm" svg:y="15.637cm" svg:viewBox="0 0 27 381" draw:points="0,381 27,381 27,0 0,0">
          <text:p/>
        </draw:polygon>
        <draw:polygon draw:style-name="gr32" draw:text-style-name="P10" draw:layer="layout" svg:width="0.026cm" svg:height="0.38cm" svg:x="20.333cm" svg:y="15.637cm" svg:viewBox="0 0 27 381" draw:points="0,381 27,381 27,0 0,0">
          <text:p/>
        </draw:polygon>
        <draw:polygon draw:style-name="gr32" draw:text-style-name="P10" draw:layer="layout" svg:width="0.027cm" svg:height="0.38cm" svg:x="20.359cm" svg:y="15.637cm" svg:viewBox="0 0 28 381" draw:points="0,381 28,381 28,0 0,0">
          <text:p/>
        </draw:polygon>
        <draw:polygon draw:style-name="gr30" draw:text-style-name="P8" draw:layer="layout" svg:width="0.026cm" svg:height="0.38cm" svg:x="20.386cm" svg:y="15.637cm" svg:viewBox="0 0 27 381" draw:points="0,381 27,381 27,0 0,0">
          <text:p/>
        </draw:polygon>
        <draw:polygon draw:style-name="gr31" draw:text-style-name="P9" draw:layer="layout" svg:width="0.026cm" svg:height="0.38cm" svg:x="20.412cm" svg:y="15.637cm" svg:viewBox="0 0 27 381" draw:points="0,381 27,381 27,0 0,0">
          <text:p/>
        </draw:polygon>
        <draw:polygon draw:style-name="gr31" draw:text-style-name="P9" draw:layer="layout" svg:width="0.027cm" svg:height="0.38cm" svg:x="20.438cm" svg:y="15.637cm" svg:viewBox="0 0 28 381" draw:points="0,381 28,381 28,0 0,0">
          <text:p/>
        </draw:polygon>
        <draw:polygon draw:style-name="gr31" draw:text-style-name="P9" draw:layer="layout" svg:width="0.026cm" svg:height="0.38cm" svg:x="20.465cm" svg:y="15.637cm" svg:viewBox="0 0 27 381" draw:points="0,381 27,381 27,0 0,0">
          <text:p/>
        </draw:polygon>
        <draw:polygon draw:style-name="gr30" draw:text-style-name="P8" draw:layer="layout" svg:width="0.026cm" svg:height="0.38cm" svg:x="20.491cm" svg:y="15.637cm" svg:viewBox="0 0 27 381" draw:points="0,381 27,381 27,0 0,0">
          <text:p/>
        </draw:polygon>
        <draw:polygon draw:style-name="gr30" draw:text-style-name="P8" draw:layer="layout" svg:width="0.026cm" svg:height="0.38cm" svg:x="20.517cm" svg:y="15.637cm" svg:viewBox="0 0 27 381" draw:points="0,381 27,381 27,0 0,0">
          <text:p/>
        </draw:polygon>
        <draw:polygon draw:style-name="gr31" draw:text-style-name="P9" draw:layer="layout" svg:width="0.026cm" svg:height="0.38cm" svg:x="20.544cm" svg:y="15.637cm" svg:viewBox="0 0 27 381" draw:points="0,381 27,381 27,0 0,0">
          <text:p/>
        </draw:polygon>
        <draw:polygon draw:style-name="gr32" draw:text-style-name="P10" draw:layer="layout" svg:width="0.026cm" svg:height="0.38cm" svg:x="20.596cm" svg:y="15.637cm" svg:viewBox="0 0 27 381" draw:points="0,381 27,381 27,0 0,0">
          <text:p/>
        </draw:polygon>
        <draw:polygon draw:style-name="gr32" draw:text-style-name="P10" draw:layer="layout" svg:width="0.026cm" svg:height="0.38cm" svg:x="20.622cm" svg:y="15.637cm" svg:viewBox="0 0 27 381" draw:points="0,381 27,381 27,0 0,0">
          <text:p/>
        </draw:polygon>
        <draw:polygon draw:style-name="gr31" draw:text-style-name="P9" draw:layer="layout" svg:width="0.026cm" svg:height="0.38cm" svg:x="20.649cm" svg:y="15.637cm" svg:viewBox="0 0 27 381" draw:points="0,381 27,381 27,0 0,0">
          <text:p/>
        </draw:polygon>
        <draw:polygon draw:style-name="gr31" draw:text-style-name="P9" draw:layer="layout" svg:width="0.026cm" svg:height="0.38cm" svg:x="20.676cm" svg:y="15.637cm" svg:viewBox="0 0 27 381" draw:points="0,381 27,381 27,0 0,0">
          <text:p/>
        </draw:polygon>
        <draw:polygon draw:style-name="gr31" draw:text-style-name="P9" draw:layer="layout" svg:width="0.026cm" svg:height="0.38cm" svg:x="20.701cm" svg:y="15.637cm" svg:viewBox="0 0 27 381" draw:points="0,381 27,381 27,0 0,0">
          <text:p/>
        </draw:polygon>
        <draw:polygon draw:style-name="gr32" draw:text-style-name="P10" draw:layer="layout" svg:width="0.026cm" svg:height="0.38cm" svg:x="20.727cm" svg:y="15.637cm" svg:viewBox="0 0 27 381" draw:points="0,381 27,381 27,0 0,0">
          <text:p/>
        </draw:polygon>
        <draw:polygon draw:style-name="gr30" draw:text-style-name="P8" draw:layer="layout" svg:width="0.026cm" svg:height="0.38cm" svg:x="20.754cm" svg:y="15.637cm" svg:viewBox="0 0 27 381" draw:points="0,381 27,381 27,0 0,0">
          <text:p/>
        </draw:polygon>
        <draw:polygon draw:style-name="gr31" draw:text-style-name="P9" draw:layer="layout" svg:width="0.026cm" svg:height="0.38cm" svg:x="20.78cm" svg:y="15.637cm" svg:viewBox="0 0 27 381" draw:points="0,381 27,381 27,0 0,0">
          <text:p/>
        </draw:polygon>
        <draw:polygon draw:style-name="gr31" draw:text-style-name="P9" draw:layer="layout" svg:width="0.027cm" svg:height="0.38cm" svg:x="20.806cm" svg:y="15.637cm" svg:viewBox="0 0 28 381" draw:points="0,381 28,381 28,0 0,0">
          <text:p/>
        </draw:polygon>
        <draw:polygon draw:style-name="gr30" draw:text-style-name="P8" draw:layer="layout" svg:width="0.026cm" svg:height="0.38cm" svg:x="20.833cm" svg:y="15.637cm" svg:viewBox="0 0 27 381" draw:points="0,381 27,381 27,0 0,0">
          <text:p/>
        </draw:polygon>
        <draw:polygon draw:style-name="gr30" draw:text-style-name="P8" draw:layer="layout" svg:width="0.026cm" svg:height="0.38cm" svg:x="20.859cm" svg:y="15.637cm" svg:viewBox="0 0 27 381" draw:points="0,381 27,381 27,0 0,0">
          <text:p/>
        </draw:polygon>
        <draw:polygon draw:style-name="gr30" draw:text-style-name="P8" draw:layer="layout" svg:width="0.026cm" svg:height="0.38cm" svg:x="20.885cm" svg:y="15.637cm" svg:viewBox="0 0 27 381" draw:points="0,381 27,381 27,0 0,0">
          <text:p/>
        </draw:polygon>
        <draw:polygon draw:style-name="gr32" draw:text-style-name="P10" draw:layer="layout" svg:width="0.026cm" svg:height="0.38cm" svg:x="20.911cm" svg:y="15.637cm" svg:viewBox="0 0 27 381" draw:points="0,381 27,381 27,0 0,0">
          <text:p/>
        </draw:polygon>
        <draw:polygon draw:style-name="gr31" draw:text-style-name="P9" draw:layer="layout" svg:width="0.026cm" svg:height="0.38cm" svg:x="20.938cm" svg:y="15.637cm" svg:viewBox="0 0 27 381" draw:points="0,381 27,381 27,0 0,0">
          <text:p/>
        </draw:polygon>
        <draw:polygon draw:style-name="gr30" draw:text-style-name="P8" draw:layer="layout" svg:width="0.026cm" svg:height="0.38cm" svg:x="20.964cm" svg:y="15.637cm" svg:viewBox="0 0 27 381" draw:points="0,381 27,381 27,0 0,0">
          <text:p/>
        </draw:polygon>
        <draw:polygon draw:style-name="gr29" draw:text-style-name="P7" draw:layer="layout" svg:width="0.026cm" svg:height="0.38cm" svg:x="20.99cm" svg:y="15.637cm" svg:viewBox="0 0 27 381" draw:points="0,381 27,381 27,0 0,0">
          <text:p/>
        </draw:polygon>
        <draw:polygon draw:style-name="gr30" draw:text-style-name="P8" draw:layer="layout" svg:width="0.026cm" svg:height="0.38cm" svg:x="21.016cm" svg:y="15.637cm" svg:viewBox="0 0 27 381" draw:points="0,381 27,381 27,0 0,0">
          <text:p/>
        </draw:polygon>
        <draw:polygon draw:style-name="gr30" draw:text-style-name="P8" draw:layer="layout" svg:width="0.026cm" svg:height="0.38cm" svg:x="21.043cm" svg:y="15.637cm" svg:viewBox="0 0 27 381" draw:points="0,381 27,381 27,0 0,0">
          <text:p/>
        </draw:polygon>
        <draw:polygon draw:style-name="gr31" draw:text-style-name="P9" draw:layer="layout" svg:width="0.026cm" svg:height="0.38cm" svg:x="21.069cm" svg:y="15.637cm" svg:viewBox="0 0 27 381" draw:points="0,381 27,381 27,0 0,0">
          <text:p/>
        </draw:polygon>
        <draw:polygon draw:style-name="gr31" draw:text-style-name="P9" draw:layer="layout" svg:width="0.026cm" svg:height="0.38cm" svg:x="21.096cm" svg:y="15.637cm" svg:viewBox="0 0 27 381" draw:points="0,381 27,381 27,0 0,0">
          <text:p/>
        </draw:polygon>
        <draw:polygon draw:style-name="gr30" draw:text-style-name="P8" draw:layer="layout" svg:width="0.027cm" svg:height="0.38cm" svg:x="21.121cm" svg:y="15.637cm" svg:viewBox="0 0 28 381" draw:points="0,381 28,381 28,0 0,0">
          <text:p/>
        </draw:polygon>
        <draw:polygon draw:style-name="gr31" draw:text-style-name="P9" draw:layer="layout" svg:width="0.026cm" svg:height="0.38cm" svg:x="21.148cm" svg:y="15.637cm" svg:viewBox="0 0 27 381" draw:points="0,381 27,381 27,0 0,0">
          <text:p/>
        </draw:polygon>
        <draw:polygon draw:style-name="gr31" draw:text-style-name="P9" draw:layer="layout" svg:width="0.026cm" svg:height="0.38cm" svg:x="21.174cm" svg:y="15.637cm" svg:viewBox="0 0 27 381" draw:points="0,381 27,381 27,0 0,0">
          <text:p/>
        </draw:polygon>
        <draw:polygon draw:style-name="gr29" draw:text-style-name="P7" draw:layer="layout" svg:width="0.027cm" svg:height="0.38cm" svg:x="21.2cm" svg:y="15.637cm" svg:viewBox="0 0 28 381" draw:points="0,381 28,381 28,0 0,0">
          <text:p/>
        </draw:polygon>
        <draw:polygon draw:style-name="gr31" draw:text-style-name="P9" draw:layer="layout" svg:width="0.026cm" svg:height="0.38cm" svg:x="21.227cm" svg:y="15.637cm" svg:viewBox="0 0 27 381" draw:points="0,381 27,381 27,0 0,0">
          <text:p/>
        </draw:polygon>
        <draw:polygon draw:style-name="gr29" draw:text-style-name="P7" draw:layer="layout" svg:width="0.026cm" svg:height="0.38cm" svg:x="21.253cm" svg:y="15.637cm" svg:viewBox="0 0 27 381" draw:points="0,381 27,381 27,0 0,0">
          <text:p/>
        </draw:polygon>
        <draw:polygon draw:style-name="gr30" draw:text-style-name="P8" draw:layer="layout" svg:width="0.026cm" svg:height="0.38cm" svg:x="21.279cm" svg:y="15.637cm" svg:viewBox="0 0 27 381" draw:points="0,381 27,381 27,0 0,0">
          <text:p/>
        </draw:polygon>
        <draw:polygon draw:style-name="gr31" draw:text-style-name="P9" draw:layer="layout" svg:width="0.026cm" svg:height="0.38cm" svg:x="21.305cm" svg:y="15.637cm" svg:viewBox="0 0 27 381" draw:points="0,381 27,381 27,0 0,0">
          <text:p/>
        </draw:polygon>
        <draw:polygon draw:style-name="gr30" draw:text-style-name="P8" draw:layer="layout" svg:width="0.026cm" svg:height="0.38cm" svg:x="21.332cm" svg:y="15.637cm" svg:viewBox="0 0 27 381" draw:points="0,381 27,381 27,0 0,0">
          <text:p/>
        </draw:polygon>
        <draw:polygon draw:style-name="gr30" draw:text-style-name="P8" draw:layer="layout" svg:width="0.026cm" svg:height="0.38cm" svg:x="21.358cm" svg:y="15.637cm" svg:viewBox="0 0 27 381" draw:points="0,381 27,381 27,0 0,0">
          <text:p/>
        </draw:polygon>
        <draw:polygon draw:style-name="gr31" draw:text-style-name="P9" draw:layer="layout" svg:width="0.026cm" svg:height="0.38cm" svg:x="21.384cm" svg:y="15.637cm" svg:viewBox="0 0 27 381" draw:points="0,381 27,381 27,0 0,0">
          <text:p/>
        </draw:polygon>
        <draw:polygon draw:style-name="gr32" draw:text-style-name="P10" draw:layer="layout" svg:width="0.026cm" svg:height="0.38cm" svg:x="21.41cm" svg:y="15.637cm" svg:viewBox="0 0 27 381" draw:points="0,381 27,381 27,0 0,0">
          <text:p/>
        </draw:polygon>
        <draw:polygon draw:style-name="gr31" draw:text-style-name="P9" draw:layer="layout" svg:width="0.026cm" svg:height="0.38cm" svg:x="21.437cm" svg:y="15.637cm" svg:viewBox="0 0 27 381" draw:points="0,381 27,381 27,0 0,0">
          <text:p/>
        </draw:polygon>
        <draw:polygon draw:style-name="gr29" draw:text-style-name="P7" draw:layer="layout" svg:width="0.026cm" svg:height="0.38cm" svg:x="21.463cm" svg:y="15.637cm" svg:viewBox="0 0 27 381" draw:points="0,381 27,381 27,0 0,0">
          <text:p/>
        </draw:polygon>
        <draw:polygon draw:style-name="gr32" draw:text-style-name="P10" draw:layer="layout" svg:width="0.026cm" svg:height="0.38cm" svg:x="21.489cm" svg:y="15.637cm" svg:viewBox="0 0 27 381" draw:points="0,381 27,381 27,0 0,0">
          <text:p/>
        </draw:polygon>
        <draw:polygon draw:style-name="gr31" draw:text-style-name="P9" draw:layer="layout" svg:width="0.027cm" svg:height="0.38cm" svg:x="21.516cm" svg:y="15.637cm" svg:viewBox="0 0 28 381" draw:points="0,381 28,381 28,0 0,0">
          <text:p/>
        </draw:polygon>
        <draw:polygon draw:style-name="gr30" draw:text-style-name="P8" draw:layer="layout" svg:width="0.026cm" svg:height="0.38cm" svg:x="21.543cm" svg:y="15.637cm" svg:viewBox="0 0 27 381" draw:points="0,381 27,381 27,0 0,0">
          <text:p/>
        </draw:polygon>
        <draw:polygon draw:style-name="gr31" draw:text-style-name="P9" draw:layer="layout" svg:width="0.026cm" svg:height="0.38cm" svg:x="21.568cm" svg:y="15.637cm" svg:viewBox="0 0 27 381" draw:points="0,381 27,381 27,0 0,0">
          <text:p/>
        </draw:polygon>
        <draw:polygon draw:style-name="gr31" draw:text-style-name="P9" draw:layer="layout" svg:width="0.026cm" svg:height="0.38cm" svg:x="21.595cm" svg:y="15.637cm" svg:viewBox="0 0 27 381" draw:points="0,381 27,381 27,0 0,0">
          <text:p/>
        </draw:polygon>
        <draw:polygon draw:style-name="gr31" draw:text-style-name="P9" draw:layer="layout" svg:width="0.026cm" svg:height="0.38cm" svg:x="21.621cm" svg:y="15.637cm" svg:viewBox="0 0 27 381" draw:points="0,381 27,381 27,0 0,0">
          <text:p/>
        </draw:polygon>
        <draw:polygon draw:style-name="gr30" draw:text-style-name="P8" draw:layer="layout" svg:width="0.026cm" svg:height="0.38cm" svg:x="21.647cm" svg:y="15.637cm" svg:viewBox="0 0 27 381" draw:points="0,381 27,381 27,0 0,0">
          <text:p/>
        </draw:polygon>
        <draw:polygon draw:style-name="gr32" draw:text-style-name="P10" draw:layer="layout" svg:width="0.026cm" svg:height="0.38cm" svg:x="21.673cm" svg:y="15.637cm" svg:viewBox="0 0 27 381" draw:points="0,381 27,381 27,0 0,0">
          <text:p/>
        </draw:polygon>
        <draw:polygon draw:style-name="gr30" draw:text-style-name="P8" draw:layer="layout" svg:width="0.026cm" svg:height="0.38cm" svg:x="21.7cm" svg:y="15.637cm" svg:viewBox="0 0 27 381" draw:points="0,381 27,381 27,0 0,0">
          <text:p/>
        </draw:polygon>
        <draw:polygon draw:style-name="gr30" draw:text-style-name="P8" draw:layer="layout" svg:width="0.026cm" svg:height="0.38cm" svg:x="21.726cm" svg:y="15.637cm" svg:viewBox="0 0 27 381" draw:points="0,381 27,381 27,0 0,0">
          <text:p/>
        </draw:polygon>
        <draw:polygon draw:style-name="gr30" draw:text-style-name="P8" draw:layer="layout" svg:width="0.026cm" svg:height="0.38cm" svg:x="21.752cm" svg:y="15.637cm" svg:viewBox="0 0 27 381" draw:points="0,381 27,381 27,0 0,0">
          <text:p/>
        </draw:polygon>
        <draw:polygon draw:style-name="gr31" draw:text-style-name="P9" draw:layer="layout" svg:width="0.027cm" svg:height="0.38cm" svg:x="21.804cm" svg:y="15.637cm" svg:viewBox="0 0 28 381" draw:points="0,381 28,381 28,0 0,0">
          <text:p/>
        </draw:polygon>
        <draw:polygon draw:style-name="gr29" draw:text-style-name="P7" draw:layer="layout" svg:width="0.026cm" svg:height="0.38cm" svg:x="21.831cm" svg:y="15.637cm" svg:viewBox="0 0 27 381" draw:points="0,381 27,381 27,0 0,0">
          <text:p/>
        </draw:polygon>
        <draw:polygon draw:style-name="gr30" draw:text-style-name="P8" draw:layer="layout" svg:width="0.026cm" svg:height="0.38cm" svg:x="21.857cm" svg:y="15.637cm" svg:viewBox="0 0 27 381" draw:points="0,381 27,381 27,0 0,0">
          <text:p/>
        </draw:polygon>
        <draw:polygon draw:style-name="gr31" draw:text-style-name="P9" draw:layer="layout" svg:width="0.027cm" svg:height="0.38cm" svg:x="21.883cm" svg:y="15.637cm" svg:viewBox="0 0 28 381" draw:points="0,381 28,381 28,0 0,0">
          <text:p/>
        </draw:polygon>
        <draw:polygon draw:style-name="gr30" draw:text-style-name="P8" draw:layer="layout" svg:width="0.026cm" svg:height="0.38cm" svg:x="21.91cm" svg:y="15.637cm" svg:viewBox="0 0 27 381" draw:points="0,381 27,381 27,0 0,0">
          <text:p/>
        </draw:polygon>
        <draw:polygon draw:style-name="gr31" draw:text-style-name="P9" draw:layer="layout" svg:width="0.026cm" svg:height="0.38cm" svg:x="21.936cm" svg:y="15.637cm" svg:viewBox="0 0 27 381" draw:points="0,381 27,381 27,0 0,0">
          <text:p/>
        </draw:polygon>
        <draw:polygon draw:style-name="gr30" draw:text-style-name="P8" draw:layer="layout" svg:width="0.026cm" svg:height="0.38cm" svg:x="21.963cm" svg:y="15.637cm" svg:viewBox="0 0 27 381" draw:points="0,381 27,381 27,0 0,0">
          <text:p/>
        </draw:polygon>
        <draw:polygon draw:style-name="gr30" draw:text-style-name="P8" draw:layer="layout" svg:width="0.026cm" svg:height="0.38cm" svg:x="21.989cm" svg:y="15.637cm" svg:viewBox="0 0 27 381" draw:points="0,381 27,381 27,0 0,0">
          <text:p/>
        </draw:polygon>
        <draw:polygon draw:style-name="gr32" draw:text-style-name="P10" draw:layer="layout" svg:width="0.026cm" svg:height="0.38cm" svg:x="22.015cm" svg:y="15.637cm" svg:viewBox="0 0 27 381" draw:points="0,381 27,381 27,0 0,0">
          <text:p/>
        </draw:polygon>
        <draw:polygon draw:style-name="gr32" draw:text-style-name="P10" draw:layer="layout" svg:width="0.026cm" svg:height="0.38cm" svg:x="22.041cm" svg:y="15.637cm" svg:viewBox="0 0 27 381" draw:points="0,381 27,381 27,0 0,0">
          <text:p/>
        </draw:polygon>
        <draw:polygon draw:style-name="gr30" draw:text-style-name="P8" draw:layer="layout" svg:width="0.026cm" svg:height="0.38cm" svg:x="22.067cm" svg:y="15.637cm" svg:viewBox="0 0 27 381" draw:points="0,381 27,381 27,0 0,0">
          <text:p/>
        </draw:polygon>
        <draw:polygon draw:style-name="gr30" draw:text-style-name="P8" draw:layer="layout" svg:width="0.026cm" svg:height="0.38cm" svg:x="22.094cm" svg:y="15.637cm" svg:viewBox="0 0 27 381" draw:points="0,381 27,381 27,0 0,0">
          <text:p/>
        </draw:polygon>
        <draw:polygon draw:style-name="gr29" draw:text-style-name="P7" draw:layer="layout" svg:width="0.026cm" svg:height="0.38cm" svg:x="22.12cm" svg:y="15.637cm" svg:viewBox="0 0 27 381" draw:points="0,381 27,381 27,0 0,0">
          <text:p/>
        </draw:polygon>
        <draw:polygon draw:style-name="gr30" draw:text-style-name="P8" draw:layer="layout" svg:width="0.026cm" svg:height="0.38cm" svg:x="22.146cm" svg:y="15.637cm" svg:viewBox="0 0 27 381" draw:points="0,381 27,381 27,0 0,0">
          <text:p/>
        </draw:polygon>
        <draw:polygon draw:style-name="gr29" draw:text-style-name="P7" draw:layer="layout" svg:width="0.026cm" svg:height="0.38cm" svg:x="22.172cm" svg:y="15.637cm" svg:viewBox="0 0 27 381" draw:points="0,381 27,381 27,0 0,0">
          <text:p/>
        </draw:polygon>
        <draw:polygon draw:style-name="gr30" draw:text-style-name="P8" draw:layer="layout" svg:width="0.026cm" svg:height="0.38cm" svg:x="22.199cm" svg:y="15.637cm" svg:viewBox="0 0 27 381" draw:points="0,381 27,381 27,0 0,0">
          <text:p/>
        </draw:polygon>
        <draw:polygon draw:style-name="gr30" draw:text-style-name="P8" draw:layer="layout" svg:width="0.026cm" svg:height="0.38cm" svg:x="22.225cm" svg:y="15.637cm" svg:viewBox="0 0 27 381" draw:points="0,381 27,381 27,0 0,0">
          <text:p/>
        </draw:polygon>
        <draw:polygon draw:style-name="gr29" draw:text-style-name="P7" draw:layer="layout" svg:width="0.026cm" svg:height="0.38cm" svg:x="22.251cm" svg:y="15.637cm" svg:viewBox="0 0 27 381" draw:points="0,381 27,381 27,0 0,0">
          <text:p/>
        </draw:polygon>
        <draw:polygon draw:style-name="gr29" draw:text-style-name="P7" draw:layer="layout" svg:width="0.027cm" svg:height="0.38cm" svg:x="22.277cm" svg:y="15.637cm" svg:viewBox="0 0 28 381" draw:points="0,381 28,381 28,0 0,0">
          <text:p/>
        </draw:polygon>
        <draw:polygon draw:style-name="gr29" draw:text-style-name="P7" draw:layer="layout" svg:width="0.026cm" svg:height="0.38cm" svg:x="22.304cm" svg:y="15.637cm" svg:viewBox="0 0 27 381" draw:points="0,381 27,381 27,0 0,0">
          <text:p/>
        </draw:polygon>
        <draw:polygon draw:style-name="gr30" draw:text-style-name="P8" draw:layer="layout" svg:width="0.026cm" svg:height="0.38cm" svg:x="22.33cm" svg:y="15.637cm" svg:viewBox="0 0 27 381" draw:points="0,381 27,381 27,0 0,0">
          <text:p/>
        </draw:polygon>
        <draw:polygon draw:style-name="gr30" draw:text-style-name="P8" draw:layer="layout" svg:width="0.026cm" svg:height="0.38cm" svg:x="22.356cm" svg:y="15.637cm" svg:viewBox="0 0 27 381" draw:points="0,381 27,381 27,0 0,0">
          <text:p/>
        </draw:polygon>
        <draw:polygon draw:style-name="gr30" draw:text-style-name="P8" draw:layer="layout" svg:width="0.026cm" svg:height="0.38cm" svg:x="22.383cm" svg:y="15.637cm" svg:viewBox="0 0 27 381" draw:points="0,381 27,381 27,0 0,0">
          <text:p/>
        </draw:polygon>
        <draw:polygon draw:style-name="gr30" draw:text-style-name="P8" draw:layer="layout" svg:width="0.026cm" svg:height="0.38cm" svg:x="22.409cm" svg:y="15.637cm" svg:viewBox="0 0 27 381" draw:points="0,381 27,381 27,0 0,0">
          <text:p/>
        </draw:polygon>
        <draw:polygon draw:style-name="gr32" draw:text-style-name="P10" draw:layer="layout" svg:width="0.026cm" svg:height="0.38cm" svg:x="22.435cm" svg:y="15.637cm" svg:viewBox="0 0 27 381" draw:points="0,381 27,381 27,0 0,0">
          <text:p/>
        </draw:polygon>
        <draw:polygon draw:style-name="gr31" draw:text-style-name="P9" draw:layer="layout" svg:width="0.026cm" svg:height="0.38cm" svg:x="22.461cm" svg:y="15.637cm" svg:viewBox="0 0 27 381" draw:points="0,381 27,381 27,0 0,0">
          <text:p/>
        </draw:polygon>
        <draw:polygon draw:style-name="gr32" draw:text-style-name="P10" draw:layer="layout" svg:width="0.026cm" svg:height="0.38cm" svg:x="22.488cm" svg:y="15.637cm" svg:viewBox="0 0 27 381" draw:points="0,381 27,381 27,0 0,0">
          <text:p/>
        </draw:polygon>
        <draw:polygon draw:style-name="gr31" draw:text-style-name="P9" draw:layer="layout" svg:width="0.026cm" svg:height="0.38cm" svg:x="22.514cm" svg:y="15.637cm" svg:viewBox="0 0 27 381" draw:points="0,381 27,381 27,0 0,0">
          <text:p/>
        </draw:polygon>
        <draw:polygon draw:style-name="gr29" draw:text-style-name="P7" draw:layer="layout" svg:width="0.026cm" svg:height="0.38cm" svg:x="22.54cm" svg:y="15.637cm" svg:viewBox="0 0 27 381" draw:points="0,381 27,381 27,0 0,0">
          <text:p/>
        </draw:polygon>
        <draw:polygon draw:style-name="gr29" draw:text-style-name="P7" draw:layer="layout" svg:width="0.027cm" svg:height="0.38cm" svg:x="22.566cm" svg:y="15.637cm" svg:viewBox="0 0 28 381" draw:points="0,381 28,381 28,0 0,0">
          <text:p/>
        </draw:polygon>
        <draw:polygon draw:style-name="gr30" draw:text-style-name="P8" draw:layer="layout" svg:width="0.026cm" svg:height="0.38cm" svg:x="22.593cm" svg:y="15.637cm" svg:viewBox="0 0 27 381" draw:points="0,381 27,381 27,0 0,0">
          <text:p/>
        </draw:polygon>
        <draw:polygon draw:style-name="gr30" draw:text-style-name="P8" draw:layer="layout" svg:width="0.026cm" svg:height="0.38cm" svg:x="22.619cm" svg:y="15.637cm" svg:viewBox="0 0 27 381" draw:points="0,381 27,381 27,0 0,0">
          <text:p/>
        </draw:polygon>
        <draw:polygon draw:style-name="gr32" draw:text-style-name="P10" draw:layer="layout" svg:width="0.027cm" svg:height="0.38cm" svg:x="22.645cm" svg:y="15.637cm" svg:viewBox="0 0 28 381" draw:points="0,381 28,381 28,0 0,0">
          <text:p/>
        </draw:polygon>
        <draw:polygon draw:style-name="gr32" draw:text-style-name="P10" draw:layer="layout" svg:width="0.026cm" svg:height="0.38cm" svg:x="22.672cm" svg:y="15.637cm" svg:viewBox="0 0 27 381" draw:points="0,381 27,381 27,0 0,0">
          <text:p/>
        </draw:polygon>
        <draw:polygon draw:style-name="gr32" draw:text-style-name="P10" draw:layer="layout" svg:width="0.026cm" svg:height="0.38cm" svg:x="22.698cm" svg:y="15.637cm" svg:viewBox="0 0 27 381" draw:points="0,381 27,381 27,0 0,0">
          <text:p/>
        </draw:polygon>
        <draw:polygon draw:style-name="gr31" draw:text-style-name="P9" draw:layer="layout" svg:width="0.026cm" svg:height="0.38cm" svg:x="22.724cm" svg:y="15.637cm" svg:viewBox="0 0 27 381" draw:points="0,381 27,381 27,0 0,0">
          <text:p/>
        </draw:polygon>
        <draw:polygon draw:style-name="gr31" draw:text-style-name="P9" draw:layer="layout" svg:width="0.026cm" svg:height="0.38cm" svg:x="22.75cm" svg:y="15.637cm" svg:viewBox="0 0 27 381" draw:points="0,381 27,381 27,0 0,0">
          <text:p/>
        </draw:polygon>
        <draw:polygon draw:style-name="gr31" draw:text-style-name="P9" draw:layer="layout" svg:width="0.026cm" svg:height="0.38cm" svg:x="22.777cm" svg:y="15.637cm" svg:viewBox="0 0 27 381" draw:points="0,381 27,381 27,0 0,0">
          <text:p/>
        </draw:polygon>
        <draw:polygon draw:style-name="gr29" draw:text-style-name="P7" draw:layer="layout" svg:width="0.026cm" svg:height="0.38cm" svg:x="22.803cm" svg:y="15.637cm" svg:viewBox="0 0 27 381" draw:points="0,381 27,381 27,0 0,0">
          <text:p/>
        </draw:polygon>
        <draw:polygon draw:style-name="gr31" draw:text-style-name="P9" draw:layer="layout" svg:width="0.026cm" svg:height="0.38cm" svg:x="22.829cm" svg:y="15.637cm" svg:viewBox="0 0 27 381" draw:points="0,381 27,381 27,0 0,0">
          <text:p/>
        </draw:polygon>
        <draw:polygon draw:style-name="gr31" draw:text-style-name="P9" draw:layer="layout" svg:width="0.026cm" svg:height="0.38cm" svg:x="22.855cm" svg:y="15.637cm" svg:viewBox="0 0 27 381" draw:points="0,381 27,381 27,0 0,0">
          <text:p/>
        </draw:polygon>
        <draw:polygon draw:style-name="gr31" draw:text-style-name="P9" draw:layer="layout" svg:width="0.026cm" svg:height="0.38cm" svg:x="22.882cm" svg:y="15.637cm" svg:viewBox="0 0 27 381" draw:points="0,381 27,381 27,0 0,0">
          <text:p/>
        </draw:polygon>
        <draw:polygon draw:style-name="gr30" draw:text-style-name="P8" draw:layer="layout" svg:width="0.026cm" svg:height="0.38cm" svg:x="23.223cm" svg:y="15.637cm" svg:viewBox="0 0 27 381" draw:points="0,381 27,381 27,0 0,0">
          <text:p/>
        </draw:polygon>
        <draw:polygon draw:style-name="gr32" draw:text-style-name="P10" draw:layer="layout" svg:width="0.026cm" svg:height="0.38cm" svg:x="23.249cm" svg:y="15.637cm" svg:viewBox="0 0 27 381" draw:points="0,381 27,381 27,0 0,0">
          <text:p/>
        </draw:polygon>
        <draw:polygon draw:style-name="gr30" draw:text-style-name="P8" draw:layer="layout" svg:width="0.026cm" svg:height="0.38cm" svg:x="23.276cm" svg:y="15.637cm" svg:viewBox="0 0 27 381" draw:points="0,381 27,381 27,0 0,0">
          <text:p/>
        </draw:polygon>
        <draw:polygon draw:style-name="gr31" draw:text-style-name="P9" draw:layer="layout" svg:width="0.026cm" svg:height="0.38cm" svg:x="23.302cm" svg:y="15.637cm" svg:viewBox="0 0 27 381" draw:points="0,381 27,381 27,0 0,0">
          <text:p/>
        </draw:polygon>
        <draw:polygon draw:style-name="gr29" draw:text-style-name="P7" draw:layer="layout" svg:width="0.027cm" svg:height="0.38cm" svg:x="23.328cm" svg:y="15.637cm" svg:viewBox="0 0 28 381" draw:points="0,381 28,381 28,0 0,0">
          <text:p/>
        </draw:polygon>
        <draw:polygon draw:style-name="gr31" draw:text-style-name="P9" draw:layer="layout" svg:width="0.026cm" svg:height="0.38cm" svg:x="23.355cm" svg:y="15.637cm" svg:viewBox="0 0 27 381" draw:points="0,381 27,381 27,0 0,0">
          <text:p/>
        </draw:polygon>
        <draw:polygon draw:style-name="gr29" draw:text-style-name="P7" draw:layer="layout" svg:width="0.026cm" svg:height="0.38cm" svg:x="23.381cm" svg:y="15.637cm" svg:viewBox="0 0 27 381" draw:points="0,381 27,381 27,0 0,0">
          <text:p/>
        </draw:polygon>
        <draw:polygon draw:style-name="gr31" draw:text-style-name="P9" draw:layer="layout" svg:width="0.026cm" svg:height="0.38cm" svg:x="23.407cm" svg:y="15.637cm" svg:viewBox="0 0 27 381" draw:points="0,381 27,381 27,0 0,0">
          <text:p/>
        </draw:polygon>
        <draw:polygon draw:style-name="gr31" draw:text-style-name="P9" draw:layer="layout" svg:width="0.026cm" svg:height="0.38cm" svg:x="23.434cm" svg:y="15.637cm" svg:viewBox="0 0 27 381" draw:points="0,381 27,381 27,0 0,0">
          <text:p/>
        </draw:polygon>
        <draw:polygon draw:style-name="gr31" draw:text-style-name="P9" draw:layer="layout" svg:width="0.026cm" svg:height="0.38cm" svg:x="23.46cm" svg:y="15.637cm" svg:viewBox="0 0 27 381" draw:points="0,381 27,381 27,0 0,0">
          <text:p/>
        </draw:polygon>
        <draw:polygon draw:style-name="gr30" draw:text-style-name="P8" draw:layer="layout" svg:width="0.026cm" svg:height="0.38cm" svg:x="23.486cm" svg:y="15.637cm" svg:viewBox="0 0 27 381" draw:points="0,381 27,381 27,0 0,0">
          <text:p/>
        </draw:polygon>
        <draw:polygon draw:style-name="gr30" draw:text-style-name="P8" draw:layer="layout" svg:width="0.026cm" svg:height="0.38cm" svg:x="23.512cm" svg:y="15.637cm" svg:viewBox="0 0 27 381" draw:points="0,381 27,381 27,0 0,0">
          <text:p/>
        </draw:polygon>
        <draw:polygon draw:style-name="gr31" draw:text-style-name="P9" draw:layer="layout" svg:width="0.026cm" svg:height="0.38cm" svg:x="23.539cm" svg:y="15.637cm" svg:viewBox="0 0 27 381" draw:points="0,381 27,381 27,0 0,0">
          <text:p/>
        </draw:polygon>
        <draw:polygon draw:style-name="gr32" draw:text-style-name="P10" draw:layer="layout" svg:width="0.026cm" svg:height="0.38cm" svg:x="23.565cm" svg:y="15.637cm" svg:viewBox="0 0 27 381" draw:points="0,381 27,381 27,0 0,0">
          <text:p/>
        </draw:polygon>
        <draw:polygon draw:style-name="gr30" draw:text-style-name="P8" draw:layer="layout" svg:width="0.026cm" svg:height="0.38cm" svg:x="23.591cm" svg:y="15.637cm" svg:viewBox="0 0 27 381" draw:points="0,381 27,381 27,0 0,0">
          <text:p/>
        </draw:polygon>
        <draw:polygon draw:style-name="gr30" draw:text-style-name="P8" draw:layer="layout" svg:width="0.026cm" svg:height="0.38cm" svg:x="23.617cm" svg:y="15.637cm" svg:viewBox="0 0 27 381" draw:points="0,381 27,381 27,0 0,0">
          <text:p/>
        </draw:polygon>
        <draw:polygon draw:style-name="gr30" draw:text-style-name="P8" draw:layer="layout" svg:width="0.027cm" svg:height="0.38cm" svg:x="23.644cm" svg:y="15.637cm" svg:viewBox="0 0 28 381" draw:points="0,381 28,381 28,0 0,0">
          <text:p/>
        </draw:polygon>
        <draw:polygon draw:style-name="gr30" draw:text-style-name="P8" draw:layer="layout" svg:width="0.026cm" svg:height="0.38cm" svg:x="23.671cm" svg:y="15.637cm" svg:viewBox="0 0 27 381" draw:points="0,381 27,381 27,0 0,0">
          <text:p/>
        </draw:polygon>
        <draw:polygon draw:style-name="gr32" draw:text-style-name="P10" draw:layer="layout" svg:width="0.026cm" svg:height="0.38cm" svg:x="23.696cm" svg:y="15.637cm" svg:viewBox="0 0 27 381" draw:points="0,381 27,381 27,0 0,0">
          <text:p/>
        </draw:polygon>
        <draw:polygon draw:style-name="gr32" draw:text-style-name="P10" draw:layer="layout" svg:width="0.027cm" svg:height="0.38cm" svg:x="23.722cm" svg:y="15.637cm" svg:viewBox="0 0 28 381" draw:points="0,381 28,381 28,0 0,0">
          <text:p/>
        </draw:polygon>
        <draw:polygon draw:style-name="gr32" draw:text-style-name="P10" draw:layer="layout" svg:width="0.026cm" svg:height="0.38cm" svg:x="23.749cm" svg:y="15.637cm" svg:viewBox="0 0 27 381" draw:points="0,381 27,381 27,0 0,0">
          <text:p/>
        </draw:polygon>
        <draw:polygon draw:style-name="gr29" draw:text-style-name="P7" draw:layer="layout" svg:width="0.026cm" svg:height="0.38cm" svg:x="23.775cm" svg:y="15.637cm" svg:viewBox="0 0 27 381" draw:points="0,381 27,381 27,0 0,0">
          <text:p/>
        </draw:polygon>
        <draw:polygon draw:style-name="gr30" draw:text-style-name="P8" draw:layer="layout" svg:width="0.026cm" svg:height="0.38cm" svg:x="23.801cm" svg:y="15.637cm" svg:viewBox="0 0 27 381" draw:points="0,381 27,381 27,0 0,0">
          <text:p/>
        </draw:polygon>
        <draw:polygon draw:style-name="gr29" draw:text-style-name="P7" draw:layer="layout" svg:width="0.026cm" svg:height="0.38cm" svg:x="23.828cm" svg:y="15.637cm" svg:viewBox="0 0 27 381" draw:points="0,381 27,381 27,0 0,0">
          <text:p/>
        </draw:polygon>
        <draw:polygon draw:style-name="gr29" draw:text-style-name="P7" draw:layer="layout" svg:width="0.026cm" svg:height="0.38cm" svg:x="23.854cm" svg:y="15.637cm" svg:viewBox="0 0 27 381" draw:points="0,381 27,381 27,0 0,0">
          <text:p/>
        </draw:polygon>
        <draw:polygon draw:style-name="gr29" draw:text-style-name="P7" draw:layer="layout" svg:width="0.026cm" svg:height="0.38cm" svg:x="23.88cm" svg:y="15.637cm" svg:viewBox="0 0 27 381" draw:points="0,381 27,381 27,0 0,0">
          <text:p/>
        </draw:polygon>
        <draw:polygon draw:style-name="gr30" draw:text-style-name="P8" draw:layer="layout" svg:width="0.026cm" svg:height="0.38cm" svg:x="23.906cm" svg:y="15.637cm" svg:viewBox="0 0 27 381" draw:points="0,381 27,381 27,0 0,0">
          <text:p/>
        </draw:polygon>
        <draw:polygon draw:style-name="gr32" draw:text-style-name="P10" draw:layer="layout" svg:width="0.026cm" svg:height="0.38cm" svg:x="23.933cm" svg:y="15.637cm" svg:viewBox="0 0 27 381" draw:points="0,381 27,381 27,0 0,0">
          <text:p/>
        </draw:polygon>
        <draw:polygon draw:style-name="gr30" draw:text-style-name="P8" draw:layer="layout" svg:width="0.026cm" svg:height="0.38cm" svg:x="23.959cm" svg:y="15.637cm" svg:viewBox="0 0 27 381" draw:points="0,381 27,381 27,0 0,0">
          <text:p/>
        </draw:polygon>
        <draw:polygon draw:style-name="gr32" draw:text-style-name="P10" draw:layer="layout" svg:width="0.026cm" svg:height="0.38cm" svg:x="23.985cm" svg:y="15.637cm" svg:viewBox="0 0 27 381" draw:points="0,381 27,381 27,0 0,0">
          <text:p/>
        </draw:polygon>
        <draw:polygon draw:style-name="gr32" draw:text-style-name="P10" draw:layer="layout" svg:width="0.026cm" svg:height="0.38cm" svg:x="24.011cm" svg:y="15.637cm" svg:viewBox="0 0 27 381" draw:points="0,381 27,381 27,0 0,0">
          <text:p/>
        </draw:polygon>
        <draw:polygon draw:style-name="gr31" draw:text-style-name="P9" draw:layer="layout" svg:width="0.026cm" svg:height="0.38cm" svg:x="24.038cm" svg:y="15.637cm" svg:viewBox="0 0 27 381" draw:points="0,381 27,381 27,0 0,0">
          <text:p/>
        </draw:polygon>
        <draw:polygon draw:style-name="gr32" draw:text-style-name="P10" draw:layer="layout" svg:width="0.026cm" svg:height="0.38cm" svg:x="24.064cm" svg:y="15.637cm" svg:viewBox="0 0 27 381" draw:points="0,381 27,381 27,0 0,0">
          <text:p/>
        </draw:polygon>
        <draw:polygon draw:style-name="gr30" draw:text-style-name="P8" draw:layer="layout" svg:width="0.026cm" svg:height="0.38cm" svg:x="24.091cm" svg:y="15.637cm" svg:viewBox="0 0 27 381" draw:points="0,381 27,381 27,0 0,0">
          <text:p/>
        </draw:polygon>
        <draw:polygon draw:style-name="gr29" draw:text-style-name="P7" draw:layer="layout" svg:width="0.026cm" svg:height="0.38cm" svg:x="24.117cm" svg:y="15.637cm" svg:viewBox="0 0 27 381" draw:points="0,381 27,381 27,0 0,0">
          <text:p/>
        </draw:polygon>
        <draw:polygon draw:style-name="gr32" draw:text-style-name="P10" draw:layer="layout" svg:width="0.026cm" svg:height="0.38cm" svg:x="24.143cm" svg:y="15.637cm" svg:viewBox="0 0 27 381" draw:points="0,381 27,381 27,0 0,0">
          <text:p/>
        </draw:polygon>
        <draw:polygon draw:style-name="gr32" draw:text-style-name="P10" draw:layer="layout" svg:width="0.026cm" svg:height="0.38cm" svg:x="24.195cm" svg:y="15.637cm" svg:viewBox="0 0 27 381" draw:points="0,381 27,381 27,0 0,0">
          <text:p/>
        </draw:polygon>
        <draw:polygon draw:style-name="gr32" draw:text-style-name="P10" draw:layer="layout" svg:width="0.026cm" svg:height="0.38cm" svg:x="24.222cm" svg:y="15.637cm" svg:viewBox="0 0 27 381" draw:points="0,381 27,381 27,0 0,0">
          <text:p/>
        </draw:polygon>
        <draw:polygon draw:style-name="gr32" draw:text-style-name="P10" draw:layer="layout" svg:width="0.026cm" svg:height="0.38cm" svg:x="24.248cm" svg:y="15.637cm" svg:viewBox="0 0 27 381" draw:points="0,381 27,381 27,0 0,0">
          <text:p/>
        </draw:polygon>
        <draw:polygon draw:style-name="gr32" draw:text-style-name="P10" draw:layer="layout" svg:width="0.026cm" svg:height="0.38cm" svg:x="24.274cm" svg:y="15.637cm" svg:viewBox="0 0 27 381" draw:points="0,381 27,381 27,0 0,0">
          <text:p/>
        </draw:polygon>
        <draw:polygon draw:style-name="gr29" draw:text-style-name="P7" draw:layer="layout" svg:width="0.026cm" svg:height="0.38cm" svg:x="24.3cm" svg:y="15.637cm" svg:viewBox="0 0 27 381" draw:points="0,381 27,381 27,0 0,0">
          <text:p/>
        </draw:polygon>
        <draw:polygon draw:style-name="gr31" draw:text-style-name="P9" draw:layer="layout" svg:width="0.026cm" svg:height="0.38cm" svg:x="24.327cm" svg:y="15.637cm" svg:viewBox="0 0 27 381" draw:points="0,381 27,381 27,0 0,0">
          <text:p/>
        </draw:polygon>
        <draw:polygon draw:style-name="gr29" draw:text-style-name="P7" draw:layer="layout" svg:width="0.026cm" svg:height="0.38cm" svg:x="24.353cm" svg:y="15.637cm" svg:viewBox="0 0 27 381" draw:points="0,381 27,381 27,0 0,0">
          <text:p/>
        </draw:polygon>
        <draw:polygon draw:style-name="gr29" draw:text-style-name="P7" draw:layer="layout" svg:width="0.026cm" svg:height="0.38cm" svg:x="24.379cm" svg:y="15.637cm" svg:viewBox="0 0 27 381" draw:points="0,381 27,381 27,0 0,0">
          <text:p/>
        </draw:polygon>
        <draw:polygon draw:style-name="gr32" draw:text-style-name="P10" draw:layer="layout" svg:width="0.027cm" svg:height="0.38cm" svg:x="24.405cm" svg:y="15.637cm" svg:viewBox="0 0 28 381" draw:points="0,381 28,381 28,0 0,0">
          <text:p/>
        </draw:polygon>
        <draw:polygon draw:style-name="gr31" draw:text-style-name="P9" draw:layer="layout" svg:width="0.026cm" svg:height="0.38cm" svg:x="24.432cm" svg:y="15.637cm" svg:viewBox="0 0 27 381" draw:points="0,381 27,381 27,0 0,0">
          <text:p/>
        </draw:polygon>
        <draw:polygon draw:style-name="gr29" draw:text-style-name="P7" draw:layer="layout" svg:width="0.026cm" svg:height="0.38cm" svg:x="24.458cm" svg:y="15.637cm" svg:viewBox="0 0 27 381" draw:points="0,381 27,381 27,0 0,0">
          <text:p/>
        </draw:polygon>
        <draw:polygon draw:style-name="gr29" draw:text-style-name="P7" draw:layer="layout" svg:width="0.027cm" svg:height="0.38cm" svg:x="24.484cm" svg:y="15.637cm" svg:viewBox="0 0 28 381" draw:points="0,381 28,381 28,0 0,0">
          <text:p/>
        </draw:polygon>
        <draw:polygon draw:style-name="gr30" draw:text-style-name="P8" draw:layer="layout" svg:width="0.026cm" svg:height="0.38cm" svg:x="24.511cm" svg:y="15.637cm" svg:viewBox="0 0 27 381" draw:points="0,381 27,381 27,0 0,0">
          <text:p/>
        </draw:polygon>
        <draw:polygon draw:style-name="gr31" draw:text-style-name="P9" draw:layer="layout" svg:width="0.026cm" svg:height="0.38cm" svg:x="24.537cm" svg:y="15.637cm" svg:viewBox="0 0 27 381" draw:points="0,381 27,381 27,0 0,0">
          <text:p/>
        </draw:polygon>
        <draw:polygon draw:style-name="gr30" draw:text-style-name="P8" draw:layer="layout" svg:width="0.026cm" svg:height="0.38cm" svg:x="24.563cm" svg:y="15.637cm" svg:viewBox="0 0 27 381" draw:points="0,381 27,381 27,0 0,0">
          <text:p/>
        </draw:polygon>
        <draw:polygon draw:style-name="gr31" draw:text-style-name="P9" draw:layer="layout" svg:width="0.026cm" svg:height="0.38cm" svg:x="24.589cm" svg:y="15.637cm" svg:viewBox="0 0 27 381" draw:points="0,381 27,381 27,0 0,0">
          <text:p/>
        </draw:polygon>
        <draw:polygon draw:style-name="gr31" draw:text-style-name="P9" draw:layer="layout" svg:width="0.026cm" svg:height="0.38cm" svg:x="24.616cm" svg:y="15.637cm" svg:viewBox="0 0 27 381" draw:points="0,381 27,381 27,0 0,0">
          <text:p/>
        </draw:polygon>
        <draw:polygon draw:style-name="gr29" draw:text-style-name="P7" draw:layer="layout" svg:width="0.026cm" svg:height="0.38cm" svg:x="24.642cm" svg:y="15.637cm" svg:viewBox="0 0 27 381" draw:points="0,381 27,381 27,0 0,0">
          <text:p/>
        </draw:polygon>
        <draw:polygon draw:style-name="gr30" draw:text-style-name="P8" draw:layer="layout" svg:width="0.026cm" svg:height="0.38cm" svg:x="24.668cm" svg:y="15.637cm" svg:viewBox="0 0 27 381" draw:points="0,381 27,381 27,0 0,0">
          <text:p/>
        </draw:polygon>
        <draw:polygon draw:style-name="gr32" draw:text-style-name="P10" draw:layer="layout" svg:width="0.026cm" svg:height="0.38cm" svg:x="24.694cm" svg:y="15.637cm" svg:viewBox="0 0 27 381" draw:points="0,381 27,381 27,0 0,0">
          <text:p/>
        </draw:polygon>
        <draw:polygon draw:style-name="gr30" draw:text-style-name="P8" draw:layer="layout" svg:width="0.026cm" svg:height="0.38cm" svg:x="24.721cm" svg:y="15.637cm" svg:viewBox="0 0 27 381" draw:points="0,381 27,381 27,0 0,0">
          <text:p/>
        </draw:polygon>
        <draw:polygon draw:style-name="gr32" draw:text-style-name="P10" draw:layer="layout" svg:width="0.026cm" svg:height="0.38cm" svg:x="24.747cm" svg:y="15.637cm" svg:viewBox="0 0 27 381" draw:points="0,381 27,381 27,0 0,0">
          <text:p/>
        </draw:polygon>
        <draw:polygon draw:style-name="gr31" draw:text-style-name="P9" draw:layer="layout" svg:width="0.026cm" svg:height="0.38cm" svg:x="24.773cm" svg:y="15.637cm" svg:viewBox="0 0 27 381" draw:points="0,381 27,381 27,0 0,0">
          <text:p/>
        </draw:polygon>
        <draw:polygon draw:style-name="gr32" draw:text-style-name="P10" draw:layer="layout" svg:width="0.027cm" svg:height="0.38cm" svg:x="24.799cm" svg:y="15.637cm" svg:viewBox="0 0 28 381" draw:points="0,381 28,381 28,0 0,0">
          <text:p/>
        </draw:polygon>
        <draw:polygon draw:style-name="gr30" draw:text-style-name="P8" draw:layer="layout" svg:width="0.026cm" svg:height="0.38cm" svg:x="24.852cm" svg:y="15.637cm" svg:viewBox="0 0 27 381" draw:points="0,381 27,381 27,0 0,0">
          <text:p/>
        </draw:polygon>
        <draw:polygon draw:style-name="gr30" draw:text-style-name="P8" draw:layer="layout" svg:width="0.026cm" svg:height="0.38cm" svg:x="24.879cm" svg:y="15.637cm" svg:viewBox="0 0 27 381" draw:points="0,381 27,381 27,0 0,0">
          <text:p/>
        </draw:polygon>
        <draw:polygon draw:style-name="gr31" draw:text-style-name="P9" draw:layer="layout" svg:width="0.026cm" svg:height="0.38cm" svg:x="24.905cm" svg:y="15.637cm" svg:viewBox="0 0 27 381" draw:points="0,381 27,381 27,0 0,0">
          <text:p/>
        </draw:polygon>
        <draw:polygon draw:style-name="gr30" draw:text-style-name="P8" draw:layer="layout" svg:width="0.026cm" svg:height="0.38cm" svg:x="24.931cm" svg:y="15.637cm" svg:viewBox="0 0 27 381" draw:points="0,381 27,381 27,0 0,0">
          <text:p/>
        </draw:polygon>
        <draw:polygon draw:style-name="gr30" draw:text-style-name="P8" draw:layer="layout" svg:width="0.026cm" svg:height="0.38cm" svg:x="24.957cm" svg:y="15.637cm" svg:viewBox="0 0 27 381" draw:points="0,381 27,381 27,0 0,0">
          <text:p/>
        </draw:polygon>
        <draw:polygon draw:style-name="gr32" draw:text-style-name="P10" draw:layer="layout" svg:width="0.026cm" svg:height="0.38cm" svg:x="24.983cm" svg:y="15.637cm" svg:viewBox="0 0 27 381" draw:points="0,381 27,381 27,0 0,0">
          <text:p/>
        </draw:polygon>
        <draw:polygon draw:style-name="gr29" draw:text-style-name="P7" draw:layer="layout" svg:width="0.026cm" svg:height="0.38cm" svg:x="25.01cm" svg:y="15.637cm" svg:viewBox="0 0 27 381" draw:points="0,381 27,381 27,0 0,0">
          <text:p/>
        </draw:polygon>
        <draw:polygon draw:style-name="gr29" draw:text-style-name="P7" draw:layer="layout" svg:width="0.026cm" svg:height="0.38cm" svg:x="25.036cm" svg:y="15.637cm" svg:viewBox="0 0 27 381" draw:points="0,381 27,381 27,0 0,0">
          <text:p/>
        </draw:polygon>
        <draw:polygon draw:style-name="gr29" draw:text-style-name="P7" draw:layer="layout" svg:width="0.026cm" svg:height="0.38cm" svg:x="25.062cm" svg:y="15.637cm" svg:viewBox="0 0 27 381" draw:points="0,381 27,381 27,0 0,0">
          <text:p/>
        </draw:polygon>
        <draw:polygon draw:style-name="gr30" draw:text-style-name="P8" draw:layer="layout" svg:width="0.027cm" svg:height="0.38cm" svg:x="25.088cm" svg:y="15.637cm" svg:viewBox="0 0 28 381" draw:points="0,381 28,381 28,0 0,0">
          <text:p/>
        </draw:polygon>
        <draw:polygon draw:style-name="gr29" draw:text-style-name="P7" draw:layer="layout" svg:width="0.026cm" svg:height="0.38cm" svg:x="25.115cm" svg:y="15.637cm" svg:viewBox="0 0 27 381" draw:points="0,381 27,381 27,0 0,0">
          <text:p/>
        </draw:polygon>
        <draw:polygon draw:style-name="gr32" draw:text-style-name="P10" draw:layer="layout" svg:width="0.026cm" svg:height="0.38cm" svg:x="25.141cm" svg:y="15.637cm" svg:viewBox="0 0 27 381" draw:points="0,381 27,381 27,0 0,0">
          <text:p/>
        </draw:polygon>
        <draw:polygon draw:style-name="gr31" draw:text-style-name="P9" draw:layer="layout" svg:width="0.027cm" svg:height="0.38cm" svg:x="25.167cm" svg:y="15.637cm" svg:viewBox="0 0 28 381" draw:points="0,381 28,381 28,0 0,0">
          <text:p/>
        </draw:polygon>
        <draw:polygon draw:style-name="gr32" draw:text-style-name="P10" draw:layer="layout" svg:width="0.026cm" svg:height="0.38cm" svg:x="25.194cm" svg:y="15.637cm" svg:viewBox="0 0 27 381" draw:points="0,381 27,381 27,0 0,0">
          <text:p/>
        </draw:polygon>
        <draw:polygon draw:style-name="gr29" draw:text-style-name="P7" draw:layer="layout" svg:width="0.026cm" svg:height="0.38cm" svg:x="25.22cm" svg:y="15.637cm" svg:viewBox="0 0 27 381" draw:points="0,381 27,381 27,0 0,0">
          <text:p/>
        </draw:polygon>
        <draw:polygon draw:style-name="gr29" draw:text-style-name="P7" draw:layer="layout" svg:width="0.026cm" svg:height="0.38cm" svg:x="25.246cm" svg:y="15.637cm" svg:viewBox="0 0 27 381" draw:points="0,381 27,381 27,0 0,0">
          <text:p/>
        </draw:polygon>
        <draw:polygon draw:style-name="gr30" draw:text-style-name="P8" draw:layer="layout" svg:width="0.026cm" svg:height="0.38cm" svg:x="25.273cm" svg:y="15.637cm" svg:viewBox="0 0 27 381" draw:points="0,381 27,381 27,0 0,0">
          <text:p/>
        </draw:polygon>
        <draw:polygon draw:style-name="gr29" draw:text-style-name="P7" draw:layer="layout" svg:width="0.026cm" svg:height="0.38cm" svg:x="25.299cm" svg:y="15.637cm" svg:viewBox="0 0 27 381" draw:points="0,381 27,381 27,0 0,0">
          <text:p/>
        </draw:polygon>
        <draw:polygon draw:style-name="gr29" draw:text-style-name="P7" draw:layer="layout" svg:width="0.026cm" svg:height="0.38cm" svg:x="25.325cm" svg:y="15.637cm" svg:viewBox="0 0 27 381" draw:points="0,381 27,381 27,0 0,0">
          <text:p/>
        </draw:polygon>
        <draw:polygon draw:style-name="gr30" draw:text-style-name="P8" draw:layer="layout" svg:width="0.026cm" svg:height="0.38cm" svg:x="25.351cm" svg:y="15.637cm" svg:viewBox="0 0 27 381" draw:points="0,381 27,381 27,0 0,0">
          <text:p/>
        </draw:polygon>
        <draw:polygon draw:style-name="gr32" draw:text-style-name="P10" draw:layer="layout" svg:width="0.026cm" svg:height="0.38cm" svg:x="25.379cm" svg:y="15.637cm" svg:viewBox="0 0 27 381" draw:points="0,381 27,381 27,0 0,0">
          <text:p/>
        </draw:polygon>
        <draw:polygon draw:style-name="gr32" draw:text-style-name="P10" draw:layer="layout" svg:width="0.026cm" svg:height="0.38cm" svg:x="25.404cm" svg:y="15.637cm" svg:viewBox="0 0 27 381" draw:points="0,381 27,381 27,0 0,0">
          <text:p/>
        </draw:polygon>
        <draw:polygon draw:style-name="gr32" draw:text-style-name="P10" draw:layer="layout" svg:width="0.026cm" svg:height="0.38cm" svg:x="25.43cm" svg:y="15.637cm" svg:viewBox="0 0 27 381" draw:points="0,381 27,381 27,0 0,0">
          <text:p/>
        </draw:polygon>
        <draw:polygon draw:style-name="gr30" draw:text-style-name="P8" draw:layer="layout" svg:width="0.026cm" svg:height="0.38cm" svg:x="25.456cm" svg:y="15.637cm" svg:viewBox="0 0 27 381" draw:points="0,381 27,381 27,0 0,0">
          <text:p/>
        </draw:polygon>
        <draw:polygon draw:style-name="gr29" draw:text-style-name="P7" draw:layer="layout" svg:width="0.027cm" svg:height="0.38cm" svg:x="25.482cm" svg:y="15.637cm" svg:viewBox="0 0 28 381" draw:points="0,381 28,381 28,0 0,0">
          <text:p/>
        </draw:polygon>
        <draw:polygon draw:style-name="gr29" draw:text-style-name="P7" draw:layer="layout" svg:width="0.026cm" svg:height="0.38cm" svg:x="25.509cm" svg:y="15.637cm" svg:viewBox="0 0 27 381" draw:points="0,381 27,381 27,0 0,0">
          <text:p/>
        </draw:polygon>
        <draw:polygon draw:style-name="gr30" draw:text-style-name="P8" draw:layer="layout" svg:width="0.026cm" svg:height="0.38cm" svg:x="25.535cm" svg:y="15.637cm" svg:viewBox="0 0 27 381" draw:points="0,381 27,381 27,0 0,0">
          <text:p/>
        </draw:polygon>
        <draw:polygon draw:style-name="gr29" draw:text-style-name="P7" draw:layer="layout" svg:width="0.027cm" svg:height="0.38cm" svg:x="25.561cm" svg:y="15.637cm" svg:viewBox="0 0 28 381" draw:points="0,381 28,381 28,0 0,0">
          <text:p/>
        </draw:polygon>
        <draw:polygon draw:style-name="gr29" draw:text-style-name="P7" draw:layer="layout" svg:width="0.026cm" svg:height="0.38cm" svg:x="25.588cm" svg:y="15.637cm" svg:viewBox="0 0 27 381" draw:points="0,381 27,381 27,0 0,0">
          <text:p/>
        </draw:polygon>
        <draw:polygon draw:style-name="gr30" draw:text-style-name="P8" draw:layer="layout" svg:width="0.026cm" svg:height="0.38cm" svg:x="25.614cm" svg:y="15.637cm" svg:viewBox="0 0 27 381" draw:points="0,381 27,381 27,0 0,0">
          <text:p/>
        </draw:polygon>
        <draw:polygon draw:style-name="gr31" draw:text-style-name="P9" draw:layer="layout" svg:width="0.026cm" svg:height="0.38cm" svg:x="25.64cm" svg:y="15.637cm" svg:viewBox="0 0 27 381" draw:points="0,381 27,381 27,0 0,0">
          <text:p/>
        </draw:polygon>
        <draw:polygon draw:style-name="gr31" draw:text-style-name="P9" draw:layer="layout" svg:width="0.026cm" svg:height="0.38cm" svg:x="25.667cm" svg:y="15.637cm" svg:viewBox="0 0 27 381" draw:points="0,381 27,381 27,0 0,0">
          <text:p/>
        </draw:polygon>
        <draw:polygon draw:style-name="gr29" draw:text-style-name="P7" draw:layer="layout" svg:width="0.026cm" svg:height="0.38cm" svg:x="25.693cm" svg:y="15.637cm" svg:viewBox="0 0 27 381" draw:points="0,381 27,381 27,0 0,0">
          <text:p/>
        </draw:polygon>
        <draw:polygon draw:style-name="gr32" draw:text-style-name="P10" draw:layer="layout" svg:width="0.026cm" svg:height="0.38cm" svg:x="25.719cm" svg:y="15.637cm" svg:viewBox="0 0 27 381" draw:points="0,381 27,381 27,0 0,0">
          <text:p/>
        </draw:polygon>
        <draw:polygon draw:style-name="gr30" draw:text-style-name="P8" draw:layer="layout" svg:width="0.026cm" svg:height="0.38cm" svg:x="25.745cm" svg:y="15.637cm" svg:viewBox="0 0 27 381" draw:points="0,381 27,381 27,0 0,0">
          <text:p/>
        </draw:polygon>
        <draw:polygon draw:style-name="gr32" draw:text-style-name="P10" draw:layer="layout" svg:width="0.026cm" svg:height="0.38cm" svg:x="25.772cm" svg:y="15.637cm" svg:viewBox="0 0 27 381" draw:points="0,381 27,381 27,0 0,0">
          <text:p/>
        </draw:polygon>
        <draw:polygon draw:style-name="gr30" draw:text-style-name="P8" draw:layer="layout" svg:width="0.026cm" svg:height="0.38cm" svg:x="25.798cm" svg:y="15.637cm" svg:viewBox="0 0 27 381" draw:points="0,381 27,381 27,0 0,0">
          <text:p/>
        </draw:polygon>
        <draw:polygon draw:style-name="gr32" draw:text-style-name="P10" draw:layer="layout" svg:width="0.026cm" svg:height="0.38cm" svg:x="25.824cm" svg:y="15.637cm" svg:viewBox="0 0 27 381" draw:points="0,381 27,381 27,0 0,0">
          <text:p/>
        </draw:polygon>
        <draw:polygon draw:style-name="gr32" draw:text-style-name="P10" draw:layer="layout" svg:width="0.027cm" svg:height="0.38cm" svg:x="25.85cm" svg:y="15.637cm" svg:viewBox="0 0 28 381" draw:points="0,381 28,381 28,0 0,0">
          <text:p/>
        </draw:polygon>
        <draw:polygon draw:style-name="gr31" draw:text-style-name="P9" draw:layer="layout" svg:width="0.026cm" svg:height="0.38cm" svg:x="25.877cm" svg:y="15.637cm" svg:viewBox="0 0 27 381" draw:points="0,381 27,381 27,0 0,0">
          <text:p/>
        </draw:polygon>
        <draw:polygon draw:style-name="gr31" draw:text-style-name="P9" draw:layer="layout" svg:width="0.026cm" svg:height="0.38cm" svg:x="25.903cm" svg:y="15.637cm" svg:viewBox="0 0 27 381" draw:points="0,381 27,381 27,0 0,0">
          <text:p/>
        </draw:polygon>
        <draw:polygon draw:style-name="gr30" draw:text-style-name="P8" draw:layer="layout" svg:width="0.026cm" svg:height="0.38cm" svg:x="25.929cm" svg:y="15.637cm" svg:viewBox="0 0 27 381" draw:points="0,381 27,381 27,0 0,0">
          <text:p/>
        </draw:polygon>
        <draw:polygon draw:style-name="gr32" draw:text-style-name="P10" draw:layer="layout" svg:width="0.026cm" svg:height="0.38cm" svg:x="25.956cm" svg:y="15.637cm" svg:viewBox="0 0 27 381" draw:points="0,381 27,381 27,0 0,0">
          <text:p/>
        </draw:polygon>
        <draw:polygon draw:style-name="gr30" draw:text-style-name="P8" draw:layer="layout" svg:width="0.026cm" svg:height="0.38cm" svg:x="25.982cm" svg:y="15.637cm" svg:viewBox="0 0 27 381" draw:points="0,381 27,381 27,0 0,0">
          <text:p/>
        </draw:polygon>
        <draw:polygon draw:style-name="gr32" draw:text-style-name="P10" draw:layer="layout" svg:width="0.026cm" svg:height="0.38cm" svg:x="26.008cm" svg:y="15.637cm" svg:viewBox="0 0 27 381" draw:points="0,381 27,381 27,0 0,0">
          <text:p/>
        </draw:polygon>
        <draw:polygon draw:style-name="gr30" draw:text-style-name="P8" draw:layer="layout" svg:width="0.026cm" svg:height="0.38cm" svg:x="26.034cm" svg:y="15.637cm" svg:viewBox="0 0 27 381" draw:points="0,381 27,381 27,0 0,0">
          <text:p/>
        </draw:polygon>
        <draw:polygon draw:style-name="gr31" draw:text-style-name="P9" draw:layer="layout" svg:width="0.026cm" svg:height="0.38cm" svg:x="26.061cm" svg:y="15.637cm" svg:viewBox="0 0 27 381" draw:points="0,381 27,381 27,0 0,0">
          <text:p/>
        </draw:polygon>
        <draw:polygon draw:style-name="gr30" draw:text-style-name="P8" draw:layer="layout" svg:width="0.026cm" svg:height="0.38cm" svg:x="26.087cm" svg:y="15.637cm" svg:viewBox="0 0 27 381" draw:points="0,381 27,381 27,0 0,0">
          <text:p/>
        </draw:polygon>
        <draw:polygon draw:style-name="gr29" draw:text-style-name="P7" draw:layer="layout" svg:width="0.026cm" svg:height="0.38cm" svg:x="26.113cm" svg:y="15.637cm" svg:viewBox="0 0 27 381" draw:points="0,381 27,381 27,0 0,0">
          <text:p/>
        </draw:polygon>
        <draw:polygon draw:style-name="gr32" draw:text-style-name="P10" draw:layer="layout" svg:width="0.026cm" svg:height="0.38cm" svg:x="26.139cm" svg:y="15.637cm" svg:viewBox="0 0 27 381" draw:points="0,381 27,381 27,0 0,0">
          <text:p/>
        </draw:polygon>
        <draw:polygon draw:style-name="gr30" draw:text-style-name="P8" draw:layer="layout" svg:width="0.026cm" svg:height="0.38cm" svg:x="26.166cm" svg:y="15.637cm" svg:viewBox="0 0 27 381" draw:points="0,381 27,381 27,0 0,0">
          <text:p/>
        </draw:polygon>
        <draw:polygon draw:style-name="gr31" draw:text-style-name="P9" draw:layer="layout" svg:width="0.026cm" svg:height="0.38cm" svg:x="26.192cm" svg:y="15.637cm" svg:viewBox="0 0 27 381" draw:points="0,381 27,381 27,0 0,0">
          <text:p/>
        </draw:polygon>
        <draw:polygon draw:style-name="gr29" draw:text-style-name="P7" draw:layer="layout" svg:width="0.026cm" svg:height="0.38cm" svg:x="26.218cm" svg:y="15.637cm" svg:viewBox="0 0 27 381" draw:points="0,381 27,381 27,0 0,0">
          <text:p/>
        </draw:polygon>
        <draw:polygon draw:style-name="gr32" draw:text-style-name="P10" draw:layer="layout" svg:width="0.027cm" svg:height="0.38cm" svg:x="26.244cm" svg:y="15.637cm" svg:viewBox="0 0 28 381" draw:points="0,381 28,381 28,0 0,0">
          <text:p/>
        </draw:polygon>
        <draw:polygon draw:style-name="gr31" draw:text-style-name="P9" draw:layer="layout" svg:width="0.026cm" svg:height="0.38cm" svg:x="26.271cm" svg:y="15.637cm" svg:viewBox="0 0 27 381" draw:points="0,381 27,381 27,0 0,0">
          <text:p/>
        </draw:polygon>
        <draw:polygon draw:style-name="gr29" draw:text-style-name="P7" draw:layer="layout" svg:width="0.026cm" svg:height="0.38cm" svg:x="26.297cm" svg:y="15.637cm" svg:viewBox="0 0 27 381" draw:points="0,381 27,381 27,0 0,0">
          <text:p/>
        </draw:polygon>
        <draw:polygon draw:style-name="gr29" draw:text-style-name="P7" draw:layer="layout" svg:width="0.027cm" svg:height="0.38cm" svg:x="26.323cm" svg:y="15.637cm" svg:viewBox="0 0 28 381" draw:points="0,381 28,381 28,0 0,0">
          <text:p/>
        </draw:polygon>
        <draw:polygon draw:style-name="gr31" draw:text-style-name="P9" draw:layer="layout" svg:width="0.026cm" svg:height="0.38cm" svg:x="26.35cm" svg:y="15.637cm" svg:viewBox="0 0 27 381" draw:points="0,381 27,381 27,0 0,0">
          <text:p/>
        </draw:polygon>
        <draw:polygon draw:style-name="gr29" draw:text-style-name="P7" draw:layer="layout" svg:width="0.026cm" svg:height="0.38cm" svg:x="26.376cm" svg:y="15.637cm" svg:viewBox="0 0 27 381" draw:points="0,381 27,381 27,0 0,0">
          <text:p/>
        </draw:polygon>
        <draw:polygon draw:style-name="gr29" draw:text-style-name="P7" draw:layer="layout" svg:width="0.026cm" svg:height="0.38cm" svg:x="26.402cm" svg:y="15.637cm" svg:viewBox="0 0 27 381" draw:points="0,381 27,381 27,0 0,0">
          <text:p/>
        </draw:polygon>
        <draw:polygon draw:style-name="gr30" draw:text-style-name="P8" draw:layer="layout" svg:width="0.026cm" svg:height="0.38cm" svg:x="26.428cm" svg:y="15.637cm" svg:viewBox="0 0 27 381" draw:points="0,381 27,381 27,0 0,0">
          <text:p/>
        </draw:polygon>
        <draw:polygon draw:style-name="gr31" draw:text-style-name="P9" draw:layer="layout" svg:width="0.026cm" svg:height="0.38cm" svg:x="26.455cm" svg:y="15.637cm" svg:viewBox="0 0 27 381" draw:points="0,381 27,381 27,0 0,0">
          <text:p/>
        </draw:polygon>
        <draw:polygon draw:style-name="gr30" draw:text-style-name="P8" draw:layer="layout" svg:width="0.026cm" svg:height="0.38cm" svg:x="26.481cm" svg:y="15.637cm" svg:viewBox="0 0 27 381" draw:points="0,381 27,381 27,0 0,0">
          <text:p/>
        </draw:polygon>
        <draw:polygon draw:style-name="gr29" draw:text-style-name="P7" draw:layer="layout" svg:width="0.026cm" svg:height="0.38cm" svg:x="26.507cm" svg:y="15.637cm" svg:viewBox="0 0 27 381" draw:points="0,381 27,381 27,0 0,0">
          <text:p/>
        </draw:polygon>
        <draw:polygon draw:style-name="gr31" draw:text-style-name="P9" draw:layer="layout" svg:width="0.027cm" svg:height="0.38cm" svg:x="26.533cm" svg:y="15.637cm" svg:viewBox="0 0 28 381" draw:points="0,381 28,381 28,0 0,0">
          <text:p/>
        </draw:polygon>
        <draw:polygon draw:style-name="gr30" draw:text-style-name="P8" draw:layer="layout" svg:width="0.026cm" svg:height="0.38cm" svg:x="26.56cm" svg:y="15.637cm" svg:viewBox="0 0 27 381" draw:points="0,381 27,381 27,0 0,0">
          <text:p/>
        </draw:polygon>
        <draw:polygon draw:style-name="gr31" draw:text-style-name="P9" draw:layer="layout" svg:width="0.026cm" svg:height="0.38cm" svg:x="26.586cm" svg:y="15.637cm" svg:viewBox="0 0 27 381" draw:points="0,381 27,381 27,0 0,0">
          <text:p/>
        </draw:polygon>
        <draw:polygon draw:style-name="gr29" draw:text-style-name="P7" draw:layer="layout" svg:width="0.027cm" svg:height="0.38cm" svg:x="26.612cm" svg:y="15.637cm" svg:viewBox="0 0 28 381" draw:points="0,381 28,381 28,0 0,0">
          <text:p/>
        </draw:polygon>
        <draw:polygon draw:style-name="gr29" draw:text-style-name="P7" draw:layer="layout" svg:width="0.026cm" svg:height="0.38cm" svg:x="26.639cm" svg:y="15.637cm" svg:viewBox="0 0 27 381" draw:points="0,381 27,381 27,0 0,0">
          <text:p/>
        </draw:polygon>
        <draw:polygon draw:style-name="gr29" draw:text-style-name="P7" draw:layer="layout" svg:width="0.026cm" svg:height="0.38cm" svg:x="26.665cm" svg:y="15.637cm" svg:viewBox="0 0 27 381" draw:points="0,381 27,381 27,0 0,0">
          <text:p/>
        </draw:polygon>
        <draw:polygon draw:style-name="gr32" draw:text-style-name="P10" draw:layer="layout" svg:width="0.026cm" svg:height="0.38cm" svg:x="26.691cm" svg:y="15.637cm" svg:viewBox="0 0 27 381" draw:points="0,381 27,381 27,0 0,0">
          <text:p/>
        </draw:polygon>
        <draw:polygon draw:style-name="gr31" draw:text-style-name="P9" draw:layer="layout" svg:width="0.026cm" svg:height="0.38cm" svg:x="26.718cm" svg:y="15.637cm" svg:viewBox="0 0 27 381" draw:points="0,381 27,381 27,0 0,0">
          <text:p/>
        </draw:polygon>
        <draw:polygon draw:style-name="gr30" draw:text-style-name="P8" draw:layer="layout" svg:width="0.026cm" svg:height="0.38cm" svg:x="26.744cm" svg:y="15.637cm" svg:viewBox="0 0 27 381" draw:points="0,381 27,381 27,0 0,0">
          <text:p/>
        </draw:polygon>
        <draw:polygon draw:style-name="gr31" draw:text-style-name="P9" draw:layer="layout" svg:width="0.026cm" svg:height="0.38cm" svg:x="26.77cm" svg:y="15.637cm" svg:viewBox="0 0 27 381" draw:points="0,381 27,381 27,0 0,0">
          <text:p/>
        </draw:polygon>
        <draw:polygon draw:style-name="gr29" draw:text-style-name="P7" draw:layer="layout" svg:width="0.026cm" svg:height="0.38cm" svg:x="26.796cm" svg:y="15.637cm" svg:viewBox="0 0 27 381" draw:points="0,381 27,381 27,0 0,0">
          <text:p/>
        </draw:polygon>
        <draw:polygon draw:style-name="gr32" draw:text-style-name="P10" draw:layer="layout" svg:width="0.026cm" svg:height="0.38cm" svg:x="26.823cm" svg:y="15.637cm" svg:viewBox="0 0 27 381" draw:points="0,381 27,381 27,0 0,0">
          <text:p/>
        </draw:polygon>
        <draw:polygon draw:style-name="gr29" draw:text-style-name="P7" draw:layer="layout" svg:width="0.026cm" svg:height="0.38cm" svg:x="26.849cm" svg:y="15.637cm" svg:viewBox="0 0 27 381" draw:points="0,381 27,381 27,0 0,0">
          <text:p/>
        </draw:polygon>
        <draw:polygon draw:style-name="gr29" draw:text-style-name="P7" draw:layer="layout" svg:width="0.026cm" svg:height="0.38cm" svg:x="26.875cm" svg:y="15.637cm" svg:viewBox="0 0 27 381" draw:points="0,381 27,381 27,0 0,0">
          <text:p/>
        </draw:polygon>
        <draw:polygon draw:style-name="gr31" draw:text-style-name="P9" draw:layer="layout" svg:width="0.026cm" svg:height="0.38cm" svg:x="26.901cm" svg:y="15.637cm" svg:viewBox="0 0 27 381" draw:points="0,381 27,381 27,0 0,0">
          <text:p/>
        </draw:polygon>
        <draw:polygon draw:style-name="gr32" draw:text-style-name="P10" draw:layer="layout" svg:width="0.027cm" svg:height="0.38cm" svg:x="26.927cm" svg:y="15.637cm" svg:viewBox="0 0 28 381" draw:points="0,381 28,381 28,0 0,0">
          <text:p/>
        </draw:polygon>
        <draw:polygon draw:style-name="gr29" draw:text-style-name="P7" draw:layer="layout" svg:width="0.026cm" svg:height="0.38cm" svg:x="26.954cm" svg:y="15.637cm" svg:viewBox="0 0 27 381" draw:points="0,381 27,381 27,0 0,0">
          <text:p/>
        </draw:polygon>
        <draw:polygon draw:style-name="gr29" draw:text-style-name="P7" draw:layer="layout" svg:width="0.026cm" svg:height="0.38cm" svg:x="26.98cm" svg:y="15.637cm" svg:viewBox="0 0 27 381" draw:points="0,381 27,381 27,0 0,0">
          <text:p/>
        </draw:polygon>
        <draw:polygon draw:style-name="gr32" draw:text-style-name="P10" draw:layer="layout" svg:width="0.027cm" svg:height="0.38cm" svg:x="27.006cm" svg:y="15.637cm" svg:viewBox="0 0 28 381" draw:points="0,381 28,381 28,0 0,0">
          <text:p/>
        </draw:polygon>
        <draw:polygon draw:style-name="gr31" draw:text-style-name="P9" draw:layer="layout" svg:width="0.026cm" svg:height="0.38cm" svg:x="27.033cm" svg:y="15.637cm" svg:viewBox="0 0 27 381" draw:points="0,381 27,381 27,0 0,0">
          <text:p/>
        </draw:polygon>
        <draw:polygon draw:style-name="gr32" draw:text-style-name="P10" draw:layer="layout" svg:width="0.026cm" svg:height="0.38cm" svg:x="27.06cm" svg:y="15.637cm" svg:viewBox="0 0 27 381" draw:points="0,381 27,381 27,0 0,0">
          <text:p/>
        </draw:polygon>
        <draw:polygon draw:style-name="gr31" draw:text-style-name="P9" draw:layer="layout" svg:width="0.026cm" svg:height="0.38cm" svg:x="27.085cm" svg:y="15.637cm" svg:viewBox="0 0 27 381" draw:points="0,381 27,381 27,0 0,0">
          <text:p/>
        </draw:polygon>
        <draw:polygon draw:style-name="gr29" draw:text-style-name="P7" draw:layer="layout" svg:width="0.026cm" svg:height="0.38cm" svg:x="27.112cm" svg:y="15.637cm" svg:viewBox="0 0 27 381" draw:points="0,381 27,381 27,0 0,0">
          <text:p/>
        </draw:polygon>
        <draw:polygon draw:style-name="gr29" draw:text-style-name="P7" draw:layer="layout" svg:width="0.026cm" svg:height="0.38cm" svg:x="27.138cm" svg:y="15.637cm" svg:viewBox="0 0 27 381" draw:points="0,381 27,381 27,0 0,0">
          <text:p/>
        </draw:polygon>
        <draw:polygon draw:style-name="gr32" draw:text-style-name="P10" draw:layer="layout" svg:width="0.026cm" svg:height="0.38cm" svg:x="27.164cm" svg:y="15.637cm" svg:viewBox="0 0 27 381" draw:points="0,381 27,381 27,0 0,0">
          <text:p/>
        </draw:polygon>
        <draw:polygon draw:style-name="gr32" draw:text-style-name="P10" draw:layer="layout" svg:width="0.026cm" svg:height="0.38cm" svg:x="27.19cm" svg:y="15.637cm" svg:viewBox="0 0 27 381" draw:points="0,381 27,381 27,0 0,0">
          <text:p/>
        </draw:polygon>
        <draw:polygon draw:style-name="gr31" draw:text-style-name="P9" draw:layer="layout" svg:width="0.026cm" svg:height="0.38cm" svg:x="27.217cm" svg:y="15.637cm" svg:viewBox="0 0 27 381" draw:points="0,381 27,381 27,0 0,0">
          <text:p/>
        </draw:polygon>
        <draw:polygon draw:style-name="gr30" draw:text-style-name="P8" draw:layer="layout" svg:width="0.026cm" svg:height="0.38cm" svg:x="27.243cm" svg:y="15.637cm" svg:viewBox="0 0 27 381" draw:points="0,381 27,381 27,0 0,0">
          <text:p/>
        </draw:polygon>
        <draw:polygon draw:style-name="gr29" draw:text-style-name="P7" draw:layer="layout" svg:width="0.026cm" svg:height="0.38cm" svg:x="27.269cm" svg:y="15.637cm" svg:viewBox="0 0 27 381" draw:points="0,381 27,381 27,0 0,0">
          <text:p/>
        </draw:polygon>
        <draw:polygon draw:style-name="gr31" draw:text-style-name="P9" draw:layer="layout" svg:width="0.027cm" svg:height="0.38cm" svg:x="27.295cm" svg:y="15.637cm" svg:viewBox="0 0 28 381" draw:points="0,381 28,381 28,0 0,0">
          <text:p/>
        </draw:polygon>
        <draw:polygon draw:style-name="gr29" draw:text-style-name="P7" draw:layer="layout" svg:width="0.026cm" svg:height="0.38cm" svg:x="27.322cm" svg:y="15.637cm" svg:viewBox="0 0 27 381" draw:points="0,381 27,381 27,0 0,0">
          <text:p/>
        </draw:polygon>
        <draw:polygon draw:style-name="gr29" draw:text-style-name="P7" draw:layer="layout" svg:width="0.026cm" svg:height="0.38cm" svg:x="27.348cm" svg:y="15.637cm" svg:viewBox="0 0 27 381" draw:points="0,381 27,381 27,0 0,0">
          <text:p/>
        </draw:polygon>
        <draw:polygon draw:style-name="gr32" draw:text-style-name="P10" draw:layer="layout" svg:width="0.026cm" svg:height="0.38cm" svg:x="27.374cm" svg:y="15.637cm" svg:viewBox="0 0 27 381" draw:points="0,381 27,381 27,0 0,0">
          <text:p/>
        </draw:polygon>
        <draw:polygon draw:style-name="gr32" draw:text-style-name="P10" draw:layer="layout" svg:width="0.026cm" svg:height="0.38cm" svg:x="27.401cm" svg:y="15.637cm" svg:viewBox="0 0 27 381" draw:points="0,381 27,381 27,0 0,0">
          <text:p/>
        </draw:polygon>
        <draw:polygon draw:style-name="gr30" draw:text-style-name="P8" draw:layer="layout" svg:width="0.026cm" svg:height="0.38cm" svg:x="27.427cm" svg:y="15.637cm" svg:viewBox="0 0 27 381" draw:points="0,381 27,381 27,0 0,0">
          <text:p/>
        </draw:polygon>
        <draw:polygon draw:style-name="gr29" draw:text-style-name="P7" draw:layer="layout" svg:width="0.026cm" svg:height="0.38cm" svg:x="27.453cm" svg:y="15.637cm" svg:viewBox="0 0 27 381" draw:points="0,381 27,381 27,0 0,0">
          <text:p/>
        </draw:polygon>
        <draw:polygon draw:style-name="gr31" draw:text-style-name="P9" draw:layer="layout" svg:width="0.026cm" svg:height="0.38cm" svg:x="27.48cm" svg:y="15.637cm" svg:viewBox="0 0 27 381" draw:points="0,381 27,381 27,0 0,0">
          <text:p/>
        </draw:polygon>
        <draw:polygon draw:style-name="gr32" draw:text-style-name="P10" draw:layer="layout" svg:width="0.026cm" svg:height="0.38cm" svg:x="27.506cm" svg:y="15.637cm" svg:viewBox="0 0 27 381" draw:points="0,381 27,381 27,0 0,0">
          <text:p/>
        </draw:polygon>
        <draw:polygon draw:style-name="gr31" draw:text-style-name="P9" draw:layer="layout" svg:width="0.026cm" svg:height="0.38cm" svg:x="27.532cm" svg:y="15.637cm" svg:viewBox="0 0 27 381" draw:points="0,381 27,381 27,0 0,0">
          <text:p/>
        </draw:polygon>
        <draw:polygon draw:style-name="gr29" draw:text-style-name="P7" draw:layer="layout" svg:width="0.026cm" svg:height="0.38cm" svg:x="27.558cm" svg:y="15.637cm" svg:viewBox="0 0 27 381" draw:points="0,381 27,381 27,0 0,0">
          <text:p/>
        </draw:polygon>
        <draw:polygon draw:style-name="gr29" draw:text-style-name="P7" draw:layer="layout" svg:width="0.026cm" svg:height="0.38cm" svg:x="27.584cm" svg:y="15.637cm" svg:viewBox="0 0 27 381" draw:points="0,381 27,381 27,0 0,0">
          <text:p/>
        </draw:polygon>
        <draw:polygon draw:style-name="gr32" draw:text-style-name="P10" draw:layer="layout" svg:width="0.026cm" svg:height="0.38cm" svg:x="27.611cm" svg:y="15.637cm" svg:viewBox="0 0 27 381" draw:points="0,381 27,381 27,0 0,0">
          <text:p/>
        </draw:polygon>
        <draw:polygon draw:style-name="gr30" draw:text-style-name="P8" draw:layer="layout" svg:width="0.026cm" svg:height="0.38cm" svg:x="27.637cm" svg:y="15.637cm" svg:viewBox="0 0 27 381" draw:points="0,381 27,381 27,0 0,0">
          <text:p/>
        </draw:polygon>
        <draw:polygon draw:style-name="gr29" draw:text-style-name="P7" draw:layer="layout" svg:width="0.026cm" svg:height="0.38cm" svg:x="27.663cm" svg:y="15.637cm" svg:viewBox="0 0 27 381" draw:points="0,381 27,381 27,0 0,0">
          <text:p/>
        </draw:polygon>
        <draw:polygon draw:style-name="gr32" draw:text-style-name="P10" draw:layer="layout" svg:width="0.027cm" svg:height="0.38cm" svg:x="27.689cm" svg:y="15.637cm" svg:viewBox="0 0 28 381" draw:points="0,381 28,381 28,0 0,0">
          <text:p/>
        </draw:polygon>
        <draw:polygon draw:style-name="gr30" draw:text-style-name="P8" draw:layer="layout" svg:width="0.026cm" svg:height="0.38cm" svg:x="27.716cm" svg:y="15.637cm" svg:viewBox="0 0 27 381" draw:points="0,381 27,381 27,0 0,0">
          <text:p/>
        </draw:polygon>
        <draw:polygon draw:style-name="gr31" draw:text-style-name="P9" draw:layer="layout" svg:width="0.026cm" svg:height="0.38cm" svg:x="27.742cm" svg:y="15.637cm" svg:viewBox="0 0 27 381" draw:points="0,381 27,381 27,0 0,0">
          <text:p/>
        </draw:polygon>
        <draw:polygon draw:style-name="gr29" draw:text-style-name="P7" draw:layer="layout" svg:width="0.026cm" svg:height="0.38cm" svg:x="27.768cm" svg:y="15.637cm" svg:viewBox="0 0 27 381" draw:points="0,381 27,381 27,0 0,0">
          <text:p/>
        </draw:polygon>
        <draw:polygon draw:style-name="gr29" draw:text-style-name="P7" draw:layer="layout" svg:width="0.026cm" svg:height="0.38cm" svg:x="27.795cm" svg:y="15.637cm" svg:viewBox="0 0 27 381" draw:points="0,381 27,381 27,0 0,0">
          <text:p/>
        </draw:polygon>
        <draw:polygon draw:style-name="gr32" draw:text-style-name="P10" draw:layer="layout" svg:width="0.026cm" svg:height="0.38cm" svg:x="27.821cm" svg:y="15.637cm" svg:viewBox="0 0 27 381" draw:points="0,381 27,381 27,0 0,0">
          <text:p/>
        </draw:polygon>
        <draw:polygon draw:style-name="gr30" draw:text-style-name="P8" draw:layer="layout" svg:width="0.026cm" svg:height="0.38cm" svg:x="27.847cm" svg:y="15.637cm" svg:viewBox="0 0 27 381" draw:points="0,381 27,381 27,0 0,0">
          <text:p/>
        </draw:polygon>
        <draw:polygon draw:style-name="gr32" draw:text-style-name="P10" draw:layer="layout" svg:width="0.026cm" svg:height="0.38cm" svg:x="27.873cm" svg:y="15.637cm" svg:viewBox="0 0 27 381" draw:points="0,381 27,381 27,0 0,0">
          <text:p/>
        </draw:polygon>
        <draw:polygon draw:style-name="gr32" draw:text-style-name="P10" draw:layer="layout" svg:width="0.026cm" svg:height="0.38cm" svg:x="27.9cm" svg:y="15.637cm" svg:viewBox="0 0 27 381" draw:points="0,381 27,381 27,0 0,0">
          <text:p/>
        </draw:polygon>
        <draw:polygon draw:style-name="gr32" draw:text-style-name="P10" draw:layer="layout" svg:width="0.026cm" svg:height="0.38cm" svg:x="27.926cm" svg:y="15.637cm" svg:viewBox="0 0 27 381" draw:points="0,381 27,381 27,0 0,0">
          <text:p/>
        </draw:polygon>
        <draw:polygon draw:style-name="gr31" draw:text-style-name="P9" draw:layer="layout" svg:width="0.026cm" svg:height="0.38cm" svg:x="27.952cm" svg:y="15.637cm" svg:viewBox="0 0 27 381" draw:points="0,381 27,381 27,0 0,0">
          <text:p/>
        </draw:polygon>
        <draw:polygon draw:style-name="gr29" draw:text-style-name="P7" draw:layer="layout" svg:width="0.026cm" svg:height="0.38cm" svg:x="27.978cm" svg:y="15.637cm" svg:viewBox="0 0 27 381" draw:points="0,381 27,381 27,0 0,0">
          <text:p/>
        </draw:polygon>
        <draw:polygon draw:style-name="gr29" draw:text-style-name="P7" draw:layer="layout" svg:width="0.026cm" svg:height="0.38cm" svg:x="28.005cm" svg:y="15.637cm" svg:viewBox="0 0 27 381" draw:points="0,381 27,381 27,0 0,0">
          <text:p/>
        </draw:polygon>
        <draw:polygon draw:style-name="gr30" draw:text-style-name="P8" draw:layer="layout" svg:width="0.026cm" svg:height="0.38cm" svg:x="28.031cm" svg:y="15.637cm" svg:viewBox="0 0 27 381" draw:points="0,381 27,381 27,0 0,0">
          <text:p/>
        </draw:polygon>
        <draw:polygon draw:style-name="gr31" draw:text-style-name="P9" draw:layer="layout" svg:width="0.027cm" svg:height="0.38cm" svg:x="28.057cm" svg:y="15.637cm" svg:viewBox="0 0 28 381" draw:points="0,381 28,381 28,0 0,0">
          <text:p/>
        </draw:polygon>
        <draw:polygon draw:style-name="gr30" draw:text-style-name="P8" draw:layer="layout" svg:width="0.026cm" svg:height="0.38cm" svg:x="28.084cm" svg:y="15.637cm" svg:viewBox="0 0 27 381" draw:points="0,381 27,381 27,0 0,0">
          <text:p/>
        </draw:polygon>
        <draw:polygon draw:style-name="gr29" draw:text-style-name="P7" draw:layer="layout" svg:width="0.026cm" svg:height="0.38cm" svg:x="28.11cm" svg:y="15.637cm" svg:viewBox="0 0 27 381" draw:points="0,381 27,381 27,0 0,0">
          <text:p/>
        </draw:polygon>
        <draw:polygon draw:style-name="gr30" draw:text-style-name="P8" draw:layer="layout" svg:width="0.026cm" svg:height="0.38cm" svg:x="28.136cm" svg:y="15.637cm" svg:viewBox="0 0 27 381" draw:points="0,381 27,381 27,0 0,0">
          <text:p/>
        </draw:polygon>
        <draw:polygon draw:style-name="gr30" draw:text-style-name="P8" draw:layer="layout" svg:width="0.026cm" svg:height="0.38cm" svg:x="28.163cm" svg:y="15.637cm" svg:viewBox="0 0 27 381" draw:points="0,381 27,381 27,0 0,0">
          <text:p/>
        </draw:polygon>
        <draw:polygon draw:style-name="gr32" draw:text-style-name="P10" draw:layer="layout" svg:width="0.026cm" svg:height="0.38cm" svg:x="28.189cm" svg:y="15.637cm" svg:viewBox="0 0 27 381" draw:points="0,381 27,381 27,0 0,0">
          <text:p/>
        </draw:polygon>
        <draw:polygon draw:style-name="gr32" draw:text-style-name="P10" draw:layer="layout" svg:width="0.026cm" svg:height="0.38cm" svg:x="28.215cm" svg:y="15.637cm" svg:viewBox="0 0 27 381" draw:points="0,381 27,381 27,0 0,0">
          <text:p/>
        </draw:polygon>
        <draw:polygon draw:style-name="gr31" draw:text-style-name="P9" draw:layer="layout" svg:width="0.026cm" svg:height="0.38cm" svg:x="28.241cm" svg:y="15.637cm" svg:viewBox="0 0 27 381" draw:points="0,381 27,381 27,0 0,0">
          <text:p/>
        </draw:polygon>
        <draw:polygon draw:style-name="gr30" draw:text-style-name="P8" draw:layer="layout" svg:width="0.026cm" svg:height="0.38cm" svg:x="28.267cm" svg:y="15.637cm" svg:viewBox="0 0 27 381" draw:points="0,381 27,381 27,0 0,0">
          <text:p/>
        </draw:polygon>
        <draw:polygon draw:style-name="gr31" draw:text-style-name="P9" draw:layer="layout" svg:width="0.026cm" svg:height="0.38cm" svg:x="28.294cm" svg:y="15.637cm" svg:viewBox="0 0 27 381" draw:points="0,381 27,381 27,0 0,0">
          <text:p/>
        </draw:polygon>
        <draw:polygon draw:style-name="gr30" draw:text-style-name="P8" draw:layer="layout" svg:width="0.026cm" svg:height="0.38cm" svg:x="28.32cm" svg:y="15.637cm" svg:viewBox="0 0 27 381" draw:points="0,381 27,381 27,0 0,0">
          <text:p/>
        </draw:polygon>
        <draw:polygon draw:style-name="gr30" draw:text-style-name="P8" draw:layer="layout" svg:width="0.026cm" svg:height="0.38cm" svg:x="28.346cm" svg:y="15.637cm" svg:viewBox="0 0 27 381" draw:points="0,381 27,381 27,0 0,0">
          <text:p/>
        </draw:polygon>
        <draw:polygon draw:style-name="gr30" draw:text-style-name="P8" draw:layer="layout" svg:width="0.027cm" svg:height="0.38cm" svg:x="28.372cm" svg:y="15.637cm" svg:viewBox="0 0 28 381" draw:points="0,381 28,381 28,0 0,0">
          <text:p/>
        </draw:polygon>
        <draw:polygon draw:style-name="gr30" draw:text-style-name="P8" draw:layer="layout" svg:width="0.026cm" svg:height="0.38cm" svg:x="28.399cm" svg:y="15.637cm" svg:viewBox="0 0 27 381" draw:points="0,381 27,381 27,0 0,0">
          <text:p/>
        </draw:polygon>
        <draw:polygon draw:style-name="gr32" draw:text-style-name="P10" draw:layer="layout" svg:width="0.026cm" svg:height="0.38cm" svg:x="28.425cm" svg:y="15.637cm" svg:viewBox="0 0 27 381" draw:points="0,381 27,381 27,0 0,0">
          <text:p/>
        </draw:polygon>
        <draw:polygon draw:style-name="gr32" draw:text-style-name="P10" draw:layer="layout" svg:width="0.027cm" svg:height="0.38cm" svg:x="28.451cm" svg:y="15.637cm" svg:viewBox="0 0 28 381" draw:points="0,381 28,381 28,0 0,0">
          <text:p/>
        </draw:polygon>
        <draw:polygon draw:style-name="gr31" draw:text-style-name="P9" draw:layer="layout" svg:width="0.026cm" svg:height="0.38cm" svg:x="28.478cm" svg:y="15.637cm" svg:viewBox="0 0 27 381" draw:points="0,381 27,381 27,0 0,0">
          <text:p/>
        </draw:polygon>
        <draw:polygon draw:style-name="gr31" draw:text-style-name="P9" draw:layer="layout" svg:width="0.026cm" svg:height="0.38cm" svg:x="28.504cm" svg:y="15.637cm" svg:viewBox="0 0 27 381" draw:points="0,381 27,381 27,0 0,0">
          <text:p/>
        </draw:polygon>
        <draw:polygon draw:style-name="gr32" draw:text-style-name="P10" draw:layer="layout" svg:width="0.026cm" svg:height="0.38cm" svg:x="28.53cm" svg:y="15.637cm" svg:viewBox="0 0 27 381" draw:points="0,381 27,381 27,0 0,0">
          <text:p/>
        </draw:polygon>
        <draw:polygon draw:style-name="gr29" draw:text-style-name="P7" draw:layer="layout" svg:width="0.026cm" svg:height="0.38cm" svg:x="28.557cm" svg:y="15.637cm" svg:viewBox="0 0 27 381" draw:points="0,381 27,381 27,0 0,0">
          <text:p/>
        </draw:polygon>
        <draw:polygon draw:style-name="gr32" draw:text-style-name="P10" draw:layer="layout" svg:width="0.026cm" svg:height="0.38cm" svg:x="28.583cm" svg:y="15.637cm" svg:viewBox="0 0 27 381" draw:points="0,381 27,381 27,0 0,0">
          <text:p/>
        </draw:polygon>
        <draw:polygon draw:style-name="gr32" draw:text-style-name="P10" draw:layer="layout" svg:width="0.026cm" svg:height="0.38cm" svg:x="28.609cm" svg:y="15.637cm" svg:viewBox="0 0 27 381" draw:points="0,381 27,381 27,0 0,0">
          <text:p/>
        </draw:polygon>
        <draw:polygon draw:style-name="gr30" draw:text-style-name="P8" draw:layer="layout" svg:width="0.026cm" svg:height="0.38cm" svg:x="28.635cm" svg:y="15.637cm" svg:viewBox="0 0 27 381" draw:points="0,381 27,381 27,0 0,0">
          <text:p/>
        </draw:polygon>
        <draw:polygon draw:style-name="gr30" draw:text-style-name="P8" draw:layer="layout" svg:width="0.026cm" svg:height="0.38cm" svg:x="28.662cm" svg:y="15.637cm" svg:viewBox="0 0 27 381" draw:points="0,381 27,381 27,0 0,0">
          <text:p/>
        </draw:polygon>
        <draw:polygon draw:style-name="gr31" draw:text-style-name="P9" draw:layer="layout" svg:width="0.026cm" svg:height="0.38cm" svg:x="28.688cm" svg:y="15.637cm" svg:viewBox="0 0 27 381" draw:points="0,381 27,381 27,0 0,0">
          <text:p/>
        </draw:polygon>
        <draw:polygon draw:style-name="gr29" draw:text-style-name="P7" draw:layer="layout" svg:width="0.026cm" svg:height="0.38cm" svg:x="28.714cm" svg:y="15.637cm" svg:viewBox="0 0 27 381" draw:points="0,381 27,381 27,0 0,0">
          <text:p/>
        </draw:polygon>
        <draw:polygon draw:style-name="gr31" draw:text-style-name="P9" draw:layer="layout" svg:width="0.026cm" svg:height="0.38cm" svg:x="28.74cm" svg:y="15.637cm" svg:viewBox="0 0 27 381" draw:points="0,381 27,381 27,0 0,0">
          <text:p/>
        </draw:polygon>
        <draw:polygon draw:style-name="gr31" draw:text-style-name="P9" draw:layer="layout" svg:width="0.027cm" svg:height="0.38cm" svg:x="28.767cm" svg:y="15.637cm" svg:viewBox="0 0 28 381" draw:points="0,381 28,381 28,0 0,0">
          <text:p/>
        </draw:polygon>
        <draw:polygon draw:style-name="gr31" draw:text-style-name="P9" draw:layer="layout" svg:width="0.026cm" svg:height="0.38cm" svg:x="28.793cm" svg:y="15.637cm" svg:viewBox="0 0 27 381" draw:points="0,381 27,381 27,0 0,0">
          <text:p/>
        </draw:polygon>
        <draw:polygon draw:style-name="gr31" draw:text-style-name="P9" draw:layer="layout" svg:width="0.026cm" svg:height="0.38cm" svg:x="28.819cm" svg:y="15.637cm" svg:viewBox="0 0 27 381" draw:points="0,381 27,381 27,0 0,0">
          <text:p/>
        </draw:polygon>
        <draw:polygon draw:style-name="gr30" draw:text-style-name="P8" draw:layer="layout" svg:width="0.026cm" svg:height="0.38cm" svg:x="28.846cm" svg:y="15.637cm" svg:viewBox="0 0 27 381" draw:points="0,381 27,381 27,0 0,0">
          <text:p/>
        </draw:polygon>
        <draw:polygon draw:style-name="gr29" draw:text-style-name="P7" draw:layer="layout" svg:width="0.026cm" svg:height="0.38cm" svg:x="28.872cm" svg:y="15.637cm" svg:viewBox="0 0 27 381" draw:points="0,381 27,381 27,0 0,0">
          <text:p/>
        </draw:polygon>
        <draw:polygon draw:style-name="gr32" draw:text-style-name="P10" draw:layer="layout" svg:width="0.026cm" svg:height="0.38cm" svg:x="28.898cm" svg:y="15.637cm" svg:viewBox="0 0 27 381" draw:points="0,381 27,381 27,0 0,0">
          <text:p/>
        </draw:polygon>
        <draw:polygon draw:style-name="gr31" draw:text-style-name="P9" draw:layer="layout" svg:width="0.026cm" svg:height="0.38cm" svg:x="28.924cm" svg:y="15.637cm" svg:viewBox="0 0 27 381" draw:points="0,381 27,381 27,0 0,0">
          <text:p/>
        </draw:polygon>
        <draw:polygon draw:style-name="gr30" draw:text-style-name="P8" draw:layer="layout" svg:width="0.026cm" svg:height="0.38cm" svg:x="28.951cm" svg:y="15.637cm" svg:viewBox="0 0 27 381" draw:points="0,381 27,381 27,0 0,0">
          <text:p/>
        </draw:polygon>
        <draw:polygon draw:style-name="gr30" draw:text-style-name="P8" draw:layer="layout" svg:width="0.026cm" svg:height="0.38cm" svg:x="28.977cm" svg:y="15.637cm" svg:viewBox="0 0 27 381" draw:points="0,381 27,381 27,0 0,0">
          <text:p/>
        </draw:polygon>
        <draw:polygon draw:style-name="gr32" draw:text-style-name="P10" draw:layer="layout" svg:width="0.026cm" svg:height="0.38cm" svg:x="29.003cm" svg:y="15.637cm" svg:viewBox="0 0 27 381" draw:points="0,381 27,381 27,0 0,0">
          <text:p/>
        </draw:polygon>
        <draw:polygon draw:style-name="gr31" draw:text-style-name="P9" draw:layer="layout" svg:width="0.026cm" svg:height="0.38cm" svg:x="29.029cm" svg:y="15.637cm" svg:viewBox="0 0 27 381" draw:points="0,381 27,381 27,0 0,0">
          <text:p/>
        </draw:polygon>
        <draw:polygon draw:style-name="gr32" draw:text-style-name="P10" draw:layer="layout" svg:width="0.026cm" svg:height="0.38cm" svg:x="29.056cm" svg:y="15.637cm" svg:viewBox="0 0 27 381" draw:points="0,381 27,381 27,0 0,0">
          <text:p/>
        </draw:polygon>
        <draw:polygon draw:style-name="gr32" draw:text-style-name="P10" draw:layer="layout" svg:width="0.026cm" svg:height="0.38cm" svg:x="29.082cm" svg:y="15.637cm" svg:viewBox="0 0 27 381" draw:points="0,381 27,381 27,0 0,0">
          <text:p/>
        </draw:polygon>
        <draw:polygon draw:style-name="gr30" draw:text-style-name="P8" draw:layer="layout" svg:width="0.026cm" svg:height="0.38cm" svg:x="29.108cm" svg:y="15.637cm" svg:viewBox="0 0 27 381" draw:points="0,381 27,381 27,0 0,0">
          <text:p/>
        </draw:polygon>
        <draw:polygon draw:style-name="gr31" draw:text-style-name="P9" draw:layer="layout" svg:width="0.027cm" svg:height="0.38cm" svg:x="29.134cm" svg:y="15.637cm" svg:viewBox="0 0 28 381" draw:points="0,381 28,381 28,0 0,0">
          <text:p/>
        </draw:polygon>
        <draw:polygon draw:style-name="gr29" draw:text-style-name="P7" draw:layer="layout" svg:width="0.026cm" svg:height="0.38cm" svg:x="29.161cm" svg:y="15.637cm" svg:viewBox="0 0 27 381" draw:points="0,381 27,381 27,0 0,0">
          <text:p/>
        </draw:polygon>
        <draw:polygon draw:style-name="gr31" draw:text-style-name="P9" draw:layer="layout" svg:width="0.026cm" svg:height="0.38cm" svg:x="29.187cm" svg:y="15.637cm" svg:viewBox="0 0 27 381" draw:points="0,381 27,381 27,0 0,0">
          <text:p/>
        </draw:polygon>
        <draw:polygon draw:style-name="gr32" draw:text-style-name="P10" draw:layer="layout" svg:width="0.026cm" svg:height="0.38cm" svg:x="29.213cm" svg:y="15.637cm" svg:viewBox="0 0 27 381" draw:points="0,381 27,381 27,0 0,0">
          <text:p/>
        </draw:polygon>
        <draw:polygon draw:style-name="gr31" draw:text-style-name="P9" draw:layer="layout" svg:width="0.026cm" svg:height="0.38cm" svg:x="29.24cm" svg:y="15.637cm" svg:viewBox="0 0 27 381" draw:points="0,381 27,381 27,0 0,0">
          <text:p/>
        </draw:polygon>
        <draw:polygon draw:style-name="gr32" draw:text-style-name="P10" draw:layer="layout" svg:width="0.026cm" svg:height="0.38cm" svg:x="29.266cm" svg:y="15.637cm" svg:viewBox="0 0 27 381" draw:points="0,381 27,381 27,0 0,0">
          <text:p/>
        </draw:polygon>
        <draw:polygon draw:style-name="gr30" draw:text-style-name="P8" draw:layer="layout" svg:width="0.026cm" svg:height="0.38cm" svg:x="29.292cm" svg:y="15.637cm" svg:viewBox="0 0 27 381" draw:points="0,381 27,381 27,0 0,0">
          <text:p/>
        </draw:polygon>
        <draw:polygon draw:style-name="gr32" draw:text-style-name="P10" draw:layer="layout" svg:width="0.026cm" svg:height="0.38cm" svg:x="29.318cm" svg:y="15.637cm" svg:viewBox="0 0 27 381" draw:points="0,381 27,381 27,0 0,0">
          <text:p/>
        </draw:polygon>
        <draw:polygon draw:style-name="gr32" draw:text-style-name="P10" draw:layer="layout" svg:width="0.026cm" svg:height="0.38cm" svg:x="29.345cm" svg:y="15.637cm" svg:viewBox="0 0 27 381" draw:points="0,381 27,381 27,0 0,0">
          <text:p/>
        </draw:polygon>
        <draw:polygon draw:style-name="gr31" draw:text-style-name="P9" draw:layer="layout" svg:width="0.026cm" svg:height="0.38cm" svg:x="29.371cm" svg:y="15.637cm" svg:viewBox="0 0 27 381" draw:points="0,381 27,381 27,0 0,0">
          <text:p/>
        </draw:polygon>
        <draw:polygon draw:style-name="gr29" draw:text-style-name="P7" draw:layer="layout" svg:width="0.026cm" svg:height="0.38cm" svg:x="29.397cm" svg:y="15.637cm" svg:viewBox="0 0 27 381" draw:points="0,381 27,381 27,0 0,0">
          <text:p/>
        </draw:polygon>
        <draw:polygon draw:style-name="gr29" draw:text-style-name="P7" draw:layer="layout" svg:width="0.026cm" svg:height="0.38cm" svg:x="29.423cm" svg:y="15.637cm" svg:viewBox="0 0 27 381" draw:points="0,381 27,381 27,0 0,0">
          <text:p/>
        </draw:polygon>
        <draw:polygon draw:style-name="gr32" draw:text-style-name="P10" draw:layer="layout" svg:width="0.026cm" svg:height="0.38cm" svg:x="29.45cm" svg:y="15.637cm" svg:viewBox="0 0 27 381" draw:points="0,381 27,381 27,0 0,0">
          <text:p/>
        </draw:polygon>
        <draw:polygon draw:style-name="gr32" draw:text-style-name="P10" draw:layer="layout" svg:width="0.026cm" svg:height="0.38cm" svg:x="29.476cm" svg:y="15.637cm" svg:viewBox="0 0 27 381" draw:points="0,381 27,381 27,0 0,0">
          <text:p/>
        </draw:polygon>
        <draw:polygon draw:style-name="gr30" draw:text-style-name="P8" draw:layer="layout" svg:width="0.026cm" svg:height="0.38cm" svg:x="29.502cm" svg:y="15.637cm" svg:viewBox="0 0 27 381" draw:points="0,381 27,381 27,0 0,0">
          <text:p/>
        </draw:polygon>
        <draw:polygon draw:style-name="gr32" draw:text-style-name="P10" draw:layer="layout" svg:width="0.027cm" svg:height="0.38cm" svg:x="29.528cm" svg:y="15.637cm" svg:viewBox="0 0 28 381" draw:points="0,381 28,381 28,0 0,0">
          <text:p/>
        </draw:polygon>
        <draw:polygon draw:style-name="gr32" draw:text-style-name="P10" draw:layer="layout" svg:width="0.026cm" svg:height="0.38cm" svg:x="29.555cm" svg:y="15.637cm" svg:viewBox="0 0 27 381" draw:points="0,381 27,381 27,0 0,0">
          <text:p/>
        </draw:polygon>
        <draw:polygon draw:style-name="gr30" draw:text-style-name="P8" draw:layer="layout" svg:width="0.026cm" svg:height="0.38cm" svg:x="29.581cm" svg:y="15.637cm" svg:viewBox="0 0 27 381" draw:points="0,381 27,381 27,0 0,0">
          <text:p/>
        </draw:polygon>
        <draw:polygon draw:style-name="gr31" draw:text-style-name="P9" draw:layer="layout" svg:width="0.026cm" svg:height="0.38cm" svg:x="29.607cm" svg:y="15.637cm" svg:viewBox="0 0 27 381" draw:points="0,381 27,381 27,0 0,0">
          <text:p/>
        </draw:polygon>
        <draw:polygon draw:style-name="gr30" draw:text-style-name="P8" draw:layer="layout" svg:width="0.026cm" svg:height="0.38cm" svg:x="29.635cm" svg:y="15.637cm" svg:viewBox="0 0 27 381" draw:points="0,381 27,381 27,0 0,0">
          <text:p/>
        </draw:polygon>
        <draw:polygon draw:style-name="gr30" draw:text-style-name="P8" draw:layer="layout" svg:width="0.026cm" svg:height="0.38cm" svg:x="29.66cm" svg:y="15.637cm" svg:viewBox="0 0 27 381" draw:points="0,381 27,381 27,0 0,0">
          <text:p/>
        </draw:polygon>
        <draw:polygon draw:style-name="gr30" draw:text-style-name="P8" draw:layer="layout" svg:width="0.026cm" svg:height="0.38cm" svg:x="29.686cm" svg:y="15.637cm" svg:viewBox="0 0 27 381" draw:points="0,381 27,381 27,0 0,0">
          <text:p/>
        </draw:polygon>
        <draw:polygon draw:style-name="gr30" draw:text-style-name="P8" draw:layer="layout" svg:width="0.026cm" svg:height="0.38cm" svg:x="29.712cm" svg:y="15.637cm" svg:viewBox="0 0 27 381" draw:points="0,381 27,381 27,0 0,0">
          <text:p/>
        </draw:polygon>
        <draw:polygon draw:style-name="gr32" draw:text-style-name="P10" draw:layer="layout" svg:width="0.026cm" svg:height="0.38cm" svg:x="29.739cm" svg:y="15.637cm" svg:viewBox="0 0 27 381" draw:points="0,381 27,381 27,0 0,0">
          <text:p/>
        </draw:polygon>
        <draw:polygon draw:style-name="gr31" draw:text-style-name="P9" draw:layer="layout" svg:width="0.026cm" svg:height="0.38cm" svg:x="29.765cm" svg:y="15.637cm" svg:viewBox="0 0 27 381" draw:points="0,381 27,381 27,0 0,0">
          <text:p/>
        </draw:polygon>
        <draw:polygon draw:style-name="gr30" draw:text-style-name="P8" draw:layer="layout" svg:width="0.026cm" svg:height="0.38cm" svg:x="29.791cm" svg:y="15.637cm" svg:viewBox="0 0 27 381" draw:points="0,381 27,381 27,0 0,0">
          <text:p/>
        </draw:polygon>
        <draw:polygon draw:style-name="gr30" draw:text-style-name="P8" draw:layer="layout" svg:width="0.027cm" svg:height="0.38cm" svg:x="29.817cm" svg:y="15.637cm" svg:viewBox="0 0 28 381" draw:points="0,381 28,381 28,0 0,0">
          <text:p/>
        </draw:polygon>
        <draw:polygon draw:style-name="gr31" draw:text-style-name="P9" draw:layer="layout" svg:width="0.026cm" svg:height="0.38cm" svg:x="29.844cm" svg:y="15.637cm" svg:viewBox="0 0 27 381" draw:points="0,381 27,381 27,0 0,0">
          <text:p/>
        </draw:polygon>
        <draw:polygon draw:style-name="gr31" draw:text-style-name="P9" draw:layer="layout" svg:width="0.026cm" svg:height="0.38cm" svg:x="29.87cm" svg:y="15.637cm" svg:viewBox="0 0 27 381" draw:points="0,381 27,381 27,0 0,0">
          <text:p/>
        </draw:polygon>
        <draw:polygon draw:style-name="gr32" draw:text-style-name="P10" draw:layer="layout" svg:width="0.027cm" svg:height="0.38cm" svg:x="29.896cm" svg:y="15.637cm" svg:viewBox="0 0 28 381" draw:points="0,381 28,381 28,0 0,0">
          <text:p/>
        </draw:polygon>
        <draw:polygon draw:style-name="gr32" draw:text-style-name="P10" draw:layer="layout" svg:width="0.026cm" svg:height="0.38cm" svg:x="29.923cm" svg:y="15.637cm" svg:viewBox="0 0 27 381" draw:points="0,381 27,381 27,0 0,0">
          <text:p/>
        </draw:polygon>
        <draw:polygon draw:style-name="gr32" draw:text-style-name="P10" draw:layer="layout" svg:width="0.026cm" svg:height="0.38cm" svg:x="29.949cm" svg:y="15.637cm" svg:viewBox="0 0 27 381" draw:points="0,381 27,381 27,0 0,0">
          <text:p/>
        </draw:polygon>
        <draw:polygon draw:style-name="gr32" draw:text-style-name="P10" draw:layer="layout" svg:width="0.026cm" svg:height="0.38cm" svg:x="29.975cm" svg:y="15.637cm" svg:viewBox="0 0 27 381" draw:points="0,381 27,381 27,0 0,0">
          <text:p/>
        </draw:polygon>
        <draw:polygon draw:style-name="gr31" draw:text-style-name="P9" draw:layer="layout" svg:width="0.026cm" svg:height="0.38cm" svg:x="30.028cm" svg:y="15.637cm" svg:viewBox="0 0 27 381" draw:points="0,381 27,381 27,0 0,0">
          <text:p/>
        </draw:polygon>
        <draw:polygon draw:style-name="gr32" draw:text-style-name="P10" draw:layer="layout" svg:width="0.026cm" svg:height="0.38cm" svg:x="30.054cm" svg:y="15.637cm" svg:viewBox="0 0 27 381" draw:points="0,381 27,381 27,0 0,0">
          <text:p/>
        </draw:polygon>
        <draw:polygon draw:style-name="gr29" draw:text-style-name="P7" draw:layer="layout" svg:width="0.026cm" svg:height="0.38cm" svg:x="30.08cm" svg:y="15.637cm" svg:viewBox="0 0 27 381" draw:points="0,381 27,381 27,0 0,0">
          <text:p/>
        </draw:polygon>
        <draw:polygon draw:style-name="gr29" draw:text-style-name="P7" draw:layer="layout" svg:width="0.026cm" svg:height="0.38cm" svg:x="30.106cm" svg:y="15.637cm" svg:viewBox="0 0 27 381" draw:points="0,381 27,381 27,0 0,0">
          <text:p/>
        </draw:polygon>
        <draw:polygon draw:style-name="gr30" draw:text-style-name="P8" draw:layer="layout" svg:width="0.026cm" svg:height="0.38cm" svg:x="30.133cm" svg:y="15.637cm" svg:viewBox="0 0 27 381" draw:points="0,381 27,381 27,0 0,0">
          <text:p/>
        </draw:polygon>
        <draw:polygon draw:style-name="gr31" draw:text-style-name="P9" draw:layer="layout" svg:width="0.026cm" svg:height="0.38cm" svg:x="30.159cm" svg:y="15.637cm" svg:viewBox="0 0 27 381" draw:points="0,381 27,381 27,0 0,0">
          <text:p/>
        </draw:polygon>
        <draw:polygon draw:style-name="gr29" draw:text-style-name="P7" draw:layer="layout" svg:width="0.026cm" svg:height="0.38cm" svg:x="30.185cm" svg:y="15.637cm" svg:viewBox="0 0 27 381" draw:points="0,381 27,381 27,0 0,0">
          <text:p/>
        </draw:polygon>
        <draw:polygon draw:style-name="gr31" draw:text-style-name="P9" draw:layer="layout" svg:width="0.027cm" svg:height="0.38cm" svg:x="30.211cm" svg:y="15.637cm" svg:viewBox="0 0 28 381" draw:points="0,381 28,381 28,0 0,0">
          <text:p/>
        </draw:polygon>
        <draw:polygon draw:style-name="gr29" draw:text-style-name="P7" draw:layer="layout" svg:width="0.026cm" svg:height="0.38cm" svg:x="30.238cm" svg:y="15.637cm" svg:viewBox="0 0 27 381" draw:points="0,381 27,381 27,0 0,0">
          <text:p/>
        </draw:polygon>
        <draw:polygon draw:style-name="gr30" draw:text-style-name="P8" draw:layer="layout" svg:width="0.026cm" svg:height="0.38cm" svg:x="30.264cm" svg:y="15.637cm" svg:viewBox="0 0 27 381" draw:points="0,381 27,381 27,0 0,0">
          <text:p/>
        </draw:polygon>
        <draw:polygon draw:style-name="gr30" draw:text-style-name="P8" draw:layer="layout" svg:width="0.027cm" svg:height="0.38cm" svg:x="30.29cm" svg:y="15.637cm" svg:viewBox="0 0 28 381" draw:points="0,381 28,381 28,0 0,0">
          <text:p/>
        </draw:polygon>
        <draw:polygon draw:style-name="gr31" draw:text-style-name="P9" draw:layer="layout" svg:width="0.026cm" svg:height="0.38cm" svg:x="30.317cm" svg:y="15.637cm" svg:viewBox="0 0 27 381" draw:points="0,381 27,381 27,0 0,0">
          <text:p/>
        </draw:polygon>
        <draw:polygon draw:style-name="gr31" draw:text-style-name="P9" draw:layer="layout" svg:width="0.026cm" svg:height="0.38cm" svg:x="30.343cm" svg:y="15.637cm" svg:viewBox="0 0 27 381" draw:points="0,381 27,381 27,0 0,0">
          <text:p/>
        </draw:polygon>
        <draw:polygon draw:style-name="gr31" draw:text-style-name="P9" draw:layer="layout" svg:width="0.026cm" svg:height="0.38cm" svg:x="30.369cm" svg:y="15.637cm" svg:viewBox="0 0 27 381" draw:points="0,381 27,381 27,0 0,0">
          <text:p/>
        </draw:polygon>
        <draw:polygon draw:style-name="gr29" draw:text-style-name="P7" draw:layer="layout" svg:width="0.026cm" svg:height="0.38cm" svg:x="30.396cm" svg:y="15.637cm" svg:viewBox="0 0 27 381" draw:points="0,381 27,381 27,0 0,0">
          <text:p/>
        </draw:polygon>
        <draw:polygon draw:style-name="gr31" draw:text-style-name="P9" draw:layer="layout" svg:width="0.026cm" svg:height="0.38cm" svg:x="30.422cm" svg:y="15.637cm" svg:viewBox="0 0 27 381" draw:points="0,381 27,381 27,0 0,0">
          <text:p/>
        </draw:polygon>
        <draw:polygon draw:style-name="gr31" draw:text-style-name="P9" draw:layer="layout" svg:width="0.026cm" svg:height="0.38cm" svg:x="30.448cm" svg:y="15.637cm" svg:viewBox="0 0 27 381" draw:points="0,381 27,381 27,0 0,0">
          <text:p/>
        </draw:polygon>
        <draw:polygon draw:style-name="gr29" draw:text-style-name="P7" draw:layer="layout" svg:width="0.026cm" svg:height="0.38cm" svg:x="30.475cm" svg:y="15.637cm" svg:viewBox="0 0 27 381" draw:points="0,381 27,381 27,0 0,0">
          <text:p/>
        </draw:polygon>
        <draw:polygon draw:style-name="gr29" draw:text-style-name="P7" draw:layer="layout" svg:width="0.026cm" svg:height="0.38cm" svg:x="30.501cm" svg:y="15.637cm" svg:viewBox="0 0 27 381" draw:points="0,381 27,381 27,0 0,0">
          <text:p/>
        </draw:polygon>
        <draw:polygon draw:style-name="gr31" draw:text-style-name="P9" draw:layer="layout" svg:width="0.026cm" svg:height="0.38cm" svg:x="30.527cm" svg:y="15.637cm" svg:viewBox="0 0 27 381" draw:points="0,381 27,381 27,0 0,0">
          <text:p/>
        </draw:polygon>
        <draw:polygon draw:style-name="gr31" draw:text-style-name="P9" draw:layer="layout" svg:width="0.026cm" svg:height="0.38cm" svg:x="30.553cm" svg:y="15.637cm" svg:viewBox="0 0 27 381" draw:points="0,381 27,381 27,0 0,0">
          <text:p/>
        </draw:polygon>
        <draw:polygon draw:style-name="gr30" draw:text-style-name="P8" draw:layer="layout" svg:width="0.027cm" svg:height="0.38cm" svg:x="30.579cm" svg:y="15.637cm" svg:viewBox="0 0 28 381" draw:points="0,381 28,381 28,0 0,0">
          <text:p/>
        </draw:polygon>
        <draw:polygon draw:style-name="gr31" draw:text-style-name="P9" draw:layer="layout" svg:width="0.026cm" svg:height="0.38cm" svg:x="30.606cm" svg:y="15.637cm" svg:viewBox="0 0 27 381" draw:points="0,381 27,381 27,0 0,0">
          <text:p/>
        </draw:polygon>
        <draw:polygon draw:style-name="gr31" draw:text-style-name="P9" draw:layer="layout" svg:width="0.026cm" svg:height="0.38cm" svg:x="30.632cm" svg:y="15.637cm" svg:viewBox="0 0 27 381" draw:points="0,381 27,381 27,0 0,0">
          <text:p/>
        </draw:polygon>
        <draw:polygon draw:style-name="gr29" draw:text-style-name="P7" draw:layer="layout" svg:width="0.026cm" svg:height="0.38cm" svg:x="30.658cm" svg:y="15.637cm" svg:viewBox="0 0 27 381" draw:points="0,381 27,381 27,0 0,0">
          <text:p/>
        </draw:polygon>
        <draw:polygon draw:style-name="gr30" draw:text-style-name="P8" draw:layer="layout" svg:width="0.026cm" svg:height="0.38cm" svg:x="30.685cm" svg:y="15.637cm" svg:viewBox="0 0 27 381" draw:points="0,381 27,381 27,0 0,0">
          <text:p/>
        </draw:polygon>
        <draw:polygon draw:style-name="gr31" draw:text-style-name="P9" draw:layer="layout" svg:width="0.026cm" svg:height="0.38cm" svg:x="30.711cm" svg:y="15.637cm" svg:viewBox="0 0 27 381" draw:points="0,381 27,381 27,0 0,0">
          <text:p/>
        </draw:polygon>
        <draw:polygon draw:style-name="gr32" draw:text-style-name="P10" draw:layer="layout" svg:width="0.026cm" svg:height="0.38cm" svg:x="30.737cm" svg:y="15.637cm" svg:viewBox="0 0 27 381" draw:points="0,381 27,381 27,0 0,0">
          <text:p/>
        </draw:polygon>
        <draw:polygon draw:style-name="gr31" draw:text-style-name="P9" draw:layer="layout" svg:width="0.026cm" svg:height="0.38cm" svg:x="30.763cm" svg:y="15.637cm" svg:viewBox="0 0 27 381" draw:points="0,381 27,381 27,0 0,0">
          <text:p/>
        </draw:polygon>
        <draw:polygon draw:style-name="gr31" draw:text-style-name="P9" draw:layer="layout" svg:width="0.026cm" svg:height="0.38cm" svg:x="30.79cm" svg:y="15.637cm" svg:viewBox="0 0 27 381" draw:points="0,381 27,381 27,0 0,0">
          <text:p/>
        </draw:polygon>
        <draw:polygon draw:style-name="gr31" draw:text-style-name="P9" draw:layer="layout" svg:width="0.026cm" svg:height="0.38cm" svg:x="30.816cm" svg:y="15.637cm" svg:viewBox="0 0 27 381" draw:points="0,381 27,381 27,0 0,0">
          <text:p/>
        </draw:polygon>
        <draw:polygon draw:style-name="gr31" draw:text-style-name="P9" draw:layer="layout" svg:width="0.026cm" svg:height="0.38cm" svg:x="30.842cm" svg:y="15.637cm" svg:viewBox="0 0 27 381" draw:points="0,381 27,381 27,0 0,0">
          <text:p/>
        </draw:polygon>
        <draw:polygon draw:style-name="gr31" draw:text-style-name="P9" draw:layer="layout" svg:width="0.026cm" svg:height="0.38cm" svg:x="30.868cm" svg:y="15.637cm" svg:viewBox="0 0 27 381" draw:points="0,381 27,381 27,0 0,0">
          <text:p/>
        </draw:polygon>
        <draw:polygon draw:style-name="gr30" draw:text-style-name="P8" draw:layer="layout" svg:width="0.026cm" svg:height="0.38cm" svg:x="30.895cm" svg:y="15.637cm" svg:viewBox="0 0 27 381" draw:points="0,381 27,381 27,0 0,0">
          <text:p/>
        </draw:polygon>
        <draw:polygon draw:style-name="gr30" draw:text-style-name="P8" draw:layer="layout" svg:width="0.026cm" svg:height="0.38cm" svg:x="30.921cm" svg:y="15.637cm" svg:viewBox="0 0 27 381" draw:points="0,381 27,381 27,0 0,0">
          <text:p/>
        </draw:polygon>
        <draw:polygon draw:style-name="gr32" draw:text-style-name="P10" draw:layer="layout" svg:width="0.026cm" svg:height="0.38cm" svg:x="30.947cm" svg:y="15.637cm" svg:viewBox="0 0 27 381" draw:points="0,381 27,381 27,0 0,0">
          <text:p/>
        </draw:polygon>
        <draw:polygon draw:style-name="gr31" draw:text-style-name="P9" draw:layer="layout" svg:width="0.027cm" svg:height="0.38cm" svg:x="30.973cm" svg:y="15.637cm" svg:viewBox="0 0 28 381" draw:points="0,381 28,381 28,0 0,0">
          <text:p/>
        </draw:polygon>
        <draw:polygon draw:style-name="gr30" draw:text-style-name="P8" draw:layer="layout" svg:width="0.026cm" svg:height="0.38cm" svg:x="31cm" svg:y="15.637cm" svg:viewBox="0 0 27 381" draw:points="0,381 27,381 27,0 0,0">
          <text:p/>
        </draw:polygon>
        <draw:polygon draw:style-name="gr30" draw:text-style-name="P8" draw:layer="layout" svg:width="0.026cm" svg:height="0.38cm" svg:x="31.026cm" svg:y="15.637cm" svg:viewBox="0 0 27 381" draw:points="0,381 27,381 27,0 0,0">
          <text:p/>
        </draw:polygon>
        <draw:polygon draw:style-name="gr31" draw:text-style-name="P9" draw:layer="layout" svg:width="0.026cm" svg:height="0.38cm" svg:x="31.052cm" svg:y="15.637cm" svg:viewBox="0 0 27 381" draw:points="0,381 27,381 27,0 0,0">
          <text:p/>
        </draw:polygon>
        <draw:polygon draw:style-name="gr30" draw:text-style-name="P8" draw:layer="layout" svg:width="0.026cm" svg:height="0.38cm" svg:x="31.079cm" svg:y="15.637cm" svg:viewBox="0 0 27 381" draw:points="0,381 27,381 27,0 0,0">
          <text:p/>
        </draw:polygon>
        <draw:polygon draw:style-name="gr31" draw:text-style-name="P9" draw:layer="layout" svg:width="0.026cm" svg:height="0.38cm" svg:x="31.105cm" svg:y="15.637cm" svg:viewBox="0 0 27 381" draw:points="0,381 27,381 27,0 0,0">
          <text:p/>
        </draw:polygon>
        <draw:polygon draw:style-name="gr31" draw:text-style-name="P9" draw:layer="layout" svg:width="0.026cm" svg:height="0.38cm" svg:x="31.131cm" svg:y="15.637cm" svg:viewBox="0 0 27 381" draw:points="0,381 27,381 27,0 0,0">
          <text:p/>
        </draw:polygon>
        <draw:polygon draw:style-name="gr30" draw:text-style-name="P8" draw:layer="layout" svg:width="0.026cm" svg:height="0.38cm" svg:x="31.157cm" svg:y="15.637cm" svg:viewBox="0 0 27 381" draw:points="0,381 27,381 27,0 0,0">
          <text:p/>
        </draw:polygon>
        <draw:polygon draw:style-name="gr31" draw:text-style-name="P9" draw:layer="layout" svg:width="0.026cm" svg:height="0.38cm" svg:x="31.184cm" svg:y="15.637cm" svg:viewBox="0 0 27 381" draw:points="0,381 27,381 27,0 0,0">
          <text:p/>
        </draw:polygon>
        <draw:polygon draw:style-name="gr29" draw:text-style-name="P7" draw:layer="layout" svg:width="0.026cm" svg:height="0.38cm" svg:x="31.21cm" svg:y="15.637cm" svg:viewBox="0 0 27 381" draw:points="0,381 27,381 27,0 0,0">
          <text:p/>
        </draw:polygon>
        <draw:polygon draw:style-name="gr30" draw:text-style-name="P8" draw:layer="layout" svg:width="0.026cm" svg:height="0.38cm" svg:x="31.236cm" svg:y="15.637cm" svg:viewBox="0 0 27 381" draw:points="0,381 27,381 27,0 0,0">
          <text:p/>
        </draw:polygon>
        <draw:polygon draw:style-name="gr31" draw:text-style-name="P9" draw:layer="layout" svg:width="0.026cm" svg:height="0.38cm" svg:x="31.262cm" svg:y="15.637cm" svg:viewBox="0 0 27 381" draw:points="0,381 27,381 27,0 0,0">
          <text:p/>
        </draw:polygon>
        <draw:polygon draw:style-name="gr30" draw:text-style-name="P8" draw:layer="layout" svg:width="0.026cm" svg:height="0.38cm" svg:x="31.289cm" svg:y="15.637cm" svg:viewBox="0 0 27 381" draw:points="0,381 27,381 27,0 0,0">
          <text:p/>
        </draw:polygon>
        <draw:polygon draw:style-name="gr31" draw:text-style-name="P9" draw:layer="layout" svg:width="0.026cm" svg:height="0.38cm" svg:x="31.316cm" svg:y="15.637cm" svg:viewBox="0 0 27 381" draw:points="0,381 27,381 27,0 0,0">
          <text:p/>
        </draw:polygon>
        <draw:polygon draw:style-name="gr31" draw:text-style-name="P9" draw:layer="layout" svg:width="0.027cm" svg:height="0.38cm" svg:x="31.341cm" svg:y="15.637cm" svg:viewBox="0 0 28 381" draw:points="0,381 28,381 28,0 0,0">
          <text:p/>
        </draw:polygon>
        <draw:polygon draw:style-name="gr30" draw:text-style-name="P8" draw:layer="layout" svg:width="0.026cm" svg:height="0.38cm" svg:x="31.368cm" svg:y="15.637cm" svg:viewBox="0 0 27 381" draw:points="0,381 27,381 27,0 0,0">
          <text:p/>
        </draw:polygon>
        <draw:polygon draw:style-name="gr32" draw:text-style-name="P10" draw:layer="layout" svg:width="0.026cm" svg:height="0.38cm" svg:x="31.394cm" svg:y="15.637cm" svg:viewBox="0 0 27 381" draw:points="0,381 27,381 27,0 0,0">
          <text:p/>
        </draw:polygon>
        <draw:polygon draw:style-name="gr30" draw:text-style-name="P8" draw:layer="layout" svg:width="0.026cm" svg:height="0.38cm" svg:x="31.42cm" svg:y="15.637cm" svg:viewBox="0 0 27 381" draw:points="0,381 27,381 27,0 0,0">
          <text:p/>
        </draw:polygon>
        <draw:polygon draw:style-name="gr30" draw:text-style-name="P8" draw:layer="layout" svg:width="0.026cm" svg:height="0.38cm" svg:x="31.446cm" svg:y="15.637cm" svg:viewBox="0 0 27 381" draw:points="0,381 27,381 27,0 0,0">
          <text:p/>
        </draw:polygon>
        <draw:polygon draw:style-name="gr30" draw:text-style-name="P8" draw:layer="layout" svg:width="0.026cm" svg:height="0.38cm" svg:x="31.473cm" svg:y="15.637cm" svg:viewBox="0 0 27 381" draw:points="0,381 27,381 27,0 0,0">
          <text:p/>
        </draw:polygon>
        <draw:polygon draw:style-name="gr30" draw:text-style-name="P8" draw:layer="layout" svg:width="0.026cm" svg:height="0.38cm" svg:x="31.499cm" svg:y="15.637cm" svg:viewBox="0 0 27 381" draw:points="0,381 27,381 27,0 0,0">
          <text:p/>
        </draw:polygon>
        <draw:polygon draw:style-name="gr32" draw:text-style-name="P10" draw:layer="layout" svg:width="0.026cm" svg:height="0.38cm" svg:x="31.525cm" svg:y="15.637cm" svg:viewBox="0 0 27 381" draw:points="0,381 27,381 27,0 0,0">
          <text:p/>
        </draw:polygon>
        <draw:polygon draw:style-name="gr30" draw:text-style-name="P8" draw:layer="layout" svg:width="0.026cm" svg:height="0.38cm" svg:x="31.551cm" svg:y="15.637cm" svg:viewBox="0 0 27 381" draw:points="0,381 27,381 27,0 0,0">
          <text:p/>
        </draw:polygon>
        <draw:polygon draw:style-name="gr29" draw:text-style-name="P7" draw:layer="layout" svg:width="0.026cm" svg:height="0.38cm" svg:x="31.578cm" svg:y="15.637cm" svg:viewBox="0 0 27 381" draw:points="0,381 27,381 27,0 0,0">
          <text:p/>
        </draw:polygon>
        <draw:polygon draw:style-name="gr29" draw:text-style-name="P7" draw:layer="layout" svg:width="0.026cm" svg:height="0.38cm" svg:x="31.604cm" svg:y="15.637cm" svg:viewBox="0 0 27 381" draw:points="0,381 27,381 27,0 0,0">
          <text:p/>
        </draw:polygon>
        <draw:polygon draw:style-name="gr29" draw:text-style-name="P7" draw:layer="layout" svg:width="0.026cm" svg:height="0.38cm" svg:x="31.63cm" svg:y="15.637cm" svg:viewBox="0 0 27 381" draw:points="0,381 27,381 27,0 0,0">
          <text:p/>
        </draw:polygon>
        <draw:polygon draw:style-name="gr32" draw:text-style-name="P10" draw:layer="layout" svg:width="0.027cm" svg:height="0.38cm" svg:x="31.656cm" svg:y="15.637cm" svg:viewBox="0 0 28 381" draw:points="0,381 28,381 28,0 0,0">
          <text:p/>
        </draw:polygon>
        <draw:polygon draw:style-name="gr31" draw:text-style-name="P9" draw:layer="layout" svg:width="0.026cm" svg:height="0.38cm" svg:x="31.683cm" svg:y="15.637cm" svg:viewBox="0 0 27 381" draw:points="0,381 27,381 27,0 0,0">
          <text:p/>
        </draw:polygon>
        <draw:polygon draw:style-name="gr30" draw:text-style-name="P8" draw:layer="layout" svg:width="0.026cm" svg:height="0.38cm" svg:x="31.709cm" svg:y="15.637cm" svg:viewBox="0 0 27 381" draw:points="0,381 27,381 27,0 0,0">
          <text:p/>
        </draw:polygon>
        <draw:polygon draw:style-name="gr29" draw:text-style-name="P7" draw:layer="layout" svg:width="0.027cm" svg:height="0.38cm" svg:x="31.735cm" svg:y="15.637cm" svg:viewBox="0 0 28 381" draw:points="0,381 28,381 28,0 0,0">
          <text:p/>
        </draw:polygon>
        <draw:polygon draw:style-name="gr32" draw:text-style-name="P10" draw:layer="layout" svg:width="0.026cm" svg:height="0.38cm" svg:x="31.763cm" svg:y="15.637cm" svg:viewBox="0 0 27 381" draw:points="0,381 27,381 27,0 0,0">
          <text:p/>
        </draw:polygon>
        <draw:polygon draw:style-name="gr30" draw:text-style-name="P8" draw:layer="layout" svg:width="0.026cm" svg:height="0.38cm" svg:x="31.788cm" svg:y="15.637cm" svg:viewBox="0 0 27 381" draw:points="0,381 27,381 27,0 0,0">
          <text:p/>
        </draw:polygon>
        <draw:polygon draw:style-name="gr31" draw:text-style-name="P9" draw:layer="layout" svg:width="0.026cm" svg:height="0.38cm" svg:x="31.814cm" svg:y="15.637cm" svg:viewBox="0 0 27 381" draw:points="0,381 27,381 27,0 0,0">
          <text:p/>
        </draw:polygon>
        <draw:polygon draw:style-name="gr31" draw:text-style-name="P9" draw:layer="layout" svg:width="0.026cm" svg:height="0.38cm" svg:x="31.841cm" svg:y="15.637cm" svg:viewBox="0 0 27 381" draw:points="0,381 27,381 27,0 0,0">
          <text:p/>
        </draw:polygon>
        <draw:polygon draw:style-name="gr32" draw:text-style-name="P10" draw:layer="layout" svg:width="0.026cm" svg:height="0.38cm" svg:x="31.867cm" svg:y="15.637cm" svg:viewBox="0 0 27 381" draw:points="0,381 27,381 27,0 0,0">
          <text:p/>
        </draw:polygon>
        <draw:polygon draw:style-name="gr31" draw:text-style-name="P9" draw:layer="layout" svg:width="0.026cm" svg:height="0.38cm" svg:x="31.893cm" svg:y="15.637cm" svg:viewBox="0 0 27 381" draw:points="0,381 27,381 27,0 0,0">
          <text:p/>
        </draw:polygon>
        <draw:polygon draw:style-name="gr31" draw:text-style-name="P9" draw:layer="layout" svg:width="0.026cm" svg:height="0.38cm" svg:x="31.919cm" svg:y="15.637cm" svg:viewBox="0 0 27 381" draw:points="0,381 27,381 27,0 0,0">
          <text:p/>
        </draw:polygon>
        <draw:polygon draw:style-name="gr31" draw:text-style-name="P9" draw:layer="layout" svg:width="0.026cm" svg:height="0.38cm" svg:x="31.945cm" svg:y="15.637cm" svg:viewBox="0 0 27 381" draw:points="0,381 27,381 27,0 0,0">
          <text:p/>
        </draw:polygon>
        <draw:polygon draw:style-name="gr31" draw:text-style-name="P9" draw:layer="layout" svg:width="0.026cm" svg:height="0.38cm" svg:x="31.972cm" svg:y="15.637cm" svg:viewBox="0 0 27 381" draw:points="0,381 27,381 27,0 0,0">
          <text:p/>
        </draw:polygon>
        <draw:polygon draw:style-name="gr30" draw:text-style-name="P8" draw:layer="layout" svg:width="0.026cm" svg:height="0.38cm" svg:x="31.998cm" svg:y="15.637cm" svg:viewBox="0 0 27 381" draw:points="0,381 27,381 27,0 0,0">
          <text:p/>
        </draw:polygon>
        <draw:polygon draw:style-name="gr32" draw:text-style-name="P10" draw:layer="layout" svg:width="0.026cm" svg:height="0.38cm" svg:x="32.024cm" svg:y="15.637cm" svg:viewBox="0 0 27 381" draw:points="0,381 27,381 27,0 0,0">
          <text:p/>
        </draw:polygon>
        <draw:polygon draw:style-name="gr32" draw:text-style-name="P10" draw:layer="layout" svg:width="0.027cm" svg:height="0.38cm" svg:x="32.05cm" svg:y="15.637cm" svg:viewBox="0 0 28 381" draw:points="0,381 28,381 28,0 0,0">
          <text:p/>
        </draw:polygon>
        <draw:polygon draw:style-name="gr30" draw:text-style-name="P8" draw:layer="layout" svg:width="0.026cm" svg:height="0.38cm" svg:x="32.077cm" svg:y="15.637cm" svg:viewBox="0 0 27 381" draw:points="0,381 27,381 27,0 0,0">
          <text:p/>
        </draw:polygon>
        <draw:polygon draw:style-name="gr30" draw:text-style-name="P8" draw:layer="layout" svg:width="0.026cm" svg:height="0.38cm" svg:x="32.103cm" svg:y="15.637cm" svg:viewBox="0 0 27 381" draw:points="0,381 27,381 27,0 0,0">
          <text:p/>
        </draw:polygon>
        <draw:polygon draw:style-name="gr31" draw:text-style-name="P9" draw:layer="layout" svg:width="0.026cm" svg:height="0.38cm" svg:x="32.13cm" svg:y="15.637cm" svg:viewBox="0 0 27 381" draw:points="0,381 27,381 27,0 0,0">
          <text:p/>
        </draw:polygon>
        <draw:polygon draw:style-name="gr29" draw:text-style-name="P7" draw:layer="layout" svg:width="0.026cm" svg:height="0.38cm" svg:x="32.156cm" svg:y="15.637cm" svg:viewBox="0 0 27 381" draw:points="0,381 27,381 27,0 0,0">
          <text:p/>
        </draw:polygon>
        <draw:polygon draw:style-name="gr31" draw:text-style-name="P9" draw:layer="layout" svg:width="0.026cm" svg:height="0.38cm" svg:x="32.182cm" svg:y="15.637cm" svg:viewBox="0 0 27 381" draw:points="0,381 27,381 27,0 0,0">
          <text:p/>
        </draw:polygon>
        <draw:polygon draw:style-name="gr30" draw:text-style-name="P8" draw:layer="layout" svg:width="0.026cm" svg:height="0.38cm" svg:x="32.208cm" svg:y="15.637cm" svg:viewBox="0 0 27 381" draw:points="0,381 27,381 27,0 0,0">
          <text:p/>
        </draw:polygon>
        <draw:polygon draw:style-name="gr31" draw:text-style-name="P9" draw:layer="layout" svg:width="0.026cm" svg:height="0.38cm" svg:x="32.235cm" svg:y="15.637cm" svg:viewBox="0 0 27 381" draw:points="0,381 27,381 27,0 0,0">
          <text:p/>
        </draw:polygon>
        <draw:polygon draw:style-name="gr32" draw:text-style-name="P10" draw:layer="layout" svg:width="0.026cm" svg:height="0.38cm" svg:x="32.261cm" svg:y="15.637cm" svg:viewBox="0 0 27 381" draw:points="0,381 27,381 27,0 0,0">
          <text:p/>
        </draw:polygon>
        <draw:polygon draw:style-name="gr32" draw:text-style-name="P10" draw:layer="layout" svg:width="0.026cm" svg:height="0.38cm" svg:x="32.287cm" svg:y="15.637cm" svg:viewBox="0 0 27 381" draw:points="0,381 27,381 27,0 0,0">
          <text:p/>
        </draw:polygon>
        <draw:polygon draw:style-name="gr30" draw:text-style-name="P8" draw:layer="layout" svg:width="0.026cm" svg:height="0.38cm" svg:x="32.313cm" svg:y="15.637cm" svg:viewBox="0 0 27 381" draw:points="0,381 27,381 27,0 0,0">
          <text:p/>
        </draw:polygon>
        <draw:polygon draw:style-name="gr30" draw:text-style-name="P8" draw:layer="layout" svg:width="0.026cm" svg:height="0.38cm" svg:x="32.34cm" svg:y="15.637cm" svg:viewBox="0 0 27 381" draw:points="0,381 27,381 27,0 0,0">
          <text:p/>
        </draw:polygon>
        <draw:polygon draw:style-name="gr29" draw:text-style-name="P7" draw:layer="layout" svg:width="0.026cm" svg:height="0.38cm" svg:x="32.366cm" svg:y="15.637cm" svg:viewBox="0 0 27 381" draw:points="0,381 27,381 27,0 0,0">
          <text:p/>
        </draw:polygon>
        <draw:polygon draw:style-name="gr30" draw:text-style-name="P8" draw:layer="layout" svg:width="0.026cm" svg:height="0.38cm" svg:x="32.392cm" svg:y="15.637cm" svg:viewBox="0 0 27 381" draw:points="0,381 27,381 27,0 0,0">
          <text:p/>
        </draw:polygon>
        <draw:polygon draw:style-name="gr31" draw:text-style-name="P9" draw:layer="layout" svg:width="0.027cm" svg:height="0.38cm" svg:x="32.418cm" svg:y="15.637cm" svg:viewBox="0 0 28 381" draw:points="0,381 28,381 28,0 0,0">
          <text:p/>
        </draw:polygon>
        <draw:polygon draw:style-name="gr31" draw:text-style-name="P9" draw:layer="layout" svg:width="0.026cm" svg:height="0.38cm" svg:x="32.445cm" svg:y="15.637cm" svg:viewBox="0 0 27 381" draw:points="0,381 27,381 27,0 0,0">
          <text:p/>
        </draw:polygon>
        <draw:polygon draw:style-name="gr31" draw:text-style-name="P9" draw:layer="layout" svg:width="0.026cm" svg:height="0.38cm" svg:x="32.471cm" svg:y="15.637cm" svg:viewBox="0 0 27 381" draw:points="0,381 27,381 27,0 0,0">
          <text:p/>
        </draw:polygon>
        <draw:polygon draw:style-name="gr30" draw:text-style-name="P8" draw:layer="layout" svg:width="0.026cm" svg:height="0.38cm" svg:x="32.497cm" svg:y="15.637cm" svg:viewBox="0 0 27 381" draw:points="0,381 27,381 27,0 0,0">
          <text:p/>
        </draw:polygon>
        <draw:polygon draw:style-name="gr31" draw:text-style-name="P9" draw:layer="layout" svg:width="0.026cm" svg:height="0.38cm" svg:x="32.524cm" svg:y="15.637cm" svg:viewBox="0 0 27 381" draw:points="0,381 27,381 27,0 0,0">
          <text:p/>
        </draw:polygon>
        <draw:polygon draw:style-name="gr32" draw:text-style-name="P10" draw:layer="layout" svg:width="0.026cm" svg:height="0.38cm" svg:x="32.55cm" svg:y="15.637cm" svg:viewBox="0 0 27 381" draw:points="0,381 27,381 27,0 0,0">
          <text:p/>
        </draw:polygon>
        <draw:polygon draw:style-name="gr32" draw:text-style-name="P10" draw:layer="layout" svg:width="0.026cm" svg:height="0.38cm" svg:x="32.576cm" svg:y="15.637cm" svg:viewBox="0 0 27 381" draw:points="0,381 27,381 27,0 0,0">
          <text:p/>
        </draw:polygon>
        <draw:polygon draw:style-name="gr31" draw:text-style-name="P9" draw:layer="layout" svg:width="0.026cm" svg:height="0.38cm" svg:x="32.603cm" svg:y="15.637cm" svg:viewBox="0 0 27 381" draw:points="0,381 27,381 27,0 0,0">
          <text:p/>
        </draw:polygon>
        <draw:polygon draw:style-name="gr32" draw:text-style-name="P10" draw:layer="layout" svg:width="0.026cm" svg:height="0.38cm" svg:x="32.629cm" svg:y="15.637cm" svg:viewBox="0 0 27 381" draw:points="0,381 27,381 27,0 0,0">
          <text:p/>
        </draw:polygon>
        <draw:polygon draw:style-name="gr29" draw:text-style-name="P7" draw:layer="layout" svg:width="0.026cm" svg:height="0.38cm" svg:x="32.655cm" svg:y="15.637cm" svg:viewBox="0 0 27 381" draw:points="0,381 27,381 27,0 0,0">
          <text:p/>
        </draw:polygon>
        <draw:polygon draw:style-name="gr32" draw:text-style-name="P10" draw:layer="layout" svg:width="0.026cm" svg:height="0.38cm" svg:x="32.681cm" svg:y="15.637cm" svg:viewBox="0 0 27 381" draw:points="0,381 27,381 27,0 0,0">
          <text:p/>
        </draw:polygon>
        <draw:polygon draw:style-name="gr32" draw:text-style-name="P10" draw:layer="layout" svg:width="0.026cm" svg:height="0.38cm" svg:x="32.707cm" svg:y="15.637cm" svg:viewBox="0 0 27 381" draw:points="0,381 27,381 27,0 0,0">
          <text:p/>
        </draw:polygon>
        <draw:polygon draw:style-name="gr31" draw:text-style-name="P9" draw:layer="layout" svg:width="0.026cm" svg:height="0.38cm" svg:x="32.734cm" svg:y="15.637cm" svg:viewBox="0 0 27 381" draw:points="0,381 27,381 27,0 0,0">
          <text:p/>
        </draw:polygon>
        <draw:polygon draw:style-name="gr32" draw:text-style-name="P10" draw:layer="layout" svg:width="0.026cm" svg:height="0.38cm" svg:x="32.76cm" svg:y="15.637cm" svg:viewBox="0 0 27 381" draw:points="0,381 27,381 27,0 0,0">
          <text:p/>
        </draw:polygon>
        <draw:polygon draw:style-name="gr30" draw:text-style-name="P8" draw:layer="layout" svg:width="0.026cm" svg:height="0.38cm" svg:x="32.786cm" svg:y="15.637cm" svg:viewBox="0 0 27 381" draw:points="0,381 27,381 27,0 0,0">
          <text:p/>
        </draw:polygon>
        <draw:polygon draw:style-name="gr30" draw:text-style-name="P8" draw:layer="layout" svg:width="0.027cm" svg:height="0.38cm" svg:x="32.812cm" svg:y="15.637cm" svg:viewBox="0 0 28 381" draw:points="0,381 28,381 28,0 0,0">
          <text:p/>
        </draw:polygon>
        <draw:polygon draw:style-name="gr32" draw:text-style-name="P10" draw:layer="layout" svg:width="0.026cm" svg:height="0.38cm" svg:x="32.839cm" svg:y="15.637cm" svg:viewBox="0 0 27 381" draw:points="0,381 27,381 27,0 0,0">
          <text:p/>
        </draw:polygon>
        <draw:polygon draw:style-name="gr30" draw:text-style-name="P8" draw:layer="layout" svg:width="0.026cm" svg:height="0.38cm" svg:x="32.865cm" svg:y="15.637cm" svg:viewBox="0 0 27 381" draw:points="0,381 27,381 27,0 0,0">
          <text:p/>
        </draw:polygon>
        <draw:polygon draw:style-name="gr31" draw:text-style-name="P9" draw:layer="layout" svg:width="0.026cm" svg:height="0.38cm" svg:x="32.891cm" svg:y="15.637cm" svg:viewBox="0 0 27 381" draw:points="0,381 27,381 27,0 0,0">
          <text:p/>
        </draw:polygon>
        <draw:polygon draw:style-name="gr32" draw:text-style-name="P10" draw:layer="layout" svg:width="0.026cm" svg:height="0.38cm" svg:x="32.918cm" svg:y="15.637cm" svg:viewBox="0 0 27 381" draw:points="0,381 27,381 27,0 0,0">
          <text:p/>
        </draw:polygon>
        <draw:polygon draw:style-name="gr30" draw:text-style-name="P8" draw:layer="layout" svg:width="0.026cm" svg:height="0.38cm" svg:x="32.944cm" svg:y="15.637cm" svg:viewBox="0 0 27 381" draw:points="0,381 27,381 27,0 0,0">
          <text:p/>
        </draw:polygon>
        <draw:polygon draw:style-name="gr30" draw:text-style-name="P8" draw:layer="layout" svg:width="0.026cm" svg:height="0.38cm" svg:x="32.97cm" svg:y="15.637cm" svg:viewBox="0 0 27 381" draw:points="0,381 27,381 27,0 0,0">
          <text:p/>
        </draw:polygon>
        <draw:polygon draw:style-name="gr31" draw:text-style-name="P9" draw:layer="layout" svg:width="0.026cm" svg:height="0.38cm" svg:x="32.996cm" svg:y="15.637cm" svg:viewBox="0 0 27 381" draw:points="0,381 27,381 27,0 0,0">
          <text:p/>
        </draw:polygon>
        <draw:polygon draw:style-name="gr29" draw:text-style-name="P7" draw:layer="layout" svg:width="0.026cm" svg:height="0.38cm" svg:x="33.023cm" svg:y="15.637cm" svg:viewBox="0 0 27 381" draw:points="0,381 27,381 27,0 0,0">
          <text:p/>
        </draw:polygon>
        <draw:polygon draw:style-name="gr30" draw:text-style-name="P8" draw:layer="layout" svg:width="0.026cm" svg:height="0.38cm" svg:x="33.049cm" svg:y="15.637cm" svg:viewBox="0 0 27 381" draw:points="0,381 27,381 27,0 0,0">
          <text:p/>
        </draw:polygon>
        <draw:polygon draw:style-name="gr29" draw:text-style-name="P7" draw:layer="layout" svg:width="0.026cm" svg:height="0.38cm" svg:x="33.075cm" svg:y="15.637cm" svg:viewBox="0 0 27 381" draw:points="0,381 27,381 27,0 0,0">
          <text:p/>
        </draw:polygon>
        <draw:polygon draw:style-name="gr30" draw:text-style-name="P8" draw:layer="layout" svg:width="0.027cm" svg:height="0.38cm" svg:x="33.101cm" svg:y="15.637cm" svg:viewBox="0 0 28 381" draw:points="0,381 28,381 28,0 0,0">
          <text:p/>
        </draw:polygon>
        <draw:polygon draw:style-name="gr32" draw:text-style-name="P10" draw:layer="layout" svg:width="0.026cm" svg:height="0.38cm" svg:x="33.128cm" svg:y="15.637cm" svg:viewBox="0 0 27 381" draw:points="0,381 27,381 27,0 0,0">
          <text:p/>
        </draw:polygon>
        <draw:polygon draw:style-name="gr31" draw:text-style-name="P9" draw:layer="layout" svg:width="0.026cm" svg:height="0.38cm" svg:x="33.154cm" svg:y="15.637cm" svg:viewBox="0 0 27 381" draw:points="0,381 27,381 27,0 0,0">
          <text:p/>
        </draw:polygon>
        <draw:polygon draw:style-name="gr31" draw:text-style-name="P9" draw:layer="layout" svg:width="0.027cm" svg:height="0.38cm" svg:x="33.18cm" svg:y="15.637cm" svg:viewBox="0 0 28 381" draw:points="0,381 28,381 28,0 0,0">
          <text:p/>
        </draw:polygon>
        <draw:polygon draw:style-name="gr31" draw:text-style-name="P9" draw:layer="layout" svg:width="0.026cm" svg:height="0.38cm" svg:x="33.207cm" svg:y="15.637cm" svg:viewBox="0 0 27 381" draw:points="0,381 27,381 27,0 0,0">
          <text:p/>
        </draw:polygon>
        <draw:polygon draw:style-name="gr30" draw:text-style-name="P8" draw:layer="layout" svg:width="0.026cm" svg:height="0.38cm" svg:x="33.233cm" svg:y="15.637cm" svg:viewBox="0 0 27 381" draw:points="0,381 27,381 27,0 0,0">
          <text:p/>
        </draw:polygon>
        <draw:polygon draw:style-name="gr30" draw:text-style-name="P8" draw:layer="layout" svg:width="0.026cm" svg:height="0.38cm" svg:x="33.259cm" svg:y="15.637cm" svg:viewBox="0 0 27 381" draw:points="0,381 27,381 27,0 0,0">
          <text:p/>
        </draw:polygon>
        <draw:polygon draw:style-name="gr32" draw:text-style-name="P10" draw:layer="layout" svg:width="0.026cm" svg:height="0.38cm" svg:x="33.286cm" svg:y="15.637cm" svg:viewBox="0 0 27 381" draw:points="0,381 27,381 27,0 0,0">
          <text:p/>
        </draw:polygon>
        <draw:polygon draw:style-name="gr30" draw:text-style-name="P8" draw:layer="layout" svg:width="0.026cm" svg:height="0.38cm" svg:x="33.312cm" svg:y="15.637cm" svg:viewBox="0 0 27 381" draw:points="0,381 27,381 27,0 0,0">
          <text:p/>
        </draw:polygon>
        <draw:polygon draw:style-name="gr31" draw:text-style-name="P9" draw:layer="layout" svg:width="0.026cm" svg:height="0.38cm" svg:x="33.338cm" svg:y="15.637cm" svg:viewBox="0 0 27 381" draw:points="0,381 27,381 27,0 0,0">
          <text:p/>
        </draw:polygon>
        <draw:polygon draw:style-name="gr32" draw:text-style-name="P10" draw:layer="layout" svg:width="0.026cm" svg:height="0.38cm" svg:x="33.364cm" svg:y="15.637cm" svg:viewBox="0 0 27 381" draw:points="0,381 27,381 27,0 0,0">
          <text:p/>
        </draw:polygon>
        <draw:polygon draw:style-name="gr30" draw:text-style-name="P8" draw:layer="layout" svg:width="0.026cm" svg:height="0.38cm" svg:x="33.39cm" svg:y="15.637cm" svg:viewBox="0 0 27 381" draw:points="0,381 27,381 27,0 0,0">
          <text:p/>
        </draw:polygon>
        <draw:polygon draw:style-name="gr29" draw:text-style-name="P7" draw:layer="layout" svg:width="0.026cm" svg:height="0.38cm" svg:x="33.417cm" svg:y="15.637cm" svg:viewBox="0 0 27 381" draw:points="0,381 27,381 27,0 0,0">
          <text:p/>
        </draw:polygon>
        <draw:polygon draw:style-name="gr30" draw:text-style-name="P8" draw:layer="layout" svg:width="0.026cm" svg:height="0.38cm" svg:x="33.444cm" svg:y="15.637cm" svg:viewBox="0 0 27 381" draw:points="0,381 27,381 27,0 0,0">
          <text:p/>
        </draw:polygon>
        <draw:polygon draw:style-name="gr30" draw:text-style-name="P8" draw:layer="layout" svg:width="0.026cm" svg:height="0.38cm" svg:x="33.469cm" svg:y="15.637cm" svg:viewBox="0 0 27 381" draw:points="0,381 27,381 27,0 0,0">
          <text:p/>
        </draw:polygon>
        <draw:polygon draw:style-name="gr30" draw:text-style-name="P8" draw:layer="layout" svg:width="0.027cm" svg:height="0.38cm" svg:x="33.495cm" svg:y="15.637cm" svg:viewBox="0 0 28 381" draw:points="0,381 28,381 28,0 0,0">
          <text:p/>
        </draw:polygon>
        <draw:polygon draw:style-name="gr31" draw:text-style-name="P9" draw:layer="layout" svg:width="0.026cm" svg:height="0.38cm" svg:x="33.522cm" svg:y="15.637cm" svg:viewBox="0 0 27 381" draw:points="0,381 27,381 27,0 0,0">
          <text:p/>
        </draw:polygon>
        <draw:polygon draw:style-name="gr30" draw:text-style-name="P8" draw:layer="layout" svg:width="0.026cm" svg:height="0.38cm" svg:x="33.548cm" svg:y="15.637cm" svg:viewBox="0 0 27 381" draw:points="0,381 27,381 27,0 0,0">
          <text:p/>
        </draw:polygon>
        <draw:polygon draw:style-name="gr30" draw:text-style-name="P8" draw:layer="layout" svg:width="0.028cm" svg:height="0.38cm" svg:x="33.574cm" svg:y="15.637cm" svg:viewBox="0 0 29 381" draw:points="0,381 29,381 29,0 0,0">
          <text:p/>
        </draw:polygon>
        <draw:polygon draw:style-name="gr32" draw:text-style-name="P10" draw:layer="layout" svg:width="0.026cm" svg:height="0.38cm" svg:x="33.601cm" svg:y="15.637cm" svg:viewBox="0 0 27 381" draw:points="0,381 27,381 27,0 0,0">
          <text:p/>
        </draw:polygon>
        <draw:polygon draw:style-name="gr30" draw:text-style-name="P8" draw:layer="layout" svg:width="0.026cm" svg:height="0.38cm" svg:x="33.627cm" svg:y="15.637cm" svg:viewBox="0 0 27 381" draw:points="0,381 27,381 27,0 0,0">
          <text:p/>
        </draw:polygon>
        <draw:polygon draw:style-name="gr31" draw:text-style-name="P9" draw:layer="layout" svg:width="0.026cm" svg:height="0.38cm" svg:x="33.653cm" svg:y="15.637cm" svg:viewBox="0 0 27 381" draw:points="0,381 27,381 27,0 0,0">
          <text:p/>
        </draw:polygon>
        <draw:polygon draw:style-name="gr29" draw:text-style-name="P7" draw:layer="layout" svg:width="0.026cm" svg:height="0.38cm" svg:x="33.68cm" svg:y="15.637cm" svg:viewBox="0 0 27 381" draw:points="0,381 27,381 27,0 0,0">
          <text:p/>
        </draw:polygon>
        <draw:polygon draw:style-name="gr30" draw:text-style-name="P8" draw:layer="layout" svg:width="0.026cm" svg:height="0.38cm" svg:x="33.706cm" svg:y="15.637cm" svg:viewBox="0 0 27 381" draw:points="0,381 27,381 27,0 0,0">
          <text:p/>
        </draw:polygon>
        <draw:polygon draw:style-name="gr30" draw:text-style-name="P8" draw:layer="layout" svg:width="0.026cm" svg:height="0.38cm" svg:x="33.732cm" svg:y="15.637cm" svg:viewBox="0 0 27 381" draw:points="0,381 27,381 27,0 0,0">
          <text:p/>
        </draw:polygon>
        <draw:polygon draw:style-name="gr32" draw:text-style-name="P10" draw:layer="layout" svg:width="0.026cm" svg:height="0.38cm" svg:x="33.784cm" svg:y="15.637cm" svg:viewBox="0 0 27 381" draw:points="0,381 27,381 27,0 0,0">
          <text:p/>
        </draw:polygon>
        <draw:polygon draw:style-name="gr31" draw:text-style-name="P9" draw:layer="layout" svg:width="0.026cm" svg:height="0.38cm" svg:x="33.811cm" svg:y="15.637cm" svg:viewBox="0 0 27 381" draw:points="0,381 27,381 27,0 0,0">
          <text:p/>
        </draw:polygon>
        <draw:polygon draw:style-name="gr30" draw:text-style-name="P8" draw:layer="layout" svg:width="0.026cm" svg:height="0.38cm" svg:x="33.837cm" svg:y="15.637cm" svg:viewBox="0 0 27 381" draw:points="0,381 27,381 27,0 0,0">
          <text:p/>
        </draw:polygon>
        <draw:polygon draw:style-name="gr30" draw:text-style-name="P8" draw:layer="layout" svg:width="0.027cm" svg:height="0.38cm" svg:x="33.863cm" svg:y="15.637cm" svg:viewBox="0 0 28 381" draw:points="0,381 28,381 28,0 0,0">
          <text:p/>
        </draw:polygon>
        <draw:polygon draw:style-name="gr31" draw:text-style-name="P9" draw:layer="layout" svg:width="0.026cm" svg:height="0.38cm" svg:x="33.891cm" svg:y="15.637cm" svg:viewBox="0 0 27 381" draw:points="0,381 27,381 27,0 0,0">
          <text:p/>
        </draw:polygon>
        <draw:polygon draw:style-name="gr32" draw:text-style-name="P10" draw:layer="layout" svg:width="0.026cm" svg:height="0.38cm" svg:x="33.916cm" svg:y="15.637cm" svg:viewBox="0 0 27 381" draw:points="0,381 27,381 27,0 0,0">
          <text:p/>
        </draw:polygon>
        <draw:polygon draw:style-name="gr31" draw:text-style-name="P9" draw:layer="layout" svg:width="0.026cm" svg:height="0.38cm" svg:x="33.942cm" svg:y="15.637cm" svg:viewBox="0 0 27 381" draw:points="0,381 27,381 27,0 0,0">
          <text:p/>
        </draw:polygon>
        <draw:polygon draw:style-name="gr29" draw:text-style-name="P7" draw:layer="layout" svg:width="0.026cm" svg:height="0.38cm" svg:x="33.969cm" svg:y="15.637cm" svg:viewBox="0 0 27 381" draw:points="0,381 27,381 27,0 0,0">
          <text:p/>
        </draw:polygon>
        <draw:polygon draw:style-name="gr31" draw:text-style-name="P9" draw:layer="layout" svg:width="0.026cm" svg:height="0.38cm" svg:x="33.995cm" svg:y="15.637cm" svg:viewBox="0 0 27 381" draw:points="0,381 27,381 27,0 0,0">
          <text:p/>
        </draw:polygon>
        <draw:polygon draw:style-name="gr29" draw:text-style-name="P7" draw:layer="layout" svg:width="0.026cm" svg:height="0.38cm" svg:x="34.021cm" svg:y="15.637cm" svg:viewBox="0 0 27 381" draw:points="0,381 27,381 27,0 0,0">
          <text:p/>
        </draw:polygon>
        <draw:polygon draw:style-name="gr31" draw:text-style-name="P9" draw:layer="layout" svg:width="0.026cm" svg:height="0.38cm" svg:x="34.047cm" svg:y="15.637cm" svg:viewBox="0 0 27 381" draw:points="0,381 27,381 27,0 0,0">
          <text:p/>
        </draw:polygon>
        <draw:polygon draw:style-name="gr30" draw:text-style-name="P8" draw:layer="layout" svg:width="0.026cm" svg:height="0.38cm" svg:x="34.074cm" svg:y="15.637cm" svg:viewBox="0 0 27 381" draw:points="0,381 27,381 27,0 0,0">
          <text:p/>
        </draw:polygon>
        <draw:polygon draw:style-name="gr31" draw:text-style-name="P9" draw:layer="layout" svg:width="0.026cm" svg:height="0.38cm" svg:x="34.1cm" svg:y="15.637cm" svg:viewBox="0 0 27 381" draw:points="0,381 27,381 27,0 0,0">
          <text:p/>
        </draw:polygon>
        <draw:polygon draw:style-name="gr31" draw:text-style-name="P9" draw:layer="layout" svg:width="0.026cm" svg:height="0.38cm" svg:x="34.126cm" svg:y="15.637cm" svg:viewBox="0 0 27 381" draw:points="0,381 27,381 27,0 0,0">
          <text:p/>
        </draw:polygon>
        <draw:polygon draw:style-name="gr30" draw:text-style-name="P8" draw:layer="layout" svg:width="0.026cm" svg:height="0.38cm" svg:x="34.152cm" svg:y="15.637cm" svg:viewBox="0 0 27 381" draw:points="0,381 27,381 27,0 0,0">
          <text:p/>
        </draw:polygon>
        <draw:polygon draw:style-name="gr31" draw:text-style-name="P9" draw:layer="layout" svg:width="0.026cm" svg:height="0.38cm" svg:x="34.179cm" svg:y="15.637cm" svg:viewBox="0 0 27 381" draw:points="0,381 27,381 27,0 0,0">
          <text:p/>
        </draw:polygon>
        <draw:polygon draw:style-name="gr31" draw:text-style-name="P9" draw:layer="layout" svg:width="0.026cm" svg:height="0.38cm" svg:x="34.205cm" svg:y="15.637cm" svg:viewBox="0 0 27 381" draw:points="0,381 27,381 27,0 0,0">
          <text:p/>
        </draw:polygon>
        <draw:polygon draw:style-name="gr32" draw:text-style-name="P10" draw:layer="layout" svg:width="0.026cm" svg:height="0.38cm" svg:x="34.231cm" svg:y="15.637cm" svg:viewBox="0 0 27 381" draw:points="0,381 27,381 27,0 0,0">
          <text:p/>
        </draw:polygon>
        <draw:polygon draw:style-name="gr30" draw:text-style-name="P8" draw:layer="layout" svg:width="0.027cm" svg:height="0.38cm" svg:x="34.257cm" svg:y="15.637cm" svg:viewBox="0 0 28 381" draw:points="0,381 28,381 28,0 0,0">
          <text:p/>
        </draw:polygon>
        <draw:polygon draw:style-name="gr29" draw:text-style-name="P7" draw:layer="layout" svg:width="0.026cm" svg:height="0.38cm" svg:x="34.284cm" svg:y="15.637cm" svg:viewBox="0 0 27 381" draw:points="0,381 27,381 27,0 0,0">
          <text:p/>
        </draw:polygon>
        <draw:polygon draw:style-name="gr29" draw:text-style-name="P7" draw:layer="layout" svg:width="0.026cm" svg:height="0.38cm" svg:x="34.31cm" svg:y="15.637cm" svg:viewBox="0 0 27 381" draw:points="0,381 27,381 27,0 0,0">
          <text:p/>
        </draw:polygon>
        <draw:polygon draw:style-name="gr29" draw:text-style-name="P7" draw:layer="layout" svg:width="0.026cm" svg:height="0.38cm" svg:x="34.336cm" svg:y="15.637cm" svg:viewBox="0 0 27 381" draw:points="0,381 27,381 27,0 0,0">
          <text:p/>
        </draw:polygon>
        <draw:polygon draw:style-name="gr31" draw:text-style-name="P9" draw:layer="layout" svg:width="0.026cm" svg:height="0.38cm" svg:x="34.415cm" svg:y="15.637cm" svg:viewBox="0 0 27 381" draw:points="0,381 27,381 27,0 0,0">
          <text:p/>
        </draw:polygon>
        <draw:polygon draw:style-name="gr30" draw:text-style-name="P8" draw:layer="layout" svg:width="0.026cm" svg:height="0.38cm" svg:x="34.441cm" svg:y="15.637cm" svg:viewBox="0 0 27 381" draw:points="0,381 27,381 27,0 0,0">
          <text:p/>
        </draw:polygon>
        <draw:polygon draw:style-name="gr29" draw:text-style-name="P7" draw:layer="layout" svg:width="0.026cm" svg:height="0.38cm" svg:x="34.468cm" svg:y="15.637cm" svg:viewBox="0 0 27 381" draw:points="0,381 27,381 27,0 0,0">
          <text:p/>
        </draw:polygon>
        <draw:polygon draw:style-name="gr30" draw:text-style-name="P8" draw:layer="layout" svg:width="0.026cm" svg:height="0.38cm" svg:x="34.494cm" svg:y="15.637cm" svg:viewBox="0 0 27 381" draw:points="0,381 27,381 27,0 0,0">
          <text:p/>
        </draw:polygon>
        <draw:polygon draw:style-name="gr32" draw:text-style-name="P10" draw:layer="layout" svg:width="0.026cm" svg:height="0.38cm" svg:x="34.52cm" svg:y="15.637cm" svg:viewBox="0 0 27 381" draw:points="0,381 27,381 27,0 0,0">
          <text:p/>
        </draw:polygon>
        <draw:polygon draw:style-name="gr32" draw:text-style-name="P10" draw:layer="layout" svg:width="0.026cm" svg:height="0.38cm" svg:x="34.546cm" svg:y="15.637cm" svg:viewBox="0 0 27 381" draw:points="0,381 27,381 27,0 0,0">
          <text:p/>
        </draw:polygon>
        <draw:polygon draw:style-name="gr32" draw:text-style-name="P10" draw:layer="layout" svg:width="0.026cm" svg:height="0.38cm" svg:x="34.573cm" svg:y="15.637cm" svg:viewBox="0 0 27 381" draw:points="0,381 27,381 27,0 0,0">
          <text:p/>
        </draw:polygon>
        <draw:polygon draw:style-name="gr31" draw:text-style-name="P9" draw:layer="layout" svg:width="0.026cm" svg:height="0.38cm" svg:x="34.599cm" svg:y="15.637cm" svg:viewBox="0 0 27 381" draw:points="0,381 27,381 27,0 0,0">
          <text:p/>
        </draw:polygon>
        <draw:polygon draw:style-name="gr29" draw:text-style-name="P7" draw:layer="layout" svg:width="0.027cm" svg:height="0.38cm" svg:x="34.625cm" svg:y="15.637cm" svg:viewBox="0 0 28 381" draw:points="0,381 28,381 28,0 0,0">
          <text:p/>
        </draw:polygon>
        <draw:polygon draw:style-name="gr29" draw:text-style-name="P7" draw:layer="layout" svg:width="0.026cm" svg:height="0.38cm" svg:x="34.652cm" svg:y="15.637cm" svg:viewBox="0 0 27 381" draw:points="0,381 27,381 27,0 0,0">
          <text:p/>
        </draw:polygon>
        <draw:polygon draw:style-name="gr29" draw:text-style-name="P7" draw:layer="layout" svg:width="0.026cm" svg:height="0.38cm" svg:x="20.123cm" svg:y="14.877cm" svg:viewBox="0 0 27 381" draw:points="0,381 27,381 27,0 0,0">
          <text:p/>
        </draw:polygon>
        <draw:polygon draw:style-name="gr30" draw:text-style-name="P8" draw:layer="layout" svg:width="0.026cm" svg:height="0.38cm" svg:x="20.15cm" svg:y="14.877cm" svg:viewBox="0 0 27 381" draw:points="0,381 27,381 27,0 0,0">
          <text:p/>
        </draw:polygon>
        <draw:polygon draw:style-name="gr31" draw:text-style-name="P9" draw:layer="layout" svg:width="0.026cm" svg:height="0.38cm" svg:x="20.176cm" svg:y="14.877cm" svg:viewBox="0 0 27 381" draw:points="0,381 27,381 27,0 0,0">
          <text:p/>
        </draw:polygon>
        <draw:polygon draw:style-name="gr32" draw:text-style-name="P10" draw:layer="layout" svg:width="0.026cm" svg:height="0.38cm" svg:x="20.202cm" svg:y="14.877cm" svg:viewBox="0 0 27 381" draw:points="0,381 27,381 27,0 0,0">
          <text:p/>
        </draw:polygon>
        <draw:polygon draw:style-name="gr31" draw:text-style-name="P9" draw:layer="layout" svg:width="0.026cm" svg:height="0.38cm" svg:x="20.228cm" svg:y="14.877cm" svg:viewBox="0 0 27 381" draw:points="0,381 27,381 27,0 0,0">
          <text:p/>
        </draw:polygon>
        <draw:polygon draw:style-name="gr32" draw:text-style-name="P10" draw:layer="layout" svg:width="0.026cm" svg:height="0.38cm" svg:x="20.256cm" svg:y="14.877cm" svg:viewBox="0 0 27 381" draw:points="0,381 27,381 27,0 0,0">
          <text:p/>
        </draw:polygon>
        <draw:polygon draw:style-name="gr32" draw:text-style-name="P10" draw:layer="layout" svg:width="0.026cm" svg:height="0.38cm" svg:x="20.281cm" svg:y="14.877cm" svg:viewBox="0 0 27 381" draw:points="0,381 27,381 27,0 0,0">
          <text:p/>
        </draw:polygon>
        <draw:polygon draw:style-name="gr34" draw:text-style-name="P12" draw:layer="layout" svg:width="0.026cm" svg:height="0.38cm" svg:x="20.307cm" svg:y="14.877cm" svg:viewBox="0 0 27 381" draw:points="0,381 27,381 27,0 0,0">
          <text:p/>
        </draw:polygon>
        <draw:polygon draw:style-name="gr32" draw:text-style-name="P10" draw:layer="layout" svg:width="0.026cm" svg:height="0.38cm" svg:x="20.333cm" svg:y="14.877cm" svg:viewBox="0 0 27 381" draw:points="0,381 27,381 27,0 0,0">
          <text:p/>
        </draw:polygon>
        <draw:polygon draw:style-name="gr32" draw:text-style-name="P10" draw:layer="layout" svg:width="0.027cm" svg:height="0.38cm" svg:x="20.359cm" svg:y="14.877cm" svg:viewBox="0 0 28 381" draw:points="0,381 28,381 28,0 0,0">
          <text:p/>
        </draw:polygon>
        <draw:polygon draw:style-name="gr30" draw:text-style-name="P8" draw:layer="layout" svg:width="0.026cm" svg:height="0.38cm" svg:x="20.386cm" svg:y="14.877cm" svg:viewBox="0 0 27 381" draw:points="0,381 27,381 27,0 0,0">
          <text:p/>
        </draw:polygon>
        <draw:polygon draw:style-name="gr31" draw:text-style-name="P9" draw:layer="layout" svg:width="0.026cm" svg:height="0.38cm" svg:x="20.412cm" svg:y="14.877cm" svg:viewBox="0 0 27 381" draw:points="0,381 27,381 27,0 0,0">
          <text:p/>
        </draw:polygon>
        <draw:polygon draw:style-name="gr31" draw:text-style-name="P9" draw:layer="layout" svg:width="0.027cm" svg:height="0.38cm" svg:x="20.438cm" svg:y="14.877cm" svg:viewBox="0 0 28 381" draw:points="0,381 28,381 28,0 0,0">
          <text:p/>
        </draw:polygon>
        <draw:polygon draw:style-name="gr31" draw:text-style-name="P9" draw:layer="layout" svg:width="0.026cm" svg:height="0.38cm" svg:x="20.465cm" svg:y="14.877cm" svg:viewBox="0 0 27 381" draw:points="0,381 27,381 27,0 0,0">
          <text:p/>
        </draw:polygon>
        <draw:polygon draw:style-name="gr30" draw:text-style-name="P8" draw:layer="layout" svg:width="0.026cm" svg:height="0.38cm" svg:x="20.491cm" svg:y="14.877cm" svg:viewBox="0 0 27 381" draw:points="0,381 27,381 27,0 0,0">
          <text:p/>
        </draw:polygon>
        <draw:polygon draw:style-name="gr30" draw:text-style-name="P8" draw:layer="layout" svg:width="0.026cm" svg:height="0.38cm" svg:x="20.517cm" svg:y="14.877cm" svg:viewBox="0 0 27 381" draw:points="0,381 27,381 27,0 0,0">
          <text:p/>
        </draw:polygon>
        <draw:polygon draw:style-name="gr31" draw:text-style-name="P9" draw:layer="layout" svg:width="0.026cm" svg:height="0.38cm" svg:x="20.544cm" svg:y="14.877cm" svg:viewBox="0 0 27 381" draw:points="0,381 27,381 27,0 0,0">
          <text:p/>
        </draw:polygon>
        <draw:polygon draw:style-name="gr32" draw:text-style-name="P10" draw:layer="layout" svg:width="0.026cm" svg:height="0.38cm" svg:x="20.596cm" svg:y="14.877cm" svg:viewBox="0 0 27 381" draw:points="0,381 27,381 27,0 0,0">
          <text:p/>
        </draw:polygon>
        <draw:polygon draw:style-name="gr32" draw:text-style-name="P10" draw:layer="layout" svg:width="0.026cm" svg:height="0.38cm" svg:x="20.622cm" svg:y="14.877cm" svg:viewBox="0 0 27 381" draw:points="0,381 27,381 27,0 0,0">
          <text:p/>
        </draw:polygon>
        <draw:polygon draw:style-name="gr31" draw:text-style-name="P9" draw:layer="layout" svg:width="0.026cm" svg:height="0.38cm" svg:x="20.649cm" svg:y="14.877cm" svg:viewBox="0 0 27 381" draw:points="0,381 27,381 27,0 0,0">
          <text:p/>
        </draw:polygon>
        <draw:polygon draw:style-name="gr31" draw:text-style-name="P9" draw:layer="layout" svg:width="0.026cm" svg:height="0.38cm" svg:x="20.676cm" svg:y="14.877cm" svg:viewBox="0 0 27 381" draw:points="0,381 27,381 27,0 0,0">
          <text:p/>
        </draw:polygon>
        <draw:polygon draw:style-name="gr31" draw:text-style-name="P9" draw:layer="layout" svg:width="0.026cm" svg:height="0.38cm" svg:x="20.701cm" svg:y="14.877cm" svg:viewBox="0 0 27 381" draw:points="0,381 27,381 27,0 0,0">
          <text:p/>
        </draw:polygon>
        <draw:polygon draw:style-name="gr32" draw:text-style-name="P10" draw:layer="layout" svg:width="0.026cm" svg:height="0.38cm" svg:x="20.727cm" svg:y="14.877cm" svg:viewBox="0 0 27 381" draw:points="0,381 27,381 27,0 0,0">
          <text:p/>
        </draw:polygon>
        <draw:polygon draw:style-name="gr30" draw:text-style-name="P8" draw:layer="layout" svg:width="0.026cm" svg:height="0.38cm" svg:x="20.754cm" svg:y="14.877cm" svg:viewBox="0 0 27 381" draw:points="0,381 27,381 27,0 0,0">
          <text:p/>
        </draw:polygon>
        <draw:polygon draw:style-name="gr31" draw:text-style-name="P9" draw:layer="layout" svg:width="0.026cm" svg:height="0.38cm" svg:x="20.78cm" svg:y="14.877cm" svg:viewBox="0 0 27 381" draw:points="0,381 27,381 27,0 0,0">
          <text:p/>
        </draw:polygon>
        <draw:polygon draw:style-name="gr31" draw:text-style-name="P9" draw:layer="layout" svg:width="0.027cm" svg:height="0.38cm" svg:x="20.806cm" svg:y="14.877cm" svg:viewBox="0 0 28 381" draw:points="0,381 28,381 28,0 0,0">
          <text:p/>
        </draw:polygon>
        <draw:polygon draw:style-name="gr30" draw:text-style-name="P8" draw:layer="layout" svg:width="0.026cm" svg:height="0.38cm" svg:x="20.833cm" svg:y="14.877cm" svg:viewBox="0 0 27 381" draw:points="0,381 27,381 27,0 0,0">
          <text:p/>
        </draw:polygon>
        <draw:polygon draw:style-name="gr30" draw:text-style-name="P8" draw:layer="layout" svg:width="0.026cm" svg:height="0.38cm" svg:x="20.859cm" svg:y="14.877cm" svg:viewBox="0 0 27 381" draw:points="0,381 27,381 27,0 0,0">
          <text:p/>
        </draw:polygon>
        <draw:polygon draw:style-name="gr30" draw:text-style-name="P8" draw:layer="layout" svg:width="0.026cm" svg:height="0.38cm" svg:x="20.885cm" svg:y="14.877cm" svg:viewBox="0 0 27 381" draw:points="0,381 27,381 27,0 0,0">
          <text:p/>
        </draw:polygon>
        <draw:polygon draw:style-name="gr32" draw:text-style-name="P10" draw:layer="layout" svg:width="0.026cm" svg:height="0.38cm" svg:x="20.911cm" svg:y="14.877cm" svg:viewBox="0 0 27 381" draw:points="0,381 27,381 27,0 0,0">
          <text:p/>
        </draw:polygon>
        <draw:polygon draw:style-name="gr31" draw:text-style-name="P9" draw:layer="layout" svg:width="0.026cm" svg:height="0.38cm" svg:x="20.938cm" svg:y="14.877cm" svg:viewBox="0 0 27 381" draw:points="0,381 27,381 27,0 0,0">
          <text:p/>
        </draw:polygon>
        <draw:polygon draw:style-name="gr30" draw:text-style-name="P8" draw:layer="layout" svg:width="0.026cm" svg:height="0.38cm" svg:x="20.964cm" svg:y="14.877cm" svg:viewBox="0 0 27 381" draw:points="0,381 27,381 27,0 0,0">
          <text:p/>
        </draw:polygon>
        <draw:polygon draw:style-name="gr29" draw:text-style-name="P7" draw:layer="layout" svg:width="0.026cm" svg:height="0.38cm" svg:x="20.99cm" svg:y="14.877cm" svg:viewBox="0 0 27 381" draw:points="0,381 27,381 27,0 0,0">
          <text:p/>
        </draw:polygon>
        <draw:polygon draw:style-name="gr30" draw:text-style-name="P8" draw:layer="layout" svg:width="0.026cm" svg:height="0.38cm" svg:x="21.016cm" svg:y="14.877cm" svg:viewBox="0 0 27 381" draw:points="0,381 27,381 27,0 0,0">
          <text:p/>
        </draw:polygon>
        <draw:polygon draw:style-name="gr30" draw:text-style-name="P8" draw:layer="layout" svg:width="0.026cm" svg:height="0.38cm" svg:x="21.043cm" svg:y="14.877cm" svg:viewBox="0 0 27 381" draw:points="0,381 27,381 27,0 0,0">
          <text:p/>
        </draw:polygon>
        <draw:polygon draw:style-name="gr31" draw:text-style-name="P9" draw:layer="layout" svg:width="0.026cm" svg:height="0.38cm" svg:x="21.069cm" svg:y="14.877cm" svg:viewBox="0 0 27 381" draw:points="0,381 27,381 27,0 0,0">
          <text:p/>
        </draw:polygon>
        <draw:polygon draw:style-name="gr31" draw:text-style-name="P9" draw:layer="layout" svg:width="0.026cm" svg:height="0.38cm" svg:x="21.096cm" svg:y="14.877cm" svg:viewBox="0 0 27 381" draw:points="0,381 27,381 27,0 0,0">
          <text:p/>
        </draw:polygon>
        <draw:polygon draw:style-name="gr30" draw:text-style-name="P8" draw:layer="layout" svg:width="0.027cm" svg:height="0.38cm" svg:x="21.121cm" svg:y="14.877cm" svg:viewBox="0 0 28 381" draw:points="0,381 28,381 28,0 0,0">
          <text:p/>
        </draw:polygon>
        <draw:polygon draw:style-name="gr31" draw:text-style-name="P9" draw:layer="layout" svg:width="0.026cm" svg:height="0.38cm" svg:x="21.148cm" svg:y="14.877cm" svg:viewBox="0 0 27 381" draw:points="0,381 27,381 27,0 0,0">
          <text:p/>
        </draw:polygon>
        <draw:polygon draw:style-name="gr31" draw:text-style-name="P9" draw:layer="layout" svg:width="0.026cm" svg:height="0.38cm" svg:x="21.174cm" svg:y="14.877cm" svg:viewBox="0 0 27 381" draw:points="0,381 27,381 27,0 0,0">
          <text:p/>
        </draw:polygon>
        <draw:polygon draw:style-name="gr29" draw:text-style-name="P7" draw:layer="layout" svg:width="0.027cm" svg:height="0.38cm" svg:x="21.2cm" svg:y="14.877cm" svg:viewBox="0 0 28 381" draw:points="0,381 28,381 28,0 0,0">
          <text:p/>
        </draw:polygon>
        <draw:polygon draw:style-name="gr31" draw:text-style-name="P9" draw:layer="layout" svg:width="0.026cm" svg:height="0.38cm" svg:x="21.227cm" svg:y="14.877cm" svg:viewBox="0 0 27 381" draw:points="0,381 27,381 27,0 0,0">
          <text:p/>
        </draw:polygon>
        <draw:polygon draw:style-name="gr29" draw:text-style-name="P7" draw:layer="layout" svg:width="0.026cm" svg:height="0.38cm" svg:x="21.253cm" svg:y="14.877cm" svg:viewBox="0 0 27 381" draw:points="0,381 27,381 27,0 0,0">
          <text:p/>
        </draw:polygon>
        <draw:polygon draw:style-name="gr30" draw:text-style-name="P8" draw:layer="layout" svg:width="0.026cm" svg:height="0.38cm" svg:x="21.279cm" svg:y="14.877cm" svg:viewBox="0 0 27 381" draw:points="0,381 27,381 27,0 0,0">
          <text:p/>
        </draw:polygon>
        <draw:polygon draw:style-name="gr31" draw:text-style-name="P9" draw:layer="layout" svg:width="0.026cm" svg:height="0.38cm" svg:x="21.305cm" svg:y="14.877cm" svg:viewBox="0 0 27 381" draw:points="0,381 27,381 27,0 0,0">
          <text:p/>
        </draw:polygon>
        <draw:polygon draw:style-name="gr30" draw:text-style-name="P8" draw:layer="layout" svg:width="0.026cm" svg:height="0.38cm" svg:x="21.332cm" svg:y="14.877cm" svg:viewBox="0 0 27 381" draw:points="0,381 27,381 27,0 0,0">
          <text:p/>
        </draw:polygon>
        <draw:polygon draw:style-name="gr30" draw:text-style-name="P8" draw:layer="layout" svg:width="0.026cm" svg:height="0.38cm" svg:x="21.358cm" svg:y="14.877cm" svg:viewBox="0 0 27 381" draw:points="0,381 27,381 27,0 0,0">
          <text:p/>
        </draw:polygon>
        <draw:polygon draw:style-name="gr31" draw:text-style-name="P9" draw:layer="layout" svg:width="0.026cm" svg:height="0.38cm" svg:x="21.384cm" svg:y="14.877cm" svg:viewBox="0 0 27 381" draw:points="0,381 27,381 27,0 0,0">
          <text:p/>
        </draw:polygon>
        <draw:polygon draw:style-name="gr32" draw:text-style-name="P10" draw:layer="layout" svg:width="0.026cm" svg:height="0.38cm" svg:x="21.41cm" svg:y="14.877cm" svg:viewBox="0 0 27 381" draw:points="0,381 27,381 27,0 0,0">
          <text:p/>
        </draw:polygon>
        <draw:polygon draw:style-name="gr31" draw:text-style-name="P9" draw:layer="layout" svg:width="0.026cm" svg:height="0.38cm" svg:x="21.437cm" svg:y="14.877cm" svg:viewBox="0 0 27 381" draw:points="0,381 27,381 27,0 0,0">
          <text:p/>
        </draw:polygon>
        <draw:polygon draw:style-name="gr29" draw:text-style-name="P7" draw:layer="layout" svg:width="0.026cm" svg:height="0.38cm" svg:x="21.463cm" svg:y="14.877cm" svg:viewBox="0 0 27 381" draw:points="0,381 27,381 27,0 0,0">
          <text:p/>
        </draw:polygon>
        <draw:polygon draw:style-name="gr32" draw:text-style-name="P10" draw:layer="layout" svg:width="0.026cm" svg:height="0.38cm" svg:x="21.489cm" svg:y="14.877cm" svg:viewBox="0 0 27 381" draw:points="0,381 27,381 27,0 0,0">
          <text:p/>
        </draw:polygon>
        <draw:polygon draw:style-name="gr31" draw:text-style-name="P9" draw:layer="layout" svg:width="0.027cm" svg:height="0.38cm" svg:x="21.516cm" svg:y="14.877cm" svg:viewBox="0 0 28 381" draw:points="0,381 28,381 28,0 0,0">
          <text:p/>
        </draw:polygon>
        <draw:polygon draw:style-name="gr30" draw:text-style-name="P8" draw:layer="layout" svg:width="0.026cm" svg:height="0.38cm" svg:x="21.543cm" svg:y="14.877cm" svg:viewBox="0 0 27 381" draw:points="0,381 27,381 27,0 0,0">
          <text:p/>
        </draw:polygon>
        <draw:polygon draw:style-name="gr31" draw:text-style-name="P9" draw:layer="layout" svg:width="0.026cm" svg:height="0.38cm" svg:x="21.568cm" svg:y="14.877cm" svg:viewBox="0 0 27 381" draw:points="0,381 27,381 27,0 0,0">
          <text:p/>
        </draw:polygon>
        <draw:polygon draw:style-name="gr31" draw:text-style-name="P9" draw:layer="layout" svg:width="0.026cm" svg:height="0.38cm" svg:x="21.595cm" svg:y="14.877cm" svg:viewBox="0 0 27 381" draw:points="0,381 27,381 27,0 0,0">
          <text:p/>
        </draw:polygon>
        <draw:polygon draw:style-name="gr31" draw:text-style-name="P9" draw:layer="layout" svg:width="0.026cm" svg:height="0.38cm" svg:x="21.621cm" svg:y="14.877cm" svg:viewBox="0 0 27 381" draw:points="0,381 27,381 27,0 0,0">
          <text:p/>
        </draw:polygon>
        <draw:polygon draw:style-name="gr30" draw:text-style-name="P8" draw:layer="layout" svg:width="0.026cm" svg:height="0.38cm" svg:x="21.647cm" svg:y="14.877cm" svg:viewBox="0 0 27 381" draw:points="0,381 27,381 27,0 0,0">
          <text:p/>
        </draw:polygon>
        <draw:polygon draw:style-name="gr32" draw:text-style-name="P10" draw:layer="layout" svg:width="0.026cm" svg:height="0.38cm" svg:x="21.673cm" svg:y="14.877cm" svg:viewBox="0 0 27 381" draw:points="0,381 27,381 27,0 0,0">
          <text:p/>
        </draw:polygon>
        <draw:polygon draw:style-name="gr30" draw:text-style-name="P8" draw:layer="layout" svg:width="0.026cm" svg:height="0.38cm" svg:x="21.7cm" svg:y="14.877cm" svg:viewBox="0 0 27 381" draw:points="0,381 27,381 27,0 0,0">
          <text:p/>
        </draw:polygon>
        <draw:polygon draw:style-name="gr30" draw:text-style-name="P8" draw:layer="layout" svg:width="0.026cm" svg:height="0.38cm" svg:x="21.726cm" svg:y="14.877cm" svg:viewBox="0 0 27 381" draw:points="0,381 27,381 27,0 0,0">
          <text:p/>
        </draw:polygon>
        <draw:polygon draw:style-name="gr30" draw:text-style-name="P8" draw:layer="layout" svg:width="0.026cm" svg:height="0.38cm" svg:x="21.752cm" svg:y="14.877cm" svg:viewBox="0 0 27 381" draw:points="0,381 27,381 27,0 0,0">
          <text:p/>
        </draw:polygon>
        <draw:polygon draw:style-name="gr31" draw:text-style-name="P9" draw:layer="layout" svg:width="0.027cm" svg:height="0.38cm" svg:x="21.804cm" svg:y="14.877cm" svg:viewBox="0 0 28 381" draw:points="0,381 28,381 28,0 0,0">
          <text:p/>
        </draw:polygon>
        <draw:polygon draw:style-name="gr29" draw:text-style-name="P7" draw:layer="layout" svg:width="0.026cm" svg:height="0.38cm" svg:x="21.831cm" svg:y="14.877cm" svg:viewBox="0 0 27 381" draw:points="0,381 27,381 27,0 0,0">
          <text:p/>
        </draw:polygon>
        <draw:polygon draw:style-name="gr30" draw:text-style-name="P8" draw:layer="layout" svg:width="0.026cm" svg:height="0.38cm" svg:x="21.857cm" svg:y="14.877cm" svg:viewBox="0 0 27 381" draw:points="0,381 27,381 27,0 0,0">
          <text:p/>
        </draw:polygon>
        <draw:polygon draw:style-name="gr31" draw:text-style-name="P9" draw:layer="layout" svg:width="0.027cm" svg:height="0.38cm" svg:x="21.883cm" svg:y="14.877cm" svg:viewBox="0 0 28 381" draw:points="0,381 28,381 28,0 0,0">
          <text:p/>
        </draw:polygon>
        <draw:polygon draw:style-name="gr30" draw:text-style-name="P8" draw:layer="layout" svg:width="0.026cm" svg:height="0.38cm" svg:x="21.91cm" svg:y="14.877cm" svg:viewBox="0 0 27 381" draw:points="0,381 27,381 27,0 0,0">
          <text:p/>
        </draw:polygon>
        <draw:polygon draw:style-name="gr31" draw:text-style-name="P9" draw:layer="layout" svg:width="0.026cm" svg:height="0.38cm" svg:x="21.936cm" svg:y="14.877cm" svg:viewBox="0 0 27 381" draw:points="0,381 27,381 27,0 0,0">
          <text:p/>
        </draw:polygon>
        <draw:polygon draw:style-name="gr30" draw:text-style-name="P8" draw:layer="layout" svg:width="0.026cm" svg:height="0.38cm" svg:x="21.963cm" svg:y="14.877cm" svg:viewBox="0 0 27 381" draw:points="0,381 27,381 27,0 0,0">
          <text:p/>
        </draw:polygon>
        <draw:polygon draw:style-name="gr30" draw:text-style-name="P8" draw:layer="layout" svg:width="0.026cm" svg:height="0.38cm" svg:x="21.989cm" svg:y="14.877cm" svg:viewBox="0 0 27 381" draw:points="0,381 27,381 27,0 0,0">
          <text:p/>
        </draw:polygon>
        <draw:polygon draw:style-name="gr32" draw:text-style-name="P10" draw:layer="layout" svg:width="0.026cm" svg:height="0.38cm" svg:x="22.015cm" svg:y="14.877cm" svg:viewBox="0 0 27 381" draw:points="0,381 27,381 27,0 0,0">
          <text:p/>
        </draw:polygon>
        <draw:polygon draw:style-name="gr32" draw:text-style-name="P10" draw:layer="layout" svg:width="0.026cm" svg:height="0.38cm" svg:x="22.041cm" svg:y="14.877cm" svg:viewBox="0 0 27 381" draw:points="0,381 27,381 27,0 0,0">
          <text:p/>
        </draw:polygon>
        <draw:polygon draw:style-name="gr30" draw:text-style-name="P8" draw:layer="layout" svg:width="0.026cm" svg:height="0.38cm" svg:x="22.067cm" svg:y="14.877cm" svg:viewBox="0 0 27 381" draw:points="0,381 27,381 27,0 0,0">
          <text:p/>
        </draw:polygon>
        <draw:polygon draw:style-name="gr30" draw:text-style-name="P8" draw:layer="layout" svg:width="0.026cm" svg:height="0.38cm" svg:x="22.094cm" svg:y="14.877cm" svg:viewBox="0 0 27 381" draw:points="0,381 27,381 27,0 0,0">
          <text:p/>
        </draw:polygon>
        <draw:polygon draw:style-name="gr29" draw:text-style-name="P7" draw:layer="layout" svg:width="0.026cm" svg:height="0.38cm" svg:x="22.12cm" svg:y="14.877cm" svg:viewBox="0 0 27 381" draw:points="0,381 27,381 27,0 0,0">
          <text:p/>
        </draw:polygon>
        <draw:polygon draw:style-name="gr30" draw:text-style-name="P8" draw:layer="layout" svg:width="0.026cm" svg:height="0.38cm" svg:x="22.146cm" svg:y="14.877cm" svg:viewBox="0 0 27 381" draw:points="0,381 27,381 27,0 0,0">
          <text:p/>
        </draw:polygon>
        <draw:polygon draw:style-name="gr29" draw:text-style-name="P7" draw:layer="layout" svg:width="0.026cm" svg:height="0.38cm" svg:x="22.172cm" svg:y="14.877cm" svg:viewBox="0 0 27 381" draw:points="0,381 27,381 27,0 0,0">
          <text:p/>
        </draw:polygon>
        <draw:polygon draw:style-name="gr30" draw:text-style-name="P8" draw:layer="layout" svg:width="0.026cm" svg:height="0.38cm" svg:x="22.199cm" svg:y="14.877cm" svg:viewBox="0 0 27 381" draw:points="0,381 27,381 27,0 0,0">
          <text:p/>
        </draw:polygon>
        <draw:polygon draw:style-name="gr30" draw:text-style-name="P8" draw:layer="layout" svg:width="0.026cm" svg:height="0.38cm" svg:x="22.225cm" svg:y="14.877cm" svg:viewBox="0 0 27 381" draw:points="0,381 27,381 27,0 0,0">
          <text:p/>
        </draw:polygon>
        <draw:polygon draw:style-name="gr29" draw:text-style-name="P7" draw:layer="layout" svg:width="0.026cm" svg:height="0.38cm" svg:x="22.251cm" svg:y="14.877cm" svg:viewBox="0 0 27 381" draw:points="0,381 27,381 27,0 0,0">
          <text:p/>
        </draw:polygon>
        <draw:polygon draw:style-name="gr29" draw:text-style-name="P7" draw:layer="layout" svg:width="0.027cm" svg:height="0.38cm" svg:x="22.277cm" svg:y="14.877cm" svg:viewBox="0 0 28 381" draw:points="0,381 28,381 28,0 0,0">
          <text:p/>
        </draw:polygon>
        <draw:polygon draw:style-name="gr29" draw:text-style-name="P7" draw:layer="layout" svg:width="0.026cm" svg:height="0.38cm" svg:x="22.304cm" svg:y="14.877cm" svg:viewBox="0 0 27 381" draw:points="0,381 27,381 27,0 0,0">
          <text:p/>
        </draw:polygon>
        <draw:polygon draw:style-name="gr30" draw:text-style-name="P8" draw:layer="layout" svg:width="0.026cm" svg:height="0.38cm" svg:x="22.33cm" svg:y="14.877cm" svg:viewBox="0 0 27 381" draw:points="0,381 27,381 27,0 0,0">
          <text:p/>
        </draw:polygon>
        <draw:polygon draw:style-name="gr30" draw:text-style-name="P8" draw:layer="layout" svg:width="0.026cm" svg:height="0.38cm" svg:x="22.356cm" svg:y="14.877cm" svg:viewBox="0 0 27 381" draw:points="0,381 27,381 27,0 0,0">
          <text:p/>
        </draw:polygon>
        <draw:polygon draw:style-name="gr30" draw:text-style-name="P8" draw:layer="layout" svg:width="0.026cm" svg:height="0.38cm" svg:x="22.383cm" svg:y="14.877cm" svg:viewBox="0 0 27 381" draw:points="0,381 27,381 27,0 0,0">
          <text:p/>
        </draw:polygon>
        <draw:polygon draw:style-name="gr30" draw:text-style-name="P8" draw:layer="layout" svg:width="0.026cm" svg:height="0.38cm" svg:x="22.409cm" svg:y="14.877cm" svg:viewBox="0 0 27 381" draw:points="0,381 27,381 27,0 0,0">
          <text:p/>
        </draw:polygon>
        <draw:polygon draw:style-name="gr32" draw:text-style-name="P10" draw:layer="layout" svg:width="0.026cm" svg:height="0.38cm" svg:x="22.435cm" svg:y="14.877cm" svg:viewBox="0 0 27 381" draw:points="0,381 27,381 27,0 0,0">
          <text:p/>
        </draw:polygon>
        <draw:polygon draw:style-name="gr31" draw:text-style-name="P9" draw:layer="layout" svg:width="0.026cm" svg:height="0.38cm" svg:x="22.461cm" svg:y="14.877cm" svg:viewBox="0 0 27 381" draw:points="0,381 27,381 27,0 0,0">
          <text:p/>
        </draw:polygon>
        <draw:polygon draw:style-name="gr32" draw:text-style-name="P10" draw:layer="layout" svg:width="0.026cm" svg:height="0.38cm" svg:x="22.488cm" svg:y="14.877cm" svg:viewBox="0 0 27 381" draw:points="0,381 27,381 27,0 0,0">
          <text:p/>
        </draw:polygon>
        <draw:polygon draw:style-name="gr31" draw:text-style-name="P9" draw:layer="layout" svg:width="0.026cm" svg:height="0.38cm" svg:x="22.514cm" svg:y="14.877cm" svg:viewBox="0 0 27 381" draw:points="0,381 27,381 27,0 0,0">
          <text:p/>
        </draw:polygon>
        <draw:polygon draw:style-name="gr29" draw:text-style-name="P7" draw:layer="layout" svg:width="0.026cm" svg:height="0.38cm" svg:x="22.54cm" svg:y="14.877cm" svg:viewBox="0 0 27 381" draw:points="0,381 27,381 27,0 0,0">
          <text:p/>
        </draw:polygon>
        <draw:polygon draw:style-name="gr29" draw:text-style-name="P7" draw:layer="layout" svg:width="0.027cm" svg:height="0.38cm" svg:x="22.566cm" svg:y="14.877cm" svg:viewBox="0 0 28 381" draw:points="0,381 28,381 28,0 0,0">
          <text:p/>
        </draw:polygon>
        <draw:polygon draw:style-name="gr30" draw:text-style-name="P8" draw:layer="layout" svg:width="0.026cm" svg:height="0.38cm" svg:x="22.593cm" svg:y="14.877cm" svg:viewBox="0 0 27 381" draw:points="0,381 27,381 27,0 0,0">
          <text:p/>
        </draw:polygon>
        <draw:polygon draw:style-name="gr30" draw:text-style-name="P8" draw:layer="layout" svg:width="0.026cm" svg:height="0.38cm" svg:x="22.619cm" svg:y="14.877cm" svg:viewBox="0 0 27 381" draw:points="0,381 27,381 27,0 0,0">
          <text:p/>
        </draw:polygon>
        <draw:polygon draw:style-name="gr32" draw:text-style-name="P10" draw:layer="layout" svg:width="0.027cm" svg:height="0.38cm" svg:x="22.645cm" svg:y="14.877cm" svg:viewBox="0 0 28 381" draw:points="0,381 28,381 28,0 0,0">
          <text:p/>
        </draw:polygon>
        <draw:polygon draw:style-name="gr32" draw:text-style-name="P10" draw:layer="layout" svg:width="0.026cm" svg:height="0.38cm" svg:x="22.672cm" svg:y="14.877cm" svg:viewBox="0 0 27 381" draw:points="0,381 27,381 27,0 0,0">
          <text:p/>
        </draw:polygon>
        <draw:polygon draw:style-name="gr32" draw:text-style-name="P10" draw:layer="layout" svg:width="0.026cm" svg:height="0.38cm" svg:x="22.698cm" svg:y="14.877cm" svg:viewBox="0 0 27 381" draw:points="0,381 27,381 27,0 0,0">
          <text:p/>
        </draw:polygon>
        <draw:polygon draw:style-name="gr31" draw:text-style-name="P9" draw:layer="layout" svg:width="0.026cm" svg:height="0.38cm" svg:x="22.724cm" svg:y="14.877cm" svg:viewBox="0 0 27 381" draw:points="0,381 27,381 27,0 0,0">
          <text:p/>
        </draw:polygon>
        <draw:polygon draw:style-name="gr31" draw:text-style-name="P9" draw:layer="layout" svg:width="0.026cm" svg:height="0.38cm" svg:x="22.75cm" svg:y="14.877cm" svg:viewBox="0 0 27 381" draw:points="0,381 27,381 27,0 0,0">
          <text:p/>
        </draw:polygon>
        <draw:polygon draw:style-name="gr31" draw:text-style-name="P9" draw:layer="layout" svg:width="0.026cm" svg:height="0.38cm" svg:x="22.777cm" svg:y="14.877cm" svg:viewBox="0 0 27 381" draw:points="0,381 27,381 27,0 0,0">
          <text:p/>
        </draw:polygon>
        <draw:polygon draw:style-name="gr29" draw:text-style-name="P7" draw:layer="layout" svg:width="0.026cm" svg:height="0.38cm" svg:x="22.803cm" svg:y="14.877cm" svg:viewBox="0 0 27 381" draw:points="0,381 27,381 27,0 0,0">
          <text:p/>
        </draw:polygon>
        <draw:polygon draw:style-name="gr31" draw:text-style-name="P9" draw:layer="layout" svg:width="0.026cm" svg:height="0.38cm" svg:x="22.829cm" svg:y="14.877cm" svg:viewBox="0 0 27 381" draw:points="0,381 27,381 27,0 0,0">
          <text:p/>
        </draw:polygon>
        <draw:polygon draw:style-name="gr31" draw:text-style-name="P9" draw:layer="layout" svg:width="0.026cm" svg:height="0.38cm" svg:x="22.855cm" svg:y="14.877cm" svg:viewBox="0 0 27 381" draw:points="0,381 27,381 27,0 0,0">
          <text:p/>
        </draw:polygon>
        <draw:polygon draw:style-name="gr31" draw:text-style-name="P9" draw:layer="layout" svg:width="0.026cm" svg:height="0.38cm" svg:x="22.882cm" svg:y="14.877cm" svg:viewBox="0 0 27 381" draw:points="0,381 27,381 27,0 0,0">
          <text:p/>
        </draw:polygon>
        <draw:polygon draw:style-name="gr30" draw:text-style-name="P8" draw:layer="layout" svg:width="0.026cm" svg:height="0.38cm" svg:x="23.223cm" svg:y="14.877cm" svg:viewBox="0 0 27 381" draw:points="0,381 27,381 27,0 0,0">
          <text:p/>
        </draw:polygon>
        <draw:polygon draw:style-name="gr32" draw:text-style-name="P10" draw:layer="layout" svg:width="0.026cm" svg:height="0.38cm" svg:x="23.249cm" svg:y="14.877cm" svg:viewBox="0 0 27 381" draw:points="0,381 27,381 27,0 0,0">
          <text:p/>
        </draw:polygon>
        <draw:polygon draw:style-name="gr30" draw:text-style-name="P8" draw:layer="layout" svg:width="0.026cm" svg:height="0.38cm" svg:x="23.276cm" svg:y="14.877cm" svg:viewBox="0 0 27 381" draw:points="0,381 27,381 27,0 0,0">
          <text:p/>
        </draw:polygon>
        <draw:polygon draw:style-name="gr31" draw:text-style-name="P9" draw:layer="layout" svg:width="0.026cm" svg:height="0.38cm" svg:x="23.302cm" svg:y="14.877cm" svg:viewBox="0 0 27 381" draw:points="0,381 27,381 27,0 0,0">
          <text:p/>
        </draw:polygon>
        <draw:polygon draw:style-name="gr29" draw:text-style-name="P7" draw:layer="layout" svg:width="0.027cm" svg:height="0.38cm" svg:x="23.328cm" svg:y="14.877cm" svg:viewBox="0 0 28 381" draw:points="0,381 28,381 28,0 0,0">
          <text:p/>
        </draw:polygon>
        <draw:polygon draw:style-name="gr35" draw:text-style-name="P13" draw:layer="layout" svg:width="0.026cm" svg:height="0.38cm" svg:x="23.355cm" svg:y="14.877cm" svg:viewBox="0 0 27 381" draw:points="0,381 27,381 27,0 0,0">
          <text:p/>
        </draw:polygon>
        <draw:polygon draw:style-name="gr29" draw:text-style-name="P7" draw:layer="layout" svg:width="0.026cm" svg:height="0.38cm" svg:x="23.381cm" svg:y="14.877cm" svg:viewBox="0 0 27 381" draw:points="0,381 27,381 27,0 0,0">
          <text:p/>
        </draw:polygon>
        <draw:polygon draw:style-name="gr31" draw:text-style-name="P9" draw:layer="layout" svg:width="0.026cm" svg:height="0.38cm" svg:x="23.407cm" svg:y="14.877cm" svg:viewBox="0 0 27 381" draw:points="0,381 27,381 27,0 0,0">
          <text:p/>
        </draw:polygon>
        <draw:polygon draw:style-name="gr31" draw:text-style-name="P9" draw:layer="layout" svg:width="0.026cm" svg:height="0.38cm" svg:x="23.434cm" svg:y="14.877cm" svg:viewBox="0 0 27 381" draw:points="0,381 27,381 27,0 0,0">
          <text:p/>
        </draw:polygon>
        <draw:polygon draw:style-name="gr31" draw:text-style-name="P9" draw:layer="layout" svg:width="0.026cm" svg:height="0.38cm" svg:x="23.46cm" svg:y="14.877cm" svg:viewBox="0 0 27 381" draw:points="0,381 27,381 27,0 0,0">
          <text:p/>
        </draw:polygon>
        <draw:polygon draw:style-name="gr30" draw:text-style-name="P8" draw:layer="layout" svg:width="0.026cm" svg:height="0.38cm" svg:x="23.486cm" svg:y="14.877cm" svg:viewBox="0 0 27 381" draw:points="0,381 27,381 27,0 0,0">
          <text:p/>
        </draw:polygon>
        <draw:polygon draw:style-name="gr30" draw:text-style-name="P8" draw:layer="layout" svg:width="0.026cm" svg:height="0.38cm" svg:x="23.512cm" svg:y="14.877cm" svg:viewBox="0 0 27 381" draw:points="0,381 27,381 27,0 0,0">
          <text:p/>
        </draw:polygon>
        <draw:polygon draw:style-name="gr31" draw:text-style-name="P9" draw:layer="layout" svg:width="0.026cm" svg:height="0.38cm" svg:x="23.539cm" svg:y="14.877cm" svg:viewBox="0 0 27 381" draw:points="0,381 27,381 27,0 0,0">
          <text:p/>
        </draw:polygon>
        <draw:polygon draw:style-name="gr32" draw:text-style-name="P10" draw:layer="layout" svg:width="0.026cm" svg:height="0.38cm" svg:x="23.565cm" svg:y="14.877cm" svg:viewBox="0 0 27 381" draw:points="0,381 27,381 27,0 0,0">
          <text:p/>
        </draw:polygon>
        <draw:polygon draw:style-name="gr30" draw:text-style-name="P8" draw:layer="layout" svg:width="0.026cm" svg:height="0.38cm" svg:x="23.591cm" svg:y="14.877cm" svg:viewBox="0 0 27 381" draw:points="0,381 27,381 27,0 0,0">
          <text:p/>
        </draw:polygon>
        <draw:polygon draw:style-name="gr30" draw:text-style-name="P8" draw:layer="layout" svg:width="0.026cm" svg:height="0.38cm" svg:x="23.617cm" svg:y="14.877cm" svg:viewBox="0 0 27 381" draw:points="0,381 27,381 27,0 0,0">
          <text:p/>
        </draw:polygon>
        <draw:polygon draw:style-name="gr30" draw:text-style-name="P8" draw:layer="layout" svg:width="0.027cm" svg:height="0.38cm" svg:x="23.644cm" svg:y="14.877cm" svg:viewBox="0 0 28 381" draw:points="0,381 28,381 28,0 0,0">
          <text:p/>
        </draw:polygon>
        <draw:polygon draw:style-name="gr30" draw:text-style-name="P8" draw:layer="layout" svg:width="0.026cm" svg:height="0.38cm" svg:x="23.671cm" svg:y="14.877cm" svg:viewBox="0 0 27 381" draw:points="0,381 27,381 27,0 0,0">
          <text:p/>
        </draw:polygon>
        <draw:polygon draw:style-name="gr32" draw:text-style-name="P10" draw:layer="layout" svg:width="0.026cm" svg:height="0.38cm" svg:x="23.696cm" svg:y="14.877cm" svg:viewBox="0 0 27 381" draw:points="0,381 27,381 27,0 0,0">
          <text:p/>
        </draw:polygon>
        <draw:polygon draw:style-name="gr32" draw:text-style-name="P10" draw:layer="layout" svg:width="0.027cm" svg:height="0.38cm" svg:x="23.722cm" svg:y="14.877cm" svg:viewBox="0 0 28 381" draw:points="0,381 28,381 28,0 0,0">
          <text:p/>
        </draw:polygon>
        <draw:polygon draw:style-name="gr32" draw:text-style-name="P10" draw:layer="layout" svg:width="0.026cm" svg:height="0.38cm" svg:x="23.749cm" svg:y="14.877cm" svg:viewBox="0 0 27 381" draw:points="0,381 27,381 27,0 0,0">
          <text:p/>
        </draw:polygon>
        <draw:polygon draw:style-name="gr29" draw:text-style-name="P7" draw:layer="layout" svg:width="0.026cm" svg:height="0.38cm" svg:x="23.775cm" svg:y="14.877cm" svg:viewBox="0 0 27 381" draw:points="0,381 27,381 27,0 0,0">
          <text:p/>
        </draw:polygon>
        <draw:polygon draw:style-name="gr30" draw:text-style-name="P8" draw:layer="layout" svg:width="0.026cm" svg:height="0.38cm" svg:x="23.801cm" svg:y="14.877cm" svg:viewBox="0 0 27 381" draw:points="0,381 27,381 27,0 0,0">
          <text:p/>
        </draw:polygon>
        <draw:polygon draw:style-name="gr29" draw:text-style-name="P7" draw:layer="layout" svg:width="0.026cm" svg:height="0.38cm" svg:x="23.828cm" svg:y="14.877cm" svg:viewBox="0 0 27 381" draw:points="0,381 27,381 27,0 0,0">
          <text:p/>
        </draw:polygon>
        <draw:polygon draw:style-name="gr29" draw:text-style-name="P7" draw:layer="layout" svg:width="0.026cm" svg:height="0.38cm" svg:x="23.854cm" svg:y="14.877cm" svg:viewBox="0 0 27 381" draw:points="0,381 27,381 27,0 0,0">
          <text:p/>
        </draw:polygon>
        <draw:polygon draw:style-name="gr29" draw:text-style-name="P7" draw:layer="layout" svg:width="0.026cm" svg:height="0.38cm" svg:x="23.88cm" svg:y="14.877cm" svg:viewBox="0 0 27 381" draw:points="0,381 27,381 27,0 0,0">
          <text:p/>
        </draw:polygon>
        <draw:polygon draw:style-name="gr30" draw:text-style-name="P8" draw:layer="layout" svg:width="0.026cm" svg:height="0.38cm" svg:x="23.906cm" svg:y="14.877cm" svg:viewBox="0 0 27 381" draw:points="0,381 27,381 27,0 0,0">
          <text:p/>
        </draw:polygon>
        <draw:polygon draw:style-name="gr32" draw:text-style-name="P10" draw:layer="layout" svg:width="0.026cm" svg:height="0.38cm" svg:x="23.933cm" svg:y="14.877cm" svg:viewBox="0 0 27 381" draw:points="0,381 27,381 27,0 0,0">
          <text:p/>
        </draw:polygon>
        <draw:polygon draw:style-name="gr30" draw:text-style-name="P8" draw:layer="layout" svg:width="0.026cm" svg:height="0.38cm" svg:x="23.959cm" svg:y="14.877cm" svg:viewBox="0 0 27 381" draw:points="0,381 27,381 27,0 0,0">
          <text:p/>
        </draw:polygon>
        <draw:polygon draw:style-name="gr32" draw:text-style-name="P10" draw:layer="layout" svg:width="0.026cm" svg:height="0.38cm" svg:x="23.985cm" svg:y="14.877cm" svg:viewBox="0 0 27 381" draw:points="0,381 27,381 27,0 0,0">
          <text:p/>
        </draw:polygon>
        <draw:polygon draw:style-name="gr32" draw:text-style-name="P10" draw:layer="layout" svg:width="0.026cm" svg:height="0.38cm" svg:x="24.011cm" svg:y="14.877cm" svg:viewBox="0 0 27 381" draw:points="0,381 27,381 27,0 0,0">
          <text:p/>
        </draw:polygon>
        <draw:polygon draw:style-name="gr31" draw:text-style-name="P9" draw:layer="layout" svg:width="0.026cm" svg:height="0.38cm" svg:x="24.038cm" svg:y="14.877cm" svg:viewBox="0 0 27 381" draw:points="0,381 27,381 27,0 0,0">
          <text:p/>
        </draw:polygon>
        <draw:polygon draw:style-name="gr32" draw:text-style-name="P10" draw:layer="layout" svg:width="0.026cm" svg:height="0.38cm" svg:x="24.064cm" svg:y="14.877cm" svg:viewBox="0 0 27 381" draw:points="0,381 27,381 27,0 0,0">
          <text:p/>
        </draw:polygon>
        <draw:polygon draw:style-name="gr30" draw:text-style-name="P8" draw:layer="layout" svg:width="0.026cm" svg:height="0.38cm" svg:x="24.091cm" svg:y="14.877cm" svg:viewBox="0 0 27 381" draw:points="0,381 27,381 27,0 0,0">
          <text:p/>
        </draw:polygon>
        <draw:polygon draw:style-name="gr29" draw:text-style-name="P7" draw:layer="layout" svg:width="0.026cm" svg:height="0.38cm" svg:x="24.117cm" svg:y="14.877cm" svg:viewBox="0 0 27 381" draw:points="0,381 27,381 27,0 0,0">
          <text:p/>
        </draw:polygon>
        <draw:polygon draw:style-name="gr32" draw:text-style-name="P10" draw:layer="layout" svg:width="0.026cm" svg:height="0.38cm" svg:x="24.143cm" svg:y="14.877cm" svg:viewBox="0 0 27 381" draw:points="0,381 27,381 27,0 0,0">
          <text:p/>
        </draw:polygon>
        <draw:polygon draw:style-name="gr32" draw:text-style-name="P10" draw:layer="layout" svg:width="0.026cm" svg:height="0.38cm" svg:x="24.195cm" svg:y="14.877cm" svg:viewBox="0 0 27 381" draw:points="0,381 27,381 27,0 0,0">
          <text:p/>
        </draw:polygon>
        <draw:polygon draw:style-name="gr32" draw:text-style-name="P10" draw:layer="layout" svg:width="0.026cm" svg:height="0.38cm" svg:x="24.222cm" svg:y="14.877cm" svg:viewBox="0 0 27 381" draw:points="0,381 27,381 27,0 0,0">
          <text:p/>
        </draw:polygon>
        <draw:polygon draw:style-name="gr32" draw:text-style-name="P10" draw:layer="layout" svg:width="0.026cm" svg:height="0.38cm" svg:x="24.248cm" svg:y="14.877cm" svg:viewBox="0 0 27 381" draw:points="0,381 27,381 27,0 0,0">
          <text:p/>
        </draw:polygon>
        <draw:polygon draw:style-name="gr32" draw:text-style-name="P10" draw:layer="layout" svg:width="0.026cm" svg:height="0.38cm" svg:x="24.274cm" svg:y="14.877cm" svg:viewBox="0 0 27 381" draw:points="0,381 27,381 27,0 0,0">
          <text:p/>
        </draw:polygon>
        <draw:polygon draw:style-name="gr29" draw:text-style-name="P7" draw:layer="layout" svg:width="0.026cm" svg:height="0.38cm" svg:x="24.3cm" svg:y="14.877cm" svg:viewBox="0 0 27 381" draw:points="0,381 27,381 27,0 0,0">
          <text:p/>
        </draw:polygon>
        <draw:polygon draw:style-name="gr31" draw:text-style-name="P9" draw:layer="layout" svg:width="0.026cm" svg:height="0.38cm" svg:x="24.327cm" svg:y="14.877cm" svg:viewBox="0 0 27 381" draw:points="0,381 27,381 27,0 0,0">
          <text:p/>
        </draw:polygon>
        <draw:polygon draw:style-name="gr29" draw:text-style-name="P7" draw:layer="layout" svg:width="0.026cm" svg:height="0.38cm" svg:x="24.353cm" svg:y="14.877cm" svg:viewBox="0 0 27 381" draw:points="0,381 27,381 27,0 0,0">
          <text:p/>
        </draw:polygon>
        <draw:polygon draw:style-name="gr29" draw:text-style-name="P7" draw:layer="layout" svg:width="0.026cm" svg:height="0.38cm" svg:x="24.379cm" svg:y="14.877cm" svg:viewBox="0 0 27 381" draw:points="0,381 27,381 27,0 0,0">
          <text:p/>
        </draw:polygon>
        <draw:polygon draw:style-name="gr32" draw:text-style-name="P10" draw:layer="layout" svg:width="0.027cm" svg:height="0.38cm" svg:x="24.405cm" svg:y="14.877cm" svg:viewBox="0 0 28 381" draw:points="0,381 28,381 28,0 0,0">
          <text:p/>
        </draw:polygon>
        <draw:polygon draw:style-name="gr31" draw:text-style-name="P9" draw:layer="layout" svg:width="0.026cm" svg:height="0.38cm" svg:x="24.432cm" svg:y="14.877cm" svg:viewBox="0 0 27 381" draw:points="0,381 27,381 27,0 0,0">
          <text:p/>
        </draw:polygon>
        <draw:polygon draw:style-name="gr29" draw:text-style-name="P7" draw:layer="layout" svg:width="0.026cm" svg:height="0.38cm" svg:x="24.458cm" svg:y="14.877cm" svg:viewBox="0 0 27 381" draw:points="0,381 27,381 27,0 0,0">
          <text:p/>
        </draw:polygon>
        <draw:polygon draw:style-name="gr29" draw:text-style-name="P7" draw:layer="layout" svg:width="0.027cm" svg:height="0.38cm" svg:x="24.484cm" svg:y="14.877cm" svg:viewBox="0 0 28 381" draw:points="0,381 28,381 28,0 0,0">
          <text:p/>
        </draw:polygon>
        <draw:polygon draw:style-name="gr30" draw:text-style-name="P8" draw:layer="layout" svg:width="0.026cm" svg:height="0.38cm" svg:x="24.511cm" svg:y="14.877cm" svg:viewBox="0 0 27 381" draw:points="0,381 27,381 27,0 0,0">
          <text:p/>
        </draw:polygon>
        <draw:polygon draw:style-name="gr31" draw:text-style-name="P9" draw:layer="layout" svg:width="0.026cm" svg:height="0.38cm" svg:x="24.537cm" svg:y="14.877cm" svg:viewBox="0 0 27 381" draw:points="0,381 27,381 27,0 0,0">
          <text:p/>
        </draw:polygon>
        <draw:polygon draw:style-name="gr30" draw:text-style-name="P8" draw:layer="layout" svg:width="0.026cm" svg:height="0.38cm" svg:x="24.563cm" svg:y="14.877cm" svg:viewBox="0 0 27 381" draw:points="0,381 27,381 27,0 0,0">
          <text:p/>
        </draw:polygon>
        <draw:polygon draw:style-name="gr31" draw:text-style-name="P9" draw:layer="layout" svg:width="0.026cm" svg:height="0.38cm" svg:x="24.589cm" svg:y="14.877cm" svg:viewBox="0 0 27 381" draw:points="0,381 27,381 27,0 0,0">
          <text:p/>
        </draw:polygon>
        <draw:polygon draw:style-name="gr31" draw:text-style-name="P9" draw:layer="layout" svg:width="0.026cm" svg:height="0.38cm" svg:x="24.616cm" svg:y="14.877cm" svg:viewBox="0 0 27 381" draw:points="0,381 27,381 27,0 0,0">
          <text:p/>
        </draw:polygon>
        <draw:polygon draw:style-name="gr29" draw:text-style-name="P7" draw:layer="layout" svg:width="0.026cm" svg:height="0.38cm" svg:x="24.642cm" svg:y="14.877cm" svg:viewBox="0 0 27 381" draw:points="0,381 27,381 27,0 0,0">
          <text:p/>
        </draw:polygon>
        <draw:polygon draw:style-name="gr30" draw:text-style-name="P8" draw:layer="layout" svg:width="0.026cm" svg:height="0.38cm" svg:x="24.668cm" svg:y="14.877cm" svg:viewBox="0 0 27 381" draw:points="0,381 27,381 27,0 0,0">
          <text:p/>
        </draw:polygon>
        <draw:polygon draw:style-name="gr32" draw:text-style-name="P10" draw:layer="layout" svg:width="0.026cm" svg:height="0.38cm" svg:x="24.694cm" svg:y="14.877cm" svg:viewBox="0 0 27 381" draw:points="0,381 27,381 27,0 0,0">
          <text:p/>
        </draw:polygon>
        <draw:polygon draw:style-name="gr30" draw:text-style-name="P8" draw:layer="layout" svg:width="0.026cm" svg:height="0.38cm" svg:x="24.721cm" svg:y="14.877cm" svg:viewBox="0 0 27 381" draw:points="0,381 27,381 27,0 0,0">
          <text:p/>
        </draw:polygon>
        <draw:polygon draw:style-name="gr32" draw:text-style-name="P10" draw:layer="layout" svg:width="0.026cm" svg:height="0.38cm" svg:x="24.747cm" svg:y="14.877cm" svg:viewBox="0 0 27 381" draw:points="0,381 27,381 27,0 0,0">
          <text:p/>
        </draw:polygon>
        <draw:polygon draw:style-name="gr31" draw:text-style-name="P9" draw:layer="layout" svg:width="0.026cm" svg:height="0.38cm" svg:x="24.773cm" svg:y="14.877cm" svg:viewBox="0 0 27 381" draw:points="0,381 27,381 27,0 0,0">
          <text:p/>
        </draw:polygon>
        <draw:polygon draw:style-name="gr32" draw:text-style-name="P10" draw:layer="layout" svg:width="0.027cm" svg:height="0.38cm" svg:x="24.799cm" svg:y="14.877cm" svg:viewBox="0 0 28 381" draw:points="0,381 28,381 28,0 0,0">
          <text:p/>
        </draw:polygon>
        <draw:polygon draw:style-name="gr30" draw:text-style-name="P8" draw:layer="layout" svg:width="0.026cm" svg:height="0.38cm" svg:x="24.852cm" svg:y="14.877cm" svg:viewBox="0 0 27 381" draw:points="0,381 27,381 27,0 0,0">
          <text:p/>
        </draw:polygon>
        <draw:polygon draw:style-name="gr30" draw:text-style-name="P8" draw:layer="layout" svg:width="0.026cm" svg:height="0.38cm" svg:x="24.879cm" svg:y="14.877cm" svg:viewBox="0 0 27 381" draw:points="0,381 27,381 27,0 0,0">
          <text:p/>
        </draw:polygon>
        <draw:polygon draw:style-name="gr31" draw:text-style-name="P9" draw:layer="layout" svg:width="0.026cm" svg:height="0.38cm" svg:x="24.905cm" svg:y="14.877cm" svg:viewBox="0 0 27 381" draw:points="0,381 27,381 27,0 0,0">
          <text:p/>
        </draw:polygon>
        <draw:polygon draw:style-name="gr30" draw:text-style-name="P8" draw:layer="layout" svg:width="0.026cm" svg:height="0.38cm" svg:x="24.931cm" svg:y="14.877cm" svg:viewBox="0 0 27 381" draw:points="0,381 27,381 27,0 0,0">
          <text:p/>
        </draw:polygon>
        <draw:polygon draw:style-name="gr30" draw:text-style-name="P8" draw:layer="layout" svg:width="0.026cm" svg:height="0.38cm" svg:x="24.957cm" svg:y="14.877cm" svg:viewBox="0 0 27 381" draw:points="0,381 27,381 27,0 0,0">
          <text:p/>
        </draw:polygon>
        <draw:polygon draw:style-name="gr32" draw:text-style-name="P10" draw:layer="layout" svg:width="0.026cm" svg:height="0.38cm" svg:x="24.983cm" svg:y="14.877cm" svg:viewBox="0 0 27 381" draw:points="0,381 27,381 27,0 0,0">
          <text:p/>
        </draw:polygon>
        <draw:polygon draw:style-name="gr29" draw:text-style-name="P7" draw:layer="layout" svg:width="0.026cm" svg:height="0.38cm" svg:x="25.01cm" svg:y="14.877cm" svg:viewBox="0 0 27 381" draw:points="0,381 27,381 27,0 0,0">
          <text:p/>
        </draw:polygon>
        <draw:polygon draw:style-name="gr29" draw:text-style-name="P7" draw:layer="layout" svg:width="0.026cm" svg:height="0.38cm" svg:x="25.036cm" svg:y="14.877cm" svg:viewBox="0 0 27 381" draw:points="0,381 27,381 27,0 0,0">
          <text:p/>
        </draw:polygon>
        <draw:polygon draw:style-name="gr29" draw:text-style-name="P7" draw:layer="layout" svg:width="0.026cm" svg:height="0.38cm" svg:x="25.062cm" svg:y="14.877cm" svg:viewBox="0 0 27 381" draw:points="0,381 27,381 27,0 0,0">
          <text:p/>
        </draw:polygon>
        <draw:polygon draw:style-name="gr30" draw:text-style-name="P8" draw:layer="layout" svg:width="0.027cm" svg:height="0.38cm" svg:x="25.088cm" svg:y="14.877cm" svg:viewBox="0 0 28 381" draw:points="0,381 28,381 28,0 0,0">
          <text:p/>
        </draw:polygon>
        <draw:polygon draw:style-name="gr29" draw:text-style-name="P7" draw:layer="layout" svg:width="0.026cm" svg:height="0.38cm" svg:x="25.115cm" svg:y="14.877cm" svg:viewBox="0 0 27 381" draw:points="0,381 27,381 27,0 0,0">
          <text:p/>
        </draw:polygon>
        <draw:polygon draw:style-name="gr32" draw:text-style-name="P10" draw:layer="layout" svg:width="0.026cm" svg:height="0.38cm" svg:x="25.141cm" svg:y="14.877cm" svg:viewBox="0 0 27 381" draw:points="0,381 27,381 27,0 0,0">
          <text:p/>
        </draw:polygon>
        <draw:polygon draw:style-name="gr31" draw:text-style-name="P9" draw:layer="layout" svg:width="0.027cm" svg:height="0.38cm" svg:x="25.167cm" svg:y="14.877cm" svg:viewBox="0 0 28 381" draw:points="0,381 28,381 28,0 0,0">
          <text:p/>
        </draw:polygon>
        <draw:polygon draw:style-name="gr32" draw:text-style-name="P10" draw:layer="layout" svg:width="0.026cm" svg:height="0.38cm" svg:x="25.194cm" svg:y="14.877cm" svg:viewBox="0 0 27 381" draw:points="0,381 27,381 27,0 0,0">
          <text:p/>
        </draw:polygon>
        <draw:polygon draw:style-name="gr29" draw:text-style-name="P7" draw:layer="layout" svg:width="0.026cm" svg:height="0.38cm" svg:x="25.22cm" svg:y="14.877cm" svg:viewBox="0 0 27 381" draw:points="0,381 27,381 27,0 0,0">
          <text:p/>
        </draw:polygon>
        <draw:polygon draw:style-name="gr29" draw:text-style-name="P7" draw:layer="layout" svg:width="0.026cm" svg:height="0.38cm" svg:x="25.246cm" svg:y="14.877cm" svg:viewBox="0 0 27 381" draw:points="0,381 27,381 27,0 0,0">
          <text:p/>
        </draw:polygon>
        <draw:polygon draw:style-name="gr30" draw:text-style-name="P8" draw:layer="layout" svg:width="0.026cm" svg:height="0.38cm" svg:x="25.273cm" svg:y="14.877cm" svg:viewBox="0 0 27 381" draw:points="0,381 27,381 27,0 0,0">
          <text:p/>
        </draw:polygon>
        <draw:polygon draw:style-name="gr29" draw:text-style-name="P7" draw:layer="layout" svg:width="0.026cm" svg:height="0.38cm" svg:x="25.299cm" svg:y="14.877cm" svg:viewBox="0 0 27 381" draw:points="0,381 27,381 27,0 0,0">
          <text:p/>
        </draw:polygon>
        <draw:polygon draw:style-name="gr29" draw:text-style-name="P7" draw:layer="layout" svg:width="0.026cm" svg:height="0.38cm" svg:x="25.325cm" svg:y="14.877cm" svg:viewBox="0 0 27 381" draw:points="0,381 27,381 27,0 0,0">
          <text:p/>
        </draw:polygon>
        <draw:polygon draw:style-name="gr30" draw:text-style-name="P8" draw:layer="layout" svg:width="0.026cm" svg:height="0.38cm" svg:x="25.351cm" svg:y="14.877cm" svg:viewBox="0 0 27 381" draw:points="0,381 27,381 27,0 0,0">
          <text:p/>
        </draw:polygon>
        <draw:polygon draw:style-name="gr32" draw:text-style-name="P10" draw:layer="layout" svg:width="0.026cm" svg:height="0.38cm" svg:x="25.379cm" svg:y="14.877cm" svg:viewBox="0 0 27 381" draw:points="0,381 27,381 27,0 0,0">
          <text:p/>
        </draw:polygon>
        <draw:polygon draw:style-name="gr32" draw:text-style-name="P10" draw:layer="layout" svg:width="0.026cm" svg:height="0.38cm" svg:x="25.404cm" svg:y="14.877cm" svg:viewBox="0 0 27 381" draw:points="0,381 27,381 27,0 0,0">
          <text:p/>
        </draw:polygon>
        <draw:polygon draw:style-name="gr32" draw:text-style-name="P10" draw:layer="layout" svg:width="0.026cm" svg:height="0.38cm" svg:x="25.43cm" svg:y="14.877cm" svg:viewBox="0 0 27 381" draw:points="0,381 27,381 27,0 0,0">
          <text:p/>
        </draw:polygon>
        <draw:polygon draw:style-name="gr30" draw:text-style-name="P8" draw:layer="layout" svg:width="0.026cm" svg:height="0.38cm" svg:x="25.456cm" svg:y="14.877cm" svg:viewBox="0 0 27 381" draw:points="0,381 27,381 27,0 0,0">
          <text:p/>
        </draw:polygon>
        <draw:polygon draw:style-name="gr29" draw:text-style-name="P7" draw:layer="layout" svg:width="0.027cm" svg:height="0.38cm" svg:x="25.482cm" svg:y="14.877cm" svg:viewBox="0 0 28 381" draw:points="0,381 28,381 28,0 0,0">
          <text:p/>
        </draw:polygon>
        <draw:polygon draw:style-name="gr29" draw:text-style-name="P7" draw:layer="layout" svg:width="0.026cm" svg:height="0.38cm" svg:x="25.509cm" svg:y="14.877cm" svg:viewBox="0 0 27 381" draw:points="0,381 27,381 27,0 0,0">
          <text:p/>
        </draw:polygon>
        <draw:polygon draw:style-name="gr30" draw:text-style-name="P8" draw:layer="layout" svg:width="0.026cm" svg:height="0.38cm" svg:x="25.535cm" svg:y="14.877cm" svg:viewBox="0 0 27 381" draw:points="0,381 27,381 27,0 0,0">
          <text:p/>
        </draw:polygon>
        <draw:polygon draw:style-name="gr29" draw:text-style-name="P7" draw:layer="layout" svg:width="0.027cm" svg:height="0.38cm" svg:x="25.561cm" svg:y="14.877cm" svg:viewBox="0 0 28 381" draw:points="0,381 28,381 28,0 0,0">
          <text:p/>
        </draw:polygon>
        <draw:polygon draw:style-name="gr29" draw:text-style-name="P7" draw:layer="layout" svg:width="0.026cm" svg:height="0.38cm" svg:x="25.588cm" svg:y="14.877cm" svg:viewBox="0 0 27 381" draw:points="0,381 27,381 27,0 0,0">
          <text:p/>
        </draw:polygon>
        <draw:polygon draw:style-name="gr30" draw:text-style-name="P8" draw:layer="layout" svg:width="0.026cm" svg:height="0.38cm" svg:x="25.614cm" svg:y="14.877cm" svg:viewBox="0 0 27 381" draw:points="0,381 27,381 27,0 0,0">
          <text:p/>
        </draw:polygon>
        <draw:polygon draw:style-name="gr31" draw:text-style-name="P9" draw:layer="layout" svg:width="0.026cm" svg:height="0.38cm" svg:x="25.64cm" svg:y="14.877cm" svg:viewBox="0 0 27 381" draw:points="0,381 27,381 27,0 0,0">
          <text:p/>
        </draw:polygon>
        <draw:polygon draw:style-name="gr31" draw:text-style-name="P9" draw:layer="layout" svg:width="0.026cm" svg:height="0.38cm" svg:x="25.667cm" svg:y="14.877cm" svg:viewBox="0 0 27 381" draw:points="0,381 27,381 27,0 0,0">
          <text:p/>
        </draw:polygon>
        <draw:polygon draw:style-name="gr29" draw:text-style-name="P7" draw:layer="layout" svg:width="0.026cm" svg:height="0.38cm" svg:x="25.693cm" svg:y="14.877cm" svg:viewBox="0 0 27 381" draw:points="0,381 27,381 27,0 0,0">
          <text:p/>
        </draw:polygon>
        <draw:polygon draw:style-name="gr32" draw:text-style-name="P10" draw:layer="layout" svg:width="0.026cm" svg:height="0.38cm" svg:x="25.719cm" svg:y="14.877cm" svg:viewBox="0 0 27 381" draw:points="0,381 27,381 27,0 0,0">
          <text:p/>
        </draw:polygon>
        <draw:polygon draw:style-name="gr30" draw:text-style-name="P8" draw:layer="layout" svg:width="0.026cm" svg:height="0.38cm" svg:x="25.745cm" svg:y="14.877cm" svg:viewBox="0 0 27 381" draw:points="0,381 27,381 27,0 0,0">
          <text:p/>
        </draw:polygon>
        <draw:polygon draw:style-name="gr32" draw:text-style-name="P10" draw:layer="layout" svg:width="0.026cm" svg:height="0.38cm" svg:x="25.772cm" svg:y="14.877cm" svg:viewBox="0 0 27 381" draw:points="0,381 27,381 27,0 0,0">
          <text:p/>
        </draw:polygon>
        <draw:polygon draw:style-name="gr30" draw:text-style-name="P8" draw:layer="layout" svg:width="0.026cm" svg:height="0.38cm" svg:x="25.798cm" svg:y="14.877cm" svg:viewBox="0 0 27 381" draw:points="0,381 27,381 27,0 0,0">
          <text:p/>
        </draw:polygon>
        <draw:polygon draw:style-name="gr32" draw:text-style-name="P10" draw:layer="layout" svg:width="0.026cm" svg:height="0.38cm" svg:x="25.824cm" svg:y="14.877cm" svg:viewBox="0 0 27 381" draw:points="0,381 27,381 27,0 0,0">
          <text:p/>
        </draw:polygon>
        <draw:polygon draw:style-name="gr32" draw:text-style-name="P10" draw:layer="layout" svg:width="0.027cm" svg:height="0.38cm" svg:x="25.85cm" svg:y="14.877cm" svg:viewBox="0 0 28 381" draw:points="0,381 28,381 28,0 0,0">
          <text:p/>
        </draw:polygon>
        <draw:polygon draw:style-name="gr31" draw:text-style-name="P9" draw:layer="layout" svg:width="0.026cm" svg:height="0.38cm" svg:x="25.877cm" svg:y="14.877cm" svg:viewBox="0 0 27 381" draw:points="0,381 27,381 27,0 0,0">
          <text:p/>
        </draw:polygon>
        <draw:polygon draw:style-name="gr31" draw:text-style-name="P9" draw:layer="layout" svg:width="0.026cm" svg:height="0.38cm" svg:x="25.903cm" svg:y="14.877cm" svg:viewBox="0 0 27 381" draw:points="0,381 27,381 27,0 0,0">
          <text:p/>
        </draw:polygon>
        <draw:polygon draw:style-name="gr30" draw:text-style-name="P8" draw:layer="layout" svg:width="0.026cm" svg:height="0.38cm" svg:x="25.929cm" svg:y="14.877cm" svg:viewBox="0 0 27 381" draw:points="0,381 27,381 27,0 0,0">
          <text:p/>
        </draw:polygon>
        <draw:polygon draw:style-name="gr32" draw:text-style-name="P10" draw:layer="layout" svg:width="0.026cm" svg:height="0.38cm" svg:x="25.956cm" svg:y="14.877cm" svg:viewBox="0 0 27 381" draw:points="0,381 27,381 27,0 0,0">
          <text:p/>
        </draw:polygon>
        <draw:polygon draw:style-name="gr30" draw:text-style-name="P8" draw:layer="layout" svg:width="0.026cm" svg:height="0.38cm" svg:x="25.982cm" svg:y="14.877cm" svg:viewBox="0 0 27 381" draw:points="0,381 27,381 27,0 0,0">
          <text:p/>
        </draw:polygon>
        <draw:polygon draw:style-name="gr32" draw:text-style-name="P10" draw:layer="layout" svg:width="0.026cm" svg:height="0.38cm" svg:x="26.008cm" svg:y="14.877cm" svg:viewBox="0 0 27 381" draw:points="0,381 27,381 27,0 0,0">
          <text:p/>
        </draw:polygon>
        <draw:polygon draw:style-name="gr33" draw:text-style-name="P11" draw:layer="layout" svg:width="0.026cm" svg:height="0.38cm" svg:x="26.034cm" svg:y="14.877cm" svg:viewBox="0 0 27 381" draw:points="0,381 27,381 27,0 0,0">
          <text:p/>
        </draw:polygon>
        <draw:polygon draw:style-name="gr31" draw:text-style-name="P9" draw:layer="layout" svg:width="0.026cm" svg:height="0.38cm" svg:x="26.061cm" svg:y="14.877cm" svg:viewBox="0 0 27 381" draw:points="0,381 27,381 27,0 0,0">
          <text:p/>
        </draw:polygon>
        <draw:polygon draw:style-name="gr30" draw:text-style-name="P8" draw:layer="layout" svg:width="0.026cm" svg:height="0.38cm" svg:x="26.087cm" svg:y="14.877cm" svg:viewBox="0 0 27 381" draw:points="0,381 27,381 27,0 0,0">
          <text:p/>
        </draw:polygon>
        <draw:polygon draw:style-name="gr29" draw:text-style-name="P7" draw:layer="layout" svg:width="0.026cm" svg:height="0.38cm" svg:x="26.113cm" svg:y="14.877cm" svg:viewBox="0 0 27 381" draw:points="0,381 27,381 27,0 0,0">
          <text:p/>
        </draw:polygon>
        <draw:polygon draw:style-name="gr32" draw:text-style-name="P10" draw:layer="layout" svg:width="0.026cm" svg:height="0.38cm" svg:x="26.139cm" svg:y="14.877cm" svg:viewBox="0 0 27 381" draw:points="0,381 27,381 27,0 0,0">
          <text:p/>
        </draw:polygon>
        <draw:polygon draw:style-name="gr30" draw:text-style-name="P8" draw:layer="layout" svg:width="0.026cm" svg:height="0.38cm" svg:x="26.166cm" svg:y="14.877cm" svg:viewBox="0 0 27 381" draw:points="0,381 27,381 27,0 0,0">
          <text:p/>
        </draw:polygon>
        <draw:polygon draw:style-name="gr31" draw:text-style-name="P9" draw:layer="layout" svg:width="0.026cm" svg:height="0.38cm" svg:x="26.192cm" svg:y="14.877cm" svg:viewBox="0 0 27 381" draw:points="0,381 27,381 27,0 0,0">
          <text:p/>
        </draw:polygon>
        <draw:polygon draw:style-name="gr29" draw:text-style-name="P7" draw:layer="layout" svg:width="0.026cm" svg:height="0.38cm" svg:x="26.218cm" svg:y="14.877cm" svg:viewBox="0 0 27 381" draw:points="0,381 27,381 27,0 0,0">
          <text:p/>
        </draw:polygon>
        <draw:polygon draw:style-name="gr32" draw:text-style-name="P10" draw:layer="layout" svg:width="0.027cm" svg:height="0.38cm" svg:x="26.244cm" svg:y="14.877cm" svg:viewBox="0 0 28 381" draw:points="0,381 28,381 28,0 0,0">
          <text:p/>
        </draw:polygon>
        <draw:polygon draw:style-name="gr31" draw:text-style-name="P9" draw:layer="layout" svg:width="0.026cm" svg:height="0.38cm" svg:x="26.271cm" svg:y="14.877cm" svg:viewBox="0 0 27 381" draw:points="0,381 27,381 27,0 0,0">
          <text:p/>
        </draw:polygon>
        <draw:polygon draw:style-name="gr29" draw:text-style-name="P7" draw:layer="layout" svg:width="0.026cm" svg:height="0.38cm" svg:x="26.297cm" svg:y="14.877cm" svg:viewBox="0 0 27 381" draw:points="0,381 27,381 27,0 0,0">
          <text:p/>
        </draw:polygon>
        <draw:polygon draw:style-name="gr29" draw:text-style-name="P7" draw:layer="layout" svg:width="0.027cm" svg:height="0.38cm" svg:x="26.323cm" svg:y="14.877cm" svg:viewBox="0 0 28 381" draw:points="0,381 28,381 28,0 0,0">
          <text:p/>
        </draw:polygon>
        <draw:polygon draw:style-name="gr31" draw:text-style-name="P9" draw:layer="layout" svg:width="0.026cm" svg:height="0.38cm" svg:x="26.35cm" svg:y="14.877cm" svg:viewBox="0 0 27 381" draw:points="0,381 27,381 27,0 0,0">
          <text:p/>
        </draw:polygon>
        <draw:polygon draw:style-name="gr29" draw:text-style-name="P7" draw:layer="layout" svg:width="0.026cm" svg:height="0.38cm" svg:x="26.376cm" svg:y="14.877cm" svg:viewBox="0 0 27 381" draw:points="0,381 27,381 27,0 0,0">
          <text:p/>
        </draw:polygon>
        <draw:polygon draw:style-name="gr29" draw:text-style-name="P7" draw:layer="layout" svg:width="0.026cm" svg:height="0.38cm" svg:x="26.402cm" svg:y="14.877cm" svg:viewBox="0 0 27 381" draw:points="0,381 27,381 27,0 0,0">
          <text:p/>
        </draw:polygon>
        <draw:polygon draw:style-name="gr30" draw:text-style-name="P8" draw:layer="layout" svg:width="0.026cm" svg:height="0.38cm" svg:x="26.428cm" svg:y="14.877cm" svg:viewBox="0 0 27 381" draw:points="0,381 27,381 27,0 0,0">
          <text:p/>
        </draw:polygon>
        <draw:polygon draw:style-name="gr31" draw:text-style-name="P9" draw:layer="layout" svg:width="0.026cm" svg:height="0.38cm" svg:x="26.455cm" svg:y="14.877cm" svg:viewBox="0 0 27 381" draw:points="0,381 27,381 27,0 0,0">
          <text:p/>
        </draw:polygon>
        <draw:polygon draw:style-name="gr30" draw:text-style-name="P8" draw:layer="layout" svg:width="0.026cm" svg:height="0.38cm" svg:x="26.481cm" svg:y="14.877cm" svg:viewBox="0 0 27 381" draw:points="0,381 27,381 27,0 0,0">
          <text:p/>
        </draw:polygon>
        <draw:polygon draw:style-name="gr29" draw:text-style-name="P7" draw:layer="layout" svg:width="0.026cm" svg:height="0.38cm" svg:x="26.507cm" svg:y="14.877cm" svg:viewBox="0 0 27 381" draw:points="0,381 27,381 27,0 0,0">
          <text:p/>
        </draw:polygon>
        <draw:polygon draw:style-name="gr31" draw:text-style-name="P9" draw:layer="layout" svg:width="0.027cm" svg:height="0.38cm" svg:x="26.533cm" svg:y="14.877cm" svg:viewBox="0 0 28 381" draw:points="0,381 28,381 28,0 0,0">
          <text:p/>
        </draw:polygon>
        <draw:polygon draw:style-name="gr30" draw:text-style-name="P8" draw:layer="layout" svg:width="0.026cm" svg:height="0.38cm" svg:x="26.56cm" svg:y="14.877cm" svg:viewBox="0 0 27 381" draw:points="0,381 27,381 27,0 0,0">
          <text:p/>
        </draw:polygon>
        <draw:polygon draw:style-name="gr31" draw:text-style-name="P9" draw:layer="layout" svg:width="0.026cm" svg:height="0.38cm" svg:x="26.586cm" svg:y="14.877cm" svg:viewBox="0 0 27 381" draw:points="0,381 27,381 27,0 0,0">
          <text:p/>
        </draw:polygon>
        <draw:polygon draw:style-name="gr29" draw:text-style-name="P7" draw:layer="layout" svg:width="0.027cm" svg:height="0.38cm" svg:x="26.612cm" svg:y="14.877cm" svg:viewBox="0 0 28 381" draw:points="0,381 28,381 28,0 0,0">
          <text:p/>
        </draw:polygon>
        <draw:polygon draw:style-name="gr29" draw:text-style-name="P7" draw:layer="layout" svg:width="0.026cm" svg:height="0.38cm" svg:x="26.639cm" svg:y="14.877cm" svg:viewBox="0 0 27 381" draw:points="0,381 27,381 27,0 0,0">
          <text:p/>
        </draw:polygon>
        <draw:polygon draw:style-name="gr29" draw:text-style-name="P7" draw:layer="layout" svg:width="0.026cm" svg:height="0.38cm" svg:x="26.665cm" svg:y="14.877cm" svg:viewBox="0 0 27 381" draw:points="0,381 27,381 27,0 0,0">
          <text:p/>
        </draw:polygon>
        <draw:polygon draw:style-name="gr32" draw:text-style-name="P10" draw:layer="layout" svg:width="0.026cm" svg:height="0.38cm" svg:x="26.691cm" svg:y="14.877cm" svg:viewBox="0 0 27 381" draw:points="0,381 27,381 27,0 0,0">
          <text:p/>
        </draw:polygon>
        <draw:polygon draw:style-name="gr31" draw:text-style-name="P9" draw:layer="layout" svg:width="0.026cm" svg:height="0.38cm" svg:x="26.718cm" svg:y="14.877cm" svg:viewBox="0 0 27 381" draw:points="0,381 27,381 27,0 0,0">
          <text:p/>
        </draw:polygon>
        <draw:polygon draw:style-name="gr30" draw:text-style-name="P8" draw:layer="layout" svg:width="0.026cm" svg:height="0.38cm" svg:x="26.744cm" svg:y="14.877cm" svg:viewBox="0 0 27 381" draw:points="0,381 27,381 27,0 0,0">
          <text:p/>
        </draw:polygon>
        <draw:polygon draw:style-name="gr31" draw:text-style-name="P9" draw:layer="layout" svg:width="0.026cm" svg:height="0.38cm" svg:x="26.77cm" svg:y="14.877cm" svg:viewBox="0 0 27 381" draw:points="0,381 27,381 27,0 0,0">
          <text:p/>
        </draw:polygon>
        <draw:polygon draw:style-name="gr29" draw:text-style-name="P7" draw:layer="layout" svg:width="0.026cm" svg:height="0.38cm" svg:x="26.796cm" svg:y="14.877cm" svg:viewBox="0 0 27 381" draw:points="0,381 27,381 27,0 0,0">
          <text:p/>
        </draw:polygon>
        <draw:polygon draw:style-name="gr32" draw:text-style-name="P10" draw:layer="layout" svg:width="0.026cm" svg:height="0.38cm" svg:x="26.823cm" svg:y="14.877cm" svg:viewBox="0 0 27 381" draw:points="0,381 27,381 27,0 0,0">
          <text:p/>
        </draw:polygon>
        <draw:polygon draw:style-name="gr29" draw:text-style-name="P7" draw:layer="layout" svg:width="0.026cm" svg:height="0.38cm" svg:x="26.849cm" svg:y="14.877cm" svg:viewBox="0 0 27 381" draw:points="0,381 27,381 27,0 0,0">
          <text:p/>
        </draw:polygon>
        <draw:polygon draw:style-name="gr29" draw:text-style-name="P7" draw:layer="layout" svg:width="0.026cm" svg:height="0.38cm" svg:x="26.875cm" svg:y="14.877cm" svg:viewBox="0 0 27 381" draw:points="0,381 27,381 27,0 0,0">
          <text:p/>
        </draw:polygon>
        <draw:polygon draw:style-name="gr35" draw:text-style-name="P13" draw:layer="layout" svg:width="0.026cm" svg:height="0.38cm" svg:x="26.901cm" svg:y="14.877cm" svg:viewBox="0 0 27 381" draw:points="0,381 27,381 27,0 0,0">
          <text:p/>
        </draw:polygon>
        <draw:polygon draw:style-name="gr32" draw:text-style-name="P10" draw:layer="layout" svg:width="0.027cm" svg:height="0.38cm" svg:x="26.927cm" svg:y="14.877cm" svg:viewBox="0 0 28 381" draw:points="0,381 28,381 28,0 0,0">
          <text:p/>
        </draw:polygon>
        <draw:polygon draw:style-name="gr29" draw:text-style-name="P7" draw:layer="layout" svg:width="0.026cm" svg:height="0.38cm" svg:x="26.954cm" svg:y="14.877cm" svg:viewBox="0 0 27 381" draw:points="0,381 27,381 27,0 0,0">
          <text:p/>
        </draw:polygon>
        <draw:polygon draw:style-name="gr29" draw:text-style-name="P7" draw:layer="layout" svg:width="0.026cm" svg:height="0.38cm" svg:x="26.98cm" svg:y="14.877cm" svg:viewBox="0 0 27 381" draw:points="0,381 27,381 27,0 0,0">
          <text:p/>
        </draw:polygon>
        <draw:polygon draw:style-name="gr32" draw:text-style-name="P10" draw:layer="layout" svg:width="0.027cm" svg:height="0.38cm" svg:x="27.006cm" svg:y="14.877cm" svg:viewBox="0 0 28 381" draw:points="0,381 28,381 28,0 0,0">
          <text:p/>
        </draw:polygon>
        <draw:polygon draw:style-name="gr31" draw:text-style-name="P9" draw:layer="layout" svg:width="0.026cm" svg:height="0.38cm" svg:x="27.033cm" svg:y="14.877cm" svg:viewBox="0 0 27 381" draw:points="0,381 27,381 27,0 0,0">
          <text:p/>
        </draw:polygon>
        <draw:polygon draw:style-name="gr32" draw:text-style-name="P10" draw:layer="layout" svg:width="0.026cm" svg:height="0.38cm" svg:x="27.06cm" svg:y="14.877cm" svg:viewBox="0 0 27 381" draw:points="0,381 27,381 27,0 0,0">
          <text:p/>
        </draw:polygon>
        <draw:polygon draw:style-name="gr31" draw:text-style-name="P9" draw:layer="layout" svg:width="0.026cm" svg:height="0.38cm" svg:x="27.085cm" svg:y="14.877cm" svg:viewBox="0 0 27 381" draw:points="0,381 27,381 27,0 0,0">
          <text:p/>
        </draw:polygon>
        <draw:polygon draw:style-name="gr29" draw:text-style-name="P7" draw:layer="layout" svg:width="0.026cm" svg:height="0.38cm" svg:x="27.112cm" svg:y="14.877cm" svg:viewBox="0 0 27 381" draw:points="0,381 27,381 27,0 0,0">
          <text:p/>
        </draw:polygon>
        <draw:polygon draw:style-name="gr29" draw:text-style-name="P7" draw:layer="layout" svg:width="0.026cm" svg:height="0.38cm" svg:x="27.138cm" svg:y="14.877cm" svg:viewBox="0 0 27 381" draw:points="0,381 27,381 27,0 0,0">
          <text:p/>
        </draw:polygon>
        <draw:polygon draw:style-name="gr32" draw:text-style-name="P10" draw:layer="layout" svg:width="0.026cm" svg:height="0.38cm" svg:x="27.164cm" svg:y="14.877cm" svg:viewBox="0 0 27 381" draw:points="0,381 27,381 27,0 0,0">
          <text:p/>
        </draw:polygon>
        <draw:polygon draw:style-name="gr32" draw:text-style-name="P10" draw:layer="layout" svg:width="0.026cm" svg:height="0.38cm" svg:x="27.19cm" svg:y="14.877cm" svg:viewBox="0 0 27 381" draw:points="0,381 27,381 27,0 0,0">
          <text:p/>
        </draw:polygon>
        <draw:polygon draw:style-name="gr31" draw:text-style-name="P9" draw:layer="layout" svg:width="0.026cm" svg:height="0.38cm" svg:x="27.217cm" svg:y="14.877cm" svg:viewBox="0 0 27 381" draw:points="0,381 27,381 27,0 0,0">
          <text:p/>
        </draw:polygon>
        <draw:polygon draw:style-name="gr30" draw:text-style-name="P8" draw:layer="layout" svg:width="0.026cm" svg:height="0.38cm" svg:x="27.243cm" svg:y="14.877cm" svg:viewBox="0 0 27 381" draw:points="0,381 27,381 27,0 0,0">
          <text:p/>
        </draw:polygon>
        <draw:polygon draw:style-name="gr29" draw:text-style-name="P7" draw:layer="layout" svg:width="0.026cm" svg:height="0.38cm" svg:x="27.269cm" svg:y="14.877cm" svg:viewBox="0 0 27 381" draw:points="0,381 27,381 27,0 0,0">
          <text:p/>
        </draw:polygon>
        <draw:polygon draw:style-name="gr31" draw:text-style-name="P9" draw:layer="layout" svg:width="0.027cm" svg:height="0.38cm" svg:x="27.295cm" svg:y="14.877cm" svg:viewBox="0 0 28 381" draw:points="0,381 28,381 28,0 0,0">
          <text:p/>
        </draw:polygon>
        <draw:polygon draw:style-name="gr29" draw:text-style-name="P7" draw:layer="layout" svg:width="0.026cm" svg:height="0.38cm" svg:x="27.322cm" svg:y="14.877cm" svg:viewBox="0 0 27 381" draw:points="0,381 27,381 27,0 0,0">
          <text:p/>
        </draw:polygon>
        <draw:polygon draw:style-name="gr29" draw:text-style-name="P7" draw:layer="layout" svg:width="0.026cm" svg:height="0.38cm" svg:x="27.348cm" svg:y="14.877cm" svg:viewBox="0 0 27 381" draw:points="0,381 27,381 27,0 0,0">
          <text:p/>
        </draw:polygon>
        <draw:polygon draw:style-name="gr32" draw:text-style-name="P10" draw:layer="layout" svg:width="0.026cm" svg:height="0.38cm" svg:x="27.374cm" svg:y="14.877cm" svg:viewBox="0 0 27 381" draw:points="0,381 27,381 27,0 0,0">
          <text:p/>
        </draw:polygon>
        <draw:polygon draw:style-name="gr32" draw:text-style-name="P10" draw:layer="layout" svg:width="0.026cm" svg:height="0.38cm" svg:x="27.401cm" svg:y="14.877cm" svg:viewBox="0 0 27 381" draw:points="0,381 27,381 27,0 0,0">
          <text:p/>
        </draw:polygon>
        <draw:polygon draw:style-name="gr30" draw:text-style-name="P8" draw:layer="layout" svg:width="0.026cm" svg:height="0.38cm" svg:x="27.427cm" svg:y="14.877cm" svg:viewBox="0 0 27 381" draw:points="0,381 27,381 27,0 0,0">
          <text:p/>
        </draw:polygon>
        <draw:polygon draw:style-name="gr29" draw:text-style-name="P7" draw:layer="layout" svg:width="0.026cm" svg:height="0.38cm" svg:x="27.453cm" svg:y="14.877cm" svg:viewBox="0 0 27 381" draw:points="0,381 27,381 27,0 0,0">
          <text:p/>
        </draw:polygon>
        <draw:polygon draw:style-name="gr31" draw:text-style-name="P9" draw:layer="layout" svg:width="0.026cm" svg:height="0.38cm" svg:x="27.48cm" svg:y="14.877cm" svg:viewBox="0 0 27 381" draw:points="0,381 27,381 27,0 0,0">
          <text:p/>
        </draw:polygon>
        <draw:polygon draw:style-name="gr32" draw:text-style-name="P10" draw:layer="layout" svg:width="0.026cm" svg:height="0.38cm" svg:x="27.506cm" svg:y="14.877cm" svg:viewBox="0 0 27 381" draw:points="0,381 27,381 27,0 0,0">
          <text:p/>
        </draw:polygon>
        <draw:polygon draw:style-name="gr31" draw:text-style-name="P9" draw:layer="layout" svg:width="0.026cm" svg:height="0.38cm" svg:x="27.532cm" svg:y="14.877cm" svg:viewBox="0 0 27 381" draw:points="0,381 27,381 27,0 0,0">
          <text:p/>
        </draw:polygon>
        <draw:polygon draw:style-name="gr29" draw:text-style-name="P7" draw:layer="layout" svg:width="0.026cm" svg:height="0.38cm" svg:x="27.558cm" svg:y="14.877cm" svg:viewBox="0 0 27 381" draw:points="0,381 27,381 27,0 0,0">
          <text:p/>
        </draw:polygon>
        <draw:polygon draw:style-name="gr29" draw:text-style-name="P7" draw:layer="layout" svg:width="0.026cm" svg:height="0.38cm" svg:x="27.584cm" svg:y="14.877cm" svg:viewBox="0 0 27 381" draw:points="0,381 27,381 27,0 0,0">
          <text:p/>
        </draw:polygon>
        <draw:polygon draw:style-name="gr32" draw:text-style-name="P10" draw:layer="layout" svg:width="0.026cm" svg:height="0.38cm" svg:x="27.611cm" svg:y="14.877cm" svg:viewBox="0 0 27 381" draw:points="0,381 27,381 27,0 0,0">
          <text:p/>
        </draw:polygon>
        <draw:polygon draw:style-name="gr30" draw:text-style-name="P8" draw:layer="layout" svg:width="0.026cm" svg:height="0.38cm" svg:x="27.637cm" svg:y="14.877cm" svg:viewBox="0 0 27 381" draw:points="0,381 27,381 27,0 0,0">
          <text:p/>
        </draw:polygon>
        <draw:polygon draw:style-name="gr29" draw:text-style-name="P7" draw:layer="layout" svg:width="0.026cm" svg:height="0.38cm" svg:x="27.663cm" svg:y="14.877cm" svg:viewBox="0 0 27 381" draw:points="0,381 27,381 27,0 0,0">
          <text:p/>
        </draw:polygon>
        <draw:polygon draw:style-name="gr32" draw:text-style-name="P10" draw:layer="layout" svg:width="0.027cm" svg:height="0.38cm" svg:x="27.689cm" svg:y="14.877cm" svg:viewBox="0 0 28 381" draw:points="0,381 28,381 28,0 0,0">
          <text:p/>
        </draw:polygon>
        <draw:polygon draw:style-name="gr30" draw:text-style-name="P8" draw:layer="layout" svg:width="0.026cm" svg:height="0.38cm" svg:x="27.716cm" svg:y="14.877cm" svg:viewBox="0 0 27 381" draw:points="0,381 27,381 27,0 0,0">
          <text:p/>
        </draw:polygon>
        <draw:polygon draw:style-name="gr31" draw:text-style-name="P9" draw:layer="layout" svg:width="0.026cm" svg:height="0.38cm" svg:x="27.742cm" svg:y="14.877cm" svg:viewBox="0 0 27 381" draw:points="0,381 27,381 27,0 0,0">
          <text:p/>
        </draw:polygon>
        <draw:polygon draw:style-name="gr29" draw:text-style-name="P7" draw:layer="layout" svg:width="0.026cm" svg:height="0.38cm" svg:x="27.768cm" svg:y="14.877cm" svg:viewBox="0 0 27 381" draw:points="0,381 27,381 27,0 0,0">
          <text:p/>
        </draw:polygon>
        <draw:polygon draw:style-name="gr29" draw:text-style-name="P7" draw:layer="layout" svg:width="0.026cm" svg:height="0.38cm" svg:x="27.795cm" svg:y="14.877cm" svg:viewBox="0 0 27 381" draw:points="0,381 27,381 27,0 0,0">
          <text:p/>
        </draw:polygon>
        <draw:polygon draw:style-name="gr32" draw:text-style-name="P10" draw:layer="layout" svg:width="0.026cm" svg:height="0.38cm" svg:x="27.821cm" svg:y="14.877cm" svg:viewBox="0 0 27 381" draw:points="0,381 27,381 27,0 0,0">
          <text:p/>
        </draw:polygon>
        <draw:polygon draw:style-name="gr30" draw:text-style-name="P8" draw:layer="layout" svg:width="0.026cm" svg:height="0.38cm" svg:x="27.847cm" svg:y="14.877cm" svg:viewBox="0 0 27 381" draw:points="0,381 27,381 27,0 0,0">
          <text:p/>
        </draw:polygon>
        <draw:polygon draw:style-name="gr32" draw:text-style-name="P10" draw:layer="layout" svg:width="0.026cm" svg:height="0.38cm" svg:x="27.873cm" svg:y="14.877cm" svg:viewBox="0 0 27 381" draw:points="0,381 27,381 27,0 0,0">
          <text:p/>
        </draw:polygon>
        <draw:polygon draw:style-name="gr32" draw:text-style-name="P10" draw:layer="layout" svg:width="0.026cm" svg:height="0.38cm" svg:x="27.9cm" svg:y="14.877cm" svg:viewBox="0 0 27 381" draw:points="0,381 27,381 27,0 0,0">
          <text:p/>
        </draw:polygon>
        <draw:polygon draw:style-name="gr32" draw:text-style-name="P10" draw:layer="layout" svg:width="0.026cm" svg:height="0.38cm" svg:x="27.926cm" svg:y="14.877cm" svg:viewBox="0 0 27 381" draw:points="0,381 27,381 27,0 0,0">
          <text:p/>
        </draw:polygon>
        <draw:polygon draw:style-name="gr31" draw:text-style-name="P9" draw:layer="layout" svg:width="0.026cm" svg:height="0.38cm" svg:x="27.952cm" svg:y="14.877cm" svg:viewBox="0 0 27 381" draw:points="0,381 27,381 27,0 0,0">
          <text:p/>
        </draw:polygon>
        <draw:polygon draw:style-name="gr29" draw:text-style-name="P7" draw:layer="layout" svg:width="0.026cm" svg:height="0.38cm" svg:x="27.978cm" svg:y="14.877cm" svg:viewBox="0 0 27 381" draw:points="0,381 27,381 27,0 0,0">
          <text:p/>
        </draw:polygon>
        <draw:polygon draw:style-name="gr29" draw:text-style-name="P7" draw:layer="layout" svg:width="0.026cm" svg:height="0.38cm" svg:x="28.005cm" svg:y="14.877cm" svg:viewBox="0 0 27 381" draw:points="0,381 27,381 27,0 0,0">
          <text:p/>
        </draw:polygon>
        <draw:polygon draw:style-name="gr30" draw:text-style-name="P8" draw:layer="layout" svg:width="0.026cm" svg:height="0.38cm" svg:x="28.031cm" svg:y="14.877cm" svg:viewBox="0 0 27 381" draw:points="0,381 27,381 27,0 0,0">
          <text:p/>
        </draw:polygon>
        <draw:polygon draw:style-name="gr31" draw:text-style-name="P9" draw:layer="layout" svg:width="0.027cm" svg:height="0.38cm" svg:x="28.057cm" svg:y="14.877cm" svg:viewBox="0 0 28 381" draw:points="0,381 28,381 28,0 0,0">
          <text:p/>
        </draw:polygon>
        <draw:polygon draw:style-name="gr30" draw:text-style-name="P8" draw:layer="layout" svg:width="0.026cm" svg:height="0.38cm" svg:x="28.084cm" svg:y="14.877cm" svg:viewBox="0 0 27 381" draw:points="0,381 27,381 27,0 0,0">
          <text:p/>
        </draw:polygon>
        <draw:polygon draw:style-name="gr29" draw:text-style-name="P7" draw:layer="layout" svg:width="0.026cm" svg:height="0.38cm" svg:x="28.11cm" svg:y="14.877cm" svg:viewBox="0 0 27 381" draw:points="0,381 27,381 27,0 0,0">
          <text:p/>
        </draw:polygon>
        <draw:polygon draw:style-name="gr30" draw:text-style-name="P8" draw:layer="layout" svg:width="0.026cm" svg:height="0.38cm" svg:x="28.136cm" svg:y="14.877cm" svg:viewBox="0 0 27 381" draw:points="0,381 27,381 27,0 0,0">
          <text:p/>
        </draw:polygon>
        <draw:polygon draw:style-name="gr30" draw:text-style-name="P8" draw:layer="layout" svg:width="0.026cm" svg:height="0.38cm" svg:x="28.163cm" svg:y="14.877cm" svg:viewBox="0 0 27 381" draw:points="0,381 27,381 27,0 0,0">
          <text:p/>
        </draw:polygon>
        <draw:polygon draw:style-name="gr32" draw:text-style-name="P10" draw:layer="layout" svg:width="0.026cm" svg:height="0.38cm" svg:x="28.189cm" svg:y="14.877cm" svg:viewBox="0 0 27 381" draw:points="0,381 27,381 27,0 0,0">
          <text:p/>
        </draw:polygon>
        <draw:polygon draw:style-name="gr32" draw:text-style-name="P10" draw:layer="layout" svg:width="0.026cm" svg:height="0.38cm" svg:x="28.215cm" svg:y="14.877cm" svg:viewBox="0 0 27 381" draw:points="0,381 27,381 27,0 0,0">
          <text:p/>
        </draw:polygon>
        <draw:polygon draw:style-name="gr31" draw:text-style-name="P9" draw:layer="layout" svg:width="0.026cm" svg:height="0.38cm" svg:x="28.241cm" svg:y="14.877cm" svg:viewBox="0 0 27 381" draw:points="0,381 27,381 27,0 0,0">
          <text:p/>
        </draw:polygon>
        <draw:polygon draw:style-name="gr30" draw:text-style-name="P8" draw:layer="layout" svg:width="0.026cm" svg:height="0.38cm" svg:x="28.267cm" svg:y="14.877cm" svg:viewBox="0 0 27 381" draw:points="0,381 27,381 27,0 0,0">
          <text:p/>
        </draw:polygon>
        <draw:polygon draw:style-name="gr31" draw:text-style-name="P9" draw:layer="layout" svg:width="0.026cm" svg:height="0.38cm" svg:x="28.294cm" svg:y="14.877cm" svg:viewBox="0 0 27 381" draw:points="0,381 27,381 27,0 0,0">
          <text:p/>
        </draw:polygon>
        <draw:polygon draw:style-name="gr30" draw:text-style-name="P8" draw:layer="layout" svg:width="0.026cm" svg:height="0.38cm" svg:x="28.32cm" svg:y="14.877cm" svg:viewBox="0 0 27 381" draw:points="0,381 27,381 27,0 0,0">
          <text:p/>
        </draw:polygon>
        <draw:polygon draw:style-name="gr30" draw:text-style-name="P8" draw:layer="layout" svg:width="0.026cm" svg:height="0.38cm" svg:x="28.346cm" svg:y="14.877cm" svg:viewBox="0 0 27 381" draw:points="0,381 27,381 27,0 0,0">
          <text:p/>
        </draw:polygon>
        <draw:polygon draw:style-name="gr30" draw:text-style-name="P8" draw:layer="layout" svg:width="0.027cm" svg:height="0.38cm" svg:x="28.372cm" svg:y="14.877cm" svg:viewBox="0 0 28 381" draw:points="0,381 28,381 28,0 0,0">
          <text:p/>
        </draw:polygon>
        <draw:polygon draw:style-name="gr30" draw:text-style-name="P8" draw:layer="layout" svg:width="0.026cm" svg:height="0.38cm" svg:x="28.399cm" svg:y="14.877cm" svg:viewBox="0 0 27 381" draw:points="0,381 27,381 27,0 0,0">
          <text:p/>
        </draw:polygon>
        <draw:polygon draw:style-name="gr32" draw:text-style-name="P10" draw:layer="layout" svg:width="0.026cm" svg:height="0.38cm" svg:x="28.425cm" svg:y="14.877cm" svg:viewBox="0 0 27 381" draw:points="0,381 27,381 27,0 0,0">
          <text:p/>
        </draw:polygon>
        <draw:polygon draw:style-name="gr32" draw:text-style-name="P10" draw:layer="layout" svg:width="0.027cm" svg:height="0.38cm" svg:x="28.451cm" svg:y="14.877cm" svg:viewBox="0 0 28 381" draw:points="0,381 28,381 28,0 0,0">
          <text:p/>
        </draw:polygon>
        <draw:polygon draw:style-name="gr31" draw:text-style-name="P9" draw:layer="layout" svg:width="0.026cm" svg:height="0.38cm" svg:x="28.478cm" svg:y="14.877cm" svg:viewBox="0 0 27 381" draw:points="0,381 27,381 27,0 0,0">
          <text:p/>
        </draw:polygon>
        <draw:polygon draw:style-name="gr31" draw:text-style-name="P9" draw:layer="layout" svg:width="0.026cm" svg:height="0.38cm" svg:x="28.504cm" svg:y="14.877cm" svg:viewBox="0 0 27 381" draw:points="0,381 27,381 27,0 0,0">
          <text:p/>
        </draw:polygon>
        <draw:polygon draw:style-name="gr32" draw:text-style-name="P10" draw:layer="layout" svg:width="0.026cm" svg:height="0.38cm" svg:x="28.53cm" svg:y="14.877cm" svg:viewBox="0 0 27 381" draw:points="0,381 27,381 27,0 0,0">
          <text:p/>
        </draw:polygon>
        <draw:polygon draw:style-name="gr29" draw:text-style-name="P7" draw:layer="layout" svg:width="0.026cm" svg:height="0.38cm" svg:x="28.557cm" svg:y="14.877cm" svg:viewBox="0 0 27 381" draw:points="0,381 27,381 27,0 0,0">
          <text:p/>
        </draw:polygon>
        <draw:polygon draw:style-name="gr32" draw:text-style-name="P10" draw:layer="layout" svg:width="0.026cm" svg:height="0.38cm" svg:x="28.583cm" svg:y="14.877cm" svg:viewBox="0 0 27 381" draw:points="0,381 27,381 27,0 0,0">
          <text:p/>
        </draw:polygon>
        <draw:polygon draw:style-name="gr32" draw:text-style-name="P10" draw:layer="layout" svg:width="0.026cm" svg:height="0.38cm" svg:x="28.609cm" svg:y="14.877cm" svg:viewBox="0 0 27 381" draw:points="0,381 27,381 27,0 0,0">
          <text:p/>
        </draw:polygon>
        <draw:polygon draw:style-name="gr30" draw:text-style-name="P8" draw:layer="layout" svg:width="0.026cm" svg:height="0.38cm" svg:x="28.635cm" svg:y="14.877cm" svg:viewBox="0 0 27 381" draw:points="0,381 27,381 27,0 0,0">
          <text:p/>
        </draw:polygon>
        <draw:polygon draw:style-name="gr30" draw:text-style-name="P8" draw:layer="layout" svg:width="0.026cm" svg:height="0.38cm" svg:x="28.662cm" svg:y="14.877cm" svg:viewBox="0 0 27 381" draw:points="0,381 27,381 27,0 0,0">
          <text:p/>
        </draw:polygon>
        <draw:polygon draw:style-name="gr31" draw:text-style-name="P9" draw:layer="layout" svg:width="0.026cm" svg:height="0.38cm" svg:x="28.688cm" svg:y="14.877cm" svg:viewBox="0 0 27 381" draw:points="0,381 27,381 27,0 0,0">
          <text:p/>
        </draw:polygon>
        <draw:polygon draw:style-name="gr29" draw:text-style-name="P7" draw:layer="layout" svg:width="0.026cm" svg:height="0.38cm" svg:x="28.714cm" svg:y="14.877cm" svg:viewBox="0 0 27 381" draw:points="0,381 27,381 27,0 0,0">
          <text:p/>
        </draw:polygon>
        <draw:polygon draw:style-name="gr31" draw:text-style-name="P9" draw:layer="layout" svg:width="0.026cm" svg:height="0.38cm" svg:x="28.74cm" svg:y="14.877cm" svg:viewBox="0 0 27 381" draw:points="0,381 27,381 27,0 0,0">
          <text:p/>
        </draw:polygon>
        <draw:polygon draw:style-name="gr31" draw:text-style-name="P9" draw:layer="layout" svg:width="0.027cm" svg:height="0.38cm" svg:x="28.767cm" svg:y="14.877cm" svg:viewBox="0 0 28 381" draw:points="0,381 28,381 28,0 0,0">
          <text:p/>
        </draw:polygon>
        <draw:polygon draw:style-name="gr31" draw:text-style-name="P9" draw:layer="layout" svg:width="0.026cm" svg:height="0.38cm" svg:x="28.793cm" svg:y="14.877cm" svg:viewBox="0 0 27 381" draw:points="0,381 27,381 27,0 0,0">
          <text:p/>
        </draw:polygon>
        <draw:polygon draw:style-name="gr31" draw:text-style-name="P9" draw:layer="layout" svg:width="0.026cm" svg:height="0.38cm" svg:x="28.819cm" svg:y="14.877cm" svg:viewBox="0 0 27 381" draw:points="0,381 27,381 27,0 0,0">
          <text:p/>
        </draw:polygon>
        <draw:polygon draw:style-name="gr30" draw:text-style-name="P8" draw:layer="layout" svg:width="0.026cm" svg:height="0.38cm" svg:x="28.846cm" svg:y="14.877cm" svg:viewBox="0 0 27 381" draw:points="0,381 27,381 27,0 0,0">
          <text:p/>
        </draw:polygon>
        <draw:polygon draw:style-name="gr29" draw:text-style-name="P7" draw:layer="layout" svg:width="0.026cm" svg:height="0.38cm" svg:x="28.872cm" svg:y="14.877cm" svg:viewBox="0 0 27 381" draw:points="0,381 27,381 27,0 0,0">
          <text:p/>
        </draw:polygon>
        <draw:polygon draw:style-name="gr32" draw:text-style-name="P10" draw:layer="layout" svg:width="0.026cm" svg:height="0.38cm" svg:x="28.898cm" svg:y="14.877cm" svg:viewBox="0 0 27 381" draw:points="0,381 27,381 27,0 0,0">
          <text:p/>
        </draw:polygon>
        <draw:polygon draw:style-name="gr31" draw:text-style-name="P9" draw:layer="layout" svg:width="0.026cm" svg:height="0.38cm" svg:x="28.924cm" svg:y="14.877cm" svg:viewBox="0 0 27 381" draw:points="0,381 27,381 27,0 0,0">
          <text:p/>
        </draw:polygon>
        <draw:polygon draw:style-name="gr30" draw:text-style-name="P8" draw:layer="layout" svg:width="0.026cm" svg:height="0.38cm" svg:x="28.951cm" svg:y="14.877cm" svg:viewBox="0 0 27 381" draw:points="0,381 27,381 27,0 0,0">
          <text:p/>
        </draw:polygon>
        <draw:polygon draw:style-name="gr30" draw:text-style-name="P8" draw:layer="layout" svg:width="0.026cm" svg:height="0.38cm" svg:x="28.977cm" svg:y="14.877cm" svg:viewBox="0 0 27 381" draw:points="0,381 27,381 27,0 0,0">
          <text:p/>
        </draw:polygon>
        <draw:polygon draw:style-name="gr32" draw:text-style-name="P10" draw:layer="layout" svg:width="0.026cm" svg:height="0.38cm" svg:x="29.003cm" svg:y="14.877cm" svg:viewBox="0 0 27 381" draw:points="0,381 27,381 27,0 0,0">
          <text:p/>
        </draw:polygon>
        <draw:polygon draw:style-name="gr31" draw:text-style-name="P9" draw:layer="layout" svg:width="0.026cm" svg:height="0.38cm" svg:x="29.029cm" svg:y="14.877cm" svg:viewBox="0 0 27 381" draw:points="0,381 27,381 27,0 0,0">
          <text:p/>
        </draw:polygon>
        <draw:polygon draw:style-name="gr32" draw:text-style-name="P10" draw:layer="layout" svg:width="0.026cm" svg:height="0.38cm" svg:x="29.056cm" svg:y="14.877cm" svg:viewBox="0 0 27 381" draw:points="0,381 27,381 27,0 0,0">
          <text:p/>
        </draw:polygon>
        <draw:polygon draw:style-name="gr32" draw:text-style-name="P10" draw:layer="layout" svg:width="0.026cm" svg:height="0.38cm" svg:x="29.082cm" svg:y="14.877cm" svg:viewBox="0 0 27 381" draw:points="0,381 27,381 27,0 0,0">
          <text:p/>
        </draw:polygon>
        <draw:polygon draw:style-name="gr30" draw:text-style-name="P8" draw:layer="layout" svg:width="0.026cm" svg:height="0.38cm" svg:x="29.108cm" svg:y="14.877cm" svg:viewBox="0 0 27 381" draw:points="0,381 27,381 27,0 0,0">
          <text:p/>
        </draw:polygon>
        <draw:polygon draw:style-name="gr31" draw:text-style-name="P9" draw:layer="layout" svg:width="0.027cm" svg:height="0.38cm" svg:x="29.134cm" svg:y="14.877cm" svg:viewBox="0 0 28 381" draw:points="0,381 28,381 28,0 0,0">
          <text:p/>
        </draw:polygon>
        <draw:polygon draw:style-name="gr29" draw:text-style-name="P7" draw:layer="layout" svg:width="0.026cm" svg:height="0.38cm" svg:x="29.161cm" svg:y="14.877cm" svg:viewBox="0 0 27 381" draw:points="0,381 27,381 27,0 0,0">
          <text:p/>
        </draw:polygon>
        <draw:polygon draw:style-name="gr31" draw:text-style-name="P9" draw:layer="layout" svg:width="0.026cm" svg:height="0.38cm" svg:x="29.187cm" svg:y="14.877cm" svg:viewBox="0 0 27 381" draw:points="0,381 27,381 27,0 0,0">
          <text:p/>
        </draw:polygon>
        <draw:polygon draw:style-name="gr33" draw:text-style-name="P11" draw:layer="layout" svg:width="0.026cm" svg:height="0.38cm" svg:x="29.213cm" svg:y="14.877cm" svg:viewBox="0 0 27 381" draw:points="0,381 27,381 27,0 0,0">
          <text:p/>
        </draw:polygon>
        <draw:polygon draw:style-name="gr31" draw:text-style-name="P9" draw:layer="layout" svg:width="0.026cm" svg:height="0.38cm" svg:x="29.24cm" svg:y="14.877cm" svg:viewBox="0 0 27 381" draw:points="0,381 27,381 27,0 0,0">
          <text:p/>
        </draw:polygon>
        <draw:polygon draw:style-name="gr32" draw:text-style-name="P10" draw:layer="layout" svg:width="0.026cm" svg:height="0.38cm" svg:x="29.266cm" svg:y="14.877cm" svg:viewBox="0 0 27 381" draw:points="0,381 27,381 27,0 0,0">
          <text:p/>
        </draw:polygon>
        <draw:polygon draw:style-name="gr30" draw:text-style-name="P8" draw:layer="layout" svg:width="0.026cm" svg:height="0.38cm" svg:x="29.292cm" svg:y="14.877cm" svg:viewBox="0 0 27 381" draw:points="0,381 27,381 27,0 0,0">
          <text:p/>
        </draw:polygon>
        <draw:polygon draw:style-name="gr32" draw:text-style-name="P10" draw:layer="layout" svg:width="0.026cm" svg:height="0.38cm" svg:x="29.318cm" svg:y="14.877cm" svg:viewBox="0 0 27 381" draw:points="0,381 27,381 27,0 0,0">
          <text:p/>
        </draw:polygon>
        <draw:polygon draw:style-name="gr32" draw:text-style-name="P10" draw:layer="layout" svg:width="0.026cm" svg:height="0.38cm" svg:x="29.345cm" svg:y="14.877cm" svg:viewBox="0 0 27 381" draw:points="0,381 27,381 27,0 0,0">
          <text:p/>
        </draw:polygon>
        <draw:polygon draw:style-name="gr31" draw:text-style-name="P9" draw:layer="layout" svg:width="0.026cm" svg:height="0.38cm" svg:x="29.371cm" svg:y="14.877cm" svg:viewBox="0 0 27 381" draw:points="0,381 27,381 27,0 0,0">
          <text:p/>
        </draw:polygon>
        <draw:polygon draw:style-name="gr29" draw:text-style-name="P7" draw:layer="layout" svg:width="0.026cm" svg:height="0.38cm" svg:x="29.397cm" svg:y="14.877cm" svg:viewBox="0 0 27 381" draw:points="0,381 27,381 27,0 0,0">
          <text:p/>
        </draw:polygon>
        <draw:polygon draw:style-name="gr29" draw:text-style-name="P7" draw:layer="layout" svg:width="0.026cm" svg:height="0.38cm" svg:x="29.423cm" svg:y="14.877cm" svg:viewBox="0 0 27 381" draw:points="0,381 27,381 27,0 0,0">
          <text:p/>
        </draw:polygon>
        <draw:polygon draw:style-name="gr32" draw:text-style-name="P10" draw:layer="layout" svg:width="0.026cm" svg:height="0.38cm" svg:x="29.45cm" svg:y="14.877cm" svg:viewBox="0 0 27 381" draw:points="0,381 27,381 27,0 0,0">
          <text:p/>
        </draw:polygon>
        <draw:polygon draw:style-name="gr32" draw:text-style-name="P10" draw:layer="layout" svg:width="0.026cm" svg:height="0.38cm" svg:x="29.476cm" svg:y="14.877cm" svg:viewBox="0 0 27 381" draw:points="0,381 27,381 27,0 0,0">
          <text:p/>
        </draw:polygon>
        <draw:polygon draw:style-name="gr30" draw:text-style-name="P8" draw:layer="layout" svg:width="0.026cm" svg:height="0.38cm" svg:x="29.502cm" svg:y="14.877cm" svg:viewBox="0 0 27 381" draw:points="0,381 27,381 27,0 0,0">
          <text:p/>
        </draw:polygon>
        <draw:polygon draw:style-name="gr32" draw:text-style-name="P10" draw:layer="layout" svg:width="0.027cm" svg:height="0.38cm" svg:x="29.528cm" svg:y="14.877cm" svg:viewBox="0 0 28 381" draw:points="0,381 28,381 28,0 0,0">
          <text:p/>
        </draw:polygon>
        <draw:polygon draw:style-name="gr32" draw:text-style-name="P10" draw:layer="layout" svg:width="0.026cm" svg:height="0.38cm" svg:x="29.555cm" svg:y="14.877cm" svg:viewBox="0 0 27 381" draw:points="0,381 27,381 27,0 0,0">
          <text:p/>
        </draw:polygon>
        <draw:polygon draw:style-name="gr30" draw:text-style-name="P8" draw:layer="layout" svg:width="0.026cm" svg:height="0.38cm" svg:x="29.581cm" svg:y="14.877cm" svg:viewBox="0 0 27 381" draw:points="0,381 27,381 27,0 0,0">
          <text:p/>
        </draw:polygon>
        <draw:polygon draw:style-name="gr31" draw:text-style-name="P9" draw:layer="layout" svg:width="0.026cm" svg:height="0.38cm" svg:x="29.607cm" svg:y="14.877cm" svg:viewBox="0 0 27 381" draw:points="0,381 27,381 27,0 0,0">
          <text:p/>
        </draw:polygon>
        <draw:polygon draw:style-name="gr30" draw:text-style-name="P8" draw:layer="layout" svg:width="0.026cm" svg:height="0.38cm" svg:x="29.635cm" svg:y="14.877cm" svg:viewBox="0 0 27 381" draw:points="0,381 27,381 27,0 0,0">
          <text:p/>
        </draw:polygon>
        <draw:polygon draw:style-name="gr30" draw:text-style-name="P8" draw:layer="layout" svg:width="0.026cm" svg:height="0.38cm" svg:x="29.66cm" svg:y="14.877cm" svg:viewBox="0 0 27 381" draw:points="0,381 27,381 27,0 0,0">
          <text:p/>
        </draw:polygon>
        <draw:polygon draw:style-name="gr30" draw:text-style-name="P8" draw:layer="layout" svg:width="0.026cm" svg:height="0.38cm" svg:x="29.686cm" svg:y="14.877cm" svg:viewBox="0 0 27 381" draw:points="0,381 27,381 27,0 0,0">
          <text:p/>
        </draw:polygon>
        <draw:polygon draw:style-name="gr30" draw:text-style-name="P8" draw:layer="layout" svg:width="0.026cm" svg:height="0.38cm" svg:x="29.712cm" svg:y="14.877cm" svg:viewBox="0 0 27 381" draw:points="0,381 27,381 27,0 0,0">
          <text:p/>
        </draw:polygon>
        <draw:polygon draw:style-name="gr32" draw:text-style-name="P10" draw:layer="layout" svg:width="0.026cm" svg:height="0.38cm" svg:x="29.739cm" svg:y="14.877cm" svg:viewBox="0 0 27 381" draw:points="0,381 27,381 27,0 0,0">
          <text:p/>
        </draw:polygon>
        <draw:polygon draw:style-name="gr31" draw:text-style-name="P9" draw:layer="layout" svg:width="0.026cm" svg:height="0.38cm" svg:x="29.765cm" svg:y="14.877cm" svg:viewBox="0 0 27 381" draw:points="0,381 27,381 27,0 0,0">
          <text:p/>
        </draw:polygon>
        <draw:polygon draw:style-name="gr30" draw:text-style-name="P8" draw:layer="layout" svg:width="0.026cm" svg:height="0.38cm" svg:x="29.791cm" svg:y="14.877cm" svg:viewBox="0 0 27 381" draw:points="0,381 27,381 27,0 0,0">
          <text:p/>
        </draw:polygon>
        <draw:polygon draw:style-name="gr30" draw:text-style-name="P8" draw:layer="layout" svg:width="0.027cm" svg:height="0.38cm" svg:x="29.817cm" svg:y="14.877cm" svg:viewBox="0 0 28 381" draw:points="0,381 28,381 28,0 0,0">
          <text:p/>
        </draw:polygon>
        <draw:polygon draw:style-name="gr31" draw:text-style-name="P9" draw:layer="layout" svg:width="0.026cm" svg:height="0.38cm" svg:x="29.844cm" svg:y="14.877cm" svg:viewBox="0 0 27 381" draw:points="0,381 27,381 27,0 0,0">
          <text:p/>
        </draw:polygon>
        <draw:polygon draw:style-name="gr31" draw:text-style-name="P9" draw:layer="layout" svg:width="0.026cm" svg:height="0.38cm" svg:x="29.87cm" svg:y="14.877cm" svg:viewBox="0 0 27 381" draw:points="0,381 27,381 27,0 0,0">
          <text:p/>
        </draw:polygon>
        <draw:polygon draw:style-name="gr32" draw:text-style-name="P10" draw:layer="layout" svg:width="0.027cm" svg:height="0.38cm" svg:x="29.896cm" svg:y="14.877cm" svg:viewBox="0 0 28 381" draw:points="0,381 28,381 28,0 0,0">
          <text:p/>
        </draw:polygon>
        <draw:polygon draw:style-name="gr32" draw:text-style-name="P10" draw:layer="layout" svg:width="0.026cm" svg:height="0.38cm" svg:x="29.923cm" svg:y="14.877cm" svg:viewBox="0 0 27 381" draw:points="0,381 27,381 27,0 0,0">
          <text:p/>
        </draw:polygon>
        <draw:polygon draw:style-name="gr32" draw:text-style-name="P10" draw:layer="layout" svg:width="0.026cm" svg:height="0.38cm" svg:x="29.949cm" svg:y="14.877cm" svg:viewBox="0 0 27 381" draw:points="0,381 27,381 27,0 0,0">
          <text:p/>
        </draw:polygon>
        <draw:polygon draw:style-name="gr36" draw:text-style-name="P14" draw:layer="layout" svg:width="0.026cm" svg:height="0.38cm" svg:x="29.975cm" svg:y="14.877cm" svg:viewBox="0 0 27 381" draw:points="0,381 27,381 27,0 0,0">
          <text:p/>
        </draw:polygon>
        <draw:polygon draw:style-name="gr31" draw:text-style-name="P9" draw:layer="layout" svg:width="0.026cm" svg:height="0.38cm" svg:x="30.028cm" svg:y="14.877cm" svg:viewBox="0 0 27 381" draw:points="0,381 27,381 27,0 0,0">
          <text:p/>
        </draw:polygon>
        <draw:polygon draw:style-name="gr32" draw:text-style-name="P10" draw:layer="layout" svg:width="0.026cm" svg:height="0.38cm" svg:x="30.054cm" svg:y="14.877cm" svg:viewBox="0 0 27 381" draw:points="0,381 27,381 27,0 0,0">
          <text:p/>
        </draw:polygon>
        <draw:polygon draw:style-name="gr29" draw:text-style-name="P7" draw:layer="layout" svg:width="0.026cm" svg:height="0.38cm" svg:x="30.08cm" svg:y="14.877cm" svg:viewBox="0 0 27 381" draw:points="0,381 27,381 27,0 0,0">
          <text:p/>
        </draw:polygon>
        <draw:polygon draw:style-name="gr29" draw:text-style-name="P7" draw:layer="layout" svg:width="0.026cm" svg:height="0.38cm" svg:x="30.106cm" svg:y="14.877cm" svg:viewBox="0 0 27 381" draw:points="0,381 27,381 27,0 0,0">
          <text:p/>
        </draw:polygon>
        <draw:polygon draw:style-name="gr34" draw:text-style-name="P12" draw:layer="layout" svg:width="0.026cm" svg:height="0.38cm" svg:x="30.133cm" svg:y="14.877cm" svg:viewBox="0 0 27 381" draw:points="0,381 27,381 27,0 0,0">
          <text:p/>
        </draw:polygon>
        <draw:polygon draw:style-name="gr31" draw:text-style-name="P9" draw:layer="layout" svg:width="0.026cm" svg:height="0.38cm" svg:x="30.159cm" svg:y="14.877cm" svg:viewBox="0 0 27 381" draw:points="0,381 27,381 27,0 0,0">
          <text:p/>
        </draw:polygon>
        <draw:polygon draw:style-name="gr29" draw:text-style-name="P7" draw:layer="layout" svg:width="0.026cm" svg:height="0.38cm" svg:x="30.185cm" svg:y="14.877cm" svg:viewBox="0 0 27 381" draw:points="0,381 27,381 27,0 0,0">
          <text:p/>
        </draw:polygon>
        <draw:polygon draw:style-name="gr31" draw:text-style-name="P9" draw:layer="layout" svg:width="0.027cm" svg:height="0.38cm" svg:x="30.211cm" svg:y="14.877cm" svg:viewBox="0 0 28 381" draw:points="0,381 28,381 28,0 0,0">
          <text:p/>
        </draw:polygon>
        <draw:polygon draw:style-name="gr29" draw:text-style-name="P7" draw:layer="layout" svg:width="0.026cm" svg:height="0.38cm" svg:x="30.238cm" svg:y="14.877cm" svg:viewBox="0 0 27 381" draw:points="0,381 27,381 27,0 0,0">
          <text:p/>
        </draw:polygon>
        <draw:polygon draw:style-name="gr30" draw:text-style-name="P8" draw:layer="layout" svg:width="0.026cm" svg:height="0.38cm" svg:x="30.264cm" svg:y="14.877cm" svg:viewBox="0 0 27 381" draw:points="0,381 27,381 27,0 0,0">
          <text:p/>
        </draw:polygon>
        <draw:polygon draw:style-name="gr30" draw:text-style-name="P8" draw:layer="layout" svg:width="0.027cm" svg:height="0.38cm" svg:x="30.29cm" svg:y="14.877cm" svg:viewBox="0 0 28 381" draw:points="0,381 28,381 28,0 0,0">
          <text:p/>
        </draw:polygon>
        <draw:polygon draw:style-name="gr31" draw:text-style-name="P9" draw:layer="layout" svg:width="0.026cm" svg:height="0.38cm" svg:x="30.317cm" svg:y="14.877cm" svg:viewBox="0 0 27 381" draw:points="0,381 27,381 27,0 0,0">
          <text:p/>
        </draw:polygon>
        <draw:polygon draw:style-name="gr31" draw:text-style-name="P9" draw:layer="layout" svg:width="0.026cm" svg:height="0.38cm" svg:x="30.343cm" svg:y="14.877cm" svg:viewBox="0 0 27 381" draw:points="0,381 27,381 27,0 0,0">
          <text:p/>
        </draw:polygon>
        <draw:polygon draw:style-name="gr31" draw:text-style-name="P9" draw:layer="layout" svg:width="0.026cm" svg:height="0.38cm" svg:x="30.369cm" svg:y="14.877cm" svg:viewBox="0 0 27 381" draw:points="0,381 27,381 27,0 0,0">
          <text:p/>
        </draw:polygon>
        <draw:polygon draw:style-name="gr29" draw:text-style-name="P7" draw:layer="layout" svg:width="0.026cm" svg:height="0.38cm" svg:x="30.396cm" svg:y="14.877cm" svg:viewBox="0 0 27 381" draw:points="0,381 27,381 27,0 0,0">
          <text:p/>
        </draw:polygon>
        <draw:polygon draw:style-name="gr31" draw:text-style-name="P9" draw:layer="layout" svg:width="0.026cm" svg:height="0.38cm" svg:x="30.422cm" svg:y="14.877cm" svg:viewBox="0 0 27 381" draw:points="0,381 27,381 27,0 0,0">
          <text:p/>
        </draw:polygon>
        <draw:polygon draw:style-name="gr31" draw:text-style-name="P9" draw:layer="layout" svg:width="0.026cm" svg:height="0.38cm" svg:x="30.448cm" svg:y="14.877cm" svg:viewBox="0 0 27 381" draw:points="0,381 27,381 27,0 0,0">
          <text:p/>
        </draw:polygon>
        <draw:polygon draw:style-name="gr29" draw:text-style-name="P7" draw:layer="layout" svg:width="0.026cm" svg:height="0.38cm" svg:x="30.475cm" svg:y="14.877cm" svg:viewBox="0 0 27 381" draw:points="0,381 27,381 27,0 0,0">
          <text:p/>
        </draw:polygon>
        <draw:polygon draw:style-name="gr29" draw:text-style-name="P7" draw:layer="layout" svg:width="0.026cm" svg:height="0.38cm" svg:x="30.501cm" svg:y="14.877cm" svg:viewBox="0 0 27 381" draw:points="0,381 27,381 27,0 0,0">
          <text:p/>
        </draw:polygon>
        <draw:polygon draw:style-name="gr31" draw:text-style-name="P9" draw:layer="layout" svg:width="0.026cm" svg:height="0.38cm" svg:x="30.527cm" svg:y="14.877cm" svg:viewBox="0 0 27 381" draw:points="0,381 27,381 27,0 0,0">
          <text:p/>
        </draw:polygon>
        <draw:polygon draw:style-name="gr31" draw:text-style-name="P9" draw:layer="layout" svg:width="0.026cm" svg:height="0.38cm" svg:x="30.553cm" svg:y="14.877cm" svg:viewBox="0 0 27 381" draw:points="0,381 27,381 27,0 0,0">
          <text:p/>
        </draw:polygon>
        <draw:polygon draw:style-name="gr30" draw:text-style-name="P8" draw:layer="layout" svg:width="0.027cm" svg:height="0.38cm" svg:x="30.579cm" svg:y="14.877cm" svg:viewBox="0 0 28 381" draw:points="0,381 28,381 28,0 0,0">
          <text:p/>
        </draw:polygon>
        <draw:polygon draw:style-name="gr31" draw:text-style-name="P9" draw:layer="layout" svg:width="0.026cm" svg:height="0.38cm" svg:x="30.606cm" svg:y="14.877cm" svg:viewBox="0 0 27 381" draw:points="0,381 27,381 27,0 0,0">
          <text:p/>
        </draw:polygon>
        <draw:polygon draw:style-name="gr31" draw:text-style-name="P9" draw:layer="layout" svg:width="0.026cm" svg:height="0.38cm" svg:x="30.632cm" svg:y="14.877cm" svg:viewBox="0 0 27 381" draw:points="0,381 27,381 27,0 0,0">
          <text:p/>
        </draw:polygon>
        <draw:polygon draw:style-name="gr29" draw:text-style-name="P7" draw:layer="layout" svg:width="0.026cm" svg:height="0.38cm" svg:x="30.658cm" svg:y="14.877cm" svg:viewBox="0 0 27 381" draw:points="0,381 27,381 27,0 0,0">
          <text:p/>
        </draw:polygon>
        <draw:polygon draw:style-name="gr30" draw:text-style-name="P8" draw:layer="layout" svg:width="0.026cm" svg:height="0.38cm" svg:x="30.685cm" svg:y="14.877cm" svg:viewBox="0 0 27 381" draw:points="0,381 27,381 27,0 0,0">
          <text:p/>
        </draw:polygon>
        <draw:polygon draw:style-name="gr31" draw:text-style-name="P9" draw:layer="layout" svg:width="0.026cm" svg:height="0.38cm" svg:x="30.711cm" svg:y="14.877cm" svg:viewBox="0 0 27 381" draw:points="0,381 27,381 27,0 0,0">
          <text:p/>
        </draw:polygon>
        <draw:polygon draw:style-name="gr32" draw:text-style-name="P10" draw:layer="layout" svg:width="0.026cm" svg:height="0.38cm" svg:x="30.737cm" svg:y="14.877cm" svg:viewBox="0 0 27 381" draw:points="0,381 27,381 27,0 0,0">
          <text:p/>
        </draw:polygon>
        <draw:polygon draw:style-name="gr31" draw:text-style-name="P9" draw:layer="layout" svg:width="0.026cm" svg:height="0.38cm" svg:x="30.763cm" svg:y="14.877cm" svg:viewBox="0 0 27 381" draw:points="0,381 27,381 27,0 0,0">
          <text:p/>
        </draw:polygon>
        <draw:polygon draw:style-name="gr31" draw:text-style-name="P9" draw:layer="layout" svg:width="0.026cm" svg:height="0.38cm" svg:x="30.79cm" svg:y="14.877cm" svg:viewBox="0 0 27 381" draw:points="0,381 27,381 27,0 0,0">
          <text:p/>
        </draw:polygon>
        <draw:polygon draw:style-name="gr31" draw:text-style-name="P9" draw:layer="layout" svg:width="0.026cm" svg:height="0.38cm" svg:x="30.816cm" svg:y="14.877cm" svg:viewBox="0 0 27 381" draw:points="0,381 27,381 27,0 0,0">
          <text:p/>
        </draw:polygon>
        <draw:polygon draw:style-name="gr31" draw:text-style-name="P9" draw:layer="layout" svg:width="0.026cm" svg:height="0.38cm" svg:x="30.842cm" svg:y="14.877cm" svg:viewBox="0 0 27 381" draw:points="0,381 27,381 27,0 0,0">
          <text:p/>
        </draw:polygon>
        <draw:polygon draw:style-name="gr31" draw:text-style-name="P9" draw:layer="layout" svg:width="0.026cm" svg:height="0.38cm" svg:x="30.868cm" svg:y="14.877cm" svg:viewBox="0 0 27 381" draw:points="0,381 27,381 27,0 0,0">
          <text:p/>
        </draw:polygon>
        <draw:polygon draw:style-name="gr30" draw:text-style-name="P8" draw:layer="layout" svg:width="0.026cm" svg:height="0.38cm" svg:x="30.895cm" svg:y="14.877cm" svg:viewBox="0 0 27 381" draw:points="0,381 27,381 27,0 0,0">
          <text:p/>
        </draw:polygon>
        <draw:polygon draw:style-name="gr30" draw:text-style-name="P8" draw:layer="layout" svg:width="0.026cm" svg:height="0.38cm" svg:x="30.921cm" svg:y="14.877cm" svg:viewBox="0 0 27 381" draw:points="0,381 27,381 27,0 0,0">
          <text:p/>
        </draw:polygon>
        <draw:polygon draw:style-name="gr32" draw:text-style-name="P10" draw:layer="layout" svg:width="0.026cm" svg:height="0.38cm" svg:x="30.947cm" svg:y="14.877cm" svg:viewBox="0 0 27 381" draw:points="0,381 27,381 27,0 0,0">
          <text:p/>
        </draw:polygon>
        <draw:polygon draw:style-name="gr31" draw:text-style-name="P9" draw:layer="layout" svg:width="0.027cm" svg:height="0.38cm" svg:x="30.973cm" svg:y="14.877cm" svg:viewBox="0 0 28 381" draw:points="0,381 28,381 28,0 0,0">
          <text:p/>
        </draw:polygon>
        <draw:polygon draw:style-name="gr30" draw:text-style-name="P8" draw:layer="layout" svg:width="0.026cm" svg:height="0.38cm" svg:x="31cm" svg:y="14.877cm" svg:viewBox="0 0 27 381" draw:points="0,381 27,381 27,0 0,0">
          <text:p/>
        </draw:polygon>
        <draw:polygon draw:style-name="gr30" draw:text-style-name="P8" draw:layer="layout" svg:width="0.026cm" svg:height="0.38cm" svg:x="31.026cm" svg:y="14.877cm" svg:viewBox="0 0 27 381" draw:points="0,381 27,381 27,0 0,0">
          <text:p/>
        </draw:polygon>
        <draw:polygon draw:style-name="gr31" draw:text-style-name="P9" draw:layer="layout" svg:width="0.026cm" svg:height="0.38cm" svg:x="31.052cm" svg:y="14.877cm" svg:viewBox="0 0 27 381" draw:points="0,381 27,381 27,0 0,0">
          <text:p/>
        </draw:polygon>
        <draw:polygon draw:style-name="gr30" draw:text-style-name="P8" draw:layer="layout" svg:width="0.026cm" svg:height="0.38cm" svg:x="31.079cm" svg:y="14.877cm" svg:viewBox="0 0 27 381" draw:points="0,381 27,381 27,0 0,0">
          <text:p/>
        </draw:polygon>
        <draw:polygon draw:style-name="gr31" draw:text-style-name="P9" draw:layer="layout" svg:width="0.026cm" svg:height="0.38cm" svg:x="31.105cm" svg:y="14.877cm" svg:viewBox="0 0 27 381" draw:points="0,381 27,381 27,0 0,0">
          <text:p/>
        </draw:polygon>
        <draw:polygon draw:style-name="gr31" draw:text-style-name="P9" draw:layer="layout" svg:width="0.026cm" svg:height="0.38cm" svg:x="31.131cm" svg:y="14.877cm" svg:viewBox="0 0 27 381" draw:points="0,381 27,381 27,0 0,0">
          <text:p/>
        </draw:polygon>
        <draw:polygon draw:style-name="gr30" draw:text-style-name="P8" draw:layer="layout" svg:width="0.026cm" svg:height="0.38cm" svg:x="31.157cm" svg:y="14.877cm" svg:viewBox="0 0 27 381" draw:points="0,381 27,381 27,0 0,0">
          <text:p/>
        </draw:polygon>
        <draw:polygon draw:style-name="gr31" draw:text-style-name="P9" draw:layer="layout" svg:width="0.026cm" svg:height="0.38cm" svg:x="31.184cm" svg:y="14.877cm" svg:viewBox="0 0 27 381" draw:points="0,381 27,381 27,0 0,0">
          <text:p/>
        </draw:polygon>
        <draw:polygon draw:style-name="gr29" draw:text-style-name="P7" draw:layer="layout" svg:width="0.026cm" svg:height="0.38cm" svg:x="31.21cm" svg:y="14.877cm" svg:viewBox="0 0 27 381" draw:points="0,381 27,381 27,0 0,0">
          <text:p/>
        </draw:polygon>
        <draw:polygon draw:style-name="gr30" draw:text-style-name="P8" draw:layer="layout" svg:width="0.026cm" svg:height="0.38cm" svg:x="31.236cm" svg:y="14.877cm" svg:viewBox="0 0 27 381" draw:points="0,381 27,381 27,0 0,0">
          <text:p/>
        </draw:polygon>
        <draw:polygon draw:style-name="gr31" draw:text-style-name="P9" draw:layer="layout" svg:width="0.026cm" svg:height="0.38cm" svg:x="31.262cm" svg:y="14.877cm" svg:viewBox="0 0 27 381" draw:points="0,381 27,381 27,0 0,0">
          <text:p/>
        </draw:polygon>
        <draw:polygon draw:style-name="gr30" draw:text-style-name="P8" draw:layer="layout" svg:width="0.026cm" svg:height="0.38cm" svg:x="31.289cm" svg:y="14.877cm" svg:viewBox="0 0 27 381" draw:points="0,381 27,381 27,0 0,0">
          <text:p/>
        </draw:polygon>
        <draw:polygon draw:style-name="gr31" draw:text-style-name="P9" draw:layer="layout" svg:width="0.026cm" svg:height="0.38cm" svg:x="31.316cm" svg:y="14.877cm" svg:viewBox="0 0 27 381" draw:points="0,381 27,381 27,0 0,0">
          <text:p/>
        </draw:polygon>
        <draw:polygon draw:style-name="gr31" draw:text-style-name="P9" draw:layer="layout" svg:width="0.027cm" svg:height="0.38cm" svg:x="31.341cm" svg:y="14.877cm" svg:viewBox="0 0 28 381" draw:points="0,381 28,381 28,0 0,0">
          <text:p/>
        </draw:polygon>
        <draw:polygon draw:style-name="gr30" draw:text-style-name="P8" draw:layer="layout" svg:width="0.026cm" svg:height="0.38cm" svg:x="31.368cm" svg:y="14.877cm" svg:viewBox="0 0 27 381" draw:points="0,381 27,381 27,0 0,0">
          <text:p/>
        </draw:polygon>
        <draw:polygon draw:style-name="gr32" draw:text-style-name="P10" draw:layer="layout" svg:width="0.026cm" svg:height="0.38cm" svg:x="31.394cm" svg:y="14.877cm" svg:viewBox="0 0 27 381" draw:points="0,381 27,381 27,0 0,0">
          <text:p/>
        </draw:polygon>
        <draw:polygon draw:style-name="gr30" draw:text-style-name="P8" draw:layer="layout" svg:width="0.026cm" svg:height="0.38cm" svg:x="31.42cm" svg:y="14.877cm" svg:viewBox="0 0 27 381" draw:points="0,381 27,381 27,0 0,0">
          <text:p/>
        </draw:polygon>
        <draw:polygon draw:style-name="gr30" draw:text-style-name="P8" draw:layer="layout" svg:width="0.026cm" svg:height="0.38cm" svg:x="31.446cm" svg:y="14.877cm" svg:viewBox="0 0 27 381" draw:points="0,381 27,381 27,0 0,0">
          <text:p/>
        </draw:polygon>
        <draw:polygon draw:style-name="gr30" draw:text-style-name="P8" draw:layer="layout" svg:width="0.026cm" svg:height="0.38cm" svg:x="31.473cm" svg:y="14.877cm" svg:viewBox="0 0 27 381" draw:points="0,381 27,381 27,0 0,0">
          <text:p/>
        </draw:polygon>
        <draw:polygon draw:style-name="gr30" draw:text-style-name="P8" draw:layer="layout" svg:width="0.026cm" svg:height="0.38cm" svg:x="31.499cm" svg:y="14.877cm" svg:viewBox="0 0 27 381" draw:points="0,381 27,381 27,0 0,0">
          <text:p/>
        </draw:polygon>
        <draw:polygon draw:style-name="gr32" draw:text-style-name="P10" draw:layer="layout" svg:width="0.026cm" svg:height="0.38cm" svg:x="31.525cm" svg:y="14.877cm" svg:viewBox="0 0 27 381" draw:points="0,381 27,381 27,0 0,0">
          <text:p/>
        </draw:polygon>
        <draw:polygon draw:style-name="gr30" draw:text-style-name="P8" draw:layer="layout" svg:width="0.026cm" svg:height="0.38cm" svg:x="31.551cm" svg:y="14.877cm" svg:viewBox="0 0 27 381" draw:points="0,381 27,381 27,0 0,0">
          <text:p/>
        </draw:polygon>
        <draw:polygon draw:style-name="gr29" draw:text-style-name="P7" draw:layer="layout" svg:width="0.026cm" svg:height="0.38cm" svg:x="31.578cm" svg:y="14.877cm" svg:viewBox="0 0 27 381" draw:points="0,381 27,381 27,0 0,0">
          <text:p/>
        </draw:polygon>
        <draw:polygon draw:style-name="gr29" draw:text-style-name="P7" draw:layer="layout" svg:width="0.026cm" svg:height="0.38cm" svg:x="31.604cm" svg:y="14.877cm" svg:viewBox="0 0 27 381" draw:points="0,381 27,381 27,0 0,0">
          <text:p/>
        </draw:polygon>
        <draw:polygon draw:style-name="gr29" draw:text-style-name="P7" draw:layer="layout" svg:width="0.026cm" svg:height="0.38cm" svg:x="31.63cm" svg:y="14.877cm" svg:viewBox="0 0 27 381" draw:points="0,381 27,381 27,0 0,0">
          <text:p/>
        </draw:polygon>
        <draw:polygon draw:style-name="gr32" draw:text-style-name="P10" draw:layer="layout" svg:width="0.027cm" svg:height="0.38cm" svg:x="31.656cm" svg:y="14.877cm" svg:viewBox="0 0 28 381" draw:points="0,381 28,381 28,0 0,0">
          <text:p/>
        </draw:polygon>
        <draw:polygon draw:style-name="gr31" draw:text-style-name="P9" draw:layer="layout" svg:width="0.026cm" svg:height="0.38cm" svg:x="31.683cm" svg:y="14.877cm" svg:viewBox="0 0 27 381" draw:points="0,381 27,381 27,0 0,0">
          <text:p/>
        </draw:polygon>
        <draw:polygon draw:style-name="gr30" draw:text-style-name="P8" draw:layer="layout" svg:width="0.026cm" svg:height="0.38cm" svg:x="31.709cm" svg:y="14.877cm" svg:viewBox="0 0 27 381" draw:points="0,381 27,381 27,0 0,0">
          <text:p/>
        </draw:polygon>
        <draw:polygon draw:style-name="gr29" draw:text-style-name="P7" draw:layer="layout" svg:width="0.027cm" svg:height="0.38cm" svg:x="31.735cm" svg:y="14.877cm" svg:viewBox="0 0 28 381" draw:points="0,381 28,381 28,0 0,0">
          <text:p/>
        </draw:polygon>
        <draw:polygon draw:style-name="gr32" draw:text-style-name="P10" draw:layer="layout" svg:width="0.026cm" svg:height="0.38cm" svg:x="31.763cm" svg:y="14.877cm" svg:viewBox="0 0 27 381" draw:points="0,381 27,381 27,0 0,0">
          <text:p/>
        </draw:polygon>
        <draw:polygon draw:style-name="gr30" draw:text-style-name="P8" draw:layer="layout" svg:width="0.026cm" svg:height="0.38cm" svg:x="31.788cm" svg:y="14.877cm" svg:viewBox="0 0 27 381" draw:points="0,381 27,381 27,0 0,0">
          <text:p/>
        </draw:polygon>
        <draw:polygon draw:style-name="gr31" draw:text-style-name="P9" draw:layer="layout" svg:width="0.026cm" svg:height="0.38cm" svg:x="31.814cm" svg:y="14.877cm" svg:viewBox="0 0 27 381" draw:points="0,381 27,381 27,0 0,0">
          <text:p/>
        </draw:polygon>
        <draw:polygon draw:style-name="gr31" draw:text-style-name="P9" draw:layer="layout" svg:width="0.026cm" svg:height="0.38cm" svg:x="31.841cm" svg:y="14.877cm" svg:viewBox="0 0 27 381" draw:points="0,381 27,381 27,0 0,0">
          <text:p/>
        </draw:polygon>
        <draw:polygon draw:style-name="gr32" draw:text-style-name="P10" draw:layer="layout" svg:width="0.026cm" svg:height="0.38cm" svg:x="31.867cm" svg:y="14.877cm" svg:viewBox="0 0 27 381" draw:points="0,381 27,381 27,0 0,0">
          <text:p/>
        </draw:polygon>
        <draw:polygon draw:style-name="gr31" draw:text-style-name="P9" draw:layer="layout" svg:width="0.026cm" svg:height="0.38cm" svg:x="31.893cm" svg:y="14.877cm" svg:viewBox="0 0 27 381" draw:points="0,381 27,381 27,0 0,0">
          <text:p/>
        </draw:polygon>
        <draw:polygon draw:style-name="gr31" draw:text-style-name="P9" draw:layer="layout" svg:width="0.026cm" svg:height="0.38cm" svg:x="31.919cm" svg:y="14.877cm" svg:viewBox="0 0 27 381" draw:points="0,381 27,381 27,0 0,0">
          <text:p/>
        </draw:polygon>
        <draw:polygon draw:style-name="gr31" draw:text-style-name="P9" draw:layer="layout" svg:width="0.026cm" svg:height="0.38cm" svg:x="31.945cm" svg:y="14.877cm" svg:viewBox="0 0 27 381" draw:points="0,381 27,381 27,0 0,0">
          <text:p/>
        </draw:polygon>
        <draw:polygon draw:style-name="gr31" draw:text-style-name="P9" draw:layer="layout" svg:width="0.026cm" svg:height="0.38cm" svg:x="31.972cm" svg:y="14.877cm" svg:viewBox="0 0 27 381" draw:points="0,381 27,381 27,0 0,0">
          <text:p/>
        </draw:polygon>
        <draw:polygon draw:style-name="gr30" draw:text-style-name="P8" draw:layer="layout" svg:width="0.026cm" svg:height="0.38cm" svg:x="31.998cm" svg:y="14.877cm" svg:viewBox="0 0 27 381" draw:points="0,381 27,381 27,0 0,0">
          <text:p/>
        </draw:polygon>
        <draw:polygon draw:style-name="gr32" draw:text-style-name="P10" draw:layer="layout" svg:width="0.026cm" svg:height="0.38cm" svg:x="32.024cm" svg:y="14.877cm" svg:viewBox="0 0 27 381" draw:points="0,381 27,381 27,0 0,0">
          <text:p/>
        </draw:polygon>
        <draw:polygon draw:style-name="gr32" draw:text-style-name="P10" draw:layer="layout" svg:width="0.027cm" svg:height="0.38cm" svg:x="32.05cm" svg:y="14.877cm" svg:viewBox="0 0 28 381" draw:points="0,381 28,381 28,0 0,0">
          <text:p/>
        </draw:polygon>
        <draw:polygon draw:style-name="gr30" draw:text-style-name="P8" draw:layer="layout" svg:width="0.026cm" svg:height="0.38cm" svg:x="32.077cm" svg:y="14.877cm" svg:viewBox="0 0 27 381" draw:points="0,381 27,381 27,0 0,0">
          <text:p/>
        </draw:polygon>
        <draw:polygon draw:style-name="gr30" draw:text-style-name="P8" draw:layer="layout" svg:width="0.026cm" svg:height="0.38cm" svg:x="32.103cm" svg:y="14.877cm" svg:viewBox="0 0 27 381" draw:points="0,381 27,381 27,0 0,0">
          <text:p/>
        </draw:polygon>
        <draw:polygon draw:style-name="gr31" draw:text-style-name="P9" draw:layer="layout" svg:width="0.026cm" svg:height="0.38cm" svg:x="32.13cm" svg:y="14.877cm" svg:viewBox="0 0 27 381" draw:points="0,381 27,381 27,0 0,0">
          <text:p/>
        </draw:polygon>
        <draw:polygon draw:style-name="gr29" draw:text-style-name="P7" draw:layer="layout" svg:width="0.026cm" svg:height="0.38cm" svg:x="32.156cm" svg:y="14.877cm" svg:viewBox="0 0 27 381" draw:points="0,381 27,381 27,0 0,0">
          <text:p/>
        </draw:polygon>
        <draw:polygon draw:style-name="gr31" draw:text-style-name="P9" draw:layer="layout" svg:width="0.026cm" svg:height="0.38cm" svg:x="32.182cm" svg:y="14.877cm" svg:viewBox="0 0 27 381" draw:points="0,381 27,381 27,0 0,0">
          <text:p/>
        </draw:polygon>
        <draw:polygon draw:style-name="gr30" draw:text-style-name="P8" draw:layer="layout" svg:width="0.026cm" svg:height="0.38cm" svg:x="32.208cm" svg:y="14.877cm" svg:viewBox="0 0 27 381" draw:points="0,381 27,381 27,0 0,0">
          <text:p/>
        </draw:polygon>
        <draw:polygon draw:style-name="gr31" draw:text-style-name="P9" draw:layer="layout" svg:width="0.026cm" svg:height="0.38cm" svg:x="32.235cm" svg:y="14.877cm" svg:viewBox="0 0 27 381" draw:points="0,381 27,381 27,0 0,0">
          <text:p/>
        </draw:polygon>
        <draw:polygon draw:style-name="gr32" draw:text-style-name="P10" draw:layer="layout" svg:width="0.026cm" svg:height="0.38cm" svg:x="32.261cm" svg:y="14.877cm" svg:viewBox="0 0 27 381" draw:points="0,381 27,381 27,0 0,0">
          <text:p/>
        </draw:polygon>
        <draw:polygon draw:style-name="gr32" draw:text-style-name="P10" draw:layer="layout" svg:width="0.026cm" svg:height="0.38cm" svg:x="32.287cm" svg:y="14.877cm" svg:viewBox="0 0 27 381" draw:points="0,381 27,381 27,0 0,0">
          <text:p/>
        </draw:polygon>
        <draw:polygon draw:style-name="gr30" draw:text-style-name="P8" draw:layer="layout" svg:width="0.026cm" svg:height="0.38cm" svg:x="32.313cm" svg:y="14.877cm" svg:viewBox="0 0 27 381" draw:points="0,381 27,381 27,0 0,0">
          <text:p/>
        </draw:polygon>
        <draw:polygon draw:style-name="gr30" draw:text-style-name="P8" draw:layer="layout" svg:width="0.026cm" svg:height="0.38cm" svg:x="32.34cm" svg:y="14.877cm" svg:viewBox="0 0 27 381" draw:points="0,381 27,381 27,0 0,0">
          <text:p/>
        </draw:polygon>
        <draw:polygon draw:style-name="gr29" draw:text-style-name="P7" draw:layer="layout" svg:width="0.026cm" svg:height="0.38cm" svg:x="32.366cm" svg:y="14.877cm" svg:viewBox="0 0 27 381" draw:points="0,381 27,381 27,0 0,0">
          <text:p/>
        </draw:polygon>
        <draw:polygon draw:style-name="gr30" draw:text-style-name="P8" draw:layer="layout" svg:width="0.026cm" svg:height="0.38cm" svg:x="32.392cm" svg:y="14.877cm" svg:viewBox="0 0 27 381" draw:points="0,381 27,381 27,0 0,0">
          <text:p/>
        </draw:polygon>
        <draw:polygon draw:style-name="gr31" draw:text-style-name="P9" draw:layer="layout" svg:width="0.027cm" svg:height="0.38cm" svg:x="32.418cm" svg:y="14.877cm" svg:viewBox="0 0 28 381" draw:points="0,381 28,381 28,0 0,0">
          <text:p/>
        </draw:polygon>
        <draw:polygon draw:style-name="gr31" draw:text-style-name="P9" draw:layer="layout" svg:width="0.026cm" svg:height="0.38cm" svg:x="32.445cm" svg:y="14.877cm" svg:viewBox="0 0 27 381" draw:points="0,381 27,381 27,0 0,0">
          <text:p/>
        </draw:polygon>
        <draw:polygon draw:style-name="gr31" draw:text-style-name="P9" draw:layer="layout" svg:width="0.026cm" svg:height="0.38cm" svg:x="32.471cm" svg:y="14.877cm" svg:viewBox="0 0 27 381" draw:points="0,381 27,381 27,0 0,0">
          <text:p/>
        </draw:polygon>
        <draw:polygon draw:style-name="gr30" draw:text-style-name="P8" draw:layer="layout" svg:width="0.026cm" svg:height="0.38cm" svg:x="32.497cm" svg:y="14.877cm" svg:viewBox="0 0 27 381" draw:points="0,381 27,381 27,0 0,0">
          <text:p/>
        </draw:polygon>
        <draw:polygon draw:style-name="gr31" draw:text-style-name="P9" draw:layer="layout" svg:width="0.026cm" svg:height="0.38cm" svg:x="32.524cm" svg:y="14.877cm" svg:viewBox="0 0 27 381" draw:points="0,381 27,381 27,0 0,0">
          <text:p/>
        </draw:polygon>
        <draw:polygon draw:style-name="gr32" draw:text-style-name="P10" draw:layer="layout" svg:width="0.026cm" svg:height="0.38cm" svg:x="32.55cm" svg:y="14.877cm" svg:viewBox="0 0 27 381" draw:points="0,381 27,381 27,0 0,0">
          <text:p/>
        </draw:polygon>
        <draw:polygon draw:style-name="gr32" draw:text-style-name="P10" draw:layer="layout" svg:width="0.026cm" svg:height="0.38cm" svg:x="32.576cm" svg:y="14.877cm" svg:viewBox="0 0 27 381" draw:points="0,381 27,381 27,0 0,0">
          <text:p/>
        </draw:polygon>
        <draw:polygon draw:style-name="gr31" draw:text-style-name="P9" draw:layer="layout" svg:width="0.026cm" svg:height="0.38cm" svg:x="32.603cm" svg:y="14.877cm" svg:viewBox="0 0 27 381" draw:points="0,381 27,381 27,0 0,0">
          <text:p/>
        </draw:polygon>
        <draw:polygon draw:style-name="gr32" draw:text-style-name="P10" draw:layer="layout" svg:width="0.026cm" svg:height="0.38cm" svg:x="32.629cm" svg:y="14.877cm" svg:viewBox="0 0 27 381" draw:points="0,381 27,381 27,0 0,0">
          <text:p/>
        </draw:polygon>
        <draw:polygon draw:style-name="gr29" draw:text-style-name="P7" draw:layer="layout" svg:width="0.026cm" svg:height="0.38cm" svg:x="32.655cm" svg:y="14.877cm" svg:viewBox="0 0 27 381" draw:points="0,381 27,381 27,0 0,0">
          <text:p/>
        </draw:polygon>
        <draw:polygon draw:style-name="gr32" draw:text-style-name="P10" draw:layer="layout" svg:width="0.026cm" svg:height="0.38cm" svg:x="32.681cm" svg:y="14.877cm" svg:viewBox="0 0 27 381" draw:points="0,381 27,381 27,0 0,0">
          <text:p/>
        </draw:polygon>
        <draw:polygon draw:style-name="gr32" draw:text-style-name="P10" draw:layer="layout" svg:width="0.026cm" svg:height="0.38cm" svg:x="32.707cm" svg:y="14.877cm" svg:viewBox="0 0 27 381" draw:points="0,381 27,381 27,0 0,0">
          <text:p/>
        </draw:polygon>
        <draw:polygon draw:style-name="gr31" draw:text-style-name="P9" draw:layer="layout" svg:width="0.026cm" svg:height="0.38cm" svg:x="32.734cm" svg:y="14.877cm" svg:viewBox="0 0 27 381" draw:points="0,381 27,381 27,0 0,0">
          <text:p/>
        </draw:polygon>
        <draw:polygon draw:style-name="gr32" draw:text-style-name="P10" draw:layer="layout" svg:width="0.026cm" svg:height="0.38cm" svg:x="32.76cm" svg:y="14.877cm" svg:viewBox="0 0 27 381" draw:points="0,381 27,381 27,0 0,0">
          <text:p/>
        </draw:polygon>
        <draw:polygon draw:style-name="gr30" draw:text-style-name="P8" draw:layer="layout" svg:width="0.026cm" svg:height="0.38cm" svg:x="32.786cm" svg:y="14.877cm" svg:viewBox="0 0 27 381" draw:points="0,381 27,381 27,0 0,0">
          <text:p/>
        </draw:polygon>
        <draw:polygon draw:style-name="gr30" draw:text-style-name="P8" draw:layer="layout" svg:width="0.027cm" svg:height="0.38cm" svg:x="32.812cm" svg:y="14.877cm" svg:viewBox="0 0 28 381" draw:points="0,381 28,381 28,0 0,0">
          <text:p/>
        </draw:polygon>
        <draw:polygon draw:style-name="gr32" draw:text-style-name="P10" draw:layer="layout" svg:width="0.026cm" svg:height="0.38cm" svg:x="32.839cm" svg:y="14.877cm" svg:viewBox="0 0 27 381" draw:points="0,381 27,381 27,0 0,0">
          <text:p/>
        </draw:polygon>
        <draw:polygon draw:style-name="gr30" draw:text-style-name="P8" draw:layer="layout" svg:width="0.026cm" svg:height="0.38cm" svg:x="32.865cm" svg:y="14.877cm" svg:viewBox="0 0 27 381" draw:points="0,381 27,381 27,0 0,0">
          <text:p/>
        </draw:polygon>
        <draw:polygon draw:style-name="gr31" draw:text-style-name="P9" draw:layer="layout" svg:width="0.026cm" svg:height="0.38cm" svg:x="32.891cm" svg:y="14.877cm" svg:viewBox="0 0 27 381" draw:points="0,381 27,381 27,0 0,0">
          <text:p/>
        </draw:polygon>
        <draw:polygon draw:style-name="gr32" draw:text-style-name="P10" draw:layer="layout" svg:width="0.026cm" svg:height="0.38cm" svg:x="32.918cm" svg:y="14.877cm" svg:viewBox="0 0 27 381" draw:points="0,381 27,381 27,0 0,0">
          <text:p/>
        </draw:polygon>
        <draw:polygon draw:style-name="gr30" draw:text-style-name="P8" draw:layer="layout" svg:width="0.026cm" svg:height="0.38cm" svg:x="32.944cm" svg:y="14.877cm" svg:viewBox="0 0 27 381" draw:points="0,381 27,381 27,0 0,0">
          <text:p/>
        </draw:polygon>
        <draw:polygon draw:style-name="gr30" draw:text-style-name="P8" draw:layer="layout" svg:width="0.026cm" svg:height="0.38cm" svg:x="32.97cm" svg:y="14.877cm" svg:viewBox="0 0 27 381" draw:points="0,381 27,381 27,0 0,0">
          <text:p/>
        </draw:polygon>
        <draw:polygon draw:style-name="gr31" draw:text-style-name="P9" draw:layer="layout" svg:width="0.026cm" svg:height="0.38cm" svg:x="32.996cm" svg:y="14.877cm" svg:viewBox="0 0 27 381" draw:points="0,381 27,381 27,0 0,0">
          <text:p/>
        </draw:polygon>
        <draw:polygon draw:style-name="gr29" draw:text-style-name="P7" draw:layer="layout" svg:width="0.026cm" svg:height="0.38cm" svg:x="33.023cm" svg:y="14.877cm" svg:viewBox="0 0 27 381" draw:points="0,381 27,381 27,0 0,0">
          <text:p/>
        </draw:polygon>
        <draw:polygon draw:style-name="gr30" draw:text-style-name="P8" draw:layer="layout" svg:width="0.026cm" svg:height="0.38cm" svg:x="33.049cm" svg:y="14.877cm" svg:viewBox="0 0 27 381" draw:points="0,381 27,381 27,0 0,0">
          <text:p/>
        </draw:polygon>
        <draw:polygon draw:style-name="gr29" draw:text-style-name="P7" draw:layer="layout" svg:width="0.026cm" svg:height="0.38cm" svg:x="33.075cm" svg:y="14.877cm" svg:viewBox="0 0 27 381" draw:points="0,381 27,381 27,0 0,0">
          <text:p/>
        </draw:polygon>
        <draw:polygon draw:style-name="gr34" draw:text-style-name="P12" draw:layer="layout" svg:width="0.027cm" svg:height="0.38cm" svg:x="33.101cm" svg:y="14.877cm" svg:viewBox="0 0 28 381" draw:points="0,381 28,381 28,0 0,0">
          <text:p/>
        </draw:polygon>
        <draw:polygon draw:style-name="gr32" draw:text-style-name="P10" draw:layer="layout" svg:width="0.026cm" svg:height="0.38cm" svg:x="33.128cm" svg:y="14.877cm" svg:viewBox="0 0 27 381" draw:points="0,381 27,381 27,0 0,0">
          <text:p/>
        </draw:polygon>
        <draw:polygon draw:style-name="gr31" draw:text-style-name="P9" draw:layer="layout" svg:width="0.026cm" svg:height="0.38cm" svg:x="33.154cm" svg:y="14.877cm" svg:viewBox="0 0 27 381" draw:points="0,381 27,381 27,0 0,0">
          <text:p/>
        </draw:polygon>
        <draw:polygon draw:style-name="gr31" draw:text-style-name="P9" draw:layer="layout" svg:width="0.027cm" svg:height="0.38cm" svg:x="33.18cm" svg:y="14.877cm" svg:viewBox="0 0 28 381" draw:points="0,381 28,381 28,0 0,0">
          <text:p/>
        </draw:polygon>
        <draw:polygon draw:style-name="gr31" draw:text-style-name="P9" draw:layer="layout" svg:width="0.026cm" svg:height="0.38cm" svg:x="33.207cm" svg:y="14.877cm" svg:viewBox="0 0 27 381" draw:points="0,381 27,381 27,0 0,0">
          <text:p/>
        </draw:polygon>
        <draw:polygon draw:style-name="gr30" draw:text-style-name="P8" draw:layer="layout" svg:width="0.026cm" svg:height="0.38cm" svg:x="33.233cm" svg:y="14.877cm" svg:viewBox="0 0 27 381" draw:points="0,381 27,381 27,0 0,0">
          <text:p/>
        </draw:polygon>
        <draw:polygon draw:style-name="gr30" draw:text-style-name="P8" draw:layer="layout" svg:width="0.026cm" svg:height="0.38cm" svg:x="33.259cm" svg:y="14.877cm" svg:viewBox="0 0 27 381" draw:points="0,381 27,381 27,0 0,0">
          <text:p/>
        </draw:polygon>
        <draw:polygon draw:style-name="gr32" draw:text-style-name="P10" draw:layer="layout" svg:width="0.026cm" svg:height="0.38cm" svg:x="33.286cm" svg:y="14.877cm" svg:viewBox="0 0 27 381" draw:points="0,381 27,381 27,0 0,0">
          <text:p/>
        </draw:polygon>
        <draw:polygon draw:style-name="gr30" draw:text-style-name="P8" draw:layer="layout" svg:width="0.026cm" svg:height="0.38cm" svg:x="33.312cm" svg:y="14.877cm" svg:viewBox="0 0 27 381" draw:points="0,381 27,381 27,0 0,0">
          <text:p/>
        </draw:polygon>
        <draw:polygon draw:style-name="gr31" draw:text-style-name="P9" draw:layer="layout" svg:width="0.026cm" svg:height="0.38cm" svg:x="33.338cm" svg:y="14.877cm" svg:viewBox="0 0 27 381" draw:points="0,381 27,381 27,0 0,0">
          <text:p/>
        </draw:polygon>
        <draw:polygon draw:style-name="gr32" draw:text-style-name="P10" draw:layer="layout" svg:width="0.026cm" svg:height="0.38cm" svg:x="33.364cm" svg:y="14.877cm" svg:viewBox="0 0 27 381" draw:points="0,381 27,381 27,0 0,0">
          <text:p/>
        </draw:polygon>
        <draw:polygon draw:style-name="gr30" draw:text-style-name="P8" draw:layer="layout" svg:width="0.026cm" svg:height="0.38cm" svg:x="33.39cm" svg:y="14.877cm" svg:viewBox="0 0 27 381" draw:points="0,381 27,381 27,0 0,0">
          <text:p/>
        </draw:polygon>
        <draw:polygon draw:style-name="gr29" draw:text-style-name="P7" draw:layer="layout" svg:width="0.026cm" svg:height="0.38cm" svg:x="33.417cm" svg:y="14.877cm" svg:viewBox="0 0 27 381" draw:points="0,381 27,381 27,0 0,0">
          <text:p/>
        </draw:polygon>
        <draw:polygon draw:style-name="gr30" draw:text-style-name="P8" draw:layer="layout" svg:width="0.026cm" svg:height="0.38cm" svg:x="33.444cm" svg:y="14.877cm" svg:viewBox="0 0 27 381" draw:points="0,381 27,381 27,0 0,0">
          <text:p/>
        </draw:polygon>
        <draw:polygon draw:style-name="gr30" draw:text-style-name="P8" draw:layer="layout" svg:width="0.026cm" svg:height="0.38cm" svg:x="33.469cm" svg:y="14.877cm" svg:viewBox="0 0 27 381" draw:points="0,381 27,381 27,0 0,0">
          <text:p/>
        </draw:polygon>
        <draw:polygon draw:style-name="gr30" draw:text-style-name="P8" draw:layer="layout" svg:width="0.027cm" svg:height="0.38cm" svg:x="33.495cm" svg:y="14.877cm" svg:viewBox="0 0 28 381" draw:points="0,381 28,381 28,0 0,0">
          <text:p/>
        </draw:polygon>
        <draw:polygon draw:style-name="gr31" draw:text-style-name="P9" draw:layer="layout" svg:width="0.026cm" svg:height="0.38cm" svg:x="33.522cm" svg:y="14.877cm" svg:viewBox="0 0 27 381" draw:points="0,381 27,381 27,0 0,0">
          <text:p/>
        </draw:polygon>
        <draw:polygon draw:style-name="gr30" draw:text-style-name="P8" draw:layer="layout" svg:width="0.026cm" svg:height="0.38cm" svg:x="33.548cm" svg:y="14.877cm" svg:viewBox="0 0 27 381" draw:points="0,381 27,381 27,0 0,0">
          <text:p/>
        </draw:polygon>
        <draw:polygon draw:style-name="gr30" draw:text-style-name="P8" draw:layer="layout" svg:width="0.028cm" svg:height="0.38cm" svg:x="33.574cm" svg:y="14.877cm" svg:viewBox="0 0 29 381" draw:points="0,381 29,381 29,0 0,0">
          <text:p/>
        </draw:polygon>
        <draw:polygon draw:style-name="gr32" draw:text-style-name="P10" draw:layer="layout" svg:width="0.026cm" svg:height="0.38cm" svg:x="33.601cm" svg:y="14.877cm" svg:viewBox="0 0 27 381" draw:points="0,381 27,381 27,0 0,0">
          <text:p/>
        </draw:polygon>
        <draw:polygon draw:style-name="gr30" draw:text-style-name="P8" draw:layer="layout" svg:width="0.026cm" svg:height="0.38cm" svg:x="33.627cm" svg:y="14.877cm" svg:viewBox="0 0 27 381" draw:points="0,381 27,381 27,0 0,0">
          <text:p/>
        </draw:polygon>
        <draw:polygon draw:style-name="gr31" draw:text-style-name="P9" draw:layer="layout" svg:width="0.026cm" svg:height="0.38cm" svg:x="33.653cm" svg:y="14.877cm" svg:viewBox="0 0 27 381" draw:points="0,381 27,381 27,0 0,0">
          <text:p/>
        </draw:polygon>
        <draw:polygon draw:style-name="gr29" draw:text-style-name="P7" draw:layer="layout" svg:width="0.026cm" svg:height="0.38cm" svg:x="33.68cm" svg:y="14.877cm" svg:viewBox="0 0 27 381" draw:points="0,381 27,381 27,0 0,0">
          <text:p/>
        </draw:polygon>
        <draw:polygon draw:style-name="gr30" draw:text-style-name="P8" draw:layer="layout" svg:width="0.026cm" svg:height="0.38cm" svg:x="33.706cm" svg:y="14.877cm" svg:viewBox="0 0 27 381" draw:points="0,381 27,381 27,0 0,0">
          <text:p/>
        </draw:polygon>
        <draw:polygon draw:style-name="gr30" draw:text-style-name="P8" draw:layer="layout" svg:width="0.026cm" svg:height="0.38cm" svg:x="33.732cm" svg:y="14.877cm" svg:viewBox="0 0 27 381" draw:points="0,381 27,381 27,0 0,0">
          <text:p/>
        </draw:polygon>
        <draw:polygon draw:style-name="gr32" draw:text-style-name="P10" draw:layer="layout" svg:width="0.026cm" svg:height="0.38cm" svg:x="33.784cm" svg:y="14.877cm" svg:viewBox="0 0 27 381" draw:points="0,381 27,381 27,0 0,0">
          <text:p/>
        </draw:polygon>
        <draw:polygon draw:style-name="gr31" draw:text-style-name="P9" draw:layer="layout" svg:width="0.026cm" svg:height="0.38cm" svg:x="33.811cm" svg:y="14.877cm" svg:viewBox="0 0 27 381" draw:points="0,381 27,381 27,0 0,0">
          <text:p/>
        </draw:polygon>
        <draw:polygon draw:style-name="gr30" draw:text-style-name="P8" draw:layer="layout" svg:width="0.026cm" svg:height="0.38cm" svg:x="33.837cm" svg:y="14.877cm" svg:viewBox="0 0 27 381" draw:points="0,381 27,381 27,0 0,0">
          <text:p/>
        </draw:polygon>
        <draw:polygon draw:style-name="gr30" draw:text-style-name="P8" draw:layer="layout" svg:width="0.027cm" svg:height="0.38cm" svg:x="33.863cm" svg:y="14.877cm" svg:viewBox="0 0 28 381" draw:points="0,381 28,381 28,0 0,0">
          <text:p/>
        </draw:polygon>
        <draw:polygon draw:style-name="gr31" draw:text-style-name="P9" draw:layer="layout" svg:width="0.026cm" svg:height="0.38cm" svg:x="33.891cm" svg:y="14.877cm" svg:viewBox="0 0 27 381" draw:points="0,381 27,381 27,0 0,0">
          <text:p/>
        </draw:polygon>
        <draw:polygon draw:style-name="gr32" draw:text-style-name="P10" draw:layer="layout" svg:width="0.026cm" svg:height="0.38cm" svg:x="33.916cm" svg:y="14.877cm" svg:viewBox="0 0 27 381" draw:points="0,381 27,381 27,0 0,0">
          <text:p/>
        </draw:polygon>
        <draw:polygon draw:style-name="gr31" draw:text-style-name="P9" draw:layer="layout" svg:width="0.026cm" svg:height="0.38cm" svg:x="33.942cm" svg:y="14.877cm" svg:viewBox="0 0 27 381" draw:points="0,381 27,381 27,0 0,0">
          <text:p/>
        </draw:polygon>
        <draw:polygon draw:style-name="gr29" draw:text-style-name="P7" draw:layer="layout" svg:width="0.026cm" svg:height="0.38cm" svg:x="33.969cm" svg:y="14.877cm" svg:viewBox="0 0 27 381" draw:points="0,381 27,381 27,0 0,0">
          <text:p/>
        </draw:polygon>
        <draw:polygon draw:style-name="gr31" draw:text-style-name="P9" draw:layer="layout" svg:width="0.026cm" svg:height="0.38cm" svg:x="33.995cm" svg:y="14.877cm" svg:viewBox="0 0 27 381" draw:points="0,381 27,381 27,0 0,0">
          <text:p/>
        </draw:polygon>
        <draw:polygon draw:style-name="gr29" draw:text-style-name="P7" draw:layer="layout" svg:width="0.026cm" svg:height="0.38cm" svg:x="34.021cm" svg:y="14.877cm" svg:viewBox="0 0 27 381" draw:points="0,381 27,381 27,0 0,0">
          <text:p/>
        </draw:polygon>
        <draw:polygon draw:style-name="gr31" draw:text-style-name="P9" draw:layer="layout" svg:width="0.026cm" svg:height="0.38cm" svg:x="34.047cm" svg:y="14.877cm" svg:viewBox="0 0 27 381" draw:points="0,381 27,381 27,0 0,0">
          <text:p/>
        </draw:polygon>
        <draw:polygon draw:style-name="gr30" draw:text-style-name="P8" draw:layer="layout" svg:width="0.026cm" svg:height="0.38cm" svg:x="34.074cm" svg:y="14.877cm" svg:viewBox="0 0 27 381" draw:points="0,381 27,381 27,0 0,0">
          <text:p/>
        </draw:polygon>
        <draw:polygon draw:style-name="gr31" draw:text-style-name="P9" draw:layer="layout" svg:width="0.026cm" svg:height="0.38cm" svg:x="34.1cm" svg:y="14.877cm" svg:viewBox="0 0 27 381" draw:points="0,381 27,381 27,0 0,0">
          <text:p/>
        </draw:polygon>
        <draw:polygon draw:style-name="gr31" draw:text-style-name="P9" draw:layer="layout" svg:width="0.026cm" svg:height="0.38cm" svg:x="34.126cm" svg:y="14.877cm" svg:viewBox="0 0 27 381" draw:points="0,381 27,381 27,0 0,0">
          <text:p/>
        </draw:polygon>
        <draw:polygon draw:style-name="gr30" draw:text-style-name="P8" draw:layer="layout" svg:width="0.026cm" svg:height="0.38cm" svg:x="34.152cm" svg:y="14.877cm" svg:viewBox="0 0 27 381" draw:points="0,381 27,381 27,0 0,0">
          <text:p/>
        </draw:polygon>
        <draw:polygon draw:style-name="gr31" draw:text-style-name="P9" draw:layer="layout" svg:width="0.026cm" svg:height="0.38cm" svg:x="34.179cm" svg:y="14.877cm" svg:viewBox="0 0 27 381" draw:points="0,381 27,381 27,0 0,0">
          <text:p/>
        </draw:polygon>
        <draw:polygon draw:style-name="gr31" draw:text-style-name="P9" draw:layer="layout" svg:width="0.026cm" svg:height="0.38cm" svg:x="34.205cm" svg:y="14.877cm" svg:viewBox="0 0 27 381" draw:points="0,381 27,381 27,0 0,0">
          <text:p/>
        </draw:polygon>
        <draw:polygon draw:style-name="gr32" draw:text-style-name="P10" draw:layer="layout" svg:width="0.026cm" svg:height="0.38cm" svg:x="34.231cm" svg:y="14.877cm" svg:viewBox="0 0 27 381" draw:points="0,381 27,381 27,0 0,0">
          <text:p/>
        </draw:polygon>
        <draw:polygon draw:style-name="gr30" draw:text-style-name="P8" draw:layer="layout" svg:width="0.027cm" svg:height="0.38cm" svg:x="34.257cm" svg:y="14.877cm" svg:viewBox="0 0 28 381" draw:points="0,381 28,381 28,0 0,0">
          <text:p/>
        </draw:polygon>
        <draw:polygon draw:style-name="gr29" draw:text-style-name="P7" draw:layer="layout" svg:width="0.026cm" svg:height="0.38cm" svg:x="34.284cm" svg:y="14.877cm" svg:viewBox="0 0 27 381" draw:points="0,381 27,381 27,0 0,0">
          <text:p/>
        </draw:polygon>
        <draw:polygon draw:style-name="gr29" draw:text-style-name="P7" draw:layer="layout" svg:width="0.026cm" svg:height="0.38cm" svg:x="34.31cm" svg:y="14.877cm" svg:viewBox="0 0 27 381" draw:points="0,381 27,381 27,0 0,0">
          <text:p/>
        </draw:polygon>
        <draw:polygon draw:style-name="gr37" draw:text-style-name="P15" draw:layer="layout" svg:width="0.026cm" svg:height="0.38cm" svg:x="34.336cm" svg:y="14.877cm" svg:viewBox="0 0 27 381" draw:points="0,381 27,381 27,0 0,0">
          <text:p/>
        </draw:polygon>
        <draw:polygon draw:style-name="gr31" draw:text-style-name="P9" draw:layer="layout" svg:width="0.026cm" svg:height="0.38cm" svg:x="34.415cm" svg:y="14.877cm" svg:viewBox="0 0 27 381" draw:points="0,381 27,381 27,0 0,0">
          <text:p/>
        </draw:polygon>
        <draw:polygon draw:style-name="gr30" draw:text-style-name="P8" draw:layer="layout" svg:width="0.026cm" svg:height="0.38cm" svg:x="34.441cm" svg:y="14.877cm" svg:viewBox="0 0 27 381" draw:points="0,381 27,381 27,0 0,0">
          <text:p/>
        </draw:polygon>
        <draw:polygon draw:style-name="gr29" draw:text-style-name="P7" draw:layer="layout" svg:width="0.026cm" svg:height="0.38cm" svg:x="34.468cm" svg:y="14.877cm" svg:viewBox="0 0 27 381" draw:points="0,381 27,381 27,0 0,0">
          <text:p/>
        </draw:polygon>
        <draw:polygon draw:style-name="gr30" draw:text-style-name="P8" draw:layer="layout" svg:width="0.026cm" svg:height="0.38cm" svg:x="34.494cm" svg:y="14.877cm" svg:viewBox="0 0 27 381" draw:points="0,381 27,381 27,0 0,0">
          <text:p/>
        </draw:polygon>
        <draw:polygon draw:style-name="gr32" draw:text-style-name="P10" draw:layer="layout" svg:width="0.026cm" svg:height="0.38cm" svg:x="34.52cm" svg:y="14.877cm" svg:viewBox="0 0 27 381" draw:points="0,381 27,381 27,0 0,0">
          <text:p/>
        </draw:polygon>
        <draw:polygon draw:style-name="gr32" draw:text-style-name="P10" draw:layer="layout" svg:width="0.026cm" svg:height="0.38cm" svg:x="34.546cm" svg:y="14.877cm" svg:viewBox="0 0 27 381" draw:points="0,381 27,381 27,0 0,0">
          <text:p/>
        </draw:polygon>
        <draw:polygon draw:style-name="gr32" draw:text-style-name="P10" draw:layer="layout" svg:width="0.026cm" svg:height="0.38cm" svg:x="34.573cm" svg:y="14.877cm" svg:viewBox="0 0 27 381" draw:points="0,381 27,381 27,0 0,0">
          <text:p/>
        </draw:polygon>
        <draw:polygon draw:style-name="gr31" draw:text-style-name="P9" draw:layer="layout" svg:width="0.026cm" svg:height="0.38cm" svg:x="34.599cm" svg:y="14.877cm" svg:viewBox="0 0 27 381" draw:points="0,381 27,381 27,0 0,0">
          <text:p/>
        </draw:polygon>
        <draw:polygon draw:style-name="gr29" draw:text-style-name="P7" draw:layer="layout" svg:width="0.027cm" svg:height="0.38cm" svg:x="34.625cm" svg:y="14.877cm" svg:viewBox="0 0 28 381" draw:points="0,381 28,381 28,0 0,0">
          <text:p/>
        </draw:polygon>
        <draw:polygon draw:style-name="gr29" draw:text-style-name="P7" draw:layer="layout" svg:width="0.026cm" svg:height="0.38cm" svg:x="34.652cm" svg:y="14.877cm" svg:viewBox="0 0 27 381" draw:points="0,381 27,381 27,0 0,0">
          <text:p/>
        </draw:polygon>
        <draw:polygon draw:style-name="gr29" draw:text-style-name="P7" draw:layer="layout" svg:width="0.026cm" svg:height="0.379cm" svg:x="20.123cm" svg:y="14.119cm" svg:viewBox="0 0 27 380" draw:points="0,380 27,380 27,0 0,0">
          <text:p/>
        </draw:polygon>
        <draw:polygon draw:style-name="gr30" draw:text-style-name="P8" draw:layer="layout" svg:width="0.026cm" svg:height="0.379cm" svg:x="20.15cm" svg:y="14.119cm" svg:viewBox="0 0 27 380" draw:points="0,380 27,380 27,0 0,0">
          <text:p/>
        </draw:polygon>
        <draw:polygon draw:style-name="gr31" draw:text-style-name="P9" draw:layer="layout" svg:width="0.026cm" svg:height="0.379cm" svg:x="20.176cm" svg:y="14.119cm" svg:viewBox="0 0 27 380" draw:points="0,380 27,380 27,0 0,0">
          <text:p/>
        </draw:polygon>
        <draw:polygon draw:style-name="gr32" draw:text-style-name="P10" draw:layer="layout" svg:width="0.026cm" svg:height="0.379cm" svg:x="20.202cm" svg:y="14.119cm" svg:viewBox="0 0 27 380" draw:points="0,380 27,380 27,0 0,0">
          <text:p/>
        </draw:polygon>
        <draw:polygon draw:style-name="gr31" draw:text-style-name="P9" draw:layer="layout" svg:width="0.026cm" svg:height="0.379cm" svg:x="20.228cm" svg:y="14.119cm" svg:viewBox="0 0 27 380" draw:points="0,380 27,380 27,0 0,0">
          <text:p/>
        </draw:polygon>
        <draw:polygon draw:style-name="gr32" draw:text-style-name="P10" draw:layer="layout" svg:width="0.026cm" svg:height="0.379cm" svg:x="20.256cm" svg:y="14.119cm" svg:viewBox="0 0 27 380" draw:points="0,380 27,380 27,0 0,0">
          <text:p/>
        </draw:polygon>
        <draw:polygon draw:style-name="gr32" draw:text-style-name="P10" draw:layer="layout" svg:width="0.026cm" svg:height="0.379cm" svg:x="20.281cm" svg:y="14.119cm" svg:viewBox="0 0 27 380" draw:points="0,380 27,380 27,0 0,0">
          <text:p/>
        </draw:polygon>
        <draw:polygon draw:style-name="gr30" draw:text-style-name="P8" draw:layer="layout" svg:width="0.026cm" svg:height="0.379cm" svg:x="20.307cm" svg:y="14.119cm" svg:viewBox="0 0 27 380" draw:points="0,380 27,380 27,0 0,0">
          <text:p/>
        </draw:polygon>
        <draw:polygon draw:style-name="gr32" draw:text-style-name="P10" draw:layer="layout" svg:width="0.026cm" svg:height="0.379cm" svg:x="20.333cm" svg:y="14.119cm" svg:viewBox="0 0 27 380" draw:points="0,380 27,380 27,0 0,0">
          <text:p/>
        </draw:polygon>
        <draw:polygon draw:style-name="gr32" draw:text-style-name="P10" draw:layer="layout" svg:width="0.027cm" svg:height="0.379cm" svg:x="20.359cm" svg:y="14.119cm" svg:viewBox="0 0 28 380" draw:points="0,380 28,380 28,0 0,0">
          <text:p/>
        </draw:polygon>
        <draw:polygon draw:style-name="gr30" draw:text-style-name="P8" draw:layer="layout" svg:width="0.026cm" svg:height="0.379cm" svg:x="20.386cm" svg:y="14.119cm" svg:viewBox="0 0 27 380" draw:points="0,380 27,380 27,0 0,0">
          <text:p/>
        </draw:polygon>
        <draw:polygon draw:style-name="gr29" draw:text-style-name="P7" draw:layer="layout" svg:width="0.026cm" svg:height="0.379cm" svg:x="20.412cm" svg:y="14.119cm" svg:viewBox="0 0 27 380" draw:points="0,380 27,380 27,0 0,0">
          <text:p/>
        </draw:polygon>
        <draw:polygon draw:style-name="gr31" draw:text-style-name="P9" draw:layer="layout" svg:width="0.027cm" svg:height="0.379cm" svg:x="20.438cm" svg:y="14.119cm" svg:viewBox="0 0 28 380" draw:points="0,380 28,380 28,0 0,0">
          <text:p/>
        </draw:polygon>
        <draw:polygon draw:style-name="gr31" draw:text-style-name="P9" draw:layer="layout" svg:width="0.026cm" svg:height="0.379cm" svg:x="20.465cm" svg:y="14.119cm" svg:viewBox="0 0 27 380" draw:points="0,380 27,380 27,0 0,0">
          <text:p/>
        </draw:polygon>
        <draw:polygon draw:style-name="gr30" draw:text-style-name="P8" draw:layer="layout" svg:width="0.026cm" svg:height="0.379cm" svg:x="20.491cm" svg:y="14.119cm" svg:viewBox="0 0 27 380" draw:points="0,380 27,380 27,0 0,0">
          <text:p/>
        </draw:polygon>
        <draw:polygon draw:style-name="gr30" draw:text-style-name="P8" draw:layer="layout" svg:width="0.026cm" svg:height="0.379cm" svg:x="20.517cm" svg:y="14.119cm" svg:viewBox="0 0 27 380" draw:points="0,380 27,380 27,0 0,0">
          <text:p/>
        </draw:polygon>
        <draw:polygon draw:style-name="gr31" draw:text-style-name="P9" draw:layer="layout" svg:width="0.026cm" svg:height="0.379cm" svg:x="20.544cm" svg:y="14.119cm" svg:viewBox="0 0 27 380" draw:points="0,380 27,380 27,0 0,0">
          <text:p/>
        </draw:polygon>
        <draw:polygon draw:style-name="gr32" draw:text-style-name="P10" draw:layer="layout" svg:width="0.026cm" svg:height="0.379cm" svg:x="20.596cm" svg:y="14.119cm" svg:viewBox="0 0 27 380" draw:points="0,380 27,380 27,0 0,0">
          <text:p/>
        </draw:polygon>
        <draw:polygon draw:style-name="gr30" draw:text-style-name="P8" draw:layer="layout" svg:width="0.026cm" svg:height="0.379cm" svg:x="20.622cm" svg:y="14.119cm" svg:viewBox="0 0 27 380" draw:points="0,380 27,380 27,0 0,0">
          <text:p/>
        </draw:polygon>
        <draw:polygon draw:style-name="gr31" draw:text-style-name="P9" draw:layer="layout" svg:width="0.026cm" svg:height="0.379cm" svg:x="20.649cm" svg:y="14.119cm" svg:viewBox="0 0 27 380" draw:points="0,380 27,380 27,0 0,0">
          <text:p/>
        </draw:polygon>
        <draw:polygon draw:style-name="gr31" draw:text-style-name="P9" draw:layer="layout" svg:width="0.026cm" svg:height="0.379cm" svg:x="20.676cm" svg:y="14.119cm" svg:viewBox="0 0 27 380" draw:points="0,380 27,380 27,0 0,0">
          <text:p/>
        </draw:polygon>
        <draw:polygon draw:style-name="gr31" draw:text-style-name="P9" draw:layer="layout" svg:width="0.026cm" svg:height="0.379cm" svg:x="20.701cm" svg:y="14.119cm" svg:viewBox="0 0 27 380" draw:points="0,380 27,380 27,0 0,0">
          <text:p/>
        </draw:polygon>
        <draw:polygon draw:style-name="gr32" draw:text-style-name="P10" draw:layer="layout" svg:width="0.026cm" svg:height="0.379cm" svg:x="20.727cm" svg:y="14.119cm" svg:viewBox="0 0 27 380" draw:points="0,380 27,380 27,0 0,0">
          <text:p/>
        </draw:polygon>
        <draw:polygon draw:style-name="gr30" draw:text-style-name="P8" draw:layer="layout" svg:width="0.026cm" svg:height="0.379cm" svg:x="20.754cm" svg:y="14.119cm" svg:viewBox="0 0 27 380" draw:points="0,380 27,380 27,0 0,0">
          <text:p/>
        </draw:polygon>
        <draw:polygon draw:style-name="gr31" draw:text-style-name="P9" draw:layer="layout" svg:width="0.026cm" svg:height="0.379cm" svg:x="20.78cm" svg:y="14.119cm" svg:viewBox="0 0 27 380" draw:points="0,380 27,380 27,0 0,0">
          <text:p/>
        </draw:polygon>
        <draw:polygon draw:style-name="gr31" draw:text-style-name="P9" draw:layer="layout" svg:width="0.027cm" svg:height="0.379cm" svg:x="20.806cm" svg:y="14.119cm" svg:viewBox="0 0 28 380" draw:points="0,380 28,380 28,0 0,0">
          <text:p/>
        </draw:polygon>
        <draw:polygon draw:style-name="gr30" draw:text-style-name="P8" draw:layer="layout" svg:width="0.026cm" svg:height="0.379cm" svg:x="20.833cm" svg:y="14.119cm" svg:viewBox="0 0 27 380" draw:points="0,380 27,380 27,0 0,0">
          <text:p/>
        </draw:polygon>
        <draw:polygon draw:style-name="gr30" draw:text-style-name="P8" draw:layer="layout" svg:width="0.026cm" svg:height="0.379cm" svg:x="20.859cm" svg:y="14.119cm" svg:viewBox="0 0 27 380" draw:points="0,380 27,380 27,0 0,0">
          <text:p/>
        </draw:polygon>
        <draw:polygon draw:style-name="gr30" draw:text-style-name="P8" draw:layer="layout" svg:width="0.026cm" svg:height="0.379cm" svg:x="20.885cm" svg:y="14.119cm" svg:viewBox="0 0 27 380" draw:points="0,380 27,380 27,0 0,0">
          <text:p/>
        </draw:polygon>
        <draw:polygon draw:style-name="gr32" draw:text-style-name="P10" draw:layer="layout" svg:width="0.026cm" svg:height="0.379cm" svg:x="20.911cm" svg:y="14.119cm" svg:viewBox="0 0 27 380" draw:points="0,380 27,380 27,0 0,0">
          <text:p/>
        </draw:polygon>
        <draw:polygon draw:style-name="gr31" draw:text-style-name="P9" draw:layer="layout" svg:width="0.026cm" svg:height="0.379cm" svg:x="20.938cm" svg:y="14.119cm" svg:viewBox="0 0 27 380" draw:points="0,380 27,380 27,0 0,0">
          <text:p/>
        </draw:polygon>
        <draw:polygon draw:style-name="gr30" draw:text-style-name="P8" draw:layer="layout" svg:width="0.026cm" svg:height="0.379cm" svg:x="20.964cm" svg:y="14.119cm" svg:viewBox="0 0 27 380" draw:points="0,380 27,380 27,0 0,0">
          <text:p/>
        </draw:polygon>
        <draw:polygon draw:style-name="gr29" draw:text-style-name="P7" draw:layer="layout" svg:width="0.026cm" svg:height="0.379cm" svg:x="20.99cm" svg:y="14.119cm" svg:viewBox="0 0 27 380" draw:points="0,380 27,380 27,0 0,0">
          <text:p/>
        </draw:polygon>
        <draw:polygon draw:style-name="gr30" draw:text-style-name="P8" draw:layer="layout" svg:width="0.026cm" svg:height="0.379cm" svg:x="21.016cm" svg:y="14.119cm" svg:viewBox="0 0 27 380" draw:points="0,380 27,380 27,0 0,0">
          <text:p/>
        </draw:polygon>
        <draw:polygon draw:style-name="gr30" draw:text-style-name="P8" draw:layer="layout" svg:width="0.026cm" svg:height="0.379cm" svg:x="21.043cm" svg:y="14.119cm" svg:viewBox="0 0 27 380" draw:points="0,380 27,380 27,0 0,0">
          <text:p/>
        </draw:polygon>
        <draw:polygon draw:style-name="gr31" draw:text-style-name="P9" draw:layer="layout" svg:width="0.026cm" svg:height="0.379cm" svg:x="21.069cm" svg:y="14.119cm" svg:viewBox="0 0 27 380" draw:points="0,380 27,380 27,0 0,0">
          <text:p/>
        </draw:polygon>
        <draw:polygon draw:style-name="gr31" draw:text-style-name="P9" draw:layer="layout" svg:width="0.026cm" svg:height="0.379cm" svg:x="21.096cm" svg:y="14.119cm" svg:viewBox="0 0 27 380" draw:points="0,380 27,380 27,0 0,0">
          <text:p/>
        </draw:polygon>
        <draw:polygon draw:style-name="gr30" draw:text-style-name="P8" draw:layer="layout" svg:width="0.027cm" svg:height="0.379cm" svg:x="21.121cm" svg:y="14.119cm" svg:viewBox="0 0 28 380" draw:points="0,380 28,380 28,0 0,0">
          <text:p/>
        </draw:polygon>
        <draw:polygon draw:style-name="gr31" draw:text-style-name="P9" draw:layer="layout" svg:width="0.026cm" svg:height="0.379cm" svg:x="21.148cm" svg:y="14.119cm" svg:viewBox="0 0 27 380" draw:points="0,380 27,380 27,0 0,0">
          <text:p/>
        </draw:polygon>
        <draw:polygon draw:style-name="gr31" draw:text-style-name="P9" draw:layer="layout" svg:width="0.026cm" svg:height="0.379cm" svg:x="21.174cm" svg:y="14.119cm" svg:viewBox="0 0 27 380" draw:points="0,380 27,380 27,0 0,0">
          <text:p/>
        </draw:polygon>
        <draw:polygon draw:style-name="gr29" draw:text-style-name="P7" draw:layer="layout" svg:width="0.027cm" svg:height="0.379cm" svg:x="21.2cm" svg:y="14.119cm" svg:viewBox="0 0 28 380" draw:points="0,380 28,380 28,0 0,0">
          <text:p/>
        </draw:polygon>
        <draw:polygon draw:style-name="gr31" draw:text-style-name="P9" draw:layer="layout" svg:width="0.026cm" svg:height="0.379cm" svg:x="21.227cm" svg:y="14.119cm" svg:viewBox="0 0 27 380" draw:points="0,380 27,380 27,0 0,0">
          <text:p/>
        </draw:polygon>
        <draw:polygon draw:style-name="gr29" draw:text-style-name="P7" draw:layer="layout" svg:width="0.026cm" svg:height="0.379cm" svg:x="21.253cm" svg:y="14.119cm" svg:viewBox="0 0 27 380" draw:points="0,380 27,380 27,0 0,0">
          <text:p/>
        </draw:polygon>
        <draw:polygon draw:style-name="gr30" draw:text-style-name="P8" draw:layer="layout" svg:width="0.026cm" svg:height="0.379cm" svg:x="21.279cm" svg:y="14.119cm" svg:viewBox="0 0 27 380" draw:points="0,380 27,380 27,0 0,0">
          <text:p/>
        </draw:polygon>
        <draw:polygon draw:style-name="gr31" draw:text-style-name="P9" draw:layer="layout" svg:width="0.026cm" svg:height="0.379cm" svg:x="21.305cm" svg:y="14.119cm" svg:viewBox="0 0 27 380" draw:points="0,380 27,380 27,0 0,0">
          <text:p/>
        </draw:polygon>
        <draw:polygon draw:style-name="gr30" draw:text-style-name="P8" draw:layer="layout" svg:width="0.026cm" svg:height="0.379cm" svg:x="21.332cm" svg:y="14.119cm" svg:viewBox="0 0 27 380" draw:points="0,380 27,380 27,0 0,0">
          <text:p/>
        </draw:polygon>
        <draw:polygon draw:style-name="gr30" draw:text-style-name="P8" draw:layer="layout" svg:width="0.026cm" svg:height="0.379cm" svg:x="21.358cm" svg:y="14.119cm" svg:viewBox="0 0 27 380" draw:points="0,380 27,380 27,0 0,0">
          <text:p/>
        </draw:polygon>
        <draw:polygon draw:style-name="gr31" draw:text-style-name="P9" draw:layer="layout" svg:width="0.026cm" svg:height="0.379cm" svg:x="21.384cm" svg:y="14.119cm" svg:viewBox="0 0 27 380" draw:points="0,380 27,380 27,0 0,0">
          <text:p/>
        </draw:polygon>
        <draw:polygon draw:style-name="gr32" draw:text-style-name="P10" draw:layer="layout" svg:width="0.026cm" svg:height="0.379cm" svg:x="21.41cm" svg:y="14.119cm" svg:viewBox="0 0 27 380" draw:points="0,380 27,380 27,0 0,0">
          <text:p/>
        </draw:polygon>
        <draw:polygon draw:style-name="gr31" draw:text-style-name="P9" draw:layer="layout" svg:width="0.026cm" svg:height="0.379cm" svg:x="21.437cm" svg:y="14.119cm" svg:viewBox="0 0 27 380" draw:points="0,380 27,380 27,0 0,0">
          <text:p/>
        </draw:polygon>
        <draw:polygon draw:style-name="gr30" draw:text-style-name="P8" draw:layer="layout" svg:width="0.026cm" svg:height="0.379cm" svg:x="21.463cm" svg:y="14.119cm" svg:viewBox="0 0 27 380" draw:points="0,380 27,380 27,0 0,0">
          <text:p/>
        </draw:polygon>
        <draw:polygon draw:style-name="gr32" draw:text-style-name="P10" draw:layer="layout" svg:width="0.026cm" svg:height="0.379cm" svg:x="21.489cm" svg:y="14.119cm" svg:viewBox="0 0 27 380" draw:points="0,380 27,380 27,0 0,0">
          <text:p/>
        </draw:polygon>
        <draw:polygon draw:style-name="gr31" draw:text-style-name="P9" draw:layer="layout" svg:width="0.027cm" svg:height="0.379cm" svg:x="21.516cm" svg:y="14.119cm" svg:viewBox="0 0 28 380" draw:points="0,380 28,380 28,0 0,0">
          <text:p/>
        </draw:polygon>
        <draw:polygon draw:style-name="gr30" draw:text-style-name="P8" draw:layer="layout" svg:width="0.026cm" svg:height="0.379cm" svg:x="21.543cm" svg:y="14.119cm" svg:viewBox="0 0 27 380" draw:points="0,380 27,380 27,0 0,0">
          <text:p/>
        </draw:polygon>
        <draw:polygon draw:style-name="gr31" draw:text-style-name="P9" draw:layer="layout" svg:width="0.026cm" svg:height="0.379cm" svg:x="21.568cm" svg:y="14.119cm" svg:viewBox="0 0 27 380" draw:points="0,380 27,380 27,0 0,0">
          <text:p/>
        </draw:polygon>
        <draw:polygon draw:style-name="gr31" draw:text-style-name="P9" draw:layer="layout" svg:width="0.026cm" svg:height="0.379cm" svg:x="21.595cm" svg:y="14.119cm" svg:viewBox="0 0 27 380" draw:points="0,380 27,380 27,0 0,0">
          <text:p/>
        </draw:polygon>
        <draw:polygon draw:style-name="gr31" draw:text-style-name="P9" draw:layer="layout" svg:width="0.026cm" svg:height="0.379cm" svg:x="21.621cm" svg:y="14.119cm" svg:viewBox="0 0 27 380" draw:points="0,380 27,380 27,0 0,0">
          <text:p/>
        </draw:polygon>
        <draw:polygon draw:style-name="gr30" draw:text-style-name="P8" draw:layer="layout" svg:width="0.026cm" svg:height="0.379cm" svg:x="21.647cm" svg:y="14.119cm" svg:viewBox="0 0 27 380" draw:points="0,380 27,380 27,0 0,0">
          <text:p/>
        </draw:polygon>
        <draw:polygon draw:style-name="gr32" draw:text-style-name="P10" draw:layer="layout" svg:width="0.026cm" svg:height="0.379cm" svg:x="21.673cm" svg:y="14.119cm" svg:viewBox="0 0 27 380" draw:points="0,380 27,380 27,0 0,0">
          <text:p/>
        </draw:polygon>
        <draw:polygon draw:style-name="gr30" draw:text-style-name="P8" draw:layer="layout" svg:width="0.026cm" svg:height="0.379cm" svg:x="21.7cm" svg:y="14.119cm" svg:viewBox="0 0 27 380" draw:points="0,380 27,380 27,0 0,0">
          <text:p/>
        </draw:polygon>
        <draw:polygon draw:style-name="gr30" draw:text-style-name="P8" draw:layer="layout" svg:width="0.026cm" svg:height="0.379cm" svg:x="21.726cm" svg:y="14.119cm" svg:viewBox="0 0 27 380" draw:points="0,380 27,380 27,0 0,0">
          <text:p/>
        </draw:polygon>
        <draw:polygon draw:style-name="gr30" draw:text-style-name="P8" draw:layer="layout" svg:width="0.026cm" svg:height="0.379cm" svg:x="21.752cm" svg:y="14.119cm" svg:viewBox="0 0 27 380" draw:points="0,380 27,380 27,0 0,0">
          <text:p/>
        </draw:polygon>
        <draw:polygon draw:style-name="gr31" draw:text-style-name="P9" draw:layer="layout" svg:width="0.027cm" svg:height="0.379cm" svg:x="21.804cm" svg:y="14.119cm" svg:viewBox="0 0 28 380" draw:points="0,380 28,380 28,0 0,0">
          <text:p/>
        </draw:polygon>
        <draw:polygon draw:style-name="gr31" draw:text-style-name="P9" draw:layer="layout" svg:width="0.026cm" svg:height="0.379cm" svg:x="21.831cm" svg:y="14.119cm" svg:viewBox="0 0 27 380" draw:points="0,380 27,380 27,0 0,0">
          <text:p/>
        </draw:polygon>
        <draw:polygon draw:style-name="gr30" draw:text-style-name="P8" draw:layer="layout" svg:width="0.026cm" svg:height="0.379cm" svg:x="21.857cm" svg:y="14.119cm" svg:viewBox="0 0 27 380" draw:points="0,380 27,380 27,0 0,0">
          <text:p/>
        </draw:polygon>
        <draw:polygon draw:style-name="gr31" draw:text-style-name="P9" draw:layer="layout" svg:width="0.027cm" svg:height="0.379cm" svg:x="21.883cm" svg:y="14.119cm" svg:viewBox="0 0 28 380" draw:points="0,380 28,380 28,0 0,0">
          <text:p/>
        </draw:polygon>
        <draw:polygon draw:style-name="gr30" draw:text-style-name="P8" draw:layer="layout" svg:width="0.026cm" svg:height="0.379cm" svg:x="21.91cm" svg:y="14.119cm" svg:viewBox="0 0 27 380" draw:points="0,380 27,380 27,0 0,0">
          <text:p/>
        </draw:polygon>
        <draw:polygon draw:style-name="gr31" draw:text-style-name="P9" draw:layer="layout" svg:width="0.026cm" svg:height="0.379cm" svg:x="21.936cm" svg:y="14.119cm" svg:viewBox="0 0 27 380" draw:points="0,380 27,380 27,0 0,0">
          <text:p/>
        </draw:polygon>
        <draw:polygon draw:style-name="gr30" draw:text-style-name="P8" draw:layer="layout" svg:width="0.026cm" svg:height="0.379cm" svg:x="21.963cm" svg:y="14.119cm" svg:viewBox="0 0 27 380" draw:points="0,380 27,380 27,0 0,0">
          <text:p/>
        </draw:polygon>
        <draw:polygon draw:style-name="gr30" draw:text-style-name="P8" draw:layer="layout" svg:width="0.026cm" svg:height="0.379cm" svg:x="21.989cm" svg:y="14.119cm" svg:viewBox="0 0 27 380" draw:points="0,380 27,380 27,0 0,0">
          <text:p/>
        </draw:polygon>
        <draw:polygon draw:style-name="gr32" draw:text-style-name="P10" draw:layer="layout" svg:width="0.026cm" svg:height="0.379cm" svg:x="22.015cm" svg:y="14.119cm" svg:viewBox="0 0 27 380" draw:points="0,380 27,380 27,0 0,0">
          <text:p/>
        </draw:polygon>
        <draw:polygon draw:style-name="gr32" draw:text-style-name="P10" draw:layer="layout" svg:width="0.026cm" svg:height="0.379cm" svg:x="22.041cm" svg:y="14.119cm" svg:viewBox="0 0 27 380" draw:points="0,380 27,380 27,0 0,0">
          <text:p/>
        </draw:polygon>
        <draw:polygon draw:style-name="gr30" draw:text-style-name="P8" draw:layer="layout" svg:width="0.026cm" svg:height="0.379cm" svg:x="22.067cm" svg:y="14.119cm" svg:viewBox="0 0 27 380" draw:points="0,380 27,380 27,0 0,0">
          <text:p/>
        </draw:polygon>
        <draw:polygon draw:style-name="gr30" draw:text-style-name="P8" draw:layer="layout" svg:width="0.026cm" svg:height="0.379cm" svg:x="22.094cm" svg:y="14.119cm" svg:viewBox="0 0 27 380" draw:points="0,380 27,380 27,0 0,0">
          <text:p/>
        </draw:polygon>
        <draw:polygon draw:style-name="gr29" draw:text-style-name="P7" draw:layer="layout" svg:width="0.026cm" svg:height="0.379cm" svg:x="22.12cm" svg:y="14.119cm" svg:viewBox="0 0 27 380" draw:points="0,380 27,380 27,0 0,0">
          <text:p/>
        </draw:polygon>
        <draw:polygon draw:style-name="gr30" draw:text-style-name="P8" draw:layer="layout" svg:width="0.026cm" svg:height="0.379cm" svg:x="22.146cm" svg:y="14.119cm" svg:viewBox="0 0 27 380" draw:points="0,380 27,380 27,0 0,0">
          <text:p/>
        </draw:polygon>
        <draw:polygon draw:style-name="gr29" draw:text-style-name="P7" draw:layer="layout" svg:width="0.026cm" svg:height="0.379cm" svg:x="22.172cm" svg:y="14.119cm" svg:viewBox="0 0 27 380" draw:points="0,380 27,380 27,0 0,0">
          <text:p/>
        </draw:polygon>
        <draw:polygon draw:style-name="gr30" draw:text-style-name="P8" draw:layer="layout" svg:width="0.026cm" svg:height="0.379cm" svg:x="22.199cm" svg:y="14.119cm" svg:viewBox="0 0 27 380" draw:points="0,380 27,380 27,0 0,0">
          <text:p/>
        </draw:polygon>
        <draw:polygon draw:style-name="gr30" draw:text-style-name="P8" draw:layer="layout" svg:width="0.026cm" svg:height="0.379cm" svg:x="22.225cm" svg:y="14.119cm" svg:viewBox="0 0 27 380" draw:points="0,380 27,380 27,0 0,0">
          <text:p/>
        </draw:polygon>
        <draw:polygon draw:style-name="gr29" draw:text-style-name="P7" draw:layer="layout" svg:width="0.026cm" svg:height="0.379cm" svg:x="22.251cm" svg:y="14.119cm" svg:viewBox="0 0 27 380" draw:points="0,380 27,380 27,0 0,0">
          <text:p/>
        </draw:polygon>
        <draw:polygon draw:style-name="gr29" draw:text-style-name="P7" draw:layer="layout" svg:width="0.027cm" svg:height="0.379cm" svg:x="22.277cm" svg:y="14.119cm" svg:viewBox="0 0 28 380" draw:points="0,380 28,380 28,0 0,0">
          <text:p/>
        </draw:polygon>
        <draw:polygon draw:style-name="gr29" draw:text-style-name="P7" draw:layer="layout" svg:width="0.026cm" svg:height="0.379cm" svg:x="22.304cm" svg:y="14.119cm" svg:viewBox="0 0 27 380" draw:points="0,380 27,380 27,0 0,0">
          <text:p/>
        </draw:polygon>
        <draw:polygon draw:style-name="gr30" draw:text-style-name="P8" draw:layer="layout" svg:width="0.026cm" svg:height="0.379cm" svg:x="22.33cm" svg:y="14.119cm" svg:viewBox="0 0 27 380" draw:points="0,380 27,380 27,0 0,0">
          <text:p/>
        </draw:polygon>
        <draw:polygon draw:style-name="gr30" draw:text-style-name="P8" draw:layer="layout" svg:width="0.026cm" svg:height="0.379cm" svg:x="22.356cm" svg:y="14.119cm" svg:viewBox="0 0 27 380" draw:points="0,380 27,380 27,0 0,0">
          <text:p/>
        </draw:polygon>
        <draw:polygon draw:style-name="gr30" draw:text-style-name="P8" draw:layer="layout" svg:width="0.026cm" svg:height="0.379cm" svg:x="22.383cm" svg:y="14.119cm" svg:viewBox="0 0 27 380" draw:points="0,380 27,380 27,0 0,0">
          <text:p/>
        </draw:polygon>
        <draw:polygon draw:style-name="gr30" draw:text-style-name="P8" draw:layer="layout" svg:width="0.026cm" svg:height="0.379cm" svg:x="22.409cm" svg:y="14.119cm" svg:viewBox="0 0 27 380" draw:points="0,380 27,380 27,0 0,0">
          <text:p/>
        </draw:polygon>
        <draw:polygon draw:style-name="gr32" draw:text-style-name="P10" draw:layer="layout" svg:width="0.026cm" svg:height="0.379cm" svg:x="22.435cm" svg:y="14.119cm" svg:viewBox="0 0 27 380" draw:points="0,380 27,380 27,0 0,0">
          <text:p/>
        </draw:polygon>
        <draw:polygon draw:style-name="gr31" draw:text-style-name="P9" draw:layer="layout" svg:width="0.026cm" svg:height="0.379cm" svg:x="22.461cm" svg:y="14.119cm" svg:viewBox="0 0 27 380" draw:points="0,380 27,380 27,0 0,0">
          <text:p/>
        </draw:polygon>
        <draw:polygon draw:style-name="gr32" draw:text-style-name="P10" draw:layer="layout" svg:width="0.026cm" svg:height="0.379cm" svg:x="22.488cm" svg:y="14.119cm" svg:viewBox="0 0 27 380" draw:points="0,380 27,380 27,0 0,0">
          <text:p/>
        </draw:polygon>
        <draw:polygon draw:style-name="gr31" draw:text-style-name="P9" draw:layer="layout" svg:width="0.026cm" svg:height="0.379cm" svg:x="22.514cm" svg:y="14.119cm" svg:viewBox="0 0 27 380" draw:points="0,380 27,380 27,0 0,0">
          <text:p/>
        </draw:polygon>
        <draw:polygon draw:style-name="gr29" draw:text-style-name="P7" draw:layer="layout" svg:width="0.026cm" svg:height="0.379cm" svg:x="22.54cm" svg:y="14.119cm" svg:viewBox="0 0 27 380" draw:points="0,380 27,380 27,0 0,0">
          <text:p/>
        </draw:polygon>
        <draw:polygon draw:style-name="gr29" draw:text-style-name="P7" draw:layer="layout" svg:width="0.027cm" svg:height="0.379cm" svg:x="22.566cm" svg:y="14.119cm" svg:viewBox="0 0 28 380" draw:points="0,380 28,380 28,0 0,0">
          <text:p/>
        </draw:polygon>
        <draw:polygon draw:style-name="gr30" draw:text-style-name="P8" draw:layer="layout" svg:width="0.026cm" svg:height="0.379cm" svg:x="22.593cm" svg:y="14.119cm" svg:viewBox="0 0 27 380" draw:points="0,380 27,380 27,0 0,0">
          <text:p/>
        </draw:polygon>
        <draw:polygon draw:style-name="gr30" draw:text-style-name="P8" draw:layer="layout" svg:width="0.026cm" svg:height="0.379cm" svg:x="22.619cm" svg:y="14.119cm" svg:viewBox="0 0 27 380" draw:points="0,380 27,380 27,0 0,0">
          <text:p/>
        </draw:polygon>
        <draw:polygon draw:style-name="gr32" draw:text-style-name="P10" draw:layer="layout" svg:width="0.027cm" svg:height="0.379cm" svg:x="22.645cm" svg:y="14.119cm" svg:viewBox="0 0 28 380" draw:points="0,380 28,380 28,0 0,0">
          <text:p/>
        </draw:polygon>
        <draw:polygon draw:style-name="gr32" draw:text-style-name="P10" draw:layer="layout" svg:width="0.026cm" svg:height="0.379cm" svg:x="22.672cm" svg:y="14.119cm" svg:viewBox="0 0 27 380" draw:points="0,380 27,380 27,0 0,0">
          <text:p/>
        </draw:polygon>
        <draw:polygon draw:style-name="gr32" draw:text-style-name="P10" draw:layer="layout" svg:width="0.026cm" svg:height="0.379cm" svg:x="22.698cm" svg:y="14.119cm" svg:viewBox="0 0 27 380" draw:points="0,380 27,380 27,0 0,0">
          <text:p/>
        </draw:polygon>
        <draw:polygon draw:style-name="gr31" draw:text-style-name="P9" draw:layer="layout" svg:width="0.026cm" svg:height="0.379cm" svg:x="22.724cm" svg:y="14.119cm" svg:viewBox="0 0 27 380" draw:points="0,380 27,380 27,0 0,0">
          <text:p/>
        </draw:polygon>
        <draw:polygon draw:style-name="gr31" draw:text-style-name="P9" draw:layer="layout" svg:width="0.026cm" svg:height="0.379cm" svg:x="22.75cm" svg:y="14.119cm" svg:viewBox="0 0 27 380" draw:points="0,380 27,380 27,0 0,0">
          <text:p/>
        </draw:polygon>
        <draw:polygon draw:style-name="gr31" draw:text-style-name="P9" draw:layer="layout" svg:width="0.026cm" svg:height="0.379cm" svg:x="22.777cm" svg:y="14.119cm" svg:viewBox="0 0 27 380" draw:points="0,380 27,380 27,0 0,0">
          <text:p/>
        </draw:polygon>
        <draw:polygon draw:style-name="gr29" draw:text-style-name="P7" draw:layer="layout" svg:width="0.026cm" svg:height="0.379cm" svg:x="22.803cm" svg:y="14.119cm" svg:viewBox="0 0 27 380" draw:points="0,380 27,380 27,0 0,0">
          <text:p/>
        </draw:polygon>
        <draw:polygon draw:style-name="gr31" draw:text-style-name="P9" draw:layer="layout" svg:width="0.026cm" svg:height="0.379cm" svg:x="22.829cm" svg:y="14.119cm" svg:viewBox="0 0 27 380" draw:points="0,380 27,380 27,0 0,0">
          <text:p/>
        </draw:polygon>
        <draw:polygon draw:style-name="gr31" draw:text-style-name="P9" draw:layer="layout" svg:width="0.026cm" svg:height="0.379cm" svg:x="22.855cm" svg:y="14.119cm" svg:viewBox="0 0 27 380" draw:points="0,380 27,380 27,0 0,0">
          <text:p/>
        </draw:polygon>
        <draw:polygon draw:style-name="gr31" draw:text-style-name="P9" draw:layer="layout" svg:width="0.026cm" svg:height="0.379cm" svg:x="22.882cm" svg:y="14.119cm" svg:viewBox="0 0 27 380" draw:points="0,380 27,380 27,0 0,0">
          <text:p/>
        </draw:polygon>
        <draw:polygon draw:style-name="gr30" draw:text-style-name="P8" draw:layer="layout" svg:width="0.026cm" svg:height="0.379cm" svg:x="23.223cm" svg:y="14.119cm" svg:viewBox="0 0 27 380" draw:points="0,380 27,380 27,0 0,0">
          <text:p/>
        </draw:polygon>
        <draw:polygon draw:style-name="gr32" draw:text-style-name="P10" draw:layer="layout" svg:width="0.026cm" svg:height="0.379cm" svg:x="23.249cm" svg:y="14.119cm" svg:viewBox="0 0 27 380" draw:points="0,380 27,380 27,0 0,0">
          <text:p/>
        </draw:polygon>
        <draw:polygon draw:style-name="gr30" draw:text-style-name="P8" draw:layer="layout" svg:width="0.026cm" svg:height="0.379cm" svg:x="23.276cm" svg:y="14.119cm" svg:viewBox="0 0 27 380" draw:points="0,380 27,380 27,0 0,0">
          <text:p/>
        </draw:polygon>
        <draw:polygon draw:style-name="gr31" draw:text-style-name="P9" draw:layer="layout" svg:width="0.026cm" svg:height="0.379cm" svg:x="23.302cm" svg:y="14.119cm" svg:viewBox="0 0 27 380" draw:points="0,380 27,380 27,0 0,0">
          <text:p/>
        </draw:polygon>
        <draw:polygon draw:style-name="gr29" draw:text-style-name="P7" draw:layer="layout" svg:width="0.027cm" svg:height="0.379cm" svg:x="23.328cm" svg:y="14.119cm" svg:viewBox="0 0 28 380" draw:points="0,380 28,380 28,0 0,0">
          <text:p/>
        </draw:polygon>
        <draw:polygon draw:style-name="gr31" draw:text-style-name="P9" draw:layer="layout" svg:width="0.026cm" svg:height="0.379cm" svg:x="23.355cm" svg:y="14.119cm" svg:viewBox="0 0 27 380" draw:points="0,380 27,380 27,0 0,0">
          <text:p/>
        </draw:polygon>
        <draw:polygon draw:style-name="gr29" draw:text-style-name="P7" draw:layer="layout" svg:width="0.026cm" svg:height="0.379cm" svg:x="23.381cm" svg:y="14.119cm" svg:viewBox="0 0 27 380" draw:points="0,380 27,380 27,0 0,0">
          <text:p/>
        </draw:polygon>
        <draw:polygon draw:style-name="gr31" draw:text-style-name="P9" draw:layer="layout" svg:width="0.026cm" svg:height="0.379cm" svg:x="23.407cm" svg:y="14.119cm" svg:viewBox="0 0 27 380" draw:points="0,380 27,380 27,0 0,0">
          <text:p/>
        </draw:polygon>
        <draw:polygon draw:style-name="gr31" draw:text-style-name="P9" draw:layer="layout" svg:width="0.026cm" svg:height="0.379cm" svg:x="23.434cm" svg:y="14.119cm" svg:viewBox="0 0 27 380" draw:points="0,380 27,380 27,0 0,0">
          <text:p/>
        </draw:polygon>
        <draw:polygon draw:style-name="gr31" draw:text-style-name="P9" draw:layer="layout" svg:width="0.026cm" svg:height="0.379cm" svg:x="23.46cm" svg:y="14.119cm" svg:viewBox="0 0 27 380" draw:points="0,380 27,380 27,0 0,0">
          <text:p/>
        </draw:polygon>
        <draw:polygon draw:style-name="gr30" draw:text-style-name="P8" draw:layer="layout" svg:width="0.026cm" svg:height="0.379cm" svg:x="23.486cm" svg:y="14.119cm" svg:viewBox="0 0 27 380" draw:points="0,380 27,380 27,0 0,0">
          <text:p/>
        </draw:polygon>
        <draw:polygon draw:style-name="gr30" draw:text-style-name="P8" draw:layer="layout" svg:width="0.026cm" svg:height="0.379cm" svg:x="23.512cm" svg:y="14.119cm" svg:viewBox="0 0 27 380" draw:points="0,380 27,380 27,0 0,0">
          <text:p/>
        </draw:polygon>
        <draw:polygon draw:style-name="gr31" draw:text-style-name="P9" draw:layer="layout" svg:width="0.026cm" svg:height="0.379cm" svg:x="23.539cm" svg:y="14.119cm" svg:viewBox="0 0 27 380" draw:points="0,380 27,380 27,0 0,0">
          <text:p/>
        </draw:polygon>
        <draw:polygon draw:style-name="gr32" draw:text-style-name="P10" draw:layer="layout" svg:width="0.026cm" svg:height="0.379cm" svg:x="23.565cm" svg:y="14.119cm" svg:viewBox="0 0 27 380" draw:points="0,380 27,380 27,0 0,0">
          <text:p/>
        </draw:polygon>
        <draw:polygon draw:style-name="gr30" draw:text-style-name="P8" draw:layer="layout" svg:width="0.026cm" svg:height="0.379cm" svg:x="23.591cm" svg:y="14.119cm" svg:viewBox="0 0 27 380" draw:points="0,380 27,380 27,0 0,0">
          <text:p/>
        </draw:polygon>
        <draw:polygon draw:style-name="gr30" draw:text-style-name="P8" draw:layer="layout" svg:width="0.026cm" svg:height="0.379cm" svg:x="23.617cm" svg:y="14.119cm" svg:viewBox="0 0 27 380" draw:points="0,380 27,380 27,0 0,0">
          <text:p/>
        </draw:polygon>
        <draw:polygon draw:style-name="gr30" draw:text-style-name="P8" draw:layer="layout" svg:width="0.027cm" svg:height="0.379cm" svg:x="23.644cm" svg:y="14.119cm" svg:viewBox="0 0 28 380" draw:points="0,380 28,380 28,0 0,0">
          <text:p/>
        </draw:polygon>
        <draw:polygon draw:style-name="gr30" draw:text-style-name="P8" draw:layer="layout" svg:width="0.026cm" svg:height="0.379cm" svg:x="23.671cm" svg:y="14.119cm" svg:viewBox="0 0 27 380" draw:points="0,380 27,380 27,0 0,0">
          <text:p/>
        </draw:polygon>
        <draw:polygon draw:style-name="gr32" draw:text-style-name="P10" draw:layer="layout" svg:width="0.026cm" svg:height="0.379cm" svg:x="23.696cm" svg:y="14.119cm" svg:viewBox="0 0 27 380" draw:points="0,380 27,380 27,0 0,0">
          <text:p/>
        </draw:polygon>
        <draw:polygon draw:style-name="gr32" draw:text-style-name="P10" draw:layer="layout" svg:width="0.027cm" svg:height="0.379cm" svg:x="23.722cm" svg:y="14.119cm" svg:viewBox="0 0 28 380" draw:points="0,380 28,380 28,0 0,0">
          <text:p/>
        </draw:polygon>
        <draw:polygon draw:style-name="gr32" draw:text-style-name="P10" draw:layer="layout" svg:width="0.026cm" svg:height="0.379cm" svg:x="23.749cm" svg:y="14.119cm" svg:viewBox="0 0 27 380" draw:points="0,380 27,380 27,0 0,0">
          <text:p/>
        </draw:polygon>
        <draw:polygon draw:style-name="gr29" draw:text-style-name="P7" draw:layer="layout" svg:width="0.026cm" svg:height="0.379cm" svg:x="23.775cm" svg:y="14.119cm" svg:viewBox="0 0 27 380" draw:points="0,380 27,380 27,0 0,0">
          <text:p/>
        </draw:polygon>
        <draw:polygon draw:style-name="gr30" draw:text-style-name="P8" draw:layer="layout" svg:width="0.026cm" svg:height="0.379cm" svg:x="23.801cm" svg:y="14.119cm" svg:viewBox="0 0 27 380" draw:points="0,380 27,380 27,0 0,0">
          <text:p/>
        </draw:polygon>
        <draw:polygon draw:style-name="gr29" draw:text-style-name="P7" draw:layer="layout" svg:width="0.026cm" svg:height="0.379cm" svg:x="23.828cm" svg:y="14.119cm" svg:viewBox="0 0 27 380" draw:points="0,380 27,380 27,0 0,0">
          <text:p/>
        </draw:polygon>
        <draw:polygon draw:style-name="gr29" draw:text-style-name="P7" draw:layer="layout" svg:width="0.026cm" svg:height="0.379cm" svg:x="23.854cm" svg:y="14.119cm" svg:viewBox="0 0 27 380" draw:points="0,380 27,380 27,0 0,0">
          <text:p/>
        </draw:polygon>
        <draw:polygon draw:style-name="gr29" draw:text-style-name="P7" draw:layer="layout" svg:width="0.026cm" svg:height="0.379cm" svg:x="23.88cm" svg:y="14.119cm" svg:viewBox="0 0 27 380" draw:points="0,380 27,380 27,0 0,0">
          <text:p/>
        </draw:polygon>
        <draw:polygon draw:style-name="gr30" draw:text-style-name="P8" draw:layer="layout" svg:width="0.026cm" svg:height="0.379cm" svg:x="23.906cm" svg:y="14.119cm" svg:viewBox="0 0 27 380" draw:points="0,380 27,380 27,0 0,0">
          <text:p/>
        </draw:polygon>
        <draw:polygon draw:style-name="gr32" draw:text-style-name="P10" draw:layer="layout" svg:width="0.026cm" svg:height="0.379cm" svg:x="23.933cm" svg:y="14.119cm" svg:viewBox="0 0 27 380" draw:points="0,380 27,380 27,0 0,0">
          <text:p/>
        </draw:polygon>
        <draw:polygon draw:style-name="gr30" draw:text-style-name="P8" draw:layer="layout" svg:width="0.026cm" svg:height="0.379cm" svg:x="23.959cm" svg:y="14.119cm" svg:viewBox="0 0 27 380" draw:points="0,380 27,380 27,0 0,0">
          <text:p/>
        </draw:polygon>
        <draw:polygon draw:style-name="gr32" draw:text-style-name="P10" draw:layer="layout" svg:width="0.026cm" svg:height="0.379cm" svg:x="23.985cm" svg:y="14.119cm" svg:viewBox="0 0 27 380" draw:points="0,380 27,380 27,0 0,0">
          <text:p/>
        </draw:polygon>
        <draw:polygon draw:style-name="gr32" draw:text-style-name="P10" draw:layer="layout" svg:width="0.026cm" svg:height="0.379cm" svg:x="24.011cm" svg:y="14.119cm" svg:viewBox="0 0 27 380" draw:points="0,380 27,380 27,0 0,0">
          <text:p/>
        </draw:polygon>
        <draw:polygon draw:style-name="gr31" draw:text-style-name="P9" draw:layer="layout" svg:width="0.026cm" svg:height="0.379cm" svg:x="24.038cm" svg:y="14.119cm" svg:viewBox="0 0 27 380" draw:points="0,380 27,380 27,0 0,0">
          <text:p/>
        </draw:polygon>
        <draw:polygon draw:style-name="gr32" draw:text-style-name="P10" draw:layer="layout" svg:width="0.026cm" svg:height="0.379cm" svg:x="24.064cm" svg:y="14.119cm" svg:viewBox="0 0 27 380" draw:points="0,380 27,380 27,0 0,0">
          <text:p/>
        </draw:polygon>
        <draw:polygon draw:style-name="gr30" draw:text-style-name="P8" draw:layer="layout" svg:width="0.026cm" svg:height="0.379cm" svg:x="24.091cm" svg:y="14.119cm" svg:viewBox="0 0 27 380" draw:points="0,380 27,380 27,0 0,0">
          <text:p/>
        </draw:polygon>
        <draw:polygon draw:style-name="gr29" draw:text-style-name="P7" draw:layer="layout" svg:width="0.026cm" svg:height="0.379cm" svg:x="24.117cm" svg:y="14.119cm" svg:viewBox="0 0 27 380" draw:points="0,380 27,380 27,0 0,0">
          <text:p/>
        </draw:polygon>
        <draw:polygon draw:style-name="gr32" draw:text-style-name="P10" draw:layer="layout" svg:width="0.026cm" svg:height="0.379cm" svg:x="24.143cm" svg:y="14.119cm" svg:viewBox="0 0 27 380" draw:points="0,380 27,380 27,0 0,0">
          <text:p/>
        </draw:polygon>
        <draw:polygon draw:style-name="gr32" draw:text-style-name="P10" draw:layer="layout" svg:width="0.026cm" svg:height="0.379cm" svg:x="24.195cm" svg:y="14.119cm" svg:viewBox="0 0 27 380" draw:points="0,380 27,380 27,0 0,0">
          <text:p/>
        </draw:polygon>
        <draw:polygon draw:style-name="gr31" draw:text-style-name="P9" draw:layer="layout" svg:width="0.026cm" svg:height="0.379cm" svg:x="24.222cm" svg:y="14.119cm" svg:viewBox="0 0 27 380" draw:points="0,380 27,380 27,0 0,0">
          <text:p/>
        </draw:polygon>
        <draw:polygon draw:style-name="gr29" draw:text-style-name="P7" draw:layer="layout" svg:width="0.026cm" svg:height="0.379cm" svg:x="24.248cm" svg:y="14.119cm" svg:viewBox="0 0 27 380" draw:points="0,380 27,380 27,0 0,0">
          <text:p/>
        </draw:polygon>
        <draw:polygon draw:style-name="gr32" draw:text-style-name="P10" draw:layer="layout" svg:width="0.026cm" svg:height="0.379cm" svg:x="24.274cm" svg:y="14.119cm" svg:viewBox="0 0 27 380" draw:points="0,380 27,380 27,0 0,0">
          <text:p/>
        </draw:polygon>
        <draw:polygon draw:style-name="gr29" draw:text-style-name="P7" draw:layer="layout" svg:width="0.026cm" svg:height="0.379cm" svg:x="24.3cm" svg:y="14.119cm" svg:viewBox="0 0 27 380" draw:points="0,380 27,380 27,0 0,0">
          <text:p/>
        </draw:polygon>
        <draw:polygon draw:style-name="gr31" draw:text-style-name="P9" draw:layer="layout" svg:width="0.026cm" svg:height="0.379cm" svg:x="24.327cm" svg:y="14.119cm" svg:viewBox="0 0 27 380" draw:points="0,380 27,380 27,0 0,0">
          <text:p/>
        </draw:polygon>
        <draw:polygon draw:style-name="gr29" draw:text-style-name="P7" draw:layer="layout" svg:width="0.026cm" svg:height="0.379cm" svg:x="24.353cm" svg:y="14.119cm" svg:viewBox="0 0 27 380" draw:points="0,380 27,380 27,0 0,0">
          <text:p/>
        </draw:polygon>
        <draw:polygon draw:style-name="gr29" draw:text-style-name="P7" draw:layer="layout" svg:width="0.026cm" svg:height="0.379cm" svg:x="24.379cm" svg:y="14.119cm" svg:viewBox="0 0 27 380" draw:points="0,380 27,380 27,0 0,0">
          <text:p/>
        </draw:polygon>
        <draw:polygon draw:style-name="gr32" draw:text-style-name="P10" draw:layer="layout" svg:width="0.027cm" svg:height="0.379cm" svg:x="24.405cm" svg:y="14.119cm" svg:viewBox="0 0 28 380" draw:points="0,380 28,380 28,0 0,0">
          <text:p/>
        </draw:polygon>
        <draw:polygon draw:style-name="gr31" draw:text-style-name="P9" draw:layer="layout" svg:width="0.026cm" svg:height="0.379cm" svg:x="24.432cm" svg:y="14.119cm" svg:viewBox="0 0 27 380" draw:points="0,380 27,380 27,0 0,0">
          <text:p/>
        </draw:polygon>
        <draw:polygon draw:style-name="gr29" draw:text-style-name="P7" draw:layer="layout" svg:width="0.026cm" svg:height="0.379cm" svg:x="24.458cm" svg:y="14.119cm" svg:viewBox="0 0 27 380" draw:points="0,380 27,380 27,0 0,0">
          <text:p/>
        </draw:polygon>
        <draw:polygon draw:style-name="gr29" draw:text-style-name="P7" draw:layer="layout" svg:width="0.027cm" svg:height="0.379cm" svg:x="24.484cm" svg:y="14.119cm" svg:viewBox="0 0 28 380" draw:points="0,380 28,380 28,0 0,0">
          <text:p/>
        </draw:polygon>
        <draw:polygon draw:style-name="gr30" draw:text-style-name="P8" draw:layer="layout" svg:width="0.026cm" svg:height="0.379cm" svg:x="24.511cm" svg:y="14.119cm" svg:viewBox="0 0 27 380" draw:points="0,380 27,380 27,0 0,0">
          <text:p/>
        </draw:polygon>
        <draw:polygon draw:style-name="gr31" draw:text-style-name="P9" draw:layer="layout" svg:width="0.026cm" svg:height="0.379cm" svg:x="24.537cm" svg:y="14.119cm" svg:viewBox="0 0 27 380" draw:points="0,380 27,380 27,0 0,0">
          <text:p/>
        </draw:polygon>
        <draw:polygon draw:style-name="gr30" draw:text-style-name="P8" draw:layer="layout" svg:width="0.026cm" svg:height="0.379cm" svg:x="24.563cm" svg:y="14.119cm" svg:viewBox="0 0 27 380" draw:points="0,380 27,380 27,0 0,0">
          <text:p/>
        </draw:polygon>
        <draw:polygon draw:style-name="gr31" draw:text-style-name="P9" draw:layer="layout" svg:width="0.026cm" svg:height="0.379cm" svg:x="24.589cm" svg:y="14.119cm" svg:viewBox="0 0 27 380" draw:points="0,380 27,380 27,0 0,0">
          <text:p/>
        </draw:polygon>
        <draw:polygon draw:style-name="gr31" draw:text-style-name="P9" draw:layer="layout" svg:width="0.026cm" svg:height="0.379cm" svg:x="24.616cm" svg:y="14.119cm" svg:viewBox="0 0 27 380" draw:points="0,380 27,380 27,0 0,0">
          <text:p/>
        </draw:polygon>
        <draw:polygon draw:style-name="gr29" draw:text-style-name="P7" draw:layer="layout" svg:width="0.026cm" svg:height="0.379cm" svg:x="24.642cm" svg:y="14.119cm" svg:viewBox="0 0 27 380" draw:points="0,380 27,380 27,0 0,0">
          <text:p/>
        </draw:polygon>
        <draw:polygon draw:style-name="gr30" draw:text-style-name="P8" draw:layer="layout" svg:width="0.026cm" svg:height="0.379cm" svg:x="24.668cm" svg:y="14.119cm" svg:viewBox="0 0 27 380" draw:points="0,380 27,380 27,0 0,0">
          <text:p/>
        </draw:polygon>
        <draw:polygon draw:style-name="gr32" draw:text-style-name="P10" draw:layer="layout" svg:width="0.026cm" svg:height="0.379cm" svg:x="24.694cm" svg:y="14.119cm" svg:viewBox="0 0 27 380" draw:points="0,380 27,380 27,0 0,0">
          <text:p/>
        </draw:polygon>
        <draw:polygon draw:style-name="gr30" draw:text-style-name="P8" draw:layer="layout" svg:width="0.026cm" svg:height="0.379cm" svg:x="24.747cm" svg:y="14.119cm" svg:viewBox="0 0 27 380" draw:points="0,380 27,380 27,0 0,0">
          <text:p/>
        </draw:polygon>
        <draw:polygon draw:style-name="gr31" draw:text-style-name="P9" draw:layer="layout" svg:width="0.026cm" svg:height="0.379cm" svg:x="24.773cm" svg:y="14.119cm" svg:viewBox="0 0 27 380" draw:points="0,380 27,380 27,0 0,0">
          <text:p/>
        </draw:polygon>
        <draw:polygon draw:style-name="gr32" draw:text-style-name="P10" draw:layer="layout" svg:width="0.027cm" svg:height="0.379cm" svg:x="24.799cm" svg:y="14.119cm" svg:viewBox="0 0 28 380" draw:points="0,380 28,380 28,0 0,0">
          <text:p/>
        </draw:polygon>
        <draw:polygon draw:style-name="gr30" draw:text-style-name="P8" draw:layer="layout" svg:width="0.026cm" svg:height="0.379cm" svg:x="24.852cm" svg:y="14.119cm" svg:viewBox="0 0 27 380" draw:points="0,380 27,380 27,0 0,0">
          <text:p/>
        </draw:polygon>
        <draw:polygon draw:style-name="gr30" draw:text-style-name="P8" draw:layer="layout" svg:width="0.026cm" svg:height="0.379cm" svg:x="24.879cm" svg:y="14.119cm" svg:viewBox="0 0 27 380" draw:points="0,380 27,380 27,0 0,0">
          <text:p/>
        </draw:polygon>
        <draw:polygon draw:style-name="gr31" draw:text-style-name="P9" draw:layer="layout" svg:width="0.026cm" svg:height="0.379cm" svg:x="24.905cm" svg:y="14.119cm" svg:viewBox="0 0 27 380" draw:points="0,380 27,380 27,0 0,0">
          <text:p/>
        </draw:polygon>
        <draw:polygon draw:style-name="gr30" draw:text-style-name="P8" draw:layer="layout" svg:width="0.026cm" svg:height="0.379cm" svg:x="24.931cm" svg:y="14.119cm" svg:viewBox="0 0 27 380" draw:points="0,380 27,380 27,0 0,0">
          <text:p/>
        </draw:polygon>
        <draw:polygon draw:style-name="gr30" draw:text-style-name="P8" draw:layer="layout" svg:width="0.026cm" svg:height="0.379cm" svg:x="24.957cm" svg:y="14.119cm" svg:viewBox="0 0 27 380" draw:points="0,380 27,380 27,0 0,0">
          <text:p/>
        </draw:polygon>
        <draw:polygon draw:style-name="gr32" draw:text-style-name="P10" draw:layer="layout" svg:width="0.026cm" svg:height="0.379cm" svg:x="24.983cm" svg:y="14.119cm" svg:viewBox="0 0 27 380" draw:points="0,380 27,380 27,0 0,0">
          <text:p/>
        </draw:polygon>
        <draw:polygon draw:style-name="gr29" draw:text-style-name="P7" draw:layer="layout" svg:width="0.026cm" svg:height="0.379cm" svg:x="25.01cm" svg:y="14.119cm" svg:viewBox="0 0 27 380" draw:points="0,380 27,380 27,0 0,0">
          <text:p/>
        </draw:polygon>
        <draw:polygon draw:style-name="gr29" draw:text-style-name="P7" draw:layer="layout" svg:width="0.026cm" svg:height="0.379cm" svg:x="25.036cm" svg:y="14.119cm" svg:viewBox="0 0 27 380" draw:points="0,380 27,380 27,0 0,0">
          <text:p/>
        </draw:polygon>
        <draw:polygon draw:style-name="gr29" draw:text-style-name="P7" draw:layer="layout" svg:width="0.026cm" svg:height="0.379cm" svg:x="25.062cm" svg:y="14.119cm" svg:viewBox="0 0 27 380" draw:points="0,380 27,380 27,0 0,0">
          <text:p/>
        </draw:polygon>
        <draw:polygon draw:style-name="gr30" draw:text-style-name="P8" draw:layer="layout" svg:width="0.027cm" svg:height="0.379cm" svg:x="25.088cm" svg:y="14.119cm" svg:viewBox="0 0 28 380" draw:points="0,380 28,380 28,0 0,0">
          <text:p/>
        </draw:polygon>
        <draw:polygon draw:style-name="gr29" draw:text-style-name="P7" draw:layer="layout" svg:width="0.026cm" svg:height="0.379cm" svg:x="25.115cm" svg:y="14.119cm" svg:viewBox="0 0 27 380" draw:points="0,380 27,380 27,0 0,0">
          <text:p/>
        </draw:polygon>
        <draw:polygon draw:style-name="gr32" draw:text-style-name="P10" draw:layer="layout" svg:width="0.026cm" svg:height="0.379cm" svg:x="25.141cm" svg:y="14.119cm" svg:viewBox="0 0 27 380" draw:points="0,380 27,380 27,0 0,0">
          <text:p/>
        </draw:polygon>
        <draw:polygon draw:style-name="gr31" draw:text-style-name="P9" draw:layer="layout" svg:width="0.027cm" svg:height="0.379cm" svg:x="25.167cm" svg:y="14.119cm" svg:viewBox="0 0 28 380" draw:points="0,380 28,380 28,0 0,0">
          <text:p/>
        </draw:polygon>
        <draw:polygon draw:style-name="gr32" draw:text-style-name="P10" draw:layer="layout" svg:width="0.026cm" svg:height="0.379cm" svg:x="25.194cm" svg:y="14.119cm" svg:viewBox="0 0 27 380" draw:points="0,380 27,380 27,0 0,0">
          <text:p/>
        </draw:polygon>
        <draw:polygon draw:style-name="gr29" draw:text-style-name="P7" draw:layer="layout" svg:width="0.026cm" svg:height="0.379cm" svg:x="25.22cm" svg:y="14.119cm" svg:viewBox="0 0 27 380" draw:points="0,380 27,380 27,0 0,0">
          <text:p/>
        </draw:polygon>
        <draw:polygon draw:style-name="gr29" draw:text-style-name="P7" draw:layer="layout" svg:width="0.026cm" svg:height="0.379cm" svg:x="25.246cm" svg:y="14.119cm" svg:viewBox="0 0 27 380" draw:points="0,380 27,380 27,0 0,0">
          <text:p/>
        </draw:polygon>
        <draw:polygon draw:style-name="gr30" draw:text-style-name="P8" draw:layer="layout" svg:width="0.026cm" svg:height="0.379cm" svg:x="25.273cm" svg:y="14.119cm" svg:viewBox="0 0 27 380" draw:points="0,380 27,380 27,0 0,0">
          <text:p/>
        </draw:polygon>
        <draw:polygon draw:style-name="gr29" draw:text-style-name="P7" draw:layer="layout" svg:width="0.026cm" svg:height="0.379cm" svg:x="25.299cm" svg:y="14.119cm" svg:viewBox="0 0 27 380" draw:points="0,380 27,380 27,0 0,0">
          <text:p/>
        </draw:polygon>
        <draw:polygon draw:style-name="gr29" draw:text-style-name="P7" draw:layer="layout" svg:width="0.026cm" svg:height="0.379cm" svg:x="25.325cm" svg:y="14.119cm" svg:viewBox="0 0 27 380" draw:points="0,380 27,380 27,0 0,0">
          <text:p/>
        </draw:polygon>
        <draw:polygon draw:style-name="gr30" draw:text-style-name="P8" draw:layer="layout" svg:width="0.026cm" svg:height="0.379cm" svg:x="25.351cm" svg:y="14.119cm" svg:viewBox="0 0 27 380" draw:points="0,380 27,380 27,0 0,0">
          <text:p/>
        </draw:polygon>
        <draw:polygon draw:style-name="gr32" draw:text-style-name="P10" draw:layer="layout" svg:width="0.026cm" svg:height="0.379cm" svg:x="25.379cm" svg:y="14.119cm" svg:viewBox="0 0 27 380" draw:points="0,380 27,380 27,0 0,0">
          <text:p/>
        </draw:polygon>
        <draw:polygon draw:style-name="gr32" draw:text-style-name="P10" draw:layer="layout" svg:width="0.026cm" svg:height="0.379cm" svg:x="25.404cm" svg:y="14.119cm" svg:viewBox="0 0 27 380" draw:points="0,380 27,380 27,0 0,0">
          <text:p/>
        </draw:polygon>
        <draw:polygon draw:style-name="gr32" draw:text-style-name="P10" draw:layer="layout" svg:width="0.026cm" svg:height="0.379cm" svg:x="25.43cm" svg:y="14.119cm" svg:viewBox="0 0 27 380" draw:points="0,380 27,380 27,0 0,0">
          <text:p/>
        </draw:polygon>
        <draw:polygon draw:style-name="gr30" draw:text-style-name="P8" draw:layer="layout" svg:width="0.026cm" svg:height="0.379cm" svg:x="25.456cm" svg:y="14.119cm" svg:viewBox="0 0 27 380" draw:points="0,380 27,380 27,0 0,0">
          <text:p/>
        </draw:polygon>
        <draw:polygon draw:style-name="gr29" draw:text-style-name="P7" draw:layer="layout" svg:width="0.027cm" svg:height="0.379cm" svg:x="25.482cm" svg:y="14.119cm" svg:viewBox="0 0 28 380" draw:points="0,380 28,380 28,0 0,0">
          <text:p/>
        </draw:polygon>
        <draw:polygon draw:style-name="gr29" draw:text-style-name="P7" draw:layer="layout" svg:width="0.026cm" svg:height="0.379cm" svg:x="25.509cm" svg:y="14.119cm" svg:viewBox="0 0 27 380" draw:points="0,380 27,380 27,0 0,0">
          <text:p/>
        </draw:polygon>
        <draw:polygon draw:style-name="gr30" draw:text-style-name="P8" draw:layer="layout" svg:width="0.026cm" svg:height="0.379cm" svg:x="25.535cm" svg:y="14.119cm" svg:viewBox="0 0 27 380" draw:points="0,380 27,380 27,0 0,0">
          <text:p/>
        </draw:polygon>
        <draw:polygon draw:style-name="gr29" draw:text-style-name="P7" draw:layer="layout" svg:width="0.027cm" svg:height="0.379cm" svg:x="25.561cm" svg:y="14.119cm" svg:viewBox="0 0 28 380" draw:points="0,380 28,380 28,0 0,0">
          <text:p/>
        </draw:polygon>
        <draw:polygon draw:style-name="gr29" draw:text-style-name="P7" draw:layer="layout" svg:width="0.026cm" svg:height="0.379cm" svg:x="25.588cm" svg:y="14.119cm" svg:viewBox="0 0 27 380" draw:points="0,380 27,380 27,0 0,0">
          <text:p/>
        </draw:polygon>
        <draw:polygon draw:style-name="gr30" draw:text-style-name="P8" draw:layer="layout" svg:width="0.026cm" svg:height="0.379cm" svg:x="25.614cm" svg:y="14.119cm" svg:viewBox="0 0 27 380" draw:points="0,380 27,380 27,0 0,0">
          <text:p/>
        </draw:polygon>
        <draw:polygon draw:style-name="gr31" draw:text-style-name="P9" draw:layer="layout" svg:width="0.026cm" svg:height="0.379cm" svg:x="25.64cm" svg:y="14.119cm" svg:viewBox="0 0 27 380" draw:points="0,380 27,380 27,0 0,0">
          <text:p/>
        </draw:polygon>
        <draw:polygon draw:style-name="gr31" draw:text-style-name="P9" draw:layer="layout" svg:width="0.026cm" svg:height="0.379cm" svg:x="25.667cm" svg:y="14.119cm" svg:viewBox="0 0 27 380" draw:points="0,380 27,380 27,0 0,0">
          <text:p/>
        </draw:polygon>
        <draw:polygon draw:style-name="gr29" draw:text-style-name="P7" draw:layer="layout" svg:width="0.026cm" svg:height="0.379cm" svg:x="25.693cm" svg:y="14.119cm" svg:viewBox="0 0 27 380" draw:points="0,380 27,380 27,0 0,0">
          <text:p/>
        </draw:polygon>
        <draw:polygon draw:style-name="gr32" draw:text-style-name="P10" draw:layer="layout" svg:width="0.026cm" svg:height="0.379cm" svg:x="25.719cm" svg:y="14.119cm" svg:viewBox="0 0 27 380" draw:points="0,380 27,380 27,0 0,0">
          <text:p/>
        </draw:polygon>
        <draw:polygon draw:style-name="gr30" draw:text-style-name="P8" draw:layer="layout" svg:width="0.026cm" svg:height="0.379cm" svg:x="25.745cm" svg:y="14.119cm" svg:viewBox="0 0 27 380" draw:points="0,380 27,380 27,0 0,0">
          <text:p/>
        </draw:polygon>
        <draw:polygon draw:style-name="gr32" draw:text-style-name="P10" draw:layer="layout" svg:width="0.026cm" svg:height="0.379cm" svg:x="25.772cm" svg:y="14.119cm" svg:viewBox="0 0 27 380" draw:points="0,380 27,380 27,0 0,0">
          <text:p/>
        </draw:polygon>
        <draw:polygon draw:style-name="gr30" draw:text-style-name="P8" draw:layer="layout" svg:width="0.026cm" svg:height="0.379cm" svg:x="25.798cm" svg:y="14.119cm" svg:viewBox="0 0 27 380" draw:points="0,380 27,380 27,0 0,0">
          <text:p/>
        </draw:polygon>
        <draw:polygon draw:style-name="gr32" draw:text-style-name="P10" draw:layer="layout" svg:width="0.026cm" svg:height="0.379cm" svg:x="25.824cm" svg:y="14.119cm" svg:viewBox="0 0 27 380" draw:points="0,380 27,380 27,0 0,0">
          <text:p/>
        </draw:polygon>
        <draw:polygon draw:style-name="gr32" draw:text-style-name="P10" draw:layer="layout" svg:width="0.027cm" svg:height="0.379cm" svg:x="25.85cm" svg:y="14.119cm" svg:viewBox="0 0 28 380" draw:points="0,380 28,380 28,0 0,0">
          <text:p/>
        </draw:polygon>
        <draw:polygon draw:style-name="gr31" draw:text-style-name="P9" draw:layer="layout" svg:width="0.026cm" svg:height="0.379cm" svg:x="25.877cm" svg:y="14.119cm" svg:viewBox="0 0 27 380" draw:points="0,380 27,380 27,0 0,0">
          <text:p/>
        </draw:polygon>
        <draw:polygon draw:style-name="gr31" draw:text-style-name="P9" draw:layer="layout" svg:width="0.026cm" svg:height="0.379cm" svg:x="25.903cm" svg:y="14.119cm" svg:viewBox="0 0 27 380" draw:points="0,380 27,380 27,0 0,0">
          <text:p/>
        </draw:polygon>
        <draw:polygon draw:style-name="gr30" draw:text-style-name="P8" draw:layer="layout" svg:width="0.026cm" svg:height="0.379cm" svg:x="25.929cm" svg:y="14.119cm" svg:viewBox="0 0 27 380" draw:points="0,380 27,380 27,0 0,0">
          <text:p/>
        </draw:polygon>
        <draw:polygon draw:style-name="gr32" draw:text-style-name="P10" draw:layer="layout" svg:width="0.026cm" svg:height="0.379cm" svg:x="25.956cm" svg:y="14.119cm" svg:viewBox="0 0 27 380" draw:points="0,380 27,380 27,0 0,0">
          <text:p/>
        </draw:polygon>
        <draw:polygon draw:style-name="gr30" draw:text-style-name="P8" draw:layer="layout" svg:width="0.026cm" svg:height="0.379cm" svg:x="25.982cm" svg:y="14.119cm" svg:viewBox="0 0 27 380" draw:points="0,380 27,380 27,0 0,0">
          <text:p/>
        </draw:polygon>
        <draw:polygon draw:style-name="gr32" draw:text-style-name="P10" draw:layer="layout" svg:width="0.026cm" svg:height="0.379cm" svg:x="26.008cm" svg:y="14.119cm" svg:viewBox="0 0 27 380" draw:points="0,380 27,380 27,0 0,0">
          <text:p/>
        </draw:polygon>
        <draw:polygon draw:style-name="gr30" draw:text-style-name="P8" draw:layer="layout" svg:width="0.026cm" svg:height="0.379cm" svg:x="26.034cm" svg:y="14.119cm" svg:viewBox="0 0 27 380" draw:points="0,380 27,380 27,0 0,0">
          <text:p/>
        </draw:polygon>
        <draw:polygon draw:style-name="gr31" draw:text-style-name="P9" draw:layer="layout" svg:width="0.026cm" svg:height="0.379cm" svg:x="26.061cm" svg:y="14.119cm" svg:viewBox="0 0 27 380" draw:points="0,380 27,380 27,0 0,0">
          <text:p/>
        </draw:polygon>
        <draw:polygon draw:style-name="gr30" draw:text-style-name="P8" draw:layer="layout" svg:width="0.026cm" svg:height="0.379cm" svg:x="26.087cm" svg:y="14.119cm" svg:viewBox="0 0 27 380" draw:points="0,380 27,380 27,0 0,0">
          <text:p/>
        </draw:polygon>
        <draw:polygon draw:style-name="gr29" draw:text-style-name="P7" draw:layer="layout" svg:width="0.026cm" svg:height="0.379cm" svg:x="26.113cm" svg:y="14.119cm" svg:viewBox="0 0 27 380" draw:points="0,380 27,380 27,0 0,0">
          <text:p/>
        </draw:polygon>
        <draw:polygon draw:style-name="gr32" draw:text-style-name="P10" draw:layer="layout" svg:width="0.026cm" svg:height="0.379cm" svg:x="26.139cm" svg:y="14.119cm" svg:viewBox="0 0 27 380" draw:points="0,380 27,380 27,0 0,0">
          <text:p/>
        </draw:polygon>
        <draw:polygon draw:style-name="gr30" draw:text-style-name="P8" draw:layer="layout" svg:width="0.026cm" svg:height="0.379cm" svg:x="26.166cm" svg:y="14.119cm" svg:viewBox="0 0 27 380" draw:points="0,380 27,380 27,0 0,0">
          <text:p/>
        </draw:polygon>
        <draw:polygon draw:style-name="gr31" draw:text-style-name="P9" draw:layer="layout" svg:width="0.026cm" svg:height="0.379cm" svg:x="26.192cm" svg:y="14.119cm" svg:viewBox="0 0 27 380" draw:points="0,380 27,380 27,0 0,0">
          <text:p/>
        </draw:polygon>
        <draw:polygon draw:style-name="gr29" draw:text-style-name="P7" draw:layer="layout" svg:width="0.026cm" svg:height="0.379cm" svg:x="26.218cm" svg:y="14.119cm" svg:viewBox="0 0 27 380" draw:points="0,380 27,380 27,0 0,0">
          <text:p/>
        </draw:polygon>
        <draw:polygon draw:style-name="gr32" draw:text-style-name="P10" draw:layer="layout" svg:width="0.027cm" svg:height="0.379cm" svg:x="26.244cm" svg:y="14.119cm" svg:viewBox="0 0 28 380" draw:points="0,380 28,380 28,0 0,0">
          <text:p/>
        </draw:polygon>
        <draw:polygon draw:style-name="gr31" draw:text-style-name="P9" draw:layer="layout" svg:width="0.026cm" svg:height="0.379cm" svg:x="26.271cm" svg:y="14.119cm" svg:viewBox="0 0 27 380" draw:points="0,380 27,380 27,0 0,0">
          <text:p/>
        </draw:polygon>
        <draw:polygon draw:style-name="gr29" draw:text-style-name="P7" draw:layer="layout" svg:width="0.026cm" svg:height="0.379cm" svg:x="26.297cm" svg:y="14.119cm" svg:viewBox="0 0 27 380" draw:points="0,380 27,380 27,0 0,0">
          <text:p/>
        </draw:polygon>
        <draw:polygon draw:style-name="gr29" draw:text-style-name="P7" draw:layer="layout" svg:width="0.027cm" svg:height="0.379cm" svg:x="26.323cm" svg:y="14.119cm" svg:viewBox="0 0 28 380" draw:points="0,380 28,380 28,0 0,0">
          <text:p/>
        </draw:polygon>
        <draw:polygon draw:style-name="gr31" draw:text-style-name="P9" draw:layer="layout" svg:width="0.026cm" svg:height="0.379cm" svg:x="26.35cm" svg:y="14.119cm" svg:viewBox="0 0 27 380" draw:points="0,380 27,380 27,0 0,0">
          <text:p/>
        </draw:polygon>
        <draw:polygon draw:style-name="gr29" draw:text-style-name="P7" draw:layer="layout" svg:width="0.026cm" svg:height="0.379cm" svg:x="26.376cm" svg:y="14.119cm" svg:viewBox="0 0 27 380" draw:points="0,380 27,380 27,0 0,0">
          <text:p/>
        </draw:polygon>
        <draw:polygon draw:style-name="gr29" draw:text-style-name="P7" draw:layer="layout" svg:width="0.026cm" svg:height="0.379cm" svg:x="26.402cm" svg:y="14.119cm" svg:viewBox="0 0 27 380" draw:points="0,380 27,380 27,0 0,0">
          <text:p/>
        </draw:polygon>
        <draw:polygon draw:style-name="gr30" draw:text-style-name="P8" draw:layer="layout" svg:width="0.026cm" svg:height="0.379cm" svg:x="26.428cm" svg:y="14.119cm" svg:viewBox="0 0 27 380" draw:points="0,380 27,380 27,0 0,0">
          <text:p/>
        </draw:polygon>
        <draw:polygon draw:style-name="gr31" draw:text-style-name="P9" draw:layer="layout" svg:width="0.026cm" svg:height="0.379cm" svg:x="26.455cm" svg:y="14.119cm" svg:viewBox="0 0 27 380" draw:points="0,380 27,380 27,0 0,0">
          <text:p/>
        </draw:polygon>
        <draw:polygon draw:style-name="gr30" draw:text-style-name="P8" draw:layer="layout" svg:width="0.026cm" svg:height="0.379cm" svg:x="26.481cm" svg:y="14.119cm" svg:viewBox="0 0 27 380" draw:points="0,380 27,380 27,0 0,0">
          <text:p/>
        </draw:polygon>
        <draw:polygon draw:style-name="gr29" draw:text-style-name="P7" draw:layer="layout" svg:width="0.026cm" svg:height="0.379cm" svg:x="26.507cm" svg:y="14.119cm" svg:viewBox="0 0 27 380" draw:points="0,380 27,380 27,0 0,0">
          <text:p/>
        </draw:polygon>
        <draw:polygon draw:style-name="gr31" draw:text-style-name="P9" draw:layer="layout" svg:width="0.027cm" svg:height="0.379cm" svg:x="26.533cm" svg:y="14.119cm" svg:viewBox="0 0 28 380" draw:points="0,380 28,380 28,0 0,0">
          <text:p/>
        </draw:polygon>
        <draw:polygon draw:style-name="gr30" draw:text-style-name="P8" draw:layer="layout" svg:width="0.026cm" svg:height="0.379cm" svg:x="26.56cm" svg:y="14.119cm" svg:viewBox="0 0 27 380" draw:points="0,380 27,380 27,0 0,0">
          <text:p/>
        </draw:polygon>
        <draw:polygon draw:style-name="gr31" draw:text-style-name="P9" draw:layer="layout" svg:width="0.026cm" svg:height="0.379cm" svg:x="26.586cm" svg:y="14.119cm" svg:viewBox="0 0 27 380" draw:points="0,380 27,380 27,0 0,0">
          <text:p/>
        </draw:polygon>
        <draw:polygon draw:style-name="gr29" draw:text-style-name="P7" draw:layer="layout" svg:width="0.027cm" svg:height="0.379cm" svg:x="26.612cm" svg:y="14.119cm" svg:viewBox="0 0 28 380" draw:points="0,380 28,380 28,0 0,0">
          <text:p/>
        </draw:polygon>
        <draw:polygon draw:style-name="gr29" draw:text-style-name="P7" draw:layer="layout" svg:width="0.026cm" svg:height="0.379cm" svg:x="26.639cm" svg:y="14.119cm" svg:viewBox="0 0 27 380" draw:points="0,380 27,380 27,0 0,0">
          <text:p/>
        </draw:polygon>
        <draw:polygon draw:style-name="gr29" draw:text-style-name="P7" draw:layer="layout" svg:width="0.026cm" svg:height="0.379cm" svg:x="26.665cm" svg:y="14.119cm" svg:viewBox="0 0 27 380" draw:points="0,380 27,380 27,0 0,0">
          <text:p/>
        </draw:polygon>
        <draw:polygon draw:style-name="gr32" draw:text-style-name="P10" draw:layer="layout" svg:width="0.026cm" svg:height="0.379cm" svg:x="26.691cm" svg:y="14.119cm" svg:viewBox="0 0 27 380" draw:points="0,380 27,380 27,0 0,0">
          <text:p/>
        </draw:polygon>
        <draw:polygon draw:style-name="gr31" draw:text-style-name="P9" draw:layer="layout" svg:width="0.026cm" svg:height="0.379cm" svg:x="26.718cm" svg:y="14.119cm" svg:viewBox="0 0 27 380" draw:points="0,380 27,380 27,0 0,0">
          <text:p/>
        </draw:polygon>
        <draw:polygon draw:style-name="gr30" draw:text-style-name="P8" draw:layer="layout" svg:width="0.026cm" svg:height="0.379cm" svg:x="26.744cm" svg:y="14.119cm" svg:viewBox="0 0 27 380" draw:points="0,380 27,380 27,0 0,0">
          <text:p/>
        </draw:polygon>
        <draw:polygon draw:style-name="gr31" draw:text-style-name="P9" draw:layer="layout" svg:width="0.026cm" svg:height="0.379cm" svg:x="26.77cm" svg:y="14.119cm" svg:viewBox="0 0 27 380" draw:points="0,380 27,380 27,0 0,0">
          <text:p/>
        </draw:polygon>
        <draw:polygon draw:style-name="gr29" draw:text-style-name="P7" draw:layer="layout" svg:width="0.026cm" svg:height="0.379cm" svg:x="26.796cm" svg:y="14.119cm" svg:viewBox="0 0 27 380" draw:points="0,380 27,380 27,0 0,0">
          <text:p/>
        </draw:polygon>
        <draw:polygon draw:style-name="gr32" draw:text-style-name="P10" draw:layer="layout" svg:width="0.026cm" svg:height="0.379cm" svg:x="26.823cm" svg:y="14.119cm" svg:viewBox="0 0 27 380" draw:points="0,380 27,380 27,0 0,0">
          <text:p/>
        </draw:polygon>
        <draw:polygon draw:style-name="gr29" draw:text-style-name="P7" draw:layer="layout" svg:width="0.026cm" svg:height="0.379cm" svg:x="26.849cm" svg:y="14.119cm" svg:viewBox="0 0 27 380" draw:points="0,380 27,380 27,0 0,0">
          <text:p/>
        </draw:polygon>
        <draw:polygon draw:style-name="gr29" draw:text-style-name="P7" draw:layer="layout" svg:width="0.026cm" svg:height="0.379cm" svg:x="26.875cm" svg:y="14.119cm" svg:viewBox="0 0 27 380" draw:points="0,380 27,380 27,0 0,0">
          <text:p/>
        </draw:polygon>
        <draw:polygon draw:style-name="gr31" draw:text-style-name="P9" draw:layer="layout" svg:width="0.026cm" svg:height="0.379cm" svg:x="26.901cm" svg:y="14.119cm" svg:viewBox="0 0 27 380" draw:points="0,380 27,380 27,0 0,0">
          <text:p/>
        </draw:polygon>
        <draw:polygon draw:style-name="gr32" draw:text-style-name="P10" draw:layer="layout" svg:width="0.027cm" svg:height="0.379cm" svg:x="26.927cm" svg:y="14.119cm" svg:viewBox="0 0 28 380" draw:points="0,380 28,380 28,0 0,0">
          <text:p/>
        </draw:polygon>
        <draw:polygon draw:style-name="gr29" draw:text-style-name="P7" draw:layer="layout" svg:width="0.026cm" svg:height="0.379cm" svg:x="26.954cm" svg:y="14.119cm" svg:viewBox="0 0 27 380" draw:points="0,380 27,380 27,0 0,0">
          <text:p/>
        </draw:polygon>
        <draw:polygon draw:style-name="gr29" draw:text-style-name="P7" draw:layer="layout" svg:width="0.026cm" svg:height="0.379cm" svg:x="26.98cm" svg:y="14.119cm" svg:viewBox="0 0 27 380" draw:points="0,380 27,380 27,0 0,0">
          <text:p/>
        </draw:polygon>
        <draw:polygon draw:style-name="gr32" draw:text-style-name="P10" draw:layer="layout" svg:width="0.027cm" svg:height="0.379cm" svg:x="27.006cm" svg:y="14.119cm" svg:viewBox="0 0 28 380" draw:points="0,380 28,380 28,0 0,0">
          <text:p/>
        </draw:polygon>
        <draw:polygon draw:style-name="gr31" draw:text-style-name="P9" draw:layer="layout" svg:width="0.026cm" svg:height="0.379cm" svg:x="27.033cm" svg:y="14.119cm" svg:viewBox="0 0 27 380" draw:points="0,380 27,380 27,0 0,0">
          <text:p/>
        </draw:polygon>
        <draw:polygon draw:style-name="gr32" draw:text-style-name="P10" draw:layer="layout" svg:width="0.026cm" svg:height="0.379cm" svg:x="27.06cm" svg:y="14.119cm" svg:viewBox="0 0 27 380" draw:points="0,380 27,380 27,0 0,0">
          <text:p/>
        </draw:polygon>
        <draw:polygon draw:style-name="gr31" draw:text-style-name="P9" draw:layer="layout" svg:width="0.026cm" svg:height="0.379cm" svg:x="27.085cm" svg:y="14.119cm" svg:viewBox="0 0 27 380" draw:points="0,380 27,380 27,0 0,0">
          <text:p/>
        </draw:polygon>
        <draw:polygon draw:style-name="gr29" draw:text-style-name="P7" draw:layer="layout" svg:width="0.026cm" svg:height="0.379cm" svg:x="27.112cm" svg:y="14.119cm" svg:viewBox="0 0 27 380" draw:points="0,380 27,380 27,0 0,0">
          <text:p/>
        </draw:polygon>
        <draw:polygon draw:style-name="gr29" draw:text-style-name="P7" draw:layer="layout" svg:width="0.026cm" svg:height="0.379cm" svg:x="27.138cm" svg:y="14.119cm" svg:viewBox="0 0 27 380" draw:points="0,380 27,380 27,0 0,0">
          <text:p/>
        </draw:polygon>
        <draw:polygon draw:style-name="gr32" draw:text-style-name="P10" draw:layer="layout" svg:width="0.026cm" svg:height="0.379cm" svg:x="27.164cm" svg:y="14.119cm" svg:viewBox="0 0 27 380" draw:points="0,380 27,380 27,0 0,0">
          <text:p/>
        </draw:polygon>
        <draw:polygon draw:style-name="gr32" draw:text-style-name="P10" draw:layer="layout" svg:width="0.026cm" svg:height="0.379cm" svg:x="27.19cm" svg:y="14.119cm" svg:viewBox="0 0 27 380" draw:points="0,380 27,380 27,0 0,0">
          <text:p/>
        </draw:polygon>
        <draw:polygon draw:style-name="gr31" draw:text-style-name="P9" draw:layer="layout" svg:width="0.026cm" svg:height="0.379cm" svg:x="27.217cm" svg:y="14.119cm" svg:viewBox="0 0 27 380" draw:points="0,380 27,380 27,0 0,0">
          <text:p/>
        </draw:polygon>
        <draw:polygon draw:style-name="gr30" draw:text-style-name="P8" draw:layer="layout" svg:width="0.026cm" svg:height="0.379cm" svg:x="27.243cm" svg:y="14.119cm" svg:viewBox="0 0 27 380" draw:points="0,380 27,380 27,0 0,0">
          <text:p/>
        </draw:polygon>
        <draw:polygon draw:style-name="gr29" draw:text-style-name="P7" draw:layer="layout" svg:width="0.026cm" svg:height="0.379cm" svg:x="27.269cm" svg:y="14.119cm" svg:viewBox="0 0 27 380" draw:points="0,380 27,380 27,0 0,0">
          <text:p/>
        </draw:polygon>
        <draw:polygon draw:style-name="gr31" draw:text-style-name="P9" draw:layer="layout" svg:width="0.027cm" svg:height="0.379cm" svg:x="27.295cm" svg:y="14.119cm" svg:viewBox="0 0 28 380" draw:points="0,380 28,380 28,0 0,0">
          <text:p/>
        </draw:polygon>
        <draw:polygon draw:style-name="gr29" draw:text-style-name="P7" draw:layer="layout" svg:width="0.026cm" svg:height="0.379cm" svg:x="27.322cm" svg:y="14.119cm" svg:viewBox="0 0 27 380" draw:points="0,380 27,380 27,0 0,0">
          <text:p/>
        </draw:polygon>
        <draw:polygon draw:style-name="gr29" draw:text-style-name="P7" draw:layer="layout" svg:width="0.026cm" svg:height="0.379cm" svg:x="27.348cm" svg:y="14.119cm" svg:viewBox="0 0 27 380" draw:points="0,380 27,380 27,0 0,0">
          <text:p/>
        </draw:polygon>
        <draw:polygon draw:style-name="gr32" draw:text-style-name="P10" draw:layer="layout" svg:width="0.026cm" svg:height="0.379cm" svg:x="27.374cm" svg:y="14.119cm" svg:viewBox="0 0 27 380" draw:points="0,380 27,380 27,0 0,0">
          <text:p/>
        </draw:polygon>
        <draw:polygon draw:style-name="gr32" draw:text-style-name="P10" draw:layer="layout" svg:width="0.026cm" svg:height="0.379cm" svg:x="27.401cm" svg:y="14.119cm" svg:viewBox="0 0 27 380" draw:points="0,380 27,380 27,0 0,0">
          <text:p/>
        </draw:polygon>
        <draw:polygon draw:style-name="gr30" draw:text-style-name="P8" draw:layer="layout" svg:width="0.026cm" svg:height="0.379cm" svg:x="27.427cm" svg:y="14.119cm" svg:viewBox="0 0 27 380" draw:points="0,380 27,380 27,0 0,0">
          <text:p/>
        </draw:polygon>
        <draw:polygon draw:style-name="gr29" draw:text-style-name="P7" draw:layer="layout" svg:width="0.026cm" svg:height="0.379cm" svg:x="27.453cm" svg:y="14.119cm" svg:viewBox="0 0 27 380" draw:points="0,380 27,380 27,0 0,0">
          <text:p/>
        </draw:polygon>
        <draw:polygon draw:style-name="gr31" draw:text-style-name="P9" draw:layer="layout" svg:width="0.026cm" svg:height="0.379cm" svg:x="27.48cm" svg:y="14.119cm" svg:viewBox="0 0 27 380" draw:points="0,380 27,380 27,0 0,0">
          <text:p/>
        </draw:polygon>
        <draw:polygon draw:style-name="gr32" draw:text-style-name="P10" draw:layer="layout" svg:width="0.026cm" svg:height="0.379cm" svg:x="27.506cm" svg:y="14.119cm" svg:viewBox="0 0 27 380" draw:points="0,380 27,380 27,0 0,0">
          <text:p/>
        </draw:polygon>
        <draw:polygon draw:style-name="gr31" draw:text-style-name="P9" draw:layer="layout" svg:width="0.026cm" svg:height="0.379cm" svg:x="27.532cm" svg:y="14.119cm" svg:viewBox="0 0 27 380" draw:points="0,380 27,380 27,0 0,0">
          <text:p/>
        </draw:polygon>
        <draw:polygon draw:style-name="gr29" draw:text-style-name="P7" draw:layer="layout" svg:width="0.026cm" svg:height="0.379cm" svg:x="27.558cm" svg:y="14.119cm" svg:viewBox="0 0 27 380" draw:points="0,380 27,380 27,0 0,0">
          <text:p/>
        </draw:polygon>
        <draw:polygon draw:style-name="gr29" draw:text-style-name="P7" draw:layer="layout" svg:width="0.026cm" svg:height="0.379cm" svg:x="27.584cm" svg:y="14.119cm" svg:viewBox="0 0 27 380" draw:points="0,380 27,380 27,0 0,0">
          <text:p/>
        </draw:polygon>
        <draw:polygon draw:style-name="gr32" draw:text-style-name="P10" draw:layer="layout" svg:width="0.026cm" svg:height="0.379cm" svg:x="27.611cm" svg:y="14.119cm" svg:viewBox="0 0 27 380" draw:points="0,380 27,380 27,0 0,0">
          <text:p/>
        </draw:polygon>
        <draw:polygon draw:style-name="gr30" draw:text-style-name="P8" draw:layer="layout" svg:width="0.026cm" svg:height="0.379cm" svg:x="27.637cm" svg:y="14.119cm" svg:viewBox="0 0 27 380" draw:points="0,380 27,380 27,0 0,0">
          <text:p/>
        </draw:polygon>
        <draw:polygon draw:style-name="gr29" draw:text-style-name="P7" draw:layer="layout" svg:width="0.026cm" svg:height="0.379cm" svg:x="27.663cm" svg:y="14.119cm" svg:viewBox="0 0 27 380" draw:points="0,380 27,380 27,0 0,0">
          <text:p/>
        </draw:polygon>
        <draw:polygon draw:style-name="gr32" draw:text-style-name="P10" draw:layer="layout" svg:width="0.027cm" svg:height="0.379cm" svg:x="27.689cm" svg:y="14.119cm" svg:viewBox="0 0 28 380" draw:points="0,380 28,380 28,0 0,0">
          <text:p/>
        </draw:polygon>
        <draw:polygon draw:style-name="gr30" draw:text-style-name="P8" draw:layer="layout" svg:width="0.026cm" svg:height="0.379cm" svg:x="27.716cm" svg:y="14.119cm" svg:viewBox="0 0 27 380" draw:points="0,380 27,380 27,0 0,0">
          <text:p/>
        </draw:polygon>
        <draw:polygon draw:style-name="gr31" draw:text-style-name="P9" draw:layer="layout" svg:width="0.026cm" svg:height="0.379cm" svg:x="27.742cm" svg:y="14.119cm" svg:viewBox="0 0 27 380" draw:points="0,380 27,380 27,0 0,0">
          <text:p/>
        </draw:polygon>
        <draw:polygon draw:style-name="gr29" draw:text-style-name="P7" draw:layer="layout" svg:width="0.026cm" svg:height="0.379cm" svg:x="27.768cm" svg:y="14.119cm" svg:viewBox="0 0 27 380" draw:points="0,380 27,380 27,0 0,0">
          <text:p/>
        </draw:polygon>
        <draw:polygon draw:style-name="gr29" draw:text-style-name="P7" draw:layer="layout" svg:width="0.026cm" svg:height="0.379cm" svg:x="27.795cm" svg:y="14.119cm" svg:viewBox="0 0 27 380" draw:points="0,380 27,380 27,0 0,0">
          <text:p/>
        </draw:polygon>
        <draw:polygon draw:style-name="gr32" draw:text-style-name="P10" draw:layer="layout" svg:width="0.026cm" svg:height="0.379cm" svg:x="27.821cm" svg:y="14.119cm" svg:viewBox="0 0 27 380" draw:points="0,380 27,380 27,0 0,0">
          <text:p/>
        </draw:polygon>
        <draw:polygon draw:style-name="gr30" draw:text-style-name="P8" draw:layer="layout" svg:width="0.026cm" svg:height="0.379cm" svg:x="27.847cm" svg:y="14.119cm" svg:viewBox="0 0 27 380" draw:points="0,380 27,380 27,0 0,0">
          <text:p/>
        </draw:polygon>
        <draw:polygon draw:style-name="gr32" draw:text-style-name="P10" draw:layer="layout" svg:width="0.026cm" svg:height="0.379cm" svg:x="27.873cm" svg:y="14.119cm" svg:viewBox="0 0 27 380" draw:points="0,380 27,380 27,0 0,0">
          <text:p/>
        </draw:polygon>
        <draw:polygon draw:style-name="gr32" draw:text-style-name="P10" draw:layer="layout" svg:width="0.026cm" svg:height="0.379cm" svg:x="27.9cm" svg:y="14.119cm" svg:viewBox="0 0 27 380" draw:points="0,380 27,380 27,0 0,0">
          <text:p/>
        </draw:polygon>
        <draw:polygon draw:style-name="gr32" draw:text-style-name="P10" draw:layer="layout" svg:width="0.026cm" svg:height="0.379cm" svg:x="27.926cm" svg:y="14.119cm" svg:viewBox="0 0 27 380" draw:points="0,380 27,380 27,0 0,0">
          <text:p/>
        </draw:polygon>
        <draw:polygon draw:style-name="gr31" draw:text-style-name="P9" draw:layer="layout" svg:width="0.026cm" svg:height="0.379cm" svg:x="27.952cm" svg:y="14.119cm" svg:viewBox="0 0 27 380" draw:points="0,380 27,380 27,0 0,0">
          <text:p/>
        </draw:polygon>
        <draw:polygon draw:style-name="gr29" draw:text-style-name="P7" draw:layer="layout" svg:width="0.026cm" svg:height="0.379cm" svg:x="27.978cm" svg:y="14.119cm" svg:viewBox="0 0 27 380" draw:points="0,380 27,380 27,0 0,0">
          <text:p/>
        </draw:polygon>
        <draw:polygon draw:style-name="gr29" draw:text-style-name="P7" draw:layer="layout" svg:width="0.026cm" svg:height="0.379cm" svg:x="28.005cm" svg:y="14.119cm" svg:viewBox="0 0 27 380" draw:points="0,380 27,380 27,0 0,0">
          <text:p/>
        </draw:polygon>
        <draw:polygon draw:style-name="gr30" draw:text-style-name="P8" draw:layer="layout" svg:width="0.026cm" svg:height="0.379cm" svg:x="28.031cm" svg:y="14.119cm" svg:viewBox="0 0 27 380" draw:points="0,380 27,380 27,0 0,0">
          <text:p/>
        </draw:polygon>
        <draw:polygon draw:style-name="gr31" draw:text-style-name="P9" draw:layer="layout" svg:width="0.027cm" svg:height="0.379cm" svg:x="28.057cm" svg:y="14.119cm" svg:viewBox="0 0 28 380" draw:points="0,380 28,380 28,0 0,0">
          <text:p/>
        </draw:polygon>
        <draw:polygon draw:style-name="gr30" draw:text-style-name="P8" draw:layer="layout" svg:width="0.026cm" svg:height="0.379cm" svg:x="28.084cm" svg:y="14.119cm" svg:viewBox="0 0 27 380" draw:points="0,380 27,380 27,0 0,0">
          <text:p/>
        </draw:polygon>
        <draw:polygon draw:style-name="gr29" draw:text-style-name="P7" draw:layer="layout" svg:width="0.026cm" svg:height="0.379cm" svg:x="28.11cm" svg:y="14.119cm" svg:viewBox="0 0 27 380" draw:points="0,380 27,380 27,0 0,0">
          <text:p/>
        </draw:polygon>
        <draw:polygon draw:style-name="gr30" draw:text-style-name="P8" draw:layer="layout" svg:width="0.026cm" svg:height="0.379cm" svg:x="28.136cm" svg:y="14.119cm" svg:viewBox="0 0 27 380" draw:points="0,380 27,380 27,0 0,0">
          <text:p/>
        </draw:polygon>
        <draw:polygon draw:style-name="gr30" draw:text-style-name="P8" draw:layer="layout" svg:width="0.026cm" svg:height="0.379cm" svg:x="28.163cm" svg:y="14.119cm" svg:viewBox="0 0 27 380" draw:points="0,380 27,380 27,0 0,0">
          <text:p/>
        </draw:polygon>
        <draw:polygon draw:style-name="gr32" draw:text-style-name="P10" draw:layer="layout" svg:width="0.026cm" svg:height="0.379cm" svg:x="28.189cm" svg:y="14.119cm" svg:viewBox="0 0 27 380" draw:points="0,380 27,380 27,0 0,0">
          <text:p/>
        </draw:polygon>
        <draw:polygon draw:style-name="gr32" draw:text-style-name="P10" draw:layer="layout" svg:width="0.026cm" svg:height="0.379cm" svg:x="28.215cm" svg:y="14.119cm" svg:viewBox="0 0 27 380" draw:points="0,380 27,380 27,0 0,0">
          <text:p/>
        </draw:polygon>
        <draw:polygon draw:style-name="gr31" draw:text-style-name="P9" draw:layer="layout" svg:width="0.026cm" svg:height="0.379cm" svg:x="28.241cm" svg:y="14.119cm" svg:viewBox="0 0 27 380" draw:points="0,380 27,380 27,0 0,0">
          <text:p/>
        </draw:polygon>
        <draw:polygon draw:style-name="gr30" draw:text-style-name="P8" draw:layer="layout" svg:width="0.026cm" svg:height="0.379cm" svg:x="28.267cm" svg:y="14.119cm" svg:viewBox="0 0 27 380" draw:points="0,380 27,380 27,0 0,0">
          <text:p/>
        </draw:polygon>
        <draw:polygon draw:style-name="gr31" draw:text-style-name="P9" draw:layer="layout" svg:width="0.026cm" svg:height="0.379cm" svg:x="28.294cm" svg:y="14.119cm" svg:viewBox="0 0 27 380" draw:points="0,380 27,380 27,0 0,0">
          <text:p/>
        </draw:polygon>
        <draw:polygon draw:style-name="gr30" draw:text-style-name="P8" draw:layer="layout" svg:width="0.026cm" svg:height="0.379cm" svg:x="28.32cm" svg:y="14.119cm" svg:viewBox="0 0 27 380" draw:points="0,380 27,380 27,0 0,0">
          <text:p/>
        </draw:polygon>
        <draw:polygon draw:style-name="gr30" draw:text-style-name="P8" draw:layer="layout" svg:width="0.026cm" svg:height="0.379cm" svg:x="28.346cm" svg:y="14.119cm" svg:viewBox="0 0 27 380" draw:points="0,380 27,380 27,0 0,0">
          <text:p/>
        </draw:polygon>
        <draw:polygon draw:style-name="gr30" draw:text-style-name="P8" draw:layer="layout" svg:width="0.027cm" svg:height="0.379cm" svg:x="28.372cm" svg:y="14.119cm" svg:viewBox="0 0 28 380" draw:points="0,380 28,380 28,0 0,0">
          <text:p/>
        </draw:polygon>
        <draw:polygon draw:style-name="gr30" draw:text-style-name="P8" draw:layer="layout" svg:width="0.026cm" svg:height="0.379cm" svg:x="28.399cm" svg:y="14.119cm" svg:viewBox="0 0 27 380" draw:points="0,380 27,380 27,0 0,0">
          <text:p/>
        </draw:polygon>
        <draw:polygon draw:style-name="gr32" draw:text-style-name="P10" draw:layer="layout" svg:width="0.026cm" svg:height="0.379cm" svg:x="28.425cm" svg:y="14.119cm" svg:viewBox="0 0 27 380" draw:points="0,380 27,380 27,0 0,0">
          <text:p/>
        </draw:polygon>
        <draw:polygon draw:style-name="gr32" draw:text-style-name="P10" draw:layer="layout" svg:width="0.027cm" svg:height="0.379cm" svg:x="28.451cm" svg:y="14.119cm" svg:viewBox="0 0 28 380" draw:points="0,380 28,380 28,0 0,0">
          <text:p/>
        </draw:polygon>
        <draw:polygon draw:style-name="gr31" draw:text-style-name="P9" draw:layer="layout" svg:width="0.026cm" svg:height="0.379cm" svg:x="28.478cm" svg:y="14.119cm" svg:viewBox="0 0 27 380" draw:points="0,380 27,380 27,0 0,0">
          <text:p/>
        </draw:polygon>
        <draw:polygon draw:style-name="gr31" draw:text-style-name="P9" draw:layer="layout" svg:width="0.026cm" svg:height="0.379cm" svg:x="28.504cm" svg:y="14.119cm" svg:viewBox="0 0 27 380" draw:points="0,380 27,380 27,0 0,0">
          <text:p/>
        </draw:polygon>
        <draw:polygon draw:style-name="gr32" draw:text-style-name="P10" draw:layer="layout" svg:width="0.026cm" svg:height="0.379cm" svg:x="28.53cm" svg:y="14.119cm" svg:viewBox="0 0 27 380" draw:points="0,380 27,380 27,0 0,0">
          <text:p/>
        </draw:polygon>
        <draw:polygon draw:style-name="gr29" draw:text-style-name="P7" draw:layer="layout" svg:width="0.026cm" svg:height="0.379cm" svg:x="28.557cm" svg:y="14.119cm" svg:viewBox="0 0 27 380" draw:points="0,380 27,380 27,0 0,0">
          <text:p/>
        </draw:polygon>
        <draw:polygon draw:style-name="gr32" draw:text-style-name="P10" draw:layer="layout" svg:width="0.026cm" svg:height="0.379cm" svg:x="28.583cm" svg:y="14.119cm" svg:viewBox="0 0 27 380" draw:points="0,380 27,380 27,0 0,0">
          <text:p/>
        </draw:polygon>
        <draw:polygon draw:style-name="gr32" draw:text-style-name="P10" draw:layer="layout" svg:width="0.026cm" svg:height="0.379cm" svg:x="28.609cm" svg:y="14.119cm" svg:viewBox="0 0 27 380" draw:points="0,380 27,380 27,0 0,0">
          <text:p/>
        </draw:polygon>
        <draw:polygon draw:style-name="gr30" draw:text-style-name="P8" draw:layer="layout" svg:width="0.026cm" svg:height="0.379cm" svg:x="28.635cm" svg:y="14.119cm" svg:viewBox="0 0 27 380" draw:points="0,380 27,380 27,0 0,0">
          <text:p/>
        </draw:polygon>
        <draw:polygon draw:style-name="gr30" draw:text-style-name="P8" draw:layer="layout" svg:width="0.026cm" svg:height="0.379cm" svg:x="28.662cm" svg:y="14.119cm" svg:viewBox="0 0 27 380" draw:points="0,380 27,380 27,0 0,0">
          <text:p/>
        </draw:polygon>
        <draw:polygon draw:style-name="gr31" draw:text-style-name="P9" draw:layer="layout" svg:width="0.026cm" svg:height="0.379cm" svg:x="28.688cm" svg:y="14.119cm" svg:viewBox="0 0 27 380" draw:points="0,380 27,380 27,0 0,0">
          <text:p/>
        </draw:polygon>
        <draw:polygon draw:style-name="gr29" draw:text-style-name="P7" draw:layer="layout" svg:width="0.026cm" svg:height="0.379cm" svg:x="28.714cm" svg:y="14.119cm" svg:viewBox="0 0 27 380" draw:points="0,380 27,380 27,0 0,0">
          <text:p/>
        </draw:polygon>
        <draw:polygon draw:style-name="gr31" draw:text-style-name="P9" draw:layer="layout" svg:width="0.026cm" svg:height="0.379cm" svg:x="28.74cm" svg:y="14.119cm" svg:viewBox="0 0 27 380" draw:points="0,380 27,380 27,0 0,0">
          <text:p/>
        </draw:polygon>
        <draw:polygon draw:style-name="gr31" draw:text-style-name="P9" draw:layer="layout" svg:width="0.027cm" svg:height="0.379cm" svg:x="28.767cm" svg:y="14.119cm" svg:viewBox="0 0 28 380" draw:points="0,380 28,380 28,0 0,0">
          <text:p/>
        </draw:polygon>
        <draw:polygon draw:style-name="gr31" draw:text-style-name="P9" draw:layer="layout" svg:width="0.026cm" svg:height="0.379cm" svg:x="28.793cm" svg:y="14.119cm" svg:viewBox="0 0 27 380" draw:points="0,380 27,380 27,0 0,0">
          <text:p/>
        </draw:polygon>
        <draw:polygon draw:style-name="gr31" draw:text-style-name="P9" draw:layer="layout" svg:width="0.026cm" svg:height="0.379cm" svg:x="28.819cm" svg:y="14.119cm" svg:viewBox="0 0 27 380" draw:points="0,380 27,380 27,0 0,0">
          <text:p/>
        </draw:polygon>
        <draw:polygon draw:style-name="gr30" draw:text-style-name="P8" draw:layer="layout" svg:width="0.026cm" svg:height="0.379cm" svg:x="28.846cm" svg:y="14.119cm" svg:viewBox="0 0 27 380" draw:points="0,380 27,380 27,0 0,0">
          <text:p/>
        </draw:polygon>
        <draw:polygon draw:style-name="gr29" draw:text-style-name="P7" draw:layer="layout" svg:width="0.026cm" svg:height="0.379cm" svg:x="28.872cm" svg:y="14.119cm" svg:viewBox="0 0 27 380" draw:points="0,380 27,380 27,0 0,0">
          <text:p/>
        </draw:polygon>
        <draw:polygon draw:style-name="gr32" draw:text-style-name="P10" draw:layer="layout" svg:width="0.026cm" svg:height="0.379cm" svg:x="28.898cm" svg:y="14.119cm" svg:viewBox="0 0 27 380" draw:points="0,380 27,380 27,0 0,0">
          <text:p/>
        </draw:polygon>
        <draw:polygon draw:style-name="gr31" draw:text-style-name="P9" draw:layer="layout" svg:width="0.026cm" svg:height="0.379cm" svg:x="28.924cm" svg:y="14.119cm" svg:viewBox="0 0 27 380" draw:points="0,380 27,380 27,0 0,0">
          <text:p/>
        </draw:polygon>
        <draw:polygon draw:style-name="gr30" draw:text-style-name="P8" draw:layer="layout" svg:width="0.026cm" svg:height="0.379cm" svg:x="28.951cm" svg:y="14.119cm" svg:viewBox="0 0 27 380" draw:points="0,380 27,380 27,0 0,0">
          <text:p/>
        </draw:polygon>
        <draw:polygon draw:style-name="gr30" draw:text-style-name="P8" draw:layer="layout" svg:width="0.026cm" svg:height="0.379cm" svg:x="28.977cm" svg:y="14.119cm" svg:viewBox="0 0 27 380" draw:points="0,380 27,380 27,0 0,0">
          <text:p/>
        </draw:polygon>
        <draw:polygon draw:style-name="gr32" draw:text-style-name="P10" draw:layer="layout" svg:width="0.026cm" svg:height="0.379cm" svg:x="29.003cm" svg:y="14.119cm" svg:viewBox="0 0 27 380" draw:points="0,380 27,380 27,0 0,0">
          <text:p/>
        </draw:polygon>
        <draw:polygon draw:style-name="gr31" draw:text-style-name="P9" draw:layer="layout" svg:width="0.026cm" svg:height="0.379cm" svg:x="29.029cm" svg:y="14.119cm" svg:viewBox="0 0 27 380" draw:points="0,380 27,380 27,0 0,0">
          <text:p/>
        </draw:polygon>
        <draw:polygon draw:style-name="gr32" draw:text-style-name="P10" draw:layer="layout" svg:width="0.026cm" svg:height="0.379cm" svg:x="29.056cm" svg:y="14.119cm" svg:viewBox="0 0 27 380" draw:points="0,380 27,380 27,0 0,0">
          <text:p/>
        </draw:polygon>
        <draw:polygon draw:style-name="gr32" draw:text-style-name="P10" draw:layer="layout" svg:width="0.026cm" svg:height="0.379cm" svg:x="29.082cm" svg:y="14.119cm" svg:viewBox="0 0 27 380" draw:points="0,380 27,380 27,0 0,0">
          <text:p/>
        </draw:polygon>
        <draw:polygon draw:style-name="gr30" draw:text-style-name="P8" draw:layer="layout" svg:width="0.026cm" svg:height="0.379cm" svg:x="29.108cm" svg:y="14.119cm" svg:viewBox="0 0 27 380" draw:points="0,380 27,380 27,0 0,0">
          <text:p/>
        </draw:polygon>
        <draw:polygon draw:style-name="gr31" draw:text-style-name="P9" draw:layer="layout" svg:width="0.027cm" svg:height="0.379cm" svg:x="29.134cm" svg:y="14.119cm" svg:viewBox="0 0 28 380" draw:points="0,380 28,380 28,0 0,0">
          <text:p/>
        </draw:polygon>
        <draw:polygon draw:style-name="gr29" draw:text-style-name="P7" draw:layer="layout" svg:width="0.026cm" svg:height="0.379cm" svg:x="29.161cm" svg:y="14.119cm" svg:viewBox="0 0 27 380" draw:points="0,380 27,380 27,0 0,0">
          <text:p/>
        </draw:polygon>
        <draw:polygon draw:style-name="gr31" draw:text-style-name="P9" draw:layer="layout" svg:width="0.026cm" svg:height="0.379cm" svg:x="29.187cm" svg:y="14.119cm" svg:viewBox="0 0 27 380" draw:points="0,380 27,380 27,0 0,0">
          <text:p/>
        </draw:polygon>
        <draw:polygon draw:style-name="gr32" draw:text-style-name="P10" draw:layer="layout" svg:width="0.026cm" svg:height="0.379cm" svg:x="29.213cm" svg:y="14.119cm" svg:viewBox="0 0 27 380" draw:points="0,380 27,380 27,0 0,0">
          <text:p/>
        </draw:polygon>
        <draw:polygon draw:style-name="gr31" draw:text-style-name="P9" draw:layer="layout" svg:width="0.026cm" svg:height="0.379cm" svg:x="29.24cm" svg:y="14.119cm" svg:viewBox="0 0 27 380" draw:points="0,380 27,380 27,0 0,0">
          <text:p/>
        </draw:polygon>
        <draw:polygon draw:style-name="gr32" draw:text-style-name="P10" draw:layer="layout" svg:width="0.026cm" svg:height="0.379cm" svg:x="29.266cm" svg:y="14.119cm" svg:viewBox="0 0 27 380" draw:points="0,380 27,380 27,0 0,0">
          <text:p/>
        </draw:polygon>
        <draw:polygon draw:style-name="gr30" draw:text-style-name="P8" draw:layer="layout" svg:width="0.026cm" svg:height="0.379cm" svg:x="29.292cm" svg:y="14.119cm" svg:viewBox="0 0 27 380" draw:points="0,380 27,380 27,0 0,0">
          <text:p/>
        </draw:polygon>
        <draw:polygon draw:style-name="gr32" draw:text-style-name="P10" draw:layer="layout" svg:width="0.026cm" svg:height="0.379cm" svg:x="29.318cm" svg:y="14.119cm" svg:viewBox="0 0 27 380" draw:points="0,380 27,380 27,0 0,0">
          <text:p/>
        </draw:polygon>
        <draw:polygon draw:style-name="gr32" draw:text-style-name="P10" draw:layer="layout" svg:width="0.026cm" svg:height="0.379cm" svg:x="29.345cm" svg:y="14.119cm" svg:viewBox="0 0 27 380" draw:points="0,380 27,380 27,0 0,0">
          <text:p/>
        </draw:polygon>
        <draw:polygon draw:style-name="gr31" draw:text-style-name="P9" draw:layer="layout" svg:width="0.026cm" svg:height="0.379cm" svg:x="29.371cm" svg:y="14.119cm" svg:viewBox="0 0 27 380" draw:points="0,380 27,380 27,0 0,0">
          <text:p/>
        </draw:polygon>
        <draw:polygon draw:style-name="gr29" draw:text-style-name="P7" draw:layer="layout" svg:width="0.026cm" svg:height="0.379cm" svg:x="29.397cm" svg:y="14.119cm" svg:viewBox="0 0 27 380" draw:points="0,380 27,380 27,0 0,0">
          <text:p/>
        </draw:polygon>
        <draw:polygon draw:style-name="gr29" draw:text-style-name="P7" draw:layer="layout" svg:width="0.026cm" svg:height="0.379cm" svg:x="29.423cm" svg:y="14.119cm" svg:viewBox="0 0 27 380" draw:points="0,380 27,380 27,0 0,0">
          <text:p/>
        </draw:polygon>
        <draw:polygon draw:style-name="gr32" draw:text-style-name="P10" draw:layer="layout" svg:width="0.026cm" svg:height="0.379cm" svg:x="29.45cm" svg:y="14.119cm" svg:viewBox="0 0 27 380" draw:points="0,380 27,380 27,0 0,0">
          <text:p/>
        </draw:polygon>
        <draw:polygon draw:style-name="gr32" draw:text-style-name="P10" draw:layer="layout" svg:width="0.026cm" svg:height="0.379cm" svg:x="29.476cm" svg:y="14.119cm" svg:viewBox="0 0 27 380" draw:points="0,380 27,380 27,0 0,0">
          <text:p/>
        </draw:polygon>
        <draw:polygon draw:style-name="gr30" draw:text-style-name="P8" draw:layer="layout" svg:width="0.026cm" svg:height="0.379cm" svg:x="29.502cm" svg:y="14.119cm" svg:viewBox="0 0 27 380" draw:points="0,380 27,380 27,0 0,0">
          <text:p/>
        </draw:polygon>
        <draw:polygon draw:style-name="gr32" draw:text-style-name="P10" draw:layer="layout" svg:width="0.027cm" svg:height="0.379cm" svg:x="29.528cm" svg:y="14.119cm" svg:viewBox="0 0 28 380" draw:points="0,380 28,380 28,0 0,0">
          <text:p/>
        </draw:polygon>
        <draw:polygon draw:style-name="gr32" draw:text-style-name="P10" draw:layer="layout" svg:width="0.026cm" svg:height="0.379cm" svg:x="29.555cm" svg:y="14.119cm" svg:viewBox="0 0 27 380" draw:points="0,380 27,380 27,0 0,0">
          <text:p/>
        </draw:polygon>
        <draw:polygon draw:style-name="gr30" draw:text-style-name="P8" draw:layer="layout" svg:width="0.026cm" svg:height="0.379cm" svg:x="29.581cm" svg:y="14.119cm" svg:viewBox="0 0 27 380" draw:points="0,380 27,380 27,0 0,0">
          <text:p/>
        </draw:polygon>
        <draw:polygon draw:style-name="gr31" draw:text-style-name="P9" draw:layer="layout" svg:width="0.026cm" svg:height="0.379cm" svg:x="29.607cm" svg:y="14.119cm" svg:viewBox="0 0 27 380" draw:points="0,380 27,380 27,0 0,0">
          <text:p/>
        </draw:polygon>
        <draw:polygon draw:style-name="gr30" draw:text-style-name="P8" draw:layer="layout" svg:width="0.026cm" svg:height="0.379cm" svg:x="29.635cm" svg:y="14.119cm" svg:viewBox="0 0 27 380" draw:points="0,380 27,380 27,0 0,0">
          <text:p/>
        </draw:polygon>
        <draw:polygon draw:style-name="gr30" draw:text-style-name="P8" draw:layer="layout" svg:width="0.026cm" svg:height="0.379cm" svg:x="29.66cm" svg:y="14.119cm" svg:viewBox="0 0 27 380" draw:points="0,380 27,380 27,0 0,0">
          <text:p/>
        </draw:polygon>
        <draw:polygon draw:style-name="gr30" draw:text-style-name="P8" draw:layer="layout" svg:width="0.026cm" svg:height="0.379cm" svg:x="29.686cm" svg:y="14.119cm" svg:viewBox="0 0 27 380" draw:points="0,380 27,380 27,0 0,0">
          <text:p/>
        </draw:polygon>
        <draw:polygon draw:style-name="gr30" draw:text-style-name="P8" draw:layer="layout" svg:width="0.026cm" svg:height="0.379cm" svg:x="29.712cm" svg:y="14.119cm" svg:viewBox="0 0 27 380" draw:points="0,380 27,380 27,0 0,0">
          <text:p/>
        </draw:polygon>
        <draw:polygon draw:style-name="gr32" draw:text-style-name="P10" draw:layer="layout" svg:width="0.026cm" svg:height="0.379cm" svg:x="29.739cm" svg:y="14.119cm" svg:viewBox="0 0 27 380" draw:points="0,380 27,380 27,0 0,0">
          <text:p/>
        </draw:polygon>
        <draw:polygon draw:style-name="gr31" draw:text-style-name="P9" draw:layer="layout" svg:width="0.026cm" svg:height="0.379cm" svg:x="29.765cm" svg:y="14.119cm" svg:viewBox="0 0 27 380" draw:points="0,380 27,380 27,0 0,0">
          <text:p/>
        </draw:polygon>
        <draw:polygon draw:style-name="gr30" draw:text-style-name="P8" draw:layer="layout" svg:width="0.026cm" svg:height="0.379cm" svg:x="29.791cm" svg:y="14.119cm" svg:viewBox="0 0 27 380" draw:points="0,380 27,380 27,0 0,0">
          <text:p/>
        </draw:polygon>
        <draw:polygon draw:style-name="gr30" draw:text-style-name="P8" draw:layer="layout" svg:width="0.027cm" svg:height="0.379cm" svg:x="29.817cm" svg:y="14.119cm" svg:viewBox="0 0 28 380" draw:points="0,380 28,380 28,0 0,0">
          <text:p/>
        </draw:polygon>
        <draw:polygon draw:style-name="gr31" draw:text-style-name="P9" draw:layer="layout" svg:width="0.026cm" svg:height="0.379cm" svg:x="29.844cm" svg:y="14.119cm" svg:viewBox="0 0 27 380" draw:points="0,380 27,380 27,0 0,0">
          <text:p/>
        </draw:polygon>
        <draw:polygon draw:style-name="gr31" draw:text-style-name="P9" draw:layer="layout" svg:width="0.026cm" svg:height="0.379cm" svg:x="29.87cm" svg:y="14.119cm" svg:viewBox="0 0 27 380" draw:points="0,380 27,380 27,0 0,0">
          <text:p/>
        </draw:polygon>
        <draw:polygon draw:style-name="gr32" draw:text-style-name="P10" draw:layer="layout" svg:width="0.027cm" svg:height="0.379cm" svg:x="29.896cm" svg:y="14.119cm" svg:viewBox="0 0 28 380" draw:points="0,380 28,380 28,0 0,0">
          <text:p/>
        </draw:polygon>
        <draw:polygon draw:style-name="gr32" draw:text-style-name="P10" draw:layer="layout" svg:width="0.026cm" svg:height="0.379cm" svg:x="29.923cm" svg:y="14.119cm" svg:viewBox="0 0 27 380" draw:points="0,380 27,380 27,0 0,0">
          <text:p/>
        </draw:polygon>
        <draw:polygon draw:style-name="gr32" draw:text-style-name="P10" draw:layer="layout" svg:width="0.026cm" svg:height="0.379cm" svg:x="29.949cm" svg:y="14.119cm" svg:viewBox="0 0 27 380" draw:points="0,380 27,380 27,0 0,0">
          <text:p/>
        </draw:polygon>
        <draw:polygon draw:style-name="gr32" draw:text-style-name="P10" draw:layer="layout" svg:width="0.026cm" svg:height="0.379cm" svg:x="29.975cm" svg:y="14.119cm" svg:viewBox="0 0 27 380" draw:points="0,380 27,380 27,0 0,0">
          <text:p/>
        </draw:polygon>
        <draw:polygon draw:style-name="gr31" draw:text-style-name="P9" draw:layer="layout" svg:width="0.026cm" svg:height="0.379cm" svg:x="30.028cm" svg:y="14.119cm" svg:viewBox="0 0 27 380" draw:points="0,380 27,380 27,0 0,0">
          <text:p/>
        </draw:polygon>
        <draw:polygon draw:style-name="gr32" draw:text-style-name="P10" draw:layer="layout" svg:width="0.026cm" svg:height="0.379cm" svg:x="30.054cm" svg:y="14.119cm" svg:viewBox="0 0 27 380" draw:points="0,380 27,380 27,0 0,0">
          <text:p/>
        </draw:polygon>
        <draw:polygon draw:style-name="gr29" draw:text-style-name="P7" draw:layer="layout" svg:width="0.026cm" svg:height="0.379cm" svg:x="30.08cm" svg:y="14.119cm" svg:viewBox="0 0 27 380" draw:points="0,380 27,380 27,0 0,0">
          <text:p/>
        </draw:polygon>
        <draw:polygon draw:style-name="gr29" draw:text-style-name="P7" draw:layer="layout" svg:width="0.026cm" svg:height="0.379cm" svg:x="30.106cm" svg:y="14.119cm" svg:viewBox="0 0 27 380" draw:points="0,380 27,380 27,0 0,0">
          <text:p/>
        </draw:polygon>
        <draw:polygon draw:style-name="gr30" draw:text-style-name="P8" draw:layer="layout" svg:width="0.026cm" svg:height="0.379cm" svg:x="30.133cm" svg:y="14.119cm" svg:viewBox="0 0 27 380" draw:points="0,380 27,380 27,0 0,0">
          <text:p/>
        </draw:polygon>
        <draw:polygon draw:style-name="gr31" draw:text-style-name="P9" draw:layer="layout" svg:width="0.026cm" svg:height="0.379cm" svg:x="30.159cm" svg:y="14.119cm" svg:viewBox="0 0 27 380" draw:points="0,380 27,380 27,0 0,0">
          <text:p/>
        </draw:polygon>
        <draw:polygon draw:style-name="gr29" draw:text-style-name="P7" draw:layer="layout" svg:width="0.026cm" svg:height="0.379cm" svg:x="30.185cm" svg:y="14.119cm" svg:viewBox="0 0 27 380" draw:points="0,380 27,380 27,0 0,0">
          <text:p/>
        </draw:polygon>
        <draw:polygon draw:style-name="gr31" draw:text-style-name="P9" draw:layer="layout" svg:width="0.027cm" svg:height="0.379cm" svg:x="30.211cm" svg:y="14.119cm" svg:viewBox="0 0 28 380" draw:points="0,380 28,380 28,0 0,0">
          <text:p/>
        </draw:polygon>
        <draw:polygon draw:style-name="gr29" draw:text-style-name="P7" draw:layer="layout" svg:width="0.026cm" svg:height="0.379cm" svg:x="30.238cm" svg:y="14.119cm" svg:viewBox="0 0 27 380" draw:points="0,380 27,380 27,0 0,0">
          <text:p/>
        </draw:polygon>
        <draw:polygon draw:style-name="gr30" draw:text-style-name="P8" draw:layer="layout" svg:width="0.026cm" svg:height="0.379cm" svg:x="30.264cm" svg:y="14.119cm" svg:viewBox="0 0 27 380" draw:points="0,380 27,380 27,0 0,0">
          <text:p/>
        </draw:polygon>
        <draw:polygon draw:style-name="gr30" draw:text-style-name="P8" draw:layer="layout" svg:width="0.027cm" svg:height="0.379cm" svg:x="30.29cm" svg:y="14.119cm" svg:viewBox="0 0 28 380" draw:points="0,380 28,380 28,0 0,0">
          <text:p/>
        </draw:polygon>
        <draw:polygon draw:style-name="gr31" draw:text-style-name="P9" draw:layer="layout" svg:width="0.026cm" svg:height="0.379cm" svg:x="30.317cm" svg:y="14.119cm" svg:viewBox="0 0 27 380" draw:points="0,380 27,380 27,0 0,0">
          <text:p/>
        </draw:polygon>
        <draw:polygon draw:style-name="gr31" draw:text-style-name="P9" draw:layer="layout" svg:width="0.026cm" svg:height="0.379cm" svg:x="30.343cm" svg:y="14.119cm" svg:viewBox="0 0 27 380" draw:points="0,380 27,380 27,0 0,0">
          <text:p/>
        </draw:polygon>
        <draw:polygon draw:style-name="gr31" draw:text-style-name="P9" draw:layer="layout" svg:width="0.026cm" svg:height="0.379cm" svg:x="30.369cm" svg:y="14.119cm" svg:viewBox="0 0 27 380" draw:points="0,380 27,380 27,0 0,0">
          <text:p/>
        </draw:polygon>
        <draw:polygon draw:style-name="gr29" draw:text-style-name="P7" draw:layer="layout" svg:width="0.026cm" svg:height="0.379cm" svg:x="30.396cm" svg:y="14.119cm" svg:viewBox="0 0 27 380" draw:points="0,380 27,380 27,0 0,0">
          <text:p/>
        </draw:polygon>
        <draw:polygon draw:style-name="gr31" draw:text-style-name="P9" draw:layer="layout" svg:width="0.026cm" svg:height="0.379cm" svg:x="30.422cm" svg:y="14.119cm" svg:viewBox="0 0 27 380" draw:points="0,380 27,380 27,0 0,0">
          <text:p/>
        </draw:polygon>
        <draw:polygon draw:style-name="gr31" draw:text-style-name="P9" draw:layer="layout" svg:width="0.026cm" svg:height="0.379cm" svg:x="30.448cm" svg:y="14.119cm" svg:viewBox="0 0 27 380" draw:points="0,380 27,380 27,0 0,0">
          <text:p/>
        </draw:polygon>
        <draw:polygon draw:style-name="gr29" draw:text-style-name="P7" draw:layer="layout" svg:width="0.026cm" svg:height="0.379cm" svg:x="30.475cm" svg:y="14.119cm" svg:viewBox="0 0 27 380" draw:points="0,380 27,380 27,0 0,0">
          <text:p/>
        </draw:polygon>
        <draw:polygon draw:style-name="gr29" draw:text-style-name="P7" draw:layer="layout" svg:width="0.026cm" svg:height="0.379cm" svg:x="30.501cm" svg:y="14.119cm" svg:viewBox="0 0 27 380" draw:points="0,380 27,380 27,0 0,0">
          <text:p/>
        </draw:polygon>
        <draw:polygon draw:style-name="gr31" draw:text-style-name="P9" draw:layer="layout" svg:width="0.026cm" svg:height="0.379cm" svg:x="30.527cm" svg:y="14.119cm" svg:viewBox="0 0 27 380" draw:points="0,380 27,380 27,0 0,0">
          <text:p/>
        </draw:polygon>
        <draw:polygon draw:style-name="gr31" draw:text-style-name="P9" draw:layer="layout" svg:width="0.026cm" svg:height="0.379cm" svg:x="30.553cm" svg:y="14.119cm" svg:viewBox="0 0 27 380" draw:points="0,380 27,380 27,0 0,0">
          <text:p/>
        </draw:polygon>
        <draw:polygon draw:style-name="gr30" draw:text-style-name="P8" draw:layer="layout" svg:width="0.027cm" svg:height="0.379cm" svg:x="30.579cm" svg:y="14.119cm" svg:viewBox="0 0 28 380" draw:points="0,380 28,380 28,0 0,0">
          <text:p/>
        </draw:polygon>
        <draw:polygon draw:style-name="gr31" draw:text-style-name="P9" draw:layer="layout" svg:width="0.026cm" svg:height="0.379cm" svg:x="30.606cm" svg:y="14.119cm" svg:viewBox="0 0 27 380" draw:points="0,380 27,380 27,0 0,0">
          <text:p/>
        </draw:polygon>
        <draw:polygon draw:style-name="gr31" draw:text-style-name="P9" draw:layer="layout" svg:width="0.026cm" svg:height="0.379cm" svg:x="30.632cm" svg:y="14.119cm" svg:viewBox="0 0 27 380" draw:points="0,380 27,380 27,0 0,0">
          <text:p/>
        </draw:polygon>
        <draw:polygon draw:style-name="gr29" draw:text-style-name="P7" draw:layer="layout" svg:width="0.026cm" svg:height="0.379cm" svg:x="30.658cm" svg:y="14.119cm" svg:viewBox="0 0 27 380" draw:points="0,380 27,380 27,0 0,0">
          <text:p/>
        </draw:polygon>
        <draw:polygon draw:style-name="gr30" draw:text-style-name="P8" draw:layer="layout" svg:width="0.026cm" svg:height="0.379cm" svg:x="30.685cm" svg:y="14.119cm" svg:viewBox="0 0 27 380" draw:points="0,380 27,380 27,0 0,0">
          <text:p/>
        </draw:polygon>
        <draw:polygon draw:style-name="gr31" draw:text-style-name="P9" draw:layer="layout" svg:width="0.026cm" svg:height="0.379cm" svg:x="30.711cm" svg:y="14.119cm" svg:viewBox="0 0 27 380" draw:points="0,380 27,380 27,0 0,0">
          <text:p/>
        </draw:polygon>
        <draw:polygon draw:style-name="gr32" draw:text-style-name="P10" draw:layer="layout" svg:width="0.026cm" svg:height="0.379cm" svg:x="30.737cm" svg:y="14.119cm" svg:viewBox="0 0 27 380" draw:points="0,380 27,380 27,0 0,0">
          <text:p/>
        </draw:polygon>
        <draw:polygon draw:style-name="gr31" draw:text-style-name="P9" draw:layer="layout" svg:width="0.026cm" svg:height="0.379cm" svg:x="30.763cm" svg:y="14.119cm" svg:viewBox="0 0 27 380" draw:points="0,380 27,380 27,0 0,0">
          <text:p/>
        </draw:polygon>
        <draw:polygon draw:style-name="gr31" draw:text-style-name="P9" draw:layer="layout" svg:width="0.026cm" svg:height="0.379cm" svg:x="30.79cm" svg:y="14.119cm" svg:viewBox="0 0 27 380" draw:points="0,380 27,380 27,0 0,0">
          <text:p/>
        </draw:polygon>
        <draw:polygon draw:style-name="gr31" draw:text-style-name="P9" draw:layer="layout" svg:width="0.026cm" svg:height="0.379cm" svg:x="30.816cm" svg:y="14.119cm" svg:viewBox="0 0 27 380" draw:points="0,380 27,380 27,0 0,0">
          <text:p/>
        </draw:polygon>
        <draw:polygon draw:style-name="gr31" draw:text-style-name="P9" draw:layer="layout" svg:width="0.026cm" svg:height="0.379cm" svg:x="30.842cm" svg:y="14.119cm" svg:viewBox="0 0 27 380" draw:points="0,380 27,380 27,0 0,0">
          <text:p/>
        </draw:polygon>
        <draw:polygon draw:style-name="gr31" draw:text-style-name="P9" draw:layer="layout" svg:width="0.026cm" svg:height="0.379cm" svg:x="30.868cm" svg:y="14.119cm" svg:viewBox="0 0 27 380" draw:points="0,380 27,380 27,0 0,0">
          <text:p/>
        </draw:polygon>
        <draw:polygon draw:style-name="gr30" draw:text-style-name="P8" draw:layer="layout" svg:width="0.026cm" svg:height="0.379cm" svg:x="30.895cm" svg:y="14.119cm" svg:viewBox="0 0 27 380" draw:points="0,380 27,380 27,0 0,0">
          <text:p/>
        </draw:polygon>
        <draw:polygon draw:style-name="gr30" draw:text-style-name="P8" draw:layer="layout" svg:width="0.026cm" svg:height="0.379cm" svg:x="30.921cm" svg:y="14.119cm" svg:viewBox="0 0 27 380" draw:points="0,380 27,380 27,0 0,0">
          <text:p/>
        </draw:polygon>
        <draw:polygon draw:style-name="gr32" draw:text-style-name="P10" draw:layer="layout" svg:width="0.026cm" svg:height="0.379cm" svg:x="30.947cm" svg:y="14.119cm" svg:viewBox="0 0 27 380" draw:points="0,380 27,380 27,0 0,0">
          <text:p/>
        </draw:polygon>
        <draw:polygon draw:style-name="gr31" draw:text-style-name="P9" draw:layer="layout" svg:width="0.027cm" svg:height="0.379cm" svg:x="30.973cm" svg:y="14.119cm" svg:viewBox="0 0 28 380" draw:points="0,380 28,380 28,0 0,0">
          <text:p/>
        </draw:polygon>
        <draw:polygon draw:style-name="gr30" draw:text-style-name="P8" draw:layer="layout" svg:width="0.026cm" svg:height="0.379cm" svg:x="31cm" svg:y="14.119cm" svg:viewBox="0 0 27 380" draw:points="0,380 27,380 27,0 0,0">
          <text:p/>
        </draw:polygon>
        <draw:polygon draw:style-name="gr30" draw:text-style-name="P8" draw:layer="layout" svg:width="0.026cm" svg:height="0.379cm" svg:x="31.026cm" svg:y="14.119cm" svg:viewBox="0 0 27 380" draw:points="0,380 27,380 27,0 0,0">
          <text:p/>
        </draw:polygon>
        <draw:polygon draw:style-name="gr31" draw:text-style-name="P9" draw:layer="layout" svg:width="0.026cm" svg:height="0.379cm" svg:x="31.052cm" svg:y="14.119cm" svg:viewBox="0 0 27 380" draw:points="0,380 27,380 27,0 0,0">
          <text:p/>
        </draw:polygon>
        <draw:polygon draw:style-name="gr30" draw:text-style-name="P8" draw:layer="layout" svg:width="0.026cm" svg:height="0.379cm" svg:x="31.079cm" svg:y="14.119cm" svg:viewBox="0 0 27 380" draw:points="0,380 27,380 27,0 0,0">
          <text:p/>
        </draw:polygon>
        <draw:polygon draw:style-name="gr31" draw:text-style-name="P9" draw:layer="layout" svg:width="0.026cm" svg:height="0.379cm" svg:x="31.105cm" svg:y="14.119cm" svg:viewBox="0 0 27 380" draw:points="0,380 27,380 27,0 0,0">
          <text:p/>
        </draw:polygon>
        <draw:polygon draw:style-name="gr31" draw:text-style-name="P9" draw:layer="layout" svg:width="0.026cm" svg:height="0.379cm" svg:x="31.131cm" svg:y="14.119cm" svg:viewBox="0 0 27 380" draw:points="0,380 27,380 27,0 0,0">
          <text:p/>
        </draw:polygon>
        <draw:polygon draw:style-name="gr30" draw:text-style-name="P8" draw:layer="layout" svg:width="0.026cm" svg:height="0.379cm" svg:x="31.157cm" svg:y="14.119cm" svg:viewBox="0 0 27 380" draw:points="0,380 27,380 27,0 0,0">
          <text:p/>
        </draw:polygon>
        <draw:polygon draw:style-name="gr31" draw:text-style-name="P9" draw:layer="layout" svg:width="0.026cm" svg:height="0.379cm" svg:x="31.184cm" svg:y="14.119cm" svg:viewBox="0 0 27 380" draw:points="0,380 27,380 27,0 0,0">
          <text:p/>
        </draw:polygon>
        <draw:polygon draw:style-name="gr29" draw:text-style-name="P7" draw:layer="layout" svg:width="0.026cm" svg:height="0.379cm" svg:x="31.21cm" svg:y="14.119cm" svg:viewBox="0 0 27 380" draw:points="0,380 27,380 27,0 0,0">
          <text:p/>
        </draw:polygon>
        <draw:polygon draw:style-name="gr30" draw:text-style-name="P8" draw:layer="layout" svg:width="0.026cm" svg:height="0.379cm" svg:x="31.236cm" svg:y="14.119cm" svg:viewBox="0 0 27 380" draw:points="0,380 27,380 27,0 0,0">
          <text:p/>
        </draw:polygon>
        <draw:polygon draw:style-name="gr31" draw:text-style-name="P9" draw:layer="layout" svg:width="0.026cm" svg:height="0.379cm" svg:x="31.262cm" svg:y="14.119cm" svg:viewBox="0 0 27 380" draw:points="0,380 27,380 27,0 0,0">
          <text:p/>
        </draw:polygon>
        <draw:polygon draw:style-name="gr30" draw:text-style-name="P8" draw:layer="layout" svg:width="0.026cm" svg:height="0.379cm" svg:x="31.289cm" svg:y="14.119cm" svg:viewBox="0 0 27 380" draw:points="0,380 27,380 27,0 0,0">
          <text:p/>
        </draw:polygon>
        <draw:polygon draw:style-name="gr31" draw:text-style-name="P9" draw:layer="layout" svg:width="0.026cm" svg:height="0.379cm" svg:x="31.316cm" svg:y="14.119cm" svg:viewBox="0 0 27 380" draw:points="0,380 27,380 27,0 0,0">
          <text:p/>
        </draw:polygon>
        <draw:polygon draw:style-name="gr31" draw:text-style-name="P9" draw:layer="layout" svg:width="0.027cm" svg:height="0.379cm" svg:x="31.341cm" svg:y="14.119cm" svg:viewBox="0 0 28 380" draw:points="0,380 28,380 28,0 0,0">
          <text:p/>
        </draw:polygon>
        <draw:polygon draw:style-name="gr30" draw:text-style-name="P8" draw:layer="layout" svg:width="0.026cm" svg:height="0.379cm" svg:x="31.368cm" svg:y="14.119cm" svg:viewBox="0 0 27 380" draw:points="0,380 27,380 27,0 0,0">
          <text:p/>
        </draw:polygon>
        <draw:polygon draw:style-name="gr32" draw:text-style-name="P10" draw:layer="layout" svg:width="0.026cm" svg:height="0.379cm" svg:x="31.394cm" svg:y="14.119cm" svg:viewBox="0 0 27 380" draw:points="0,380 27,380 27,0 0,0">
          <text:p/>
        </draw:polygon>
        <draw:polygon draw:style-name="gr30" draw:text-style-name="P8" draw:layer="layout" svg:width="0.026cm" svg:height="0.379cm" svg:x="31.42cm" svg:y="14.119cm" svg:viewBox="0 0 27 380" draw:points="0,380 27,380 27,0 0,0">
          <text:p/>
        </draw:polygon>
        <draw:polygon draw:style-name="gr30" draw:text-style-name="P8" draw:layer="layout" svg:width="0.026cm" svg:height="0.379cm" svg:x="31.446cm" svg:y="14.119cm" svg:viewBox="0 0 27 380" draw:points="0,380 27,380 27,0 0,0">
          <text:p/>
        </draw:polygon>
        <draw:polygon draw:style-name="gr30" draw:text-style-name="P8" draw:layer="layout" svg:width="0.026cm" svg:height="0.379cm" svg:x="31.473cm" svg:y="14.119cm" svg:viewBox="0 0 27 380" draw:points="0,380 27,380 27,0 0,0">
          <text:p/>
        </draw:polygon>
        <draw:polygon draw:style-name="gr30" draw:text-style-name="P8" draw:layer="layout" svg:width="0.026cm" svg:height="0.379cm" svg:x="31.499cm" svg:y="14.119cm" svg:viewBox="0 0 27 380" draw:points="0,380 27,380 27,0 0,0">
          <text:p/>
        </draw:polygon>
        <draw:polygon draw:style-name="gr32" draw:text-style-name="P10" draw:layer="layout" svg:width="0.026cm" svg:height="0.379cm" svg:x="31.525cm" svg:y="14.119cm" svg:viewBox="0 0 27 380" draw:points="0,380 27,380 27,0 0,0">
          <text:p/>
        </draw:polygon>
        <draw:polygon draw:style-name="gr30" draw:text-style-name="P8" draw:layer="layout" svg:width="0.026cm" svg:height="0.379cm" svg:x="31.551cm" svg:y="14.119cm" svg:viewBox="0 0 27 380" draw:points="0,380 27,380 27,0 0,0">
          <text:p/>
        </draw:polygon>
        <draw:polygon draw:style-name="gr29" draw:text-style-name="P7" draw:layer="layout" svg:width="0.026cm" svg:height="0.379cm" svg:x="31.578cm" svg:y="14.119cm" svg:viewBox="0 0 27 380" draw:points="0,380 27,380 27,0 0,0">
          <text:p/>
        </draw:polygon>
        <draw:polygon draw:style-name="gr29" draw:text-style-name="P7" draw:layer="layout" svg:width="0.026cm" svg:height="0.379cm" svg:x="31.604cm" svg:y="14.119cm" svg:viewBox="0 0 27 380" draw:points="0,380 27,380 27,0 0,0">
          <text:p/>
        </draw:polygon>
        <draw:polygon draw:style-name="gr29" draw:text-style-name="P7" draw:layer="layout" svg:width="0.026cm" svg:height="0.379cm" svg:x="31.63cm" svg:y="14.119cm" svg:viewBox="0 0 27 380" draw:points="0,380 27,380 27,0 0,0">
          <text:p/>
        </draw:polygon>
        <draw:polygon draw:style-name="gr32" draw:text-style-name="P10" draw:layer="layout" svg:width="0.027cm" svg:height="0.379cm" svg:x="31.656cm" svg:y="14.119cm" svg:viewBox="0 0 28 380" draw:points="0,380 28,380 28,0 0,0">
          <text:p/>
        </draw:polygon>
        <draw:polygon draw:style-name="gr31" draw:text-style-name="P9" draw:layer="layout" svg:width="0.026cm" svg:height="0.379cm" svg:x="31.683cm" svg:y="14.119cm" svg:viewBox="0 0 27 380" draw:points="0,380 27,380 27,0 0,0">
          <text:p/>
        </draw:polygon>
        <draw:polygon draw:style-name="gr30" draw:text-style-name="P8" draw:layer="layout" svg:width="0.026cm" svg:height="0.379cm" svg:x="31.709cm" svg:y="14.119cm" svg:viewBox="0 0 27 380" draw:points="0,380 27,380 27,0 0,0">
          <text:p/>
        </draw:polygon>
        <draw:polygon draw:style-name="gr29" draw:text-style-name="P7" draw:layer="layout" svg:width="0.027cm" svg:height="0.379cm" svg:x="31.735cm" svg:y="14.119cm" svg:viewBox="0 0 28 380" draw:points="0,380 28,380 28,0 0,0">
          <text:p/>
        </draw:polygon>
        <draw:polygon draw:style-name="gr32" draw:text-style-name="P10" draw:layer="layout" svg:width="0.026cm" svg:height="0.379cm" svg:x="31.763cm" svg:y="14.119cm" svg:viewBox="0 0 27 380" draw:points="0,380 27,380 27,0 0,0">
          <text:p/>
        </draw:polygon>
        <draw:polygon draw:style-name="gr30" draw:text-style-name="P8" draw:layer="layout" svg:width="0.026cm" svg:height="0.379cm" svg:x="31.788cm" svg:y="14.119cm" svg:viewBox="0 0 27 380" draw:points="0,380 27,380 27,0 0,0">
          <text:p/>
        </draw:polygon>
        <draw:polygon draw:style-name="gr31" draw:text-style-name="P9" draw:layer="layout" svg:width="0.026cm" svg:height="0.379cm" svg:x="31.814cm" svg:y="14.119cm" svg:viewBox="0 0 27 380" draw:points="0,380 27,380 27,0 0,0">
          <text:p/>
        </draw:polygon>
        <draw:polygon draw:style-name="gr31" draw:text-style-name="P9" draw:layer="layout" svg:width="0.026cm" svg:height="0.379cm" svg:x="31.841cm" svg:y="14.119cm" svg:viewBox="0 0 27 380" draw:points="0,380 27,380 27,0 0,0">
          <text:p/>
        </draw:polygon>
        <draw:polygon draw:style-name="gr32" draw:text-style-name="P10" draw:layer="layout" svg:width="0.026cm" svg:height="0.379cm" svg:x="31.867cm" svg:y="14.119cm" svg:viewBox="0 0 27 380" draw:points="0,380 27,380 27,0 0,0">
          <text:p/>
        </draw:polygon>
        <draw:polygon draw:style-name="gr31" draw:text-style-name="P9" draw:layer="layout" svg:width="0.026cm" svg:height="0.379cm" svg:x="31.893cm" svg:y="14.119cm" svg:viewBox="0 0 27 380" draw:points="0,380 27,380 27,0 0,0">
          <text:p/>
        </draw:polygon>
        <draw:polygon draw:style-name="gr31" draw:text-style-name="P9" draw:layer="layout" svg:width="0.026cm" svg:height="0.379cm" svg:x="31.919cm" svg:y="14.119cm" svg:viewBox="0 0 27 380" draw:points="0,380 27,380 27,0 0,0">
          <text:p/>
        </draw:polygon>
        <draw:polygon draw:style-name="gr31" draw:text-style-name="P9" draw:layer="layout" svg:width="0.026cm" svg:height="0.379cm" svg:x="31.945cm" svg:y="14.119cm" svg:viewBox="0 0 27 380" draw:points="0,380 27,380 27,0 0,0">
          <text:p/>
        </draw:polygon>
        <draw:polygon draw:style-name="gr31" draw:text-style-name="P9" draw:layer="layout" svg:width="0.026cm" svg:height="0.379cm" svg:x="31.972cm" svg:y="14.119cm" svg:viewBox="0 0 27 380" draw:points="0,380 27,380 27,0 0,0">
          <text:p/>
        </draw:polygon>
        <draw:polygon draw:style-name="gr30" draw:text-style-name="P8" draw:layer="layout" svg:width="0.026cm" svg:height="0.379cm" svg:x="31.998cm" svg:y="14.119cm" svg:viewBox="0 0 27 380" draw:points="0,380 27,380 27,0 0,0">
          <text:p/>
        </draw:polygon>
        <draw:polygon draw:style-name="gr32" draw:text-style-name="P10" draw:layer="layout" svg:width="0.026cm" svg:height="0.379cm" svg:x="32.024cm" svg:y="14.119cm" svg:viewBox="0 0 27 380" draw:points="0,380 27,380 27,0 0,0">
          <text:p/>
        </draw:polygon>
        <draw:polygon draw:style-name="gr32" draw:text-style-name="P10" draw:layer="layout" svg:width="0.027cm" svg:height="0.379cm" svg:x="32.05cm" svg:y="14.119cm" svg:viewBox="0 0 28 380" draw:points="0,380 28,380 28,0 0,0">
          <text:p/>
        </draw:polygon>
        <draw:polygon draw:style-name="gr30" draw:text-style-name="P8" draw:layer="layout" svg:width="0.026cm" svg:height="0.379cm" svg:x="32.077cm" svg:y="14.119cm" svg:viewBox="0 0 27 380" draw:points="0,380 27,380 27,0 0,0">
          <text:p/>
        </draw:polygon>
        <draw:polygon draw:style-name="gr30" draw:text-style-name="P8" draw:layer="layout" svg:width="0.026cm" svg:height="0.379cm" svg:x="32.103cm" svg:y="14.119cm" svg:viewBox="0 0 27 380" draw:points="0,380 27,380 27,0 0,0">
          <text:p/>
        </draw:polygon>
        <draw:polygon draw:style-name="gr31" draw:text-style-name="P9" draw:layer="layout" svg:width="0.026cm" svg:height="0.379cm" svg:x="32.13cm" svg:y="14.119cm" svg:viewBox="0 0 27 380" draw:points="0,380 27,380 27,0 0,0">
          <text:p/>
        </draw:polygon>
        <draw:polygon draw:style-name="gr29" draw:text-style-name="P7" draw:layer="layout" svg:width="0.026cm" svg:height="0.379cm" svg:x="32.156cm" svg:y="14.119cm" svg:viewBox="0 0 27 380" draw:points="0,380 27,380 27,0 0,0">
          <text:p/>
        </draw:polygon>
        <draw:polygon draw:style-name="gr31" draw:text-style-name="P9" draw:layer="layout" svg:width="0.026cm" svg:height="0.379cm" svg:x="32.182cm" svg:y="14.119cm" svg:viewBox="0 0 27 380" draw:points="0,380 27,380 27,0 0,0">
          <text:p/>
        </draw:polygon>
        <draw:polygon draw:style-name="gr30" draw:text-style-name="P8" draw:layer="layout" svg:width="0.026cm" svg:height="0.379cm" svg:x="32.208cm" svg:y="14.119cm" svg:viewBox="0 0 27 380" draw:points="0,380 27,380 27,0 0,0">
          <text:p/>
        </draw:polygon>
        <draw:polygon draw:style-name="gr31" draw:text-style-name="P9" draw:layer="layout" svg:width="0.026cm" svg:height="0.379cm" svg:x="32.235cm" svg:y="14.119cm" svg:viewBox="0 0 27 380" draw:points="0,380 27,380 27,0 0,0">
          <text:p/>
        </draw:polygon>
        <draw:polygon draw:style-name="gr32" draw:text-style-name="P10" draw:layer="layout" svg:width="0.026cm" svg:height="0.379cm" svg:x="32.261cm" svg:y="14.119cm" svg:viewBox="0 0 27 380" draw:points="0,380 27,380 27,0 0,0">
          <text:p/>
        </draw:polygon>
        <draw:polygon draw:style-name="gr32" draw:text-style-name="P10" draw:layer="layout" svg:width="0.026cm" svg:height="0.379cm" svg:x="32.287cm" svg:y="14.119cm" svg:viewBox="0 0 27 380" draw:points="0,380 27,380 27,0 0,0">
          <text:p/>
        </draw:polygon>
        <draw:polygon draw:style-name="gr30" draw:text-style-name="P8" draw:layer="layout" svg:width="0.026cm" svg:height="0.379cm" svg:x="32.313cm" svg:y="14.119cm" svg:viewBox="0 0 27 380" draw:points="0,380 27,380 27,0 0,0">
          <text:p/>
        </draw:polygon>
        <draw:polygon draw:style-name="gr30" draw:text-style-name="P8" draw:layer="layout" svg:width="0.026cm" svg:height="0.379cm" svg:x="32.34cm" svg:y="14.119cm" svg:viewBox="0 0 27 380" draw:points="0,380 27,380 27,0 0,0">
          <text:p/>
        </draw:polygon>
        <draw:polygon draw:style-name="gr29" draw:text-style-name="P7" draw:layer="layout" svg:width="0.026cm" svg:height="0.379cm" svg:x="32.366cm" svg:y="14.119cm" svg:viewBox="0 0 27 380" draw:points="0,380 27,380 27,0 0,0">
          <text:p/>
        </draw:polygon>
        <draw:polygon draw:style-name="gr30" draw:text-style-name="P8" draw:layer="layout" svg:width="0.026cm" svg:height="0.379cm" svg:x="32.392cm" svg:y="14.119cm" svg:viewBox="0 0 27 380" draw:points="0,380 27,380 27,0 0,0">
          <text:p/>
        </draw:polygon>
        <draw:polygon draw:style-name="gr31" draw:text-style-name="P9" draw:layer="layout" svg:width="0.027cm" svg:height="0.379cm" svg:x="32.418cm" svg:y="14.119cm" svg:viewBox="0 0 28 380" draw:points="0,380 28,380 28,0 0,0">
          <text:p/>
        </draw:polygon>
        <draw:polygon draw:style-name="gr31" draw:text-style-name="P9" draw:layer="layout" svg:width="0.026cm" svg:height="0.379cm" svg:x="32.445cm" svg:y="14.119cm" svg:viewBox="0 0 27 380" draw:points="0,380 27,380 27,0 0,0">
          <text:p/>
        </draw:polygon>
        <draw:polygon draw:style-name="gr31" draw:text-style-name="P9" draw:layer="layout" svg:width="0.026cm" svg:height="0.379cm" svg:x="32.471cm" svg:y="14.119cm" svg:viewBox="0 0 27 380" draw:points="0,380 27,380 27,0 0,0">
          <text:p/>
        </draw:polygon>
        <draw:polygon draw:style-name="gr30" draw:text-style-name="P8" draw:layer="layout" svg:width="0.026cm" svg:height="0.379cm" svg:x="32.497cm" svg:y="14.119cm" svg:viewBox="0 0 27 380" draw:points="0,380 27,380 27,0 0,0">
          <text:p/>
        </draw:polygon>
        <draw:polygon draw:style-name="gr31" draw:text-style-name="P9" draw:layer="layout" svg:width="0.026cm" svg:height="0.379cm" svg:x="32.524cm" svg:y="14.119cm" svg:viewBox="0 0 27 380" draw:points="0,380 27,380 27,0 0,0">
          <text:p/>
        </draw:polygon>
        <draw:polygon draw:style-name="gr32" draw:text-style-name="P10" draw:layer="layout" svg:width="0.026cm" svg:height="0.379cm" svg:x="32.55cm" svg:y="14.119cm" svg:viewBox="0 0 27 380" draw:points="0,380 27,380 27,0 0,0">
          <text:p/>
        </draw:polygon>
        <draw:polygon draw:style-name="gr32" draw:text-style-name="P10" draw:layer="layout" svg:width="0.026cm" svg:height="0.379cm" svg:x="32.576cm" svg:y="14.119cm" svg:viewBox="0 0 27 380" draw:points="0,380 27,380 27,0 0,0">
          <text:p/>
        </draw:polygon>
        <draw:polygon draw:style-name="gr31" draw:text-style-name="P9" draw:layer="layout" svg:width="0.026cm" svg:height="0.379cm" svg:x="32.603cm" svg:y="14.119cm" svg:viewBox="0 0 27 380" draw:points="0,380 27,380 27,0 0,0">
          <text:p/>
        </draw:polygon>
        <draw:polygon draw:style-name="gr32" draw:text-style-name="P10" draw:layer="layout" svg:width="0.026cm" svg:height="0.379cm" svg:x="32.629cm" svg:y="14.119cm" svg:viewBox="0 0 27 380" draw:points="0,380 27,380 27,0 0,0">
          <text:p/>
        </draw:polygon>
        <draw:polygon draw:style-name="gr29" draw:text-style-name="P7" draw:layer="layout" svg:width="0.026cm" svg:height="0.379cm" svg:x="32.655cm" svg:y="14.119cm" svg:viewBox="0 0 27 380" draw:points="0,380 27,380 27,0 0,0">
          <text:p/>
        </draw:polygon>
        <draw:polygon draw:style-name="gr32" draw:text-style-name="P10" draw:layer="layout" svg:width="0.026cm" svg:height="0.379cm" svg:x="32.681cm" svg:y="14.119cm" svg:viewBox="0 0 27 380" draw:points="0,380 27,380 27,0 0,0">
          <text:p/>
        </draw:polygon>
        <draw:polygon draw:style-name="gr32" draw:text-style-name="P10" draw:layer="layout" svg:width="0.026cm" svg:height="0.379cm" svg:x="32.707cm" svg:y="14.119cm" svg:viewBox="0 0 27 380" draw:points="0,380 27,380 27,0 0,0">
          <text:p/>
        </draw:polygon>
        <draw:polygon draw:style-name="gr31" draw:text-style-name="P9" draw:layer="layout" svg:width="0.026cm" svg:height="0.379cm" svg:x="32.734cm" svg:y="14.119cm" svg:viewBox="0 0 27 380" draw:points="0,380 27,380 27,0 0,0">
          <text:p/>
        </draw:polygon>
        <draw:polygon draw:style-name="gr32" draw:text-style-name="P10" draw:layer="layout" svg:width="0.026cm" svg:height="0.379cm" svg:x="32.76cm" svg:y="14.119cm" svg:viewBox="0 0 27 380" draw:points="0,380 27,380 27,0 0,0">
          <text:p/>
        </draw:polygon>
        <draw:polygon draw:style-name="gr30" draw:text-style-name="P8" draw:layer="layout" svg:width="0.026cm" svg:height="0.379cm" svg:x="32.786cm" svg:y="14.119cm" svg:viewBox="0 0 27 380" draw:points="0,380 27,380 27,0 0,0">
          <text:p/>
        </draw:polygon>
        <draw:polygon draw:style-name="gr30" draw:text-style-name="P8" draw:layer="layout" svg:width="0.027cm" svg:height="0.379cm" svg:x="32.812cm" svg:y="14.119cm" svg:viewBox="0 0 28 380" draw:points="0,380 28,380 28,0 0,0">
          <text:p/>
        </draw:polygon>
        <draw:polygon draw:style-name="gr32" draw:text-style-name="P10" draw:layer="layout" svg:width="0.026cm" svg:height="0.379cm" svg:x="32.839cm" svg:y="14.119cm" svg:viewBox="0 0 27 380" draw:points="0,380 27,380 27,0 0,0">
          <text:p/>
        </draw:polygon>
        <draw:polygon draw:style-name="gr30" draw:text-style-name="P8" draw:layer="layout" svg:width="0.026cm" svg:height="0.379cm" svg:x="32.865cm" svg:y="14.119cm" svg:viewBox="0 0 27 380" draw:points="0,380 27,380 27,0 0,0">
          <text:p/>
        </draw:polygon>
        <draw:polygon draw:style-name="gr31" draw:text-style-name="P9" draw:layer="layout" svg:width="0.026cm" svg:height="0.379cm" svg:x="32.891cm" svg:y="14.119cm" svg:viewBox="0 0 27 380" draw:points="0,380 27,380 27,0 0,0">
          <text:p/>
        </draw:polygon>
        <draw:polygon draw:style-name="gr32" draw:text-style-name="P10" draw:layer="layout" svg:width="0.026cm" svg:height="0.379cm" svg:x="32.918cm" svg:y="14.119cm" svg:viewBox="0 0 27 380" draw:points="0,380 27,380 27,0 0,0">
          <text:p/>
        </draw:polygon>
        <draw:polygon draw:style-name="gr30" draw:text-style-name="P8" draw:layer="layout" svg:width="0.026cm" svg:height="0.379cm" svg:x="32.944cm" svg:y="14.119cm" svg:viewBox="0 0 27 380" draw:points="0,380 27,380 27,0 0,0">
          <text:p/>
        </draw:polygon>
        <draw:polygon draw:style-name="gr30" draw:text-style-name="P8" draw:layer="layout" svg:width="0.026cm" svg:height="0.379cm" svg:x="32.97cm" svg:y="14.119cm" svg:viewBox="0 0 27 380" draw:points="0,380 27,380 27,0 0,0">
          <text:p/>
        </draw:polygon>
        <draw:polygon draw:style-name="gr31" draw:text-style-name="P9" draw:layer="layout" svg:width="0.026cm" svg:height="0.379cm" svg:x="32.996cm" svg:y="14.119cm" svg:viewBox="0 0 27 380" draw:points="0,380 27,380 27,0 0,0">
          <text:p/>
        </draw:polygon>
        <draw:polygon draw:style-name="gr29" draw:text-style-name="P7" draw:layer="layout" svg:width="0.026cm" svg:height="0.379cm" svg:x="33.023cm" svg:y="14.119cm" svg:viewBox="0 0 27 380" draw:points="0,380 27,380 27,0 0,0">
          <text:p/>
        </draw:polygon>
        <draw:polygon draw:style-name="gr30" draw:text-style-name="P8" draw:layer="layout" svg:width="0.026cm" svg:height="0.379cm" svg:x="33.049cm" svg:y="14.119cm" svg:viewBox="0 0 27 380" draw:points="0,380 27,380 27,0 0,0">
          <text:p/>
        </draw:polygon>
        <draw:polygon draw:style-name="gr29" draw:text-style-name="P7" draw:layer="layout" svg:width="0.026cm" svg:height="0.379cm" svg:x="33.075cm" svg:y="14.119cm" svg:viewBox="0 0 27 380" draw:points="0,380 27,380 27,0 0,0">
          <text:p/>
        </draw:polygon>
        <draw:polygon draw:style-name="gr30" draw:text-style-name="P8" draw:layer="layout" svg:width="0.027cm" svg:height="0.379cm" svg:x="33.101cm" svg:y="14.119cm" svg:viewBox="0 0 28 380" draw:points="0,380 28,380 28,0 0,0">
          <text:p/>
        </draw:polygon>
        <draw:polygon draw:style-name="gr32" draw:text-style-name="P10" draw:layer="layout" svg:width="0.026cm" svg:height="0.379cm" svg:x="33.128cm" svg:y="14.119cm" svg:viewBox="0 0 27 380" draw:points="0,380 27,380 27,0 0,0">
          <text:p/>
        </draw:polygon>
        <draw:polygon draw:style-name="gr31" draw:text-style-name="P9" draw:layer="layout" svg:width="0.026cm" svg:height="0.379cm" svg:x="33.154cm" svg:y="14.119cm" svg:viewBox="0 0 27 380" draw:points="0,380 27,380 27,0 0,0">
          <text:p/>
        </draw:polygon>
        <draw:polygon draw:style-name="gr31" draw:text-style-name="P9" draw:layer="layout" svg:width="0.027cm" svg:height="0.379cm" svg:x="33.18cm" svg:y="14.119cm" svg:viewBox="0 0 28 380" draw:points="0,380 28,380 28,0 0,0">
          <text:p/>
        </draw:polygon>
        <draw:polygon draw:style-name="gr31" draw:text-style-name="P9" draw:layer="layout" svg:width="0.026cm" svg:height="0.379cm" svg:x="33.207cm" svg:y="14.119cm" svg:viewBox="0 0 27 380" draw:points="0,380 27,380 27,0 0,0">
          <text:p/>
        </draw:polygon>
        <draw:polygon draw:style-name="gr30" draw:text-style-name="P8" draw:layer="layout" svg:width="0.026cm" svg:height="0.379cm" svg:x="33.233cm" svg:y="14.119cm" svg:viewBox="0 0 27 380" draw:points="0,380 27,380 27,0 0,0">
          <text:p/>
        </draw:polygon>
        <draw:polygon draw:style-name="gr30" draw:text-style-name="P8" draw:layer="layout" svg:width="0.026cm" svg:height="0.379cm" svg:x="33.259cm" svg:y="14.119cm" svg:viewBox="0 0 27 380" draw:points="0,380 27,380 27,0 0,0">
          <text:p/>
        </draw:polygon>
        <draw:polygon draw:style-name="gr32" draw:text-style-name="P10" draw:layer="layout" svg:width="0.026cm" svg:height="0.379cm" svg:x="33.286cm" svg:y="14.119cm" svg:viewBox="0 0 27 380" draw:points="0,380 27,380 27,0 0,0">
          <text:p/>
        </draw:polygon>
        <draw:polygon draw:style-name="gr30" draw:text-style-name="P8" draw:layer="layout" svg:width="0.026cm" svg:height="0.379cm" svg:x="33.312cm" svg:y="14.119cm" svg:viewBox="0 0 27 380" draw:points="0,380 27,380 27,0 0,0">
          <text:p/>
        </draw:polygon>
        <draw:polygon draw:style-name="gr31" draw:text-style-name="P9" draw:layer="layout" svg:width="0.026cm" svg:height="0.379cm" svg:x="33.338cm" svg:y="14.119cm" svg:viewBox="0 0 27 380" draw:points="0,380 27,380 27,0 0,0">
          <text:p/>
        </draw:polygon>
        <draw:polygon draw:style-name="gr32" draw:text-style-name="P10" draw:layer="layout" svg:width="0.026cm" svg:height="0.379cm" svg:x="33.364cm" svg:y="14.119cm" svg:viewBox="0 0 27 380" draw:points="0,380 27,380 27,0 0,0">
          <text:p/>
        </draw:polygon>
        <draw:polygon draw:style-name="gr30" draw:text-style-name="P8" draw:layer="layout" svg:width="0.026cm" svg:height="0.379cm" svg:x="33.39cm" svg:y="14.119cm" svg:viewBox="0 0 27 380" draw:points="0,380 27,380 27,0 0,0">
          <text:p/>
        </draw:polygon>
        <draw:polygon draw:style-name="gr29" draw:text-style-name="P7" draw:layer="layout" svg:width="0.026cm" svg:height="0.379cm" svg:x="33.417cm" svg:y="14.119cm" svg:viewBox="0 0 27 380" draw:points="0,380 27,380 27,0 0,0">
          <text:p/>
        </draw:polygon>
        <draw:polygon draw:style-name="gr30" draw:text-style-name="P8" draw:layer="layout" svg:width="0.026cm" svg:height="0.379cm" svg:x="33.444cm" svg:y="14.119cm" svg:viewBox="0 0 27 380" draw:points="0,380 27,380 27,0 0,0">
          <text:p/>
        </draw:polygon>
        <draw:polygon draw:style-name="gr30" draw:text-style-name="P8" draw:layer="layout" svg:width="0.026cm" svg:height="0.379cm" svg:x="33.469cm" svg:y="14.119cm" svg:viewBox="0 0 27 380" draw:points="0,380 27,380 27,0 0,0">
          <text:p/>
        </draw:polygon>
        <draw:polygon draw:style-name="gr30" draw:text-style-name="P8" draw:layer="layout" svg:width="0.027cm" svg:height="0.379cm" svg:x="33.495cm" svg:y="14.119cm" svg:viewBox="0 0 28 380" draw:points="0,380 28,380 28,0 0,0">
          <text:p/>
        </draw:polygon>
        <draw:polygon draw:style-name="gr31" draw:text-style-name="P9" draw:layer="layout" svg:width="0.026cm" svg:height="0.379cm" svg:x="33.522cm" svg:y="14.119cm" svg:viewBox="0 0 27 380" draw:points="0,380 27,380 27,0 0,0">
          <text:p/>
        </draw:polygon>
        <draw:polygon draw:style-name="gr30" draw:text-style-name="P8" draw:layer="layout" svg:width="0.026cm" svg:height="0.379cm" svg:x="33.548cm" svg:y="14.119cm" svg:viewBox="0 0 27 380" draw:points="0,380 27,380 27,0 0,0">
          <text:p/>
        </draw:polygon>
        <draw:polygon draw:style-name="gr30" draw:text-style-name="P8" draw:layer="layout" svg:width="0.028cm" svg:height="0.379cm" svg:x="33.574cm" svg:y="14.119cm" svg:viewBox="0 0 29 380" draw:points="0,380 29,380 29,0 0,0">
          <text:p/>
        </draw:polygon>
        <draw:polygon draw:style-name="gr32" draw:text-style-name="P10" draw:layer="layout" svg:width="0.026cm" svg:height="0.379cm" svg:x="33.601cm" svg:y="14.119cm" svg:viewBox="0 0 27 380" draw:points="0,380 27,380 27,0 0,0">
          <text:p/>
        </draw:polygon>
        <draw:polygon draw:style-name="gr30" draw:text-style-name="P8" draw:layer="layout" svg:width="0.026cm" svg:height="0.379cm" svg:x="33.627cm" svg:y="14.119cm" svg:viewBox="0 0 27 380" draw:points="0,380 27,380 27,0 0,0">
          <text:p/>
        </draw:polygon>
        <draw:polygon draw:style-name="gr31" draw:text-style-name="P9" draw:layer="layout" svg:width="0.026cm" svg:height="0.379cm" svg:x="33.653cm" svg:y="14.119cm" svg:viewBox="0 0 27 380" draw:points="0,380 27,380 27,0 0,0">
          <text:p/>
        </draw:polygon>
        <draw:polygon draw:style-name="gr29" draw:text-style-name="P7" draw:layer="layout" svg:width="0.026cm" svg:height="0.379cm" svg:x="33.68cm" svg:y="14.119cm" svg:viewBox="0 0 27 380" draw:points="0,380 27,380 27,0 0,0">
          <text:p/>
        </draw:polygon>
        <draw:polygon draw:style-name="gr30" draw:text-style-name="P8" draw:layer="layout" svg:width="0.026cm" svg:height="0.379cm" svg:x="33.706cm" svg:y="14.119cm" svg:viewBox="0 0 27 380" draw:points="0,380 27,380 27,0 0,0">
          <text:p/>
        </draw:polygon>
        <draw:polygon draw:style-name="gr30" draw:text-style-name="P8" draw:layer="layout" svg:width="0.026cm" svg:height="0.379cm" svg:x="33.732cm" svg:y="14.119cm" svg:viewBox="0 0 27 380" draw:points="0,380 27,380 27,0 0,0">
          <text:p/>
        </draw:polygon>
        <draw:polygon draw:style-name="gr32" draw:text-style-name="P10" draw:layer="layout" svg:width="0.026cm" svg:height="0.379cm" svg:x="33.784cm" svg:y="14.119cm" svg:viewBox="0 0 27 380" draw:points="0,380 27,380 27,0 0,0">
          <text:p/>
        </draw:polygon>
        <draw:polygon draw:style-name="gr31" draw:text-style-name="P9" draw:layer="layout" svg:width="0.026cm" svg:height="0.379cm" svg:x="33.811cm" svg:y="14.119cm" svg:viewBox="0 0 27 380" draw:points="0,380 27,380 27,0 0,0">
          <text:p/>
        </draw:polygon>
        <draw:polygon draw:style-name="gr30" draw:text-style-name="P8" draw:layer="layout" svg:width="0.026cm" svg:height="0.379cm" svg:x="33.837cm" svg:y="14.119cm" svg:viewBox="0 0 27 380" draw:points="0,380 27,380 27,0 0,0">
          <text:p/>
        </draw:polygon>
        <draw:polygon draw:style-name="gr30" draw:text-style-name="P8" draw:layer="layout" svg:width="0.027cm" svg:height="0.379cm" svg:x="33.863cm" svg:y="14.119cm" svg:viewBox="0 0 28 380" draw:points="0,380 28,380 28,0 0,0">
          <text:p/>
        </draw:polygon>
        <draw:polygon draw:style-name="gr31" draw:text-style-name="P9" draw:layer="layout" svg:width="0.026cm" svg:height="0.379cm" svg:x="33.891cm" svg:y="14.119cm" svg:viewBox="0 0 27 380" draw:points="0,380 27,380 27,0 0,0">
          <text:p/>
        </draw:polygon>
        <draw:polygon draw:style-name="gr32" draw:text-style-name="P10" draw:layer="layout" svg:width="0.026cm" svg:height="0.379cm" svg:x="33.916cm" svg:y="14.119cm" svg:viewBox="0 0 27 380" draw:points="0,380 27,380 27,0 0,0">
          <text:p/>
        </draw:polygon>
        <draw:polygon draw:style-name="gr31" draw:text-style-name="P9" draw:layer="layout" svg:width="0.026cm" svg:height="0.379cm" svg:x="33.942cm" svg:y="14.119cm" svg:viewBox="0 0 27 380" draw:points="0,380 27,380 27,0 0,0">
          <text:p/>
        </draw:polygon>
        <draw:polygon draw:style-name="gr29" draw:text-style-name="P7" draw:layer="layout" svg:width="0.026cm" svg:height="0.379cm" svg:x="33.969cm" svg:y="14.119cm" svg:viewBox="0 0 27 380" draw:points="0,380 27,380 27,0 0,0">
          <text:p/>
        </draw:polygon>
        <draw:polygon draw:style-name="gr31" draw:text-style-name="P9" draw:layer="layout" svg:width="0.026cm" svg:height="0.379cm" svg:x="33.995cm" svg:y="14.119cm" svg:viewBox="0 0 27 380" draw:points="0,380 27,380 27,0 0,0">
          <text:p/>
        </draw:polygon>
        <draw:polygon draw:style-name="gr29" draw:text-style-name="P7" draw:layer="layout" svg:width="0.026cm" svg:height="0.379cm" svg:x="34.021cm" svg:y="14.119cm" svg:viewBox="0 0 27 380" draw:points="0,380 27,380 27,0 0,0">
          <text:p/>
        </draw:polygon>
        <draw:polygon draw:style-name="gr31" draw:text-style-name="P9" draw:layer="layout" svg:width="0.026cm" svg:height="0.379cm" svg:x="34.047cm" svg:y="14.119cm" svg:viewBox="0 0 27 380" draw:points="0,380 27,380 27,0 0,0">
          <text:p/>
        </draw:polygon>
        <draw:polygon draw:style-name="gr30" draw:text-style-name="P8" draw:layer="layout" svg:width="0.026cm" svg:height="0.379cm" svg:x="34.074cm" svg:y="14.119cm" svg:viewBox="0 0 27 380" draw:points="0,380 27,380 27,0 0,0">
          <text:p/>
        </draw:polygon>
        <draw:polygon draw:style-name="gr31" draw:text-style-name="P9" draw:layer="layout" svg:width="0.026cm" svg:height="0.379cm" svg:x="34.1cm" svg:y="14.119cm" svg:viewBox="0 0 27 380" draw:points="0,380 27,380 27,0 0,0">
          <text:p/>
        </draw:polygon>
        <draw:polygon draw:style-name="gr31" draw:text-style-name="P9" draw:layer="layout" svg:width="0.026cm" svg:height="0.379cm" svg:x="34.126cm" svg:y="14.119cm" svg:viewBox="0 0 27 380" draw:points="0,380 27,380 27,0 0,0">
          <text:p/>
        </draw:polygon>
        <draw:polygon draw:style-name="gr30" draw:text-style-name="P8" draw:layer="layout" svg:width="0.026cm" svg:height="0.379cm" svg:x="34.152cm" svg:y="14.119cm" svg:viewBox="0 0 27 380" draw:points="0,380 27,380 27,0 0,0">
          <text:p/>
        </draw:polygon>
        <draw:polygon draw:style-name="gr31" draw:text-style-name="P9" draw:layer="layout" svg:width="0.026cm" svg:height="0.379cm" svg:x="34.179cm" svg:y="14.119cm" svg:viewBox="0 0 27 380" draw:points="0,380 27,380 27,0 0,0">
          <text:p/>
        </draw:polygon>
        <draw:polygon draw:style-name="gr31" draw:text-style-name="P9" draw:layer="layout" svg:width="0.026cm" svg:height="0.379cm" svg:x="34.205cm" svg:y="14.119cm" svg:viewBox="0 0 27 380" draw:points="0,380 27,380 27,0 0,0">
          <text:p/>
        </draw:polygon>
        <draw:polygon draw:style-name="gr32" draw:text-style-name="P10" draw:layer="layout" svg:width="0.026cm" svg:height="0.379cm" svg:x="34.231cm" svg:y="14.119cm" svg:viewBox="0 0 27 380" draw:points="0,380 27,380 27,0 0,0">
          <text:p/>
        </draw:polygon>
        <draw:polygon draw:style-name="gr30" draw:text-style-name="P8" draw:layer="layout" svg:width="0.027cm" svg:height="0.379cm" svg:x="34.257cm" svg:y="14.119cm" svg:viewBox="0 0 28 380" draw:points="0,380 28,380 28,0 0,0">
          <text:p/>
        </draw:polygon>
        <draw:polygon draw:style-name="gr29" draw:text-style-name="P7" draw:layer="layout" svg:width="0.026cm" svg:height="0.379cm" svg:x="34.284cm" svg:y="14.119cm" svg:viewBox="0 0 27 380" draw:points="0,380 27,380 27,0 0,0">
          <text:p/>
        </draw:polygon>
        <draw:polygon draw:style-name="gr29" draw:text-style-name="P7" draw:layer="layout" svg:width="0.026cm" svg:height="0.379cm" svg:x="34.31cm" svg:y="14.119cm" svg:viewBox="0 0 27 380" draw:points="0,380 27,380 27,0 0,0">
          <text:p/>
        </draw:polygon>
        <draw:polygon draw:style-name="gr29" draw:text-style-name="P7" draw:layer="layout" svg:width="0.026cm" svg:height="0.379cm" svg:x="34.336cm" svg:y="14.119cm" svg:viewBox="0 0 27 380" draw:points="0,380 27,380 27,0 0,0">
          <text:p/>
        </draw:polygon>
        <draw:polygon draw:style-name="gr31" draw:text-style-name="P9" draw:layer="layout" svg:width="0.026cm" svg:height="0.379cm" svg:x="34.415cm" svg:y="14.119cm" svg:viewBox="0 0 27 380" draw:points="0,380 27,380 27,0 0,0">
          <text:p/>
        </draw:polygon>
        <draw:polygon draw:style-name="gr30" draw:text-style-name="P8" draw:layer="layout" svg:width="0.026cm" svg:height="0.379cm" svg:x="34.441cm" svg:y="14.119cm" svg:viewBox="0 0 27 380" draw:points="0,380 27,380 27,0 0,0">
          <text:p/>
        </draw:polygon>
        <draw:polygon draw:style-name="gr29" draw:text-style-name="P7" draw:layer="layout" svg:width="0.026cm" svg:height="0.379cm" svg:x="34.468cm" svg:y="14.119cm" svg:viewBox="0 0 27 380" draw:points="0,380 27,380 27,0 0,0">
          <text:p/>
        </draw:polygon>
        <draw:polygon draw:style-name="gr30" draw:text-style-name="P8" draw:layer="layout" svg:width="0.026cm" svg:height="0.379cm" svg:x="34.494cm" svg:y="14.119cm" svg:viewBox="0 0 27 380" draw:points="0,380 27,380 27,0 0,0">
          <text:p/>
        </draw:polygon>
        <draw:polygon draw:style-name="gr32" draw:text-style-name="P10" draw:layer="layout" svg:width="0.026cm" svg:height="0.379cm" svg:x="34.52cm" svg:y="14.119cm" svg:viewBox="0 0 27 380" draw:points="0,380 27,380 27,0 0,0">
          <text:p/>
        </draw:polygon>
        <draw:polygon draw:style-name="gr32" draw:text-style-name="P10" draw:layer="layout" svg:width="0.026cm" svg:height="0.379cm" svg:x="34.546cm" svg:y="14.119cm" svg:viewBox="0 0 27 380" draw:points="0,380 27,380 27,0 0,0">
          <text:p/>
        </draw:polygon>
        <draw:polygon draw:style-name="gr32" draw:text-style-name="P10" draw:layer="layout" svg:width="0.026cm" svg:height="0.379cm" svg:x="34.573cm" svg:y="14.119cm" svg:viewBox="0 0 27 380" draw:points="0,380 27,380 27,0 0,0">
          <text:p/>
        </draw:polygon>
        <draw:polygon draw:style-name="gr31" draw:text-style-name="P9" draw:layer="layout" svg:width="0.026cm" svg:height="0.379cm" svg:x="34.599cm" svg:y="14.119cm" svg:viewBox="0 0 27 380" draw:points="0,380 27,380 27,0 0,0">
          <text:p/>
        </draw:polygon>
        <draw:polygon draw:style-name="gr29" draw:text-style-name="P7" draw:layer="layout" svg:width="0.027cm" svg:height="0.379cm" svg:x="34.625cm" svg:y="14.119cm" svg:viewBox="0 0 28 380" draw:points="0,380 28,380 28,0 0,0">
          <text:p/>
        </draw:polygon>
        <draw:polygon draw:style-name="gr29" draw:text-style-name="P7" draw:layer="layout" svg:width="0.026cm" svg:height="0.379cm" svg:x="34.652cm" svg:y="14.119cm" svg:viewBox="0 0 27 380" draw:points="0,380 27,380 27,0 0,0">
          <text:p/>
        </draw:polygon>
        <draw:polygon draw:style-name="gr29" draw:text-style-name="P7" draw:layer="layout" svg:width="0.026cm" svg:height="0.38cm" svg:x="20.123cm" svg:y="13.359cm" svg:viewBox="0 0 27 381" draw:points="0,381 27,381 27,0 0,0">
          <text:p/>
        </draw:polygon>
        <draw:polygon draw:style-name="gr30" draw:text-style-name="P8" draw:layer="layout" svg:width="0.026cm" svg:height="0.38cm" svg:x="20.15cm" svg:y="13.359cm" svg:viewBox="0 0 27 381" draw:points="0,381 27,381 27,0 0,0">
          <text:p/>
        </draw:polygon>
        <draw:polygon draw:style-name="gr31" draw:text-style-name="P9" draw:layer="layout" svg:width="0.026cm" svg:height="0.38cm" svg:x="20.176cm" svg:y="13.359cm" svg:viewBox="0 0 27 381" draw:points="0,381 27,381 27,0 0,0">
          <text:p/>
        </draw:polygon>
        <draw:polygon draw:style-name="gr32" draw:text-style-name="P10" draw:layer="layout" svg:width="0.026cm" svg:height="0.38cm" svg:x="20.202cm" svg:y="13.359cm" svg:viewBox="0 0 27 381" draw:points="0,381 27,381 27,0 0,0">
          <text:p/>
        </draw:polygon>
        <draw:polygon draw:style-name="gr31" draw:text-style-name="P9" draw:layer="layout" svg:width="0.026cm" svg:height="0.38cm" svg:x="20.228cm" svg:y="13.359cm" svg:viewBox="0 0 27 381" draw:points="0,381 27,381 27,0 0,0">
          <text:p/>
        </draw:polygon>
        <draw:polygon draw:style-name="gr32" draw:text-style-name="P10" draw:layer="layout" svg:width="0.026cm" svg:height="0.38cm" svg:x="20.256cm" svg:y="13.359cm" svg:viewBox="0 0 27 381" draw:points="0,381 27,381 27,0 0,0">
          <text:p/>
        </draw:polygon>
        <draw:polygon draw:style-name="gr32" draw:text-style-name="P10" draw:layer="layout" svg:width="0.026cm" svg:height="0.38cm" svg:x="20.281cm" svg:y="13.359cm" svg:viewBox="0 0 27 381" draw:points="0,381 27,381 27,0 0,0">
          <text:p/>
        </draw:polygon>
        <draw:polygon draw:style-name="gr30" draw:text-style-name="P8" draw:layer="layout" svg:width="0.026cm" svg:height="0.38cm" svg:x="20.307cm" svg:y="13.359cm" svg:viewBox="0 0 27 381" draw:points="0,381 27,381 27,0 0,0">
          <text:p/>
        </draw:polygon>
        <draw:polygon draw:style-name="gr32" draw:text-style-name="P10" draw:layer="layout" svg:width="0.026cm" svg:height="0.38cm" svg:x="20.333cm" svg:y="13.359cm" svg:viewBox="0 0 27 381" draw:points="0,381 27,381 27,0 0,0">
          <text:p/>
        </draw:polygon>
        <draw:polygon draw:style-name="gr32" draw:text-style-name="P10" draw:layer="layout" svg:width="0.027cm" svg:height="0.38cm" svg:x="20.359cm" svg:y="13.359cm" svg:viewBox="0 0 28 381" draw:points="0,381 28,381 28,0 0,0">
          <text:p/>
        </draw:polygon>
        <draw:polygon draw:style-name="gr30" draw:text-style-name="P8" draw:layer="layout" svg:width="0.026cm" svg:height="0.38cm" svg:x="20.386cm" svg:y="13.359cm" svg:viewBox="0 0 27 381" draw:points="0,381 27,381 27,0 0,0">
          <text:p/>
        </draw:polygon>
        <draw:polygon draw:style-name="gr29" draw:text-style-name="P7" draw:layer="layout" svg:width="0.026cm" svg:height="0.38cm" svg:x="20.412cm" svg:y="13.359cm" svg:viewBox="0 0 27 381" draw:points="0,381 27,381 27,0 0,0">
          <text:p/>
        </draw:polygon>
        <draw:polygon draw:style-name="gr31" draw:text-style-name="P9" draw:layer="layout" svg:width="0.027cm" svg:height="0.38cm" svg:x="20.438cm" svg:y="13.359cm" svg:viewBox="0 0 28 381" draw:points="0,381 28,381 28,0 0,0">
          <text:p/>
        </draw:polygon>
        <draw:polygon draw:style-name="gr31" draw:text-style-name="P9" draw:layer="layout" svg:width="0.026cm" svg:height="0.38cm" svg:x="20.465cm" svg:y="13.359cm" svg:viewBox="0 0 27 381" draw:points="0,381 27,381 27,0 0,0">
          <text:p/>
        </draw:polygon>
        <draw:polygon draw:style-name="gr30" draw:text-style-name="P8" draw:layer="layout" svg:width="0.026cm" svg:height="0.38cm" svg:x="20.491cm" svg:y="13.359cm" svg:viewBox="0 0 27 381" draw:points="0,381 27,381 27,0 0,0">
          <text:p/>
        </draw:polygon>
        <draw:polygon draw:style-name="gr30" draw:text-style-name="P8" draw:layer="layout" svg:width="0.026cm" svg:height="0.38cm" svg:x="20.517cm" svg:y="13.359cm" svg:viewBox="0 0 27 381" draw:points="0,381 27,381 27,0 0,0">
          <text:p/>
        </draw:polygon>
        <draw:polygon draw:style-name="gr31" draw:text-style-name="P9" draw:layer="layout" svg:width="0.026cm" svg:height="0.38cm" svg:x="20.544cm" svg:y="13.359cm" svg:viewBox="0 0 27 381" draw:points="0,381 27,381 27,0 0,0">
          <text:p/>
        </draw:polygon>
        <draw:polygon draw:style-name="gr32" draw:text-style-name="P10" draw:layer="layout" svg:width="0.026cm" svg:height="0.38cm" svg:x="20.596cm" svg:y="13.359cm" svg:viewBox="0 0 27 381" draw:points="0,381 27,381 27,0 0,0">
          <text:p/>
        </draw:polygon>
        <draw:polygon draw:style-name="gr30" draw:text-style-name="P8" draw:layer="layout" svg:width="0.026cm" svg:height="0.38cm" svg:x="20.622cm" svg:y="13.359cm" svg:viewBox="0 0 27 381" draw:points="0,381 27,381 27,0 0,0">
          <text:p/>
        </draw:polygon>
        <draw:polygon draw:style-name="gr31" draw:text-style-name="P9" draw:layer="layout" svg:width="0.026cm" svg:height="0.38cm" svg:x="20.649cm" svg:y="13.359cm" svg:viewBox="0 0 27 381" draw:points="0,381 27,381 27,0 0,0">
          <text:p/>
        </draw:polygon>
        <draw:polygon draw:style-name="gr31" draw:text-style-name="P9" draw:layer="layout" svg:width="0.026cm" svg:height="0.38cm" svg:x="20.676cm" svg:y="13.359cm" svg:viewBox="0 0 27 381" draw:points="0,381 27,381 27,0 0,0">
          <text:p/>
        </draw:polygon>
        <draw:polygon draw:style-name="gr31" draw:text-style-name="P9" draw:layer="layout" svg:width="0.026cm" svg:height="0.38cm" svg:x="20.701cm" svg:y="13.359cm" svg:viewBox="0 0 27 381" draw:points="0,381 27,381 27,0 0,0">
          <text:p/>
        </draw:polygon>
        <draw:polygon draw:style-name="gr32" draw:text-style-name="P10" draw:layer="layout" svg:width="0.026cm" svg:height="0.38cm" svg:x="20.727cm" svg:y="13.359cm" svg:viewBox="0 0 27 381" draw:points="0,381 27,381 27,0 0,0">
          <text:p/>
        </draw:polygon>
        <draw:polygon draw:style-name="gr30" draw:text-style-name="P8" draw:layer="layout" svg:width="0.026cm" svg:height="0.38cm" svg:x="20.754cm" svg:y="13.359cm" svg:viewBox="0 0 27 381" draw:points="0,381 27,381 27,0 0,0">
          <text:p/>
        </draw:polygon>
        <draw:polygon draw:style-name="gr31" draw:text-style-name="P9" draw:layer="layout" svg:width="0.026cm" svg:height="0.38cm" svg:x="20.78cm" svg:y="13.359cm" svg:viewBox="0 0 27 381" draw:points="0,381 27,381 27,0 0,0">
          <text:p/>
        </draw:polygon>
        <draw:polygon draw:style-name="gr31" draw:text-style-name="P9" draw:layer="layout" svg:width="0.027cm" svg:height="0.38cm" svg:x="20.806cm" svg:y="13.359cm" svg:viewBox="0 0 28 381" draw:points="0,381 28,381 28,0 0,0">
          <text:p/>
        </draw:polygon>
        <draw:polygon draw:style-name="gr30" draw:text-style-name="P8" draw:layer="layout" svg:width="0.026cm" svg:height="0.38cm" svg:x="20.833cm" svg:y="13.359cm" svg:viewBox="0 0 27 381" draw:points="0,381 27,381 27,0 0,0">
          <text:p/>
        </draw:polygon>
        <draw:polygon draw:style-name="gr30" draw:text-style-name="P8" draw:layer="layout" svg:width="0.026cm" svg:height="0.38cm" svg:x="20.859cm" svg:y="13.359cm" svg:viewBox="0 0 27 381" draw:points="0,381 27,381 27,0 0,0">
          <text:p/>
        </draw:polygon>
        <draw:polygon draw:style-name="gr30" draw:text-style-name="P8" draw:layer="layout" svg:width="0.026cm" svg:height="0.38cm" svg:x="20.885cm" svg:y="13.359cm" svg:viewBox="0 0 27 381" draw:points="0,381 27,381 27,0 0,0">
          <text:p/>
        </draw:polygon>
        <draw:polygon draw:style-name="gr32" draw:text-style-name="P10" draw:layer="layout" svg:width="0.026cm" svg:height="0.38cm" svg:x="20.911cm" svg:y="13.359cm" svg:viewBox="0 0 27 381" draw:points="0,381 27,381 27,0 0,0">
          <text:p/>
        </draw:polygon>
        <draw:polygon draw:style-name="gr31" draw:text-style-name="P9" draw:layer="layout" svg:width="0.026cm" svg:height="0.38cm" svg:x="20.938cm" svg:y="13.359cm" svg:viewBox="0 0 27 381" draw:points="0,381 27,381 27,0 0,0">
          <text:p/>
        </draw:polygon>
        <draw:polygon draw:style-name="gr30" draw:text-style-name="P8" draw:layer="layout" svg:width="0.026cm" svg:height="0.38cm" svg:x="20.964cm" svg:y="13.359cm" svg:viewBox="0 0 27 381" draw:points="0,381 27,381 27,0 0,0">
          <text:p/>
        </draw:polygon>
        <draw:polygon draw:style-name="gr29" draw:text-style-name="P7" draw:layer="layout" svg:width="0.026cm" svg:height="0.38cm" svg:x="20.99cm" svg:y="13.359cm" svg:viewBox="0 0 27 381" draw:points="0,381 27,381 27,0 0,0">
          <text:p/>
        </draw:polygon>
        <draw:polygon draw:style-name="gr30" draw:text-style-name="P8" draw:layer="layout" svg:width="0.026cm" svg:height="0.38cm" svg:x="21.016cm" svg:y="13.359cm" svg:viewBox="0 0 27 381" draw:points="0,381 27,381 27,0 0,0">
          <text:p/>
        </draw:polygon>
        <draw:polygon draw:style-name="gr30" draw:text-style-name="P8" draw:layer="layout" svg:width="0.026cm" svg:height="0.38cm" svg:x="21.043cm" svg:y="13.359cm" svg:viewBox="0 0 27 381" draw:points="0,381 27,381 27,0 0,0">
          <text:p/>
        </draw:polygon>
        <draw:polygon draw:style-name="gr31" draw:text-style-name="P9" draw:layer="layout" svg:width="0.026cm" svg:height="0.38cm" svg:x="21.069cm" svg:y="13.359cm" svg:viewBox="0 0 27 381" draw:points="0,381 27,381 27,0 0,0">
          <text:p/>
        </draw:polygon>
        <draw:polygon draw:style-name="gr31" draw:text-style-name="P9" draw:layer="layout" svg:width="0.026cm" svg:height="0.38cm" svg:x="21.096cm" svg:y="13.359cm" svg:viewBox="0 0 27 381" draw:points="0,381 27,381 27,0 0,0">
          <text:p/>
        </draw:polygon>
        <draw:polygon draw:style-name="gr30" draw:text-style-name="P8" draw:layer="layout" svg:width="0.027cm" svg:height="0.38cm" svg:x="21.121cm" svg:y="13.359cm" svg:viewBox="0 0 28 381" draw:points="0,381 28,381 28,0 0,0">
          <text:p/>
        </draw:polygon>
        <draw:polygon draw:style-name="gr31" draw:text-style-name="P9" draw:layer="layout" svg:width="0.026cm" svg:height="0.38cm" svg:x="21.148cm" svg:y="13.359cm" svg:viewBox="0 0 27 381" draw:points="0,381 27,381 27,0 0,0">
          <text:p/>
        </draw:polygon>
        <draw:polygon draw:style-name="gr31" draw:text-style-name="P9" draw:layer="layout" svg:width="0.026cm" svg:height="0.38cm" svg:x="21.174cm" svg:y="13.359cm" svg:viewBox="0 0 27 381" draw:points="0,381 27,381 27,0 0,0">
          <text:p/>
        </draw:polygon>
        <draw:polygon draw:style-name="gr29" draw:text-style-name="P7" draw:layer="layout" svg:width="0.027cm" svg:height="0.38cm" svg:x="21.2cm" svg:y="13.359cm" svg:viewBox="0 0 28 381" draw:points="0,381 28,381 28,0 0,0">
          <text:p/>
        </draw:polygon>
        <draw:polygon draw:style-name="gr31" draw:text-style-name="P9" draw:layer="layout" svg:width="0.026cm" svg:height="0.38cm" svg:x="21.227cm" svg:y="13.359cm" svg:viewBox="0 0 27 381" draw:points="0,381 27,381 27,0 0,0">
          <text:p/>
        </draw:polygon>
        <draw:polygon draw:style-name="gr29" draw:text-style-name="P7" draw:layer="layout" svg:width="0.026cm" svg:height="0.38cm" svg:x="21.253cm" svg:y="13.359cm" svg:viewBox="0 0 27 381" draw:points="0,381 27,381 27,0 0,0">
          <text:p/>
        </draw:polygon>
        <draw:polygon draw:style-name="gr30" draw:text-style-name="P8" draw:layer="layout" svg:width="0.026cm" svg:height="0.38cm" svg:x="21.279cm" svg:y="13.359cm" svg:viewBox="0 0 27 381" draw:points="0,381 27,381 27,0 0,0">
          <text:p/>
        </draw:polygon>
        <draw:polygon draw:style-name="gr31" draw:text-style-name="P9" draw:layer="layout" svg:width="0.026cm" svg:height="0.38cm" svg:x="21.305cm" svg:y="13.359cm" svg:viewBox="0 0 27 381" draw:points="0,381 27,381 27,0 0,0">
          <text:p/>
        </draw:polygon>
        <draw:polygon draw:style-name="gr30" draw:text-style-name="P8" draw:layer="layout" svg:width="0.026cm" svg:height="0.38cm" svg:x="21.332cm" svg:y="13.359cm" svg:viewBox="0 0 27 381" draw:points="0,381 27,381 27,0 0,0">
          <text:p/>
        </draw:polygon>
        <draw:polygon draw:style-name="gr30" draw:text-style-name="P8" draw:layer="layout" svg:width="0.026cm" svg:height="0.38cm" svg:x="21.358cm" svg:y="13.359cm" svg:viewBox="0 0 27 381" draw:points="0,381 27,381 27,0 0,0">
          <text:p/>
        </draw:polygon>
        <draw:polygon draw:style-name="gr31" draw:text-style-name="P9" draw:layer="layout" svg:width="0.026cm" svg:height="0.38cm" svg:x="21.384cm" svg:y="13.359cm" svg:viewBox="0 0 27 381" draw:points="0,381 27,381 27,0 0,0">
          <text:p/>
        </draw:polygon>
        <draw:polygon draw:style-name="gr32" draw:text-style-name="P10" draw:layer="layout" svg:width="0.026cm" svg:height="0.38cm" svg:x="21.41cm" svg:y="13.359cm" svg:viewBox="0 0 27 381" draw:points="0,381 27,381 27,0 0,0">
          <text:p/>
        </draw:polygon>
        <draw:polygon draw:style-name="gr31" draw:text-style-name="P9" draw:layer="layout" svg:width="0.026cm" svg:height="0.38cm" svg:x="21.437cm" svg:y="13.359cm" svg:viewBox="0 0 27 381" draw:points="0,381 27,381 27,0 0,0">
          <text:p/>
        </draw:polygon>
        <draw:polygon draw:style-name="gr30" draw:text-style-name="P8" draw:layer="layout" svg:width="0.026cm" svg:height="0.38cm" svg:x="21.463cm" svg:y="13.359cm" svg:viewBox="0 0 27 381" draw:points="0,381 27,381 27,0 0,0">
          <text:p/>
        </draw:polygon>
        <draw:polygon draw:style-name="gr32" draw:text-style-name="P10" draw:layer="layout" svg:width="0.026cm" svg:height="0.38cm" svg:x="21.489cm" svg:y="13.359cm" svg:viewBox="0 0 27 381" draw:points="0,381 27,381 27,0 0,0">
          <text:p/>
        </draw:polygon>
        <draw:polygon draw:style-name="gr31" draw:text-style-name="P9" draw:layer="layout" svg:width="0.027cm" svg:height="0.38cm" svg:x="21.516cm" svg:y="13.359cm" svg:viewBox="0 0 28 381" draw:points="0,381 28,381 28,0 0,0">
          <text:p/>
        </draw:polygon>
        <draw:polygon draw:style-name="gr30" draw:text-style-name="P8" draw:layer="layout" svg:width="0.026cm" svg:height="0.38cm" svg:x="21.543cm" svg:y="13.359cm" svg:viewBox="0 0 27 381" draw:points="0,381 27,381 27,0 0,0">
          <text:p/>
        </draw:polygon>
        <draw:polygon draw:style-name="gr31" draw:text-style-name="P9" draw:layer="layout" svg:width="0.026cm" svg:height="0.38cm" svg:x="21.568cm" svg:y="13.359cm" svg:viewBox="0 0 27 381" draw:points="0,381 27,381 27,0 0,0">
          <text:p/>
        </draw:polygon>
        <draw:polygon draw:style-name="gr31" draw:text-style-name="P9" draw:layer="layout" svg:width="0.026cm" svg:height="0.38cm" svg:x="21.595cm" svg:y="13.359cm" svg:viewBox="0 0 27 381" draw:points="0,381 27,381 27,0 0,0">
          <text:p/>
        </draw:polygon>
        <draw:polygon draw:style-name="gr31" draw:text-style-name="P9" draw:layer="layout" svg:width="0.026cm" svg:height="0.38cm" svg:x="21.621cm" svg:y="13.359cm" svg:viewBox="0 0 27 381" draw:points="0,381 27,381 27,0 0,0">
          <text:p/>
        </draw:polygon>
        <draw:polygon draw:style-name="gr30" draw:text-style-name="P8" draw:layer="layout" svg:width="0.026cm" svg:height="0.38cm" svg:x="21.647cm" svg:y="13.359cm" svg:viewBox="0 0 27 381" draw:points="0,381 27,381 27,0 0,0">
          <text:p/>
        </draw:polygon>
        <draw:polygon draw:style-name="gr32" draw:text-style-name="P10" draw:layer="layout" svg:width="0.026cm" svg:height="0.38cm" svg:x="21.673cm" svg:y="13.359cm" svg:viewBox="0 0 27 381" draw:points="0,381 27,381 27,0 0,0">
          <text:p/>
        </draw:polygon>
        <draw:polygon draw:style-name="gr30" draw:text-style-name="P8" draw:layer="layout" svg:width="0.026cm" svg:height="0.38cm" svg:x="21.7cm" svg:y="13.359cm" svg:viewBox="0 0 27 381" draw:points="0,381 27,381 27,0 0,0">
          <text:p/>
        </draw:polygon>
        <draw:polygon draw:style-name="gr30" draw:text-style-name="P8" draw:layer="layout" svg:width="0.026cm" svg:height="0.38cm" svg:x="21.726cm" svg:y="13.359cm" svg:viewBox="0 0 27 381" draw:points="0,381 27,381 27,0 0,0">
          <text:p/>
        </draw:polygon>
        <draw:polygon draw:style-name="gr30" draw:text-style-name="P8" draw:layer="layout" svg:width="0.026cm" svg:height="0.38cm" svg:x="21.752cm" svg:y="13.359cm" svg:viewBox="0 0 27 381" draw:points="0,381 27,381 27,0 0,0">
          <text:p/>
        </draw:polygon>
        <draw:polygon draw:style-name="gr31" draw:text-style-name="P9" draw:layer="layout" svg:width="0.027cm" svg:height="0.38cm" svg:x="21.804cm" svg:y="13.359cm" svg:viewBox="0 0 28 381" draw:points="0,381 28,381 28,0 0,0">
          <text:p/>
        </draw:polygon>
        <draw:polygon draw:style-name="gr31" draw:text-style-name="P9" draw:layer="layout" svg:width="0.026cm" svg:height="0.38cm" svg:x="21.831cm" svg:y="13.359cm" svg:viewBox="0 0 27 381" draw:points="0,381 27,381 27,0 0,0">
          <text:p/>
        </draw:polygon>
        <draw:polygon draw:style-name="gr30" draw:text-style-name="P8" draw:layer="layout" svg:width="0.026cm" svg:height="0.38cm" svg:x="21.857cm" svg:y="13.359cm" svg:viewBox="0 0 27 381" draw:points="0,381 27,381 27,0 0,0">
          <text:p/>
        </draw:polygon>
        <draw:polygon draw:style-name="gr31" draw:text-style-name="P9" draw:layer="layout" svg:width="0.027cm" svg:height="0.38cm" svg:x="21.883cm" svg:y="13.359cm" svg:viewBox="0 0 28 381" draw:points="0,381 28,381 28,0 0,0">
          <text:p/>
        </draw:polygon>
        <draw:polygon draw:style-name="gr30" draw:text-style-name="P8" draw:layer="layout" svg:width="0.026cm" svg:height="0.38cm" svg:x="21.91cm" svg:y="13.359cm" svg:viewBox="0 0 27 381" draw:points="0,381 27,381 27,0 0,0">
          <text:p/>
        </draw:polygon>
        <draw:polygon draw:style-name="gr31" draw:text-style-name="P9" draw:layer="layout" svg:width="0.026cm" svg:height="0.38cm" svg:x="21.936cm" svg:y="13.359cm" svg:viewBox="0 0 27 381" draw:points="0,381 27,381 27,0 0,0">
          <text:p/>
        </draw:polygon>
        <draw:polygon draw:style-name="gr30" draw:text-style-name="P8" draw:layer="layout" svg:width="0.026cm" svg:height="0.38cm" svg:x="21.963cm" svg:y="13.359cm" svg:viewBox="0 0 27 381" draw:points="0,381 27,381 27,0 0,0">
          <text:p/>
        </draw:polygon>
        <draw:polygon draw:style-name="gr30" draw:text-style-name="P8" draw:layer="layout" svg:width="0.026cm" svg:height="0.38cm" svg:x="21.989cm" svg:y="13.359cm" svg:viewBox="0 0 27 381" draw:points="0,381 27,381 27,0 0,0">
          <text:p/>
        </draw:polygon>
        <draw:polygon draw:style-name="gr32" draw:text-style-name="P10" draw:layer="layout" svg:width="0.026cm" svg:height="0.38cm" svg:x="22.015cm" svg:y="13.359cm" svg:viewBox="0 0 27 381" draw:points="0,381 27,381 27,0 0,0">
          <text:p/>
        </draw:polygon>
        <draw:polygon draw:style-name="gr32" draw:text-style-name="P10" draw:layer="layout" svg:width="0.026cm" svg:height="0.38cm" svg:x="22.041cm" svg:y="13.359cm" svg:viewBox="0 0 27 381" draw:points="0,381 27,381 27,0 0,0">
          <text:p/>
        </draw:polygon>
        <draw:polygon draw:style-name="gr30" draw:text-style-name="P8" draw:layer="layout" svg:width="0.026cm" svg:height="0.38cm" svg:x="22.067cm" svg:y="13.359cm" svg:viewBox="0 0 27 381" draw:points="0,381 27,381 27,0 0,0">
          <text:p/>
        </draw:polygon>
        <draw:polygon draw:style-name="gr30" draw:text-style-name="P8" draw:layer="layout" svg:width="0.026cm" svg:height="0.38cm" svg:x="22.094cm" svg:y="13.359cm" svg:viewBox="0 0 27 381" draw:points="0,381 27,381 27,0 0,0">
          <text:p/>
        </draw:polygon>
        <draw:polygon draw:style-name="gr29" draw:text-style-name="P7" draw:layer="layout" svg:width="0.026cm" svg:height="0.38cm" svg:x="22.12cm" svg:y="13.359cm" svg:viewBox="0 0 27 381" draw:points="0,381 27,381 27,0 0,0">
          <text:p/>
        </draw:polygon>
        <draw:polygon draw:style-name="gr30" draw:text-style-name="P8" draw:layer="layout" svg:width="0.026cm" svg:height="0.38cm" svg:x="22.146cm" svg:y="13.359cm" svg:viewBox="0 0 27 381" draw:points="0,381 27,381 27,0 0,0">
          <text:p/>
        </draw:polygon>
        <draw:polygon draw:style-name="gr29" draw:text-style-name="P7" draw:layer="layout" svg:width="0.026cm" svg:height="0.38cm" svg:x="22.172cm" svg:y="13.359cm" svg:viewBox="0 0 27 381" draw:points="0,381 27,381 27,0 0,0">
          <text:p/>
        </draw:polygon>
        <draw:polygon draw:style-name="gr30" draw:text-style-name="P8" draw:layer="layout" svg:width="0.026cm" svg:height="0.38cm" svg:x="22.199cm" svg:y="13.359cm" svg:viewBox="0 0 27 381" draw:points="0,381 27,381 27,0 0,0">
          <text:p/>
        </draw:polygon>
        <draw:polygon draw:style-name="gr30" draw:text-style-name="P8" draw:layer="layout" svg:width="0.026cm" svg:height="0.38cm" svg:x="22.225cm" svg:y="13.359cm" svg:viewBox="0 0 27 381" draw:points="0,381 27,381 27,0 0,0">
          <text:p/>
        </draw:polygon>
        <draw:polygon draw:style-name="gr29" draw:text-style-name="P7" draw:layer="layout" svg:width="0.026cm" svg:height="0.38cm" svg:x="22.251cm" svg:y="13.359cm" svg:viewBox="0 0 27 381" draw:points="0,381 27,381 27,0 0,0">
          <text:p/>
        </draw:polygon>
        <draw:polygon draw:style-name="gr29" draw:text-style-name="P7" draw:layer="layout" svg:width="0.027cm" svg:height="0.38cm" svg:x="22.277cm" svg:y="13.359cm" svg:viewBox="0 0 28 381" draw:points="0,381 28,381 28,0 0,0">
          <text:p/>
        </draw:polygon>
        <draw:polygon draw:style-name="gr29" draw:text-style-name="P7" draw:layer="layout" svg:width="0.026cm" svg:height="0.38cm" svg:x="22.304cm" svg:y="13.359cm" svg:viewBox="0 0 27 381" draw:points="0,381 27,381 27,0 0,0">
          <text:p/>
        </draw:polygon>
        <draw:polygon draw:style-name="gr30" draw:text-style-name="P8" draw:layer="layout" svg:width="0.026cm" svg:height="0.38cm" svg:x="22.33cm" svg:y="13.359cm" svg:viewBox="0 0 27 381" draw:points="0,381 27,381 27,0 0,0">
          <text:p/>
        </draw:polygon>
        <draw:polygon draw:style-name="gr30" draw:text-style-name="P8" draw:layer="layout" svg:width="0.026cm" svg:height="0.38cm" svg:x="22.356cm" svg:y="13.359cm" svg:viewBox="0 0 27 381" draw:points="0,381 27,381 27,0 0,0">
          <text:p/>
        </draw:polygon>
        <draw:polygon draw:style-name="gr30" draw:text-style-name="P8" draw:layer="layout" svg:width="0.026cm" svg:height="0.38cm" svg:x="22.383cm" svg:y="13.359cm" svg:viewBox="0 0 27 381" draw:points="0,381 27,381 27,0 0,0">
          <text:p/>
        </draw:polygon>
        <draw:polygon draw:style-name="gr30" draw:text-style-name="P8" draw:layer="layout" svg:width="0.026cm" svg:height="0.38cm" svg:x="22.409cm" svg:y="13.359cm" svg:viewBox="0 0 27 381" draw:points="0,381 27,381 27,0 0,0">
          <text:p/>
        </draw:polygon>
        <draw:polygon draw:style-name="gr32" draw:text-style-name="P10" draw:layer="layout" svg:width="0.026cm" svg:height="0.38cm" svg:x="22.435cm" svg:y="13.359cm" svg:viewBox="0 0 27 381" draw:points="0,381 27,381 27,0 0,0">
          <text:p/>
        </draw:polygon>
        <draw:polygon draw:style-name="gr31" draw:text-style-name="P9" draw:layer="layout" svg:width="0.026cm" svg:height="0.38cm" svg:x="22.461cm" svg:y="13.359cm" svg:viewBox="0 0 27 381" draw:points="0,381 27,381 27,0 0,0">
          <text:p/>
        </draw:polygon>
        <draw:polygon draw:style-name="gr32" draw:text-style-name="P10" draw:layer="layout" svg:width="0.026cm" svg:height="0.38cm" svg:x="22.488cm" svg:y="13.359cm" svg:viewBox="0 0 27 381" draw:points="0,381 27,381 27,0 0,0">
          <text:p/>
        </draw:polygon>
        <draw:polygon draw:style-name="gr31" draw:text-style-name="P9" draw:layer="layout" svg:width="0.026cm" svg:height="0.38cm" svg:x="22.514cm" svg:y="13.359cm" svg:viewBox="0 0 27 381" draw:points="0,381 27,381 27,0 0,0">
          <text:p/>
        </draw:polygon>
        <draw:polygon draw:style-name="gr29" draw:text-style-name="P7" draw:layer="layout" svg:width="0.026cm" svg:height="0.38cm" svg:x="22.54cm" svg:y="13.359cm" svg:viewBox="0 0 27 381" draw:points="0,381 27,381 27,0 0,0">
          <text:p/>
        </draw:polygon>
        <draw:polygon draw:style-name="gr29" draw:text-style-name="P7" draw:layer="layout" svg:width="0.027cm" svg:height="0.38cm" svg:x="22.566cm" svg:y="13.359cm" svg:viewBox="0 0 28 381" draw:points="0,381 28,381 28,0 0,0">
          <text:p/>
        </draw:polygon>
        <draw:polygon draw:style-name="gr30" draw:text-style-name="P8" draw:layer="layout" svg:width="0.026cm" svg:height="0.38cm" svg:x="22.593cm" svg:y="13.359cm" svg:viewBox="0 0 27 381" draw:points="0,381 27,381 27,0 0,0">
          <text:p/>
        </draw:polygon>
        <draw:polygon draw:style-name="gr30" draw:text-style-name="P8" draw:layer="layout" svg:width="0.026cm" svg:height="0.38cm" svg:x="22.619cm" svg:y="13.359cm" svg:viewBox="0 0 27 381" draw:points="0,381 27,381 27,0 0,0">
          <text:p/>
        </draw:polygon>
        <draw:polygon draw:style-name="gr32" draw:text-style-name="P10" draw:layer="layout" svg:width="0.027cm" svg:height="0.38cm" svg:x="22.645cm" svg:y="13.359cm" svg:viewBox="0 0 28 381" draw:points="0,381 28,381 28,0 0,0">
          <text:p/>
        </draw:polygon>
        <draw:polygon draw:style-name="gr32" draw:text-style-name="P10" draw:layer="layout" svg:width="0.026cm" svg:height="0.38cm" svg:x="22.672cm" svg:y="13.359cm" svg:viewBox="0 0 27 381" draw:points="0,381 27,381 27,0 0,0">
          <text:p/>
        </draw:polygon>
        <draw:polygon draw:style-name="gr32" draw:text-style-name="P10" draw:layer="layout" svg:width="0.026cm" svg:height="0.38cm" svg:x="22.698cm" svg:y="13.359cm" svg:viewBox="0 0 27 381" draw:points="0,381 27,381 27,0 0,0">
          <text:p/>
        </draw:polygon>
        <draw:polygon draw:style-name="gr31" draw:text-style-name="P9" draw:layer="layout" svg:width="0.026cm" svg:height="0.38cm" svg:x="22.724cm" svg:y="13.359cm" svg:viewBox="0 0 27 381" draw:points="0,381 27,381 27,0 0,0">
          <text:p/>
        </draw:polygon>
        <draw:polygon draw:style-name="gr31" draw:text-style-name="P9" draw:layer="layout" svg:width="0.026cm" svg:height="0.38cm" svg:x="22.75cm" svg:y="13.359cm" svg:viewBox="0 0 27 381" draw:points="0,381 27,381 27,0 0,0">
          <text:p/>
        </draw:polygon>
        <draw:polygon draw:style-name="gr31" draw:text-style-name="P9" draw:layer="layout" svg:width="0.026cm" svg:height="0.38cm" svg:x="22.777cm" svg:y="13.359cm" svg:viewBox="0 0 27 381" draw:points="0,381 27,381 27,0 0,0">
          <text:p/>
        </draw:polygon>
        <draw:polygon draw:style-name="gr29" draw:text-style-name="P7" draw:layer="layout" svg:width="0.026cm" svg:height="0.38cm" svg:x="22.803cm" svg:y="13.359cm" svg:viewBox="0 0 27 381" draw:points="0,381 27,381 27,0 0,0">
          <text:p/>
        </draw:polygon>
        <draw:polygon draw:style-name="gr31" draw:text-style-name="P9" draw:layer="layout" svg:width="0.026cm" svg:height="0.38cm" svg:x="22.829cm" svg:y="13.359cm" svg:viewBox="0 0 27 381" draw:points="0,381 27,381 27,0 0,0">
          <text:p/>
        </draw:polygon>
        <draw:polygon draw:style-name="gr31" draw:text-style-name="P9" draw:layer="layout" svg:width="0.026cm" svg:height="0.38cm" svg:x="22.855cm" svg:y="13.359cm" svg:viewBox="0 0 27 381" draw:points="0,381 27,381 27,0 0,0">
          <text:p/>
        </draw:polygon>
        <draw:polygon draw:style-name="gr31" draw:text-style-name="P9" draw:layer="layout" svg:width="0.026cm" svg:height="0.38cm" svg:x="22.882cm" svg:y="13.359cm" svg:viewBox="0 0 27 381" draw:points="0,381 27,381 27,0 0,0">
          <text:p/>
        </draw:polygon>
        <draw:polygon draw:style-name="gr30" draw:text-style-name="P8" draw:layer="layout" svg:width="0.026cm" svg:height="0.38cm" svg:x="23.223cm" svg:y="13.359cm" svg:viewBox="0 0 27 381" draw:points="0,381 27,381 27,0 0,0">
          <text:p/>
        </draw:polygon>
        <draw:polygon draw:style-name="gr32" draw:text-style-name="P10" draw:layer="layout" svg:width="0.026cm" svg:height="0.38cm" svg:x="23.249cm" svg:y="13.359cm" svg:viewBox="0 0 27 381" draw:points="0,381 27,381 27,0 0,0">
          <text:p/>
        </draw:polygon>
        <draw:polygon draw:style-name="gr30" draw:text-style-name="P8" draw:layer="layout" svg:width="0.026cm" svg:height="0.38cm" svg:x="23.276cm" svg:y="13.359cm" svg:viewBox="0 0 27 381" draw:points="0,381 27,381 27,0 0,0">
          <text:p/>
        </draw:polygon>
        <draw:polygon draw:style-name="gr31" draw:text-style-name="P9" draw:layer="layout" svg:width="0.026cm" svg:height="0.38cm" svg:x="23.302cm" svg:y="13.359cm" svg:viewBox="0 0 27 381" draw:points="0,381 27,381 27,0 0,0">
          <text:p/>
        </draw:polygon>
        <draw:polygon draw:style-name="gr29" draw:text-style-name="P7" draw:layer="layout" svg:width="0.027cm" svg:height="0.38cm" svg:x="23.328cm" svg:y="13.359cm" svg:viewBox="0 0 28 381" draw:points="0,381 28,381 28,0 0,0">
          <text:p/>
        </draw:polygon>
        <draw:polygon draw:style-name="gr31" draw:text-style-name="P9" draw:layer="layout" svg:width="0.026cm" svg:height="0.38cm" svg:x="23.355cm" svg:y="13.359cm" svg:viewBox="0 0 27 381" draw:points="0,381 27,381 27,0 0,0">
          <text:p/>
        </draw:polygon>
        <draw:polygon draw:style-name="gr29" draw:text-style-name="P7" draw:layer="layout" svg:width="0.026cm" svg:height="0.38cm" svg:x="23.381cm" svg:y="13.359cm" svg:viewBox="0 0 27 381" draw:points="0,381 27,381 27,0 0,0">
          <text:p/>
        </draw:polygon>
        <draw:polygon draw:style-name="gr31" draw:text-style-name="P9" draw:layer="layout" svg:width="0.026cm" svg:height="0.38cm" svg:x="23.407cm" svg:y="13.359cm" svg:viewBox="0 0 27 381" draw:points="0,381 27,381 27,0 0,0">
          <text:p/>
        </draw:polygon>
        <draw:polygon draw:style-name="gr31" draw:text-style-name="P9" draw:layer="layout" svg:width="0.026cm" svg:height="0.38cm" svg:x="23.434cm" svg:y="13.359cm" svg:viewBox="0 0 27 381" draw:points="0,381 27,381 27,0 0,0">
          <text:p/>
        </draw:polygon>
        <draw:polygon draw:style-name="gr31" draw:text-style-name="P9" draw:layer="layout" svg:width="0.026cm" svg:height="0.38cm" svg:x="23.46cm" svg:y="13.359cm" svg:viewBox="0 0 27 381" draw:points="0,381 27,381 27,0 0,0">
          <text:p/>
        </draw:polygon>
        <draw:polygon draw:style-name="gr30" draw:text-style-name="P8" draw:layer="layout" svg:width="0.026cm" svg:height="0.38cm" svg:x="23.486cm" svg:y="13.359cm" svg:viewBox="0 0 27 381" draw:points="0,381 27,381 27,0 0,0">
          <text:p/>
        </draw:polygon>
        <draw:polygon draw:style-name="gr30" draw:text-style-name="P8" draw:layer="layout" svg:width="0.026cm" svg:height="0.38cm" svg:x="23.512cm" svg:y="13.359cm" svg:viewBox="0 0 27 381" draw:points="0,381 27,381 27,0 0,0">
          <text:p/>
        </draw:polygon>
        <draw:polygon draw:style-name="gr31" draw:text-style-name="P9" draw:layer="layout" svg:width="0.026cm" svg:height="0.38cm" svg:x="23.539cm" svg:y="13.359cm" svg:viewBox="0 0 27 381" draw:points="0,381 27,381 27,0 0,0">
          <text:p/>
        </draw:polygon>
        <draw:polygon draw:style-name="gr32" draw:text-style-name="P10" draw:layer="layout" svg:width="0.026cm" svg:height="0.38cm" svg:x="23.565cm" svg:y="13.359cm" svg:viewBox="0 0 27 381" draw:points="0,381 27,381 27,0 0,0">
          <text:p/>
        </draw:polygon>
        <draw:polygon draw:style-name="gr30" draw:text-style-name="P8" draw:layer="layout" svg:width="0.026cm" svg:height="0.38cm" svg:x="23.591cm" svg:y="13.359cm" svg:viewBox="0 0 27 381" draw:points="0,381 27,381 27,0 0,0">
          <text:p/>
        </draw:polygon>
        <draw:polygon draw:style-name="gr30" draw:text-style-name="P8" draw:layer="layout" svg:width="0.026cm" svg:height="0.38cm" svg:x="23.617cm" svg:y="13.359cm" svg:viewBox="0 0 27 381" draw:points="0,381 27,381 27,0 0,0">
          <text:p/>
        </draw:polygon>
        <draw:polygon draw:style-name="gr30" draw:text-style-name="P8" draw:layer="layout" svg:width="0.027cm" svg:height="0.38cm" svg:x="23.644cm" svg:y="13.359cm" svg:viewBox="0 0 28 381" draw:points="0,381 28,381 28,0 0,0">
          <text:p/>
        </draw:polygon>
        <draw:polygon draw:style-name="gr30" draw:text-style-name="P8" draw:layer="layout" svg:width="0.026cm" svg:height="0.38cm" svg:x="23.671cm" svg:y="13.359cm" svg:viewBox="0 0 27 381" draw:points="0,381 27,381 27,0 0,0">
          <text:p/>
        </draw:polygon>
        <draw:polygon draw:style-name="gr32" draw:text-style-name="P10" draw:layer="layout" svg:width="0.026cm" svg:height="0.38cm" svg:x="23.696cm" svg:y="13.359cm" svg:viewBox="0 0 27 381" draw:points="0,381 27,381 27,0 0,0">
          <text:p/>
        </draw:polygon>
        <draw:polygon draw:style-name="gr32" draw:text-style-name="P10" draw:layer="layout" svg:width="0.027cm" svg:height="0.38cm" svg:x="23.722cm" svg:y="13.359cm" svg:viewBox="0 0 28 381" draw:points="0,381 28,381 28,0 0,0">
          <text:p/>
        </draw:polygon>
        <draw:polygon draw:style-name="gr32" draw:text-style-name="P10" draw:layer="layout" svg:width="0.026cm" svg:height="0.38cm" svg:x="23.749cm" svg:y="13.359cm" svg:viewBox="0 0 27 381" draw:points="0,381 27,381 27,0 0,0">
          <text:p/>
        </draw:polygon>
        <draw:polygon draw:style-name="gr29" draw:text-style-name="P7" draw:layer="layout" svg:width="0.026cm" svg:height="0.38cm" svg:x="23.775cm" svg:y="13.359cm" svg:viewBox="0 0 27 381" draw:points="0,381 27,381 27,0 0,0">
          <text:p/>
        </draw:polygon>
        <draw:polygon draw:style-name="gr30" draw:text-style-name="P8" draw:layer="layout" svg:width="0.026cm" svg:height="0.38cm" svg:x="23.801cm" svg:y="13.359cm" svg:viewBox="0 0 27 381" draw:points="0,381 27,381 27,0 0,0">
          <text:p/>
        </draw:polygon>
        <draw:polygon draw:style-name="gr29" draw:text-style-name="P7" draw:layer="layout" svg:width="0.026cm" svg:height="0.38cm" svg:x="23.828cm" svg:y="13.359cm" svg:viewBox="0 0 27 381" draw:points="0,381 27,381 27,0 0,0">
          <text:p/>
        </draw:polygon>
        <draw:polygon draw:style-name="gr29" draw:text-style-name="P7" draw:layer="layout" svg:width="0.026cm" svg:height="0.38cm" svg:x="23.854cm" svg:y="13.359cm" svg:viewBox="0 0 27 381" draw:points="0,381 27,381 27,0 0,0">
          <text:p/>
        </draw:polygon>
        <draw:polygon draw:style-name="gr29" draw:text-style-name="P7" draw:layer="layout" svg:width="0.026cm" svg:height="0.38cm" svg:x="23.88cm" svg:y="13.359cm" svg:viewBox="0 0 27 381" draw:points="0,381 27,381 27,0 0,0">
          <text:p/>
        </draw:polygon>
        <draw:polygon draw:style-name="gr30" draw:text-style-name="P8" draw:layer="layout" svg:width="0.026cm" svg:height="0.38cm" svg:x="23.906cm" svg:y="13.359cm" svg:viewBox="0 0 27 381" draw:points="0,381 27,381 27,0 0,0">
          <text:p/>
        </draw:polygon>
        <draw:polygon draw:style-name="gr32" draw:text-style-name="P10" draw:layer="layout" svg:width="0.026cm" svg:height="0.38cm" svg:x="23.933cm" svg:y="13.359cm" svg:viewBox="0 0 27 381" draw:points="0,381 27,381 27,0 0,0">
          <text:p/>
        </draw:polygon>
        <draw:polygon draw:style-name="gr30" draw:text-style-name="P8" draw:layer="layout" svg:width="0.026cm" svg:height="0.38cm" svg:x="23.959cm" svg:y="13.359cm" svg:viewBox="0 0 27 381" draw:points="0,381 27,381 27,0 0,0">
          <text:p/>
        </draw:polygon>
        <draw:polygon draw:style-name="gr32" draw:text-style-name="P10" draw:layer="layout" svg:width="0.026cm" svg:height="0.38cm" svg:x="23.985cm" svg:y="13.359cm" svg:viewBox="0 0 27 381" draw:points="0,381 27,381 27,0 0,0">
          <text:p/>
        </draw:polygon>
        <draw:polygon draw:style-name="gr32" draw:text-style-name="P10" draw:layer="layout" svg:width="0.026cm" svg:height="0.38cm" svg:x="24.011cm" svg:y="13.359cm" svg:viewBox="0 0 27 381" draw:points="0,381 27,381 27,0 0,0">
          <text:p/>
        </draw:polygon>
        <draw:polygon draw:style-name="gr31" draw:text-style-name="P9" draw:layer="layout" svg:width="0.026cm" svg:height="0.38cm" svg:x="24.038cm" svg:y="13.359cm" svg:viewBox="0 0 27 381" draw:points="0,381 27,381 27,0 0,0">
          <text:p/>
        </draw:polygon>
        <draw:polygon draw:style-name="gr32" draw:text-style-name="P10" draw:layer="layout" svg:width="0.026cm" svg:height="0.38cm" svg:x="24.064cm" svg:y="13.359cm" svg:viewBox="0 0 27 381" draw:points="0,381 27,381 27,0 0,0">
          <text:p/>
        </draw:polygon>
        <draw:polygon draw:style-name="gr30" draw:text-style-name="P8" draw:layer="layout" svg:width="0.026cm" svg:height="0.38cm" svg:x="24.091cm" svg:y="13.359cm" svg:viewBox="0 0 27 381" draw:points="0,381 27,381 27,0 0,0">
          <text:p/>
        </draw:polygon>
        <draw:polygon draw:style-name="gr29" draw:text-style-name="P7" draw:layer="layout" svg:width="0.026cm" svg:height="0.38cm" svg:x="24.117cm" svg:y="13.359cm" svg:viewBox="0 0 27 381" draw:points="0,381 27,381 27,0 0,0">
          <text:p/>
        </draw:polygon>
        <draw:polygon draw:style-name="gr32" draw:text-style-name="P10" draw:layer="layout" svg:width="0.026cm" svg:height="0.38cm" svg:x="24.143cm" svg:y="13.359cm" svg:viewBox="0 0 27 381" draw:points="0,381 27,381 27,0 0,0">
          <text:p/>
        </draw:polygon>
        <draw:polygon draw:style-name="gr32" draw:text-style-name="P10" draw:layer="layout" svg:width="0.026cm" svg:height="0.38cm" svg:x="24.195cm" svg:y="13.359cm" svg:viewBox="0 0 27 381" draw:points="0,381 27,381 27,0 0,0">
          <text:p/>
        </draw:polygon>
        <draw:polygon draw:style-name="gr31" draw:text-style-name="P9" draw:layer="layout" svg:width="0.026cm" svg:height="0.38cm" svg:x="24.222cm" svg:y="13.359cm" svg:viewBox="0 0 27 381" draw:points="0,381 27,381 27,0 0,0">
          <text:p/>
        </draw:polygon>
        <draw:polygon draw:style-name="gr29" draw:text-style-name="P7" draw:layer="layout" svg:width="0.026cm" svg:height="0.38cm" svg:x="24.248cm" svg:y="13.359cm" svg:viewBox="0 0 27 381" draw:points="0,381 27,381 27,0 0,0">
          <text:p/>
        </draw:polygon>
        <draw:polygon draw:style-name="gr32" draw:text-style-name="P10" draw:layer="layout" svg:width="0.026cm" svg:height="0.38cm" svg:x="24.274cm" svg:y="13.359cm" svg:viewBox="0 0 27 381" draw:points="0,381 27,381 27,0 0,0">
          <text:p/>
        </draw:polygon>
        <draw:polygon draw:style-name="gr29" draw:text-style-name="P7" draw:layer="layout" svg:width="0.026cm" svg:height="0.38cm" svg:x="24.3cm" svg:y="13.359cm" svg:viewBox="0 0 27 381" draw:points="0,381 27,381 27,0 0,0">
          <text:p/>
        </draw:polygon>
        <draw:polygon draw:style-name="gr31" draw:text-style-name="P9" draw:layer="layout" svg:width="0.026cm" svg:height="0.38cm" svg:x="24.327cm" svg:y="13.359cm" svg:viewBox="0 0 27 381" draw:points="0,381 27,381 27,0 0,0">
          <text:p/>
        </draw:polygon>
        <draw:polygon draw:style-name="gr29" draw:text-style-name="P7" draw:layer="layout" svg:width="0.026cm" svg:height="0.38cm" svg:x="24.353cm" svg:y="13.359cm" svg:viewBox="0 0 27 381" draw:points="0,381 27,381 27,0 0,0">
          <text:p/>
        </draw:polygon>
        <draw:polygon draw:style-name="gr29" draw:text-style-name="P7" draw:layer="layout" svg:width="0.026cm" svg:height="0.38cm" svg:x="24.379cm" svg:y="13.359cm" svg:viewBox="0 0 27 381" draw:points="0,381 27,381 27,0 0,0">
          <text:p/>
        </draw:polygon>
        <draw:polygon draw:style-name="gr32" draw:text-style-name="P10" draw:layer="layout" svg:width="0.027cm" svg:height="0.38cm" svg:x="24.405cm" svg:y="13.359cm" svg:viewBox="0 0 28 381" draw:points="0,381 28,381 28,0 0,0">
          <text:p/>
        </draw:polygon>
        <draw:polygon draw:style-name="gr31" draw:text-style-name="P9" draw:layer="layout" svg:width="0.026cm" svg:height="0.38cm" svg:x="24.432cm" svg:y="13.359cm" svg:viewBox="0 0 27 381" draw:points="0,381 27,381 27,0 0,0">
          <text:p/>
        </draw:polygon>
        <draw:polygon draw:style-name="gr29" draw:text-style-name="P7" draw:layer="layout" svg:width="0.026cm" svg:height="0.38cm" svg:x="24.458cm" svg:y="13.359cm" svg:viewBox="0 0 27 381" draw:points="0,381 27,381 27,0 0,0">
          <text:p/>
        </draw:polygon>
        <draw:polygon draw:style-name="gr29" draw:text-style-name="P7" draw:layer="layout" svg:width="0.027cm" svg:height="0.38cm" svg:x="24.484cm" svg:y="13.359cm" svg:viewBox="0 0 28 381" draw:points="0,381 28,381 28,0 0,0">
          <text:p/>
        </draw:polygon>
        <draw:polygon draw:style-name="gr30" draw:text-style-name="P8" draw:layer="layout" svg:width="0.026cm" svg:height="0.38cm" svg:x="24.511cm" svg:y="13.359cm" svg:viewBox="0 0 27 381" draw:points="0,381 27,381 27,0 0,0">
          <text:p/>
        </draw:polygon>
        <draw:polygon draw:style-name="gr31" draw:text-style-name="P9" draw:layer="layout" svg:width="0.026cm" svg:height="0.38cm" svg:x="24.537cm" svg:y="13.359cm" svg:viewBox="0 0 27 381" draw:points="0,381 27,381 27,0 0,0">
          <text:p/>
        </draw:polygon>
        <draw:polygon draw:style-name="gr30" draw:text-style-name="P8" draw:layer="layout" svg:width="0.026cm" svg:height="0.38cm" svg:x="24.563cm" svg:y="13.359cm" svg:viewBox="0 0 27 381" draw:points="0,381 27,381 27,0 0,0">
          <text:p/>
        </draw:polygon>
        <draw:polygon draw:style-name="gr31" draw:text-style-name="P9" draw:layer="layout" svg:width="0.026cm" svg:height="0.38cm" svg:x="24.589cm" svg:y="13.359cm" svg:viewBox="0 0 27 381" draw:points="0,381 27,381 27,0 0,0">
          <text:p/>
        </draw:polygon>
        <draw:polygon draw:style-name="gr31" draw:text-style-name="P9" draw:layer="layout" svg:width="0.026cm" svg:height="0.38cm" svg:x="24.616cm" svg:y="13.359cm" svg:viewBox="0 0 27 381" draw:points="0,381 27,381 27,0 0,0">
          <text:p/>
        </draw:polygon>
        <draw:polygon draw:style-name="gr29" draw:text-style-name="P7" draw:layer="layout" svg:width="0.026cm" svg:height="0.38cm" svg:x="24.642cm" svg:y="13.359cm" svg:viewBox="0 0 27 381" draw:points="0,381 27,381 27,0 0,0">
          <text:p/>
        </draw:polygon>
        <draw:polygon draw:style-name="gr30" draw:text-style-name="P8" draw:layer="layout" svg:width="0.026cm" svg:height="0.38cm" svg:x="24.668cm" svg:y="13.359cm" svg:viewBox="0 0 27 381" draw:points="0,381 27,381 27,0 0,0">
          <text:p/>
        </draw:polygon>
        <draw:polygon draw:style-name="gr32" draw:text-style-name="P10" draw:layer="layout" svg:width="0.026cm" svg:height="0.38cm" svg:x="24.694cm" svg:y="13.359cm" svg:viewBox="0 0 27 381" draw:points="0,381 27,381 27,0 0,0">
          <text:p/>
        </draw:polygon>
        <draw:polygon draw:style-name="gr33" draw:text-style-name="P11" draw:layer="layout" svg:width="0.026cm" svg:height="0.38cm" svg:x="24.747cm" svg:y="13.359cm" svg:viewBox="0 0 27 381" draw:points="0,381 27,381 27,0 0,0">
          <text:p/>
        </draw:polygon>
        <draw:polygon draw:style-name="gr31" draw:text-style-name="P9" draw:layer="layout" svg:width="0.026cm" svg:height="0.38cm" svg:x="24.773cm" svg:y="13.359cm" svg:viewBox="0 0 27 381" draw:points="0,381 27,381 27,0 0,0">
          <text:p/>
        </draw:polygon>
        <draw:polygon draw:style-name="gr32" draw:text-style-name="P10" draw:layer="layout" svg:width="0.027cm" svg:height="0.38cm" svg:x="24.799cm" svg:y="13.359cm" svg:viewBox="0 0 28 381" draw:points="0,381 28,381 28,0 0,0">
          <text:p/>
        </draw:polygon>
        <draw:polygon draw:style-name="gr30" draw:text-style-name="P8" draw:layer="layout" svg:width="0.026cm" svg:height="0.38cm" svg:x="24.852cm" svg:y="13.359cm" svg:viewBox="0 0 27 381" draw:points="0,381 27,381 27,0 0,0">
          <text:p/>
        </draw:polygon>
        <draw:polygon draw:style-name="gr30" draw:text-style-name="P8" draw:layer="layout" svg:width="0.026cm" svg:height="0.38cm" svg:x="24.879cm" svg:y="13.359cm" svg:viewBox="0 0 27 381" draw:points="0,381 27,381 27,0 0,0">
          <text:p/>
        </draw:polygon>
        <draw:polygon draw:style-name="gr31" draw:text-style-name="P9" draw:layer="layout" svg:width="0.026cm" svg:height="0.38cm" svg:x="24.905cm" svg:y="13.359cm" svg:viewBox="0 0 27 381" draw:points="0,381 27,381 27,0 0,0">
          <text:p/>
        </draw:polygon>
        <draw:polygon draw:style-name="gr30" draw:text-style-name="P8" draw:layer="layout" svg:width="0.026cm" svg:height="0.38cm" svg:x="24.931cm" svg:y="13.359cm" svg:viewBox="0 0 27 381" draw:points="0,381 27,381 27,0 0,0">
          <text:p/>
        </draw:polygon>
        <draw:polygon draw:style-name="gr30" draw:text-style-name="P8" draw:layer="layout" svg:width="0.026cm" svg:height="0.38cm" svg:x="24.957cm" svg:y="13.359cm" svg:viewBox="0 0 27 381" draw:points="0,381 27,381 27,0 0,0">
          <text:p/>
        </draw:polygon>
        <draw:polygon draw:style-name="gr32" draw:text-style-name="P10" draw:layer="layout" svg:width="0.026cm" svg:height="0.38cm" svg:x="24.983cm" svg:y="13.359cm" svg:viewBox="0 0 27 381" draw:points="0,381 27,381 27,0 0,0">
          <text:p/>
        </draw:polygon>
        <draw:polygon draw:style-name="gr29" draw:text-style-name="P7" draw:layer="layout" svg:width="0.026cm" svg:height="0.38cm" svg:x="25.01cm" svg:y="13.359cm" svg:viewBox="0 0 27 381" draw:points="0,381 27,381 27,0 0,0">
          <text:p/>
        </draw:polygon>
        <draw:polygon draw:style-name="gr29" draw:text-style-name="P7" draw:layer="layout" svg:width="0.026cm" svg:height="0.38cm" svg:x="25.036cm" svg:y="13.359cm" svg:viewBox="0 0 27 381" draw:points="0,381 27,381 27,0 0,0">
          <text:p/>
        </draw:polygon>
        <draw:polygon draw:style-name="gr29" draw:text-style-name="P7" draw:layer="layout" svg:width="0.026cm" svg:height="0.38cm" svg:x="25.062cm" svg:y="13.359cm" svg:viewBox="0 0 27 381" draw:points="0,381 27,381 27,0 0,0">
          <text:p/>
        </draw:polygon>
        <draw:polygon draw:style-name="gr30" draw:text-style-name="P8" draw:layer="layout" svg:width="0.027cm" svg:height="0.38cm" svg:x="25.088cm" svg:y="13.359cm" svg:viewBox="0 0 28 381" draw:points="0,381 28,381 28,0 0,0">
          <text:p/>
        </draw:polygon>
        <draw:polygon draw:style-name="gr29" draw:text-style-name="P7" draw:layer="layout" svg:width="0.026cm" svg:height="0.38cm" svg:x="25.115cm" svg:y="13.359cm" svg:viewBox="0 0 27 381" draw:points="0,381 27,381 27,0 0,0">
          <text:p/>
        </draw:polygon>
        <draw:polygon draw:style-name="gr32" draw:text-style-name="P10" draw:layer="layout" svg:width="0.026cm" svg:height="0.38cm" svg:x="25.141cm" svg:y="13.359cm" svg:viewBox="0 0 27 381" draw:points="0,381 27,381 27,0 0,0">
          <text:p/>
        </draw:polygon>
        <draw:polygon draw:style-name="gr31" draw:text-style-name="P9" draw:layer="layout" svg:width="0.027cm" svg:height="0.38cm" svg:x="25.167cm" svg:y="13.359cm" svg:viewBox="0 0 28 381" draw:points="0,381 28,381 28,0 0,0">
          <text:p/>
        </draw:polygon>
        <draw:polygon draw:style-name="gr32" draw:text-style-name="P10" draw:layer="layout" svg:width="0.026cm" svg:height="0.38cm" svg:x="25.194cm" svg:y="13.359cm" svg:viewBox="0 0 27 381" draw:points="0,381 27,381 27,0 0,0">
          <text:p/>
        </draw:polygon>
        <draw:polygon draw:style-name="gr29" draw:text-style-name="P7" draw:layer="layout" svg:width="0.026cm" svg:height="0.38cm" svg:x="25.22cm" svg:y="13.359cm" svg:viewBox="0 0 27 381" draw:points="0,381 27,381 27,0 0,0">
          <text:p/>
        </draw:polygon>
        <draw:polygon draw:style-name="gr29" draw:text-style-name="P7" draw:layer="layout" svg:width="0.026cm" svg:height="0.38cm" svg:x="25.246cm" svg:y="13.359cm" svg:viewBox="0 0 27 381" draw:points="0,381 27,381 27,0 0,0">
          <text:p/>
        </draw:polygon>
        <draw:polygon draw:style-name="gr30" draw:text-style-name="P8" draw:layer="layout" svg:width="0.026cm" svg:height="0.38cm" svg:x="25.273cm" svg:y="13.359cm" svg:viewBox="0 0 27 381" draw:points="0,381 27,381 27,0 0,0">
          <text:p/>
        </draw:polygon>
        <draw:polygon draw:style-name="gr29" draw:text-style-name="P7" draw:layer="layout" svg:width="0.026cm" svg:height="0.38cm" svg:x="25.299cm" svg:y="13.359cm" svg:viewBox="0 0 27 381" draw:points="0,381 27,381 27,0 0,0">
          <text:p/>
        </draw:polygon>
        <draw:polygon draw:style-name="gr29" draw:text-style-name="P7" draw:layer="layout" svg:width="0.026cm" svg:height="0.38cm" svg:x="25.325cm" svg:y="13.359cm" svg:viewBox="0 0 27 381" draw:points="0,381 27,381 27,0 0,0">
          <text:p/>
        </draw:polygon>
        <draw:polygon draw:style-name="gr30" draw:text-style-name="P8" draw:layer="layout" svg:width="0.026cm" svg:height="0.38cm" svg:x="25.351cm" svg:y="13.359cm" svg:viewBox="0 0 27 381" draw:points="0,381 27,381 27,0 0,0">
          <text:p/>
        </draw:polygon>
        <draw:polygon draw:style-name="gr32" draw:text-style-name="P10" draw:layer="layout" svg:width="0.026cm" svg:height="0.38cm" svg:x="25.379cm" svg:y="13.359cm" svg:viewBox="0 0 27 381" draw:points="0,381 27,381 27,0 0,0">
          <text:p/>
        </draw:polygon>
        <draw:polygon draw:style-name="gr32" draw:text-style-name="P10" draw:layer="layout" svg:width="0.026cm" svg:height="0.38cm" svg:x="25.404cm" svg:y="13.359cm" svg:viewBox="0 0 27 381" draw:points="0,381 27,381 27,0 0,0">
          <text:p/>
        </draw:polygon>
        <draw:polygon draw:style-name="gr32" draw:text-style-name="P10" draw:layer="layout" svg:width="0.026cm" svg:height="0.38cm" svg:x="25.43cm" svg:y="13.359cm" svg:viewBox="0 0 27 381" draw:points="0,381 27,381 27,0 0,0">
          <text:p/>
        </draw:polygon>
        <draw:polygon draw:style-name="gr30" draw:text-style-name="P8" draw:layer="layout" svg:width="0.026cm" svg:height="0.38cm" svg:x="25.456cm" svg:y="13.359cm" svg:viewBox="0 0 27 381" draw:points="0,381 27,381 27,0 0,0">
          <text:p/>
        </draw:polygon>
        <draw:polygon draw:style-name="gr29" draw:text-style-name="P7" draw:layer="layout" svg:width="0.027cm" svg:height="0.38cm" svg:x="25.482cm" svg:y="13.359cm" svg:viewBox="0 0 28 381" draw:points="0,381 28,381 28,0 0,0">
          <text:p/>
        </draw:polygon>
        <draw:polygon draw:style-name="gr29" draw:text-style-name="P7" draw:layer="layout" svg:width="0.026cm" svg:height="0.38cm" svg:x="25.509cm" svg:y="13.359cm" svg:viewBox="0 0 27 381" draw:points="0,381 27,381 27,0 0,0">
          <text:p/>
        </draw:polygon>
        <draw:polygon draw:style-name="gr30" draw:text-style-name="P8" draw:layer="layout" svg:width="0.026cm" svg:height="0.38cm" svg:x="25.535cm" svg:y="13.359cm" svg:viewBox="0 0 27 381" draw:points="0,381 27,381 27,0 0,0">
          <text:p/>
        </draw:polygon>
        <draw:polygon draw:style-name="gr29" draw:text-style-name="P7" draw:layer="layout" svg:width="0.027cm" svg:height="0.38cm" svg:x="25.561cm" svg:y="13.359cm" svg:viewBox="0 0 28 381" draw:points="0,381 28,381 28,0 0,0">
          <text:p/>
        </draw:polygon>
        <draw:polygon draw:style-name="gr29" draw:text-style-name="P7" draw:layer="layout" svg:width="0.026cm" svg:height="0.38cm" svg:x="25.588cm" svg:y="13.359cm" svg:viewBox="0 0 27 381" draw:points="0,381 27,381 27,0 0,0">
          <text:p/>
        </draw:polygon>
        <draw:polygon draw:style-name="gr30" draw:text-style-name="P8" draw:layer="layout" svg:width="0.026cm" svg:height="0.38cm" svg:x="25.614cm" svg:y="13.359cm" svg:viewBox="0 0 27 381" draw:points="0,381 27,381 27,0 0,0">
          <text:p/>
        </draw:polygon>
        <draw:polygon draw:style-name="gr31" draw:text-style-name="P9" draw:layer="layout" svg:width="0.026cm" svg:height="0.38cm" svg:x="25.64cm" svg:y="13.359cm" svg:viewBox="0 0 27 381" draw:points="0,381 27,381 27,0 0,0">
          <text:p/>
        </draw:polygon>
        <draw:polygon draw:style-name="gr31" draw:text-style-name="P9" draw:layer="layout" svg:width="0.026cm" svg:height="0.38cm" svg:x="25.667cm" svg:y="13.359cm" svg:viewBox="0 0 27 381" draw:points="0,381 27,381 27,0 0,0">
          <text:p/>
        </draw:polygon>
        <draw:polygon draw:style-name="gr29" draw:text-style-name="P7" draw:layer="layout" svg:width="0.026cm" svg:height="0.38cm" svg:x="25.693cm" svg:y="13.359cm" svg:viewBox="0 0 27 381" draw:points="0,381 27,381 27,0 0,0">
          <text:p/>
        </draw:polygon>
        <draw:polygon draw:style-name="gr32" draw:text-style-name="P10" draw:layer="layout" svg:width="0.026cm" svg:height="0.38cm" svg:x="25.719cm" svg:y="13.359cm" svg:viewBox="0 0 27 381" draw:points="0,381 27,381 27,0 0,0">
          <text:p/>
        </draw:polygon>
        <draw:polygon draw:style-name="gr30" draw:text-style-name="P8" draw:layer="layout" svg:width="0.026cm" svg:height="0.38cm" svg:x="25.745cm" svg:y="13.359cm" svg:viewBox="0 0 27 381" draw:points="0,381 27,381 27,0 0,0">
          <text:p/>
        </draw:polygon>
        <draw:polygon draw:style-name="gr32" draw:text-style-name="P10" draw:layer="layout" svg:width="0.026cm" svg:height="0.38cm" svg:x="25.772cm" svg:y="13.359cm" svg:viewBox="0 0 27 381" draw:points="0,381 27,381 27,0 0,0">
          <text:p/>
        </draw:polygon>
        <draw:polygon draw:style-name="gr30" draw:text-style-name="P8" draw:layer="layout" svg:width="0.026cm" svg:height="0.38cm" svg:x="25.798cm" svg:y="13.359cm" svg:viewBox="0 0 27 381" draw:points="0,381 27,381 27,0 0,0">
          <text:p/>
        </draw:polygon>
        <draw:polygon draw:style-name="gr32" draw:text-style-name="P10" draw:layer="layout" svg:width="0.026cm" svg:height="0.38cm" svg:x="25.824cm" svg:y="13.359cm" svg:viewBox="0 0 27 381" draw:points="0,381 27,381 27,0 0,0">
          <text:p/>
        </draw:polygon>
        <draw:polygon draw:style-name="gr32" draw:text-style-name="P10" draw:layer="layout" svg:width="0.027cm" svg:height="0.38cm" svg:x="25.85cm" svg:y="13.359cm" svg:viewBox="0 0 28 381" draw:points="0,381 28,381 28,0 0,0">
          <text:p/>
        </draw:polygon>
        <draw:polygon draw:style-name="gr31" draw:text-style-name="P9" draw:layer="layout" svg:width="0.026cm" svg:height="0.38cm" svg:x="25.877cm" svg:y="13.359cm" svg:viewBox="0 0 27 381" draw:points="0,381 27,381 27,0 0,0">
          <text:p/>
        </draw:polygon>
        <draw:polygon draw:style-name="gr31" draw:text-style-name="P9" draw:layer="layout" svg:width="0.026cm" svg:height="0.38cm" svg:x="25.903cm" svg:y="13.359cm" svg:viewBox="0 0 27 381" draw:points="0,381 27,381 27,0 0,0">
          <text:p/>
        </draw:polygon>
        <draw:polygon draw:style-name="gr30" draw:text-style-name="P8" draw:layer="layout" svg:width="0.026cm" svg:height="0.38cm" svg:x="25.929cm" svg:y="13.359cm" svg:viewBox="0 0 27 381" draw:points="0,381 27,381 27,0 0,0">
          <text:p/>
        </draw:polygon>
        <draw:polygon draw:style-name="gr32" draw:text-style-name="P10" draw:layer="layout" svg:width="0.026cm" svg:height="0.38cm" svg:x="25.956cm" svg:y="13.359cm" svg:viewBox="0 0 27 381" draw:points="0,381 27,381 27,0 0,0">
          <text:p/>
        </draw:polygon>
        <draw:polygon draw:style-name="gr30" draw:text-style-name="P8" draw:layer="layout" svg:width="0.026cm" svg:height="0.38cm" svg:x="25.982cm" svg:y="13.359cm" svg:viewBox="0 0 27 381" draw:points="0,381 27,381 27,0 0,0">
          <text:p/>
        </draw:polygon>
        <draw:polygon draw:style-name="gr32" draw:text-style-name="P10" draw:layer="layout" svg:width="0.026cm" svg:height="0.38cm" svg:x="26.008cm" svg:y="13.359cm" svg:viewBox="0 0 27 381" draw:points="0,381 27,381 27,0 0,0">
          <text:p/>
        </draw:polygon>
        <draw:polygon draw:style-name="gr30" draw:text-style-name="P8" draw:layer="layout" svg:width="0.026cm" svg:height="0.38cm" svg:x="26.034cm" svg:y="13.359cm" svg:viewBox="0 0 27 381" draw:points="0,381 27,381 27,0 0,0">
          <text:p/>
        </draw:polygon>
        <draw:polygon draw:style-name="gr31" draw:text-style-name="P9" draw:layer="layout" svg:width="0.026cm" svg:height="0.38cm" svg:x="26.061cm" svg:y="13.359cm" svg:viewBox="0 0 27 381" draw:points="0,381 27,381 27,0 0,0">
          <text:p/>
        </draw:polygon>
        <draw:polygon draw:style-name="gr30" draw:text-style-name="P8" draw:layer="layout" svg:width="0.026cm" svg:height="0.38cm" svg:x="26.087cm" svg:y="13.359cm" svg:viewBox="0 0 27 381" draw:points="0,381 27,381 27,0 0,0">
          <text:p/>
        </draw:polygon>
        <draw:polygon draw:style-name="gr29" draw:text-style-name="P7" draw:layer="layout" svg:width="0.026cm" svg:height="0.38cm" svg:x="26.113cm" svg:y="13.359cm" svg:viewBox="0 0 27 381" draw:points="0,381 27,381 27,0 0,0">
          <text:p/>
        </draw:polygon>
        <draw:polygon draw:style-name="gr32" draw:text-style-name="P10" draw:layer="layout" svg:width="0.026cm" svg:height="0.38cm" svg:x="26.139cm" svg:y="13.359cm" svg:viewBox="0 0 27 381" draw:points="0,381 27,381 27,0 0,0">
          <text:p/>
        </draw:polygon>
        <draw:polygon draw:style-name="gr30" draw:text-style-name="P8" draw:layer="layout" svg:width="0.026cm" svg:height="0.38cm" svg:x="26.166cm" svg:y="13.359cm" svg:viewBox="0 0 27 381" draw:points="0,381 27,381 27,0 0,0">
          <text:p/>
        </draw:polygon>
        <draw:polygon draw:style-name="gr31" draw:text-style-name="P9" draw:layer="layout" svg:width="0.026cm" svg:height="0.38cm" svg:x="26.192cm" svg:y="13.359cm" svg:viewBox="0 0 27 381" draw:points="0,381 27,381 27,0 0,0">
          <text:p/>
        </draw:polygon>
        <draw:polygon draw:style-name="gr29" draw:text-style-name="P7" draw:layer="layout" svg:width="0.026cm" svg:height="0.38cm" svg:x="26.218cm" svg:y="13.359cm" svg:viewBox="0 0 27 381" draw:points="0,381 27,381 27,0 0,0">
          <text:p/>
        </draw:polygon>
        <draw:polygon draw:style-name="gr32" draw:text-style-name="P10" draw:layer="layout" svg:width="0.027cm" svg:height="0.38cm" svg:x="26.244cm" svg:y="13.359cm" svg:viewBox="0 0 28 381" draw:points="0,381 28,381 28,0 0,0">
          <text:p/>
        </draw:polygon>
        <draw:polygon draw:style-name="gr31" draw:text-style-name="P9" draw:layer="layout" svg:width="0.026cm" svg:height="0.38cm" svg:x="26.271cm" svg:y="13.359cm" svg:viewBox="0 0 27 381" draw:points="0,381 27,381 27,0 0,0">
          <text:p/>
        </draw:polygon>
        <draw:polygon draw:style-name="gr29" draw:text-style-name="P7" draw:layer="layout" svg:width="0.026cm" svg:height="0.38cm" svg:x="26.297cm" svg:y="13.359cm" svg:viewBox="0 0 27 381" draw:points="0,381 27,381 27,0 0,0">
          <text:p/>
        </draw:polygon>
        <draw:polygon draw:style-name="gr29" draw:text-style-name="P7" draw:layer="layout" svg:width="0.027cm" svg:height="0.38cm" svg:x="26.323cm" svg:y="13.359cm" svg:viewBox="0 0 28 381" draw:points="0,381 28,381 28,0 0,0">
          <text:p/>
        </draw:polygon>
        <draw:polygon draw:style-name="gr31" draw:text-style-name="P9" draw:layer="layout" svg:width="0.026cm" svg:height="0.38cm" svg:x="26.35cm" svg:y="13.359cm" svg:viewBox="0 0 27 381" draw:points="0,381 27,381 27,0 0,0">
          <text:p/>
        </draw:polygon>
        <draw:polygon draw:style-name="gr29" draw:text-style-name="P7" draw:layer="layout" svg:width="0.026cm" svg:height="0.38cm" svg:x="26.376cm" svg:y="13.359cm" svg:viewBox="0 0 27 381" draw:points="0,381 27,381 27,0 0,0">
          <text:p/>
        </draw:polygon>
        <draw:polygon draw:style-name="gr29" draw:text-style-name="P7" draw:layer="layout" svg:width="0.026cm" svg:height="0.38cm" svg:x="26.402cm" svg:y="13.359cm" svg:viewBox="0 0 27 381" draw:points="0,381 27,381 27,0 0,0">
          <text:p/>
        </draw:polygon>
        <draw:polygon draw:style-name="gr30" draw:text-style-name="P8" draw:layer="layout" svg:width="0.026cm" svg:height="0.38cm" svg:x="26.428cm" svg:y="13.359cm" svg:viewBox="0 0 27 381" draw:points="0,381 27,381 27,0 0,0">
          <text:p/>
        </draw:polygon>
        <draw:polygon draw:style-name="gr31" draw:text-style-name="P9" draw:layer="layout" svg:width="0.026cm" svg:height="0.38cm" svg:x="26.455cm" svg:y="13.359cm" svg:viewBox="0 0 27 381" draw:points="0,381 27,381 27,0 0,0">
          <text:p/>
        </draw:polygon>
        <draw:polygon draw:style-name="gr30" draw:text-style-name="P8" draw:layer="layout" svg:width="0.026cm" svg:height="0.38cm" svg:x="26.481cm" svg:y="13.359cm" svg:viewBox="0 0 27 381" draw:points="0,381 27,381 27,0 0,0">
          <text:p/>
        </draw:polygon>
        <draw:polygon draw:style-name="gr29" draw:text-style-name="P7" draw:layer="layout" svg:width="0.026cm" svg:height="0.38cm" svg:x="26.507cm" svg:y="13.359cm" svg:viewBox="0 0 27 381" draw:points="0,381 27,381 27,0 0,0">
          <text:p/>
        </draw:polygon>
        <draw:polygon draw:style-name="gr31" draw:text-style-name="P9" draw:layer="layout" svg:width="0.027cm" svg:height="0.38cm" svg:x="26.533cm" svg:y="13.359cm" svg:viewBox="0 0 28 381" draw:points="0,381 28,381 28,0 0,0">
          <text:p/>
        </draw:polygon>
        <draw:polygon draw:style-name="gr30" draw:text-style-name="P8" draw:layer="layout" svg:width="0.026cm" svg:height="0.38cm" svg:x="26.56cm" svg:y="13.359cm" svg:viewBox="0 0 27 381" draw:points="0,381 27,381 27,0 0,0">
          <text:p/>
        </draw:polygon>
        <draw:polygon draw:style-name="gr31" draw:text-style-name="P9" draw:layer="layout" svg:width="0.026cm" svg:height="0.38cm" svg:x="26.586cm" svg:y="13.359cm" svg:viewBox="0 0 27 381" draw:points="0,381 27,381 27,0 0,0">
          <text:p/>
        </draw:polygon>
        <draw:polygon draw:style-name="gr29" draw:text-style-name="P7" draw:layer="layout" svg:width="0.027cm" svg:height="0.38cm" svg:x="26.612cm" svg:y="13.359cm" svg:viewBox="0 0 28 381" draw:points="0,381 28,381 28,0 0,0">
          <text:p/>
        </draw:polygon>
        <draw:polygon draw:style-name="gr29" draw:text-style-name="P7" draw:layer="layout" svg:width="0.026cm" svg:height="0.38cm" svg:x="26.639cm" svg:y="13.359cm" svg:viewBox="0 0 27 381" draw:points="0,381 27,381 27,0 0,0">
          <text:p/>
        </draw:polygon>
        <draw:polygon draw:style-name="gr29" draw:text-style-name="P7" draw:layer="layout" svg:width="0.026cm" svg:height="0.38cm" svg:x="26.665cm" svg:y="13.359cm" svg:viewBox="0 0 27 381" draw:points="0,381 27,381 27,0 0,0">
          <text:p/>
        </draw:polygon>
        <draw:polygon draw:style-name="gr32" draw:text-style-name="P10" draw:layer="layout" svg:width="0.026cm" svg:height="0.38cm" svg:x="26.691cm" svg:y="13.359cm" svg:viewBox="0 0 27 381" draw:points="0,381 27,381 27,0 0,0">
          <text:p/>
        </draw:polygon>
        <draw:polygon draw:style-name="gr31" draw:text-style-name="P9" draw:layer="layout" svg:width="0.026cm" svg:height="0.38cm" svg:x="26.718cm" svg:y="13.359cm" svg:viewBox="0 0 27 381" draw:points="0,381 27,381 27,0 0,0">
          <text:p/>
        </draw:polygon>
        <draw:polygon draw:style-name="gr30" draw:text-style-name="P8" draw:layer="layout" svg:width="0.026cm" svg:height="0.38cm" svg:x="26.744cm" svg:y="13.359cm" svg:viewBox="0 0 27 381" draw:points="0,381 27,381 27,0 0,0">
          <text:p/>
        </draw:polygon>
        <draw:polygon draw:style-name="gr31" draw:text-style-name="P9" draw:layer="layout" svg:width="0.026cm" svg:height="0.38cm" svg:x="26.77cm" svg:y="13.359cm" svg:viewBox="0 0 27 381" draw:points="0,381 27,381 27,0 0,0">
          <text:p/>
        </draw:polygon>
        <draw:polygon draw:style-name="gr29" draw:text-style-name="P7" draw:layer="layout" svg:width="0.026cm" svg:height="0.38cm" svg:x="26.796cm" svg:y="13.359cm" svg:viewBox="0 0 27 381" draw:points="0,381 27,381 27,0 0,0">
          <text:p/>
        </draw:polygon>
        <draw:polygon draw:style-name="gr32" draw:text-style-name="P10" draw:layer="layout" svg:width="0.026cm" svg:height="0.38cm" svg:x="26.823cm" svg:y="13.359cm" svg:viewBox="0 0 27 381" draw:points="0,381 27,381 27,0 0,0">
          <text:p/>
        </draw:polygon>
        <draw:polygon draw:style-name="gr29" draw:text-style-name="P7" draw:layer="layout" svg:width="0.026cm" svg:height="0.38cm" svg:x="26.849cm" svg:y="13.359cm" svg:viewBox="0 0 27 381" draw:points="0,381 27,381 27,0 0,0">
          <text:p/>
        </draw:polygon>
        <draw:polygon draw:style-name="gr29" draw:text-style-name="P7" draw:layer="layout" svg:width="0.026cm" svg:height="0.38cm" svg:x="26.875cm" svg:y="13.359cm" svg:viewBox="0 0 27 381" draw:points="0,381 27,381 27,0 0,0">
          <text:p/>
        </draw:polygon>
        <draw:polygon draw:style-name="gr31" draw:text-style-name="P9" draw:layer="layout" svg:width="0.026cm" svg:height="0.38cm" svg:x="26.901cm" svg:y="13.359cm" svg:viewBox="0 0 27 381" draw:points="0,381 27,381 27,0 0,0">
          <text:p/>
        </draw:polygon>
        <draw:polygon draw:style-name="gr32" draw:text-style-name="P10" draw:layer="layout" svg:width="0.027cm" svg:height="0.38cm" svg:x="26.927cm" svg:y="13.359cm" svg:viewBox="0 0 28 381" draw:points="0,381 28,381 28,0 0,0">
          <text:p/>
        </draw:polygon>
        <draw:polygon draw:style-name="gr29" draw:text-style-name="P7" draw:layer="layout" svg:width="0.026cm" svg:height="0.38cm" svg:x="26.954cm" svg:y="13.359cm" svg:viewBox="0 0 27 381" draw:points="0,381 27,381 27,0 0,0">
          <text:p/>
        </draw:polygon>
        <draw:polygon draw:style-name="gr29" draw:text-style-name="P7" draw:layer="layout" svg:width="0.026cm" svg:height="0.38cm" svg:x="26.98cm" svg:y="13.359cm" svg:viewBox="0 0 27 381" draw:points="0,381 27,381 27,0 0,0">
          <text:p/>
        </draw:polygon>
        <draw:polygon draw:style-name="gr32" draw:text-style-name="P10" draw:layer="layout" svg:width="0.027cm" svg:height="0.38cm" svg:x="27.006cm" svg:y="13.359cm" svg:viewBox="0 0 28 381" draw:points="0,381 28,381 28,0 0,0">
          <text:p/>
        </draw:polygon>
        <draw:polygon draw:style-name="gr31" draw:text-style-name="P9" draw:layer="layout" svg:width="0.026cm" svg:height="0.38cm" svg:x="27.033cm" svg:y="13.359cm" svg:viewBox="0 0 27 381" draw:points="0,381 27,381 27,0 0,0">
          <text:p/>
        </draw:polygon>
        <draw:polygon draw:style-name="gr32" draw:text-style-name="P10" draw:layer="layout" svg:width="0.026cm" svg:height="0.38cm" svg:x="27.06cm" svg:y="13.359cm" svg:viewBox="0 0 27 381" draw:points="0,381 27,381 27,0 0,0">
          <text:p/>
        </draw:polygon>
        <draw:polygon draw:style-name="gr31" draw:text-style-name="P9" draw:layer="layout" svg:width="0.026cm" svg:height="0.38cm" svg:x="27.085cm" svg:y="13.359cm" svg:viewBox="0 0 27 381" draw:points="0,381 27,381 27,0 0,0">
          <text:p/>
        </draw:polygon>
        <draw:polygon draw:style-name="gr29" draw:text-style-name="P7" draw:layer="layout" svg:width="0.026cm" svg:height="0.38cm" svg:x="27.112cm" svg:y="13.359cm" svg:viewBox="0 0 27 381" draw:points="0,381 27,381 27,0 0,0">
          <text:p/>
        </draw:polygon>
        <draw:polygon draw:style-name="gr29" draw:text-style-name="P7" draw:layer="layout" svg:width="0.026cm" svg:height="0.38cm" svg:x="27.138cm" svg:y="13.359cm" svg:viewBox="0 0 27 381" draw:points="0,381 27,381 27,0 0,0">
          <text:p/>
        </draw:polygon>
        <draw:polygon draw:style-name="gr32" draw:text-style-name="P10" draw:layer="layout" svg:width="0.026cm" svg:height="0.38cm" svg:x="27.164cm" svg:y="13.359cm" svg:viewBox="0 0 27 381" draw:points="0,381 27,381 27,0 0,0">
          <text:p/>
        </draw:polygon>
        <draw:polygon draw:style-name="gr32" draw:text-style-name="P10" draw:layer="layout" svg:width="0.026cm" svg:height="0.38cm" svg:x="27.19cm" svg:y="13.359cm" svg:viewBox="0 0 27 381" draw:points="0,381 27,381 27,0 0,0">
          <text:p/>
        </draw:polygon>
        <draw:polygon draw:style-name="gr31" draw:text-style-name="P9" draw:layer="layout" svg:width="0.026cm" svg:height="0.38cm" svg:x="27.217cm" svg:y="13.359cm" svg:viewBox="0 0 27 381" draw:points="0,381 27,381 27,0 0,0">
          <text:p/>
        </draw:polygon>
        <draw:polygon draw:style-name="gr30" draw:text-style-name="P8" draw:layer="layout" svg:width="0.026cm" svg:height="0.38cm" svg:x="27.243cm" svg:y="13.359cm" svg:viewBox="0 0 27 381" draw:points="0,381 27,381 27,0 0,0">
          <text:p/>
        </draw:polygon>
        <draw:polygon draw:style-name="gr29" draw:text-style-name="P7" draw:layer="layout" svg:width="0.026cm" svg:height="0.38cm" svg:x="27.269cm" svg:y="13.359cm" svg:viewBox="0 0 27 381" draw:points="0,381 27,381 27,0 0,0">
          <text:p/>
        </draw:polygon>
        <draw:polygon draw:style-name="gr31" draw:text-style-name="P9" draw:layer="layout" svg:width="0.027cm" svg:height="0.38cm" svg:x="27.295cm" svg:y="13.359cm" svg:viewBox="0 0 28 381" draw:points="0,381 28,381 28,0 0,0">
          <text:p/>
        </draw:polygon>
        <draw:polygon draw:style-name="gr29" draw:text-style-name="P7" draw:layer="layout" svg:width="0.026cm" svg:height="0.38cm" svg:x="27.322cm" svg:y="13.359cm" svg:viewBox="0 0 27 381" draw:points="0,381 27,381 27,0 0,0">
          <text:p/>
        </draw:polygon>
        <draw:polygon draw:style-name="gr29" draw:text-style-name="P7" draw:layer="layout" svg:width="0.026cm" svg:height="0.38cm" svg:x="27.348cm" svg:y="13.359cm" svg:viewBox="0 0 27 381" draw:points="0,381 27,381 27,0 0,0">
          <text:p/>
        </draw:polygon>
        <draw:polygon draw:style-name="gr32" draw:text-style-name="P10" draw:layer="layout" svg:width="0.026cm" svg:height="0.38cm" svg:x="27.374cm" svg:y="13.359cm" svg:viewBox="0 0 27 381" draw:points="0,381 27,381 27,0 0,0">
          <text:p/>
        </draw:polygon>
        <draw:polygon draw:style-name="gr32" draw:text-style-name="P10" draw:layer="layout" svg:width="0.026cm" svg:height="0.38cm" svg:x="27.401cm" svg:y="13.359cm" svg:viewBox="0 0 27 381" draw:points="0,381 27,381 27,0 0,0">
          <text:p/>
        </draw:polygon>
        <draw:polygon draw:style-name="gr30" draw:text-style-name="P8" draw:layer="layout" svg:width="0.026cm" svg:height="0.38cm" svg:x="27.427cm" svg:y="13.359cm" svg:viewBox="0 0 27 381" draw:points="0,381 27,381 27,0 0,0">
          <text:p/>
        </draw:polygon>
        <draw:polygon draw:style-name="gr29" draw:text-style-name="P7" draw:layer="layout" svg:width="0.026cm" svg:height="0.38cm" svg:x="27.453cm" svg:y="13.359cm" svg:viewBox="0 0 27 381" draw:points="0,381 27,381 27,0 0,0">
          <text:p/>
        </draw:polygon>
        <draw:polygon draw:style-name="gr31" draw:text-style-name="P9" draw:layer="layout" svg:width="0.026cm" svg:height="0.38cm" svg:x="27.48cm" svg:y="13.359cm" svg:viewBox="0 0 27 381" draw:points="0,381 27,381 27,0 0,0">
          <text:p/>
        </draw:polygon>
        <draw:polygon draw:style-name="gr32" draw:text-style-name="P10" draw:layer="layout" svg:width="0.026cm" svg:height="0.38cm" svg:x="27.506cm" svg:y="13.359cm" svg:viewBox="0 0 27 381" draw:points="0,381 27,381 27,0 0,0">
          <text:p/>
        </draw:polygon>
        <draw:polygon draw:style-name="gr31" draw:text-style-name="P9" draw:layer="layout" svg:width="0.026cm" svg:height="0.38cm" svg:x="27.532cm" svg:y="13.359cm" svg:viewBox="0 0 27 381" draw:points="0,381 27,381 27,0 0,0">
          <text:p/>
        </draw:polygon>
        <draw:polygon draw:style-name="gr29" draw:text-style-name="P7" draw:layer="layout" svg:width="0.026cm" svg:height="0.38cm" svg:x="27.558cm" svg:y="13.359cm" svg:viewBox="0 0 27 381" draw:points="0,381 27,381 27,0 0,0">
          <text:p/>
        </draw:polygon>
        <draw:polygon draw:style-name="gr29" draw:text-style-name="P7" draw:layer="layout" svg:width="0.026cm" svg:height="0.38cm" svg:x="27.584cm" svg:y="13.359cm" svg:viewBox="0 0 27 381" draw:points="0,381 27,381 27,0 0,0">
          <text:p/>
        </draw:polygon>
        <draw:polygon draw:style-name="gr32" draw:text-style-name="P10" draw:layer="layout" svg:width="0.026cm" svg:height="0.38cm" svg:x="27.611cm" svg:y="13.359cm" svg:viewBox="0 0 27 381" draw:points="0,381 27,381 27,0 0,0">
          <text:p/>
        </draw:polygon>
        <draw:polygon draw:style-name="gr30" draw:text-style-name="P8" draw:layer="layout" svg:width="0.026cm" svg:height="0.38cm" svg:x="27.637cm" svg:y="13.359cm" svg:viewBox="0 0 27 381" draw:points="0,381 27,381 27,0 0,0">
          <text:p/>
        </draw:polygon>
        <draw:polygon draw:style-name="gr29" draw:text-style-name="P7" draw:layer="layout" svg:width="0.026cm" svg:height="0.38cm" svg:x="27.663cm" svg:y="13.359cm" svg:viewBox="0 0 27 381" draw:points="0,381 27,381 27,0 0,0">
          <text:p/>
        </draw:polygon>
        <draw:polygon draw:style-name="gr32" draw:text-style-name="P10" draw:layer="layout" svg:width="0.027cm" svg:height="0.38cm" svg:x="27.689cm" svg:y="13.359cm" svg:viewBox="0 0 28 381" draw:points="0,381 28,381 28,0 0,0">
          <text:p/>
        </draw:polygon>
        <draw:polygon draw:style-name="gr30" draw:text-style-name="P8" draw:layer="layout" svg:width="0.026cm" svg:height="0.38cm" svg:x="27.716cm" svg:y="13.359cm" svg:viewBox="0 0 27 381" draw:points="0,381 27,381 27,0 0,0">
          <text:p/>
        </draw:polygon>
        <draw:polygon draw:style-name="gr31" draw:text-style-name="P9" draw:layer="layout" svg:width="0.026cm" svg:height="0.38cm" svg:x="27.742cm" svg:y="13.359cm" svg:viewBox="0 0 27 381" draw:points="0,381 27,381 27,0 0,0">
          <text:p/>
        </draw:polygon>
        <draw:polygon draw:style-name="gr29" draw:text-style-name="P7" draw:layer="layout" svg:width="0.026cm" svg:height="0.38cm" svg:x="27.768cm" svg:y="13.359cm" svg:viewBox="0 0 27 381" draw:points="0,381 27,381 27,0 0,0">
          <text:p/>
        </draw:polygon>
        <draw:polygon draw:style-name="gr29" draw:text-style-name="P7" draw:layer="layout" svg:width="0.026cm" svg:height="0.38cm" svg:x="27.795cm" svg:y="13.359cm" svg:viewBox="0 0 27 381" draw:points="0,381 27,381 27,0 0,0">
          <text:p/>
        </draw:polygon>
        <draw:polygon draw:style-name="gr32" draw:text-style-name="P10" draw:layer="layout" svg:width="0.026cm" svg:height="0.38cm" svg:x="27.821cm" svg:y="13.359cm" svg:viewBox="0 0 27 381" draw:points="0,381 27,381 27,0 0,0">
          <text:p/>
        </draw:polygon>
        <draw:polygon draw:style-name="gr30" draw:text-style-name="P8" draw:layer="layout" svg:width="0.026cm" svg:height="0.38cm" svg:x="27.847cm" svg:y="13.359cm" svg:viewBox="0 0 27 381" draw:points="0,381 27,381 27,0 0,0">
          <text:p/>
        </draw:polygon>
        <draw:polygon draw:style-name="gr32" draw:text-style-name="P10" draw:layer="layout" svg:width="0.026cm" svg:height="0.38cm" svg:x="27.873cm" svg:y="13.359cm" svg:viewBox="0 0 27 381" draw:points="0,381 27,381 27,0 0,0">
          <text:p/>
        </draw:polygon>
        <draw:polygon draw:style-name="gr32" draw:text-style-name="P10" draw:layer="layout" svg:width="0.026cm" svg:height="0.38cm" svg:x="27.9cm" svg:y="13.359cm" svg:viewBox="0 0 27 381" draw:points="0,381 27,381 27,0 0,0">
          <text:p/>
        </draw:polygon>
        <draw:polygon draw:style-name="gr32" draw:text-style-name="P10" draw:layer="layout" svg:width="0.026cm" svg:height="0.38cm" svg:x="27.926cm" svg:y="13.359cm" svg:viewBox="0 0 27 381" draw:points="0,381 27,381 27,0 0,0">
          <text:p/>
        </draw:polygon>
        <draw:polygon draw:style-name="gr31" draw:text-style-name="P9" draw:layer="layout" svg:width="0.026cm" svg:height="0.38cm" svg:x="27.952cm" svg:y="13.359cm" svg:viewBox="0 0 27 381" draw:points="0,381 27,381 27,0 0,0">
          <text:p/>
        </draw:polygon>
        <draw:polygon draw:style-name="gr29" draw:text-style-name="P7" draw:layer="layout" svg:width="0.026cm" svg:height="0.38cm" svg:x="27.978cm" svg:y="13.359cm" svg:viewBox="0 0 27 381" draw:points="0,381 27,381 27,0 0,0">
          <text:p/>
        </draw:polygon>
        <draw:polygon draw:style-name="gr29" draw:text-style-name="P7" draw:layer="layout" svg:width="0.026cm" svg:height="0.38cm" svg:x="28.005cm" svg:y="13.359cm" svg:viewBox="0 0 27 381" draw:points="0,381 27,381 27,0 0,0">
          <text:p/>
        </draw:polygon>
        <draw:polygon draw:style-name="gr30" draw:text-style-name="P8" draw:layer="layout" svg:width="0.026cm" svg:height="0.38cm" svg:x="28.031cm" svg:y="13.359cm" svg:viewBox="0 0 27 381" draw:points="0,381 27,381 27,0 0,0">
          <text:p/>
        </draw:polygon>
        <draw:polygon draw:style-name="gr31" draw:text-style-name="P9" draw:layer="layout" svg:width="0.027cm" svg:height="0.38cm" svg:x="28.057cm" svg:y="13.359cm" svg:viewBox="0 0 28 381" draw:points="0,381 28,381 28,0 0,0">
          <text:p/>
        </draw:polygon>
        <draw:polygon draw:style-name="gr30" draw:text-style-name="P8" draw:layer="layout" svg:width="0.026cm" svg:height="0.38cm" svg:x="28.084cm" svg:y="13.359cm" svg:viewBox="0 0 27 381" draw:points="0,381 27,381 27,0 0,0">
          <text:p/>
        </draw:polygon>
        <draw:polygon draw:style-name="gr29" draw:text-style-name="P7" draw:layer="layout" svg:width="0.026cm" svg:height="0.38cm" svg:x="28.11cm" svg:y="13.359cm" svg:viewBox="0 0 27 381" draw:points="0,381 27,381 27,0 0,0">
          <text:p/>
        </draw:polygon>
        <draw:polygon draw:style-name="gr30" draw:text-style-name="P8" draw:layer="layout" svg:width="0.026cm" svg:height="0.38cm" svg:x="28.136cm" svg:y="13.359cm" svg:viewBox="0 0 27 381" draw:points="0,381 27,381 27,0 0,0">
          <text:p/>
        </draw:polygon>
        <draw:polygon draw:style-name="gr30" draw:text-style-name="P8" draw:layer="layout" svg:width="0.026cm" svg:height="0.38cm" svg:x="28.163cm" svg:y="13.359cm" svg:viewBox="0 0 27 381" draw:points="0,381 27,381 27,0 0,0">
          <text:p/>
        </draw:polygon>
        <draw:polygon draw:style-name="gr32" draw:text-style-name="P10" draw:layer="layout" svg:width="0.026cm" svg:height="0.38cm" svg:x="28.189cm" svg:y="13.359cm" svg:viewBox="0 0 27 381" draw:points="0,381 27,381 27,0 0,0">
          <text:p/>
        </draw:polygon>
        <draw:polygon draw:style-name="gr32" draw:text-style-name="P10" draw:layer="layout" svg:width="0.026cm" svg:height="0.38cm" svg:x="28.215cm" svg:y="13.359cm" svg:viewBox="0 0 27 381" draw:points="0,381 27,381 27,0 0,0">
          <text:p/>
        </draw:polygon>
        <draw:polygon draw:style-name="gr31" draw:text-style-name="P9" draw:layer="layout" svg:width="0.026cm" svg:height="0.38cm" svg:x="28.241cm" svg:y="13.359cm" svg:viewBox="0 0 27 381" draw:points="0,381 27,381 27,0 0,0">
          <text:p/>
        </draw:polygon>
        <draw:polygon draw:style-name="gr30" draw:text-style-name="P8" draw:layer="layout" svg:width="0.026cm" svg:height="0.38cm" svg:x="28.267cm" svg:y="13.359cm" svg:viewBox="0 0 27 381" draw:points="0,381 27,381 27,0 0,0">
          <text:p/>
        </draw:polygon>
        <draw:polygon draw:style-name="gr31" draw:text-style-name="P9" draw:layer="layout" svg:width="0.026cm" svg:height="0.38cm" svg:x="28.294cm" svg:y="13.359cm" svg:viewBox="0 0 27 381" draw:points="0,381 27,381 27,0 0,0">
          <text:p/>
        </draw:polygon>
        <draw:polygon draw:style-name="gr30" draw:text-style-name="P8" draw:layer="layout" svg:width="0.026cm" svg:height="0.38cm" svg:x="28.32cm" svg:y="13.359cm" svg:viewBox="0 0 27 381" draw:points="0,381 27,381 27,0 0,0">
          <text:p/>
        </draw:polygon>
        <draw:polygon draw:style-name="gr30" draw:text-style-name="P8" draw:layer="layout" svg:width="0.026cm" svg:height="0.38cm" svg:x="28.346cm" svg:y="13.359cm" svg:viewBox="0 0 27 381" draw:points="0,381 27,381 27,0 0,0">
          <text:p/>
        </draw:polygon>
        <draw:polygon draw:style-name="gr30" draw:text-style-name="P8" draw:layer="layout" svg:width="0.027cm" svg:height="0.38cm" svg:x="28.372cm" svg:y="13.359cm" svg:viewBox="0 0 28 381" draw:points="0,381 28,381 28,0 0,0">
          <text:p/>
        </draw:polygon>
        <draw:polygon draw:style-name="gr30" draw:text-style-name="P8" draw:layer="layout" svg:width="0.026cm" svg:height="0.38cm" svg:x="28.399cm" svg:y="13.359cm" svg:viewBox="0 0 27 381" draw:points="0,381 27,381 27,0 0,0">
          <text:p/>
        </draw:polygon>
        <draw:polygon draw:style-name="gr32" draw:text-style-name="P10" draw:layer="layout" svg:width="0.026cm" svg:height="0.38cm" svg:x="28.425cm" svg:y="13.359cm" svg:viewBox="0 0 27 381" draw:points="0,381 27,381 27,0 0,0">
          <text:p/>
        </draw:polygon>
        <draw:polygon draw:style-name="gr32" draw:text-style-name="P10" draw:layer="layout" svg:width="0.027cm" svg:height="0.38cm" svg:x="28.451cm" svg:y="13.359cm" svg:viewBox="0 0 28 381" draw:points="0,381 28,381 28,0 0,0">
          <text:p/>
        </draw:polygon>
        <draw:polygon draw:style-name="gr31" draw:text-style-name="P9" draw:layer="layout" svg:width="0.026cm" svg:height="0.38cm" svg:x="28.478cm" svg:y="13.359cm" svg:viewBox="0 0 27 381" draw:points="0,381 27,381 27,0 0,0">
          <text:p/>
        </draw:polygon>
        <draw:polygon draw:style-name="gr31" draw:text-style-name="P9" draw:layer="layout" svg:width="0.026cm" svg:height="0.38cm" svg:x="28.504cm" svg:y="13.359cm" svg:viewBox="0 0 27 381" draw:points="0,381 27,381 27,0 0,0">
          <text:p/>
        </draw:polygon>
        <draw:polygon draw:style-name="gr32" draw:text-style-name="P10" draw:layer="layout" svg:width="0.026cm" svg:height="0.38cm" svg:x="28.53cm" svg:y="13.359cm" svg:viewBox="0 0 27 381" draw:points="0,381 27,381 27,0 0,0">
          <text:p/>
        </draw:polygon>
        <draw:polygon draw:style-name="gr29" draw:text-style-name="P7" draw:layer="layout" svg:width="0.026cm" svg:height="0.38cm" svg:x="28.557cm" svg:y="13.359cm" svg:viewBox="0 0 27 381" draw:points="0,381 27,381 27,0 0,0">
          <text:p/>
        </draw:polygon>
        <draw:polygon draw:style-name="gr32" draw:text-style-name="P10" draw:layer="layout" svg:width="0.026cm" svg:height="0.38cm" svg:x="28.583cm" svg:y="13.359cm" svg:viewBox="0 0 27 381" draw:points="0,381 27,381 27,0 0,0">
          <text:p/>
        </draw:polygon>
        <draw:polygon draw:style-name="gr32" draw:text-style-name="P10" draw:layer="layout" svg:width="0.026cm" svg:height="0.38cm" svg:x="28.609cm" svg:y="13.359cm" svg:viewBox="0 0 27 381" draw:points="0,381 27,381 27,0 0,0">
          <text:p/>
        </draw:polygon>
        <draw:polygon draw:style-name="gr30" draw:text-style-name="P8" draw:layer="layout" svg:width="0.026cm" svg:height="0.38cm" svg:x="28.635cm" svg:y="13.359cm" svg:viewBox="0 0 27 381" draw:points="0,381 27,381 27,0 0,0">
          <text:p/>
        </draw:polygon>
        <draw:polygon draw:style-name="gr30" draw:text-style-name="P8" draw:layer="layout" svg:width="0.026cm" svg:height="0.38cm" svg:x="28.662cm" svg:y="13.359cm" svg:viewBox="0 0 27 381" draw:points="0,381 27,381 27,0 0,0">
          <text:p/>
        </draw:polygon>
        <draw:polygon draw:style-name="gr31" draw:text-style-name="P9" draw:layer="layout" svg:width="0.026cm" svg:height="0.38cm" svg:x="28.688cm" svg:y="13.359cm" svg:viewBox="0 0 27 381" draw:points="0,381 27,381 27,0 0,0">
          <text:p/>
        </draw:polygon>
        <draw:polygon draw:style-name="gr29" draw:text-style-name="P7" draw:layer="layout" svg:width="0.026cm" svg:height="0.38cm" svg:x="28.714cm" svg:y="13.359cm" svg:viewBox="0 0 27 381" draw:points="0,381 27,381 27,0 0,0">
          <text:p/>
        </draw:polygon>
        <draw:polygon draw:style-name="gr31" draw:text-style-name="P9" draw:layer="layout" svg:width="0.026cm" svg:height="0.38cm" svg:x="28.74cm" svg:y="13.359cm" svg:viewBox="0 0 27 381" draw:points="0,381 27,381 27,0 0,0">
          <text:p/>
        </draw:polygon>
        <draw:polygon draw:style-name="gr31" draw:text-style-name="P9" draw:layer="layout" svg:width="0.027cm" svg:height="0.38cm" svg:x="28.767cm" svg:y="13.359cm" svg:viewBox="0 0 28 381" draw:points="0,381 28,381 28,0 0,0">
          <text:p/>
        </draw:polygon>
        <draw:polygon draw:style-name="gr31" draw:text-style-name="P9" draw:layer="layout" svg:width="0.026cm" svg:height="0.38cm" svg:x="28.793cm" svg:y="13.359cm" svg:viewBox="0 0 27 381" draw:points="0,381 27,381 27,0 0,0">
          <text:p/>
        </draw:polygon>
        <draw:polygon draw:style-name="gr31" draw:text-style-name="P9" draw:layer="layout" svg:width="0.026cm" svg:height="0.38cm" svg:x="28.819cm" svg:y="13.359cm" svg:viewBox="0 0 27 381" draw:points="0,381 27,381 27,0 0,0">
          <text:p/>
        </draw:polygon>
        <draw:polygon draw:style-name="gr30" draw:text-style-name="P8" draw:layer="layout" svg:width="0.026cm" svg:height="0.38cm" svg:x="28.846cm" svg:y="13.359cm" svg:viewBox="0 0 27 381" draw:points="0,381 27,381 27,0 0,0">
          <text:p/>
        </draw:polygon>
        <draw:polygon draw:style-name="gr29" draw:text-style-name="P7" draw:layer="layout" svg:width="0.026cm" svg:height="0.38cm" svg:x="28.872cm" svg:y="13.359cm" svg:viewBox="0 0 27 381" draw:points="0,381 27,381 27,0 0,0">
          <text:p/>
        </draw:polygon>
        <draw:polygon draw:style-name="gr32" draw:text-style-name="P10" draw:layer="layout" svg:width="0.026cm" svg:height="0.38cm" svg:x="28.898cm" svg:y="13.359cm" svg:viewBox="0 0 27 381" draw:points="0,381 27,381 27,0 0,0">
          <text:p/>
        </draw:polygon>
        <draw:polygon draw:style-name="gr31" draw:text-style-name="P9" draw:layer="layout" svg:width="0.026cm" svg:height="0.38cm" svg:x="28.924cm" svg:y="13.359cm" svg:viewBox="0 0 27 381" draw:points="0,381 27,381 27,0 0,0">
          <text:p/>
        </draw:polygon>
        <draw:polygon draw:style-name="gr30" draw:text-style-name="P8" draw:layer="layout" svg:width="0.026cm" svg:height="0.38cm" svg:x="28.951cm" svg:y="13.359cm" svg:viewBox="0 0 27 381" draw:points="0,381 27,381 27,0 0,0">
          <text:p/>
        </draw:polygon>
        <draw:polygon draw:style-name="gr30" draw:text-style-name="P8" draw:layer="layout" svg:width="0.026cm" svg:height="0.38cm" svg:x="28.977cm" svg:y="13.359cm" svg:viewBox="0 0 27 381" draw:points="0,381 27,381 27,0 0,0">
          <text:p/>
        </draw:polygon>
        <draw:polygon draw:style-name="gr32" draw:text-style-name="P10" draw:layer="layout" svg:width="0.026cm" svg:height="0.38cm" svg:x="29.003cm" svg:y="13.359cm" svg:viewBox="0 0 27 381" draw:points="0,381 27,381 27,0 0,0">
          <text:p/>
        </draw:polygon>
        <draw:polygon draw:style-name="gr31" draw:text-style-name="P9" draw:layer="layout" svg:width="0.026cm" svg:height="0.38cm" svg:x="29.029cm" svg:y="13.359cm" svg:viewBox="0 0 27 381" draw:points="0,381 27,381 27,0 0,0">
          <text:p/>
        </draw:polygon>
        <draw:polygon draw:style-name="gr32" draw:text-style-name="P10" draw:layer="layout" svg:width="0.026cm" svg:height="0.38cm" svg:x="29.056cm" svg:y="13.359cm" svg:viewBox="0 0 27 381" draw:points="0,381 27,381 27,0 0,0">
          <text:p/>
        </draw:polygon>
        <draw:polygon draw:style-name="gr32" draw:text-style-name="P10" draw:layer="layout" svg:width="0.026cm" svg:height="0.38cm" svg:x="29.082cm" svg:y="13.359cm" svg:viewBox="0 0 27 381" draw:points="0,381 27,381 27,0 0,0">
          <text:p/>
        </draw:polygon>
        <draw:polygon draw:style-name="gr30" draw:text-style-name="P8" draw:layer="layout" svg:width="0.026cm" svg:height="0.38cm" svg:x="29.108cm" svg:y="13.359cm" svg:viewBox="0 0 27 381" draw:points="0,381 27,381 27,0 0,0">
          <text:p/>
        </draw:polygon>
        <draw:polygon draw:style-name="gr31" draw:text-style-name="P9" draw:layer="layout" svg:width="0.027cm" svg:height="0.38cm" svg:x="29.134cm" svg:y="13.359cm" svg:viewBox="0 0 28 381" draw:points="0,381 28,381 28,0 0,0">
          <text:p/>
        </draw:polygon>
        <draw:polygon draw:style-name="gr29" draw:text-style-name="P7" draw:layer="layout" svg:width="0.026cm" svg:height="0.38cm" svg:x="29.161cm" svg:y="13.359cm" svg:viewBox="0 0 27 381" draw:points="0,381 27,381 27,0 0,0">
          <text:p/>
        </draw:polygon>
        <draw:polygon draw:style-name="gr31" draw:text-style-name="P9" draw:layer="layout" svg:width="0.026cm" svg:height="0.38cm" svg:x="29.187cm" svg:y="13.359cm" svg:viewBox="0 0 27 381" draw:points="0,381 27,381 27,0 0,0">
          <text:p/>
        </draw:polygon>
        <draw:polygon draw:style-name="gr32" draw:text-style-name="P10" draw:layer="layout" svg:width="0.026cm" svg:height="0.38cm" svg:x="29.213cm" svg:y="13.359cm" svg:viewBox="0 0 27 381" draw:points="0,381 27,381 27,0 0,0">
          <text:p/>
        </draw:polygon>
        <draw:polygon draw:style-name="gr31" draw:text-style-name="P9" draw:layer="layout" svg:width="0.026cm" svg:height="0.38cm" svg:x="29.24cm" svg:y="13.359cm" svg:viewBox="0 0 27 381" draw:points="0,381 27,381 27,0 0,0">
          <text:p/>
        </draw:polygon>
        <draw:polygon draw:style-name="gr32" draw:text-style-name="P10" draw:layer="layout" svg:width="0.026cm" svg:height="0.38cm" svg:x="29.266cm" svg:y="13.359cm" svg:viewBox="0 0 27 381" draw:points="0,381 27,381 27,0 0,0">
          <text:p/>
        </draw:polygon>
        <draw:polygon draw:style-name="gr30" draw:text-style-name="P8" draw:layer="layout" svg:width="0.026cm" svg:height="0.38cm" svg:x="29.292cm" svg:y="13.359cm" svg:viewBox="0 0 27 381" draw:points="0,381 27,381 27,0 0,0">
          <text:p/>
        </draw:polygon>
        <draw:polygon draw:style-name="gr32" draw:text-style-name="P10" draw:layer="layout" svg:width="0.026cm" svg:height="0.38cm" svg:x="29.318cm" svg:y="13.359cm" svg:viewBox="0 0 27 381" draw:points="0,381 27,381 27,0 0,0">
          <text:p/>
        </draw:polygon>
        <draw:polygon draw:style-name="gr32" draw:text-style-name="P10" draw:layer="layout" svg:width="0.026cm" svg:height="0.38cm" svg:x="29.345cm" svg:y="13.359cm" svg:viewBox="0 0 27 381" draw:points="0,381 27,381 27,0 0,0">
          <text:p/>
        </draw:polygon>
        <draw:polygon draw:style-name="gr31" draw:text-style-name="P9" draw:layer="layout" svg:width="0.026cm" svg:height="0.38cm" svg:x="29.371cm" svg:y="13.359cm" svg:viewBox="0 0 27 381" draw:points="0,381 27,381 27,0 0,0">
          <text:p/>
        </draw:polygon>
        <draw:polygon draw:style-name="gr29" draw:text-style-name="P7" draw:layer="layout" svg:width="0.026cm" svg:height="0.38cm" svg:x="29.397cm" svg:y="13.359cm" svg:viewBox="0 0 27 381" draw:points="0,381 27,381 27,0 0,0">
          <text:p/>
        </draw:polygon>
        <draw:polygon draw:style-name="gr29" draw:text-style-name="P7" draw:layer="layout" svg:width="0.026cm" svg:height="0.38cm" svg:x="29.423cm" svg:y="13.359cm" svg:viewBox="0 0 27 381" draw:points="0,381 27,381 27,0 0,0">
          <text:p/>
        </draw:polygon>
        <draw:polygon draw:style-name="gr32" draw:text-style-name="P10" draw:layer="layout" svg:width="0.026cm" svg:height="0.38cm" svg:x="29.45cm" svg:y="13.359cm" svg:viewBox="0 0 27 381" draw:points="0,381 27,381 27,0 0,0">
          <text:p/>
        </draw:polygon>
        <draw:polygon draw:style-name="gr32" draw:text-style-name="P10" draw:layer="layout" svg:width="0.026cm" svg:height="0.38cm" svg:x="29.476cm" svg:y="13.359cm" svg:viewBox="0 0 27 381" draw:points="0,381 27,381 27,0 0,0">
          <text:p/>
        </draw:polygon>
        <draw:polygon draw:style-name="gr30" draw:text-style-name="P8" draw:layer="layout" svg:width="0.026cm" svg:height="0.38cm" svg:x="29.502cm" svg:y="13.359cm" svg:viewBox="0 0 27 381" draw:points="0,381 27,381 27,0 0,0">
          <text:p/>
        </draw:polygon>
        <draw:polygon draw:style-name="gr32" draw:text-style-name="P10" draw:layer="layout" svg:width="0.027cm" svg:height="0.38cm" svg:x="29.528cm" svg:y="13.359cm" svg:viewBox="0 0 28 381" draw:points="0,381 28,381 28,0 0,0">
          <text:p/>
        </draw:polygon>
        <draw:polygon draw:style-name="gr32" draw:text-style-name="P10" draw:layer="layout" svg:width="0.026cm" svg:height="0.38cm" svg:x="29.555cm" svg:y="13.359cm" svg:viewBox="0 0 27 381" draw:points="0,381 27,381 27,0 0,0">
          <text:p/>
        </draw:polygon>
        <draw:polygon draw:style-name="gr30" draw:text-style-name="P8" draw:layer="layout" svg:width="0.026cm" svg:height="0.38cm" svg:x="29.581cm" svg:y="13.359cm" svg:viewBox="0 0 27 381" draw:points="0,381 27,381 27,0 0,0">
          <text:p/>
        </draw:polygon>
        <draw:polygon draw:style-name="gr31" draw:text-style-name="P9" draw:layer="layout" svg:width="0.026cm" svg:height="0.38cm" svg:x="29.607cm" svg:y="13.359cm" svg:viewBox="0 0 27 381" draw:points="0,381 27,381 27,0 0,0">
          <text:p/>
        </draw:polygon>
        <draw:polygon draw:style-name="gr30" draw:text-style-name="P8" draw:layer="layout" svg:width="0.026cm" svg:height="0.38cm" svg:x="29.635cm" svg:y="13.359cm" svg:viewBox="0 0 27 381" draw:points="0,381 27,381 27,0 0,0">
          <text:p/>
        </draw:polygon>
        <draw:polygon draw:style-name="gr30" draw:text-style-name="P8" draw:layer="layout" svg:width="0.026cm" svg:height="0.38cm" svg:x="29.66cm" svg:y="13.359cm" svg:viewBox="0 0 27 381" draw:points="0,381 27,381 27,0 0,0">
          <text:p/>
        </draw:polygon>
        <draw:polygon draw:style-name="gr30" draw:text-style-name="P8" draw:layer="layout" svg:width="0.026cm" svg:height="0.38cm" svg:x="29.686cm" svg:y="13.359cm" svg:viewBox="0 0 27 381" draw:points="0,381 27,381 27,0 0,0">
          <text:p/>
        </draw:polygon>
        <draw:polygon draw:style-name="gr30" draw:text-style-name="P8" draw:layer="layout" svg:width="0.026cm" svg:height="0.38cm" svg:x="29.712cm" svg:y="13.359cm" svg:viewBox="0 0 27 381" draw:points="0,381 27,381 27,0 0,0">
          <text:p/>
        </draw:polygon>
        <draw:polygon draw:style-name="gr32" draw:text-style-name="P10" draw:layer="layout" svg:width="0.026cm" svg:height="0.38cm" svg:x="29.739cm" svg:y="13.359cm" svg:viewBox="0 0 27 381" draw:points="0,381 27,381 27,0 0,0">
          <text:p/>
        </draw:polygon>
        <draw:polygon draw:style-name="gr31" draw:text-style-name="P9" draw:layer="layout" svg:width="0.026cm" svg:height="0.38cm" svg:x="29.765cm" svg:y="13.359cm" svg:viewBox="0 0 27 381" draw:points="0,381 27,381 27,0 0,0">
          <text:p/>
        </draw:polygon>
        <draw:polygon draw:style-name="gr30" draw:text-style-name="P8" draw:layer="layout" svg:width="0.026cm" svg:height="0.38cm" svg:x="29.791cm" svg:y="13.359cm" svg:viewBox="0 0 27 381" draw:points="0,381 27,381 27,0 0,0">
          <text:p/>
        </draw:polygon>
        <draw:polygon draw:style-name="gr30" draw:text-style-name="P8" draw:layer="layout" svg:width="0.027cm" svg:height="0.38cm" svg:x="29.817cm" svg:y="13.359cm" svg:viewBox="0 0 28 381" draw:points="0,381 28,381 28,0 0,0">
          <text:p/>
        </draw:polygon>
        <draw:polygon draw:style-name="gr31" draw:text-style-name="P9" draw:layer="layout" svg:width="0.026cm" svg:height="0.38cm" svg:x="29.844cm" svg:y="13.359cm" svg:viewBox="0 0 27 381" draw:points="0,381 27,381 27,0 0,0">
          <text:p/>
        </draw:polygon>
        <draw:polygon draw:style-name="gr31" draw:text-style-name="P9" draw:layer="layout" svg:width="0.026cm" svg:height="0.38cm" svg:x="29.87cm" svg:y="13.359cm" svg:viewBox="0 0 27 381" draw:points="0,381 27,381 27,0 0,0">
          <text:p/>
        </draw:polygon>
        <draw:polygon draw:style-name="gr32" draw:text-style-name="P10" draw:layer="layout" svg:width="0.027cm" svg:height="0.38cm" svg:x="29.896cm" svg:y="13.359cm" svg:viewBox="0 0 28 381" draw:points="0,381 28,381 28,0 0,0">
          <text:p/>
        </draw:polygon>
        <draw:polygon draw:style-name="gr32" draw:text-style-name="P10" draw:layer="layout" svg:width="0.026cm" svg:height="0.38cm" svg:x="29.923cm" svg:y="13.359cm" svg:viewBox="0 0 27 381" draw:points="0,381 27,381 27,0 0,0">
          <text:p/>
        </draw:polygon>
        <draw:polygon draw:style-name="gr32" draw:text-style-name="P10" draw:layer="layout" svg:width="0.026cm" svg:height="0.38cm" svg:x="29.949cm" svg:y="13.359cm" svg:viewBox="0 0 27 381" draw:points="0,381 27,381 27,0 0,0">
          <text:p/>
        </draw:polygon>
        <draw:polygon draw:style-name="gr32" draw:text-style-name="P10" draw:layer="layout" svg:width="0.026cm" svg:height="0.38cm" svg:x="29.975cm" svg:y="13.359cm" svg:viewBox="0 0 27 381" draw:points="0,381 27,381 27,0 0,0">
          <text:p/>
        </draw:polygon>
        <draw:polygon draw:style-name="gr31" draw:text-style-name="P9" draw:layer="layout" svg:width="0.026cm" svg:height="0.38cm" svg:x="30.028cm" svg:y="13.359cm" svg:viewBox="0 0 27 381" draw:points="0,381 27,381 27,0 0,0">
          <text:p/>
        </draw:polygon>
        <draw:polygon draw:style-name="gr32" draw:text-style-name="P10" draw:layer="layout" svg:width="0.026cm" svg:height="0.38cm" svg:x="30.054cm" svg:y="13.359cm" svg:viewBox="0 0 27 381" draw:points="0,381 27,381 27,0 0,0">
          <text:p/>
        </draw:polygon>
        <draw:polygon draw:style-name="gr29" draw:text-style-name="P7" draw:layer="layout" svg:width="0.026cm" svg:height="0.38cm" svg:x="30.08cm" svg:y="13.359cm" svg:viewBox="0 0 27 381" draw:points="0,381 27,381 27,0 0,0">
          <text:p/>
        </draw:polygon>
        <draw:polygon draw:style-name="gr29" draw:text-style-name="P7" draw:layer="layout" svg:width="0.026cm" svg:height="0.38cm" svg:x="30.106cm" svg:y="13.359cm" svg:viewBox="0 0 27 381" draw:points="0,381 27,381 27,0 0,0">
          <text:p/>
        </draw:polygon>
        <draw:polygon draw:style-name="gr30" draw:text-style-name="P8" draw:layer="layout" svg:width="0.026cm" svg:height="0.38cm" svg:x="30.133cm" svg:y="13.359cm" svg:viewBox="0 0 27 381" draw:points="0,381 27,381 27,0 0,0">
          <text:p/>
        </draw:polygon>
        <draw:polygon draw:style-name="gr31" draw:text-style-name="P9" draw:layer="layout" svg:width="0.026cm" svg:height="0.38cm" svg:x="30.159cm" svg:y="13.359cm" svg:viewBox="0 0 27 381" draw:points="0,381 27,381 27,0 0,0">
          <text:p/>
        </draw:polygon>
        <draw:polygon draw:style-name="gr29" draw:text-style-name="P7" draw:layer="layout" svg:width="0.026cm" svg:height="0.38cm" svg:x="30.185cm" svg:y="13.359cm" svg:viewBox="0 0 27 381" draw:points="0,381 27,381 27,0 0,0">
          <text:p/>
        </draw:polygon>
        <draw:polygon draw:style-name="gr31" draw:text-style-name="P9" draw:layer="layout" svg:width="0.027cm" svg:height="0.38cm" svg:x="30.211cm" svg:y="13.359cm" svg:viewBox="0 0 28 381" draw:points="0,381 28,381 28,0 0,0">
          <text:p/>
        </draw:polygon>
        <draw:polygon draw:style-name="gr29" draw:text-style-name="P7" draw:layer="layout" svg:width="0.026cm" svg:height="0.38cm" svg:x="30.238cm" svg:y="13.359cm" svg:viewBox="0 0 27 381" draw:points="0,381 27,381 27,0 0,0">
          <text:p/>
        </draw:polygon>
        <draw:polygon draw:style-name="gr30" draw:text-style-name="P8" draw:layer="layout" svg:width="0.026cm" svg:height="0.38cm" svg:x="30.264cm" svg:y="13.359cm" svg:viewBox="0 0 27 381" draw:points="0,381 27,381 27,0 0,0">
          <text:p/>
        </draw:polygon>
        <draw:polygon draw:style-name="gr30" draw:text-style-name="P8" draw:layer="layout" svg:width="0.027cm" svg:height="0.38cm" svg:x="30.29cm" svg:y="13.359cm" svg:viewBox="0 0 28 381" draw:points="0,381 28,381 28,0 0,0">
          <text:p/>
        </draw:polygon>
        <draw:polygon draw:style-name="gr31" draw:text-style-name="P9" draw:layer="layout" svg:width="0.026cm" svg:height="0.38cm" svg:x="30.317cm" svg:y="13.359cm" svg:viewBox="0 0 27 381" draw:points="0,381 27,381 27,0 0,0">
          <text:p/>
        </draw:polygon>
        <draw:polygon draw:style-name="gr31" draw:text-style-name="P9" draw:layer="layout" svg:width="0.026cm" svg:height="0.38cm" svg:x="30.343cm" svg:y="13.359cm" svg:viewBox="0 0 27 381" draw:points="0,381 27,381 27,0 0,0">
          <text:p/>
        </draw:polygon>
        <draw:polygon draw:style-name="gr31" draw:text-style-name="P9" draw:layer="layout" svg:width="0.026cm" svg:height="0.38cm" svg:x="30.369cm" svg:y="13.359cm" svg:viewBox="0 0 27 381" draw:points="0,381 27,381 27,0 0,0">
          <text:p/>
        </draw:polygon>
        <draw:polygon draw:style-name="gr29" draw:text-style-name="P7" draw:layer="layout" svg:width="0.026cm" svg:height="0.38cm" svg:x="30.396cm" svg:y="13.359cm" svg:viewBox="0 0 27 381" draw:points="0,381 27,381 27,0 0,0">
          <text:p/>
        </draw:polygon>
        <draw:polygon draw:style-name="gr31" draw:text-style-name="P9" draw:layer="layout" svg:width="0.026cm" svg:height="0.38cm" svg:x="30.422cm" svg:y="13.359cm" svg:viewBox="0 0 27 381" draw:points="0,381 27,381 27,0 0,0">
          <text:p/>
        </draw:polygon>
        <draw:polygon draw:style-name="gr31" draw:text-style-name="P9" draw:layer="layout" svg:width="0.026cm" svg:height="0.38cm" svg:x="30.448cm" svg:y="13.359cm" svg:viewBox="0 0 27 381" draw:points="0,381 27,381 27,0 0,0">
          <text:p/>
        </draw:polygon>
        <draw:polygon draw:style-name="gr29" draw:text-style-name="P7" draw:layer="layout" svg:width="0.026cm" svg:height="0.38cm" svg:x="30.475cm" svg:y="13.359cm" svg:viewBox="0 0 27 381" draw:points="0,381 27,381 27,0 0,0">
          <text:p/>
        </draw:polygon>
        <draw:polygon draw:style-name="gr29" draw:text-style-name="P7" draw:layer="layout" svg:width="0.026cm" svg:height="0.38cm" svg:x="30.501cm" svg:y="13.359cm" svg:viewBox="0 0 27 381" draw:points="0,381 27,381 27,0 0,0">
          <text:p/>
        </draw:polygon>
        <draw:polygon draw:style-name="gr31" draw:text-style-name="P9" draw:layer="layout" svg:width="0.026cm" svg:height="0.38cm" svg:x="30.527cm" svg:y="13.359cm" svg:viewBox="0 0 27 381" draw:points="0,381 27,381 27,0 0,0">
          <text:p/>
        </draw:polygon>
        <draw:polygon draw:style-name="gr31" draw:text-style-name="P9" draw:layer="layout" svg:width="0.026cm" svg:height="0.38cm" svg:x="30.553cm" svg:y="13.359cm" svg:viewBox="0 0 27 381" draw:points="0,381 27,381 27,0 0,0">
          <text:p/>
        </draw:polygon>
        <draw:polygon draw:style-name="gr30" draw:text-style-name="P8" draw:layer="layout" svg:width="0.027cm" svg:height="0.38cm" svg:x="30.579cm" svg:y="13.359cm" svg:viewBox="0 0 28 381" draw:points="0,381 28,381 28,0 0,0">
          <text:p/>
        </draw:polygon>
        <draw:polygon draw:style-name="gr31" draw:text-style-name="P9" draw:layer="layout" svg:width="0.026cm" svg:height="0.38cm" svg:x="30.606cm" svg:y="13.359cm" svg:viewBox="0 0 27 381" draw:points="0,381 27,381 27,0 0,0">
          <text:p/>
        </draw:polygon>
        <draw:polygon draw:style-name="gr31" draw:text-style-name="P9" draw:layer="layout" svg:width="0.026cm" svg:height="0.38cm" svg:x="30.632cm" svg:y="13.359cm" svg:viewBox="0 0 27 381" draw:points="0,381 27,381 27,0 0,0">
          <text:p/>
        </draw:polygon>
        <draw:polygon draw:style-name="gr29" draw:text-style-name="P7" draw:layer="layout" svg:width="0.026cm" svg:height="0.38cm" svg:x="30.658cm" svg:y="13.359cm" svg:viewBox="0 0 27 381" draw:points="0,381 27,381 27,0 0,0">
          <text:p/>
        </draw:polygon>
        <draw:polygon draw:style-name="gr30" draw:text-style-name="P8" draw:layer="layout" svg:width="0.026cm" svg:height="0.38cm" svg:x="30.685cm" svg:y="13.359cm" svg:viewBox="0 0 27 381" draw:points="0,381 27,381 27,0 0,0">
          <text:p/>
        </draw:polygon>
        <draw:polygon draw:style-name="gr31" draw:text-style-name="P9" draw:layer="layout" svg:width="0.026cm" svg:height="0.38cm" svg:x="30.711cm" svg:y="13.359cm" svg:viewBox="0 0 27 381" draw:points="0,381 27,381 27,0 0,0">
          <text:p/>
        </draw:polygon>
        <draw:polygon draw:style-name="gr32" draw:text-style-name="P10" draw:layer="layout" svg:width="0.026cm" svg:height="0.38cm" svg:x="30.737cm" svg:y="13.359cm" svg:viewBox="0 0 27 381" draw:points="0,381 27,381 27,0 0,0">
          <text:p/>
        </draw:polygon>
        <draw:polygon draw:style-name="gr31" draw:text-style-name="P9" draw:layer="layout" svg:width="0.026cm" svg:height="0.38cm" svg:x="30.763cm" svg:y="13.359cm" svg:viewBox="0 0 27 381" draw:points="0,381 27,381 27,0 0,0">
          <text:p/>
        </draw:polygon>
        <draw:polygon draw:style-name="gr31" draw:text-style-name="P9" draw:layer="layout" svg:width="0.026cm" svg:height="0.38cm" svg:x="30.79cm" svg:y="13.359cm" svg:viewBox="0 0 27 381" draw:points="0,381 27,381 27,0 0,0">
          <text:p/>
        </draw:polygon>
        <draw:polygon draw:style-name="gr31" draw:text-style-name="P9" draw:layer="layout" svg:width="0.026cm" svg:height="0.38cm" svg:x="30.816cm" svg:y="13.359cm" svg:viewBox="0 0 27 381" draw:points="0,381 27,381 27,0 0,0">
          <text:p/>
        </draw:polygon>
        <draw:polygon draw:style-name="gr31" draw:text-style-name="P9" draw:layer="layout" svg:width="0.026cm" svg:height="0.38cm" svg:x="30.842cm" svg:y="13.359cm" svg:viewBox="0 0 27 381" draw:points="0,381 27,381 27,0 0,0">
          <text:p/>
        </draw:polygon>
        <draw:polygon draw:style-name="gr31" draw:text-style-name="P9" draw:layer="layout" svg:width="0.026cm" svg:height="0.38cm" svg:x="30.868cm" svg:y="13.359cm" svg:viewBox="0 0 27 381" draw:points="0,381 27,381 27,0 0,0">
          <text:p/>
        </draw:polygon>
        <draw:polygon draw:style-name="gr30" draw:text-style-name="P8" draw:layer="layout" svg:width="0.026cm" svg:height="0.38cm" svg:x="30.895cm" svg:y="13.359cm" svg:viewBox="0 0 27 381" draw:points="0,381 27,381 27,0 0,0">
          <text:p/>
        </draw:polygon>
        <draw:polygon draw:style-name="gr30" draw:text-style-name="P8" draw:layer="layout" svg:width="0.026cm" svg:height="0.38cm" svg:x="30.921cm" svg:y="13.359cm" svg:viewBox="0 0 27 381" draw:points="0,381 27,381 27,0 0,0">
          <text:p/>
        </draw:polygon>
        <draw:polygon draw:style-name="gr32" draw:text-style-name="P10" draw:layer="layout" svg:width="0.026cm" svg:height="0.38cm" svg:x="30.947cm" svg:y="13.359cm" svg:viewBox="0 0 27 381" draw:points="0,381 27,381 27,0 0,0">
          <text:p/>
        </draw:polygon>
        <draw:polygon draw:style-name="gr31" draw:text-style-name="P9" draw:layer="layout" svg:width="0.027cm" svg:height="0.38cm" svg:x="30.973cm" svg:y="13.359cm" svg:viewBox="0 0 28 381" draw:points="0,381 28,381 28,0 0,0">
          <text:p/>
        </draw:polygon>
        <draw:polygon draw:style-name="gr30" draw:text-style-name="P8" draw:layer="layout" svg:width="0.026cm" svg:height="0.38cm" svg:x="31cm" svg:y="13.359cm" svg:viewBox="0 0 27 381" draw:points="0,381 27,381 27,0 0,0">
          <text:p/>
        </draw:polygon>
        <draw:polygon draw:style-name="gr30" draw:text-style-name="P8" draw:layer="layout" svg:width="0.026cm" svg:height="0.38cm" svg:x="31.026cm" svg:y="13.359cm" svg:viewBox="0 0 27 381" draw:points="0,381 27,381 27,0 0,0">
          <text:p/>
        </draw:polygon>
        <draw:polygon draw:style-name="gr31" draw:text-style-name="P9" draw:layer="layout" svg:width="0.026cm" svg:height="0.38cm" svg:x="31.052cm" svg:y="13.359cm" svg:viewBox="0 0 27 381" draw:points="0,381 27,381 27,0 0,0">
          <text:p/>
        </draw:polygon>
        <draw:polygon draw:style-name="gr30" draw:text-style-name="P8" draw:layer="layout" svg:width="0.026cm" svg:height="0.38cm" svg:x="31.079cm" svg:y="13.359cm" svg:viewBox="0 0 27 381" draw:points="0,381 27,381 27,0 0,0">
          <text:p/>
        </draw:polygon>
        <draw:polygon draw:style-name="gr31" draw:text-style-name="P9" draw:layer="layout" svg:width="0.026cm" svg:height="0.38cm" svg:x="31.105cm" svg:y="13.359cm" svg:viewBox="0 0 27 381" draw:points="0,381 27,381 27,0 0,0">
          <text:p/>
        </draw:polygon>
        <draw:polygon draw:style-name="gr31" draw:text-style-name="P9" draw:layer="layout" svg:width="0.026cm" svg:height="0.38cm" svg:x="31.131cm" svg:y="13.359cm" svg:viewBox="0 0 27 381" draw:points="0,381 27,381 27,0 0,0">
          <text:p/>
        </draw:polygon>
        <draw:polygon draw:style-name="gr30" draw:text-style-name="P8" draw:layer="layout" svg:width="0.026cm" svg:height="0.38cm" svg:x="31.157cm" svg:y="13.359cm" svg:viewBox="0 0 27 381" draw:points="0,381 27,381 27,0 0,0">
          <text:p/>
        </draw:polygon>
        <draw:polygon draw:style-name="gr31" draw:text-style-name="P9" draw:layer="layout" svg:width="0.026cm" svg:height="0.38cm" svg:x="31.184cm" svg:y="13.359cm" svg:viewBox="0 0 27 381" draw:points="0,381 27,381 27,0 0,0">
          <text:p/>
        </draw:polygon>
        <draw:polygon draw:style-name="gr29" draw:text-style-name="P7" draw:layer="layout" svg:width="0.026cm" svg:height="0.38cm" svg:x="31.21cm" svg:y="13.359cm" svg:viewBox="0 0 27 381" draw:points="0,381 27,381 27,0 0,0">
          <text:p/>
        </draw:polygon>
        <draw:polygon draw:style-name="gr30" draw:text-style-name="P8" draw:layer="layout" svg:width="0.026cm" svg:height="0.38cm" svg:x="31.236cm" svg:y="13.359cm" svg:viewBox="0 0 27 381" draw:points="0,381 27,381 27,0 0,0">
          <text:p/>
        </draw:polygon>
        <draw:polygon draw:style-name="gr31" draw:text-style-name="P9" draw:layer="layout" svg:width="0.026cm" svg:height="0.38cm" svg:x="31.262cm" svg:y="13.359cm" svg:viewBox="0 0 27 381" draw:points="0,381 27,381 27,0 0,0">
          <text:p/>
        </draw:polygon>
        <draw:polygon draw:style-name="gr30" draw:text-style-name="P8" draw:layer="layout" svg:width="0.026cm" svg:height="0.38cm" svg:x="31.289cm" svg:y="13.359cm" svg:viewBox="0 0 27 381" draw:points="0,381 27,381 27,0 0,0">
          <text:p/>
        </draw:polygon>
        <draw:polygon draw:style-name="gr31" draw:text-style-name="P9" draw:layer="layout" svg:width="0.026cm" svg:height="0.38cm" svg:x="31.316cm" svg:y="13.359cm" svg:viewBox="0 0 27 381" draw:points="0,381 27,381 27,0 0,0">
          <text:p/>
        </draw:polygon>
        <draw:polygon draw:style-name="gr31" draw:text-style-name="P9" draw:layer="layout" svg:width="0.027cm" svg:height="0.38cm" svg:x="31.341cm" svg:y="13.359cm" svg:viewBox="0 0 28 381" draw:points="0,381 28,381 28,0 0,0">
          <text:p/>
        </draw:polygon>
        <draw:polygon draw:style-name="gr30" draw:text-style-name="P8" draw:layer="layout" svg:width="0.026cm" svg:height="0.38cm" svg:x="31.368cm" svg:y="13.359cm" svg:viewBox="0 0 27 381" draw:points="0,381 27,381 27,0 0,0">
          <text:p/>
        </draw:polygon>
        <draw:polygon draw:style-name="gr32" draw:text-style-name="P10" draw:layer="layout" svg:width="0.026cm" svg:height="0.38cm" svg:x="31.394cm" svg:y="13.359cm" svg:viewBox="0 0 27 381" draw:points="0,381 27,381 27,0 0,0">
          <text:p/>
        </draw:polygon>
        <draw:polygon draw:style-name="gr30" draw:text-style-name="P8" draw:layer="layout" svg:width="0.026cm" svg:height="0.38cm" svg:x="31.42cm" svg:y="13.359cm" svg:viewBox="0 0 27 381" draw:points="0,381 27,381 27,0 0,0">
          <text:p/>
        </draw:polygon>
        <draw:polygon draw:style-name="gr30" draw:text-style-name="P8" draw:layer="layout" svg:width="0.026cm" svg:height="0.38cm" svg:x="31.446cm" svg:y="13.359cm" svg:viewBox="0 0 27 381" draw:points="0,381 27,381 27,0 0,0">
          <text:p/>
        </draw:polygon>
        <draw:polygon draw:style-name="gr30" draw:text-style-name="P8" draw:layer="layout" svg:width="0.026cm" svg:height="0.38cm" svg:x="31.473cm" svg:y="13.359cm" svg:viewBox="0 0 27 381" draw:points="0,381 27,381 27,0 0,0">
          <text:p/>
        </draw:polygon>
        <draw:polygon draw:style-name="gr30" draw:text-style-name="P8" draw:layer="layout" svg:width="0.026cm" svg:height="0.38cm" svg:x="31.499cm" svg:y="13.359cm" svg:viewBox="0 0 27 381" draw:points="0,381 27,381 27,0 0,0">
          <text:p/>
        </draw:polygon>
        <draw:polygon draw:style-name="gr32" draw:text-style-name="P10" draw:layer="layout" svg:width="0.026cm" svg:height="0.38cm" svg:x="31.525cm" svg:y="13.359cm" svg:viewBox="0 0 27 381" draw:points="0,381 27,381 27,0 0,0">
          <text:p/>
        </draw:polygon>
        <draw:polygon draw:style-name="gr30" draw:text-style-name="P8" draw:layer="layout" svg:width="0.026cm" svg:height="0.38cm" svg:x="31.551cm" svg:y="13.359cm" svg:viewBox="0 0 27 381" draw:points="0,381 27,381 27,0 0,0">
          <text:p/>
        </draw:polygon>
        <draw:polygon draw:style-name="gr29" draw:text-style-name="P7" draw:layer="layout" svg:width="0.026cm" svg:height="0.38cm" svg:x="31.578cm" svg:y="13.359cm" svg:viewBox="0 0 27 381" draw:points="0,381 27,381 27,0 0,0">
          <text:p/>
        </draw:polygon>
        <draw:polygon draw:style-name="gr29" draw:text-style-name="P7" draw:layer="layout" svg:width="0.026cm" svg:height="0.38cm" svg:x="31.604cm" svg:y="13.359cm" svg:viewBox="0 0 27 381" draw:points="0,381 27,381 27,0 0,0">
          <text:p/>
        </draw:polygon>
        <draw:polygon draw:style-name="gr29" draw:text-style-name="P7" draw:layer="layout" svg:width="0.026cm" svg:height="0.38cm" svg:x="31.63cm" svg:y="13.359cm" svg:viewBox="0 0 27 381" draw:points="0,381 27,381 27,0 0,0">
          <text:p/>
        </draw:polygon>
        <draw:polygon draw:style-name="gr32" draw:text-style-name="P10" draw:layer="layout" svg:width="0.027cm" svg:height="0.38cm" svg:x="31.656cm" svg:y="13.359cm" svg:viewBox="0 0 28 381" draw:points="0,381 28,381 28,0 0,0">
          <text:p/>
        </draw:polygon>
        <draw:polygon draw:style-name="gr31" draw:text-style-name="P9" draw:layer="layout" svg:width="0.026cm" svg:height="0.38cm" svg:x="31.683cm" svg:y="13.359cm" svg:viewBox="0 0 27 381" draw:points="0,381 27,381 27,0 0,0">
          <text:p/>
        </draw:polygon>
        <draw:polygon draw:style-name="gr30" draw:text-style-name="P8" draw:layer="layout" svg:width="0.026cm" svg:height="0.38cm" svg:x="31.709cm" svg:y="13.359cm" svg:viewBox="0 0 27 381" draw:points="0,381 27,381 27,0 0,0">
          <text:p/>
        </draw:polygon>
        <draw:polygon draw:style-name="gr29" draw:text-style-name="P7" draw:layer="layout" svg:width="0.027cm" svg:height="0.38cm" svg:x="31.735cm" svg:y="13.359cm" svg:viewBox="0 0 28 381" draw:points="0,381 28,381 28,0 0,0">
          <text:p/>
        </draw:polygon>
        <draw:polygon draw:style-name="gr32" draw:text-style-name="P10" draw:layer="layout" svg:width="0.026cm" svg:height="0.38cm" svg:x="31.763cm" svg:y="13.359cm" svg:viewBox="0 0 27 381" draw:points="0,381 27,381 27,0 0,0">
          <text:p/>
        </draw:polygon>
        <draw:polygon draw:style-name="gr30" draw:text-style-name="P8" draw:layer="layout" svg:width="0.026cm" svg:height="0.38cm" svg:x="31.788cm" svg:y="13.359cm" svg:viewBox="0 0 27 381" draw:points="0,381 27,381 27,0 0,0">
          <text:p/>
        </draw:polygon>
        <draw:polygon draw:style-name="gr31" draw:text-style-name="P9" draw:layer="layout" svg:width="0.026cm" svg:height="0.38cm" svg:x="31.814cm" svg:y="13.359cm" svg:viewBox="0 0 27 381" draw:points="0,381 27,381 27,0 0,0">
          <text:p/>
        </draw:polygon>
        <draw:polygon draw:style-name="gr31" draw:text-style-name="P9" draw:layer="layout" svg:width="0.026cm" svg:height="0.38cm" svg:x="31.841cm" svg:y="13.359cm" svg:viewBox="0 0 27 381" draw:points="0,381 27,381 27,0 0,0">
          <text:p/>
        </draw:polygon>
        <draw:polygon draw:style-name="gr32" draw:text-style-name="P10" draw:layer="layout" svg:width="0.026cm" svg:height="0.38cm" svg:x="31.867cm" svg:y="13.359cm" svg:viewBox="0 0 27 381" draw:points="0,381 27,381 27,0 0,0">
          <text:p/>
        </draw:polygon>
        <draw:polygon draw:style-name="gr31" draw:text-style-name="P9" draw:layer="layout" svg:width="0.026cm" svg:height="0.38cm" svg:x="31.893cm" svg:y="13.359cm" svg:viewBox="0 0 27 381" draw:points="0,381 27,381 27,0 0,0">
          <text:p/>
        </draw:polygon>
        <draw:polygon draw:style-name="gr31" draw:text-style-name="P9" draw:layer="layout" svg:width="0.026cm" svg:height="0.38cm" svg:x="31.919cm" svg:y="13.359cm" svg:viewBox="0 0 27 381" draw:points="0,381 27,381 27,0 0,0">
          <text:p/>
        </draw:polygon>
        <draw:polygon draw:style-name="gr31" draw:text-style-name="P9" draw:layer="layout" svg:width="0.026cm" svg:height="0.38cm" svg:x="31.945cm" svg:y="13.359cm" svg:viewBox="0 0 27 381" draw:points="0,381 27,381 27,0 0,0">
          <text:p/>
        </draw:polygon>
        <draw:polygon draw:style-name="gr31" draw:text-style-name="P9" draw:layer="layout" svg:width="0.026cm" svg:height="0.38cm" svg:x="31.972cm" svg:y="13.359cm" svg:viewBox="0 0 27 381" draw:points="0,381 27,381 27,0 0,0">
          <text:p/>
        </draw:polygon>
        <draw:polygon draw:style-name="gr30" draw:text-style-name="P8" draw:layer="layout" svg:width="0.026cm" svg:height="0.38cm" svg:x="31.998cm" svg:y="13.359cm" svg:viewBox="0 0 27 381" draw:points="0,381 27,381 27,0 0,0">
          <text:p/>
        </draw:polygon>
        <draw:polygon draw:style-name="gr32" draw:text-style-name="P10" draw:layer="layout" svg:width="0.026cm" svg:height="0.38cm" svg:x="32.024cm" svg:y="13.359cm" svg:viewBox="0 0 27 381" draw:points="0,381 27,381 27,0 0,0">
          <text:p/>
        </draw:polygon>
        <draw:polygon draw:style-name="gr32" draw:text-style-name="P10" draw:layer="layout" svg:width="0.027cm" svg:height="0.38cm" svg:x="32.05cm" svg:y="13.359cm" svg:viewBox="0 0 28 381" draw:points="0,381 28,381 28,0 0,0">
          <text:p/>
        </draw:polygon>
        <draw:polygon draw:style-name="gr30" draw:text-style-name="P8" draw:layer="layout" svg:width="0.026cm" svg:height="0.38cm" svg:x="32.077cm" svg:y="13.359cm" svg:viewBox="0 0 27 381" draw:points="0,381 27,381 27,0 0,0">
          <text:p/>
        </draw:polygon>
        <draw:polygon draw:style-name="gr30" draw:text-style-name="P8" draw:layer="layout" svg:width="0.026cm" svg:height="0.38cm" svg:x="32.103cm" svg:y="13.359cm" svg:viewBox="0 0 27 381" draw:points="0,381 27,381 27,0 0,0">
          <text:p/>
        </draw:polygon>
        <draw:polygon draw:style-name="gr31" draw:text-style-name="P9" draw:layer="layout" svg:width="0.026cm" svg:height="0.38cm" svg:x="32.13cm" svg:y="13.359cm" svg:viewBox="0 0 27 381" draw:points="0,381 27,381 27,0 0,0">
          <text:p/>
        </draw:polygon>
        <draw:polygon draw:style-name="gr29" draw:text-style-name="P7" draw:layer="layout" svg:width="0.026cm" svg:height="0.38cm" svg:x="32.156cm" svg:y="13.359cm" svg:viewBox="0 0 27 381" draw:points="0,381 27,381 27,0 0,0">
          <text:p/>
        </draw:polygon>
        <draw:polygon draw:style-name="gr31" draw:text-style-name="P9" draw:layer="layout" svg:width="0.026cm" svg:height="0.38cm" svg:x="32.182cm" svg:y="13.359cm" svg:viewBox="0 0 27 381" draw:points="0,381 27,381 27,0 0,0">
          <text:p/>
        </draw:polygon>
        <draw:polygon draw:style-name="gr30" draw:text-style-name="P8" draw:layer="layout" svg:width="0.026cm" svg:height="0.38cm" svg:x="32.208cm" svg:y="13.359cm" svg:viewBox="0 0 27 381" draw:points="0,381 27,381 27,0 0,0">
          <text:p/>
        </draw:polygon>
        <draw:polygon draw:style-name="gr31" draw:text-style-name="P9" draw:layer="layout" svg:width="0.026cm" svg:height="0.38cm" svg:x="32.235cm" svg:y="13.359cm" svg:viewBox="0 0 27 381" draw:points="0,381 27,381 27,0 0,0">
          <text:p/>
        </draw:polygon>
        <draw:polygon draw:style-name="gr32" draw:text-style-name="P10" draw:layer="layout" svg:width="0.026cm" svg:height="0.38cm" svg:x="32.261cm" svg:y="13.359cm" svg:viewBox="0 0 27 381" draw:points="0,381 27,381 27,0 0,0">
          <text:p/>
        </draw:polygon>
        <draw:polygon draw:style-name="gr32" draw:text-style-name="P10" draw:layer="layout" svg:width="0.026cm" svg:height="0.38cm" svg:x="32.287cm" svg:y="13.359cm" svg:viewBox="0 0 27 381" draw:points="0,381 27,381 27,0 0,0">
          <text:p/>
        </draw:polygon>
        <draw:polygon draw:style-name="gr30" draw:text-style-name="P8" draw:layer="layout" svg:width="0.026cm" svg:height="0.38cm" svg:x="32.313cm" svg:y="13.359cm" svg:viewBox="0 0 27 381" draw:points="0,381 27,381 27,0 0,0">
          <text:p/>
        </draw:polygon>
        <draw:polygon draw:style-name="gr30" draw:text-style-name="P8" draw:layer="layout" svg:width="0.026cm" svg:height="0.38cm" svg:x="32.34cm" svg:y="13.359cm" svg:viewBox="0 0 27 381" draw:points="0,381 27,381 27,0 0,0">
          <text:p/>
        </draw:polygon>
        <draw:polygon draw:style-name="gr29" draw:text-style-name="P7" draw:layer="layout" svg:width="0.026cm" svg:height="0.38cm" svg:x="32.366cm" svg:y="13.359cm" svg:viewBox="0 0 27 381" draw:points="0,381 27,381 27,0 0,0">
          <text:p/>
        </draw:polygon>
        <draw:polygon draw:style-name="gr30" draw:text-style-name="P8" draw:layer="layout" svg:width="0.026cm" svg:height="0.38cm" svg:x="32.392cm" svg:y="13.359cm" svg:viewBox="0 0 27 381" draw:points="0,381 27,381 27,0 0,0">
          <text:p/>
        </draw:polygon>
        <draw:polygon draw:style-name="gr31" draw:text-style-name="P9" draw:layer="layout" svg:width="0.027cm" svg:height="0.38cm" svg:x="32.418cm" svg:y="13.359cm" svg:viewBox="0 0 28 381" draw:points="0,381 28,381 28,0 0,0">
          <text:p/>
        </draw:polygon>
        <draw:polygon draw:style-name="gr31" draw:text-style-name="P9" draw:layer="layout" svg:width="0.026cm" svg:height="0.38cm" svg:x="32.445cm" svg:y="13.359cm" svg:viewBox="0 0 27 381" draw:points="0,381 27,381 27,0 0,0">
          <text:p/>
        </draw:polygon>
        <draw:polygon draw:style-name="gr31" draw:text-style-name="P9" draw:layer="layout" svg:width="0.026cm" svg:height="0.38cm" svg:x="32.471cm" svg:y="13.359cm" svg:viewBox="0 0 27 381" draw:points="0,381 27,381 27,0 0,0">
          <text:p/>
        </draw:polygon>
        <draw:polygon draw:style-name="gr30" draw:text-style-name="P8" draw:layer="layout" svg:width="0.026cm" svg:height="0.38cm" svg:x="32.497cm" svg:y="13.359cm" svg:viewBox="0 0 27 381" draw:points="0,381 27,381 27,0 0,0">
          <text:p/>
        </draw:polygon>
        <draw:polygon draw:style-name="gr31" draw:text-style-name="P9" draw:layer="layout" svg:width="0.026cm" svg:height="0.38cm" svg:x="32.524cm" svg:y="13.359cm" svg:viewBox="0 0 27 381" draw:points="0,381 27,381 27,0 0,0">
          <text:p/>
        </draw:polygon>
        <draw:polygon draw:style-name="gr32" draw:text-style-name="P10" draw:layer="layout" svg:width="0.026cm" svg:height="0.38cm" svg:x="32.55cm" svg:y="13.359cm" svg:viewBox="0 0 27 381" draw:points="0,381 27,381 27,0 0,0">
          <text:p/>
        </draw:polygon>
        <draw:polygon draw:style-name="gr32" draw:text-style-name="P10" draw:layer="layout" svg:width="0.026cm" svg:height="0.38cm" svg:x="32.576cm" svg:y="13.359cm" svg:viewBox="0 0 27 381" draw:points="0,381 27,381 27,0 0,0">
          <text:p/>
        </draw:polygon>
        <draw:polygon draw:style-name="gr31" draw:text-style-name="P9" draw:layer="layout" svg:width="0.026cm" svg:height="0.38cm" svg:x="32.603cm" svg:y="13.359cm" svg:viewBox="0 0 27 381" draw:points="0,381 27,381 27,0 0,0">
          <text:p/>
        </draw:polygon>
        <draw:polygon draw:style-name="gr32" draw:text-style-name="P10" draw:layer="layout" svg:width="0.026cm" svg:height="0.38cm" svg:x="32.629cm" svg:y="13.359cm" svg:viewBox="0 0 27 381" draw:points="0,381 27,381 27,0 0,0">
          <text:p/>
        </draw:polygon>
        <draw:polygon draw:style-name="gr29" draw:text-style-name="P7" draw:layer="layout" svg:width="0.026cm" svg:height="0.38cm" svg:x="32.655cm" svg:y="13.359cm" svg:viewBox="0 0 27 381" draw:points="0,381 27,381 27,0 0,0">
          <text:p/>
        </draw:polygon>
        <draw:polygon draw:style-name="gr32" draw:text-style-name="P10" draw:layer="layout" svg:width="0.026cm" svg:height="0.38cm" svg:x="32.681cm" svg:y="13.359cm" svg:viewBox="0 0 27 381" draw:points="0,381 27,381 27,0 0,0">
          <text:p/>
        </draw:polygon>
        <draw:polygon draw:style-name="gr32" draw:text-style-name="P10" draw:layer="layout" svg:width="0.026cm" svg:height="0.38cm" svg:x="32.707cm" svg:y="13.359cm" svg:viewBox="0 0 27 381" draw:points="0,381 27,381 27,0 0,0">
          <text:p/>
        </draw:polygon>
        <draw:polygon draw:style-name="gr31" draw:text-style-name="P9" draw:layer="layout" svg:width="0.026cm" svg:height="0.38cm" svg:x="32.734cm" svg:y="13.359cm" svg:viewBox="0 0 27 381" draw:points="0,381 27,381 27,0 0,0">
          <text:p/>
        </draw:polygon>
        <draw:polygon draw:style-name="gr32" draw:text-style-name="P10" draw:layer="layout" svg:width="0.026cm" svg:height="0.38cm" svg:x="32.76cm" svg:y="13.359cm" svg:viewBox="0 0 27 381" draw:points="0,381 27,381 27,0 0,0">
          <text:p/>
        </draw:polygon>
        <draw:polygon draw:style-name="gr30" draw:text-style-name="P8" draw:layer="layout" svg:width="0.026cm" svg:height="0.38cm" svg:x="32.786cm" svg:y="13.359cm" svg:viewBox="0 0 27 381" draw:points="0,381 27,381 27,0 0,0">
          <text:p/>
        </draw:polygon>
        <draw:polygon draw:style-name="gr30" draw:text-style-name="P8" draw:layer="layout" svg:width="0.027cm" svg:height="0.38cm" svg:x="32.812cm" svg:y="13.359cm" svg:viewBox="0 0 28 381" draw:points="0,381 28,381 28,0 0,0">
          <text:p/>
        </draw:polygon>
        <draw:polygon draw:style-name="gr32" draw:text-style-name="P10" draw:layer="layout" svg:width="0.026cm" svg:height="0.38cm" svg:x="32.839cm" svg:y="13.359cm" svg:viewBox="0 0 27 381" draw:points="0,381 27,381 27,0 0,0">
          <text:p/>
        </draw:polygon>
        <draw:polygon draw:style-name="gr30" draw:text-style-name="P8" draw:layer="layout" svg:width="0.026cm" svg:height="0.38cm" svg:x="32.865cm" svg:y="13.359cm" svg:viewBox="0 0 27 381" draw:points="0,381 27,381 27,0 0,0">
          <text:p/>
        </draw:polygon>
        <draw:polygon draw:style-name="gr31" draw:text-style-name="P9" draw:layer="layout" svg:width="0.026cm" svg:height="0.38cm" svg:x="32.891cm" svg:y="13.359cm" svg:viewBox="0 0 27 381" draw:points="0,381 27,381 27,0 0,0">
          <text:p/>
        </draw:polygon>
        <draw:polygon draw:style-name="gr32" draw:text-style-name="P10" draw:layer="layout" svg:width="0.026cm" svg:height="0.38cm" svg:x="32.918cm" svg:y="13.359cm" svg:viewBox="0 0 27 381" draw:points="0,381 27,381 27,0 0,0">
          <text:p/>
        </draw:polygon>
        <draw:polygon draw:style-name="gr30" draw:text-style-name="P8" draw:layer="layout" svg:width="0.026cm" svg:height="0.38cm" svg:x="32.944cm" svg:y="13.359cm" svg:viewBox="0 0 27 381" draw:points="0,381 27,381 27,0 0,0">
          <text:p/>
        </draw:polygon>
        <draw:polygon draw:style-name="gr30" draw:text-style-name="P8" draw:layer="layout" svg:width="0.026cm" svg:height="0.38cm" svg:x="32.97cm" svg:y="13.359cm" svg:viewBox="0 0 27 381" draw:points="0,381 27,381 27,0 0,0">
          <text:p/>
        </draw:polygon>
        <draw:polygon draw:style-name="gr31" draw:text-style-name="P9" draw:layer="layout" svg:width="0.026cm" svg:height="0.38cm" svg:x="32.996cm" svg:y="13.359cm" svg:viewBox="0 0 27 381" draw:points="0,381 27,381 27,0 0,0">
          <text:p/>
        </draw:polygon>
        <draw:polygon draw:style-name="gr29" draw:text-style-name="P7" draw:layer="layout" svg:width="0.026cm" svg:height="0.38cm" svg:x="33.023cm" svg:y="13.359cm" svg:viewBox="0 0 27 381" draw:points="0,381 27,381 27,0 0,0">
          <text:p/>
        </draw:polygon>
        <draw:polygon draw:style-name="gr30" draw:text-style-name="P8" draw:layer="layout" svg:width="0.026cm" svg:height="0.38cm" svg:x="33.049cm" svg:y="13.359cm" svg:viewBox="0 0 27 381" draw:points="0,381 27,381 27,0 0,0">
          <text:p/>
        </draw:polygon>
        <draw:polygon draw:style-name="gr29" draw:text-style-name="P7" draw:layer="layout" svg:width="0.026cm" svg:height="0.38cm" svg:x="33.075cm" svg:y="13.359cm" svg:viewBox="0 0 27 381" draw:points="0,381 27,381 27,0 0,0">
          <text:p/>
        </draw:polygon>
        <draw:polygon draw:style-name="gr30" draw:text-style-name="P8" draw:layer="layout" svg:width="0.027cm" svg:height="0.38cm" svg:x="33.101cm" svg:y="13.359cm" svg:viewBox="0 0 28 381" draw:points="0,381 28,381 28,0 0,0">
          <text:p/>
        </draw:polygon>
        <draw:polygon draw:style-name="gr32" draw:text-style-name="P10" draw:layer="layout" svg:width="0.026cm" svg:height="0.38cm" svg:x="33.128cm" svg:y="13.359cm" svg:viewBox="0 0 27 381" draw:points="0,381 27,381 27,0 0,0">
          <text:p/>
        </draw:polygon>
        <draw:polygon draw:style-name="gr31" draw:text-style-name="P9" draw:layer="layout" svg:width="0.026cm" svg:height="0.38cm" svg:x="33.154cm" svg:y="13.359cm" svg:viewBox="0 0 27 381" draw:points="0,381 27,381 27,0 0,0">
          <text:p/>
        </draw:polygon>
        <draw:polygon draw:style-name="gr31" draw:text-style-name="P9" draw:layer="layout" svg:width="0.027cm" svg:height="0.38cm" svg:x="33.18cm" svg:y="13.359cm" svg:viewBox="0 0 28 381" draw:points="0,381 28,381 28,0 0,0">
          <text:p/>
        </draw:polygon>
        <draw:polygon draw:style-name="gr31" draw:text-style-name="P9" draw:layer="layout" svg:width="0.026cm" svg:height="0.38cm" svg:x="33.207cm" svg:y="13.359cm" svg:viewBox="0 0 27 381" draw:points="0,381 27,381 27,0 0,0">
          <text:p/>
        </draw:polygon>
        <draw:polygon draw:style-name="gr30" draw:text-style-name="P8" draw:layer="layout" svg:width="0.026cm" svg:height="0.38cm" svg:x="33.233cm" svg:y="13.359cm" svg:viewBox="0 0 27 381" draw:points="0,381 27,381 27,0 0,0">
          <text:p/>
        </draw:polygon>
        <draw:polygon draw:style-name="gr30" draw:text-style-name="P8" draw:layer="layout" svg:width="0.026cm" svg:height="0.38cm" svg:x="33.259cm" svg:y="13.359cm" svg:viewBox="0 0 27 381" draw:points="0,381 27,381 27,0 0,0">
          <text:p/>
        </draw:polygon>
        <draw:polygon draw:style-name="gr32" draw:text-style-name="P10" draw:layer="layout" svg:width="0.026cm" svg:height="0.38cm" svg:x="33.286cm" svg:y="13.359cm" svg:viewBox="0 0 27 381" draw:points="0,381 27,381 27,0 0,0">
          <text:p/>
        </draw:polygon>
        <draw:polygon draw:style-name="gr30" draw:text-style-name="P8" draw:layer="layout" svg:width="0.026cm" svg:height="0.38cm" svg:x="33.312cm" svg:y="13.359cm" svg:viewBox="0 0 27 381" draw:points="0,381 27,381 27,0 0,0">
          <text:p/>
        </draw:polygon>
        <draw:polygon draw:style-name="gr31" draw:text-style-name="P9" draw:layer="layout" svg:width="0.026cm" svg:height="0.38cm" svg:x="33.338cm" svg:y="13.359cm" svg:viewBox="0 0 27 381" draw:points="0,381 27,381 27,0 0,0">
          <text:p/>
        </draw:polygon>
        <draw:polygon draw:style-name="gr32" draw:text-style-name="P10" draw:layer="layout" svg:width="0.026cm" svg:height="0.38cm" svg:x="33.364cm" svg:y="13.359cm" svg:viewBox="0 0 27 381" draw:points="0,381 27,381 27,0 0,0">
          <text:p/>
        </draw:polygon>
        <draw:polygon draw:style-name="gr30" draw:text-style-name="P8" draw:layer="layout" svg:width="0.026cm" svg:height="0.38cm" svg:x="33.39cm" svg:y="13.359cm" svg:viewBox="0 0 27 381" draw:points="0,381 27,381 27,0 0,0">
          <text:p/>
        </draw:polygon>
        <draw:polygon draw:style-name="gr29" draw:text-style-name="P7" draw:layer="layout" svg:width="0.026cm" svg:height="0.38cm" svg:x="33.417cm" svg:y="13.359cm" svg:viewBox="0 0 27 381" draw:points="0,381 27,381 27,0 0,0">
          <text:p/>
        </draw:polygon>
        <draw:polygon draw:style-name="gr30" draw:text-style-name="P8" draw:layer="layout" svg:width="0.026cm" svg:height="0.38cm" svg:x="33.444cm" svg:y="13.359cm" svg:viewBox="0 0 27 381" draw:points="0,381 27,381 27,0 0,0">
          <text:p/>
        </draw:polygon>
        <draw:polygon draw:style-name="gr30" draw:text-style-name="P8" draw:layer="layout" svg:width="0.026cm" svg:height="0.38cm" svg:x="33.469cm" svg:y="13.359cm" svg:viewBox="0 0 27 381" draw:points="0,381 27,381 27,0 0,0">
          <text:p/>
        </draw:polygon>
        <draw:polygon draw:style-name="gr30" draw:text-style-name="P8" draw:layer="layout" svg:width="0.027cm" svg:height="0.38cm" svg:x="33.495cm" svg:y="13.359cm" svg:viewBox="0 0 28 381" draw:points="0,381 28,381 28,0 0,0">
          <text:p/>
        </draw:polygon>
        <draw:polygon draw:style-name="gr31" draw:text-style-name="P9" draw:layer="layout" svg:width="0.026cm" svg:height="0.38cm" svg:x="33.522cm" svg:y="13.359cm" svg:viewBox="0 0 27 381" draw:points="0,381 27,381 27,0 0,0">
          <text:p/>
        </draw:polygon>
        <draw:polygon draw:style-name="gr30" draw:text-style-name="P8" draw:layer="layout" svg:width="0.026cm" svg:height="0.38cm" svg:x="33.548cm" svg:y="13.359cm" svg:viewBox="0 0 27 381" draw:points="0,381 27,381 27,0 0,0">
          <text:p/>
        </draw:polygon>
        <draw:polygon draw:style-name="gr30" draw:text-style-name="P8" draw:layer="layout" svg:width="0.028cm" svg:height="0.38cm" svg:x="33.574cm" svg:y="13.359cm" svg:viewBox="0 0 29 381" draw:points="0,381 29,381 29,0 0,0">
          <text:p/>
        </draw:polygon>
        <draw:polygon draw:style-name="gr32" draw:text-style-name="P10" draw:layer="layout" svg:width="0.026cm" svg:height="0.38cm" svg:x="33.601cm" svg:y="13.359cm" svg:viewBox="0 0 27 381" draw:points="0,381 27,381 27,0 0,0">
          <text:p/>
        </draw:polygon>
        <draw:polygon draw:style-name="gr30" draw:text-style-name="P8" draw:layer="layout" svg:width="0.026cm" svg:height="0.38cm" svg:x="33.627cm" svg:y="13.359cm" svg:viewBox="0 0 27 381" draw:points="0,381 27,381 27,0 0,0">
          <text:p/>
        </draw:polygon>
        <draw:polygon draw:style-name="gr31" draw:text-style-name="P9" draw:layer="layout" svg:width="0.026cm" svg:height="0.38cm" svg:x="33.653cm" svg:y="13.359cm" svg:viewBox="0 0 27 381" draw:points="0,381 27,381 27,0 0,0">
          <text:p/>
        </draw:polygon>
        <draw:polygon draw:style-name="gr29" draw:text-style-name="P7" draw:layer="layout" svg:width="0.026cm" svg:height="0.38cm" svg:x="33.68cm" svg:y="13.359cm" svg:viewBox="0 0 27 381" draw:points="0,381 27,381 27,0 0,0">
          <text:p/>
        </draw:polygon>
        <draw:polygon draw:style-name="gr30" draw:text-style-name="P8" draw:layer="layout" svg:width="0.026cm" svg:height="0.38cm" svg:x="33.706cm" svg:y="13.359cm" svg:viewBox="0 0 27 381" draw:points="0,381 27,381 27,0 0,0">
          <text:p/>
        </draw:polygon>
        <draw:polygon draw:style-name="gr30" draw:text-style-name="P8" draw:layer="layout" svg:width="0.026cm" svg:height="0.38cm" svg:x="33.732cm" svg:y="13.359cm" svg:viewBox="0 0 27 381" draw:points="0,381 27,381 27,0 0,0">
          <text:p/>
        </draw:polygon>
        <draw:polygon draw:style-name="gr32" draw:text-style-name="P10" draw:layer="layout" svg:width="0.026cm" svg:height="0.38cm" svg:x="33.784cm" svg:y="13.359cm" svg:viewBox="0 0 27 381" draw:points="0,381 27,381 27,0 0,0">
          <text:p/>
        </draw:polygon>
        <draw:polygon draw:style-name="gr31" draw:text-style-name="P9" draw:layer="layout" svg:width="0.026cm" svg:height="0.38cm" svg:x="33.811cm" svg:y="13.359cm" svg:viewBox="0 0 27 381" draw:points="0,381 27,381 27,0 0,0">
          <text:p/>
        </draw:polygon>
        <draw:polygon draw:style-name="gr30" draw:text-style-name="P8" draw:layer="layout" svg:width="0.026cm" svg:height="0.38cm" svg:x="33.837cm" svg:y="13.359cm" svg:viewBox="0 0 27 381" draw:points="0,381 27,381 27,0 0,0">
          <text:p/>
        </draw:polygon>
        <draw:polygon draw:style-name="gr30" draw:text-style-name="P8" draw:layer="layout" svg:width="0.027cm" svg:height="0.38cm" svg:x="33.863cm" svg:y="13.359cm" svg:viewBox="0 0 28 381" draw:points="0,381 28,381 28,0 0,0">
          <text:p/>
        </draw:polygon>
        <draw:polygon draw:style-name="gr31" draw:text-style-name="P9" draw:layer="layout" svg:width="0.026cm" svg:height="0.38cm" svg:x="33.891cm" svg:y="13.359cm" svg:viewBox="0 0 27 381" draw:points="0,381 27,381 27,0 0,0">
          <text:p/>
        </draw:polygon>
        <draw:polygon draw:style-name="gr32" draw:text-style-name="P10" draw:layer="layout" svg:width="0.026cm" svg:height="0.38cm" svg:x="33.916cm" svg:y="13.359cm" svg:viewBox="0 0 27 381" draw:points="0,381 27,381 27,0 0,0">
          <text:p/>
        </draw:polygon>
        <draw:polygon draw:style-name="gr31" draw:text-style-name="P9" draw:layer="layout" svg:width="0.026cm" svg:height="0.38cm" svg:x="33.942cm" svg:y="13.359cm" svg:viewBox="0 0 27 381" draw:points="0,381 27,381 27,0 0,0">
          <text:p/>
        </draw:polygon>
        <draw:polygon draw:style-name="gr29" draw:text-style-name="P7" draw:layer="layout" svg:width="0.026cm" svg:height="0.38cm" svg:x="33.969cm" svg:y="13.359cm" svg:viewBox="0 0 27 381" draw:points="0,381 27,381 27,0 0,0">
          <text:p/>
        </draw:polygon>
        <draw:polygon draw:style-name="gr31" draw:text-style-name="P9" draw:layer="layout" svg:width="0.026cm" svg:height="0.38cm" svg:x="33.995cm" svg:y="13.359cm" svg:viewBox="0 0 27 381" draw:points="0,381 27,381 27,0 0,0">
          <text:p/>
        </draw:polygon>
        <draw:polygon draw:style-name="gr29" draw:text-style-name="P7" draw:layer="layout" svg:width="0.026cm" svg:height="0.38cm" svg:x="34.021cm" svg:y="13.359cm" svg:viewBox="0 0 27 381" draw:points="0,381 27,381 27,0 0,0">
          <text:p/>
        </draw:polygon>
        <draw:polygon draw:style-name="gr31" draw:text-style-name="P9" draw:layer="layout" svg:width="0.026cm" svg:height="0.38cm" svg:x="34.047cm" svg:y="13.359cm" svg:viewBox="0 0 27 381" draw:points="0,381 27,381 27,0 0,0">
          <text:p/>
        </draw:polygon>
        <draw:polygon draw:style-name="gr30" draw:text-style-name="P8" draw:layer="layout" svg:width="0.026cm" svg:height="0.38cm" svg:x="34.074cm" svg:y="13.359cm" svg:viewBox="0 0 27 381" draw:points="0,381 27,381 27,0 0,0">
          <text:p/>
        </draw:polygon>
        <draw:polygon draw:style-name="gr31" draw:text-style-name="P9" draw:layer="layout" svg:width="0.026cm" svg:height="0.38cm" svg:x="34.1cm" svg:y="13.359cm" svg:viewBox="0 0 27 381" draw:points="0,381 27,381 27,0 0,0">
          <text:p/>
        </draw:polygon>
        <draw:polygon draw:style-name="gr31" draw:text-style-name="P9" draw:layer="layout" svg:width="0.026cm" svg:height="0.38cm" svg:x="34.126cm" svg:y="13.359cm" svg:viewBox="0 0 27 381" draw:points="0,381 27,381 27,0 0,0">
          <text:p/>
        </draw:polygon>
        <draw:polygon draw:style-name="gr30" draw:text-style-name="P8" draw:layer="layout" svg:width="0.026cm" svg:height="0.38cm" svg:x="34.152cm" svg:y="13.359cm" svg:viewBox="0 0 27 381" draw:points="0,381 27,381 27,0 0,0">
          <text:p/>
        </draw:polygon>
        <draw:polygon draw:style-name="gr31" draw:text-style-name="P9" draw:layer="layout" svg:width="0.026cm" svg:height="0.38cm" svg:x="34.179cm" svg:y="13.359cm" svg:viewBox="0 0 27 381" draw:points="0,381 27,381 27,0 0,0">
          <text:p/>
        </draw:polygon>
        <draw:polygon draw:style-name="gr31" draw:text-style-name="P9" draw:layer="layout" svg:width="0.026cm" svg:height="0.38cm" svg:x="34.205cm" svg:y="13.359cm" svg:viewBox="0 0 27 381" draw:points="0,381 27,381 27,0 0,0">
          <text:p/>
        </draw:polygon>
        <draw:polygon draw:style-name="gr32" draw:text-style-name="P10" draw:layer="layout" svg:width="0.026cm" svg:height="0.38cm" svg:x="34.231cm" svg:y="13.359cm" svg:viewBox="0 0 27 381" draw:points="0,381 27,381 27,0 0,0">
          <text:p/>
        </draw:polygon>
        <draw:polygon draw:style-name="gr30" draw:text-style-name="P8" draw:layer="layout" svg:width="0.027cm" svg:height="0.38cm" svg:x="34.257cm" svg:y="13.359cm" svg:viewBox="0 0 28 381" draw:points="0,381 28,381 28,0 0,0">
          <text:p/>
        </draw:polygon>
        <draw:polygon draw:style-name="gr29" draw:text-style-name="P7" draw:layer="layout" svg:width="0.026cm" svg:height="0.38cm" svg:x="34.284cm" svg:y="13.359cm" svg:viewBox="0 0 27 381" draw:points="0,381 27,381 27,0 0,0">
          <text:p/>
        </draw:polygon>
        <draw:polygon draw:style-name="gr29" draw:text-style-name="P7" draw:layer="layout" svg:width="0.026cm" svg:height="0.38cm" svg:x="34.31cm" svg:y="13.359cm" svg:viewBox="0 0 27 381" draw:points="0,381 27,381 27,0 0,0">
          <text:p/>
        </draw:polygon>
        <draw:polygon draw:style-name="gr29" draw:text-style-name="P7" draw:layer="layout" svg:width="0.026cm" svg:height="0.38cm" svg:x="34.336cm" svg:y="13.359cm" svg:viewBox="0 0 27 381" draw:points="0,381 27,381 27,0 0,0">
          <text:p/>
        </draw:polygon>
        <draw:polygon draw:style-name="gr31" draw:text-style-name="P9" draw:layer="layout" svg:width="0.026cm" svg:height="0.38cm" svg:x="34.415cm" svg:y="13.359cm" svg:viewBox="0 0 27 381" draw:points="0,381 27,381 27,0 0,0">
          <text:p/>
        </draw:polygon>
        <draw:polygon draw:style-name="gr30" draw:text-style-name="P8" draw:layer="layout" svg:width="0.026cm" svg:height="0.38cm" svg:x="34.441cm" svg:y="13.359cm" svg:viewBox="0 0 27 381" draw:points="0,381 27,381 27,0 0,0">
          <text:p/>
        </draw:polygon>
        <draw:polygon draw:style-name="gr29" draw:text-style-name="P7" draw:layer="layout" svg:width="0.026cm" svg:height="0.38cm" svg:x="34.468cm" svg:y="13.359cm" svg:viewBox="0 0 27 381" draw:points="0,381 27,381 27,0 0,0">
          <text:p/>
        </draw:polygon>
        <draw:polygon draw:style-name="gr30" draw:text-style-name="P8" draw:layer="layout" svg:width="0.026cm" svg:height="0.38cm" svg:x="34.494cm" svg:y="13.359cm" svg:viewBox="0 0 27 381" draw:points="0,381 27,381 27,0 0,0">
          <text:p/>
        </draw:polygon>
        <draw:polygon draw:style-name="gr32" draw:text-style-name="P10" draw:layer="layout" svg:width="0.026cm" svg:height="0.38cm" svg:x="34.52cm" svg:y="13.359cm" svg:viewBox="0 0 27 381" draw:points="0,381 27,381 27,0 0,0">
          <text:p/>
        </draw:polygon>
        <draw:polygon draw:style-name="gr32" draw:text-style-name="P10" draw:layer="layout" svg:width="0.026cm" svg:height="0.38cm" svg:x="34.546cm" svg:y="13.359cm" svg:viewBox="0 0 27 381" draw:points="0,381 27,381 27,0 0,0">
          <text:p/>
        </draw:polygon>
        <draw:polygon draw:style-name="gr32" draw:text-style-name="P10" draw:layer="layout" svg:width="0.026cm" svg:height="0.38cm" svg:x="34.573cm" svg:y="13.359cm" svg:viewBox="0 0 27 381" draw:points="0,381 27,381 27,0 0,0">
          <text:p/>
        </draw:polygon>
        <draw:polygon draw:style-name="gr31" draw:text-style-name="P9" draw:layer="layout" svg:width="0.026cm" svg:height="0.38cm" svg:x="34.599cm" svg:y="13.359cm" svg:viewBox="0 0 27 381" draw:points="0,381 27,381 27,0 0,0">
          <text:p/>
        </draw:polygon>
        <draw:polygon draw:style-name="gr29" draw:text-style-name="P7" draw:layer="layout" svg:width="0.027cm" svg:height="0.38cm" svg:x="34.625cm" svg:y="13.359cm" svg:viewBox="0 0 28 381" draw:points="0,381 28,381 28,0 0,0">
          <text:p/>
        </draw:polygon>
        <draw:polygon draw:style-name="gr29" draw:text-style-name="P7" draw:layer="layout" svg:width="0.026cm" svg:height="0.38cm" svg:x="34.652cm" svg:y="13.359cm" svg:viewBox="0 0 27 381" draw:points="0,381 27,381 27,0 0,0">
          <text:p/>
        </draw:polygon>
        <draw:polygon draw:style-name="gr29" draw:text-style-name="P7" draw:layer="layout" svg:width="0.026cm" svg:height="0.38cm" svg:x="20.123cm" svg:y="12.599cm" svg:viewBox="0 0 27 381" draw:points="0,381 27,381 27,0 0,0">
          <text:p/>
        </draw:polygon>
        <draw:polygon draw:style-name="gr30" draw:text-style-name="P8" draw:layer="layout" svg:width="0.026cm" svg:height="0.38cm" svg:x="20.15cm" svg:y="12.599cm" svg:viewBox="0 0 27 381" draw:points="0,381 27,381 27,0 0,0">
          <text:p/>
        </draw:polygon>
        <draw:polygon draw:style-name="gr31" draw:text-style-name="P9" draw:layer="layout" svg:width="0.026cm" svg:height="0.38cm" svg:x="20.176cm" svg:y="12.599cm" svg:viewBox="0 0 27 381" draw:points="0,381 27,381 27,0 0,0">
          <text:p/>
        </draw:polygon>
        <draw:polygon draw:style-name="gr32" draw:text-style-name="P10" draw:layer="layout" svg:width="0.026cm" svg:height="0.38cm" svg:x="20.202cm" svg:y="12.599cm" svg:viewBox="0 0 27 381" draw:points="0,381 27,381 27,0 0,0">
          <text:p/>
        </draw:polygon>
        <draw:polygon draw:style-name="gr31" draw:text-style-name="P9" draw:layer="layout" svg:width="0.026cm" svg:height="0.38cm" svg:x="20.228cm" svg:y="12.599cm" svg:viewBox="0 0 27 381" draw:points="0,381 27,381 27,0 0,0">
          <text:p/>
        </draw:polygon>
        <draw:polygon draw:style-name="gr32" draw:text-style-name="P10" draw:layer="layout" svg:width="0.026cm" svg:height="0.38cm" svg:x="20.256cm" svg:y="12.599cm" svg:viewBox="0 0 27 381" draw:points="0,381 27,381 27,0 0,0">
          <text:p/>
        </draw:polygon>
        <draw:polygon draw:style-name="gr32" draw:text-style-name="P10" draw:layer="layout" svg:width="0.026cm" svg:height="0.38cm" svg:x="20.281cm" svg:y="12.599cm" svg:viewBox="0 0 27 381" draw:points="0,381 27,381 27,0 0,0">
          <text:p/>
        </draw:polygon>
        <draw:polygon draw:style-name="gr30" draw:text-style-name="P8" draw:layer="layout" svg:width="0.026cm" svg:height="0.38cm" svg:x="20.307cm" svg:y="12.599cm" svg:viewBox="0 0 27 381" draw:points="0,381 27,381 27,0 0,0">
          <text:p/>
        </draw:polygon>
        <draw:polygon draw:style-name="gr32" draw:text-style-name="P10" draw:layer="layout" svg:width="0.026cm" svg:height="0.38cm" svg:x="20.333cm" svg:y="12.599cm" svg:viewBox="0 0 27 381" draw:points="0,381 27,381 27,0 0,0">
          <text:p/>
        </draw:polygon>
        <draw:polygon draw:style-name="gr32" draw:text-style-name="P10" draw:layer="layout" svg:width="0.027cm" svg:height="0.38cm" svg:x="20.359cm" svg:y="12.599cm" svg:viewBox="0 0 28 381" draw:points="0,381 28,381 28,0 0,0">
          <text:p/>
        </draw:polygon>
        <draw:polygon draw:style-name="gr30" draw:text-style-name="P8" draw:layer="layout" svg:width="0.026cm" svg:height="0.38cm" svg:x="20.386cm" svg:y="12.599cm" svg:viewBox="0 0 27 381" draw:points="0,381 27,381 27,0 0,0">
          <text:p/>
        </draw:polygon>
        <draw:polygon draw:style-name="gr29" draw:text-style-name="P7" draw:layer="layout" svg:width="0.026cm" svg:height="0.38cm" svg:x="20.412cm" svg:y="12.599cm" svg:viewBox="0 0 27 381" draw:points="0,381 27,381 27,0 0,0">
          <text:p/>
        </draw:polygon>
        <draw:polygon draw:style-name="gr31" draw:text-style-name="P9" draw:layer="layout" svg:width="0.027cm" svg:height="0.38cm" svg:x="20.438cm" svg:y="12.599cm" svg:viewBox="0 0 28 381" draw:points="0,381 28,381 28,0 0,0">
          <text:p/>
        </draw:polygon>
        <draw:polygon draw:style-name="gr31" draw:text-style-name="P9" draw:layer="layout" svg:width="0.026cm" svg:height="0.38cm" svg:x="20.465cm" svg:y="12.599cm" svg:viewBox="0 0 27 381" draw:points="0,381 27,381 27,0 0,0">
          <text:p/>
        </draw:polygon>
        <draw:polygon draw:style-name="gr30" draw:text-style-name="P8" draw:layer="layout" svg:width="0.026cm" svg:height="0.38cm" svg:x="20.491cm" svg:y="12.599cm" svg:viewBox="0 0 27 381" draw:points="0,381 27,381 27,0 0,0">
          <text:p/>
        </draw:polygon>
        <draw:polygon draw:style-name="gr30" draw:text-style-name="P8" draw:layer="layout" svg:width="0.026cm" svg:height="0.38cm" svg:x="20.517cm" svg:y="12.599cm" svg:viewBox="0 0 27 381" draw:points="0,381 27,381 27,0 0,0">
          <text:p/>
        </draw:polygon>
        <draw:polygon draw:style-name="gr31" draw:text-style-name="P9" draw:layer="layout" svg:width="0.026cm" svg:height="0.38cm" svg:x="20.544cm" svg:y="12.599cm" svg:viewBox="0 0 27 381" draw:points="0,381 27,381 27,0 0,0">
          <text:p/>
        </draw:polygon>
        <draw:polygon draw:style-name="gr32" draw:text-style-name="P10" draw:layer="layout" svg:width="0.026cm" svg:height="0.38cm" svg:x="20.596cm" svg:y="12.599cm" svg:viewBox="0 0 27 381" draw:points="0,381 27,381 27,0 0,0">
          <text:p/>
        </draw:polygon>
        <draw:polygon draw:style-name="gr30" draw:text-style-name="P8" draw:layer="layout" svg:width="0.026cm" svg:height="0.38cm" svg:x="20.622cm" svg:y="12.599cm" svg:viewBox="0 0 27 381" draw:points="0,381 27,381 27,0 0,0">
          <text:p/>
        </draw:polygon>
        <draw:polygon draw:style-name="gr31" draw:text-style-name="P9" draw:layer="layout" svg:width="0.026cm" svg:height="0.38cm" svg:x="20.649cm" svg:y="12.599cm" svg:viewBox="0 0 27 381" draw:points="0,381 27,381 27,0 0,0">
          <text:p/>
        </draw:polygon>
        <draw:polygon draw:style-name="gr31" draw:text-style-name="P9" draw:layer="layout" svg:width="0.026cm" svg:height="0.38cm" svg:x="20.676cm" svg:y="12.599cm" svg:viewBox="0 0 27 381" draw:points="0,381 27,381 27,0 0,0">
          <text:p/>
        </draw:polygon>
        <draw:polygon draw:style-name="gr31" draw:text-style-name="P9" draw:layer="layout" svg:width="0.026cm" svg:height="0.38cm" svg:x="20.701cm" svg:y="12.599cm" svg:viewBox="0 0 27 381" draw:points="0,381 27,381 27,0 0,0">
          <text:p/>
        </draw:polygon>
        <draw:polygon draw:style-name="gr32" draw:text-style-name="P10" draw:layer="layout" svg:width="0.026cm" svg:height="0.38cm" svg:x="20.727cm" svg:y="12.599cm" svg:viewBox="0 0 27 381" draw:points="0,381 27,381 27,0 0,0">
          <text:p/>
        </draw:polygon>
        <draw:polygon draw:style-name="gr30" draw:text-style-name="P8" draw:layer="layout" svg:width="0.026cm" svg:height="0.38cm" svg:x="20.754cm" svg:y="12.599cm" svg:viewBox="0 0 27 381" draw:points="0,381 27,381 27,0 0,0">
          <text:p/>
        </draw:polygon>
        <draw:polygon draw:style-name="gr31" draw:text-style-name="P9" draw:layer="layout" svg:width="0.026cm" svg:height="0.38cm" svg:x="20.78cm" svg:y="12.599cm" svg:viewBox="0 0 27 381" draw:points="0,381 27,381 27,0 0,0">
          <text:p/>
        </draw:polygon>
        <draw:polygon draw:style-name="gr31" draw:text-style-name="P9" draw:layer="layout" svg:width="0.027cm" svg:height="0.38cm" svg:x="20.806cm" svg:y="12.599cm" svg:viewBox="0 0 28 381" draw:points="0,381 28,381 28,0 0,0">
          <text:p/>
        </draw:polygon>
        <draw:polygon draw:style-name="gr30" draw:text-style-name="P8" draw:layer="layout" svg:width="0.026cm" svg:height="0.38cm" svg:x="20.833cm" svg:y="12.599cm" svg:viewBox="0 0 27 381" draw:points="0,381 27,381 27,0 0,0">
          <text:p/>
        </draw:polygon>
        <draw:polygon draw:style-name="gr30" draw:text-style-name="P8" draw:layer="layout" svg:width="0.026cm" svg:height="0.38cm" svg:x="20.859cm" svg:y="12.599cm" svg:viewBox="0 0 27 381" draw:points="0,381 27,381 27,0 0,0">
          <text:p/>
        </draw:polygon>
        <draw:polygon draw:style-name="gr30" draw:text-style-name="P8" draw:layer="layout" svg:width="0.026cm" svg:height="0.38cm" svg:x="20.885cm" svg:y="12.599cm" svg:viewBox="0 0 27 381" draw:points="0,381 27,381 27,0 0,0">
          <text:p/>
        </draw:polygon>
        <draw:polygon draw:style-name="gr32" draw:text-style-name="P10" draw:layer="layout" svg:width="0.026cm" svg:height="0.38cm" svg:x="20.911cm" svg:y="12.599cm" svg:viewBox="0 0 27 381" draw:points="0,381 27,381 27,0 0,0">
          <text:p/>
        </draw:polygon>
        <draw:polygon draw:style-name="gr31" draw:text-style-name="P9" draw:layer="layout" svg:width="0.026cm" svg:height="0.38cm" svg:x="20.938cm" svg:y="12.599cm" svg:viewBox="0 0 27 381" draw:points="0,381 27,381 27,0 0,0">
          <text:p/>
        </draw:polygon>
        <draw:polygon draw:style-name="gr30" draw:text-style-name="P8" draw:layer="layout" svg:width="0.026cm" svg:height="0.38cm" svg:x="20.964cm" svg:y="12.599cm" svg:viewBox="0 0 27 381" draw:points="0,381 27,381 27,0 0,0">
          <text:p/>
        </draw:polygon>
        <draw:polygon draw:style-name="gr29" draw:text-style-name="P7" draw:layer="layout" svg:width="0.026cm" svg:height="0.38cm" svg:x="20.99cm" svg:y="12.599cm" svg:viewBox="0 0 27 381" draw:points="0,381 27,381 27,0 0,0">
          <text:p/>
        </draw:polygon>
        <draw:polygon draw:style-name="gr30" draw:text-style-name="P8" draw:layer="layout" svg:width="0.026cm" svg:height="0.38cm" svg:x="21.016cm" svg:y="12.599cm" svg:viewBox="0 0 27 381" draw:points="0,381 27,381 27,0 0,0">
          <text:p/>
        </draw:polygon>
        <draw:polygon draw:style-name="gr30" draw:text-style-name="P8" draw:layer="layout" svg:width="0.026cm" svg:height="0.38cm" svg:x="21.043cm" svg:y="12.599cm" svg:viewBox="0 0 27 381" draw:points="0,381 27,381 27,0 0,0">
          <text:p/>
        </draw:polygon>
        <draw:polygon draw:style-name="gr31" draw:text-style-name="P9" draw:layer="layout" svg:width="0.026cm" svg:height="0.38cm" svg:x="21.069cm" svg:y="12.599cm" svg:viewBox="0 0 27 381" draw:points="0,381 27,381 27,0 0,0">
          <text:p/>
        </draw:polygon>
        <draw:polygon draw:style-name="gr31" draw:text-style-name="P9" draw:layer="layout" svg:width="0.026cm" svg:height="0.38cm" svg:x="21.096cm" svg:y="12.599cm" svg:viewBox="0 0 27 381" draw:points="0,381 27,381 27,0 0,0">
          <text:p/>
        </draw:polygon>
        <draw:polygon draw:style-name="gr30" draw:text-style-name="P8" draw:layer="layout" svg:width="0.027cm" svg:height="0.38cm" svg:x="21.121cm" svg:y="12.599cm" svg:viewBox="0 0 28 381" draw:points="0,381 28,381 28,0 0,0">
          <text:p/>
        </draw:polygon>
        <draw:polygon draw:style-name="gr31" draw:text-style-name="P9" draw:layer="layout" svg:width="0.026cm" svg:height="0.38cm" svg:x="21.148cm" svg:y="12.599cm" svg:viewBox="0 0 27 381" draw:points="0,381 27,381 27,0 0,0">
          <text:p/>
        </draw:polygon>
        <draw:polygon draw:style-name="gr31" draw:text-style-name="P9" draw:layer="layout" svg:width="0.026cm" svg:height="0.38cm" svg:x="21.174cm" svg:y="12.599cm" svg:viewBox="0 0 27 381" draw:points="0,381 27,381 27,0 0,0">
          <text:p/>
        </draw:polygon>
        <draw:polygon draw:style-name="gr29" draw:text-style-name="P7" draw:layer="layout" svg:width="0.027cm" svg:height="0.38cm" svg:x="21.2cm" svg:y="12.599cm" svg:viewBox="0 0 28 381" draw:points="0,381 28,381 28,0 0,0">
          <text:p/>
        </draw:polygon>
        <draw:polygon draw:style-name="gr31" draw:text-style-name="P9" draw:layer="layout" svg:width="0.026cm" svg:height="0.38cm" svg:x="21.227cm" svg:y="12.599cm" svg:viewBox="0 0 27 381" draw:points="0,381 27,381 27,0 0,0">
          <text:p/>
        </draw:polygon>
        <draw:polygon draw:style-name="gr29" draw:text-style-name="P7" draw:layer="layout" svg:width="0.026cm" svg:height="0.38cm" svg:x="21.253cm" svg:y="12.599cm" svg:viewBox="0 0 27 381" draw:points="0,381 27,381 27,0 0,0">
          <text:p/>
        </draw:polygon>
        <draw:polygon draw:style-name="gr30" draw:text-style-name="P8" draw:layer="layout" svg:width="0.026cm" svg:height="0.38cm" svg:x="21.279cm" svg:y="12.599cm" svg:viewBox="0 0 27 381" draw:points="0,381 27,381 27,0 0,0">
          <text:p/>
        </draw:polygon>
        <draw:polygon draw:style-name="gr31" draw:text-style-name="P9" draw:layer="layout" svg:width="0.026cm" svg:height="0.38cm" svg:x="21.305cm" svg:y="12.599cm" svg:viewBox="0 0 27 381" draw:points="0,381 27,381 27,0 0,0">
          <text:p/>
        </draw:polygon>
        <draw:polygon draw:style-name="gr30" draw:text-style-name="P8" draw:layer="layout" svg:width="0.026cm" svg:height="0.38cm" svg:x="21.332cm" svg:y="12.599cm" svg:viewBox="0 0 27 381" draw:points="0,381 27,381 27,0 0,0">
          <text:p/>
        </draw:polygon>
        <draw:polygon draw:style-name="gr30" draw:text-style-name="P8" draw:layer="layout" svg:width="0.026cm" svg:height="0.38cm" svg:x="21.358cm" svg:y="12.599cm" svg:viewBox="0 0 27 381" draw:points="0,381 27,381 27,0 0,0">
          <text:p/>
        </draw:polygon>
        <draw:polygon draw:style-name="gr31" draw:text-style-name="P9" draw:layer="layout" svg:width="0.026cm" svg:height="0.38cm" svg:x="21.384cm" svg:y="12.599cm" svg:viewBox="0 0 27 381" draw:points="0,381 27,381 27,0 0,0">
          <text:p/>
        </draw:polygon>
        <draw:polygon draw:style-name="gr32" draw:text-style-name="P10" draw:layer="layout" svg:width="0.026cm" svg:height="0.38cm" svg:x="21.41cm" svg:y="12.599cm" svg:viewBox="0 0 27 381" draw:points="0,381 27,381 27,0 0,0">
          <text:p/>
        </draw:polygon>
        <draw:polygon draw:style-name="gr31" draw:text-style-name="P9" draw:layer="layout" svg:width="0.026cm" svg:height="0.38cm" svg:x="21.437cm" svg:y="12.599cm" svg:viewBox="0 0 27 381" draw:points="0,381 27,381 27,0 0,0">
          <text:p/>
        </draw:polygon>
        <draw:polygon draw:style-name="gr30" draw:text-style-name="P8" draw:layer="layout" svg:width="0.026cm" svg:height="0.38cm" svg:x="21.463cm" svg:y="12.599cm" svg:viewBox="0 0 27 381" draw:points="0,381 27,381 27,0 0,0">
          <text:p/>
        </draw:polygon>
        <draw:polygon draw:style-name="gr32" draw:text-style-name="P10" draw:layer="layout" svg:width="0.026cm" svg:height="0.38cm" svg:x="21.489cm" svg:y="12.599cm" svg:viewBox="0 0 27 381" draw:points="0,381 27,381 27,0 0,0">
          <text:p/>
        </draw:polygon>
        <draw:polygon draw:style-name="gr31" draw:text-style-name="P9" draw:layer="layout" svg:width="0.027cm" svg:height="0.38cm" svg:x="21.516cm" svg:y="12.599cm" svg:viewBox="0 0 28 381" draw:points="0,381 28,381 28,0 0,0">
          <text:p/>
        </draw:polygon>
        <draw:polygon draw:style-name="gr30" draw:text-style-name="P8" draw:layer="layout" svg:width="0.026cm" svg:height="0.38cm" svg:x="21.543cm" svg:y="12.599cm" svg:viewBox="0 0 27 381" draw:points="0,381 27,381 27,0 0,0">
          <text:p/>
        </draw:polygon>
        <draw:polygon draw:style-name="gr31" draw:text-style-name="P9" draw:layer="layout" svg:width="0.026cm" svg:height="0.38cm" svg:x="21.568cm" svg:y="12.599cm" svg:viewBox="0 0 27 381" draw:points="0,381 27,381 27,0 0,0">
          <text:p/>
        </draw:polygon>
        <draw:polygon draw:style-name="gr31" draw:text-style-name="P9" draw:layer="layout" svg:width="0.026cm" svg:height="0.38cm" svg:x="21.595cm" svg:y="12.599cm" svg:viewBox="0 0 27 381" draw:points="0,381 27,381 27,0 0,0">
          <text:p/>
        </draw:polygon>
        <draw:polygon draw:style-name="gr31" draw:text-style-name="P9" draw:layer="layout" svg:width="0.026cm" svg:height="0.38cm" svg:x="21.621cm" svg:y="12.599cm" svg:viewBox="0 0 27 381" draw:points="0,381 27,381 27,0 0,0">
          <text:p/>
        </draw:polygon>
        <draw:polygon draw:style-name="gr30" draw:text-style-name="P8" draw:layer="layout" svg:width="0.026cm" svg:height="0.38cm" svg:x="21.647cm" svg:y="12.599cm" svg:viewBox="0 0 27 381" draw:points="0,381 27,381 27,0 0,0">
          <text:p/>
        </draw:polygon>
        <draw:polygon draw:style-name="gr32" draw:text-style-name="P10" draw:layer="layout" svg:width="0.026cm" svg:height="0.38cm" svg:x="21.673cm" svg:y="12.599cm" svg:viewBox="0 0 27 381" draw:points="0,381 27,381 27,0 0,0">
          <text:p/>
        </draw:polygon>
        <draw:polygon draw:style-name="gr30" draw:text-style-name="P8" draw:layer="layout" svg:width="0.026cm" svg:height="0.38cm" svg:x="21.7cm" svg:y="12.599cm" svg:viewBox="0 0 27 381" draw:points="0,381 27,381 27,0 0,0">
          <text:p/>
        </draw:polygon>
        <draw:polygon draw:style-name="gr30" draw:text-style-name="P8" draw:layer="layout" svg:width="0.026cm" svg:height="0.38cm" svg:x="21.726cm" svg:y="12.599cm" svg:viewBox="0 0 27 381" draw:points="0,381 27,381 27,0 0,0">
          <text:p/>
        </draw:polygon>
        <draw:polygon draw:style-name="gr30" draw:text-style-name="P8" draw:layer="layout" svg:width="0.026cm" svg:height="0.38cm" svg:x="21.752cm" svg:y="12.599cm" svg:viewBox="0 0 27 381" draw:points="0,381 27,381 27,0 0,0">
          <text:p/>
        </draw:polygon>
        <draw:polygon draw:style-name="gr31" draw:text-style-name="P9" draw:layer="layout" svg:width="0.027cm" svg:height="0.38cm" svg:x="21.804cm" svg:y="12.599cm" svg:viewBox="0 0 28 381" draw:points="0,381 28,381 28,0 0,0">
          <text:p/>
        </draw:polygon>
        <draw:polygon draw:style-name="gr31" draw:text-style-name="P9" draw:layer="layout" svg:width="0.026cm" svg:height="0.38cm" svg:x="21.831cm" svg:y="12.599cm" svg:viewBox="0 0 27 381" draw:points="0,381 27,381 27,0 0,0">
          <text:p/>
        </draw:polygon>
        <draw:polygon draw:style-name="gr30" draw:text-style-name="P8" draw:layer="layout" svg:width="0.026cm" svg:height="0.38cm" svg:x="21.857cm" svg:y="12.599cm" svg:viewBox="0 0 27 381" draw:points="0,381 27,381 27,0 0,0">
          <text:p/>
        </draw:polygon>
        <draw:polygon draw:style-name="gr31" draw:text-style-name="P9" draw:layer="layout" svg:width="0.027cm" svg:height="0.38cm" svg:x="21.883cm" svg:y="12.599cm" svg:viewBox="0 0 28 381" draw:points="0,381 28,381 28,0 0,0">
          <text:p/>
        </draw:polygon>
        <draw:polygon draw:style-name="gr30" draw:text-style-name="P8" draw:layer="layout" svg:width="0.026cm" svg:height="0.38cm" svg:x="21.91cm" svg:y="12.599cm" svg:viewBox="0 0 27 381" draw:points="0,381 27,381 27,0 0,0">
          <text:p/>
        </draw:polygon>
        <draw:polygon draw:style-name="gr31" draw:text-style-name="P9" draw:layer="layout" svg:width="0.026cm" svg:height="0.38cm" svg:x="21.936cm" svg:y="12.599cm" svg:viewBox="0 0 27 381" draw:points="0,381 27,381 27,0 0,0">
          <text:p/>
        </draw:polygon>
        <draw:polygon draw:style-name="gr30" draw:text-style-name="P8" draw:layer="layout" svg:width="0.026cm" svg:height="0.38cm" svg:x="21.963cm" svg:y="12.599cm" svg:viewBox="0 0 27 381" draw:points="0,381 27,381 27,0 0,0">
          <text:p/>
        </draw:polygon>
        <draw:polygon draw:style-name="gr30" draw:text-style-name="P8" draw:layer="layout" svg:width="0.026cm" svg:height="0.38cm" svg:x="21.989cm" svg:y="12.599cm" svg:viewBox="0 0 27 381" draw:points="0,381 27,381 27,0 0,0">
          <text:p/>
        </draw:polygon>
        <draw:polygon draw:style-name="gr32" draw:text-style-name="P10" draw:layer="layout" svg:width="0.026cm" svg:height="0.38cm" svg:x="22.015cm" svg:y="12.599cm" svg:viewBox="0 0 27 381" draw:points="0,381 27,381 27,0 0,0">
          <text:p/>
        </draw:polygon>
        <draw:polygon draw:style-name="gr32" draw:text-style-name="P10" draw:layer="layout" svg:width="0.026cm" svg:height="0.38cm" svg:x="22.041cm" svg:y="12.599cm" svg:viewBox="0 0 27 381" draw:points="0,381 27,381 27,0 0,0">
          <text:p/>
        </draw:polygon>
        <draw:polygon draw:style-name="gr30" draw:text-style-name="P8" draw:layer="layout" svg:width="0.026cm" svg:height="0.38cm" svg:x="22.067cm" svg:y="12.599cm" svg:viewBox="0 0 27 381" draw:points="0,381 27,381 27,0 0,0">
          <text:p/>
        </draw:polygon>
        <draw:polygon draw:style-name="gr30" draw:text-style-name="P8" draw:layer="layout" svg:width="0.026cm" svg:height="0.38cm" svg:x="22.094cm" svg:y="12.599cm" svg:viewBox="0 0 27 381" draw:points="0,381 27,381 27,0 0,0">
          <text:p/>
        </draw:polygon>
        <draw:polygon draw:style-name="gr29" draw:text-style-name="P7" draw:layer="layout" svg:width="0.026cm" svg:height="0.38cm" svg:x="22.12cm" svg:y="12.599cm" svg:viewBox="0 0 27 381" draw:points="0,381 27,381 27,0 0,0">
          <text:p/>
        </draw:polygon>
        <draw:polygon draw:style-name="gr30" draw:text-style-name="P8" draw:layer="layout" svg:width="0.026cm" svg:height="0.38cm" svg:x="22.146cm" svg:y="12.599cm" svg:viewBox="0 0 27 381" draw:points="0,381 27,381 27,0 0,0">
          <text:p/>
        </draw:polygon>
        <draw:polygon draw:style-name="gr29" draw:text-style-name="P7" draw:layer="layout" svg:width="0.026cm" svg:height="0.38cm" svg:x="22.172cm" svg:y="12.599cm" svg:viewBox="0 0 27 381" draw:points="0,381 27,381 27,0 0,0">
          <text:p/>
        </draw:polygon>
        <draw:polygon draw:style-name="gr30" draw:text-style-name="P8" draw:layer="layout" svg:width="0.026cm" svg:height="0.38cm" svg:x="22.199cm" svg:y="12.599cm" svg:viewBox="0 0 27 381" draw:points="0,381 27,381 27,0 0,0">
          <text:p/>
        </draw:polygon>
        <draw:polygon draw:style-name="gr30" draw:text-style-name="P8" draw:layer="layout" svg:width="0.026cm" svg:height="0.38cm" svg:x="22.225cm" svg:y="12.599cm" svg:viewBox="0 0 27 381" draw:points="0,381 27,381 27,0 0,0">
          <text:p/>
        </draw:polygon>
        <draw:polygon draw:style-name="gr29" draw:text-style-name="P7" draw:layer="layout" svg:width="0.026cm" svg:height="0.38cm" svg:x="22.251cm" svg:y="12.599cm" svg:viewBox="0 0 27 381" draw:points="0,381 27,381 27,0 0,0">
          <text:p/>
        </draw:polygon>
        <draw:polygon draw:style-name="gr29" draw:text-style-name="P7" draw:layer="layout" svg:width="0.027cm" svg:height="0.38cm" svg:x="22.277cm" svg:y="12.599cm" svg:viewBox="0 0 28 381" draw:points="0,381 28,381 28,0 0,0">
          <text:p/>
        </draw:polygon>
        <draw:polygon draw:style-name="gr29" draw:text-style-name="P7" draw:layer="layout" svg:width="0.026cm" svg:height="0.38cm" svg:x="22.304cm" svg:y="12.599cm" svg:viewBox="0 0 27 381" draw:points="0,381 27,381 27,0 0,0">
          <text:p/>
        </draw:polygon>
        <draw:polygon draw:style-name="gr30" draw:text-style-name="P8" draw:layer="layout" svg:width="0.026cm" svg:height="0.38cm" svg:x="22.33cm" svg:y="12.599cm" svg:viewBox="0 0 27 381" draw:points="0,381 27,381 27,0 0,0">
          <text:p/>
        </draw:polygon>
        <draw:polygon draw:style-name="gr30" draw:text-style-name="P8" draw:layer="layout" svg:width="0.026cm" svg:height="0.38cm" svg:x="22.356cm" svg:y="12.599cm" svg:viewBox="0 0 27 381" draw:points="0,381 27,381 27,0 0,0">
          <text:p/>
        </draw:polygon>
        <draw:polygon draw:style-name="gr30" draw:text-style-name="P8" draw:layer="layout" svg:width="0.026cm" svg:height="0.38cm" svg:x="22.383cm" svg:y="12.599cm" svg:viewBox="0 0 27 381" draw:points="0,381 27,381 27,0 0,0">
          <text:p/>
        </draw:polygon>
        <draw:polygon draw:style-name="gr30" draw:text-style-name="P8" draw:layer="layout" svg:width="0.026cm" svg:height="0.38cm" svg:x="22.409cm" svg:y="12.599cm" svg:viewBox="0 0 27 381" draw:points="0,381 27,381 27,0 0,0">
          <text:p/>
        </draw:polygon>
        <draw:polygon draw:style-name="gr32" draw:text-style-name="P10" draw:layer="layout" svg:width="0.026cm" svg:height="0.38cm" svg:x="22.435cm" svg:y="12.599cm" svg:viewBox="0 0 27 381" draw:points="0,381 27,381 27,0 0,0">
          <text:p/>
        </draw:polygon>
        <draw:polygon draw:style-name="gr31" draw:text-style-name="P9" draw:layer="layout" svg:width="0.026cm" svg:height="0.38cm" svg:x="22.461cm" svg:y="12.599cm" svg:viewBox="0 0 27 381" draw:points="0,381 27,381 27,0 0,0">
          <text:p/>
        </draw:polygon>
        <draw:polygon draw:style-name="gr32" draw:text-style-name="P10" draw:layer="layout" svg:width="0.026cm" svg:height="0.38cm" svg:x="22.488cm" svg:y="12.599cm" svg:viewBox="0 0 27 381" draw:points="0,381 27,381 27,0 0,0">
          <text:p/>
        </draw:polygon>
        <draw:polygon draw:style-name="gr31" draw:text-style-name="P9" draw:layer="layout" svg:width="0.026cm" svg:height="0.38cm" svg:x="22.514cm" svg:y="12.599cm" svg:viewBox="0 0 27 381" draw:points="0,381 27,381 27,0 0,0">
          <text:p/>
        </draw:polygon>
        <draw:polygon draw:style-name="gr29" draw:text-style-name="P7" draw:layer="layout" svg:width="0.026cm" svg:height="0.38cm" svg:x="22.54cm" svg:y="12.599cm" svg:viewBox="0 0 27 381" draw:points="0,381 27,381 27,0 0,0">
          <text:p/>
        </draw:polygon>
        <draw:polygon draw:style-name="gr29" draw:text-style-name="P7" draw:layer="layout" svg:width="0.027cm" svg:height="0.38cm" svg:x="22.566cm" svg:y="12.599cm" svg:viewBox="0 0 28 381" draw:points="0,381 28,381 28,0 0,0">
          <text:p/>
        </draw:polygon>
        <draw:polygon draw:style-name="gr30" draw:text-style-name="P8" draw:layer="layout" svg:width="0.026cm" svg:height="0.38cm" svg:x="22.593cm" svg:y="12.599cm" svg:viewBox="0 0 27 381" draw:points="0,381 27,381 27,0 0,0">
          <text:p/>
        </draw:polygon>
        <draw:polygon draw:style-name="gr30" draw:text-style-name="P8" draw:layer="layout" svg:width="0.026cm" svg:height="0.38cm" svg:x="22.619cm" svg:y="12.599cm" svg:viewBox="0 0 27 381" draw:points="0,381 27,381 27,0 0,0">
          <text:p/>
        </draw:polygon>
        <draw:polygon draw:style-name="gr32" draw:text-style-name="P10" draw:layer="layout" svg:width="0.027cm" svg:height="0.38cm" svg:x="22.645cm" svg:y="12.599cm" svg:viewBox="0 0 28 381" draw:points="0,381 28,381 28,0 0,0">
          <text:p/>
        </draw:polygon>
        <draw:polygon draw:style-name="gr32" draw:text-style-name="P10" draw:layer="layout" svg:width="0.026cm" svg:height="0.38cm" svg:x="22.672cm" svg:y="12.599cm" svg:viewBox="0 0 27 381" draw:points="0,381 27,381 27,0 0,0">
          <text:p/>
        </draw:polygon>
        <draw:polygon draw:style-name="gr32" draw:text-style-name="P10" draw:layer="layout" svg:width="0.026cm" svg:height="0.38cm" svg:x="22.698cm" svg:y="12.599cm" svg:viewBox="0 0 27 381" draw:points="0,381 27,381 27,0 0,0">
          <text:p/>
        </draw:polygon>
        <draw:polygon draw:style-name="gr31" draw:text-style-name="P9" draw:layer="layout" svg:width="0.026cm" svg:height="0.38cm" svg:x="22.724cm" svg:y="12.599cm" svg:viewBox="0 0 27 381" draw:points="0,381 27,381 27,0 0,0">
          <text:p/>
        </draw:polygon>
        <draw:polygon draw:style-name="gr31" draw:text-style-name="P9" draw:layer="layout" svg:width="0.026cm" svg:height="0.38cm" svg:x="22.75cm" svg:y="12.599cm" svg:viewBox="0 0 27 381" draw:points="0,381 27,381 27,0 0,0">
          <text:p/>
        </draw:polygon>
        <draw:polygon draw:style-name="gr31" draw:text-style-name="P9" draw:layer="layout" svg:width="0.026cm" svg:height="0.38cm" svg:x="22.777cm" svg:y="12.599cm" svg:viewBox="0 0 27 381" draw:points="0,381 27,381 27,0 0,0">
          <text:p/>
        </draw:polygon>
        <draw:polygon draw:style-name="gr29" draw:text-style-name="P7" draw:layer="layout" svg:width="0.026cm" svg:height="0.38cm" svg:x="22.803cm" svg:y="12.599cm" svg:viewBox="0 0 27 381" draw:points="0,381 27,381 27,0 0,0">
          <text:p/>
        </draw:polygon>
        <draw:polygon draw:style-name="gr31" draw:text-style-name="P9" draw:layer="layout" svg:width="0.026cm" svg:height="0.38cm" svg:x="22.829cm" svg:y="12.599cm" svg:viewBox="0 0 27 381" draw:points="0,381 27,381 27,0 0,0">
          <text:p/>
        </draw:polygon>
        <draw:polygon draw:style-name="gr31" draw:text-style-name="P9" draw:layer="layout" svg:width="0.026cm" svg:height="0.38cm" svg:x="22.855cm" svg:y="12.599cm" svg:viewBox="0 0 27 381" draw:points="0,381 27,381 27,0 0,0">
          <text:p/>
        </draw:polygon>
        <draw:polygon draw:style-name="gr31" draw:text-style-name="P9" draw:layer="layout" svg:width="0.026cm" svg:height="0.38cm" svg:x="22.882cm" svg:y="12.599cm" svg:viewBox="0 0 27 381" draw:points="0,381 27,381 27,0 0,0">
          <text:p/>
        </draw:polygon>
        <draw:polygon draw:style-name="gr30" draw:text-style-name="P8" draw:layer="layout" svg:width="0.026cm" svg:height="0.38cm" svg:x="23.223cm" svg:y="12.599cm" svg:viewBox="0 0 27 381" draw:points="0,381 27,381 27,0 0,0">
          <text:p/>
        </draw:polygon>
        <draw:polygon draw:style-name="gr32" draw:text-style-name="P10" draw:layer="layout" svg:width="0.026cm" svg:height="0.38cm" svg:x="23.249cm" svg:y="12.599cm" svg:viewBox="0 0 27 381" draw:points="0,381 27,381 27,0 0,0">
          <text:p/>
        </draw:polygon>
        <draw:polygon draw:style-name="gr30" draw:text-style-name="P8" draw:layer="layout" svg:width="0.026cm" svg:height="0.38cm" svg:x="23.276cm" svg:y="12.599cm" svg:viewBox="0 0 27 381" draw:points="0,381 27,381 27,0 0,0">
          <text:p/>
        </draw:polygon>
        <draw:polygon draw:style-name="gr31" draw:text-style-name="P9" draw:layer="layout" svg:width="0.026cm" svg:height="0.38cm" svg:x="23.302cm" svg:y="12.599cm" svg:viewBox="0 0 27 381" draw:points="0,381 27,381 27,0 0,0">
          <text:p/>
        </draw:polygon>
        <draw:polygon draw:style-name="gr29" draw:text-style-name="P7" draw:layer="layout" svg:width="0.027cm" svg:height="0.38cm" svg:x="23.328cm" svg:y="12.599cm" svg:viewBox="0 0 28 381" draw:points="0,381 28,381 28,0 0,0">
          <text:p/>
        </draw:polygon>
        <draw:polygon draw:style-name="gr31" draw:text-style-name="P9" draw:layer="layout" svg:width="0.026cm" svg:height="0.38cm" svg:x="23.355cm" svg:y="12.599cm" svg:viewBox="0 0 27 381" draw:points="0,381 27,381 27,0 0,0">
          <text:p/>
        </draw:polygon>
        <draw:polygon draw:style-name="gr29" draw:text-style-name="P7" draw:layer="layout" svg:width="0.026cm" svg:height="0.38cm" svg:x="23.381cm" svg:y="12.599cm" svg:viewBox="0 0 27 381" draw:points="0,381 27,381 27,0 0,0">
          <text:p/>
        </draw:polygon>
        <draw:polygon draw:style-name="gr31" draw:text-style-name="P9" draw:layer="layout" svg:width="0.026cm" svg:height="0.38cm" svg:x="23.407cm" svg:y="12.599cm" svg:viewBox="0 0 27 381" draw:points="0,381 27,381 27,0 0,0">
          <text:p/>
        </draw:polygon>
        <draw:polygon draw:style-name="gr31" draw:text-style-name="P9" draw:layer="layout" svg:width="0.026cm" svg:height="0.38cm" svg:x="23.434cm" svg:y="12.599cm" svg:viewBox="0 0 27 381" draw:points="0,381 27,381 27,0 0,0">
          <text:p/>
        </draw:polygon>
        <draw:polygon draw:style-name="gr31" draw:text-style-name="P9" draw:layer="layout" svg:width="0.026cm" svg:height="0.38cm" svg:x="23.46cm" svg:y="12.599cm" svg:viewBox="0 0 27 381" draw:points="0,381 27,381 27,0 0,0">
          <text:p/>
        </draw:polygon>
        <draw:polygon draw:style-name="gr30" draw:text-style-name="P8" draw:layer="layout" svg:width="0.026cm" svg:height="0.38cm" svg:x="23.486cm" svg:y="12.599cm" svg:viewBox="0 0 27 381" draw:points="0,381 27,381 27,0 0,0">
          <text:p/>
        </draw:polygon>
        <draw:polygon draw:style-name="gr30" draw:text-style-name="P8" draw:layer="layout" svg:width="0.026cm" svg:height="0.38cm" svg:x="23.512cm" svg:y="12.599cm" svg:viewBox="0 0 27 381" draw:points="0,381 27,381 27,0 0,0">
          <text:p/>
        </draw:polygon>
        <draw:polygon draw:style-name="gr31" draw:text-style-name="P9" draw:layer="layout" svg:width="0.026cm" svg:height="0.38cm" svg:x="23.539cm" svg:y="12.599cm" svg:viewBox="0 0 27 381" draw:points="0,381 27,381 27,0 0,0">
          <text:p/>
        </draw:polygon>
        <draw:polygon draw:style-name="gr32" draw:text-style-name="P10" draw:layer="layout" svg:width="0.026cm" svg:height="0.38cm" svg:x="23.565cm" svg:y="12.599cm" svg:viewBox="0 0 27 381" draw:points="0,381 27,381 27,0 0,0">
          <text:p/>
        </draw:polygon>
        <draw:polygon draw:style-name="gr30" draw:text-style-name="P8" draw:layer="layout" svg:width="0.026cm" svg:height="0.38cm" svg:x="23.591cm" svg:y="12.599cm" svg:viewBox="0 0 27 381" draw:points="0,381 27,381 27,0 0,0">
          <text:p/>
        </draw:polygon>
        <draw:polygon draw:style-name="gr30" draw:text-style-name="P8" draw:layer="layout" svg:width="0.026cm" svg:height="0.38cm" svg:x="23.617cm" svg:y="12.599cm" svg:viewBox="0 0 27 381" draw:points="0,381 27,381 27,0 0,0">
          <text:p/>
        </draw:polygon>
        <draw:polygon draw:style-name="gr30" draw:text-style-name="P8" draw:layer="layout" svg:width="0.027cm" svg:height="0.38cm" svg:x="23.644cm" svg:y="12.599cm" svg:viewBox="0 0 28 381" draw:points="0,381 28,381 28,0 0,0">
          <text:p/>
        </draw:polygon>
        <draw:polygon draw:style-name="gr30" draw:text-style-name="P8" draw:layer="layout" svg:width="0.026cm" svg:height="0.38cm" svg:x="23.671cm" svg:y="12.599cm" svg:viewBox="0 0 27 381" draw:points="0,381 27,381 27,0 0,0">
          <text:p/>
        </draw:polygon>
        <draw:polygon draw:style-name="gr32" draw:text-style-name="P10" draw:layer="layout" svg:width="0.026cm" svg:height="0.38cm" svg:x="23.696cm" svg:y="12.599cm" svg:viewBox="0 0 27 381" draw:points="0,381 27,381 27,0 0,0">
          <text:p/>
        </draw:polygon>
        <draw:polygon draw:style-name="gr32" draw:text-style-name="P10" draw:layer="layout" svg:width="0.027cm" svg:height="0.38cm" svg:x="23.722cm" svg:y="12.599cm" svg:viewBox="0 0 28 381" draw:points="0,381 28,381 28,0 0,0">
          <text:p/>
        </draw:polygon>
        <draw:polygon draw:style-name="gr32" draw:text-style-name="P10" draw:layer="layout" svg:width="0.026cm" svg:height="0.38cm" svg:x="23.749cm" svg:y="12.599cm" svg:viewBox="0 0 27 381" draw:points="0,381 27,381 27,0 0,0">
          <text:p/>
        </draw:polygon>
        <draw:polygon draw:style-name="gr29" draw:text-style-name="P7" draw:layer="layout" svg:width="0.026cm" svg:height="0.38cm" svg:x="23.775cm" svg:y="12.599cm" svg:viewBox="0 0 27 381" draw:points="0,381 27,381 27,0 0,0">
          <text:p/>
        </draw:polygon>
        <draw:polygon draw:style-name="gr30" draw:text-style-name="P8" draw:layer="layout" svg:width="0.026cm" svg:height="0.38cm" svg:x="23.801cm" svg:y="12.599cm" svg:viewBox="0 0 27 381" draw:points="0,381 27,381 27,0 0,0">
          <text:p/>
        </draw:polygon>
        <draw:polygon draw:style-name="gr29" draw:text-style-name="P7" draw:layer="layout" svg:width="0.026cm" svg:height="0.38cm" svg:x="23.828cm" svg:y="12.599cm" svg:viewBox="0 0 27 381" draw:points="0,381 27,381 27,0 0,0">
          <text:p/>
        </draw:polygon>
        <draw:polygon draw:style-name="gr29" draw:text-style-name="P7" draw:layer="layout" svg:width="0.026cm" svg:height="0.38cm" svg:x="23.854cm" svg:y="12.599cm" svg:viewBox="0 0 27 381" draw:points="0,381 27,381 27,0 0,0">
          <text:p/>
        </draw:polygon>
        <draw:polygon draw:style-name="gr29" draw:text-style-name="P7" draw:layer="layout" svg:width="0.026cm" svg:height="0.38cm" svg:x="23.88cm" svg:y="12.599cm" svg:viewBox="0 0 27 381" draw:points="0,381 27,381 27,0 0,0">
          <text:p/>
        </draw:polygon>
        <draw:polygon draw:style-name="gr30" draw:text-style-name="P8" draw:layer="layout" svg:width="0.026cm" svg:height="0.38cm" svg:x="23.906cm" svg:y="12.599cm" svg:viewBox="0 0 27 381" draw:points="0,381 27,381 27,0 0,0">
          <text:p/>
        </draw:polygon>
        <draw:polygon draw:style-name="gr32" draw:text-style-name="P10" draw:layer="layout" svg:width="0.026cm" svg:height="0.38cm" svg:x="23.933cm" svg:y="12.599cm" svg:viewBox="0 0 27 381" draw:points="0,381 27,381 27,0 0,0">
          <text:p/>
        </draw:polygon>
        <draw:polygon draw:style-name="gr30" draw:text-style-name="P8" draw:layer="layout" svg:width="0.026cm" svg:height="0.38cm" svg:x="23.959cm" svg:y="12.599cm" svg:viewBox="0 0 27 381" draw:points="0,381 27,381 27,0 0,0">
          <text:p/>
        </draw:polygon>
        <draw:polygon draw:style-name="gr32" draw:text-style-name="P10" draw:layer="layout" svg:width="0.026cm" svg:height="0.38cm" svg:x="23.985cm" svg:y="12.599cm" svg:viewBox="0 0 27 381" draw:points="0,381 27,381 27,0 0,0">
          <text:p/>
        </draw:polygon>
        <draw:polygon draw:style-name="gr32" draw:text-style-name="P10" draw:layer="layout" svg:width="0.026cm" svg:height="0.38cm" svg:x="24.011cm" svg:y="12.599cm" svg:viewBox="0 0 27 381" draw:points="0,381 27,381 27,0 0,0">
          <text:p/>
        </draw:polygon>
        <draw:polygon draw:style-name="gr31" draw:text-style-name="P9" draw:layer="layout" svg:width="0.026cm" svg:height="0.38cm" svg:x="24.038cm" svg:y="12.599cm" svg:viewBox="0 0 27 381" draw:points="0,381 27,381 27,0 0,0">
          <text:p/>
        </draw:polygon>
        <draw:polygon draw:style-name="gr32" draw:text-style-name="P10" draw:layer="layout" svg:width="0.026cm" svg:height="0.38cm" svg:x="24.064cm" svg:y="12.599cm" svg:viewBox="0 0 27 381" draw:points="0,381 27,381 27,0 0,0">
          <text:p/>
        </draw:polygon>
        <draw:polygon draw:style-name="gr30" draw:text-style-name="P8" draw:layer="layout" svg:width="0.026cm" svg:height="0.38cm" svg:x="24.091cm" svg:y="12.599cm" svg:viewBox="0 0 27 381" draw:points="0,381 27,381 27,0 0,0">
          <text:p/>
        </draw:polygon>
        <draw:polygon draw:style-name="gr29" draw:text-style-name="P7" draw:layer="layout" svg:width="0.026cm" svg:height="0.38cm" svg:x="24.117cm" svg:y="12.599cm" svg:viewBox="0 0 27 381" draw:points="0,381 27,381 27,0 0,0">
          <text:p/>
        </draw:polygon>
        <draw:polygon draw:style-name="gr32" draw:text-style-name="P10" draw:layer="layout" svg:width="0.026cm" svg:height="0.38cm" svg:x="24.143cm" svg:y="12.599cm" svg:viewBox="0 0 27 381" draw:points="0,381 27,381 27,0 0,0">
          <text:p/>
        </draw:polygon>
        <draw:polygon draw:style-name="gr32" draw:text-style-name="P10" draw:layer="layout" svg:width="0.026cm" svg:height="0.38cm" svg:x="24.195cm" svg:y="12.599cm" svg:viewBox="0 0 27 381" draw:points="0,381 27,381 27,0 0,0">
          <text:p/>
        </draw:polygon>
        <draw:polygon draw:style-name="gr31" draw:text-style-name="P9" draw:layer="layout" svg:width="0.026cm" svg:height="0.38cm" svg:x="24.222cm" svg:y="12.599cm" svg:viewBox="0 0 27 381" draw:points="0,381 27,381 27,0 0,0">
          <text:p/>
        </draw:polygon>
        <draw:polygon draw:style-name="gr29" draw:text-style-name="P7" draw:layer="layout" svg:width="0.026cm" svg:height="0.38cm" svg:x="24.248cm" svg:y="12.599cm" svg:viewBox="0 0 27 381" draw:points="0,381 27,381 27,0 0,0">
          <text:p/>
        </draw:polygon>
        <draw:polygon draw:style-name="gr32" draw:text-style-name="P10" draw:layer="layout" svg:width="0.026cm" svg:height="0.38cm" svg:x="24.274cm" svg:y="12.599cm" svg:viewBox="0 0 27 381" draw:points="0,381 27,381 27,0 0,0">
          <text:p/>
        </draw:polygon>
        <draw:polygon draw:style-name="gr29" draw:text-style-name="P7" draw:layer="layout" svg:width="0.026cm" svg:height="0.38cm" svg:x="24.3cm" svg:y="12.599cm" svg:viewBox="0 0 27 381" draw:points="0,381 27,381 27,0 0,0">
          <text:p/>
        </draw:polygon>
        <draw:polygon draw:style-name="gr31" draw:text-style-name="P9" draw:layer="layout" svg:width="0.026cm" svg:height="0.38cm" svg:x="24.327cm" svg:y="12.599cm" svg:viewBox="0 0 27 381" draw:points="0,381 27,381 27,0 0,0">
          <text:p/>
        </draw:polygon>
        <draw:polygon draw:style-name="gr29" draw:text-style-name="P7" draw:layer="layout" svg:width="0.026cm" svg:height="0.38cm" svg:x="24.353cm" svg:y="12.599cm" svg:viewBox="0 0 27 381" draw:points="0,381 27,381 27,0 0,0">
          <text:p/>
        </draw:polygon>
        <draw:polygon draw:style-name="gr29" draw:text-style-name="P7" draw:layer="layout" svg:width="0.026cm" svg:height="0.38cm" svg:x="24.379cm" svg:y="12.599cm" svg:viewBox="0 0 27 381" draw:points="0,381 27,381 27,0 0,0">
          <text:p/>
        </draw:polygon>
        <draw:polygon draw:style-name="gr32" draw:text-style-name="P10" draw:layer="layout" svg:width="0.027cm" svg:height="0.38cm" svg:x="24.405cm" svg:y="12.599cm" svg:viewBox="0 0 28 381" draw:points="0,381 28,381 28,0 0,0">
          <text:p/>
        </draw:polygon>
        <draw:polygon draw:style-name="gr31" draw:text-style-name="P9" draw:layer="layout" svg:width="0.026cm" svg:height="0.38cm" svg:x="24.432cm" svg:y="12.599cm" svg:viewBox="0 0 27 381" draw:points="0,381 27,381 27,0 0,0">
          <text:p/>
        </draw:polygon>
        <draw:polygon draw:style-name="gr29" draw:text-style-name="P7" draw:layer="layout" svg:width="0.026cm" svg:height="0.38cm" svg:x="24.458cm" svg:y="12.599cm" svg:viewBox="0 0 27 381" draw:points="0,381 27,381 27,0 0,0">
          <text:p/>
        </draw:polygon>
        <draw:polygon draw:style-name="gr29" draw:text-style-name="P7" draw:layer="layout" svg:width="0.027cm" svg:height="0.38cm" svg:x="24.484cm" svg:y="12.599cm" svg:viewBox="0 0 28 381" draw:points="0,381 28,381 28,0 0,0">
          <text:p/>
        </draw:polygon>
        <draw:polygon draw:style-name="gr30" draw:text-style-name="P8" draw:layer="layout" svg:width="0.026cm" svg:height="0.38cm" svg:x="24.511cm" svg:y="12.599cm" svg:viewBox="0 0 27 381" draw:points="0,381 27,381 27,0 0,0">
          <text:p/>
        </draw:polygon>
        <draw:polygon draw:style-name="gr31" draw:text-style-name="P9" draw:layer="layout" svg:width="0.026cm" svg:height="0.38cm" svg:x="24.537cm" svg:y="12.599cm" svg:viewBox="0 0 27 381" draw:points="0,381 27,381 27,0 0,0">
          <text:p/>
        </draw:polygon>
        <draw:polygon draw:style-name="gr30" draw:text-style-name="P8" draw:layer="layout" svg:width="0.026cm" svg:height="0.38cm" svg:x="24.563cm" svg:y="12.599cm" svg:viewBox="0 0 27 381" draw:points="0,381 27,381 27,0 0,0">
          <text:p/>
        </draw:polygon>
        <draw:polygon draw:style-name="gr31" draw:text-style-name="P9" draw:layer="layout" svg:width="0.026cm" svg:height="0.38cm" svg:x="24.589cm" svg:y="12.599cm" svg:viewBox="0 0 27 381" draw:points="0,381 27,381 27,0 0,0">
          <text:p/>
        </draw:polygon>
        <draw:polygon draw:style-name="gr31" draw:text-style-name="P9" draw:layer="layout" svg:width="0.026cm" svg:height="0.38cm" svg:x="24.616cm" svg:y="12.599cm" svg:viewBox="0 0 27 381" draw:points="0,381 27,381 27,0 0,0">
          <text:p/>
        </draw:polygon>
        <draw:polygon draw:style-name="gr29" draw:text-style-name="P7" draw:layer="layout" svg:width="0.026cm" svg:height="0.38cm" svg:x="24.642cm" svg:y="12.599cm" svg:viewBox="0 0 27 381" draw:points="0,381 27,381 27,0 0,0">
          <text:p/>
        </draw:polygon>
        <draw:polygon draw:style-name="gr30" draw:text-style-name="P8" draw:layer="layout" svg:width="0.026cm" svg:height="0.38cm" svg:x="24.668cm" svg:y="12.599cm" svg:viewBox="0 0 27 381" draw:points="0,381 27,381 27,0 0,0">
          <text:p/>
        </draw:polygon>
        <draw:polygon draw:style-name="gr32" draw:text-style-name="P10" draw:layer="layout" svg:width="0.026cm" svg:height="0.38cm" svg:x="24.694cm" svg:y="12.599cm" svg:viewBox="0 0 27 381" draw:points="0,381 27,381 27,0 0,0">
          <text:p/>
        </draw:polygon>
        <draw:polygon draw:style-name="gr30" draw:text-style-name="P8" draw:layer="layout" svg:width="0.026cm" svg:height="0.38cm" svg:x="24.747cm" svg:y="12.599cm" svg:viewBox="0 0 27 381" draw:points="0,381 27,381 27,0 0,0">
          <text:p/>
        </draw:polygon>
        <draw:polygon draw:style-name="gr31" draw:text-style-name="P9" draw:layer="layout" svg:width="0.026cm" svg:height="0.38cm" svg:x="24.773cm" svg:y="12.599cm" svg:viewBox="0 0 27 381" draw:points="0,381 27,381 27,0 0,0">
          <text:p/>
        </draw:polygon>
        <draw:polygon draw:style-name="gr32" draw:text-style-name="P10" draw:layer="layout" svg:width="0.027cm" svg:height="0.38cm" svg:x="24.799cm" svg:y="12.599cm" svg:viewBox="0 0 28 381" draw:points="0,381 28,381 28,0 0,0">
          <text:p/>
        </draw:polygon>
        <draw:polygon draw:style-name="gr30" draw:text-style-name="P8" draw:layer="layout" svg:width="0.026cm" svg:height="0.38cm" svg:x="24.852cm" svg:y="12.599cm" svg:viewBox="0 0 27 381" draw:points="0,381 27,381 27,0 0,0">
          <text:p/>
        </draw:polygon>
        <draw:polygon draw:style-name="gr30" draw:text-style-name="P8" draw:layer="layout" svg:width="0.026cm" svg:height="0.38cm" svg:x="24.879cm" svg:y="12.599cm" svg:viewBox="0 0 27 381" draw:points="0,381 27,381 27,0 0,0">
          <text:p/>
        </draw:polygon>
        <draw:polygon draw:style-name="gr31" draw:text-style-name="P9" draw:layer="layout" svg:width="0.026cm" svg:height="0.38cm" svg:x="24.905cm" svg:y="12.599cm" svg:viewBox="0 0 27 381" draw:points="0,381 27,381 27,0 0,0">
          <text:p/>
        </draw:polygon>
        <draw:polygon draw:style-name="gr30" draw:text-style-name="P8" draw:layer="layout" svg:width="0.026cm" svg:height="0.38cm" svg:x="24.931cm" svg:y="12.599cm" svg:viewBox="0 0 27 381" draw:points="0,381 27,381 27,0 0,0">
          <text:p/>
        </draw:polygon>
        <draw:polygon draw:style-name="gr30" draw:text-style-name="P8" draw:layer="layout" svg:width="0.026cm" svg:height="0.38cm" svg:x="24.957cm" svg:y="12.599cm" svg:viewBox="0 0 27 381" draw:points="0,381 27,381 27,0 0,0">
          <text:p/>
        </draw:polygon>
        <draw:polygon draw:style-name="gr32" draw:text-style-name="P10" draw:layer="layout" svg:width="0.026cm" svg:height="0.38cm" svg:x="24.983cm" svg:y="12.599cm" svg:viewBox="0 0 27 381" draw:points="0,381 27,381 27,0 0,0">
          <text:p/>
        </draw:polygon>
        <draw:polygon draw:style-name="gr29" draw:text-style-name="P7" draw:layer="layout" svg:width="0.026cm" svg:height="0.38cm" svg:x="25.01cm" svg:y="12.599cm" svg:viewBox="0 0 27 381" draw:points="0,381 27,381 27,0 0,0">
          <text:p/>
        </draw:polygon>
        <draw:polygon draw:style-name="gr29" draw:text-style-name="P7" draw:layer="layout" svg:width="0.026cm" svg:height="0.38cm" svg:x="25.036cm" svg:y="12.599cm" svg:viewBox="0 0 27 381" draw:points="0,381 27,381 27,0 0,0">
          <text:p/>
        </draw:polygon>
        <draw:polygon draw:style-name="gr38" draw:text-style-name="P16" draw:layer="layout" svg:width="0.026cm" svg:height="0.38cm" svg:x="25.062cm" svg:y="12.599cm" svg:viewBox="0 0 27 381" draw:points="0,381 27,381 27,0 0,0">
          <text:p/>
        </draw:polygon>
        <draw:polygon draw:style-name="gr30" draw:text-style-name="P8" draw:layer="layout" svg:width="0.027cm" svg:height="0.38cm" svg:x="25.088cm" svg:y="12.599cm" svg:viewBox="0 0 28 381" draw:points="0,381 28,381 28,0 0,0">
          <text:p/>
        </draw:polygon>
        <draw:polygon draw:style-name="gr29" draw:text-style-name="P7" draw:layer="layout" svg:width="0.026cm" svg:height="0.38cm" svg:x="25.115cm" svg:y="12.599cm" svg:viewBox="0 0 27 381" draw:points="0,381 27,381 27,0 0,0">
          <text:p/>
        </draw:polygon>
        <draw:polygon draw:style-name="gr32" draw:text-style-name="P10" draw:layer="layout" svg:width="0.026cm" svg:height="0.38cm" svg:x="25.141cm" svg:y="12.599cm" svg:viewBox="0 0 27 381" draw:points="0,381 27,381 27,0 0,0">
          <text:p/>
        </draw:polygon>
        <draw:polygon draw:style-name="gr31" draw:text-style-name="P9" draw:layer="layout" svg:width="0.027cm" svg:height="0.38cm" svg:x="25.167cm" svg:y="12.599cm" svg:viewBox="0 0 28 381" draw:points="0,381 28,381 28,0 0,0">
          <text:p/>
        </draw:polygon>
        <draw:polygon draw:style-name="gr32" draw:text-style-name="P10" draw:layer="layout" svg:width="0.026cm" svg:height="0.38cm" svg:x="25.194cm" svg:y="12.599cm" svg:viewBox="0 0 27 381" draw:points="0,381 27,381 27,0 0,0">
          <text:p/>
        </draw:polygon>
        <draw:polygon draw:style-name="gr29" draw:text-style-name="P7" draw:layer="layout" svg:width="0.026cm" svg:height="0.38cm" svg:x="25.22cm" svg:y="12.599cm" svg:viewBox="0 0 27 381" draw:points="0,381 27,381 27,0 0,0">
          <text:p/>
        </draw:polygon>
        <draw:polygon draw:style-name="gr29" draw:text-style-name="P7" draw:layer="layout" svg:width="0.026cm" svg:height="0.38cm" svg:x="25.246cm" svg:y="12.599cm" svg:viewBox="0 0 27 381" draw:points="0,381 27,381 27,0 0,0">
          <text:p/>
        </draw:polygon>
        <draw:polygon draw:style-name="gr30" draw:text-style-name="P8" draw:layer="layout" svg:width="0.026cm" svg:height="0.38cm" svg:x="25.273cm" svg:y="12.599cm" svg:viewBox="0 0 27 381" draw:points="0,381 27,381 27,0 0,0">
          <text:p/>
        </draw:polygon>
        <draw:polygon draw:style-name="gr29" draw:text-style-name="P7" draw:layer="layout" svg:width="0.026cm" svg:height="0.38cm" svg:x="25.299cm" svg:y="12.599cm" svg:viewBox="0 0 27 381" draw:points="0,381 27,381 27,0 0,0">
          <text:p/>
        </draw:polygon>
        <draw:polygon draw:style-name="gr29" draw:text-style-name="P7" draw:layer="layout" svg:width="0.026cm" svg:height="0.38cm" svg:x="25.325cm" svg:y="12.599cm" svg:viewBox="0 0 27 381" draw:points="0,381 27,381 27,0 0,0">
          <text:p/>
        </draw:polygon>
        <draw:polygon draw:style-name="gr30" draw:text-style-name="P8" draw:layer="layout" svg:width="0.026cm" svg:height="0.38cm" svg:x="25.351cm" svg:y="12.599cm" svg:viewBox="0 0 27 381" draw:points="0,381 27,381 27,0 0,0">
          <text:p/>
        </draw:polygon>
        <draw:polygon draw:style-name="gr32" draw:text-style-name="P10" draw:layer="layout" svg:width="0.026cm" svg:height="0.38cm" svg:x="25.379cm" svg:y="12.599cm" svg:viewBox="0 0 27 381" draw:points="0,381 27,381 27,0 0,0">
          <text:p/>
        </draw:polygon>
        <draw:polygon draw:style-name="gr32" draw:text-style-name="P10" draw:layer="layout" svg:width="0.026cm" svg:height="0.38cm" svg:x="25.404cm" svg:y="12.599cm" svg:viewBox="0 0 27 381" draw:points="0,381 27,381 27,0 0,0">
          <text:p/>
        </draw:polygon>
        <draw:polygon draw:style-name="gr32" draw:text-style-name="P10" draw:layer="layout" svg:width="0.026cm" svg:height="0.38cm" svg:x="25.43cm" svg:y="12.599cm" svg:viewBox="0 0 27 381" draw:points="0,381 27,381 27,0 0,0">
          <text:p/>
        </draw:polygon>
        <draw:polygon draw:style-name="gr30" draw:text-style-name="P8" draw:layer="layout" svg:width="0.026cm" svg:height="0.38cm" svg:x="25.456cm" svg:y="12.599cm" svg:viewBox="0 0 27 381" draw:points="0,381 27,381 27,0 0,0">
          <text:p/>
        </draw:polygon>
        <draw:polygon draw:style-name="gr29" draw:text-style-name="P7" draw:layer="layout" svg:width="0.027cm" svg:height="0.38cm" svg:x="25.482cm" svg:y="12.599cm" svg:viewBox="0 0 28 381" draw:points="0,381 28,381 28,0 0,0">
          <text:p/>
        </draw:polygon>
        <draw:polygon draw:style-name="gr29" draw:text-style-name="P7" draw:layer="layout" svg:width="0.026cm" svg:height="0.38cm" svg:x="25.509cm" svg:y="12.599cm" svg:viewBox="0 0 27 381" draw:points="0,381 27,381 27,0 0,0">
          <text:p/>
        </draw:polygon>
        <draw:polygon draw:style-name="gr30" draw:text-style-name="P8" draw:layer="layout" svg:width="0.026cm" svg:height="0.38cm" svg:x="25.535cm" svg:y="12.599cm" svg:viewBox="0 0 27 381" draw:points="0,381 27,381 27,0 0,0">
          <text:p/>
        </draw:polygon>
        <draw:polygon draw:style-name="gr29" draw:text-style-name="P7" draw:layer="layout" svg:width="0.027cm" svg:height="0.38cm" svg:x="25.561cm" svg:y="12.599cm" svg:viewBox="0 0 28 381" draw:points="0,381 28,381 28,0 0,0">
          <text:p/>
        </draw:polygon>
        <draw:polygon draw:style-name="gr29" draw:text-style-name="P7" draw:layer="layout" svg:width="0.026cm" svg:height="0.38cm" svg:x="25.588cm" svg:y="12.599cm" svg:viewBox="0 0 27 381" draw:points="0,381 27,381 27,0 0,0">
          <text:p/>
        </draw:polygon>
        <draw:polygon draw:style-name="gr30" draw:text-style-name="P8" draw:layer="layout" svg:width="0.026cm" svg:height="0.38cm" svg:x="25.614cm" svg:y="12.599cm" svg:viewBox="0 0 27 381" draw:points="0,381 27,381 27,0 0,0">
          <text:p/>
        </draw:polygon>
        <draw:polygon draw:style-name="gr31" draw:text-style-name="P9" draw:layer="layout" svg:width="0.026cm" svg:height="0.38cm" svg:x="25.64cm" svg:y="12.599cm" svg:viewBox="0 0 27 381" draw:points="0,381 27,381 27,0 0,0">
          <text:p/>
        </draw:polygon>
        <draw:polygon draw:style-name="gr31" draw:text-style-name="P9" draw:layer="layout" svg:width="0.026cm" svg:height="0.38cm" svg:x="25.667cm" svg:y="12.599cm" svg:viewBox="0 0 27 381" draw:points="0,381 27,381 27,0 0,0">
          <text:p/>
        </draw:polygon>
        <draw:polygon draw:style-name="gr29" draw:text-style-name="P7" draw:layer="layout" svg:width="0.026cm" svg:height="0.38cm" svg:x="25.693cm" svg:y="12.599cm" svg:viewBox="0 0 27 381" draw:points="0,381 27,381 27,0 0,0">
          <text:p/>
        </draw:polygon>
        <draw:polygon draw:style-name="gr32" draw:text-style-name="P10" draw:layer="layout" svg:width="0.026cm" svg:height="0.38cm" svg:x="25.719cm" svg:y="12.599cm" svg:viewBox="0 0 27 381" draw:points="0,381 27,381 27,0 0,0">
          <text:p/>
        </draw:polygon>
        <draw:polygon draw:style-name="gr30" draw:text-style-name="P8" draw:layer="layout" svg:width="0.026cm" svg:height="0.38cm" svg:x="25.745cm" svg:y="12.599cm" svg:viewBox="0 0 27 381" draw:points="0,381 27,381 27,0 0,0">
          <text:p/>
        </draw:polygon>
        <draw:polygon draw:style-name="gr32" draw:text-style-name="P10" draw:layer="layout" svg:width="0.026cm" svg:height="0.38cm" svg:x="25.772cm" svg:y="12.599cm" svg:viewBox="0 0 27 381" draw:points="0,381 27,381 27,0 0,0">
          <text:p/>
        </draw:polygon>
        <draw:polygon draw:style-name="gr30" draw:text-style-name="P8" draw:layer="layout" svg:width="0.026cm" svg:height="0.38cm" svg:x="25.798cm" svg:y="12.599cm" svg:viewBox="0 0 27 381" draw:points="0,381 27,381 27,0 0,0">
          <text:p/>
        </draw:polygon>
        <draw:polygon draw:style-name="gr32" draw:text-style-name="P10" draw:layer="layout" svg:width="0.026cm" svg:height="0.38cm" svg:x="25.824cm" svg:y="12.599cm" svg:viewBox="0 0 27 381" draw:points="0,381 27,381 27,0 0,0">
          <text:p/>
        </draw:polygon>
        <draw:polygon draw:style-name="gr32" draw:text-style-name="P10" draw:layer="layout" svg:width="0.027cm" svg:height="0.38cm" svg:x="25.85cm" svg:y="12.599cm" svg:viewBox="0 0 28 381" draw:points="0,381 28,381 28,0 0,0">
          <text:p/>
        </draw:polygon>
        <draw:polygon draw:style-name="gr31" draw:text-style-name="P9" draw:layer="layout" svg:width="0.026cm" svg:height="0.38cm" svg:x="25.877cm" svg:y="12.599cm" svg:viewBox="0 0 27 381" draw:points="0,381 27,381 27,0 0,0">
          <text:p/>
        </draw:polygon>
        <draw:polygon draw:style-name="gr31" draw:text-style-name="P9" draw:layer="layout" svg:width="0.026cm" svg:height="0.38cm" svg:x="25.903cm" svg:y="12.599cm" svg:viewBox="0 0 27 381" draw:points="0,381 27,381 27,0 0,0">
          <text:p/>
        </draw:polygon>
        <draw:polygon draw:style-name="gr30" draw:text-style-name="P8" draw:layer="layout" svg:width="0.026cm" svg:height="0.38cm" svg:x="25.929cm" svg:y="12.599cm" svg:viewBox="0 0 27 381" draw:points="0,381 27,381 27,0 0,0">
          <text:p/>
        </draw:polygon>
        <draw:polygon draw:style-name="gr32" draw:text-style-name="P10" draw:layer="layout" svg:width="0.026cm" svg:height="0.38cm" svg:x="25.956cm" svg:y="12.599cm" svg:viewBox="0 0 27 381" draw:points="0,381 27,381 27,0 0,0">
          <text:p/>
        </draw:polygon>
        <draw:polygon draw:style-name="gr30" draw:text-style-name="P8" draw:layer="layout" svg:width="0.026cm" svg:height="0.38cm" svg:x="25.982cm" svg:y="12.599cm" svg:viewBox="0 0 27 381" draw:points="0,381 27,381 27,0 0,0">
          <text:p/>
        </draw:polygon>
        <draw:polygon draw:style-name="gr32" draw:text-style-name="P10" draw:layer="layout" svg:width="0.026cm" svg:height="0.38cm" svg:x="26.008cm" svg:y="12.599cm" svg:viewBox="0 0 27 381" draw:points="0,381 27,381 27,0 0,0">
          <text:p/>
        </draw:polygon>
        <draw:polygon draw:style-name="gr30" draw:text-style-name="P8" draw:layer="layout" svg:width="0.026cm" svg:height="0.38cm" svg:x="26.034cm" svg:y="12.599cm" svg:viewBox="0 0 27 381" draw:points="0,381 27,381 27,0 0,0">
          <text:p/>
        </draw:polygon>
        <draw:polygon draw:style-name="gr31" draw:text-style-name="P9" draw:layer="layout" svg:width="0.026cm" svg:height="0.38cm" svg:x="26.061cm" svg:y="12.599cm" svg:viewBox="0 0 27 381" draw:points="0,381 27,381 27,0 0,0">
          <text:p/>
        </draw:polygon>
        <draw:polygon draw:style-name="gr30" draw:text-style-name="P8" draw:layer="layout" svg:width="0.026cm" svg:height="0.38cm" svg:x="26.087cm" svg:y="12.599cm" svg:viewBox="0 0 27 381" draw:points="0,381 27,381 27,0 0,0">
          <text:p/>
        </draw:polygon>
        <draw:polygon draw:style-name="gr29" draw:text-style-name="P7" draw:layer="layout" svg:width="0.026cm" svg:height="0.38cm" svg:x="26.113cm" svg:y="12.599cm" svg:viewBox="0 0 27 381" draw:points="0,381 27,381 27,0 0,0">
          <text:p/>
        </draw:polygon>
        <draw:polygon draw:style-name="gr32" draw:text-style-name="P10" draw:layer="layout" svg:width="0.026cm" svg:height="0.38cm" svg:x="26.139cm" svg:y="12.599cm" svg:viewBox="0 0 27 381" draw:points="0,381 27,381 27,0 0,0">
          <text:p/>
        </draw:polygon>
        <draw:polygon draw:style-name="gr30" draw:text-style-name="P8" draw:layer="layout" svg:width="0.026cm" svg:height="0.38cm" svg:x="26.166cm" svg:y="12.599cm" svg:viewBox="0 0 27 381" draw:points="0,381 27,381 27,0 0,0">
          <text:p/>
        </draw:polygon>
        <draw:polygon draw:style-name="gr31" draw:text-style-name="P9" draw:layer="layout" svg:width="0.026cm" svg:height="0.38cm" svg:x="26.192cm" svg:y="12.599cm" svg:viewBox="0 0 27 381" draw:points="0,381 27,381 27,0 0,0">
          <text:p/>
        </draw:polygon>
        <draw:polygon draw:style-name="gr29" draw:text-style-name="P7" draw:layer="layout" svg:width="0.026cm" svg:height="0.38cm" svg:x="26.218cm" svg:y="12.599cm" svg:viewBox="0 0 27 381" draw:points="0,381 27,381 27,0 0,0">
          <text:p/>
        </draw:polygon>
        <draw:polygon draw:style-name="gr32" draw:text-style-name="P10" draw:layer="layout" svg:width="0.027cm" svg:height="0.38cm" svg:x="26.244cm" svg:y="12.599cm" svg:viewBox="0 0 28 381" draw:points="0,381 28,381 28,0 0,0">
          <text:p/>
        </draw:polygon>
        <draw:polygon draw:style-name="gr31" draw:text-style-name="P9" draw:layer="layout" svg:width="0.026cm" svg:height="0.38cm" svg:x="26.271cm" svg:y="12.599cm" svg:viewBox="0 0 27 381" draw:points="0,381 27,381 27,0 0,0">
          <text:p/>
        </draw:polygon>
        <draw:polygon draw:style-name="gr29" draw:text-style-name="P7" draw:layer="layout" svg:width="0.026cm" svg:height="0.38cm" svg:x="26.297cm" svg:y="12.599cm" svg:viewBox="0 0 27 381" draw:points="0,381 27,381 27,0 0,0">
          <text:p/>
        </draw:polygon>
        <draw:polygon draw:style-name="gr29" draw:text-style-name="P7" draw:layer="layout" svg:width="0.027cm" svg:height="0.38cm" svg:x="26.323cm" svg:y="12.599cm" svg:viewBox="0 0 28 381" draw:points="0,381 28,381 28,0 0,0">
          <text:p/>
        </draw:polygon>
        <draw:polygon draw:style-name="gr31" draw:text-style-name="P9" draw:layer="layout" svg:width="0.026cm" svg:height="0.38cm" svg:x="26.35cm" svg:y="12.599cm" svg:viewBox="0 0 27 381" draw:points="0,381 27,381 27,0 0,0">
          <text:p/>
        </draw:polygon>
        <draw:polygon draw:style-name="gr29" draw:text-style-name="P7" draw:layer="layout" svg:width="0.026cm" svg:height="0.38cm" svg:x="26.376cm" svg:y="12.599cm" svg:viewBox="0 0 27 381" draw:points="0,381 27,381 27,0 0,0">
          <text:p/>
        </draw:polygon>
        <draw:polygon draw:style-name="gr29" draw:text-style-name="P7" draw:layer="layout" svg:width="0.026cm" svg:height="0.38cm" svg:x="26.402cm" svg:y="12.599cm" svg:viewBox="0 0 27 381" draw:points="0,381 27,381 27,0 0,0">
          <text:p/>
        </draw:polygon>
        <draw:polygon draw:style-name="gr30" draw:text-style-name="P8" draw:layer="layout" svg:width="0.026cm" svg:height="0.38cm" svg:x="26.428cm" svg:y="12.599cm" svg:viewBox="0 0 27 381" draw:points="0,381 27,381 27,0 0,0">
          <text:p/>
        </draw:polygon>
        <draw:polygon draw:style-name="gr31" draw:text-style-name="P9" draw:layer="layout" svg:width="0.026cm" svg:height="0.38cm" svg:x="26.455cm" svg:y="12.599cm" svg:viewBox="0 0 27 381" draw:points="0,381 27,381 27,0 0,0">
          <text:p/>
        </draw:polygon>
        <draw:polygon draw:style-name="gr30" draw:text-style-name="P8" draw:layer="layout" svg:width="0.026cm" svg:height="0.38cm" svg:x="26.481cm" svg:y="12.599cm" svg:viewBox="0 0 27 381" draw:points="0,381 27,381 27,0 0,0">
          <text:p/>
        </draw:polygon>
        <draw:polygon draw:style-name="gr29" draw:text-style-name="P7" draw:layer="layout" svg:width="0.026cm" svg:height="0.38cm" svg:x="26.507cm" svg:y="12.599cm" svg:viewBox="0 0 27 381" draw:points="0,381 27,381 27,0 0,0">
          <text:p/>
        </draw:polygon>
        <draw:polygon draw:style-name="gr31" draw:text-style-name="P9" draw:layer="layout" svg:width="0.027cm" svg:height="0.38cm" svg:x="26.533cm" svg:y="12.599cm" svg:viewBox="0 0 28 381" draw:points="0,381 28,381 28,0 0,0">
          <text:p/>
        </draw:polygon>
        <draw:polygon draw:style-name="gr30" draw:text-style-name="P8" draw:layer="layout" svg:width="0.026cm" svg:height="0.38cm" svg:x="26.56cm" svg:y="12.599cm" svg:viewBox="0 0 27 381" draw:points="0,381 27,381 27,0 0,0">
          <text:p/>
        </draw:polygon>
        <draw:polygon draw:style-name="gr31" draw:text-style-name="P9" draw:layer="layout" svg:width="0.026cm" svg:height="0.38cm" svg:x="26.586cm" svg:y="12.599cm" svg:viewBox="0 0 27 381" draw:points="0,381 27,381 27,0 0,0">
          <text:p/>
        </draw:polygon>
        <draw:polygon draw:style-name="gr29" draw:text-style-name="P7" draw:layer="layout" svg:width="0.027cm" svg:height="0.38cm" svg:x="26.612cm" svg:y="12.599cm" svg:viewBox="0 0 28 381" draw:points="0,381 28,381 28,0 0,0">
          <text:p/>
        </draw:polygon>
        <draw:polygon draw:style-name="gr29" draw:text-style-name="P7" draw:layer="layout" svg:width="0.026cm" svg:height="0.38cm" svg:x="26.639cm" svg:y="12.599cm" svg:viewBox="0 0 27 381" draw:points="0,381 27,381 27,0 0,0">
          <text:p/>
        </draw:polygon>
        <draw:polygon draw:style-name="gr29" draw:text-style-name="P7" draw:layer="layout" svg:width="0.026cm" svg:height="0.38cm" svg:x="26.665cm" svg:y="12.599cm" svg:viewBox="0 0 27 381" draw:points="0,381 27,381 27,0 0,0">
          <text:p/>
        </draw:polygon>
        <draw:polygon draw:style-name="gr32" draw:text-style-name="P10" draw:layer="layout" svg:width="0.026cm" svg:height="0.38cm" svg:x="26.691cm" svg:y="12.599cm" svg:viewBox="0 0 27 381" draw:points="0,381 27,381 27,0 0,0">
          <text:p/>
        </draw:polygon>
        <draw:polygon draw:style-name="gr31" draw:text-style-name="P9" draw:layer="layout" svg:width="0.026cm" svg:height="0.38cm" svg:x="26.718cm" svg:y="12.599cm" svg:viewBox="0 0 27 381" draw:points="0,381 27,381 27,0 0,0">
          <text:p/>
        </draw:polygon>
        <draw:polygon draw:style-name="gr30" draw:text-style-name="P8" draw:layer="layout" svg:width="0.026cm" svg:height="0.38cm" svg:x="26.744cm" svg:y="12.599cm" svg:viewBox="0 0 27 381" draw:points="0,381 27,381 27,0 0,0">
          <text:p/>
        </draw:polygon>
        <draw:polygon draw:style-name="gr31" draw:text-style-name="P9" draw:layer="layout" svg:width="0.026cm" svg:height="0.38cm" svg:x="26.77cm" svg:y="12.599cm" svg:viewBox="0 0 27 381" draw:points="0,381 27,381 27,0 0,0">
          <text:p/>
        </draw:polygon>
        <draw:polygon draw:style-name="gr29" draw:text-style-name="P7" draw:layer="layout" svg:width="0.026cm" svg:height="0.38cm" svg:x="26.796cm" svg:y="12.599cm" svg:viewBox="0 0 27 381" draw:points="0,381 27,381 27,0 0,0">
          <text:p/>
        </draw:polygon>
        <draw:polygon draw:style-name="gr32" draw:text-style-name="P10" draw:layer="layout" svg:width="0.026cm" svg:height="0.38cm" svg:x="26.823cm" svg:y="12.599cm" svg:viewBox="0 0 27 381" draw:points="0,381 27,381 27,0 0,0">
          <text:p/>
        </draw:polygon>
        <draw:polygon draw:style-name="gr29" draw:text-style-name="P7" draw:layer="layout" svg:width="0.026cm" svg:height="0.38cm" svg:x="26.849cm" svg:y="12.599cm" svg:viewBox="0 0 27 381" draw:points="0,381 27,381 27,0 0,0">
          <text:p/>
        </draw:polygon>
        <draw:polygon draw:style-name="gr29" draw:text-style-name="P7" draw:layer="layout" svg:width="0.026cm" svg:height="0.38cm" svg:x="26.875cm" svg:y="12.599cm" svg:viewBox="0 0 27 381" draw:points="0,381 27,381 27,0 0,0">
          <text:p/>
        </draw:polygon>
        <draw:polygon draw:style-name="gr31" draw:text-style-name="P9" draw:layer="layout" svg:width="0.026cm" svg:height="0.38cm" svg:x="26.901cm" svg:y="12.599cm" svg:viewBox="0 0 27 381" draw:points="0,381 27,381 27,0 0,0">
          <text:p/>
        </draw:polygon>
        <draw:polygon draw:style-name="gr32" draw:text-style-name="P10" draw:layer="layout" svg:width="0.027cm" svg:height="0.38cm" svg:x="26.927cm" svg:y="12.599cm" svg:viewBox="0 0 28 381" draw:points="0,381 28,381 28,0 0,0">
          <text:p/>
        </draw:polygon>
        <draw:polygon draw:style-name="gr29" draw:text-style-name="P7" draw:layer="layout" svg:width="0.026cm" svg:height="0.38cm" svg:x="26.954cm" svg:y="12.599cm" svg:viewBox="0 0 27 381" draw:points="0,381 27,381 27,0 0,0">
          <text:p/>
        </draw:polygon>
        <draw:polygon draw:style-name="gr29" draw:text-style-name="P7" draw:layer="layout" svg:width="0.026cm" svg:height="0.38cm" svg:x="26.98cm" svg:y="12.599cm" svg:viewBox="0 0 27 381" draw:points="0,381 27,381 27,0 0,0">
          <text:p/>
        </draw:polygon>
        <draw:polygon draw:style-name="gr32" draw:text-style-name="P10" draw:layer="layout" svg:width="0.027cm" svg:height="0.38cm" svg:x="27.006cm" svg:y="12.599cm" svg:viewBox="0 0 28 381" draw:points="0,381 28,381 28,0 0,0">
          <text:p/>
        </draw:polygon>
        <draw:polygon draw:style-name="gr31" draw:text-style-name="P9" draw:layer="layout" svg:width="0.026cm" svg:height="0.38cm" svg:x="27.033cm" svg:y="12.599cm" svg:viewBox="0 0 27 381" draw:points="0,381 27,381 27,0 0,0">
          <text:p/>
        </draw:polygon>
        <draw:polygon draw:style-name="gr32" draw:text-style-name="P10" draw:layer="layout" svg:width="0.026cm" svg:height="0.38cm" svg:x="27.06cm" svg:y="12.599cm" svg:viewBox="0 0 27 381" draw:points="0,381 27,381 27,0 0,0">
          <text:p/>
        </draw:polygon>
        <draw:polygon draw:style-name="gr31" draw:text-style-name="P9" draw:layer="layout" svg:width="0.026cm" svg:height="0.38cm" svg:x="27.085cm" svg:y="12.599cm" svg:viewBox="0 0 27 381" draw:points="0,381 27,381 27,0 0,0">
          <text:p/>
        </draw:polygon>
        <draw:polygon draw:style-name="gr29" draw:text-style-name="P7" draw:layer="layout" svg:width="0.026cm" svg:height="0.38cm" svg:x="27.112cm" svg:y="12.599cm" svg:viewBox="0 0 27 381" draw:points="0,381 27,381 27,0 0,0">
          <text:p/>
        </draw:polygon>
        <draw:polygon draw:style-name="gr29" draw:text-style-name="P7" draw:layer="layout" svg:width="0.026cm" svg:height="0.38cm" svg:x="27.138cm" svg:y="12.599cm" svg:viewBox="0 0 27 381" draw:points="0,381 27,381 27,0 0,0">
          <text:p/>
        </draw:polygon>
        <draw:polygon draw:style-name="gr32" draw:text-style-name="P10" draw:layer="layout" svg:width="0.026cm" svg:height="0.38cm" svg:x="27.164cm" svg:y="12.599cm" svg:viewBox="0 0 27 381" draw:points="0,381 27,381 27,0 0,0">
          <text:p/>
        </draw:polygon>
        <draw:polygon draw:style-name="gr32" draw:text-style-name="P10" draw:layer="layout" svg:width="0.026cm" svg:height="0.38cm" svg:x="27.19cm" svg:y="12.599cm" svg:viewBox="0 0 27 381" draw:points="0,381 27,381 27,0 0,0">
          <text:p/>
        </draw:polygon>
        <draw:polygon draw:style-name="gr31" draw:text-style-name="P9" draw:layer="layout" svg:width="0.026cm" svg:height="0.38cm" svg:x="27.217cm" svg:y="12.599cm" svg:viewBox="0 0 27 381" draw:points="0,381 27,381 27,0 0,0">
          <text:p/>
        </draw:polygon>
        <draw:polygon draw:style-name="gr30" draw:text-style-name="P8" draw:layer="layout" svg:width="0.026cm" svg:height="0.38cm" svg:x="27.243cm" svg:y="12.599cm" svg:viewBox="0 0 27 381" draw:points="0,381 27,381 27,0 0,0">
          <text:p/>
        </draw:polygon>
        <draw:polygon draw:style-name="gr29" draw:text-style-name="P7" draw:layer="layout" svg:width="0.026cm" svg:height="0.38cm" svg:x="27.269cm" svg:y="12.599cm" svg:viewBox="0 0 27 381" draw:points="0,381 27,381 27,0 0,0">
          <text:p/>
        </draw:polygon>
        <draw:polygon draw:style-name="gr31" draw:text-style-name="P9" draw:layer="layout" svg:width="0.027cm" svg:height="0.38cm" svg:x="27.295cm" svg:y="12.599cm" svg:viewBox="0 0 28 381" draw:points="0,381 28,381 28,0 0,0">
          <text:p/>
        </draw:polygon>
        <draw:polygon draw:style-name="gr29" draw:text-style-name="P7" draw:layer="layout" svg:width="0.026cm" svg:height="0.38cm" svg:x="27.322cm" svg:y="12.599cm" svg:viewBox="0 0 27 381" draw:points="0,381 27,381 27,0 0,0">
          <text:p/>
        </draw:polygon>
        <draw:polygon draw:style-name="gr29" draw:text-style-name="P7" draw:layer="layout" svg:width="0.026cm" svg:height="0.38cm" svg:x="27.348cm" svg:y="12.599cm" svg:viewBox="0 0 27 381" draw:points="0,381 27,381 27,0 0,0">
          <text:p/>
        </draw:polygon>
        <draw:polygon draw:style-name="gr32" draw:text-style-name="P10" draw:layer="layout" svg:width="0.026cm" svg:height="0.38cm" svg:x="27.374cm" svg:y="12.599cm" svg:viewBox="0 0 27 381" draw:points="0,381 27,381 27,0 0,0">
          <text:p/>
        </draw:polygon>
        <draw:polygon draw:style-name="gr32" draw:text-style-name="P10" draw:layer="layout" svg:width="0.026cm" svg:height="0.38cm" svg:x="27.401cm" svg:y="12.599cm" svg:viewBox="0 0 27 381" draw:points="0,381 27,381 27,0 0,0">
          <text:p/>
        </draw:polygon>
        <draw:polygon draw:style-name="gr30" draw:text-style-name="P8" draw:layer="layout" svg:width="0.026cm" svg:height="0.38cm" svg:x="27.427cm" svg:y="12.599cm" svg:viewBox="0 0 27 381" draw:points="0,381 27,381 27,0 0,0">
          <text:p/>
        </draw:polygon>
        <draw:polygon draw:style-name="gr29" draw:text-style-name="P7" draw:layer="layout" svg:width="0.026cm" svg:height="0.38cm" svg:x="27.453cm" svg:y="12.599cm" svg:viewBox="0 0 27 381" draw:points="0,381 27,381 27,0 0,0">
          <text:p/>
        </draw:polygon>
        <draw:polygon draw:style-name="gr31" draw:text-style-name="P9" draw:layer="layout" svg:width="0.026cm" svg:height="0.38cm" svg:x="27.48cm" svg:y="12.599cm" svg:viewBox="0 0 27 381" draw:points="0,381 27,381 27,0 0,0">
          <text:p/>
        </draw:polygon>
        <draw:polygon draw:style-name="gr32" draw:text-style-name="P10" draw:layer="layout" svg:width="0.026cm" svg:height="0.38cm" svg:x="27.506cm" svg:y="12.599cm" svg:viewBox="0 0 27 381" draw:points="0,381 27,381 27,0 0,0">
          <text:p/>
        </draw:polygon>
        <draw:polygon draw:style-name="gr31" draw:text-style-name="P9" draw:layer="layout" svg:width="0.026cm" svg:height="0.38cm" svg:x="27.532cm" svg:y="12.599cm" svg:viewBox="0 0 27 381" draw:points="0,381 27,381 27,0 0,0">
          <text:p/>
        </draw:polygon>
        <draw:polygon draw:style-name="gr29" draw:text-style-name="P7" draw:layer="layout" svg:width="0.026cm" svg:height="0.38cm" svg:x="27.558cm" svg:y="12.599cm" svg:viewBox="0 0 27 381" draw:points="0,381 27,381 27,0 0,0">
          <text:p/>
        </draw:polygon>
        <draw:polygon draw:style-name="gr29" draw:text-style-name="P7" draw:layer="layout" svg:width="0.026cm" svg:height="0.38cm" svg:x="27.584cm" svg:y="12.599cm" svg:viewBox="0 0 27 381" draw:points="0,381 27,381 27,0 0,0">
          <text:p/>
        </draw:polygon>
        <draw:polygon draw:style-name="gr32" draw:text-style-name="P10" draw:layer="layout" svg:width="0.026cm" svg:height="0.38cm" svg:x="27.611cm" svg:y="12.599cm" svg:viewBox="0 0 27 381" draw:points="0,381 27,381 27,0 0,0">
          <text:p/>
        </draw:polygon>
        <draw:polygon draw:style-name="gr30" draw:text-style-name="P8" draw:layer="layout" svg:width="0.026cm" svg:height="0.38cm" svg:x="27.637cm" svg:y="12.599cm" svg:viewBox="0 0 27 381" draw:points="0,381 27,381 27,0 0,0">
          <text:p/>
        </draw:polygon>
        <draw:polygon draw:style-name="gr29" draw:text-style-name="P7" draw:layer="layout" svg:width="0.026cm" svg:height="0.38cm" svg:x="27.663cm" svg:y="12.599cm" svg:viewBox="0 0 27 381" draw:points="0,381 27,381 27,0 0,0">
          <text:p/>
        </draw:polygon>
        <draw:polygon draw:style-name="gr32" draw:text-style-name="P10" draw:layer="layout" svg:width="0.027cm" svg:height="0.38cm" svg:x="27.689cm" svg:y="12.599cm" svg:viewBox="0 0 28 381" draw:points="0,381 28,381 28,0 0,0">
          <text:p/>
        </draw:polygon>
        <draw:polygon draw:style-name="gr30" draw:text-style-name="P8" draw:layer="layout" svg:width="0.026cm" svg:height="0.38cm" svg:x="27.716cm" svg:y="12.599cm" svg:viewBox="0 0 27 381" draw:points="0,381 27,381 27,0 0,0">
          <text:p/>
        </draw:polygon>
        <draw:polygon draw:style-name="gr31" draw:text-style-name="P9" draw:layer="layout" svg:width="0.026cm" svg:height="0.38cm" svg:x="27.742cm" svg:y="12.599cm" svg:viewBox="0 0 27 381" draw:points="0,381 27,381 27,0 0,0">
          <text:p/>
        </draw:polygon>
        <draw:polygon draw:style-name="gr29" draw:text-style-name="P7" draw:layer="layout" svg:width="0.026cm" svg:height="0.38cm" svg:x="27.768cm" svg:y="12.599cm" svg:viewBox="0 0 27 381" draw:points="0,381 27,381 27,0 0,0">
          <text:p/>
        </draw:polygon>
        <draw:polygon draw:style-name="gr29" draw:text-style-name="P7" draw:layer="layout" svg:width="0.026cm" svg:height="0.38cm" svg:x="27.795cm" svg:y="12.599cm" svg:viewBox="0 0 27 381" draw:points="0,381 27,381 27,0 0,0">
          <text:p/>
        </draw:polygon>
        <draw:polygon draw:style-name="gr32" draw:text-style-name="P10" draw:layer="layout" svg:width="0.026cm" svg:height="0.38cm" svg:x="27.821cm" svg:y="12.599cm" svg:viewBox="0 0 27 381" draw:points="0,381 27,381 27,0 0,0">
          <text:p/>
        </draw:polygon>
        <draw:polygon draw:style-name="gr30" draw:text-style-name="P8" draw:layer="layout" svg:width="0.026cm" svg:height="0.38cm" svg:x="27.847cm" svg:y="12.599cm" svg:viewBox="0 0 27 381" draw:points="0,381 27,381 27,0 0,0">
          <text:p/>
        </draw:polygon>
        <draw:polygon draw:style-name="gr32" draw:text-style-name="P10" draw:layer="layout" svg:width="0.026cm" svg:height="0.38cm" svg:x="27.873cm" svg:y="12.599cm" svg:viewBox="0 0 27 381" draw:points="0,381 27,381 27,0 0,0">
          <text:p/>
        </draw:polygon>
        <draw:polygon draw:style-name="gr32" draw:text-style-name="P10" draw:layer="layout" svg:width="0.026cm" svg:height="0.38cm" svg:x="27.9cm" svg:y="12.599cm" svg:viewBox="0 0 27 381" draw:points="0,381 27,381 27,0 0,0">
          <text:p/>
        </draw:polygon>
        <draw:polygon draw:style-name="gr32" draw:text-style-name="P10" draw:layer="layout" svg:width="0.026cm" svg:height="0.38cm" svg:x="27.926cm" svg:y="12.599cm" svg:viewBox="0 0 27 381" draw:points="0,381 27,381 27,0 0,0">
          <text:p/>
        </draw:polygon>
        <draw:polygon draw:style-name="gr31" draw:text-style-name="P9" draw:layer="layout" svg:width="0.026cm" svg:height="0.38cm" svg:x="27.952cm" svg:y="12.599cm" svg:viewBox="0 0 27 381" draw:points="0,381 27,381 27,0 0,0">
          <text:p/>
        </draw:polygon>
        <draw:polygon draw:style-name="gr29" draw:text-style-name="P7" draw:layer="layout" svg:width="0.026cm" svg:height="0.38cm" svg:x="27.978cm" svg:y="12.599cm" svg:viewBox="0 0 27 381" draw:points="0,381 27,381 27,0 0,0">
          <text:p/>
        </draw:polygon>
        <draw:polygon draw:style-name="gr29" draw:text-style-name="P7" draw:layer="layout" svg:width="0.026cm" svg:height="0.38cm" svg:x="28.005cm" svg:y="12.599cm" svg:viewBox="0 0 27 381" draw:points="0,381 27,381 27,0 0,0">
          <text:p/>
        </draw:polygon>
        <draw:polygon draw:style-name="gr30" draw:text-style-name="P8" draw:layer="layout" svg:width="0.026cm" svg:height="0.38cm" svg:x="28.031cm" svg:y="12.599cm" svg:viewBox="0 0 27 381" draw:points="0,381 27,381 27,0 0,0">
          <text:p/>
        </draw:polygon>
        <draw:polygon draw:style-name="gr31" draw:text-style-name="P9" draw:layer="layout" svg:width="0.027cm" svg:height="0.38cm" svg:x="28.057cm" svg:y="12.599cm" svg:viewBox="0 0 28 381" draw:points="0,381 28,381 28,0 0,0">
          <text:p/>
        </draw:polygon>
        <draw:polygon draw:style-name="gr30" draw:text-style-name="P8" draw:layer="layout" svg:width="0.026cm" svg:height="0.38cm" svg:x="28.084cm" svg:y="12.599cm" svg:viewBox="0 0 27 381" draw:points="0,381 27,381 27,0 0,0">
          <text:p/>
        </draw:polygon>
        <draw:polygon draw:style-name="gr29" draw:text-style-name="P7" draw:layer="layout" svg:width="0.026cm" svg:height="0.38cm" svg:x="28.11cm" svg:y="12.599cm" svg:viewBox="0 0 27 381" draw:points="0,381 27,381 27,0 0,0">
          <text:p/>
        </draw:polygon>
        <draw:polygon draw:style-name="gr30" draw:text-style-name="P8" draw:layer="layout" svg:width="0.026cm" svg:height="0.38cm" svg:x="28.136cm" svg:y="12.599cm" svg:viewBox="0 0 27 381" draw:points="0,381 27,381 27,0 0,0">
          <text:p/>
        </draw:polygon>
        <draw:polygon draw:style-name="gr30" draw:text-style-name="P8" draw:layer="layout" svg:width="0.026cm" svg:height="0.38cm" svg:x="28.163cm" svg:y="12.599cm" svg:viewBox="0 0 27 381" draw:points="0,381 27,381 27,0 0,0">
          <text:p/>
        </draw:polygon>
        <draw:polygon draw:style-name="gr32" draw:text-style-name="P10" draw:layer="layout" svg:width="0.026cm" svg:height="0.38cm" svg:x="28.189cm" svg:y="12.599cm" svg:viewBox="0 0 27 381" draw:points="0,381 27,381 27,0 0,0">
          <text:p/>
        </draw:polygon>
        <draw:polygon draw:style-name="gr32" draw:text-style-name="P10" draw:layer="layout" svg:width="0.026cm" svg:height="0.38cm" svg:x="28.215cm" svg:y="12.599cm" svg:viewBox="0 0 27 381" draw:points="0,381 27,381 27,0 0,0">
          <text:p/>
        </draw:polygon>
        <draw:polygon draw:style-name="gr31" draw:text-style-name="P9" draw:layer="layout" svg:width="0.026cm" svg:height="0.38cm" svg:x="28.241cm" svg:y="12.599cm" svg:viewBox="0 0 27 381" draw:points="0,381 27,381 27,0 0,0">
          <text:p/>
        </draw:polygon>
        <draw:polygon draw:style-name="gr30" draw:text-style-name="P8" draw:layer="layout" svg:width="0.026cm" svg:height="0.38cm" svg:x="28.267cm" svg:y="12.599cm" svg:viewBox="0 0 27 381" draw:points="0,381 27,381 27,0 0,0">
          <text:p/>
        </draw:polygon>
        <draw:polygon draw:style-name="gr31" draw:text-style-name="P9" draw:layer="layout" svg:width="0.026cm" svg:height="0.38cm" svg:x="28.294cm" svg:y="12.599cm" svg:viewBox="0 0 27 381" draw:points="0,381 27,381 27,0 0,0">
          <text:p/>
        </draw:polygon>
        <draw:polygon draw:style-name="gr30" draw:text-style-name="P8" draw:layer="layout" svg:width="0.026cm" svg:height="0.38cm" svg:x="28.32cm" svg:y="12.599cm" svg:viewBox="0 0 27 381" draw:points="0,381 27,381 27,0 0,0">
          <text:p/>
        </draw:polygon>
        <draw:polygon draw:style-name="gr30" draw:text-style-name="P8" draw:layer="layout" svg:width="0.026cm" svg:height="0.38cm" svg:x="28.346cm" svg:y="12.599cm" svg:viewBox="0 0 27 381" draw:points="0,381 27,381 27,0 0,0">
          <text:p/>
        </draw:polygon>
        <draw:polygon draw:style-name="gr30" draw:text-style-name="P8" draw:layer="layout" svg:width="0.027cm" svg:height="0.38cm" svg:x="28.372cm" svg:y="12.599cm" svg:viewBox="0 0 28 381" draw:points="0,381 28,381 28,0 0,0">
          <text:p/>
        </draw:polygon>
        <draw:polygon draw:style-name="gr30" draw:text-style-name="P8" draw:layer="layout" svg:width="0.026cm" svg:height="0.38cm" svg:x="28.399cm" svg:y="12.599cm" svg:viewBox="0 0 27 381" draw:points="0,381 27,381 27,0 0,0">
          <text:p/>
        </draw:polygon>
        <draw:polygon draw:style-name="gr32" draw:text-style-name="P10" draw:layer="layout" svg:width="0.026cm" svg:height="0.38cm" svg:x="28.425cm" svg:y="12.599cm" svg:viewBox="0 0 27 381" draw:points="0,381 27,381 27,0 0,0">
          <text:p/>
        </draw:polygon>
        <draw:polygon draw:style-name="gr32" draw:text-style-name="P10" draw:layer="layout" svg:width="0.027cm" svg:height="0.38cm" svg:x="28.451cm" svg:y="12.599cm" svg:viewBox="0 0 28 381" draw:points="0,381 28,381 28,0 0,0">
          <text:p/>
        </draw:polygon>
        <draw:polygon draw:style-name="gr31" draw:text-style-name="P9" draw:layer="layout" svg:width="0.026cm" svg:height="0.38cm" svg:x="28.478cm" svg:y="12.599cm" svg:viewBox="0 0 27 381" draw:points="0,381 27,381 27,0 0,0">
          <text:p/>
        </draw:polygon>
        <draw:polygon draw:style-name="gr31" draw:text-style-name="P9" draw:layer="layout" svg:width="0.026cm" svg:height="0.38cm" svg:x="28.504cm" svg:y="12.599cm" svg:viewBox="0 0 27 381" draw:points="0,381 27,381 27,0 0,0">
          <text:p/>
        </draw:polygon>
        <draw:polygon draw:style-name="gr32" draw:text-style-name="P10" draw:layer="layout" svg:width="0.026cm" svg:height="0.38cm" svg:x="28.53cm" svg:y="12.599cm" svg:viewBox="0 0 27 381" draw:points="0,381 27,381 27,0 0,0">
          <text:p/>
        </draw:polygon>
        <draw:polygon draw:style-name="gr29" draw:text-style-name="P7" draw:layer="layout" svg:width="0.026cm" svg:height="0.38cm" svg:x="28.557cm" svg:y="12.599cm" svg:viewBox="0 0 27 381" draw:points="0,381 27,381 27,0 0,0">
          <text:p/>
        </draw:polygon>
        <draw:polygon draw:style-name="gr32" draw:text-style-name="P10" draw:layer="layout" svg:width="0.026cm" svg:height="0.38cm" svg:x="28.583cm" svg:y="12.599cm" svg:viewBox="0 0 27 381" draw:points="0,381 27,381 27,0 0,0">
          <text:p/>
        </draw:polygon>
        <draw:polygon draw:style-name="gr32" draw:text-style-name="P10" draw:layer="layout" svg:width="0.026cm" svg:height="0.38cm" svg:x="28.609cm" svg:y="12.599cm" svg:viewBox="0 0 27 381" draw:points="0,381 27,381 27,0 0,0">
          <text:p/>
        </draw:polygon>
        <draw:polygon draw:style-name="gr30" draw:text-style-name="P8" draw:layer="layout" svg:width="0.026cm" svg:height="0.38cm" svg:x="28.635cm" svg:y="12.599cm" svg:viewBox="0 0 27 381" draw:points="0,381 27,381 27,0 0,0">
          <text:p/>
        </draw:polygon>
        <draw:polygon draw:style-name="gr30" draw:text-style-name="P8" draw:layer="layout" svg:width="0.026cm" svg:height="0.38cm" svg:x="28.662cm" svg:y="12.599cm" svg:viewBox="0 0 27 381" draw:points="0,381 27,381 27,0 0,0">
          <text:p/>
        </draw:polygon>
        <draw:polygon draw:style-name="gr31" draw:text-style-name="P9" draw:layer="layout" svg:width="0.026cm" svg:height="0.38cm" svg:x="28.688cm" svg:y="12.599cm" svg:viewBox="0 0 27 381" draw:points="0,381 27,381 27,0 0,0">
          <text:p/>
        </draw:polygon>
        <draw:polygon draw:style-name="gr29" draw:text-style-name="P7" draw:layer="layout" svg:width="0.026cm" svg:height="0.38cm" svg:x="28.714cm" svg:y="12.599cm" svg:viewBox="0 0 27 381" draw:points="0,381 27,381 27,0 0,0">
          <text:p/>
        </draw:polygon>
        <draw:polygon draw:style-name="gr31" draw:text-style-name="P9" draw:layer="layout" svg:width="0.026cm" svg:height="0.38cm" svg:x="28.74cm" svg:y="12.599cm" svg:viewBox="0 0 27 381" draw:points="0,381 27,381 27,0 0,0">
          <text:p/>
        </draw:polygon>
        <draw:polygon draw:style-name="gr31" draw:text-style-name="P9" draw:layer="layout" svg:width="0.027cm" svg:height="0.38cm" svg:x="28.767cm" svg:y="12.599cm" svg:viewBox="0 0 28 381" draw:points="0,381 28,381 28,0 0,0">
          <text:p/>
        </draw:polygon>
        <draw:polygon draw:style-name="gr31" draw:text-style-name="P9" draw:layer="layout" svg:width="0.026cm" svg:height="0.38cm" svg:x="28.793cm" svg:y="12.599cm" svg:viewBox="0 0 27 381" draw:points="0,381 27,381 27,0 0,0">
          <text:p/>
        </draw:polygon>
        <draw:polygon draw:style-name="gr31" draw:text-style-name="P9" draw:layer="layout" svg:width="0.026cm" svg:height="0.38cm" svg:x="28.819cm" svg:y="12.599cm" svg:viewBox="0 0 27 381" draw:points="0,381 27,381 27,0 0,0">
          <text:p/>
        </draw:polygon>
        <draw:polygon draw:style-name="gr30" draw:text-style-name="P8" draw:layer="layout" svg:width="0.026cm" svg:height="0.38cm" svg:x="28.846cm" svg:y="12.599cm" svg:viewBox="0 0 27 381" draw:points="0,381 27,381 27,0 0,0">
          <text:p/>
        </draw:polygon>
        <draw:polygon draw:style-name="gr29" draw:text-style-name="P7" draw:layer="layout" svg:width="0.026cm" svg:height="0.38cm" svg:x="28.872cm" svg:y="12.599cm" svg:viewBox="0 0 27 381" draw:points="0,381 27,381 27,0 0,0">
          <text:p/>
        </draw:polygon>
        <draw:polygon draw:style-name="gr32" draw:text-style-name="P10" draw:layer="layout" svg:width="0.026cm" svg:height="0.38cm" svg:x="28.898cm" svg:y="12.599cm" svg:viewBox="0 0 27 381" draw:points="0,381 27,381 27,0 0,0">
          <text:p/>
        </draw:polygon>
        <draw:polygon draw:style-name="gr31" draw:text-style-name="P9" draw:layer="layout" svg:width="0.026cm" svg:height="0.38cm" svg:x="28.924cm" svg:y="12.599cm" svg:viewBox="0 0 27 381" draw:points="0,381 27,381 27,0 0,0">
          <text:p/>
        </draw:polygon>
        <draw:polygon draw:style-name="gr30" draw:text-style-name="P8" draw:layer="layout" svg:width="0.026cm" svg:height="0.38cm" svg:x="28.951cm" svg:y="12.599cm" svg:viewBox="0 0 27 381" draw:points="0,381 27,381 27,0 0,0">
          <text:p/>
        </draw:polygon>
        <draw:polygon draw:style-name="gr30" draw:text-style-name="P8" draw:layer="layout" svg:width="0.026cm" svg:height="0.38cm" svg:x="28.977cm" svg:y="12.599cm" svg:viewBox="0 0 27 381" draw:points="0,381 27,381 27,0 0,0">
          <text:p/>
        </draw:polygon>
        <draw:polygon draw:style-name="gr32" draw:text-style-name="P10" draw:layer="layout" svg:width="0.026cm" svg:height="0.38cm" svg:x="29.003cm" svg:y="12.599cm" svg:viewBox="0 0 27 381" draw:points="0,381 27,381 27,0 0,0">
          <text:p/>
        </draw:polygon>
        <draw:polygon draw:style-name="gr31" draw:text-style-name="P9" draw:layer="layout" svg:width="0.026cm" svg:height="0.38cm" svg:x="29.029cm" svg:y="12.599cm" svg:viewBox="0 0 27 381" draw:points="0,381 27,381 27,0 0,0">
          <text:p/>
        </draw:polygon>
        <draw:polygon draw:style-name="gr32" draw:text-style-name="P10" draw:layer="layout" svg:width="0.026cm" svg:height="0.38cm" svg:x="29.056cm" svg:y="12.599cm" svg:viewBox="0 0 27 381" draw:points="0,381 27,381 27,0 0,0">
          <text:p/>
        </draw:polygon>
        <draw:polygon draw:style-name="gr32" draw:text-style-name="P10" draw:layer="layout" svg:width="0.026cm" svg:height="0.38cm" svg:x="29.082cm" svg:y="12.599cm" svg:viewBox="0 0 27 381" draw:points="0,381 27,381 27,0 0,0">
          <text:p/>
        </draw:polygon>
        <draw:polygon draw:style-name="gr30" draw:text-style-name="P8" draw:layer="layout" svg:width="0.026cm" svg:height="0.38cm" svg:x="29.108cm" svg:y="12.599cm" svg:viewBox="0 0 27 381" draw:points="0,381 27,381 27,0 0,0">
          <text:p/>
        </draw:polygon>
        <draw:polygon draw:style-name="gr31" draw:text-style-name="P9" draw:layer="layout" svg:width="0.027cm" svg:height="0.38cm" svg:x="29.134cm" svg:y="12.599cm" svg:viewBox="0 0 28 381" draw:points="0,381 28,381 28,0 0,0">
          <text:p/>
        </draw:polygon>
        <draw:polygon draw:style-name="gr29" draw:text-style-name="P7" draw:layer="layout" svg:width="0.026cm" svg:height="0.38cm" svg:x="29.161cm" svg:y="12.599cm" svg:viewBox="0 0 27 381" draw:points="0,381 27,381 27,0 0,0">
          <text:p/>
        </draw:polygon>
        <draw:polygon draw:style-name="gr31" draw:text-style-name="P9" draw:layer="layout" svg:width="0.026cm" svg:height="0.38cm" svg:x="29.187cm" svg:y="12.599cm" svg:viewBox="0 0 27 381" draw:points="0,381 27,381 27,0 0,0">
          <text:p/>
        </draw:polygon>
        <draw:polygon draw:style-name="gr32" draw:text-style-name="P10" draw:layer="layout" svg:width="0.026cm" svg:height="0.38cm" svg:x="29.213cm" svg:y="12.599cm" svg:viewBox="0 0 27 381" draw:points="0,381 27,381 27,0 0,0">
          <text:p/>
        </draw:polygon>
        <draw:polygon draw:style-name="gr31" draw:text-style-name="P9" draw:layer="layout" svg:width="0.026cm" svg:height="0.38cm" svg:x="29.24cm" svg:y="12.599cm" svg:viewBox="0 0 27 381" draw:points="0,381 27,381 27,0 0,0">
          <text:p/>
        </draw:polygon>
        <draw:polygon draw:style-name="gr32" draw:text-style-name="P10" draw:layer="layout" svg:width="0.026cm" svg:height="0.38cm" svg:x="29.266cm" svg:y="12.599cm" svg:viewBox="0 0 27 381" draw:points="0,381 27,381 27,0 0,0">
          <text:p/>
        </draw:polygon>
        <draw:polygon draw:style-name="gr30" draw:text-style-name="P8" draw:layer="layout" svg:width="0.026cm" svg:height="0.38cm" svg:x="29.292cm" svg:y="12.599cm" svg:viewBox="0 0 27 381" draw:points="0,381 27,381 27,0 0,0">
          <text:p/>
        </draw:polygon>
        <draw:polygon draw:style-name="gr32" draw:text-style-name="P10" draw:layer="layout" svg:width="0.026cm" svg:height="0.38cm" svg:x="29.318cm" svg:y="12.599cm" svg:viewBox="0 0 27 381" draw:points="0,381 27,381 27,0 0,0">
          <text:p/>
        </draw:polygon>
        <draw:polygon draw:style-name="gr32" draw:text-style-name="P10" draw:layer="layout" svg:width="0.026cm" svg:height="0.38cm" svg:x="29.345cm" svg:y="12.599cm" svg:viewBox="0 0 27 381" draw:points="0,381 27,381 27,0 0,0">
          <text:p/>
        </draw:polygon>
        <draw:polygon draw:style-name="gr31" draw:text-style-name="P9" draw:layer="layout" svg:width="0.026cm" svg:height="0.38cm" svg:x="29.371cm" svg:y="12.599cm" svg:viewBox="0 0 27 381" draw:points="0,381 27,381 27,0 0,0">
          <text:p/>
        </draw:polygon>
        <draw:polygon draw:style-name="gr29" draw:text-style-name="P7" draw:layer="layout" svg:width="0.026cm" svg:height="0.38cm" svg:x="29.397cm" svg:y="12.599cm" svg:viewBox="0 0 27 381" draw:points="0,381 27,381 27,0 0,0">
          <text:p/>
        </draw:polygon>
        <draw:polygon draw:style-name="gr29" draw:text-style-name="P7" draw:layer="layout" svg:width="0.026cm" svg:height="0.38cm" svg:x="29.423cm" svg:y="12.599cm" svg:viewBox="0 0 27 381" draw:points="0,381 27,381 27,0 0,0">
          <text:p/>
        </draw:polygon>
        <draw:polygon draw:style-name="gr32" draw:text-style-name="P10" draw:layer="layout" svg:width="0.026cm" svg:height="0.38cm" svg:x="29.45cm" svg:y="12.599cm" svg:viewBox="0 0 27 381" draw:points="0,381 27,381 27,0 0,0">
          <text:p/>
        </draw:polygon>
        <draw:polygon draw:style-name="gr32" draw:text-style-name="P10" draw:layer="layout" svg:width="0.026cm" svg:height="0.38cm" svg:x="29.476cm" svg:y="12.599cm" svg:viewBox="0 0 27 381" draw:points="0,381 27,381 27,0 0,0">
          <text:p/>
        </draw:polygon>
        <draw:polygon draw:style-name="gr30" draw:text-style-name="P8" draw:layer="layout" svg:width="0.026cm" svg:height="0.38cm" svg:x="29.502cm" svg:y="12.599cm" svg:viewBox="0 0 27 381" draw:points="0,381 27,381 27,0 0,0">
          <text:p/>
        </draw:polygon>
        <draw:polygon draw:style-name="gr32" draw:text-style-name="P10" draw:layer="layout" svg:width="0.027cm" svg:height="0.38cm" svg:x="29.528cm" svg:y="12.599cm" svg:viewBox="0 0 28 381" draw:points="0,381 28,381 28,0 0,0">
          <text:p/>
        </draw:polygon>
        <draw:polygon draw:style-name="gr32" draw:text-style-name="P10" draw:layer="layout" svg:width="0.026cm" svg:height="0.38cm" svg:x="29.555cm" svg:y="12.599cm" svg:viewBox="0 0 27 381" draw:points="0,381 27,381 27,0 0,0">
          <text:p/>
        </draw:polygon>
        <draw:polygon draw:style-name="gr30" draw:text-style-name="P8" draw:layer="layout" svg:width="0.026cm" svg:height="0.38cm" svg:x="29.581cm" svg:y="12.599cm" svg:viewBox="0 0 27 381" draw:points="0,381 27,381 27,0 0,0">
          <text:p/>
        </draw:polygon>
        <draw:polygon draw:style-name="gr31" draw:text-style-name="P9" draw:layer="layout" svg:width="0.026cm" svg:height="0.38cm" svg:x="29.607cm" svg:y="12.599cm" svg:viewBox="0 0 27 381" draw:points="0,381 27,381 27,0 0,0">
          <text:p/>
        </draw:polygon>
        <draw:polygon draw:style-name="gr30" draw:text-style-name="P8" draw:layer="layout" svg:width="0.026cm" svg:height="0.38cm" svg:x="29.635cm" svg:y="12.599cm" svg:viewBox="0 0 27 381" draw:points="0,381 27,381 27,0 0,0">
          <text:p/>
        </draw:polygon>
        <draw:polygon draw:style-name="gr30" draw:text-style-name="P8" draw:layer="layout" svg:width="0.026cm" svg:height="0.38cm" svg:x="29.66cm" svg:y="12.599cm" svg:viewBox="0 0 27 381" draw:points="0,381 27,381 27,0 0,0">
          <text:p/>
        </draw:polygon>
        <draw:polygon draw:style-name="gr30" draw:text-style-name="P8" draw:layer="layout" svg:width="0.026cm" svg:height="0.38cm" svg:x="29.686cm" svg:y="12.599cm" svg:viewBox="0 0 27 381" draw:points="0,381 27,381 27,0 0,0">
          <text:p/>
        </draw:polygon>
        <draw:polygon draw:style-name="gr30" draw:text-style-name="P8" draw:layer="layout" svg:width="0.026cm" svg:height="0.38cm" svg:x="29.712cm" svg:y="12.599cm" svg:viewBox="0 0 27 381" draw:points="0,381 27,381 27,0 0,0">
          <text:p/>
        </draw:polygon>
        <draw:polygon draw:style-name="gr32" draw:text-style-name="P10" draw:layer="layout" svg:width="0.026cm" svg:height="0.38cm" svg:x="29.739cm" svg:y="12.599cm" svg:viewBox="0 0 27 381" draw:points="0,381 27,381 27,0 0,0">
          <text:p/>
        </draw:polygon>
        <draw:polygon draw:style-name="gr31" draw:text-style-name="P9" draw:layer="layout" svg:width="0.026cm" svg:height="0.38cm" svg:x="29.765cm" svg:y="12.599cm" svg:viewBox="0 0 27 381" draw:points="0,381 27,381 27,0 0,0">
          <text:p/>
        </draw:polygon>
        <draw:polygon draw:style-name="gr30" draw:text-style-name="P8" draw:layer="layout" svg:width="0.026cm" svg:height="0.38cm" svg:x="29.791cm" svg:y="12.599cm" svg:viewBox="0 0 27 381" draw:points="0,381 27,381 27,0 0,0">
          <text:p/>
        </draw:polygon>
        <draw:polygon draw:style-name="gr30" draw:text-style-name="P8" draw:layer="layout" svg:width="0.027cm" svg:height="0.38cm" svg:x="29.817cm" svg:y="12.599cm" svg:viewBox="0 0 28 381" draw:points="0,381 28,381 28,0 0,0">
          <text:p/>
        </draw:polygon>
        <draw:polygon draw:style-name="gr31" draw:text-style-name="P9" draw:layer="layout" svg:width="0.026cm" svg:height="0.38cm" svg:x="29.844cm" svg:y="12.599cm" svg:viewBox="0 0 27 381" draw:points="0,381 27,381 27,0 0,0">
          <text:p/>
        </draw:polygon>
        <draw:polygon draw:style-name="gr31" draw:text-style-name="P9" draw:layer="layout" svg:width="0.026cm" svg:height="0.38cm" svg:x="29.87cm" svg:y="12.599cm" svg:viewBox="0 0 27 381" draw:points="0,381 27,381 27,0 0,0">
          <text:p/>
        </draw:polygon>
        <draw:polygon draw:style-name="gr32" draw:text-style-name="P10" draw:layer="layout" svg:width="0.027cm" svg:height="0.38cm" svg:x="29.896cm" svg:y="12.599cm" svg:viewBox="0 0 28 381" draw:points="0,381 28,381 28,0 0,0">
          <text:p/>
        </draw:polygon>
        <draw:polygon draw:style-name="gr32" draw:text-style-name="P10" draw:layer="layout" svg:width="0.026cm" svg:height="0.38cm" svg:x="29.923cm" svg:y="12.599cm" svg:viewBox="0 0 27 381" draw:points="0,381 27,381 27,0 0,0">
          <text:p/>
        </draw:polygon>
        <draw:polygon draw:style-name="gr32" draw:text-style-name="P10" draw:layer="layout" svg:width="0.026cm" svg:height="0.38cm" svg:x="29.949cm" svg:y="12.599cm" svg:viewBox="0 0 27 381" draw:points="0,381 27,381 27,0 0,0">
          <text:p/>
        </draw:polygon>
        <draw:polygon draw:style-name="gr32" draw:text-style-name="P10" draw:layer="layout" svg:width="0.026cm" svg:height="0.38cm" svg:x="29.975cm" svg:y="12.599cm" svg:viewBox="0 0 27 381" draw:points="0,381 27,381 27,0 0,0">
          <text:p/>
        </draw:polygon>
        <draw:polygon draw:style-name="gr31" draw:text-style-name="P9" draw:layer="layout" svg:width="0.026cm" svg:height="0.38cm" svg:x="30.028cm" svg:y="12.599cm" svg:viewBox="0 0 27 381" draw:points="0,381 27,381 27,0 0,0">
          <text:p/>
        </draw:polygon>
        <draw:polygon draw:style-name="gr32" draw:text-style-name="P10" draw:layer="layout" svg:width="0.026cm" svg:height="0.38cm" svg:x="30.054cm" svg:y="12.599cm" svg:viewBox="0 0 27 381" draw:points="0,381 27,381 27,0 0,0">
          <text:p/>
        </draw:polygon>
        <draw:polygon draw:style-name="gr29" draw:text-style-name="P7" draw:layer="layout" svg:width="0.026cm" svg:height="0.38cm" svg:x="30.08cm" svg:y="12.599cm" svg:viewBox="0 0 27 381" draw:points="0,381 27,381 27,0 0,0">
          <text:p/>
        </draw:polygon>
        <draw:polygon draw:style-name="gr29" draw:text-style-name="P7" draw:layer="layout" svg:width="0.026cm" svg:height="0.38cm" svg:x="30.106cm" svg:y="12.599cm" svg:viewBox="0 0 27 381" draw:points="0,381 27,381 27,0 0,0">
          <text:p/>
        </draw:polygon>
        <draw:polygon draw:style-name="gr30" draw:text-style-name="P8" draw:layer="layout" svg:width="0.026cm" svg:height="0.38cm" svg:x="30.133cm" svg:y="12.599cm" svg:viewBox="0 0 27 381" draw:points="0,381 27,381 27,0 0,0">
          <text:p/>
        </draw:polygon>
        <draw:polygon draw:style-name="gr31" draw:text-style-name="P9" draw:layer="layout" svg:width="0.026cm" svg:height="0.38cm" svg:x="30.159cm" svg:y="12.599cm" svg:viewBox="0 0 27 381" draw:points="0,381 27,381 27,0 0,0">
          <text:p/>
        </draw:polygon>
        <draw:polygon draw:style-name="gr29" draw:text-style-name="P7" draw:layer="layout" svg:width="0.026cm" svg:height="0.38cm" svg:x="30.185cm" svg:y="12.599cm" svg:viewBox="0 0 27 381" draw:points="0,381 27,381 27,0 0,0">
          <text:p/>
        </draw:polygon>
        <draw:polygon draw:style-name="gr31" draw:text-style-name="P9" draw:layer="layout" svg:width="0.027cm" svg:height="0.38cm" svg:x="30.211cm" svg:y="12.599cm" svg:viewBox="0 0 28 381" draw:points="0,381 28,381 28,0 0,0">
          <text:p/>
        </draw:polygon>
        <draw:polygon draw:style-name="gr29" draw:text-style-name="P7" draw:layer="layout" svg:width="0.026cm" svg:height="0.38cm" svg:x="30.238cm" svg:y="12.599cm" svg:viewBox="0 0 27 381" draw:points="0,381 27,381 27,0 0,0">
          <text:p/>
        </draw:polygon>
        <draw:polygon draw:style-name="gr30" draw:text-style-name="P8" draw:layer="layout" svg:width="0.026cm" svg:height="0.38cm" svg:x="30.264cm" svg:y="12.599cm" svg:viewBox="0 0 27 381" draw:points="0,381 27,381 27,0 0,0">
          <text:p/>
        </draw:polygon>
        <draw:polygon draw:style-name="gr30" draw:text-style-name="P8" draw:layer="layout" svg:width="0.027cm" svg:height="0.38cm" svg:x="30.29cm" svg:y="12.599cm" svg:viewBox="0 0 28 381" draw:points="0,381 28,381 28,0 0,0">
          <text:p/>
        </draw:polygon>
        <draw:polygon draw:style-name="gr31" draw:text-style-name="P9" draw:layer="layout" svg:width="0.026cm" svg:height="0.38cm" svg:x="30.317cm" svg:y="12.599cm" svg:viewBox="0 0 27 381" draw:points="0,381 27,381 27,0 0,0">
          <text:p/>
        </draw:polygon>
        <draw:polygon draw:style-name="gr31" draw:text-style-name="P9" draw:layer="layout" svg:width="0.026cm" svg:height="0.38cm" svg:x="30.343cm" svg:y="12.599cm" svg:viewBox="0 0 27 381" draw:points="0,381 27,381 27,0 0,0">
          <text:p/>
        </draw:polygon>
        <draw:polygon draw:style-name="gr31" draw:text-style-name="P9" draw:layer="layout" svg:width="0.026cm" svg:height="0.38cm" svg:x="30.369cm" svg:y="12.599cm" svg:viewBox="0 0 27 381" draw:points="0,381 27,381 27,0 0,0">
          <text:p/>
        </draw:polygon>
        <draw:polygon draw:style-name="gr29" draw:text-style-name="P7" draw:layer="layout" svg:width="0.026cm" svg:height="0.38cm" svg:x="30.396cm" svg:y="12.599cm" svg:viewBox="0 0 27 381" draw:points="0,381 27,381 27,0 0,0">
          <text:p/>
        </draw:polygon>
        <draw:polygon draw:style-name="gr31" draw:text-style-name="P9" draw:layer="layout" svg:width="0.026cm" svg:height="0.38cm" svg:x="30.422cm" svg:y="12.599cm" svg:viewBox="0 0 27 381" draw:points="0,381 27,381 27,0 0,0">
          <text:p/>
        </draw:polygon>
        <draw:polygon draw:style-name="gr31" draw:text-style-name="P9" draw:layer="layout" svg:width="0.026cm" svg:height="0.38cm" svg:x="30.448cm" svg:y="12.599cm" svg:viewBox="0 0 27 381" draw:points="0,381 27,381 27,0 0,0">
          <text:p/>
        </draw:polygon>
        <draw:polygon draw:style-name="gr29" draw:text-style-name="P7" draw:layer="layout" svg:width="0.026cm" svg:height="0.38cm" svg:x="30.475cm" svg:y="12.599cm" svg:viewBox="0 0 27 381" draw:points="0,381 27,381 27,0 0,0">
          <text:p/>
        </draw:polygon>
        <draw:polygon draw:style-name="gr29" draw:text-style-name="P7" draw:layer="layout" svg:width="0.026cm" svg:height="0.38cm" svg:x="30.501cm" svg:y="12.599cm" svg:viewBox="0 0 27 381" draw:points="0,381 27,381 27,0 0,0">
          <text:p/>
        </draw:polygon>
        <draw:polygon draw:style-name="gr31" draw:text-style-name="P9" draw:layer="layout" svg:width="0.026cm" svg:height="0.38cm" svg:x="30.527cm" svg:y="12.599cm" svg:viewBox="0 0 27 381" draw:points="0,381 27,381 27,0 0,0">
          <text:p/>
        </draw:polygon>
        <draw:polygon draw:style-name="gr31" draw:text-style-name="P9" draw:layer="layout" svg:width="0.026cm" svg:height="0.38cm" svg:x="30.553cm" svg:y="12.599cm" svg:viewBox="0 0 27 381" draw:points="0,381 27,381 27,0 0,0">
          <text:p/>
        </draw:polygon>
        <draw:polygon draw:style-name="gr30" draw:text-style-name="P8" draw:layer="layout" svg:width="0.027cm" svg:height="0.38cm" svg:x="30.579cm" svg:y="12.599cm" svg:viewBox="0 0 28 381" draw:points="0,381 28,381 28,0 0,0">
          <text:p/>
        </draw:polygon>
        <draw:polygon draw:style-name="gr31" draw:text-style-name="P9" draw:layer="layout" svg:width="0.026cm" svg:height="0.38cm" svg:x="30.606cm" svg:y="12.599cm" svg:viewBox="0 0 27 381" draw:points="0,381 27,381 27,0 0,0">
          <text:p/>
        </draw:polygon>
        <draw:polygon draw:style-name="gr31" draw:text-style-name="P9" draw:layer="layout" svg:width="0.026cm" svg:height="0.38cm" svg:x="30.632cm" svg:y="12.599cm" svg:viewBox="0 0 27 381" draw:points="0,381 27,381 27,0 0,0">
          <text:p/>
        </draw:polygon>
        <draw:polygon draw:style-name="gr29" draw:text-style-name="P7" draw:layer="layout" svg:width="0.026cm" svg:height="0.38cm" svg:x="30.658cm" svg:y="12.599cm" svg:viewBox="0 0 27 381" draw:points="0,381 27,381 27,0 0,0">
          <text:p/>
        </draw:polygon>
        <draw:polygon draw:style-name="gr30" draw:text-style-name="P8" draw:layer="layout" svg:width="0.026cm" svg:height="0.38cm" svg:x="30.685cm" svg:y="12.599cm" svg:viewBox="0 0 27 381" draw:points="0,381 27,381 27,0 0,0">
          <text:p/>
        </draw:polygon>
        <draw:polygon draw:style-name="gr31" draw:text-style-name="P9" draw:layer="layout" svg:width="0.026cm" svg:height="0.38cm" svg:x="30.711cm" svg:y="12.599cm" svg:viewBox="0 0 27 381" draw:points="0,381 27,381 27,0 0,0">
          <text:p/>
        </draw:polygon>
        <draw:polygon draw:style-name="gr32" draw:text-style-name="P10" draw:layer="layout" svg:width="0.026cm" svg:height="0.38cm" svg:x="30.737cm" svg:y="12.599cm" svg:viewBox="0 0 27 381" draw:points="0,381 27,381 27,0 0,0">
          <text:p/>
        </draw:polygon>
        <draw:polygon draw:style-name="gr31" draw:text-style-name="P9" draw:layer="layout" svg:width="0.026cm" svg:height="0.38cm" svg:x="30.763cm" svg:y="12.599cm" svg:viewBox="0 0 27 381" draw:points="0,381 27,381 27,0 0,0">
          <text:p/>
        </draw:polygon>
        <draw:polygon draw:style-name="gr31" draw:text-style-name="P9" draw:layer="layout" svg:width="0.026cm" svg:height="0.38cm" svg:x="30.79cm" svg:y="12.599cm" svg:viewBox="0 0 27 381" draw:points="0,381 27,381 27,0 0,0">
          <text:p/>
        </draw:polygon>
        <draw:polygon draw:style-name="gr31" draw:text-style-name="P9" draw:layer="layout" svg:width="0.026cm" svg:height="0.38cm" svg:x="30.816cm" svg:y="12.599cm" svg:viewBox="0 0 27 381" draw:points="0,381 27,381 27,0 0,0">
          <text:p/>
        </draw:polygon>
        <draw:polygon draw:style-name="gr31" draw:text-style-name="P9" draw:layer="layout" svg:width="0.026cm" svg:height="0.38cm" svg:x="30.842cm" svg:y="12.599cm" svg:viewBox="0 0 27 381" draw:points="0,381 27,381 27,0 0,0">
          <text:p/>
        </draw:polygon>
        <draw:polygon draw:style-name="gr31" draw:text-style-name="P9" draw:layer="layout" svg:width="0.026cm" svg:height="0.38cm" svg:x="30.868cm" svg:y="12.599cm" svg:viewBox="0 0 27 381" draw:points="0,381 27,381 27,0 0,0">
          <text:p/>
        </draw:polygon>
        <draw:polygon draw:style-name="gr30" draw:text-style-name="P8" draw:layer="layout" svg:width="0.026cm" svg:height="0.38cm" svg:x="30.895cm" svg:y="12.599cm" svg:viewBox="0 0 27 381" draw:points="0,381 27,381 27,0 0,0">
          <text:p/>
        </draw:polygon>
        <draw:polygon draw:style-name="gr30" draw:text-style-name="P8" draw:layer="layout" svg:width="0.026cm" svg:height="0.38cm" svg:x="30.921cm" svg:y="12.599cm" svg:viewBox="0 0 27 381" draw:points="0,381 27,381 27,0 0,0">
          <text:p/>
        </draw:polygon>
        <draw:polygon draw:style-name="gr32" draw:text-style-name="P10" draw:layer="layout" svg:width="0.026cm" svg:height="0.38cm" svg:x="30.947cm" svg:y="12.599cm" svg:viewBox="0 0 27 381" draw:points="0,381 27,381 27,0 0,0">
          <text:p/>
        </draw:polygon>
        <draw:polygon draw:style-name="gr31" draw:text-style-name="P9" draw:layer="layout" svg:width="0.027cm" svg:height="0.38cm" svg:x="30.973cm" svg:y="12.599cm" svg:viewBox="0 0 28 381" draw:points="0,381 28,381 28,0 0,0">
          <text:p/>
        </draw:polygon>
        <draw:polygon draw:style-name="gr30" draw:text-style-name="P8" draw:layer="layout" svg:width="0.026cm" svg:height="0.38cm" svg:x="31cm" svg:y="12.599cm" svg:viewBox="0 0 27 381" draw:points="0,381 27,381 27,0 0,0">
          <text:p/>
        </draw:polygon>
        <draw:polygon draw:style-name="gr30" draw:text-style-name="P8" draw:layer="layout" svg:width="0.026cm" svg:height="0.38cm" svg:x="31.026cm" svg:y="12.599cm" svg:viewBox="0 0 27 381" draw:points="0,381 27,381 27,0 0,0">
          <text:p/>
        </draw:polygon>
        <draw:polygon draw:style-name="gr31" draw:text-style-name="P9" draw:layer="layout" svg:width="0.026cm" svg:height="0.38cm" svg:x="31.052cm" svg:y="12.599cm" svg:viewBox="0 0 27 381" draw:points="0,381 27,381 27,0 0,0">
          <text:p/>
        </draw:polygon>
        <draw:polygon draw:style-name="gr30" draw:text-style-name="P8" draw:layer="layout" svg:width="0.026cm" svg:height="0.38cm" svg:x="31.079cm" svg:y="12.599cm" svg:viewBox="0 0 27 381" draw:points="0,381 27,381 27,0 0,0">
          <text:p/>
        </draw:polygon>
        <draw:polygon draw:style-name="gr31" draw:text-style-name="P9" draw:layer="layout" svg:width="0.026cm" svg:height="0.38cm" svg:x="31.105cm" svg:y="12.599cm" svg:viewBox="0 0 27 381" draw:points="0,381 27,381 27,0 0,0">
          <text:p/>
        </draw:polygon>
        <draw:polygon draw:style-name="gr31" draw:text-style-name="P9" draw:layer="layout" svg:width="0.026cm" svg:height="0.38cm" svg:x="31.131cm" svg:y="12.599cm" svg:viewBox="0 0 27 381" draw:points="0,381 27,381 27,0 0,0">
          <text:p/>
        </draw:polygon>
        <draw:polygon draw:style-name="gr30" draw:text-style-name="P8" draw:layer="layout" svg:width="0.026cm" svg:height="0.38cm" svg:x="31.157cm" svg:y="12.599cm" svg:viewBox="0 0 27 381" draw:points="0,381 27,381 27,0 0,0">
          <text:p/>
        </draw:polygon>
        <draw:polygon draw:style-name="gr31" draw:text-style-name="P9" draw:layer="layout" svg:width="0.026cm" svg:height="0.38cm" svg:x="31.184cm" svg:y="12.599cm" svg:viewBox="0 0 27 381" draw:points="0,381 27,381 27,0 0,0">
          <text:p/>
        </draw:polygon>
        <draw:polygon draw:style-name="gr29" draw:text-style-name="P7" draw:layer="layout" svg:width="0.026cm" svg:height="0.38cm" svg:x="31.21cm" svg:y="12.599cm" svg:viewBox="0 0 27 381" draw:points="0,381 27,381 27,0 0,0">
          <text:p/>
        </draw:polygon>
        <draw:polygon draw:style-name="gr30" draw:text-style-name="P8" draw:layer="layout" svg:width="0.026cm" svg:height="0.38cm" svg:x="31.236cm" svg:y="12.599cm" svg:viewBox="0 0 27 381" draw:points="0,381 27,381 27,0 0,0">
          <text:p/>
        </draw:polygon>
        <draw:polygon draw:style-name="gr31" draw:text-style-name="P9" draw:layer="layout" svg:width="0.026cm" svg:height="0.38cm" svg:x="31.262cm" svg:y="12.599cm" svg:viewBox="0 0 27 381" draw:points="0,381 27,381 27,0 0,0">
          <text:p/>
        </draw:polygon>
        <draw:polygon draw:style-name="gr30" draw:text-style-name="P8" draw:layer="layout" svg:width="0.026cm" svg:height="0.38cm" svg:x="31.289cm" svg:y="12.599cm" svg:viewBox="0 0 27 381" draw:points="0,381 27,381 27,0 0,0">
          <text:p/>
        </draw:polygon>
        <draw:polygon draw:style-name="gr31" draw:text-style-name="P9" draw:layer="layout" svg:width="0.026cm" svg:height="0.38cm" svg:x="31.316cm" svg:y="12.599cm" svg:viewBox="0 0 27 381" draw:points="0,381 27,381 27,0 0,0">
          <text:p/>
        </draw:polygon>
        <draw:polygon draw:style-name="gr31" draw:text-style-name="P9" draw:layer="layout" svg:width="0.027cm" svg:height="0.38cm" svg:x="31.341cm" svg:y="12.599cm" svg:viewBox="0 0 28 381" draw:points="0,381 28,381 28,0 0,0">
          <text:p/>
        </draw:polygon>
        <draw:polygon draw:style-name="gr30" draw:text-style-name="P8" draw:layer="layout" svg:width="0.026cm" svg:height="0.38cm" svg:x="31.368cm" svg:y="12.599cm" svg:viewBox="0 0 27 381" draw:points="0,381 27,381 27,0 0,0">
          <text:p/>
        </draw:polygon>
        <draw:polygon draw:style-name="gr32" draw:text-style-name="P10" draw:layer="layout" svg:width="0.026cm" svg:height="0.38cm" svg:x="31.394cm" svg:y="12.599cm" svg:viewBox="0 0 27 381" draw:points="0,381 27,381 27,0 0,0">
          <text:p/>
        </draw:polygon>
        <draw:polygon draw:style-name="gr30" draw:text-style-name="P8" draw:layer="layout" svg:width="0.026cm" svg:height="0.38cm" svg:x="31.42cm" svg:y="12.599cm" svg:viewBox="0 0 27 381" draw:points="0,381 27,381 27,0 0,0">
          <text:p/>
        </draw:polygon>
        <draw:polygon draw:style-name="gr30" draw:text-style-name="P8" draw:layer="layout" svg:width="0.026cm" svg:height="0.38cm" svg:x="31.446cm" svg:y="12.599cm" svg:viewBox="0 0 27 381" draw:points="0,381 27,381 27,0 0,0">
          <text:p/>
        </draw:polygon>
        <draw:polygon draw:style-name="gr30" draw:text-style-name="P8" draw:layer="layout" svg:width="0.026cm" svg:height="0.38cm" svg:x="31.473cm" svg:y="12.599cm" svg:viewBox="0 0 27 381" draw:points="0,381 27,381 27,0 0,0">
          <text:p/>
        </draw:polygon>
        <draw:polygon draw:style-name="gr30" draw:text-style-name="P8" draw:layer="layout" svg:width="0.026cm" svg:height="0.38cm" svg:x="31.499cm" svg:y="12.599cm" svg:viewBox="0 0 27 381" draw:points="0,381 27,381 27,0 0,0">
          <text:p/>
        </draw:polygon>
        <draw:polygon draw:style-name="gr32" draw:text-style-name="P10" draw:layer="layout" svg:width="0.026cm" svg:height="0.38cm" svg:x="31.525cm" svg:y="12.599cm" svg:viewBox="0 0 27 381" draw:points="0,381 27,381 27,0 0,0">
          <text:p/>
        </draw:polygon>
        <draw:polygon draw:style-name="gr30" draw:text-style-name="P8" draw:layer="layout" svg:width="0.026cm" svg:height="0.38cm" svg:x="31.551cm" svg:y="12.599cm" svg:viewBox="0 0 27 381" draw:points="0,381 27,381 27,0 0,0">
          <text:p/>
        </draw:polygon>
        <draw:polygon draw:style-name="gr29" draw:text-style-name="P7" draw:layer="layout" svg:width="0.026cm" svg:height="0.38cm" svg:x="31.578cm" svg:y="12.599cm" svg:viewBox="0 0 27 381" draw:points="0,381 27,381 27,0 0,0">
          <text:p/>
        </draw:polygon>
        <draw:polygon draw:style-name="gr29" draw:text-style-name="P7" draw:layer="layout" svg:width="0.026cm" svg:height="0.38cm" svg:x="31.604cm" svg:y="12.599cm" svg:viewBox="0 0 27 381" draw:points="0,381 27,381 27,0 0,0">
          <text:p/>
        </draw:polygon>
        <draw:polygon draw:style-name="gr29" draw:text-style-name="P7" draw:layer="layout" svg:width="0.026cm" svg:height="0.38cm" svg:x="31.63cm" svg:y="12.599cm" svg:viewBox="0 0 27 381" draw:points="0,381 27,381 27,0 0,0">
          <text:p/>
        </draw:polygon>
        <draw:polygon draw:style-name="gr32" draw:text-style-name="P10" draw:layer="layout" svg:width="0.027cm" svg:height="0.38cm" svg:x="31.656cm" svg:y="12.599cm" svg:viewBox="0 0 28 381" draw:points="0,381 28,381 28,0 0,0">
          <text:p/>
        </draw:polygon>
        <draw:polygon draw:style-name="gr31" draw:text-style-name="P9" draw:layer="layout" svg:width="0.026cm" svg:height="0.38cm" svg:x="31.683cm" svg:y="12.599cm" svg:viewBox="0 0 27 381" draw:points="0,381 27,381 27,0 0,0">
          <text:p/>
        </draw:polygon>
        <draw:polygon draw:style-name="gr30" draw:text-style-name="P8" draw:layer="layout" svg:width="0.026cm" svg:height="0.38cm" svg:x="31.709cm" svg:y="12.599cm" svg:viewBox="0 0 27 381" draw:points="0,381 27,381 27,0 0,0">
          <text:p/>
        </draw:polygon>
        <draw:polygon draw:style-name="gr29" draw:text-style-name="P7" draw:layer="layout" svg:width="0.027cm" svg:height="0.38cm" svg:x="31.735cm" svg:y="12.599cm" svg:viewBox="0 0 28 381" draw:points="0,381 28,381 28,0 0,0">
          <text:p/>
        </draw:polygon>
        <draw:polygon draw:style-name="gr32" draw:text-style-name="P10" draw:layer="layout" svg:width="0.026cm" svg:height="0.38cm" svg:x="31.763cm" svg:y="12.599cm" svg:viewBox="0 0 27 381" draw:points="0,381 27,381 27,0 0,0">
          <text:p/>
        </draw:polygon>
        <draw:polygon draw:style-name="gr30" draw:text-style-name="P8" draw:layer="layout" svg:width="0.026cm" svg:height="0.38cm" svg:x="31.788cm" svg:y="12.599cm" svg:viewBox="0 0 27 381" draw:points="0,381 27,381 27,0 0,0">
          <text:p/>
        </draw:polygon>
        <draw:polygon draw:style-name="gr31" draw:text-style-name="P9" draw:layer="layout" svg:width="0.026cm" svg:height="0.38cm" svg:x="31.814cm" svg:y="12.599cm" svg:viewBox="0 0 27 381" draw:points="0,381 27,381 27,0 0,0">
          <text:p/>
        </draw:polygon>
        <draw:polygon draw:style-name="gr31" draw:text-style-name="P9" draw:layer="layout" svg:width="0.026cm" svg:height="0.38cm" svg:x="31.841cm" svg:y="12.599cm" svg:viewBox="0 0 27 381" draw:points="0,381 27,381 27,0 0,0">
          <text:p/>
        </draw:polygon>
        <draw:polygon draw:style-name="gr32" draw:text-style-name="P10" draw:layer="layout" svg:width="0.026cm" svg:height="0.38cm" svg:x="31.867cm" svg:y="12.599cm" svg:viewBox="0 0 27 381" draw:points="0,381 27,381 27,0 0,0">
          <text:p/>
        </draw:polygon>
        <draw:polygon draw:style-name="gr31" draw:text-style-name="P9" draw:layer="layout" svg:width="0.026cm" svg:height="0.38cm" svg:x="31.893cm" svg:y="12.599cm" svg:viewBox="0 0 27 381" draw:points="0,381 27,381 27,0 0,0">
          <text:p/>
        </draw:polygon>
        <draw:polygon draw:style-name="gr31" draw:text-style-name="P9" draw:layer="layout" svg:width="0.026cm" svg:height="0.38cm" svg:x="31.919cm" svg:y="12.599cm" svg:viewBox="0 0 27 381" draw:points="0,381 27,381 27,0 0,0">
          <text:p/>
        </draw:polygon>
        <draw:polygon draw:style-name="gr31" draw:text-style-name="P9" draw:layer="layout" svg:width="0.026cm" svg:height="0.38cm" svg:x="31.945cm" svg:y="12.599cm" svg:viewBox="0 0 27 381" draw:points="0,381 27,381 27,0 0,0">
          <text:p/>
        </draw:polygon>
        <draw:polygon draw:style-name="gr31" draw:text-style-name="P9" draw:layer="layout" svg:width="0.026cm" svg:height="0.38cm" svg:x="31.972cm" svg:y="12.599cm" svg:viewBox="0 0 27 381" draw:points="0,381 27,381 27,0 0,0">
          <text:p/>
        </draw:polygon>
        <draw:polygon draw:style-name="gr30" draw:text-style-name="P8" draw:layer="layout" svg:width="0.026cm" svg:height="0.38cm" svg:x="31.998cm" svg:y="12.599cm" svg:viewBox="0 0 27 381" draw:points="0,381 27,381 27,0 0,0">
          <text:p/>
        </draw:polygon>
        <draw:polygon draw:style-name="gr32" draw:text-style-name="P10" draw:layer="layout" svg:width="0.026cm" svg:height="0.38cm" svg:x="32.024cm" svg:y="12.599cm" svg:viewBox="0 0 27 381" draw:points="0,381 27,381 27,0 0,0">
          <text:p/>
        </draw:polygon>
        <draw:polygon draw:style-name="gr32" draw:text-style-name="P10" draw:layer="layout" svg:width="0.027cm" svg:height="0.38cm" svg:x="32.05cm" svg:y="12.599cm" svg:viewBox="0 0 28 381" draw:points="0,381 28,381 28,0 0,0">
          <text:p/>
        </draw:polygon>
        <draw:polygon draw:style-name="gr30" draw:text-style-name="P8" draw:layer="layout" svg:width="0.026cm" svg:height="0.38cm" svg:x="32.077cm" svg:y="12.599cm" svg:viewBox="0 0 27 381" draw:points="0,381 27,381 27,0 0,0">
          <text:p/>
        </draw:polygon>
        <draw:polygon draw:style-name="gr30" draw:text-style-name="P8" draw:layer="layout" svg:width="0.026cm" svg:height="0.38cm" svg:x="32.103cm" svg:y="12.599cm" svg:viewBox="0 0 27 381" draw:points="0,381 27,381 27,0 0,0">
          <text:p/>
        </draw:polygon>
        <draw:polygon draw:style-name="gr31" draw:text-style-name="P9" draw:layer="layout" svg:width="0.026cm" svg:height="0.38cm" svg:x="32.13cm" svg:y="12.599cm" svg:viewBox="0 0 27 381" draw:points="0,381 27,381 27,0 0,0">
          <text:p/>
        </draw:polygon>
        <draw:polygon draw:style-name="gr29" draw:text-style-name="P7" draw:layer="layout" svg:width="0.026cm" svg:height="0.38cm" svg:x="32.156cm" svg:y="12.599cm" svg:viewBox="0 0 27 381" draw:points="0,381 27,381 27,0 0,0">
          <text:p/>
        </draw:polygon>
        <draw:polygon draw:style-name="gr31" draw:text-style-name="P9" draw:layer="layout" svg:width="0.026cm" svg:height="0.38cm" svg:x="32.182cm" svg:y="12.599cm" svg:viewBox="0 0 27 381" draw:points="0,381 27,381 27,0 0,0">
          <text:p/>
        </draw:polygon>
        <draw:polygon draw:style-name="gr30" draw:text-style-name="P8" draw:layer="layout" svg:width="0.026cm" svg:height="0.38cm" svg:x="32.208cm" svg:y="12.599cm" svg:viewBox="0 0 27 381" draw:points="0,381 27,381 27,0 0,0">
          <text:p/>
        </draw:polygon>
        <draw:polygon draw:style-name="gr31" draw:text-style-name="P9" draw:layer="layout" svg:width="0.026cm" svg:height="0.38cm" svg:x="32.235cm" svg:y="12.599cm" svg:viewBox="0 0 27 381" draw:points="0,381 27,381 27,0 0,0">
          <text:p/>
        </draw:polygon>
        <draw:polygon draw:style-name="gr32" draw:text-style-name="P10" draw:layer="layout" svg:width="0.026cm" svg:height="0.38cm" svg:x="32.261cm" svg:y="12.599cm" svg:viewBox="0 0 27 381" draw:points="0,381 27,381 27,0 0,0">
          <text:p/>
        </draw:polygon>
        <draw:polygon draw:style-name="gr32" draw:text-style-name="P10" draw:layer="layout" svg:width="0.026cm" svg:height="0.38cm" svg:x="32.287cm" svg:y="12.599cm" svg:viewBox="0 0 27 381" draw:points="0,381 27,381 27,0 0,0">
          <text:p/>
        </draw:polygon>
        <draw:polygon draw:style-name="gr30" draw:text-style-name="P8" draw:layer="layout" svg:width="0.026cm" svg:height="0.38cm" svg:x="32.313cm" svg:y="12.599cm" svg:viewBox="0 0 27 381" draw:points="0,381 27,381 27,0 0,0">
          <text:p/>
        </draw:polygon>
        <draw:polygon draw:style-name="gr30" draw:text-style-name="P8" draw:layer="layout" svg:width="0.026cm" svg:height="0.38cm" svg:x="32.34cm" svg:y="12.599cm" svg:viewBox="0 0 27 381" draw:points="0,381 27,381 27,0 0,0">
          <text:p/>
        </draw:polygon>
        <draw:polygon draw:style-name="gr29" draw:text-style-name="P7" draw:layer="layout" svg:width="0.026cm" svg:height="0.38cm" svg:x="32.366cm" svg:y="12.599cm" svg:viewBox="0 0 27 381" draw:points="0,381 27,381 27,0 0,0">
          <text:p/>
        </draw:polygon>
        <draw:polygon draw:style-name="gr30" draw:text-style-name="P8" draw:layer="layout" svg:width="0.026cm" svg:height="0.38cm" svg:x="32.392cm" svg:y="12.599cm" svg:viewBox="0 0 27 381" draw:points="0,381 27,381 27,0 0,0">
          <text:p/>
        </draw:polygon>
        <draw:polygon draw:style-name="gr31" draw:text-style-name="P9" draw:layer="layout" svg:width="0.027cm" svg:height="0.38cm" svg:x="32.418cm" svg:y="12.599cm" svg:viewBox="0 0 28 381" draw:points="0,381 28,381 28,0 0,0">
          <text:p/>
        </draw:polygon>
        <draw:polygon draw:style-name="gr31" draw:text-style-name="P9" draw:layer="layout" svg:width="0.026cm" svg:height="0.38cm" svg:x="32.445cm" svg:y="12.599cm" svg:viewBox="0 0 27 381" draw:points="0,381 27,381 27,0 0,0">
          <text:p/>
        </draw:polygon>
        <draw:polygon draw:style-name="gr31" draw:text-style-name="P9" draw:layer="layout" svg:width="0.026cm" svg:height="0.38cm" svg:x="32.471cm" svg:y="12.599cm" svg:viewBox="0 0 27 381" draw:points="0,381 27,381 27,0 0,0">
          <text:p/>
        </draw:polygon>
        <draw:polygon draw:style-name="gr30" draw:text-style-name="P8" draw:layer="layout" svg:width="0.026cm" svg:height="0.38cm" svg:x="32.497cm" svg:y="12.599cm" svg:viewBox="0 0 27 381" draw:points="0,381 27,381 27,0 0,0">
          <text:p/>
        </draw:polygon>
        <draw:polygon draw:style-name="gr31" draw:text-style-name="P9" draw:layer="layout" svg:width="0.026cm" svg:height="0.38cm" svg:x="32.524cm" svg:y="12.599cm" svg:viewBox="0 0 27 381" draw:points="0,381 27,381 27,0 0,0">
          <text:p/>
        </draw:polygon>
        <draw:polygon draw:style-name="gr32" draw:text-style-name="P10" draw:layer="layout" svg:width="0.026cm" svg:height="0.38cm" svg:x="32.55cm" svg:y="12.599cm" svg:viewBox="0 0 27 381" draw:points="0,381 27,381 27,0 0,0">
          <text:p/>
        </draw:polygon>
        <draw:polygon draw:style-name="gr32" draw:text-style-name="P10" draw:layer="layout" svg:width="0.026cm" svg:height="0.38cm" svg:x="32.576cm" svg:y="12.599cm" svg:viewBox="0 0 27 381" draw:points="0,381 27,381 27,0 0,0">
          <text:p/>
        </draw:polygon>
        <draw:polygon draw:style-name="gr31" draw:text-style-name="P9" draw:layer="layout" svg:width="0.026cm" svg:height="0.38cm" svg:x="32.603cm" svg:y="12.599cm" svg:viewBox="0 0 27 381" draw:points="0,381 27,381 27,0 0,0">
          <text:p/>
        </draw:polygon>
        <draw:polygon draw:style-name="gr32" draw:text-style-name="P10" draw:layer="layout" svg:width="0.026cm" svg:height="0.38cm" svg:x="32.629cm" svg:y="12.599cm" svg:viewBox="0 0 27 381" draw:points="0,381 27,381 27,0 0,0">
          <text:p/>
        </draw:polygon>
        <draw:polygon draw:style-name="gr29" draw:text-style-name="P7" draw:layer="layout" svg:width="0.026cm" svg:height="0.38cm" svg:x="32.655cm" svg:y="12.599cm" svg:viewBox="0 0 27 381" draw:points="0,381 27,381 27,0 0,0">
          <text:p/>
        </draw:polygon>
        <draw:polygon draw:style-name="gr32" draw:text-style-name="P10" draw:layer="layout" svg:width="0.026cm" svg:height="0.38cm" svg:x="32.681cm" svg:y="12.599cm" svg:viewBox="0 0 27 381" draw:points="0,381 27,381 27,0 0,0">
          <text:p/>
        </draw:polygon>
        <draw:polygon draw:style-name="gr32" draw:text-style-name="P10" draw:layer="layout" svg:width="0.026cm" svg:height="0.38cm" svg:x="32.707cm" svg:y="12.599cm" svg:viewBox="0 0 27 381" draw:points="0,381 27,381 27,0 0,0">
          <text:p/>
        </draw:polygon>
        <draw:polygon draw:style-name="gr31" draw:text-style-name="P9" draw:layer="layout" svg:width="0.026cm" svg:height="0.38cm" svg:x="32.734cm" svg:y="12.599cm" svg:viewBox="0 0 27 381" draw:points="0,381 27,381 27,0 0,0">
          <text:p/>
        </draw:polygon>
        <draw:polygon draw:style-name="gr32" draw:text-style-name="P10" draw:layer="layout" svg:width="0.026cm" svg:height="0.38cm" svg:x="32.76cm" svg:y="12.599cm" svg:viewBox="0 0 27 381" draw:points="0,381 27,381 27,0 0,0">
          <text:p/>
        </draw:polygon>
        <draw:polygon draw:style-name="gr30" draw:text-style-name="P8" draw:layer="layout" svg:width="0.026cm" svg:height="0.38cm" svg:x="32.786cm" svg:y="12.599cm" svg:viewBox="0 0 27 381" draw:points="0,381 27,381 27,0 0,0">
          <text:p/>
        </draw:polygon>
        <draw:polygon draw:style-name="gr30" draw:text-style-name="P8" draw:layer="layout" svg:width="0.027cm" svg:height="0.38cm" svg:x="32.812cm" svg:y="12.599cm" svg:viewBox="0 0 28 381" draw:points="0,381 28,381 28,0 0,0">
          <text:p/>
        </draw:polygon>
        <draw:polygon draw:style-name="gr32" draw:text-style-name="P10" draw:layer="layout" svg:width="0.026cm" svg:height="0.38cm" svg:x="32.839cm" svg:y="12.599cm" svg:viewBox="0 0 27 381" draw:points="0,381 27,381 27,0 0,0">
          <text:p/>
        </draw:polygon>
        <draw:polygon draw:style-name="gr30" draw:text-style-name="P8" draw:layer="layout" svg:width="0.026cm" svg:height="0.38cm" svg:x="32.865cm" svg:y="12.599cm" svg:viewBox="0 0 27 381" draw:points="0,381 27,381 27,0 0,0">
          <text:p/>
        </draw:polygon>
        <draw:polygon draw:style-name="gr31" draw:text-style-name="P9" draw:layer="layout" svg:width="0.026cm" svg:height="0.38cm" svg:x="32.891cm" svg:y="12.599cm" svg:viewBox="0 0 27 381" draw:points="0,381 27,381 27,0 0,0">
          <text:p/>
        </draw:polygon>
        <draw:polygon draw:style-name="gr32" draw:text-style-name="P10" draw:layer="layout" svg:width="0.026cm" svg:height="0.38cm" svg:x="32.918cm" svg:y="12.599cm" svg:viewBox="0 0 27 381" draw:points="0,381 27,381 27,0 0,0">
          <text:p/>
        </draw:polygon>
        <draw:polygon draw:style-name="gr30" draw:text-style-name="P8" draw:layer="layout" svg:width="0.026cm" svg:height="0.38cm" svg:x="32.944cm" svg:y="12.599cm" svg:viewBox="0 0 27 381" draw:points="0,381 27,381 27,0 0,0">
          <text:p/>
        </draw:polygon>
        <draw:polygon draw:style-name="gr30" draw:text-style-name="P8" draw:layer="layout" svg:width="0.026cm" svg:height="0.38cm" svg:x="32.97cm" svg:y="12.599cm" svg:viewBox="0 0 27 381" draw:points="0,381 27,381 27,0 0,0">
          <text:p/>
        </draw:polygon>
        <draw:polygon draw:style-name="gr31" draw:text-style-name="P9" draw:layer="layout" svg:width="0.026cm" svg:height="0.38cm" svg:x="32.996cm" svg:y="12.599cm" svg:viewBox="0 0 27 381" draw:points="0,381 27,381 27,0 0,0">
          <text:p/>
        </draw:polygon>
        <draw:polygon draw:style-name="gr29" draw:text-style-name="P7" draw:layer="layout" svg:width="0.026cm" svg:height="0.38cm" svg:x="33.023cm" svg:y="12.599cm" svg:viewBox="0 0 27 381" draw:points="0,381 27,381 27,0 0,0">
          <text:p/>
        </draw:polygon>
        <draw:polygon draw:style-name="gr30" draw:text-style-name="P8" draw:layer="layout" svg:width="0.026cm" svg:height="0.38cm" svg:x="33.049cm" svg:y="12.599cm" svg:viewBox="0 0 27 381" draw:points="0,381 27,381 27,0 0,0">
          <text:p/>
        </draw:polygon>
        <draw:polygon draw:style-name="gr29" draw:text-style-name="P7" draw:layer="layout" svg:width="0.026cm" svg:height="0.38cm" svg:x="33.075cm" svg:y="12.599cm" svg:viewBox="0 0 27 381" draw:points="0,381 27,381 27,0 0,0">
          <text:p/>
        </draw:polygon>
        <draw:polygon draw:style-name="gr30" draw:text-style-name="P8" draw:layer="layout" svg:width="0.027cm" svg:height="0.38cm" svg:x="33.101cm" svg:y="12.599cm" svg:viewBox="0 0 28 381" draw:points="0,381 28,381 28,0 0,0">
          <text:p/>
        </draw:polygon>
        <draw:polygon draw:style-name="gr32" draw:text-style-name="P10" draw:layer="layout" svg:width="0.026cm" svg:height="0.38cm" svg:x="33.128cm" svg:y="12.599cm" svg:viewBox="0 0 27 381" draw:points="0,381 27,381 27,0 0,0">
          <text:p/>
        </draw:polygon>
        <draw:polygon draw:style-name="gr31" draw:text-style-name="P9" draw:layer="layout" svg:width="0.026cm" svg:height="0.38cm" svg:x="33.154cm" svg:y="12.599cm" svg:viewBox="0 0 27 381" draw:points="0,381 27,381 27,0 0,0">
          <text:p/>
        </draw:polygon>
        <draw:polygon draw:style-name="gr31" draw:text-style-name="P9" draw:layer="layout" svg:width="0.027cm" svg:height="0.38cm" svg:x="33.18cm" svg:y="12.599cm" svg:viewBox="0 0 28 381" draw:points="0,381 28,381 28,0 0,0">
          <text:p/>
        </draw:polygon>
        <draw:polygon draw:style-name="gr31" draw:text-style-name="P9" draw:layer="layout" svg:width="0.026cm" svg:height="0.38cm" svg:x="33.207cm" svg:y="12.599cm" svg:viewBox="0 0 27 381" draw:points="0,381 27,381 27,0 0,0">
          <text:p/>
        </draw:polygon>
        <draw:polygon draw:style-name="gr30" draw:text-style-name="P8" draw:layer="layout" svg:width="0.026cm" svg:height="0.38cm" svg:x="33.233cm" svg:y="12.599cm" svg:viewBox="0 0 27 381" draw:points="0,381 27,381 27,0 0,0">
          <text:p/>
        </draw:polygon>
        <draw:polygon draw:style-name="gr30" draw:text-style-name="P8" draw:layer="layout" svg:width="0.026cm" svg:height="0.38cm" svg:x="33.259cm" svg:y="12.599cm" svg:viewBox="0 0 27 381" draw:points="0,381 27,381 27,0 0,0">
          <text:p/>
        </draw:polygon>
        <draw:polygon draw:style-name="gr32" draw:text-style-name="P10" draw:layer="layout" svg:width="0.026cm" svg:height="0.38cm" svg:x="33.286cm" svg:y="12.599cm" svg:viewBox="0 0 27 381" draw:points="0,381 27,381 27,0 0,0">
          <text:p/>
        </draw:polygon>
        <draw:polygon draw:style-name="gr30" draw:text-style-name="P8" draw:layer="layout" svg:width="0.026cm" svg:height="0.38cm" svg:x="33.312cm" svg:y="12.599cm" svg:viewBox="0 0 27 381" draw:points="0,381 27,381 27,0 0,0">
          <text:p/>
        </draw:polygon>
        <draw:polygon draw:style-name="gr31" draw:text-style-name="P9" draw:layer="layout" svg:width="0.026cm" svg:height="0.38cm" svg:x="33.338cm" svg:y="12.599cm" svg:viewBox="0 0 27 381" draw:points="0,381 27,381 27,0 0,0">
          <text:p/>
        </draw:polygon>
        <draw:polygon draw:style-name="gr32" draw:text-style-name="P10" draw:layer="layout" svg:width="0.026cm" svg:height="0.38cm" svg:x="33.364cm" svg:y="12.599cm" svg:viewBox="0 0 27 381" draw:points="0,381 27,381 27,0 0,0">
          <text:p/>
        </draw:polygon>
        <draw:polygon draw:style-name="gr30" draw:text-style-name="P8" draw:layer="layout" svg:width="0.026cm" svg:height="0.38cm" svg:x="33.39cm" svg:y="12.599cm" svg:viewBox="0 0 27 381" draw:points="0,381 27,381 27,0 0,0">
          <text:p/>
        </draw:polygon>
        <draw:polygon draw:style-name="gr29" draw:text-style-name="P7" draw:layer="layout" svg:width="0.026cm" svg:height="0.38cm" svg:x="33.417cm" svg:y="12.599cm" svg:viewBox="0 0 27 381" draw:points="0,381 27,381 27,0 0,0">
          <text:p/>
        </draw:polygon>
        <draw:polygon draw:style-name="gr30" draw:text-style-name="P8" draw:layer="layout" svg:width="0.026cm" svg:height="0.38cm" svg:x="33.444cm" svg:y="12.599cm" svg:viewBox="0 0 27 381" draw:points="0,381 27,381 27,0 0,0">
          <text:p/>
        </draw:polygon>
        <draw:polygon draw:style-name="gr30" draw:text-style-name="P8" draw:layer="layout" svg:width="0.026cm" svg:height="0.38cm" svg:x="33.469cm" svg:y="12.599cm" svg:viewBox="0 0 27 381" draw:points="0,381 27,381 27,0 0,0">
          <text:p/>
        </draw:polygon>
        <draw:polygon draw:style-name="gr30" draw:text-style-name="P8" draw:layer="layout" svg:width="0.027cm" svg:height="0.38cm" svg:x="33.495cm" svg:y="12.599cm" svg:viewBox="0 0 28 381" draw:points="0,381 28,381 28,0 0,0">
          <text:p/>
        </draw:polygon>
        <draw:polygon draw:style-name="gr31" draw:text-style-name="P9" draw:layer="layout" svg:width="0.026cm" svg:height="0.38cm" svg:x="33.522cm" svg:y="12.599cm" svg:viewBox="0 0 27 381" draw:points="0,381 27,381 27,0 0,0">
          <text:p/>
        </draw:polygon>
        <draw:polygon draw:style-name="gr30" draw:text-style-name="P8" draw:layer="layout" svg:width="0.026cm" svg:height="0.38cm" svg:x="33.548cm" svg:y="12.599cm" svg:viewBox="0 0 27 381" draw:points="0,381 27,381 27,0 0,0">
          <text:p/>
        </draw:polygon>
        <draw:polygon draw:style-name="gr30" draw:text-style-name="P8" draw:layer="layout" svg:width="0.028cm" svg:height="0.38cm" svg:x="33.574cm" svg:y="12.599cm" svg:viewBox="0 0 29 381" draw:points="0,381 29,381 29,0 0,0">
          <text:p/>
        </draw:polygon>
        <draw:polygon draw:style-name="gr32" draw:text-style-name="P10" draw:layer="layout" svg:width="0.026cm" svg:height="0.38cm" svg:x="33.601cm" svg:y="12.599cm" svg:viewBox="0 0 27 381" draw:points="0,381 27,381 27,0 0,0">
          <text:p/>
        </draw:polygon>
        <draw:polygon draw:style-name="gr30" draw:text-style-name="P8" draw:layer="layout" svg:width="0.026cm" svg:height="0.38cm" svg:x="33.627cm" svg:y="12.599cm" svg:viewBox="0 0 27 381" draw:points="0,381 27,381 27,0 0,0">
          <text:p/>
        </draw:polygon>
        <draw:polygon draw:style-name="gr31" draw:text-style-name="P9" draw:layer="layout" svg:width="0.026cm" svg:height="0.38cm" svg:x="33.653cm" svg:y="12.599cm" svg:viewBox="0 0 27 381" draw:points="0,381 27,381 27,0 0,0">
          <text:p/>
        </draw:polygon>
        <draw:polygon draw:style-name="gr29" draw:text-style-name="P7" draw:layer="layout" svg:width="0.026cm" svg:height="0.38cm" svg:x="33.68cm" svg:y="12.599cm" svg:viewBox="0 0 27 381" draw:points="0,381 27,381 27,0 0,0">
          <text:p/>
        </draw:polygon>
        <draw:polygon draw:style-name="gr30" draw:text-style-name="P8" draw:layer="layout" svg:width="0.026cm" svg:height="0.38cm" svg:x="33.706cm" svg:y="12.599cm" svg:viewBox="0 0 27 381" draw:points="0,381 27,381 27,0 0,0">
          <text:p/>
        </draw:polygon>
        <draw:polygon draw:style-name="gr30" draw:text-style-name="P8" draw:layer="layout" svg:width="0.026cm" svg:height="0.38cm" svg:x="33.732cm" svg:y="12.599cm" svg:viewBox="0 0 27 381" draw:points="0,381 27,381 27,0 0,0">
          <text:p/>
        </draw:polygon>
        <draw:polygon draw:style-name="gr32" draw:text-style-name="P10" draw:layer="layout" svg:width="0.026cm" svg:height="0.38cm" svg:x="33.784cm" svg:y="12.599cm" svg:viewBox="0 0 27 381" draw:points="0,381 27,381 27,0 0,0">
          <text:p/>
        </draw:polygon>
        <draw:polygon draw:style-name="gr31" draw:text-style-name="P9" draw:layer="layout" svg:width="0.026cm" svg:height="0.38cm" svg:x="33.811cm" svg:y="12.599cm" svg:viewBox="0 0 27 381" draw:points="0,381 27,381 27,0 0,0">
          <text:p/>
        </draw:polygon>
        <draw:polygon draw:style-name="gr30" draw:text-style-name="P8" draw:layer="layout" svg:width="0.026cm" svg:height="0.38cm" svg:x="33.837cm" svg:y="12.599cm" svg:viewBox="0 0 27 381" draw:points="0,381 27,381 27,0 0,0">
          <text:p/>
        </draw:polygon>
        <draw:polygon draw:style-name="gr30" draw:text-style-name="P8" draw:layer="layout" svg:width="0.027cm" svg:height="0.38cm" svg:x="33.863cm" svg:y="12.599cm" svg:viewBox="0 0 28 381" draw:points="0,381 28,381 28,0 0,0">
          <text:p/>
        </draw:polygon>
        <draw:polygon draw:style-name="gr31" draw:text-style-name="P9" draw:layer="layout" svg:width="0.026cm" svg:height="0.38cm" svg:x="33.891cm" svg:y="12.599cm" svg:viewBox="0 0 27 381" draw:points="0,381 27,381 27,0 0,0">
          <text:p/>
        </draw:polygon>
        <draw:polygon draw:style-name="gr32" draw:text-style-name="P10" draw:layer="layout" svg:width="0.026cm" svg:height="0.38cm" svg:x="33.916cm" svg:y="12.599cm" svg:viewBox="0 0 27 381" draw:points="0,381 27,381 27,0 0,0">
          <text:p/>
        </draw:polygon>
        <draw:polygon draw:style-name="gr31" draw:text-style-name="P9" draw:layer="layout" svg:width="0.026cm" svg:height="0.38cm" svg:x="33.942cm" svg:y="12.599cm" svg:viewBox="0 0 27 381" draw:points="0,381 27,381 27,0 0,0">
          <text:p/>
        </draw:polygon>
        <draw:polygon draw:style-name="gr29" draw:text-style-name="P7" draw:layer="layout" svg:width="0.026cm" svg:height="0.38cm" svg:x="33.969cm" svg:y="12.599cm" svg:viewBox="0 0 27 381" draw:points="0,381 27,381 27,0 0,0">
          <text:p/>
        </draw:polygon>
        <draw:polygon draw:style-name="gr31" draw:text-style-name="P9" draw:layer="layout" svg:width="0.026cm" svg:height="0.38cm" svg:x="33.995cm" svg:y="12.599cm" svg:viewBox="0 0 27 381" draw:points="0,381 27,381 27,0 0,0">
          <text:p/>
        </draw:polygon>
        <draw:polygon draw:style-name="gr29" draw:text-style-name="P7" draw:layer="layout" svg:width="0.026cm" svg:height="0.38cm" svg:x="34.021cm" svg:y="12.599cm" svg:viewBox="0 0 27 381" draw:points="0,381 27,381 27,0 0,0">
          <text:p/>
        </draw:polygon>
        <draw:polygon draw:style-name="gr31" draw:text-style-name="P9" draw:layer="layout" svg:width="0.026cm" svg:height="0.38cm" svg:x="34.047cm" svg:y="12.599cm" svg:viewBox="0 0 27 381" draw:points="0,381 27,381 27,0 0,0">
          <text:p/>
        </draw:polygon>
        <draw:polygon draw:style-name="gr30" draw:text-style-name="P8" draw:layer="layout" svg:width="0.026cm" svg:height="0.38cm" svg:x="34.074cm" svg:y="12.599cm" svg:viewBox="0 0 27 381" draw:points="0,381 27,381 27,0 0,0">
          <text:p/>
        </draw:polygon>
        <draw:polygon draw:style-name="gr31" draw:text-style-name="P9" draw:layer="layout" svg:width="0.026cm" svg:height="0.38cm" svg:x="34.1cm" svg:y="12.599cm" svg:viewBox="0 0 27 381" draw:points="0,381 27,381 27,0 0,0">
          <text:p/>
        </draw:polygon>
        <draw:polygon draw:style-name="gr31" draw:text-style-name="P9" draw:layer="layout" svg:width="0.026cm" svg:height="0.38cm" svg:x="34.126cm" svg:y="12.599cm" svg:viewBox="0 0 27 381" draw:points="0,381 27,381 27,0 0,0">
          <text:p/>
        </draw:polygon>
        <draw:polygon draw:style-name="gr30" draw:text-style-name="P8" draw:layer="layout" svg:width="0.026cm" svg:height="0.38cm" svg:x="34.152cm" svg:y="12.599cm" svg:viewBox="0 0 27 381" draw:points="0,381 27,381 27,0 0,0">
          <text:p/>
        </draw:polygon>
        <draw:polygon draw:style-name="gr31" draw:text-style-name="P9" draw:layer="layout" svg:width="0.026cm" svg:height="0.38cm" svg:x="34.179cm" svg:y="12.599cm" svg:viewBox="0 0 27 381" draw:points="0,381 27,381 27,0 0,0">
          <text:p/>
        </draw:polygon>
        <draw:polygon draw:style-name="gr31" draw:text-style-name="P9" draw:layer="layout" svg:width="0.026cm" svg:height="0.38cm" svg:x="34.205cm" svg:y="12.599cm" svg:viewBox="0 0 27 381" draw:points="0,381 27,381 27,0 0,0">
          <text:p/>
        </draw:polygon>
        <draw:polygon draw:style-name="gr32" draw:text-style-name="P10" draw:layer="layout" svg:width="0.026cm" svg:height="0.38cm" svg:x="34.231cm" svg:y="12.599cm" svg:viewBox="0 0 27 381" draw:points="0,381 27,381 27,0 0,0">
          <text:p/>
        </draw:polygon>
        <draw:polygon draw:style-name="gr30" draw:text-style-name="P8" draw:layer="layout" svg:width="0.027cm" svg:height="0.38cm" svg:x="34.257cm" svg:y="12.599cm" svg:viewBox="0 0 28 381" draw:points="0,381 28,381 28,0 0,0">
          <text:p/>
        </draw:polygon>
        <draw:polygon draw:style-name="gr29" draw:text-style-name="P7" draw:layer="layout" svg:width="0.026cm" svg:height="0.38cm" svg:x="34.284cm" svg:y="12.599cm" svg:viewBox="0 0 27 381" draw:points="0,381 27,381 27,0 0,0">
          <text:p/>
        </draw:polygon>
        <draw:polygon draw:style-name="gr29" draw:text-style-name="P7" draw:layer="layout" svg:width="0.026cm" svg:height="0.38cm" svg:x="34.31cm" svg:y="12.599cm" svg:viewBox="0 0 27 381" draw:points="0,381 27,381 27,0 0,0">
          <text:p/>
        </draw:polygon>
        <draw:polygon draw:style-name="gr29" draw:text-style-name="P7" draw:layer="layout" svg:width="0.026cm" svg:height="0.38cm" svg:x="34.336cm" svg:y="12.599cm" svg:viewBox="0 0 27 381" draw:points="0,381 27,381 27,0 0,0">
          <text:p/>
        </draw:polygon>
        <draw:polygon draw:style-name="gr31" draw:text-style-name="P9" draw:layer="layout" svg:width="0.026cm" svg:height="0.38cm" svg:x="34.415cm" svg:y="12.599cm" svg:viewBox="0 0 27 381" draw:points="0,381 27,381 27,0 0,0">
          <text:p/>
        </draw:polygon>
        <draw:polygon draw:style-name="gr30" draw:text-style-name="P8" draw:layer="layout" svg:width="0.026cm" svg:height="0.38cm" svg:x="34.441cm" svg:y="12.599cm" svg:viewBox="0 0 27 381" draw:points="0,381 27,381 27,0 0,0">
          <text:p/>
        </draw:polygon>
        <draw:polygon draw:style-name="gr29" draw:text-style-name="P7" draw:layer="layout" svg:width="0.026cm" svg:height="0.38cm" svg:x="34.468cm" svg:y="12.599cm" svg:viewBox="0 0 27 381" draw:points="0,381 27,381 27,0 0,0">
          <text:p/>
        </draw:polygon>
        <draw:polygon draw:style-name="gr30" draw:text-style-name="P8" draw:layer="layout" svg:width="0.026cm" svg:height="0.38cm" svg:x="34.494cm" svg:y="12.599cm" svg:viewBox="0 0 27 381" draw:points="0,381 27,381 27,0 0,0">
          <text:p/>
        </draw:polygon>
        <draw:polygon draw:style-name="gr32" draw:text-style-name="P10" draw:layer="layout" svg:width="0.026cm" svg:height="0.38cm" svg:x="34.52cm" svg:y="12.599cm" svg:viewBox="0 0 27 381" draw:points="0,381 27,381 27,0 0,0">
          <text:p/>
        </draw:polygon>
        <draw:polygon draw:style-name="gr32" draw:text-style-name="P10" draw:layer="layout" svg:width="0.026cm" svg:height="0.38cm" svg:x="34.546cm" svg:y="12.599cm" svg:viewBox="0 0 27 381" draw:points="0,381 27,381 27,0 0,0">
          <text:p/>
        </draw:polygon>
        <draw:polygon draw:style-name="gr32" draw:text-style-name="P10" draw:layer="layout" svg:width="0.026cm" svg:height="0.38cm" svg:x="34.573cm" svg:y="12.599cm" svg:viewBox="0 0 27 381" draw:points="0,381 27,381 27,0 0,0">
          <text:p/>
        </draw:polygon>
        <draw:polygon draw:style-name="gr31" draw:text-style-name="P9" draw:layer="layout" svg:width="0.026cm" svg:height="0.38cm" svg:x="34.599cm" svg:y="12.599cm" svg:viewBox="0 0 27 381" draw:points="0,381 27,381 27,0 0,0">
          <text:p/>
        </draw:polygon>
        <draw:polygon draw:style-name="gr29" draw:text-style-name="P7" draw:layer="layout" svg:width="0.027cm" svg:height="0.38cm" svg:x="34.625cm" svg:y="12.599cm" svg:viewBox="0 0 28 381" draw:points="0,381 28,381 28,0 0,0">
          <text:p/>
        </draw:polygon>
        <draw:polygon draw:style-name="gr29" draw:text-style-name="P7" draw:layer="layout" svg:width="0.026cm" svg:height="0.38cm" svg:x="34.652cm" svg:y="12.599cm" svg:viewBox="0 0 27 381" draw:points="0,381 27,381 27,0 0,0">
          <text:p/>
        </draw:polygon>
        <draw:polygon draw:style-name="gr29" draw:text-style-name="P7" draw:layer="layout" svg:width="0.026cm" svg:height="0.38cm" svg:x="20.123cm" svg:y="11.84cm" svg:viewBox="0 0 27 381" draw:points="0,381 27,381 27,0 0,0">
          <text:p/>
        </draw:polygon>
        <draw:polygon draw:style-name="gr30" draw:text-style-name="P8" draw:layer="layout" svg:width="0.026cm" svg:height="0.38cm" svg:x="20.15cm" svg:y="11.84cm" svg:viewBox="0 0 27 381" draw:points="0,381 27,381 27,0 0,0">
          <text:p/>
        </draw:polygon>
        <draw:polygon draw:style-name="gr31" draw:text-style-name="P9" draw:layer="layout" svg:width="0.026cm" svg:height="0.38cm" svg:x="20.176cm" svg:y="11.84cm" svg:viewBox="0 0 27 381" draw:points="0,381 27,381 27,0 0,0">
          <text:p/>
        </draw:polygon>
        <draw:polygon draw:style-name="gr32" draw:text-style-name="P10" draw:layer="layout" svg:width="0.026cm" svg:height="0.38cm" svg:x="20.202cm" svg:y="11.84cm" svg:viewBox="0 0 27 381" draw:points="0,381 27,381 27,0 0,0">
          <text:p/>
        </draw:polygon>
        <draw:polygon draw:style-name="gr31" draw:text-style-name="P9" draw:layer="layout" svg:width="0.026cm" svg:height="0.38cm" svg:x="20.228cm" svg:y="11.84cm" svg:viewBox="0 0 27 381" draw:points="0,381 27,381 27,0 0,0">
          <text:p/>
        </draw:polygon>
        <draw:polygon draw:style-name="gr32" draw:text-style-name="P10" draw:layer="layout" svg:width="0.026cm" svg:height="0.38cm" svg:x="20.256cm" svg:y="11.84cm" svg:viewBox="0 0 27 381" draw:points="0,381 27,381 27,0 0,0">
          <text:p/>
        </draw:polygon>
        <draw:polygon draw:style-name="gr32" draw:text-style-name="P10" draw:layer="layout" svg:width="0.026cm" svg:height="0.38cm" svg:x="20.281cm" svg:y="11.84cm" svg:viewBox="0 0 27 381" draw:points="0,381 27,381 27,0 0,0">
          <text:p/>
        </draw:polygon>
        <draw:polygon draw:style-name="gr30" draw:text-style-name="P8" draw:layer="layout" svg:width="0.026cm" svg:height="0.38cm" svg:x="20.307cm" svg:y="11.84cm" svg:viewBox="0 0 27 381" draw:points="0,381 27,381 27,0 0,0">
          <text:p/>
        </draw:polygon>
        <draw:polygon draw:style-name="gr32" draw:text-style-name="P10" draw:layer="layout" svg:width="0.026cm" svg:height="0.38cm" svg:x="20.333cm" svg:y="11.84cm" svg:viewBox="0 0 27 381" draw:points="0,381 27,381 27,0 0,0">
          <text:p/>
        </draw:polygon>
        <draw:polygon draw:style-name="gr32" draw:text-style-name="P10" draw:layer="layout" svg:width="0.027cm" svg:height="0.38cm" svg:x="20.359cm" svg:y="11.84cm" svg:viewBox="0 0 28 381" draw:points="0,381 28,381 28,0 0,0">
          <text:p/>
        </draw:polygon>
        <draw:polygon draw:style-name="gr30" draw:text-style-name="P8" draw:layer="layout" svg:width="0.026cm" svg:height="0.38cm" svg:x="20.386cm" svg:y="11.84cm" svg:viewBox="0 0 27 381" draw:points="0,381 27,381 27,0 0,0">
          <text:p/>
        </draw:polygon>
        <draw:polygon draw:style-name="gr29" draw:text-style-name="P7" draw:layer="layout" svg:width="0.026cm" svg:height="0.38cm" svg:x="20.412cm" svg:y="11.84cm" svg:viewBox="0 0 27 381" draw:points="0,381 27,381 27,0 0,0">
          <text:p/>
        </draw:polygon>
        <draw:polygon draw:style-name="gr31" draw:text-style-name="P9" draw:layer="layout" svg:width="0.027cm" svg:height="0.38cm" svg:x="20.438cm" svg:y="11.84cm" svg:viewBox="0 0 28 381" draw:points="0,381 28,381 28,0 0,0">
          <text:p/>
        </draw:polygon>
        <draw:polygon draw:style-name="gr31" draw:text-style-name="P9" draw:layer="layout" svg:width="0.026cm" svg:height="0.38cm" svg:x="20.465cm" svg:y="11.84cm" svg:viewBox="0 0 27 381" draw:points="0,381 27,381 27,0 0,0">
          <text:p/>
        </draw:polygon>
        <draw:polygon draw:style-name="gr30" draw:text-style-name="P8" draw:layer="layout" svg:width="0.026cm" svg:height="0.38cm" svg:x="20.491cm" svg:y="11.84cm" svg:viewBox="0 0 27 381" draw:points="0,381 27,381 27,0 0,0">
          <text:p/>
        </draw:polygon>
        <draw:polygon draw:style-name="gr30" draw:text-style-name="P8" draw:layer="layout" svg:width="0.026cm" svg:height="0.38cm" svg:x="20.517cm" svg:y="11.84cm" svg:viewBox="0 0 27 381" draw:points="0,381 27,381 27,0 0,0">
          <text:p/>
        </draw:polygon>
        <draw:polygon draw:style-name="gr31" draw:text-style-name="P9" draw:layer="layout" svg:width="0.026cm" svg:height="0.38cm" svg:x="20.544cm" svg:y="11.84cm" svg:viewBox="0 0 27 381" draw:points="0,381 27,381 27,0 0,0">
          <text:p/>
        </draw:polygon>
        <draw:polygon draw:style-name="gr32" draw:text-style-name="P10" draw:layer="layout" svg:width="0.026cm" svg:height="0.38cm" svg:x="20.596cm" svg:y="11.84cm" svg:viewBox="0 0 27 381" draw:points="0,381 27,381 27,0 0,0">
          <text:p/>
        </draw:polygon>
        <draw:polygon draw:style-name="gr30" draw:text-style-name="P8" draw:layer="layout" svg:width="0.026cm" svg:height="0.38cm" svg:x="20.622cm" svg:y="11.84cm" svg:viewBox="0 0 27 381" draw:points="0,381 27,381 27,0 0,0">
          <text:p/>
        </draw:polygon>
        <draw:polygon draw:style-name="gr31" draw:text-style-name="P9" draw:layer="layout" svg:width="0.026cm" svg:height="0.38cm" svg:x="20.649cm" svg:y="11.84cm" svg:viewBox="0 0 27 381" draw:points="0,381 27,381 27,0 0,0">
          <text:p/>
        </draw:polygon>
        <draw:polygon draw:style-name="gr31" draw:text-style-name="P9" draw:layer="layout" svg:width="0.026cm" svg:height="0.38cm" svg:x="20.676cm" svg:y="11.84cm" svg:viewBox="0 0 27 381" draw:points="0,381 27,381 27,0 0,0">
          <text:p/>
        </draw:polygon>
        <draw:polygon draw:style-name="gr31" draw:text-style-name="P9" draw:layer="layout" svg:width="0.026cm" svg:height="0.38cm" svg:x="20.701cm" svg:y="11.84cm" svg:viewBox="0 0 27 381" draw:points="0,381 27,381 27,0 0,0">
          <text:p/>
        </draw:polygon>
        <draw:polygon draw:style-name="gr32" draw:text-style-name="P10" draw:layer="layout" svg:width="0.026cm" svg:height="0.38cm" svg:x="20.727cm" svg:y="11.84cm" svg:viewBox="0 0 27 381" draw:points="0,381 27,381 27,0 0,0">
          <text:p/>
        </draw:polygon>
        <draw:polygon draw:style-name="gr30" draw:text-style-name="P8" draw:layer="layout" svg:width="0.026cm" svg:height="0.38cm" svg:x="20.754cm" svg:y="11.84cm" svg:viewBox="0 0 27 381" draw:points="0,381 27,381 27,0 0,0">
          <text:p/>
        </draw:polygon>
        <draw:polygon draw:style-name="gr31" draw:text-style-name="P9" draw:layer="layout" svg:width="0.026cm" svg:height="0.38cm" svg:x="20.78cm" svg:y="11.84cm" svg:viewBox="0 0 27 381" draw:points="0,381 27,381 27,0 0,0">
          <text:p/>
        </draw:polygon>
        <draw:polygon draw:style-name="gr31" draw:text-style-name="P9" draw:layer="layout" svg:width="0.027cm" svg:height="0.38cm" svg:x="20.806cm" svg:y="11.84cm" svg:viewBox="0 0 28 381" draw:points="0,381 28,381 28,0 0,0">
          <text:p/>
        </draw:polygon>
        <draw:polygon draw:style-name="gr30" draw:text-style-name="P8" draw:layer="layout" svg:width="0.026cm" svg:height="0.38cm" svg:x="20.833cm" svg:y="11.84cm" svg:viewBox="0 0 27 381" draw:points="0,381 27,381 27,0 0,0">
          <text:p/>
        </draw:polygon>
        <draw:polygon draw:style-name="gr30" draw:text-style-name="P8" draw:layer="layout" svg:width="0.026cm" svg:height="0.38cm" svg:x="20.859cm" svg:y="11.84cm" svg:viewBox="0 0 27 381" draw:points="0,381 27,381 27,0 0,0">
          <text:p/>
        </draw:polygon>
        <draw:polygon draw:style-name="gr30" draw:text-style-name="P8" draw:layer="layout" svg:width="0.026cm" svg:height="0.38cm" svg:x="20.885cm" svg:y="11.84cm" svg:viewBox="0 0 27 381" draw:points="0,381 27,381 27,0 0,0">
          <text:p/>
        </draw:polygon>
        <draw:polygon draw:style-name="gr32" draw:text-style-name="P10" draw:layer="layout" svg:width="0.026cm" svg:height="0.38cm" svg:x="20.911cm" svg:y="11.84cm" svg:viewBox="0 0 27 381" draw:points="0,381 27,381 27,0 0,0">
          <text:p/>
        </draw:polygon>
        <draw:polygon draw:style-name="gr31" draw:text-style-name="P9" draw:layer="layout" svg:width="0.026cm" svg:height="0.38cm" svg:x="20.938cm" svg:y="11.84cm" svg:viewBox="0 0 27 381" draw:points="0,381 27,381 27,0 0,0">
          <text:p/>
        </draw:polygon>
        <draw:polygon draw:style-name="gr30" draw:text-style-name="P8" draw:layer="layout" svg:width="0.026cm" svg:height="0.38cm" svg:x="20.964cm" svg:y="11.84cm" svg:viewBox="0 0 27 381" draw:points="0,381 27,381 27,0 0,0">
          <text:p/>
        </draw:polygon>
        <draw:polygon draw:style-name="gr29" draw:text-style-name="P7" draw:layer="layout" svg:width="0.026cm" svg:height="0.38cm" svg:x="20.99cm" svg:y="11.84cm" svg:viewBox="0 0 27 381" draw:points="0,381 27,381 27,0 0,0">
          <text:p/>
        </draw:polygon>
        <draw:polygon draw:style-name="gr30" draw:text-style-name="P8" draw:layer="layout" svg:width="0.026cm" svg:height="0.38cm" svg:x="21.016cm" svg:y="11.84cm" svg:viewBox="0 0 27 381" draw:points="0,381 27,381 27,0 0,0">
          <text:p/>
        </draw:polygon>
        <draw:polygon draw:style-name="gr30" draw:text-style-name="P8" draw:layer="layout" svg:width="0.026cm" svg:height="0.38cm" svg:x="21.043cm" svg:y="11.84cm" svg:viewBox="0 0 27 381" draw:points="0,381 27,381 27,0 0,0">
          <text:p/>
        </draw:polygon>
        <draw:polygon draw:style-name="gr31" draw:text-style-name="P9" draw:layer="layout" svg:width="0.026cm" svg:height="0.38cm" svg:x="21.069cm" svg:y="11.84cm" svg:viewBox="0 0 27 381" draw:points="0,381 27,381 27,0 0,0">
          <text:p/>
        </draw:polygon>
        <draw:polygon draw:style-name="gr31" draw:text-style-name="P9" draw:layer="layout" svg:width="0.026cm" svg:height="0.38cm" svg:x="21.096cm" svg:y="11.84cm" svg:viewBox="0 0 27 381" draw:points="0,381 27,381 27,0 0,0">
          <text:p/>
        </draw:polygon>
        <draw:polygon draw:style-name="gr30" draw:text-style-name="P8" draw:layer="layout" svg:width="0.027cm" svg:height="0.38cm" svg:x="21.121cm" svg:y="11.84cm" svg:viewBox="0 0 28 381" draw:points="0,381 28,381 28,0 0,0">
          <text:p/>
        </draw:polygon>
        <draw:polygon draw:style-name="gr31" draw:text-style-name="P9" draw:layer="layout" svg:width="0.026cm" svg:height="0.38cm" svg:x="21.148cm" svg:y="11.84cm" svg:viewBox="0 0 27 381" draw:points="0,381 27,381 27,0 0,0">
          <text:p/>
        </draw:polygon>
        <draw:polygon draw:style-name="gr31" draw:text-style-name="P9" draw:layer="layout" svg:width="0.026cm" svg:height="0.38cm" svg:x="21.174cm" svg:y="11.84cm" svg:viewBox="0 0 27 381" draw:points="0,381 27,381 27,0 0,0">
          <text:p/>
        </draw:polygon>
        <draw:polygon draw:style-name="gr29" draw:text-style-name="P7" draw:layer="layout" svg:width="0.027cm" svg:height="0.38cm" svg:x="21.2cm" svg:y="11.84cm" svg:viewBox="0 0 28 381" draw:points="0,381 28,381 28,0 0,0">
          <text:p/>
        </draw:polygon>
        <draw:polygon draw:style-name="gr31" draw:text-style-name="P9" draw:layer="layout" svg:width="0.026cm" svg:height="0.38cm" svg:x="21.227cm" svg:y="11.84cm" svg:viewBox="0 0 27 381" draw:points="0,381 27,381 27,0 0,0">
          <text:p/>
        </draw:polygon>
        <draw:polygon draw:style-name="gr29" draw:text-style-name="P7" draw:layer="layout" svg:width="0.026cm" svg:height="0.38cm" svg:x="21.253cm" svg:y="11.84cm" svg:viewBox="0 0 27 381" draw:points="0,381 27,381 27,0 0,0">
          <text:p/>
        </draw:polygon>
        <draw:polygon draw:style-name="gr30" draw:text-style-name="P8" draw:layer="layout" svg:width="0.026cm" svg:height="0.38cm" svg:x="21.279cm" svg:y="11.84cm" svg:viewBox="0 0 27 381" draw:points="0,381 27,381 27,0 0,0">
          <text:p/>
        </draw:polygon>
        <draw:polygon draw:style-name="gr31" draw:text-style-name="P9" draw:layer="layout" svg:width="0.026cm" svg:height="0.38cm" svg:x="21.305cm" svg:y="11.84cm" svg:viewBox="0 0 27 381" draw:points="0,381 27,381 27,0 0,0">
          <text:p/>
        </draw:polygon>
        <draw:polygon draw:style-name="gr30" draw:text-style-name="P8" draw:layer="layout" svg:width="0.026cm" svg:height="0.38cm" svg:x="21.332cm" svg:y="11.84cm" svg:viewBox="0 0 27 381" draw:points="0,381 27,381 27,0 0,0">
          <text:p/>
        </draw:polygon>
        <draw:polygon draw:style-name="gr30" draw:text-style-name="P8" draw:layer="layout" svg:width="0.026cm" svg:height="0.38cm" svg:x="21.358cm" svg:y="11.84cm" svg:viewBox="0 0 27 381" draw:points="0,381 27,381 27,0 0,0">
          <text:p/>
        </draw:polygon>
        <draw:polygon draw:style-name="gr31" draw:text-style-name="P9" draw:layer="layout" svg:width="0.026cm" svg:height="0.38cm" svg:x="21.384cm" svg:y="11.84cm" svg:viewBox="0 0 27 381" draw:points="0,381 27,381 27,0 0,0">
          <text:p/>
        </draw:polygon>
        <draw:polygon draw:style-name="gr32" draw:text-style-name="P10" draw:layer="layout" svg:width="0.026cm" svg:height="0.38cm" svg:x="21.41cm" svg:y="11.84cm" svg:viewBox="0 0 27 381" draw:points="0,381 27,381 27,0 0,0">
          <text:p/>
        </draw:polygon>
        <draw:polygon draw:style-name="gr31" draw:text-style-name="P9" draw:layer="layout" svg:width="0.026cm" svg:height="0.38cm" svg:x="21.437cm" svg:y="11.84cm" svg:viewBox="0 0 27 381" draw:points="0,381 27,381 27,0 0,0">
          <text:p/>
        </draw:polygon>
        <draw:polygon draw:style-name="gr30" draw:text-style-name="P8" draw:layer="layout" svg:width="0.026cm" svg:height="0.38cm" svg:x="21.463cm" svg:y="11.84cm" svg:viewBox="0 0 27 381" draw:points="0,381 27,381 27,0 0,0">
          <text:p/>
        </draw:polygon>
        <draw:polygon draw:style-name="gr32" draw:text-style-name="P10" draw:layer="layout" svg:width="0.026cm" svg:height="0.38cm" svg:x="21.489cm" svg:y="11.84cm" svg:viewBox="0 0 27 381" draw:points="0,381 27,381 27,0 0,0">
          <text:p/>
        </draw:polygon>
        <draw:polygon draw:style-name="gr31" draw:text-style-name="P9" draw:layer="layout" svg:width="0.027cm" svg:height="0.38cm" svg:x="21.516cm" svg:y="11.84cm" svg:viewBox="0 0 28 381" draw:points="0,381 28,381 28,0 0,0">
          <text:p/>
        </draw:polygon>
        <draw:polygon draw:style-name="gr30" draw:text-style-name="P8" draw:layer="layout" svg:width="0.026cm" svg:height="0.38cm" svg:x="21.543cm" svg:y="11.84cm" svg:viewBox="0 0 27 381" draw:points="0,381 27,381 27,0 0,0">
          <text:p/>
        </draw:polygon>
        <draw:polygon draw:style-name="gr31" draw:text-style-name="P9" draw:layer="layout" svg:width="0.026cm" svg:height="0.38cm" svg:x="21.568cm" svg:y="11.84cm" svg:viewBox="0 0 27 381" draw:points="0,381 27,381 27,0 0,0">
          <text:p/>
        </draw:polygon>
        <draw:polygon draw:style-name="gr31" draw:text-style-name="P9" draw:layer="layout" svg:width="0.026cm" svg:height="0.38cm" svg:x="21.595cm" svg:y="11.84cm" svg:viewBox="0 0 27 381" draw:points="0,381 27,381 27,0 0,0">
          <text:p/>
        </draw:polygon>
        <draw:polygon draw:style-name="gr31" draw:text-style-name="P9" draw:layer="layout" svg:width="0.026cm" svg:height="0.38cm" svg:x="21.621cm" svg:y="11.84cm" svg:viewBox="0 0 27 381" draw:points="0,381 27,381 27,0 0,0">
          <text:p/>
        </draw:polygon>
        <draw:polygon draw:style-name="gr30" draw:text-style-name="P8" draw:layer="layout" svg:width="0.026cm" svg:height="0.38cm" svg:x="21.647cm" svg:y="11.84cm" svg:viewBox="0 0 27 381" draw:points="0,381 27,381 27,0 0,0">
          <text:p/>
        </draw:polygon>
        <draw:polygon draw:style-name="gr32" draw:text-style-name="P10" draw:layer="layout" svg:width="0.026cm" svg:height="0.38cm" svg:x="21.673cm" svg:y="11.84cm" svg:viewBox="0 0 27 381" draw:points="0,381 27,381 27,0 0,0">
          <text:p/>
        </draw:polygon>
        <draw:polygon draw:style-name="gr30" draw:text-style-name="P8" draw:layer="layout" svg:width="0.026cm" svg:height="0.38cm" svg:x="21.7cm" svg:y="11.84cm" svg:viewBox="0 0 27 381" draw:points="0,381 27,381 27,0 0,0">
          <text:p/>
        </draw:polygon>
        <draw:polygon draw:style-name="gr30" draw:text-style-name="P8" draw:layer="layout" svg:width="0.026cm" svg:height="0.38cm" svg:x="21.726cm" svg:y="11.84cm" svg:viewBox="0 0 27 381" draw:points="0,381 27,381 27,0 0,0">
          <text:p/>
        </draw:polygon>
        <draw:polygon draw:style-name="gr30" draw:text-style-name="P8" draw:layer="layout" svg:width="0.026cm" svg:height="0.38cm" svg:x="21.752cm" svg:y="11.84cm" svg:viewBox="0 0 27 381" draw:points="0,381 27,381 27,0 0,0">
          <text:p/>
        </draw:polygon>
        <draw:polygon draw:style-name="gr31" draw:text-style-name="P9" draw:layer="layout" svg:width="0.027cm" svg:height="0.38cm" svg:x="21.804cm" svg:y="11.84cm" svg:viewBox="0 0 28 381" draw:points="0,381 28,381 28,0 0,0">
          <text:p/>
        </draw:polygon>
        <draw:polygon draw:style-name="gr31" draw:text-style-name="P9" draw:layer="layout" svg:width="0.026cm" svg:height="0.38cm" svg:x="21.831cm" svg:y="11.84cm" svg:viewBox="0 0 27 381" draw:points="0,381 27,381 27,0 0,0">
          <text:p/>
        </draw:polygon>
        <draw:polygon draw:style-name="gr30" draw:text-style-name="P8" draw:layer="layout" svg:width="0.026cm" svg:height="0.38cm" svg:x="21.857cm" svg:y="11.84cm" svg:viewBox="0 0 27 381" draw:points="0,381 27,381 27,0 0,0">
          <text:p/>
        </draw:polygon>
        <draw:polygon draw:style-name="gr31" draw:text-style-name="P9" draw:layer="layout" svg:width="0.027cm" svg:height="0.38cm" svg:x="21.883cm" svg:y="11.84cm" svg:viewBox="0 0 28 381" draw:points="0,381 28,381 28,0 0,0">
          <text:p/>
        </draw:polygon>
        <draw:polygon draw:style-name="gr30" draw:text-style-name="P8" draw:layer="layout" svg:width="0.026cm" svg:height="0.38cm" svg:x="21.91cm" svg:y="11.84cm" svg:viewBox="0 0 27 381" draw:points="0,381 27,381 27,0 0,0">
          <text:p/>
        </draw:polygon>
        <draw:polygon draw:style-name="gr31" draw:text-style-name="P9" draw:layer="layout" svg:width="0.026cm" svg:height="0.38cm" svg:x="21.936cm" svg:y="11.84cm" svg:viewBox="0 0 27 381" draw:points="0,381 27,381 27,0 0,0">
          <text:p/>
        </draw:polygon>
        <draw:polygon draw:style-name="gr30" draw:text-style-name="P8" draw:layer="layout" svg:width="0.026cm" svg:height="0.38cm" svg:x="21.963cm" svg:y="11.84cm" svg:viewBox="0 0 27 381" draw:points="0,381 27,381 27,0 0,0">
          <text:p/>
        </draw:polygon>
        <draw:polygon draw:style-name="gr30" draw:text-style-name="P8" draw:layer="layout" svg:width="0.026cm" svg:height="0.38cm" svg:x="21.989cm" svg:y="11.84cm" svg:viewBox="0 0 27 381" draw:points="0,381 27,381 27,0 0,0">
          <text:p/>
        </draw:polygon>
        <draw:polygon draw:style-name="gr32" draw:text-style-name="P10" draw:layer="layout" svg:width="0.026cm" svg:height="0.38cm" svg:x="22.015cm" svg:y="11.84cm" svg:viewBox="0 0 27 381" draw:points="0,381 27,381 27,0 0,0">
          <text:p/>
        </draw:polygon>
        <draw:polygon draw:style-name="gr32" draw:text-style-name="P10" draw:layer="layout" svg:width="0.026cm" svg:height="0.38cm" svg:x="22.041cm" svg:y="11.84cm" svg:viewBox="0 0 27 381" draw:points="0,381 27,381 27,0 0,0">
          <text:p/>
        </draw:polygon>
        <draw:polygon draw:style-name="gr30" draw:text-style-name="P8" draw:layer="layout" svg:width="0.026cm" svg:height="0.38cm" svg:x="22.067cm" svg:y="11.84cm" svg:viewBox="0 0 27 381" draw:points="0,381 27,381 27,0 0,0">
          <text:p/>
        </draw:polygon>
        <draw:polygon draw:style-name="gr30" draw:text-style-name="P8" draw:layer="layout" svg:width="0.026cm" svg:height="0.38cm" svg:x="22.094cm" svg:y="11.84cm" svg:viewBox="0 0 27 381" draw:points="0,381 27,381 27,0 0,0">
          <text:p/>
        </draw:polygon>
        <draw:polygon draw:style-name="gr29" draw:text-style-name="P7" draw:layer="layout" svg:width="0.026cm" svg:height="0.38cm" svg:x="22.12cm" svg:y="11.84cm" svg:viewBox="0 0 27 381" draw:points="0,381 27,381 27,0 0,0">
          <text:p/>
        </draw:polygon>
        <draw:polygon draw:style-name="gr30" draw:text-style-name="P8" draw:layer="layout" svg:width="0.026cm" svg:height="0.38cm" svg:x="22.146cm" svg:y="11.84cm" svg:viewBox="0 0 27 381" draw:points="0,381 27,381 27,0 0,0">
          <text:p/>
        </draw:polygon>
        <draw:polygon draw:style-name="gr29" draw:text-style-name="P7" draw:layer="layout" svg:width="0.026cm" svg:height="0.38cm" svg:x="22.172cm" svg:y="11.84cm" svg:viewBox="0 0 27 381" draw:points="0,381 27,381 27,0 0,0">
          <text:p/>
        </draw:polygon>
        <draw:polygon draw:style-name="gr30" draw:text-style-name="P8" draw:layer="layout" svg:width="0.026cm" svg:height="0.38cm" svg:x="22.199cm" svg:y="11.84cm" svg:viewBox="0 0 27 381" draw:points="0,381 27,381 27,0 0,0">
          <text:p/>
        </draw:polygon>
        <draw:polygon draw:style-name="gr30" draw:text-style-name="P8" draw:layer="layout" svg:width="0.026cm" svg:height="0.38cm" svg:x="22.225cm" svg:y="11.84cm" svg:viewBox="0 0 27 381" draw:points="0,381 27,381 27,0 0,0">
          <text:p/>
        </draw:polygon>
        <draw:polygon draw:style-name="gr29" draw:text-style-name="P7" draw:layer="layout" svg:width="0.026cm" svg:height="0.38cm" svg:x="22.251cm" svg:y="11.84cm" svg:viewBox="0 0 27 381" draw:points="0,381 27,381 27,0 0,0">
          <text:p/>
        </draw:polygon>
        <draw:polygon draw:style-name="gr29" draw:text-style-name="P7" draw:layer="layout" svg:width="0.027cm" svg:height="0.38cm" svg:x="22.277cm" svg:y="11.84cm" svg:viewBox="0 0 28 381" draw:points="0,381 28,381 28,0 0,0">
          <text:p/>
        </draw:polygon>
        <draw:polygon draw:style-name="gr29" draw:text-style-name="P7" draw:layer="layout" svg:width="0.026cm" svg:height="0.38cm" svg:x="22.304cm" svg:y="11.84cm" svg:viewBox="0 0 27 381" draw:points="0,381 27,381 27,0 0,0">
          <text:p/>
        </draw:polygon>
        <draw:polygon draw:style-name="gr30" draw:text-style-name="P8" draw:layer="layout" svg:width="0.026cm" svg:height="0.38cm" svg:x="22.33cm" svg:y="11.84cm" svg:viewBox="0 0 27 381" draw:points="0,381 27,381 27,0 0,0">
          <text:p/>
        </draw:polygon>
        <draw:polygon draw:style-name="gr30" draw:text-style-name="P8" draw:layer="layout" svg:width="0.026cm" svg:height="0.38cm" svg:x="22.356cm" svg:y="11.84cm" svg:viewBox="0 0 27 381" draw:points="0,381 27,381 27,0 0,0">
          <text:p/>
        </draw:polygon>
        <draw:polygon draw:style-name="gr30" draw:text-style-name="P8" draw:layer="layout" svg:width="0.026cm" svg:height="0.38cm" svg:x="22.383cm" svg:y="11.84cm" svg:viewBox="0 0 27 381" draw:points="0,381 27,381 27,0 0,0">
          <text:p/>
        </draw:polygon>
        <draw:polygon draw:style-name="gr30" draw:text-style-name="P8" draw:layer="layout" svg:width="0.026cm" svg:height="0.38cm" svg:x="22.409cm" svg:y="11.84cm" svg:viewBox="0 0 27 381" draw:points="0,381 27,381 27,0 0,0">
          <text:p/>
        </draw:polygon>
        <draw:polygon draw:style-name="gr32" draw:text-style-name="P10" draw:layer="layout" svg:width="0.026cm" svg:height="0.38cm" svg:x="22.435cm" svg:y="11.84cm" svg:viewBox="0 0 27 381" draw:points="0,381 27,381 27,0 0,0">
          <text:p/>
        </draw:polygon>
        <draw:polygon draw:style-name="gr31" draw:text-style-name="P9" draw:layer="layout" svg:width="0.026cm" svg:height="0.38cm" svg:x="22.461cm" svg:y="11.84cm" svg:viewBox="0 0 27 381" draw:points="0,381 27,381 27,0 0,0">
          <text:p/>
        </draw:polygon>
        <draw:polygon draw:style-name="gr32" draw:text-style-name="P10" draw:layer="layout" svg:width="0.026cm" svg:height="0.38cm" svg:x="22.488cm" svg:y="11.84cm" svg:viewBox="0 0 27 381" draw:points="0,381 27,381 27,0 0,0">
          <text:p/>
        </draw:polygon>
        <draw:polygon draw:style-name="gr31" draw:text-style-name="P9" draw:layer="layout" svg:width="0.026cm" svg:height="0.38cm" svg:x="22.514cm" svg:y="11.84cm" svg:viewBox="0 0 27 381" draw:points="0,381 27,381 27,0 0,0">
          <text:p/>
        </draw:polygon>
        <draw:polygon draw:style-name="gr29" draw:text-style-name="P7" draw:layer="layout" svg:width="0.026cm" svg:height="0.38cm" svg:x="22.54cm" svg:y="11.84cm" svg:viewBox="0 0 27 381" draw:points="0,381 27,381 27,0 0,0">
          <text:p/>
        </draw:polygon>
        <draw:polygon draw:style-name="gr29" draw:text-style-name="P7" draw:layer="layout" svg:width="0.027cm" svg:height="0.38cm" svg:x="22.566cm" svg:y="11.84cm" svg:viewBox="0 0 28 381" draw:points="0,381 28,381 28,0 0,0">
          <text:p/>
        </draw:polygon>
        <draw:polygon draw:style-name="gr30" draw:text-style-name="P8" draw:layer="layout" svg:width="0.026cm" svg:height="0.38cm" svg:x="22.593cm" svg:y="11.84cm" svg:viewBox="0 0 27 381" draw:points="0,381 27,381 27,0 0,0">
          <text:p/>
        </draw:polygon>
        <draw:polygon draw:style-name="gr30" draw:text-style-name="P8" draw:layer="layout" svg:width="0.026cm" svg:height="0.38cm" svg:x="22.619cm" svg:y="11.84cm" svg:viewBox="0 0 27 381" draw:points="0,381 27,381 27,0 0,0">
          <text:p/>
        </draw:polygon>
        <draw:polygon draw:style-name="gr32" draw:text-style-name="P10" draw:layer="layout" svg:width="0.027cm" svg:height="0.38cm" svg:x="22.645cm" svg:y="11.84cm" svg:viewBox="0 0 28 381" draw:points="0,381 28,381 28,0 0,0">
          <text:p/>
        </draw:polygon>
        <draw:polygon draw:style-name="gr32" draw:text-style-name="P10" draw:layer="layout" svg:width="0.026cm" svg:height="0.38cm" svg:x="22.672cm" svg:y="11.84cm" svg:viewBox="0 0 27 381" draw:points="0,381 27,381 27,0 0,0">
          <text:p/>
        </draw:polygon>
        <draw:polygon draw:style-name="gr32" draw:text-style-name="P10" draw:layer="layout" svg:width="0.026cm" svg:height="0.38cm" svg:x="22.698cm" svg:y="11.84cm" svg:viewBox="0 0 27 381" draw:points="0,381 27,381 27,0 0,0">
          <text:p/>
        </draw:polygon>
        <draw:polygon draw:style-name="gr31" draw:text-style-name="P9" draw:layer="layout" svg:width="0.026cm" svg:height="0.38cm" svg:x="22.724cm" svg:y="11.84cm" svg:viewBox="0 0 27 381" draw:points="0,381 27,381 27,0 0,0">
          <text:p/>
        </draw:polygon>
        <draw:polygon draw:style-name="gr31" draw:text-style-name="P9" draw:layer="layout" svg:width="0.026cm" svg:height="0.38cm" svg:x="22.75cm" svg:y="11.84cm" svg:viewBox="0 0 27 381" draw:points="0,381 27,381 27,0 0,0">
          <text:p/>
        </draw:polygon>
        <draw:polygon draw:style-name="gr31" draw:text-style-name="P9" draw:layer="layout" svg:width="0.026cm" svg:height="0.38cm" svg:x="22.777cm" svg:y="11.84cm" svg:viewBox="0 0 27 381" draw:points="0,381 27,381 27,0 0,0">
          <text:p/>
        </draw:polygon>
        <draw:polygon draw:style-name="gr29" draw:text-style-name="P7" draw:layer="layout" svg:width="0.026cm" svg:height="0.38cm" svg:x="22.803cm" svg:y="11.84cm" svg:viewBox="0 0 27 381" draw:points="0,381 27,381 27,0 0,0">
          <text:p/>
        </draw:polygon>
        <draw:polygon draw:style-name="gr31" draw:text-style-name="P9" draw:layer="layout" svg:width="0.026cm" svg:height="0.38cm" svg:x="22.829cm" svg:y="11.84cm" svg:viewBox="0 0 27 381" draw:points="0,381 27,381 27,0 0,0">
          <text:p/>
        </draw:polygon>
        <draw:polygon draw:style-name="gr31" draw:text-style-name="P9" draw:layer="layout" svg:width="0.026cm" svg:height="0.38cm" svg:x="22.855cm" svg:y="11.84cm" svg:viewBox="0 0 27 381" draw:points="0,381 27,381 27,0 0,0">
          <text:p/>
        </draw:polygon>
        <draw:polygon draw:style-name="gr31" draw:text-style-name="P9" draw:layer="layout" svg:width="0.026cm" svg:height="0.38cm" svg:x="22.882cm" svg:y="11.84cm" svg:viewBox="0 0 27 381" draw:points="0,381 27,381 27,0 0,0">
          <text:p/>
        </draw:polygon>
        <draw:polygon draw:style-name="gr30" draw:text-style-name="P8" draw:layer="layout" svg:width="0.026cm" svg:height="0.38cm" svg:x="23.223cm" svg:y="11.84cm" svg:viewBox="0 0 27 381" draw:points="0,381 27,381 27,0 0,0">
          <text:p/>
        </draw:polygon>
        <draw:polygon draw:style-name="gr32" draw:text-style-name="P10" draw:layer="layout" svg:width="0.026cm" svg:height="0.38cm" svg:x="23.249cm" svg:y="11.84cm" svg:viewBox="0 0 27 381" draw:points="0,381 27,381 27,0 0,0">
          <text:p/>
        </draw:polygon>
        <draw:polygon draw:style-name="gr30" draw:text-style-name="P8" draw:layer="layout" svg:width="0.026cm" svg:height="0.38cm" svg:x="23.276cm" svg:y="11.84cm" svg:viewBox="0 0 27 381" draw:points="0,381 27,381 27,0 0,0">
          <text:p/>
        </draw:polygon>
        <draw:polygon draw:style-name="gr31" draw:text-style-name="P9" draw:layer="layout" svg:width="0.026cm" svg:height="0.38cm" svg:x="23.302cm" svg:y="11.84cm" svg:viewBox="0 0 27 381" draw:points="0,381 27,381 27,0 0,0">
          <text:p/>
        </draw:polygon>
        <draw:polygon draw:style-name="gr29" draw:text-style-name="P7" draw:layer="layout" svg:width="0.027cm" svg:height="0.38cm" svg:x="23.328cm" svg:y="11.84cm" svg:viewBox="0 0 28 381" draw:points="0,381 28,381 28,0 0,0">
          <text:p/>
        </draw:polygon>
        <draw:polygon draw:style-name="gr31" draw:text-style-name="P9" draw:layer="layout" svg:width="0.026cm" svg:height="0.38cm" svg:x="23.355cm" svg:y="11.84cm" svg:viewBox="0 0 27 381" draw:points="0,381 27,381 27,0 0,0">
          <text:p/>
        </draw:polygon>
        <draw:polygon draw:style-name="gr29" draw:text-style-name="P7" draw:layer="layout" svg:width="0.026cm" svg:height="0.38cm" svg:x="23.381cm" svg:y="11.84cm" svg:viewBox="0 0 27 381" draw:points="0,381 27,381 27,0 0,0">
          <text:p/>
        </draw:polygon>
        <draw:polygon draw:style-name="gr31" draw:text-style-name="P9" draw:layer="layout" svg:width="0.026cm" svg:height="0.38cm" svg:x="23.407cm" svg:y="11.84cm" svg:viewBox="0 0 27 381" draw:points="0,381 27,381 27,0 0,0">
          <text:p/>
        </draw:polygon>
        <draw:polygon draw:style-name="gr31" draw:text-style-name="P9" draw:layer="layout" svg:width="0.026cm" svg:height="0.38cm" svg:x="23.434cm" svg:y="11.84cm" svg:viewBox="0 0 27 381" draw:points="0,381 27,381 27,0 0,0">
          <text:p/>
        </draw:polygon>
        <draw:polygon draw:style-name="gr31" draw:text-style-name="P9" draw:layer="layout" svg:width="0.026cm" svg:height="0.38cm" svg:x="23.46cm" svg:y="11.84cm" svg:viewBox="0 0 27 381" draw:points="0,381 27,381 27,0 0,0">
          <text:p/>
        </draw:polygon>
        <draw:polygon draw:style-name="gr30" draw:text-style-name="P8" draw:layer="layout" svg:width="0.026cm" svg:height="0.38cm" svg:x="23.486cm" svg:y="11.84cm" svg:viewBox="0 0 27 381" draw:points="0,381 27,381 27,0 0,0">
          <text:p/>
        </draw:polygon>
        <draw:polygon draw:style-name="gr30" draw:text-style-name="P8" draw:layer="layout" svg:width="0.026cm" svg:height="0.38cm" svg:x="23.512cm" svg:y="11.84cm" svg:viewBox="0 0 27 381" draw:points="0,381 27,381 27,0 0,0">
          <text:p/>
        </draw:polygon>
        <draw:polygon draw:style-name="gr31" draw:text-style-name="P9" draw:layer="layout" svg:width="0.026cm" svg:height="0.38cm" svg:x="23.539cm" svg:y="11.84cm" svg:viewBox="0 0 27 381" draw:points="0,381 27,381 27,0 0,0">
          <text:p/>
        </draw:polygon>
        <draw:polygon draw:style-name="gr32" draw:text-style-name="P10" draw:layer="layout" svg:width="0.026cm" svg:height="0.38cm" svg:x="23.565cm" svg:y="11.84cm" svg:viewBox="0 0 27 381" draw:points="0,381 27,381 27,0 0,0">
          <text:p/>
        </draw:polygon>
        <draw:polygon draw:style-name="gr30" draw:text-style-name="P8" draw:layer="layout" svg:width="0.026cm" svg:height="0.38cm" svg:x="23.591cm" svg:y="11.84cm" svg:viewBox="0 0 27 381" draw:points="0,381 27,381 27,0 0,0">
          <text:p/>
        </draw:polygon>
        <draw:polygon draw:style-name="gr30" draw:text-style-name="P8" draw:layer="layout" svg:width="0.026cm" svg:height="0.38cm" svg:x="23.617cm" svg:y="11.84cm" svg:viewBox="0 0 27 381" draw:points="0,381 27,381 27,0 0,0">
          <text:p/>
        </draw:polygon>
        <draw:polygon draw:style-name="gr30" draw:text-style-name="P8" draw:layer="layout" svg:width="0.027cm" svg:height="0.38cm" svg:x="23.644cm" svg:y="11.84cm" svg:viewBox="0 0 28 381" draw:points="0,381 28,381 28,0 0,0">
          <text:p/>
        </draw:polygon>
        <draw:polygon draw:style-name="gr30" draw:text-style-name="P8" draw:layer="layout" svg:width="0.026cm" svg:height="0.38cm" svg:x="23.671cm" svg:y="11.84cm" svg:viewBox="0 0 27 381" draw:points="0,381 27,381 27,0 0,0">
          <text:p/>
        </draw:polygon>
        <draw:polygon draw:style-name="gr32" draw:text-style-name="P10" draw:layer="layout" svg:width="0.026cm" svg:height="0.38cm" svg:x="23.696cm" svg:y="11.84cm" svg:viewBox="0 0 27 381" draw:points="0,381 27,381 27,0 0,0">
          <text:p/>
        </draw:polygon>
        <draw:polygon draw:style-name="gr32" draw:text-style-name="P10" draw:layer="layout" svg:width="0.027cm" svg:height="0.38cm" svg:x="23.722cm" svg:y="11.84cm" svg:viewBox="0 0 28 381" draw:points="0,381 28,381 28,0 0,0">
          <text:p/>
        </draw:polygon>
        <draw:polygon draw:style-name="gr32" draw:text-style-name="P10" draw:layer="layout" svg:width="0.026cm" svg:height="0.38cm" svg:x="23.749cm" svg:y="11.84cm" svg:viewBox="0 0 27 381" draw:points="0,381 27,381 27,0 0,0">
          <text:p/>
        </draw:polygon>
        <draw:polygon draw:style-name="gr29" draw:text-style-name="P7" draw:layer="layout" svg:width="0.026cm" svg:height="0.38cm" svg:x="23.775cm" svg:y="11.84cm" svg:viewBox="0 0 27 381" draw:points="0,381 27,381 27,0 0,0">
          <text:p/>
        </draw:polygon>
        <draw:polygon draw:style-name="gr30" draw:text-style-name="P8" draw:layer="layout" svg:width="0.026cm" svg:height="0.38cm" svg:x="23.801cm" svg:y="11.84cm" svg:viewBox="0 0 27 381" draw:points="0,381 27,381 27,0 0,0">
          <text:p/>
        </draw:polygon>
        <draw:polygon draw:style-name="gr29" draw:text-style-name="P7" draw:layer="layout" svg:width="0.026cm" svg:height="0.38cm" svg:x="23.828cm" svg:y="11.84cm" svg:viewBox="0 0 27 381" draw:points="0,381 27,381 27,0 0,0">
          <text:p/>
        </draw:polygon>
        <draw:polygon draw:style-name="gr29" draw:text-style-name="P7" draw:layer="layout" svg:width="0.026cm" svg:height="0.38cm" svg:x="23.854cm" svg:y="11.84cm" svg:viewBox="0 0 27 381" draw:points="0,381 27,381 27,0 0,0">
          <text:p/>
        </draw:polygon>
        <draw:polygon draw:style-name="gr29" draw:text-style-name="P7" draw:layer="layout" svg:width="0.026cm" svg:height="0.38cm" svg:x="23.88cm" svg:y="11.84cm" svg:viewBox="0 0 27 381" draw:points="0,381 27,381 27,0 0,0">
          <text:p/>
        </draw:polygon>
        <draw:polygon draw:style-name="gr30" draw:text-style-name="P8" draw:layer="layout" svg:width="0.026cm" svg:height="0.38cm" svg:x="23.906cm" svg:y="11.84cm" svg:viewBox="0 0 27 381" draw:points="0,381 27,381 27,0 0,0">
          <text:p/>
        </draw:polygon>
        <draw:polygon draw:style-name="gr32" draw:text-style-name="P10" draw:layer="layout" svg:width="0.026cm" svg:height="0.38cm" svg:x="23.933cm" svg:y="11.84cm" svg:viewBox="0 0 27 381" draw:points="0,381 27,381 27,0 0,0">
          <text:p/>
        </draw:polygon>
        <draw:polygon draw:style-name="gr30" draw:text-style-name="P8" draw:layer="layout" svg:width="0.026cm" svg:height="0.38cm" svg:x="23.959cm" svg:y="11.84cm" svg:viewBox="0 0 27 381" draw:points="0,381 27,381 27,0 0,0">
          <text:p/>
        </draw:polygon>
        <draw:polygon draw:style-name="gr32" draw:text-style-name="P10" draw:layer="layout" svg:width="0.026cm" svg:height="0.38cm" svg:x="23.985cm" svg:y="11.84cm" svg:viewBox="0 0 27 381" draw:points="0,381 27,381 27,0 0,0">
          <text:p/>
        </draw:polygon>
        <draw:polygon draw:style-name="gr32" draw:text-style-name="P10" draw:layer="layout" svg:width="0.026cm" svg:height="0.38cm" svg:x="24.011cm" svg:y="11.84cm" svg:viewBox="0 0 27 381" draw:points="0,381 27,381 27,0 0,0">
          <text:p/>
        </draw:polygon>
        <draw:polygon draw:style-name="gr31" draw:text-style-name="P9" draw:layer="layout" svg:width="0.026cm" svg:height="0.38cm" svg:x="24.038cm" svg:y="11.84cm" svg:viewBox="0 0 27 381" draw:points="0,381 27,381 27,0 0,0">
          <text:p/>
        </draw:polygon>
        <draw:polygon draw:style-name="gr32" draw:text-style-name="P10" draw:layer="layout" svg:width="0.026cm" svg:height="0.38cm" svg:x="24.064cm" svg:y="11.84cm" svg:viewBox="0 0 27 381" draw:points="0,381 27,381 27,0 0,0">
          <text:p/>
        </draw:polygon>
        <draw:polygon draw:style-name="gr30" draw:text-style-name="P8" draw:layer="layout" svg:width="0.026cm" svg:height="0.38cm" svg:x="24.091cm" svg:y="11.84cm" svg:viewBox="0 0 27 381" draw:points="0,381 27,381 27,0 0,0">
          <text:p/>
        </draw:polygon>
        <draw:polygon draw:style-name="gr29" draw:text-style-name="P7" draw:layer="layout" svg:width="0.026cm" svg:height="0.38cm" svg:x="24.117cm" svg:y="11.84cm" svg:viewBox="0 0 27 381" draw:points="0,381 27,381 27,0 0,0">
          <text:p/>
        </draw:polygon>
        <draw:polygon draw:style-name="gr32" draw:text-style-name="P10" draw:layer="layout" svg:width="0.026cm" svg:height="0.38cm" svg:x="24.143cm" svg:y="11.84cm" svg:viewBox="0 0 27 381" draw:points="0,381 27,381 27,0 0,0">
          <text:p/>
        </draw:polygon>
        <draw:polygon draw:style-name="gr32" draw:text-style-name="P10" draw:layer="layout" svg:width="0.026cm" svg:height="0.38cm" svg:x="24.195cm" svg:y="11.84cm" svg:viewBox="0 0 27 381" draw:points="0,381 27,381 27,0 0,0">
          <text:p/>
        </draw:polygon>
        <draw:polygon draw:style-name="gr31" draw:text-style-name="P9" draw:layer="layout" svg:width="0.026cm" svg:height="0.38cm" svg:x="24.222cm" svg:y="11.84cm" svg:viewBox="0 0 27 381" draw:points="0,381 27,381 27,0 0,0">
          <text:p/>
        </draw:polygon>
        <draw:polygon draw:style-name="gr29" draw:text-style-name="P7" draw:layer="layout" svg:width="0.026cm" svg:height="0.38cm" svg:x="24.248cm" svg:y="11.84cm" svg:viewBox="0 0 27 381" draw:points="0,381 27,381 27,0 0,0">
          <text:p/>
        </draw:polygon>
        <draw:polygon draw:style-name="gr32" draw:text-style-name="P10" draw:layer="layout" svg:width="0.026cm" svg:height="0.38cm" svg:x="24.274cm" svg:y="11.84cm" svg:viewBox="0 0 27 381" draw:points="0,381 27,381 27,0 0,0">
          <text:p/>
        </draw:polygon>
        <draw:polygon draw:style-name="gr29" draw:text-style-name="P7" draw:layer="layout" svg:width="0.026cm" svg:height="0.38cm" svg:x="24.3cm" svg:y="11.84cm" svg:viewBox="0 0 27 381" draw:points="0,381 27,381 27,0 0,0">
          <text:p/>
        </draw:polygon>
        <draw:polygon draw:style-name="gr31" draw:text-style-name="P9" draw:layer="layout" svg:width="0.026cm" svg:height="0.38cm" svg:x="24.327cm" svg:y="11.84cm" svg:viewBox="0 0 27 381" draw:points="0,381 27,381 27,0 0,0">
          <text:p/>
        </draw:polygon>
        <draw:polygon draw:style-name="gr29" draw:text-style-name="P7" draw:layer="layout" svg:width="0.026cm" svg:height="0.38cm" svg:x="24.353cm" svg:y="11.84cm" svg:viewBox="0 0 27 381" draw:points="0,381 27,381 27,0 0,0">
          <text:p/>
        </draw:polygon>
        <draw:polygon draw:style-name="gr29" draw:text-style-name="P7" draw:layer="layout" svg:width="0.026cm" svg:height="0.38cm" svg:x="24.379cm" svg:y="11.84cm" svg:viewBox="0 0 27 381" draw:points="0,381 27,381 27,0 0,0">
          <text:p/>
        </draw:polygon>
        <draw:polygon draw:style-name="gr32" draw:text-style-name="P10" draw:layer="layout" svg:width="0.027cm" svg:height="0.38cm" svg:x="24.405cm" svg:y="11.84cm" svg:viewBox="0 0 28 381" draw:points="0,381 28,381 28,0 0,0">
          <text:p/>
        </draw:polygon>
        <draw:polygon draw:style-name="gr31" draw:text-style-name="P9" draw:layer="layout" svg:width="0.026cm" svg:height="0.38cm" svg:x="24.432cm" svg:y="11.84cm" svg:viewBox="0 0 27 381" draw:points="0,381 27,381 27,0 0,0">
          <text:p/>
        </draw:polygon>
        <draw:polygon draw:style-name="gr29" draw:text-style-name="P7" draw:layer="layout" svg:width="0.026cm" svg:height="0.38cm" svg:x="24.458cm" svg:y="11.84cm" svg:viewBox="0 0 27 381" draw:points="0,381 27,381 27,0 0,0">
          <text:p/>
        </draw:polygon>
        <draw:polygon draw:style-name="gr29" draw:text-style-name="P7" draw:layer="layout" svg:width="0.027cm" svg:height="0.38cm" svg:x="24.484cm" svg:y="11.84cm" svg:viewBox="0 0 28 381" draw:points="0,381 28,381 28,0 0,0">
          <text:p/>
        </draw:polygon>
        <draw:polygon draw:style-name="gr30" draw:text-style-name="P8" draw:layer="layout" svg:width="0.026cm" svg:height="0.38cm" svg:x="24.511cm" svg:y="11.84cm" svg:viewBox="0 0 27 381" draw:points="0,381 27,381 27,0 0,0">
          <text:p/>
        </draw:polygon>
        <draw:polygon draw:style-name="gr31" draw:text-style-name="P9" draw:layer="layout" svg:width="0.026cm" svg:height="0.38cm" svg:x="24.537cm" svg:y="11.84cm" svg:viewBox="0 0 27 381" draw:points="0,381 27,381 27,0 0,0">
          <text:p/>
        </draw:polygon>
        <draw:polygon draw:style-name="gr30" draw:text-style-name="P8" draw:layer="layout" svg:width="0.026cm" svg:height="0.38cm" svg:x="24.563cm" svg:y="11.84cm" svg:viewBox="0 0 27 381" draw:points="0,381 27,381 27,0 0,0">
          <text:p/>
        </draw:polygon>
        <draw:polygon draw:style-name="gr31" draw:text-style-name="P9" draw:layer="layout" svg:width="0.026cm" svg:height="0.38cm" svg:x="24.589cm" svg:y="11.84cm" svg:viewBox="0 0 27 381" draw:points="0,381 27,381 27,0 0,0">
          <text:p/>
        </draw:polygon>
        <draw:polygon draw:style-name="gr31" draw:text-style-name="P9" draw:layer="layout" svg:width="0.026cm" svg:height="0.38cm" svg:x="24.616cm" svg:y="11.84cm" svg:viewBox="0 0 27 381" draw:points="0,381 27,381 27,0 0,0">
          <text:p/>
        </draw:polygon>
        <draw:polygon draw:style-name="gr29" draw:text-style-name="P7" draw:layer="layout" svg:width="0.026cm" svg:height="0.38cm" svg:x="24.642cm" svg:y="11.84cm" svg:viewBox="0 0 27 381" draw:points="0,381 27,381 27,0 0,0">
          <text:p/>
        </draw:polygon>
        <draw:polygon draw:style-name="gr30" draw:text-style-name="P8" draw:layer="layout" svg:width="0.026cm" svg:height="0.38cm" svg:x="24.668cm" svg:y="11.84cm" svg:viewBox="0 0 27 381" draw:points="0,381 27,381 27,0 0,0">
          <text:p/>
        </draw:polygon>
        <draw:polygon draw:style-name="gr32" draw:text-style-name="P10" draw:layer="layout" svg:width="0.026cm" svg:height="0.38cm" svg:x="24.694cm" svg:y="11.84cm" svg:viewBox="0 0 27 381" draw:points="0,381 27,381 27,0 0,0">
          <text:p/>
        </draw:polygon>
        <draw:polygon draw:style-name="gr32" draw:text-style-name="P10" draw:layer="layout" svg:width="0.026cm" svg:height="0.38cm" svg:x="24.747cm" svg:y="11.84cm" svg:viewBox="0 0 27 381" draw:points="0,381 27,381 27,0 0,0">
          <text:p/>
        </draw:polygon>
        <draw:polygon draw:style-name="gr31" draw:text-style-name="P9" draw:layer="layout" svg:width="0.026cm" svg:height="0.38cm" svg:x="24.773cm" svg:y="11.84cm" svg:viewBox="0 0 27 381" draw:points="0,381 27,381 27,0 0,0">
          <text:p/>
        </draw:polygon>
        <draw:polygon draw:style-name="gr32" draw:text-style-name="P10" draw:layer="layout" svg:width="0.027cm" svg:height="0.38cm" svg:x="24.799cm" svg:y="11.84cm" svg:viewBox="0 0 28 381" draw:points="0,381 28,381 28,0 0,0">
          <text:p/>
        </draw:polygon>
        <draw:polygon draw:style-name="gr30" draw:text-style-name="P8" draw:layer="layout" svg:width="0.026cm" svg:height="0.38cm" svg:x="24.852cm" svg:y="11.84cm" svg:viewBox="0 0 27 381" draw:points="0,381 27,381 27,0 0,0">
          <text:p/>
        </draw:polygon>
        <draw:polygon draw:style-name="gr30" draw:text-style-name="P8" draw:layer="layout" svg:width="0.026cm" svg:height="0.38cm" svg:x="24.879cm" svg:y="11.84cm" svg:viewBox="0 0 27 381" draw:points="0,381 27,381 27,0 0,0">
          <text:p/>
        </draw:polygon>
        <draw:polygon draw:style-name="gr31" draw:text-style-name="P9" draw:layer="layout" svg:width="0.026cm" svg:height="0.38cm" svg:x="24.905cm" svg:y="11.84cm" svg:viewBox="0 0 27 381" draw:points="0,381 27,381 27,0 0,0">
          <text:p/>
        </draw:polygon>
        <draw:polygon draw:style-name="gr30" draw:text-style-name="P8" draw:layer="layout" svg:width="0.026cm" svg:height="0.38cm" svg:x="24.931cm" svg:y="11.84cm" svg:viewBox="0 0 27 381" draw:points="0,381 27,381 27,0 0,0">
          <text:p/>
        </draw:polygon>
        <draw:polygon draw:style-name="gr30" draw:text-style-name="P8" draw:layer="layout" svg:width="0.026cm" svg:height="0.38cm" svg:x="24.957cm" svg:y="11.84cm" svg:viewBox="0 0 27 381" draw:points="0,381 27,381 27,0 0,0">
          <text:p/>
        </draw:polygon>
        <draw:polygon draw:style-name="gr32" draw:text-style-name="P10" draw:layer="layout" svg:width="0.026cm" svg:height="0.38cm" svg:x="24.983cm" svg:y="11.84cm" svg:viewBox="0 0 27 381" draw:points="0,381 27,381 27,0 0,0">
          <text:p/>
        </draw:polygon>
        <draw:polygon draw:style-name="gr29" draw:text-style-name="P7" draw:layer="layout" svg:width="0.026cm" svg:height="0.38cm" svg:x="25.01cm" svg:y="11.84cm" svg:viewBox="0 0 27 381" draw:points="0,381 27,381 27,0 0,0">
          <text:p/>
        </draw:polygon>
        <draw:polygon draw:style-name="gr29" draw:text-style-name="P7" draw:layer="layout" svg:width="0.026cm" svg:height="0.38cm" svg:x="25.036cm" svg:y="11.84cm" svg:viewBox="0 0 27 381" draw:points="0,381 27,381 27,0 0,0">
          <text:p/>
        </draw:polygon>
        <draw:polygon draw:style-name="gr29" draw:text-style-name="P7" draw:layer="layout" svg:width="0.026cm" svg:height="0.38cm" svg:x="25.062cm" svg:y="11.84cm" svg:viewBox="0 0 27 381" draw:points="0,381 27,381 27,0 0,0">
          <text:p/>
        </draw:polygon>
        <draw:polygon draw:style-name="gr30" draw:text-style-name="P8" draw:layer="layout" svg:width="0.027cm" svg:height="0.38cm" svg:x="25.088cm" svg:y="11.84cm" svg:viewBox="0 0 28 381" draw:points="0,381 28,381 28,0 0,0">
          <text:p/>
        </draw:polygon>
        <draw:polygon draw:style-name="gr29" draw:text-style-name="P7" draw:layer="layout" svg:width="0.026cm" svg:height="0.38cm" svg:x="25.115cm" svg:y="11.84cm" svg:viewBox="0 0 27 381" draw:points="0,381 27,381 27,0 0,0">
          <text:p/>
        </draw:polygon>
        <draw:polygon draw:style-name="gr32" draw:text-style-name="P10" draw:layer="layout" svg:width="0.026cm" svg:height="0.38cm" svg:x="25.141cm" svg:y="11.84cm" svg:viewBox="0 0 27 381" draw:points="0,381 27,381 27,0 0,0">
          <text:p/>
        </draw:polygon>
        <draw:polygon draw:style-name="gr31" draw:text-style-name="P9" draw:layer="layout" svg:width="0.027cm" svg:height="0.38cm" svg:x="25.167cm" svg:y="11.84cm" svg:viewBox="0 0 28 381" draw:points="0,381 28,381 28,0 0,0">
          <text:p/>
        </draw:polygon>
        <draw:polygon draw:style-name="gr32" draw:text-style-name="P10" draw:layer="layout" svg:width="0.026cm" svg:height="0.38cm" svg:x="25.194cm" svg:y="11.84cm" svg:viewBox="0 0 27 381" draw:points="0,381 27,381 27,0 0,0">
          <text:p/>
        </draw:polygon>
        <draw:polygon draw:style-name="gr29" draw:text-style-name="P7" draw:layer="layout" svg:width="0.026cm" svg:height="0.38cm" svg:x="25.22cm" svg:y="11.84cm" svg:viewBox="0 0 27 381" draw:points="0,381 27,381 27,0 0,0">
          <text:p/>
        </draw:polygon>
        <draw:polygon draw:style-name="gr29" draw:text-style-name="P7" draw:layer="layout" svg:width="0.026cm" svg:height="0.38cm" svg:x="25.246cm" svg:y="11.84cm" svg:viewBox="0 0 27 381" draw:points="0,381 27,381 27,0 0,0">
          <text:p/>
        </draw:polygon>
        <draw:polygon draw:style-name="gr30" draw:text-style-name="P8" draw:layer="layout" svg:width="0.026cm" svg:height="0.38cm" svg:x="25.273cm" svg:y="11.84cm" svg:viewBox="0 0 27 381" draw:points="0,381 27,381 27,0 0,0">
          <text:p/>
        </draw:polygon>
        <draw:polygon draw:style-name="gr29" draw:text-style-name="P7" draw:layer="layout" svg:width="0.026cm" svg:height="0.38cm" svg:x="25.299cm" svg:y="11.84cm" svg:viewBox="0 0 27 381" draw:points="0,381 27,381 27,0 0,0">
          <text:p/>
        </draw:polygon>
        <draw:polygon draw:style-name="gr29" draw:text-style-name="P7" draw:layer="layout" svg:width="0.026cm" svg:height="0.38cm" svg:x="25.325cm" svg:y="11.84cm" svg:viewBox="0 0 27 381" draw:points="0,381 27,381 27,0 0,0">
          <text:p/>
        </draw:polygon>
        <draw:polygon draw:style-name="gr30" draw:text-style-name="P8" draw:layer="layout" svg:width="0.026cm" svg:height="0.38cm" svg:x="25.351cm" svg:y="11.84cm" svg:viewBox="0 0 27 381" draw:points="0,381 27,381 27,0 0,0">
          <text:p/>
        </draw:polygon>
        <draw:polygon draw:style-name="gr32" draw:text-style-name="P10" draw:layer="layout" svg:width="0.026cm" svg:height="0.38cm" svg:x="25.379cm" svg:y="11.84cm" svg:viewBox="0 0 27 381" draw:points="0,381 27,381 27,0 0,0">
          <text:p/>
        </draw:polygon>
        <draw:polygon draw:style-name="gr32" draw:text-style-name="P10" draw:layer="layout" svg:width="0.026cm" svg:height="0.38cm" svg:x="25.404cm" svg:y="11.84cm" svg:viewBox="0 0 27 381" draw:points="0,381 27,381 27,0 0,0">
          <text:p/>
        </draw:polygon>
        <draw:polygon draw:style-name="gr32" draw:text-style-name="P10" draw:layer="layout" svg:width="0.026cm" svg:height="0.38cm" svg:x="25.43cm" svg:y="11.84cm" svg:viewBox="0 0 27 381" draw:points="0,381 27,381 27,0 0,0">
          <text:p/>
        </draw:polygon>
        <draw:polygon draw:style-name="gr30" draw:text-style-name="P8" draw:layer="layout" svg:width="0.026cm" svg:height="0.38cm" svg:x="25.456cm" svg:y="11.84cm" svg:viewBox="0 0 27 381" draw:points="0,381 27,381 27,0 0,0">
          <text:p/>
        </draw:polygon>
        <draw:polygon draw:style-name="gr29" draw:text-style-name="P7" draw:layer="layout" svg:width="0.027cm" svg:height="0.38cm" svg:x="25.482cm" svg:y="11.84cm" svg:viewBox="0 0 28 381" draw:points="0,381 28,381 28,0 0,0">
          <text:p/>
        </draw:polygon>
        <draw:polygon draw:style-name="gr29" draw:text-style-name="P7" draw:layer="layout" svg:width="0.026cm" svg:height="0.38cm" svg:x="25.509cm" svg:y="11.84cm" svg:viewBox="0 0 27 381" draw:points="0,381 27,381 27,0 0,0">
          <text:p/>
        </draw:polygon>
        <draw:polygon draw:style-name="gr30" draw:text-style-name="P8" draw:layer="layout" svg:width="0.026cm" svg:height="0.38cm" svg:x="25.535cm" svg:y="11.84cm" svg:viewBox="0 0 27 381" draw:points="0,381 27,381 27,0 0,0">
          <text:p/>
        </draw:polygon>
        <draw:polygon draw:style-name="gr29" draw:text-style-name="P7" draw:layer="layout" svg:width="0.027cm" svg:height="0.38cm" svg:x="25.561cm" svg:y="11.84cm" svg:viewBox="0 0 28 381" draw:points="0,381 28,381 28,0 0,0">
          <text:p/>
        </draw:polygon>
        <draw:polygon draw:style-name="gr29" draw:text-style-name="P7" draw:layer="layout" svg:width="0.026cm" svg:height="0.38cm" svg:x="25.588cm" svg:y="11.84cm" svg:viewBox="0 0 27 381" draw:points="0,381 27,381 27,0 0,0">
          <text:p/>
        </draw:polygon>
        <draw:polygon draw:style-name="gr30" draw:text-style-name="P8" draw:layer="layout" svg:width="0.026cm" svg:height="0.38cm" svg:x="25.614cm" svg:y="11.84cm" svg:viewBox="0 0 27 381" draw:points="0,381 27,381 27,0 0,0">
          <text:p/>
        </draw:polygon>
        <draw:polygon draw:style-name="gr31" draw:text-style-name="P9" draw:layer="layout" svg:width="0.026cm" svg:height="0.38cm" svg:x="25.64cm" svg:y="11.84cm" svg:viewBox="0 0 27 381" draw:points="0,381 27,381 27,0 0,0">
          <text:p/>
        </draw:polygon>
        <draw:polygon draw:style-name="gr31" draw:text-style-name="P9" draw:layer="layout" svg:width="0.026cm" svg:height="0.38cm" svg:x="25.667cm" svg:y="11.84cm" svg:viewBox="0 0 27 381" draw:points="0,381 27,381 27,0 0,0">
          <text:p/>
        </draw:polygon>
        <draw:polygon draw:style-name="gr29" draw:text-style-name="P7" draw:layer="layout" svg:width="0.026cm" svg:height="0.38cm" svg:x="25.693cm" svg:y="11.84cm" svg:viewBox="0 0 27 381" draw:points="0,381 27,381 27,0 0,0">
          <text:p/>
        </draw:polygon>
        <draw:polygon draw:style-name="gr32" draw:text-style-name="P10" draw:layer="layout" svg:width="0.026cm" svg:height="0.38cm" svg:x="25.719cm" svg:y="11.84cm" svg:viewBox="0 0 27 381" draw:points="0,381 27,381 27,0 0,0">
          <text:p/>
        </draw:polygon>
        <draw:polygon draw:style-name="gr30" draw:text-style-name="P8" draw:layer="layout" svg:width="0.026cm" svg:height="0.38cm" svg:x="25.745cm" svg:y="11.84cm" svg:viewBox="0 0 27 381" draw:points="0,381 27,381 27,0 0,0">
          <text:p/>
        </draw:polygon>
        <draw:polygon draw:style-name="gr32" draw:text-style-name="P10" draw:layer="layout" svg:width="0.026cm" svg:height="0.38cm" svg:x="25.772cm" svg:y="11.84cm" svg:viewBox="0 0 27 381" draw:points="0,381 27,381 27,0 0,0">
          <text:p/>
        </draw:polygon>
        <draw:polygon draw:style-name="gr30" draw:text-style-name="P8" draw:layer="layout" svg:width="0.026cm" svg:height="0.38cm" svg:x="25.798cm" svg:y="11.84cm" svg:viewBox="0 0 27 381" draw:points="0,381 27,381 27,0 0,0">
          <text:p/>
        </draw:polygon>
        <draw:polygon draw:style-name="gr32" draw:text-style-name="P10" draw:layer="layout" svg:width="0.026cm" svg:height="0.38cm" svg:x="25.824cm" svg:y="11.84cm" svg:viewBox="0 0 27 381" draw:points="0,381 27,381 27,0 0,0">
          <text:p/>
        </draw:polygon>
        <draw:polygon draw:style-name="gr32" draw:text-style-name="P10" draw:layer="layout" svg:width="0.027cm" svg:height="0.38cm" svg:x="25.85cm" svg:y="11.84cm" svg:viewBox="0 0 28 381" draw:points="0,381 28,381 28,0 0,0">
          <text:p/>
        </draw:polygon>
        <draw:polygon draw:style-name="gr31" draw:text-style-name="P9" draw:layer="layout" svg:width="0.026cm" svg:height="0.38cm" svg:x="25.877cm" svg:y="11.84cm" svg:viewBox="0 0 27 381" draw:points="0,381 27,381 27,0 0,0">
          <text:p/>
        </draw:polygon>
        <draw:polygon draw:style-name="gr31" draw:text-style-name="P9" draw:layer="layout" svg:width="0.026cm" svg:height="0.38cm" svg:x="25.903cm" svg:y="11.84cm" svg:viewBox="0 0 27 381" draw:points="0,381 27,381 27,0 0,0">
          <text:p/>
        </draw:polygon>
        <draw:polygon draw:style-name="gr30" draw:text-style-name="P8" draw:layer="layout" svg:width="0.026cm" svg:height="0.38cm" svg:x="25.929cm" svg:y="11.84cm" svg:viewBox="0 0 27 381" draw:points="0,381 27,381 27,0 0,0">
          <text:p/>
        </draw:polygon>
        <draw:polygon draw:style-name="gr32" draw:text-style-name="P10" draw:layer="layout" svg:width="0.026cm" svg:height="0.38cm" svg:x="25.956cm" svg:y="11.84cm" svg:viewBox="0 0 27 381" draw:points="0,381 27,381 27,0 0,0">
          <text:p/>
        </draw:polygon>
        <draw:polygon draw:style-name="gr30" draw:text-style-name="P8" draw:layer="layout" svg:width="0.026cm" svg:height="0.38cm" svg:x="25.982cm" svg:y="11.84cm" svg:viewBox="0 0 27 381" draw:points="0,381 27,381 27,0 0,0">
          <text:p/>
        </draw:polygon>
        <draw:polygon draw:style-name="gr32" draw:text-style-name="P10" draw:layer="layout" svg:width="0.026cm" svg:height="0.38cm" svg:x="26.008cm" svg:y="11.84cm" svg:viewBox="0 0 27 381" draw:points="0,381 27,381 27,0 0,0">
          <text:p/>
        </draw:polygon>
        <draw:polygon draw:style-name="gr33" draw:text-style-name="P11" draw:layer="layout" svg:width="0.026cm" svg:height="0.38cm" svg:x="26.034cm" svg:y="11.84cm" svg:viewBox="0 0 27 381" draw:points="0,381 27,381 27,0 0,0">
          <text:p/>
        </draw:polygon>
        <draw:polygon draw:style-name="gr31" draw:text-style-name="P9" draw:layer="layout" svg:width="0.026cm" svg:height="0.38cm" svg:x="26.061cm" svg:y="11.84cm" svg:viewBox="0 0 27 381" draw:points="0,381 27,381 27,0 0,0">
          <text:p/>
        </draw:polygon>
        <draw:polygon draw:style-name="gr30" draw:text-style-name="P8" draw:layer="layout" svg:width="0.026cm" svg:height="0.38cm" svg:x="26.087cm" svg:y="11.84cm" svg:viewBox="0 0 27 381" draw:points="0,381 27,381 27,0 0,0">
          <text:p/>
        </draw:polygon>
        <draw:polygon draw:style-name="gr29" draw:text-style-name="P7" draw:layer="layout" svg:width="0.026cm" svg:height="0.38cm" svg:x="26.113cm" svg:y="11.84cm" svg:viewBox="0 0 27 381" draw:points="0,381 27,381 27,0 0,0">
          <text:p/>
        </draw:polygon>
        <draw:polygon draw:style-name="gr32" draw:text-style-name="P10" draw:layer="layout" svg:width="0.026cm" svg:height="0.38cm" svg:x="26.139cm" svg:y="11.84cm" svg:viewBox="0 0 27 381" draw:points="0,381 27,381 27,0 0,0">
          <text:p/>
        </draw:polygon>
        <draw:polygon draw:style-name="gr30" draw:text-style-name="P8" draw:layer="layout" svg:width="0.026cm" svg:height="0.38cm" svg:x="26.166cm" svg:y="11.84cm" svg:viewBox="0 0 27 381" draw:points="0,381 27,381 27,0 0,0">
          <text:p/>
        </draw:polygon>
        <draw:polygon draw:style-name="gr31" draw:text-style-name="P9" draw:layer="layout" svg:width="0.026cm" svg:height="0.38cm" svg:x="26.192cm" svg:y="11.84cm" svg:viewBox="0 0 27 381" draw:points="0,381 27,381 27,0 0,0">
          <text:p/>
        </draw:polygon>
        <draw:polygon draw:style-name="gr29" draw:text-style-name="P7" draw:layer="layout" svg:width="0.026cm" svg:height="0.38cm" svg:x="26.218cm" svg:y="11.84cm" svg:viewBox="0 0 27 381" draw:points="0,381 27,381 27,0 0,0">
          <text:p/>
        </draw:polygon>
        <draw:polygon draw:style-name="gr32" draw:text-style-name="P10" draw:layer="layout" svg:width="0.027cm" svg:height="0.38cm" svg:x="26.244cm" svg:y="11.84cm" svg:viewBox="0 0 28 381" draw:points="0,381 28,381 28,0 0,0">
          <text:p/>
        </draw:polygon>
        <draw:polygon draw:style-name="gr31" draw:text-style-name="P9" draw:layer="layout" svg:width="0.026cm" svg:height="0.38cm" svg:x="26.271cm" svg:y="11.84cm" svg:viewBox="0 0 27 381" draw:points="0,381 27,381 27,0 0,0">
          <text:p/>
        </draw:polygon>
        <draw:polygon draw:style-name="gr29" draw:text-style-name="P7" draw:layer="layout" svg:width="0.026cm" svg:height="0.38cm" svg:x="26.297cm" svg:y="11.84cm" svg:viewBox="0 0 27 381" draw:points="0,381 27,381 27,0 0,0">
          <text:p/>
        </draw:polygon>
        <draw:polygon draw:style-name="gr29" draw:text-style-name="P7" draw:layer="layout" svg:width="0.027cm" svg:height="0.38cm" svg:x="26.323cm" svg:y="11.84cm" svg:viewBox="0 0 28 381" draw:points="0,381 28,381 28,0 0,0">
          <text:p/>
        </draw:polygon>
        <draw:polygon draw:style-name="gr31" draw:text-style-name="P9" draw:layer="layout" svg:width="0.026cm" svg:height="0.38cm" svg:x="26.35cm" svg:y="11.84cm" svg:viewBox="0 0 27 381" draw:points="0,381 27,381 27,0 0,0">
          <text:p/>
        </draw:polygon>
        <draw:polygon draw:style-name="gr29" draw:text-style-name="P7" draw:layer="layout" svg:width="0.026cm" svg:height="0.38cm" svg:x="26.376cm" svg:y="11.84cm" svg:viewBox="0 0 27 381" draw:points="0,381 27,381 27,0 0,0">
          <text:p/>
        </draw:polygon>
        <draw:polygon draw:style-name="gr29" draw:text-style-name="P7" draw:layer="layout" svg:width="0.026cm" svg:height="0.38cm" svg:x="26.402cm" svg:y="11.84cm" svg:viewBox="0 0 27 381" draw:points="0,381 27,381 27,0 0,0">
          <text:p/>
        </draw:polygon>
        <draw:polygon draw:style-name="gr30" draw:text-style-name="P8" draw:layer="layout" svg:width="0.026cm" svg:height="0.38cm" svg:x="26.428cm" svg:y="11.84cm" svg:viewBox="0 0 27 381" draw:points="0,381 27,381 27,0 0,0">
          <text:p/>
        </draw:polygon>
        <draw:polygon draw:style-name="gr31" draw:text-style-name="P9" draw:layer="layout" svg:width="0.026cm" svg:height="0.38cm" svg:x="26.455cm" svg:y="11.84cm" svg:viewBox="0 0 27 381" draw:points="0,381 27,381 27,0 0,0">
          <text:p/>
        </draw:polygon>
        <draw:polygon draw:style-name="gr30" draw:text-style-name="P8" draw:layer="layout" svg:width="0.026cm" svg:height="0.38cm" svg:x="26.481cm" svg:y="11.84cm" svg:viewBox="0 0 27 381" draw:points="0,381 27,381 27,0 0,0">
          <text:p/>
        </draw:polygon>
        <draw:polygon draw:style-name="gr29" draw:text-style-name="P7" draw:layer="layout" svg:width="0.026cm" svg:height="0.38cm" svg:x="26.507cm" svg:y="11.84cm" svg:viewBox="0 0 27 381" draw:points="0,381 27,381 27,0 0,0">
          <text:p/>
        </draw:polygon>
        <draw:polygon draw:style-name="gr31" draw:text-style-name="P9" draw:layer="layout" svg:width="0.027cm" svg:height="0.38cm" svg:x="26.533cm" svg:y="11.84cm" svg:viewBox="0 0 28 381" draw:points="0,381 28,381 28,0 0,0">
          <text:p/>
        </draw:polygon>
        <draw:polygon draw:style-name="gr30" draw:text-style-name="P8" draw:layer="layout" svg:width="0.026cm" svg:height="0.38cm" svg:x="26.56cm" svg:y="11.84cm" svg:viewBox="0 0 27 381" draw:points="0,381 27,381 27,0 0,0">
          <text:p/>
        </draw:polygon>
        <draw:polygon draw:style-name="gr31" draw:text-style-name="P9" draw:layer="layout" svg:width="0.026cm" svg:height="0.38cm" svg:x="26.586cm" svg:y="11.84cm" svg:viewBox="0 0 27 381" draw:points="0,381 27,381 27,0 0,0">
          <text:p/>
        </draw:polygon>
        <draw:polygon draw:style-name="gr29" draw:text-style-name="P7" draw:layer="layout" svg:width="0.027cm" svg:height="0.38cm" svg:x="26.612cm" svg:y="11.84cm" svg:viewBox="0 0 28 381" draw:points="0,381 28,381 28,0 0,0">
          <text:p/>
        </draw:polygon>
        <draw:polygon draw:style-name="gr29" draw:text-style-name="P7" draw:layer="layout" svg:width="0.026cm" svg:height="0.38cm" svg:x="26.639cm" svg:y="11.84cm" svg:viewBox="0 0 27 381" draw:points="0,381 27,381 27,0 0,0">
          <text:p/>
        </draw:polygon>
        <draw:polygon draw:style-name="gr29" draw:text-style-name="P7" draw:layer="layout" svg:width="0.026cm" svg:height="0.38cm" svg:x="26.665cm" svg:y="11.84cm" svg:viewBox="0 0 27 381" draw:points="0,381 27,381 27,0 0,0">
          <text:p/>
        </draw:polygon>
        <draw:polygon draw:style-name="gr32" draw:text-style-name="P10" draw:layer="layout" svg:width="0.026cm" svg:height="0.38cm" svg:x="26.691cm" svg:y="11.84cm" svg:viewBox="0 0 27 381" draw:points="0,381 27,381 27,0 0,0">
          <text:p/>
        </draw:polygon>
        <draw:polygon draw:style-name="gr31" draw:text-style-name="P9" draw:layer="layout" svg:width="0.026cm" svg:height="0.38cm" svg:x="26.718cm" svg:y="11.84cm" svg:viewBox="0 0 27 381" draw:points="0,381 27,381 27,0 0,0">
          <text:p/>
        </draw:polygon>
        <draw:polygon draw:style-name="gr30" draw:text-style-name="P8" draw:layer="layout" svg:width="0.026cm" svg:height="0.38cm" svg:x="26.744cm" svg:y="11.84cm" svg:viewBox="0 0 27 381" draw:points="0,381 27,381 27,0 0,0">
          <text:p/>
        </draw:polygon>
        <draw:polygon draw:style-name="gr31" draw:text-style-name="P9" draw:layer="layout" svg:width="0.026cm" svg:height="0.38cm" svg:x="26.77cm" svg:y="11.84cm" svg:viewBox="0 0 27 381" draw:points="0,381 27,381 27,0 0,0">
          <text:p/>
        </draw:polygon>
        <draw:polygon draw:style-name="gr29" draw:text-style-name="P7" draw:layer="layout" svg:width="0.026cm" svg:height="0.38cm" svg:x="26.796cm" svg:y="11.84cm" svg:viewBox="0 0 27 381" draw:points="0,381 27,381 27,0 0,0">
          <text:p/>
        </draw:polygon>
        <draw:polygon draw:style-name="gr32" draw:text-style-name="P10" draw:layer="layout" svg:width="0.026cm" svg:height="0.38cm" svg:x="26.823cm" svg:y="11.84cm" svg:viewBox="0 0 27 381" draw:points="0,381 27,381 27,0 0,0">
          <text:p/>
        </draw:polygon>
        <draw:polygon draw:style-name="gr29" draw:text-style-name="P7" draw:layer="layout" svg:width="0.026cm" svg:height="0.38cm" svg:x="26.849cm" svg:y="11.84cm" svg:viewBox="0 0 27 381" draw:points="0,381 27,381 27,0 0,0">
          <text:p/>
        </draw:polygon>
        <draw:polygon draw:style-name="gr29" draw:text-style-name="P7" draw:layer="layout" svg:width="0.026cm" svg:height="0.38cm" svg:x="26.875cm" svg:y="11.84cm" svg:viewBox="0 0 27 381" draw:points="0,381 27,381 27,0 0,0">
          <text:p/>
        </draw:polygon>
        <draw:polygon draw:style-name="gr31" draw:text-style-name="P9" draw:layer="layout" svg:width="0.026cm" svg:height="0.38cm" svg:x="26.901cm" svg:y="11.84cm" svg:viewBox="0 0 27 381" draw:points="0,381 27,381 27,0 0,0">
          <text:p/>
        </draw:polygon>
        <draw:polygon draw:style-name="gr32" draw:text-style-name="P10" draw:layer="layout" svg:width="0.027cm" svg:height="0.38cm" svg:x="26.927cm" svg:y="11.84cm" svg:viewBox="0 0 28 381" draw:points="0,381 28,381 28,0 0,0">
          <text:p/>
        </draw:polygon>
        <draw:polygon draw:style-name="gr29" draw:text-style-name="P7" draw:layer="layout" svg:width="0.026cm" svg:height="0.38cm" svg:x="26.954cm" svg:y="11.84cm" svg:viewBox="0 0 27 381" draw:points="0,381 27,381 27,0 0,0">
          <text:p/>
        </draw:polygon>
        <draw:polygon draw:style-name="gr29" draw:text-style-name="P7" draw:layer="layout" svg:width="0.026cm" svg:height="0.38cm" svg:x="26.98cm" svg:y="11.84cm" svg:viewBox="0 0 27 381" draw:points="0,381 27,381 27,0 0,0">
          <text:p/>
        </draw:polygon>
        <draw:polygon draw:style-name="gr32" draw:text-style-name="P10" draw:layer="layout" svg:width="0.027cm" svg:height="0.38cm" svg:x="27.006cm" svg:y="11.84cm" svg:viewBox="0 0 28 381" draw:points="0,381 28,381 28,0 0,0">
          <text:p/>
        </draw:polygon>
        <draw:polygon draw:style-name="gr31" draw:text-style-name="P9" draw:layer="layout" svg:width="0.026cm" svg:height="0.38cm" svg:x="27.033cm" svg:y="11.84cm" svg:viewBox="0 0 27 381" draw:points="0,381 27,381 27,0 0,0">
          <text:p/>
        </draw:polygon>
        <draw:polygon draw:style-name="gr32" draw:text-style-name="P10" draw:layer="layout" svg:width="0.026cm" svg:height="0.38cm" svg:x="27.06cm" svg:y="11.84cm" svg:viewBox="0 0 27 381" draw:points="0,381 27,381 27,0 0,0">
          <text:p/>
        </draw:polygon>
        <draw:polygon draw:style-name="gr31" draw:text-style-name="P9" draw:layer="layout" svg:width="0.026cm" svg:height="0.38cm" svg:x="27.085cm" svg:y="11.84cm" svg:viewBox="0 0 27 381" draw:points="0,381 27,381 27,0 0,0">
          <text:p/>
        </draw:polygon>
        <draw:polygon draw:style-name="gr29" draw:text-style-name="P7" draw:layer="layout" svg:width="0.026cm" svg:height="0.38cm" svg:x="27.112cm" svg:y="11.84cm" svg:viewBox="0 0 27 381" draw:points="0,381 27,381 27,0 0,0">
          <text:p/>
        </draw:polygon>
        <draw:polygon draw:style-name="gr29" draw:text-style-name="P7" draw:layer="layout" svg:width="0.026cm" svg:height="0.38cm" svg:x="27.138cm" svg:y="11.84cm" svg:viewBox="0 0 27 381" draw:points="0,381 27,381 27,0 0,0">
          <text:p/>
        </draw:polygon>
        <draw:polygon draw:style-name="gr32" draw:text-style-name="P10" draw:layer="layout" svg:width="0.026cm" svg:height="0.38cm" svg:x="27.164cm" svg:y="11.84cm" svg:viewBox="0 0 27 381" draw:points="0,381 27,381 27,0 0,0">
          <text:p/>
        </draw:polygon>
        <draw:polygon draw:style-name="gr32" draw:text-style-name="P10" draw:layer="layout" svg:width="0.026cm" svg:height="0.38cm" svg:x="27.19cm" svg:y="11.84cm" svg:viewBox="0 0 27 381" draw:points="0,381 27,381 27,0 0,0">
          <text:p/>
        </draw:polygon>
        <draw:polygon draw:style-name="gr31" draw:text-style-name="P9" draw:layer="layout" svg:width="0.026cm" svg:height="0.38cm" svg:x="27.217cm" svg:y="11.84cm" svg:viewBox="0 0 27 381" draw:points="0,381 27,381 27,0 0,0">
          <text:p/>
        </draw:polygon>
        <draw:polygon draw:style-name="gr30" draw:text-style-name="P8" draw:layer="layout" svg:width="0.026cm" svg:height="0.38cm" svg:x="27.243cm" svg:y="11.84cm" svg:viewBox="0 0 27 381" draw:points="0,381 27,381 27,0 0,0">
          <text:p/>
        </draw:polygon>
        <draw:polygon draw:style-name="gr29" draw:text-style-name="P7" draw:layer="layout" svg:width="0.026cm" svg:height="0.38cm" svg:x="27.269cm" svg:y="11.84cm" svg:viewBox="0 0 27 381" draw:points="0,381 27,381 27,0 0,0">
          <text:p/>
        </draw:polygon>
        <draw:polygon draw:style-name="gr31" draw:text-style-name="P9" draw:layer="layout" svg:width="0.027cm" svg:height="0.38cm" svg:x="27.295cm" svg:y="11.84cm" svg:viewBox="0 0 28 381" draw:points="0,381 28,381 28,0 0,0">
          <text:p/>
        </draw:polygon>
        <draw:polygon draw:style-name="gr29" draw:text-style-name="P7" draw:layer="layout" svg:width="0.026cm" svg:height="0.38cm" svg:x="27.322cm" svg:y="11.84cm" svg:viewBox="0 0 27 381" draw:points="0,381 27,381 27,0 0,0">
          <text:p/>
        </draw:polygon>
        <draw:polygon draw:style-name="gr29" draw:text-style-name="P7" draw:layer="layout" svg:width="0.026cm" svg:height="0.38cm" svg:x="27.348cm" svg:y="11.84cm" svg:viewBox="0 0 27 381" draw:points="0,381 27,381 27,0 0,0">
          <text:p/>
        </draw:polygon>
        <draw:polygon draw:style-name="gr32" draw:text-style-name="P10" draw:layer="layout" svg:width="0.026cm" svg:height="0.38cm" svg:x="27.374cm" svg:y="11.84cm" svg:viewBox="0 0 27 381" draw:points="0,381 27,381 27,0 0,0">
          <text:p/>
        </draw:polygon>
        <draw:polygon draw:style-name="gr32" draw:text-style-name="P10" draw:layer="layout" svg:width="0.026cm" svg:height="0.38cm" svg:x="27.401cm" svg:y="11.84cm" svg:viewBox="0 0 27 381" draw:points="0,381 27,381 27,0 0,0">
          <text:p/>
        </draw:polygon>
        <draw:polygon draw:style-name="gr30" draw:text-style-name="P8" draw:layer="layout" svg:width="0.026cm" svg:height="0.38cm" svg:x="27.427cm" svg:y="11.84cm" svg:viewBox="0 0 27 381" draw:points="0,381 27,381 27,0 0,0">
          <text:p/>
        </draw:polygon>
        <draw:polygon draw:style-name="gr29" draw:text-style-name="P7" draw:layer="layout" svg:width="0.026cm" svg:height="0.38cm" svg:x="27.453cm" svg:y="11.84cm" svg:viewBox="0 0 27 381" draw:points="0,381 27,381 27,0 0,0">
          <text:p/>
        </draw:polygon>
        <draw:polygon draw:style-name="gr31" draw:text-style-name="P9" draw:layer="layout" svg:width="0.026cm" svg:height="0.38cm" svg:x="27.48cm" svg:y="11.84cm" svg:viewBox="0 0 27 381" draw:points="0,381 27,381 27,0 0,0">
          <text:p/>
        </draw:polygon>
        <draw:polygon draw:style-name="gr32" draw:text-style-name="P10" draw:layer="layout" svg:width="0.026cm" svg:height="0.38cm" svg:x="27.506cm" svg:y="11.84cm" svg:viewBox="0 0 27 381" draw:points="0,381 27,381 27,0 0,0">
          <text:p/>
        </draw:polygon>
        <draw:polygon draw:style-name="gr31" draw:text-style-name="P9" draw:layer="layout" svg:width="0.026cm" svg:height="0.38cm" svg:x="27.532cm" svg:y="11.84cm" svg:viewBox="0 0 27 381" draw:points="0,381 27,381 27,0 0,0">
          <text:p/>
        </draw:polygon>
        <draw:polygon draw:style-name="gr29" draw:text-style-name="P7" draw:layer="layout" svg:width="0.026cm" svg:height="0.38cm" svg:x="27.558cm" svg:y="11.84cm" svg:viewBox="0 0 27 381" draw:points="0,381 27,381 27,0 0,0">
          <text:p/>
        </draw:polygon>
        <draw:polygon draw:style-name="gr29" draw:text-style-name="P7" draw:layer="layout" svg:width="0.026cm" svg:height="0.38cm" svg:x="27.584cm" svg:y="11.84cm" svg:viewBox="0 0 27 381" draw:points="0,381 27,381 27,0 0,0">
          <text:p/>
        </draw:polygon>
        <draw:polygon draw:style-name="gr32" draw:text-style-name="P10" draw:layer="layout" svg:width="0.026cm" svg:height="0.38cm" svg:x="27.611cm" svg:y="11.84cm" svg:viewBox="0 0 27 381" draw:points="0,381 27,381 27,0 0,0">
          <text:p/>
        </draw:polygon>
        <draw:polygon draw:style-name="gr30" draw:text-style-name="P8" draw:layer="layout" svg:width="0.026cm" svg:height="0.38cm" svg:x="27.637cm" svg:y="11.84cm" svg:viewBox="0 0 27 381" draw:points="0,381 27,381 27,0 0,0">
          <text:p/>
        </draw:polygon>
        <draw:polygon draw:style-name="gr29" draw:text-style-name="P7" draw:layer="layout" svg:width="0.026cm" svg:height="0.38cm" svg:x="27.663cm" svg:y="11.84cm" svg:viewBox="0 0 27 381" draw:points="0,381 27,381 27,0 0,0">
          <text:p/>
        </draw:polygon>
        <draw:polygon draw:style-name="gr32" draw:text-style-name="P10" draw:layer="layout" svg:width="0.027cm" svg:height="0.38cm" svg:x="27.689cm" svg:y="11.84cm" svg:viewBox="0 0 28 381" draw:points="0,381 28,381 28,0 0,0">
          <text:p/>
        </draw:polygon>
        <draw:polygon draw:style-name="gr30" draw:text-style-name="P8" draw:layer="layout" svg:width="0.026cm" svg:height="0.38cm" svg:x="27.716cm" svg:y="11.84cm" svg:viewBox="0 0 27 381" draw:points="0,381 27,381 27,0 0,0">
          <text:p/>
        </draw:polygon>
        <draw:polygon draw:style-name="gr31" draw:text-style-name="P9" draw:layer="layout" svg:width="0.026cm" svg:height="0.38cm" svg:x="27.742cm" svg:y="11.84cm" svg:viewBox="0 0 27 381" draw:points="0,381 27,381 27,0 0,0">
          <text:p/>
        </draw:polygon>
        <draw:polygon draw:style-name="gr29" draw:text-style-name="P7" draw:layer="layout" svg:width="0.026cm" svg:height="0.38cm" svg:x="27.768cm" svg:y="11.84cm" svg:viewBox="0 0 27 381" draw:points="0,381 27,381 27,0 0,0">
          <text:p/>
        </draw:polygon>
        <draw:polygon draw:style-name="gr29" draw:text-style-name="P7" draw:layer="layout" svg:width="0.026cm" svg:height="0.38cm" svg:x="27.795cm" svg:y="11.84cm" svg:viewBox="0 0 27 381" draw:points="0,381 27,381 27,0 0,0">
          <text:p/>
        </draw:polygon>
        <draw:polygon draw:style-name="gr32" draw:text-style-name="P10" draw:layer="layout" svg:width="0.026cm" svg:height="0.38cm" svg:x="27.821cm" svg:y="11.84cm" svg:viewBox="0 0 27 381" draw:points="0,381 27,381 27,0 0,0">
          <text:p/>
        </draw:polygon>
        <draw:polygon draw:style-name="gr30" draw:text-style-name="P8" draw:layer="layout" svg:width="0.026cm" svg:height="0.38cm" svg:x="27.847cm" svg:y="11.84cm" svg:viewBox="0 0 27 381" draw:points="0,381 27,381 27,0 0,0">
          <text:p/>
        </draw:polygon>
        <draw:polygon draw:style-name="gr32" draw:text-style-name="P10" draw:layer="layout" svg:width="0.026cm" svg:height="0.38cm" svg:x="27.873cm" svg:y="11.84cm" svg:viewBox="0 0 27 381" draw:points="0,381 27,381 27,0 0,0">
          <text:p/>
        </draw:polygon>
        <draw:polygon draw:style-name="gr32" draw:text-style-name="P10" draw:layer="layout" svg:width="0.026cm" svg:height="0.38cm" svg:x="27.9cm" svg:y="11.84cm" svg:viewBox="0 0 27 381" draw:points="0,381 27,381 27,0 0,0">
          <text:p/>
        </draw:polygon>
        <draw:polygon draw:style-name="gr32" draw:text-style-name="P10" draw:layer="layout" svg:width="0.026cm" svg:height="0.38cm" svg:x="27.926cm" svg:y="11.84cm" svg:viewBox="0 0 27 381" draw:points="0,381 27,381 27,0 0,0">
          <text:p/>
        </draw:polygon>
        <draw:polygon draw:style-name="gr31" draw:text-style-name="P9" draw:layer="layout" svg:width="0.026cm" svg:height="0.38cm" svg:x="27.952cm" svg:y="11.84cm" svg:viewBox="0 0 27 381" draw:points="0,381 27,381 27,0 0,0">
          <text:p/>
        </draw:polygon>
        <draw:polygon draw:style-name="gr29" draw:text-style-name="P7" draw:layer="layout" svg:width="0.026cm" svg:height="0.38cm" svg:x="27.978cm" svg:y="11.84cm" svg:viewBox="0 0 27 381" draw:points="0,381 27,381 27,0 0,0">
          <text:p/>
        </draw:polygon>
        <draw:polygon draw:style-name="gr29" draw:text-style-name="P7" draw:layer="layout" svg:width="0.026cm" svg:height="0.38cm" svg:x="28.005cm" svg:y="11.84cm" svg:viewBox="0 0 27 381" draw:points="0,381 27,381 27,0 0,0">
          <text:p/>
        </draw:polygon>
        <draw:polygon draw:style-name="gr30" draw:text-style-name="P8" draw:layer="layout" svg:width="0.026cm" svg:height="0.38cm" svg:x="28.031cm" svg:y="11.84cm" svg:viewBox="0 0 27 381" draw:points="0,381 27,381 27,0 0,0">
          <text:p/>
        </draw:polygon>
        <draw:polygon draw:style-name="gr31" draw:text-style-name="P9" draw:layer="layout" svg:width="0.027cm" svg:height="0.38cm" svg:x="28.057cm" svg:y="11.84cm" svg:viewBox="0 0 28 381" draw:points="0,381 28,381 28,0 0,0">
          <text:p/>
        </draw:polygon>
        <draw:polygon draw:style-name="gr30" draw:text-style-name="P8" draw:layer="layout" svg:width="0.026cm" svg:height="0.38cm" svg:x="28.084cm" svg:y="11.84cm" svg:viewBox="0 0 27 381" draw:points="0,381 27,381 27,0 0,0">
          <text:p/>
        </draw:polygon>
        <draw:polygon draw:style-name="gr29" draw:text-style-name="P7" draw:layer="layout" svg:width="0.026cm" svg:height="0.38cm" svg:x="28.11cm" svg:y="11.84cm" svg:viewBox="0 0 27 381" draw:points="0,381 27,381 27,0 0,0">
          <text:p/>
        </draw:polygon>
        <draw:polygon draw:style-name="gr30" draw:text-style-name="P8" draw:layer="layout" svg:width="0.026cm" svg:height="0.38cm" svg:x="28.136cm" svg:y="11.84cm" svg:viewBox="0 0 27 381" draw:points="0,381 27,381 27,0 0,0">
          <text:p/>
        </draw:polygon>
        <draw:polygon draw:style-name="gr30" draw:text-style-name="P8" draw:layer="layout" svg:width="0.026cm" svg:height="0.38cm" svg:x="28.163cm" svg:y="11.84cm" svg:viewBox="0 0 27 381" draw:points="0,381 27,381 27,0 0,0">
          <text:p/>
        </draw:polygon>
        <draw:polygon draw:style-name="gr32" draw:text-style-name="P10" draw:layer="layout" svg:width="0.026cm" svg:height="0.38cm" svg:x="28.189cm" svg:y="11.84cm" svg:viewBox="0 0 27 381" draw:points="0,381 27,381 27,0 0,0">
          <text:p/>
        </draw:polygon>
        <draw:polygon draw:style-name="gr32" draw:text-style-name="P10" draw:layer="layout" svg:width="0.026cm" svg:height="0.38cm" svg:x="28.215cm" svg:y="11.84cm" svg:viewBox="0 0 27 381" draw:points="0,381 27,381 27,0 0,0">
          <text:p/>
        </draw:polygon>
        <draw:polygon draw:style-name="gr31" draw:text-style-name="P9" draw:layer="layout" svg:width="0.026cm" svg:height="0.38cm" svg:x="28.241cm" svg:y="11.84cm" svg:viewBox="0 0 27 381" draw:points="0,381 27,381 27,0 0,0">
          <text:p/>
        </draw:polygon>
        <draw:polygon draw:style-name="gr30" draw:text-style-name="P8" draw:layer="layout" svg:width="0.026cm" svg:height="0.38cm" svg:x="28.267cm" svg:y="11.84cm" svg:viewBox="0 0 27 381" draw:points="0,381 27,381 27,0 0,0">
          <text:p/>
        </draw:polygon>
        <draw:polygon draw:style-name="gr31" draw:text-style-name="P9" draw:layer="layout" svg:width="0.026cm" svg:height="0.38cm" svg:x="28.294cm" svg:y="11.84cm" svg:viewBox="0 0 27 381" draw:points="0,381 27,381 27,0 0,0">
          <text:p/>
        </draw:polygon>
        <draw:polygon draw:style-name="gr30" draw:text-style-name="P8" draw:layer="layout" svg:width="0.026cm" svg:height="0.38cm" svg:x="28.32cm" svg:y="11.84cm" svg:viewBox="0 0 27 381" draw:points="0,381 27,381 27,0 0,0">
          <text:p/>
        </draw:polygon>
        <draw:polygon draw:style-name="gr30" draw:text-style-name="P8" draw:layer="layout" svg:width="0.026cm" svg:height="0.38cm" svg:x="28.346cm" svg:y="11.84cm" svg:viewBox="0 0 27 381" draw:points="0,381 27,381 27,0 0,0">
          <text:p/>
        </draw:polygon>
        <draw:polygon draw:style-name="gr30" draw:text-style-name="P8" draw:layer="layout" svg:width="0.027cm" svg:height="0.38cm" svg:x="28.372cm" svg:y="11.84cm" svg:viewBox="0 0 28 381" draw:points="0,381 28,381 28,0 0,0">
          <text:p/>
        </draw:polygon>
        <draw:polygon draw:style-name="gr30" draw:text-style-name="P8" draw:layer="layout" svg:width="0.026cm" svg:height="0.38cm" svg:x="28.399cm" svg:y="11.84cm" svg:viewBox="0 0 27 381" draw:points="0,381 27,381 27,0 0,0">
          <text:p/>
        </draw:polygon>
        <draw:polygon draw:style-name="gr32" draw:text-style-name="P10" draw:layer="layout" svg:width="0.026cm" svg:height="0.38cm" svg:x="28.425cm" svg:y="11.84cm" svg:viewBox="0 0 27 381" draw:points="0,381 27,381 27,0 0,0">
          <text:p/>
        </draw:polygon>
        <draw:polygon draw:style-name="gr32" draw:text-style-name="P10" draw:layer="layout" svg:width="0.027cm" svg:height="0.38cm" svg:x="28.451cm" svg:y="11.84cm" svg:viewBox="0 0 28 381" draw:points="0,381 28,381 28,0 0,0">
          <text:p/>
        </draw:polygon>
        <draw:polygon draw:style-name="gr31" draw:text-style-name="P9" draw:layer="layout" svg:width="0.026cm" svg:height="0.38cm" svg:x="28.478cm" svg:y="11.84cm" svg:viewBox="0 0 27 381" draw:points="0,381 27,381 27,0 0,0">
          <text:p/>
        </draw:polygon>
        <draw:polygon draw:style-name="gr31" draw:text-style-name="P9" draw:layer="layout" svg:width="0.026cm" svg:height="0.38cm" svg:x="28.504cm" svg:y="11.84cm" svg:viewBox="0 0 27 381" draw:points="0,381 27,381 27,0 0,0">
          <text:p/>
        </draw:polygon>
        <draw:polygon draw:style-name="gr32" draw:text-style-name="P10" draw:layer="layout" svg:width="0.026cm" svg:height="0.38cm" svg:x="28.53cm" svg:y="11.84cm" svg:viewBox="0 0 27 381" draw:points="0,381 27,381 27,0 0,0">
          <text:p/>
        </draw:polygon>
        <draw:polygon draw:style-name="gr29" draw:text-style-name="P7" draw:layer="layout" svg:width="0.026cm" svg:height="0.38cm" svg:x="28.557cm" svg:y="11.84cm" svg:viewBox="0 0 27 381" draw:points="0,381 27,381 27,0 0,0">
          <text:p/>
        </draw:polygon>
        <draw:polygon draw:style-name="gr32" draw:text-style-name="P10" draw:layer="layout" svg:width="0.026cm" svg:height="0.38cm" svg:x="28.583cm" svg:y="11.84cm" svg:viewBox="0 0 27 381" draw:points="0,381 27,381 27,0 0,0">
          <text:p/>
        </draw:polygon>
        <draw:polygon draw:style-name="gr32" draw:text-style-name="P10" draw:layer="layout" svg:width="0.026cm" svg:height="0.38cm" svg:x="28.609cm" svg:y="11.84cm" svg:viewBox="0 0 27 381" draw:points="0,381 27,381 27,0 0,0">
          <text:p/>
        </draw:polygon>
        <draw:polygon draw:style-name="gr30" draw:text-style-name="P8" draw:layer="layout" svg:width="0.026cm" svg:height="0.38cm" svg:x="28.635cm" svg:y="11.84cm" svg:viewBox="0 0 27 381" draw:points="0,381 27,381 27,0 0,0">
          <text:p/>
        </draw:polygon>
        <draw:polygon draw:style-name="gr30" draw:text-style-name="P8" draw:layer="layout" svg:width="0.026cm" svg:height="0.38cm" svg:x="28.662cm" svg:y="11.84cm" svg:viewBox="0 0 27 381" draw:points="0,381 27,381 27,0 0,0">
          <text:p/>
        </draw:polygon>
        <draw:polygon draw:style-name="gr31" draw:text-style-name="P9" draw:layer="layout" svg:width="0.026cm" svg:height="0.38cm" svg:x="28.688cm" svg:y="11.84cm" svg:viewBox="0 0 27 381" draw:points="0,381 27,381 27,0 0,0">
          <text:p/>
        </draw:polygon>
        <draw:polygon draw:style-name="gr29" draw:text-style-name="P7" draw:layer="layout" svg:width="0.026cm" svg:height="0.38cm" svg:x="28.714cm" svg:y="11.84cm" svg:viewBox="0 0 27 381" draw:points="0,381 27,381 27,0 0,0">
          <text:p/>
        </draw:polygon>
        <draw:polygon draw:style-name="gr31" draw:text-style-name="P9" draw:layer="layout" svg:width="0.026cm" svg:height="0.38cm" svg:x="28.74cm" svg:y="11.84cm" svg:viewBox="0 0 27 381" draw:points="0,381 27,381 27,0 0,0">
          <text:p/>
        </draw:polygon>
        <draw:polygon draw:style-name="gr31" draw:text-style-name="P9" draw:layer="layout" svg:width="0.027cm" svg:height="0.38cm" svg:x="28.767cm" svg:y="11.84cm" svg:viewBox="0 0 28 381" draw:points="0,381 28,381 28,0 0,0">
          <text:p/>
        </draw:polygon>
        <draw:polygon draw:style-name="gr31" draw:text-style-name="P9" draw:layer="layout" svg:width="0.026cm" svg:height="0.38cm" svg:x="28.793cm" svg:y="11.84cm" svg:viewBox="0 0 27 381" draw:points="0,381 27,381 27,0 0,0">
          <text:p/>
        </draw:polygon>
        <draw:polygon draw:style-name="gr31" draw:text-style-name="P9" draw:layer="layout" svg:width="0.026cm" svg:height="0.38cm" svg:x="28.819cm" svg:y="11.84cm" svg:viewBox="0 0 27 381" draw:points="0,381 27,381 27,0 0,0">
          <text:p/>
        </draw:polygon>
        <draw:polygon draw:style-name="gr30" draw:text-style-name="P8" draw:layer="layout" svg:width="0.026cm" svg:height="0.38cm" svg:x="28.846cm" svg:y="11.84cm" svg:viewBox="0 0 27 381" draw:points="0,381 27,381 27,0 0,0">
          <text:p/>
        </draw:polygon>
        <draw:polygon draw:style-name="gr29" draw:text-style-name="P7" draw:layer="layout" svg:width="0.026cm" svg:height="0.38cm" svg:x="28.872cm" svg:y="11.84cm" svg:viewBox="0 0 27 381" draw:points="0,381 27,381 27,0 0,0">
          <text:p/>
        </draw:polygon>
        <draw:polygon draw:style-name="gr32" draw:text-style-name="P10" draw:layer="layout" svg:width="0.026cm" svg:height="0.38cm" svg:x="28.898cm" svg:y="11.84cm" svg:viewBox="0 0 27 381" draw:points="0,381 27,381 27,0 0,0">
          <text:p/>
        </draw:polygon>
        <draw:polygon draw:style-name="gr31" draw:text-style-name="P9" draw:layer="layout" svg:width="0.026cm" svg:height="0.38cm" svg:x="28.924cm" svg:y="11.84cm" svg:viewBox="0 0 27 381" draw:points="0,381 27,381 27,0 0,0">
          <text:p/>
        </draw:polygon>
        <draw:polygon draw:style-name="gr30" draw:text-style-name="P8" draw:layer="layout" svg:width="0.026cm" svg:height="0.38cm" svg:x="28.951cm" svg:y="11.84cm" svg:viewBox="0 0 27 381" draw:points="0,381 27,381 27,0 0,0">
          <text:p/>
        </draw:polygon>
        <draw:polygon draw:style-name="gr30" draw:text-style-name="P8" draw:layer="layout" svg:width="0.026cm" svg:height="0.38cm" svg:x="28.977cm" svg:y="11.84cm" svg:viewBox="0 0 27 381" draw:points="0,381 27,381 27,0 0,0">
          <text:p/>
        </draw:polygon>
        <draw:polygon draw:style-name="gr32" draw:text-style-name="P10" draw:layer="layout" svg:width="0.026cm" svg:height="0.38cm" svg:x="29.003cm" svg:y="11.84cm" svg:viewBox="0 0 27 381" draw:points="0,381 27,381 27,0 0,0">
          <text:p/>
        </draw:polygon>
        <draw:polygon draw:style-name="gr31" draw:text-style-name="P9" draw:layer="layout" svg:width="0.026cm" svg:height="0.38cm" svg:x="29.029cm" svg:y="11.84cm" svg:viewBox="0 0 27 381" draw:points="0,381 27,381 27,0 0,0">
          <text:p/>
        </draw:polygon>
        <draw:polygon draw:style-name="gr32" draw:text-style-name="P10" draw:layer="layout" svg:width="0.026cm" svg:height="0.38cm" svg:x="29.056cm" svg:y="11.84cm" svg:viewBox="0 0 27 381" draw:points="0,381 27,381 27,0 0,0">
          <text:p/>
        </draw:polygon>
        <draw:polygon draw:style-name="gr32" draw:text-style-name="P10" draw:layer="layout" svg:width="0.026cm" svg:height="0.38cm" svg:x="29.082cm" svg:y="11.84cm" svg:viewBox="0 0 27 381" draw:points="0,381 27,381 27,0 0,0">
          <text:p/>
        </draw:polygon>
        <draw:polygon draw:style-name="gr30" draw:text-style-name="P8" draw:layer="layout" svg:width="0.026cm" svg:height="0.38cm" svg:x="29.108cm" svg:y="11.84cm" svg:viewBox="0 0 27 381" draw:points="0,381 27,381 27,0 0,0">
          <text:p/>
        </draw:polygon>
        <draw:polygon draw:style-name="gr31" draw:text-style-name="P9" draw:layer="layout" svg:width="0.027cm" svg:height="0.38cm" svg:x="29.134cm" svg:y="11.84cm" svg:viewBox="0 0 28 381" draw:points="0,381 28,381 28,0 0,0">
          <text:p/>
        </draw:polygon>
        <draw:polygon draw:style-name="gr29" draw:text-style-name="P7" draw:layer="layout" svg:width="0.026cm" svg:height="0.38cm" svg:x="29.161cm" svg:y="11.84cm" svg:viewBox="0 0 27 381" draw:points="0,381 27,381 27,0 0,0">
          <text:p/>
        </draw:polygon>
        <draw:polygon draw:style-name="gr31" draw:text-style-name="P9" draw:layer="layout" svg:width="0.026cm" svg:height="0.38cm" svg:x="29.187cm" svg:y="11.84cm" svg:viewBox="0 0 27 381" draw:points="0,381 27,381 27,0 0,0">
          <text:p/>
        </draw:polygon>
        <draw:polygon draw:style-name="gr32" draw:text-style-name="P10" draw:layer="layout" svg:width="0.026cm" svg:height="0.38cm" svg:x="29.213cm" svg:y="11.84cm" svg:viewBox="0 0 27 381" draw:points="0,381 27,381 27,0 0,0">
          <text:p/>
        </draw:polygon>
        <draw:polygon draw:style-name="gr31" draw:text-style-name="P9" draw:layer="layout" svg:width="0.026cm" svg:height="0.38cm" svg:x="29.24cm" svg:y="11.84cm" svg:viewBox="0 0 27 381" draw:points="0,381 27,381 27,0 0,0">
          <text:p/>
        </draw:polygon>
        <draw:polygon draw:style-name="gr32" draw:text-style-name="P10" draw:layer="layout" svg:width="0.026cm" svg:height="0.38cm" svg:x="29.266cm" svg:y="11.84cm" svg:viewBox="0 0 27 381" draw:points="0,381 27,381 27,0 0,0">
          <text:p/>
        </draw:polygon>
        <draw:polygon draw:style-name="gr30" draw:text-style-name="P8" draw:layer="layout" svg:width="0.026cm" svg:height="0.38cm" svg:x="29.292cm" svg:y="11.84cm" svg:viewBox="0 0 27 381" draw:points="0,381 27,381 27,0 0,0">
          <text:p/>
        </draw:polygon>
        <draw:polygon draw:style-name="gr32" draw:text-style-name="P10" draw:layer="layout" svg:width="0.026cm" svg:height="0.38cm" svg:x="29.318cm" svg:y="11.84cm" svg:viewBox="0 0 27 381" draw:points="0,381 27,381 27,0 0,0">
          <text:p/>
        </draw:polygon>
        <draw:polygon draw:style-name="gr32" draw:text-style-name="P10" draw:layer="layout" svg:width="0.026cm" svg:height="0.38cm" svg:x="29.345cm" svg:y="11.84cm" svg:viewBox="0 0 27 381" draw:points="0,381 27,381 27,0 0,0">
          <text:p/>
        </draw:polygon>
        <draw:polygon draw:style-name="gr31" draw:text-style-name="P9" draw:layer="layout" svg:width="0.026cm" svg:height="0.38cm" svg:x="29.371cm" svg:y="11.84cm" svg:viewBox="0 0 27 381" draw:points="0,381 27,381 27,0 0,0">
          <text:p/>
        </draw:polygon>
        <draw:polygon draw:style-name="gr29" draw:text-style-name="P7" draw:layer="layout" svg:width="0.026cm" svg:height="0.38cm" svg:x="29.397cm" svg:y="11.84cm" svg:viewBox="0 0 27 381" draw:points="0,381 27,381 27,0 0,0">
          <text:p/>
        </draw:polygon>
        <draw:polygon draw:style-name="gr29" draw:text-style-name="P7" draw:layer="layout" svg:width="0.026cm" svg:height="0.38cm" svg:x="29.423cm" svg:y="11.84cm" svg:viewBox="0 0 27 381" draw:points="0,381 27,381 27,0 0,0">
          <text:p/>
        </draw:polygon>
        <draw:polygon draw:style-name="gr32" draw:text-style-name="P10" draw:layer="layout" svg:width="0.026cm" svg:height="0.38cm" svg:x="29.45cm" svg:y="11.84cm" svg:viewBox="0 0 27 381" draw:points="0,381 27,381 27,0 0,0">
          <text:p/>
        </draw:polygon>
        <draw:polygon draw:style-name="gr32" draw:text-style-name="P10" draw:layer="layout" svg:width="0.026cm" svg:height="0.38cm" svg:x="29.476cm" svg:y="11.84cm" svg:viewBox="0 0 27 381" draw:points="0,381 27,381 27,0 0,0">
          <text:p/>
        </draw:polygon>
        <draw:polygon draw:style-name="gr30" draw:text-style-name="P8" draw:layer="layout" svg:width="0.026cm" svg:height="0.38cm" svg:x="29.502cm" svg:y="11.84cm" svg:viewBox="0 0 27 381" draw:points="0,381 27,381 27,0 0,0">
          <text:p/>
        </draw:polygon>
        <draw:polygon draw:style-name="gr32" draw:text-style-name="P10" draw:layer="layout" svg:width="0.027cm" svg:height="0.38cm" svg:x="29.528cm" svg:y="11.84cm" svg:viewBox="0 0 28 381" draw:points="0,381 28,381 28,0 0,0">
          <text:p/>
        </draw:polygon>
        <draw:polygon draw:style-name="gr32" draw:text-style-name="P10" draw:layer="layout" svg:width="0.026cm" svg:height="0.38cm" svg:x="29.555cm" svg:y="11.84cm" svg:viewBox="0 0 27 381" draw:points="0,381 27,381 27,0 0,0">
          <text:p/>
        </draw:polygon>
        <draw:polygon draw:style-name="gr30" draw:text-style-name="P8" draw:layer="layout" svg:width="0.026cm" svg:height="0.38cm" svg:x="29.581cm" svg:y="11.84cm" svg:viewBox="0 0 27 381" draw:points="0,381 27,381 27,0 0,0">
          <text:p/>
        </draw:polygon>
        <draw:polygon draw:style-name="gr31" draw:text-style-name="P9" draw:layer="layout" svg:width="0.026cm" svg:height="0.38cm" svg:x="29.607cm" svg:y="11.84cm" svg:viewBox="0 0 27 381" draw:points="0,381 27,381 27,0 0,0">
          <text:p/>
        </draw:polygon>
        <draw:polygon draw:style-name="gr30" draw:text-style-name="P8" draw:layer="layout" svg:width="0.026cm" svg:height="0.38cm" svg:x="29.635cm" svg:y="11.84cm" svg:viewBox="0 0 27 381" draw:points="0,381 27,381 27,0 0,0">
          <text:p/>
        </draw:polygon>
        <draw:polygon draw:style-name="gr30" draw:text-style-name="P8" draw:layer="layout" svg:width="0.026cm" svg:height="0.38cm" svg:x="29.66cm" svg:y="11.84cm" svg:viewBox="0 0 27 381" draw:points="0,381 27,381 27,0 0,0">
          <text:p/>
        </draw:polygon>
        <draw:polygon draw:style-name="gr30" draw:text-style-name="P8" draw:layer="layout" svg:width="0.026cm" svg:height="0.38cm" svg:x="29.686cm" svg:y="11.84cm" svg:viewBox="0 0 27 381" draw:points="0,381 27,381 27,0 0,0">
          <text:p/>
        </draw:polygon>
        <draw:polygon draw:style-name="gr30" draw:text-style-name="P8" draw:layer="layout" svg:width="0.026cm" svg:height="0.38cm" svg:x="29.712cm" svg:y="11.84cm" svg:viewBox="0 0 27 381" draw:points="0,381 27,381 27,0 0,0">
          <text:p/>
        </draw:polygon>
        <draw:polygon draw:style-name="gr32" draw:text-style-name="P10" draw:layer="layout" svg:width="0.026cm" svg:height="0.38cm" svg:x="29.739cm" svg:y="11.84cm" svg:viewBox="0 0 27 381" draw:points="0,381 27,381 27,0 0,0">
          <text:p/>
        </draw:polygon>
        <draw:polygon draw:style-name="gr31" draw:text-style-name="P9" draw:layer="layout" svg:width="0.026cm" svg:height="0.38cm" svg:x="29.765cm" svg:y="11.84cm" svg:viewBox="0 0 27 381" draw:points="0,381 27,381 27,0 0,0">
          <text:p/>
        </draw:polygon>
        <draw:polygon draw:style-name="gr30" draw:text-style-name="P8" draw:layer="layout" svg:width="0.026cm" svg:height="0.38cm" svg:x="29.791cm" svg:y="11.84cm" svg:viewBox="0 0 27 381" draw:points="0,381 27,381 27,0 0,0">
          <text:p/>
        </draw:polygon>
        <draw:polygon draw:style-name="gr30" draw:text-style-name="P8" draw:layer="layout" svg:width="0.027cm" svg:height="0.38cm" svg:x="29.817cm" svg:y="11.84cm" svg:viewBox="0 0 28 381" draw:points="0,381 28,381 28,0 0,0">
          <text:p/>
        </draw:polygon>
        <draw:polygon draw:style-name="gr31" draw:text-style-name="P9" draw:layer="layout" svg:width="0.026cm" svg:height="0.38cm" svg:x="29.844cm" svg:y="11.84cm" svg:viewBox="0 0 27 381" draw:points="0,381 27,381 27,0 0,0">
          <text:p/>
        </draw:polygon>
        <draw:polygon draw:style-name="gr31" draw:text-style-name="P9" draw:layer="layout" svg:width="0.026cm" svg:height="0.38cm" svg:x="29.87cm" svg:y="11.84cm" svg:viewBox="0 0 27 381" draw:points="0,381 27,381 27,0 0,0">
          <text:p/>
        </draw:polygon>
        <draw:polygon draw:style-name="gr32" draw:text-style-name="P10" draw:layer="layout" svg:width="0.027cm" svg:height="0.38cm" svg:x="29.896cm" svg:y="11.84cm" svg:viewBox="0 0 28 381" draw:points="0,381 28,381 28,0 0,0">
          <text:p/>
        </draw:polygon>
        <draw:polygon draw:style-name="gr32" draw:text-style-name="P10" draw:layer="layout" svg:width="0.026cm" svg:height="0.38cm" svg:x="29.923cm" svg:y="11.84cm" svg:viewBox="0 0 27 381" draw:points="0,381 27,381 27,0 0,0">
          <text:p/>
        </draw:polygon>
        <draw:polygon draw:style-name="gr32" draw:text-style-name="P10" draw:layer="layout" svg:width="0.026cm" svg:height="0.38cm" svg:x="29.949cm" svg:y="11.84cm" svg:viewBox="0 0 27 381" draw:points="0,381 27,381 27,0 0,0">
          <text:p/>
        </draw:polygon>
        <draw:polygon draw:style-name="gr32" draw:text-style-name="P10" draw:layer="layout" svg:width="0.026cm" svg:height="0.38cm" svg:x="29.975cm" svg:y="11.84cm" svg:viewBox="0 0 27 381" draw:points="0,381 27,381 27,0 0,0">
          <text:p/>
        </draw:polygon>
        <draw:polygon draw:style-name="gr31" draw:text-style-name="P9" draw:layer="layout" svg:width="0.026cm" svg:height="0.38cm" svg:x="30.028cm" svg:y="11.84cm" svg:viewBox="0 0 27 381" draw:points="0,381 27,381 27,0 0,0">
          <text:p/>
        </draw:polygon>
        <draw:polygon draw:style-name="gr32" draw:text-style-name="P10" draw:layer="layout" svg:width="0.026cm" svg:height="0.38cm" svg:x="30.054cm" svg:y="11.84cm" svg:viewBox="0 0 27 381" draw:points="0,381 27,381 27,0 0,0">
          <text:p/>
        </draw:polygon>
        <draw:polygon draw:style-name="gr29" draw:text-style-name="P7" draw:layer="layout" svg:width="0.026cm" svg:height="0.38cm" svg:x="30.08cm" svg:y="11.84cm" svg:viewBox="0 0 27 381" draw:points="0,381 27,381 27,0 0,0">
          <text:p/>
        </draw:polygon>
        <draw:polygon draw:style-name="gr29" draw:text-style-name="P7" draw:layer="layout" svg:width="0.026cm" svg:height="0.38cm" svg:x="30.106cm" svg:y="11.84cm" svg:viewBox="0 0 27 381" draw:points="0,381 27,381 27,0 0,0">
          <text:p/>
        </draw:polygon>
        <draw:polygon draw:style-name="gr30" draw:text-style-name="P8" draw:layer="layout" svg:width="0.026cm" svg:height="0.38cm" svg:x="30.133cm" svg:y="11.84cm" svg:viewBox="0 0 27 381" draw:points="0,381 27,381 27,0 0,0">
          <text:p/>
        </draw:polygon>
        <draw:polygon draw:style-name="gr31" draw:text-style-name="P9" draw:layer="layout" svg:width="0.026cm" svg:height="0.38cm" svg:x="30.159cm" svg:y="11.84cm" svg:viewBox="0 0 27 381" draw:points="0,381 27,381 27,0 0,0">
          <text:p/>
        </draw:polygon>
        <draw:polygon draw:style-name="gr29" draw:text-style-name="P7" draw:layer="layout" svg:width="0.026cm" svg:height="0.38cm" svg:x="30.185cm" svg:y="11.84cm" svg:viewBox="0 0 27 381" draw:points="0,381 27,381 27,0 0,0">
          <text:p/>
        </draw:polygon>
        <draw:polygon draw:style-name="gr31" draw:text-style-name="P9" draw:layer="layout" svg:width="0.027cm" svg:height="0.38cm" svg:x="30.211cm" svg:y="11.84cm" svg:viewBox="0 0 28 381" draw:points="0,381 28,381 28,0 0,0">
          <text:p/>
        </draw:polygon>
        <draw:polygon draw:style-name="gr29" draw:text-style-name="P7" draw:layer="layout" svg:width="0.026cm" svg:height="0.38cm" svg:x="30.238cm" svg:y="11.84cm" svg:viewBox="0 0 27 381" draw:points="0,381 27,381 27,0 0,0">
          <text:p/>
        </draw:polygon>
        <draw:polygon draw:style-name="gr30" draw:text-style-name="P8" draw:layer="layout" svg:width="0.026cm" svg:height="0.38cm" svg:x="30.264cm" svg:y="11.84cm" svg:viewBox="0 0 27 381" draw:points="0,381 27,381 27,0 0,0">
          <text:p/>
        </draw:polygon>
        <draw:polygon draw:style-name="gr30" draw:text-style-name="P8" draw:layer="layout" svg:width="0.027cm" svg:height="0.38cm" svg:x="30.29cm" svg:y="11.84cm" svg:viewBox="0 0 28 381" draw:points="0,381 28,381 28,0 0,0">
          <text:p/>
        </draw:polygon>
        <draw:polygon draw:style-name="gr31" draw:text-style-name="P9" draw:layer="layout" svg:width="0.026cm" svg:height="0.38cm" svg:x="30.317cm" svg:y="11.84cm" svg:viewBox="0 0 27 381" draw:points="0,381 27,381 27,0 0,0">
          <text:p/>
        </draw:polygon>
        <draw:polygon draw:style-name="gr31" draw:text-style-name="P9" draw:layer="layout" svg:width="0.026cm" svg:height="0.38cm" svg:x="30.343cm" svg:y="11.84cm" svg:viewBox="0 0 27 381" draw:points="0,381 27,381 27,0 0,0">
          <text:p/>
        </draw:polygon>
        <draw:polygon draw:style-name="gr31" draw:text-style-name="P9" draw:layer="layout" svg:width="0.026cm" svg:height="0.38cm" svg:x="30.369cm" svg:y="11.84cm" svg:viewBox="0 0 27 381" draw:points="0,381 27,381 27,0 0,0">
          <text:p/>
        </draw:polygon>
        <draw:polygon draw:style-name="gr29" draw:text-style-name="P7" draw:layer="layout" svg:width="0.026cm" svg:height="0.38cm" svg:x="30.396cm" svg:y="11.84cm" svg:viewBox="0 0 27 381" draw:points="0,381 27,381 27,0 0,0">
          <text:p/>
        </draw:polygon>
        <draw:polygon draw:style-name="gr31" draw:text-style-name="P9" draw:layer="layout" svg:width="0.026cm" svg:height="0.38cm" svg:x="30.422cm" svg:y="11.84cm" svg:viewBox="0 0 27 381" draw:points="0,381 27,381 27,0 0,0">
          <text:p/>
        </draw:polygon>
        <draw:polygon draw:style-name="gr31" draw:text-style-name="P9" draw:layer="layout" svg:width="0.026cm" svg:height="0.38cm" svg:x="30.448cm" svg:y="11.84cm" svg:viewBox="0 0 27 381" draw:points="0,381 27,381 27,0 0,0">
          <text:p/>
        </draw:polygon>
        <draw:polygon draw:style-name="gr29" draw:text-style-name="P7" draw:layer="layout" svg:width="0.026cm" svg:height="0.38cm" svg:x="30.475cm" svg:y="11.84cm" svg:viewBox="0 0 27 381" draw:points="0,381 27,381 27,0 0,0">
          <text:p/>
        </draw:polygon>
        <draw:polygon draw:style-name="gr29" draw:text-style-name="P7" draw:layer="layout" svg:width="0.026cm" svg:height="0.38cm" svg:x="30.501cm" svg:y="11.84cm" svg:viewBox="0 0 27 381" draw:points="0,381 27,381 27,0 0,0">
          <text:p/>
        </draw:polygon>
        <draw:polygon draw:style-name="gr31" draw:text-style-name="P9" draw:layer="layout" svg:width="0.026cm" svg:height="0.38cm" svg:x="30.527cm" svg:y="11.84cm" svg:viewBox="0 0 27 381" draw:points="0,381 27,381 27,0 0,0">
          <text:p/>
        </draw:polygon>
        <draw:polygon draw:style-name="gr31" draw:text-style-name="P9" draw:layer="layout" svg:width="0.026cm" svg:height="0.38cm" svg:x="30.553cm" svg:y="11.84cm" svg:viewBox="0 0 27 381" draw:points="0,381 27,381 27,0 0,0">
          <text:p/>
        </draw:polygon>
        <draw:polygon draw:style-name="gr30" draw:text-style-name="P8" draw:layer="layout" svg:width="0.027cm" svg:height="0.38cm" svg:x="30.579cm" svg:y="11.84cm" svg:viewBox="0 0 28 381" draw:points="0,381 28,381 28,0 0,0">
          <text:p/>
        </draw:polygon>
        <draw:polygon draw:style-name="gr31" draw:text-style-name="P9" draw:layer="layout" svg:width="0.026cm" svg:height="0.38cm" svg:x="30.606cm" svg:y="11.84cm" svg:viewBox="0 0 27 381" draw:points="0,381 27,381 27,0 0,0">
          <text:p/>
        </draw:polygon>
        <draw:polygon draw:style-name="gr31" draw:text-style-name="P9" draw:layer="layout" svg:width="0.026cm" svg:height="0.38cm" svg:x="30.632cm" svg:y="11.84cm" svg:viewBox="0 0 27 381" draw:points="0,381 27,381 27,0 0,0">
          <text:p/>
        </draw:polygon>
        <draw:polygon draw:style-name="gr29" draw:text-style-name="P7" draw:layer="layout" svg:width="0.026cm" svg:height="0.38cm" svg:x="30.658cm" svg:y="11.84cm" svg:viewBox="0 0 27 381" draw:points="0,381 27,381 27,0 0,0">
          <text:p/>
        </draw:polygon>
        <draw:polygon draw:style-name="gr30" draw:text-style-name="P8" draw:layer="layout" svg:width="0.026cm" svg:height="0.38cm" svg:x="30.685cm" svg:y="11.84cm" svg:viewBox="0 0 27 381" draw:points="0,381 27,381 27,0 0,0">
          <text:p/>
        </draw:polygon>
        <draw:polygon draw:style-name="gr31" draw:text-style-name="P9" draw:layer="layout" svg:width="0.026cm" svg:height="0.38cm" svg:x="30.711cm" svg:y="11.84cm" svg:viewBox="0 0 27 381" draw:points="0,381 27,381 27,0 0,0">
          <text:p/>
        </draw:polygon>
        <draw:polygon draw:style-name="gr32" draw:text-style-name="P10" draw:layer="layout" svg:width="0.026cm" svg:height="0.38cm" svg:x="30.737cm" svg:y="11.84cm" svg:viewBox="0 0 27 381" draw:points="0,381 27,381 27,0 0,0">
          <text:p/>
        </draw:polygon>
        <draw:polygon draw:style-name="gr31" draw:text-style-name="P9" draw:layer="layout" svg:width="0.026cm" svg:height="0.38cm" svg:x="30.763cm" svg:y="11.84cm" svg:viewBox="0 0 27 381" draw:points="0,381 27,381 27,0 0,0">
          <text:p/>
        </draw:polygon>
        <draw:polygon draw:style-name="gr31" draw:text-style-name="P9" draw:layer="layout" svg:width="0.026cm" svg:height="0.38cm" svg:x="30.79cm" svg:y="11.84cm" svg:viewBox="0 0 27 381" draw:points="0,381 27,381 27,0 0,0">
          <text:p/>
        </draw:polygon>
        <draw:polygon draw:style-name="gr31" draw:text-style-name="P9" draw:layer="layout" svg:width="0.026cm" svg:height="0.38cm" svg:x="30.816cm" svg:y="11.84cm" svg:viewBox="0 0 27 381" draw:points="0,381 27,381 27,0 0,0">
          <text:p/>
        </draw:polygon>
        <draw:polygon draw:style-name="gr31" draw:text-style-name="P9" draw:layer="layout" svg:width="0.026cm" svg:height="0.38cm" svg:x="30.842cm" svg:y="11.84cm" svg:viewBox="0 0 27 381" draw:points="0,381 27,381 27,0 0,0">
          <text:p/>
        </draw:polygon>
        <draw:polygon draw:style-name="gr31" draw:text-style-name="P9" draw:layer="layout" svg:width="0.026cm" svg:height="0.38cm" svg:x="30.868cm" svg:y="11.84cm" svg:viewBox="0 0 27 381" draw:points="0,381 27,381 27,0 0,0">
          <text:p/>
        </draw:polygon>
        <draw:polygon draw:style-name="gr30" draw:text-style-name="P8" draw:layer="layout" svg:width="0.026cm" svg:height="0.38cm" svg:x="30.895cm" svg:y="11.84cm" svg:viewBox="0 0 27 381" draw:points="0,381 27,381 27,0 0,0">
          <text:p/>
        </draw:polygon>
        <draw:polygon draw:style-name="gr30" draw:text-style-name="P8" draw:layer="layout" svg:width="0.026cm" svg:height="0.38cm" svg:x="30.921cm" svg:y="11.84cm" svg:viewBox="0 0 27 381" draw:points="0,381 27,381 27,0 0,0">
          <text:p/>
        </draw:polygon>
        <draw:polygon draw:style-name="gr32" draw:text-style-name="P10" draw:layer="layout" svg:width="0.026cm" svg:height="0.38cm" svg:x="30.947cm" svg:y="11.84cm" svg:viewBox="0 0 27 381" draw:points="0,381 27,381 27,0 0,0">
          <text:p/>
        </draw:polygon>
        <draw:polygon draw:style-name="gr31" draw:text-style-name="P9" draw:layer="layout" svg:width="0.027cm" svg:height="0.38cm" svg:x="30.973cm" svg:y="11.84cm" svg:viewBox="0 0 28 381" draw:points="0,381 28,381 28,0 0,0">
          <text:p/>
        </draw:polygon>
        <draw:polygon draw:style-name="gr30" draw:text-style-name="P8" draw:layer="layout" svg:width="0.026cm" svg:height="0.38cm" svg:x="31cm" svg:y="11.84cm" svg:viewBox="0 0 27 381" draw:points="0,381 27,381 27,0 0,0">
          <text:p/>
        </draw:polygon>
        <draw:polygon draw:style-name="gr30" draw:text-style-name="P8" draw:layer="layout" svg:width="0.026cm" svg:height="0.38cm" svg:x="31.026cm" svg:y="11.84cm" svg:viewBox="0 0 27 381" draw:points="0,381 27,381 27,0 0,0">
          <text:p/>
        </draw:polygon>
        <draw:polygon draw:style-name="gr31" draw:text-style-name="P9" draw:layer="layout" svg:width="0.026cm" svg:height="0.38cm" svg:x="31.052cm" svg:y="11.84cm" svg:viewBox="0 0 27 381" draw:points="0,381 27,381 27,0 0,0">
          <text:p/>
        </draw:polygon>
        <draw:polygon draw:style-name="gr30" draw:text-style-name="P8" draw:layer="layout" svg:width="0.026cm" svg:height="0.38cm" svg:x="31.079cm" svg:y="11.84cm" svg:viewBox="0 0 27 381" draw:points="0,381 27,381 27,0 0,0">
          <text:p/>
        </draw:polygon>
        <draw:polygon draw:style-name="gr31" draw:text-style-name="P9" draw:layer="layout" svg:width="0.026cm" svg:height="0.38cm" svg:x="31.105cm" svg:y="11.84cm" svg:viewBox="0 0 27 381" draw:points="0,381 27,381 27,0 0,0">
          <text:p/>
        </draw:polygon>
        <draw:polygon draw:style-name="gr31" draw:text-style-name="P9" draw:layer="layout" svg:width="0.026cm" svg:height="0.38cm" svg:x="31.131cm" svg:y="11.84cm" svg:viewBox="0 0 27 381" draw:points="0,381 27,381 27,0 0,0">
          <text:p/>
        </draw:polygon>
        <draw:polygon draw:style-name="gr30" draw:text-style-name="P8" draw:layer="layout" svg:width="0.026cm" svg:height="0.38cm" svg:x="31.157cm" svg:y="11.84cm" svg:viewBox="0 0 27 381" draw:points="0,381 27,381 27,0 0,0">
          <text:p/>
        </draw:polygon>
        <draw:polygon draw:style-name="gr31" draw:text-style-name="P9" draw:layer="layout" svg:width="0.026cm" svg:height="0.38cm" svg:x="31.184cm" svg:y="11.84cm" svg:viewBox="0 0 27 381" draw:points="0,381 27,381 27,0 0,0">
          <text:p/>
        </draw:polygon>
        <draw:polygon draw:style-name="gr29" draw:text-style-name="P7" draw:layer="layout" svg:width="0.026cm" svg:height="0.38cm" svg:x="31.21cm" svg:y="11.84cm" svg:viewBox="0 0 27 381" draw:points="0,381 27,381 27,0 0,0">
          <text:p/>
        </draw:polygon>
        <draw:polygon draw:style-name="gr30" draw:text-style-name="P8" draw:layer="layout" svg:width="0.026cm" svg:height="0.38cm" svg:x="31.236cm" svg:y="11.84cm" svg:viewBox="0 0 27 381" draw:points="0,381 27,381 27,0 0,0">
          <text:p/>
        </draw:polygon>
        <draw:polygon draw:style-name="gr31" draw:text-style-name="P9" draw:layer="layout" svg:width="0.026cm" svg:height="0.38cm" svg:x="31.262cm" svg:y="11.84cm" svg:viewBox="0 0 27 381" draw:points="0,381 27,381 27,0 0,0">
          <text:p/>
        </draw:polygon>
        <draw:polygon draw:style-name="gr30" draw:text-style-name="P8" draw:layer="layout" svg:width="0.026cm" svg:height="0.38cm" svg:x="31.289cm" svg:y="11.84cm" svg:viewBox="0 0 27 381" draw:points="0,381 27,381 27,0 0,0">
          <text:p/>
        </draw:polygon>
        <draw:polygon draw:style-name="gr31" draw:text-style-name="P9" draw:layer="layout" svg:width="0.026cm" svg:height="0.38cm" svg:x="31.316cm" svg:y="11.84cm" svg:viewBox="0 0 27 381" draw:points="0,381 27,381 27,0 0,0">
          <text:p/>
        </draw:polygon>
        <draw:polygon draw:style-name="gr31" draw:text-style-name="P9" draw:layer="layout" svg:width="0.027cm" svg:height="0.38cm" svg:x="31.341cm" svg:y="11.84cm" svg:viewBox="0 0 28 381" draw:points="0,381 28,381 28,0 0,0">
          <text:p/>
        </draw:polygon>
        <draw:polygon draw:style-name="gr30" draw:text-style-name="P8" draw:layer="layout" svg:width="0.026cm" svg:height="0.38cm" svg:x="31.368cm" svg:y="11.84cm" svg:viewBox="0 0 27 381" draw:points="0,381 27,381 27,0 0,0">
          <text:p/>
        </draw:polygon>
        <draw:polygon draw:style-name="gr32" draw:text-style-name="P10" draw:layer="layout" svg:width="0.026cm" svg:height="0.38cm" svg:x="31.394cm" svg:y="11.84cm" svg:viewBox="0 0 27 381" draw:points="0,381 27,381 27,0 0,0">
          <text:p/>
        </draw:polygon>
        <draw:polygon draw:style-name="gr30" draw:text-style-name="P8" draw:layer="layout" svg:width="0.026cm" svg:height="0.38cm" svg:x="31.42cm" svg:y="11.84cm" svg:viewBox="0 0 27 381" draw:points="0,381 27,381 27,0 0,0">
          <text:p/>
        </draw:polygon>
        <draw:polygon draw:style-name="gr30" draw:text-style-name="P8" draw:layer="layout" svg:width="0.026cm" svg:height="0.38cm" svg:x="31.446cm" svg:y="11.84cm" svg:viewBox="0 0 27 381" draw:points="0,381 27,381 27,0 0,0">
          <text:p/>
        </draw:polygon>
        <draw:polygon draw:style-name="gr30" draw:text-style-name="P8" draw:layer="layout" svg:width="0.026cm" svg:height="0.38cm" svg:x="31.473cm" svg:y="11.84cm" svg:viewBox="0 0 27 381" draw:points="0,381 27,381 27,0 0,0">
          <text:p/>
        </draw:polygon>
        <draw:polygon draw:style-name="gr30" draw:text-style-name="P8" draw:layer="layout" svg:width="0.026cm" svg:height="0.38cm" svg:x="31.499cm" svg:y="11.84cm" svg:viewBox="0 0 27 381" draw:points="0,381 27,381 27,0 0,0">
          <text:p/>
        </draw:polygon>
        <draw:polygon draw:style-name="gr32" draw:text-style-name="P10" draw:layer="layout" svg:width="0.026cm" svg:height="0.38cm" svg:x="31.525cm" svg:y="11.84cm" svg:viewBox="0 0 27 381" draw:points="0,381 27,381 27,0 0,0">
          <text:p/>
        </draw:polygon>
        <draw:polygon draw:style-name="gr30" draw:text-style-name="P8" draw:layer="layout" svg:width="0.026cm" svg:height="0.38cm" svg:x="31.551cm" svg:y="11.84cm" svg:viewBox="0 0 27 381" draw:points="0,381 27,381 27,0 0,0">
          <text:p/>
        </draw:polygon>
        <draw:polygon draw:style-name="gr29" draw:text-style-name="P7" draw:layer="layout" svg:width="0.026cm" svg:height="0.38cm" svg:x="31.578cm" svg:y="11.84cm" svg:viewBox="0 0 27 381" draw:points="0,381 27,381 27,0 0,0">
          <text:p/>
        </draw:polygon>
        <draw:polygon draw:style-name="gr29" draw:text-style-name="P7" draw:layer="layout" svg:width="0.026cm" svg:height="0.38cm" svg:x="31.604cm" svg:y="11.84cm" svg:viewBox="0 0 27 381" draw:points="0,381 27,381 27,0 0,0">
          <text:p/>
        </draw:polygon>
        <draw:polygon draw:style-name="gr29" draw:text-style-name="P7" draw:layer="layout" svg:width="0.026cm" svg:height="0.38cm" svg:x="31.63cm" svg:y="11.84cm" svg:viewBox="0 0 27 381" draw:points="0,381 27,381 27,0 0,0">
          <text:p/>
        </draw:polygon>
        <draw:polygon draw:style-name="gr32" draw:text-style-name="P10" draw:layer="layout" svg:width="0.027cm" svg:height="0.38cm" svg:x="31.656cm" svg:y="11.84cm" svg:viewBox="0 0 28 381" draw:points="0,381 28,381 28,0 0,0">
          <text:p/>
        </draw:polygon>
        <draw:polygon draw:style-name="gr31" draw:text-style-name="P9" draw:layer="layout" svg:width="0.026cm" svg:height="0.38cm" svg:x="31.683cm" svg:y="11.84cm" svg:viewBox="0 0 27 381" draw:points="0,381 27,381 27,0 0,0">
          <text:p/>
        </draw:polygon>
        <draw:polygon draw:style-name="gr30" draw:text-style-name="P8" draw:layer="layout" svg:width="0.026cm" svg:height="0.38cm" svg:x="31.709cm" svg:y="11.84cm" svg:viewBox="0 0 27 381" draw:points="0,381 27,381 27,0 0,0">
          <text:p/>
        </draw:polygon>
        <draw:polygon draw:style-name="gr29" draw:text-style-name="P7" draw:layer="layout" svg:width="0.027cm" svg:height="0.38cm" svg:x="31.735cm" svg:y="11.84cm" svg:viewBox="0 0 28 381" draw:points="0,381 28,381 28,0 0,0">
          <text:p/>
        </draw:polygon>
        <draw:polygon draw:style-name="gr32" draw:text-style-name="P10" draw:layer="layout" svg:width="0.026cm" svg:height="0.38cm" svg:x="31.763cm" svg:y="11.84cm" svg:viewBox="0 0 27 381" draw:points="0,381 27,381 27,0 0,0">
          <text:p/>
        </draw:polygon>
        <draw:polygon draw:style-name="gr30" draw:text-style-name="P8" draw:layer="layout" svg:width="0.026cm" svg:height="0.38cm" svg:x="31.788cm" svg:y="11.84cm" svg:viewBox="0 0 27 381" draw:points="0,381 27,381 27,0 0,0">
          <text:p/>
        </draw:polygon>
        <draw:polygon draw:style-name="gr31" draw:text-style-name="P9" draw:layer="layout" svg:width="0.026cm" svg:height="0.38cm" svg:x="31.814cm" svg:y="11.84cm" svg:viewBox="0 0 27 381" draw:points="0,381 27,381 27,0 0,0">
          <text:p/>
        </draw:polygon>
        <draw:polygon draw:style-name="gr31" draw:text-style-name="P9" draw:layer="layout" svg:width="0.026cm" svg:height="0.38cm" svg:x="31.841cm" svg:y="11.84cm" svg:viewBox="0 0 27 381" draw:points="0,381 27,381 27,0 0,0">
          <text:p/>
        </draw:polygon>
        <draw:polygon draw:style-name="gr32" draw:text-style-name="P10" draw:layer="layout" svg:width="0.026cm" svg:height="0.38cm" svg:x="31.867cm" svg:y="11.84cm" svg:viewBox="0 0 27 381" draw:points="0,381 27,381 27,0 0,0">
          <text:p/>
        </draw:polygon>
        <draw:polygon draw:style-name="gr31" draw:text-style-name="P9" draw:layer="layout" svg:width="0.026cm" svg:height="0.38cm" svg:x="31.893cm" svg:y="11.84cm" svg:viewBox="0 0 27 381" draw:points="0,381 27,381 27,0 0,0">
          <text:p/>
        </draw:polygon>
        <draw:polygon draw:style-name="gr31" draw:text-style-name="P9" draw:layer="layout" svg:width="0.026cm" svg:height="0.38cm" svg:x="31.919cm" svg:y="11.84cm" svg:viewBox="0 0 27 381" draw:points="0,381 27,381 27,0 0,0">
          <text:p/>
        </draw:polygon>
        <draw:polygon draw:style-name="gr31" draw:text-style-name="P9" draw:layer="layout" svg:width="0.026cm" svg:height="0.38cm" svg:x="31.945cm" svg:y="11.84cm" svg:viewBox="0 0 27 381" draw:points="0,381 27,381 27,0 0,0">
          <text:p/>
        </draw:polygon>
        <draw:polygon draw:style-name="gr31" draw:text-style-name="P9" draw:layer="layout" svg:width="0.026cm" svg:height="0.38cm" svg:x="31.972cm" svg:y="11.84cm" svg:viewBox="0 0 27 381" draw:points="0,381 27,381 27,0 0,0">
          <text:p/>
        </draw:polygon>
        <draw:polygon draw:style-name="gr30" draw:text-style-name="P8" draw:layer="layout" svg:width="0.026cm" svg:height="0.38cm" svg:x="31.998cm" svg:y="11.84cm" svg:viewBox="0 0 27 381" draw:points="0,381 27,381 27,0 0,0">
          <text:p/>
        </draw:polygon>
        <draw:polygon draw:style-name="gr32" draw:text-style-name="P10" draw:layer="layout" svg:width="0.026cm" svg:height="0.38cm" svg:x="32.024cm" svg:y="11.84cm" svg:viewBox="0 0 27 381" draw:points="0,381 27,381 27,0 0,0">
          <text:p/>
        </draw:polygon>
        <draw:polygon draw:style-name="gr32" draw:text-style-name="P10" draw:layer="layout" svg:width="0.027cm" svg:height="0.38cm" svg:x="32.05cm" svg:y="11.84cm" svg:viewBox="0 0 28 381" draw:points="0,381 28,381 28,0 0,0">
          <text:p/>
        </draw:polygon>
        <draw:polygon draw:style-name="gr30" draw:text-style-name="P8" draw:layer="layout" svg:width="0.026cm" svg:height="0.38cm" svg:x="32.077cm" svg:y="11.84cm" svg:viewBox="0 0 27 381" draw:points="0,381 27,381 27,0 0,0">
          <text:p/>
        </draw:polygon>
        <draw:polygon draw:style-name="gr30" draw:text-style-name="P8" draw:layer="layout" svg:width="0.026cm" svg:height="0.38cm" svg:x="32.103cm" svg:y="11.84cm" svg:viewBox="0 0 27 381" draw:points="0,381 27,381 27,0 0,0">
          <text:p/>
        </draw:polygon>
        <draw:polygon draw:style-name="gr31" draw:text-style-name="P9" draw:layer="layout" svg:width="0.026cm" svg:height="0.38cm" svg:x="32.13cm" svg:y="11.84cm" svg:viewBox="0 0 27 381" draw:points="0,381 27,381 27,0 0,0">
          <text:p/>
        </draw:polygon>
        <draw:polygon draw:style-name="gr29" draw:text-style-name="P7" draw:layer="layout" svg:width="0.026cm" svg:height="0.38cm" svg:x="32.156cm" svg:y="11.84cm" svg:viewBox="0 0 27 381" draw:points="0,381 27,381 27,0 0,0">
          <text:p/>
        </draw:polygon>
        <draw:polygon draw:style-name="gr31" draw:text-style-name="P9" draw:layer="layout" svg:width="0.026cm" svg:height="0.38cm" svg:x="32.182cm" svg:y="11.84cm" svg:viewBox="0 0 27 381" draw:points="0,381 27,381 27,0 0,0">
          <text:p/>
        </draw:polygon>
        <draw:polygon draw:style-name="gr30" draw:text-style-name="P8" draw:layer="layout" svg:width="0.026cm" svg:height="0.38cm" svg:x="32.208cm" svg:y="11.84cm" svg:viewBox="0 0 27 381" draw:points="0,381 27,381 27,0 0,0">
          <text:p/>
        </draw:polygon>
        <draw:polygon draw:style-name="gr31" draw:text-style-name="P9" draw:layer="layout" svg:width="0.026cm" svg:height="0.38cm" svg:x="32.235cm" svg:y="11.84cm" svg:viewBox="0 0 27 381" draw:points="0,381 27,381 27,0 0,0">
          <text:p/>
        </draw:polygon>
        <draw:polygon draw:style-name="gr32" draw:text-style-name="P10" draw:layer="layout" svg:width="0.026cm" svg:height="0.38cm" svg:x="32.261cm" svg:y="11.84cm" svg:viewBox="0 0 27 381" draw:points="0,381 27,381 27,0 0,0">
          <text:p/>
        </draw:polygon>
        <draw:polygon draw:style-name="gr32" draw:text-style-name="P10" draw:layer="layout" svg:width="0.026cm" svg:height="0.38cm" svg:x="32.287cm" svg:y="11.84cm" svg:viewBox="0 0 27 381" draw:points="0,381 27,381 27,0 0,0">
          <text:p/>
        </draw:polygon>
        <draw:polygon draw:style-name="gr30" draw:text-style-name="P8" draw:layer="layout" svg:width="0.026cm" svg:height="0.38cm" svg:x="32.313cm" svg:y="11.84cm" svg:viewBox="0 0 27 381" draw:points="0,381 27,381 27,0 0,0">
          <text:p/>
        </draw:polygon>
        <draw:polygon draw:style-name="gr30" draw:text-style-name="P8" draw:layer="layout" svg:width="0.026cm" svg:height="0.38cm" svg:x="32.34cm" svg:y="11.84cm" svg:viewBox="0 0 27 381" draw:points="0,381 27,381 27,0 0,0">
          <text:p/>
        </draw:polygon>
        <draw:polygon draw:style-name="gr29" draw:text-style-name="P7" draw:layer="layout" svg:width="0.026cm" svg:height="0.38cm" svg:x="32.366cm" svg:y="11.84cm" svg:viewBox="0 0 27 381" draw:points="0,381 27,381 27,0 0,0">
          <text:p/>
        </draw:polygon>
        <draw:polygon draw:style-name="gr30" draw:text-style-name="P8" draw:layer="layout" svg:width="0.026cm" svg:height="0.38cm" svg:x="32.392cm" svg:y="11.84cm" svg:viewBox="0 0 27 381" draw:points="0,381 27,381 27,0 0,0">
          <text:p/>
        </draw:polygon>
        <draw:polygon draw:style-name="gr31" draw:text-style-name="P9" draw:layer="layout" svg:width="0.027cm" svg:height="0.38cm" svg:x="32.418cm" svg:y="11.84cm" svg:viewBox="0 0 28 381" draw:points="0,381 28,381 28,0 0,0">
          <text:p/>
        </draw:polygon>
        <draw:polygon draw:style-name="gr31" draw:text-style-name="P9" draw:layer="layout" svg:width="0.026cm" svg:height="0.38cm" svg:x="32.445cm" svg:y="11.84cm" svg:viewBox="0 0 27 381" draw:points="0,381 27,381 27,0 0,0">
          <text:p/>
        </draw:polygon>
        <draw:polygon draw:style-name="gr31" draw:text-style-name="P9" draw:layer="layout" svg:width="0.026cm" svg:height="0.38cm" svg:x="32.471cm" svg:y="11.84cm" svg:viewBox="0 0 27 381" draw:points="0,381 27,381 27,0 0,0">
          <text:p/>
        </draw:polygon>
        <draw:polygon draw:style-name="gr30" draw:text-style-name="P8" draw:layer="layout" svg:width="0.026cm" svg:height="0.38cm" svg:x="32.497cm" svg:y="11.84cm" svg:viewBox="0 0 27 381" draw:points="0,381 27,381 27,0 0,0">
          <text:p/>
        </draw:polygon>
        <draw:polygon draw:style-name="gr31" draw:text-style-name="P9" draw:layer="layout" svg:width="0.026cm" svg:height="0.38cm" svg:x="32.524cm" svg:y="11.84cm" svg:viewBox="0 0 27 381" draw:points="0,381 27,381 27,0 0,0">
          <text:p/>
        </draw:polygon>
        <draw:polygon draw:style-name="gr32" draw:text-style-name="P10" draw:layer="layout" svg:width="0.026cm" svg:height="0.38cm" svg:x="32.55cm" svg:y="11.84cm" svg:viewBox="0 0 27 381" draw:points="0,381 27,381 27,0 0,0">
          <text:p/>
        </draw:polygon>
        <draw:polygon draw:style-name="gr32" draw:text-style-name="P10" draw:layer="layout" svg:width="0.026cm" svg:height="0.38cm" svg:x="32.576cm" svg:y="11.84cm" svg:viewBox="0 0 27 381" draw:points="0,381 27,381 27,0 0,0">
          <text:p/>
        </draw:polygon>
        <draw:polygon draw:style-name="gr31" draw:text-style-name="P9" draw:layer="layout" svg:width="0.026cm" svg:height="0.38cm" svg:x="32.603cm" svg:y="11.84cm" svg:viewBox="0 0 27 381" draw:points="0,381 27,381 27,0 0,0">
          <text:p/>
        </draw:polygon>
        <draw:polygon draw:style-name="gr32" draw:text-style-name="P10" draw:layer="layout" svg:width="0.026cm" svg:height="0.38cm" svg:x="32.629cm" svg:y="11.84cm" svg:viewBox="0 0 27 381" draw:points="0,381 27,381 27,0 0,0">
          <text:p/>
        </draw:polygon>
        <draw:polygon draw:style-name="gr29" draw:text-style-name="P7" draw:layer="layout" svg:width="0.026cm" svg:height="0.38cm" svg:x="32.655cm" svg:y="11.84cm" svg:viewBox="0 0 27 381" draw:points="0,381 27,381 27,0 0,0">
          <text:p/>
        </draw:polygon>
        <draw:polygon draw:style-name="gr32" draw:text-style-name="P10" draw:layer="layout" svg:width="0.026cm" svg:height="0.38cm" svg:x="32.681cm" svg:y="11.84cm" svg:viewBox="0 0 27 381" draw:points="0,381 27,381 27,0 0,0">
          <text:p/>
        </draw:polygon>
        <draw:polygon draw:style-name="gr32" draw:text-style-name="P10" draw:layer="layout" svg:width="0.026cm" svg:height="0.38cm" svg:x="32.707cm" svg:y="11.84cm" svg:viewBox="0 0 27 381" draw:points="0,381 27,381 27,0 0,0">
          <text:p/>
        </draw:polygon>
        <draw:polygon draw:style-name="gr31" draw:text-style-name="P9" draw:layer="layout" svg:width="0.026cm" svg:height="0.38cm" svg:x="32.734cm" svg:y="11.84cm" svg:viewBox="0 0 27 381" draw:points="0,381 27,381 27,0 0,0">
          <text:p/>
        </draw:polygon>
        <draw:polygon draw:style-name="gr32" draw:text-style-name="P10" draw:layer="layout" svg:width="0.026cm" svg:height="0.38cm" svg:x="32.76cm" svg:y="11.84cm" svg:viewBox="0 0 27 381" draw:points="0,381 27,381 27,0 0,0">
          <text:p/>
        </draw:polygon>
        <draw:polygon draw:style-name="gr30" draw:text-style-name="P8" draw:layer="layout" svg:width="0.026cm" svg:height="0.38cm" svg:x="32.786cm" svg:y="11.84cm" svg:viewBox="0 0 27 381" draw:points="0,381 27,381 27,0 0,0">
          <text:p/>
        </draw:polygon>
        <draw:polygon draw:style-name="gr30" draw:text-style-name="P8" draw:layer="layout" svg:width="0.027cm" svg:height="0.38cm" svg:x="32.812cm" svg:y="11.84cm" svg:viewBox="0 0 28 381" draw:points="0,381 28,381 28,0 0,0">
          <text:p/>
        </draw:polygon>
        <draw:polygon draw:style-name="gr32" draw:text-style-name="P10" draw:layer="layout" svg:width="0.026cm" svg:height="0.38cm" svg:x="32.839cm" svg:y="11.84cm" svg:viewBox="0 0 27 381" draw:points="0,381 27,381 27,0 0,0">
          <text:p/>
        </draw:polygon>
        <draw:polygon draw:style-name="gr30" draw:text-style-name="P8" draw:layer="layout" svg:width="0.026cm" svg:height="0.38cm" svg:x="32.865cm" svg:y="11.84cm" svg:viewBox="0 0 27 381" draw:points="0,381 27,381 27,0 0,0">
          <text:p/>
        </draw:polygon>
        <draw:polygon draw:style-name="gr31" draw:text-style-name="P9" draw:layer="layout" svg:width="0.026cm" svg:height="0.38cm" svg:x="32.891cm" svg:y="11.84cm" svg:viewBox="0 0 27 381" draw:points="0,381 27,381 27,0 0,0">
          <text:p/>
        </draw:polygon>
        <draw:polygon draw:style-name="gr32" draw:text-style-name="P10" draw:layer="layout" svg:width="0.026cm" svg:height="0.38cm" svg:x="32.918cm" svg:y="11.84cm" svg:viewBox="0 0 27 381" draw:points="0,381 27,381 27,0 0,0">
          <text:p/>
        </draw:polygon>
        <draw:polygon draw:style-name="gr30" draw:text-style-name="P8" draw:layer="layout" svg:width="0.026cm" svg:height="0.38cm" svg:x="32.944cm" svg:y="11.84cm" svg:viewBox="0 0 27 381" draw:points="0,381 27,381 27,0 0,0">
          <text:p/>
        </draw:polygon>
        <draw:polygon draw:style-name="gr30" draw:text-style-name="P8" draw:layer="layout" svg:width="0.026cm" svg:height="0.38cm" svg:x="32.97cm" svg:y="11.84cm" svg:viewBox="0 0 27 381" draw:points="0,381 27,381 27,0 0,0">
          <text:p/>
        </draw:polygon>
        <draw:polygon draw:style-name="gr31" draw:text-style-name="P9" draw:layer="layout" svg:width="0.026cm" svg:height="0.38cm" svg:x="32.996cm" svg:y="11.84cm" svg:viewBox="0 0 27 381" draw:points="0,381 27,381 27,0 0,0">
          <text:p/>
        </draw:polygon>
        <draw:polygon draw:style-name="gr29" draw:text-style-name="P7" draw:layer="layout" svg:width="0.026cm" svg:height="0.38cm" svg:x="33.023cm" svg:y="11.84cm" svg:viewBox="0 0 27 381" draw:points="0,381 27,381 27,0 0,0">
          <text:p/>
        </draw:polygon>
        <draw:polygon draw:style-name="gr30" draw:text-style-name="P8" draw:layer="layout" svg:width="0.026cm" svg:height="0.38cm" svg:x="33.049cm" svg:y="11.84cm" svg:viewBox="0 0 27 381" draw:points="0,381 27,381 27,0 0,0">
          <text:p/>
        </draw:polygon>
        <draw:polygon draw:style-name="gr29" draw:text-style-name="P7" draw:layer="layout" svg:width="0.026cm" svg:height="0.38cm" svg:x="33.075cm" svg:y="11.84cm" svg:viewBox="0 0 27 381" draw:points="0,381 27,381 27,0 0,0">
          <text:p/>
        </draw:polygon>
        <draw:polygon draw:style-name="gr30" draw:text-style-name="P8" draw:layer="layout" svg:width="0.027cm" svg:height="0.38cm" svg:x="33.101cm" svg:y="11.84cm" svg:viewBox="0 0 28 381" draw:points="0,381 28,381 28,0 0,0">
          <text:p/>
        </draw:polygon>
        <draw:polygon draw:style-name="gr32" draw:text-style-name="P10" draw:layer="layout" svg:width="0.026cm" svg:height="0.38cm" svg:x="33.128cm" svg:y="11.84cm" svg:viewBox="0 0 27 381" draw:points="0,381 27,381 27,0 0,0">
          <text:p/>
        </draw:polygon>
        <draw:polygon draw:style-name="gr31" draw:text-style-name="P9" draw:layer="layout" svg:width="0.026cm" svg:height="0.38cm" svg:x="33.154cm" svg:y="11.84cm" svg:viewBox="0 0 27 381" draw:points="0,381 27,381 27,0 0,0">
          <text:p/>
        </draw:polygon>
        <draw:polygon draw:style-name="gr31" draw:text-style-name="P9" draw:layer="layout" svg:width="0.027cm" svg:height="0.38cm" svg:x="33.18cm" svg:y="11.84cm" svg:viewBox="0 0 28 381" draw:points="0,381 28,381 28,0 0,0">
          <text:p/>
        </draw:polygon>
        <draw:polygon draw:style-name="gr31" draw:text-style-name="P9" draw:layer="layout" svg:width="0.026cm" svg:height="0.38cm" svg:x="33.207cm" svg:y="11.84cm" svg:viewBox="0 0 27 381" draw:points="0,381 27,381 27,0 0,0">
          <text:p/>
        </draw:polygon>
        <draw:polygon draw:style-name="gr30" draw:text-style-name="P8" draw:layer="layout" svg:width="0.026cm" svg:height="0.38cm" svg:x="33.233cm" svg:y="11.84cm" svg:viewBox="0 0 27 381" draw:points="0,381 27,381 27,0 0,0">
          <text:p/>
        </draw:polygon>
        <draw:polygon draw:style-name="gr30" draw:text-style-name="P8" draw:layer="layout" svg:width="0.026cm" svg:height="0.38cm" svg:x="33.259cm" svg:y="11.84cm" svg:viewBox="0 0 27 381" draw:points="0,381 27,381 27,0 0,0">
          <text:p/>
        </draw:polygon>
        <draw:polygon draw:style-name="gr32" draw:text-style-name="P10" draw:layer="layout" svg:width="0.026cm" svg:height="0.38cm" svg:x="33.286cm" svg:y="11.84cm" svg:viewBox="0 0 27 381" draw:points="0,381 27,381 27,0 0,0">
          <text:p/>
        </draw:polygon>
        <draw:polygon draw:style-name="gr30" draw:text-style-name="P8" draw:layer="layout" svg:width="0.026cm" svg:height="0.38cm" svg:x="33.312cm" svg:y="11.84cm" svg:viewBox="0 0 27 381" draw:points="0,381 27,381 27,0 0,0">
          <text:p/>
        </draw:polygon>
        <draw:polygon draw:style-name="gr31" draw:text-style-name="P9" draw:layer="layout" svg:width="0.026cm" svg:height="0.38cm" svg:x="33.338cm" svg:y="11.84cm" svg:viewBox="0 0 27 381" draw:points="0,381 27,381 27,0 0,0">
          <text:p/>
        </draw:polygon>
        <draw:polygon draw:style-name="gr32" draw:text-style-name="P10" draw:layer="layout" svg:width="0.026cm" svg:height="0.38cm" svg:x="33.364cm" svg:y="11.84cm" svg:viewBox="0 0 27 381" draw:points="0,381 27,381 27,0 0,0">
          <text:p/>
        </draw:polygon>
        <draw:polygon draw:style-name="gr30" draw:text-style-name="P8" draw:layer="layout" svg:width="0.026cm" svg:height="0.38cm" svg:x="33.39cm" svg:y="11.84cm" svg:viewBox="0 0 27 381" draw:points="0,381 27,381 27,0 0,0">
          <text:p/>
        </draw:polygon>
        <draw:polygon draw:style-name="gr29" draw:text-style-name="P7" draw:layer="layout" svg:width="0.026cm" svg:height="0.38cm" svg:x="33.417cm" svg:y="11.84cm" svg:viewBox="0 0 27 381" draw:points="0,381 27,381 27,0 0,0">
          <text:p/>
        </draw:polygon>
        <draw:polygon draw:style-name="gr30" draw:text-style-name="P8" draw:layer="layout" svg:width="0.026cm" svg:height="0.38cm" svg:x="33.444cm" svg:y="11.84cm" svg:viewBox="0 0 27 381" draw:points="0,381 27,381 27,0 0,0">
          <text:p/>
        </draw:polygon>
        <draw:polygon draw:style-name="gr30" draw:text-style-name="P8" draw:layer="layout" svg:width="0.026cm" svg:height="0.38cm" svg:x="33.469cm" svg:y="11.84cm" svg:viewBox="0 0 27 381" draw:points="0,381 27,381 27,0 0,0">
          <text:p/>
        </draw:polygon>
        <draw:polygon draw:style-name="gr30" draw:text-style-name="P8" draw:layer="layout" svg:width="0.027cm" svg:height="0.38cm" svg:x="33.495cm" svg:y="11.84cm" svg:viewBox="0 0 28 381" draw:points="0,381 28,381 28,0 0,0">
          <text:p/>
        </draw:polygon>
        <draw:polygon draw:style-name="gr31" draw:text-style-name="P9" draw:layer="layout" svg:width="0.026cm" svg:height="0.38cm" svg:x="33.522cm" svg:y="11.84cm" svg:viewBox="0 0 27 381" draw:points="0,381 27,381 27,0 0,0">
          <text:p/>
        </draw:polygon>
        <draw:polygon draw:style-name="gr30" draw:text-style-name="P8" draw:layer="layout" svg:width="0.026cm" svg:height="0.38cm" svg:x="33.548cm" svg:y="11.84cm" svg:viewBox="0 0 27 381" draw:points="0,381 27,381 27,0 0,0">
          <text:p/>
        </draw:polygon>
        <draw:polygon draw:style-name="gr30" draw:text-style-name="P8" draw:layer="layout" svg:width="0.028cm" svg:height="0.38cm" svg:x="33.574cm" svg:y="11.84cm" svg:viewBox="0 0 29 381" draw:points="0,381 29,381 29,0 0,0">
          <text:p/>
        </draw:polygon>
        <draw:polygon draw:style-name="gr32" draw:text-style-name="P10" draw:layer="layout" svg:width="0.026cm" svg:height="0.38cm" svg:x="33.601cm" svg:y="11.84cm" svg:viewBox="0 0 27 381" draw:points="0,381 27,381 27,0 0,0">
          <text:p/>
        </draw:polygon>
        <draw:polygon draw:style-name="gr30" draw:text-style-name="P8" draw:layer="layout" svg:width="0.026cm" svg:height="0.38cm" svg:x="33.627cm" svg:y="11.84cm" svg:viewBox="0 0 27 381" draw:points="0,381 27,381 27,0 0,0">
          <text:p/>
        </draw:polygon>
        <draw:polygon draw:style-name="gr31" draw:text-style-name="P9" draw:layer="layout" svg:width="0.026cm" svg:height="0.38cm" svg:x="33.653cm" svg:y="11.84cm" svg:viewBox="0 0 27 381" draw:points="0,381 27,381 27,0 0,0">
          <text:p/>
        </draw:polygon>
        <draw:polygon draw:style-name="gr29" draw:text-style-name="P7" draw:layer="layout" svg:width="0.026cm" svg:height="0.38cm" svg:x="33.68cm" svg:y="11.84cm" svg:viewBox="0 0 27 381" draw:points="0,381 27,381 27,0 0,0">
          <text:p/>
        </draw:polygon>
        <draw:polygon draw:style-name="gr30" draw:text-style-name="P8" draw:layer="layout" svg:width="0.026cm" svg:height="0.38cm" svg:x="33.706cm" svg:y="11.84cm" svg:viewBox="0 0 27 381" draw:points="0,381 27,381 27,0 0,0">
          <text:p/>
        </draw:polygon>
        <draw:polygon draw:style-name="gr30" draw:text-style-name="P8" draw:layer="layout" svg:width="0.026cm" svg:height="0.38cm" svg:x="33.732cm" svg:y="11.84cm" svg:viewBox="0 0 27 381" draw:points="0,381 27,381 27,0 0,0">
          <text:p/>
        </draw:polygon>
        <draw:polygon draw:style-name="gr32" draw:text-style-name="P10" draw:layer="layout" svg:width="0.026cm" svg:height="0.38cm" svg:x="33.784cm" svg:y="11.84cm" svg:viewBox="0 0 27 381" draw:points="0,381 27,381 27,0 0,0">
          <text:p/>
        </draw:polygon>
        <draw:polygon draw:style-name="gr31" draw:text-style-name="P9" draw:layer="layout" svg:width="0.026cm" svg:height="0.38cm" svg:x="33.811cm" svg:y="11.84cm" svg:viewBox="0 0 27 381" draw:points="0,381 27,381 27,0 0,0">
          <text:p/>
        </draw:polygon>
        <draw:polygon draw:style-name="gr30" draw:text-style-name="P8" draw:layer="layout" svg:width="0.026cm" svg:height="0.38cm" svg:x="33.837cm" svg:y="11.84cm" svg:viewBox="0 0 27 381" draw:points="0,381 27,381 27,0 0,0">
          <text:p/>
        </draw:polygon>
        <draw:polygon draw:style-name="gr30" draw:text-style-name="P8" draw:layer="layout" svg:width="0.027cm" svg:height="0.38cm" svg:x="33.863cm" svg:y="11.84cm" svg:viewBox="0 0 28 381" draw:points="0,381 28,381 28,0 0,0">
          <text:p/>
        </draw:polygon>
        <draw:polygon draw:style-name="gr31" draw:text-style-name="P9" draw:layer="layout" svg:width="0.026cm" svg:height="0.38cm" svg:x="33.891cm" svg:y="11.84cm" svg:viewBox="0 0 27 381" draw:points="0,381 27,381 27,0 0,0">
          <text:p/>
        </draw:polygon>
        <draw:polygon draw:style-name="gr32" draw:text-style-name="P10" draw:layer="layout" svg:width="0.026cm" svg:height="0.38cm" svg:x="33.916cm" svg:y="11.84cm" svg:viewBox="0 0 27 381" draw:points="0,381 27,381 27,0 0,0">
          <text:p/>
        </draw:polygon>
        <draw:polygon draw:style-name="gr31" draw:text-style-name="P9" draw:layer="layout" svg:width="0.026cm" svg:height="0.38cm" svg:x="33.942cm" svg:y="11.84cm" svg:viewBox="0 0 27 381" draw:points="0,381 27,381 27,0 0,0">
          <text:p/>
        </draw:polygon>
        <draw:polygon draw:style-name="gr29" draw:text-style-name="P7" draw:layer="layout" svg:width="0.026cm" svg:height="0.38cm" svg:x="33.969cm" svg:y="11.84cm" svg:viewBox="0 0 27 381" draw:points="0,381 27,381 27,0 0,0">
          <text:p/>
        </draw:polygon>
        <draw:polygon draw:style-name="gr31" draw:text-style-name="P9" draw:layer="layout" svg:width="0.026cm" svg:height="0.38cm" svg:x="33.995cm" svg:y="11.84cm" svg:viewBox="0 0 27 381" draw:points="0,381 27,381 27,0 0,0">
          <text:p/>
        </draw:polygon>
        <draw:polygon draw:style-name="gr29" draw:text-style-name="P7" draw:layer="layout" svg:width="0.026cm" svg:height="0.38cm" svg:x="34.021cm" svg:y="11.84cm" svg:viewBox="0 0 27 381" draw:points="0,381 27,381 27,0 0,0">
          <text:p/>
        </draw:polygon>
        <draw:polygon draw:style-name="gr31" draw:text-style-name="P9" draw:layer="layout" svg:width="0.026cm" svg:height="0.38cm" svg:x="34.047cm" svg:y="11.84cm" svg:viewBox="0 0 27 381" draw:points="0,381 27,381 27,0 0,0">
          <text:p/>
        </draw:polygon>
        <draw:polygon draw:style-name="gr30" draw:text-style-name="P8" draw:layer="layout" svg:width="0.026cm" svg:height="0.38cm" svg:x="34.074cm" svg:y="11.84cm" svg:viewBox="0 0 27 381" draw:points="0,381 27,381 27,0 0,0">
          <text:p/>
        </draw:polygon>
        <draw:polygon draw:style-name="gr31" draw:text-style-name="P9" draw:layer="layout" svg:width="0.026cm" svg:height="0.38cm" svg:x="34.1cm" svg:y="11.84cm" svg:viewBox="0 0 27 381" draw:points="0,381 27,381 27,0 0,0">
          <text:p/>
        </draw:polygon>
        <draw:polygon draw:style-name="gr31" draw:text-style-name="P9" draw:layer="layout" svg:width="0.026cm" svg:height="0.38cm" svg:x="34.126cm" svg:y="11.84cm" svg:viewBox="0 0 27 381" draw:points="0,381 27,381 27,0 0,0">
          <text:p/>
        </draw:polygon>
        <draw:polygon draw:style-name="gr30" draw:text-style-name="P8" draw:layer="layout" svg:width="0.026cm" svg:height="0.38cm" svg:x="34.152cm" svg:y="11.84cm" svg:viewBox="0 0 27 381" draw:points="0,381 27,381 27,0 0,0">
          <text:p/>
        </draw:polygon>
        <draw:polygon draw:style-name="gr31" draw:text-style-name="P9" draw:layer="layout" svg:width="0.026cm" svg:height="0.38cm" svg:x="34.179cm" svg:y="11.84cm" svg:viewBox="0 0 27 381" draw:points="0,381 27,381 27,0 0,0">
          <text:p/>
        </draw:polygon>
        <draw:polygon draw:style-name="gr31" draw:text-style-name="P9" draw:layer="layout" svg:width="0.026cm" svg:height="0.38cm" svg:x="34.205cm" svg:y="11.84cm" svg:viewBox="0 0 27 381" draw:points="0,381 27,381 27,0 0,0">
          <text:p/>
        </draw:polygon>
        <draw:polygon draw:style-name="gr32" draw:text-style-name="P10" draw:layer="layout" svg:width="0.026cm" svg:height="0.38cm" svg:x="34.231cm" svg:y="11.84cm" svg:viewBox="0 0 27 381" draw:points="0,381 27,381 27,0 0,0">
          <text:p/>
        </draw:polygon>
        <draw:polygon draw:style-name="gr30" draw:text-style-name="P8" draw:layer="layout" svg:width="0.027cm" svg:height="0.38cm" svg:x="34.257cm" svg:y="11.84cm" svg:viewBox="0 0 28 381" draw:points="0,381 28,381 28,0 0,0">
          <text:p/>
        </draw:polygon>
        <draw:polygon draw:style-name="gr29" draw:text-style-name="P7" draw:layer="layout" svg:width="0.026cm" svg:height="0.38cm" svg:x="34.284cm" svg:y="11.84cm" svg:viewBox="0 0 27 381" draw:points="0,381 27,381 27,0 0,0">
          <text:p/>
        </draw:polygon>
        <draw:polygon draw:style-name="gr29" draw:text-style-name="P7" draw:layer="layout" svg:width="0.026cm" svg:height="0.38cm" svg:x="34.31cm" svg:y="11.84cm" svg:viewBox="0 0 27 381" draw:points="0,381 27,381 27,0 0,0">
          <text:p/>
        </draw:polygon>
        <draw:polygon draw:style-name="gr29" draw:text-style-name="P7" draw:layer="layout" svg:width="0.026cm" svg:height="0.38cm" svg:x="34.336cm" svg:y="11.84cm" svg:viewBox="0 0 27 381" draw:points="0,381 27,381 27,0 0,0">
          <text:p/>
        </draw:polygon>
        <draw:polygon draw:style-name="gr31" draw:text-style-name="P9" draw:layer="layout" svg:width="0.026cm" svg:height="0.38cm" svg:x="34.415cm" svg:y="11.84cm" svg:viewBox="0 0 27 381" draw:points="0,381 27,381 27,0 0,0">
          <text:p/>
        </draw:polygon>
        <draw:polygon draw:style-name="gr30" draw:text-style-name="P8" draw:layer="layout" svg:width="0.026cm" svg:height="0.38cm" svg:x="34.441cm" svg:y="11.84cm" svg:viewBox="0 0 27 381" draw:points="0,381 27,381 27,0 0,0">
          <text:p/>
        </draw:polygon>
        <draw:polygon draw:style-name="gr29" draw:text-style-name="P7" draw:layer="layout" svg:width="0.026cm" svg:height="0.38cm" svg:x="34.468cm" svg:y="11.84cm" svg:viewBox="0 0 27 381" draw:points="0,381 27,381 27,0 0,0">
          <text:p/>
        </draw:polygon>
        <draw:polygon draw:style-name="gr30" draw:text-style-name="P8" draw:layer="layout" svg:width="0.026cm" svg:height="0.38cm" svg:x="34.494cm" svg:y="11.84cm" svg:viewBox="0 0 27 381" draw:points="0,381 27,381 27,0 0,0">
          <text:p/>
        </draw:polygon>
        <draw:polygon draw:style-name="gr32" draw:text-style-name="P10" draw:layer="layout" svg:width="0.026cm" svg:height="0.38cm" svg:x="34.52cm" svg:y="11.84cm" svg:viewBox="0 0 27 381" draw:points="0,381 27,381 27,0 0,0">
          <text:p/>
        </draw:polygon>
        <draw:polygon draw:style-name="gr32" draw:text-style-name="P10" draw:layer="layout" svg:width="0.026cm" svg:height="0.38cm" svg:x="34.546cm" svg:y="11.84cm" svg:viewBox="0 0 27 381" draw:points="0,381 27,381 27,0 0,0">
          <text:p/>
        </draw:polygon>
        <draw:polygon draw:style-name="gr32" draw:text-style-name="P10" draw:layer="layout" svg:width="0.026cm" svg:height="0.38cm" svg:x="34.573cm" svg:y="11.84cm" svg:viewBox="0 0 27 381" draw:points="0,381 27,381 27,0 0,0">
          <text:p/>
        </draw:polygon>
        <draw:polygon draw:style-name="gr31" draw:text-style-name="P9" draw:layer="layout" svg:width="0.026cm" svg:height="0.38cm" svg:x="34.599cm" svg:y="11.84cm" svg:viewBox="0 0 27 381" draw:points="0,381 27,381 27,0 0,0">
          <text:p/>
        </draw:polygon>
        <draw:polygon draw:style-name="gr29" draw:text-style-name="P7" draw:layer="layout" svg:width="0.027cm" svg:height="0.38cm" svg:x="34.625cm" svg:y="11.84cm" svg:viewBox="0 0 28 381" draw:points="0,381 28,381 28,0 0,0">
          <text:p/>
        </draw:polygon>
        <draw:polygon draw:style-name="gr29" draw:text-style-name="P7" draw:layer="layout" svg:width="0.026cm" svg:height="0.38cm" svg:x="34.652cm" svg:y="11.84cm" svg:viewBox="0 0 27 381" draw:points="0,381 27,381 27,0 0,0">
          <text:p/>
        </draw:polygon>
        <draw:polygon draw:style-name="gr31" draw:text-style-name="P9" draw:layer="layout" svg:width="0.026cm" svg:height="0.38cm" svg:x="20.676cm" svg:y="11.081cm" svg:viewBox="0 0 27 381" draw:points="0,381 27,381 27,0 0,0">
          <text:p/>
        </draw:polygon>
        <draw:polygon draw:style-name="gr31" draw:text-style-name="P9" draw:layer="layout" svg:width="0.026cm" svg:height="0.38cm" svg:x="20.701cm" svg:y="11.081cm" svg:viewBox="0 0 27 381" draw:points="0,381 27,381 27,0 0,0">
          <text:p/>
        </draw:polygon>
        <draw:polygon draw:style-name="gr32" draw:text-style-name="P10" draw:layer="layout" svg:width="0.026cm" svg:height="0.38cm" svg:x="20.727cm" svg:y="11.081cm" svg:viewBox="0 0 27 381" draw:points="0,381 27,381 27,0 0,0">
          <text:p/>
        </draw:polygon>
        <draw:polygon draw:style-name="gr30" draw:text-style-name="P8" draw:layer="layout" svg:width="0.026cm" svg:height="0.38cm" svg:x="20.754cm" svg:y="11.081cm" svg:viewBox="0 0 27 381" draw:points="0,381 27,381 27,0 0,0">
          <text:p/>
        </draw:polygon>
        <draw:polygon draw:style-name="gr31" draw:text-style-name="P9" draw:layer="layout" svg:width="0.026cm" svg:height="0.38cm" svg:x="20.78cm" svg:y="11.081cm" svg:viewBox="0 0 27 381" draw:points="0,381 27,381 27,0 0,0">
          <text:p/>
        </draw:polygon>
        <draw:polygon draw:style-name="gr31" draw:text-style-name="P9" draw:layer="layout" svg:width="0.027cm" svg:height="0.38cm" svg:x="20.806cm" svg:y="11.081cm" svg:viewBox="0 0 28 381" draw:points="0,381 28,381 28,0 0,0">
          <text:p/>
        </draw:polygon>
        <draw:polygon draw:style-name="gr30" draw:text-style-name="P8" draw:layer="layout" svg:width="0.026cm" svg:height="0.38cm" svg:x="20.833cm" svg:y="11.081cm" svg:viewBox="0 0 27 381" draw:points="0,381 27,381 27,0 0,0">
          <text:p/>
        </draw:polygon>
        <draw:polygon draw:style-name="gr30" draw:text-style-name="P8" draw:layer="layout" svg:width="0.026cm" svg:height="0.38cm" svg:x="20.859cm" svg:y="11.081cm" svg:viewBox="0 0 27 381" draw:points="0,381 27,381 27,0 0,0">
          <text:p/>
        </draw:polygon>
        <draw:polygon draw:style-name="gr30" draw:text-style-name="P8" draw:layer="layout" svg:width="0.026cm" svg:height="0.38cm" svg:x="20.885cm" svg:y="11.081cm" svg:viewBox="0 0 27 381" draw:points="0,381 27,381 27,0 0,0">
          <text:p/>
        </draw:polygon>
        <draw:polygon draw:style-name="gr32" draw:text-style-name="P10" draw:layer="layout" svg:width="0.026cm" svg:height="0.38cm" svg:x="20.911cm" svg:y="11.081cm" svg:viewBox="0 0 27 381" draw:points="0,381 27,381 27,0 0,0">
          <text:p/>
        </draw:polygon>
        <draw:polygon draw:style-name="gr31" draw:text-style-name="P9" draw:layer="layout" svg:width="0.026cm" svg:height="0.38cm" svg:x="20.938cm" svg:y="11.081cm" svg:viewBox="0 0 27 381" draw:points="0,381 27,381 27,0 0,0">
          <text:p/>
        </draw:polygon>
        <draw:polygon draw:style-name="gr30" draw:text-style-name="P8" draw:layer="layout" svg:width="0.026cm" svg:height="0.38cm" svg:x="20.964cm" svg:y="11.081cm" svg:viewBox="0 0 27 381" draw:points="0,381 27,381 27,0 0,0">
          <text:p/>
        </draw:polygon>
        <draw:polygon draw:style-name="gr29" draw:text-style-name="P7" draw:layer="layout" svg:width="0.026cm" svg:height="0.38cm" svg:x="20.99cm" svg:y="11.081cm" svg:viewBox="0 0 27 381" draw:points="0,381 27,381 27,0 0,0">
          <text:p/>
        </draw:polygon>
        <draw:polygon draw:style-name="gr30" draw:text-style-name="P8" draw:layer="layout" svg:width="0.026cm" svg:height="0.38cm" svg:x="21.016cm" svg:y="11.081cm" svg:viewBox="0 0 27 381" draw:points="0,381 27,381 27,0 0,0">
          <text:p/>
        </draw:polygon>
        <draw:polygon draw:style-name="gr30" draw:text-style-name="P8" draw:layer="layout" svg:width="0.026cm" svg:height="0.38cm" svg:x="21.043cm" svg:y="11.081cm" svg:viewBox="0 0 27 381" draw:points="0,381 27,381 27,0 0,0">
          <text:p/>
        </draw:polygon>
        <draw:polygon draw:style-name="gr31" draw:text-style-name="P9" draw:layer="layout" svg:width="0.026cm" svg:height="0.38cm" svg:x="21.069cm" svg:y="11.081cm" svg:viewBox="0 0 27 381" draw:points="0,381 27,381 27,0 0,0">
          <text:p/>
        </draw:polygon>
        <draw:polygon draw:style-name="gr31" draw:text-style-name="P9" draw:layer="layout" svg:width="0.026cm" svg:height="0.38cm" svg:x="21.096cm" svg:y="11.081cm" svg:viewBox="0 0 27 381" draw:points="0,381 27,381 27,0 0,0">
          <text:p/>
        </draw:polygon>
        <draw:polygon draw:style-name="gr30" draw:text-style-name="P8" draw:layer="layout" svg:width="0.027cm" svg:height="0.38cm" svg:x="21.121cm" svg:y="11.081cm" svg:viewBox="0 0 28 381" draw:points="0,381 28,381 28,0 0,0">
          <text:p/>
        </draw:polygon>
        <draw:polygon draw:style-name="gr31" draw:text-style-name="P9" draw:layer="layout" svg:width="0.026cm" svg:height="0.38cm" svg:x="21.148cm" svg:y="11.081cm" svg:viewBox="0 0 27 381" draw:points="0,381 27,381 27,0 0,0">
          <text:p/>
        </draw:polygon>
        <draw:polygon draw:style-name="gr31" draw:text-style-name="P9" draw:layer="layout" svg:width="0.026cm" svg:height="0.38cm" svg:x="21.174cm" svg:y="11.081cm" svg:viewBox="0 0 27 381" draw:points="0,381 27,381 27,0 0,0">
          <text:p/>
        </draw:polygon>
        <draw:polygon draw:style-name="gr29" draw:text-style-name="P7" draw:layer="layout" svg:width="0.027cm" svg:height="0.38cm" svg:x="21.2cm" svg:y="11.081cm" svg:viewBox="0 0 28 381" draw:points="0,381 28,381 28,0 0,0">
          <text:p/>
        </draw:polygon>
        <draw:polygon draw:style-name="gr31" draw:text-style-name="P9" draw:layer="layout" svg:width="0.026cm" svg:height="0.38cm" svg:x="21.227cm" svg:y="11.081cm" svg:viewBox="0 0 27 381" draw:points="0,381 27,381 27,0 0,0">
          <text:p/>
        </draw:polygon>
        <draw:polygon draw:style-name="gr29" draw:text-style-name="P7" draw:layer="layout" svg:width="0.026cm" svg:height="0.38cm" svg:x="21.253cm" svg:y="11.081cm" svg:viewBox="0 0 27 381" draw:points="0,381 27,381 27,0 0,0">
          <text:p/>
        </draw:polygon>
        <draw:polygon draw:style-name="gr30" draw:text-style-name="P8" draw:layer="layout" svg:width="0.026cm" svg:height="0.38cm" svg:x="21.279cm" svg:y="11.081cm" svg:viewBox="0 0 27 381" draw:points="0,381 27,381 27,0 0,0">
          <text:p/>
        </draw:polygon>
        <draw:polygon draw:style-name="gr31" draw:text-style-name="P9" draw:layer="layout" svg:width="0.026cm" svg:height="0.38cm" svg:x="21.305cm" svg:y="11.081cm" svg:viewBox="0 0 27 381" draw:points="0,381 27,381 27,0 0,0">
          <text:p/>
        </draw:polygon>
        <draw:polygon draw:style-name="gr30" draw:text-style-name="P8" draw:layer="layout" svg:width="0.026cm" svg:height="0.38cm" svg:x="21.332cm" svg:y="11.081cm" svg:viewBox="0 0 27 381" draw:points="0,381 27,381 27,0 0,0">
          <text:p/>
        </draw:polygon>
        <draw:polygon draw:style-name="gr30" draw:text-style-name="P8" draw:layer="layout" svg:width="0.026cm" svg:height="0.38cm" svg:x="21.358cm" svg:y="11.081cm" svg:viewBox="0 0 27 381" draw:points="0,381 27,381 27,0 0,0">
          <text:p/>
        </draw:polygon>
        <draw:polygon draw:style-name="gr31" draw:text-style-name="P9" draw:layer="layout" svg:width="0.026cm" svg:height="0.38cm" svg:x="21.384cm" svg:y="11.081cm" svg:viewBox="0 0 27 381" draw:points="0,381 27,381 27,0 0,0">
          <text:p/>
        </draw:polygon>
        <draw:polygon draw:style-name="gr32" draw:text-style-name="P10" draw:layer="layout" svg:width="0.026cm" svg:height="0.38cm" svg:x="21.41cm" svg:y="11.081cm" svg:viewBox="0 0 27 381" draw:points="0,381 27,381 27,0 0,0">
          <text:p/>
        </draw:polygon>
        <draw:polygon draw:style-name="gr31" draw:text-style-name="P9" draw:layer="layout" svg:width="0.026cm" svg:height="0.38cm" svg:x="21.437cm" svg:y="11.081cm" svg:viewBox="0 0 27 381" draw:points="0,381 27,381 27,0 0,0">
          <text:p/>
        </draw:polygon>
        <draw:polygon draw:style-name="gr30" draw:text-style-name="P8" draw:layer="layout" svg:width="0.026cm" svg:height="0.38cm" svg:x="21.463cm" svg:y="11.081cm" svg:viewBox="0 0 27 381" draw:points="0,381 27,381 27,0 0,0">
          <text:p/>
        </draw:polygon>
        <draw:polygon draw:style-name="gr32" draw:text-style-name="P10" draw:layer="layout" svg:width="0.026cm" svg:height="0.38cm" svg:x="21.489cm" svg:y="11.081cm" svg:viewBox="0 0 27 381" draw:points="0,381 27,381 27,0 0,0">
          <text:p/>
        </draw:polygon>
        <draw:polygon draw:style-name="gr31" draw:text-style-name="P9" draw:layer="layout" svg:width="0.027cm" svg:height="0.38cm" svg:x="21.516cm" svg:y="11.081cm" svg:viewBox="0 0 28 381" draw:points="0,381 28,381 28,0 0,0">
          <text:p/>
        </draw:polygon>
        <draw:polygon draw:style-name="gr30" draw:text-style-name="P8" draw:layer="layout" svg:width="0.026cm" svg:height="0.38cm" svg:x="21.543cm" svg:y="11.081cm" svg:viewBox="0 0 27 381" draw:points="0,381 27,381 27,0 0,0">
          <text:p/>
        </draw:polygon>
        <draw:polygon draw:style-name="gr31" draw:text-style-name="P9" draw:layer="layout" svg:width="0.026cm" svg:height="0.38cm" svg:x="21.568cm" svg:y="11.081cm" svg:viewBox="0 0 27 381" draw:points="0,381 27,381 27,0 0,0">
          <text:p/>
        </draw:polygon>
        <draw:polygon draw:style-name="gr31" draw:text-style-name="P9" draw:layer="layout" svg:width="0.026cm" svg:height="0.38cm" svg:x="21.595cm" svg:y="11.081cm" svg:viewBox="0 0 27 381" draw:points="0,381 27,381 27,0 0,0">
          <text:p/>
        </draw:polygon>
        <draw:polygon draw:style-name="gr31" draw:text-style-name="P9" draw:layer="layout" svg:width="0.026cm" svg:height="0.38cm" svg:x="21.621cm" svg:y="11.081cm" svg:viewBox="0 0 27 381" draw:points="0,381 27,381 27,0 0,0">
          <text:p/>
        </draw:polygon>
        <draw:polygon draw:style-name="gr30" draw:text-style-name="P8" draw:layer="layout" svg:width="0.026cm" svg:height="0.38cm" svg:x="21.647cm" svg:y="11.081cm" svg:viewBox="0 0 27 381" draw:points="0,381 27,381 27,0 0,0">
          <text:p/>
        </draw:polygon>
        <draw:polygon draw:style-name="gr32" draw:text-style-name="P10" draw:layer="layout" svg:width="0.026cm" svg:height="0.38cm" svg:x="21.673cm" svg:y="11.081cm" svg:viewBox="0 0 27 381" draw:points="0,381 27,381 27,0 0,0">
          <text:p/>
        </draw:polygon>
        <draw:polygon draw:style-name="gr30" draw:text-style-name="P8" draw:layer="layout" svg:width="0.026cm" svg:height="0.38cm" svg:x="21.7cm" svg:y="11.081cm" svg:viewBox="0 0 27 381" draw:points="0,381 27,381 27,0 0,0">
          <text:p/>
        </draw:polygon>
        <draw:polygon draw:style-name="gr30" draw:text-style-name="P8" draw:layer="layout" svg:width="0.026cm" svg:height="0.38cm" svg:x="21.726cm" svg:y="11.081cm" svg:viewBox="0 0 27 381" draw:points="0,381 27,381 27,0 0,0">
          <text:p/>
        </draw:polygon>
        <draw:polygon draw:style-name="gr30" draw:text-style-name="P8" draw:layer="layout" svg:width="0.026cm" svg:height="0.38cm" svg:x="21.752cm" svg:y="11.081cm" svg:viewBox="0 0 27 381" draw:points="0,381 27,381 27,0 0,0">
          <text:p/>
        </draw:polygon>
        <draw:polygon draw:style-name="gr31" draw:text-style-name="P9" draw:layer="layout" svg:width="0.027cm" svg:height="0.38cm" svg:x="21.804cm" svg:y="11.081cm" svg:viewBox="0 0 28 381" draw:points="0,381 28,381 28,0 0,0">
          <text:p/>
        </draw:polygon>
        <draw:polygon draw:style-name="gr31" draw:text-style-name="P9" draw:layer="layout" svg:width="0.026cm" svg:height="0.38cm" svg:x="21.831cm" svg:y="11.081cm" svg:viewBox="0 0 27 381" draw:points="0,381 27,381 27,0 0,0">
          <text:p/>
        </draw:polygon>
        <draw:polygon draw:style-name="gr30" draw:text-style-name="P8" draw:layer="layout" svg:width="0.026cm" svg:height="0.38cm" svg:x="21.857cm" svg:y="11.081cm" svg:viewBox="0 0 27 381" draw:points="0,381 27,381 27,0 0,0">
          <text:p/>
        </draw:polygon>
        <draw:polygon draw:style-name="gr31" draw:text-style-name="P9" draw:layer="layout" svg:width="0.027cm" svg:height="0.38cm" svg:x="21.883cm" svg:y="11.081cm" svg:viewBox="0 0 28 381" draw:points="0,381 28,381 28,0 0,0">
          <text:p/>
        </draw:polygon>
        <draw:polygon draw:style-name="gr30" draw:text-style-name="P8" draw:layer="layout" svg:width="0.026cm" svg:height="0.38cm" svg:x="21.91cm" svg:y="11.081cm" svg:viewBox="0 0 27 381" draw:points="0,381 27,381 27,0 0,0">
          <text:p/>
        </draw:polygon>
        <draw:polygon draw:style-name="gr31" draw:text-style-name="P9" draw:layer="layout" svg:width="0.026cm" svg:height="0.38cm" svg:x="21.936cm" svg:y="11.081cm" svg:viewBox="0 0 27 381" draw:points="0,381 27,381 27,0 0,0">
          <text:p/>
        </draw:polygon>
        <draw:polygon draw:style-name="gr30" draw:text-style-name="P8" draw:layer="layout" svg:width="0.026cm" svg:height="0.38cm" svg:x="21.963cm" svg:y="11.081cm" svg:viewBox="0 0 27 381" draw:points="0,381 27,381 27,0 0,0">
          <text:p/>
        </draw:polygon>
        <draw:polygon draw:style-name="gr30" draw:text-style-name="P8" draw:layer="layout" svg:width="0.026cm" svg:height="0.38cm" svg:x="21.989cm" svg:y="11.081cm" svg:viewBox="0 0 27 381" draw:points="0,381 27,381 27,0 0,0">
          <text:p/>
        </draw:polygon>
        <draw:polygon draw:style-name="gr32" draw:text-style-name="P10" draw:layer="layout" svg:width="0.026cm" svg:height="0.38cm" svg:x="22.015cm" svg:y="11.081cm" svg:viewBox="0 0 27 381" draw:points="0,381 27,381 27,0 0,0">
          <text:p/>
        </draw:polygon>
        <draw:polygon draw:style-name="gr32" draw:text-style-name="P10" draw:layer="layout" svg:width="0.026cm" svg:height="0.38cm" svg:x="22.041cm" svg:y="11.081cm" svg:viewBox="0 0 27 381" draw:points="0,381 27,381 27,0 0,0">
          <text:p/>
        </draw:polygon>
        <draw:polygon draw:style-name="gr30" draw:text-style-name="P8" draw:layer="layout" svg:width="0.026cm" svg:height="0.38cm" svg:x="22.067cm" svg:y="11.081cm" svg:viewBox="0 0 27 381" draw:points="0,381 27,381 27,0 0,0">
          <text:p/>
        </draw:polygon>
        <draw:polygon draw:style-name="gr30" draw:text-style-name="P8" draw:layer="layout" svg:width="0.026cm" svg:height="0.38cm" svg:x="22.094cm" svg:y="11.081cm" svg:viewBox="0 0 27 381" draw:points="0,381 27,381 27,0 0,0">
          <text:p/>
        </draw:polygon>
        <draw:polygon draw:style-name="gr29" draw:text-style-name="P7" draw:layer="layout" svg:width="0.026cm" svg:height="0.38cm" svg:x="22.12cm" svg:y="11.081cm" svg:viewBox="0 0 27 381" draw:points="0,381 27,381 27,0 0,0">
          <text:p/>
        </draw:polygon>
        <draw:polygon draw:style-name="gr30" draw:text-style-name="P8" draw:layer="layout" svg:width="0.026cm" svg:height="0.38cm" svg:x="22.146cm" svg:y="11.081cm" svg:viewBox="0 0 27 381" draw:points="0,381 27,381 27,0 0,0">
          <text:p/>
        </draw:polygon>
        <draw:polygon draw:style-name="gr29" draw:text-style-name="P7" draw:layer="layout" svg:width="0.026cm" svg:height="0.38cm" svg:x="22.172cm" svg:y="11.081cm" svg:viewBox="0 0 27 381" draw:points="0,381 27,381 27,0 0,0">
          <text:p/>
        </draw:polygon>
        <draw:polygon draw:style-name="gr30" draw:text-style-name="P8" draw:layer="layout" svg:width="0.026cm" svg:height="0.38cm" svg:x="22.199cm" svg:y="11.081cm" svg:viewBox="0 0 27 381" draw:points="0,381 27,381 27,0 0,0">
          <text:p/>
        </draw:polygon>
        <draw:polygon draw:style-name="gr30" draw:text-style-name="P8" draw:layer="layout" svg:width="0.026cm" svg:height="0.38cm" svg:x="22.225cm" svg:y="11.081cm" svg:viewBox="0 0 27 381" draw:points="0,381 27,381 27,0 0,0">
          <text:p/>
        </draw:polygon>
        <draw:polygon draw:style-name="gr29" draw:text-style-name="P7" draw:layer="layout" svg:width="0.026cm" svg:height="0.38cm" svg:x="22.251cm" svg:y="11.081cm" svg:viewBox="0 0 27 381" draw:points="0,381 27,381 27,0 0,0">
          <text:p/>
        </draw:polygon>
        <draw:polygon draw:style-name="gr29" draw:text-style-name="P7" draw:layer="layout" svg:width="0.027cm" svg:height="0.38cm" svg:x="22.277cm" svg:y="11.081cm" svg:viewBox="0 0 28 381" draw:points="0,381 28,381 28,0 0,0">
          <text:p/>
        </draw:polygon>
        <draw:polygon draw:style-name="gr29" draw:text-style-name="P7" draw:layer="layout" svg:width="0.026cm" svg:height="0.38cm" svg:x="22.304cm" svg:y="11.081cm" svg:viewBox="0 0 27 381" draw:points="0,381 27,381 27,0 0,0">
          <text:p/>
        </draw:polygon>
        <draw:polygon draw:style-name="gr30" draw:text-style-name="P8" draw:layer="layout" svg:width="0.026cm" svg:height="0.38cm" svg:x="22.33cm" svg:y="11.081cm" svg:viewBox="0 0 27 381" draw:points="0,381 27,381 27,0 0,0">
          <text:p/>
        </draw:polygon>
        <draw:polygon draw:style-name="gr30" draw:text-style-name="P8" draw:layer="layout" svg:width="0.026cm" svg:height="0.38cm" svg:x="22.356cm" svg:y="11.081cm" svg:viewBox="0 0 27 381" draw:points="0,381 27,381 27,0 0,0">
          <text:p/>
        </draw:polygon>
        <draw:polygon draw:style-name="gr30" draw:text-style-name="P8" draw:layer="layout" svg:width="0.026cm" svg:height="0.38cm" svg:x="22.383cm" svg:y="11.081cm" svg:viewBox="0 0 27 381" draw:points="0,381 27,381 27,0 0,0">
          <text:p/>
        </draw:polygon>
        <draw:polygon draw:style-name="gr30" draw:text-style-name="P8" draw:layer="layout" svg:width="0.026cm" svg:height="0.38cm" svg:x="22.409cm" svg:y="11.081cm" svg:viewBox="0 0 27 381" draw:points="0,381 27,381 27,0 0,0">
          <text:p/>
        </draw:polygon>
        <draw:polygon draw:style-name="gr32" draw:text-style-name="P10" draw:layer="layout" svg:width="0.026cm" svg:height="0.38cm" svg:x="22.435cm" svg:y="11.081cm" svg:viewBox="0 0 27 381" draw:points="0,381 27,381 27,0 0,0">
          <text:p/>
        </draw:polygon>
        <draw:polygon draw:style-name="gr31" draw:text-style-name="P9" draw:layer="layout" svg:width="0.026cm" svg:height="0.38cm" svg:x="22.461cm" svg:y="11.081cm" svg:viewBox="0 0 27 381" draw:points="0,381 27,381 27,0 0,0">
          <text:p/>
        </draw:polygon>
        <draw:polygon draw:style-name="gr32" draw:text-style-name="P10" draw:layer="layout" svg:width="0.026cm" svg:height="0.38cm" svg:x="22.488cm" svg:y="11.081cm" svg:viewBox="0 0 27 381" draw:points="0,381 27,381 27,0 0,0">
          <text:p/>
        </draw:polygon>
        <draw:polygon draw:style-name="gr31" draw:text-style-name="P9" draw:layer="layout" svg:width="0.026cm" svg:height="0.38cm" svg:x="22.514cm" svg:y="11.081cm" svg:viewBox="0 0 27 381" draw:points="0,381 27,381 27,0 0,0">
          <text:p/>
        </draw:polygon>
        <draw:polygon draw:style-name="gr29" draw:text-style-name="P7" draw:layer="layout" svg:width="0.026cm" svg:height="0.38cm" svg:x="22.54cm" svg:y="11.081cm" svg:viewBox="0 0 27 381" draw:points="0,381 27,381 27,0 0,0">
          <text:p/>
        </draw:polygon>
        <draw:polygon draw:style-name="gr29" draw:text-style-name="P7" draw:layer="layout" svg:width="0.027cm" svg:height="0.38cm" svg:x="22.566cm" svg:y="11.081cm" svg:viewBox="0 0 28 381" draw:points="0,381 28,381 28,0 0,0">
          <text:p/>
        </draw:polygon>
        <draw:polygon draw:style-name="gr30" draw:text-style-name="P8" draw:layer="layout" svg:width="0.026cm" svg:height="0.38cm" svg:x="22.593cm" svg:y="11.081cm" svg:viewBox="0 0 27 381" draw:points="0,381 27,381 27,0 0,0">
          <text:p/>
        </draw:polygon>
        <draw:polygon draw:style-name="gr30" draw:text-style-name="P8" draw:layer="layout" svg:width="0.026cm" svg:height="0.38cm" svg:x="22.619cm" svg:y="11.081cm" svg:viewBox="0 0 27 381" draw:points="0,381 27,381 27,0 0,0">
          <text:p/>
        </draw:polygon>
        <draw:polygon draw:style-name="gr32" draw:text-style-name="P10" draw:layer="layout" svg:width="0.027cm" svg:height="0.38cm" svg:x="22.645cm" svg:y="11.081cm" svg:viewBox="0 0 28 381" draw:points="0,381 28,381 28,0 0,0">
          <text:p/>
        </draw:polygon>
        <draw:polygon draw:style-name="gr32" draw:text-style-name="P10" draw:layer="layout" svg:width="0.026cm" svg:height="0.38cm" svg:x="22.672cm" svg:y="11.081cm" svg:viewBox="0 0 27 381" draw:points="0,381 27,381 27,0 0,0">
          <text:p/>
        </draw:polygon>
        <draw:polygon draw:style-name="gr32" draw:text-style-name="P10" draw:layer="layout" svg:width="0.026cm" svg:height="0.38cm" svg:x="22.698cm" svg:y="11.081cm" svg:viewBox="0 0 27 381" draw:points="0,381 27,381 27,0 0,0">
          <text:p/>
        </draw:polygon>
        <draw:polygon draw:style-name="gr31" draw:text-style-name="P9" draw:layer="layout" svg:width="0.026cm" svg:height="0.38cm" svg:x="22.724cm" svg:y="11.081cm" svg:viewBox="0 0 27 381" draw:points="0,381 27,381 27,0 0,0">
          <text:p/>
        </draw:polygon>
        <draw:polygon draw:style-name="gr31" draw:text-style-name="P9" draw:layer="layout" svg:width="0.026cm" svg:height="0.38cm" svg:x="22.75cm" svg:y="11.081cm" svg:viewBox="0 0 27 381" draw:points="0,381 27,381 27,0 0,0">
          <text:p/>
        </draw:polygon>
        <draw:polygon draw:style-name="gr31" draw:text-style-name="P9" draw:layer="layout" svg:width="0.026cm" svg:height="0.38cm" svg:x="22.777cm" svg:y="11.081cm" svg:viewBox="0 0 27 381" draw:points="0,381 27,381 27,0 0,0">
          <text:p/>
        </draw:polygon>
        <draw:polygon draw:style-name="gr29" draw:text-style-name="P7" draw:layer="layout" svg:width="0.026cm" svg:height="0.38cm" svg:x="22.803cm" svg:y="11.081cm" svg:viewBox="0 0 27 381" draw:points="0,381 27,381 27,0 0,0">
          <text:p/>
        </draw:polygon>
        <draw:polygon draw:style-name="gr31" draw:text-style-name="P9" draw:layer="layout" svg:width="0.026cm" svg:height="0.38cm" svg:x="22.829cm" svg:y="11.081cm" svg:viewBox="0 0 27 381" draw:points="0,381 27,381 27,0 0,0">
          <text:p/>
        </draw:polygon>
        <draw:polygon draw:style-name="gr31" draw:text-style-name="P9" draw:layer="layout" svg:width="0.026cm" svg:height="0.38cm" svg:x="22.855cm" svg:y="11.081cm" svg:viewBox="0 0 27 381" draw:points="0,381 27,381 27,0 0,0">
          <text:p/>
        </draw:polygon>
        <draw:polygon draw:style-name="gr31" draw:text-style-name="P9" draw:layer="layout" svg:width="0.026cm" svg:height="0.38cm" svg:x="22.882cm" svg:y="11.081cm" svg:viewBox="0 0 27 381" draw:points="0,381 27,381 27,0 0,0">
          <text:p/>
        </draw:polygon>
        <draw:polygon draw:style-name="gr30" draw:text-style-name="P8" draw:layer="layout" svg:width="0.026cm" svg:height="0.38cm" svg:x="23.223cm" svg:y="11.081cm" svg:viewBox="0 0 27 381" draw:points="0,381 27,381 27,0 0,0">
          <text:p/>
        </draw:polygon>
        <draw:polygon draw:style-name="gr32" draw:text-style-name="P10" draw:layer="layout" svg:width="0.026cm" svg:height="0.38cm" svg:x="23.249cm" svg:y="11.081cm" svg:viewBox="0 0 27 381" draw:points="0,381 27,381 27,0 0,0">
          <text:p/>
        </draw:polygon>
        <draw:polygon draw:style-name="gr30" draw:text-style-name="P8" draw:layer="layout" svg:width="0.026cm" svg:height="0.38cm" svg:x="23.276cm" svg:y="11.081cm" svg:viewBox="0 0 27 381" draw:points="0,381 27,381 27,0 0,0">
          <text:p/>
        </draw:polygon>
        <draw:polygon draw:style-name="gr31" draw:text-style-name="P9" draw:layer="layout" svg:width="0.026cm" svg:height="0.38cm" svg:x="23.302cm" svg:y="11.081cm" svg:viewBox="0 0 27 381" draw:points="0,381 27,381 27,0 0,0">
          <text:p/>
        </draw:polygon>
        <draw:polygon draw:style-name="gr29" draw:text-style-name="P7" draw:layer="layout" svg:width="0.027cm" svg:height="0.38cm" svg:x="23.328cm" svg:y="11.081cm" svg:viewBox="0 0 28 381" draw:points="0,381 28,381 28,0 0,0">
          <text:p/>
        </draw:polygon>
        <draw:polygon draw:style-name="gr31" draw:text-style-name="P9" draw:layer="layout" svg:width="0.026cm" svg:height="0.38cm" svg:x="23.355cm" svg:y="11.081cm" svg:viewBox="0 0 27 381" draw:points="0,381 27,381 27,0 0,0">
          <text:p/>
        </draw:polygon>
        <draw:polygon draw:style-name="gr29" draw:text-style-name="P7" draw:layer="layout" svg:width="0.026cm" svg:height="0.38cm" svg:x="23.381cm" svg:y="11.081cm" svg:viewBox="0 0 27 381" draw:points="0,381 27,381 27,0 0,0">
          <text:p/>
        </draw:polygon>
        <draw:polygon draw:style-name="gr31" draw:text-style-name="P9" draw:layer="layout" svg:width="0.026cm" svg:height="0.38cm" svg:x="23.407cm" svg:y="11.081cm" svg:viewBox="0 0 27 381" draw:points="0,381 27,381 27,0 0,0">
          <text:p/>
        </draw:polygon>
        <draw:polygon draw:style-name="gr31" draw:text-style-name="P9" draw:layer="layout" svg:width="0.026cm" svg:height="0.38cm" svg:x="23.434cm" svg:y="11.081cm" svg:viewBox="0 0 27 381" draw:points="0,381 27,381 27,0 0,0">
          <text:p/>
        </draw:polygon>
        <draw:polygon draw:style-name="gr31" draw:text-style-name="P9" draw:layer="layout" svg:width="0.026cm" svg:height="0.38cm" svg:x="23.46cm" svg:y="11.081cm" svg:viewBox="0 0 27 381" draw:points="0,381 27,381 27,0 0,0">
          <text:p/>
        </draw:polygon>
        <draw:polygon draw:style-name="gr30" draw:text-style-name="P8" draw:layer="layout" svg:width="0.026cm" svg:height="0.38cm" svg:x="23.486cm" svg:y="11.081cm" svg:viewBox="0 0 27 381" draw:points="0,381 27,381 27,0 0,0">
          <text:p/>
        </draw:polygon>
        <draw:polygon draw:style-name="gr30" draw:text-style-name="P8" draw:layer="layout" svg:width="0.026cm" svg:height="0.38cm" svg:x="23.512cm" svg:y="11.081cm" svg:viewBox="0 0 27 381" draw:points="0,381 27,381 27,0 0,0">
          <text:p/>
        </draw:polygon>
        <draw:polygon draw:style-name="gr31" draw:text-style-name="P9" draw:layer="layout" svg:width="0.026cm" svg:height="0.38cm" svg:x="23.539cm" svg:y="11.081cm" svg:viewBox="0 0 27 381" draw:points="0,381 27,381 27,0 0,0">
          <text:p/>
        </draw:polygon>
        <draw:polygon draw:style-name="gr32" draw:text-style-name="P10" draw:layer="layout" svg:width="0.026cm" svg:height="0.38cm" svg:x="23.565cm" svg:y="11.081cm" svg:viewBox="0 0 27 381" draw:points="0,381 27,381 27,0 0,0">
          <text:p/>
        </draw:polygon>
        <draw:polygon draw:style-name="gr30" draw:text-style-name="P8" draw:layer="layout" svg:width="0.026cm" svg:height="0.38cm" svg:x="23.591cm" svg:y="11.081cm" svg:viewBox="0 0 27 381" draw:points="0,381 27,381 27,0 0,0">
          <text:p/>
        </draw:polygon>
        <draw:polygon draw:style-name="gr30" draw:text-style-name="P8" draw:layer="layout" svg:width="0.026cm" svg:height="0.38cm" svg:x="23.617cm" svg:y="11.081cm" svg:viewBox="0 0 27 381" draw:points="0,381 27,381 27,0 0,0">
          <text:p/>
        </draw:polygon>
        <draw:polygon draw:style-name="gr30" draw:text-style-name="P8" draw:layer="layout" svg:width="0.027cm" svg:height="0.38cm" svg:x="23.644cm" svg:y="11.081cm" svg:viewBox="0 0 28 381" draw:points="0,381 28,381 28,0 0,0">
          <text:p/>
        </draw:polygon>
        <draw:polygon draw:style-name="gr30" draw:text-style-name="P8" draw:layer="layout" svg:width="0.026cm" svg:height="0.38cm" svg:x="23.671cm" svg:y="11.081cm" svg:viewBox="0 0 27 381" draw:points="0,381 27,381 27,0 0,0">
          <text:p/>
        </draw:polygon>
        <draw:polygon draw:style-name="gr32" draw:text-style-name="P10" draw:layer="layout" svg:width="0.026cm" svg:height="0.38cm" svg:x="23.696cm" svg:y="11.081cm" svg:viewBox="0 0 27 381" draw:points="0,381 27,381 27,0 0,0">
          <text:p/>
        </draw:polygon>
        <draw:polygon draw:style-name="gr32" draw:text-style-name="P10" draw:layer="layout" svg:width="0.027cm" svg:height="0.38cm" svg:x="23.722cm" svg:y="11.081cm" svg:viewBox="0 0 28 381" draw:points="0,381 28,381 28,0 0,0">
          <text:p/>
        </draw:polygon>
        <draw:polygon draw:style-name="gr32" draw:text-style-name="P10" draw:layer="layout" svg:width="0.026cm" svg:height="0.38cm" svg:x="23.749cm" svg:y="11.081cm" svg:viewBox="0 0 27 381" draw:points="0,381 27,381 27,0 0,0">
          <text:p/>
        </draw:polygon>
        <draw:polygon draw:style-name="gr29" draw:text-style-name="P7" draw:layer="layout" svg:width="0.026cm" svg:height="0.38cm" svg:x="23.775cm" svg:y="11.081cm" svg:viewBox="0 0 27 381" draw:points="0,381 27,381 27,0 0,0">
          <text:p/>
        </draw:polygon>
        <draw:polygon draw:style-name="gr30" draw:text-style-name="P8" draw:layer="layout" svg:width="0.026cm" svg:height="0.38cm" svg:x="23.801cm" svg:y="11.081cm" svg:viewBox="0 0 27 381" draw:points="0,381 27,381 27,0 0,0">
          <text:p/>
        </draw:polygon>
        <draw:polygon draw:style-name="gr29" draw:text-style-name="P7" draw:layer="layout" svg:width="0.026cm" svg:height="0.38cm" svg:x="23.828cm" svg:y="11.081cm" svg:viewBox="0 0 27 381" draw:points="0,381 27,381 27,0 0,0">
          <text:p/>
        </draw:polygon>
        <draw:polygon draw:style-name="gr29" draw:text-style-name="P7" draw:layer="layout" svg:width="0.026cm" svg:height="0.38cm" svg:x="23.854cm" svg:y="11.081cm" svg:viewBox="0 0 27 381" draw:points="0,381 27,381 27,0 0,0">
          <text:p/>
        </draw:polygon>
        <draw:polygon draw:style-name="gr29" draw:text-style-name="P7" draw:layer="layout" svg:width="0.026cm" svg:height="0.38cm" svg:x="23.88cm" svg:y="11.081cm" svg:viewBox="0 0 27 381" draw:points="0,381 27,381 27,0 0,0">
          <text:p/>
        </draw:polygon>
        <draw:polygon draw:style-name="gr30" draw:text-style-name="P8" draw:layer="layout" svg:width="0.026cm" svg:height="0.38cm" svg:x="23.906cm" svg:y="11.081cm" svg:viewBox="0 0 27 381" draw:points="0,381 27,381 27,0 0,0">
          <text:p/>
        </draw:polygon>
        <draw:polygon draw:style-name="gr32" draw:text-style-name="P10" draw:layer="layout" svg:width="0.026cm" svg:height="0.38cm" svg:x="23.933cm" svg:y="11.081cm" svg:viewBox="0 0 27 381" draw:points="0,381 27,381 27,0 0,0">
          <text:p/>
        </draw:polygon>
        <draw:polygon draw:style-name="gr30" draw:text-style-name="P8" draw:layer="layout" svg:width="0.026cm" svg:height="0.38cm" svg:x="23.959cm" svg:y="11.081cm" svg:viewBox="0 0 27 381" draw:points="0,381 27,381 27,0 0,0">
          <text:p/>
        </draw:polygon>
        <draw:polygon draw:style-name="gr32" draw:text-style-name="P10" draw:layer="layout" svg:width="0.026cm" svg:height="0.38cm" svg:x="23.985cm" svg:y="11.081cm" svg:viewBox="0 0 27 381" draw:points="0,381 27,381 27,0 0,0">
          <text:p/>
        </draw:polygon>
        <draw:polygon draw:style-name="gr32" draw:text-style-name="P10" draw:layer="layout" svg:width="0.026cm" svg:height="0.38cm" svg:x="24.011cm" svg:y="11.081cm" svg:viewBox="0 0 27 381" draw:points="0,381 27,381 27,0 0,0">
          <text:p/>
        </draw:polygon>
        <draw:polygon draw:style-name="gr31" draw:text-style-name="P9" draw:layer="layout" svg:width="0.026cm" svg:height="0.38cm" svg:x="24.038cm" svg:y="11.081cm" svg:viewBox="0 0 27 381" draw:points="0,381 27,381 27,0 0,0">
          <text:p/>
        </draw:polygon>
        <draw:polygon draw:style-name="gr32" draw:text-style-name="P10" draw:layer="layout" svg:width="0.026cm" svg:height="0.38cm" svg:x="24.064cm" svg:y="11.081cm" svg:viewBox="0 0 27 381" draw:points="0,381 27,381 27,0 0,0">
          <text:p/>
        </draw:polygon>
        <draw:polygon draw:style-name="gr30" draw:text-style-name="P8" draw:layer="layout" svg:width="0.026cm" svg:height="0.38cm" svg:x="24.091cm" svg:y="11.081cm" svg:viewBox="0 0 27 381" draw:points="0,381 27,381 27,0 0,0">
          <text:p/>
        </draw:polygon>
        <draw:polygon draw:style-name="gr29" draw:text-style-name="P7" draw:layer="layout" svg:width="0.026cm" svg:height="0.38cm" svg:x="24.117cm" svg:y="11.081cm" svg:viewBox="0 0 27 381" draw:points="0,381 27,381 27,0 0,0">
          <text:p/>
        </draw:polygon>
        <draw:polygon draw:style-name="gr32" draw:text-style-name="P10" draw:layer="layout" svg:width="0.026cm" svg:height="0.38cm" svg:x="24.143cm" svg:y="11.081cm" svg:viewBox="0 0 27 381" draw:points="0,381 27,381 27,0 0,0">
          <text:p/>
        </draw:polygon>
        <draw:polygon draw:style-name="gr32" draw:text-style-name="P10" draw:layer="layout" svg:width="0.026cm" svg:height="0.38cm" svg:x="24.195cm" svg:y="11.081cm" svg:viewBox="0 0 27 381" draw:points="0,381 27,381 27,0 0,0">
          <text:p/>
        </draw:polygon>
        <draw:polygon draw:style-name="gr31" draw:text-style-name="P9" draw:layer="layout" svg:width="0.026cm" svg:height="0.38cm" svg:x="24.222cm" svg:y="11.081cm" svg:viewBox="0 0 27 381" draw:points="0,381 27,381 27,0 0,0">
          <text:p/>
        </draw:polygon>
        <draw:polygon draw:style-name="gr29" draw:text-style-name="P7" draw:layer="layout" svg:width="0.026cm" svg:height="0.38cm" svg:x="24.248cm" svg:y="11.081cm" svg:viewBox="0 0 27 381" draw:points="0,381 27,381 27,0 0,0">
          <text:p/>
        </draw:polygon>
        <draw:polygon draw:style-name="gr32" draw:text-style-name="P10" draw:layer="layout" svg:width="0.026cm" svg:height="0.38cm" svg:x="24.274cm" svg:y="11.081cm" svg:viewBox="0 0 27 381" draw:points="0,381 27,381 27,0 0,0">
          <text:p/>
        </draw:polygon>
        <draw:polygon draw:style-name="gr29" draw:text-style-name="P7" draw:layer="layout" svg:width="0.026cm" svg:height="0.38cm" svg:x="24.3cm" svg:y="11.081cm" svg:viewBox="0 0 27 381" draw:points="0,381 27,381 27,0 0,0">
          <text:p/>
        </draw:polygon>
        <draw:polygon draw:style-name="gr31" draw:text-style-name="P9" draw:layer="layout" svg:width="0.026cm" svg:height="0.38cm" svg:x="24.327cm" svg:y="11.081cm" svg:viewBox="0 0 27 381" draw:points="0,381 27,381 27,0 0,0">
          <text:p/>
        </draw:polygon>
        <draw:polygon draw:style-name="gr29" draw:text-style-name="P7" draw:layer="layout" svg:width="0.026cm" svg:height="0.38cm" svg:x="24.353cm" svg:y="11.081cm" svg:viewBox="0 0 27 381" draw:points="0,381 27,381 27,0 0,0">
          <text:p/>
        </draw:polygon>
        <draw:polygon draw:style-name="gr29" draw:text-style-name="P7" draw:layer="layout" svg:width="0.026cm" svg:height="0.38cm" svg:x="24.379cm" svg:y="11.081cm" svg:viewBox="0 0 27 381" draw:points="0,381 27,381 27,0 0,0">
          <text:p/>
        </draw:polygon>
        <draw:polygon draw:style-name="gr32" draw:text-style-name="P10" draw:layer="layout" svg:width="0.027cm" svg:height="0.38cm" svg:x="24.405cm" svg:y="11.081cm" svg:viewBox="0 0 28 381" draw:points="0,381 28,381 28,0 0,0">
          <text:p/>
        </draw:polygon>
        <draw:polygon draw:style-name="gr31" draw:text-style-name="P9" draw:layer="layout" svg:width="0.026cm" svg:height="0.38cm" svg:x="24.432cm" svg:y="11.081cm" svg:viewBox="0 0 27 381" draw:points="0,381 27,381 27,0 0,0">
          <text:p/>
        </draw:polygon>
        <draw:polygon draw:style-name="gr29" draw:text-style-name="P7" draw:layer="layout" svg:width="0.026cm" svg:height="0.38cm" svg:x="24.458cm" svg:y="11.081cm" svg:viewBox="0 0 27 381" draw:points="0,381 27,381 27,0 0,0">
          <text:p/>
        </draw:polygon>
        <draw:polygon draw:style-name="gr29" draw:text-style-name="P7" draw:layer="layout" svg:width="0.027cm" svg:height="0.38cm" svg:x="24.484cm" svg:y="11.081cm" svg:viewBox="0 0 28 381" draw:points="0,381 28,381 28,0 0,0">
          <text:p/>
        </draw:polygon>
        <draw:polygon draw:style-name="gr30" draw:text-style-name="P8" draw:layer="layout" svg:width="0.026cm" svg:height="0.38cm" svg:x="24.511cm" svg:y="11.081cm" svg:viewBox="0 0 27 381" draw:points="0,381 27,381 27,0 0,0">
          <text:p/>
        </draw:polygon>
        <draw:polygon draw:style-name="gr31" draw:text-style-name="P9" draw:layer="layout" svg:width="0.026cm" svg:height="0.38cm" svg:x="24.537cm" svg:y="11.081cm" svg:viewBox="0 0 27 381" draw:points="0,381 27,381 27,0 0,0">
          <text:p/>
        </draw:polygon>
        <draw:polygon draw:style-name="gr30" draw:text-style-name="P8" draw:layer="layout" svg:width="0.026cm" svg:height="0.38cm" svg:x="24.563cm" svg:y="11.081cm" svg:viewBox="0 0 27 381" draw:points="0,381 27,381 27,0 0,0">
          <text:p/>
        </draw:polygon>
        <draw:polygon draw:style-name="gr31" draw:text-style-name="P9" draw:layer="layout" svg:width="0.026cm" svg:height="0.38cm" svg:x="24.589cm" svg:y="11.081cm" svg:viewBox="0 0 27 381" draw:points="0,381 27,381 27,0 0,0">
          <text:p/>
        </draw:polygon>
        <draw:polygon draw:style-name="gr31" draw:text-style-name="P9" draw:layer="layout" svg:width="0.026cm" svg:height="0.38cm" svg:x="24.616cm" svg:y="11.081cm" svg:viewBox="0 0 27 381" draw:points="0,381 27,381 27,0 0,0">
          <text:p/>
        </draw:polygon>
        <draw:polygon draw:style-name="gr29" draw:text-style-name="P7" draw:layer="layout" svg:width="0.026cm" svg:height="0.38cm" svg:x="24.642cm" svg:y="11.081cm" svg:viewBox="0 0 27 381" draw:points="0,381 27,381 27,0 0,0">
          <text:p/>
        </draw:polygon>
        <draw:polygon draw:style-name="gr30" draw:text-style-name="P8" draw:layer="layout" svg:width="0.026cm" svg:height="0.38cm" svg:x="24.668cm" svg:y="11.081cm" svg:viewBox="0 0 27 381" draw:points="0,381 27,381 27,0 0,0">
          <text:p/>
        </draw:polygon>
        <draw:polygon draw:style-name="gr32" draw:text-style-name="P10" draw:layer="layout" svg:width="0.026cm" svg:height="0.38cm" svg:x="24.694cm" svg:y="11.081cm" svg:viewBox="0 0 27 381" draw:points="0,381 27,381 27,0 0,0">
          <text:p/>
        </draw:polygon>
        <draw:polygon draw:style-name="gr32" draw:text-style-name="P10" draw:layer="layout" svg:width="0.026cm" svg:height="0.38cm" svg:x="24.747cm" svg:y="11.081cm" svg:viewBox="0 0 27 381" draw:points="0,381 27,381 27,0 0,0">
          <text:p/>
        </draw:polygon>
        <draw:polygon draw:style-name="gr31" draw:text-style-name="P9" draw:layer="layout" svg:width="0.026cm" svg:height="0.38cm" svg:x="24.773cm" svg:y="11.081cm" svg:viewBox="0 0 27 381" draw:points="0,381 27,381 27,0 0,0">
          <text:p/>
        </draw:polygon>
        <draw:polygon draw:style-name="gr32" draw:text-style-name="P10" draw:layer="layout" svg:width="0.027cm" svg:height="0.38cm" svg:x="24.799cm" svg:y="11.081cm" svg:viewBox="0 0 28 381" draw:points="0,381 28,381 28,0 0,0">
          <text:p/>
        </draw:polygon>
        <draw:polygon draw:style-name="gr30" draw:text-style-name="P8" draw:layer="layout" svg:width="0.026cm" svg:height="0.38cm" svg:x="24.852cm" svg:y="11.081cm" svg:viewBox="0 0 27 381" draw:points="0,381 27,381 27,0 0,0">
          <text:p/>
        </draw:polygon>
        <draw:polygon draw:style-name="gr30" draw:text-style-name="P8" draw:layer="layout" svg:width="0.026cm" svg:height="0.38cm" svg:x="24.879cm" svg:y="11.081cm" svg:viewBox="0 0 27 381" draw:points="0,381 27,381 27,0 0,0">
          <text:p/>
        </draw:polygon>
        <draw:polygon draw:style-name="gr31" draw:text-style-name="P9" draw:layer="layout" svg:width="0.026cm" svg:height="0.38cm" svg:x="24.905cm" svg:y="11.081cm" svg:viewBox="0 0 27 381" draw:points="0,381 27,381 27,0 0,0">
          <text:p/>
        </draw:polygon>
        <draw:polygon draw:style-name="gr30" draw:text-style-name="P8" draw:layer="layout" svg:width="0.026cm" svg:height="0.38cm" svg:x="24.931cm" svg:y="11.081cm" svg:viewBox="0 0 27 381" draw:points="0,381 27,381 27,0 0,0">
          <text:p/>
        </draw:polygon>
        <draw:polygon draw:style-name="gr30" draw:text-style-name="P8" draw:layer="layout" svg:width="0.026cm" svg:height="0.38cm" svg:x="24.957cm" svg:y="11.081cm" svg:viewBox="0 0 27 381" draw:points="0,381 27,381 27,0 0,0">
          <text:p/>
        </draw:polygon>
        <draw:polygon draw:style-name="gr32" draw:text-style-name="P10" draw:layer="layout" svg:width="0.026cm" svg:height="0.38cm" svg:x="24.983cm" svg:y="11.081cm" svg:viewBox="0 0 27 381" draw:points="0,381 27,381 27,0 0,0">
          <text:p/>
        </draw:polygon>
        <draw:polygon draw:style-name="gr29" draw:text-style-name="P7" draw:layer="layout" svg:width="0.026cm" svg:height="0.38cm" svg:x="25.01cm" svg:y="11.081cm" svg:viewBox="0 0 27 381" draw:points="0,381 27,381 27,0 0,0">
          <text:p/>
        </draw:polygon>
        <draw:polygon draw:style-name="gr29" draw:text-style-name="P7" draw:layer="layout" svg:width="0.026cm" svg:height="0.38cm" svg:x="25.036cm" svg:y="11.081cm" svg:viewBox="0 0 27 381" draw:points="0,381 27,381 27,0 0,0">
          <text:p/>
        </draw:polygon>
        <draw:polygon draw:style-name="gr29" draw:text-style-name="P7" draw:layer="layout" svg:width="0.026cm" svg:height="0.38cm" svg:x="25.062cm" svg:y="11.081cm" svg:viewBox="0 0 27 381" draw:points="0,381 27,381 27,0 0,0">
          <text:p/>
        </draw:polygon>
        <draw:polygon draw:style-name="gr30" draw:text-style-name="P8" draw:layer="layout" svg:width="0.027cm" svg:height="0.38cm" svg:x="25.088cm" svg:y="11.081cm" svg:viewBox="0 0 28 381" draw:points="0,381 28,381 28,0 0,0">
          <text:p/>
        </draw:polygon>
        <draw:polygon draw:style-name="gr29" draw:text-style-name="P7" draw:layer="layout" svg:width="0.026cm" svg:height="0.38cm" svg:x="25.115cm" svg:y="11.081cm" svg:viewBox="0 0 27 381" draw:points="0,381 27,381 27,0 0,0">
          <text:p/>
        </draw:polygon>
        <draw:polygon draw:style-name="gr32" draw:text-style-name="P10" draw:layer="layout" svg:width="0.026cm" svg:height="0.38cm" svg:x="25.141cm" svg:y="11.081cm" svg:viewBox="0 0 27 381" draw:points="0,381 27,381 27,0 0,0">
          <text:p/>
        </draw:polygon>
        <draw:polygon draw:style-name="gr31" draw:text-style-name="P9" draw:layer="layout" svg:width="0.027cm" svg:height="0.38cm" svg:x="25.167cm" svg:y="11.081cm" svg:viewBox="0 0 28 381" draw:points="0,381 28,381 28,0 0,0">
          <text:p/>
        </draw:polygon>
        <draw:polygon draw:style-name="gr32" draw:text-style-name="P10" draw:layer="layout" svg:width="0.026cm" svg:height="0.38cm" svg:x="25.194cm" svg:y="11.081cm" svg:viewBox="0 0 27 381" draw:points="0,381 27,381 27,0 0,0">
          <text:p/>
        </draw:polygon>
        <draw:polygon draw:style-name="gr29" draw:text-style-name="P7" draw:layer="layout" svg:width="0.026cm" svg:height="0.38cm" svg:x="25.22cm" svg:y="11.081cm" svg:viewBox="0 0 27 381" draw:points="0,381 27,381 27,0 0,0">
          <text:p/>
        </draw:polygon>
        <draw:polygon draw:style-name="gr29" draw:text-style-name="P7" draw:layer="layout" svg:width="0.026cm" svg:height="0.38cm" svg:x="25.246cm" svg:y="11.081cm" svg:viewBox="0 0 27 381" draw:points="0,381 27,381 27,0 0,0">
          <text:p/>
        </draw:polygon>
        <draw:polygon draw:style-name="gr30" draw:text-style-name="P8" draw:layer="layout" svg:width="0.026cm" svg:height="0.38cm" svg:x="25.273cm" svg:y="11.081cm" svg:viewBox="0 0 27 381" draw:points="0,381 27,381 27,0 0,0">
          <text:p/>
        </draw:polygon>
        <draw:polygon draw:style-name="gr29" draw:text-style-name="P7" draw:layer="layout" svg:width="0.026cm" svg:height="0.38cm" svg:x="25.299cm" svg:y="11.081cm" svg:viewBox="0 0 27 381" draw:points="0,381 27,381 27,0 0,0">
          <text:p/>
        </draw:polygon>
        <draw:polygon draw:style-name="gr29" draw:text-style-name="P7" draw:layer="layout" svg:width="0.026cm" svg:height="0.38cm" svg:x="25.325cm" svg:y="11.081cm" svg:viewBox="0 0 27 381" draw:points="0,381 27,381 27,0 0,0">
          <text:p/>
        </draw:polygon>
        <draw:polygon draw:style-name="gr30" draw:text-style-name="P8" draw:layer="layout" svg:width="0.026cm" svg:height="0.38cm" svg:x="25.351cm" svg:y="11.081cm" svg:viewBox="0 0 27 381" draw:points="0,381 27,381 27,0 0,0">
          <text:p/>
        </draw:polygon>
        <draw:polygon draw:style-name="gr32" draw:text-style-name="P10" draw:layer="layout" svg:width="0.026cm" svg:height="0.38cm" svg:x="25.379cm" svg:y="11.081cm" svg:viewBox="0 0 27 381" draw:points="0,381 27,381 27,0 0,0">
          <text:p/>
        </draw:polygon>
        <draw:polygon draw:style-name="gr32" draw:text-style-name="P10" draw:layer="layout" svg:width="0.026cm" svg:height="0.38cm" svg:x="25.404cm" svg:y="11.081cm" svg:viewBox="0 0 27 381" draw:points="0,381 27,381 27,0 0,0">
          <text:p/>
        </draw:polygon>
        <draw:polygon draw:style-name="gr32" draw:text-style-name="P10" draw:layer="layout" svg:width="0.026cm" svg:height="0.38cm" svg:x="25.43cm" svg:y="11.081cm" svg:viewBox="0 0 27 381" draw:points="0,381 27,381 27,0 0,0">
          <text:p/>
        </draw:polygon>
        <draw:polygon draw:style-name="gr30" draw:text-style-name="P8" draw:layer="layout" svg:width="0.026cm" svg:height="0.38cm" svg:x="25.456cm" svg:y="11.081cm" svg:viewBox="0 0 27 381" draw:points="0,381 27,381 27,0 0,0">
          <text:p/>
        </draw:polygon>
        <draw:polygon draw:style-name="gr29" draw:text-style-name="P7" draw:layer="layout" svg:width="0.027cm" svg:height="0.38cm" svg:x="25.482cm" svg:y="11.081cm" svg:viewBox="0 0 28 381" draw:points="0,381 28,381 28,0 0,0">
          <text:p/>
        </draw:polygon>
        <draw:polygon draw:style-name="gr29" draw:text-style-name="P7" draw:layer="layout" svg:width="0.026cm" svg:height="0.38cm" svg:x="25.509cm" svg:y="11.081cm" svg:viewBox="0 0 27 381" draw:points="0,381 27,381 27,0 0,0">
          <text:p/>
        </draw:polygon>
        <draw:polygon draw:style-name="gr30" draw:text-style-name="P8" draw:layer="layout" svg:width="0.026cm" svg:height="0.38cm" svg:x="25.535cm" svg:y="11.081cm" svg:viewBox="0 0 27 381" draw:points="0,381 27,381 27,0 0,0">
          <text:p/>
        </draw:polygon>
        <draw:polygon draw:style-name="gr29" draw:text-style-name="P7" draw:layer="layout" svg:width="0.027cm" svg:height="0.38cm" svg:x="25.561cm" svg:y="11.081cm" svg:viewBox="0 0 28 381" draw:points="0,381 28,381 28,0 0,0">
          <text:p/>
        </draw:polygon>
        <draw:polygon draw:style-name="gr29" draw:text-style-name="P7" draw:layer="layout" svg:width="0.026cm" svg:height="0.38cm" svg:x="25.588cm" svg:y="11.081cm" svg:viewBox="0 0 27 381" draw:points="0,381 27,381 27,0 0,0">
          <text:p/>
        </draw:polygon>
        <draw:polygon draw:style-name="gr30" draw:text-style-name="P8" draw:layer="layout" svg:width="0.026cm" svg:height="0.38cm" svg:x="25.614cm" svg:y="11.081cm" svg:viewBox="0 0 27 381" draw:points="0,381 27,381 27,0 0,0">
          <text:p/>
        </draw:polygon>
        <draw:polygon draw:style-name="gr31" draw:text-style-name="P9" draw:layer="layout" svg:width="0.026cm" svg:height="0.38cm" svg:x="25.64cm" svg:y="11.081cm" svg:viewBox="0 0 27 381" draw:points="0,381 27,381 27,0 0,0">
          <text:p/>
        </draw:polygon>
        <draw:polygon draw:style-name="gr31" draw:text-style-name="P9" draw:layer="layout" svg:width="0.026cm" svg:height="0.38cm" svg:x="25.667cm" svg:y="11.081cm" svg:viewBox="0 0 27 381" draw:points="0,381 27,381 27,0 0,0">
          <text:p/>
        </draw:polygon>
        <draw:polygon draw:style-name="gr29" draw:text-style-name="P7" draw:layer="layout" svg:width="0.026cm" svg:height="0.38cm" svg:x="25.693cm" svg:y="11.081cm" svg:viewBox="0 0 27 381" draw:points="0,381 27,381 27,0 0,0">
          <text:p/>
        </draw:polygon>
        <draw:polygon draw:style-name="gr32" draw:text-style-name="P10" draw:layer="layout" svg:width="0.026cm" svg:height="0.38cm" svg:x="25.719cm" svg:y="11.081cm" svg:viewBox="0 0 27 381" draw:points="0,381 27,381 27,0 0,0">
          <text:p/>
        </draw:polygon>
        <draw:polygon draw:style-name="gr30" draw:text-style-name="P8" draw:layer="layout" svg:width="0.026cm" svg:height="0.38cm" svg:x="25.745cm" svg:y="11.081cm" svg:viewBox="0 0 27 381" draw:points="0,381 27,381 27,0 0,0">
          <text:p/>
        </draw:polygon>
        <draw:polygon draw:style-name="gr32" draw:text-style-name="P10" draw:layer="layout" svg:width="0.026cm" svg:height="0.38cm" svg:x="25.772cm" svg:y="11.081cm" svg:viewBox="0 0 27 381" draw:points="0,381 27,381 27,0 0,0">
          <text:p/>
        </draw:polygon>
        <draw:polygon draw:style-name="gr30" draw:text-style-name="P8" draw:layer="layout" svg:width="0.026cm" svg:height="0.38cm" svg:x="25.798cm" svg:y="11.081cm" svg:viewBox="0 0 27 381" draw:points="0,381 27,381 27,0 0,0">
          <text:p/>
        </draw:polygon>
        <draw:polygon draw:style-name="gr32" draw:text-style-name="P10" draw:layer="layout" svg:width="0.026cm" svg:height="0.38cm" svg:x="25.824cm" svg:y="11.081cm" svg:viewBox="0 0 27 381" draw:points="0,381 27,381 27,0 0,0">
          <text:p/>
        </draw:polygon>
        <draw:polygon draw:style-name="gr32" draw:text-style-name="P10" draw:layer="layout" svg:width="0.027cm" svg:height="0.38cm" svg:x="25.85cm" svg:y="11.081cm" svg:viewBox="0 0 28 381" draw:points="0,381 28,381 28,0 0,0">
          <text:p/>
        </draw:polygon>
        <draw:polygon draw:style-name="gr31" draw:text-style-name="P9" draw:layer="layout" svg:width="0.026cm" svg:height="0.38cm" svg:x="25.877cm" svg:y="11.081cm" svg:viewBox="0 0 27 381" draw:points="0,381 27,381 27,0 0,0">
          <text:p/>
        </draw:polygon>
        <draw:polygon draw:style-name="gr31" draw:text-style-name="P9" draw:layer="layout" svg:width="0.026cm" svg:height="0.38cm" svg:x="25.903cm" svg:y="11.081cm" svg:viewBox="0 0 27 381" draw:points="0,381 27,381 27,0 0,0">
          <text:p/>
        </draw:polygon>
        <draw:polygon draw:style-name="gr30" draw:text-style-name="P8" draw:layer="layout" svg:width="0.026cm" svg:height="0.38cm" svg:x="25.929cm" svg:y="11.081cm" svg:viewBox="0 0 27 381" draw:points="0,381 27,381 27,0 0,0">
          <text:p/>
        </draw:polygon>
        <draw:polygon draw:style-name="gr32" draw:text-style-name="P10" draw:layer="layout" svg:width="0.026cm" svg:height="0.38cm" svg:x="25.956cm" svg:y="11.081cm" svg:viewBox="0 0 27 381" draw:points="0,381 27,381 27,0 0,0">
          <text:p/>
        </draw:polygon>
        <draw:polygon draw:style-name="gr30" draw:text-style-name="P8" draw:layer="layout" svg:width="0.026cm" svg:height="0.38cm" svg:x="25.982cm" svg:y="11.081cm" svg:viewBox="0 0 27 381" draw:points="0,381 27,381 27,0 0,0">
          <text:p/>
        </draw:polygon>
        <draw:polygon draw:style-name="gr32" draw:text-style-name="P10" draw:layer="layout" svg:width="0.026cm" svg:height="0.38cm" svg:x="26.008cm" svg:y="11.081cm" svg:viewBox="0 0 27 381" draw:points="0,381 27,381 27,0 0,0">
          <text:p/>
        </draw:polygon>
        <draw:polygon draw:style-name="gr30" draw:text-style-name="P8" draw:layer="layout" svg:width="0.026cm" svg:height="0.38cm" svg:x="26.034cm" svg:y="11.081cm" svg:viewBox="0 0 27 381" draw:points="0,381 27,381 27,0 0,0">
          <text:p/>
        </draw:polygon>
        <draw:polygon draw:style-name="gr31" draw:text-style-name="P9" draw:layer="layout" svg:width="0.026cm" svg:height="0.38cm" svg:x="26.061cm" svg:y="11.081cm" svg:viewBox="0 0 27 381" draw:points="0,381 27,381 27,0 0,0">
          <text:p/>
        </draw:polygon>
        <draw:polygon draw:style-name="gr30" draw:text-style-name="P8" draw:layer="layout" svg:width="0.026cm" svg:height="0.38cm" svg:x="26.087cm" svg:y="11.081cm" svg:viewBox="0 0 27 381" draw:points="0,381 27,381 27,0 0,0">
          <text:p/>
        </draw:polygon>
        <draw:polygon draw:style-name="gr29" draw:text-style-name="P7" draw:layer="layout" svg:width="0.026cm" svg:height="0.38cm" svg:x="26.113cm" svg:y="11.081cm" svg:viewBox="0 0 27 381" draw:points="0,381 27,381 27,0 0,0">
          <text:p/>
        </draw:polygon>
        <draw:polygon draw:style-name="gr32" draw:text-style-name="P10" draw:layer="layout" svg:width="0.026cm" svg:height="0.38cm" svg:x="26.139cm" svg:y="11.081cm" svg:viewBox="0 0 27 381" draw:points="0,381 27,381 27,0 0,0">
          <text:p/>
        </draw:polygon>
        <draw:polygon draw:style-name="gr30" draw:text-style-name="P8" draw:layer="layout" svg:width="0.026cm" svg:height="0.38cm" svg:x="26.166cm" svg:y="11.081cm" svg:viewBox="0 0 27 381" draw:points="0,381 27,381 27,0 0,0">
          <text:p/>
        </draw:polygon>
        <draw:polygon draw:style-name="gr31" draw:text-style-name="P9" draw:layer="layout" svg:width="0.026cm" svg:height="0.38cm" svg:x="26.192cm" svg:y="11.081cm" svg:viewBox="0 0 27 381" draw:points="0,381 27,381 27,0 0,0">
          <text:p/>
        </draw:polygon>
        <draw:polygon draw:style-name="gr29" draw:text-style-name="P7" draw:layer="layout" svg:width="0.026cm" svg:height="0.38cm" svg:x="26.218cm" svg:y="11.081cm" svg:viewBox="0 0 27 381" draw:points="0,381 27,381 27,0 0,0">
          <text:p/>
        </draw:polygon>
        <draw:polygon draw:style-name="gr32" draw:text-style-name="P10" draw:layer="layout" svg:width="0.027cm" svg:height="0.38cm" svg:x="26.244cm" svg:y="11.081cm" svg:viewBox="0 0 28 381" draw:points="0,381 28,381 28,0 0,0">
          <text:p/>
        </draw:polygon>
        <draw:polygon draw:style-name="gr31" draw:text-style-name="P9" draw:layer="layout" svg:width="0.026cm" svg:height="0.38cm" svg:x="26.271cm" svg:y="11.081cm" svg:viewBox="0 0 27 381" draw:points="0,381 27,381 27,0 0,0">
          <text:p/>
        </draw:polygon>
        <draw:polygon draw:style-name="gr29" draw:text-style-name="P7" draw:layer="layout" svg:width="0.026cm" svg:height="0.38cm" svg:x="26.297cm" svg:y="11.081cm" svg:viewBox="0 0 27 381" draw:points="0,381 27,381 27,0 0,0">
          <text:p/>
        </draw:polygon>
        <draw:polygon draw:style-name="gr29" draw:text-style-name="P7" draw:layer="layout" svg:width="0.027cm" svg:height="0.38cm" svg:x="26.323cm" svg:y="11.081cm" svg:viewBox="0 0 28 381" draw:points="0,381 28,381 28,0 0,0">
          <text:p/>
        </draw:polygon>
        <draw:polygon draw:style-name="gr31" draw:text-style-name="P9" draw:layer="layout" svg:width="0.026cm" svg:height="0.38cm" svg:x="26.35cm" svg:y="11.081cm" svg:viewBox="0 0 27 381" draw:points="0,381 27,381 27,0 0,0">
          <text:p/>
        </draw:polygon>
        <draw:polygon draw:style-name="gr29" draw:text-style-name="P7" draw:layer="layout" svg:width="0.026cm" svg:height="0.38cm" svg:x="26.376cm" svg:y="11.081cm" svg:viewBox="0 0 27 381" draw:points="0,381 27,381 27,0 0,0">
          <text:p/>
        </draw:polygon>
        <draw:polygon draw:style-name="gr29" draw:text-style-name="P7" draw:layer="layout" svg:width="0.026cm" svg:height="0.38cm" svg:x="26.402cm" svg:y="11.081cm" svg:viewBox="0 0 27 381" draw:points="0,381 27,381 27,0 0,0">
          <text:p/>
        </draw:polygon>
        <draw:polygon draw:style-name="gr30" draw:text-style-name="P8" draw:layer="layout" svg:width="0.026cm" svg:height="0.38cm" svg:x="26.428cm" svg:y="11.081cm" svg:viewBox="0 0 27 381" draw:points="0,381 27,381 27,0 0,0">
          <text:p/>
        </draw:polygon>
        <draw:polygon draw:style-name="gr31" draw:text-style-name="P9" draw:layer="layout" svg:width="0.026cm" svg:height="0.38cm" svg:x="26.455cm" svg:y="11.081cm" svg:viewBox="0 0 27 381" draw:points="0,381 27,381 27,0 0,0">
          <text:p/>
        </draw:polygon>
        <draw:polygon draw:style-name="gr30" draw:text-style-name="P8" draw:layer="layout" svg:width="0.026cm" svg:height="0.38cm" svg:x="26.481cm" svg:y="11.081cm" svg:viewBox="0 0 27 381" draw:points="0,381 27,381 27,0 0,0">
          <text:p/>
        </draw:polygon>
        <draw:polygon draw:style-name="gr29" draw:text-style-name="P7" draw:layer="layout" svg:width="0.026cm" svg:height="0.38cm" svg:x="26.507cm" svg:y="11.081cm" svg:viewBox="0 0 27 381" draw:points="0,381 27,381 27,0 0,0">
          <text:p/>
        </draw:polygon>
        <draw:polygon draw:style-name="gr31" draw:text-style-name="P9" draw:layer="layout" svg:width="0.027cm" svg:height="0.38cm" svg:x="26.533cm" svg:y="11.081cm" svg:viewBox="0 0 28 381" draw:points="0,381 28,381 28,0 0,0">
          <text:p/>
        </draw:polygon>
        <draw:polygon draw:style-name="gr30" draw:text-style-name="P8" draw:layer="layout" svg:width="0.026cm" svg:height="0.38cm" svg:x="26.56cm" svg:y="11.081cm" svg:viewBox="0 0 27 381" draw:points="0,381 27,381 27,0 0,0">
          <text:p/>
        </draw:polygon>
        <draw:polygon draw:style-name="gr31" draw:text-style-name="P9" draw:layer="layout" svg:width="0.026cm" svg:height="0.38cm" svg:x="26.586cm" svg:y="11.081cm" svg:viewBox="0 0 27 381" draw:points="0,381 27,381 27,0 0,0">
          <text:p/>
        </draw:polygon>
        <draw:polygon draw:style-name="gr29" draw:text-style-name="P7" draw:layer="layout" svg:width="0.027cm" svg:height="0.38cm" svg:x="26.612cm" svg:y="11.081cm" svg:viewBox="0 0 28 381" draw:points="0,381 28,381 28,0 0,0">
          <text:p/>
        </draw:polygon>
        <draw:polygon draw:style-name="gr29" draw:text-style-name="P7" draw:layer="layout" svg:width="0.026cm" svg:height="0.38cm" svg:x="26.639cm" svg:y="11.081cm" svg:viewBox="0 0 27 381" draw:points="0,381 27,381 27,0 0,0">
          <text:p/>
        </draw:polygon>
        <draw:polygon draw:style-name="gr29" draw:text-style-name="P7" draw:layer="layout" svg:width="0.026cm" svg:height="0.38cm" svg:x="26.665cm" svg:y="11.081cm" svg:viewBox="0 0 27 381" draw:points="0,381 27,381 27,0 0,0">
          <text:p/>
        </draw:polygon>
        <draw:polygon draw:style-name="gr32" draw:text-style-name="P10" draw:layer="layout" svg:width="0.026cm" svg:height="0.38cm" svg:x="26.691cm" svg:y="11.081cm" svg:viewBox="0 0 27 381" draw:points="0,381 27,381 27,0 0,0">
          <text:p/>
        </draw:polygon>
        <draw:polygon draw:style-name="gr31" draw:text-style-name="P9" draw:layer="layout" svg:width="0.026cm" svg:height="0.38cm" svg:x="26.718cm" svg:y="11.081cm" svg:viewBox="0 0 27 381" draw:points="0,381 27,381 27,0 0,0">
          <text:p/>
        </draw:polygon>
        <draw:polygon draw:style-name="gr30" draw:text-style-name="P8" draw:layer="layout" svg:width="0.026cm" svg:height="0.38cm" svg:x="26.744cm" svg:y="11.081cm" svg:viewBox="0 0 27 381" draw:points="0,381 27,381 27,0 0,0">
          <text:p/>
        </draw:polygon>
        <draw:polygon draw:style-name="gr31" draw:text-style-name="P9" draw:layer="layout" svg:width="0.026cm" svg:height="0.38cm" svg:x="26.77cm" svg:y="11.081cm" svg:viewBox="0 0 27 381" draw:points="0,381 27,381 27,0 0,0">
          <text:p/>
        </draw:polygon>
        <draw:polygon draw:style-name="gr29" draw:text-style-name="P7" draw:layer="layout" svg:width="0.026cm" svg:height="0.38cm" svg:x="26.796cm" svg:y="11.081cm" svg:viewBox="0 0 27 381" draw:points="0,381 27,381 27,0 0,0">
          <text:p/>
        </draw:polygon>
        <draw:polygon draw:style-name="gr32" draw:text-style-name="P10" draw:layer="layout" svg:width="0.026cm" svg:height="0.38cm" svg:x="26.823cm" svg:y="11.081cm" svg:viewBox="0 0 27 381" draw:points="0,381 27,381 27,0 0,0">
          <text:p/>
        </draw:polygon>
        <draw:polygon draw:style-name="gr29" draw:text-style-name="P7" draw:layer="layout" svg:width="0.026cm" svg:height="0.38cm" svg:x="26.849cm" svg:y="11.081cm" svg:viewBox="0 0 27 381" draw:points="0,381 27,381 27,0 0,0">
          <text:p/>
        </draw:polygon>
        <draw:polygon draw:style-name="gr29" draw:text-style-name="P7" draw:layer="layout" svg:width="0.026cm" svg:height="0.38cm" svg:x="26.875cm" svg:y="11.081cm" svg:viewBox="0 0 27 381" draw:points="0,381 27,381 27,0 0,0">
          <text:p/>
        </draw:polygon>
        <draw:polygon draw:style-name="gr31" draw:text-style-name="P9" draw:layer="layout" svg:width="0.026cm" svg:height="0.38cm" svg:x="26.901cm" svg:y="11.081cm" svg:viewBox="0 0 27 381" draw:points="0,381 27,381 27,0 0,0">
          <text:p/>
        </draw:polygon>
        <draw:polygon draw:style-name="gr32" draw:text-style-name="P10" draw:layer="layout" svg:width="0.027cm" svg:height="0.38cm" svg:x="26.927cm" svg:y="11.081cm" svg:viewBox="0 0 28 381" draw:points="0,381 28,381 28,0 0,0">
          <text:p/>
        </draw:polygon>
        <draw:polygon draw:style-name="gr29" draw:text-style-name="P7" draw:layer="layout" svg:width="0.026cm" svg:height="0.38cm" svg:x="26.954cm" svg:y="11.081cm" svg:viewBox="0 0 27 381" draw:points="0,381 27,381 27,0 0,0">
          <text:p/>
        </draw:polygon>
        <draw:polygon draw:style-name="gr29" draw:text-style-name="P7" draw:layer="layout" svg:width="0.026cm" svg:height="0.38cm" svg:x="26.98cm" svg:y="11.081cm" svg:viewBox="0 0 27 381" draw:points="0,381 27,381 27,0 0,0">
          <text:p/>
        </draw:polygon>
        <draw:polygon draw:style-name="gr32" draw:text-style-name="P10" draw:layer="layout" svg:width="0.027cm" svg:height="0.38cm" svg:x="27.006cm" svg:y="11.081cm" svg:viewBox="0 0 28 381" draw:points="0,381 28,381 28,0 0,0">
          <text:p/>
        </draw:polygon>
        <draw:polygon draw:style-name="gr31" draw:text-style-name="P9" draw:layer="layout" svg:width="0.026cm" svg:height="0.38cm" svg:x="27.033cm" svg:y="11.081cm" svg:viewBox="0 0 27 381" draw:points="0,381 27,381 27,0 0,0">
          <text:p/>
        </draw:polygon>
        <draw:polygon draw:style-name="gr32" draw:text-style-name="P10" draw:layer="layout" svg:width="0.026cm" svg:height="0.38cm" svg:x="27.06cm" svg:y="11.081cm" svg:viewBox="0 0 27 381" draw:points="0,381 27,381 27,0 0,0">
          <text:p/>
        </draw:polygon>
        <draw:polygon draw:style-name="gr31" draw:text-style-name="P9" draw:layer="layout" svg:width="0.026cm" svg:height="0.38cm" svg:x="27.085cm" svg:y="11.081cm" svg:viewBox="0 0 27 381" draw:points="0,381 27,381 27,0 0,0">
          <text:p/>
        </draw:polygon>
        <draw:polygon draw:style-name="gr29" draw:text-style-name="P7" draw:layer="layout" svg:width="0.026cm" svg:height="0.38cm" svg:x="27.112cm" svg:y="11.081cm" svg:viewBox="0 0 27 381" draw:points="0,381 27,381 27,0 0,0">
          <text:p/>
        </draw:polygon>
        <draw:polygon draw:style-name="gr29" draw:text-style-name="P7" draw:layer="layout" svg:width="0.026cm" svg:height="0.38cm" svg:x="27.138cm" svg:y="11.081cm" svg:viewBox="0 0 27 381" draw:points="0,381 27,381 27,0 0,0">
          <text:p/>
        </draw:polygon>
        <draw:polygon draw:style-name="gr32" draw:text-style-name="P10" draw:layer="layout" svg:width="0.026cm" svg:height="0.38cm" svg:x="27.164cm" svg:y="11.081cm" svg:viewBox="0 0 27 381" draw:points="0,381 27,381 27,0 0,0">
          <text:p/>
        </draw:polygon>
        <draw:polygon draw:style-name="gr32" draw:text-style-name="P10" draw:layer="layout" svg:width="0.026cm" svg:height="0.38cm" svg:x="27.19cm" svg:y="11.081cm" svg:viewBox="0 0 27 381" draw:points="0,381 27,381 27,0 0,0">
          <text:p/>
        </draw:polygon>
        <draw:polygon draw:style-name="gr31" draw:text-style-name="P9" draw:layer="layout" svg:width="0.026cm" svg:height="0.38cm" svg:x="27.217cm" svg:y="11.081cm" svg:viewBox="0 0 27 381" draw:points="0,381 27,381 27,0 0,0">
          <text:p/>
        </draw:polygon>
        <draw:polygon draw:style-name="gr30" draw:text-style-name="P8" draw:layer="layout" svg:width="0.026cm" svg:height="0.38cm" svg:x="27.243cm" svg:y="11.081cm" svg:viewBox="0 0 27 381" draw:points="0,381 27,381 27,0 0,0">
          <text:p/>
        </draw:polygon>
        <draw:polygon draw:style-name="gr29" draw:text-style-name="P7" draw:layer="layout" svg:width="0.026cm" svg:height="0.38cm" svg:x="27.269cm" svg:y="11.081cm" svg:viewBox="0 0 27 381" draw:points="0,381 27,381 27,0 0,0">
          <text:p/>
        </draw:polygon>
        <draw:polygon draw:style-name="gr31" draw:text-style-name="P9" draw:layer="layout" svg:width="0.027cm" svg:height="0.38cm" svg:x="27.295cm" svg:y="11.081cm" svg:viewBox="0 0 28 381" draw:points="0,381 28,381 28,0 0,0">
          <text:p/>
        </draw:polygon>
        <draw:polygon draw:style-name="gr29" draw:text-style-name="P7" draw:layer="layout" svg:width="0.026cm" svg:height="0.38cm" svg:x="27.322cm" svg:y="11.081cm" svg:viewBox="0 0 27 381" draw:points="0,381 27,381 27,0 0,0">
          <text:p/>
        </draw:polygon>
        <draw:polygon draw:style-name="gr29" draw:text-style-name="P7" draw:layer="layout" svg:width="0.026cm" svg:height="0.38cm" svg:x="27.348cm" svg:y="11.081cm" svg:viewBox="0 0 27 381" draw:points="0,381 27,381 27,0 0,0">
          <text:p/>
        </draw:polygon>
        <draw:polygon draw:style-name="gr32" draw:text-style-name="P10" draw:layer="layout" svg:width="0.026cm" svg:height="0.38cm" svg:x="27.374cm" svg:y="11.081cm" svg:viewBox="0 0 27 381" draw:points="0,381 27,381 27,0 0,0">
          <text:p/>
        </draw:polygon>
        <draw:polygon draw:style-name="gr32" draw:text-style-name="P10" draw:layer="layout" svg:width="0.026cm" svg:height="0.38cm" svg:x="27.401cm" svg:y="11.081cm" svg:viewBox="0 0 27 381" draw:points="0,381 27,381 27,0 0,0">
          <text:p/>
        </draw:polygon>
        <draw:polygon draw:style-name="gr30" draw:text-style-name="P8" draw:layer="layout" svg:width="0.026cm" svg:height="0.38cm" svg:x="27.427cm" svg:y="11.081cm" svg:viewBox="0 0 27 381" draw:points="0,381 27,381 27,0 0,0">
          <text:p/>
        </draw:polygon>
        <draw:polygon draw:style-name="gr29" draw:text-style-name="P7" draw:layer="layout" svg:width="0.026cm" svg:height="0.38cm" svg:x="27.453cm" svg:y="11.081cm" svg:viewBox="0 0 27 381" draw:points="0,381 27,381 27,0 0,0">
          <text:p/>
        </draw:polygon>
        <draw:polygon draw:style-name="gr31" draw:text-style-name="P9" draw:layer="layout" svg:width="0.026cm" svg:height="0.38cm" svg:x="27.48cm" svg:y="11.081cm" svg:viewBox="0 0 27 381" draw:points="0,381 27,381 27,0 0,0">
          <text:p/>
        </draw:polygon>
        <draw:polygon draw:style-name="gr32" draw:text-style-name="P10" draw:layer="layout" svg:width="0.026cm" svg:height="0.38cm" svg:x="27.506cm" svg:y="11.081cm" svg:viewBox="0 0 27 381" draw:points="0,381 27,381 27,0 0,0">
          <text:p/>
        </draw:polygon>
        <draw:polygon draw:style-name="gr31" draw:text-style-name="P9" draw:layer="layout" svg:width="0.026cm" svg:height="0.38cm" svg:x="27.532cm" svg:y="11.081cm" svg:viewBox="0 0 27 381" draw:points="0,381 27,381 27,0 0,0">
          <text:p/>
        </draw:polygon>
        <draw:polygon draw:style-name="gr29" draw:text-style-name="P7" draw:layer="layout" svg:width="0.026cm" svg:height="0.38cm" svg:x="27.558cm" svg:y="11.081cm" svg:viewBox="0 0 27 381" draw:points="0,381 27,381 27,0 0,0">
          <text:p/>
        </draw:polygon>
        <draw:polygon draw:style-name="gr29" draw:text-style-name="P7" draw:layer="layout" svg:width="0.026cm" svg:height="0.38cm" svg:x="27.584cm" svg:y="11.081cm" svg:viewBox="0 0 27 381" draw:points="0,381 27,381 27,0 0,0">
          <text:p/>
        </draw:polygon>
        <draw:polygon draw:style-name="gr32" draw:text-style-name="P10" draw:layer="layout" svg:width="0.026cm" svg:height="0.38cm" svg:x="27.611cm" svg:y="11.081cm" svg:viewBox="0 0 27 381" draw:points="0,381 27,381 27,0 0,0">
          <text:p/>
        </draw:polygon>
        <draw:polygon draw:style-name="gr30" draw:text-style-name="P8" draw:layer="layout" svg:width="0.026cm" svg:height="0.38cm" svg:x="27.637cm" svg:y="11.081cm" svg:viewBox="0 0 27 381" draw:points="0,381 27,381 27,0 0,0">
          <text:p/>
        </draw:polygon>
        <draw:polygon draw:style-name="gr29" draw:text-style-name="P7" draw:layer="layout" svg:width="0.026cm" svg:height="0.38cm" svg:x="27.663cm" svg:y="11.081cm" svg:viewBox="0 0 27 381" draw:points="0,381 27,381 27,0 0,0">
          <text:p/>
        </draw:polygon>
        <draw:polygon draw:style-name="gr32" draw:text-style-name="P10" draw:layer="layout" svg:width="0.027cm" svg:height="0.38cm" svg:x="27.689cm" svg:y="11.081cm" svg:viewBox="0 0 28 381" draw:points="0,381 28,381 28,0 0,0">
          <text:p/>
        </draw:polygon>
        <draw:polygon draw:style-name="gr30" draw:text-style-name="P8" draw:layer="layout" svg:width="0.026cm" svg:height="0.38cm" svg:x="27.716cm" svg:y="11.081cm" svg:viewBox="0 0 27 381" draw:points="0,381 27,381 27,0 0,0">
          <text:p/>
        </draw:polygon>
        <draw:polygon draw:style-name="gr31" draw:text-style-name="P9" draw:layer="layout" svg:width="0.026cm" svg:height="0.38cm" svg:x="27.742cm" svg:y="11.081cm" svg:viewBox="0 0 27 381" draw:points="0,381 27,381 27,0 0,0">
          <text:p/>
        </draw:polygon>
        <draw:polygon draw:style-name="gr29" draw:text-style-name="P7" draw:layer="layout" svg:width="0.026cm" svg:height="0.38cm" svg:x="27.768cm" svg:y="11.081cm" svg:viewBox="0 0 27 381" draw:points="0,381 27,381 27,0 0,0">
          <text:p/>
        </draw:polygon>
        <draw:polygon draw:style-name="gr29" draw:text-style-name="P7" draw:layer="layout" svg:width="0.026cm" svg:height="0.38cm" svg:x="27.795cm" svg:y="11.081cm" svg:viewBox="0 0 27 381" draw:points="0,381 27,381 27,0 0,0">
          <text:p/>
        </draw:polygon>
        <draw:polygon draw:style-name="gr32" draw:text-style-name="P10" draw:layer="layout" svg:width="0.026cm" svg:height="0.38cm" svg:x="27.821cm" svg:y="11.081cm" svg:viewBox="0 0 27 381" draw:points="0,381 27,381 27,0 0,0">
          <text:p/>
        </draw:polygon>
        <draw:polygon draw:style-name="gr30" draw:text-style-name="P8" draw:layer="layout" svg:width="0.026cm" svg:height="0.38cm" svg:x="27.847cm" svg:y="11.081cm" svg:viewBox="0 0 27 381" draw:points="0,381 27,381 27,0 0,0">
          <text:p/>
        </draw:polygon>
        <draw:polygon draw:style-name="gr32" draw:text-style-name="P10" draw:layer="layout" svg:width="0.026cm" svg:height="0.38cm" svg:x="27.873cm" svg:y="11.081cm" svg:viewBox="0 0 27 381" draw:points="0,381 27,381 27,0 0,0">
          <text:p/>
        </draw:polygon>
        <draw:polygon draw:style-name="gr32" draw:text-style-name="P10" draw:layer="layout" svg:width="0.026cm" svg:height="0.38cm" svg:x="27.9cm" svg:y="11.081cm" svg:viewBox="0 0 27 381" draw:points="0,381 27,381 27,0 0,0">
          <text:p/>
        </draw:polygon>
        <draw:polygon draw:style-name="gr32" draw:text-style-name="P10" draw:layer="layout" svg:width="0.026cm" svg:height="0.38cm" svg:x="27.926cm" svg:y="11.081cm" svg:viewBox="0 0 27 381" draw:points="0,381 27,381 27,0 0,0">
          <text:p/>
        </draw:polygon>
        <draw:polygon draw:style-name="gr31" draw:text-style-name="P9" draw:layer="layout" svg:width="0.026cm" svg:height="0.38cm" svg:x="27.952cm" svg:y="11.081cm" svg:viewBox="0 0 27 381" draw:points="0,381 27,381 27,0 0,0">
          <text:p/>
        </draw:polygon>
        <draw:polygon draw:style-name="gr29" draw:text-style-name="P7" draw:layer="layout" svg:width="0.026cm" svg:height="0.38cm" svg:x="27.978cm" svg:y="11.081cm" svg:viewBox="0 0 27 381" draw:points="0,381 27,381 27,0 0,0">
          <text:p/>
        </draw:polygon>
        <draw:polygon draw:style-name="gr29" draw:text-style-name="P7" draw:layer="layout" svg:width="0.026cm" svg:height="0.38cm" svg:x="28.005cm" svg:y="11.081cm" svg:viewBox="0 0 27 381" draw:points="0,381 27,381 27,0 0,0">
          <text:p/>
        </draw:polygon>
        <draw:polygon draw:style-name="gr30" draw:text-style-name="P8" draw:layer="layout" svg:width="0.026cm" svg:height="0.38cm" svg:x="28.031cm" svg:y="11.081cm" svg:viewBox="0 0 27 381" draw:points="0,381 27,381 27,0 0,0">
          <text:p/>
        </draw:polygon>
        <draw:polygon draw:style-name="gr31" draw:text-style-name="P9" draw:layer="layout" svg:width="0.027cm" svg:height="0.38cm" svg:x="28.057cm" svg:y="11.081cm" svg:viewBox="0 0 28 381" draw:points="0,381 28,381 28,0 0,0">
          <text:p/>
        </draw:polygon>
        <draw:polygon draw:style-name="gr30" draw:text-style-name="P8" draw:layer="layout" svg:width="0.026cm" svg:height="0.38cm" svg:x="28.084cm" svg:y="11.081cm" svg:viewBox="0 0 27 381" draw:points="0,381 27,381 27,0 0,0">
          <text:p/>
        </draw:polygon>
        <draw:polygon draw:style-name="gr29" draw:text-style-name="P7" draw:layer="layout" svg:width="0.026cm" svg:height="0.38cm" svg:x="28.11cm" svg:y="11.081cm" svg:viewBox="0 0 27 381" draw:points="0,381 27,381 27,0 0,0">
          <text:p/>
        </draw:polygon>
        <draw:polygon draw:style-name="gr30" draw:text-style-name="P8" draw:layer="layout" svg:width="0.026cm" svg:height="0.38cm" svg:x="28.136cm" svg:y="11.081cm" svg:viewBox="0 0 27 381" draw:points="0,381 27,381 27,0 0,0">
          <text:p/>
        </draw:polygon>
        <draw:polygon draw:style-name="gr30" draw:text-style-name="P8" draw:layer="layout" svg:width="0.026cm" svg:height="0.38cm" svg:x="28.163cm" svg:y="11.081cm" svg:viewBox="0 0 27 381" draw:points="0,381 27,381 27,0 0,0">
          <text:p/>
        </draw:polygon>
        <draw:polygon draw:style-name="gr32" draw:text-style-name="P10" draw:layer="layout" svg:width="0.026cm" svg:height="0.38cm" svg:x="28.189cm" svg:y="11.081cm" svg:viewBox="0 0 27 381" draw:points="0,381 27,381 27,0 0,0">
          <text:p/>
        </draw:polygon>
        <draw:polygon draw:style-name="gr32" draw:text-style-name="P10" draw:layer="layout" svg:width="0.026cm" svg:height="0.38cm" svg:x="28.215cm" svg:y="11.081cm" svg:viewBox="0 0 27 381" draw:points="0,381 27,381 27,0 0,0">
          <text:p/>
        </draw:polygon>
        <draw:polygon draw:style-name="gr31" draw:text-style-name="P9" draw:layer="layout" svg:width="0.026cm" svg:height="0.38cm" svg:x="28.241cm" svg:y="11.081cm" svg:viewBox="0 0 27 381" draw:points="0,381 27,381 27,0 0,0">
          <text:p/>
        </draw:polygon>
        <draw:polygon draw:style-name="gr30" draw:text-style-name="P8" draw:layer="layout" svg:width="0.026cm" svg:height="0.38cm" svg:x="28.267cm" svg:y="11.081cm" svg:viewBox="0 0 27 381" draw:points="0,381 27,381 27,0 0,0">
          <text:p/>
        </draw:polygon>
        <draw:polygon draw:style-name="gr31" draw:text-style-name="P9" draw:layer="layout" svg:width="0.026cm" svg:height="0.38cm" svg:x="28.294cm" svg:y="11.081cm" svg:viewBox="0 0 27 381" draw:points="0,381 27,381 27,0 0,0">
          <text:p/>
        </draw:polygon>
        <draw:polygon draw:style-name="gr30" draw:text-style-name="P8" draw:layer="layout" svg:width="0.026cm" svg:height="0.38cm" svg:x="28.32cm" svg:y="11.081cm" svg:viewBox="0 0 27 381" draw:points="0,381 27,381 27,0 0,0">
          <text:p/>
        </draw:polygon>
        <draw:polygon draw:style-name="gr30" draw:text-style-name="P8" draw:layer="layout" svg:width="0.026cm" svg:height="0.38cm" svg:x="28.346cm" svg:y="11.081cm" svg:viewBox="0 0 27 381" draw:points="0,381 27,381 27,0 0,0">
          <text:p/>
        </draw:polygon>
        <draw:polygon draw:style-name="gr30" draw:text-style-name="P8" draw:layer="layout" svg:width="0.027cm" svg:height="0.38cm" svg:x="28.372cm" svg:y="11.081cm" svg:viewBox="0 0 28 381" draw:points="0,381 28,381 28,0 0,0">
          <text:p/>
        </draw:polygon>
        <draw:polygon draw:style-name="gr30" draw:text-style-name="P8" draw:layer="layout" svg:width="0.026cm" svg:height="0.38cm" svg:x="28.399cm" svg:y="11.081cm" svg:viewBox="0 0 27 381" draw:points="0,381 27,381 27,0 0,0">
          <text:p/>
        </draw:polygon>
        <draw:polygon draw:style-name="gr32" draw:text-style-name="P10" draw:layer="layout" svg:width="0.026cm" svg:height="0.38cm" svg:x="28.425cm" svg:y="11.081cm" svg:viewBox="0 0 27 381" draw:points="0,381 27,381 27,0 0,0">
          <text:p/>
        </draw:polygon>
        <draw:polygon draw:style-name="gr32" draw:text-style-name="P10" draw:layer="layout" svg:width="0.027cm" svg:height="0.38cm" svg:x="28.451cm" svg:y="11.081cm" svg:viewBox="0 0 28 381" draw:points="0,381 28,381 28,0 0,0">
          <text:p/>
        </draw:polygon>
        <draw:polygon draw:style-name="gr31" draw:text-style-name="P9" draw:layer="layout" svg:width="0.026cm" svg:height="0.38cm" svg:x="28.478cm" svg:y="11.081cm" svg:viewBox="0 0 27 381" draw:points="0,381 27,381 27,0 0,0">
          <text:p/>
        </draw:polygon>
        <draw:polygon draw:style-name="gr31" draw:text-style-name="P9" draw:layer="layout" svg:width="0.026cm" svg:height="0.38cm" svg:x="28.504cm" svg:y="11.081cm" svg:viewBox="0 0 27 381" draw:points="0,381 27,381 27,0 0,0">
          <text:p/>
        </draw:polygon>
        <draw:polygon draw:style-name="gr32" draw:text-style-name="P10" draw:layer="layout" svg:width="0.026cm" svg:height="0.38cm" svg:x="28.53cm" svg:y="11.081cm" svg:viewBox="0 0 27 381" draw:points="0,381 27,381 27,0 0,0">
          <text:p/>
        </draw:polygon>
        <draw:polygon draw:style-name="gr29" draw:text-style-name="P7" draw:layer="layout" svg:width="0.026cm" svg:height="0.38cm" svg:x="28.557cm" svg:y="11.081cm" svg:viewBox="0 0 27 381" draw:points="0,381 27,381 27,0 0,0">
          <text:p/>
        </draw:polygon>
        <draw:polygon draw:style-name="gr32" draw:text-style-name="P10" draw:layer="layout" svg:width="0.026cm" svg:height="0.38cm" svg:x="28.583cm" svg:y="11.081cm" svg:viewBox="0 0 27 381" draw:points="0,381 27,381 27,0 0,0">
          <text:p/>
        </draw:polygon>
        <draw:polygon draw:style-name="gr32" draw:text-style-name="P10" draw:layer="layout" svg:width="0.026cm" svg:height="0.38cm" svg:x="28.609cm" svg:y="11.081cm" svg:viewBox="0 0 27 381" draw:points="0,381 27,381 27,0 0,0">
          <text:p/>
        </draw:polygon>
        <draw:polygon draw:style-name="gr30" draw:text-style-name="P8" draw:layer="layout" svg:width="0.026cm" svg:height="0.38cm" svg:x="28.635cm" svg:y="11.081cm" svg:viewBox="0 0 27 381" draw:points="0,381 27,381 27,0 0,0">
          <text:p/>
        </draw:polygon>
        <draw:polygon draw:style-name="gr30" draw:text-style-name="P8" draw:layer="layout" svg:width="0.026cm" svg:height="0.38cm" svg:x="28.662cm" svg:y="11.081cm" svg:viewBox="0 0 27 381" draw:points="0,381 27,381 27,0 0,0">
          <text:p/>
        </draw:polygon>
        <draw:polygon draw:style-name="gr31" draw:text-style-name="P9" draw:layer="layout" svg:width="0.026cm" svg:height="0.38cm" svg:x="28.688cm" svg:y="11.081cm" svg:viewBox="0 0 27 381" draw:points="0,381 27,381 27,0 0,0">
          <text:p/>
        </draw:polygon>
        <draw:polygon draw:style-name="gr29" draw:text-style-name="P7" draw:layer="layout" svg:width="0.026cm" svg:height="0.38cm" svg:x="28.714cm" svg:y="11.081cm" svg:viewBox="0 0 27 381" draw:points="0,381 27,381 27,0 0,0">
          <text:p/>
        </draw:polygon>
        <draw:polygon draw:style-name="gr31" draw:text-style-name="P9" draw:layer="layout" svg:width="0.026cm" svg:height="0.38cm" svg:x="28.74cm" svg:y="11.081cm" svg:viewBox="0 0 27 381" draw:points="0,381 27,381 27,0 0,0">
          <text:p/>
        </draw:polygon>
        <draw:polygon draw:style-name="gr31" draw:text-style-name="P9" draw:layer="layout" svg:width="0.027cm" svg:height="0.38cm" svg:x="28.767cm" svg:y="11.081cm" svg:viewBox="0 0 28 381" draw:points="0,381 28,381 28,0 0,0">
          <text:p/>
        </draw:polygon>
        <draw:polygon draw:style-name="gr31" draw:text-style-name="P9" draw:layer="layout" svg:width="0.026cm" svg:height="0.38cm" svg:x="28.793cm" svg:y="11.081cm" svg:viewBox="0 0 27 381" draw:points="0,381 27,381 27,0 0,0">
          <text:p/>
        </draw:polygon>
        <draw:polygon draw:style-name="gr31" draw:text-style-name="P9" draw:layer="layout" svg:width="0.026cm" svg:height="0.38cm" svg:x="28.819cm" svg:y="11.081cm" svg:viewBox="0 0 27 381" draw:points="0,381 27,381 27,0 0,0">
          <text:p/>
        </draw:polygon>
        <draw:polygon draw:style-name="gr30" draw:text-style-name="P8" draw:layer="layout" svg:width="0.026cm" svg:height="0.38cm" svg:x="28.846cm" svg:y="11.081cm" svg:viewBox="0 0 27 381" draw:points="0,381 27,381 27,0 0,0">
          <text:p/>
        </draw:polygon>
        <draw:polygon draw:style-name="gr29" draw:text-style-name="P7" draw:layer="layout" svg:width="0.026cm" svg:height="0.38cm" svg:x="28.872cm" svg:y="11.081cm" svg:viewBox="0 0 27 381" draw:points="0,381 27,381 27,0 0,0">
          <text:p/>
        </draw:polygon>
        <draw:polygon draw:style-name="gr32" draw:text-style-name="P10" draw:layer="layout" svg:width="0.026cm" svg:height="0.38cm" svg:x="28.898cm" svg:y="11.081cm" svg:viewBox="0 0 27 381" draw:points="0,381 27,381 27,0 0,0">
          <text:p/>
        </draw:polygon>
        <draw:polygon draw:style-name="gr31" draw:text-style-name="P9" draw:layer="layout" svg:width="0.026cm" svg:height="0.38cm" svg:x="28.924cm" svg:y="11.081cm" svg:viewBox="0 0 27 381" draw:points="0,381 27,381 27,0 0,0">
          <text:p/>
        </draw:polygon>
        <draw:polygon draw:style-name="gr30" draw:text-style-name="P8" draw:layer="layout" svg:width="0.026cm" svg:height="0.38cm" svg:x="28.951cm" svg:y="11.081cm" svg:viewBox="0 0 27 381" draw:points="0,381 27,381 27,0 0,0">
          <text:p/>
        </draw:polygon>
        <draw:polygon draw:style-name="gr30" draw:text-style-name="P8" draw:layer="layout" svg:width="0.026cm" svg:height="0.38cm" svg:x="28.977cm" svg:y="11.081cm" svg:viewBox="0 0 27 381" draw:points="0,381 27,381 27,0 0,0">
          <text:p/>
        </draw:polygon>
        <draw:polygon draw:style-name="gr32" draw:text-style-name="P10" draw:layer="layout" svg:width="0.026cm" svg:height="0.38cm" svg:x="29.003cm" svg:y="11.081cm" svg:viewBox="0 0 27 381" draw:points="0,381 27,381 27,0 0,0">
          <text:p/>
        </draw:polygon>
        <draw:polygon draw:style-name="gr31" draw:text-style-name="P9" draw:layer="layout" svg:width="0.026cm" svg:height="0.38cm" svg:x="29.029cm" svg:y="11.081cm" svg:viewBox="0 0 27 381" draw:points="0,381 27,381 27,0 0,0">
          <text:p/>
        </draw:polygon>
        <draw:polygon draw:style-name="gr32" draw:text-style-name="P10" draw:layer="layout" svg:width="0.026cm" svg:height="0.38cm" svg:x="29.056cm" svg:y="11.081cm" svg:viewBox="0 0 27 381" draw:points="0,381 27,381 27,0 0,0">
          <text:p/>
        </draw:polygon>
        <draw:polygon draw:style-name="gr32" draw:text-style-name="P10" draw:layer="layout" svg:width="0.026cm" svg:height="0.38cm" svg:x="29.082cm" svg:y="11.081cm" svg:viewBox="0 0 27 381" draw:points="0,381 27,381 27,0 0,0">
          <text:p/>
        </draw:polygon>
        <draw:polygon draw:style-name="gr30" draw:text-style-name="P8" draw:layer="layout" svg:width="0.026cm" svg:height="0.38cm" svg:x="29.108cm" svg:y="11.081cm" svg:viewBox="0 0 27 381" draw:points="0,381 27,381 27,0 0,0">
          <text:p/>
        </draw:polygon>
        <draw:polygon draw:style-name="gr31" draw:text-style-name="P9" draw:layer="layout" svg:width="0.027cm" svg:height="0.38cm" svg:x="29.134cm" svg:y="11.081cm" svg:viewBox="0 0 28 381" draw:points="0,381 28,381 28,0 0,0">
          <text:p/>
        </draw:polygon>
        <draw:polygon draw:style-name="gr29" draw:text-style-name="P7" draw:layer="layout" svg:width="0.026cm" svg:height="0.38cm" svg:x="29.161cm" svg:y="11.081cm" svg:viewBox="0 0 27 381" draw:points="0,381 27,381 27,0 0,0">
          <text:p/>
        </draw:polygon>
        <draw:polygon draw:style-name="gr31" draw:text-style-name="P9" draw:layer="layout" svg:width="0.026cm" svg:height="0.38cm" svg:x="29.187cm" svg:y="11.081cm" svg:viewBox="0 0 27 381" draw:points="0,381 27,381 27,0 0,0">
          <text:p/>
        </draw:polygon>
        <draw:polygon draw:style-name="gr32" draw:text-style-name="P10" draw:layer="layout" svg:width="0.026cm" svg:height="0.38cm" svg:x="29.213cm" svg:y="11.081cm" svg:viewBox="0 0 27 381" draw:points="0,381 27,381 27,0 0,0">
          <text:p/>
        </draw:polygon>
        <draw:polygon draw:style-name="gr31" draw:text-style-name="P9" draw:layer="layout" svg:width="0.026cm" svg:height="0.38cm" svg:x="29.24cm" svg:y="11.081cm" svg:viewBox="0 0 27 381" draw:points="0,381 27,381 27,0 0,0">
          <text:p/>
        </draw:polygon>
        <draw:polygon draw:style-name="gr32" draw:text-style-name="P10" draw:layer="layout" svg:width="0.026cm" svg:height="0.38cm" svg:x="29.266cm" svg:y="11.081cm" svg:viewBox="0 0 27 381" draw:points="0,381 27,381 27,0 0,0">
          <text:p/>
        </draw:polygon>
        <draw:polygon draw:style-name="gr30" draw:text-style-name="P8" draw:layer="layout" svg:width="0.026cm" svg:height="0.38cm" svg:x="29.292cm" svg:y="11.081cm" svg:viewBox="0 0 27 381" draw:points="0,381 27,381 27,0 0,0">
          <text:p/>
        </draw:polygon>
        <draw:polygon draw:style-name="gr32" draw:text-style-name="P10" draw:layer="layout" svg:width="0.026cm" svg:height="0.38cm" svg:x="29.318cm" svg:y="11.081cm" svg:viewBox="0 0 27 381" draw:points="0,381 27,381 27,0 0,0">
          <text:p/>
        </draw:polygon>
        <draw:polygon draw:style-name="gr32" draw:text-style-name="P10" draw:layer="layout" svg:width="0.026cm" svg:height="0.38cm" svg:x="29.345cm" svg:y="11.081cm" svg:viewBox="0 0 27 381" draw:points="0,381 27,381 27,0 0,0">
          <text:p/>
        </draw:polygon>
        <draw:polygon draw:style-name="gr31" draw:text-style-name="P9" draw:layer="layout" svg:width="0.026cm" svg:height="0.38cm" svg:x="29.371cm" svg:y="11.081cm" svg:viewBox="0 0 27 381" draw:points="0,381 27,381 27,0 0,0">
          <text:p/>
        </draw:polygon>
        <draw:polygon draw:style-name="gr29" draw:text-style-name="P7" draw:layer="layout" svg:width="0.026cm" svg:height="0.38cm" svg:x="29.397cm" svg:y="11.081cm" svg:viewBox="0 0 27 381" draw:points="0,381 27,381 27,0 0,0">
          <text:p/>
        </draw:polygon>
        <draw:polygon draw:style-name="gr29" draw:text-style-name="P7" draw:layer="layout" svg:width="0.026cm" svg:height="0.38cm" svg:x="29.423cm" svg:y="11.081cm" svg:viewBox="0 0 27 381" draw:points="0,381 27,381 27,0 0,0">
          <text:p/>
        </draw:polygon>
        <draw:polygon draw:style-name="gr32" draw:text-style-name="P10" draw:layer="layout" svg:width="0.026cm" svg:height="0.38cm" svg:x="29.45cm" svg:y="11.081cm" svg:viewBox="0 0 27 381" draw:points="0,381 27,381 27,0 0,0">
          <text:p/>
        </draw:polygon>
        <draw:polygon draw:style-name="gr32" draw:text-style-name="P10" draw:layer="layout" svg:width="0.026cm" svg:height="0.38cm" svg:x="29.476cm" svg:y="11.081cm" svg:viewBox="0 0 27 381" draw:points="0,381 27,381 27,0 0,0">
          <text:p/>
        </draw:polygon>
        <draw:polygon draw:style-name="gr30" draw:text-style-name="P8" draw:layer="layout" svg:width="0.026cm" svg:height="0.38cm" svg:x="29.502cm" svg:y="11.081cm" svg:viewBox="0 0 27 381" draw:points="0,381 27,381 27,0 0,0">
          <text:p/>
        </draw:polygon>
        <draw:polygon draw:style-name="gr33" draw:text-style-name="P11" draw:layer="layout" svg:width="0.027cm" svg:height="0.38cm" svg:x="29.528cm" svg:y="11.081cm" svg:viewBox="0 0 28 381" draw:points="0,381 28,381 28,0 0,0">
          <text:p/>
        </draw:polygon>
        <draw:polygon draw:style-name="gr32" draw:text-style-name="P10" draw:layer="layout" svg:width="0.026cm" svg:height="0.38cm" svg:x="29.555cm" svg:y="11.081cm" svg:viewBox="0 0 27 381" draw:points="0,381 27,381 27,0 0,0">
          <text:p/>
        </draw:polygon>
        <draw:polygon draw:style-name="gr30" draw:text-style-name="P8" draw:layer="layout" svg:width="0.026cm" svg:height="0.38cm" svg:x="29.581cm" svg:y="11.081cm" svg:viewBox="0 0 27 381" draw:points="0,381 27,381 27,0 0,0">
          <text:p/>
        </draw:polygon>
        <draw:polygon draw:style-name="gr31" draw:text-style-name="P9" draw:layer="layout" svg:width="0.026cm" svg:height="0.38cm" svg:x="29.607cm" svg:y="11.081cm" svg:viewBox="0 0 27 381" draw:points="0,381 27,381 27,0 0,0">
          <text:p/>
        </draw:polygon>
        <draw:polygon draw:style-name="gr30" draw:text-style-name="P8" draw:layer="layout" svg:width="0.026cm" svg:height="0.38cm" svg:x="29.635cm" svg:y="11.081cm" svg:viewBox="0 0 27 381" draw:points="0,381 27,381 27,0 0,0">
          <text:p/>
        </draw:polygon>
        <draw:polygon draw:style-name="gr30" draw:text-style-name="P8" draw:layer="layout" svg:width="0.026cm" svg:height="0.38cm" svg:x="29.66cm" svg:y="11.081cm" svg:viewBox="0 0 27 381" draw:points="0,381 27,381 27,0 0,0">
          <text:p/>
        </draw:polygon>
        <draw:polygon draw:style-name="gr30" draw:text-style-name="P8" draw:layer="layout" svg:width="0.026cm" svg:height="0.38cm" svg:x="29.686cm" svg:y="11.081cm" svg:viewBox="0 0 27 381" draw:points="0,381 27,381 27,0 0,0">
          <text:p/>
        </draw:polygon>
        <draw:polygon draw:style-name="gr30" draw:text-style-name="P8" draw:layer="layout" svg:width="0.026cm" svg:height="0.38cm" svg:x="29.712cm" svg:y="11.081cm" svg:viewBox="0 0 27 381" draw:points="0,381 27,381 27,0 0,0">
          <text:p/>
        </draw:polygon>
        <draw:polygon draw:style-name="gr32" draw:text-style-name="P10" draw:layer="layout" svg:width="0.026cm" svg:height="0.38cm" svg:x="29.739cm" svg:y="11.081cm" svg:viewBox="0 0 27 381" draw:points="0,381 27,381 27,0 0,0">
          <text:p/>
        </draw:polygon>
        <draw:polygon draw:style-name="gr31" draw:text-style-name="P9" draw:layer="layout" svg:width="0.026cm" svg:height="0.38cm" svg:x="29.765cm" svg:y="11.081cm" svg:viewBox="0 0 27 381" draw:points="0,381 27,381 27,0 0,0">
          <text:p/>
        </draw:polygon>
        <draw:polygon draw:style-name="gr30" draw:text-style-name="P8" draw:layer="layout" svg:width="0.026cm" svg:height="0.38cm" svg:x="29.791cm" svg:y="11.081cm" svg:viewBox="0 0 27 381" draw:points="0,381 27,381 27,0 0,0">
          <text:p/>
        </draw:polygon>
        <draw:polygon draw:style-name="gr30" draw:text-style-name="P8" draw:layer="layout" svg:width="0.027cm" svg:height="0.38cm" svg:x="29.817cm" svg:y="11.081cm" svg:viewBox="0 0 28 381" draw:points="0,381 28,381 28,0 0,0">
          <text:p/>
        </draw:polygon>
        <draw:polygon draw:style-name="gr31" draw:text-style-name="P9" draw:layer="layout" svg:width="0.026cm" svg:height="0.38cm" svg:x="29.844cm" svg:y="11.081cm" svg:viewBox="0 0 27 381" draw:points="0,381 27,381 27,0 0,0">
          <text:p/>
        </draw:polygon>
        <draw:polygon draw:style-name="gr31" draw:text-style-name="P9" draw:layer="layout" svg:width="0.026cm" svg:height="0.38cm" svg:x="29.87cm" svg:y="11.081cm" svg:viewBox="0 0 27 381" draw:points="0,381 27,381 27,0 0,0">
          <text:p/>
        </draw:polygon>
        <draw:polygon draw:style-name="gr32" draw:text-style-name="P10" draw:layer="layout" svg:width="0.027cm" svg:height="0.38cm" svg:x="29.896cm" svg:y="11.081cm" svg:viewBox="0 0 28 381" draw:points="0,381 28,381 28,0 0,0">
          <text:p/>
        </draw:polygon>
        <draw:polygon draw:style-name="gr32" draw:text-style-name="P10" draw:layer="layout" svg:width="0.026cm" svg:height="0.38cm" svg:x="29.923cm" svg:y="11.081cm" svg:viewBox="0 0 27 381" draw:points="0,381 27,381 27,0 0,0">
          <text:p/>
        </draw:polygon>
        <draw:polygon draw:style-name="gr32" draw:text-style-name="P10" draw:layer="layout" svg:width="0.026cm" svg:height="0.38cm" svg:x="29.949cm" svg:y="11.081cm" svg:viewBox="0 0 27 381" draw:points="0,381 27,381 27,0 0,0">
          <text:p/>
        </draw:polygon>
        <draw:polygon draw:style-name="gr32" draw:text-style-name="P10" draw:layer="layout" svg:width="0.026cm" svg:height="0.38cm" svg:x="29.975cm" svg:y="11.081cm" svg:viewBox="0 0 27 381" draw:points="0,381 27,381 27,0 0,0">
          <text:p/>
        </draw:polygon>
        <draw:polygon draw:style-name="gr31" draw:text-style-name="P9" draw:layer="layout" svg:width="0.026cm" svg:height="0.38cm" svg:x="30.028cm" svg:y="11.081cm" svg:viewBox="0 0 27 381" draw:points="0,381 27,381 27,0 0,0">
          <text:p/>
        </draw:polygon>
        <draw:polygon draw:style-name="gr32" draw:text-style-name="P10" draw:layer="layout" svg:width="0.026cm" svg:height="0.38cm" svg:x="30.054cm" svg:y="11.081cm" svg:viewBox="0 0 27 381" draw:points="0,381 27,381 27,0 0,0">
          <text:p/>
        </draw:polygon>
        <draw:polygon draw:style-name="gr29" draw:text-style-name="P7" draw:layer="layout" svg:width="0.026cm" svg:height="0.38cm" svg:x="30.08cm" svg:y="11.081cm" svg:viewBox="0 0 27 381" draw:points="0,381 27,381 27,0 0,0">
          <text:p/>
        </draw:polygon>
        <draw:polygon draw:style-name="gr29" draw:text-style-name="P7" draw:layer="layout" svg:width="0.026cm" svg:height="0.38cm" svg:x="30.106cm" svg:y="11.081cm" svg:viewBox="0 0 27 381" draw:points="0,381 27,381 27,0 0,0">
          <text:p/>
        </draw:polygon>
        <draw:polygon draw:style-name="gr30" draw:text-style-name="P8" draw:layer="layout" svg:width="0.026cm" svg:height="0.38cm" svg:x="30.133cm" svg:y="11.081cm" svg:viewBox="0 0 27 381" draw:points="0,381 27,381 27,0 0,0">
          <text:p/>
        </draw:polygon>
        <draw:polygon draw:style-name="gr31" draw:text-style-name="P9" draw:layer="layout" svg:width="0.026cm" svg:height="0.38cm" svg:x="30.159cm" svg:y="11.081cm" svg:viewBox="0 0 27 381" draw:points="0,381 27,381 27,0 0,0">
          <text:p/>
        </draw:polygon>
        <draw:polygon draw:style-name="gr29" draw:text-style-name="P7" draw:layer="layout" svg:width="0.026cm" svg:height="0.38cm" svg:x="30.185cm" svg:y="11.081cm" svg:viewBox="0 0 27 381" draw:points="0,381 27,381 27,0 0,0">
          <text:p/>
        </draw:polygon>
        <draw:polygon draw:style-name="gr31" draw:text-style-name="P9" draw:layer="layout" svg:width="0.027cm" svg:height="0.38cm" svg:x="30.211cm" svg:y="11.081cm" svg:viewBox="0 0 28 381" draw:points="0,381 28,381 28,0 0,0">
          <text:p/>
        </draw:polygon>
        <draw:polygon draw:style-name="gr29" draw:text-style-name="P7" draw:layer="layout" svg:width="0.026cm" svg:height="0.38cm" svg:x="30.238cm" svg:y="11.081cm" svg:viewBox="0 0 27 381" draw:points="0,381 27,381 27,0 0,0">
          <text:p/>
        </draw:polygon>
        <draw:polygon draw:style-name="gr30" draw:text-style-name="P8" draw:layer="layout" svg:width="0.026cm" svg:height="0.38cm" svg:x="30.264cm" svg:y="11.081cm" svg:viewBox="0 0 27 381" draw:points="0,381 27,381 27,0 0,0">
          <text:p/>
        </draw:polygon>
        <draw:polygon draw:style-name="gr30" draw:text-style-name="P8" draw:layer="layout" svg:width="0.027cm" svg:height="0.38cm" svg:x="30.29cm" svg:y="11.081cm" svg:viewBox="0 0 28 381" draw:points="0,381 28,381 28,0 0,0">
          <text:p/>
        </draw:polygon>
        <draw:polygon draw:style-name="gr31" draw:text-style-name="P9" draw:layer="layout" svg:width="0.026cm" svg:height="0.38cm" svg:x="30.317cm" svg:y="11.081cm" svg:viewBox="0 0 27 381" draw:points="0,381 27,381 27,0 0,0">
          <text:p/>
        </draw:polygon>
        <draw:polygon draw:style-name="gr31" draw:text-style-name="P9" draw:layer="layout" svg:width="0.026cm" svg:height="0.38cm" svg:x="30.343cm" svg:y="11.081cm" svg:viewBox="0 0 27 381" draw:points="0,381 27,381 27,0 0,0">
          <text:p/>
        </draw:polygon>
        <draw:polygon draw:style-name="gr31" draw:text-style-name="P9" draw:layer="layout" svg:width="0.026cm" svg:height="0.38cm" svg:x="30.369cm" svg:y="11.081cm" svg:viewBox="0 0 27 381" draw:points="0,381 27,381 27,0 0,0">
          <text:p/>
        </draw:polygon>
        <draw:polygon draw:style-name="gr29" draw:text-style-name="P7" draw:layer="layout" svg:width="0.026cm" svg:height="0.38cm" svg:x="30.396cm" svg:y="11.081cm" svg:viewBox="0 0 27 381" draw:points="0,381 27,381 27,0 0,0">
          <text:p/>
        </draw:polygon>
        <draw:polygon draw:style-name="gr31" draw:text-style-name="P9" draw:layer="layout" svg:width="0.026cm" svg:height="0.38cm" svg:x="30.422cm" svg:y="11.081cm" svg:viewBox="0 0 27 381" draw:points="0,381 27,381 27,0 0,0">
          <text:p/>
        </draw:polygon>
        <draw:polygon draw:style-name="gr31" draw:text-style-name="P9" draw:layer="layout" svg:width="0.026cm" svg:height="0.38cm" svg:x="30.448cm" svg:y="11.081cm" svg:viewBox="0 0 27 381" draw:points="0,381 27,381 27,0 0,0">
          <text:p/>
        </draw:polygon>
        <draw:polygon draw:style-name="gr29" draw:text-style-name="P7" draw:layer="layout" svg:width="0.026cm" svg:height="0.38cm" svg:x="30.475cm" svg:y="11.081cm" svg:viewBox="0 0 27 381" draw:points="0,381 27,381 27,0 0,0">
          <text:p/>
        </draw:polygon>
        <draw:polygon draw:style-name="gr29" draw:text-style-name="P7" draw:layer="layout" svg:width="0.026cm" svg:height="0.38cm" svg:x="30.501cm" svg:y="11.081cm" svg:viewBox="0 0 27 381" draw:points="0,381 27,381 27,0 0,0">
          <text:p/>
        </draw:polygon>
        <draw:polygon draw:style-name="gr31" draw:text-style-name="P9" draw:layer="layout" svg:width="0.026cm" svg:height="0.38cm" svg:x="30.527cm" svg:y="11.081cm" svg:viewBox="0 0 27 381" draw:points="0,381 27,381 27,0 0,0">
          <text:p/>
        </draw:polygon>
        <draw:polygon draw:style-name="gr31" draw:text-style-name="P9" draw:layer="layout" svg:width="0.026cm" svg:height="0.38cm" svg:x="30.553cm" svg:y="11.081cm" svg:viewBox="0 0 27 381" draw:points="0,381 27,381 27,0 0,0">
          <text:p/>
        </draw:polygon>
        <draw:polygon draw:style-name="gr30" draw:text-style-name="P8" draw:layer="layout" svg:width="0.027cm" svg:height="0.38cm" svg:x="30.579cm" svg:y="11.081cm" svg:viewBox="0 0 28 381" draw:points="0,381 28,381 28,0 0,0">
          <text:p/>
        </draw:polygon>
        <draw:polygon draw:style-name="gr31" draw:text-style-name="P9" draw:layer="layout" svg:width="0.026cm" svg:height="0.38cm" svg:x="30.606cm" svg:y="11.081cm" svg:viewBox="0 0 27 381" draw:points="0,381 27,381 27,0 0,0">
          <text:p/>
        </draw:polygon>
        <draw:polygon draw:style-name="gr31" draw:text-style-name="P9" draw:layer="layout" svg:width="0.026cm" svg:height="0.38cm" svg:x="30.632cm" svg:y="11.081cm" svg:viewBox="0 0 27 381" draw:points="0,381 27,381 27,0 0,0">
          <text:p/>
        </draw:polygon>
        <draw:polygon draw:style-name="gr29" draw:text-style-name="P7" draw:layer="layout" svg:width="0.026cm" svg:height="0.38cm" svg:x="30.658cm" svg:y="11.081cm" svg:viewBox="0 0 27 381" draw:points="0,381 27,381 27,0 0,0">
          <text:p/>
        </draw:polygon>
        <draw:polygon draw:style-name="gr30" draw:text-style-name="P8" draw:layer="layout" svg:width="0.026cm" svg:height="0.38cm" svg:x="30.685cm" svg:y="11.081cm" svg:viewBox="0 0 27 381" draw:points="0,381 27,381 27,0 0,0">
          <text:p/>
        </draw:polygon>
        <draw:polygon draw:style-name="gr31" draw:text-style-name="P9" draw:layer="layout" svg:width="0.026cm" svg:height="0.38cm" svg:x="30.711cm" svg:y="11.081cm" svg:viewBox="0 0 27 381" draw:points="0,381 27,381 27,0 0,0">
          <text:p/>
        </draw:polygon>
        <draw:polygon draw:style-name="gr32" draw:text-style-name="P10" draw:layer="layout" svg:width="0.026cm" svg:height="0.38cm" svg:x="30.737cm" svg:y="11.081cm" svg:viewBox="0 0 27 381" draw:points="0,381 27,381 27,0 0,0">
          <text:p/>
        </draw:polygon>
        <draw:polygon draw:style-name="gr31" draw:text-style-name="P9" draw:layer="layout" svg:width="0.026cm" svg:height="0.38cm" svg:x="30.763cm" svg:y="11.081cm" svg:viewBox="0 0 27 381" draw:points="0,381 27,381 27,0 0,0">
          <text:p/>
        </draw:polygon>
        <draw:polygon draw:style-name="gr31" draw:text-style-name="P9" draw:layer="layout" svg:width="0.026cm" svg:height="0.38cm" svg:x="30.79cm" svg:y="11.081cm" svg:viewBox="0 0 27 381" draw:points="0,381 27,381 27,0 0,0">
          <text:p/>
        </draw:polygon>
        <draw:polygon draw:style-name="gr31" draw:text-style-name="P9" draw:layer="layout" svg:width="0.026cm" svg:height="0.38cm" svg:x="30.816cm" svg:y="11.081cm" svg:viewBox="0 0 27 381" draw:points="0,381 27,381 27,0 0,0">
          <text:p/>
        </draw:polygon>
        <draw:polygon draw:style-name="gr31" draw:text-style-name="P9" draw:layer="layout" svg:width="0.026cm" svg:height="0.38cm" svg:x="30.842cm" svg:y="11.081cm" svg:viewBox="0 0 27 381" draw:points="0,381 27,381 27,0 0,0">
          <text:p/>
        </draw:polygon>
        <draw:polygon draw:style-name="gr31" draw:text-style-name="P9" draw:layer="layout" svg:width="0.026cm" svg:height="0.38cm" svg:x="30.868cm" svg:y="11.081cm" svg:viewBox="0 0 27 381" draw:points="0,381 27,381 27,0 0,0">
          <text:p/>
        </draw:polygon>
        <draw:polygon draw:style-name="gr30" draw:text-style-name="P8" draw:layer="layout" svg:width="0.026cm" svg:height="0.38cm" svg:x="30.895cm" svg:y="11.081cm" svg:viewBox="0 0 27 381" draw:points="0,381 27,381 27,0 0,0">
          <text:p/>
        </draw:polygon>
        <draw:polygon draw:style-name="gr30" draw:text-style-name="P8" draw:layer="layout" svg:width="0.026cm" svg:height="0.38cm" svg:x="30.921cm" svg:y="11.081cm" svg:viewBox="0 0 27 381" draw:points="0,381 27,381 27,0 0,0">
          <text:p/>
        </draw:polygon>
        <draw:polygon draw:style-name="gr32" draw:text-style-name="P10" draw:layer="layout" svg:width="0.026cm" svg:height="0.38cm" svg:x="30.947cm" svg:y="11.081cm" svg:viewBox="0 0 27 381" draw:points="0,381 27,381 27,0 0,0">
          <text:p/>
        </draw:polygon>
        <draw:polygon draw:style-name="gr31" draw:text-style-name="P9" draw:layer="layout" svg:width="0.027cm" svg:height="0.38cm" svg:x="30.973cm" svg:y="11.081cm" svg:viewBox="0 0 28 381" draw:points="0,381 28,381 28,0 0,0">
          <text:p/>
        </draw:polygon>
        <draw:polygon draw:style-name="gr30" draw:text-style-name="P8" draw:layer="layout" svg:width="0.026cm" svg:height="0.38cm" svg:x="31cm" svg:y="11.081cm" svg:viewBox="0 0 27 381" draw:points="0,381 27,381 27,0 0,0">
          <text:p/>
        </draw:polygon>
        <draw:polygon draw:style-name="gr30" draw:text-style-name="P8" draw:layer="layout" svg:width="0.026cm" svg:height="0.38cm" svg:x="31.026cm" svg:y="11.081cm" svg:viewBox="0 0 27 381" draw:points="0,381 27,381 27,0 0,0">
          <text:p/>
        </draw:polygon>
        <draw:polygon draw:style-name="gr31" draw:text-style-name="P9" draw:layer="layout" svg:width="0.026cm" svg:height="0.38cm" svg:x="31.052cm" svg:y="11.081cm" svg:viewBox="0 0 27 381" draw:points="0,381 27,381 27,0 0,0">
          <text:p/>
        </draw:polygon>
        <draw:polygon draw:style-name="gr30" draw:text-style-name="P8" draw:layer="layout" svg:width="0.026cm" svg:height="0.38cm" svg:x="31.079cm" svg:y="11.081cm" svg:viewBox="0 0 27 381" draw:points="0,381 27,381 27,0 0,0">
          <text:p/>
        </draw:polygon>
        <draw:polygon draw:style-name="gr31" draw:text-style-name="P9" draw:layer="layout" svg:width="0.026cm" svg:height="0.38cm" svg:x="31.105cm" svg:y="11.081cm" svg:viewBox="0 0 27 381" draw:points="0,381 27,381 27,0 0,0">
          <text:p/>
        </draw:polygon>
        <draw:polygon draw:style-name="gr31" draw:text-style-name="P9" draw:layer="layout" svg:width="0.026cm" svg:height="0.38cm" svg:x="31.131cm" svg:y="11.081cm" svg:viewBox="0 0 27 381" draw:points="0,381 27,381 27,0 0,0">
          <text:p/>
        </draw:polygon>
        <draw:polygon draw:style-name="gr30" draw:text-style-name="P8" draw:layer="layout" svg:width="0.026cm" svg:height="0.38cm" svg:x="31.157cm" svg:y="11.081cm" svg:viewBox="0 0 27 381" draw:points="0,381 27,381 27,0 0,0">
          <text:p/>
        </draw:polygon>
        <draw:polygon draw:style-name="gr31" draw:text-style-name="P9" draw:layer="layout" svg:width="0.026cm" svg:height="0.38cm" svg:x="31.184cm" svg:y="11.081cm" svg:viewBox="0 0 27 381" draw:points="0,381 27,381 27,0 0,0">
          <text:p/>
        </draw:polygon>
        <draw:polygon draw:style-name="gr29" draw:text-style-name="P7" draw:layer="layout" svg:width="0.026cm" svg:height="0.38cm" svg:x="31.21cm" svg:y="11.081cm" svg:viewBox="0 0 27 381" draw:points="0,381 27,381 27,0 0,0">
          <text:p/>
        </draw:polygon>
        <draw:polygon draw:style-name="gr30" draw:text-style-name="P8" draw:layer="layout" svg:width="0.026cm" svg:height="0.38cm" svg:x="31.236cm" svg:y="11.081cm" svg:viewBox="0 0 27 381" draw:points="0,381 27,381 27,0 0,0">
          <text:p/>
        </draw:polygon>
        <draw:polygon draw:style-name="gr31" draw:text-style-name="P9" draw:layer="layout" svg:width="0.026cm" svg:height="0.38cm" svg:x="31.262cm" svg:y="11.081cm" svg:viewBox="0 0 27 381" draw:points="0,381 27,381 27,0 0,0">
          <text:p/>
        </draw:polygon>
        <draw:polygon draw:style-name="gr30" draw:text-style-name="P8" draw:layer="layout" svg:width="0.026cm" svg:height="0.38cm" svg:x="31.289cm" svg:y="11.081cm" svg:viewBox="0 0 27 381" draw:points="0,381 27,381 27,0 0,0">
          <text:p/>
        </draw:polygon>
        <draw:polygon draw:style-name="gr31" draw:text-style-name="P9" draw:layer="layout" svg:width="0.026cm" svg:height="0.38cm" svg:x="31.316cm" svg:y="11.081cm" svg:viewBox="0 0 27 381" draw:points="0,381 27,381 27,0 0,0">
          <text:p/>
        </draw:polygon>
        <draw:polygon draw:style-name="gr31" draw:text-style-name="P9" draw:layer="layout" svg:width="0.027cm" svg:height="0.38cm" svg:x="31.341cm" svg:y="11.081cm" svg:viewBox="0 0 28 381" draw:points="0,381 28,381 28,0 0,0">
          <text:p/>
        </draw:polygon>
        <draw:polygon draw:style-name="gr30" draw:text-style-name="P8" draw:layer="layout" svg:width="0.026cm" svg:height="0.38cm" svg:x="31.368cm" svg:y="11.081cm" svg:viewBox="0 0 27 381" draw:points="0,381 27,381 27,0 0,0">
          <text:p/>
        </draw:polygon>
        <draw:polygon draw:style-name="gr32" draw:text-style-name="P10" draw:layer="layout" svg:width="0.026cm" svg:height="0.38cm" svg:x="31.394cm" svg:y="11.081cm" svg:viewBox="0 0 27 381" draw:points="0,381 27,381 27,0 0,0">
          <text:p/>
        </draw:polygon>
        <draw:polygon draw:style-name="gr30" draw:text-style-name="P8" draw:layer="layout" svg:width="0.026cm" svg:height="0.38cm" svg:x="31.42cm" svg:y="11.081cm" svg:viewBox="0 0 27 381" draw:points="0,381 27,381 27,0 0,0">
          <text:p/>
        </draw:polygon>
        <draw:polygon draw:style-name="gr30" draw:text-style-name="P8" draw:layer="layout" svg:width="0.026cm" svg:height="0.38cm" svg:x="31.446cm" svg:y="11.081cm" svg:viewBox="0 0 27 381" draw:points="0,381 27,381 27,0 0,0">
          <text:p/>
        </draw:polygon>
        <draw:polygon draw:style-name="gr30" draw:text-style-name="P8" draw:layer="layout" svg:width="0.026cm" svg:height="0.38cm" svg:x="31.473cm" svg:y="11.081cm" svg:viewBox="0 0 27 381" draw:points="0,381 27,381 27,0 0,0">
          <text:p/>
        </draw:polygon>
        <draw:polygon draw:style-name="gr30" draw:text-style-name="P8" draw:layer="layout" svg:width="0.026cm" svg:height="0.38cm" svg:x="31.499cm" svg:y="11.081cm" svg:viewBox="0 0 27 381" draw:points="0,381 27,381 27,0 0,0">
          <text:p/>
        </draw:polygon>
        <draw:polygon draw:style-name="gr32" draw:text-style-name="P10" draw:layer="layout" svg:width="0.026cm" svg:height="0.38cm" svg:x="31.525cm" svg:y="11.081cm" svg:viewBox="0 0 27 381" draw:points="0,381 27,381 27,0 0,0">
          <text:p/>
        </draw:polygon>
        <draw:polygon draw:style-name="gr30" draw:text-style-name="P8" draw:layer="layout" svg:width="0.026cm" svg:height="0.38cm" svg:x="31.551cm" svg:y="11.081cm" svg:viewBox="0 0 27 381" draw:points="0,381 27,381 27,0 0,0">
          <text:p/>
        </draw:polygon>
        <draw:polygon draw:style-name="gr29" draw:text-style-name="P7" draw:layer="layout" svg:width="0.026cm" svg:height="0.38cm" svg:x="31.578cm" svg:y="11.081cm" svg:viewBox="0 0 27 381" draw:points="0,381 27,381 27,0 0,0">
          <text:p/>
        </draw:polygon>
        <draw:polygon draw:style-name="gr29" draw:text-style-name="P7" draw:layer="layout" svg:width="0.026cm" svg:height="0.38cm" svg:x="31.604cm" svg:y="11.081cm" svg:viewBox="0 0 27 381" draw:points="0,381 27,381 27,0 0,0">
          <text:p/>
        </draw:polygon>
        <draw:polygon draw:style-name="gr29" draw:text-style-name="P7" draw:layer="layout" svg:width="0.026cm" svg:height="0.38cm" svg:x="31.63cm" svg:y="11.081cm" svg:viewBox="0 0 27 381" draw:points="0,381 27,381 27,0 0,0">
          <text:p/>
        </draw:polygon>
        <draw:polygon draw:style-name="gr32" draw:text-style-name="P10" draw:layer="layout" svg:width="0.027cm" svg:height="0.38cm" svg:x="31.656cm" svg:y="11.081cm" svg:viewBox="0 0 28 381" draw:points="0,381 28,381 28,0 0,0">
          <text:p/>
        </draw:polygon>
        <draw:polygon draw:style-name="gr31" draw:text-style-name="P9" draw:layer="layout" svg:width="0.026cm" svg:height="0.38cm" svg:x="31.683cm" svg:y="11.081cm" svg:viewBox="0 0 27 381" draw:points="0,381 27,381 27,0 0,0">
          <text:p/>
        </draw:polygon>
        <draw:polygon draw:style-name="gr30" draw:text-style-name="P8" draw:layer="layout" svg:width="0.026cm" svg:height="0.38cm" svg:x="31.709cm" svg:y="11.081cm" svg:viewBox="0 0 27 381" draw:points="0,381 27,381 27,0 0,0">
          <text:p/>
        </draw:polygon>
        <draw:polygon draw:style-name="gr29" draw:text-style-name="P7" draw:layer="layout" svg:width="0.027cm" svg:height="0.38cm" svg:x="31.735cm" svg:y="11.081cm" svg:viewBox="0 0 28 381" draw:points="0,381 28,381 28,0 0,0">
          <text:p/>
        </draw:polygon>
        <draw:polygon draw:style-name="gr32" draw:text-style-name="P10" draw:layer="layout" svg:width="0.026cm" svg:height="0.38cm" svg:x="31.763cm" svg:y="11.081cm" svg:viewBox="0 0 27 381" draw:points="0,381 27,381 27,0 0,0">
          <text:p/>
        </draw:polygon>
        <draw:polygon draw:style-name="gr30" draw:text-style-name="P8" draw:layer="layout" svg:width="0.026cm" svg:height="0.38cm" svg:x="31.788cm" svg:y="11.081cm" svg:viewBox="0 0 27 381" draw:points="0,381 27,381 27,0 0,0">
          <text:p/>
        </draw:polygon>
        <draw:polygon draw:style-name="gr31" draw:text-style-name="P9" draw:layer="layout" svg:width="0.026cm" svg:height="0.38cm" svg:x="31.814cm" svg:y="11.081cm" svg:viewBox="0 0 27 381" draw:points="0,381 27,381 27,0 0,0">
          <text:p/>
        </draw:polygon>
        <draw:polygon draw:style-name="gr31" draw:text-style-name="P9" draw:layer="layout" svg:width="0.026cm" svg:height="0.38cm" svg:x="31.841cm" svg:y="11.081cm" svg:viewBox="0 0 27 381" draw:points="0,381 27,381 27,0 0,0">
          <text:p/>
        </draw:polygon>
        <draw:polygon draw:style-name="gr32" draw:text-style-name="P10" draw:layer="layout" svg:width="0.026cm" svg:height="0.38cm" svg:x="31.867cm" svg:y="11.081cm" svg:viewBox="0 0 27 381" draw:points="0,381 27,381 27,0 0,0">
          <text:p/>
        </draw:polygon>
        <draw:polygon draw:style-name="gr31" draw:text-style-name="P9" draw:layer="layout" svg:width="0.026cm" svg:height="0.38cm" svg:x="31.893cm" svg:y="11.081cm" svg:viewBox="0 0 27 381" draw:points="0,381 27,381 27,0 0,0">
          <text:p/>
        </draw:polygon>
        <draw:polygon draw:style-name="gr31" draw:text-style-name="P9" draw:layer="layout" svg:width="0.026cm" svg:height="0.38cm" svg:x="31.919cm" svg:y="11.081cm" svg:viewBox="0 0 27 381" draw:points="0,381 27,381 27,0 0,0">
          <text:p/>
        </draw:polygon>
        <draw:polygon draw:style-name="gr31" draw:text-style-name="P9" draw:layer="layout" svg:width="0.026cm" svg:height="0.38cm" svg:x="31.945cm" svg:y="11.081cm" svg:viewBox="0 0 27 381" draw:points="0,381 27,381 27,0 0,0">
          <text:p/>
        </draw:polygon>
        <draw:polygon draw:style-name="gr31" draw:text-style-name="P9" draw:layer="layout" svg:width="0.026cm" svg:height="0.38cm" svg:x="31.972cm" svg:y="11.081cm" svg:viewBox="0 0 27 381" draw:points="0,381 27,381 27,0 0,0">
          <text:p/>
        </draw:polygon>
        <draw:polygon draw:style-name="gr30" draw:text-style-name="P8" draw:layer="layout" svg:width="0.026cm" svg:height="0.38cm" svg:x="31.998cm" svg:y="11.081cm" svg:viewBox="0 0 27 381" draw:points="0,381 27,381 27,0 0,0">
          <text:p/>
        </draw:polygon>
        <draw:polygon draw:style-name="gr32" draw:text-style-name="P10" draw:layer="layout" svg:width="0.026cm" svg:height="0.38cm" svg:x="32.024cm" svg:y="11.081cm" svg:viewBox="0 0 27 381" draw:points="0,381 27,381 27,0 0,0">
          <text:p/>
        </draw:polygon>
        <draw:polygon draw:style-name="gr32" draw:text-style-name="P10" draw:layer="layout" svg:width="0.027cm" svg:height="0.38cm" svg:x="32.05cm" svg:y="11.081cm" svg:viewBox="0 0 28 381" draw:points="0,381 28,381 28,0 0,0">
          <text:p/>
        </draw:polygon>
        <draw:polygon draw:style-name="gr30" draw:text-style-name="P8" draw:layer="layout" svg:width="0.026cm" svg:height="0.38cm" svg:x="32.077cm" svg:y="11.081cm" svg:viewBox="0 0 27 381" draw:points="0,381 27,381 27,0 0,0">
          <text:p/>
        </draw:polygon>
        <draw:polygon draw:style-name="gr30" draw:text-style-name="P8" draw:layer="layout" svg:width="0.026cm" svg:height="0.38cm" svg:x="32.103cm" svg:y="11.081cm" svg:viewBox="0 0 27 381" draw:points="0,381 27,381 27,0 0,0">
          <text:p/>
        </draw:polygon>
        <draw:polygon draw:style-name="gr31" draw:text-style-name="P9" draw:layer="layout" svg:width="0.026cm" svg:height="0.38cm" svg:x="32.13cm" svg:y="11.081cm" svg:viewBox="0 0 27 381" draw:points="0,381 27,381 27,0 0,0">
          <text:p/>
        </draw:polygon>
        <draw:polygon draw:style-name="gr29" draw:text-style-name="P7" draw:layer="layout" svg:width="0.026cm" svg:height="0.38cm" svg:x="32.156cm" svg:y="11.081cm" svg:viewBox="0 0 27 381" draw:points="0,381 27,381 27,0 0,0">
          <text:p/>
        </draw:polygon>
        <draw:polygon draw:style-name="gr31" draw:text-style-name="P9" draw:layer="layout" svg:width="0.026cm" svg:height="0.38cm" svg:x="32.182cm" svg:y="11.081cm" svg:viewBox="0 0 27 381" draw:points="0,381 27,381 27,0 0,0">
          <text:p/>
        </draw:polygon>
        <draw:polygon draw:style-name="gr30" draw:text-style-name="P8" draw:layer="layout" svg:width="0.026cm" svg:height="0.38cm" svg:x="32.208cm" svg:y="11.081cm" svg:viewBox="0 0 27 381" draw:points="0,381 27,381 27,0 0,0">
          <text:p/>
        </draw:polygon>
        <draw:polygon draw:style-name="gr31" draw:text-style-name="P9" draw:layer="layout" svg:width="0.026cm" svg:height="0.38cm" svg:x="32.235cm" svg:y="11.081cm" svg:viewBox="0 0 27 381" draw:points="0,381 27,381 27,0 0,0">
          <text:p/>
        </draw:polygon>
        <draw:polygon draw:style-name="gr32" draw:text-style-name="P10" draw:layer="layout" svg:width="0.026cm" svg:height="0.38cm" svg:x="32.261cm" svg:y="11.081cm" svg:viewBox="0 0 27 381" draw:points="0,381 27,381 27,0 0,0">
          <text:p/>
        </draw:polygon>
        <draw:polygon draw:style-name="gr32" draw:text-style-name="P10" draw:layer="layout" svg:width="0.026cm" svg:height="0.38cm" svg:x="32.287cm" svg:y="11.081cm" svg:viewBox="0 0 27 381" draw:points="0,381 27,381 27,0 0,0">
          <text:p/>
        </draw:polygon>
        <draw:polygon draw:style-name="gr30" draw:text-style-name="P8" draw:layer="layout" svg:width="0.026cm" svg:height="0.38cm" svg:x="32.313cm" svg:y="11.081cm" svg:viewBox="0 0 27 381" draw:points="0,381 27,381 27,0 0,0">
          <text:p/>
        </draw:polygon>
        <draw:polygon draw:style-name="gr30" draw:text-style-name="P8" draw:layer="layout" svg:width="0.026cm" svg:height="0.38cm" svg:x="32.34cm" svg:y="11.081cm" svg:viewBox="0 0 27 381" draw:points="0,381 27,381 27,0 0,0">
          <text:p/>
        </draw:polygon>
        <draw:polygon draw:style-name="gr29" draw:text-style-name="P7" draw:layer="layout" svg:width="0.026cm" svg:height="0.38cm" svg:x="32.366cm" svg:y="11.081cm" svg:viewBox="0 0 27 381" draw:points="0,381 27,381 27,0 0,0">
          <text:p/>
        </draw:polygon>
        <draw:polygon draw:style-name="gr30" draw:text-style-name="P8" draw:layer="layout" svg:width="0.026cm" svg:height="0.38cm" svg:x="32.392cm" svg:y="11.081cm" svg:viewBox="0 0 27 381" draw:points="0,381 27,381 27,0 0,0">
          <text:p/>
        </draw:polygon>
        <draw:polygon draw:style-name="gr31" draw:text-style-name="P9" draw:layer="layout" svg:width="0.027cm" svg:height="0.38cm" svg:x="32.418cm" svg:y="11.081cm" svg:viewBox="0 0 28 381" draw:points="0,381 28,381 28,0 0,0">
          <text:p/>
        </draw:polygon>
        <draw:polygon draw:style-name="gr31" draw:text-style-name="P9" draw:layer="layout" svg:width="0.026cm" svg:height="0.38cm" svg:x="32.445cm" svg:y="11.081cm" svg:viewBox="0 0 27 381" draw:points="0,381 27,381 27,0 0,0">
          <text:p/>
        </draw:polygon>
        <draw:polygon draw:style-name="gr31" draw:text-style-name="P9" draw:layer="layout" svg:width="0.026cm" svg:height="0.38cm" svg:x="32.471cm" svg:y="11.081cm" svg:viewBox="0 0 27 381" draw:points="0,381 27,381 27,0 0,0">
          <text:p/>
        </draw:polygon>
        <draw:polygon draw:style-name="gr30" draw:text-style-name="P8" draw:layer="layout" svg:width="0.026cm" svg:height="0.38cm" svg:x="32.497cm" svg:y="11.081cm" svg:viewBox="0 0 27 381" draw:points="0,381 27,381 27,0 0,0">
          <text:p/>
        </draw:polygon>
        <draw:polygon draw:style-name="gr31" draw:text-style-name="P9" draw:layer="layout" svg:width="0.026cm" svg:height="0.38cm" svg:x="32.524cm" svg:y="11.081cm" svg:viewBox="0 0 27 381" draw:points="0,381 27,381 27,0 0,0">
          <text:p/>
        </draw:polygon>
        <draw:polygon draw:style-name="gr32" draw:text-style-name="P10" draw:layer="layout" svg:width="0.026cm" svg:height="0.38cm" svg:x="32.55cm" svg:y="11.081cm" svg:viewBox="0 0 27 381" draw:points="0,381 27,381 27,0 0,0">
          <text:p/>
        </draw:polygon>
        <draw:polygon draw:style-name="gr32" draw:text-style-name="P10" draw:layer="layout" svg:width="0.026cm" svg:height="0.38cm" svg:x="32.576cm" svg:y="11.081cm" svg:viewBox="0 0 27 381" draw:points="0,381 27,381 27,0 0,0">
          <text:p/>
        </draw:polygon>
        <draw:polygon draw:style-name="gr31" draw:text-style-name="P9" draw:layer="layout" svg:width="0.026cm" svg:height="0.38cm" svg:x="32.603cm" svg:y="11.081cm" svg:viewBox="0 0 27 381" draw:points="0,381 27,381 27,0 0,0">
          <text:p/>
        </draw:polygon>
        <draw:polygon draw:style-name="gr32" draw:text-style-name="P10" draw:layer="layout" svg:width="0.026cm" svg:height="0.38cm" svg:x="32.629cm" svg:y="11.081cm" svg:viewBox="0 0 27 381" draw:points="0,381 27,381 27,0 0,0">
          <text:p/>
        </draw:polygon>
        <draw:polygon draw:style-name="gr29" draw:text-style-name="P7" draw:layer="layout" svg:width="0.026cm" svg:height="0.38cm" svg:x="32.655cm" svg:y="11.081cm" svg:viewBox="0 0 27 381" draw:points="0,381 27,381 27,0 0,0">
          <text:p/>
        </draw:polygon>
        <draw:polygon draw:style-name="gr32" draw:text-style-name="P10" draw:layer="layout" svg:width="0.026cm" svg:height="0.38cm" svg:x="32.681cm" svg:y="11.081cm" svg:viewBox="0 0 27 381" draw:points="0,381 27,381 27,0 0,0">
          <text:p/>
        </draw:polygon>
        <draw:polygon draw:style-name="gr32" draw:text-style-name="P10" draw:layer="layout" svg:width="0.026cm" svg:height="0.38cm" svg:x="32.707cm" svg:y="11.081cm" svg:viewBox="0 0 27 381" draw:points="0,381 27,381 27,0 0,0">
          <text:p/>
        </draw:polygon>
        <draw:polygon draw:style-name="gr31" draw:text-style-name="P9" draw:layer="layout" svg:width="0.026cm" svg:height="0.38cm" svg:x="32.734cm" svg:y="11.081cm" svg:viewBox="0 0 27 381" draw:points="0,381 27,381 27,0 0,0">
          <text:p/>
        </draw:polygon>
        <draw:polygon draw:style-name="gr32" draw:text-style-name="P10" draw:layer="layout" svg:width="0.026cm" svg:height="0.38cm" svg:x="32.76cm" svg:y="11.081cm" svg:viewBox="0 0 27 381" draw:points="0,381 27,381 27,0 0,0">
          <text:p/>
        </draw:polygon>
        <draw:polygon draw:style-name="gr30" draw:text-style-name="P8" draw:layer="layout" svg:width="0.026cm" svg:height="0.38cm" svg:x="32.786cm" svg:y="11.081cm" svg:viewBox="0 0 27 381" draw:points="0,381 27,381 27,0 0,0">
          <text:p/>
        </draw:polygon>
        <draw:polygon draw:style-name="gr30" draw:text-style-name="P8" draw:layer="layout" svg:width="0.027cm" svg:height="0.38cm" svg:x="32.812cm" svg:y="11.081cm" svg:viewBox="0 0 28 381" draw:points="0,381 28,381 28,0 0,0">
          <text:p/>
        </draw:polygon>
        <draw:polygon draw:style-name="gr32" draw:text-style-name="P10" draw:layer="layout" svg:width="0.026cm" svg:height="0.38cm" svg:x="32.839cm" svg:y="11.081cm" svg:viewBox="0 0 27 381" draw:points="0,381 27,381 27,0 0,0">
          <text:p/>
        </draw:polygon>
        <draw:polygon draw:style-name="gr30" draw:text-style-name="P8" draw:layer="layout" svg:width="0.026cm" svg:height="0.38cm" svg:x="32.865cm" svg:y="11.081cm" svg:viewBox="0 0 27 381" draw:points="0,381 27,381 27,0 0,0">
          <text:p/>
        </draw:polygon>
        <draw:polygon draw:style-name="gr31" draw:text-style-name="P9" draw:layer="layout" svg:width="0.026cm" svg:height="0.38cm" svg:x="32.891cm" svg:y="11.081cm" svg:viewBox="0 0 27 381" draw:points="0,381 27,381 27,0 0,0">
          <text:p/>
        </draw:polygon>
        <draw:polygon draw:style-name="gr32" draw:text-style-name="P10" draw:layer="layout" svg:width="0.026cm" svg:height="0.38cm" svg:x="32.918cm" svg:y="11.081cm" svg:viewBox="0 0 27 381" draw:points="0,381 27,381 27,0 0,0">
          <text:p/>
        </draw:polygon>
        <draw:polygon draw:style-name="gr30" draw:text-style-name="P8" draw:layer="layout" svg:width="0.026cm" svg:height="0.38cm" svg:x="32.944cm" svg:y="11.081cm" svg:viewBox="0 0 27 381" draw:points="0,381 27,381 27,0 0,0">
          <text:p/>
        </draw:polygon>
        <draw:polygon draw:style-name="gr30" draw:text-style-name="P8" draw:layer="layout" svg:width="0.026cm" svg:height="0.38cm" svg:x="32.97cm" svg:y="11.081cm" svg:viewBox="0 0 27 381" draw:points="0,381 27,381 27,0 0,0">
          <text:p/>
        </draw:polygon>
        <draw:polygon draw:style-name="gr31" draw:text-style-name="P9" draw:layer="layout" svg:width="0.026cm" svg:height="0.38cm" svg:x="32.996cm" svg:y="11.081cm" svg:viewBox="0 0 27 381" draw:points="0,381 27,381 27,0 0,0">
          <text:p/>
        </draw:polygon>
        <draw:polygon draw:style-name="gr29" draw:text-style-name="P7" draw:layer="layout" svg:width="0.026cm" svg:height="0.38cm" svg:x="33.023cm" svg:y="11.081cm" svg:viewBox="0 0 27 381" draw:points="0,381 27,381 27,0 0,0">
          <text:p/>
        </draw:polygon>
        <draw:polygon draw:style-name="gr30" draw:text-style-name="P8" draw:layer="layout" svg:width="0.026cm" svg:height="0.38cm" svg:x="33.049cm" svg:y="11.081cm" svg:viewBox="0 0 27 381" draw:points="0,381 27,381 27,0 0,0">
          <text:p/>
        </draw:polygon>
        <draw:polygon draw:style-name="gr29" draw:text-style-name="P7" draw:layer="layout" svg:width="0.026cm" svg:height="0.38cm" svg:x="33.075cm" svg:y="11.081cm" svg:viewBox="0 0 27 381" draw:points="0,381 27,381 27,0 0,0">
          <text:p/>
        </draw:polygon>
        <draw:polygon draw:style-name="gr30" draw:text-style-name="P8" draw:layer="layout" svg:width="0.027cm" svg:height="0.38cm" svg:x="33.101cm" svg:y="11.081cm" svg:viewBox="0 0 28 381" draw:points="0,381 28,381 28,0 0,0">
          <text:p/>
        </draw:polygon>
        <draw:polygon draw:style-name="gr32" draw:text-style-name="P10" draw:layer="layout" svg:width="0.026cm" svg:height="0.38cm" svg:x="33.128cm" svg:y="11.081cm" svg:viewBox="0 0 27 381" draw:points="0,381 27,381 27,0 0,0">
          <text:p/>
        </draw:polygon>
        <draw:polygon draw:style-name="gr31" draw:text-style-name="P9" draw:layer="layout" svg:width="0.026cm" svg:height="0.38cm" svg:x="33.154cm" svg:y="11.081cm" svg:viewBox="0 0 27 381" draw:points="0,381 27,381 27,0 0,0">
          <text:p/>
        </draw:polygon>
        <draw:polygon draw:style-name="gr31" draw:text-style-name="P9" draw:layer="layout" svg:width="0.027cm" svg:height="0.38cm" svg:x="33.18cm" svg:y="11.081cm" svg:viewBox="0 0 28 381" draw:points="0,381 28,381 28,0 0,0">
          <text:p/>
        </draw:polygon>
        <draw:polygon draw:style-name="gr31" draw:text-style-name="P9" draw:layer="layout" svg:width="0.026cm" svg:height="0.38cm" svg:x="33.207cm" svg:y="11.081cm" svg:viewBox="0 0 27 381" draw:points="0,381 27,381 27,0 0,0">
          <text:p/>
        </draw:polygon>
        <draw:polygon draw:style-name="gr30" draw:text-style-name="P8" draw:layer="layout" svg:width="0.026cm" svg:height="0.38cm" svg:x="33.233cm" svg:y="11.081cm" svg:viewBox="0 0 27 381" draw:points="0,381 27,381 27,0 0,0">
          <text:p/>
        </draw:polygon>
        <draw:polygon draw:style-name="gr30" draw:text-style-name="P8" draw:layer="layout" svg:width="0.026cm" svg:height="0.38cm" svg:x="33.259cm" svg:y="11.081cm" svg:viewBox="0 0 27 381" draw:points="0,381 27,381 27,0 0,0">
          <text:p/>
        </draw:polygon>
        <draw:polygon draw:style-name="gr32" draw:text-style-name="P10" draw:layer="layout" svg:width="0.026cm" svg:height="0.38cm" svg:x="33.286cm" svg:y="11.081cm" svg:viewBox="0 0 27 381" draw:points="0,381 27,381 27,0 0,0">
          <text:p/>
        </draw:polygon>
        <draw:polygon draw:style-name="gr30" draw:text-style-name="P8" draw:layer="layout" svg:width="0.026cm" svg:height="0.38cm" svg:x="33.312cm" svg:y="11.081cm" svg:viewBox="0 0 27 381" draw:points="0,381 27,381 27,0 0,0">
          <text:p/>
        </draw:polygon>
        <draw:polygon draw:style-name="gr31" draw:text-style-name="P9" draw:layer="layout" svg:width="0.026cm" svg:height="0.38cm" svg:x="33.338cm" svg:y="11.081cm" svg:viewBox="0 0 27 381" draw:points="0,381 27,381 27,0 0,0">
          <text:p/>
        </draw:polygon>
        <draw:polygon draw:style-name="gr32" draw:text-style-name="P10" draw:layer="layout" svg:width="0.026cm" svg:height="0.38cm" svg:x="33.364cm" svg:y="11.081cm" svg:viewBox="0 0 27 381" draw:points="0,381 27,381 27,0 0,0">
          <text:p/>
        </draw:polygon>
        <draw:polygon draw:style-name="gr30" draw:text-style-name="P8" draw:layer="layout" svg:width="0.026cm" svg:height="0.38cm" svg:x="33.39cm" svg:y="11.081cm" svg:viewBox="0 0 27 381" draw:points="0,381 27,381 27,0 0,0">
          <text:p/>
        </draw:polygon>
        <draw:polygon draw:style-name="gr29" draw:text-style-name="P7" draw:layer="layout" svg:width="0.026cm" svg:height="0.38cm" svg:x="33.417cm" svg:y="11.081cm" svg:viewBox="0 0 27 381" draw:points="0,381 27,381 27,0 0,0">
          <text:p/>
        </draw:polygon>
        <draw:polygon draw:style-name="gr30" draw:text-style-name="P8" draw:layer="layout" svg:width="0.026cm" svg:height="0.38cm" svg:x="33.444cm" svg:y="11.081cm" svg:viewBox="0 0 27 381" draw:points="0,381 27,381 27,0 0,0">
          <text:p/>
        </draw:polygon>
        <draw:polygon draw:style-name="gr30" draw:text-style-name="P8" draw:layer="layout" svg:width="0.026cm" svg:height="0.38cm" svg:x="33.469cm" svg:y="11.081cm" svg:viewBox="0 0 27 381" draw:points="0,381 27,381 27,0 0,0">
          <text:p/>
        </draw:polygon>
        <draw:polygon draw:style-name="gr30" draw:text-style-name="P8" draw:layer="layout" svg:width="0.027cm" svg:height="0.38cm" svg:x="33.495cm" svg:y="11.081cm" svg:viewBox="0 0 28 381" draw:points="0,381 28,381 28,0 0,0">
          <text:p/>
        </draw:polygon>
        <draw:polygon draw:style-name="gr31" draw:text-style-name="P9" draw:layer="layout" svg:width="0.026cm" svg:height="0.38cm" svg:x="33.522cm" svg:y="11.081cm" svg:viewBox="0 0 27 381" draw:points="0,381 27,381 27,0 0,0">
          <text:p/>
        </draw:polygon>
        <draw:polygon draw:style-name="gr30" draw:text-style-name="P8" draw:layer="layout" svg:width="0.026cm" svg:height="0.38cm" svg:x="33.548cm" svg:y="11.081cm" svg:viewBox="0 0 27 381" draw:points="0,381 27,381 27,0 0,0">
          <text:p/>
        </draw:polygon>
        <draw:polygon draw:style-name="gr30" draw:text-style-name="P8" draw:layer="layout" svg:width="0.028cm" svg:height="0.38cm" svg:x="33.574cm" svg:y="11.081cm" svg:viewBox="0 0 29 381" draw:points="0,381 29,381 29,0 0,0">
          <text:p/>
        </draw:polygon>
        <draw:polygon draw:style-name="gr32" draw:text-style-name="P10" draw:layer="layout" svg:width="0.026cm" svg:height="0.38cm" svg:x="33.601cm" svg:y="11.081cm" svg:viewBox="0 0 27 381" draw:points="0,381 27,381 27,0 0,0">
          <text:p/>
        </draw:polygon>
        <draw:polygon draw:style-name="gr30" draw:text-style-name="P8" draw:layer="layout" svg:width="0.026cm" svg:height="0.38cm" svg:x="33.627cm" svg:y="11.081cm" svg:viewBox="0 0 27 381" draw:points="0,381 27,381 27,0 0,0">
          <text:p/>
        </draw:polygon>
        <draw:polygon draw:style-name="gr31" draw:text-style-name="P9" draw:layer="layout" svg:width="0.026cm" svg:height="0.38cm" svg:x="33.653cm" svg:y="11.081cm" svg:viewBox="0 0 27 381" draw:points="0,381 27,381 27,0 0,0">
          <text:p/>
        </draw:polygon>
        <draw:polygon draw:style-name="gr29" draw:text-style-name="P7" draw:layer="layout" svg:width="0.026cm" svg:height="0.38cm" svg:x="33.68cm" svg:y="11.081cm" svg:viewBox="0 0 27 381" draw:points="0,381 27,381 27,0 0,0">
          <text:p/>
        </draw:polygon>
        <draw:polygon draw:style-name="gr30" draw:text-style-name="P8" draw:layer="layout" svg:width="0.026cm" svg:height="0.38cm" svg:x="33.706cm" svg:y="11.081cm" svg:viewBox="0 0 27 381" draw:points="0,381 27,381 27,0 0,0">
          <text:p/>
        </draw:polygon>
        <draw:polygon draw:style-name="gr30" draw:text-style-name="P8" draw:layer="layout" svg:width="0.026cm" svg:height="0.38cm" svg:x="33.732cm" svg:y="11.081cm" svg:viewBox="0 0 27 381" draw:points="0,381 27,381 27,0 0,0">
          <text:p/>
        </draw:polygon>
        <draw:polygon draw:style-name="gr32" draw:text-style-name="P10" draw:layer="layout" svg:width="0.026cm" svg:height="0.38cm" svg:x="33.784cm" svg:y="11.081cm" svg:viewBox="0 0 27 381" draw:points="0,381 27,381 27,0 0,0">
          <text:p/>
        </draw:polygon>
        <draw:polygon draw:style-name="gr31" draw:text-style-name="P9" draw:layer="layout" svg:width="0.026cm" svg:height="0.38cm" svg:x="33.811cm" svg:y="11.081cm" svg:viewBox="0 0 27 381" draw:points="0,381 27,381 27,0 0,0">
          <text:p/>
        </draw:polygon>
        <draw:polygon draw:style-name="gr30" draw:text-style-name="P8" draw:layer="layout" svg:width="0.026cm" svg:height="0.38cm" svg:x="33.837cm" svg:y="11.081cm" svg:viewBox="0 0 27 381" draw:points="0,381 27,381 27,0 0,0">
          <text:p/>
        </draw:polygon>
        <draw:polygon draw:style-name="gr30" draw:text-style-name="P8" draw:layer="layout" svg:width="0.027cm" svg:height="0.38cm" svg:x="33.863cm" svg:y="11.081cm" svg:viewBox="0 0 28 381" draw:points="0,381 28,381 28,0 0,0">
          <text:p/>
        </draw:polygon>
        <draw:polygon draw:style-name="gr31" draw:text-style-name="P9" draw:layer="layout" svg:width="0.026cm" svg:height="0.38cm" svg:x="33.891cm" svg:y="11.081cm" svg:viewBox="0 0 27 381" draw:points="0,381 27,381 27,0 0,0">
          <text:p/>
        </draw:polygon>
        <draw:polygon draw:style-name="gr32" draw:text-style-name="P10" draw:layer="layout" svg:width="0.026cm" svg:height="0.38cm" svg:x="33.916cm" svg:y="11.081cm" svg:viewBox="0 0 27 381" draw:points="0,381 27,381 27,0 0,0">
          <text:p/>
        </draw:polygon>
        <draw:polygon draw:style-name="gr31" draw:text-style-name="P9" draw:layer="layout" svg:width="0.026cm" svg:height="0.38cm" svg:x="33.942cm" svg:y="11.081cm" svg:viewBox="0 0 27 381" draw:points="0,381 27,381 27,0 0,0">
          <text:p/>
        </draw:polygon>
        <draw:polygon draw:style-name="gr29" draw:text-style-name="P7" draw:layer="layout" svg:width="0.026cm" svg:height="0.38cm" svg:x="33.969cm" svg:y="11.081cm" svg:viewBox="0 0 27 381" draw:points="0,381 27,381 27,0 0,0">
          <text:p/>
        </draw:polygon>
        <draw:polygon draw:style-name="gr31" draw:text-style-name="P9" draw:layer="layout" svg:width="0.026cm" svg:height="0.38cm" svg:x="33.995cm" svg:y="11.081cm" svg:viewBox="0 0 27 381" draw:points="0,381 27,381 27,0 0,0">
          <text:p/>
        </draw:polygon>
        <draw:polygon draw:style-name="gr29" draw:text-style-name="P7" draw:layer="layout" svg:width="0.026cm" svg:height="0.38cm" svg:x="34.021cm" svg:y="11.081cm" svg:viewBox="0 0 27 381" draw:points="0,381 27,381 27,0 0,0">
          <text:p/>
        </draw:polygon>
        <draw:polygon draw:style-name="gr31" draw:text-style-name="P9" draw:layer="layout" svg:width="0.026cm" svg:height="0.38cm" svg:x="34.047cm" svg:y="11.081cm" svg:viewBox="0 0 27 381" draw:points="0,381 27,381 27,0 0,0">
          <text:p/>
        </draw:polygon>
        <draw:polygon draw:style-name="gr30" draw:text-style-name="P8" draw:layer="layout" svg:width="0.026cm" svg:height="0.38cm" svg:x="34.074cm" svg:y="11.081cm" svg:viewBox="0 0 27 381" draw:points="0,381 27,381 27,0 0,0">
          <text:p/>
        </draw:polygon>
        <draw:polygon draw:style-name="gr31" draw:text-style-name="P9" draw:layer="layout" svg:width="0.026cm" svg:height="0.38cm" svg:x="34.1cm" svg:y="11.081cm" svg:viewBox="0 0 27 381" draw:points="0,381 27,381 27,0 0,0">
          <text:p/>
        </draw:polygon>
        <draw:polygon draw:style-name="gr31" draw:text-style-name="P9" draw:layer="layout" svg:width="0.026cm" svg:height="0.38cm" svg:x="34.126cm" svg:y="11.081cm" svg:viewBox="0 0 27 381" draw:points="0,381 27,381 27,0 0,0">
          <text:p/>
        </draw:polygon>
        <draw:polygon draw:style-name="gr30" draw:text-style-name="P8" draw:layer="layout" svg:width="0.026cm" svg:height="0.38cm" svg:x="34.152cm" svg:y="11.081cm" svg:viewBox="0 0 27 381" draw:points="0,381 27,381 27,0 0,0">
          <text:p/>
        </draw:polygon>
        <draw:polygon draw:style-name="gr31" draw:text-style-name="P9" draw:layer="layout" svg:width="0.026cm" svg:height="0.38cm" svg:x="34.179cm" svg:y="11.081cm" svg:viewBox="0 0 27 381" draw:points="0,381 27,381 27,0 0,0">
          <text:p/>
        </draw:polygon>
        <draw:polygon draw:style-name="gr31" draw:text-style-name="P9" draw:layer="layout" svg:width="0.026cm" svg:height="0.38cm" svg:x="34.205cm" svg:y="11.081cm" svg:viewBox="0 0 27 381" draw:points="0,381 27,381 27,0 0,0">
          <text:p/>
        </draw:polygon>
        <draw:polygon draw:style-name="gr32" draw:text-style-name="P10" draw:layer="layout" svg:width="0.026cm" svg:height="0.38cm" svg:x="34.231cm" svg:y="11.081cm" svg:viewBox="0 0 27 381" draw:points="0,381 27,381 27,0 0,0">
          <text:p/>
        </draw:polygon>
        <draw:polygon draw:style-name="gr30" draw:text-style-name="P8" draw:layer="layout" svg:width="0.027cm" svg:height="0.38cm" svg:x="34.257cm" svg:y="11.081cm" svg:viewBox="0 0 28 381" draw:points="0,381 28,381 28,0 0,0">
          <text:p/>
        </draw:polygon>
        <draw:polygon draw:style-name="gr29" draw:text-style-name="P7" draw:layer="layout" svg:width="0.026cm" svg:height="0.38cm" svg:x="34.284cm" svg:y="11.081cm" svg:viewBox="0 0 27 381" draw:points="0,381 27,381 27,0 0,0">
          <text:p/>
        </draw:polygon>
        <draw:polygon draw:style-name="gr29" draw:text-style-name="P7" draw:layer="layout" svg:width="0.026cm" svg:height="0.38cm" svg:x="34.31cm" svg:y="11.081cm" svg:viewBox="0 0 27 381" draw:points="0,381 27,381 27,0 0,0">
          <text:p/>
        </draw:polygon>
        <draw:polygon draw:style-name="gr29" draw:text-style-name="P7" draw:layer="layout" svg:width="0.026cm" svg:height="0.38cm" svg:x="34.336cm" svg:y="11.081cm" svg:viewBox="0 0 27 381" draw:points="0,381 27,381 27,0 0,0">
          <text:p/>
        </draw:polygon>
        <draw:polygon draw:style-name="gr31" draw:text-style-name="P9" draw:layer="layout" svg:width="0.026cm" svg:height="0.38cm" svg:x="34.415cm" svg:y="11.081cm" svg:viewBox="0 0 27 381" draw:points="0,381 27,381 27,0 0,0">
          <text:p/>
        </draw:polygon>
        <draw:polygon draw:style-name="gr30" draw:text-style-name="P8" draw:layer="layout" svg:width="0.026cm" svg:height="0.38cm" svg:x="34.441cm" svg:y="11.081cm" svg:viewBox="0 0 27 381" draw:points="0,381 27,381 27,0 0,0">
          <text:p/>
        </draw:polygon>
        <draw:polygon draw:style-name="gr29" draw:text-style-name="P7" draw:layer="layout" svg:width="0.026cm" svg:height="0.38cm" svg:x="34.468cm" svg:y="11.081cm" svg:viewBox="0 0 27 381" draw:points="0,381 27,381 27,0 0,0">
          <text:p/>
        </draw:polygon>
        <draw:polygon draw:style-name="gr30" draw:text-style-name="P8" draw:layer="layout" svg:width="0.026cm" svg:height="0.38cm" svg:x="34.494cm" svg:y="11.081cm" svg:viewBox="0 0 27 381" draw:points="0,381 27,381 27,0 0,0">
          <text:p/>
        </draw:polygon>
        <draw:polygon draw:style-name="gr32" draw:text-style-name="P10" draw:layer="layout" svg:width="0.026cm" svg:height="0.38cm" svg:x="34.52cm" svg:y="11.081cm" svg:viewBox="0 0 27 381" draw:points="0,381 27,381 27,0 0,0">
          <text:p/>
        </draw:polygon>
        <draw:polygon draw:style-name="gr32" draw:text-style-name="P10" draw:layer="layout" svg:width="0.026cm" svg:height="0.38cm" svg:x="34.546cm" svg:y="11.081cm" svg:viewBox="0 0 27 381" draw:points="0,381 27,381 27,0 0,0">
          <text:p/>
        </draw:polygon>
        <draw:polygon draw:style-name="gr32" draw:text-style-name="P10" draw:layer="layout" svg:width="0.026cm" svg:height="0.38cm" svg:x="34.573cm" svg:y="11.081cm" svg:viewBox="0 0 27 381" draw:points="0,381 27,381 27,0 0,0">
          <text:p/>
        </draw:polygon>
        <draw:polygon draw:style-name="gr31" draw:text-style-name="P9" draw:layer="layout" svg:width="0.026cm" svg:height="0.38cm" svg:x="34.599cm" svg:y="11.081cm" svg:viewBox="0 0 27 381" draw:points="0,381 27,381 27,0 0,0">
          <text:p/>
        </draw:polygon>
        <draw:polygon draw:style-name="gr29" draw:text-style-name="P7" draw:layer="layout" svg:width="0.027cm" svg:height="0.38cm" svg:x="34.625cm" svg:y="11.081cm" svg:viewBox="0 0 28 381" draw:points="0,381 28,381 28,0 0,0">
          <text:p/>
        </draw:polygon>
        <draw:polygon draw:style-name="gr29" draw:text-style-name="P7" draw:layer="layout" svg:width="0.026cm" svg:height="0.38cm" svg:x="34.652cm" svg:y="11.081cm" svg:viewBox="0 0 27 381" draw:points="0,381 27,381 27,0 0,0">
          <text:p/>
        </draw:polygon>
        <draw:polygon draw:style-name="gr29" draw:text-style-name="P7" draw:layer="layout" svg:width="0.026cm" svg:height="0.38cm" svg:x="20.123cm" svg:y="10.321cm" svg:viewBox="0 0 27 381" draw:points="0,381 27,381 27,0 0,0">
          <text:p/>
        </draw:polygon>
        <draw:polygon draw:style-name="gr30" draw:text-style-name="P8" draw:layer="layout" svg:width="0.026cm" svg:height="0.38cm" svg:x="20.15cm" svg:y="10.321cm" svg:viewBox="0 0 27 381" draw:points="0,381 27,381 27,0 0,0">
          <text:p/>
        </draw:polygon>
        <draw:polygon draw:style-name="gr31" draw:text-style-name="P9" draw:layer="layout" svg:width="0.026cm" svg:height="0.38cm" svg:x="20.176cm" svg:y="10.321cm" svg:viewBox="0 0 27 381" draw:points="0,381 27,381 27,0 0,0">
          <text:p/>
        </draw:polygon>
        <draw:polygon draw:style-name="gr32" draw:text-style-name="P10" draw:layer="layout" svg:width="0.026cm" svg:height="0.38cm" svg:x="20.202cm" svg:y="10.321cm" svg:viewBox="0 0 27 381" draw:points="0,381 27,381 27,0 0,0">
          <text:p/>
        </draw:polygon>
        <draw:polygon draw:style-name="gr31" draw:text-style-name="P9" draw:layer="layout" svg:width="0.026cm" svg:height="0.38cm" svg:x="20.228cm" svg:y="10.321cm" svg:viewBox="0 0 27 381" draw:points="0,381 27,381 27,0 0,0">
          <text:p/>
        </draw:polygon>
        <draw:polygon draw:style-name="gr32" draw:text-style-name="P10" draw:layer="layout" svg:width="0.026cm" svg:height="0.38cm" svg:x="20.256cm" svg:y="10.321cm" svg:viewBox="0 0 27 381" draw:points="0,381 27,381 27,0 0,0">
          <text:p/>
        </draw:polygon>
        <draw:polygon draw:style-name="gr32" draw:text-style-name="P10" draw:layer="layout" svg:width="0.026cm" svg:height="0.38cm" svg:x="20.281cm" svg:y="10.321cm" svg:viewBox="0 0 27 381" draw:points="0,381 27,381 27,0 0,0">
          <text:p/>
        </draw:polygon>
        <draw:polygon draw:style-name="gr33" draw:text-style-name="P11" draw:layer="layout" svg:width="0.026cm" svg:height="0.38cm" svg:x="20.307cm" svg:y="10.321cm" svg:viewBox="0 0 27 381" draw:points="0,381 27,381 27,0 0,0">
          <text:p/>
        </draw:polygon>
        <draw:polygon draw:style-name="gr32" draw:text-style-name="P10" draw:layer="layout" svg:width="0.026cm" svg:height="0.38cm" svg:x="20.333cm" svg:y="10.321cm" svg:viewBox="0 0 27 381" draw:points="0,381 27,381 27,0 0,0">
          <text:p/>
        </draw:polygon>
        <draw:polygon draw:style-name="gr32" draw:text-style-name="P10" draw:layer="layout" svg:width="0.027cm" svg:height="0.38cm" svg:x="20.359cm" svg:y="10.321cm" svg:viewBox="0 0 28 381" draw:points="0,381 28,381 28,0 0,0">
          <text:p/>
        </draw:polygon>
        <draw:polygon draw:style-name="gr30" draw:text-style-name="P8" draw:layer="layout" svg:width="0.026cm" svg:height="0.38cm" svg:x="20.386cm" svg:y="10.321cm" svg:viewBox="0 0 27 381" draw:points="0,381 27,381 27,0 0,0">
          <text:p/>
        </draw:polygon>
        <draw:polygon draw:style-name="gr29" draw:text-style-name="P7" draw:layer="layout" svg:width="0.026cm" svg:height="0.38cm" svg:x="20.412cm" svg:y="10.321cm" svg:viewBox="0 0 27 381" draw:points="0,381 27,381 27,0 0,0">
          <text:p/>
        </draw:polygon>
        <draw:polygon draw:style-name="gr31" draw:text-style-name="P9" draw:layer="layout" svg:width="0.027cm" svg:height="0.38cm" svg:x="20.438cm" svg:y="10.321cm" svg:viewBox="0 0 28 381" draw:points="0,381 28,381 28,0 0,0">
          <text:p/>
        </draw:polygon>
        <draw:polygon draw:style-name="gr31" draw:text-style-name="P9" draw:layer="layout" svg:width="0.026cm" svg:height="0.38cm" svg:x="20.465cm" svg:y="10.321cm" svg:viewBox="0 0 27 381" draw:points="0,381 27,381 27,0 0,0">
          <text:p/>
        </draw:polygon>
        <draw:polygon draw:style-name="gr30" draw:text-style-name="P8" draw:layer="layout" svg:width="0.026cm" svg:height="0.38cm" svg:x="20.491cm" svg:y="10.321cm" svg:viewBox="0 0 27 381" draw:points="0,381 27,381 27,0 0,0">
          <text:p/>
        </draw:polygon>
        <draw:polygon draw:style-name="gr30" draw:text-style-name="P8" draw:layer="layout" svg:width="0.026cm" svg:height="0.38cm" svg:x="20.517cm" svg:y="10.321cm" svg:viewBox="0 0 27 381" draw:points="0,381 27,381 27,0 0,0">
          <text:p/>
        </draw:polygon>
        <draw:polygon draw:style-name="gr31" draw:text-style-name="P9" draw:layer="layout" svg:width="0.026cm" svg:height="0.38cm" svg:x="20.544cm" svg:y="10.321cm" svg:viewBox="0 0 27 381" draw:points="0,381 27,381 27,0 0,0">
          <text:p/>
        </draw:polygon>
        <draw:polygon draw:style-name="gr32" draw:text-style-name="P10" draw:layer="layout" svg:width="0.026cm" svg:height="0.38cm" svg:x="20.596cm" svg:y="10.321cm" svg:viewBox="0 0 27 381" draw:points="0,381 27,381 27,0 0,0">
          <text:p/>
        </draw:polygon>
        <draw:polygon draw:style-name="gr33" draw:text-style-name="P11" draw:layer="layout" svg:width="0.026cm" svg:height="0.38cm" svg:x="20.622cm" svg:y="10.321cm" svg:viewBox="0 0 27 381" draw:points="0,381 27,381 27,0 0,0">
          <text:p/>
        </draw:polygon>
        <draw:polygon draw:style-name="gr31" draw:text-style-name="P9" draw:layer="layout" svg:width="0.026cm" svg:height="0.38cm" svg:x="20.649cm" svg:y="10.321cm" svg:viewBox="0 0 27 381" draw:points="0,381 27,381 27,0 0,0">
          <text:p/>
        </draw:polygon>
        <draw:polygon draw:style-name="gr31" draw:text-style-name="P9" draw:layer="layout" svg:width="0.026cm" svg:height="0.38cm" svg:x="20.676cm" svg:y="10.321cm" svg:viewBox="0 0 27 381" draw:points="0,381 27,381 27,0 0,0">
          <text:p/>
        </draw:polygon>
        <draw:polygon draw:style-name="gr31" draw:text-style-name="P9" draw:layer="layout" svg:width="0.026cm" svg:height="0.38cm" svg:x="20.701cm" svg:y="10.321cm" svg:viewBox="0 0 27 381" draw:points="0,381 27,381 27,0 0,0">
          <text:p/>
        </draw:polygon>
        <draw:polygon draw:style-name="gr32" draw:text-style-name="P10" draw:layer="layout" svg:width="0.026cm" svg:height="0.38cm" svg:x="20.727cm" svg:y="10.321cm" svg:viewBox="0 0 27 381" draw:points="0,381 27,381 27,0 0,0">
          <text:p/>
        </draw:polygon>
        <draw:polygon draw:style-name="gr33" draw:text-style-name="P11" draw:layer="layout" svg:width="0.026cm" svg:height="0.38cm" svg:x="20.754cm" svg:y="10.321cm" svg:viewBox="0 0 27 381" draw:points="0,381 27,381 27,0 0,0">
          <text:p/>
        </draw:polygon>
        <draw:polygon draw:style-name="gr31" draw:text-style-name="P9" draw:layer="layout" svg:width="0.026cm" svg:height="0.38cm" svg:x="20.78cm" svg:y="10.321cm" svg:viewBox="0 0 27 381" draw:points="0,381 27,381 27,0 0,0">
          <text:p/>
        </draw:polygon>
        <draw:polygon draw:style-name="gr31" draw:text-style-name="P9" draw:layer="layout" svg:width="0.027cm" svg:height="0.38cm" svg:x="20.806cm" svg:y="10.321cm" svg:viewBox="0 0 28 381" draw:points="0,381 28,381 28,0 0,0">
          <text:p/>
        </draw:polygon>
        <draw:polygon draw:style-name="gr30" draw:text-style-name="P8" draw:layer="layout" svg:width="0.026cm" svg:height="0.38cm" svg:x="20.833cm" svg:y="10.321cm" svg:viewBox="0 0 27 381" draw:points="0,381 27,381 27,0 0,0">
          <text:p/>
        </draw:polygon>
        <draw:polygon draw:style-name="gr30" draw:text-style-name="P8" draw:layer="layout" svg:width="0.026cm" svg:height="0.38cm" svg:x="20.859cm" svg:y="10.321cm" svg:viewBox="0 0 27 381" draw:points="0,381 27,381 27,0 0,0">
          <text:p/>
        </draw:polygon>
        <draw:polygon draw:style-name="gr30" draw:text-style-name="P8" draw:layer="layout" svg:width="0.026cm" svg:height="0.38cm" svg:x="20.885cm" svg:y="10.321cm" svg:viewBox="0 0 27 381" draw:points="0,381 27,381 27,0 0,0">
          <text:p/>
        </draw:polygon>
        <draw:polygon draw:style-name="gr32" draw:text-style-name="P10" draw:layer="layout" svg:width="0.026cm" svg:height="0.38cm" svg:x="20.911cm" svg:y="10.321cm" svg:viewBox="0 0 27 381" draw:points="0,381 27,381 27,0 0,0">
          <text:p/>
        </draw:polygon>
        <draw:polygon draw:style-name="gr31" draw:text-style-name="P9" draw:layer="layout" svg:width="0.026cm" svg:height="0.38cm" svg:x="20.938cm" svg:y="10.321cm" svg:viewBox="0 0 27 381" draw:points="0,381 27,381 27,0 0,0">
          <text:p/>
        </draw:polygon>
        <draw:polygon draw:style-name="gr30" draw:text-style-name="P8" draw:layer="layout" svg:width="0.026cm" svg:height="0.38cm" svg:x="20.964cm" svg:y="10.321cm" svg:viewBox="0 0 27 381" draw:points="0,381 27,381 27,0 0,0">
          <text:p/>
        </draw:polygon>
        <draw:polygon draw:style-name="gr39" draw:text-style-name="P17" draw:layer="layout" svg:width="0.026cm" svg:height="0.38cm" svg:x="20.99cm" svg:y="10.321cm" svg:viewBox="0 0 27 381" draw:points="0,381 27,381 27,0 0,0">
          <text:p/>
        </draw:polygon>
        <draw:polygon draw:style-name="gr30" draw:text-style-name="P8" draw:layer="layout" svg:width="0.026cm" svg:height="0.38cm" svg:x="21.016cm" svg:y="10.321cm" svg:viewBox="0 0 27 381" draw:points="0,381 27,381 27,0 0,0">
          <text:p/>
        </draw:polygon>
        <draw:polygon draw:style-name="gr30" draw:text-style-name="P8" draw:layer="layout" svg:width="0.026cm" svg:height="0.38cm" svg:x="21.043cm" svg:y="10.321cm" svg:viewBox="0 0 27 381" draw:points="0,381 27,381 27,0 0,0">
          <text:p/>
        </draw:polygon>
        <draw:polygon draw:style-name="gr31" draw:text-style-name="P9" draw:layer="layout" svg:width="0.026cm" svg:height="0.38cm" svg:x="21.069cm" svg:y="10.321cm" svg:viewBox="0 0 27 381" draw:points="0,381 27,381 27,0 0,0">
          <text:p/>
        </draw:polygon>
        <draw:polygon draw:style-name="gr31" draw:text-style-name="P9" draw:layer="layout" svg:width="0.026cm" svg:height="0.38cm" svg:x="21.096cm" svg:y="10.321cm" svg:viewBox="0 0 27 381" draw:points="0,381 27,381 27,0 0,0">
          <text:p/>
        </draw:polygon>
        <draw:polygon draw:style-name="gr30" draw:text-style-name="P8" draw:layer="layout" svg:width="0.027cm" svg:height="0.38cm" svg:x="21.121cm" svg:y="10.321cm" svg:viewBox="0 0 28 381" draw:points="0,381 28,381 28,0 0,0">
          <text:p/>
        </draw:polygon>
        <draw:polygon draw:style-name="gr31" draw:text-style-name="P9" draw:layer="layout" svg:width="0.026cm" svg:height="0.38cm" svg:x="21.148cm" svg:y="10.321cm" svg:viewBox="0 0 27 381" draw:points="0,381 27,381 27,0 0,0">
          <text:p/>
        </draw:polygon>
        <draw:polygon draw:style-name="gr31" draw:text-style-name="P9" draw:layer="layout" svg:width="0.026cm" svg:height="0.38cm" svg:x="21.174cm" svg:y="10.321cm" svg:viewBox="0 0 27 381" draw:points="0,381 27,381 27,0 0,0">
          <text:p/>
        </draw:polygon>
        <draw:polygon draw:style-name="gr29" draw:text-style-name="P7" draw:layer="layout" svg:width="0.027cm" svg:height="0.38cm" svg:x="21.2cm" svg:y="10.321cm" svg:viewBox="0 0 28 381" draw:points="0,381 28,381 28,0 0,0">
          <text:p/>
        </draw:polygon>
        <draw:polygon draw:style-name="gr31" draw:text-style-name="P9" draw:layer="layout" svg:width="0.026cm" svg:height="0.38cm" svg:x="21.227cm" svg:y="10.321cm" svg:viewBox="0 0 27 381" draw:points="0,381 27,381 27,0 0,0">
          <text:p/>
        </draw:polygon>
        <draw:polygon draw:style-name="gr29" draw:text-style-name="P7" draw:layer="layout" svg:width="0.026cm" svg:height="0.38cm" svg:x="21.253cm" svg:y="10.321cm" svg:viewBox="0 0 27 381" draw:points="0,381 27,381 27,0 0,0">
          <text:p/>
        </draw:polygon>
        <draw:polygon draw:style-name="gr30" draw:text-style-name="P8" draw:layer="layout" svg:width="0.026cm" svg:height="0.38cm" svg:x="21.279cm" svg:y="10.321cm" svg:viewBox="0 0 27 381" draw:points="0,381 27,381 27,0 0,0">
          <text:p/>
        </draw:polygon>
        <draw:polygon draw:style-name="gr31" draw:text-style-name="P9" draw:layer="layout" svg:width="0.026cm" svg:height="0.38cm" svg:x="21.305cm" svg:y="10.321cm" svg:viewBox="0 0 27 381" draw:points="0,381 27,381 27,0 0,0">
          <text:p/>
        </draw:polygon>
        <draw:polygon draw:style-name="gr30" draw:text-style-name="P8" draw:layer="layout" svg:width="0.026cm" svg:height="0.38cm" svg:x="21.332cm" svg:y="10.321cm" svg:viewBox="0 0 27 381" draw:points="0,381 27,381 27,0 0,0">
          <text:p/>
        </draw:polygon>
        <draw:polygon draw:style-name="gr30" draw:text-style-name="P8" draw:layer="layout" svg:width="0.026cm" svg:height="0.38cm" svg:x="21.358cm" svg:y="10.321cm" svg:viewBox="0 0 27 381" draw:points="0,381 27,381 27,0 0,0">
          <text:p/>
        </draw:polygon>
        <draw:polygon draw:style-name="gr31" draw:text-style-name="P9" draw:layer="layout" svg:width="0.026cm" svg:height="0.38cm" svg:x="21.384cm" svg:y="10.321cm" svg:viewBox="0 0 27 381" draw:points="0,381 27,381 27,0 0,0">
          <text:p/>
        </draw:polygon>
        <draw:polygon draw:style-name="gr32" draw:text-style-name="P10" draw:layer="layout" svg:width="0.026cm" svg:height="0.38cm" svg:x="21.41cm" svg:y="10.321cm" svg:viewBox="0 0 27 381" draw:points="0,381 27,381 27,0 0,0">
          <text:p/>
        </draw:polygon>
        <draw:polygon draw:style-name="gr31" draw:text-style-name="P9" draw:layer="layout" svg:width="0.026cm" svg:height="0.38cm" svg:x="21.437cm" svg:y="10.321cm" svg:viewBox="0 0 27 381" draw:points="0,381 27,381 27,0 0,0">
          <text:p/>
        </draw:polygon>
        <draw:polygon draw:style-name="gr30" draw:text-style-name="P8" draw:layer="layout" svg:width="0.026cm" svg:height="0.38cm" svg:x="21.463cm" svg:y="10.321cm" svg:viewBox="0 0 27 381" draw:points="0,381 27,381 27,0 0,0">
          <text:p/>
        </draw:polygon>
        <draw:polygon draw:style-name="gr32" draw:text-style-name="P10" draw:layer="layout" svg:width="0.026cm" svg:height="0.38cm" svg:x="21.489cm" svg:y="10.321cm" svg:viewBox="0 0 27 381" draw:points="0,381 27,381 27,0 0,0">
          <text:p/>
        </draw:polygon>
        <draw:polygon draw:style-name="gr31" draw:text-style-name="P9" draw:layer="layout" svg:width="0.027cm" svg:height="0.38cm" svg:x="21.516cm" svg:y="10.321cm" svg:viewBox="0 0 28 381" draw:points="0,381 28,381 28,0 0,0">
          <text:p/>
        </draw:polygon>
        <draw:polygon draw:style-name="gr30" draw:text-style-name="P8" draw:layer="layout" svg:width="0.026cm" svg:height="0.38cm" svg:x="21.543cm" svg:y="10.321cm" svg:viewBox="0 0 27 381" draw:points="0,381 27,381 27,0 0,0">
          <text:p/>
        </draw:polygon>
        <draw:polygon draw:style-name="gr31" draw:text-style-name="P9" draw:layer="layout" svg:width="0.026cm" svg:height="0.38cm" svg:x="21.568cm" svg:y="10.321cm" svg:viewBox="0 0 27 381" draw:points="0,381 27,381 27,0 0,0">
          <text:p/>
        </draw:polygon>
        <draw:polygon draw:style-name="gr31" draw:text-style-name="P9" draw:layer="layout" svg:width="0.026cm" svg:height="0.38cm" svg:x="21.595cm" svg:y="10.321cm" svg:viewBox="0 0 27 381" draw:points="0,381 27,381 27,0 0,0">
          <text:p/>
        </draw:polygon>
        <draw:polygon draw:style-name="gr31" draw:text-style-name="P9" draw:layer="layout" svg:width="0.026cm" svg:height="0.38cm" svg:x="21.621cm" svg:y="10.321cm" svg:viewBox="0 0 27 381" draw:points="0,381 27,381 27,0 0,0">
          <text:p/>
        </draw:polygon>
        <draw:polygon draw:style-name="gr30" draw:text-style-name="P8" draw:layer="layout" svg:width="0.026cm" svg:height="0.38cm" svg:x="21.647cm" svg:y="10.321cm" svg:viewBox="0 0 27 381" draw:points="0,381 27,381 27,0 0,0">
          <text:p/>
        </draw:polygon>
        <draw:polygon draw:style-name="gr32" draw:text-style-name="P10" draw:layer="layout" svg:width="0.026cm" svg:height="0.38cm" svg:x="21.673cm" svg:y="10.321cm" svg:viewBox="0 0 27 381" draw:points="0,381 27,381 27,0 0,0">
          <text:p/>
        </draw:polygon>
        <draw:polygon draw:style-name="gr30" draw:text-style-name="P8" draw:layer="layout" svg:width="0.026cm" svg:height="0.38cm" svg:x="21.7cm" svg:y="10.321cm" svg:viewBox="0 0 27 381" draw:points="0,381 27,381 27,0 0,0">
          <text:p/>
        </draw:polygon>
        <draw:polygon draw:style-name="gr30" draw:text-style-name="P8" draw:layer="layout" svg:width="0.026cm" svg:height="0.38cm" svg:x="21.726cm" svg:y="10.321cm" svg:viewBox="0 0 27 381" draw:points="0,381 27,381 27,0 0,0">
          <text:p/>
        </draw:polygon>
        <draw:polygon draw:style-name="gr30" draw:text-style-name="P8" draw:layer="layout" svg:width="0.026cm" svg:height="0.38cm" svg:x="21.752cm" svg:y="10.321cm" svg:viewBox="0 0 27 381" draw:points="0,381 27,381 27,0 0,0">
          <text:p/>
        </draw:polygon>
        <draw:polygon draw:style-name="gr31" draw:text-style-name="P9" draw:layer="layout" svg:width="0.027cm" svg:height="0.38cm" svg:x="21.804cm" svg:y="10.321cm" svg:viewBox="0 0 28 381" draw:points="0,381 28,381 28,0 0,0">
          <text:p/>
        </draw:polygon>
        <draw:polygon draw:style-name="gr31" draw:text-style-name="P9" draw:layer="layout" svg:width="0.026cm" svg:height="0.38cm" svg:x="21.831cm" svg:y="10.321cm" svg:viewBox="0 0 27 381" draw:points="0,381 27,381 27,0 0,0">
          <text:p/>
        </draw:polygon>
        <draw:polygon draw:style-name="gr30" draw:text-style-name="P8" draw:layer="layout" svg:width="0.026cm" svg:height="0.38cm" svg:x="21.857cm" svg:y="10.321cm" svg:viewBox="0 0 27 381" draw:points="0,381 27,381 27,0 0,0">
          <text:p/>
        </draw:polygon>
        <draw:polygon draw:style-name="gr31" draw:text-style-name="P9" draw:layer="layout" svg:width="0.027cm" svg:height="0.38cm" svg:x="21.883cm" svg:y="10.321cm" svg:viewBox="0 0 28 381" draw:points="0,381 28,381 28,0 0,0">
          <text:p/>
        </draw:polygon>
        <draw:polygon draw:style-name="gr30" draw:text-style-name="P8" draw:layer="layout" svg:width="0.026cm" svg:height="0.38cm" svg:x="21.91cm" svg:y="10.321cm" svg:viewBox="0 0 27 381" draw:points="0,381 27,381 27,0 0,0">
          <text:p/>
        </draw:polygon>
        <draw:polygon draw:style-name="gr31" draw:text-style-name="P9" draw:layer="layout" svg:width="0.026cm" svg:height="0.38cm" svg:x="21.936cm" svg:y="10.321cm" svg:viewBox="0 0 27 381" draw:points="0,381 27,381 27,0 0,0">
          <text:p/>
        </draw:polygon>
        <draw:polygon draw:style-name="gr30" draw:text-style-name="P8" draw:layer="layout" svg:width="0.026cm" svg:height="0.38cm" svg:x="21.963cm" svg:y="10.321cm" svg:viewBox="0 0 27 381" draw:points="0,381 27,381 27,0 0,0">
          <text:p/>
        </draw:polygon>
        <draw:polygon draw:style-name="gr30" draw:text-style-name="P8" draw:layer="layout" svg:width="0.026cm" svg:height="0.38cm" svg:x="21.989cm" svg:y="10.321cm" svg:viewBox="0 0 27 381" draw:points="0,381 27,381 27,0 0,0">
          <text:p/>
        </draw:polygon>
        <draw:polygon draw:style-name="gr32" draw:text-style-name="P10" draw:layer="layout" svg:width="0.026cm" svg:height="0.38cm" svg:x="22.015cm" svg:y="10.321cm" svg:viewBox="0 0 27 381" draw:points="0,381 27,381 27,0 0,0">
          <text:p/>
        </draw:polygon>
        <draw:polygon draw:style-name="gr32" draw:text-style-name="P10" draw:layer="layout" svg:width="0.026cm" svg:height="0.38cm" svg:x="22.041cm" svg:y="10.321cm" svg:viewBox="0 0 27 381" draw:points="0,381 27,381 27,0 0,0">
          <text:p/>
        </draw:polygon>
        <draw:polygon draw:style-name="gr33" draw:text-style-name="P11" draw:layer="layout" svg:width="0.026cm" svg:height="0.38cm" svg:x="22.067cm" svg:y="10.321cm" svg:viewBox="0 0 27 381" draw:points="0,381 27,381 27,0 0,0">
          <text:p/>
        </draw:polygon>
        <draw:polygon draw:style-name="gr30" draw:text-style-name="P8" draw:layer="layout" svg:width="0.026cm" svg:height="0.38cm" svg:x="22.094cm" svg:y="10.321cm" svg:viewBox="0 0 27 381" draw:points="0,381 27,381 27,0 0,0">
          <text:p/>
        </draw:polygon>
        <draw:polygon draw:style-name="gr29" draw:text-style-name="P7" draw:layer="layout" svg:width="0.026cm" svg:height="0.38cm" svg:x="22.12cm" svg:y="10.321cm" svg:viewBox="0 0 27 381" draw:points="0,381 27,381 27,0 0,0">
          <text:p/>
        </draw:polygon>
        <draw:polygon draw:style-name="gr30" draw:text-style-name="P8" draw:layer="layout" svg:width="0.026cm" svg:height="0.38cm" svg:x="22.146cm" svg:y="10.321cm" svg:viewBox="0 0 27 381" draw:points="0,381 27,381 27,0 0,0">
          <text:p/>
        </draw:polygon>
        <draw:polygon draw:style-name="gr29" draw:text-style-name="P7" draw:layer="layout" svg:width="0.026cm" svg:height="0.38cm" svg:x="22.172cm" svg:y="10.321cm" svg:viewBox="0 0 27 381" draw:points="0,381 27,381 27,0 0,0">
          <text:p/>
        </draw:polygon>
        <draw:polygon draw:style-name="gr30" draw:text-style-name="P8" draw:layer="layout" svg:width="0.026cm" svg:height="0.38cm" svg:x="22.199cm" svg:y="10.321cm" svg:viewBox="0 0 27 381" draw:points="0,381 27,381 27,0 0,0">
          <text:p/>
        </draw:polygon>
        <draw:polygon draw:style-name="gr30" draw:text-style-name="P8" draw:layer="layout" svg:width="0.026cm" svg:height="0.38cm" svg:x="22.225cm" svg:y="10.321cm" svg:viewBox="0 0 27 381" draw:points="0,381 27,381 27,0 0,0">
          <text:p/>
        </draw:polygon>
        <draw:polygon draw:style-name="gr29" draw:text-style-name="P7" draw:layer="layout" svg:width="0.026cm" svg:height="0.38cm" svg:x="22.251cm" svg:y="10.321cm" svg:viewBox="0 0 27 381" draw:points="0,381 27,381 27,0 0,0">
          <text:p/>
        </draw:polygon>
        <draw:polygon draw:style-name="gr29" draw:text-style-name="P7" draw:layer="layout" svg:width="0.027cm" svg:height="0.38cm" svg:x="22.277cm" svg:y="10.321cm" svg:viewBox="0 0 28 381" draw:points="0,381 28,381 28,0 0,0">
          <text:p/>
        </draw:polygon>
        <draw:polygon draw:style-name="gr29" draw:text-style-name="P7" draw:layer="layout" svg:width="0.026cm" svg:height="0.38cm" svg:x="22.304cm" svg:y="10.321cm" svg:viewBox="0 0 27 381" draw:points="0,381 27,381 27,0 0,0">
          <text:p/>
        </draw:polygon>
        <draw:polygon draw:style-name="gr30" draw:text-style-name="P8" draw:layer="layout" svg:width="0.026cm" svg:height="0.38cm" svg:x="22.33cm" svg:y="10.321cm" svg:viewBox="0 0 27 381" draw:points="0,381 27,381 27,0 0,0">
          <text:p/>
        </draw:polygon>
        <draw:polygon draw:style-name="gr30" draw:text-style-name="P8" draw:layer="layout" svg:width="0.026cm" svg:height="0.38cm" svg:x="22.356cm" svg:y="10.321cm" svg:viewBox="0 0 27 381" draw:points="0,381 27,381 27,0 0,0">
          <text:p/>
        </draw:polygon>
        <draw:polygon draw:style-name="gr30" draw:text-style-name="P8" draw:layer="layout" svg:width="0.026cm" svg:height="0.38cm" svg:x="22.383cm" svg:y="10.321cm" svg:viewBox="0 0 27 381" draw:points="0,381 27,381 27,0 0,0">
          <text:p/>
        </draw:polygon>
        <draw:polygon draw:style-name="gr30" draw:text-style-name="P8" draw:layer="layout" svg:width="0.026cm" svg:height="0.38cm" svg:x="22.409cm" svg:y="10.321cm" svg:viewBox="0 0 27 381" draw:points="0,381 27,381 27,0 0,0">
          <text:p/>
        </draw:polygon>
        <draw:polygon draw:style-name="gr32" draw:text-style-name="P10" draw:layer="layout" svg:width="0.026cm" svg:height="0.38cm" svg:x="22.435cm" svg:y="10.321cm" svg:viewBox="0 0 27 381" draw:points="0,381 27,381 27,0 0,0">
          <text:p/>
        </draw:polygon>
        <draw:polygon draw:style-name="gr31" draw:text-style-name="P9" draw:layer="layout" svg:width="0.026cm" svg:height="0.38cm" svg:x="22.461cm" svg:y="10.321cm" svg:viewBox="0 0 27 381" draw:points="0,381 27,381 27,0 0,0">
          <text:p/>
        </draw:polygon>
        <draw:polygon draw:style-name="gr32" draw:text-style-name="P10" draw:layer="layout" svg:width="0.026cm" svg:height="0.38cm" svg:x="22.488cm" svg:y="10.321cm" svg:viewBox="0 0 27 381" draw:points="0,381 27,381 27,0 0,0">
          <text:p/>
        </draw:polygon>
        <draw:polygon draw:style-name="gr31" draw:text-style-name="P9" draw:layer="layout" svg:width="0.026cm" svg:height="0.38cm" svg:x="22.514cm" svg:y="10.321cm" svg:viewBox="0 0 27 381" draw:points="0,381 27,381 27,0 0,0">
          <text:p/>
        </draw:polygon>
        <draw:polygon draw:style-name="gr29" draw:text-style-name="P7" draw:layer="layout" svg:width="0.026cm" svg:height="0.38cm" svg:x="22.54cm" svg:y="10.321cm" svg:viewBox="0 0 27 381" draw:points="0,381 27,381 27,0 0,0">
          <text:p/>
        </draw:polygon>
        <draw:polygon draw:style-name="gr29" draw:text-style-name="P7" draw:layer="layout" svg:width="0.027cm" svg:height="0.38cm" svg:x="22.566cm" svg:y="10.321cm" svg:viewBox="0 0 28 381" draw:points="0,381 28,381 28,0 0,0">
          <text:p/>
        </draw:polygon>
        <draw:polygon draw:style-name="gr30" draw:text-style-name="P8" draw:layer="layout" svg:width="0.026cm" svg:height="0.38cm" svg:x="22.593cm" svg:y="10.321cm" svg:viewBox="0 0 27 381" draw:points="0,381 27,381 27,0 0,0">
          <text:p/>
        </draw:polygon>
        <draw:polygon draw:style-name="gr30" draw:text-style-name="P8" draw:layer="layout" svg:width="0.026cm" svg:height="0.38cm" svg:x="22.619cm" svg:y="10.321cm" svg:viewBox="0 0 27 381" draw:points="0,381 27,381 27,0 0,0">
          <text:p/>
        </draw:polygon>
        <draw:polygon draw:style-name="gr32" draw:text-style-name="P10" draw:layer="layout" svg:width="0.027cm" svg:height="0.38cm" svg:x="22.645cm" svg:y="10.321cm" svg:viewBox="0 0 28 381" draw:points="0,381 28,381 28,0 0,0">
          <text:p/>
        </draw:polygon>
        <draw:polygon draw:style-name="gr32" draw:text-style-name="P10" draw:layer="layout" svg:width="0.026cm" svg:height="0.38cm" svg:x="22.672cm" svg:y="10.321cm" svg:viewBox="0 0 27 381" draw:points="0,381 27,381 27,0 0,0">
          <text:p/>
        </draw:polygon>
        <draw:polygon draw:style-name="gr32" draw:text-style-name="P10" draw:layer="layout" svg:width="0.026cm" svg:height="0.38cm" svg:x="22.698cm" svg:y="10.321cm" svg:viewBox="0 0 27 381" draw:points="0,381 27,381 27,0 0,0">
          <text:p/>
        </draw:polygon>
        <draw:polygon draw:style-name="gr31" draw:text-style-name="P9" draw:layer="layout" svg:width="0.026cm" svg:height="0.38cm" svg:x="22.724cm" svg:y="10.321cm" svg:viewBox="0 0 27 381" draw:points="0,381 27,381 27,0 0,0">
          <text:p/>
        </draw:polygon>
        <draw:polygon draw:style-name="gr31" draw:text-style-name="P9" draw:layer="layout" svg:width="0.026cm" svg:height="0.38cm" svg:x="22.75cm" svg:y="10.321cm" svg:viewBox="0 0 27 381" draw:points="0,381 27,381 27,0 0,0">
          <text:p/>
        </draw:polygon>
        <draw:polygon draw:style-name="gr31" draw:text-style-name="P9" draw:layer="layout" svg:width="0.026cm" svg:height="0.38cm" svg:x="22.777cm" svg:y="10.321cm" svg:viewBox="0 0 27 381" draw:points="0,381 27,381 27,0 0,0">
          <text:p/>
        </draw:polygon>
        <draw:polygon draw:style-name="gr29" draw:text-style-name="P7" draw:layer="layout" svg:width="0.026cm" svg:height="0.38cm" svg:x="22.803cm" svg:y="10.321cm" svg:viewBox="0 0 27 381" draw:points="0,381 27,381 27,0 0,0">
          <text:p/>
        </draw:polygon>
        <draw:polygon draw:style-name="gr31" draw:text-style-name="P9" draw:layer="layout" svg:width="0.026cm" svg:height="0.38cm" svg:x="22.829cm" svg:y="10.321cm" svg:viewBox="0 0 27 381" draw:points="0,381 27,381 27,0 0,0">
          <text:p/>
        </draw:polygon>
        <draw:polygon draw:style-name="gr31" draw:text-style-name="P9" draw:layer="layout" svg:width="0.026cm" svg:height="0.38cm" svg:x="22.855cm" svg:y="10.321cm" svg:viewBox="0 0 27 381" draw:points="0,381 27,381 27,0 0,0">
          <text:p/>
        </draw:polygon>
        <draw:polygon draw:style-name="gr31" draw:text-style-name="P9" draw:layer="layout" svg:width="0.026cm" svg:height="0.38cm" svg:x="22.882cm" svg:y="10.321cm" svg:viewBox="0 0 27 381" draw:points="0,381 27,381 27,0 0,0">
          <text:p/>
        </draw:polygon>
        <draw:polygon draw:style-name="gr30" draw:text-style-name="P8" draw:layer="layout" svg:width="0.026cm" svg:height="0.38cm" svg:x="23.223cm" svg:y="10.321cm" svg:viewBox="0 0 27 381" draw:points="0,381 27,381 27,0 0,0">
          <text:p/>
        </draw:polygon>
        <draw:polygon draw:style-name="gr32" draw:text-style-name="P10" draw:layer="layout" svg:width="0.026cm" svg:height="0.38cm" svg:x="23.249cm" svg:y="10.321cm" svg:viewBox="0 0 27 381" draw:points="0,381 27,381 27,0 0,0">
          <text:p/>
        </draw:polygon>
        <draw:polygon draw:style-name="gr33" draw:text-style-name="P11" draw:layer="layout" svg:width="0.026cm" svg:height="0.38cm" svg:x="23.276cm" svg:y="10.321cm" svg:viewBox="0 0 27 381" draw:points="0,381 27,381 27,0 0,0">
          <text:p/>
        </draw:polygon>
        <draw:polygon draw:style-name="gr31" draw:text-style-name="P9" draw:layer="layout" svg:width="0.026cm" svg:height="0.38cm" svg:x="23.302cm" svg:y="10.321cm" svg:viewBox="0 0 27 381" draw:points="0,381 27,381 27,0 0,0">
          <text:p/>
        </draw:polygon>
        <draw:polygon draw:style-name="gr29" draw:text-style-name="P7" draw:layer="layout" svg:width="0.027cm" svg:height="0.38cm" svg:x="23.328cm" svg:y="10.321cm" svg:viewBox="0 0 28 381" draw:points="0,381 28,381 28,0 0,0">
          <text:p/>
        </draw:polygon>
        <draw:polygon draw:style-name="gr31" draw:text-style-name="P9" draw:layer="layout" svg:width="0.026cm" svg:height="0.38cm" svg:x="23.355cm" svg:y="10.321cm" svg:viewBox="0 0 27 381" draw:points="0,381 27,381 27,0 0,0">
          <text:p/>
        </draw:polygon>
        <draw:polygon draw:style-name="gr29" draw:text-style-name="P7" draw:layer="layout" svg:width="0.026cm" svg:height="0.38cm" svg:x="23.381cm" svg:y="10.321cm" svg:viewBox="0 0 27 381" draw:points="0,381 27,381 27,0 0,0">
          <text:p/>
        </draw:polygon>
        <draw:polygon draw:style-name="gr31" draw:text-style-name="P9" draw:layer="layout" svg:width="0.026cm" svg:height="0.38cm" svg:x="23.407cm" svg:y="10.321cm" svg:viewBox="0 0 27 381" draw:points="0,381 27,381 27,0 0,0">
          <text:p/>
        </draw:polygon>
        <draw:polygon draw:style-name="gr31" draw:text-style-name="P9" draw:layer="layout" svg:width="0.026cm" svg:height="0.38cm" svg:x="23.434cm" svg:y="10.321cm" svg:viewBox="0 0 27 381" draw:points="0,381 27,381 27,0 0,0">
          <text:p/>
        </draw:polygon>
        <draw:polygon draw:style-name="gr31" draw:text-style-name="P9" draw:layer="layout" svg:width="0.026cm" svg:height="0.38cm" svg:x="23.46cm" svg:y="10.321cm" svg:viewBox="0 0 27 381" draw:points="0,381 27,381 27,0 0,0">
          <text:p/>
        </draw:polygon>
        <draw:polygon draw:style-name="gr30" draw:text-style-name="P8" draw:layer="layout" svg:width="0.026cm" svg:height="0.38cm" svg:x="23.486cm" svg:y="10.321cm" svg:viewBox="0 0 27 381" draw:points="0,381 27,381 27,0 0,0">
          <text:p/>
        </draw:polygon>
        <draw:polygon draw:style-name="gr30" draw:text-style-name="P8" draw:layer="layout" svg:width="0.026cm" svg:height="0.38cm" svg:x="23.512cm" svg:y="10.321cm" svg:viewBox="0 0 27 381" draw:points="0,381 27,381 27,0 0,0">
          <text:p/>
        </draw:polygon>
        <draw:polygon draw:style-name="gr31" draw:text-style-name="P9" draw:layer="layout" svg:width="0.026cm" svg:height="0.38cm" svg:x="23.539cm" svg:y="10.321cm" svg:viewBox="0 0 27 381" draw:points="0,381 27,381 27,0 0,0">
          <text:p/>
        </draw:polygon>
        <draw:polygon draw:style-name="gr32" draw:text-style-name="P10" draw:layer="layout" svg:width="0.026cm" svg:height="0.38cm" svg:x="23.565cm" svg:y="10.321cm" svg:viewBox="0 0 27 381" draw:points="0,381 27,381 27,0 0,0">
          <text:p/>
        </draw:polygon>
        <draw:polygon draw:style-name="gr33" draw:text-style-name="P11" draw:layer="layout" svg:width="0.026cm" svg:height="0.38cm" svg:x="23.591cm" svg:y="10.321cm" svg:viewBox="0 0 27 381" draw:points="0,381 27,381 27,0 0,0">
          <text:p/>
        </draw:polygon>
        <draw:polygon draw:style-name="gr30" draw:text-style-name="P8" draw:layer="layout" svg:width="0.026cm" svg:height="0.38cm" svg:x="23.617cm" svg:y="10.321cm" svg:viewBox="0 0 27 381" draw:points="0,381 27,381 27,0 0,0">
          <text:p/>
        </draw:polygon>
        <draw:polygon draw:style-name="gr30" draw:text-style-name="P8" draw:layer="layout" svg:width="0.027cm" svg:height="0.38cm" svg:x="23.644cm" svg:y="10.321cm" svg:viewBox="0 0 28 381" draw:points="0,381 28,381 28,0 0,0">
          <text:p/>
        </draw:polygon>
        <draw:polygon draw:style-name="gr30" draw:text-style-name="P8" draw:layer="layout" svg:width="0.026cm" svg:height="0.38cm" svg:x="23.671cm" svg:y="10.321cm" svg:viewBox="0 0 27 381" draw:points="0,381 27,381 27,0 0,0">
          <text:p/>
        </draw:polygon>
        <draw:polygon draw:style-name="gr32" draw:text-style-name="P10" draw:layer="layout" svg:width="0.026cm" svg:height="0.38cm" svg:x="23.696cm" svg:y="10.321cm" svg:viewBox="0 0 27 381" draw:points="0,381 27,381 27,0 0,0">
          <text:p/>
        </draw:polygon>
        <draw:polygon draw:style-name="gr32" draw:text-style-name="P10" draw:layer="layout" svg:width="0.027cm" svg:height="0.38cm" svg:x="23.722cm" svg:y="10.321cm" svg:viewBox="0 0 28 381" draw:points="0,381 28,381 28,0 0,0">
          <text:p/>
        </draw:polygon>
        <draw:polygon draw:style-name="gr32" draw:text-style-name="P10" draw:layer="layout" svg:width="0.026cm" svg:height="0.38cm" svg:x="23.749cm" svg:y="10.321cm" svg:viewBox="0 0 27 381" draw:points="0,381 27,381 27,0 0,0">
          <text:p/>
        </draw:polygon>
        <draw:polygon draw:style-name="gr29" draw:text-style-name="P7" draw:layer="layout" svg:width="0.026cm" svg:height="0.38cm" svg:x="23.775cm" svg:y="10.321cm" svg:viewBox="0 0 27 381" draw:points="0,381 27,381 27,0 0,0">
          <text:p/>
        </draw:polygon>
        <draw:polygon draw:style-name="gr30" draw:text-style-name="P8" draw:layer="layout" svg:width="0.026cm" svg:height="0.38cm" svg:x="23.801cm" svg:y="10.321cm" svg:viewBox="0 0 27 381" draw:points="0,381 27,381 27,0 0,0">
          <text:p/>
        </draw:polygon>
        <draw:polygon draw:style-name="gr29" draw:text-style-name="P7" draw:layer="layout" svg:width="0.026cm" svg:height="0.38cm" svg:x="23.828cm" svg:y="10.321cm" svg:viewBox="0 0 27 381" draw:points="0,381 27,381 27,0 0,0">
          <text:p/>
        </draw:polygon>
        <draw:polygon draw:style-name="gr29" draw:text-style-name="P7" draw:layer="layout" svg:width="0.026cm" svg:height="0.38cm" svg:x="23.854cm" svg:y="10.321cm" svg:viewBox="0 0 27 381" draw:points="0,381 27,381 27,0 0,0">
          <text:p/>
        </draw:polygon>
        <draw:polygon draw:style-name="gr29" draw:text-style-name="P7" draw:layer="layout" svg:width="0.026cm" svg:height="0.38cm" svg:x="23.88cm" svg:y="10.321cm" svg:viewBox="0 0 27 381" draw:points="0,381 27,381 27,0 0,0">
          <text:p/>
        </draw:polygon>
        <draw:polygon draw:style-name="gr30" draw:text-style-name="P8" draw:layer="layout" svg:width="0.026cm" svg:height="0.38cm" svg:x="23.906cm" svg:y="10.321cm" svg:viewBox="0 0 27 381" draw:points="0,381 27,381 27,0 0,0">
          <text:p/>
        </draw:polygon>
        <draw:polygon draw:style-name="gr32" draw:text-style-name="P10" draw:layer="layout" svg:width="0.026cm" svg:height="0.38cm" svg:x="23.933cm" svg:y="10.321cm" svg:viewBox="0 0 27 381" draw:points="0,381 27,381 27,0 0,0">
          <text:p/>
        </draw:polygon>
        <draw:polygon draw:style-name="gr30" draw:text-style-name="P8" draw:layer="layout" svg:width="0.026cm" svg:height="0.38cm" svg:x="23.959cm" svg:y="10.321cm" svg:viewBox="0 0 27 381" draw:points="0,381 27,381 27,0 0,0">
          <text:p/>
        </draw:polygon>
        <draw:polygon draw:style-name="gr32" draw:text-style-name="P10" draw:layer="layout" svg:width="0.026cm" svg:height="0.38cm" svg:x="23.985cm" svg:y="10.321cm" svg:viewBox="0 0 27 381" draw:points="0,381 27,381 27,0 0,0">
          <text:p/>
        </draw:polygon>
        <draw:polygon draw:style-name="gr32" draw:text-style-name="P10" draw:layer="layout" svg:width="0.026cm" svg:height="0.38cm" svg:x="24.011cm" svg:y="10.321cm" svg:viewBox="0 0 27 381" draw:points="0,381 27,381 27,0 0,0">
          <text:p/>
        </draw:polygon>
        <draw:polygon draw:style-name="gr31" draw:text-style-name="P9" draw:layer="layout" svg:width="0.026cm" svg:height="0.38cm" svg:x="24.038cm" svg:y="10.321cm" svg:viewBox="0 0 27 381" draw:points="0,381 27,381 27,0 0,0">
          <text:p/>
        </draw:polygon>
        <draw:polygon draw:style-name="gr32" draw:text-style-name="P10" draw:layer="layout" svg:width="0.026cm" svg:height="0.38cm" svg:x="24.064cm" svg:y="10.321cm" svg:viewBox="0 0 27 381" draw:points="0,381 27,381 27,0 0,0">
          <text:p/>
        </draw:polygon>
        <draw:polygon draw:style-name="gr30" draw:text-style-name="P8" draw:layer="layout" svg:width="0.026cm" svg:height="0.38cm" svg:x="24.091cm" svg:y="10.321cm" svg:viewBox="0 0 27 381" draw:points="0,381 27,381 27,0 0,0">
          <text:p/>
        </draw:polygon>
        <draw:polygon draw:style-name="gr29" draw:text-style-name="P7" draw:layer="layout" svg:width="0.026cm" svg:height="0.38cm" svg:x="24.117cm" svg:y="10.321cm" svg:viewBox="0 0 27 381" draw:points="0,381 27,381 27,0 0,0">
          <text:p/>
        </draw:polygon>
        <draw:polygon draw:style-name="gr32" draw:text-style-name="P10" draw:layer="layout" svg:width="0.026cm" svg:height="0.38cm" svg:x="24.143cm" svg:y="10.321cm" svg:viewBox="0 0 27 381" draw:points="0,381 27,381 27,0 0,0">
          <text:p/>
        </draw:polygon>
        <draw:polygon draw:style-name="gr32" draw:text-style-name="P10" draw:layer="layout" svg:width="0.026cm" svg:height="0.38cm" svg:x="24.195cm" svg:y="10.321cm" svg:viewBox="0 0 27 381" draw:points="0,381 27,381 27,0 0,0">
          <text:p/>
        </draw:polygon>
        <draw:polygon draw:style-name="gr31" draw:text-style-name="P9" draw:layer="layout" svg:width="0.026cm" svg:height="0.38cm" svg:x="24.222cm" svg:y="10.321cm" svg:viewBox="0 0 27 381" draw:points="0,381 27,381 27,0 0,0">
          <text:p/>
        </draw:polygon>
        <draw:polygon draw:style-name="gr29" draw:text-style-name="P7" draw:layer="layout" svg:width="0.026cm" svg:height="0.38cm" svg:x="24.248cm" svg:y="10.321cm" svg:viewBox="0 0 27 381" draw:points="0,381 27,381 27,0 0,0">
          <text:p/>
        </draw:polygon>
        <draw:polygon draw:style-name="gr32" draw:text-style-name="P10" draw:layer="layout" svg:width="0.026cm" svg:height="0.38cm" svg:x="24.274cm" svg:y="10.321cm" svg:viewBox="0 0 27 381" draw:points="0,381 27,381 27,0 0,0">
          <text:p/>
        </draw:polygon>
        <draw:polygon draw:style-name="gr29" draw:text-style-name="P7" draw:layer="layout" svg:width="0.026cm" svg:height="0.38cm" svg:x="24.3cm" svg:y="10.321cm" svg:viewBox="0 0 27 381" draw:points="0,381 27,381 27,0 0,0">
          <text:p/>
        </draw:polygon>
        <draw:polygon draw:style-name="gr31" draw:text-style-name="P9" draw:layer="layout" svg:width="0.026cm" svg:height="0.38cm" svg:x="24.327cm" svg:y="10.321cm" svg:viewBox="0 0 27 381" draw:points="0,381 27,381 27,0 0,0">
          <text:p/>
        </draw:polygon>
        <draw:polygon draw:style-name="gr29" draw:text-style-name="P7" draw:layer="layout" svg:width="0.026cm" svg:height="0.38cm" svg:x="24.353cm" svg:y="10.321cm" svg:viewBox="0 0 27 381" draw:points="0,381 27,381 27,0 0,0">
          <text:p/>
        </draw:polygon>
        <draw:polygon draw:style-name="gr29" draw:text-style-name="P7" draw:layer="layout" svg:width="0.026cm" svg:height="0.38cm" svg:x="24.379cm" svg:y="10.321cm" svg:viewBox="0 0 27 381" draw:points="0,381 27,381 27,0 0,0">
          <text:p/>
        </draw:polygon>
        <draw:polygon draw:style-name="gr32" draw:text-style-name="P10" draw:layer="layout" svg:width="0.027cm" svg:height="0.38cm" svg:x="24.405cm" svg:y="10.321cm" svg:viewBox="0 0 28 381" draw:points="0,381 28,381 28,0 0,0">
          <text:p/>
        </draw:polygon>
        <draw:polygon draw:style-name="gr31" draw:text-style-name="P9" draw:layer="layout" svg:width="0.026cm" svg:height="0.38cm" svg:x="24.432cm" svg:y="10.321cm" svg:viewBox="0 0 27 381" draw:points="0,381 27,381 27,0 0,0">
          <text:p/>
        </draw:polygon>
        <draw:polygon draw:style-name="gr29" draw:text-style-name="P7" draw:layer="layout" svg:width="0.026cm" svg:height="0.38cm" svg:x="24.458cm" svg:y="10.321cm" svg:viewBox="0 0 27 381" draw:points="0,381 27,381 27,0 0,0">
          <text:p/>
        </draw:polygon>
        <draw:polygon draw:style-name="gr29" draw:text-style-name="P7" draw:layer="layout" svg:width="0.027cm" svg:height="0.38cm" svg:x="24.484cm" svg:y="10.321cm" svg:viewBox="0 0 28 381" draw:points="0,381 28,381 28,0 0,0">
          <text:p/>
        </draw:polygon>
        <draw:polygon draw:style-name="gr30" draw:text-style-name="P8" draw:layer="layout" svg:width="0.026cm" svg:height="0.38cm" svg:x="24.511cm" svg:y="10.321cm" svg:viewBox="0 0 27 381" draw:points="0,381 27,381 27,0 0,0">
          <text:p/>
        </draw:polygon>
        <draw:polygon draw:style-name="gr31" draw:text-style-name="P9" draw:layer="layout" svg:width="0.026cm" svg:height="0.38cm" svg:x="24.537cm" svg:y="10.321cm" svg:viewBox="0 0 27 381" draw:points="0,381 27,381 27,0 0,0">
          <text:p/>
        </draw:polygon>
        <draw:polygon draw:style-name="gr30" draw:text-style-name="P8" draw:layer="layout" svg:width="0.026cm" svg:height="0.38cm" svg:x="24.563cm" svg:y="10.321cm" svg:viewBox="0 0 27 381" draw:points="0,381 27,381 27,0 0,0">
          <text:p/>
        </draw:polygon>
        <draw:polygon draw:style-name="gr31" draw:text-style-name="P9" draw:layer="layout" svg:width="0.026cm" svg:height="0.38cm" svg:x="24.589cm" svg:y="10.321cm" svg:viewBox="0 0 27 381" draw:points="0,381 27,381 27,0 0,0">
          <text:p/>
        </draw:polygon>
        <draw:polygon draw:style-name="gr31" draw:text-style-name="P9" draw:layer="layout" svg:width="0.026cm" svg:height="0.38cm" svg:x="24.616cm" svg:y="10.321cm" svg:viewBox="0 0 27 381" draw:points="0,381 27,381 27,0 0,0">
          <text:p/>
        </draw:polygon>
        <draw:polygon draw:style-name="gr29" draw:text-style-name="P7" draw:layer="layout" svg:width="0.026cm" svg:height="0.38cm" svg:x="24.642cm" svg:y="10.321cm" svg:viewBox="0 0 27 381" draw:points="0,381 27,381 27,0 0,0">
          <text:p/>
        </draw:polygon>
        <draw:polygon draw:style-name="gr30" draw:text-style-name="P8" draw:layer="layout" svg:width="0.026cm" svg:height="0.38cm" svg:x="24.668cm" svg:y="10.321cm" svg:viewBox="0 0 27 381" draw:points="0,381 27,381 27,0 0,0">
          <text:p/>
        </draw:polygon>
        <draw:polygon draw:style-name="gr32" draw:text-style-name="P10" draw:layer="layout" svg:width="0.026cm" svg:height="0.38cm" svg:x="24.694cm" svg:y="10.321cm" svg:viewBox="0 0 27 381" draw:points="0,381 27,381 27,0 0,0">
          <text:p/>
        </draw:polygon>
        <draw:polygon draw:style-name="gr32" draw:text-style-name="P10" draw:layer="layout" svg:width="0.026cm" svg:height="0.38cm" svg:x="24.747cm" svg:y="10.321cm" svg:viewBox="0 0 27 381" draw:points="0,381 27,381 27,0 0,0">
          <text:p/>
        </draw:polygon>
        <draw:polygon draw:style-name="gr31" draw:text-style-name="P9" draw:layer="layout" svg:width="0.026cm" svg:height="0.38cm" svg:x="24.773cm" svg:y="10.321cm" svg:viewBox="0 0 27 381" draw:points="0,381 27,381 27,0 0,0">
          <text:p/>
        </draw:polygon>
        <draw:polygon draw:style-name="gr32" draw:text-style-name="P10" draw:layer="layout" svg:width="0.027cm" svg:height="0.38cm" svg:x="24.799cm" svg:y="10.321cm" svg:viewBox="0 0 28 381" draw:points="0,381 28,381 28,0 0,0">
          <text:p/>
        </draw:polygon>
        <draw:polygon draw:style-name="gr30" draw:text-style-name="P8" draw:layer="layout" svg:width="0.026cm" svg:height="0.38cm" svg:x="24.852cm" svg:y="10.321cm" svg:viewBox="0 0 27 381" draw:points="0,381 27,381 27,0 0,0">
          <text:p/>
        </draw:polygon>
        <draw:polygon draw:style-name="gr30" draw:text-style-name="P8" draw:layer="layout" svg:width="0.026cm" svg:height="0.38cm" svg:x="24.879cm" svg:y="10.321cm" svg:viewBox="0 0 27 381" draw:points="0,381 27,381 27,0 0,0">
          <text:p/>
        </draw:polygon>
        <draw:polygon draw:style-name="gr31" draw:text-style-name="P9" draw:layer="layout" svg:width="0.026cm" svg:height="0.38cm" svg:x="24.905cm" svg:y="10.321cm" svg:viewBox="0 0 27 381" draw:points="0,381 27,381 27,0 0,0">
          <text:p/>
        </draw:polygon>
        <draw:polygon draw:style-name="gr30" draw:text-style-name="P8" draw:layer="layout" svg:width="0.026cm" svg:height="0.38cm" svg:x="24.931cm" svg:y="10.321cm" svg:viewBox="0 0 27 381" draw:points="0,381 27,381 27,0 0,0">
          <text:p/>
        </draw:polygon>
        <draw:polygon draw:style-name="gr30" draw:text-style-name="P8" draw:layer="layout" svg:width="0.026cm" svg:height="0.38cm" svg:x="24.957cm" svg:y="10.321cm" svg:viewBox="0 0 27 381" draw:points="0,381 27,381 27,0 0,0">
          <text:p/>
        </draw:polygon>
        <draw:polygon draw:style-name="gr32" draw:text-style-name="P10" draw:layer="layout" svg:width="0.026cm" svg:height="0.38cm" svg:x="24.983cm" svg:y="10.321cm" svg:viewBox="0 0 27 381" draw:points="0,381 27,381 27,0 0,0">
          <text:p/>
        </draw:polygon>
        <draw:polygon draw:style-name="gr29" draw:text-style-name="P7" draw:layer="layout" svg:width="0.026cm" svg:height="0.38cm" svg:x="25.01cm" svg:y="10.321cm" svg:viewBox="0 0 27 381" draw:points="0,381 27,381 27,0 0,0">
          <text:p/>
        </draw:polygon>
        <draw:polygon draw:style-name="gr29" draw:text-style-name="P7" draw:layer="layout" svg:width="0.026cm" svg:height="0.38cm" svg:x="25.036cm" svg:y="10.321cm" svg:viewBox="0 0 27 381" draw:points="0,381 27,381 27,0 0,0">
          <text:p/>
        </draw:polygon>
        <draw:polygon draw:style-name="gr29" draw:text-style-name="P7" draw:layer="layout" svg:width="0.026cm" svg:height="0.38cm" svg:x="25.062cm" svg:y="10.321cm" svg:viewBox="0 0 27 381" draw:points="0,381 27,381 27,0 0,0">
          <text:p/>
        </draw:polygon>
        <draw:polygon draw:style-name="gr30" draw:text-style-name="P8" draw:layer="layout" svg:width="0.027cm" svg:height="0.38cm" svg:x="25.088cm" svg:y="10.321cm" svg:viewBox="0 0 28 381" draw:points="0,381 28,381 28,0 0,0">
          <text:p/>
        </draw:polygon>
        <draw:polygon draw:style-name="gr29" draw:text-style-name="P7" draw:layer="layout" svg:width="0.026cm" svg:height="0.38cm" svg:x="25.115cm" svg:y="10.321cm" svg:viewBox="0 0 27 381" draw:points="0,381 27,381 27,0 0,0">
          <text:p/>
        </draw:polygon>
        <draw:polygon draw:style-name="gr32" draw:text-style-name="P10" draw:layer="layout" svg:width="0.026cm" svg:height="0.38cm" svg:x="25.141cm" svg:y="10.321cm" svg:viewBox="0 0 27 381" draw:points="0,381 27,381 27,0 0,0">
          <text:p/>
        </draw:polygon>
        <draw:polygon draw:style-name="gr31" draw:text-style-name="P9" draw:layer="layout" svg:width="0.027cm" svg:height="0.38cm" svg:x="25.167cm" svg:y="10.321cm" svg:viewBox="0 0 28 381" draw:points="0,381 28,381 28,0 0,0">
          <text:p/>
        </draw:polygon>
        <draw:polygon draw:style-name="gr32" draw:text-style-name="P10" draw:layer="layout" svg:width="0.026cm" svg:height="0.38cm" svg:x="25.194cm" svg:y="10.321cm" svg:viewBox="0 0 27 381" draw:points="0,381 27,381 27,0 0,0">
          <text:p/>
        </draw:polygon>
        <draw:polygon draw:style-name="gr29" draw:text-style-name="P7" draw:layer="layout" svg:width="0.026cm" svg:height="0.38cm" svg:x="25.22cm" svg:y="10.321cm" svg:viewBox="0 0 27 381" draw:points="0,381 27,381 27,0 0,0">
          <text:p/>
        </draw:polygon>
        <draw:polygon draw:style-name="gr29" draw:text-style-name="P7" draw:layer="layout" svg:width="0.026cm" svg:height="0.38cm" svg:x="25.246cm" svg:y="10.321cm" svg:viewBox="0 0 27 381" draw:points="0,381 27,381 27,0 0,0">
          <text:p/>
        </draw:polygon>
        <draw:polygon draw:style-name="gr30" draw:text-style-name="P8" draw:layer="layout" svg:width="0.026cm" svg:height="0.38cm" svg:x="25.273cm" svg:y="10.321cm" svg:viewBox="0 0 27 381" draw:points="0,381 27,381 27,0 0,0">
          <text:p/>
        </draw:polygon>
        <draw:polygon draw:style-name="gr29" draw:text-style-name="P7" draw:layer="layout" svg:width="0.026cm" svg:height="0.38cm" svg:x="25.299cm" svg:y="10.321cm" svg:viewBox="0 0 27 381" draw:points="0,381 27,381 27,0 0,0">
          <text:p/>
        </draw:polygon>
        <draw:polygon draw:style-name="gr29" draw:text-style-name="P7" draw:layer="layout" svg:width="0.026cm" svg:height="0.38cm" svg:x="25.325cm" svg:y="10.321cm" svg:viewBox="0 0 27 381" draw:points="0,381 27,381 27,0 0,0">
          <text:p/>
        </draw:polygon>
        <draw:polygon draw:style-name="gr30" draw:text-style-name="P8" draw:layer="layout" svg:width="0.026cm" svg:height="0.38cm" svg:x="25.351cm" svg:y="10.321cm" svg:viewBox="0 0 27 381" draw:points="0,381 27,381 27,0 0,0">
          <text:p/>
        </draw:polygon>
        <draw:polygon draw:style-name="gr32" draw:text-style-name="P10" draw:layer="layout" svg:width="0.026cm" svg:height="0.38cm" svg:x="25.379cm" svg:y="10.321cm" svg:viewBox="0 0 27 381" draw:points="0,381 27,381 27,0 0,0">
          <text:p/>
        </draw:polygon>
        <draw:polygon draw:style-name="gr32" draw:text-style-name="P10" draw:layer="layout" svg:width="0.026cm" svg:height="0.38cm" svg:x="25.404cm" svg:y="10.321cm" svg:viewBox="0 0 27 381" draw:points="0,381 27,381 27,0 0,0">
          <text:p/>
        </draw:polygon>
        <draw:polygon draw:style-name="gr32" draw:text-style-name="P10" draw:layer="layout" svg:width="0.026cm" svg:height="0.38cm" svg:x="25.43cm" svg:y="10.321cm" svg:viewBox="0 0 27 381" draw:points="0,381 27,381 27,0 0,0">
          <text:p/>
        </draw:polygon>
        <draw:polygon draw:style-name="gr30" draw:text-style-name="P8" draw:layer="layout" svg:width="0.026cm" svg:height="0.38cm" svg:x="25.456cm" svg:y="10.321cm" svg:viewBox="0 0 27 381" draw:points="0,381 27,381 27,0 0,0">
          <text:p/>
        </draw:polygon>
        <draw:polygon draw:style-name="gr29" draw:text-style-name="P7" draw:layer="layout" svg:width="0.027cm" svg:height="0.38cm" svg:x="25.482cm" svg:y="10.321cm" svg:viewBox="0 0 28 381" draw:points="0,381 28,381 28,0 0,0">
          <text:p/>
        </draw:polygon>
        <draw:polygon draw:style-name="gr29" draw:text-style-name="P7" draw:layer="layout" svg:width="0.026cm" svg:height="0.38cm" svg:x="25.509cm" svg:y="10.321cm" svg:viewBox="0 0 27 381" draw:points="0,381 27,381 27,0 0,0">
          <text:p/>
        </draw:polygon>
        <draw:polygon draw:style-name="gr30" draw:text-style-name="P8" draw:layer="layout" svg:width="0.026cm" svg:height="0.38cm" svg:x="25.535cm" svg:y="10.321cm" svg:viewBox="0 0 27 381" draw:points="0,381 27,381 27,0 0,0">
          <text:p/>
        </draw:polygon>
        <draw:polygon draw:style-name="gr29" draw:text-style-name="P7" draw:layer="layout" svg:width="0.027cm" svg:height="0.38cm" svg:x="25.561cm" svg:y="10.321cm" svg:viewBox="0 0 28 381" draw:points="0,381 28,381 28,0 0,0">
          <text:p/>
        </draw:polygon>
        <draw:polygon draw:style-name="gr29" draw:text-style-name="P7" draw:layer="layout" svg:width="0.026cm" svg:height="0.38cm" svg:x="25.588cm" svg:y="10.321cm" svg:viewBox="0 0 27 381" draw:points="0,381 27,381 27,0 0,0">
          <text:p/>
        </draw:polygon>
        <draw:polygon draw:style-name="gr30" draw:text-style-name="P8" draw:layer="layout" svg:width="0.026cm" svg:height="0.38cm" svg:x="25.614cm" svg:y="10.321cm" svg:viewBox="0 0 27 381" draw:points="0,381 27,381 27,0 0,0">
          <text:p/>
        </draw:polygon>
        <draw:polygon draw:style-name="gr31" draw:text-style-name="P9" draw:layer="layout" svg:width="0.026cm" svg:height="0.38cm" svg:x="25.64cm" svg:y="10.321cm" svg:viewBox="0 0 27 381" draw:points="0,381 27,381 27,0 0,0">
          <text:p/>
        </draw:polygon>
        <draw:polygon draw:style-name="gr31" draw:text-style-name="P9" draw:layer="layout" svg:width="0.026cm" svg:height="0.38cm" svg:x="25.667cm" svg:y="10.321cm" svg:viewBox="0 0 27 381" draw:points="0,381 27,381 27,0 0,0">
          <text:p/>
        </draw:polygon>
        <draw:polygon draw:style-name="gr29" draw:text-style-name="P7" draw:layer="layout" svg:width="0.026cm" svg:height="0.38cm" svg:x="25.693cm" svg:y="10.321cm" svg:viewBox="0 0 27 381" draw:points="0,381 27,381 27,0 0,0">
          <text:p/>
        </draw:polygon>
        <draw:polygon draw:style-name="gr32" draw:text-style-name="P10" draw:layer="layout" svg:width="0.026cm" svg:height="0.38cm" svg:x="25.719cm" svg:y="10.321cm" svg:viewBox="0 0 27 381" draw:points="0,381 27,381 27,0 0,0">
          <text:p/>
        </draw:polygon>
        <draw:polygon draw:style-name="gr33" draw:text-style-name="P11" draw:layer="layout" svg:width="0.026cm" svg:height="0.38cm" svg:x="25.745cm" svg:y="10.321cm" svg:viewBox="0 0 27 381" draw:points="0,381 27,381 27,0 0,0">
          <text:p/>
        </draw:polygon>
        <draw:polygon draw:style-name="gr32" draw:text-style-name="P10" draw:layer="layout" svg:width="0.026cm" svg:height="0.38cm" svg:x="25.772cm" svg:y="10.321cm" svg:viewBox="0 0 27 381" draw:points="0,381 27,381 27,0 0,0">
          <text:p/>
        </draw:polygon>
        <draw:polygon draw:style-name="gr33" draw:text-style-name="P11" draw:layer="layout" svg:width="0.026cm" svg:height="0.38cm" svg:x="25.798cm" svg:y="10.321cm" svg:viewBox="0 0 27 381" draw:points="0,381 27,381 27,0 0,0">
          <text:p/>
        </draw:polygon>
        <draw:polygon draw:style-name="gr32" draw:text-style-name="P10" draw:layer="layout" svg:width="0.026cm" svg:height="0.38cm" svg:x="25.824cm" svg:y="10.321cm" svg:viewBox="0 0 27 381" draw:points="0,381 27,381 27,0 0,0">
          <text:p/>
        </draw:polygon>
        <draw:polygon draw:style-name="gr32" draw:text-style-name="P10" draw:layer="layout" svg:width="0.027cm" svg:height="0.38cm" svg:x="25.85cm" svg:y="10.321cm" svg:viewBox="0 0 28 381" draw:points="0,381 28,381 28,0 0,0">
          <text:p/>
        </draw:polygon>
        <draw:polygon draw:style-name="gr31" draw:text-style-name="P9" draw:layer="layout" svg:width="0.026cm" svg:height="0.38cm" svg:x="25.877cm" svg:y="10.321cm" svg:viewBox="0 0 27 381" draw:points="0,381 27,381 27,0 0,0">
          <text:p/>
        </draw:polygon>
        <draw:polygon draw:style-name="gr31" draw:text-style-name="P9" draw:layer="layout" svg:width="0.026cm" svg:height="0.38cm" svg:x="25.903cm" svg:y="10.321cm" svg:viewBox="0 0 27 381" draw:points="0,381 27,381 27,0 0,0">
          <text:p/>
        </draw:polygon>
        <draw:polygon draw:style-name="gr30" draw:text-style-name="P8" draw:layer="layout" svg:width="0.026cm" svg:height="0.38cm" svg:x="25.929cm" svg:y="10.321cm" svg:viewBox="0 0 27 381" draw:points="0,381 27,381 27,0 0,0">
          <text:p/>
        </draw:polygon>
        <draw:polygon draw:style-name="gr32" draw:text-style-name="P10" draw:layer="layout" svg:width="0.026cm" svg:height="0.38cm" svg:x="25.956cm" svg:y="10.321cm" svg:viewBox="0 0 27 381" draw:points="0,381 27,381 27,0 0,0">
          <text:p/>
        </draw:polygon>
        <draw:polygon draw:style-name="gr30" draw:text-style-name="P8" draw:layer="layout" svg:width="0.026cm" svg:height="0.38cm" svg:x="25.982cm" svg:y="10.321cm" svg:viewBox="0 0 27 381" draw:points="0,381 27,381 27,0 0,0">
          <text:p/>
        </draw:polygon>
        <draw:polygon draw:style-name="gr32" draw:text-style-name="P10" draw:layer="layout" svg:width="0.026cm" svg:height="0.38cm" svg:x="26.008cm" svg:y="10.321cm" svg:viewBox="0 0 27 381" draw:points="0,381 27,381 27,0 0,0">
          <text:p/>
        </draw:polygon>
        <draw:polygon draw:style-name="gr32" draw:text-style-name="P10" draw:layer="layout" svg:width="0.026cm" svg:height="0.38cm" svg:x="26.034cm" svg:y="10.321cm" svg:viewBox="0 0 27 381" draw:points="0,381 27,381 27,0 0,0">
          <text:p/>
        </draw:polygon>
        <draw:polygon draw:style-name="gr31" draw:text-style-name="P9" draw:layer="layout" svg:width="0.026cm" svg:height="0.38cm" svg:x="26.061cm" svg:y="10.321cm" svg:viewBox="0 0 27 381" draw:points="0,381 27,381 27,0 0,0">
          <text:p/>
        </draw:polygon>
        <draw:polygon draw:style-name="gr30" draw:text-style-name="P8" draw:layer="layout" svg:width="0.026cm" svg:height="0.38cm" svg:x="26.087cm" svg:y="10.321cm" svg:viewBox="0 0 27 381" draw:points="0,381 27,381 27,0 0,0">
          <text:p/>
        </draw:polygon>
        <draw:polygon draw:style-name="gr29" draw:text-style-name="P7" draw:layer="layout" svg:width="0.026cm" svg:height="0.38cm" svg:x="26.113cm" svg:y="10.321cm" svg:viewBox="0 0 27 381" draw:points="0,381 27,381 27,0 0,0">
          <text:p/>
        </draw:polygon>
        <draw:polygon draw:style-name="gr32" draw:text-style-name="P10" draw:layer="layout" svg:width="0.026cm" svg:height="0.38cm" svg:x="26.139cm" svg:y="10.321cm" svg:viewBox="0 0 27 381" draw:points="0,381 27,381 27,0 0,0">
          <text:p/>
        </draw:polygon>
        <draw:polygon draw:style-name="gr30" draw:text-style-name="P8" draw:layer="layout" svg:width="0.026cm" svg:height="0.38cm" svg:x="26.166cm" svg:y="10.321cm" svg:viewBox="0 0 27 381" draw:points="0,381 27,381 27,0 0,0">
          <text:p/>
        </draw:polygon>
        <draw:polygon draw:style-name="gr31" draw:text-style-name="P9" draw:layer="layout" svg:width="0.026cm" svg:height="0.38cm" svg:x="26.192cm" svg:y="10.321cm" svg:viewBox="0 0 27 381" draw:points="0,381 27,381 27,0 0,0">
          <text:p/>
        </draw:polygon>
        <draw:polygon draw:style-name="gr29" draw:text-style-name="P7" draw:layer="layout" svg:width="0.026cm" svg:height="0.38cm" svg:x="26.218cm" svg:y="10.321cm" svg:viewBox="0 0 27 381" draw:points="0,381 27,381 27,0 0,0">
          <text:p/>
        </draw:polygon>
        <draw:polygon draw:style-name="gr32" draw:text-style-name="P10" draw:layer="layout" svg:width="0.027cm" svg:height="0.38cm" svg:x="26.244cm" svg:y="10.321cm" svg:viewBox="0 0 28 381" draw:points="0,381 28,381 28,0 0,0">
          <text:p/>
        </draw:polygon>
        <draw:polygon draw:style-name="gr31" draw:text-style-name="P9" draw:layer="layout" svg:width="0.026cm" svg:height="0.38cm" svg:x="26.271cm" svg:y="10.321cm" svg:viewBox="0 0 27 381" draw:points="0,381 27,381 27,0 0,0">
          <text:p/>
        </draw:polygon>
        <draw:polygon draw:style-name="gr29" draw:text-style-name="P7" draw:layer="layout" svg:width="0.026cm" svg:height="0.38cm" svg:x="26.297cm" svg:y="10.321cm" svg:viewBox="0 0 27 381" draw:points="0,381 27,381 27,0 0,0">
          <text:p/>
        </draw:polygon>
        <draw:polygon draw:style-name="gr29" draw:text-style-name="P7" draw:layer="layout" svg:width="0.027cm" svg:height="0.38cm" svg:x="26.323cm" svg:y="10.321cm" svg:viewBox="0 0 28 381" draw:points="0,381 28,381 28,0 0,0">
          <text:p/>
        </draw:polygon>
        <draw:polygon draw:style-name="gr31" draw:text-style-name="P9" draw:layer="layout" svg:width="0.026cm" svg:height="0.38cm" svg:x="26.35cm" svg:y="10.321cm" svg:viewBox="0 0 27 381" draw:points="0,381 27,381 27,0 0,0">
          <text:p/>
        </draw:polygon>
        <draw:polygon draw:style-name="gr29" draw:text-style-name="P7" draw:layer="layout" svg:width="0.026cm" svg:height="0.38cm" svg:x="26.376cm" svg:y="10.321cm" svg:viewBox="0 0 27 381" draw:points="0,381 27,381 27,0 0,0">
          <text:p/>
        </draw:polygon>
        <draw:polygon draw:style-name="gr29" draw:text-style-name="P7" draw:layer="layout" svg:width="0.026cm" svg:height="0.38cm" svg:x="26.402cm" svg:y="10.321cm" svg:viewBox="0 0 27 381" draw:points="0,381 27,381 27,0 0,0">
          <text:p/>
        </draw:polygon>
        <draw:polygon draw:style-name="gr30" draw:text-style-name="P8" draw:layer="layout" svg:width="0.026cm" svg:height="0.38cm" svg:x="26.428cm" svg:y="10.321cm" svg:viewBox="0 0 27 381" draw:points="0,381 27,381 27,0 0,0">
          <text:p/>
        </draw:polygon>
        <draw:polygon draw:style-name="gr31" draw:text-style-name="P9" draw:layer="layout" svg:width="0.026cm" svg:height="0.38cm" svg:x="26.455cm" svg:y="10.321cm" svg:viewBox="0 0 27 381" draw:points="0,381 27,381 27,0 0,0">
          <text:p/>
        </draw:polygon>
        <draw:polygon draw:style-name="gr30" draw:text-style-name="P8" draw:layer="layout" svg:width="0.026cm" svg:height="0.38cm" svg:x="26.481cm" svg:y="10.321cm" svg:viewBox="0 0 27 381" draw:points="0,381 27,381 27,0 0,0">
          <text:p/>
        </draw:polygon>
        <draw:polygon draw:style-name="gr29" draw:text-style-name="P7" draw:layer="layout" svg:width="0.026cm" svg:height="0.38cm" svg:x="26.507cm" svg:y="10.321cm" svg:viewBox="0 0 27 381" draw:points="0,381 27,381 27,0 0,0">
          <text:p/>
        </draw:polygon>
        <draw:polygon draw:style-name="gr31" draw:text-style-name="P9" draw:layer="layout" svg:width="0.027cm" svg:height="0.38cm" svg:x="26.533cm" svg:y="10.321cm" svg:viewBox="0 0 28 381" draw:points="0,381 28,381 28,0 0,0">
          <text:p/>
        </draw:polygon>
        <draw:polygon draw:style-name="gr30" draw:text-style-name="P8" draw:layer="layout" svg:width="0.026cm" svg:height="0.38cm" svg:x="26.56cm" svg:y="10.321cm" svg:viewBox="0 0 27 381" draw:points="0,381 27,381 27,0 0,0">
          <text:p/>
        </draw:polygon>
        <draw:polygon draw:style-name="gr31" draw:text-style-name="P9" draw:layer="layout" svg:width="0.026cm" svg:height="0.38cm" svg:x="26.586cm" svg:y="10.321cm" svg:viewBox="0 0 27 381" draw:points="0,381 27,381 27,0 0,0">
          <text:p/>
        </draw:polygon>
        <draw:polygon draw:style-name="gr29" draw:text-style-name="P7" draw:layer="layout" svg:width="0.027cm" svg:height="0.38cm" svg:x="26.612cm" svg:y="10.321cm" svg:viewBox="0 0 28 381" draw:points="0,381 28,381 28,0 0,0">
          <text:p/>
        </draw:polygon>
        <draw:polygon draw:style-name="gr29" draw:text-style-name="P7" draw:layer="layout" svg:width="0.026cm" svg:height="0.38cm" svg:x="26.639cm" svg:y="10.321cm" svg:viewBox="0 0 27 381" draw:points="0,381 27,381 27,0 0,0">
          <text:p/>
        </draw:polygon>
        <draw:polygon draw:style-name="gr29" draw:text-style-name="P7" draw:layer="layout" svg:width="0.026cm" svg:height="0.38cm" svg:x="26.665cm" svg:y="10.321cm" svg:viewBox="0 0 27 381" draw:points="0,381 27,381 27,0 0,0">
          <text:p/>
        </draw:polygon>
        <draw:polygon draw:style-name="gr32" draw:text-style-name="P10" draw:layer="layout" svg:width="0.026cm" svg:height="0.38cm" svg:x="26.691cm" svg:y="10.321cm" svg:viewBox="0 0 27 381" draw:points="0,381 27,381 27,0 0,0">
          <text:p/>
        </draw:polygon>
        <draw:polygon draw:style-name="gr31" draw:text-style-name="P9" draw:layer="layout" svg:width="0.026cm" svg:height="0.38cm" svg:x="26.718cm" svg:y="10.321cm" svg:viewBox="0 0 27 381" draw:points="0,381 27,381 27,0 0,0">
          <text:p/>
        </draw:polygon>
        <draw:polygon draw:style-name="gr30" draw:text-style-name="P8" draw:layer="layout" svg:width="0.026cm" svg:height="0.38cm" svg:x="26.744cm" svg:y="10.321cm" svg:viewBox="0 0 27 381" draw:points="0,381 27,381 27,0 0,0">
          <text:p/>
        </draw:polygon>
        <draw:polygon draw:style-name="gr31" draw:text-style-name="P9" draw:layer="layout" svg:width="0.026cm" svg:height="0.38cm" svg:x="26.77cm" svg:y="10.321cm" svg:viewBox="0 0 27 381" draw:points="0,381 27,381 27,0 0,0">
          <text:p/>
        </draw:polygon>
        <draw:polygon draw:style-name="gr29" draw:text-style-name="P7" draw:layer="layout" svg:width="0.026cm" svg:height="0.38cm" svg:x="26.796cm" svg:y="10.321cm" svg:viewBox="0 0 27 381" draw:points="0,381 27,381 27,0 0,0">
          <text:p/>
        </draw:polygon>
        <draw:polygon draw:style-name="gr32" draw:text-style-name="P10" draw:layer="layout" svg:width="0.026cm" svg:height="0.38cm" svg:x="26.823cm" svg:y="10.321cm" svg:viewBox="0 0 27 381" draw:points="0,381 27,381 27,0 0,0">
          <text:p/>
        </draw:polygon>
        <draw:polygon draw:style-name="gr29" draw:text-style-name="P7" draw:layer="layout" svg:width="0.026cm" svg:height="0.38cm" svg:x="26.849cm" svg:y="10.321cm" svg:viewBox="0 0 27 381" draw:points="0,381 27,381 27,0 0,0">
          <text:p/>
        </draw:polygon>
        <draw:polygon draw:style-name="gr29" draw:text-style-name="P7" draw:layer="layout" svg:width="0.026cm" svg:height="0.38cm" svg:x="26.875cm" svg:y="10.321cm" svg:viewBox="0 0 27 381" draw:points="0,381 27,381 27,0 0,0">
          <text:p/>
        </draw:polygon>
        <draw:polygon draw:style-name="gr31" draw:text-style-name="P9" draw:layer="layout" svg:width="0.026cm" svg:height="0.38cm" svg:x="26.901cm" svg:y="10.321cm" svg:viewBox="0 0 27 381" draw:points="0,381 27,381 27,0 0,0">
          <text:p/>
        </draw:polygon>
        <draw:polygon draw:style-name="gr32" draw:text-style-name="P10" draw:layer="layout" svg:width="0.027cm" svg:height="0.38cm" svg:x="26.927cm" svg:y="10.321cm" svg:viewBox="0 0 28 381" draw:points="0,381 28,381 28,0 0,0">
          <text:p/>
        </draw:polygon>
        <draw:polygon draw:style-name="gr29" draw:text-style-name="P7" draw:layer="layout" svg:width="0.026cm" svg:height="0.38cm" svg:x="26.954cm" svg:y="10.321cm" svg:viewBox="0 0 27 381" draw:points="0,381 27,381 27,0 0,0">
          <text:p/>
        </draw:polygon>
        <draw:polygon draw:style-name="gr29" draw:text-style-name="P7" draw:layer="layout" svg:width="0.026cm" svg:height="0.38cm" svg:x="26.98cm" svg:y="10.321cm" svg:viewBox="0 0 27 381" draw:points="0,381 27,381 27,0 0,0">
          <text:p/>
        </draw:polygon>
        <draw:polygon draw:style-name="gr32" draw:text-style-name="P10" draw:layer="layout" svg:width="0.027cm" svg:height="0.38cm" svg:x="27.006cm" svg:y="10.321cm" svg:viewBox="0 0 28 381" draw:points="0,381 28,381 28,0 0,0">
          <text:p/>
        </draw:polygon>
        <draw:polygon draw:style-name="gr31" draw:text-style-name="P9" draw:layer="layout" svg:width="0.026cm" svg:height="0.38cm" svg:x="27.033cm" svg:y="10.321cm" svg:viewBox="0 0 27 381" draw:points="0,381 27,381 27,0 0,0">
          <text:p/>
        </draw:polygon>
        <draw:polygon draw:style-name="gr32" draw:text-style-name="P10" draw:layer="layout" svg:width="0.026cm" svg:height="0.38cm" svg:x="27.06cm" svg:y="10.321cm" svg:viewBox="0 0 27 381" draw:points="0,381 27,381 27,0 0,0">
          <text:p/>
        </draw:polygon>
        <draw:polygon draw:style-name="gr31" draw:text-style-name="P9" draw:layer="layout" svg:width="0.026cm" svg:height="0.38cm" svg:x="27.085cm" svg:y="10.321cm" svg:viewBox="0 0 27 381" draw:points="0,381 27,381 27,0 0,0">
          <text:p/>
        </draw:polygon>
        <draw:polygon draw:style-name="gr29" draw:text-style-name="P7" draw:layer="layout" svg:width="0.026cm" svg:height="0.38cm" svg:x="27.112cm" svg:y="10.321cm" svg:viewBox="0 0 27 381" draw:points="0,381 27,381 27,0 0,0">
          <text:p/>
        </draw:polygon>
        <draw:polygon draw:style-name="gr29" draw:text-style-name="P7" draw:layer="layout" svg:width="0.026cm" svg:height="0.38cm" svg:x="27.138cm" svg:y="10.321cm" svg:viewBox="0 0 27 381" draw:points="0,381 27,381 27,0 0,0">
          <text:p/>
        </draw:polygon>
        <draw:polygon draw:style-name="gr32" draw:text-style-name="P10" draw:layer="layout" svg:width="0.026cm" svg:height="0.38cm" svg:x="27.164cm" svg:y="10.321cm" svg:viewBox="0 0 27 381" draw:points="0,381 27,381 27,0 0,0">
          <text:p/>
        </draw:polygon>
        <draw:polygon draw:style-name="gr32" draw:text-style-name="P10" draw:layer="layout" svg:width="0.026cm" svg:height="0.38cm" svg:x="27.19cm" svg:y="10.321cm" svg:viewBox="0 0 27 381" draw:points="0,381 27,381 27,0 0,0">
          <text:p/>
        </draw:polygon>
        <draw:polygon draw:style-name="gr31" draw:text-style-name="P9" draw:layer="layout" svg:width="0.026cm" svg:height="0.38cm" svg:x="27.217cm" svg:y="10.321cm" svg:viewBox="0 0 27 381" draw:points="0,381 27,381 27,0 0,0">
          <text:p/>
        </draw:polygon>
        <draw:polygon draw:style-name="gr30" draw:text-style-name="P8" draw:layer="layout" svg:width="0.026cm" svg:height="0.38cm" svg:x="27.243cm" svg:y="10.321cm" svg:viewBox="0 0 27 381" draw:points="0,381 27,381 27,0 0,0">
          <text:p/>
        </draw:polygon>
        <draw:polygon draw:style-name="gr29" draw:text-style-name="P7" draw:layer="layout" svg:width="0.026cm" svg:height="0.38cm" svg:x="27.269cm" svg:y="10.321cm" svg:viewBox="0 0 27 381" draw:points="0,381 27,381 27,0 0,0">
          <text:p/>
        </draw:polygon>
        <draw:polygon draw:style-name="gr31" draw:text-style-name="P9" draw:layer="layout" svg:width="0.027cm" svg:height="0.38cm" svg:x="27.295cm" svg:y="10.321cm" svg:viewBox="0 0 28 381" draw:points="0,381 28,381 28,0 0,0">
          <text:p/>
        </draw:polygon>
        <draw:polygon draw:style-name="gr29" draw:text-style-name="P7" draw:layer="layout" svg:width="0.026cm" svg:height="0.38cm" svg:x="27.322cm" svg:y="10.321cm" svg:viewBox="0 0 27 381" draw:points="0,381 27,381 27,0 0,0">
          <text:p/>
        </draw:polygon>
        <draw:polygon draw:style-name="gr29" draw:text-style-name="P7" draw:layer="layout" svg:width="0.026cm" svg:height="0.38cm" svg:x="27.348cm" svg:y="10.321cm" svg:viewBox="0 0 27 381" draw:points="0,381 27,381 27,0 0,0">
          <text:p/>
        </draw:polygon>
        <draw:polygon draw:style-name="gr32" draw:text-style-name="P10" draw:layer="layout" svg:width="0.026cm" svg:height="0.38cm" svg:x="27.374cm" svg:y="10.321cm" svg:viewBox="0 0 27 381" draw:points="0,381 27,381 27,0 0,0">
          <text:p/>
        </draw:polygon>
        <draw:polygon draw:style-name="gr32" draw:text-style-name="P10" draw:layer="layout" svg:width="0.026cm" svg:height="0.38cm" svg:x="27.401cm" svg:y="10.321cm" svg:viewBox="0 0 27 381" draw:points="0,381 27,381 27,0 0,0">
          <text:p/>
        </draw:polygon>
        <draw:polygon draw:style-name="gr30" draw:text-style-name="P8" draw:layer="layout" svg:width="0.026cm" svg:height="0.38cm" svg:x="27.427cm" svg:y="10.321cm" svg:viewBox="0 0 27 381" draw:points="0,381 27,381 27,0 0,0">
          <text:p/>
        </draw:polygon>
        <draw:polygon draw:style-name="gr29" draw:text-style-name="P7" draw:layer="layout" svg:width="0.026cm" svg:height="0.38cm" svg:x="27.453cm" svg:y="10.321cm" svg:viewBox="0 0 27 381" draw:points="0,381 27,381 27,0 0,0">
          <text:p/>
        </draw:polygon>
        <draw:polygon draw:style-name="gr31" draw:text-style-name="P9" draw:layer="layout" svg:width="0.026cm" svg:height="0.38cm" svg:x="27.48cm" svg:y="10.321cm" svg:viewBox="0 0 27 381" draw:points="0,381 27,381 27,0 0,0">
          <text:p/>
        </draw:polygon>
        <draw:polygon draw:style-name="gr32" draw:text-style-name="P10" draw:layer="layout" svg:width="0.026cm" svg:height="0.38cm" svg:x="27.506cm" svg:y="10.321cm" svg:viewBox="0 0 27 381" draw:points="0,381 27,381 27,0 0,0">
          <text:p/>
        </draw:polygon>
        <draw:polygon draw:style-name="gr31" draw:text-style-name="P9" draw:layer="layout" svg:width="0.026cm" svg:height="0.38cm" svg:x="27.532cm" svg:y="10.321cm" svg:viewBox="0 0 27 381" draw:points="0,381 27,381 27,0 0,0">
          <text:p/>
        </draw:polygon>
        <draw:polygon draw:style-name="gr29" draw:text-style-name="P7" draw:layer="layout" svg:width="0.026cm" svg:height="0.38cm" svg:x="27.558cm" svg:y="10.321cm" svg:viewBox="0 0 27 381" draw:points="0,381 27,381 27,0 0,0">
          <text:p/>
        </draw:polygon>
        <draw:polygon draw:style-name="gr29" draw:text-style-name="P7" draw:layer="layout" svg:width="0.026cm" svg:height="0.38cm" svg:x="27.584cm" svg:y="10.321cm" svg:viewBox="0 0 27 381" draw:points="0,381 27,381 27,0 0,0">
          <text:p/>
        </draw:polygon>
        <draw:polygon draw:style-name="gr32" draw:text-style-name="P10" draw:layer="layout" svg:width="0.026cm" svg:height="0.38cm" svg:x="27.611cm" svg:y="10.321cm" svg:viewBox="0 0 27 381" draw:points="0,381 27,381 27,0 0,0">
          <text:p/>
        </draw:polygon>
        <draw:polygon draw:style-name="gr32" draw:text-style-name="P10" draw:layer="layout" svg:width="0.026cm" svg:height="0.38cm" svg:x="27.637cm" svg:y="10.321cm" svg:viewBox="0 0 27 381" draw:points="0,381 27,381 27,0 0,0">
          <text:p/>
        </draw:polygon>
        <draw:polygon draw:style-name="gr29" draw:text-style-name="P7" draw:layer="layout" svg:width="0.026cm" svg:height="0.38cm" svg:x="27.663cm" svg:y="10.321cm" svg:viewBox="0 0 27 381" draw:points="0,381 27,381 27,0 0,0">
          <text:p/>
        </draw:polygon>
        <draw:polygon draw:style-name="gr32" draw:text-style-name="P10" draw:layer="layout" svg:width="0.027cm" svg:height="0.38cm" svg:x="27.689cm" svg:y="10.321cm" svg:viewBox="0 0 28 381" draw:points="0,381 28,381 28,0 0,0">
          <text:p/>
        </draw:polygon>
        <draw:polygon draw:style-name="gr33" draw:text-style-name="P11" draw:layer="layout" svg:width="0.026cm" svg:height="0.38cm" svg:x="27.716cm" svg:y="10.321cm" svg:viewBox="0 0 27 381" draw:points="0,381 27,381 27,0 0,0">
          <text:p/>
        </draw:polygon>
        <draw:polygon draw:style-name="gr31" draw:text-style-name="P9" draw:layer="layout" svg:width="0.026cm" svg:height="0.38cm" svg:x="27.742cm" svg:y="10.321cm" svg:viewBox="0 0 27 381" draw:points="0,381 27,381 27,0 0,0">
          <text:p/>
        </draw:polygon>
        <draw:polygon draw:style-name="gr29" draw:text-style-name="P7" draw:layer="layout" svg:width="0.026cm" svg:height="0.38cm" svg:x="27.768cm" svg:y="10.321cm" svg:viewBox="0 0 27 381" draw:points="0,381 27,381 27,0 0,0">
          <text:p/>
        </draw:polygon>
        <draw:polygon draw:style-name="gr29" draw:text-style-name="P7" draw:layer="layout" svg:width="0.026cm" svg:height="0.38cm" svg:x="27.795cm" svg:y="10.321cm" svg:viewBox="0 0 27 381" draw:points="0,381 27,381 27,0 0,0">
          <text:p/>
        </draw:polygon>
        <draw:polygon draw:style-name="gr32" draw:text-style-name="P10" draw:layer="layout" svg:width="0.026cm" svg:height="0.38cm" svg:x="27.821cm" svg:y="10.321cm" svg:viewBox="0 0 27 381" draw:points="0,381 27,381 27,0 0,0">
          <text:p/>
        </draw:polygon>
        <draw:polygon draw:style-name="gr30" draw:text-style-name="P8" draw:layer="layout" svg:width="0.026cm" svg:height="0.38cm" svg:x="27.847cm" svg:y="10.321cm" svg:viewBox="0 0 27 381" draw:points="0,381 27,381 27,0 0,0">
          <text:p/>
        </draw:polygon>
        <draw:polygon draw:style-name="gr32" draw:text-style-name="P10" draw:layer="layout" svg:width="0.026cm" svg:height="0.38cm" svg:x="27.873cm" svg:y="10.321cm" svg:viewBox="0 0 27 381" draw:points="0,381 27,381 27,0 0,0">
          <text:p/>
        </draw:polygon>
        <draw:polygon draw:style-name="gr32" draw:text-style-name="P10" draw:layer="layout" svg:width="0.026cm" svg:height="0.38cm" svg:x="27.9cm" svg:y="10.321cm" svg:viewBox="0 0 27 381" draw:points="0,381 27,381 27,0 0,0">
          <text:p/>
        </draw:polygon>
        <draw:polygon draw:style-name="gr32" draw:text-style-name="P10" draw:layer="layout" svg:width="0.026cm" svg:height="0.38cm" svg:x="27.926cm" svg:y="10.321cm" svg:viewBox="0 0 27 381" draw:points="0,381 27,381 27,0 0,0">
          <text:p/>
        </draw:polygon>
        <draw:polygon draw:style-name="gr31" draw:text-style-name="P9" draw:layer="layout" svg:width="0.026cm" svg:height="0.38cm" svg:x="27.952cm" svg:y="10.321cm" svg:viewBox="0 0 27 381" draw:points="0,381 27,381 27,0 0,0">
          <text:p/>
        </draw:polygon>
        <draw:polygon draw:style-name="gr29" draw:text-style-name="P7" draw:layer="layout" svg:width="0.026cm" svg:height="0.38cm" svg:x="27.978cm" svg:y="10.321cm" svg:viewBox="0 0 27 381" draw:points="0,381 27,381 27,0 0,0">
          <text:p/>
        </draw:polygon>
        <draw:polygon draw:style-name="gr29" draw:text-style-name="P7" draw:layer="layout" svg:width="0.026cm" svg:height="0.38cm" svg:x="28.005cm" svg:y="10.321cm" svg:viewBox="0 0 27 381" draw:points="0,381 27,381 27,0 0,0">
          <text:p/>
        </draw:polygon>
        <draw:polygon draw:style-name="gr30" draw:text-style-name="P8" draw:layer="layout" svg:width="0.026cm" svg:height="0.38cm" svg:x="28.031cm" svg:y="10.321cm" svg:viewBox="0 0 27 381" draw:points="0,381 27,381 27,0 0,0">
          <text:p/>
        </draw:polygon>
        <draw:polygon draw:style-name="gr31" draw:text-style-name="P9" draw:layer="layout" svg:width="0.027cm" svg:height="0.38cm" svg:x="28.057cm" svg:y="10.321cm" svg:viewBox="0 0 28 381" draw:points="0,381 28,381 28,0 0,0">
          <text:p/>
        </draw:polygon>
        <draw:polygon draw:style-name="gr30" draw:text-style-name="P8" draw:layer="layout" svg:width="0.026cm" svg:height="0.38cm" svg:x="28.084cm" svg:y="10.321cm" svg:viewBox="0 0 27 381" draw:points="0,381 27,381 27,0 0,0">
          <text:p/>
        </draw:polygon>
        <draw:polygon draw:style-name="gr29" draw:text-style-name="P7" draw:layer="layout" svg:width="0.026cm" svg:height="0.38cm" svg:x="28.11cm" svg:y="10.321cm" svg:viewBox="0 0 27 381" draw:points="0,381 27,381 27,0 0,0">
          <text:p/>
        </draw:polygon>
        <draw:polygon draw:style-name="gr30" draw:text-style-name="P8" draw:layer="layout" svg:width="0.026cm" svg:height="0.38cm" svg:x="28.136cm" svg:y="10.321cm" svg:viewBox="0 0 27 381" draw:points="0,381 27,381 27,0 0,0">
          <text:p/>
        </draw:polygon>
        <draw:polygon draw:style-name="gr30" draw:text-style-name="P8" draw:layer="layout" svg:width="0.026cm" svg:height="0.38cm" svg:x="28.163cm" svg:y="10.321cm" svg:viewBox="0 0 27 381" draw:points="0,381 27,381 27,0 0,0">
          <text:p/>
        </draw:polygon>
        <draw:polygon draw:style-name="gr32" draw:text-style-name="P10" draw:layer="layout" svg:width="0.026cm" svg:height="0.38cm" svg:x="28.189cm" svg:y="10.321cm" svg:viewBox="0 0 27 381" draw:points="0,381 27,381 27,0 0,0">
          <text:p/>
        </draw:polygon>
        <draw:polygon draw:style-name="gr32" draw:text-style-name="P10" draw:layer="layout" svg:width="0.026cm" svg:height="0.38cm" svg:x="28.215cm" svg:y="10.321cm" svg:viewBox="0 0 27 381" draw:points="0,381 27,381 27,0 0,0">
          <text:p/>
        </draw:polygon>
        <draw:polygon draw:style-name="gr31" draw:text-style-name="P9" draw:layer="layout" svg:width="0.026cm" svg:height="0.38cm" svg:x="28.241cm" svg:y="10.321cm" svg:viewBox="0 0 27 381" draw:points="0,381 27,381 27,0 0,0">
          <text:p/>
        </draw:polygon>
        <draw:polygon draw:style-name="gr30" draw:text-style-name="P8" draw:layer="layout" svg:width="0.026cm" svg:height="0.38cm" svg:x="28.267cm" svg:y="10.321cm" svg:viewBox="0 0 27 381" draw:points="0,381 27,381 27,0 0,0">
          <text:p/>
        </draw:polygon>
        <draw:polygon draw:style-name="gr31" draw:text-style-name="P9" draw:layer="layout" svg:width="0.026cm" svg:height="0.38cm" svg:x="28.294cm" svg:y="10.321cm" svg:viewBox="0 0 27 381" draw:points="0,381 27,381 27,0 0,0">
          <text:p/>
        </draw:polygon>
        <draw:polygon draw:style-name="gr30" draw:text-style-name="P8" draw:layer="layout" svg:width="0.026cm" svg:height="0.38cm" svg:x="28.32cm" svg:y="10.321cm" svg:viewBox="0 0 27 381" draw:points="0,381 27,381 27,0 0,0">
          <text:p/>
        </draw:polygon>
        <draw:polygon draw:style-name="gr30" draw:text-style-name="P8" draw:layer="layout" svg:width="0.026cm" svg:height="0.38cm" svg:x="28.346cm" svg:y="10.321cm" svg:viewBox="0 0 27 381" draw:points="0,381 27,381 27,0 0,0">
          <text:p/>
        </draw:polygon>
        <draw:polygon draw:style-name="gr30" draw:text-style-name="P8" draw:layer="layout" svg:width="0.027cm" svg:height="0.38cm" svg:x="28.372cm" svg:y="10.321cm" svg:viewBox="0 0 28 381" draw:points="0,381 28,381 28,0 0,0">
          <text:p/>
        </draw:polygon>
        <draw:polygon draw:style-name="gr30" draw:text-style-name="P8" draw:layer="layout" svg:width="0.026cm" svg:height="0.38cm" svg:x="28.399cm" svg:y="10.321cm" svg:viewBox="0 0 27 381" draw:points="0,381 27,381 27,0 0,0">
          <text:p/>
        </draw:polygon>
        <draw:polygon draw:style-name="gr32" draw:text-style-name="P10" draw:layer="layout" svg:width="0.026cm" svg:height="0.38cm" svg:x="28.425cm" svg:y="10.321cm" svg:viewBox="0 0 27 381" draw:points="0,381 27,381 27,0 0,0">
          <text:p/>
        </draw:polygon>
        <draw:polygon draw:style-name="gr32" draw:text-style-name="P10" draw:layer="layout" svg:width="0.027cm" svg:height="0.38cm" svg:x="28.451cm" svg:y="10.321cm" svg:viewBox="0 0 28 381" draw:points="0,381 28,381 28,0 0,0">
          <text:p/>
        </draw:polygon>
        <draw:polygon draw:style-name="gr31" draw:text-style-name="P9" draw:layer="layout" svg:width="0.026cm" svg:height="0.38cm" svg:x="28.478cm" svg:y="10.321cm" svg:viewBox="0 0 27 381" draw:points="0,381 27,381 27,0 0,0">
          <text:p/>
        </draw:polygon>
        <draw:polygon draw:style-name="gr31" draw:text-style-name="P9" draw:layer="layout" svg:width="0.026cm" svg:height="0.38cm" svg:x="28.504cm" svg:y="10.321cm" svg:viewBox="0 0 27 381" draw:points="0,381 27,381 27,0 0,0">
          <text:p/>
        </draw:polygon>
        <draw:polygon draw:style-name="gr32" draw:text-style-name="P10" draw:layer="layout" svg:width="0.026cm" svg:height="0.38cm" svg:x="28.53cm" svg:y="10.321cm" svg:viewBox="0 0 27 381" draw:points="0,381 27,381 27,0 0,0">
          <text:p/>
        </draw:polygon>
        <draw:polygon draw:style-name="gr29" draw:text-style-name="P7" draw:layer="layout" svg:width="0.026cm" svg:height="0.38cm" svg:x="28.557cm" svg:y="10.321cm" svg:viewBox="0 0 27 381" draw:points="0,381 27,381 27,0 0,0">
          <text:p/>
        </draw:polygon>
        <draw:polygon draw:style-name="gr32" draw:text-style-name="P10" draw:layer="layout" svg:width="0.026cm" svg:height="0.38cm" svg:x="28.583cm" svg:y="10.321cm" svg:viewBox="0 0 27 381" draw:points="0,381 27,381 27,0 0,0">
          <text:p/>
        </draw:polygon>
        <draw:polygon draw:style-name="gr32" draw:text-style-name="P10" draw:layer="layout" svg:width="0.026cm" svg:height="0.38cm" svg:x="28.609cm" svg:y="10.321cm" svg:viewBox="0 0 27 381" draw:points="0,381 27,381 27,0 0,0">
          <text:p/>
        </draw:polygon>
        <draw:polygon draw:style-name="gr33" draw:text-style-name="P11" draw:layer="layout" svg:width="0.026cm" svg:height="0.38cm" svg:x="28.635cm" svg:y="10.321cm" svg:viewBox="0 0 27 381" draw:points="0,381 27,381 27,0 0,0">
          <text:p/>
        </draw:polygon>
        <draw:polygon draw:style-name="gr30" draw:text-style-name="P8" draw:layer="layout" svg:width="0.026cm" svg:height="0.38cm" svg:x="28.662cm" svg:y="10.321cm" svg:viewBox="0 0 27 381" draw:points="0,381 27,381 27,0 0,0">
          <text:p/>
        </draw:polygon>
        <draw:polygon draw:style-name="gr31" draw:text-style-name="P9" draw:layer="layout" svg:width="0.026cm" svg:height="0.38cm" svg:x="28.688cm" svg:y="10.321cm" svg:viewBox="0 0 27 381" draw:points="0,381 27,381 27,0 0,0">
          <text:p/>
        </draw:polygon>
        <draw:polygon draw:style-name="gr29" draw:text-style-name="P7" draw:layer="layout" svg:width="0.026cm" svg:height="0.38cm" svg:x="28.714cm" svg:y="10.321cm" svg:viewBox="0 0 27 381" draw:points="0,381 27,381 27,0 0,0">
          <text:p/>
        </draw:polygon>
        <draw:polygon draw:style-name="gr31" draw:text-style-name="P9" draw:layer="layout" svg:width="0.026cm" svg:height="0.38cm" svg:x="28.74cm" svg:y="10.321cm" svg:viewBox="0 0 27 381" draw:points="0,381 27,381 27,0 0,0">
          <text:p/>
        </draw:polygon>
        <draw:polygon draw:style-name="gr31" draw:text-style-name="P9" draw:layer="layout" svg:width="0.027cm" svg:height="0.38cm" svg:x="28.767cm" svg:y="10.321cm" svg:viewBox="0 0 28 381" draw:points="0,381 28,381 28,0 0,0">
          <text:p/>
        </draw:polygon>
        <draw:polygon draw:style-name="gr31" draw:text-style-name="P9" draw:layer="layout" svg:width="0.026cm" svg:height="0.38cm" svg:x="28.793cm" svg:y="10.321cm" svg:viewBox="0 0 27 381" draw:points="0,381 27,381 27,0 0,0">
          <text:p/>
        </draw:polygon>
        <draw:polygon draw:style-name="gr31" draw:text-style-name="P9" draw:layer="layout" svg:width="0.026cm" svg:height="0.38cm" svg:x="28.819cm" svg:y="10.321cm" svg:viewBox="0 0 27 381" draw:points="0,381 27,381 27,0 0,0">
          <text:p/>
        </draw:polygon>
        <draw:polygon draw:style-name="gr30" draw:text-style-name="P8" draw:layer="layout" svg:width="0.026cm" svg:height="0.38cm" svg:x="28.846cm" svg:y="10.321cm" svg:viewBox="0 0 27 381" draw:points="0,381 27,381 27,0 0,0">
          <text:p/>
        </draw:polygon>
        <draw:polygon draw:style-name="gr29" draw:text-style-name="P7" draw:layer="layout" svg:width="0.026cm" svg:height="0.38cm" svg:x="28.872cm" svg:y="10.321cm" svg:viewBox="0 0 27 381" draw:points="0,381 27,381 27,0 0,0">
          <text:p/>
        </draw:polygon>
        <draw:polygon draw:style-name="gr32" draw:text-style-name="P10" draw:layer="layout" svg:width="0.026cm" svg:height="0.38cm" svg:x="28.898cm" svg:y="10.321cm" svg:viewBox="0 0 27 381" draw:points="0,381 27,381 27,0 0,0">
          <text:p/>
        </draw:polygon>
        <draw:polygon draw:style-name="gr31" draw:text-style-name="P9" draw:layer="layout" svg:width="0.026cm" svg:height="0.38cm" svg:x="28.924cm" svg:y="10.321cm" svg:viewBox="0 0 27 381" draw:points="0,381 27,381 27,0 0,0">
          <text:p/>
        </draw:polygon>
        <draw:polygon draw:style-name="gr30" draw:text-style-name="P8" draw:layer="layout" svg:width="0.026cm" svg:height="0.38cm" svg:x="28.951cm" svg:y="10.321cm" svg:viewBox="0 0 27 381" draw:points="0,381 27,381 27,0 0,0">
          <text:p/>
        </draw:polygon>
        <draw:polygon draw:style-name="gr30" draw:text-style-name="P8" draw:layer="layout" svg:width="0.026cm" svg:height="0.38cm" svg:x="28.977cm" svg:y="10.321cm" svg:viewBox="0 0 27 381" draw:points="0,381 27,381 27,0 0,0">
          <text:p/>
        </draw:polygon>
        <draw:polygon draw:style-name="gr32" draw:text-style-name="P10" draw:layer="layout" svg:width="0.026cm" svg:height="0.38cm" svg:x="29.003cm" svg:y="10.321cm" svg:viewBox="0 0 27 381" draw:points="0,381 27,381 27,0 0,0">
          <text:p/>
        </draw:polygon>
        <draw:polygon draw:style-name="gr31" draw:text-style-name="P9" draw:layer="layout" svg:width="0.026cm" svg:height="0.38cm" svg:x="29.029cm" svg:y="10.321cm" svg:viewBox="0 0 27 381" draw:points="0,381 27,381 27,0 0,0">
          <text:p/>
        </draw:polygon>
        <draw:polygon draw:style-name="gr32" draw:text-style-name="P10" draw:layer="layout" svg:width="0.026cm" svg:height="0.38cm" svg:x="29.056cm" svg:y="10.321cm" svg:viewBox="0 0 27 381" draw:points="0,381 27,381 27,0 0,0">
          <text:p/>
        </draw:polygon>
        <draw:polygon draw:style-name="gr32" draw:text-style-name="P10" draw:layer="layout" svg:width="0.026cm" svg:height="0.38cm" svg:x="29.082cm" svg:y="10.321cm" svg:viewBox="0 0 27 381" draw:points="0,381 27,381 27,0 0,0">
          <text:p/>
        </draw:polygon>
        <draw:polygon draw:style-name="gr30" draw:text-style-name="P8" draw:layer="layout" svg:width="0.026cm" svg:height="0.38cm" svg:x="29.108cm" svg:y="10.321cm" svg:viewBox="0 0 27 381" draw:points="0,381 27,381 27,0 0,0">
          <text:p/>
        </draw:polygon>
        <draw:polygon draw:style-name="gr31" draw:text-style-name="P9" draw:layer="layout" svg:width="0.027cm" svg:height="0.38cm" svg:x="29.134cm" svg:y="10.321cm" svg:viewBox="0 0 28 381" draw:points="0,381 28,381 28,0 0,0">
          <text:p/>
        </draw:polygon>
        <draw:polygon draw:style-name="gr29" draw:text-style-name="P7" draw:layer="layout" svg:width="0.026cm" svg:height="0.38cm" svg:x="29.161cm" svg:y="10.321cm" svg:viewBox="0 0 27 381" draw:points="0,381 27,381 27,0 0,0">
          <text:p/>
        </draw:polygon>
        <draw:polygon draw:style-name="gr31" draw:text-style-name="P9" draw:layer="layout" svg:width="0.026cm" svg:height="0.38cm" svg:x="29.187cm" svg:y="10.321cm" svg:viewBox="0 0 27 381" draw:points="0,381 27,381 27,0 0,0">
          <text:p/>
        </draw:polygon>
        <draw:polygon draw:style-name="gr32" draw:text-style-name="P10" draw:layer="layout" svg:width="0.026cm" svg:height="0.38cm" svg:x="29.213cm" svg:y="10.321cm" svg:viewBox="0 0 27 381" draw:points="0,381 27,381 27,0 0,0">
          <text:p/>
        </draw:polygon>
        <draw:polygon draw:style-name="gr31" draw:text-style-name="P9" draw:layer="layout" svg:width="0.026cm" svg:height="0.38cm" svg:x="29.24cm" svg:y="10.321cm" svg:viewBox="0 0 27 381" draw:points="0,381 27,381 27,0 0,0">
          <text:p/>
        </draw:polygon>
        <draw:polygon draw:style-name="gr32" draw:text-style-name="P10" draw:layer="layout" svg:width="0.026cm" svg:height="0.38cm" svg:x="29.266cm" svg:y="10.321cm" svg:viewBox="0 0 27 381" draw:points="0,381 27,381 27,0 0,0">
          <text:p/>
        </draw:polygon>
        <draw:polygon draw:style-name="gr30" draw:text-style-name="P8" draw:layer="layout" svg:width="0.026cm" svg:height="0.38cm" svg:x="29.292cm" svg:y="10.321cm" svg:viewBox="0 0 27 381" draw:points="0,381 27,381 27,0 0,0">
          <text:p/>
        </draw:polygon>
        <draw:polygon draw:style-name="gr32" draw:text-style-name="P10" draw:layer="layout" svg:width="0.026cm" svg:height="0.38cm" svg:x="29.318cm" svg:y="10.321cm" svg:viewBox="0 0 27 381" draw:points="0,381 27,381 27,0 0,0">
          <text:p/>
        </draw:polygon>
        <draw:polygon draw:style-name="gr32" draw:text-style-name="P10" draw:layer="layout" svg:width="0.026cm" svg:height="0.38cm" svg:x="29.345cm" svg:y="10.321cm" svg:viewBox="0 0 27 381" draw:points="0,381 27,381 27,0 0,0">
          <text:p/>
        </draw:polygon>
        <draw:polygon draw:style-name="gr31" draw:text-style-name="P9" draw:layer="layout" svg:width="0.026cm" svg:height="0.38cm" svg:x="29.371cm" svg:y="10.321cm" svg:viewBox="0 0 27 381" draw:points="0,381 27,381 27,0 0,0">
          <text:p/>
        </draw:polygon>
        <draw:polygon draw:style-name="gr29" draw:text-style-name="P7" draw:layer="layout" svg:width="0.026cm" svg:height="0.38cm" svg:x="29.397cm" svg:y="10.321cm" svg:viewBox="0 0 27 381" draw:points="0,381 27,381 27,0 0,0">
          <text:p/>
        </draw:polygon>
        <draw:polygon draw:style-name="gr29" draw:text-style-name="P7" draw:layer="layout" svg:width="0.026cm" svg:height="0.38cm" svg:x="29.423cm" svg:y="10.321cm" svg:viewBox="0 0 27 381" draw:points="0,381 27,381 27,0 0,0">
          <text:p/>
        </draw:polygon>
        <draw:polygon draw:style-name="gr32" draw:text-style-name="P10" draw:layer="layout" svg:width="0.026cm" svg:height="0.38cm" svg:x="29.45cm" svg:y="10.321cm" svg:viewBox="0 0 27 381" draw:points="0,381 27,381 27,0 0,0">
          <text:p/>
        </draw:polygon>
        <draw:polygon draw:style-name="gr32" draw:text-style-name="P10" draw:layer="layout" svg:width="0.026cm" svg:height="0.38cm" svg:x="29.476cm" svg:y="10.321cm" svg:viewBox="0 0 27 381" draw:points="0,381 27,381 27,0 0,0">
          <text:p/>
        </draw:polygon>
        <draw:polygon draw:style-name="gr30" draw:text-style-name="P8" draw:layer="layout" svg:width="0.026cm" svg:height="0.38cm" svg:x="29.502cm" svg:y="10.321cm" svg:viewBox="0 0 27 381" draw:points="0,381 27,381 27,0 0,0">
          <text:p/>
        </draw:polygon>
        <draw:polygon draw:style-name="gr32" draw:text-style-name="P10" draw:layer="layout" svg:width="0.027cm" svg:height="0.38cm" svg:x="29.528cm" svg:y="10.321cm" svg:viewBox="0 0 28 381" draw:points="0,381 28,381 28,0 0,0">
          <text:p/>
        </draw:polygon>
        <draw:polygon draw:style-name="gr32" draw:text-style-name="P10" draw:layer="layout" svg:width="0.026cm" svg:height="0.38cm" svg:x="29.555cm" svg:y="10.321cm" svg:viewBox="0 0 27 381" draw:points="0,381 27,381 27,0 0,0">
          <text:p/>
        </draw:polygon>
        <draw:polygon draw:style-name="gr30" draw:text-style-name="P8" draw:layer="layout" svg:width="0.026cm" svg:height="0.38cm" svg:x="29.581cm" svg:y="10.321cm" svg:viewBox="0 0 27 381" draw:points="0,381 27,381 27,0 0,0">
          <text:p/>
        </draw:polygon>
        <draw:polygon draw:style-name="gr31" draw:text-style-name="P9" draw:layer="layout" svg:width="0.026cm" svg:height="0.38cm" svg:x="29.607cm" svg:y="10.321cm" svg:viewBox="0 0 27 381" draw:points="0,381 27,381 27,0 0,0">
          <text:p/>
        </draw:polygon>
        <draw:polygon draw:style-name="gr30" draw:text-style-name="P8" draw:layer="layout" svg:width="0.026cm" svg:height="0.38cm" svg:x="29.635cm" svg:y="10.321cm" svg:viewBox="0 0 27 381" draw:points="0,381 27,381 27,0 0,0">
          <text:p/>
        </draw:polygon>
        <draw:polygon draw:style-name="gr30" draw:text-style-name="P8" draw:layer="layout" svg:width="0.026cm" svg:height="0.38cm" svg:x="29.66cm" svg:y="10.321cm" svg:viewBox="0 0 27 381" draw:points="0,381 27,381 27,0 0,0">
          <text:p/>
        </draw:polygon>
        <draw:polygon draw:style-name="gr30" draw:text-style-name="P8" draw:layer="layout" svg:width="0.026cm" svg:height="0.38cm" svg:x="29.686cm" svg:y="10.321cm" svg:viewBox="0 0 27 381" draw:points="0,381 27,381 27,0 0,0">
          <text:p/>
        </draw:polygon>
        <draw:polygon draw:style-name="gr30" draw:text-style-name="P8" draw:layer="layout" svg:width="0.026cm" svg:height="0.38cm" svg:x="29.712cm" svg:y="10.321cm" svg:viewBox="0 0 27 381" draw:points="0,381 27,381 27,0 0,0">
          <text:p/>
        </draw:polygon>
        <draw:polygon draw:style-name="gr32" draw:text-style-name="P10" draw:layer="layout" svg:width="0.026cm" svg:height="0.38cm" svg:x="29.739cm" svg:y="10.321cm" svg:viewBox="0 0 27 381" draw:points="0,381 27,381 27,0 0,0">
          <text:p/>
        </draw:polygon>
        <draw:polygon draw:style-name="gr31" draw:text-style-name="P9" draw:layer="layout" svg:width="0.026cm" svg:height="0.38cm" svg:x="29.765cm" svg:y="10.321cm" svg:viewBox="0 0 27 381" draw:points="0,381 27,381 27,0 0,0">
          <text:p/>
        </draw:polygon>
        <draw:polygon draw:style-name="gr30" draw:text-style-name="P8" draw:layer="layout" svg:width="0.026cm" svg:height="0.38cm" svg:x="29.791cm" svg:y="10.321cm" svg:viewBox="0 0 27 381" draw:points="0,381 27,381 27,0 0,0">
          <text:p/>
        </draw:polygon>
        <draw:polygon draw:style-name="gr30" draw:text-style-name="P8" draw:layer="layout" svg:width="0.027cm" svg:height="0.38cm" svg:x="29.817cm" svg:y="10.321cm" svg:viewBox="0 0 28 381" draw:points="0,381 28,381 28,0 0,0">
          <text:p/>
        </draw:polygon>
        <draw:polygon draw:style-name="gr31" draw:text-style-name="P9" draw:layer="layout" svg:width="0.026cm" svg:height="0.38cm" svg:x="29.844cm" svg:y="10.321cm" svg:viewBox="0 0 27 381" draw:points="0,381 27,381 27,0 0,0">
          <text:p/>
        </draw:polygon>
        <draw:polygon draw:style-name="gr31" draw:text-style-name="P9" draw:layer="layout" svg:width="0.026cm" svg:height="0.38cm" svg:x="29.87cm" svg:y="10.321cm" svg:viewBox="0 0 27 381" draw:points="0,381 27,381 27,0 0,0">
          <text:p/>
        </draw:polygon>
        <draw:polygon draw:style-name="gr32" draw:text-style-name="P10" draw:layer="layout" svg:width="0.027cm" svg:height="0.38cm" svg:x="29.896cm" svg:y="10.321cm" svg:viewBox="0 0 28 381" draw:points="0,381 28,381 28,0 0,0">
          <text:p/>
        </draw:polygon>
        <draw:polygon draw:style-name="gr32" draw:text-style-name="P10" draw:layer="layout" svg:width="0.026cm" svg:height="0.38cm" svg:x="29.923cm" svg:y="10.321cm" svg:viewBox="0 0 27 381" draw:points="0,381 27,381 27,0 0,0">
          <text:p/>
        </draw:polygon>
        <draw:polygon draw:style-name="gr32" draw:text-style-name="P10" draw:layer="layout" svg:width="0.026cm" svg:height="0.38cm" svg:x="29.949cm" svg:y="10.321cm" svg:viewBox="0 0 27 381" draw:points="0,381 27,381 27,0 0,0">
          <text:p/>
        </draw:polygon>
        <draw:polygon draw:style-name="gr32" draw:text-style-name="P10" draw:layer="layout" svg:width="0.026cm" svg:height="0.38cm" svg:x="29.975cm" svg:y="10.321cm" svg:viewBox="0 0 27 381" draw:points="0,381 27,381 27,0 0,0">
          <text:p/>
        </draw:polygon>
        <draw:polygon draw:style-name="gr32" draw:text-style-name="P10" draw:layer="layout" svg:width="0.026cm" svg:height="0.38cm" svg:x="30.002cm" svg:y="10.321cm" svg:viewBox="0 0 27 381" draw:points="0,381 27,381 27,0 0,0">
          <text:p/>
        </draw:polygon>
        <draw:polygon draw:style-name="gr31" draw:text-style-name="P9" draw:layer="layout" svg:width="0.026cm" svg:height="0.38cm" svg:x="30.028cm" svg:y="10.321cm" svg:viewBox="0 0 27 381" draw:points="0,381 27,381 27,0 0,0">
          <text:p/>
        </draw:polygon>
        <draw:polygon draw:style-name="gr32" draw:text-style-name="P10" draw:layer="layout" svg:width="0.026cm" svg:height="0.38cm" svg:x="30.054cm" svg:y="10.321cm" svg:viewBox="0 0 27 381" draw:points="0,381 27,381 27,0 0,0">
          <text:p/>
        </draw:polygon>
        <draw:polygon draw:style-name="gr29" draw:text-style-name="P7" draw:layer="layout" svg:width="0.026cm" svg:height="0.38cm" svg:x="30.08cm" svg:y="10.321cm" svg:viewBox="0 0 27 381" draw:points="0,381 27,381 27,0 0,0">
          <text:p/>
        </draw:polygon>
        <draw:polygon draw:style-name="gr29" draw:text-style-name="P7" draw:layer="layout" svg:width="0.026cm" svg:height="0.38cm" svg:x="30.106cm" svg:y="10.321cm" svg:viewBox="0 0 27 381" draw:points="0,381 27,381 27,0 0,0">
          <text:p/>
        </draw:polygon>
        <draw:polygon draw:style-name="gr30" draw:text-style-name="P8" draw:layer="layout" svg:width="0.026cm" svg:height="0.38cm" svg:x="30.133cm" svg:y="10.321cm" svg:viewBox="0 0 27 381" draw:points="0,381 27,381 27,0 0,0">
          <text:p/>
        </draw:polygon>
        <draw:polygon draw:style-name="gr31" draw:text-style-name="P9" draw:layer="layout" svg:width="0.026cm" svg:height="0.38cm" svg:x="30.159cm" svg:y="10.321cm" svg:viewBox="0 0 27 381" draw:points="0,381 27,381 27,0 0,0">
          <text:p/>
        </draw:polygon>
        <draw:polygon draw:style-name="gr29" draw:text-style-name="P7" draw:layer="layout" svg:width="0.026cm" svg:height="0.38cm" svg:x="30.185cm" svg:y="10.321cm" svg:viewBox="0 0 27 381" draw:points="0,381 27,381 27,0 0,0">
          <text:p/>
        </draw:polygon>
        <draw:polygon draw:style-name="gr31" draw:text-style-name="P9" draw:layer="layout" svg:width="0.027cm" svg:height="0.38cm" svg:x="30.211cm" svg:y="10.321cm" svg:viewBox="0 0 28 381" draw:points="0,381 28,381 28,0 0,0">
          <text:p/>
        </draw:polygon>
        <draw:polygon draw:style-name="gr29" draw:text-style-name="P7" draw:layer="layout" svg:width="0.026cm" svg:height="0.38cm" svg:x="30.238cm" svg:y="10.321cm" svg:viewBox="0 0 27 381" draw:points="0,381 27,381 27,0 0,0">
          <text:p/>
        </draw:polygon>
        <draw:polygon draw:style-name="gr30" draw:text-style-name="P8" draw:layer="layout" svg:width="0.026cm" svg:height="0.38cm" svg:x="30.264cm" svg:y="10.321cm" svg:viewBox="0 0 27 381" draw:points="0,381 27,381 27,0 0,0">
          <text:p/>
        </draw:polygon>
        <draw:polygon draw:style-name="gr30" draw:text-style-name="P8" draw:layer="layout" svg:width="0.027cm" svg:height="0.38cm" svg:x="30.29cm" svg:y="10.321cm" svg:viewBox="0 0 28 381" draw:points="0,381 28,381 28,0 0,0">
          <text:p/>
        </draw:polygon>
        <draw:polygon draw:style-name="gr31" draw:text-style-name="P9" draw:layer="layout" svg:width="0.026cm" svg:height="0.38cm" svg:x="30.317cm" svg:y="10.321cm" svg:viewBox="0 0 27 381" draw:points="0,381 27,381 27,0 0,0">
          <text:p/>
        </draw:polygon>
        <draw:polygon draw:style-name="gr31" draw:text-style-name="P9" draw:layer="layout" svg:width="0.026cm" svg:height="0.38cm" svg:x="30.343cm" svg:y="10.321cm" svg:viewBox="0 0 27 381" draw:points="0,381 27,381 27,0 0,0">
          <text:p/>
        </draw:polygon>
        <draw:polygon draw:style-name="gr31" draw:text-style-name="P9" draw:layer="layout" svg:width="0.026cm" svg:height="0.38cm" svg:x="30.369cm" svg:y="10.321cm" svg:viewBox="0 0 27 381" draw:points="0,381 27,381 27,0 0,0">
          <text:p/>
        </draw:polygon>
        <draw:polygon draw:style-name="gr29" draw:text-style-name="P7" draw:layer="layout" svg:width="0.026cm" svg:height="0.38cm" svg:x="30.396cm" svg:y="10.321cm" svg:viewBox="0 0 27 381" draw:points="0,381 27,381 27,0 0,0">
          <text:p/>
        </draw:polygon>
        <draw:polygon draw:style-name="gr31" draw:text-style-name="P9" draw:layer="layout" svg:width="0.026cm" svg:height="0.38cm" svg:x="30.422cm" svg:y="10.321cm" svg:viewBox="0 0 27 381" draw:points="0,381 27,381 27,0 0,0">
          <text:p/>
        </draw:polygon>
        <draw:polygon draw:style-name="gr31" draw:text-style-name="P9" draw:layer="layout" svg:width="0.026cm" svg:height="0.38cm" svg:x="30.448cm" svg:y="10.321cm" svg:viewBox="0 0 27 381" draw:points="0,381 27,381 27,0 0,0">
          <text:p/>
        </draw:polygon>
        <draw:polygon draw:style-name="gr29" draw:text-style-name="P7" draw:layer="layout" svg:width="0.026cm" svg:height="0.38cm" svg:x="30.475cm" svg:y="10.321cm" svg:viewBox="0 0 27 381" draw:points="0,381 27,381 27,0 0,0">
          <text:p/>
        </draw:polygon>
        <draw:polygon draw:style-name="gr29" draw:text-style-name="P7" draw:layer="layout" svg:width="0.026cm" svg:height="0.38cm" svg:x="30.501cm" svg:y="10.321cm" svg:viewBox="0 0 27 381" draw:points="0,381 27,381 27,0 0,0">
          <text:p/>
        </draw:polygon>
        <draw:polygon draw:style-name="gr31" draw:text-style-name="P9" draw:layer="layout" svg:width="0.026cm" svg:height="0.38cm" svg:x="30.527cm" svg:y="10.321cm" svg:viewBox="0 0 27 381" draw:points="0,381 27,381 27,0 0,0">
          <text:p/>
        </draw:polygon>
        <draw:polygon draw:style-name="gr31" draw:text-style-name="P9" draw:layer="layout" svg:width="0.026cm" svg:height="0.38cm" svg:x="30.553cm" svg:y="10.321cm" svg:viewBox="0 0 27 381" draw:points="0,381 27,381 27,0 0,0">
          <text:p/>
        </draw:polygon>
        <draw:polygon draw:style-name="gr30" draw:text-style-name="P8" draw:layer="layout" svg:width="0.027cm" svg:height="0.38cm" svg:x="30.579cm" svg:y="10.321cm" svg:viewBox="0 0 28 381" draw:points="0,381 28,381 28,0 0,0">
          <text:p/>
        </draw:polygon>
        <draw:polygon draw:style-name="gr31" draw:text-style-name="P9" draw:layer="layout" svg:width="0.026cm" svg:height="0.38cm" svg:x="30.606cm" svg:y="10.321cm" svg:viewBox="0 0 27 381" draw:points="0,381 27,381 27,0 0,0">
          <text:p/>
        </draw:polygon>
        <draw:polygon draw:style-name="gr31" draw:text-style-name="P9" draw:layer="layout" svg:width="0.026cm" svg:height="0.38cm" svg:x="30.632cm" svg:y="10.321cm" svg:viewBox="0 0 27 381" draw:points="0,381 27,381 27,0 0,0">
          <text:p/>
        </draw:polygon>
        <draw:polygon draw:style-name="gr29" draw:text-style-name="P7" draw:layer="layout" svg:width="0.026cm" svg:height="0.38cm" svg:x="30.658cm" svg:y="10.321cm" svg:viewBox="0 0 27 381" draw:points="0,381 27,381 27,0 0,0">
          <text:p/>
        </draw:polygon>
        <draw:polygon draw:style-name="gr30" draw:text-style-name="P8" draw:layer="layout" svg:width="0.026cm" svg:height="0.38cm" svg:x="30.685cm" svg:y="10.321cm" svg:viewBox="0 0 27 381" draw:points="0,381 27,381 27,0 0,0">
          <text:p/>
        </draw:polygon>
        <draw:polygon draw:style-name="gr31" draw:text-style-name="P9" draw:layer="layout" svg:width="0.026cm" svg:height="0.38cm" svg:x="30.711cm" svg:y="10.321cm" svg:viewBox="0 0 27 381" draw:points="0,381 27,381 27,0 0,0">
          <text:p/>
        </draw:polygon>
        <draw:polygon draw:style-name="gr32" draw:text-style-name="P10" draw:layer="layout" svg:width="0.026cm" svg:height="0.38cm" svg:x="30.737cm" svg:y="10.321cm" svg:viewBox="0 0 27 381" draw:points="0,381 27,381 27,0 0,0">
          <text:p/>
        </draw:polygon>
        <draw:polygon draw:style-name="gr31" draw:text-style-name="P9" draw:layer="layout" svg:width="0.026cm" svg:height="0.38cm" svg:x="30.763cm" svg:y="10.321cm" svg:viewBox="0 0 27 381" draw:points="0,381 27,381 27,0 0,0">
          <text:p/>
        </draw:polygon>
        <draw:polygon draw:style-name="gr31" draw:text-style-name="P9" draw:layer="layout" svg:width="0.026cm" svg:height="0.38cm" svg:x="30.79cm" svg:y="10.321cm" svg:viewBox="0 0 27 381" draw:points="0,381 27,381 27,0 0,0">
          <text:p/>
        </draw:polygon>
        <draw:polygon draw:style-name="gr31" draw:text-style-name="P9" draw:layer="layout" svg:width="0.026cm" svg:height="0.38cm" svg:x="30.816cm" svg:y="10.321cm" svg:viewBox="0 0 27 381" draw:points="0,381 27,381 27,0 0,0">
          <text:p/>
        </draw:polygon>
        <draw:polygon draw:style-name="gr31" draw:text-style-name="P9" draw:layer="layout" svg:width="0.026cm" svg:height="0.38cm" svg:x="30.842cm" svg:y="10.321cm" svg:viewBox="0 0 27 381" draw:points="0,381 27,381 27,0 0,0">
          <text:p/>
        </draw:polygon>
        <draw:polygon draw:style-name="gr31" draw:text-style-name="P9" draw:layer="layout" svg:width="0.026cm" svg:height="0.38cm" svg:x="30.868cm" svg:y="10.321cm" svg:viewBox="0 0 27 381" draw:points="0,381 27,381 27,0 0,0">
          <text:p/>
        </draw:polygon>
        <draw:polygon draw:style-name="gr30" draw:text-style-name="P8" draw:layer="layout" svg:width="0.026cm" svg:height="0.38cm" svg:x="30.895cm" svg:y="10.321cm" svg:viewBox="0 0 27 381" draw:points="0,381 27,381 27,0 0,0">
          <text:p/>
        </draw:polygon>
        <draw:polygon draw:style-name="gr30" draw:text-style-name="P8" draw:layer="layout" svg:width="0.026cm" svg:height="0.38cm" svg:x="30.921cm" svg:y="10.321cm" svg:viewBox="0 0 27 381" draw:points="0,381 27,381 27,0 0,0">
          <text:p/>
        </draw:polygon>
        <draw:polygon draw:style-name="gr32" draw:text-style-name="P10" draw:layer="layout" svg:width="0.026cm" svg:height="0.38cm" svg:x="30.947cm" svg:y="10.321cm" svg:viewBox="0 0 27 381" draw:points="0,381 27,381 27,0 0,0">
          <text:p/>
        </draw:polygon>
        <draw:polygon draw:style-name="gr31" draw:text-style-name="P9" draw:layer="layout" svg:width="0.027cm" svg:height="0.38cm" svg:x="30.973cm" svg:y="10.321cm" svg:viewBox="0 0 28 381" draw:points="0,381 28,381 28,0 0,0">
          <text:p/>
        </draw:polygon>
        <draw:polygon draw:style-name="gr30" draw:text-style-name="P8" draw:layer="layout" svg:width="0.026cm" svg:height="0.38cm" svg:x="31cm" svg:y="10.321cm" svg:viewBox="0 0 27 381" draw:points="0,381 27,381 27,0 0,0">
          <text:p/>
        </draw:polygon>
        <draw:polygon draw:style-name="gr30" draw:text-style-name="P8" draw:layer="layout" svg:width="0.026cm" svg:height="0.38cm" svg:x="31.026cm" svg:y="10.321cm" svg:viewBox="0 0 27 381" draw:points="0,381 27,381 27,0 0,0">
          <text:p/>
        </draw:polygon>
        <draw:polygon draw:style-name="gr31" draw:text-style-name="P9" draw:layer="layout" svg:width="0.026cm" svg:height="0.38cm" svg:x="31.052cm" svg:y="10.321cm" svg:viewBox="0 0 27 381" draw:points="0,381 27,381 27,0 0,0">
          <text:p/>
        </draw:polygon>
        <draw:polygon draw:style-name="gr30" draw:text-style-name="P8" draw:layer="layout" svg:width="0.026cm" svg:height="0.38cm" svg:x="31.079cm" svg:y="10.321cm" svg:viewBox="0 0 27 381" draw:points="0,381 27,381 27,0 0,0">
          <text:p/>
        </draw:polygon>
        <draw:polygon draw:style-name="gr31" draw:text-style-name="P9" draw:layer="layout" svg:width="0.026cm" svg:height="0.38cm" svg:x="31.105cm" svg:y="10.321cm" svg:viewBox="0 0 27 381" draw:points="0,381 27,381 27,0 0,0">
          <text:p/>
        </draw:polygon>
        <draw:polygon draw:style-name="gr31" draw:text-style-name="P9" draw:layer="layout" svg:width="0.026cm" svg:height="0.38cm" svg:x="31.131cm" svg:y="10.321cm" svg:viewBox="0 0 27 381" draw:points="0,381 27,381 27,0 0,0">
          <text:p/>
        </draw:polygon>
        <draw:polygon draw:style-name="gr30" draw:text-style-name="P8" draw:layer="layout" svg:width="0.026cm" svg:height="0.38cm" svg:x="31.157cm" svg:y="10.321cm" svg:viewBox="0 0 27 381" draw:points="0,381 27,381 27,0 0,0">
          <text:p/>
        </draw:polygon>
        <draw:polygon draw:style-name="gr31" draw:text-style-name="P9" draw:layer="layout" svg:width="0.026cm" svg:height="0.38cm" svg:x="31.184cm" svg:y="10.321cm" svg:viewBox="0 0 27 381" draw:points="0,381 27,381 27,0 0,0">
          <text:p/>
        </draw:polygon>
        <draw:polygon draw:style-name="gr29" draw:text-style-name="P7" draw:layer="layout" svg:width="0.026cm" svg:height="0.38cm" svg:x="31.21cm" svg:y="10.321cm" svg:viewBox="0 0 27 381" draw:points="0,381 27,381 27,0 0,0">
          <text:p/>
        </draw:polygon>
        <draw:polygon draw:style-name="gr30" draw:text-style-name="P8" draw:layer="layout" svg:width="0.026cm" svg:height="0.38cm" svg:x="31.236cm" svg:y="10.321cm" svg:viewBox="0 0 27 381" draw:points="0,381 27,381 27,0 0,0">
          <text:p/>
        </draw:polygon>
        <draw:polygon draw:style-name="gr31" draw:text-style-name="P9" draw:layer="layout" svg:width="0.026cm" svg:height="0.38cm" svg:x="31.262cm" svg:y="10.321cm" svg:viewBox="0 0 27 381" draw:points="0,381 27,381 27,0 0,0">
          <text:p/>
        </draw:polygon>
        <draw:polygon draw:style-name="gr30" draw:text-style-name="P8" draw:layer="layout" svg:width="0.026cm" svg:height="0.38cm" svg:x="31.289cm" svg:y="10.321cm" svg:viewBox="0 0 27 381" draw:points="0,381 27,381 27,0 0,0">
          <text:p/>
        </draw:polygon>
        <draw:polygon draw:style-name="gr31" draw:text-style-name="P9" draw:layer="layout" svg:width="0.026cm" svg:height="0.38cm" svg:x="31.316cm" svg:y="10.321cm" svg:viewBox="0 0 27 381" draw:points="0,381 27,381 27,0 0,0">
          <text:p/>
        </draw:polygon>
        <draw:polygon draw:style-name="gr31" draw:text-style-name="P9" draw:layer="layout" svg:width="0.027cm" svg:height="0.38cm" svg:x="31.341cm" svg:y="10.321cm" svg:viewBox="0 0 28 381" draw:points="0,381 28,381 28,0 0,0">
          <text:p/>
        </draw:polygon>
        <draw:polygon draw:style-name="gr30" draw:text-style-name="P8" draw:layer="layout" svg:width="0.026cm" svg:height="0.38cm" svg:x="31.368cm" svg:y="10.321cm" svg:viewBox="0 0 27 381" draw:points="0,381 27,381 27,0 0,0">
          <text:p/>
        </draw:polygon>
        <draw:polygon draw:style-name="gr32" draw:text-style-name="P10" draw:layer="layout" svg:width="0.026cm" svg:height="0.38cm" svg:x="31.394cm" svg:y="10.321cm" svg:viewBox="0 0 27 381" draw:points="0,381 27,381 27,0 0,0">
          <text:p/>
        </draw:polygon>
        <draw:polygon draw:style-name="gr30" draw:text-style-name="P8" draw:layer="layout" svg:width="0.026cm" svg:height="0.38cm" svg:x="31.42cm" svg:y="10.321cm" svg:viewBox="0 0 27 381" draw:points="0,381 27,381 27,0 0,0">
          <text:p/>
        </draw:polygon>
        <draw:polygon draw:style-name="gr30" draw:text-style-name="P8" draw:layer="layout" svg:width="0.026cm" svg:height="0.38cm" svg:x="31.446cm" svg:y="10.321cm" svg:viewBox="0 0 27 381" draw:points="0,381 27,381 27,0 0,0">
          <text:p/>
        </draw:polygon>
        <draw:polygon draw:style-name="gr30" draw:text-style-name="P8" draw:layer="layout" svg:width="0.026cm" svg:height="0.38cm" svg:x="31.473cm" svg:y="10.321cm" svg:viewBox="0 0 27 381" draw:points="0,381 27,381 27,0 0,0">
          <text:p/>
        </draw:polygon>
        <draw:polygon draw:style-name="gr30" draw:text-style-name="P8" draw:layer="layout" svg:width="0.026cm" svg:height="0.38cm" svg:x="31.499cm" svg:y="10.321cm" svg:viewBox="0 0 27 381" draw:points="0,381 27,381 27,0 0,0">
          <text:p/>
        </draw:polygon>
        <draw:polygon draw:style-name="gr32" draw:text-style-name="P10" draw:layer="layout" svg:width="0.026cm" svg:height="0.38cm" svg:x="31.525cm" svg:y="10.321cm" svg:viewBox="0 0 27 381" draw:points="0,381 27,381 27,0 0,0">
          <text:p/>
        </draw:polygon>
        <draw:polygon draw:style-name="gr30" draw:text-style-name="P8" draw:layer="layout" svg:width="0.026cm" svg:height="0.38cm" svg:x="31.551cm" svg:y="10.321cm" svg:viewBox="0 0 27 381" draw:points="0,381 27,381 27,0 0,0">
          <text:p/>
        </draw:polygon>
        <draw:polygon draw:style-name="gr29" draw:text-style-name="P7" draw:layer="layout" svg:width="0.026cm" svg:height="0.38cm" svg:x="31.578cm" svg:y="10.321cm" svg:viewBox="0 0 27 381" draw:points="0,381 27,381 27,0 0,0">
          <text:p/>
        </draw:polygon>
        <draw:polygon draw:style-name="gr29" draw:text-style-name="P7" draw:layer="layout" svg:width="0.026cm" svg:height="0.38cm" svg:x="31.604cm" svg:y="10.321cm" svg:viewBox="0 0 27 381" draw:points="0,381 27,381 27,0 0,0">
          <text:p/>
        </draw:polygon>
        <draw:polygon draw:style-name="gr29" draw:text-style-name="P7" draw:layer="layout" svg:width="0.026cm" svg:height="0.38cm" svg:x="31.63cm" svg:y="10.321cm" svg:viewBox="0 0 27 381" draw:points="0,381 27,381 27,0 0,0">
          <text:p/>
        </draw:polygon>
        <draw:polygon draw:style-name="gr32" draw:text-style-name="P10" draw:layer="layout" svg:width="0.027cm" svg:height="0.38cm" svg:x="31.656cm" svg:y="10.321cm" svg:viewBox="0 0 28 381" draw:points="0,381 28,381 28,0 0,0">
          <text:p/>
        </draw:polygon>
        <draw:polygon draw:style-name="gr31" draw:text-style-name="P9" draw:layer="layout" svg:width="0.026cm" svg:height="0.38cm" svg:x="31.683cm" svg:y="10.321cm" svg:viewBox="0 0 27 381" draw:points="0,381 27,381 27,0 0,0">
          <text:p/>
        </draw:polygon>
        <draw:polygon draw:style-name="gr30" draw:text-style-name="P8" draw:layer="layout" svg:width="0.026cm" svg:height="0.38cm" svg:x="31.709cm" svg:y="10.321cm" svg:viewBox="0 0 27 381" draw:points="0,381 27,381 27,0 0,0">
          <text:p/>
        </draw:polygon>
        <draw:polygon draw:style-name="gr29" draw:text-style-name="P7" draw:layer="layout" svg:width="0.027cm" svg:height="0.38cm" svg:x="31.735cm" svg:y="10.321cm" svg:viewBox="0 0 28 381" draw:points="0,381 28,381 28,0 0,0">
          <text:p/>
        </draw:polygon>
        <draw:polygon draw:style-name="gr32" draw:text-style-name="P10" draw:layer="layout" svg:width="0.026cm" svg:height="0.38cm" svg:x="31.763cm" svg:y="10.321cm" svg:viewBox="0 0 27 381" draw:points="0,381 27,381 27,0 0,0">
          <text:p/>
        </draw:polygon>
        <draw:polygon draw:style-name="gr30" draw:text-style-name="P8" draw:layer="layout" svg:width="0.026cm" svg:height="0.38cm" svg:x="31.788cm" svg:y="10.321cm" svg:viewBox="0 0 27 381" draw:points="0,381 27,381 27,0 0,0">
          <text:p/>
        </draw:polygon>
        <draw:polygon draw:style-name="gr31" draw:text-style-name="P9" draw:layer="layout" svg:width="0.026cm" svg:height="0.38cm" svg:x="31.814cm" svg:y="10.321cm" svg:viewBox="0 0 27 381" draw:points="0,381 27,381 27,0 0,0">
          <text:p/>
        </draw:polygon>
        <draw:polygon draw:style-name="gr31" draw:text-style-name="P9" draw:layer="layout" svg:width="0.026cm" svg:height="0.38cm" svg:x="31.841cm" svg:y="10.321cm" svg:viewBox="0 0 27 381" draw:points="0,381 27,381 27,0 0,0">
          <text:p/>
        </draw:polygon>
        <draw:polygon draw:style-name="gr32" draw:text-style-name="P10" draw:layer="layout" svg:width="0.026cm" svg:height="0.38cm" svg:x="31.867cm" svg:y="10.321cm" svg:viewBox="0 0 27 381" draw:points="0,381 27,381 27,0 0,0">
          <text:p/>
        </draw:polygon>
        <draw:polygon draw:style-name="gr31" draw:text-style-name="P9" draw:layer="layout" svg:width="0.026cm" svg:height="0.38cm" svg:x="31.893cm" svg:y="10.321cm" svg:viewBox="0 0 27 381" draw:points="0,381 27,381 27,0 0,0">
          <text:p/>
        </draw:polygon>
        <draw:polygon draw:style-name="gr31" draw:text-style-name="P9" draw:layer="layout" svg:width="0.026cm" svg:height="0.38cm" svg:x="31.919cm" svg:y="10.321cm" svg:viewBox="0 0 27 381" draw:points="0,381 27,381 27,0 0,0">
          <text:p/>
        </draw:polygon>
        <draw:polygon draw:style-name="gr31" draw:text-style-name="P9" draw:layer="layout" svg:width="0.026cm" svg:height="0.38cm" svg:x="31.945cm" svg:y="10.321cm" svg:viewBox="0 0 27 381" draw:points="0,381 27,381 27,0 0,0">
          <text:p/>
        </draw:polygon>
        <draw:polygon draw:style-name="gr31" draw:text-style-name="P9" draw:layer="layout" svg:width="0.026cm" svg:height="0.38cm" svg:x="31.972cm" svg:y="10.321cm" svg:viewBox="0 0 27 381" draw:points="0,381 27,381 27,0 0,0">
          <text:p/>
        </draw:polygon>
        <draw:polygon draw:style-name="gr30" draw:text-style-name="P8" draw:layer="layout" svg:width="0.026cm" svg:height="0.38cm" svg:x="31.998cm" svg:y="10.321cm" svg:viewBox="0 0 27 381" draw:points="0,381 27,381 27,0 0,0">
          <text:p/>
        </draw:polygon>
        <draw:polygon draw:style-name="gr32" draw:text-style-name="P10" draw:layer="layout" svg:width="0.026cm" svg:height="0.38cm" svg:x="32.024cm" svg:y="10.321cm" svg:viewBox="0 0 27 381" draw:points="0,381 27,381 27,0 0,0">
          <text:p/>
        </draw:polygon>
        <draw:polygon draw:style-name="gr32" draw:text-style-name="P10" draw:layer="layout" svg:width="0.027cm" svg:height="0.38cm" svg:x="32.05cm" svg:y="10.321cm" svg:viewBox="0 0 28 381" draw:points="0,381 28,381 28,0 0,0">
          <text:p/>
        </draw:polygon>
        <draw:polygon draw:style-name="gr30" draw:text-style-name="P8" draw:layer="layout" svg:width="0.026cm" svg:height="0.38cm" svg:x="32.077cm" svg:y="10.321cm" svg:viewBox="0 0 27 381" draw:points="0,381 27,381 27,0 0,0">
          <text:p/>
        </draw:polygon>
        <draw:polygon draw:style-name="gr30" draw:text-style-name="P8" draw:layer="layout" svg:width="0.026cm" svg:height="0.38cm" svg:x="32.103cm" svg:y="10.321cm" svg:viewBox="0 0 27 381" draw:points="0,381 27,381 27,0 0,0">
          <text:p/>
        </draw:polygon>
        <draw:polygon draw:style-name="gr31" draw:text-style-name="P9" draw:layer="layout" svg:width="0.026cm" svg:height="0.38cm" svg:x="32.13cm" svg:y="10.321cm" svg:viewBox="0 0 27 381" draw:points="0,381 27,381 27,0 0,0">
          <text:p/>
        </draw:polygon>
        <draw:polygon draw:style-name="gr29" draw:text-style-name="P7" draw:layer="layout" svg:width="0.026cm" svg:height="0.38cm" svg:x="32.156cm" svg:y="10.321cm" svg:viewBox="0 0 27 381" draw:points="0,381 27,381 27,0 0,0">
          <text:p/>
        </draw:polygon>
        <draw:polygon draw:style-name="gr31" draw:text-style-name="P9" draw:layer="layout" svg:width="0.026cm" svg:height="0.38cm" svg:x="32.182cm" svg:y="10.321cm" svg:viewBox="0 0 27 381" draw:points="0,381 27,381 27,0 0,0">
          <text:p/>
        </draw:polygon>
        <draw:polygon draw:style-name="gr30" draw:text-style-name="P8" draw:layer="layout" svg:width="0.026cm" svg:height="0.38cm" svg:x="32.208cm" svg:y="10.321cm" svg:viewBox="0 0 27 381" draw:points="0,381 27,381 27,0 0,0">
          <text:p/>
        </draw:polygon>
        <draw:polygon draw:style-name="gr31" draw:text-style-name="P9" draw:layer="layout" svg:width="0.026cm" svg:height="0.38cm" svg:x="32.235cm" svg:y="10.321cm" svg:viewBox="0 0 27 381" draw:points="0,381 27,381 27,0 0,0">
          <text:p/>
        </draw:polygon>
        <draw:polygon draw:style-name="gr32" draw:text-style-name="P10" draw:layer="layout" svg:width="0.026cm" svg:height="0.38cm" svg:x="32.261cm" svg:y="10.321cm" svg:viewBox="0 0 27 381" draw:points="0,381 27,381 27,0 0,0">
          <text:p/>
        </draw:polygon>
        <draw:polygon draw:style-name="gr32" draw:text-style-name="P10" draw:layer="layout" svg:width="0.026cm" svg:height="0.38cm" svg:x="32.287cm" svg:y="10.321cm" svg:viewBox="0 0 27 381" draw:points="0,381 27,381 27,0 0,0">
          <text:p/>
        </draw:polygon>
        <draw:polygon draw:style-name="gr30" draw:text-style-name="P8" draw:layer="layout" svg:width="0.026cm" svg:height="0.38cm" svg:x="32.313cm" svg:y="10.321cm" svg:viewBox="0 0 27 381" draw:points="0,381 27,381 27,0 0,0">
          <text:p/>
        </draw:polygon>
        <draw:polygon draw:style-name="gr30" draw:text-style-name="P8" draw:layer="layout" svg:width="0.026cm" svg:height="0.38cm" svg:x="32.34cm" svg:y="10.321cm" svg:viewBox="0 0 27 381" draw:points="0,381 27,381 27,0 0,0">
          <text:p/>
        </draw:polygon>
        <draw:polygon draw:style-name="gr29" draw:text-style-name="P7" draw:layer="layout" svg:width="0.026cm" svg:height="0.38cm" svg:x="32.366cm" svg:y="10.321cm" svg:viewBox="0 0 27 381" draw:points="0,381 27,381 27,0 0,0">
          <text:p/>
        </draw:polygon>
        <draw:polygon draw:style-name="gr30" draw:text-style-name="P8" draw:layer="layout" svg:width="0.026cm" svg:height="0.38cm" svg:x="32.392cm" svg:y="10.321cm" svg:viewBox="0 0 27 381" draw:points="0,381 27,381 27,0 0,0">
          <text:p/>
        </draw:polygon>
        <draw:polygon draw:style-name="gr31" draw:text-style-name="P9" draw:layer="layout" svg:width="0.027cm" svg:height="0.38cm" svg:x="32.418cm" svg:y="10.321cm" svg:viewBox="0 0 28 381" draw:points="0,381 28,381 28,0 0,0">
          <text:p/>
        </draw:polygon>
        <draw:polygon draw:style-name="gr31" draw:text-style-name="P9" draw:layer="layout" svg:width="0.026cm" svg:height="0.38cm" svg:x="32.445cm" svg:y="10.321cm" svg:viewBox="0 0 27 381" draw:points="0,381 27,381 27,0 0,0">
          <text:p/>
        </draw:polygon>
        <draw:polygon draw:style-name="gr31" draw:text-style-name="P9" draw:layer="layout" svg:width="0.026cm" svg:height="0.38cm" svg:x="32.471cm" svg:y="10.321cm" svg:viewBox="0 0 27 381" draw:points="0,381 27,381 27,0 0,0">
          <text:p/>
        </draw:polygon>
        <draw:polygon draw:style-name="gr30" draw:text-style-name="P8" draw:layer="layout" svg:width="0.026cm" svg:height="0.38cm" svg:x="32.497cm" svg:y="10.321cm" svg:viewBox="0 0 27 381" draw:points="0,381 27,381 27,0 0,0">
          <text:p/>
        </draw:polygon>
        <draw:polygon draw:style-name="gr31" draw:text-style-name="P9" draw:layer="layout" svg:width="0.026cm" svg:height="0.38cm" svg:x="32.524cm" svg:y="10.321cm" svg:viewBox="0 0 27 381" draw:points="0,381 27,381 27,0 0,0">
          <text:p/>
        </draw:polygon>
        <draw:polygon draw:style-name="gr32" draw:text-style-name="P10" draw:layer="layout" svg:width="0.026cm" svg:height="0.38cm" svg:x="32.55cm" svg:y="10.321cm" svg:viewBox="0 0 27 381" draw:points="0,381 27,381 27,0 0,0">
          <text:p/>
        </draw:polygon>
        <draw:polygon draw:style-name="gr32" draw:text-style-name="P10" draw:layer="layout" svg:width="0.026cm" svg:height="0.38cm" svg:x="32.576cm" svg:y="10.321cm" svg:viewBox="0 0 27 381" draw:points="0,381 27,381 27,0 0,0">
          <text:p/>
        </draw:polygon>
        <draw:polygon draw:style-name="gr31" draw:text-style-name="P9" draw:layer="layout" svg:width="0.026cm" svg:height="0.38cm" svg:x="32.603cm" svg:y="10.321cm" svg:viewBox="0 0 27 381" draw:points="0,381 27,381 27,0 0,0">
          <text:p/>
        </draw:polygon>
        <draw:polygon draw:style-name="gr32" draw:text-style-name="P10" draw:layer="layout" svg:width="0.026cm" svg:height="0.38cm" svg:x="32.629cm" svg:y="10.321cm" svg:viewBox="0 0 27 381" draw:points="0,381 27,381 27,0 0,0">
          <text:p/>
        </draw:polygon>
        <draw:polygon draw:style-name="gr29" draw:text-style-name="P7" draw:layer="layout" svg:width="0.026cm" svg:height="0.38cm" svg:x="32.655cm" svg:y="10.321cm" svg:viewBox="0 0 27 381" draw:points="0,381 27,381 27,0 0,0">
          <text:p/>
        </draw:polygon>
        <draw:polygon draw:style-name="gr32" draw:text-style-name="P10" draw:layer="layout" svg:width="0.026cm" svg:height="0.38cm" svg:x="32.681cm" svg:y="10.321cm" svg:viewBox="0 0 27 381" draw:points="0,381 27,381 27,0 0,0">
          <text:p/>
        </draw:polygon>
        <draw:polygon draw:style-name="gr32" draw:text-style-name="P10" draw:layer="layout" svg:width="0.026cm" svg:height="0.38cm" svg:x="32.707cm" svg:y="10.321cm" svg:viewBox="0 0 27 381" draw:points="0,381 27,381 27,0 0,0">
          <text:p/>
        </draw:polygon>
        <draw:polygon draw:style-name="gr31" draw:text-style-name="P9" draw:layer="layout" svg:width="0.026cm" svg:height="0.38cm" svg:x="32.734cm" svg:y="10.321cm" svg:viewBox="0 0 27 381" draw:points="0,381 27,381 27,0 0,0">
          <text:p/>
        </draw:polygon>
        <draw:polygon draw:style-name="gr32" draw:text-style-name="P10" draw:layer="layout" svg:width="0.026cm" svg:height="0.38cm" svg:x="32.76cm" svg:y="10.321cm" svg:viewBox="0 0 27 381" draw:points="0,381 27,381 27,0 0,0">
          <text:p/>
        </draw:polygon>
        <draw:polygon draw:style-name="gr30" draw:text-style-name="P8" draw:layer="layout" svg:width="0.026cm" svg:height="0.38cm" svg:x="32.786cm" svg:y="10.321cm" svg:viewBox="0 0 27 381" draw:points="0,381 27,381 27,0 0,0">
          <text:p/>
        </draw:polygon>
        <draw:polygon draw:style-name="gr30" draw:text-style-name="P8" draw:layer="layout" svg:width="0.027cm" svg:height="0.38cm" svg:x="32.812cm" svg:y="10.321cm" svg:viewBox="0 0 28 381" draw:points="0,381 28,381 28,0 0,0">
          <text:p/>
        </draw:polygon>
        <draw:polygon draw:style-name="gr32" draw:text-style-name="P10" draw:layer="layout" svg:width="0.026cm" svg:height="0.38cm" svg:x="32.839cm" svg:y="10.321cm" svg:viewBox="0 0 27 381" draw:points="0,381 27,381 27,0 0,0">
          <text:p/>
        </draw:polygon>
        <draw:polygon draw:style-name="gr30" draw:text-style-name="P8" draw:layer="layout" svg:width="0.026cm" svg:height="0.38cm" svg:x="32.865cm" svg:y="10.321cm" svg:viewBox="0 0 27 381" draw:points="0,381 27,381 27,0 0,0">
          <text:p/>
        </draw:polygon>
        <draw:polygon draw:style-name="gr31" draw:text-style-name="P9" draw:layer="layout" svg:width="0.026cm" svg:height="0.38cm" svg:x="32.891cm" svg:y="10.321cm" svg:viewBox="0 0 27 381" draw:points="0,381 27,381 27,0 0,0">
          <text:p/>
        </draw:polygon>
        <draw:polygon draw:style-name="gr32" draw:text-style-name="P10" draw:layer="layout" svg:width="0.026cm" svg:height="0.38cm" svg:x="32.918cm" svg:y="10.321cm" svg:viewBox="0 0 27 381" draw:points="0,381 27,381 27,0 0,0">
          <text:p/>
        </draw:polygon>
        <draw:polygon draw:style-name="gr30" draw:text-style-name="P8" draw:layer="layout" svg:width="0.026cm" svg:height="0.38cm" svg:x="32.944cm" svg:y="10.321cm" svg:viewBox="0 0 27 381" draw:points="0,381 27,381 27,0 0,0">
          <text:p/>
        </draw:polygon>
        <draw:polygon draw:style-name="gr30" draw:text-style-name="P8" draw:layer="layout" svg:width="0.026cm" svg:height="0.38cm" svg:x="32.97cm" svg:y="10.321cm" svg:viewBox="0 0 27 381" draw:points="0,381 27,381 27,0 0,0">
          <text:p/>
        </draw:polygon>
        <draw:polygon draw:style-name="gr31" draw:text-style-name="P9" draw:layer="layout" svg:width="0.026cm" svg:height="0.38cm" svg:x="32.996cm" svg:y="10.321cm" svg:viewBox="0 0 27 381" draw:points="0,381 27,381 27,0 0,0">
          <text:p/>
        </draw:polygon>
        <draw:polygon draw:style-name="gr29" draw:text-style-name="P7" draw:layer="layout" svg:width="0.026cm" svg:height="0.38cm" svg:x="33.023cm" svg:y="10.321cm" svg:viewBox="0 0 27 381" draw:points="0,381 27,381 27,0 0,0">
          <text:p/>
        </draw:polygon>
        <draw:polygon draw:style-name="gr30" draw:text-style-name="P8" draw:layer="layout" svg:width="0.026cm" svg:height="0.38cm" svg:x="33.049cm" svg:y="10.321cm" svg:viewBox="0 0 27 381" draw:points="0,381 27,381 27,0 0,0">
          <text:p/>
        </draw:polygon>
        <draw:polygon draw:style-name="gr29" draw:text-style-name="P7" draw:layer="layout" svg:width="0.026cm" svg:height="0.38cm" svg:x="33.075cm" svg:y="10.321cm" svg:viewBox="0 0 27 381" draw:points="0,381 27,381 27,0 0,0">
          <text:p/>
        </draw:polygon>
        <draw:polygon draw:style-name="gr30" draw:text-style-name="P8" draw:layer="layout" svg:width="0.027cm" svg:height="0.38cm" svg:x="33.101cm" svg:y="10.321cm" svg:viewBox="0 0 28 381" draw:points="0,381 28,381 28,0 0,0">
          <text:p/>
        </draw:polygon>
        <draw:polygon draw:style-name="gr32" draw:text-style-name="P10" draw:layer="layout" svg:width="0.026cm" svg:height="0.38cm" svg:x="33.128cm" svg:y="10.321cm" svg:viewBox="0 0 27 381" draw:points="0,381 27,381 27,0 0,0">
          <text:p/>
        </draw:polygon>
        <draw:polygon draw:style-name="gr31" draw:text-style-name="P9" draw:layer="layout" svg:width="0.026cm" svg:height="0.38cm" svg:x="33.154cm" svg:y="10.321cm" svg:viewBox="0 0 27 381" draw:points="0,381 27,381 27,0 0,0">
          <text:p/>
        </draw:polygon>
        <draw:polygon draw:style-name="gr31" draw:text-style-name="P9" draw:layer="layout" svg:width="0.027cm" svg:height="0.38cm" svg:x="33.18cm" svg:y="10.321cm" svg:viewBox="0 0 28 381" draw:points="0,381 28,381 28,0 0,0">
          <text:p/>
        </draw:polygon>
        <draw:polygon draw:style-name="gr31" draw:text-style-name="P9" draw:layer="layout" svg:width="0.026cm" svg:height="0.38cm" svg:x="33.207cm" svg:y="10.321cm" svg:viewBox="0 0 27 381" draw:points="0,381 27,381 27,0 0,0">
          <text:p/>
        </draw:polygon>
        <draw:polygon draw:style-name="gr30" draw:text-style-name="P8" draw:layer="layout" svg:width="0.026cm" svg:height="0.38cm" svg:x="33.233cm" svg:y="10.321cm" svg:viewBox="0 0 27 381" draw:points="0,381 27,381 27,0 0,0">
          <text:p/>
        </draw:polygon>
        <draw:polygon draw:style-name="gr30" draw:text-style-name="P8" draw:layer="layout" svg:width="0.026cm" svg:height="0.38cm" svg:x="33.259cm" svg:y="10.321cm" svg:viewBox="0 0 27 381" draw:points="0,381 27,381 27,0 0,0">
          <text:p/>
        </draw:polygon>
        <draw:polygon draw:style-name="gr32" draw:text-style-name="P10" draw:layer="layout" svg:width="0.026cm" svg:height="0.38cm" svg:x="33.286cm" svg:y="10.321cm" svg:viewBox="0 0 27 381" draw:points="0,381 27,381 27,0 0,0">
          <text:p/>
        </draw:polygon>
        <draw:polygon draw:style-name="gr30" draw:text-style-name="P8" draw:layer="layout" svg:width="0.026cm" svg:height="0.38cm" svg:x="33.312cm" svg:y="10.321cm" svg:viewBox="0 0 27 381" draw:points="0,381 27,381 27,0 0,0">
          <text:p/>
        </draw:polygon>
        <draw:polygon draw:style-name="gr31" draw:text-style-name="P9" draw:layer="layout" svg:width="0.026cm" svg:height="0.38cm" svg:x="33.338cm" svg:y="10.321cm" svg:viewBox="0 0 27 381" draw:points="0,381 27,381 27,0 0,0">
          <text:p/>
        </draw:polygon>
        <draw:polygon draw:style-name="gr32" draw:text-style-name="P10" draw:layer="layout" svg:width="0.026cm" svg:height="0.38cm" svg:x="33.364cm" svg:y="10.321cm" svg:viewBox="0 0 27 381" draw:points="0,381 27,381 27,0 0,0">
          <text:p/>
        </draw:polygon>
        <draw:polygon draw:style-name="gr30" draw:text-style-name="P8" draw:layer="layout" svg:width="0.026cm" svg:height="0.38cm" svg:x="33.39cm" svg:y="10.321cm" svg:viewBox="0 0 27 381" draw:points="0,381 27,381 27,0 0,0">
          <text:p/>
        </draw:polygon>
        <draw:polygon draw:style-name="gr29" draw:text-style-name="P7" draw:layer="layout" svg:width="0.026cm" svg:height="0.38cm" svg:x="33.417cm" svg:y="10.321cm" svg:viewBox="0 0 27 381" draw:points="0,381 27,381 27,0 0,0">
          <text:p/>
        </draw:polygon>
        <draw:polygon draw:style-name="gr30" draw:text-style-name="P8" draw:layer="layout" svg:width="0.026cm" svg:height="0.38cm" svg:x="33.444cm" svg:y="10.321cm" svg:viewBox="0 0 27 381" draw:points="0,381 27,381 27,0 0,0">
          <text:p/>
        </draw:polygon>
        <draw:polygon draw:style-name="gr30" draw:text-style-name="P8" draw:layer="layout" svg:width="0.026cm" svg:height="0.38cm" svg:x="33.469cm" svg:y="10.321cm" svg:viewBox="0 0 27 381" draw:points="0,381 27,381 27,0 0,0">
          <text:p/>
        </draw:polygon>
        <draw:polygon draw:style-name="gr30" draw:text-style-name="P8" draw:layer="layout" svg:width="0.027cm" svg:height="0.38cm" svg:x="33.495cm" svg:y="10.321cm" svg:viewBox="0 0 28 381" draw:points="0,381 28,381 28,0 0,0">
          <text:p/>
        </draw:polygon>
        <draw:polygon draw:style-name="gr29" draw:text-style-name="P7" draw:layer="layout" svg:width="0.026cm" svg:height="0.38cm" svg:x="20.123cm" svg:y="9.563cm" svg:viewBox="0 0 27 381" draw:points="0,381 27,381 27,0 0,0">
          <text:p/>
        </draw:polygon>
        <draw:polygon draw:style-name="gr30" draw:text-style-name="P8" draw:layer="layout" svg:width="0.026cm" svg:height="0.38cm" svg:x="20.15cm" svg:y="9.563cm" svg:viewBox="0 0 27 381" draw:points="0,381 27,381 27,0 0,0">
          <text:p/>
        </draw:polygon>
        <draw:polygon draw:style-name="gr31" draw:text-style-name="P9" draw:layer="layout" svg:width="0.026cm" svg:height="0.38cm" svg:x="20.176cm" svg:y="9.563cm" svg:viewBox="0 0 27 381" draw:points="0,381 27,381 27,0 0,0">
          <text:p/>
        </draw:polygon>
        <draw:polygon draw:style-name="gr32" draw:text-style-name="P10" draw:layer="layout" svg:width="0.026cm" svg:height="0.38cm" svg:x="20.202cm" svg:y="9.563cm" svg:viewBox="0 0 27 381" draw:points="0,381 27,381 27,0 0,0">
          <text:p/>
        </draw:polygon>
        <draw:polygon draw:style-name="gr31" draw:text-style-name="P9" draw:layer="layout" svg:width="0.026cm" svg:height="0.38cm" svg:x="20.228cm" svg:y="9.563cm" svg:viewBox="0 0 27 381" draw:points="0,381 27,381 27,0 0,0">
          <text:p/>
        </draw:polygon>
        <draw:polygon draw:style-name="gr32" draw:text-style-name="P10" draw:layer="layout" svg:width="0.026cm" svg:height="0.38cm" svg:x="20.256cm" svg:y="9.563cm" svg:viewBox="0 0 27 381" draw:points="0,381 27,381 27,0 0,0">
          <text:p/>
        </draw:polygon>
        <draw:polygon draw:style-name="gr32" draw:text-style-name="P10" draw:layer="layout" svg:width="0.026cm" svg:height="0.38cm" svg:x="20.281cm" svg:y="9.563cm" svg:viewBox="0 0 27 381" draw:points="0,381 27,381 27,0 0,0">
          <text:p/>
        </draw:polygon>
        <draw:polygon draw:style-name="gr30" draw:text-style-name="P8" draw:layer="layout" svg:width="0.026cm" svg:height="0.38cm" svg:x="20.307cm" svg:y="9.563cm" svg:viewBox="0 0 27 381" draw:points="0,381 27,381 27,0 0,0">
          <text:p/>
        </draw:polygon>
        <draw:polygon draw:style-name="gr32" draw:text-style-name="P10" draw:layer="layout" svg:width="0.026cm" svg:height="0.38cm" svg:x="20.333cm" svg:y="9.563cm" svg:viewBox="0 0 27 381" draw:points="0,381 27,381 27,0 0,0">
          <text:p/>
        </draw:polygon>
        <draw:polygon draw:style-name="gr32" draw:text-style-name="P10" draw:layer="layout" svg:width="0.027cm" svg:height="0.38cm" svg:x="20.359cm" svg:y="9.563cm" svg:viewBox="0 0 28 381" draw:points="0,381 28,381 28,0 0,0">
          <text:p/>
        </draw:polygon>
        <draw:polygon draw:style-name="gr30" draw:text-style-name="P8" draw:layer="layout" svg:width="0.026cm" svg:height="0.38cm" svg:x="20.386cm" svg:y="9.563cm" svg:viewBox="0 0 27 381" draw:points="0,381 27,381 27,0 0,0">
          <text:p/>
        </draw:polygon>
        <draw:polygon draw:style-name="gr29" draw:text-style-name="P7" draw:layer="layout" svg:width="0.026cm" svg:height="0.38cm" svg:x="20.412cm" svg:y="9.563cm" svg:viewBox="0 0 27 381" draw:points="0,381 27,381 27,0 0,0">
          <text:p/>
        </draw:polygon>
        <draw:polygon draw:style-name="gr31" draw:text-style-name="P9" draw:layer="layout" svg:width="0.027cm" svg:height="0.38cm" svg:x="20.438cm" svg:y="9.563cm" svg:viewBox="0 0 28 381" draw:points="0,381 28,381 28,0 0,0">
          <text:p/>
        </draw:polygon>
        <draw:polygon draw:style-name="gr31" draw:text-style-name="P9" draw:layer="layout" svg:width="0.026cm" svg:height="0.38cm" svg:x="20.465cm" svg:y="9.563cm" svg:viewBox="0 0 27 381" draw:points="0,381 27,381 27,0 0,0">
          <text:p/>
        </draw:polygon>
        <draw:polygon draw:style-name="gr30" draw:text-style-name="P8" draw:layer="layout" svg:width="0.026cm" svg:height="0.38cm" svg:x="20.491cm" svg:y="9.563cm" svg:viewBox="0 0 27 381" draw:points="0,381 27,381 27,0 0,0">
          <text:p/>
        </draw:polygon>
        <draw:polygon draw:style-name="gr30" draw:text-style-name="P8" draw:layer="layout" svg:width="0.026cm" svg:height="0.38cm" svg:x="20.517cm" svg:y="9.563cm" svg:viewBox="0 0 27 381" draw:points="0,381 27,381 27,0 0,0">
          <text:p/>
        </draw:polygon>
        <draw:polygon draw:style-name="gr31" draw:text-style-name="P9" draw:layer="layout" svg:width="0.026cm" svg:height="0.38cm" svg:x="20.544cm" svg:y="9.563cm" svg:viewBox="0 0 27 381" draw:points="0,381 27,381 27,0 0,0">
          <text:p/>
        </draw:polygon>
        <draw:polygon draw:style-name="gr32" draw:text-style-name="P10" draw:layer="layout" svg:width="0.026cm" svg:height="0.38cm" svg:x="20.596cm" svg:y="9.563cm" svg:viewBox="0 0 27 381" draw:points="0,381 27,381 27,0 0,0">
          <text:p/>
        </draw:polygon>
        <draw:polygon draw:style-name="gr30" draw:text-style-name="P8" draw:layer="layout" svg:width="0.026cm" svg:height="0.38cm" svg:x="20.622cm" svg:y="9.563cm" svg:viewBox="0 0 27 381" draw:points="0,381 27,381 27,0 0,0">
          <text:p/>
        </draw:polygon>
        <draw:polygon draw:style-name="gr31" draw:text-style-name="P9" draw:layer="layout" svg:width="0.026cm" svg:height="0.38cm" svg:x="20.649cm" svg:y="9.563cm" svg:viewBox="0 0 27 381" draw:points="0,381 27,381 27,0 0,0">
          <text:p/>
        </draw:polygon>
        <draw:polygon draw:style-name="gr31" draw:text-style-name="P9" draw:layer="layout" svg:width="0.026cm" svg:height="0.38cm" svg:x="20.676cm" svg:y="9.563cm" svg:viewBox="0 0 27 381" draw:points="0,381 27,381 27,0 0,0">
          <text:p/>
        </draw:polygon>
        <draw:polygon draw:style-name="gr31" draw:text-style-name="P9" draw:layer="layout" svg:width="0.026cm" svg:height="0.38cm" svg:x="20.701cm" svg:y="9.563cm" svg:viewBox="0 0 27 381" draw:points="0,381 27,381 27,0 0,0">
          <text:p/>
        </draw:polygon>
        <draw:polygon draw:style-name="gr32" draw:text-style-name="P10" draw:layer="layout" svg:width="0.026cm" svg:height="0.38cm" svg:x="20.727cm" svg:y="9.563cm" svg:viewBox="0 0 27 381" draw:points="0,381 27,381 27,0 0,0">
          <text:p/>
        </draw:polygon>
        <draw:polygon draw:style-name="gr30" draw:text-style-name="P8" draw:layer="layout" svg:width="0.026cm" svg:height="0.38cm" svg:x="20.754cm" svg:y="9.563cm" svg:viewBox="0 0 27 381" draw:points="0,381 27,381 27,0 0,0">
          <text:p/>
        </draw:polygon>
        <draw:polygon draw:style-name="gr31" draw:text-style-name="P9" draw:layer="layout" svg:width="0.026cm" svg:height="0.38cm" svg:x="20.78cm" svg:y="9.563cm" svg:viewBox="0 0 27 381" draw:points="0,381 27,381 27,0 0,0">
          <text:p/>
        </draw:polygon>
        <draw:polygon draw:style-name="gr31" draw:text-style-name="P9" draw:layer="layout" svg:width="0.027cm" svg:height="0.38cm" svg:x="20.806cm" svg:y="9.563cm" svg:viewBox="0 0 28 381" draw:points="0,381 28,381 28,0 0,0">
          <text:p/>
        </draw:polygon>
        <draw:polygon draw:style-name="gr30" draw:text-style-name="P8" draw:layer="layout" svg:width="0.026cm" svg:height="0.38cm" svg:x="20.833cm" svg:y="9.563cm" svg:viewBox="0 0 27 381" draw:points="0,381 27,381 27,0 0,0">
          <text:p/>
        </draw:polygon>
        <draw:polygon draw:style-name="gr30" draw:text-style-name="P8" draw:layer="layout" svg:width="0.026cm" svg:height="0.38cm" svg:x="20.859cm" svg:y="9.563cm" svg:viewBox="0 0 27 381" draw:points="0,381 27,381 27,0 0,0">
          <text:p/>
        </draw:polygon>
        <draw:polygon draw:style-name="gr30" draw:text-style-name="P8" draw:layer="layout" svg:width="0.026cm" svg:height="0.38cm" svg:x="20.885cm" svg:y="9.563cm" svg:viewBox="0 0 27 381" draw:points="0,381 27,381 27,0 0,0">
          <text:p/>
        </draw:polygon>
        <draw:polygon draw:style-name="gr32" draw:text-style-name="P10" draw:layer="layout" svg:width="0.026cm" svg:height="0.38cm" svg:x="20.911cm" svg:y="9.563cm" svg:viewBox="0 0 27 381" draw:points="0,381 27,381 27,0 0,0">
          <text:p/>
        </draw:polygon>
        <draw:polygon draw:style-name="gr31" draw:text-style-name="P9" draw:layer="layout" svg:width="0.026cm" svg:height="0.38cm" svg:x="20.938cm" svg:y="9.563cm" svg:viewBox="0 0 27 381" draw:points="0,381 27,381 27,0 0,0">
          <text:p/>
        </draw:polygon>
        <draw:polygon draw:style-name="gr30" draw:text-style-name="P8" draw:layer="layout" svg:width="0.026cm" svg:height="0.38cm" svg:x="20.964cm" svg:y="9.563cm" svg:viewBox="0 0 27 381" draw:points="0,381 27,381 27,0 0,0">
          <text:p/>
        </draw:polygon>
        <draw:polygon draw:style-name="gr29" draw:text-style-name="P7" draw:layer="layout" svg:width="0.026cm" svg:height="0.38cm" svg:x="20.99cm" svg:y="9.563cm" svg:viewBox="0 0 27 381" draw:points="0,381 27,381 27,0 0,0">
          <text:p/>
        </draw:polygon>
        <draw:polygon draw:style-name="gr30" draw:text-style-name="P8" draw:layer="layout" svg:width="0.026cm" svg:height="0.38cm" svg:x="21.016cm" svg:y="9.563cm" svg:viewBox="0 0 27 381" draw:points="0,381 27,381 27,0 0,0">
          <text:p/>
        </draw:polygon>
        <draw:polygon draw:style-name="gr30" draw:text-style-name="P8" draw:layer="layout" svg:width="0.026cm" svg:height="0.38cm" svg:x="21.043cm" svg:y="9.563cm" svg:viewBox="0 0 27 381" draw:points="0,381 27,381 27,0 0,0">
          <text:p/>
        </draw:polygon>
        <draw:polygon draw:style-name="gr31" draw:text-style-name="P9" draw:layer="layout" svg:width="0.026cm" svg:height="0.38cm" svg:x="21.069cm" svg:y="9.563cm" svg:viewBox="0 0 27 381" draw:points="0,381 27,381 27,0 0,0">
          <text:p/>
        </draw:polygon>
        <draw:polygon draw:style-name="gr31" draw:text-style-name="P9" draw:layer="layout" svg:width="0.026cm" svg:height="0.38cm" svg:x="21.096cm" svg:y="9.563cm" svg:viewBox="0 0 27 381" draw:points="0,381 27,381 27,0 0,0">
          <text:p/>
        </draw:polygon>
        <draw:polygon draw:style-name="gr30" draw:text-style-name="P8" draw:layer="layout" svg:width="0.027cm" svg:height="0.38cm" svg:x="21.121cm" svg:y="9.563cm" svg:viewBox="0 0 28 381" draw:points="0,381 28,381 28,0 0,0">
          <text:p/>
        </draw:polygon>
        <draw:polygon draw:style-name="gr31" draw:text-style-name="P9" draw:layer="layout" svg:width="0.026cm" svg:height="0.38cm" svg:x="21.148cm" svg:y="9.563cm" svg:viewBox="0 0 27 381" draw:points="0,381 27,381 27,0 0,0">
          <text:p/>
        </draw:polygon>
        <draw:polygon draw:style-name="gr31" draw:text-style-name="P9" draw:layer="layout" svg:width="0.026cm" svg:height="0.38cm" svg:x="21.174cm" svg:y="9.563cm" svg:viewBox="0 0 27 381" draw:points="0,381 27,381 27,0 0,0">
          <text:p/>
        </draw:polygon>
        <draw:polygon draw:style-name="gr29" draw:text-style-name="P7" draw:layer="layout" svg:width="0.027cm" svg:height="0.38cm" svg:x="21.2cm" svg:y="9.563cm" svg:viewBox="0 0 28 381" draw:points="0,381 28,381 28,0 0,0">
          <text:p/>
        </draw:polygon>
        <draw:polygon draw:style-name="gr31" draw:text-style-name="P9" draw:layer="layout" svg:width="0.026cm" svg:height="0.38cm" svg:x="21.227cm" svg:y="9.563cm" svg:viewBox="0 0 27 381" draw:points="0,381 27,381 27,0 0,0">
          <text:p/>
        </draw:polygon>
        <draw:polygon draw:style-name="gr29" draw:text-style-name="P7" draw:layer="layout" svg:width="0.026cm" svg:height="0.38cm" svg:x="21.253cm" svg:y="9.563cm" svg:viewBox="0 0 27 381" draw:points="0,381 27,381 27,0 0,0">
          <text:p/>
        </draw:polygon>
        <draw:polygon draw:style-name="gr30" draw:text-style-name="P8" draw:layer="layout" svg:width="0.026cm" svg:height="0.38cm" svg:x="21.279cm" svg:y="9.563cm" svg:viewBox="0 0 27 381" draw:points="0,381 27,381 27,0 0,0">
          <text:p/>
        </draw:polygon>
        <draw:polygon draw:style-name="gr31" draw:text-style-name="P9" draw:layer="layout" svg:width="0.026cm" svg:height="0.38cm" svg:x="21.305cm" svg:y="9.563cm" svg:viewBox="0 0 27 381" draw:points="0,381 27,381 27,0 0,0">
          <text:p/>
        </draw:polygon>
        <draw:polygon draw:style-name="gr30" draw:text-style-name="P8" draw:layer="layout" svg:width="0.026cm" svg:height="0.38cm" svg:x="21.332cm" svg:y="9.563cm" svg:viewBox="0 0 27 381" draw:points="0,381 27,381 27,0 0,0">
          <text:p/>
        </draw:polygon>
        <draw:polygon draw:style-name="gr30" draw:text-style-name="P8" draw:layer="layout" svg:width="0.026cm" svg:height="0.38cm" svg:x="21.358cm" svg:y="9.563cm" svg:viewBox="0 0 27 381" draw:points="0,381 27,381 27,0 0,0">
          <text:p/>
        </draw:polygon>
        <draw:polygon draw:style-name="gr31" draw:text-style-name="P9" draw:layer="layout" svg:width="0.026cm" svg:height="0.38cm" svg:x="21.384cm" svg:y="9.563cm" svg:viewBox="0 0 27 381" draw:points="0,381 27,381 27,0 0,0">
          <text:p/>
        </draw:polygon>
        <draw:polygon draw:style-name="gr32" draw:text-style-name="P10" draw:layer="layout" svg:width="0.026cm" svg:height="0.38cm" svg:x="21.41cm" svg:y="9.563cm" svg:viewBox="0 0 27 381" draw:points="0,381 27,381 27,0 0,0">
          <text:p/>
        </draw:polygon>
        <draw:polygon draw:style-name="gr31" draw:text-style-name="P9" draw:layer="layout" svg:width="0.026cm" svg:height="0.38cm" svg:x="21.437cm" svg:y="9.563cm" svg:viewBox="0 0 27 381" draw:points="0,381 27,381 27,0 0,0">
          <text:p/>
        </draw:polygon>
        <draw:polygon draw:style-name="gr30" draw:text-style-name="P8" draw:layer="layout" svg:width="0.026cm" svg:height="0.38cm" svg:x="21.463cm" svg:y="9.563cm" svg:viewBox="0 0 27 381" draw:points="0,381 27,381 27,0 0,0">
          <text:p/>
        </draw:polygon>
        <draw:polygon draw:style-name="gr32" draw:text-style-name="P10" draw:layer="layout" svg:width="0.026cm" svg:height="0.38cm" svg:x="21.489cm" svg:y="9.563cm" svg:viewBox="0 0 27 381" draw:points="0,381 27,381 27,0 0,0">
          <text:p/>
        </draw:polygon>
        <draw:polygon draw:style-name="gr31" draw:text-style-name="P9" draw:layer="layout" svg:width="0.027cm" svg:height="0.38cm" svg:x="21.516cm" svg:y="9.563cm" svg:viewBox="0 0 28 381" draw:points="0,381 28,381 28,0 0,0">
          <text:p/>
        </draw:polygon>
        <draw:polygon draw:style-name="gr30" draw:text-style-name="P8" draw:layer="layout" svg:width="0.026cm" svg:height="0.38cm" svg:x="21.543cm" svg:y="9.563cm" svg:viewBox="0 0 27 381" draw:points="0,381 27,381 27,0 0,0">
          <text:p/>
        </draw:polygon>
        <draw:polygon draw:style-name="gr31" draw:text-style-name="P9" draw:layer="layout" svg:width="0.026cm" svg:height="0.38cm" svg:x="21.568cm" svg:y="9.563cm" svg:viewBox="0 0 27 381" draw:points="0,381 27,381 27,0 0,0">
          <text:p/>
        </draw:polygon>
        <draw:polygon draw:style-name="gr31" draw:text-style-name="P9" draw:layer="layout" svg:width="0.026cm" svg:height="0.38cm" svg:x="21.595cm" svg:y="9.563cm" svg:viewBox="0 0 27 381" draw:points="0,381 27,381 27,0 0,0">
          <text:p/>
        </draw:polygon>
        <draw:polygon draw:style-name="gr31" draw:text-style-name="P9" draw:layer="layout" svg:width="0.026cm" svg:height="0.38cm" svg:x="21.621cm" svg:y="9.563cm" svg:viewBox="0 0 27 381" draw:points="0,381 27,381 27,0 0,0">
          <text:p/>
        </draw:polygon>
        <draw:polygon draw:style-name="gr30" draw:text-style-name="P8" draw:layer="layout" svg:width="0.026cm" svg:height="0.38cm" svg:x="21.647cm" svg:y="9.563cm" svg:viewBox="0 0 27 381" draw:points="0,381 27,381 27,0 0,0">
          <text:p/>
        </draw:polygon>
        <draw:polygon draw:style-name="gr32" draw:text-style-name="P10" draw:layer="layout" svg:width="0.026cm" svg:height="0.38cm" svg:x="21.673cm" svg:y="9.563cm" svg:viewBox="0 0 27 381" draw:points="0,381 27,381 27,0 0,0">
          <text:p/>
        </draw:polygon>
        <draw:polygon draw:style-name="gr30" draw:text-style-name="P8" draw:layer="layout" svg:width="0.026cm" svg:height="0.38cm" svg:x="21.7cm" svg:y="9.563cm" svg:viewBox="0 0 27 381" draw:points="0,381 27,381 27,0 0,0">
          <text:p/>
        </draw:polygon>
        <draw:polygon draw:style-name="gr30" draw:text-style-name="P8" draw:layer="layout" svg:width="0.026cm" svg:height="0.38cm" svg:x="21.726cm" svg:y="9.563cm" svg:viewBox="0 0 27 381" draw:points="0,381 27,381 27,0 0,0">
          <text:p/>
        </draw:polygon>
        <draw:polygon draw:style-name="gr30" draw:text-style-name="P8" draw:layer="layout" svg:width="0.026cm" svg:height="0.38cm" svg:x="21.752cm" svg:y="9.563cm" svg:viewBox="0 0 27 381" draw:points="0,381 27,381 27,0 0,0">
          <text:p/>
        </draw:polygon>
        <draw:polygon draw:style-name="gr31" draw:text-style-name="P9" draw:layer="layout" svg:width="0.027cm" svg:height="0.38cm" svg:x="21.804cm" svg:y="9.563cm" svg:viewBox="0 0 28 381" draw:points="0,381 28,381 28,0 0,0">
          <text:p/>
        </draw:polygon>
        <draw:polygon draw:style-name="gr29" draw:text-style-name="P7" draw:layer="layout" svg:width="0.026cm" svg:height="0.38cm" svg:x="21.831cm" svg:y="9.563cm" svg:viewBox="0 0 27 381" draw:points="0,381 27,381 27,0 0,0">
          <text:p/>
        </draw:polygon>
        <draw:polygon draw:style-name="gr30" draw:text-style-name="P8" draw:layer="layout" svg:width="0.026cm" svg:height="0.38cm" svg:x="21.857cm" svg:y="9.563cm" svg:viewBox="0 0 27 381" draw:points="0,381 27,381 27,0 0,0">
          <text:p/>
        </draw:polygon>
        <draw:polygon draw:style-name="gr31" draw:text-style-name="P9" draw:layer="layout" svg:width="0.027cm" svg:height="0.38cm" svg:x="21.883cm" svg:y="9.563cm" svg:viewBox="0 0 28 381" draw:points="0,381 28,381 28,0 0,0">
          <text:p/>
        </draw:polygon>
        <draw:polygon draw:style-name="gr30" draw:text-style-name="P8" draw:layer="layout" svg:width="0.026cm" svg:height="0.38cm" svg:x="21.91cm" svg:y="9.563cm" svg:viewBox="0 0 27 381" draw:points="0,381 27,381 27,0 0,0">
          <text:p/>
        </draw:polygon>
        <draw:polygon draw:style-name="gr31" draw:text-style-name="P9" draw:layer="layout" svg:width="0.026cm" svg:height="0.38cm" svg:x="21.936cm" svg:y="9.563cm" svg:viewBox="0 0 27 381" draw:points="0,381 27,381 27,0 0,0">
          <text:p/>
        </draw:polygon>
        <draw:polygon draw:style-name="gr30" draw:text-style-name="P8" draw:layer="layout" svg:width="0.026cm" svg:height="0.38cm" svg:x="21.963cm" svg:y="9.563cm" svg:viewBox="0 0 27 381" draw:points="0,381 27,381 27,0 0,0">
          <text:p/>
        </draw:polygon>
        <draw:polygon draw:style-name="gr30" draw:text-style-name="P8" draw:layer="layout" svg:width="0.026cm" svg:height="0.38cm" svg:x="21.989cm" svg:y="9.563cm" svg:viewBox="0 0 27 381" draw:points="0,381 27,381 27,0 0,0">
          <text:p/>
        </draw:polygon>
        <draw:polygon draw:style-name="gr32" draw:text-style-name="P10" draw:layer="layout" svg:width="0.026cm" svg:height="0.38cm" svg:x="22.015cm" svg:y="9.563cm" svg:viewBox="0 0 27 381" draw:points="0,381 27,381 27,0 0,0">
          <text:p/>
        </draw:polygon>
        <draw:polygon draw:style-name="gr32" draw:text-style-name="P10" draw:layer="layout" svg:width="0.026cm" svg:height="0.38cm" svg:x="22.041cm" svg:y="9.563cm" svg:viewBox="0 0 27 381" draw:points="0,381 27,381 27,0 0,0">
          <text:p/>
        </draw:polygon>
        <draw:polygon draw:style-name="gr30" draw:text-style-name="P8" draw:layer="layout" svg:width="0.026cm" svg:height="0.38cm" svg:x="22.067cm" svg:y="9.563cm" svg:viewBox="0 0 27 381" draw:points="0,381 27,381 27,0 0,0">
          <text:p/>
        </draw:polygon>
        <draw:polygon draw:style-name="gr30" draw:text-style-name="P8" draw:layer="layout" svg:width="0.026cm" svg:height="0.38cm" svg:x="22.094cm" svg:y="9.563cm" svg:viewBox="0 0 27 381" draw:points="0,381 27,381 27,0 0,0">
          <text:p/>
        </draw:polygon>
        <draw:polygon draw:style-name="gr29" draw:text-style-name="P7" draw:layer="layout" svg:width="0.026cm" svg:height="0.38cm" svg:x="22.12cm" svg:y="9.563cm" svg:viewBox="0 0 27 381" draw:points="0,381 27,381 27,0 0,0">
          <text:p/>
        </draw:polygon>
        <draw:polygon draw:style-name="gr30" draw:text-style-name="P8" draw:layer="layout" svg:width="0.026cm" svg:height="0.38cm" svg:x="22.146cm" svg:y="9.563cm" svg:viewBox="0 0 27 381" draw:points="0,381 27,381 27,0 0,0">
          <text:p/>
        </draw:polygon>
        <draw:polygon draw:style-name="gr29" draw:text-style-name="P7" draw:layer="layout" svg:width="0.026cm" svg:height="0.38cm" svg:x="22.172cm" svg:y="9.563cm" svg:viewBox="0 0 27 381" draw:points="0,381 27,381 27,0 0,0">
          <text:p/>
        </draw:polygon>
        <draw:polygon draw:style-name="gr30" draw:text-style-name="P8" draw:layer="layout" svg:width="0.026cm" svg:height="0.38cm" svg:x="22.199cm" svg:y="9.563cm" svg:viewBox="0 0 27 381" draw:points="0,381 27,381 27,0 0,0">
          <text:p/>
        </draw:polygon>
        <draw:polygon draw:style-name="gr30" draw:text-style-name="P8" draw:layer="layout" svg:width="0.026cm" svg:height="0.38cm" svg:x="22.225cm" svg:y="9.563cm" svg:viewBox="0 0 27 381" draw:points="0,381 27,381 27,0 0,0">
          <text:p/>
        </draw:polygon>
        <draw:polygon draw:style-name="gr29" draw:text-style-name="P7" draw:layer="layout" svg:width="0.026cm" svg:height="0.38cm" svg:x="22.251cm" svg:y="9.563cm" svg:viewBox="0 0 27 381" draw:points="0,381 27,381 27,0 0,0">
          <text:p/>
        </draw:polygon>
        <draw:polygon draw:style-name="gr29" draw:text-style-name="P7" draw:layer="layout" svg:width="0.027cm" svg:height="0.38cm" svg:x="22.277cm" svg:y="9.563cm" svg:viewBox="0 0 28 381" draw:points="0,381 28,381 28,0 0,0">
          <text:p/>
        </draw:polygon>
        <draw:polygon draw:style-name="gr29" draw:text-style-name="P7" draw:layer="layout" svg:width="0.026cm" svg:height="0.38cm" svg:x="22.304cm" svg:y="9.563cm" svg:viewBox="0 0 27 381" draw:points="0,381 27,381 27,0 0,0">
          <text:p/>
        </draw:polygon>
        <draw:polygon draw:style-name="gr30" draw:text-style-name="P8" draw:layer="layout" svg:width="0.026cm" svg:height="0.38cm" svg:x="22.33cm" svg:y="9.563cm" svg:viewBox="0 0 27 381" draw:points="0,381 27,381 27,0 0,0">
          <text:p/>
        </draw:polygon>
        <draw:polygon draw:style-name="gr30" draw:text-style-name="P8" draw:layer="layout" svg:width="0.026cm" svg:height="0.38cm" svg:x="22.356cm" svg:y="9.563cm" svg:viewBox="0 0 27 381" draw:points="0,381 27,381 27,0 0,0">
          <text:p/>
        </draw:polygon>
        <draw:polygon draw:style-name="gr30" draw:text-style-name="P8" draw:layer="layout" svg:width="0.026cm" svg:height="0.38cm" svg:x="22.383cm" svg:y="9.563cm" svg:viewBox="0 0 27 381" draw:points="0,381 27,381 27,0 0,0">
          <text:p/>
        </draw:polygon>
        <draw:polygon draw:style-name="gr30" draw:text-style-name="P8" draw:layer="layout" svg:width="0.026cm" svg:height="0.38cm" svg:x="22.409cm" svg:y="9.563cm" svg:viewBox="0 0 27 381" draw:points="0,381 27,381 27,0 0,0">
          <text:p/>
        </draw:polygon>
        <draw:polygon draw:style-name="gr32" draw:text-style-name="P10" draw:layer="layout" svg:width="0.026cm" svg:height="0.38cm" svg:x="22.435cm" svg:y="9.563cm" svg:viewBox="0 0 27 381" draw:points="0,381 27,381 27,0 0,0">
          <text:p/>
        </draw:polygon>
        <draw:polygon draw:style-name="gr31" draw:text-style-name="P9" draw:layer="layout" svg:width="0.026cm" svg:height="0.38cm" svg:x="22.461cm" svg:y="9.563cm" svg:viewBox="0 0 27 381" draw:points="0,381 27,381 27,0 0,0">
          <text:p/>
        </draw:polygon>
        <draw:polygon draw:style-name="gr32" draw:text-style-name="P10" draw:layer="layout" svg:width="0.026cm" svg:height="0.38cm" svg:x="22.488cm" svg:y="9.563cm" svg:viewBox="0 0 27 381" draw:points="0,381 27,381 27,0 0,0">
          <text:p/>
        </draw:polygon>
        <draw:polygon draw:style-name="gr31" draw:text-style-name="P9" draw:layer="layout" svg:width="0.026cm" svg:height="0.38cm" svg:x="22.514cm" svg:y="9.563cm" svg:viewBox="0 0 27 381" draw:points="0,381 27,381 27,0 0,0">
          <text:p/>
        </draw:polygon>
        <draw:polygon draw:style-name="gr29" draw:text-style-name="P7" draw:layer="layout" svg:width="0.026cm" svg:height="0.38cm" svg:x="22.54cm" svg:y="9.563cm" svg:viewBox="0 0 27 381" draw:points="0,381 27,381 27,0 0,0">
          <text:p/>
        </draw:polygon>
        <draw:polygon draw:style-name="gr29" draw:text-style-name="P7" draw:layer="layout" svg:width="0.027cm" svg:height="0.38cm" svg:x="22.566cm" svg:y="9.563cm" svg:viewBox="0 0 28 381" draw:points="0,381 28,381 28,0 0,0">
          <text:p/>
        </draw:polygon>
        <draw:polygon draw:style-name="gr30" draw:text-style-name="P8" draw:layer="layout" svg:width="0.026cm" svg:height="0.38cm" svg:x="22.593cm" svg:y="9.563cm" svg:viewBox="0 0 27 381" draw:points="0,381 27,381 27,0 0,0">
          <text:p/>
        </draw:polygon>
        <draw:polygon draw:style-name="gr30" draw:text-style-name="P8" draw:layer="layout" svg:width="0.026cm" svg:height="0.38cm" svg:x="22.619cm" svg:y="9.563cm" svg:viewBox="0 0 27 381" draw:points="0,381 27,381 27,0 0,0">
          <text:p/>
        </draw:polygon>
        <draw:polygon draw:style-name="gr32" draw:text-style-name="P10" draw:layer="layout" svg:width="0.027cm" svg:height="0.38cm" svg:x="22.645cm" svg:y="9.563cm" svg:viewBox="0 0 28 381" draw:points="0,381 28,381 28,0 0,0">
          <text:p/>
        </draw:polygon>
        <draw:polygon draw:style-name="gr32" draw:text-style-name="P10" draw:layer="layout" svg:width="0.026cm" svg:height="0.38cm" svg:x="22.672cm" svg:y="9.563cm" svg:viewBox="0 0 27 381" draw:points="0,381 27,381 27,0 0,0">
          <text:p/>
        </draw:polygon>
        <draw:polygon draw:style-name="gr32" draw:text-style-name="P10" draw:layer="layout" svg:width="0.026cm" svg:height="0.38cm" svg:x="22.698cm" svg:y="9.563cm" svg:viewBox="0 0 27 381" draw:points="0,381 27,381 27,0 0,0">
          <text:p/>
        </draw:polygon>
        <draw:polygon draw:style-name="gr31" draw:text-style-name="P9" draw:layer="layout" svg:width="0.026cm" svg:height="0.38cm" svg:x="22.724cm" svg:y="9.563cm" svg:viewBox="0 0 27 381" draw:points="0,381 27,381 27,0 0,0">
          <text:p/>
        </draw:polygon>
        <draw:polygon draw:style-name="gr31" draw:text-style-name="P9" draw:layer="layout" svg:width="0.026cm" svg:height="0.38cm" svg:x="22.75cm" svg:y="9.563cm" svg:viewBox="0 0 27 381" draw:points="0,381 27,381 27,0 0,0">
          <text:p/>
        </draw:polygon>
        <draw:polygon draw:style-name="gr31" draw:text-style-name="P9" draw:layer="layout" svg:width="0.026cm" svg:height="0.38cm" svg:x="22.777cm" svg:y="9.563cm" svg:viewBox="0 0 27 381" draw:points="0,381 27,381 27,0 0,0">
          <text:p/>
        </draw:polygon>
        <draw:polygon draw:style-name="gr29" draw:text-style-name="P7" draw:layer="layout" svg:width="0.026cm" svg:height="0.38cm" svg:x="22.803cm" svg:y="9.563cm" svg:viewBox="0 0 27 381" draw:points="0,381 27,381 27,0 0,0">
          <text:p/>
        </draw:polygon>
        <draw:polygon draw:style-name="gr31" draw:text-style-name="P9" draw:layer="layout" svg:width="0.026cm" svg:height="0.38cm" svg:x="22.829cm" svg:y="9.563cm" svg:viewBox="0 0 27 381" draw:points="0,381 27,381 27,0 0,0">
          <text:p/>
        </draw:polygon>
        <draw:polygon draw:style-name="gr31" draw:text-style-name="P9" draw:layer="layout" svg:width="0.026cm" svg:height="0.38cm" svg:x="22.855cm" svg:y="9.563cm" svg:viewBox="0 0 27 381" draw:points="0,381 27,381 27,0 0,0">
          <text:p/>
        </draw:polygon>
        <draw:polygon draw:style-name="gr31" draw:text-style-name="P9" draw:layer="layout" svg:width="0.026cm" svg:height="0.38cm" svg:x="22.882cm" svg:y="9.563cm" svg:viewBox="0 0 27 381" draw:points="0,381 27,381 27,0 0,0">
          <text:p/>
        </draw:polygon>
        <draw:polygon draw:style-name="gr30" draw:text-style-name="P8" draw:layer="layout" svg:width="0.026cm" svg:height="0.38cm" svg:x="23.223cm" svg:y="9.563cm" svg:viewBox="0 0 27 381" draw:points="0,381 27,381 27,0 0,0">
          <text:p/>
        </draw:polygon>
        <draw:polygon draw:style-name="gr32" draw:text-style-name="P10" draw:layer="layout" svg:width="0.026cm" svg:height="0.38cm" svg:x="23.249cm" svg:y="9.563cm" svg:viewBox="0 0 27 381" draw:points="0,381 27,381 27,0 0,0">
          <text:p/>
        </draw:polygon>
        <draw:polygon draw:style-name="gr30" draw:text-style-name="P8" draw:layer="layout" svg:width="0.026cm" svg:height="0.38cm" svg:x="23.276cm" svg:y="9.563cm" svg:viewBox="0 0 27 381" draw:points="0,381 27,381 27,0 0,0">
          <text:p/>
        </draw:polygon>
        <draw:polygon draw:style-name="gr31" draw:text-style-name="P9" draw:layer="layout" svg:width="0.026cm" svg:height="0.38cm" svg:x="23.302cm" svg:y="9.563cm" svg:viewBox="0 0 27 381" draw:points="0,381 27,381 27,0 0,0">
          <text:p/>
        </draw:polygon>
        <draw:polygon draw:style-name="gr29" draw:text-style-name="P7" draw:layer="layout" svg:width="0.027cm" svg:height="0.38cm" svg:x="23.328cm" svg:y="9.563cm" svg:viewBox="0 0 28 381" draw:points="0,381 28,381 28,0 0,0">
          <text:p/>
        </draw:polygon>
        <draw:polygon draw:style-name="gr31" draw:text-style-name="P9" draw:layer="layout" svg:width="0.026cm" svg:height="0.38cm" svg:x="23.355cm" svg:y="9.563cm" svg:viewBox="0 0 27 381" draw:points="0,381 27,381 27,0 0,0">
          <text:p/>
        </draw:polygon>
        <draw:polygon draw:style-name="gr29" draw:text-style-name="P7" draw:layer="layout" svg:width="0.026cm" svg:height="0.38cm" svg:x="23.381cm" svg:y="9.563cm" svg:viewBox="0 0 27 381" draw:points="0,381 27,381 27,0 0,0">
          <text:p/>
        </draw:polygon>
        <draw:polygon draw:style-name="gr31" draw:text-style-name="P9" draw:layer="layout" svg:width="0.026cm" svg:height="0.38cm" svg:x="23.407cm" svg:y="9.563cm" svg:viewBox="0 0 27 381" draw:points="0,381 27,381 27,0 0,0">
          <text:p/>
        </draw:polygon>
        <draw:polygon draw:style-name="gr31" draw:text-style-name="P9" draw:layer="layout" svg:width="0.026cm" svg:height="0.38cm" svg:x="23.434cm" svg:y="9.563cm" svg:viewBox="0 0 27 381" draw:points="0,381 27,381 27,0 0,0">
          <text:p/>
        </draw:polygon>
        <draw:polygon draw:style-name="gr31" draw:text-style-name="P9" draw:layer="layout" svg:width="0.026cm" svg:height="0.38cm" svg:x="23.46cm" svg:y="9.563cm" svg:viewBox="0 0 27 381" draw:points="0,381 27,381 27,0 0,0">
          <text:p/>
        </draw:polygon>
        <draw:polygon draw:style-name="gr30" draw:text-style-name="P8" draw:layer="layout" svg:width="0.026cm" svg:height="0.38cm" svg:x="23.486cm" svg:y="9.563cm" svg:viewBox="0 0 27 381" draw:points="0,381 27,381 27,0 0,0">
          <text:p/>
        </draw:polygon>
        <draw:polygon draw:style-name="gr30" draw:text-style-name="P8" draw:layer="layout" svg:width="0.026cm" svg:height="0.38cm" svg:x="23.512cm" svg:y="9.563cm" svg:viewBox="0 0 27 381" draw:points="0,381 27,381 27,0 0,0">
          <text:p/>
        </draw:polygon>
        <draw:polygon draw:style-name="gr31" draw:text-style-name="P9" draw:layer="layout" svg:width="0.026cm" svg:height="0.38cm" svg:x="23.539cm" svg:y="9.563cm" svg:viewBox="0 0 27 381" draw:points="0,381 27,381 27,0 0,0">
          <text:p/>
        </draw:polygon>
        <draw:polygon draw:style-name="gr32" draw:text-style-name="P10" draw:layer="layout" svg:width="0.026cm" svg:height="0.38cm" svg:x="23.565cm" svg:y="9.563cm" svg:viewBox="0 0 27 381" draw:points="0,381 27,381 27,0 0,0">
          <text:p/>
        </draw:polygon>
        <draw:polygon draw:style-name="gr30" draw:text-style-name="P8" draw:layer="layout" svg:width="0.026cm" svg:height="0.38cm" svg:x="23.591cm" svg:y="9.563cm" svg:viewBox="0 0 27 381" draw:points="0,381 27,381 27,0 0,0">
          <text:p/>
        </draw:polygon>
        <draw:polygon draw:style-name="gr30" draw:text-style-name="P8" draw:layer="layout" svg:width="0.026cm" svg:height="0.38cm" svg:x="23.617cm" svg:y="9.563cm" svg:viewBox="0 0 27 381" draw:points="0,381 27,381 27,0 0,0">
          <text:p/>
        </draw:polygon>
        <draw:polygon draw:style-name="gr30" draw:text-style-name="P8" draw:layer="layout" svg:width="0.027cm" svg:height="0.38cm" svg:x="23.644cm" svg:y="9.563cm" svg:viewBox="0 0 28 381" draw:points="0,381 28,381 28,0 0,0">
          <text:p/>
        </draw:polygon>
        <draw:polygon draw:style-name="gr30" draw:text-style-name="P8" draw:layer="layout" svg:width="0.026cm" svg:height="0.38cm" svg:x="23.671cm" svg:y="9.563cm" svg:viewBox="0 0 27 381" draw:points="0,381 27,381 27,0 0,0">
          <text:p/>
        </draw:polygon>
        <draw:polygon draw:style-name="gr32" draw:text-style-name="P10" draw:layer="layout" svg:width="0.026cm" svg:height="0.38cm" svg:x="23.696cm" svg:y="9.563cm" svg:viewBox="0 0 27 381" draw:points="0,381 27,381 27,0 0,0">
          <text:p/>
        </draw:polygon>
        <draw:polygon draw:style-name="gr32" draw:text-style-name="P10" draw:layer="layout" svg:width="0.027cm" svg:height="0.38cm" svg:x="23.722cm" svg:y="9.563cm" svg:viewBox="0 0 28 381" draw:points="0,381 28,381 28,0 0,0">
          <text:p/>
        </draw:polygon>
        <draw:polygon draw:style-name="gr32" draw:text-style-name="P10" draw:layer="layout" svg:width="0.026cm" svg:height="0.38cm" svg:x="23.749cm" svg:y="9.563cm" svg:viewBox="0 0 27 381" draw:points="0,381 27,381 27,0 0,0">
          <text:p/>
        </draw:polygon>
        <draw:polygon draw:style-name="gr29" draw:text-style-name="P7" draw:layer="layout" svg:width="0.026cm" svg:height="0.38cm" svg:x="23.775cm" svg:y="9.563cm" svg:viewBox="0 0 27 381" draw:points="0,381 27,381 27,0 0,0">
          <text:p/>
        </draw:polygon>
        <draw:polygon draw:style-name="gr30" draw:text-style-name="P8" draw:layer="layout" svg:width="0.026cm" svg:height="0.38cm" svg:x="23.801cm" svg:y="9.563cm" svg:viewBox="0 0 27 381" draw:points="0,381 27,381 27,0 0,0">
          <text:p/>
        </draw:polygon>
        <draw:polygon draw:style-name="gr29" draw:text-style-name="P7" draw:layer="layout" svg:width="0.026cm" svg:height="0.38cm" svg:x="23.828cm" svg:y="9.563cm" svg:viewBox="0 0 27 381" draw:points="0,381 27,381 27,0 0,0">
          <text:p/>
        </draw:polygon>
        <draw:polygon draw:style-name="gr29" draw:text-style-name="P7" draw:layer="layout" svg:width="0.026cm" svg:height="0.38cm" svg:x="23.854cm" svg:y="9.563cm" svg:viewBox="0 0 27 381" draw:points="0,381 27,381 27,0 0,0">
          <text:p/>
        </draw:polygon>
        <draw:polygon draw:style-name="gr29" draw:text-style-name="P7" draw:layer="layout" svg:width="0.026cm" svg:height="0.38cm" svg:x="23.88cm" svg:y="9.563cm" svg:viewBox="0 0 27 381" draw:points="0,381 27,381 27,0 0,0">
          <text:p/>
        </draw:polygon>
        <draw:polygon draw:style-name="gr30" draw:text-style-name="P8" draw:layer="layout" svg:width="0.026cm" svg:height="0.38cm" svg:x="23.906cm" svg:y="9.563cm" svg:viewBox="0 0 27 381" draw:points="0,381 27,381 27,0 0,0">
          <text:p/>
        </draw:polygon>
        <draw:polygon draw:style-name="gr32" draw:text-style-name="P10" draw:layer="layout" svg:width="0.026cm" svg:height="0.38cm" svg:x="23.933cm" svg:y="9.563cm" svg:viewBox="0 0 27 381" draw:points="0,381 27,381 27,0 0,0">
          <text:p/>
        </draw:polygon>
        <draw:polygon draw:style-name="gr30" draw:text-style-name="P8" draw:layer="layout" svg:width="0.026cm" svg:height="0.38cm" svg:x="23.959cm" svg:y="9.563cm" svg:viewBox="0 0 27 381" draw:points="0,381 27,381 27,0 0,0">
          <text:p/>
        </draw:polygon>
        <draw:polygon draw:style-name="gr32" draw:text-style-name="P10" draw:layer="layout" svg:width="0.026cm" svg:height="0.38cm" svg:x="23.985cm" svg:y="9.563cm" svg:viewBox="0 0 27 381" draw:points="0,381 27,381 27,0 0,0">
          <text:p/>
        </draw:polygon>
        <draw:polygon draw:style-name="gr32" draw:text-style-name="P10" draw:layer="layout" svg:width="0.026cm" svg:height="0.38cm" svg:x="24.011cm" svg:y="9.563cm" svg:viewBox="0 0 27 381" draw:points="0,381 27,381 27,0 0,0">
          <text:p/>
        </draw:polygon>
        <draw:polygon draw:style-name="gr30" draw:text-style-name="P8" draw:layer="layout" svg:width="0.026cm" svg:height="0.38cm" svg:x="24.038cm" svg:y="9.563cm" svg:viewBox="0 0 27 381" draw:points="0,381 27,381 27,0 0,0">
          <text:p/>
        </draw:polygon>
        <draw:polygon draw:style-name="gr31" draw:text-style-name="P9" draw:layer="layout" svg:width="0.026cm" svg:height="0.38cm" svg:x="24.064cm" svg:y="9.563cm" svg:viewBox="0 0 27 381" draw:points="0,381 27,381 27,0 0,0">
          <text:p/>
        </draw:polygon>
        <draw:polygon draw:style-name="gr32" draw:text-style-name="P10" draw:layer="layout" svg:width="0.026cm" svg:height="0.38cm" svg:x="24.091cm" svg:y="9.563cm" svg:viewBox="0 0 27 381" draw:points="0,381 27,381 27,0 0,0">
          <text:p/>
        </draw:polygon>
        <draw:polygon draw:style-name="gr31" draw:text-style-name="P9" draw:layer="layout" svg:width="0.026cm" svg:height="0.38cm" svg:x="24.117cm" svg:y="9.563cm" svg:viewBox="0 0 27 381" draw:points="0,381 27,381 27,0 0,0">
          <text:p/>
        </draw:polygon>
        <draw:polygon draw:style-name="gr32" draw:text-style-name="P10" draw:layer="layout" svg:width="0.026cm" svg:height="0.38cm" svg:x="24.143cm" svg:y="9.563cm" svg:viewBox="0 0 27 381" draw:points="0,381 27,381 27,0 0,0">
          <text:p/>
        </draw:polygon>
        <draw:polygon draw:style-name="gr30" draw:text-style-name="P8" draw:layer="layout" svg:width="0.026cm" svg:height="0.38cm" svg:x="24.195cm" svg:y="9.563cm" svg:viewBox="0 0 27 381" draw:points="0,381 27,381 27,0 0,0">
          <text:p/>
        </draw:polygon>
        <draw:polygon draw:style-name="gr32" draw:text-style-name="P10" draw:layer="layout" svg:width="0.026cm" svg:height="0.38cm" svg:x="24.222cm" svg:y="9.563cm" svg:viewBox="0 0 27 381" draw:points="0,381 27,381 27,0 0,0">
          <text:p/>
        </draw:polygon>
        <draw:polygon draw:style-name="gr32" draw:text-style-name="P10" draw:layer="layout" svg:width="0.026cm" svg:height="0.38cm" svg:x="24.248cm" svg:y="9.563cm" svg:viewBox="0 0 27 381" draw:points="0,381 27,381 27,0 0,0">
          <text:p/>
        </draw:polygon>
        <draw:polygon draw:style-name="gr32" draw:text-style-name="P10" draw:layer="layout" svg:width="0.026cm" svg:height="0.38cm" svg:x="24.274cm" svg:y="9.563cm" svg:viewBox="0 0 27 381" draw:points="0,381 27,381 27,0 0,0">
          <text:p/>
        </draw:polygon>
        <draw:polygon draw:style-name="gr29" draw:text-style-name="P7" draw:layer="layout" svg:width="0.026cm" svg:height="0.38cm" svg:x="24.3cm" svg:y="9.563cm" svg:viewBox="0 0 27 381" draw:points="0,381 27,381 27,0 0,0">
          <text:p/>
        </draw:polygon>
        <draw:polygon draw:style-name="gr31" draw:text-style-name="P9" draw:layer="layout" svg:width="0.026cm" svg:height="0.38cm" svg:x="24.327cm" svg:y="9.563cm" svg:viewBox="0 0 27 381" draw:points="0,381 27,381 27,0 0,0">
          <text:p/>
        </draw:polygon>
        <draw:polygon draw:style-name="gr29" draw:text-style-name="P7" draw:layer="layout" svg:width="0.026cm" svg:height="0.38cm" svg:x="24.353cm" svg:y="9.563cm" svg:viewBox="0 0 27 381" draw:points="0,381 27,381 27,0 0,0">
          <text:p/>
        </draw:polygon>
        <draw:polygon draw:style-name="gr29" draw:text-style-name="P7" draw:layer="layout" svg:width="0.026cm" svg:height="0.38cm" svg:x="24.379cm" svg:y="9.563cm" svg:viewBox="0 0 27 381" draw:points="0,381 27,381 27,0 0,0">
          <text:p/>
        </draw:polygon>
        <draw:polygon draw:style-name="gr32" draw:text-style-name="P10" draw:layer="layout" svg:width="0.027cm" svg:height="0.38cm" svg:x="24.405cm" svg:y="9.563cm" svg:viewBox="0 0 28 381" draw:points="0,381 28,381 28,0 0,0">
          <text:p/>
        </draw:polygon>
        <draw:polygon draw:style-name="gr31" draw:text-style-name="P9" draw:layer="layout" svg:width="0.026cm" svg:height="0.38cm" svg:x="24.432cm" svg:y="9.563cm" svg:viewBox="0 0 27 381" draw:points="0,381 27,381 27,0 0,0">
          <text:p/>
        </draw:polygon>
        <draw:polygon draw:style-name="gr29" draw:text-style-name="P7" draw:layer="layout" svg:width="0.026cm" svg:height="0.38cm" svg:x="24.458cm" svg:y="9.563cm" svg:viewBox="0 0 27 381" draw:points="0,381 27,381 27,0 0,0">
          <text:p/>
        </draw:polygon>
        <draw:polygon draw:style-name="gr29" draw:text-style-name="P7" draw:layer="layout" svg:width="0.027cm" svg:height="0.38cm" svg:x="24.484cm" svg:y="9.563cm" svg:viewBox="0 0 28 381" draw:points="0,381 28,381 28,0 0,0">
          <text:p/>
        </draw:polygon>
        <draw:polygon draw:style-name="gr30" draw:text-style-name="P8" draw:layer="layout" svg:width="0.026cm" svg:height="0.38cm" svg:x="24.511cm" svg:y="9.563cm" svg:viewBox="0 0 27 381" draw:points="0,381 27,381 27,0 0,0">
          <text:p/>
        </draw:polygon>
        <draw:polygon draw:style-name="gr31" draw:text-style-name="P9" draw:layer="layout" svg:width="0.026cm" svg:height="0.38cm" svg:x="24.537cm" svg:y="9.563cm" svg:viewBox="0 0 27 381" draw:points="0,381 27,381 27,0 0,0">
          <text:p/>
        </draw:polygon>
        <draw:polygon draw:style-name="gr30" draw:text-style-name="P8" draw:layer="layout" svg:width="0.026cm" svg:height="0.38cm" svg:x="24.563cm" svg:y="9.563cm" svg:viewBox="0 0 27 381" draw:points="0,381 27,381 27,0 0,0">
          <text:p/>
        </draw:polygon>
        <draw:polygon draw:style-name="gr31" draw:text-style-name="P9" draw:layer="layout" svg:width="0.026cm" svg:height="0.38cm" svg:x="24.589cm" svg:y="9.563cm" svg:viewBox="0 0 27 381" draw:points="0,381 27,381 27,0 0,0">
          <text:p/>
        </draw:polygon>
        <draw:polygon draw:style-name="gr31" draw:text-style-name="P9" draw:layer="layout" svg:width="0.026cm" svg:height="0.38cm" svg:x="24.616cm" svg:y="9.563cm" svg:viewBox="0 0 27 381" draw:points="0,381 27,381 27,0 0,0">
          <text:p/>
        </draw:polygon>
        <draw:polygon draw:style-name="gr29" draw:text-style-name="P7" draw:layer="layout" svg:width="0.026cm" svg:height="0.38cm" svg:x="24.642cm" svg:y="9.563cm" svg:viewBox="0 0 27 381" draw:points="0,381 27,381 27,0 0,0">
          <text:p/>
        </draw:polygon>
        <draw:polygon draw:style-name="gr30" draw:text-style-name="P8" draw:layer="layout" svg:width="0.026cm" svg:height="0.38cm" svg:x="24.668cm" svg:y="9.563cm" svg:viewBox="0 0 27 381" draw:points="0,381 27,381 27,0 0,0">
          <text:p/>
        </draw:polygon>
        <draw:polygon draw:style-name="gr32" draw:text-style-name="P10" draw:layer="layout" svg:width="0.026cm" svg:height="0.38cm" svg:x="24.694cm" svg:y="9.563cm" svg:viewBox="0 0 27 381" draw:points="0,381 27,381 27,0 0,0">
          <text:p/>
        </draw:polygon>
        <draw:polygon draw:style-name="gr30" draw:text-style-name="P8" draw:layer="layout" svg:width="0.026cm" svg:height="0.38cm" svg:x="24.721cm" svg:y="9.563cm" svg:viewBox="0 0 27 381" draw:points="0,381 27,381 27,0 0,0">
          <text:p/>
        </draw:polygon>
        <draw:polygon draw:style-name="gr32" draw:text-style-name="P10" draw:layer="layout" svg:width="0.026cm" svg:height="0.38cm" svg:x="24.747cm" svg:y="9.563cm" svg:viewBox="0 0 27 381" draw:points="0,381 27,381 27,0 0,0">
          <text:p/>
        </draw:polygon>
        <draw:polygon draw:style-name="gr31" draw:text-style-name="P9" draw:layer="layout" svg:width="0.026cm" svg:height="0.38cm" svg:x="24.773cm" svg:y="9.563cm" svg:viewBox="0 0 27 381" draw:points="0,381 27,381 27,0 0,0">
          <text:p/>
        </draw:polygon>
        <draw:polygon draw:style-name="gr32" draw:text-style-name="P10" draw:layer="layout" svg:width="0.027cm" svg:height="0.38cm" svg:x="24.799cm" svg:y="9.563cm" svg:viewBox="0 0 28 381" draw:points="0,381 28,381 28,0 0,0">
          <text:p/>
        </draw:polygon>
        <draw:polygon draw:style-name="gr31" draw:text-style-name="P9" draw:layer="layout" svg:width="0.026cm" svg:height="0.38cm" svg:x="24.826cm" svg:y="9.563cm" svg:viewBox="0 0 27 381" draw:points="0,381 27,381 27,0 0,0">
          <text:p/>
        </draw:polygon>
        <draw:polygon draw:style-name="gr30" draw:text-style-name="P8" draw:layer="layout" svg:width="0.026cm" svg:height="0.38cm" svg:x="24.852cm" svg:y="9.563cm" svg:viewBox="0 0 27 381" draw:points="0,381 27,381 27,0 0,0">
          <text:p/>
        </draw:polygon>
        <draw:polygon draw:style-name="gr30" draw:text-style-name="P8" draw:layer="layout" svg:width="0.026cm" svg:height="0.38cm" svg:x="24.879cm" svg:y="9.563cm" svg:viewBox="0 0 27 381" draw:points="0,381 27,381 27,0 0,0">
          <text:p/>
        </draw:polygon>
        <draw:polygon draw:style-name="gr31" draw:text-style-name="P9" draw:layer="layout" svg:width="0.026cm" svg:height="0.38cm" svg:x="24.905cm" svg:y="9.563cm" svg:viewBox="0 0 27 381" draw:points="0,381 27,381 27,0 0,0">
          <text:p/>
        </draw:polygon>
        <draw:polygon draw:style-name="gr30" draw:text-style-name="P8" draw:layer="layout" svg:width="0.026cm" svg:height="0.38cm" svg:x="24.931cm" svg:y="9.563cm" svg:viewBox="0 0 27 381" draw:points="0,381 27,381 27,0 0,0">
          <text:p/>
        </draw:polygon>
        <draw:polygon draw:style-name="gr30" draw:text-style-name="P8" draw:layer="layout" svg:width="0.026cm" svg:height="0.38cm" svg:x="24.957cm" svg:y="9.563cm" svg:viewBox="0 0 27 381" draw:points="0,381 27,381 27,0 0,0">
          <text:p/>
        </draw:polygon>
        <draw:polygon draw:style-name="gr32" draw:text-style-name="P10" draw:layer="layout" svg:width="0.026cm" svg:height="0.38cm" svg:x="24.983cm" svg:y="9.563cm" svg:viewBox="0 0 27 381" draw:points="0,381 27,381 27,0 0,0">
          <text:p/>
        </draw:polygon>
        <draw:polygon draw:style-name="gr29" draw:text-style-name="P7" draw:layer="layout" svg:width="0.026cm" svg:height="0.38cm" svg:x="25.01cm" svg:y="9.563cm" svg:viewBox="0 0 27 381" draw:points="0,381 27,381 27,0 0,0">
          <text:p/>
        </draw:polygon>
        <draw:polygon draw:style-name="gr29" draw:text-style-name="P7" draw:layer="layout" svg:width="0.026cm" svg:height="0.38cm" svg:x="25.036cm" svg:y="9.563cm" svg:viewBox="0 0 27 381" draw:points="0,381 27,381 27,0 0,0">
          <text:p/>
        </draw:polygon>
        <draw:polygon draw:style-name="gr29" draw:text-style-name="P7" draw:layer="layout" svg:width="0.026cm" svg:height="0.38cm" svg:x="25.062cm" svg:y="9.563cm" svg:viewBox="0 0 27 381" draw:points="0,381 27,381 27,0 0,0">
          <text:p/>
        </draw:polygon>
        <draw:polygon draw:style-name="gr30" draw:text-style-name="P8" draw:layer="layout" svg:width="0.027cm" svg:height="0.38cm" svg:x="25.088cm" svg:y="9.563cm" svg:viewBox="0 0 28 381" draw:points="0,381 28,381 28,0 0,0">
          <text:p/>
        </draw:polygon>
        <draw:polygon draw:style-name="gr29" draw:text-style-name="P7" draw:layer="layout" svg:width="0.026cm" svg:height="0.38cm" svg:x="25.115cm" svg:y="9.563cm" svg:viewBox="0 0 27 381" draw:points="0,381 27,381 27,0 0,0">
          <text:p/>
        </draw:polygon>
        <draw:polygon draw:style-name="gr32" draw:text-style-name="P10" draw:layer="layout" svg:width="0.026cm" svg:height="0.38cm" svg:x="25.141cm" svg:y="9.563cm" svg:viewBox="0 0 27 381" draw:points="0,381 27,381 27,0 0,0">
          <text:p/>
        </draw:polygon>
        <draw:polygon draw:style-name="gr31" draw:text-style-name="P9" draw:layer="layout" svg:width="0.027cm" svg:height="0.38cm" svg:x="25.167cm" svg:y="9.563cm" svg:viewBox="0 0 28 381" draw:points="0,381 28,381 28,0 0,0">
          <text:p/>
        </draw:polygon>
        <draw:polygon draw:style-name="gr32" draw:text-style-name="P10" draw:layer="layout" svg:width="0.026cm" svg:height="0.38cm" svg:x="25.194cm" svg:y="9.563cm" svg:viewBox="0 0 27 381" draw:points="0,381 27,381 27,0 0,0">
          <text:p/>
        </draw:polygon>
        <draw:polygon draw:style-name="gr29" draw:text-style-name="P7" draw:layer="layout" svg:width="0.026cm" svg:height="0.38cm" svg:x="25.22cm" svg:y="9.563cm" svg:viewBox="0 0 27 381" draw:points="0,381 27,381 27,0 0,0">
          <text:p/>
        </draw:polygon>
        <draw:polygon draw:style-name="gr29" draw:text-style-name="P7" draw:layer="layout" svg:width="0.026cm" svg:height="0.38cm" svg:x="25.246cm" svg:y="9.563cm" svg:viewBox="0 0 27 381" draw:points="0,381 27,381 27,0 0,0">
          <text:p/>
        </draw:polygon>
        <draw:polygon draw:style-name="gr30" draw:text-style-name="P8" draw:layer="layout" svg:width="0.026cm" svg:height="0.38cm" svg:x="25.273cm" svg:y="9.563cm" svg:viewBox="0 0 27 381" draw:points="0,381 27,381 27,0 0,0">
          <text:p/>
        </draw:polygon>
        <draw:polygon draw:style-name="gr29" draw:text-style-name="P7" draw:layer="layout" svg:width="0.026cm" svg:height="0.38cm" svg:x="25.299cm" svg:y="9.563cm" svg:viewBox="0 0 27 381" draw:points="0,381 27,381 27,0 0,0">
          <text:p/>
        </draw:polygon>
        <draw:polygon draw:style-name="gr29" draw:text-style-name="P7" draw:layer="layout" svg:width="0.026cm" svg:height="0.38cm" svg:x="25.325cm" svg:y="9.563cm" svg:viewBox="0 0 27 381" draw:points="0,381 27,381 27,0 0,0">
          <text:p/>
        </draw:polygon>
        <draw:polygon draw:style-name="gr30" draw:text-style-name="P8" draw:layer="layout" svg:width="0.026cm" svg:height="0.38cm" svg:x="25.351cm" svg:y="9.563cm" svg:viewBox="0 0 27 381" draw:points="0,381 27,381 27,0 0,0">
          <text:p/>
        </draw:polygon>
        <draw:polygon draw:style-name="gr32" draw:text-style-name="P10" draw:layer="layout" svg:width="0.026cm" svg:height="0.38cm" svg:x="25.379cm" svg:y="9.563cm" svg:viewBox="0 0 27 381" draw:points="0,381 27,381 27,0 0,0">
          <text:p/>
        </draw:polygon>
        <draw:polygon draw:style-name="gr32" draw:text-style-name="P10" draw:layer="layout" svg:width="0.026cm" svg:height="0.38cm" svg:x="25.404cm" svg:y="9.563cm" svg:viewBox="0 0 27 381" draw:points="0,381 27,381 27,0 0,0">
          <text:p/>
        </draw:polygon>
        <draw:polygon draw:style-name="gr32" draw:text-style-name="P10" draw:layer="layout" svg:width="0.026cm" svg:height="0.38cm" svg:x="25.43cm" svg:y="9.563cm" svg:viewBox="0 0 27 381" draw:points="0,381 27,381 27,0 0,0">
          <text:p/>
        </draw:polygon>
        <draw:polygon draw:style-name="gr30" draw:text-style-name="P8" draw:layer="layout" svg:width="0.026cm" svg:height="0.38cm" svg:x="25.456cm" svg:y="9.563cm" svg:viewBox="0 0 27 381" draw:points="0,381 27,381 27,0 0,0">
          <text:p/>
        </draw:polygon>
        <draw:polygon draw:style-name="gr29" draw:text-style-name="P7" draw:layer="layout" svg:width="0.027cm" svg:height="0.38cm" svg:x="25.482cm" svg:y="9.563cm" svg:viewBox="0 0 28 381" draw:points="0,381 28,381 28,0 0,0">
          <text:p/>
        </draw:polygon>
        <draw:polygon draw:style-name="gr29" draw:text-style-name="P7" draw:layer="layout" svg:width="0.026cm" svg:height="0.38cm" svg:x="25.509cm" svg:y="9.563cm" svg:viewBox="0 0 27 381" draw:points="0,381 27,381 27,0 0,0">
          <text:p/>
        </draw:polygon>
        <draw:polygon draw:style-name="gr30" draw:text-style-name="P8" draw:layer="layout" svg:width="0.026cm" svg:height="0.38cm" svg:x="25.535cm" svg:y="9.563cm" svg:viewBox="0 0 27 381" draw:points="0,381 27,381 27,0 0,0">
          <text:p/>
        </draw:polygon>
        <draw:polygon draw:style-name="gr29" draw:text-style-name="P7" draw:layer="layout" svg:width="0.027cm" svg:height="0.38cm" svg:x="25.561cm" svg:y="9.563cm" svg:viewBox="0 0 28 381" draw:points="0,381 28,381 28,0 0,0">
          <text:p/>
        </draw:polygon>
        <draw:polygon draw:style-name="gr29" draw:text-style-name="P7" draw:layer="layout" svg:width="0.026cm" svg:height="0.38cm" svg:x="25.588cm" svg:y="9.563cm" svg:viewBox="0 0 27 381" draw:points="0,381 27,381 27,0 0,0">
          <text:p/>
        </draw:polygon>
        <draw:polygon draw:style-name="gr30" draw:text-style-name="P8" draw:layer="layout" svg:width="0.026cm" svg:height="0.38cm" svg:x="25.614cm" svg:y="9.563cm" svg:viewBox="0 0 27 381" draw:points="0,381 27,381 27,0 0,0">
          <text:p/>
        </draw:polygon>
        <draw:polygon draw:style-name="gr31" draw:text-style-name="P9" draw:layer="layout" svg:width="0.026cm" svg:height="0.38cm" svg:x="25.64cm" svg:y="9.563cm" svg:viewBox="0 0 27 381" draw:points="0,381 27,381 27,0 0,0">
          <text:p/>
        </draw:polygon>
        <draw:polygon draw:style-name="gr31" draw:text-style-name="P9" draw:layer="layout" svg:width="0.026cm" svg:height="0.38cm" svg:x="25.667cm" svg:y="9.563cm" svg:viewBox="0 0 27 381" draw:points="0,381 27,381 27,0 0,0">
          <text:p/>
        </draw:polygon>
        <draw:polygon draw:style-name="gr29" draw:text-style-name="P7" draw:layer="layout" svg:width="0.026cm" svg:height="0.38cm" svg:x="25.693cm" svg:y="9.563cm" svg:viewBox="0 0 27 381" draw:points="0,381 27,381 27,0 0,0">
          <text:p/>
        </draw:polygon>
        <draw:polygon draw:style-name="gr32" draw:text-style-name="P10" draw:layer="layout" svg:width="0.026cm" svg:height="0.38cm" svg:x="25.719cm" svg:y="9.563cm" svg:viewBox="0 0 27 381" draw:points="0,381 27,381 27,0 0,0">
          <text:p/>
        </draw:polygon>
        <draw:polygon draw:style-name="gr30" draw:text-style-name="P8" draw:layer="layout" svg:width="0.026cm" svg:height="0.38cm" svg:x="25.745cm" svg:y="9.563cm" svg:viewBox="0 0 27 381" draw:points="0,381 27,381 27,0 0,0">
          <text:p/>
        </draw:polygon>
        <draw:polygon draw:style-name="gr32" draw:text-style-name="P10" draw:layer="layout" svg:width="0.026cm" svg:height="0.38cm" svg:x="25.772cm" svg:y="9.563cm" svg:viewBox="0 0 27 381" draw:points="0,381 27,381 27,0 0,0">
          <text:p/>
        </draw:polygon>
        <draw:polygon draw:style-name="gr30" draw:text-style-name="P8" draw:layer="layout" svg:width="0.026cm" svg:height="0.38cm" svg:x="25.798cm" svg:y="9.563cm" svg:viewBox="0 0 27 381" draw:points="0,381 27,381 27,0 0,0">
          <text:p/>
        </draw:polygon>
        <draw:polygon draw:style-name="gr32" draw:text-style-name="P10" draw:layer="layout" svg:width="0.026cm" svg:height="0.38cm" svg:x="25.824cm" svg:y="9.563cm" svg:viewBox="0 0 27 381" draw:points="0,381 27,381 27,0 0,0">
          <text:p/>
        </draw:polygon>
        <draw:polygon draw:style-name="gr32" draw:text-style-name="P10" draw:layer="layout" svg:width="0.027cm" svg:height="0.38cm" svg:x="25.85cm" svg:y="9.563cm" svg:viewBox="0 0 28 381" draw:points="0,381 28,381 28,0 0,0">
          <text:p/>
        </draw:polygon>
        <draw:polygon draw:style-name="gr31" draw:text-style-name="P9" draw:layer="layout" svg:width="0.026cm" svg:height="0.38cm" svg:x="25.877cm" svg:y="9.563cm" svg:viewBox="0 0 27 381" draw:points="0,381 27,381 27,0 0,0">
          <text:p/>
        </draw:polygon>
        <draw:polygon draw:style-name="gr31" draw:text-style-name="P9" draw:layer="layout" svg:width="0.026cm" svg:height="0.38cm" svg:x="25.903cm" svg:y="9.563cm" svg:viewBox="0 0 27 381" draw:points="0,381 27,381 27,0 0,0">
          <text:p/>
        </draw:polygon>
        <draw:polygon draw:style-name="gr30" draw:text-style-name="P8" draw:layer="layout" svg:width="0.026cm" svg:height="0.38cm" svg:x="25.929cm" svg:y="9.563cm" svg:viewBox="0 0 27 381" draw:points="0,381 27,381 27,0 0,0">
          <text:p/>
        </draw:polygon>
        <draw:polygon draw:style-name="gr32" draw:text-style-name="P10" draw:layer="layout" svg:width="0.026cm" svg:height="0.38cm" svg:x="25.956cm" svg:y="9.563cm" svg:viewBox="0 0 27 381" draw:points="0,381 27,381 27,0 0,0">
          <text:p/>
        </draw:polygon>
        <draw:polygon draw:style-name="gr30" draw:text-style-name="P8" draw:layer="layout" svg:width="0.026cm" svg:height="0.38cm" svg:x="25.982cm" svg:y="9.563cm" svg:viewBox="0 0 27 381" draw:points="0,381 27,381 27,0 0,0">
          <text:p/>
        </draw:polygon>
        <draw:polygon draw:style-name="gr32" draw:text-style-name="P10" draw:layer="layout" svg:width="0.026cm" svg:height="0.38cm" svg:x="26.008cm" svg:y="9.563cm" svg:viewBox="0 0 27 381" draw:points="0,381 27,381 27,0 0,0">
          <text:p/>
        </draw:polygon>
        <draw:polygon draw:style-name="gr30" draw:text-style-name="P8" draw:layer="layout" svg:width="0.026cm" svg:height="0.38cm" svg:x="26.034cm" svg:y="9.563cm" svg:viewBox="0 0 27 381" draw:points="0,381 27,381 27,0 0,0">
          <text:p/>
        </draw:polygon>
        <draw:polygon draw:style-name="gr31" draw:text-style-name="P9" draw:layer="layout" svg:width="0.026cm" svg:height="0.38cm" svg:x="26.061cm" svg:y="9.563cm" svg:viewBox="0 0 27 381" draw:points="0,381 27,381 27,0 0,0">
          <text:p/>
        </draw:polygon>
        <draw:polygon draw:style-name="gr30" draw:text-style-name="P8" draw:layer="layout" svg:width="0.026cm" svg:height="0.38cm" svg:x="26.087cm" svg:y="9.563cm" svg:viewBox="0 0 27 381" draw:points="0,381 27,381 27,0 0,0">
          <text:p/>
        </draw:polygon>
        <draw:polygon draw:style-name="gr29" draw:text-style-name="P7" draw:layer="layout" svg:width="0.026cm" svg:height="0.38cm" svg:x="26.113cm" svg:y="9.563cm" svg:viewBox="0 0 27 381" draw:points="0,381 27,381 27,0 0,0">
          <text:p/>
        </draw:polygon>
        <draw:polygon draw:style-name="gr32" draw:text-style-name="P10" draw:layer="layout" svg:width="0.026cm" svg:height="0.38cm" svg:x="26.139cm" svg:y="9.563cm" svg:viewBox="0 0 27 381" draw:points="0,381 27,381 27,0 0,0">
          <text:p/>
        </draw:polygon>
        <draw:polygon draw:style-name="gr30" draw:text-style-name="P8" draw:layer="layout" svg:width="0.026cm" svg:height="0.38cm" svg:x="26.166cm" svg:y="9.563cm" svg:viewBox="0 0 27 381" draw:points="0,381 27,381 27,0 0,0">
          <text:p/>
        </draw:polygon>
        <draw:polygon draw:style-name="gr31" draw:text-style-name="P9" draw:layer="layout" svg:width="0.026cm" svg:height="0.38cm" svg:x="26.192cm" svg:y="9.563cm" svg:viewBox="0 0 27 381" draw:points="0,381 27,381 27,0 0,0">
          <text:p/>
        </draw:polygon>
        <draw:polygon draw:style-name="gr29" draw:text-style-name="P7" draw:layer="layout" svg:width="0.026cm" svg:height="0.38cm" svg:x="26.218cm" svg:y="9.563cm" svg:viewBox="0 0 27 381" draw:points="0,381 27,381 27,0 0,0">
          <text:p/>
        </draw:polygon>
        <draw:polygon draw:style-name="gr32" draw:text-style-name="P10" draw:layer="layout" svg:width="0.027cm" svg:height="0.38cm" svg:x="26.244cm" svg:y="9.563cm" svg:viewBox="0 0 28 381" draw:points="0,381 28,381 28,0 0,0">
          <text:p/>
        </draw:polygon>
        <draw:polygon draw:style-name="gr31" draw:text-style-name="P9" draw:layer="layout" svg:width="0.026cm" svg:height="0.38cm" svg:x="26.271cm" svg:y="9.563cm" svg:viewBox="0 0 27 381" draw:points="0,381 27,381 27,0 0,0">
          <text:p/>
        </draw:polygon>
        <draw:polygon draw:style-name="gr29" draw:text-style-name="P7" draw:layer="layout" svg:width="0.026cm" svg:height="0.38cm" svg:x="26.297cm" svg:y="9.563cm" svg:viewBox="0 0 27 381" draw:points="0,381 27,381 27,0 0,0">
          <text:p/>
        </draw:polygon>
        <draw:polygon draw:style-name="gr29" draw:text-style-name="P7" draw:layer="layout" svg:width="0.027cm" svg:height="0.38cm" svg:x="26.323cm" svg:y="9.563cm" svg:viewBox="0 0 28 381" draw:points="0,381 28,381 28,0 0,0">
          <text:p/>
        </draw:polygon>
        <draw:polygon draw:style-name="gr31" draw:text-style-name="P9" draw:layer="layout" svg:width="0.026cm" svg:height="0.38cm" svg:x="26.35cm" svg:y="9.563cm" svg:viewBox="0 0 27 381" draw:points="0,381 27,381 27,0 0,0">
          <text:p/>
        </draw:polygon>
        <draw:polygon draw:style-name="gr29" draw:text-style-name="P7" draw:layer="layout" svg:width="0.026cm" svg:height="0.38cm" svg:x="26.376cm" svg:y="9.563cm" svg:viewBox="0 0 27 381" draw:points="0,381 27,381 27,0 0,0">
          <text:p/>
        </draw:polygon>
        <draw:polygon draw:style-name="gr29" draw:text-style-name="P7" draw:layer="layout" svg:width="0.026cm" svg:height="0.38cm" svg:x="26.402cm" svg:y="9.563cm" svg:viewBox="0 0 27 381" draw:points="0,381 27,381 27,0 0,0">
          <text:p/>
        </draw:polygon>
        <draw:polygon draw:style-name="gr30" draw:text-style-name="P8" draw:layer="layout" svg:width="0.026cm" svg:height="0.38cm" svg:x="26.428cm" svg:y="9.563cm" svg:viewBox="0 0 27 381" draw:points="0,381 27,381 27,0 0,0">
          <text:p/>
        </draw:polygon>
        <draw:polygon draw:style-name="gr31" draw:text-style-name="P9" draw:layer="layout" svg:width="0.026cm" svg:height="0.38cm" svg:x="26.455cm" svg:y="9.563cm" svg:viewBox="0 0 27 381" draw:points="0,381 27,381 27,0 0,0">
          <text:p/>
        </draw:polygon>
        <draw:polygon draw:style-name="gr30" draw:text-style-name="P8" draw:layer="layout" svg:width="0.026cm" svg:height="0.38cm" svg:x="26.481cm" svg:y="9.563cm" svg:viewBox="0 0 27 381" draw:points="0,381 27,381 27,0 0,0">
          <text:p/>
        </draw:polygon>
        <draw:polygon draw:style-name="gr29" draw:text-style-name="P7" draw:layer="layout" svg:width="0.026cm" svg:height="0.38cm" svg:x="26.507cm" svg:y="9.563cm" svg:viewBox="0 0 27 381" draw:points="0,381 27,381 27,0 0,0">
          <text:p/>
        </draw:polygon>
        <draw:polygon draw:style-name="gr31" draw:text-style-name="P9" draw:layer="layout" svg:width="0.027cm" svg:height="0.38cm" svg:x="26.533cm" svg:y="9.563cm" svg:viewBox="0 0 28 381" draw:points="0,381 28,381 28,0 0,0">
          <text:p/>
        </draw:polygon>
        <draw:polygon draw:style-name="gr30" draw:text-style-name="P8" draw:layer="layout" svg:width="0.026cm" svg:height="0.38cm" svg:x="26.56cm" svg:y="9.563cm" svg:viewBox="0 0 27 381" draw:points="0,381 27,381 27,0 0,0">
          <text:p/>
        </draw:polygon>
        <draw:polygon draw:style-name="gr31" draw:text-style-name="P9" draw:layer="layout" svg:width="0.026cm" svg:height="0.38cm" svg:x="26.586cm" svg:y="9.563cm" svg:viewBox="0 0 27 381" draw:points="0,381 27,381 27,0 0,0">
          <text:p/>
        </draw:polygon>
        <draw:polygon draw:style-name="gr29" draw:text-style-name="P7" draw:layer="layout" svg:width="0.027cm" svg:height="0.38cm" svg:x="26.612cm" svg:y="9.563cm" svg:viewBox="0 0 28 381" draw:points="0,381 28,381 28,0 0,0">
          <text:p/>
        </draw:polygon>
        <draw:polygon draw:style-name="gr29" draw:text-style-name="P7" draw:layer="layout" svg:width="0.026cm" svg:height="0.38cm" svg:x="26.639cm" svg:y="9.563cm" svg:viewBox="0 0 27 381" draw:points="0,381 27,381 27,0 0,0">
          <text:p/>
        </draw:polygon>
        <draw:polygon draw:style-name="gr29" draw:text-style-name="P7" draw:layer="layout" svg:width="0.026cm" svg:height="0.38cm" svg:x="26.665cm" svg:y="9.563cm" svg:viewBox="0 0 27 381" draw:points="0,381 27,381 27,0 0,0">
          <text:p/>
        </draw:polygon>
        <draw:polygon draw:style-name="gr32" draw:text-style-name="P10" draw:layer="layout" svg:width="0.026cm" svg:height="0.38cm" svg:x="26.691cm" svg:y="9.563cm" svg:viewBox="0 0 27 381" draw:points="0,381 27,381 27,0 0,0">
          <text:p/>
        </draw:polygon>
        <draw:polygon draw:style-name="gr31" draw:text-style-name="P9" draw:layer="layout" svg:width="0.026cm" svg:height="0.38cm" svg:x="26.718cm" svg:y="9.563cm" svg:viewBox="0 0 27 381" draw:points="0,381 27,381 27,0 0,0">
          <text:p/>
        </draw:polygon>
        <draw:polygon draw:style-name="gr30" draw:text-style-name="P8" draw:layer="layout" svg:width="0.026cm" svg:height="0.38cm" svg:x="26.744cm" svg:y="9.563cm" svg:viewBox="0 0 27 381" draw:points="0,381 27,381 27,0 0,0">
          <text:p/>
        </draw:polygon>
        <draw:polygon draw:style-name="gr31" draw:text-style-name="P9" draw:layer="layout" svg:width="0.026cm" svg:height="0.38cm" svg:x="26.77cm" svg:y="9.563cm" svg:viewBox="0 0 27 381" draw:points="0,381 27,381 27,0 0,0">
          <text:p/>
        </draw:polygon>
        <draw:polygon draw:style-name="gr29" draw:text-style-name="P7" draw:layer="layout" svg:width="0.026cm" svg:height="0.38cm" svg:x="26.796cm" svg:y="9.563cm" svg:viewBox="0 0 27 381" draw:points="0,381 27,381 27,0 0,0">
          <text:p/>
        </draw:polygon>
        <draw:polygon draw:style-name="gr32" draw:text-style-name="P10" draw:layer="layout" svg:width="0.026cm" svg:height="0.38cm" svg:x="26.823cm" svg:y="9.563cm" svg:viewBox="0 0 27 381" draw:points="0,381 27,381 27,0 0,0">
          <text:p/>
        </draw:polygon>
        <draw:polygon draw:style-name="gr29" draw:text-style-name="P7" draw:layer="layout" svg:width="0.026cm" svg:height="0.38cm" svg:x="26.849cm" svg:y="9.563cm" svg:viewBox="0 0 27 381" draw:points="0,381 27,381 27,0 0,0">
          <text:p/>
        </draw:polygon>
        <draw:polygon draw:style-name="gr29" draw:text-style-name="P7" draw:layer="layout" svg:width="0.026cm" svg:height="0.38cm" svg:x="26.875cm" svg:y="9.563cm" svg:viewBox="0 0 27 381" draw:points="0,381 27,381 27,0 0,0">
          <text:p/>
        </draw:polygon>
        <draw:polygon draw:style-name="gr31" draw:text-style-name="P9" draw:layer="layout" svg:width="0.026cm" svg:height="0.38cm" svg:x="26.901cm" svg:y="9.563cm" svg:viewBox="0 0 27 381" draw:points="0,381 27,381 27,0 0,0">
          <text:p/>
        </draw:polygon>
        <draw:polygon draw:style-name="gr32" draw:text-style-name="P10" draw:layer="layout" svg:width="0.027cm" svg:height="0.38cm" svg:x="26.927cm" svg:y="9.563cm" svg:viewBox="0 0 28 381" draw:points="0,381 28,381 28,0 0,0">
          <text:p/>
        </draw:polygon>
        <draw:polygon draw:style-name="gr29" draw:text-style-name="P7" draw:layer="layout" svg:width="0.026cm" svg:height="0.38cm" svg:x="26.954cm" svg:y="9.563cm" svg:viewBox="0 0 27 381" draw:points="0,381 27,381 27,0 0,0">
          <text:p/>
        </draw:polygon>
        <draw:polygon draw:style-name="gr29" draw:text-style-name="P7" draw:layer="layout" svg:width="0.026cm" svg:height="0.38cm" svg:x="26.98cm" svg:y="9.563cm" svg:viewBox="0 0 27 381" draw:points="0,381 27,381 27,0 0,0">
          <text:p/>
        </draw:polygon>
        <draw:polygon draw:style-name="gr32" draw:text-style-name="P10" draw:layer="layout" svg:width="0.027cm" svg:height="0.38cm" svg:x="27.006cm" svg:y="9.563cm" svg:viewBox="0 0 28 381" draw:points="0,381 28,381 28,0 0,0">
          <text:p/>
        </draw:polygon>
        <draw:polygon draw:style-name="gr31" draw:text-style-name="P9" draw:layer="layout" svg:width="0.026cm" svg:height="0.38cm" svg:x="27.033cm" svg:y="9.563cm" svg:viewBox="0 0 27 381" draw:points="0,381 27,381 27,0 0,0">
          <text:p/>
        </draw:polygon>
        <draw:polygon draw:style-name="gr32" draw:text-style-name="P10" draw:layer="layout" svg:width="0.026cm" svg:height="0.38cm" svg:x="27.06cm" svg:y="9.563cm" svg:viewBox="0 0 27 381" draw:points="0,381 27,381 27,0 0,0">
          <text:p/>
        </draw:polygon>
        <draw:polygon draw:style-name="gr31" draw:text-style-name="P9" draw:layer="layout" svg:width="0.026cm" svg:height="0.38cm" svg:x="27.085cm" svg:y="9.563cm" svg:viewBox="0 0 27 381" draw:points="0,381 27,381 27,0 0,0">
          <text:p/>
        </draw:polygon>
        <draw:polygon draw:style-name="gr29" draw:text-style-name="P7" draw:layer="layout" svg:width="0.026cm" svg:height="0.38cm" svg:x="27.112cm" svg:y="9.563cm" svg:viewBox="0 0 27 381" draw:points="0,381 27,381 27,0 0,0">
          <text:p/>
        </draw:polygon>
        <draw:polygon draw:style-name="gr29" draw:text-style-name="P7" draw:layer="layout" svg:width="0.026cm" svg:height="0.38cm" svg:x="27.138cm" svg:y="9.563cm" svg:viewBox="0 0 27 381" draw:points="0,381 27,381 27,0 0,0">
          <text:p/>
        </draw:polygon>
        <draw:polygon draw:style-name="gr32" draw:text-style-name="P10" draw:layer="layout" svg:width="0.026cm" svg:height="0.38cm" svg:x="27.164cm" svg:y="9.563cm" svg:viewBox="0 0 27 381" draw:points="0,381 27,381 27,0 0,0">
          <text:p/>
        </draw:polygon>
        <draw:polygon draw:style-name="gr32" draw:text-style-name="P10" draw:layer="layout" svg:width="0.026cm" svg:height="0.38cm" svg:x="27.19cm" svg:y="9.563cm" svg:viewBox="0 0 27 381" draw:points="0,381 27,381 27,0 0,0">
          <text:p/>
        </draw:polygon>
        <draw:polygon draw:style-name="gr31" draw:text-style-name="P9" draw:layer="layout" svg:width="0.026cm" svg:height="0.38cm" svg:x="27.217cm" svg:y="9.563cm" svg:viewBox="0 0 27 381" draw:points="0,381 27,381 27,0 0,0">
          <text:p/>
        </draw:polygon>
        <draw:polygon draw:style-name="gr30" draw:text-style-name="P8" draw:layer="layout" svg:width="0.026cm" svg:height="0.38cm" svg:x="27.243cm" svg:y="9.563cm" svg:viewBox="0 0 27 381" draw:points="0,381 27,381 27,0 0,0">
          <text:p/>
        </draw:polygon>
        <draw:polygon draw:style-name="gr29" draw:text-style-name="P7" draw:layer="layout" svg:width="0.026cm" svg:height="0.38cm" svg:x="27.269cm" svg:y="9.563cm" svg:viewBox="0 0 27 381" draw:points="0,381 27,381 27,0 0,0">
          <text:p/>
        </draw:polygon>
        <draw:polygon draw:style-name="gr31" draw:text-style-name="P9" draw:layer="layout" svg:width="0.027cm" svg:height="0.38cm" svg:x="27.295cm" svg:y="9.563cm" svg:viewBox="0 0 28 381" draw:points="0,381 28,381 28,0 0,0">
          <text:p/>
        </draw:polygon>
        <draw:polygon draw:style-name="gr29" draw:text-style-name="P7" draw:layer="layout" svg:width="0.026cm" svg:height="0.38cm" svg:x="27.322cm" svg:y="9.563cm" svg:viewBox="0 0 27 381" draw:points="0,381 27,381 27,0 0,0">
          <text:p/>
        </draw:polygon>
        <draw:polygon draw:style-name="gr29" draw:text-style-name="P7" draw:layer="layout" svg:width="0.026cm" svg:height="0.38cm" svg:x="27.348cm" svg:y="9.563cm" svg:viewBox="0 0 27 381" draw:points="0,381 27,381 27,0 0,0">
          <text:p/>
        </draw:polygon>
        <draw:polygon draw:style-name="gr32" draw:text-style-name="P10" draw:layer="layout" svg:width="0.026cm" svg:height="0.38cm" svg:x="27.374cm" svg:y="9.563cm" svg:viewBox="0 0 27 381" draw:points="0,381 27,381 27,0 0,0">
          <text:p/>
        </draw:polygon>
        <draw:polygon draw:style-name="gr32" draw:text-style-name="P10" draw:layer="layout" svg:width="0.026cm" svg:height="0.38cm" svg:x="27.401cm" svg:y="9.563cm" svg:viewBox="0 0 27 381" draw:points="0,381 27,381 27,0 0,0">
          <text:p/>
        </draw:polygon>
        <draw:polygon draw:style-name="gr30" draw:text-style-name="P8" draw:layer="layout" svg:width="0.026cm" svg:height="0.38cm" svg:x="27.427cm" svg:y="9.563cm" svg:viewBox="0 0 27 381" draw:points="0,381 27,381 27,0 0,0">
          <text:p/>
        </draw:polygon>
        <draw:polygon draw:style-name="gr29" draw:text-style-name="P7" draw:layer="layout" svg:width="0.026cm" svg:height="0.38cm" svg:x="27.453cm" svg:y="9.563cm" svg:viewBox="0 0 27 381" draw:points="0,381 27,381 27,0 0,0">
          <text:p/>
        </draw:polygon>
        <draw:polygon draw:style-name="gr31" draw:text-style-name="P9" draw:layer="layout" svg:width="0.026cm" svg:height="0.38cm" svg:x="27.48cm" svg:y="9.563cm" svg:viewBox="0 0 27 381" draw:points="0,381 27,381 27,0 0,0">
          <text:p/>
        </draw:polygon>
        <draw:polygon draw:style-name="gr32" draw:text-style-name="P10" draw:layer="layout" svg:width="0.026cm" svg:height="0.38cm" svg:x="27.506cm" svg:y="9.563cm" svg:viewBox="0 0 27 381" draw:points="0,381 27,381 27,0 0,0">
          <text:p/>
        </draw:polygon>
        <draw:polygon draw:style-name="gr31" draw:text-style-name="P9" draw:layer="layout" svg:width="0.026cm" svg:height="0.38cm" svg:x="27.532cm" svg:y="9.563cm" svg:viewBox="0 0 27 381" draw:points="0,381 27,381 27,0 0,0">
          <text:p/>
        </draw:polygon>
        <draw:polygon draw:style-name="gr29" draw:text-style-name="P7" draw:layer="layout" svg:width="0.026cm" svg:height="0.38cm" svg:x="27.558cm" svg:y="9.563cm" svg:viewBox="0 0 27 381" draw:points="0,381 27,381 27,0 0,0">
          <text:p/>
        </draw:polygon>
        <draw:polygon draw:style-name="gr29" draw:text-style-name="P7" draw:layer="layout" svg:width="0.026cm" svg:height="0.38cm" svg:x="27.584cm" svg:y="9.563cm" svg:viewBox="0 0 27 381" draw:points="0,381 27,381 27,0 0,0">
          <text:p/>
        </draw:polygon>
        <draw:polygon draw:style-name="gr32" draw:text-style-name="P10" draw:layer="layout" svg:width="0.026cm" svg:height="0.38cm" svg:x="27.611cm" svg:y="9.563cm" svg:viewBox="0 0 27 381" draw:points="0,381 27,381 27,0 0,0">
          <text:p/>
        </draw:polygon>
        <draw:polygon draw:style-name="gr30" draw:text-style-name="P8" draw:layer="layout" svg:width="0.026cm" svg:height="0.38cm" svg:x="27.637cm" svg:y="9.563cm" svg:viewBox="0 0 27 381" draw:points="0,381 27,381 27,0 0,0">
          <text:p/>
        </draw:polygon>
        <draw:polygon draw:style-name="gr29" draw:text-style-name="P7" draw:layer="layout" svg:width="0.026cm" svg:height="0.38cm" svg:x="27.663cm" svg:y="9.563cm" svg:viewBox="0 0 27 381" draw:points="0,381 27,381 27,0 0,0">
          <text:p/>
        </draw:polygon>
        <draw:polygon draw:style-name="gr32" draw:text-style-name="P10" draw:layer="layout" svg:width="0.027cm" svg:height="0.38cm" svg:x="27.689cm" svg:y="9.563cm" svg:viewBox="0 0 28 381" draw:points="0,381 28,381 28,0 0,0">
          <text:p/>
        </draw:polygon>
        <draw:polygon draw:style-name="gr30" draw:text-style-name="P8" draw:layer="layout" svg:width="0.026cm" svg:height="0.38cm" svg:x="27.716cm" svg:y="9.563cm" svg:viewBox="0 0 27 381" draw:points="0,381 27,381 27,0 0,0">
          <text:p/>
        </draw:polygon>
        <draw:polygon draw:style-name="gr31" draw:text-style-name="P9" draw:layer="layout" svg:width="0.026cm" svg:height="0.38cm" svg:x="27.742cm" svg:y="9.563cm" svg:viewBox="0 0 27 381" draw:points="0,381 27,381 27,0 0,0">
          <text:p/>
        </draw:polygon>
        <draw:polygon draw:style-name="gr29" draw:text-style-name="P7" draw:layer="layout" svg:width="0.026cm" svg:height="0.38cm" svg:x="27.768cm" svg:y="9.563cm" svg:viewBox="0 0 27 381" draw:points="0,381 27,381 27,0 0,0">
          <text:p/>
        </draw:polygon>
        <draw:polygon draw:style-name="gr29" draw:text-style-name="P7" draw:layer="layout" svg:width="0.026cm" svg:height="0.38cm" svg:x="27.795cm" svg:y="9.563cm" svg:viewBox="0 0 27 381" draw:points="0,381 27,381 27,0 0,0">
          <text:p/>
        </draw:polygon>
        <draw:polygon draw:style-name="gr32" draw:text-style-name="P10" draw:layer="layout" svg:width="0.026cm" svg:height="0.38cm" svg:x="27.821cm" svg:y="9.563cm" svg:viewBox="0 0 27 381" draw:points="0,381 27,381 27,0 0,0">
          <text:p/>
        </draw:polygon>
        <draw:polygon draw:style-name="gr30" draw:text-style-name="P8" draw:layer="layout" svg:width="0.026cm" svg:height="0.38cm" svg:x="27.847cm" svg:y="9.563cm" svg:viewBox="0 0 27 381" draw:points="0,381 27,381 27,0 0,0">
          <text:p/>
        </draw:polygon>
        <draw:polygon draw:style-name="gr32" draw:text-style-name="P10" draw:layer="layout" svg:width="0.026cm" svg:height="0.38cm" svg:x="27.873cm" svg:y="9.563cm" svg:viewBox="0 0 27 381" draw:points="0,381 27,381 27,0 0,0">
          <text:p/>
        </draw:polygon>
        <draw:polygon draw:style-name="gr32" draw:text-style-name="P10" draw:layer="layout" svg:width="0.026cm" svg:height="0.38cm" svg:x="27.9cm" svg:y="9.563cm" svg:viewBox="0 0 27 381" draw:points="0,381 27,381 27,0 0,0">
          <text:p/>
        </draw:polygon>
        <draw:polygon draw:style-name="gr32" draw:text-style-name="P10" draw:layer="layout" svg:width="0.026cm" svg:height="0.38cm" svg:x="27.926cm" svg:y="9.563cm" svg:viewBox="0 0 27 381" draw:points="0,381 27,381 27,0 0,0">
          <text:p/>
        </draw:polygon>
        <draw:polygon draw:style-name="gr31" draw:text-style-name="P9" draw:layer="layout" svg:width="0.026cm" svg:height="0.38cm" svg:x="27.952cm" svg:y="9.563cm" svg:viewBox="0 0 27 381" draw:points="0,381 27,381 27,0 0,0">
          <text:p/>
        </draw:polygon>
        <draw:polygon draw:style-name="gr29" draw:text-style-name="P7" draw:layer="layout" svg:width="0.026cm" svg:height="0.38cm" svg:x="27.978cm" svg:y="9.563cm" svg:viewBox="0 0 27 381" draw:points="0,381 27,381 27,0 0,0">
          <text:p/>
        </draw:polygon>
        <draw:polygon draw:style-name="gr29" draw:text-style-name="P7" draw:layer="layout" svg:width="0.026cm" svg:height="0.38cm" svg:x="28.005cm" svg:y="9.563cm" svg:viewBox="0 0 27 381" draw:points="0,381 27,381 27,0 0,0">
          <text:p/>
        </draw:polygon>
        <draw:polygon draw:style-name="gr30" draw:text-style-name="P8" draw:layer="layout" svg:width="0.026cm" svg:height="0.38cm" svg:x="28.031cm" svg:y="9.563cm" svg:viewBox="0 0 27 381" draw:points="0,381 27,381 27,0 0,0">
          <text:p/>
        </draw:polygon>
        <draw:polygon draw:style-name="gr31" draw:text-style-name="P9" draw:layer="layout" svg:width="0.027cm" svg:height="0.38cm" svg:x="28.057cm" svg:y="9.563cm" svg:viewBox="0 0 28 381" draw:points="0,381 28,381 28,0 0,0">
          <text:p/>
        </draw:polygon>
        <draw:polygon draw:style-name="gr30" draw:text-style-name="P8" draw:layer="layout" svg:width="0.026cm" svg:height="0.38cm" svg:x="28.084cm" svg:y="9.563cm" svg:viewBox="0 0 27 381" draw:points="0,381 27,381 27,0 0,0">
          <text:p/>
        </draw:polygon>
        <draw:polygon draw:style-name="gr29" draw:text-style-name="P7" draw:layer="layout" svg:width="0.026cm" svg:height="0.38cm" svg:x="28.11cm" svg:y="9.563cm" svg:viewBox="0 0 27 381" draw:points="0,381 27,381 27,0 0,0">
          <text:p/>
        </draw:polygon>
        <draw:polygon draw:style-name="gr30" draw:text-style-name="P8" draw:layer="layout" svg:width="0.026cm" svg:height="0.38cm" svg:x="28.136cm" svg:y="9.563cm" svg:viewBox="0 0 27 381" draw:points="0,381 27,381 27,0 0,0">
          <text:p/>
        </draw:polygon>
        <draw:polygon draw:style-name="gr30" draw:text-style-name="P8" draw:layer="layout" svg:width="0.026cm" svg:height="0.38cm" svg:x="28.163cm" svg:y="9.563cm" svg:viewBox="0 0 27 381" draw:points="0,381 27,381 27,0 0,0">
          <text:p/>
        </draw:polygon>
        <draw:polygon draw:style-name="gr32" draw:text-style-name="P10" draw:layer="layout" svg:width="0.026cm" svg:height="0.38cm" svg:x="28.189cm" svg:y="9.563cm" svg:viewBox="0 0 27 381" draw:points="0,381 27,381 27,0 0,0">
          <text:p/>
        </draw:polygon>
        <draw:polygon draw:style-name="gr32" draw:text-style-name="P10" draw:layer="layout" svg:width="0.026cm" svg:height="0.38cm" svg:x="28.215cm" svg:y="9.563cm" svg:viewBox="0 0 27 381" draw:points="0,381 27,381 27,0 0,0">
          <text:p/>
        </draw:polygon>
        <draw:polygon draw:style-name="gr31" draw:text-style-name="P9" draw:layer="layout" svg:width="0.026cm" svg:height="0.38cm" svg:x="28.241cm" svg:y="9.563cm" svg:viewBox="0 0 27 381" draw:points="0,381 27,381 27,0 0,0">
          <text:p/>
        </draw:polygon>
        <draw:polygon draw:style-name="gr30" draw:text-style-name="P8" draw:layer="layout" svg:width="0.026cm" svg:height="0.38cm" svg:x="28.267cm" svg:y="9.563cm" svg:viewBox="0 0 27 381" draw:points="0,381 27,381 27,0 0,0">
          <text:p/>
        </draw:polygon>
        <draw:polygon draw:style-name="gr31" draw:text-style-name="P9" draw:layer="layout" svg:width="0.026cm" svg:height="0.38cm" svg:x="28.294cm" svg:y="9.563cm" svg:viewBox="0 0 27 381" draw:points="0,381 27,381 27,0 0,0">
          <text:p/>
        </draw:polygon>
        <draw:polygon draw:style-name="gr30" draw:text-style-name="P8" draw:layer="layout" svg:width="0.026cm" svg:height="0.38cm" svg:x="28.32cm" svg:y="9.563cm" svg:viewBox="0 0 27 381" draw:points="0,381 27,381 27,0 0,0">
          <text:p/>
        </draw:polygon>
        <draw:polygon draw:style-name="gr30" draw:text-style-name="P8" draw:layer="layout" svg:width="0.026cm" svg:height="0.38cm" svg:x="28.346cm" svg:y="9.563cm" svg:viewBox="0 0 27 381" draw:points="0,381 27,381 27,0 0,0">
          <text:p/>
        </draw:polygon>
        <draw:polygon draw:style-name="gr30" draw:text-style-name="P8" draw:layer="layout" svg:width="0.027cm" svg:height="0.38cm" svg:x="28.372cm" svg:y="9.563cm" svg:viewBox="0 0 28 381" draw:points="0,381 28,381 28,0 0,0">
          <text:p/>
        </draw:polygon>
        <draw:polygon draw:style-name="gr30" draw:text-style-name="P8" draw:layer="layout" svg:width="0.026cm" svg:height="0.38cm" svg:x="28.399cm" svg:y="9.563cm" svg:viewBox="0 0 27 381" draw:points="0,381 27,381 27,0 0,0">
          <text:p/>
        </draw:polygon>
        <draw:polygon draw:style-name="gr32" draw:text-style-name="P10" draw:layer="layout" svg:width="0.026cm" svg:height="0.38cm" svg:x="28.425cm" svg:y="9.563cm" svg:viewBox="0 0 27 381" draw:points="0,381 27,381 27,0 0,0">
          <text:p/>
        </draw:polygon>
        <draw:polygon draw:style-name="gr32" draw:text-style-name="P10" draw:layer="layout" svg:width="0.027cm" svg:height="0.38cm" svg:x="28.451cm" svg:y="9.563cm" svg:viewBox="0 0 28 381" draw:points="0,381 28,381 28,0 0,0">
          <text:p/>
        </draw:polygon>
        <draw:polygon draw:style-name="gr31" draw:text-style-name="P9" draw:layer="layout" svg:width="0.026cm" svg:height="0.38cm" svg:x="28.478cm" svg:y="9.563cm" svg:viewBox="0 0 27 381" draw:points="0,381 27,381 27,0 0,0">
          <text:p/>
        </draw:polygon>
        <draw:polygon draw:style-name="gr31" draw:text-style-name="P9" draw:layer="layout" svg:width="0.026cm" svg:height="0.38cm" svg:x="28.504cm" svg:y="9.563cm" svg:viewBox="0 0 27 381" draw:points="0,381 27,381 27,0 0,0">
          <text:p/>
        </draw:polygon>
        <draw:polygon draw:style-name="gr32" draw:text-style-name="P10" draw:layer="layout" svg:width="0.026cm" svg:height="0.38cm" svg:x="28.53cm" svg:y="9.563cm" svg:viewBox="0 0 27 381" draw:points="0,381 27,381 27,0 0,0">
          <text:p/>
        </draw:polygon>
        <draw:polygon draw:style-name="gr29" draw:text-style-name="P7" draw:layer="layout" svg:width="0.026cm" svg:height="0.38cm" svg:x="28.557cm" svg:y="9.563cm" svg:viewBox="0 0 27 381" draw:points="0,381 27,381 27,0 0,0">
          <text:p/>
        </draw:polygon>
        <draw:polygon draw:style-name="gr32" draw:text-style-name="P10" draw:layer="layout" svg:width="0.026cm" svg:height="0.38cm" svg:x="28.583cm" svg:y="9.563cm" svg:viewBox="0 0 27 381" draw:points="0,381 27,381 27,0 0,0">
          <text:p/>
        </draw:polygon>
        <draw:polygon draw:style-name="gr32" draw:text-style-name="P10" draw:layer="layout" svg:width="0.026cm" svg:height="0.38cm" svg:x="28.609cm" svg:y="9.563cm" svg:viewBox="0 0 27 381" draw:points="0,381 27,381 27,0 0,0">
          <text:p/>
        </draw:polygon>
        <draw:polygon draw:style-name="gr30" draw:text-style-name="P8" draw:layer="layout" svg:width="0.026cm" svg:height="0.38cm" svg:x="28.635cm" svg:y="9.563cm" svg:viewBox="0 0 27 381" draw:points="0,381 27,381 27,0 0,0">
          <text:p/>
        </draw:polygon>
        <draw:polygon draw:style-name="gr30" draw:text-style-name="P8" draw:layer="layout" svg:width="0.026cm" svg:height="0.38cm" svg:x="28.662cm" svg:y="9.563cm" svg:viewBox="0 0 27 381" draw:points="0,381 27,381 27,0 0,0">
          <text:p/>
        </draw:polygon>
        <draw:polygon draw:style-name="gr31" draw:text-style-name="P9" draw:layer="layout" svg:width="0.026cm" svg:height="0.38cm" svg:x="28.688cm" svg:y="9.563cm" svg:viewBox="0 0 27 381" draw:points="0,381 27,381 27,0 0,0">
          <text:p/>
        </draw:polygon>
        <draw:polygon draw:style-name="gr29" draw:text-style-name="P7" draw:layer="layout" svg:width="0.026cm" svg:height="0.38cm" svg:x="28.714cm" svg:y="9.563cm" svg:viewBox="0 0 27 381" draw:points="0,381 27,381 27,0 0,0">
          <text:p/>
        </draw:polygon>
        <draw:polygon draw:style-name="gr31" draw:text-style-name="P9" draw:layer="layout" svg:width="0.026cm" svg:height="0.38cm" svg:x="28.74cm" svg:y="9.563cm" svg:viewBox="0 0 27 381" draw:points="0,381 27,381 27,0 0,0">
          <text:p/>
        </draw:polygon>
        <draw:polygon draw:style-name="gr31" draw:text-style-name="P9" draw:layer="layout" svg:width="0.027cm" svg:height="0.38cm" svg:x="28.767cm" svg:y="9.563cm" svg:viewBox="0 0 28 381" draw:points="0,381 28,381 28,0 0,0">
          <text:p/>
        </draw:polygon>
        <draw:polygon draw:style-name="gr31" draw:text-style-name="P9" draw:layer="layout" svg:width="0.026cm" svg:height="0.38cm" svg:x="28.793cm" svg:y="9.563cm" svg:viewBox="0 0 27 381" draw:points="0,381 27,381 27,0 0,0">
          <text:p/>
        </draw:polygon>
        <draw:polygon draw:style-name="gr31" draw:text-style-name="P9" draw:layer="layout" svg:width="0.026cm" svg:height="0.38cm" svg:x="28.819cm" svg:y="9.563cm" svg:viewBox="0 0 27 381" draw:points="0,381 27,381 27,0 0,0">
          <text:p/>
        </draw:polygon>
        <draw:polygon draw:style-name="gr30" draw:text-style-name="P8" draw:layer="layout" svg:width="0.026cm" svg:height="0.38cm" svg:x="28.846cm" svg:y="9.563cm" svg:viewBox="0 0 27 381" draw:points="0,381 27,381 27,0 0,0">
          <text:p/>
        </draw:polygon>
        <draw:polygon draw:style-name="gr29" draw:text-style-name="P7" draw:layer="layout" svg:width="0.026cm" svg:height="0.38cm" svg:x="28.872cm" svg:y="9.563cm" svg:viewBox="0 0 27 381" draw:points="0,381 27,381 27,0 0,0">
          <text:p/>
        </draw:polygon>
        <draw:polygon draw:style-name="gr32" draw:text-style-name="P10" draw:layer="layout" svg:width="0.026cm" svg:height="0.38cm" svg:x="28.898cm" svg:y="9.563cm" svg:viewBox="0 0 27 381" draw:points="0,381 27,381 27,0 0,0">
          <text:p/>
        </draw:polygon>
        <draw:polygon draw:style-name="gr31" draw:text-style-name="P9" draw:layer="layout" svg:width="0.026cm" svg:height="0.38cm" svg:x="28.924cm" svg:y="9.563cm" svg:viewBox="0 0 27 381" draw:points="0,381 27,381 27,0 0,0">
          <text:p/>
        </draw:polygon>
        <draw:polygon draw:style-name="gr30" draw:text-style-name="P8" draw:layer="layout" svg:width="0.026cm" svg:height="0.38cm" svg:x="28.951cm" svg:y="9.563cm" svg:viewBox="0 0 27 381" draw:points="0,381 27,381 27,0 0,0">
          <text:p/>
        </draw:polygon>
        <draw:polygon draw:style-name="gr30" draw:text-style-name="P8" draw:layer="layout" svg:width="0.026cm" svg:height="0.38cm" svg:x="28.977cm" svg:y="9.563cm" svg:viewBox="0 0 27 381" draw:points="0,381 27,381 27,0 0,0">
          <text:p/>
        </draw:polygon>
        <draw:polygon draw:style-name="gr32" draw:text-style-name="P10" draw:layer="layout" svg:width="0.026cm" svg:height="0.38cm" svg:x="29.003cm" svg:y="9.563cm" svg:viewBox="0 0 27 381" draw:points="0,381 27,381 27,0 0,0">
          <text:p/>
        </draw:polygon>
        <draw:polygon draw:style-name="gr31" draw:text-style-name="P9" draw:layer="layout" svg:width="0.026cm" svg:height="0.38cm" svg:x="29.029cm" svg:y="9.563cm" svg:viewBox="0 0 27 381" draw:points="0,381 27,381 27,0 0,0">
          <text:p/>
        </draw:polygon>
        <draw:polygon draw:style-name="gr32" draw:text-style-name="P10" draw:layer="layout" svg:width="0.026cm" svg:height="0.38cm" svg:x="29.056cm" svg:y="9.563cm" svg:viewBox="0 0 27 381" draw:points="0,381 27,381 27,0 0,0">
          <text:p/>
        </draw:polygon>
        <draw:polygon draw:style-name="gr32" draw:text-style-name="P10" draw:layer="layout" svg:width="0.026cm" svg:height="0.38cm" svg:x="29.082cm" svg:y="9.563cm" svg:viewBox="0 0 27 381" draw:points="0,381 27,381 27,0 0,0">
          <text:p/>
        </draw:polygon>
        <draw:polygon draw:style-name="gr30" draw:text-style-name="P8" draw:layer="layout" svg:width="0.026cm" svg:height="0.38cm" svg:x="29.108cm" svg:y="9.563cm" svg:viewBox="0 0 27 381" draw:points="0,381 27,381 27,0 0,0">
          <text:p/>
        </draw:polygon>
        <draw:polygon draw:style-name="gr31" draw:text-style-name="P9" draw:layer="layout" svg:width="0.027cm" svg:height="0.38cm" svg:x="29.134cm" svg:y="9.563cm" svg:viewBox="0 0 28 381" draw:points="0,381 28,381 28,0 0,0">
          <text:p/>
        </draw:polygon>
        <draw:polygon draw:style-name="gr29" draw:text-style-name="P7" draw:layer="layout" svg:width="0.026cm" svg:height="0.38cm" svg:x="29.161cm" svg:y="9.563cm" svg:viewBox="0 0 27 381" draw:points="0,381 27,381 27,0 0,0">
          <text:p/>
        </draw:polygon>
        <draw:polygon draw:style-name="gr31" draw:text-style-name="P9" draw:layer="layout" svg:width="0.026cm" svg:height="0.38cm" svg:x="29.187cm" svg:y="9.563cm" svg:viewBox="0 0 27 381" draw:points="0,381 27,381 27,0 0,0">
          <text:p/>
        </draw:polygon>
        <draw:polygon draw:style-name="gr32" draw:text-style-name="P10" draw:layer="layout" svg:width="0.026cm" svg:height="0.38cm" svg:x="29.213cm" svg:y="9.563cm" svg:viewBox="0 0 27 381" draw:points="0,381 27,381 27,0 0,0">
          <text:p/>
        </draw:polygon>
        <draw:polygon draw:style-name="gr31" draw:text-style-name="P9" draw:layer="layout" svg:width="0.026cm" svg:height="0.38cm" svg:x="29.24cm" svg:y="9.563cm" svg:viewBox="0 0 27 381" draw:points="0,381 27,381 27,0 0,0">
          <text:p/>
        </draw:polygon>
        <draw:polygon draw:style-name="gr32" draw:text-style-name="P10" draw:layer="layout" svg:width="0.026cm" svg:height="0.38cm" svg:x="29.266cm" svg:y="9.563cm" svg:viewBox="0 0 27 381" draw:points="0,381 27,381 27,0 0,0">
          <text:p/>
        </draw:polygon>
        <draw:polygon draw:style-name="gr30" draw:text-style-name="P8" draw:layer="layout" svg:width="0.026cm" svg:height="0.38cm" svg:x="29.292cm" svg:y="9.563cm" svg:viewBox="0 0 27 381" draw:points="0,381 27,381 27,0 0,0">
          <text:p/>
        </draw:polygon>
        <draw:polygon draw:style-name="gr32" draw:text-style-name="P10" draw:layer="layout" svg:width="0.026cm" svg:height="0.38cm" svg:x="29.318cm" svg:y="9.563cm" svg:viewBox="0 0 27 381" draw:points="0,381 27,381 27,0 0,0">
          <text:p/>
        </draw:polygon>
        <draw:polygon draw:style-name="gr32" draw:text-style-name="P10" draw:layer="layout" svg:width="0.026cm" svg:height="0.38cm" svg:x="29.345cm" svg:y="9.563cm" svg:viewBox="0 0 27 381" draw:points="0,381 27,381 27,0 0,0">
          <text:p/>
        </draw:polygon>
        <draw:polygon draw:style-name="gr31" draw:text-style-name="P9" draw:layer="layout" svg:width="0.026cm" svg:height="0.38cm" svg:x="29.371cm" svg:y="9.563cm" svg:viewBox="0 0 27 381" draw:points="0,381 27,381 27,0 0,0">
          <text:p/>
        </draw:polygon>
        <draw:polygon draw:style-name="gr29" draw:text-style-name="P7" draw:layer="layout" svg:width="0.026cm" svg:height="0.38cm" svg:x="29.397cm" svg:y="9.563cm" svg:viewBox="0 0 27 381" draw:points="0,381 27,381 27,0 0,0">
          <text:p/>
        </draw:polygon>
        <draw:polygon draw:style-name="gr29" draw:text-style-name="P7" draw:layer="layout" svg:width="0.026cm" svg:height="0.38cm" svg:x="29.423cm" svg:y="9.563cm" svg:viewBox="0 0 27 381" draw:points="0,381 27,381 27,0 0,0">
          <text:p/>
        </draw:polygon>
        <draw:polygon draw:style-name="gr32" draw:text-style-name="P10" draw:layer="layout" svg:width="0.026cm" svg:height="0.38cm" svg:x="29.45cm" svg:y="9.563cm" svg:viewBox="0 0 27 381" draw:points="0,381 27,381 27,0 0,0">
          <text:p/>
        </draw:polygon>
        <draw:polygon draw:style-name="gr32" draw:text-style-name="P10" draw:layer="layout" svg:width="0.026cm" svg:height="0.38cm" svg:x="29.476cm" svg:y="9.563cm" svg:viewBox="0 0 27 381" draw:points="0,381 27,381 27,0 0,0">
          <text:p/>
        </draw:polygon>
        <draw:polygon draw:style-name="gr30" draw:text-style-name="P8" draw:layer="layout" svg:width="0.026cm" svg:height="0.38cm" svg:x="29.502cm" svg:y="9.563cm" svg:viewBox="0 0 27 381" draw:points="0,381 27,381 27,0 0,0">
          <text:p/>
        </draw:polygon>
        <draw:polygon draw:style-name="gr32" draw:text-style-name="P10" draw:layer="layout" svg:width="0.027cm" svg:height="0.38cm" svg:x="29.528cm" svg:y="9.563cm" svg:viewBox="0 0 28 381" draw:points="0,381 28,381 28,0 0,0">
          <text:p/>
        </draw:polygon>
        <draw:polygon draw:style-name="gr32" draw:text-style-name="P10" draw:layer="layout" svg:width="0.026cm" svg:height="0.38cm" svg:x="29.555cm" svg:y="9.563cm" svg:viewBox="0 0 27 381" draw:points="0,381 27,381 27,0 0,0">
          <text:p/>
        </draw:polygon>
        <draw:polygon draw:style-name="gr30" draw:text-style-name="P8" draw:layer="layout" svg:width="0.026cm" svg:height="0.38cm" svg:x="29.581cm" svg:y="9.563cm" svg:viewBox="0 0 27 381" draw:points="0,381 27,381 27,0 0,0">
          <text:p/>
        </draw:polygon>
        <draw:polygon draw:style-name="gr31" draw:text-style-name="P9" draw:layer="layout" svg:width="0.026cm" svg:height="0.38cm" svg:x="29.607cm" svg:y="9.563cm" svg:viewBox="0 0 27 381" draw:points="0,381 27,381 27,0 0,0">
          <text:p/>
        </draw:polygon>
        <draw:polygon draw:style-name="gr30" draw:text-style-name="P8" draw:layer="layout" svg:width="0.026cm" svg:height="0.38cm" svg:x="29.635cm" svg:y="9.563cm" svg:viewBox="0 0 27 381" draw:points="0,381 27,381 27,0 0,0">
          <text:p/>
        </draw:polygon>
        <draw:polygon draw:style-name="gr30" draw:text-style-name="P8" draw:layer="layout" svg:width="0.026cm" svg:height="0.38cm" svg:x="29.66cm" svg:y="9.563cm" svg:viewBox="0 0 27 381" draw:points="0,381 27,381 27,0 0,0">
          <text:p/>
        </draw:polygon>
        <draw:polygon draw:style-name="gr30" draw:text-style-name="P8" draw:layer="layout" svg:width="0.026cm" svg:height="0.38cm" svg:x="29.686cm" svg:y="9.563cm" svg:viewBox="0 0 27 381" draw:points="0,381 27,381 27,0 0,0">
          <text:p/>
        </draw:polygon>
        <draw:polygon draw:style-name="gr30" draw:text-style-name="P8" draw:layer="layout" svg:width="0.026cm" svg:height="0.38cm" svg:x="29.712cm" svg:y="9.563cm" svg:viewBox="0 0 27 381" draw:points="0,381 27,381 27,0 0,0">
          <text:p/>
        </draw:polygon>
        <draw:polygon draw:style-name="gr32" draw:text-style-name="P10" draw:layer="layout" svg:width="0.026cm" svg:height="0.38cm" svg:x="29.739cm" svg:y="9.563cm" svg:viewBox="0 0 27 381" draw:points="0,381 27,381 27,0 0,0">
          <text:p/>
        </draw:polygon>
        <draw:polygon draw:style-name="gr31" draw:text-style-name="P9" draw:layer="layout" svg:width="0.026cm" svg:height="0.38cm" svg:x="29.765cm" svg:y="9.563cm" svg:viewBox="0 0 27 381" draw:points="0,381 27,381 27,0 0,0">
          <text:p/>
        </draw:polygon>
        <draw:polygon draw:style-name="gr30" draw:text-style-name="P8" draw:layer="layout" svg:width="0.026cm" svg:height="0.38cm" svg:x="29.791cm" svg:y="9.563cm" svg:viewBox="0 0 27 381" draw:points="0,381 27,381 27,0 0,0">
          <text:p/>
        </draw:polygon>
        <draw:polygon draw:style-name="gr30" draw:text-style-name="P8" draw:layer="layout" svg:width="0.027cm" svg:height="0.38cm" svg:x="29.817cm" svg:y="9.563cm" svg:viewBox="0 0 28 381" draw:points="0,381 28,381 28,0 0,0">
          <text:p/>
        </draw:polygon>
        <draw:polygon draw:style-name="gr31" draw:text-style-name="P9" draw:layer="layout" svg:width="0.026cm" svg:height="0.38cm" svg:x="29.844cm" svg:y="9.563cm" svg:viewBox="0 0 27 381" draw:points="0,381 27,381 27,0 0,0">
          <text:p/>
        </draw:polygon>
        <draw:polygon draw:style-name="gr31" draw:text-style-name="P9" draw:layer="layout" svg:width="0.026cm" svg:height="0.38cm" svg:x="29.87cm" svg:y="9.563cm" svg:viewBox="0 0 27 381" draw:points="0,381 27,381 27,0 0,0">
          <text:p/>
        </draw:polygon>
        <draw:polygon draw:style-name="gr32" draw:text-style-name="P10" draw:layer="layout" svg:width="0.027cm" svg:height="0.38cm" svg:x="29.896cm" svg:y="9.563cm" svg:viewBox="0 0 28 381" draw:points="0,381 28,381 28,0 0,0">
          <text:p/>
        </draw:polygon>
        <draw:polygon draw:style-name="gr32" draw:text-style-name="P10" draw:layer="layout" svg:width="0.026cm" svg:height="0.38cm" svg:x="29.923cm" svg:y="9.563cm" svg:viewBox="0 0 27 381" draw:points="0,381 27,381 27,0 0,0">
          <text:p/>
        </draw:polygon>
        <draw:polygon draw:style-name="gr32" draw:text-style-name="P10" draw:layer="layout" svg:width="0.026cm" svg:height="0.38cm" svg:x="29.949cm" svg:y="9.563cm" svg:viewBox="0 0 27 381" draw:points="0,381 27,381 27,0 0,0">
          <text:p/>
        </draw:polygon>
        <draw:polygon draw:style-name="gr32" draw:text-style-name="P10" draw:layer="layout" svg:width="0.026cm" svg:height="0.38cm" svg:x="29.975cm" svg:y="9.563cm" svg:viewBox="0 0 27 381" draw:points="0,381 27,381 27,0 0,0">
          <text:p/>
        </draw:polygon>
        <draw:polygon draw:style-name="gr31" draw:text-style-name="P9" draw:layer="layout" svg:width="0.026cm" svg:height="0.38cm" svg:x="30.028cm" svg:y="9.563cm" svg:viewBox="0 0 27 381" draw:points="0,381 27,381 27,0 0,0">
          <text:p/>
        </draw:polygon>
        <draw:polygon draw:style-name="gr30" draw:text-style-name="P8" draw:layer="layout" svg:width="0.026cm" svg:height="0.38cm" svg:x="30.054cm" svg:y="9.563cm" svg:viewBox="0 0 27 381" draw:points="0,381 27,381 27,0 0,0">
          <text:p/>
        </draw:polygon>
        <draw:polygon draw:style-name="gr31" draw:text-style-name="P9" draw:layer="layout" svg:width="0.026cm" svg:height="0.38cm" svg:x="30.08cm" svg:y="9.563cm" svg:viewBox="0 0 27 381" draw:points="0,381 27,381 27,0 0,0">
          <text:p/>
        </draw:polygon>
        <draw:polygon draw:style-name="gr29" draw:text-style-name="P7" draw:layer="layout" svg:width="0.026cm" svg:height="0.38cm" svg:x="30.238cm" svg:y="9.563cm" svg:viewBox="0 0 27 381" draw:points="0,381 27,381 27,0 0,0">
          <text:p/>
        </draw:polygon>
        <draw:polygon draw:style-name="gr30" draw:text-style-name="P8" draw:layer="layout" svg:width="0.026cm" svg:height="0.38cm" svg:x="30.264cm" svg:y="9.563cm" svg:viewBox="0 0 27 381" draw:points="0,381 27,381 27,0 0,0">
          <text:p/>
        </draw:polygon>
        <draw:polygon draw:style-name="gr30" draw:text-style-name="P8" draw:layer="layout" svg:width="0.027cm" svg:height="0.38cm" svg:x="30.29cm" svg:y="9.563cm" svg:viewBox="0 0 28 381" draw:points="0,381 28,381 28,0 0,0">
          <text:p/>
        </draw:polygon>
        <draw:polygon draw:style-name="gr31" draw:text-style-name="P9" draw:layer="layout" svg:width="0.026cm" svg:height="0.38cm" svg:x="30.317cm" svg:y="9.563cm" svg:viewBox="0 0 27 381" draw:points="0,381 27,381 27,0 0,0">
          <text:p/>
        </draw:polygon>
        <draw:polygon draw:style-name="gr31" draw:text-style-name="P9" draw:layer="layout" svg:width="0.026cm" svg:height="0.38cm" svg:x="30.343cm" svg:y="9.563cm" svg:viewBox="0 0 27 381" draw:points="0,381 27,381 27,0 0,0">
          <text:p/>
        </draw:polygon>
        <draw:polygon draw:style-name="gr31" draw:text-style-name="P9" draw:layer="layout" svg:width="0.026cm" svg:height="0.38cm" svg:x="30.369cm" svg:y="9.563cm" svg:viewBox="0 0 27 381" draw:points="0,381 27,381 27,0 0,0">
          <text:p/>
        </draw:polygon>
        <draw:polygon draw:style-name="gr29" draw:text-style-name="P7" draw:layer="layout" svg:width="0.026cm" svg:height="0.38cm" svg:x="30.396cm" svg:y="9.563cm" svg:viewBox="0 0 27 381" draw:points="0,381 27,381 27,0 0,0">
          <text:p/>
        </draw:polygon>
        <draw:polygon draw:style-name="gr31" draw:text-style-name="P9" draw:layer="layout" svg:width="0.026cm" svg:height="0.38cm" svg:x="30.422cm" svg:y="9.563cm" svg:viewBox="0 0 27 381" draw:points="0,381 27,381 27,0 0,0">
          <text:p/>
        </draw:polygon>
        <draw:polygon draw:style-name="gr31" draw:text-style-name="P9" draw:layer="layout" svg:width="0.026cm" svg:height="0.38cm" svg:x="30.448cm" svg:y="9.563cm" svg:viewBox="0 0 27 381" draw:points="0,381 27,381 27,0 0,0">
          <text:p/>
        </draw:polygon>
        <draw:polygon draw:style-name="gr29" draw:text-style-name="P7" draw:layer="layout" svg:width="0.026cm" svg:height="0.38cm" svg:x="30.475cm" svg:y="9.563cm" svg:viewBox="0 0 27 381" draw:points="0,381 27,381 27,0 0,0">
          <text:p/>
        </draw:polygon>
        <draw:polygon draw:style-name="gr29" draw:text-style-name="P7" draw:layer="layout" svg:width="0.026cm" svg:height="0.38cm" svg:x="30.501cm" svg:y="9.563cm" svg:viewBox="0 0 27 381" draw:points="0,381 27,381 27,0 0,0">
          <text:p/>
        </draw:polygon>
        <draw:polygon draw:style-name="gr31" draw:text-style-name="P9" draw:layer="layout" svg:width="0.026cm" svg:height="0.38cm" svg:x="30.527cm" svg:y="9.563cm" svg:viewBox="0 0 27 381" draw:points="0,381 27,381 27,0 0,0">
          <text:p/>
        </draw:polygon>
        <draw:polygon draw:style-name="gr31" draw:text-style-name="P9" draw:layer="layout" svg:width="0.026cm" svg:height="0.38cm" svg:x="30.553cm" svg:y="9.563cm" svg:viewBox="0 0 27 381" draw:points="0,381 27,381 27,0 0,0">
          <text:p/>
        </draw:polygon>
        <draw:polygon draw:style-name="gr30" draw:text-style-name="P8" draw:layer="layout" svg:width="0.027cm" svg:height="0.38cm" svg:x="30.579cm" svg:y="9.563cm" svg:viewBox="0 0 28 381" draw:points="0,381 28,381 28,0 0,0">
          <text:p/>
        </draw:polygon>
        <draw:polygon draw:style-name="gr31" draw:text-style-name="P9" draw:layer="layout" svg:width="0.026cm" svg:height="0.38cm" svg:x="30.606cm" svg:y="9.563cm" svg:viewBox="0 0 27 381" draw:points="0,381 27,381 27,0 0,0">
          <text:p/>
        </draw:polygon>
        <draw:polygon draw:style-name="gr31" draw:text-style-name="P9" draw:layer="layout" svg:width="0.026cm" svg:height="0.38cm" svg:x="30.632cm" svg:y="9.563cm" svg:viewBox="0 0 27 381" draw:points="0,381 27,381 27,0 0,0">
          <text:p/>
        </draw:polygon>
        <draw:polygon draw:style-name="gr29" draw:text-style-name="P7" draw:layer="layout" svg:width="0.026cm" svg:height="0.38cm" svg:x="30.658cm" svg:y="9.563cm" svg:viewBox="0 0 27 381" draw:points="0,381 27,381 27,0 0,0">
          <text:p/>
        </draw:polygon>
        <draw:polygon draw:style-name="gr30" draw:text-style-name="P8" draw:layer="layout" svg:width="0.026cm" svg:height="0.38cm" svg:x="30.685cm" svg:y="9.563cm" svg:viewBox="0 0 27 381" draw:points="0,381 27,381 27,0 0,0">
          <text:p/>
        </draw:polygon>
        <draw:polygon draw:style-name="gr31" draw:text-style-name="P9" draw:layer="layout" svg:width="0.026cm" svg:height="0.38cm" svg:x="30.711cm" svg:y="9.563cm" svg:viewBox="0 0 27 381" draw:points="0,381 27,381 27,0 0,0">
          <text:p/>
        </draw:polygon>
        <draw:polygon draw:style-name="gr32" draw:text-style-name="P10" draw:layer="layout" svg:width="0.026cm" svg:height="0.38cm" svg:x="30.737cm" svg:y="9.563cm" svg:viewBox="0 0 27 381" draw:points="0,381 27,381 27,0 0,0">
          <text:p/>
        </draw:polygon>
        <draw:polygon draw:style-name="gr31" draw:text-style-name="P9" draw:layer="layout" svg:width="0.026cm" svg:height="0.38cm" svg:x="30.763cm" svg:y="9.563cm" svg:viewBox="0 0 27 381" draw:points="0,381 27,381 27,0 0,0">
          <text:p/>
        </draw:polygon>
        <draw:polygon draw:style-name="gr31" draw:text-style-name="P9" draw:layer="layout" svg:width="0.026cm" svg:height="0.38cm" svg:x="30.79cm" svg:y="9.563cm" svg:viewBox="0 0 27 381" draw:points="0,381 27,381 27,0 0,0">
          <text:p/>
        </draw:polygon>
        <draw:polygon draw:style-name="gr31" draw:text-style-name="P9" draw:layer="layout" svg:width="0.026cm" svg:height="0.38cm" svg:x="30.816cm" svg:y="9.563cm" svg:viewBox="0 0 27 381" draw:points="0,381 27,381 27,0 0,0">
          <text:p/>
        </draw:polygon>
        <draw:polygon draw:style-name="gr31" draw:text-style-name="P9" draw:layer="layout" svg:width="0.026cm" svg:height="0.38cm" svg:x="30.842cm" svg:y="9.563cm" svg:viewBox="0 0 27 381" draw:points="0,381 27,381 27,0 0,0">
          <text:p/>
        </draw:polygon>
        <draw:polygon draw:style-name="gr31" draw:text-style-name="P9" draw:layer="layout" svg:width="0.026cm" svg:height="0.38cm" svg:x="30.868cm" svg:y="9.563cm" svg:viewBox="0 0 27 381" draw:points="0,381 27,381 27,0 0,0">
          <text:p/>
        </draw:polygon>
        <draw:polygon draw:style-name="gr30" draw:text-style-name="P8" draw:layer="layout" svg:width="0.026cm" svg:height="0.38cm" svg:x="30.895cm" svg:y="9.563cm" svg:viewBox="0 0 27 381" draw:points="0,381 27,381 27,0 0,0">
          <text:p/>
        </draw:polygon>
        <draw:polygon draw:style-name="gr30" draw:text-style-name="P8" draw:layer="layout" svg:width="0.026cm" svg:height="0.38cm" svg:x="30.921cm" svg:y="9.563cm" svg:viewBox="0 0 27 381" draw:points="0,381 27,381 27,0 0,0">
          <text:p/>
        </draw:polygon>
        <draw:polygon draw:style-name="gr32" draw:text-style-name="P10" draw:layer="layout" svg:width="0.026cm" svg:height="0.38cm" svg:x="30.947cm" svg:y="9.563cm" svg:viewBox="0 0 27 381" draw:points="0,381 27,381 27,0 0,0">
          <text:p/>
        </draw:polygon>
        <draw:polygon draw:style-name="gr31" draw:text-style-name="P9" draw:layer="layout" svg:width="0.027cm" svg:height="0.38cm" svg:x="30.973cm" svg:y="9.563cm" svg:viewBox="0 0 28 381" draw:points="0,381 28,381 28,0 0,0">
          <text:p/>
        </draw:polygon>
        <draw:polygon draw:style-name="gr30" draw:text-style-name="P8" draw:layer="layout" svg:width="0.026cm" svg:height="0.38cm" svg:x="31cm" svg:y="9.563cm" svg:viewBox="0 0 27 381" draw:points="0,381 27,381 27,0 0,0">
          <text:p/>
        </draw:polygon>
        <draw:polygon draw:style-name="gr30" draw:text-style-name="P8" draw:layer="layout" svg:width="0.026cm" svg:height="0.38cm" svg:x="31.026cm" svg:y="9.563cm" svg:viewBox="0 0 27 381" draw:points="0,381 27,381 27,0 0,0">
          <text:p/>
        </draw:polygon>
        <draw:polygon draw:style-name="gr31" draw:text-style-name="P9" draw:layer="layout" svg:width="0.026cm" svg:height="0.38cm" svg:x="31.052cm" svg:y="9.563cm" svg:viewBox="0 0 27 381" draw:points="0,381 27,381 27,0 0,0">
          <text:p/>
        </draw:polygon>
        <draw:polygon draw:style-name="gr30" draw:text-style-name="P8" draw:layer="layout" svg:width="0.026cm" svg:height="0.38cm" svg:x="31.079cm" svg:y="9.563cm" svg:viewBox="0 0 27 381" draw:points="0,381 27,381 27,0 0,0">
          <text:p/>
        </draw:polygon>
        <draw:polygon draw:style-name="gr31" draw:text-style-name="P9" draw:layer="layout" svg:width="0.026cm" svg:height="0.38cm" svg:x="31.105cm" svg:y="9.563cm" svg:viewBox="0 0 27 381" draw:points="0,381 27,381 27,0 0,0">
          <text:p/>
        </draw:polygon>
        <draw:polygon draw:style-name="gr31" draw:text-style-name="P9" draw:layer="layout" svg:width="0.026cm" svg:height="0.38cm" svg:x="31.131cm" svg:y="9.563cm" svg:viewBox="0 0 27 381" draw:points="0,381 27,381 27,0 0,0">
          <text:p/>
        </draw:polygon>
        <draw:polygon draw:style-name="gr29" draw:text-style-name="P7" draw:layer="layout" svg:width="0.026cm" svg:height="0.38cm" svg:x="31.157cm" svg:y="9.563cm" svg:viewBox="0 0 27 381" draw:points="0,381 27,381 27,0 0,0">
          <text:p/>
        </draw:polygon>
        <draw:polygon draw:style-name="gr31" draw:text-style-name="P9" draw:layer="layout" svg:width="0.026cm" svg:height="0.38cm" svg:x="31.184cm" svg:y="9.563cm" svg:viewBox="0 0 27 381" draw:points="0,381 27,381 27,0 0,0">
          <text:p/>
        </draw:polygon>
        <draw:polygon draw:style-name="gr29" draw:text-style-name="P7" draw:layer="layout" svg:width="0.026cm" svg:height="0.38cm" svg:x="31.21cm" svg:y="9.563cm" svg:viewBox="0 0 27 381" draw:points="0,381 27,381 27,0 0,0">
          <text:p/>
        </draw:polygon>
        <draw:polygon draw:style-name="gr30" draw:text-style-name="P8" draw:layer="layout" svg:width="0.026cm" svg:height="0.38cm" svg:x="31.236cm" svg:y="9.563cm" svg:viewBox="0 0 27 381" draw:points="0,381 27,381 27,0 0,0">
          <text:p/>
        </draw:polygon>
        <draw:polygon draw:style-name="gr31" draw:text-style-name="P9" draw:layer="layout" svg:width="0.026cm" svg:height="0.38cm" svg:x="31.262cm" svg:y="9.563cm" svg:viewBox="0 0 27 381" draw:points="0,381 27,381 27,0 0,0">
          <text:p/>
        </draw:polygon>
        <draw:polygon draw:style-name="gr30" draw:text-style-name="P8" draw:layer="layout" svg:width="0.026cm" svg:height="0.38cm" svg:x="31.289cm" svg:y="9.563cm" svg:viewBox="0 0 27 381" draw:points="0,381 27,381 27,0 0,0">
          <text:p/>
        </draw:polygon>
        <draw:polygon draw:style-name="gr31" draw:text-style-name="P9" draw:layer="layout" svg:width="0.026cm" svg:height="0.38cm" svg:x="31.316cm" svg:y="9.563cm" svg:viewBox="0 0 27 381" draw:points="0,381 27,381 27,0 0,0">
          <text:p/>
        </draw:polygon>
        <draw:polygon draw:style-name="gr31" draw:text-style-name="P9" draw:layer="layout" svg:width="0.027cm" svg:height="0.38cm" svg:x="31.341cm" svg:y="9.563cm" svg:viewBox="0 0 28 381" draw:points="0,381 28,381 28,0 0,0">
          <text:p/>
        </draw:polygon>
        <draw:polygon draw:style-name="gr30" draw:text-style-name="P8" draw:layer="layout" svg:width="0.026cm" svg:height="0.38cm" svg:x="31.368cm" svg:y="9.563cm" svg:viewBox="0 0 27 381" draw:points="0,381 27,381 27,0 0,0">
          <text:p/>
        </draw:polygon>
        <draw:polygon draw:style-name="gr32" draw:text-style-name="P10" draw:layer="layout" svg:width="0.026cm" svg:height="0.38cm" svg:x="31.394cm" svg:y="9.563cm" svg:viewBox="0 0 27 381" draw:points="0,381 27,381 27,0 0,0">
          <text:p/>
        </draw:polygon>
        <draw:polygon draw:style-name="gr30" draw:text-style-name="P8" draw:layer="layout" svg:width="0.026cm" svg:height="0.38cm" svg:x="31.42cm" svg:y="9.563cm" svg:viewBox="0 0 27 381" draw:points="0,381 27,381 27,0 0,0">
          <text:p/>
        </draw:polygon>
        <draw:polygon draw:style-name="gr30" draw:text-style-name="P8" draw:layer="layout" svg:width="0.026cm" svg:height="0.38cm" svg:x="31.446cm" svg:y="9.563cm" svg:viewBox="0 0 27 381" draw:points="0,381 27,381 27,0 0,0">
          <text:p/>
        </draw:polygon>
        <draw:polygon draw:style-name="gr30" draw:text-style-name="P8" draw:layer="layout" svg:width="0.026cm" svg:height="0.38cm" svg:x="31.473cm" svg:y="9.563cm" svg:viewBox="0 0 27 381" draw:points="0,381 27,381 27,0 0,0">
          <text:p/>
        </draw:polygon>
        <draw:polygon draw:style-name="gr30" draw:text-style-name="P8" draw:layer="layout" svg:width="0.026cm" svg:height="0.38cm" svg:x="31.499cm" svg:y="9.563cm" svg:viewBox="0 0 27 381" draw:points="0,381 27,381 27,0 0,0">
          <text:p/>
        </draw:polygon>
        <draw:polygon draw:style-name="gr32" draw:text-style-name="P10" draw:layer="layout" svg:width="0.026cm" svg:height="0.38cm" svg:x="31.525cm" svg:y="9.563cm" svg:viewBox="0 0 27 381" draw:points="0,381 27,381 27,0 0,0">
          <text:p/>
        </draw:polygon>
        <draw:polygon draw:style-name="gr30" draw:text-style-name="P8" draw:layer="layout" svg:width="0.026cm" svg:height="0.38cm" svg:x="31.551cm" svg:y="9.563cm" svg:viewBox="0 0 27 381" draw:points="0,381 27,381 27,0 0,0">
          <text:p/>
        </draw:polygon>
        <draw:polygon draw:style-name="gr29" draw:text-style-name="P7" draw:layer="layout" svg:width="0.026cm" svg:height="0.38cm" svg:x="31.578cm" svg:y="9.563cm" svg:viewBox="0 0 27 381" draw:points="0,381 27,381 27,0 0,0">
          <text:p/>
        </draw:polygon>
        <draw:polygon draw:style-name="gr29" draw:text-style-name="P7" draw:layer="layout" svg:width="0.026cm" svg:height="0.38cm" svg:x="31.604cm" svg:y="9.563cm" svg:viewBox="0 0 27 381" draw:points="0,381 27,381 27,0 0,0">
          <text:p/>
        </draw:polygon>
        <draw:polygon draw:style-name="gr29" draw:text-style-name="P7" draw:layer="layout" svg:width="0.026cm" svg:height="0.38cm" svg:x="31.63cm" svg:y="9.563cm" svg:viewBox="0 0 27 381" draw:points="0,381 27,381 27,0 0,0">
          <text:p/>
        </draw:polygon>
        <draw:polygon draw:style-name="gr32" draw:text-style-name="P10" draw:layer="layout" svg:width="0.027cm" svg:height="0.38cm" svg:x="31.656cm" svg:y="9.563cm" svg:viewBox="0 0 28 381" draw:points="0,381 28,381 28,0 0,0">
          <text:p/>
        </draw:polygon>
        <draw:polygon draw:style-name="gr31" draw:text-style-name="P9" draw:layer="layout" svg:width="0.026cm" svg:height="0.38cm" svg:x="31.683cm" svg:y="9.563cm" svg:viewBox="0 0 27 381" draw:points="0,381 27,381 27,0 0,0">
          <text:p/>
        </draw:polygon>
        <draw:polygon draw:style-name="gr30" draw:text-style-name="P8" draw:layer="layout" svg:width="0.026cm" svg:height="0.38cm" svg:x="31.709cm" svg:y="9.563cm" svg:viewBox="0 0 27 381" draw:points="0,381 27,381 27,0 0,0">
          <text:p/>
        </draw:polygon>
        <draw:polygon draw:style-name="gr29" draw:text-style-name="P7" draw:layer="layout" svg:width="0.027cm" svg:height="0.38cm" svg:x="31.735cm" svg:y="9.563cm" svg:viewBox="0 0 28 381" draw:points="0,381 28,381 28,0 0,0">
          <text:p/>
        </draw:polygon>
        <draw:polygon draw:style-name="gr32" draw:text-style-name="P10" draw:layer="layout" svg:width="0.026cm" svg:height="0.38cm" svg:x="31.763cm" svg:y="9.563cm" svg:viewBox="0 0 27 381" draw:points="0,381 27,381 27,0 0,0">
          <text:p/>
        </draw:polygon>
        <draw:polygon draw:style-name="gr30" draw:text-style-name="P8" draw:layer="layout" svg:width="0.026cm" svg:height="0.38cm" svg:x="31.788cm" svg:y="9.563cm" svg:viewBox="0 0 27 381" draw:points="0,381 27,381 27,0 0,0">
          <text:p/>
        </draw:polygon>
        <draw:polygon draw:style-name="gr31" draw:text-style-name="P9" draw:layer="layout" svg:width="0.026cm" svg:height="0.38cm" svg:x="31.814cm" svg:y="9.563cm" svg:viewBox="0 0 27 381" draw:points="0,381 27,381 27,0 0,0">
          <text:p/>
        </draw:polygon>
        <draw:polygon draw:style-name="gr31" draw:text-style-name="P9" draw:layer="layout" svg:width="0.026cm" svg:height="0.38cm" svg:x="31.841cm" svg:y="9.563cm" svg:viewBox="0 0 27 381" draw:points="0,381 27,381 27,0 0,0">
          <text:p/>
        </draw:polygon>
        <draw:polygon draw:style-name="gr32" draw:text-style-name="P10" draw:layer="layout" svg:width="0.026cm" svg:height="0.38cm" svg:x="31.867cm" svg:y="9.563cm" svg:viewBox="0 0 27 381" draw:points="0,381 27,381 27,0 0,0">
          <text:p/>
        </draw:polygon>
        <draw:polygon draw:style-name="gr31" draw:text-style-name="P9" draw:layer="layout" svg:width="0.026cm" svg:height="0.38cm" svg:x="31.893cm" svg:y="9.563cm" svg:viewBox="0 0 27 381" draw:points="0,381 27,381 27,0 0,0">
          <text:p/>
        </draw:polygon>
        <draw:polygon draw:style-name="gr31" draw:text-style-name="P9" draw:layer="layout" svg:width="0.026cm" svg:height="0.38cm" svg:x="31.919cm" svg:y="9.563cm" svg:viewBox="0 0 27 381" draw:points="0,381 27,381 27,0 0,0">
          <text:p/>
        </draw:polygon>
        <draw:polygon draw:style-name="gr31" draw:text-style-name="P9" draw:layer="layout" svg:width="0.026cm" svg:height="0.38cm" svg:x="31.945cm" svg:y="9.563cm" svg:viewBox="0 0 27 381" draw:points="0,381 27,381 27,0 0,0">
          <text:p/>
        </draw:polygon>
        <draw:polygon draw:style-name="gr31" draw:text-style-name="P9" draw:layer="layout" svg:width="0.026cm" svg:height="0.38cm" svg:x="31.972cm" svg:y="9.563cm" svg:viewBox="0 0 27 381" draw:points="0,381 27,381 27,0 0,0">
          <text:p/>
        </draw:polygon>
        <draw:polygon draw:style-name="gr30" draw:text-style-name="P8" draw:layer="layout" svg:width="0.026cm" svg:height="0.38cm" svg:x="31.998cm" svg:y="9.563cm" svg:viewBox="0 0 27 381" draw:points="0,381 27,381 27,0 0,0">
          <text:p/>
        </draw:polygon>
        <draw:polygon draw:style-name="gr32" draw:text-style-name="P10" draw:layer="layout" svg:width="0.026cm" svg:height="0.38cm" svg:x="32.024cm" svg:y="9.563cm" svg:viewBox="0 0 27 381" draw:points="0,381 27,381 27,0 0,0">
          <text:p/>
        </draw:polygon>
        <draw:polygon draw:style-name="gr32" draw:text-style-name="P10" draw:layer="layout" svg:width="0.027cm" svg:height="0.38cm" svg:x="32.05cm" svg:y="9.563cm" svg:viewBox="0 0 28 381" draw:points="0,381 28,381 28,0 0,0">
          <text:p/>
        </draw:polygon>
        <draw:polygon draw:style-name="gr30" draw:text-style-name="P8" draw:layer="layout" svg:width="0.026cm" svg:height="0.38cm" svg:x="32.077cm" svg:y="9.563cm" svg:viewBox="0 0 27 381" draw:points="0,381 27,381 27,0 0,0">
          <text:p/>
        </draw:polygon>
        <draw:polygon draw:style-name="gr30" draw:text-style-name="P8" draw:layer="layout" svg:width="0.026cm" svg:height="0.38cm" svg:x="32.103cm" svg:y="9.563cm" svg:viewBox="0 0 27 381" draw:points="0,381 27,381 27,0 0,0">
          <text:p/>
        </draw:polygon>
        <draw:polygon draw:style-name="gr31" draw:text-style-name="P9" draw:layer="layout" svg:width="0.026cm" svg:height="0.38cm" svg:x="32.13cm" svg:y="9.563cm" svg:viewBox="0 0 27 381" draw:points="0,381 27,381 27,0 0,0">
          <text:p/>
        </draw:polygon>
        <draw:polygon draw:style-name="gr29" draw:text-style-name="P7" draw:layer="layout" svg:width="0.026cm" svg:height="0.38cm" svg:x="32.156cm" svg:y="9.563cm" svg:viewBox="0 0 27 381" draw:points="0,381 27,381 27,0 0,0">
          <text:p/>
        </draw:polygon>
        <draw:polygon draw:style-name="gr31" draw:text-style-name="P9" draw:layer="layout" svg:width="0.026cm" svg:height="0.38cm" svg:x="32.182cm" svg:y="9.563cm" svg:viewBox="0 0 27 381" draw:points="0,381 27,381 27,0 0,0">
          <text:p/>
        </draw:polygon>
        <draw:polygon draw:style-name="gr30" draw:text-style-name="P8" draw:layer="layout" svg:width="0.026cm" svg:height="0.38cm" svg:x="32.208cm" svg:y="9.563cm" svg:viewBox="0 0 27 381" draw:points="0,381 27,381 27,0 0,0">
          <text:p/>
        </draw:polygon>
        <draw:polygon draw:style-name="gr31" draw:text-style-name="P9" draw:layer="layout" svg:width="0.026cm" svg:height="0.38cm" svg:x="32.235cm" svg:y="9.563cm" svg:viewBox="0 0 27 381" draw:points="0,381 27,381 27,0 0,0">
          <text:p/>
        </draw:polygon>
        <draw:polygon draw:style-name="gr32" draw:text-style-name="P10" draw:layer="layout" svg:width="0.026cm" svg:height="0.38cm" svg:x="32.261cm" svg:y="9.563cm" svg:viewBox="0 0 27 381" draw:points="0,381 27,381 27,0 0,0">
          <text:p/>
        </draw:polygon>
        <draw:polygon draw:style-name="gr32" draw:text-style-name="P10" draw:layer="layout" svg:width="0.026cm" svg:height="0.38cm" svg:x="32.287cm" svg:y="9.563cm" svg:viewBox="0 0 27 381" draw:points="0,381 27,381 27,0 0,0">
          <text:p/>
        </draw:polygon>
        <draw:polygon draw:style-name="gr30" draw:text-style-name="P8" draw:layer="layout" svg:width="0.026cm" svg:height="0.38cm" svg:x="32.313cm" svg:y="9.563cm" svg:viewBox="0 0 27 381" draw:points="0,381 27,381 27,0 0,0">
          <text:p/>
        </draw:polygon>
        <draw:polygon draw:style-name="gr30" draw:text-style-name="P8" draw:layer="layout" svg:width="0.026cm" svg:height="0.38cm" svg:x="32.34cm" svg:y="9.563cm" svg:viewBox="0 0 27 381" draw:points="0,381 27,381 27,0 0,0">
          <text:p/>
        </draw:polygon>
        <draw:polygon draw:style-name="gr29" draw:text-style-name="P7" draw:layer="layout" svg:width="0.026cm" svg:height="0.38cm" svg:x="32.366cm" svg:y="9.563cm" svg:viewBox="0 0 27 381" draw:points="0,381 27,381 27,0 0,0">
          <text:p/>
        </draw:polygon>
        <draw:polygon draw:style-name="gr30" draw:text-style-name="P8" draw:layer="layout" svg:width="0.026cm" svg:height="0.38cm" svg:x="32.392cm" svg:y="9.563cm" svg:viewBox="0 0 27 381" draw:points="0,381 27,381 27,0 0,0">
          <text:p/>
        </draw:polygon>
        <draw:polygon draw:style-name="gr31" draw:text-style-name="P9" draw:layer="layout" svg:width="0.027cm" svg:height="0.38cm" svg:x="32.418cm" svg:y="9.563cm" svg:viewBox="0 0 28 381" draw:points="0,381 28,381 28,0 0,0">
          <text:p/>
        </draw:polygon>
        <draw:polygon draw:style-name="gr31" draw:text-style-name="P9" draw:layer="layout" svg:width="0.026cm" svg:height="0.38cm" svg:x="32.445cm" svg:y="9.563cm" svg:viewBox="0 0 27 381" draw:points="0,381 27,381 27,0 0,0">
          <text:p/>
        </draw:polygon>
        <draw:polygon draw:style-name="gr31" draw:text-style-name="P9" draw:layer="layout" svg:width="0.026cm" svg:height="0.38cm" svg:x="32.471cm" svg:y="9.563cm" svg:viewBox="0 0 27 381" draw:points="0,381 27,381 27,0 0,0">
          <text:p/>
        </draw:polygon>
        <draw:polygon draw:style-name="gr30" draw:text-style-name="P8" draw:layer="layout" svg:width="0.026cm" svg:height="0.38cm" svg:x="32.497cm" svg:y="9.563cm" svg:viewBox="0 0 27 381" draw:points="0,381 27,381 27,0 0,0">
          <text:p/>
        </draw:polygon>
        <draw:polygon draw:style-name="gr31" draw:text-style-name="P9" draw:layer="layout" svg:width="0.026cm" svg:height="0.38cm" svg:x="32.524cm" svg:y="9.563cm" svg:viewBox="0 0 27 381" draw:points="0,381 27,381 27,0 0,0">
          <text:p/>
        </draw:polygon>
        <draw:polygon draw:style-name="gr32" draw:text-style-name="P10" draw:layer="layout" svg:width="0.026cm" svg:height="0.38cm" svg:x="32.55cm" svg:y="9.563cm" svg:viewBox="0 0 27 381" draw:points="0,381 27,381 27,0 0,0">
          <text:p/>
        </draw:polygon>
        <draw:polygon draw:style-name="gr32" draw:text-style-name="P10" draw:layer="layout" svg:width="0.026cm" svg:height="0.38cm" svg:x="32.576cm" svg:y="9.563cm" svg:viewBox="0 0 27 381" draw:points="0,381 27,381 27,0 0,0">
          <text:p/>
        </draw:polygon>
        <draw:polygon draw:style-name="gr31" draw:text-style-name="P9" draw:layer="layout" svg:width="0.026cm" svg:height="0.38cm" svg:x="32.603cm" svg:y="9.563cm" svg:viewBox="0 0 27 381" draw:points="0,381 27,381 27,0 0,0">
          <text:p/>
        </draw:polygon>
        <draw:polygon draw:style-name="gr32" draw:text-style-name="P10" draw:layer="layout" svg:width="0.026cm" svg:height="0.38cm" svg:x="32.629cm" svg:y="9.563cm" svg:viewBox="0 0 27 381" draw:points="0,381 27,381 27,0 0,0">
          <text:p/>
        </draw:polygon>
        <draw:polygon draw:style-name="gr29" draw:text-style-name="P7" draw:layer="layout" svg:width="0.026cm" svg:height="0.38cm" svg:x="32.655cm" svg:y="9.563cm" svg:viewBox="0 0 27 381" draw:points="0,381 27,381 27,0 0,0">
          <text:p/>
        </draw:polygon>
        <draw:polygon draw:style-name="gr32" draw:text-style-name="P10" draw:layer="layout" svg:width="0.026cm" svg:height="0.38cm" svg:x="32.681cm" svg:y="9.563cm" svg:viewBox="0 0 27 381" draw:points="0,381 27,381 27,0 0,0">
          <text:p/>
        </draw:polygon>
        <draw:polygon draw:style-name="gr32" draw:text-style-name="P10" draw:layer="layout" svg:width="0.026cm" svg:height="0.38cm" svg:x="32.707cm" svg:y="9.563cm" svg:viewBox="0 0 27 381" draw:points="0,381 27,381 27,0 0,0">
          <text:p/>
        </draw:polygon>
        <draw:polygon draw:style-name="gr31" draw:text-style-name="P9" draw:layer="layout" svg:width="0.026cm" svg:height="0.38cm" svg:x="32.734cm" svg:y="9.563cm" svg:viewBox="0 0 27 381" draw:points="0,381 27,381 27,0 0,0">
          <text:p/>
        </draw:polygon>
        <draw:polygon draw:style-name="gr32" draw:text-style-name="P10" draw:layer="layout" svg:width="0.026cm" svg:height="0.38cm" svg:x="32.76cm" svg:y="9.563cm" svg:viewBox="0 0 27 381" draw:points="0,381 27,381 27,0 0,0">
          <text:p/>
        </draw:polygon>
        <draw:polygon draw:style-name="gr30" draw:text-style-name="P8" draw:layer="layout" svg:width="0.026cm" svg:height="0.38cm" svg:x="32.786cm" svg:y="9.563cm" svg:viewBox="0 0 27 381" draw:points="0,381 27,381 27,0 0,0">
          <text:p/>
        </draw:polygon>
        <draw:polygon draw:style-name="gr30" draw:text-style-name="P8" draw:layer="layout" svg:width="0.027cm" svg:height="0.38cm" svg:x="32.812cm" svg:y="9.563cm" svg:viewBox="0 0 28 381" draw:points="0,381 28,381 28,0 0,0">
          <text:p/>
        </draw:polygon>
        <draw:polygon draw:style-name="gr32" draw:text-style-name="P10" draw:layer="layout" svg:width="0.026cm" svg:height="0.38cm" svg:x="32.839cm" svg:y="9.563cm" svg:viewBox="0 0 27 381" draw:points="0,381 27,381 27,0 0,0">
          <text:p/>
        </draw:polygon>
        <draw:polygon draw:style-name="gr30" draw:text-style-name="P8" draw:layer="layout" svg:width="0.026cm" svg:height="0.38cm" svg:x="32.865cm" svg:y="9.563cm" svg:viewBox="0 0 27 381" draw:points="0,381 27,381 27,0 0,0">
          <text:p/>
        </draw:polygon>
        <draw:polygon draw:style-name="gr31" draw:text-style-name="P9" draw:layer="layout" svg:width="0.026cm" svg:height="0.38cm" svg:x="32.891cm" svg:y="9.563cm" svg:viewBox="0 0 27 381" draw:points="0,381 27,381 27,0 0,0">
          <text:p/>
        </draw:polygon>
        <draw:polygon draw:style-name="gr32" draw:text-style-name="P10" draw:layer="layout" svg:width="0.026cm" svg:height="0.38cm" svg:x="32.918cm" svg:y="9.563cm" svg:viewBox="0 0 27 381" draw:points="0,381 27,381 27,0 0,0">
          <text:p/>
        </draw:polygon>
        <draw:polygon draw:style-name="gr30" draw:text-style-name="P8" draw:layer="layout" svg:width="0.026cm" svg:height="0.38cm" svg:x="32.944cm" svg:y="9.563cm" svg:viewBox="0 0 27 381" draw:points="0,381 27,381 27,0 0,0">
          <text:p/>
        </draw:polygon>
        <draw:polygon draw:style-name="gr30" draw:text-style-name="P8" draw:layer="layout" svg:width="0.026cm" svg:height="0.38cm" svg:x="32.97cm" svg:y="9.563cm" svg:viewBox="0 0 27 381" draw:points="0,381 27,381 27,0 0,0">
          <text:p/>
        </draw:polygon>
        <draw:polygon draw:style-name="gr31" draw:text-style-name="P9" draw:layer="layout" svg:width="0.026cm" svg:height="0.38cm" svg:x="32.996cm" svg:y="9.563cm" svg:viewBox="0 0 27 381" draw:points="0,381 27,381 27,0 0,0">
          <text:p/>
        </draw:polygon>
        <draw:polygon draw:style-name="gr29" draw:text-style-name="P7" draw:layer="layout" svg:width="0.026cm" svg:height="0.38cm" svg:x="33.023cm" svg:y="9.563cm" svg:viewBox="0 0 27 381" draw:points="0,381 27,381 27,0 0,0">
          <text:p/>
        </draw:polygon>
        <draw:polygon draw:style-name="gr30" draw:text-style-name="P8" draw:layer="layout" svg:width="0.026cm" svg:height="0.38cm" svg:x="33.049cm" svg:y="9.563cm" svg:viewBox="0 0 27 381" draw:points="0,381 27,381 27,0 0,0">
          <text:p/>
        </draw:polygon>
        <draw:polygon draw:style-name="gr29" draw:text-style-name="P7" draw:layer="layout" svg:width="0.026cm" svg:height="0.38cm" svg:x="33.075cm" svg:y="9.563cm" svg:viewBox="0 0 27 381" draw:points="0,381 27,381 27,0 0,0">
          <text:p/>
        </draw:polygon>
        <draw:polygon draw:style-name="gr30" draw:text-style-name="P8" draw:layer="layout" svg:width="0.027cm" svg:height="0.38cm" svg:x="33.101cm" svg:y="9.563cm" svg:viewBox="0 0 28 381" draw:points="0,381 28,381 28,0 0,0">
          <text:p/>
        </draw:polygon>
        <draw:polygon draw:style-name="gr32" draw:text-style-name="P10" draw:layer="layout" svg:width="0.026cm" svg:height="0.38cm" svg:x="33.128cm" svg:y="9.563cm" svg:viewBox="0 0 27 381" draw:points="0,381 27,381 27,0 0,0">
          <text:p/>
        </draw:polygon>
        <draw:polygon draw:style-name="gr31" draw:text-style-name="P9" draw:layer="layout" svg:width="0.026cm" svg:height="0.38cm" svg:x="33.154cm" svg:y="9.563cm" svg:viewBox="0 0 27 381" draw:points="0,381 27,381 27,0 0,0">
          <text:p/>
        </draw:polygon>
        <draw:polygon draw:style-name="gr31" draw:text-style-name="P9" draw:layer="layout" svg:width="0.027cm" svg:height="0.38cm" svg:x="33.18cm" svg:y="9.563cm" svg:viewBox="0 0 28 381" draw:points="0,381 28,381 28,0 0,0">
          <text:p/>
        </draw:polygon>
        <draw:polygon draw:style-name="gr31" draw:text-style-name="P9" draw:layer="layout" svg:width="0.026cm" svg:height="0.38cm" svg:x="33.207cm" svg:y="9.563cm" svg:viewBox="0 0 27 381" draw:points="0,381 27,381 27,0 0,0">
          <text:p/>
        </draw:polygon>
        <draw:polygon draw:style-name="gr30" draw:text-style-name="P8" draw:layer="layout" svg:width="0.026cm" svg:height="0.38cm" svg:x="33.233cm" svg:y="9.563cm" svg:viewBox="0 0 27 381" draw:points="0,381 27,381 27,0 0,0">
          <text:p/>
        </draw:polygon>
        <draw:polygon draw:style-name="gr30" draw:text-style-name="P8" draw:layer="layout" svg:width="0.026cm" svg:height="0.38cm" svg:x="33.259cm" svg:y="9.563cm" svg:viewBox="0 0 27 381" draw:points="0,381 27,381 27,0 0,0">
          <text:p/>
        </draw:polygon>
        <draw:polygon draw:style-name="gr32" draw:text-style-name="P10" draw:layer="layout" svg:width="0.026cm" svg:height="0.38cm" svg:x="33.286cm" svg:y="9.563cm" svg:viewBox="0 0 27 381" draw:points="0,381 27,381 27,0 0,0">
          <text:p/>
        </draw:polygon>
        <draw:polygon draw:style-name="gr30" draw:text-style-name="P8" draw:layer="layout" svg:width="0.026cm" svg:height="0.38cm" svg:x="33.312cm" svg:y="9.563cm" svg:viewBox="0 0 27 381" draw:points="0,381 27,381 27,0 0,0">
          <text:p/>
        </draw:polygon>
        <draw:polygon draw:style-name="gr31" draw:text-style-name="P9" draw:layer="layout" svg:width="0.026cm" svg:height="0.38cm" svg:x="33.338cm" svg:y="9.563cm" svg:viewBox="0 0 27 381" draw:points="0,381 27,381 27,0 0,0">
          <text:p/>
        </draw:polygon>
        <draw:polygon draw:style-name="gr32" draw:text-style-name="P10" draw:layer="layout" svg:width="0.026cm" svg:height="0.38cm" svg:x="33.364cm" svg:y="9.563cm" svg:viewBox="0 0 27 381" draw:points="0,381 27,381 27,0 0,0">
          <text:p/>
        </draw:polygon>
        <draw:polygon draw:style-name="gr30" draw:text-style-name="P8" draw:layer="layout" svg:width="0.026cm" svg:height="0.38cm" svg:x="33.39cm" svg:y="9.563cm" svg:viewBox="0 0 27 381" draw:points="0,381 27,381 27,0 0,0">
          <text:p/>
        </draw:polygon>
        <draw:polygon draw:style-name="gr29" draw:text-style-name="P7" draw:layer="layout" svg:width="0.026cm" svg:height="0.38cm" svg:x="33.417cm" svg:y="9.563cm" svg:viewBox="0 0 27 381" draw:points="0,381 27,381 27,0 0,0">
          <text:p/>
        </draw:polygon>
        <draw:polygon draw:style-name="gr30" draw:text-style-name="P8" draw:layer="layout" svg:width="0.026cm" svg:height="0.38cm" svg:x="33.444cm" svg:y="9.563cm" svg:viewBox="0 0 27 381" draw:points="0,381 27,381 27,0 0,0">
          <text:p/>
        </draw:polygon>
        <draw:polygon draw:style-name="gr30" draw:text-style-name="P8" draw:layer="layout" svg:width="0.026cm" svg:height="0.38cm" svg:x="33.469cm" svg:y="9.563cm" svg:viewBox="0 0 27 381" draw:points="0,381 27,381 27,0 0,0">
          <text:p/>
        </draw:polygon>
        <draw:polygon draw:style-name="gr30" draw:text-style-name="P8" draw:layer="layout" svg:width="0.027cm" svg:height="0.38cm" svg:x="33.495cm" svg:y="9.563cm" svg:viewBox="0 0 28 381" draw:points="0,381 28,381 28,0 0,0">
          <text:p/>
        </draw:polygon>
        <draw:polygon draw:style-name="gr31" draw:text-style-name="P9" draw:layer="layout" svg:width="0.026cm" svg:height="0.38cm" svg:x="33.522cm" svg:y="9.563cm" svg:viewBox="0 0 27 381" draw:points="0,381 27,381 27,0 0,0">
          <text:p/>
        </draw:polygon>
        <draw:polygon draw:style-name="gr30" draw:text-style-name="P8" draw:layer="layout" svg:width="0.026cm" svg:height="0.38cm" svg:x="33.548cm" svg:y="9.563cm" svg:viewBox="0 0 27 381" draw:points="0,381 27,381 27,0 0,0">
          <text:p/>
        </draw:polygon>
        <draw:polygon draw:style-name="gr30" draw:text-style-name="P8" draw:layer="layout" svg:width="0.028cm" svg:height="0.38cm" svg:x="33.574cm" svg:y="9.563cm" svg:viewBox="0 0 29 381" draw:points="0,381 29,381 29,0 0,0">
          <text:p/>
        </draw:polygon>
        <draw:polygon draw:style-name="gr32" draw:text-style-name="P10" draw:layer="layout" svg:width="0.026cm" svg:height="0.38cm" svg:x="33.601cm" svg:y="9.563cm" svg:viewBox="0 0 27 381" draw:points="0,381 27,381 27,0 0,0">
          <text:p/>
        </draw:polygon>
        <draw:polygon draw:style-name="gr30" draw:text-style-name="P8" draw:layer="layout" svg:width="0.026cm" svg:height="0.38cm" svg:x="33.627cm" svg:y="9.563cm" svg:viewBox="0 0 27 381" draw:points="0,381 27,381 27,0 0,0">
          <text:p/>
        </draw:polygon>
        <draw:polygon draw:style-name="gr31" draw:text-style-name="P9" draw:layer="layout" svg:width="0.026cm" svg:height="0.38cm" svg:x="33.653cm" svg:y="9.563cm" svg:viewBox="0 0 27 381" draw:points="0,381 27,381 27,0 0,0">
          <text:p/>
        </draw:polygon>
        <draw:polygon draw:style-name="gr29" draw:text-style-name="P7" draw:layer="layout" svg:width="0.026cm" svg:height="0.38cm" svg:x="33.68cm" svg:y="9.563cm" svg:viewBox="0 0 27 381" draw:points="0,381 27,381 27,0 0,0">
          <text:p/>
        </draw:polygon>
        <draw:polygon draw:style-name="gr30" draw:text-style-name="P8" draw:layer="layout" svg:width="0.026cm" svg:height="0.38cm" svg:x="33.706cm" svg:y="9.563cm" svg:viewBox="0 0 27 381" draw:points="0,381 27,381 27,0 0,0">
          <text:p/>
        </draw:polygon>
        <draw:polygon draw:style-name="gr30" draw:text-style-name="P8" draw:layer="layout" svg:width="0.026cm" svg:height="0.38cm" svg:x="33.732cm" svg:y="9.563cm" svg:viewBox="0 0 27 381" draw:points="0,381 27,381 27,0 0,0">
          <text:p/>
        </draw:polygon>
        <draw:polygon draw:style-name="gr32" draw:text-style-name="P10" draw:layer="layout" svg:width="0.026cm" svg:height="0.38cm" svg:x="33.784cm" svg:y="9.563cm" svg:viewBox="0 0 27 381" draw:points="0,381 27,381 27,0 0,0">
          <text:p/>
        </draw:polygon>
        <draw:polygon draw:style-name="gr31" draw:text-style-name="P9" draw:layer="layout" svg:width="0.026cm" svg:height="0.38cm" svg:x="33.811cm" svg:y="9.563cm" svg:viewBox="0 0 27 381" draw:points="0,381 27,381 27,0 0,0">
          <text:p/>
        </draw:polygon>
        <draw:polygon draw:style-name="gr30" draw:text-style-name="P8" draw:layer="layout" svg:width="0.026cm" svg:height="0.38cm" svg:x="33.837cm" svg:y="9.563cm" svg:viewBox="0 0 27 381" draw:points="0,381 27,381 27,0 0,0">
          <text:p/>
        </draw:polygon>
        <draw:polygon draw:style-name="gr30" draw:text-style-name="P8" draw:layer="layout" svg:width="0.027cm" svg:height="0.38cm" svg:x="33.863cm" svg:y="9.563cm" svg:viewBox="0 0 28 381" draw:points="0,381 28,381 28,0 0,0">
          <text:p/>
        </draw:polygon>
        <draw:polygon draw:style-name="gr31" draw:text-style-name="P9" draw:layer="layout" svg:width="0.026cm" svg:height="0.38cm" svg:x="33.891cm" svg:y="9.563cm" svg:viewBox="0 0 27 381" draw:points="0,381 27,381 27,0 0,0">
          <text:p/>
        </draw:polygon>
        <draw:polygon draw:style-name="gr32" draw:text-style-name="P10" draw:layer="layout" svg:width="0.026cm" svg:height="0.38cm" svg:x="33.916cm" svg:y="9.563cm" svg:viewBox="0 0 27 381" draw:points="0,381 27,381 27,0 0,0">
          <text:p/>
        </draw:polygon>
        <draw:polygon draw:style-name="gr31" draw:text-style-name="P9" draw:layer="layout" svg:width="0.026cm" svg:height="0.38cm" svg:x="33.942cm" svg:y="9.563cm" svg:viewBox="0 0 27 381" draw:points="0,381 27,381 27,0 0,0">
          <text:p/>
        </draw:polygon>
        <draw:polygon draw:style-name="gr29" draw:text-style-name="P7" draw:layer="layout" svg:width="0.026cm" svg:height="0.38cm" svg:x="33.969cm" svg:y="9.563cm" svg:viewBox="0 0 27 381" draw:points="0,381 27,381 27,0 0,0">
          <text:p/>
        </draw:polygon>
        <draw:polygon draw:style-name="gr31" draw:text-style-name="P9" draw:layer="layout" svg:width="0.026cm" svg:height="0.38cm" svg:x="33.995cm" svg:y="9.563cm" svg:viewBox="0 0 27 381" draw:points="0,381 27,381 27,0 0,0">
          <text:p/>
        </draw:polygon>
        <draw:polygon draw:style-name="gr29" draw:text-style-name="P7" draw:layer="layout" svg:width="0.026cm" svg:height="0.38cm" svg:x="34.021cm" svg:y="9.563cm" svg:viewBox="0 0 27 381" draw:points="0,381 27,381 27,0 0,0">
          <text:p/>
        </draw:polygon>
        <draw:polygon draw:style-name="gr31" draw:text-style-name="P9" draw:layer="layout" svg:width="0.026cm" svg:height="0.38cm" svg:x="34.047cm" svg:y="9.563cm" svg:viewBox="0 0 27 381" draw:points="0,381 27,381 27,0 0,0">
          <text:p/>
        </draw:polygon>
        <draw:polygon draw:style-name="gr30" draw:text-style-name="P8" draw:layer="layout" svg:width="0.026cm" svg:height="0.38cm" svg:x="34.074cm" svg:y="9.563cm" svg:viewBox="0 0 27 381" draw:points="0,381 27,381 27,0 0,0">
          <text:p/>
        </draw:polygon>
        <draw:polygon draw:style-name="gr31" draw:text-style-name="P9" draw:layer="layout" svg:width="0.026cm" svg:height="0.38cm" svg:x="34.1cm" svg:y="9.563cm" svg:viewBox="0 0 27 381" draw:points="0,381 27,381 27,0 0,0">
          <text:p/>
        </draw:polygon>
        <draw:polygon draw:style-name="gr31" draw:text-style-name="P9" draw:layer="layout" svg:width="0.026cm" svg:height="0.38cm" svg:x="34.126cm" svg:y="9.563cm" svg:viewBox="0 0 27 381" draw:points="0,381 27,381 27,0 0,0">
          <text:p/>
        </draw:polygon>
        <draw:polygon draw:style-name="gr30" draw:text-style-name="P8" draw:layer="layout" svg:width="0.026cm" svg:height="0.38cm" svg:x="34.152cm" svg:y="9.563cm" svg:viewBox="0 0 27 381" draw:points="0,381 27,381 27,0 0,0">
          <text:p/>
        </draw:polygon>
        <draw:polygon draw:style-name="gr31" draw:text-style-name="P9" draw:layer="layout" svg:width="0.026cm" svg:height="0.38cm" svg:x="34.179cm" svg:y="9.563cm" svg:viewBox="0 0 27 381" draw:points="0,381 27,381 27,0 0,0">
          <text:p/>
        </draw:polygon>
        <draw:polygon draw:style-name="gr31" draw:text-style-name="P9" draw:layer="layout" svg:width="0.026cm" svg:height="0.38cm" svg:x="34.205cm" svg:y="9.563cm" svg:viewBox="0 0 27 381" draw:points="0,381 27,381 27,0 0,0">
          <text:p/>
        </draw:polygon>
        <draw:polygon draw:style-name="gr32" draw:text-style-name="P10" draw:layer="layout" svg:width="0.026cm" svg:height="0.38cm" svg:x="34.231cm" svg:y="9.563cm" svg:viewBox="0 0 27 381" draw:points="0,381 27,381 27,0 0,0">
          <text:p/>
        </draw:polygon>
        <draw:polygon draw:style-name="gr30" draw:text-style-name="P8" draw:layer="layout" svg:width="0.027cm" svg:height="0.38cm" svg:x="34.257cm" svg:y="9.563cm" svg:viewBox="0 0 28 381" draw:points="0,381 28,381 28,0 0,0">
          <text:p/>
        </draw:polygon>
        <draw:polygon draw:style-name="gr29" draw:text-style-name="P7" draw:layer="layout" svg:width="0.026cm" svg:height="0.38cm" svg:x="34.284cm" svg:y="9.563cm" svg:viewBox="0 0 27 381" draw:points="0,381 27,381 27,0 0,0">
          <text:p/>
        </draw:polygon>
        <draw:polygon draw:style-name="gr29" draw:text-style-name="P7" draw:layer="layout" svg:width="0.026cm" svg:height="0.38cm" svg:x="34.31cm" svg:y="9.563cm" svg:viewBox="0 0 27 381" draw:points="0,381 27,381 27,0 0,0">
          <text:p/>
        </draw:polygon>
        <draw:polygon draw:style-name="gr29" draw:text-style-name="P7" draw:layer="layout" svg:width="0.026cm" svg:height="0.38cm" svg:x="34.336cm" svg:y="9.563cm" svg:viewBox="0 0 27 381" draw:points="0,381 27,381 27,0 0,0">
          <text:p/>
        </draw:polygon>
        <draw:polygon draw:style-name="gr31" draw:text-style-name="P9" draw:layer="layout" svg:width="0.026cm" svg:height="0.38cm" svg:x="34.415cm" svg:y="9.563cm" svg:viewBox="0 0 27 381" draw:points="0,381 27,381 27,0 0,0">
          <text:p/>
        </draw:polygon>
        <draw:polygon draw:style-name="gr30" draw:text-style-name="P8" draw:layer="layout" svg:width="0.026cm" svg:height="0.38cm" svg:x="34.441cm" svg:y="9.563cm" svg:viewBox="0 0 27 381" draw:points="0,381 27,381 27,0 0,0">
          <text:p/>
        </draw:polygon>
        <draw:polygon draw:style-name="gr29" draw:text-style-name="P7" draw:layer="layout" svg:width="0.026cm" svg:height="0.38cm" svg:x="34.468cm" svg:y="9.563cm" svg:viewBox="0 0 27 381" draw:points="0,381 27,381 27,0 0,0">
          <text:p/>
        </draw:polygon>
        <draw:polygon draw:style-name="gr30" draw:text-style-name="P8" draw:layer="layout" svg:width="0.026cm" svg:height="0.38cm" svg:x="34.494cm" svg:y="9.563cm" svg:viewBox="0 0 27 381" draw:points="0,381 27,381 27,0 0,0">
          <text:p/>
        </draw:polygon>
        <draw:polygon draw:style-name="gr32" draw:text-style-name="P10" draw:layer="layout" svg:width="0.026cm" svg:height="0.38cm" svg:x="34.52cm" svg:y="9.563cm" svg:viewBox="0 0 27 381" draw:points="0,381 27,381 27,0 0,0">
          <text:p/>
        </draw:polygon>
        <draw:polygon draw:style-name="gr32" draw:text-style-name="P10" draw:layer="layout" svg:width="0.026cm" svg:height="0.38cm" svg:x="34.546cm" svg:y="9.563cm" svg:viewBox="0 0 27 381" draw:points="0,381 27,381 27,0 0,0">
          <text:p/>
        </draw:polygon>
        <draw:polygon draw:style-name="gr32" draw:text-style-name="P10" draw:layer="layout" svg:width="0.026cm" svg:height="0.38cm" svg:x="34.573cm" svg:y="9.563cm" svg:viewBox="0 0 27 381" draw:points="0,381 27,381 27,0 0,0">
          <text:p/>
        </draw:polygon>
        <draw:polygon draw:style-name="gr31" draw:text-style-name="P9" draw:layer="layout" svg:width="0.026cm" svg:height="0.38cm" svg:x="34.599cm" svg:y="9.563cm" svg:viewBox="0 0 27 381" draw:points="0,381 27,381 27,0 0,0">
          <text:p/>
        </draw:polygon>
        <draw:polygon draw:style-name="gr29" draw:text-style-name="P7" draw:layer="layout" svg:width="0.027cm" svg:height="0.38cm" svg:x="34.625cm" svg:y="9.563cm" svg:viewBox="0 0 28 381" draw:points="0,381 28,381 28,0 0,0">
          <text:p/>
        </draw:polygon>
        <draw:polygon draw:style-name="gr29" draw:text-style-name="P7" draw:layer="layout" svg:width="0.026cm" svg:height="0.38cm" svg:x="34.652cm" svg:y="9.563cm" svg:viewBox="0 0 27 381" draw:points="0,381 27,381 27,0 0,0">
          <text:p/>
        </draw:polygon>
        <draw:polygon draw:style-name="gr32" draw:text-style-name="P10" draw:layer="layout" svg:width="0.026cm" svg:height="0.38cm" svg:x="20.727cm" svg:y="8.803cm" svg:viewBox="0 0 27 381" draw:points="0,381 27,381 27,0 0,0">
          <text:p/>
        </draw:polygon>
        <draw:polygon draw:style-name="gr30" draw:text-style-name="P8" draw:layer="layout" svg:width="0.026cm" svg:height="0.38cm" svg:x="20.754cm" svg:y="8.803cm" svg:viewBox="0 0 27 381" draw:points="0,381 27,381 27,0 0,0">
          <text:p/>
        </draw:polygon>
        <draw:polygon draw:style-name="gr31" draw:text-style-name="P9" draw:layer="layout" svg:width="0.026cm" svg:height="0.38cm" svg:x="20.78cm" svg:y="8.803cm" svg:viewBox="0 0 27 381" draw:points="0,381 27,381 27,0 0,0">
          <text:p/>
        </draw:polygon>
        <draw:polygon draw:style-name="gr31" draw:text-style-name="P9" draw:layer="layout" svg:width="0.027cm" svg:height="0.38cm" svg:x="20.806cm" svg:y="8.803cm" svg:viewBox="0 0 28 381" draw:points="0,381 28,381 28,0 0,0">
          <text:p/>
        </draw:polygon>
        <draw:polygon draw:style-name="gr30" draw:text-style-name="P8" draw:layer="layout" svg:width="0.026cm" svg:height="0.38cm" svg:x="20.833cm" svg:y="8.803cm" svg:viewBox="0 0 27 381" draw:points="0,381 27,381 27,0 0,0">
          <text:p/>
        </draw:polygon>
        <draw:polygon draw:style-name="gr30" draw:text-style-name="P8" draw:layer="layout" svg:width="0.026cm" svg:height="0.38cm" svg:x="20.859cm" svg:y="8.803cm" svg:viewBox="0 0 27 381" draw:points="0,381 27,381 27,0 0,0">
          <text:p/>
        </draw:polygon>
        <draw:polygon draw:style-name="gr30" draw:text-style-name="P8" draw:layer="layout" svg:width="0.026cm" svg:height="0.38cm" svg:x="20.885cm" svg:y="8.803cm" svg:viewBox="0 0 27 381" draw:points="0,381 27,381 27,0 0,0">
          <text:p/>
        </draw:polygon>
        <draw:polygon draw:style-name="gr32" draw:text-style-name="P10" draw:layer="layout" svg:width="0.026cm" svg:height="0.38cm" svg:x="20.911cm" svg:y="8.803cm" svg:viewBox="0 0 27 381" draw:points="0,381 27,381 27,0 0,0">
          <text:p/>
        </draw:polygon>
        <draw:polygon draw:style-name="gr31" draw:text-style-name="P9" draw:layer="layout" svg:width="0.026cm" svg:height="0.38cm" svg:x="20.938cm" svg:y="8.803cm" svg:viewBox="0 0 27 381" draw:points="0,381 27,381 27,0 0,0">
          <text:p/>
        </draw:polygon>
        <draw:polygon draw:style-name="gr30" draw:text-style-name="P8" draw:layer="layout" svg:width="0.026cm" svg:height="0.38cm" svg:x="20.964cm" svg:y="8.803cm" svg:viewBox="0 0 27 381" draw:points="0,381 27,381 27,0 0,0">
          <text:p/>
        </draw:polygon>
        <draw:polygon draw:style-name="gr29" draw:text-style-name="P7" draw:layer="layout" svg:width="0.026cm" svg:height="0.38cm" svg:x="20.99cm" svg:y="8.803cm" svg:viewBox="0 0 27 381" draw:points="0,381 27,381 27,0 0,0">
          <text:p/>
        </draw:polygon>
        <draw:polygon draw:style-name="gr30" draw:text-style-name="P8" draw:layer="layout" svg:width="0.026cm" svg:height="0.38cm" svg:x="21.016cm" svg:y="8.803cm" svg:viewBox="0 0 27 381" draw:points="0,381 27,381 27,0 0,0">
          <text:p/>
        </draw:polygon>
        <draw:polygon draw:style-name="gr30" draw:text-style-name="P8" draw:layer="layout" svg:width="0.026cm" svg:height="0.38cm" svg:x="21.043cm" svg:y="8.803cm" svg:viewBox="0 0 27 381" draw:points="0,381 27,381 27,0 0,0">
          <text:p/>
        </draw:polygon>
        <draw:polygon draw:style-name="gr31" draw:text-style-name="P9" draw:layer="layout" svg:width="0.026cm" svg:height="0.38cm" svg:x="21.069cm" svg:y="8.803cm" svg:viewBox="0 0 27 381" draw:points="0,381 27,381 27,0 0,0">
          <text:p/>
        </draw:polygon>
        <draw:polygon draw:style-name="gr31" draw:text-style-name="P9" draw:layer="layout" svg:width="0.026cm" svg:height="0.38cm" svg:x="21.096cm" svg:y="8.803cm" svg:viewBox="0 0 27 381" draw:points="0,381 27,381 27,0 0,0">
          <text:p/>
        </draw:polygon>
        <draw:polygon draw:style-name="gr30" draw:text-style-name="P8" draw:layer="layout" svg:width="0.027cm" svg:height="0.38cm" svg:x="21.121cm" svg:y="8.803cm" svg:viewBox="0 0 28 381" draw:points="0,381 28,381 28,0 0,0">
          <text:p/>
        </draw:polygon>
        <draw:polygon draw:style-name="gr31" draw:text-style-name="P9" draw:layer="layout" svg:width="0.026cm" svg:height="0.38cm" svg:x="21.148cm" svg:y="8.803cm" svg:viewBox="0 0 27 381" draw:points="0,381 27,381 27,0 0,0">
          <text:p/>
        </draw:polygon>
        <draw:polygon draw:style-name="gr31" draw:text-style-name="P9" draw:layer="layout" svg:width="0.026cm" svg:height="0.38cm" svg:x="21.174cm" svg:y="8.803cm" svg:viewBox="0 0 27 381" draw:points="0,381 27,381 27,0 0,0">
          <text:p/>
        </draw:polygon>
        <draw:polygon draw:style-name="gr29" draw:text-style-name="P7" draw:layer="layout" svg:width="0.027cm" svg:height="0.38cm" svg:x="21.2cm" svg:y="8.803cm" svg:viewBox="0 0 28 381" draw:points="0,381 28,381 28,0 0,0">
          <text:p/>
        </draw:polygon>
        <draw:polygon draw:style-name="gr31" draw:text-style-name="P9" draw:layer="layout" svg:width="0.026cm" svg:height="0.38cm" svg:x="21.227cm" svg:y="8.803cm" svg:viewBox="0 0 27 381" draw:points="0,381 27,381 27,0 0,0">
          <text:p/>
        </draw:polygon>
        <draw:polygon draw:style-name="gr29" draw:text-style-name="P7" draw:layer="layout" svg:width="0.026cm" svg:height="0.38cm" svg:x="21.253cm" svg:y="8.803cm" svg:viewBox="0 0 27 381" draw:points="0,381 27,381 27,0 0,0">
          <text:p/>
        </draw:polygon>
        <draw:polygon draw:style-name="gr30" draw:text-style-name="P8" draw:layer="layout" svg:width="0.026cm" svg:height="0.38cm" svg:x="21.279cm" svg:y="8.803cm" svg:viewBox="0 0 27 381" draw:points="0,381 27,381 27,0 0,0">
          <text:p/>
        </draw:polygon>
        <draw:polygon draw:style-name="gr31" draw:text-style-name="P9" draw:layer="layout" svg:width="0.026cm" svg:height="0.38cm" svg:x="21.305cm" svg:y="8.803cm" svg:viewBox="0 0 27 381" draw:points="0,381 27,381 27,0 0,0">
          <text:p/>
        </draw:polygon>
        <draw:polygon draw:style-name="gr30" draw:text-style-name="P8" draw:layer="layout" svg:width="0.026cm" svg:height="0.38cm" svg:x="21.332cm" svg:y="8.803cm" svg:viewBox="0 0 27 381" draw:points="0,381 27,381 27,0 0,0">
          <text:p/>
        </draw:polygon>
        <draw:polygon draw:style-name="gr30" draw:text-style-name="P8" draw:layer="layout" svg:width="0.026cm" svg:height="0.38cm" svg:x="21.358cm" svg:y="8.803cm" svg:viewBox="0 0 27 381" draw:points="0,381 27,381 27,0 0,0">
          <text:p/>
        </draw:polygon>
        <draw:polygon draw:style-name="gr31" draw:text-style-name="P9" draw:layer="layout" svg:width="0.026cm" svg:height="0.38cm" svg:x="21.384cm" svg:y="8.803cm" svg:viewBox="0 0 27 381" draw:points="0,381 27,381 27,0 0,0">
          <text:p/>
        </draw:polygon>
        <draw:polygon draw:style-name="gr32" draw:text-style-name="P10" draw:layer="layout" svg:width="0.026cm" svg:height="0.38cm" svg:x="21.41cm" svg:y="8.803cm" svg:viewBox="0 0 27 381" draw:points="0,381 27,381 27,0 0,0">
          <text:p/>
        </draw:polygon>
        <draw:polygon draw:style-name="gr31" draw:text-style-name="P9" draw:layer="layout" svg:width="0.026cm" svg:height="0.38cm" svg:x="21.437cm" svg:y="8.803cm" svg:viewBox="0 0 27 381" draw:points="0,381 27,381 27,0 0,0">
          <text:p/>
        </draw:polygon>
        <draw:polygon draw:style-name="gr30" draw:text-style-name="P8" draw:layer="layout" svg:width="0.026cm" svg:height="0.38cm" svg:x="21.463cm" svg:y="8.803cm" svg:viewBox="0 0 27 381" draw:points="0,381 27,381 27,0 0,0">
          <text:p/>
        </draw:polygon>
        <draw:polygon draw:style-name="gr32" draw:text-style-name="P10" draw:layer="layout" svg:width="0.026cm" svg:height="0.38cm" svg:x="21.489cm" svg:y="8.803cm" svg:viewBox="0 0 27 381" draw:points="0,381 27,381 27,0 0,0">
          <text:p/>
        </draw:polygon>
        <draw:polygon draw:style-name="gr31" draw:text-style-name="P9" draw:layer="layout" svg:width="0.027cm" svg:height="0.38cm" svg:x="21.516cm" svg:y="8.803cm" svg:viewBox="0 0 28 381" draw:points="0,381 28,381 28,0 0,0">
          <text:p/>
        </draw:polygon>
        <draw:polygon draw:style-name="gr30" draw:text-style-name="P8" draw:layer="layout" svg:width="0.026cm" svg:height="0.38cm" svg:x="21.543cm" svg:y="8.803cm" svg:viewBox="0 0 27 381" draw:points="0,381 27,381 27,0 0,0">
          <text:p/>
        </draw:polygon>
        <draw:polygon draw:style-name="gr31" draw:text-style-name="P9" draw:layer="layout" svg:width="0.026cm" svg:height="0.38cm" svg:x="21.568cm" svg:y="8.803cm" svg:viewBox="0 0 27 381" draw:points="0,381 27,381 27,0 0,0">
          <text:p/>
        </draw:polygon>
        <draw:polygon draw:style-name="gr31" draw:text-style-name="P9" draw:layer="layout" svg:width="0.026cm" svg:height="0.38cm" svg:x="21.595cm" svg:y="8.803cm" svg:viewBox="0 0 27 381" draw:points="0,381 27,381 27,0 0,0">
          <text:p/>
        </draw:polygon>
        <draw:polygon draw:style-name="gr31" draw:text-style-name="P9" draw:layer="layout" svg:width="0.026cm" svg:height="0.38cm" svg:x="21.621cm" svg:y="8.803cm" svg:viewBox="0 0 27 381" draw:points="0,381 27,381 27,0 0,0">
          <text:p/>
        </draw:polygon>
        <draw:polygon draw:style-name="gr30" draw:text-style-name="P8" draw:layer="layout" svg:width="0.026cm" svg:height="0.38cm" svg:x="21.647cm" svg:y="8.803cm" svg:viewBox="0 0 27 381" draw:points="0,381 27,381 27,0 0,0">
          <text:p/>
        </draw:polygon>
        <draw:polygon draw:style-name="gr32" draw:text-style-name="P10" draw:layer="layout" svg:width="0.026cm" svg:height="0.38cm" svg:x="21.673cm" svg:y="8.803cm" svg:viewBox="0 0 27 381" draw:points="0,381 27,381 27,0 0,0">
          <text:p/>
        </draw:polygon>
        <draw:polygon draw:style-name="gr30" draw:text-style-name="P8" draw:layer="layout" svg:width="0.026cm" svg:height="0.38cm" svg:x="21.7cm" svg:y="8.803cm" svg:viewBox="0 0 27 381" draw:points="0,381 27,381 27,0 0,0">
          <text:p/>
        </draw:polygon>
        <draw:polygon draw:style-name="gr30" draw:text-style-name="P8" draw:layer="layout" svg:width="0.026cm" svg:height="0.38cm" svg:x="21.726cm" svg:y="8.803cm" svg:viewBox="0 0 27 381" draw:points="0,381 27,381 27,0 0,0">
          <text:p/>
        </draw:polygon>
        <draw:polygon draw:style-name="gr30" draw:text-style-name="P8" draw:layer="layout" svg:width="0.026cm" svg:height="0.38cm" svg:x="21.752cm" svg:y="8.803cm" svg:viewBox="0 0 27 381" draw:points="0,381 27,381 27,0 0,0">
          <text:p/>
        </draw:polygon>
        <draw:polygon draw:style-name="gr31" draw:text-style-name="P9" draw:layer="layout" svg:width="0.027cm" svg:height="0.38cm" svg:x="21.804cm" svg:y="8.803cm" svg:viewBox="0 0 28 381" draw:points="0,381 28,381 28,0 0,0">
          <text:p/>
        </draw:polygon>
        <draw:polygon draw:style-name="gr29" draw:text-style-name="P7" draw:layer="layout" svg:width="0.026cm" svg:height="0.38cm" svg:x="21.831cm" svg:y="8.803cm" svg:viewBox="0 0 27 381" draw:points="0,381 27,381 27,0 0,0">
          <text:p/>
        </draw:polygon>
        <draw:polygon draw:style-name="gr30" draw:text-style-name="P8" draw:layer="layout" svg:width="0.026cm" svg:height="0.38cm" svg:x="21.857cm" svg:y="8.803cm" svg:viewBox="0 0 27 381" draw:points="0,381 27,381 27,0 0,0">
          <text:p/>
        </draw:polygon>
        <draw:polygon draw:style-name="gr31" draw:text-style-name="P9" draw:layer="layout" svg:width="0.027cm" svg:height="0.38cm" svg:x="21.883cm" svg:y="8.803cm" svg:viewBox="0 0 28 381" draw:points="0,381 28,381 28,0 0,0">
          <text:p/>
        </draw:polygon>
        <draw:polygon draw:style-name="gr30" draw:text-style-name="P8" draw:layer="layout" svg:width="0.026cm" svg:height="0.38cm" svg:x="21.91cm" svg:y="8.803cm" svg:viewBox="0 0 27 381" draw:points="0,381 27,381 27,0 0,0">
          <text:p/>
        </draw:polygon>
        <draw:polygon draw:style-name="gr31" draw:text-style-name="P9" draw:layer="layout" svg:width="0.026cm" svg:height="0.38cm" svg:x="21.936cm" svg:y="8.803cm" svg:viewBox="0 0 27 381" draw:points="0,381 27,381 27,0 0,0">
          <text:p/>
        </draw:polygon>
        <draw:polygon draw:style-name="gr30" draw:text-style-name="P8" draw:layer="layout" svg:width="0.026cm" svg:height="0.38cm" svg:x="21.963cm" svg:y="8.803cm" svg:viewBox="0 0 27 381" draw:points="0,381 27,381 27,0 0,0">
          <text:p/>
        </draw:polygon>
        <draw:polygon draw:style-name="gr30" draw:text-style-name="P8" draw:layer="layout" svg:width="0.026cm" svg:height="0.38cm" svg:x="21.989cm" svg:y="8.803cm" svg:viewBox="0 0 27 381" draw:points="0,381 27,381 27,0 0,0">
          <text:p/>
        </draw:polygon>
        <draw:polygon draw:style-name="gr32" draw:text-style-name="P10" draw:layer="layout" svg:width="0.026cm" svg:height="0.38cm" svg:x="22.015cm" svg:y="8.803cm" svg:viewBox="0 0 27 381" draw:points="0,381 27,381 27,0 0,0">
          <text:p/>
        </draw:polygon>
        <draw:polygon draw:style-name="gr32" draw:text-style-name="P10" draw:layer="layout" svg:width="0.026cm" svg:height="0.38cm" svg:x="22.041cm" svg:y="8.803cm" svg:viewBox="0 0 27 381" draw:points="0,381 27,381 27,0 0,0">
          <text:p/>
        </draw:polygon>
        <draw:polygon draw:style-name="gr30" draw:text-style-name="P8" draw:layer="layout" svg:width="0.026cm" svg:height="0.38cm" svg:x="22.067cm" svg:y="8.803cm" svg:viewBox="0 0 27 381" draw:points="0,381 27,381 27,0 0,0">
          <text:p/>
        </draw:polygon>
        <draw:polygon draw:style-name="gr30" draw:text-style-name="P8" draw:layer="layout" svg:width="0.026cm" svg:height="0.38cm" svg:x="22.094cm" svg:y="8.803cm" svg:viewBox="0 0 27 381" draw:points="0,381 27,381 27,0 0,0">
          <text:p/>
        </draw:polygon>
        <draw:polygon draw:style-name="gr29" draw:text-style-name="P7" draw:layer="layout" svg:width="0.026cm" svg:height="0.38cm" svg:x="22.12cm" svg:y="8.803cm" svg:viewBox="0 0 27 381" draw:points="0,381 27,381 27,0 0,0">
          <text:p/>
        </draw:polygon>
        <draw:polygon draw:style-name="gr30" draw:text-style-name="P8" draw:layer="layout" svg:width="0.026cm" svg:height="0.38cm" svg:x="22.146cm" svg:y="8.803cm" svg:viewBox="0 0 27 381" draw:points="0,381 27,381 27,0 0,0">
          <text:p/>
        </draw:polygon>
        <draw:polygon draw:style-name="gr29" draw:text-style-name="P7" draw:layer="layout" svg:width="0.026cm" svg:height="0.38cm" svg:x="22.172cm" svg:y="8.803cm" svg:viewBox="0 0 27 381" draw:points="0,381 27,381 27,0 0,0">
          <text:p/>
        </draw:polygon>
        <draw:polygon draw:style-name="gr30" draw:text-style-name="P8" draw:layer="layout" svg:width="0.026cm" svg:height="0.38cm" svg:x="22.199cm" svg:y="8.803cm" svg:viewBox="0 0 27 381" draw:points="0,381 27,381 27,0 0,0">
          <text:p/>
        </draw:polygon>
        <draw:polygon draw:style-name="gr30" draw:text-style-name="P8" draw:layer="layout" svg:width="0.026cm" svg:height="0.38cm" svg:x="22.225cm" svg:y="8.803cm" svg:viewBox="0 0 27 381" draw:points="0,381 27,381 27,0 0,0">
          <text:p/>
        </draw:polygon>
        <draw:polygon draw:style-name="gr29" draw:text-style-name="P7" draw:layer="layout" svg:width="0.026cm" svg:height="0.38cm" svg:x="22.251cm" svg:y="8.803cm" svg:viewBox="0 0 27 381" draw:points="0,381 27,381 27,0 0,0">
          <text:p/>
        </draw:polygon>
        <draw:polygon draw:style-name="gr29" draw:text-style-name="P7" draw:layer="layout" svg:width="0.027cm" svg:height="0.38cm" svg:x="22.277cm" svg:y="8.803cm" svg:viewBox="0 0 28 381" draw:points="0,381 28,381 28,0 0,0">
          <text:p/>
        </draw:polygon>
        <draw:polygon draw:style-name="gr29" draw:text-style-name="P7" draw:layer="layout" svg:width="0.026cm" svg:height="0.38cm" svg:x="22.304cm" svg:y="8.803cm" svg:viewBox="0 0 27 381" draw:points="0,381 27,381 27,0 0,0">
          <text:p/>
        </draw:polygon>
        <draw:polygon draw:style-name="gr30" draw:text-style-name="P8" draw:layer="layout" svg:width="0.026cm" svg:height="0.38cm" svg:x="22.33cm" svg:y="8.803cm" svg:viewBox="0 0 27 381" draw:points="0,381 27,381 27,0 0,0">
          <text:p/>
        </draw:polygon>
        <draw:polygon draw:style-name="gr30" draw:text-style-name="P8" draw:layer="layout" svg:width="0.026cm" svg:height="0.38cm" svg:x="22.356cm" svg:y="8.803cm" svg:viewBox="0 0 27 381" draw:points="0,381 27,381 27,0 0,0">
          <text:p/>
        </draw:polygon>
        <draw:polygon draw:style-name="gr30" draw:text-style-name="P8" draw:layer="layout" svg:width="0.026cm" svg:height="0.38cm" svg:x="22.383cm" svg:y="8.803cm" svg:viewBox="0 0 27 381" draw:points="0,381 27,381 27,0 0,0">
          <text:p/>
        </draw:polygon>
        <draw:polygon draw:style-name="gr30" draw:text-style-name="P8" draw:layer="layout" svg:width="0.026cm" svg:height="0.38cm" svg:x="22.409cm" svg:y="8.803cm" svg:viewBox="0 0 27 381" draw:points="0,381 27,381 27,0 0,0">
          <text:p/>
        </draw:polygon>
        <draw:polygon draw:style-name="gr32" draw:text-style-name="P10" draw:layer="layout" svg:width="0.026cm" svg:height="0.38cm" svg:x="22.435cm" svg:y="8.803cm" svg:viewBox="0 0 27 381" draw:points="0,381 27,381 27,0 0,0">
          <text:p/>
        </draw:polygon>
        <draw:polygon draw:style-name="gr31" draw:text-style-name="P9" draw:layer="layout" svg:width="0.026cm" svg:height="0.38cm" svg:x="22.461cm" svg:y="8.803cm" svg:viewBox="0 0 27 381" draw:points="0,381 27,381 27,0 0,0">
          <text:p/>
        </draw:polygon>
        <draw:polygon draw:style-name="gr32" draw:text-style-name="P10" draw:layer="layout" svg:width="0.026cm" svg:height="0.38cm" svg:x="22.488cm" svg:y="8.803cm" svg:viewBox="0 0 27 381" draw:points="0,381 27,381 27,0 0,0">
          <text:p/>
        </draw:polygon>
        <draw:polygon draw:style-name="gr31" draw:text-style-name="P9" draw:layer="layout" svg:width="0.026cm" svg:height="0.38cm" svg:x="22.514cm" svg:y="8.803cm" svg:viewBox="0 0 27 381" draw:points="0,381 27,381 27,0 0,0">
          <text:p/>
        </draw:polygon>
        <draw:polygon draw:style-name="gr29" draw:text-style-name="P7" draw:layer="layout" svg:width="0.026cm" svg:height="0.38cm" svg:x="22.54cm" svg:y="8.803cm" svg:viewBox="0 0 27 381" draw:points="0,381 27,381 27,0 0,0">
          <text:p/>
        </draw:polygon>
        <draw:polygon draw:style-name="gr29" draw:text-style-name="P7" draw:layer="layout" svg:width="0.027cm" svg:height="0.38cm" svg:x="22.566cm" svg:y="8.803cm" svg:viewBox="0 0 28 381" draw:points="0,381 28,381 28,0 0,0">
          <text:p/>
        </draw:polygon>
        <draw:polygon draw:style-name="gr30" draw:text-style-name="P8" draw:layer="layout" svg:width="0.026cm" svg:height="0.38cm" svg:x="22.593cm" svg:y="8.803cm" svg:viewBox="0 0 27 381" draw:points="0,381 27,381 27,0 0,0">
          <text:p/>
        </draw:polygon>
        <draw:polygon draw:style-name="gr30" draw:text-style-name="P8" draw:layer="layout" svg:width="0.026cm" svg:height="0.38cm" svg:x="22.619cm" svg:y="8.803cm" svg:viewBox="0 0 27 381" draw:points="0,381 27,381 27,0 0,0">
          <text:p/>
        </draw:polygon>
        <draw:polygon draw:style-name="gr32" draw:text-style-name="P10" draw:layer="layout" svg:width="0.027cm" svg:height="0.38cm" svg:x="22.645cm" svg:y="8.803cm" svg:viewBox="0 0 28 381" draw:points="0,381 28,381 28,0 0,0">
          <text:p/>
        </draw:polygon>
        <draw:polygon draw:style-name="gr32" draw:text-style-name="P10" draw:layer="layout" svg:width="0.026cm" svg:height="0.38cm" svg:x="22.672cm" svg:y="8.803cm" svg:viewBox="0 0 27 381" draw:points="0,381 27,381 27,0 0,0">
          <text:p/>
        </draw:polygon>
        <draw:polygon draw:style-name="gr32" draw:text-style-name="P10" draw:layer="layout" svg:width="0.026cm" svg:height="0.38cm" svg:x="22.698cm" svg:y="8.803cm" svg:viewBox="0 0 27 381" draw:points="0,381 27,381 27,0 0,0">
          <text:p/>
        </draw:polygon>
        <draw:polygon draw:style-name="gr31" draw:text-style-name="P9" draw:layer="layout" svg:width="0.026cm" svg:height="0.38cm" svg:x="22.724cm" svg:y="8.803cm" svg:viewBox="0 0 27 381" draw:points="0,381 27,381 27,0 0,0">
          <text:p/>
        </draw:polygon>
        <draw:polygon draw:style-name="gr31" draw:text-style-name="P9" draw:layer="layout" svg:width="0.026cm" svg:height="0.38cm" svg:x="22.75cm" svg:y="8.803cm" svg:viewBox="0 0 27 381" draw:points="0,381 27,381 27,0 0,0">
          <text:p/>
        </draw:polygon>
        <draw:polygon draw:style-name="gr31" draw:text-style-name="P9" draw:layer="layout" svg:width="0.026cm" svg:height="0.38cm" svg:x="22.777cm" svg:y="8.803cm" svg:viewBox="0 0 27 381" draw:points="0,381 27,381 27,0 0,0">
          <text:p/>
        </draw:polygon>
        <draw:polygon draw:style-name="gr31" draw:text-style-name="P9" draw:layer="layout" svg:width="0.026cm" svg:height="0.38cm" svg:x="22.803cm" svg:y="8.803cm" svg:viewBox="0 0 27 381" draw:points="0,381 27,381 27,0 0,0">
          <text:p/>
        </draw:polygon>
        <draw:polygon draw:style-name="gr31" draw:text-style-name="P9" draw:layer="layout" svg:width="0.026cm" svg:height="0.38cm" svg:x="22.829cm" svg:y="8.803cm" svg:viewBox="0 0 27 381" draw:points="0,381 27,381 27,0 0,0">
          <text:p/>
        </draw:polygon>
        <draw:polygon draw:style-name="gr31" draw:text-style-name="P9" draw:layer="layout" svg:width="0.026cm" svg:height="0.38cm" svg:x="22.855cm" svg:y="8.803cm" svg:viewBox="0 0 27 381" draw:points="0,381 27,381 27,0 0,0">
          <text:p/>
        </draw:polygon>
        <draw:polygon draw:style-name="gr31" draw:text-style-name="P9" draw:layer="layout" svg:width="0.026cm" svg:height="0.38cm" svg:x="22.882cm" svg:y="8.803cm" svg:viewBox="0 0 27 381" draw:points="0,381 27,381 27,0 0,0">
          <text:p/>
        </draw:polygon>
        <draw:polygon draw:style-name="gr30" draw:text-style-name="P8" draw:layer="layout" svg:width="0.026cm" svg:height="0.38cm" svg:x="23.223cm" svg:y="8.803cm" svg:viewBox="0 0 27 381" draw:points="0,381 27,381 27,0 0,0">
          <text:p/>
        </draw:polygon>
        <draw:polygon draw:style-name="gr32" draw:text-style-name="P10" draw:layer="layout" svg:width="0.026cm" svg:height="0.38cm" svg:x="23.249cm" svg:y="8.803cm" svg:viewBox="0 0 27 381" draw:points="0,381 27,381 27,0 0,0">
          <text:p/>
        </draw:polygon>
        <draw:polygon draw:style-name="gr30" draw:text-style-name="P8" draw:layer="layout" svg:width="0.026cm" svg:height="0.38cm" svg:x="23.276cm" svg:y="8.803cm" svg:viewBox="0 0 27 381" draw:points="0,381 27,381 27,0 0,0">
          <text:p/>
        </draw:polygon>
        <draw:polygon draw:style-name="gr31" draw:text-style-name="P9" draw:layer="layout" svg:width="0.026cm" svg:height="0.38cm" svg:x="23.302cm" svg:y="8.803cm" svg:viewBox="0 0 27 381" draw:points="0,381 27,381 27,0 0,0">
          <text:p/>
        </draw:polygon>
        <draw:polygon draw:style-name="gr29" draw:text-style-name="P7" draw:layer="layout" svg:width="0.027cm" svg:height="0.38cm" svg:x="23.328cm" svg:y="8.803cm" svg:viewBox="0 0 28 381" draw:points="0,381 28,381 28,0 0,0">
          <text:p/>
        </draw:polygon>
        <draw:polygon draw:style-name="gr31" draw:text-style-name="P9" draw:layer="layout" svg:width="0.026cm" svg:height="0.38cm" svg:x="23.355cm" svg:y="8.803cm" svg:viewBox="0 0 27 381" draw:points="0,381 27,381 27,0 0,0">
          <text:p/>
        </draw:polygon>
        <draw:polygon draw:style-name="gr29" draw:text-style-name="P7" draw:layer="layout" svg:width="0.026cm" svg:height="0.38cm" svg:x="23.381cm" svg:y="8.803cm" svg:viewBox="0 0 27 381" draw:points="0,381 27,381 27,0 0,0">
          <text:p/>
        </draw:polygon>
        <draw:polygon draw:style-name="gr31" draw:text-style-name="P9" draw:layer="layout" svg:width="0.026cm" svg:height="0.38cm" svg:x="23.407cm" svg:y="8.803cm" svg:viewBox="0 0 27 381" draw:points="0,381 27,381 27,0 0,0">
          <text:p/>
        </draw:polygon>
        <draw:polygon draw:style-name="gr31" draw:text-style-name="P9" draw:layer="layout" svg:width="0.026cm" svg:height="0.38cm" svg:x="23.434cm" svg:y="8.803cm" svg:viewBox="0 0 27 381" draw:points="0,381 27,381 27,0 0,0">
          <text:p/>
        </draw:polygon>
        <draw:polygon draw:style-name="gr31" draw:text-style-name="P9" draw:layer="layout" svg:width="0.026cm" svg:height="0.38cm" svg:x="23.46cm" svg:y="8.803cm" svg:viewBox="0 0 27 381" draw:points="0,381 27,381 27,0 0,0">
          <text:p/>
        </draw:polygon>
        <draw:polygon draw:style-name="gr30" draw:text-style-name="P8" draw:layer="layout" svg:width="0.026cm" svg:height="0.38cm" svg:x="23.486cm" svg:y="8.803cm" svg:viewBox="0 0 27 381" draw:points="0,381 27,381 27,0 0,0">
          <text:p/>
        </draw:polygon>
        <draw:polygon draw:style-name="gr30" draw:text-style-name="P8" draw:layer="layout" svg:width="0.026cm" svg:height="0.38cm" svg:x="23.512cm" svg:y="8.803cm" svg:viewBox="0 0 27 381" draw:points="0,381 27,381 27,0 0,0">
          <text:p/>
        </draw:polygon>
        <draw:polygon draw:style-name="gr31" draw:text-style-name="P9" draw:layer="layout" svg:width="0.026cm" svg:height="0.38cm" svg:x="23.539cm" svg:y="8.803cm" svg:viewBox="0 0 27 381" draw:points="0,381 27,381 27,0 0,0">
          <text:p/>
        </draw:polygon>
        <draw:polygon draw:style-name="gr32" draw:text-style-name="P10" draw:layer="layout" svg:width="0.026cm" svg:height="0.38cm" svg:x="23.565cm" svg:y="8.803cm" svg:viewBox="0 0 27 381" draw:points="0,381 27,381 27,0 0,0">
          <text:p/>
        </draw:polygon>
        <draw:polygon draw:style-name="gr30" draw:text-style-name="P8" draw:layer="layout" svg:width="0.026cm" svg:height="0.38cm" svg:x="23.591cm" svg:y="8.803cm" svg:viewBox="0 0 27 381" draw:points="0,381 27,381 27,0 0,0">
          <text:p/>
        </draw:polygon>
        <draw:polygon draw:style-name="gr30" draw:text-style-name="P8" draw:layer="layout" svg:width="0.026cm" svg:height="0.38cm" svg:x="23.617cm" svg:y="8.803cm" svg:viewBox="0 0 27 381" draw:points="0,381 27,381 27,0 0,0">
          <text:p/>
        </draw:polygon>
        <draw:polygon draw:style-name="gr30" draw:text-style-name="P8" draw:layer="layout" svg:width="0.027cm" svg:height="0.38cm" svg:x="23.644cm" svg:y="8.803cm" svg:viewBox="0 0 28 381" draw:points="0,381 28,381 28,0 0,0">
          <text:p/>
        </draw:polygon>
        <draw:polygon draw:style-name="gr30" draw:text-style-name="P8" draw:layer="layout" svg:width="0.026cm" svg:height="0.38cm" svg:x="23.671cm" svg:y="8.803cm" svg:viewBox="0 0 27 381" draw:points="0,381 27,381 27,0 0,0">
          <text:p/>
        </draw:polygon>
        <draw:polygon draw:style-name="gr32" draw:text-style-name="P10" draw:layer="layout" svg:width="0.026cm" svg:height="0.38cm" svg:x="23.696cm" svg:y="8.803cm" svg:viewBox="0 0 27 381" draw:points="0,381 27,381 27,0 0,0">
          <text:p/>
        </draw:polygon>
        <draw:polygon draw:style-name="gr32" draw:text-style-name="P10" draw:layer="layout" svg:width="0.027cm" svg:height="0.38cm" svg:x="23.722cm" svg:y="8.803cm" svg:viewBox="0 0 28 381" draw:points="0,381 28,381 28,0 0,0">
          <text:p/>
        </draw:polygon>
        <draw:polygon draw:style-name="gr32" draw:text-style-name="P10" draw:layer="layout" svg:width="0.026cm" svg:height="0.38cm" svg:x="23.749cm" svg:y="8.803cm" svg:viewBox="0 0 27 381" draw:points="0,381 27,381 27,0 0,0">
          <text:p/>
        </draw:polygon>
        <draw:polygon draw:style-name="gr29" draw:text-style-name="P7" draw:layer="layout" svg:width="0.026cm" svg:height="0.38cm" svg:x="23.775cm" svg:y="8.803cm" svg:viewBox="0 0 27 381" draw:points="0,381 27,381 27,0 0,0">
          <text:p/>
        </draw:polygon>
        <draw:polygon draw:style-name="gr30" draw:text-style-name="P8" draw:layer="layout" svg:width="0.026cm" svg:height="0.38cm" svg:x="23.801cm" svg:y="8.803cm" svg:viewBox="0 0 27 381" draw:points="0,381 27,381 27,0 0,0">
          <text:p/>
        </draw:polygon>
        <draw:polygon draw:style-name="gr29" draw:text-style-name="P7" draw:layer="layout" svg:width="0.026cm" svg:height="0.38cm" svg:x="23.828cm" svg:y="8.803cm" svg:viewBox="0 0 27 381" draw:points="0,381 27,381 27,0 0,0">
          <text:p/>
        </draw:polygon>
        <draw:polygon draw:style-name="gr29" draw:text-style-name="P7" draw:layer="layout" svg:width="0.026cm" svg:height="0.38cm" svg:x="23.854cm" svg:y="8.803cm" svg:viewBox="0 0 27 381" draw:points="0,381 27,381 27,0 0,0">
          <text:p/>
        </draw:polygon>
        <draw:polygon draw:style-name="gr29" draw:text-style-name="P7" draw:layer="layout" svg:width="0.026cm" svg:height="0.38cm" svg:x="23.88cm" svg:y="8.803cm" svg:viewBox="0 0 27 381" draw:points="0,381 27,381 27,0 0,0">
          <text:p/>
        </draw:polygon>
        <draw:polygon draw:style-name="gr30" draw:text-style-name="P8" draw:layer="layout" svg:width="0.026cm" svg:height="0.38cm" svg:x="23.906cm" svg:y="8.803cm" svg:viewBox="0 0 27 381" draw:points="0,381 27,381 27,0 0,0">
          <text:p/>
        </draw:polygon>
        <draw:polygon draw:style-name="gr32" draw:text-style-name="P10" draw:layer="layout" svg:width="0.026cm" svg:height="0.38cm" svg:x="23.933cm" svg:y="8.803cm" svg:viewBox="0 0 27 381" draw:points="0,381 27,381 27,0 0,0">
          <text:p/>
        </draw:polygon>
        <draw:polygon draw:style-name="gr30" draw:text-style-name="P8" draw:layer="layout" svg:width="0.026cm" svg:height="0.38cm" svg:x="23.959cm" svg:y="8.803cm" svg:viewBox="0 0 27 381" draw:points="0,381 27,381 27,0 0,0">
          <text:p/>
        </draw:polygon>
        <draw:polygon draw:style-name="gr32" draw:text-style-name="P10" draw:layer="layout" svg:width="0.026cm" svg:height="0.38cm" svg:x="23.985cm" svg:y="8.803cm" svg:viewBox="0 0 27 381" draw:points="0,381 27,381 27,0 0,0">
          <text:p/>
        </draw:polygon>
        <draw:polygon draw:style-name="gr32" draw:text-style-name="P10" draw:layer="layout" svg:width="0.026cm" svg:height="0.38cm" svg:x="24.011cm" svg:y="8.803cm" svg:viewBox="0 0 27 381" draw:points="0,381 27,381 27,0 0,0">
          <text:p/>
        </draw:polygon>
        <draw:polygon draw:style-name="gr30" draw:text-style-name="P8" draw:layer="layout" svg:width="0.026cm" svg:height="0.38cm" svg:x="24.038cm" svg:y="8.803cm" svg:viewBox="0 0 27 381" draw:points="0,381 27,381 27,0 0,0">
          <text:p/>
        </draw:polygon>
        <draw:polygon draw:style-name="gr31" draw:text-style-name="P9" draw:layer="layout" svg:width="0.026cm" svg:height="0.38cm" svg:x="24.064cm" svg:y="8.803cm" svg:viewBox="0 0 27 381" draw:points="0,381 27,381 27,0 0,0">
          <text:p/>
        </draw:polygon>
        <draw:polygon draw:style-name="gr32" draw:text-style-name="P10" draw:layer="layout" svg:width="0.026cm" svg:height="0.38cm" svg:x="24.091cm" svg:y="8.803cm" svg:viewBox="0 0 27 381" draw:points="0,381 27,381 27,0 0,0">
          <text:p/>
        </draw:polygon>
        <draw:polygon draw:style-name="gr31" draw:text-style-name="P9" draw:layer="layout" svg:width="0.026cm" svg:height="0.38cm" svg:x="24.117cm" svg:y="8.803cm" svg:viewBox="0 0 27 381" draw:points="0,381 27,381 27,0 0,0">
          <text:p/>
        </draw:polygon>
        <draw:polygon draw:style-name="gr32" draw:text-style-name="P10" draw:layer="layout" svg:width="0.026cm" svg:height="0.38cm" svg:x="24.143cm" svg:y="8.803cm" svg:viewBox="0 0 27 381" draw:points="0,381 27,381 27,0 0,0">
          <text:p/>
        </draw:polygon>
        <draw:polygon draw:style-name="gr30" draw:text-style-name="P8" draw:layer="layout" svg:width="0.026cm" svg:height="0.38cm" svg:x="24.195cm" svg:y="8.803cm" svg:viewBox="0 0 27 381" draw:points="0,381 27,381 27,0 0,0">
          <text:p/>
        </draw:polygon>
        <draw:polygon draw:style-name="gr32" draw:text-style-name="P10" draw:layer="layout" svg:width="0.026cm" svg:height="0.38cm" svg:x="24.222cm" svg:y="8.803cm" svg:viewBox="0 0 27 381" draw:points="0,381 27,381 27,0 0,0">
          <text:p/>
        </draw:polygon>
        <draw:polygon draw:style-name="gr32" draw:text-style-name="P10" draw:layer="layout" svg:width="0.026cm" svg:height="0.38cm" svg:x="24.248cm" svg:y="8.803cm" svg:viewBox="0 0 27 381" draw:points="0,381 27,381 27,0 0,0">
          <text:p/>
        </draw:polygon>
        <draw:polygon draw:style-name="gr32" draw:text-style-name="P10" draw:layer="layout" svg:width="0.026cm" svg:height="0.38cm" svg:x="24.274cm" svg:y="8.803cm" svg:viewBox="0 0 27 381" draw:points="0,381 27,381 27,0 0,0">
          <text:p/>
        </draw:polygon>
        <draw:polygon draw:style-name="gr29" draw:text-style-name="P7" draw:layer="layout" svg:width="0.026cm" svg:height="0.38cm" svg:x="24.3cm" svg:y="8.803cm" svg:viewBox="0 0 27 381" draw:points="0,381 27,381 27,0 0,0">
          <text:p/>
        </draw:polygon>
        <draw:polygon draw:style-name="gr31" draw:text-style-name="P9" draw:layer="layout" svg:width="0.026cm" svg:height="0.38cm" svg:x="24.327cm" svg:y="8.803cm" svg:viewBox="0 0 27 381" draw:points="0,381 27,381 27,0 0,0">
          <text:p/>
        </draw:polygon>
        <draw:polygon draw:style-name="gr29" draw:text-style-name="P7" draw:layer="layout" svg:width="0.026cm" svg:height="0.38cm" svg:x="24.353cm" svg:y="8.803cm" svg:viewBox="0 0 27 381" draw:points="0,381 27,381 27,0 0,0">
          <text:p/>
        </draw:polygon>
        <draw:polygon draw:style-name="gr29" draw:text-style-name="P7" draw:layer="layout" svg:width="0.026cm" svg:height="0.38cm" svg:x="24.379cm" svg:y="8.803cm" svg:viewBox="0 0 27 381" draw:points="0,381 27,381 27,0 0,0">
          <text:p/>
        </draw:polygon>
        <draw:polygon draw:style-name="gr32" draw:text-style-name="P10" draw:layer="layout" svg:width="0.027cm" svg:height="0.38cm" svg:x="24.405cm" svg:y="8.803cm" svg:viewBox="0 0 28 381" draw:points="0,381 28,381 28,0 0,0">
          <text:p/>
        </draw:polygon>
        <draw:polygon draw:style-name="gr31" draw:text-style-name="P9" draw:layer="layout" svg:width="0.026cm" svg:height="0.38cm" svg:x="24.432cm" svg:y="8.803cm" svg:viewBox="0 0 27 381" draw:points="0,381 27,381 27,0 0,0">
          <text:p/>
        </draw:polygon>
        <draw:polygon draw:style-name="gr29" draw:text-style-name="P7" draw:layer="layout" svg:width="0.026cm" svg:height="0.38cm" svg:x="24.458cm" svg:y="8.803cm" svg:viewBox="0 0 27 381" draw:points="0,381 27,381 27,0 0,0">
          <text:p/>
        </draw:polygon>
        <draw:polygon draw:style-name="gr29" draw:text-style-name="P7" draw:layer="layout" svg:width="0.027cm" svg:height="0.38cm" svg:x="24.484cm" svg:y="8.803cm" svg:viewBox="0 0 28 381" draw:points="0,381 28,381 28,0 0,0">
          <text:p/>
        </draw:polygon>
        <draw:polygon draw:style-name="gr30" draw:text-style-name="P8" draw:layer="layout" svg:width="0.026cm" svg:height="0.38cm" svg:x="24.511cm" svg:y="8.803cm" svg:viewBox="0 0 27 381" draw:points="0,381 27,381 27,0 0,0">
          <text:p/>
        </draw:polygon>
        <draw:polygon draw:style-name="gr31" draw:text-style-name="P9" draw:layer="layout" svg:width="0.026cm" svg:height="0.38cm" svg:x="24.537cm" svg:y="8.803cm" svg:viewBox="0 0 27 381" draw:points="0,381 27,381 27,0 0,0">
          <text:p/>
        </draw:polygon>
        <draw:polygon draw:style-name="gr30" draw:text-style-name="P8" draw:layer="layout" svg:width="0.026cm" svg:height="0.38cm" svg:x="24.563cm" svg:y="8.803cm" svg:viewBox="0 0 27 381" draw:points="0,381 27,381 27,0 0,0">
          <text:p/>
        </draw:polygon>
        <draw:polygon draw:style-name="gr31" draw:text-style-name="P9" draw:layer="layout" svg:width="0.026cm" svg:height="0.38cm" svg:x="24.589cm" svg:y="8.803cm" svg:viewBox="0 0 27 381" draw:points="0,381 27,381 27,0 0,0">
          <text:p/>
        </draw:polygon>
        <draw:polygon draw:style-name="gr31" draw:text-style-name="P9" draw:layer="layout" svg:width="0.026cm" svg:height="0.38cm" svg:x="24.616cm" svg:y="8.803cm" svg:viewBox="0 0 27 381" draw:points="0,381 27,381 27,0 0,0">
          <text:p/>
        </draw:polygon>
        <draw:polygon draw:style-name="gr29" draw:text-style-name="P7" draw:layer="layout" svg:width="0.026cm" svg:height="0.38cm" svg:x="24.642cm" svg:y="8.803cm" svg:viewBox="0 0 27 381" draw:points="0,381 27,381 27,0 0,0">
          <text:p/>
        </draw:polygon>
        <draw:polygon draw:style-name="gr30" draw:text-style-name="P8" draw:layer="layout" svg:width="0.026cm" svg:height="0.38cm" svg:x="24.668cm" svg:y="8.803cm" svg:viewBox="0 0 27 381" draw:points="0,381 27,381 27,0 0,0">
          <text:p/>
        </draw:polygon>
        <draw:polygon draw:style-name="gr32" draw:text-style-name="P10" draw:layer="layout" svg:width="0.026cm" svg:height="0.38cm" svg:x="24.694cm" svg:y="8.803cm" svg:viewBox="0 0 27 381" draw:points="0,381 27,381 27,0 0,0">
          <text:p/>
        </draw:polygon>
        <draw:polygon draw:style-name="gr30" draw:text-style-name="P8" draw:layer="layout" svg:width="0.026cm" svg:height="0.38cm" svg:x="24.721cm" svg:y="8.803cm" svg:viewBox="0 0 27 381" draw:points="0,381 27,381 27,0 0,0">
          <text:p/>
        </draw:polygon>
        <draw:polygon draw:style-name="gr32" draw:text-style-name="P10" draw:layer="layout" svg:width="0.026cm" svg:height="0.38cm" svg:x="24.747cm" svg:y="8.803cm" svg:viewBox="0 0 27 381" draw:points="0,381 27,381 27,0 0,0">
          <text:p/>
        </draw:polygon>
        <draw:polygon draw:style-name="gr31" draw:text-style-name="P9" draw:layer="layout" svg:width="0.026cm" svg:height="0.38cm" svg:x="24.773cm" svg:y="8.803cm" svg:viewBox="0 0 27 381" draw:points="0,381 27,381 27,0 0,0">
          <text:p/>
        </draw:polygon>
        <draw:polygon draw:style-name="gr32" draw:text-style-name="P10" draw:layer="layout" svg:width="0.027cm" svg:height="0.38cm" svg:x="24.799cm" svg:y="8.803cm" svg:viewBox="0 0 28 381" draw:points="0,381 28,381 28,0 0,0">
          <text:p/>
        </draw:polygon>
        <draw:polygon draw:style-name="gr31" draw:text-style-name="P9" draw:layer="layout" svg:width="0.026cm" svg:height="0.38cm" svg:x="24.826cm" svg:y="8.803cm" svg:viewBox="0 0 27 381" draw:points="0,381 27,381 27,0 0,0">
          <text:p/>
        </draw:polygon>
        <draw:polygon draw:style-name="gr30" draw:text-style-name="P8" draw:layer="layout" svg:width="0.026cm" svg:height="0.38cm" svg:x="24.852cm" svg:y="8.803cm" svg:viewBox="0 0 27 381" draw:points="0,381 27,381 27,0 0,0">
          <text:p/>
        </draw:polygon>
        <draw:polygon draw:style-name="gr30" draw:text-style-name="P8" draw:layer="layout" svg:width="0.026cm" svg:height="0.38cm" svg:x="24.879cm" svg:y="8.803cm" svg:viewBox="0 0 27 381" draw:points="0,381 27,381 27,0 0,0">
          <text:p/>
        </draw:polygon>
        <draw:polygon draw:style-name="gr31" draw:text-style-name="P9" draw:layer="layout" svg:width="0.026cm" svg:height="0.38cm" svg:x="24.905cm" svg:y="8.803cm" svg:viewBox="0 0 27 381" draw:points="0,381 27,381 27,0 0,0">
          <text:p/>
        </draw:polygon>
        <draw:polygon draw:style-name="gr30" draw:text-style-name="P8" draw:layer="layout" svg:width="0.026cm" svg:height="0.38cm" svg:x="24.931cm" svg:y="8.803cm" svg:viewBox="0 0 27 381" draw:points="0,381 27,381 27,0 0,0">
          <text:p/>
        </draw:polygon>
        <draw:polygon draw:style-name="gr30" draw:text-style-name="P8" draw:layer="layout" svg:width="0.026cm" svg:height="0.38cm" svg:x="24.957cm" svg:y="8.803cm" svg:viewBox="0 0 27 381" draw:points="0,381 27,381 27,0 0,0">
          <text:p/>
        </draw:polygon>
        <draw:polygon draw:style-name="gr32" draw:text-style-name="P10" draw:layer="layout" svg:width="0.026cm" svg:height="0.38cm" svg:x="24.983cm" svg:y="8.803cm" svg:viewBox="0 0 27 381" draw:points="0,381 27,381 27,0 0,0">
          <text:p/>
        </draw:polygon>
        <draw:polygon draw:style-name="gr29" draw:text-style-name="P7" draw:layer="layout" svg:width="0.026cm" svg:height="0.38cm" svg:x="25.01cm" svg:y="8.803cm" svg:viewBox="0 0 27 381" draw:points="0,381 27,381 27,0 0,0">
          <text:p/>
        </draw:polygon>
        <draw:polygon draw:style-name="gr29" draw:text-style-name="P7" draw:layer="layout" svg:width="0.026cm" svg:height="0.38cm" svg:x="25.036cm" svg:y="8.803cm" svg:viewBox="0 0 27 381" draw:points="0,381 27,381 27,0 0,0">
          <text:p/>
        </draw:polygon>
        <draw:polygon draw:style-name="gr29" draw:text-style-name="P7" draw:layer="layout" svg:width="0.026cm" svg:height="0.38cm" svg:x="25.062cm" svg:y="8.803cm" svg:viewBox="0 0 27 381" draw:points="0,381 27,381 27,0 0,0">
          <text:p/>
        </draw:polygon>
        <draw:polygon draw:style-name="gr30" draw:text-style-name="P8" draw:layer="layout" svg:width="0.027cm" svg:height="0.38cm" svg:x="25.088cm" svg:y="8.803cm" svg:viewBox="0 0 28 381" draw:points="0,381 28,381 28,0 0,0">
          <text:p/>
        </draw:polygon>
        <draw:polygon draw:style-name="gr29" draw:text-style-name="P7" draw:layer="layout" svg:width="0.026cm" svg:height="0.38cm" svg:x="25.115cm" svg:y="8.803cm" svg:viewBox="0 0 27 381" draw:points="0,381 27,381 27,0 0,0">
          <text:p/>
        </draw:polygon>
        <draw:polygon draw:style-name="gr32" draw:text-style-name="P10" draw:layer="layout" svg:width="0.026cm" svg:height="0.38cm" svg:x="25.141cm" svg:y="8.803cm" svg:viewBox="0 0 27 381" draw:points="0,381 27,381 27,0 0,0">
          <text:p/>
        </draw:polygon>
        <draw:polygon draw:style-name="gr31" draw:text-style-name="P9" draw:layer="layout" svg:width="0.027cm" svg:height="0.38cm" svg:x="25.167cm" svg:y="8.803cm" svg:viewBox="0 0 28 381" draw:points="0,381 28,381 28,0 0,0">
          <text:p/>
        </draw:polygon>
        <draw:polygon draw:style-name="gr32" draw:text-style-name="P10" draw:layer="layout" svg:width="0.026cm" svg:height="0.38cm" svg:x="25.194cm" svg:y="8.803cm" svg:viewBox="0 0 27 381" draw:points="0,381 27,381 27,0 0,0">
          <text:p/>
        </draw:polygon>
        <draw:polygon draw:style-name="gr29" draw:text-style-name="P7" draw:layer="layout" svg:width="0.026cm" svg:height="0.38cm" svg:x="25.22cm" svg:y="8.803cm" svg:viewBox="0 0 27 381" draw:points="0,381 27,381 27,0 0,0">
          <text:p/>
        </draw:polygon>
        <draw:polygon draw:style-name="gr29" draw:text-style-name="P7" draw:layer="layout" svg:width="0.026cm" svg:height="0.38cm" svg:x="25.246cm" svg:y="8.803cm" svg:viewBox="0 0 27 381" draw:points="0,381 27,381 27,0 0,0">
          <text:p/>
        </draw:polygon>
        <draw:polygon draw:style-name="gr30" draw:text-style-name="P8" draw:layer="layout" svg:width="0.026cm" svg:height="0.38cm" svg:x="25.273cm" svg:y="8.803cm" svg:viewBox="0 0 27 381" draw:points="0,381 27,381 27,0 0,0">
          <text:p/>
        </draw:polygon>
        <draw:polygon draw:style-name="gr29" draw:text-style-name="P7" draw:layer="layout" svg:width="0.026cm" svg:height="0.38cm" svg:x="25.299cm" svg:y="8.803cm" svg:viewBox="0 0 27 381" draw:points="0,381 27,381 27,0 0,0">
          <text:p/>
        </draw:polygon>
        <draw:polygon draw:style-name="gr29" draw:text-style-name="P7" draw:layer="layout" svg:width="0.026cm" svg:height="0.38cm" svg:x="25.325cm" svg:y="8.803cm" svg:viewBox="0 0 27 381" draw:points="0,381 27,381 27,0 0,0">
          <text:p/>
        </draw:polygon>
        <draw:polygon draw:style-name="gr30" draw:text-style-name="P8" draw:layer="layout" svg:width="0.026cm" svg:height="0.38cm" svg:x="25.351cm" svg:y="8.803cm" svg:viewBox="0 0 27 381" draw:points="0,381 27,381 27,0 0,0">
          <text:p/>
        </draw:polygon>
        <draw:polygon draw:style-name="gr32" draw:text-style-name="P10" draw:layer="layout" svg:width="0.026cm" svg:height="0.38cm" svg:x="25.379cm" svg:y="8.803cm" svg:viewBox="0 0 27 381" draw:points="0,381 27,381 27,0 0,0">
          <text:p/>
        </draw:polygon>
        <draw:polygon draw:style-name="gr32" draw:text-style-name="P10" draw:layer="layout" svg:width="0.026cm" svg:height="0.38cm" svg:x="25.404cm" svg:y="8.803cm" svg:viewBox="0 0 27 381" draw:points="0,381 27,381 27,0 0,0">
          <text:p/>
        </draw:polygon>
        <draw:polygon draw:style-name="gr32" draw:text-style-name="P10" draw:layer="layout" svg:width="0.026cm" svg:height="0.38cm" svg:x="25.43cm" svg:y="8.803cm" svg:viewBox="0 0 27 381" draw:points="0,381 27,381 27,0 0,0">
          <text:p/>
        </draw:polygon>
        <draw:polygon draw:style-name="gr30" draw:text-style-name="P8" draw:layer="layout" svg:width="0.026cm" svg:height="0.38cm" svg:x="25.456cm" svg:y="8.803cm" svg:viewBox="0 0 27 381" draw:points="0,381 27,381 27,0 0,0">
          <text:p/>
        </draw:polygon>
        <draw:polygon draw:style-name="gr29" draw:text-style-name="P7" draw:layer="layout" svg:width="0.027cm" svg:height="0.38cm" svg:x="25.482cm" svg:y="8.803cm" svg:viewBox="0 0 28 381" draw:points="0,381 28,381 28,0 0,0">
          <text:p/>
        </draw:polygon>
        <draw:polygon draw:style-name="gr29" draw:text-style-name="P7" draw:layer="layout" svg:width="0.026cm" svg:height="0.38cm" svg:x="25.509cm" svg:y="8.803cm" svg:viewBox="0 0 27 381" draw:points="0,381 27,381 27,0 0,0">
          <text:p/>
        </draw:polygon>
        <draw:polygon draw:style-name="gr30" draw:text-style-name="P8" draw:layer="layout" svg:width="0.026cm" svg:height="0.38cm" svg:x="25.535cm" svg:y="8.803cm" svg:viewBox="0 0 27 381" draw:points="0,381 27,381 27,0 0,0">
          <text:p/>
        </draw:polygon>
        <draw:polygon draw:style-name="gr29" draw:text-style-name="P7" draw:layer="layout" svg:width="0.027cm" svg:height="0.38cm" svg:x="25.561cm" svg:y="8.803cm" svg:viewBox="0 0 28 381" draw:points="0,381 28,381 28,0 0,0">
          <text:p/>
        </draw:polygon>
        <draw:polygon draw:style-name="gr29" draw:text-style-name="P7" draw:layer="layout" svg:width="0.026cm" svg:height="0.38cm" svg:x="25.588cm" svg:y="8.803cm" svg:viewBox="0 0 27 381" draw:points="0,381 27,381 27,0 0,0">
          <text:p/>
        </draw:polygon>
        <draw:polygon draw:style-name="gr30" draw:text-style-name="P8" draw:layer="layout" svg:width="0.026cm" svg:height="0.38cm" svg:x="25.614cm" svg:y="8.803cm" svg:viewBox="0 0 27 381" draw:points="0,381 27,381 27,0 0,0">
          <text:p/>
        </draw:polygon>
        <draw:polygon draw:style-name="gr31" draw:text-style-name="P9" draw:layer="layout" svg:width="0.026cm" svg:height="0.38cm" svg:x="25.64cm" svg:y="8.803cm" svg:viewBox="0 0 27 381" draw:points="0,381 27,381 27,0 0,0">
          <text:p/>
        </draw:polygon>
        <draw:polygon draw:style-name="gr31" draw:text-style-name="P9" draw:layer="layout" svg:width="0.026cm" svg:height="0.38cm" svg:x="25.667cm" svg:y="8.803cm" svg:viewBox="0 0 27 381" draw:points="0,381 27,381 27,0 0,0">
          <text:p/>
        </draw:polygon>
        <draw:polygon draw:style-name="gr29" draw:text-style-name="P7" draw:layer="layout" svg:width="0.026cm" svg:height="0.38cm" svg:x="25.693cm" svg:y="8.803cm" svg:viewBox="0 0 27 381" draw:points="0,381 27,381 27,0 0,0">
          <text:p/>
        </draw:polygon>
        <draw:polygon draw:style-name="gr32" draw:text-style-name="P10" draw:layer="layout" svg:width="0.026cm" svg:height="0.38cm" svg:x="25.719cm" svg:y="8.803cm" svg:viewBox="0 0 27 381" draw:points="0,381 27,381 27,0 0,0">
          <text:p/>
        </draw:polygon>
        <draw:polygon draw:style-name="gr30" draw:text-style-name="P8" draw:layer="layout" svg:width="0.026cm" svg:height="0.38cm" svg:x="25.745cm" svg:y="8.803cm" svg:viewBox="0 0 27 381" draw:points="0,381 27,381 27,0 0,0">
          <text:p/>
        </draw:polygon>
        <draw:polygon draw:style-name="gr32" draw:text-style-name="P10" draw:layer="layout" svg:width="0.026cm" svg:height="0.38cm" svg:x="25.772cm" svg:y="8.803cm" svg:viewBox="0 0 27 381" draw:points="0,381 27,381 27,0 0,0">
          <text:p/>
        </draw:polygon>
        <draw:polygon draw:style-name="gr30" draw:text-style-name="P8" draw:layer="layout" svg:width="0.026cm" svg:height="0.38cm" svg:x="25.798cm" svg:y="8.803cm" svg:viewBox="0 0 27 381" draw:points="0,381 27,381 27,0 0,0">
          <text:p/>
        </draw:polygon>
        <draw:polygon draw:style-name="gr32" draw:text-style-name="P10" draw:layer="layout" svg:width="0.026cm" svg:height="0.38cm" svg:x="25.824cm" svg:y="8.803cm" svg:viewBox="0 0 27 381" draw:points="0,381 27,381 27,0 0,0">
          <text:p/>
        </draw:polygon>
        <draw:polygon draw:style-name="gr32" draw:text-style-name="P10" draw:layer="layout" svg:width="0.027cm" svg:height="0.38cm" svg:x="25.85cm" svg:y="8.803cm" svg:viewBox="0 0 28 381" draw:points="0,381 28,381 28,0 0,0">
          <text:p/>
        </draw:polygon>
        <draw:polygon draw:style-name="gr31" draw:text-style-name="P9" draw:layer="layout" svg:width="0.026cm" svg:height="0.38cm" svg:x="25.877cm" svg:y="8.803cm" svg:viewBox="0 0 27 381" draw:points="0,381 27,381 27,0 0,0">
          <text:p/>
        </draw:polygon>
        <draw:polygon draw:style-name="gr31" draw:text-style-name="P9" draw:layer="layout" svg:width="0.026cm" svg:height="0.38cm" svg:x="25.903cm" svg:y="8.803cm" svg:viewBox="0 0 27 381" draw:points="0,381 27,381 27,0 0,0">
          <text:p/>
        </draw:polygon>
        <draw:polygon draw:style-name="gr30" draw:text-style-name="P8" draw:layer="layout" svg:width="0.026cm" svg:height="0.38cm" svg:x="25.929cm" svg:y="8.803cm" svg:viewBox="0 0 27 381" draw:points="0,381 27,381 27,0 0,0">
          <text:p/>
        </draw:polygon>
        <draw:polygon draw:style-name="gr32" draw:text-style-name="P10" draw:layer="layout" svg:width="0.026cm" svg:height="0.38cm" svg:x="25.956cm" svg:y="8.803cm" svg:viewBox="0 0 27 381" draw:points="0,381 27,381 27,0 0,0">
          <text:p/>
        </draw:polygon>
        <draw:polygon draw:style-name="gr30" draw:text-style-name="P8" draw:layer="layout" svg:width="0.026cm" svg:height="0.38cm" svg:x="25.982cm" svg:y="8.803cm" svg:viewBox="0 0 27 381" draw:points="0,381 27,381 27,0 0,0">
          <text:p/>
        </draw:polygon>
        <draw:polygon draw:style-name="gr32" draw:text-style-name="P10" draw:layer="layout" svg:width="0.026cm" svg:height="0.38cm" svg:x="26.008cm" svg:y="8.803cm" svg:viewBox="0 0 27 381" draw:points="0,381 27,381 27,0 0,0">
          <text:p/>
        </draw:polygon>
        <draw:polygon draw:style-name="gr30" draw:text-style-name="P8" draw:layer="layout" svg:width="0.026cm" svg:height="0.38cm" svg:x="26.034cm" svg:y="8.803cm" svg:viewBox="0 0 27 381" draw:points="0,381 27,381 27,0 0,0">
          <text:p/>
        </draw:polygon>
        <draw:polygon draw:style-name="gr31" draw:text-style-name="P9" draw:layer="layout" svg:width="0.026cm" svg:height="0.38cm" svg:x="26.061cm" svg:y="8.803cm" svg:viewBox="0 0 27 381" draw:points="0,381 27,381 27,0 0,0">
          <text:p/>
        </draw:polygon>
        <draw:polygon draw:style-name="gr30" draw:text-style-name="P8" draw:layer="layout" svg:width="0.026cm" svg:height="0.38cm" svg:x="26.087cm" svg:y="8.803cm" svg:viewBox="0 0 27 381" draw:points="0,381 27,381 27,0 0,0">
          <text:p/>
        </draw:polygon>
        <draw:polygon draw:style-name="gr29" draw:text-style-name="P7" draw:layer="layout" svg:width="0.026cm" svg:height="0.38cm" svg:x="26.113cm" svg:y="8.803cm" svg:viewBox="0 0 27 381" draw:points="0,381 27,381 27,0 0,0">
          <text:p/>
        </draw:polygon>
        <draw:polygon draw:style-name="gr32" draw:text-style-name="P10" draw:layer="layout" svg:width="0.026cm" svg:height="0.38cm" svg:x="26.139cm" svg:y="8.803cm" svg:viewBox="0 0 27 381" draw:points="0,381 27,381 27,0 0,0">
          <text:p/>
        </draw:polygon>
        <draw:polygon draw:style-name="gr30" draw:text-style-name="P8" draw:layer="layout" svg:width="0.026cm" svg:height="0.38cm" svg:x="26.166cm" svg:y="8.803cm" svg:viewBox="0 0 27 381" draw:points="0,381 27,381 27,0 0,0">
          <text:p/>
        </draw:polygon>
        <draw:polygon draw:style-name="gr31" draw:text-style-name="P9" draw:layer="layout" svg:width="0.026cm" svg:height="0.38cm" svg:x="26.192cm" svg:y="8.803cm" svg:viewBox="0 0 27 381" draw:points="0,381 27,381 27,0 0,0">
          <text:p/>
        </draw:polygon>
        <draw:polygon draw:style-name="gr29" draw:text-style-name="P7" draw:layer="layout" svg:width="0.026cm" svg:height="0.38cm" svg:x="26.218cm" svg:y="8.803cm" svg:viewBox="0 0 27 381" draw:points="0,381 27,381 27,0 0,0">
          <text:p/>
        </draw:polygon>
        <draw:polygon draw:style-name="gr32" draw:text-style-name="P10" draw:layer="layout" svg:width="0.027cm" svg:height="0.38cm" svg:x="26.244cm" svg:y="8.803cm" svg:viewBox="0 0 28 381" draw:points="0,381 28,381 28,0 0,0">
          <text:p/>
        </draw:polygon>
        <draw:polygon draw:style-name="gr31" draw:text-style-name="P9" draw:layer="layout" svg:width="0.026cm" svg:height="0.38cm" svg:x="26.271cm" svg:y="8.803cm" svg:viewBox="0 0 27 381" draw:points="0,381 27,381 27,0 0,0">
          <text:p/>
        </draw:polygon>
        <draw:polygon draw:style-name="gr29" draw:text-style-name="P7" draw:layer="layout" svg:width="0.026cm" svg:height="0.38cm" svg:x="26.297cm" svg:y="8.803cm" svg:viewBox="0 0 27 381" draw:points="0,381 27,381 27,0 0,0">
          <text:p/>
        </draw:polygon>
        <draw:polygon draw:style-name="gr29" draw:text-style-name="P7" draw:layer="layout" svg:width="0.027cm" svg:height="0.38cm" svg:x="26.323cm" svg:y="8.803cm" svg:viewBox="0 0 28 381" draw:points="0,381 28,381 28,0 0,0">
          <text:p/>
        </draw:polygon>
        <draw:polygon draw:style-name="gr31" draw:text-style-name="P9" draw:layer="layout" svg:width="0.026cm" svg:height="0.38cm" svg:x="26.35cm" svg:y="8.803cm" svg:viewBox="0 0 27 381" draw:points="0,381 27,381 27,0 0,0">
          <text:p/>
        </draw:polygon>
        <draw:polygon draw:style-name="gr29" draw:text-style-name="P7" draw:layer="layout" svg:width="0.026cm" svg:height="0.38cm" svg:x="26.376cm" svg:y="8.803cm" svg:viewBox="0 0 27 381" draw:points="0,381 27,381 27,0 0,0">
          <text:p/>
        </draw:polygon>
        <draw:polygon draw:style-name="gr29" draw:text-style-name="P7" draw:layer="layout" svg:width="0.026cm" svg:height="0.38cm" svg:x="26.402cm" svg:y="8.803cm" svg:viewBox="0 0 27 381" draw:points="0,381 27,381 27,0 0,0">
          <text:p/>
        </draw:polygon>
        <draw:polygon draw:style-name="gr30" draw:text-style-name="P8" draw:layer="layout" svg:width="0.026cm" svg:height="0.38cm" svg:x="26.428cm" svg:y="8.803cm" svg:viewBox="0 0 27 381" draw:points="0,381 27,381 27,0 0,0">
          <text:p/>
        </draw:polygon>
        <draw:polygon draw:style-name="gr31" draw:text-style-name="P9" draw:layer="layout" svg:width="0.026cm" svg:height="0.38cm" svg:x="26.455cm" svg:y="8.803cm" svg:viewBox="0 0 27 381" draw:points="0,381 27,381 27,0 0,0">
          <text:p/>
        </draw:polygon>
        <draw:polygon draw:style-name="gr30" draw:text-style-name="P8" draw:layer="layout" svg:width="0.026cm" svg:height="0.38cm" svg:x="26.481cm" svg:y="8.803cm" svg:viewBox="0 0 27 381" draw:points="0,381 27,381 27,0 0,0">
          <text:p/>
        </draw:polygon>
        <draw:polygon draw:style-name="gr29" draw:text-style-name="P7" draw:layer="layout" svg:width="0.026cm" svg:height="0.38cm" svg:x="26.507cm" svg:y="8.803cm" svg:viewBox="0 0 27 381" draw:points="0,381 27,381 27,0 0,0">
          <text:p/>
        </draw:polygon>
        <draw:polygon draw:style-name="gr31" draw:text-style-name="P9" draw:layer="layout" svg:width="0.027cm" svg:height="0.38cm" svg:x="26.533cm" svg:y="8.803cm" svg:viewBox="0 0 28 381" draw:points="0,381 28,381 28,0 0,0">
          <text:p/>
        </draw:polygon>
        <draw:polygon draw:style-name="gr30" draw:text-style-name="P8" draw:layer="layout" svg:width="0.026cm" svg:height="0.38cm" svg:x="26.56cm" svg:y="8.803cm" svg:viewBox="0 0 27 381" draw:points="0,381 27,381 27,0 0,0">
          <text:p/>
        </draw:polygon>
        <draw:polygon draw:style-name="gr31" draw:text-style-name="P9" draw:layer="layout" svg:width="0.026cm" svg:height="0.38cm" svg:x="26.586cm" svg:y="8.803cm" svg:viewBox="0 0 27 381" draw:points="0,381 27,381 27,0 0,0">
          <text:p/>
        </draw:polygon>
        <draw:polygon draw:style-name="gr29" draw:text-style-name="P7" draw:layer="layout" svg:width="0.027cm" svg:height="0.38cm" svg:x="26.612cm" svg:y="8.803cm" svg:viewBox="0 0 28 381" draw:points="0,381 28,381 28,0 0,0">
          <text:p/>
        </draw:polygon>
        <draw:polygon draw:style-name="gr29" draw:text-style-name="P7" draw:layer="layout" svg:width="0.026cm" svg:height="0.38cm" svg:x="26.639cm" svg:y="8.803cm" svg:viewBox="0 0 27 381" draw:points="0,381 27,381 27,0 0,0">
          <text:p/>
        </draw:polygon>
        <draw:polygon draw:style-name="gr29" draw:text-style-name="P7" draw:layer="layout" svg:width="0.026cm" svg:height="0.38cm" svg:x="26.665cm" svg:y="8.803cm" svg:viewBox="0 0 27 381" draw:points="0,381 27,381 27,0 0,0">
          <text:p/>
        </draw:polygon>
        <draw:polygon draw:style-name="gr32" draw:text-style-name="P10" draw:layer="layout" svg:width="0.026cm" svg:height="0.38cm" svg:x="26.691cm" svg:y="8.803cm" svg:viewBox="0 0 27 381" draw:points="0,381 27,381 27,0 0,0">
          <text:p/>
        </draw:polygon>
        <draw:polygon draw:style-name="gr31" draw:text-style-name="P9" draw:layer="layout" svg:width="0.026cm" svg:height="0.38cm" svg:x="26.718cm" svg:y="8.803cm" svg:viewBox="0 0 27 381" draw:points="0,381 27,381 27,0 0,0">
          <text:p/>
        </draw:polygon>
        <draw:polygon draw:style-name="gr30" draw:text-style-name="P8" draw:layer="layout" svg:width="0.026cm" svg:height="0.38cm" svg:x="26.744cm" svg:y="8.803cm" svg:viewBox="0 0 27 381" draw:points="0,381 27,381 27,0 0,0">
          <text:p/>
        </draw:polygon>
        <draw:polygon draw:style-name="gr31" draw:text-style-name="P9" draw:layer="layout" svg:width="0.026cm" svg:height="0.38cm" svg:x="26.77cm" svg:y="8.803cm" svg:viewBox="0 0 27 381" draw:points="0,381 27,381 27,0 0,0">
          <text:p/>
        </draw:polygon>
        <draw:polygon draw:style-name="gr29" draw:text-style-name="P7" draw:layer="layout" svg:width="0.026cm" svg:height="0.38cm" svg:x="26.796cm" svg:y="8.803cm" svg:viewBox="0 0 27 381" draw:points="0,381 27,381 27,0 0,0">
          <text:p/>
        </draw:polygon>
        <draw:polygon draw:style-name="gr32" draw:text-style-name="P10" draw:layer="layout" svg:width="0.026cm" svg:height="0.38cm" svg:x="26.823cm" svg:y="8.803cm" svg:viewBox="0 0 27 381" draw:points="0,381 27,381 27,0 0,0">
          <text:p/>
        </draw:polygon>
        <draw:polygon draw:style-name="gr29" draw:text-style-name="P7" draw:layer="layout" svg:width="0.026cm" svg:height="0.38cm" svg:x="26.849cm" svg:y="8.803cm" svg:viewBox="0 0 27 381" draw:points="0,381 27,381 27,0 0,0">
          <text:p/>
        </draw:polygon>
        <draw:polygon draw:style-name="gr29" draw:text-style-name="P7" draw:layer="layout" svg:width="0.026cm" svg:height="0.38cm" svg:x="26.875cm" svg:y="8.803cm" svg:viewBox="0 0 27 381" draw:points="0,381 27,381 27,0 0,0">
          <text:p/>
        </draw:polygon>
        <draw:polygon draw:style-name="gr31" draw:text-style-name="P9" draw:layer="layout" svg:width="0.026cm" svg:height="0.38cm" svg:x="26.901cm" svg:y="8.803cm" svg:viewBox="0 0 27 381" draw:points="0,381 27,381 27,0 0,0">
          <text:p/>
        </draw:polygon>
        <draw:polygon draw:style-name="gr32" draw:text-style-name="P10" draw:layer="layout" svg:width="0.027cm" svg:height="0.38cm" svg:x="26.927cm" svg:y="8.803cm" svg:viewBox="0 0 28 381" draw:points="0,381 28,381 28,0 0,0">
          <text:p/>
        </draw:polygon>
        <draw:polygon draw:style-name="gr29" draw:text-style-name="P7" draw:layer="layout" svg:width="0.026cm" svg:height="0.38cm" svg:x="26.954cm" svg:y="8.803cm" svg:viewBox="0 0 27 381" draw:points="0,381 27,381 27,0 0,0">
          <text:p/>
        </draw:polygon>
        <draw:polygon draw:style-name="gr29" draw:text-style-name="P7" draw:layer="layout" svg:width="0.026cm" svg:height="0.38cm" svg:x="26.98cm" svg:y="8.803cm" svg:viewBox="0 0 27 381" draw:points="0,381 27,381 27,0 0,0">
          <text:p/>
        </draw:polygon>
        <draw:polygon draw:style-name="gr32" draw:text-style-name="P10" draw:layer="layout" svg:width="0.027cm" svg:height="0.38cm" svg:x="27.006cm" svg:y="8.803cm" svg:viewBox="0 0 28 381" draw:points="0,381 28,381 28,0 0,0">
          <text:p/>
        </draw:polygon>
        <draw:polygon draw:style-name="gr31" draw:text-style-name="P9" draw:layer="layout" svg:width="0.026cm" svg:height="0.38cm" svg:x="27.033cm" svg:y="8.803cm" svg:viewBox="0 0 27 381" draw:points="0,381 27,381 27,0 0,0">
          <text:p/>
        </draw:polygon>
        <draw:polygon draw:style-name="gr32" draw:text-style-name="P10" draw:layer="layout" svg:width="0.026cm" svg:height="0.38cm" svg:x="27.06cm" svg:y="8.803cm" svg:viewBox="0 0 27 381" draw:points="0,381 27,381 27,0 0,0">
          <text:p/>
        </draw:polygon>
        <draw:polygon draw:style-name="gr31" draw:text-style-name="P9" draw:layer="layout" svg:width="0.026cm" svg:height="0.38cm" svg:x="27.085cm" svg:y="8.803cm" svg:viewBox="0 0 27 381" draw:points="0,381 27,381 27,0 0,0">
          <text:p/>
        </draw:polygon>
        <draw:polygon draw:style-name="gr29" draw:text-style-name="P7" draw:layer="layout" svg:width="0.026cm" svg:height="0.38cm" svg:x="27.112cm" svg:y="8.803cm" svg:viewBox="0 0 27 381" draw:points="0,381 27,381 27,0 0,0">
          <text:p/>
        </draw:polygon>
        <draw:polygon draw:style-name="gr29" draw:text-style-name="P7" draw:layer="layout" svg:width="0.026cm" svg:height="0.38cm" svg:x="27.138cm" svg:y="8.803cm" svg:viewBox="0 0 27 381" draw:points="0,381 27,381 27,0 0,0">
          <text:p/>
        </draw:polygon>
        <draw:polygon draw:style-name="gr32" draw:text-style-name="P10" draw:layer="layout" svg:width="0.026cm" svg:height="0.38cm" svg:x="27.164cm" svg:y="8.803cm" svg:viewBox="0 0 27 381" draw:points="0,381 27,381 27,0 0,0">
          <text:p/>
        </draw:polygon>
        <draw:polygon draw:style-name="gr32" draw:text-style-name="P10" draw:layer="layout" svg:width="0.026cm" svg:height="0.38cm" svg:x="27.19cm" svg:y="8.803cm" svg:viewBox="0 0 27 381" draw:points="0,381 27,381 27,0 0,0">
          <text:p/>
        </draw:polygon>
        <draw:polygon draw:style-name="gr31" draw:text-style-name="P9" draw:layer="layout" svg:width="0.026cm" svg:height="0.38cm" svg:x="27.217cm" svg:y="8.803cm" svg:viewBox="0 0 27 381" draw:points="0,381 27,381 27,0 0,0">
          <text:p/>
        </draw:polygon>
        <draw:polygon draw:style-name="gr30" draw:text-style-name="P8" draw:layer="layout" svg:width="0.026cm" svg:height="0.38cm" svg:x="27.243cm" svg:y="8.803cm" svg:viewBox="0 0 27 381" draw:points="0,381 27,381 27,0 0,0">
          <text:p/>
        </draw:polygon>
        <draw:polygon draw:style-name="gr29" draw:text-style-name="P7" draw:layer="layout" svg:width="0.026cm" svg:height="0.38cm" svg:x="27.269cm" svg:y="8.803cm" svg:viewBox="0 0 27 381" draw:points="0,381 27,381 27,0 0,0">
          <text:p/>
        </draw:polygon>
        <draw:polygon draw:style-name="gr31" draw:text-style-name="P9" draw:layer="layout" svg:width="0.027cm" svg:height="0.38cm" svg:x="27.295cm" svg:y="8.803cm" svg:viewBox="0 0 28 381" draw:points="0,381 28,381 28,0 0,0">
          <text:p/>
        </draw:polygon>
        <draw:polygon draw:style-name="gr29" draw:text-style-name="P7" draw:layer="layout" svg:width="0.026cm" svg:height="0.38cm" svg:x="27.322cm" svg:y="8.803cm" svg:viewBox="0 0 27 381" draw:points="0,381 27,381 27,0 0,0">
          <text:p/>
        </draw:polygon>
        <draw:polygon draw:style-name="gr29" draw:text-style-name="P7" draw:layer="layout" svg:width="0.026cm" svg:height="0.38cm" svg:x="27.348cm" svg:y="8.803cm" svg:viewBox="0 0 27 381" draw:points="0,381 27,381 27,0 0,0">
          <text:p/>
        </draw:polygon>
        <draw:polygon draw:style-name="gr32" draw:text-style-name="P10" draw:layer="layout" svg:width="0.026cm" svg:height="0.38cm" svg:x="27.374cm" svg:y="8.803cm" svg:viewBox="0 0 27 381" draw:points="0,381 27,381 27,0 0,0">
          <text:p/>
        </draw:polygon>
        <draw:polygon draw:style-name="gr32" draw:text-style-name="P10" draw:layer="layout" svg:width="0.026cm" svg:height="0.38cm" svg:x="27.401cm" svg:y="8.803cm" svg:viewBox="0 0 27 381" draw:points="0,381 27,381 27,0 0,0">
          <text:p/>
        </draw:polygon>
        <draw:polygon draw:style-name="gr30" draw:text-style-name="P8" draw:layer="layout" svg:width="0.026cm" svg:height="0.38cm" svg:x="27.427cm" svg:y="8.803cm" svg:viewBox="0 0 27 381" draw:points="0,381 27,381 27,0 0,0">
          <text:p/>
        </draw:polygon>
        <draw:polygon draw:style-name="gr29" draw:text-style-name="P7" draw:layer="layout" svg:width="0.026cm" svg:height="0.38cm" svg:x="27.453cm" svg:y="8.803cm" svg:viewBox="0 0 27 381" draw:points="0,381 27,381 27,0 0,0">
          <text:p/>
        </draw:polygon>
        <draw:polygon draw:style-name="gr31" draw:text-style-name="P9" draw:layer="layout" svg:width="0.026cm" svg:height="0.38cm" svg:x="27.48cm" svg:y="8.803cm" svg:viewBox="0 0 27 381" draw:points="0,381 27,381 27,0 0,0">
          <text:p/>
        </draw:polygon>
        <draw:polygon draw:style-name="gr32" draw:text-style-name="P10" draw:layer="layout" svg:width="0.026cm" svg:height="0.38cm" svg:x="27.506cm" svg:y="8.803cm" svg:viewBox="0 0 27 381" draw:points="0,381 27,381 27,0 0,0">
          <text:p/>
        </draw:polygon>
        <draw:polygon draw:style-name="gr31" draw:text-style-name="P9" draw:layer="layout" svg:width="0.026cm" svg:height="0.38cm" svg:x="27.532cm" svg:y="8.803cm" svg:viewBox="0 0 27 381" draw:points="0,381 27,381 27,0 0,0">
          <text:p/>
        </draw:polygon>
        <draw:polygon draw:style-name="gr29" draw:text-style-name="P7" draw:layer="layout" svg:width="0.026cm" svg:height="0.38cm" svg:x="27.558cm" svg:y="8.803cm" svg:viewBox="0 0 27 381" draw:points="0,381 27,381 27,0 0,0">
          <text:p/>
        </draw:polygon>
        <draw:polygon draw:style-name="gr29" draw:text-style-name="P7" draw:layer="layout" svg:width="0.026cm" svg:height="0.38cm" svg:x="27.584cm" svg:y="8.803cm" svg:viewBox="0 0 27 381" draw:points="0,381 27,381 27,0 0,0">
          <text:p/>
        </draw:polygon>
        <draw:polygon draw:style-name="gr32" draw:text-style-name="P10" draw:layer="layout" svg:width="0.026cm" svg:height="0.38cm" svg:x="27.611cm" svg:y="8.803cm" svg:viewBox="0 0 27 381" draw:points="0,381 27,381 27,0 0,0">
          <text:p/>
        </draw:polygon>
        <draw:polygon draw:style-name="gr30" draw:text-style-name="P8" draw:layer="layout" svg:width="0.026cm" svg:height="0.38cm" svg:x="27.637cm" svg:y="8.803cm" svg:viewBox="0 0 27 381" draw:points="0,381 27,381 27,0 0,0">
          <text:p/>
        </draw:polygon>
        <draw:polygon draw:style-name="gr29" draw:text-style-name="P7" draw:layer="layout" svg:width="0.026cm" svg:height="0.38cm" svg:x="27.663cm" svg:y="8.803cm" svg:viewBox="0 0 27 381" draw:points="0,381 27,381 27,0 0,0">
          <text:p/>
        </draw:polygon>
        <draw:polygon draw:style-name="gr32" draw:text-style-name="P10" draw:layer="layout" svg:width="0.027cm" svg:height="0.38cm" svg:x="27.689cm" svg:y="8.803cm" svg:viewBox="0 0 28 381" draw:points="0,381 28,381 28,0 0,0">
          <text:p/>
        </draw:polygon>
        <draw:polygon draw:style-name="gr30" draw:text-style-name="P8" draw:layer="layout" svg:width="0.026cm" svg:height="0.38cm" svg:x="27.716cm" svg:y="8.803cm" svg:viewBox="0 0 27 381" draw:points="0,381 27,381 27,0 0,0">
          <text:p/>
        </draw:polygon>
        <draw:polygon draw:style-name="gr31" draw:text-style-name="P9" draw:layer="layout" svg:width="0.026cm" svg:height="0.38cm" svg:x="27.742cm" svg:y="8.803cm" svg:viewBox="0 0 27 381" draw:points="0,381 27,381 27,0 0,0">
          <text:p/>
        </draw:polygon>
        <draw:polygon draw:style-name="gr29" draw:text-style-name="P7" draw:layer="layout" svg:width="0.026cm" svg:height="0.38cm" svg:x="27.768cm" svg:y="8.803cm" svg:viewBox="0 0 27 381" draw:points="0,381 27,381 27,0 0,0">
          <text:p/>
        </draw:polygon>
        <draw:polygon draw:style-name="gr29" draw:text-style-name="P7" draw:layer="layout" svg:width="0.026cm" svg:height="0.38cm" svg:x="27.795cm" svg:y="8.803cm" svg:viewBox="0 0 27 381" draw:points="0,381 27,381 27,0 0,0">
          <text:p/>
        </draw:polygon>
        <draw:polygon draw:style-name="gr32" draw:text-style-name="P10" draw:layer="layout" svg:width="0.026cm" svg:height="0.38cm" svg:x="27.821cm" svg:y="8.803cm" svg:viewBox="0 0 27 381" draw:points="0,381 27,381 27,0 0,0">
          <text:p/>
        </draw:polygon>
        <draw:polygon draw:style-name="gr30" draw:text-style-name="P8" draw:layer="layout" svg:width="0.026cm" svg:height="0.38cm" svg:x="27.847cm" svg:y="8.803cm" svg:viewBox="0 0 27 381" draw:points="0,381 27,381 27,0 0,0">
          <text:p/>
        </draw:polygon>
        <draw:polygon draw:style-name="gr32" draw:text-style-name="P10" draw:layer="layout" svg:width="0.026cm" svg:height="0.38cm" svg:x="27.873cm" svg:y="8.803cm" svg:viewBox="0 0 27 381" draw:points="0,381 27,381 27,0 0,0">
          <text:p/>
        </draw:polygon>
        <draw:polygon draw:style-name="gr32" draw:text-style-name="P10" draw:layer="layout" svg:width="0.026cm" svg:height="0.38cm" svg:x="27.9cm" svg:y="8.803cm" svg:viewBox="0 0 27 381" draw:points="0,381 27,381 27,0 0,0">
          <text:p/>
        </draw:polygon>
        <draw:polygon draw:style-name="gr32" draw:text-style-name="P10" draw:layer="layout" svg:width="0.026cm" svg:height="0.38cm" svg:x="27.926cm" svg:y="8.803cm" svg:viewBox="0 0 27 381" draw:points="0,381 27,381 27,0 0,0">
          <text:p/>
        </draw:polygon>
        <draw:polygon draw:style-name="gr31" draw:text-style-name="P9" draw:layer="layout" svg:width="0.026cm" svg:height="0.38cm" svg:x="27.952cm" svg:y="8.803cm" svg:viewBox="0 0 27 381" draw:points="0,381 27,381 27,0 0,0">
          <text:p/>
        </draw:polygon>
        <draw:polygon draw:style-name="gr29" draw:text-style-name="P7" draw:layer="layout" svg:width="0.026cm" svg:height="0.38cm" svg:x="27.978cm" svg:y="8.803cm" svg:viewBox="0 0 27 381" draw:points="0,381 27,381 27,0 0,0">
          <text:p/>
        </draw:polygon>
        <draw:polygon draw:style-name="gr29" draw:text-style-name="P7" draw:layer="layout" svg:width="0.026cm" svg:height="0.38cm" svg:x="28.005cm" svg:y="8.803cm" svg:viewBox="0 0 27 381" draw:points="0,381 27,381 27,0 0,0">
          <text:p/>
        </draw:polygon>
        <draw:polygon draw:style-name="gr30" draw:text-style-name="P8" draw:layer="layout" svg:width="0.026cm" svg:height="0.38cm" svg:x="28.031cm" svg:y="8.803cm" svg:viewBox="0 0 27 381" draw:points="0,381 27,381 27,0 0,0">
          <text:p/>
        </draw:polygon>
        <draw:polygon draw:style-name="gr31" draw:text-style-name="P9" draw:layer="layout" svg:width="0.027cm" svg:height="0.38cm" svg:x="28.057cm" svg:y="8.803cm" svg:viewBox="0 0 28 381" draw:points="0,381 28,381 28,0 0,0">
          <text:p/>
        </draw:polygon>
        <draw:polygon draw:style-name="gr30" draw:text-style-name="P8" draw:layer="layout" svg:width="0.026cm" svg:height="0.38cm" svg:x="28.084cm" svg:y="8.803cm" svg:viewBox="0 0 27 381" draw:points="0,381 27,381 27,0 0,0">
          <text:p/>
        </draw:polygon>
        <draw:polygon draw:style-name="gr29" draw:text-style-name="P7" draw:layer="layout" svg:width="0.026cm" svg:height="0.38cm" svg:x="28.11cm" svg:y="8.803cm" svg:viewBox="0 0 27 381" draw:points="0,381 27,381 27,0 0,0">
          <text:p/>
        </draw:polygon>
        <draw:polygon draw:style-name="gr30" draw:text-style-name="P8" draw:layer="layout" svg:width="0.026cm" svg:height="0.38cm" svg:x="28.136cm" svg:y="8.803cm" svg:viewBox="0 0 27 381" draw:points="0,381 27,381 27,0 0,0">
          <text:p/>
        </draw:polygon>
        <draw:polygon draw:style-name="gr30" draw:text-style-name="P8" draw:layer="layout" svg:width="0.026cm" svg:height="0.38cm" svg:x="28.163cm" svg:y="8.803cm" svg:viewBox="0 0 27 381" draw:points="0,381 27,381 27,0 0,0">
          <text:p/>
        </draw:polygon>
        <draw:polygon draw:style-name="gr32" draw:text-style-name="P10" draw:layer="layout" svg:width="0.026cm" svg:height="0.38cm" svg:x="28.189cm" svg:y="8.803cm" svg:viewBox="0 0 27 381" draw:points="0,381 27,381 27,0 0,0">
          <text:p/>
        </draw:polygon>
        <draw:polygon draw:style-name="gr32" draw:text-style-name="P10" draw:layer="layout" svg:width="0.026cm" svg:height="0.38cm" svg:x="28.215cm" svg:y="8.803cm" svg:viewBox="0 0 27 381" draw:points="0,381 27,381 27,0 0,0">
          <text:p/>
        </draw:polygon>
        <draw:polygon draw:style-name="gr31" draw:text-style-name="P9" draw:layer="layout" svg:width="0.026cm" svg:height="0.38cm" svg:x="28.241cm" svg:y="8.803cm" svg:viewBox="0 0 27 381" draw:points="0,381 27,381 27,0 0,0">
          <text:p/>
        </draw:polygon>
        <draw:polygon draw:style-name="gr30" draw:text-style-name="P8" draw:layer="layout" svg:width="0.026cm" svg:height="0.38cm" svg:x="28.267cm" svg:y="8.803cm" svg:viewBox="0 0 27 381" draw:points="0,381 27,381 27,0 0,0">
          <text:p/>
        </draw:polygon>
        <draw:polygon draw:style-name="gr31" draw:text-style-name="P9" draw:layer="layout" svg:width="0.026cm" svg:height="0.38cm" svg:x="28.294cm" svg:y="8.803cm" svg:viewBox="0 0 27 381" draw:points="0,381 27,381 27,0 0,0">
          <text:p/>
        </draw:polygon>
        <draw:polygon draw:style-name="gr30" draw:text-style-name="P8" draw:layer="layout" svg:width="0.026cm" svg:height="0.38cm" svg:x="28.32cm" svg:y="8.803cm" svg:viewBox="0 0 27 381" draw:points="0,381 27,381 27,0 0,0">
          <text:p/>
        </draw:polygon>
        <draw:polygon draw:style-name="gr30" draw:text-style-name="P8" draw:layer="layout" svg:width="0.026cm" svg:height="0.38cm" svg:x="28.346cm" svg:y="8.803cm" svg:viewBox="0 0 27 381" draw:points="0,381 27,381 27,0 0,0">
          <text:p/>
        </draw:polygon>
        <draw:polygon draw:style-name="gr30" draw:text-style-name="P8" draw:layer="layout" svg:width="0.027cm" svg:height="0.38cm" svg:x="28.372cm" svg:y="8.803cm" svg:viewBox="0 0 28 381" draw:points="0,381 28,381 28,0 0,0">
          <text:p/>
        </draw:polygon>
        <draw:polygon draw:style-name="gr30" draw:text-style-name="P8" draw:layer="layout" svg:width="0.026cm" svg:height="0.38cm" svg:x="28.399cm" svg:y="8.803cm" svg:viewBox="0 0 27 381" draw:points="0,381 27,381 27,0 0,0">
          <text:p/>
        </draw:polygon>
        <draw:polygon draw:style-name="gr32" draw:text-style-name="P10" draw:layer="layout" svg:width="0.026cm" svg:height="0.38cm" svg:x="28.425cm" svg:y="8.803cm" svg:viewBox="0 0 27 381" draw:points="0,381 27,381 27,0 0,0">
          <text:p/>
        </draw:polygon>
        <draw:polygon draw:style-name="gr32" draw:text-style-name="P10" draw:layer="layout" svg:width="0.027cm" svg:height="0.38cm" svg:x="28.451cm" svg:y="8.803cm" svg:viewBox="0 0 28 381" draw:points="0,381 28,381 28,0 0,0">
          <text:p/>
        </draw:polygon>
        <draw:polygon draw:style-name="gr31" draw:text-style-name="P9" draw:layer="layout" svg:width="0.026cm" svg:height="0.38cm" svg:x="28.478cm" svg:y="8.803cm" svg:viewBox="0 0 27 381" draw:points="0,381 27,381 27,0 0,0">
          <text:p/>
        </draw:polygon>
        <draw:polygon draw:style-name="gr31" draw:text-style-name="P9" draw:layer="layout" svg:width="0.026cm" svg:height="0.38cm" svg:x="28.504cm" svg:y="8.803cm" svg:viewBox="0 0 27 381" draw:points="0,381 27,381 27,0 0,0">
          <text:p/>
        </draw:polygon>
        <draw:polygon draw:style-name="gr32" draw:text-style-name="P10" draw:layer="layout" svg:width="0.026cm" svg:height="0.38cm" svg:x="28.53cm" svg:y="8.803cm" svg:viewBox="0 0 27 381" draw:points="0,381 27,381 27,0 0,0">
          <text:p/>
        </draw:polygon>
        <draw:polygon draw:style-name="gr29" draw:text-style-name="P7" draw:layer="layout" svg:width="0.026cm" svg:height="0.38cm" svg:x="28.557cm" svg:y="8.803cm" svg:viewBox="0 0 27 381" draw:points="0,381 27,381 27,0 0,0">
          <text:p/>
        </draw:polygon>
        <draw:polygon draw:style-name="gr32" draw:text-style-name="P10" draw:layer="layout" svg:width="0.026cm" svg:height="0.38cm" svg:x="28.583cm" svg:y="8.803cm" svg:viewBox="0 0 27 381" draw:points="0,381 27,381 27,0 0,0">
          <text:p/>
        </draw:polygon>
        <draw:polygon draw:style-name="gr32" draw:text-style-name="P10" draw:layer="layout" svg:width="0.026cm" svg:height="0.38cm" svg:x="28.609cm" svg:y="8.803cm" svg:viewBox="0 0 27 381" draw:points="0,381 27,381 27,0 0,0">
          <text:p/>
        </draw:polygon>
        <draw:polygon draw:style-name="gr30" draw:text-style-name="P8" draw:layer="layout" svg:width="0.026cm" svg:height="0.38cm" svg:x="28.635cm" svg:y="8.803cm" svg:viewBox="0 0 27 381" draw:points="0,381 27,381 27,0 0,0">
          <text:p/>
        </draw:polygon>
        <draw:polygon draw:style-name="gr30" draw:text-style-name="P8" draw:layer="layout" svg:width="0.026cm" svg:height="0.38cm" svg:x="28.662cm" svg:y="8.803cm" svg:viewBox="0 0 27 381" draw:points="0,381 27,381 27,0 0,0">
          <text:p/>
        </draw:polygon>
        <draw:polygon draw:style-name="gr31" draw:text-style-name="P9" draw:layer="layout" svg:width="0.026cm" svg:height="0.38cm" svg:x="28.688cm" svg:y="8.803cm" svg:viewBox="0 0 27 381" draw:points="0,381 27,381 27,0 0,0">
          <text:p/>
        </draw:polygon>
        <draw:polygon draw:style-name="gr29" draw:text-style-name="P7" draw:layer="layout" svg:width="0.026cm" svg:height="0.38cm" svg:x="28.714cm" svg:y="8.803cm" svg:viewBox="0 0 27 381" draw:points="0,381 27,381 27,0 0,0">
          <text:p/>
        </draw:polygon>
        <draw:polygon draw:style-name="gr31" draw:text-style-name="P9" draw:layer="layout" svg:width="0.026cm" svg:height="0.38cm" svg:x="28.74cm" svg:y="8.803cm" svg:viewBox="0 0 27 381" draw:points="0,381 27,381 27,0 0,0">
          <text:p/>
        </draw:polygon>
        <draw:polygon draw:style-name="gr31" draw:text-style-name="P9" draw:layer="layout" svg:width="0.027cm" svg:height="0.38cm" svg:x="28.767cm" svg:y="8.803cm" svg:viewBox="0 0 28 381" draw:points="0,381 28,381 28,0 0,0">
          <text:p/>
        </draw:polygon>
        <draw:polygon draw:style-name="gr31" draw:text-style-name="P9" draw:layer="layout" svg:width="0.026cm" svg:height="0.38cm" svg:x="28.793cm" svg:y="8.803cm" svg:viewBox="0 0 27 381" draw:points="0,381 27,381 27,0 0,0">
          <text:p/>
        </draw:polygon>
        <draw:polygon draw:style-name="gr31" draw:text-style-name="P9" draw:layer="layout" svg:width="0.026cm" svg:height="0.38cm" svg:x="28.819cm" svg:y="8.803cm" svg:viewBox="0 0 27 381" draw:points="0,381 27,381 27,0 0,0">
          <text:p/>
        </draw:polygon>
        <draw:polygon draw:style-name="gr30" draw:text-style-name="P8" draw:layer="layout" svg:width="0.026cm" svg:height="0.38cm" svg:x="28.846cm" svg:y="8.803cm" svg:viewBox="0 0 27 381" draw:points="0,381 27,381 27,0 0,0">
          <text:p/>
        </draw:polygon>
        <draw:polygon draw:style-name="gr29" draw:text-style-name="P7" draw:layer="layout" svg:width="0.026cm" svg:height="0.38cm" svg:x="28.872cm" svg:y="8.803cm" svg:viewBox="0 0 27 381" draw:points="0,381 27,381 27,0 0,0">
          <text:p/>
        </draw:polygon>
        <draw:polygon draw:style-name="gr32" draw:text-style-name="P10" draw:layer="layout" svg:width="0.026cm" svg:height="0.38cm" svg:x="28.898cm" svg:y="8.803cm" svg:viewBox="0 0 27 381" draw:points="0,381 27,381 27,0 0,0">
          <text:p/>
        </draw:polygon>
        <draw:polygon draw:style-name="gr31" draw:text-style-name="P9" draw:layer="layout" svg:width="0.026cm" svg:height="0.38cm" svg:x="28.924cm" svg:y="8.803cm" svg:viewBox="0 0 27 381" draw:points="0,381 27,381 27,0 0,0">
          <text:p/>
        </draw:polygon>
        <draw:polygon draw:style-name="gr30" draw:text-style-name="P8" draw:layer="layout" svg:width="0.026cm" svg:height="0.38cm" svg:x="28.951cm" svg:y="8.803cm" svg:viewBox="0 0 27 381" draw:points="0,381 27,381 27,0 0,0">
          <text:p/>
        </draw:polygon>
        <draw:polygon draw:style-name="gr30" draw:text-style-name="P8" draw:layer="layout" svg:width="0.026cm" svg:height="0.38cm" svg:x="28.977cm" svg:y="8.803cm" svg:viewBox="0 0 27 381" draw:points="0,381 27,381 27,0 0,0">
          <text:p/>
        </draw:polygon>
        <draw:polygon draw:style-name="gr32" draw:text-style-name="P10" draw:layer="layout" svg:width="0.026cm" svg:height="0.38cm" svg:x="29.003cm" svg:y="8.803cm" svg:viewBox="0 0 27 381" draw:points="0,381 27,381 27,0 0,0">
          <text:p/>
        </draw:polygon>
        <draw:polygon draw:style-name="gr31" draw:text-style-name="P9" draw:layer="layout" svg:width="0.026cm" svg:height="0.38cm" svg:x="29.029cm" svg:y="8.803cm" svg:viewBox="0 0 27 381" draw:points="0,381 27,381 27,0 0,0">
          <text:p/>
        </draw:polygon>
        <draw:polygon draw:style-name="gr32" draw:text-style-name="P10" draw:layer="layout" svg:width="0.026cm" svg:height="0.38cm" svg:x="29.056cm" svg:y="8.803cm" svg:viewBox="0 0 27 381" draw:points="0,381 27,381 27,0 0,0">
          <text:p/>
        </draw:polygon>
        <draw:polygon draw:style-name="gr32" draw:text-style-name="P10" draw:layer="layout" svg:width="0.026cm" svg:height="0.38cm" svg:x="29.082cm" svg:y="8.803cm" svg:viewBox="0 0 27 381" draw:points="0,381 27,381 27,0 0,0">
          <text:p/>
        </draw:polygon>
        <draw:polygon draw:style-name="gr30" draw:text-style-name="P8" draw:layer="layout" svg:width="0.026cm" svg:height="0.38cm" svg:x="29.108cm" svg:y="8.803cm" svg:viewBox="0 0 27 381" draw:points="0,381 27,381 27,0 0,0">
          <text:p/>
        </draw:polygon>
        <draw:polygon draw:style-name="gr31" draw:text-style-name="P9" draw:layer="layout" svg:width="0.027cm" svg:height="0.38cm" svg:x="29.134cm" svg:y="8.803cm" svg:viewBox="0 0 28 381" draw:points="0,381 28,381 28,0 0,0">
          <text:p/>
        </draw:polygon>
        <draw:polygon draw:style-name="gr29" draw:text-style-name="P7" draw:layer="layout" svg:width="0.026cm" svg:height="0.38cm" svg:x="29.161cm" svg:y="8.803cm" svg:viewBox="0 0 27 381" draw:points="0,381 27,381 27,0 0,0">
          <text:p/>
        </draw:polygon>
        <draw:polygon draw:style-name="gr31" draw:text-style-name="P9" draw:layer="layout" svg:width="0.026cm" svg:height="0.38cm" svg:x="29.187cm" svg:y="8.803cm" svg:viewBox="0 0 27 381" draw:points="0,381 27,381 27,0 0,0">
          <text:p/>
        </draw:polygon>
        <draw:polygon draw:style-name="gr32" draw:text-style-name="P10" draw:layer="layout" svg:width="0.026cm" svg:height="0.38cm" svg:x="29.213cm" svg:y="8.803cm" svg:viewBox="0 0 27 381" draw:points="0,381 27,381 27,0 0,0">
          <text:p/>
        </draw:polygon>
        <draw:polygon draw:style-name="gr31" draw:text-style-name="P9" draw:layer="layout" svg:width="0.026cm" svg:height="0.38cm" svg:x="29.24cm" svg:y="8.803cm" svg:viewBox="0 0 27 381" draw:points="0,381 27,381 27,0 0,0">
          <text:p/>
        </draw:polygon>
        <draw:polygon draw:style-name="gr32" draw:text-style-name="P10" draw:layer="layout" svg:width="0.026cm" svg:height="0.38cm" svg:x="29.266cm" svg:y="8.803cm" svg:viewBox="0 0 27 381" draw:points="0,381 27,381 27,0 0,0">
          <text:p/>
        </draw:polygon>
        <draw:polygon draw:style-name="gr30" draw:text-style-name="P8" draw:layer="layout" svg:width="0.026cm" svg:height="0.38cm" svg:x="29.292cm" svg:y="8.803cm" svg:viewBox="0 0 27 381" draw:points="0,381 27,381 27,0 0,0">
          <text:p/>
        </draw:polygon>
        <draw:polygon draw:style-name="gr32" draw:text-style-name="P10" draw:layer="layout" svg:width="0.026cm" svg:height="0.38cm" svg:x="29.318cm" svg:y="8.803cm" svg:viewBox="0 0 27 381" draw:points="0,381 27,381 27,0 0,0">
          <text:p/>
        </draw:polygon>
        <draw:polygon draw:style-name="gr32" draw:text-style-name="P10" draw:layer="layout" svg:width="0.026cm" svg:height="0.38cm" svg:x="29.345cm" svg:y="8.803cm" svg:viewBox="0 0 27 381" draw:points="0,381 27,381 27,0 0,0">
          <text:p/>
        </draw:polygon>
        <draw:polygon draw:style-name="gr31" draw:text-style-name="P9" draw:layer="layout" svg:width="0.026cm" svg:height="0.38cm" svg:x="29.371cm" svg:y="8.803cm" svg:viewBox="0 0 27 381" draw:points="0,381 27,381 27,0 0,0">
          <text:p/>
        </draw:polygon>
        <draw:polygon draw:style-name="gr29" draw:text-style-name="P7" draw:layer="layout" svg:width="0.026cm" svg:height="0.38cm" svg:x="29.397cm" svg:y="8.803cm" svg:viewBox="0 0 27 381" draw:points="0,381 27,381 27,0 0,0">
          <text:p/>
        </draw:polygon>
        <draw:polygon draw:style-name="gr29" draw:text-style-name="P7" draw:layer="layout" svg:width="0.026cm" svg:height="0.38cm" svg:x="29.423cm" svg:y="8.803cm" svg:viewBox="0 0 27 381" draw:points="0,381 27,381 27,0 0,0">
          <text:p/>
        </draw:polygon>
        <draw:polygon draw:style-name="gr32" draw:text-style-name="P10" draw:layer="layout" svg:width="0.026cm" svg:height="0.38cm" svg:x="29.45cm" svg:y="8.803cm" svg:viewBox="0 0 27 381" draw:points="0,381 27,381 27,0 0,0">
          <text:p/>
        </draw:polygon>
        <draw:polygon draw:style-name="gr32" draw:text-style-name="P10" draw:layer="layout" svg:width="0.026cm" svg:height="0.38cm" svg:x="29.476cm" svg:y="8.803cm" svg:viewBox="0 0 27 381" draw:points="0,381 27,381 27,0 0,0">
          <text:p/>
        </draw:polygon>
        <draw:polygon draw:style-name="gr30" draw:text-style-name="P8" draw:layer="layout" svg:width="0.026cm" svg:height="0.38cm" svg:x="29.502cm" svg:y="8.803cm" svg:viewBox="0 0 27 381" draw:points="0,381 27,381 27,0 0,0">
          <text:p/>
        </draw:polygon>
        <draw:polygon draw:style-name="gr32" draw:text-style-name="P10" draw:layer="layout" svg:width="0.027cm" svg:height="0.38cm" svg:x="29.528cm" svg:y="8.803cm" svg:viewBox="0 0 28 381" draw:points="0,381 28,381 28,0 0,0">
          <text:p/>
        </draw:polygon>
        <draw:polygon draw:style-name="gr32" draw:text-style-name="P10" draw:layer="layout" svg:width="0.026cm" svg:height="0.38cm" svg:x="29.555cm" svg:y="8.803cm" svg:viewBox="0 0 27 381" draw:points="0,381 27,381 27,0 0,0">
          <text:p/>
        </draw:polygon>
        <draw:polygon draw:style-name="gr30" draw:text-style-name="P8" draw:layer="layout" svg:width="0.026cm" svg:height="0.38cm" svg:x="29.581cm" svg:y="8.803cm" svg:viewBox="0 0 27 381" draw:points="0,381 27,381 27,0 0,0">
          <text:p/>
        </draw:polygon>
        <draw:polygon draw:style-name="gr31" draw:text-style-name="P9" draw:layer="layout" svg:width="0.026cm" svg:height="0.38cm" svg:x="29.607cm" svg:y="8.803cm" svg:viewBox="0 0 27 381" draw:points="0,381 27,381 27,0 0,0">
          <text:p/>
        </draw:polygon>
        <draw:polygon draw:style-name="gr30" draw:text-style-name="P8" draw:layer="layout" svg:width="0.026cm" svg:height="0.38cm" svg:x="29.635cm" svg:y="8.803cm" svg:viewBox="0 0 27 381" draw:points="0,381 27,381 27,0 0,0">
          <text:p/>
        </draw:polygon>
        <draw:polygon draw:style-name="gr30" draw:text-style-name="P8" draw:layer="layout" svg:width="0.026cm" svg:height="0.38cm" svg:x="29.66cm" svg:y="8.803cm" svg:viewBox="0 0 27 381" draw:points="0,381 27,381 27,0 0,0">
          <text:p/>
        </draw:polygon>
        <draw:polygon draw:style-name="gr30" draw:text-style-name="P8" draw:layer="layout" svg:width="0.026cm" svg:height="0.38cm" svg:x="29.686cm" svg:y="8.803cm" svg:viewBox="0 0 27 381" draw:points="0,381 27,381 27,0 0,0">
          <text:p/>
        </draw:polygon>
        <draw:polygon draw:style-name="gr30" draw:text-style-name="P8" draw:layer="layout" svg:width="0.026cm" svg:height="0.38cm" svg:x="29.712cm" svg:y="8.803cm" svg:viewBox="0 0 27 381" draw:points="0,381 27,381 27,0 0,0">
          <text:p/>
        </draw:polygon>
        <draw:polygon draw:style-name="gr32" draw:text-style-name="P10" draw:layer="layout" svg:width="0.026cm" svg:height="0.38cm" svg:x="29.739cm" svg:y="8.803cm" svg:viewBox="0 0 27 381" draw:points="0,381 27,381 27,0 0,0">
          <text:p/>
        </draw:polygon>
        <draw:polygon draw:style-name="gr31" draw:text-style-name="P9" draw:layer="layout" svg:width="0.026cm" svg:height="0.38cm" svg:x="29.765cm" svg:y="8.803cm" svg:viewBox="0 0 27 381" draw:points="0,381 27,381 27,0 0,0">
          <text:p/>
        </draw:polygon>
        <draw:polygon draw:style-name="gr30" draw:text-style-name="P8" draw:layer="layout" svg:width="0.026cm" svg:height="0.38cm" svg:x="29.791cm" svg:y="8.803cm" svg:viewBox="0 0 27 381" draw:points="0,381 27,381 27,0 0,0">
          <text:p/>
        </draw:polygon>
        <draw:polygon draw:style-name="gr30" draw:text-style-name="P8" draw:layer="layout" svg:width="0.027cm" svg:height="0.38cm" svg:x="29.817cm" svg:y="8.803cm" svg:viewBox="0 0 28 381" draw:points="0,381 28,381 28,0 0,0">
          <text:p/>
        </draw:polygon>
        <draw:polygon draw:style-name="gr31" draw:text-style-name="P9" draw:layer="layout" svg:width="0.026cm" svg:height="0.38cm" svg:x="29.844cm" svg:y="8.803cm" svg:viewBox="0 0 27 381" draw:points="0,381 27,381 27,0 0,0">
          <text:p/>
        </draw:polygon>
        <draw:polygon draw:style-name="gr31" draw:text-style-name="P9" draw:layer="layout" svg:width="0.026cm" svg:height="0.38cm" svg:x="29.87cm" svg:y="8.803cm" svg:viewBox="0 0 27 381" draw:points="0,381 27,381 27,0 0,0">
          <text:p/>
        </draw:polygon>
        <draw:polygon draw:style-name="gr32" draw:text-style-name="P10" draw:layer="layout" svg:width="0.027cm" svg:height="0.38cm" svg:x="29.896cm" svg:y="8.803cm" svg:viewBox="0 0 28 381" draw:points="0,381 28,381 28,0 0,0">
          <text:p/>
        </draw:polygon>
        <draw:polygon draw:style-name="gr32" draw:text-style-name="P10" draw:layer="layout" svg:width="0.026cm" svg:height="0.38cm" svg:x="29.923cm" svg:y="8.803cm" svg:viewBox="0 0 27 381" draw:points="0,381 27,381 27,0 0,0">
          <text:p/>
        </draw:polygon>
        <draw:polygon draw:style-name="gr32" draw:text-style-name="P10" draw:layer="layout" svg:width="0.026cm" svg:height="0.38cm" svg:x="29.949cm" svg:y="8.803cm" svg:viewBox="0 0 27 381" draw:points="0,381 27,381 27,0 0,0">
          <text:p/>
        </draw:polygon>
        <draw:polygon draw:style-name="gr32" draw:text-style-name="P10" draw:layer="layout" svg:width="0.026cm" svg:height="0.38cm" svg:x="29.975cm" svg:y="8.803cm" svg:viewBox="0 0 27 381" draw:points="0,381 27,381 27,0 0,0">
          <text:p/>
        </draw:polygon>
        <draw:polygon draw:style-name="gr32" draw:text-style-name="P10" draw:layer="layout" svg:width="0.026cm" svg:height="0.38cm" svg:x="30.028cm" svg:y="8.803cm" svg:viewBox="0 0 27 381" draw:points="0,381 27,381 27,0 0,0">
          <text:p/>
        </draw:polygon>
        <draw:polygon draw:style-name="gr30" draw:text-style-name="P8" draw:layer="layout" svg:width="0.026cm" svg:height="0.38cm" svg:x="30.054cm" svg:y="8.803cm" svg:viewBox="0 0 27 381" draw:points="0,381 27,381 27,0 0,0">
          <text:p/>
        </draw:polygon>
        <draw:polygon draw:style-name="gr31" draw:text-style-name="P9" draw:layer="layout" svg:width="0.026cm" svg:height="0.38cm" svg:x="30.08cm" svg:y="8.803cm" svg:viewBox="0 0 27 381" draw:points="0,381 27,381 27,0 0,0">
          <text:p/>
        </draw:polygon>
        <draw:polygon draw:style-name="gr32" draw:text-style-name="P10" draw:layer="layout" svg:width="0.026cm" svg:height="0.38cm" svg:x="30.106cm" svg:y="8.803cm" svg:viewBox="0 0 27 381" draw:points="0,381 27,381 27,0 0,0">
          <text:p/>
        </draw:polygon>
        <draw:polygon draw:style-name="gr30" draw:text-style-name="P8" draw:layer="layout" svg:width="0.026cm" svg:height="0.38cm" svg:x="30.133cm" svg:y="8.803cm" svg:viewBox="0 0 27 381" draw:points="0,381 27,381 27,0 0,0">
          <text:p/>
        </draw:polygon>
        <draw:polygon draw:style-name="gr29" draw:text-style-name="P7" draw:layer="layout" svg:width="0.027cm" svg:height="0.38cm" svg:x="30.211cm" svg:y="8.803cm" svg:viewBox="0 0 28 381" draw:points="0,381 28,381 28,0 0,0">
          <text:p/>
        </draw:polygon>
        <draw:polygon draw:style-name="gr29" draw:text-style-name="P7" draw:layer="layout" svg:width="0.026cm" svg:height="0.38cm" svg:x="30.238cm" svg:y="8.803cm" svg:viewBox="0 0 27 381" draw:points="0,381 27,381 27,0 0,0">
          <text:p/>
        </draw:polygon>
        <draw:polygon draw:style-name="gr30" draw:text-style-name="P8" draw:layer="layout" svg:width="0.026cm" svg:height="0.38cm" svg:x="30.264cm" svg:y="8.803cm" svg:viewBox="0 0 27 381" draw:points="0,381 27,381 27,0 0,0">
          <text:p/>
        </draw:polygon>
        <draw:polygon draw:style-name="gr30" draw:text-style-name="P8" draw:layer="layout" svg:width="0.027cm" svg:height="0.38cm" svg:x="30.29cm" svg:y="8.803cm" svg:viewBox="0 0 28 381" draw:points="0,381 28,381 28,0 0,0">
          <text:p/>
        </draw:polygon>
        <draw:polygon draw:style-name="gr31" draw:text-style-name="P9" draw:layer="layout" svg:width="0.026cm" svg:height="0.38cm" svg:x="30.317cm" svg:y="8.803cm" svg:viewBox="0 0 27 381" draw:points="0,381 27,381 27,0 0,0">
          <text:p/>
        </draw:polygon>
        <draw:polygon draw:style-name="gr31" draw:text-style-name="P9" draw:layer="layout" svg:width="0.026cm" svg:height="0.38cm" svg:x="30.343cm" svg:y="8.803cm" svg:viewBox="0 0 27 381" draw:points="0,381 27,381 27,0 0,0">
          <text:p/>
        </draw:polygon>
        <draw:polygon draw:style-name="gr31" draw:text-style-name="P9" draw:layer="layout" svg:width="0.026cm" svg:height="0.38cm" svg:x="30.369cm" svg:y="8.803cm" svg:viewBox="0 0 27 381" draw:points="0,381 27,381 27,0 0,0">
          <text:p/>
        </draw:polygon>
        <draw:polygon draw:style-name="gr29" draw:text-style-name="P7" draw:layer="layout" svg:width="0.026cm" svg:height="0.38cm" svg:x="30.396cm" svg:y="8.803cm" svg:viewBox="0 0 27 381" draw:points="0,381 27,381 27,0 0,0">
          <text:p/>
        </draw:polygon>
        <draw:polygon draw:style-name="gr31" draw:text-style-name="P9" draw:layer="layout" svg:width="0.026cm" svg:height="0.38cm" svg:x="30.422cm" svg:y="8.803cm" svg:viewBox="0 0 27 381" draw:points="0,381 27,381 27,0 0,0">
          <text:p/>
        </draw:polygon>
        <draw:polygon draw:style-name="gr31" draw:text-style-name="P9" draw:layer="layout" svg:width="0.026cm" svg:height="0.38cm" svg:x="30.448cm" svg:y="8.803cm" svg:viewBox="0 0 27 381" draw:points="0,381 27,381 27,0 0,0">
          <text:p/>
        </draw:polygon>
        <draw:polygon draw:style-name="gr29" draw:text-style-name="P7" draw:layer="layout" svg:width="0.026cm" svg:height="0.38cm" svg:x="30.475cm" svg:y="8.803cm" svg:viewBox="0 0 27 381" draw:points="0,381 27,381 27,0 0,0">
          <text:p/>
        </draw:polygon>
        <draw:polygon draw:style-name="gr29" draw:text-style-name="P7" draw:layer="layout" svg:width="0.026cm" svg:height="0.38cm" svg:x="30.501cm" svg:y="8.803cm" svg:viewBox="0 0 27 381" draw:points="0,381 27,381 27,0 0,0">
          <text:p/>
        </draw:polygon>
        <draw:polygon draw:style-name="gr31" draw:text-style-name="P9" draw:layer="layout" svg:width="0.026cm" svg:height="0.38cm" svg:x="30.527cm" svg:y="8.803cm" svg:viewBox="0 0 27 381" draw:points="0,381 27,381 27,0 0,0">
          <text:p/>
        </draw:polygon>
        <draw:polygon draw:style-name="gr31" draw:text-style-name="P9" draw:layer="layout" svg:width="0.026cm" svg:height="0.38cm" svg:x="30.553cm" svg:y="8.803cm" svg:viewBox="0 0 27 381" draw:points="0,381 27,381 27,0 0,0">
          <text:p/>
        </draw:polygon>
        <draw:polygon draw:style-name="gr30" draw:text-style-name="P8" draw:layer="layout" svg:width="0.027cm" svg:height="0.38cm" svg:x="30.579cm" svg:y="8.803cm" svg:viewBox="0 0 28 381" draw:points="0,381 28,381 28,0 0,0">
          <text:p/>
        </draw:polygon>
        <draw:polygon draw:style-name="gr31" draw:text-style-name="P9" draw:layer="layout" svg:width="0.026cm" svg:height="0.38cm" svg:x="30.606cm" svg:y="8.803cm" svg:viewBox="0 0 27 381" draw:points="0,381 27,381 27,0 0,0">
          <text:p/>
        </draw:polygon>
        <draw:polygon draw:style-name="gr31" draw:text-style-name="P9" draw:layer="layout" svg:width="0.026cm" svg:height="0.38cm" svg:x="30.632cm" svg:y="8.803cm" svg:viewBox="0 0 27 381" draw:points="0,381 27,381 27,0 0,0">
          <text:p/>
        </draw:polygon>
        <draw:polygon draw:style-name="gr29" draw:text-style-name="P7" draw:layer="layout" svg:width="0.026cm" svg:height="0.38cm" svg:x="30.658cm" svg:y="8.803cm" svg:viewBox="0 0 27 381" draw:points="0,381 27,381 27,0 0,0">
          <text:p/>
        </draw:polygon>
        <draw:polygon draw:style-name="gr30" draw:text-style-name="P8" draw:layer="layout" svg:width="0.026cm" svg:height="0.38cm" svg:x="30.685cm" svg:y="8.803cm" svg:viewBox="0 0 27 381" draw:points="0,381 27,381 27,0 0,0">
          <text:p/>
        </draw:polygon>
        <draw:polygon draw:style-name="gr31" draw:text-style-name="P9" draw:layer="layout" svg:width="0.026cm" svg:height="0.38cm" svg:x="30.711cm" svg:y="8.803cm" svg:viewBox="0 0 27 381" draw:points="0,381 27,381 27,0 0,0">
          <text:p/>
        </draw:polygon>
        <draw:polygon draw:style-name="gr32" draw:text-style-name="P10" draw:layer="layout" svg:width="0.026cm" svg:height="0.38cm" svg:x="30.737cm" svg:y="8.803cm" svg:viewBox="0 0 27 381" draw:points="0,381 27,381 27,0 0,0">
          <text:p/>
        </draw:polygon>
        <draw:polygon draw:style-name="gr31" draw:text-style-name="P9" draw:layer="layout" svg:width="0.026cm" svg:height="0.38cm" svg:x="30.763cm" svg:y="8.803cm" svg:viewBox="0 0 27 381" draw:points="0,381 27,381 27,0 0,0">
          <text:p/>
        </draw:polygon>
        <draw:polygon draw:style-name="gr31" draw:text-style-name="P9" draw:layer="layout" svg:width="0.026cm" svg:height="0.38cm" svg:x="30.79cm" svg:y="8.803cm" svg:viewBox="0 0 27 381" draw:points="0,381 27,381 27,0 0,0">
          <text:p/>
        </draw:polygon>
        <draw:polygon draw:style-name="gr31" draw:text-style-name="P9" draw:layer="layout" svg:width="0.026cm" svg:height="0.38cm" svg:x="30.816cm" svg:y="8.803cm" svg:viewBox="0 0 27 381" draw:points="0,381 27,381 27,0 0,0">
          <text:p/>
        </draw:polygon>
        <draw:polygon draw:style-name="gr31" draw:text-style-name="P9" draw:layer="layout" svg:width="0.026cm" svg:height="0.38cm" svg:x="30.842cm" svg:y="8.803cm" svg:viewBox="0 0 27 381" draw:points="0,381 27,381 27,0 0,0">
          <text:p/>
        </draw:polygon>
        <draw:polygon draw:style-name="gr31" draw:text-style-name="P9" draw:layer="layout" svg:width="0.026cm" svg:height="0.38cm" svg:x="30.868cm" svg:y="8.803cm" svg:viewBox="0 0 27 381" draw:points="0,381 27,381 27,0 0,0">
          <text:p/>
        </draw:polygon>
        <draw:polygon draw:style-name="gr30" draw:text-style-name="P8" draw:layer="layout" svg:width="0.026cm" svg:height="0.38cm" svg:x="30.895cm" svg:y="8.803cm" svg:viewBox="0 0 27 381" draw:points="0,381 27,381 27,0 0,0">
          <text:p/>
        </draw:polygon>
        <draw:polygon draw:style-name="gr30" draw:text-style-name="P8" draw:layer="layout" svg:width="0.026cm" svg:height="0.38cm" svg:x="30.921cm" svg:y="8.803cm" svg:viewBox="0 0 27 381" draw:points="0,381 27,381 27,0 0,0">
          <text:p/>
        </draw:polygon>
        <draw:polygon draw:style-name="gr32" draw:text-style-name="P10" draw:layer="layout" svg:width="0.026cm" svg:height="0.38cm" svg:x="30.947cm" svg:y="8.803cm" svg:viewBox="0 0 27 381" draw:points="0,381 27,381 27,0 0,0">
          <text:p/>
        </draw:polygon>
        <draw:polygon draw:style-name="gr31" draw:text-style-name="P9" draw:layer="layout" svg:width="0.027cm" svg:height="0.38cm" svg:x="30.973cm" svg:y="8.803cm" svg:viewBox="0 0 28 381" draw:points="0,381 28,381 28,0 0,0">
          <text:p/>
        </draw:polygon>
        <draw:polygon draw:style-name="gr30" draw:text-style-name="P8" draw:layer="layout" svg:width="0.026cm" svg:height="0.38cm" svg:x="31cm" svg:y="8.803cm" svg:viewBox="0 0 27 381" draw:points="0,381 27,381 27,0 0,0">
          <text:p/>
        </draw:polygon>
        <draw:polygon draw:style-name="gr30" draw:text-style-name="P8" draw:layer="layout" svg:width="0.026cm" svg:height="0.38cm" svg:x="31.026cm" svg:y="8.803cm" svg:viewBox="0 0 27 381" draw:points="0,381 27,381 27,0 0,0">
          <text:p/>
        </draw:polygon>
        <draw:polygon draw:style-name="gr31" draw:text-style-name="P9" draw:layer="layout" svg:width="0.026cm" svg:height="0.38cm" svg:x="31.052cm" svg:y="8.803cm" svg:viewBox="0 0 27 381" draw:points="0,381 27,381 27,0 0,0">
          <text:p/>
        </draw:polygon>
        <draw:polygon draw:style-name="gr30" draw:text-style-name="P8" draw:layer="layout" svg:width="0.026cm" svg:height="0.38cm" svg:x="31.079cm" svg:y="8.803cm" svg:viewBox="0 0 27 381" draw:points="0,381 27,381 27,0 0,0">
          <text:p/>
        </draw:polygon>
        <draw:polygon draw:style-name="gr31" draw:text-style-name="P9" draw:layer="layout" svg:width="0.026cm" svg:height="0.38cm" svg:x="31.105cm" svg:y="8.803cm" svg:viewBox="0 0 27 381" draw:points="0,381 27,381 27,0 0,0">
          <text:p/>
        </draw:polygon>
        <draw:polygon draw:style-name="gr31" draw:text-style-name="P9" draw:layer="layout" svg:width="0.026cm" svg:height="0.38cm" svg:x="31.131cm" svg:y="8.803cm" svg:viewBox="0 0 27 381" draw:points="0,381 27,381 27,0 0,0">
          <text:p/>
        </draw:polygon>
        <draw:polygon draw:style-name="gr29" draw:text-style-name="P7" draw:layer="layout" svg:width="0.026cm" svg:height="0.38cm" svg:x="31.157cm" svg:y="8.803cm" svg:viewBox="0 0 27 381" draw:points="0,381 27,381 27,0 0,0">
          <text:p/>
        </draw:polygon>
        <draw:polygon draw:style-name="gr31" draw:text-style-name="P9" draw:layer="layout" svg:width="0.026cm" svg:height="0.38cm" svg:x="31.184cm" svg:y="8.803cm" svg:viewBox="0 0 27 381" draw:points="0,381 27,381 27,0 0,0">
          <text:p/>
        </draw:polygon>
        <draw:polygon draw:style-name="gr29" draw:text-style-name="P7" draw:layer="layout" svg:width="0.026cm" svg:height="0.38cm" svg:x="31.21cm" svg:y="8.803cm" svg:viewBox="0 0 27 381" draw:points="0,381 27,381 27,0 0,0">
          <text:p/>
        </draw:polygon>
        <draw:polygon draw:style-name="gr30" draw:text-style-name="P8" draw:layer="layout" svg:width="0.026cm" svg:height="0.38cm" svg:x="31.236cm" svg:y="8.803cm" svg:viewBox="0 0 27 381" draw:points="0,381 27,381 27,0 0,0">
          <text:p/>
        </draw:polygon>
        <draw:polygon draw:style-name="gr31" draw:text-style-name="P9" draw:layer="layout" svg:width="0.026cm" svg:height="0.38cm" svg:x="31.262cm" svg:y="8.803cm" svg:viewBox="0 0 27 381" draw:points="0,381 27,381 27,0 0,0">
          <text:p/>
        </draw:polygon>
        <draw:polygon draw:style-name="gr30" draw:text-style-name="P8" draw:layer="layout" svg:width="0.026cm" svg:height="0.38cm" svg:x="31.289cm" svg:y="8.803cm" svg:viewBox="0 0 27 381" draw:points="0,381 27,381 27,0 0,0">
          <text:p/>
        </draw:polygon>
        <draw:polygon draw:style-name="gr31" draw:text-style-name="P9" draw:layer="layout" svg:width="0.026cm" svg:height="0.38cm" svg:x="31.316cm" svg:y="8.803cm" svg:viewBox="0 0 27 381" draw:points="0,381 27,381 27,0 0,0">
          <text:p/>
        </draw:polygon>
        <draw:polygon draw:style-name="gr31" draw:text-style-name="P9" draw:layer="layout" svg:width="0.027cm" svg:height="0.38cm" svg:x="31.341cm" svg:y="8.803cm" svg:viewBox="0 0 28 381" draw:points="0,381 28,381 28,0 0,0">
          <text:p/>
        </draw:polygon>
        <draw:polygon draw:style-name="gr30" draw:text-style-name="P8" draw:layer="layout" svg:width="0.026cm" svg:height="0.38cm" svg:x="31.368cm" svg:y="8.803cm" svg:viewBox="0 0 27 381" draw:points="0,381 27,381 27,0 0,0">
          <text:p/>
        </draw:polygon>
        <draw:polygon draw:style-name="gr32" draw:text-style-name="P10" draw:layer="layout" svg:width="0.026cm" svg:height="0.38cm" svg:x="31.394cm" svg:y="8.803cm" svg:viewBox="0 0 27 381" draw:points="0,381 27,381 27,0 0,0">
          <text:p/>
        </draw:polygon>
        <draw:polygon draw:style-name="gr30" draw:text-style-name="P8" draw:layer="layout" svg:width="0.026cm" svg:height="0.38cm" svg:x="31.42cm" svg:y="8.803cm" svg:viewBox="0 0 27 381" draw:points="0,381 27,381 27,0 0,0">
          <text:p/>
        </draw:polygon>
        <draw:polygon draw:style-name="gr30" draw:text-style-name="P8" draw:layer="layout" svg:width="0.026cm" svg:height="0.38cm" svg:x="31.446cm" svg:y="8.803cm" svg:viewBox="0 0 27 381" draw:points="0,381 27,381 27,0 0,0">
          <text:p/>
        </draw:polygon>
        <draw:polygon draw:style-name="gr30" draw:text-style-name="P8" draw:layer="layout" svg:width="0.026cm" svg:height="0.38cm" svg:x="31.473cm" svg:y="8.803cm" svg:viewBox="0 0 27 381" draw:points="0,381 27,381 27,0 0,0">
          <text:p/>
        </draw:polygon>
        <draw:polygon draw:style-name="gr30" draw:text-style-name="P8" draw:layer="layout" svg:width="0.026cm" svg:height="0.38cm" svg:x="31.499cm" svg:y="8.803cm" svg:viewBox="0 0 27 381" draw:points="0,381 27,381 27,0 0,0">
          <text:p/>
        </draw:polygon>
        <draw:polygon draw:style-name="gr32" draw:text-style-name="P10" draw:layer="layout" svg:width="0.026cm" svg:height="0.38cm" svg:x="31.525cm" svg:y="8.803cm" svg:viewBox="0 0 27 381" draw:points="0,381 27,381 27,0 0,0">
          <text:p/>
        </draw:polygon>
        <draw:polygon draw:style-name="gr30" draw:text-style-name="P8" draw:layer="layout" svg:width="0.026cm" svg:height="0.38cm" svg:x="31.551cm" svg:y="8.803cm" svg:viewBox="0 0 27 381" draw:points="0,381 27,381 27,0 0,0">
          <text:p/>
        </draw:polygon>
        <draw:polygon draw:style-name="gr29" draw:text-style-name="P7" draw:layer="layout" svg:width="0.026cm" svg:height="0.38cm" svg:x="31.578cm" svg:y="8.803cm" svg:viewBox="0 0 27 381" draw:points="0,381 27,381 27,0 0,0">
          <text:p/>
        </draw:polygon>
        <draw:polygon draw:style-name="gr29" draw:text-style-name="P7" draw:layer="layout" svg:width="0.026cm" svg:height="0.38cm" svg:x="31.604cm" svg:y="8.803cm" svg:viewBox="0 0 27 381" draw:points="0,381 27,381 27,0 0,0">
          <text:p/>
        </draw:polygon>
        <draw:polygon draw:style-name="gr29" draw:text-style-name="P7" draw:layer="layout" svg:width="0.026cm" svg:height="0.38cm" svg:x="31.63cm" svg:y="8.803cm" svg:viewBox="0 0 27 381" draw:points="0,381 27,381 27,0 0,0">
          <text:p/>
        </draw:polygon>
        <draw:polygon draw:style-name="gr32" draw:text-style-name="P10" draw:layer="layout" svg:width="0.027cm" svg:height="0.38cm" svg:x="31.656cm" svg:y="8.803cm" svg:viewBox="0 0 28 381" draw:points="0,381 28,381 28,0 0,0">
          <text:p/>
        </draw:polygon>
        <draw:polygon draw:style-name="gr31" draw:text-style-name="P9" draw:layer="layout" svg:width="0.026cm" svg:height="0.38cm" svg:x="31.683cm" svg:y="8.803cm" svg:viewBox="0 0 27 381" draw:points="0,381 27,381 27,0 0,0">
          <text:p/>
        </draw:polygon>
        <draw:polygon draw:style-name="gr30" draw:text-style-name="P8" draw:layer="layout" svg:width="0.026cm" svg:height="0.38cm" svg:x="31.709cm" svg:y="8.803cm" svg:viewBox="0 0 27 381" draw:points="0,381 27,381 27,0 0,0">
          <text:p/>
        </draw:polygon>
        <draw:polygon draw:style-name="gr29" draw:text-style-name="P7" draw:layer="layout" svg:width="0.027cm" svg:height="0.38cm" svg:x="31.735cm" svg:y="8.803cm" svg:viewBox="0 0 28 381" draw:points="0,381 28,381 28,0 0,0">
          <text:p/>
        </draw:polygon>
        <draw:polygon draw:style-name="gr32" draw:text-style-name="P10" draw:layer="layout" svg:width="0.026cm" svg:height="0.38cm" svg:x="31.763cm" svg:y="8.803cm" svg:viewBox="0 0 27 381" draw:points="0,381 27,381 27,0 0,0">
          <text:p/>
        </draw:polygon>
        <draw:polygon draw:style-name="gr30" draw:text-style-name="P8" draw:layer="layout" svg:width="0.026cm" svg:height="0.38cm" svg:x="31.788cm" svg:y="8.803cm" svg:viewBox="0 0 27 381" draw:points="0,381 27,381 27,0 0,0">
          <text:p/>
        </draw:polygon>
        <draw:polygon draw:style-name="gr31" draw:text-style-name="P9" draw:layer="layout" svg:width="0.026cm" svg:height="0.38cm" svg:x="31.814cm" svg:y="8.803cm" svg:viewBox="0 0 27 381" draw:points="0,381 27,381 27,0 0,0">
          <text:p/>
        </draw:polygon>
        <draw:polygon draw:style-name="gr31" draw:text-style-name="P9" draw:layer="layout" svg:width="0.026cm" svg:height="0.38cm" svg:x="31.841cm" svg:y="8.803cm" svg:viewBox="0 0 27 381" draw:points="0,381 27,381 27,0 0,0">
          <text:p/>
        </draw:polygon>
        <draw:polygon draw:style-name="gr32" draw:text-style-name="P10" draw:layer="layout" svg:width="0.026cm" svg:height="0.38cm" svg:x="31.867cm" svg:y="8.803cm" svg:viewBox="0 0 27 381" draw:points="0,381 27,381 27,0 0,0">
          <text:p/>
        </draw:polygon>
        <draw:polygon draw:style-name="gr31" draw:text-style-name="P9" draw:layer="layout" svg:width="0.026cm" svg:height="0.38cm" svg:x="31.893cm" svg:y="8.803cm" svg:viewBox="0 0 27 381" draw:points="0,381 27,381 27,0 0,0">
          <text:p/>
        </draw:polygon>
        <draw:polygon draw:style-name="gr31" draw:text-style-name="P9" draw:layer="layout" svg:width="0.026cm" svg:height="0.38cm" svg:x="31.919cm" svg:y="8.803cm" svg:viewBox="0 0 27 381" draw:points="0,381 27,381 27,0 0,0">
          <text:p/>
        </draw:polygon>
        <draw:polygon draw:style-name="gr31" draw:text-style-name="P9" draw:layer="layout" svg:width="0.026cm" svg:height="0.38cm" svg:x="31.945cm" svg:y="8.803cm" svg:viewBox="0 0 27 381" draw:points="0,381 27,381 27,0 0,0">
          <text:p/>
        </draw:polygon>
        <draw:polygon draw:style-name="gr31" draw:text-style-name="P9" draw:layer="layout" svg:width="0.026cm" svg:height="0.38cm" svg:x="31.972cm" svg:y="8.803cm" svg:viewBox="0 0 27 381" draw:points="0,381 27,381 27,0 0,0">
          <text:p/>
        </draw:polygon>
        <draw:polygon draw:style-name="gr30" draw:text-style-name="P8" draw:layer="layout" svg:width="0.026cm" svg:height="0.38cm" svg:x="31.998cm" svg:y="8.803cm" svg:viewBox="0 0 27 381" draw:points="0,381 27,381 27,0 0,0">
          <text:p/>
        </draw:polygon>
        <draw:polygon draw:style-name="gr32" draw:text-style-name="P10" draw:layer="layout" svg:width="0.026cm" svg:height="0.38cm" svg:x="32.024cm" svg:y="8.803cm" svg:viewBox="0 0 27 381" draw:points="0,381 27,381 27,0 0,0">
          <text:p/>
        </draw:polygon>
        <draw:polygon draw:style-name="gr32" draw:text-style-name="P10" draw:layer="layout" svg:width="0.027cm" svg:height="0.38cm" svg:x="32.05cm" svg:y="8.803cm" svg:viewBox="0 0 28 381" draw:points="0,381 28,381 28,0 0,0">
          <text:p/>
        </draw:polygon>
        <draw:polygon draw:style-name="gr30" draw:text-style-name="P8" draw:layer="layout" svg:width="0.026cm" svg:height="0.38cm" svg:x="32.077cm" svg:y="8.803cm" svg:viewBox="0 0 27 381" draw:points="0,381 27,381 27,0 0,0">
          <text:p/>
        </draw:polygon>
        <draw:polygon draw:style-name="gr30" draw:text-style-name="P8" draw:layer="layout" svg:width="0.026cm" svg:height="0.38cm" svg:x="32.103cm" svg:y="8.803cm" svg:viewBox="0 0 27 381" draw:points="0,381 27,381 27,0 0,0">
          <text:p/>
        </draw:polygon>
        <draw:polygon draw:style-name="gr31" draw:text-style-name="P9" draw:layer="layout" svg:width="0.026cm" svg:height="0.38cm" svg:x="32.13cm" svg:y="8.803cm" svg:viewBox="0 0 27 381" draw:points="0,381 27,381 27,0 0,0">
          <text:p/>
        </draw:polygon>
        <draw:polygon draw:style-name="gr29" draw:text-style-name="P7" draw:layer="layout" svg:width="0.026cm" svg:height="0.38cm" svg:x="32.156cm" svg:y="8.803cm" svg:viewBox="0 0 27 381" draw:points="0,381 27,381 27,0 0,0">
          <text:p/>
        </draw:polygon>
        <draw:polygon draw:style-name="gr31" draw:text-style-name="P9" draw:layer="layout" svg:width="0.026cm" svg:height="0.38cm" svg:x="32.182cm" svg:y="8.803cm" svg:viewBox="0 0 27 381" draw:points="0,381 27,381 27,0 0,0">
          <text:p/>
        </draw:polygon>
        <draw:polygon draw:style-name="gr30" draw:text-style-name="P8" draw:layer="layout" svg:width="0.026cm" svg:height="0.38cm" svg:x="32.208cm" svg:y="8.803cm" svg:viewBox="0 0 27 381" draw:points="0,381 27,381 27,0 0,0">
          <text:p/>
        </draw:polygon>
        <draw:polygon draw:style-name="gr31" draw:text-style-name="P9" draw:layer="layout" svg:width="0.026cm" svg:height="0.38cm" svg:x="32.235cm" svg:y="8.803cm" svg:viewBox="0 0 27 381" draw:points="0,381 27,381 27,0 0,0">
          <text:p/>
        </draw:polygon>
        <draw:polygon draw:style-name="gr32" draw:text-style-name="P10" draw:layer="layout" svg:width="0.026cm" svg:height="0.38cm" svg:x="32.261cm" svg:y="8.803cm" svg:viewBox="0 0 27 381" draw:points="0,381 27,381 27,0 0,0">
          <text:p/>
        </draw:polygon>
        <draw:polygon draw:style-name="gr32" draw:text-style-name="P10" draw:layer="layout" svg:width="0.026cm" svg:height="0.38cm" svg:x="32.287cm" svg:y="8.803cm" svg:viewBox="0 0 27 381" draw:points="0,381 27,381 27,0 0,0">
          <text:p/>
        </draw:polygon>
        <draw:polygon draw:style-name="gr30" draw:text-style-name="P8" draw:layer="layout" svg:width="0.026cm" svg:height="0.38cm" svg:x="32.313cm" svg:y="8.803cm" svg:viewBox="0 0 27 381" draw:points="0,381 27,381 27,0 0,0">
          <text:p/>
        </draw:polygon>
        <draw:polygon draw:style-name="gr30" draw:text-style-name="P8" draw:layer="layout" svg:width="0.026cm" svg:height="0.38cm" svg:x="32.34cm" svg:y="8.803cm" svg:viewBox="0 0 27 381" draw:points="0,381 27,381 27,0 0,0">
          <text:p/>
        </draw:polygon>
        <draw:polygon draw:style-name="gr29" draw:text-style-name="P7" draw:layer="layout" svg:width="0.026cm" svg:height="0.38cm" svg:x="32.366cm" svg:y="8.803cm" svg:viewBox="0 0 27 381" draw:points="0,381 27,381 27,0 0,0">
          <text:p/>
        </draw:polygon>
        <draw:polygon draw:style-name="gr30" draw:text-style-name="P8" draw:layer="layout" svg:width="0.026cm" svg:height="0.38cm" svg:x="32.392cm" svg:y="8.803cm" svg:viewBox="0 0 27 381" draw:points="0,381 27,381 27,0 0,0">
          <text:p/>
        </draw:polygon>
        <draw:polygon draw:style-name="gr31" draw:text-style-name="P9" draw:layer="layout" svg:width="0.027cm" svg:height="0.38cm" svg:x="32.418cm" svg:y="8.803cm" svg:viewBox="0 0 28 381" draw:points="0,381 28,381 28,0 0,0">
          <text:p/>
        </draw:polygon>
        <draw:polygon draw:style-name="gr31" draw:text-style-name="P9" draw:layer="layout" svg:width="0.026cm" svg:height="0.38cm" svg:x="32.445cm" svg:y="8.803cm" svg:viewBox="0 0 27 381" draw:points="0,381 27,381 27,0 0,0">
          <text:p/>
        </draw:polygon>
        <draw:polygon draw:style-name="gr31" draw:text-style-name="P9" draw:layer="layout" svg:width="0.026cm" svg:height="0.38cm" svg:x="32.471cm" svg:y="8.803cm" svg:viewBox="0 0 27 381" draw:points="0,381 27,381 27,0 0,0">
          <text:p/>
        </draw:polygon>
        <draw:polygon draw:style-name="gr30" draw:text-style-name="P8" draw:layer="layout" svg:width="0.026cm" svg:height="0.38cm" svg:x="32.497cm" svg:y="8.803cm" svg:viewBox="0 0 27 381" draw:points="0,381 27,381 27,0 0,0">
          <text:p/>
        </draw:polygon>
        <draw:polygon draw:style-name="gr31" draw:text-style-name="P9" draw:layer="layout" svg:width="0.026cm" svg:height="0.38cm" svg:x="32.524cm" svg:y="8.803cm" svg:viewBox="0 0 27 381" draw:points="0,381 27,381 27,0 0,0">
          <text:p/>
        </draw:polygon>
        <draw:polygon draw:style-name="gr32" draw:text-style-name="P10" draw:layer="layout" svg:width="0.026cm" svg:height="0.38cm" svg:x="32.55cm" svg:y="8.803cm" svg:viewBox="0 0 27 381" draw:points="0,381 27,381 27,0 0,0">
          <text:p/>
        </draw:polygon>
        <draw:polygon draw:style-name="gr32" draw:text-style-name="P10" draw:layer="layout" svg:width="0.026cm" svg:height="0.38cm" svg:x="32.576cm" svg:y="8.803cm" svg:viewBox="0 0 27 381" draw:points="0,381 27,381 27,0 0,0">
          <text:p/>
        </draw:polygon>
        <draw:polygon draw:style-name="gr31" draw:text-style-name="P9" draw:layer="layout" svg:width="0.026cm" svg:height="0.38cm" svg:x="32.603cm" svg:y="8.803cm" svg:viewBox="0 0 27 381" draw:points="0,381 27,381 27,0 0,0">
          <text:p/>
        </draw:polygon>
        <draw:polygon draw:style-name="gr32" draw:text-style-name="P10" draw:layer="layout" svg:width="0.026cm" svg:height="0.38cm" svg:x="32.629cm" svg:y="8.803cm" svg:viewBox="0 0 27 381" draw:points="0,381 27,381 27,0 0,0">
          <text:p/>
        </draw:polygon>
        <draw:polygon draw:style-name="gr29" draw:text-style-name="P7" draw:layer="layout" svg:width="0.026cm" svg:height="0.38cm" svg:x="32.655cm" svg:y="8.803cm" svg:viewBox="0 0 27 381" draw:points="0,381 27,381 27,0 0,0">
          <text:p/>
        </draw:polygon>
        <draw:polygon draw:style-name="gr32" draw:text-style-name="P10" draw:layer="layout" svg:width="0.026cm" svg:height="0.38cm" svg:x="32.681cm" svg:y="8.803cm" svg:viewBox="0 0 27 381" draw:points="0,381 27,381 27,0 0,0">
          <text:p/>
        </draw:polygon>
        <draw:polygon draw:style-name="gr32" draw:text-style-name="P10" draw:layer="layout" svg:width="0.026cm" svg:height="0.38cm" svg:x="32.707cm" svg:y="8.803cm" svg:viewBox="0 0 27 381" draw:points="0,381 27,381 27,0 0,0">
          <text:p/>
        </draw:polygon>
        <draw:polygon draw:style-name="gr31" draw:text-style-name="P9" draw:layer="layout" svg:width="0.026cm" svg:height="0.38cm" svg:x="32.734cm" svg:y="8.803cm" svg:viewBox="0 0 27 381" draw:points="0,381 27,381 27,0 0,0">
          <text:p/>
        </draw:polygon>
        <draw:polygon draw:style-name="gr32" draw:text-style-name="P10" draw:layer="layout" svg:width="0.026cm" svg:height="0.38cm" svg:x="32.76cm" svg:y="8.803cm" svg:viewBox="0 0 27 381" draw:points="0,381 27,381 27,0 0,0">
          <text:p/>
        </draw:polygon>
        <draw:polygon draw:style-name="gr30" draw:text-style-name="P8" draw:layer="layout" svg:width="0.026cm" svg:height="0.38cm" svg:x="32.786cm" svg:y="8.803cm" svg:viewBox="0 0 27 381" draw:points="0,381 27,381 27,0 0,0">
          <text:p/>
        </draw:polygon>
        <draw:polygon draw:style-name="gr30" draw:text-style-name="P8" draw:layer="layout" svg:width="0.027cm" svg:height="0.38cm" svg:x="32.812cm" svg:y="8.803cm" svg:viewBox="0 0 28 381" draw:points="0,381 28,381 28,0 0,0">
          <text:p/>
        </draw:polygon>
        <draw:polygon draw:style-name="gr32" draw:text-style-name="P10" draw:layer="layout" svg:width="0.026cm" svg:height="0.38cm" svg:x="32.839cm" svg:y="8.803cm" svg:viewBox="0 0 27 381" draw:points="0,381 27,381 27,0 0,0">
          <text:p/>
        </draw:polygon>
        <draw:polygon draw:style-name="gr30" draw:text-style-name="P8" draw:layer="layout" svg:width="0.026cm" svg:height="0.38cm" svg:x="32.865cm" svg:y="8.803cm" svg:viewBox="0 0 27 381" draw:points="0,381 27,381 27,0 0,0">
          <text:p/>
        </draw:polygon>
        <draw:polygon draw:style-name="gr31" draw:text-style-name="P9" draw:layer="layout" svg:width="0.026cm" svg:height="0.38cm" svg:x="32.891cm" svg:y="8.803cm" svg:viewBox="0 0 27 381" draw:points="0,381 27,381 27,0 0,0">
          <text:p/>
        </draw:polygon>
        <draw:polygon draw:style-name="gr32" draw:text-style-name="P10" draw:layer="layout" svg:width="0.026cm" svg:height="0.38cm" svg:x="32.918cm" svg:y="8.803cm" svg:viewBox="0 0 27 381" draw:points="0,381 27,381 27,0 0,0">
          <text:p/>
        </draw:polygon>
        <draw:polygon draw:style-name="gr30" draw:text-style-name="P8" draw:layer="layout" svg:width="0.026cm" svg:height="0.38cm" svg:x="32.944cm" svg:y="8.803cm" svg:viewBox="0 0 27 381" draw:points="0,381 27,381 27,0 0,0">
          <text:p/>
        </draw:polygon>
        <draw:polygon draw:style-name="gr30" draw:text-style-name="P8" draw:layer="layout" svg:width="0.026cm" svg:height="0.38cm" svg:x="32.97cm" svg:y="8.803cm" svg:viewBox="0 0 27 381" draw:points="0,381 27,381 27,0 0,0">
          <text:p/>
        </draw:polygon>
        <draw:polygon draw:style-name="gr31" draw:text-style-name="P9" draw:layer="layout" svg:width="0.026cm" svg:height="0.38cm" svg:x="32.996cm" svg:y="8.803cm" svg:viewBox="0 0 27 381" draw:points="0,381 27,381 27,0 0,0">
          <text:p/>
        </draw:polygon>
        <draw:polygon draw:style-name="gr29" draw:text-style-name="P7" draw:layer="layout" svg:width="0.026cm" svg:height="0.38cm" svg:x="33.023cm" svg:y="8.803cm" svg:viewBox="0 0 27 381" draw:points="0,381 27,381 27,0 0,0">
          <text:p/>
        </draw:polygon>
        <draw:polygon draw:style-name="gr30" draw:text-style-name="P8" draw:layer="layout" svg:width="0.026cm" svg:height="0.38cm" svg:x="33.049cm" svg:y="8.803cm" svg:viewBox="0 0 27 381" draw:points="0,381 27,381 27,0 0,0">
          <text:p/>
        </draw:polygon>
        <draw:polygon draw:style-name="gr29" draw:text-style-name="P7" draw:layer="layout" svg:width="0.026cm" svg:height="0.38cm" svg:x="33.075cm" svg:y="8.803cm" svg:viewBox="0 0 27 381" draw:points="0,381 27,381 27,0 0,0">
          <text:p/>
        </draw:polygon>
        <draw:polygon draw:style-name="gr30" draw:text-style-name="P8" draw:layer="layout" svg:width="0.027cm" svg:height="0.38cm" svg:x="33.101cm" svg:y="8.803cm" svg:viewBox="0 0 28 381" draw:points="0,381 28,381 28,0 0,0">
          <text:p/>
        </draw:polygon>
        <draw:polygon draw:style-name="gr32" draw:text-style-name="P10" draw:layer="layout" svg:width="0.026cm" svg:height="0.38cm" svg:x="33.128cm" svg:y="8.803cm" svg:viewBox="0 0 27 381" draw:points="0,381 27,381 27,0 0,0">
          <text:p/>
        </draw:polygon>
        <draw:polygon draw:style-name="gr31" draw:text-style-name="P9" draw:layer="layout" svg:width="0.026cm" svg:height="0.38cm" svg:x="33.154cm" svg:y="8.803cm" svg:viewBox="0 0 27 381" draw:points="0,381 27,381 27,0 0,0">
          <text:p/>
        </draw:polygon>
        <draw:polygon draw:style-name="gr31" draw:text-style-name="P9" draw:layer="layout" svg:width="0.027cm" svg:height="0.38cm" svg:x="33.18cm" svg:y="8.803cm" svg:viewBox="0 0 28 381" draw:points="0,381 28,381 28,0 0,0">
          <text:p/>
        </draw:polygon>
        <draw:polygon draw:style-name="gr31" draw:text-style-name="P9" draw:layer="layout" svg:width="0.026cm" svg:height="0.38cm" svg:x="33.207cm" svg:y="8.803cm" svg:viewBox="0 0 27 381" draw:points="0,381 27,381 27,0 0,0">
          <text:p/>
        </draw:polygon>
        <draw:polygon draw:style-name="gr30" draw:text-style-name="P8" draw:layer="layout" svg:width="0.026cm" svg:height="0.38cm" svg:x="33.233cm" svg:y="8.803cm" svg:viewBox="0 0 27 381" draw:points="0,381 27,381 27,0 0,0">
          <text:p/>
        </draw:polygon>
        <draw:polygon draw:style-name="gr30" draw:text-style-name="P8" draw:layer="layout" svg:width="0.026cm" svg:height="0.38cm" svg:x="33.259cm" svg:y="8.803cm" svg:viewBox="0 0 27 381" draw:points="0,381 27,381 27,0 0,0">
          <text:p/>
        </draw:polygon>
        <draw:polygon draw:style-name="gr32" draw:text-style-name="P10" draw:layer="layout" svg:width="0.026cm" svg:height="0.38cm" svg:x="33.286cm" svg:y="8.803cm" svg:viewBox="0 0 27 381" draw:points="0,381 27,381 27,0 0,0">
          <text:p/>
        </draw:polygon>
        <draw:polygon draw:style-name="gr30" draw:text-style-name="P8" draw:layer="layout" svg:width="0.026cm" svg:height="0.38cm" svg:x="33.312cm" svg:y="8.803cm" svg:viewBox="0 0 27 381" draw:points="0,381 27,381 27,0 0,0">
          <text:p/>
        </draw:polygon>
        <draw:polygon draw:style-name="gr31" draw:text-style-name="P9" draw:layer="layout" svg:width="0.026cm" svg:height="0.38cm" svg:x="33.338cm" svg:y="8.803cm" svg:viewBox="0 0 27 381" draw:points="0,381 27,381 27,0 0,0">
          <text:p/>
        </draw:polygon>
        <draw:polygon draw:style-name="gr32" draw:text-style-name="P10" draw:layer="layout" svg:width="0.026cm" svg:height="0.38cm" svg:x="33.364cm" svg:y="8.803cm" svg:viewBox="0 0 27 381" draw:points="0,381 27,381 27,0 0,0">
          <text:p/>
        </draw:polygon>
        <draw:polygon draw:style-name="gr30" draw:text-style-name="P8" draw:layer="layout" svg:width="0.026cm" svg:height="0.38cm" svg:x="33.39cm" svg:y="8.803cm" svg:viewBox="0 0 27 381" draw:points="0,381 27,381 27,0 0,0">
          <text:p/>
        </draw:polygon>
        <draw:polygon draw:style-name="gr29" draw:text-style-name="P7" draw:layer="layout" svg:width="0.026cm" svg:height="0.38cm" svg:x="33.417cm" svg:y="8.803cm" svg:viewBox="0 0 27 381" draw:points="0,381 27,381 27,0 0,0">
          <text:p/>
        </draw:polygon>
        <draw:polygon draw:style-name="gr30" draw:text-style-name="P8" draw:layer="layout" svg:width="0.026cm" svg:height="0.38cm" svg:x="33.444cm" svg:y="8.803cm" svg:viewBox="0 0 27 381" draw:points="0,381 27,381 27,0 0,0">
          <text:p/>
        </draw:polygon>
        <draw:polygon draw:style-name="gr30" draw:text-style-name="P8" draw:layer="layout" svg:width="0.026cm" svg:height="0.38cm" svg:x="33.469cm" svg:y="8.803cm" svg:viewBox="0 0 27 381" draw:points="0,381 27,381 27,0 0,0">
          <text:p/>
        </draw:polygon>
        <draw:polygon draw:style-name="gr30" draw:text-style-name="P8" draw:layer="layout" svg:width="0.027cm" svg:height="0.38cm" svg:x="33.495cm" svg:y="8.803cm" svg:viewBox="0 0 28 381" draw:points="0,381 28,381 28,0 0,0">
          <text:p/>
        </draw:polygon>
        <draw:polygon draw:style-name="gr31" draw:text-style-name="P9" draw:layer="layout" svg:width="0.026cm" svg:height="0.38cm" svg:x="33.522cm" svg:y="8.803cm" svg:viewBox="0 0 27 381" draw:points="0,381 27,381 27,0 0,0">
          <text:p/>
        </draw:polygon>
        <draw:polygon draw:style-name="gr30" draw:text-style-name="P8" draw:layer="layout" svg:width="0.026cm" svg:height="0.38cm" svg:x="33.548cm" svg:y="8.803cm" svg:viewBox="0 0 27 381" draw:points="0,381 27,381 27,0 0,0">
          <text:p/>
        </draw:polygon>
        <draw:polygon draw:style-name="gr30" draw:text-style-name="P8" draw:layer="layout" svg:width="0.028cm" svg:height="0.38cm" svg:x="33.574cm" svg:y="8.803cm" svg:viewBox="0 0 29 381" draw:points="0,381 29,381 29,0 0,0">
          <text:p/>
        </draw:polygon>
        <draw:polygon draw:style-name="gr32" draw:text-style-name="P10" draw:layer="layout" svg:width="0.026cm" svg:height="0.38cm" svg:x="33.601cm" svg:y="8.803cm" svg:viewBox="0 0 27 381" draw:points="0,381 27,381 27,0 0,0">
          <text:p/>
        </draw:polygon>
        <draw:polygon draw:style-name="gr30" draw:text-style-name="P8" draw:layer="layout" svg:width="0.026cm" svg:height="0.38cm" svg:x="33.627cm" svg:y="8.803cm" svg:viewBox="0 0 27 381" draw:points="0,381 27,381 27,0 0,0">
          <text:p/>
        </draw:polygon>
        <draw:polygon draw:style-name="gr31" draw:text-style-name="P9" draw:layer="layout" svg:width="0.026cm" svg:height="0.38cm" svg:x="33.653cm" svg:y="8.803cm" svg:viewBox="0 0 27 381" draw:points="0,381 27,381 27,0 0,0">
          <text:p/>
        </draw:polygon>
        <draw:polygon draw:style-name="gr29" draw:text-style-name="P7" draw:layer="layout" svg:width="0.026cm" svg:height="0.38cm" svg:x="33.68cm" svg:y="8.803cm" svg:viewBox="0 0 27 381" draw:points="0,381 27,381 27,0 0,0">
          <text:p/>
        </draw:polygon>
        <draw:polygon draw:style-name="gr30" draw:text-style-name="P8" draw:layer="layout" svg:width="0.026cm" svg:height="0.38cm" svg:x="33.706cm" svg:y="8.803cm" svg:viewBox="0 0 27 381" draw:points="0,381 27,381 27,0 0,0">
          <text:p/>
        </draw:polygon>
        <draw:polygon draw:style-name="gr30" draw:text-style-name="P8" draw:layer="layout" svg:width="0.026cm" svg:height="0.38cm" svg:x="33.732cm" svg:y="8.803cm" svg:viewBox="0 0 27 381" draw:points="0,381 27,381 27,0 0,0">
          <text:p/>
        </draw:polygon>
        <draw:polygon draw:style-name="gr32" draw:text-style-name="P10" draw:layer="layout" svg:width="0.026cm" svg:height="0.38cm" svg:x="33.784cm" svg:y="8.803cm" svg:viewBox="0 0 27 381" draw:points="0,381 27,381 27,0 0,0">
          <text:p/>
        </draw:polygon>
        <draw:polygon draw:style-name="gr31" draw:text-style-name="P9" draw:layer="layout" svg:width="0.026cm" svg:height="0.38cm" svg:x="33.811cm" svg:y="8.803cm" svg:viewBox="0 0 27 381" draw:points="0,381 27,381 27,0 0,0">
          <text:p/>
        </draw:polygon>
        <draw:polygon draw:style-name="gr29" draw:text-style-name="P7" draw:layer="layout" svg:width="0.026cm" svg:height="0.38cm" svg:x="20.123cm" svg:y="8.045cm" svg:viewBox="0 0 27 381" draw:points="0,381 27,381 27,0 0,0">
          <text:p/>
        </draw:polygon>
        <draw:polygon draw:style-name="gr30" draw:text-style-name="P8" draw:layer="layout" svg:width="0.026cm" svg:height="0.38cm" svg:x="20.15cm" svg:y="8.045cm" svg:viewBox="0 0 27 381" draw:points="0,381 27,381 27,0 0,0">
          <text:p/>
        </draw:polygon>
        <draw:polygon draw:style-name="gr31" draw:text-style-name="P9" draw:layer="layout" svg:width="0.026cm" svg:height="0.38cm" svg:x="20.176cm" svg:y="8.045cm" svg:viewBox="0 0 27 381" draw:points="0,381 27,381 27,0 0,0">
          <text:p/>
        </draw:polygon>
        <draw:polygon draw:style-name="gr32" draw:text-style-name="P10" draw:layer="layout" svg:width="0.026cm" svg:height="0.38cm" svg:x="20.202cm" svg:y="8.045cm" svg:viewBox="0 0 27 381" draw:points="0,381 27,381 27,0 0,0">
          <text:p/>
        </draw:polygon>
        <draw:polygon draw:style-name="gr31" draw:text-style-name="P9" draw:layer="layout" svg:width="0.026cm" svg:height="0.38cm" svg:x="20.228cm" svg:y="8.045cm" svg:viewBox="0 0 27 381" draw:points="0,381 27,381 27,0 0,0">
          <text:p/>
        </draw:polygon>
        <draw:polygon draw:style-name="gr32" draw:text-style-name="P10" draw:layer="layout" svg:width="0.026cm" svg:height="0.38cm" svg:x="20.256cm" svg:y="8.045cm" svg:viewBox="0 0 27 381" draw:points="0,381 27,381 27,0 0,0">
          <text:p/>
        </draw:polygon>
        <draw:polygon draw:style-name="gr32" draw:text-style-name="P10" draw:layer="layout" svg:width="0.026cm" svg:height="0.38cm" svg:x="20.281cm" svg:y="8.045cm" svg:viewBox="0 0 27 381" draw:points="0,381 27,381 27,0 0,0">
          <text:p/>
        </draw:polygon>
        <draw:polygon draw:style-name="gr30" draw:text-style-name="P8" draw:layer="layout" svg:width="0.026cm" svg:height="0.38cm" svg:x="20.307cm" svg:y="8.045cm" svg:viewBox="0 0 27 381" draw:points="0,381 27,381 27,0 0,0">
          <text:p/>
        </draw:polygon>
        <draw:polygon draw:style-name="gr32" draw:text-style-name="P10" draw:layer="layout" svg:width="0.026cm" svg:height="0.38cm" svg:x="20.333cm" svg:y="8.045cm" svg:viewBox="0 0 27 381" draw:points="0,381 27,381 27,0 0,0">
          <text:p/>
        </draw:polygon>
        <draw:polygon draw:style-name="gr32" draw:text-style-name="P10" draw:layer="layout" svg:width="0.027cm" svg:height="0.38cm" svg:x="20.359cm" svg:y="8.045cm" svg:viewBox="0 0 28 381" draw:points="0,381 28,381 28,0 0,0">
          <text:p/>
        </draw:polygon>
        <draw:polygon draw:style-name="gr30" draw:text-style-name="P8" draw:layer="layout" svg:width="0.026cm" svg:height="0.38cm" svg:x="20.386cm" svg:y="8.045cm" svg:viewBox="0 0 27 381" draw:points="0,381 27,381 27,0 0,0">
          <text:p/>
        </draw:polygon>
        <draw:polygon draw:style-name="gr29" draw:text-style-name="P7" draw:layer="layout" svg:width="0.026cm" svg:height="0.38cm" svg:x="20.412cm" svg:y="8.045cm" svg:viewBox="0 0 27 381" draw:points="0,381 27,381 27,0 0,0">
          <text:p/>
        </draw:polygon>
        <draw:polygon draw:style-name="gr31" draw:text-style-name="P9" draw:layer="layout" svg:width="0.027cm" svg:height="0.38cm" svg:x="20.438cm" svg:y="8.045cm" svg:viewBox="0 0 28 381" draw:points="0,381 28,381 28,0 0,0">
          <text:p/>
        </draw:polygon>
        <draw:polygon draw:style-name="gr31" draw:text-style-name="P9" draw:layer="layout" svg:width="0.026cm" svg:height="0.38cm" svg:x="20.465cm" svg:y="8.045cm" svg:viewBox="0 0 27 381" draw:points="0,381 27,381 27,0 0,0">
          <text:p/>
        </draw:polygon>
        <draw:polygon draw:style-name="gr30" draw:text-style-name="P8" draw:layer="layout" svg:width="0.026cm" svg:height="0.38cm" svg:x="20.491cm" svg:y="8.045cm" svg:viewBox="0 0 27 381" draw:points="0,381 27,381 27,0 0,0">
          <text:p/>
        </draw:polygon>
        <draw:polygon draw:style-name="gr30" draw:text-style-name="P8" draw:layer="layout" svg:width="0.026cm" svg:height="0.38cm" svg:x="20.517cm" svg:y="8.045cm" svg:viewBox="0 0 27 381" draw:points="0,381 27,381 27,0 0,0">
          <text:p/>
        </draw:polygon>
        <draw:polygon draw:style-name="gr31" draw:text-style-name="P9" draw:layer="layout" svg:width="0.026cm" svg:height="0.38cm" svg:x="20.544cm" svg:y="8.045cm" svg:viewBox="0 0 27 381" draw:points="0,381 27,381 27,0 0,0">
          <text:p/>
        </draw:polygon>
        <draw:polygon draw:style-name="gr32" draw:text-style-name="P10" draw:layer="layout" svg:width="0.026cm" svg:height="0.38cm" svg:x="20.596cm" svg:y="8.045cm" svg:viewBox="0 0 27 381" draw:points="0,381 27,381 27,0 0,0">
          <text:p/>
        </draw:polygon>
        <draw:polygon draw:style-name="gr30" draw:text-style-name="P8" draw:layer="layout" svg:width="0.026cm" svg:height="0.38cm" svg:x="20.622cm" svg:y="8.045cm" svg:viewBox="0 0 27 381" draw:points="0,381 27,381 27,0 0,0">
          <text:p/>
        </draw:polygon>
        <draw:polygon draw:style-name="gr31" draw:text-style-name="P9" draw:layer="layout" svg:width="0.026cm" svg:height="0.38cm" svg:x="20.649cm" svg:y="8.045cm" svg:viewBox="0 0 27 381" draw:points="0,381 27,381 27,0 0,0">
          <text:p/>
        </draw:polygon>
        <draw:polygon draw:style-name="gr31" draw:text-style-name="P9" draw:layer="layout" svg:width="0.026cm" svg:height="0.38cm" svg:x="20.676cm" svg:y="8.045cm" svg:viewBox="0 0 27 381" draw:points="0,381 27,381 27,0 0,0">
          <text:p/>
        </draw:polygon>
        <draw:polygon draw:style-name="gr31" draw:text-style-name="P9" draw:layer="layout" svg:width="0.026cm" svg:height="0.38cm" svg:x="20.701cm" svg:y="8.045cm" svg:viewBox="0 0 27 381" draw:points="0,381 27,381 27,0 0,0">
          <text:p/>
        </draw:polygon>
        <draw:polygon draw:style-name="gr32" draw:text-style-name="P10" draw:layer="layout" svg:width="0.026cm" svg:height="0.38cm" svg:x="20.727cm" svg:y="8.045cm" svg:viewBox="0 0 27 381" draw:points="0,381 27,381 27,0 0,0">
          <text:p/>
        </draw:polygon>
        <draw:polygon draw:style-name="gr30" draw:text-style-name="P8" draw:layer="layout" svg:width="0.026cm" svg:height="0.38cm" svg:x="20.754cm" svg:y="8.045cm" svg:viewBox="0 0 27 381" draw:points="0,381 27,381 27,0 0,0">
          <text:p/>
        </draw:polygon>
        <draw:polygon draw:style-name="gr31" draw:text-style-name="P9" draw:layer="layout" svg:width="0.026cm" svg:height="0.38cm" svg:x="20.78cm" svg:y="8.045cm" svg:viewBox="0 0 27 381" draw:points="0,381 27,381 27,0 0,0">
          <text:p/>
        </draw:polygon>
        <draw:polygon draw:style-name="gr31" draw:text-style-name="P9" draw:layer="layout" svg:width="0.027cm" svg:height="0.38cm" svg:x="20.806cm" svg:y="8.045cm" svg:viewBox="0 0 28 381" draw:points="0,381 28,381 28,0 0,0">
          <text:p/>
        </draw:polygon>
        <draw:polygon draw:style-name="gr30" draw:text-style-name="P8" draw:layer="layout" svg:width="0.026cm" svg:height="0.38cm" svg:x="20.833cm" svg:y="8.045cm" svg:viewBox="0 0 27 381" draw:points="0,381 27,381 27,0 0,0">
          <text:p/>
        </draw:polygon>
        <draw:polygon draw:style-name="gr30" draw:text-style-name="P8" draw:layer="layout" svg:width="0.026cm" svg:height="0.38cm" svg:x="20.859cm" svg:y="8.045cm" svg:viewBox="0 0 27 381" draw:points="0,381 27,381 27,0 0,0">
          <text:p/>
        </draw:polygon>
        <draw:polygon draw:style-name="gr30" draw:text-style-name="P8" draw:layer="layout" svg:width="0.026cm" svg:height="0.38cm" svg:x="20.885cm" svg:y="8.045cm" svg:viewBox="0 0 27 381" draw:points="0,381 27,381 27,0 0,0">
          <text:p/>
        </draw:polygon>
        <draw:polygon draw:style-name="gr30" draw:text-style-name="P8" draw:layer="layout" svg:width="0.026cm" svg:height="0.38cm" svg:x="20.911cm" svg:y="8.045cm" svg:viewBox="0 0 27 381" draw:points="0,381 27,381 27,0 0,0">
          <text:p/>
        </draw:polygon>
        <draw:polygon draw:style-name="gr31" draw:text-style-name="P9" draw:layer="layout" svg:width="0.026cm" svg:height="0.38cm" svg:x="20.938cm" svg:y="8.045cm" svg:viewBox="0 0 27 381" draw:points="0,381 27,381 27,0 0,0">
          <text:p/>
        </draw:polygon>
        <draw:polygon draw:style-name="gr30" draw:text-style-name="P8" draw:layer="layout" svg:width="0.026cm" svg:height="0.38cm" svg:x="20.964cm" svg:y="8.045cm" svg:viewBox="0 0 27 381" draw:points="0,381 27,381 27,0 0,0">
          <text:p/>
        </draw:polygon>
        <draw:polygon draw:style-name="gr29" draw:text-style-name="P7" draw:layer="layout" svg:width="0.026cm" svg:height="0.38cm" svg:x="20.99cm" svg:y="8.045cm" svg:viewBox="0 0 27 381" draw:points="0,381 27,381 27,0 0,0">
          <text:p/>
        </draw:polygon>
        <draw:polygon draw:style-name="gr30" draw:text-style-name="P8" draw:layer="layout" svg:width="0.026cm" svg:height="0.38cm" svg:x="21.016cm" svg:y="8.045cm" svg:viewBox="0 0 27 381" draw:points="0,381 27,381 27,0 0,0">
          <text:p/>
        </draw:polygon>
        <draw:polygon draw:style-name="gr30" draw:text-style-name="P8" draw:layer="layout" svg:width="0.026cm" svg:height="0.38cm" svg:x="21.043cm" svg:y="8.045cm" svg:viewBox="0 0 27 381" draw:points="0,381 27,381 27,0 0,0">
          <text:p/>
        </draw:polygon>
        <draw:polygon draw:style-name="gr31" draw:text-style-name="P9" draw:layer="layout" svg:width="0.026cm" svg:height="0.38cm" svg:x="21.069cm" svg:y="8.045cm" svg:viewBox="0 0 27 381" draw:points="0,381 27,381 27,0 0,0">
          <text:p/>
        </draw:polygon>
        <draw:polygon draw:style-name="gr31" draw:text-style-name="P9" draw:layer="layout" svg:width="0.026cm" svg:height="0.38cm" svg:x="21.096cm" svg:y="8.045cm" svg:viewBox="0 0 27 381" draw:points="0,381 27,381 27,0 0,0">
          <text:p/>
        </draw:polygon>
        <draw:polygon draw:style-name="gr30" draw:text-style-name="P8" draw:layer="layout" svg:width="0.027cm" svg:height="0.38cm" svg:x="21.121cm" svg:y="8.045cm" svg:viewBox="0 0 28 381" draw:points="0,381 28,381 28,0 0,0">
          <text:p/>
        </draw:polygon>
        <draw:polygon draw:style-name="gr31" draw:text-style-name="P9" draw:layer="layout" svg:width="0.026cm" svg:height="0.38cm" svg:x="21.148cm" svg:y="8.045cm" svg:viewBox="0 0 27 381" draw:points="0,381 27,381 27,0 0,0">
          <text:p/>
        </draw:polygon>
        <draw:polygon draw:style-name="gr31" draw:text-style-name="P9" draw:layer="layout" svg:width="0.026cm" svg:height="0.38cm" svg:x="21.174cm" svg:y="8.045cm" svg:viewBox="0 0 27 381" draw:points="0,381 27,381 27,0 0,0">
          <text:p/>
        </draw:polygon>
        <draw:polygon draw:style-name="gr29" draw:text-style-name="P7" draw:layer="layout" svg:width="0.027cm" svg:height="0.38cm" svg:x="21.2cm" svg:y="8.045cm" svg:viewBox="0 0 28 381" draw:points="0,381 28,381 28,0 0,0">
          <text:p/>
        </draw:polygon>
        <draw:polygon draw:style-name="gr31" draw:text-style-name="P9" draw:layer="layout" svg:width="0.026cm" svg:height="0.38cm" svg:x="21.227cm" svg:y="8.045cm" svg:viewBox="0 0 27 381" draw:points="0,381 27,381 27,0 0,0">
          <text:p/>
        </draw:polygon>
        <draw:polygon draw:style-name="gr29" draw:text-style-name="P7" draw:layer="layout" svg:width="0.026cm" svg:height="0.38cm" svg:x="21.253cm" svg:y="8.045cm" svg:viewBox="0 0 27 381" draw:points="0,381 27,381 27,0 0,0">
          <text:p/>
        </draw:polygon>
        <draw:polygon draw:style-name="gr30" draw:text-style-name="P8" draw:layer="layout" svg:width="0.026cm" svg:height="0.38cm" svg:x="21.279cm" svg:y="8.045cm" svg:viewBox="0 0 27 381" draw:points="0,381 27,381 27,0 0,0">
          <text:p/>
        </draw:polygon>
        <draw:polygon draw:style-name="gr31" draw:text-style-name="P9" draw:layer="layout" svg:width="0.026cm" svg:height="0.38cm" svg:x="21.305cm" svg:y="8.045cm" svg:viewBox="0 0 27 381" draw:points="0,381 27,381 27,0 0,0">
          <text:p/>
        </draw:polygon>
        <draw:polygon draw:style-name="gr30" draw:text-style-name="P8" draw:layer="layout" svg:width="0.026cm" svg:height="0.38cm" svg:x="21.332cm" svg:y="8.045cm" svg:viewBox="0 0 27 381" draw:points="0,381 27,381 27,0 0,0">
          <text:p/>
        </draw:polygon>
        <draw:polygon draw:style-name="gr30" draw:text-style-name="P8" draw:layer="layout" svg:width="0.026cm" svg:height="0.38cm" svg:x="21.358cm" svg:y="8.045cm" svg:viewBox="0 0 27 381" draw:points="0,381 27,381 27,0 0,0">
          <text:p/>
        </draw:polygon>
        <draw:polygon draw:style-name="gr31" draw:text-style-name="P9" draw:layer="layout" svg:width="0.026cm" svg:height="0.38cm" svg:x="21.384cm" svg:y="8.045cm" svg:viewBox="0 0 27 381" draw:points="0,381 27,381 27,0 0,0">
          <text:p/>
        </draw:polygon>
        <draw:polygon draw:style-name="gr32" draw:text-style-name="P10" draw:layer="layout" svg:width="0.026cm" svg:height="0.38cm" svg:x="21.41cm" svg:y="8.045cm" svg:viewBox="0 0 27 381" draw:points="0,381 27,381 27,0 0,0">
          <text:p/>
        </draw:polygon>
        <draw:polygon draw:style-name="gr31" draw:text-style-name="P9" draw:layer="layout" svg:width="0.026cm" svg:height="0.38cm" svg:x="21.437cm" svg:y="8.045cm" svg:viewBox="0 0 27 381" draw:points="0,381 27,381 27,0 0,0">
          <text:p/>
        </draw:polygon>
        <draw:polygon draw:style-name="gr30" draw:text-style-name="P8" draw:layer="layout" svg:width="0.026cm" svg:height="0.38cm" svg:x="21.463cm" svg:y="8.045cm" svg:viewBox="0 0 27 381" draw:points="0,381 27,381 27,0 0,0">
          <text:p/>
        </draw:polygon>
        <draw:polygon draw:style-name="gr32" draw:text-style-name="P10" draw:layer="layout" svg:width="0.026cm" svg:height="0.38cm" svg:x="21.489cm" svg:y="8.045cm" svg:viewBox="0 0 27 381" draw:points="0,381 27,381 27,0 0,0">
          <text:p/>
        </draw:polygon>
        <draw:polygon draw:style-name="gr31" draw:text-style-name="P9" draw:layer="layout" svg:width="0.027cm" svg:height="0.38cm" svg:x="21.516cm" svg:y="8.045cm" svg:viewBox="0 0 28 381" draw:points="0,381 28,381 28,0 0,0">
          <text:p/>
        </draw:polygon>
        <draw:polygon draw:style-name="gr30" draw:text-style-name="P8" draw:layer="layout" svg:width="0.026cm" svg:height="0.38cm" svg:x="21.543cm" svg:y="8.045cm" svg:viewBox="0 0 27 381" draw:points="0,381 27,381 27,0 0,0">
          <text:p/>
        </draw:polygon>
        <draw:polygon draw:style-name="gr31" draw:text-style-name="P9" draw:layer="layout" svg:width="0.026cm" svg:height="0.38cm" svg:x="21.568cm" svg:y="8.045cm" svg:viewBox="0 0 27 381" draw:points="0,381 27,381 27,0 0,0">
          <text:p/>
        </draw:polygon>
        <draw:polygon draw:style-name="gr31" draw:text-style-name="P9" draw:layer="layout" svg:width="0.026cm" svg:height="0.38cm" svg:x="21.595cm" svg:y="8.045cm" svg:viewBox="0 0 27 381" draw:points="0,381 27,381 27,0 0,0">
          <text:p/>
        </draw:polygon>
        <draw:polygon draw:style-name="gr31" draw:text-style-name="P9" draw:layer="layout" svg:width="0.026cm" svg:height="0.38cm" svg:x="21.621cm" svg:y="8.045cm" svg:viewBox="0 0 27 381" draw:points="0,381 27,381 27,0 0,0">
          <text:p/>
        </draw:polygon>
        <draw:polygon draw:style-name="gr30" draw:text-style-name="P8" draw:layer="layout" svg:width="0.026cm" svg:height="0.38cm" svg:x="21.647cm" svg:y="8.045cm" svg:viewBox="0 0 27 381" draw:points="0,381 27,381 27,0 0,0">
          <text:p/>
        </draw:polygon>
        <draw:polygon draw:style-name="gr32" draw:text-style-name="P10" draw:layer="layout" svg:width="0.026cm" svg:height="0.38cm" svg:x="21.673cm" svg:y="8.045cm" svg:viewBox="0 0 27 381" draw:points="0,381 27,381 27,0 0,0">
          <text:p/>
        </draw:polygon>
        <draw:polygon draw:style-name="gr30" draw:text-style-name="P8" draw:layer="layout" svg:width="0.026cm" svg:height="0.38cm" svg:x="21.7cm" svg:y="8.045cm" svg:viewBox="0 0 27 381" draw:points="0,381 27,381 27,0 0,0">
          <text:p/>
        </draw:polygon>
        <draw:polygon draw:style-name="gr30" draw:text-style-name="P8" draw:layer="layout" svg:width="0.026cm" svg:height="0.38cm" svg:x="21.726cm" svg:y="8.045cm" svg:viewBox="0 0 27 381" draw:points="0,381 27,381 27,0 0,0">
          <text:p/>
        </draw:polygon>
        <draw:polygon draw:style-name="gr30" draw:text-style-name="P8" draw:layer="layout" svg:width="0.026cm" svg:height="0.38cm" svg:x="21.752cm" svg:y="8.045cm" svg:viewBox="0 0 27 381" draw:points="0,381 27,381 27,0 0,0">
          <text:p/>
        </draw:polygon>
        <draw:polygon draw:style-name="gr31" draw:text-style-name="P9" draw:layer="layout" svg:width="0.027cm" svg:height="0.38cm" svg:x="21.804cm" svg:y="8.045cm" svg:viewBox="0 0 28 381" draw:points="0,381 28,381 28,0 0,0">
          <text:p/>
        </draw:polygon>
        <draw:polygon draw:style-name="gr29" draw:text-style-name="P7" draw:layer="layout" svg:width="0.026cm" svg:height="0.38cm" svg:x="21.831cm" svg:y="8.045cm" svg:viewBox="0 0 27 381" draw:points="0,381 27,381 27,0 0,0">
          <text:p/>
        </draw:polygon>
        <draw:polygon draw:style-name="gr30" draw:text-style-name="P8" draw:layer="layout" svg:width="0.026cm" svg:height="0.38cm" svg:x="21.857cm" svg:y="8.045cm" svg:viewBox="0 0 27 381" draw:points="0,381 27,381 27,0 0,0">
          <text:p/>
        </draw:polygon>
        <draw:polygon draw:style-name="gr31" draw:text-style-name="P9" draw:layer="layout" svg:width="0.027cm" svg:height="0.38cm" svg:x="21.883cm" svg:y="8.045cm" svg:viewBox="0 0 28 381" draw:points="0,381 28,381 28,0 0,0">
          <text:p/>
        </draw:polygon>
        <draw:polygon draw:style-name="gr30" draw:text-style-name="P8" draw:layer="layout" svg:width="0.026cm" svg:height="0.38cm" svg:x="21.91cm" svg:y="8.045cm" svg:viewBox="0 0 27 381" draw:points="0,381 27,381 27,0 0,0">
          <text:p/>
        </draw:polygon>
        <draw:polygon draw:style-name="gr31" draw:text-style-name="P9" draw:layer="layout" svg:width="0.026cm" svg:height="0.38cm" svg:x="21.936cm" svg:y="8.045cm" svg:viewBox="0 0 27 381" draw:points="0,381 27,381 27,0 0,0">
          <text:p/>
        </draw:polygon>
        <draw:polygon draw:style-name="gr30" draw:text-style-name="P8" draw:layer="layout" svg:width="0.026cm" svg:height="0.38cm" svg:x="21.963cm" svg:y="8.045cm" svg:viewBox="0 0 27 381" draw:points="0,381 27,381 27,0 0,0">
          <text:p/>
        </draw:polygon>
        <draw:polygon draw:style-name="gr30" draw:text-style-name="P8" draw:layer="layout" svg:width="0.026cm" svg:height="0.38cm" svg:x="21.989cm" svg:y="8.045cm" svg:viewBox="0 0 27 381" draw:points="0,381 27,381 27,0 0,0">
          <text:p/>
        </draw:polygon>
        <draw:polygon draw:style-name="gr32" draw:text-style-name="P10" draw:layer="layout" svg:width="0.026cm" svg:height="0.38cm" svg:x="22.015cm" svg:y="8.045cm" svg:viewBox="0 0 27 381" draw:points="0,381 27,381 27,0 0,0">
          <text:p/>
        </draw:polygon>
        <draw:polygon draw:style-name="gr32" draw:text-style-name="P10" draw:layer="layout" svg:width="0.026cm" svg:height="0.38cm" svg:x="22.041cm" svg:y="8.045cm" svg:viewBox="0 0 27 381" draw:points="0,381 27,381 27,0 0,0">
          <text:p/>
        </draw:polygon>
        <draw:polygon draw:style-name="gr30" draw:text-style-name="P8" draw:layer="layout" svg:width="0.026cm" svg:height="0.38cm" svg:x="22.067cm" svg:y="8.045cm" svg:viewBox="0 0 27 381" draw:points="0,381 27,381 27,0 0,0">
          <text:p/>
        </draw:polygon>
        <draw:polygon draw:style-name="gr30" draw:text-style-name="P8" draw:layer="layout" svg:width="0.026cm" svg:height="0.38cm" svg:x="22.094cm" svg:y="8.045cm" svg:viewBox="0 0 27 381" draw:points="0,381 27,381 27,0 0,0">
          <text:p/>
        </draw:polygon>
        <draw:polygon draw:style-name="gr29" draw:text-style-name="P7" draw:layer="layout" svg:width="0.026cm" svg:height="0.38cm" svg:x="22.12cm" svg:y="8.045cm" svg:viewBox="0 0 27 381" draw:points="0,381 27,381 27,0 0,0">
          <text:p/>
        </draw:polygon>
        <draw:polygon draw:style-name="gr30" draw:text-style-name="P8" draw:layer="layout" svg:width="0.026cm" svg:height="0.38cm" svg:x="22.146cm" svg:y="8.045cm" svg:viewBox="0 0 27 381" draw:points="0,381 27,381 27,0 0,0">
          <text:p/>
        </draw:polygon>
        <draw:polygon draw:style-name="gr29" draw:text-style-name="P7" draw:layer="layout" svg:width="0.026cm" svg:height="0.38cm" svg:x="22.172cm" svg:y="8.045cm" svg:viewBox="0 0 27 381" draw:points="0,381 27,381 27,0 0,0">
          <text:p/>
        </draw:polygon>
        <draw:polygon draw:style-name="gr30" draw:text-style-name="P8" draw:layer="layout" svg:width="0.026cm" svg:height="0.38cm" svg:x="22.199cm" svg:y="8.045cm" svg:viewBox="0 0 27 381" draw:points="0,381 27,381 27,0 0,0">
          <text:p/>
        </draw:polygon>
        <draw:polygon draw:style-name="gr30" draw:text-style-name="P8" draw:layer="layout" svg:width="0.026cm" svg:height="0.38cm" svg:x="22.225cm" svg:y="8.045cm" svg:viewBox="0 0 27 381" draw:points="0,381 27,381 27,0 0,0">
          <text:p/>
        </draw:polygon>
        <draw:polygon draw:style-name="gr29" draw:text-style-name="P7" draw:layer="layout" svg:width="0.026cm" svg:height="0.38cm" svg:x="22.251cm" svg:y="8.045cm" svg:viewBox="0 0 27 381" draw:points="0,381 27,381 27,0 0,0">
          <text:p/>
        </draw:polygon>
        <draw:polygon draw:style-name="gr29" draw:text-style-name="P7" draw:layer="layout" svg:width="0.027cm" svg:height="0.38cm" svg:x="22.277cm" svg:y="8.045cm" svg:viewBox="0 0 28 381" draw:points="0,381 28,381 28,0 0,0">
          <text:p/>
        </draw:polygon>
        <draw:polygon draw:style-name="gr29" draw:text-style-name="P7" draw:layer="layout" svg:width="0.026cm" svg:height="0.38cm" svg:x="22.304cm" svg:y="8.045cm" svg:viewBox="0 0 27 381" draw:points="0,381 27,381 27,0 0,0">
          <text:p/>
        </draw:polygon>
        <draw:polygon draw:style-name="gr30" draw:text-style-name="P8" draw:layer="layout" svg:width="0.026cm" svg:height="0.38cm" svg:x="22.33cm" svg:y="8.045cm" svg:viewBox="0 0 27 381" draw:points="0,381 27,381 27,0 0,0">
          <text:p/>
        </draw:polygon>
        <draw:polygon draw:style-name="gr30" draw:text-style-name="P8" draw:layer="layout" svg:width="0.026cm" svg:height="0.38cm" svg:x="22.356cm" svg:y="8.045cm" svg:viewBox="0 0 27 381" draw:points="0,381 27,381 27,0 0,0">
          <text:p/>
        </draw:polygon>
        <draw:polygon draw:style-name="gr30" draw:text-style-name="P8" draw:layer="layout" svg:width="0.026cm" svg:height="0.38cm" svg:x="22.383cm" svg:y="8.045cm" svg:viewBox="0 0 27 381" draw:points="0,381 27,381 27,0 0,0">
          <text:p/>
        </draw:polygon>
        <draw:polygon draw:style-name="gr30" draw:text-style-name="P8" draw:layer="layout" svg:width="0.026cm" svg:height="0.38cm" svg:x="22.409cm" svg:y="8.045cm" svg:viewBox="0 0 27 381" draw:points="0,381 27,381 27,0 0,0">
          <text:p/>
        </draw:polygon>
        <draw:polygon draw:style-name="gr32" draw:text-style-name="P10" draw:layer="layout" svg:width="0.026cm" svg:height="0.38cm" svg:x="22.435cm" svg:y="8.045cm" svg:viewBox="0 0 27 381" draw:points="0,381 27,381 27,0 0,0">
          <text:p/>
        </draw:polygon>
        <draw:polygon draw:style-name="gr31" draw:text-style-name="P9" draw:layer="layout" svg:width="0.026cm" svg:height="0.38cm" svg:x="22.461cm" svg:y="8.045cm" svg:viewBox="0 0 27 381" draw:points="0,381 27,381 27,0 0,0">
          <text:p/>
        </draw:polygon>
        <draw:polygon draw:style-name="gr32" draw:text-style-name="P10" draw:layer="layout" svg:width="0.026cm" svg:height="0.38cm" svg:x="22.488cm" svg:y="8.045cm" svg:viewBox="0 0 27 381" draw:points="0,381 27,381 27,0 0,0">
          <text:p/>
        </draw:polygon>
        <draw:polygon draw:style-name="gr31" draw:text-style-name="P9" draw:layer="layout" svg:width="0.026cm" svg:height="0.38cm" svg:x="22.514cm" svg:y="8.045cm" svg:viewBox="0 0 27 381" draw:points="0,381 27,381 27,0 0,0">
          <text:p/>
        </draw:polygon>
        <draw:polygon draw:style-name="gr29" draw:text-style-name="P7" draw:layer="layout" svg:width="0.026cm" svg:height="0.38cm" svg:x="22.54cm" svg:y="8.045cm" svg:viewBox="0 0 27 381" draw:points="0,381 27,381 27,0 0,0">
          <text:p/>
        </draw:polygon>
        <draw:polygon draw:style-name="gr29" draw:text-style-name="P7" draw:layer="layout" svg:width="0.027cm" svg:height="0.38cm" svg:x="22.566cm" svg:y="8.045cm" svg:viewBox="0 0 28 381" draw:points="0,381 28,381 28,0 0,0">
          <text:p/>
        </draw:polygon>
        <draw:polygon draw:style-name="gr30" draw:text-style-name="P8" draw:layer="layout" svg:width="0.026cm" svg:height="0.38cm" svg:x="22.593cm" svg:y="8.045cm" svg:viewBox="0 0 27 381" draw:points="0,381 27,381 27,0 0,0">
          <text:p/>
        </draw:polygon>
        <draw:polygon draw:style-name="gr30" draw:text-style-name="P8" draw:layer="layout" svg:width="0.026cm" svg:height="0.38cm" svg:x="22.619cm" svg:y="8.045cm" svg:viewBox="0 0 27 381" draw:points="0,381 27,381 27,0 0,0">
          <text:p/>
        </draw:polygon>
        <draw:polygon draw:style-name="gr32" draw:text-style-name="P10" draw:layer="layout" svg:width="0.027cm" svg:height="0.38cm" svg:x="22.645cm" svg:y="8.045cm" svg:viewBox="0 0 28 381" draw:points="0,381 28,381 28,0 0,0">
          <text:p/>
        </draw:polygon>
        <draw:polygon draw:style-name="gr32" draw:text-style-name="P10" draw:layer="layout" svg:width="0.026cm" svg:height="0.38cm" svg:x="22.672cm" svg:y="8.045cm" svg:viewBox="0 0 27 381" draw:points="0,381 27,381 27,0 0,0">
          <text:p/>
        </draw:polygon>
        <draw:polygon draw:style-name="gr32" draw:text-style-name="P10" draw:layer="layout" svg:width="0.026cm" svg:height="0.38cm" svg:x="22.698cm" svg:y="8.045cm" svg:viewBox="0 0 27 381" draw:points="0,381 27,381 27,0 0,0">
          <text:p/>
        </draw:polygon>
        <draw:polygon draw:style-name="gr31" draw:text-style-name="P9" draw:layer="layout" svg:width="0.026cm" svg:height="0.38cm" svg:x="22.724cm" svg:y="8.045cm" svg:viewBox="0 0 27 381" draw:points="0,381 27,381 27,0 0,0">
          <text:p/>
        </draw:polygon>
        <draw:polygon draw:style-name="gr31" draw:text-style-name="P9" draw:layer="layout" svg:width="0.026cm" svg:height="0.38cm" svg:x="22.75cm" svg:y="8.045cm" svg:viewBox="0 0 27 381" draw:points="0,381 27,381 27,0 0,0">
          <text:p/>
        </draw:polygon>
        <draw:polygon draw:style-name="gr31" draw:text-style-name="P9" draw:layer="layout" svg:width="0.026cm" svg:height="0.38cm" svg:x="22.777cm" svg:y="8.045cm" svg:viewBox="0 0 27 381" draw:points="0,381 27,381 27,0 0,0">
          <text:p/>
        </draw:polygon>
        <draw:polygon draw:style-name="gr29" draw:text-style-name="P7" draw:layer="layout" svg:width="0.026cm" svg:height="0.38cm" svg:x="22.803cm" svg:y="8.045cm" svg:viewBox="0 0 27 381" draw:points="0,381 27,381 27,0 0,0">
          <text:p/>
        </draw:polygon>
        <draw:polygon draw:style-name="gr31" draw:text-style-name="P9" draw:layer="layout" svg:width="0.026cm" svg:height="0.38cm" svg:x="22.829cm" svg:y="8.045cm" svg:viewBox="0 0 27 381" draw:points="0,381 27,381 27,0 0,0">
          <text:p/>
        </draw:polygon>
        <draw:polygon draw:style-name="gr31" draw:text-style-name="P9" draw:layer="layout" svg:width="0.026cm" svg:height="0.38cm" svg:x="22.855cm" svg:y="8.045cm" svg:viewBox="0 0 27 381" draw:points="0,381 27,381 27,0 0,0">
          <text:p/>
        </draw:polygon>
        <draw:polygon draw:style-name="gr31" draw:text-style-name="P9" draw:layer="layout" svg:width="0.026cm" svg:height="0.38cm" svg:x="22.882cm" svg:y="8.045cm" svg:viewBox="0 0 27 381" draw:points="0,381 27,381 27,0 0,0">
          <text:p/>
        </draw:polygon>
        <draw:polygon draw:style-name="gr30" draw:text-style-name="P8" draw:layer="layout" svg:width="0.026cm" svg:height="0.38cm" svg:x="23.223cm" svg:y="8.045cm" svg:viewBox="0 0 27 381" draw:points="0,381 27,381 27,0 0,0">
          <text:p/>
        </draw:polygon>
        <draw:polygon draw:style-name="gr32" draw:text-style-name="P10" draw:layer="layout" svg:width="0.026cm" svg:height="0.38cm" svg:x="23.249cm" svg:y="8.045cm" svg:viewBox="0 0 27 381" draw:points="0,381 27,381 27,0 0,0">
          <text:p/>
        </draw:polygon>
        <draw:polygon draw:style-name="gr30" draw:text-style-name="P8" draw:layer="layout" svg:width="0.026cm" svg:height="0.38cm" svg:x="23.276cm" svg:y="8.045cm" svg:viewBox="0 0 27 381" draw:points="0,381 27,381 27,0 0,0">
          <text:p/>
        </draw:polygon>
        <draw:polygon draw:style-name="gr31" draw:text-style-name="P9" draw:layer="layout" svg:width="0.026cm" svg:height="0.38cm" svg:x="23.302cm" svg:y="8.045cm" svg:viewBox="0 0 27 381" draw:points="0,381 27,381 27,0 0,0">
          <text:p/>
        </draw:polygon>
        <draw:polygon draw:style-name="gr29" draw:text-style-name="P7" draw:layer="layout" svg:width="0.027cm" svg:height="0.38cm" svg:x="23.328cm" svg:y="8.045cm" svg:viewBox="0 0 28 381" draw:points="0,381 28,381 28,0 0,0">
          <text:p/>
        </draw:polygon>
        <draw:polygon draw:style-name="gr31" draw:text-style-name="P9" draw:layer="layout" svg:width="0.026cm" svg:height="0.38cm" svg:x="23.355cm" svg:y="8.045cm" svg:viewBox="0 0 27 381" draw:points="0,381 27,381 27,0 0,0">
          <text:p/>
        </draw:polygon>
        <draw:polygon draw:style-name="gr29" draw:text-style-name="P7" draw:layer="layout" svg:width="0.026cm" svg:height="0.38cm" svg:x="23.381cm" svg:y="8.045cm" svg:viewBox="0 0 27 381" draw:points="0,381 27,381 27,0 0,0">
          <text:p/>
        </draw:polygon>
        <draw:polygon draw:style-name="gr31" draw:text-style-name="P9" draw:layer="layout" svg:width="0.026cm" svg:height="0.38cm" svg:x="23.407cm" svg:y="8.045cm" svg:viewBox="0 0 27 381" draw:points="0,381 27,381 27,0 0,0">
          <text:p/>
        </draw:polygon>
        <draw:polygon draw:style-name="gr31" draw:text-style-name="P9" draw:layer="layout" svg:width="0.026cm" svg:height="0.38cm" svg:x="23.434cm" svg:y="8.045cm" svg:viewBox="0 0 27 381" draw:points="0,381 27,381 27,0 0,0">
          <text:p/>
        </draw:polygon>
        <draw:polygon draw:style-name="gr31" draw:text-style-name="P9" draw:layer="layout" svg:width="0.026cm" svg:height="0.38cm" svg:x="23.46cm" svg:y="8.045cm" svg:viewBox="0 0 27 381" draw:points="0,381 27,381 27,0 0,0">
          <text:p/>
        </draw:polygon>
        <draw:polygon draw:style-name="gr30" draw:text-style-name="P8" draw:layer="layout" svg:width="0.026cm" svg:height="0.38cm" svg:x="23.486cm" svg:y="8.045cm" svg:viewBox="0 0 27 381" draw:points="0,381 27,381 27,0 0,0">
          <text:p/>
        </draw:polygon>
        <draw:polygon draw:style-name="gr30" draw:text-style-name="P8" draw:layer="layout" svg:width="0.026cm" svg:height="0.38cm" svg:x="23.512cm" svg:y="8.045cm" svg:viewBox="0 0 27 381" draw:points="0,381 27,381 27,0 0,0">
          <text:p/>
        </draw:polygon>
        <draw:polygon draw:style-name="gr31" draw:text-style-name="P9" draw:layer="layout" svg:width="0.026cm" svg:height="0.38cm" svg:x="23.539cm" svg:y="8.045cm" svg:viewBox="0 0 27 381" draw:points="0,381 27,381 27,0 0,0">
          <text:p/>
        </draw:polygon>
        <draw:polygon draw:style-name="gr32" draw:text-style-name="P10" draw:layer="layout" svg:width="0.026cm" svg:height="0.38cm" svg:x="23.565cm" svg:y="8.045cm" svg:viewBox="0 0 27 381" draw:points="0,381 27,381 27,0 0,0">
          <text:p/>
        </draw:polygon>
        <draw:polygon draw:style-name="gr30" draw:text-style-name="P8" draw:layer="layout" svg:width="0.026cm" svg:height="0.38cm" svg:x="23.591cm" svg:y="8.045cm" svg:viewBox="0 0 27 381" draw:points="0,381 27,381 27,0 0,0">
          <text:p/>
        </draw:polygon>
        <draw:polygon draw:style-name="gr30" draw:text-style-name="P8" draw:layer="layout" svg:width="0.026cm" svg:height="0.38cm" svg:x="23.617cm" svg:y="8.045cm" svg:viewBox="0 0 27 381" draw:points="0,381 27,381 27,0 0,0">
          <text:p/>
        </draw:polygon>
        <draw:polygon draw:style-name="gr30" draw:text-style-name="P8" draw:layer="layout" svg:width="0.027cm" svg:height="0.38cm" svg:x="23.644cm" svg:y="8.045cm" svg:viewBox="0 0 28 381" draw:points="0,381 28,381 28,0 0,0">
          <text:p/>
        </draw:polygon>
        <draw:polygon draw:style-name="gr30" draw:text-style-name="P8" draw:layer="layout" svg:width="0.026cm" svg:height="0.38cm" svg:x="23.671cm" svg:y="8.045cm" svg:viewBox="0 0 27 381" draw:points="0,381 27,381 27,0 0,0">
          <text:p/>
        </draw:polygon>
        <draw:polygon draw:style-name="gr32" draw:text-style-name="P10" draw:layer="layout" svg:width="0.026cm" svg:height="0.38cm" svg:x="23.696cm" svg:y="8.045cm" svg:viewBox="0 0 27 381" draw:points="0,381 27,381 27,0 0,0">
          <text:p/>
        </draw:polygon>
        <draw:polygon draw:style-name="gr32" draw:text-style-name="P10" draw:layer="layout" svg:width="0.027cm" svg:height="0.38cm" svg:x="23.722cm" svg:y="8.045cm" svg:viewBox="0 0 28 381" draw:points="0,381 28,381 28,0 0,0">
          <text:p/>
        </draw:polygon>
        <draw:polygon draw:style-name="gr32" draw:text-style-name="P10" draw:layer="layout" svg:width="0.026cm" svg:height="0.38cm" svg:x="23.749cm" svg:y="8.045cm" svg:viewBox="0 0 27 381" draw:points="0,381 27,381 27,0 0,0">
          <text:p/>
        </draw:polygon>
        <draw:polygon draw:style-name="gr29" draw:text-style-name="P7" draw:layer="layout" svg:width="0.026cm" svg:height="0.38cm" svg:x="23.775cm" svg:y="8.045cm" svg:viewBox="0 0 27 381" draw:points="0,381 27,381 27,0 0,0">
          <text:p/>
        </draw:polygon>
        <draw:polygon draw:style-name="gr30" draw:text-style-name="P8" draw:layer="layout" svg:width="0.026cm" svg:height="0.38cm" svg:x="23.801cm" svg:y="8.045cm" svg:viewBox="0 0 27 381" draw:points="0,381 27,381 27,0 0,0">
          <text:p/>
        </draw:polygon>
        <draw:polygon draw:style-name="gr29" draw:text-style-name="P7" draw:layer="layout" svg:width="0.026cm" svg:height="0.38cm" svg:x="23.828cm" svg:y="8.045cm" svg:viewBox="0 0 27 381" draw:points="0,381 27,381 27,0 0,0">
          <text:p/>
        </draw:polygon>
        <draw:polygon draw:style-name="gr29" draw:text-style-name="P7" draw:layer="layout" svg:width="0.026cm" svg:height="0.38cm" svg:x="23.854cm" svg:y="8.045cm" svg:viewBox="0 0 27 381" draw:points="0,381 27,381 27,0 0,0">
          <text:p/>
        </draw:polygon>
        <draw:polygon draw:style-name="gr29" draw:text-style-name="P7" draw:layer="layout" svg:width="0.026cm" svg:height="0.38cm" svg:x="23.88cm" svg:y="8.045cm" svg:viewBox="0 0 27 381" draw:points="0,381 27,381 27,0 0,0">
          <text:p/>
        </draw:polygon>
        <draw:polygon draw:style-name="gr30" draw:text-style-name="P8" draw:layer="layout" svg:width="0.026cm" svg:height="0.38cm" svg:x="23.906cm" svg:y="8.045cm" svg:viewBox="0 0 27 381" draw:points="0,381 27,381 27,0 0,0">
          <text:p/>
        </draw:polygon>
        <draw:polygon draw:style-name="gr32" draw:text-style-name="P10" draw:layer="layout" svg:width="0.026cm" svg:height="0.38cm" svg:x="23.933cm" svg:y="8.045cm" svg:viewBox="0 0 27 381" draw:points="0,381 27,381 27,0 0,0">
          <text:p/>
        </draw:polygon>
        <draw:polygon draw:style-name="gr30" draw:text-style-name="P8" draw:layer="layout" svg:width="0.026cm" svg:height="0.38cm" svg:x="23.959cm" svg:y="8.045cm" svg:viewBox="0 0 27 381" draw:points="0,381 27,381 27,0 0,0">
          <text:p/>
        </draw:polygon>
        <draw:polygon draw:style-name="gr32" draw:text-style-name="P10" draw:layer="layout" svg:width="0.026cm" svg:height="0.38cm" svg:x="23.985cm" svg:y="8.045cm" svg:viewBox="0 0 27 381" draw:points="0,381 27,381 27,0 0,0">
          <text:p/>
        </draw:polygon>
        <draw:polygon draw:style-name="gr32" draw:text-style-name="P10" draw:layer="layout" svg:width="0.026cm" svg:height="0.38cm" svg:x="24.011cm" svg:y="8.045cm" svg:viewBox="0 0 27 381" draw:points="0,381 27,381 27,0 0,0">
          <text:p/>
        </draw:polygon>
        <draw:polygon draw:style-name="gr30" draw:text-style-name="P8" draw:layer="layout" svg:width="0.026cm" svg:height="0.38cm" svg:x="24.038cm" svg:y="8.045cm" svg:viewBox="0 0 27 381" draw:points="0,381 27,381 27,0 0,0">
          <text:p/>
        </draw:polygon>
        <draw:polygon draw:style-name="gr31" draw:text-style-name="P9" draw:layer="layout" svg:width="0.026cm" svg:height="0.38cm" svg:x="24.064cm" svg:y="8.045cm" svg:viewBox="0 0 27 381" draw:points="0,381 27,381 27,0 0,0">
          <text:p/>
        </draw:polygon>
        <draw:polygon draw:style-name="gr32" draw:text-style-name="P10" draw:layer="layout" svg:width="0.026cm" svg:height="0.38cm" svg:x="24.091cm" svg:y="8.045cm" svg:viewBox="0 0 27 381" draw:points="0,381 27,381 27,0 0,0">
          <text:p/>
        </draw:polygon>
        <draw:polygon draw:style-name="gr31" draw:text-style-name="P9" draw:layer="layout" svg:width="0.026cm" svg:height="0.38cm" svg:x="24.117cm" svg:y="8.045cm" svg:viewBox="0 0 27 381" draw:points="0,381 27,381 27,0 0,0">
          <text:p/>
        </draw:polygon>
        <draw:polygon draw:style-name="gr32" draw:text-style-name="P10" draw:layer="layout" svg:width="0.026cm" svg:height="0.38cm" svg:x="24.143cm" svg:y="8.045cm" svg:viewBox="0 0 27 381" draw:points="0,381 27,381 27,0 0,0">
          <text:p/>
        </draw:polygon>
        <draw:polygon draw:style-name="gr30" draw:text-style-name="P8" draw:layer="layout" svg:width="0.026cm" svg:height="0.38cm" svg:x="24.195cm" svg:y="8.045cm" svg:viewBox="0 0 27 381" draw:points="0,381 27,381 27,0 0,0">
          <text:p/>
        </draw:polygon>
        <draw:polygon draw:style-name="gr32" draw:text-style-name="P10" draw:layer="layout" svg:width="0.026cm" svg:height="0.38cm" svg:x="24.222cm" svg:y="8.045cm" svg:viewBox="0 0 27 381" draw:points="0,381 27,381 27,0 0,0">
          <text:p/>
        </draw:polygon>
        <draw:polygon draw:style-name="gr32" draw:text-style-name="P10" draw:layer="layout" svg:width="0.026cm" svg:height="0.38cm" svg:x="24.248cm" svg:y="8.045cm" svg:viewBox="0 0 27 381" draw:points="0,381 27,381 27,0 0,0">
          <text:p/>
        </draw:polygon>
        <draw:polygon draw:style-name="gr32" draw:text-style-name="P10" draw:layer="layout" svg:width="0.026cm" svg:height="0.38cm" svg:x="24.274cm" svg:y="8.045cm" svg:viewBox="0 0 27 381" draw:points="0,381 27,381 27,0 0,0">
          <text:p/>
        </draw:polygon>
        <draw:polygon draw:style-name="gr29" draw:text-style-name="P7" draw:layer="layout" svg:width="0.026cm" svg:height="0.38cm" svg:x="24.3cm" svg:y="8.045cm" svg:viewBox="0 0 27 381" draw:points="0,381 27,381 27,0 0,0">
          <text:p/>
        </draw:polygon>
        <draw:polygon draw:style-name="gr31" draw:text-style-name="P9" draw:layer="layout" svg:width="0.026cm" svg:height="0.38cm" svg:x="24.327cm" svg:y="8.045cm" svg:viewBox="0 0 27 381" draw:points="0,381 27,381 27,0 0,0">
          <text:p/>
        </draw:polygon>
        <draw:polygon draw:style-name="gr29" draw:text-style-name="P7" draw:layer="layout" svg:width="0.026cm" svg:height="0.38cm" svg:x="24.353cm" svg:y="8.045cm" svg:viewBox="0 0 27 381" draw:points="0,381 27,381 27,0 0,0">
          <text:p/>
        </draw:polygon>
        <draw:polygon draw:style-name="gr29" draw:text-style-name="P7" draw:layer="layout" svg:width="0.026cm" svg:height="0.38cm" svg:x="24.379cm" svg:y="8.045cm" svg:viewBox="0 0 27 381" draw:points="0,381 27,381 27,0 0,0">
          <text:p/>
        </draw:polygon>
        <draw:polygon draw:style-name="gr32" draw:text-style-name="P10" draw:layer="layout" svg:width="0.027cm" svg:height="0.38cm" svg:x="24.405cm" svg:y="8.045cm" svg:viewBox="0 0 28 381" draw:points="0,381 28,381 28,0 0,0">
          <text:p/>
        </draw:polygon>
        <draw:polygon draw:style-name="gr31" draw:text-style-name="P9" draw:layer="layout" svg:width="0.026cm" svg:height="0.38cm" svg:x="24.432cm" svg:y="8.045cm" svg:viewBox="0 0 27 381" draw:points="0,381 27,381 27,0 0,0">
          <text:p/>
        </draw:polygon>
        <draw:polygon draw:style-name="gr29" draw:text-style-name="P7" draw:layer="layout" svg:width="0.026cm" svg:height="0.38cm" svg:x="24.458cm" svg:y="8.045cm" svg:viewBox="0 0 27 381" draw:points="0,381 27,381 27,0 0,0">
          <text:p/>
        </draw:polygon>
        <draw:polygon draw:style-name="gr29" draw:text-style-name="P7" draw:layer="layout" svg:width="0.027cm" svg:height="0.38cm" svg:x="24.484cm" svg:y="8.045cm" svg:viewBox="0 0 28 381" draw:points="0,381 28,381 28,0 0,0">
          <text:p/>
        </draw:polygon>
        <draw:polygon draw:style-name="gr30" draw:text-style-name="P8" draw:layer="layout" svg:width="0.026cm" svg:height="0.38cm" svg:x="24.511cm" svg:y="8.045cm" svg:viewBox="0 0 27 381" draw:points="0,381 27,381 27,0 0,0">
          <text:p/>
        </draw:polygon>
        <draw:polygon draw:style-name="gr31" draw:text-style-name="P9" draw:layer="layout" svg:width="0.026cm" svg:height="0.38cm" svg:x="24.537cm" svg:y="8.045cm" svg:viewBox="0 0 27 381" draw:points="0,381 27,381 27,0 0,0">
          <text:p/>
        </draw:polygon>
        <draw:polygon draw:style-name="gr30" draw:text-style-name="P8" draw:layer="layout" svg:width="0.026cm" svg:height="0.38cm" svg:x="24.563cm" svg:y="8.045cm" svg:viewBox="0 0 27 381" draw:points="0,381 27,381 27,0 0,0">
          <text:p/>
        </draw:polygon>
        <draw:polygon draw:style-name="gr31" draw:text-style-name="P9" draw:layer="layout" svg:width="0.026cm" svg:height="0.38cm" svg:x="24.589cm" svg:y="8.045cm" svg:viewBox="0 0 27 381" draw:points="0,381 27,381 27,0 0,0">
          <text:p/>
        </draw:polygon>
        <draw:polygon draw:style-name="gr31" draw:text-style-name="P9" draw:layer="layout" svg:width="0.026cm" svg:height="0.38cm" svg:x="24.616cm" svg:y="8.045cm" svg:viewBox="0 0 27 381" draw:points="0,381 27,381 27,0 0,0">
          <text:p/>
        </draw:polygon>
        <draw:polygon draw:style-name="gr29" draw:text-style-name="P7" draw:layer="layout" svg:width="0.026cm" svg:height="0.38cm" svg:x="24.642cm" svg:y="8.045cm" svg:viewBox="0 0 27 381" draw:points="0,381 27,381 27,0 0,0">
          <text:p/>
        </draw:polygon>
        <draw:polygon draw:style-name="gr30" draw:text-style-name="P8" draw:layer="layout" svg:width="0.026cm" svg:height="0.38cm" svg:x="24.668cm" svg:y="8.045cm" svg:viewBox="0 0 27 381" draw:points="0,381 27,381 27,0 0,0">
          <text:p/>
        </draw:polygon>
        <draw:polygon draw:style-name="gr32" draw:text-style-name="P10" draw:layer="layout" svg:width="0.026cm" svg:height="0.38cm" svg:x="24.694cm" svg:y="8.045cm" svg:viewBox="0 0 27 381" draw:points="0,381 27,381 27,0 0,0">
          <text:p/>
        </draw:polygon>
        <draw:polygon draw:style-name="gr30" draw:text-style-name="P8" draw:layer="layout" svg:width="0.026cm" svg:height="0.38cm" svg:x="24.721cm" svg:y="8.045cm" svg:viewBox="0 0 27 381" draw:points="0,381 27,381 27,0 0,0">
          <text:p/>
        </draw:polygon>
        <draw:polygon draw:style-name="gr32" draw:text-style-name="P10" draw:layer="layout" svg:width="0.026cm" svg:height="0.38cm" svg:x="24.747cm" svg:y="8.045cm" svg:viewBox="0 0 27 381" draw:points="0,381 27,381 27,0 0,0">
          <text:p/>
        </draw:polygon>
        <draw:polygon draw:style-name="gr31" draw:text-style-name="P9" draw:layer="layout" svg:width="0.026cm" svg:height="0.38cm" svg:x="24.773cm" svg:y="8.045cm" svg:viewBox="0 0 27 381" draw:points="0,381 27,381 27,0 0,0">
          <text:p/>
        </draw:polygon>
        <draw:polygon draw:style-name="gr32" draw:text-style-name="P10" draw:layer="layout" svg:width="0.027cm" svg:height="0.38cm" svg:x="24.799cm" svg:y="8.045cm" svg:viewBox="0 0 28 381" draw:points="0,381 28,381 28,0 0,0">
          <text:p/>
        </draw:polygon>
        <draw:polygon draw:style-name="gr31" draw:text-style-name="P9" draw:layer="layout" svg:width="0.026cm" svg:height="0.38cm" svg:x="24.826cm" svg:y="8.045cm" svg:viewBox="0 0 27 381" draw:points="0,381 27,381 27,0 0,0">
          <text:p/>
        </draw:polygon>
        <draw:polygon draw:style-name="gr30" draw:text-style-name="P8" draw:layer="layout" svg:width="0.026cm" svg:height="0.38cm" svg:x="24.852cm" svg:y="8.045cm" svg:viewBox="0 0 27 381" draw:points="0,381 27,381 27,0 0,0">
          <text:p/>
        </draw:polygon>
        <draw:polygon draw:style-name="gr30" draw:text-style-name="P8" draw:layer="layout" svg:width="0.026cm" svg:height="0.38cm" svg:x="24.879cm" svg:y="8.045cm" svg:viewBox="0 0 27 381" draw:points="0,381 27,381 27,0 0,0">
          <text:p/>
        </draw:polygon>
        <draw:polygon draw:style-name="gr31" draw:text-style-name="P9" draw:layer="layout" svg:width="0.026cm" svg:height="0.38cm" svg:x="24.905cm" svg:y="8.045cm" svg:viewBox="0 0 27 381" draw:points="0,381 27,381 27,0 0,0">
          <text:p/>
        </draw:polygon>
        <draw:polygon draw:style-name="gr30" draw:text-style-name="P8" draw:layer="layout" svg:width="0.026cm" svg:height="0.38cm" svg:x="24.931cm" svg:y="8.045cm" svg:viewBox="0 0 27 381" draw:points="0,381 27,381 27,0 0,0">
          <text:p/>
        </draw:polygon>
        <draw:polygon draw:style-name="gr30" draw:text-style-name="P8" draw:layer="layout" svg:width="0.026cm" svg:height="0.38cm" svg:x="24.957cm" svg:y="8.045cm" svg:viewBox="0 0 27 381" draw:points="0,381 27,381 27,0 0,0">
          <text:p/>
        </draw:polygon>
        <draw:polygon draw:style-name="gr32" draw:text-style-name="P10" draw:layer="layout" svg:width="0.026cm" svg:height="0.38cm" svg:x="24.983cm" svg:y="8.045cm" svg:viewBox="0 0 27 381" draw:points="0,381 27,381 27,0 0,0">
          <text:p/>
        </draw:polygon>
        <draw:polygon draw:style-name="gr29" draw:text-style-name="P7" draw:layer="layout" svg:width="0.026cm" svg:height="0.38cm" svg:x="25.01cm" svg:y="8.045cm" svg:viewBox="0 0 27 381" draw:points="0,381 27,381 27,0 0,0">
          <text:p/>
        </draw:polygon>
        <draw:polygon draw:style-name="gr29" draw:text-style-name="P7" draw:layer="layout" svg:width="0.026cm" svg:height="0.38cm" svg:x="25.036cm" svg:y="8.045cm" svg:viewBox="0 0 27 381" draw:points="0,381 27,381 27,0 0,0">
          <text:p/>
        </draw:polygon>
        <draw:polygon draw:style-name="gr29" draw:text-style-name="P7" draw:layer="layout" svg:width="0.026cm" svg:height="0.38cm" svg:x="25.062cm" svg:y="8.045cm" svg:viewBox="0 0 27 381" draw:points="0,381 27,381 27,0 0,0">
          <text:p/>
        </draw:polygon>
        <draw:polygon draw:style-name="gr30" draw:text-style-name="P8" draw:layer="layout" svg:width="0.027cm" svg:height="0.38cm" svg:x="25.088cm" svg:y="8.045cm" svg:viewBox="0 0 28 381" draw:points="0,381 28,381 28,0 0,0">
          <text:p/>
        </draw:polygon>
        <draw:polygon draw:style-name="gr29" draw:text-style-name="P7" draw:layer="layout" svg:width="0.026cm" svg:height="0.38cm" svg:x="25.115cm" svg:y="8.045cm" svg:viewBox="0 0 27 381" draw:points="0,381 27,381 27,0 0,0">
          <text:p/>
        </draw:polygon>
        <draw:polygon draw:style-name="gr32" draw:text-style-name="P10" draw:layer="layout" svg:width="0.026cm" svg:height="0.38cm" svg:x="25.141cm" svg:y="8.045cm" svg:viewBox="0 0 27 381" draw:points="0,381 27,381 27,0 0,0">
          <text:p/>
        </draw:polygon>
        <draw:polygon draw:style-name="gr31" draw:text-style-name="P9" draw:layer="layout" svg:width="0.027cm" svg:height="0.38cm" svg:x="25.167cm" svg:y="8.045cm" svg:viewBox="0 0 28 381" draw:points="0,381 28,381 28,0 0,0">
          <text:p/>
        </draw:polygon>
        <draw:polygon draw:style-name="gr32" draw:text-style-name="P10" draw:layer="layout" svg:width="0.026cm" svg:height="0.38cm" svg:x="25.194cm" svg:y="8.045cm" svg:viewBox="0 0 27 381" draw:points="0,381 27,381 27,0 0,0">
          <text:p/>
        </draw:polygon>
        <draw:polygon draw:style-name="gr29" draw:text-style-name="P7" draw:layer="layout" svg:width="0.026cm" svg:height="0.38cm" svg:x="25.22cm" svg:y="8.045cm" svg:viewBox="0 0 27 381" draw:points="0,381 27,381 27,0 0,0">
          <text:p/>
        </draw:polygon>
        <draw:polygon draw:style-name="gr29" draw:text-style-name="P7" draw:layer="layout" svg:width="0.026cm" svg:height="0.38cm" svg:x="25.246cm" svg:y="8.045cm" svg:viewBox="0 0 27 381" draw:points="0,381 27,381 27,0 0,0">
          <text:p/>
        </draw:polygon>
        <draw:polygon draw:style-name="gr30" draw:text-style-name="P8" draw:layer="layout" svg:width="0.026cm" svg:height="0.38cm" svg:x="25.273cm" svg:y="8.045cm" svg:viewBox="0 0 27 381" draw:points="0,381 27,381 27,0 0,0">
          <text:p/>
        </draw:polygon>
        <draw:polygon draw:style-name="gr29" draw:text-style-name="P7" draw:layer="layout" svg:width="0.026cm" svg:height="0.38cm" svg:x="25.299cm" svg:y="8.045cm" svg:viewBox="0 0 27 381" draw:points="0,381 27,381 27,0 0,0">
          <text:p/>
        </draw:polygon>
        <draw:polygon draw:style-name="gr29" draw:text-style-name="P7" draw:layer="layout" svg:width="0.026cm" svg:height="0.38cm" svg:x="25.325cm" svg:y="8.045cm" svg:viewBox="0 0 27 381" draw:points="0,381 27,381 27,0 0,0">
          <text:p/>
        </draw:polygon>
        <draw:polygon draw:style-name="gr30" draw:text-style-name="P8" draw:layer="layout" svg:width="0.026cm" svg:height="0.38cm" svg:x="25.351cm" svg:y="8.045cm" svg:viewBox="0 0 27 381" draw:points="0,381 27,381 27,0 0,0">
          <text:p/>
        </draw:polygon>
        <draw:polygon draw:style-name="gr32" draw:text-style-name="P10" draw:layer="layout" svg:width="0.026cm" svg:height="0.38cm" svg:x="25.379cm" svg:y="8.045cm" svg:viewBox="0 0 27 381" draw:points="0,381 27,381 27,0 0,0">
          <text:p/>
        </draw:polygon>
        <draw:polygon draw:style-name="gr32" draw:text-style-name="P10" draw:layer="layout" svg:width="0.026cm" svg:height="0.38cm" svg:x="25.404cm" svg:y="8.045cm" svg:viewBox="0 0 27 381" draw:points="0,381 27,381 27,0 0,0">
          <text:p/>
        </draw:polygon>
        <draw:polygon draw:style-name="gr32" draw:text-style-name="P10" draw:layer="layout" svg:width="0.026cm" svg:height="0.38cm" svg:x="25.43cm" svg:y="8.045cm" svg:viewBox="0 0 27 381" draw:points="0,381 27,381 27,0 0,0">
          <text:p/>
        </draw:polygon>
        <draw:polygon draw:style-name="gr30" draw:text-style-name="P8" draw:layer="layout" svg:width="0.026cm" svg:height="0.38cm" svg:x="25.456cm" svg:y="8.045cm" svg:viewBox="0 0 27 381" draw:points="0,381 27,381 27,0 0,0">
          <text:p/>
        </draw:polygon>
        <draw:polygon draw:style-name="gr29" draw:text-style-name="P7" draw:layer="layout" svg:width="0.027cm" svg:height="0.38cm" svg:x="25.482cm" svg:y="8.045cm" svg:viewBox="0 0 28 381" draw:points="0,381 28,381 28,0 0,0">
          <text:p/>
        </draw:polygon>
        <draw:polygon draw:style-name="gr29" draw:text-style-name="P7" draw:layer="layout" svg:width="0.026cm" svg:height="0.38cm" svg:x="25.509cm" svg:y="8.045cm" svg:viewBox="0 0 27 381" draw:points="0,381 27,381 27,0 0,0">
          <text:p/>
        </draw:polygon>
        <draw:polygon draw:style-name="gr30" draw:text-style-name="P8" draw:layer="layout" svg:width="0.026cm" svg:height="0.38cm" svg:x="25.535cm" svg:y="8.045cm" svg:viewBox="0 0 27 381" draw:points="0,381 27,381 27,0 0,0">
          <text:p/>
        </draw:polygon>
        <draw:polygon draw:style-name="gr29" draw:text-style-name="P7" draw:layer="layout" svg:width="0.027cm" svg:height="0.38cm" svg:x="25.561cm" svg:y="8.045cm" svg:viewBox="0 0 28 381" draw:points="0,381 28,381 28,0 0,0">
          <text:p/>
        </draw:polygon>
        <draw:polygon draw:style-name="gr29" draw:text-style-name="P7" draw:layer="layout" svg:width="0.026cm" svg:height="0.38cm" svg:x="25.588cm" svg:y="8.045cm" svg:viewBox="0 0 27 381" draw:points="0,381 27,381 27,0 0,0">
          <text:p/>
        </draw:polygon>
        <draw:polygon draw:style-name="gr30" draw:text-style-name="P8" draw:layer="layout" svg:width="0.026cm" svg:height="0.38cm" svg:x="25.614cm" svg:y="8.045cm" svg:viewBox="0 0 27 381" draw:points="0,381 27,381 27,0 0,0">
          <text:p/>
        </draw:polygon>
        <draw:polygon draw:style-name="gr31" draw:text-style-name="P9" draw:layer="layout" svg:width="0.026cm" svg:height="0.38cm" svg:x="25.64cm" svg:y="8.045cm" svg:viewBox="0 0 27 381" draw:points="0,381 27,381 27,0 0,0">
          <text:p/>
        </draw:polygon>
        <draw:polygon draw:style-name="gr31" draw:text-style-name="P9" draw:layer="layout" svg:width="0.026cm" svg:height="0.38cm" svg:x="25.667cm" svg:y="8.045cm" svg:viewBox="0 0 27 381" draw:points="0,381 27,381 27,0 0,0">
          <text:p/>
        </draw:polygon>
        <draw:polygon draw:style-name="gr29" draw:text-style-name="P7" draw:layer="layout" svg:width="0.026cm" svg:height="0.38cm" svg:x="25.693cm" svg:y="8.045cm" svg:viewBox="0 0 27 381" draw:points="0,381 27,381 27,0 0,0">
          <text:p/>
        </draw:polygon>
        <draw:polygon draw:style-name="gr32" draw:text-style-name="P10" draw:layer="layout" svg:width="0.026cm" svg:height="0.38cm" svg:x="25.719cm" svg:y="8.045cm" svg:viewBox="0 0 27 381" draw:points="0,381 27,381 27,0 0,0">
          <text:p/>
        </draw:polygon>
        <draw:polygon draw:style-name="gr30" draw:text-style-name="P8" draw:layer="layout" svg:width="0.026cm" svg:height="0.38cm" svg:x="25.745cm" svg:y="8.045cm" svg:viewBox="0 0 27 381" draw:points="0,381 27,381 27,0 0,0">
          <text:p/>
        </draw:polygon>
        <draw:polygon draw:style-name="gr32" draw:text-style-name="P10" draw:layer="layout" svg:width="0.026cm" svg:height="0.38cm" svg:x="25.772cm" svg:y="8.045cm" svg:viewBox="0 0 27 381" draw:points="0,381 27,381 27,0 0,0">
          <text:p/>
        </draw:polygon>
        <draw:polygon draw:style-name="gr30" draw:text-style-name="P8" draw:layer="layout" svg:width="0.026cm" svg:height="0.38cm" svg:x="25.798cm" svg:y="8.045cm" svg:viewBox="0 0 27 381" draw:points="0,381 27,381 27,0 0,0">
          <text:p/>
        </draw:polygon>
        <draw:polygon draw:style-name="gr32" draw:text-style-name="P10" draw:layer="layout" svg:width="0.026cm" svg:height="0.38cm" svg:x="25.824cm" svg:y="8.045cm" svg:viewBox="0 0 27 381" draw:points="0,381 27,381 27,0 0,0">
          <text:p/>
        </draw:polygon>
        <draw:polygon draw:style-name="gr32" draw:text-style-name="P10" draw:layer="layout" svg:width="0.027cm" svg:height="0.38cm" svg:x="25.85cm" svg:y="8.045cm" svg:viewBox="0 0 28 381" draw:points="0,381 28,381 28,0 0,0">
          <text:p/>
        </draw:polygon>
        <draw:polygon draw:style-name="gr31" draw:text-style-name="P9" draw:layer="layout" svg:width="0.026cm" svg:height="0.38cm" svg:x="25.877cm" svg:y="8.045cm" svg:viewBox="0 0 27 381" draw:points="0,381 27,381 27,0 0,0">
          <text:p/>
        </draw:polygon>
        <draw:polygon draw:style-name="gr31" draw:text-style-name="P9" draw:layer="layout" svg:width="0.026cm" svg:height="0.38cm" svg:x="25.903cm" svg:y="8.045cm" svg:viewBox="0 0 27 381" draw:points="0,381 27,381 27,0 0,0">
          <text:p/>
        </draw:polygon>
        <draw:polygon draw:style-name="gr30" draw:text-style-name="P8" draw:layer="layout" svg:width="0.026cm" svg:height="0.38cm" svg:x="25.929cm" svg:y="8.045cm" svg:viewBox="0 0 27 381" draw:points="0,381 27,381 27,0 0,0">
          <text:p/>
        </draw:polygon>
        <draw:polygon draw:style-name="gr32" draw:text-style-name="P10" draw:layer="layout" svg:width="0.026cm" svg:height="0.38cm" svg:x="25.956cm" svg:y="8.045cm" svg:viewBox="0 0 27 381" draw:points="0,381 27,381 27,0 0,0">
          <text:p/>
        </draw:polygon>
        <draw:polygon draw:style-name="gr30" draw:text-style-name="P8" draw:layer="layout" svg:width="0.026cm" svg:height="0.38cm" svg:x="25.982cm" svg:y="8.045cm" svg:viewBox="0 0 27 381" draw:points="0,381 27,381 27,0 0,0">
          <text:p/>
        </draw:polygon>
        <draw:polygon draw:style-name="gr32" draw:text-style-name="P10" draw:layer="layout" svg:width="0.026cm" svg:height="0.38cm" svg:x="26.008cm" svg:y="8.045cm" svg:viewBox="0 0 27 381" draw:points="0,381 27,381 27,0 0,0">
          <text:p/>
        </draw:polygon>
        <draw:polygon draw:style-name="gr30" draw:text-style-name="P8" draw:layer="layout" svg:width="0.026cm" svg:height="0.38cm" svg:x="26.034cm" svg:y="8.045cm" svg:viewBox="0 0 27 381" draw:points="0,381 27,381 27,0 0,0">
          <text:p/>
        </draw:polygon>
        <draw:polygon draw:style-name="gr31" draw:text-style-name="P9" draw:layer="layout" svg:width="0.026cm" svg:height="0.38cm" svg:x="26.061cm" svg:y="8.045cm" svg:viewBox="0 0 27 381" draw:points="0,381 27,381 27,0 0,0">
          <text:p/>
        </draw:polygon>
        <draw:polygon draw:style-name="gr30" draw:text-style-name="P8" draw:layer="layout" svg:width="0.026cm" svg:height="0.38cm" svg:x="26.087cm" svg:y="8.045cm" svg:viewBox="0 0 27 381" draw:points="0,381 27,381 27,0 0,0">
          <text:p/>
        </draw:polygon>
        <draw:polygon draw:style-name="gr29" draw:text-style-name="P7" draw:layer="layout" svg:width="0.026cm" svg:height="0.38cm" svg:x="26.113cm" svg:y="8.045cm" svg:viewBox="0 0 27 381" draw:points="0,381 27,381 27,0 0,0">
          <text:p/>
        </draw:polygon>
        <draw:polygon draw:style-name="gr32" draw:text-style-name="P10" draw:layer="layout" svg:width="0.026cm" svg:height="0.38cm" svg:x="26.139cm" svg:y="8.045cm" svg:viewBox="0 0 27 381" draw:points="0,381 27,381 27,0 0,0">
          <text:p/>
        </draw:polygon>
        <draw:polygon draw:style-name="gr30" draw:text-style-name="P8" draw:layer="layout" svg:width="0.026cm" svg:height="0.38cm" svg:x="26.166cm" svg:y="8.045cm" svg:viewBox="0 0 27 381" draw:points="0,381 27,381 27,0 0,0">
          <text:p/>
        </draw:polygon>
        <draw:polygon draw:style-name="gr31" draw:text-style-name="P9" draw:layer="layout" svg:width="0.026cm" svg:height="0.38cm" svg:x="26.192cm" svg:y="8.045cm" svg:viewBox="0 0 27 381" draw:points="0,381 27,381 27,0 0,0">
          <text:p/>
        </draw:polygon>
        <draw:polygon draw:style-name="gr29" draw:text-style-name="P7" draw:layer="layout" svg:width="0.026cm" svg:height="0.38cm" svg:x="26.218cm" svg:y="8.045cm" svg:viewBox="0 0 27 381" draw:points="0,381 27,381 27,0 0,0">
          <text:p/>
        </draw:polygon>
        <draw:polygon draw:style-name="gr32" draw:text-style-name="P10" draw:layer="layout" svg:width="0.027cm" svg:height="0.38cm" svg:x="26.244cm" svg:y="8.045cm" svg:viewBox="0 0 28 381" draw:points="0,381 28,381 28,0 0,0">
          <text:p/>
        </draw:polygon>
        <draw:polygon draw:style-name="gr31" draw:text-style-name="P9" draw:layer="layout" svg:width="0.026cm" svg:height="0.38cm" svg:x="26.271cm" svg:y="8.045cm" svg:viewBox="0 0 27 381" draw:points="0,381 27,381 27,0 0,0">
          <text:p/>
        </draw:polygon>
        <draw:polygon draw:style-name="gr29" draw:text-style-name="P7" draw:layer="layout" svg:width="0.026cm" svg:height="0.38cm" svg:x="26.297cm" svg:y="8.045cm" svg:viewBox="0 0 27 381" draw:points="0,381 27,381 27,0 0,0">
          <text:p/>
        </draw:polygon>
        <draw:polygon draw:style-name="gr29" draw:text-style-name="P7" draw:layer="layout" svg:width="0.027cm" svg:height="0.38cm" svg:x="26.323cm" svg:y="8.045cm" svg:viewBox="0 0 28 381" draw:points="0,381 28,381 28,0 0,0">
          <text:p/>
        </draw:polygon>
        <draw:polygon draw:style-name="gr31" draw:text-style-name="P9" draw:layer="layout" svg:width="0.026cm" svg:height="0.38cm" svg:x="26.35cm" svg:y="8.045cm" svg:viewBox="0 0 27 381" draw:points="0,381 27,381 27,0 0,0">
          <text:p/>
        </draw:polygon>
        <draw:polygon draw:style-name="gr29" draw:text-style-name="P7" draw:layer="layout" svg:width="0.026cm" svg:height="0.38cm" svg:x="26.376cm" svg:y="8.045cm" svg:viewBox="0 0 27 381" draw:points="0,381 27,381 27,0 0,0">
          <text:p/>
        </draw:polygon>
        <draw:polygon draw:style-name="gr29" draw:text-style-name="P7" draw:layer="layout" svg:width="0.026cm" svg:height="0.38cm" svg:x="26.402cm" svg:y="8.045cm" svg:viewBox="0 0 27 381" draw:points="0,381 27,381 27,0 0,0">
          <text:p/>
        </draw:polygon>
        <draw:polygon draw:style-name="gr30" draw:text-style-name="P8" draw:layer="layout" svg:width="0.026cm" svg:height="0.38cm" svg:x="26.428cm" svg:y="8.045cm" svg:viewBox="0 0 27 381" draw:points="0,381 27,381 27,0 0,0">
          <text:p/>
        </draw:polygon>
        <draw:polygon draw:style-name="gr31" draw:text-style-name="P9" draw:layer="layout" svg:width="0.026cm" svg:height="0.38cm" svg:x="26.455cm" svg:y="8.045cm" svg:viewBox="0 0 27 381" draw:points="0,381 27,381 27,0 0,0">
          <text:p/>
        </draw:polygon>
        <draw:polygon draw:style-name="gr30" draw:text-style-name="P8" draw:layer="layout" svg:width="0.026cm" svg:height="0.38cm" svg:x="26.481cm" svg:y="8.045cm" svg:viewBox="0 0 27 381" draw:points="0,381 27,381 27,0 0,0">
          <text:p/>
        </draw:polygon>
        <draw:polygon draw:style-name="gr29" draw:text-style-name="P7" draw:layer="layout" svg:width="0.026cm" svg:height="0.38cm" svg:x="26.507cm" svg:y="8.045cm" svg:viewBox="0 0 27 381" draw:points="0,381 27,381 27,0 0,0">
          <text:p/>
        </draw:polygon>
        <draw:polygon draw:style-name="gr31" draw:text-style-name="P9" draw:layer="layout" svg:width="0.027cm" svg:height="0.38cm" svg:x="26.533cm" svg:y="8.045cm" svg:viewBox="0 0 28 381" draw:points="0,381 28,381 28,0 0,0">
          <text:p/>
        </draw:polygon>
        <draw:polygon draw:style-name="gr30" draw:text-style-name="P8" draw:layer="layout" svg:width="0.026cm" svg:height="0.38cm" svg:x="26.56cm" svg:y="8.045cm" svg:viewBox="0 0 27 381" draw:points="0,381 27,381 27,0 0,0">
          <text:p/>
        </draw:polygon>
        <draw:polygon draw:style-name="gr31" draw:text-style-name="P9" draw:layer="layout" svg:width="0.026cm" svg:height="0.38cm" svg:x="26.586cm" svg:y="8.045cm" svg:viewBox="0 0 27 381" draw:points="0,381 27,381 27,0 0,0">
          <text:p/>
        </draw:polygon>
        <draw:polygon draw:style-name="gr29" draw:text-style-name="P7" draw:layer="layout" svg:width="0.027cm" svg:height="0.38cm" svg:x="26.612cm" svg:y="8.045cm" svg:viewBox="0 0 28 381" draw:points="0,381 28,381 28,0 0,0">
          <text:p/>
        </draw:polygon>
        <draw:polygon draw:style-name="gr29" draw:text-style-name="P7" draw:layer="layout" svg:width="0.026cm" svg:height="0.38cm" svg:x="26.639cm" svg:y="8.045cm" svg:viewBox="0 0 27 381" draw:points="0,381 27,381 27,0 0,0">
          <text:p/>
        </draw:polygon>
        <draw:polygon draw:style-name="gr29" draw:text-style-name="P7" draw:layer="layout" svg:width="0.026cm" svg:height="0.38cm" svg:x="26.665cm" svg:y="8.045cm" svg:viewBox="0 0 27 381" draw:points="0,381 27,381 27,0 0,0">
          <text:p/>
        </draw:polygon>
        <draw:polygon draw:style-name="gr32" draw:text-style-name="P10" draw:layer="layout" svg:width="0.026cm" svg:height="0.38cm" svg:x="26.691cm" svg:y="8.045cm" svg:viewBox="0 0 27 381" draw:points="0,381 27,381 27,0 0,0">
          <text:p/>
        </draw:polygon>
        <draw:polygon draw:style-name="gr31" draw:text-style-name="P9" draw:layer="layout" svg:width="0.026cm" svg:height="0.38cm" svg:x="26.718cm" svg:y="8.045cm" svg:viewBox="0 0 27 381" draw:points="0,381 27,381 27,0 0,0">
          <text:p/>
        </draw:polygon>
        <draw:polygon draw:style-name="gr30" draw:text-style-name="P8" draw:layer="layout" svg:width="0.026cm" svg:height="0.38cm" svg:x="26.744cm" svg:y="8.045cm" svg:viewBox="0 0 27 381" draw:points="0,381 27,381 27,0 0,0">
          <text:p/>
        </draw:polygon>
        <draw:polygon draw:style-name="gr31" draw:text-style-name="P9" draw:layer="layout" svg:width="0.026cm" svg:height="0.38cm" svg:x="26.77cm" svg:y="8.045cm" svg:viewBox="0 0 27 381" draw:points="0,381 27,381 27,0 0,0">
          <text:p/>
        </draw:polygon>
        <draw:polygon draw:style-name="gr29" draw:text-style-name="P7" draw:layer="layout" svg:width="0.026cm" svg:height="0.38cm" svg:x="26.796cm" svg:y="8.045cm" svg:viewBox="0 0 27 381" draw:points="0,381 27,381 27,0 0,0">
          <text:p/>
        </draw:polygon>
        <draw:polygon draw:style-name="gr32" draw:text-style-name="P10" draw:layer="layout" svg:width="0.026cm" svg:height="0.38cm" svg:x="26.823cm" svg:y="8.045cm" svg:viewBox="0 0 27 381" draw:points="0,381 27,381 27,0 0,0">
          <text:p/>
        </draw:polygon>
        <draw:polygon draw:style-name="gr29" draw:text-style-name="P7" draw:layer="layout" svg:width="0.026cm" svg:height="0.38cm" svg:x="26.849cm" svg:y="8.045cm" svg:viewBox="0 0 27 381" draw:points="0,381 27,381 27,0 0,0">
          <text:p/>
        </draw:polygon>
        <draw:polygon draw:style-name="gr29" draw:text-style-name="P7" draw:layer="layout" svg:width="0.026cm" svg:height="0.38cm" svg:x="26.875cm" svg:y="8.045cm" svg:viewBox="0 0 27 381" draw:points="0,381 27,381 27,0 0,0">
          <text:p/>
        </draw:polygon>
        <draw:polygon draw:style-name="gr31" draw:text-style-name="P9" draw:layer="layout" svg:width="0.026cm" svg:height="0.38cm" svg:x="26.901cm" svg:y="8.045cm" svg:viewBox="0 0 27 381" draw:points="0,381 27,381 27,0 0,0">
          <text:p/>
        </draw:polygon>
        <draw:polygon draw:style-name="gr32" draw:text-style-name="P10" draw:layer="layout" svg:width="0.027cm" svg:height="0.38cm" svg:x="26.927cm" svg:y="8.045cm" svg:viewBox="0 0 28 381" draw:points="0,381 28,381 28,0 0,0">
          <text:p/>
        </draw:polygon>
        <draw:polygon draw:style-name="gr29" draw:text-style-name="P7" draw:layer="layout" svg:width="0.026cm" svg:height="0.38cm" svg:x="26.954cm" svg:y="8.045cm" svg:viewBox="0 0 27 381" draw:points="0,381 27,381 27,0 0,0">
          <text:p/>
        </draw:polygon>
        <draw:polygon draw:style-name="gr29" draw:text-style-name="P7" draw:layer="layout" svg:width="0.026cm" svg:height="0.38cm" svg:x="26.98cm" svg:y="8.045cm" svg:viewBox="0 0 27 381" draw:points="0,381 27,381 27,0 0,0">
          <text:p/>
        </draw:polygon>
        <draw:polygon draw:style-name="gr32" draw:text-style-name="P10" draw:layer="layout" svg:width="0.027cm" svg:height="0.38cm" svg:x="27.006cm" svg:y="8.045cm" svg:viewBox="0 0 28 381" draw:points="0,381 28,381 28,0 0,0">
          <text:p/>
        </draw:polygon>
        <draw:polygon draw:style-name="gr31" draw:text-style-name="P9" draw:layer="layout" svg:width="0.026cm" svg:height="0.38cm" svg:x="27.033cm" svg:y="8.045cm" svg:viewBox="0 0 27 381" draw:points="0,381 27,381 27,0 0,0">
          <text:p/>
        </draw:polygon>
        <draw:polygon draw:style-name="gr32" draw:text-style-name="P10" draw:layer="layout" svg:width="0.026cm" svg:height="0.38cm" svg:x="27.06cm" svg:y="8.045cm" svg:viewBox="0 0 27 381" draw:points="0,381 27,381 27,0 0,0">
          <text:p/>
        </draw:polygon>
        <draw:polygon draw:style-name="gr31" draw:text-style-name="P9" draw:layer="layout" svg:width="0.026cm" svg:height="0.38cm" svg:x="27.085cm" svg:y="8.045cm" svg:viewBox="0 0 27 381" draw:points="0,381 27,381 27,0 0,0">
          <text:p/>
        </draw:polygon>
        <draw:polygon draw:style-name="gr29" draw:text-style-name="P7" draw:layer="layout" svg:width="0.026cm" svg:height="0.38cm" svg:x="27.112cm" svg:y="8.045cm" svg:viewBox="0 0 27 381" draw:points="0,381 27,381 27,0 0,0">
          <text:p/>
        </draw:polygon>
        <draw:polygon draw:style-name="gr29" draw:text-style-name="P7" draw:layer="layout" svg:width="0.026cm" svg:height="0.38cm" svg:x="27.138cm" svg:y="8.045cm" svg:viewBox="0 0 27 381" draw:points="0,381 27,381 27,0 0,0">
          <text:p/>
        </draw:polygon>
        <draw:polygon draw:style-name="gr32" draw:text-style-name="P10" draw:layer="layout" svg:width="0.026cm" svg:height="0.38cm" svg:x="27.164cm" svg:y="8.045cm" svg:viewBox="0 0 27 381" draw:points="0,381 27,381 27,0 0,0">
          <text:p/>
        </draw:polygon>
        <draw:polygon draw:style-name="gr32" draw:text-style-name="P10" draw:layer="layout" svg:width="0.026cm" svg:height="0.38cm" svg:x="27.19cm" svg:y="8.045cm" svg:viewBox="0 0 27 381" draw:points="0,381 27,381 27,0 0,0">
          <text:p/>
        </draw:polygon>
        <draw:polygon draw:style-name="gr31" draw:text-style-name="P9" draw:layer="layout" svg:width="0.026cm" svg:height="0.38cm" svg:x="27.217cm" svg:y="8.045cm" svg:viewBox="0 0 27 381" draw:points="0,381 27,381 27,0 0,0">
          <text:p/>
        </draw:polygon>
        <draw:polygon draw:style-name="gr30" draw:text-style-name="P8" draw:layer="layout" svg:width="0.026cm" svg:height="0.38cm" svg:x="27.243cm" svg:y="8.045cm" svg:viewBox="0 0 27 381" draw:points="0,381 27,381 27,0 0,0">
          <text:p/>
        </draw:polygon>
        <draw:polygon draw:style-name="gr29" draw:text-style-name="P7" draw:layer="layout" svg:width="0.026cm" svg:height="0.38cm" svg:x="27.269cm" svg:y="8.045cm" svg:viewBox="0 0 27 381" draw:points="0,381 27,381 27,0 0,0">
          <text:p/>
        </draw:polygon>
        <draw:polygon draw:style-name="gr31" draw:text-style-name="P9" draw:layer="layout" svg:width="0.027cm" svg:height="0.38cm" svg:x="27.295cm" svg:y="8.045cm" svg:viewBox="0 0 28 381" draw:points="0,381 28,381 28,0 0,0">
          <text:p/>
        </draw:polygon>
        <draw:polygon draw:style-name="gr29" draw:text-style-name="P7" draw:layer="layout" svg:width="0.026cm" svg:height="0.38cm" svg:x="27.322cm" svg:y="8.045cm" svg:viewBox="0 0 27 381" draw:points="0,381 27,381 27,0 0,0">
          <text:p/>
        </draw:polygon>
        <draw:polygon draw:style-name="gr29" draw:text-style-name="P7" draw:layer="layout" svg:width="0.026cm" svg:height="0.38cm" svg:x="27.348cm" svg:y="8.045cm" svg:viewBox="0 0 27 381" draw:points="0,381 27,381 27,0 0,0">
          <text:p/>
        </draw:polygon>
        <draw:polygon draw:style-name="gr32" draw:text-style-name="P10" draw:layer="layout" svg:width="0.026cm" svg:height="0.38cm" svg:x="27.374cm" svg:y="8.045cm" svg:viewBox="0 0 27 381" draw:points="0,381 27,381 27,0 0,0">
          <text:p/>
        </draw:polygon>
        <draw:polygon draw:style-name="gr32" draw:text-style-name="P10" draw:layer="layout" svg:width="0.026cm" svg:height="0.38cm" svg:x="27.401cm" svg:y="8.045cm" svg:viewBox="0 0 27 381" draw:points="0,381 27,381 27,0 0,0">
          <text:p/>
        </draw:polygon>
        <draw:polygon draw:style-name="gr30" draw:text-style-name="P8" draw:layer="layout" svg:width="0.026cm" svg:height="0.38cm" svg:x="27.427cm" svg:y="8.045cm" svg:viewBox="0 0 27 381" draw:points="0,381 27,381 27,0 0,0">
          <text:p/>
        </draw:polygon>
        <draw:polygon draw:style-name="gr29" draw:text-style-name="P7" draw:layer="layout" svg:width="0.026cm" svg:height="0.38cm" svg:x="27.453cm" svg:y="8.045cm" svg:viewBox="0 0 27 381" draw:points="0,381 27,381 27,0 0,0">
          <text:p/>
        </draw:polygon>
        <draw:polygon draw:style-name="gr31" draw:text-style-name="P9" draw:layer="layout" svg:width="0.026cm" svg:height="0.38cm" svg:x="27.48cm" svg:y="8.045cm" svg:viewBox="0 0 27 381" draw:points="0,381 27,381 27,0 0,0">
          <text:p/>
        </draw:polygon>
        <draw:polygon draw:style-name="gr32" draw:text-style-name="P10" draw:layer="layout" svg:width="0.026cm" svg:height="0.38cm" svg:x="27.506cm" svg:y="8.045cm" svg:viewBox="0 0 27 381" draw:points="0,381 27,381 27,0 0,0">
          <text:p/>
        </draw:polygon>
        <draw:polygon draw:style-name="gr31" draw:text-style-name="P9" draw:layer="layout" svg:width="0.026cm" svg:height="0.38cm" svg:x="27.532cm" svg:y="8.045cm" svg:viewBox="0 0 27 381" draw:points="0,381 27,381 27,0 0,0">
          <text:p/>
        </draw:polygon>
        <draw:polygon draw:style-name="gr29" draw:text-style-name="P7" draw:layer="layout" svg:width="0.026cm" svg:height="0.38cm" svg:x="27.558cm" svg:y="8.045cm" svg:viewBox="0 0 27 381" draw:points="0,381 27,381 27,0 0,0">
          <text:p/>
        </draw:polygon>
        <draw:polygon draw:style-name="gr29" draw:text-style-name="P7" draw:layer="layout" svg:width="0.026cm" svg:height="0.38cm" svg:x="27.584cm" svg:y="8.045cm" svg:viewBox="0 0 27 381" draw:points="0,381 27,381 27,0 0,0">
          <text:p/>
        </draw:polygon>
        <draw:polygon draw:style-name="gr32" draw:text-style-name="P10" draw:layer="layout" svg:width="0.026cm" svg:height="0.38cm" svg:x="27.611cm" svg:y="8.045cm" svg:viewBox="0 0 27 381" draw:points="0,381 27,381 27,0 0,0">
          <text:p/>
        </draw:polygon>
        <draw:polygon draw:style-name="gr30" draw:text-style-name="P8" draw:layer="layout" svg:width="0.026cm" svg:height="0.38cm" svg:x="27.637cm" svg:y="8.045cm" svg:viewBox="0 0 27 381" draw:points="0,381 27,381 27,0 0,0">
          <text:p/>
        </draw:polygon>
        <draw:polygon draw:style-name="gr29" draw:text-style-name="P7" draw:layer="layout" svg:width="0.026cm" svg:height="0.38cm" svg:x="27.663cm" svg:y="8.045cm" svg:viewBox="0 0 27 381" draw:points="0,381 27,381 27,0 0,0">
          <text:p/>
        </draw:polygon>
        <draw:polygon draw:style-name="gr32" draw:text-style-name="P10" draw:layer="layout" svg:width="0.027cm" svg:height="0.38cm" svg:x="27.689cm" svg:y="8.045cm" svg:viewBox="0 0 28 381" draw:points="0,381 28,381 28,0 0,0">
          <text:p/>
        </draw:polygon>
        <draw:polygon draw:style-name="gr30" draw:text-style-name="P8" draw:layer="layout" svg:width="0.026cm" svg:height="0.38cm" svg:x="27.716cm" svg:y="8.045cm" svg:viewBox="0 0 27 381" draw:points="0,381 27,381 27,0 0,0">
          <text:p/>
        </draw:polygon>
        <draw:polygon draw:style-name="gr31" draw:text-style-name="P9" draw:layer="layout" svg:width="0.026cm" svg:height="0.38cm" svg:x="27.742cm" svg:y="8.045cm" svg:viewBox="0 0 27 381" draw:points="0,381 27,381 27,0 0,0">
          <text:p/>
        </draw:polygon>
        <draw:polygon draw:style-name="gr29" draw:text-style-name="P7" draw:layer="layout" svg:width="0.026cm" svg:height="0.38cm" svg:x="27.768cm" svg:y="8.045cm" svg:viewBox="0 0 27 381" draw:points="0,381 27,381 27,0 0,0">
          <text:p/>
        </draw:polygon>
        <draw:polygon draw:style-name="gr29" draw:text-style-name="P7" draw:layer="layout" svg:width="0.026cm" svg:height="0.38cm" svg:x="27.795cm" svg:y="8.045cm" svg:viewBox="0 0 27 381" draw:points="0,381 27,381 27,0 0,0">
          <text:p/>
        </draw:polygon>
        <draw:polygon draw:style-name="gr32" draw:text-style-name="P10" draw:layer="layout" svg:width="0.026cm" svg:height="0.38cm" svg:x="27.821cm" svg:y="8.045cm" svg:viewBox="0 0 27 381" draw:points="0,381 27,381 27,0 0,0">
          <text:p/>
        </draw:polygon>
        <draw:polygon draw:style-name="gr30" draw:text-style-name="P8" draw:layer="layout" svg:width="0.026cm" svg:height="0.38cm" svg:x="27.847cm" svg:y="8.045cm" svg:viewBox="0 0 27 381" draw:points="0,381 27,381 27,0 0,0">
          <text:p/>
        </draw:polygon>
        <draw:polygon draw:style-name="gr32" draw:text-style-name="P10" draw:layer="layout" svg:width="0.026cm" svg:height="0.38cm" svg:x="27.873cm" svg:y="8.045cm" svg:viewBox="0 0 27 381" draw:points="0,381 27,381 27,0 0,0">
          <text:p/>
        </draw:polygon>
        <draw:polygon draw:style-name="gr32" draw:text-style-name="P10" draw:layer="layout" svg:width="0.026cm" svg:height="0.38cm" svg:x="27.9cm" svg:y="8.045cm" svg:viewBox="0 0 27 381" draw:points="0,381 27,381 27,0 0,0">
          <text:p/>
        </draw:polygon>
        <draw:polygon draw:style-name="gr32" draw:text-style-name="P10" draw:layer="layout" svg:width="0.026cm" svg:height="0.38cm" svg:x="27.926cm" svg:y="8.045cm" svg:viewBox="0 0 27 381" draw:points="0,381 27,381 27,0 0,0">
          <text:p/>
        </draw:polygon>
        <draw:polygon draw:style-name="gr31" draw:text-style-name="P9" draw:layer="layout" svg:width="0.026cm" svg:height="0.38cm" svg:x="27.952cm" svg:y="8.045cm" svg:viewBox="0 0 27 381" draw:points="0,381 27,381 27,0 0,0">
          <text:p/>
        </draw:polygon>
        <draw:polygon draw:style-name="gr29" draw:text-style-name="P7" draw:layer="layout" svg:width="0.026cm" svg:height="0.38cm" svg:x="27.978cm" svg:y="8.045cm" svg:viewBox="0 0 27 381" draw:points="0,381 27,381 27,0 0,0">
          <text:p/>
        </draw:polygon>
        <draw:polygon draw:style-name="gr29" draw:text-style-name="P7" draw:layer="layout" svg:width="0.026cm" svg:height="0.38cm" svg:x="28.005cm" svg:y="8.045cm" svg:viewBox="0 0 27 381" draw:points="0,381 27,381 27,0 0,0">
          <text:p/>
        </draw:polygon>
        <draw:polygon draw:style-name="gr30" draw:text-style-name="P8" draw:layer="layout" svg:width="0.026cm" svg:height="0.38cm" svg:x="28.031cm" svg:y="8.045cm" svg:viewBox="0 0 27 381" draw:points="0,381 27,381 27,0 0,0">
          <text:p/>
        </draw:polygon>
        <draw:polygon draw:style-name="gr31" draw:text-style-name="P9" draw:layer="layout" svg:width="0.027cm" svg:height="0.38cm" svg:x="28.057cm" svg:y="8.045cm" svg:viewBox="0 0 28 381" draw:points="0,381 28,381 28,0 0,0">
          <text:p/>
        </draw:polygon>
        <draw:polygon draw:style-name="gr30" draw:text-style-name="P8" draw:layer="layout" svg:width="0.026cm" svg:height="0.38cm" svg:x="28.084cm" svg:y="8.045cm" svg:viewBox="0 0 27 381" draw:points="0,381 27,381 27,0 0,0">
          <text:p/>
        </draw:polygon>
        <draw:polygon draw:style-name="gr29" draw:text-style-name="P7" draw:layer="layout" svg:width="0.026cm" svg:height="0.38cm" svg:x="28.11cm" svg:y="8.045cm" svg:viewBox="0 0 27 381" draw:points="0,381 27,381 27,0 0,0">
          <text:p/>
        </draw:polygon>
        <draw:polygon draw:style-name="gr30" draw:text-style-name="P8" draw:layer="layout" svg:width="0.026cm" svg:height="0.38cm" svg:x="28.136cm" svg:y="8.045cm" svg:viewBox="0 0 27 381" draw:points="0,381 27,381 27,0 0,0">
          <text:p/>
        </draw:polygon>
        <draw:polygon draw:style-name="gr30" draw:text-style-name="P8" draw:layer="layout" svg:width="0.026cm" svg:height="0.38cm" svg:x="28.163cm" svg:y="8.045cm" svg:viewBox="0 0 27 381" draw:points="0,381 27,381 27,0 0,0">
          <text:p/>
        </draw:polygon>
        <draw:polygon draw:style-name="gr32" draw:text-style-name="P10" draw:layer="layout" svg:width="0.026cm" svg:height="0.38cm" svg:x="28.189cm" svg:y="8.045cm" svg:viewBox="0 0 27 381" draw:points="0,381 27,381 27,0 0,0">
          <text:p/>
        </draw:polygon>
        <draw:polygon draw:style-name="gr32" draw:text-style-name="P10" draw:layer="layout" svg:width="0.026cm" svg:height="0.38cm" svg:x="28.215cm" svg:y="8.045cm" svg:viewBox="0 0 27 381" draw:points="0,381 27,381 27,0 0,0">
          <text:p/>
        </draw:polygon>
        <draw:polygon draw:style-name="gr31" draw:text-style-name="P9" draw:layer="layout" svg:width="0.026cm" svg:height="0.38cm" svg:x="28.241cm" svg:y="8.045cm" svg:viewBox="0 0 27 381" draw:points="0,381 27,381 27,0 0,0">
          <text:p/>
        </draw:polygon>
        <draw:polygon draw:style-name="gr30" draw:text-style-name="P8" draw:layer="layout" svg:width="0.026cm" svg:height="0.38cm" svg:x="28.267cm" svg:y="8.045cm" svg:viewBox="0 0 27 381" draw:points="0,381 27,381 27,0 0,0">
          <text:p/>
        </draw:polygon>
        <draw:polygon draw:style-name="gr31" draw:text-style-name="P9" draw:layer="layout" svg:width="0.026cm" svg:height="0.38cm" svg:x="28.294cm" svg:y="8.045cm" svg:viewBox="0 0 27 381" draw:points="0,381 27,381 27,0 0,0">
          <text:p/>
        </draw:polygon>
        <draw:polygon draw:style-name="gr30" draw:text-style-name="P8" draw:layer="layout" svg:width="0.026cm" svg:height="0.38cm" svg:x="28.32cm" svg:y="8.045cm" svg:viewBox="0 0 27 381" draw:points="0,381 27,381 27,0 0,0">
          <text:p/>
        </draw:polygon>
        <draw:polygon draw:style-name="gr30" draw:text-style-name="P8" draw:layer="layout" svg:width="0.026cm" svg:height="0.38cm" svg:x="28.346cm" svg:y="8.045cm" svg:viewBox="0 0 27 381" draw:points="0,381 27,381 27,0 0,0">
          <text:p/>
        </draw:polygon>
        <draw:polygon draw:style-name="gr30" draw:text-style-name="P8" draw:layer="layout" svg:width="0.027cm" svg:height="0.38cm" svg:x="28.372cm" svg:y="8.045cm" svg:viewBox="0 0 28 381" draw:points="0,381 28,381 28,0 0,0">
          <text:p/>
        </draw:polygon>
        <draw:polygon draw:style-name="gr30" draw:text-style-name="P8" draw:layer="layout" svg:width="0.026cm" svg:height="0.38cm" svg:x="28.399cm" svg:y="8.045cm" svg:viewBox="0 0 27 381" draw:points="0,381 27,381 27,0 0,0">
          <text:p/>
        </draw:polygon>
        <draw:polygon draw:style-name="gr32" draw:text-style-name="P10" draw:layer="layout" svg:width="0.026cm" svg:height="0.38cm" svg:x="28.425cm" svg:y="8.045cm" svg:viewBox="0 0 27 381" draw:points="0,381 27,381 27,0 0,0">
          <text:p/>
        </draw:polygon>
        <draw:polygon draw:style-name="gr32" draw:text-style-name="P10" draw:layer="layout" svg:width="0.027cm" svg:height="0.38cm" svg:x="28.451cm" svg:y="8.045cm" svg:viewBox="0 0 28 381" draw:points="0,381 28,381 28,0 0,0">
          <text:p/>
        </draw:polygon>
        <draw:polygon draw:style-name="gr31" draw:text-style-name="P9" draw:layer="layout" svg:width="0.026cm" svg:height="0.38cm" svg:x="28.478cm" svg:y="8.045cm" svg:viewBox="0 0 27 381" draw:points="0,381 27,381 27,0 0,0">
          <text:p/>
        </draw:polygon>
        <draw:polygon draw:style-name="gr31" draw:text-style-name="P9" draw:layer="layout" svg:width="0.026cm" svg:height="0.38cm" svg:x="28.504cm" svg:y="8.045cm" svg:viewBox="0 0 27 381" draw:points="0,381 27,381 27,0 0,0">
          <text:p/>
        </draw:polygon>
        <draw:polygon draw:style-name="gr32" draw:text-style-name="P10" draw:layer="layout" svg:width="0.026cm" svg:height="0.38cm" svg:x="28.53cm" svg:y="8.045cm" svg:viewBox="0 0 27 381" draw:points="0,381 27,381 27,0 0,0">
          <text:p/>
        </draw:polygon>
        <draw:polygon draw:style-name="gr29" draw:text-style-name="P7" draw:layer="layout" svg:width="0.026cm" svg:height="0.38cm" svg:x="28.557cm" svg:y="8.045cm" svg:viewBox="0 0 27 381" draw:points="0,381 27,381 27,0 0,0">
          <text:p/>
        </draw:polygon>
        <draw:polygon draw:style-name="gr32" draw:text-style-name="P10" draw:layer="layout" svg:width="0.026cm" svg:height="0.38cm" svg:x="28.583cm" svg:y="8.045cm" svg:viewBox="0 0 27 381" draw:points="0,381 27,381 27,0 0,0">
          <text:p/>
        </draw:polygon>
        <draw:polygon draw:style-name="gr32" draw:text-style-name="P10" draw:layer="layout" svg:width="0.026cm" svg:height="0.38cm" svg:x="28.609cm" svg:y="8.045cm" svg:viewBox="0 0 27 381" draw:points="0,381 27,381 27,0 0,0">
          <text:p/>
        </draw:polygon>
        <draw:polygon draw:style-name="gr30" draw:text-style-name="P8" draw:layer="layout" svg:width="0.026cm" svg:height="0.38cm" svg:x="28.635cm" svg:y="8.045cm" svg:viewBox="0 0 27 381" draw:points="0,381 27,381 27,0 0,0">
          <text:p/>
        </draw:polygon>
        <draw:polygon draw:style-name="gr30" draw:text-style-name="P8" draw:layer="layout" svg:width="0.026cm" svg:height="0.38cm" svg:x="28.662cm" svg:y="8.045cm" svg:viewBox="0 0 27 381" draw:points="0,381 27,381 27,0 0,0">
          <text:p/>
        </draw:polygon>
        <draw:polygon draw:style-name="gr31" draw:text-style-name="P9" draw:layer="layout" svg:width="0.026cm" svg:height="0.38cm" svg:x="28.688cm" svg:y="8.045cm" svg:viewBox="0 0 27 381" draw:points="0,381 27,381 27,0 0,0">
          <text:p/>
        </draw:polygon>
        <draw:polygon draw:style-name="gr29" draw:text-style-name="P7" draw:layer="layout" svg:width="0.026cm" svg:height="0.38cm" svg:x="28.714cm" svg:y="8.045cm" svg:viewBox="0 0 27 381" draw:points="0,381 27,381 27,0 0,0">
          <text:p/>
        </draw:polygon>
        <draw:polygon draw:style-name="gr31" draw:text-style-name="P9" draw:layer="layout" svg:width="0.026cm" svg:height="0.38cm" svg:x="28.74cm" svg:y="8.045cm" svg:viewBox="0 0 27 381" draw:points="0,381 27,381 27,0 0,0">
          <text:p/>
        </draw:polygon>
        <draw:polygon draw:style-name="gr31" draw:text-style-name="P9" draw:layer="layout" svg:width="0.027cm" svg:height="0.38cm" svg:x="28.767cm" svg:y="8.045cm" svg:viewBox="0 0 28 381" draw:points="0,381 28,381 28,0 0,0">
          <text:p/>
        </draw:polygon>
        <draw:polygon draw:style-name="gr31" draw:text-style-name="P9" draw:layer="layout" svg:width="0.026cm" svg:height="0.38cm" svg:x="28.793cm" svg:y="8.045cm" svg:viewBox="0 0 27 381" draw:points="0,381 27,381 27,0 0,0">
          <text:p/>
        </draw:polygon>
        <draw:polygon draw:style-name="gr31" draw:text-style-name="P9" draw:layer="layout" svg:width="0.026cm" svg:height="0.38cm" svg:x="28.819cm" svg:y="8.045cm" svg:viewBox="0 0 27 381" draw:points="0,381 27,381 27,0 0,0">
          <text:p/>
        </draw:polygon>
        <draw:polygon draw:style-name="gr30" draw:text-style-name="P8" draw:layer="layout" svg:width="0.026cm" svg:height="0.38cm" svg:x="28.846cm" svg:y="8.045cm" svg:viewBox="0 0 27 381" draw:points="0,381 27,381 27,0 0,0">
          <text:p/>
        </draw:polygon>
        <draw:polygon draw:style-name="gr29" draw:text-style-name="P7" draw:layer="layout" svg:width="0.026cm" svg:height="0.38cm" svg:x="28.872cm" svg:y="8.045cm" svg:viewBox="0 0 27 381" draw:points="0,381 27,381 27,0 0,0">
          <text:p/>
        </draw:polygon>
        <draw:polygon draw:style-name="gr32" draw:text-style-name="P10" draw:layer="layout" svg:width="0.026cm" svg:height="0.38cm" svg:x="28.898cm" svg:y="8.045cm" svg:viewBox="0 0 27 381" draw:points="0,381 27,381 27,0 0,0">
          <text:p/>
        </draw:polygon>
        <draw:polygon draw:style-name="gr31" draw:text-style-name="P9" draw:layer="layout" svg:width="0.026cm" svg:height="0.38cm" svg:x="28.924cm" svg:y="8.045cm" svg:viewBox="0 0 27 381" draw:points="0,381 27,381 27,0 0,0">
          <text:p/>
        </draw:polygon>
        <draw:polygon draw:style-name="gr30" draw:text-style-name="P8" draw:layer="layout" svg:width="0.026cm" svg:height="0.38cm" svg:x="28.951cm" svg:y="8.045cm" svg:viewBox="0 0 27 381" draw:points="0,381 27,381 27,0 0,0">
          <text:p/>
        </draw:polygon>
        <draw:polygon draw:style-name="gr30" draw:text-style-name="P8" draw:layer="layout" svg:width="0.026cm" svg:height="0.38cm" svg:x="28.977cm" svg:y="8.045cm" svg:viewBox="0 0 27 381" draw:points="0,381 27,381 27,0 0,0">
          <text:p/>
        </draw:polygon>
        <draw:polygon draw:style-name="gr32" draw:text-style-name="P10" draw:layer="layout" svg:width="0.026cm" svg:height="0.38cm" svg:x="29.003cm" svg:y="8.045cm" svg:viewBox="0 0 27 381" draw:points="0,381 27,381 27,0 0,0">
          <text:p/>
        </draw:polygon>
        <draw:polygon draw:style-name="gr31" draw:text-style-name="P9" draw:layer="layout" svg:width="0.026cm" svg:height="0.38cm" svg:x="29.029cm" svg:y="8.045cm" svg:viewBox="0 0 27 381" draw:points="0,381 27,381 27,0 0,0">
          <text:p/>
        </draw:polygon>
        <draw:polygon draw:style-name="gr32" draw:text-style-name="P10" draw:layer="layout" svg:width="0.026cm" svg:height="0.38cm" svg:x="29.056cm" svg:y="8.045cm" svg:viewBox="0 0 27 381" draw:points="0,381 27,381 27,0 0,0">
          <text:p/>
        </draw:polygon>
        <draw:polygon draw:style-name="gr32" draw:text-style-name="P10" draw:layer="layout" svg:width="0.026cm" svg:height="0.38cm" svg:x="29.082cm" svg:y="8.045cm" svg:viewBox="0 0 27 381" draw:points="0,381 27,381 27,0 0,0">
          <text:p/>
        </draw:polygon>
        <draw:polygon draw:style-name="gr30" draw:text-style-name="P8" draw:layer="layout" svg:width="0.026cm" svg:height="0.38cm" svg:x="29.108cm" svg:y="8.045cm" svg:viewBox="0 0 27 381" draw:points="0,381 27,381 27,0 0,0">
          <text:p/>
        </draw:polygon>
        <draw:polygon draw:style-name="gr31" draw:text-style-name="P9" draw:layer="layout" svg:width="0.027cm" svg:height="0.38cm" svg:x="29.134cm" svg:y="8.045cm" svg:viewBox="0 0 28 381" draw:points="0,381 28,381 28,0 0,0">
          <text:p/>
        </draw:polygon>
        <draw:polygon draw:style-name="gr29" draw:text-style-name="P7" draw:layer="layout" svg:width="0.026cm" svg:height="0.38cm" svg:x="29.161cm" svg:y="8.045cm" svg:viewBox="0 0 27 381" draw:points="0,381 27,381 27,0 0,0">
          <text:p/>
        </draw:polygon>
        <draw:polygon draw:style-name="gr31" draw:text-style-name="P9" draw:layer="layout" svg:width="0.026cm" svg:height="0.38cm" svg:x="29.187cm" svg:y="8.045cm" svg:viewBox="0 0 27 381" draw:points="0,381 27,381 27,0 0,0">
          <text:p/>
        </draw:polygon>
        <draw:polygon draw:style-name="gr32" draw:text-style-name="P10" draw:layer="layout" svg:width="0.026cm" svg:height="0.38cm" svg:x="29.213cm" svg:y="8.045cm" svg:viewBox="0 0 27 381" draw:points="0,381 27,381 27,0 0,0">
          <text:p/>
        </draw:polygon>
        <draw:polygon draw:style-name="gr31" draw:text-style-name="P9" draw:layer="layout" svg:width="0.026cm" svg:height="0.38cm" svg:x="29.24cm" svg:y="8.045cm" svg:viewBox="0 0 27 381" draw:points="0,381 27,381 27,0 0,0">
          <text:p/>
        </draw:polygon>
        <draw:polygon draw:style-name="gr32" draw:text-style-name="P10" draw:layer="layout" svg:width="0.026cm" svg:height="0.38cm" svg:x="29.266cm" svg:y="8.045cm" svg:viewBox="0 0 27 381" draw:points="0,381 27,381 27,0 0,0">
          <text:p/>
        </draw:polygon>
        <draw:polygon draw:style-name="gr30" draw:text-style-name="P8" draw:layer="layout" svg:width="0.026cm" svg:height="0.38cm" svg:x="29.292cm" svg:y="8.045cm" svg:viewBox="0 0 27 381" draw:points="0,381 27,381 27,0 0,0">
          <text:p/>
        </draw:polygon>
        <draw:polygon draw:style-name="gr32" draw:text-style-name="P10" draw:layer="layout" svg:width="0.026cm" svg:height="0.38cm" svg:x="29.318cm" svg:y="8.045cm" svg:viewBox="0 0 27 381" draw:points="0,381 27,381 27,0 0,0">
          <text:p/>
        </draw:polygon>
        <draw:polygon draw:style-name="gr32" draw:text-style-name="P10" draw:layer="layout" svg:width="0.026cm" svg:height="0.38cm" svg:x="29.345cm" svg:y="8.045cm" svg:viewBox="0 0 27 381" draw:points="0,381 27,381 27,0 0,0">
          <text:p/>
        </draw:polygon>
        <draw:polygon draw:style-name="gr31" draw:text-style-name="P9" draw:layer="layout" svg:width="0.026cm" svg:height="0.38cm" svg:x="29.371cm" svg:y="8.045cm" svg:viewBox="0 0 27 381" draw:points="0,381 27,381 27,0 0,0">
          <text:p/>
        </draw:polygon>
        <draw:polygon draw:style-name="gr29" draw:text-style-name="P7" draw:layer="layout" svg:width="0.026cm" svg:height="0.38cm" svg:x="29.397cm" svg:y="8.045cm" svg:viewBox="0 0 27 381" draw:points="0,381 27,381 27,0 0,0">
          <text:p/>
        </draw:polygon>
        <draw:polygon draw:style-name="gr29" draw:text-style-name="P7" draw:layer="layout" svg:width="0.026cm" svg:height="0.38cm" svg:x="29.423cm" svg:y="8.045cm" svg:viewBox="0 0 27 381" draw:points="0,381 27,381 27,0 0,0">
          <text:p/>
        </draw:polygon>
        <draw:polygon draw:style-name="gr32" draw:text-style-name="P10" draw:layer="layout" svg:width="0.026cm" svg:height="0.38cm" svg:x="29.45cm" svg:y="8.045cm" svg:viewBox="0 0 27 381" draw:points="0,381 27,381 27,0 0,0">
          <text:p/>
        </draw:polygon>
        <draw:polygon draw:style-name="gr32" draw:text-style-name="P10" draw:layer="layout" svg:width="0.026cm" svg:height="0.38cm" svg:x="29.476cm" svg:y="8.045cm" svg:viewBox="0 0 27 381" draw:points="0,381 27,381 27,0 0,0">
          <text:p/>
        </draw:polygon>
        <draw:polygon draw:style-name="gr30" draw:text-style-name="P8" draw:layer="layout" svg:width="0.026cm" svg:height="0.38cm" svg:x="29.502cm" svg:y="8.045cm" svg:viewBox="0 0 27 381" draw:points="0,381 27,381 27,0 0,0">
          <text:p/>
        </draw:polygon>
        <draw:polygon draw:style-name="gr32" draw:text-style-name="P10" draw:layer="layout" svg:width="0.027cm" svg:height="0.38cm" svg:x="29.528cm" svg:y="8.045cm" svg:viewBox="0 0 28 381" draw:points="0,381 28,381 28,0 0,0">
          <text:p/>
        </draw:polygon>
        <draw:polygon draw:style-name="gr32" draw:text-style-name="P10" draw:layer="layout" svg:width="0.026cm" svg:height="0.38cm" svg:x="29.555cm" svg:y="8.045cm" svg:viewBox="0 0 27 381" draw:points="0,381 27,381 27,0 0,0">
          <text:p/>
        </draw:polygon>
        <draw:polygon draw:style-name="gr30" draw:text-style-name="P8" draw:layer="layout" svg:width="0.026cm" svg:height="0.38cm" svg:x="29.581cm" svg:y="8.045cm" svg:viewBox="0 0 27 381" draw:points="0,381 27,381 27,0 0,0">
          <text:p/>
        </draw:polygon>
        <draw:polygon draw:style-name="gr31" draw:text-style-name="P9" draw:layer="layout" svg:width="0.026cm" svg:height="0.38cm" svg:x="29.607cm" svg:y="8.045cm" svg:viewBox="0 0 27 381" draw:points="0,381 27,381 27,0 0,0">
          <text:p/>
        </draw:polygon>
        <draw:polygon draw:style-name="gr30" draw:text-style-name="P8" draw:layer="layout" svg:width="0.026cm" svg:height="0.38cm" svg:x="29.635cm" svg:y="8.045cm" svg:viewBox="0 0 27 381" draw:points="0,381 27,381 27,0 0,0">
          <text:p/>
        </draw:polygon>
        <draw:polygon draw:style-name="gr30" draw:text-style-name="P8" draw:layer="layout" svg:width="0.026cm" svg:height="0.38cm" svg:x="29.66cm" svg:y="8.045cm" svg:viewBox="0 0 27 381" draw:points="0,381 27,381 27,0 0,0">
          <text:p/>
        </draw:polygon>
        <draw:polygon draw:style-name="gr30" draw:text-style-name="P8" draw:layer="layout" svg:width="0.026cm" svg:height="0.38cm" svg:x="29.686cm" svg:y="8.045cm" svg:viewBox="0 0 27 381" draw:points="0,381 27,381 27,0 0,0">
          <text:p/>
        </draw:polygon>
        <draw:polygon draw:style-name="gr30" draw:text-style-name="P8" draw:layer="layout" svg:width="0.026cm" svg:height="0.38cm" svg:x="29.712cm" svg:y="8.045cm" svg:viewBox="0 0 27 381" draw:points="0,381 27,381 27,0 0,0">
          <text:p/>
        </draw:polygon>
        <draw:polygon draw:style-name="gr32" draw:text-style-name="P10" draw:layer="layout" svg:width="0.026cm" svg:height="0.38cm" svg:x="29.739cm" svg:y="8.045cm" svg:viewBox="0 0 27 381" draw:points="0,381 27,381 27,0 0,0">
          <text:p/>
        </draw:polygon>
        <draw:polygon draw:style-name="gr31" draw:text-style-name="P9" draw:layer="layout" svg:width="0.026cm" svg:height="0.38cm" svg:x="29.765cm" svg:y="8.045cm" svg:viewBox="0 0 27 381" draw:points="0,381 27,381 27,0 0,0">
          <text:p/>
        </draw:polygon>
        <draw:polygon draw:style-name="gr30" draw:text-style-name="P8" draw:layer="layout" svg:width="0.026cm" svg:height="0.38cm" svg:x="29.791cm" svg:y="8.045cm" svg:viewBox="0 0 27 381" draw:points="0,381 27,381 27,0 0,0">
          <text:p/>
        </draw:polygon>
        <draw:polygon draw:style-name="gr30" draw:text-style-name="P8" draw:layer="layout" svg:width="0.027cm" svg:height="0.38cm" svg:x="29.817cm" svg:y="8.045cm" svg:viewBox="0 0 28 381" draw:points="0,381 28,381 28,0 0,0">
          <text:p/>
        </draw:polygon>
        <draw:polygon draw:style-name="gr31" draw:text-style-name="P9" draw:layer="layout" svg:width="0.026cm" svg:height="0.38cm" svg:x="29.844cm" svg:y="8.045cm" svg:viewBox="0 0 27 381" draw:points="0,381 27,381 27,0 0,0">
          <text:p/>
        </draw:polygon>
        <draw:polygon draw:style-name="gr31" draw:text-style-name="P9" draw:layer="layout" svg:width="0.026cm" svg:height="0.38cm" svg:x="29.87cm" svg:y="8.045cm" svg:viewBox="0 0 27 381" draw:points="0,381 27,381 27,0 0,0">
          <text:p/>
        </draw:polygon>
        <draw:polygon draw:style-name="gr32" draw:text-style-name="P10" draw:layer="layout" svg:width="0.027cm" svg:height="0.38cm" svg:x="29.896cm" svg:y="8.045cm" svg:viewBox="0 0 28 381" draw:points="0,381 28,381 28,0 0,0">
          <text:p/>
        </draw:polygon>
        <draw:polygon draw:style-name="gr32" draw:text-style-name="P10" draw:layer="layout" svg:width="0.026cm" svg:height="0.38cm" svg:x="29.923cm" svg:y="8.045cm" svg:viewBox="0 0 27 381" draw:points="0,381 27,381 27,0 0,0">
          <text:p/>
        </draw:polygon>
        <draw:polygon draw:style-name="gr32" draw:text-style-name="P10" draw:layer="layout" svg:width="0.026cm" svg:height="0.38cm" svg:x="29.949cm" svg:y="8.045cm" svg:viewBox="0 0 27 381" draw:points="0,381 27,381 27,0 0,0">
          <text:p/>
        </draw:polygon>
        <draw:polygon draw:style-name="gr32" draw:text-style-name="P10" draw:layer="layout" svg:width="0.026cm" svg:height="0.38cm" svg:x="29.975cm" svg:y="8.045cm" svg:viewBox="0 0 27 381" draw:points="0,381 27,381 27,0 0,0">
          <text:p/>
        </draw:polygon>
        <draw:polygon draw:style-name="gr32" draw:text-style-name="P10" draw:layer="layout" svg:width="0.026cm" svg:height="0.38cm" svg:x="30.028cm" svg:y="8.045cm" svg:viewBox="0 0 27 381" draw:points="0,381 27,381 27,0 0,0">
          <text:p/>
        </draw:polygon>
        <draw:polygon draw:style-name="gr31" draw:text-style-name="P9" draw:layer="layout" svg:width="0.026cm" svg:height="0.38cm" svg:x="30.08cm" svg:y="8.045cm" svg:viewBox="0 0 27 381" draw:points="0,381 27,381 27,0 0,0">
          <text:p/>
        </draw:polygon>
        <draw:polygon draw:style-name="gr29" draw:text-style-name="P7" draw:layer="layout" svg:width="0.026cm" svg:height="0.38cm" svg:x="30.238cm" svg:y="8.045cm" svg:viewBox="0 0 27 381" draw:points="0,381 27,381 27,0 0,0">
          <text:p/>
        </draw:polygon>
        <draw:polygon draw:style-name="gr30" draw:text-style-name="P8" draw:layer="layout" svg:width="0.026cm" svg:height="0.38cm" svg:x="30.264cm" svg:y="8.045cm" svg:viewBox="0 0 27 381" draw:points="0,381 27,381 27,0 0,0">
          <text:p/>
        </draw:polygon>
        <draw:polygon draw:style-name="gr30" draw:text-style-name="P8" draw:layer="layout" svg:width="0.027cm" svg:height="0.38cm" svg:x="30.29cm" svg:y="8.045cm" svg:viewBox="0 0 28 381" draw:points="0,381 28,381 28,0 0,0">
          <text:p/>
        </draw:polygon>
        <draw:polygon draw:style-name="gr31" draw:text-style-name="P9" draw:layer="layout" svg:width="0.026cm" svg:height="0.38cm" svg:x="30.317cm" svg:y="8.045cm" svg:viewBox="0 0 27 381" draw:points="0,381 27,381 27,0 0,0">
          <text:p/>
        </draw:polygon>
        <draw:polygon draw:style-name="gr31" draw:text-style-name="P9" draw:layer="layout" svg:width="0.026cm" svg:height="0.38cm" svg:x="30.343cm" svg:y="8.045cm" svg:viewBox="0 0 27 381" draw:points="0,381 27,381 27,0 0,0">
          <text:p/>
        </draw:polygon>
        <draw:polygon draw:style-name="gr31" draw:text-style-name="P9" draw:layer="layout" svg:width="0.026cm" svg:height="0.38cm" svg:x="30.369cm" svg:y="8.045cm" svg:viewBox="0 0 27 381" draw:points="0,381 27,381 27,0 0,0">
          <text:p/>
        </draw:polygon>
        <draw:polygon draw:style-name="gr29" draw:text-style-name="P7" draw:layer="layout" svg:width="0.026cm" svg:height="0.38cm" svg:x="30.396cm" svg:y="8.045cm" svg:viewBox="0 0 27 381" draw:points="0,381 27,381 27,0 0,0">
          <text:p/>
        </draw:polygon>
        <draw:polygon draw:style-name="gr31" draw:text-style-name="P9" draw:layer="layout" svg:width="0.026cm" svg:height="0.38cm" svg:x="30.422cm" svg:y="8.045cm" svg:viewBox="0 0 27 381" draw:points="0,381 27,381 27,0 0,0">
          <text:p/>
        </draw:polygon>
        <draw:polygon draw:style-name="gr31" draw:text-style-name="P9" draw:layer="layout" svg:width="0.026cm" svg:height="0.38cm" svg:x="30.448cm" svg:y="8.045cm" svg:viewBox="0 0 27 381" draw:points="0,381 27,381 27,0 0,0">
          <text:p/>
        </draw:polygon>
        <draw:polygon draw:style-name="gr29" draw:text-style-name="P7" draw:layer="layout" svg:width="0.026cm" svg:height="0.38cm" svg:x="30.475cm" svg:y="8.045cm" svg:viewBox="0 0 27 381" draw:points="0,381 27,381 27,0 0,0">
          <text:p/>
        </draw:polygon>
        <draw:polygon draw:style-name="gr29" draw:text-style-name="P7" draw:layer="layout" svg:width="0.026cm" svg:height="0.38cm" svg:x="30.501cm" svg:y="8.045cm" svg:viewBox="0 0 27 381" draw:points="0,381 27,381 27,0 0,0">
          <text:p/>
        </draw:polygon>
        <draw:polygon draw:style-name="gr31" draw:text-style-name="P9" draw:layer="layout" svg:width="0.026cm" svg:height="0.38cm" svg:x="30.527cm" svg:y="8.045cm" svg:viewBox="0 0 27 381" draw:points="0,381 27,381 27,0 0,0">
          <text:p/>
        </draw:polygon>
        <draw:polygon draw:style-name="gr31" draw:text-style-name="P9" draw:layer="layout" svg:width="0.026cm" svg:height="0.38cm" svg:x="30.553cm" svg:y="8.045cm" svg:viewBox="0 0 27 381" draw:points="0,381 27,381 27,0 0,0">
          <text:p/>
        </draw:polygon>
        <draw:polygon draw:style-name="gr30" draw:text-style-name="P8" draw:layer="layout" svg:width="0.027cm" svg:height="0.38cm" svg:x="30.579cm" svg:y="8.045cm" svg:viewBox="0 0 28 381" draw:points="0,381 28,381 28,0 0,0">
          <text:p/>
        </draw:polygon>
        <draw:polygon draw:style-name="gr31" draw:text-style-name="P9" draw:layer="layout" svg:width="0.026cm" svg:height="0.38cm" svg:x="30.606cm" svg:y="8.045cm" svg:viewBox="0 0 27 381" draw:points="0,381 27,381 27,0 0,0">
          <text:p/>
        </draw:polygon>
        <draw:polygon draw:style-name="gr31" draw:text-style-name="P9" draw:layer="layout" svg:width="0.026cm" svg:height="0.38cm" svg:x="30.632cm" svg:y="8.045cm" svg:viewBox="0 0 27 381" draw:points="0,381 27,381 27,0 0,0">
          <text:p/>
        </draw:polygon>
        <draw:polygon draw:style-name="gr29" draw:text-style-name="P7" draw:layer="layout" svg:width="0.026cm" svg:height="0.38cm" svg:x="30.658cm" svg:y="8.045cm" svg:viewBox="0 0 27 381" draw:points="0,381 27,381 27,0 0,0">
          <text:p/>
        </draw:polygon>
        <draw:polygon draw:style-name="gr30" draw:text-style-name="P8" draw:layer="layout" svg:width="0.026cm" svg:height="0.38cm" svg:x="30.685cm" svg:y="8.045cm" svg:viewBox="0 0 27 381" draw:points="0,381 27,381 27,0 0,0">
          <text:p/>
        </draw:polygon>
        <draw:polygon draw:style-name="gr31" draw:text-style-name="P9" draw:layer="layout" svg:width="0.026cm" svg:height="0.38cm" svg:x="30.711cm" svg:y="8.045cm" svg:viewBox="0 0 27 381" draw:points="0,381 27,381 27,0 0,0">
          <text:p/>
        </draw:polygon>
        <draw:polygon draw:style-name="gr32" draw:text-style-name="P10" draw:layer="layout" svg:width="0.026cm" svg:height="0.38cm" svg:x="30.737cm" svg:y="8.045cm" svg:viewBox="0 0 27 381" draw:points="0,381 27,381 27,0 0,0">
          <text:p/>
        </draw:polygon>
        <draw:polygon draw:style-name="gr31" draw:text-style-name="P9" draw:layer="layout" svg:width="0.026cm" svg:height="0.38cm" svg:x="30.763cm" svg:y="8.045cm" svg:viewBox="0 0 27 381" draw:points="0,381 27,381 27,0 0,0">
          <text:p/>
        </draw:polygon>
        <draw:polygon draw:style-name="gr31" draw:text-style-name="P9" draw:layer="layout" svg:width="0.026cm" svg:height="0.38cm" svg:x="30.79cm" svg:y="8.045cm" svg:viewBox="0 0 27 381" draw:points="0,381 27,381 27,0 0,0">
          <text:p/>
        </draw:polygon>
        <draw:polygon draw:style-name="gr31" draw:text-style-name="P9" draw:layer="layout" svg:width="0.026cm" svg:height="0.38cm" svg:x="30.816cm" svg:y="8.045cm" svg:viewBox="0 0 27 381" draw:points="0,381 27,381 27,0 0,0">
          <text:p/>
        </draw:polygon>
        <draw:polygon draw:style-name="gr31" draw:text-style-name="P9" draw:layer="layout" svg:width="0.026cm" svg:height="0.38cm" svg:x="30.842cm" svg:y="8.045cm" svg:viewBox="0 0 27 381" draw:points="0,381 27,381 27,0 0,0">
          <text:p/>
        </draw:polygon>
        <draw:polygon draw:style-name="gr31" draw:text-style-name="P9" draw:layer="layout" svg:width="0.026cm" svg:height="0.38cm" svg:x="30.868cm" svg:y="8.045cm" svg:viewBox="0 0 27 381" draw:points="0,381 27,381 27,0 0,0">
          <text:p/>
        </draw:polygon>
        <draw:polygon draw:style-name="gr30" draw:text-style-name="P8" draw:layer="layout" svg:width="0.026cm" svg:height="0.38cm" svg:x="30.895cm" svg:y="8.045cm" svg:viewBox="0 0 27 381" draw:points="0,381 27,381 27,0 0,0">
          <text:p/>
        </draw:polygon>
        <draw:polygon draw:style-name="gr30" draw:text-style-name="P8" draw:layer="layout" svg:width="0.026cm" svg:height="0.38cm" svg:x="30.921cm" svg:y="8.045cm" svg:viewBox="0 0 27 381" draw:points="0,381 27,381 27,0 0,0">
          <text:p/>
        </draw:polygon>
        <draw:polygon draw:style-name="gr32" draw:text-style-name="P10" draw:layer="layout" svg:width="0.026cm" svg:height="0.38cm" svg:x="30.947cm" svg:y="8.045cm" svg:viewBox="0 0 27 381" draw:points="0,381 27,381 27,0 0,0">
          <text:p/>
        </draw:polygon>
        <draw:polygon draw:style-name="gr31" draw:text-style-name="P9" draw:layer="layout" svg:width="0.027cm" svg:height="0.38cm" svg:x="30.973cm" svg:y="8.045cm" svg:viewBox="0 0 28 381" draw:points="0,381 28,381 28,0 0,0">
          <text:p/>
        </draw:polygon>
        <draw:polygon draw:style-name="gr30" draw:text-style-name="P8" draw:layer="layout" svg:width="0.026cm" svg:height="0.38cm" svg:x="31cm" svg:y="8.045cm" svg:viewBox="0 0 27 381" draw:points="0,381 27,381 27,0 0,0">
          <text:p/>
        </draw:polygon>
        <draw:polygon draw:style-name="gr30" draw:text-style-name="P8" draw:layer="layout" svg:width="0.026cm" svg:height="0.38cm" svg:x="31.026cm" svg:y="8.045cm" svg:viewBox="0 0 27 381" draw:points="0,381 27,381 27,0 0,0">
          <text:p/>
        </draw:polygon>
        <draw:polygon draw:style-name="gr31" draw:text-style-name="P9" draw:layer="layout" svg:width="0.026cm" svg:height="0.38cm" svg:x="31.052cm" svg:y="8.045cm" svg:viewBox="0 0 27 381" draw:points="0,381 27,381 27,0 0,0">
          <text:p/>
        </draw:polygon>
        <draw:polygon draw:style-name="gr30" draw:text-style-name="P8" draw:layer="layout" svg:width="0.026cm" svg:height="0.38cm" svg:x="31.079cm" svg:y="8.045cm" svg:viewBox="0 0 27 381" draw:points="0,381 27,381 27,0 0,0">
          <text:p/>
        </draw:polygon>
        <draw:polygon draw:style-name="gr31" draw:text-style-name="P9" draw:layer="layout" svg:width="0.026cm" svg:height="0.38cm" svg:x="31.105cm" svg:y="8.045cm" svg:viewBox="0 0 27 381" draw:points="0,381 27,381 27,0 0,0">
          <text:p/>
        </draw:polygon>
        <draw:polygon draw:style-name="gr31" draw:text-style-name="P9" draw:layer="layout" svg:width="0.026cm" svg:height="0.38cm" svg:x="31.131cm" svg:y="8.045cm" svg:viewBox="0 0 27 381" draw:points="0,381 27,381 27,0 0,0">
          <text:p/>
        </draw:polygon>
        <draw:polygon draw:style-name="gr29" draw:text-style-name="P7" draw:layer="layout" svg:width="0.026cm" svg:height="0.38cm" svg:x="31.157cm" svg:y="8.045cm" svg:viewBox="0 0 27 381" draw:points="0,381 27,381 27,0 0,0">
          <text:p/>
        </draw:polygon>
        <draw:polygon draw:style-name="gr31" draw:text-style-name="P9" draw:layer="layout" svg:width="0.026cm" svg:height="0.38cm" svg:x="31.184cm" svg:y="8.045cm" svg:viewBox="0 0 27 381" draw:points="0,381 27,381 27,0 0,0">
          <text:p/>
        </draw:polygon>
        <draw:polygon draw:style-name="gr29" draw:text-style-name="P7" draw:layer="layout" svg:width="0.026cm" svg:height="0.38cm" svg:x="31.21cm" svg:y="8.045cm" svg:viewBox="0 0 27 381" draw:points="0,381 27,381 27,0 0,0">
          <text:p/>
        </draw:polygon>
        <draw:polygon draw:style-name="gr30" draw:text-style-name="P8" draw:layer="layout" svg:width="0.026cm" svg:height="0.38cm" svg:x="31.236cm" svg:y="8.045cm" svg:viewBox="0 0 27 381" draw:points="0,381 27,381 27,0 0,0">
          <text:p/>
        </draw:polygon>
        <draw:polygon draw:style-name="gr31" draw:text-style-name="P9" draw:layer="layout" svg:width="0.026cm" svg:height="0.38cm" svg:x="31.262cm" svg:y="8.045cm" svg:viewBox="0 0 27 381" draw:points="0,381 27,381 27,0 0,0">
          <text:p/>
        </draw:polygon>
        <draw:polygon draw:style-name="gr30" draw:text-style-name="P8" draw:layer="layout" svg:width="0.026cm" svg:height="0.38cm" svg:x="31.289cm" svg:y="8.045cm" svg:viewBox="0 0 27 381" draw:points="0,381 27,381 27,0 0,0">
          <text:p/>
        </draw:polygon>
        <draw:polygon draw:style-name="gr31" draw:text-style-name="P9" draw:layer="layout" svg:width="0.026cm" svg:height="0.38cm" svg:x="31.316cm" svg:y="8.045cm" svg:viewBox="0 0 27 381" draw:points="0,381 27,381 27,0 0,0">
          <text:p/>
        </draw:polygon>
        <draw:polygon draw:style-name="gr31" draw:text-style-name="P9" draw:layer="layout" svg:width="0.027cm" svg:height="0.38cm" svg:x="31.341cm" svg:y="8.045cm" svg:viewBox="0 0 28 381" draw:points="0,381 28,381 28,0 0,0">
          <text:p/>
        </draw:polygon>
        <draw:polygon draw:style-name="gr30" draw:text-style-name="P8" draw:layer="layout" svg:width="0.026cm" svg:height="0.38cm" svg:x="31.368cm" svg:y="8.045cm" svg:viewBox="0 0 27 381" draw:points="0,381 27,381 27,0 0,0">
          <text:p/>
        </draw:polygon>
        <draw:polygon draw:style-name="gr32" draw:text-style-name="P10" draw:layer="layout" svg:width="0.026cm" svg:height="0.38cm" svg:x="31.394cm" svg:y="8.045cm" svg:viewBox="0 0 27 381" draw:points="0,381 27,381 27,0 0,0">
          <text:p/>
        </draw:polygon>
        <draw:polygon draw:style-name="gr30" draw:text-style-name="P8" draw:layer="layout" svg:width="0.026cm" svg:height="0.38cm" svg:x="31.42cm" svg:y="8.045cm" svg:viewBox="0 0 27 381" draw:points="0,381 27,381 27,0 0,0">
          <text:p/>
        </draw:polygon>
        <draw:polygon draw:style-name="gr30" draw:text-style-name="P8" draw:layer="layout" svg:width="0.026cm" svg:height="0.38cm" svg:x="31.446cm" svg:y="8.045cm" svg:viewBox="0 0 27 381" draw:points="0,381 27,381 27,0 0,0">
          <text:p/>
        </draw:polygon>
        <draw:polygon draw:style-name="gr30" draw:text-style-name="P8" draw:layer="layout" svg:width="0.026cm" svg:height="0.38cm" svg:x="31.473cm" svg:y="8.045cm" svg:viewBox="0 0 27 381" draw:points="0,381 27,381 27,0 0,0">
          <text:p/>
        </draw:polygon>
        <draw:polygon draw:style-name="gr30" draw:text-style-name="P8" draw:layer="layout" svg:width="0.026cm" svg:height="0.38cm" svg:x="31.499cm" svg:y="8.045cm" svg:viewBox="0 0 27 381" draw:points="0,381 27,381 27,0 0,0">
          <text:p/>
        </draw:polygon>
        <draw:polygon draw:style-name="gr32" draw:text-style-name="P10" draw:layer="layout" svg:width="0.026cm" svg:height="0.38cm" svg:x="31.525cm" svg:y="8.045cm" svg:viewBox="0 0 27 381" draw:points="0,381 27,381 27,0 0,0">
          <text:p/>
        </draw:polygon>
        <draw:polygon draw:style-name="gr30" draw:text-style-name="P8" draw:layer="layout" svg:width="0.026cm" svg:height="0.38cm" svg:x="31.551cm" svg:y="8.045cm" svg:viewBox="0 0 27 381" draw:points="0,381 27,381 27,0 0,0">
          <text:p/>
        </draw:polygon>
        <draw:polygon draw:style-name="gr29" draw:text-style-name="P7" draw:layer="layout" svg:width="0.026cm" svg:height="0.38cm" svg:x="31.578cm" svg:y="8.045cm" svg:viewBox="0 0 27 381" draw:points="0,381 27,381 27,0 0,0">
          <text:p/>
        </draw:polygon>
        <draw:polygon draw:style-name="gr29" draw:text-style-name="P7" draw:layer="layout" svg:width="0.026cm" svg:height="0.38cm" svg:x="31.604cm" svg:y="8.045cm" svg:viewBox="0 0 27 381" draw:points="0,381 27,381 27,0 0,0">
          <text:p/>
        </draw:polygon>
        <draw:polygon draw:style-name="gr29" draw:text-style-name="P7" draw:layer="layout" svg:width="0.026cm" svg:height="0.38cm" svg:x="31.63cm" svg:y="8.045cm" svg:viewBox="0 0 27 381" draw:points="0,381 27,381 27,0 0,0">
          <text:p/>
        </draw:polygon>
        <draw:polygon draw:style-name="gr32" draw:text-style-name="P10" draw:layer="layout" svg:width="0.027cm" svg:height="0.38cm" svg:x="31.656cm" svg:y="8.045cm" svg:viewBox="0 0 28 381" draw:points="0,381 28,381 28,0 0,0">
          <text:p/>
        </draw:polygon>
        <draw:polygon draw:style-name="gr31" draw:text-style-name="P9" draw:layer="layout" svg:width="0.026cm" svg:height="0.38cm" svg:x="31.683cm" svg:y="8.045cm" svg:viewBox="0 0 27 381" draw:points="0,381 27,381 27,0 0,0">
          <text:p/>
        </draw:polygon>
        <draw:polygon draw:style-name="gr30" draw:text-style-name="P8" draw:layer="layout" svg:width="0.026cm" svg:height="0.38cm" svg:x="31.709cm" svg:y="8.045cm" svg:viewBox="0 0 27 381" draw:points="0,381 27,381 27,0 0,0">
          <text:p/>
        </draw:polygon>
        <draw:polygon draw:style-name="gr29" draw:text-style-name="P7" draw:layer="layout" svg:width="0.027cm" svg:height="0.38cm" svg:x="31.735cm" svg:y="8.045cm" svg:viewBox="0 0 28 381" draw:points="0,381 28,381 28,0 0,0">
          <text:p/>
        </draw:polygon>
        <draw:polygon draw:style-name="gr32" draw:text-style-name="P10" draw:layer="layout" svg:width="0.026cm" svg:height="0.38cm" svg:x="31.763cm" svg:y="8.045cm" svg:viewBox="0 0 27 381" draw:points="0,381 27,381 27,0 0,0">
          <text:p/>
        </draw:polygon>
        <draw:polygon draw:style-name="gr30" draw:text-style-name="P8" draw:layer="layout" svg:width="0.026cm" svg:height="0.38cm" svg:x="31.788cm" svg:y="8.045cm" svg:viewBox="0 0 27 381" draw:points="0,381 27,381 27,0 0,0">
          <text:p/>
        </draw:polygon>
        <draw:polygon draw:style-name="gr31" draw:text-style-name="P9" draw:layer="layout" svg:width="0.026cm" svg:height="0.38cm" svg:x="31.814cm" svg:y="8.045cm" svg:viewBox="0 0 27 381" draw:points="0,381 27,381 27,0 0,0">
          <text:p/>
        </draw:polygon>
        <draw:polygon draw:style-name="gr31" draw:text-style-name="P9" draw:layer="layout" svg:width="0.026cm" svg:height="0.38cm" svg:x="31.841cm" svg:y="8.045cm" svg:viewBox="0 0 27 381" draw:points="0,381 27,381 27,0 0,0">
          <text:p/>
        </draw:polygon>
        <draw:polygon draw:style-name="gr32" draw:text-style-name="P10" draw:layer="layout" svg:width="0.026cm" svg:height="0.38cm" svg:x="31.867cm" svg:y="8.045cm" svg:viewBox="0 0 27 381" draw:points="0,381 27,381 27,0 0,0">
          <text:p/>
        </draw:polygon>
        <draw:polygon draw:style-name="gr31" draw:text-style-name="P9" draw:layer="layout" svg:width="0.026cm" svg:height="0.38cm" svg:x="31.893cm" svg:y="8.045cm" svg:viewBox="0 0 27 381" draw:points="0,381 27,381 27,0 0,0">
          <text:p/>
        </draw:polygon>
        <draw:polygon draw:style-name="gr31" draw:text-style-name="P9" draw:layer="layout" svg:width="0.026cm" svg:height="0.38cm" svg:x="31.919cm" svg:y="8.045cm" svg:viewBox="0 0 27 381" draw:points="0,381 27,381 27,0 0,0">
          <text:p/>
        </draw:polygon>
        <draw:polygon draw:style-name="gr31" draw:text-style-name="P9" draw:layer="layout" svg:width="0.026cm" svg:height="0.38cm" svg:x="31.945cm" svg:y="8.045cm" svg:viewBox="0 0 27 381" draw:points="0,381 27,381 27,0 0,0">
          <text:p/>
        </draw:polygon>
        <draw:polygon draw:style-name="gr31" draw:text-style-name="P9" draw:layer="layout" svg:width="0.026cm" svg:height="0.38cm" svg:x="31.972cm" svg:y="8.045cm" svg:viewBox="0 0 27 381" draw:points="0,381 27,381 27,0 0,0">
          <text:p/>
        </draw:polygon>
        <draw:polygon draw:style-name="gr30" draw:text-style-name="P8" draw:layer="layout" svg:width="0.026cm" svg:height="0.38cm" svg:x="31.998cm" svg:y="8.045cm" svg:viewBox="0 0 27 381" draw:points="0,381 27,381 27,0 0,0">
          <text:p/>
        </draw:polygon>
        <draw:polygon draw:style-name="gr32" draw:text-style-name="P10" draw:layer="layout" svg:width="0.026cm" svg:height="0.38cm" svg:x="32.024cm" svg:y="8.045cm" svg:viewBox="0 0 27 381" draw:points="0,381 27,381 27,0 0,0">
          <text:p/>
        </draw:polygon>
        <draw:polygon draw:style-name="gr32" draw:text-style-name="P10" draw:layer="layout" svg:width="0.027cm" svg:height="0.38cm" svg:x="32.05cm" svg:y="8.045cm" svg:viewBox="0 0 28 381" draw:points="0,381 28,381 28,0 0,0">
          <text:p/>
        </draw:polygon>
        <draw:polygon draw:style-name="gr30" draw:text-style-name="P8" draw:layer="layout" svg:width="0.026cm" svg:height="0.38cm" svg:x="32.077cm" svg:y="8.045cm" svg:viewBox="0 0 27 381" draw:points="0,381 27,381 27,0 0,0">
          <text:p/>
        </draw:polygon>
        <draw:polygon draw:style-name="gr30" draw:text-style-name="P8" draw:layer="layout" svg:width="0.026cm" svg:height="0.38cm" svg:x="32.103cm" svg:y="8.045cm" svg:viewBox="0 0 27 381" draw:points="0,381 27,381 27,0 0,0">
          <text:p/>
        </draw:polygon>
        <draw:polygon draw:style-name="gr31" draw:text-style-name="P9" draw:layer="layout" svg:width="0.026cm" svg:height="0.38cm" svg:x="32.13cm" svg:y="8.045cm" svg:viewBox="0 0 27 381" draw:points="0,381 27,381 27,0 0,0">
          <text:p/>
        </draw:polygon>
        <draw:polygon draw:style-name="gr29" draw:text-style-name="P7" draw:layer="layout" svg:width="0.026cm" svg:height="0.38cm" svg:x="32.156cm" svg:y="8.045cm" svg:viewBox="0 0 27 381" draw:points="0,381 27,381 27,0 0,0">
          <text:p/>
        </draw:polygon>
        <draw:polygon draw:style-name="gr31" draw:text-style-name="P9" draw:layer="layout" svg:width="0.026cm" svg:height="0.38cm" svg:x="32.182cm" svg:y="8.045cm" svg:viewBox="0 0 27 381" draw:points="0,381 27,381 27,0 0,0">
          <text:p/>
        </draw:polygon>
        <draw:polygon draw:style-name="gr30" draw:text-style-name="P8" draw:layer="layout" svg:width="0.026cm" svg:height="0.38cm" svg:x="32.208cm" svg:y="8.045cm" svg:viewBox="0 0 27 381" draw:points="0,381 27,381 27,0 0,0">
          <text:p/>
        </draw:polygon>
        <draw:polygon draw:style-name="gr31" draw:text-style-name="P9" draw:layer="layout" svg:width="0.026cm" svg:height="0.38cm" svg:x="32.235cm" svg:y="8.045cm" svg:viewBox="0 0 27 381" draw:points="0,381 27,381 27,0 0,0">
          <text:p/>
        </draw:polygon>
        <draw:polygon draw:style-name="gr32" draw:text-style-name="P10" draw:layer="layout" svg:width="0.026cm" svg:height="0.38cm" svg:x="32.261cm" svg:y="8.045cm" svg:viewBox="0 0 27 381" draw:points="0,381 27,381 27,0 0,0">
          <text:p/>
        </draw:polygon>
        <draw:polygon draw:style-name="gr32" draw:text-style-name="P10" draw:layer="layout" svg:width="0.026cm" svg:height="0.38cm" svg:x="32.287cm" svg:y="8.045cm" svg:viewBox="0 0 27 381" draw:points="0,381 27,381 27,0 0,0">
          <text:p/>
        </draw:polygon>
        <draw:polygon draw:style-name="gr30" draw:text-style-name="P8" draw:layer="layout" svg:width="0.026cm" svg:height="0.38cm" svg:x="32.313cm" svg:y="8.045cm" svg:viewBox="0 0 27 381" draw:points="0,381 27,381 27,0 0,0">
          <text:p/>
        </draw:polygon>
        <draw:polygon draw:style-name="gr30" draw:text-style-name="P8" draw:layer="layout" svg:width="0.026cm" svg:height="0.38cm" svg:x="32.34cm" svg:y="8.045cm" svg:viewBox="0 0 27 381" draw:points="0,381 27,381 27,0 0,0">
          <text:p/>
        </draw:polygon>
        <draw:polygon draw:style-name="gr29" draw:text-style-name="P7" draw:layer="layout" svg:width="0.026cm" svg:height="0.38cm" svg:x="32.366cm" svg:y="8.045cm" svg:viewBox="0 0 27 381" draw:points="0,381 27,381 27,0 0,0">
          <text:p/>
        </draw:polygon>
        <draw:polygon draw:style-name="gr30" draw:text-style-name="P8" draw:layer="layout" svg:width="0.026cm" svg:height="0.38cm" svg:x="32.392cm" svg:y="8.045cm" svg:viewBox="0 0 27 381" draw:points="0,381 27,381 27,0 0,0">
          <text:p/>
        </draw:polygon>
        <draw:polygon draw:style-name="gr31" draw:text-style-name="P9" draw:layer="layout" svg:width="0.027cm" svg:height="0.38cm" svg:x="32.418cm" svg:y="8.045cm" svg:viewBox="0 0 28 381" draw:points="0,381 28,381 28,0 0,0">
          <text:p/>
        </draw:polygon>
        <draw:polygon draw:style-name="gr31" draw:text-style-name="P9" draw:layer="layout" svg:width="0.026cm" svg:height="0.38cm" svg:x="32.445cm" svg:y="8.045cm" svg:viewBox="0 0 27 381" draw:points="0,381 27,381 27,0 0,0">
          <text:p/>
        </draw:polygon>
        <draw:polygon draw:style-name="gr31" draw:text-style-name="P9" draw:layer="layout" svg:width="0.026cm" svg:height="0.38cm" svg:x="32.471cm" svg:y="8.045cm" svg:viewBox="0 0 27 381" draw:points="0,381 27,381 27,0 0,0">
          <text:p/>
        </draw:polygon>
        <draw:polygon draw:style-name="gr30" draw:text-style-name="P8" draw:layer="layout" svg:width="0.026cm" svg:height="0.38cm" svg:x="32.497cm" svg:y="8.045cm" svg:viewBox="0 0 27 381" draw:points="0,381 27,381 27,0 0,0">
          <text:p/>
        </draw:polygon>
        <draw:polygon draw:style-name="gr31" draw:text-style-name="P9" draw:layer="layout" svg:width="0.026cm" svg:height="0.38cm" svg:x="32.524cm" svg:y="8.045cm" svg:viewBox="0 0 27 381" draw:points="0,381 27,381 27,0 0,0">
          <text:p/>
        </draw:polygon>
        <draw:polygon draw:style-name="gr32" draw:text-style-name="P10" draw:layer="layout" svg:width="0.026cm" svg:height="0.38cm" svg:x="32.55cm" svg:y="8.045cm" svg:viewBox="0 0 27 381" draw:points="0,381 27,381 27,0 0,0">
          <text:p/>
        </draw:polygon>
        <draw:polygon draw:style-name="gr32" draw:text-style-name="P10" draw:layer="layout" svg:width="0.026cm" svg:height="0.38cm" svg:x="32.576cm" svg:y="8.045cm" svg:viewBox="0 0 27 381" draw:points="0,381 27,381 27,0 0,0">
          <text:p/>
        </draw:polygon>
        <draw:polygon draw:style-name="gr31" draw:text-style-name="P9" draw:layer="layout" svg:width="0.026cm" svg:height="0.38cm" svg:x="32.603cm" svg:y="8.045cm" svg:viewBox="0 0 27 381" draw:points="0,381 27,381 27,0 0,0">
          <text:p/>
        </draw:polygon>
        <draw:polygon draw:style-name="gr32" draw:text-style-name="P10" draw:layer="layout" svg:width="0.026cm" svg:height="0.38cm" svg:x="32.629cm" svg:y="8.045cm" svg:viewBox="0 0 27 381" draw:points="0,381 27,381 27,0 0,0">
          <text:p/>
        </draw:polygon>
        <draw:polygon draw:style-name="gr29" draw:text-style-name="P7" draw:layer="layout" svg:width="0.026cm" svg:height="0.38cm" svg:x="32.655cm" svg:y="8.045cm" svg:viewBox="0 0 27 381" draw:points="0,381 27,381 27,0 0,0">
          <text:p/>
        </draw:polygon>
        <draw:polygon draw:style-name="gr32" draw:text-style-name="P10" draw:layer="layout" svg:width="0.026cm" svg:height="0.38cm" svg:x="32.681cm" svg:y="8.045cm" svg:viewBox="0 0 27 381" draw:points="0,381 27,381 27,0 0,0">
          <text:p/>
        </draw:polygon>
        <draw:polygon draw:style-name="gr32" draw:text-style-name="P10" draw:layer="layout" svg:width="0.026cm" svg:height="0.38cm" svg:x="32.707cm" svg:y="8.045cm" svg:viewBox="0 0 27 381" draw:points="0,381 27,381 27,0 0,0">
          <text:p/>
        </draw:polygon>
        <draw:polygon draw:style-name="gr31" draw:text-style-name="P9" draw:layer="layout" svg:width="0.026cm" svg:height="0.38cm" svg:x="32.734cm" svg:y="8.045cm" svg:viewBox="0 0 27 381" draw:points="0,381 27,381 27,0 0,0">
          <text:p/>
        </draw:polygon>
        <draw:polygon draw:style-name="gr32" draw:text-style-name="P10" draw:layer="layout" svg:width="0.026cm" svg:height="0.38cm" svg:x="32.76cm" svg:y="8.045cm" svg:viewBox="0 0 27 381" draw:points="0,381 27,381 27,0 0,0">
          <text:p/>
        </draw:polygon>
        <draw:polygon draw:style-name="gr30" draw:text-style-name="P8" draw:layer="layout" svg:width="0.026cm" svg:height="0.38cm" svg:x="32.786cm" svg:y="8.045cm" svg:viewBox="0 0 27 381" draw:points="0,381 27,381 27,0 0,0">
          <text:p/>
        </draw:polygon>
        <draw:polygon draw:style-name="gr30" draw:text-style-name="P8" draw:layer="layout" svg:width="0.027cm" svg:height="0.38cm" svg:x="32.812cm" svg:y="8.045cm" svg:viewBox="0 0 28 381" draw:points="0,381 28,381 28,0 0,0">
          <text:p/>
        </draw:polygon>
        <draw:polygon draw:style-name="gr32" draw:text-style-name="P10" draw:layer="layout" svg:width="0.026cm" svg:height="0.38cm" svg:x="32.839cm" svg:y="8.045cm" svg:viewBox="0 0 27 381" draw:points="0,381 27,381 27,0 0,0">
          <text:p/>
        </draw:polygon>
        <draw:polygon draw:style-name="gr30" draw:text-style-name="P8" draw:layer="layout" svg:width="0.026cm" svg:height="0.38cm" svg:x="32.865cm" svg:y="8.045cm" svg:viewBox="0 0 27 381" draw:points="0,381 27,381 27,0 0,0">
          <text:p/>
        </draw:polygon>
        <draw:polygon draw:style-name="gr31" draw:text-style-name="P9" draw:layer="layout" svg:width="0.026cm" svg:height="0.38cm" svg:x="32.891cm" svg:y="8.045cm" svg:viewBox="0 0 27 381" draw:points="0,381 27,381 27,0 0,0">
          <text:p/>
        </draw:polygon>
        <draw:polygon draw:style-name="gr32" draw:text-style-name="P10" draw:layer="layout" svg:width="0.026cm" svg:height="0.38cm" svg:x="32.918cm" svg:y="8.045cm" svg:viewBox="0 0 27 381" draw:points="0,381 27,381 27,0 0,0">
          <text:p/>
        </draw:polygon>
        <draw:polygon draw:style-name="gr30" draw:text-style-name="P8" draw:layer="layout" svg:width="0.026cm" svg:height="0.38cm" svg:x="32.944cm" svg:y="8.045cm" svg:viewBox="0 0 27 381" draw:points="0,381 27,381 27,0 0,0">
          <text:p/>
        </draw:polygon>
        <draw:polygon draw:style-name="gr30" draw:text-style-name="P8" draw:layer="layout" svg:width="0.026cm" svg:height="0.38cm" svg:x="32.97cm" svg:y="8.045cm" svg:viewBox="0 0 27 381" draw:points="0,381 27,381 27,0 0,0">
          <text:p/>
        </draw:polygon>
        <draw:polygon draw:style-name="gr31" draw:text-style-name="P9" draw:layer="layout" svg:width="0.026cm" svg:height="0.38cm" svg:x="32.996cm" svg:y="8.045cm" svg:viewBox="0 0 27 381" draw:points="0,381 27,381 27,0 0,0">
          <text:p/>
        </draw:polygon>
        <draw:polygon draw:style-name="gr29" draw:text-style-name="P7" draw:layer="layout" svg:width="0.026cm" svg:height="0.38cm" svg:x="33.023cm" svg:y="8.045cm" svg:viewBox="0 0 27 381" draw:points="0,381 27,381 27,0 0,0">
          <text:p/>
        </draw:polygon>
        <draw:polygon draw:style-name="gr30" draw:text-style-name="P8" draw:layer="layout" svg:width="0.026cm" svg:height="0.38cm" svg:x="33.049cm" svg:y="8.045cm" svg:viewBox="0 0 27 381" draw:points="0,381 27,381 27,0 0,0">
          <text:p/>
        </draw:polygon>
        <draw:polygon draw:style-name="gr29" draw:text-style-name="P7" draw:layer="layout" svg:width="0.026cm" svg:height="0.38cm" svg:x="33.075cm" svg:y="8.045cm" svg:viewBox="0 0 27 381" draw:points="0,381 27,381 27,0 0,0">
          <text:p/>
        </draw:polygon>
        <draw:polygon draw:style-name="gr30" draw:text-style-name="P8" draw:layer="layout" svg:width="0.027cm" svg:height="0.38cm" svg:x="33.101cm" svg:y="8.045cm" svg:viewBox="0 0 28 381" draw:points="0,381 28,381 28,0 0,0">
          <text:p/>
        </draw:polygon>
        <draw:polygon draw:style-name="gr32" draw:text-style-name="P10" draw:layer="layout" svg:width="0.026cm" svg:height="0.38cm" svg:x="33.128cm" svg:y="8.045cm" svg:viewBox="0 0 27 381" draw:points="0,381 27,381 27,0 0,0">
          <text:p/>
        </draw:polygon>
        <draw:polygon draw:style-name="gr31" draw:text-style-name="P9" draw:layer="layout" svg:width="0.026cm" svg:height="0.38cm" svg:x="33.154cm" svg:y="8.045cm" svg:viewBox="0 0 27 381" draw:points="0,381 27,381 27,0 0,0">
          <text:p/>
        </draw:polygon>
        <draw:polygon draw:style-name="gr31" draw:text-style-name="P9" draw:layer="layout" svg:width="0.027cm" svg:height="0.38cm" svg:x="33.18cm" svg:y="8.045cm" svg:viewBox="0 0 28 381" draw:points="0,381 28,381 28,0 0,0">
          <text:p/>
        </draw:polygon>
        <draw:polygon draw:style-name="gr31" draw:text-style-name="P9" draw:layer="layout" svg:width="0.026cm" svg:height="0.38cm" svg:x="33.207cm" svg:y="8.045cm" svg:viewBox="0 0 27 381" draw:points="0,381 27,381 27,0 0,0">
          <text:p/>
        </draw:polygon>
        <draw:polygon draw:style-name="gr30" draw:text-style-name="P8" draw:layer="layout" svg:width="0.026cm" svg:height="0.38cm" svg:x="33.233cm" svg:y="8.045cm" svg:viewBox="0 0 27 381" draw:points="0,381 27,381 27,0 0,0">
          <text:p/>
        </draw:polygon>
        <draw:polygon draw:style-name="gr30" draw:text-style-name="P8" draw:layer="layout" svg:width="0.026cm" svg:height="0.38cm" svg:x="33.259cm" svg:y="8.045cm" svg:viewBox="0 0 27 381" draw:points="0,381 27,381 27,0 0,0">
          <text:p/>
        </draw:polygon>
        <draw:polygon draw:style-name="gr32" draw:text-style-name="P10" draw:layer="layout" svg:width="0.026cm" svg:height="0.38cm" svg:x="33.286cm" svg:y="8.045cm" svg:viewBox="0 0 27 381" draw:points="0,381 27,381 27,0 0,0">
          <text:p/>
        </draw:polygon>
        <draw:polygon draw:style-name="gr30" draw:text-style-name="P8" draw:layer="layout" svg:width="0.026cm" svg:height="0.38cm" svg:x="33.312cm" svg:y="8.045cm" svg:viewBox="0 0 27 381" draw:points="0,381 27,381 27,0 0,0">
          <text:p/>
        </draw:polygon>
        <draw:polygon draw:style-name="gr31" draw:text-style-name="P9" draw:layer="layout" svg:width="0.026cm" svg:height="0.38cm" svg:x="33.338cm" svg:y="8.045cm" svg:viewBox="0 0 27 381" draw:points="0,381 27,381 27,0 0,0">
          <text:p/>
        </draw:polygon>
        <draw:polygon draw:style-name="gr32" draw:text-style-name="P10" draw:layer="layout" svg:width="0.026cm" svg:height="0.38cm" svg:x="33.364cm" svg:y="8.045cm" svg:viewBox="0 0 27 381" draw:points="0,381 27,381 27,0 0,0">
          <text:p/>
        </draw:polygon>
        <draw:polygon draw:style-name="gr30" draw:text-style-name="P8" draw:layer="layout" svg:width="0.026cm" svg:height="0.38cm" svg:x="33.39cm" svg:y="8.045cm" svg:viewBox="0 0 27 381" draw:points="0,381 27,381 27,0 0,0">
          <text:p/>
        </draw:polygon>
        <draw:polygon draw:style-name="gr29" draw:text-style-name="P7" draw:layer="layout" svg:width="0.026cm" svg:height="0.38cm" svg:x="33.417cm" svg:y="8.045cm" svg:viewBox="0 0 27 381" draw:points="0,381 27,381 27,0 0,0">
          <text:p/>
        </draw:polygon>
        <draw:polygon draw:style-name="gr30" draw:text-style-name="P8" draw:layer="layout" svg:width="0.026cm" svg:height="0.38cm" svg:x="33.444cm" svg:y="8.045cm" svg:viewBox="0 0 27 381" draw:points="0,381 27,381 27,0 0,0">
          <text:p/>
        </draw:polygon>
        <draw:polygon draw:style-name="gr30" draw:text-style-name="P8" draw:layer="layout" svg:width="0.026cm" svg:height="0.38cm" svg:x="33.469cm" svg:y="8.045cm" svg:viewBox="0 0 27 381" draw:points="0,381 27,381 27,0 0,0">
          <text:p/>
        </draw:polygon>
        <draw:polygon draw:style-name="gr30" draw:text-style-name="P8" draw:layer="layout" svg:width="0.027cm" svg:height="0.38cm" svg:x="33.495cm" svg:y="8.045cm" svg:viewBox="0 0 28 381" draw:points="0,381 28,381 28,0 0,0">
          <text:p/>
        </draw:polygon>
        <draw:polygon draw:style-name="gr31" draw:text-style-name="P9" draw:layer="layout" svg:width="0.026cm" svg:height="0.38cm" svg:x="33.522cm" svg:y="8.045cm" svg:viewBox="0 0 27 381" draw:points="0,381 27,381 27,0 0,0">
          <text:p/>
        </draw:polygon>
        <draw:polygon draw:style-name="gr30" draw:text-style-name="P8" draw:layer="layout" svg:width="0.026cm" svg:height="0.38cm" svg:x="33.548cm" svg:y="8.045cm" svg:viewBox="0 0 27 381" draw:points="0,381 27,381 27,0 0,0">
          <text:p/>
        </draw:polygon>
        <draw:polygon draw:style-name="gr30" draw:text-style-name="P8" draw:layer="layout" svg:width="0.028cm" svg:height="0.38cm" svg:x="33.574cm" svg:y="8.045cm" svg:viewBox="0 0 29 381" draw:points="0,381 29,381 29,0 0,0">
          <text:p/>
        </draw:polygon>
        <draw:polygon draw:style-name="gr32" draw:text-style-name="P10" draw:layer="layout" svg:width="0.026cm" svg:height="0.38cm" svg:x="33.601cm" svg:y="8.045cm" svg:viewBox="0 0 27 381" draw:points="0,381 27,381 27,0 0,0">
          <text:p/>
        </draw:polygon>
        <draw:polygon draw:style-name="gr30" draw:text-style-name="P8" draw:layer="layout" svg:width="0.026cm" svg:height="0.38cm" svg:x="33.627cm" svg:y="8.045cm" svg:viewBox="0 0 27 381" draw:points="0,381 27,381 27,0 0,0">
          <text:p/>
        </draw:polygon>
        <draw:polygon draw:style-name="gr31" draw:text-style-name="P9" draw:layer="layout" svg:width="0.026cm" svg:height="0.38cm" svg:x="33.653cm" svg:y="8.045cm" svg:viewBox="0 0 27 381" draw:points="0,381 27,381 27,0 0,0">
          <text:p/>
        </draw:polygon>
        <draw:polygon draw:style-name="gr29" draw:text-style-name="P7" draw:layer="layout" svg:width="0.026cm" svg:height="0.38cm" svg:x="33.68cm" svg:y="8.045cm" svg:viewBox="0 0 27 381" draw:points="0,381 27,381 27,0 0,0">
          <text:p/>
        </draw:polygon>
        <draw:polygon draw:style-name="gr30" draw:text-style-name="P8" draw:layer="layout" svg:width="0.026cm" svg:height="0.38cm" svg:x="33.706cm" svg:y="8.045cm" svg:viewBox="0 0 27 381" draw:points="0,381 27,381 27,0 0,0">
          <text:p/>
        </draw:polygon>
        <draw:polygon draw:style-name="gr30" draw:text-style-name="P8" draw:layer="layout" svg:width="0.026cm" svg:height="0.38cm" svg:x="33.732cm" svg:y="8.045cm" svg:viewBox="0 0 27 381" draw:points="0,381 27,381 27,0 0,0">
          <text:p/>
        </draw:polygon>
        <draw:polygon draw:style-name="gr32" draw:text-style-name="P10" draw:layer="layout" svg:width="0.026cm" svg:height="0.38cm" svg:x="33.784cm" svg:y="8.045cm" svg:viewBox="0 0 27 381" draw:points="0,381 27,381 27,0 0,0">
          <text:p/>
        </draw:polygon>
        <draw:polygon draw:style-name="gr31" draw:text-style-name="P9" draw:layer="layout" svg:width="0.026cm" svg:height="0.38cm" svg:x="33.811cm" svg:y="8.045cm" svg:viewBox="0 0 27 381" draw:points="0,381 27,381 27,0 0,0">
          <text:p/>
        </draw:polygon>
        <draw:polygon draw:style-name="gr30" draw:text-style-name="P8" draw:layer="layout" svg:width="0.026cm" svg:height="0.38cm" svg:x="33.837cm" svg:y="8.045cm" svg:viewBox="0 0 27 381" draw:points="0,381 27,381 27,0 0,0">
          <text:p/>
        </draw:polygon>
        <draw:polygon draw:style-name="gr30" draw:text-style-name="P8" draw:layer="layout" svg:width="0.027cm" svg:height="0.38cm" svg:x="33.863cm" svg:y="8.045cm" svg:viewBox="0 0 28 381" draw:points="0,381 28,381 28,0 0,0">
          <text:p/>
        </draw:polygon>
        <draw:polygon draw:style-name="gr31" draw:text-style-name="P9" draw:layer="layout" svg:width="0.026cm" svg:height="0.38cm" svg:x="33.891cm" svg:y="8.045cm" svg:viewBox="0 0 27 381" draw:points="0,381 27,381 27,0 0,0">
          <text:p/>
        </draw:polygon>
        <draw:polygon draw:style-name="gr32" draw:text-style-name="P10" draw:layer="layout" svg:width="0.026cm" svg:height="0.38cm" svg:x="33.916cm" svg:y="8.045cm" svg:viewBox="0 0 27 381" draw:points="0,381 27,381 27,0 0,0">
          <text:p/>
        </draw:polygon>
        <draw:polygon draw:style-name="gr31" draw:text-style-name="P9" draw:layer="layout" svg:width="0.026cm" svg:height="0.38cm" svg:x="33.942cm" svg:y="8.045cm" svg:viewBox="0 0 27 381" draw:points="0,381 27,381 27,0 0,0">
          <text:p/>
        </draw:polygon>
        <draw:polygon draw:style-name="gr29" draw:text-style-name="P7" draw:layer="layout" svg:width="0.026cm" svg:height="0.38cm" svg:x="33.969cm" svg:y="8.045cm" svg:viewBox="0 0 27 381" draw:points="0,381 27,381 27,0 0,0">
          <text:p/>
        </draw:polygon>
        <draw:polygon draw:style-name="gr31" draw:text-style-name="P9" draw:layer="layout" svg:width="0.026cm" svg:height="0.38cm" svg:x="33.995cm" svg:y="8.045cm" svg:viewBox="0 0 27 381" draw:points="0,381 27,381 27,0 0,0">
          <text:p/>
        </draw:polygon>
        <draw:polygon draw:style-name="gr29" draw:text-style-name="P7" draw:layer="layout" svg:width="0.026cm" svg:height="0.38cm" svg:x="34.021cm" svg:y="8.045cm" svg:viewBox="0 0 27 381" draw:points="0,381 27,381 27,0 0,0">
          <text:p/>
        </draw:polygon>
        <draw:polygon draw:style-name="gr31" draw:text-style-name="P9" draw:layer="layout" svg:width="0.026cm" svg:height="0.38cm" svg:x="34.047cm" svg:y="8.045cm" svg:viewBox="0 0 27 381" draw:points="0,381 27,381 27,0 0,0">
          <text:p/>
        </draw:polygon>
        <draw:polygon draw:style-name="gr30" draw:text-style-name="P8" draw:layer="layout" svg:width="0.026cm" svg:height="0.38cm" svg:x="34.074cm" svg:y="8.045cm" svg:viewBox="0 0 27 381" draw:points="0,381 27,381 27,0 0,0">
          <text:p/>
        </draw:polygon>
        <draw:polygon draw:style-name="gr31" draw:text-style-name="P9" draw:layer="layout" svg:width="0.026cm" svg:height="0.38cm" svg:x="34.1cm" svg:y="8.045cm" svg:viewBox="0 0 27 381" draw:points="0,381 27,381 27,0 0,0">
          <text:p/>
        </draw:polygon>
        <draw:polygon draw:style-name="gr31" draw:text-style-name="P9" draw:layer="layout" svg:width="0.026cm" svg:height="0.38cm" svg:x="34.126cm" svg:y="8.045cm" svg:viewBox="0 0 27 381" draw:points="0,381 27,381 27,0 0,0">
          <text:p/>
        </draw:polygon>
        <draw:polygon draw:style-name="gr30" draw:text-style-name="P8" draw:layer="layout" svg:width="0.026cm" svg:height="0.38cm" svg:x="34.152cm" svg:y="8.045cm" svg:viewBox="0 0 27 381" draw:points="0,381 27,381 27,0 0,0">
          <text:p/>
        </draw:polygon>
        <draw:polygon draw:style-name="gr31" draw:text-style-name="P9" draw:layer="layout" svg:width="0.026cm" svg:height="0.38cm" svg:x="34.179cm" svg:y="8.045cm" svg:viewBox="0 0 27 381" draw:points="0,381 27,381 27,0 0,0">
          <text:p/>
        </draw:polygon>
        <draw:polygon draw:style-name="gr31" draw:text-style-name="P9" draw:layer="layout" svg:width="0.026cm" svg:height="0.38cm" svg:x="34.205cm" svg:y="8.045cm" svg:viewBox="0 0 27 381" draw:points="0,381 27,381 27,0 0,0">
          <text:p/>
        </draw:polygon>
        <draw:polygon draw:style-name="gr32" draw:text-style-name="P10" draw:layer="layout" svg:width="0.026cm" svg:height="0.38cm" svg:x="34.231cm" svg:y="8.045cm" svg:viewBox="0 0 27 381" draw:points="0,381 27,381 27,0 0,0">
          <text:p/>
        </draw:polygon>
        <draw:polygon draw:style-name="gr30" draw:text-style-name="P8" draw:layer="layout" svg:width="0.027cm" svg:height="0.38cm" svg:x="34.257cm" svg:y="8.045cm" svg:viewBox="0 0 28 381" draw:points="0,381 28,381 28,0 0,0">
          <text:p/>
        </draw:polygon>
        <draw:polygon draw:style-name="gr29" draw:text-style-name="P7" draw:layer="layout" svg:width="0.026cm" svg:height="0.38cm" svg:x="34.284cm" svg:y="8.045cm" svg:viewBox="0 0 27 381" draw:points="0,381 27,381 27,0 0,0">
          <text:p/>
        </draw:polygon>
        <draw:polygon draw:style-name="gr29" draw:text-style-name="P7" draw:layer="layout" svg:width="0.026cm" svg:height="0.38cm" svg:x="34.31cm" svg:y="8.045cm" svg:viewBox="0 0 27 381" draw:points="0,381 27,381 27,0 0,0">
          <text:p/>
        </draw:polygon>
        <draw:polygon draw:style-name="gr29" draw:text-style-name="P7" draw:layer="layout" svg:width="0.026cm" svg:height="0.38cm" svg:x="34.336cm" svg:y="8.045cm" svg:viewBox="0 0 27 381" draw:points="0,381 27,381 27,0 0,0">
          <text:p/>
        </draw:polygon>
        <draw:polygon draw:style-name="gr31" draw:text-style-name="P9" draw:layer="layout" svg:width="0.026cm" svg:height="0.38cm" svg:x="34.415cm" svg:y="8.045cm" svg:viewBox="0 0 27 381" draw:points="0,381 27,381 27,0 0,0">
          <text:p/>
        </draw:polygon>
        <draw:polygon draw:style-name="gr30" draw:text-style-name="P8" draw:layer="layout" svg:width="0.026cm" svg:height="0.38cm" svg:x="34.441cm" svg:y="8.045cm" svg:viewBox="0 0 27 381" draw:points="0,381 27,381 27,0 0,0">
          <text:p/>
        </draw:polygon>
        <draw:polygon draw:style-name="gr29" draw:text-style-name="P7" draw:layer="layout" svg:width="0.026cm" svg:height="0.38cm" svg:x="34.468cm" svg:y="8.045cm" svg:viewBox="0 0 27 381" draw:points="0,381 27,381 27,0 0,0">
          <text:p/>
        </draw:polygon>
        <draw:polygon draw:style-name="gr30" draw:text-style-name="P8" draw:layer="layout" svg:width="0.026cm" svg:height="0.38cm" svg:x="34.494cm" svg:y="8.045cm" svg:viewBox="0 0 27 381" draw:points="0,381 27,381 27,0 0,0">
          <text:p/>
        </draw:polygon>
        <draw:polygon draw:style-name="gr32" draw:text-style-name="P10" draw:layer="layout" svg:width="0.026cm" svg:height="0.38cm" svg:x="34.52cm" svg:y="8.045cm" svg:viewBox="0 0 27 381" draw:points="0,381 27,381 27,0 0,0">
          <text:p/>
        </draw:polygon>
        <draw:polygon draw:style-name="gr32" draw:text-style-name="P10" draw:layer="layout" svg:width="0.026cm" svg:height="0.38cm" svg:x="34.546cm" svg:y="8.045cm" svg:viewBox="0 0 27 381" draw:points="0,381 27,381 27,0 0,0">
          <text:p/>
        </draw:polygon>
        <draw:polygon draw:style-name="gr32" draw:text-style-name="P10" draw:layer="layout" svg:width="0.026cm" svg:height="0.38cm" svg:x="34.573cm" svg:y="8.045cm" svg:viewBox="0 0 27 381" draw:points="0,381 27,381 27,0 0,0">
          <text:p/>
        </draw:polygon>
        <draw:polygon draw:style-name="gr31" draw:text-style-name="P9" draw:layer="layout" svg:width="0.026cm" svg:height="0.38cm" svg:x="34.599cm" svg:y="8.045cm" svg:viewBox="0 0 27 381" draw:points="0,381 27,381 27,0 0,0">
          <text:p/>
        </draw:polygon>
        <draw:polygon draw:style-name="gr29" draw:text-style-name="P7" draw:layer="layout" svg:width="0.027cm" svg:height="0.38cm" svg:x="34.625cm" svg:y="8.045cm" svg:viewBox="0 0 28 381" draw:points="0,381 28,381 28,0 0,0">
          <text:p/>
        </draw:polygon>
        <draw:polygon draw:style-name="gr29" draw:text-style-name="P7" draw:layer="layout" svg:width="0.026cm" svg:height="0.38cm" svg:x="34.652cm" svg:y="8.045cm" svg:viewBox="0 0 27 381" draw:points="0,381 27,381 27,0 0,0">
          <text:p/>
        </draw:polygon>
        <draw:polygon draw:style-name="gr29" draw:text-style-name="P7" draw:layer="layout" svg:width="0.026cm" svg:height="0.38cm" svg:x="20.123cm" svg:y="7.285cm" svg:viewBox="0 0 27 381" draw:points="0,381 27,381 27,0 0,0">
          <text:p/>
        </draw:polygon>
        <draw:polygon draw:style-name="gr30" draw:text-style-name="P8" draw:layer="layout" svg:width="0.026cm" svg:height="0.38cm" svg:x="20.15cm" svg:y="7.285cm" svg:viewBox="0 0 27 381" draw:points="0,381 27,381 27,0 0,0">
          <text:p/>
        </draw:polygon>
        <draw:polygon draw:style-name="gr31" draw:text-style-name="P9" draw:layer="layout" svg:width="0.026cm" svg:height="0.38cm" svg:x="20.176cm" svg:y="7.285cm" svg:viewBox="0 0 27 381" draw:points="0,381 27,381 27,0 0,0">
          <text:p/>
        </draw:polygon>
        <draw:polygon draw:style-name="gr32" draw:text-style-name="P10" draw:layer="layout" svg:width="0.026cm" svg:height="0.38cm" svg:x="20.202cm" svg:y="7.285cm" svg:viewBox="0 0 27 381" draw:points="0,381 27,381 27,0 0,0">
          <text:p/>
        </draw:polygon>
        <draw:polygon draw:style-name="gr31" draw:text-style-name="P9" draw:layer="layout" svg:width="0.026cm" svg:height="0.38cm" svg:x="20.228cm" svg:y="7.285cm" svg:viewBox="0 0 27 381" draw:points="0,381 27,381 27,0 0,0">
          <text:p/>
        </draw:polygon>
        <draw:polygon draw:style-name="gr32" draw:text-style-name="P10" draw:layer="layout" svg:width="0.026cm" svg:height="0.38cm" svg:x="20.256cm" svg:y="7.285cm" svg:viewBox="0 0 27 381" draw:points="0,381 27,381 27,0 0,0">
          <text:p/>
        </draw:polygon>
        <draw:polygon draw:style-name="gr32" draw:text-style-name="P10" draw:layer="layout" svg:width="0.026cm" svg:height="0.38cm" svg:x="20.281cm" svg:y="7.285cm" svg:viewBox="0 0 27 381" draw:points="0,381 27,381 27,0 0,0">
          <text:p/>
        </draw:polygon>
        <draw:polygon draw:style-name="gr30" draw:text-style-name="P8" draw:layer="layout" svg:width="0.026cm" svg:height="0.38cm" svg:x="20.307cm" svg:y="7.285cm" svg:viewBox="0 0 27 381" draw:points="0,381 27,381 27,0 0,0">
          <text:p/>
        </draw:polygon>
        <draw:polygon draw:style-name="gr32" draw:text-style-name="P10" draw:layer="layout" svg:width="0.026cm" svg:height="0.38cm" svg:x="20.333cm" svg:y="7.285cm" svg:viewBox="0 0 27 381" draw:points="0,381 27,381 27,0 0,0">
          <text:p/>
        </draw:polygon>
        <draw:polygon draw:style-name="gr32" draw:text-style-name="P10" draw:layer="layout" svg:width="0.027cm" svg:height="0.38cm" svg:x="20.359cm" svg:y="7.285cm" svg:viewBox="0 0 28 381" draw:points="0,381 28,381 28,0 0,0">
          <text:p/>
        </draw:polygon>
        <draw:polygon draw:style-name="gr30" draw:text-style-name="P8" draw:layer="layout" svg:width="0.026cm" svg:height="0.38cm" svg:x="20.386cm" svg:y="7.285cm" svg:viewBox="0 0 27 381" draw:points="0,381 27,381 27,0 0,0">
          <text:p/>
        </draw:polygon>
        <draw:polygon draw:style-name="gr29" draw:text-style-name="P7" draw:layer="layout" svg:width="0.026cm" svg:height="0.38cm" svg:x="20.412cm" svg:y="7.285cm" svg:viewBox="0 0 27 381" draw:points="0,381 27,381 27,0 0,0">
          <text:p/>
        </draw:polygon>
        <draw:polygon draw:style-name="gr31" draw:text-style-name="P9" draw:layer="layout" svg:width="0.027cm" svg:height="0.38cm" svg:x="20.438cm" svg:y="7.285cm" svg:viewBox="0 0 28 381" draw:points="0,381 28,381 28,0 0,0">
          <text:p/>
        </draw:polygon>
        <draw:polygon draw:style-name="gr31" draw:text-style-name="P9" draw:layer="layout" svg:width="0.026cm" svg:height="0.38cm" svg:x="20.465cm" svg:y="7.285cm" svg:viewBox="0 0 27 381" draw:points="0,381 27,381 27,0 0,0">
          <text:p/>
        </draw:polygon>
        <draw:polygon draw:style-name="gr30" draw:text-style-name="P8" draw:layer="layout" svg:width="0.026cm" svg:height="0.38cm" svg:x="20.491cm" svg:y="7.285cm" svg:viewBox="0 0 27 381" draw:points="0,381 27,381 27,0 0,0">
          <text:p/>
        </draw:polygon>
        <draw:polygon draw:style-name="gr30" draw:text-style-name="P8" draw:layer="layout" svg:width="0.026cm" svg:height="0.38cm" svg:x="20.517cm" svg:y="7.285cm" svg:viewBox="0 0 27 381" draw:points="0,381 27,381 27,0 0,0">
          <text:p/>
        </draw:polygon>
        <draw:polygon draw:style-name="gr31" draw:text-style-name="P9" draw:layer="layout" svg:width="0.026cm" svg:height="0.38cm" svg:x="20.544cm" svg:y="7.285cm" svg:viewBox="0 0 27 381" draw:points="0,381 27,381 27,0 0,0">
          <text:p/>
        </draw:polygon>
        <draw:polygon draw:style-name="gr32" draw:text-style-name="P10" draw:layer="layout" svg:width="0.026cm" svg:height="0.38cm" svg:x="20.596cm" svg:y="7.285cm" svg:viewBox="0 0 27 381" draw:points="0,381 27,381 27,0 0,0">
          <text:p/>
        </draw:polygon>
        <draw:polygon draw:style-name="gr30" draw:text-style-name="P8" draw:layer="layout" svg:width="0.026cm" svg:height="0.38cm" svg:x="20.622cm" svg:y="7.285cm" svg:viewBox="0 0 27 381" draw:points="0,381 27,381 27,0 0,0">
          <text:p/>
        </draw:polygon>
        <draw:polygon draw:style-name="gr31" draw:text-style-name="P9" draw:layer="layout" svg:width="0.026cm" svg:height="0.38cm" svg:x="20.649cm" svg:y="7.285cm" svg:viewBox="0 0 27 381" draw:points="0,381 27,381 27,0 0,0">
          <text:p/>
        </draw:polygon>
        <draw:polygon draw:style-name="gr31" draw:text-style-name="P9" draw:layer="layout" svg:width="0.026cm" svg:height="0.38cm" svg:x="20.676cm" svg:y="7.285cm" svg:viewBox="0 0 27 381" draw:points="0,381 27,381 27,0 0,0">
          <text:p/>
        </draw:polygon>
        <draw:polygon draw:style-name="gr31" draw:text-style-name="P9" draw:layer="layout" svg:width="0.026cm" svg:height="0.38cm" svg:x="20.701cm" svg:y="7.285cm" svg:viewBox="0 0 27 381" draw:points="0,381 27,381 27,0 0,0">
          <text:p/>
        </draw:polygon>
        <draw:polygon draw:style-name="gr32" draw:text-style-name="P10" draw:layer="layout" svg:width="0.026cm" svg:height="0.38cm" svg:x="20.727cm" svg:y="7.285cm" svg:viewBox="0 0 27 381" draw:points="0,381 27,381 27,0 0,0">
          <text:p/>
        </draw:polygon>
        <draw:polygon draw:style-name="gr30" draw:text-style-name="P8" draw:layer="layout" svg:width="0.026cm" svg:height="0.38cm" svg:x="20.754cm" svg:y="7.285cm" svg:viewBox="0 0 27 381" draw:points="0,381 27,381 27,0 0,0">
          <text:p/>
        </draw:polygon>
        <draw:polygon draw:style-name="gr31" draw:text-style-name="P9" draw:layer="layout" svg:width="0.026cm" svg:height="0.38cm" svg:x="20.78cm" svg:y="7.285cm" svg:viewBox="0 0 27 381" draw:points="0,381 27,381 27,0 0,0">
          <text:p/>
        </draw:polygon>
        <draw:polygon draw:style-name="gr31" draw:text-style-name="P9" draw:layer="layout" svg:width="0.027cm" svg:height="0.38cm" svg:x="20.806cm" svg:y="7.285cm" svg:viewBox="0 0 28 381" draw:points="0,381 28,381 28,0 0,0">
          <text:p/>
        </draw:polygon>
        <draw:polygon draw:style-name="gr30" draw:text-style-name="P8" draw:layer="layout" svg:width="0.026cm" svg:height="0.38cm" svg:x="20.833cm" svg:y="7.285cm" svg:viewBox="0 0 27 381" draw:points="0,381 27,381 27,0 0,0">
          <text:p/>
        </draw:polygon>
        <draw:polygon draw:style-name="gr30" draw:text-style-name="P8" draw:layer="layout" svg:width="0.026cm" svg:height="0.38cm" svg:x="20.859cm" svg:y="7.285cm" svg:viewBox="0 0 27 381" draw:points="0,381 27,381 27,0 0,0">
          <text:p/>
        </draw:polygon>
        <draw:polygon draw:style-name="gr30" draw:text-style-name="P8" draw:layer="layout" svg:width="0.026cm" svg:height="0.38cm" svg:x="20.885cm" svg:y="7.285cm" svg:viewBox="0 0 27 381" draw:points="0,381 27,381 27,0 0,0">
          <text:p/>
        </draw:polygon>
        <draw:polygon draw:style-name="gr32" draw:text-style-name="P10" draw:layer="layout" svg:width="0.026cm" svg:height="0.38cm" svg:x="20.911cm" svg:y="7.285cm" svg:viewBox="0 0 27 381" draw:points="0,381 27,381 27,0 0,0">
          <text:p/>
        </draw:polygon>
        <draw:polygon draw:style-name="gr31" draw:text-style-name="P9" draw:layer="layout" svg:width="0.026cm" svg:height="0.38cm" svg:x="20.938cm" svg:y="7.285cm" svg:viewBox="0 0 27 381" draw:points="0,381 27,381 27,0 0,0">
          <text:p/>
        </draw:polygon>
        <draw:polygon draw:style-name="gr30" draw:text-style-name="P8" draw:layer="layout" svg:width="0.026cm" svg:height="0.38cm" svg:x="20.964cm" svg:y="7.285cm" svg:viewBox="0 0 27 381" draw:points="0,381 27,381 27,0 0,0">
          <text:p/>
        </draw:polygon>
        <draw:polygon draw:style-name="gr29" draw:text-style-name="P7" draw:layer="layout" svg:width="0.026cm" svg:height="0.38cm" svg:x="20.99cm" svg:y="7.285cm" svg:viewBox="0 0 27 381" draw:points="0,381 27,381 27,0 0,0">
          <text:p/>
        </draw:polygon>
        <draw:polygon draw:style-name="gr30" draw:text-style-name="P8" draw:layer="layout" svg:width="0.026cm" svg:height="0.38cm" svg:x="21.016cm" svg:y="7.285cm" svg:viewBox="0 0 27 381" draw:points="0,381 27,381 27,0 0,0">
          <text:p/>
        </draw:polygon>
        <draw:polygon draw:style-name="gr30" draw:text-style-name="P8" draw:layer="layout" svg:width="0.026cm" svg:height="0.38cm" svg:x="21.043cm" svg:y="7.285cm" svg:viewBox="0 0 27 381" draw:points="0,381 27,381 27,0 0,0">
          <text:p/>
        </draw:polygon>
        <draw:polygon draw:style-name="gr31" draw:text-style-name="P9" draw:layer="layout" svg:width="0.026cm" svg:height="0.38cm" svg:x="21.069cm" svg:y="7.285cm" svg:viewBox="0 0 27 381" draw:points="0,381 27,381 27,0 0,0">
          <text:p/>
        </draw:polygon>
        <draw:polygon draw:style-name="gr31" draw:text-style-name="P9" draw:layer="layout" svg:width="0.026cm" svg:height="0.38cm" svg:x="21.096cm" svg:y="7.285cm" svg:viewBox="0 0 27 381" draw:points="0,381 27,381 27,0 0,0">
          <text:p/>
        </draw:polygon>
        <draw:polygon draw:style-name="gr30" draw:text-style-name="P8" draw:layer="layout" svg:width="0.027cm" svg:height="0.38cm" svg:x="21.121cm" svg:y="7.285cm" svg:viewBox="0 0 28 381" draw:points="0,381 28,381 28,0 0,0">
          <text:p/>
        </draw:polygon>
        <draw:polygon draw:style-name="gr31" draw:text-style-name="P9" draw:layer="layout" svg:width="0.026cm" svg:height="0.38cm" svg:x="21.148cm" svg:y="7.285cm" svg:viewBox="0 0 27 381" draw:points="0,381 27,381 27,0 0,0">
          <text:p/>
        </draw:polygon>
        <draw:polygon draw:style-name="gr31" draw:text-style-name="P9" draw:layer="layout" svg:width="0.026cm" svg:height="0.38cm" svg:x="21.174cm" svg:y="7.285cm" svg:viewBox="0 0 27 381" draw:points="0,381 27,381 27,0 0,0">
          <text:p/>
        </draw:polygon>
        <draw:polygon draw:style-name="gr29" draw:text-style-name="P7" draw:layer="layout" svg:width="0.027cm" svg:height="0.38cm" svg:x="21.2cm" svg:y="7.285cm" svg:viewBox="0 0 28 381" draw:points="0,381 28,381 28,0 0,0">
          <text:p/>
        </draw:polygon>
        <draw:polygon draw:style-name="gr31" draw:text-style-name="P9" draw:layer="layout" svg:width="0.026cm" svg:height="0.38cm" svg:x="21.227cm" svg:y="7.285cm" svg:viewBox="0 0 27 381" draw:points="0,381 27,381 27,0 0,0">
          <text:p/>
        </draw:polygon>
        <draw:polygon draw:style-name="gr29" draw:text-style-name="P7" draw:layer="layout" svg:width="0.026cm" svg:height="0.38cm" svg:x="21.253cm" svg:y="7.285cm" svg:viewBox="0 0 27 381" draw:points="0,381 27,381 27,0 0,0">
          <text:p/>
        </draw:polygon>
        <draw:polygon draw:style-name="gr30" draw:text-style-name="P8" draw:layer="layout" svg:width="0.026cm" svg:height="0.38cm" svg:x="21.279cm" svg:y="7.285cm" svg:viewBox="0 0 27 381" draw:points="0,381 27,381 27,0 0,0">
          <text:p/>
        </draw:polygon>
        <draw:polygon draw:style-name="gr31" draw:text-style-name="P9" draw:layer="layout" svg:width="0.026cm" svg:height="0.38cm" svg:x="21.305cm" svg:y="7.285cm" svg:viewBox="0 0 27 381" draw:points="0,381 27,381 27,0 0,0">
          <text:p/>
        </draw:polygon>
        <draw:polygon draw:style-name="gr30" draw:text-style-name="P8" draw:layer="layout" svg:width="0.026cm" svg:height="0.38cm" svg:x="21.332cm" svg:y="7.285cm" svg:viewBox="0 0 27 381" draw:points="0,381 27,381 27,0 0,0">
          <text:p/>
        </draw:polygon>
        <draw:polygon draw:style-name="gr30" draw:text-style-name="P8" draw:layer="layout" svg:width="0.026cm" svg:height="0.38cm" svg:x="21.358cm" svg:y="7.285cm" svg:viewBox="0 0 27 381" draw:points="0,381 27,381 27,0 0,0">
          <text:p/>
        </draw:polygon>
        <draw:polygon draw:style-name="gr31" draw:text-style-name="P9" draw:layer="layout" svg:width="0.026cm" svg:height="0.38cm" svg:x="21.384cm" svg:y="7.285cm" svg:viewBox="0 0 27 381" draw:points="0,381 27,381 27,0 0,0">
          <text:p/>
        </draw:polygon>
        <draw:polygon draw:style-name="gr32" draw:text-style-name="P10" draw:layer="layout" svg:width="0.026cm" svg:height="0.38cm" svg:x="21.41cm" svg:y="7.285cm" svg:viewBox="0 0 27 381" draw:points="0,381 27,381 27,0 0,0">
          <text:p/>
        </draw:polygon>
        <draw:polygon draw:style-name="gr31" draw:text-style-name="P9" draw:layer="layout" svg:width="0.026cm" svg:height="0.38cm" svg:x="21.437cm" svg:y="7.285cm" svg:viewBox="0 0 27 381" draw:points="0,381 27,381 27,0 0,0">
          <text:p/>
        </draw:polygon>
        <draw:polygon draw:style-name="gr30" draw:text-style-name="P8" draw:layer="layout" svg:width="0.026cm" svg:height="0.38cm" svg:x="21.463cm" svg:y="7.285cm" svg:viewBox="0 0 27 381" draw:points="0,381 27,381 27,0 0,0">
          <text:p/>
        </draw:polygon>
        <draw:polygon draw:style-name="gr32" draw:text-style-name="P10" draw:layer="layout" svg:width="0.026cm" svg:height="0.38cm" svg:x="21.489cm" svg:y="7.285cm" svg:viewBox="0 0 27 381" draw:points="0,381 27,381 27,0 0,0">
          <text:p/>
        </draw:polygon>
        <draw:polygon draw:style-name="gr31" draw:text-style-name="P9" draw:layer="layout" svg:width="0.027cm" svg:height="0.38cm" svg:x="21.516cm" svg:y="7.285cm" svg:viewBox="0 0 28 381" draw:points="0,381 28,381 28,0 0,0">
          <text:p/>
        </draw:polygon>
        <draw:polygon draw:style-name="gr30" draw:text-style-name="P8" draw:layer="layout" svg:width="0.026cm" svg:height="0.38cm" svg:x="21.543cm" svg:y="7.285cm" svg:viewBox="0 0 27 381" draw:points="0,381 27,381 27,0 0,0">
          <text:p/>
        </draw:polygon>
        <draw:polygon draw:style-name="gr31" draw:text-style-name="P9" draw:layer="layout" svg:width="0.026cm" svg:height="0.38cm" svg:x="21.568cm" svg:y="7.285cm" svg:viewBox="0 0 27 381" draw:points="0,381 27,381 27,0 0,0">
          <text:p/>
        </draw:polygon>
        <draw:polygon draw:style-name="gr31" draw:text-style-name="P9" draw:layer="layout" svg:width="0.026cm" svg:height="0.38cm" svg:x="21.595cm" svg:y="7.285cm" svg:viewBox="0 0 27 381" draw:points="0,381 27,381 27,0 0,0">
          <text:p/>
        </draw:polygon>
        <draw:polygon draw:style-name="gr31" draw:text-style-name="P9" draw:layer="layout" svg:width="0.026cm" svg:height="0.38cm" svg:x="21.621cm" svg:y="7.285cm" svg:viewBox="0 0 27 381" draw:points="0,381 27,381 27,0 0,0">
          <text:p/>
        </draw:polygon>
        <draw:polygon draw:style-name="gr30" draw:text-style-name="P8" draw:layer="layout" svg:width="0.026cm" svg:height="0.38cm" svg:x="21.647cm" svg:y="7.285cm" svg:viewBox="0 0 27 381" draw:points="0,381 27,381 27,0 0,0">
          <text:p/>
        </draw:polygon>
        <draw:polygon draw:style-name="gr32" draw:text-style-name="P10" draw:layer="layout" svg:width="0.026cm" svg:height="0.38cm" svg:x="21.673cm" svg:y="7.285cm" svg:viewBox="0 0 27 381" draw:points="0,381 27,381 27,0 0,0">
          <text:p/>
        </draw:polygon>
        <draw:polygon draw:style-name="gr30" draw:text-style-name="P8" draw:layer="layout" svg:width="0.026cm" svg:height="0.38cm" svg:x="21.7cm" svg:y="7.285cm" svg:viewBox="0 0 27 381" draw:points="0,381 27,381 27,0 0,0">
          <text:p/>
        </draw:polygon>
        <draw:polygon draw:style-name="gr30" draw:text-style-name="P8" draw:layer="layout" svg:width="0.026cm" svg:height="0.38cm" svg:x="21.726cm" svg:y="7.285cm" svg:viewBox="0 0 27 381" draw:points="0,381 27,381 27,0 0,0">
          <text:p/>
        </draw:polygon>
        <draw:polygon draw:style-name="gr30" draw:text-style-name="P8" draw:layer="layout" svg:width="0.026cm" svg:height="0.38cm" svg:x="21.752cm" svg:y="7.285cm" svg:viewBox="0 0 27 381" draw:points="0,381 27,381 27,0 0,0">
          <text:p/>
        </draw:polygon>
        <draw:polygon draw:style-name="gr31" draw:text-style-name="P9" draw:layer="layout" svg:width="0.027cm" svg:height="0.38cm" svg:x="21.804cm" svg:y="7.285cm" svg:viewBox="0 0 28 381" draw:points="0,381 28,381 28,0 0,0">
          <text:p/>
        </draw:polygon>
        <draw:polygon draw:style-name="gr29" draw:text-style-name="P7" draw:layer="layout" svg:width="0.026cm" svg:height="0.38cm" svg:x="21.831cm" svg:y="7.285cm" svg:viewBox="0 0 27 381" draw:points="0,381 27,381 27,0 0,0">
          <text:p/>
        </draw:polygon>
        <draw:polygon draw:style-name="gr30" draw:text-style-name="P8" draw:layer="layout" svg:width="0.026cm" svg:height="0.38cm" svg:x="21.857cm" svg:y="7.285cm" svg:viewBox="0 0 27 381" draw:points="0,381 27,381 27,0 0,0">
          <text:p/>
        </draw:polygon>
        <draw:polygon draw:style-name="gr31" draw:text-style-name="P9" draw:layer="layout" svg:width="0.027cm" svg:height="0.38cm" svg:x="21.883cm" svg:y="7.285cm" svg:viewBox="0 0 28 381" draw:points="0,381 28,381 28,0 0,0">
          <text:p/>
        </draw:polygon>
        <draw:polygon draw:style-name="gr30" draw:text-style-name="P8" draw:layer="layout" svg:width="0.026cm" svg:height="0.38cm" svg:x="21.91cm" svg:y="7.285cm" svg:viewBox="0 0 27 381" draw:points="0,381 27,381 27,0 0,0">
          <text:p/>
        </draw:polygon>
        <draw:polygon draw:style-name="gr31" draw:text-style-name="P9" draw:layer="layout" svg:width="0.026cm" svg:height="0.38cm" svg:x="21.936cm" svg:y="7.285cm" svg:viewBox="0 0 27 381" draw:points="0,381 27,381 27,0 0,0">
          <text:p/>
        </draw:polygon>
        <draw:polygon draw:style-name="gr30" draw:text-style-name="P8" draw:layer="layout" svg:width="0.026cm" svg:height="0.38cm" svg:x="21.963cm" svg:y="7.285cm" svg:viewBox="0 0 27 381" draw:points="0,381 27,381 27,0 0,0">
          <text:p/>
        </draw:polygon>
        <draw:polygon draw:style-name="gr30" draw:text-style-name="P8" draw:layer="layout" svg:width="0.026cm" svg:height="0.38cm" svg:x="21.989cm" svg:y="7.285cm" svg:viewBox="0 0 27 381" draw:points="0,381 27,381 27,0 0,0">
          <text:p/>
        </draw:polygon>
        <draw:polygon draw:style-name="gr32" draw:text-style-name="P10" draw:layer="layout" svg:width="0.026cm" svg:height="0.38cm" svg:x="22.015cm" svg:y="7.285cm" svg:viewBox="0 0 27 381" draw:points="0,381 27,381 27,0 0,0">
          <text:p/>
        </draw:polygon>
        <draw:polygon draw:style-name="gr32" draw:text-style-name="P10" draw:layer="layout" svg:width="0.026cm" svg:height="0.38cm" svg:x="22.041cm" svg:y="7.285cm" svg:viewBox="0 0 27 381" draw:points="0,381 27,381 27,0 0,0">
          <text:p/>
        </draw:polygon>
        <draw:polygon draw:style-name="gr30" draw:text-style-name="P8" draw:layer="layout" svg:width="0.026cm" svg:height="0.38cm" svg:x="22.067cm" svg:y="7.285cm" svg:viewBox="0 0 27 381" draw:points="0,381 27,381 27,0 0,0">
          <text:p/>
        </draw:polygon>
        <draw:polygon draw:style-name="gr30" draw:text-style-name="P8" draw:layer="layout" svg:width="0.026cm" svg:height="0.38cm" svg:x="22.094cm" svg:y="7.285cm" svg:viewBox="0 0 27 381" draw:points="0,381 27,381 27,0 0,0">
          <text:p/>
        </draw:polygon>
        <draw:polygon draw:style-name="gr29" draw:text-style-name="P7" draw:layer="layout" svg:width="0.026cm" svg:height="0.38cm" svg:x="22.12cm" svg:y="7.285cm" svg:viewBox="0 0 27 381" draw:points="0,381 27,381 27,0 0,0">
          <text:p/>
        </draw:polygon>
        <draw:polygon draw:style-name="gr30" draw:text-style-name="P8" draw:layer="layout" svg:width="0.026cm" svg:height="0.38cm" svg:x="22.146cm" svg:y="7.285cm" svg:viewBox="0 0 27 381" draw:points="0,381 27,381 27,0 0,0">
          <text:p/>
        </draw:polygon>
        <draw:polygon draw:style-name="gr29" draw:text-style-name="P7" draw:layer="layout" svg:width="0.026cm" svg:height="0.38cm" svg:x="22.172cm" svg:y="7.285cm" svg:viewBox="0 0 27 381" draw:points="0,381 27,381 27,0 0,0">
          <text:p/>
        </draw:polygon>
        <draw:polygon draw:style-name="gr30" draw:text-style-name="P8" draw:layer="layout" svg:width="0.026cm" svg:height="0.38cm" svg:x="22.199cm" svg:y="7.285cm" svg:viewBox="0 0 27 381" draw:points="0,381 27,381 27,0 0,0">
          <text:p/>
        </draw:polygon>
        <draw:polygon draw:style-name="gr30" draw:text-style-name="P8" draw:layer="layout" svg:width="0.026cm" svg:height="0.38cm" svg:x="22.225cm" svg:y="7.285cm" svg:viewBox="0 0 27 381" draw:points="0,381 27,381 27,0 0,0">
          <text:p/>
        </draw:polygon>
        <draw:polygon draw:style-name="gr29" draw:text-style-name="P7" draw:layer="layout" svg:width="0.026cm" svg:height="0.38cm" svg:x="22.251cm" svg:y="7.285cm" svg:viewBox="0 0 27 381" draw:points="0,381 27,381 27,0 0,0">
          <text:p/>
        </draw:polygon>
        <draw:polygon draw:style-name="gr29" draw:text-style-name="P7" draw:layer="layout" svg:width="0.027cm" svg:height="0.38cm" svg:x="22.277cm" svg:y="7.285cm" svg:viewBox="0 0 28 381" draw:points="0,381 28,381 28,0 0,0">
          <text:p/>
        </draw:polygon>
        <draw:polygon draw:style-name="gr29" draw:text-style-name="P7" draw:layer="layout" svg:width="0.026cm" svg:height="0.38cm" svg:x="22.304cm" svg:y="7.285cm" svg:viewBox="0 0 27 381" draw:points="0,381 27,381 27,0 0,0">
          <text:p/>
        </draw:polygon>
        <draw:polygon draw:style-name="gr30" draw:text-style-name="P8" draw:layer="layout" svg:width="0.026cm" svg:height="0.38cm" svg:x="22.33cm" svg:y="7.285cm" svg:viewBox="0 0 27 381" draw:points="0,381 27,381 27,0 0,0">
          <text:p/>
        </draw:polygon>
        <draw:polygon draw:style-name="gr30" draw:text-style-name="P8" draw:layer="layout" svg:width="0.026cm" svg:height="0.38cm" svg:x="22.356cm" svg:y="7.285cm" svg:viewBox="0 0 27 381" draw:points="0,381 27,381 27,0 0,0">
          <text:p/>
        </draw:polygon>
        <draw:polygon draw:style-name="gr30" draw:text-style-name="P8" draw:layer="layout" svg:width="0.026cm" svg:height="0.38cm" svg:x="22.383cm" svg:y="7.285cm" svg:viewBox="0 0 27 381" draw:points="0,381 27,381 27,0 0,0">
          <text:p/>
        </draw:polygon>
        <draw:polygon draw:style-name="gr30" draw:text-style-name="P8" draw:layer="layout" svg:width="0.026cm" svg:height="0.38cm" svg:x="22.409cm" svg:y="7.285cm" svg:viewBox="0 0 27 381" draw:points="0,381 27,381 27,0 0,0">
          <text:p/>
        </draw:polygon>
        <draw:polygon draw:style-name="gr32" draw:text-style-name="P10" draw:layer="layout" svg:width="0.026cm" svg:height="0.38cm" svg:x="22.435cm" svg:y="7.285cm" svg:viewBox="0 0 27 381" draw:points="0,381 27,381 27,0 0,0">
          <text:p/>
        </draw:polygon>
        <draw:polygon draw:style-name="gr31" draw:text-style-name="P9" draw:layer="layout" svg:width="0.026cm" svg:height="0.38cm" svg:x="22.461cm" svg:y="7.285cm" svg:viewBox="0 0 27 381" draw:points="0,381 27,381 27,0 0,0">
          <text:p/>
        </draw:polygon>
        <draw:polygon draw:style-name="gr32" draw:text-style-name="P10" draw:layer="layout" svg:width="0.026cm" svg:height="0.38cm" svg:x="22.488cm" svg:y="7.285cm" svg:viewBox="0 0 27 381" draw:points="0,381 27,381 27,0 0,0">
          <text:p/>
        </draw:polygon>
        <draw:polygon draw:style-name="gr31" draw:text-style-name="P9" draw:layer="layout" svg:width="0.026cm" svg:height="0.38cm" svg:x="22.514cm" svg:y="7.285cm" svg:viewBox="0 0 27 381" draw:points="0,381 27,381 27,0 0,0">
          <text:p/>
        </draw:polygon>
        <draw:polygon draw:style-name="gr29" draw:text-style-name="P7" draw:layer="layout" svg:width="0.026cm" svg:height="0.38cm" svg:x="22.54cm" svg:y="7.285cm" svg:viewBox="0 0 27 381" draw:points="0,381 27,381 27,0 0,0">
          <text:p/>
        </draw:polygon>
        <draw:polygon draw:style-name="gr29" draw:text-style-name="P7" draw:layer="layout" svg:width="0.027cm" svg:height="0.38cm" svg:x="22.566cm" svg:y="7.285cm" svg:viewBox="0 0 28 381" draw:points="0,381 28,381 28,0 0,0">
          <text:p/>
        </draw:polygon>
        <draw:polygon draw:style-name="gr30" draw:text-style-name="P8" draw:layer="layout" svg:width="0.026cm" svg:height="0.38cm" svg:x="22.593cm" svg:y="7.285cm" svg:viewBox="0 0 27 381" draw:points="0,381 27,381 27,0 0,0">
          <text:p/>
        </draw:polygon>
        <draw:polygon draw:style-name="gr30" draw:text-style-name="P8" draw:layer="layout" svg:width="0.026cm" svg:height="0.38cm" svg:x="22.619cm" svg:y="7.285cm" svg:viewBox="0 0 27 381" draw:points="0,381 27,381 27,0 0,0">
          <text:p/>
        </draw:polygon>
        <draw:polygon draw:style-name="gr32" draw:text-style-name="P10" draw:layer="layout" svg:width="0.027cm" svg:height="0.38cm" svg:x="22.645cm" svg:y="7.285cm" svg:viewBox="0 0 28 381" draw:points="0,381 28,381 28,0 0,0">
          <text:p/>
        </draw:polygon>
        <draw:polygon draw:style-name="gr32" draw:text-style-name="P10" draw:layer="layout" svg:width="0.026cm" svg:height="0.38cm" svg:x="22.672cm" svg:y="7.285cm" svg:viewBox="0 0 27 381" draw:points="0,381 27,381 27,0 0,0">
          <text:p/>
        </draw:polygon>
        <draw:polygon draw:style-name="gr32" draw:text-style-name="P10" draw:layer="layout" svg:width="0.026cm" svg:height="0.38cm" svg:x="22.698cm" svg:y="7.285cm" svg:viewBox="0 0 27 381" draw:points="0,381 27,381 27,0 0,0">
          <text:p/>
        </draw:polygon>
        <draw:polygon draw:style-name="gr31" draw:text-style-name="P9" draw:layer="layout" svg:width="0.026cm" svg:height="0.38cm" svg:x="22.724cm" svg:y="7.285cm" svg:viewBox="0 0 27 381" draw:points="0,381 27,381 27,0 0,0">
          <text:p/>
        </draw:polygon>
        <draw:polygon draw:style-name="gr31" draw:text-style-name="P9" draw:layer="layout" svg:width="0.026cm" svg:height="0.38cm" svg:x="22.75cm" svg:y="7.285cm" svg:viewBox="0 0 27 381" draw:points="0,381 27,381 27,0 0,0">
          <text:p/>
        </draw:polygon>
        <draw:polygon draw:style-name="gr31" draw:text-style-name="P9" draw:layer="layout" svg:width="0.026cm" svg:height="0.38cm" svg:x="22.777cm" svg:y="7.285cm" svg:viewBox="0 0 27 381" draw:points="0,381 27,381 27,0 0,0">
          <text:p/>
        </draw:polygon>
        <draw:polygon draw:style-name="gr29" draw:text-style-name="P7" draw:layer="layout" svg:width="0.026cm" svg:height="0.38cm" svg:x="22.803cm" svg:y="7.285cm" svg:viewBox="0 0 27 381" draw:points="0,381 27,381 27,0 0,0">
          <text:p/>
        </draw:polygon>
        <draw:polygon draw:style-name="gr31" draw:text-style-name="P9" draw:layer="layout" svg:width="0.026cm" svg:height="0.38cm" svg:x="22.829cm" svg:y="7.285cm" svg:viewBox="0 0 27 381" draw:points="0,381 27,381 27,0 0,0">
          <text:p/>
        </draw:polygon>
        <draw:polygon draw:style-name="gr31" draw:text-style-name="P9" draw:layer="layout" svg:width="0.026cm" svg:height="0.38cm" svg:x="22.855cm" svg:y="7.285cm" svg:viewBox="0 0 27 381" draw:points="0,381 27,381 27,0 0,0">
          <text:p/>
        </draw:polygon>
        <draw:polygon draw:style-name="gr31" draw:text-style-name="P9" draw:layer="layout" svg:width="0.026cm" svg:height="0.38cm" svg:x="22.882cm" svg:y="7.285cm" svg:viewBox="0 0 27 381" draw:points="0,381 27,381 27,0 0,0">
          <text:p/>
        </draw:polygon>
        <draw:polygon draw:style-name="gr30" draw:text-style-name="P8" draw:layer="layout" svg:width="0.026cm" svg:height="0.38cm" svg:x="23.223cm" svg:y="7.285cm" svg:viewBox="0 0 27 381" draw:points="0,381 27,381 27,0 0,0">
          <text:p/>
        </draw:polygon>
        <draw:polygon draw:style-name="gr32" draw:text-style-name="P10" draw:layer="layout" svg:width="0.026cm" svg:height="0.38cm" svg:x="23.249cm" svg:y="7.285cm" svg:viewBox="0 0 27 381" draw:points="0,381 27,381 27,0 0,0">
          <text:p/>
        </draw:polygon>
        <draw:polygon draw:style-name="gr30" draw:text-style-name="P8" draw:layer="layout" svg:width="0.026cm" svg:height="0.38cm" svg:x="23.276cm" svg:y="7.285cm" svg:viewBox="0 0 27 381" draw:points="0,381 27,381 27,0 0,0">
          <text:p/>
        </draw:polygon>
        <draw:polygon draw:style-name="gr31" draw:text-style-name="P9" draw:layer="layout" svg:width="0.026cm" svg:height="0.38cm" svg:x="23.302cm" svg:y="7.285cm" svg:viewBox="0 0 27 381" draw:points="0,381 27,381 27,0 0,0">
          <text:p/>
        </draw:polygon>
        <draw:polygon draw:style-name="gr29" draw:text-style-name="P7" draw:layer="layout" svg:width="0.027cm" svg:height="0.38cm" svg:x="23.328cm" svg:y="7.285cm" svg:viewBox="0 0 28 381" draw:points="0,381 28,381 28,0 0,0">
          <text:p/>
        </draw:polygon>
        <draw:polygon draw:style-name="gr31" draw:text-style-name="P9" draw:layer="layout" svg:width="0.026cm" svg:height="0.38cm" svg:x="23.355cm" svg:y="7.285cm" svg:viewBox="0 0 27 381" draw:points="0,381 27,381 27,0 0,0">
          <text:p/>
        </draw:polygon>
        <draw:polygon draw:style-name="gr29" draw:text-style-name="P7" draw:layer="layout" svg:width="0.026cm" svg:height="0.38cm" svg:x="23.381cm" svg:y="7.285cm" svg:viewBox="0 0 27 381" draw:points="0,381 27,381 27,0 0,0">
          <text:p/>
        </draw:polygon>
        <draw:polygon draw:style-name="gr31" draw:text-style-name="P9" draw:layer="layout" svg:width="0.026cm" svg:height="0.38cm" svg:x="23.407cm" svg:y="7.285cm" svg:viewBox="0 0 27 381" draw:points="0,381 27,381 27,0 0,0">
          <text:p/>
        </draw:polygon>
        <draw:polygon draw:style-name="gr31" draw:text-style-name="P9" draw:layer="layout" svg:width="0.026cm" svg:height="0.38cm" svg:x="23.434cm" svg:y="7.285cm" svg:viewBox="0 0 27 381" draw:points="0,381 27,381 27,0 0,0">
          <text:p/>
        </draw:polygon>
        <draw:polygon draw:style-name="gr31" draw:text-style-name="P9" draw:layer="layout" svg:width="0.026cm" svg:height="0.38cm" svg:x="23.46cm" svg:y="7.285cm" svg:viewBox="0 0 27 381" draw:points="0,381 27,381 27,0 0,0">
          <text:p/>
        </draw:polygon>
        <draw:polygon draw:style-name="gr30" draw:text-style-name="P8" draw:layer="layout" svg:width="0.026cm" svg:height="0.38cm" svg:x="23.486cm" svg:y="7.285cm" svg:viewBox="0 0 27 381" draw:points="0,381 27,381 27,0 0,0">
          <text:p/>
        </draw:polygon>
        <draw:polygon draw:style-name="gr30" draw:text-style-name="P8" draw:layer="layout" svg:width="0.026cm" svg:height="0.38cm" svg:x="23.512cm" svg:y="7.285cm" svg:viewBox="0 0 27 381" draw:points="0,381 27,381 27,0 0,0">
          <text:p/>
        </draw:polygon>
        <draw:polygon draw:style-name="gr31" draw:text-style-name="P9" draw:layer="layout" svg:width="0.026cm" svg:height="0.38cm" svg:x="23.539cm" svg:y="7.285cm" svg:viewBox="0 0 27 381" draw:points="0,381 27,381 27,0 0,0">
          <text:p/>
        </draw:polygon>
        <draw:polygon draw:style-name="gr32" draw:text-style-name="P10" draw:layer="layout" svg:width="0.026cm" svg:height="0.38cm" svg:x="23.565cm" svg:y="7.285cm" svg:viewBox="0 0 27 381" draw:points="0,381 27,381 27,0 0,0">
          <text:p/>
        </draw:polygon>
        <draw:polygon draw:style-name="gr30" draw:text-style-name="P8" draw:layer="layout" svg:width="0.026cm" svg:height="0.38cm" svg:x="23.591cm" svg:y="7.285cm" svg:viewBox="0 0 27 381" draw:points="0,381 27,381 27,0 0,0">
          <text:p/>
        </draw:polygon>
        <draw:polygon draw:style-name="gr30" draw:text-style-name="P8" draw:layer="layout" svg:width="0.026cm" svg:height="0.38cm" svg:x="23.617cm" svg:y="7.285cm" svg:viewBox="0 0 27 381" draw:points="0,381 27,381 27,0 0,0">
          <text:p/>
        </draw:polygon>
        <draw:polygon draw:style-name="gr30" draw:text-style-name="P8" draw:layer="layout" svg:width="0.027cm" svg:height="0.38cm" svg:x="23.644cm" svg:y="7.285cm" svg:viewBox="0 0 28 381" draw:points="0,381 28,381 28,0 0,0">
          <text:p/>
        </draw:polygon>
        <draw:polygon draw:style-name="gr30" draw:text-style-name="P8" draw:layer="layout" svg:width="0.026cm" svg:height="0.38cm" svg:x="23.671cm" svg:y="7.285cm" svg:viewBox="0 0 27 381" draw:points="0,381 27,381 27,0 0,0">
          <text:p/>
        </draw:polygon>
        <draw:polygon draw:style-name="gr32" draw:text-style-name="P10" draw:layer="layout" svg:width="0.026cm" svg:height="0.38cm" svg:x="23.696cm" svg:y="7.285cm" svg:viewBox="0 0 27 381" draw:points="0,381 27,381 27,0 0,0">
          <text:p/>
        </draw:polygon>
        <draw:polygon draw:style-name="gr32" draw:text-style-name="P10" draw:layer="layout" svg:width="0.027cm" svg:height="0.38cm" svg:x="23.722cm" svg:y="7.285cm" svg:viewBox="0 0 28 381" draw:points="0,381 28,381 28,0 0,0">
          <text:p/>
        </draw:polygon>
        <draw:polygon draw:style-name="gr32" draw:text-style-name="P10" draw:layer="layout" svg:width="0.026cm" svg:height="0.38cm" svg:x="23.749cm" svg:y="7.285cm" svg:viewBox="0 0 27 381" draw:points="0,381 27,381 27,0 0,0">
          <text:p/>
        </draw:polygon>
        <draw:polygon draw:style-name="gr29" draw:text-style-name="P7" draw:layer="layout" svg:width="0.026cm" svg:height="0.38cm" svg:x="23.775cm" svg:y="7.285cm" svg:viewBox="0 0 27 381" draw:points="0,381 27,381 27,0 0,0">
          <text:p/>
        </draw:polygon>
        <draw:polygon draw:style-name="gr30" draw:text-style-name="P8" draw:layer="layout" svg:width="0.026cm" svg:height="0.38cm" svg:x="23.801cm" svg:y="7.285cm" svg:viewBox="0 0 27 381" draw:points="0,381 27,381 27,0 0,0">
          <text:p/>
        </draw:polygon>
        <draw:polygon draw:style-name="gr29" draw:text-style-name="P7" draw:layer="layout" svg:width="0.026cm" svg:height="0.38cm" svg:x="23.828cm" svg:y="7.285cm" svg:viewBox="0 0 27 381" draw:points="0,381 27,381 27,0 0,0">
          <text:p/>
        </draw:polygon>
        <draw:polygon draw:style-name="gr29" draw:text-style-name="P7" draw:layer="layout" svg:width="0.026cm" svg:height="0.38cm" svg:x="23.854cm" svg:y="7.285cm" svg:viewBox="0 0 27 381" draw:points="0,381 27,381 27,0 0,0">
          <text:p/>
        </draw:polygon>
        <draw:polygon draw:style-name="gr29" draw:text-style-name="P7" draw:layer="layout" svg:width="0.026cm" svg:height="0.38cm" svg:x="23.88cm" svg:y="7.285cm" svg:viewBox="0 0 27 381" draw:points="0,381 27,381 27,0 0,0">
          <text:p/>
        </draw:polygon>
        <draw:polygon draw:style-name="gr30" draw:text-style-name="P8" draw:layer="layout" svg:width="0.026cm" svg:height="0.38cm" svg:x="23.906cm" svg:y="7.285cm" svg:viewBox="0 0 27 381" draw:points="0,381 27,381 27,0 0,0">
          <text:p/>
        </draw:polygon>
        <draw:polygon draw:style-name="gr32" draw:text-style-name="P10" draw:layer="layout" svg:width="0.026cm" svg:height="0.38cm" svg:x="23.933cm" svg:y="7.285cm" svg:viewBox="0 0 27 381" draw:points="0,381 27,381 27,0 0,0">
          <text:p/>
        </draw:polygon>
        <draw:polygon draw:style-name="gr30" draw:text-style-name="P8" draw:layer="layout" svg:width="0.026cm" svg:height="0.38cm" svg:x="23.959cm" svg:y="7.285cm" svg:viewBox="0 0 27 381" draw:points="0,381 27,381 27,0 0,0">
          <text:p/>
        </draw:polygon>
        <draw:polygon draw:style-name="gr32" draw:text-style-name="P10" draw:layer="layout" svg:width="0.026cm" svg:height="0.38cm" svg:x="23.985cm" svg:y="7.285cm" svg:viewBox="0 0 27 381" draw:points="0,381 27,381 27,0 0,0">
          <text:p/>
        </draw:polygon>
        <draw:polygon draw:style-name="gr32" draw:text-style-name="P10" draw:layer="layout" svg:width="0.026cm" svg:height="0.38cm" svg:x="24.011cm" svg:y="7.285cm" svg:viewBox="0 0 27 381" draw:points="0,381 27,381 27,0 0,0">
          <text:p/>
        </draw:polygon>
        <draw:polygon draw:style-name="gr30" draw:text-style-name="P8" draw:layer="layout" svg:width="0.026cm" svg:height="0.38cm" svg:x="24.038cm" svg:y="7.285cm" svg:viewBox="0 0 27 381" draw:points="0,381 27,381 27,0 0,0">
          <text:p/>
        </draw:polygon>
        <draw:polygon draw:style-name="gr31" draw:text-style-name="P9" draw:layer="layout" svg:width="0.026cm" svg:height="0.38cm" svg:x="24.064cm" svg:y="7.285cm" svg:viewBox="0 0 27 381" draw:points="0,381 27,381 27,0 0,0">
          <text:p/>
        </draw:polygon>
        <draw:polygon draw:style-name="gr32" draw:text-style-name="P10" draw:layer="layout" svg:width="0.026cm" svg:height="0.38cm" svg:x="24.091cm" svg:y="7.285cm" svg:viewBox="0 0 27 381" draw:points="0,381 27,381 27,0 0,0">
          <text:p/>
        </draw:polygon>
        <draw:polygon draw:style-name="gr31" draw:text-style-name="P9" draw:layer="layout" svg:width="0.026cm" svg:height="0.38cm" svg:x="24.117cm" svg:y="7.285cm" svg:viewBox="0 0 27 381" draw:points="0,381 27,381 27,0 0,0">
          <text:p/>
        </draw:polygon>
        <draw:polygon draw:style-name="gr32" draw:text-style-name="P10" draw:layer="layout" svg:width="0.026cm" svg:height="0.38cm" svg:x="24.143cm" svg:y="7.285cm" svg:viewBox="0 0 27 381" draw:points="0,381 27,381 27,0 0,0">
          <text:p/>
        </draw:polygon>
        <draw:polygon draw:style-name="gr30" draw:text-style-name="P8" draw:layer="layout" svg:width="0.026cm" svg:height="0.38cm" svg:x="24.195cm" svg:y="7.285cm" svg:viewBox="0 0 27 381" draw:points="0,381 27,381 27,0 0,0">
          <text:p/>
        </draw:polygon>
        <draw:polygon draw:style-name="gr32" draw:text-style-name="P10" draw:layer="layout" svg:width="0.026cm" svg:height="0.38cm" svg:x="24.222cm" svg:y="7.285cm" svg:viewBox="0 0 27 381" draw:points="0,381 27,381 27,0 0,0">
          <text:p/>
        </draw:polygon>
        <draw:polygon draw:style-name="gr32" draw:text-style-name="P10" draw:layer="layout" svg:width="0.026cm" svg:height="0.38cm" svg:x="24.248cm" svg:y="7.285cm" svg:viewBox="0 0 27 381" draw:points="0,381 27,381 27,0 0,0">
          <text:p/>
        </draw:polygon>
        <draw:polygon draw:style-name="gr32" draw:text-style-name="P10" draw:layer="layout" svg:width="0.026cm" svg:height="0.38cm" svg:x="24.274cm" svg:y="7.285cm" svg:viewBox="0 0 27 381" draw:points="0,381 27,381 27,0 0,0">
          <text:p/>
        </draw:polygon>
        <draw:polygon draw:style-name="gr29" draw:text-style-name="P7" draw:layer="layout" svg:width="0.026cm" svg:height="0.38cm" svg:x="24.3cm" svg:y="7.285cm" svg:viewBox="0 0 27 381" draw:points="0,381 27,381 27,0 0,0">
          <text:p/>
        </draw:polygon>
        <draw:polygon draw:style-name="gr31" draw:text-style-name="P9" draw:layer="layout" svg:width="0.026cm" svg:height="0.38cm" svg:x="24.327cm" svg:y="7.285cm" svg:viewBox="0 0 27 381" draw:points="0,381 27,381 27,0 0,0">
          <text:p/>
        </draw:polygon>
        <draw:polygon draw:style-name="gr29" draw:text-style-name="P7" draw:layer="layout" svg:width="0.026cm" svg:height="0.38cm" svg:x="24.353cm" svg:y="7.285cm" svg:viewBox="0 0 27 381" draw:points="0,381 27,381 27,0 0,0">
          <text:p/>
        </draw:polygon>
        <draw:polygon draw:style-name="gr29" draw:text-style-name="P7" draw:layer="layout" svg:width="0.026cm" svg:height="0.38cm" svg:x="24.379cm" svg:y="7.285cm" svg:viewBox="0 0 27 381" draw:points="0,381 27,381 27,0 0,0">
          <text:p/>
        </draw:polygon>
        <draw:polygon draw:style-name="gr32" draw:text-style-name="P10" draw:layer="layout" svg:width="0.027cm" svg:height="0.38cm" svg:x="24.405cm" svg:y="7.285cm" svg:viewBox="0 0 28 381" draw:points="0,381 28,381 28,0 0,0">
          <text:p/>
        </draw:polygon>
        <draw:polygon draw:style-name="gr31" draw:text-style-name="P9" draw:layer="layout" svg:width="0.026cm" svg:height="0.38cm" svg:x="24.432cm" svg:y="7.285cm" svg:viewBox="0 0 27 381" draw:points="0,381 27,381 27,0 0,0">
          <text:p/>
        </draw:polygon>
        <draw:polygon draw:style-name="gr29" draw:text-style-name="P7" draw:layer="layout" svg:width="0.026cm" svg:height="0.38cm" svg:x="24.458cm" svg:y="7.285cm" svg:viewBox="0 0 27 381" draw:points="0,381 27,381 27,0 0,0">
          <text:p/>
        </draw:polygon>
        <draw:polygon draw:style-name="gr29" draw:text-style-name="P7" draw:layer="layout" svg:width="0.027cm" svg:height="0.38cm" svg:x="24.484cm" svg:y="7.285cm" svg:viewBox="0 0 28 381" draw:points="0,381 28,381 28,0 0,0">
          <text:p/>
        </draw:polygon>
        <draw:polygon draw:style-name="gr30" draw:text-style-name="P8" draw:layer="layout" svg:width="0.026cm" svg:height="0.38cm" svg:x="24.511cm" svg:y="7.285cm" svg:viewBox="0 0 27 381" draw:points="0,381 27,381 27,0 0,0">
          <text:p/>
        </draw:polygon>
        <draw:polygon draw:style-name="gr31" draw:text-style-name="P9" draw:layer="layout" svg:width="0.026cm" svg:height="0.38cm" svg:x="24.537cm" svg:y="7.285cm" svg:viewBox="0 0 27 381" draw:points="0,381 27,381 27,0 0,0">
          <text:p/>
        </draw:polygon>
        <draw:polygon draw:style-name="gr30" draw:text-style-name="P8" draw:layer="layout" svg:width="0.026cm" svg:height="0.38cm" svg:x="24.563cm" svg:y="7.285cm" svg:viewBox="0 0 27 381" draw:points="0,381 27,381 27,0 0,0">
          <text:p/>
        </draw:polygon>
        <draw:polygon draw:style-name="gr31" draw:text-style-name="P9" draw:layer="layout" svg:width="0.026cm" svg:height="0.38cm" svg:x="24.589cm" svg:y="7.285cm" svg:viewBox="0 0 27 381" draw:points="0,381 27,381 27,0 0,0">
          <text:p/>
        </draw:polygon>
        <draw:polygon draw:style-name="gr31" draw:text-style-name="P9" draw:layer="layout" svg:width="0.026cm" svg:height="0.38cm" svg:x="24.616cm" svg:y="7.285cm" svg:viewBox="0 0 27 381" draw:points="0,381 27,381 27,0 0,0">
          <text:p/>
        </draw:polygon>
        <draw:polygon draw:style-name="gr29" draw:text-style-name="P7" draw:layer="layout" svg:width="0.026cm" svg:height="0.38cm" svg:x="24.642cm" svg:y="7.285cm" svg:viewBox="0 0 27 381" draw:points="0,381 27,381 27,0 0,0">
          <text:p/>
        </draw:polygon>
        <draw:polygon draw:style-name="gr30" draw:text-style-name="P8" draw:layer="layout" svg:width="0.026cm" svg:height="0.38cm" svg:x="24.668cm" svg:y="7.285cm" svg:viewBox="0 0 27 381" draw:points="0,381 27,381 27,0 0,0">
          <text:p/>
        </draw:polygon>
        <draw:polygon draw:style-name="gr32" draw:text-style-name="P10" draw:layer="layout" svg:width="0.026cm" svg:height="0.38cm" svg:x="24.694cm" svg:y="7.285cm" svg:viewBox="0 0 27 381" draw:points="0,381 27,381 27,0 0,0">
          <text:p/>
        </draw:polygon>
        <draw:polygon draw:style-name="gr30" draw:text-style-name="P8" draw:layer="layout" svg:width="0.026cm" svg:height="0.38cm" svg:x="24.721cm" svg:y="7.285cm" svg:viewBox="0 0 27 381" draw:points="0,381 27,381 27,0 0,0">
          <text:p/>
        </draw:polygon>
        <draw:polygon draw:style-name="gr32" draw:text-style-name="P10" draw:layer="layout" svg:width="0.026cm" svg:height="0.38cm" svg:x="24.747cm" svg:y="7.285cm" svg:viewBox="0 0 27 381" draw:points="0,381 27,381 27,0 0,0">
          <text:p/>
        </draw:polygon>
        <draw:polygon draw:style-name="gr31" draw:text-style-name="P9" draw:layer="layout" svg:width="0.026cm" svg:height="0.38cm" svg:x="24.773cm" svg:y="7.285cm" svg:viewBox="0 0 27 381" draw:points="0,381 27,381 27,0 0,0">
          <text:p/>
        </draw:polygon>
        <draw:polygon draw:style-name="gr32" draw:text-style-name="P10" draw:layer="layout" svg:width="0.027cm" svg:height="0.38cm" svg:x="24.799cm" svg:y="7.285cm" svg:viewBox="0 0 28 381" draw:points="0,381 28,381 28,0 0,0">
          <text:p/>
        </draw:polygon>
        <draw:polygon draw:style-name="gr31" draw:text-style-name="P9" draw:layer="layout" svg:width="0.026cm" svg:height="0.38cm" svg:x="24.826cm" svg:y="7.285cm" svg:viewBox="0 0 27 381" draw:points="0,381 27,381 27,0 0,0">
          <text:p/>
        </draw:polygon>
        <draw:polygon draw:style-name="gr30" draw:text-style-name="P8" draw:layer="layout" svg:width="0.026cm" svg:height="0.38cm" svg:x="24.852cm" svg:y="7.285cm" svg:viewBox="0 0 27 381" draw:points="0,381 27,381 27,0 0,0">
          <text:p/>
        </draw:polygon>
        <draw:polygon draw:style-name="gr30" draw:text-style-name="P8" draw:layer="layout" svg:width="0.026cm" svg:height="0.38cm" svg:x="24.879cm" svg:y="7.285cm" svg:viewBox="0 0 27 381" draw:points="0,381 27,381 27,0 0,0">
          <text:p/>
        </draw:polygon>
        <draw:polygon draw:style-name="gr31" draw:text-style-name="P9" draw:layer="layout" svg:width="0.026cm" svg:height="0.38cm" svg:x="24.905cm" svg:y="7.285cm" svg:viewBox="0 0 27 381" draw:points="0,381 27,381 27,0 0,0">
          <text:p/>
        </draw:polygon>
        <draw:polygon draw:style-name="gr30" draw:text-style-name="P8" draw:layer="layout" svg:width="0.026cm" svg:height="0.38cm" svg:x="24.931cm" svg:y="7.285cm" svg:viewBox="0 0 27 381" draw:points="0,381 27,381 27,0 0,0">
          <text:p/>
        </draw:polygon>
        <draw:polygon draw:style-name="gr30" draw:text-style-name="P8" draw:layer="layout" svg:width="0.026cm" svg:height="0.38cm" svg:x="24.957cm" svg:y="7.285cm" svg:viewBox="0 0 27 381" draw:points="0,381 27,381 27,0 0,0">
          <text:p/>
        </draw:polygon>
        <draw:polygon draw:style-name="gr32" draw:text-style-name="P10" draw:layer="layout" svg:width="0.026cm" svg:height="0.38cm" svg:x="24.983cm" svg:y="7.285cm" svg:viewBox="0 0 27 381" draw:points="0,381 27,381 27,0 0,0">
          <text:p/>
        </draw:polygon>
        <draw:polygon draw:style-name="gr29" draw:text-style-name="P7" draw:layer="layout" svg:width="0.026cm" svg:height="0.38cm" svg:x="25.01cm" svg:y="7.285cm" svg:viewBox="0 0 27 381" draw:points="0,381 27,381 27,0 0,0">
          <text:p/>
        </draw:polygon>
        <draw:polygon draw:style-name="gr29" draw:text-style-name="P7" draw:layer="layout" svg:width="0.026cm" svg:height="0.38cm" svg:x="25.036cm" svg:y="7.285cm" svg:viewBox="0 0 27 381" draw:points="0,381 27,381 27,0 0,0">
          <text:p/>
        </draw:polygon>
        <draw:polygon draw:style-name="gr29" draw:text-style-name="P7" draw:layer="layout" svg:width="0.026cm" svg:height="0.38cm" svg:x="25.062cm" svg:y="7.285cm" svg:viewBox="0 0 27 381" draw:points="0,381 27,381 27,0 0,0">
          <text:p/>
        </draw:polygon>
        <draw:polygon draw:style-name="gr30" draw:text-style-name="P8" draw:layer="layout" svg:width="0.027cm" svg:height="0.38cm" svg:x="25.088cm" svg:y="7.285cm" svg:viewBox="0 0 28 381" draw:points="0,381 28,381 28,0 0,0">
          <text:p/>
        </draw:polygon>
        <draw:polygon draw:style-name="gr29" draw:text-style-name="P7" draw:layer="layout" svg:width="0.026cm" svg:height="0.38cm" svg:x="25.115cm" svg:y="7.285cm" svg:viewBox="0 0 27 381" draw:points="0,381 27,381 27,0 0,0">
          <text:p/>
        </draw:polygon>
        <draw:polygon draw:style-name="gr32" draw:text-style-name="P10" draw:layer="layout" svg:width="0.026cm" svg:height="0.38cm" svg:x="25.141cm" svg:y="7.285cm" svg:viewBox="0 0 27 381" draw:points="0,381 27,381 27,0 0,0">
          <text:p/>
        </draw:polygon>
        <draw:polygon draw:style-name="gr31" draw:text-style-name="P9" draw:layer="layout" svg:width="0.027cm" svg:height="0.38cm" svg:x="25.167cm" svg:y="7.285cm" svg:viewBox="0 0 28 381" draw:points="0,381 28,381 28,0 0,0">
          <text:p/>
        </draw:polygon>
        <draw:polygon draw:style-name="gr32" draw:text-style-name="P10" draw:layer="layout" svg:width="0.026cm" svg:height="0.38cm" svg:x="25.194cm" svg:y="7.285cm" svg:viewBox="0 0 27 381" draw:points="0,381 27,381 27,0 0,0">
          <text:p/>
        </draw:polygon>
        <draw:polygon draw:style-name="gr29" draw:text-style-name="P7" draw:layer="layout" svg:width="0.026cm" svg:height="0.38cm" svg:x="25.22cm" svg:y="7.285cm" svg:viewBox="0 0 27 381" draw:points="0,381 27,381 27,0 0,0">
          <text:p/>
        </draw:polygon>
        <draw:polygon draw:style-name="gr29" draw:text-style-name="P7" draw:layer="layout" svg:width="0.026cm" svg:height="0.38cm" svg:x="25.246cm" svg:y="7.285cm" svg:viewBox="0 0 27 381" draw:points="0,381 27,381 27,0 0,0">
          <text:p/>
        </draw:polygon>
        <draw:polygon draw:style-name="gr30" draw:text-style-name="P8" draw:layer="layout" svg:width="0.026cm" svg:height="0.38cm" svg:x="25.273cm" svg:y="7.285cm" svg:viewBox="0 0 27 381" draw:points="0,381 27,381 27,0 0,0">
          <text:p/>
        </draw:polygon>
        <draw:polygon draw:style-name="gr29" draw:text-style-name="P7" draw:layer="layout" svg:width="0.026cm" svg:height="0.38cm" svg:x="25.299cm" svg:y="7.285cm" svg:viewBox="0 0 27 381" draw:points="0,381 27,381 27,0 0,0">
          <text:p/>
        </draw:polygon>
        <draw:polygon draw:style-name="gr29" draw:text-style-name="P7" draw:layer="layout" svg:width="0.026cm" svg:height="0.38cm" svg:x="25.325cm" svg:y="7.285cm" svg:viewBox="0 0 27 381" draw:points="0,381 27,381 27,0 0,0">
          <text:p/>
        </draw:polygon>
        <draw:polygon draw:style-name="gr30" draw:text-style-name="P8" draw:layer="layout" svg:width="0.026cm" svg:height="0.38cm" svg:x="25.351cm" svg:y="7.285cm" svg:viewBox="0 0 27 381" draw:points="0,381 27,381 27,0 0,0">
          <text:p/>
        </draw:polygon>
        <draw:polygon draw:style-name="gr32" draw:text-style-name="P10" draw:layer="layout" svg:width="0.026cm" svg:height="0.38cm" svg:x="25.379cm" svg:y="7.285cm" svg:viewBox="0 0 27 381" draw:points="0,381 27,381 27,0 0,0">
          <text:p/>
        </draw:polygon>
        <draw:polygon draw:style-name="gr32" draw:text-style-name="P10" draw:layer="layout" svg:width="0.026cm" svg:height="0.38cm" svg:x="25.404cm" svg:y="7.285cm" svg:viewBox="0 0 27 381" draw:points="0,381 27,381 27,0 0,0">
          <text:p/>
        </draw:polygon>
        <draw:polygon draw:style-name="gr32" draw:text-style-name="P10" draw:layer="layout" svg:width="0.026cm" svg:height="0.38cm" svg:x="25.43cm" svg:y="7.285cm" svg:viewBox="0 0 27 381" draw:points="0,381 27,381 27,0 0,0">
          <text:p/>
        </draw:polygon>
        <draw:polygon draw:style-name="gr30" draw:text-style-name="P8" draw:layer="layout" svg:width="0.026cm" svg:height="0.38cm" svg:x="25.456cm" svg:y="7.285cm" svg:viewBox="0 0 27 381" draw:points="0,381 27,381 27,0 0,0">
          <text:p/>
        </draw:polygon>
        <draw:polygon draw:style-name="gr29" draw:text-style-name="P7" draw:layer="layout" svg:width="0.027cm" svg:height="0.38cm" svg:x="25.482cm" svg:y="7.285cm" svg:viewBox="0 0 28 381" draw:points="0,381 28,381 28,0 0,0">
          <text:p/>
        </draw:polygon>
        <draw:polygon draw:style-name="gr29" draw:text-style-name="P7" draw:layer="layout" svg:width="0.026cm" svg:height="0.38cm" svg:x="25.509cm" svg:y="7.285cm" svg:viewBox="0 0 27 381" draw:points="0,381 27,381 27,0 0,0">
          <text:p/>
        </draw:polygon>
        <draw:polygon draw:style-name="gr30" draw:text-style-name="P8" draw:layer="layout" svg:width="0.026cm" svg:height="0.38cm" svg:x="25.535cm" svg:y="7.285cm" svg:viewBox="0 0 27 381" draw:points="0,381 27,381 27,0 0,0">
          <text:p/>
        </draw:polygon>
        <draw:polygon draw:style-name="gr29" draw:text-style-name="P7" draw:layer="layout" svg:width="0.027cm" svg:height="0.38cm" svg:x="25.561cm" svg:y="7.285cm" svg:viewBox="0 0 28 381" draw:points="0,381 28,381 28,0 0,0">
          <text:p/>
        </draw:polygon>
        <draw:polygon draw:style-name="gr29" draw:text-style-name="P7" draw:layer="layout" svg:width="0.026cm" svg:height="0.38cm" svg:x="25.588cm" svg:y="7.285cm" svg:viewBox="0 0 27 381" draw:points="0,381 27,381 27,0 0,0">
          <text:p/>
        </draw:polygon>
        <draw:polygon draw:style-name="gr30" draw:text-style-name="P8" draw:layer="layout" svg:width="0.026cm" svg:height="0.38cm" svg:x="25.614cm" svg:y="7.285cm" svg:viewBox="0 0 27 381" draw:points="0,381 27,381 27,0 0,0">
          <text:p/>
        </draw:polygon>
        <draw:polygon draw:style-name="gr31" draw:text-style-name="P9" draw:layer="layout" svg:width="0.026cm" svg:height="0.38cm" svg:x="25.64cm" svg:y="7.285cm" svg:viewBox="0 0 27 381" draw:points="0,381 27,381 27,0 0,0">
          <text:p/>
        </draw:polygon>
        <draw:polygon draw:style-name="gr31" draw:text-style-name="P9" draw:layer="layout" svg:width="0.026cm" svg:height="0.38cm" svg:x="25.667cm" svg:y="7.285cm" svg:viewBox="0 0 27 381" draw:points="0,381 27,381 27,0 0,0">
          <text:p/>
        </draw:polygon>
        <draw:polygon draw:style-name="gr29" draw:text-style-name="P7" draw:layer="layout" svg:width="0.026cm" svg:height="0.38cm" svg:x="25.693cm" svg:y="7.285cm" svg:viewBox="0 0 27 381" draw:points="0,381 27,381 27,0 0,0">
          <text:p/>
        </draw:polygon>
        <draw:polygon draw:style-name="gr32" draw:text-style-name="P10" draw:layer="layout" svg:width="0.026cm" svg:height="0.38cm" svg:x="25.719cm" svg:y="7.285cm" svg:viewBox="0 0 27 381" draw:points="0,381 27,381 27,0 0,0">
          <text:p/>
        </draw:polygon>
        <draw:polygon draw:style-name="gr30" draw:text-style-name="P8" draw:layer="layout" svg:width="0.026cm" svg:height="0.38cm" svg:x="25.745cm" svg:y="7.285cm" svg:viewBox="0 0 27 381" draw:points="0,381 27,381 27,0 0,0">
          <text:p/>
        </draw:polygon>
        <draw:polygon draw:style-name="gr32" draw:text-style-name="P10" draw:layer="layout" svg:width="0.026cm" svg:height="0.38cm" svg:x="25.772cm" svg:y="7.285cm" svg:viewBox="0 0 27 381" draw:points="0,381 27,381 27,0 0,0">
          <text:p/>
        </draw:polygon>
        <draw:polygon draw:style-name="gr30" draw:text-style-name="P8" draw:layer="layout" svg:width="0.026cm" svg:height="0.38cm" svg:x="25.798cm" svg:y="7.285cm" svg:viewBox="0 0 27 381" draw:points="0,381 27,381 27,0 0,0">
          <text:p/>
        </draw:polygon>
        <draw:polygon draw:style-name="gr32" draw:text-style-name="P10" draw:layer="layout" svg:width="0.026cm" svg:height="0.38cm" svg:x="25.824cm" svg:y="7.285cm" svg:viewBox="0 0 27 381" draw:points="0,381 27,381 27,0 0,0">
          <text:p/>
        </draw:polygon>
        <draw:polygon draw:style-name="gr32" draw:text-style-name="P10" draw:layer="layout" svg:width="0.027cm" svg:height="0.38cm" svg:x="25.85cm" svg:y="7.285cm" svg:viewBox="0 0 28 381" draw:points="0,381 28,381 28,0 0,0">
          <text:p/>
        </draw:polygon>
        <draw:polygon draw:style-name="gr31" draw:text-style-name="P9" draw:layer="layout" svg:width="0.026cm" svg:height="0.38cm" svg:x="25.877cm" svg:y="7.285cm" svg:viewBox="0 0 27 381" draw:points="0,381 27,381 27,0 0,0">
          <text:p/>
        </draw:polygon>
        <draw:polygon draw:style-name="gr31" draw:text-style-name="P9" draw:layer="layout" svg:width="0.026cm" svg:height="0.38cm" svg:x="25.903cm" svg:y="7.285cm" svg:viewBox="0 0 27 381" draw:points="0,381 27,381 27,0 0,0">
          <text:p/>
        </draw:polygon>
        <draw:polygon draw:style-name="gr30" draw:text-style-name="P8" draw:layer="layout" svg:width="0.026cm" svg:height="0.38cm" svg:x="25.929cm" svg:y="7.285cm" svg:viewBox="0 0 27 381" draw:points="0,381 27,381 27,0 0,0">
          <text:p/>
        </draw:polygon>
        <draw:polygon draw:style-name="gr32" draw:text-style-name="P10" draw:layer="layout" svg:width="0.026cm" svg:height="0.38cm" svg:x="25.956cm" svg:y="7.285cm" svg:viewBox="0 0 27 381" draw:points="0,381 27,381 27,0 0,0">
          <text:p/>
        </draw:polygon>
        <draw:polygon draw:style-name="gr30" draw:text-style-name="P8" draw:layer="layout" svg:width="0.026cm" svg:height="0.38cm" svg:x="25.982cm" svg:y="7.285cm" svg:viewBox="0 0 27 381" draw:points="0,381 27,381 27,0 0,0">
          <text:p/>
        </draw:polygon>
        <draw:polygon draw:style-name="gr32" draw:text-style-name="P10" draw:layer="layout" svg:width="0.026cm" svg:height="0.38cm" svg:x="26.008cm" svg:y="7.285cm" svg:viewBox="0 0 27 381" draw:points="0,381 27,381 27,0 0,0">
          <text:p/>
        </draw:polygon>
        <draw:polygon draw:style-name="gr30" draw:text-style-name="P8" draw:layer="layout" svg:width="0.026cm" svg:height="0.38cm" svg:x="26.034cm" svg:y="7.285cm" svg:viewBox="0 0 27 381" draw:points="0,381 27,381 27,0 0,0">
          <text:p/>
        </draw:polygon>
        <draw:polygon draw:style-name="gr31" draw:text-style-name="P9" draw:layer="layout" svg:width="0.026cm" svg:height="0.38cm" svg:x="26.061cm" svg:y="7.285cm" svg:viewBox="0 0 27 381" draw:points="0,381 27,381 27,0 0,0">
          <text:p/>
        </draw:polygon>
        <draw:polygon draw:style-name="gr30" draw:text-style-name="P8" draw:layer="layout" svg:width="0.026cm" svg:height="0.38cm" svg:x="26.087cm" svg:y="7.285cm" svg:viewBox="0 0 27 381" draw:points="0,381 27,381 27,0 0,0">
          <text:p/>
        </draw:polygon>
        <draw:polygon draw:style-name="gr29" draw:text-style-name="P7" draw:layer="layout" svg:width="0.026cm" svg:height="0.38cm" svg:x="26.113cm" svg:y="7.285cm" svg:viewBox="0 0 27 381" draw:points="0,381 27,381 27,0 0,0">
          <text:p/>
        </draw:polygon>
        <draw:polygon draw:style-name="gr32" draw:text-style-name="P10" draw:layer="layout" svg:width="0.026cm" svg:height="0.38cm" svg:x="26.139cm" svg:y="7.285cm" svg:viewBox="0 0 27 381" draw:points="0,381 27,381 27,0 0,0">
          <text:p/>
        </draw:polygon>
        <draw:polygon draw:style-name="gr30" draw:text-style-name="P8" draw:layer="layout" svg:width="0.026cm" svg:height="0.38cm" svg:x="26.166cm" svg:y="7.285cm" svg:viewBox="0 0 27 381" draw:points="0,381 27,381 27,0 0,0">
          <text:p/>
        </draw:polygon>
        <draw:polygon draw:style-name="gr31" draw:text-style-name="P9" draw:layer="layout" svg:width="0.026cm" svg:height="0.38cm" svg:x="26.192cm" svg:y="7.285cm" svg:viewBox="0 0 27 381" draw:points="0,381 27,381 27,0 0,0">
          <text:p/>
        </draw:polygon>
        <draw:polygon draw:style-name="gr29" draw:text-style-name="P7" draw:layer="layout" svg:width="0.026cm" svg:height="0.38cm" svg:x="26.218cm" svg:y="7.285cm" svg:viewBox="0 0 27 381" draw:points="0,381 27,381 27,0 0,0">
          <text:p/>
        </draw:polygon>
        <draw:polygon draw:style-name="gr32" draw:text-style-name="P10" draw:layer="layout" svg:width="0.027cm" svg:height="0.38cm" svg:x="26.244cm" svg:y="7.285cm" svg:viewBox="0 0 28 381" draw:points="0,381 28,381 28,0 0,0">
          <text:p/>
        </draw:polygon>
        <draw:polygon draw:style-name="gr31" draw:text-style-name="P9" draw:layer="layout" svg:width="0.026cm" svg:height="0.38cm" svg:x="26.271cm" svg:y="7.285cm" svg:viewBox="0 0 27 381" draw:points="0,381 27,381 27,0 0,0">
          <text:p/>
        </draw:polygon>
        <draw:polygon draw:style-name="gr29" draw:text-style-name="P7" draw:layer="layout" svg:width="0.026cm" svg:height="0.38cm" svg:x="26.297cm" svg:y="7.285cm" svg:viewBox="0 0 27 381" draw:points="0,381 27,381 27,0 0,0">
          <text:p/>
        </draw:polygon>
        <draw:polygon draw:style-name="gr29" draw:text-style-name="P7" draw:layer="layout" svg:width="0.027cm" svg:height="0.38cm" svg:x="26.323cm" svg:y="7.285cm" svg:viewBox="0 0 28 381" draw:points="0,381 28,381 28,0 0,0">
          <text:p/>
        </draw:polygon>
        <draw:polygon draw:style-name="gr31" draw:text-style-name="P9" draw:layer="layout" svg:width="0.026cm" svg:height="0.38cm" svg:x="26.35cm" svg:y="7.285cm" svg:viewBox="0 0 27 381" draw:points="0,381 27,381 27,0 0,0">
          <text:p/>
        </draw:polygon>
        <draw:polygon draw:style-name="gr29" draw:text-style-name="P7" draw:layer="layout" svg:width="0.026cm" svg:height="0.38cm" svg:x="26.376cm" svg:y="7.285cm" svg:viewBox="0 0 27 381" draw:points="0,381 27,381 27,0 0,0">
          <text:p/>
        </draw:polygon>
        <draw:polygon draw:style-name="gr29" draw:text-style-name="P7" draw:layer="layout" svg:width="0.026cm" svg:height="0.38cm" svg:x="26.402cm" svg:y="7.285cm" svg:viewBox="0 0 27 381" draw:points="0,381 27,381 27,0 0,0">
          <text:p/>
        </draw:polygon>
        <draw:polygon draw:style-name="gr30" draw:text-style-name="P8" draw:layer="layout" svg:width="0.026cm" svg:height="0.38cm" svg:x="26.428cm" svg:y="7.285cm" svg:viewBox="0 0 27 381" draw:points="0,381 27,381 27,0 0,0">
          <text:p/>
        </draw:polygon>
        <draw:polygon draw:style-name="gr31" draw:text-style-name="P9" draw:layer="layout" svg:width="0.026cm" svg:height="0.38cm" svg:x="26.455cm" svg:y="7.285cm" svg:viewBox="0 0 27 381" draw:points="0,381 27,381 27,0 0,0">
          <text:p/>
        </draw:polygon>
        <draw:polygon draw:style-name="gr30" draw:text-style-name="P8" draw:layer="layout" svg:width="0.026cm" svg:height="0.38cm" svg:x="26.481cm" svg:y="7.285cm" svg:viewBox="0 0 27 381" draw:points="0,381 27,381 27,0 0,0">
          <text:p/>
        </draw:polygon>
        <draw:polygon draw:style-name="gr29" draw:text-style-name="P7" draw:layer="layout" svg:width="0.026cm" svg:height="0.38cm" svg:x="26.507cm" svg:y="7.285cm" svg:viewBox="0 0 27 381" draw:points="0,381 27,381 27,0 0,0">
          <text:p/>
        </draw:polygon>
        <draw:polygon draw:style-name="gr31" draw:text-style-name="P9" draw:layer="layout" svg:width="0.027cm" svg:height="0.38cm" svg:x="26.533cm" svg:y="7.285cm" svg:viewBox="0 0 28 381" draw:points="0,381 28,381 28,0 0,0">
          <text:p/>
        </draw:polygon>
        <draw:polygon draw:style-name="gr30" draw:text-style-name="P8" draw:layer="layout" svg:width="0.026cm" svg:height="0.38cm" svg:x="26.56cm" svg:y="7.285cm" svg:viewBox="0 0 27 381" draw:points="0,381 27,381 27,0 0,0">
          <text:p/>
        </draw:polygon>
        <draw:polygon draw:style-name="gr31" draw:text-style-name="P9" draw:layer="layout" svg:width="0.026cm" svg:height="0.38cm" svg:x="26.586cm" svg:y="7.285cm" svg:viewBox="0 0 27 381" draw:points="0,381 27,381 27,0 0,0">
          <text:p/>
        </draw:polygon>
        <draw:polygon draw:style-name="gr29" draw:text-style-name="P7" draw:layer="layout" svg:width="0.027cm" svg:height="0.38cm" svg:x="26.612cm" svg:y="7.285cm" svg:viewBox="0 0 28 381" draw:points="0,381 28,381 28,0 0,0">
          <text:p/>
        </draw:polygon>
        <draw:polygon draw:style-name="gr29" draw:text-style-name="P7" draw:layer="layout" svg:width="0.026cm" svg:height="0.38cm" svg:x="26.639cm" svg:y="7.285cm" svg:viewBox="0 0 27 381" draw:points="0,381 27,381 27,0 0,0">
          <text:p/>
        </draw:polygon>
        <draw:polygon draw:style-name="gr29" draw:text-style-name="P7" draw:layer="layout" svg:width="0.026cm" svg:height="0.38cm" svg:x="26.665cm" svg:y="7.285cm" svg:viewBox="0 0 27 381" draw:points="0,381 27,381 27,0 0,0">
          <text:p/>
        </draw:polygon>
        <draw:polygon draw:style-name="gr32" draw:text-style-name="P10" draw:layer="layout" svg:width="0.026cm" svg:height="0.38cm" svg:x="26.691cm" svg:y="7.285cm" svg:viewBox="0 0 27 381" draw:points="0,381 27,381 27,0 0,0">
          <text:p/>
        </draw:polygon>
        <draw:polygon draw:style-name="gr31" draw:text-style-name="P9" draw:layer="layout" svg:width="0.026cm" svg:height="0.38cm" svg:x="26.718cm" svg:y="7.285cm" svg:viewBox="0 0 27 381" draw:points="0,381 27,381 27,0 0,0">
          <text:p/>
        </draw:polygon>
        <draw:polygon draw:style-name="gr30" draw:text-style-name="P8" draw:layer="layout" svg:width="0.026cm" svg:height="0.38cm" svg:x="26.744cm" svg:y="7.285cm" svg:viewBox="0 0 27 381" draw:points="0,381 27,381 27,0 0,0">
          <text:p/>
        </draw:polygon>
        <draw:polygon draw:style-name="gr31" draw:text-style-name="P9" draw:layer="layout" svg:width="0.026cm" svg:height="0.38cm" svg:x="26.77cm" svg:y="7.285cm" svg:viewBox="0 0 27 381" draw:points="0,381 27,381 27,0 0,0">
          <text:p/>
        </draw:polygon>
        <draw:polygon draw:style-name="gr29" draw:text-style-name="P7" draw:layer="layout" svg:width="0.026cm" svg:height="0.38cm" svg:x="26.796cm" svg:y="7.285cm" svg:viewBox="0 0 27 381" draw:points="0,381 27,381 27,0 0,0">
          <text:p/>
        </draw:polygon>
        <draw:polygon draw:style-name="gr32" draw:text-style-name="P10" draw:layer="layout" svg:width="0.026cm" svg:height="0.38cm" svg:x="26.823cm" svg:y="7.285cm" svg:viewBox="0 0 27 381" draw:points="0,381 27,381 27,0 0,0">
          <text:p/>
        </draw:polygon>
        <draw:polygon draw:style-name="gr29" draw:text-style-name="P7" draw:layer="layout" svg:width="0.026cm" svg:height="0.38cm" svg:x="26.849cm" svg:y="7.285cm" svg:viewBox="0 0 27 381" draw:points="0,381 27,381 27,0 0,0">
          <text:p/>
        </draw:polygon>
        <draw:polygon draw:style-name="gr29" draw:text-style-name="P7" draw:layer="layout" svg:width="0.026cm" svg:height="0.38cm" svg:x="26.875cm" svg:y="7.285cm" svg:viewBox="0 0 27 381" draw:points="0,381 27,381 27,0 0,0">
          <text:p/>
        </draw:polygon>
        <draw:polygon draw:style-name="gr31" draw:text-style-name="P9" draw:layer="layout" svg:width="0.026cm" svg:height="0.38cm" svg:x="26.901cm" svg:y="7.285cm" svg:viewBox="0 0 27 381" draw:points="0,381 27,381 27,0 0,0">
          <text:p/>
        </draw:polygon>
        <draw:polygon draw:style-name="gr32" draw:text-style-name="P10" draw:layer="layout" svg:width="0.027cm" svg:height="0.38cm" svg:x="26.927cm" svg:y="7.285cm" svg:viewBox="0 0 28 381" draw:points="0,381 28,381 28,0 0,0">
          <text:p/>
        </draw:polygon>
        <draw:polygon draw:style-name="gr29" draw:text-style-name="P7" draw:layer="layout" svg:width="0.026cm" svg:height="0.38cm" svg:x="26.954cm" svg:y="7.285cm" svg:viewBox="0 0 27 381" draw:points="0,381 27,381 27,0 0,0">
          <text:p/>
        </draw:polygon>
        <draw:polygon draw:style-name="gr29" draw:text-style-name="P7" draw:layer="layout" svg:width="0.026cm" svg:height="0.38cm" svg:x="26.98cm" svg:y="7.285cm" svg:viewBox="0 0 27 381" draw:points="0,381 27,381 27,0 0,0">
          <text:p/>
        </draw:polygon>
        <draw:polygon draw:style-name="gr32" draw:text-style-name="P10" draw:layer="layout" svg:width="0.027cm" svg:height="0.38cm" svg:x="27.006cm" svg:y="7.285cm" svg:viewBox="0 0 28 381" draw:points="0,381 28,381 28,0 0,0">
          <text:p/>
        </draw:polygon>
        <draw:polygon draw:style-name="gr31" draw:text-style-name="P9" draw:layer="layout" svg:width="0.026cm" svg:height="0.38cm" svg:x="27.033cm" svg:y="7.285cm" svg:viewBox="0 0 27 381" draw:points="0,381 27,381 27,0 0,0">
          <text:p/>
        </draw:polygon>
        <draw:polygon draw:style-name="gr32" draw:text-style-name="P10" draw:layer="layout" svg:width="0.026cm" svg:height="0.38cm" svg:x="27.06cm" svg:y="7.285cm" svg:viewBox="0 0 27 381" draw:points="0,381 27,381 27,0 0,0">
          <text:p/>
        </draw:polygon>
        <draw:polygon draw:style-name="gr31" draw:text-style-name="P9" draw:layer="layout" svg:width="0.026cm" svg:height="0.38cm" svg:x="27.085cm" svg:y="7.285cm" svg:viewBox="0 0 27 381" draw:points="0,381 27,381 27,0 0,0">
          <text:p/>
        </draw:polygon>
        <draw:polygon draw:style-name="gr29" draw:text-style-name="P7" draw:layer="layout" svg:width="0.026cm" svg:height="0.38cm" svg:x="27.112cm" svg:y="7.285cm" svg:viewBox="0 0 27 381" draw:points="0,381 27,381 27,0 0,0">
          <text:p/>
        </draw:polygon>
        <draw:polygon draw:style-name="gr29" draw:text-style-name="P7" draw:layer="layout" svg:width="0.026cm" svg:height="0.38cm" svg:x="27.138cm" svg:y="7.285cm" svg:viewBox="0 0 27 381" draw:points="0,381 27,381 27,0 0,0">
          <text:p/>
        </draw:polygon>
        <draw:polygon draw:style-name="gr32" draw:text-style-name="P10" draw:layer="layout" svg:width="0.026cm" svg:height="0.38cm" svg:x="27.164cm" svg:y="7.285cm" svg:viewBox="0 0 27 381" draw:points="0,381 27,381 27,0 0,0">
          <text:p/>
        </draw:polygon>
        <draw:polygon draw:style-name="gr32" draw:text-style-name="P10" draw:layer="layout" svg:width="0.026cm" svg:height="0.38cm" svg:x="27.19cm" svg:y="7.285cm" svg:viewBox="0 0 27 381" draw:points="0,381 27,381 27,0 0,0">
          <text:p/>
        </draw:polygon>
        <draw:polygon draw:style-name="gr31" draw:text-style-name="P9" draw:layer="layout" svg:width="0.026cm" svg:height="0.38cm" svg:x="27.217cm" svg:y="7.285cm" svg:viewBox="0 0 27 381" draw:points="0,381 27,381 27,0 0,0">
          <text:p/>
        </draw:polygon>
        <draw:polygon draw:style-name="gr30" draw:text-style-name="P8" draw:layer="layout" svg:width="0.026cm" svg:height="0.38cm" svg:x="27.243cm" svg:y="7.285cm" svg:viewBox="0 0 27 381" draw:points="0,381 27,381 27,0 0,0">
          <text:p/>
        </draw:polygon>
        <draw:polygon draw:style-name="gr29" draw:text-style-name="P7" draw:layer="layout" svg:width="0.026cm" svg:height="0.38cm" svg:x="27.269cm" svg:y="7.285cm" svg:viewBox="0 0 27 381" draw:points="0,381 27,381 27,0 0,0">
          <text:p/>
        </draw:polygon>
        <draw:polygon draw:style-name="gr31" draw:text-style-name="P9" draw:layer="layout" svg:width="0.027cm" svg:height="0.38cm" svg:x="27.295cm" svg:y="7.285cm" svg:viewBox="0 0 28 381" draw:points="0,381 28,381 28,0 0,0">
          <text:p/>
        </draw:polygon>
        <draw:polygon draw:style-name="gr29" draw:text-style-name="P7" draw:layer="layout" svg:width="0.026cm" svg:height="0.38cm" svg:x="27.322cm" svg:y="7.285cm" svg:viewBox="0 0 27 381" draw:points="0,381 27,381 27,0 0,0">
          <text:p/>
        </draw:polygon>
        <draw:polygon draw:style-name="gr29" draw:text-style-name="P7" draw:layer="layout" svg:width="0.026cm" svg:height="0.38cm" svg:x="27.348cm" svg:y="7.285cm" svg:viewBox="0 0 27 381" draw:points="0,381 27,381 27,0 0,0">
          <text:p/>
        </draw:polygon>
        <draw:polygon draw:style-name="gr32" draw:text-style-name="P10" draw:layer="layout" svg:width="0.026cm" svg:height="0.38cm" svg:x="27.374cm" svg:y="7.285cm" svg:viewBox="0 0 27 381" draw:points="0,381 27,381 27,0 0,0">
          <text:p/>
        </draw:polygon>
        <draw:polygon draw:style-name="gr32" draw:text-style-name="P10" draw:layer="layout" svg:width="0.026cm" svg:height="0.38cm" svg:x="27.401cm" svg:y="7.285cm" svg:viewBox="0 0 27 381" draw:points="0,381 27,381 27,0 0,0">
          <text:p/>
        </draw:polygon>
        <draw:polygon draw:style-name="gr30" draw:text-style-name="P8" draw:layer="layout" svg:width="0.026cm" svg:height="0.38cm" svg:x="27.427cm" svg:y="7.285cm" svg:viewBox="0 0 27 381" draw:points="0,381 27,381 27,0 0,0">
          <text:p/>
        </draw:polygon>
        <draw:polygon draw:style-name="gr29" draw:text-style-name="P7" draw:layer="layout" svg:width="0.026cm" svg:height="0.38cm" svg:x="27.453cm" svg:y="7.285cm" svg:viewBox="0 0 27 381" draw:points="0,381 27,381 27,0 0,0">
          <text:p/>
        </draw:polygon>
        <draw:polygon draw:style-name="gr31" draw:text-style-name="P9" draw:layer="layout" svg:width="0.026cm" svg:height="0.38cm" svg:x="27.48cm" svg:y="7.285cm" svg:viewBox="0 0 27 381" draw:points="0,381 27,381 27,0 0,0">
          <text:p/>
        </draw:polygon>
        <draw:polygon draw:style-name="gr32" draw:text-style-name="P10" draw:layer="layout" svg:width="0.026cm" svg:height="0.38cm" svg:x="27.506cm" svg:y="7.285cm" svg:viewBox="0 0 27 381" draw:points="0,381 27,381 27,0 0,0">
          <text:p/>
        </draw:polygon>
        <draw:polygon draw:style-name="gr31" draw:text-style-name="P9" draw:layer="layout" svg:width="0.026cm" svg:height="0.38cm" svg:x="27.532cm" svg:y="7.285cm" svg:viewBox="0 0 27 381" draw:points="0,381 27,381 27,0 0,0">
          <text:p/>
        </draw:polygon>
        <draw:polygon draw:style-name="gr29" draw:text-style-name="P7" draw:layer="layout" svg:width="0.026cm" svg:height="0.38cm" svg:x="27.558cm" svg:y="7.285cm" svg:viewBox="0 0 27 381" draw:points="0,381 27,381 27,0 0,0">
          <text:p/>
        </draw:polygon>
        <draw:polygon draw:style-name="gr29" draw:text-style-name="P7" draw:layer="layout" svg:width="0.026cm" svg:height="0.38cm" svg:x="27.584cm" svg:y="7.285cm" svg:viewBox="0 0 27 381" draw:points="0,381 27,381 27,0 0,0">
          <text:p/>
        </draw:polygon>
        <draw:polygon draw:style-name="gr32" draw:text-style-name="P10" draw:layer="layout" svg:width="0.026cm" svg:height="0.38cm" svg:x="27.611cm" svg:y="7.285cm" svg:viewBox="0 0 27 381" draw:points="0,381 27,381 27,0 0,0">
          <text:p/>
        </draw:polygon>
        <draw:polygon draw:style-name="gr30" draw:text-style-name="P8" draw:layer="layout" svg:width="0.026cm" svg:height="0.38cm" svg:x="27.637cm" svg:y="7.285cm" svg:viewBox="0 0 27 381" draw:points="0,381 27,381 27,0 0,0">
          <text:p/>
        </draw:polygon>
        <draw:polygon draw:style-name="gr29" draw:text-style-name="P7" draw:layer="layout" svg:width="0.026cm" svg:height="0.38cm" svg:x="27.663cm" svg:y="7.285cm" svg:viewBox="0 0 27 381" draw:points="0,381 27,381 27,0 0,0">
          <text:p/>
        </draw:polygon>
        <draw:polygon draw:style-name="gr32" draw:text-style-name="P10" draw:layer="layout" svg:width="0.027cm" svg:height="0.38cm" svg:x="27.689cm" svg:y="7.285cm" svg:viewBox="0 0 28 381" draw:points="0,381 28,381 28,0 0,0">
          <text:p/>
        </draw:polygon>
        <draw:polygon draw:style-name="gr30" draw:text-style-name="P8" draw:layer="layout" svg:width="0.026cm" svg:height="0.38cm" svg:x="27.716cm" svg:y="7.285cm" svg:viewBox="0 0 27 381" draw:points="0,381 27,381 27,0 0,0">
          <text:p/>
        </draw:polygon>
        <draw:polygon draw:style-name="gr31" draw:text-style-name="P9" draw:layer="layout" svg:width="0.026cm" svg:height="0.38cm" svg:x="27.742cm" svg:y="7.285cm" svg:viewBox="0 0 27 381" draw:points="0,381 27,381 27,0 0,0">
          <text:p/>
        </draw:polygon>
        <draw:polygon draw:style-name="gr29" draw:text-style-name="P7" draw:layer="layout" svg:width="0.026cm" svg:height="0.38cm" svg:x="27.768cm" svg:y="7.285cm" svg:viewBox="0 0 27 381" draw:points="0,381 27,381 27,0 0,0">
          <text:p/>
        </draw:polygon>
        <draw:polygon draw:style-name="gr29" draw:text-style-name="P7" draw:layer="layout" svg:width="0.026cm" svg:height="0.38cm" svg:x="27.795cm" svg:y="7.285cm" svg:viewBox="0 0 27 381" draw:points="0,381 27,381 27,0 0,0">
          <text:p/>
        </draw:polygon>
        <draw:polygon draw:style-name="gr32" draw:text-style-name="P10" draw:layer="layout" svg:width="0.026cm" svg:height="0.38cm" svg:x="27.821cm" svg:y="7.285cm" svg:viewBox="0 0 27 381" draw:points="0,381 27,381 27,0 0,0">
          <text:p/>
        </draw:polygon>
        <draw:polygon draw:style-name="gr30" draw:text-style-name="P8" draw:layer="layout" svg:width="0.026cm" svg:height="0.38cm" svg:x="27.847cm" svg:y="7.285cm" svg:viewBox="0 0 27 381" draw:points="0,381 27,381 27,0 0,0">
          <text:p/>
        </draw:polygon>
        <draw:polygon draw:style-name="gr32" draw:text-style-name="P10" draw:layer="layout" svg:width="0.026cm" svg:height="0.38cm" svg:x="27.873cm" svg:y="7.285cm" svg:viewBox="0 0 27 381" draw:points="0,381 27,381 27,0 0,0">
          <text:p/>
        </draw:polygon>
        <draw:polygon draw:style-name="gr32" draw:text-style-name="P10" draw:layer="layout" svg:width="0.026cm" svg:height="0.38cm" svg:x="27.9cm" svg:y="7.285cm" svg:viewBox="0 0 27 381" draw:points="0,381 27,381 27,0 0,0">
          <text:p/>
        </draw:polygon>
        <draw:polygon draw:style-name="gr32" draw:text-style-name="P10" draw:layer="layout" svg:width="0.026cm" svg:height="0.38cm" svg:x="27.926cm" svg:y="7.285cm" svg:viewBox="0 0 27 381" draw:points="0,381 27,381 27,0 0,0">
          <text:p/>
        </draw:polygon>
        <draw:polygon draw:style-name="gr31" draw:text-style-name="P9" draw:layer="layout" svg:width="0.026cm" svg:height="0.38cm" svg:x="27.952cm" svg:y="7.285cm" svg:viewBox="0 0 27 381" draw:points="0,381 27,381 27,0 0,0">
          <text:p/>
        </draw:polygon>
        <draw:polygon draw:style-name="gr29" draw:text-style-name="P7" draw:layer="layout" svg:width="0.026cm" svg:height="0.38cm" svg:x="27.978cm" svg:y="7.285cm" svg:viewBox="0 0 27 381" draw:points="0,381 27,381 27,0 0,0">
          <text:p/>
        </draw:polygon>
        <draw:polygon draw:style-name="gr29" draw:text-style-name="P7" draw:layer="layout" svg:width="0.026cm" svg:height="0.38cm" svg:x="28.005cm" svg:y="7.285cm" svg:viewBox="0 0 27 381" draw:points="0,381 27,381 27,0 0,0">
          <text:p/>
        </draw:polygon>
        <draw:polygon draw:style-name="gr30" draw:text-style-name="P8" draw:layer="layout" svg:width="0.026cm" svg:height="0.38cm" svg:x="28.031cm" svg:y="7.285cm" svg:viewBox="0 0 27 381" draw:points="0,381 27,381 27,0 0,0">
          <text:p/>
        </draw:polygon>
        <draw:polygon draw:style-name="gr31" draw:text-style-name="P9" draw:layer="layout" svg:width="0.027cm" svg:height="0.38cm" svg:x="28.057cm" svg:y="7.285cm" svg:viewBox="0 0 28 381" draw:points="0,381 28,381 28,0 0,0">
          <text:p/>
        </draw:polygon>
        <draw:polygon draw:style-name="gr30" draw:text-style-name="P8" draw:layer="layout" svg:width="0.026cm" svg:height="0.38cm" svg:x="28.084cm" svg:y="7.285cm" svg:viewBox="0 0 27 381" draw:points="0,381 27,381 27,0 0,0">
          <text:p/>
        </draw:polygon>
        <draw:polygon draw:style-name="gr29" draw:text-style-name="P7" draw:layer="layout" svg:width="0.026cm" svg:height="0.38cm" svg:x="28.11cm" svg:y="7.285cm" svg:viewBox="0 0 27 381" draw:points="0,381 27,381 27,0 0,0">
          <text:p/>
        </draw:polygon>
        <draw:polygon draw:style-name="gr30" draw:text-style-name="P8" draw:layer="layout" svg:width="0.026cm" svg:height="0.38cm" svg:x="28.136cm" svg:y="7.285cm" svg:viewBox="0 0 27 381" draw:points="0,381 27,381 27,0 0,0">
          <text:p/>
        </draw:polygon>
        <draw:polygon draw:style-name="gr30" draw:text-style-name="P8" draw:layer="layout" svg:width="0.026cm" svg:height="0.38cm" svg:x="28.163cm" svg:y="7.285cm" svg:viewBox="0 0 27 381" draw:points="0,381 27,381 27,0 0,0">
          <text:p/>
        </draw:polygon>
        <draw:polygon draw:style-name="gr32" draw:text-style-name="P10" draw:layer="layout" svg:width="0.026cm" svg:height="0.38cm" svg:x="28.189cm" svg:y="7.285cm" svg:viewBox="0 0 27 381" draw:points="0,381 27,381 27,0 0,0">
          <text:p/>
        </draw:polygon>
        <draw:polygon draw:style-name="gr32" draw:text-style-name="P10" draw:layer="layout" svg:width="0.026cm" svg:height="0.38cm" svg:x="28.215cm" svg:y="7.285cm" svg:viewBox="0 0 27 381" draw:points="0,381 27,381 27,0 0,0">
          <text:p/>
        </draw:polygon>
        <draw:polygon draw:style-name="gr31" draw:text-style-name="P9" draw:layer="layout" svg:width="0.026cm" svg:height="0.38cm" svg:x="28.241cm" svg:y="7.285cm" svg:viewBox="0 0 27 381" draw:points="0,381 27,381 27,0 0,0">
          <text:p/>
        </draw:polygon>
        <draw:polygon draw:style-name="gr30" draw:text-style-name="P8" draw:layer="layout" svg:width="0.026cm" svg:height="0.38cm" svg:x="28.267cm" svg:y="7.285cm" svg:viewBox="0 0 27 381" draw:points="0,381 27,381 27,0 0,0">
          <text:p/>
        </draw:polygon>
        <draw:polygon draw:style-name="gr31" draw:text-style-name="P9" draw:layer="layout" svg:width="0.026cm" svg:height="0.38cm" svg:x="28.294cm" svg:y="7.285cm" svg:viewBox="0 0 27 381" draw:points="0,381 27,381 27,0 0,0">
          <text:p/>
        </draw:polygon>
        <draw:polygon draw:style-name="gr30" draw:text-style-name="P8" draw:layer="layout" svg:width="0.026cm" svg:height="0.38cm" svg:x="28.32cm" svg:y="7.285cm" svg:viewBox="0 0 27 381" draw:points="0,381 27,381 27,0 0,0">
          <text:p/>
        </draw:polygon>
        <draw:polygon draw:style-name="gr30" draw:text-style-name="P8" draw:layer="layout" svg:width="0.026cm" svg:height="0.38cm" svg:x="28.346cm" svg:y="7.285cm" svg:viewBox="0 0 27 381" draw:points="0,381 27,381 27,0 0,0">
          <text:p/>
        </draw:polygon>
        <draw:polygon draw:style-name="gr30" draw:text-style-name="P8" draw:layer="layout" svg:width="0.027cm" svg:height="0.38cm" svg:x="28.372cm" svg:y="7.285cm" svg:viewBox="0 0 28 381" draw:points="0,381 28,381 28,0 0,0">
          <text:p/>
        </draw:polygon>
        <draw:polygon draw:style-name="gr30" draw:text-style-name="P8" draw:layer="layout" svg:width="0.026cm" svg:height="0.38cm" svg:x="28.399cm" svg:y="7.285cm" svg:viewBox="0 0 27 381" draw:points="0,381 27,381 27,0 0,0">
          <text:p/>
        </draw:polygon>
        <draw:polygon draw:style-name="gr32" draw:text-style-name="P10" draw:layer="layout" svg:width="0.026cm" svg:height="0.38cm" svg:x="28.425cm" svg:y="7.285cm" svg:viewBox="0 0 27 381" draw:points="0,381 27,381 27,0 0,0">
          <text:p/>
        </draw:polygon>
        <draw:polygon draw:style-name="gr32" draw:text-style-name="P10" draw:layer="layout" svg:width="0.027cm" svg:height="0.38cm" svg:x="28.451cm" svg:y="7.285cm" svg:viewBox="0 0 28 381" draw:points="0,381 28,381 28,0 0,0">
          <text:p/>
        </draw:polygon>
        <draw:polygon draw:style-name="gr31" draw:text-style-name="P9" draw:layer="layout" svg:width="0.026cm" svg:height="0.38cm" svg:x="28.478cm" svg:y="7.285cm" svg:viewBox="0 0 27 381" draw:points="0,381 27,381 27,0 0,0">
          <text:p/>
        </draw:polygon>
        <draw:polygon draw:style-name="gr31" draw:text-style-name="P9" draw:layer="layout" svg:width="0.026cm" svg:height="0.38cm" svg:x="28.504cm" svg:y="7.285cm" svg:viewBox="0 0 27 381" draw:points="0,381 27,381 27,0 0,0">
          <text:p/>
        </draw:polygon>
        <draw:polygon draw:style-name="gr32" draw:text-style-name="P10" draw:layer="layout" svg:width="0.026cm" svg:height="0.38cm" svg:x="28.53cm" svg:y="7.285cm" svg:viewBox="0 0 27 381" draw:points="0,381 27,381 27,0 0,0">
          <text:p/>
        </draw:polygon>
        <draw:polygon draw:style-name="gr29" draw:text-style-name="P7" draw:layer="layout" svg:width="0.026cm" svg:height="0.38cm" svg:x="28.557cm" svg:y="7.285cm" svg:viewBox="0 0 27 381" draw:points="0,381 27,381 27,0 0,0">
          <text:p/>
        </draw:polygon>
        <draw:polygon draw:style-name="gr32" draw:text-style-name="P10" draw:layer="layout" svg:width="0.026cm" svg:height="0.38cm" svg:x="28.583cm" svg:y="7.285cm" svg:viewBox="0 0 27 381" draw:points="0,381 27,381 27,0 0,0">
          <text:p/>
        </draw:polygon>
        <draw:polygon draw:style-name="gr32" draw:text-style-name="P10" draw:layer="layout" svg:width="0.026cm" svg:height="0.38cm" svg:x="28.609cm" svg:y="7.285cm" svg:viewBox="0 0 27 381" draw:points="0,381 27,381 27,0 0,0">
          <text:p/>
        </draw:polygon>
        <draw:polygon draw:style-name="gr30" draw:text-style-name="P8" draw:layer="layout" svg:width="0.026cm" svg:height="0.38cm" svg:x="28.635cm" svg:y="7.285cm" svg:viewBox="0 0 27 381" draw:points="0,381 27,381 27,0 0,0">
          <text:p/>
        </draw:polygon>
        <draw:polygon draw:style-name="gr30" draw:text-style-name="P8" draw:layer="layout" svg:width="0.026cm" svg:height="0.38cm" svg:x="28.662cm" svg:y="7.285cm" svg:viewBox="0 0 27 381" draw:points="0,381 27,381 27,0 0,0">
          <text:p/>
        </draw:polygon>
        <draw:polygon draw:style-name="gr31" draw:text-style-name="P9" draw:layer="layout" svg:width="0.026cm" svg:height="0.38cm" svg:x="28.688cm" svg:y="7.285cm" svg:viewBox="0 0 27 381" draw:points="0,381 27,381 27,0 0,0">
          <text:p/>
        </draw:polygon>
        <draw:polygon draw:style-name="gr29" draw:text-style-name="P7" draw:layer="layout" svg:width="0.026cm" svg:height="0.38cm" svg:x="28.714cm" svg:y="7.285cm" svg:viewBox="0 0 27 381" draw:points="0,381 27,381 27,0 0,0">
          <text:p/>
        </draw:polygon>
        <draw:polygon draw:style-name="gr31" draw:text-style-name="P9" draw:layer="layout" svg:width="0.026cm" svg:height="0.38cm" svg:x="28.74cm" svg:y="7.285cm" svg:viewBox="0 0 27 381" draw:points="0,381 27,381 27,0 0,0">
          <text:p/>
        </draw:polygon>
        <draw:polygon draw:style-name="gr31" draw:text-style-name="P9" draw:layer="layout" svg:width="0.027cm" svg:height="0.38cm" svg:x="28.767cm" svg:y="7.285cm" svg:viewBox="0 0 28 381" draw:points="0,381 28,381 28,0 0,0">
          <text:p/>
        </draw:polygon>
        <draw:polygon draw:style-name="gr31" draw:text-style-name="P9" draw:layer="layout" svg:width="0.026cm" svg:height="0.38cm" svg:x="28.793cm" svg:y="7.285cm" svg:viewBox="0 0 27 381" draw:points="0,381 27,381 27,0 0,0">
          <text:p/>
        </draw:polygon>
        <draw:polygon draw:style-name="gr31" draw:text-style-name="P9" draw:layer="layout" svg:width="0.026cm" svg:height="0.38cm" svg:x="28.819cm" svg:y="7.285cm" svg:viewBox="0 0 27 381" draw:points="0,381 27,381 27,0 0,0">
          <text:p/>
        </draw:polygon>
        <draw:polygon draw:style-name="gr30" draw:text-style-name="P8" draw:layer="layout" svg:width="0.026cm" svg:height="0.38cm" svg:x="28.846cm" svg:y="7.285cm" svg:viewBox="0 0 27 381" draw:points="0,381 27,381 27,0 0,0">
          <text:p/>
        </draw:polygon>
        <draw:polygon draw:style-name="gr29" draw:text-style-name="P7" draw:layer="layout" svg:width="0.026cm" svg:height="0.38cm" svg:x="28.872cm" svg:y="7.285cm" svg:viewBox="0 0 27 381" draw:points="0,381 27,381 27,0 0,0">
          <text:p/>
        </draw:polygon>
        <draw:polygon draw:style-name="gr32" draw:text-style-name="P10" draw:layer="layout" svg:width="0.026cm" svg:height="0.38cm" svg:x="28.898cm" svg:y="7.285cm" svg:viewBox="0 0 27 381" draw:points="0,381 27,381 27,0 0,0">
          <text:p/>
        </draw:polygon>
        <draw:polygon draw:style-name="gr31" draw:text-style-name="P9" draw:layer="layout" svg:width="0.026cm" svg:height="0.38cm" svg:x="28.924cm" svg:y="7.285cm" svg:viewBox="0 0 27 381" draw:points="0,381 27,381 27,0 0,0">
          <text:p/>
        </draw:polygon>
        <draw:polygon draw:style-name="gr30" draw:text-style-name="P8" draw:layer="layout" svg:width="0.026cm" svg:height="0.38cm" svg:x="28.951cm" svg:y="7.285cm" svg:viewBox="0 0 27 381" draw:points="0,381 27,381 27,0 0,0">
          <text:p/>
        </draw:polygon>
        <draw:polygon draw:style-name="gr30" draw:text-style-name="P8" draw:layer="layout" svg:width="0.026cm" svg:height="0.38cm" svg:x="28.977cm" svg:y="7.285cm" svg:viewBox="0 0 27 381" draw:points="0,381 27,381 27,0 0,0">
          <text:p/>
        </draw:polygon>
        <draw:polygon draw:style-name="gr32" draw:text-style-name="P10" draw:layer="layout" svg:width="0.026cm" svg:height="0.38cm" svg:x="29.003cm" svg:y="7.285cm" svg:viewBox="0 0 27 381" draw:points="0,381 27,381 27,0 0,0">
          <text:p/>
        </draw:polygon>
        <draw:polygon draw:style-name="gr31" draw:text-style-name="P9" draw:layer="layout" svg:width="0.026cm" svg:height="0.38cm" svg:x="29.029cm" svg:y="7.285cm" svg:viewBox="0 0 27 381" draw:points="0,381 27,381 27,0 0,0">
          <text:p/>
        </draw:polygon>
        <draw:polygon draw:style-name="gr32" draw:text-style-name="P10" draw:layer="layout" svg:width="0.026cm" svg:height="0.38cm" svg:x="29.056cm" svg:y="7.285cm" svg:viewBox="0 0 27 381" draw:points="0,381 27,381 27,0 0,0">
          <text:p/>
        </draw:polygon>
        <draw:polygon draw:style-name="gr32" draw:text-style-name="P10" draw:layer="layout" svg:width="0.026cm" svg:height="0.38cm" svg:x="29.082cm" svg:y="7.285cm" svg:viewBox="0 0 27 381" draw:points="0,381 27,381 27,0 0,0">
          <text:p/>
        </draw:polygon>
        <draw:polygon draw:style-name="gr30" draw:text-style-name="P8" draw:layer="layout" svg:width="0.026cm" svg:height="0.38cm" svg:x="29.108cm" svg:y="7.285cm" svg:viewBox="0 0 27 381" draw:points="0,381 27,381 27,0 0,0">
          <text:p/>
        </draw:polygon>
        <draw:polygon draw:style-name="gr31" draw:text-style-name="P9" draw:layer="layout" svg:width="0.027cm" svg:height="0.38cm" svg:x="29.134cm" svg:y="7.285cm" svg:viewBox="0 0 28 381" draw:points="0,381 28,381 28,0 0,0">
          <text:p/>
        </draw:polygon>
        <draw:polygon draw:style-name="gr29" draw:text-style-name="P7" draw:layer="layout" svg:width="0.026cm" svg:height="0.38cm" svg:x="29.161cm" svg:y="7.285cm" svg:viewBox="0 0 27 381" draw:points="0,381 27,381 27,0 0,0">
          <text:p/>
        </draw:polygon>
        <draw:polygon draw:style-name="gr31" draw:text-style-name="P9" draw:layer="layout" svg:width="0.026cm" svg:height="0.38cm" svg:x="29.187cm" svg:y="7.285cm" svg:viewBox="0 0 27 381" draw:points="0,381 27,381 27,0 0,0">
          <text:p/>
        </draw:polygon>
        <draw:polygon draw:style-name="gr32" draw:text-style-name="P10" draw:layer="layout" svg:width="0.026cm" svg:height="0.38cm" svg:x="29.213cm" svg:y="7.285cm" svg:viewBox="0 0 27 381" draw:points="0,381 27,381 27,0 0,0">
          <text:p/>
        </draw:polygon>
        <draw:polygon draw:style-name="gr31" draw:text-style-name="P9" draw:layer="layout" svg:width="0.026cm" svg:height="0.38cm" svg:x="29.24cm" svg:y="7.285cm" svg:viewBox="0 0 27 381" draw:points="0,381 27,381 27,0 0,0">
          <text:p/>
        </draw:polygon>
        <draw:polygon draw:style-name="gr32" draw:text-style-name="P10" draw:layer="layout" svg:width="0.026cm" svg:height="0.38cm" svg:x="29.266cm" svg:y="7.285cm" svg:viewBox="0 0 27 381" draw:points="0,381 27,381 27,0 0,0">
          <text:p/>
        </draw:polygon>
        <draw:polygon draw:style-name="gr30" draw:text-style-name="P8" draw:layer="layout" svg:width="0.026cm" svg:height="0.38cm" svg:x="29.292cm" svg:y="7.285cm" svg:viewBox="0 0 27 381" draw:points="0,381 27,381 27,0 0,0">
          <text:p/>
        </draw:polygon>
        <draw:polygon draw:style-name="gr32" draw:text-style-name="P10" draw:layer="layout" svg:width="0.026cm" svg:height="0.38cm" svg:x="29.318cm" svg:y="7.285cm" svg:viewBox="0 0 27 381" draw:points="0,381 27,381 27,0 0,0">
          <text:p/>
        </draw:polygon>
        <draw:polygon draw:style-name="gr32" draw:text-style-name="P10" draw:layer="layout" svg:width="0.026cm" svg:height="0.38cm" svg:x="29.345cm" svg:y="7.285cm" svg:viewBox="0 0 27 381" draw:points="0,381 27,381 27,0 0,0">
          <text:p/>
        </draw:polygon>
        <draw:polygon draw:style-name="gr31" draw:text-style-name="P9" draw:layer="layout" svg:width="0.026cm" svg:height="0.38cm" svg:x="29.371cm" svg:y="7.285cm" svg:viewBox="0 0 27 381" draw:points="0,381 27,381 27,0 0,0">
          <text:p/>
        </draw:polygon>
        <draw:polygon draw:style-name="gr29" draw:text-style-name="P7" draw:layer="layout" svg:width="0.026cm" svg:height="0.38cm" svg:x="29.397cm" svg:y="7.285cm" svg:viewBox="0 0 27 381" draw:points="0,381 27,381 27,0 0,0">
          <text:p/>
        </draw:polygon>
        <draw:polygon draw:style-name="gr29" draw:text-style-name="P7" draw:layer="layout" svg:width="0.026cm" svg:height="0.38cm" svg:x="29.423cm" svg:y="7.285cm" svg:viewBox="0 0 27 381" draw:points="0,381 27,381 27,0 0,0">
          <text:p/>
        </draw:polygon>
        <draw:polygon draw:style-name="gr32" draw:text-style-name="P10" draw:layer="layout" svg:width="0.026cm" svg:height="0.38cm" svg:x="29.45cm" svg:y="7.285cm" svg:viewBox="0 0 27 381" draw:points="0,381 27,381 27,0 0,0">
          <text:p/>
        </draw:polygon>
        <draw:polygon draw:style-name="gr32" draw:text-style-name="P10" draw:layer="layout" svg:width="0.026cm" svg:height="0.38cm" svg:x="29.476cm" svg:y="7.285cm" svg:viewBox="0 0 27 381" draw:points="0,381 27,381 27,0 0,0">
          <text:p/>
        </draw:polygon>
        <draw:polygon draw:style-name="gr30" draw:text-style-name="P8" draw:layer="layout" svg:width="0.026cm" svg:height="0.38cm" svg:x="29.502cm" svg:y="7.285cm" svg:viewBox="0 0 27 381" draw:points="0,381 27,381 27,0 0,0">
          <text:p/>
        </draw:polygon>
        <draw:polygon draw:style-name="gr32" draw:text-style-name="P10" draw:layer="layout" svg:width="0.027cm" svg:height="0.38cm" svg:x="29.528cm" svg:y="7.285cm" svg:viewBox="0 0 28 381" draw:points="0,381 28,381 28,0 0,0">
          <text:p/>
        </draw:polygon>
        <draw:polygon draw:style-name="gr32" draw:text-style-name="P10" draw:layer="layout" svg:width="0.026cm" svg:height="0.38cm" svg:x="29.555cm" svg:y="7.285cm" svg:viewBox="0 0 27 381" draw:points="0,381 27,381 27,0 0,0">
          <text:p/>
        </draw:polygon>
        <draw:polygon draw:style-name="gr30" draw:text-style-name="P8" draw:layer="layout" svg:width="0.026cm" svg:height="0.38cm" svg:x="29.581cm" svg:y="7.285cm" svg:viewBox="0 0 27 381" draw:points="0,381 27,381 27,0 0,0">
          <text:p/>
        </draw:polygon>
        <draw:polygon draw:style-name="gr31" draw:text-style-name="P9" draw:layer="layout" svg:width="0.026cm" svg:height="0.38cm" svg:x="29.607cm" svg:y="7.285cm" svg:viewBox="0 0 27 381" draw:points="0,381 27,381 27,0 0,0">
          <text:p/>
        </draw:polygon>
        <draw:polygon draw:style-name="gr30" draw:text-style-name="P8" draw:layer="layout" svg:width="0.026cm" svg:height="0.38cm" svg:x="29.635cm" svg:y="7.285cm" svg:viewBox="0 0 27 381" draw:points="0,381 27,381 27,0 0,0">
          <text:p/>
        </draw:polygon>
        <draw:polygon draw:style-name="gr30" draw:text-style-name="P8" draw:layer="layout" svg:width="0.026cm" svg:height="0.38cm" svg:x="29.66cm" svg:y="7.285cm" svg:viewBox="0 0 27 381" draw:points="0,381 27,381 27,0 0,0">
          <text:p/>
        </draw:polygon>
        <draw:polygon draw:style-name="gr30" draw:text-style-name="P8" draw:layer="layout" svg:width="0.026cm" svg:height="0.38cm" svg:x="29.686cm" svg:y="7.285cm" svg:viewBox="0 0 27 381" draw:points="0,381 27,381 27,0 0,0">
          <text:p/>
        </draw:polygon>
        <draw:polygon draw:style-name="gr30" draw:text-style-name="P8" draw:layer="layout" svg:width="0.026cm" svg:height="0.38cm" svg:x="29.712cm" svg:y="7.285cm" svg:viewBox="0 0 27 381" draw:points="0,381 27,381 27,0 0,0">
          <text:p/>
        </draw:polygon>
        <draw:polygon draw:style-name="gr32" draw:text-style-name="P10" draw:layer="layout" svg:width="0.026cm" svg:height="0.38cm" svg:x="29.739cm" svg:y="7.285cm" svg:viewBox="0 0 27 381" draw:points="0,381 27,381 27,0 0,0">
          <text:p/>
        </draw:polygon>
        <draw:polygon draw:style-name="gr31" draw:text-style-name="P9" draw:layer="layout" svg:width="0.026cm" svg:height="0.38cm" svg:x="29.765cm" svg:y="7.285cm" svg:viewBox="0 0 27 381" draw:points="0,381 27,381 27,0 0,0">
          <text:p/>
        </draw:polygon>
        <draw:polygon draw:style-name="gr30" draw:text-style-name="P8" draw:layer="layout" svg:width="0.026cm" svg:height="0.38cm" svg:x="29.791cm" svg:y="7.285cm" svg:viewBox="0 0 27 381" draw:points="0,381 27,381 27,0 0,0">
          <text:p/>
        </draw:polygon>
        <draw:polygon draw:style-name="gr30" draw:text-style-name="P8" draw:layer="layout" svg:width="0.027cm" svg:height="0.38cm" svg:x="29.817cm" svg:y="7.285cm" svg:viewBox="0 0 28 381" draw:points="0,381 28,381 28,0 0,0">
          <text:p/>
        </draw:polygon>
        <draw:polygon draw:style-name="gr31" draw:text-style-name="P9" draw:layer="layout" svg:width="0.026cm" svg:height="0.38cm" svg:x="29.844cm" svg:y="7.285cm" svg:viewBox="0 0 27 381" draw:points="0,381 27,381 27,0 0,0">
          <text:p/>
        </draw:polygon>
        <draw:polygon draw:style-name="gr31" draw:text-style-name="P9" draw:layer="layout" svg:width="0.026cm" svg:height="0.38cm" svg:x="29.87cm" svg:y="7.285cm" svg:viewBox="0 0 27 381" draw:points="0,381 27,381 27,0 0,0">
          <text:p/>
        </draw:polygon>
        <draw:polygon draw:style-name="gr32" draw:text-style-name="P10" draw:layer="layout" svg:width="0.027cm" svg:height="0.38cm" svg:x="29.896cm" svg:y="7.285cm" svg:viewBox="0 0 28 381" draw:points="0,381 28,381 28,0 0,0">
          <text:p/>
        </draw:polygon>
        <draw:polygon draw:style-name="gr32" draw:text-style-name="P10" draw:layer="layout" svg:width="0.026cm" svg:height="0.38cm" svg:x="29.923cm" svg:y="7.285cm" svg:viewBox="0 0 27 381" draw:points="0,381 27,381 27,0 0,0">
          <text:p/>
        </draw:polygon>
        <draw:polygon draw:style-name="gr32" draw:text-style-name="P10" draw:layer="layout" svg:width="0.026cm" svg:height="0.38cm" svg:x="29.949cm" svg:y="7.285cm" svg:viewBox="0 0 27 381" draw:points="0,381 27,381 27,0 0,0">
          <text:p/>
        </draw:polygon>
        <draw:polygon draw:style-name="gr32" draw:text-style-name="P10" draw:layer="layout" svg:width="0.026cm" svg:height="0.38cm" svg:x="29.975cm" svg:y="7.285cm" svg:viewBox="0 0 27 381" draw:points="0,381 27,381 27,0 0,0">
          <text:p/>
        </draw:polygon>
        <draw:polygon draw:style-name="gr32" draw:text-style-name="P10" draw:layer="layout" svg:width="0.026cm" svg:height="0.38cm" svg:x="30.028cm" svg:y="7.285cm" svg:viewBox="0 0 27 381" draw:points="0,381 27,381 27,0 0,0">
          <text:p/>
        </draw:polygon>
        <draw:polygon draw:style-name="gr31" draw:text-style-name="P9" draw:layer="layout" svg:width="0.026cm" svg:height="0.38cm" svg:x="30.08cm" svg:y="7.285cm" svg:viewBox="0 0 27 381" draw:points="0,381 27,381 27,0 0,0">
          <text:p/>
        </draw:polygon>
        <draw:polygon draw:style-name="gr29" draw:text-style-name="P7" draw:layer="layout" svg:width="0.026cm" svg:height="0.38cm" svg:x="30.238cm" svg:y="7.285cm" svg:viewBox="0 0 27 381" draw:points="0,381 27,381 27,0 0,0">
          <text:p/>
        </draw:polygon>
        <draw:polygon draw:style-name="gr30" draw:text-style-name="P8" draw:layer="layout" svg:width="0.026cm" svg:height="0.38cm" svg:x="30.264cm" svg:y="7.285cm" svg:viewBox="0 0 27 381" draw:points="0,381 27,381 27,0 0,0">
          <text:p/>
        </draw:polygon>
        <draw:polygon draw:style-name="gr30" draw:text-style-name="P8" draw:layer="layout" svg:width="0.027cm" svg:height="0.38cm" svg:x="30.29cm" svg:y="7.285cm" svg:viewBox="0 0 28 381" draw:points="0,381 28,381 28,0 0,0">
          <text:p/>
        </draw:polygon>
        <draw:polygon draw:style-name="gr31" draw:text-style-name="P9" draw:layer="layout" svg:width="0.026cm" svg:height="0.38cm" svg:x="30.317cm" svg:y="7.285cm" svg:viewBox="0 0 27 381" draw:points="0,381 27,381 27,0 0,0">
          <text:p/>
        </draw:polygon>
        <draw:polygon draw:style-name="gr31" draw:text-style-name="P9" draw:layer="layout" svg:width="0.026cm" svg:height="0.38cm" svg:x="30.343cm" svg:y="7.285cm" svg:viewBox="0 0 27 381" draw:points="0,381 27,381 27,0 0,0">
          <text:p/>
        </draw:polygon>
        <draw:polygon draw:style-name="gr31" draw:text-style-name="P9" draw:layer="layout" svg:width="0.026cm" svg:height="0.38cm" svg:x="30.369cm" svg:y="7.285cm" svg:viewBox="0 0 27 381" draw:points="0,381 27,381 27,0 0,0">
          <text:p/>
        </draw:polygon>
        <draw:polygon draw:style-name="gr29" draw:text-style-name="P7" draw:layer="layout" svg:width="0.026cm" svg:height="0.38cm" svg:x="30.396cm" svg:y="7.285cm" svg:viewBox="0 0 27 381" draw:points="0,381 27,381 27,0 0,0">
          <text:p/>
        </draw:polygon>
        <draw:polygon draw:style-name="gr31" draw:text-style-name="P9" draw:layer="layout" svg:width="0.026cm" svg:height="0.38cm" svg:x="30.422cm" svg:y="7.285cm" svg:viewBox="0 0 27 381" draw:points="0,381 27,381 27,0 0,0">
          <text:p/>
        </draw:polygon>
        <draw:polygon draw:style-name="gr31" draw:text-style-name="P9" draw:layer="layout" svg:width="0.026cm" svg:height="0.38cm" svg:x="30.448cm" svg:y="7.285cm" svg:viewBox="0 0 27 381" draw:points="0,381 27,381 27,0 0,0">
          <text:p/>
        </draw:polygon>
        <draw:polygon draw:style-name="gr29" draw:text-style-name="P7" draw:layer="layout" svg:width="0.026cm" svg:height="0.38cm" svg:x="30.475cm" svg:y="7.285cm" svg:viewBox="0 0 27 381" draw:points="0,381 27,381 27,0 0,0">
          <text:p/>
        </draw:polygon>
        <draw:polygon draw:style-name="gr29" draw:text-style-name="P7" draw:layer="layout" svg:width="0.026cm" svg:height="0.38cm" svg:x="30.501cm" svg:y="7.285cm" svg:viewBox="0 0 27 381" draw:points="0,381 27,381 27,0 0,0">
          <text:p/>
        </draw:polygon>
        <draw:polygon draw:style-name="gr31" draw:text-style-name="P9" draw:layer="layout" svg:width="0.026cm" svg:height="0.38cm" svg:x="30.527cm" svg:y="7.285cm" svg:viewBox="0 0 27 381" draw:points="0,381 27,381 27,0 0,0">
          <text:p/>
        </draw:polygon>
        <draw:polygon draw:style-name="gr31" draw:text-style-name="P9" draw:layer="layout" svg:width="0.026cm" svg:height="0.38cm" svg:x="30.553cm" svg:y="7.285cm" svg:viewBox="0 0 27 381" draw:points="0,381 27,381 27,0 0,0">
          <text:p/>
        </draw:polygon>
        <draw:polygon draw:style-name="gr30" draw:text-style-name="P8" draw:layer="layout" svg:width="0.027cm" svg:height="0.38cm" svg:x="30.579cm" svg:y="7.285cm" svg:viewBox="0 0 28 381" draw:points="0,381 28,381 28,0 0,0">
          <text:p/>
        </draw:polygon>
        <draw:polygon draw:style-name="gr31" draw:text-style-name="P9" draw:layer="layout" svg:width="0.026cm" svg:height="0.38cm" svg:x="30.606cm" svg:y="7.285cm" svg:viewBox="0 0 27 381" draw:points="0,381 27,381 27,0 0,0">
          <text:p/>
        </draw:polygon>
        <draw:polygon draw:style-name="gr31" draw:text-style-name="P9" draw:layer="layout" svg:width="0.026cm" svg:height="0.38cm" svg:x="30.632cm" svg:y="7.285cm" svg:viewBox="0 0 27 381" draw:points="0,381 27,381 27,0 0,0">
          <text:p/>
        </draw:polygon>
        <draw:polygon draw:style-name="gr29" draw:text-style-name="P7" draw:layer="layout" svg:width="0.026cm" svg:height="0.38cm" svg:x="30.658cm" svg:y="7.285cm" svg:viewBox="0 0 27 381" draw:points="0,381 27,381 27,0 0,0">
          <text:p/>
        </draw:polygon>
        <draw:polygon draw:style-name="gr30" draw:text-style-name="P8" draw:layer="layout" svg:width="0.026cm" svg:height="0.38cm" svg:x="30.685cm" svg:y="7.285cm" svg:viewBox="0 0 27 381" draw:points="0,381 27,381 27,0 0,0">
          <text:p/>
        </draw:polygon>
        <draw:polygon draw:style-name="gr31" draw:text-style-name="P9" draw:layer="layout" svg:width="0.026cm" svg:height="0.38cm" svg:x="30.711cm" svg:y="7.285cm" svg:viewBox="0 0 27 381" draw:points="0,381 27,381 27,0 0,0">
          <text:p/>
        </draw:polygon>
        <draw:polygon draw:style-name="gr32" draw:text-style-name="P10" draw:layer="layout" svg:width="0.026cm" svg:height="0.38cm" svg:x="30.737cm" svg:y="7.285cm" svg:viewBox="0 0 27 381" draw:points="0,381 27,381 27,0 0,0">
          <text:p/>
        </draw:polygon>
        <draw:polygon draw:style-name="gr31" draw:text-style-name="P9" draw:layer="layout" svg:width="0.026cm" svg:height="0.38cm" svg:x="30.763cm" svg:y="7.285cm" svg:viewBox="0 0 27 381" draw:points="0,381 27,381 27,0 0,0">
          <text:p/>
        </draw:polygon>
        <draw:polygon draw:style-name="gr31" draw:text-style-name="P9" draw:layer="layout" svg:width="0.026cm" svg:height="0.38cm" svg:x="30.79cm" svg:y="7.285cm" svg:viewBox="0 0 27 381" draw:points="0,381 27,381 27,0 0,0">
          <text:p/>
        </draw:polygon>
        <draw:polygon draw:style-name="gr31" draw:text-style-name="P9" draw:layer="layout" svg:width="0.026cm" svg:height="0.38cm" svg:x="30.816cm" svg:y="7.285cm" svg:viewBox="0 0 27 381" draw:points="0,381 27,381 27,0 0,0">
          <text:p/>
        </draw:polygon>
        <draw:polygon draw:style-name="gr31" draw:text-style-name="P9" draw:layer="layout" svg:width="0.026cm" svg:height="0.38cm" svg:x="30.842cm" svg:y="7.285cm" svg:viewBox="0 0 27 381" draw:points="0,381 27,381 27,0 0,0">
          <text:p/>
        </draw:polygon>
        <draw:polygon draw:style-name="gr31" draw:text-style-name="P9" draw:layer="layout" svg:width="0.026cm" svg:height="0.38cm" svg:x="30.868cm" svg:y="7.285cm" svg:viewBox="0 0 27 381" draw:points="0,381 27,381 27,0 0,0">
          <text:p/>
        </draw:polygon>
        <draw:polygon draw:style-name="gr30" draw:text-style-name="P8" draw:layer="layout" svg:width="0.026cm" svg:height="0.38cm" svg:x="30.895cm" svg:y="7.285cm" svg:viewBox="0 0 27 381" draw:points="0,381 27,381 27,0 0,0">
          <text:p/>
        </draw:polygon>
        <draw:polygon draw:style-name="gr30" draw:text-style-name="P8" draw:layer="layout" svg:width="0.026cm" svg:height="0.38cm" svg:x="30.921cm" svg:y="7.285cm" svg:viewBox="0 0 27 381" draw:points="0,381 27,381 27,0 0,0">
          <text:p/>
        </draw:polygon>
        <draw:polygon draw:style-name="gr32" draw:text-style-name="P10" draw:layer="layout" svg:width="0.026cm" svg:height="0.38cm" svg:x="30.947cm" svg:y="7.285cm" svg:viewBox="0 0 27 381" draw:points="0,381 27,381 27,0 0,0">
          <text:p/>
        </draw:polygon>
        <draw:polygon draw:style-name="gr31" draw:text-style-name="P9" draw:layer="layout" svg:width="0.027cm" svg:height="0.38cm" svg:x="30.973cm" svg:y="7.285cm" svg:viewBox="0 0 28 381" draw:points="0,381 28,381 28,0 0,0">
          <text:p/>
        </draw:polygon>
        <draw:polygon draw:style-name="gr30" draw:text-style-name="P8" draw:layer="layout" svg:width="0.026cm" svg:height="0.38cm" svg:x="31cm" svg:y="7.285cm" svg:viewBox="0 0 27 381" draw:points="0,381 27,381 27,0 0,0">
          <text:p/>
        </draw:polygon>
        <draw:polygon draw:style-name="gr30" draw:text-style-name="P8" draw:layer="layout" svg:width="0.026cm" svg:height="0.38cm" svg:x="31.026cm" svg:y="7.285cm" svg:viewBox="0 0 27 381" draw:points="0,381 27,381 27,0 0,0">
          <text:p/>
        </draw:polygon>
        <draw:polygon draw:style-name="gr31" draw:text-style-name="P9" draw:layer="layout" svg:width="0.026cm" svg:height="0.38cm" svg:x="31.052cm" svg:y="7.285cm" svg:viewBox="0 0 27 381" draw:points="0,381 27,381 27,0 0,0">
          <text:p/>
        </draw:polygon>
        <draw:polygon draw:style-name="gr30" draw:text-style-name="P8" draw:layer="layout" svg:width="0.026cm" svg:height="0.38cm" svg:x="31.079cm" svg:y="7.285cm" svg:viewBox="0 0 27 381" draw:points="0,381 27,381 27,0 0,0">
          <text:p/>
        </draw:polygon>
        <draw:polygon draw:style-name="gr31" draw:text-style-name="P9" draw:layer="layout" svg:width="0.026cm" svg:height="0.38cm" svg:x="31.105cm" svg:y="7.285cm" svg:viewBox="0 0 27 381" draw:points="0,381 27,381 27,0 0,0">
          <text:p/>
        </draw:polygon>
        <draw:polygon draw:style-name="gr31" draw:text-style-name="P9" draw:layer="layout" svg:width="0.026cm" svg:height="0.38cm" svg:x="31.131cm" svg:y="7.285cm" svg:viewBox="0 0 27 381" draw:points="0,381 27,381 27,0 0,0">
          <text:p/>
        </draw:polygon>
        <draw:polygon draw:style-name="gr29" draw:text-style-name="P7" draw:layer="layout" svg:width="0.026cm" svg:height="0.38cm" svg:x="31.157cm" svg:y="7.285cm" svg:viewBox="0 0 27 381" draw:points="0,381 27,381 27,0 0,0">
          <text:p/>
        </draw:polygon>
        <draw:polygon draw:style-name="gr31" draw:text-style-name="P9" draw:layer="layout" svg:width="0.026cm" svg:height="0.38cm" svg:x="31.184cm" svg:y="7.285cm" svg:viewBox="0 0 27 381" draw:points="0,381 27,381 27,0 0,0">
          <text:p/>
        </draw:polygon>
        <draw:polygon draw:style-name="gr29" draw:text-style-name="P7" draw:layer="layout" svg:width="0.026cm" svg:height="0.38cm" svg:x="31.21cm" svg:y="7.285cm" svg:viewBox="0 0 27 381" draw:points="0,381 27,381 27,0 0,0">
          <text:p/>
        </draw:polygon>
        <draw:polygon draw:style-name="gr30" draw:text-style-name="P8" draw:layer="layout" svg:width="0.026cm" svg:height="0.38cm" svg:x="31.236cm" svg:y="7.285cm" svg:viewBox="0 0 27 381" draw:points="0,381 27,381 27,0 0,0">
          <text:p/>
        </draw:polygon>
        <draw:polygon draw:style-name="gr31" draw:text-style-name="P9" draw:layer="layout" svg:width="0.026cm" svg:height="0.38cm" svg:x="31.262cm" svg:y="7.285cm" svg:viewBox="0 0 27 381" draw:points="0,381 27,381 27,0 0,0">
          <text:p/>
        </draw:polygon>
        <draw:polygon draw:style-name="gr30" draw:text-style-name="P8" draw:layer="layout" svg:width="0.026cm" svg:height="0.38cm" svg:x="31.289cm" svg:y="7.285cm" svg:viewBox="0 0 27 381" draw:points="0,381 27,381 27,0 0,0">
          <text:p/>
        </draw:polygon>
        <draw:polygon draw:style-name="gr31" draw:text-style-name="P9" draw:layer="layout" svg:width="0.026cm" svg:height="0.38cm" svg:x="31.316cm" svg:y="7.285cm" svg:viewBox="0 0 27 381" draw:points="0,381 27,381 27,0 0,0">
          <text:p/>
        </draw:polygon>
        <draw:polygon draw:style-name="gr31" draw:text-style-name="P9" draw:layer="layout" svg:width="0.027cm" svg:height="0.38cm" svg:x="31.341cm" svg:y="7.285cm" svg:viewBox="0 0 28 381" draw:points="0,381 28,381 28,0 0,0">
          <text:p/>
        </draw:polygon>
        <draw:polygon draw:style-name="gr30" draw:text-style-name="P8" draw:layer="layout" svg:width="0.026cm" svg:height="0.38cm" svg:x="31.368cm" svg:y="7.285cm" svg:viewBox="0 0 27 381" draw:points="0,381 27,381 27,0 0,0">
          <text:p/>
        </draw:polygon>
        <draw:polygon draw:style-name="gr32" draw:text-style-name="P10" draw:layer="layout" svg:width="0.026cm" svg:height="0.38cm" svg:x="31.394cm" svg:y="7.285cm" svg:viewBox="0 0 27 381" draw:points="0,381 27,381 27,0 0,0">
          <text:p/>
        </draw:polygon>
        <draw:polygon draw:style-name="gr30" draw:text-style-name="P8" draw:layer="layout" svg:width="0.026cm" svg:height="0.38cm" svg:x="31.42cm" svg:y="7.285cm" svg:viewBox="0 0 27 381" draw:points="0,381 27,381 27,0 0,0">
          <text:p/>
        </draw:polygon>
        <draw:polygon draw:style-name="gr30" draw:text-style-name="P8" draw:layer="layout" svg:width="0.026cm" svg:height="0.38cm" svg:x="31.446cm" svg:y="7.285cm" svg:viewBox="0 0 27 381" draw:points="0,381 27,381 27,0 0,0">
          <text:p/>
        </draw:polygon>
        <draw:polygon draw:style-name="gr30" draw:text-style-name="P8" draw:layer="layout" svg:width="0.026cm" svg:height="0.38cm" svg:x="31.473cm" svg:y="7.285cm" svg:viewBox="0 0 27 381" draw:points="0,381 27,381 27,0 0,0">
          <text:p/>
        </draw:polygon>
        <draw:polygon draw:style-name="gr30" draw:text-style-name="P8" draw:layer="layout" svg:width="0.026cm" svg:height="0.38cm" svg:x="31.499cm" svg:y="7.285cm" svg:viewBox="0 0 27 381" draw:points="0,381 27,381 27,0 0,0">
          <text:p/>
        </draw:polygon>
        <draw:polygon draw:style-name="gr32" draw:text-style-name="P10" draw:layer="layout" svg:width="0.026cm" svg:height="0.38cm" svg:x="31.525cm" svg:y="7.285cm" svg:viewBox="0 0 27 381" draw:points="0,381 27,381 27,0 0,0">
          <text:p/>
        </draw:polygon>
        <draw:polygon draw:style-name="gr30" draw:text-style-name="P8" draw:layer="layout" svg:width="0.026cm" svg:height="0.38cm" svg:x="31.551cm" svg:y="7.285cm" svg:viewBox="0 0 27 381" draw:points="0,381 27,381 27,0 0,0">
          <text:p/>
        </draw:polygon>
        <draw:polygon draw:style-name="gr29" draw:text-style-name="P7" draw:layer="layout" svg:width="0.026cm" svg:height="0.38cm" svg:x="31.578cm" svg:y="7.285cm" svg:viewBox="0 0 27 381" draw:points="0,381 27,381 27,0 0,0">
          <text:p/>
        </draw:polygon>
        <draw:polygon draw:style-name="gr29" draw:text-style-name="P7" draw:layer="layout" svg:width="0.026cm" svg:height="0.38cm" svg:x="31.604cm" svg:y="7.285cm" svg:viewBox="0 0 27 381" draw:points="0,381 27,381 27,0 0,0">
          <text:p/>
        </draw:polygon>
        <draw:polygon draw:style-name="gr29" draw:text-style-name="P7" draw:layer="layout" svg:width="0.026cm" svg:height="0.38cm" svg:x="31.63cm" svg:y="7.285cm" svg:viewBox="0 0 27 381" draw:points="0,381 27,381 27,0 0,0">
          <text:p/>
        </draw:polygon>
        <draw:polygon draw:style-name="gr32" draw:text-style-name="P10" draw:layer="layout" svg:width="0.027cm" svg:height="0.38cm" svg:x="31.656cm" svg:y="7.285cm" svg:viewBox="0 0 28 381" draw:points="0,381 28,381 28,0 0,0">
          <text:p/>
        </draw:polygon>
        <draw:polygon draw:style-name="gr31" draw:text-style-name="P9" draw:layer="layout" svg:width="0.026cm" svg:height="0.38cm" svg:x="31.683cm" svg:y="7.285cm" svg:viewBox="0 0 27 381" draw:points="0,381 27,381 27,0 0,0">
          <text:p/>
        </draw:polygon>
        <draw:polygon draw:style-name="gr30" draw:text-style-name="P8" draw:layer="layout" svg:width="0.026cm" svg:height="0.38cm" svg:x="31.709cm" svg:y="7.285cm" svg:viewBox="0 0 27 381" draw:points="0,381 27,381 27,0 0,0">
          <text:p/>
        </draw:polygon>
        <draw:polygon draw:style-name="gr29" draw:text-style-name="P7" draw:layer="layout" svg:width="0.027cm" svg:height="0.38cm" svg:x="31.735cm" svg:y="7.285cm" svg:viewBox="0 0 28 381" draw:points="0,381 28,381 28,0 0,0">
          <text:p/>
        </draw:polygon>
        <draw:polygon draw:style-name="gr32" draw:text-style-name="P10" draw:layer="layout" svg:width="0.026cm" svg:height="0.38cm" svg:x="31.763cm" svg:y="7.285cm" svg:viewBox="0 0 27 381" draw:points="0,381 27,381 27,0 0,0">
          <text:p/>
        </draw:polygon>
        <draw:polygon draw:style-name="gr30" draw:text-style-name="P8" draw:layer="layout" svg:width="0.026cm" svg:height="0.38cm" svg:x="31.788cm" svg:y="7.285cm" svg:viewBox="0 0 27 381" draw:points="0,381 27,381 27,0 0,0">
          <text:p/>
        </draw:polygon>
        <draw:polygon draw:style-name="gr31" draw:text-style-name="P9" draw:layer="layout" svg:width="0.026cm" svg:height="0.38cm" svg:x="31.814cm" svg:y="7.285cm" svg:viewBox="0 0 27 381" draw:points="0,381 27,381 27,0 0,0">
          <text:p/>
        </draw:polygon>
        <draw:polygon draw:style-name="gr31" draw:text-style-name="P9" draw:layer="layout" svg:width="0.026cm" svg:height="0.38cm" svg:x="31.841cm" svg:y="7.285cm" svg:viewBox="0 0 27 381" draw:points="0,381 27,381 27,0 0,0">
          <text:p/>
        </draw:polygon>
        <draw:polygon draw:style-name="gr32" draw:text-style-name="P10" draw:layer="layout" svg:width="0.026cm" svg:height="0.38cm" svg:x="31.867cm" svg:y="7.285cm" svg:viewBox="0 0 27 381" draw:points="0,381 27,381 27,0 0,0">
          <text:p/>
        </draw:polygon>
        <draw:polygon draw:style-name="gr31" draw:text-style-name="P9" draw:layer="layout" svg:width="0.026cm" svg:height="0.38cm" svg:x="31.893cm" svg:y="7.285cm" svg:viewBox="0 0 27 381" draw:points="0,381 27,381 27,0 0,0">
          <text:p/>
        </draw:polygon>
        <draw:polygon draw:style-name="gr31" draw:text-style-name="P9" draw:layer="layout" svg:width="0.026cm" svg:height="0.38cm" svg:x="31.919cm" svg:y="7.285cm" svg:viewBox="0 0 27 381" draw:points="0,381 27,381 27,0 0,0">
          <text:p/>
        </draw:polygon>
        <draw:polygon draw:style-name="gr31" draw:text-style-name="P9" draw:layer="layout" svg:width="0.026cm" svg:height="0.38cm" svg:x="31.945cm" svg:y="7.285cm" svg:viewBox="0 0 27 381" draw:points="0,381 27,381 27,0 0,0">
          <text:p/>
        </draw:polygon>
        <draw:polygon draw:style-name="gr31" draw:text-style-name="P9" draw:layer="layout" svg:width="0.026cm" svg:height="0.38cm" svg:x="31.972cm" svg:y="7.285cm" svg:viewBox="0 0 27 381" draw:points="0,381 27,381 27,0 0,0">
          <text:p/>
        </draw:polygon>
        <draw:polygon draw:style-name="gr30" draw:text-style-name="P8" draw:layer="layout" svg:width="0.026cm" svg:height="0.38cm" svg:x="31.998cm" svg:y="7.285cm" svg:viewBox="0 0 27 381" draw:points="0,381 27,381 27,0 0,0">
          <text:p/>
        </draw:polygon>
        <draw:polygon draw:style-name="gr32" draw:text-style-name="P10" draw:layer="layout" svg:width="0.026cm" svg:height="0.38cm" svg:x="32.024cm" svg:y="7.285cm" svg:viewBox="0 0 27 381" draw:points="0,381 27,381 27,0 0,0">
          <text:p/>
        </draw:polygon>
        <draw:polygon draw:style-name="gr32" draw:text-style-name="P10" draw:layer="layout" svg:width="0.027cm" svg:height="0.38cm" svg:x="32.05cm" svg:y="7.285cm" svg:viewBox="0 0 28 381" draw:points="0,381 28,381 28,0 0,0">
          <text:p/>
        </draw:polygon>
        <draw:polygon draw:style-name="gr30" draw:text-style-name="P8" draw:layer="layout" svg:width="0.026cm" svg:height="0.38cm" svg:x="32.077cm" svg:y="7.285cm" svg:viewBox="0 0 27 381" draw:points="0,381 27,381 27,0 0,0">
          <text:p/>
        </draw:polygon>
        <draw:polygon draw:style-name="gr30" draw:text-style-name="P8" draw:layer="layout" svg:width="0.026cm" svg:height="0.38cm" svg:x="32.103cm" svg:y="7.285cm" svg:viewBox="0 0 27 381" draw:points="0,381 27,381 27,0 0,0">
          <text:p/>
        </draw:polygon>
        <draw:polygon draw:style-name="gr31" draw:text-style-name="P9" draw:layer="layout" svg:width="0.026cm" svg:height="0.38cm" svg:x="32.13cm" svg:y="7.285cm" svg:viewBox="0 0 27 381" draw:points="0,381 27,381 27,0 0,0">
          <text:p/>
        </draw:polygon>
        <draw:polygon draw:style-name="gr29" draw:text-style-name="P7" draw:layer="layout" svg:width="0.026cm" svg:height="0.38cm" svg:x="32.156cm" svg:y="7.285cm" svg:viewBox="0 0 27 381" draw:points="0,381 27,381 27,0 0,0">
          <text:p/>
        </draw:polygon>
        <draw:polygon draw:style-name="gr31" draw:text-style-name="P9" draw:layer="layout" svg:width="0.026cm" svg:height="0.38cm" svg:x="32.182cm" svg:y="7.285cm" svg:viewBox="0 0 27 381" draw:points="0,381 27,381 27,0 0,0">
          <text:p/>
        </draw:polygon>
        <draw:polygon draw:style-name="gr30" draw:text-style-name="P8" draw:layer="layout" svg:width="0.026cm" svg:height="0.38cm" svg:x="32.208cm" svg:y="7.285cm" svg:viewBox="0 0 27 381" draw:points="0,381 27,381 27,0 0,0">
          <text:p/>
        </draw:polygon>
        <draw:polygon draw:style-name="gr31" draw:text-style-name="P9" draw:layer="layout" svg:width="0.026cm" svg:height="0.38cm" svg:x="32.235cm" svg:y="7.285cm" svg:viewBox="0 0 27 381" draw:points="0,381 27,381 27,0 0,0">
          <text:p/>
        </draw:polygon>
        <draw:polygon draw:style-name="gr32" draw:text-style-name="P10" draw:layer="layout" svg:width="0.026cm" svg:height="0.38cm" svg:x="32.261cm" svg:y="7.285cm" svg:viewBox="0 0 27 381" draw:points="0,381 27,381 27,0 0,0">
          <text:p/>
        </draw:polygon>
        <draw:polygon draw:style-name="gr32" draw:text-style-name="P10" draw:layer="layout" svg:width="0.026cm" svg:height="0.38cm" svg:x="32.287cm" svg:y="7.285cm" svg:viewBox="0 0 27 381" draw:points="0,381 27,381 27,0 0,0">
          <text:p/>
        </draw:polygon>
        <draw:polygon draw:style-name="gr30" draw:text-style-name="P8" draw:layer="layout" svg:width="0.026cm" svg:height="0.38cm" svg:x="32.313cm" svg:y="7.285cm" svg:viewBox="0 0 27 381" draw:points="0,381 27,381 27,0 0,0">
          <text:p/>
        </draw:polygon>
        <draw:polygon draw:style-name="gr30" draw:text-style-name="P8" draw:layer="layout" svg:width="0.026cm" svg:height="0.38cm" svg:x="32.34cm" svg:y="7.285cm" svg:viewBox="0 0 27 381" draw:points="0,381 27,381 27,0 0,0">
          <text:p/>
        </draw:polygon>
        <draw:polygon draw:style-name="gr29" draw:text-style-name="P7" draw:layer="layout" svg:width="0.026cm" svg:height="0.38cm" svg:x="32.366cm" svg:y="7.285cm" svg:viewBox="0 0 27 381" draw:points="0,381 27,381 27,0 0,0">
          <text:p/>
        </draw:polygon>
        <draw:polygon draw:style-name="gr30" draw:text-style-name="P8" draw:layer="layout" svg:width="0.026cm" svg:height="0.38cm" svg:x="32.392cm" svg:y="7.285cm" svg:viewBox="0 0 27 381" draw:points="0,381 27,381 27,0 0,0">
          <text:p/>
        </draw:polygon>
        <draw:polygon draw:style-name="gr31" draw:text-style-name="P9" draw:layer="layout" svg:width="0.027cm" svg:height="0.38cm" svg:x="32.418cm" svg:y="7.285cm" svg:viewBox="0 0 28 381" draw:points="0,381 28,381 28,0 0,0">
          <text:p/>
        </draw:polygon>
        <draw:polygon draw:style-name="gr31" draw:text-style-name="P9" draw:layer="layout" svg:width="0.026cm" svg:height="0.38cm" svg:x="32.445cm" svg:y="7.285cm" svg:viewBox="0 0 27 381" draw:points="0,381 27,381 27,0 0,0">
          <text:p/>
        </draw:polygon>
        <draw:polygon draw:style-name="gr31" draw:text-style-name="P9" draw:layer="layout" svg:width="0.026cm" svg:height="0.38cm" svg:x="32.471cm" svg:y="7.285cm" svg:viewBox="0 0 27 381" draw:points="0,381 27,381 27,0 0,0">
          <text:p/>
        </draw:polygon>
        <draw:polygon draw:style-name="gr30" draw:text-style-name="P8" draw:layer="layout" svg:width="0.026cm" svg:height="0.38cm" svg:x="32.497cm" svg:y="7.285cm" svg:viewBox="0 0 27 381" draw:points="0,381 27,381 27,0 0,0">
          <text:p/>
        </draw:polygon>
        <draw:polygon draw:style-name="gr31" draw:text-style-name="P9" draw:layer="layout" svg:width="0.026cm" svg:height="0.38cm" svg:x="32.524cm" svg:y="7.285cm" svg:viewBox="0 0 27 381" draw:points="0,381 27,381 27,0 0,0">
          <text:p/>
        </draw:polygon>
        <draw:polygon draw:style-name="gr32" draw:text-style-name="P10" draw:layer="layout" svg:width="0.026cm" svg:height="0.38cm" svg:x="32.55cm" svg:y="7.285cm" svg:viewBox="0 0 27 381" draw:points="0,381 27,381 27,0 0,0">
          <text:p/>
        </draw:polygon>
        <draw:polygon draw:style-name="gr32" draw:text-style-name="P10" draw:layer="layout" svg:width="0.026cm" svg:height="0.38cm" svg:x="32.576cm" svg:y="7.285cm" svg:viewBox="0 0 27 381" draw:points="0,381 27,381 27,0 0,0">
          <text:p/>
        </draw:polygon>
        <draw:polygon draw:style-name="gr31" draw:text-style-name="P9" draw:layer="layout" svg:width="0.026cm" svg:height="0.38cm" svg:x="32.603cm" svg:y="7.285cm" svg:viewBox="0 0 27 381" draw:points="0,381 27,381 27,0 0,0">
          <text:p/>
        </draw:polygon>
        <draw:polygon draw:style-name="gr32" draw:text-style-name="P10" draw:layer="layout" svg:width="0.026cm" svg:height="0.38cm" svg:x="32.629cm" svg:y="7.285cm" svg:viewBox="0 0 27 381" draw:points="0,381 27,381 27,0 0,0">
          <text:p/>
        </draw:polygon>
        <draw:polygon draw:style-name="gr29" draw:text-style-name="P7" draw:layer="layout" svg:width="0.026cm" svg:height="0.38cm" svg:x="32.655cm" svg:y="7.285cm" svg:viewBox="0 0 27 381" draw:points="0,381 27,381 27,0 0,0">
          <text:p/>
        </draw:polygon>
        <draw:polygon draw:style-name="gr32" draw:text-style-name="P10" draw:layer="layout" svg:width="0.026cm" svg:height="0.38cm" svg:x="32.681cm" svg:y="7.285cm" svg:viewBox="0 0 27 381" draw:points="0,381 27,381 27,0 0,0">
          <text:p/>
        </draw:polygon>
        <draw:polygon draw:style-name="gr32" draw:text-style-name="P10" draw:layer="layout" svg:width="0.026cm" svg:height="0.38cm" svg:x="32.707cm" svg:y="7.285cm" svg:viewBox="0 0 27 381" draw:points="0,381 27,381 27,0 0,0">
          <text:p/>
        </draw:polygon>
        <draw:polygon draw:style-name="gr31" draw:text-style-name="P9" draw:layer="layout" svg:width="0.026cm" svg:height="0.38cm" svg:x="32.734cm" svg:y="7.285cm" svg:viewBox="0 0 27 381" draw:points="0,381 27,381 27,0 0,0">
          <text:p/>
        </draw:polygon>
        <draw:polygon draw:style-name="gr32" draw:text-style-name="P10" draw:layer="layout" svg:width="0.026cm" svg:height="0.38cm" svg:x="32.76cm" svg:y="7.285cm" svg:viewBox="0 0 27 381" draw:points="0,381 27,381 27,0 0,0">
          <text:p/>
        </draw:polygon>
        <draw:polygon draw:style-name="gr30" draw:text-style-name="P8" draw:layer="layout" svg:width="0.026cm" svg:height="0.38cm" svg:x="32.786cm" svg:y="7.285cm" svg:viewBox="0 0 27 381" draw:points="0,381 27,381 27,0 0,0">
          <text:p/>
        </draw:polygon>
        <draw:polygon draw:style-name="gr30" draw:text-style-name="P8" draw:layer="layout" svg:width="0.027cm" svg:height="0.38cm" svg:x="32.812cm" svg:y="7.285cm" svg:viewBox="0 0 28 381" draw:points="0,381 28,381 28,0 0,0">
          <text:p/>
        </draw:polygon>
        <draw:polygon draw:style-name="gr32" draw:text-style-name="P10" draw:layer="layout" svg:width="0.026cm" svg:height="0.38cm" svg:x="32.839cm" svg:y="7.285cm" svg:viewBox="0 0 27 381" draw:points="0,381 27,381 27,0 0,0">
          <text:p/>
        </draw:polygon>
        <draw:polygon draw:style-name="gr30" draw:text-style-name="P8" draw:layer="layout" svg:width="0.026cm" svg:height="0.38cm" svg:x="32.865cm" svg:y="7.285cm" svg:viewBox="0 0 27 381" draw:points="0,381 27,381 27,0 0,0">
          <text:p/>
        </draw:polygon>
        <draw:polygon draw:style-name="gr31" draw:text-style-name="P9" draw:layer="layout" svg:width="0.026cm" svg:height="0.38cm" svg:x="32.891cm" svg:y="7.285cm" svg:viewBox="0 0 27 381" draw:points="0,381 27,381 27,0 0,0">
          <text:p/>
        </draw:polygon>
        <draw:polygon draw:style-name="gr32" draw:text-style-name="P10" draw:layer="layout" svg:width="0.026cm" svg:height="0.38cm" svg:x="32.918cm" svg:y="7.285cm" svg:viewBox="0 0 27 381" draw:points="0,381 27,381 27,0 0,0">
          <text:p/>
        </draw:polygon>
        <draw:polygon draw:style-name="gr30" draw:text-style-name="P8" draw:layer="layout" svg:width="0.026cm" svg:height="0.38cm" svg:x="32.944cm" svg:y="7.285cm" svg:viewBox="0 0 27 381" draw:points="0,381 27,381 27,0 0,0">
          <text:p/>
        </draw:polygon>
        <draw:polygon draw:style-name="gr30" draw:text-style-name="P8" draw:layer="layout" svg:width="0.026cm" svg:height="0.38cm" svg:x="32.97cm" svg:y="7.285cm" svg:viewBox="0 0 27 381" draw:points="0,381 27,381 27,0 0,0">
          <text:p/>
        </draw:polygon>
        <draw:polygon draw:style-name="gr31" draw:text-style-name="P9" draw:layer="layout" svg:width="0.026cm" svg:height="0.38cm" svg:x="32.996cm" svg:y="7.285cm" svg:viewBox="0 0 27 381" draw:points="0,381 27,381 27,0 0,0">
          <text:p/>
        </draw:polygon>
        <draw:polygon draw:style-name="gr29" draw:text-style-name="P7" draw:layer="layout" svg:width="0.026cm" svg:height="0.38cm" svg:x="33.023cm" svg:y="7.285cm" svg:viewBox="0 0 27 381" draw:points="0,381 27,381 27,0 0,0">
          <text:p/>
        </draw:polygon>
        <draw:polygon draw:style-name="gr30" draw:text-style-name="P8" draw:layer="layout" svg:width="0.026cm" svg:height="0.38cm" svg:x="33.049cm" svg:y="7.285cm" svg:viewBox="0 0 27 381" draw:points="0,381 27,381 27,0 0,0">
          <text:p/>
        </draw:polygon>
        <draw:polygon draw:style-name="gr29" draw:text-style-name="P7" draw:layer="layout" svg:width="0.026cm" svg:height="0.38cm" svg:x="33.075cm" svg:y="7.285cm" svg:viewBox="0 0 27 381" draw:points="0,381 27,381 27,0 0,0">
          <text:p/>
        </draw:polygon>
        <draw:polygon draw:style-name="gr30" draw:text-style-name="P8" draw:layer="layout" svg:width="0.027cm" svg:height="0.38cm" svg:x="33.101cm" svg:y="7.285cm" svg:viewBox="0 0 28 381" draw:points="0,381 28,381 28,0 0,0">
          <text:p/>
        </draw:polygon>
        <draw:polygon draw:style-name="gr32" draw:text-style-name="P10" draw:layer="layout" svg:width="0.026cm" svg:height="0.38cm" svg:x="33.128cm" svg:y="7.285cm" svg:viewBox="0 0 27 381" draw:points="0,381 27,381 27,0 0,0">
          <text:p/>
        </draw:polygon>
        <draw:polygon draw:style-name="gr31" draw:text-style-name="P9" draw:layer="layout" svg:width="0.026cm" svg:height="0.38cm" svg:x="33.154cm" svg:y="7.285cm" svg:viewBox="0 0 27 381" draw:points="0,381 27,381 27,0 0,0">
          <text:p/>
        </draw:polygon>
        <draw:polygon draw:style-name="gr31" draw:text-style-name="P9" draw:layer="layout" svg:width="0.027cm" svg:height="0.38cm" svg:x="33.18cm" svg:y="7.285cm" svg:viewBox="0 0 28 381" draw:points="0,381 28,381 28,0 0,0">
          <text:p/>
        </draw:polygon>
        <draw:polygon draw:style-name="gr31" draw:text-style-name="P9" draw:layer="layout" svg:width="0.026cm" svg:height="0.38cm" svg:x="33.207cm" svg:y="7.285cm" svg:viewBox="0 0 27 381" draw:points="0,381 27,381 27,0 0,0">
          <text:p/>
        </draw:polygon>
        <draw:polygon draw:style-name="gr30" draw:text-style-name="P8" draw:layer="layout" svg:width="0.026cm" svg:height="0.38cm" svg:x="33.233cm" svg:y="7.285cm" svg:viewBox="0 0 27 381" draw:points="0,381 27,381 27,0 0,0">
          <text:p/>
        </draw:polygon>
        <draw:polygon draw:style-name="gr30" draw:text-style-name="P8" draw:layer="layout" svg:width="0.026cm" svg:height="0.38cm" svg:x="33.259cm" svg:y="7.285cm" svg:viewBox="0 0 27 381" draw:points="0,381 27,381 27,0 0,0">
          <text:p/>
        </draw:polygon>
        <draw:polygon draw:style-name="gr32" draw:text-style-name="P10" draw:layer="layout" svg:width="0.026cm" svg:height="0.38cm" svg:x="33.286cm" svg:y="7.285cm" svg:viewBox="0 0 27 381" draw:points="0,381 27,381 27,0 0,0">
          <text:p/>
        </draw:polygon>
        <draw:polygon draw:style-name="gr30" draw:text-style-name="P8" draw:layer="layout" svg:width="0.026cm" svg:height="0.38cm" svg:x="33.312cm" svg:y="7.285cm" svg:viewBox="0 0 27 381" draw:points="0,381 27,381 27,0 0,0">
          <text:p/>
        </draw:polygon>
        <draw:polygon draw:style-name="gr31" draw:text-style-name="P9" draw:layer="layout" svg:width="0.026cm" svg:height="0.38cm" svg:x="33.338cm" svg:y="7.285cm" svg:viewBox="0 0 27 381" draw:points="0,381 27,381 27,0 0,0">
          <text:p/>
        </draw:polygon>
        <draw:polygon draw:style-name="gr32" draw:text-style-name="P10" draw:layer="layout" svg:width="0.026cm" svg:height="0.38cm" svg:x="33.364cm" svg:y="7.285cm" svg:viewBox="0 0 27 381" draw:points="0,381 27,381 27,0 0,0">
          <text:p/>
        </draw:polygon>
        <draw:polygon draw:style-name="gr30" draw:text-style-name="P8" draw:layer="layout" svg:width="0.026cm" svg:height="0.38cm" svg:x="33.39cm" svg:y="7.285cm" svg:viewBox="0 0 27 381" draw:points="0,381 27,381 27,0 0,0">
          <text:p/>
        </draw:polygon>
        <draw:polygon draw:style-name="gr29" draw:text-style-name="P7" draw:layer="layout" svg:width="0.026cm" svg:height="0.38cm" svg:x="33.417cm" svg:y="7.285cm" svg:viewBox="0 0 27 381" draw:points="0,381 27,381 27,0 0,0">
          <text:p/>
        </draw:polygon>
        <draw:polygon draw:style-name="gr30" draw:text-style-name="P8" draw:layer="layout" svg:width="0.026cm" svg:height="0.38cm" svg:x="33.444cm" svg:y="7.285cm" svg:viewBox="0 0 27 381" draw:points="0,381 27,381 27,0 0,0">
          <text:p/>
        </draw:polygon>
        <draw:polygon draw:style-name="gr30" draw:text-style-name="P8" draw:layer="layout" svg:width="0.026cm" svg:height="0.38cm" svg:x="33.469cm" svg:y="7.285cm" svg:viewBox="0 0 27 381" draw:points="0,381 27,381 27,0 0,0">
          <text:p/>
        </draw:polygon>
        <draw:polygon draw:style-name="gr30" draw:text-style-name="P8" draw:layer="layout" svg:width="0.027cm" svg:height="0.38cm" svg:x="33.495cm" svg:y="7.285cm" svg:viewBox="0 0 28 381" draw:points="0,381 28,381 28,0 0,0">
          <text:p/>
        </draw:polygon>
        <draw:polygon draw:style-name="gr31" draw:text-style-name="P9" draw:layer="layout" svg:width="0.026cm" svg:height="0.38cm" svg:x="33.522cm" svg:y="7.285cm" svg:viewBox="0 0 27 381" draw:points="0,381 27,381 27,0 0,0">
          <text:p/>
        </draw:polygon>
        <draw:polygon draw:style-name="gr30" draw:text-style-name="P8" draw:layer="layout" svg:width="0.026cm" svg:height="0.38cm" svg:x="33.548cm" svg:y="7.285cm" svg:viewBox="0 0 27 381" draw:points="0,381 27,381 27,0 0,0">
          <text:p/>
        </draw:polygon>
        <draw:polygon draw:style-name="gr30" draw:text-style-name="P8" draw:layer="layout" svg:width="0.028cm" svg:height="0.38cm" svg:x="33.574cm" svg:y="7.285cm" svg:viewBox="0 0 29 381" draw:points="0,381 29,381 29,0 0,0">
          <text:p/>
        </draw:polygon>
        <draw:polygon draw:style-name="gr32" draw:text-style-name="P10" draw:layer="layout" svg:width="0.026cm" svg:height="0.38cm" svg:x="33.601cm" svg:y="7.285cm" svg:viewBox="0 0 27 381" draw:points="0,381 27,381 27,0 0,0">
          <text:p/>
        </draw:polygon>
        <draw:polygon draw:style-name="gr30" draw:text-style-name="P8" draw:layer="layout" svg:width="0.026cm" svg:height="0.38cm" svg:x="33.627cm" svg:y="7.285cm" svg:viewBox="0 0 27 381" draw:points="0,381 27,381 27,0 0,0">
          <text:p/>
        </draw:polygon>
        <draw:polygon draw:style-name="gr31" draw:text-style-name="P9" draw:layer="layout" svg:width="0.026cm" svg:height="0.38cm" svg:x="33.653cm" svg:y="7.285cm" svg:viewBox="0 0 27 381" draw:points="0,381 27,381 27,0 0,0">
          <text:p/>
        </draw:polygon>
        <draw:polygon draw:style-name="gr29" draw:text-style-name="P7" draw:layer="layout" svg:width="0.026cm" svg:height="0.38cm" svg:x="33.68cm" svg:y="7.285cm" svg:viewBox="0 0 27 381" draw:points="0,381 27,381 27,0 0,0">
          <text:p/>
        </draw:polygon>
        <draw:polygon draw:style-name="gr30" draw:text-style-name="P8" draw:layer="layout" svg:width="0.026cm" svg:height="0.38cm" svg:x="33.706cm" svg:y="7.285cm" svg:viewBox="0 0 27 381" draw:points="0,381 27,381 27,0 0,0">
          <text:p/>
        </draw:polygon>
        <draw:polygon draw:style-name="gr30" draw:text-style-name="P8" draw:layer="layout" svg:width="0.026cm" svg:height="0.38cm" svg:x="33.732cm" svg:y="7.285cm" svg:viewBox="0 0 27 381" draw:points="0,381 27,381 27,0 0,0">
          <text:p/>
        </draw:polygon>
        <draw:polygon draw:style-name="gr32" draw:text-style-name="P10" draw:layer="layout" svg:width="0.026cm" svg:height="0.38cm" svg:x="33.784cm" svg:y="7.285cm" svg:viewBox="0 0 27 381" draw:points="0,381 27,381 27,0 0,0">
          <text:p/>
        </draw:polygon>
        <draw:polygon draw:style-name="gr31" draw:text-style-name="P9" draw:layer="layout" svg:width="0.026cm" svg:height="0.38cm" svg:x="33.811cm" svg:y="7.285cm" svg:viewBox="0 0 27 381" draw:points="0,381 27,381 27,0 0,0">
          <text:p/>
        </draw:polygon>
        <draw:polygon draw:style-name="gr30" draw:text-style-name="P8" draw:layer="layout" svg:width="0.026cm" svg:height="0.38cm" svg:x="33.837cm" svg:y="7.285cm" svg:viewBox="0 0 27 381" draw:points="0,381 27,381 27,0 0,0">
          <text:p/>
        </draw:polygon>
        <draw:polygon draw:style-name="gr30" draw:text-style-name="P8" draw:layer="layout" svg:width="0.027cm" svg:height="0.38cm" svg:x="33.863cm" svg:y="7.285cm" svg:viewBox="0 0 28 381" draw:points="0,381 28,381 28,0 0,0">
          <text:p/>
        </draw:polygon>
        <draw:polygon draw:style-name="gr31" draw:text-style-name="P9" draw:layer="layout" svg:width="0.026cm" svg:height="0.38cm" svg:x="33.891cm" svg:y="7.285cm" svg:viewBox="0 0 27 381" draw:points="0,381 27,381 27,0 0,0">
          <text:p/>
        </draw:polygon>
        <draw:polygon draw:style-name="gr32" draw:text-style-name="P10" draw:layer="layout" svg:width="0.026cm" svg:height="0.38cm" svg:x="33.916cm" svg:y="7.285cm" svg:viewBox="0 0 27 381" draw:points="0,381 27,381 27,0 0,0">
          <text:p/>
        </draw:polygon>
        <draw:polygon draw:style-name="gr31" draw:text-style-name="P9" draw:layer="layout" svg:width="0.026cm" svg:height="0.38cm" svg:x="33.942cm" svg:y="7.285cm" svg:viewBox="0 0 27 381" draw:points="0,381 27,381 27,0 0,0">
          <text:p/>
        </draw:polygon>
        <draw:polygon draw:style-name="gr29" draw:text-style-name="P7" draw:layer="layout" svg:width="0.026cm" svg:height="0.38cm" svg:x="33.969cm" svg:y="7.285cm" svg:viewBox="0 0 27 381" draw:points="0,381 27,381 27,0 0,0">
          <text:p/>
        </draw:polygon>
        <draw:polygon draw:style-name="gr31" draw:text-style-name="P9" draw:layer="layout" svg:width="0.026cm" svg:height="0.38cm" svg:x="33.995cm" svg:y="7.285cm" svg:viewBox="0 0 27 381" draw:points="0,381 27,381 27,0 0,0">
          <text:p/>
        </draw:polygon>
        <draw:polygon draw:style-name="gr29" draw:text-style-name="P7" draw:layer="layout" svg:width="0.026cm" svg:height="0.38cm" svg:x="34.021cm" svg:y="7.285cm" svg:viewBox="0 0 27 381" draw:points="0,381 27,381 27,0 0,0">
          <text:p/>
        </draw:polygon>
        <draw:polygon draw:style-name="gr31" draw:text-style-name="P9" draw:layer="layout" svg:width="0.026cm" svg:height="0.38cm" svg:x="34.047cm" svg:y="7.285cm" svg:viewBox="0 0 27 381" draw:points="0,381 27,381 27,0 0,0">
          <text:p/>
        </draw:polygon>
        <draw:polygon draw:style-name="gr30" draw:text-style-name="P8" draw:layer="layout" svg:width="0.026cm" svg:height="0.38cm" svg:x="34.074cm" svg:y="7.285cm" svg:viewBox="0 0 27 381" draw:points="0,381 27,381 27,0 0,0">
          <text:p/>
        </draw:polygon>
        <draw:polygon draw:style-name="gr31" draw:text-style-name="P9" draw:layer="layout" svg:width="0.026cm" svg:height="0.38cm" svg:x="34.1cm" svg:y="7.285cm" svg:viewBox="0 0 27 381" draw:points="0,381 27,381 27,0 0,0">
          <text:p/>
        </draw:polygon>
        <draw:polygon draw:style-name="gr31" draw:text-style-name="P9" draw:layer="layout" svg:width="0.026cm" svg:height="0.38cm" svg:x="34.126cm" svg:y="7.285cm" svg:viewBox="0 0 27 381" draw:points="0,381 27,381 27,0 0,0">
          <text:p/>
        </draw:polygon>
        <draw:polygon draw:style-name="gr30" draw:text-style-name="P8" draw:layer="layout" svg:width="0.026cm" svg:height="0.38cm" svg:x="34.152cm" svg:y="7.285cm" svg:viewBox="0 0 27 381" draw:points="0,381 27,381 27,0 0,0">
          <text:p/>
        </draw:polygon>
        <draw:polygon draw:style-name="gr31" draw:text-style-name="P9" draw:layer="layout" svg:width="0.026cm" svg:height="0.38cm" svg:x="34.179cm" svg:y="7.285cm" svg:viewBox="0 0 27 381" draw:points="0,381 27,381 27,0 0,0">
          <text:p/>
        </draw:polygon>
        <draw:polygon draw:style-name="gr31" draw:text-style-name="P9" draw:layer="layout" svg:width="0.026cm" svg:height="0.38cm" svg:x="34.205cm" svg:y="7.285cm" svg:viewBox="0 0 27 381" draw:points="0,381 27,381 27,0 0,0">
          <text:p/>
        </draw:polygon>
        <draw:polygon draw:style-name="gr32" draw:text-style-name="P10" draw:layer="layout" svg:width="0.026cm" svg:height="0.38cm" svg:x="34.231cm" svg:y="7.285cm" svg:viewBox="0 0 27 381" draw:points="0,381 27,381 27,0 0,0">
          <text:p/>
        </draw:polygon>
        <draw:polygon draw:style-name="gr30" draw:text-style-name="P8" draw:layer="layout" svg:width="0.027cm" svg:height="0.38cm" svg:x="34.257cm" svg:y="7.285cm" svg:viewBox="0 0 28 381" draw:points="0,381 28,381 28,0 0,0">
          <text:p/>
        </draw:polygon>
        <draw:polygon draw:style-name="gr29" draw:text-style-name="P7" draw:layer="layout" svg:width="0.026cm" svg:height="0.38cm" svg:x="34.284cm" svg:y="7.285cm" svg:viewBox="0 0 27 381" draw:points="0,381 27,381 27,0 0,0">
          <text:p/>
        </draw:polygon>
        <draw:polygon draw:style-name="gr29" draw:text-style-name="P7" draw:layer="layout" svg:width="0.026cm" svg:height="0.38cm" svg:x="34.31cm" svg:y="7.285cm" svg:viewBox="0 0 27 381" draw:points="0,381 27,381 27,0 0,0">
          <text:p/>
        </draw:polygon>
        <draw:polygon draw:style-name="gr29" draw:text-style-name="P7" draw:layer="layout" svg:width="0.026cm" svg:height="0.38cm" svg:x="34.336cm" svg:y="7.285cm" svg:viewBox="0 0 27 381" draw:points="0,381 27,381 27,0 0,0">
          <text:p/>
        </draw:polygon>
        <draw:polygon draw:style-name="gr31" draw:text-style-name="P9" draw:layer="layout" svg:width="0.026cm" svg:height="0.38cm" svg:x="34.415cm" svg:y="7.285cm" svg:viewBox="0 0 27 381" draw:points="0,381 27,381 27,0 0,0">
          <text:p/>
        </draw:polygon>
        <draw:polygon draw:style-name="gr30" draw:text-style-name="P8" draw:layer="layout" svg:width="0.026cm" svg:height="0.38cm" svg:x="34.441cm" svg:y="7.285cm" svg:viewBox="0 0 27 381" draw:points="0,381 27,381 27,0 0,0">
          <text:p/>
        </draw:polygon>
        <draw:polygon draw:style-name="gr29" draw:text-style-name="P7" draw:layer="layout" svg:width="0.026cm" svg:height="0.38cm" svg:x="34.468cm" svg:y="7.285cm" svg:viewBox="0 0 27 381" draw:points="0,381 27,381 27,0 0,0">
          <text:p/>
        </draw:polygon>
        <draw:polygon draw:style-name="gr30" draw:text-style-name="P8" draw:layer="layout" svg:width="0.026cm" svg:height="0.38cm" svg:x="34.494cm" svg:y="7.285cm" svg:viewBox="0 0 27 381" draw:points="0,381 27,381 27,0 0,0">
          <text:p/>
        </draw:polygon>
        <draw:polygon draw:style-name="gr32" draw:text-style-name="P10" draw:layer="layout" svg:width="0.026cm" svg:height="0.38cm" svg:x="34.52cm" svg:y="7.285cm" svg:viewBox="0 0 27 381" draw:points="0,381 27,381 27,0 0,0">
          <text:p/>
        </draw:polygon>
        <draw:polygon draw:style-name="gr32" draw:text-style-name="P10" draw:layer="layout" svg:width="0.026cm" svg:height="0.38cm" svg:x="34.546cm" svg:y="7.285cm" svg:viewBox="0 0 27 381" draw:points="0,381 27,381 27,0 0,0">
          <text:p/>
        </draw:polygon>
        <draw:polygon draw:style-name="gr32" draw:text-style-name="P10" draw:layer="layout" svg:width="0.026cm" svg:height="0.38cm" svg:x="34.573cm" svg:y="7.285cm" svg:viewBox="0 0 27 381" draw:points="0,381 27,381 27,0 0,0">
          <text:p/>
        </draw:polygon>
        <draw:polygon draw:style-name="gr31" draw:text-style-name="P9" draw:layer="layout" svg:width="0.026cm" svg:height="0.38cm" svg:x="34.599cm" svg:y="7.285cm" svg:viewBox="0 0 27 381" draw:points="0,381 27,381 27,0 0,0">
          <text:p/>
        </draw:polygon>
        <draw:polygon draw:style-name="gr29" draw:text-style-name="P7" draw:layer="layout" svg:width="0.027cm" svg:height="0.38cm" svg:x="34.625cm" svg:y="7.285cm" svg:viewBox="0 0 28 381" draw:points="0,381 28,381 28,0 0,0">
          <text:p/>
        </draw:polygon>
        <draw:polygon draw:style-name="gr29" draw:text-style-name="P7" draw:layer="layout" svg:width="0.026cm" svg:height="0.38cm" svg:x="34.652cm" svg:y="7.285cm" svg:viewBox="0 0 27 381" draw:points="0,381 27,381 27,0 0,0">
          <text:p/>
        </draw:polygon>
        <draw:polygon draw:style-name="gr29" draw:text-style-name="P7" draw:layer="layout" svg:width="0.026cm" svg:height="0.38cm" svg:x="20.123cm" svg:y="6.526cm" svg:viewBox="0 0 27 381" draw:points="0,381 27,381 27,0 0,0">
          <text:p/>
        </draw:polygon>
        <draw:polygon draw:style-name="gr30" draw:text-style-name="P8" draw:layer="layout" svg:width="0.026cm" svg:height="0.38cm" svg:x="20.15cm" svg:y="6.526cm" svg:viewBox="0 0 27 381" draw:points="0,381 27,381 27,0 0,0">
          <text:p/>
        </draw:polygon>
        <draw:polygon draw:style-name="gr31" draw:text-style-name="P9" draw:layer="layout" svg:width="0.026cm" svg:height="0.38cm" svg:x="20.176cm" svg:y="6.526cm" svg:viewBox="0 0 27 381" draw:points="0,381 27,381 27,0 0,0">
          <text:p/>
        </draw:polygon>
        <draw:polygon draw:style-name="gr32" draw:text-style-name="P10" draw:layer="layout" svg:width="0.026cm" svg:height="0.38cm" svg:x="20.202cm" svg:y="6.526cm" svg:viewBox="0 0 27 381" draw:points="0,381 27,381 27,0 0,0">
          <text:p/>
        </draw:polygon>
        <draw:polygon draw:style-name="gr31" draw:text-style-name="P9" draw:layer="layout" svg:width="0.026cm" svg:height="0.38cm" svg:x="20.228cm" svg:y="6.526cm" svg:viewBox="0 0 27 381" draw:points="0,381 27,381 27,0 0,0">
          <text:p/>
        </draw:polygon>
        <draw:polygon draw:style-name="gr32" draw:text-style-name="P10" draw:layer="layout" svg:width="0.026cm" svg:height="0.38cm" svg:x="20.256cm" svg:y="6.526cm" svg:viewBox="0 0 27 381" draw:points="0,381 27,381 27,0 0,0">
          <text:p/>
        </draw:polygon>
        <draw:polygon draw:style-name="gr32" draw:text-style-name="P10" draw:layer="layout" svg:width="0.026cm" svg:height="0.38cm" svg:x="20.281cm" svg:y="6.526cm" svg:viewBox="0 0 27 381" draw:points="0,381 27,381 27,0 0,0">
          <text:p/>
        </draw:polygon>
        <draw:polygon draw:style-name="gr30" draw:text-style-name="P8" draw:layer="layout" svg:width="0.026cm" svg:height="0.38cm" svg:x="20.307cm" svg:y="6.526cm" svg:viewBox="0 0 27 381" draw:points="0,381 27,381 27,0 0,0">
          <text:p/>
        </draw:polygon>
        <draw:polygon draw:style-name="gr32" draw:text-style-name="P10" draw:layer="layout" svg:width="0.026cm" svg:height="0.38cm" svg:x="20.333cm" svg:y="6.526cm" svg:viewBox="0 0 27 381" draw:points="0,381 27,381 27,0 0,0">
          <text:p/>
        </draw:polygon>
        <draw:polygon draw:style-name="gr32" draw:text-style-name="P10" draw:layer="layout" svg:width="0.027cm" svg:height="0.38cm" svg:x="20.359cm" svg:y="6.526cm" svg:viewBox="0 0 28 381" draw:points="0,381 28,381 28,0 0,0">
          <text:p/>
        </draw:polygon>
        <draw:polygon draw:style-name="gr30" draw:text-style-name="P8" draw:layer="layout" svg:width="0.026cm" svg:height="0.38cm" svg:x="20.386cm" svg:y="6.526cm" svg:viewBox="0 0 27 381" draw:points="0,381 27,381 27,0 0,0">
          <text:p/>
        </draw:polygon>
        <draw:polygon draw:style-name="gr29" draw:text-style-name="P7" draw:layer="layout" svg:width="0.026cm" svg:height="0.38cm" svg:x="20.412cm" svg:y="6.526cm" svg:viewBox="0 0 27 381" draw:points="0,381 27,381 27,0 0,0">
          <text:p/>
        </draw:polygon>
        <draw:polygon draw:style-name="gr31" draw:text-style-name="P9" draw:layer="layout" svg:width="0.027cm" svg:height="0.38cm" svg:x="20.438cm" svg:y="6.526cm" svg:viewBox="0 0 28 381" draw:points="0,381 28,381 28,0 0,0">
          <text:p/>
        </draw:polygon>
        <draw:polygon draw:style-name="gr31" draw:text-style-name="P9" draw:layer="layout" svg:width="0.026cm" svg:height="0.38cm" svg:x="20.465cm" svg:y="6.526cm" svg:viewBox="0 0 27 381" draw:points="0,381 27,381 27,0 0,0">
          <text:p/>
        </draw:polygon>
        <draw:polygon draw:style-name="gr30" draw:text-style-name="P8" draw:layer="layout" svg:width="0.026cm" svg:height="0.38cm" svg:x="20.491cm" svg:y="6.526cm" svg:viewBox="0 0 27 381" draw:points="0,381 27,381 27,0 0,0">
          <text:p/>
        </draw:polygon>
        <draw:polygon draw:style-name="gr30" draw:text-style-name="P8" draw:layer="layout" svg:width="0.026cm" svg:height="0.38cm" svg:x="20.517cm" svg:y="6.526cm" svg:viewBox="0 0 27 381" draw:points="0,381 27,381 27,0 0,0">
          <text:p/>
        </draw:polygon>
        <draw:polygon draw:style-name="gr31" draw:text-style-name="P9" draw:layer="layout" svg:width="0.026cm" svg:height="0.38cm" svg:x="20.544cm" svg:y="6.526cm" svg:viewBox="0 0 27 381" draw:points="0,381 27,381 27,0 0,0">
          <text:p/>
        </draw:polygon>
        <draw:polygon draw:style-name="gr32" draw:text-style-name="P10" draw:layer="layout" svg:width="0.026cm" svg:height="0.38cm" svg:x="20.596cm" svg:y="6.526cm" svg:viewBox="0 0 27 381" draw:points="0,381 27,381 27,0 0,0">
          <text:p/>
        </draw:polygon>
        <draw:polygon draw:style-name="gr30" draw:text-style-name="P8" draw:layer="layout" svg:width="0.026cm" svg:height="0.38cm" svg:x="20.622cm" svg:y="6.526cm" svg:viewBox="0 0 27 381" draw:points="0,381 27,381 27,0 0,0">
          <text:p/>
        </draw:polygon>
        <draw:polygon draw:style-name="gr31" draw:text-style-name="P9" draw:layer="layout" svg:width="0.026cm" svg:height="0.38cm" svg:x="20.649cm" svg:y="6.526cm" svg:viewBox="0 0 27 381" draw:points="0,381 27,381 27,0 0,0">
          <text:p/>
        </draw:polygon>
        <draw:polygon draw:style-name="gr31" draw:text-style-name="P9" draw:layer="layout" svg:width="0.026cm" svg:height="0.38cm" svg:x="20.676cm" svg:y="6.526cm" svg:viewBox="0 0 27 381" draw:points="0,381 27,381 27,0 0,0">
          <text:p/>
        </draw:polygon>
        <draw:polygon draw:style-name="gr31" draw:text-style-name="P9" draw:layer="layout" svg:width="0.026cm" svg:height="0.38cm" svg:x="20.701cm" svg:y="6.526cm" svg:viewBox="0 0 27 381" draw:points="0,381 27,381 27,0 0,0">
          <text:p/>
        </draw:polygon>
        <draw:polygon draw:style-name="gr30" draw:text-style-name="P8" draw:layer="layout" svg:width="0.026cm" svg:height="0.38cm" svg:x="20.727cm" svg:y="6.526cm" svg:viewBox="0 0 27 381" draw:points="0,381 27,381 27,0 0,0">
          <text:p/>
        </draw:polygon>
        <draw:polygon draw:style-name="gr30" draw:text-style-name="P8" draw:layer="layout" svg:width="0.026cm" svg:height="0.38cm" svg:x="20.754cm" svg:y="6.526cm" svg:viewBox="0 0 27 381" draw:points="0,381 27,381 27,0 0,0">
          <text:p/>
        </draw:polygon>
        <draw:polygon draw:style-name="gr31" draw:text-style-name="P9" draw:layer="layout" svg:width="0.026cm" svg:height="0.38cm" svg:x="20.78cm" svg:y="6.526cm" svg:viewBox="0 0 27 381" draw:points="0,381 27,381 27,0 0,0">
          <text:p/>
        </draw:polygon>
        <draw:polygon draw:style-name="gr31" draw:text-style-name="P9" draw:layer="layout" svg:width="0.027cm" svg:height="0.38cm" svg:x="20.806cm" svg:y="6.526cm" svg:viewBox="0 0 28 381" draw:points="0,381 28,381 28,0 0,0">
          <text:p/>
        </draw:polygon>
        <draw:polygon draw:style-name="gr30" draw:text-style-name="P8" draw:layer="layout" svg:width="0.026cm" svg:height="0.38cm" svg:x="20.833cm" svg:y="6.526cm" svg:viewBox="0 0 27 381" draw:points="0,381 27,381 27,0 0,0">
          <text:p/>
        </draw:polygon>
        <draw:polygon draw:style-name="gr30" draw:text-style-name="P8" draw:layer="layout" svg:width="0.026cm" svg:height="0.38cm" svg:x="20.859cm" svg:y="6.526cm" svg:viewBox="0 0 27 381" draw:points="0,381 27,381 27,0 0,0">
          <text:p/>
        </draw:polygon>
        <draw:polygon draw:style-name="gr30" draw:text-style-name="P8" draw:layer="layout" svg:width="0.026cm" svg:height="0.38cm" svg:x="20.885cm" svg:y="6.526cm" svg:viewBox="0 0 27 381" draw:points="0,381 27,381 27,0 0,0">
          <text:p/>
        </draw:polygon>
        <draw:polygon draw:style-name="gr32" draw:text-style-name="P10" draw:layer="layout" svg:width="0.026cm" svg:height="0.38cm" svg:x="20.911cm" svg:y="6.526cm" svg:viewBox="0 0 27 381" draw:points="0,381 27,381 27,0 0,0">
          <text:p/>
        </draw:polygon>
        <draw:polygon draw:style-name="gr31" draw:text-style-name="P9" draw:layer="layout" svg:width="0.026cm" svg:height="0.38cm" svg:x="20.938cm" svg:y="6.526cm" svg:viewBox="0 0 27 381" draw:points="0,381 27,381 27,0 0,0">
          <text:p/>
        </draw:polygon>
        <draw:polygon draw:style-name="gr30" draw:text-style-name="P8" draw:layer="layout" svg:width="0.026cm" svg:height="0.38cm" svg:x="20.964cm" svg:y="6.526cm" svg:viewBox="0 0 27 381" draw:points="0,381 27,381 27,0 0,0">
          <text:p/>
        </draw:polygon>
        <draw:polygon draw:style-name="gr29" draw:text-style-name="P7" draw:layer="layout" svg:width="0.026cm" svg:height="0.38cm" svg:x="20.99cm" svg:y="6.526cm" svg:viewBox="0 0 27 381" draw:points="0,381 27,381 27,0 0,0">
          <text:p/>
        </draw:polygon>
        <draw:polygon draw:style-name="gr30" draw:text-style-name="P8" draw:layer="layout" svg:width="0.026cm" svg:height="0.38cm" svg:x="21.016cm" svg:y="6.526cm" svg:viewBox="0 0 27 381" draw:points="0,381 27,381 27,0 0,0">
          <text:p/>
        </draw:polygon>
        <draw:polygon draw:style-name="gr30" draw:text-style-name="P8" draw:layer="layout" svg:width="0.026cm" svg:height="0.38cm" svg:x="21.043cm" svg:y="6.526cm" svg:viewBox="0 0 27 381" draw:points="0,381 27,381 27,0 0,0">
          <text:p/>
        </draw:polygon>
        <draw:polygon draw:style-name="gr31" draw:text-style-name="P9" draw:layer="layout" svg:width="0.026cm" svg:height="0.38cm" svg:x="21.069cm" svg:y="6.526cm" svg:viewBox="0 0 27 381" draw:points="0,381 27,381 27,0 0,0">
          <text:p/>
        </draw:polygon>
        <draw:polygon draw:style-name="gr31" draw:text-style-name="P9" draw:layer="layout" svg:width="0.026cm" svg:height="0.38cm" svg:x="21.096cm" svg:y="6.526cm" svg:viewBox="0 0 27 381" draw:points="0,381 27,381 27,0 0,0">
          <text:p/>
        </draw:polygon>
        <draw:polygon draw:style-name="gr30" draw:text-style-name="P8" draw:layer="layout" svg:width="0.027cm" svg:height="0.38cm" svg:x="21.121cm" svg:y="6.526cm" svg:viewBox="0 0 28 381" draw:points="0,381 28,381 28,0 0,0">
          <text:p/>
        </draw:polygon>
        <draw:polygon draw:style-name="gr31" draw:text-style-name="P9" draw:layer="layout" svg:width="0.026cm" svg:height="0.38cm" svg:x="21.148cm" svg:y="6.526cm" svg:viewBox="0 0 27 381" draw:points="0,381 27,381 27,0 0,0">
          <text:p/>
        </draw:polygon>
        <draw:polygon draw:style-name="gr31" draw:text-style-name="P9" draw:layer="layout" svg:width="0.026cm" svg:height="0.38cm" svg:x="21.174cm" svg:y="6.526cm" svg:viewBox="0 0 27 381" draw:points="0,381 27,381 27,0 0,0">
          <text:p/>
        </draw:polygon>
        <draw:polygon draw:style-name="gr29" draw:text-style-name="P7" draw:layer="layout" svg:width="0.027cm" svg:height="0.38cm" svg:x="21.2cm" svg:y="6.526cm" svg:viewBox="0 0 28 381" draw:points="0,381 28,381 28,0 0,0">
          <text:p/>
        </draw:polygon>
        <draw:polygon draw:style-name="gr31" draw:text-style-name="P9" draw:layer="layout" svg:width="0.026cm" svg:height="0.38cm" svg:x="21.227cm" svg:y="6.526cm" svg:viewBox="0 0 27 381" draw:points="0,381 27,381 27,0 0,0">
          <text:p/>
        </draw:polygon>
        <draw:polygon draw:style-name="gr29" draw:text-style-name="P7" draw:layer="layout" svg:width="0.026cm" svg:height="0.38cm" svg:x="21.253cm" svg:y="6.526cm" svg:viewBox="0 0 27 381" draw:points="0,381 27,381 27,0 0,0">
          <text:p/>
        </draw:polygon>
        <draw:polygon draw:style-name="gr30" draw:text-style-name="P8" draw:layer="layout" svg:width="0.026cm" svg:height="0.38cm" svg:x="21.279cm" svg:y="6.526cm" svg:viewBox="0 0 27 381" draw:points="0,381 27,381 27,0 0,0">
          <text:p/>
        </draw:polygon>
        <draw:polygon draw:style-name="gr31" draw:text-style-name="P9" draw:layer="layout" svg:width="0.026cm" svg:height="0.38cm" svg:x="21.305cm" svg:y="6.526cm" svg:viewBox="0 0 27 381" draw:points="0,381 27,381 27,0 0,0">
          <text:p/>
        </draw:polygon>
        <draw:polygon draw:style-name="gr30" draw:text-style-name="P8" draw:layer="layout" svg:width="0.026cm" svg:height="0.38cm" svg:x="21.332cm" svg:y="6.526cm" svg:viewBox="0 0 27 381" draw:points="0,381 27,381 27,0 0,0">
          <text:p/>
        </draw:polygon>
        <draw:polygon draw:style-name="gr30" draw:text-style-name="P8" draw:layer="layout" svg:width="0.026cm" svg:height="0.38cm" svg:x="21.358cm" svg:y="6.526cm" svg:viewBox="0 0 27 381" draw:points="0,381 27,381 27,0 0,0">
          <text:p/>
        </draw:polygon>
        <draw:polygon draw:style-name="gr31" draw:text-style-name="P9" draw:layer="layout" svg:width="0.026cm" svg:height="0.38cm" svg:x="21.384cm" svg:y="6.526cm" svg:viewBox="0 0 27 381" draw:points="0,381 27,381 27,0 0,0">
          <text:p/>
        </draw:polygon>
        <draw:polygon draw:style-name="gr32" draw:text-style-name="P10" draw:layer="layout" svg:width="0.026cm" svg:height="0.38cm" svg:x="21.41cm" svg:y="6.526cm" svg:viewBox="0 0 27 381" draw:points="0,381 27,381 27,0 0,0">
          <text:p/>
        </draw:polygon>
        <draw:polygon draw:style-name="gr31" draw:text-style-name="P9" draw:layer="layout" svg:width="0.026cm" svg:height="0.38cm" svg:x="21.437cm" svg:y="6.526cm" svg:viewBox="0 0 27 381" draw:points="0,381 27,381 27,0 0,0">
          <text:p/>
        </draw:polygon>
        <draw:polygon draw:style-name="gr30" draw:text-style-name="P8" draw:layer="layout" svg:width="0.026cm" svg:height="0.38cm" svg:x="21.463cm" svg:y="6.526cm" svg:viewBox="0 0 27 381" draw:points="0,381 27,381 27,0 0,0">
          <text:p/>
        </draw:polygon>
        <draw:polygon draw:style-name="gr32" draw:text-style-name="P10" draw:layer="layout" svg:width="0.026cm" svg:height="0.38cm" svg:x="21.489cm" svg:y="6.526cm" svg:viewBox="0 0 27 381" draw:points="0,381 27,381 27,0 0,0">
          <text:p/>
        </draw:polygon>
        <draw:polygon draw:style-name="gr31" draw:text-style-name="P9" draw:layer="layout" svg:width="0.027cm" svg:height="0.38cm" svg:x="21.516cm" svg:y="6.526cm" svg:viewBox="0 0 28 381" draw:points="0,381 28,381 28,0 0,0">
          <text:p/>
        </draw:polygon>
        <draw:polygon draw:style-name="gr30" draw:text-style-name="P8" draw:layer="layout" svg:width="0.026cm" svg:height="0.38cm" svg:x="21.543cm" svg:y="6.526cm" svg:viewBox="0 0 27 381" draw:points="0,381 27,381 27,0 0,0">
          <text:p/>
        </draw:polygon>
        <draw:polygon draw:style-name="gr31" draw:text-style-name="P9" draw:layer="layout" svg:width="0.026cm" svg:height="0.38cm" svg:x="21.568cm" svg:y="6.526cm" svg:viewBox="0 0 27 381" draw:points="0,381 27,381 27,0 0,0">
          <text:p/>
        </draw:polygon>
        <draw:polygon draw:style-name="gr31" draw:text-style-name="P9" draw:layer="layout" svg:width="0.026cm" svg:height="0.38cm" svg:x="21.595cm" svg:y="6.526cm" svg:viewBox="0 0 27 381" draw:points="0,381 27,381 27,0 0,0">
          <text:p/>
        </draw:polygon>
        <draw:polygon draw:style-name="gr31" draw:text-style-name="P9" draw:layer="layout" svg:width="0.026cm" svg:height="0.38cm" svg:x="21.621cm" svg:y="6.526cm" svg:viewBox="0 0 27 381" draw:points="0,381 27,381 27,0 0,0">
          <text:p/>
        </draw:polygon>
        <draw:polygon draw:style-name="gr30" draw:text-style-name="P8" draw:layer="layout" svg:width="0.026cm" svg:height="0.38cm" svg:x="21.647cm" svg:y="6.526cm" svg:viewBox="0 0 27 381" draw:points="0,381 27,381 27,0 0,0">
          <text:p/>
        </draw:polygon>
        <draw:polygon draw:style-name="gr32" draw:text-style-name="P10" draw:layer="layout" svg:width="0.026cm" svg:height="0.38cm" svg:x="21.673cm" svg:y="6.526cm" svg:viewBox="0 0 27 381" draw:points="0,381 27,381 27,0 0,0">
          <text:p/>
        </draw:polygon>
        <draw:polygon draw:style-name="gr30" draw:text-style-name="P8" draw:layer="layout" svg:width="0.026cm" svg:height="0.38cm" svg:x="21.7cm" svg:y="6.526cm" svg:viewBox="0 0 27 381" draw:points="0,381 27,381 27,0 0,0">
          <text:p/>
        </draw:polygon>
        <draw:polygon draw:style-name="gr30" draw:text-style-name="P8" draw:layer="layout" svg:width="0.026cm" svg:height="0.38cm" svg:x="21.726cm" svg:y="6.526cm" svg:viewBox="0 0 27 381" draw:points="0,381 27,381 27,0 0,0">
          <text:p/>
        </draw:polygon>
        <draw:polygon draw:style-name="gr30" draw:text-style-name="P8" draw:layer="layout" svg:width="0.026cm" svg:height="0.38cm" svg:x="21.752cm" svg:y="6.526cm" svg:viewBox="0 0 27 381" draw:points="0,381 27,381 27,0 0,0">
          <text:p/>
        </draw:polygon>
        <draw:polygon draw:style-name="gr31" draw:text-style-name="P9" draw:layer="layout" svg:width="0.027cm" svg:height="0.38cm" svg:x="21.804cm" svg:y="6.526cm" svg:viewBox="0 0 28 381" draw:points="0,381 28,381 28,0 0,0">
          <text:p/>
        </draw:polygon>
        <draw:polygon draw:style-name="gr29" draw:text-style-name="P7" draw:layer="layout" svg:width="0.026cm" svg:height="0.38cm" svg:x="21.831cm" svg:y="6.526cm" svg:viewBox="0 0 27 381" draw:points="0,381 27,381 27,0 0,0">
          <text:p/>
        </draw:polygon>
        <draw:polygon draw:style-name="gr30" draw:text-style-name="P8" draw:layer="layout" svg:width="0.026cm" svg:height="0.38cm" svg:x="21.857cm" svg:y="6.526cm" svg:viewBox="0 0 27 381" draw:points="0,381 27,381 27,0 0,0">
          <text:p/>
        </draw:polygon>
        <draw:polygon draw:style-name="gr31" draw:text-style-name="P9" draw:layer="layout" svg:width="0.027cm" svg:height="0.38cm" svg:x="21.883cm" svg:y="6.526cm" svg:viewBox="0 0 28 381" draw:points="0,381 28,381 28,0 0,0">
          <text:p/>
        </draw:polygon>
        <draw:polygon draw:style-name="gr30" draw:text-style-name="P8" draw:layer="layout" svg:width="0.026cm" svg:height="0.38cm" svg:x="21.91cm" svg:y="6.526cm" svg:viewBox="0 0 27 381" draw:points="0,381 27,381 27,0 0,0">
          <text:p/>
        </draw:polygon>
        <draw:polygon draw:style-name="gr31" draw:text-style-name="P9" draw:layer="layout" svg:width="0.026cm" svg:height="0.38cm" svg:x="21.936cm" svg:y="6.526cm" svg:viewBox="0 0 27 381" draw:points="0,381 27,381 27,0 0,0">
          <text:p/>
        </draw:polygon>
        <draw:polygon draw:style-name="gr30" draw:text-style-name="P8" draw:layer="layout" svg:width="0.026cm" svg:height="0.38cm" svg:x="21.963cm" svg:y="6.526cm" svg:viewBox="0 0 27 381" draw:points="0,381 27,381 27,0 0,0">
          <text:p/>
        </draw:polygon>
        <draw:polygon draw:style-name="gr30" draw:text-style-name="P8" draw:layer="layout" svg:width="0.026cm" svg:height="0.38cm" svg:x="21.989cm" svg:y="6.526cm" svg:viewBox="0 0 27 381" draw:points="0,381 27,381 27,0 0,0">
          <text:p/>
        </draw:polygon>
        <draw:polygon draw:style-name="gr32" draw:text-style-name="P10" draw:layer="layout" svg:width="0.026cm" svg:height="0.38cm" svg:x="22.015cm" svg:y="6.526cm" svg:viewBox="0 0 27 381" draw:points="0,381 27,381 27,0 0,0">
          <text:p/>
        </draw:polygon>
        <draw:polygon draw:style-name="gr32" draw:text-style-name="P10" draw:layer="layout" svg:width="0.026cm" svg:height="0.38cm" svg:x="22.041cm" svg:y="6.526cm" svg:viewBox="0 0 27 381" draw:points="0,381 27,381 27,0 0,0">
          <text:p/>
        </draw:polygon>
        <draw:polygon draw:style-name="gr30" draw:text-style-name="P8" draw:layer="layout" svg:width="0.026cm" svg:height="0.38cm" svg:x="22.067cm" svg:y="6.526cm" svg:viewBox="0 0 27 381" draw:points="0,381 27,381 27,0 0,0">
          <text:p/>
        </draw:polygon>
        <draw:polygon draw:style-name="gr30" draw:text-style-name="P8" draw:layer="layout" svg:width="0.026cm" svg:height="0.38cm" svg:x="22.094cm" svg:y="6.526cm" svg:viewBox="0 0 27 381" draw:points="0,381 27,381 27,0 0,0">
          <text:p/>
        </draw:polygon>
        <draw:polygon draw:style-name="gr29" draw:text-style-name="P7" draw:layer="layout" svg:width="0.026cm" svg:height="0.38cm" svg:x="22.12cm" svg:y="6.526cm" svg:viewBox="0 0 27 381" draw:points="0,381 27,381 27,0 0,0">
          <text:p/>
        </draw:polygon>
        <draw:polygon draw:style-name="gr30" draw:text-style-name="P8" draw:layer="layout" svg:width="0.026cm" svg:height="0.38cm" svg:x="22.146cm" svg:y="6.526cm" svg:viewBox="0 0 27 381" draw:points="0,381 27,381 27,0 0,0">
          <text:p/>
        </draw:polygon>
        <draw:polygon draw:style-name="gr29" draw:text-style-name="P7" draw:layer="layout" svg:width="0.026cm" svg:height="0.38cm" svg:x="22.172cm" svg:y="6.526cm" svg:viewBox="0 0 27 381" draw:points="0,381 27,381 27,0 0,0">
          <text:p/>
        </draw:polygon>
        <draw:polygon draw:style-name="gr30" draw:text-style-name="P8" draw:layer="layout" svg:width="0.026cm" svg:height="0.38cm" svg:x="22.199cm" svg:y="6.526cm" svg:viewBox="0 0 27 381" draw:points="0,381 27,381 27,0 0,0">
          <text:p/>
        </draw:polygon>
        <draw:polygon draw:style-name="gr30" draw:text-style-name="P8" draw:layer="layout" svg:width="0.026cm" svg:height="0.38cm" svg:x="22.225cm" svg:y="6.526cm" svg:viewBox="0 0 27 381" draw:points="0,381 27,381 27,0 0,0">
          <text:p/>
        </draw:polygon>
        <draw:polygon draw:style-name="gr29" draw:text-style-name="P7" draw:layer="layout" svg:width="0.026cm" svg:height="0.38cm" svg:x="22.251cm" svg:y="6.526cm" svg:viewBox="0 0 27 381" draw:points="0,381 27,381 27,0 0,0">
          <text:p/>
        </draw:polygon>
        <draw:polygon draw:style-name="gr29" draw:text-style-name="P7" draw:layer="layout" svg:width="0.027cm" svg:height="0.38cm" svg:x="22.277cm" svg:y="6.526cm" svg:viewBox="0 0 28 381" draw:points="0,381 28,381 28,0 0,0">
          <text:p/>
        </draw:polygon>
        <draw:polygon draw:style-name="gr29" draw:text-style-name="P7" draw:layer="layout" svg:width="0.026cm" svg:height="0.38cm" svg:x="22.304cm" svg:y="6.526cm" svg:viewBox="0 0 27 381" draw:points="0,381 27,381 27,0 0,0">
          <text:p/>
        </draw:polygon>
        <draw:polygon draw:style-name="gr30" draw:text-style-name="P8" draw:layer="layout" svg:width="0.026cm" svg:height="0.38cm" svg:x="22.33cm" svg:y="6.526cm" svg:viewBox="0 0 27 381" draw:points="0,381 27,381 27,0 0,0">
          <text:p/>
        </draw:polygon>
        <draw:polygon draw:style-name="gr30" draw:text-style-name="P8" draw:layer="layout" svg:width="0.026cm" svg:height="0.38cm" svg:x="22.356cm" svg:y="6.526cm" svg:viewBox="0 0 27 381" draw:points="0,381 27,381 27,0 0,0">
          <text:p/>
        </draw:polygon>
        <draw:polygon draw:style-name="gr30" draw:text-style-name="P8" draw:layer="layout" svg:width="0.026cm" svg:height="0.38cm" svg:x="22.383cm" svg:y="6.526cm" svg:viewBox="0 0 27 381" draw:points="0,381 27,381 27,0 0,0">
          <text:p/>
        </draw:polygon>
        <draw:polygon draw:style-name="gr30" draw:text-style-name="P8" draw:layer="layout" svg:width="0.026cm" svg:height="0.38cm" svg:x="22.409cm" svg:y="6.526cm" svg:viewBox="0 0 27 381" draw:points="0,381 27,381 27,0 0,0">
          <text:p/>
        </draw:polygon>
        <draw:polygon draw:style-name="gr32" draw:text-style-name="P10" draw:layer="layout" svg:width="0.026cm" svg:height="0.38cm" svg:x="22.435cm" svg:y="6.526cm" svg:viewBox="0 0 27 381" draw:points="0,381 27,381 27,0 0,0">
          <text:p/>
        </draw:polygon>
        <draw:polygon draw:style-name="gr31" draw:text-style-name="P9" draw:layer="layout" svg:width="0.026cm" svg:height="0.38cm" svg:x="22.461cm" svg:y="6.526cm" svg:viewBox="0 0 27 381" draw:points="0,381 27,381 27,0 0,0">
          <text:p/>
        </draw:polygon>
        <draw:polygon draw:style-name="gr32" draw:text-style-name="P10" draw:layer="layout" svg:width="0.026cm" svg:height="0.38cm" svg:x="22.488cm" svg:y="6.526cm" svg:viewBox="0 0 27 381" draw:points="0,381 27,381 27,0 0,0">
          <text:p/>
        </draw:polygon>
        <draw:polygon draw:style-name="gr31" draw:text-style-name="P9" draw:layer="layout" svg:width="0.026cm" svg:height="0.38cm" svg:x="22.514cm" svg:y="6.526cm" svg:viewBox="0 0 27 381" draw:points="0,381 27,381 27,0 0,0">
          <text:p/>
        </draw:polygon>
        <draw:polygon draw:style-name="gr29" draw:text-style-name="P7" draw:layer="layout" svg:width="0.026cm" svg:height="0.38cm" svg:x="22.54cm" svg:y="6.526cm" svg:viewBox="0 0 27 381" draw:points="0,381 27,381 27,0 0,0">
          <text:p/>
        </draw:polygon>
        <draw:polygon draw:style-name="gr29" draw:text-style-name="P7" draw:layer="layout" svg:width="0.027cm" svg:height="0.38cm" svg:x="22.566cm" svg:y="6.526cm" svg:viewBox="0 0 28 381" draw:points="0,381 28,381 28,0 0,0">
          <text:p/>
        </draw:polygon>
        <draw:polygon draw:style-name="gr30" draw:text-style-name="P8" draw:layer="layout" svg:width="0.026cm" svg:height="0.38cm" svg:x="22.593cm" svg:y="6.526cm" svg:viewBox="0 0 27 381" draw:points="0,381 27,381 27,0 0,0">
          <text:p/>
        </draw:polygon>
        <draw:polygon draw:style-name="gr30" draw:text-style-name="P8" draw:layer="layout" svg:width="0.026cm" svg:height="0.38cm" svg:x="22.619cm" svg:y="6.526cm" svg:viewBox="0 0 27 381" draw:points="0,381 27,381 27,0 0,0">
          <text:p/>
        </draw:polygon>
        <draw:polygon draw:style-name="gr32" draw:text-style-name="P10" draw:layer="layout" svg:width="0.027cm" svg:height="0.38cm" svg:x="22.645cm" svg:y="6.526cm" svg:viewBox="0 0 28 381" draw:points="0,381 28,381 28,0 0,0">
          <text:p/>
        </draw:polygon>
        <draw:polygon draw:style-name="gr32" draw:text-style-name="P10" draw:layer="layout" svg:width="0.026cm" svg:height="0.38cm" svg:x="22.672cm" svg:y="6.526cm" svg:viewBox="0 0 27 381" draw:points="0,381 27,381 27,0 0,0">
          <text:p/>
        </draw:polygon>
        <draw:polygon draw:style-name="gr32" draw:text-style-name="P10" draw:layer="layout" svg:width="0.026cm" svg:height="0.38cm" svg:x="22.698cm" svg:y="6.526cm" svg:viewBox="0 0 27 381" draw:points="0,381 27,381 27,0 0,0">
          <text:p/>
        </draw:polygon>
        <draw:polygon draw:style-name="gr31" draw:text-style-name="P9" draw:layer="layout" svg:width="0.026cm" svg:height="0.38cm" svg:x="22.724cm" svg:y="6.526cm" svg:viewBox="0 0 27 381" draw:points="0,381 27,381 27,0 0,0">
          <text:p/>
        </draw:polygon>
        <draw:polygon draw:style-name="gr31" draw:text-style-name="P9" draw:layer="layout" svg:width="0.026cm" svg:height="0.38cm" svg:x="22.75cm" svg:y="6.526cm" svg:viewBox="0 0 27 381" draw:points="0,381 27,381 27,0 0,0">
          <text:p/>
        </draw:polygon>
        <draw:polygon draw:style-name="gr31" draw:text-style-name="P9" draw:layer="layout" svg:width="0.026cm" svg:height="0.38cm" svg:x="22.777cm" svg:y="6.526cm" svg:viewBox="0 0 27 381" draw:points="0,381 27,381 27,0 0,0">
          <text:p/>
        </draw:polygon>
        <draw:polygon draw:style-name="gr29" draw:text-style-name="P7" draw:layer="layout" svg:width="0.026cm" svg:height="0.38cm" svg:x="22.803cm" svg:y="6.526cm" svg:viewBox="0 0 27 381" draw:points="0,381 27,381 27,0 0,0">
          <text:p/>
        </draw:polygon>
        <draw:polygon draw:style-name="gr31" draw:text-style-name="P9" draw:layer="layout" svg:width="0.026cm" svg:height="0.38cm" svg:x="22.829cm" svg:y="6.526cm" svg:viewBox="0 0 27 381" draw:points="0,381 27,381 27,0 0,0">
          <text:p/>
        </draw:polygon>
        <draw:polygon draw:style-name="gr31" draw:text-style-name="P9" draw:layer="layout" svg:width="0.026cm" svg:height="0.38cm" svg:x="22.855cm" svg:y="6.526cm" svg:viewBox="0 0 27 381" draw:points="0,381 27,381 27,0 0,0">
          <text:p/>
        </draw:polygon>
        <draw:polygon draw:style-name="gr31" draw:text-style-name="P9" draw:layer="layout" svg:width="0.026cm" svg:height="0.38cm" svg:x="22.882cm" svg:y="6.526cm" svg:viewBox="0 0 27 381" draw:points="0,381 27,381 27,0 0,0">
          <text:p/>
        </draw:polygon>
        <draw:polygon draw:style-name="gr30" draw:text-style-name="P8" draw:layer="layout" svg:width="0.026cm" svg:height="0.38cm" svg:x="23.223cm" svg:y="6.526cm" svg:viewBox="0 0 27 381" draw:points="0,381 27,381 27,0 0,0">
          <text:p/>
        </draw:polygon>
        <draw:polygon draw:style-name="gr32" draw:text-style-name="P10" draw:layer="layout" svg:width="0.026cm" svg:height="0.38cm" svg:x="23.249cm" svg:y="6.526cm" svg:viewBox="0 0 27 381" draw:points="0,381 27,381 27,0 0,0">
          <text:p/>
        </draw:polygon>
        <draw:polygon draw:style-name="gr30" draw:text-style-name="P8" draw:layer="layout" svg:width="0.026cm" svg:height="0.38cm" svg:x="23.276cm" svg:y="6.526cm" svg:viewBox="0 0 27 381" draw:points="0,381 27,381 27,0 0,0">
          <text:p/>
        </draw:polygon>
        <draw:polygon draw:style-name="gr31" draw:text-style-name="P9" draw:layer="layout" svg:width="0.026cm" svg:height="0.38cm" svg:x="23.302cm" svg:y="6.526cm" svg:viewBox="0 0 27 381" draw:points="0,381 27,381 27,0 0,0">
          <text:p/>
        </draw:polygon>
        <draw:polygon draw:style-name="gr29" draw:text-style-name="P7" draw:layer="layout" svg:width="0.027cm" svg:height="0.38cm" svg:x="23.328cm" svg:y="6.526cm" svg:viewBox="0 0 28 381" draw:points="0,381 28,381 28,0 0,0">
          <text:p/>
        </draw:polygon>
        <draw:polygon draw:style-name="gr31" draw:text-style-name="P9" draw:layer="layout" svg:width="0.026cm" svg:height="0.38cm" svg:x="23.355cm" svg:y="6.526cm" svg:viewBox="0 0 27 381" draw:points="0,381 27,381 27,0 0,0">
          <text:p/>
        </draw:polygon>
        <draw:polygon draw:style-name="gr29" draw:text-style-name="P7" draw:layer="layout" svg:width="0.026cm" svg:height="0.38cm" svg:x="23.381cm" svg:y="6.526cm" svg:viewBox="0 0 27 381" draw:points="0,381 27,381 27,0 0,0">
          <text:p/>
        </draw:polygon>
        <draw:polygon draw:style-name="gr31" draw:text-style-name="P9" draw:layer="layout" svg:width="0.026cm" svg:height="0.38cm" svg:x="23.407cm" svg:y="6.526cm" svg:viewBox="0 0 27 381" draw:points="0,381 27,381 27,0 0,0">
          <text:p/>
        </draw:polygon>
        <draw:polygon draw:style-name="gr31" draw:text-style-name="P9" draw:layer="layout" svg:width="0.026cm" svg:height="0.38cm" svg:x="23.434cm" svg:y="6.526cm" svg:viewBox="0 0 27 381" draw:points="0,381 27,381 27,0 0,0">
          <text:p/>
        </draw:polygon>
        <draw:polygon draw:style-name="gr31" draw:text-style-name="P9" draw:layer="layout" svg:width="0.026cm" svg:height="0.38cm" svg:x="23.46cm" svg:y="6.526cm" svg:viewBox="0 0 27 381" draw:points="0,381 27,381 27,0 0,0">
          <text:p/>
        </draw:polygon>
        <draw:polygon draw:style-name="gr30" draw:text-style-name="P8" draw:layer="layout" svg:width="0.026cm" svg:height="0.38cm" svg:x="23.486cm" svg:y="6.526cm" svg:viewBox="0 0 27 381" draw:points="0,381 27,381 27,0 0,0">
          <text:p/>
        </draw:polygon>
        <draw:polygon draw:style-name="gr30" draw:text-style-name="P8" draw:layer="layout" svg:width="0.026cm" svg:height="0.38cm" svg:x="23.512cm" svg:y="6.526cm" svg:viewBox="0 0 27 381" draw:points="0,381 27,381 27,0 0,0">
          <text:p/>
        </draw:polygon>
        <draw:polygon draw:style-name="gr31" draw:text-style-name="P9" draw:layer="layout" svg:width="0.026cm" svg:height="0.38cm" svg:x="23.539cm" svg:y="6.526cm" svg:viewBox="0 0 27 381" draw:points="0,381 27,381 27,0 0,0">
          <text:p/>
        </draw:polygon>
        <draw:polygon draw:style-name="gr32" draw:text-style-name="P10" draw:layer="layout" svg:width="0.026cm" svg:height="0.38cm" svg:x="23.565cm" svg:y="6.526cm" svg:viewBox="0 0 27 381" draw:points="0,381 27,381 27,0 0,0">
          <text:p/>
        </draw:polygon>
        <draw:polygon draw:style-name="gr30" draw:text-style-name="P8" draw:layer="layout" svg:width="0.026cm" svg:height="0.38cm" svg:x="23.591cm" svg:y="6.526cm" svg:viewBox="0 0 27 381" draw:points="0,381 27,381 27,0 0,0">
          <text:p/>
        </draw:polygon>
        <draw:polygon draw:style-name="gr30" draw:text-style-name="P8" draw:layer="layout" svg:width="0.026cm" svg:height="0.38cm" svg:x="23.617cm" svg:y="6.526cm" svg:viewBox="0 0 27 381" draw:points="0,381 27,381 27,0 0,0">
          <text:p/>
        </draw:polygon>
        <draw:polygon draw:style-name="gr30" draw:text-style-name="P8" draw:layer="layout" svg:width="0.027cm" svg:height="0.38cm" svg:x="23.644cm" svg:y="6.526cm" svg:viewBox="0 0 28 381" draw:points="0,381 28,381 28,0 0,0">
          <text:p/>
        </draw:polygon>
        <draw:polygon draw:style-name="gr30" draw:text-style-name="P8" draw:layer="layout" svg:width="0.026cm" svg:height="0.38cm" svg:x="23.671cm" svg:y="6.526cm" svg:viewBox="0 0 27 381" draw:points="0,381 27,381 27,0 0,0">
          <text:p/>
        </draw:polygon>
        <draw:polygon draw:style-name="gr32" draw:text-style-name="P10" draw:layer="layout" svg:width="0.026cm" svg:height="0.38cm" svg:x="23.696cm" svg:y="6.526cm" svg:viewBox="0 0 27 381" draw:points="0,381 27,381 27,0 0,0">
          <text:p/>
        </draw:polygon>
        <draw:polygon draw:style-name="gr32" draw:text-style-name="P10" draw:layer="layout" svg:width="0.027cm" svg:height="0.38cm" svg:x="23.722cm" svg:y="6.526cm" svg:viewBox="0 0 28 381" draw:points="0,381 28,381 28,0 0,0">
          <text:p/>
        </draw:polygon>
        <draw:polygon draw:style-name="gr32" draw:text-style-name="P10" draw:layer="layout" svg:width="0.026cm" svg:height="0.38cm" svg:x="23.749cm" svg:y="6.526cm" svg:viewBox="0 0 27 381" draw:points="0,381 27,381 27,0 0,0">
          <text:p/>
        </draw:polygon>
        <draw:polygon draw:style-name="gr29" draw:text-style-name="P7" draw:layer="layout" svg:width="0.026cm" svg:height="0.38cm" svg:x="23.775cm" svg:y="6.526cm" svg:viewBox="0 0 27 381" draw:points="0,381 27,381 27,0 0,0">
          <text:p/>
        </draw:polygon>
        <draw:polygon draw:style-name="gr30" draw:text-style-name="P8" draw:layer="layout" svg:width="0.026cm" svg:height="0.38cm" svg:x="23.801cm" svg:y="6.526cm" svg:viewBox="0 0 27 381" draw:points="0,381 27,381 27,0 0,0">
          <text:p/>
        </draw:polygon>
        <draw:polygon draw:style-name="gr29" draw:text-style-name="P7" draw:layer="layout" svg:width="0.026cm" svg:height="0.38cm" svg:x="23.828cm" svg:y="6.526cm" svg:viewBox="0 0 27 381" draw:points="0,381 27,381 27,0 0,0">
          <text:p/>
        </draw:polygon>
        <draw:polygon draw:style-name="gr29" draw:text-style-name="P7" draw:layer="layout" svg:width="0.026cm" svg:height="0.38cm" svg:x="23.854cm" svg:y="6.526cm" svg:viewBox="0 0 27 381" draw:points="0,381 27,381 27,0 0,0">
          <text:p/>
        </draw:polygon>
        <draw:polygon draw:style-name="gr29" draw:text-style-name="P7" draw:layer="layout" svg:width="0.026cm" svg:height="0.38cm" svg:x="23.88cm" svg:y="6.526cm" svg:viewBox="0 0 27 381" draw:points="0,381 27,381 27,0 0,0">
          <text:p/>
        </draw:polygon>
        <draw:polygon draw:style-name="gr30" draw:text-style-name="P8" draw:layer="layout" svg:width="0.026cm" svg:height="0.38cm" svg:x="23.906cm" svg:y="6.526cm" svg:viewBox="0 0 27 381" draw:points="0,381 27,381 27,0 0,0">
          <text:p/>
        </draw:polygon>
        <draw:polygon draw:style-name="gr32" draw:text-style-name="P10" draw:layer="layout" svg:width="0.026cm" svg:height="0.38cm" svg:x="23.933cm" svg:y="6.526cm" svg:viewBox="0 0 27 381" draw:points="0,381 27,381 27,0 0,0">
          <text:p/>
        </draw:polygon>
        <draw:polygon draw:style-name="gr30" draw:text-style-name="P8" draw:layer="layout" svg:width="0.026cm" svg:height="0.38cm" svg:x="23.959cm" svg:y="6.526cm" svg:viewBox="0 0 27 381" draw:points="0,381 27,381 27,0 0,0">
          <text:p/>
        </draw:polygon>
        <draw:polygon draw:style-name="gr32" draw:text-style-name="P10" draw:layer="layout" svg:width="0.026cm" svg:height="0.38cm" svg:x="23.985cm" svg:y="6.526cm" svg:viewBox="0 0 27 381" draw:points="0,381 27,381 27,0 0,0">
          <text:p/>
        </draw:polygon>
        <draw:polygon draw:style-name="gr32" draw:text-style-name="P10" draw:layer="layout" svg:width="0.026cm" svg:height="0.38cm" svg:x="24.011cm" svg:y="6.526cm" svg:viewBox="0 0 27 381" draw:points="0,381 27,381 27,0 0,0">
          <text:p/>
        </draw:polygon>
        <draw:polygon draw:style-name="gr30" draw:text-style-name="P8" draw:layer="layout" svg:width="0.026cm" svg:height="0.38cm" svg:x="24.038cm" svg:y="6.526cm" svg:viewBox="0 0 27 381" draw:points="0,381 27,381 27,0 0,0">
          <text:p/>
        </draw:polygon>
        <draw:polygon draw:style-name="gr31" draw:text-style-name="P9" draw:layer="layout" svg:width="0.026cm" svg:height="0.38cm" svg:x="24.064cm" svg:y="6.526cm" svg:viewBox="0 0 27 381" draw:points="0,381 27,381 27,0 0,0">
          <text:p/>
        </draw:polygon>
        <draw:polygon draw:style-name="gr32" draw:text-style-name="P10" draw:layer="layout" svg:width="0.026cm" svg:height="0.38cm" svg:x="24.091cm" svg:y="6.526cm" svg:viewBox="0 0 27 381" draw:points="0,381 27,381 27,0 0,0">
          <text:p/>
        </draw:polygon>
        <draw:polygon draw:style-name="gr31" draw:text-style-name="P9" draw:layer="layout" svg:width="0.026cm" svg:height="0.38cm" svg:x="24.117cm" svg:y="6.526cm" svg:viewBox="0 0 27 381" draw:points="0,381 27,381 27,0 0,0">
          <text:p/>
        </draw:polygon>
        <draw:polygon draw:style-name="gr32" draw:text-style-name="P10" draw:layer="layout" svg:width="0.026cm" svg:height="0.38cm" svg:x="24.143cm" svg:y="6.526cm" svg:viewBox="0 0 27 381" draw:points="0,381 27,381 27,0 0,0">
          <text:p/>
        </draw:polygon>
        <draw:polygon draw:style-name="gr30" draw:text-style-name="P8" draw:layer="layout" svg:width="0.026cm" svg:height="0.38cm" svg:x="24.195cm" svg:y="6.526cm" svg:viewBox="0 0 27 381" draw:points="0,381 27,381 27,0 0,0">
          <text:p/>
        </draw:polygon>
        <draw:polygon draw:style-name="gr32" draw:text-style-name="P10" draw:layer="layout" svg:width="0.026cm" svg:height="0.38cm" svg:x="24.222cm" svg:y="6.526cm" svg:viewBox="0 0 27 381" draw:points="0,381 27,381 27,0 0,0">
          <text:p/>
        </draw:polygon>
        <draw:polygon draw:style-name="gr32" draw:text-style-name="P10" draw:layer="layout" svg:width="0.026cm" svg:height="0.38cm" svg:x="24.248cm" svg:y="6.526cm" svg:viewBox="0 0 27 381" draw:points="0,381 27,381 27,0 0,0">
          <text:p/>
        </draw:polygon>
        <draw:polygon draw:style-name="gr32" draw:text-style-name="P10" draw:layer="layout" svg:width="0.026cm" svg:height="0.38cm" svg:x="24.274cm" svg:y="6.526cm" svg:viewBox="0 0 27 381" draw:points="0,381 27,381 27,0 0,0">
          <text:p/>
        </draw:polygon>
        <draw:polygon draw:style-name="gr29" draw:text-style-name="P7" draw:layer="layout" svg:width="0.026cm" svg:height="0.38cm" svg:x="24.3cm" svg:y="6.526cm" svg:viewBox="0 0 27 381" draw:points="0,381 27,381 27,0 0,0">
          <text:p/>
        </draw:polygon>
        <draw:polygon draw:style-name="gr31" draw:text-style-name="P9" draw:layer="layout" svg:width="0.026cm" svg:height="0.38cm" svg:x="24.327cm" svg:y="6.526cm" svg:viewBox="0 0 27 381" draw:points="0,381 27,381 27,0 0,0">
          <text:p/>
        </draw:polygon>
        <draw:polygon draw:style-name="gr29" draw:text-style-name="P7" draw:layer="layout" svg:width="0.026cm" svg:height="0.38cm" svg:x="24.353cm" svg:y="6.526cm" svg:viewBox="0 0 27 381" draw:points="0,381 27,381 27,0 0,0">
          <text:p/>
        </draw:polygon>
        <draw:polygon draw:style-name="gr29" draw:text-style-name="P7" draw:layer="layout" svg:width="0.026cm" svg:height="0.38cm" svg:x="24.379cm" svg:y="6.526cm" svg:viewBox="0 0 27 381" draw:points="0,381 27,381 27,0 0,0">
          <text:p/>
        </draw:polygon>
        <draw:polygon draw:style-name="gr32" draw:text-style-name="P10" draw:layer="layout" svg:width="0.027cm" svg:height="0.38cm" svg:x="24.405cm" svg:y="6.526cm" svg:viewBox="0 0 28 381" draw:points="0,381 28,381 28,0 0,0">
          <text:p/>
        </draw:polygon>
        <draw:polygon draw:style-name="gr31" draw:text-style-name="P9" draw:layer="layout" svg:width="0.026cm" svg:height="0.38cm" svg:x="24.432cm" svg:y="6.526cm" svg:viewBox="0 0 27 381" draw:points="0,381 27,381 27,0 0,0">
          <text:p/>
        </draw:polygon>
        <draw:polygon draw:style-name="gr29" draw:text-style-name="P7" draw:layer="layout" svg:width="0.026cm" svg:height="0.38cm" svg:x="24.458cm" svg:y="6.526cm" svg:viewBox="0 0 27 381" draw:points="0,381 27,381 27,0 0,0">
          <text:p/>
        </draw:polygon>
        <draw:polygon draw:style-name="gr29" draw:text-style-name="P7" draw:layer="layout" svg:width="0.027cm" svg:height="0.38cm" svg:x="24.484cm" svg:y="6.526cm" svg:viewBox="0 0 28 381" draw:points="0,381 28,381 28,0 0,0">
          <text:p/>
        </draw:polygon>
        <draw:polygon draw:style-name="gr30" draw:text-style-name="P8" draw:layer="layout" svg:width="0.026cm" svg:height="0.38cm" svg:x="24.511cm" svg:y="6.526cm" svg:viewBox="0 0 27 381" draw:points="0,381 27,381 27,0 0,0">
          <text:p/>
        </draw:polygon>
        <draw:polygon draw:style-name="gr31" draw:text-style-name="P9" draw:layer="layout" svg:width="0.026cm" svg:height="0.38cm" svg:x="24.537cm" svg:y="6.526cm" svg:viewBox="0 0 27 381" draw:points="0,381 27,381 27,0 0,0">
          <text:p/>
        </draw:polygon>
        <draw:polygon draw:style-name="gr30" draw:text-style-name="P8" draw:layer="layout" svg:width="0.026cm" svg:height="0.38cm" svg:x="24.563cm" svg:y="6.526cm" svg:viewBox="0 0 27 381" draw:points="0,381 27,381 27,0 0,0">
          <text:p/>
        </draw:polygon>
        <draw:polygon draw:style-name="gr31" draw:text-style-name="P9" draw:layer="layout" svg:width="0.026cm" svg:height="0.38cm" svg:x="24.589cm" svg:y="6.526cm" svg:viewBox="0 0 27 381" draw:points="0,381 27,381 27,0 0,0">
          <text:p/>
        </draw:polygon>
        <draw:polygon draw:style-name="gr31" draw:text-style-name="P9" draw:layer="layout" svg:width="0.026cm" svg:height="0.38cm" svg:x="24.616cm" svg:y="6.526cm" svg:viewBox="0 0 27 381" draw:points="0,381 27,381 27,0 0,0">
          <text:p/>
        </draw:polygon>
        <draw:polygon draw:style-name="gr29" draw:text-style-name="P7" draw:layer="layout" svg:width="0.026cm" svg:height="0.38cm" svg:x="24.642cm" svg:y="6.526cm" svg:viewBox="0 0 27 381" draw:points="0,381 27,381 27,0 0,0">
          <text:p/>
        </draw:polygon>
        <draw:polygon draw:style-name="gr30" draw:text-style-name="P8" draw:layer="layout" svg:width="0.026cm" svg:height="0.38cm" svg:x="24.668cm" svg:y="6.526cm" svg:viewBox="0 0 27 381" draw:points="0,381 27,381 27,0 0,0">
          <text:p/>
        </draw:polygon>
        <draw:polygon draw:style-name="gr32" draw:text-style-name="P10" draw:layer="layout" svg:width="0.026cm" svg:height="0.38cm" svg:x="24.694cm" svg:y="6.526cm" svg:viewBox="0 0 27 381" draw:points="0,381 27,381 27,0 0,0">
          <text:p/>
        </draw:polygon>
        <draw:polygon draw:style-name="gr30" draw:text-style-name="P8" draw:layer="layout" svg:width="0.026cm" svg:height="0.38cm" svg:x="24.721cm" svg:y="6.526cm" svg:viewBox="0 0 27 381" draw:points="0,381 27,381 27,0 0,0">
          <text:p/>
        </draw:polygon>
        <draw:polygon draw:style-name="gr32" draw:text-style-name="P10" draw:layer="layout" svg:width="0.026cm" svg:height="0.38cm" svg:x="24.747cm" svg:y="6.526cm" svg:viewBox="0 0 27 381" draw:points="0,381 27,381 27,0 0,0">
          <text:p/>
        </draw:polygon>
        <draw:polygon draw:style-name="gr31" draw:text-style-name="P9" draw:layer="layout" svg:width="0.026cm" svg:height="0.38cm" svg:x="24.773cm" svg:y="6.526cm" svg:viewBox="0 0 27 381" draw:points="0,381 27,381 27,0 0,0">
          <text:p/>
        </draw:polygon>
        <draw:polygon draw:style-name="gr32" draw:text-style-name="P10" draw:layer="layout" svg:width="0.027cm" svg:height="0.38cm" svg:x="24.799cm" svg:y="6.526cm" svg:viewBox="0 0 28 381" draw:points="0,381 28,381 28,0 0,0">
          <text:p/>
        </draw:polygon>
        <draw:polygon draw:style-name="gr31" draw:text-style-name="P9" draw:layer="layout" svg:width="0.026cm" svg:height="0.38cm" svg:x="24.826cm" svg:y="6.526cm" svg:viewBox="0 0 27 381" draw:points="0,381 27,381 27,0 0,0">
          <text:p/>
        </draw:polygon>
        <draw:polygon draw:style-name="gr30" draw:text-style-name="P8" draw:layer="layout" svg:width="0.026cm" svg:height="0.38cm" svg:x="24.852cm" svg:y="6.526cm" svg:viewBox="0 0 27 381" draw:points="0,381 27,381 27,0 0,0">
          <text:p/>
        </draw:polygon>
        <draw:polygon draw:style-name="gr30" draw:text-style-name="P8" draw:layer="layout" svg:width="0.026cm" svg:height="0.38cm" svg:x="24.879cm" svg:y="6.526cm" svg:viewBox="0 0 27 381" draw:points="0,381 27,381 27,0 0,0">
          <text:p/>
        </draw:polygon>
        <draw:polygon draw:style-name="gr31" draw:text-style-name="P9" draw:layer="layout" svg:width="0.026cm" svg:height="0.38cm" svg:x="24.905cm" svg:y="6.526cm" svg:viewBox="0 0 27 381" draw:points="0,381 27,381 27,0 0,0">
          <text:p/>
        </draw:polygon>
        <draw:polygon draw:style-name="gr30" draw:text-style-name="P8" draw:layer="layout" svg:width="0.026cm" svg:height="0.38cm" svg:x="24.931cm" svg:y="6.526cm" svg:viewBox="0 0 27 381" draw:points="0,381 27,381 27,0 0,0">
          <text:p/>
        </draw:polygon>
        <draw:polygon draw:style-name="gr30" draw:text-style-name="P8" draw:layer="layout" svg:width="0.026cm" svg:height="0.38cm" svg:x="24.957cm" svg:y="6.526cm" svg:viewBox="0 0 27 381" draw:points="0,381 27,381 27,0 0,0">
          <text:p/>
        </draw:polygon>
        <draw:polygon draw:style-name="gr32" draw:text-style-name="P10" draw:layer="layout" svg:width="0.026cm" svg:height="0.38cm" svg:x="24.983cm" svg:y="6.526cm" svg:viewBox="0 0 27 381" draw:points="0,381 27,381 27,0 0,0">
          <text:p/>
        </draw:polygon>
        <draw:polygon draw:style-name="gr29" draw:text-style-name="P7" draw:layer="layout" svg:width="0.026cm" svg:height="0.38cm" svg:x="25.01cm" svg:y="6.526cm" svg:viewBox="0 0 27 381" draw:points="0,381 27,381 27,0 0,0">
          <text:p/>
        </draw:polygon>
        <draw:polygon draw:style-name="gr29" draw:text-style-name="P7" draw:layer="layout" svg:width="0.026cm" svg:height="0.38cm" svg:x="25.036cm" svg:y="6.526cm" svg:viewBox="0 0 27 381" draw:points="0,381 27,381 27,0 0,0">
          <text:p/>
        </draw:polygon>
        <draw:polygon draw:style-name="gr29" draw:text-style-name="P7" draw:layer="layout" svg:width="0.026cm" svg:height="0.38cm" svg:x="25.062cm" svg:y="6.526cm" svg:viewBox="0 0 27 381" draw:points="0,381 27,381 27,0 0,0">
          <text:p/>
        </draw:polygon>
        <draw:polygon draw:style-name="gr30" draw:text-style-name="P8" draw:layer="layout" svg:width="0.027cm" svg:height="0.38cm" svg:x="25.088cm" svg:y="6.526cm" svg:viewBox="0 0 28 381" draw:points="0,381 28,381 28,0 0,0">
          <text:p/>
        </draw:polygon>
        <draw:polygon draw:style-name="gr29" draw:text-style-name="P7" draw:layer="layout" svg:width="0.026cm" svg:height="0.38cm" svg:x="25.115cm" svg:y="6.526cm" svg:viewBox="0 0 27 381" draw:points="0,381 27,381 27,0 0,0">
          <text:p/>
        </draw:polygon>
        <draw:polygon draw:style-name="gr32" draw:text-style-name="P10" draw:layer="layout" svg:width="0.026cm" svg:height="0.38cm" svg:x="25.141cm" svg:y="6.526cm" svg:viewBox="0 0 27 381" draw:points="0,381 27,381 27,0 0,0">
          <text:p/>
        </draw:polygon>
        <draw:polygon draw:style-name="gr31" draw:text-style-name="P9" draw:layer="layout" svg:width="0.027cm" svg:height="0.38cm" svg:x="25.167cm" svg:y="6.526cm" svg:viewBox="0 0 28 381" draw:points="0,381 28,381 28,0 0,0">
          <text:p/>
        </draw:polygon>
        <draw:polygon draw:style-name="gr32" draw:text-style-name="P10" draw:layer="layout" svg:width="0.026cm" svg:height="0.38cm" svg:x="25.194cm" svg:y="6.526cm" svg:viewBox="0 0 27 381" draw:points="0,381 27,381 27,0 0,0">
          <text:p/>
        </draw:polygon>
        <draw:polygon draw:style-name="gr29" draw:text-style-name="P7" draw:layer="layout" svg:width="0.026cm" svg:height="0.38cm" svg:x="25.22cm" svg:y="6.526cm" svg:viewBox="0 0 27 381" draw:points="0,381 27,381 27,0 0,0">
          <text:p/>
        </draw:polygon>
        <draw:polygon draw:style-name="gr29" draw:text-style-name="P7" draw:layer="layout" svg:width="0.026cm" svg:height="0.38cm" svg:x="25.246cm" svg:y="6.526cm" svg:viewBox="0 0 27 381" draw:points="0,381 27,381 27,0 0,0">
          <text:p/>
        </draw:polygon>
        <draw:polygon draw:style-name="gr30" draw:text-style-name="P8" draw:layer="layout" svg:width="0.026cm" svg:height="0.38cm" svg:x="25.273cm" svg:y="6.526cm" svg:viewBox="0 0 27 381" draw:points="0,381 27,381 27,0 0,0">
          <text:p/>
        </draw:polygon>
        <draw:polygon draw:style-name="gr29" draw:text-style-name="P7" draw:layer="layout" svg:width="0.026cm" svg:height="0.38cm" svg:x="25.299cm" svg:y="6.526cm" svg:viewBox="0 0 27 381" draw:points="0,381 27,381 27,0 0,0">
          <text:p/>
        </draw:polygon>
        <draw:polygon draw:style-name="gr29" draw:text-style-name="P7" draw:layer="layout" svg:width="0.026cm" svg:height="0.38cm" svg:x="25.325cm" svg:y="6.526cm" svg:viewBox="0 0 27 381" draw:points="0,381 27,381 27,0 0,0">
          <text:p/>
        </draw:polygon>
        <draw:polygon draw:style-name="gr30" draw:text-style-name="P8" draw:layer="layout" svg:width="0.026cm" svg:height="0.38cm" svg:x="25.351cm" svg:y="6.526cm" svg:viewBox="0 0 27 381" draw:points="0,381 27,381 27,0 0,0">
          <text:p/>
        </draw:polygon>
        <draw:polygon draw:style-name="gr32" draw:text-style-name="P10" draw:layer="layout" svg:width="0.026cm" svg:height="0.38cm" svg:x="25.379cm" svg:y="6.526cm" svg:viewBox="0 0 27 381" draw:points="0,381 27,381 27,0 0,0">
          <text:p/>
        </draw:polygon>
        <draw:polygon draw:style-name="gr32" draw:text-style-name="P10" draw:layer="layout" svg:width="0.026cm" svg:height="0.38cm" svg:x="25.404cm" svg:y="6.526cm" svg:viewBox="0 0 27 381" draw:points="0,381 27,381 27,0 0,0">
          <text:p/>
        </draw:polygon>
        <draw:polygon draw:style-name="gr32" draw:text-style-name="P10" draw:layer="layout" svg:width="0.026cm" svg:height="0.38cm" svg:x="25.43cm" svg:y="6.526cm" svg:viewBox="0 0 27 381" draw:points="0,381 27,381 27,0 0,0">
          <text:p/>
        </draw:polygon>
        <draw:polygon draw:style-name="gr30" draw:text-style-name="P8" draw:layer="layout" svg:width="0.026cm" svg:height="0.38cm" svg:x="25.456cm" svg:y="6.526cm" svg:viewBox="0 0 27 381" draw:points="0,381 27,381 27,0 0,0">
          <text:p/>
        </draw:polygon>
        <draw:polygon draw:style-name="gr29" draw:text-style-name="P7" draw:layer="layout" svg:width="0.027cm" svg:height="0.38cm" svg:x="25.482cm" svg:y="6.526cm" svg:viewBox="0 0 28 381" draw:points="0,381 28,381 28,0 0,0">
          <text:p/>
        </draw:polygon>
        <draw:polygon draw:style-name="gr29" draw:text-style-name="P7" draw:layer="layout" svg:width="0.026cm" svg:height="0.38cm" svg:x="25.509cm" svg:y="6.526cm" svg:viewBox="0 0 27 381" draw:points="0,381 27,381 27,0 0,0">
          <text:p/>
        </draw:polygon>
        <draw:polygon draw:style-name="gr30" draw:text-style-name="P8" draw:layer="layout" svg:width="0.026cm" svg:height="0.38cm" svg:x="25.535cm" svg:y="6.526cm" svg:viewBox="0 0 27 381" draw:points="0,381 27,381 27,0 0,0">
          <text:p/>
        </draw:polygon>
        <draw:polygon draw:style-name="gr29" draw:text-style-name="P7" draw:layer="layout" svg:width="0.027cm" svg:height="0.38cm" svg:x="25.561cm" svg:y="6.526cm" svg:viewBox="0 0 28 381" draw:points="0,381 28,381 28,0 0,0">
          <text:p/>
        </draw:polygon>
        <draw:polygon draw:style-name="gr29" draw:text-style-name="P7" draw:layer="layout" svg:width="0.026cm" svg:height="0.38cm" svg:x="25.588cm" svg:y="6.526cm" svg:viewBox="0 0 27 381" draw:points="0,381 27,381 27,0 0,0">
          <text:p/>
        </draw:polygon>
        <draw:polygon draw:style-name="gr30" draw:text-style-name="P8" draw:layer="layout" svg:width="0.026cm" svg:height="0.38cm" svg:x="25.614cm" svg:y="6.526cm" svg:viewBox="0 0 27 381" draw:points="0,381 27,381 27,0 0,0">
          <text:p/>
        </draw:polygon>
        <draw:polygon draw:style-name="gr31" draw:text-style-name="P9" draw:layer="layout" svg:width="0.026cm" svg:height="0.38cm" svg:x="25.64cm" svg:y="6.526cm" svg:viewBox="0 0 27 381" draw:points="0,381 27,381 27,0 0,0">
          <text:p/>
        </draw:polygon>
        <draw:polygon draw:style-name="gr31" draw:text-style-name="P9" draw:layer="layout" svg:width="0.026cm" svg:height="0.38cm" svg:x="25.667cm" svg:y="6.526cm" svg:viewBox="0 0 27 381" draw:points="0,381 27,381 27,0 0,0">
          <text:p/>
        </draw:polygon>
        <draw:polygon draw:style-name="gr29" draw:text-style-name="P7" draw:layer="layout" svg:width="0.026cm" svg:height="0.38cm" svg:x="25.693cm" svg:y="6.526cm" svg:viewBox="0 0 27 381" draw:points="0,381 27,381 27,0 0,0">
          <text:p/>
        </draw:polygon>
        <draw:polygon draw:style-name="gr32" draw:text-style-name="P10" draw:layer="layout" svg:width="0.026cm" svg:height="0.38cm" svg:x="25.719cm" svg:y="6.526cm" svg:viewBox="0 0 27 381" draw:points="0,381 27,381 27,0 0,0">
          <text:p/>
        </draw:polygon>
        <draw:polygon draw:style-name="gr30" draw:text-style-name="P8" draw:layer="layout" svg:width="0.026cm" svg:height="0.38cm" svg:x="25.745cm" svg:y="6.526cm" svg:viewBox="0 0 27 381" draw:points="0,381 27,381 27,0 0,0">
          <text:p/>
        </draw:polygon>
        <draw:polygon draw:style-name="gr32" draw:text-style-name="P10" draw:layer="layout" svg:width="0.026cm" svg:height="0.38cm" svg:x="25.772cm" svg:y="6.526cm" svg:viewBox="0 0 27 381" draw:points="0,381 27,381 27,0 0,0">
          <text:p/>
        </draw:polygon>
        <draw:polygon draw:style-name="gr30" draw:text-style-name="P8" draw:layer="layout" svg:width="0.026cm" svg:height="0.38cm" svg:x="25.798cm" svg:y="6.526cm" svg:viewBox="0 0 27 381" draw:points="0,381 27,381 27,0 0,0">
          <text:p/>
        </draw:polygon>
        <draw:polygon draw:style-name="gr32" draw:text-style-name="P10" draw:layer="layout" svg:width="0.026cm" svg:height="0.38cm" svg:x="25.824cm" svg:y="6.526cm" svg:viewBox="0 0 27 381" draw:points="0,381 27,381 27,0 0,0">
          <text:p/>
        </draw:polygon>
        <draw:polygon draw:style-name="gr32" draw:text-style-name="P10" draw:layer="layout" svg:width="0.027cm" svg:height="0.38cm" svg:x="25.85cm" svg:y="6.526cm" svg:viewBox="0 0 28 381" draw:points="0,381 28,381 28,0 0,0">
          <text:p/>
        </draw:polygon>
        <draw:polygon draw:style-name="gr31" draw:text-style-name="P9" draw:layer="layout" svg:width="0.026cm" svg:height="0.38cm" svg:x="25.877cm" svg:y="6.526cm" svg:viewBox="0 0 27 381" draw:points="0,381 27,381 27,0 0,0">
          <text:p/>
        </draw:polygon>
        <draw:polygon draw:style-name="gr31" draw:text-style-name="P9" draw:layer="layout" svg:width="0.026cm" svg:height="0.38cm" svg:x="25.903cm" svg:y="6.526cm" svg:viewBox="0 0 27 381" draw:points="0,381 27,381 27,0 0,0">
          <text:p/>
        </draw:polygon>
        <draw:polygon draw:style-name="gr30" draw:text-style-name="P8" draw:layer="layout" svg:width="0.026cm" svg:height="0.38cm" svg:x="25.929cm" svg:y="6.526cm" svg:viewBox="0 0 27 381" draw:points="0,381 27,381 27,0 0,0">
          <text:p/>
        </draw:polygon>
        <draw:polygon draw:style-name="gr32" draw:text-style-name="P10" draw:layer="layout" svg:width="0.026cm" svg:height="0.38cm" svg:x="25.956cm" svg:y="6.526cm" svg:viewBox="0 0 27 381" draw:points="0,381 27,381 27,0 0,0">
          <text:p/>
        </draw:polygon>
        <draw:polygon draw:style-name="gr30" draw:text-style-name="P8" draw:layer="layout" svg:width="0.026cm" svg:height="0.38cm" svg:x="25.982cm" svg:y="6.526cm" svg:viewBox="0 0 27 381" draw:points="0,381 27,381 27,0 0,0">
          <text:p/>
        </draw:polygon>
        <draw:polygon draw:style-name="gr32" draw:text-style-name="P10" draw:layer="layout" svg:width="0.026cm" svg:height="0.38cm" svg:x="26.008cm" svg:y="6.526cm" svg:viewBox="0 0 27 381" draw:points="0,381 27,381 27,0 0,0">
          <text:p/>
        </draw:polygon>
        <draw:polygon draw:style-name="gr30" draw:text-style-name="P8" draw:layer="layout" svg:width="0.026cm" svg:height="0.38cm" svg:x="26.034cm" svg:y="6.526cm" svg:viewBox="0 0 27 381" draw:points="0,381 27,381 27,0 0,0">
          <text:p/>
        </draw:polygon>
        <draw:polygon draw:style-name="gr31" draw:text-style-name="P9" draw:layer="layout" svg:width="0.026cm" svg:height="0.38cm" svg:x="26.061cm" svg:y="6.526cm" svg:viewBox="0 0 27 381" draw:points="0,381 27,381 27,0 0,0">
          <text:p/>
        </draw:polygon>
        <draw:polygon draw:style-name="gr30" draw:text-style-name="P8" draw:layer="layout" svg:width="0.026cm" svg:height="0.38cm" svg:x="26.087cm" svg:y="6.526cm" svg:viewBox="0 0 27 381" draw:points="0,381 27,381 27,0 0,0">
          <text:p/>
        </draw:polygon>
        <draw:polygon draw:style-name="gr29" draw:text-style-name="P7" draw:layer="layout" svg:width="0.026cm" svg:height="0.38cm" svg:x="26.113cm" svg:y="6.526cm" svg:viewBox="0 0 27 381" draw:points="0,381 27,381 27,0 0,0">
          <text:p/>
        </draw:polygon>
        <draw:polygon draw:style-name="gr32" draw:text-style-name="P10" draw:layer="layout" svg:width="0.026cm" svg:height="0.38cm" svg:x="26.139cm" svg:y="6.526cm" svg:viewBox="0 0 27 381" draw:points="0,381 27,381 27,0 0,0">
          <text:p/>
        </draw:polygon>
        <draw:polygon draw:style-name="gr30" draw:text-style-name="P8" draw:layer="layout" svg:width="0.026cm" svg:height="0.38cm" svg:x="26.166cm" svg:y="6.526cm" svg:viewBox="0 0 27 381" draw:points="0,381 27,381 27,0 0,0">
          <text:p/>
        </draw:polygon>
        <draw:polygon draw:style-name="gr31" draw:text-style-name="P9" draw:layer="layout" svg:width="0.026cm" svg:height="0.38cm" svg:x="26.192cm" svg:y="6.526cm" svg:viewBox="0 0 27 381" draw:points="0,381 27,381 27,0 0,0">
          <text:p/>
        </draw:polygon>
        <draw:polygon draw:style-name="gr29" draw:text-style-name="P7" draw:layer="layout" svg:width="0.026cm" svg:height="0.38cm" svg:x="26.218cm" svg:y="6.526cm" svg:viewBox="0 0 27 381" draw:points="0,381 27,381 27,0 0,0">
          <text:p/>
        </draw:polygon>
        <draw:polygon draw:style-name="gr32" draw:text-style-name="P10" draw:layer="layout" svg:width="0.027cm" svg:height="0.38cm" svg:x="26.244cm" svg:y="6.526cm" svg:viewBox="0 0 28 381" draw:points="0,381 28,381 28,0 0,0">
          <text:p/>
        </draw:polygon>
        <draw:polygon draw:style-name="gr31" draw:text-style-name="P9" draw:layer="layout" svg:width="0.026cm" svg:height="0.38cm" svg:x="26.271cm" svg:y="6.526cm" svg:viewBox="0 0 27 381" draw:points="0,381 27,381 27,0 0,0">
          <text:p/>
        </draw:polygon>
        <draw:polygon draw:style-name="gr29" draw:text-style-name="P7" draw:layer="layout" svg:width="0.026cm" svg:height="0.38cm" svg:x="26.297cm" svg:y="6.526cm" svg:viewBox="0 0 27 381" draw:points="0,381 27,381 27,0 0,0">
          <text:p/>
        </draw:polygon>
        <draw:polygon draw:style-name="gr29" draw:text-style-name="P7" draw:layer="layout" svg:width="0.027cm" svg:height="0.38cm" svg:x="26.323cm" svg:y="6.526cm" svg:viewBox="0 0 28 381" draw:points="0,381 28,381 28,0 0,0">
          <text:p/>
        </draw:polygon>
        <draw:polygon draw:style-name="gr31" draw:text-style-name="P9" draw:layer="layout" svg:width="0.026cm" svg:height="0.38cm" svg:x="26.35cm" svg:y="6.526cm" svg:viewBox="0 0 27 381" draw:points="0,381 27,381 27,0 0,0">
          <text:p/>
        </draw:polygon>
        <draw:polygon draw:style-name="gr29" draw:text-style-name="P7" draw:layer="layout" svg:width="0.026cm" svg:height="0.38cm" svg:x="26.376cm" svg:y="6.526cm" svg:viewBox="0 0 27 381" draw:points="0,381 27,381 27,0 0,0">
          <text:p/>
        </draw:polygon>
        <draw:polygon draw:style-name="gr29" draw:text-style-name="P7" draw:layer="layout" svg:width="0.026cm" svg:height="0.38cm" svg:x="26.402cm" svg:y="6.526cm" svg:viewBox="0 0 27 381" draw:points="0,381 27,381 27,0 0,0">
          <text:p/>
        </draw:polygon>
        <draw:polygon draw:style-name="gr30" draw:text-style-name="P8" draw:layer="layout" svg:width="0.026cm" svg:height="0.38cm" svg:x="26.428cm" svg:y="6.526cm" svg:viewBox="0 0 27 381" draw:points="0,381 27,381 27,0 0,0">
          <text:p/>
        </draw:polygon>
        <draw:polygon draw:style-name="gr31" draw:text-style-name="P9" draw:layer="layout" svg:width="0.026cm" svg:height="0.38cm" svg:x="26.455cm" svg:y="6.526cm" svg:viewBox="0 0 27 381" draw:points="0,381 27,381 27,0 0,0">
          <text:p/>
        </draw:polygon>
        <draw:polygon draw:style-name="gr30" draw:text-style-name="P8" draw:layer="layout" svg:width="0.026cm" svg:height="0.38cm" svg:x="26.481cm" svg:y="6.526cm" svg:viewBox="0 0 27 381" draw:points="0,381 27,381 27,0 0,0">
          <text:p/>
        </draw:polygon>
        <draw:polygon draw:style-name="gr29" draw:text-style-name="P7" draw:layer="layout" svg:width="0.026cm" svg:height="0.38cm" svg:x="26.507cm" svg:y="6.526cm" svg:viewBox="0 0 27 381" draw:points="0,381 27,381 27,0 0,0">
          <text:p/>
        </draw:polygon>
        <draw:polygon draw:style-name="gr31" draw:text-style-name="P9" draw:layer="layout" svg:width="0.027cm" svg:height="0.38cm" svg:x="26.533cm" svg:y="6.526cm" svg:viewBox="0 0 28 381" draw:points="0,381 28,381 28,0 0,0">
          <text:p/>
        </draw:polygon>
        <draw:polygon draw:style-name="gr30" draw:text-style-name="P8" draw:layer="layout" svg:width="0.026cm" svg:height="0.38cm" svg:x="26.56cm" svg:y="6.526cm" svg:viewBox="0 0 27 381" draw:points="0,381 27,381 27,0 0,0">
          <text:p/>
        </draw:polygon>
        <draw:polygon draw:style-name="gr31" draw:text-style-name="P9" draw:layer="layout" svg:width="0.026cm" svg:height="0.38cm" svg:x="26.586cm" svg:y="6.526cm" svg:viewBox="0 0 27 381" draw:points="0,381 27,381 27,0 0,0">
          <text:p/>
        </draw:polygon>
        <draw:polygon draw:style-name="gr29" draw:text-style-name="P7" draw:layer="layout" svg:width="0.027cm" svg:height="0.38cm" svg:x="26.612cm" svg:y="6.526cm" svg:viewBox="0 0 28 381" draw:points="0,381 28,381 28,0 0,0">
          <text:p/>
        </draw:polygon>
        <draw:polygon draw:style-name="gr29" draw:text-style-name="P7" draw:layer="layout" svg:width="0.026cm" svg:height="0.38cm" svg:x="26.639cm" svg:y="6.526cm" svg:viewBox="0 0 27 381" draw:points="0,381 27,381 27,0 0,0">
          <text:p/>
        </draw:polygon>
        <draw:polygon draw:style-name="gr29" draw:text-style-name="P7" draw:layer="layout" svg:width="0.026cm" svg:height="0.38cm" svg:x="26.665cm" svg:y="6.526cm" svg:viewBox="0 0 27 381" draw:points="0,381 27,381 27,0 0,0">
          <text:p/>
        </draw:polygon>
        <draw:polygon draw:style-name="gr32" draw:text-style-name="P10" draw:layer="layout" svg:width="0.026cm" svg:height="0.38cm" svg:x="26.691cm" svg:y="6.526cm" svg:viewBox="0 0 27 381" draw:points="0,381 27,381 27,0 0,0">
          <text:p/>
        </draw:polygon>
        <draw:polygon draw:style-name="gr31" draw:text-style-name="P9" draw:layer="layout" svg:width="0.026cm" svg:height="0.38cm" svg:x="26.718cm" svg:y="6.526cm" svg:viewBox="0 0 27 381" draw:points="0,381 27,381 27,0 0,0">
          <text:p/>
        </draw:polygon>
        <draw:polygon draw:style-name="gr30" draw:text-style-name="P8" draw:layer="layout" svg:width="0.026cm" svg:height="0.38cm" svg:x="26.744cm" svg:y="6.526cm" svg:viewBox="0 0 27 381" draw:points="0,381 27,381 27,0 0,0">
          <text:p/>
        </draw:polygon>
        <draw:polygon draw:style-name="gr31" draw:text-style-name="P9" draw:layer="layout" svg:width="0.026cm" svg:height="0.38cm" svg:x="26.77cm" svg:y="6.526cm" svg:viewBox="0 0 27 381" draw:points="0,381 27,381 27,0 0,0">
          <text:p/>
        </draw:polygon>
        <draw:polygon draw:style-name="gr29" draw:text-style-name="P7" draw:layer="layout" svg:width="0.026cm" svg:height="0.38cm" svg:x="26.796cm" svg:y="6.526cm" svg:viewBox="0 0 27 381" draw:points="0,381 27,381 27,0 0,0">
          <text:p/>
        </draw:polygon>
        <draw:polygon draw:style-name="gr32" draw:text-style-name="P10" draw:layer="layout" svg:width="0.026cm" svg:height="0.38cm" svg:x="26.823cm" svg:y="6.526cm" svg:viewBox="0 0 27 381" draw:points="0,381 27,381 27,0 0,0">
          <text:p/>
        </draw:polygon>
        <draw:polygon draw:style-name="gr29" draw:text-style-name="P7" draw:layer="layout" svg:width="0.026cm" svg:height="0.38cm" svg:x="26.849cm" svg:y="6.526cm" svg:viewBox="0 0 27 381" draw:points="0,381 27,381 27,0 0,0">
          <text:p/>
        </draw:polygon>
        <draw:polygon draw:style-name="gr29" draw:text-style-name="P7" draw:layer="layout" svg:width="0.026cm" svg:height="0.38cm" svg:x="26.875cm" svg:y="6.526cm" svg:viewBox="0 0 27 381" draw:points="0,381 27,381 27,0 0,0">
          <text:p/>
        </draw:polygon>
        <draw:polygon draw:style-name="gr31" draw:text-style-name="P9" draw:layer="layout" svg:width="0.026cm" svg:height="0.38cm" svg:x="26.901cm" svg:y="6.526cm" svg:viewBox="0 0 27 381" draw:points="0,381 27,381 27,0 0,0">
          <text:p/>
        </draw:polygon>
        <draw:polygon draw:style-name="gr32" draw:text-style-name="P10" draw:layer="layout" svg:width="0.027cm" svg:height="0.38cm" svg:x="26.927cm" svg:y="6.526cm" svg:viewBox="0 0 28 381" draw:points="0,381 28,381 28,0 0,0">
          <text:p/>
        </draw:polygon>
        <draw:polygon draw:style-name="gr29" draw:text-style-name="P7" draw:layer="layout" svg:width="0.026cm" svg:height="0.38cm" svg:x="26.954cm" svg:y="6.526cm" svg:viewBox="0 0 27 381" draw:points="0,381 27,381 27,0 0,0">
          <text:p/>
        </draw:polygon>
        <draw:polygon draw:style-name="gr29" draw:text-style-name="P7" draw:layer="layout" svg:width="0.026cm" svg:height="0.38cm" svg:x="26.98cm" svg:y="6.526cm" svg:viewBox="0 0 27 381" draw:points="0,381 27,381 27,0 0,0">
          <text:p/>
        </draw:polygon>
        <draw:polygon draw:style-name="gr32" draw:text-style-name="P10" draw:layer="layout" svg:width="0.027cm" svg:height="0.38cm" svg:x="27.006cm" svg:y="6.526cm" svg:viewBox="0 0 28 381" draw:points="0,381 28,381 28,0 0,0">
          <text:p/>
        </draw:polygon>
        <draw:polygon draw:style-name="gr31" draw:text-style-name="P9" draw:layer="layout" svg:width="0.026cm" svg:height="0.38cm" svg:x="27.033cm" svg:y="6.526cm" svg:viewBox="0 0 27 381" draw:points="0,381 27,381 27,0 0,0">
          <text:p/>
        </draw:polygon>
        <draw:polygon draw:style-name="gr32" draw:text-style-name="P10" draw:layer="layout" svg:width="0.026cm" svg:height="0.38cm" svg:x="27.06cm" svg:y="6.526cm" svg:viewBox="0 0 27 381" draw:points="0,381 27,381 27,0 0,0">
          <text:p/>
        </draw:polygon>
        <draw:polygon draw:style-name="gr31" draw:text-style-name="P9" draw:layer="layout" svg:width="0.026cm" svg:height="0.38cm" svg:x="27.085cm" svg:y="6.526cm" svg:viewBox="0 0 27 381" draw:points="0,381 27,381 27,0 0,0">
          <text:p/>
        </draw:polygon>
        <draw:polygon draw:style-name="gr29" draw:text-style-name="P7" draw:layer="layout" svg:width="0.026cm" svg:height="0.38cm" svg:x="27.112cm" svg:y="6.526cm" svg:viewBox="0 0 27 381" draw:points="0,381 27,381 27,0 0,0">
          <text:p/>
        </draw:polygon>
        <draw:polygon draw:style-name="gr29" draw:text-style-name="P7" draw:layer="layout" svg:width="0.026cm" svg:height="0.38cm" svg:x="27.138cm" svg:y="6.526cm" svg:viewBox="0 0 27 381" draw:points="0,381 27,381 27,0 0,0">
          <text:p/>
        </draw:polygon>
        <draw:polygon draw:style-name="gr32" draw:text-style-name="P10" draw:layer="layout" svg:width="0.026cm" svg:height="0.38cm" svg:x="27.164cm" svg:y="6.526cm" svg:viewBox="0 0 27 381" draw:points="0,381 27,381 27,0 0,0">
          <text:p/>
        </draw:polygon>
        <draw:polygon draw:style-name="gr32" draw:text-style-name="P10" draw:layer="layout" svg:width="0.026cm" svg:height="0.38cm" svg:x="27.19cm" svg:y="6.526cm" svg:viewBox="0 0 27 381" draw:points="0,381 27,381 27,0 0,0">
          <text:p/>
        </draw:polygon>
        <draw:polygon draw:style-name="gr31" draw:text-style-name="P9" draw:layer="layout" svg:width="0.026cm" svg:height="0.38cm" svg:x="27.217cm" svg:y="6.526cm" svg:viewBox="0 0 27 381" draw:points="0,381 27,381 27,0 0,0">
          <text:p/>
        </draw:polygon>
        <draw:polygon draw:style-name="gr30" draw:text-style-name="P8" draw:layer="layout" svg:width="0.026cm" svg:height="0.38cm" svg:x="27.243cm" svg:y="6.526cm" svg:viewBox="0 0 27 381" draw:points="0,381 27,381 27,0 0,0">
          <text:p/>
        </draw:polygon>
        <draw:polygon draw:style-name="gr29" draw:text-style-name="P7" draw:layer="layout" svg:width="0.026cm" svg:height="0.38cm" svg:x="27.269cm" svg:y="6.526cm" svg:viewBox="0 0 27 381" draw:points="0,381 27,381 27,0 0,0">
          <text:p/>
        </draw:polygon>
        <draw:polygon draw:style-name="gr31" draw:text-style-name="P9" draw:layer="layout" svg:width="0.027cm" svg:height="0.38cm" svg:x="27.295cm" svg:y="6.526cm" svg:viewBox="0 0 28 381" draw:points="0,381 28,381 28,0 0,0">
          <text:p/>
        </draw:polygon>
        <draw:polygon draw:style-name="gr29" draw:text-style-name="P7" draw:layer="layout" svg:width="0.026cm" svg:height="0.38cm" svg:x="27.322cm" svg:y="6.526cm" svg:viewBox="0 0 27 381" draw:points="0,381 27,381 27,0 0,0">
          <text:p/>
        </draw:polygon>
        <draw:polygon draw:style-name="gr29" draw:text-style-name="P7" draw:layer="layout" svg:width="0.026cm" svg:height="0.38cm" svg:x="27.348cm" svg:y="6.526cm" svg:viewBox="0 0 27 381" draw:points="0,381 27,381 27,0 0,0">
          <text:p/>
        </draw:polygon>
        <draw:polygon draw:style-name="gr32" draw:text-style-name="P10" draw:layer="layout" svg:width="0.026cm" svg:height="0.38cm" svg:x="27.374cm" svg:y="6.526cm" svg:viewBox="0 0 27 381" draw:points="0,381 27,381 27,0 0,0">
          <text:p/>
        </draw:polygon>
        <draw:polygon draw:style-name="gr32" draw:text-style-name="P10" draw:layer="layout" svg:width="0.026cm" svg:height="0.38cm" svg:x="27.401cm" svg:y="6.526cm" svg:viewBox="0 0 27 381" draw:points="0,381 27,381 27,0 0,0">
          <text:p/>
        </draw:polygon>
        <draw:polygon draw:style-name="gr30" draw:text-style-name="P8" draw:layer="layout" svg:width="0.026cm" svg:height="0.38cm" svg:x="27.427cm" svg:y="6.526cm" svg:viewBox="0 0 27 381" draw:points="0,381 27,381 27,0 0,0">
          <text:p/>
        </draw:polygon>
        <draw:polygon draw:style-name="gr29" draw:text-style-name="P7" draw:layer="layout" svg:width="0.026cm" svg:height="0.38cm" svg:x="27.453cm" svg:y="6.526cm" svg:viewBox="0 0 27 381" draw:points="0,381 27,381 27,0 0,0">
          <text:p/>
        </draw:polygon>
        <draw:polygon draw:style-name="gr31" draw:text-style-name="P9" draw:layer="layout" svg:width="0.026cm" svg:height="0.38cm" svg:x="27.48cm" svg:y="6.526cm" svg:viewBox="0 0 27 381" draw:points="0,381 27,381 27,0 0,0">
          <text:p/>
        </draw:polygon>
        <draw:polygon draw:style-name="gr32" draw:text-style-name="P10" draw:layer="layout" svg:width="0.026cm" svg:height="0.38cm" svg:x="27.506cm" svg:y="6.526cm" svg:viewBox="0 0 27 381" draw:points="0,381 27,381 27,0 0,0">
          <text:p/>
        </draw:polygon>
        <draw:polygon draw:style-name="gr31" draw:text-style-name="P9" draw:layer="layout" svg:width="0.026cm" svg:height="0.38cm" svg:x="27.532cm" svg:y="6.526cm" svg:viewBox="0 0 27 381" draw:points="0,381 27,381 27,0 0,0">
          <text:p/>
        </draw:polygon>
        <draw:polygon draw:style-name="gr29" draw:text-style-name="P7" draw:layer="layout" svg:width="0.026cm" svg:height="0.38cm" svg:x="27.558cm" svg:y="6.526cm" svg:viewBox="0 0 27 381" draw:points="0,381 27,381 27,0 0,0">
          <text:p/>
        </draw:polygon>
        <draw:polygon draw:style-name="gr29" draw:text-style-name="P7" draw:layer="layout" svg:width="0.026cm" svg:height="0.38cm" svg:x="27.584cm" svg:y="6.526cm" svg:viewBox="0 0 27 381" draw:points="0,381 27,381 27,0 0,0">
          <text:p/>
        </draw:polygon>
        <draw:polygon draw:style-name="gr32" draw:text-style-name="P10" draw:layer="layout" svg:width="0.026cm" svg:height="0.38cm" svg:x="27.611cm" svg:y="6.526cm" svg:viewBox="0 0 27 381" draw:points="0,381 27,381 27,0 0,0">
          <text:p/>
        </draw:polygon>
        <draw:polygon draw:style-name="gr30" draw:text-style-name="P8" draw:layer="layout" svg:width="0.026cm" svg:height="0.38cm" svg:x="27.637cm" svg:y="6.526cm" svg:viewBox="0 0 27 381" draw:points="0,381 27,381 27,0 0,0">
          <text:p/>
        </draw:polygon>
        <draw:polygon draw:style-name="gr29" draw:text-style-name="P7" draw:layer="layout" svg:width="0.026cm" svg:height="0.38cm" svg:x="27.663cm" svg:y="6.526cm" svg:viewBox="0 0 27 381" draw:points="0,381 27,381 27,0 0,0">
          <text:p/>
        </draw:polygon>
        <draw:polygon draw:style-name="gr32" draw:text-style-name="P10" draw:layer="layout" svg:width="0.027cm" svg:height="0.38cm" svg:x="27.689cm" svg:y="6.526cm" svg:viewBox="0 0 28 381" draw:points="0,381 28,381 28,0 0,0">
          <text:p/>
        </draw:polygon>
        <draw:polygon draw:style-name="gr30" draw:text-style-name="P8" draw:layer="layout" svg:width="0.026cm" svg:height="0.38cm" svg:x="27.716cm" svg:y="6.526cm" svg:viewBox="0 0 27 381" draw:points="0,381 27,381 27,0 0,0">
          <text:p/>
        </draw:polygon>
        <draw:polygon draw:style-name="gr31" draw:text-style-name="P9" draw:layer="layout" svg:width="0.026cm" svg:height="0.38cm" svg:x="27.742cm" svg:y="6.526cm" svg:viewBox="0 0 27 381" draw:points="0,381 27,381 27,0 0,0">
          <text:p/>
        </draw:polygon>
        <draw:polygon draw:style-name="gr29" draw:text-style-name="P7" draw:layer="layout" svg:width="0.026cm" svg:height="0.38cm" svg:x="27.768cm" svg:y="6.526cm" svg:viewBox="0 0 27 381" draw:points="0,381 27,381 27,0 0,0">
          <text:p/>
        </draw:polygon>
        <draw:polygon draw:style-name="gr29" draw:text-style-name="P7" draw:layer="layout" svg:width="0.026cm" svg:height="0.38cm" svg:x="27.795cm" svg:y="6.526cm" svg:viewBox="0 0 27 381" draw:points="0,381 27,381 27,0 0,0">
          <text:p/>
        </draw:polygon>
        <draw:polygon draw:style-name="gr32" draw:text-style-name="P10" draw:layer="layout" svg:width="0.026cm" svg:height="0.38cm" svg:x="27.821cm" svg:y="6.526cm" svg:viewBox="0 0 27 381" draw:points="0,381 27,381 27,0 0,0">
          <text:p/>
        </draw:polygon>
        <draw:polygon draw:style-name="gr30" draw:text-style-name="P8" draw:layer="layout" svg:width="0.026cm" svg:height="0.38cm" svg:x="27.847cm" svg:y="6.526cm" svg:viewBox="0 0 27 381" draw:points="0,381 27,381 27,0 0,0">
          <text:p/>
        </draw:polygon>
        <draw:polygon draw:style-name="gr32" draw:text-style-name="P10" draw:layer="layout" svg:width="0.026cm" svg:height="0.38cm" svg:x="27.873cm" svg:y="6.526cm" svg:viewBox="0 0 27 381" draw:points="0,381 27,381 27,0 0,0">
          <text:p/>
        </draw:polygon>
        <draw:polygon draw:style-name="gr32" draw:text-style-name="P10" draw:layer="layout" svg:width="0.026cm" svg:height="0.38cm" svg:x="27.9cm" svg:y="6.526cm" svg:viewBox="0 0 27 381" draw:points="0,381 27,381 27,0 0,0">
          <text:p/>
        </draw:polygon>
        <draw:polygon draw:style-name="gr32" draw:text-style-name="P10" draw:layer="layout" svg:width="0.026cm" svg:height="0.38cm" svg:x="27.926cm" svg:y="6.526cm" svg:viewBox="0 0 27 381" draw:points="0,381 27,381 27,0 0,0">
          <text:p/>
        </draw:polygon>
        <draw:polygon draw:style-name="gr31" draw:text-style-name="P9" draw:layer="layout" svg:width="0.026cm" svg:height="0.38cm" svg:x="27.952cm" svg:y="6.526cm" svg:viewBox="0 0 27 381" draw:points="0,381 27,381 27,0 0,0">
          <text:p/>
        </draw:polygon>
        <draw:polygon draw:style-name="gr29" draw:text-style-name="P7" draw:layer="layout" svg:width="0.026cm" svg:height="0.38cm" svg:x="27.978cm" svg:y="6.526cm" svg:viewBox="0 0 27 381" draw:points="0,381 27,381 27,0 0,0">
          <text:p/>
        </draw:polygon>
        <draw:polygon draw:style-name="gr29" draw:text-style-name="P7" draw:layer="layout" svg:width="0.026cm" svg:height="0.38cm" svg:x="28.005cm" svg:y="6.526cm" svg:viewBox="0 0 27 381" draw:points="0,381 27,381 27,0 0,0">
          <text:p/>
        </draw:polygon>
        <draw:polygon draw:style-name="gr30" draw:text-style-name="P8" draw:layer="layout" svg:width="0.026cm" svg:height="0.38cm" svg:x="28.031cm" svg:y="6.526cm" svg:viewBox="0 0 27 381" draw:points="0,381 27,381 27,0 0,0">
          <text:p/>
        </draw:polygon>
        <draw:polygon draw:style-name="gr31" draw:text-style-name="P9" draw:layer="layout" svg:width="0.027cm" svg:height="0.38cm" svg:x="28.057cm" svg:y="6.526cm" svg:viewBox="0 0 28 381" draw:points="0,381 28,381 28,0 0,0">
          <text:p/>
        </draw:polygon>
        <draw:polygon draw:style-name="gr30" draw:text-style-name="P8" draw:layer="layout" svg:width="0.026cm" svg:height="0.38cm" svg:x="28.084cm" svg:y="6.526cm" svg:viewBox="0 0 27 381" draw:points="0,381 27,381 27,0 0,0">
          <text:p/>
        </draw:polygon>
        <draw:polygon draw:style-name="gr29" draw:text-style-name="P7" draw:layer="layout" svg:width="0.026cm" svg:height="0.38cm" svg:x="28.11cm" svg:y="6.526cm" svg:viewBox="0 0 27 381" draw:points="0,381 27,381 27,0 0,0">
          <text:p/>
        </draw:polygon>
        <draw:polygon draw:style-name="gr30" draw:text-style-name="P8" draw:layer="layout" svg:width="0.026cm" svg:height="0.38cm" svg:x="28.136cm" svg:y="6.526cm" svg:viewBox="0 0 27 381" draw:points="0,381 27,381 27,0 0,0">
          <text:p/>
        </draw:polygon>
        <draw:polygon draw:style-name="gr30" draw:text-style-name="P8" draw:layer="layout" svg:width="0.026cm" svg:height="0.38cm" svg:x="28.163cm" svg:y="6.526cm" svg:viewBox="0 0 27 381" draw:points="0,381 27,381 27,0 0,0">
          <text:p/>
        </draw:polygon>
        <draw:polygon draw:style-name="gr32" draw:text-style-name="P10" draw:layer="layout" svg:width="0.026cm" svg:height="0.38cm" svg:x="28.189cm" svg:y="6.526cm" svg:viewBox="0 0 27 381" draw:points="0,381 27,381 27,0 0,0">
          <text:p/>
        </draw:polygon>
        <draw:polygon draw:style-name="gr32" draw:text-style-name="P10" draw:layer="layout" svg:width="0.026cm" svg:height="0.38cm" svg:x="28.215cm" svg:y="6.526cm" svg:viewBox="0 0 27 381" draw:points="0,381 27,381 27,0 0,0">
          <text:p/>
        </draw:polygon>
        <draw:polygon draw:style-name="gr31" draw:text-style-name="P9" draw:layer="layout" svg:width="0.026cm" svg:height="0.38cm" svg:x="28.241cm" svg:y="6.526cm" svg:viewBox="0 0 27 381" draw:points="0,381 27,381 27,0 0,0">
          <text:p/>
        </draw:polygon>
        <draw:polygon draw:style-name="gr30" draw:text-style-name="P8" draw:layer="layout" svg:width="0.026cm" svg:height="0.38cm" svg:x="28.267cm" svg:y="6.526cm" svg:viewBox="0 0 27 381" draw:points="0,381 27,381 27,0 0,0">
          <text:p/>
        </draw:polygon>
        <draw:polygon draw:style-name="gr31" draw:text-style-name="P9" draw:layer="layout" svg:width="0.026cm" svg:height="0.38cm" svg:x="28.294cm" svg:y="6.526cm" svg:viewBox="0 0 27 381" draw:points="0,381 27,381 27,0 0,0">
          <text:p/>
        </draw:polygon>
        <draw:polygon draw:style-name="gr30" draw:text-style-name="P8" draw:layer="layout" svg:width="0.026cm" svg:height="0.38cm" svg:x="28.32cm" svg:y="6.526cm" svg:viewBox="0 0 27 381" draw:points="0,381 27,381 27,0 0,0">
          <text:p/>
        </draw:polygon>
        <draw:polygon draw:style-name="gr30" draw:text-style-name="P8" draw:layer="layout" svg:width="0.026cm" svg:height="0.38cm" svg:x="28.346cm" svg:y="6.526cm" svg:viewBox="0 0 27 381" draw:points="0,381 27,381 27,0 0,0">
          <text:p/>
        </draw:polygon>
        <draw:polygon draw:style-name="gr30" draw:text-style-name="P8" draw:layer="layout" svg:width="0.027cm" svg:height="0.38cm" svg:x="28.372cm" svg:y="6.526cm" svg:viewBox="0 0 28 381" draw:points="0,381 28,381 28,0 0,0">
          <text:p/>
        </draw:polygon>
        <draw:polygon draw:style-name="gr30" draw:text-style-name="P8" draw:layer="layout" svg:width="0.026cm" svg:height="0.38cm" svg:x="28.399cm" svg:y="6.526cm" svg:viewBox="0 0 27 381" draw:points="0,381 27,381 27,0 0,0">
          <text:p/>
        </draw:polygon>
        <draw:polygon draw:style-name="gr32" draw:text-style-name="P10" draw:layer="layout" svg:width="0.026cm" svg:height="0.38cm" svg:x="28.425cm" svg:y="6.526cm" svg:viewBox="0 0 27 381" draw:points="0,381 27,381 27,0 0,0">
          <text:p/>
        </draw:polygon>
        <draw:polygon draw:style-name="gr32" draw:text-style-name="P10" draw:layer="layout" svg:width="0.027cm" svg:height="0.38cm" svg:x="28.451cm" svg:y="6.526cm" svg:viewBox="0 0 28 381" draw:points="0,381 28,381 28,0 0,0">
          <text:p/>
        </draw:polygon>
        <draw:polygon draw:style-name="gr31" draw:text-style-name="P9" draw:layer="layout" svg:width="0.026cm" svg:height="0.38cm" svg:x="28.478cm" svg:y="6.526cm" svg:viewBox="0 0 27 381" draw:points="0,381 27,381 27,0 0,0">
          <text:p/>
        </draw:polygon>
        <draw:polygon draw:style-name="gr31" draw:text-style-name="P9" draw:layer="layout" svg:width="0.026cm" svg:height="0.38cm" svg:x="28.504cm" svg:y="6.526cm" svg:viewBox="0 0 27 381" draw:points="0,381 27,381 27,0 0,0">
          <text:p/>
        </draw:polygon>
        <draw:polygon draw:style-name="gr32" draw:text-style-name="P10" draw:layer="layout" svg:width="0.026cm" svg:height="0.38cm" svg:x="28.53cm" svg:y="6.526cm" svg:viewBox="0 0 27 381" draw:points="0,381 27,381 27,0 0,0">
          <text:p/>
        </draw:polygon>
        <draw:polygon draw:style-name="gr29" draw:text-style-name="P7" draw:layer="layout" svg:width="0.026cm" svg:height="0.38cm" svg:x="28.557cm" svg:y="6.526cm" svg:viewBox="0 0 27 381" draw:points="0,381 27,381 27,0 0,0">
          <text:p/>
        </draw:polygon>
        <draw:polygon draw:style-name="gr32" draw:text-style-name="P10" draw:layer="layout" svg:width="0.026cm" svg:height="0.38cm" svg:x="28.583cm" svg:y="6.526cm" svg:viewBox="0 0 27 381" draw:points="0,381 27,381 27,0 0,0">
          <text:p/>
        </draw:polygon>
        <draw:polygon draw:style-name="gr32" draw:text-style-name="P10" draw:layer="layout" svg:width="0.026cm" svg:height="0.38cm" svg:x="28.609cm" svg:y="6.526cm" svg:viewBox="0 0 27 381" draw:points="0,381 27,381 27,0 0,0">
          <text:p/>
        </draw:polygon>
        <draw:polygon draw:style-name="gr30" draw:text-style-name="P8" draw:layer="layout" svg:width="0.026cm" svg:height="0.38cm" svg:x="28.635cm" svg:y="6.526cm" svg:viewBox="0 0 27 381" draw:points="0,381 27,381 27,0 0,0">
          <text:p/>
        </draw:polygon>
        <draw:polygon draw:style-name="gr30" draw:text-style-name="P8" draw:layer="layout" svg:width="0.026cm" svg:height="0.38cm" svg:x="28.662cm" svg:y="6.526cm" svg:viewBox="0 0 27 381" draw:points="0,381 27,381 27,0 0,0">
          <text:p/>
        </draw:polygon>
        <draw:polygon draw:style-name="gr31" draw:text-style-name="P9" draw:layer="layout" svg:width="0.026cm" svg:height="0.38cm" svg:x="28.688cm" svg:y="6.526cm" svg:viewBox="0 0 27 381" draw:points="0,381 27,381 27,0 0,0">
          <text:p/>
        </draw:polygon>
        <draw:polygon draw:style-name="gr29" draw:text-style-name="P7" draw:layer="layout" svg:width="0.026cm" svg:height="0.38cm" svg:x="28.714cm" svg:y="6.526cm" svg:viewBox="0 0 27 381" draw:points="0,381 27,381 27,0 0,0">
          <text:p/>
        </draw:polygon>
        <draw:polygon draw:style-name="gr31" draw:text-style-name="P9" draw:layer="layout" svg:width="0.026cm" svg:height="0.38cm" svg:x="28.74cm" svg:y="6.526cm" svg:viewBox="0 0 27 381" draw:points="0,381 27,381 27,0 0,0">
          <text:p/>
        </draw:polygon>
        <draw:polygon draw:style-name="gr31" draw:text-style-name="P9" draw:layer="layout" svg:width="0.027cm" svg:height="0.38cm" svg:x="28.767cm" svg:y="6.526cm" svg:viewBox="0 0 28 381" draw:points="0,381 28,381 28,0 0,0">
          <text:p/>
        </draw:polygon>
        <draw:polygon draw:style-name="gr31" draw:text-style-name="P9" draw:layer="layout" svg:width="0.026cm" svg:height="0.38cm" svg:x="28.793cm" svg:y="6.526cm" svg:viewBox="0 0 27 381" draw:points="0,381 27,381 27,0 0,0">
          <text:p/>
        </draw:polygon>
        <draw:polygon draw:style-name="gr31" draw:text-style-name="P9" draw:layer="layout" svg:width="0.026cm" svg:height="0.38cm" svg:x="28.819cm" svg:y="6.526cm" svg:viewBox="0 0 27 381" draw:points="0,381 27,381 27,0 0,0">
          <text:p/>
        </draw:polygon>
        <draw:polygon draw:style-name="gr30" draw:text-style-name="P8" draw:layer="layout" svg:width="0.026cm" svg:height="0.38cm" svg:x="28.846cm" svg:y="6.526cm" svg:viewBox="0 0 27 381" draw:points="0,381 27,381 27,0 0,0">
          <text:p/>
        </draw:polygon>
        <draw:polygon draw:style-name="gr29" draw:text-style-name="P7" draw:layer="layout" svg:width="0.026cm" svg:height="0.38cm" svg:x="28.872cm" svg:y="6.526cm" svg:viewBox="0 0 27 381" draw:points="0,381 27,381 27,0 0,0">
          <text:p/>
        </draw:polygon>
        <draw:polygon draw:style-name="gr32" draw:text-style-name="P10" draw:layer="layout" svg:width="0.026cm" svg:height="0.38cm" svg:x="28.898cm" svg:y="6.526cm" svg:viewBox="0 0 27 381" draw:points="0,381 27,381 27,0 0,0">
          <text:p/>
        </draw:polygon>
        <draw:polygon draw:style-name="gr31" draw:text-style-name="P9" draw:layer="layout" svg:width="0.026cm" svg:height="0.38cm" svg:x="28.924cm" svg:y="6.526cm" svg:viewBox="0 0 27 381" draw:points="0,381 27,381 27,0 0,0">
          <text:p/>
        </draw:polygon>
        <draw:polygon draw:style-name="gr30" draw:text-style-name="P8" draw:layer="layout" svg:width="0.026cm" svg:height="0.38cm" svg:x="28.951cm" svg:y="6.526cm" svg:viewBox="0 0 27 381" draw:points="0,381 27,381 27,0 0,0">
          <text:p/>
        </draw:polygon>
        <draw:polygon draw:style-name="gr30" draw:text-style-name="P8" draw:layer="layout" svg:width="0.026cm" svg:height="0.38cm" svg:x="28.977cm" svg:y="6.526cm" svg:viewBox="0 0 27 381" draw:points="0,381 27,381 27,0 0,0">
          <text:p/>
        </draw:polygon>
        <draw:polygon draw:style-name="gr32" draw:text-style-name="P10" draw:layer="layout" svg:width="0.026cm" svg:height="0.38cm" svg:x="29.003cm" svg:y="6.526cm" svg:viewBox="0 0 27 381" draw:points="0,381 27,381 27,0 0,0">
          <text:p/>
        </draw:polygon>
        <draw:polygon draw:style-name="gr31" draw:text-style-name="P9" draw:layer="layout" svg:width="0.026cm" svg:height="0.38cm" svg:x="29.029cm" svg:y="6.526cm" svg:viewBox="0 0 27 381" draw:points="0,381 27,381 27,0 0,0">
          <text:p/>
        </draw:polygon>
        <draw:polygon draw:style-name="gr32" draw:text-style-name="P10" draw:layer="layout" svg:width="0.026cm" svg:height="0.38cm" svg:x="29.056cm" svg:y="6.526cm" svg:viewBox="0 0 27 381" draw:points="0,381 27,381 27,0 0,0">
          <text:p/>
        </draw:polygon>
        <draw:polygon draw:style-name="gr32" draw:text-style-name="P10" draw:layer="layout" svg:width="0.026cm" svg:height="0.38cm" svg:x="29.082cm" svg:y="6.526cm" svg:viewBox="0 0 27 381" draw:points="0,381 27,381 27,0 0,0">
          <text:p/>
        </draw:polygon>
        <draw:polygon draw:style-name="gr30" draw:text-style-name="P8" draw:layer="layout" svg:width="0.026cm" svg:height="0.38cm" svg:x="29.108cm" svg:y="6.526cm" svg:viewBox="0 0 27 381" draw:points="0,381 27,381 27,0 0,0">
          <text:p/>
        </draw:polygon>
        <draw:polygon draw:style-name="gr31" draw:text-style-name="P9" draw:layer="layout" svg:width="0.027cm" svg:height="0.38cm" svg:x="29.134cm" svg:y="6.526cm" svg:viewBox="0 0 28 381" draw:points="0,381 28,381 28,0 0,0">
          <text:p/>
        </draw:polygon>
        <draw:polygon draw:style-name="gr29" draw:text-style-name="P7" draw:layer="layout" svg:width="0.026cm" svg:height="0.38cm" svg:x="29.161cm" svg:y="6.526cm" svg:viewBox="0 0 27 381" draw:points="0,381 27,381 27,0 0,0">
          <text:p/>
        </draw:polygon>
        <draw:polygon draw:style-name="gr31" draw:text-style-name="P9" draw:layer="layout" svg:width="0.026cm" svg:height="0.38cm" svg:x="29.187cm" svg:y="6.526cm" svg:viewBox="0 0 27 381" draw:points="0,381 27,381 27,0 0,0">
          <text:p/>
        </draw:polygon>
        <draw:polygon draw:style-name="gr32" draw:text-style-name="P10" draw:layer="layout" svg:width="0.026cm" svg:height="0.38cm" svg:x="29.213cm" svg:y="6.526cm" svg:viewBox="0 0 27 381" draw:points="0,381 27,381 27,0 0,0">
          <text:p/>
        </draw:polygon>
        <draw:polygon draw:style-name="gr31" draw:text-style-name="P9" draw:layer="layout" svg:width="0.026cm" svg:height="0.38cm" svg:x="29.24cm" svg:y="6.526cm" svg:viewBox="0 0 27 381" draw:points="0,381 27,381 27,0 0,0">
          <text:p/>
        </draw:polygon>
        <draw:polygon draw:style-name="gr32" draw:text-style-name="P10" draw:layer="layout" svg:width="0.026cm" svg:height="0.38cm" svg:x="29.266cm" svg:y="6.526cm" svg:viewBox="0 0 27 381" draw:points="0,381 27,381 27,0 0,0">
          <text:p/>
        </draw:polygon>
        <draw:polygon draw:style-name="gr30" draw:text-style-name="P8" draw:layer="layout" svg:width="0.026cm" svg:height="0.38cm" svg:x="29.292cm" svg:y="6.526cm" svg:viewBox="0 0 27 381" draw:points="0,381 27,381 27,0 0,0">
          <text:p/>
        </draw:polygon>
        <draw:polygon draw:style-name="gr32" draw:text-style-name="P10" draw:layer="layout" svg:width="0.026cm" svg:height="0.38cm" svg:x="29.318cm" svg:y="6.526cm" svg:viewBox="0 0 27 381" draw:points="0,381 27,381 27,0 0,0">
          <text:p/>
        </draw:polygon>
        <draw:polygon draw:style-name="gr32" draw:text-style-name="P10" draw:layer="layout" svg:width="0.026cm" svg:height="0.38cm" svg:x="29.345cm" svg:y="6.526cm" svg:viewBox="0 0 27 381" draw:points="0,381 27,381 27,0 0,0">
          <text:p/>
        </draw:polygon>
        <draw:polygon draw:style-name="gr31" draw:text-style-name="P9" draw:layer="layout" svg:width="0.026cm" svg:height="0.38cm" svg:x="29.371cm" svg:y="6.526cm" svg:viewBox="0 0 27 381" draw:points="0,381 27,381 27,0 0,0">
          <text:p/>
        </draw:polygon>
        <draw:polygon draw:style-name="gr29" draw:text-style-name="P7" draw:layer="layout" svg:width="0.026cm" svg:height="0.38cm" svg:x="29.397cm" svg:y="6.526cm" svg:viewBox="0 0 27 381" draw:points="0,381 27,381 27,0 0,0">
          <text:p/>
        </draw:polygon>
        <draw:polygon draw:style-name="gr29" draw:text-style-name="P7" draw:layer="layout" svg:width="0.026cm" svg:height="0.38cm" svg:x="29.423cm" svg:y="6.526cm" svg:viewBox="0 0 27 381" draw:points="0,381 27,381 27,0 0,0">
          <text:p/>
        </draw:polygon>
        <draw:polygon draw:style-name="gr32" draw:text-style-name="P10" draw:layer="layout" svg:width="0.026cm" svg:height="0.38cm" svg:x="29.45cm" svg:y="6.526cm" svg:viewBox="0 0 27 381" draw:points="0,381 27,381 27,0 0,0">
          <text:p/>
        </draw:polygon>
        <draw:polygon draw:style-name="gr32" draw:text-style-name="P10" draw:layer="layout" svg:width="0.026cm" svg:height="0.38cm" svg:x="29.476cm" svg:y="6.526cm" svg:viewBox="0 0 27 381" draw:points="0,381 27,381 27,0 0,0">
          <text:p/>
        </draw:polygon>
        <draw:polygon draw:style-name="gr30" draw:text-style-name="P8" draw:layer="layout" svg:width="0.026cm" svg:height="0.38cm" svg:x="29.502cm" svg:y="6.526cm" svg:viewBox="0 0 27 381" draw:points="0,381 27,381 27,0 0,0">
          <text:p/>
        </draw:polygon>
        <draw:polygon draw:style-name="gr32" draw:text-style-name="P10" draw:layer="layout" svg:width="0.027cm" svg:height="0.38cm" svg:x="29.528cm" svg:y="6.526cm" svg:viewBox="0 0 28 381" draw:points="0,381 28,381 28,0 0,0">
          <text:p/>
        </draw:polygon>
        <draw:polygon draw:style-name="gr32" draw:text-style-name="P10" draw:layer="layout" svg:width="0.026cm" svg:height="0.38cm" svg:x="29.555cm" svg:y="6.526cm" svg:viewBox="0 0 27 381" draw:points="0,381 27,381 27,0 0,0">
          <text:p/>
        </draw:polygon>
        <draw:polygon draw:style-name="gr30" draw:text-style-name="P8" draw:layer="layout" svg:width="0.026cm" svg:height="0.38cm" svg:x="29.581cm" svg:y="6.526cm" svg:viewBox="0 0 27 381" draw:points="0,381 27,381 27,0 0,0">
          <text:p/>
        </draw:polygon>
        <draw:polygon draw:style-name="gr31" draw:text-style-name="P9" draw:layer="layout" svg:width="0.026cm" svg:height="0.38cm" svg:x="29.607cm" svg:y="6.526cm" svg:viewBox="0 0 27 381" draw:points="0,381 27,381 27,0 0,0">
          <text:p/>
        </draw:polygon>
        <draw:polygon draw:style-name="gr30" draw:text-style-name="P8" draw:layer="layout" svg:width="0.026cm" svg:height="0.38cm" svg:x="29.635cm" svg:y="6.526cm" svg:viewBox="0 0 27 381" draw:points="0,381 27,381 27,0 0,0">
          <text:p/>
        </draw:polygon>
        <draw:polygon draw:style-name="gr30" draw:text-style-name="P8" draw:layer="layout" svg:width="0.026cm" svg:height="0.38cm" svg:x="29.66cm" svg:y="6.526cm" svg:viewBox="0 0 27 381" draw:points="0,381 27,381 27,0 0,0">
          <text:p/>
        </draw:polygon>
        <draw:polygon draw:style-name="gr30" draw:text-style-name="P8" draw:layer="layout" svg:width="0.026cm" svg:height="0.38cm" svg:x="29.686cm" svg:y="6.526cm" svg:viewBox="0 0 27 381" draw:points="0,381 27,381 27,0 0,0">
          <text:p/>
        </draw:polygon>
        <draw:polygon draw:style-name="gr30" draw:text-style-name="P8" draw:layer="layout" svg:width="0.026cm" svg:height="0.38cm" svg:x="29.712cm" svg:y="6.526cm" svg:viewBox="0 0 27 381" draw:points="0,381 27,381 27,0 0,0">
          <text:p/>
        </draw:polygon>
        <draw:polygon draw:style-name="gr32" draw:text-style-name="P10" draw:layer="layout" svg:width="0.026cm" svg:height="0.38cm" svg:x="29.739cm" svg:y="6.526cm" svg:viewBox="0 0 27 381" draw:points="0,381 27,381 27,0 0,0">
          <text:p/>
        </draw:polygon>
        <draw:polygon draw:style-name="gr31" draw:text-style-name="P9" draw:layer="layout" svg:width="0.026cm" svg:height="0.38cm" svg:x="29.765cm" svg:y="6.526cm" svg:viewBox="0 0 27 381" draw:points="0,381 27,381 27,0 0,0">
          <text:p/>
        </draw:polygon>
        <draw:polygon draw:style-name="gr30" draw:text-style-name="P8" draw:layer="layout" svg:width="0.026cm" svg:height="0.38cm" svg:x="29.791cm" svg:y="6.526cm" svg:viewBox="0 0 27 381" draw:points="0,381 27,381 27,0 0,0">
          <text:p/>
        </draw:polygon>
        <draw:polygon draw:style-name="gr30" draw:text-style-name="P8" draw:layer="layout" svg:width="0.027cm" svg:height="0.38cm" svg:x="29.817cm" svg:y="6.526cm" svg:viewBox="0 0 28 381" draw:points="0,381 28,381 28,0 0,0">
          <text:p/>
        </draw:polygon>
        <draw:polygon draw:style-name="gr31" draw:text-style-name="P9" draw:layer="layout" svg:width="0.026cm" svg:height="0.38cm" svg:x="29.844cm" svg:y="6.526cm" svg:viewBox="0 0 27 381" draw:points="0,381 27,381 27,0 0,0">
          <text:p/>
        </draw:polygon>
        <draw:polygon draw:style-name="gr31" draw:text-style-name="P9" draw:layer="layout" svg:width="0.026cm" svg:height="0.38cm" svg:x="29.87cm" svg:y="6.526cm" svg:viewBox="0 0 27 381" draw:points="0,381 27,381 27,0 0,0">
          <text:p/>
        </draw:polygon>
        <draw:polygon draw:style-name="gr32" draw:text-style-name="P10" draw:layer="layout" svg:width="0.027cm" svg:height="0.38cm" svg:x="29.896cm" svg:y="6.526cm" svg:viewBox="0 0 28 381" draw:points="0,381 28,381 28,0 0,0">
          <text:p/>
        </draw:polygon>
        <draw:polygon draw:style-name="gr32" draw:text-style-name="P10" draw:layer="layout" svg:width="0.026cm" svg:height="0.38cm" svg:x="29.923cm" svg:y="6.526cm" svg:viewBox="0 0 27 381" draw:points="0,381 27,381 27,0 0,0">
          <text:p/>
        </draw:polygon>
        <draw:polygon draw:style-name="gr32" draw:text-style-name="P10" draw:layer="layout" svg:width="0.026cm" svg:height="0.38cm" svg:x="29.949cm" svg:y="6.526cm" svg:viewBox="0 0 27 381" draw:points="0,381 27,381 27,0 0,0">
          <text:p/>
        </draw:polygon>
        <draw:polygon draw:style-name="gr32" draw:text-style-name="P10" draw:layer="layout" svg:width="0.026cm" svg:height="0.38cm" svg:x="29.975cm" svg:y="6.526cm" svg:viewBox="0 0 27 381" draw:points="0,381 27,381 27,0 0,0">
          <text:p/>
        </draw:polygon>
        <draw:polygon draw:style-name="gr32" draw:text-style-name="P10" draw:layer="layout" svg:width="0.026cm" svg:height="0.38cm" svg:x="30.028cm" svg:y="6.526cm" svg:viewBox="0 0 27 381" draw:points="0,381 27,381 27,0 0,0">
          <text:p/>
        </draw:polygon>
        <draw:polygon draw:style-name="gr31" draw:text-style-name="P9" draw:layer="layout" svg:width="0.026cm" svg:height="0.38cm" svg:x="30.08cm" svg:y="6.526cm" svg:viewBox="0 0 27 381" draw:points="0,381 27,381 27,0 0,0">
          <text:p/>
        </draw:polygon>
        <draw:polygon draw:style-name="gr29" draw:text-style-name="P7" draw:layer="layout" svg:width="0.026cm" svg:height="0.38cm" svg:x="30.238cm" svg:y="6.526cm" svg:viewBox="0 0 27 381" draw:points="0,381 27,381 27,0 0,0">
          <text:p/>
        </draw:polygon>
        <draw:polygon draw:style-name="gr30" draw:text-style-name="P8" draw:layer="layout" svg:width="0.026cm" svg:height="0.38cm" svg:x="30.264cm" svg:y="6.526cm" svg:viewBox="0 0 27 381" draw:points="0,381 27,381 27,0 0,0">
          <text:p/>
        </draw:polygon>
        <draw:polygon draw:style-name="gr30" draw:text-style-name="P8" draw:layer="layout" svg:width="0.027cm" svg:height="0.38cm" svg:x="30.29cm" svg:y="6.526cm" svg:viewBox="0 0 28 381" draw:points="0,381 28,381 28,0 0,0">
          <text:p/>
        </draw:polygon>
        <draw:polygon draw:style-name="gr31" draw:text-style-name="P9" draw:layer="layout" svg:width="0.026cm" svg:height="0.38cm" svg:x="30.317cm" svg:y="6.526cm" svg:viewBox="0 0 27 381" draw:points="0,381 27,381 27,0 0,0">
          <text:p/>
        </draw:polygon>
        <draw:polygon draw:style-name="gr31" draw:text-style-name="P9" draw:layer="layout" svg:width="0.026cm" svg:height="0.38cm" svg:x="30.343cm" svg:y="6.526cm" svg:viewBox="0 0 27 381" draw:points="0,381 27,381 27,0 0,0">
          <text:p/>
        </draw:polygon>
        <draw:polygon draw:style-name="gr31" draw:text-style-name="P9" draw:layer="layout" svg:width="0.026cm" svg:height="0.38cm" svg:x="30.369cm" svg:y="6.526cm" svg:viewBox="0 0 27 381" draw:points="0,381 27,381 27,0 0,0">
          <text:p/>
        </draw:polygon>
        <draw:polygon draw:style-name="gr29" draw:text-style-name="P7" draw:layer="layout" svg:width="0.026cm" svg:height="0.38cm" svg:x="30.396cm" svg:y="6.526cm" svg:viewBox="0 0 27 381" draw:points="0,381 27,381 27,0 0,0">
          <text:p/>
        </draw:polygon>
        <draw:polygon draw:style-name="gr31" draw:text-style-name="P9" draw:layer="layout" svg:width="0.026cm" svg:height="0.38cm" svg:x="30.422cm" svg:y="6.526cm" svg:viewBox="0 0 27 381" draw:points="0,381 27,381 27,0 0,0">
          <text:p/>
        </draw:polygon>
        <draw:polygon draw:style-name="gr31" draw:text-style-name="P9" draw:layer="layout" svg:width="0.026cm" svg:height="0.38cm" svg:x="30.448cm" svg:y="6.526cm" svg:viewBox="0 0 27 381" draw:points="0,381 27,381 27,0 0,0">
          <text:p/>
        </draw:polygon>
        <draw:polygon draw:style-name="gr29" draw:text-style-name="P7" draw:layer="layout" svg:width="0.026cm" svg:height="0.38cm" svg:x="30.475cm" svg:y="6.526cm" svg:viewBox="0 0 27 381" draw:points="0,381 27,381 27,0 0,0">
          <text:p/>
        </draw:polygon>
        <draw:polygon draw:style-name="gr29" draw:text-style-name="P7" draw:layer="layout" svg:width="0.026cm" svg:height="0.38cm" svg:x="30.501cm" svg:y="6.526cm" svg:viewBox="0 0 27 381" draw:points="0,381 27,381 27,0 0,0">
          <text:p/>
        </draw:polygon>
        <draw:polygon draw:style-name="gr31" draw:text-style-name="P9" draw:layer="layout" svg:width="0.026cm" svg:height="0.38cm" svg:x="30.527cm" svg:y="6.526cm" svg:viewBox="0 0 27 381" draw:points="0,381 27,381 27,0 0,0">
          <text:p/>
        </draw:polygon>
        <draw:polygon draw:style-name="gr31" draw:text-style-name="P9" draw:layer="layout" svg:width="0.026cm" svg:height="0.38cm" svg:x="30.553cm" svg:y="6.526cm" svg:viewBox="0 0 27 381" draw:points="0,381 27,381 27,0 0,0">
          <text:p/>
        </draw:polygon>
        <draw:polygon draw:style-name="gr30" draw:text-style-name="P8" draw:layer="layout" svg:width="0.027cm" svg:height="0.38cm" svg:x="30.579cm" svg:y="6.526cm" svg:viewBox="0 0 28 381" draw:points="0,381 28,381 28,0 0,0">
          <text:p/>
        </draw:polygon>
        <draw:polygon draw:style-name="gr31" draw:text-style-name="P9" draw:layer="layout" svg:width="0.026cm" svg:height="0.38cm" svg:x="30.606cm" svg:y="6.526cm" svg:viewBox="0 0 27 381" draw:points="0,381 27,381 27,0 0,0">
          <text:p/>
        </draw:polygon>
        <draw:polygon draw:style-name="gr31" draw:text-style-name="P9" draw:layer="layout" svg:width="0.026cm" svg:height="0.38cm" svg:x="30.632cm" svg:y="6.526cm" svg:viewBox="0 0 27 381" draw:points="0,381 27,381 27,0 0,0">
          <text:p/>
        </draw:polygon>
        <draw:polygon draw:style-name="gr29" draw:text-style-name="P7" draw:layer="layout" svg:width="0.026cm" svg:height="0.38cm" svg:x="30.658cm" svg:y="6.526cm" svg:viewBox="0 0 27 381" draw:points="0,381 27,381 27,0 0,0">
          <text:p/>
        </draw:polygon>
        <draw:polygon draw:style-name="gr30" draw:text-style-name="P8" draw:layer="layout" svg:width="0.026cm" svg:height="0.38cm" svg:x="30.685cm" svg:y="6.526cm" svg:viewBox="0 0 27 381" draw:points="0,381 27,381 27,0 0,0">
          <text:p/>
        </draw:polygon>
        <draw:polygon draw:style-name="gr31" draw:text-style-name="P9" draw:layer="layout" svg:width="0.026cm" svg:height="0.38cm" svg:x="30.711cm" svg:y="6.526cm" svg:viewBox="0 0 27 381" draw:points="0,381 27,381 27,0 0,0">
          <text:p/>
        </draw:polygon>
        <draw:polygon draw:style-name="gr32" draw:text-style-name="P10" draw:layer="layout" svg:width="0.026cm" svg:height="0.38cm" svg:x="30.737cm" svg:y="6.526cm" svg:viewBox="0 0 27 381" draw:points="0,381 27,381 27,0 0,0">
          <text:p/>
        </draw:polygon>
        <draw:polygon draw:style-name="gr31" draw:text-style-name="P9" draw:layer="layout" svg:width="0.026cm" svg:height="0.38cm" svg:x="30.763cm" svg:y="6.526cm" svg:viewBox="0 0 27 381" draw:points="0,381 27,381 27,0 0,0">
          <text:p/>
        </draw:polygon>
        <draw:polygon draw:style-name="gr31" draw:text-style-name="P9" draw:layer="layout" svg:width="0.026cm" svg:height="0.38cm" svg:x="30.79cm" svg:y="6.526cm" svg:viewBox="0 0 27 381" draw:points="0,381 27,381 27,0 0,0">
          <text:p/>
        </draw:polygon>
        <draw:polygon draw:style-name="gr31" draw:text-style-name="P9" draw:layer="layout" svg:width="0.026cm" svg:height="0.38cm" svg:x="30.816cm" svg:y="6.526cm" svg:viewBox="0 0 27 381" draw:points="0,381 27,381 27,0 0,0">
          <text:p/>
        </draw:polygon>
        <draw:polygon draw:style-name="gr31" draw:text-style-name="P9" draw:layer="layout" svg:width="0.026cm" svg:height="0.38cm" svg:x="30.842cm" svg:y="6.526cm" svg:viewBox="0 0 27 381" draw:points="0,381 27,381 27,0 0,0">
          <text:p/>
        </draw:polygon>
        <draw:polygon draw:style-name="gr31" draw:text-style-name="P9" draw:layer="layout" svg:width="0.026cm" svg:height="0.38cm" svg:x="30.868cm" svg:y="6.526cm" svg:viewBox="0 0 27 381" draw:points="0,381 27,381 27,0 0,0">
          <text:p/>
        </draw:polygon>
        <draw:polygon draw:style-name="gr30" draw:text-style-name="P8" draw:layer="layout" svg:width="0.026cm" svg:height="0.38cm" svg:x="30.895cm" svg:y="6.526cm" svg:viewBox="0 0 27 381" draw:points="0,381 27,381 27,0 0,0">
          <text:p/>
        </draw:polygon>
        <draw:polygon draw:style-name="gr30" draw:text-style-name="P8" draw:layer="layout" svg:width="0.026cm" svg:height="0.38cm" svg:x="30.921cm" svg:y="6.526cm" svg:viewBox="0 0 27 381" draw:points="0,381 27,381 27,0 0,0">
          <text:p/>
        </draw:polygon>
        <draw:polygon draw:style-name="gr32" draw:text-style-name="P10" draw:layer="layout" svg:width="0.026cm" svg:height="0.38cm" svg:x="30.947cm" svg:y="6.526cm" svg:viewBox="0 0 27 381" draw:points="0,381 27,381 27,0 0,0">
          <text:p/>
        </draw:polygon>
        <draw:polygon draw:style-name="gr31" draw:text-style-name="P9" draw:layer="layout" svg:width="0.027cm" svg:height="0.38cm" svg:x="30.973cm" svg:y="6.526cm" svg:viewBox="0 0 28 381" draw:points="0,381 28,381 28,0 0,0">
          <text:p/>
        </draw:polygon>
        <draw:polygon draw:style-name="gr30" draw:text-style-name="P8" draw:layer="layout" svg:width="0.026cm" svg:height="0.38cm" svg:x="31cm" svg:y="6.526cm" svg:viewBox="0 0 27 381" draw:points="0,381 27,381 27,0 0,0">
          <text:p/>
        </draw:polygon>
        <draw:polygon draw:style-name="gr30" draw:text-style-name="P8" draw:layer="layout" svg:width="0.026cm" svg:height="0.38cm" svg:x="31.026cm" svg:y="6.526cm" svg:viewBox="0 0 27 381" draw:points="0,381 27,381 27,0 0,0">
          <text:p/>
        </draw:polygon>
        <draw:polygon draw:style-name="gr31" draw:text-style-name="P9" draw:layer="layout" svg:width="0.026cm" svg:height="0.38cm" svg:x="31.052cm" svg:y="6.526cm" svg:viewBox="0 0 27 381" draw:points="0,381 27,381 27,0 0,0">
          <text:p/>
        </draw:polygon>
        <draw:polygon draw:style-name="gr30" draw:text-style-name="P8" draw:layer="layout" svg:width="0.026cm" svg:height="0.38cm" svg:x="31.079cm" svg:y="6.526cm" svg:viewBox="0 0 27 381" draw:points="0,381 27,381 27,0 0,0">
          <text:p/>
        </draw:polygon>
        <draw:polygon draw:style-name="gr31" draw:text-style-name="P9" draw:layer="layout" svg:width="0.026cm" svg:height="0.38cm" svg:x="31.105cm" svg:y="6.526cm" svg:viewBox="0 0 27 381" draw:points="0,381 27,381 27,0 0,0">
          <text:p/>
        </draw:polygon>
        <draw:polygon draw:style-name="gr31" draw:text-style-name="P9" draw:layer="layout" svg:width="0.026cm" svg:height="0.38cm" svg:x="31.131cm" svg:y="6.526cm" svg:viewBox="0 0 27 381" draw:points="0,381 27,381 27,0 0,0">
          <text:p/>
        </draw:polygon>
        <draw:polygon draw:style-name="gr29" draw:text-style-name="P7" draw:layer="layout" svg:width="0.026cm" svg:height="0.38cm" svg:x="31.157cm" svg:y="6.526cm" svg:viewBox="0 0 27 381" draw:points="0,381 27,381 27,0 0,0">
          <text:p/>
        </draw:polygon>
        <draw:polygon draw:style-name="gr31" draw:text-style-name="P9" draw:layer="layout" svg:width="0.026cm" svg:height="0.38cm" svg:x="31.184cm" svg:y="6.526cm" svg:viewBox="0 0 27 381" draw:points="0,381 27,381 27,0 0,0">
          <text:p/>
        </draw:polygon>
        <draw:polygon draw:style-name="gr29" draw:text-style-name="P7" draw:layer="layout" svg:width="0.026cm" svg:height="0.38cm" svg:x="31.21cm" svg:y="6.526cm" svg:viewBox="0 0 27 381" draw:points="0,381 27,381 27,0 0,0">
          <text:p/>
        </draw:polygon>
        <draw:polygon draw:style-name="gr30" draw:text-style-name="P8" draw:layer="layout" svg:width="0.026cm" svg:height="0.38cm" svg:x="31.236cm" svg:y="6.526cm" svg:viewBox="0 0 27 381" draw:points="0,381 27,381 27,0 0,0">
          <text:p/>
        </draw:polygon>
        <draw:polygon draw:style-name="gr31" draw:text-style-name="P9" draw:layer="layout" svg:width="0.026cm" svg:height="0.38cm" svg:x="31.262cm" svg:y="6.526cm" svg:viewBox="0 0 27 381" draw:points="0,381 27,381 27,0 0,0">
          <text:p/>
        </draw:polygon>
        <draw:polygon draw:style-name="gr30" draw:text-style-name="P8" draw:layer="layout" svg:width="0.026cm" svg:height="0.38cm" svg:x="31.289cm" svg:y="6.526cm" svg:viewBox="0 0 27 381" draw:points="0,381 27,381 27,0 0,0">
          <text:p/>
        </draw:polygon>
        <draw:polygon draw:style-name="gr31" draw:text-style-name="P9" draw:layer="layout" svg:width="0.026cm" svg:height="0.38cm" svg:x="31.316cm" svg:y="6.526cm" svg:viewBox="0 0 27 381" draw:points="0,381 27,381 27,0 0,0">
          <text:p/>
        </draw:polygon>
        <draw:polygon draw:style-name="gr31" draw:text-style-name="P9" draw:layer="layout" svg:width="0.027cm" svg:height="0.38cm" svg:x="31.341cm" svg:y="6.526cm" svg:viewBox="0 0 28 381" draw:points="0,381 28,381 28,0 0,0">
          <text:p/>
        </draw:polygon>
        <draw:polygon draw:style-name="gr30" draw:text-style-name="P8" draw:layer="layout" svg:width="0.026cm" svg:height="0.38cm" svg:x="31.368cm" svg:y="6.526cm" svg:viewBox="0 0 27 381" draw:points="0,381 27,381 27,0 0,0">
          <text:p/>
        </draw:polygon>
        <draw:polygon draw:style-name="gr32" draw:text-style-name="P10" draw:layer="layout" svg:width="0.026cm" svg:height="0.38cm" svg:x="31.394cm" svg:y="6.526cm" svg:viewBox="0 0 27 381" draw:points="0,381 27,381 27,0 0,0">
          <text:p/>
        </draw:polygon>
        <draw:polygon draw:style-name="gr30" draw:text-style-name="P8" draw:layer="layout" svg:width="0.026cm" svg:height="0.38cm" svg:x="31.42cm" svg:y="6.526cm" svg:viewBox="0 0 27 381" draw:points="0,381 27,381 27,0 0,0">
          <text:p/>
        </draw:polygon>
        <draw:polygon draw:style-name="gr30" draw:text-style-name="P8" draw:layer="layout" svg:width="0.026cm" svg:height="0.38cm" svg:x="31.446cm" svg:y="6.526cm" svg:viewBox="0 0 27 381" draw:points="0,381 27,381 27,0 0,0">
          <text:p/>
        </draw:polygon>
        <draw:polygon draw:style-name="gr30" draw:text-style-name="P8" draw:layer="layout" svg:width="0.026cm" svg:height="0.38cm" svg:x="31.473cm" svg:y="6.526cm" svg:viewBox="0 0 27 381" draw:points="0,381 27,381 27,0 0,0">
          <text:p/>
        </draw:polygon>
        <draw:polygon draw:style-name="gr30" draw:text-style-name="P8" draw:layer="layout" svg:width="0.026cm" svg:height="0.38cm" svg:x="31.499cm" svg:y="6.526cm" svg:viewBox="0 0 27 381" draw:points="0,381 27,381 27,0 0,0">
          <text:p/>
        </draw:polygon>
        <draw:polygon draw:style-name="gr32" draw:text-style-name="P10" draw:layer="layout" svg:width="0.026cm" svg:height="0.38cm" svg:x="31.525cm" svg:y="6.526cm" svg:viewBox="0 0 27 381" draw:points="0,381 27,381 27,0 0,0">
          <text:p/>
        </draw:polygon>
        <draw:polygon draw:style-name="gr30" draw:text-style-name="P8" draw:layer="layout" svg:width="0.026cm" svg:height="0.38cm" svg:x="31.551cm" svg:y="6.526cm" svg:viewBox="0 0 27 381" draw:points="0,381 27,381 27,0 0,0">
          <text:p/>
        </draw:polygon>
        <draw:polygon draw:style-name="gr29" draw:text-style-name="P7" draw:layer="layout" svg:width="0.026cm" svg:height="0.38cm" svg:x="31.578cm" svg:y="6.526cm" svg:viewBox="0 0 27 381" draw:points="0,381 27,381 27,0 0,0">
          <text:p/>
        </draw:polygon>
        <draw:polygon draw:style-name="gr29" draw:text-style-name="P7" draw:layer="layout" svg:width="0.026cm" svg:height="0.38cm" svg:x="31.604cm" svg:y="6.526cm" svg:viewBox="0 0 27 381" draw:points="0,381 27,381 27,0 0,0">
          <text:p/>
        </draw:polygon>
        <draw:polygon draw:style-name="gr29" draw:text-style-name="P7" draw:layer="layout" svg:width="0.026cm" svg:height="0.38cm" svg:x="31.63cm" svg:y="6.526cm" svg:viewBox="0 0 27 381" draw:points="0,381 27,381 27,0 0,0">
          <text:p/>
        </draw:polygon>
        <draw:polygon draw:style-name="gr32" draw:text-style-name="P10" draw:layer="layout" svg:width="0.027cm" svg:height="0.38cm" svg:x="31.656cm" svg:y="6.526cm" svg:viewBox="0 0 28 381" draw:points="0,381 28,381 28,0 0,0">
          <text:p/>
        </draw:polygon>
        <draw:polygon draw:style-name="gr31" draw:text-style-name="P9" draw:layer="layout" svg:width="0.026cm" svg:height="0.38cm" svg:x="31.683cm" svg:y="6.526cm" svg:viewBox="0 0 27 381" draw:points="0,381 27,381 27,0 0,0">
          <text:p/>
        </draw:polygon>
        <draw:polygon draw:style-name="gr30" draw:text-style-name="P8" draw:layer="layout" svg:width="0.026cm" svg:height="0.38cm" svg:x="31.709cm" svg:y="6.526cm" svg:viewBox="0 0 27 381" draw:points="0,381 27,381 27,0 0,0">
          <text:p/>
        </draw:polygon>
        <draw:polygon draw:style-name="gr29" draw:text-style-name="P7" draw:layer="layout" svg:width="0.027cm" svg:height="0.38cm" svg:x="31.735cm" svg:y="6.526cm" svg:viewBox="0 0 28 381" draw:points="0,381 28,381 28,0 0,0">
          <text:p/>
        </draw:polygon>
        <draw:polygon draw:style-name="gr32" draw:text-style-name="P10" draw:layer="layout" svg:width="0.026cm" svg:height="0.38cm" svg:x="31.763cm" svg:y="6.526cm" svg:viewBox="0 0 27 381" draw:points="0,381 27,381 27,0 0,0">
          <text:p/>
        </draw:polygon>
        <draw:polygon draw:style-name="gr30" draw:text-style-name="P8" draw:layer="layout" svg:width="0.026cm" svg:height="0.38cm" svg:x="31.788cm" svg:y="6.526cm" svg:viewBox="0 0 27 381" draw:points="0,381 27,381 27,0 0,0">
          <text:p/>
        </draw:polygon>
        <draw:polygon draw:style-name="gr31" draw:text-style-name="P9" draw:layer="layout" svg:width="0.026cm" svg:height="0.38cm" svg:x="31.814cm" svg:y="6.526cm" svg:viewBox="0 0 27 381" draw:points="0,381 27,381 27,0 0,0">
          <text:p/>
        </draw:polygon>
        <draw:polygon draw:style-name="gr31" draw:text-style-name="P9" draw:layer="layout" svg:width="0.026cm" svg:height="0.38cm" svg:x="31.841cm" svg:y="6.526cm" svg:viewBox="0 0 27 381" draw:points="0,381 27,381 27,0 0,0">
          <text:p/>
        </draw:polygon>
        <draw:polygon draw:style-name="gr32" draw:text-style-name="P10" draw:layer="layout" svg:width="0.026cm" svg:height="0.38cm" svg:x="31.867cm" svg:y="6.526cm" svg:viewBox="0 0 27 381" draw:points="0,381 27,381 27,0 0,0">
          <text:p/>
        </draw:polygon>
        <draw:polygon draw:style-name="gr31" draw:text-style-name="P9" draw:layer="layout" svg:width="0.026cm" svg:height="0.38cm" svg:x="31.893cm" svg:y="6.526cm" svg:viewBox="0 0 27 381" draw:points="0,381 27,381 27,0 0,0">
          <text:p/>
        </draw:polygon>
        <draw:polygon draw:style-name="gr31" draw:text-style-name="P9" draw:layer="layout" svg:width="0.026cm" svg:height="0.38cm" svg:x="31.919cm" svg:y="6.526cm" svg:viewBox="0 0 27 381" draw:points="0,381 27,381 27,0 0,0">
          <text:p/>
        </draw:polygon>
        <draw:polygon draw:style-name="gr31" draw:text-style-name="P9" draw:layer="layout" svg:width="0.026cm" svg:height="0.38cm" svg:x="31.945cm" svg:y="6.526cm" svg:viewBox="0 0 27 381" draw:points="0,381 27,381 27,0 0,0">
          <text:p/>
        </draw:polygon>
        <draw:polygon draw:style-name="gr31" draw:text-style-name="P9" draw:layer="layout" svg:width="0.026cm" svg:height="0.38cm" svg:x="31.972cm" svg:y="6.526cm" svg:viewBox="0 0 27 381" draw:points="0,381 27,381 27,0 0,0">
          <text:p/>
        </draw:polygon>
        <draw:polygon draw:style-name="gr30" draw:text-style-name="P8" draw:layer="layout" svg:width="0.026cm" svg:height="0.38cm" svg:x="31.998cm" svg:y="6.526cm" svg:viewBox="0 0 27 381" draw:points="0,381 27,381 27,0 0,0">
          <text:p/>
        </draw:polygon>
        <draw:polygon draw:style-name="gr32" draw:text-style-name="P10" draw:layer="layout" svg:width="0.026cm" svg:height="0.38cm" svg:x="32.024cm" svg:y="6.526cm" svg:viewBox="0 0 27 381" draw:points="0,381 27,381 27,0 0,0">
          <text:p/>
        </draw:polygon>
        <draw:polygon draw:style-name="gr32" draw:text-style-name="P10" draw:layer="layout" svg:width="0.027cm" svg:height="0.38cm" svg:x="32.05cm" svg:y="6.526cm" svg:viewBox="0 0 28 381" draw:points="0,381 28,381 28,0 0,0">
          <text:p/>
        </draw:polygon>
        <draw:polygon draw:style-name="gr30" draw:text-style-name="P8" draw:layer="layout" svg:width="0.026cm" svg:height="0.38cm" svg:x="32.077cm" svg:y="6.526cm" svg:viewBox="0 0 27 381" draw:points="0,381 27,381 27,0 0,0">
          <text:p/>
        </draw:polygon>
        <draw:polygon draw:style-name="gr30" draw:text-style-name="P8" draw:layer="layout" svg:width="0.026cm" svg:height="0.38cm" svg:x="32.103cm" svg:y="6.526cm" svg:viewBox="0 0 27 381" draw:points="0,381 27,381 27,0 0,0">
          <text:p/>
        </draw:polygon>
        <draw:polygon draw:style-name="gr31" draw:text-style-name="P9" draw:layer="layout" svg:width="0.026cm" svg:height="0.38cm" svg:x="32.13cm" svg:y="6.526cm" svg:viewBox="0 0 27 381" draw:points="0,381 27,381 27,0 0,0">
          <text:p/>
        </draw:polygon>
        <draw:polygon draw:style-name="gr29" draw:text-style-name="P7" draw:layer="layout" svg:width="0.026cm" svg:height="0.38cm" svg:x="32.156cm" svg:y="6.526cm" svg:viewBox="0 0 27 381" draw:points="0,381 27,381 27,0 0,0">
          <text:p/>
        </draw:polygon>
        <draw:polygon draw:style-name="gr31" draw:text-style-name="P9" draw:layer="layout" svg:width="0.026cm" svg:height="0.38cm" svg:x="32.182cm" svg:y="6.526cm" svg:viewBox="0 0 27 381" draw:points="0,381 27,381 27,0 0,0">
          <text:p/>
        </draw:polygon>
        <draw:polygon draw:style-name="gr30" draw:text-style-name="P8" draw:layer="layout" svg:width="0.026cm" svg:height="0.38cm" svg:x="32.208cm" svg:y="6.526cm" svg:viewBox="0 0 27 381" draw:points="0,381 27,381 27,0 0,0">
          <text:p/>
        </draw:polygon>
        <draw:polygon draw:style-name="gr31" draw:text-style-name="P9" draw:layer="layout" svg:width="0.026cm" svg:height="0.38cm" svg:x="32.235cm" svg:y="6.526cm" svg:viewBox="0 0 27 381" draw:points="0,381 27,381 27,0 0,0">
          <text:p/>
        </draw:polygon>
        <draw:polygon draw:style-name="gr32" draw:text-style-name="P10" draw:layer="layout" svg:width="0.026cm" svg:height="0.38cm" svg:x="32.261cm" svg:y="6.526cm" svg:viewBox="0 0 27 381" draw:points="0,381 27,381 27,0 0,0">
          <text:p/>
        </draw:polygon>
        <draw:polygon draw:style-name="gr32" draw:text-style-name="P10" draw:layer="layout" svg:width="0.026cm" svg:height="0.38cm" svg:x="32.287cm" svg:y="6.526cm" svg:viewBox="0 0 27 381" draw:points="0,381 27,381 27,0 0,0">
          <text:p/>
        </draw:polygon>
        <draw:polygon draw:style-name="gr30" draw:text-style-name="P8" draw:layer="layout" svg:width="0.026cm" svg:height="0.38cm" svg:x="32.313cm" svg:y="6.526cm" svg:viewBox="0 0 27 381" draw:points="0,381 27,381 27,0 0,0">
          <text:p/>
        </draw:polygon>
        <draw:polygon draw:style-name="gr30" draw:text-style-name="P8" draw:layer="layout" svg:width="0.026cm" svg:height="0.38cm" svg:x="32.34cm" svg:y="6.526cm" svg:viewBox="0 0 27 381" draw:points="0,381 27,381 27,0 0,0">
          <text:p/>
        </draw:polygon>
        <draw:polygon draw:style-name="gr29" draw:text-style-name="P7" draw:layer="layout" svg:width="0.026cm" svg:height="0.38cm" svg:x="32.366cm" svg:y="6.526cm" svg:viewBox="0 0 27 381" draw:points="0,381 27,381 27,0 0,0">
          <text:p/>
        </draw:polygon>
        <draw:polygon draw:style-name="gr30" draw:text-style-name="P8" draw:layer="layout" svg:width="0.026cm" svg:height="0.38cm" svg:x="32.392cm" svg:y="6.526cm" svg:viewBox="0 0 27 381" draw:points="0,381 27,381 27,0 0,0">
          <text:p/>
        </draw:polygon>
        <draw:polygon draw:style-name="gr31" draw:text-style-name="P9" draw:layer="layout" svg:width="0.027cm" svg:height="0.38cm" svg:x="32.418cm" svg:y="6.526cm" svg:viewBox="0 0 28 381" draw:points="0,381 28,381 28,0 0,0">
          <text:p/>
        </draw:polygon>
        <draw:polygon draw:style-name="gr31" draw:text-style-name="P9" draw:layer="layout" svg:width="0.026cm" svg:height="0.38cm" svg:x="32.445cm" svg:y="6.526cm" svg:viewBox="0 0 27 381" draw:points="0,381 27,381 27,0 0,0">
          <text:p/>
        </draw:polygon>
        <draw:polygon draw:style-name="gr31" draw:text-style-name="P9" draw:layer="layout" svg:width="0.026cm" svg:height="0.38cm" svg:x="32.471cm" svg:y="6.526cm" svg:viewBox="0 0 27 381" draw:points="0,381 27,381 27,0 0,0">
          <text:p/>
        </draw:polygon>
        <draw:polygon draw:style-name="gr30" draw:text-style-name="P8" draw:layer="layout" svg:width="0.026cm" svg:height="0.38cm" svg:x="32.497cm" svg:y="6.526cm" svg:viewBox="0 0 27 381" draw:points="0,381 27,381 27,0 0,0">
          <text:p/>
        </draw:polygon>
        <draw:polygon draw:style-name="gr31" draw:text-style-name="P9" draw:layer="layout" svg:width="0.026cm" svg:height="0.38cm" svg:x="32.524cm" svg:y="6.526cm" svg:viewBox="0 0 27 381" draw:points="0,381 27,381 27,0 0,0">
          <text:p/>
        </draw:polygon>
        <draw:polygon draw:style-name="gr32" draw:text-style-name="P10" draw:layer="layout" svg:width="0.026cm" svg:height="0.38cm" svg:x="32.55cm" svg:y="6.526cm" svg:viewBox="0 0 27 381" draw:points="0,381 27,381 27,0 0,0">
          <text:p/>
        </draw:polygon>
        <draw:polygon draw:style-name="gr32" draw:text-style-name="P10" draw:layer="layout" svg:width="0.026cm" svg:height="0.38cm" svg:x="32.576cm" svg:y="6.526cm" svg:viewBox="0 0 27 381" draw:points="0,381 27,381 27,0 0,0">
          <text:p/>
        </draw:polygon>
        <draw:polygon draw:style-name="gr31" draw:text-style-name="P9" draw:layer="layout" svg:width="0.026cm" svg:height="0.38cm" svg:x="32.603cm" svg:y="6.526cm" svg:viewBox="0 0 27 381" draw:points="0,381 27,381 27,0 0,0">
          <text:p/>
        </draw:polygon>
        <draw:polygon draw:style-name="gr32" draw:text-style-name="P10" draw:layer="layout" svg:width="0.026cm" svg:height="0.38cm" svg:x="32.629cm" svg:y="6.526cm" svg:viewBox="0 0 27 381" draw:points="0,381 27,381 27,0 0,0">
          <text:p/>
        </draw:polygon>
        <draw:polygon draw:style-name="gr29" draw:text-style-name="P7" draw:layer="layout" svg:width="0.026cm" svg:height="0.38cm" svg:x="32.655cm" svg:y="6.526cm" svg:viewBox="0 0 27 381" draw:points="0,381 27,381 27,0 0,0">
          <text:p/>
        </draw:polygon>
        <draw:polygon draw:style-name="gr32" draw:text-style-name="P10" draw:layer="layout" svg:width="0.026cm" svg:height="0.38cm" svg:x="32.681cm" svg:y="6.526cm" svg:viewBox="0 0 27 381" draw:points="0,381 27,381 27,0 0,0">
          <text:p/>
        </draw:polygon>
        <draw:polygon draw:style-name="gr32" draw:text-style-name="P10" draw:layer="layout" svg:width="0.026cm" svg:height="0.38cm" svg:x="32.707cm" svg:y="6.526cm" svg:viewBox="0 0 27 381" draw:points="0,381 27,381 27,0 0,0">
          <text:p/>
        </draw:polygon>
        <draw:polygon draw:style-name="gr31" draw:text-style-name="P9" draw:layer="layout" svg:width="0.026cm" svg:height="0.38cm" svg:x="32.734cm" svg:y="6.526cm" svg:viewBox="0 0 27 381" draw:points="0,381 27,381 27,0 0,0">
          <text:p/>
        </draw:polygon>
        <draw:polygon draw:style-name="gr32" draw:text-style-name="P10" draw:layer="layout" svg:width="0.026cm" svg:height="0.38cm" svg:x="32.76cm" svg:y="6.526cm" svg:viewBox="0 0 27 381" draw:points="0,381 27,381 27,0 0,0">
          <text:p/>
        </draw:polygon>
        <draw:polygon draw:style-name="gr30" draw:text-style-name="P8" draw:layer="layout" svg:width="0.026cm" svg:height="0.38cm" svg:x="32.786cm" svg:y="6.526cm" svg:viewBox="0 0 27 381" draw:points="0,381 27,381 27,0 0,0">
          <text:p/>
        </draw:polygon>
        <draw:polygon draw:style-name="gr30" draw:text-style-name="P8" draw:layer="layout" svg:width="0.027cm" svg:height="0.38cm" svg:x="32.812cm" svg:y="6.526cm" svg:viewBox="0 0 28 381" draw:points="0,381 28,381 28,0 0,0">
          <text:p/>
        </draw:polygon>
        <draw:polygon draw:style-name="gr32" draw:text-style-name="P10" draw:layer="layout" svg:width="0.026cm" svg:height="0.38cm" svg:x="32.839cm" svg:y="6.526cm" svg:viewBox="0 0 27 381" draw:points="0,381 27,381 27,0 0,0">
          <text:p/>
        </draw:polygon>
        <draw:polygon draw:style-name="gr30" draw:text-style-name="P8" draw:layer="layout" svg:width="0.026cm" svg:height="0.38cm" svg:x="32.865cm" svg:y="6.526cm" svg:viewBox="0 0 27 381" draw:points="0,381 27,381 27,0 0,0">
          <text:p/>
        </draw:polygon>
        <draw:polygon draw:style-name="gr31" draw:text-style-name="P9" draw:layer="layout" svg:width="0.026cm" svg:height="0.38cm" svg:x="32.891cm" svg:y="6.526cm" svg:viewBox="0 0 27 381" draw:points="0,381 27,381 27,0 0,0">
          <text:p/>
        </draw:polygon>
        <draw:polygon draw:style-name="gr32" draw:text-style-name="P10" draw:layer="layout" svg:width="0.026cm" svg:height="0.38cm" svg:x="32.918cm" svg:y="6.526cm" svg:viewBox="0 0 27 381" draw:points="0,381 27,381 27,0 0,0">
          <text:p/>
        </draw:polygon>
        <draw:polygon draw:style-name="gr30" draw:text-style-name="P8" draw:layer="layout" svg:width="0.026cm" svg:height="0.38cm" svg:x="32.944cm" svg:y="6.526cm" svg:viewBox="0 0 27 381" draw:points="0,381 27,381 27,0 0,0">
          <text:p/>
        </draw:polygon>
        <draw:polygon draw:style-name="gr30" draw:text-style-name="P8" draw:layer="layout" svg:width="0.026cm" svg:height="0.38cm" svg:x="32.97cm" svg:y="6.526cm" svg:viewBox="0 0 27 381" draw:points="0,381 27,381 27,0 0,0">
          <text:p/>
        </draw:polygon>
        <draw:polygon draw:style-name="gr31" draw:text-style-name="P9" draw:layer="layout" svg:width="0.026cm" svg:height="0.38cm" svg:x="32.996cm" svg:y="6.526cm" svg:viewBox="0 0 27 381" draw:points="0,381 27,381 27,0 0,0">
          <text:p/>
        </draw:polygon>
        <draw:polygon draw:style-name="gr29" draw:text-style-name="P7" draw:layer="layout" svg:width="0.026cm" svg:height="0.38cm" svg:x="33.023cm" svg:y="6.526cm" svg:viewBox="0 0 27 381" draw:points="0,381 27,381 27,0 0,0">
          <text:p/>
        </draw:polygon>
        <draw:polygon draw:style-name="gr30" draw:text-style-name="P8" draw:layer="layout" svg:width="0.026cm" svg:height="0.38cm" svg:x="33.049cm" svg:y="6.526cm" svg:viewBox="0 0 27 381" draw:points="0,381 27,381 27,0 0,0">
          <text:p/>
        </draw:polygon>
        <draw:polygon draw:style-name="gr29" draw:text-style-name="P7" draw:layer="layout" svg:width="0.026cm" svg:height="0.38cm" svg:x="33.075cm" svg:y="6.526cm" svg:viewBox="0 0 27 381" draw:points="0,381 27,381 27,0 0,0">
          <text:p/>
        </draw:polygon>
        <draw:polygon draw:style-name="gr30" draw:text-style-name="P8" draw:layer="layout" svg:width="0.027cm" svg:height="0.38cm" svg:x="33.101cm" svg:y="6.526cm" svg:viewBox="0 0 28 381" draw:points="0,381 28,381 28,0 0,0">
          <text:p/>
        </draw:polygon>
        <draw:polygon draw:style-name="gr32" draw:text-style-name="P10" draw:layer="layout" svg:width="0.026cm" svg:height="0.38cm" svg:x="33.128cm" svg:y="6.526cm" svg:viewBox="0 0 27 381" draw:points="0,381 27,381 27,0 0,0">
          <text:p/>
        </draw:polygon>
        <draw:polygon draw:style-name="gr31" draw:text-style-name="P9" draw:layer="layout" svg:width="0.026cm" svg:height="0.38cm" svg:x="33.154cm" svg:y="6.526cm" svg:viewBox="0 0 27 381" draw:points="0,381 27,381 27,0 0,0">
          <text:p/>
        </draw:polygon>
        <draw:polygon draw:style-name="gr31" draw:text-style-name="P9" draw:layer="layout" svg:width="0.027cm" svg:height="0.38cm" svg:x="33.18cm" svg:y="6.526cm" svg:viewBox="0 0 28 381" draw:points="0,381 28,381 28,0 0,0">
          <text:p/>
        </draw:polygon>
        <draw:polygon draw:style-name="gr31" draw:text-style-name="P9" draw:layer="layout" svg:width="0.026cm" svg:height="0.38cm" svg:x="33.207cm" svg:y="6.526cm" svg:viewBox="0 0 27 381" draw:points="0,381 27,381 27,0 0,0">
          <text:p/>
        </draw:polygon>
        <draw:polygon draw:style-name="gr30" draw:text-style-name="P8" draw:layer="layout" svg:width="0.026cm" svg:height="0.38cm" svg:x="33.233cm" svg:y="6.526cm" svg:viewBox="0 0 27 381" draw:points="0,381 27,381 27,0 0,0">
          <text:p/>
        </draw:polygon>
        <draw:polygon draw:style-name="gr30" draw:text-style-name="P8" draw:layer="layout" svg:width="0.026cm" svg:height="0.38cm" svg:x="33.259cm" svg:y="6.526cm" svg:viewBox="0 0 27 381" draw:points="0,381 27,381 27,0 0,0">
          <text:p/>
        </draw:polygon>
        <draw:polygon draw:style-name="gr32" draw:text-style-name="P10" draw:layer="layout" svg:width="0.026cm" svg:height="0.38cm" svg:x="33.286cm" svg:y="6.526cm" svg:viewBox="0 0 27 381" draw:points="0,381 27,381 27,0 0,0">
          <text:p/>
        </draw:polygon>
        <draw:polygon draw:style-name="gr30" draw:text-style-name="P8" draw:layer="layout" svg:width="0.026cm" svg:height="0.38cm" svg:x="33.312cm" svg:y="6.526cm" svg:viewBox="0 0 27 381" draw:points="0,381 27,381 27,0 0,0">
          <text:p/>
        </draw:polygon>
        <draw:polygon draw:style-name="gr31" draw:text-style-name="P9" draw:layer="layout" svg:width="0.026cm" svg:height="0.38cm" svg:x="33.338cm" svg:y="6.526cm" svg:viewBox="0 0 27 381" draw:points="0,381 27,381 27,0 0,0">
          <text:p/>
        </draw:polygon>
        <draw:polygon draw:style-name="gr32" draw:text-style-name="P10" draw:layer="layout" svg:width="0.026cm" svg:height="0.38cm" svg:x="33.364cm" svg:y="6.526cm" svg:viewBox="0 0 27 381" draw:points="0,381 27,381 27,0 0,0">
          <text:p/>
        </draw:polygon>
        <draw:polygon draw:style-name="gr30" draw:text-style-name="P8" draw:layer="layout" svg:width="0.026cm" svg:height="0.38cm" svg:x="33.39cm" svg:y="6.526cm" svg:viewBox="0 0 27 381" draw:points="0,381 27,381 27,0 0,0">
          <text:p/>
        </draw:polygon>
        <draw:polygon draw:style-name="gr29" draw:text-style-name="P7" draw:layer="layout" svg:width="0.026cm" svg:height="0.38cm" svg:x="33.417cm" svg:y="6.526cm" svg:viewBox="0 0 27 381" draw:points="0,381 27,381 27,0 0,0">
          <text:p/>
        </draw:polygon>
        <draw:polygon draw:style-name="gr30" draw:text-style-name="P8" draw:layer="layout" svg:width="0.026cm" svg:height="0.38cm" svg:x="33.444cm" svg:y="6.526cm" svg:viewBox="0 0 27 381" draw:points="0,381 27,381 27,0 0,0">
          <text:p/>
        </draw:polygon>
        <draw:polygon draw:style-name="gr30" draw:text-style-name="P8" draw:layer="layout" svg:width="0.026cm" svg:height="0.38cm" svg:x="33.469cm" svg:y="6.526cm" svg:viewBox="0 0 27 381" draw:points="0,381 27,381 27,0 0,0">
          <text:p/>
        </draw:polygon>
        <draw:polygon draw:style-name="gr30" draw:text-style-name="P8" draw:layer="layout" svg:width="0.027cm" svg:height="0.38cm" svg:x="33.495cm" svg:y="6.526cm" svg:viewBox="0 0 28 381" draw:points="0,381 28,381 28,0 0,0">
          <text:p/>
        </draw:polygon>
        <draw:polygon draw:style-name="gr31" draw:text-style-name="P9" draw:layer="layout" svg:width="0.026cm" svg:height="0.38cm" svg:x="33.522cm" svg:y="6.526cm" svg:viewBox="0 0 27 381" draw:points="0,381 27,381 27,0 0,0">
          <text:p/>
        </draw:polygon>
        <draw:polygon draw:style-name="gr30" draw:text-style-name="P8" draw:layer="layout" svg:width="0.026cm" svg:height="0.38cm" svg:x="33.548cm" svg:y="6.526cm" svg:viewBox="0 0 27 381" draw:points="0,381 27,381 27,0 0,0">
          <text:p/>
        </draw:polygon>
        <draw:polygon draw:style-name="gr30" draw:text-style-name="P8" draw:layer="layout" svg:width="0.028cm" svg:height="0.38cm" svg:x="33.574cm" svg:y="6.526cm" svg:viewBox="0 0 29 381" draw:points="0,381 29,381 29,0 0,0">
          <text:p/>
        </draw:polygon>
        <draw:polygon draw:style-name="gr32" draw:text-style-name="P10" draw:layer="layout" svg:width="0.026cm" svg:height="0.38cm" svg:x="33.601cm" svg:y="6.526cm" svg:viewBox="0 0 27 381" draw:points="0,381 27,381 27,0 0,0">
          <text:p/>
        </draw:polygon>
        <draw:polygon draw:style-name="gr30" draw:text-style-name="P8" draw:layer="layout" svg:width="0.026cm" svg:height="0.38cm" svg:x="33.627cm" svg:y="6.526cm" svg:viewBox="0 0 27 381" draw:points="0,381 27,381 27,0 0,0">
          <text:p/>
        </draw:polygon>
        <draw:polygon draw:style-name="gr31" draw:text-style-name="P9" draw:layer="layout" svg:width="0.026cm" svg:height="0.38cm" svg:x="33.653cm" svg:y="6.526cm" svg:viewBox="0 0 27 381" draw:points="0,381 27,381 27,0 0,0">
          <text:p/>
        </draw:polygon>
        <draw:polygon draw:style-name="gr29" draw:text-style-name="P7" draw:layer="layout" svg:width="0.026cm" svg:height="0.38cm" svg:x="33.68cm" svg:y="6.526cm" svg:viewBox="0 0 27 381" draw:points="0,381 27,381 27,0 0,0">
          <text:p/>
        </draw:polygon>
        <draw:polygon draw:style-name="gr30" draw:text-style-name="P8" draw:layer="layout" svg:width="0.026cm" svg:height="0.38cm" svg:x="33.706cm" svg:y="6.526cm" svg:viewBox="0 0 27 381" draw:points="0,381 27,381 27,0 0,0">
          <text:p/>
        </draw:polygon>
        <draw:polygon draw:style-name="gr30" draw:text-style-name="P8" draw:layer="layout" svg:width="0.026cm" svg:height="0.38cm" svg:x="33.732cm" svg:y="6.526cm" svg:viewBox="0 0 27 381" draw:points="0,381 27,381 27,0 0,0">
          <text:p/>
        </draw:polygon>
        <draw:polygon draw:style-name="gr32" draw:text-style-name="P10" draw:layer="layout" svg:width="0.026cm" svg:height="0.38cm" svg:x="33.784cm" svg:y="6.526cm" svg:viewBox="0 0 27 381" draw:points="0,381 27,381 27,0 0,0">
          <text:p/>
        </draw:polygon>
        <draw:polygon draw:style-name="gr31" draw:text-style-name="P9" draw:layer="layout" svg:width="0.026cm" svg:height="0.38cm" svg:x="33.811cm" svg:y="6.526cm" svg:viewBox="0 0 27 381" draw:points="0,381 27,381 27,0 0,0">
          <text:p/>
        </draw:polygon>
        <draw:polygon draw:style-name="gr30" draw:text-style-name="P8" draw:layer="layout" svg:width="0.026cm" svg:height="0.38cm" svg:x="33.837cm" svg:y="6.526cm" svg:viewBox="0 0 27 381" draw:points="0,381 27,381 27,0 0,0">
          <text:p/>
        </draw:polygon>
        <draw:polygon draw:style-name="gr30" draw:text-style-name="P8" draw:layer="layout" svg:width="0.027cm" svg:height="0.38cm" svg:x="33.863cm" svg:y="6.526cm" svg:viewBox="0 0 28 381" draw:points="0,381 28,381 28,0 0,0">
          <text:p/>
        </draw:polygon>
        <draw:polygon draw:style-name="gr31" draw:text-style-name="P9" draw:layer="layout" svg:width="0.026cm" svg:height="0.38cm" svg:x="33.891cm" svg:y="6.526cm" svg:viewBox="0 0 27 381" draw:points="0,381 27,381 27,0 0,0">
          <text:p/>
        </draw:polygon>
        <draw:polygon draw:style-name="gr32" draw:text-style-name="P10" draw:layer="layout" svg:width="0.026cm" svg:height="0.38cm" svg:x="33.916cm" svg:y="6.526cm" svg:viewBox="0 0 27 381" draw:points="0,381 27,381 27,0 0,0">
          <text:p/>
        </draw:polygon>
        <draw:polygon draw:style-name="gr31" draw:text-style-name="P9" draw:layer="layout" svg:width="0.026cm" svg:height="0.38cm" svg:x="33.942cm" svg:y="6.526cm" svg:viewBox="0 0 27 381" draw:points="0,381 27,381 27,0 0,0">
          <text:p/>
        </draw:polygon>
        <draw:polygon draw:style-name="gr29" draw:text-style-name="P7" draw:layer="layout" svg:width="0.026cm" svg:height="0.38cm" svg:x="33.969cm" svg:y="6.526cm" svg:viewBox="0 0 27 381" draw:points="0,381 27,381 27,0 0,0">
          <text:p/>
        </draw:polygon>
        <draw:polygon draw:style-name="gr31" draw:text-style-name="P9" draw:layer="layout" svg:width="0.026cm" svg:height="0.38cm" svg:x="33.995cm" svg:y="6.526cm" svg:viewBox="0 0 27 381" draw:points="0,381 27,381 27,0 0,0">
          <text:p/>
        </draw:polygon>
        <draw:polygon draw:style-name="gr29" draw:text-style-name="P7" draw:layer="layout" svg:width="0.026cm" svg:height="0.38cm" svg:x="34.021cm" svg:y="6.526cm" svg:viewBox="0 0 27 381" draw:points="0,381 27,381 27,0 0,0">
          <text:p/>
        </draw:polygon>
        <draw:polygon draw:style-name="gr31" draw:text-style-name="P9" draw:layer="layout" svg:width="0.026cm" svg:height="0.38cm" svg:x="34.047cm" svg:y="6.526cm" svg:viewBox="0 0 27 381" draw:points="0,381 27,381 27,0 0,0">
          <text:p/>
        </draw:polygon>
        <draw:polygon draw:style-name="gr30" draw:text-style-name="P8" draw:layer="layout" svg:width="0.026cm" svg:height="0.38cm" svg:x="34.074cm" svg:y="6.526cm" svg:viewBox="0 0 27 381" draw:points="0,381 27,381 27,0 0,0">
          <text:p/>
        </draw:polygon>
        <draw:polygon draw:style-name="gr31" draw:text-style-name="P9" draw:layer="layout" svg:width="0.026cm" svg:height="0.38cm" svg:x="34.1cm" svg:y="6.526cm" svg:viewBox="0 0 27 381" draw:points="0,381 27,381 27,0 0,0">
          <text:p/>
        </draw:polygon>
        <draw:polygon draw:style-name="gr31" draw:text-style-name="P9" draw:layer="layout" svg:width="0.026cm" svg:height="0.38cm" svg:x="34.126cm" svg:y="6.526cm" svg:viewBox="0 0 27 381" draw:points="0,381 27,381 27,0 0,0">
          <text:p/>
        </draw:polygon>
        <draw:polygon draw:style-name="gr30" draw:text-style-name="P8" draw:layer="layout" svg:width="0.026cm" svg:height="0.38cm" svg:x="34.152cm" svg:y="6.526cm" svg:viewBox="0 0 27 381" draw:points="0,381 27,381 27,0 0,0">
          <text:p/>
        </draw:polygon>
        <draw:polygon draw:style-name="gr31" draw:text-style-name="P9" draw:layer="layout" svg:width="0.026cm" svg:height="0.38cm" svg:x="34.179cm" svg:y="6.526cm" svg:viewBox="0 0 27 381" draw:points="0,381 27,381 27,0 0,0">
          <text:p/>
        </draw:polygon>
        <draw:polygon draw:style-name="gr31" draw:text-style-name="P9" draw:layer="layout" svg:width="0.026cm" svg:height="0.38cm" svg:x="34.205cm" svg:y="6.526cm" svg:viewBox="0 0 27 381" draw:points="0,381 27,381 27,0 0,0">
          <text:p/>
        </draw:polygon>
        <draw:polygon draw:style-name="gr32" draw:text-style-name="P10" draw:layer="layout" svg:width="0.026cm" svg:height="0.38cm" svg:x="34.231cm" svg:y="6.526cm" svg:viewBox="0 0 27 381" draw:points="0,381 27,381 27,0 0,0">
          <text:p/>
        </draw:polygon>
        <draw:polygon draw:style-name="gr30" draw:text-style-name="P8" draw:layer="layout" svg:width="0.027cm" svg:height="0.38cm" svg:x="34.257cm" svg:y="6.526cm" svg:viewBox="0 0 28 381" draw:points="0,381 28,381 28,0 0,0">
          <text:p/>
        </draw:polygon>
        <draw:polygon draw:style-name="gr29" draw:text-style-name="P7" draw:layer="layout" svg:width="0.026cm" svg:height="0.38cm" svg:x="34.284cm" svg:y="6.526cm" svg:viewBox="0 0 27 381" draw:points="0,381 27,381 27,0 0,0">
          <text:p/>
        </draw:polygon>
        <draw:polygon draw:style-name="gr29" draw:text-style-name="P7" draw:layer="layout" svg:width="0.026cm" svg:height="0.38cm" svg:x="34.31cm" svg:y="6.526cm" svg:viewBox="0 0 27 381" draw:points="0,381 27,381 27,0 0,0">
          <text:p/>
        </draw:polygon>
        <draw:polygon draw:style-name="gr29" draw:text-style-name="P7" draw:layer="layout" svg:width="0.026cm" svg:height="0.38cm" svg:x="34.336cm" svg:y="6.526cm" svg:viewBox="0 0 27 381" draw:points="0,381 27,381 27,0 0,0">
          <text:p/>
        </draw:polygon>
        <draw:polygon draw:style-name="gr31" draw:text-style-name="P9" draw:layer="layout" svg:width="0.026cm" svg:height="0.38cm" svg:x="34.415cm" svg:y="6.526cm" svg:viewBox="0 0 27 381" draw:points="0,381 27,381 27,0 0,0">
          <text:p/>
        </draw:polygon>
        <draw:polygon draw:style-name="gr30" draw:text-style-name="P8" draw:layer="layout" svg:width="0.026cm" svg:height="0.38cm" svg:x="34.441cm" svg:y="6.526cm" svg:viewBox="0 0 27 381" draw:points="0,381 27,381 27,0 0,0">
          <text:p/>
        </draw:polygon>
        <draw:polygon draw:style-name="gr29" draw:text-style-name="P7" draw:layer="layout" svg:width="0.026cm" svg:height="0.38cm" svg:x="34.468cm" svg:y="6.526cm" svg:viewBox="0 0 27 381" draw:points="0,381 27,381 27,0 0,0">
          <text:p/>
        </draw:polygon>
        <draw:polygon draw:style-name="gr30" draw:text-style-name="P8" draw:layer="layout" svg:width="0.026cm" svg:height="0.38cm" svg:x="34.494cm" svg:y="6.526cm" svg:viewBox="0 0 27 381" draw:points="0,381 27,381 27,0 0,0">
          <text:p/>
        </draw:polygon>
        <draw:polygon draw:style-name="gr32" draw:text-style-name="P10" draw:layer="layout" svg:width="0.026cm" svg:height="0.38cm" svg:x="34.52cm" svg:y="6.526cm" svg:viewBox="0 0 27 381" draw:points="0,381 27,381 27,0 0,0">
          <text:p/>
        </draw:polygon>
        <draw:polygon draw:style-name="gr32" draw:text-style-name="P10" draw:layer="layout" svg:width="0.026cm" svg:height="0.38cm" svg:x="34.546cm" svg:y="6.526cm" svg:viewBox="0 0 27 381" draw:points="0,381 27,381 27,0 0,0">
          <text:p/>
        </draw:polygon>
        <draw:polygon draw:style-name="gr32" draw:text-style-name="P10" draw:layer="layout" svg:width="0.026cm" svg:height="0.38cm" svg:x="34.573cm" svg:y="6.526cm" svg:viewBox="0 0 27 381" draw:points="0,381 27,381 27,0 0,0">
          <text:p/>
        </draw:polygon>
        <draw:polygon draw:style-name="gr31" draw:text-style-name="P9" draw:layer="layout" svg:width="0.026cm" svg:height="0.38cm" svg:x="34.599cm" svg:y="6.526cm" svg:viewBox="0 0 27 381" draw:points="0,381 27,381 27,0 0,0">
          <text:p/>
        </draw:polygon>
        <draw:polygon draw:style-name="gr29" draw:text-style-name="P7" draw:layer="layout" svg:width="0.027cm" svg:height="0.38cm" svg:x="34.625cm" svg:y="6.526cm" svg:viewBox="0 0 28 381" draw:points="0,381 28,381 28,0 0,0">
          <text:p/>
        </draw:polygon>
        <draw:polygon draw:style-name="gr29" draw:text-style-name="P7" draw:layer="layout" svg:width="0.026cm" svg:height="0.38cm" svg:x="34.652cm" svg:y="6.526cm" svg:viewBox="0 0 27 381" draw:points="0,381 27,381 27,0 0,0">
          <text:p/>
        </draw:polygon>
        <draw:polygon draw:style-name="gr29" draw:text-style-name="P7" draw:layer="layout" svg:width="0.026cm" svg:height="0.38cm" svg:x="20.123cm" svg:y="5.766cm" svg:viewBox="0 0 27 381" draw:points="0,381 27,381 27,0 0,0">
          <text:p/>
        </draw:polygon>
        <draw:polygon draw:style-name="gr30" draw:text-style-name="P8" draw:layer="layout" svg:width="0.026cm" svg:height="0.38cm" svg:x="20.15cm" svg:y="5.766cm" svg:viewBox="0 0 27 381" draw:points="0,381 27,381 27,0 0,0">
          <text:p/>
        </draw:polygon>
        <draw:polygon draw:style-name="gr31" draw:text-style-name="P9" draw:layer="layout" svg:width="0.026cm" svg:height="0.38cm" svg:x="20.176cm" svg:y="5.766cm" svg:viewBox="0 0 27 381" draw:points="0,381 27,381 27,0 0,0">
          <text:p/>
        </draw:polygon>
        <draw:polygon draw:style-name="gr32" draw:text-style-name="P10" draw:layer="layout" svg:width="0.026cm" svg:height="0.38cm" svg:x="20.202cm" svg:y="5.766cm" svg:viewBox="0 0 27 381" draw:points="0,381 27,381 27,0 0,0">
          <text:p/>
        </draw:polygon>
        <draw:polygon draw:style-name="gr31" draw:text-style-name="P9" draw:layer="layout" svg:width="0.026cm" svg:height="0.38cm" svg:x="20.228cm" svg:y="5.766cm" svg:viewBox="0 0 27 381" draw:points="0,381 27,381 27,0 0,0">
          <text:p/>
        </draw:polygon>
        <draw:polygon draw:style-name="gr32" draw:text-style-name="P10" draw:layer="layout" svg:width="0.026cm" svg:height="0.38cm" svg:x="20.256cm" svg:y="5.766cm" svg:viewBox="0 0 27 381" draw:points="0,381 27,381 27,0 0,0">
          <text:p/>
        </draw:polygon>
        <draw:polygon draw:style-name="gr32" draw:text-style-name="P10" draw:layer="layout" svg:width="0.026cm" svg:height="0.38cm" svg:x="20.281cm" svg:y="5.766cm" svg:viewBox="0 0 27 381" draw:points="0,381 27,381 27,0 0,0">
          <text:p/>
        </draw:polygon>
        <draw:polygon draw:style-name="gr30" draw:text-style-name="P8" draw:layer="layout" svg:width="0.026cm" svg:height="0.38cm" svg:x="20.307cm" svg:y="5.766cm" svg:viewBox="0 0 27 381" draw:points="0,381 27,381 27,0 0,0">
          <text:p/>
        </draw:polygon>
        <draw:polygon draw:style-name="gr32" draw:text-style-name="P10" draw:layer="layout" svg:width="0.026cm" svg:height="0.38cm" svg:x="20.333cm" svg:y="5.766cm" svg:viewBox="0 0 27 381" draw:points="0,381 27,381 27,0 0,0">
          <text:p/>
        </draw:polygon>
        <draw:polygon draw:style-name="gr32" draw:text-style-name="P10" draw:layer="layout" svg:width="0.027cm" svg:height="0.38cm" svg:x="20.359cm" svg:y="5.766cm" svg:viewBox="0 0 28 381" draw:points="0,381 28,381 28,0 0,0">
          <text:p/>
        </draw:polygon>
        <draw:polygon draw:style-name="gr30" draw:text-style-name="P8" draw:layer="layout" svg:width="0.026cm" svg:height="0.38cm" svg:x="20.386cm" svg:y="5.766cm" svg:viewBox="0 0 27 381" draw:points="0,381 27,381 27,0 0,0">
          <text:p/>
        </draw:polygon>
        <draw:polygon draw:style-name="gr29" draw:text-style-name="P7" draw:layer="layout" svg:width="0.026cm" svg:height="0.38cm" svg:x="20.412cm" svg:y="5.766cm" svg:viewBox="0 0 27 381" draw:points="0,381 27,381 27,0 0,0">
          <text:p/>
        </draw:polygon>
        <draw:polygon draw:style-name="gr31" draw:text-style-name="P9" draw:layer="layout" svg:width="0.027cm" svg:height="0.38cm" svg:x="20.438cm" svg:y="5.766cm" svg:viewBox="0 0 28 381" draw:points="0,381 28,381 28,0 0,0">
          <text:p/>
        </draw:polygon>
        <draw:polygon draw:style-name="gr31" draw:text-style-name="P9" draw:layer="layout" svg:width="0.026cm" svg:height="0.38cm" svg:x="20.465cm" svg:y="5.766cm" svg:viewBox="0 0 27 381" draw:points="0,381 27,381 27,0 0,0">
          <text:p/>
        </draw:polygon>
        <draw:polygon draw:style-name="gr30" draw:text-style-name="P8" draw:layer="layout" svg:width="0.026cm" svg:height="0.38cm" svg:x="20.491cm" svg:y="5.766cm" svg:viewBox="0 0 27 381" draw:points="0,381 27,381 27,0 0,0">
          <text:p/>
        </draw:polygon>
        <draw:polygon draw:style-name="gr30" draw:text-style-name="P8" draw:layer="layout" svg:width="0.026cm" svg:height="0.38cm" svg:x="20.517cm" svg:y="5.766cm" svg:viewBox="0 0 27 381" draw:points="0,381 27,381 27,0 0,0">
          <text:p/>
        </draw:polygon>
        <draw:polygon draw:style-name="gr31" draw:text-style-name="P9" draw:layer="layout" svg:width="0.026cm" svg:height="0.38cm" svg:x="20.544cm" svg:y="5.766cm" svg:viewBox="0 0 27 381" draw:points="0,381 27,381 27,0 0,0">
          <text:p/>
        </draw:polygon>
        <draw:polygon draw:style-name="gr32" draw:text-style-name="P10" draw:layer="layout" svg:width="0.026cm" svg:height="0.38cm" svg:x="20.596cm" svg:y="5.766cm" svg:viewBox="0 0 27 381" draw:points="0,381 27,381 27,0 0,0">
          <text:p/>
        </draw:polygon>
        <draw:polygon draw:style-name="gr30" draw:text-style-name="P8" draw:layer="layout" svg:width="0.026cm" svg:height="0.38cm" svg:x="20.622cm" svg:y="5.766cm" svg:viewBox="0 0 27 381" draw:points="0,381 27,381 27,0 0,0">
          <text:p/>
        </draw:polygon>
        <draw:polygon draw:style-name="gr31" draw:text-style-name="P9" draw:layer="layout" svg:width="0.026cm" svg:height="0.38cm" svg:x="20.649cm" svg:y="5.766cm" svg:viewBox="0 0 27 381" draw:points="0,381 27,381 27,0 0,0">
          <text:p/>
        </draw:polygon>
        <draw:polygon draw:style-name="gr31" draw:text-style-name="P9" draw:layer="layout" svg:width="0.026cm" svg:height="0.38cm" svg:x="20.676cm" svg:y="5.766cm" svg:viewBox="0 0 27 381" draw:points="0,381 27,381 27,0 0,0">
          <text:p/>
        </draw:polygon>
        <draw:polygon draw:style-name="gr31" draw:text-style-name="P9" draw:layer="layout" svg:width="0.026cm" svg:height="0.38cm" svg:x="20.701cm" svg:y="5.766cm" svg:viewBox="0 0 27 381" draw:points="0,381 27,381 27,0 0,0">
          <text:p/>
        </draw:polygon>
        <draw:polygon draw:style-name="gr32" draw:text-style-name="P10" draw:layer="layout" svg:width="0.026cm" svg:height="0.38cm" svg:x="20.727cm" svg:y="5.766cm" svg:viewBox="0 0 27 381" draw:points="0,381 27,381 27,0 0,0">
          <text:p/>
        </draw:polygon>
        <draw:polygon draw:style-name="gr30" draw:text-style-name="P8" draw:layer="layout" svg:width="0.026cm" svg:height="0.38cm" svg:x="20.754cm" svg:y="5.766cm" svg:viewBox="0 0 27 381" draw:points="0,381 27,381 27,0 0,0">
          <text:p/>
        </draw:polygon>
        <draw:polygon draw:style-name="gr31" draw:text-style-name="P9" draw:layer="layout" svg:width="0.026cm" svg:height="0.38cm" svg:x="20.78cm" svg:y="5.766cm" svg:viewBox="0 0 27 381" draw:points="0,381 27,381 27,0 0,0">
          <text:p/>
        </draw:polygon>
        <draw:polygon draw:style-name="gr31" draw:text-style-name="P9" draw:layer="layout" svg:width="0.027cm" svg:height="0.38cm" svg:x="20.806cm" svg:y="5.766cm" svg:viewBox="0 0 28 381" draw:points="0,381 28,381 28,0 0,0">
          <text:p/>
        </draw:polygon>
        <draw:polygon draw:style-name="gr30" draw:text-style-name="P8" draw:layer="layout" svg:width="0.026cm" svg:height="0.38cm" svg:x="20.833cm" svg:y="5.766cm" svg:viewBox="0 0 27 381" draw:points="0,381 27,381 27,0 0,0">
          <text:p/>
        </draw:polygon>
        <draw:polygon draw:style-name="gr30" draw:text-style-name="P8" draw:layer="layout" svg:width="0.026cm" svg:height="0.38cm" svg:x="20.859cm" svg:y="5.766cm" svg:viewBox="0 0 27 381" draw:points="0,381 27,381 27,0 0,0">
          <text:p/>
        </draw:polygon>
        <draw:polygon draw:style-name="gr30" draw:text-style-name="P8" draw:layer="layout" svg:width="0.026cm" svg:height="0.38cm" svg:x="20.885cm" svg:y="5.766cm" svg:viewBox="0 0 27 381" draw:points="0,381 27,381 27,0 0,0">
          <text:p/>
        </draw:polygon>
        <draw:polygon draw:style-name="gr32" draw:text-style-name="P10" draw:layer="layout" svg:width="0.026cm" svg:height="0.38cm" svg:x="20.911cm" svg:y="5.766cm" svg:viewBox="0 0 27 381" draw:points="0,381 27,381 27,0 0,0">
          <text:p/>
        </draw:polygon>
        <draw:polygon draw:style-name="gr31" draw:text-style-name="P9" draw:layer="layout" svg:width="0.026cm" svg:height="0.38cm" svg:x="20.938cm" svg:y="5.766cm" svg:viewBox="0 0 27 381" draw:points="0,381 27,381 27,0 0,0">
          <text:p/>
        </draw:polygon>
        <draw:polygon draw:style-name="gr30" draw:text-style-name="P8" draw:layer="layout" svg:width="0.026cm" svg:height="0.38cm" svg:x="20.964cm" svg:y="5.766cm" svg:viewBox="0 0 27 381" draw:points="0,381 27,381 27,0 0,0">
          <text:p/>
        </draw:polygon>
        <draw:polygon draw:style-name="gr29" draw:text-style-name="P7" draw:layer="layout" svg:width="0.026cm" svg:height="0.38cm" svg:x="20.99cm" svg:y="5.766cm" svg:viewBox="0 0 27 381" draw:points="0,381 27,381 27,0 0,0">
          <text:p/>
        </draw:polygon>
        <draw:polygon draw:style-name="gr30" draw:text-style-name="P8" draw:layer="layout" svg:width="0.026cm" svg:height="0.38cm" svg:x="21.016cm" svg:y="5.766cm" svg:viewBox="0 0 27 381" draw:points="0,381 27,381 27,0 0,0">
          <text:p/>
        </draw:polygon>
        <draw:polygon draw:style-name="gr30" draw:text-style-name="P8" draw:layer="layout" svg:width="0.026cm" svg:height="0.38cm" svg:x="21.043cm" svg:y="5.766cm" svg:viewBox="0 0 27 381" draw:points="0,381 27,381 27,0 0,0">
          <text:p/>
        </draw:polygon>
        <draw:polygon draw:style-name="gr31" draw:text-style-name="P9" draw:layer="layout" svg:width="0.026cm" svg:height="0.38cm" svg:x="21.069cm" svg:y="5.766cm" svg:viewBox="0 0 27 381" draw:points="0,381 27,381 27,0 0,0">
          <text:p/>
        </draw:polygon>
        <draw:polygon draw:style-name="gr31" draw:text-style-name="P9" draw:layer="layout" svg:width="0.026cm" svg:height="0.38cm" svg:x="21.096cm" svg:y="5.766cm" svg:viewBox="0 0 27 381" draw:points="0,381 27,381 27,0 0,0">
          <text:p/>
        </draw:polygon>
        <draw:polygon draw:style-name="gr30" draw:text-style-name="P8" draw:layer="layout" svg:width="0.027cm" svg:height="0.38cm" svg:x="21.121cm" svg:y="5.766cm" svg:viewBox="0 0 28 381" draw:points="0,381 28,381 28,0 0,0">
          <text:p/>
        </draw:polygon>
        <draw:polygon draw:style-name="gr31" draw:text-style-name="P9" draw:layer="layout" svg:width="0.026cm" svg:height="0.38cm" svg:x="21.148cm" svg:y="5.766cm" svg:viewBox="0 0 27 381" draw:points="0,381 27,381 27,0 0,0">
          <text:p/>
        </draw:polygon>
        <draw:polygon draw:style-name="gr31" draw:text-style-name="P9" draw:layer="layout" svg:width="0.026cm" svg:height="0.38cm" svg:x="21.174cm" svg:y="5.766cm" svg:viewBox="0 0 27 381" draw:points="0,381 27,381 27,0 0,0">
          <text:p/>
        </draw:polygon>
        <draw:polygon draw:style-name="gr29" draw:text-style-name="P7" draw:layer="layout" svg:width="0.027cm" svg:height="0.38cm" svg:x="21.2cm" svg:y="5.766cm" svg:viewBox="0 0 28 381" draw:points="0,381 28,381 28,0 0,0">
          <text:p/>
        </draw:polygon>
        <draw:polygon draw:style-name="gr31" draw:text-style-name="P9" draw:layer="layout" svg:width="0.026cm" svg:height="0.38cm" svg:x="21.227cm" svg:y="5.766cm" svg:viewBox="0 0 27 381" draw:points="0,381 27,381 27,0 0,0">
          <text:p/>
        </draw:polygon>
        <draw:polygon draw:style-name="gr29" draw:text-style-name="P7" draw:layer="layout" svg:width="0.026cm" svg:height="0.38cm" svg:x="21.253cm" svg:y="5.766cm" svg:viewBox="0 0 27 381" draw:points="0,381 27,381 27,0 0,0">
          <text:p/>
        </draw:polygon>
        <draw:polygon draw:style-name="gr30" draw:text-style-name="P8" draw:layer="layout" svg:width="0.026cm" svg:height="0.38cm" svg:x="21.279cm" svg:y="5.766cm" svg:viewBox="0 0 27 381" draw:points="0,381 27,381 27,0 0,0">
          <text:p/>
        </draw:polygon>
        <draw:polygon draw:style-name="gr31" draw:text-style-name="P9" draw:layer="layout" svg:width="0.026cm" svg:height="0.38cm" svg:x="21.305cm" svg:y="5.766cm" svg:viewBox="0 0 27 381" draw:points="0,381 27,381 27,0 0,0">
          <text:p/>
        </draw:polygon>
        <draw:polygon draw:style-name="gr30" draw:text-style-name="P8" draw:layer="layout" svg:width="0.026cm" svg:height="0.38cm" svg:x="21.332cm" svg:y="5.766cm" svg:viewBox="0 0 27 381" draw:points="0,381 27,381 27,0 0,0">
          <text:p/>
        </draw:polygon>
        <draw:polygon draw:style-name="gr30" draw:text-style-name="P8" draw:layer="layout" svg:width="0.026cm" svg:height="0.38cm" svg:x="21.358cm" svg:y="5.766cm" svg:viewBox="0 0 27 381" draw:points="0,381 27,381 27,0 0,0">
          <text:p/>
        </draw:polygon>
        <draw:polygon draw:style-name="gr31" draw:text-style-name="P9" draw:layer="layout" svg:width="0.026cm" svg:height="0.38cm" svg:x="21.384cm" svg:y="5.766cm" svg:viewBox="0 0 27 381" draw:points="0,381 27,381 27,0 0,0">
          <text:p/>
        </draw:polygon>
        <draw:polygon draw:style-name="gr32" draw:text-style-name="P10" draw:layer="layout" svg:width="0.026cm" svg:height="0.38cm" svg:x="21.41cm" svg:y="5.766cm" svg:viewBox="0 0 27 381" draw:points="0,381 27,381 27,0 0,0">
          <text:p/>
        </draw:polygon>
        <draw:polygon draw:style-name="gr31" draw:text-style-name="P9" draw:layer="layout" svg:width="0.026cm" svg:height="0.38cm" svg:x="21.437cm" svg:y="5.766cm" svg:viewBox="0 0 27 381" draw:points="0,381 27,381 27,0 0,0">
          <text:p/>
        </draw:polygon>
        <draw:polygon draw:style-name="gr30" draw:text-style-name="P8" draw:layer="layout" svg:width="0.026cm" svg:height="0.38cm" svg:x="21.463cm" svg:y="5.766cm" svg:viewBox="0 0 27 381" draw:points="0,381 27,381 27,0 0,0">
          <text:p/>
        </draw:polygon>
        <draw:polygon draw:style-name="gr32" draw:text-style-name="P10" draw:layer="layout" svg:width="0.026cm" svg:height="0.38cm" svg:x="21.489cm" svg:y="5.766cm" svg:viewBox="0 0 27 381" draw:points="0,381 27,381 27,0 0,0">
          <text:p/>
        </draw:polygon>
        <draw:polygon draw:style-name="gr31" draw:text-style-name="P9" draw:layer="layout" svg:width="0.027cm" svg:height="0.38cm" svg:x="21.516cm" svg:y="5.766cm" svg:viewBox="0 0 28 381" draw:points="0,381 28,381 28,0 0,0">
          <text:p/>
        </draw:polygon>
        <draw:polygon draw:style-name="gr30" draw:text-style-name="P8" draw:layer="layout" svg:width="0.026cm" svg:height="0.38cm" svg:x="21.543cm" svg:y="5.766cm" svg:viewBox="0 0 27 381" draw:points="0,381 27,381 27,0 0,0">
          <text:p/>
        </draw:polygon>
        <draw:polygon draw:style-name="gr31" draw:text-style-name="P9" draw:layer="layout" svg:width="0.026cm" svg:height="0.38cm" svg:x="21.568cm" svg:y="5.766cm" svg:viewBox="0 0 27 381" draw:points="0,381 27,381 27,0 0,0">
          <text:p/>
        </draw:polygon>
        <draw:polygon draw:style-name="gr31" draw:text-style-name="P9" draw:layer="layout" svg:width="0.026cm" svg:height="0.38cm" svg:x="21.595cm" svg:y="5.766cm" svg:viewBox="0 0 27 381" draw:points="0,381 27,381 27,0 0,0">
          <text:p/>
        </draw:polygon>
        <draw:polygon draw:style-name="gr31" draw:text-style-name="P9" draw:layer="layout" svg:width="0.026cm" svg:height="0.38cm" svg:x="21.621cm" svg:y="5.766cm" svg:viewBox="0 0 27 381" draw:points="0,381 27,381 27,0 0,0">
          <text:p/>
        </draw:polygon>
        <draw:polygon draw:style-name="gr30" draw:text-style-name="P8" draw:layer="layout" svg:width="0.026cm" svg:height="0.38cm" svg:x="21.647cm" svg:y="5.766cm" svg:viewBox="0 0 27 381" draw:points="0,381 27,381 27,0 0,0">
          <text:p/>
        </draw:polygon>
        <draw:polygon draw:style-name="gr32" draw:text-style-name="P10" draw:layer="layout" svg:width="0.026cm" svg:height="0.38cm" svg:x="21.673cm" svg:y="5.766cm" svg:viewBox="0 0 27 381" draw:points="0,381 27,381 27,0 0,0">
          <text:p/>
        </draw:polygon>
        <draw:polygon draw:style-name="gr30" draw:text-style-name="P8" draw:layer="layout" svg:width="0.026cm" svg:height="0.38cm" svg:x="21.7cm" svg:y="5.766cm" svg:viewBox="0 0 27 381" draw:points="0,381 27,381 27,0 0,0">
          <text:p/>
        </draw:polygon>
        <draw:polygon draw:style-name="gr30" draw:text-style-name="P8" draw:layer="layout" svg:width="0.026cm" svg:height="0.38cm" svg:x="21.726cm" svg:y="5.766cm" svg:viewBox="0 0 27 381" draw:points="0,381 27,381 27,0 0,0">
          <text:p/>
        </draw:polygon>
        <draw:polygon draw:style-name="gr30" draw:text-style-name="P8" draw:layer="layout" svg:width="0.026cm" svg:height="0.38cm" svg:x="21.752cm" svg:y="5.766cm" svg:viewBox="0 0 27 381" draw:points="0,381 27,381 27,0 0,0">
          <text:p/>
        </draw:polygon>
        <draw:polygon draw:style-name="gr31" draw:text-style-name="P9" draw:layer="layout" svg:width="0.027cm" svg:height="0.38cm" svg:x="21.804cm" svg:y="5.766cm" svg:viewBox="0 0 28 381" draw:points="0,381 28,381 28,0 0,0">
          <text:p/>
        </draw:polygon>
        <draw:polygon draw:style-name="gr29" draw:text-style-name="P7" draw:layer="layout" svg:width="0.026cm" svg:height="0.38cm" svg:x="21.831cm" svg:y="5.766cm" svg:viewBox="0 0 27 381" draw:points="0,381 27,381 27,0 0,0">
          <text:p/>
        </draw:polygon>
        <draw:polygon draw:style-name="gr30" draw:text-style-name="P8" draw:layer="layout" svg:width="0.026cm" svg:height="0.38cm" svg:x="21.857cm" svg:y="5.766cm" svg:viewBox="0 0 27 381" draw:points="0,381 27,381 27,0 0,0">
          <text:p/>
        </draw:polygon>
        <draw:polygon draw:style-name="gr31" draw:text-style-name="P9" draw:layer="layout" svg:width="0.027cm" svg:height="0.38cm" svg:x="21.883cm" svg:y="5.766cm" svg:viewBox="0 0 28 381" draw:points="0,381 28,381 28,0 0,0">
          <text:p/>
        </draw:polygon>
        <draw:polygon draw:style-name="gr30" draw:text-style-name="P8" draw:layer="layout" svg:width="0.026cm" svg:height="0.38cm" svg:x="21.91cm" svg:y="5.766cm" svg:viewBox="0 0 27 381" draw:points="0,381 27,381 27,0 0,0">
          <text:p/>
        </draw:polygon>
        <draw:polygon draw:style-name="gr31" draw:text-style-name="P9" draw:layer="layout" svg:width="0.026cm" svg:height="0.38cm" svg:x="21.936cm" svg:y="5.766cm" svg:viewBox="0 0 27 381" draw:points="0,381 27,381 27,0 0,0">
          <text:p/>
        </draw:polygon>
        <draw:polygon draw:style-name="gr30" draw:text-style-name="P8" draw:layer="layout" svg:width="0.026cm" svg:height="0.38cm" svg:x="21.963cm" svg:y="5.766cm" svg:viewBox="0 0 27 381" draw:points="0,381 27,381 27,0 0,0">
          <text:p/>
        </draw:polygon>
        <draw:polygon draw:style-name="gr30" draw:text-style-name="P8" draw:layer="layout" svg:width="0.026cm" svg:height="0.38cm" svg:x="21.989cm" svg:y="5.766cm" svg:viewBox="0 0 27 381" draw:points="0,381 27,381 27,0 0,0">
          <text:p/>
        </draw:polygon>
        <draw:polygon draw:style-name="gr32" draw:text-style-name="P10" draw:layer="layout" svg:width="0.026cm" svg:height="0.38cm" svg:x="22.015cm" svg:y="5.766cm" svg:viewBox="0 0 27 381" draw:points="0,381 27,381 27,0 0,0">
          <text:p/>
        </draw:polygon>
        <draw:polygon draw:style-name="gr32" draw:text-style-name="P10" draw:layer="layout" svg:width="0.026cm" svg:height="0.38cm" svg:x="22.041cm" svg:y="5.766cm" svg:viewBox="0 0 27 381" draw:points="0,381 27,381 27,0 0,0">
          <text:p/>
        </draw:polygon>
        <draw:polygon draw:style-name="gr30" draw:text-style-name="P8" draw:layer="layout" svg:width="0.026cm" svg:height="0.38cm" svg:x="22.067cm" svg:y="5.766cm" svg:viewBox="0 0 27 381" draw:points="0,381 27,381 27,0 0,0">
          <text:p/>
        </draw:polygon>
        <draw:polygon draw:style-name="gr30" draw:text-style-name="P8" draw:layer="layout" svg:width="0.026cm" svg:height="0.38cm" svg:x="22.094cm" svg:y="5.766cm" svg:viewBox="0 0 27 381" draw:points="0,381 27,381 27,0 0,0">
          <text:p/>
        </draw:polygon>
        <draw:polygon draw:style-name="gr29" draw:text-style-name="P7" draw:layer="layout" svg:width="0.026cm" svg:height="0.38cm" svg:x="22.12cm" svg:y="5.766cm" svg:viewBox="0 0 27 381" draw:points="0,381 27,381 27,0 0,0">
          <text:p/>
        </draw:polygon>
        <draw:polygon draw:style-name="gr30" draw:text-style-name="P8" draw:layer="layout" svg:width="0.026cm" svg:height="0.38cm" svg:x="22.146cm" svg:y="5.766cm" svg:viewBox="0 0 27 381" draw:points="0,381 27,381 27,0 0,0">
          <text:p/>
        </draw:polygon>
        <draw:polygon draw:style-name="gr29" draw:text-style-name="P7" draw:layer="layout" svg:width="0.026cm" svg:height="0.38cm" svg:x="22.172cm" svg:y="5.766cm" svg:viewBox="0 0 27 381" draw:points="0,381 27,381 27,0 0,0">
          <text:p/>
        </draw:polygon>
        <draw:polygon draw:style-name="gr30" draw:text-style-name="P8" draw:layer="layout" svg:width="0.026cm" svg:height="0.38cm" svg:x="22.199cm" svg:y="5.766cm" svg:viewBox="0 0 27 381" draw:points="0,381 27,381 27,0 0,0">
          <text:p/>
        </draw:polygon>
        <draw:polygon draw:style-name="gr30" draw:text-style-name="P8" draw:layer="layout" svg:width="0.026cm" svg:height="0.38cm" svg:x="22.225cm" svg:y="5.766cm" svg:viewBox="0 0 27 381" draw:points="0,381 27,381 27,0 0,0">
          <text:p/>
        </draw:polygon>
        <draw:polygon draw:style-name="gr29" draw:text-style-name="P7" draw:layer="layout" svg:width="0.026cm" svg:height="0.38cm" svg:x="22.251cm" svg:y="5.766cm" svg:viewBox="0 0 27 381" draw:points="0,381 27,381 27,0 0,0">
          <text:p/>
        </draw:polygon>
        <draw:polygon draw:style-name="gr29" draw:text-style-name="P7" draw:layer="layout" svg:width="0.027cm" svg:height="0.38cm" svg:x="22.277cm" svg:y="5.766cm" svg:viewBox="0 0 28 381" draw:points="0,381 28,381 28,0 0,0">
          <text:p/>
        </draw:polygon>
        <draw:polygon draw:style-name="gr29" draw:text-style-name="P7" draw:layer="layout" svg:width="0.026cm" svg:height="0.38cm" svg:x="22.304cm" svg:y="5.766cm" svg:viewBox="0 0 27 381" draw:points="0,381 27,381 27,0 0,0">
          <text:p/>
        </draw:polygon>
        <draw:polygon draw:style-name="gr30" draw:text-style-name="P8" draw:layer="layout" svg:width="0.026cm" svg:height="0.38cm" svg:x="22.33cm" svg:y="5.766cm" svg:viewBox="0 0 27 381" draw:points="0,381 27,381 27,0 0,0">
          <text:p/>
        </draw:polygon>
        <draw:polygon draw:style-name="gr30" draw:text-style-name="P8" draw:layer="layout" svg:width="0.026cm" svg:height="0.38cm" svg:x="22.356cm" svg:y="5.766cm" svg:viewBox="0 0 27 381" draw:points="0,381 27,381 27,0 0,0">
          <text:p/>
        </draw:polygon>
        <draw:polygon draw:style-name="gr30" draw:text-style-name="P8" draw:layer="layout" svg:width="0.026cm" svg:height="0.38cm" svg:x="22.383cm" svg:y="5.766cm" svg:viewBox="0 0 27 381" draw:points="0,381 27,381 27,0 0,0">
          <text:p/>
        </draw:polygon>
        <draw:polygon draw:style-name="gr30" draw:text-style-name="P8" draw:layer="layout" svg:width="0.026cm" svg:height="0.38cm" svg:x="22.409cm" svg:y="5.766cm" svg:viewBox="0 0 27 381" draw:points="0,381 27,381 27,0 0,0">
          <text:p/>
        </draw:polygon>
        <draw:polygon draw:style-name="gr32" draw:text-style-name="P10" draw:layer="layout" svg:width="0.026cm" svg:height="0.38cm" svg:x="22.435cm" svg:y="5.766cm" svg:viewBox="0 0 27 381" draw:points="0,381 27,381 27,0 0,0">
          <text:p/>
        </draw:polygon>
        <draw:polygon draw:style-name="gr31" draw:text-style-name="P9" draw:layer="layout" svg:width="0.026cm" svg:height="0.38cm" svg:x="22.461cm" svg:y="5.766cm" svg:viewBox="0 0 27 381" draw:points="0,381 27,381 27,0 0,0">
          <text:p/>
        </draw:polygon>
        <draw:polygon draw:style-name="gr32" draw:text-style-name="P10" draw:layer="layout" svg:width="0.026cm" svg:height="0.38cm" svg:x="22.488cm" svg:y="5.766cm" svg:viewBox="0 0 27 381" draw:points="0,381 27,381 27,0 0,0">
          <text:p/>
        </draw:polygon>
        <draw:polygon draw:style-name="gr31" draw:text-style-name="P9" draw:layer="layout" svg:width="0.026cm" svg:height="0.38cm" svg:x="22.514cm" svg:y="5.766cm" svg:viewBox="0 0 27 381" draw:points="0,381 27,381 27,0 0,0">
          <text:p/>
        </draw:polygon>
        <draw:polygon draw:style-name="gr29" draw:text-style-name="P7" draw:layer="layout" svg:width="0.026cm" svg:height="0.38cm" svg:x="22.54cm" svg:y="5.766cm" svg:viewBox="0 0 27 381" draw:points="0,381 27,381 27,0 0,0">
          <text:p/>
        </draw:polygon>
        <draw:polygon draw:style-name="gr29" draw:text-style-name="P7" draw:layer="layout" svg:width="0.027cm" svg:height="0.38cm" svg:x="22.566cm" svg:y="5.766cm" svg:viewBox="0 0 28 381" draw:points="0,381 28,381 28,0 0,0">
          <text:p/>
        </draw:polygon>
        <draw:polygon draw:style-name="gr30" draw:text-style-name="P8" draw:layer="layout" svg:width="0.026cm" svg:height="0.38cm" svg:x="22.593cm" svg:y="5.766cm" svg:viewBox="0 0 27 381" draw:points="0,381 27,381 27,0 0,0">
          <text:p/>
        </draw:polygon>
        <draw:polygon draw:style-name="gr30" draw:text-style-name="P8" draw:layer="layout" svg:width="0.026cm" svg:height="0.38cm" svg:x="22.619cm" svg:y="5.766cm" svg:viewBox="0 0 27 381" draw:points="0,381 27,381 27,0 0,0">
          <text:p/>
        </draw:polygon>
        <draw:polygon draw:style-name="gr32" draw:text-style-name="P10" draw:layer="layout" svg:width="0.027cm" svg:height="0.38cm" svg:x="22.645cm" svg:y="5.766cm" svg:viewBox="0 0 28 381" draw:points="0,381 28,381 28,0 0,0">
          <text:p/>
        </draw:polygon>
        <draw:polygon draw:style-name="gr32" draw:text-style-name="P10" draw:layer="layout" svg:width="0.026cm" svg:height="0.38cm" svg:x="22.672cm" svg:y="5.766cm" svg:viewBox="0 0 27 381" draw:points="0,381 27,381 27,0 0,0">
          <text:p/>
        </draw:polygon>
        <draw:polygon draw:style-name="gr32" draw:text-style-name="P10" draw:layer="layout" svg:width="0.026cm" svg:height="0.38cm" svg:x="22.698cm" svg:y="5.766cm" svg:viewBox="0 0 27 381" draw:points="0,381 27,381 27,0 0,0">
          <text:p/>
        </draw:polygon>
        <draw:polygon draw:style-name="gr31" draw:text-style-name="P9" draw:layer="layout" svg:width="0.026cm" svg:height="0.38cm" svg:x="22.724cm" svg:y="5.766cm" svg:viewBox="0 0 27 381" draw:points="0,381 27,381 27,0 0,0">
          <text:p/>
        </draw:polygon>
        <draw:polygon draw:style-name="gr31" draw:text-style-name="P9" draw:layer="layout" svg:width="0.026cm" svg:height="0.38cm" svg:x="22.75cm" svg:y="5.766cm" svg:viewBox="0 0 27 381" draw:points="0,381 27,381 27,0 0,0">
          <text:p/>
        </draw:polygon>
        <draw:polygon draw:style-name="gr31" draw:text-style-name="P9" draw:layer="layout" svg:width="0.026cm" svg:height="0.38cm" svg:x="22.777cm" svg:y="5.766cm" svg:viewBox="0 0 27 381" draw:points="0,381 27,381 27,0 0,0">
          <text:p/>
        </draw:polygon>
        <draw:polygon draw:style-name="gr29" draw:text-style-name="P7" draw:layer="layout" svg:width="0.026cm" svg:height="0.38cm" svg:x="22.803cm" svg:y="5.766cm" svg:viewBox="0 0 27 381" draw:points="0,381 27,381 27,0 0,0">
          <text:p/>
        </draw:polygon>
        <draw:polygon draw:style-name="gr31" draw:text-style-name="P9" draw:layer="layout" svg:width="0.026cm" svg:height="0.38cm" svg:x="22.829cm" svg:y="5.766cm" svg:viewBox="0 0 27 381" draw:points="0,381 27,381 27,0 0,0">
          <text:p/>
        </draw:polygon>
        <draw:polygon draw:style-name="gr31" draw:text-style-name="P9" draw:layer="layout" svg:width="0.026cm" svg:height="0.38cm" svg:x="22.855cm" svg:y="5.766cm" svg:viewBox="0 0 27 381" draw:points="0,381 27,381 27,0 0,0">
          <text:p/>
        </draw:polygon>
        <draw:polygon draw:style-name="gr31" draw:text-style-name="P9" draw:layer="layout" svg:width="0.026cm" svg:height="0.38cm" svg:x="22.882cm" svg:y="5.766cm" svg:viewBox="0 0 27 381" draw:points="0,381 27,381 27,0 0,0">
          <text:p/>
        </draw:polygon>
        <draw:polygon draw:style-name="gr30" draw:text-style-name="P8" draw:layer="layout" svg:width="0.026cm" svg:height="0.38cm" svg:x="23.223cm" svg:y="5.766cm" svg:viewBox="0 0 27 381" draw:points="0,381 27,381 27,0 0,0">
          <text:p/>
        </draw:polygon>
        <draw:polygon draw:style-name="gr32" draw:text-style-name="P10" draw:layer="layout" svg:width="0.026cm" svg:height="0.38cm" svg:x="23.249cm" svg:y="5.766cm" svg:viewBox="0 0 27 381" draw:points="0,381 27,381 27,0 0,0">
          <text:p/>
        </draw:polygon>
        <draw:polygon draw:style-name="gr30" draw:text-style-name="P8" draw:layer="layout" svg:width="0.026cm" svg:height="0.38cm" svg:x="23.276cm" svg:y="5.766cm" svg:viewBox="0 0 27 381" draw:points="0,381 27,381 27,0 0,0">
          <text:p/>
        </draw:polygon>
        <draw:polygon draw:style-name="gr31" draw:text-style-name="P9" draw:layer="layout" svg:width="0.026cm" svg:height="0.38cm" svg:x="23.302cm" svg:y="5.766cm" svg:viewBox="0 0 27 381" draw:points="0,381 27,381 27,0 0,0">
          <text:p/>
        </draw:polygon>
        <draw:polygon draw:style-name="gr29" draw:text-style-name="P7" draw:layer="layout" svg:width="0.027cm" svg:height="0.38cm" svg:x="23.328cm" svg:y="5.766cm" svg:viewBox="0 0 28 381" draw:points="0,381 28,381 28,0 0,0">
          <text:p/>
        </draw:polygon>
        <draw:polygon draw:style-name="gr31" draw:text-style-name="P9" draw:layer="layout" svg:width="0.026cm" svg:height="0.38cm" svg:x="23.355cm" svg:y="5.766cm" svg:viewBox="0 0 27 381" draw:points="0,381 27,381 27,0 0,0">
          <text:p/>
        </draw:polygon>
        <draw:polygon draw:style-name="gr29" draw:text-style-name="P7" draw:layer="layout" svg:width="0.026cm" svg:height="0.38cm" svg:x="23.381cm" svg:y="5.766cm" svg:viewBox="0 0 27 381" draw:points="0,381 27,381 27,0 0,0">
          <text:p/>
        </draw:polygon>
        <draw:polygon draw:style-name="gr31" draw:text-style-name="P9" draw:layer="layout" svg:width="0.026cm" svg:height="0.38cm" svg:x="23.407cm" svg:y="5.766cm" svg:viewBox="0 0 27 381" draw:points="0,381 27,381 27,0 0,0">
          <text:p/>
        </draw:polygon>
        <draw:polygon draw:style-name="gr31" draw:text-style-name="P9" draw:layer="layout" svg:width="0.026cm" svg:height="0.38cm" svg:x="23.434cm" svg:y="5.766cm" svg:viewBox="0 0 27 381" draw:points="0,381 27,381 27,0 0,0">
          <text:p/>
        </draw:polygon>
        <draw:polygon draw:style-name="gr31" draw:text-style-name="P9" draw:layer="layout" svg:width="0.026cm" svg:height="0.38cm" svg:x="23.46cm" svg:y="5.766cm" svg:viewBox="0 0 27 381" draw:points="0,381 27,381 27,0 0,0">
          <text:p/>
        </draw:polygon>
        <draw:polygon draw:style-name="gr30" draw:text-style-name="P8" draw:layer="layout" svg:width="0.026cm" svg:height="0.38cm" svg:x="23.486cm" svg:y="5.766cm" svg:viewBox="0 0 27 381" draw:points="0,381 27,381 27,0 0,0">
          <text:p/>
        </draw:polygon>
        <draw:polygon draw:style-name="gr30" draw:text-style-name="P8" draw:layer="layout" svg:width="0.026cm" svg:height="0.38cm" svg:x="23.512cm" svg:y="5.766cm" svg:viewBox="0 0 27 381" draw:points="0,381 27,381 27,0 0,0">
          <text:p/>
        </draw:polygon>
        <draw:polygon draw:style-name="gr31" draw:text-style-name="P9" draw:layer="layout" svg:width="0.026cm" svg:height="0.38cm" svg:x="23.539cm" svg:y="5.766cm" svg:viewBox="0 0 27 381" draw:points="0,381 27,381 27,0 0,0">
          <text:p/>
        </draw:polygon>
        <draw:polygon draw:style-name="gr32" draw:text-style-name="P10" draw:layer="layout" svg:width="0.026cm" svg:height="0.38cm" svg:x="23.565cm" svg:y="5.766cm" svg:viewBox="0 0 27 381" draw:points="0,381 27,381 27,0 0,0">
          <text:p/>
        </draw:polygon>
        <draw:polygon draw:style-name="gr30" draw:text-style-name="P8" draw:layer="layout" svg:width="0.026cm" svg:height="0.38cm" svg:x="23.591cm" svg:y="5.766cm" svg:viewBox="0 0 27 381" draw:points="0,381 27,381 27,0 0,0">
          <text:p/>
        </draw:polygon>
        <draw:polygon draw:style-name="gr30" draw:text-style-name="P8" draw:layer="layout" svg:width="0.026cm" svg:height="0.38cm" svg:x="23.617cm" svg:y="5.766cm" svg:viewBox="0 0 27 381" draw:points="0,381 27,381 27,0 0,0">
          <text:p/>
        </draw:polygon>
        <draw:polygon draw:style-name="gr30" draw:text-style-name="P8" draw:layer="layout" svg:width="0.027cm" svg:height="0.38cm" svg:x="23.644cm" svg:y="5.766cm" svg:viewBox="0 0 28 381" draw:points="0,381 28,381 28,0 0,0">
          <text:p/>
        </draw:polygon>
        <draw:polygon draw:style-name="gr30" draw:text-style-name="P8" draw:layer="layout" svg:width="0.026cm" svg:height="0.38cm" svg:x="23.671cm" svg:y="5.766cm" svg:viewBox="0 0 27 381" draw:points="0,381 27,381 27,0 0,0">
          <text:p/>
        </draw:polygon>
        <draw:polygon draw:style-name="gr32" draw:text-style-name="P10" draw:layer="layout" svg:width="0.026cm" svg:height="0.38cm" svg:x="23.696cm" svg:y="5.766cm" svg:viewBox="0 0 27 381" draw:points="0,381 27,381 27,0 0,0">
          <text:p/>
        </draw:polygon>
        <draw:polygon draw:style-name="gr32" draw:text-style-name="P10" draw:layer="layout" svg:width="0.027cm" svg:height="0.38cm" svg:x="23.722cm" svg:y="5.766cm" svg:viewBox="0 0 28 381" draw:points="0,381 28,381 28,0 0,0">
          <text:p/>
        </draw:polygon>
        <draw:polygon draw:style-name="gr32" draw:text-style-name="P10" draw:layer="layout" svg:width="0.026cm" svg:height="0.38cm" svg:x="23.749cm" svg:y="5.766cm" svg:viewBox="0 0 27 381" draw:points="0,381 27,381 27,0 0,0">
          <text:p/>
        </draw:polygon>
        <draw:polygon draw:style-name="gr29" draw:text-style-name="P7" draw:layer="layout" svg:width="0.026cm" svg:height="0.38cm" svg:x="23.775cm" svg:y="5.766cm" svg:viewBox="0 0 27 381" draw:points="0,381 27,381 27,0 0,0">
          <text:p/>
        </draw:polygon>
        <draw:polygon draw:style-name="gr30" draw:text-style-name="P8" draw:layer="layout" svg:width="0.026cm" svg:height="0.38cm" svg:x="23.801cm" svg:y="5.766cm" svg:viewBox="0 0 27 381" draw:points="0,381 27,381 27,0 0,0">
          <text:p/>
        </draw:polygon>
        <draw:polygon draw:style-name="gr29" draw:text-style-name="P7" draw:layer="layout" svg:width="0.026cm" svg:height="0.38cm" svg:x="23.828cm" svg:y="5.766cm" svg:viewBox="0 0 27 381" draw:points="0,381 27,381 27,0 0,0">
          <text:p/>
        </draw:polygon>
        <draw:polygon draw:style-name="gr29" draw:text-style-name="P7" draw:layer="layout" svg:width="0.026cm" svg:height="0.38cm" svg:x="23.854cm" svg:y="5.766cm" svg:viewBox="0 0 27 381" draw:points="0,381 27,381 27,0 0,0">
          <text:p/>
        </draw:polygon>
        <draw:polygon draw:style-name="gr29" draw:text-style-name="P7" draw:layer="layout" svg:width="0.026cm" svg:height="0.38cm" svg:x="23.88cm" svg:y="5.766cm" svg:viewBox="0 0 27 381" draw:points="0,381 27,381 27,0 0,0">
          <text:p/>
        </draw:polygon>
        <draw:polygon draw:style-name="gr30" draw:text-style-name="P8" draw:layer="layout" svg:width="0.026cm" svg:height="0.38cm" svg:x="23.906cm" svg:y="5.766cm" svg:viewBox="0 0 27 381" draw:points="0,381 27,381 27,0 0,0">
          <text:p/>
        </draw:polygon>
        <draw:polygon draw:style-name="gr32" draw:text-style-name="P10" draw:layer="layout" svg:width="0.026cm" svg:height="0.38cm" svg:x="23.933cm" svg:y="5.766cm" svg:viewBox="0 0 27 381" draw:points="0,381 27,381 27,0 0,0">
          <text:p/>
        </draw:polygon>
        <draw:polygon draw:style-name="gr30" draw:text-style-name="P8" draw:layer="layout" svg:width="0.026cm" svg:height="0.38cm" svg:x="23.959cm" svg:y="5.766cm" svg:viewBox="0 0 27 381" draw:points="0,381 27,381 27,0 0,0">
          <text:p/>
        </draw:polygon>
        <draw:polygon draw:style-name="gr32" draw:text-style-name="P10" draw:layer="layout" svg:width="0.026cm" svg:height="0.38cm" svg:x="23.985cm" svg:y="5.766cm" svg:viewBox="0 0 27 381" draw:points="0,381 27,381 27,0 0,0">
          <text:p/>
        </draw:polygon>
        <draw:polygon draw:style-name="gr32" draw:text-style-name="P10" draw:layer="layout" svg:width="0.026cm" svg:height="0.38cm" svg:x="24.011cm" svg:y="5.766cm" svg:viewBox="0 0 27 381" draw:points="0,381 27,381 27,0 0,0">
          <text:p/>
        </draw:polygon>
        <draw:polygon draw:style-name="gr30" draw:text-style-name="P8" draw:layer="layout" svg:width="0.026cm" svg:height="0.38cm" svg:x="24.038cm" svg:y="5.766cm" svg:viewBox="0 0 27 381" draw:points="0,381 27,381 27,0 0,0">
          <text:p/>
        </draw:polygon>
        <draw:polygon draw:style-name="gr31" draw:text-style-name="P9" draw:layer="layout" svg:width="0.026cm" svg:height="0.38cm" svg:x="24.064cm" svg:y="5.766cm" svg:viewBox="0 0 27 381" draw:points="0,381 27,381 27,0 0,0">
          <text:p/>
        </draw:polygon>
        <draw:polygon draw:style-name="gr32" draw:text-style-name="P10" draw:layer="layout" svg:width="0.026cm" svg:height="0.38cm" svg:x="24.091cm" svg:y="5.766cm" svg:viewBox="0 0 27 381" draw:points="0,381 27,381 27,0 0,0">
          <text:p/>
        </draw:polygon>
        <draw:polygon draw:style-name="gr31" draw:text-style-name="P9" draw:layer="layout" svg:width="0.026cm" svg:height="0.38cm" svg:x="24.117cm" svg:y="5.766cm" svg:viewBox="0 0 27 381" draw:points="0,381 27,381 27,0 0,0">
          <text:p/>
        </draw:polygon>
        <draw:polygon draw:style-name="gr32" draw:text-style-name="P10" draw:layer="layout" svg:width="0.026cm" svg:height="0.38cm" svg:x="24.143cm" svg:y="5.766cm" svg:viewBox="0 0 27 381" draw:points="0,381 27,381 27,0 0,0">
          <text:p/>
        </draw:polygon>
        <draw:polygon draw:style-name="gr30" draw:text-style-name="P8" draw:layer="layout" svg:width="0.026cm" svg:height="0.38cm" svg:x="24.195cm" svg:y="5.766cm" svg:viewBox="0 0 27 381" draw:points="0,381 27,381 27,0 0,0">
          <text:p/>
        </draw:polygon>
        <draw:polygon draw:style-name="gr32" draw:text-style-name="P10" draw:layer="layout" svg:width="0.026cm" svg:height="0.38cm" svg:x="24.222cm" svg:y="5.766cm" svg:viewBox="0 0 27 381" draw:points="0,381 27,381 27,0 0,0">
          <text:p/>
        </draw:polygon>
        <draw:polygon draw:style-name="gr32" draw:text-style-name="P10" draw:layer="layout" svg:width="0.026cm" svg:height="0.38cm" svg:x="24.248cm" svg:y="5.766cm" svg:viewBox="0 0 27 381" draw:points="0,381 27,381 27,0 0,0">
          <text:p/>
        </draw:polygon>
        <draw:polygon draw:style-name="gr32" draw:text-style-name="P10" draw:layer="layout" svg:width="0.026cm" svg:height="0.38cm" svg:x="24.274cm" svg:y="5.766cm" svg:viewBox="0 0 27 381" draw:points="0,381 27,381 27,0 0,0">
          <text:p/>
        </draw:polygon>
        <draw:polygon draw:style-name="gr29" draw:text-style-name="P7" draw:layer="layout" svg:width="0.026cm" svg:height="0.38cm" svg:x="24.3cm" svg:y="5.766cm" svg:viewBox="0 0 27 381" draw:points="0,381 27,381 27,0 0,0">
          <text:p/>
        </draw:polygon>
        <draw:polygon draw:style-name="gr31" draw:text-style-name="P9" draw:layer="layout" svg:width="0.026cm" svg:height="0.38cm" svg:x="24.327cm" svg:y="5.766cm" svg:viewBox="0 0 27 381" draw:points="0,381 27,381 27,0 0,0">
          <text:p/>
        </draw:polygon>
        <draw:polygon draw:style-name="gr29" draw:text-style-name="P7" draw:layer="layout" svg:width="0.026cm" svg:height="0.38cm" svg:x="24.353cm" svg:y="5.766cm" svg:viewBox="0 0 27 381" draw:points="0,381 27,381 27,0 0,0">
          <text:p/>
        </draw:polygon>
        <draw:polygon draw:style-name="gr29" draw:text-style-name="P7" draw:layer="layout" svg:width="0.026cm" svg:height="0.38cm" svg:x="24.379cm" svg:y="5.766cm" svg:viewBox="0 0 27 381" draw:points="0,381 27,381 27,0 0,0">
          <text:p/>
        </draw:polygon>
        <draw:polygon draw:style-name="gr32" draw:text-style-name="P10" draw:layer="layout" svg:width="0.027cm" svg:height="0.38cm" svg:x="24.405cm" svg:y="5.766cm" svg:viewBox="0 0 28 381" draw:points="0,381 28,381 28,0 0,0">
          <text:p/>
        </draw:polygon>
        <draw:polygon draw:style-name="gr31" draw:text-style-name="P9" draw:layer="layout" svg:width="0.026cm" svg:height="0.38cm" svg:x="24.432cm" svg:y="5.766cm" svg:viewBox="0 0 27 381" draw:points="0,381 27,381 27,0 0,0">
          <text:p/>
        </draw:polygon>
        <draw:polygon draw:style-name="gr29" draw:text-style-name="P7" draw:layer="layout" svg:width="0.026cm" svg:height="0.38cm" svg:x="24.458cm" svg:y="5.766cm" svg:viewBox="0 0 27 381" draw:points="0,381 27,381 27,0 0,0">
          <text:p/>
        </draw:polygon>
        <draw:polygon draw:style-name="gr29" draw:text-style-name="P7" draw:layer="layout" svg:width="0.027cm" svg:height="0.38cm" svg:x="24.484cm" svg:y="5.766cm" svg:viewBox="0 0 28 381" draw:points="0,381 28,381 28,0 0,0">
          <text:p/>
        </draw:polygon>
        <draw:polygon draw:style-name="gr30" draw:text-style-name="P8" draw:layer="layout" svg:width="0.026cm" svg:height="0.38cm" svg:x="24.511cm" svg:y="5.766cm" svg:viewBox="0 0 27 381" draw:points="0,381 27,381 27,0 0,0">
          <text:p/>
        </draw:polygon>
        <draw:polygon draw:style-name="gr31" draw:text-style-name="P9" draw:layer="layout" svg:width="0.026cm" svg:height="0.38cm" svg:x="24.537cm" svg:y="5.766cm" svg:viewBox="0 0 27 381" draw:points="0,381 27,381 27,0 0,0">
          <text:p/>
        </draw:polygon>
        <draw:polygon draw:style-name="gr30" draw:text-style-name="P8" draw:layer="layout" svg:width="0.026cm" svg:height="0.38cm" svg:x="24.563cm" svg:y="5.766cm" svg:viewBox="0 0 27 381" draw:points="0,381 27,381 27,0 0,0">
          <text:p/>
        </draw:polygon>
        <draw:polygon draw:style-name="gr31" draw:text-style-name="P9" draw:layer="layout" svg:width="0.026cm" svg:height="0.38cm" svg:x="24.589cm" svg:y="5.766cm" svg:viewBox="0 0 27 381" draw:points="0,381 27,381 27,0 0,0">
          <text:p/>
        </draw:polygon>
        <draw:polygon draw:style-name="gr31" draw:text-style-name="P9" draw:layer="layout" svg:width="0.026cm" svg:height="0.38cm" svg:x="24.616cm" svg:y="5.766cm" svg:viewBox="0 0 27 381" draw:points="0,381 27,381 27,0 0,0">
          <text:p/>
        </draw:polygon>
        <draw:polygon draw:style-name="gr29" draw:text-style-name="P7" draw:layer="layout" svg:width="0.026cm" svg:height="0.38cm" svg:x="24.642cm" svg:y="5.766cm" svg:viewBox="0 0 27 381" draw:points="0,381 27,381 27,0 0,0">
          <text:p/>
        </draw:polygon>
        <draw:polygon draw:style-name="gr30" draw:text-style-name="P8" draw:layer="layout" svg:width="0.026cm" svg:height="0.38cm" svg:x="24.668cm" svg:y="5.766cm" svg:viewBox="0 0 27 381" draw:points="0,381 27,381 27,0 0,0">
          <text:p/>
        </draw:polygon>
        <draw:polygon draw:style-name="gr32" draw:text-style-name="P10" draw:layer="layout" svg:width="0.026cm" svg:height="0.38cm" svg:x="24.694cm" svg:y="5.766cm" svg:viewBox="0 0 27 381" draw:points="0,381 27,381 27,0 0,0">
          <text:p/>
        </draw:polygon>
        <draw:polygon draw:style-name="gr30" draw:text-style-name="P8" draw:layer="layout" svg:width="0.026cm" svg:height="0.38cm" svg:x="24.721cm" svg:y="5.766cm" svg:viewBox="0 0 27 381" draw:points="0,381 27,381 27,0 0,0">
          <text:p/>
        </draw:polygon>
        <draw:polygon draw:style-name="gr32" draw:text-style-name="P10" draw:layer="layout" svg:width="0.026cm" svg:height="0.38cm" svg:x="24.747cm" svg:y="5.766cm" svg:viewBox="0 0 27 381" draw:points="0,381 27,381 27,0 0,0">
          <text:p/>
        </draw:polygon>
        <draw:polygon draw:style-name="gr31" draw:text-style-name="P9" draw:layer="layout" svg:width="0.026cm" svg:height="0.38cm" svg:x="24.773cm" svg:y="5.766cm" svg:viewBox="0 0 27 381" draw:points="0,381 27,381 27,0 0,0">
          <text:p/>
        </draw:polygon>
        <draw:polygon draw:style-name="gr32" draw:text-style-name="P10" draw:layer="layout" svg:width="0.027cm" svg:height="0.38cm" svg:x="24.799cm" svg:y="5.766cm" svg:viewBox="0 0 28 381" draw:points="0,381 28,381 28,0 0,0">
          <text:p/>
        </draw:polygon>
        <draw:polygon draw:style-name="gr31" draw:text-style-name="P9" draw:layer="layout" svg:width="0.026cm" svg:height="0.38cm" svg:x="24.826cm" svg:y="5.766cm" svg:viewBox="0 0 27 381" draw:points="0,381 27,381 27,0 0,0">
          <text:p/>
        </draw:polygon>
        <draw:polygon draw:style-name="gr30" draw:text-style-name="P8" draw:layer="layout" svg:width="0.026cm" svg:height="0.38cm" svg:x="24.852cm" svg:y="5.766cm" svg:viewBox="0 0 27 381" draw:points="0,381 27,381 27,0 0,0">
          <text:p/>
        </draw:polygon>
        <draw:polygon draw:style-name="gr30" draw:text-style-name="P8" draw:layer="layout" svg:width="0.026cm" svg:height="0.38cm" svg:x="24.879cm" svg:y="5.766cm" svg:viewBox="0 0 27 381" draw:points="0,381 27,381 27,0 0,0">
          <text:p/>
        </draw:polygon>
        <draw:polygon draw:style-name="gr31" draw:text-style-name="P9" draw:layer="layout" svg:width="0.026cm" svg:height="0.38cm" svg:x="24.905cm" svg:y="5.766cm" svg:viewBox="0 0 27 381" draw:points="0,381 27,381 27,0 0,0">
          <text:p/>
        </draw:polygon>
        <draw:polygon draw:style-name="gr30" draw:text-style-name="P8" draw:layer="layout" svg:width="0.026cm" svg:height="0.38cm" svg:x="24.931cm" svg:y="5.766cm" svg:viewBox="0 0 27 381" draw:points="0,381 27,381 27,0 0,0">
          <text:p/>
        </draw:polygon>
        <draw:polygon draw:style-name="gr30" draw:text-style-name="P8" draw:layer="layout" svg:width="0.026cm" svg:height="0.38cm" svg:x="24.957cm" svg:y="5.766cm" svg:viewBox="0 0 27 381" draw:points="0,381 27,381 27,0 0,0">
          <text:p/>
        </draw:polygon>
        <draw:polygon draw:style-name="gr32" draw:text-style-name="P10" draw:layer="layout" svg:width="0.026cm" svg:height="0.38cm" svg:x="24.983cm" svg:y="5.766cm" svg:viewBox="0 0 27 381" draw:points="0,381 27,381 27,0 0,0">
          <text:p/>
        </draw:polygon>
        <draw:polygon draw:style-name="gr29" draw:text-style-name="P7" draw:layer="layout" svg:width="0.026cm" svg:height="0.38cm" svg:x="25.01cm" svg:y="5.766cm" svg:viewBox="0 0 27 381" draw:points="0,381 27,381 27,0 0,0">
          <text:p/>
        </draw:polygon>
        <draw:polygon draw:style-name="gr29" draw:text-style-name="P7" draw:layer="layout" svg:width="0.026cm" svg:height="0.38cm" svg:x="25.036cm" svg:y="5.766cm" svg:viewBox="0 0 27 381" draw:points="0,381 27,381 27,0 0,0">
          <text:p/>
        </draw:polygon>
        <draw:polygon draw:style-name="gr29" draw:text-style-name="P7" draw:layer="layout" svg:width="0.026cm" svg:height="0.38cm" svg:x="25.062cm" svg:y="5.766cm" svg:viewBox="0 0 27 381" draw:points="0,381 27,381 27,0 0,0">
          <text:p/>
        </draw:polygon>
        <draw:polygon draw:style-name="gr30" draw:text-style-name="P8" draw:layer="layout" svg:width="0.027cm" svg:height="0.38cm" svg:x="25.088cm" svg:y="5.766cm" svg:viewBox="0 0 28 381" draw:points="0,381 28,381 28,0 0,0">
          <text:p/>
        </draw:polygon>
        <draw:polygon draw:style-name="gr29" draw:text-style-name="P7" draw:layer="layout" svg:width="0.026cm" svg:height="0.38cm" svg:x="25.115cm" svg:y="5.766cm" svg:viewBox="0 0 27 381" draw:points="0,381 27,381 27,0 0,0">
          <text:p/>
        </draw:polygon>
        <draw:polygon draw:style-name="gr32" draw:text-style-name="P10" draw:layer="layout" svg:width="0.026cm" svg:height="0.38cm" svg:x="25.141cm" svg:y="5.766cm" svg:viewBox="0 0 27 381" draw:points="0,381 27,381 27,0 0,0">
          <text:p/>
        </draw:polygon>
        <draw:polygon draw:style-name="gr31" draw:text-style-name="P9" draw:layer="layout" svg:width="0.027cm" svg:height="0.38cm" svg:x="25.167cm" svg:y="5.766cm" svg:viewBox="0 0 28 381" draw:points="0,381 28,381 28,0 0,0">
          <text:p/>
        </draw:polygon>
        <draw:polygon draw:style-name="gr32" draw:text-style-name="P10" draw:layer="layout" svg:width="0.026cm" svg:height="0.38cm" svg:x="25.194cm" svg:y="5.766cm" svg:viewBox="0 0 27 381" draw:points="0,381 27,381 27,0 0,0">
          <text:p/>
        </draw:polygon>
        <draw:polygon draw:style-name="gr29" draw:text-style-name="P7" draw:layer="layout" svg:width="0.026cm" svg:height="0.38cm" svg:x="25.22cm" svg:y="5.766cm" svg:viewBox="0 0 27 381" draw:points="0,381 27,381 27,0 0,0">
          <text:p/>
        </draw:polygon>
        <draw:polygon draw:style-name="gr29" draw:text-style-name="P7" draw:layer="layout" svg:width="0.026cm" svg:height="0.38cm" svg:x="25.246cm" svg:y="5.766cm" svg:viewBox="0 0 27 381" draw:points="0,381 27,381 27,0 0,0">
          <text:p/>
        </draw:polygon>
        <draw:polygon draw:style-name="gr30" draw:text-style-name="P8" draw:layer="layout" svg:width="0.026cm" svg:height="0.38cm" svg:x="25.273cm" svg:y="5.766cm" svg:viewBox="0 0 27 381" draw:points="0,381 27,381 27,0 0,0">
          <text:p/>
        </draw:polygon>
        <draw:polygon draw:style-name="gr29" draw:text-style-name="P7" draw:layer="layout" svg:width="0.026cm" svg:height="0.38cm" svg:x="25.299cm" svg:y="5.766cm" svg:viewBox="0 0 27 381" draw:points="0,381 27,381 27,0 0,0">
          <text:p/>
        </draw:polygon>
        <draw:polygon draw:style-name="gr29" draw:text-style-name="P7" draw:layer="layout" svg:width="0.026cm" svg:height="0.38cm" svg:x="25.325cm" svg:y="5.766cm" svg:viewBox="0 0 27 381" draw:points="0,381 27,381 27,0 0,0">
          <text:p/>
        </draw:polygon>
        <draw:polygon draw:style-name="gr30" draw:text-style-name="P8" draw:layer="layout" svg:width="0.026cm" svg:height="0.38cm" svg:x="25.351cm" svg:y="5.766cm" svg:viewBox="0 0 27 381" draw:points="0,381 27,381 27,0 0,0">
          <text:p/>
        </draw:polygon>
        <draw:polygon draw:style-name="gr32" draw:text-style-name="P10" draw:layer="layout" svg:width="0.026cm" svg:height="0.38cm" svg:x="25.379cm" svg:y="5.766cm" svg:viewBox="0 0 27 381" draw:points="0,381 27,381 27,0 0,0">
          <text:p/>
        </draw:polygon>
        <draw:polygon draw:style-name="gr32" draw:text-style-name="P10" draw:layer="layout" svg:width="0.026cm" svg:height="0.38cm" svg:x="25.404cm" svg:y="5.766cm" svg:viewBox="0 0 27 381" draw:points="0,381 27,381 27,0 0,0">
          <text:p/>
        </draw:polygon>
        <draw:polygon draw:style-name="gr32" draw:text-style-name="P10" draw:layer="layout" svg:width="0.026cm" svg:height="0.38cm" svg:x="25.43cm" svg:y="5.766cm" svg:viewBox="0 0 27 381" draw:points="0,381 27,381 27,0 0,0">
          <text:p/>
        </draw:polygon>
        <draw:polygon draw:style-name="gr30" draw:text-style-name="P8" draw:layer="layout" svg:width="0.026cm" svg:height="0.38cm" svg:x="25.456cm" svg:y="5.766cm" svg:viewBox="0 0 27 381" draw:points="0,381 27,381 27,0 0,0">
          <text:p/>
        </draw:polygon>
        <draw:polygon draw:style-name="gr29" draw:text-style-name="P7" draw:layer="layout" svg:width="0.027cm" svg:height="0.38cm" svg:x="25.482cm" svg:y="5.766cm" svg:viewBox="0 0 28 381" draw:points="0,381 28,381 28,0 0,0">
          <text:p/>
        </draw:polygon>
        <draw:polygon draw:style-name="gr29" draw:text-style-name="P7" draw:layer="layout" svg:width="0.026cm" svg:height="0.38cm" svg:x="25.509cm" svg:y="5.766cm" svg:viewBox="0 0 27 381" draw:points="0,381 27,381 27,0 0,0">
          <text:p/>
        </draw:polygon>
        <draw:polygon draw:style-name="gr30" draw:text-style-name="P8" draw:layer="layout" svg:width="0.026cm" svg:height="0.38cm" svg:x="25.535cm" svg:y="5.766cm" svg:viewBox="0 0 27 381" draw:points="0,381 27,381 27,0 0,0">
          <text:p/>
        </draw:polygon>
        <draw:polygon draw:style-name="gr29" draw:text-style-name="P7" draw:layer="layout" svg:width="0.027cm" svg:height="0.38cm" svg:x="25.561cm" svg:y="5.766cm" svg:viewBox="0 0 28 381" draw:points="0,381 28,381 28,0 0,0">
          <text:p/>
        </draw:polygon>
        <draw:polygon draw:style-name="gr29" draw:text-style-name="P7" draw:layer="layout" svg:width="0.026cm" svg:height="0.38cm" svg:x="25.588cm" svg:y="5.766cm" svg:viewBox="0 0 27 381" draw:points="0,381 27,381 27,0 0,0">
          <text:p/>
        </draw:polygon>
        <draw:polygon draw:style-name="gr30" draw:text-style-name="P8" draw:layer="layout" svg:width="0.026cm" svg:height="0.38cm" svg:x="25.614cm" svg:y="5.766cm" svg:viewBox="0 0 27 381" draw:points="0,381 27,381 27,0 0,0">
          <text:p/>
        </draw:polygon>
        <draw:polygon draw:style-name="gr31" draw:text-style-name="P9" draw:layer="layout" svg:width="0.026cm" svg:height="0.38cm" svg:x="25.64cm" svg:y="5.766cm" svg:viewBox="0 0 27 381" draw:points="0,381 27,381 27,0 0,0">
          <text:p/>
        </draw:polygon>
        <draw:polygon draw:style-name="gr31" draw:text-style-name="P9" draw:layer="layout" svg:width="0.026cm" svg:height="0.38cm" svg:x="25.667cm" svg:y="5.766cm" svg:viewBox="0 0 27 381" draw:points="0,381 27,381 27,0 0,0">
          <text:p/>
        </draw:polygon>
        <draw:polygon draw:style-name="gr29" draw:text-style-name="P7" draw:layer="layout" svg:width="0.026cm" svg:height="0.38cm" svg:x="25.693cm" svg:y="5.766cm" svg:viewBox="0 0 27 381" draw:points="0,381 27,381 27,0 0,0">
          <text:p/>
        </draw:polygon>
        <draw:polygon draw:style-name="gr32" draw:text-style-name="P10" draw:layer="layout" svg:width="0.026cm" svg:height="0.38cm" svg:x="25.719cm" svg:y="5.766cm" svg:viewBox="0 0 27 381" draw:points="0,381 27,381 27,0 0,0">
          <text:p/>
        </draw:polygon>
        <draw:polygon draw:style-name="gr30" draw:text-style-name="P8" draw:layer="layout" svg:width="0.026cm" svg:height="0.38cm" svg:x="25.745cm" svg:y="5.766cm" svg:viewBox="0 0 27 381" draw:points="0,381 27,381 27,0 0,0">
          <text:p/>
        </draw:polygon>
        <draw:polygon draw:style-name="gr32" draw:text-style-name="P10" draw:layer="layout" svg:width="0.026cm" svg:height="0.38cm" svg:x="25.772cm" svg:y="5.766cm" svg:viewBox="0 0 27 381" draw:points="0,381 27,381 27,0 0,0">
          <text:p/>
        </draw:polygon>
        <draw:polygon draw:style-name="gr30" draw:text-style-name="P8" draw:layer="layout" svg:width="0.026cm" svg:height="0.38cm" svg:x="25.798cm" svg:y="5.766cm" svg:viewBox="0 0 27 381" draw:points="0,381 27,381 27,0 0,0">
          <text:p/>
        </draw:polygon>
        <draw:polygon draw:style-name="gr32" draw:text-style-name="P10" draw:layer="layout" svg:width="0.026cm" svg:height="0.38cm" svg:x="25.824cm" svg:y="5.766cm" svg:viewBox="0 0 27 381" draw:points="0,381 27,381 27,0 0,0">
          <text:p/>
        </draw:polygon>
        <draw:polygon draw:style-name="gr32" draw:text-style-name="P10" draw:layer="layout" svg:width="0.027cm" svg:height="0.38cm" svg:x="25.85cm" svg:y="5.766cm" svg:viewBox="0 0 28 381" draw:points="0,381 28,381 28,0 0,0">
          <text:p/>
        </draw:polygon>
        <draw:polygon draw:style-name="gr31" draw:text-style-name="P9" draw:layer="layout" svg:width="0.026cm" svg:height="0.38cm" svg:x="25.877cm" svg:y="5.766cm" svg:viewBox="0 0 27 381" draw:points="0,381 27,381 27,0 0,0">
          <text:p/>
        </draw:polygon>
        <draw:polygon draw:style-name="gr31" draw:text-style-name="P9" draw:layer="layout" svg:width="0.026cm" svg:height="0.38cm" svg:x="25.903cm" svg:y="5.766cm" svg:viewBox="0 0 27 381" draw:points="0,381 27,381 27,0 0,0">
          <text:p/>
        </draw:polygon>
        <draw:polygon draw:style-name="gr30" draw:text-style-name="P8" draw:layer="layout" svg:width="0.026cm" svg:height="0.38cm" svg:x="25.929cm" svg:y="5.766cm" svg:viewBox="0 0 27 381" draw:points="0,381 27,381 27,0 0,0">
          <text:p/>
        </draw:polygon>
        <draw:polygon draw:style-name="gr32" draw:text-style-name="P10" draw:layer="layout" svg:width="0.026cm" svg:height="0.38cm" svg:x="25.956cm" svg:y="5.766cm" svg:viewBox="0 0 27 381" draw:points="0,381 27,381 27,0 0,0">
          <text:p/>
        </draw:polygon>
        <draw:polygon draw:style-name="gr30" draw:text-style-name="P8" draw:layer="layout" svg:width="0.026cm" svg:height="0.38cm" svg:x="25.982cm" svg:y="5.766cm" svg:viewBox="0 0 27 381" draw:points="0,381 27,381 27,0 0,0">
          <text:p/>
        </draw:polygon>
        <draw:polygon draw:style-name="gr32" draw:text-style-name="P10" draw:layer="layout" svg:width="0.026cm" svg:height="0.38cm" svg:x="26.008cm" svg:y="5.766cm" svg:viewBox="0 0 27 381" draw:points="0,381 27,381 27,0 0,0">
          <text:p/>
        </draw:polygon>
        <draw:polygon draw:style-name="gr30" draw:text-style-name="P8" draw:layer="layout" svg:width="0.026cm" svg:height="0.38cm" svg:x="26.034cm" svg:y="5.766cm" svg:viewBox="0 0 27 381" draw:points="0,381 27,381 27,0 0,0">
          <text:p/>
        </draw:polygon>
        <draw:polygon draw:style-name="gr31" draw:text-style-name="P9" draw:layer="layout" svg:width="0.026cm" svg:height="0.38cm" svg:x="26.061cm" svg:y="5.766cm" svg:viewBox="0 0 27 381" draw:points="0,381 27,381 27,0 0,0">
          <text:p/>
        </draw:polygon>
        <draw:polygon draw:style-name="gr30" draw:text-style-name="P8" draw:layer="layout" svg:width="0.026cm" svg:height="0.38cm" svg:x="26.087cm" svg:y="5.766cm" svg:viewBox="0 0 27 381" draw:points="0,381 27,381 27,0 0,0">
          <text:p/>
        </draw:polygon>
        <draw:polygon draw:style-name="gr29" draw:text-style-name="P7" draw:layer="layout" svg:width="0.026cm" svg:height="0.38cm" svg:x="26.113cm" svg:y="5.766cm" svg:viewBox="0 0 27 381" draw:points="0,381 27,381 27,0 0,0">
          <text:p/>
        </draw:polygon>
        <draw:polygon draw:style-name="gr32" draw:text-style-name="P10" draw:layer="layout" svg:width="0.026cm" svg:height="0.38cm" svg:x="26.139cm" svg:y="5.766cm" svg:viewBox="0 0 27 381" draw:points="0,381 27,381 27,0 0,0">
          <text:p/>
        </draw:polygon>
        <draw:polygon draw:style-name="gr30" draw:text-style-name="P8" draw:layer="layout" svg:width="0.026cm" svg:height="0.38cm" svg:x="26.166cm" svg:y="5.766cm" svg:viewBox="0 0 27 381" draw:points="0,381 27,381 27,0 0,0">
          <text:p/>
        </draw:polygon>
        <draw:polygon draw:style-name="gr31" draw:text-style-name="P9" draw:layer="layout" svg:width="0.026cm" svg:height="0.38cm" svg:x="26.192cm" svg:y="5.766cm" svg:viewBox="0 0 27 381" draw:points="0,381 27,381 27,0 0,0">
          <text:p/>
        </draw:polygon>
        <draw:polygon draw:style-name="gr29" draw:text-style-name="P7" draw:layer="layout" svg:width="0.026cm" svg:height="0.38cm" svg:x="26.218cm" svg:y="5.766cm" svg:viewBox="0 0 27 381" draw:points="0,381 27,381 27,0 0,0">
          <text:p/>
        </draw:polygon>
        <draw:polygon draw:style-name="gr32" draw:text-style-name="P10" draw:layer="layout" svg:width="0.027cm" svg:height="0.38cm" svg:x="26.244cm" svg:y="5.766cm" svg:viewBox="0 0 28 381" draw:points="0,381 28,381 28,0 0,0">
          <text:p/>
        </draw:polygon>
        <draw:polygon draw:style-name="gr31" draw:text-style-name="P9" draw:layer="layout" svg:width="0.026cm" svg:height="0.38cm" svg:x="26.271cm" svg:y="5.766cm" svg:viewBox="0 0 27 381" draw:points="0,381 27,381 27,0 0,0">
          <text:p/>
        </draw:polygon>
        <draw:polygon draw:style-name="gr29" draw:text-style-name="P7" draw:layer="layout" svg:width="0.026cm" svg:height="0.38cm" svg:x="26.297cm" svg:y="5.766cm" svg:viewBox="0 0 27 381" draw:points="0,381 27,381 27,0 0,0">
          <text:p/>
        </draw:polygon>
        <draw:polygon draw:style-name="gr29" draw:text-style-name="P7" draw:layer="layout" svg:width="0.027cm" svg:height="0.38cm" svg:x="26.323cm" svg:y="5.766cm" svg:viewBox="0 0 28 381" draw:points="0,381 28,381 28,0 0,0">
          <text:p/>
        </draw:polygon>
        <draw:polygon draw:style-name="gr31" draw:text-style-name="P9" draw:layer="layout" svg:width="0.026cm" svg:height="0.38cm" svg:x="26.35cm" svg:y="5.766cm" svg:viewBox="0 0 27 381" draw:points="0,381 27,381 27,0 0,0">
          <text:p/>
        </draw:polygon>
        <draw:polygon draw:style-name="gr29" draw:text-style-name="P7" draw:layer="layout" svg:width="0.026cm" svg:height="0.38cm" svg:x="26.376cm" svg:y="5.766cm" svg:viewBox="0 0 27 381" draw:points="0,381 27,381 27,0 0,0">
          <text:p/>
        </draw:polygon>
        <draw:polygon draw:style-name="gr29" draw:text-style-name="P7" draw:layer="layout" svg:width="0.026cm" svg:height="0.38cm" svg:x="26.402cm" svg:y="5.766cm" svg:viewBox="0 0 27 381" draw:points="0,381 27,381 27,0 0,0">
          <text:p/>
        </draw:polygon>
        <draw:polygon draw:style-name="gr30" draw:text-style-name="P8" draw:layer="layout" svg:width="0.026cm" svg:height="0.38cm" svg:x="26.428cm" svg:y="5.766cm" svg:viewBox="0 0 27 381" draw:points="0,381 27,381 27,0 0,0">
          <text:p/>
        </draw:polygon>
        <draw:polygon draw:style-name="gr31" draw:text-style-name="P9" draw:layer="layout" svg:width="0.026cm" svg:height="0.38cm" svg:x="26.455cm" svg:y="5.766cm" svg:viewBox="0 0 27 381" draw:points="0,381 27,381 27,0 0,0">
          <text:p/>
        </draw:polygon>
        <draw:polygon draw:style-name="gr30" draw:text-style-name="P8" draw:layer="layout" svg:width="0.026cm" svg:height="0.38cm" svg:x="26.481cm" svg:y="5.766cm" svg:viewBox="0 0 27 381" draw:points="0,381 27,381 27,0 0,0">
          <text:p/>
        </draw:polygon>
        <draw:polygon draw:style-name="gr29" draw:text-style-name="P7" draw:layer="layout" svg:width="0.026cm" svg:height="0.38cm" svg:x="26.507cm" svg:y="5.766cm" svg:viewBox="0 0 27 381" draw:points="0,381 27,381 27,0 0,0">
          <text:p/>
        </draw:polygon>
        <draw:polygon draw:style-name="gr31" draw:text-style-name="P9" draw:layer="layout" svg:width="0.027cm" svg:height="0.38cm" svg:x="26.533cm" svg:y="5.766cm" svg:viewBox="0 0 28 381" draw:points="0,381 28,381 28,0 0,0">
          <text:p/>
        </draw:polygon>
        <draw:polygon draw:style-name="gr30" draw:text-style-name="P8" draw:layer="layout" svg:width="0.026cm" svg:height="0.38cm" svg:x="26.56cm" svg:y="5.766cm" svg:viewBox="0 0 27 381" draw:points="0,381 27,381 27,0 0,0">
          <text:p/>
        </draw:polygon>
        <draw:polygon draw:style-name="gr31" draw:text-style-name="P9" draw:layer="layout" svg:width="0.026cm" svg:height="0.38cm" svg:x="26.586cm" svg:y="5.766cm" svg:viewBox="0 0 27 381" draw:points="0,381 27,381 27,0 0,0">
          <text:p/>
        </draw:polygon>
        <draw:polygon draw:style-name="gr29" draw:text-style-name="P7" draw:layer="layout" svg:width="0.027cm" svg:height="0.38cm" svg:x="26.612cm" svg:y="5.766cm" svg:viewBox="0 0 28 381" draw:points="0,381 28,381 28,0 0,0">
          <text:p/>
        </draw:polygon>
        <draw:polygon draw:style-name="gr29" draw:text-style-name="P7" draw:layer="layout" svg:width="0.026cm" svg:height="0.38cm" svg:x="26.639cm" svg:y="5.766cm" svg:viewBox="0 0 27 381" draw:points="0,381 27,381 27,0 0,0">
          <text:p/>
        </draw:polygon>
        <draw:polygon draw:style-name="gr29" draw:text-style-name="P7" draw:layer="layout" svg:width="0.026cm" svg:height="0.38cm" svg:x="26.665cm" svg:y="5.766cm" svg:viewBox="0 0 27 381" draw:points="0,381 27,381 27,0 0,0">
          <text:p/>
        </draw:polygon>
        <draw:polygon draw:style-name="gr32" draw:text-style-name="P10" draw:layer="layout" svg:width="0.026cm" svg:height="0.38cm" svg:x="26.691cm" svg:y="5.766cm" svg:viewBox="0 0 27 381" draw:points="0,381 27,381 27,0 0,0">
          <text:p/>
        </draw:polygon>
        <draw:polygon draw:style-name="gr31" draw:text-style-name="P9" draw:layer="layout" svg:width="0.026cm" svg:height="0.38cm" svg:x="26.718cm" svg:y="5.766cm" svg:viewBox="0 0 27 381" draw:points="0,381 27,381 27,0 0,0">
          <text:p/>
        </draw:polygon>
        <draw:polygon draw:style-name="gr30" draw:text-style-name="P8" draw:layer="layout" svg:width="0.026cm" svg:height="0.38cm" svg:x="26.744cm" svg:y="5.766cm" svg:viewBox="0 0 27 381" draw:points="0,381 27,381 27,0 0,0">
          <text:p/>
        </draw:polygon>
        <draw:polygon draw:style-name="gr31" draw:text-style-name="P9" draw:layer="layout" svg:width="0.026cm" svg:height="0.38cm" svg:x="26.77cm" svg:y="5.766cm" svg:viewBox="0 0 27 381" draw:points="0,381 27,381 27,0 0,0">
          <text:p/>
        </draw:polygon>
        <draw:polygon draw:style-name="gr29" draw:text-style-name="P7" draw:layer="layout" svg:width="0.026cm" svg:height="0.38cm" svg:x="26.796cm" svg:y="5.766cm" svg:viewBox="0 0 27 381" draw:points="0,381 27,381 27,0 0,0">
          <text:p/>
        </draw:polygon>
        <draw:polygon draw:style-name="gr32" draw:text-style-name="P10" draw:layer="layout" svg:width="0.026cm" svg:height="0.38cm" svg:x="26.823cm" svg:y="5.766cm" svg:viewBox="0 0 27 381" draw:points="0,381 27,381 27,0 0,0">
          <text:p/>
        </draw:polygon>
        <draw:polygon draw:style-name="gr29" draw:text-style-name="P7" draw:layer="layout" svg:width="0.026cm" svg:height="0.38cm" svg:x="26.849cm" svg:y="5.766cm" svg:viewBox="0 0 27 381" draw:points="0,381 27,381 27,0 0,0">
          <text:p/>
        </draw:polygon>
        <draw:polygon draw:style-name="gr29" draw:text-style-name="P7" draw:layer="layout" svg:width="0.026cm" svg:height="0.38cm" svg:x="26.875cm" svg:y="5.766cm" svg:viewBox="0 0 27 381" draw:points="0,381 27,381 27,0 0,0">
          <text:p/>
        </draw:polygon>
        <draw:polygon draw:style-name="gr31" draw:text-style-name="P9" draw:layer="layout" svg:width="0.026cm" svg:height="0.38cm" svg:x="26.901cm" svg:y="5.766cm" svg:viewBox="0 0 27 381" draw:points="0,381 27,381 27,0 0,0">
          <text:p/>
        </draw:polygon>
        <draw:polygon draw:style-name="gr32" draw:text-style-name="P10" draw:layer="layout" svg:width="0.027cm" svg:height="0.38cm" svg:x="26.927cm" svg:y="5.766cm" svg:viewBox="0 0 28 381" draw:points="0,381 28,381 28,0 0,0">
          <text:p/>
        </draw:polygon>
        <draw:polygon draw:style-name="gr29" draw:text-style-name="P7" draw:layer="layout" svg:width="0.026cm" svg:height="0.38cm" svg:x="26.954cm" svg:y="5.766cm" svg:viewBox="0 0 27 381" draw:points="0,381 27,381 27,0 0,0">
          <text:p/>
        </draw:polygon>
        <draw:polygon draw:style-name="gr29" draw:text-style-name="P7" draw:layer="layout" svg:width="0.026cm" svg:height="0.38cm" svg:x="26.98cm" svg:y="5.766cm" svg:viewBox="0 0 27 381" draw:points="0,381 27,381 27,0 0,0">
          <text:p/>
        </draw:polygon>
        <draw:polygon draw:style-name="gr32" draw:text-style-name="P10" draw:layer="layout" svg:width="0.027cm" svg:height="0.38cm" svg:x="27.006cm" svg:y="5.766cm" svg:viewBox="0 0 28 381" draw:points="0,381 28,381 28,0 0,0">
          <text:p/>
        </draw:polygon>
        <draw:polygon draw:style-name="gr31" draw:text-style-name="P9" draw:layer="layout" svg:width="0.026cm" svg:height="0.38cm" svg:x="27.033cm" svg:y="5.766cm" svg:viewBox="0 0 27 381" draw:points="0,381 27,381 27,0 0,0">
          <text:p/>
        </draw:polygon>
        <draw:polygon draw:style-name="gr32" draw:text-style-name="P10" draw:layer="layout" svg:width="0.026cm" svg:height="0.38cm" svg:x="27.06cm" svg:y="5.766cm" svg:viewBox="0 0 27 381" draw:points="0,381 27,381 27,0 0,0">
          <text:p/>
        </draw:polygon>
        <draw:polygon draw:style-name="gr31" draw:text-style-name="P9" draw:layer="layout" svg:width="0.026cm" svg:height="0.38cm" svg:x="27.085cm" svg:y="5.766cm" svg:viewBox="0 0 27 381" draw:points="0,381 27,381 27,0 0,0">
          <text:p/>
        </draw:polygon>
        <draw:polygon draw:style-name="gr29" draw:text-style-name="P7" draw:layer="layout" svg:width="0.026cm" svg:height="0.38cm" svg:x="27.112cm" svg:y="5.766cm" svg:viewBox="0 0 27 381" draw:points="0,381 27,381 27,0 0,0">
          <text:p/>
        </draw:polygon>
        <draw:polygon draw:style-name="gr29" draw:text-style-name="P7" draw:layer="layout" svg:width="0.026cm" svg:height="0.38cm" svg:x="27.138cm" svg:y="5.766cm" svg:viewBox="0 0 27 381" draw:points="0,381 27,381 27,0 0,0">
          <text:p/>
        </draw:polygon>
        <draw:polygon draw:style-name="gr32" draw:text-style-name="P10" draw:layer="layout" svg:width="0.026cm" svg:height="0.38cm" svg:x="27.164cm" svg:y="5.766cm" svg:viewBox="0 0 27 381" draw:points="0,381 27,381 27,0 0,0">
          <text:p/>
        </draw:polygon>
        <draw:polygon draw:style-name="gr32" draw:text-style-name="P10" draw:layer="layout" svg:width="0.026cm" svg:height="0.38cm" svg:x="27.19cm" svg:y="5.766cm" svg:viewBox="0 0 27 381" draw:points="0,381 27,381 27,0 0,0">
          <text:p/>
        </draw:polygon>
        <draw:polygon draw:style-name="gr31" draw:text-style-name="P9" draw:layer="layout" svg:width="0.026cm" svg:height="0.38cm" svg:x="27.217cm" svg:y="5.766cm" svg:viewBox="0 0 27 381" draw:points="0,381 27,381 27,0 0,0">
          <text:p/>
        </draw:polygon>
        <draw:polygon draw:style-name="gr30" draw:text-style-name="P8" draw:layer="layout" svg:width="0.026cm" svg:height="0.38cm" svg:x="27.243cm" svg:y="5.766cm" svg:viewBox="0 0 27 381" draw:points="0,381 27,381 27,0 0,0">
          <text:p/>
        </draw:polygon>
        <draw:polygon draw:style-name="gr29" draw:text-style-name="P7" draw:layer="layout" svg:width="0.026cm" svg:height="0.38cm" svg:x="27.269cm" svg:y="5.766cm" svg:viewBox="0 0 27 381" draw:points="0,381 27,381 27,0 0,0">
          <text:p/>
        </draw:polygon>
        <draw:polygon draw:style-name="gr31" draw:text-style-name="P9" draw:layer="layout" svg:width="0.027cm" svg:height="0.38cm" svg:x="27.295cm" svg:y="5.766cm" svg:viewBox="0 0 28 381" draw:points="0,381 28,381 28,0 0,0">
          <text:p/>
        </draw:polygon>
        <draw:polygon draw:style-name="gr29" draw:text-style-name="P7" draw:layer="layout" svg:width="0.026cm" svg:height="0.38cm" svg:x="27.322cm" svg:y="5.766cm" svg:viewBox="0 0 27 381" draw:points="0,381 27,381 27,0 0,0">
          <text:p/>
        </draw:polygon>
        <draw:polygon draw:style-name="gr29" draw:text-style-name="P7" draw:layer="layout" svg:width="0.026cm" svg:height="0.38cm" svg:x="27.348cm" svg:y="5.766cm" svg:viewBox="0 0 27 381" draw:points="0,381 27,381 27,0 0,0">
          <text:p/>
        </draw:polygon>
        <draw:polygon draw:style-name="gr32" draw:text-style-name="P10" draw:layer="layout" svg:width="0.026cm" svg:height="0.38cm" svg:x="27.374cm" svg:y="5.766cm" svg:viewBox="0 0 27 381" draw:points="0,381 27,381 27,0 0,0">
          <text:p/>
        </draw:polygon>
        <draw:polygon draw:style-name="gr32" draw:text-style-name="P10" draw:layer="layout" svg:width="0.026cm" svg:height="0.38cm" svg:x="27.401cm" svg:y="5.766cm" svg:viewBox="0 0 27 381" draw:points="0,381 27,381 27,0 0,0">
          <text:p/>
        </draw:polygon>
        <draw:polygon draw:style-name="gr30" draw:text-style-name="P8" draw:layer="layout" svg:width="0.026cm" svg:height="0.38cm" svg:x="27.427cm" svg:y="5.766cm" svg:viewBox="0 0 27 381" draw:points="0,381 27,381 27,0 0,0">
          <text:p/>
        </draw:polygon>
        <draw:polygon draw:style-name="gr29" draw:text-style-name="P7" draw:layer="layout" svg:width="0.026cm" svg:height="0.38cm" svg:x="27.453cm" svg:y="5.766cm" svg:viewBox="0 0 27 381" draw:points="0,381 27,381 27,0 0,0">
          <text:p/>
        </draw:polygon>
        <draw:polygon draw:style-name="gr31" draw:text-style-name="P9" draw:layer="layout" svg:width="0.026cm" svg:height="0.38cm" svg:x="27.48cm" svg:y="5.766cm" svg:viewBox="0 0 27 381" draw:points="0,381 27,381 27,0 0,0">
          <text:p/>
        </draw:polygon>
        <draw:polygon draw:style-name="gr32" draw:text-style-name="P10" draw:layer="layout" svg:width="0.026cm" svg:height="0.38cm" svg:x="27.506cm" svg:y="5.766cm" svg:viewBox="0 0 27 381" draw:points="0,381 27,381 27,0 0,0">
          <text:p/>
        </draw:polygon>
        <draw:polygon draw:style-name="gr31" draw:text-style-name="P9" draw:layer="layout" svg:width="0.026cm" svg:height="0.38cm" svg:x="27.532cm" svg:y="5.766cm" svg:viewBox="0 0 27 381" draw:points="0,381 27,381 27,0 0,0">
          <text:p/>
        </draw:polygon>
        <draw:polygon draw:style-name="gr29" draw:text-style-name="P7" draw:layer="layout" svg:width="0.026cm" svg:height="0.38cm" svg:x="27.558cm" svg:y="5.766cm" svg:viewBox="0 0 27 381" draw:points="0,381 27,381 27,0 0,0">
          <text:p/>
        </draw:polygon>
        <draw:polygon draw:style-name="gr29" draw:text-style-name="P7" draw:layer="layout" svg:width="0.026cm" svg:height="0.38cm" svg:x="27.584cm" svg:y="5.766cm" svg:viewBox="0 0 27 381" draw:points="0,381 27,381 27,0 0,0">
          <text:p/>
        </draw:polygon>
        <draw:polygon draw:style-name="gr32" draw:text-style-name="P10" draw:layer="layout" svg:width="0.026cm" svg:height="0.38cm" svg:x="27.611cm" svg:y="5.766cm" svg:viewBox="0 0 27 381" draw:points="0,381 27,381 27,0 0,0">
          <text:p/>
        </draw:polygon>
        <draw:polygon draw:style-name="gr30" draw:text-style-name="P8" draw:layer="layout" svg:width="0.026cm" svg:height="0.38cm" svg:x="27.637cm" svg:y="5.766cm" svg:viewBox="0 0 27 381" draw:points="0,381 27,381 27,0 0,0">
          <text:p/>
        </draw:polygon>
        <draw:polygon draw:style-name="gr29" draw:text-style-name="P7" draw:layer="layout" svg:width="0.026cm" svg:height="0.38cm" svg:x="27.663cm" svg:y="5.766cm" svg:viewBox="0 0 27 381" draw:points="0,381 27,381 27,0 0,0">
          <text:p/>
        </draw:polygon>
        <draw:polygon draw:style-name="gr32" draw:text-style-name="P10" draw:layer="layout" svg:width="0.027cm" svg:height="0.38cm" svg:x="27.689cm" svg:y="5.766cm" svg:viewBox="0 0 28 381" draw:points="0,381 28,381 28,0 0,0">
          <text:p/>
        </draw:polygon>
        <draw:polygon draw:style-name="gr30" draw:text-style-name="P8" draw:layer="layout" svg:width="0.026cm" svg:height="0.38cm" svg:x="27.716cm" svg:y="5.766cm" svg:viewBox="0 0 27 381" draw:points="0,381 27,381 27,0 0,0">
          <text:p/>
        </draw:polygon>
        <draw:polygon draw:style-name="gr31" draw:text-style-name="P9" draw:layer="layout" svg:width="0.026cm" svg:height="0.38cm" svg:x="27.742cm" svg:y="5.766cm" svg:viewBox="0 0 27 381" draw:points="0,381 27,381 27,0 0,0">
          <text:p/>
        </draw:polygon>
        <draw:polygon draw:style-name="gr29" draw:text-style-name="P7" draw:layer="layout" svg:width="0.026cm" svg:height="0.38cm" svg:x="27.768cm" svg:y="5.766cm" svg:viewBox="0 0 27 381" draw:points="0,381 27,381 27,0 0,0">
          <text:p/>
        </draw:polygon>
        <draw:polygon draw:style-name="gr29" draw:text-style-name="P7" draw:layer="layout" svg:width="0.026cm" svg:height="0.38cm" svg:x="27.795cm" svg:y="5.766cm" svg:viewBox="0 0 27 381" draw:points="0,381 27,381 27,0 0,0">
          <text:p/>
        </draw:polygon>
        <draw:polygon draw:style-name="gr32" draw:text-style-name="P10" draw:layer="layout" svg:width="0.026cm" svg:height="0.38cm" svg:x="27.821cm" svg:y="5.766cm" svg:viewBox="0 0 27 381" draw:points="0,381 27,381 27,0 0,0">
          <text:p/>
        </draw:polygon>
        <draw:polygon draw:style-name="gr30" draw:text-style-name="P8" draw:layer="layout" svg:width="0.026cm" svg:height="0.38cm" svg:x="27.847cm" svg:y="5.766cm" svg:viewBox="0 0 27 381" draw:points="0,381 27,381 27,0 0,0">
          <text:p/>
        </draw:polygon>
        <draw:polygon draw:style-name="gr32" draw:text-style-name="P10" draw:layer="layout" svg:width="0.026cm" svg:height="0.38cm" svg:x="27.873cm" svg:y="5.766cm" svg:viewBox="0 0 27 381" draw:points="0,381 27,381 27,0 0,0">
          <text:p/>
        </draw:polygon>
        <draw:polygon draw:style-name="gr32" draw:text-style-name="P10" draw:layer="layout" svg:width="0.026cm" svg:height="0.38cm" svg:x="27.9cm" svg:y="5.766cm" svg:viewBox="0 0 27 381" draw:points="0,381 27,381 27,0 0,0">
          <text:p/>
        </draw:polygon>
        <draw:polygon draw:style-name="gr32" draw:text-style-name="P10" draw:layer="layout" svg:width="0.026cm" svg:height="0.38cm" svg:x="27.926cm" svg:y="5.766cm" svg:viewBox="0 0 27 381" draw:points="0,381 27,381 27,0 0,0">
          <text:p/>
        </draw:polygon>
        <draw:polygon draw:style-name="gr31" draw:text-style-name="P9" draw:layer="layout" svg:width="0.026cm" svg:height="0.38cm" svg:x="27.952cm" svg:y="5.766cm" svg:viewBox="0 0 27 381" draw:points="0,381 27,381 27,0 0,0">
          <text:p/>
        </draw:polygon>
        <draw:polygon draw:style-name="gr29" draw:text-style-name="P7" draw:layer="layout" svg:width="0.026cm" svg:height="0.38cm" svg:x="27.978cm" svg:y="5.766cm" svg:viewBox="0 0 27 381" draw:points="0,381 27,381 27,0 0,0">
          <text:p/>
        </draw:polygon>
        <draw:polygon draw:style-name="gr29" draw:text-style-name="P7" draw:layer="layout" svg:width="0.026cm" svg:height="0.38cm" svg:x="28.005cm" svg:y="5.766cm" svg:viewBox="0 0 27 381" draw:points="0,381 27,381 27,0 0,0">
          <text:p/>
        </draw:polygon>
        <draw:polygon draw:style-name="gr30" draw:text-style-name="P8" draw:layer="layout" svg:width="0.026cm" svg:height="0.38cm" svg:x="28.031cm" svg:y="5.766cm" svg:viewBox="0 0 27 381" draw:points="0,381 27,381 27,0 0,0">
          <text:p/>
        </draw:polygon>
        <draw:polygon draw:style-name="gr31" draw:text-style-name="P9" draw:layer="layout" svg:width="0.027cm" svg:height="0.38cm" svg:x="28.057cm" svg:y="5.766cm" svg:viewBox="0 0 28 381" draw:points="0,381 28,381 28,0 0,0">
          <text:p/>
        </draw:polygon>
        <draw:polygon draw:style-name="gr30" draw:text-style-name="P8" draw:layer="layout" svg:width="0.026cm" svg:height="0.38cm" svg:x="28.084cm" svg:y="5.766cm" svg:viewBox="0 0 27 381" draw:points="0,381 27,381 27,0 0,0">
          <text:p/>
        </draw:polygon>
        <draw:polygon draw:style-name="gr29" draw:text-style-name="P7" draw:layer="layout" svg:width="0.026cm" svg:height="0.38cm" svg:x="28.11cm" svg:y="5.766cm" svg:viewBox="0 0 27 381" draw:points="0,381 27,381 27,0 0,0">
          <text:p/>
        </draw:polygon>
        <draw:polygon draw:style-name="gr30" draw:text-style-name="P8" draw:layer="layout" svg:width="0.026cm" svg:height="0.38cm" svg:x="28.136cm" svg:y="5.766cm" svg:viewBox="0 0 27 381" draw:points="0,381 27,381 27,0 0,0">
          <text:p/>
        </draw:polygon>
        <draw:polygon draw:style-name="gr30" draw:text-style-name="P8" draw:layer="layout" svg:width="0.026cm" svg:height="0.38cm" svg:x="28.163cm" svg:y="5.766cm" svg:viewBox="0 0 27 381" draw:points="0,381 27,381 27,0 0,0">
          <text:p/>
        </draw:polygon>
        <draw:polygon draw:style-name="gr32" draw:text-style-name="P10" draw:layer="layout" svg:width="0.026cm" svg:height="0.38cm" svg:x="28.189cm" svg:y="5.766cm" svg:viewBox="0 0 27 381" draw:points="0,381 27,381 27,0 0,0">
          <text:p/>
        </draw:polygon>
        <draw:polygon draw:style-name="gr32" draw:text-style-name="P10" draw:layer="layout" svg:width="0.026cm" svg:height="0.38cm" svg:x="28.215cm" svg:y="5.766cm" svg:viewBox="0 0 27 381" draw:points="0,381 27,381 27,0 0,0">
          <text:p/>
        </draw:polygon>
        <draw:polygon draw:style-name="gr31" draw:text-style-name="P9" draw:layer="layout" svg:width="0.026cm" svg:height="0.38cm" svg:x="28.241cm" svg:y="5.766cm" svg:viewBox="0 0 27 381" draw:points="0,381 27,381 27,0 0,0">
          <text:p/>
        </draw:polygon>
        <draw:polygon draw:style-name="gr30" draw:text-style-name="P8" draw:layer="layout" svg:width="0.026cm" svg:height="0.38cm" svg:x="28.267cm" svg:y="5.766cm" svg:viewBox="0 0 27 381" draw:points="0,381 27,381 27,0 0,0">
          <text:p/>
        </draw:polygon>
        <draw:polygon draw:style-name="gr31" draw:text-style-name="P9" draw:layer="layout" svg:width="0.026cm" svg:height="0.38cm" svg:x="28.294cm" svg:y="5.766cm" svg:viewBox="0 0 27 381" draw:points="0,381 27,381 27,0 0,0">
          <text:p/>
        </draw:polygon>
        <draw:polygon draw:style-name="gr30" draw:text-style-name="P8" draw:layer="layout" svg:width="0.026cm" svg:height="0.38cm" svg:x="28.32cm" svg:y="5.766cm" svg:viewBox="0 0 27 381" draw:points="0,381 27,381 27,0 0,0">
          <text:p/>
        </draw:polygon>
        <draw:polygon draw:style-name="gr30" draw:text-style-name="P8" draw:layer="layout" svg:width="0.026cm" svg:height="0.38cm" svg:x="28.346cm" svg:y="5.766cm" svg:viewBox="0 0 27 381" draw:points="0,381 27,381 27,0 0,0">
          <text:p/>
        </draw:polygon>
        <draw:polygon draw:style-name="gr30" draw:text-style-name="P8" draw:layer="layout" svg:width="0.027cm" svg:height="0.38cm" svg:x="28.372cm" svg:y="5.766cm" svg:viewBox="0 0 28 381" draw:points="0,381 28,381 28,0 0,0">
          <text:p/>
        </draw:polygon>
        <draw:polygon draw:style-name="gr30" draw:text-style-name="P8" draw:layer="layout" svg:width="0.026cm" svg:height="0.38cm" svg:x="28.399cm" svg:y="5.766cm" svg:viewBox="0 0 27 381" draw:points="0,381 27,381 27,0 0,0">
          <text:p/>
        </draw:polygon>
        <draw:polygon draw:style-name="gr32" draw:text-style-name="P10" draw:layer="layout" svg:width="0.026cm" svg:height="0.38cm" svg:x="28.425cm" svg:y="5.766cm" svg:viewBox="0 0 27 381" draw:points="0,381 27,381 27,0 0,0">
          <text:p/>
        </draw:polygon>
        <draw:polygon draw:style-name="gr32" draw:text-style-name="P10" draw:layer="layout" svg:width="0.027cm" svg:height="0.38cm" svg:x="28.451cm" svg:y="5.766cm" svg:viewBox="0 0 28 381" draw:points="0,381 28,381 28,0 0,0">
          <text:p/>
        </draw:polygon>
        <draw:polygon draw:style-name="gr31" draw:text-style-name="P9" draw:layer="layout" svg:width="0.026cm" svg:height="0.38cm" svg:x="28.478cm" svg:y="5.766cm" svg:viewBox="0 0 27 381" draw:points="0,381 27,381 27,0 0,0">
          <text:p/>
        </draw:polygon>
        <draw:polygon draw:style-name="gr31" draw:text-style-name="P9" draw:layer="layout" svg:width="0.026cm" svg:height="0.38cm" svg:x="28.504cm" svg:y="5.766cm" svg:viewBox="0 0 27 381" draw:points="0,381 27,381 27,0 0,0">
          <text:p/>
        </draw:polygon>
        <draw:polygon draw:style-name="gr32" draw:text-style-name="P10" draw:layer="layout" svg:width="0.026cm" svg:height="0.38cm" svg:x="28.53cm" svg:y="5.766cm" svg:viewBox="0 0 27 381" draw:points="0,381 27,381 27,0 0,0">
          <text:p/>
        </draw:polygon>
        <draw:polygon draw:style-name="gr29" draw:text-style-name="P7" draw:layer="layout" svg:width="0.026cm" svg:height="0.38cm" svg:x="28.557cm" svg:y="5.766cm" svg:viewBox="0 0 27 381" draw:points="0,381 27,381 27,0 0,0">
          <text:p/>
        </draw:polygon>
        <draw:polygon draw:style-name="gr32" draw:text-style-name="P10" draw:layer="layout" svg:width="0.026cm" svg:height="0.38cm" svg:x="28.583cm" svg:y="5.766cm" svg:viewBox="0 0 27 381" draw:points="0,381 27,381 27,0 0,0">
          <text:p/>
        </draw:polygon>
        <draw:polygon draw:style-name="gr32" draw:text-style-name="P10" draw:layer="layout" svg:width="0.026cm" svg:height="0.38cm" svg:x="28.609cm" svg:y="5.766cm" svg:viewBox="0 0 27 381" draw:points="0,381 27,381 27,0 0,0">
          <text:p/>
        </draw:polygon>
        <draw:polygon draw:style-name="gr30" draw:text-style-name="P8" draw:layer="layout" svg:width="0.026cm" svg:height="0.38cm" svg:x="28.635cm" svg:y="5.766cm" svg:viewBox="0 0 27 381" draw:points="0,381 27,381 27,0 0,0">
          <text:p/>
        </draw:polygon>
        <draw:polygon draw:style-name="gr30" draw:text-style-name="P8" draw:layer="layout" svg:width="0.026cm" svg:height="0.38cm" svg:x="28.662cm" svg:y="5.766cm" svg:viewBox="0 0 27 381" draw:points="0,381 27,381 27,0 0,0">
          <text:p/>
        </draw:polygon>
        <draw:polygon draw:style-name="gr31" draw:text-style-name="P9" draw:layer="layout" svg:width="0.026cm" svg:height="0.38cm" svg:x="28.688cm" svg:y="5.766cm" svg:viewBox="0 0 27 381" draw:points="0,381 27,381 27,0 0,0">
          <text:p/>
        </draw:polygon>
        <draw:polygon draw:style-name="gr29" draw:text-style-name="P7" draw:layer="layout" svg:width="0.026cm" svg:height="0.38cm" svg:x="28.714cm" svg:y="5.766cm" svg:viewBox="0 0 27 381" draw:points="0,381 27,381 27,0 0,0">
          <text:p/>
        </draw:polygon>
        <draw:polygon draw:style-name="gr31" draw:text-style-name="P9" draw:layer="layout" svg:width="0.026cm" svg:height="0.38cm" svg:x="28.74cm" svg:y="5.766cm" svg:viewBox="0 0 27 381" draw:points="0,381 27,381 27,0 0,0">
          <text:p/>
        </draw:polygon>
        <draw:polygon draw:style-name="gr31" draw:text-style-name="P9" draw:layer="layout" svg:width="0.027cm" svg:height="0.38cm" svg:x="28.767cm" svg:y="5.766cm" svg:viewBox="0 0 28 381" draw:points="0,381 28,381 28,0 0,0">
          <text:p/>
        </draw:polygon>
        <draw:polygon draw:style-name="gr31" draw:text-style-name="P9" draw:layer="layout" svg:width="0.026cm" svg:height="0.38cm" svg:x="28.793cm" svg:y="5.766cm" svg:viewBox="0 0 27 381" draw:points="0,381 27,381 27,0 0,0">
          <text:p/>
        </draw:polygon>
        <draw:polygon draw:style-name="gr31" draw:text-style-name="P9" draw:layer="layout" svg:width="0.026cm" svg:height="0.38cm" svg:x="28.819cm" svg:y="5.766cm" svg:viewBox="0 0 27 381" draw:points="0,381 27,381 27,0 0,0">
          <text:p/>
        </draw:polygon>
        <draw:polygon draw:style-name="gr30" draw:text-style-name="P8" draw:layer="layout" svg:width="0.026cm" svg:height="0.38cm" svg:x="28.846cm" svg:y="5.766cm" svg:viewBox="0 0 27 381" draw:points="0,381 27,381 27,0 0,0">
          <text:p/>
        </draw:polygon>
        <draw:polygon draw:style-name="gr29" draw:text-style-name="P7" draw:layer="layout" svg:width="0.026cm" svg:height="0.38cm" svg:x="28.872cm" svg:y="5.766cm" svg:viewBox="0 0 27 381" draw:points="0,381 27,381 27,0 0,0">
          <text:p/>
        </draw:polygon>
        <draw:polygon draw:style-name="gr32" draw:text-style-name="P10" draw:layer="layout" svg:width="0.026cm" svg:height="0.38cm" svg:x="28.898cm" svg:y="5.766cm" svg:viewBox="0 0 27 381" draw:points="0,381 27,381 27,0 0,0">
          <text:p/>
        </draw:polygon>
        <draw:polygon draw:style-name="gr31" draw:text-style-name="P9" draw:layer="layout" svg:width="0.026cm" svg:height="0.38cm" svg:x="28.924cm" svg:y="5.766cm" svg:viewBox="0 0 27 381" draw:points="0,381 27,381 27,0 0,0">
          <text:p/>
        </draw:polygon>
        <draw:polygon draw:style-name="gr30" draw:text-style-name="P8" draw:layer="layout" svg:width="0.026cm" svg:height="0.38cm" svg:x="28.951cm" svg:y="5.766cm" svg:viewBox="0 0 27 381" draw:points="0,381 27,381 27,0 0,0">
          <text:p/>
        </draw:polygon>
        <draw:polygon draw:style-name="gr30" draw:text-style-name="P8" draw:layer="layout" svg:width="0.026cm" svg:height="0.38cm" svg:x="28.977cm" svg:y="5.766cm" svg:viewBox="0 0 27 381" draw:points="0,381 27,381 27,0 0,0">
          <text:p/>
        </draw:polygon>
        <draw:polygon draw:style-name="gr32" draw:text-style-name="P10" draw:layer="layout" svg:width="0.026cm" svg:height="0.38cm" svg:x="29.003cm" svg:y="5.766cm" svg:viewBox="0 0 27 381" draw:points="0,381 27,381 27,0 0,0">
          <text:p/>
        </draw:polygon>
        <draw:polygon draw:style-name="gr31" draw:text-style-name="P9" draw:layer="layout" svg:width="0.026cm" svg:height="0.38cm" svg:x="29.029cm" svg:y="5.766cm" svg:viewBox="0 0 27 381" draw:points="0,381 27,381 27,0 0,0">
          <text:p/>
        </draw:polygon>
        <draw:polygon draw:style-name="gr32" draw:text-style-name="P10" draw:layer="layout" svg:width="0.026cm" svg:height="0.38cm" svg:x="29.056cm" svg:y="5.766cm" svg:viewBox="0 0 27 381" draw:points="0,381 27,381 27,0 0,0">
          <text:p/>
        </draw:polygon>
        <draw:polygon draw:style-name="gr32" draw:text-style-name="P10" draw:layer="layout" svg:width="0.026cm" svg:height="0.38cm" svg:x="29.082cm" svg:y="5.766cm" svg:viewBox="0 0 27 381" draw:points="0,381 27,381 27,0 0,0">
          <text:p/>
        </draw:polygon>
        <draw:polygon draw:style-name="gr30" draw:text-style-name="P8" draw:layer="layout" svg:width="0.026cm" svg:height="0.38cm" svg:x="29.108cm" svg:y="5.766cm" svg:viewBox="0 0 27 381" draw:points="0,381 27,381 27,0 0,0">
          <text:p/>
        </draw:polygon>
        <draw:polygon draw:style-name="gr31" draw:text-style-name="P9" draw:layer="layout" svg:width="0.027cm" svg:height="0.38cm" svg:x="29.134cm" svg:y="5.766cm" svg:viewBox="0 0 28 381" draw:points="0,381 28,381 28,0 0,0">
          <text:p/>
        </draw:polygon>
        <draw:polygon draw:style-name="gr29" draw:text-style-name="P7" draw:layer="layout" svg:width="0.026cm" svg:height="0.38cm" svg:x="29.161cm" svg:y="5.766cm" svg:viewBox="0 0 27 381" draw:points="0,381 27,381 27,0 0,0">
          <text:p/>
        </draw:polygon>
        <draw:polygon draw:style-name="gr31" draw:text-style-name="P9" draw:layer="layout" svg:width="0.026cm" svg:height="0.38cm" svg:x="29.187cm" svg:y="5.766cm" svg:viewBox="0 0 27 381" draw:points="0,381 27,381 27,0 0,0">
          <text:p/>
        </draw:polygon>
        <draw:polygon draw:style-name="gr32" draw:text-style-name="P10" draw:layer="layout" svg:width="0.026cm" svg:height="0.38cm" svg:x="29.213cm" svg:y="5.766cm" svg:viewBox="0 0 27 381" draw:points="0,381 27,381 27,0 0,0">
          <text:p/>
        </draw:polygon>
        <draw:polygon draw:style-name="gr31" draw:text-style-name="P9" draw:layer="layout" svg:width="0.026cm" svg:height="0.38cm" svg:x="29.24cm" svg:y="5.766cm" svg:viewBox="0 0 27 381" draw:points="0,381 27,381 27,0 0,0">
          <text:p/>
        </draw:polygon>
        <draw:polygon draw:style-name="gr32" draw:text-style-name="P10" draw:layer="layout" svg:width="0.026cm" svg:height="0.38cm" svg:x="29.266cm" svg:y="5.766cm" svg:viewBox="0 0 27 381" draw:points="0,381 27,381 27,0 0,0">
          <text:p/>
        </draw:polygon>
        <draw:polygon draw:style-name="gr30" draw:text-style-name="P8" draw:layer="layout" svg:width="0.026cm" svg:height="0.38cm" svg:x="29.292cm" svg:y="5.766cm" svg:viewBox="0 0 27 381" draw:points="0,381 27,381 27,0 0,0">
          <text:p/>
        </draw:polygon>
        <draw:polygon draw:style-name="gr32" draw:text-style-name="P10" draw:layer="layout" svg:width="0.026cm" svg:height="0.38cm" svg:x="29.318cm" svg:y="5.766cm" svg:viewBox="0 0 27 381" draw:points="0,381 27,381 27,0 0,0">
          <text:p/>
        </draw:polygon>
        <draw:polygon draw:style-name="gr32" draw:text-style-name="P10" draw:layer="layout" svg:width="0.026cm" svg:height="0.38cm" svg:x="29.345cm" svg:y="5.766cm" svg:viewBox="0 0 27 381" draw:points="0,381 27,381 27,0 0,0">
          <text:p/>
        </draw:polygon>
        <draw:polygon draw:style-name="gr31" draw:text-style-name="P9" draw:layer="layout" svg:width="0.026cm" svg:height="0.38cm" svg:x="29.371cm" svg:y="5.766cm" svg:viewBox="0 0 27 381" draw:points="0,381 27,381 27,0 0,0">
          <text:p/>
        </draw:polygon>
        <draw:polygon draw:style-name="gr29" draw:text-style-name="P7" draw:layer="layout" svg:width="0.026cm" svg:height="0.38cm" svg:x="29.397cm" svg:y="5.766cm" svg:viewBox="0 0 27 381" draw:points="0,381 27,381 27,0 0,0">
          <text:p/>
        </draw:polygon>
        <draw:polygon draw:style-name="gr29" draw:text-style-name="P7" draw:layer="layout" svg:width="0.026cm" svg:height="0.38cm" svg:x="29.423cm" svg:y="5.766cm" svg:viewBox="0 0 27 381" draw:points="0,381 27,381 27,0 0,0">
          <text:p/>
        </draw:polygon>
        <draw:polygon draw:style-name="gr32" draw:text-style-name="P10" draw:layer="layout" svg:width="0.026cm" svg:height="0.38cm" svg:x="29.45cm" svg:y="5.766cm" svg:viewBox="0 0 27 381" draw:points="0,381 27,381 27,0 0,0">
          <text:p/>
        </draw:polygon>
        <draw:polygon draw:style-name="gr32" draw:text-style-name="P10" draw:layer="layout" svg:width="0.026cm" svg:height="0.38cm" svg:x="29.476cm" svg:y="5.766cm" svg:viewBox="0 0 27 381" draw:points="0,381 27,381 27,0 0,0">
          <text:p/>
        </draw:polygon>
        <draw:polygon draw:style-name="gr30" draw:text-style-name="P8" draw:layer="layout" svg:width="0.026cm" svg:height="0.38cm" svg:x="29.502cm" svg:y="5.766cm" svg:viewBox="0 0 27 381" draw:points="0,381 27,381 27,0 0,0">
          <text:p/>
        </draw:polygon>
        <draw:polygon draw:style-name="gr32" draw:text-style-name="P10" draw:layer="layout" svg:width="0.027cm" svg:height="0.38cm" svg:x="29.528cm" svg:y="5.766cm" svg:viewBox="0 0 28 381" draw:points="0,381 28,381 28,0 0,0">
          <text:p/>
        </draw:polygon>
        <draw:polygon draw:style-name="gr32" draw:text-style-name="P10" draw:layer="layout" svg:width="0.026cm" svg:height="0.38cm" svg:x="29.555cm" svg:y="5.766cm" svg:viewBox="0 0 27 381" draw:points="0,381 27,381 27,0 0,0">
          <text:p/>
        </draw:polygon>
        <draw:polygon draw:style-name="gr30" draw:text-style-name="P8" draw:layer="layout" svg:width="0.026cm" svg:height="0.38cm" svg:x="29.581cm" svg:y="5.766cm" svg:viewBox="0 0 27 381" draw:points="0,381 27,381 27,0 0,0">
          <text:p/>
        </draw:polygon>
        <draw:polygon draw:style-name="gr31" draw:text-style-name="P9" draw:layer="layout" svg:width="0.026cm" svg:height="0.38cm" svg:x="29.607cm" svg:y="5.766cm" svg:viewBox="0 0 27 381" draw:points="0,381 27,381 27,0 0,0">
          <text:p/>
        </draw:polygon>
        <draw:polygon draw:style-name="gr30" draw:text-style-name="P8" draw:layer="layout" svg:width="0.026cm" svg:height="0.38cm" svg:x="29.635cm" svg:y="5.766cm" svg:viewBox="0 0 27 381" draw:points="0,381 27,381 27,0 0,0">
          <text:p/>
        </draw:polygon>
        <draw:polygon draw:style-name="gr30" draw:text-style-name="P8" draw:layer="layout" svg:width="0.026cm" svg:height="0.38cm" svg:x="29.66cm" svg:y="5.766cm" svg:viewBox="0 0 27 381" draw:points="0,381 27,381 27,0 0,0">
          <text:p/>
        </draw:polygon>
        <draw:polygon draw:style-name="gr30" draw:text-style-name="P8" draw:layer="layout" svg:width="0.026cm" svg:height="0.38cm" svg:x="29.686cm" svg:y="5.766cm" svg:viewBox="0 0 27 381" draw:points="0,381 27,381 27,0 0,0">
          <text:p/>
        </draw:polygon>
        <draw:polygon draw:style-name="gr30" draw:text-style-name="P8" draw:layer="layout" svg:width="0.026cm" svg:height="0.38cm" svg:x="29.712cm" svg:y="5.766cm" svg:viewBox="0 0 27 381" draw:points="0,381 27,381 27,0 0,0">
          <text:p/>
        </draw:polygon>
        <draw:polygon draw:style-name="gr32" draw:text-style-name="P10" draw:layer="layout" svg:width="0.026cm" svg:height="0.38cm" svg:x="29.739cm" svg:y="5.766cm" svg:viewBox="0 0 27 381" draw:points="0,381 27,381 27,0 0,0">
          <text:p/>
        </draw:polygon>
        <draw:polygon draw:style-name="gr31" draw:text-style-name="P9" draw:layer="layout" svg:width="0.026cm" svg:height="0.38cm" svg:x="29.765cm" svg:y="5.766cm" svg:viewBox="0 0 27 381" draw:points="0,381 27,381 27,0 0,0">
          <text:p/>
        </draw:polygon>
        <draw:polygon draw:style-name="gr30" draw:text-style-name="P8" draw:layer="layout" svg:width="0.026cm" svg:height="0.38cm" svg:x="29.791cm" svg:y="5.766cm" svg:viewBox="0 0 27 381" draw:points="0,381 27,381 27,0 0,0">
          <text:p/>
        </draw:polygon>
        <draw:polygon draw:style-name="gr30" draw:text-style-name="P8" draw:layer="layout" svg:width="0.027cm" svg:height="0.38cm" svg:x="29.817cm" svg:y="5.766cm" svg:viewBox="0 0 28 381" draw:points="0,381 28,381 28,0 0,0">
          <text:p/>
        </draw:polygon>
        <draw:polygon draw:style-name="gr31" draw:text-style-name="P9" draw:layer="layout" svg:width="0.026cm" svg:height="0.38cm" svg:x="29.844cm" svg:y="5.766cm" svg:viewBox="0 0 27 381" draw:points="0,381 27,381 27,0 0,0">
          <text:p/>
        </draw:polygon>
        <draw:polygon draw:style-name="gr31" draw:text-style-name="P9" draw:layer="layout" svg:width="0.026cm" svg:height="0.38cm" svg:x="29.87cm" svg:y="5.766cm" svg:viewBox="0 0 27 381" draw:points="0,381 27,381 27,0 0,0">
          <text:p/>
        </draw:polygon>
        <draw:polygon draw:style-name="gr32" draw:text-style-name="P10" draw:layer="layout" svg:width="0.027cm" svg:height="0.38cm" svg:x="29.896cm" svg:y="5.766cm" svg:viewBox="0 0 28 381" draw:points="0,381 28,381 28,0 0,0">
          <text:p/>
        </draw:polygon>
        <draw:polygon draw:style-name="gr32" draw:text-style-name="P10" draw:layer="layout" svg:width="0.026cm" svg:height="0.38cm" svg:x="29.923cm" svg:y="5.766cm" svg:viewBox="0 0 27 381" draw:points="0,381 27,381 27,0 0,0">
          <text:p/>
        </draw:polygon>
        <draw:polygon draw:style-name="gr32" draw:text-style-name="P10" draw:layer="layout" svg:width="0.026cm" svg:height="0.38cm" svg:x="29.949cm" svg:y="5.766cm" svg:viewBox="0 0 27 381" draw:points="0,381 27,381 27,0 0,0">
          <text:p/>
        </draw:polygon>
        <draw:polygon draw:style-name="gr32" draw:text-style-name="P10" draw:layer="layout" svg:width="0.026cm" svg:height="0.38cm" svg:x="29.975cm" svg:y="5.766cm" svg:viewBox="0 0 27 381" draw:points="0,381 27,381 27,0 0,0">
          <text:p/>
        </draw:polygon>
        <draw:polygon draw:style-name="gr32" draw:text-style-name="P10" draw:layer="layout" svg:width="0.026cm" svg:height="0.38cm" svg:x="30.028cm" svg:y="5.766cm" svg:viewBox="0 0 27 381" draw:points="0,381 27,381 27,0 0,0">
          <text:p/>
        </draw:polygon>
        <draw:polygon draw:style-name="gr31" draw:text-style-name="P9" draw:layer="layout" svg:width="0.026cm" svg:height="0.38cm" svg:x="30.08cm" svg:y="5.766cm" svg:viewBox="0 0 27 381" draw:points="0,381 27,381 27,0 0,0">
          <text:p/>
        </draw:polygon>
        <draw:polygon draw:style-name="gr29" draw:text-style-name="P7" draw:layer="layout" svg:width="0.026cm" svg:height="0.38cm" svg:x="30.238cm" svg:y="5.766cm" svg:viewBox="0 0 27 381" draw:points="0,381 27,381 27,0 0,0">
          <text:p/>
        </draw:polygon>
        <draw:polygon draw:style-name="gr30" draw:text-style-name="P8" draw:layer="layout" svg:width="0.026cm" svg:height="0.38cm" svg:x="30.264cm" svg:y="5.766cm" svg:viewBox="0 0 27 381" draw:points="0,381 27,381 27,0 0,0">
          <text:p/>
        </draw:polygon>
        <draw:polygon draw:style-name="gr30" draw:text-style-name="P8" draw:layer="layout" svg:width="0.027cm" svg:height="0.38cm" svg:x="30.29cm" svg:y="5.766cm" svg:viewBox="0 0 28 381" draw:points="0,381 28,381 28,0 0,0">
          <text:p/>
        </draw:polygon>
        <draw:polygon draw:style-name="gr31" draw:text-style-name="P9" draw:layer="layout" svg:width="0.026cm" svg:height="0.38cm" svg:x="30.317cm" svg:y="5.766cm" svg:viewBox="0 0 27 381" draw:points="0,381 27,381 27,0 0,0">
          <text:p/>
        </draw:polygon>
        <draw:polygon draw:style-name="gr31" draw:text-style-name="P9" draw:layer="layout" svg:width="0.026cm" svg:height="0.38cm" svg:x="30.343cm" svg:y="5.766cm" svg:viewBox="0 0 27 381" draw:points="0,381 27,381 27,0 0,0">
          <text:p/>
        </draw:polygon>
        <draw:polygon draw:style-name="gr31" draw:text-style-name="P9" draw:layer="layout" svg:width="0.026cm" svg:height="0.38cm" svg:x="30.369cm" svg:y="5.766cm" svg:viewBox="0 0 27 381" draw:points="0,381 27,381 27,0 0,0">
          <text:p/>
        </draw:polygon>
        <draw:polygon draw:style-name="gr29" draw:text-style-name="P7" draw:layer="layout" svg:width="0.026cm" svg:height="0.38cm" svg:x="30.396cm" svg:y="5.766cm" svg:viewBox="0 0 27 381" draw:points="0,381 27,381 27,0 0,0">
          <text:p/>
        </draw:polygon>
        <draw:polygon draw:style-name="gr31" draw:text-style-name="P9" draw:layer="layout" svg:width="0.026cm" svg:height="0.38cm" svg:x="30.422cm" svg:y="5.766cm" svg:viewBox="0 0 27 381" draw:points="0,381 27,381 27,0 0,0">
          <text:p/>
        </draw:polygon>
        <draw:polygon draw:style-name="gr31" draw:text-style-name="P9" draw:layer="layout" svg:width="0.026cm" svg:height="0.38cm" svg:x="30.448cm" svg:y="5.766cm" svg:viewBox="0 0 27 381" draw:points="0,381 27,381 27,0 0,0">
          <text:p/>
        </draw:polygon>
        <draw:polygon draw:style-name="gr29" draw:text-style-name="P7" draw:layer="layout" svg:width="0.026cm" svg:height="0.38cm" svg:x="30.475cm" svg:y="5.766cm" svg:viewBox="0 0 27 381" draw:points="0,381 27,381 27,0 0,0">
          <text:p/>
        </draw:polygon>
        <draw:polygon draw:style-name="gr29" draw:text-style-name="P7" draw:layer="layout" svg:width="0.026cm" svg:height="0.38cm" svg:x="30.501cm" svg:y="5.766cm" svg:viewBox="0 0 27 381" draw:points="0,381 27,381 27,0 0,0">
          <text:p/>
        </draw:polygon>
        <draw:polygon draw:style-name="gr31" draw:text-style-name="P9" draw:layer="layout" svg:width="0.026cm" svg:height="0.38cm" svg:x="30.527cm" svg:y="5.766cm" svg:viewBox="0 0 27 381" draw:points="0,381 27,381 27,0 0,0">
          <text:p/>
        </draw:polygon>
        <draw:polygon draw:style-name="gr31" draw:text-style-name="P9" draw:layer="layout" svg:width="0.026cm" svg:height="0.38cm" svg:x="30.553cm" svg:y="5.766cm" svg:viewBox="0 0 27 381" draw:points="0,381 27,381 27,0 0,0">
          <text:p/>
        </draw:polygon>
        <draw:polygon draw:style-name="gr30" draw:text-style-name="P8" draw:layer="layout" svg:width="0.027cm" svg:height="0.38cm" svg:x="30.579cm" svg:y="5.766cm" svg:viewBox="0 0 28 381" draw:points="0,381 28,381 28,0 0,0">
          <text:p/>
        </draw:polygon>
        <draw:polygon draw:style-name="gr31" draw:text-style-name="P9" draw:layer="layout" svg:width="0.026cm" svg:height="0.38cm" svg:x="30.606cm" svg:y="5.766cm" svg:viewBox="0 0 27 381" draw:points="0,381 27,381 27,0 0,0">
          <text:p/>
        </draw:polygon>
        <draw:polygon draw:style-name="gr31" draw:text-style-name="P9" draw:layer="layout" svg:width="0.026cm" svg:height="0.38cm" svg:x="30.632cm" svg:y="5.766cm" svg:viewBox="0 0 27 381" draw:points="0,381 27,381 27,0 0,0">
          <text:p/>
        </draw:polygon>
        <draw:polygon draw:style-name="gr29" draw:text-style-name="P7" draw:layer="layout" svg:width="0.026cm" svg:height="0.38cm" svg:x="30.658cm" svg:y="5.766cm" svg:viewBox="0 0 27 381" draw:points="0,381 27,381 27,0 0,0">
          <text:p/>
        </draw:polygon>
        <draw:polygon draw:style-name="gr30" draw:text-style-name="P8" draw:layer="layout" svg:width="0.026cm" svg:height="0.38cm" svg:x="30.685cm" svg:y="5.766cm" svg:viewBox="0 0 27 381" draw:points="0,381 27,381 27,0 0,0">
          <text:p/>
        </draw:polygon>
        <draw:polygon draw:style-name="gr31" draw:text-style-name="P9" draw:layer="layout" svg:width="0.026cm" svg:height="0.38cm" svg:x="30.711cm" svg:y="5.766cm" svg:viewBox="0 0 27 381" draw:points="0,381 27,381 27,0 0,0">
          <text:p/>
        </draw:polygon>
        <draw:polygon draw:style-name="gr32" draw:text-style-name="P10" draw:layer="layout" svg:width="0.026cm" svg:height="0.38cm" svg:x="30.737cm" svg:y="5.766cm" svg:viewBox="0 0 27 381" draw:points="0,381 27,381 27,0 0,0">
          <text:p/>
        </draw:polygon>
        <draw:polygon draw:style-name="gr31" draw:text-style-name="P9" draw:layer="layout" svg:width="0.026cm" svg:height="0.38cm" svg:x="30.763cm" svg:y="5.766cm" svg:viewBox="0 0 27 381" draw:points="0,381 27,381 27,0 0,0">
          <text:p/>
        </draw:polygon>
        <draw:polygon draw:style-name="gr31" draw:text-style-name="P9" draw:layer="layout" svg:width="0.026cm" svg:height="0.38cm" svg:x="30.79cm" svg:y="5.766cm" svg:viewBox="0 0 27 381" draw:points="0,381 27,381 27,0 0,0">
          <text:p/>
        </draw:polygon>
        <draw:polygon draw:style-name="gr31" draw:text-style-name="P9" draw:layer="layout" svg:width="0.026cm" svg:height="0.38cm" svg:x="30.816cm" svg:y="5.766cm" svg:viewBox="0 0 27 381" draw:points="0,381 27,381 27,0 0,0">
          <text:p/>
        </draw:polygon>
        <draw:polygon draw:style-name="gr31" draw:text-style-name="P9" draw:layer="layout" svg:width="0.026cm" svg:height="0.38cm" svg:x="30.842cm" svg:y="5.766cm" svg:viewBox="0 0 27 381" draw:points="0,381 27,381 27,0 0,0">
          <text:p/>
        </draw:polygon>
        <draw:polygon draw:style-name="gr31" draw:text-style-name="P9" draw:layer="layout" svg:width="0.026cm" svg:height="0.38cm" svg:x="30.868cm" svg:y="5.766cm" svg:viewBox="0 0 27 381" draw:points="0,381 27,381 27,0 0,0">
          <text:p/>
        </draw:polygon>
        <draw:polygon draw:style-name="gr30" draw:text-style-name="P8" draw:layer="layout" svg:width="0.026cm" svg:height="0.38cm" svg:x="30.895cm" svg:y="5.766cm" svg:viewBox="0 0 27 381" draw:points="0,381 27,381 27,0 0,0">
          <text:p/>
        </draw:polygon>
        <draw:polygon draw:style-name="gr30" draw:text-style-name="P8" draw:layer="layout" svg:width="0.026cm" svg:height="0.38cm" svg:x="30.921cm" svg:y="5.766cm" svg:viewBox="0 0 27 381" draw:points="0,381 27,381 27,0 0,0">
          <text:p/>
        </draw:polygon>
        <draw:polygon draw:style-name="gr32" draw:text-style-name="P10" draw:layer="layout" svg:width="0.026cm" svg:height="0.38cm" svg:x="30.947cm" svg:y="5.766cm" svg:viewBox="0 0 27 381" draw:points="0,381 27,381 27,0 0,0">
          <text:p/>
        </draw:polygon>
        <draw:polygon draw:style-name="gr31" draw:text-style-name="P9" draw:layer="layout" svg:width="0.027cm" svg:height="0.38cm" svg:x="30.973cm" svg:y="5.766cm" svg:viewBox="0 0 28 381" draw:points="0,381 28,381 28,0 0,0">
          <text:p/>
        </draw:polygon>
        <draw:polygon draw:style-name="gr30" draw:text-style-name="P8" draw:layer="layout" svg:width="0.026cm" svg:height="0.38cm" svg:x="31cm" svg:y="5.766cm" svg:viewBox="0 0 27 381" draw:points="0,381 27,381 27,0 0,0">
          <text:p/>
        </draw:polygon>
        <draw:polygon draw:style-name="gr30" draw:text-style-name="P8" draw:layer="layout" svg:width="0.026cm" svg:height="0.38cm" svg:x="31.026cm" svg:y="5.766cm" svg:viewBox="0 0 27 381" draw:points="0,381 27,381 27,0 0,0">
          <text:p/>
        </draw:polygon>
        <draw:polygon draw:style-name="gr31" draw:text-style-name="P9" draw:layer="layout" svg:width="0.026cm" svg:height="0.38cm" svg:x="31.052cm" svg:y="5.766cm" svg:viewBox="0 0 27 381" draw:points="0,381 27,381 27,0 0,0">
          <text:p/>
        </draw:polygon>
        <draw:polygon draw:style-name="gr30" draw:text-style-name="P8" draw:layer="layout" svg:width="0.026cm" svg:height="0.38cm" svg:x="31.079cm" svg:y="5.766cm" svg:viewBox="0 0 27 381" draw:points="0,381 27,381 27,0 0,0">
          <text:p/>
        </draw:polygon>
        <draw:polygon draw:style-name="gr31" draw:text-style-name="P9" draw:layer="layout" svg:width="0.026cm" svg:height="0.38cm" svg:x="31.105cm" svg:y="5.766cm" svg:viewBox="0 0 27 381" draw:points="0,381 27,381 27,0 0,0">
          <text:p/>
        </draw:polygon>
        <draw:polygon draw:style-name="gr31" draw:text-style-name="P9" draw:layer="layout" svg:width="0.026cm" svg:height="0.38cm" svg:x="31.131cm" svg:y="5.766cm" svg:viewBox="0 0 27 381" draw:points="0,381 27,381 27,0 0,0">
          <text:p/>
        </draw:polygon>
        <draw:polygon draw:style-name="gr29" draw:text-style-name="P7" draw:layer="layout" svg:width="0.026cm" svg:height="0.38cm" svg:x="31.157cm" svg:y="5.766cm" svg:viewBox="0 0 27 381" draw:points="0,381 27,381 27,0 0,0">
          <text:p/>
        </draw:polygon>
        <draw:polygon draw:style-name="gr29" draw:text-style-name="P7" draw:layer="layout" svg:width="0.026cm" svg:height="0.38cm" svg:x="31.184cm" svg:y="5.766cm" svg:viewBox="0 0 27 381" draw:points="0,381 27,381 27,0 0,0">
          <text:p/>
        </draw:polygon>
        <draw:polygon draw:style-name="gr29" draw:text-style-name="P7" draw:layer="layout" svg:width="0.026cm" svg:height="0.38cm" svg:x="31.21cm" svg:y="5.766cm" svg:viewBox="0 0 27 381" draw:points="0,381 27,381 27,0 0,0">
          <text:p/>
        </draw:polygon>
        <draw:polygon draw:style-name="gr30" draw:text-style-name="P8" draw:layer="layout" svg:width="0.026cm" svg:height="0.38cm" svg:x="31.236cm" svg:y="5.766cm" svg:viewBox="0 0 27 381" draw:points="0,381 27,381 27,0 0,0">
          <text:p/>
        </draw:polygon>
        <draw:polygon draw:style-name="gr31" draw:text-style-name="P9" draw:layer="layout" svg:width="0.026cm" svg:height="0.38cm" svg:x="31.262cm" svg:y="5.766cm" svg:viewBox="0 0 27 381" draw:points="0,381 27,381 27,0 0,0">
          <text:p/>
        </draw:polygon>
        <draw:polygon draw:style-name="gr30" draw:text-style-name="P8" draw:layer="layout" svg:width="0.026cm" svg:height="0.38cm" svg:x="31.289cm" svg:y="5.766cm" svg:viewBox="0 0 27 381" draw:points="0,381 27,381 27,0 0,0">
          <text:p/>
        </draw:polygon>
        <draw:polygon draw:style-name="gr31" draw:text-style-name="P9" draw:layer="layout" svg:width="0.026cm" svg:height="0.38cm" svg:x="31.316cm" svg:y="5.766cm" svg:viewBox="0 0 27 381" draw:points="0,381 27,381 27,0 0,0">
          <text:p/>
        </draw:polygon>
        <draw:polygon draw:style-name="gr31" draw:text-style-name="P9" draw:layer="layout" svg:width="0.027cm" svg:height="0.38cm" svg:x="31.341cm" svg:y="5.766cm" svg:viewBox="0 0 28 381" draw:points="0,381 28,381 28,0 0,0">
          <text:p/>
        </draw:polygon>
        <draw:polygon draw:style-name="gr30" draw:text-style-name="P8" draw:layer="layout" svg:width="0.026cm" svg:height="0.38cm" svg:x="31.368cm" svg:y="5.766cm" svg:viewBox="0 0 27 381" draw:points="0,381 27,381 27,0 0,0">
          <text:p/>
        </draw:polygon>
        <draw:polygon draw:style-name="gr32" draw:text-style-name="P10" draw:layer="layout" svg:width="0.026cm" svg:height="0.38cm" svg:x="31.394cm" svg:y="5.766cm" svg:viewBox="0 0 27 381" draw:points="0,381 27,381 27,0 0,0">
          <text:p/>
        </draw:polygon>
        <draw:polygon draw:style-name="gr30" draw:text-style-name="P8" draw:layer="layout" svg:width="0.026cm" svg:height="0.38cm" svg:x="31.42cm" svg:y="5.766cm" svg:viewBox="0 0 27 381" draw:points="0,381 27,381 27,0 0,0">
          <text:p/>
        </draw:polygon>
        <draw:polygon draw:style-name="gr30" draw:text-style-name="P8" draw:layer="layout" svg:width="0.026cm" svg:height="0.38cm" svg:x="31.446cm" svg:y="5.766cm" svg:viewBox="0 0 27 381" draw:points="0,381 27,381 27,0 0,0">
          <text:p/>
        </draw:polygon>
        <draw:polygon draw:style-name="gr30" draw:text-style-name="P8" draw:layer="layout" svg:width="0.026cm" svg:height="0.38cm" svg:x="31.473cm" svg:y="5.766cm" svg:viewBox="0 0 27 381" draw:points="0,381 27,381 27,0 0,0">
          <text:p/>
        </draw:polygon>
        <draw:polygon draw:style-name="gr30" draw:text-style-name="P8" draw:layer="layout" svg:width="0.026cm" svg:height="0.38cm" svg:x="31.499cm" svg:y="5.766cm" svg:viewBox="0 0 27 381" draw:points="0,381 27,381 27,0 0,0">
          <text:p/>
        </draw:polygon>
        <draw:polygon draw:style-name="gr32" draw:text-style-name="P10" draw:layer="layout" svg:width="0.026cm" svg:height="0.38cm" svg:x="31.525cm" svg:y="5.766cm" svg:viewBox="0 0 27 381" draw:points="0,381 27,381 27,0 0,0">
          <text:p/>
        </draw:polygon>
        <draw:polygon draw:style-name="gr30" draw:text-style-name="P8" draw:layer="layout" svg:width="0.026cm" svg:height="0.38cm" svg:x="31.551cm" svg:y="5.766cm" svg:viewBox="0 0 27 381" draw:points="0,381 27,381 27,0 0,0">
          <text:p/>
        </draw:polygon>
        <draw:polygon draw:style-name="gr29" draw:text-style-name="P7" draw:layer="layout" svg:width="0.026cm" svg:height="0.38cm" svg:x="31.578cm" svg:y="5.766cm" svg:viewBox="0 0 27 381" draw:points="0,381 27,381 27,0 0,0">
          <text:p/>
        </draw:polygon>
        <draw:polygon draw:style-name="gr29" draw:text-style-name="P7" draw:layer="layout" svg:width="0.026cm" svg:height="0.38cm" svg:x="31.604cm" svg:y="5.766cm" svg:viewBox="0 0 27 381" draw:points="0,381 27,381 27,0 0,0">
          <text:p/>
        </draw:polygon>
        <draw:polygon draw:style-name="gr29" draw:text-style-name="P7" draw:layer="layout" svg:width="0.026cm" svg:height="0.38cm" svg:x="31.63cm" svg:y="5.766cm" svg:viewBox="0 0 27 381" draw:points="0,381 27,381 27,0 0,0">
          <text:p/>
        </draw:polygon>
        <draw:polygon draw:style-name="gr32" draw:text-style-name="P10" draw:layer="layout" svg:width="0.027cm" svg:height="0.38cm" svg:x="31.656cm" svg:y="5.766cm" svg:viewBox="0 0 28 381" draw:points="0,381 28,381 28,0 0,0">
          <text:p/>
        </draw:polygon>
        <draw:polygon draw:style-name="gr31" draw:text-style-name="P9" draw:layer="layout" svg:width="0.026cm" svg:height="0.38cm" svg:x="31.683cm" svg:y="5.766cm" svg:viewBox="0 0 27 381" draw:points="0,381 27,381 27,0 0,0">
          <text:p/>
        </draw:polygon>
        <draw:polygon draw:style-name="gr30" draw:text-style-name="P8" draw:layer="layout" svg:width="0.026cm" svg:height="0.38cm" svg:x="31.709cm" svg:y="5.766cm" svg:viewBox="0 0 27 381" draw:points="0,381 27,381 27,0 0,0">
          <text:p/>
        </draw:polygon>
        <draw:polygon draw:style-name="gr29" draw:text-style-name="P7" draw:layer="layout" svg:width="0.027cm" svg:height="0.38cm" svg:x="31.735cm" svg:y="5.766cm" svg:viewBox="0 0 28 381" draw:points="0,381 28,381 28,0 0,0">
          <text:p/>
        </draw:polygon>
        <draw:polygon draw:style-name="gr32" draw:text-style-name="P10" draw:layer="layout" svg:width="0.026cm" svg:height="0.38cm" svg:x="31.763cm" svg:y="5.766cm" svg:viewBox="0 0 27 381" draw:points="0,381 27,381 27,0 0,0">
          <text:p/>
        </draw:polygon>
        <draw:polygon draw:style-name="gr30" draw:text-style-name="P8" draw:layer="layout" svg:width="0.026cm" svg:height="0.38cm" svg:x="31.788cm" svg:y="5.766cm" svg:viewBox="0 0 27 381" draw:points="0,381 27,381 27,0 0,0">
          <text:p/>
        </draw:polygon>
        <draw:polygon draw:style-name="gr31" draw:text-style-name="P9" draw:layer="layout" svg:width="0.026cm" svg:height="0.38cm" svg:x="31.814cm" svg:y="5.766cm" svg:viewBox="0 0 27 381" draw:points="0,381 27,381 27,0 0,0">
          <text:p/>
        </draw:polygon>
        <draw:polygon draw:style-name="gr31" draw:text-style-name="P9" draw:layer="layout" svg:width="0.026cm" svg:height="0.38cm" svg:x="31.841cm" svg:y="5.766cm" svg:viewBox="0 0 27 381" draw:points="0,381 27,381 27,0 0,0">
          <text:p/>
        </draw:polygon>
        <draw:polygon draw:style-name="gr32" draw:text-style-name="P10" draw:layer="layout" svg:width="0.026cm" svg:height="0.38cm" svg:x="31.867cm" svg:y="5.766cm" svg:viewBox="0 0 27 381" draw:points="0,381 27,381 27,0 0,0">
          <text:p/>
        </draw:polygon>
        <draw:polygon draw:style-name="gr31" draw:text-style-name="P9" draw:layer="layout" svg:width="0.026cm" svg:height="0.38cm" svg:x="31.893cm" svg:y="5.766cm" svg:viewBox="0 0 27 381" draw:points="0,381 27,381 27,0 0,0">
          <text:p/>
        </draw:polygon>
        <draw:polygon draw:style-name="gr31" draw:text-style-name="P9" draw:layer="layout" svg:width="0.026cm" svg:height="0.38cm" svg:x="31.919cm" svg:y="5.766cm" svg:viewBox="0 0 27 381" draw:points="0,381 27,381 27,0 0,0">
          <text:p/>
        </draw:polygon>
        <draw:polygon draw:style-name="gr31" draw:text-style-name="P9" draw:layer="layout" svg:width="0.026cm" svg:height="0.38cm" svg:x="31.945cm" svg:y="5.766cm" svg:viewBox="0 0 27 381" draw:points="0,381 27,381 27,0 0,0">
          <text:p/>
        </draw:polygon>
        <draw:polygon draw:style-name="gr31" draw:text-style-name="P9" draw:layer="layout" svg:width="0.026cm" svg:height="0.38cm" svg:x="31.972cm" svg:y="5.766cm" svg:viewBox="0 0 27 381" draw:points="0,381 27,381 27,0 0,0">
          <text:p/>
        </draw:polygon>
        <draw:polygon draw:style-name="gr30" draw:text-style-name="P8" draw:layer="layout" svg:width="0.026cm" svg:height="0.38cm" svg:x="31.998cm" svg:y="5.766cm" svg:viewBox="0 0 27 381" draw:points="0,381 27,381 27,0 0,0">
          <text:p/>
        </draw:polygon>
        <draw:polygon draw:style-name="gr32" draw:text-style-name="P10" draw:layer="layout" svg:width="0.026cm" svg:height="0.38cm" svg:x="32.024cm" svg:y="5.766cm" svg:viewBox="0 0 27 381" draw:points="0,381 27,381 27,0 0,0">
          <text:p/>
        </draw:polygon>
        <draw:polygon draw:style-name="gr32" draw:text-style-name="P10" draw:layer="layout" svg:width="0.027cm" svg:height="0.38cm" svg:x="32.05cm" svg:y="5.766cm" svg:viewBox="0 0 28 381" draw:points="0,381 28,381 28,0 0,0">
          <text:p/>
        </draw:polygon>
        <draw:polygon draw:style-name="gr30" draw:text-style-name="P8" draw:layer="layout" svg:width="0.026cm" svg:height="0.38cm" svg:x="32.077cm" svg:y="5.766cm" svg:viewBox="0 0 27 381" draw:points="0,381 27,381 27,0 0,0">
          <text:p/>
        </draw:polygon>
        <draw:polygon draw:style-name="gr30" draw:text-style-name="P8" draw:layer="layout" svg:width="0.026cm" svg:height="0.38cm" svg:x="32.103cm" svg:y="5.766cm" svg:viewBox="0 0 27 381" draw:points="0,381 27,381 27,0 0,0">
          <text:p/>
        </draw:polygon>
        <draw:polygon draw:style-name="gr31" draw:text-style-name="P9" draw:layer="layout" svg:width="0.026cm" svg:height="0.38cm" svg:x="32.13cm" svg:y="5.766cm" svg:viewBox="0 0 27 381" draw:points="0,381 27,381 27,0 0,0">
          <text:p/>
        </draw:polygon>
        <draw:polygon draw:style-name="gr29" draw:text-style-name="P7" draw:layer="layout" svg:width="0.026cm" svg:height="0.38cm" svg:x="32.156cm" svg:y="5.766cm" svg:viewBox="0 0 27 381" draw:points="0,381 27,381 27,0 0,0">
          <text:p/>
        </draw:polygon>
        <draw:polygon draw:style-name="gr31" draw:text-style-name="P9" draw:layer="layout" svg:width="0.026cm" svg:height="0.38cm" svg:x="32.182cm" svg:y="5.766cm" svg:viewBox="0 0 27 381" draw:points="0,381 27,381 27,0 0,0">
          <text:p/>
        </draw:polygon>
        <draw:polygon draw:style-name="gr30" draw:text-style-name="P8" draw:layer="layout" svg:width="0.026cm" svg:height="0.38cm" svg:x="32.208cm" svg:y="5.766cm" svg:viewBox="0 0 27 381" draw:points="0,381 27,381 27,0 0,0">
          <text:p/>
        </draw:polygon>
        <draw:polygon draw:style-name="gr31" draw:text-style-name="P9" draw:layer="layout" svg:width="0.026cm" svg:height="0.38cm" svg:x="32.235cm" svg:y="5.766cm" svg:viewBox="0 0 27 381" draw:points="0,381 27,381 27,0 0,0">
          <text:p/>
        </draw:polygon>
        <draw:polygon draw:style-name="gr32" draw:text-style-name="P10" draw:layer="layout" svg:width="0.026cm" svg:height="0.38cm" svg:x="32.261cm" svg:y="5.766cm" svg:viewBox="0 0 27 381" draw:points="0,381 27,381 27,0 0,0">
          <text:p/>
        </draw:polygon>
        <draw:polygon draw:style-name="gr32" draw:text-style-name="P10" draw:layer="layout" svg:width="0.026cm" svg:height="0.38cm" svg:x="32.287cm" svg:y="5.766cm" svg:viewBox="0 0 27 381" draw:points="0,381 27,381 27,0 0,0">
          <text:p/>
        </draw:polygon>
        <draw:polygon draw:style-name="gr30" draw:text-style-name="P8" draw:layer="layout" svg:width="0.026cm" svg:height="0.38cm" svg:x="32.313cm" svg:y="5.766cm" svg:viewBox="0 0 27 381" draw:points="0,381 27,381 27,0 0,0">
          <text:p/>
        </draw:polygon>
        <draw:polygon draw:style-name="gr30" draw:text-style-name="P8" draw:layer="layout" svg:width="0.026cm" svg:height="0.38cm" svg:x="32.34cm" svg:y="5.766cm" svg:viewBox="0 0 27 381" draw:points="0,381 27,381 27,0 0,0">
          <text:p/>
        </draw:polygon>
        <draw:polygon draw:style-name="gr29" draw:text-style-name="P7" draw:layer="layout" svg:width="0.026cm" svg:height="0.38cm" svg:x="32.366cm" svg:y="5.766cm" svg:viewBox="0 0 27 381" draw:points="0,381 27,381 27,0 0,0">
          <text:p/>
        </draw:polygon>
        <draw:polygon draw:style-name="gr30" draw:text-style-name="P8" draw:layer="layout" svg:width="0.026cm" svg:height="0.38cm" svg:x="32.392cm" svg:y="5.766cm" svg:viewBox="0 0 27 381" draw:points="0,381 27,381 27,0 0,0">
          <text:p/>
        </draw:polygon>
        <draw:polygon draw:style-name="gr31" draw:text-style-name="P9" draw:layer="layout" svg:width="0.027cm" svg:height="0.38cm" svg:x="32.418cm" svg:y="5.766cm" svg:viewBox="0 0 28 381" draw:points="0,381 28,381 28,0 0,0">
          <text:p/>
        </draw:polygon>
        <draw:polygon draw:style-name="gr31" draw:text-style-name="P9" draw:layer="layout" svg:width="0.026cm" svg:height="0.38cm" svg:x="32.445cm" svg:y="5.766cm" svg:viewBox="0 0 27 381" draw:points="0,381 27,381 27,0 0,0">
          <text:p/>
        </draw:polygon>
        <draw:polygon draw:style-name="gr31" draw:text-style-name="P9" draw:layer="layout" svg:width="0.026cm" svg:height="0.38cm" svg:x="32.471cm" svg:y="5.766cm" svg:viewBox="0 0 27 381" draw:points="0,381 27,381 27,0 0,0">
          <text:p/>
        </draw:polygon>
        <draw:polygon draw:style-name="gr30" draw:text-style-name="P8" draw:layer="layout" svg:width="0.026cm" svg:height="0.38cm" svg:x="32.497cm" svg:y="5.766cm" svg:viewBox="0 0 27 381" draw:points="0,381 27,381 27,0 0,0">
          <text:p/>
        </draw:polygon>
        <draw:polygon draw:style-name="gr31" draw:text-style-name="P9" draw:layer="layout" svg:width="0.026cm" svg:height="0.38cm" svg:x="32.524cm" svg:y="5.766cm" svg:viewBox="0 0 27 381" draw:points="0,381 27,381 27,0 0,0">
          <text:p/>
        </draw:polygon>
        <draw:polygon draw:style-name="gr32" draw:text-style-name="P10" draw:layer="layout" svg:width="0.026cm" svg:height="0.38cm" svg:x="32.55cm" svg:y="5.766cm" svg:viewBox="0 0 27 381" draw:points="0,381 27,381 27,0 0,0">
          <text:p/>
        </draw:polygon>
        <draw:polygon draw:style-name="gr32" draw:text-style-name="P10" draw:layer="layout" svg:width="0.026cm" svg:height="0.38cm" svg:x="32.576cm" svg:y="5.766cm" svg:viewBox="0 0 27 381" draw:points="0,381 27,381 27,0 0,0">
          <text:p/>
        </draw:polygon>
        <draw:polygon draw:style-name="gr31" draw:text-style-name="P9" draw:layer="layout" svg:width="0.026cm" svg:height="0.38cm" svg:x="32.603cm" svg:y="5.766cm" svg:viewBox="0 0 27 381" draw:points="0,381 27,381 27,0 0,0">
          <text:p/>
        </draw:polygon>
        <draw:polygon draw:style-name="gr32" draw:text-style-name="P10" draw:layer="layout" svg:width="0.026cm" svg:height="0.38cm" svg:x="32.629cm" svg:y="5.766cm" svg:viewBox="0 0 27 381" draw:points="0,381 27,381 27,0 0,0">
          <text:p/>
        </draw:polygon>
        <draw:polygon draw:style-name="gr29" draw:text-style-name="P7" draw:layer="layout" svg:width="0.026cm" svg:height="0.38cm" svg:x="32.655cm" svg:y="5.766cm" svg:viewBox="0 0 27 381" draw:points="0,381 27,381 27,0 0,0">
          <text:p/>
        </draw:polygon>
        <draw:polygon draw:style-name="gr32" draw:text-style-name="P10" draw:layer="layout" svg:width="0.026cm" svg:height="0.38cm" svg:x="32.681cm" svg:y="5.766cm" svg:viewBox="0 0 27 381" draw:points="0,381 27,381 27,0 0,0">
          <text:p/>
        </draw:polygon>
        <draw:polygon draw:style-name="gr32" draw:text-style-name="P10" draw:layer="layout" svg:width="0.026cm" svg:height="0.38cm" svg:x="32.707cm" svg:y="5.766cm" svg:viewBox="0 0 27 381" draw:points="0,381 27,381 27,0 0,0">
          <text:p/>
        </draw:polygon>
        <draw:polygon draw:style-name="gr31" draw:text-style-name="P9" draw:layer="layout" svg:width="0.026cm" svg:height="0.38cm" svg:x="32.734cm" svg:y="5.766cm" svg:viewBox="0 0 27 381" draw:points="0,381 27,381 27,0 0,0">
          <text:p/>
        </draw:polygon>
        <draw:polygon draw:style-name="gr32" draw:text-style-name="P10" draw:layer="layout" svg:width="0.026cm" svg:height="0.38cm" svg:x="32.76cm" svg:y="5.766cm" svg:viewBox="0 0 27 381" draw:points="0,381 27,381 27,0 0,0">
          <text:p/>
        </draw:polygon>
        <draw:polygon draw:style-name="gr30" draw:text-style-name="P8" draw:layer="layout" svg:width="0.026cm" svg:height="0.38cm" svg:x="32.786cm" svg:y="5.766cm" svg:viewBox="0 0 27 381" draw:points="0,381 27,381 27,0 0,0">
          <text:p/>
        </draw:polygon>
        <draw:polygon draw:style-name="gr30" draw:text-style-name="P8" draw:layer="layout" svg:width="0.027cm" svg:height="0.38cm" svg:x="32.812cm" svg:y="5.766cm" svg:viewBox="0 0 28 381" draw:points="0,381 28,381 28,0 0,0">
          <text:p/>
        </draw:polygon>
        <draw:polygon draw:style-name="gr32" draw:text-style-name="P10" draw:layer="layout" svg:width="0.026cm" svg:height="0.38cm" svg:x="32.839cm" svg:y="5.766cm" svg:viewBox="0 0 27 381" draw:points="0,381 27,381 27,0 0,0">
          <text:p/>
        </draw:polygon>
        <draw:polygon draw:style-name="gr30" draw:text-style-name="P8" draw:layer="layout" svg:width="0.026cm" svg:height="0.38cm" svg:x="32.865cm" svg:y="5.766cm" svg:viewBox="0 0 27 381" draw:points="0,381 27,381 27,0 0,0">
          <text:p/>
        </draw:polygon>
        <draw:polygon draw:style-name="gr31" draw:text-style-name="P9" draw:layer="layout" svg:width="0.026cm" svg:height="0.38cm" svg:x="32.891cm" svg:y="5.766cm" svg:viewBox="0 0 27 381" draw:points="0,381 27,381 27,0 0,0">
          <text:p/>
        </draw:polygon>
        <draw:polygon draw:style-name="gr32" draw:text-style-name="P10" draw:layer="layout" svg:width="0.026cm" svg:height="0.38cm" svg:x="32.918cm" svg:y="5.766cm" svg:viewBox="0 0 27 381" draw:points="0,381 27,381 27,0 0,0">
          <text:p/>
        </draw:polygon>
        <draw:polygon draw:style-name="gr30" draw:text-style-name="P8" draw:layer="layout" svg:width="0.026cm" svg:height="0.38cm" svg:x="32.944cm" svg:y="5.766cm" svg:viewBox="0 0 27 381" draw:points="0,381 27,381 27,0 0,0">
          <text:p/>
        </draw:polygon>
        <draw:polygon draw:style-name="gr30" draw:text-style-name="P8" draw:layer="layout" svg:width="0.026cm" svg:height="0.38cm" svg:x="32.97cm" svg:y="5.766cm" svg:viewBox="0 0 27 381" draw:points="0,381 27,381 27,0 0,0">
          <text:p/>
        </draw:polygon>
        <draw:polygon draw:style-name="gr31" draw:text-style-name="P9" draw:layer="layout" svg:width="0.026cm" svg:height="0.38cm" svg:x="32.996cm" svg:y="5.766cm" svg:viewBox="0 0 27 381" draw:points="0,381 27,381 27,0 0,0">
          <text:p/>
        </draw:polygon>
        <draw:polygon draw:style-name="gr29" draw:text-style-name="P7" draw:layer="layout" svg:width="0.026cm" svg:height="0.38cm" svg:x="33.023cm" svg:y="5.766cm" svg:viewBox="0 0 27 381" draw:points="0,381 27,381 27,0 0,0">
          <text:p/>
        </draw:polygon>
        <draw:polygon draw:style-name="gr30" draw:text-style-name="P8" draw:layer="layout" svg:width="0.026cm" svg:height="0.38cm" svg:x="33.049cm" svg:y="5.766cm" svg:viewBox="0 0 27 381" draw:points="0,381 27,381 27,0 0,0">
          <text:p/>
        </draw:polygon>
        <draw:polygon draw:style-name="gr29" draw:text-style-name="P7" draw:layer="layout" svg:width="0.026cm" svg:height="0.38cm" svg:x="33.075cm" svg:y="5.766cm" svg:viewBox="0 0 27 381" draw:points="0,381 27,381 27,0 0,0">
          <text:p/>
        </draw:polygon>
        <draw:polygon draw:style-name="gr30" draw:text-style-name="P8" draw:layer="layout" svg:width="0.027cm" svg:height="0.38cm" svg:x="33.101cm" svg:y="5.766cm" svg:viewBox="0 0 28 381" draw:points="0,381 28,381 28,0 0,0">
          <text:p/>
        </draw:polygon>
        <draw:polygon draw:style-name="gr32" draw:text-style-name="P10" draw:layer="layout" svg:width="0.026cm" svg:height="0.38cm" svg:x="33.128cm" svg:y="5.766cm" svg:viewBox="0 0 27 381" draw:points="0,381 27,381 27,0 0,0">
          <text:p/>
        </draw:polygon>
        <draw:polygon draw:style-name="gr31" draw:text-style-name="P9" draw:layer="layout" svg:width="0.026cm" svg:height="0.38cm" svg:x="33.154cm" svg:y="5.766cm" svg:viewBox="0 0 27 381" draw:points="0,381 27,381 27,0 0,0">
          <text:p/>
        </draw:polygon>
        <draw:polygon draw:style-name="gr31" draw:text-style-name="P9" draw:layer="layout" svg:width="0.027cm" svg:height="0.38cm" svg:x="33.18cm" svg:y="5.766cm" svg:viewBox="0 0 28 381" draw:points="0,381 28,381 28,0 0,0">
          <text:p/>
        </draw:polygon>
        <draw:polygon draw:style-name="gr31" draw:text-style-name="P9" draw:layer="layout" svg:width="0.026cm" svg:height="0.38cm" svg:x="33.207cm" svg:y="5.766cm" svg:viewBox="0 0 27 381" draw:points="0,381 27,381 27,0 0,0">
          <text:p/>
        </draw:polygon>
        <draw:polygon draw:style-name="gr30" draw:text-style-name="P8" draw:layer="layout" svg:width="0.026cm" svg:height="0.38cm" svg:x="33.233cm" svg:y="5.766cm" svg:viewBox="0 0 27 381" draw:points="0,381 27,381 27,0 0,0">
          <text:p/>
        </draw:polygon>
        <draw:polygon draw:style-name="gr30" draw:text-style-name="P8" draw:layer="layout" svg:width="0.026cm" svg:height="0.38cm" svg:x="33.259cm" svg:y="5.766cm" svg:viewBox="0 0 27 381" draw:points="0,381 27,381 27,0 0,0">
          <text:p/>
        </draw:polygon>
        <draw:polygon draw:style-name="gr32" draw:text-style-name="P10" draw:layer="layout" svg:width="0.026cm" svg:height="0.38cm" svg:x="33.286cm" svg:y="5.766cm" svg:viewBox="0 0 27 381" draw:points="0,381 27,381 27,0 0,0">
          <text:p/>
        </draw:polygon>
        <draw:polygon draw:style-name="gr30" draw:text-style-name="P8" draw:layer="layout" svg:width="0.026cm" svg:height="0.38cm" svg:x="33.312cm" svg:y="5.766cm" svg:viewBox="0 0 27 381" draw:points="0,381 27,381 27,0 0,0">
          <text:p/>
        </draw:polygon>
        <draw:polygon draw:style-name="gr31" draw:text-style-name="P9" draw:layer="layout" svg:width="0.026cm" svg:height="0.38cm" svg:x="33.338cm" svg:y="5.766cm" svg:viewBox="0 0 27 381" draw:points="0,381 27,381 27,0 0,0">
          <text:p/>
        </draw:polygon>
        <draw:polygon draw:style-name="gr32" draw:text-style-name="P10" draw:layer="layout" svg:width="0.026cm" svg:height="0.38cm" svg:x="33.364cm" svg:y="5.766cm" svg:viewBox="0 0 27 381" draw:points="0,381 27,381 27,0 0,0">
          <text:p/>
        </draw:polygon>
        <draw:polygon draw:style-name="gr30" draw:text-style-name="P8" draw:layer="layout" svg:width="0.026cm" svg:height="0.38cm" svg:x="33.39cm" svg:y="5.766cm" svg:viewBox="0 0 27 381" draw:points="0,381 27,381 27,0 0,0">
          <text:p/>
        </draw:polygon>
        <draw:polygon draw:style-name="gr29" draw:text-style-name="P7" draw:layer="layout" svg:width="0.026cm" svg:height="0.38cm" svg:x="33.417cm" svg:y="5.766cm" svg:viewBox="0 0 27 381" draw:points="0,381 27,381 27,0 0,0">
          <text:p/>
        </draw:polygon>
        <draw:polygon draw:style-name="gr30" draw:text-style-name="P8" draw:layer="layout" svg:width="0.026cm" svg:height="0.38cm" svg:x="33.444cm" svg:y="5.766cm" svg:viewBox="0 0 27 381" draw:points="0,381 27,381 27,0 0,0">
          <text:p/>
        </draw:polygon>
        <draw:polygon draw:style-name="gr30" draw:text-style-name="P8" draw:layer="layout" svg:width="0.026cm" svg:height="0.38cm" svg:x="33.469cm" svg:y="5.766cm" svg:viewBox="0 0 27 381" draw:points="0,381 27,381 27,0 0,0">
          <text:p/>
        </draw:polygon>
        <draw:polygon draw:style-name="gr30" draw:text-style-name="P8" draw:layer="layout" svg:width="0.027cm" svg:height="0.38cm" svg:x="33.495cm" svg:y="5.766cm" svg:viewBox="0 0 28 381" draw:points="0,381 28,381 28,0 0,0">
          <text:p/>
        </draw:polygon>
        <draw:polygon draw:style-name="gr31" draw:text-style-name="P9" draw:layer="layout" svg:width="0.026cm" svg:height="0.38cm" svg:x="33.522cm" svg:y="5.766cm" svg:viewBox="0 0 27 381" draw:points="0,381 27,381 27,0 0,0">
          <text:p/>
        </draw:polygon>
        <draw:polygon draw:style-name="gr30" draw:text-style-name="P8" draw:layer="layout" svg:width="0.026cm" svg:height="0.38cm" svg:x="33.548cm" svg:y="5.766cm" svg:viewBox="0 0 27 381" draw:points="0,381 27,381 27,0 0,0">
          <text:p/>
        </draw:polygon>
        <draw:polygon draw:style-name="gr30" draw:text-style-name="P8" draw:layer="layout" svg:width="0.028cm" svg:height="0.38cm" svg:x="33.574cm" svg:y="5.766cm" svg:viewBox="0 0 29 381" draw:points="0,381 29,381 29,0 0,0">
          <text:p/>
        </draw:polygon>
        <draw:polygon draw:style-name="gr32" draw:text-style-name="P10" draw:layer="layout" svg:width="0.026cm" svg:height="0.38cm" svg:x="33.601cm" svg:y="5.766cm" svg:viewBox="0 0 27 381" draw:points="0,381 27,381 27,0 0,0">
          <text:p/>
        </draw:polygon>
        <draw:polygon draw:style-name="gr30" draw:text-style-name="P8" draw:layer="layout" svg:width="0.026cm" svg:height="0.38cm" svg:x="33.627cm" svg:y="5.766cm" svg:viewBox="0 0 27 381" draw:points="0,381 27,381 27,0 0,0">
          <text:p/>
        </draw:polygon>
        <draw:polygon draw:style-name="gr31" draw:text-style-name="P9" draw:layer="layout" svg:width="0.026cm" svg:height="0.38cm" svg:x="33.653cm" svg:y="5.766cm" svg:viewBox="0 0 27 381" draw:points="0,381 27,381 27,0 0,0">
          <text:p/>
        </draw:polygon>
        <draw:polygon draw:style-name="gr29" draw:text-style-name="P7" draw:layer="layout" svg:width="0.026cm" svg:height="0.38cm" svg:x="33.68cm" svg:y="5.766cm" svg:viewBox="0 0 27 381" draw:points="0,381 27,381 27,0 0,0">
          <text:p/>
        </draw:polygon>
        <draw:polygon draw:style-name="gr30" draw:text-style-name="P8" draw:layer="layout" svg:width="0.026cm" svg:height="0.38cm" svg:x="33.706cm" svg:y="5.766cm" svg:viewBox="0 0 27 381" draw:points="0,381 27,381 27,0 0,0">
          <text:p/>
        </draw:polygon>
        <draw:polygon draw:style-name="gr30" draw:text-style-name="P8" draw:layer="layout" svg:width="0.026cm" svg:height="0.38cm" svg:x="33.732cm" svg:y="5.766cm" svg:viewBox="0 0 27 381" draw:points="0,381 27,381 27,0 0,0">
          <text:p/>
        </draw:polygon>
        <draw:polygon draw:style-name="gr32" draw:text-style-name="P10" draw:layer="layout" svg:width="0.026cm" svg:height="0.38cm" svg:x="33.784cm" svg:y="5.766cm" svg:viewBox="0 0 27 381" draw:points="0,381 27,381 27,0 0,0">
          <text:p/>
        </draw:polygon>
        <draw:polygon draw:style-name="gr31" draw:text-style-name="P9" draw:layer="layout" svg:width="0.026cm" svg:height="0.38cm" svg:x="33.811cm" svg:y="5.766cm" svg:viewBox="0 0 27 381" draw:points="0,381 27,381 27,0 0,0">
          <text:p/>
        </draw:polygon>
        <draw:polygon draw:style-name="gr30" draw:text-style-name="P8" draw:layer="layout" svg:width="0.026cm" svg:height="0.38cm" svg:x="33.837cm" svg:y="5.766cm" svg:viewBox="0 0 27 381" draw:points="0,381 27,381 27,0 0,0">
          <text:p/>
        </draw:polygon>
        <draw:polygon draw:style-name="gr30" draw:text-style-name="P8" draw:layer="layout" svg:width="0.027cm" svg:height="0.38cm" svg:x="33.863cm" svg:y="5.766cm" svg:viewBox="0 0 28 381" draw:points="0,381 28,381 28,0 0,0">
          <text:p/>
        </draw:polygon>
        <draw:polygon draw:style-name="gr31" draw:text-style-name="P9" draw:layer="layout" svg:width="0.026cm" svg:height="0.38cm" svg:x="33.891cm" svg:y="5.766cm" svg:viewBox="0 0 27 381" draw:points="0,381 27,381 27,0 0,0">
          <text:p/>
        </draw:polygon>
        <draw:polygon draw:style-name="gr32" draw:text-style-name="P10" draw:layer="layout" svg:width="0.026cm" svg:height="0.38cm" svg:x="33.916cm" svg:y="5.766cm" svg:viewBox="0 0 27 381" draw:points="0,381 27,381 27,0 0,0">
          <text:p/>
        </draw:polygon>
        <draw:polygon draw:style-name="gr31" draw:text-style-name="P9" draw:layer="layout" svg:width="0.026cm" svg:height="0.38cm" svg:x="33.942cm" svg:y="5.766cm" svg:viewBox="0 0 27 381" draw:points="0,381 27,381 27,0 0,0">
          <text:p/>
        </draw:polygon>
        <draw:polygon draw:style-name="gr29" draw:text-style-name="P7" draw:layer="layout" svg:width="0.026cm" svg:height="0.38cm" svg:x="33.969cm" svg:y="5.766cm" svg:viewBox="0 0 27 381" draw:points="0,381 27,381 27,0 0,0">
          <text:p/>
        </draw:polygon>
        <draw:polygon draw:style-name="gr31" draw:text-style-name="P9" draw:layer="layout" svg:width="0.026cm" svg:height="0.38cm" svg:x="33.995cm" svg:y="5.766cm" svg:viewBox="0 0 27 381" draw:points="0,381 27,381 27,0 0,0">
          <text:p/>
        </draw:polygon>
        <draw:polygon draw:style-name="gr29" draw:text-style-name="P7" draw:layer="layout" svg:width="0.026cm" svg:height="0.38cm" svg:x="34.021cm" svg:y="5.766cm" svg:viewBox="0 0 27 381" draw:points="0,381 27,381 27,0 0,0">
          <text:p/>
        </draw:polygon>
        <draw:polygon draw:style-name="gr31" draw:text-style-name="P9" draw:layer="layout" svg:width="0.026cm" svg:height="0.38cm" svg:x="34.047cm" svg:y="5.766cm" svg:viewBox="0 0 27 381" draw:points="0,381 27,381 27,0 0,0">
          <text:p/>
        </draw:polygon>
        <draw:polygon draw:style-name="gr30" draw:text-style-name="P8" draw:layer="layout" svg:width="0.026cm" svg:height="0.38cm" svg:x="34.074cm" svg:y="5.766cm" svg:viewBox="0 0 27 381" draw:points="0,381 27,381 27,0 0,0">
          <text:p/>
        </draw:polygon>
        <draw:polygon draw:style-name="gr31" draw:text-style-name="P9" draw:layer="layout" svg:width="0.026cm" svg:height="0.38cm" svg:x="34.1cm" svg:y="5.766cm" svg:viewBox="0 0 27 381" draw:points="0,381 27,381 27,0 0,0">
          <text:p/>
        </draw:polygon>
        <draw:polygon draw:style-name="gr31" draw:text-style-name="P9" draw:layer="layout" svg:width="0.026cm" svg:height="0.38cm" svg:x="34.126cm" svg:y="5.766cm" svg:viewBox="0 0 27 381" draw:points="0,381 27,381 27,0 0,0">
          <text:p/>
        </draw:polygon>
        <draw:polygon draw:style-name="gr30" draw:text-style-name="P8" draw:layer="layout" svg:width="0.026cm" svg:height="0.38cm" svg:x="34.152cm" svg:y="5.766cm" svg:viewBox="0 0 27 381" draw:points="0,381 27,381 27,0 0,0">
          <text:p/>
        </draw:polygon>
        <draw:polygon draw:style-name="gr31" draw:text-style-name="P9" draw:layer="layout" svg:width="0.026cm" svg:height="0.38cm" svg:x="34.179cm" svg:y="5.766cm" svg:viewBox="0 0 27 381" draw:points="0,381 27,381 27,0 0,0">
          <text:p/>
        </draw:polygon>
        <draw:polygon draw:style-name="gr31" draw:text-style-name="P9" draw:layer="layout" svg:width="0.026cm" svg:height="0.38cm" svg:x="34.205cm" svg:y="5.766cm" svg:viewBox="0 0 27 381" draw:points="0,381 27,381 27,0 0,0">
          <text:p/>
        </draw:polygon>
        <draw:polygon draw:style-name="gr32" draw:text-style-name="P10" draw:layer="layout" svg:width="0.026cm" svg:height="0.38cm" svg:x="34.231cm" svg:y="5.766cm" svg:viewBox="0 0 27 381" draw:points="0,381 27,381 27,0 0,0">
          <text:p/>
        </draw:polygon>
        <draw:polygon draw:style-name="gr30" draw:text-style-name="P8" draw:layer="layout" svg:width="0.027cm" svg:height="0.38cm" svg:x="34.257cm" svg:y="5.766cm" svg:viewBox="0 0 28 381" draw:points="0,381 28,381 28,0 0,0">
          <text:p/>
        </draw:polygon>
        <draw:polygon draw:style-name="gr29" draw:text-style-name="P7" draw:layer="layout" svg:width="0.026cm" svg:height="0.38cm" svg:x="34.284cm" svg:y="5.766cm" svg:viewBox="0 0 27 381" draw:points="0,381 27,381 27,0 0,0">
          <text:p/>
        </draw:polygon>
        <draw:polygon draw:style-name="gr29" draw:text-style-name="P7" draw:layer="layout" svg:width="0.026cm" svg:height="0.38cm" svg:x="34.31cm" svg:y="5.766cm" svg:viewBox="0 0 27 381" draw:points="0,381 27,381 27,0 0,0">
          <text:p/>
        </draw:polygon>
        <draw:polygon draw:style-name="gr29" draw:text-style-name="P7" draw:layer="layout" svg:width="0.026cm" svg:height="0.38cm" svg:x="34.336cm" svg:y="5.766cm" svg:viewBox="0 0 27 381" draw:points="0,381 27,381 27,0 0,0">
          <text:p/>
        </draw:polygon>
        <draw:polygon draw:style-name="gr31" draw:text-style-name="P9" draw:layer="layout" svg:width="0.026cm" svg:height="0.38cm" svg:x="34.415cm" svg:y="5.766cm" svg:viewBox="0 0 27 381" draw:points="0,381 27,381 27,0 0,0">
          <text:p/>
        </draw:polygon>
        <draw:polygon draw:style-name="gr30" draw:text-style-name="P8" draw:layer="layout" svg:width="0.026cm" svg:height="0.38cm" svg:x="34.441cm" svg:y="5.766cm" svg:viewBox="0 0 27 381" draw:points="0,381 27,381 27,0 0,0">
          <text:p/>
        </draw:polygon>
        <draw:polygon draw:style-name="gr29" draw:text-style-name="P7" draw:layer="layout" svg:width="0.026cm" svg:height="0.38cm" svg:x="34.468cm" svg:y="5.766cm" svg:viewBox="0 0 27 381" draw:points="0,381 27,381 27,0 0,0">
          <text:p/>
        </draw:polygon>
        <draw:polygon draw:style-name="gr30" draw:text-style-name="P8" draw:layer="layout" svg:width="0.026cm" svg:height="0.38cm" svg:x="34.494cm" svg:y="5.766cm" svg:viewBox="0 0 27 381" draw:points="0,381 27,381 27,0 0,0">
          <text:p/>
        </draw:polygon>
        <draw:polygon draw:style-name="gr32" draw:text-style-name="P10" draw:layer="layout" svg:width="0.026cm" svg:height="0.38cm" svg:x="34.52cm" svg:y="5.766cm" svg:viewBox="0 0 27 381" draw:points="0,381 27,381 27,0 0,0">
          <text:p/>
        </draw:polygon>
        <draw:polygon draw:style-name="gr32" draw:text-style-name="P10" draw:layer="layout" svg:width="0.026cm" svg:height="0.38cm" svg:x="34.546cm" svg:y="5.766cm" svg:viewBox="0 0 27 381" draw:points="0,381 27,381 27,0 0,0">
          <text:p/>
        </draw:polygon>
        <draw:polygon draw:style-name="gr32" draw:text-style-name="P10" draw:layer="layout" svg:width="0.026cm" svg:height="0.38cm" svg:x="34.573cm" svg:y="5.766cm" svg:viewBox="0 0 27 381" draw:points="0,381 27,381 27,0 0,0">
          <text:p/>
        </draw:polygon>
        <draw:polygon draw:style-name="gr31" draw:text-style-name="P9" draw:layer="layout" svg:width="0.026cm" svg:height="0.38cm" svg:x="34.599cm" svg:y="5.766cm" svg:viewBox="0 0 27 381" draw:points="0,381 27,381 27,0 0,0">
          <text:p/>
        </draw:polygon>
        <draw:polygon draw:style-name="gr29" draw:text-style-name="P7" draw:layer="layout" svg:width="0.027cm" svg:height="0.38cm" svg:x="34.625cm" svg:y="5.766cm" svg:viewBox="0 0 28 381" draw:points="0,381 28,381 28,0 0,0">
          <text:p/>
        </draw:polygon>
        <draw:polygon draw:style-name="gr29" draw:text-style-name="P7" draw:layer="layout" svg:width="0.026cm" svg:height="0.38cm" svg:x="34.652cm" svg:y="5.766cm" svg:viewBox="0 0 27 381" draw:points="0,381 27,381 27,0 0,0">
          <text:p/>
        </draw:polygon>
        <draw:polygon draw:style-name="gr29" draw:text-style-name="P7" draw:layer="layout" svg:width="0.026cm" svg:height="0.38cm" svg:x="20.123cm" svg:y="5.008cm" svg:viewBox="0 0 27 381" draw:points="0,381 27,381 27,0 0,0">
          <text:p/>
        </draw:polygon>
        <draw:polygon draw:style-name="gr30" draw:text-style-name="P8" draw:layer="layout" svg:width="0.026cm" svg:height="0.38cm" svg:x="20.15cm" svg:y="5.008cm" svg:viewBox="0 0 27 381" draw:points="0,381 27,381 27,0 0,0">
          <text:p/>
        </draw:polygon>
        <draw:polygon draw:style-name="gr31" draw:text-style-name="P9" draw:layer="layout" svg:width="0.026cm" svg:height="0.38cm" svg:x="20.176cm" svg:y="5.008cm" svg:viewBox="0 0 27 381" draw:points="0,381 27,381 27,0 0,0">
          <text:p/>
        </draw:polygon>
        <draw:polygon draw:style-name="gr32" draw:text-style-name="P10" draw:layer="layout" svg:width="0.026cm" svg:height="0.38cm" svg:x="20.202cm" svg:y="5.008cm" svg:viewBox="0 0 27 381" draw:points="0,381 27,381 27,0 0,0">
          <text:p/>
        </draw:polygon>
        <draw:polygon draw:style-name="gr31" draw:text-style-name="P9" draw:layer="layout" svg:width="0.026cm" svg:height="0.38cm" svg:x="20.228cm" svg:y="5.008cm" svg:viewBox="0 0 27 381" draw:points="0,381 27,381 27,0 0,0">
          <text:p/>
        </draw:polygon>
        <draw:polygon draw:style-name="gr32" draw:text-style-name="P10" draw:layer="layout" svg:width="0.026cm" svg:height="0.38cm" svg:x="20.256cm" svg:y="5.008cm" svg:viewBox="0 0 27 381" draw:points="0,381 27,381 27,0 0,0">
          <text:p/>
        </draw:polygon>
        <draw:polygon draw:style-name="gr32" draw:text-style-name="P10" draw:layer="layout" svg:width="0.026cm" svg:height="0.38cm" svg:x="20.281cm" svg:y="5.008cm" svg:viewBox="0 0 27 381" draw:points="0,381 27,381 27,0 0,0">
          <text:p/>
        </draw:polygon>
        <draw:polygon draw:style-name="gr30" draw:text-style-name="P8" draw:layer="layout" svg:width="0.026cm" svg:height="0.38cm" svg:x="20.307cm" svg:y="5.008cm" svg:viewBox="0 0 27 381" draw:points="0,381 27,381 27,0 0,0">
          <text:p/>
        </draw:polygon>
        <draw:polygon draw:style-name="gr32" draw:text-style-name="P10" draw:layer="layout" svg:width="0.026cm" svg:height="0.38cm" svg:x="20.333cm" svg:y="5.008cm" svg:viewBox="0 0 27 381" draw:points="0,381 27,381 27,0 0,0">
          <text:p/>
        </draw:polygon>
        <draw:polygon draw:style-name="gr32" draw:text-style-name="P10" draw:layer="layout" svg:width="0.027cm" svg:height="0.38cm" svg:x="20.359cm" svg:y="5.008cm" svg:viewBox="0 0 28 381" draw:points="0,381 28,381 28,0 0,0">
          <text:p/>
        </draw:polygon>
        <draw:polygon draw:style-name="gr30" draw:text-style-name="P8" draw:layer="layout" svg:width="0.026cm" svg:height="0.38cm" svg:x="20.386cm" svg:y="5.008cm" svg:viewBox="0 0 27 381" draw:points="0,381 27,381 27,0 0,0">
          <text:p/>
        </draw:polygon>
        <draw:polygon draw:style-name="gr29" draw:text-style-name="P7" draw:layer="layout" svg:width="0.026cm" svg:height="0.38cm" svg:x="20.412cm" svg:y="5.008cm" svg:viewBox="0 0 27 381" draw:points="0,381 27,381 27,0 0,0">
          <text:p/>
        </draw:polygon>
        <draw:polygon draw:style-name="gr31" draw:text-style-name="P9" draw:layer="layout" svg:width="0.027cm" svg:height="0.38cm" svg:x="20.438cm" svg:y="5.008cm" svg:viewBox="0 0 28 381" draw:points="0,381 28,381 28,0 0,0">
          <text:p/>
        </draw:polygon>
        <draw:polygon draw:style-name="gr31" draw:text-style-name="P9" draw:layer="layout" svg:width="0.026cm" svg:height="0.38cm" svg:x="20.465cm" svg:y="5.008cm" svg:viewBox="0 0 27 381" draw:points="0,381 27,381 27,0 0,0">
          <text:p/>
        </draw:polygon>
        <draw:polygon draw:style-name="gr30" draw:text-style-name="P8" draw:layer="layout" svg:width="0.026cm" svg:height="0.38cm" svg:x="20.491cm" svg:y="5.008cm" svg:viewBox="0 0 27 381" draw:points="0,381 27,381 27,0 0,0">
          <text:p/>
        </draw:polygon>
        <draw:polygon draw:style-name="gr30" draw:text-style-name="P8" draw:layer="layout" svg:width="0.026cm" svg:height="0.38cm" svg:x="20.517cm" svg:y="5.008cm" svg:viewBox="0 0 27 381" draw:points="0,381 27,381 27,0 0,0">
          <text:p/>
        </draw:polygon>
        <draw:polygon draw:style-name="gr31" draw:text-style-name="P9" draw:layer="layout" svg:width="0.026cm" svg:height="0.38cm" svg:x="20.544cm" svg:y="5.008cm" svg:viewBox="0 0 27 381" draw:points="0,381 27,381 27,0 0,0">
          <text:p/>
        </draw:polygon>
        <draw:polygon draw:style-name="gr32" draw:text-style-name="P10" draw:layer="layout" svg:width="0.026cm" svg:height="0.38cm" svg:x="20.596cm" svg:y="5.008cm" svg:viewBox="0 0 27 381" draw:points="0,381 27,381 27,0 0,0">
          <text:p/>
        </draw:polygon>
        <draw:polygon draw:style-name="gr30" draw:text-style-name="P8" draw:layer="layout" svg:width="0.026cm" svg:height="0.38cm" svg:x="20.622cm" svg:y="5.008cm" svg:viewBox="0 0 27 381" draw:points="0,381 27,381 27,0 0,0">
          <text:p/>
        </draw:polygon>
        <draw:polygon draw:style-name="gr31" draw:text-style-name="P9" draw:layer="layout" svg:width="0.026cm" svg:height="0.38cm" svg:x="20.649cm" svg:y="5.008cm" svg:viewBox="0 0 27 381" draw:points="0,381 27,381 27,0 0,0">
          <text:p/>
        </draw:polygon>
        <draw:polygon draw:style-name="gr31" draw:text-style-name="P9" draw:layer="layout" svg:width="0.026cm" svg:height="0.38cm" svg:x="20.676cm" svg:y="5.008cm" svg:viewBox="0 0 27 381" draw:points="0,381 27,381 27,0 0,0">
          <text:p/>
        </draw:polygon>
        <draw:polygon draw:style-name="gr31" draw:text-style-name="P9" draw:layer="layout" svg:width="0.026cm" svg:height="0.38cm" svg:x="20.701cm" svg:y="5.008cm" svg:viewBox="0 0 27 381" draw:points="0,381 27,381 27,0 0,0">
          <text:p/>
        </draw:polygon>
        <draw:polygon draw:style-name="gr32" draw:text-style-name="P10" draw:layer="layout" svg:width="0.026cm" svg:height="0.38cm" svg:x="20.727cm" svg:y="5.008cm" svg:viewBox="0 0 27 381" draw:points="0,381 27,381 27,0 0,0">
          <text:p/>
        </draw:polygon>
        <draw:polygon draw:style-name="gr30" draw:text-style-name="P8" draw:layer="layout" svg:width="0.026cm" svg:height="0.38cm" svg:x="20.754cm" svg:y="5.008cm" svg:viewBox="0 0 27 381" draw:points="0,381 27,381 27,0 0,0">
          <text:p/>
        </draw:polygon>
        <draw:polygon draw:style-name="gr31" draw:text-style-name="P9" draw:layer="layout" svg:width="0.026cm" svg:height="0.38cm" svg:x="20.78cm" svg:y="5.008cm" svg:viewBox="0 0 27 381" draw:points="0,381 27,381 27,0 0,0">
          <text:p/>
        </draw:polygon>
        <draw:polygon draw:style-name="gr31" draw:text-style-name="P9" draw:layer="layout" svg:width="0.027cm" svg:height="0.38cm" svg:x="20.806cm" svg:y="5.008cm" svg:viewBox="0 0 28 381" draw:points="0,381 28,381 28,0 0,0">
          <text:p/>
        </draw:polygon>
        <draw:polygon draw:style-name="gr30" draw:text-style-name="P8" draw:layer="layout" svg:width="0.026cm" svg:height="0.38cm" svg:x="20.833cm" svg:y="5.008cm" svg:viewBox="0 0 27 381" draw:points="0,381 27,381 27,0 0,0">
          <text:p/>
        </draw:polygon>
        <draw:polygon draw:style-name="gr30" draw:text-style-name="P8" draw:layer="layout" svg:width="0.026cm" svg:height="0.38cm" svg:x="20.859cm" svg:y="5.008cm" svg:viewBox="0 0 27 381" draw:points="0,381 27,381 27,0 0,0">
          <text:p/>
        </draw:polygon>
        <draw:polygon draw:style-name="gr30" draw:text-style-name="P8" draw:layer="layout" svg:width="0.026cm" svg:height="0.38cm" svg:x="20.885cm" svg:y="5.008cm" svg:viewBox="0 0 27 381" draw:points="0,381 27,381 27,0 0,0">
          <text:p/>
        </draw:polygon>
        <draw:polygon draw:style-name="gr32" draw:text-style-name="P10" draw:layer="layout" svg:width="0.026cm" svg:height="0.38cm" svg:x="20.911cm" svg:y="5.008cm" svg:viewBox="0 0 27 381" draw:points="0,381 27,381 27,0 0,0">
          <text:p/>
        </draw:polygon>
        <draw:polygon draw:style-name="gr31" draw:text-style-name="P9" draw:layer="layout" svg:width="0.026cm" svg:height="0.38cm" svg:x="20.938cm" svg:y="5.008cm" svg:viewBox="0 0 27 381" draw:points="0,381 27,381 27,0 0,0">
          <text:p/>
        </draw:polygon>
        <draw:polygon draw:style-name="gr30" draw:text-style-name="P8" draw:layer="layout" svg:width="0.026cm" svg:height="0.38cm" svg:x="20.964cm" svg:y="5.008cm" svg:viewBox="0 0 27 381" draw:points="0,381 27,381 27,0 0,0">
          <text:p/>
        </draw:polygon>
        <draw:polygon draw:style-name="gr29" draw:text-style-name="P7" draw:layer="layout" svg:width="0.026cm" svg:height="0.38cm" svg:x="20.99cm" svg:y="5.008cm" svg:viewBox="0 0 27 381" draw:points="0,381 27,381 27,0 0,0">
          <text:p/>
        </draw:polygon>
        <draw:polygon draw:style-name="gr30" draw:text-style-name="P8" draw:layer="layout" svg:width="0.026cm" svg:height="0.38cm" svg:x="21.016cm" svg:y="5.008cm" svg:viewBox="0 0 27 381" draw:points="0,381 27,381 27,0 0,0">
          <text:p/>
        </draw:polygon>
        <draw:polygon draw:style-name="gr30" draw:text-style-name="P8" draw:layer="layout" svg:width="0.026cm" svg:height="0.38cm" svg:x="21.043cm" svg:y="5.008cm" svg:viewBox="0 0 27 381" draw:points="0,381 27,381 27,0 0,0">
          <text:p/>
        </draw:polygon>
        <draw:polygon draw:style-name="gr31" draw:text-style-name="P9" draw:layer="layout" svg:width="0.026cm" svg:height="0.38cm" svg:x="21.069cm" svg:y="5.008cm" svg:viewBox="0 0 27 381" draw:points="0,381 27,381 27,0 0,0">
          <text:p/>
        </draw:polygon>
        <draw:polygon draw:style-name="gr31" draw:text-style-name="P9" draw:layer="layout" svg:width="0.026cm" svg:height="0.38cm" svg:x="21.096cm" svg:y="5.008cm" svg:viewBox="0 0 27 381" draw:points="0,381 27,381 27,0 0,0">
          <text:p/>
        </draw:polygon>
        <draw:polygon draw:style-name="gr30" draw:text-style-name="P8" draw:layer="layout" svg:width="0.027cm" svg:height="0.38cm" svg:x="21.121cm" svg:y="5.008cm" svg:viewBox="0 0 28 381" draw:points="0,381 28,381 28,0 0,0">
          <text:p/>
        </draw:polygon>
        <draw:polygon draw:style-name="gr31" draw:text-style-name="P9" draw:layer="layout" svg:width="0.026cm" svg:height="0.38cm" svg:x="21.148cm" svg:y="5.008cm" svg:viewBox="0 0 27 381" draw:points="0,381 27,381 27,0 0,0">
          <text:p/>
        </draw:polygon>
        <draw:polygon draw:style-name="gr31" draw:text-style-name="P9" draw:layer="layout" svg:width="0.026cm" svg:height="0.38cm" svg:x="21.174cm" svg:y="5.008cm" svg:viewBox="0 0 27 381" draw:points="0,381 27,381 27,0 0,0">
          <text:p/>
        </draw:polygon>
        <draw:polygon draw:style-name="gr29" draw:text-style-name="P7" draw:layer="layout" svg:width="0.027cm" svg:height="0.38cm" svg:x="21.2cm" svg:y="5.008cm" svg:viewBox="0 0 28 381" draw:points="0,381 28,381 28,0 0,0">
          <text:p/>
        </draw:polygon>
        <draw:polygon draw:style-name="gr31" draw:text-style-name="P9" draw:layer="layout" svg:width="0.026cm" svg:height="0.38cm" svg:x="21.227cm" svg:y="5.008cm" svg:viewBox="0 0 27 381" draw:points="0,381 27,381 27,0 0,0">
          <text:p/>
        </draw:polygon>
        <draw:polygon draw:style-name="gr29" draw:text-style-name="P7" draw:layer="layout" svg:width="0.026cm" svg:height="0.38cm" svg:x="21.253cm" svg:y="5.008cm" svg:viewBox="0 0 27 381" draw:points="0,381 27,381 27,0 0,0">
          <text:p/>
        </draw:polygon>
        <draw:polygon draw:style-name="gr30" draw:text-style-name="P8" draw:layer="layout" svg:width="0.026cm" svg:height="0.38cm" svg:x="21.279cm" svg:y="5.008cm" svg:viewBox="0 0 27 381" draw:points="0,381 27,381 27,0 0,0">
          <text:p/>
        </draw:polygon>
        <draw:polygon draw:style-name="gr31" draw:text-style-name="P9" draw:layer="layout" svg:width="0.026cm" svg:height="0.38cm" svg:x="21.305cm" svg:y="5.008cm" svg:viewBox="0 0 27 381" draw:points="0,381 27,381 27,0 0,0">
          <text:p/>
        </draw:polygon>
        <draw:polygon draw:style-name="gr30" draw:text-style-name="P8" draw:layer="layout" svg:width="0.026cm" svg:height="0.38cm" svg:x="21.332cm" svg:y="5.008cm" svg:viewBox="0 0 27 381" draw:points="0,381 27,381 27,0 0,0">
          <text:p/>
        </draw:polygon>
        <draw:polygon draw:style-name="gr30" draw:text-style-name="P8" draw:layer="layout" svg:width="0.026cm" svg:height="0.38cm" svg:x="21.358cm" svg:y="5.008cm" svg:viewBox="0 0 27 381" draw:points="0,381 27,381 27,0 0,0">
          <text:p/>
        </draw:polygon>
        <draw:polygon draw:style-name="gr31" draw:text-style-name="P9" draw:layer="layout" svg:width="0.026cm" svg:height="0.38cm" svg:x="21.384cm" svg:y="5.008cm" svg:viewBox="0 0 27 381" draw:points="0,381 27,381 27,0 0,0">
          <text:p/>
        </draw:polygon>
        <draw:polygon draw:style-name="gr32" draw:text-style-name="P10" draw:layer="layout" svg:width="0.026cm" svg:height="0.38cm" svg:x="21.41cm" svg:y="5.008cm" svg:viewBox="0 0 27 381" draw:points="0,381 27,381 27,0 0,0">
          <text:p/>
        </draw:polygon>
        <draw:polygon draw:style-name="gr31" draw:text-style-name="P9" draw:layer="layout" svg:width="0.026cm" svg:height="0.38cm" svg:x="21.437cm" svg:y="5.008cm" svg:viewBox="0 0 27 381" draw:points="0,381 27,381 27,0 0,0">
          <text:p/>
        </draw:polygon>
        <draw:polygon draw:style-name="gr30" draw:text-style-name="P8" draw:layer="layout" svg:width="0.026cm" svg:height="0.38cm" svg:x="21.463cm" svg:y="5.008cm" svg:viewBox="0 0 27 381" draw:points="0,381 27,381 27,0 0,0">
          <text:p/>
        </draw:polygon>
        <draw:polygon draw:style-name="gr32" draw:text-style-name="P10" draw:layer="layout" svg:width="0.026cm" svg:height="0.38cm" svg:x="21.489cm" svg:y="5.008cm" svg:viewBox="0 0 27 381" draw:points="0,381 27,381 27,0 0,0">
          <text:p/>
        </draw:polygon>
        <draw:polygon draw:style-name="gr31" draw:text-style-name="P9" draw:layer="layout" svg:width="0.027cm" svg:height="0.38cm" svg:x="21.516cm" svg:y="5.008cm" svg:viewBox="0 0 28 381" draw:points="0,381 28,381 28,0 0,0">
          <text:p/>
        </draw:polygon>
        <draw:polygon draw:style-name="gr30" draw:text-style-name="P8" draw:layer="layout" svg:width="0.026cm" svg:height="0.38cm" svg:x="21.543cm" svg:y="5.008cm" svg:viewBox="0 0 27 381" draw:points="0,381 27,381 27,0 0,0">
          <text:p/>
        </draw:polygon>
        <draw:polygon draw:style-name="gr31" draw:text-style-name="P9" draw:layer="layout" svg:width="0.026cm" svg:height="0.38cm" svg:x="21.568cm" svg:y="5.008cm" svg:viewBox="0 0 27 381" draw:points="0,381 27,381 27,0 0,0">
          <text:p/>
        </draw:polygon>
        <draw:polygon draw:style-name="gr31" draw:text-style-name="P9" draw:layer="layout" svg:width="0.026cm" svg:height="0.38cm" svg:x="21.595cm" svg:y="5.008cm" svg:viewBox="0 0 27 381" draw:points="0,381 27,381 27,0 0,0">
          <text:p/>
        </draw:polygon>
        <draw:polygon draw:style-name="gr31" draw:text-style-name="P9" draw:layer="layout" svg:width="0.026cm" svg:height="0.38cm" svg:x="21.621cm" svg:y="5.008cm" svg:viewBox="0 0 27 381" draw:points="0,381 27,381 27,0 0,0">
          <text:p/>
        </draw:polygon>
        <draw:polygon draw:style-name="gr30" draw:text-style-name="P8" draw:layer="layout" svg:width="0.026cm" svg:height="0.38cm" svg:x="21.647cm" svg:y="5.008cm" svg:viewBox="0 0 27 381" draw:points="0,381 27,381 27,0 0,0">
          <text:p/>
        </draw:polygon>
        <draw:polygon draw:style-name="gr32" draw:text-style-name="P10" draw:layer="layout" svg:width="0.026cm" svg:height="0.38cm" svg:x="21.673cm" svg:y="5.008cm" svg:viewBox="0 0 27 381" draw:points="0,381 27,381 27,0 0,0">
          <text:p/>
        </draw:polygon>
        <draw:polygon draw:style-name="gr30" draw:text-style-name="P8" draw:layer="layout" svg:width="0.026cm" svg:height="0.38cm" svg:x="21.7cm" svg:y="5.008cm" svg:viewBox="0 0 27 381" draw:points="0,381 27,381 27,0 0,0">
          <text:p/>
        </draw:polygon>
        <draw:polygon draw:style-name="gr30" draw:text-style-name="P8" draw:layer="layout" svg:width="0.026cm" svg:height="0.38cm" svg:x="21.726cm" svg:y="5.008cm" svg:viewBox="0 0 27 381" draw:points="0,381 27,381 27,0 0,0">
          <text:p/>
        </draw:polygon>
        <draw:polygon draw:style-name="gr30" draw:text-style-name="P8" draw:layer="layout" svg:width="0.026cm" svg:height="0.38cm" svg:x="21.752cm" svg:y="5.008cm" svg:viewBox="0 0 27 381" draw:points="0,381 27,381 27,0 0,0">
          <text:p/>
        </draw:polygon>
        <draw:polygon draw:style-name="gr31" draw:text-style-name="P9" draw:layer="layout" svg:width="0.027cm" svg:height="0.38cm" svg:x="21.804cm" svg:y="5.008cm" svg:viewBox="0 0 28 381" draw:points="0,381 28,381 28,0 0,0">
          <text:p/>
        </draw:polygon>
        <draw:polygon draw:style-name="gr29" draw:text-style-name="P7" draw:layer="layout" svg:width="0.026cm" svg:height="0.38cm" svg:x="21.831cm" svg:y="5.008cm" svg:viewBox="0 0 27 381" draw:points="0,381 27,381 27,0 0,0">
          <text:p/>
        </draw:polygon>
        <draw:polygon draw:style-name="gr30" draw:text-style-name="P8" draw:layer="layout" svg:width="0.026cm" svg:height="0.38cm" svg:x="21.857cm" svg:y="5.008cm" svg:viewBox="0 0 27 381" draw:points="0,381 27,381 27,0 0,0">
          <text:p/>
        </draw:polygon>
        <draw:polygon draw:style-name="gr31" draw:text-style-name="P9" draw:layer="layout" svg:width="0.027cm" svg:height="0.38cm" svg:x="21.883cm" svg:y="5.008cm" svg:viewBox="0 0 28 381" draw:points="0,381 28,381 28,0 0,0">
          <text:p/>
        </draw:polygon>
        <draw:polygon draw:style-name="gr30" draw:text-style-name="P8" draw:layer="layout" svg:width="0.026cm" svg:height="0.38cm" svg:x="21.91cm" svg:y="5.008cm" svg:viewBox="0 0 27 381" draw:points="0,381 27,381 27,0 0,0">
          <text:p/>
        </draw:polygon>
        <draw:polygon draw:style-name="gr31" draw:text-style-name="P9" draw:layer="layout" svg:width="0.026cm" svg:height="0.38cm" svg:x="21.936cm" svg:y="5.008cm" svg:viewBox="0 0 27 381" draw:points="0,381 27,381 27,0 0,0">
          <text:p/>
        </draw:polygon>
        <draw:polygon draw:style-name="gr30" draw:text-style-name="P8" draw:layer="layout" svg:width="0.026cm" svg:height="0.38cm" svg:x="21.963cm" svg:y="5.008cm" svg:viewBox="0 0 27 381" draw:points="0,381 27,381 27,0 0,0">
          <text:p/>
        </draw:polygon>
        <draw:polygon draw:style-name="gr30" draw:text-style-name="P8" draw:layer="layout" svg:width="0.026cm" svg:height="0.38cm" svg:x="21.989cm" svg:y="5.008cm" svg:viewBox="0 0 27 381" draw:points="0,381 27,381 27,0 0,0">
          <text:p/>
        </draw:polygon>
        <draw:polygon draw:style-name="gr32" draw:text-style-name="P10" draw:layer="layout" svg:width="0.026cm" svg:height="0.38cm" svg:x="22.015cm" svg:y="5.008cm" svg:viewBox="0 0 27 381" draw:points="0,381 27,381 27,0 0,0">
          <text:p/>
        </draw:polygon>
        <draw:polygon draw:style-name="gr32" draw:text-style-name="P10" draw:layer="layout" svg:width="0.026cm" svg:height="0.38cm" svg:x="22.041cm" svg:y="5.008cm" svg:viewBox="0 0 27 381" draw:points="0,381 27,381 27,0 0,0">
          <text:p/>
        </draw:polygon>
        <draw:polygon draw:style-name="gr30" draw:text-style-name="P8" draw:layer="layout" svg:width="0.026cm" svg:height="0.38cm" svg:x="22.067cm" svg:y="5.008cm" svg:viewBox="0 0 27 381" draw:points="0,381 27,381 27,0 0,0">
          <text:p/>
        </draw:polygon>
        <draw:polygon draw:style-name="gr30" draw:text-style-name="P8" draw:layer="layout" svg:width="0.026cm" svg:height="0.38cm" svg:x="22.094cm" svg:y="5.008cm" svg:viewBox="0 0 27 381" draw:points="0,381 27,381 27,0 0,0">
          <text:p/>
        </draw:polygon>
        <draw:polygon draw:style-name="gr29" draw:text-style-name="P7" draw:layer="layout" svg:width="0.026cm" svg:height="0.38cm" svg:x="22.12cm" svg:y="5.008cm" svg:viewBox="0 0 27 381" draw:points="0,381 27,381 27,0 0,0">
          <text:p/>
        </draw:polygon>
        <draw:polygon draw:style-name="gr30" draw:text-style-name="P8" draw:layer="layout" svg:width="0.026cm" svg:height="0.38cm" svg:x="22.146cm" svg:y="5.008cm" svg:viewBox="0 0 27 381" draw:points="0,381 27,381 27,0 0,0">
          <text:p/>
        </draw:polygon>
        <draw:polygon draw:style-name="gr29" draw:text-style-name="P7" draw:layer="layout" svg:width="0.026cm" svg:height="0.38cm" svg:x="22.172cm" svg:y="5.008cm" svg:viewBox="0 0 27 381" draw:points="0,381 27,381 27,0 0,0">
          <text:p/>
        </draw:polygon>
        <draw:polygon draw:style-name="gr30" draw:text-style-name="P8" draw:layer="layout" svg:width="0.026cm" svg:height="0.38cm" svg:x="22.199cm" svg:y="5.008cm" svg:viewBox="0 0 27 381" draw:points="0,381 27,381 27,0 0,0">
          <text:p/>
        </draw:polygon>
        <draw:polygon draw:style-name="gr30" draw:text-style-name="P8" draw:layer="layout" svg:width="0.026cm" svg:height="0.38cm" svg:x="22.225cm" svg:y="5.008cm" svg:viewBox="0 0 27 381" draw:points="0,381 27,381 27,0 0,0">
          <text:p/>
        </draw:polygon>
        <draw:polygon draw:style-name="gr29" draw:text-style-name="P7" draw:layer="layout" svg:width="0.026cm" svg:height="0.38cm" svg:x="22.251cm" svg:y="5.008cm" svg:viewBox="0 0 27 381" draw:points="0,381 27,381 27,0 0,0">
          <text:p/>
        </draw:polygon>
        <draw:polygon draw:style-name="gr29" draw:text-style-name="P7" draw:layer="layout" svg:width="0.027cm" svg:height="0.38cm" svg:x="22.277cm" svg:y="5.008cm" svg:viewBox="0 0 28 381" draw:points="0,381 28,381 28,0 0,0">
          <text:p/>
        </draw:polygon>
        <draw:polygon draw:style-name="gr29" draw:text-style-name="P7" draw:layer="layout" svg:width="0.026cm" svg:height="0.38cm" svg:x="22.304cm" svg:y="5.008cm" svg:viewBox="0 0 27 381" draw:points="0,381 27,381 27,0 0,0">
          <text:p/>
        </draw:polygon>
        <draw:polygon draw:style-name="gr30" draw:text-style-name="P8" draw:layer="layout" svg:width="0.026cm" svg:height="0.38cm" svg:x="22.33cm" svg:y="5.008cm" svg:viewBox="0 0 27 381" draw:points="0,381 27,381 27,0 0,0">
          <text:p/>
        </draw:polygon>
        <draw:polygon draw:style-name="gr30" draw:text-style-name="P8" draw:layer="layout" svg:width="0.026cm" svg:height="0.38cm" svg:x="22.356cm" svg:y="5.008cm" svg:viewBox="0 0 27 381" draw:points="0,381 27,381 27,0 0,0">
          <text:p/>
        </draw:polygon>
        <draw:polygon draw:style-name="gr30" draw:text-style-name="P8" draw:layer="layout" svg:width="0.026cm" svg:height="0.38cm" svg:x="22.383cm" svg:y="5.008cm" svg:viewBox="0 0 27 381" draw:points="0,381 27,381 27,0 0,0">
          <text:p/>
        </draw:polygon>
        <draw:polygon draw:style-name="gr30" draw:text-style-name="P8" draw:layer="layout" svg:width="0.026cm" svg:height="0.38cm" svg:x="22.409cm" svg:y="5.008cm" svg:viewBox="0 0 27 381" draw:points="0,381 27,381 27,0 0,0">
          <text:p/>
        </draw:polygon>
        <draw:polygon draw:style-name="gr32" draw:text-style-name="P10" draw:layer="layout" svg:width="0.026cm" svg:height="0.38cm" svg:x="22.435cm" svg:y="5.008cm" svg:viewBox="0 0 27 381" draw:points="0,381 27,381 27,0 0,0">
          <text:p/>
        </draw:polygon>
        <draw:polygon draw:style-name="gr31" draw:text-style-name="P9" draw:layer="layout" svg:width="0.026cm" svg:height="0.38cm" svg:x="22.461cm" svg:y="5.008cm" svg:viewBox="0 0 27 381" draw:points="0,381 27,381 27,0 0,0">
          <text:p/>
        </draw:polygon>
        <draw:polygon draw:style-name="gr32" draw:text-style-name="P10" draw:layer="layout" svg:width="0.026cm" svg:height="0.38cm" svg:x="22.488cm" svg:y="5.008cm" svg:viewBox="0 0 27 381" draw:points="0,381 27,381 27,0 0,0">
          <text:p/>
        </draw:polygon>
        <draw:polygon draw:style-name="gr31" draw:text-style-name="P9" draw:layer="layout" svg:width="0.026cm" svg:height="0.38cm" svg:x="22.514cm" svg:y="5.008cm" svg:viewBox="0 0 27 381" draw:points="0,381 27,381 27,0 0,0">
          <text:p/>
        </draw:polygon>
        <draw:polygon draw:style-name="gr29" draw:text-style-name="P7" draw:layer="layout" svg:width="0.026cm" svg:height="0.38cm" svg:x="22.54cm" svg:y="5.008cm" svg:viewBox="0 0 27 381" draw:points="0,381 27,381 27,0 0,0">
          <text:p/>
        </draw:polygon>
        <draw:polygon draw:style-name="gr29" draw:text-style-name="P7" draw:layer="layout" svg:width="0.027cm" svg:height="0.38cm" svg:x="22.566cm" svg:y="5.008cm" svg:viewBox="0 0 28 381" draw:points="0,381 28,381 28,0 0,0">
          <text:p/>
        </draw:polygon>
        <draw:polygon draw:style-name="gr30" draw:text-style-name="P8" draw:layer="layout" svg:width="0.026cm" svg:height="0.38cm" svg:x="22.593cm" svg:y="5.008cm" svg:viewBox="0 0 27 381" draw:points="0,381 27,381 27,0 0,0">
          <text:p/>
        </draw:polygon>
        <draw:polygon draw:style-name="gr30" draw:text-style-name="P8" draw:layer="layout" svg:width="0.026cm" svg:height="0.38cm" svg:x="22.619cm" svg:y="5.008cm" svg:viewBox="0 0 27 381" draw:points="0,381 27,381 27,0 0,0">
          <text:p/>
        </draw:polygon>
        <draw:polygon draw:style-name="gr32" draw:text-style-name="P10" draw:layer="layout" svg:width="0.027cm" svg:height="0.38cm" svg:x="22.645cm" svg:y="5.008cm" svg:viewBox="0 0 28 381" draw:points="0,381 28,381 28,0 0,0">
          <text:p/>
        </draw:polygon>
        <draw:polygon draw:style-name="gr32" draw:text-style-name="P10" draw:layer="layout" svg:width="0.026cm" svg:height="0.38cm" svg:x="22.672cm" svg:y="5.008cm" svg:viewBox="0 0 27 381" draw:points="0,381 27,381 27,0 0,0">
          <text:p/>
        </draw:polygon>
        <draw:polygon draw:style-name="gr32" draw:text-style-name="P10" draw:layer="layout" svg:width="0.026cm" svg:height="0.38cm" svg:x="22.698cm" svg:y="5.008cm" svg:viewBox="0 0 27 381" draw:points="0,381 27,381 27,0 0,0">
          <text:p/>
        </draw:polygon>
        <draw:polygon draw:style-name="gr31" draw:text-style-name="P9" draw:layer="layout" svg:width="0.026cm" svg:height="0.38cm" svg:x="22.724cm" svg:y="5.008cm" svg:viewBox="0 0 27 381" draw:points="0,381 27,381 27,0 0,0">
          <text:p/>
        </draw:polygon>
        <draw:polygon draw:style-name="gr31" draw:text-style-name="P9" draw:layer="layout" svg:width="0.026cm" svg:height="0.38cm" svg:x="22.75cm" svg:y="5.008cm" svg:viewBox="0 0 27 381" draw:points="0,381 27,381 27,0 0,0">
          <text:p/>
        </draw:polygon>
        <draw:polygon draw:style-name="gr31" draw:text-style-name="P9" draw:layer="layout" svg:width="0.026cm" svg:height="0.38cm" svg:x="22.777cm" svg:y="5.008cm" svg:viewBox="0 0 27 381" draw:points="0,381 27,381 27,0 0,0">
          <text:p/>
        </draw:polygon>
        <draw:polygon draw:style-name="gr29" draw:text-style-name="P7" draw:layer="layout" svg:width="0.026cm" svg:height="0.38cm" svg:x="22.803cm" svg:y="5.008cm" svg:viewBox="0 0 27 381" draw:points="0,381 27,381 27,0 0,0">
          <text:p/>
        </draw:polygon>
        <draw:polygon draw:style-name="gr31" draw:text-style-name="P9" draw:layer="layout" svg:width="0.026cm" svg:height="0.38cm" svg:x="22.829cm" svg:y="5.008cm" svg:viewBox="0 0 27 381" draw:points="0,381 27,381 27,0 0,0">
          <text:p/>
        </draw:polygon>
        <draw:polygon draw:style-name="gr31" draw:text-style-name="P9" draw:layer="layout" svg:width="0.026cm" svg:height="0.38cm" svg:x="22.855cm" svg:y="5.008cm" svg:viewBox="0 0 27 381" draw:points="0,381 27,381 27,0 0,0">
          <text:p/>
        </draw:polygon>
        <draw:polygon draw:style-name="gr31" draw:text-style-name="P9" draw:layer="layout" svg:width="0.026cm" svg:height="0.38cm" svg:x="22.882cm" svg:y="5.008cm" svg:viewBox="0 0 27 381" draw:points="0,381 27,381 27,0 0,0">
          <text:p/>
        </draw:polygon>
        <draw:polygon draw:style-name="gr30" draw:text-style-name="P8" draw:layer="layout" svg:width="0.026cm" svg:height="0.38cm" svg:x="23.223cm" svg:y="5.008cm" svg:viewBox="0 0 27 381" draw:points="0,381 27,381 27,0 0,0">
          <text:p/>
        </draw:polygon>
        <draw:polygon draw:style-name="gr32" draw:text-style-name="P10" draw:layer="layout" svg:width="0.026cm" svg:height="0.38cm" svg:x="23.249cm" svg:y="5.008cm" svg:viewBox="0 0 27 381" draw:points="0,381 27,381 27,0 0,0">
          <text:p/>
        </draw:polygon>
        <draw:polygon draw:style-name="gr30" draw:text-style-name="P8" draw:layer="layout" svg:width="0.026cm" svg:height="0.38cm" svg:x="23.276cm" svg:y="5.008cm" svg:viewBox="0 0 27 381" draw:points="0,381 27,381 27,0 0,0">
          <text:p/>
        </draw:polygon>
        <draw:polygon draw:style-name="gr31" draw:text-style-name="P9" draw:layer="layout" svg:width="0.026cm" svg:height="0.38cm" svg:x="23.302cm" svg:y="5.008cm" svg:viewBox="0 0 27 381" draw:points="0,381 27,381 27,0 0,0">
          <text:p/>
        </draw:polygon>
        <draw:polygon draw:style-name="gr29" draw:text-style-name="P7" draw:layer="layout" svg:width="0.027cm" svg:height="0.38cm" svg:x="23.328cm" svg:y="5.008cm" svg:viewBox="0 0 28 381" draw:points="0,381 28,381 28,0 0,0">
          <text:p/>
        </draw:polygon>
        <draw:polygon draw:style-name="gr31" draw:text-style-name="P9" draw:layer="layout" svg:width="0.026cm" svg:height="0.38cm" svg:x="23.355cm" svg:y="5.008cm" svg:viewBox="0 0 27 381" draw:points="0,381 27,381 27,0 0,0">
          <text:p/>
        </draw:polygon>
        <draw:polygon draw:style-name="gr29" draw:text-style-name="P7" draw:layer="layout" svg:width="0.026cm" svg:height="0.38cm" svg:x="23.381cm" svg:y="5.008cm" svg:viewBox="0 0 27 381" draw:points="0,381 27,381 27,0 0,0">
          <text:p/>
        </draw:polygon>
        <draw:polygon draw:style-name="gr31" draw:text-style-name="P9" draw:layer="layout" svg:width="0.026cm" svg:height="0.38cm" svg:x="23.407cm" svg:y="5.008cm" svg:viewBox="0 0 27 381" draw:points="0,381 27,381 27,0 0,0">
          <text:p/>
        </draw:polygon>
        <draw:polygon draw:style-name="gr31" draw:text-style-name="P9" draw:layer="layout" svg:width="0.026cm" svg:height="0.38cm" svg:x="23.434cm" svg:y="5.008cm" svg:viewBox="0 0 27 381" draw:points="0,381 27,381 27,0 0,0">
          <text:p/>
        </draw:polygon>
        <draw:polygon draw:style-name="gr31" draw:text-style-name="P9" draw:layer="layout" svg:width="0.026cm" svg:height="0.38cm" svg:x="23.46cm" svg:y="5.008cm" svg:viewBox="0 0 27 381" draw:points="0,381 27,381 27,0 0,0">
          <text:p/>
        </draw:polygon>
        <draw:polygon draw:style-name="gr30" draw:text-style-name="P8" draw:layer="layout" svg:width="0.026cm" svg:height="0.38cm" svg:x="23.486cm" svg:y="5.008cm" svg:viewBox="0 0 27 381" draw:points="0,381 27,381 27,0 0,0">
          <text:p/>
        </draw:polygon>
        <draw:polygon draw:style-name="gr30" draw:text-style-name="P8" draw:layer="layout" svg:width="0.026cm" svg:height="0.38cm" svg:x="23.512cm" svg:y="5.008cm" svg:viewBox="0 0 27 381" draw:points="0,381 27,381 27,0 0,0">
          <text:p/>
        </draw:polygon>
        <draw:polygon draw:style-name="gr31" draw:text-style-name="P9" draw:layer="layout" svg:width="0.026cm" svg:height="0.38cm" svg:x="23.539cm" svg:y="5.008cm" svg:viewBox="0 0 27 381" draw:points="0,381 27,381 27,0 0,0">
          <text:p/>
        </draw:polygon>
        <draw:polygon draw:style-name="gr32" draw:text-style-name="P10" draw:layer="layout" svg:width="0.026cm" svg:height="0.38cm" svg:x="23.565cm" svg:y="5.008cm" svg:viewBox="0 0 27 381" draw:points="0,381 27,381 27,0 0,0">
          <text:p/>
        </draw:polygon>
        <draw:polygon draw:style-name="gr30" draw:text-style-name="P8" draw:layer="layout" svg:width="0.026cm" svg:height="0.38cm" svg:x="23.591cm" svg:y="5.008cm" svg:viewBox="0 0 27 381" draw:points="0,381 27,381 27,0 0,0">
          <text:p/>
        </draw:polygon>
        <draw:polygon draw:style-name="gr30" draw:text-style-name="P8" draw:layer="layout" svg:width="0.026cm" svg:height="0.38cm" svg:x="23.617cm" svg:y="5.008cm" svg:viewBox="0 0 27 381" draw:points="0,381 27,381 27,0 0,0">
          <text:p/>
        </draw:polygon>
        <draw:polygon draw:style-name="gr30" draw:text-style-name="P8" draw:layer="layout" svg:width="0.027cm" svg:height="0.38cm" svg:x="23.644cm" svg:y="5.008cm" svg:viewBox="0 0 28 381" draw:points="0,381 28,381 28,0 0,0">
          <text:p/>
        </draw:polygon>
        <draw:polygon draw:style-name="gr30" draw:text-style-name="P8" draw:layer="layout" svg:width="0.026cm" svg:height="0.38cm" svg:x="23.671cm" svg:y="5.008cm" svg:viewBox="0 0 27 381" draw:points="0,381 27,381 27,0 0,0">
          <text:p/>
        </draw:polygon>
        <draw:polygon draw:style-name="gr32" draw:text-style-name="P10" draw:layer="layout" svg:width="0.026cm" svg:height="0.38cm" svg:x="23.696cm" svg:y="5.008cm" svg:viewBox="0 0 27 381" draw:points="0,381 27,381 27,0 0,0">
          <text:p/>
        </draw:polygon>
        <draw:polygon draw:style-name="gr32" draw:text-style-name="P10" draw:layer="layout" svg:width="0.027cm" svg:height="0.38cm" svg:x="23.722cm" svg:y="5.008cm" svg:viewBox="0 0 28 381" draw:points="0,381 28,381 28,0 0,0">
          <text:p/>
        </draw:polygon>
        <draw:polygon draw:style-name="gr32" draw:text-style-name="P10" draw:layer="layout" svg:width="0.026cm" svg:height="0.38cm" svg:x="23.749cm" svg:y="5.008cm" svg:viewBox="0 0 27 381" draw:points="0,381 27,381 27,0 0,0">
          <text:p/>
        </draw:polygon>
        <draw:polygon draw:style-name="gr29" draw:text-style-name="P7" draw:layer="layout" svg:width="0.026cm" svg:height="0.38cm" svg:x="23.775cm" svg:y="5.008cm" svg:viewBox="0 0 27 381" draw:points="0,381 27,381 27,0 0,0">
          <text:p/>
        </draw:polygon>
        <draw:polygon draw:style-name="gr30" draw:text-style-name="P8" draw:layer="layout" svg:width="0.026cm" svg:height="0.38cm" svg:x="23.801cm" svg:y="5.008cm" svg:viewBox="0 0 27 381" draw:points="0,381 27,381 27,0 0,0">
          <text:p/>
        </draw:polygon>
        <draw:polygon draw:style-name="gr29" draw:text-style-name="P7" draw:layer="layout" svg:width="0.026cm" svg:height="0.38cm" svg:x="23.828cm" svg:y="5.008cm" svg:viewBox="0 0 27 381" draw:points="0,381 27,381 27,0 0,0">
          <text:p/>
        </draw:polygon>
        <draw:polygon draw:style-name="gr29" draw:text-style-name="P7" draw:layer="layout" svg:width="0.026cm" svg:height="0.38cm" svg:x="23.854cm" svg:y="5.008cm" svg:viewBox="0 0 27 381" draw:points="0,381 27,381 27,0 0,0">
          <text:p/>
        </draw:polygon>
        <draw:polygon draw:style-name="gr29" draw:text-style-name="P7" draw:layer="layout" svg:width="0.026cm" svg:height="0.38cm" svg:x="23.88cm" svg:y="5.008cm" svg:viewBox="0 0 27 381" draw:points="0,381 27,381 27,0 0,0">
          <text:p/>
        </draw:polygon>
        <draw:polygon draw:style-name="gr30" draw:text-style-name="P8" draw:layer="layout" svg:width="0.026cm" svg:height="0.38cm" svg:x="23.906cm" svg:y="5.008cm" svg:viewBox="0 0 27 381" draw:points="0,381 27,381 27,0 0,0">
          <text:p/>
        </draw:polygon>
        <draw:polygon draw:style-name="gr32" draw:text-style-name="P10" draw:layer="layout" svg:width="0.026cm" svg:height="0.38cm" svg:x="23.933cm" svg:y="5.008cm" svg:viewBox="0 0 27 381" draw:points="0,381 27,381 27,0 0,0">
          <text:p/>
        </draw:polygon>
        <draw:polygon draw:style-name="gr30" draw:text-style-name="P8" draw:layer="layout" svg:width="0.026cm" svg:height="0.38cm" svg:x="23.959cm" svg:y="5.008cm" svg:viewBox="0 0 27 381" draw:points="0,381 27,381 27,0 0,0">
          <text:p/>
        </draw:polygon>
        <draw:polygon draw:style-name="gr32" draw:text-style-name="P10" draw:layer="layout" svg:width="0.026cm" svg:height="0.38cm" svg:x="23.985cm" svg:y="5.008cm" svg:viewBox="0 0 27 381" draw:points="0,381 27,381 27,0 0,0">
          <text:p/>
        </draw:polygon>
        <draw:polygon draw:style-name="gr32" draw:text-style-name="P10" draw:layer="layout" svg:width="0.026cm" svg:height="0.38cm" svg:x="24.011cm" svg:y="5.008cm" svg:viewBox="0 0 27 381" draw:points="0,381 27,381 27,0 0,0">
          <text:p/>
        </draw:polygon>
        <draw:polygon draw:style-name="gr30" draw:text-style-name="P8" draw:layer="layout" svg:width="0.026cm" svg:height="0.38cm" svg:x="24.038cm" svg:y="5.008cm" svg:viewBox="0 0 27 381" draw:points="0,381 27,381 27,0 0,0">
          <text:p/>
        </draw:polygon>
        <draw:polygon draw:style-name="gr31" draw:text-style-name="P9" draw:layer="layout" svg:width="0.026cm" svg:height="0.38cm" svg:x="24.064cm" svg:y="5.008cm" svg:viewBox="0 0 27 381" draw:points="0,381 27,381 27,0 0,0">
          <text:p/>
        </draw:polygon>
        <draw:polygon draw:style-name="gr32" draw:text-style-name="P10" draw:layer="layout" svg:width="0.026cm" svg:height="0.38cm" svg:x="24.091cm" svg:y="5.008cm" svg:viewBox="0 0 27 381" draw:points="0,381 27,381 27,0 0,0">
          <text:p/>
        </draw:polygon>
        <draw:polygon draw:style-name="gr31" draw:text-style-name="P9" draw:layer="layout" svg:width="0.026cm" svg:height="0.38cm" svg:x="24.117cm" svg:y="5.008cm" svg:viewBox="0 0 27 381" draw:points="0,381 27,381 27,0 0,0">
          <text:p/>
        </draw:polygon>
        <draw:polygon draw:style-name="gr32" draw:text-style-name="P10" draw:layer="layout" svg:width="0.026cm" svg:height="0.38cm" svg:x="24.143cm" svg:y="5.008cm" svg:viewBox="0 0 27 381" draw:points="0,381 27,381 27,0 0,0">
          <text:p/>
        </draw:polygon>
        <draw:polygon draw:style-name="gr30" draw:text-style-name="P8" draw:layer="layout" svg:width="0.026cm" svg:height="0.38cm" svg:x="24.195cm" svg:y="5.008cm" svg:viewBox="0 0 27 381" draw:points="0,381 27,381 27,0 0,0">
          <text:p/>
        </draw:polygon>
        <draw:polygon draw:style-name="gr32" draw:text-style-name="P10" draw:layer="layout" svg:width="0.026cm" svg:height="0.38cm" svg:x="24.222cm" svg:y="5.008cm" svg:viewBox="0 0 27 381" draw:points="0,381 27,381 27,0 0,0">
          <text:p/>
        </draw:polygon>
        <draw:polygon draw:style-name="gr32" draw:text-style-name="P10" draw:layer="layout" svg:width="0.026cm" svg:height="0.38cm" svg:x="24.248cm" svg:y="5.008cm" svg:viewBox="0 0 27 381" draw:points="0,381 27,381 27,0 0,0">
          <text:p/>
        </draw:polygon>
        <draw:polygon draw:style-name="gr32" draw:text-style-name="P10" draw:layer="layout" svg:width="0.026cm" svg:height="0.38cm" svg:x="24.274cm" svg:y="5.008cm" svg:viewBox="0 0 27 381" draw:points="0,381 27,381 27,0 0,0">
          <text:p/>
        </draw:polygon>
        <draw:polygon draw:style-name="gr29" draw:text-style-name="P7" draw:layer="layout" svg:width="0.026cm" svg:height="0.38cm" svg:x="24.3cm" svg:y="5.008cm" svg:viewBox="0 0 27 381" draw:points="0,381 27,381 27,0 0,0">
          <text:p/>
        </draw:polygon>
        <draw:polygon draw:style-name="gr31" draw:text-style-name="P9" draw:layer="layout" svg:width="0.026cm" svg:height="0.38cm" svg:x="24.327cm" svg:y="5.008cm" svg:viewBox="0 0 27 381" draw:points="0,381 27,381 27,0 0,0">
          <text:p/>
        </draw:polygon>
        <draw:polygon draw:style-name="gr29" draw:text-style-name="P7" draw:layer="layout" svg:width="0.026cm" svg:height="0.38cm" svg:x="24.353cm" svg:y="5.008cm" svg:viewBox="0 0 27 381" draw:points="0,381 27,381 27,0 0,0">
          <text:p/>
        </draw:polygon>
        <draw:polygon draw:style-name="gr29" draw:text-style-name="P7" draw:layer="layout" svg:width="0.026cm" svg:height="0.38cm" svg:x="24.379cm" svg:y="5.008cm" svg:viewBox="0 0 27 381" draw:points="0,381 27,381 27,0 0,0">
          <text:p/>
        </draw:polygon>
        <draw:polygon draw:style-name="gr32" draw:text-style-name="P10" draw:layer="layout" svg:width="0.027cm" svg:height="0.38cm" svg:x="24.405cm" svg:y="5.008cm" svg:viewBox="0 0 28 381" draw:points="0,381 28,381 28,0 0,0">
          <text:p/>
        </draw:polygon>
        <draw:polygon draw:style-name="gr31" draw:text-style-name="P9" draw:layer="layout" svg:width="0.026cm" svg:height="0.38cm" svg:x="24.432cm" svg:y="5.008cm" svg:viewBox="0 0 27 381" draw:points="0,381 27,381 27,0 0,0">
          <text:p/>
        </draw:polygon>
        <draw:polygon draw:style-name="gr29" draw:text-style-name="P7" draw:layer="layout" svg:width="0.026cm" svg:height="0.38cm" svg:x="24.458cm" svg:y="5.008cm" svg:viewBox="0 0 27 381" draw:points="0,381 27,381 27,0 0,0">
          <text:p/>
        </draw:polygon>
        <draw:polygon draw:style-name="gr29" draw:text-style-name="P7" draw:layer="layout" svg:width="0.027cm" svg:height="0.38cm" svg:x="24.484cm" svg:y="5.008cm" svg:viewBox="0 0 28 381" draw:points="0,381 28,381 28,0 0,0">
          <text:p/>
        </draw:polygon>
        <draw:polygon draw:style-name="gr30" draw:text-style-name="P8" draw:layer="layout" svg:width="0.026cm" svg:height="0.38cm" svg:x="24.511cm" svg:y="5.008cm" svg:viewBox="0 0 27 381" draw:points="0,381 27,381 27,0 0,0">
          <text:p/>
        </draw:polygon>
        <draw:polygon draw:style-name="gr31" draw:text-style-name="P9" draw:layer="layout" svg:width="0.026cm" svg:height="0.38cm" svg:x="24.537cm" svg:y="5.008cm" svg:viewBox="0 0 27 381" draw:points="0,381 27,381 27,0 0,0">
          <text:p/>
        </draw:polygon>
        <draw:polygon draw:style-name="gr30" draw:text-style-name="P8" draw:layer="layout" svg:width="0.026cm" svg:height="0.38cm" svg:x="24.563cm" svg:y="5.008cm" svg:viewBox="0 0 27 381" draw:points="0,381 27,381 27,0 0,0">
          <text:p/>
        </draw:polygon>
        <draw:polygon draw:style-name="gr31" draw:text-style-name="P9" draw:layer="layout" svg:width="0.026cm" svg:height="0.38cm" svg:x="24.589cm" svg:y="5.008cm" svg:viewBox="0 0 27 381" draw:points="0,381 27,381 27,0 0,0">
          <text:p/>
        </draw:polygon>
        <draw:polygon draw:style-name="gr31" draw:text-style-name="P9" draw:layer="layout" svg:width="0.026cm" svg:height="0.38cm" svg:x="24.616cm" svg:y="5.008cm" svg:viewBox="0 0 27 381" draw:points="0,381 27,381 27,0 0,0">
          <text:p/>
        </draw:polygon>
        <draw:polygon draw:style-name="gr29" draw:text-style-name="P7" draw:layer="layout" svg:width="0.026cm" svg:height="0.38cm" svg:x="24.642cm" svg:y="5.008cm" svg:viewBox="0 0 27 381" draw:points="0,381 27,381 27,0 0,0">
          <text:p/>
        </draw:polygon>
        <draw:polygon draw:style-name="gr30" draw:text-style-name="P8" draw:layer="layout" svg:width="0.026cm" svg:height="0.38cm" svg:x="24.668cm" svg:y="5.008cm" svg:viewBox="0 0 27 381" draw:points="0,381 27,381 27,0 0,0">
          <text:p/>
        </draw:polygon>
        <draw:polygon draw:style-name="gr32" draw:text-style-name="P10" draw:layer="layout" svg:width="0.026cm" svg:height="0.38cm" svg:x="24.694cm" svg:y="5.008cm" svg:viewBox="0 0 27 381" draw:points="0,381 27,381 27,0 0,0">
          <text:p/>
        </draw:polygon>
        <draw:polygon draw:style-name="gr30" draw:text-style-name="P8" draw:layer="layout" svg:width="0.026cm" svg:height="0.38cm" svg:x="24.721cm" svg:y="5.008cm" svg:viewBox="0 0 27 381" draw:points="0,381 27,381 27,0 0,0">
          <text:p/>
        </draw:polygon>
        <draw:polygon draw:style-name="gr32" draw:text-style-name="P10" draw:layer="layout" svg:width="0.026cm" svg:height="0.38cm" svg:x="24.747cm" svg:y="5.008cm" svg:viewBox="0 0 27 381" draw:points="0,381 27,381 27,0 0,0">
          <text:p/>
        </draw:polygon>
        <draw:polygon draw:style-name="gr31" draw:text-style-name="P9" draw:layer="layout" svg:width="0.026cm" svg:height="0.38cm" svg:x="24.773cm" svg:y="5.008cm" svg:viewBox="0 0 27 381" draw:points="0,381 27,381 27,0 0,0">
          <text:p/>
        </draw:polygon>
        <draw:polygon draw:style-name="gr32" draw:text-style-name="P10" draw:layer="layout" svg:width="0.027cm" svg:height="0.38cm" svg:x="24.799cm" svg:y="5.008cm" svg:viewBox="0 0 28 381" draw:points="0,381 28,381 28,0 0,0">
          <text:p/>
        </draw:polygon>
        <draw:polygon draw:style-name="gr31" draw:text-style-name="P9" draw:layer="layout" svg:width="0.026cm" svg:height="0.38cm" svg:x="24.826cm" svg:y="5.008cm" svg:viewBox="0 0 27 381" draw:points="0,381 27,381 27,0 0,0">
          <text:p/>
        </draw:polygon>
        <draw:polygon draw:style-name="gr30" draw:text-style-name="P8" draw:layer="layout" svg:width="0.026cm" svg:height="0.38cm" svg:x="24.852cm" svg:y="5.008cm" svg:viewBox="0 0 27 381" draw:points="0,381 27,381 27,0 0,0">
          <text:p/>
        </draw:polygon>
        <draw:polygon draw:style-name="gr30" draw:text-style-name="P8" draw:layer="layout" svg:width="0.026cm" svg:height="0.38cm" svg:x="24.879cm" svg:y="5.008cm" svg:viewBox="0 0 27 381" draw:points="0,381 27,381 27,0 0,0">
          <text:p/>
        </draw:polygon>
        <draw:polygon draw:style-name="gr31" draw:text-style-name="P9" draw:layer="layout" svg:width="0.026cm" svg:height="0.38cm" svg:x="24.905cm" svg:y="5.008cm" svg:viewBox="0 0 27 381" draw:points="0,381 27,381 27,0 0,0">
          <text:p/>
        </draw:polygon>
        <draw:polygon draw:style-name="gr30" draw:text-style-name="P8" draw:layer="layout" svg:width="0.026cm" svg:height="0.38cm" svg:x="24.931cm" svg:y="5.008cm" svg:viewBox="0 0 27 381" draw:points="0,381 27,381 27,0 0,0">
          <text:p/>
        </draw:polygon>
        <draw:polygon draw:style-name="gr30" draw:text-style-name="P8" draw:layer="layout" svg:width="0.026cm" svg:height="0.38cm" svg:x="24.957cm" svg:y="5.008cm" svg:viewBox="0 0 27 381" draw:points="0,381 27,381 27,0 0,0">
          <text:p/>
        </draw:polygon>
        <draw:polygon draw:style-name="gr32" draw:text-style-name="P10" draw:layer="layout" svg:width="0.026cm" svg:height="0.38cm" svg:x="24.983cm" svg:y="5.008cm" svg:viewBox="0 0 27 381" draw:points="0,381 27,381 27,0 0,0">
          <text:p/>
        </draw:polygon>
        <draw:polygon draw:style-name="gr29" draw:text-style-name="P7" draw:layer="layout" svg:width="0.026cm" svg:height="0.38cm" svg:x="25.01cm" svg:y="5.008cm" svg:viewBox="0 0 27 381" draw:points="0,381 27,381 27,0 0,0">
          <text:p/>
        </draw:polygon>
        <draw:polygon draw:style-name="gr29" draw:text-style-name="P7" draw:layer="layout" svg:width="0.026cm" svg:height="0.38cm" svg:x="25.036cm" svg:y="5.008cm" svg:viewBox="0 0 27 381" draw:points="0,381 27,381 27,0 0,0">
          <text:p/>
        </draw:polygon>
        <draw:polygon draw:style-name="gr29" draw:text-style-name="P7" draw:layer="layout" svg:width="0.026cm" svg:height="0.38cm" svg:x="25.062cm" svg:y="5.008cm" svg:viewBox="0 0 27 381" draw:points="0,381 27,381 27,0 0,0">
          <text:p/>
        </draw:polygon>
        <draw:polygon draw:style-name="gr30" draw:text-style-name="P8" draw:layer="layout" svg:width="0.027cm" svg:height="0.38cm" svg:x="25.088cm" svg:y="5.008cm" svg:viewBox="0 0 28 381" draw:points="0,381 28,381 28,0 0,0">
          <text:p/>
        </draw:polygon>
        <draw:polygon draw:style-name="gr29" draw:text-style-name="P7" draw:layer="layout" svg:width="0.026cm" svg:height="0.38cm" svg:x="25.115cm" svg:y="5.008cm" svg:viewBox="0 0 27 381" draw:points="0,381 27,381 27,0 0,0">
          <text:p/>
        </draw:polygon>
        <draw:polygon draw:style-name="gr32" draw:text-style-name="P10" draw:layer="layout" svg:width="0.026cm" svg:height="0.38cm" svg:x="25.141cm" svg:y="5.008cm" svg:viewBox="0 0 27 381" draw:points="0,381 27,381 27,0 0,0">
          <text:p/>
        </draw:polygon>
        <draw:polygon draw:style-name="gr31" draw:text-style-name="P9" draw:layer="layout" svg:width="0.027cm" svg:height="0.38cm" svg:x="25.167cm" svg:y="5.008cm" svg:viewBox="0 0 28 381" draw:points="0,381 28,381 28,0 0,0">
          <text:p/>
        </draw:polygon>
        <draw:polygon draw:style-name="gr32" draw:text-style-name="P10" draw:layer="layout" svg:width="0.026cm" svg:height="0.38cm" svg:x="25.194cm" svg:y="5.008cm" svg:viewBox="0 0 27 381" draw:points="0,381 27,381 27,0 0,0">
          <text:p/>
        </draw:polygon>
        <draw:polygon draw:style-name="gr29" draw:text-style-name="P7" draw:layer="layout" svg:width="0.026cm" svg:height="0.38cm" svg:x="25.22cm" svg:y="5.008cm" svg:viewBox="0 0 27 381" draw:points="0,381 27,381 27,0 0,0">
          <text:p/>
        </draw:polygon>
        <draw:polygon draw:style-name="gr29" draw:text-style-name="P7" draw:layer="layout" svg:width="0.026cm" svg:height="0.38cm" svg:x="25.246cm" svg:y="5.008cm" svg:viewBox="0 0 27 381" draw:points="0,381 27,381 27,0 0,0">
          <text:p/>
        </draw:polygon>
        <draw:polygon draw:style-name="gr30" draw:text-style-name="P8" draw:layer="layout" svg:width="0.026cm" svg:height="0.38cm" svg:x="25.273cm" svg:y="5.008cm" svg:viewBox="0 0 27 381" draw:points="0,381 27,381 27,0 0,0">
          <text:p/>
        </draw:polygon>
        <draw:polygon draw:style-name="gr29" draw:text-style-name="P7" draw:layer="layout" svg:width="0.026cm" svg:height="0.38cm" svg:x="25.299cm" svg:y="5.008cm" svg:viewBox="0 0 27 381" draw:points="0,381 27,381 27,0 0,0">
          <text:p/>
        </draw:polygon>
        <draw:polygon draw:style-name="gr29" draw:text-style-name="P7" draw:layer="layout" svg:width="0.026cm" svg:height="0.38cm" svg:x="25.325cm" svg:y="5.008cm" svg:viewBox="0 0 27 381" draw:points="0,381 27,381 27,0 0,0">
          <text:p/>
        </draw:polygon>
        <draw:polygon draw:style-name="gr30" draw:text-style-name="P8" draw:layer="layout" svg:width="0.026cm" svg:height="0.38cm" svg:x="25.351cm" svg:y="5.008cm" svg:viewBox="0 0 27 381" draw:points="0,381 27,381 27,0 0,0">
          <text:p/>
        </draw:polygon>
        <draw:polygon draw:style-name="gr32" draw:text-style-name="P10" draw:layer="layout" svg:width="0.026cm" svg:height="0.38cm" svg:x="25.379cm" svg:y="5.008cm" svg:viewBox="0 0 27 381" draw:points="0,381 27,381 27,0 0,0">
          <text:p/>
        </draw:polygon>
        <draw:polygon draw:style-name="gr32" draw:text-style-name="P10" draw:layer="layout" svg:width="0.026cm" svg:height="0.38cm" svg:x="25.404cm" svg:y="5.008cm" svg:viewBox="0 0 27 381" draw:points="0,381 27,381 27,0 0,0">
          <text:p/>
        </draw:polygon>
        <draw:polygon draw:style-name="gr32" draw:text-style-name="P10" draw:layer="layout" svg:width="0.026cm" svg:height="0.38cm" svg:x="25.43cm" svg:y="5.008cm" svg:viewBox="0 0 27 381" draw:points="0,381 27,381 27,0 0,0">
          <text:p/>
        </draw:polygon>
        <draw:polygon draw:style-name="gr30" draw:text-style-name="P8" draw:layer="layout" svg:width="0.026cm" svg:height="0.38cm" svg:x="25.456cm" svg:y="5.008cm" svg:viewBox="0 0 27 381" draw:points="0,381 27,381 27,0 0,0">
          <text:p/>
        </draw:polygon>
        <draw:polygon draw:style-name="gr29" draw:text-style-name="P7" draw:layer="layout" svg:width="0.027cm" svg:height="0.38cm" svg:x="25.482cm" svg:y="5.008cm" svg:viewBox="0 0 28 381" draw:points="0,381 28,381 28,0 0,0">
          <text:p/>
        </draw:polygon>
        <draw:polygon draw:style-name="gr29" draw:text-style-name="P7" draw:layer="layout" svg:width="0.026cm" svg:height="0.38cm" svg:x="25.509cm" svg:y="5.008cm" svg:viewBox="0 0 27 381" draw:points="0,381 27,381 27,0 0,0">
          <text:p/>
        </draw:polygon>
        <draw:polygon draw:style-name="gr30" draw:text-style-name="P8" draw:layer="layout" svg:width="0.026cm" svg:height="0.38cm" svg:x="25.535cm" svg:y="5.008cm" svg:viewBox="0 0 27 381" draw:points="0,381 27,381 27,0 0,0">
          <text:p/>
        </draw:polygon>
        <draw:polygon draw:style-name="gr29" draw:text-style-name="P7" draw:layer="layout" svg:width="0.027cm" svg:height="0.38cm" svg:x="25.561cm" svg:y="5.008cm" svg:viewBox="0 0 28 381" draw:points="0,381 28,381 28,0 0,0">
          <text:p/>
        </draw:polygon>
        <draw:polygon draw:style-name="gr29" draw:text-style-name="P7" draw:layer="layout" svg:width="0.026cm" svg:height="0.38cm" svg:x="25.588cm" svg:y="5.008cm" svg:viewBox="0 0 27 381" draw:points="0,381 27,381 27,0 0,0">
          <text:p/>
        </draw:polygon>
        <draw:polygon draw:style-name="gr30" draw:text-style-name="P8" draw:layer="layout" svg:width="0.026cm" svg:height="0.38cm" svg:x="25.614cm" svg:y="5.008cm" svg:viewBox="0 0 27 381" draw:points="0,381 27,381 27,0 0,0">
          <text:p/>
        </draw:polygon>
        <draw:polygon draw:style-name="gr31" draw:text-style-name="P9" draw:layer="layout" svg:width="0.026cm" svg:height="0.38cm" svg:x="25.64cm" svg:y="5.008cm" svg:viewBox="0 0 27 381" draw:points="0,381 27,381 27,0 0,0">
          <text:p/>
        </draw:polygon>
        <draw:polygon draw:style-name="gr31" draw:text-style-name="P9" draw:layer="layout" svg:width="0.026cm" svg:height="0.38cm" svg:x="25.667cm" svg:y="5.008cm" svg:viewBox="0 0 27 381" draw:points="0,381 27,381 27,0 0,0">
          <text:p/>
        </draw:polygon>
        <draw:polygon draw:style-name="gr29" draw:text-style-name="P7" draw:layer="layout" svg:width="0.026cm" svg:height="0.38cm" svg:x="25.693cm" svg:y="5.008cm" svg:viewBox="0 0 27 381" draw:points="0,381 27,381 27,0 0,0">
          <text:p/>
        </draw:polygon>
        <draw:polygon draw:style-name="gr32" draw:text-style-name="P10" draw:layer="layout" svg:width="0.026cm" svg:height="0.38cm" svg:x="25.719cm" svg:y="5.008cm" svg:viewBox="0 0 27 381" draw:points="0,381 27,381 27,0 0,0">
          <text:p/>
        </draw:polygon>
        <draw:polygon draw:style-name="gr30" draw:text-style-name="P8" draw:layer="layout" svg:width="0.026cm" svg:height="0.38cm" svg:x="25.745cm" svg:y="5.008cm" svg:viewBox="0 0 27 381" draw:points="0,381 27,381 27,0 0,0">
          <text:p/>
        </draw:polygon>
        <draw:polygon draw:style-name="gr32" draw:text-style-name="P10" draw:layer="layout" svg:width="0.026cm" svg:height="0.38cm" svg:x="25.772cm" svg:y="5.008cm" svg:viewBox="0 0 27 381" draw:points="0,381 27,381 27,0 0,0">
          <text:p/>
        </draw:polygon>
        <draw:polygon draw:style-name="gr30" draw:text-style-name="P8" draw:layer="layout" svg:width="0.026cm" svg:height="0.38cm" svg:x="25.798cm" svg:y="5.008cm" svg:viewBox="0 0 27 381" draw:points="0,381 27,381 27,0 0,0">
          <text:p/>
        </draw:polygon>
        <draw:polygon draw:style-name="gr32" draw:text-style-name="P10" draw:layer="layout" svg:width="0.026cm" svg:height="0.38cm" svg:x="25.824cm" svg:y="5.008cm" svg:viewBox="0 0 27 381" draw:points="0,381 27,381 27,0 0,0">
          <text:p/>
        </draw:polygon>
        <draw:polygon draw:style-name="gr32" draw:text-style-name="P10" draw:layer="layout" svg:width="0.027cm" svg:height="0.38cm" svg:x="25.85cm" svg:y="5.008cm" svg:viewBox="0 0 28 381" draw:points="0,381 28,381 28,0 0,0">
          <text:p/>
        </draw:polygon>
        <draw:polygon draw:style-name="gr31" draw:text-style-name="P9" draw:layer="layout" svg:width="0.026cm" svg:height="0.38cm" svg:x="25.877cm" svg:y="5.008cm" svg:viewBox="0 0 27 381" draw:points="0,381 27,381 27,0 0,0">
          <text:p/>
        </draw:polygon>
        <draw:polygon draw:style-name="gr31" draw:text-style-name="P9" draw:layer="layout" svg:width="0.026cm" svg:height="0.38cm" svg:x="25.903cm" svg:y="5.008cm" svg:viewBox="0 0 27 381" draw:points="0,381 27,381 27,0 0,0">
          <text:p/>
        </draw:polygon>
        <draw:polygon draw:style-name="gr30" draw:text-style-name="P8" draw:layer="layout" svg:width="0.026cm" svg:height="0.38cm" svg:x="25.929cm" svg:y="5.008cm" svg:viewBox="0 0 27 381" draw:points="0,381 27,381 27,0 0,0">
          <text:p/>
        </draw:polygon>
        <draw:polygon draw:style-name="gr32" draw:text-style-name="P10" draw:layer="layout" svg:width="0.026cm" svg:height="0.38cm" svg:x="25.956cm" svg:y="5.008cm" svg:viewBox="0 0 27 381" draw:points="0,381 27,381 27,0 0,0">
          <text:p/>
        </draw:polygon>
        <draw:polygon draw:style-name="gr30" draw:text-style-name="P8" draw:layer="layout" svg:width="0.026cm" svg:height="0.38cm" svg:x="25.982cm" svg:y="5.008cm" svg:viewBox="0 0 27 381" draw:points="0,381 27,381 27,0 0,0">
          <text:p/>
        </draw:polygon>
        <draw:polygon draw:style-name="gr32" draw:text-style-name="P10" draw:layer="layout" svg:width="0.026cm" svg:height="0.38cm" svg:x="26.008cm" svg:y="5.008cm" svg:viewBox="0 0 27 381" draw:points="0,381 27,381 27,0 0,0">
          <text:p/>
        </draw:polygon>
        <draw:polygon draw:style-name="gr33" draw:text-style-name="P11" draw:layer="layout" svg:width="0.026cm" svg:height="0.38cm" svg:x="26.034cm" svg:y="5.008cm" svg:viewBox="0 0 27 381" draw:points="0,381 27,381 27,0 0,0">
          <text:p/>
        </draw:polygon>
        <draw:polygon draw:style-name="gr31" draw:text-style-name="P9" draw:layer="layout" svg:width="0.026cm" svg:height="0.38cm" svg:x="26.061cm" svg:y="5.008cm" svg:viewBox="0 0 27 381" draw:points="0,381 27,381 27,0 0,0">
          <text:p/>
        </draw:polygon>
        <draw:polygon draw:style-name="gr30" draw:text-style-name="P8" draw:layer="layout" svg:width="0.026cm" svg:height="0.38cm" svg:x="26.087cm" svg:y="5.008cm" svg:viewBox="0 0 27 381" draw:points="0,381 27,381 27,0 0,0">
          <text:p/>
        </draw:polygon>
        <draw:polygon draw:style-name="gr29" draw:text-style-name="P7" draw:layer="layout" svg:width="0.026cm" svg:height="0.38cm" svg:x="26.113cm" svg:y="5.008cm" svg:viewBox="0 0 27 381" draw:points="0,381 27,381 27,0 0,0">
          <text:p/>
        </draw:polygon>
        <draw:polygon draw:style-name="gr32" draw:text-style-name="P10" draw:layer="layout" svg:width="0.026cm" svg:height="0.38cm" svg:x="26.139cm" svg:y="5.008cm" svg:viewBox="0 0 27 381" draw:points="0,381 27,381 27,0 0,0">
          <text:p/>
        </draw:polygon>
        <draw:polygon draw:style-name="gr30" draw:text-style-name="P8" draw:layer="layout" svg:width="0.026cm" svg:height="0.38cm" svg:x="26.166cm" svg:y="5.008cm" svg:viewBox="0 0 27 381" draw:points="0,381 27,381 27,0 0,0">
          <text:p/>
        </draw:polygon>
        <draw:polygon draw:style-name="gr31" draw:text-style-name="P9" draw:layer="layout" svg:width="0.026cm" svg:height="0.38cm" svg:x="26.192cm" svg:y="5.008cm" svg:viewBox="0 0 27 381" draw:points="0,381 27,381 27,0 0,0">
          <text:p/>
        </draw:polygon>
        <draw:polygon draw:style-name="gr29" draw:text-style-name="P7" draw:layer="layout" svg:width="0.026cm" svg:height="0.38cm" svg:x="26.218cm" svg:y="5.008cm" svg:viewBox="0 0 27 381" draw:points="0,381 27,381 27,0 0,0">
          <text:p/>
        </draw:polygon>
        <draw:polygon draw:style-name="gr32" draw:text-style-name="P10" draw:layer="layout" svg:width="0.027cm" svg:height="0.38cm" svg:x="26.244cm" svg:y="5.008cm" svg:viewBox="0 0 28 381" draw:points="0,381 28,381 28,0 0,0">
          <text:p/>
        </draw:polygon>
        <draw:polygon draw:style-name="gr31" draw:text-style-name="P9" draw:layer="layout" svg:width="0.026cm" svg:height="0.38cm" svg:x="26.271cm" svg:y="5.008cm" svg:viewBox="0 0 27 381" draw:points="0,381 27,381 27,0 0,0">
          <text:p/>
        </draw:polygon>
        <draw:polygon draw:style-name="gr29" draw:text-style-name="P7" draw:layer="layout" svg:width="0.026cm" svg:height="0.38cm" svg:x="26.297cm" svg:y="5.008cm" svg:viewBox="0 0 27 381" draw:points="0,381 27,381 27,0 0,0">
          <text:p/>
        </draw:polygon>
        <draw:polygon draw:style-name="gr29" draw:text-style-name="P7" draw:layer="layout" svg:width="0.027cm" svg:height="0.38cm" svg:x="26.323cm" svg:y="5.008cm" svg:viewBox="0 0 28 381" draw:points="0,381 28,381 28,0 0,0">
          <text:p/>
        </draw:polygon>
        <draw:polygon draw:style-name="gr31" draw:text-style-name="P9" draw:layer="layout" svg:width="0.026cm" svg:height="0.38cm" svg:x="26.35cm" svg:y="5.008cm" svg:viewBox="0 0 27 381" draw:points="0,381 27,381 27,0 0,0">
          <text:p/>
        </draw:polygon>
        <draw:polygon draw:style-name="gr29" draw:text-style-name="P7" draw:layer="layout" svg:width="0.026cm" svg:height="0.38cm" svg:x="26.376cm" svg:y="5.008cm" svg:viewBox="0 0 27 381" draw:points="0,381 27,381 27,0 0,0">
          <text:p/>
        </draw:polygon>
        <draw:polygon draw:style-name="gr29" draw:text-style-name="P7" draw:layer="layout" svg:width="0.026cm" svg:height="0.38cm" svg:x="26.402cm" svg:y="5.008cm" svg:viewBox="0 0 27 381" draw:points="0,381 27,381 27,0 0,0">
          <text:p/>
        </draw:polygon>
        <draw:polygon draw:style-name="gr30" draw:text-style-name="P8" draw:layer="layout" svg:width="0.026cm" svg:height="0.38cm" svg:x="26.428cm" svg:y="5.008cm" svg:viewBox="0 0 27 381" draw:points="0,381 27,381 27,0 0,0">
          <text:p/>
        </draw:polygon>
        <draw:polygon draw:style-name="gr31" draw:text-style-name="P9" draw:layer="layout" svg:width="0.026cm" svg:height="0.38cm" svg:x="26.455cm" svg:y="5.008cm" svg:viewBox="0 0 27 381" draw:points="0,381 27,381 27,0 0,0">
          <text:p/>
        </draw:polygon>
        <draw:polygon draw:style-name="gr30" draw:text-style-name="P8" draw:layer="layout" svg:width="0.026cm" svg:height="0.38cm" svg:x="26.481cm" svg:y="5.008cm" svg:viewBox="0 0 27 381" draw:points="0,381 27,381 27,0 0,0">
          <text:p/>
        </draw:polygon>
        <draw:polygon draw:style-name="gr29" draw:text-style-name="P7" draw:layer="layout" svg:width="0.026cm" svg:height="0.38cm" svg:x="26.507cm" svg:y="5.008cm" svg:viewBox="0 0 27 381" draw:points="0,381 27,381 27,0 0,0">
          <text:p/>
        </draw:polygon>
        <draw:polygon draw:style-name="gr31" draw:text-style-name="P9" draw:layer="layout" svg:width="0.027cm" svg:height="0.38cm" svg:x="26.533cm" svg:y="5.008cm" svg:viewBox="0 0 28 381" draw:points="0,381 28,381 28,0 0,0">
          <text:p/>
        </draw:polygon>
        <draw:polygon draw:style-name="gr30" draw:text-style-name="P8" draw:layer="layout" svg:width="0.026cm" svg:height="0.38cm" svg:x="26.56cm" svg:y="5.008cm" svg:viewBox="0 0 27 381" draw:points="0,381 27,381 27,0 0,0">
          <text:p/>
        </draw:polygon>
        <draw:polygon draw:style-name="gr31" draw:text-style-name="P9" draw:layer="layout" svg:width="0.026cm" svg:height="0.38cm" svg:x="26.586cm" svg:y="5.008cm" svg:viewBox="0 0 27 381" draw:points="0,381 27,381 27,0 0,0">
          <text:p/>
        </draw:polygon>
        <draw:polygon draw:style-name="gr29" draw:text-style-name="P7" draw:layer="layout" svg:width="0.027cm" svg:height="0.38cm" svg:x="26.612cm" svg:y="5.008cm" svg:viewBox="0 0 28 381" draw:points="0,381 28,381 28,0 0,0">
          <text:p/>
        </draw:polygon>
        <draw:polygon draw:style-name="gr29" draw:text-style-name="P7" draw:layer="layout" svg:width="0.026cm" svg:height="0.38cm" svg:x="26.639cm" svg:y="5.008cm" svg:viewBox="0 0 27 381" draw:points="0,381 27,381 27,0 0,0">
          <text:p/>
        </draw:polygon>
        <draw:polygon draw:style-name="gr29" draw:text-style-name="P7" draw:layer="layout" svg:width="0.026cm" svg:height="0.38cm" svg:x="26.665cm" svg:y="5.008cm" svg:viewBox="0 0 27 381" draw:points="0,381 27,381 27,0 0,0">
          <text:p/>
        </draw:polygon>
        <draw:polygon draw:style-name="gr32" draw:text-style-name="P10" draw:layer="layout" svg:width="0.026cm" svg:height="0.38cm" svg:x="26.691cm" svg:y="5.008cm" svg:viewBox="0 0 27 381" draw:points="0,381 27,381 27,0 0,0">
          <text:p/>
        </draw:polygon>
        <draw:polygon draw:style-name="gr31" draw:text-style-name="P9" draw:layer="layout" svg:width="0.026cm" svg:height="0.38cm" svg:x="26.718cm" svg:y="5.008cm" svg:viewBox="0 0 27 381" draw:points="0,381 27,381 27,0 0,0">
          <text:p/>
        </draw:polygon>
        <draw:polygon draw:style-name="gr30" draw:text-style-name="P8" draw:layer="layout" svg:width="0.026cm" svg:height="0.38cm" svg:x="26.744cm" svg:y="5.008cm" svg:viewBox="0 0 27 381" draw:points="0,381 27,381 27,0 0,0">
          <text:p/>
        </draw:polygon>
        <draw:polygon draw:style-name="gr31" draw:text-style-name="P9" draw:layer="layout" svg:width="0.026cm" svg:height="0.38cm" svg:x="26.77cm" svg:y="5.008cm" svg:viewBox="0 0 27 381" draw:points="0,381 27,381 27,0 0,0">
          <text:p/>
        </draw:polygon>
        <draw:polygon draw:style-name="gr29" draw:text-style-name="P7" draw:layer="layout" svg:width="0.026cm" svg:height="0.38cm" svg:x="26.796cm" svg:y="5.008cm" svg:viewBox="0 0 27 381" draw:points="0,381 27,381 27,0 0,0">
          <text:p/>
        </draw:polygon>
        <draw:polygon draw:style-name="gr32" draw:text-style-name="P10" draw:layer="layout" svg:width="0.026cm" svg:height="0.38cm" svg:x="26.823cm" svg:y="5.008cm" svg:viewBox="0 0 27 381" draw:points="0,381 27,381 27,0 0,0">
          <text:p/>
        </draw:polygon>
        <draw:polygon draw:style-name="gr29" draw:text-style-name="P7" draw:layer="layout" svg:width="0.026cm" svg:height="0.38cm" svg:x="26.849cm" svg:y="5.008cm" svg:viewBox="0 0 27 381" draw:points="0,381 27,381 27,0 0,0">
          <text:p/>
        </draw:polygon>
        <draw:polygon draw:style-name="gr29" draw:text-style-name="P7" draw:layer="layout" svg:width="0.026cm" svg:height="0.38cm" svg:x="26.875cm" svg:y="5.008cm" svg:viewBox="0 0 27 381" draw:points="0,381 27,381 27,0 0,0">
          <text:p/>
        </draw:polygon>
        <draw:polygon draw:style-name="gr31" draw:text-style-name="P9" draw:layer="layout" svg:width="0.026cm" svg:height="0.38cm" svg:x="26.901cm" svg:y="5.008cm" svg:viewBox="0 0 27 381" draw:points="0,381 27,381 27,0 0,0">
          <text:p/>
        </draw:polygon>
        <draw:polygon draw:style-name="gr32" draw:text-style-name="P10" draw:layer="layout" svg:width="0.027cm" svg:height="0.38cm" svg:x="26.927cm" svg:y="5.008cm" svg:viewBox="0 0 28 381" draw:points="0,381 28,381 28,0 0,0">
          <text:p/>
        </draw:polygon>
        <draw:polygon draw:style-name="gr29" draw:text-style-name="P7" draw:layer="layout" svg:width="0.026cm" svg:height="0.38cm" svg:x="26.954cm" svg:y="5.008cm" svg:viewBox="0 0 27 381" draw:points="0,381 27,381 27,0 0,0">
          <text:p/>
        </draw:polygon>
        <draw:polygon draw:style-name="gr29" draw:text-style-name="P7" draw:layer="layout" svg:width="0.026cm" svg:height="0.38cm" svg:x="26.98cm" svg:y="5.008cm" svg:viewBox="0 0 27 381" draw:points="0,381 27,381 27,0 0,0">
          <text:p/>
        </draw:polygon>
        <draw:polygon draw:style-name="gr32" draw:text-style-name="P10" draw:layer="layout" svg:width="0.027cm" svg:height="0.38cm" svg:x="27.006cm" svg:y="5.008cm" svg:viewBox="0 0 28 381" draw:points="0,381 28,381 28,0 0,0">
          <text:p/>
        </draw:polygon>
        <draw:polygon draw:style-name="gr31" draw:text-style-name="P9" draw:layer="layout" svg:width="0.026cm" svg:height="0.38cm" svg:x="27.033cm" svg:y="5.008cm" svg:viewBox="0 0 27 381" draw:points="0,381 27,381 27,0 0,0">
          <text:p/>
        </draw:polygon>
        <draw:polygon draw:style-name="gr32" draw:text-style-name="P10" draw:layer="layout" svg:width="0.026cm" svg:height="0.38cm" svg:x="27.06cm" svg:y="5.008cm" svg:viewBox="0 0 27 381" draw:points="0,381 27,381 27,0 0,0">
          <text:p/>
        </draw:polygon>
        <draw:polygon draw:style-name="gr31" draw:text-style-name="P9" draw:layer="layout" svg:width="0.026cm" svg:height="0.38cm" svg:x="27.085cm" svg:y="5.008cm" svg:viewBox="0 0 27 381" draw:points="0,381 27,381 27,0 0,0">
          <text:p/>
        </draw:polygon>
        <draw:polygon draw:style-name="gr29" draw:text-style-name="P7" draw:layer="layout" svg:width="0.026cm" svg:height="0.38cm" svg:x="27.112cm" svg:y="5.008cm" svg:viewBox="0 0 27 381" draw:points="0,381 27,381 27,0 0,0">
          <text:p/>
        </draw:polygon>
        <draw:polygon draw:style-name="gr29" draw:text-style-name="P7" draw:layer="layout" svg:width="0.026cm" svg:height="0.38cm" svg:x="27.138cm" svg:y="5.008cm" svg:viewBox="0 0 27 381" draw:points="0,381 27,381 27,0 0,0">
          <text:p/>
        </draw:polygon>
        <draw:polygon draw:style-name="gr32" draw:text-style-name="P10" draw:layer="layout" svg:width="0.026cm" svg:height="0.38cm" svg:x="27.164cm" svg:y="5.008cm" svg:viewBox="0 0 27 381" draw:points="0,381 27,381 27,0 0,0">
          <text:p/>
        </draw:polygon>
        <draw:polygon draw:style-name="gr32" draw:text-style-name="P10" draw:layer="layout" svg:width="0.026cm" svg:height="0.38cm" svg:x="27.19cm" svg:y="5.008cm" svg:viewBox="0 0 27 381" draw:points="0,381 27,381 27,0 0,0">
          <text:p/>
        </draw:polygon>
        <draw:polygon draw:style-name="gr31" draw:text-style-name="P9" draw:layer="layout" svg:width="0.026cm" svg:height="0.38cm" svg:x="27.217cm" svg:y="5.008cm" svg:viewBox="0 0 27 381" draw:points="0,381 27,381 27,0 0,0">
          <text:p/>
        </draw:polygon>
        <draw:polygon draw:style-name="gr30" draw:text-style-name="P8" draw:layer="layout" svg:width="0.026cm" svg:height="0.38cm" svg:x="27.243cm" svg:y="5.008cm" svg:viewBox="0 0 27 381" draw:points="0,381 27,381 27,0 0,0">
          <text:p/>
        </draw:polygon>
        <draw:polygon draw:style-name="gr29" draw:text-style-name="P7" draw:layer="layout" svg:width="0.026cm" svg:height="0.38cm" svg:x="27.269cm" svg:y="5.008cm" svg:viewBox="0 0 27 381" draw:points="0,381 27,381 27,0 0,0">
          <text:p/>
        </draw:polygon>
        <draw:polygon draw:style-name="gr31" draw:text-style-name="P9" draw:layer="layout" svg:width="0.027cm" svg:height="0.38cm" svg:x="27.295cm" svg:y="5.008cm" svg:viewBox="0 0 28 381" draw:points="0,381 28,381 28,0 0,0">
          <text:p/>
        </draw:polygon>
        <draw:polygon draw:style-name="gr29" draw:text-style-name="P7" draw:layer="layout" svg:width="0.026cm" svg:height="0.38cm" svg:x="27.322cm" svg:y="5.008cm" svg:viewBox="0 0 27 381" draw:points="0,381 27,381 27,0 0,0">
          <text:p/>
        </draw:polygon>
        <draw:polygon draw:style-name="gr29" draw:text-style-name="P7" draw:layer="layout" svg:width="0.026cm" svg:height="0.38cm" svg:x="27.348cm" svg:y="5.008cm" svg:viewBox="0 0 27 381" draw:points="0,381 27,381 27,0 0,0">
          <text:p/>
        </draw:polygon>
        <draw:polygon draw:style-name="gr32" draw:text-style-name="P10" draw:layer="layout" svg:width="0.026cm" svg:height="0.38cm" svg:x="27.374cm" svg:y="5.008cm" svg:viewBox="0 0 27 381" draw:points="0,381 27,381 27,0 0,0">
          <text:p/>
        </draw:polygon>
        <draw:polygon draw:style-name="gr32" draw:text-style-name="P10" draw:layer="layout" svg:width="0.026cm" svg:height="0.38cm" svg:x="27.401cm" svg:y="5.008cm" svg:viewBox="0 0 27 381" draw:points="0,381 27,381 27,0 0,0">
          <text:p/>
        </draw:polygon>
        <draw:polygon draw:style-name="gr30" draw:text-style-name="P8" draw:layer="layout" svg:width="0.026cm" svg:height="0.38cm" svg:x="27.427cm" svg:y="5.008cm" svg:viewBox="0 0 27 381" draw:points="0,381 27,381 27,0 0,0">
          <text:p/>
        </draw:polygon>
        <draw:polygon draw:style-name="gr29" draw:text-style-name="P7" draw:layer="layout" svg:width="0.026cm" svg:height="0.38cm" svg:x="27.453cm" svg:y="5.008cm" svg:viewBox="0 0 27 381" draw:points="0,381 27,381 27,0 0,0">
          <text:p/>
        </draw:polygon>
        <draw:polygon draw:style-name="gr31" draw:text-style-name="P9" draw:layer="layout" svg:width="0.026cm" svg:height="0.38cm" svg:x="27.48cm" svg:y="5.008cm" svg:viewBox="0 0 27 381" draw:points="0,381 27,381 27,0 0,0">
          <text:p/>
        </draw:polygon>
        <draw:polygon draw:style-name="gr32" draw:text-style-name="P10" draw:layer="layout" svg:width="0.026cm" svg:height="0.38cm" svg:x="27.506cm" svg:y="5.008cm" svg:viewBox="0 0 27 381" draw:points="0,381 27,381 27,0 0,0">
          <text:p/>
        </draw:polygon>
        <draw:polygon draw:style-name="gr31" draw:text-style-name="P9" draw:layer="layout" svg:width="0.026cm" svg:height="0.38cm" svg:x="27.532cm" svg:y="5.008cm" svg:viewBox="0 0 27 381" draw:points="0,381 27,381 27,0 0,0">
          <text:p/>
        </draw:polygon>
        <draw:polygon draw:style-name="gr29" draw:text-style-name="P7" draw:layer="layout" svg:width="0.026cm" svg:height="0.38cm" svg:x="27.558cm" svg:y="5.008cm" svg:viewBox="0 0 27 381" draw:points="0,381 27,381 27,0 0,0">
          <text:p/>
        </draw:polygon>
        <draw:polygon draw:style-name="gr29" draw:text-style-name="P7" draw:layer="layout" svg:width="0.026cm" svg:height="0.38cm" svg:x="27.584cm" svg:y="5.008cm" svg:viewBox="0 0 27 381" draw:points="0,381 27,381 27,0 0,0">
          <text:p/>
        </draw:polygon>
        <draw:polygon draw:style-name="gr32" draw:text-style-name="P10" draw:layer="layout" svg:width="0.026cm" svg:height="0.38cm" svg:x="27.611cm" svg:y="5.008cm" svg:viewBox="0 0 27 381" draw:points="0,381 27,381 27,0 0,0">
          <text:p/>
        </draw:polygon>
        <draw:polygon draw:style-name="gr30" draw:text-style-name="P8" draw:layer="layout" svg:width="0.026cm" svg:height="0.38cm" svg:x="27.637cm" svg:y="5.008cm" svg:viewBox="0 0 27 381" draw:points="0,381 27,381 27,0 0,0">
          <text:p/>
        </draw:polygon>
        <draw:polygon draw:style-name="gr29" draw:text-style-name="P7" draw:layer="layout" svg:width="0.026cm" svg:height="0.38cm" svg:x="27.663cm" svg:y="5.008cm" svg:viewBox="0 0 27 381" draw:points="0,381 27,381 27,0 0,0">
          <text:p/>
        </draw:polygon>
        <draw:polygon draw:style-name="gr32" draw:text-style-name="P10" draw:layer="layout" svg:width="0.027cm" svg:height="0.38cm" svg:x="27.689cm" svg:y="5.008cm" svg:viewBox="0 0 28 381" draw:points="0,381 28,381 28,0 0,0">
          <text:p/>
        </draw:polygon>
        <draw:polygon draw:style-name="gr30" draw:text-style-name="P8" draw:layer="layout" svg:width="0.026cm" svg:height="0.38cm" svg:x="27.716cm" svg:y="5.008cm" svg:viewBox="0 0 27 381" draw:points="0,381 27,381 27,0 0,0">
          <text:p/>
        </draw:polygon>
        <draw:polygon draw:style-name="gr31" draw:text-style-name="P9" draw:layer="layout" svg:width="0.026cm" svg:height="0.38cm" svg:x="27.742cm" svg:y="5.008cm" svg:viewBox="0 0 27 381" draw:points="0,381 27,381 27,0 0,0">
          <text:p/>
        </draw:polygon>
        <draw:polygon draw:style-name="gr29" draw:text-style-name="P7" draw:layer="layout" svg:width="0.026cm" svg:height="0.38cm" svg:x="27.768cm" svg:y="5.008cm" svg:viewBox="0 0 27 381" draw:points="0,381 27,381 27,0 0,0">
          <text:p/>
        </draw:polygon>
        <draw:polygon draw:style-name="gr29" draw:text-style-name="P7" draw:layer="layout" svg:width="0.026cm" svg:height="0.38cm" svg:x="27.795cm" svg:y="5.008cm" svg:viewBox="0 0 27 381" draw:points="0,381 27,381 27,0 0,0">
          <text:p/>
        </draw:polygon>
        <draw:polygon draw:style-name="gr32" draw:text-style-name="P10" draw:layer="layout" svg:width="0.026cm" svg:height="0.38cm" svg:x="27.821cm" svg:y="5.008cm" svg:viewBox="0 0 27 381" draw:points="0,381 27,381 27,0 0,0">
          <text:p/>
        </draw:polygon>
        <draw:polygon draw:style-name="gr30" draw:text-style-name="P8" draw:layer="layout" svg:width="0.026cm" svg:height="0.38cm" svg:x="27.847cm" svg:y="5.008cm" svg:viewBox="0 0 27 381" draw:points="0,381 27,381 27,0 0,0">
          <text:p/>
        </draw:polygon>
        <draw:polygon draw:style-name="gr32" draw:text-style-name="P10" draw:layer="layout" svg:width="0.026cm" svg:height="0.38cm" svg:x="27.873cm" svg:y="5.008cm" svg:viewBox="0 0 27 381" draw:points="0,381 27,381 27,0 0,0">
          <text:p/>
        </draw:polygon>
        <draw:polygon draw:style-name="gr32" draw:text-style-name="P10" draw:layer="layout" svg:width="0.026cm" svg:height="0.38cm" svg:x="27.9cm" svg:y="5.008cm" svg:viewBox="0 0 27 381" draw:points="0,381 27,381 27,0 0,0">
          <text:p/>
        </draw:polygon>
        <draw:polygon draw:style-name="gr32" draw:text-style-name="P10" draw:layer="layout" svg:width="0.026cm" svg:height="0.38cm" svg:x="27.926cm" svg:y="5.008cm" svg:viewBox="0 0 27 381" draw:points="0,381 27,381 27,0 0,0">
          <text:p/>
        </draw:polygon>
        <draw:polygon draw:style-name="gr31" draw:text-style-name="P9" draw:layer="layout" svg:width="0.026cm" svg:height="0.38cm" svg:x="27.952cm" svg:y="5.008cm" svg:viewBox="0 0 27 381" draw:points="0,381 27,381 27,0 0,0">
          <text:p/>
        </draw:polygon>
        <draw:polygon draw:style-name="gr29" draw:text-style-name="P7" draw:layer="layout" svg:width="0.026cm" svg:height="0.38cm" svg:x="27.978cm" svg:y="5.008cm" svg:viewBox="0 0 27 381" draw:points="0,381 27,381 27,0 0,0">
          <text:p/>
        </draw:polygon>
        <draw:polygon draw:style-name="gr29" draw:text-style-name="P7" draw:layer="layout" svg:width="0.026cm" svg:height="0.38cm" svg:x="28.005cm" svg:y="5.008cm" svg:viewBox="0 0 27 381" draw:points="0,381 27,381 27,0 0,0">
          <text:p/>
        </draw:polygon>
        <draw:polygon draw:style-name="gr30" draw:text-style-name="P8" draw:layer="layout" svg:width="0.026cm" svg:height="0.38cm" svg:x="28.031cm" svg:y="5.008cm" svg:viewBox="0 0 27 381" draw:points="0,381 27,381 27,0 0,0">
          <text:p/>
        </draw:polygon>
        <draw:polygon draw:style-name="gr31" draw:text-style-name="P9" draw:layer="layout" svg:width="0.027cm" svg:height="0.38cm" svg:x="28.057cm" svg:y="5.008cm" svg:viewBox="0 0 28 381" draw:points="0,381 28,381 28,0 0,0">
          <text:p/>
        </draw:polygon>
        <draw:polygon draw:style-name="gr30" draw:text-style-name="P8" draw:layer="layout" svg:width="0.026cm" svg:height="0.38cm" svg:x="28.084cm" svg:y="5.008cm" svg:viewBox="0 0 27 381" draw:points="0,381 27,381 27,0 0,0">
          <text:p/>
        </draw:polygon>
        <draw:polygon draw:style-name="gr29" draw:text-style-name="P7" draw:layer="layout" svg:width="0.026cm" svg:height="0.38cm" svg:x="28.11cm" svg:y="5.008cm" svg:viewBox="0 0 27 381" draw:points="0,381 27,381 27,0 0,0">
          <text:p/>
        </draw:polygon>
        <draw:polygon draw:style-name="gr30" draw:text-style-name="P8" draw:layer="layout" svg:width="0.026cm" svg:height="0.38cm" svg:x="28.136cm" svg:y="5.008cm" svg:viewBox="0 0 27 381" draw:points="0,381 27,381 27,0 0,0">
          <text:p/>
        </draw:polygon>
        <draw:polygon draw:style-name="gr30" draw:text-style-name="P8" draw:layer="layout" svg:width="0.026cm" svg:height="0.38cm" svg:x="28.163cm" svg:y="5.008cm" svg:viewBox="0 0 27 381" draw:points="0,381 27,381 27,0 0,0">
          <text:p/>
        </draw:polygon>
        <draw:polygon draw:style-name="gr32" draw:text-style-name="P10" draw:layer="layout" svg:width="0.026cm" svg:height="0.38cm" svg:x="28.189cm" svg:y="5.008cm" svg:viewBox="0 0 27 381" draw:points="0,381 27,381 27,0 0,0">
          <text:p/>
        </draw:polygon>
        <draw:polygon draw:style-name="gr32" draw:text-style-name="P10" draw:layer="layout" svg:width="0.026cm" svg:height="0.38cm" svg:x="28.215cm" svg:y="5.008cm" svg:viewBox="0 0 27 381" draw:points="0,381 27,381 27,0 0,0">
          <text:p/>
        </draw:polygon>
        <draw:polygon draw:style-name="gr31" draw:text-style-name="P9" draw:layer="layout" svg:width="0.026cm" svg:height="0.38cm" svg:x="28.241cm" svg:y="5.008cm" svg:viewBox="0 0 27 381" draw:points="0,381 27,381 27,0 0,0">
          <text:p/>
        </draw:polygon>
        <draw:polygon draw:style-name="gr30" draw:text-style-name="P8" draw:layer="layout" svg:width="0.026cm" svg:height="0.38cm" svg:x="28.267cm" svg:y="5.008cm" svg:viewBox="0 0 27 381" draw:points="0,381 27,381 27,0 0,0">
          <text:p/>
        </draw:polygon>
        <draw:polygon draw:style-name="gr31" draw:text-style-name="P9" draw:layer="layout" svg:width="0.026cm" svg:height="0.38cm" svg:x="28.294cm" svg:y="5.008cm" svg:viewBox="0 0 27 381" draw:points="0,381 27,381 27,0 0,0">
          <text:p/>
        </draw:polygon>
        <draw:polygon draw:style-name="gr30" draw:text-style-name="P8" draw:layer="layout" svg:width="0.026cm" svg:height="0.38cm" svg:x="28.32cm" svg:y="5.008cm" svg:viewBox="0 0 27 381" draw:points="0,381 27,381 27,0 0,0">
          <text:p/>
        </draw:polygon>
        <draw:polygon draw:style-name="gr30" draw:text-style-name="P8" draw:layer="layout" svg:width="0.026cm" svg:height="0.38cm" svg:x="28.346cm" svg:y="5.008cm" svg:viewBox="0 0 27 381" draw:points="0,381 27,381 27,0 0,0">
          <text:p/>
        </draw:polygon>
        <draw:polygon draw:style-name="gr30" draw:text-style-name="P8" draw:layer="layout" svg:width="0.027cm" svg:height="0.38cm" svg:x="28.372cm" svg:y="5.008cm" svg:viewBox="0 0 28 381" draw:points="0,381 28,381 28,0 0,0">
          <text:p/>
        </draw:polygon>
        <draw:polygon draw:style-name="gr30" draw:text-style-name="P8" draw:layer="layout" svg:width="0.026cm" svg:height="0.38cm" svg:x="28.399cm" svg:y="5.008cm" svg:viewBox="0 0 27 381" draw:points="0,381 27,381 27,0 0,0">
          <text:p/>
        </draw:polygon>
        <draw:polygon draw:style-name="gr32" draw:text-style-name="P10" draw:layer="layout" svg:width="0.026cm" svg:height="0.38cm" svg:x="28.425cm" svg:y="5.008cm" svg:viewBox="0 0 27 381" draw:points="0,381 27,381 27,0 0,0">
          <text:p/>
        </draw:polygon>
        <draw:polygon draw:style-name="gr32" draw:text-style-name="P10" draw:layer="layout" svg:width="0.027cm" svg:height="0.38cm" svg:x="28.451cm" svg:y="5.008cm" svg:viewBox="0 0 28 381" draw:points="0,381 28,381 28,0 0,0">
          <text:p/>
        </draw:polygon>
        <draw:polygon draw:style-name="gr31" draw:text-style-name="P9" draw:layer="layout" svg:width="0.026cm" svg:height="0.38cm" svg:x="28.478cm" svg:y="5.008cm" svg:viewBox="0 0 27 381" draw:points="0,381 27,381 27,0 0,0">
          <text:p/>
        </draw:polygon>
        <draw:polygon draw:style-name="gr31" draw:text-style-name="P9" draw:layer="layout" svg:width="0.026cm" svg:height="0.38cm" svg:x="28.504cm" svg:y="5.008cm" svg:viewBox="0 0 27 381" draw:points="0,381 27,381 27,0 0,0">
          <text:p/>
        </draw:polygon>
        <draw:polygon draw:style-name="gr32" draw:text-style-name="P10" draw:layer="layout" svg:width="0.026cm" svg:height="0.38cm" svg:x="28.53cm" svg:y="5.008cm" svg:viewBox="0 0 27 381" draw:points="0,381 27,381 27,0 0,0">
          <text:p/>
        </draw:polygon>
        <draw:polygon draw:style-name="gr29" draw:text-style-name="P7" draw:layer="layout" svg:width="0.026cm" svg:height="0.38cm" svg:x="28.557cm" svg:y="5.008cm" svg:viewBox="0 0 27 381" draw:points="0,381 27,381 27,0 0,0">
          <text:p/>
        </draw:polygon>
        <draw:polygon draw:style-name="gr32" draw:text-style-name="P10" draw:layer="layout" svg:width="0.026cm" svg:height="0.38cm" svg:x="28.583cm" svg:y="5.008cm" svg:viewBox="0 0 27 381" draw:points="0,381 27,381 27,0 0,0">
          <text:p/>
        </draw:polygon>
        <draw:polygon draw:style-name="gr32" draw:text-style-name="P10" draw:layer="layout" svg:width="0.026cm" svg:height="0.38cm" svg:x="28.609cm" svg:y="5.008cm" svg:viewBox="0 0 27 381" draw:points="0,381 27,381 27,0 0,0">
          <text:p/>
        </draw:polygon>
        <draw:polygon draw:style-name="gr30" draw:text-style-name="P8" draw:layer="layout" svg:width="0.026cm" svg:height="0.38cm" svg:x="28.635cm" svg:y="5.008cm" svg:viewBox="0 0 27 381" draw:points="0,381 27,381 27,0 0,0">
          <text:p/>
        </draw:polygon>
        <draw:polygon draw:style-name="gr30" draw:text-style-name="P8" draw:layer="layout" svg:width="0.026cm" svg:height="0.38cm" svg:x="28.662cm" svg:y="5.008cm" svg:viewBox="0 0 27 381" draw:points="0,381 27,381 27,0 0,0">
          <text:p/>
        </draw:polygon>
        <draw:polygon draw:style-name="gr31" draw:text-style-name="P9" draw:layer="layout" svg:width="0.026cm" svg:height="0.38cm" svg:x="28.688cm" svg:y="5.008cm" svg:viewBox="0 0 27 381" draw:points="0,381 27,381 27,0 0,0">
          <text:p/>
        </draw:polygon>
        <draw:polygon draw:style-name="gr29" draw:text-style-name="P7" draw:layer="layout" svg:width="0.026cm" svg:height="0.38cm" svg:x="28.714cm" svg:y="5.008cm" svg:viewBox="0 0 27 381" draw:points="0,381 27,381 27,0 0,0">
          <text:p/>
        </draw:polygon>
        <draw:polygon draw:style-name="gr31" draw:text-style-name="P9" draw:layer="layout" svg:width="0.026cm" svg:height="0.38cm" svg:x="28.74cm" svg:y="5.008cm" svg:viewBox="0 0 27 381" draw:points="0,381 27,381 27,0 0,0">
          <text:p/>
        </draw:polygon>
        <draw:polygon draw:style-name="gr31" draw:text-style-name="P9" draw:layer="layout" svg:width="0.027cm" svg:height="0.38cm" svg:x="28.767cm" svg:y="5.008cm" svg:viewBox="0 0 28 381" draw:points="0,381 28,381 28,0 0,0">
          <text:p/>
        </draw:polygon>
        <draw:polygon draw:style-name="gr31" draw:text-style-name="P9" draw:layer="layout" svg:width="0.026cm" svg:height="0.38cm" svg:x="28.793cm" svg:y="5.008cm" svg:viewBox="0 0 27 381" draw:points="0,381 27,381 27,0 0,0">
          <text:p/>
        </draw:polygon>
        <draw:polygon draw:style-name="gr31" draw:text-style-name="P9" draw:layer="layout" svg:width="0.026cm" svg:height="0.38cm" svg:x="28.819cm" svg:y="5.008cm" svg:viewBox="0 0 27 381" draw:points="0,381 27,381 27,0 0,0">
          <text:p/>
        </draw:polygon>
        <draw:polygon draw:style-name="gr30" draw:text-style-name="P8" draw:layer="layout" svg:width="0.026cm" svg:height="0.38cm" svg:x="28.846cm" svg:y="5.008cm" svg:viewBox="0 0 27 381" draw:points="0,381 27,381 27,0 0,0">
          <text:p/>
        </draw:polygon>
        <draw:polygon draw:style-name="gr29" draw:text-style-name="P7" draw:layer="layout" svg:width="0.026cm" svg:height="0.38cm" svg:x="28.872cm" svg:y="5.008cm" svg:viewBox="0 0 27 381" draw:points="0,381 27,381 27,0 0,0">
          <text:p/>
        </draw:polygon>
        <draw:polygon draw:style-name="gr32" draw:text-style-name="P10" draw:layer="layout" svg:width="0.026cm" svg:height="0.38cm" svg:x="28.898cm" svg:y="5.008cm" svg:viewBox="0 0 27 381" draw:points="0,381 27,381 27,0 0,0">
          <text:p/>
        </draw:polygon>
        <draw:polygon draw:style-name="gr31" draw:text-style-name="P9" draw:layer="layout" svg:width="0.026cm" svg:height="0.38cm" svg:x="28.924cm" svg:y="5.008cm" svg:viewBox="0 0 27 381" draw:points="0,381 27,381 27,0 0,0">
          <text:p/>
        </draw:polygon>
        <draw:polygon draw:style-name="gr30" draw:text-style-name="P8" draw:layer="layout" svg:width="0.026cm" svg:height="0.38cm" svg:x="28.951cm" svg:y="5.008cm" svg:viewBox="0 0 27 381" draw:points="0,381 27,381 27,0 0,0">
          <text:p/>
        </draw:polygon>
        <draw:polygon draw:style-name="gr30" draw:text-style-name="P8" draw:layer="layout" svg:width="0.026cm" svg:height="0.38cm" svg:x="28.977cm" svg:y="5.008cm" svg:viewBox="0 0 27 381" draw:points="0,381 27,381 27,0 0,0">
          <text:p/>
        </draw:polygon>
        <draw:polygon draw:style-name="gr32" draw:text-style-name="P10" draw:layer="layout" svg:width="0.026cm" svg:height="0.38cm" svg:x="29.003cm" svg:y="5.008cm" svg:viewBox="0 0 27 381" draw:points="0,381 27,381 27,0 0,0">
          <text:p/>
        </draw:polygon>
        <draw:polygon draw:style-name="gr31" draw:text-style-name="P9" draw:layer="layout" svg:width="0.026cm" svg:height="0.38cm" svg:x="29.029cm" svg:y="5.008cm" svg:viewBox="0 0 27 381" draw:points="0,381 27,381 27,0 0,0">
          <text:p/>
        </draw:polygon>
        <draw:polygon draw:style-name="gr32" draw:text-style-name="P10" draw:layer="layout" svg:width="0.026cm" svg:height="0.38cm" svg:x="29.056cm" svg:y="5.008cm" svg:viewBox="0 0 27 381" draw:points="0,381 27,381 27,0 0,0">
          <text:p/>
        </draw:polygon>
        <draw:polygon draw:style-name="gr32" draw:text-style-name="P10" draw:layer="layout" svg:width="0.026cm" svg:height="0.38cm" svg:x="29.082cm" svg:y="5.008cm" svg:viewBox="0 0 27 381" draw:points="0,381 27,381 27,0 0,0">
          <text:p/>
        </draw:polygon>
        <draw:polygon draw:style-name="gr30" draw:text-style-name="P8" draw:layer="layout" svg:width="0.026cm" svg:height="0.38cm" svg:x="29.108cm" svg:y="5.008cm" svg:viewBox="0 0 27 381" draw:points="0,381 27,381 27,0 0,0">
          <text:p/>
        </draw:polygon>
        <draw:polygon draw:style-name="gr31" draw:text-style-name="P9" draw:layer="layout" svg:width="0.027cm" svg:height="0.38cm" svg:x="29.134cm" svg:y="5.008cm" svg:viewBox="0 0 28 381" draw:points="0,381 28,381 28,0 0,0">
          <text:p/>
        </draw:polygon>
        <draw:polygon draw:style-name="gr29" draw:text-style-name="P7" draw:layer="layout" svg:width="0.026cm" svg:height="0.38cm" svg:x="29.161cm" svg:y="5.008cm" svg:viewBox="0 0 27 381" draw:points="0,381 27,381 27,0 0,0">
          <text:p/>
        </draw:polygon>
        <draw:polygon draw:style-name="gr31" draw:text-style-name="P9" draw:layer="layout" svg:width="0.026cm" svg:height="0.38cm" svg:x="29.187cm" svg:y="5.008cm" svg:viewBox="0 0 27 381" draw:points="0,381 27,381 27,0 0,0">
          <text:p/>
        </draw:polygon>
        <draw:polygon draw:style-name="gr32" draw:text-style-name="P10" draw:layer="layout" svg:width="0.026cm" svg:height="0.38cm" svg:x="29.213cm" svg:y="5.008cm" svg:viewBox="0 0 27 381" draw:points="0,381 27,381 27,0 0,0">
          <text:p/>
        </draw:polygon>
        <draw:polygon draw:style-name="gr31" draw:text-style-name="P9" draw:layer="layout" svg:width="0.026cm" svg:height="0.38cm" svg:x="29.24cm" svg:y="5.008cm" svg:viewBox="0 0 27 381" draw:points="0,381 27,381 27,0 0,0">
          <text:p/>
        </draw:polygon>
        <draw:polygon draw:style-name="gr32" draw:text-style-name="P10" draw:layer="layout" svg:width="0.026cm" svg:height="0.38cm" svg:x="29.266cm" svg:y="5.008cm" svg:viewBox="0 0 27 381" draw:points="0,381 27,381 27,0 0,0">
          <text:p/>
        </draw:polygon>
        <draw:polygon draw:style-name="gr30" draw:text-style-name="P8" draw:layer="layout" svg:width="0.026cm" svg:height="0.38cm" svg:x="29.292cm" svg:y="5.008cm" svg:viewBox="0 0 27 381" draw:points="0,381 27,381 27,0 0,0">
          <text:p/>
        </draw:polygon>
        <draw:polygon draw:style-name="gr32" draw:text-style-name="P10" draw:layer="layout" svg:width="0.026cm" svg:height="0.38cm" svg:x="29.318cm" svg:y="5.008cm" svg:viewBox="0 0 27 381" draw:points="0,381 27,381 27,0 0,0">
          <text:p/>
        </draw:polygon>
        <draw:polygon draw:style-name="gr32" draw:text-style-name="P10" draw:layer="layout" svg:width="0.026cm" svg:height="0.38cm" svg:x="29.345cm" svg:y="5.008cm" svg:viewBox="0 0 27 381" draw:points="0,381 27,381 27,0 0,0">
          <text:p/>
        </draw:polygon>
        <draw:polygon draw:style-name="gr31" draw:text-style-name="P9" draw:layer="layout" svg:width="0.026cm" svg:height="0.38cm" svg:x="29.371cm" svg:y="5.008cm" svg:viewBox="0 0 27 381" draw:points="0,381 27,381 27,0 0,0">
          <text:p/>
        </draw:polygon>
        <draw:polygon draw:style-name="gr29" draw:text-style-name="P7" draw:layer="layout" svg:width="0.026cm" svg:height="0.38cm" svg:x="29.397cm" svg:y="5.008cm" svg:viewBox="0 0 27 381" draw:points="0,381 27,381 27,0 0,0">
          <text:p/>
        </draw:polygon>
        <draw:polygon draw:style-name="gr29" draw:text-style-name="P7" draw:layer="layout" svg:width="0.026cm" svg:height="0.38cm" svg:x="29.423cm" svg:y="5.008cm" svg:viewBox="0 0 27 381" draw:points="0,381 27,381 27,0 0,0">
          <text:p/>
        </draw:polygon>
        <draw:polygon draw:style-name="gr32" draw:text-style-name="P10" draw:layer="layout" svg:width="0.026cm" svg:height="0.38cm" svg:x="29.45cm" svg:y="5.008cm" svg:viewBox="0 0 27 381" draw:points="0,381 27,381 27,0 0,0">
          <text:p/>
        </draw:polygon>
        <draw:polygon draw:style-name="gr32" draw:text-style-name="P10" draw:layer="layout" svg:width="0.026cm" svg:height="0.38cm" svg:x="29.476cm" svg:y="5.008cm" svg:viewBox="0 0 27 381" draw:points="0,381 27,381 27,0 0,0">
          <text:p/>
        </draw:polygon>
        <draw:polygon draw:style-name="gr30" draw:text-style-name="P8" draw:layer="layout" svg:width="0.026cm" svg:height="0.38cm" svg:x="29.502cm" svg:y="5.008cm" svg:viewBox="0 0 27 381" draw:points="0,381 27,381 27,0 0,0">
          <text:p/>
        </draw:polygon>
        <draw:polygon draw:style-name="gr32" draw:text-style-name="P10" draw:layer="layout" svg:width="0.027cm" svg:height="0.38cm" svg:x="29.528cm" svg:y="5.008cm" svg:viewBox="0 0 28 381" draw:points="0,381 28,381 28,0 0,0">
          <text:p/>
        </draw:polygon>
        <draw:polygon draw:style-name="gr32" draw:text-style-name="P10" draw:layer="layout" svg:width="0.026cm" svg:height="0.38cm" svg:x="29.555cm" svg:y="5.008cm" svg:viewBox="0 0 27 381" draw:points="0,381 27,381 27,0 0,0">
          <text:p/>
        </draw:polygon>
        <draw:polygon draw:style-name="gr30" draw:text-style-name="P8" draw:layer="layout" svg:width="0.026cm" svg:height="0.38cm" svg:x="29.581cm" svg:y="5.008cm" svg:viewBox="0 0 27 381" draw:points="0,381 27,381 27,0 0,0">
          <text:p/>
        </draw:polygon>
        <draw:polygon draw:style-name="gr31" draw:text-style-name="P9" draw:layer="layout" svg:width="0.026cm" svg:height="0.38cm" svg:x="29.607cm" svg:y="5.008cm" svg:viewBox="0 0 27 381" draw:points="0,381 27,381 27,0 0,0">
          <text:p/>
        </draw:polygon>
        <draw:polygon draw:style-name="gr30" draw:text-style-name="P8" draw:layer="layout" svg:width="0.026cm" svg:height="0.38cm" svg:x="29.635cm" svg:y="5.008cm" svg:viewBox="0 0 27 381" draw:points="0,381 27,381 27,0 0,0">
          <text:p/>
        </draw:polygon>
        <draw:polygon draw:style-name="gr30" draw:text-style-name="P8" draw:layer="layout" svg:width="0.026cm" svg:height="0.38cm" svg:x="29.66cm" svg:y="5.008cm" svg:viewBox="0 0 27 381" draw:points="0,381 27,381 27,0 0,0">
          <text:p/>
        </draw:polygon>
        <draw:polygon draw:style-name="gr30" draw:text-style-name="P8" draw:layer="layout" svg:width="0.026cm" svg:height="0.38cm" svg:x="29.686cm" svg:y="5.008cm" svg:viewBox="0 0 27 381" draw:points="0,381 27,381 27,0 0,0">
          <text:p/>
        </draw:polygon>
        <draw:polygon draw:style-name="gr30" draw:text-style-name="P8" draw:layer="layout" svg:width="0.026cm" svg:height="0.38cm" svg:x="29.712cm" svg:y="5.008cm" svg:viewBox="0 0 27 381" draw:points="0,381 27,381 27,0 0,0">
          <text:p/>
        </draw:polygon>
        <draw:polygon draw:style-name="gr32" draw:text-style-name="P10" draw:layer="layout" svg:width="0.026cm" svg:height="0.38cm" svg:x="29.739cm" svg:y="5.008cm" svg:viewBox="0 0 27 381" draw:points="0,381 27,381 27,0 0,0">
          <text:p/>
        </draw:polygon>
        <draw:polygon draw:style-name="gr31" draw:text-style-name="P9" draw:layer="layout" svg:width="0.026cm" svg:height="0.38cm" svg:x="29.765cm" svg:y="5.008cm" svg:viewBox="0 0 27 381" draw:points="0,381 27,381 27,0 0,0">
          <text:p/>
        </draw:polygon>
        <draw:polygon draw:style-name="gr30" draw:text-style-name="P8" draw:layer="layout" svg:width="0.026cm" svg:height="0.38cm" svg:x="29.791cm" svg:y="5.008cm" svg:viewBox="0 0 27 381" draw:points="0,381 27,381 27,0 0,0">
          <text:p/>
        </draw:polygon>
        <draw:polygon draw:style-name="gr30" draw:text-style-name="P8" draw:layer="layout" svg:width="0.027cm" svg:height="0.38cm" svg:x="29.817cm" svg:y="5.008cm" svg:viewBox="0 0 28 381" draw:points="0,381 28,381 28,0 0,0">
          <text:p/>
        </draw:polygon>
        <draw:polygon draw:style-name="gr31" draw:text-style-name="P9" draw:layer="layout" svg:width="0.026cm" svg:height="0.38cm" svg:x="29.844cm" svg:y="5.008cm" svg:viewBox="0 0 27 381" draw:points="0,381 27,381 27,0 0,0">
          <text:p/>
        </draw:polygon>
        <draw:polygon draw:style-name="gr31" draw:text-style-name="P9" draw:layer="layout" svg:width="0.026cm" svg:height="0.38cm" svg:x="29.87cm" svg:y="5.008cm" svg:viewBox="0 0 27 381" draw:points="0,381 27,381 27,0 0,0">
          <text:p/>
        </draw:polygon>
        <draw:polygon draw:style-name="gr32" draw:text-style-name="P10" draw:layer="layout" svg:width="0.027cm" svg:height="0.38cm" svg:x="29.896cm" svg:y="5.008cm" svg:viewBox="0 0 28 381" draw:points="0,381 28,381 28,0 0,0">
          <text:p/>
        </draw:polygon>
        <draw:polygon draw:style-name="gr32" draw:text-style-name="P10" draw:layer="layout" svg:width="0.026cm" svg:height="0.38cm" svg:x="29.923cm" svg:y="5.008cm" svg:viewBox="0 0 27 381" draw:points="0,381 27,381 27,0 0,0">
          <text:p/>
        </draw:polygon>
        <draw:polygon draw:style-name="gr32" draw:text-style-name="P10" draw:layer="layout" svg:width="0.026cm" svg:height="0.38cm" svg:x="29.949cm" svg:y="5.008cm" svg:viewBox="0 0 27 381" draw:points="0,381 27,381 27,0 0,0">
          <text:p/>
        </draw:polygon>
        <draw:polygon draw:style-name="gr32" draw:text-style-name="P10" draw:layer="layout" svg:width="0.026cm" svg:height="0.38cm" svg:x="29.975cm" svg:y="5.008cm" svg:viewBox="0 0 27 381" draw:points="0,381 27,381 27,0 0,0">
          <text:p/>
        </draw:polygon>
        <draw:polygon draw:style-name="gr32" draw:text-style-name="P10" draw:layer="layout" svg:width="0.026cm" svg:height="0.38cm" svg:x="30.028cm" svg:y="5.008cm" svg:viewBox="0 0 27 381" draw:points="0,381 27,381 27,0 0,0">
          <text:p/>
        </draw:polygon>
        <draw:polygon draw:style-name="gr31" draw:text-style-name="P9" draw:layer="layout" svg:width="0.026cm" svg:height="0.38cm" svg:x="30.08cm" svg:y="5.008cm" svg:viewBox="0 0 27 381" draw:points="0,381 27,381 27,0 0,0">
          <text:p/>
        </draw:polygon>
        <draw:polygon draw:style-name="gr29" draw:text-style-name="P7" draw:layer="layout" svg:width="0.026cm" svg:height="0.38cm" svg:x="30.238cm" svg:y="5.008cm" svg:viewBox="0 0 27 381" draw:points="0,381 27,381 27,0 0,0">
          <text:p/>
        </draw:polygon>
        <draw:polygon draw:style-name="gr30" draw:text-style-name="P8" draw:layer="layout" svg:width="0.026cm" svg:height="0.38cm" svg:x="30.264cm" svg:y="5.008cm" svg:viewBox="0 0 27 381" draw:points="0,381 27,381 27,0 0,0">
          <text:p/>
        </draw:polygon>
        <draw:polygon draw:style-name="gr30" draw:text-style-name="P8" draw:layer="layout" svg:width="0.027cm" svg:height="0.38cm" svg:x="30.29cm" svg:y="5.008cm" svg:viewBox="0 0 28 381" draw:points="0,381 28,381 28,0 0,0">
          <text:p/>
        </draw:polygon>
        <draw:polygon draw:style-name="gr31" draw:text-style-name="P9" draw:layer="layout" svg:width="0.026cm" svg:height="0.38cm" svg:x="30.317cm" svg:y="5.008cm" svg:viewBox="0 0 27 381" draw:points="0,381 27,381 27,0 0,0">
          <text:p/>
        </draw:polygon>
        <draw:polygon draw:style-name="gr31" draw:text-style-name="P9" draw:layer="layout" svg:width="0.026cm" svg:height="0.38cm" svg:x="30.343cm" svg:y="5.008cm" svg:viewBox="0 0 27 381" draw:points="0,381 27,381 27,0 0,0">
          <text:p/>
        </draw:polygon>
        <draw:polygon draw:style-name="gr31" draw:text-style-name="P9" draw:layer="layout" svg:width="0.026cm" svg:height="0.38cm" svg:x="30.369cm" svg:y="5.008cm" svg:viewBox="0 0 27 381" draw:points="0,381 27,381 27,0 0,0">
          <text:p/>
        </draw:polygon>
        <draw:polygon draw:style-name="gr29" draw:text-style-name="P7" draw:layer="layout" svg:width="0.026cm" svg:height="0.38cm" svg:x="30.396cm" svg:y="5.008cm" svg:viewBox="0 0 27 381" draw:points="0,381 27,381 27,0 0,0">
          <text:p/>
        </draw:polygon>
        <draw:polygon draw:style-name="gr31" draw:text-style-name="P9" draw:layer="layout" svg:width="0.026cm" svg:height="0.38cm" svg:x="30.422cm" svg:y="5.008cm" svg:viewBox="0 0 27 381" draw:points="0,381 27,381 27,0 0,0">
          <text:p/>
        </draw:polygon>
        <draw:polygon draw:style-name="gr31" draw:text-style-name="P9" draw:layer="layout" svg:width="0.026cm" svg:height="0.38cm" svg:x="30.448cm" svg:y="5.008cm" svg:viewBox="0 0 27 381" draw:points="0,381 27,381 27,0 0,0">
          <text:p/>
        </draw:polygon>
        <draw:polygon draw:style-name="gr29" draw:text-style-name="P7" draw:layer="layout" svg:width="0.026cm" svg:height="0.38cm" svg:x="30.475cm" svg:y="5.008cm" svg:viewBox="0 0 27 381" draw:points="0,381 27,381 27,0 0,0">
          <text:p/>
        </draw:polygon>
        <draw:polygon draw:style-name="gr29" draw:text-style-name="P7" draw:layer="layout" svg:width="0.026cm" svg:height="0.38cm" svg:x="30.501cm" svg:y="5.008cm" svg:viewBox="0 0 27 381" draw:points="0,381 27,381 27,0 0,0">
          <text:p/>
        </draw:polygon>
        <draw:polygon draw:style-name="gr31" draw:text-style-name="P9" draw:layer="layout" svg:width="0.026cm" svg:height="0.38cm" svg:x="30.527cm" svg:y="5.008cm" svg:viewBox="0 0 27 381" draw:points="0,381 27,381 27,0 0,0">
          <text:p/>
        </draw:polygon>
        <draw:polygon draw:style-name="gr31" draw:text-style-name="P9" draw:layer="layout" svg:width="0.026cm" svg:height="0.38cm" svg:x="30.553cm" svg:y="5.008cm" svg:viewBox="0 0 27 381" draw:points="0,381 27,381 27,0 0,0">
          <text:p/>
        </draw:polygon>
        <draw:polygon draw:style-name="gr30" draw:text-style-name="P8" draw:layer="layout" svg:width="0.027cm" svg:height="0.38cm" svg:x="30.579cm" svg:y="5.008cm" svg:viewBox="0 0 28 381" draw:points="0,381 28,381 28,0 0,0">
          <text:p/>
        </draw:polygon>
        <draw:polygon draw:style-name="gr31" draw:text-style-name="P9" draw:layer="layout" svg:width="0.026cm" svg:height="0.38cm" svg:x="30.606cm" svg:y="5.008cm" svg:viewBox="0 0 27 381" draw:points="0,381 27,381 27,0 0,0">
          <text:p/>
        </draw:polygon>
        <draw:polygon draw:style-name="gr31" draw:text-style-name="P9" draw:layer="layout" svg:width="0.026cm" svg:height="0.38cm" svg:x="30.632cm" svg:y="5.008cm" svg:viewBox="0 0 27 381" draw:points="0,381 27,381 27,0 0,0">
          <text:p/>
        </draw:polygon>
        <draw:polygon draw:style-name="gr29" draw:text-style-name="P7" draw:layer="layout" svg:width="0.026cm" svg:height="0.38cm" svg:x="30.658cm" svg:y="5.008cm" svg:viewBox="0 0 27 381" draw:points="0,381 27,381 27,0 0,0">
          <text:p/>
        </draw:polygon>
        <draw:polygon draw:style-name="gr30" draw:text-style-name="P8" draw:layer="layout" svg:width="0.026cm" svg:height="0.38cm" svg:x="30.685cm" svg:y="5.008cm" svg:viewBox="0 0 27 381" draw:points="0,381 27,381 27,0 0,0">
          <text:p/>
        </draw:polygon>
        <draw:polygon draw:style-name="gr31" draw:text-style-name="P9" draw:layer="layout" svg:width="0.026cm" svg:height="0.38cm" svg:x="30.711cm" svg:y="5.008cm" svg:viewBox="0 0 27 381" draw:points="0,381 27,381 27,0 0,0">
          <text:p/>
        </draw:polygon>
        <draw:polygon draw:style-name="gr32" draw:text-style-name="P10" draw:layer="layout" svg:width="0.026cm" svg:height="0.38cm" svg:x="30.737cm" svg:y="5.008cm" svg:viewBox="0 0 27 381" draw:points="0,381 27,381 27,0 0,0">
          <text:p/>
        </draw:polygon>
        <draw:polygon draw:style-name="gr31" draw:text-style-name="P9" draw:layer="layout" svg:width="0.026cm" svg:height="0.38cm" svg:x="30.763cm" svg:y="5.008cm" svg:viewBox="0 0 27 381" draw:points="0,381 27,381 27,0 0,0">
          <text:p/>
        </draw:polygon>
        <draw:polygon draw:style-name="gr31" draw:text-style-name="P9" draw:layer="layout" svg:width="0.026cm" svg:height="0.38cm" svg:x="30.79cm" svg:y="5.008cm" svg:viewBox="0 0 27 381" draw:points="0,381 27,381 27,0 0,0">
          <text:p/>
        </draw:polygon>
        <draw:polygon draw:style-name="gr31" draw:text-style-name="P9" draw:layer="layout" svg:width="0.026cm" svg:height="0.38cm" svg:x="30.816cm" svg:y="5.008cm" svg:viewBox="0 0 27 381" draw:points="0,381 27,381 27,0 0,0">
          <text:p/>
        </draw:polygon>
        <draw:polygon draw:style-name="gr31" draw:text-style-name="P9" draw:layer="layout" svg:width="0.026cm" svg:height="0.38cm" svg:x="30.842cm" svg:y="5.008cm" svg:viewBox="0 0 27 381" draw:points="0,381 27,381 27,0 0,0">
          <text:p/>
        </draw:polygon>
        <draw:polygon draw:style-name="gr31" draw:text-style-name="P9" draw:layer="layout" svg:width="0.026cm" svg:height="0.38cm" svg:x="30.868cm" svg:y="5.008cm" svg:viewBox="0 0 27 381" draw:points="0,381 27,381 27,0 0,0">
          <text:p/>
        </draw:polygon>
        <draw:polygon draw:style-name="gr30" draw:text-style-name="P8" draw:layer="layout" svg:width="0.026cm" svg:height="0.38cm" svg:x="30.895cm" svg:y="5.008cm" svg:viewBox="0 0 27 381" draw:points="0,381 27,381 27,0 0,0">
          <text:p/>
        </draw:polygon>
        <draw:polygon draw:style-name="gr30" draw:text-style-name="P8" draw:layer="layout" svg:width="0.026cm" svg:height="0.38cm" svg:x="30.921cm" svg:y="5.008cm" svg:viewBox="0 0 27 381" draw:points="0,381 27,381 27,0 0,0">
          <text:p/>
        </draw:polygon>
        <draw:polygon draw:style-name="gr32" draw:text-style-name="P10" draw:layer="layout" svg:width="0.026cm" svg:height="0.38cm" svg:x="30.947cm" svg:y="5.008cm" svg:viewBox="0 0 27 381" draw:points="0,381 27,381 27,0 0,0">
          <text:p/>
        </draw:polygon>
        <draw:polygon draw:style-name="gr31" draw:text-style-name="P9" draw:layer="layout" svg:width="0.027cm" svg:height="0.38cm" svg:x="30.973cm" svg:y="5.008cm" svg:viewBox="0 0 28 381" draw:points="0,381 28,381 28,0 0,0">
          <text:p/>
        </draw:polygon>
        <draw:polygon draw:style-name="gr30" draw:text-style-name="P8" draw:layer="layout" svg:width="0.026cm" svg:height="0.38cm" svg:x="31cm" svg:y="5.008cm" svg:viewBox="0 0 27 381" draw:points="0,381 27,381 27,0 0,0">
          <text:p/>
        </draw:polygon>
        <draw:polygon draw:style-name="gr30" draw:text-style-name="P8" draw:layer="layout" svg:width="0.026cm" svg:height="0.38cm" svg:x="31.026cm" svg:y="5.008cm" svg:viewBox="0 0 27 381" draw:points="0,381 27,381 27,0 0,0">
          <text:p/>
        </draw:polygon>
        <draw:polygon draw:style-name="gr31" draw:text-style-name="P9" draw:layer="layout" svg:width="0.026cm" svg:height="0.38cm" svg:x="31.052cm" svg:y="5.008cm" svg:viewBox="0 0 27 381" draw:points="0,381 27,381 27,0 0,0">
          <text:p/>
        </draw:polygon>
        <draw:polygon draw:style-name="gr30" draw:text-style-name="P8" draw:layer="layout" svg:width="0.026cm" svg:height="0.38cm" svg:x="31.079cm" svg:y="5.008cm" svg:viewBox="0 0 27 381" draw:points="0,381 27,381 27,0 0,0">
          <text:p/>
        </draw:polygon>
        <draw:polygon draw:style-name="gr31" draw:text-style-name="P9" draw:layer="layout" svg:width="0.026cm" svg:height="0.38cm" svg:x="31.105cm" svg:y="5.008cm" svg:viewBox="0 0 27 381" draw:points="0,381 27,381 27,0 0,0">
          <text:p/>
        </draw:polygon>
        <draw:polygon draw:style-name="gr31" draw:text-style-name="P9" draw:layer="layout" svg:width="0.026cm" svg:height="0.38cm" svg:x="31.131cm" svg:y="5.008cm" svg:viewBox="0 0 27 381" draw:points="0,381 27,381 27,0 0,0">
          <text:p/>
        </draw:polygon>
        <draw:polygon draw:style-name="gr29" draw:text-style-name="P7" draw:layer="layout" svg:width="0.026cm" svg:height="0.38cm" svg:x="31.157cm" svg:y="5.008cm" svg:viewBox="0 0 27 381" draw:points="0,381 27,381 27,0 0,0">
          <text:p/>
        </draw:polygon>
        <draw:polygon draw:style-name="gr29" draw:text-style-name="P7" draw:layer="layout" svg:width="0.026cm" svg:height="0.38cm" svg:x="31.184cm" svg:y="5.008cm" svg:viewBox="0 0 27 381" draw:points="0,381 27,381 27,0 0,0">
          <text:p/>
        </draw:polygon>
        <draw:polygon draw:style-name="gr29" draw:text-style-name="P7" draw:layer="layout" svg:width="0.026cm" svg:height="0.38cm" svg:x="31.21cm" svg:y="5.008cm" svg:viewBox="0 0 27 381" draw:points="0,381 27,381 27,0 0,0">
          <text:p/>
        </draw:polygon>
        <draw:polygon draw:style-name="gr30" draw:text-style-name="P8" draw:layer="layout" svg:width="0.026cm" svg:height="0.38cm" svg:x="31.236cm" svg:y="5.008cm" svg:viewBox="0 0 27 381" draw:points="0,381 27,381 27,0 0,0">
          <text:p/>
        </draw:polygon>
        <draw:polygon draw:style-name="gr31" draw:text-style-name="P9" draw:layer="layout" svg:width="0.026cm" svg:height="0.38cm" svg:x="31.262cm" svg:y="5.008cm" svg:viewBox="0 0 27 381" draw:points="0,381 27,381 27,0 0,0">
          <text:p/>
        </draw:polygon>
        <draw:polygon draw:style-name="gr30" draw:text-style-name="P8" draw:layer="layout" svg:width="0.026cm" svg:height="0.38cm" svg:x="31.289cm" svg:y="5.008cm" svg:viewBox="0 0 27 381" draw:points="0,381 27,381 27,0 0,0">
          <text:p/>
        </draw:polygon>
        <draw:polygon draw:style-name="gr31" draw:text-style-name="P9" draw:layer="layout" svg:width="0.026cm" svg:height="0.38cm" svg:x="31.316cm" svg:y="5.008cm" svg:viewBox="0 0 27 381" draw:points="0,381 27,381 27,0 0,0">
          <text:p/>
        </draw:polygon>
        <draw:polygon draw:style-name="gr31" draw:text-style-name="P9" draw:layer="layout" svg:width="0.027cm" svg:height="0.38cm" svg:x="31.341cm" svg:y="5.008cm" svg:viewBox="0 0 28 381" draw:points="0,381 28,381 28,0 0,0">
          <text:p/>
        </draw:polygon>
        <draw:polygon draw:style-name="gr30" draw:text-style-name="P8" draw:layer="layout" svg:width="0.026cm" svg:height="0.38cm" svg:x="31.368cm" svg:y="5.008cm" svg:viewBox="0 0 27 381" draw:points="0,381 27,381 27,0 0,0">
          <text:p/>
        </draw:polygon>
        <draw:polygon draw:style-name="gr32" draw:text-style-name="P10" draw:layer="layout" svg:width="0.026cm" svg:height="0.38cm" svg:x="31.394cm" svg:y="5.008cm" svg:viewBox="0 0 27 381" draw:points="0,381 27,381 27,0 0,0">
          <text:p/>
        </draw:polygon>
        <draw:polygon draw:style-name="gr30" draw:text-style-name="P8" draw:layer="layout" svg:width="0.026cm" svg:height="0.38cm" svg:x="31.42cm" svg:y="5.008cm" svg:viewBox="0 0 27 381" draw:points="0,381 27,381 27,0 0,0">
          <text:p/>
        </draw:polygon>
        <draw:polygon draw:style-name="gr30" draw:text-style-name="P8" draw:layer="layout" svg:width="0.026cm" svg:height="0.38cm" svg:x="31.446cm" svg:y="5.008cm" svg:viewBox="0 0 27 381" draw:points="0,381 27,381 27,0 0,0">
          <text:p/>
        </draw:polygon>
        <draw:polygon draw:style-name="gr30" draw:text-style-name="P8" draw:layer="layout" svg:width="0.026cm" svg:height="0.38cm" svg:x="31.473cm" svg:y="5.008cm" svg:viewBox="0 0 27 381" draw:points="0,381 27,381 27,0 0,0">
          <text:p/>
        </draw:polygon>
        <draw:polygon draw:style-name="gr30" draw:text-style-name="P8" draw:layer="layout" svg:width="0.026cm" svg:height="0.38cm" svg:x="31.499cm" svg:y="5.008cm" svg:viewBox="0 0 27 381" draw:points="0,381 27,381 27,0 0,0">
          <text:p/>
        </draw:polygon>
        <draw:polygon draw:style-name="gr32" draw:text-style-name="P10" draw:layer="layout" svg:width="0.026cm" svg:height="0.38cm" svg:x="31.525cm" svg:y="5.008cm" svg:viewBox="0 0 27 381" draw:points="0,381 27,381 27,0 0,0">
          <text:p/>
        </draw:polygon>
        <draw:polygon draw:style-name="gr30" draw:text-style-name="P8" draw:layer="layout" svg:width="0.026cm" svg:height="0.38cm" svg:x="31.551cm" svg:y="5.008cm" svg:viewBox="0 0 27 381" draw:points="0,381 27,381 27,0 0,0">
          <text:p/>
        </draw:polygon>
        <draw:polygon draw:style-name="gr29" draw:text-style-name="P7" draw:layer="layout" svg:width="0.026cm" svg:height="0.38cm" svg:x="31.578cm" svg:y="5.008cm" svg:viewBox="0 0 27 381" draw:points="0,381 27,381 27,0 0,0">
          <text:p/>
        </draw:polygon>
        <draw:polygon draw:style-name="gr29" draw:text-style-name="P7" draw:layer="layout" svg:width="0.026cm" svg:height="0.38cm" svg:x="31.604cm" svg:y="5.008cm" svg:viewBox="0 0 27 381" draw:points="0,381 27,381 27,0 0,0">
          <text:p/>
        </draw:polygon>
        <draw:polygon draw:style-name="gr29" draw:text-style-name="P7" draw:layer="layout" svg:width="0.026cm" svg:height="0.38cm" svg:x="31.63cm" svg:y="5.008cm" svg:viewBox="0 0 27 381" draw:points="0,381 27,381 27,0 0,0">
          <text:p/>
        </draw:polygon>
        <draw:polygon draw:style-name="gr32" draw:text-style-name="P10" draw:layer="layout" svg:width="0.027cm" svg:height="0.38cm" svg:x="31.656cm" svg:y="5.008cm" svg:viewBox="0 0 28 381" draw:points="0,381 28,381 28,0 0,0">
          <text:p/>
        </draw:polygon>
        <draw:polygon draw:style-name="gr31" draw:text-style-name="P9" draw:layer="layout" svg:width="0.026cm" svg:height="0.38cm" svg:x="31.683cm" svg:y="5.008cm" svg:viewBox="0 0 27 381" draw:points="0,381 27,381 27,0 0,0">
          <text:p/>
        </draw:polygon>
        <draw:polygon draw:style-name="gr30" draw:text-style-name="P8" draw:layer="layout" svg:width="0.026cm" svg:height="0.38cm" svg:x="31.709cm" svg:y="5.008cm" svg:viewBox="0 0 27 381" draw:points="0,381 27,381 27,0 0,0">
          <text:p/>
        </draw:polygon>
        <draw:polygon draw:style-name="gr29" draw:text-style-name="P7" draw:layer="layout" svg:width="0.027cm" svg:height="0.38cm" svg:x="31.735cm" svg:y="5.008cm" svg:viewBox="0 0 28 381" draw:points="0,381 28,381 28,0 0,0">
          <text:p/>
        </draw:polygon>
        <draw:polygon draw:style-name="gr32" draw:text-style-name="P10" draw:layer="layout" svg:width="0.026cm" svg:height="0.38cm" svg:x="31.763cm" svg:y="5.008cm" svg:viewBox="0 0 27 381" draw:points="0,381 27,381 27,0 0,0">
          <text:p/>
        </draw:polygon>
        <draw:polygon draw:style-name="gr30" draw:text-style-name="P8" draw:layer="layout" svg:width="0.026cm" svg:height="0.38cm" svg:x="31.788cm" svg:y="5.008cm" svg:viewBox="0 0 27 381" draw:points="0,381 27,381 27,0 0,0">
          <text:p/>
        </draw:polygon>
        <draw:polygon draw:style-name="gr31" draw:text-style-name="P9" draw:layer="layout" svg:width="0.026cm" svg:height="0.38cm" svg:x="31.814cm" svg:y="5.008cm" svg:viewBox="0 0 27 381" draw:points="0,381 27,381 27,0 0,0">
          <text:p/>
        </draw:polygon>
        <draw:polygon draw:style-name="gr31" draw:text-style-name="P9" draw:layer="layout" svg:width="0.026cm" svg:height="0.38cm" svg:x="31.841cm" svg:y="5.008cm" svg:viewBox="0 0 27 381" draw:points="0,381 27,381 27,0 0,0">
          <text:p/>
        </draw:polygon>
        <draw:polygon draw:style-name="gr32" draw:text-style-name="P10" draw:layer="layout" svg:width="0.026cm" svg:height="0.38cm" svg:x="31.867cm" svg:y="5.008cm" svg:viewBox="0 0 27 381" draw:points="0,381 27,381 27,0 0,0">
          <text:p/>
        </draw:polygon>
        <draw:polygon draw:style-name="gr31" draw:text-style-name="P9" draw:layer="layout" svg:width="0.026cm" svg:height="0.38cm" svg:x="31.893cm" svg:y="5.008cm" svg:viewBox="0 0 27 381" draw:points="0,381 27,381 27,0 0,0">
          <text:p/>
        </draw:polygon>
        <draw:polygon draw:style-name="gr31" draw:text-style-name="P9" draw:layer="layout" svg:width="0.026cm" svg:height="0.38cm" svg:x="31.919cm" svg:y="5.008cm" svg:viewBox="0 0 27 381" draw:points="0,381 27,381 27,0 0,0">
          <text:p/>
        </draw:polygon>
        <draw:polygon draw:style-name="gr31" draw:text-style-name="P9" draw:layer="layout" svg:width="0.026cm" svg:height="0.38cm" svg:x="31.945cm" svg:y="5.008cm" svg:viewBox="0 0 27 381" draw:points="0,381 27,381 27,0 0,0">
          <text:p/>
        </draw:polygon>
        <draw:polygon draw:style-name="gr31" draw:text-style-name="P9" draw:layer="layout" svg:width="0.026cm" svg:height="0.38cm" svg:x="31.972cm" svg:y="5.008cm" svg:viewBox="0 0 27 381" draw:points="0,381 27,381 27,0 0,0">
          <text:p/>
        </draw:polygon>
        <draw:polygon draw:style-name="gr30" draw:text-style-name="P8" draw:layer="layout" svg:width="0.026cm" svg:height="0.38cm" svg:x="31.998cm" svg:y="5.008cm" svg:viewBox="0 0 27 381" draw:points="0,381 27,381 27,0 0,0">
          <text:p/>
        </draw:polygon>
        <draw:polygon draw:style-name="gr32" draw:text-style-name="P10" draw:layer="layout" svg:width="0.026cm" svg:height="0.38cm" svg:x="32.024cm" svg:y="5.008cm" svg:viewBox="0 0 27 381" draw:points="0,381 27,381 27,0 0,0">
          <text:p/>
        </draw:polygon>
        <draw:polygon draw:style-name="gr32" draw:text-style-name="P10" draw:layer="layout" svg:width="0.027cm" svg:height="0.38cm" svg:x="32.05cm" svg:y="5.008cm" svg:viewBox="0 0 28 381" draw:points="0,381 28,381 28,0 0,0">
          <text:p/>
        </draw:polygon>
        <draw:polygon draw:style-name="gr30" draw:text-style-name="P8" draw:layer="layout" svg:width="0.026cm" svg:height="0.38cm" svg:x="32.077cm" svg:y="5.008cm" svg:viewBox="0 0 27 381" draw:points="0,381 27,381 27,0 0,0">
          <text:p/>
        </draw:polygon>
        <draw:polygon draw:style-name="gr30" draw:text-style-name="P8" draw:layer="layout" svg:width="0.026cm" svg:height="0.38cm" svg:x="32.103cm" svg:y="5.008cm" svg:viewBox="0 0 27 381" draw:points="0,381 27,381 27,0 0,0">
          <text:p/>
        </draw:polygon>
        <draw:polygon draw:style-name="gr31" draw:text-style-name="P9" draw:layer="layout" svg:width="0.026cm" svg:height="0.38cm" svg:x="32.13cm" svg:y="5.008cm" svg:viewBox="0 0 27 381" draw:points="0,381 27,381 27,0 0,0">
          <text:p/>
        </draw:polygon>
        <draw:polygon draw:style-name="gr29" draw:text-style-name="P7" draw:layer="layout" svg:width="0.026cm" svg:height="0.38cm" svg:x="32.156cm" svg:y="5.008cm" svg:viewBox="0 0 27 381" draw:points="0,381 27,381 27,0 0,0">
          <text:p/>
        </draw:polygon>
        <draw:polygon draw:style-name="gr31" draw:text-style-name="P9" draw:layer="layout" svg:width="0.026cm" svg:height="0.38cm" svg:x="32.182cm" svg:y="5.008cm" svg:viewBox="0 0 27 381" draw:points="0,381 27,381 27,0 0,0">
          <text:p/>
        </draw:polygon>
        <draw:polygon draw:style-name="gr30" draw:text-style-name="P8" draw:layer="layout" svg:width="0.026cm" svg:height="0.38cm" svg:x="32.208cm" svg:y="5.008cm" svg:viewBox="0 0 27 381" draw:points="0,381 27,381 27,0 0,0">
          <text:p/>
        </draw:polygon>
        <draw:polygon draw:style-name="gr31" draw:text-style-name="P9" draw:layer="layout" svg:width="0.026cm" svg:height="0.38cm" svg:x="32.235cm" svg:y="5.008cm" svg:viewBox="0 0 27 381" draw:points="0,381 27,381 27,0 0,0">
          <text:p/>
        </draw:polygon>
        <draw:polygon draw:style-name="gr32" draw:text-style-name="P10" draw:layer="layout" svg:width="0.026cm" svg:height="0.38cm" svg:x="32.261cm" svg:y="5.008cm" svg:viewBox="0 0 27 381" draw:points="0,381 27,381 27,0 0,0">
          <text:p/>
        </draw:polygon>
        <draw:polygon draw:style-name="gr32" draw:text-style-name="P10" draw:layer="layout" svg:width="0.026cm" svg:height="0.38cm" svg:x="32.287cm" svg:y="5.008cm" svg:viewBox="0 0 27 381" draw:points="0,381 27,381 27,0 0,0">
          <text:p/>
        </draw:polygon>
        <draw:polygon draw:style-name="gr30" draw:text-style-name="P8" draw:layer="layout" svg:width="0.026cm" svg:height="0.38cm" svg:x="32.313cm" svg:y="5.008cm" svg:viewBox="0 0 27 381" draw:points="0,381 27,381 27,0 0,0">
          <text:p/>
        </draw:polygon>
        <draw:polygon draw:style-name="gr30" draw:text-style-name="P8" draw:layer="layout" svg:width="0.026cm" svg:height="0.38cm" svg:x="32.34cm" svg:y="5.008cm" svg:viewBox="0 0 27 381" draw:points="0,381 27,381 27,0 0,0">
          <text:p/>
        </draw:polygon>
        <draw:polygon draw:style-name="gr29" draw:text-style-name="P7" draw:layer="layout" svg:width="0.026cm" svg:height="0.38cm" svg:x="32.366cm" svg:y="5.008cm" svg:viewBox="0 0 27 381" draw:points="0,381 27,381 27,0 0,0">
          <text:p/>
        </draw:polygon>
        <draw:polygon draw:style-name="gr30" draw:text-style-name="P8" draw:layer="layout" svg:width="0.026cm" svg:height="0.38cm" svg:x="32.392cm" svg:y="5.008cm" svg:viewBox="0 0 27 381" draw:points="0,381 27,381 27,0 0,0">
          <text:p/>
        </draw:polygon>
        <draw:polygon draw:style-name="gr31" draw:text-style-name="P9" draw:layer="layout" svg:width="0.027cm" svg:height="0.38cm" svg:x="32.418cm" svg:y="5.008cm" svg:viewBox="0 0 28 381" draw:points="0,381 28,381 28,0 0,0">
          <text:p/>
        </draw:polygon>
        <draw:polygon draw:style-name="gr31" draw:text-style-name="P9" draw:layer="layout" svg:width="0.026cm" svg:height="0.38cm" svg:x="32.445cm" svg:y="5.008cm" svg:viewBox="0 0 27 381" draw:points="0,381 27,381 27,0 0,0">
          <text:p/>
        </draw:polygon>
        <draw:polygon draw:style-name="gr31" draw:text-style-name="P9" draw:layer="layout" svg:width="0.026cm" svg:height="0.38cm" svg:x="32.471cm" svg:y="5.008cm" svg:viewBox="0 0 27 381" draw:points="0,381 27,381 27,0 0,0">
          <text:p/>
        </draw:polygon>
        <draw:polygon draw:style-name="gr30" draw:text-style-name="P8" draw:layer="layout" svg:width="0.026cm" svg:height="0.38cm" svg:x="32.497cm" svg:y="5.008cm" svg:viewBox="0 0 27 381" draw:points="0,381 27,381 27,0 0,0">
          <text:p/>
        </draw:polygon>
        <draw:polygon draw:style-name="gr31" draw:text-style-name="P9" draw:layer="layout" svg:width="0.026cm" svg:height="0.38cm" svg:x="32.524cm" svg:y="5.008cm" svg:viewBox="0 0 27 381" draw:points="0,381 27,381 27,0 0,0">
          <text:p/>
        </draw:polygon>
        <draw:polygon draw:style-name="gr32" draw:text-style-name="P10" draw:layer="layout" svg:width="0.026cm" svg:height="0.38cm" svg:x="32.55cm" svg:y="5.008cm" svg:viewBox="0 0 27 381" draw:points="0,381 27,381 27,0 0,0">
          <text:p/>
        </draw:polygon>
        <draw:polygon draw:style-name="gr32" draw:text-style-name="P10" draw:layer="layout" svg:width="0.026cm" svg:height="0.38cm" svg:x="32.576cm" svg:y="5.008cm" svg:viewBox="0 0 27 381" draw:points="0,381 27,381 27,0 0,0">
          <text:p/>
        </draw:polygon>
        <draw:polygon draw:style-name="gr31" draw:text-style-name="P9" draw:layer="layout" svg:width="0.026cm" svg:height="0.38cm" svg:x="32.603cm" svg:y="5.008cm" svg:viewBox="0 0 27 381" draw:points="0,381 27,381 27,0 0,0">
          <text:p/>
        </draw:polygon>
        <draw:polygon draw:style-name="gr32" draw:text-style-name="P10" draw:layer="layout" svg:width="0.026cm" svg:height="0.38cm" svg:x="32.629cm" svg:y="5.008cm" svg:viewBox="0 0 27 381" draw:points="0,381 27,381 27,0 0,0">
          <text:p/>
        </draw:polygon>
        <draw:polygon draw:style-name="gr29" draw:text-style-name="P7" draw:layer="layout" svg:width="0.026cm" svg:height="0.38cm" svg:x="32.655cm" svg:y="5.008cm" svg:viewBox="0 0 27 381" draw:points="0,381 27,381 27,0 0,0">
          <text:p/>
        </draw:polygon>
        <draw:polygon draw:style-name="gr32" draw:text-style-name="P10" draw:layer="layout" svg:width="0.026cm" svg:height="0.38cm" svg:x="32.681cm" svg:y="5.008cm" svg:viewBox="0 0 27 381" draw:points="0,381 27,381 27,0 0,0">
          <text:p/>
        </draw:polygon>
        <draw:polygon draw:style-name="gr32" draw:text-style-name="P10" draw:layer="layout" svg:width="0.026cm" svg:height="0.38cm" svg:x="32.707cm" svg:y="5.008cm" svg:viewBox="0 0 27 381" draw:points="0,381 27,381 27,0 0,0">
          <text:p/>
        </draw:polygon>
        <draw:polygon draw:style-name="gr31" draw:text-style-name="P9" draw:layer="layout" svg:width="0.026cm" svg:height="0.38cm" svg:x="32.734cm" svg:y="5.008cm" svg:viewBox="0 0 27 381" draw:points="0,381 27,381 27,0 0,0">
          <text:p/>
        </draw:polygon>
        <draw:polygon draw:style-name="gr32" draw:text-style-name="P10" draw:layer="layout" svg:width="0.026cm" svg:height="0.38cm" svg:x="32.76cm" svg:y="5.008cm" svg:viewBox="0 0 27 381" draw:points="0,381 27,381 27,0 0,0">
          <text:p/>
        </draw:polygon>
        <draw:polygon draw:style-name="gr30" draw:text-style-name="P8" draw:layer="layout" svg:width="0.026cm" svg:height="0.38cm" svg:x="32.786cm" svg:y="5.008cm" svg:viewBox="0 0 27 381" draw:points="0,381 27,381 27,0 0,0">
          <text:p/>
        </draw:polygon>
        <draw:polygon draw:style-name="gr30" draw:text-style-name="P8" draw:layer="layout" svg:width="0.027cm" svg:height="0.38cm" svg:x="32.812cm" svg:y="5.008cm" svg:viewBox="0 0 28 381" draw:points="0,381 28,381 28,0 0,0">
          <text:p/>
        </draw:polygon>
        <draw:polygon draw:style-name="gr32" draw:text-style-name="P10" draw:layer="layout" svg:width="0.026cm" svg:height="0.38cm" svg:x="32.839cm" svg:y="5.008cm" svg:viewBox="0 0 27 381" draw:points="0,381 27,381 27,0 0,0">
          <text:p/>
        </draw:polygon>
        <draw:polygon draw:style-name="gr30" draw:text-style-name="P8" draw:layer="layout" svg:width="0.026cm" svg:height="0.38cm" svg:x="32.865cm" svg:y="5.008cm" svg:viewBox="0 0 27 381" draw:points="0,381 27,381 27,0 0,0">
          <text:p/>
        </draw:polygon>
        <draw:polygon draw:style-name="gr31" draw:text-style-name="P9" draw:layer="layout" svg:width="0.026cm" svg:height="0.38cm" svg:x="32.891cm" svg:y="5.008cm" svg:viewBox="0 0 27 381" draw:points="0,381 27,381 27,0 0,0">
          <text:p/>
        </draw:polygon>
        <draw:polygon draw:style-name="gr32" draw:text-style-name="P10" draw:layer="layout" svg:width="0.026cm" svg:height="0.38cm" svg:x="32.918cm" svg:y="5.008cm" svg:viewBox="0 0 27 381" draw:points="0,381 27,381 27,0 0,0">
          <text:p/>
        </draw:polygon>
        <draw:polygon draw:style-name="gr30" draw:text-style-name="P8" draw:layer="layout" svg:width="0.026cm" svg:height="0.38cm" svg:x="32.944cm" svg:y="5.008cm" svg:viewBox="0 0 27 381" draw:points="0,381 27,381 27,0 0,0">
          <text:p/>
        </draw:polygon>
        <draw:polygon draw:style-name="gr30" draw:text-style-name="P8" draw:layer="layout" svg:width="0.026cm" svg:height="0.38cm" svg:x="32.97cm" svg:y="5.008cm" svg:viewBox="0 0 27 381" draw:points="0,381 27,381 27,0 0,0">
          <text:p/>
        </draw:polygon>
        <draw:polygon draw:style-name="gr31" draw:text-style-name="P9" draw:layer="layout" svg:width="0.026cm" svg:height="0.38cm" svg:x="32.996cm" svg:y="5.008cm" svg:viewBox="0 0 27 381" draw:points="0,381 27,381 27,0 0,0">
          <text:p/>
        </draw:polygon>
        <draw:polygon draw:style-name="gr29" draw:text-style-name="P7" draw:layer="layout" svg:width="0.026cm" svg:height="0.38cm" svg:x="33.023cm" svg:y="5.008cm" svg:viewBox="0 0 27 381" draw:points="0,381 27,381 27,0 0,0">
          <text:p/>
        </draw:polygon>
        <draw:polygon draw:style-name="gr30" draw:text-style-name="P8" draw:layer="layout" svg:width="0.026cm" svg:height="0.38cm" svg:x="33.049cm" svg:y="5.008cm" svg:viewBox="0 0 27 381" draw:points="0,381 27,381 27,0 0,0">
          <text:p/>
        </draw:polygon>
        <draw:polygon draw:style-name="gr29" draw:text-style-name="P7" draw:layer="layout" svg:width="0.026cm" svg:height="0.38cm" svg:x="33.075cm" svg:y="5.008cm" svg:viewBox="0 0 27 381" draw:points="0,381 27,381 27,0 0,0">
          <text:p/>
        </draw:polygon>
        <draw:polygon draw:style-name="gr30" draw:text-style-name="P8" draw:layer="layout" svg:width="0.027cm" svg:height="0.38cm" svg:x="33.101cm" svg:y="5.008cm" svg:viewBox="0 0 28 381" draw:points="0,381 28,381 28,0 0,0">
          <text:p/>
        </draw:polygon>
        <draw:polygon draw:style-name="gr32" draw:text-style-name="P10" draw:layer="layout" svg:width="0.026cm" svg:height="0.38cm" svg:x="33.128cm" svg:y="5.008cm" svg:viewBox="0 0 27 381" draw:points="0,381 27,381 27,0 0,0">
          <text:p/>
        </draw:polygon>
        <draw:polygon draw:style-name="gr31" draw:text-style-name="P9" draw:layer="layout" svg:width="0.026cm" svg:height="0.38cm" svg:x="33.154cm" svg:y="5.008cm" svg:viewBox="0 0 27 381" draw:points="0,381 27,381 27,0 0,0">
          <text:p/>
        </draw:polygon>
        <draw:polygon draw:style-name="gr31" draw:text-style-name="P9" draw:layer="layout" svg:width="0.027cm" svg:height="0.38cm" svg:x="33.18cm" svg:y="5.008cm" svg:viewBox="0 0 28 381" draw:points="0,381 28,381 28,0 0,0">
          <text:p/>
        </draw:polygon>
        <draw:polygon draw:style-name="gr31" draw:text-style-name="P9" draw:layer="layout" svg:width="0.026cm" svg:height="0.38cm" svg:x="33.207cm" svg:y="5.008cm" svg:viewBox="0 0 27 381" draw:points="0,381 27,381 27,0 0,0">
          <text:p/>
        </draw:polygon>
        <draw:polygon draw:style-name="gr30" draw:text-style-name="P8" draw:layer="layout" svg:width="0.026cm" svg:height="0.38cm" svg:x="33.233cm" svg:y="5.008cm" svg:viewBox="0 0 27 381" draw:points="0,381 27,381 27,0 0,0">
          <text:p/>
        </draw:polygon>
        <draw:polygon draw:style-name="gr30" draw:text-style-name="P8" draw:layer="layout" svg:width="0.026cm" svg:height="0.38cm" svg:x="33.259cm" svg:y="5.008cm" svg:viewBox="0 0 27 381" draw:points="0,381 27,381 27,0 0,0">
          <text:p/>
        </draw:polygon>
        <draw:polygon draw:style-name="gr32" draw:text-style-name="P10" draw:layer="layout" svg:width="0.026cm" svg:height="0.38cm" svg:x="33.286cm" svg:y="5.008cm" svg:viewBox="0 0 27 381" draw:points="0,381 27,381 27,0 0,0">
          <text:p/>
        </draw:polygon>
        <draw:polygon draw:style-name="gr30" draw:text-style-name="P8" draw:layer="layout" svg:width="0.026cm" svg:height="0.38cm" svg:x="33.312cm" svg:y="5.008cm" svg:viewBox="0 0 27 381" draw:points="0,381 27,381 27,0 0,0">
          <text:p/>
        </draw:polygon>
        <draw:polygon draw:style-name="gr31" draw:text-style-name="P9" draw:layer="layout" svg:width="0.026cm" svg:height="0.38cm" svg:x="33.338cm" svg:y="5.008cm" svg:viewBox="0 0 27 381" draw:points="0,381 27,381 27,0 0,0">
          <text:p/>
        </draw:polygon>
        <draw:polygon draw:style-name="gr32" draw:text-style-name="P10" draw:layer="layout" svg:width="0.026cm" svg:height="0.38cm" svg:x="33.364cm" svg:y="5.008cm" svg:viewBox="0 0 27 381" draw:points="0,381 27,381 27,0 0,0">
          <text:p/>
        </draw:polygon>
        <draw:polygon draw:style-name="gr30" draw:text-style-name="P8" draw:layer="layout" svg:width="0.026cm" svg:height="0.38cm" svg:x="33.39cm" svg:y="5.008cm" svg:viewBox="0 0 27 381" draw:points="0,381 27,381 27,0 0,0">
          <text:p/>
        </draw:polygon>
        <draw:polygon draw:style-name="gr29" draw:text-style-name="P7" draw:layer="layout" svg:width="0.026cm" svg:height="0.38cm" svg:x="33.417cm" svg:y="5.008cm" svg:viewBox="0 0 27 381" draw:points="0,381 27,381 27,0 0,0">
          <text:p/>
        </draw:polygon>
        <draw:polygon draw:style-name="gr30" draw:text-style-name="P8" draw:layer="layout" svg:width="0.026cm" svg:height="0.38cm" svg:x="33.444cm" svg:y="5.008cm" svg:viewBox="0 0 27 381" draw:points="0,381 27,381 27,0 0,0">
          <text:p/>
        </draw:polygon>
        <draw:polygon draw:style-name="gr30" draw:text-style-name="P8" draw:layer="layout" svg:width="0.026cm" svg:height="0.38cm" svg:x="33.469cm" svg:y="5.008cm" svg:viewBox="0 0 27 381" draw:points="0,381 27,381 27,0 0,0">
          <text:p/>
        </draw:polygon>
        <draw:polygon draw:style-name="gr30" draw:text-style-name="P8" draw:layer="layout" svg:width="0.027cm" svg:height="0.38cm" svg:x="33.495cm" svg:y="5.008cm" svg:viewBox="0 0 28 381" draw:points="0,381 28,381 28,0 0,0">
          <text:p/>
        </draw:polygon>
        <draw:polygon draw:style-name="gr31" draw:text-style-name="P9" draw:layer="layout" svg:width="0.026cm" svg:height="0.38cm" svg:x="33.522cm" svg:y="5.008cm" svg:viewBox="0 0 27 381" draw:points="0,381 27,381 27,0 0,0">
          <text:p/>
        </draw:polygon>
        <draw:polygon draw:style-name="gr30" draw:text-style-name="P8" draw:layer="layout" svg:width="0.026cm" svg:height="0.38cm" svg:x="33.548cm" svg:y="5.008cm" svg:viewBox="0 0 27 381" draw:points="0,381 27,381 27,0 0,0">
          <text:p/>
        </draw:polygon>
        <draw:polygon draw:style-name="gr30" draw:text-style-name="P8" draw:layer="layout" svg:width="0.028cm" svg:height="0.38cm" svg:x="33.574cm" svg:y="5.008cm" svg:viewBox="0 0 29 381" draw:points="0,381 29,381 29,0 0,0">
          <text:p/>
        </draw:polygon>
        <draw:polygon draw:style-name="gr32" draw:text-style-name="P10" draw:layer="layout" svg:width="0.026cm" svg:height="0.38cm" svg:x="33.601cm" svg:y="5.008cm" svg:viewBox="0 0 27 381" draw:points="0,381 27,381 27,0 0,0">
          <text:p/>
        </draw:polygon>
        <draw:polygon draw:style-name="gr30" draw:text-style-name="P8" draw:layer="layout" svg:width="0.026cm" svg:height="0.38cm" svg:x="33.627cm" svg:y="5.008cm" svg:viewBox="0 0 27 381" draw:points="0,381 27,381 27,0 0,0">
          <text:p/>
        </draw:polygon>
        <draw:polygon draw:style-name="gr31" draw:text-style-name="P9" draw:layer="layout" svg:width="0.026cm" svg:height="0.38cm" svg:x="33.653cm" svg:y="5.008cm" svg:viewBox="0 0 27 381" draw:points="0,381 27,381 27,0 0,0">
          <text:p/>
        </draw:polygon>
        <draw:polygon draw:style-name="gr29" draw:text-style-name="P7" draw:layer="layout" svg:width="0.026cm" svg:height="0.38cm" svg:x="33.68cm" svg:y="5.008cm" svg:viewBox="0 0 27 381" draw:points="0,381 27,381 27,0 0,0">
          <text:p/>
        </draw:polygon>
        <draw:polygon draw:style-name="gr30" draw:text-style-name="P8" draw:layer="layout" svg:width="0.026cm" svg:height="0.38cm" svg:x="33.706cm" svg:y="5.008cm" svg:viewBox="0 0 27 381" draw:points="0,381 27,381 27,0 0,0">
          <text:p/>
        </draw:polygon>
        <draw:polygon draw:style-name="gr30" draw:text-style-name="P8" draw:layer="layout" svg:width="0.026cm" svg:height="0.38cm" svg:x="33.732cm" svg:y="5.008cm" svg:viewBox="0 0 27 381" draw:points="0,381 27,381 27,0 0,0">
          <text:p/>
        </draw:polygon>
        <draw:polygon draw:style-name="gr32" draw:text-style-name="P10" draw:layer="layout" svg:width="0.026cm" svg:height="0.38cm" svg:x="33.784cm" svg:y="5.008cm" svg:viewBox="0 0 27 381" draw:points="0,381 27,381 27,0 0,0">
          <text:p/>
        </draw:polygon>
        <draw:polygon draw:style-name="gr31" draw:text-style-name="P9" draw:layer="layout" svg:width="0.026cm" svg:height="0.38cm" svg:x="33.811cm" svg:y="5.008cm" svg:viewBox="0 0 27 381" draw:points="0,381 27,381 27,0 0,0">
          <text:p/>
        </draw:polygon>
        <draw:polygon draw:style-name="gr30" draw:text-style-name="P8" draw:layer="layout" svg:width="0.026cm" svg:height="0.38cm" svg:x="33.837cm" svg:y="5.008cm" svg:viewBox="0 0 27 381" draw:points="0,381 27,381 27,0 0,0">
          <text:p/>
        </draw:polygon>
        <draw:polygon draw:style-name="gr30" draw:text-style-name="P8" draw:layer="layout" svg:width="0.027cm" svg:height="0.38cm" svg:x="33.863cm" svg:y="5.008cm" svg:viewBox="0 0 28 381" draw:points="0,381 28,381 28,0 0,0">
          <text:p/>
        </draw:polygon>
        <draw:polygon draw:style-name="gr31" draw:text-style-name="P9" draw:layer="layout" svg:width="0.026cm" svg:height="0.38cm" svg:x="33.891cm" svg:y="5.008cm" svg:viewBox="0 0 27 381" draw:points="0,381 27,381 27,0 0,0">
          <text:p/>
        </draw:polygon>
        <draw:polygon draw:style-name="gr32" draw:text-style-name="P10" draw:layer="layout" svg:width="0.026cm" svg:height="0.38cm" svg:x="33.916cm" svg:y="5.008cm" svg:viewBox="0 0 27 381" draw:points="0,381 27,381 27,0 0,0">
          <text:p/>
        </draw:polygon>
        <draw:polygon draw:style-name="gr31" draw:text-style-name="P9" draw:layer="layout" svg:width="0.026cm" svg:height="0.38cm" svg:x="33.942cm" svg:y="5.008cm" svg:viewBox="0 0 27 381" draw:points="0,381 27,381 27,0 0,0">
          <text:p/>
        </draw:polygon>
        <draw:polygon draw:style-name="gr29" draw:text-style-name="P7" draw:layer="layout" svg:width="0.026cm" svg:height="0.38cm" svg:x="33.969cm" svg:y="5.008cm" svg:viewBox="0 0 27 381" draw:points="0,381 27,381 27,0 0,0">
          <text:p/>
        </draw:polygon>
        <draw:polygon draw:style-name="gr31" draw:text-style-name="P9" draw:layer="layout" svg:width="0.026cm" svg:height="0.38cm" svg:x="33.995cm" svg:y="5.008cm" svg:viewBox="0 0 27 381" draw:points="0,381 27,381 27,0 0,0">
          <text:p/>
        </draw:polygon>
        <draw:polygon draw:style-name="gr29" draw:text-style-name="P7" draw:layer="layout" svg:width="0.026cm" svg:height="0.38cm" svg:x="34.021cm" svg:y="5.008cm" svg:viewBox="0 0 27 381" draw:points="0,381 27,381 27,0 0,0">
          <text:p/>
        </draw:polygon>
        <draw:polygon draw:style-name="gr31" draw:text-style-name="P9" draw:layer="layout" svg:width="0.026cm" svg:height="0.38cm" svg:x="34.047cm" svg:y="5.008cm" svg:viewBox="0 0 27 381" draw:points="0,381 27,381 27,0 0,0">
          <text:p/>
        </draw:polygon>
        <draw:polygon draw:style-name="gr30" draw:text-style-name="P8" draw:layer="layout" svg:width="0.026cm" svg:height="0.38cm" svg:x="34.074cm" svg:y="5.008cm" svg:viewBox="0 0 27 381" draw:points="0,381 27,381 27,0 0,0">
          <text:p/>
        </draw:polygon>
        <draw:polygon draw:style-name="gr31" draw:text-style-name="P9" draw:layer="layout" svg:width="0.026cm" svg:height="0.38cm" svg:x="34.1cm" svg:y="5.008cm" svg:viewBox="0 0 27 381" draw:points="0,381 27,381 27,0 0,0">
          <text:p/>
        </draw:polygon>
        <draw:polygon draw:style-name="gr31" draw:text-style-name="P9" draw:layer="layout" svg:width="0.026cm" svg:height="0.38cm" svg:x="34.126cm" svg:y="5.008cm" svg:viewBox="0 0 27 381" draw:points="0,381 27,381 27,0 0,0">
          <text:p/>
        </draw:polygon>
        <draw:polygon draw:style-name="gr30" draw:text-style-name="P8" draw:layer="layout" svg:width="0.026cm" svg:height="0.38cm" svg:x="34.152cm" svg:y="5.008cm" svg:viewBox="0 0 27 381" draw:points="0,381 27,381 27,0 0,0">
          <text:p/>
        </draw:polygon>
        <draw:polygon draw:style-name="gr31" draw:text-style-name="P9" draw:layer="layout" svg:width="0.026cm" svg:height="0.38cm" svg:x="34.179cm" svg:y="5.008cm" svg:viewBox="0 0 27 381" draw:points="0,381 27,381 27,0 0,0">
          <text:p/>
        </draw:polygon>
        <draw:polygon draw:style-name="gr31" draw:text-style-name="P9" draw:layer="layout" svg:width="0.026cm" svg:height="0.38cm" svg:x="34.205cm" svg:y="5.008cm" svg:viewBox="0 0 27 381" draw:points="0,381 27,381 27,0 0,0">
          <text:p/>
        </draw:polygon>
        <draw:polygon draw:style-name="gr32" draw:text-style-name="P10" draw:layer="layout" svg:width="0.026cm" svg:height="0.38cm" svg:x="34.231cm" svg:y="5.008cm" svg:viewBox="0 0 27 381" draw:points="0,381 27,381 27,0 0,0">
          <text:p/>
        </draw:polygon>
        <draw:polygon draw:style-name="gr30" draw:text-style-name="P8" draw:layer="layout" svg:width="0.027cm" svg:height="0.38cm" svg:x="34.257cm" svg:y="5.008cm" svg:viewBox="0 0 28 381" draw:points="0,381 28,381 28,0 0,0">
          <text:p/>
        </draw:polygon>
        <draw:polygon draw:style-name="gr29" draw:text-style-name="P7" draw:layer="layout" svg:width="0.026cm" svg:height="0.38cm" svg:x="34.284cm" svg:y="5.008cm" svg:viewBox="0 0 27 381" draw:points="0,381 27,381 27,0 0,0">
          <text:p/>
        </draw:polygon>
        <draw:polygon draw:style-name="gr29" draw:text-style-name="P7" draw:layer="layout" svg:width="0.026cm" svg:height="0.38cm" svg:x="34.31cm" svg:y="5.008cm" svg:viewBox="0 0 27 381" draw:points="0,381 27,381 27,0 0,0">
          <text:p/>
        </draw:polygon>
        <draw:polygon draw:style-name="gr29" draw:text-style-name="P7" draw:layer="layout" svg:width="0.026cm" svg:height="0.38cm" svg:x="34.336cm" svg:y="5.008cm" svg:viewBox="0 0 27 381" draw:points="0,381 27,381 27,0 0,0">
          <text:p/>
        </draw:polygon>
        <draw:polygon draw:style-name="gr31" draw:text-style-name="P9" draw:layer="layout" svg:width="0.026cm" svg:height="0.38cm" svg:x="34.415cm" svg:y="5.008cm" svg:viewBox="0 0 27 381" draw:points="0,381 27,381 27,0 0,0">
          <text:p/>
        </draw:polygon>
        <draw:polygon draw:style-name="gr30" draw:text-style-name="P8" draw:layer="layout" svg:width="0.026cm" svg:height="0.38cm" svg:x="34.441cm" svg:y="5.008cm" svg:viewBox="0 0 27 381" draw:points="0,381 27,381 27,0 0,0">
          <text:p/>
        </draw:polygon>
        <draw:polygon draw:style-name="gr29" draw:text-style-name="P7" draw:layer="layout" svg:width="0.026cm" svg:height="0.38cm" svg:x="34.468cm" svg:y="5.008cm" svg:viewBox="0 0 27 381" draw:points="0,381 27,381 27,0 0,0">
          <text:p/>
        </draw:polygon>
        <draw:polygon draw:style-name="gr30" draw:text-style-name="P8" draw:layer="layout" svg:width="0.026cm" svg:height="0.38cm" svg:x="34.494cm" svg:y="5.008cm" svg:viewBox="0 0 27 381" draw:points="0,381 27,381 27,0 0,0">
          <text:p/>
        </draw:polygon>
        <draw:polygon draw:style-name="gr32" draw:text-style-name="P10" draw:layer="layout" svg:width="0.026cm" svg:height="0.38cm" svg:x="34.52cm" svg:y="5.008cm" svg:viewBox="0 0 27 381" draw:points="0,381 27,381 27,0 0,0">
          <text:p/>
        </draw:polygon>
        <draw:polygon draw:style-name="gr32" draw:text-style-name="P10" draw:layer="layout" svg:width="0.026cm" svg:height="0.38cm" svg:x="34.546cm" svg:y="5.008cm" svg:viewBox="0 0 27 381" draw:points="0,381 27,381 27,0 0,0">
          <text:p/>
        </draw:polygon>
        <draw:polygon draw:style-name="gr32" draw:text-style-name="P10" draw:layer="layout" svg:width="0.026cm" svg:height="0.38cm" svg:x="34.573cm" svg:y="5.008cm" svg:viewBox="0 0 27 381" draw:points="0,381 27,381 27,0 0,0">
          <text:p/>
        </draw:polygon>
        <draw:polygon draw:style-name="gr31" draw:text-style-name="P9" draw:layer="layout" svg:width="0.026cm" svg:height="0.38cm" svg:x="34.599cm" svg:y="5.008cm" svg:viewBox="0 0 27 381" draw:points="0,381 27,381 27,0 0,0">
          <text:p/>
        </draw:polygon>
        <draw:polygon draw:style-name="gr29" draw:text-style-name="P7" draw:layer="layout" svg:width="0.027cm" svg:height="0.38cm" svg:x="34.625cm" svg:y="5.008cm" svg:viewBox="0 0 28 381" draw:points="0,381 28,381 28,0 0,0">
          <text:p/>
        </draw:polygon>
        <draw:polygon draw:style-name="gr29" draw:text-style-name="P7" draw:layer="layout" svg:width="0.026cm" svg:height="0.38cm" svg:x="34.652cm" svg:y="5.008cm" svg:viewBox="0 0 27 381" draw:points="0,381 27,381 27,0 0,0">
          <text:p/>
        </draw:polygon>
        <draw:polygon draw:style-name="gr29" draw:text-style-name="P7" draw:layer="layout" svg:width="0.026cm" svg:height="0.38cm" svg:x="20.123cm" svg:y="4.248cm" svg:viewBox="0 0 27 381" draw:points="0,381 27,381 27,0 0,0">
          <text:p/>
        </draw:polygon>
        <draw:polygon draw:style-name="gr30" draw:text-style-name="P8" draw:layer="layout" svg:width="0.026cm" svg:height="0.38cm" svg:x="20.15cm" svg:y="4.248cm" svg:viewBox="0 0 27 381" draw:points="0,381 27,381 27,0 0,0">
          <text:p/>
        </draw:polygon>
        <draw:polygon draw:style-name="gr31" draw:text-style-name="P9" draw:layer="layout" svg:width="0.026cm" svg:height="0.38cm" svg:x="20.176cm" svg:y="4.248cm" svg:viewBox="0 0 27 381" draw:points="0,381 27,381 27,0 0,0">
          <text:p/>
        </draw:polygon>
        <draw:polygon draw:style-name="gr40" draw:text-style-name="P18" draw:layer="layout" svg:width="0.026cm" svg:height="0.38cm" svg:x="20.202cm" svg:y="4.248cm" svg:viewBox="0 0 27 381" draw:points="0,381 27,381 27,0 0,0">
          <text:p/>
        </draw:polygon>
        <draw:polygon draw:style-name="gr40" draw:text-style-name="P18" draw:layer="layout" svg:width="0.026cm" svg:height="0.38cm" svg:x="20.228cm" svg:y="4.248cm" svg:viewBox="0 0 27 381" draw:points="0,381 27,381 27,0 0,0">
          <text:p/>
        </draw:polygon>
        <draw:polygon draw:style-name="gr32" draw:text-style-name="P10" draw:layer="layout" svg:width="0.026cm" svg:height="0.38cm" svg:x="20.256cm" svg:y="4.248cm" svg:viewBox="0 0 27 381" draw:points="0,381 27,381 27,0 0,0">
          <text:p/>
        </draw:polygon>
        <draw:polygon draw:style-name="gr32" draw:text-style-name="P10" draw:layer="layout" svg:width="0.026cm" svg:height="0.38cm" svg:x="20.281cm" svg:y="4.248cm" svg:viewBox="0 0 27 381" draw:points="0,381 27,381 27,0 0,0">
          <text:p/>
        </draw:polygon>
        <draw:polygon draw:style-name="gr40" draw:text-style-name="P18" draw:layer="layout" svg:width="0.026cm" svg:height="0.38cm" svg:x="20.307cm" svg:y="4.248cm" svg:viewBox="0 0 27 381" draw:points="0,381 27,381 27,0 0,0">
          <text:p/>
        </draw:polygon>
        <draw:polygon draw:style-name="gr32" draw:text-style-name="P10" draw:layer="layout" svg:width="0.026cm" svg:height="0.38cm" svg:x="20.333cm" svg:y="4.248cm" svg:viewBox="0 0 27 381" draw:points="0,381 27,381 27,0 0,0">
          <text:p/>
        </draw:polygon>
        <draw:polygon draw:style-name="gr32" draw:text-style-name="P10" draw:layer="layout" svg:width="0.027cm" svg:height="0.38cm" svg:x="20.359cm" svg:y="4.248cm" svg:viewBox="0 0 28 381" draw:points="0,381 28,381 28,0 0,0">
          <text:p/>
        </draw:polygon>
        <draw:polygon draw:style-name="gr30" draw:text-style-name="P8" draw:layer="layout" svg:width="0.026cm" svg:height="0.38cm" svg:x="20.386cm" svg:y="4.248cm" svg:viewBox="0 0 27 381" draw:points="0,381 27,381 27,0 0,0">
          <text:p/>
        </draw:polygon>
        <draw:polygon draw:style-name="gr29" draw:text-style-name="P7" draw:layer="layout" svg:width="0.026cm" svg:height="0.38cm" svg:x="20.412cm" svg:y="4.248cm" svg:viewBox="0 0 27 381" draw:points="0,381 27,381 27,0 0,0">
          <text:p/>
        </draw:polygon>
        <draw:polygon draw:style-name="gr31" draw:text-style-name="P9" draw:layer="layout" svg:width="0.027cm" svg:height="0.38cm" svg:x="20.438cm" svg:y="4.248cm" svg:viewBox="0 0 28 381" draw:points="0,381 28,381 28,0 0,0">
          <text:p/>
        </draw:polygon>
        <draw:polygon draw:style-name="gr31" draw:text-style-name="P9" draw:layer="layout" svg:width="0.026cm" svg:height="0.38cm" svg:x="20.465cm" svg:y="4.248cm" svg:viewBox="0 0 27 381" draw:points="0,381 27,381 27,0 0,0">
          <text:p/>
        </draw:polygon>
        <draw:polygon draw:style-name="gr30" draw:text-style-name="P8" draw:layer="layout" svg:width="0.026cm" svg:height="0.38cm" svg:x="20.491cm" svg:y="4.248cm" svg:viewBox="0 0 27 381" draw:points="0,381 27,381 27,0 0,0">
          <text:p/>
        </draw:polygon>
        <draw:polygon draw:style-name="gr30" draw:text-style-name="P8" draw:layer="layout" svg:width="0.026cm" svg:height="0.38cm" svg:x="20.517cm" svg:y="4.248cm" svg:viewBox="0 0 27 381" draw:points="0,381 27,381 27,0 0,0">
          <text:p/>
        </draw:polygon>
        <draw:polygon draw:style-name="gr31" draw:text-style-name="P9" draw:layer="layout" svg:width="0.026cm" svg:height="0.38cm" svg:x="20.544cm" svg:y="4.248cm" svg:viewBox="0 0 27 381" draw:points="0,381 27,381 27,0 0,0">
          <text:p/>
        </draw:polygon>
        <draw:polygon draw:style-name="gr30" draw:text-style-name="P8" draw:layer="layout" svg:width="0.026cm" svg:height="0.38cm" svg:x="20.596cm" svg:y="4.248cm" svg:viewBox="0 0 27 381" draw:points="0,381 27,381 27,0 0,0">
          <text:p/>
        </draw:polygon>
        <draw:polygon draw:style-name="gr30" draw:text-style-name="P8" draw:layer="layout" svg:width="0.026cm" svg:height="0.38cm" svg:x="20.622cm" svg:y="4.248cm" svg:viewBox="0 0 27 381" draw:points="0,381 27,381 27,0 0,0">
          <text:p/>
        </draw:polygon>
        <draw:polygon draw:style-name="gr31" draw:text-style-name="P9" draw:layer="layout" svg:width="0.026cm" svg:height="0.38cm" svg:x="20.649cm" svg:y="4.248cm" svg:viewBox="0 0 27 381" draw:points="0,381 27,381 27,0 0,0">
          <text:p/>
        </draw:polygon>
        <draw:polygon draw:style-name="gr31" draw:text-style-name="P9" draw:layer="layout" svg:width="0.026cm" svg:height="0.38cm" svg:x="20.676cm" svg:y="4.248cm" svg:viewBox="0 0 27 381" draw:points="0,381 27,381 27,0 0,0">
          <text:p/>
        </draw:polygon>
        <draw:polygon draw:style-name="gr31" draw:text-style-name="P9" draw:layer="layout" svg:width="0.026cm" svg:height="0.38cm" svg:x="20.701cm" svg:y="4.248cm" svg:viewBox="0 0 27 381" draw:points="0,381 27,381 27,0 0,0">
          <text:p/>
        </draw:polygon>
        <draw:polygon draw:style-name="gr32" draw:text-style-name="P10" draw:layer="layout" svg:width="0.026cm" svg:height="0.38cm" svg:x="20.727cm" svg:y="4.248cm" svg:viewBox="0 0 27 381" draw:points="0,381 27,381 27,0 0,0">
          <text:p/>
        </draw:polygon>
        <draw:polygon draw:style-name="gr30" draw:text-style-name="P8" draw:layer="layout" svg:width="0.026cm" svg:height="0.38cm" svg:x="20.754cm" svg:y="4.248cm" svg:viewBox="0 0 27 381" draw:points="0,381 27,381 27,0 0,0">
          <text:p/>
        </draw:polygon>
        <draw:polygon draw:style-name="gr31" draw:text-style-name="P9" draw:layer="layout" svg:width="0.026cm" svg:height="0.38cm" svg:x="20.78cm" svg:y="4.248cm" svg:viewBox="0 0 27 381" draw:points="0,381 27,381 27,0 0,0">
          <text:p/>
        </draw:polygon>
        <draw:polygon draw:style-name="gr31" draw:text-style-name="P9" draw:layer="layout" svg:width="0.027cm" svg:height="0.38cm" svg:x="20.806cm" svg:y="4.248cm" svg:viewBox="0 0 28 381" draw:points="0,381 28,381 28,0 0,0">
          <text:p/>
        </draw:polygon>
        <draw:polygon draw:style-name="gr30" draw:text-style-name="P8" draw:layer="layout" svg:width="0.026cm" svg:height="0.38cm" svg:x="20.833cm" svg:y="4.248cm" svg:viewBox="0 0 27 381" draw:points="0,381 27,381 27,0 0,0">
          <text:p/>
        </draw:polygon>
        <draw:polygon draw:style-name="gr30" draw:text-style-name="P8" draw:layer="layout" svg:width="0.026cm" svg:height="0.38cm" svg:x="20.859cm" svg:y="4.248cm" svg:viewBox="0 0 27 381" draw:points="0,381 27,381 27,0 0,0">
          <text:p/>
        </draw:polygon>
        <draw:polygon draw:style-name="gr30" draw:text-style-name="P8" draw:layer="layout" svg:width="0.026cm" svg:height="0.38cm" svg:x="20.885cm" svg:y="4.248cm" svg:viewBox="0 0 27 381" draw:points="0,381 27,381 27,0 0,0">
          <text:p/>
        </draw:polygon>
        <draw:polygon draw:style-name="gr32" draw:text-style-name="P10" draw:layer="layout" svg:width="0.026cm" svg:height="0.38cm" svg:x="20.911cm" svg:y="4.248cm" svg:viewBox="0 0 27 381" draw:points="0,381 27,381 27,0 0,0">
          <text:p/>
        </draw:polygon>
        <draw:polygon draw:style-name="gr31" draw:text-style-name="P9" draw:layer="layout" svg:width="0.026cm" svg:height="0.38cm" svg:x="20.938cm" svg:y="4.248cm" svg:viewBox="0 0 27 381" draw:points="0,381 27,381 27,0 0,0">
          <text:p/>
        </draw:polygon>
        <draw:polygon draw:style-name="gr30" draw:text-style-name="P8" draw:layer="layout" svg:width="0.026cm" svg:height="0.38cm" svg:x="20.964cm" svg:y="4.248cm" svg:viewBox="0 0 27 381" draw:points="0,381 27,381 27,0 0,0">
          <text:p/>
        </draw:polygon>
        <draw:polygon draw:style-name="gr29" draw:text-style-name="P7" draw:layer="layout" svg:width="0.026cm" svg:height="0.38cm" svg:x="20.99cm" svg:y="4.248cm" svg:viewBox="0 0 27 381" draw:points="0,381 27,381 27,0 0,0">
          <text:p/>
        </draw:polygon>
        <draw:polygon draw:style-name="gr30" draw:text-style-name="P8" draw:layer="layout" svg:width="0.026cm" svg:height="0.38cm" svg:x="21.016cm" svg:y="4.248cm" svg:viewBox="0 0 27 381" draw:points="0,381 27,381 27,0 0,0">
          <text:p/>
        </draw:polygon>
        <draw:polygon draw:style-name="gr30" draw:text-style-name="P8" draw:layer="layout" svg:width="0.026cm" svg:height="0.38cm" svg:x="21.043cm" svg:y="4.248cm" svg:viewBox="0 0 27 381" draw:points="0,381 27,381 27,0 0,0">
          <text:p/>
        </draw:polygon>
        <draw:polygon draw:style-name="gr31" draw:text-style-name="P9" draw:layer="layout" svg:width="0.026cm" svg:height="0.38cm" svg:x="21.069cm" svg:y="4.248cm" svg:viewBox="0 0 27 381" draw:points="0,381 27,381 27,0 0,0">
          <text:p/>
        </draw:polygon>
        <draw:polygon draw:style-name="gr31" draw:text-style-name="P9" draw:layer="layout" svg:width="0.026cm" svg:height="0.38cm" svg:x="21.096cm" svg:y="4.248cm" svg:viewBox="0 0 27 381" draw:points="0,381 27,381 27,0 0,0">
          <text:p/>
        </draw:polygon>
        <draw:polygon draw:style-name="gr30" draw:text-style-name="P8" draw:layer="layout" svg:width="0.027cm" svg:height="0.38cm" svg:x="21.121cm" svg:y="4.248cm" svg:viewBox="0 0 28 381" draw:points="0,381 28,381 28,0 0,0">
          <text:p/>
        </draw:polygon>
        <draw:polygon draw:style-name="gr31" draw:text-style-name="P9" draw:layer="layout" svg:width="0.026cm" svg:height="0.38cm" svg:x="21.148cm" svg:y="4.248cm" svg:viewBox="0 0 27 381" draw:points="0,381 27,381 27,0 0,0">
          <text:p/>
        </draw:polygon>
        <draw:polygon draw:style-name="gr31" draw:text-style-name="P9" draw:layer="layout" svg:width="0.026cm" svg:height="0.38cm" svg:x="21.174cm" svg:y="4.248cm" svg:viewBox="0 0 27 381" draw:points="0,381 27,381 27,0 0,0">
          <text:p/>
        </draw:polygon>
        <draw:polygon draw:style-name="gr29" draw:text-style-name="P7" draw:layer="layout" svg:width="0.027cm" svg:height="0.38cm" svg:x="21.2cm" svg:y="4.248cm" svg:viewBox="0 0 28 381" draw:points="0,381 28,381 28,0 0,0">
          <text:p/>
        </draw:polygon>
        <draw:polygon draw:style-name="gr31" draw:text-style-name="P9" draw:layer="layout" svg:width="0.026cm" svg:height="0.38cm" svg:x="21.227cm" svg:y="4.248cm" svg:viewBox="0 0 27 381" draw:points="0,381 27,381 27,0 0,0">
          <text:p/>
        </draw:polygon>
        <draw:polygon draw:style-name="gr29" draw:text-style-name="P7" draw:layer="layout" svg:width="0.026cm" svg:height="0.38cm" svg:x="21.253cm" svg:y="4.248cm" svg:viewBox="0 0 27 381" draw:points="0,381 27,381 27,0 0,0">
          <text:p/>
        </draw:polygon>
        <draw:polygon draw:style-name="gr30" draw:text-style-name="P8" draw:layer="layout" svg:width="0.026cm" svg:height="0.38cm" svg:x="21.279cm" svg:y="4.248cm" svg:viewBox="0 0 27 381" draw:points="0,381 27,381 27,0 0,0">
          <text:p/>
        </draw:polygon>
        <draw:polygon draw:style-name="gr31" draw:text-style-name="P9" draw:layer="layout" svg:width="0.026cm" svg:height="0.38cm" svg:x="21.305cm" svg:y="4.248cm" svg:viewBox="0 0 27 381" draw:points="0,381 27,381 27,0 0,0">
          <text:p/>
        </draw:polygon>
        <draw:polygon draw:style-name="gr30" draw:text-style-name="P8" draw:layer="layout" svg:width="0.026cm" svg:height="0.38cm" svg:x="21.332cm" svg:y="4.248cm" svg:viewBox="0 0 27 381" draw:points="0,381 27,381 27,0 0,0">
          <text:p/>
        </draw:polygon>
        <draw:polygon draw:style-name="gr30" draw:text-style-name="P8" draw:layer="layout" svg:width="0.026cm" svg:height="0.38cm" svg:x="21.358cm" svg:y="4.248cm" svg:viewBox="0 0 27 381" draw:points="0,381 27,381 27,0 0,0">
          <text:p/>
        </draw:polygon>
        <draw:polygon draw:style-name="gr31" draw:text-style-name="P9" draw:layer="layout" svg:width="0.026cm" svg:height="0.38cm" svg:x="21.384cm" svg:y="4.248cm" svg:viewBox="0 0 27 381" draw:points="0,381 27,381 27,0 0,0">
          <text:p/>
        </draw:polygon>
        <draw:polygon draw:style-name="gr32" draw:text-style-name="P10" draw:layer="layout" svg:width="0.026cm" svg:height="0.38cm" svg:x="21.41cm" svg:y="4.248cm" svg:viewBox="0 0 27 381" draw:points="0,381 27,381 27,0 0,0">
          <text:p/>
        </draw:polygon>
        <draw:polygon draw:style-name="gr31" draw:text-style-name="P9" draw:layer="layout" svg:width="0.026cm" svg:height="0.38cm" svg:x="21.437cm" svg:y="4.248cm" svg:viewBox="0 0 27 381" draw:points="0,381 27,381 27,0 0,0">
          <text:p/>
        </draw:polygon>
        <draw:polygon draw:style-name="gr30" draw:text-style-name="P8" draw:layer="layout" svg:width="0.026cm" svg:height="0.38cm" svg:x="21.463cm" svg:y="4.248cm" svg:viewBox="0 0 27 381" draw:points="0,381 27,381 27,0 0,0">
          <text:p/>
        </draw:polygon>
        <draw:polygon draw:style-name="gr32" draw:text-style-name="P10" draw:layer="layout" svg:width="0.026cm" svg:height="0.38cm" svg:x="21.489cm" svg:y="4.248cm" svg:viewBox="0 0 27 381" draw:points="0,381 27,381 27,0 0,0">
          <text:p/>
        </draw:polygon>
        <draw:polygon draw:style-name="gr31" draw:text-style-name="P9" draw:layer="layout" svg:width="0.027cm" svg:height="0.38cm" svg:x="21.516cm" svg:y="4.248cm" svg:viewBox="0 0 28 381" draw:points="0,381 28,381 28,0 0,0">
          <text:p/>
        </draw:polygon>
        <draw:polygon draw:style-name="gr30" draw:text-style-name="P8" draw:layer="layout" svg:width="0.026cm" svg:height="0.38cm" svg:x="21.543cm" svg:y="4.248cm" svg:viewBox="0 0 27 381" draw:points="0,381 27,381 27,0 0,0">
          <text:p/>
        </draw:polygon>
        <draw:polygon draw:style-name="gr31" draw:text-style-name="P9" draw:layer="layout" svg:width="0.026cm" svg:height="0.38cm" svg:x="21.568cm" svg:y="4.248cm" svg:viewBox="0 0 27 381" draw:points="0,381 27,381 27,0 0,0">
          <text:p/>
        </draw:polygon>
        <draw:polygon draw:style-name="gr31" draw:text-style-name="P9" draw:layer="layout" svg:width="0.026cm" svg:height="0.38cm" svg:x="21.595cm" svg:y="4.248cm" svg:viewBox="0 0 27 381" draw:points="0,381 27,381 27,0 0,0">
          <text:p/>
        </draw:polygon>
        <draw:polygon draw:style-name="gr31" draw:text-style-name="P9" draw:layer="layout" svg:width="0.026cm" svg:height="0.38cm" svg:x="21.621cm" svg:y="4.248cm" svg:viewBox="0 0 27 381" draw:points="0,381 27,381 27,0 0,0">
          <text:p/>
        </draw:polygon>
        <draw:polygon draw:style-name="gr30" draw:text-style-name="P8" draw:layer="layout" svg:width="0.026cm" svg:height="0.38cm" svg:x="21.647cm" svg:y="4.248cm" svg:viewBox="0 0 27 381" draw:points="0,381 27,381 27,0 0,0">
          <text:p/>
        </draw:polygon>
        <draw:polygon draw:style-name="gr32" draw:text-style-name="P10" draw:layer="layout" svg:width="0.026cm" svg:height="0.38cm" svg:x="21.673cm" svg:y="4.248cm" svg:viewBox="0 0 27 381" draw:points="0,381 27,381 27,0 0,0">
          <text:p/>
        </draw:polygon>
        <draw:polygon draw:style-name="gr30" draw:text-style-name="P8" draw:layer="layout" svg:width="0.026cm" svg:height="0.38cm" svg:x="21.7cm" svg:y="4.248cm" svg:viewBox="0 0 27 381" draw:points="0,381 27,381 27,0 0,0">
          <text:p/>
        </draw:polygon>
        <draw:polygon draw:style-name="gr30" draw:text-style-name="P8" draw:layer="layout" svg:width="0.026cm" svg:height="0.38cm" svg:x="21.726cm" svg:y="4.248cm" svg:viewBox="0 0 27 381" draw:points="0,381 27,381 27,0 0,0">
          <text:p/>
        </draw:polygon>
        <draw:polygon draw:style-name="gr30" draw:text-style-name="P8" draw:layer="layout" svg:width="0.026cm" svg:height="0.38cm" svg:x="21.752cm" svg:y="4.248cm" svg:viewBox="0 0 27 381" draw:points="0,381 27,381 27,0 0,0">
          <text:p/>
        </draw:polygon>
        <draw:polygon draw:style-name="gr31" draw:text-style-name="P9" draw:layer="layout" svg:width="0.027cm" svg:height="0.38cm" svg:x="21.804cm" svg:y="4.248cm" svg:viewBox="0 0 28 381" draw:points="0,381 28,381 28,0 0,0">
          <text:p/>
        </draw:polygon>
        <draw:polygon draw:style-name="gr31" draw:text-style-name="P9" draw:layer="layout" svg:width="0.026cm" svg:height="0.38cm" svg:x="21.831cm" svg:y="4.248cm" svg:viewBox="0 0 27 381" draw:points="0,381 27,381 27,0 0,0">
          <text:p/>
        </draw:polygon>
        <draw:polygon draw:style-name="gr30" draw:text-style-name="P8" draw:layer="layout" svg:width="0.026cm" svg:height="0.38cm" svg:x="21.857cm" svg:y="4.248cm" svg:viewBox="0 0 27 381" draw:points="0,381 27,381 27,0 0,0">
          <text:p/>
        </draw:polygon>
        <draw:polygon draw:style-name="gr31" draw:text-style-name="P9" draw:layer="layout" svg:width="0.027cm" svg:height="0.38cm" svg:x="21.883cm" svg:y="4.248cm" svg:viewBox="0 0 28 381" draw:points="0,381 28,381 28,0 0,0">
          <text:p/>
        </draw:polygon>
        <draw:polygon draw:style-name="gr30" draw:text-style-name="P8" draw:layer="layout" svg:width="0.026cm" svg:height="0.38cm" svg:x="21.91cm" svg:y="4.248cm" svg:viewBox="0 0 27 381" draw:points="0,381 27,381 27,0 0,0">
          <text:p/>
        </draw:polygon>
        <draw:polygon draw:style-name="gr31" draw:text-style-name="P9" draw:layer="layout" svg:width="0.026cm" svg:height="0.38cm" svg:x="21.936cm" svg:y="4.248cm" svg:viewBox="0 0 27 381" draw:points="0,381 27,381 27,0 0,0">
          <text:p/>
        </draw:polygon>
        <draw:polygon draw:style-name="gr30" draw:text-style-name="P8" draw:layer="layout" svg:width="0.026cm" svg:height="0.38cm" svg:x="21.963cm" svg:y="4.248cm" svg:viewBox="0 0 27 381" draw:points="0,381 27,381 27,0 0,0">
          <text:p/>
        </draw:polygon>
        <draw:polygon draw:style-name="gr30" draw:text-style-name="P8" draw:layer="layout" svg:width="0.026cm" svg:height="0.38cm" svg:x="21.989cm" svg:y="4.248cm" svg:viewBox="0 0 27 381" draw:points="0,381 27,381 27,0 0,0">
          <text:p/>
        </draw:polygon>
        <draw:polygon draw:style-name="gr32" draw:text-style-name="P10" draw:layer="layout" svg:width="0.026cm" svg:height="0.38cm" svg:x="22.015cm" svg:y="4.248cm" svg:viewBox="0 0 27 381" draw:points="0,381 27,381 27,0 0,0">
          <text:p/>
        </draw:polygon>
        <draw:polygon draw:style-name="gr32" draw:text-style-name="P10" draw:layer="layout" svg:width="0.026cm" svg:height="0.38cm" svg:x="22.041cm" svg:y="4.248cm" svg:viewBox="0 0 27 381" draw:points="0,381 27,381 27,0 0,0">
          <text:p/>
        </draw:polygon>
        <draw:polygon draw:style-name="gr30" draw:text-style-name="P8" draw:layer="layout" svg:width="0.026cm" svg:height="0.38cm" svg:x="22.067cm" svg:y="4.248cm" svg:viewBox="0 0 27 381" draw:points="0,381 27,381 27,0 0,0">
          <text:p/>
        </draw:polygon>
        <draw:polygon draw:style-name="gr30" draw:text-style-name="P8" draw:layer="layout" svg:width="0.026cm" svg:height="0.38cm" svg:x="22.094cm" svg:y="4.248cm" svg:viewBox="0 0 27 381" draw:points="0,381 27,381 27,0 0,0">
          <text:p/>
        </draw:polygon>
        <draw:polygon draw:style-name="gr29" draw:text-style-name="P7" draw:layer="layout" svg:width="0.026cm" svg:height="0.38cm" svg:x="22.12cm" svg:y="4.248cm" svg:viewBox="0 0 27 381" draw:points="0,381 27,381 27,0 0,0">
          <text:p/>
        </draw:polygon>
        <draw:polygon draw:style-name="gr30" draw:text-style-name="P8" draw:layer="layout" svg:width="0.026cm" svg:height="0.38cm" svg:x="22.146cm" svg:y="4.248cm" svg:viewBox="0 0 27 381" draw:points="0,381 27,381 27,0 0,0">
          <text:p/>
        </draw:polygon>
        <draw:polygon draw:style-name="gr29" draw:text-style-name="P7" draw:layer="layout" svg:width="0.026cm" svg:height="0.38cm" svg:x="22.172cm" svg:y="4.248cm" svg:viewBox="0 0 27 381" draw:points="0,381 27,381 27,0 0,0">
          <text:p/>
        </draw:polygon>
        <draw:polygon draw:style-name="gr30" draw:text-style-name="P8" draw:layer="layout" svg:width="0.026cm" svg:height="0.38cm" svg:x="22.199cm" svg:y="4.248cm" svg:viewBox="0 0 27 381" draw:points="0,381 27,381 27,0 0,0">
          <text:p/>
        </draw:polygon>
        <draw:polygon draw:style-name="gr30" draw:text-style-name="P8" draw:layer="layout" svg:width="0.026cm" svg:height="0.38cm" svg:x="22.225cm" svg:y="4.248cm" svg:viewBox="0 0 27 381" draw:points="0,381 27,381 27,0 0,0">
          <text:p/>
        </draw:polygon>
        <draw:polygon draw:style-name="gr29" draw:text-style-name="P7" draw:layer="layout" svg:width="0.026cm" svg:height="0.38cm" svg:x="22.251cm" svg:y="4.248cm" svg:viewBox="0 0 27 381" draw:points="0,381 27,381 27,0 0,0">
          <text:p/>
        </draw:polygon>
        <draw:polygon draw:style-name="gr29" draw:text-style-name="P7" draw:layer="layout" svg:width="0.027cm" svg:height="0.38cm" svg:x="22.277cm" svg:y="4.248cm" svg:viewBox="0 0 28 381" draw:points="0,381 28,381 28,0 0,0">
          <text:p/>
        </draw:polygon>
        <draw:polygon draw:style-name="gr29" draw:text-style-name="P7" draw:layer="layout" svg:width="0.026cm" svg:height="0.38cm" svg:x="22.304cm" svg:y="4.248cm" svg:viewBox="0 0 27 381" draw:points="0,381 27,381 27,0 0,0">
          <text:p/>
        </draw:polygon>
        <draw:polygon draw:style-name="gr30" draw:text-style-name="P8" draw:layer="layout" svg:width="0.026cm" svg:height="0.38cm" svg:x="22.33cm" svg:y="4.248cm" svg:viewBox="0 0 27 381" draw:points="0,381 27,381 27,0 0,0">
          <text:p/>
        </draw:polygon>
        <draw:polygon draw:style-name="gr30" draw:text-style-name="P8" draw:layer="layout" svg:width="0.026cm" svg:height="0.38cm" svg:x="22.356cm" svg:y="4.248cm" svg:viewBox="0 0 27 381" draw:points="0,381 27,381 27,0 0,0">
          <text:p/>
        </draw:polygon>
        <draw:polygon draw:style-name="gr30" draw:text-style-name="P8" draw:layer="layout" svg:width="0.026cm" svg:height="0.38cm" svg:x="22.383cm" svg:y="4.248cm" svg:viewBox="0 0 27 381" draw:points="0,381 27,381 27,0 0,0">
          <text:p/>
        </draw:polygon>
        <draw:polygon draw:style-name="gr30" draw:text-style-name="P8" draw:layer="layout" svg:width="0.026cm" svg:height="0.38cm" svg:x="22.409cm" svg:y="4.248cm" svg:viewBox="0 0 27 381" draw:points="0,381 27,381 27,0 0,0">
          <text:p/>
        </draw:polygon>
        <draw:polygon draw:style-name="gr32" draw:text-style-name="P10" draw:layer="layout" svg:width="0.026cm" svg:height="0.38cm" svg:x="22.435cm" svg:y="4.248cm" svg:viewBox="0 0 27 381" draw:points="0,381 27,381 27,0 0,0">
          <text:p/>
        </draw:polygon>
        <draw:polygon draw:style-name="gr31" draw:text-style-name="P9" draw:layer="layout" svg:width="0.026cm" svg:height="0.38cm" svg:x="22.461cm" svg:y="4.248cm" svg:viewBox="0 0 27 381" draw:points="0,381 27,381 27,0 0,0">
          <text:p/>
        </draw:polygon>
        <draw:polygon draw:style-name="gr32" draw:text-style-name="P10" draw:layer="layout" svg:width="0.026cm" svg:height="0.38cm" svg:x="22.488cm" svg:y="4.248cm" svg:viewBox="0 0 27 381" draw:points="0,381 27,381 27,0 0,0">
          <text:p/>
        </draw:polygon>
        <draw:polygon draw:style-name="gr31" draw:text-style-name="P9" draw:layer="layout" svg:width="0.026cm" svg:height="0.38cm" svg:x="22.514cm" svg:y="4.248cm" svg:viewBox="0 0 27 381" draw:points="0,381 27,381 27,0 0,0">
          <text:p/>
        </draw:polygon>
        <draw:polygon draw:style-name="gr29" draw:text-style-name="P7" draw:layer="layout" svg:width="0.026cm" svg:height="0.38cm" svg:x="22.54cm" svg:y="4.248cm" svg:viewBox="0 0 27 381" draw:points="0,381 27,381 27,0 0,0">
          <text:p/>
        </draw:polygon>
        <draw:polygon draw:style-name="gr29" draw:text-style-name="P7" draw:layer="layout" svg:width="0.027cm" svg:height="0.38cm" svg:x="22.566cm" svg:y="4.248cm" svg:viewBox="0 0 28 381" draw:points="0,381 28,381 28,0 0,0">
          <text:p/>
        </draw:polygon>
        <draw:polygon draw:style-name="gr30" draw:text-style-name="P8" draw:layer="layout" svg:width="0.026cm" svg:height="0.38cm" svg:x="22.593cm" svg:y="4.248cm" svg:viewBox="0 0 27 381" draw:points="0,381 27,381 27,0 0,0">
          <text:p/>
        </draw:polygon>
        <draw:polygon draw:style-name="gr30" draw:text-style-name="P8" draw:layer="layout" svg:width="0.026cm" svg:height="0.38cm" svg:x="22.619cm" svg:y="4.248cm" svg:viewBox="0 0 27 381" draw:points="0,381 27,381 27,0 0,0">
          <text:p/>
        </draw:polygon>
        <draw:polygon draw:style-name="gr32" draw:text-style-name="P10" draw:layer="layout" svg:width="0.027cm" svg:height="0.38cm" svg:x="22.645cm" svg:y="4.248cm" svg:viewBox="0 0 28 381" draw:points="0,381 28,381 28,0 0,0">
          <text:p/>
        </draw:polygon>
        <draw:polygon draw:style-name="gr32" draw:text-style-name="P10" draw:layer="layout" svg:width="0.026cm" svg:height="0.38cm" svg:x="22.672cm" svg:y="4.248cm" svg:viewBox="0 0 27 381" draw:points="0,381 27,381 27,0 0,0">
          <text:p/>
        </draw:polygon>
        <draw:polygon draw:style-name="gr32" draw:text-style-name="P10" draw:layer="layout" svg:width="0.026cm" svg:height="0.38cm" svg:x="22.698cm" svg:y="4.248cm" svg:viewBox="0 0 27 381" draw:points="0,381 27,381 27,0 0,0">
          <text:p/>
        </draw:polygon>
        <draw:polygon draw:style-name="gr31" draw:text-style-name="P9" draw:layer="layout" svg:width="0.026cm" svg:height="0.38cm" svg:x="22.724cm" svg:y="4.248cm" svg:viewBox="0 0 27 381" draw:points="0,381 27,381 27,0 0,0">
          <text:p/>
        </draw:polygon>
        <draw:polygon draw:style-name="gr31" draw:text-style-name="P9" draw:layer="layout" svg:width="0.026cm" svg:height="0.38cm" svg:x="22.75cm" svg:y="4.248cm" svg:viewBox="0 0 27 381" draw:points="0,381 27,381 27,0 0,0">
          <text:p/>
        </draw:polygon>
        <draw:polygon draw:style-name="gr31" draw:text-style-name="P9" draw:layer="layout" svg:width="0.026cm" svg:height="0.38cm" svg:x="22.777cm" svg:y="4.248cm" svg:viewBox="0 0 27 381" draw:points="0,381 27,381 27,0 0,0">
          <text:p/>
        </draw:polygon>
        <draw:polygon draw:style-name="gr29" draw:text-style-name="P7" draw:layer="layout" svg:width="0.026cm" svg:height="0.38cm" svg:x="22.803cm" svg:y="4.248cm" svg:viewBox="0 0 27 381" draw:points="0,381 27,381 27,0 0,0">
          <text:p/>
        </draw:polygon>
        <draw:polygon draw:style-name="gr31" draw:text-style-name="P9" draw:layer="layout" svg:width="0.026cm" svg:height="0.38cm" svg:x="22.829cm" svg:y="4.248cm" svg:viewBox="0 0 27 381" draw:points="0,381 27,381 27,0 0,0">
          <text:p/>
        </draw:polygon>
        <draw:polygon draw:style-name="gr31" draw:text-style-name="P9" draw:layer="layout" svg:width="0.026cm" svg:height="0.38cm" svg:x="22.855cm" svg:y="4.248cm" svg:viewBox="0 0 27 381" draw:points="0,381 27,381 27,0 0,0">
          <text:p/>
        </draw:polygon>
        <draw:polygon draw:style-name="gr31" draw:text-style-name="P9" draw:layer="layout" svg:width="0.026cm" svg:height="0.38cm" svg:x="22.882cm" svg:y="4.248cm" svg:viewBox="0 0 27 381" draw:points="0,381 27,381 27,0 0,0">
          <text:p/>
        </draw:polygon>
        <draw:polygon draw:style-name="gr30" draw:text-style-name="P8" draw:layer="layout" svg:width="0.026cm" svg:height="0.38cm" svg:x="23.223cm" svg:y="4.248cm" svg:viewBox="0 0 27 381" draw:points="0,381 27,381 27,0 0,0">
          <text:p/>
        </draw:polygon>
        <draw:polygon draw:style-name="gr32" draw:text-style-name="P10" draw:layer="layout" svg:width="0.026cm" svg:height="0.38cm" svg:x="23.249cm" svg:y="4.248cm" svg:viewBox="0 0 27 381" draw:points="0,381 27,381 27,0 0,0">
          <text:p/>
        </draw:polygon>
        <draw:polygon draw:style-name="gr30" draw:text-style-name="P8" draw:layer="layout" svg:width="0.026cm" svg:height="0.38cm" svg:x="23.276cm" svg:y="4.248cm" svg:viewBox="0 0 27 381" draw:points="0,381 27,381 27,0 0,0">
          <text:p/>
        </draw:polygon>
        <draw:polygon draw:style-name="gr31" draw:text-style-name="P9" draw:layer="layout" svg:width="0.026cm" svg:height="0.38cm" svg:x="23.302cm" svg:y="4.248cm" svg:viewBox="0 0 27 381" draw:points="0,381 27,381 27,0 0,0">
          <text:p/>
        </draw:polygon>
        <draw:polygon draw:style-name="gr29" draw:text-style-name="P7" draw:layer="layout" svg:width="0.027cm" svg:height="0.38cm" svg:x="23.328cm" svg:y="4.248cm" svg:viewBox="0 0 28 381" draw:points="0,381 28,381 28,0 0,0">
          <text:p/>
        </draw:polygon>
        <draw:polygon draw:style-name="gr31" draw:text-style-name="P9" draw:layer="layout" svg:width="0.026cm" svg:height="0.38cm" svg:x="23.355cm" svg:y="4.248cm" svg:viewBox="0 0 27 381" draw:points="0,381 27,381 27,0 0,0">
          <text:p/>
        </draw:polygon>
        <draw:polygon draw:style-name="gr29" draw:text-style-name="P7" draw:layer="layout" svg:width="0.026cm" svg:height="0.38cm" svg:x="23.381cm" svg:y="4.248cm" svg:viewBox="0 0 27 381" draw:points="0,381 27,381 27,0 0,0">
          <text:p/>
        </draw:polygon>
        <draw:polygon draw:style-name="gr31" draw:text-style-name="P9" draw:layer="layout" svg:width="0.026cm" svg:height="0.38cm" svg:x="23.407cm" svg:y="4.248cm" svg:viewBox="0 0 27 381" draw:points="0,381 27,381 27,0 0,0">
          <text:p/>
        </draw:polygon>
        <draw:polygon draw:style-name="gr31" draw:text-style-name="P9" draw:layer="layout" svg:width="0.026cm" svg:height="0.38cm" svg:x="23.434cm" svg:y="4.248cm" svg:viewBox="0 0 27 381" draw:points="0,381 27,381 27,0 0,0">
          <text:p/>
        </draw:polygon>
        <draw:polygon draw:style-name="gr31" draw:text-style-name="P9" draw:layer="layout" svg:width="0.026cm" svg:height="0.38cm" svg:x="23.46cm" svg:y="4.248cm" svg:viewBox="0 0 27 381" draw:points="0,381 27,381 27,0 0,0">
          <text:p/>
        </draw:polygon>
        <draw:polygon draw:style-name="gr30" draw:text-style-name="P8" draw:layer="layout" svg:width="0.026cm" svg:height="0.38cm" svg:x="23.486cm" svg:y="4.248cm" svg:viewBox="0 0 27 381" draw:points="0,381 27,381 27,0 0,0">
          <text:p/>
        </draw:polygon>
        <draw:polygon draw:style-name="gr30" draw:text-style-name="P8" draw:layer="layout" svg:width="0.026cm" svg:height="0.38cm" svg:x="23.512cm" svg:y="4.248cm" svg:viewBox="0 0 27 381" draw:points="0,381 27,381 27,0 0,0">
          <text:p/>
        </draw:polygon>
        <draw:polygon draw:style-name="gr31" draw:text-style-name="P9" draw:layer="layout" svg:width="0.026cm" svg:height="0.38cm" svg:x="23.539cm" svg:y="4.248cm" svg:viewBox="0 0 27 381" draw:points="0,381 27,381 27,0 0,0">
          <text:p/>
        </draw:polygon>
        <draw:polygon draw:style-name="gr32" draw:text-style-name="P10" draw:layer="layout" svg:width="0.026cm" svg:height="0.38cm" svg:x="23.565cm" svg:y="4.248cm" svg:viewBox="0 0 27 381" draw:points="0,381 27,381 27,0 0,0">
          <text:p/>
        </draw:polygon>
        <draw:polygon draw:style-name="gr30" draw:text-style-name="P8" draw:layer="layout" svg:width="0.026cm" svg:height="0.38cm" svg:x="23.591cm" svg:y="4.248cm" svg:viewBox="0 0 27 381" draw:points="0,381 27,381 27,0 0,0">
          <text:p/>
        </draw:polygon>
        <draw:polygon draw:style-name="gr30" draw:text-style-name="P8" draw:layer="layout" svg:width="0.026cm" svg:height="0.38cm" svg:x="23.617cm" svg:y="4.248cm" svg:viewBox="0 0 27 381" draw:points="0,381 27,381 27,0 0,0">
          <text:p/>
        </draw:polygon>
        <draw:polygon draw:style-name="gr30" draw:text-style-name="P8" draw:layer="layout" svg:width="0.027cm" svg:height="0.38cm" svg:x="23.644cm" svg:y="4.248cm" svg:viewBox="0 0 28 381" draw:points="0,381 28,381 28,0 0,0">
          <text:p/>
        </draw:polygon>
        <draw:polygon draw:style-name="gr30" draw:text-style-name="P8" draw:layer="layout" svg:width="0.026cm" svg:height="0.38cm" svg:x="23.671cm" svg:y="4.248cm" svg:viewBox="0 0 27 381" draw:points="0,381 27,381 27,0 0,0">
          <text:p/>
        </draw:polygon>
        <draw:polygon draw:style-name="gr32" draw:text-style-name="P10" draw:layer="layout" svg:width="0.026cm" svg:height="0.38cm" svg:x="23.696cm" svg:y="4.248cm" svg:viewBox="0 0 27 381" draw:points="0,381 27,381 27,0 0,0">
          <text:p/>
        </draw:polygon>
        <draw:polygon draw:style-name="gr32" draw:text-style-name="P10" draw:layer="layout" svg:width="0.027cm" svg:height="0.38cm" svg:x="23.722cm" svg:y="4.248cm" svg:viewBox="0 0 28 381" draw:points="0,381 28,381 28,0 0,0">
          <text:p/>
        </draw:polygon>
        <draw:polygon draw:style-name="gr32" draw:text-style-name="P10" draw:layer="layout" svg:width="0.026cm" svg:height="0.38cm" svg:x="23.749cm" svg:y="4.248cm" svg:viewBox="0 0 27 381" draw:points="0,381 27,381 27,0 0,0">
          <text:p/>
        </draw:polygon>
        <draw:polygon draw:style-name="gr29" draw:text-style-name="P7" draw:layer="layout" svg:width="0.026cm" svg:height="0.38cm" svg:x="23.775cm" svg:y="4.248cm" svg:viewBox="0 0 27 381" draw:points="0,381 27,381 27,0 0,0">
          <text:p/>
        </draw:polygon>
        <draw:polygon draw:style-name="gr30" draw:text-style-name="P8" draw:layer="layout" svg:width="0.026cm" svg:height="0.38cm" svg:x="23.801cm" svg:y="4.248cm" svg:viewBox="0 0 27 381" draw:points="0,381 27,381 27,0 0,0">
          <text:p/>
        </draw:polygon>
        <draw:polygon draw:style-name="gr29" draw:text-style-name="P7" draw:layer="layout" svg:width="0.026cm" svg:height="0.38cm" svg:x="23.828cm" svg:y="4.248cm" svg:viewBox="0 0 27 381" draw:points="0,381 27,381 27,0 0,0">
          <text:p/>
        </draw:polygon>
        <draw:polygon draw:style-name="gr29" draw:text-style-name="P7" draw:layer="layout" svg:width="0.026cm" svg:height="0.38cm" svg:x="23.854cm" svg:y="4.248cm" svg:viewBox="0 0 27 381" draw:points="0,381 27,381 27,0 0,0">
          <text:p/>
        </draw:polygon>
        <draw:polygon draw:style-name="gr29" draw:text-style-name="P7" draw:layer="layout" svg:width="0.026cm" svg:height="0.38cm" svg:x="23.88cm" svg:y="4.248cm" svg:viewBox="0 0 27 381" draw:points="0,381 27,381 27,0 0,0">
          <text:p/>
        </draw:polygon>
        <draw:polygon draw:style-name="gr30" draw:text-style-name="P8" draw:layer="layout" svg:width="0.026cm" svg:height="0.38cm" svg:x="23.906cm" svg:y="4.248cm" svg:viewBox="0 0 27 381" draw:points="0,381 27,381 27,0 0,0">
          <text:p/>
        </draw:polygon>
        <draw:polygon draw:style-name="gr32" draw:text-style-name="P10" draw:layer="layout" svg:width="0.026cm" svg:height="0.38cm" svg:x="23.933cm" svg:y="4.248cm" svg:viewBox="0 0 27 381" draw:points="0,381 27,381 27,0 0,0">
          <text:p/>
        </draw:polygon>
        <draw:polygon draw:style-name="gr30" draw:text-style-name="P8" draw:layer="layout" svg:width="0.026cm" svg:height="0.38cm" svg:x="23.959cm" svg:y="4.248cm" svg:viewBox="0 0 27 381" draw:points="0,381 27,381 27,0 0,0">
          <text:p/>
        </draw:polygon>
        <draw:polygon draw:style-name="gr32" draw:text-style-name="P10" draw:layer="layout" svg:width="0.026cm" svg:height="0.38cm" svg:x="23.985cm" svg:y="4.248cm" svg:viewBox="0 0 27 381" draw:points="0,381 27,381 27,0 0,0">
          <text:p/>
        </draw:polygon>
        <draw:polygon draw:style-name="gr32" draw:text-style-name="P10" draw:layer="layout" svg:width="0.026cm" svg:height="0.38cm" svg:x="24.011cm" svg:y="4.248cm" svg:viewBox="0 0 27 381" draw:points="0,381 27,381 27,0 0,0">
          <text:p/>
        </draw:polygon>
        <draw:polygon draw:style-name="gr30" draw:text-style-name="P8" draw:layer="layout" svg:width="0.026cm" svg:height="0.38cm" svg:x="24.038cm" svg:y="4.248cm" svg:viewBox="0 0 27 381" draw:points="0,381 27,381 27,0 0,0">
          <text:p/>
        </draw:polygon>
        <draw:polygon draw:style-name="gr31" draw:text-style-name="P9" draw:layer="layout" svg:width="0.026cm" svg:height="0.38cm" svg:x="24.064cm" svg:y="4.248cm" svg:viewBox="0 0 27 381" draw:points="0,381 27,381 27,0 0,0">
          <text:p/>
        </draw:polygon>
        <draw:polygon draw:style-name="gr32" draw:text-style-name="P10" draw:layer="layout" svg:width="0.026cm" svg:height="0.38cm" svg:x="24.091cm" svg:y="4.248cm" svg:viewBox="0 0 27 381" draw:points="0,381 27,381 27,0 0,0">
          <text:p/>
        </draw:polygon>
        <draw:polygon draw:style-name="gr31" draw:text-style-name="P9" draw:layer="layout" svg:width="0.026cm" svg:height="0.38cm" svg:x="24.117cm" svg:y="4.248cm" svg:viewBox="0 0 27 381" draw:points="0,381 27,381 27,0 0,0">
          <text:p/>
        </draw:polygon>
        <draw:polygon draw:style-name="gr32" draw:text-style-name="P10" draw:layer="layout" svg:width="0.026cm" svg:height="0.38cm" svg:x="24.143cm" svg:y="4.248cm" svg:viewBox="0 0 27 381" draw:points="0,381 27,381 27,0 0,0">
          <text:p/>
        </draw:polygon>
        <draw:polygon draw:style-name="gr30" draw:text-style-name="P8" draw:layer="layout" svg:width="0.026cm" svg:height="0.38cm" svg:x="24.195cm" svg:y="4.248cm" svg:viewBox="0 0 27 381" draw:points="0,381 27,381 27,0 0,0">
          <text:p/>
        </draw:polygon>
        <draw:polygon draw:style-name="gr32" draw:text-style-name="P10" draw:layer="layout" svg:width="0.026cm" svg:height="0.38cm" svg:x="24.222cm" svg:y="4.248cm" svg:viewBox="0 0 27 381" draw:points="0,381 27,381 27,0 0,0">
          <text:p/>
        </draw:polygon>
        <draw:polygon draw:style-name="gr32" draw:text-style-name="P10" draw:layer="layout" svg:width="0.026cm" svg:height="0.38cm" svg:x="24.248cm" svg:y="4.248cm" svg:viewBox="0 0 27 381" draw:points="0,381 27,381 27,0 0,0">
          <text:p/>
        </draw:polygon>
        <draw:polygon draw:style-name="gr32" draw:text-style-name="P10" draw:layer="layout" svg:width="0.026cm" svg:height="0.38cm" svg:x="24.274cm" svg:y="4.248cm" svg:viewBox="0 0 27 381" draw:points="0,381 27,381 27,0 0,0">
          <text:p/>
        </draw:polygon>
        <draw:polygon draw:style-name="gr29" draw:text-style-name="P7" draw:layer="layout" svg:width="0.026cm" svg:height="0.38cm" svg:x="24.3cm" svg:y="4.248cm" svg:viewBox="0 0 27 381" draw:points="0,381 27,381 27,0 0,0">
          <text:p/>
        </draw:polygon>
        <draw:polygon draw:style-name="gr31" draw:text-style-name="P9" draw:layer="layout" svg:width="0.026cm" svg:height="0.38cm" svg:x="24.327cm" svg:y="4.248cm" svg:viewBox="0 0 27 381" draw:points="0,381 27,381 27,0 0,0">
          <text:p/>
        </draw:polygon>
        <draw:polygon draw:style-name="gr29" draw:text-style-name="P7" draw:layer="layout" svg:width="0.026cm" svg:height="0.38cm" svg:x="24.353cm" svg:y="4.248cm" svg:viewBox="0 0 27 381" draw:points="0,381 27,381 27,0 0,0">
          <text:p/>
        </draw:polygon>
        <draw:polygon draw:style-name="gr29" draw:text-style-name="P7" draw:layer="layout" svg:width="0.026cm" svg:height="0.38cm" svg:x="24.379cm" svg:y="4.248cm" svg:viewBox="0 0 27 381" draw:points="0,381 27,381 27,0 0,0">
          <text:p/>
        </draw:polygon>
        <draw:polygon draw:style-name="gr32" draw:text-style-name="P10" draw:layer="layout" svg:width="0.027cm" svg:height="0.38cm" svg:x="24.405cm" svg:y="4.248cm" svg:viewBox="0 0 28 381" draw:points="0,381 28,381 28,0 0,0">
          <text:p/>
        </draw:polygon>
        <draw:polygon draw:style-name="gr31" draw:text-style-name="P9" draw:layer="layout" svg:width="0.026cm" svg:height="0.38cm" svg:x="24.432cm" svg:y="4.248cm" svg:viewBox="0 0 27 381" draw:points="0,381 27,381 27,0 0,0">
          <text:p/>
        </draw:polygon>
        <draw:polygon draw:style-name="gr29" draw:text-style-name="P7" draw:layer="layout" svg:width="0.026cm" svg:height="0.38cm" svg:x="24.458cm" svg:y="4.248cm" svg:viewBox="0 0 27 381" draw:points="0,381 27,381 27,0 0,0">
          <text:p/>
        </draw:polygon>
        <draw:polygon draw:style-name="gr29" draw:text-style-name="P7" draw:layer="layout" svg:width="0.027cm" svg:height="0.38cm" svg:x="24.484cm" svg:y="4.248cm" svg:viewBox="0 0 28 381" draw:points="0,381 28,381 28,0 0,0">
          <text:p/>
        </draw:polygon>
        <draw:polygon draw:style-name="gr30" draw:text-style-name="P8" draw:layer="layout" svg:width="0.026cm" svg:height="0.38cm" svg:x="24.511cm" svg:y="4.248cm" svg:viewBox="0 0 27 381" draw:points="0,381 27,381 27,0 0,0">
          <text:p/>
        </draw:polygon>
        <draw:polygon draw:style-name="gr31" draw:text-style-name="P9" draw:layer="layout" svg:width="0.026cm" svg:height="0.38cm" svg:x="24.537cm" svg:y="4.248cm" svg:viewBox="0 0 27 381" draw:points="0,381 27,381 27,0 0,0">
          <text:p/>
        </draw:polygon>
        <draw:polygon draw:style-name="gr30" draw:text-style-name="P8" draw:layer="layout" svg:width="0.026cm" svg:height="0.38cm" svg:x="24.563cm" svg:y="4.248cm" svg:viewBox="0 0 27 381" draw:points="0,381 27,381 27,0 0,0">
          <text:p/>
        </draw:polygon>
        <draw:polygon draw:style-name="gr31" draw:text-style-name="P9" draw:layer="layout" svg:width="0.026cm" svg:height="0.38cm" svg:x="24.589cm" svg:y="4.248cm" svg:viewBox="0 0 27 381" draw:points="0,381 27,381 27,0 0,0">
          <text:p/>
        </draw:polygon>
        <draw:polygon draw:style-name="gr31" draw:text-style-name="P9" draw:layer="layout" svg:width="0.026cm" svg:height="0.38cm" svg:x="24.616cm" svg:y="4.248cm" svg:viewBox="0 0 27 381" draw:points="0,381 27,381 27,0 0,0">
          <text:p/>
        </draw:polygon>
        <draw:polygon draw:style-name="gr29" draw:text-style-name="P7" draw:layer="layout" svg:width="0.026cm" svg:height="0.38cm" svg:x="24.642cm" svg:y="4.248cm" svg:viewBox="0 0 27 381" draw:points="0,381 27,381 27,0 0,0">
          <text:p/>
        </draw:polygon>
        <draw:polygon draw:style-name="gr30" draw:text-style-name="P8" draw:layer="layout" svg:width="0.026cm" svg:height="0.38cm" svg:x="24.668cm" svg:y="4.248cm" svg:viewBox="0 0 27 381" draw:points="0,381 27,381 27,0 0,0">
          <text:p/>
        </draw:polygon>
        <draw:polygon draw:style-name="gr32" draw:text-style-name="P10" draw:layer="layout" svg:width="0.026cm" svg:height="0.38cm" svg:x="24.694cm" svg:y="4.248cm" svg:viewBox="0 0 27 381" draw:points="0,381 27,381 27,0 0,0">
          <text:p/>
        </draw:polygon>
        <draw:polygon draw:style-name="gr30" draw:text-style-name="P8" draw:layer="layout" svg:width="0.026cm" svg:height="0.38cm" svg:x="24.721cm" svg:y="4.248cm" svg:viewBox="0 0 27 381" draw:points="0,381 27,381 27,0 0,0">
          <text:p/>
        </draw:polygon>
        <draw:polygon draw:style-name="gr32" draw:text-style-name="P10" draw:layer="layout" svg:width="0.026cm" svg:height="0.38cm" svg:x="24.747cm" svg:y="4.248cm" svg:viewBox="0 0 27 381" draw:points="0,381 27,381 27,0 0,0">
          <text:p/>
        </draw:polygon>
        <draw:polygon draw:style-name="gr31" draw:text-style-name="P9" draw:layer="layout" svg:width="0.026cm" svg:height="0.38cm" svg:x="24.773cm" svg:y="4.248cm" svg:viewBox="0 0 27 381" draw:points="0,381 27,381 27,0 0,0">
          <text:p/>
        </draw:polygon>
        <draw:polygon draw:style-name="gr32" draw:text-style-name="P10" draw:layer="layout" svg:width="0.027cm" svg:height="0.38cm" svg:x="24.799cm" svg:y="4.248cm" svg:viewBox="0 0 28 381" draw:points="0,381 28,381 28,0 0,0">
          <text:p/>
        </draw:polygon>
        <draw:polygon draw:style-name="gr31" draw:text-style-name="P9" draw:layer="layout" svg:width="0.026cm" svg:height="0.38cm" svg:x="24.826cm" svg:y="4.248cm" svg:viewBox="0 0 27 381" draw:points="0,381 27,381 27,0 0,0">
          <text:p/>
        </draw:polygon>
        <draw:polygon draw:style-name="gr30" draw:text-style-name="P8" draw:layer="layout" svg:width="0.026cm" svg:height="0.38cm" svg:x="24.852cm" svg:y="4.248cm" svg:viewBox="0 0 27 381" draw:points="0,381 27,381 27,0 0,0">
          <text:p/>
        </draw:polygon>
        <draw:polygon draw:style-name="gr30" draw:text-style-name="P8" draw:layer="layout" svg:width="0.026cm" svg:height="0.38cm" svg:x="24.879cm" svg:y="4.248cm" svg:viewBox="0 0 27 381" draw:points="0,381 27,381 27,0 0,0">
          <text:p/>
        </draw:polygon>
        <draw:polygon draw:style-name="gr31" draw:text-style-name="P9" draw:layer="layout" svg:width="0.026cm" svg:height="0.38cm" svg:x="24.905cm" svg:y="4.248cm" svg:viewBox="0 0 27 381" draw:points="0,381 27,381 27,0 0,0">
          <text:p/>
        </draw:polygon>
        <draw:polygon draw:style-name="gr30" draw:text-style-name="P8" draw:layer="layout" svg:width="0.026cm" svg:height="0.38cm" svg:x="24.931cm" svg:y="4.248cm" svg:viewBox="0 0 27 381" draw:points="0,381 27,381 27,0 0,0">
          <text:p/>
        </draw:polygon>
        <draw:polygon draw:style-name="gr30" draw:text-style-name="P8" draw:layer="layout" svg:width="0.026cm" svg:height="0.38cm" svg:x="24.957cm" svg:y="4.248cm" svg:viewBox="0 0 27 381" draw:points="0,381 27,381 27,0 0,0">
          <text:p/>
        </draw:polygon>
        <draw:polygon draw:style-name="gr32" draw:text-style-name="P10" draw:layer="layout" svg:width="0.026cm" svg:height="0.38cm" svg:x="24.983cm" svg:y="4.248cm" svg:viewBox="0 0 27 381" draw:points="0,381 27,381 27,0 0,0">
          <text:p/>
        </draw:polygon>
        <draw:polygon draw:style-name="gr29" draw:text-style-name="P7" draw:layer="layout" svg:width="0.026cm" svg:height="0.38cm" svg:x="25.01cm" svg:y="4.248cm" svg:viewBox="0 0 27 381" draw:points="0,381 27,381 27,0 0,0">
          <text:p/>
        </draw:polygon>
        <draw:polygon draw:style-name="gr29" draw:text-style-name="P7" draw:layer="layout" svg:width="0.026cm" svg:height="0.38cm" svg:x="25.036cm" svg:y="4.248cm" svg:viewBox="0 0 27 381" draw:points="0,381 27,381 27,0 0,0">
          <text:p/>
        </draw:polygon>
        <draw:polygon draw:style-name="gr29" draw:text-style-name="P7" draw:layer="layout" svg:width="0.026cm" svg:height="0.38cm" svg:x="25.062cm" svg:y="4.248cm" svg:viewBox="0 0 27 381" draw:points="0,381 27,381 27,0 0,0">
          <text:p/>
        </draw:polygon>
        <draw:polygon draw:style-name="gr30" draw:text-style-name="P8" draw:layer="layout" svg:width="0.027cm" svg:height="0.38cm" svg:x="25.088cm" svg:y="4.248cm" svg:viewBox="0 0 28 381" draw:points="0,381 28,381 28,0 0,0">
          <text:p/>
        </draw:polygon>
        <draw:polygon draw:style-name="gr29" draw:text-style-name="P7" draw:layer="layout" svg:width="0.026cm" svg:height="0.38cm" svg:x="25.115cm" svg:y="4.248cm" svg:viewBox="0 0 27 381" draw:points="0,381 27,381 27,0 0,0">
          <text:p/>
        </draw:polygon>
        <draw:polygon draw:style-name="gr32" draw:text-style-name="P10" draw:layer="layout" svg:width="0.026cm" svg:height="0.38cm" svg:x="25.141cm" svg:y="4.248cm" svg:viewBox="0 0 27 381" draw:points="0,381 27,381 27,0 0,0">
          <text:p/>
        </draw:polygon>
        <draw:polygon draw:style-name="gr31" draw:text-style-name="P9" draw:layer="layout" svg:width="0.027cm" svg:height="0.38cm" svg:x="25.167cm" svg:y="4.248cm" svg:viewBox="0 0 28 381" draw:points="0,381 28,381 28,0 0,0">
          <text:p/>
        </draw:polygon>
        <draw:polygon draw:style-name="gr32" draw:text-style-name="P10" draw:layer="layout" svg:width="0.026cm" svg:height="0.38cm" svg:x="25.194cm" svg:y="4.248cm" svg:viewBox="0 0 27 381" draw:points="0,381 27,381 27,0 0,0">
          <text:p/>
        </draw:polygon>
        <draw:polygon draw:style-name="gr29" draw:text-style-name="P7" draw:layer="layout" svg:width="0.026cm" svg:height="0.38cm" svg:x="25.22cm" svg:y="4.248cm" svg:viewBox="0 0 27 381" draw:points="0,381 27,381 27,0 0,0">
          <text:p/>
        </draw:polygon>
        <draw:polygon draw:style-name="gr29" draw:text-style-name="P7" draw:layer="layout" svg:width="0.026cm" svg:height="0.38cm" svg:x="25.246cm" svg:y="4.248cm" svg:viewBox="0 0 27 381" draw:points="0,381 27,381 27,0 0,0">
          <text:p/>
        </draw:polygon>
        <draw:polygon draw:style-name="gr30" draw:text-style-name="P8" draw:layer="layout" svg:width="0.026cm" svg:height="0.38cm" svg:x="25.273cm" svg:y="4.248cm" svg:viewBox="0 0 27 381" draw:points="0,381 27,381 27,0 0,0">
          <text:p/>
        </draw:polygon>
        <draw:polygon draw:style-name="gr29" draw:text-style-name="P7" draw:layer="layout" svg:width="0.026cm" svg:height="0.38cm" svg:x="25.299cm" svg:y="4.248cm" svg:viewBox="0 0 27 381" draw:points="0,381 27,381 27,0 0,0">
          <text:p/>
        </draw:polygon>
        <draw:polygon draw:style-name="gr29" draw:text-style-name="P7" draw:layer="layout" svg:width="0.026cm" svg:height="0.38cm" svg:x="25.325cm" svg:y="4.248cm" svg:viewBox="0 0 27 381" draw:points="0,381 27,381 27,0 0,0">
          <text:p/>
        </draw:polygon>
        <draw:polygon draw:style-name="gr30" draw:text-style-name="P8" draw:layer="layout" svg:width="0.026cm" svg:height="0.38cm" svg:x="25.351cm" svg:y="4.248cm" svg:viewBox="0 0 27 381" draw:points="0,381 27,381 27,0 0,0">
          <text:p/>
        </draw:polygon>
        <draw:polygon draw:style-name="gr32" draw:text-style-name="P10" draw:layer="layout" svg:width="0.026cm" svg:height="0.38cm" svg:x="25.379cm" svg:y="4.248cm" svg:viewBox="0 0 27 381" draw:points="0,381 27,381 27,0 0,0">
          <text:p/>
        </draw:polygon>
        <draw:polygon draw:style-name="gr32" draw:text-style-name="P10" draw:layer="layout" svg:width="0.026cm" svg:height="0.38cm" svg:x="25.404cm" svg:y="4.248cm" svg:viewBox="0 0 27 381" draw:points="0,381 27,381 27,0 0,0">
          <text:p/>
        </draw:polygon>
        <draw:polygon draw:style-name="gr32" draw:text-style-name="P10" draw:layer="layout" svg:width="0.026cm" svg:height="0.38cm" svg:x="25.43cm" svg:y="4.248cm" svg:viewBox="0 0 27 381" draw:points="0,381 27,381 27,0 0,0">
          <text:p/>
        </draw:polygon>
        <draw:polygon draw:style-name="gr30" draw:text-style-name="P8" draw:layer="layout" svg:width="0.026cm" svg:height="0.38cm" svg:x="25.456cm" svg:y="4.248cm" svg:viewBox="0 0 27 381" draw:points="0,381 27,381 27,0 0,0">
          <text:p/>
        </draw:polygon>
        <draw:polygon draw:style-name="gr29" draw:text-style-name="P7" draw:layer="layout" svg:width="0.027cm" svg:height="0.38cm" svg:x="25.482cm" svg:y="4.248cm" svg:viewBox="0 0 28 381" draw:points="0,381 28,381 28,0 0,0">
          <text:p/>
        </draw:polygon>
        <draw:polygon draw:style-name="gr29" draw:text-style-name="P7" draw:layer="layout" svg:width="0.026cm" svg:height="0.38cm" svg:x="25.509cm" svg:y="4.248cm" svg:viewBox="0 0 27 381" draw:points="0,381 27,381 27,0 0,0">
          <text:p/>
        </draw:polygon>
        <draw:polygon draw:style-name="gr30" draw:text-style-name="P8" draw:layer="layout" svg:width="0.026cm" svg:height="0.38cm" svg:x="25.535cm" svg:y="4.248cm" svg:viewBox="0 0 27 381" draw:points="0,381 27,381 27,0 0,0">
          <text:p/>
        </draw:polygon>
        <draw:polygon draw:style-name="gr29" draw:text-style-name="P7" draw:layer="layout" svg:width="0.027cm" svg:height="0.38cm" svg:x="25.561cm" svg:y="4.248cm" svg:viewBox="0 0 28 381" draw:points="0,381 28,381 28,0 0,0">
          <text:p/>
        </draw:polygon>
        <draw:polygon draw:style-name="gr29" draw:text-style-name="P7" draw:layer="layout" svg:width="0.026cm" svg:height="0.38cm" svg:x="25.588cm" svg:y="4.248cm" svg:viewBox="0 0 27 381" draw:points="0,381 27,381 27,0 0,0">
          <text:p/>
        </draw:polygon>
        <draw:polygon draw:style-name="gr30" draw:text-style-name="P8" draw:layer="layout" svg:width="0.026cm" svg:height="0.38cm" svg:x="25.614cm" svg:y="4.248cm" svg:viewBox="0 0 27 381" draw:points="0,381 27,381 27,0 0,0">
          <text:p/>
        </draw:polygon>
        <draw:polygon draw:style-name="gr31" draw:text-style-name="P9" draw:layer="layout" svg:width="0.026cm" svg:height="0.38cm" svg:x="25.64cm" svg:y="4.248cm" svg:viewBox="0 0 27 381" draw:points="0,381 27,381 27,0 0,0">
          <text:p/>
        </draw:polygon>
        <draw:polygon draw:style-name="gr31" draw:text-style-name="P9" draw:layer="layout" svg:width="0.026cm" svg:height="0.38cm" svg:x="25.667cm" svg:y="4.248cm" svg:viewBox="0 0 27 381" draw:points="0,381 27,381 27,0 0,0">
          <text:p/>
        </draw:polygon>
        <draw:polygon draw:style-name="gr29" draw:text-style-name="P7" draw:layer="layout" svg:width="0.026cm" svg:height="0.38cm" svg:x="25.693cm" svg:y="4.248cm" svg:viewBox="0 0 27 381" draw:points="0,381 27,381 27,0 0,0">
          <text:p/>
        </draw:polygon>
        <draw:polygon draw:style-name="gr32" draw:text-style-name="P10" draw:layer="layout" svg:width="0.026cm" svg:height="0.38cm" svg:x="25.719cm" svg:y="4.248cm" svg:viewBox="0 0 27 381" draw:points="0,381 27,381 27,0 0,0">
          <text:p/>
        </draw:polygon>
        <draw:polygon draw:style-name="gr30" draw:text-style-name="P8" draw:layer="layout" svg:width="0.026cm" svg:height="0.38cm" svg:x="25.745cm" svg:y="4.248cm" svg:viewBox="0 0 27 381" draw:points="0,381 27,381 27,0 0,0">
          <text:p/>
        </draw:polygon>
        <draw:polygon draw:style-name="gr32" draw:text-style-name="P10" draw:layer="layout" svg:width="0.026cm" svg:height="0.38cm" svg:x="25.772cm" svg:y="4.248cm" svg:viewBox="0 0 27 381" draw:points="0,381 27,381 27,0 0,0">
          <text:p/>
        </draw:polygon>
        <draw:polygon draw:style-name="gr30" draw:text-style-name="P8" draw:layer="layout" svg:width="0.026cm" svg:height="0.38cm" svg:x="25.798cm" svg:y="4.248cm" svg:viewBox="0 0 27 381" draw:points="0,381 27,381 27,0 0,0">
          <text:p/>
        </draw:polygon>
        <draw:polygon draw:style-name="gr32" draw:text-style-name="P10" draw:layer="layout" svg:width="0.026cm" svg:height="0.38cm" svg:x="25.824cm" svg:y="4.248cm" svg:viewBox="0 0 27 381" draw:points="0,381 27,381 27,0 0,0">
          <text:p/>
        </draw:polygon>
        <draw:polygon draw:style-name="gr32" draw:text-style-name="P10" draw:layer="layout" svg:width="0.027cm" svg:height="0.38cm" svg:x="25.85cm" svg:y="4.248cm" svg:viewBox="0 0 28 381" draw:points="0,381 28,381 28,0 0,0">
          <text:p/>
        </draw:polygon>
        <draw:polygon draw:style-name="gr31" draw:text-style-name="P9" draw:layer="layout" svg:width="0.026cm" svg:height="0.38cm" svg:x="25.877cm" svg:y="4.248cm" svg:viewBox="0 0 27 381" draw:points="0,381 27,381 27,0 0,0">
          <text:p/>
        </draw:polygon>
        <draw:polygon draw:style-name="gr31" draw:text-style-name="P9" draw:layer="layout" svg:width="0.026cm" svg:height="0.38cm" svg:x="25.903cm" svg:y="4.248cm" svg:viewBox="0 0 27 381" draw:points="0,381 27,381 27,0 0,0">
          <text:p/>
        </draw:polygon>
        <draw:polygon draw:style-name="gr30" draw:text-style-name="P8" draw:layer="layout" svg:width="0.026cm" svg:height="0.38cm" svg:x="25.929cm" svg:y="4.248cm" svg:viewBox="0 0 27 381" draw:points="0,381 27,381 27,0 0,0">
          <text:p/>
        </draw:polygon>
        <draw:polygon draw:style-name="gr32" draw:text-style-name="P10" draw:layer="layout" svg:width="0.026cm" svg:height="0.38cm" svg:x="25.956cm" svg:y="4.248cm" svg:viewBox="0 0 27 381" draw:points="0,381 27,381 27,0 0,0">
          <text:p/>
        </draw:polygon>
        <draw:polygon draw:style-name="gr30" draw:text-style-name="P8" draw:layer="layout" svg:width="0.026cm" svg:height="0.38cm" svg:x="25.982cm" svg:y="4.248cm" svg:viewBox="0 0 27 381" draw:points="0,381 27,381 27,0 0,0">
          <text:p/>
        </draw:polygon>
        <draw:polygon draw:style-name="gr32" draw:text-style-name="P10" draw:layer="layout" svg:width="0.026cm" svg:height="0.38cm" svg:x="26.008cm" svg:y="4.248cm" svg:viewBox="0 0 27 381" draw:points="0,381 27,381 27,0 0,0">
          <text:p/>
        </draw:polygon>
        <draw:polygon draw:style-name="gr33" draw:text-style-name="P11" draw:layer="layout" svg:width="0.026cm" svg:height="0.38cm" svg:x="26.034cm" svg:y="4.248cm" svg:viewBox="0 0 27 381" draw:points="0,381 27,381 27,0 0,0">
          <text:p/>
        </draw:polygon>
        <draw:polygon draw:style-name="gr31" draw:text-style-name="P9" draw:layer="layout" svg:width="0.026cm" svg:height="0.38cm" svg:x="26.061cm" svg:y="4.248cm" svg:viewBox="0 0 27 381" draw:points="0,381 27,381 27,0 0,0">
          <text:p/>
        </draw:polygon>
        <draw:polygon draw:style-name="gr30" draw:text-style-name="P8" draw:layer="layout" svg:width="0.026cm" svg:height="0.38cm" svg:x="26.087cm" svg:y="4.248cm" svg:viewBox="0 0 27 381" draw:points="0,381 27,381 27,0 0,0">
          <text:p/>
        </draw:polygon>
        <draw:polygon draw:style-name="gr29" draw:text-style-name="P7" draw:layer="layout" svg:width="0.026cm" svg:height="0.38cm" svg:x="26.113cm" svg:y="4.248cm" svg:viewBox="0 0 27 381" draw:points="0,381 27,381 27,0 0,0">
          <text:p/>
        </draw:polygon>
        <draw:polygon draw:style-name="gr32" draw:text-style-name="P10" draw:layer="layout" svg:width="0.026cm" svg:height="0.38cm" svg:x="26.139cm" svg:y="4.248cm" svg:viewBox="0 0 27 381" draw:points="0,381 27,381 27,0 0,0">
          <text:p/>
        </draw:polygon>
        <draw:polygon draw:style-name="gr30" draw:text-style-name="P8" draw:layer="layout" svg:width="0.026cm" svg:height="0.38cm" svg:x="26.166cm" svg:y="4.248cm" svg:viewBox="0 0 27 381" draw:points="0,381 27,381 27,0 0,0">
          <text:p/>
        </draw:polygon>
        <draw:polygon draw:style-name="gr31" draw:text-style-name="P9" draw:layer="layout" svg:width="0.026cm" svg:height="0.38cm" svg:x="26.192cm" svg:y="4.248cm" svg:viewBox="0 0 27 381" draw:points="0,381 27,381 27,0 0,0">
          <text:p/>
        </draw:polygon>
        <draw:polygon draw:style-name="gr29" draw:text-style-name="P7" draw:layer="layout" svg:width="0.026cm" svg:height="0.38cm" svg:x="26.218cm" svg:y="4.248cm" svg:viewBox="0 0 27 381" draw:points="0,381 27,381 27,0 0,0">
          <text:p/>
        </draw:polygon>
        <draw:polygon draw:style-name="gr32" draw:text-style-name="P10" draw:layer="layout" svg:width="0.027cm" svg:height="0.38cm" svg:x="26.244cm" svg:y="4.248cm" svg:viewBox="0 0 28 381" draw:points="0,381 28,381 28,0 0,0">
          <text:p/>
        </draw:polygon>
        <draw:polygon draw:style-name="gr31" draw:text-style-name="P9" draw:layer="layout" svg:width="0.026cm" svg:height="0.38cm" svg:x="26.271cm" svg:y="4.248cm" svg:viewBox="0 0 27 381" draw:points="0,381 27,381 27,0 0,0">
          <text:p/>
        </draw:polygon>
        <draw:polygon draw:style-name="gr29" draw:text-style-name="P7" draw:layer="layout" svg:width="0.026cm" svg:height="0.38cm" svg:x="26.297cm" svg:y="4.248cm" svg:viewBox="0 0 27 381" draw:points="0,381 27,381 27,0 0,0">
          <text:p/>
        </draw:polygon>
        <draw:polygon draw:style-name="gr29" draw:text-style-name="P7" draw:layer="layout" svg:width="0.027cm" svg:height="0.38cm" svg:x="26.323cm" svg:y="4.248cm" svg:viewBox="0 0 28 381" draw:points="0,381 28,381 28,0 0,0">
          <text:p/>
        </draw:polygon>
        <draw:polygon draw:style-name="gr31" draw:text-style-name="P9" draw:layer="layout" svg:width="0.026cm" svg:height="0.38cm" svg:x="26.35cm" svg:y="4.248cm" svg:viewBox="0 0 27 381" draw:points="0,381 27,381 27,0 0,0">
          <text:p/>
        </draw:polygon>
        <draw:polygon draw:style-name="gr29" draw:text-style-name="P7" draw:layer="layout" svg:width="0.026cm" svg:height="0.38cm" svg:x="26.376cm" svg:y="4.248cm" svg:viewBox="0 0 27 381" draw:points="0,381 27,381 27,0 0,0">
          <text:p/>
        </draw:polygon>
        <draw:polygon draw:style-name="gr29" draw:text-style-name="P7" draw:layer="layout" svg:width="0.026cm" svg:height="0.38cm" svg:x="26.402cm" svg:y="4.248cm" svg:viewBox="0 0 27 381" draw:points="0,381 27,381 27,0 0,0">
          <text:p/>
        </draw:polygon>
        <draw:polygon draw:style-name="gr30" draw:text-style-name="P8" draw:layer="layout" svg:width="0.026cm" svg:height="0.38cm" svg:x="26.428cm" svg:y="4.248cm" svg:viewBox="0 0 27 381" draw:points="0,381 27,381 27,0 0,0">
          <text:p/>
        </draw:polygon>
        <draw:polygon draw:style-name="gr31" draw:text-style-name="P9" draw:layer="layout" svg:width="0.026cm" svg:height="0.38cm" svg:x="26.455cm" svg:y="4.248cm" svg:viewBox="0 0 27 381" draw:points="0,381 27,381 27,0 0,0">
          <text:p/>
        </draw:polygon>
        <draw:polygon draw:style-name="gr30" draw:text-style-name="P8" draw:layer="layout" svg:width="0.026cm" svg:height="0.38cm" svg:x="26.481cm" svg:y="4.248cm" svg:viewBox="0 0 27 381" draw:points="0,381 27,381 27,0 0,0">
          <text:p/>
        </draw:polygon>
        <draw:polygon draw:style-name="gr29" draw:text-style-name="P7" draw:layer="layout" svg:width="0.026cm" svg:height="0.38cm" svg:x="26.507cm" svg:y="4.248cm" svg:viewBox="0 0 27 381" draw:points="0,381 27,381 27,0 0,0">
          <text:p/>
        </draw:polygon>
        <draw:polygon draw:style-name="gr31" draw:text-style-name="P9" draw:layer="layout" svg:width="0.027cm" svg:height="0.38cm" svg:x="26.533cm" svg:y="4.248cm" svg:viewBox="0 0 28 381" draw:points="0,381 28,381 28,0 0,0">
          <text:p/>
        </draw:polygon>
        <draw:polygon draw:style-name="gr30" draw:text-style-name="P8" draw:layer="layout" svg:width="0.026cm" svg:height="0.38cm" svg:x="26.56cm" svg:y="4.248cm" svg:viewBox="0 0 27 381" draw:points="0,381 27,381 27,0 0,0">
          <text:p/>
        </draw:polygon>
        <draw:polygon draw:style-name="gr31" draw:text-style-name="P9" draw:layer="layout" svg:width="0.026cm" svg:height="0.38cm" svg:x="26.586cm" svg:y="4.248cm" svg:viewBox="0 0 27 381" draw:points="0,381 27,381 27,0 0,0">
          <text:p/>
        </draw:polygon>
        <draw:polygon draw:style-name="gr29" draw:text-style-name="P7" draw:layer="layout" svg:width="0.027cm" svg:height="0.38cm" svg:x="26.612cm" svg:y="4.248cm" svg:viewBox="0 0 28 381" draw:points="0,381 28,381 28,0 0,0">
          <text:p/>
        </draw:polygon>
        <draw:polygon draw:style-name="gr29" draw:text-style-name="P7" draw:layer="layout" svg:width="0.026cm" svg:height="0.38cm" svg:x="26.639cm" svg:y="4.248cm" svg:viewBox="0 0 27 381" draw:points="0,381 27,381 27,0 0,0">
          <text:p/>
        </draw:polygon>
        <draw:polygon draw:style-name="gr29" draw:text-style-name="P7" draw:layer="layout" svg:width="0.026cm" svg:height="0.38cm" svg:x="26.665cm" svg:y="4.248cm" svg:viewBox="0 0 27 381" draw:points="0,381 27,381 27,0 0,0">
          <text:p/>
        </draw:polygon>
        <draw:polygon draw:style-name="gr32" draw:text-style-name="P10" draw:layer="layout" svg:width="0.026cm" svg:height="0.38cm" svg:x="26.691cm" svg:y="4.248cm" svg:viewBox="0 0 27 381" draw:points="0,381 27,381 27,0 0,0">
          <text:p/>
        </draw:polygon>
        <draw:polygon draw:style-name="gr31" draw:text-style-name="P9" draw:layer="layout" svg:width="0.026cm" svg:height="0.38cm" svg:x="26.718cm" svg:y="4.248cm" svg:viewBox="0 0 27 381" draw:points="0,381 27,381 27,0 0,0">
          <text:p/>
        </draw:polygon>
        <draw:polygon draw:style-name="gr30" draw:text-style-name="P8" draw:layer="layout" svg:width="0.026cm" svg:height="0.38cm" svg:x="26.744cm" svg:y="4.248cm" svg:viewBox="0 0 27 381" draw:points="0,381 27,381 27,0 0,0">
          <text:p/>
        </draw:polygon>
        <draw:polygon draw:style-name="gr31" draw:text-style-name="P9" draw:layer="layout" svg:width="0.026cm" svg:height="0.38cm" svg:x="26.77cm" svg:y="4.248cm" svg:viewBox="0 0 27 381" draw:points="0,381 27,381 27,0 0,0">
          <text:p/>
        </draw:polygon>
        <draw:polygon draw:style-name="gr29" draw:text-style-name="P7" draw:layer="layout" svg:width="0.026cm" svg:height="0.38cm" svg:x="26.796cm" svg:y="4.248cm" svg:viewBox="0 0 27 381" draw:points="0,381 27,381 27,0 0,0">
          <text:p/>
        </draw:polygon>
        <draw:polygon draw:style-name="gr32" draw:text-style-name="P10" draw:layer="layout" svg:width="0.026cm" svg:height="0.38cm" svg:x="26.823cm" svg:y="4.248cm" svg:viewBox="0 0 27 381" draw:points="0,381 27,381 27,0 0,0">
          <text:p/>
        </draw:polygon>
        <draw:polygon draw:style-name="gr29" draw:text-style-name="P7" draw:layer="layout" svg:width="0.026cm" svg:height="0.38cm" svg:x="26.849cm" svg:y="4.248cm" svg:viewBox="0 0 27 381" draw:points="0,381 27,381 27,0 0,0">
          <text:p/>
        </draw:polygon>
        <draw:polygon draw:style-name="gr29" draw:text-style-name="P7" draw:layer="layout" svg:width="0.026cm" svg:height="0.38cm" svg:x="26.875cm" svg:y="4.248cm" svg:viewBox="0 0 27 381" draw:points="0,381 27,381 27,0 0,0">
          <text:p/>
        </draw:polygon>
        <draw:polygon draw:style-name="gr31" draw:text-style-name="P9" draw:layer="layout" svg:width="0.026cm" svg:height="0.38cm" svg:x="26.901cm" svg:y="4.248cm" svg:viewBox="0 0 27 381" draw:points="0,381 27,381 27,0 0,0">
          <text:p/>
        </draw:polygon>
        <draw:polygon draw:style-name="gr32" draw:text-style-name="P10" draw:layer="layout" svg:width="0.027cm" svg:height="0.38cm" svg:x="26.927cm" svg:y="4.248cm" svg:viewBox="0 0 28 381" draw:points="0,381 28,381 28,0 0,0">
          <text:p/>
        </draw:polygon>
        <draw:polygon draw:style-name="gr29" draw:text-style-name="P7" draw:layer="layout" svg:width="0.026cm" svg:height="0.38cm" svg:x="26.954cm" svg:y="4.248cm" svg:viewBox="0 0 27 381" draw:points="0,381 27,381 27,0 0,0">
          <text:p/>
        </draw:polygon>
        <draw:polygon draw:style-name="gr29" draw:text-style-name="P7" draw:layer="layout" svg:width="0.026cm" svg:height="0.38cm" svg:x="26.98cm" svg:y="4.248cm" svg:viewBox="0 0 27 381" draw:points="0,381 27,381 27,0 0,0">
          <text:p/>
        </draw:polygon>
        <draw:polygon draw:style-name="gr32" draw:text-style-name="P10" draw:layer="layout" svg:width="0.027cm" svg:height="0.38cm" svg:x="27.006cm" svg:y="4.248cm" svg:viewBox="0 0 28 381" draw:points="0,381 28,381 28,0 0,0">
          <text:p/>
        </draw:polygon>
        <draw:polygon draw:style-name="gr31" draw:text-style-name="P9" draw:layer="layout" svg:width="0.026cm" svg:height="0.38cm" svg:x="27.033cm" svg:y="4.248cm" svg:viewBox="0 0 27 381" draw:points="0,381 27,381 27,0 0,0">
          <text:p/>
        </draw:polygon>
        <draw:polygon draw:style-name="gr32" draw:text-style-name="P10" draw:layer="layout" svg:width="0.026cm" svg:height="0.38cm" svg:x="27.06cm" svg:y="4.248cm" svg:viewBox="0 0 27 381" draw:points="0,381 27,381 27,0 0,0">
          <text:p/>
        </draw:polygon>
        <draw:polygon draw:style-name="gr31" draw:text-style-name="P9" draw:layer="layout" svg:width="0.026cm" svg:height="0.38cm" svg:x="27.085cm" svg:y="4.248cm" svg:viewBox="0 0 27 381" draw:points="0,381 27,381 27,0 0,0">
          <text:p/>
        </draw:polygon>
        <draw:polygon draw:style-name="gr29" draw:text-style-name="P7" draw:layer="layout" svg:width="0.026cm" svg:height="0.38cm" svg:x="27.112cm" svg:y="4.248cm" svg:viewBox="0 0 27 381" draw:points="0,381 27,381 27,0 0,0">
          <text:p/>
        </draw:polygon>
        <draw:polygon draw:style-name="gr29" draw:text-style-name="P7" draw:layer="layout" svg:width="0.026cm" svg:height="0.38cm" svg:x="27.138cm" svg:y="4.248cm" svg:viewBox="0 0 27 381" draw:points="0,381 27,381 27,0 0,0">
          <text:p/>
        </draw:polygon>
        <draw:polygon draw:style-name="gr32" draw:text-style-name="P10" draw:layer="layout" svg:width="0.026cm" svg:height="0.38cm" svg:x="27.164cm" svg:y="4.248cm" svg:viewBox="0 0 27 381" draw:points="0,381 27,381 27,0 0,0">
          <text:p/>
        </draw:polygon>
        <draw:polygon draw:style-name="gr32" draw:text-style-name="P10" draw:layer="layout" svg:width="0.026cm" svg:height="0.38cm" svg:x="27.19cm" svg:y="4.248cm" svg:viewBox="0 0 27 381" draw:points="0,381 27,381 27,0 0,0">
          <text:p/>
        </draw:polygon>
        <draw:polygon draw:style-name="gr31" draw:text-style-name="P9" draw:layer="layout" svg:width="0.026cm" svg:height="0.38cm" svg:x="27.217cm" svg:y="4.248cm" svg:viewBox="0 0 27 381" draw:points="0,381 27,381 27,0 0,0">
          <text:p/>
        </draw:polygon>
        <draw:polygon draw:style-name="gr30" draw:text-style-name="P8" draw:layer="layout" svg:width="0.026cm" svg:height="0.38cm" svg:x="27.243cm" svg:y="4.248cm" svg:viewBox="0 0 27 381" draw:points="0,381 27,381 27,0 0,0">
          <text:p/>
        </draw:polygon>
        <draw:polygon draw:style-name="gr29" draw:text-style-name="P7" draw:layer="layout" svg:width="0.026cm" svg:height="0.38cm" svg:x="27.269cm" svg:y="4.248cm" svg:viewBox="0 0 27 381" draw:points="0,381 27,381 27,0 0,0">
          <text:p/>
        </draw:polygon>
        <draw:polygon draw:style-name="gr31" draw:text-style-name="P9" draw:layer="layout" svg:width="0.027cm" svg:height="0.38cm" svg:x="27.295cm" svg:y="4.248cm" svg:viewBox="0 0 28 381" draw:points="0,381 28,381 28,0 0,0">
          <text:p/>
        </draw:polygon>
        <draw:polygon draw:style-name="gr29" draw:text-style-name="P7" draw:layer="layout" svg:width="0.026cm" svg:height="0.38cm" svg:x="27.322cm" svg:y="4.248cm" svg:viewBox="0 0 27 381" draw:points="0,381 27,381 27,0 0,0">
          <text:p/>
        </draw:polygon>
        <draw:polygon draw:style-name="gr29" draw:text-style-name="P7" draw:layer="layout" svg:width="0.026cm" svg:height="0.38cm" svg:x="27.348cm" svg:y="4.248cm" svg:viewBox="0 0 27 381" draw:points="0,381 27,381 27,0 0,0">
          <text:p/>
        </draw:polygon>
        <draw:polygon draw:style-name="gr32" draw:text-style-name="P10" draw:layer="layout" svg:width="0.026cm" svg:height="0.38cm" svg:x="27.374cm" svg:y="4.248cm" svg:viewBox="0 0 27 381" draw:points="0,381 27,381 27,0 0,0">
          <text:p/>
        </draw:polygon>
        <draw:polygon draw:style-name="gr32" draw:text-style-name="P10" draw:layer="layout" svg:width="0.026cm" svg:height="0.38cm" svg:x="27.401cm" svg:y="4.248cm" svg:viewBox="0 0 27 381" draw:points="0,381 27,381 27,0 0,0">
          <text:p/>
        </draw:polygon>
        <draw:polygon draw:style-name="gr30" draw:text-style-name="P8" draw:layer="layout" svg:width="0.026cm" svg:height="0.38cm" svg:x="27.427cm" svg:y="4.248cm" svg:viewBox="0 0 27 381" draw:points="0,381 27,381 27,0 0,0">
          <text:p/>
        </draw:polygon>
        <draw:polygon draw:style-name="gr29" draw:text-style-name="P7" draw:layer="layout" svg:width="0.026cm" svg:height="0.38cm" svg:x="27.453cm" svg:y="4.248cm" svg:viewBox="0 0 27 381" draw:points="0,381 27,381 27,0 0,0">
          <text:p/>
        </draw:polygon>
        <draw:polygon draw:style-name="gr31" draw:text-style-name="P9" draw:layer="layout" svg:width="0.026cm" svg:height="0.38cm" svg:x="27.48cm" svg:y="4.248cm" svg:viewBox="0 0 27 381" draw:points="0,381 27,381 27,0 0,0">
          <text:p/>
        </draw:polygon>
        <draw:polygon draw:style-name="gr32" draw:text-style-name="P10" draw:layer="layout" svg:width="0.026cm" svg:height="0.38cm" svg:x="27.506cm" svg:y="4.248cm" svg:viewBox="0 0 27 381" draw:points="0,381 27,381 27,0 0,0">
          <text:p/>
        </draw:polygon>
        <draw:polygon draw:style-name="gr31" draw:text-style-name="P9" draw:layer="layout" svg:width="0.026cm" svg:height="0.38cm" svg:x="27.532cm" svg:y="4.248cm" svg:viewBox="0 0 27 381" draw:points="0,381 27,381 27,0 0,0">
          <text:p/>
        </draw:polygon>
        <draw:polygon draw:style-name="gr29" draw:text-style-name="P7" draw:layer="layout" svg:width="0.026cm" svg:height="0.38cm" svg:x="27.558cm" svg:y="4.248cm" svg:viewBox="0 0 27 381" draw:points="0,381 27,381 27,0 0,0">
          <text:p/>
        </draw:polygon>
        <draw:polygon draw:style-name="gr29" draw:text-style-name="P7" draw:layer="layout" svg:width="0.026cm" svg:height="0.38cm" svg:x="27.584cm" svg:y="4.248cm" svg:viewBox="0 0 27 381" draw:points="0,381 27,381 27,0 0,0">
          <text:p/>
        </draw:polygon>
        <draw:polygon draw:style-name="gr32" draw:text-style-name="P10" draw:layer="layout" svg:width="0.026cm" svg:height="0.38cm" svg:x="27.611cm" svg:y="4.248cm" svg:viewBox="0 0 27 381" draw:points="0,381 27,381 27,0 0,0">
          <text:p/>
        </draw:polygon>
        <draw:polygon draw:style-name="gr30" draw:text-style-name="P8" draw:layer="layout" svg:width="0.026cm" svg:height="0.38cm" svg:x="27.637cm" svg:y="4.248cm" svg:viewBox="0 0 27 381" draw:points="0,381 27,381 27,0 0,0">
          <text:p/>
        </draw:polygon>
        <draw:polygon draw:style-name="gr29" draw:text-style-name="P7" draw:layer="layout" svg:width="0.026cm" svg:height="0.38cm" svg:x="27.663cm" svg:y="4.248cm" svg:viewBox="0 0 27 381" draw:points="0,381 27,381 27,0 0,0">
          <text:p/>
        </draw:polygon>
        <draw:polygon draw:style-name="gr32" draw:text-style-name="P10" draw:layer="layout" svg:width="0.027cm" svg:height="0.38cm" svg:x="27.689cm" svg:y="4.248cm" svg:viewBox="0 0 28 381" draw:points="0,381 28,381 28,0 0,0">
          <text:p/>
        </draw:polygon>
        <draw:polygon draw:style-name="gr30" draw:text-style-name="P8" draw:layer="layout" svg:width="0.026cm" svg:height="0.38cm" svg:x="27.716cm" svg:y="4.248cm" svg:viewBox="0 0 27 381" draw:points="0,381 27,381 27,0 0,0">
          <text:p/>
        </draw:polygon>
        <draw:polygon draw:style-name="gr31" draw:text-style-name="P9" draw:layer="layout" svg:width="0.026cm" svg:height="0.38cm" svg:x="27.742cm" svg:y="4.248cm" svg:viewBox="0 0 27 381" draw:points="0,381 27,381 27,0 0,0">
          <text:p/>
        </draw:polygon>
        <draw:polygon draw:style-name="gr29" draw:text-style-name="P7" draw:layer="layout" svg:width="0.026cm" svg:height="0.38cm" svg:x="27.768cm" svg:y="4.248cm" svg:viewBox="0 0 27 381" draw:points="0,381 27,381 27,0 0,0">
          <text:p/>
        </draw:polygon>
        <draw:polygon draw:style-name="gr29" draw:text-style-name="P7" draw:layer="layout" svg:width="0.026cm" svg:height="0.38cm" svg:x="27.795cm" svg:y="4.248cm" svg:viewBox="0 0 27 381" draw:points="0,381 27,381 27,0 0,0">
          <text:p/>
        </draw:polygon>
        <draw:polygon draw:style-name="gr32" draw:text-style-name="P10" draw:layer="layout" svg:width="0.026cm" svg:height="0.38cm" svg:x="27.821cm" svg:y="4.248cm" svg:viewBox="0 0 27 381" draw:points="0,381 27,381 27,0 0,0">
          <text:p/>
        </draw:polygon>
        <draw:polygon draw:style-name="gr30" draw:text-style-name="P8" draw:layer="layout" svg:width="0.026cm" svg:height="0.38cm" svg:x="27.847cm" svg:y="4.248cm" svg:viewBox="0 0 27 381" draw:points="0,381 27,381 27,0 0,0">
          <text:p/>
        </draw:polygon>
        <draw:polygon draw:style-name="gr32" draw:text-style-name="P10" draw:layer="layout" svg:width="0.026cm" svg:height="0.38cm" svg:x="27.873cm" svg:y="4.248cm" svg:viewBox="0 0 27 381" draw:points="0,381 27,381 27,0 0,0">
          <text:p/>
        </draw:polygon>
        <draw:polygon draw:style-name="gr32" draw:text-style-name="P10" draw:layer="layout" svg:width="0.026cm" svg:height="0.38cm" svg:x="27.9cm" svg:y="4.248cm" svg:viewBox="0 0 27 381" draw:points="0,381 27,381 27,0 0,0">
          <text:p/>
        </draw:polygon>
        <draw:polygon draw:style-name="gr32" draw:text-style-name="P10" draw:layer="layout" svg:width="0.026cm" svg:height="0.38cm" svg:x="27.926cm" svg:y="4.248cm" svg:viewBox="0 0 27 381" draw:points="0,381 27,381 27,0 0,0">
          <text:p/>
        </draw:polygon>
        <draw:polygon draw:style-name="gr31" draw:text-style-name="P9" draw:layer="layout" svg:width="0.026cm" svg:height="0.38cm" svg:x="27.952cm" svg:y="4.248cm" svg:viewBox="0 0 27 381" draw:points="0,381 27,381 27,0 0,0">
          <text:p/>
        </draw:polygon>
        <draw:polygon draw:style-name="gr29" draw:text-style-name="P7" draw:layer="layout" svg:width="0.026cm" svg:height="0.38cm" svg:x="27.978cm" svg:y="4.248cm" svg:viewBox="0 0 27 381" draw:points="0,381 27,381 27,0 0,0">
          <text:p/>
        </draw:polygon>
        <draw:polygon draw:style-name="gr29" draw:text-style-name="P7" draw:layer="layout" svg:width="0.026cm" svg:height="0.38cm" svg:x="28.005cm" svg:y="4.248cm" svg:viewBox="0 0 27 381" draw:points="0,381 27,381 27,0 0,0">
          <text:p/>
        </draw:polygon>
        <draw:polygon draw:style-name="gr30" draw:text-style-name="P8" draw:layer="layout" svg:width="0.026cm" svg:height="0.38cm" svg:x="28.031cm" svg:y="4.248cm" svg:viewBox="0 0 27 381" draw:points="0,381 27,381 27,0 0,0">
          <text:p/>
        </draw:polygon>
        <draw:polygon draw:style-name="gr31" draw:text-style-name="P9" draw:layer="layout" svg:width="0.027cm" svg:height="0.38cm" svg:x="28.057cm" svg:y="4.248cm" svg:viewBox="0 0 28 381" draw:points="0,381 28,381 28,0 0,0">
          <text:p/>
        </draw:polygon>
        <draw:polygon draw:style-name="gr30" draw:text-style-name="P8" draw:layer="layout" svg:width="0.026cm" svg:height="0.38cm" svg:x="28.084cm" svg:y="4.248cm" svg:viewBox="0 0 27 381" draw:points="0,381 27,381 27,0 0,0">
          <text:p/>
        </draw:polygon>
        <draw:polygon draw:style-name="gr29" draw:text-style-name="P7" draw:layer="layout" svg:width="0.026cm" svg:height="0.38cm" svg:x="28.11cm" svg:y="4.248cm" svg:viewBox="0 0 27 381" draw:points="0,381 27,381 27,0 0,0">
          <text:p/>
        </draw:polygon>
        <draw:polygon draw:style-name="gr30" draw:text-style-name="P8" draw:layer="layout" svg:width="0.026cm" svg:height="0.38cm" svg:x="28.136cm" svg:y="4.248cm" svg:viewBox="0 0 27 381" draw:points="0,381 27,381 27,0 0,0">
          <text:p/>
        </draw:polygon>
        <draw:polygon draw:style-name="gr30" draw:text-style-name="P8" draw:layer="layout" svg:width="0.026cm" svg:height="0.38cm" svg:x="28.163cm" svg:y="4.248cm" svg:viewBox="0 0 27 381" draw:points="0,381 27,381 27,0 0,0">
          <text:p/>
        </draw:polygon>
        <draw:polygon draw:style-name="gr32" draw:text-style-name="P10" draw:layer="layout" svg:width="0.026cm" svg:height="0.38cm" svg:x="28.189cm" svg:y="4.248cm" svg:viewBox="0 0 27 381" draw:points="0,381 27,381 27,0 0,0">
          <text:p/>
        </draw:polygon>
        <draw:polygon draw:style-name="gr32" draw:text-style-name="P10" draw:layer="layout" svg:width="0.026cm" svg:height="0.38cm" svg:x="28.215cm" svg:y="4.248cm" svg:viewBox="0 0 27 381" draw:points="0,381 27,381 27,0 0,0">
          <text:p/>
        </draw:polygon>
        <draw:polygon draw:style-name="gr31" draw:text-style-name="P9" draw:layer="layout" svg:width="0.026cm" svg:height="0.38cm" svg:x="28.241cm" svg:y="4.248cm" svg:viewBox="0 0 27 381" draw:points="0,381 27,381 27,0 0,0">
          <text:p/>
        </draw:polygon>
        <draw:polygon draw:style-name="gr30" draw:text-style-name="P8" draw:layer="layout" svg:width="0.026cm" svg:height="0.38cm" svg:x="28.267cm" svg:y="4.248cm" svg:viewBox="0 0 27 381" draw:points="0,381 27,381 27,0 0,0">
          <text:p/>
        </draw:polygon>
        <draw:polygon draw:style-name="gr31" draw:text-style-name="P9" draw:layer="layout" svg:width="0.026cm" svg:height="0.38cm" svg:x="28.294cm" svg:y="4.248cm" svg:viewBox="0 0 27 381" draw:points="0,381 27,381 27,0 0,0">
          <text:p/>
        </draw:polygon>
        <draw:polygon draw:style-name="gr30" draw:text-style-name="P8" draw:layer="layout" svg:width="0.026cm" svg:height="0.38cm" svg:x="28.32cm" svg:y="4.248cm" svg:viewBox="0 0 27 381" draw:points="0,381 27,381 27,0 0,0">
          <text:p/>
        </draw:polygon>
        <draw:polygon draw:style-name="gr30" draw:text-style-name="P8" draw:layer="layout" svg:width="0.026cm" svg:height="0.38cm" svg:x="28.346cm" svg:y="4.248cm" svg:viewBox="0 0 27 381" draw:points="0,381 27,381 27,0 0,0">
          <text:p/>
        </draw:polygon>
        <draw:polygon draw:style-name="gr30" draw:text-style-name="P8" draw:layer="layout" svg:width="0.027cm" svg:height="0.38cm" svg:x="28.372cm" svg:y="4.248cm" svg:viewBox="0 0 28 381" draw:points="0,381 28,381 28,0 0,0">
          <text:p/>
        </draw:polygon>
        <draw:polygon draw:style-name="gr30" draw:text-style-name="P8" draw:layer="layout" svg:width="0.026cm" svg:height="0.38cm" svg:x="28.399cm" svg:y="4.248cm" svg:viewBox="0 0 27 381" draw:points="0,381 27,381 27,0 0,0">
          <text:p/>
        </draw:polygon>
        <draw:polygon draw:style-name="gr32" draw:text-style-name="P10" draw:layer="layout" svg:width="0.026cm" svg:height="0.38cm" svg:x="28.425cm" svg:y="4.248cm" svg:viewBox="0 0 27 381" draw:points="0,381 27,381 27,0 0,0">
          <text:p/>
        </draw:polygon>
        <draw:polygon draw:style-name="gr32" draw:text-style-name="P10" draw:layer="layout" svg:width="0.027cm" svg:height="0.38cm" svg:x="28.451cm" svg:y="4.248cm" svg:viewBox="0 0 28 381" draw:points="0,381 28,381 28,0 0,0">
          <text:p/>
        </draw:polygon>
        <draw:polygon draw:style-name="gr31" draw:text-style-name="P9" draw:layer="layout" svg:width="0.026cm" svg:height="0.38cm" svg:x="28.478cm" svg:y="4.248cm" svg:viewBox="0 0 27 381" draw:points="0,381 27,381 27,0 0,0">
          <text:p/>
        </draw:polygon>
        <draw:polygon draw:style-name="gr31" draw:text-style-name="P9" draw:layer="layout" svg:width="0.026cm" svg:height="0.38cm" svg:x="28.504cm" svg:y="4.248cm" svg:viewBox="0 0 27 381" draw:points="0,381 27,381 27,0 0,0">
          <text:p/>
        </draw:polygon>
        <draw:polygon draw:style-name="gr32" draw:text-style-name="P10" draw:layer="layout" svg:width="0.026cm" svg:height="0.38cm" svg:x="28.53cm" svg:y="4.248cm" svg:viewBox="0 0 27 381" draw:points="0,381 27,381 27,0 0,0">
          <text:p/>
        </draw:polygon>
        <draw:polygon draw:style-name="gr29" draw:text-style-name="P7" draw:layer="layout" svg:width="0.026cm" svg:height="0.38cm" svg:x="28.557cm" svg:y="4.248cm" svg:viewBox="0 0 27 381" draw:points="0,381 27,381 27,0 0,0">
          <text:p/>
        </draw:polygon>
        <draw:polygon draw:style-name="gr32" draw:text-style-name="P10" draw:layer="layout" svg:width="0.026cm" svg:height="0.38cm" svg:x="28.583cm" svg:y="4.248cm" svg:viewBox="0 0 27 381" draw:points="0,381 27,381 27,0 0,0">
          <text:p/>
        </draw:polygon>
        <draw:polygon draw:style-name="gr32" draw:text-style-name="P10" draw:layer="layout" svg:width="0.026cm" svg:height="0.38cm" svg:x="28.609cm" svg:y="4.248cm" svg:viewBox="0 0 27 381" draw:points="0,381 27,381 27,0 0,0">
          <text:p/>
        </draw:polygon>
        <draw:polygon draw:style-name="gr30" draw:text-style-name="P8" draw:layer="layout" svg:width="0.026cm" svg:height="0.38cm" svg:x="28.635cm" svg:y="4.248cm" svg:viewBox="0 0 27 381" draw:points="0,381 27,381 27,0 0,0">
          <text:p/>
        </draw:polygon>
        <draw:polygon draw:style-name="gr30" draw:text-style-name="P8" draw:layer="layout" svg:width="0.026cm" svg:height="0.38cm" svg:x="28.662cm" svg:y="4.248cm" svg:viewBox="0 0 27 381" draw:points="0,381 27,381 27,0 0,0">
          <text:p/>
        </draw:polygon>
        <draw:polygon draw:style-name="gr31" draw:text-style-name="P9" draw:layer="layout" svg:width="0.026cm" svg:height="0.38cm" svg:x="28.688cm" svg:y="4.248cm" svg:viewBox="0 0 27 381" draw:points="0,381 27,381 27,0 0,0">
          <text:p/>
        </draw:polygon>
        <draw:polygon draw:style-name="gr29" draw:text-style-name="P7" draw:layer="layout" svg:width="0.026cm" svg:height="0.38cm" svg:x="28.714cm" svg:y="4.248cm" svg:viewBox="0 0 27 381" draw:points="0,381 27,381 27,0 0,0">
          <text:p/>
        </draw:polygon>
        <draw:polygon draw:style-name="gr31" draw:text-style-name="P9" draw:layer="layout" svg:width="0.026cm" svg:height="0.38cm" svg:x="28.74cm" svg:y="4.248cm" svg:viewBox="0 0 27 381" draw:points="0,381 27,381 27,0 0,0">
          <text:p/>
        </draw:polygon>
        <draw:polygon draw:style-name="gr31" draw:text-style-name="P9" draw:layer="layout" svg:width="0.027cm" svg:height="0.38cm" svg:x="28.767cm" svg:y="4.248cm" svg:viewBox="0 0 28 381" draw:points="0,381 28,381 28,0 0,0">
          <text:p/>
        </draw:polygon>
        <draw:polygon draw:style-name="gr31" draw:text-style-name="P9" draw:layer="layout" svg:width="0.026cm" svg:height="0.38cm" svg:x="28.793cm" svg:y="4.248cm" svg:viewBox="0 0 27 381" draw:points="0,381 27,381 27,0 0,0">
          <text:p/>
        </draw:polygon>
        <draw:polygon draw:style-name="gr31" draw:text-style-name="P9" draw:layer="layout" svg:width="0.026cm" svg:height="0.38cm" svg:x="28.819cm" svg:y="4.248cm" svg:viewBox="0 0 27 381" draw:points="0,381 27,381 27,0 0,0">
          <text:p/>
        </draw:polygon>
        <draw:polygon draw:style-name="gr30" draw:text-style-name="P8" draw:layer="layout" svg:width="0.026cm" svg:height="0.38cm" svg:x="28.846cm" svg:y="4.248cm" svg:viewBox="0 0 27 381" draw:points="0,381 27,381 27,0 0,0">
          <text:p/>
        </draw:polygon>
        <draw:polygon draw:style-name="gr29" draw:text-style-name="P7" draw:layer="layout" svg:width="0.026cm" svg:height="0.38cm" svg:x="28.872cm" svg:y="4.248cm" svg:viewBox="0 0 27 381" draw:points="0,381 27,381 27,0 0,0">
          <text:p/>
        </draw:polygon>
        <draw:polygon draw:style-name="gr32" draw:text-style-name="P10" draw:layer="layout" svg:width="0.026cm" svg:height="0.38cm" svg:x="28.898cm" svg:y="4.248cm" svg:viewBox="0 0 27 381" draw:points="0,381 27,381 27,0 0,0">
          <text:p/>
        </draw:polygon>
        <draw:polygon draw:style-name="gr31" draw:text-style-name="P9" draw:layer="layout" svg:width="0.026cm" svg:height="0.38cm" svg:x="28.924cm" svg:y="4.248cm" svg:viewBox="0 0 27 381" draw:points="0,381 27,381 27,0 0,0">
          <text:p/>
        </draw:polygon>
        <draw:polygon draw:style-name="gr30" draw:text-style-name="P8" draw:layer="layout" svg:width="0.026cm" svg:height="0.38cm" svg:x="28.951cm" svg:y="4.248cm" svg:viewBox="0 0 27 381" draw:points="0,381 27,381 27,0 0,0">
          <text:p/>
        </draw:polygon>
        <draw:polygon draw:style-name="gr30" draw:text-style-name="P8" draw:layer="layout" svg:width="0.026cm" svg:height="0.38cm" svg:x="28.977cm" svg:y="4.248cm" svg:viewBox="0 0 27 381" draw:points="0,381 27,381 27,0 0,0">
          <text:p/>
        </draw:polygon>
        <draw:polygon draw:style-name="gr32" draw:text-style-name="P10" draw:layer="layout" svg:width="0.026cm" svg:height="0.38cm" svg:x="29.003cm" svg:y="4.248cm" svg:viewBox="0 0 27 381" draw:points="0,381 27,381 27,0 0,0">
          <text:p/>
        </draw:polygon>
        <draw:polygon draw:style-name="gr31" draw:text-style-name="P9" draw:layer="layout" svg:width="0.026cm" svg:height="0.38cm" svg:x="29.029cm" svg:y="4.248cm" svg:viewBox="0 0 27 381" draw:points="0,381 27,381 27,0 0,0">
          <text:p/>
        </draw:polygon>
        <draw:polygon draw:style-name="gr32" draw:text-style-name="P10" draw:layer="layout" svg:width="0.026cm" svg:height="0.38cm" svg:x="29.056cm" svg:y="4.248cm" svg:viewBox="0 0 27 381" draw:points="0,381 27,381 27,0 0,0">
          <text:p/>
        </draw:polygon>
        <draw:polygon draw:style-name="gr32" draw:text-style-name="P10" draw:layer="layout" svg:width="0.026cm" svg:height="0.38cm" svg:x="29.082cm" svg:y="4.248cm" svg:viewBox="0 0 27 381" draw:points="0,381 27,381 27,0 0,0">
          <text:p/>
        </draw:polygon>
        <draw:polygon draw:style-name="gr30" draw:text-style-name="P8" draw:layer="layout" svg:width="0.026cm" svg:height="0.38cm" svg:x="29.108cm" svg:y="4.248cm" svg:viewBox="0 0 27 381" draw:points="0,381 27,381 27,0 0,0">
          <text:p/>
        </draw:polygon>
        <draw:polygon draw:style-name="gr31" draw:text-style-name="P9" draw:layer="layout" svg:width="0.027cm" svg:height="0.38cm" svg:x="29.134cm" svg:y="4.248cm" svg:viewBox="0 0 28 381" draw:points="0,381 28,381 28,0 0,0">
          <text:p/>
        </draw:polygon>
        <draw:polygon draw:style-name="gr29" draw:text-style-name="P7" draw:layer="layout" svg:width="0.026cm" svg:height="0.38cm" svg:x="29.161cm" svg:y="4.248cm" svg:viewBox="0 0 27 381" draw:points="0,381 27,381 27,0 0,0">
          <text:p/>
        </draw:polygon>
        <draw:polygon draw:style-name="gr31" draw:text-style-name="P9" draw:layer="layout" svg:width="0.026cm" svg:height="0.38cm" svg:x="29.187cm" svg:y="4.248cm" svg:viewBox="0 0 27 381" draw:points="0,381 27,381 27,0 0,0">
          <text:p/>
        </draw:polygon>
        <draw:polygon draw:style-name="gr32" draw:text-style-name="P10" draw:layer="layout" svg:width="0.026cm" svg:height="0.38cm" svg:x="29.213cm" svg:y="4.248cm" svg:viewBox="0 0 27 381" draw:points="0,381 27,381 27,0 0,0">
          <text:p/>
        </draw:polygon>
        <draw:polygon draw:style-name="gr31" draw:text-style-name="P9" draw:layer="layout" svg:width="0.026cm" svg:height="0.38cm" svg:x="29.24cm" svg:y="4.248cm" svg:viewBox="0 0 27 381" draw:points="0,381 27,381 27,0 0,0">
          <text:p/>
        </draw:polygon>
        <draw:polygon draw:style-name="gr32" draw:text-style-name="P10" draw:layer="layout" svg:width="0.026cm" svg:height="0.38cm" svg:x="29.266cm" svg:y="4.248cm" svg:viewBox="0 0 27 381" draw:points="0,381 27,381 27,0 0,0">
          <text:p/>
        </draw:polygon>
        <draw:polygon draw:style-name="gr30" draw:text-style-name="P8" draw:layer="layout" svg:width="0.026cm" svg:height="0.38cm" svg:x="29.292cm" svg:y="4.248cm" svg:viewBox="0 0 27 381" draw:points="0,381 27,381 27,0 0,0">
          <text:p/>
        </draw:polygon>
        <draw:polygon draw:style-name="gr32" draw:text-style-name="P10" draw:layer="layout" svg:width="0.026cm" svg:height="0.38cm" svg:x="29.318cm" svg:y="4.248cm" svg:viewBox="0 0 27 381" draw:points="0,381 27,381 27,0 0,0">
          <text:p/>
        </draw:polygon>
        <draw:polygon draw:style-name="gr32" draw:text-style-name="P10" draw:layer="layout" svg:width="0.026cm" svg:height="0.38cm" svg:x="29.345cm" svg:y="4.248cm" svg:viewBox="0 0 27 381" draw:points="0,381 27,381 27,0 0,0">
          <text:p/>
        </draw:polygon>
        <draw:polygon draw:style-name="gr31" draw:text-style-name="P9" draw:layer="layout" svg:width="0.026cm" svg:height="0.38cm" svg:x="29.371cm" svg:y="4.248cm" svg:viewBox="0 0 27 381" draw:points="0,381 27,381 27,0 0,0">
          <text:p/>
        </draw:polygon>
        <draw:polygon draw:style-name="gr29" draw:text-style-name="P7" draw:layer="layout" svg:width="0.026cm" svg:height="0.38cm" svg:x="29.397cm" svg:y="4.248cm" svg:viewBox="0 0 27 381" draw:points="0,381 27,381 27,0 0,0">
          <text:p/>
        </draw:polygon>
        <draw:polygon draw:style-name="gr29" draw:text-style-name="P7" draw:layer="layout" svg:width="0.026cm" svg:height="0.38cm" svg:x="29.423cm" svg:y="4.248cm" svg:viewBox="0 0 27 381" draw:points="0,381 27,381 27,0 0,0">
          <text:p/>
        </draw:polygon>
        <draw:polygon draw:style-name="gr32" draw:text-style-name="P10" draw:layer="layout" svg:width="0.026cm" svg:height="0.38cm" svg:x="29.45cm" svg:y="4.248cm" svg:viewBox="0 0 27 381" draw:points="0,381 27,381 27,0 0,0">
          <text:p/>
        </draw:polygon>
        <draw:polygon draw:style-name="gr32" draw:text-style-name="P10" draw:layer="layout" svg:width="0.026cm" svg:height="0.38cm" svg:x="29.476cm" svg:y="4.248cm" svg:viewBox="0 0 27 381" draw:points="0,381 27,381 27,0 0,0">
          <text:p/>
        </draw:polygon>
        <draw:polygon draw:style-name="gr30" draw:text-style-name="P8" draw:layer="layout" svg:width="0.026cm" svg:height="0.38cm" svg:x="29.502cm" svg:y="4.248cm" svg:viewBox="0 0 27 381" draw:points="0,381 27,381 27,0 0,0">
          <text:p/>
        </draw:polygon>
        <draw:polygon draw:style-name="gr32" draw:text-style-name="P10" draw:layer="layout" svg:width="0.027cm" svg:height="0.38cm" svg:x="29.528cm" svg:y="4.248cm" svg:viewBox="0 0 28 381" draw:points="0,381 28,381 28,0 0,0">
          <text:p/>
        </draw:polygon>
        <draw:polygon draw:style-name="gr32" draw:text-style-name="P10" draw:layer="layout" svg:width="0.026cm" svg:height="0.38cm" svg:x="29.555cm" svg:y="4.248cm" svg:viewBox="0 0 27 381" draw:points="0,381 27,381 27,0 0,0">
          <text:p/>
        </draw:polygon>
        <draw:polygon draw:style-name="gr30" draw:text-style-name="P8" draw:layer="layout" svg:width="0.026cm" svg:height="0.38cm" svg:x="29.581cm" svg:y="4.248cm" svg:viewBox="0 0 27 381" draw:points="0,381 27,381 27,0 0,0">
          <text:p/>
        </draw:polygon>
        <draw:polygon draw:style-name="gr31" draw:text-style-name="P9" draw:layer="layout" svg:width="0.026cm" svg:height="0.38cm" svg:x="29.607cm" svg:y="4.248cm" svg:viewBox="0 0 27 381" draw:points="0,381 27,381 27,0 0,0">
          <text:p/>
        </draw:polygon>
        <draw:polygon draw:style-name="gr30" draw:text-style-name="P8" draw:layer="layout" svg:width="0.026cm" svg:height="0.38cm" svg:x="29.635cm" svg:y="4.248cm" svg:viewBox="0 0 27 381" draw:points="0,381 27,381 27,0 0,0">
          <text:p/>
        </draw:polygon>
        <draw:polygon draw:style-name="gr30" draw:text-style-name="P8" draw:layer="layout" svg:width="0.026cm" svg:height="0.38cm" svg:x="29.66cm" svg:y="4.248cm" svg:viewBox="0 0 27 381" draw:points="0,381 27,381 27,0 0,0">
          <text:p/>
        </draw:polygon>
        <draw:polygon draw:style-name="gr30" draw:text-style-name="P8" draw:layer="layout" svg:width="0.026cm" svg:height="0.38cm" svg:x="29.686cm" svg:y="4.248cm" svg:viewBox="0 0 27 381" draw:points="0,381 27,381 27,0 0,0">
          <text:p/>
        </draw:polygon>
        <draw:polygon draw:style-name="gr30" draw:text-style-name="P8" draw:layer="layout" svg:width="0.026cm" svg:height="0.38cm" svg:x="29.712cm" svg:y="4.248cm" svg:viewBox="0 0 27 381" draw:points="0,381 27,381 27,0 0,0">
          <text:p/>
        </draw:polygon>
        <draw:polygon draw:style-name="gr32" draw:text-style-name="P10" draw:layer="layout" svg:width="0.026cm" svg:height="0.38cm" svg:x="29.739cm" svg:y="4.248cm" svg:viewBox="0 0 27 381" draw:points="0,381 27,381 27,0 0,0">
          <text:p/>
        </draw:polygon>
        <draw:polygon draw:style-name="gr31" draw:text-style-name="P9" draw:layer="layout" svg:width="0.026cm" svg:height="0.38cm" svg:x="29.765cm" svg:y="4.248cm" svg:viewBox="0 0 27 381" draw:points="0,381 27,381 27,0 0,0">
          <text:p/>
        </draw:polygon>
        <draw:polygon draw:style-name="gr30" draw:text-style-name="P8" draw:layer="layout" svg:width="0.026cm" svg:height="0.38cm" svg:x="29.791cm" svg:y="4.248cm" svg:viewBox="0 0 27 381" draw:points="0,381 27,381 27,0 0,0">
          <text:p/>
        </draw:polygon>
        <draw:polygon draw:style-name="gr30" draw:text-style-name="P8" draw:layer="layout" svg:width="0.027cm" svg:height="0.38cm" svg:x="29.817cm" svg:y="4.248cm" svg:viewBox="0 0 28 381" draw:points="0,381 28,381 28,0 0,0">
          <text:p/>
        </draw:polygon>
        <draw:polygon draw:style-name="gr31" draw:text-style-name="P9" draw:layer="layout" svg:width="0.026cm" svg:height="0.38cm" svg:x="29.844cm" svg:y="4.248cm" svg:viewBox="0 0 27 381" draw:points="0,381 27,381 27,0 0,0">
          <text:p/>
        </draw:polygon>
        <draw:polygon draw:style-name="gr31" draw:text-style-name="P9" draw:layer="layout" svg:width="0.026cm" svg:height="0.38cm" svg:x="29.87cm" svg:y="4.248cm" svg:viewBox="0 0 27 381" draw:points="0,381 27,381 27,0 0,0">
          <text:p/>
        </draw:polygon>
        <draw:polygon draw:style-name="gr32" draw:text-style-name="P10" draw:layer="layout" svg:width="0.027cm" svg:height="0.38cm" svg:x="29.896cm" svg:y="4.248cm" svg:viewBox="0 0 28 381" draw:points="0,381 28,381 28,0 0,0">
          <text:p/>
        </draw:polygon>
        <draw:polygon draw:style-name="gr32" draw:text-style-name="P10" draw:layer="layout" svg:width="0.026cm" svg:height="0.38cm" svg:x="29.923cm" svg:y="4.248cm" svg:viewBox="0 0 27 381" draw:points="0,381 27,381 27,0 0,0">
          <text:p/>
        </draw:polygon>
        <draw:polygon draw:style-name="gr32" draw:text-style-name="P10" draw:layer="layout" svg:width="0.026cm" svg:height="0.38cm" svg:x="29.949cm" svg:y="4.248cm" svg:viewBox="0 0 27 381" draw:points="0,381 27,381 27,0 0,0">
          <text:p/>
        </draw:polygon>
        <draw:polygon draw:style-name="gr32" draw:text-style-name="P10" draw:layer="layout" svg:width="0.026cm" svg:height="0.38cm" svg:x="29.975cm" svg:y="4.248cm" svg:viewBox="0 0 27 381" draw:points="0,381 27,381 27,0 0,0">
          <text:p/>
        </draw:polygon>
        <draw:polygon draw:style-name="gr32" draw:text-style-name="P10" draw:layer="layout" svg:width="0.026cm" svg:height="0.38cm" svg:x="30.028cm" svg:y="4.248cm" svg:viewBox="0 0 27 381" draw:points="0,381 27,381 27,0 0,0">
          <text:p/>
        </draw:polygon>
        <draw:polygon draw:style-name="gr30" draw:text-style-name="P8" draw:layer="layout" svg:width="0.026cm" svg:height="0.38cm" svg:x="30.054cm" svg:y="4.248cm" svg:viewBox="0 0 27 381" draw:points="0,381 27,381 27,0 0,0">
          <text:p/>
        </draw:polygon>
        <draw:polygon draw:style-name="gr31" draw:text-style-name="P9" draw:layer="layout" svg:width="0.026cm" svg:height="0.38cm" svg:x="30.08cm" svg:y="4.248cm" svg:viewBox="0 0 27 381" draw:points="0,381 27,381 27,0 0,0">
          <text:p/>
        </draw:polygon>
        <draw:polygon draw:style-name="gr29" draw:text-style-name="P7" draw:layer="layout" svg:width="0.026cm" svg:height="0.38cm" svg:x="30.238cm" svg:y="4.248cm" svg:viewBox="0 0 27 381" draw:points="0,381 27,381 27,0 0,0">
          <text:p/>
        </draw:polygon>
        <draw:polygon draw:style-name="gr30" draw:text-style-name="P8" draw:layer="layout" svg:width="0.026cm" svg:height="0.38cm" svg:x="30.264cm" svg:y="4.248cm" svg:viewBox="0 0 27 381" draw:points="0,381 27,381 27,0 0,0">
          <text:p/>
        </draw:polygon>
        <draw:polygon draw:style-name="gr30" draw:text-style-name="P8" draw:layer="layout" svg:width="0.027cm" svg:height="0.38cm" svg:x="30.29cm" svg:y="4.248cm" svg:viewBox="0 0 28 381" draw:points="0,381 28,381 28,0 0,0">
          <text:p/>
        </draw:polygon>
        <draw:polygon draw:style-name="gr31" draw:text-style-name="P9" draw:layer="layout" svg:width="0.026cm" svg:height="0.38cm" svg:x="30.317cm" svg:y="4.248cm" svg:viewBox="0 0 27 381" draw:points="0,381 27,381 27,0 0,0">
          <text:p/>
        </draw:polygon>
        <draw:polygon draw:style-name="gr31" draw:text-style-name="P9" draw:layer="layout" svg:width="0.026cm" svg:height="0.38cm" svg:x="30.343cm" svg:y="4.248cm" svg:viewBox="0 0 27 381" draw:points="0,381 27,381 27,0 0,0">
          <text:p/>
        </draw:polygon>
        <draw:polygon draw:style-name="gr31" draw:text-style-name="P9" draw:layer="layout" svg:width="0.026cm" svg:height="0.38cm" svg:x="30.369cm" svg:y="4.248cm" svg:viewBox="0 0 27 381" draw:points="0,381 27,381 27,0 0,0">
          <text:p/>
        </draw:polygon>
        <draw:polygon draw:style-name="gr29" draw:text-style-name="P7" draw:layer="layout" svg:width="0.026cm" svg:height="0.38cm" svg:x="30.396cm" svg:y="4.248cm" svg:viewBox="0 0 27 381" draw:points="0,381 27,381 27,0 0,0">
          <text:p/>
        </draw:polygon>
        <draw:polygon draw:style-name="gr31" draw:text-style-name="P9" draw:layer="layout" svg:width="0.026cm" svg:height="0.38cm" svg:x="30.422cm" svg:y="4.248cm" svg:viewBox="0 0 27 381" draw:points="0,381 27,381 27,0 0,0">
          <text:p/>
        </draw:polygon>
        <draw:polygon draw:style-name="gr31" draw:text-style-name="P9" draw:layer="layout" svg:width="0.026cm" svg:height="0.38cm" svg:x="30.448cm" svg:y="4.248cm" svg:viewBox="0 0 27 381" draw:points="0,381 27,381 27,0 0,0">
          <text:p/>
        </draw:polygon>
        <draw:polygon draw:style-name="gr29" draw:text-style-name="P7" draw:layer="layout" svg:width="0.026cm" svg:height="0.38cm" svg:x="30.475cm" svg:y="4.248cm" svg:viewBox="0 0 27 381" draw:points="0,381 27,381 27,0 0,0">
          <text:p/>
        </draw:polygon>
        <draw:polygon draw:style-name="gr29" draw:text-style-name="P7" draw:layer="layout" svg:width="0.026cm" svg:height="0.38cm" svg:x="30.501cm" svg:y="4.248cm" svg:viewBox="0 0 27 381" draw:points="0,381 27,381 27,0 0,0">
          <text:p/>
        </draw:polygon>
        <draw:polygon draw:style-name="gr31" draw:text-style-name="P9" draw:layer="layout" svg:width="0.026cm" svg:height="0.38cm" svg:x="30.527cm" svg:y="4.248cm" svg:viewBox="0 0 27 381" draw:points="0,381 27,381 27,0 0,0">
          <text:p/>
        </draw:polygon>
        <draw:polygon draw:style-name="gr31" draw:text-style-name="P9" draw:layer="layout" svg:width="0.026cm" svg:height="0.38cm" svg:x="30.553cm" svg:y="4.248cm" svg:viewBox="0 0 27 381" draw:points="0,381 27,381 27,0 0,0">
          <text:p/>
        </draw:polygon>
        <draw:polygon draw:style-name="gr30" draw:text-style-name="P8" draw:layer="layout" svg:width="0.027cm" svg:height="0.38cm" svg:x="30.579cm" svg:y="4.248cm" svg:viewBox="0 0 28 381" draw:points="0,381 28,381 28,0 0,0">
          <text:p/>
        </draw:polygon>
        <draw:polygon draw:style-name="gr31" draw:text-style-name="P9" draw:layer="layout" svg:width="0.026cm" svg:height="0.38cm" svg:x="30.606cm" svg:y="4.248cm" svg:viewBox="0 0 27 381" draw:points="0,381 27,381 27,0 0,0">
          <text:p/>
        </draw:polygon>
        <draw:polygon draw:style-name="gr31" draw:text-style-name="P9" draw:layer="layout" svg:width="0.026cm" svg:height="0.38cm" svg:x="30.632cm" svg:y="4.248cm" svg:viewBox="0 0 27 381" draw:points="0,381 27,381 27,0 0,0">
          <text:p/>
        </draw:polygon>
        <draw:polygon draw:style-name="gr29" draw:text-style-name="P7" draw:layer="layout" svg:width="0.026cm" svg:height="0.38cm" svg:x="30.658cm" svg:y="4.248cm" svg:viewBox="0 0 27 381" draw:points="0,381 27,381 27,0 0,0">
          <text:p/>
        </draw:polygon>
        <draw:polygon draw:style-name="gr30" draw:text-style-name="P8" draw:layer="layout" svg:width="0.026cm" svg:height="0.38cm" svg:x="30.685cm" svg:y="4.248cm" svg:viewBox="0 0 27 381" draw:points="0,381 27,381 27,0 0,0">
          <text:p/>
        </draw:polygon>
        <draw:polygon draw:style-name="gr31" draw:text-style-name="P9" draw:layer="layout" svg:width="0.026cm" svg:height="0.38cm" svg:x="30.711cm" svg:y="4.248cm" svg:viewBox="0 0 27 381" draw:points="0,381 27,381 27,0 0,0">
          <text:p/>
        </draw:polygon>
        <draw:polygon draw:style-name="gr32" draw:text-style-name="P10" draw:layer="layout" svg:width="0.026cm" svg:height="0.38cm" svg:x="30.737cm" svg:y="4.248cm" svg:viewBox="0 0 27 381" draw:points="0,381 27,381 27,0 0,0">
          <text:p/>
        </draw:polygon>
        <draw:polygon draw:style-name="gr31" draw:text-style-name="P9" draw:layer="layout" svg:width="0.026cm" svg:height="0.38cm" svg:x="30.763cm" svg:y="4.248cm" svg:viewBox="0 0 27 381" draw:points="0,381 27,381 27,0 0,0">
          <text:p/>
        </draw:polygon>
        <draw:polygon draw:style-name="gr31" draw:text-style-name="P9" draw:layer="layout" svg:width="0.026cm" svg:height="0.38cm" svg:x="30.79cm" svg:y="4.248cm" svg:viewBox="0 0 27 381" draw:points="0,381 27,381 27,0 0,0">
          <text:p/>
        </draw:polygon>
        <draw:polygon draw:style-name="gr31" draw:text-style-name="P9" draw:layer="layout" svg:width="0.026cm" svg:height="0.38cm" svg:x="30.816cm" svg:y="4.248cm" svg:viewBox="0 0 27 381" draw:points="0,381 27,381 27,0 0,0">
          <text:p/>
        </draw:polygon>
        <draw:polygon draw:style-name="gr31" draw:text-style-name="P9" draw:layer="layout" svg:width="0.026cm" svg:height="0.38cm" svg:x="30.842cm" svg:y="4.248cm" svg:viewBox="0 0 27 381" draw:points="0,381 27,381 27,0 0,0">
          <text:p/>
        </draw:polygon>
        <draw:polygon draw:style-name="gr31" draw:text-style-name="P9" draw:layer="layout" svg:width="0.026cm" svg:height="0.38cm" svg:x="30.868cm" svg:y="4.248cm" svg:viewBox="0 0 27 381" draw:points="0,381 27,381 27,0 0,0">
          <text:p/>
        </draw:polygon>
        <draw:polygon draw:style-name="gr30" draw:text-style-name="P8" draw:layer="layout" svg:width="0.026cm" svg:height="0.38cm" svg:x="30.895cm" svg:y="4.248cm" svg:viewBox="0 0 27 381" draw:points="0,381 27,381 27,0 0,0">
          <text:p/>
        </draw:polygon>
        <draw:polygon draw:style-name="gr30" draw:text-style-name="P8" draw:layer="layout" svg:width="0.026cm" svg:height="0.38cm" svg:x="30.921cm" svg:y="4.248cm" svg:viewBox="0 0 27 381" draw:points="0,381 27,381 27,0 0,0">
          <text:p/>
        </draw:polygon>
        <draw:polygon draw:style-name="gr32" draw:text-style-name="P10" draw:layer="layout" svg:width="0.026cm" svg:height="0.38cm" svg:x="30.947cm" svg:y="4.248cm" svg:viewBox="0 0 27 381" draw:points="0,381 27,381 27,0 0,0">
          <text:p/>
        </draw:polygon>
        <draw:polygon draw:style-name="gr31" draw:text-style-name="P9" draw:layer="layout" svg:width="0.027cm" svg:height="0.38cm" svg:x="30.973cm" svg:y="4.248cm" svg:viewBox="0 0 28 381" draw:points="0,381 28,381 28,0 0,0">
          <text:p/>
        </draw:polygon>
        <draw:polygon draw:style-name="gr30" draw:text-style-name="P8" draw:layer="layout" svg:width="0.026cm" svg:height="0.38cm" svg:x="31cm" svg:y="4.248cm" svg:viewBox="0 0 27 381" draw:points="0,381 27,381 27,0 0,0">
          <text:p/>
        </draw:polygon>
        <draw:polygon draw:style-name="gr30" draw:text-style-name="P8" draw:layer="layout" svg:width="0.026cm" svg:height="0.38cm" svg:x="31.026cm" svg:y="4.248cm" svg:viewBox="0 0 27 381" draw:points="0,381 27,381 27,0 0,0">
          <text:p/>
        </draw:polygon>
        <draw:polygon draw:style-name="gr31" draw:text-style-name="P9" draw:layer="layout" svg:width="0.026cm" svg:height="0.38cm" svg:x="31.052cm" svg:y="4.248cm" svg:viewBox="0 0 27 381" draw:points="0,381 27,381 27,0 0,0">
          <text:p/>
        </draw:polygon>
        <draw:polygon draw:style-name="gr30" draw:text-style-name="P8" draw:layer="layout" svg:width="0.026cm" svg:height="0.38cm" svg:x="31.079cm" svg:y="4.248cm" svg:viewBox="0 0 27 381" draw:points="0,381 27,381 27,0 0,0">
          <text:p/>
        </draw:polygon>
        <draw:polygon draw:style-name="gr31" draw:text-style-name="P9" draw:layer="layout" svg:width="0.026cm" svg:height="0.38cm" svg:x="31.105cm" svg:y="4.248cm" svg:viewBox="0 0 27 381" draw:points="0,381 27,381 27,0 0,0">
          <text:p/>
        </draw:polygon>
        <draw:polygon draw:style-name="gr31" draw:text-style-name="P9" draw:layer="layout" svg:width="0.026cm" svg:height="0.38cm" svg:x="31.131cm" svg:y="4.248cm" svg:viewBox="0 0 27 381" draw:points="0,381 27,381 27,0 0,0">
          <text:p/>
        </draw:polygon>
        <draw:polygon draw:style-name="gr29" draw:text-style-name="P7" draw:layer="layout" svg:width="0.026cm" svg:height="0.38cm" svg:x="31.157cm" svg:y="4.248cm" svg:viewBox="0 0 27 381" draw:points="0,381 27,381 27,0 0,0">
          <text:p/>
        </draw:polygon>
        <draw:polygon draw:style-name="gr29" draw:text-style-name="P7" draw:layer="layout" svg:width="0.026cm" svg:height="0.38cm" svg:x="31.184cm" svg:y="4.248cm" svg:viewBox="0 0 27 381" draw:points="0,381 27,381 27,0 0,0">
          <text:p/>
        </draw:polygon>
        <draw:polygon draw:style-name="gr29" draw:text-style-name="P7" draw:layer="layout" svg:width="0.026cm" svg:height="0.38cm" svg:x="31.21cm" svg:y="4.248cm" svg:viewBox="0 0 27 381" draw:points="0,381 27,381 27,0 0,0">
          <text:p/>
        </draw:polygon>
        <draw:polygon draw:style-name="gr30" draw:text-style-name="P8" draw:layer="layout" svg:width="0.026cm" svg:height="0.38cm" svg:x="31.236cm" svg:y="4.248cm" svg:viewBox="0 0 27 381" draw:points="0,381 27,381 27,0 0,0">
          <text:p/>
        </draw:polygon>
        <draw:polygon draw:style-name="gr31" draw:text-style-name="P9" draw:layer="layout" svg:width="0.026cm" svg:height="0.38cm" svg:x="31.262cm" svg:y="4.248cm" svg:viewBox="0 0 27 381" draw:points="0,381 27,381 27,0 0,0">
          <text:p/>
        </draw:polygon>
        <draw:polygon draw:style-name="gr30" draw:text-style-name="P8" draw:layer="layout" svg:width="0.026cm" svg:height="0.38cm" svg:x="31.289cm" svg:y="4.248cm" svg:viewBox="0 0 27 381" draw:points="0,381 27,381 27,0 0,0">
          <text:p/>
        </draw:polygon>
        <draw:polygon draw:style-name="gr31" draw:text-style-name="P9" draw:layer="layout" svg:width="0.026cm" svg:height="0.38cm" svg:x="31.316cm" svg:y="4.248cm" svg:viewBox="0 0 27 381" draw:points="0,381 27,381 27,0 0,0">
          <text:p/>
        </draw:polygon>
        <draw:polygon draw:style-name="gr31" draw:text-style-name="P9" draw:layer="layout" svg:width="0.027cm" svg:height="0.38cm" svg:x="31.341cm" svg:y="4.248cm" svg:viewBox="0 0 28 381" draw:points="0,381 28,381 28,0 0,0">
          <text:p/>
        </draw:polygon>
        <draw:polygon draw:style-name="gr30" draw:text-style-name="P8" draw:layer="layout" svg:width="0.026cm" svg:height="0.38cm" svg:x="31.368cm" svg:y="4.248cm" svg:viewBox="0 0 27 381" draw:points="0,381 27,381 27,0 0,0">
          <text:p/>
        </draw:polygon>
        <draw:polygon draw:style-name="gr32" draw:text-style-name="P10" draw:layer="layout" svg:width="0.026cm" svg:height="0.38cm" svg:x="31.394cm" svg:y="4.248cm" svg:viewBox="0 0 27 381" draw:points="0,381 27,381 27,0 0,0">
          <text:p/>
        </draw:polygon>
        <draw:polygon draw:style-name="gr30" draw:text-style-name="P8" draw:layer="layout" svg:width="0.026cm" svg:height="0.38cm" svg:x="31.42cm" svg:y="4.248cm" svg:viewBox="0 0 27 381" draw:points="0,381 27,381 27,0 0,0">
          <text:p/>
        </draw:polygon>
        <draw:polygon draw:style-name="gr30" draw:text-style-name="P8" draw:layer="layout" svg:width="0.026cm" svg:height="0.38cm" svg:x="31.446cm" svg:y="4.248cm" svg:viewBox="0 0 27 381" draw:points="0,381 27,381 27,0 0,0">
          <text:p/>
        </draw:polygon>
        <draw:polygon draw:style-name="gr30" draw:text-style-name="P8" draw:layer="layout" svg:width="0.026cm" svg:height="0.38cm" svg:x="31.473cm" svg:y="4.248cm" svg:viewBox="0 0 27 381" draw:points="0,381 27,381 27,0 0,0">
          <text:p/>
        </draw:polygon>
        <draw:polygon draw:style-name="gr30" draw:text-style-name="P8" draw:layer="layout" svg:width="0.026cm" svg:height="0.38cm" svg:x="31.499cm" svg:y="4.248cm" svg:viewBox="0 0 27 381" draw:points="0,381 27,381 27,0 0,0">
          <text:p/>
        </draw:polygon>
        <draw:polygon draw:style-name="gr32" draw:text-style-name="P10" draw:layer="layout" svg:width="0.026cm" svg:height="0.38cm" svg:x="31.525cm" svg:y="4.248cm" svg:viewBox="0 0 27 381" draw:points="0,381 27,381 27,0 0,0">
          <text:p/>
        </draw:polygon>
        <draw:polygon draw:style-name="gr30" draw:text-style-name="P8" draw:layer="layout" svg:width="0.026cm" svg:height="0.38cm" svg:x="31.551cm" svg:y="4.248cm" svg:viewBox="0 0 27 381" draw:points="0,381 27,381 27,0 0,0">
          <text:p/>
        </draw:polygon>
        <draw:polygon draw:style-name="gr29" draw:text-style-name="P7" draw:layer="layout" svg:width="0.026cm" svg:height="0.38cm" svg:x="31.578cm" svg:y="4.248cm" svg:viewBox="0 0 27 381" draw:points="0,381 27,381 27,0 0,0">
          <text:p/>
        </draw:polygon>
        <draw:polygon draw:style-name="gr29" draw:text-style-name="P7" draw:layer="layout" svg:width="0.026cm" svg:height="0.38cm" svg:x="31.604cm" svg:y="4.248cm" svg:viewBox="0 0 27 381" draw:points="0,381 27,381 27,0 0,0">
          <text:p/>
        </draw:polygon>
        <draw:polygon draw:style-name="gr29" draw:text-style-name="P7" draw:layer="layout" svg:width="0.026cm" svg:height="0.38cm" svg:x="31.63cm" svg:y="4.248cm" svg:viewBox="0 0 27 381" draw:points="0,381 27,381 27,0 0,0">
          <text:p/>
        </draw:polygon>
        <draw:polygon draw:style-name="gr32" draw:text-style-name="P10" draw:layer="layout" svg:width="0.027cm" svg:height="0.38cm" svg:x="31.656cm" svg:y="4.248cm" svg:viewBox="0 0 28 381" draw:points="0,381 28,381 28,0 0,0">
          <text:p/>
        </draw:polygon>
        <draw:polygon draw:style-name="gr31" draw:text-style-name="P9" draw:layer="layout" svg:width="0.026cm" svg:height="0.38cm" svg:x="31.683cm" svg:y="4.248cm" svg:viewBox="0 0 27 381" draw:points="0,381 27,381 27,0 0,0">
          <text:p/>
        </draw:polygon>
        <draw:polygon draw:style-name="gr30" draw:text-style-name="P8" draw:layer="layout" svg:width="0.026cm" svg:height="0.38cm" svg:x="31.709cm" svg:y="4.248cm" svg:viewBox="0 0 27 381" draw:points="0,381 27,381 27,0 0,0">
          <text:p/>
        </draw:polygon>
        <draw:polygon draw:style-name="gr29" draw:text-style-name="P7" draw:layer="layout" svg:width="0.027cm" svg:height="0.38cm" svg:x="31.735cm" svg:y="4.248cm" svg:viewBox="0 0 28 381" draw:points="0,381 28,381 28,0 0,0">
          <text:p/>
        </draw:polygon>
        <draw:polygon draw:style-name="gr32" draw:text-style-name="P10" draw:layer="layout" svg:width="0.026cm" svg:height="0.38cm" svg:x="31.763cm" svg:y="4.248cm" svg:viewBox="0 0 27 381" draw:points="0,381 27,381 27,0 0,0">
          <text:p/>
        </draw:polygon>
        <draw:polygon draw:style-name="gr30" draw:text-style-name="P8" draw:layer="layout" svg:width="0.026cm" svg:height="0.38cm" svg:x="31.788cm" svg:y="4.248cm" svg:viewBox="0 0 27 381" draw:points="0,381 27,381 27,0 0,0">
          <text:p/>
        </draw:polygon>
        <draw:polygon draw:style-name="gr31" draw:text-style-name="P9" draw:layer="layout" svg:width="0.026cm" svg:height="0.38cm" svg:x="31.814cm" svg:y="4.248cm" svg:viewBox="0 0 27 381" draw:points="0,381 27,381 27,0 0,0">
          <text:p/>
        </draw:polygon>
        <draw:polygon draw:style-name="gr31" draw:text-style-name="P9" draw:layer="layout" svg:width="0.026cm" svg:height="0.38cm" svg:x="31.841cm" svg:y="4.248cm" svg:viewBox="0 0 27 381" draw:points="0,381 27,381 27,0 0,0">
          <text:p/>
        </draw:polygon>
        <draw:polygon draw:style-name="gr32" draw:text-style-name="P10" draw:layer="layout" svg:width="0.026cm" svg:height="0.38cm" svg:x="31.867cm" svg:y="4.248cm" svg:viewBox="0 0 27 381" draw:points="0,381 27,381 27,0 0,0">
          <text:p/>
        </draw:polygon>
        <draw:polygon draw:style-name="gr31" draw:text-style-name="P9" draw:layer="layout" svg:width="0.026cm" svg:height="0.38cm" svg:x="31.893cm" svg:y="4.248cm" svg:viewBox="0 0 27 381" draw:points="0,381 27,381 27,0 0,0">
          <text:p/>
        </draw:polygon>
        <draw:polygon draw:style-name="gr31" draw:text-style-name="P9" draw:layer="layout" svg:width="0.026cm" svg:height="0.38cm" svg:x="31.919cm" svg:y="4.248cm" svg:viewBox="0 0 27 381" draw:points="0,381 27,381 27,0 0,0">
          <text:p/>
        </draw:polygon>
        <draw:polygon draw:style-name="gr31" draw:text-style-name="P9" draw:layer="layout" svg:width="0.026cm" svg:height="0.38cm" svg:x="31.945cm" svg:y="4.248cm" svg:viewBox="0 0 27 381" draw:points="0,381 27,381 27,0 0,0">
          <text:p/>
        </draw:polygon>
        <draw:polygon draw:style-name="gr31" draw:text-style-name="P9" draw:layer="layout" svg:width="0.026cm" svg:height="0.38cm" svg:x="31.972cm" svg:y="4.248cm" svg:viewBox="0 0 27 381" draw:points="0,381 27,381 27,0 0,0">
          <text:p/>
        </draw:polygon>
        <draw:polygon draw:style-name="gr30" draw:text-style-name="P8" draw:layer="layout" svg:width="0.026cm" svg:height="0.38cm" svg:x="31.998cm" svg:y="4.248cm" svg:viewBox="0 0 27 381" draw:points="0,381 27,381 27,0 0,0">
          <text:p/>
        </draw:polygon>
        <draw:polygon draw:style-name="gr32" draw:text-style-name="P10" draw:layer="layout" svg:width="0.026cm" svg:height="0.38cm" svg:x="32.024cm" svg:y="4.248cm" svg:viewBox="0 0 27 381" draw:points="0,381 27,381 27,0 0,0">
          <text:p/>
        </draw:polygon>
        <draw:polygon draw:style-name="gr32" draw:text-style-name="P10" draw:layer="layout" svg:width="0.027cm" svg:height="0.38cm" svg:x="32.05cm" svg:y="4.248cm" svg:viewBox="0 0 28 381" draw:points="0,381 28,381 28,0 0,0">
          <text:p/>
        </draw:polygon>
        <draw:polygon draw:style-name="gr30" draw:text-style-name="P8" draw:layer="layout" svg:width="0.026cm" svg:height="0.38cm" svg:x="32.077cm" svg:y="4.248cm" svg:viewBox="0 0 27 381" draw:points="0,381 27,381 27,0 0,0">
          <text:p/>
        </draw:polygon>
        <draw:polygon draw:style-name="gr30" draw:text-style-name="P8" draw:layer="layout" svg:width="0.026cm" svg:height="0.38cm" svg:x="32.103cm" svg:y="4.248cm" svg:viewBox="0 0 27 381" draw:points="0,381 27,381 27,0 0,0">
          <text:p/>
        </draw:polygon>
        <draw:polygon draw:style-name="gr31" draw:text-style-name="P9" draw:layer="layout" svg:width="0.026cm" svg:height="0.38cm" svg:x="32.13cm" svg:y="4.248cm" svg:viewBox="0 0 27 381" draw:points="0,381 27,381 27,0 0,0">
          <text:p/>
        </draw:polygon>
        <draw:polygon draw:style-name="gr29" draw:text-style-name="P7" draw:layer="layout" svg:width="0.026cm" svg:height="0.38cm" svg:x="32.156cm" svg:y="4.248cm" svg:viewBox="0 0 27 381" draw:points="0,381 27,381 27,0 0,0">
          <text:p/>
        </draw:polygon>
        <draw:polygon draw:style-name="gr31" draw:text-style-name="P9" draw:layer="layout" svg:width="0.026cm" svg:height="0.38cm" svg:x="32.182cm" svg:y="4.248cm" svg:viewBox="0 0 27 381" draw:points="0,381 27,381 27,0 0,0">
          <text:p/>
        </draw:polygon>
        <draw:polygon draw:style-name="gr30" draw:text-style-name="P8" draw:layer="layout" svg:width="0.026cm" svg:height="0.38cm" svg:x="32.208cm" svg:y="4.248cm" svg:viewBox="0 0 27 381" draw:points="0,381 27,381 27,0 0,0">
          <text:p/>
        </draw:polygon>
        <draw:polygon draw:style-name="gr31" draw:text-style-name="P9" draw:layer="layout" svg:width="0.026cm" svg:height="0.38cm" svg:x="32.235cm" svg:y="4.248cm" svg:viewBox="0 0 27 381" draw:points="0,381 27,381 27,0 0,0">
          <text:p/>
        </draw:polygon>
        <draw:polygon draw:style-name="gr32" draw:text-style-name="P10" draw:layer="layout" svg:width="0.026cm" svg:height="0.38cm" svg:x="32.261cm" svg:y="4.248cm" svg:viewBox="0 0 27 381" draw:points="0,381 27,381 27,0 0,0">
          <text:p/>
        </draw:polygon>
        <draw:polygon draw:style-name="gr32" draw:text-style-name="P10" draw:layer="layout" svg:width="0.026cm" svg:height="0.38cm" svg:x="32.287cm" svg:y="4.248cm" svg:viewBox="0 0 27 381" draw:points="0,381 27,381 27,0 0,0">
          <text:p/>
        </draw:polygon>
        <draw:polygon draw:style-name="gr30" draw:text-style-name="P8" draw:layer="layout" svg:width="0.026cm" svg:height="0.38cm" svg:x="32.313cm" svg:y="4.248cm" svg:viewBox="0 0 27 381" draw:points="0,381 27,381 27,0 0,0">
          <text:p/>
        </draw:polygon>
        <draw:polygon draw:style-name="gr30" draw:text-style-name="P8" draw:layer="layout" svg:width="0.026cm" svg:height="0.38cm" svg:x="32.34cm" svg:y="4.248cm" svg:viewBox="0 0 27 381" draw:points="0,381 27,381 27,0 0,0">
          <text:p/>
        </draw:polygon>
        <draw:polygon draw:style-name="gr29" draw:text-style-name="P7" draw:layer="layout" svg:width="0.026cm" svg:height="0.38cm" svg:x="32.366cm" svg:y="4.248cm" svg:viewBox="0 0 27 381" draw:points="0,381 27,381 27,0 0,0">
          <text:p/>
        </draw:polygon>
        <draw:polygon draw:style-name="gr30" draw:text-style-name="P8" draw:layer="layout" svg:width="0.026cm" svg:height="0.38cm" svg:x="32.392cm" svg:y="4.248cm" svg:viewBox="0 0 27 381" draw:points="0,381 27,381 27,0 0,0">
          <text:p/>
        </draw:polygon>
        <draw:polygon draw:style-name="gr31" draw:text-style-name="P9" draw:layer="layout" svg:width="0.027cm" svg:height="0.38cm" svg:x="32.418cm" svg:y="4.248cm" svg:viewBox="0 0 28 381" draw:points="0,381 28,381 28,0 0,0">
          <text:p/>
        </draw:polygon>
        <draw:polygon draw:style-name="gr31" draw:text-style-name="P9" draw:layer="layout" svg:width="0.026cm" svg:height="0.38cm" svg:x="32.445cm" svg:y="4.248cm" svg:viewBox="0 0 27 381" draw:points="0,381 27,381 27,0 0,0">
          <text:p/>
        </draw:polygon>
        <draw:polygon draw:style-name="gr31" draw:text-style-name="P9" draw:layer="layout" svg:width="0.026cm" svg:height="0.38cm" svg:x="32.471cm" svg:y="4.248cm" svg:viewBox="0 0 27 381" draw:points="0,381 27,381 27,0 0,0">
          <text:p/>
        </draw:polygon>
        <draw:polygon draw:style-name="gr30" draw:text-style-name="P8" draw:layer="layout" svg:width="0.026cm" svg:height="0.38cm" svg:x="32.497cm" svg:y="4.248cm" svg:viewBox="0 0 27 381" draw:points="0,381 27,381 27,0 0,0">
          <text:p/>
        </draw:polygon>
        <draw:polygon draw:style-name="gr31" draw:text-style-name="P9" draw:layer="layout" svg:width="0.026cm" svg:height="0.38cm" svg:x="32.524cm" svg:y="4.248cm" svg:viewBox="0 0 27 381" draw:points="0,381 27,381 27,0 0,0">
          <text:p/>
        </draw:polygon>
        <draw:polygon draw:style-name="gr32" draw:text-style-name="P10" draw:layer="layout" svg:width="0.026cm" svg:height="0.38cm" svg:x="32.55cm" svg:y="4.248cm" svg:viewBox="0 0 27 381" draw:points="0,381 27,381 27,0 0,0">
          <text:p/>
        </draw:polygon>
        <draw:polygon draw:style-name="gr32" draw:text-style-name="P10" draw:layer="layout" svg:width="0.026cm" svg:height="0.38cm" svg:x="32.576cm" svg:y="4.248cm" svg:viewBox="0 0 27 381" draw:points="0,381 27,381 27,0 0,0">
          <text:p/>
        </draw:polygon>
        <draw:polygon draw:style-name="gr31" draw:text-style-name="P9" draw:layer="layout" svg:width="0.026cm" svg:height="0.38cm" svg:x="32.603cm" svg:y="4.248cm" svg:viewBox="0 0 27 381" draw:points="0,381 27,381 27,0 0,0">
          <text:p/>
        </draw:polygon>
        <draw:polygon draw:style-name="gr32" draw:text-style-name="P10" draw:layer="layout" svg:width="0.026cm" svg:height="0.38cm" svg:x="32.629cm" svg:y="4.248cm" svg:viewBox="0 0 27 381" draw:points="0,381 27,381 27,0 0,0">
          <text:p/>
        </draw:polygon>
        <draw:polygon draw:style-name="gr29" draw:text-style-name="P7" draw:layer="layout" svg:width="0.026cm" svg:height="0.38cm" svg:x="32.655cm" svg:y="4.248cm" svg:viewBox="0 0 27 381" draw:points="0,381 27,381 27,0 0,0">
          <text:p/>
        </draw:polygon>
        <draw:polygon draw:style-name="gr32" draw:text-style-name="P10" draw:layer="layout" svg:width="0.026cm" svg:height="0.38cm" svg:x="32.681cm" svg:y="4.248cm" svg:viewBox="0 0 27 381" draw:points="0,381 27,381 27,0 0,0">
          <text:p/>
        </draw:polygon>
        <draw:polygon draw:style-name="gr32" draw:text-style-name="P10" draw:layer="layout" svg:width="0.026cm" svg:height="0.38cm" svg:x="32.707cm" svg:y="4.248cm" svg:viewBox="0 0 27 381" draw:points="0,381 27,381 27,0 0,0">
          <text:p/>
        </draw:polygon>
        <draw:polygon draw:style-name="gr31" draw:text-style-name="P9" draw:layer="layout" svg:width="0.026cm" svg:height="0.38cm" svg:x="32.734cm" svg:y="4.248cm" svg:viewBox="0 0 27 381" draw:points="0,381 27,381 27,0 0,0">
          <text:p/>
        </draw:polygon>
        <draw:polygon draw:style-name="gr32" draw:text-style-name="P10" draw:layer="layout" svg:width="0.026cm" svg:height="0.38cm" svg:x="32.76cm" svg:y="4.248cm" svg:viewBox="0 0 27 381" draw:points="0,381 27,381 27,0 0,0">
          <text:p/>
        </draw:polygon>
        <draw:polygon draw:style-name="gr30" draw:text-style-name="P8" draw:layer="layout" svg:width="0.026cm" svg:height="0.38cm" svg:x="32.786cm" svg:y="4.248cm" svg:viewBox="0 0 27 381" draw:points="0,381 27,381 27,0 0,0">
          <text:p/>
        </draw:polygon>
        <draw:polygon draw:style-name="gr30" draw:text-style-name="P8" draw:layer="layout" svg:width="0.027cm" svg:height="0.38cm" svg:x="32.812cm" svg:y="4.248cm" svg:viewBox="0 0 28 381" draw:points="0,381 28,381 28,0 0,0">
          <text:p/>
        </draw:polygon>
        <draw:polygon draw:style-name="gr32" draw:text-style-name="P10" draw:layer="layout" svg:width="0.026cm" svg:height="0.38cm" svg:x="32.839cm" svg:y="4.248cm" svg:viewBox="0 0 27 381" draw:points="0,381 27,381 27,0 0,0">
          <text:p/>
        </draw:polygon>
        <draw:polygon draw:style-name="gr30" draw:text-style-name="P8" draw:layer="layout" svg:width="0.026cm" svg:height="0.38cm" svg:x="32.865cm" svg:y="4.248cm" svg:viewBox="0 0 27 381" draw:points="0,381 27,381 27,0 0,0">
          <text:p/>
        </draw:polygon>
        <draw:polygon draw:style-name="gr31" draw:text-style-name="P9" draw:layer="layout" svg:width="0.026cm" svg:height="0.38cm" svg:x="32.891cm" svg:y="4.248cm" svg:viewBox="0 0 27 381" draw:points="0,381 27,381 27,0 0,0">
          <text:p/>
        </draw:polygon>
        <draw:polygon draw:style-name="gr32" draw:text-style-name="P10" draw:layer="layout" svg:width="0.026cm" svg:height="0.38cm" svg:x="32.918cm" svg:y="4.248cm" svg:viewBox="0 0 27 381" draw:points="0,381 27,381 27,0 0,0">
          <text:p/>
        </draw:polygon>
        <draw:polygon draw:style-name="gr30" draw:text-style-name="P8" draw:layer="layout" svg:width="0.026cm" svg:height="0.38cm" svg:x="32.944cm" svg:y="4.248cm" svg:viewBox="0 0 27 381" draw:points="0,381 27,381 27,0 0,0">
          <text:p/>
        </draw:polygon>
        <draw:polygon draw:style-name="gr30" draw:text-style-name="P8" draw:layer="layout" svg:width="0.026cm" svg:height="0.38cm" svg:x="32.97cm" svg:y="4.248cm" svg:viewBox="0 0 27 381" draw:points="0,381 27,381 27,0 0,0">
          <text:p/>
        </draw:polygon>
        <draw:polygon draw:style-name="gr31" draw:text-style-name="P9" draw:layer="layout" svg:width="0.026cm" svg:height="0.38cm" svg:x="32.996cm" svg:y="4.248cm" svg:viewBox="0 0 27 381" draw:points="0,381 27,381 27,0 0,0">
          <text:p/>
        </draw:polygon>
        <draw:polygon draw:style-name="gr29" draw:text-style-name="P7" draw:layer="layout" svg:width="0.026cm" svg:height="0.38cm" svg:x="33.023cm" svg:y="4.248cm" svg:viewBox="0 0 27 381" draw:points="0,381 27,381 27,0 0,0">
          <text:p/>
        </draw:polygon>
        <draw:polygon draw:style-name="gr30" draw:text-style-name="P8" draw:layer="layout" svg:width="0.026cm" svg:height="0.38cm" svg:x="33.049cm" svg:y="4.248cm" svg:viewBox="0 0 27 381" draw:points="0,381 27,381 27,0 0,0">
          <text:p/>
        </draw:polygon>
        <draw:polygon draw:style-name="gr29" draw:text-style-name="P7" draw:layer="layout" svg:width="0.026cm" svg:height="0.38cm" svg:x="33.075cm" svg:y="4.248cm" svg:viewBox="0 0 27 381" draw:points="0,381 27,381 27,0 0,0">
          <text:p/>
        </draw:polygon>
        <draw:polygon draw:style-name="gr30" draw:text-style-name="P8" draw:layer="layout" svg:width="0.027cm" svg:height="0.38cm" svg:x="33.101cm" svg:y="4.248cm" svg:viewBox="0 0 28 381" draw:points="0,381 28,381 28,0 0,0">
          <text:p/>
        </draw:polygon>
        <draw:polygon draw:style-name="gr32" draw:text-style-name="P10" draw:layer="layout" svg:width="0.026cm" svg:height="0.38cm" svg:x="33.128cm" svg:y="4.248cm" svg:viewBox="0 0 27 381" draw:points="0,381 27,381 27,0 0,0">
          <text:p/>
        </draw:polygon>
        <draw:polygon draw:style-name="gr31" draw:text-style-name="P9" draw:layer="layout" svg:width="0.026cm" svg:height="0.38cm" svg:x="33.154cm" svg:y="4.248cm" svg:viewBox="0 0 27 381" draw:points="0,381 27,381 27,0 0,0">
          <text:p/>
        </draw:polygon>
        <draw:polygon draw:style-name="gr31" draw:text-style-name="P9" draw:layer="layout" svg:width="0.027cm" svg:height="0.38cm" svg:x="33.18cm" svg:y="4.248cm" svg:viewBox="0 0 28 381" draw:points="0,381 28,381 28,0 0,0">
          <text:p/>
        </draw:polygon>
        <draw:polygon draw:style-name="gr31" draw:text-style-name="P9" draw:layer="layout" svg:width="0.026cm" svg:height="0.38cm" svg:x="33.207cm" svg:y="4.248cm" svg:viewBox="0 0 27 381" draw:points="0,381 27,381 27,0 0,0">
          <text:p/>
        </draw:polygon>
        <draw:polygon draw:style-name="gr30" draw:text-style-name="P8" draw:layer="layout" svg:width="0.026cm" svg:height="0.38cm" svg:x="33.233cm" svg:y="4.248cm" svg:viewBox="0 0 27 381" draw:points="0,381 27,381 27,0 0,0">
          <text:p/>
        </draw:polygon>
        <draw:polygon draw:style-name="gr30" draw:text-style-name="P8" draw:layer="layout" svg:width="0.026cm" svg:height="0.38cm" svg:x="33.259cm" svg:y="4.248cm" svg:viewBox="0 0 27 381" draw:points="0,381 27,381 27,0 0,0">
          <text:p/>
        </draw:polygon>
        <draw:polygon draw:style-name="gr32" draw:text-style-name="P10" draw:layer="layout" svg:width="0.026cm" svg:height="0.38cm" svg:x="33.286cm" svg:y="4.248cm" svg:viewBox="0 0 27 381" draw:points="0,381 27,381 27,0 0,0">
          <text:p/>
        </draw:polygon>
        <draw:polygon draw:style-name="gr30" draw:text-style-name="P8" draw:layer="layout" svg:width="0.026cm" svg:height="0.38cm" svg:x="33.312cm" svg:y="4.248cm" svg:viewBox="0 0 27 381" draw:points="0,381 27,381 27,0 0,0">
          <text:p/>
        </draw:polygon>
        <draw:polygon draw:style-name="gr31" draw:text-style-name="P9" draw:layer="layout" svg:width="0.026cm" svg:height="0.38cm" svg:x="33.338cm" svg:y="4.248cm" svg:viewBox="0 0 27 381" draw:points="0,381 27,381 27,0 0,0">
          <text:p/>
        </draw:polygon>
        <draw:polygon draw:style-name="gr32" draw:text-style-name="P10" draw:layer="layout" svg:width="0.026cm" svg:height="0.38cm" svg:x="33.364cm" svg:y="4.248cm" svg:viewBox="0 0 27 381" draw:points="0,381 27,381 27,0 0,0">
          <text:p/>
        </draw:polygon>
        <draw:polygon draw:style-name="gr30" draw:text-style-name="P8" draw:layer="layout" svg:width="0.026cm" svg:height="0.38cm" svg:x="33.39cm" svg:y="4.248cm" svg:viewBox="0 0 27 381" draw:points="0,381 27,381 27,0 0,0">
          <text:p/>
        </draw:polygon>
        <draw:polygon draw:style-name="gr29" draw:text-style-name="P7" draw:layer="layout" svg:width="0.026cm" svg:height="0.38cm" svg:x="33.417cm" svg:y="4.248cm" svg:viewBox="0 0 27 381" draw:points="0,381 27,381 27,0 0,0">
          <text:p/>
        </draw:polygon>
        <draw:polygon draw:style-name="gr30" draw:text-style-name="P8" draw:layer="layout" svg:width="0.026cm" svg:height="0.38cm" svg:x="33.444cm" svg:y="4.248cm" svg:viewBox="0 0 27 381" draw:points="0,381 27,381 27,0 0,0">
          <text:p/>
        </draw:polygon>
        <draw:polygon draw:style-name="gr30" draw:text-style-name="P8" draw:layer="layout" svg:width="0.026cm" svg:height="0.38cm" svg:x="33.469cm" svg:y="4.248cm" svg:viewBox="0 0 27 381" draw:points="0,381 27,381 27,0 0,0">
          <text:p/>
        </draw:polygon>
        <draw:polygon draw:style-name="gr30" draw:text-style-name="P8" draw:layer="layout" svg:width="0.027cm" svg:height="0.38cm" svg:x="33.495cm" svg:y="4.248cm" svg:viewBox="0 0 28 381" draw:points="0,381 28,381 28,0 0,0">
          <text:p/>
        </draw:polygon>
        <draw:polygon draw:style-name="gr31" draw:text-style-name="P9" draw:layer="layout" svg:width="0.026cm" svg:height="0.38cm" svg:x="33.522cm" svg:y="4.248cm" svg:viewBox="0 0 27 381" draw:points="0,381 27,381 27,0 0,0">
          <text:p/>
        </draw:polygon>
        <draw:polygon draw:style-name="gr30" draw:text-style-name="P8" draw:layer="layout" svg:width="0.026cm" svg:height="0.38cm" svg:x="33.548cm" svg:y="4.248cm" svg:viewBox="0 0 27 381" draw:points="0,381 27,381 27,0 0,0">
          <text:p/>
        </draw:polygon>
        <draw:polygon draw:style-name="gr30" draw:text-style-name="P8" draw:layer="layout" svg:width="0.028cm" svg:height="0.38cm" svg:x="33.574cm" svg:y="4.248cm" svg:viewBox="0 0 29 381" draw:points="0,381 29,381 29,0 0,0">
          <text:p/>
        </draw:polygon>
        <draw:polygon draw:style-name="gr32" draw:text-style-name="P10" draw:layer="layout" svg:width="0.026cm" svg:height="0.38cm" svg:x="33.601cm" svg:y="4.248cm" svg:viewBox="0 0 27 381" draw:points="0,381 27,381 27,0 0,0">
          <text:p/>
        </draw:polygon>
        <draw:polygon draw:style-name="gr30" draw:text-style-name="P8" draw:layer="layout" svg:width="0.026cm" svg:height="0.38cm" svg:x="33.627cm" svg:y="4.248cm" svg:viewBox="0 0 27 381" draw:points="0,381 27,381 27,0 0,0">
          <text:p/>
        </draw:polygon>
        <draw:polygon draw:style-name="gr31" draw:text-style-name="P9" draw:layer="layout" svg:width="0.026cm" svg:height="0.38cm" svg:x="33.653cm" svg:y="4.248cm" svg:viewBox="0 0 27 381" draw:points="0,381 27,381 27,0 0,0">
          <text:p/>
        </draw:polygon>
        <draw:polygon draw:style-name="gr29" draw:text-style-name="P7" draw:layer="layout" svg:width="0.026cm" svg:height="0.38cm" svg:x="33.68cm" svg:y="4.248cm" svg:viewBox="0 0 27 381" draw:points="0,381 27,381 27,0 0,0">
          <text:p/>
        </draw:polygon>
        <draw:polygon draw:style-name="gr30" draw:text-style-name="P8" draw:layer="layout" svg:width="0.026cm" svg:height="0.38cm" svg:x="33.706cm" svg:y="4.248cm" svg:viewBox="0 0 27 381" draw:points="0,381 27,381 27,0 0,0">
          <text:p/>
        </draw:polygon>
        <draw:polygon draw:style-name="gr30" draw:text-style-name="P8" draw:layer="layout" svg:width="0.026cm" svg:height="0.38cm" svg:x="33.732cm" svg:y="4.248cm" svg:viewBox="0 0 27 381" draw:points="0,381 27,381 27,0 0,0">
          <text:p/>
        </draw:polygon>
        <draw:polygon draw:style-name="gr32" draw:text-style-name="P10" draw:layer="layout" svg:width="0.026cm" svg:height="0.38cm" svg:x="33.784cm" svg:y="4.248cm" svg:viewBox="0 0 27 381" draw:points="0,381 27,381 27,0 0,0">
          <text:p/>
        </draw:polygon>
        <draw:polygon draw:style-name="gr31" draw:text-style-name="P9" draw:layer="layout" svg:width="0.026cm" svg:height="0.38cm" svg:x="33.811cm" svg:y="4.248cm" svg:viewBox="0 0 27 381" draw:points="0,381 27,381 27,0 0,0">
          <text:p/>
        </draw:polygon>
        <draw:polygon draw:style-name="gr30" draw:text-style-name="P8" draw:layer="layout" svg:width="0.026cm" svg:height="0.38cm" svg:x="33.837cm" svg:y="4.248cm" svg:viewBox="0 0 27 381" draw:points="0,381 27,381 27,0 0,0">
          <text:p/>
        </draw:polygon>
        <draw:polygon draw:style-name="gr30" draw:text-style-name="P8" draw:layer="layout" svg:width="0.027cm" svg:height="0.38cm" svg:x="33.863cm" svg:y="4.248cm" svg:viewBox="0 0 28 381" draw:points="0,381 28,381 28,0 0,0">
          <text:p/>
        </draw:polygon>
        <draw:polygon draw:style-name="gr31" draw:text-style-name="P9" draw:layer="layout" svg:width="0.026cm" svg:height="0.38cm" svg:x="33.891cm" svg:y="4.248cm" svg:viewBox="0 0 27 381" draw:points="0,381 27,381 27,0 0,0">
          <text:p/>
        </draw:polygon>
        <draw:polygon draw:style-name="gr32" draw:text-style-name="P10" draw:layer="layout" svg:width="0.026cm" svg:height="0.38cm" svg:x="33.916cm" svg:y="4.248cm" svg:viewBox="0 0 27 381" draw:points="0,381 27,381 27,0 0,0">
          <text:p/>
        </draw:polygon>
        <draw:polygon draw:style-name="gr31" draw:text-style-name="P9" draw:layer="layout" svg:width="0.026cm" svg:height="0.38cm" svg:x="33.942cm" svg:y="4.248cm" svg:viewBox="0 0 27 381" draw:points="0,381 27,381 27,0 0,0">
          <text:p/>
        </draw:polygon>
        <draw:polygon draw:style-name="gr29" draw:text-style-name="P7" draw:layer="layout" svg:width="0.026cm" svg:height="0.38cm" svg:x="33.969cm" svg:y="4.248cm" svg:viewBox="0 0 27 381" draw:points="0,381 27,381 27,0 0,0">
          <text:p/>
        </draw:polygon>
        <draw:polygon draw:style-name="gr31" draw:text-style-name="P9" draw:layer="layout" svg:width="0.026cm" svg:height="0.38cm" svg:x="33.995cm" svg:y="4.248cm" svg:viewBox="0 0 27 381" draw:points="0,381 27,381 27,0 0,0">
          <text:p/>
        </draw:polygon>
        <draw:polygon draw:style-name="gr29" draw:text-style-name="P7" draw:layer="layout" svg:width="0.026cm" svg:height="0.38cm" svg:x="34.021cm" svg:y="4.248cm" svg:viewBox="0 0 27 381" draw:points="0,381 27,381 27,0 0,0">
          <text:p/>
        </draw:polygon>
        <draw:polygon draw:style-name="gr31" draw:text-style-name="P9" draw:layer="layout" svg:width="0.026cm" svg:height="0.38cm" svg:x="34.047cm" svg:y="4.248cm" svg:viewBox="0 0 27 381" draw:points="0,381 27,381 27,0 0,0">
          <text:p/>
        </draw:polygon>
        <draw:polygon draw:style-name="gr30" draw:text-style-name="P8" draw:layer="layout" svg:width="0.026cm" svg:height="0.38cm" svg:x="34.074cm" svg:y="4.248cm" svg:viewBox="0 0 27 381" draw:points="0,381 27,381 27,0 0,0">
          <text:p/>
        </draw:polygon>
        <draw:polygon draw:style-name="gr31" draw:text-style-name="P9" draw:layer="layout" svg:width="0.026cm" svg:height="0.38cm" svg:x="34.1cm" svg:y="4.248cm" svg:viewBox="0 0 27 381" draw:points="0,381 27,381 27,0 0,0">
          <text:p/>
        </draw:polygon>
        <draw:polygon draw:style-name="gr31" draw:text-style-name="P9" draw:layer="layout" svg:width="0.026cm" svg:height="0.38cm" svg:x="34.126cm" svg:y="4.248cm" svg:viewBox="0 0 27 381" draw:points="0,381 27,381 27,0 0,0">
          <text:p/>
        </draw:polygon>
        <draw:polygon draw:style-name="gr30" draw:text-style-name="P8" draw:layer="layout" svg:width="0.026cm" svg:height="0.38cm" svg:x="34.152cm" svg:y="4.248cm" svg:viewBox="0 0 27 381" draw:points="0,381 27,381 27,0 0,0">
          <text:p/>
        </draw:polygon>
        <draw:polygon draw:style-name="gr31" draw:text-style-name="P9" draw:layer="layout" svg:width="0.026cm" svg:height="0.38cm" svg:x="34.179cm" svg:y="4.248cm" svg:viewBox="0 0 27 381" draw:points="0,381 27,381 27,0 0,0">
          <text:p/>
        </draw:polygon>
        <draw:polygon draw:style-name="gr31" draw:text-style-name="P9" draw:layer="layout" svg:width="0.026cm" svg:height="0.38cm" svg:x="34.205cm" svg:y="4.248cm" svg:viewBox="0 0 27 381" draw:points="0,381 27,381 27,0 0,0">
          <text:p/>
        </draw:polygon>
        <draw:polygon draw:style-name="gr32" draw:text-style-name="P10" draw:layer="layout" svg:width="0.026cm" svg:height="0.38cm" svg:x="34.231cm" svg:y="4.248cm" svg:viewBox="0 0 27 381" draw:points="0,381 27,381 27,0 0,0">
          <text:p/>
        </draw:polygon>
        <draw:polygon draw:style-name="gr30" draw:text-style-name="P8" draw:layer="layout" svg:width="0.027cm" svg:height="0.38cm" svg:x="34.257cm" svg:y="4.248cm" svg:viewBox="0 0 28 381" draw:points="0,381 28,381 28,0 0,0">
          <text:p/>
        </draw:polygon>
        <draw:polygon draw:style-name="gr29" draw:text-style-name="P7" draw:layer="layout" svg:width="0.026cm" svg:height="0.38cm" svg:x="34.284cm" svg:y="4.248cm" svg:viewBox="0 0 27 381" draw:points="0,381 27,381 27,0 0,0">
          <text:p/>
        </draw:polygon>
        <draw:polygon draw:style-name="gr29" draw:text-style-name="P7" draw:layer="layout" svg:width="0.026cm" svg:height="0.38cm" svg:x="34.31cm" svg:y="4.248cm" svg:viewBox="0 0 27 381" draw:points="0,381 27,381 27,0 0,0">
          <text:p/>
        </draw:polygon>
        <draw:polygon draw:style-name="gr29" draw:text-style-name="P7" draw:layer="layout" svg:width="0.026cm" svg:height="0.38cm" svg:x="34.336cm" svg:y="4.248cm" svg:viewBox="0 0 27 381" draw:points="0,381 27,381 27,0 0,0">
          <text:p/>
        </draw:polygon>
        <draw:polygon draw:style-name="gr31" draw:text-style-name="P9" draw:layer="layout" svg:width="0.026cm" svg:height="0.38cm" svg:x="34.415cm" svg:y="4.248cm" svg:viewBox="0 0 27 381" draw:points="0,381 27,381 27,0 0,0">
          <text:p/>
        </draw:polygon>
        <draw:polygon draw:style-name="gr30" draw:text-style-name="P8" draw:layer="layout" svg:width="0.026cm" svg:height="0.38cm" svg:x="34.441cm" svg:y="4.248cm" svg:viewBox="0 0 27 381" draw:points="0,381 27,381 27,0 0,0">
          <text:p/>
        </draw:polygon>
        <draw:polygon draw:style-name="gr29" draw:text-style-name="P7" draw:layer="layout" svg:width="0.026cm" svg:height="0.38cm" svg:x="34.468cm" svg:y="4.248cm" svg:viewBox="0 0 27 381" draw:points="0,381 27,381 27,0 0,0">
          <text:p/>
        </draw:polygon>
        <draw:polygon draw:style-name="gr30" draw:text-style-name="P8" draw:layer="layout" svg:width="0.026cm" svg:height="0.38cm" svg:x="34.494cm" svg:y="4.248cm" svg:viewBox="0 0 27 381" draw:points="0,381 27,381 27,0 0,0">
          <text:p/>
        </draw:polygon>
        <draw:polygon draw:style-name="gr32" draw:text-style-name="P10" draw:layer="layout" svg:width="0.026cm" svg:height="0.38cm" svg:x="34.52cm" svg:y="4.248cm" svg:viewBox="0 0 27 381" draw:points="0,381 27,381 27,0 0,0">
          <text:p/>
        </draw:polygon>
        <draw:polygon draw:style-name="gr32" draw:text-style-name="P10" draw:layer="layout" svg:width="0.026cm" svg:height="0.38cm" svg:x="34.546cm" svg:y="4.248cm" svg:viewBox="0 0 27 381" draw:points="0,381 27,381 27,0 0,0">
          <text:p/>
        </draw:polygon>
        <draw:polygon draw:style-name="gr32" draw:text-style-name="P10" draw:layer="layout" svg:width="0.026cm" svg:height="0.38cm" svg:x="34.573cm" svg:y="4.248cm" svg:viewBox="0 0 27 381" draw:points="0,381 27,381 27,0 0,0">
          <text:p/>
        </draw:polygon>
        <draw:polygon draw:style-name="gr31" draw:text-style-name="P9" draw:layer="layout" svg:width="0.026cm" svg:height="0.38cm" svg:x="34.599cm" svg:y="4.248cm" svg:viewBox="0 0 27 381" draw:points="0,381 27,381 27,0 0,0">
          <text:p/>
        </draw:polygon>
        <draw:polygon draw:style-name="gr29" draw:text-style-name="P7" draw:layer="layout" svg:width="0.027cm" svg:height="0.38cm" svg:x="34.625cm" svg:y="4.248cm" svg:viewBox="0 0 28 381" draw:points="0,381 28,381 28,0 0,0">
          <text:p/>
        </draw:polygon>
        <draw:polygon draw:style-name="gr29" draw:text-style-name="P7" draw:layer="layout" svg:width="0.026cm" svg:height="0.38cm" svg:x="34.652cm" svg:y="4.248cm" svg:viewBox="0 0 27 381" draw:points="0,381 27,381 27,0 0,0">
          <text:p/>
        </draw:polygon>
        <draw:polygon draw:style-name="gr29" draw:text-style-name="P7" draw:layer="layout" svg:width="0.026cm" svg:height="0.38cm" svg:x="20.123cm" svg:y="3.489cm" svg:viewBox="0 0 27 381" draw:points="0,381 27,381 27,0 0,0">
          <text:p/>
        </draw:polygon>
        <draw:polygon draw:style-name="gr30" draw:text-style-name="P8" draw:layer="layout" svg:width="0.026cm" svg:height="0.38cm" svg:x="20.15cm" svg:y="3.489cm" svg:viewBox="0 0 27 381" draw:points="0,381 27,381 27,0 0,0">
          <text:p/>
        </draw:polygon>
        <draw:polygon draw:style-name="gr31" draw:text-style-name="P9" draw:layer="layout" svg:width="0.026cm" svg:height="0.38cm" svg:x="20.176cm" svg:y="3.489cm" svg:viewBox="0 0 27 381" draw:points="0,381 27,381 27,0 0,0">
          <text:p/>
        </draw:polygon>
        <draw:polygon draw:style-name="gr32" draw:text-style-name="P10" draw:layer="layout" svg:width="0.026cm" svg:height="0.38cm" svg:x="20.202cm" svg:y="3.489cm" svg:viewBox="0 0 27 381" draw:points="0,381 27,381 27,0 0,0">
          <text:p/>
        </draw:polygon>
        <draw:polygon draw:style-name="gr31" draw:text-style-name="P9" draw:layer="layout" svg:width="0.026cm" svg:height="0.38cm" svg:x="20.228cm" svg:y="3.489cm" svg:viewBox="0 0 27 381" draw:points="0,381 27,381 27,0 0,0">
          <text:p/>
        </draw:polygon>
        <draw:polygon draw:style-name="gr32" draw:text-style-name="P10" draw:layer="layout" svg:width="0.026cm" svg:height="0.38cm" svg:x="20.256cm" svg:y="3.489cm" svg:viewBox="0 0 27 381" draw:points="0,381 27,381 27,0 0,0">
          <text:p/>
        </draw:polygon>
        <draw:polygon draw:style-name="gr32" draw:text-style-name="P10" draw:layer="layout" svg:width="0.026cm" svg:height="0.38cm" svg:x="20.281cm" svg:y="3.489cm" svg:viewBox="0 0 27 381" draw:points="0,381 27,381 27,0 0,0">
          <text:p/>
        </draw:polygon>
        <draw:polygon draw:style-name="gr30" draw:text-style-name="P8" draw:layer="layout" svg:width="0.026cm" svg:height="0.38cm" svg:x="20.307cm" svg:y="3.489cm" svg:viewBox="0 0 27 381" draw:points="0,381 27,381 27,0 0,0">
          <text:p/>
        </draw:polygon>
        <draw:polygon draw:style-name="gr32" draw:text-style-name="P10" draw:layer="layout" svg:width="0.026cm" svg:height="0.38cm" svg:x="20.333cm" svg:y="3.489cm" svg:viewBox="0 0 27 381" draw:points="0,381 27,381 27,0 0,0">
          <text:p/>
        </draw:polygon>
        <draw:polygon draw:style-name="gr32" draw:text-style-name="P10" draw:layer="layout" svg:width="0.027cm" svg:height="0.38cm" svg:x="20.359cm" svg:y="3.489cm" svg:viewBox="0 0 28 381" draw:points="0,381 28,381 28,0 0,0">
          <text:p/>
        </draw:polygon>
        <draw:polygon draw:style-name="gr30" draw:text-style-name="P8" draw:layer="layout" svg:width="0.026cm" svg:height="0.38cm" svg:x="20.386cm" svg:y="3.489cm" svg:viewBox="0 0 27 381" draw:points="0,381 27,381 27,0 0,0">
          <text:p/>
        </draw:polygon>
        <draw:polygon draw:style-name="gr29" draw:text-style-name="P7" draw:layer="layout" svg:width="0.026cm" svg:height="0.38cm" svg:x="20.412cm" svg:y="3.489cm" svg:viewBox="0 0 27 381" draw:points="0,381 27,381 27,0 0,0">
          <text:p/>
        </draw:polygon>
        <draw:polygon draw:style-name="gr31" draw:text-style-name="P9" draw:layer="layout" svg:width="0.027cm" svg:height="0.38cm" svg:x="20.438cm" svg:y="3.489cm" svg:viewBox="0 0 28 381" draw:points="0,381 28,381 28,0 0,0">
          <text:p/>
        </draw:polygon>
        <draw:polygon draw:style-name="gr31" draw:text-style-name="P9" draw:layer="layout" svg:width="0.026cm" svg:height="0.38cm" svg:x="20.465cm" svg:y="3.489cm" svg:viewBox="0 0 27 381" draw:points="0,381 27,381 27,0 0,0">
          <text:p/>
        </draw:polygon>
        <draw:polygon draw:style-name="gr30" draw:text-style-name="P8" draw:layer="layout" svg:width="0.026cm" svg:height="0.38cm" svg:x="20.491cm" svg:y="3.489cm" svg:viewBox="0 0 27 381" draw:points="0,381 27,381 27,0 0,0">
          <text:p/>
        </draw:polygon>
        <draw:polygon draw:style-name="gr30" draw:text-style-name="P8" draw:layer="layout" svg:width="0.026cm" svg:height="0.38cm" svg:x="20.517cm" svg:y="3.489cm" svg:viewBox="0 0 27 381" draw:points="0,381 27,381 27,0 0,0">
          <text:p/>
        </draw:polygon>
        <draw:polygon draw:style-name="gr31" draw:text-style-name="P9" draw:layer="layout" svg:width="0.026cm" svg:height="0.38cm" svg:x="20.544cm" svg:y="3.489cm" svg:viewBox="0 0 27 381" draw:points="0,381 27,381 27,0 0,0">
          <text:p/>
        </draw:polygon>
        <draw:polygon draw:style-name="gr30" draw:text-style-name="P8" draw:layer="layout" svg:width="0.026cm" svg:height="0.38cm" svg:x="20.596cm" svg:y="3.489cm" svg:viewBox="0 0 27 381" draw:points="0,381 27,381 27,0 0,0">
          <text:p/>
        </draw:polygon>
        <draw:polygon draw:style-name="gr30" draw:text-style-name="P8" draw:layer="layout" svg:width="0.026cm" svg:height="0.38cm" svg:x="20.622cm" svg:y="3.489cm" svg:viewBox="0 0 27 381" draw:points="0,381 27,381 27,0 0,0">
          <text:p/>
        </draw:polygon>
        <draw:polygon draw:style-name="gr31" draw:text-style-name="P9" draw:layer="layout" svg:width="0.026cm" svg:height="0.38cm" svg:x="20.649cm" svg:y="3.489cm" svg:viewBox="0 0 27 381" draw:points="0,381 27,381 27,0 0,0">
          <text:p/>
        </draw:polygon>
        <draw:polygon draw:style-name="gr31" draw:text-style-name="P9" draw:layer="layout" svg:width="0.026cm" svg:height="0.38cm" svg:x="20.676cm" svg:y="3.489cm" svg:viewBox="0 0 27 381" draw:points="0,381 27,381 27,0 0,0">
          <text:p/>
        </draw:polygon>
        <draw:polygon draw:style-name="gr31" draw:text-style-name="P9" draw:layer="layout" svg:width="0.026cm" svg:height="0.38cm" svg:x="20.701cm" svg:y="3.489cm" svg:viewBox="0 0 27 381" draw:points="0,381 27,381 27,0 0,0">
          <text:p/>
        </draw:polygon>
        <draw:polygon draw:style-name="gr32" draw:text-style-name="P10" draw:layer="layout" svg:width="0.026cm" svg:height="0.38cm" svg:x="20.727cm" svg:y="3.489cm" svg:viewBox="0 0 27 381" draw:points="0,381 27,381 27,0 0,0">
          <text:p/>
        </draw:polygon>
        <draw:polygon draw:style-name="gr30" draw:text-style-name="P8" draw:layer="layout" svg:width="0.026cm" svg:height="0.38cm" svg:x="20.754cm" svg:y="3.489cm" svg:viewBox="0 0 27 381" draw:points="0,381 27,381 27,0 0,0">
          <text:p/>
        </draw:polygon>
        <draw:polygon draw:style-name="gr31" draw:text-style-name="P9" draw:layer="layout" svg:width="0.026cm" svg:height="0.38cm" svg:x="20.78cm" svg:y="3.489cm" svg:viewBox="0 0 27 381" draw:points="0,381 27,381 27,0 0,0">
          <text:p/>
        </draw:polygon>
        <draw:polygon draw:style-name="gr31" draw:text-style-name="P9" draw:layer="layout" svg:width="0.027cm" svg:height="0.38cm" svg:x="20.806cm" svg:y="3.489cm" svg:viewBox="0 0 28 381" draw:points="0,381 28,381 28,0 0,0">
          <text:p/>
        </draw:polygon>
        <draw:polygon draw:style-name="gr30" draw:text-style-name="P8" draw:layer="layout" svg:width="0.026cm" svg:height="0.38cm" svg:x="20.833cm" svg:y="3.489cm" svg:viewBox="0 0 27 381" draw:points="0,381 27,381 27,0 0,0">
          <text:p/>
        </draw:polygon>
        <draw:polygon draw:style-name="gr30" draw:text-style-name="P8" draw:layer="layout" svg:width="0.026cm" svg:height="0.38cm" svg:x="20.859cm" svg:y="3.489cm" svg:viewBox="0 0 27 381" draw:points="0,381 27,381 27,0 0,0">
          <text:p/>
        </draw:polygon>
        <draw:polygon draw:style-name="gr30" draw:text-style-name="P8" draw:layer="layout" svg:width="0.026cm" svg:height="0.38cm" svg:x="20.885cm" svg:y="3.489cm" svg:viewBox="0 0 27 381" draw:points="0,381 27,381 27,0 0,0">
          <text:p/>
        </draw:polygon>
        <draw:polygon draw:style-name="gr32" draw:text-style-name="P10" draw:layer="layout" svg:width="0.026cm" svg:height="0.38cm" svg:x="20.911cm" svg:y="3.489cm" svg:viewBox="0 0 27 381" draw:points="0,381 27,381 27,0 0,0">
          <text:p/>
        </draw:polygon>
        <draw:polygon draw:style-name="gr31" draw:text-style-name="P9" draw:layer="layout" svg:width="0.026cm" svg:height="0.38cm" svg:x="20.938cm" svg:y="3.489cm" svg:viewBox="0 0 27 381" draw:points="0,381 27,381 27,0 0,0">
          <text:p/>
        </draw:polygon>
        <draw:polygon draw:style-name="gr30" draw:text-style-name="P8" draw:layer="layout" svg:width="0.026cm" svg:height="0.38cm" svg:x="20.964cm" svg:y="3.489cm" svg:viewBox="0 0 27 381" draw:points="0,381 27,381 27,0 0,0">
          <text:p/>
        </draw:polygon>
        <draw:polygon draw:style-name="gr29" draw:text-style-name="P7" draw:layer="layout" svg:width="0.026cm" svg:height="0.38cm" svg:x="20.99cm" svg:y="3.489cm" svg:viewBox="0 0 27 381" draw:points="0,381 27,381 27,0 0,0">
          <text:p/>
        </draw:polygon>
        <draw:polygon draw:style-name="gr30" draw:text-style-name="P8" draw:layer="layout" svg:width="0.026cm" svg:height="0.38cm" svg:x="21.016cm" svg:y="3.489cm" svg:viewBox="0 0 27 381" draw:points="0,381 27,381 27,0 0,0">
          <text:p/>
        </draw:polygon>
        <draw:polygon draw:style-name="gr30" draw:text-style-name="P8" draw:layer="layout" svg:width="0.026cm" svg:height="0.38cm" svg:x="21.043cm" svg:y="3.489cm" svg:viewBox="0 0 27 381" draw:points="0,381 27,381 27,0 0,0">
          <text:p/>
        </draw:polygon>
        <draw:polygon draw:style-name="gr31" draw:text-style-name="P9" draw:layer="layout" svg:width="0.026cm" svg:height="0.38cm" svg:x="21.069cm" svg:y="3.489cm" svg:viewBox="0 0 27 381" draw:points="0,381 27,381 27,0 0,0">
          <text:p/>
        </draw:polygon>
        <draw:polygon draw:style-name="gr31" draw:text-style-name="P9" draw:layer="layout" svg:width="0.026cm" svg:height="0.38cm" svg:x="21.096cm" svg:y="3.489cm" svg:viewBox="0 0 27 381" draw:points="0,381 27,381 27,0 0,0">
          <text:p/>
        </draw:polygon>
        <draw:polygon draw:style-name="gr30" draw:text-style-name="P8" draw:layer="layout" svg:width="0.027cm" svg:height="0.38cm" svg:x="21.121cm" svg:y="3.489cm" svg:viewBox="0 0 28 381" draw:points="0,381 28,381 28,0 0,0">
          <text:p/>
        </draw:polygon>
        <draw:polygon draw:style-name="gr31" draw:text-style-name="P9" draw:layer="layout" svg:width="0.026cm" svg:height="0.38cm" svg:x="21.148cm" svg:y="3.489cm" svg:viewBox="0 0 27 381" draw:points="0,381 27,381 27,0 0,0">
          <text:p/>
        </draw:polygon>
        <draw:polygon draw:style-name="gr31" draw:text-style-name="P9" draw:layer="layout" svg:width="0.026cm" svg:height="0.38cm" svg:x="21.174cm" svg:y="3.489cm" svg:viewBox="0 0 27 381" draw:points="0,381 27,381 27,0 0,0">
          <text:p/>
        </draw:polygon>
        <draw:polygon draw:style-name="gr29" draw:text-style-name="P7" draw:layer="layout" svg:width="0.027cm" svg:height="0.38cm" svg:x="21.2cm" svg:y="3.489cm" svg:viewBox="0 0 28 381" draw:points="0,381 28,381 28,0 0,0">
          <text:p/>
        </draw:polygon>
        <draw:polygon draw:style-name="gr31" draw:text-style-name="P9" draw:layer="layout" svg:width="0.026cm" svg:height="0.38cm" svg:x="21.227cm" svg:y="3.489cm" svg:viewBox="0 0 27 381" draw:points="0,381 27,381 27,0 0,0">
          <text:p/>
        </draw:polygon>
        <draw:polygon draw:style-name="gr29" draw:text-style-name="P7" draw:layer="layout" svg:width="0.026cm" svg:height="0.38cm" svg:x="21.253cm" svg:y="3.489cm" svg:viewBox="0 0 27 381" draw:points="0,381 27,381 27,0 0,0">
          <text:p/>
        </draw:polygon>
        <draw:polygon draw:style-name="gr30" draw:text-style-name="P8" draw:layer="layout" svg:width="0.026cm" svg:height="0.38cm" svg:x="21.279cm" svg:y="3.489cm" svg:viewBox="0 0 27 381" draw:points="0,381 27,381 27,0 0,0">
          <text:p/>
        </draw:polygon>
        <draw:polygon draw:style-name="gr31" draw:text-style-name="P9" draw:layer="layout" svg:width="0.026cm" svg:height="0.38cm" svg:x="21.305cm" svg:y="3.489cm" svg:viewBox="0 0 27 381" draw:points="0,381 27,381 27,0 0,0">
          <text:p/>
        </draw:polygon>
        <draw:polygon draw:style-name="gr30" draw:text-style-name="P8" draw:layer="layout" svg:width="0.026cm" svg:height="0.38cm" svg:x="21.332cm" svg:y="3.489cm" svg:viewBox="0 0 27 381" draw:points="0,381 27,381 27,0 0,0">
          <text:p/>
        </draw:polygon>
        <draw:polygon draw:style-name="gr30" draw:text-style-name="P8" draw:layer="layout" svg:width="0.026cm" svg:height="0.38cm" svg:x="21.358cm" svg:y="3.489cm" svg:viewBox="0 0 27 381" draw:points="0,381 27,381 27,0 0,0">
          <text:p/>
        </draw:polygon>
        <draw:polygon draw:style-name="gr31" draw:text-style-name="P9" draw:layer="layout" svg:width="0.026cm" svg:height="0.38cm" svg:x="21.384cm" svg:y="3.489cm" svg:viewBox="0 0 27 381" draw:points="0,381 27,381 27,0 0,0">
          <text:p/>
        </draw:polygon>
        <draw:polygon draw:style-name="gr32" draw:text-style-name="P10" draw:layer="layout" svg:width="0.026cm" svg:height="0.38cm" svg:x="21.41cm" svg:y="3.489cm" svg:viewBox="0 0 27 381" draw:points="0,381 27,381 27,0 0,0">
          <text:p/>
        </draw:polygon>
        <draw:polygon draw:style-name="gr31" draw:text-style-name="P9" draw:layer="layout" svg:width="0.026cm" svg:height="0.38cm" svg:x="21.437cm" svg:y="3.489cm" svg:viewBox="0 0 27 381" draw:points="0,381 27,381 27,0 0,0">
          <text:p/>
        </draw:polygon>
        <draw:polygon draw:style-name="gr30" draw:text-style-name="P8" draw:layer="layout" svg:width="0.026cm" svg:height="0.38cm" svg:x="21.463cm" svg:y="3.489cm" svg:viewBox="0 0 27 381" draw:points="0,381 27,381 27,0 0,0">
          <text:p/>
        </draw:polygon>
        <draw:polygon draw:style-name="gr32" draw:text-style-name="P10" draw:layer="layout" svg:width="0.026cm" svg:height="0.38cm" svg:x="21.489cm" svg:y="3.489cm" svg:viewBox="0 0 27 381" draw:points="0,381 27,381 27,0 0,0">
          <text:p/>
        </draw:polygon>
        <draw:polygon draw:style-name="gr31" draw:text-style-name="P9" draw:layer="layout" svg:width="0.027cm" svg:height="0.38cm" svg:x="21.516cm" svg:y="3.489cm" svg:viewBox="0 0 28 381" draw:points="0,381 28,381 28,0 0,0">
          <text:p/>
        </draw:polygon>
        <draw:polygon draw:style-name="gr30" draw:text-style-name="P8" draw:layer="layout" svg:width="0.026cm" svg:height="0.38cm" svg:x="21.543cm" svg:y="3.489cm" svg:viewBox="0 0 27 381" draw:points="0,381 27,381 27,0 0,0">
          <text:p/>
        </draw:polygon>
        <draw:polygon draw:style-name="gr31" draw:text-style-name="P9" draw:layer="layout" svg:width="0.026cm" svg:height="0.38cm" svg:x="21.568cm" svg:y="3.489cm" svg:viewBox="0 0 27 381" draw:points="0,381 27,381 27,0 0,0">
          <text:p/>
        </draw:polygon>
        <draw:polygon draw:style-name="gr31" draw:text-style-name="P9" draw:layer="layout" svg:width="0.026cm" svg:height="0.38cm" svg:x="21.595cm" svg:y="3.489cm" svg:viewBox="0 0 27 381" draw:points="0,381 27,381 27,0 0,0">
          <text:p/>
        </draw:polygon>
        <draw:polygon draw:style-name="gr31" draw:text-style-name="P9" draw:layer="layout" svg:width="0.026cm" svg:height="0.38cm" svg:x="21.621cm" svg:y="3.489cm" svg:viewBox="0 0 27 381" draw:points="0,381 27,381 27,0 0,0">
          <text:p/>
        </draw:polygon>
        <draw:polygon draw:style-name="gr30" draw:text-style-name="P8" draw:layer="layout" svg:width="0.026cm" svg:height="0.38cm" svg:x="21.647cm" svg:y="3.489cm" svg:viewBox="0 0 27 381" draw:points="0,381 27,381 27,0 0,0">
          <text:p/>
        </draw:polygon>
        <draw:polygon draw:style-name="gr32" draw:text-style-name="P10" draw:layer="layout" svg:width="0.026cm" svg:height="0.38cm" svg:x="21.673cm" svg:y="3.489cm" svg:viewBox="0 0 27 381" draw:points="0,381 27,381 27,0 0,0">
          <text:p/>
        </draw:polygon>
        <draw:polygon draw:style-name="gr30" draw:text-style-name="P8" draw:layer="layout" svg:width="0.026cm" svg:height="0.38cm" svg:x="21.7cm" svg:y="3.489cm" svg:viewBox="0 0 27 381" draw:points="0,381 27,381 27,0 0,0">
          <text:p/>
        </draw:polygon>
        <draw:polygon draw:style-name="gr30" draw:text-style-name="P8" draw:layer="layout" svg:width="0.026cm" svg:height="0.38cm" svg:x="21.726cm" svg:y="3.489cm" svg:viewBox="0 0 27 381" draw:points="0,381 27,381 27,0 0,0">
          <text:p/>
        </draw:polygon>
        <draw:polygon draw:style-name="gr30" draw:text-style-name="P8" draw:layer="layout" svg:width="0.026cm" svg:height="0.38cm" svg:x="21.752cm" svg:y="3.489cm" svg:viewBox="0 0 27 381" draw:points="0,381 27,381 27,0 0,0">
          <text:p/>
        </draw:polygon>
        <draw:polygon draw:style-name="gr31" draw:text-style-name="P9" draw:layer="layout" svg:width="0.027cm" svg:height="0.38cm" svg:x="21.804cm" svg:y="3.489cm" svg:viewBox="0 0 28 381" draw:points="0,381 28,381 28,0 0,0">
          <text:p/>
        </draw:polygon>
        <draw:polygon draw:style-name="gr31" draw:text-style-name="P9" draw:layer="layout" svg:width="0.026cm" svg:height="0.38cm" svg:x="21.831cm" svg:y="3.489cm" svg:viewBox="0 0 27 381" draw:points="0,381 27,381 27,0 0,0">
          <text:p/>
        </draw:polygon>
        <draw:polygon draw:style-name="gr30" draw:text-style-name="P8" draw:layer="layout" svg:width="0.026cm" svg:height="0.38cm" svg:x="21.857cm" svg:y="3.489cm" svg:viewBox="0 0 27 381" draw:points="0,381 27,381 27,0 0,0">
          <text:p/>
        </draw:polygon>
        <draw:polygon draw:style-name="gr31" draw:text-style-name="P9" draw:layer="layout" svg:width="0.027cm" svg:height="0.38cm" svg:x="21.883cm" svg:y="3.489cm" svg:viewBox="0 0 28 381" draw:points="0,381 28,381 28,0 0,0">
          <text:p/>
        </draw:polygon>
        <draw:polygon draw:style-name="gr30" draw:text-style-name="P8" draw:layer="layout" svg:width="0.026cm" svg:height="0.38cm" svg:x="21.91cm" svg:y="3.489cm" svg:viewBox="0 0 27 381" draw:points="0,381 27,381 27,0 0,0">
          <text:p/>
        </draw:polygon>
        <draw:polygon draw:style-name="gr31" draw:text-style-name="P9" draw:layer="layout" svg:width="0.026cm" svg:height="0.38cm" svg:x="21.936cm" svg:y="3.489cm" svg:viewBox="0 0 27 381" draw:points="0,381 27,381 27,0 0,0">
          <text:p/>
        </draw:polygon>
        <draw:polygon draw:style-name="gr30" draw:text-style-name="P8" draw:layer="layout" svg:width="0.026cm" svg:height="0.38cm" svg:x="21.963cm" svg:y="3.489cm" svg:viewBox="0 0 27 381" draw:points="0,381 27,381 27,0 0,0">
          <text:p/>
        </draw:polygon>
        <draw:polygon draw:style-name="gr30" draw:text-style-name="P8" draw:layer="layout" svg:width="0.026cm" svg:height="0.38cm" svg:x="21.989cm" svg:y="3.489cm" svg:viewBox="0 0 27 381" draw:points="0,381 27,381 27,0 0,0">
          <text:p/>
        </draw:polygon>
        <draw:polygon draw:style-name="gr32" draw:text-style-name="P10" draw:layer="layout" svg:width="0.026cm" svg:height="0.38cm" svg:x="22.015cm" svg:y="3.489cm" svg:viewBox="0 0 27 381" draw:points="0,381 27,381 27,0 0,0">
          <text:p/>
        </draw:polygon>
        <draw:polygon draw:style-name="gr32" draw:text-style-name="P10" draw:layer="layout" svg:width="0.026cm" svg:height="0.38cm" svg:x="22.041cm" svg:y="3.489cm" svg:viewBox="0 0 27 381" draw:points="0,381 27,381 27,0 0,0">
          <text:p/>
        </draw:polygon>
        <draw:polygon draw:style-name="gr30" draw:text-style-name="P8" draw:layer="layout" svg:width="0.026cm" svg:height="0.38cm" svg:x="22.067cm" svg:y="3.489cm" svg:viewBox="0 0 27 381" draw:points="0,381 27,381 27,0 0,0">
          <text:p/>
        </draw:polygon>
        <draw:polygon draw:style-name="gr30" draw:text-style-name="P8" draw:layer="layout" svg:width="0.026cm" svg:height="0.38cm" svg:x="22.094cm" svg:y="3.489cm" svg:viewBox="0 0 27 381" draw:points="0,381 27,381 27,0 0,0">
          <text:p/>
        </draw:polygon>
        <draw:polygon draw:style-name="gr29" draw:text-style-name="P7" draw:layer="layout" svg:width="0.026cm" svg:height="0.38cm" svg:x="22.12cm" svg:y="3.489cm" svg:viewBox="0 0 27 381" draw:points="0,381 27,381 27,0 0,0">
          <text:p/>
        </draw:polygon>
        <draw:polygon draw:style-name="gr30" draw:text-style-name="P8" draw:layer="layout" svg:width="0.026cm" svg:height="0.38cm" svg:x="22.146cm" svg:y="3.489cm" svg:viewBox="0 0 27 381" draw:points="0,381 27,381 27,0 0,0">
          <text:p/>
        </draw:polygon>
        <draw:polygon draw:style-name="gr29" draw:text-style-name="P7" draw:layer="layout" svg:width="0.026cm" svg:height="0.38cm" svg:x="22.172cm" svg:y="3.489cm" svg:viewBox="0 0 27 381" draw:points="0,381 27,381 27,0 0,0">
          <text:p/>
        </draw:polygon>
        <draw:polygon draw:style-name="gr30" draw:text-style-name="P8" draw:layer="layout" svg:width="0.026cm" svg:height="0.38cm" svg:x="22.199cm" svg:y="3.489cm" svg:viewBox="0 0 27 381" draw:points="0,381 27,381 27,0 0,0">
          <text:p/>
        </draw:polygon>
        <draw:polygon draw:style-name="gr30" draw:text-style-name="P8" draw:layer="layout" svg:width="0.026cm" svg:height="0.38cm" svg:x="22.225cm" svg:y="3.489cm" svg:viewBox="0 0 27 381" draw:points="0,381 27,381 27,0 0,0">
          <text:p/>
        </draw:polygon>
        <draw:polygon draw:style-name="gr29" draw:text-style-name="P7" draw:layer="layout" svg:width="0.026cm" svg:height="0.38cm" svg:x="22.251cm" svg:y="3.489cm" svg:viewBox="0 0 27 381" draw:points="0,381 27,381 27,0 0,0">
          <text:p/>
        </draw:polygon>
        <draw:polygon draw:style-name="gr29" draw:text-style-name="P7" draw:layer="layout" svg:width="0.027cm" svg:height="0.38cm" svg:x="22.277cm" svg:y="3.489cm" svg:viewBox="0 0 28 381" draw:points="0,381 28,381 28,0 0,0">
          <text:p/>
        </draw:polygon>
        <draw:polygon draw:style-name="gr29" draw:text-style-name="P7" draw:layer="layout" svg:width="0.026cm" svg:height="0.38cm" svg:x="22.304cm" svg:y="3.489cm" svg:viewBox="0 0 27 381" draw:points="0,381 27,381 27,0 0,0">
          <text:p/>
        </draw:polygon>
        <draw:polygon draw:style-name="gr30" draw:text-style-name="P8" draw:layer="layout" svg:width="0.026cm" svg:height="0.38cm" svg:x="22.33cm" svg:y="3.489cm" svg:viewBox="0 0 27 381" draw:points="0,381 27,381 27,0 0,0">
          <text:p/>
        </draw:polygon>
        <draw:polygon draw:style-name="gr30" draw:text-style-name="P8" draw:layer="layout" svg:width="0.026cm" svg:height="0.38cm" svg:x="22.356cm" svg:y="3.489cm" svg:viewBox="0 0 27 381" draw:points="0,381 27,381 27,0 0,0">
          <text:p/>
        </draw:polygon>
        <draw:polygon draw:style-name="gr30" draw:text-style-name="P8" draw:layer="layout" svg:width="0.026cm" svg:height="0.38cm" svg:x="22.383cm" svg:y="3.489cm" svg:viewBox="0 0 27 381" draw:points="0,381 27,381 27,0 0,0">
          <text:p/>
        </draw:polygon>
        <draw:polygon draw:style-name="gr30" draw:text-style-name="P8" draw:layer="layout" svg:width="0.026cm" svg:height="0.38cm" svg:x="22.409cm" svg:y="3.489cm" svg:viewBox="0 0 27 381" draw:points="0,381 27,381 27,0 0,0">
          <text:p/>
        </draw:polygon>
        <draw:polygon draw:style-name="gr32" draw:text-style-name="P10" draw:layer="layout" svg:width="0.026cm" svg:height="0.38cm" svg:x="22.435cm" svg:y="3.489cm" svg:viewBox="0 0 27 381" draw:points="0,381 27,381 27,0 0,0">
          <text:p/>
        </draw:polygon>
        <draw:polygon draw:style-name="gr31" draw:text-style-name="P9" draw:layer="layout" svg:width="0.026cm" svg:height="0.38cm" svg:x="22.461cm" svg:y="3.489cm" svg:viewBox="0 0 27 381" draw:points="0,381 27,381 27,0 0,0">
          <text:p/>
        </draw:polygon>
        <draw:polygon draw:style-name="gr32" draw:text-style-name="P10" draw:layer="layout" svg:width="0.026cm" svg:height="0.38cm" svg:x="22.488cm" svg:y="3.489cm" svg:viewBox="0 0 27 381" draw:points="0,381 27,381 27,0 0,0">
          <text:p/>
        </draw:polygon>
        <draw:polygon draw:style-name="gr31" draw:text-style-name="P9" draw:layer="layout" svg:width="0.026cm" svg:height="0.38cm" svg:x="22.514cm" svg:y="3.489cm" svg:viewBox="0 0 27 381" draw:points="0,381 27,381 27,0 0,0">
          <text:p/>
        </draw:polygon>
        <draw:polygon draw:style-name="gr29" draw:text-style-name="P7" draw:layer="layout" svg:width="0.026cm" svg:height="0.38cm" svg:x="22.54cm" svg:y="3.489cm" svg:viewBox="0 0 27 381" draw:points="0,381 27,381 27,0 0,0">
          <text:p/>
        </draw:polygon>
        <draw:polygon draw:style-name="gr29" draw:text-style-name="P7" draw:layer="layout" svg:width="0.027cm" svg:height="0.38cm" svg:x="22.566cm" svg:y="3.489cm" svg:viewBox="0 0 28 381" draw:points="0,381 28,381 28,0 0,0">
          <text:p/>
        </draw:polygon>
        <draw:polygon draw:style-name="gr30" draw:text-style-name="P8" draw:layer="layout" svg:width="0.026cm" svg:height="0.38cm" svg:x="22.593cm" svg:y="3.489cm" svg:viewBox="0 0 27 381" draw:points="0,381 27,381 27,0 0,0">
          <text:p/>
        </draw:polygon>
        <draw:polygon draw:style-name="gr30" draw:text-style-name="P8" draw:layer="layout" svg:width="0.026cm" svg:height="0.38cm" svg:x="22.619cm" svg:y="3.489cm" svg:viewBox="0 0 27 381" draw:points="0,381 27,381 27,0 0,0">
          <text:p/>
        </draw:polygon>
        <draw:polygon draw:style-name="gr32" draw:text-style-name="P10" draw:layer="layout" svg:width="0.027cm" svg:height="0.38cm" svg:x="22.645cm" svg:y="3.489cm" svg:viewBox="0 0 28 381" draw:points="0,381 28,381 28,0 0,0">
          <text:p/>
        </draw:polygon>
        <draw:polygon draw:style-name="gr32" draw:text-style-name="P10" draw:layer="layout" svg:width="0.026cm" svg:height="0.38cm" svg:x="22.672cm" svg:y="3.489cm" svg:viewBox="0 0 27 381" draw:points="0,381 27,381 27,0 0,0">
          <text:p/>
        </draw:polygon>
        <draw:polygon draw:style-name="gr32" draw:text-style-name="P10" draw:layer="layout" svg:width="0.026cm" svg:height="0.38cm" svg:x="22.698cm" svg:y="3.489cm" svg:viewBox="0 0 27 381" draw:points="0,381 27,381 27,0 0,0">
          <text:p/>
        </draw:polygon>
        <draw:polygon draw:style-name="gr31" draw:text-style-name="P9" draw:layer="layout" svg:width="0.026cm" svg:height="0.38cm" svg:x="22.724cm" svg:y="3.489cm" svg:viewBox="0 0 27 381" draw:points="0,381 27,381 27,0 0,0">
          <text:p/>
        </draw:polygon>
        <draw:polygon draw:style-name="gr31" draw:text-style-name="P9" draw:layer="layout" svg:width="0.026cm" svg:height="0.38cm" svg:x="22.75cm" svg:y="3.489cm" svg:viewBox="0 0 27 381" draw:points="0,381 27,381 27,0 0,0">
          <text:p/>
        </draw:polygon>
        <draw:polygon draw:style-name="gr31" draw:text-style-name="P9" draw:layer="layout" svg:width="0.026cm" svg:height="0.38cm" svg:x="22.777cm" svg:y="3.489cm" svg:viewBox="0 0 27 381" draw:points="0,381 27,381 27,0 0,0">
          <text:p/>
        </draw:polygon>
        <draw:polygon draw:style-name="gr29" draw:text-style-name="P7" draw:layer="layout" svg:width="0.026cm" svg:height="0.38cm" svg:x="22.803cm" svg:y="3.489cm" svg:viewBox="0 0 27 381" draw:points="0,381 27,381 27,0 0,0">
          <text:p/>
        </draw:polygon>
        <draw:polygon draw:style-name="gr31" draw:text-style-name="P9" draw:layer="layout" svg:width="0.026cm" svg:height="0.38cm" svg:x="22.829cm" svg:y="3.489cm" svg:viewBox="0 0 27 381" draw:points="0,381 27,381 27,0 0,0">
          <text:p/>
        </draw:polygon>
        <draw:polygon draw:style-name="gr31" draw:text-style-name="P9" draw:layer="layout" svg:width="0.026cm" svg:height="0.38cm" svg:x="22.855cm" svg:y="3.489cm" svg:viewBox="0 0 27 381" draw:points="0,381 27,381 27,0 0,0">
          <text:p/>
        </draw:polygon>
        <draw:polygon draw:style-name="gr31" draw:text-style-name="P9" draw:layer="layout" svg:width="0.026cm" svg:height="0.38cm" svg:x="22.882cm" svg:y="3.489cm" svg:viewBox="0 0 27 381" draw:points="0,381 27,381 27,0 0,0">
          <text:p/>
        </draw:polygon>
        <draw:polygon draw:style-name="gr30" draw:text-style-name="P8" draw:layer="layout" svg:width="0.026cm" svg:height="0.38cm" svg:x="23.223cm" svg:y="3.489cm" svg:viewBox="0 0 27 381" draw:points="0,381 27,381 27,0 0,0">
          <text:p/>
        </draw:polygon>
        <draw:polygon draw:style-name="gr32" draw:text-style-name="P10" draw:layer="layout" svg:width="0.026cm" svg:height="0.38cm" svg:x="23.249cm" svg:y="3.489cm" svg:viewBox="0 0 27 381" draw:points="0,381 27,381 27,0 0,0">
          <text:p/>
        </draw:polygon>
        <draw:polygon draw:style-name="gr30" draw:text-style-name="P8" draw:layer="layout" svg:width="0.026cm" svg:height="0.38cm" svg:x="23.276cm" svg:y="3.489cm" svg:viewBox="0 0 27 381" draw:points="0,381 27,381 27,0 0,0">
          <text:p/>
        </draw:polygon>
        <draw:polygon draw:style-name="gr31" draw:text-style-name="P9" draw:layer="layout" svg:width="0.026cm" svg:height="0.38cm" svg:x="23.302cm" svg:y="3.489cm" svg:viewBox="0 0 27 381" draw:points="0,381 27,381 27,0 0,0">
          <text:p/>
        </draw:polygon>
        <draw:polygon draw:style-name="gr29" draw:text-style-name="P7" draw:layer="layout" svg:width="0.027cm" svg:height="0.38cm" svg:x="23.328cm" svg:y="3.489cm" svg:viewBox="0 0 28 381" draw:points="0,381 28,381 28,0 0,0">
          <text:p/>
        </draw:polygon>
        <draw:polygon draw:style-name="gr31" draw:text-style-name="P9" draw:layer="layout" svg:width="0.026cm" svg:height="0.38cm" svg:x="23.355cm" svg:y="3.489cm" svg:viewBox="0 0 27 381" draw:points="0,381 27,381 27,0 0,0">
          <text:p/>
        </draw:polygon>
        <draw:polygon draw:style-name="gr29" draw:text-style-name="P7" draw:layer="layout" svg:width="0.026cm" svg:height="0.38cm" svg:x="23.381cm" svg:y="3.489cm" svg:viewBox="0 0 27 381" draw:points="0,381 27,381 27,0 0,0">
          <text:p/>
        </draw:polygon>
        <draw:polygon draw:style-name="gr31" draw:text-style-name="P9" draw:layer="layout" svg:width="0.026cm" svg:height="0.38cm" svg:x="23.407cm" svg:y="3.489cm" svg:viewBox="0 0 27 381" draw:points="0,381 27,381 27,0 0,0">
          <text:p/>
        </draw:polygon>
        <draw:polygon draw:style-name="gr31" draw:text-style-name="P9" draw:layer="layout" svg:width="0.026cm" svg:height="0.38cm" svg:x="23.434cm" svg:y="3.489cm" svg:viewBox="0 0 27 381" draw:points="0,381 27,381 27,0 0,0">
          <text:p/>
        </draw:polygon>
        <draw:polygon draw:style-name="gr31" draw:text-style-name="P9" draw:layer="layout" svg:width="0.026cm" svg:height="0.38cm" svg:x="23.46cm" svg:y="3.489cm" svg:viewBox="0 0 27 381" draw:points="0,381 27,381 27,0 0,0">
          <text:p/>
        </draw:polygon>
        <draw:polygon draw:style-name="gr30" draw:text-style-name="P8" draw:layer="layout" svg:width="0.026cm" svg:height="0.38cm" svg:x="23.486cm" svg:y="3.489cm" svg:viewBox="0 0 27 381" draw:points="0,381 27,381 27,0 0,0">
          <text:p/>
        </draw:polygon>
        <draw:polygon draw:style-name="gr30" draw:text-style-name="P8" draw:layer="layout" svg:width="0.026cm" svg:height="0.38cm" svg:x="23.512cm" svg:y="3.489cm" svg:viewBox="0 0 27 381" draw:points="0,381 27,381 27,0 0,0">
          <text:p/>
        </draw:polygon>
        <draw:polygon draw:style-name="gr31" draw:text-style-name="P9" draw:layer="layout" svg:width="0.026cm" svg:height="0.38cm" svg:x="23.539cm" svg:y="3.489cm" svg:viewBox="0 0 27 381" draw:points="0,381 27,381 27,0 0,0">
          <text:p/>
        </draw:polygon>
        <draw:polygon draw:style-name="gr32" draw:text-style-name="P10" draw:layer="layout" svg:width="0.026cm" svg:height="0.38cm" svg:x="23.565cm" svg:y="3.489cm" svg:viewBox="0 0 27 381" draw:points="0,381 27,381 27,0 0,0">
          <text:p/>
        </draw:polygon>
        <draw:polygon draw:style-name="gr30" draw:text-style-name="P8" draw:layer="layout" svg:width="0.026cm" svg:height="0.38cm" svg:x="23.591cm" svg:y="3.489cm" svg:viewBox="0 0 27 381" draw:points="0,381 27,381 27,0 0,0">
          <text:p/>
        </draw:polygon>
        <draw:polygon draw:style-name="gr30" draw:text-style-name="P8" draw:layer="layout" svg:width="0.026cm" svg:height="0.38cm" svg:x="23.617cm" svg:y="3.489cm" svg:viewBox="0 0 27 381" draw:points="0,381 27,381 27,0 0,0">
          <text:p/>
        </draw:polygon>
        <draw:polygon draw:style-name="gr30" draw:text-style-name="P8" draw:layer="layout" svg:width="0.027cm" svg:height="0.38cm" svg:x="23.644cm" svg:y="3.489cm" svg:viewBox="0 0 28 381" draw:points="0,381 28,381 28,0 0,0">
          <text:p/>
        </draw:polygon>
        <draw:polygon draw:style-name="gr30" draw:text-style-name="P8" draw:layer="layout" svg:width="0.026cm" svg:height="0.38cm" svg:x="23.671cm" svg:y="3.489cm" svg:viewBox="0 0 27 381" draw:points="0,381 27,381 27,0 0,0">
          <text:p/>
        </draw:polygon>
        <draw:polygon draw:style-name="gr32" draw:text-style-name="P10" draw:layer="layout" svg:width="0.026cm" svg:height="0.38cm" svg:x="23.696cm" svg:y="3.489cm" svg:viewBox="0 0 27 381" draw:points="0,381 27,381 27,0 0,0">
          <text:p/>
        </draw:polygon>
        <draw:polygon draw:style-name="gr32" draw:text-style-name="P10" draw:layer="layout" svg:width="0.027cm" svg:height="0.38cm" svg:x="23.722cm" svg:y="3.489cm" svg:viewBox="0 0 28 381" draw:points="0,381 28,381 28,0 0,0">
          <text:p/>
        </draw:polygon>
        <draw:polygon draw:style-name="gr32" draw:text-style-name="P10" draw:layer="layout" svg:width="0.026cm" svg:height="0.38cm" svg:x="23.749cm" svg:y="3.489cm" svg:viewBox="0 0 27 381" draw:points="0,381 27,381 27,0 0,0">
          <text:p/>
        </draw:polygon>
        <draw:polygon draw:style-name="gr29" draw:text-style-name="P7" draw:layer="layout" svg:width="0.026cm" svg:height="0.38cm" svg:x="23.775cm" svg:y="3.489cm" svg:viewBox="0 0 27 381" draw:points="0,381 27,381 27,0 0,0">
          <text:p/>
        </draw:polygon>
        <draw:polygon draw:style-name="gr30" draw:text-style-name="P8" draw:layer="layout" svg:width="0.026cm" svg:height="0.38cm" svg:x="23.801cm" svg:y="3.489cm" svg:viewBox="0 0 27 381" draw:points="0,381 27,381 27,0 0,0">
          <text:p/>
        </draw:polygon>
        <draw:polygon draw:style-name="gr29" draw:text-style-name="P7" draw:layer="layout" svg:width="0.026cm" svg:height="0.38cm" svg:x="23.828cm" svg:y="3.489cm" svg:viewBox="0 0 27 381" draw:points="0,381 27,381 27,0 0,0">
          <text:p/>
        </draw:polygon>
        <draw:polygon draw:style-name="gr29" draw:text-style-name="P7" draw:layer="layout" svg:width="0.026cm" svg:height="0.38cm" svg:x="23.854cm" svg:y="3.489cm" svg:viewBox="0 0 27 381" draw:points="0,381 27,381 27,0 0,0">
          <text:p/>
        </draw:polygon>
        <draw:polygon draw:style-name="gr29" draw:text-style-name="P7" draw:layer="layout" svg:width="0.026cm" svg:height="0.38cm" svg:x="23.88cm" svg:y="3.489cm" svg:viewBox="0 0 27 381" draw:points="0,381 27,381 27,0 0,0">
          <text:p/>
        </draw:polygon>
        <draw:polygon draw:style-name="gr30" draw:text-style-name="P8" draw:layer="layout" svg:width="0.026cm" svg:height="0.38cm" svg:x="23.906cm" svg:y="3.489cm" svg:viewBox="0 0 27 381" draw:points="0,381 27,381 27,0 0,0">
          <text:p/>
        </draw:polygon>
        <draw:polygon draw:style-name="gr32" draw:text-style-name="P10" draw:layer="layout" svg:width="0.026cm" svg:height="0.38cm" svg:x="23.933cm" svg:y="3.489cm" svg:viewBox="0 0 27 381" draw:points="0,381 27,381 27,0 0,0">
          <text:p/>
        </draw:polygon>
        <draw:polygon draw:style-name="gr30" draw:text-style-name="P8" draw:layer="layout" svg:width="0.026cm" svg:height="0.38cm" svg:x="23.959cm" svg:y="3.489cm" svg:viewBox="0 0 27 381" draw:points="0,381 27,381 27,0 0,0">
          <text:p/>
        </draw:polygon>
        <draw:polygon draw:style-name="gr32" draw:text-style-name="P10" draw:layer="layout" svg:width="0.026cm" svg:height="0.38cm" svg:x="23.985cm" svg:y="3.489cm" svg:viewBox="0 0 27 381" draw:points="0,381 27,381 27,0 0,0">
          <text:p/>
        </draw:polygon>
        <draw:polygon draw:style-name="gr32" draw:text-style-name="P10" draw:layer="layout" svg:width="0.026cm" svg:height="0.38cm" svg:x="24.011cm" svg:y="3.489cm" svg:viewBox="0 0 27 381" draw:points="0,381 27,381 27,0 0,0">
          <text:p/>
        </draw:polygon>
        <draw:polygon draw:style-name="gr30" draw:text-style-name="P8" draw:layer="layout" svg:width="0.026cm" svg:height="0.38cm" svg:x="24.038cm" svg:y="3.489cm" svg:viewBox="0 0 27 381" draw:points="0,381 27,381 27,0 0,0">
          <text:p/>
        </draw:polygon>
        <draw:polygon draw:style-name="gr31" draw:text-style-name="P9" draw:layer="layout" svg:width="0.026cm" svg:height="0.38cm" svg:x="24.064cm" svg:y="3.489cm" svg:viewBox="0 0 27 381" draw:points="0,381 27,381 27,0 0,0">
          <text:p/>
        </draw:polygon>
        <draw:polygon draw:style-name="gr32" draw:text-style-name="P10" draw:layer="layout" svg:width="0.026cm" svg:height="0.38cm" svg:x="24.091cm" svg:y="3.489cm" svg:viewBox="0 0 27 381" draw:points="0,381 27,381 27,0 0,0">
          <text:p/>
        </draw:polygon>
        <draw:polygon draw:style-name="gr31" draw:text-style-name="P9" draw:layer="layout" svg:width="0.026cm" svg:height="0.38cm" svg:x="24.117cm" svg:y="3.489cm" svg:viewBox="0 0 27 381" draw:points="0,381 27,381 27,0 0,0">
          <text:p/>
        </draw:polygon>
        <draw:polygon draw:style-name="gr32" draw:text-style-name="P10" draw:layer="layout" svg:width="0.026cm" svg:height="0.38cm" svg:x="24.143cm" svg:y="3.489cm" svg:viewBox="0 0 27 381" draw:points="0,381 27,381 27,0 0,0">
          <text:p/>
        </draw:polygon>
        <draw:polygon draw:style-name="gr30" draw:text-style-name="P8" draw:layer="layout" svg:width="0.026cm" svg:height="0.38cm" svg:x="24.195cm" svg:y="3.489cm" svg:viewBox="0 0 27 381" draw:points="0,381 27,381 27,0 0,0">
          <text:p/>
        </draw:polygon>
        <draw:polygon draw:style-name="gr32" draw:text-style-name="P10" draw:layer="layout" svg:width="0.026cm" svg:height="0.38cm" svg:x="24.222cm" svg:y="3.489cm" svg:viewBox="0 0 27 381" draw:points="0,381 27,381 27,0 0,0">
          <text:p/>
        </draw:polygon>
        <draw:polygon draw:style-name="gr32" draw:text-style-name="P10" draw:layer="layout" svg:width="0.026cm" svg:height="0.38cm" svg:x="24.248cm" svg:y="3.489cm" svg:viewBox="0 0 27 381" draw:points="0,381 27,381 27,0 0,0">
          <text:p/>
        </draw:polygon>
        <draw:polygon draw:style-name="gr32" draw:text-style-name="P10" draw:layer="layout" svg:width="0.026cm" svg:height="0.38cm" svg:x="24.274cm" svg:y="3.489cm" svg:viewBox="0 0 27 381" draw:points="0,381 27,381 27,0 0,0">
          <text:p/>
        </draw:polygon>
        <draw:polygon draw:style-name="gr29" draw:text-style-name="P7" draw:layer="layout" svg:width="0.026cm" svg:height="0.38cm" svg:x="24.3cm" svg:y="3.489cm" svg:viewBox="0 0 27 381" draw:points="0,381 27,381 27,0 0,0">
          <text:p/>
        </draw:polygon>
        <draw:polygon draw:style-name="gr31" draw:text-style-name="P9" draw:layer="layout" svg:width="0.026cm" svg:height="0.38cm" svg:x="24.327cm" svg:y="3.489cm" svg:viewBox="0 0 27 381" draw:points="0,381 27,381 27,0 0,0">
          <text:p/>
        </draw:polygon>
        <draw:polygon draw:style-name="gr29" draw:text-style-name="P7" draw:layer="layout" svg:width="0.026cm" svg:height="0.38cm" svg:x="24.353cm" svg:y="3.489cm" svg:viewBox="0 0 27 381" draw:points="0,381 27,381 27,0 0,0">
          <text:p/>
        </draw:polygon>
        <draw:polygon draw:style-name="gr29" draw:text-style-name="P7" draw:layer="layout" svg:width="0.026cm" svg:height="0.38cm" svg:x="24.379cm" svg:y="3.489cm" svg:viewBox="0 0 27 381" draw:points="0,381 27,381 27,0 0,0">
          <text:p/>
        </draw:polygon>
        <draw:polygon draw:style-name="gr32" draw:text-style-name="P10" draw:layer="layout" svg:width="0.027cm" svg:height="0.38cm" svg:x="24.405cm" svg:y="3.489cm" svg:viewBox="0 0 28 381" draw:points="0,381 28,381 28,0 0,0">
          <text:p/>
        </draw:polygon>
        <draw:polygon draw:style-name="gr31" draw:text-style-name="P9" draw:layer="layout" svg:width="0.026cm" svg:height="0.38cm" svg:x="24.432cm" svg:y="3.489cm" svg:viewBox="0 0 27 381" draw:points="0,381 27,381 27,0 0,0">
          <text:p/>
        </draw:polygon>
        <draw:polygon draw:style-name="gr29" draw:text-style-name="P7" draw:layer="layout" svg:width="0.026cm" svg:height="0.38cm" svg:x="24.458cm" svg:y="3.489cm" svg:viewBox="0 0 27 381" draw:points="0,381 27,381 27,0 0,0">
          <text:p/>
        </draw:polygon>
        <draw:polygon draw:style-name="gr29" draw:text-style-name="P7" draw:layer="layout" svg:width="0.027cm" svg:height="0.38cm" svg:x="24.484cm" svg:y="3.489cm" svg:viewBox="0 0 28 381" draw:points="0,381 28,381 28,0 0,0">
          <text:p/>
        </draw:polygon>
        <draw:polygon draw:style-name="gr30" draw:text-style-name="P8" draw:layer="layout" svg:width="0.026cm" svg:height="0.38cm" svg:x="24.511cm" svg:y="3.489cm" svg:viewBox="0 0 27 381" draw:points="0,381 27,381 27,0 0,0">
          <text:p/>
        </draw:polygon>
        <draw:polygon draw:style-name="gr31" draw:text-style-name="P9" draw:layer="layout" svg:width="0.026cm" svg:height="0.38cm" svg:x="24.537cm" svg:y="3.489cm" svg:viewBox="0 0 27 381" draw:points="0,381 27,381 27,0 0,0">
          <text:p/>
        </draw:polygon>
        <draw:polygon draw:style-name="gr30" draw:text-style-name="P8" draw:layer="layout" svg:width="0.026cm" svg:height="0.38cm" svg:x="24.563cm" svg:y="3.489cm" svg:viewBox="0 0 27 381" draw:points="0,381 27,381 27,0 0,0">
          <text:p/>
        </draw:polygon>
        <draw:polygon draw:style-name="gr31" draw:text-style-name="P9" draw:layer="layout" svg:width="0.026cm" svg:height="0.38cm" svg:x="24.589cm" svg:y="3.489cm" svg:viewBox="0 0 27 381" draw:points="0,381 27,381 27,0 0,0">
          <text:p/>
        </draw:polygon>
        <draw:polygon draw:style-name="gr31" draw:text-style-name="P9" draw:layer="layout" svg:width="0.026cm" svg:height="0.38cm" svg:x="24.616cm" svg:y="3.489cm" svg:viewBox="0 0 27 381" draw:points="0,381 27,381 27,0 0,0">
          <text:p/>
        </draw:polygon>
        <draw:polygon draw:style-name="gr29" draw:text-style-name="P7" draw:layer="layout" svg:width="0.026cm" svg:height="0.38cm" svg:x="24.642cm" svg:y="3.489cm" svg:viewBox="0 0 27 381" draw:points="0,381 27,381 27,0 0,0">
          <text:p/>
        </draw:polygon>
        <draw:polygon draw:style-name="gr30" draw:text-style-name="P8" draw:layer="layout" svg:width="0.026cm" svg:height="0.38cm" svg:x="24.668cm" svg:y="3.489cm" svg:viewBox="0 0 27 381" draw:points="0,381 27,381 27,0 0,0">
          <text:p/>
        </draw:polygon>
        <draw:polygon draw:style-name="gr32" draw:text-style-name="P10" draw:layer="layout" svg:width="0.026cm" svg:height="0.38cm" svg:x="24.694cm" svg:y="3.489cm" svg:viewBox="0 0 27 381" draw:points="0,381 27,381 27,0 0,0">
          <text:p/>
        </draw:polygon>
        <draw:polygon draw:style-name="gr30" draw:text-style-name="P8" draw:layer="layout" svg:width="0.026cm" svg:height="0.38cm" svg:x="24.721cm" svg:y="3.489cm" svg:viewBox="0 0 27 381" draw:points="0,381 27,381 27,0 0,0">
          <text:p/>
        </draw:polygon>
        <draw:polygon draw:style-name="gr32" draw:text-style-name="P10" draw:layer="layout" svg:width="0.026cm" svg:height="0.38cm" svg:x="24.747cm" svg:y="3.489cm" svg:viewBox="0 0 27 381" draw:points="0,381 27,381 27,0 0,0">
          <text:p/>
        </draw:polygon>
        <draw:polygon draw:style-name="gr31" draw:text-style-name="P9" draw:layer="layout" svg:width="0.026cm" svg:height="0.38cm" svg:x="24.773cm" svg:y="3.489cm" svg:viewBox="0 0 27 381" draw:points="0,381 27,381 27,0 0,0">
          <text:p/>
        </draw:polygon>
        <draw:polygon draw:style-name="gr32" draw:text-style-name="P10" draw:layer="layout" svg:width="0.027cm" svg:height="0.38cm" svg:x="24.799cm" svg:y="3.489cm" svg:viewBox="0 0 28 381" draw:points="0,381 28,381 28,0 0,0">
          <text:p/>
        </draw:polygon>
        <draw:polygon draw:style-name="gr31" draw:text-style-name="P9" draw:layer="layout" svg:width="0.026cm" svg:height="0.38cm" svg:x="24.826cm" svg:y="3.489cm" svg:viewBox="0 0 27 381" draw:points="0,381 27,381 27,0 0,0">
          <text:p/>
        </draw:polygon>
        <draw:polygon draw:style-name="gr30" draw:text-style-name="P8" draw:layer="layout" svg:width="0.026cm" svg:height="0.38cm" svg:x="24.852cm" svg:y="3.489cm" svg:viewBox="0 0 27 381" draw:points="0,381 27,381 27,0 0,0">
          <text:p/>
        </draw:polygon>
        <draw:polygon draw:style-name="gr30" draw:text-style-name="P8" draw:layer="layout" svg:width="0.026cm" svg:height="0.38cm" svg:x="24.879cm" svg:y="3.489cm" svg:viewBox="0 0 27 381" draw:points="0,381 27,381 27,0 0,0">
          <text:p/>
        </draw:polygon>
        <draw:polygon draw:style-name="gr31" draw:text-style-name="P9" draw:layer="layout" svg:width="0.026cm" svg:height="0.38cm" svg:x="24.905cm" svg:y="3.489cm" svg:viewBox="0 0 27 381" draw:points="0,381 27,381 27,0 0,0">
          <text:p/>
        </draw:polygon>
        <draw:polygon draw:style-name="gr30" draw:text-style-name="P8" draw:layer="layout" svg:width="0.026cm" svg:height="0.38cm" svg:x="24.931cm" svg:y="3.489cm" svg:viewBox="0 0 27 381" draw:points="0,381 27,381 27,0 0,0">
          <text:p/>
        </draw:polygon>
        <draw:polygon draw:style-name="gr30" draw:text-style-name="P8" draw:layer="layout" svg:width="0.026cm" svg:height="0.38cm" svg:x="24.957cm" svg:y="3.489cm" svg:viewBox="0 0 27 381" draw:points="0,381 27,381 27,0 0,0">
          <text:p/>
        </draw:polygon>
        <draw:polygon draw:style-name="gr32" draw:text-style-name="P10" draw:layer="layout" svg:width="0.026cm" svg:height="0.38cm" svg:x="24.983cm" svg:y="3.489cm" svg:viewBox="0 0 27 381" draw:points="0,381 27,381 27,0 0,0">
          <text:p/>
        </draw:polygon>
        <draw:polygon draw:style-name="gr29" draw:text-style-name="P7" draw:layer="layout" svg:width="0.026cm" svg:height="0.38cm" svg:x="25.01cm" svg:y="3.489cm" svg:viewBox="0 0 27 381" draw:points="0,381 27,381 27,0 0,0">
          <text:p/>
        </draw:polygon>
        <draw:polygon draw:style-name="gr29" draw:text-style-name="P7" draw:layer="layout" svg:width="0.026cm" svg:height="0.38cm" svg:x="25.036cm" svg:y="3.489cm" svg:viewBox="0 0 27 381" draw:points="0,381 27,381 27,0 0,0">
          <text:p/>
        </draw:polygon>
        <draw:polygon draw:style-name="gr29" draw:text-style-name="P7" draw:layer="layout" svg:width="0.026cm" svg:height="0.38cm" svg:x="25.062cm" svg:y="3.489cm" svg:viewBox="0 0 27 381" draw:points="0,381 27,381 27,0 0,0">
          <text:p/>
        </draw:polygon>
        <draw:polygon draw:style-name="gr30" draw:text-style-name="P8" draw:layer="layout" svg:width="0.027cm" svg:height="0.38cm" svg:x="25.088cm" svg:y="3.489cm" svg:viewBox="0 0 28 381" draw:points="0,381 28,381 28,0 0,0">
          <text:p/>
        </draw:polygon>
        <draw:polygon draw:style-name="gr29" draw:text-style-name="P7" draw:layer="layout" svg:width="0.026cm" svg:height="0.38cm" svg:x="25.115cm" svg:y="3.489cm" svg:viewBox="0 0 27 381" draw:points="0,381 27,381 27,0 0,0">
          <text:p/>
        </draw:polygon>
        <draw:polygon draw:style-name="gr32" draw:text-style-name="P10" draw:layer="layout" svg:width="0.026cm" svg:height="0.38cm" svg:x="25.141cm" svg:y="3.489cm" svg:viewBox="0 0 27 381" draw:points="0,381 27,381 27,0 0,0">
          <text:p/>
        </draw:polygon>
        <draw:polygon draw:style-name="gr31" draw:text-style-name="P9" draw:layer="layout" svg:width="0.027cm" svg:height="0.38cm" svg:x="25.167cm" svg:y="3.489cm" svg:viewBox="0 0 28 381" draw:points="0,381 28,381 28,0 0,0">
          <text:p/>
        </draw:polygon>
        <draw:polygon draw:style-name="gr32" draw:text-style-name="P10" draw:layer="layout" svg:width="0.026cm" svg:height="0.38cm" svg:x="25.194cm" svg:y="3.489cm" svg:viewBox="0 0 27 381" draw:points="0,381 27,381 27,0 0,0">
          <text:p/>
        </draw:polygon>
        <draw:polygon draw:style-name="gr29" draw:text-style-name="P7" draw:layer="layout" svg:width="0.026cm" svg:height="0.38cm" svg:x="25.22cm" svg:y="3.489cm" svg:viewBox="0 0 27 381" draw:points="0,381 27,381 27,0 0,0">
          <text:p/>
        </draw:polygon>
        <draw:polygon draw:style-name="gr29" draw:text-style-name="P7" draw:layer="layout" svg:width="0.026cm" svg:height="0.38cm" svg:x="25.246cm" svg:y="3.489cm" svg:viewBox="0 0 27 381" draw:points="0,381 27,381 27,0 0,0">
          <text:p/>
        </draw:polygon>
        <draw:polygon draw:style-name="gr30" draw:text-style-name="P8" draw:layer="layout" svg:width="0.026cm" svg:height="0.38cm" svg:x="25.273cm" svg:y="3.489cm" svg:viewBox="0 0 27 381" draw:points="0,381 27,381 27,0 0,0">
          <text:p/>
        </draw:polygon>
        <draw:polygon draw:style-name="gr29" draw:text-style-name="P7" draw:layer="layout" svg:width="0.026cm" svg:height="0.38cm" svg:x="25.299cm" svg:y="3.489cm" svg:viewBox="0 0 27 381" draw:points="0,381 27,381 27,0 0,0">
          <text:p/>
        </draw:polygon>
        <draw:polygon draw:style-name="gr29" draw:text-style-name="P7" draw:layer="layout" svg:width="0.026cm" svg:height="0.38cm" svg:x="25.325cm" svg:y="3.489cm" svg:viewBox="0 0 27 381" draw:points="0,381 27,381 27,0 0,0">
          <text:p/>
        </draw:polygon>
        <draw:polygon draw:style-name="gr30" draw:text-style-name="P8" draw:layer="layout" svg:width="0.026cm" svg:height="0.38cm" svg:x="25.351cm" svg:y="3.489cm" svg:viewBox="0 0 27 381" draw:points="0,381 27,381 27,0 0,0">
          <text:p/>
        </draw:polygon>
        <draw:polygon draw:style-name="gr32" draw:text-style-name="P10" draw:layer="layout" svg:width="0.026cm" svg:height="0.38cm" svg:x="25.379cm" svg:y="3.489cm" svg:viewBox="0 0 27 381" draw:points="0,381 27,381 27,0 0,0">
          <text:p/>
        </draw:polygon>
        <draw:polygon draw:style-name="gr32" draw:text-style-name="P10" draw:layer="layout" svg:width="0.026cm" svg:height="0.38cm" svg:x="25.404cm" svg:y="3.489cm" svg:viewBox="0 0 27 381" draw:points="0,381 27,381 27,0 0,0">
          <text:p/>
        </draw:polygon>
        <draw:polygon draw:style-name="gr32" draw:text-style-name="P10" draw:layer="layout" svg:width="0.026cm" svg:height="0.38cm" svg:x="25.43cm" svg:y="3.489cm" svg:viewBox="0 0 27 381" draw:points="0,381 27,381 27,0 0,0">
          <text:p/>
        </draw:polygon>
        <draw:polygon draw:style-name="gr30" draw:text-style-name="P8" draw:layer="layout" svg:width="0.026cm" svg:height="0.38cm" svg:x="25.456cm" svg:y="3.489cm" svg:viewBox="0 0 27 381" draw:points="0,381 27,381 27,0 0,0">
          <text:p/>
        </draw:polygon>
        <draw:polygon draw:style-name="gr29" draw:text-style-name="P7" draw:layer="layout" svg:width="0.027cm" svg:height="0.38cm" svg:x="25.482cm" svg:y="3.489cm" svg:viewBox="0 0 28 381" draw:points="0,381 28,381 28,0 0,0">
          <text:p/>
        </draw:polygon>
        <draw:polygon draw:style-name="gr29" draw:text-style-name="P7" draw:layer="layout" svg:width="0.026cm" svg:height="0.38cm" svg:x="25.509cm" svg:y="3.489cm" svg:viewBox="0 0 27 381" draw:points="0,381 27,381 27,0 0,0">
          <text:p/>
        </draw:polygon>
        <draw:polygon draw:style-name="gr30" draw:text-style-name="P8" draw:layer="layout" svg:width="0.026cm" svg:height="0.38cm" svg:x="25.535cm" svg:y="3.489cm" svg:viewBox="0 0 27 381" draw:points="0,381 27,381 27,0 0,0">
          <text:p/>
        </draw:polygon>
        <draw:polygon draw:style-name="gr29" draw:text-style-name="P7" draw:layer="layout" svg:width="0.027cm" svg:height="0.38cm" svg:x="25.561cm" svg:y="3.489cm" svg:viewBox="0 0 28 381" draw:points="0,381 28,381 28,0 0,0">
          <text:p/>
        </draw:polygon>
        <draw:polygon draw:style-name="gr29" draw:text-style-name="P7" draw:layer="layout" svg:width="0.026cm" svg:height="0.38cm" svg:x="25.588cm" svg:y="3.489cm" svg:viewBox="0 0 27 381" draw:points="0,381 27,381 27,0 0,0">
          <text:p/>
        </draw:polygon>
        <draw:polygon draw:style-name="gr30" draw:text-style-name="P8" draw:layer="layout" svg:width="0.026cm" svg:height="0.38cm" svg:x="25.614cm" svg:y="3.489cm" svg:viewBox="0 0 27 381" draw:points="0,381 27,381 27,0 0,0">
          <text:p/>
        </draw:polygon>
        <draw:polygon draw:style-name="gr31" draw:text-style-name="P9" draw:layer="layout" svg:width="0.026cm" svg:height="0.38cm" svg:x="25.64cm" svg:y="3.489cm" svg:viewBox="0 0 27 381" draw:points="0,381 27,381 27,0 0,0">
          <text:p/>
        </draw:polygon>
        <draw:polygon draw:style-name="gr31" draw:text-style-name="P9" draw:layer="layout" svg:width="0.026cm" svg:height="0.38cm" svg:x="25.667cm" svg:y="3.489cm" svg:viewBox="0 0 27 381" draw:points="0,381 27,381 27,0 0,0">
          <text:p/>
        </draw:polygon>
        <draw:polygon draw:style-name="gr29" draw:text-style-name="P7" draw:layer="layout" svg:width="0.026cm" svg:height="0.38cm" svg:x="25.693cm" svg:y="3.489cm" svg:viewBox="0 0 27 381" draw:points="0,381 27,381 27,0 0,0">
          <text:p/>
        </draw:polygon>
        <draw:polygon draw:style-name="gr32" draw:text-style-name="P10" draw:layer="layout" svg:width="0.026cm" svg:height="0.38cm" svg:x="25.719cm" svg:y="3.489cm" svg:viewBox="0 0 27 381" draw:points="0,381 27,381 27,0 0,0">
          <text:p/>
        </draw:polygon>
        <draw:polygon draw:style-name="gr30" draw:text-style-name="P8" draw:layer="layout" svg:width="0.026cm" svg:height="0.38cm" svg:x="25.745cm" svg:y="3.489cm" svg:viewBox="0 0 27 381" draw:points="0,381 27,381 27,0 0,0">
          <text:p/>
        </draw:polygon>
        <draw:polygon draw:style-name="gr32" draw:text-style-name="P10" draw:layer="layout" svg:width="0.026cm" svg:height="0.38cm" svg:x="25.772cm" svg:y="3.489cm" svg:viewBox="0 0 27 381" draw:points="0,381 27,381 27,0 0,0">
          <text:p/>
        </draw:polygon>
        <draw:polygon draw:style-name="gr30" draw:text-style-name="P8" draw:layer="layout" svg:width="0.026cm" svg:height="0.38cm" svg:x="25.798cm" svg:y="3.489cm" svg:viewBox="0 0 27 381" draw:points="0,381 27,381 27,0 0,0">
          <text:p/>
        </draw:polygon>
        <draw:polygon draw:style-name="gr32" draw:text-style-name="P10" draw:layer="layout" svg:width="0.026cm" svg:height="0.38cm" svg:x="25.824cm" svg:y="3.489cm" svg:viewBox="0 0 27 381" draw:points="0,381 27,381 27,0 0,0">
          <text:p/>
        </draw:polygon>
        <draw:polygon draw:style-name="gr32" draw:text-style-name="P10" draw:layer="layout" svg:width="0.027cm" svg:height="0.38cm" svg:x="25.85cm" svg:y="3.489cm" svg:viewBox="0 0 28 381" draw:points="0,381 28,381 28,0 0,0">
          <text:p/>
        </draw:polygon>
        <draw:polygon draw:style-name="gr31" draw:text-style-name="P9" draw:layer="layout" svg:width="0.026cm" svg:height="0.38cm" svg:x="25.877cm" svg:y="3.489cm" svg:viewBox="0 0 27 381" draw:points="0,381 27,381 27,0 0,0">
          <text:p/>
        </draw:polygon>
        <draw:polygon draw:style-name="gr31" draw:text-style-name="P9" draw:layer="layout" svg:width="0.026cm" svg:height="0.38cm" svg:x="25.903cm" svg:y="3.489cm" svg:viewBox="0 0 27 381" draw:points="0,381 27,381 27,0 0,0">
          <text:p/>
        </draw:polygon>
        <draw:polygon draw:style-name="gr30" draw:text-style-name="P8" draw:layer="layout" svg:width="0.026cm" svg:height="0.38cm" svg:x="25.929cm" svg:y="3.489cm" svg:viewBox="0 0 27 381" draw:points="0,381 27,381 27,0 0,0">
          <text:p/>
        </draw:polygon>
        <draw:polygon draw:style-name="gr32" draw:text-style-name="P10" draw:layer="layout" svg:width="0.026cm" svg:height="0.38cm" svg:x="25.956cm" svg:y="3.489cm" svg:viewBox="0 0 27 381" draw:points="0,381 27,381 27,0 0,0">
          <text:p/>
        </draw:polygon>
        <draw:polygon draw:style-name="gr30" draw:text-style-name="P8" draw:layer="layout" svg:width="0.026cm" svg:height="0.38cm" svg:x="25.982cm" svg:y="3.489cm" svg:viewBox="0 0 27 381" draw:points="0,381 27,381 27,0 0,0">
          <text:p/>
        </draw:polygon>
        <draw:polygon draw:style-name="gr32" draw:text-style-name="P10" draw:layer="layout" svg:width="0.026cm" svg:height="0.38cm" svg:x="26.008cm" svg:y="3.489cm" svg:viewBox="0 0 27 381" draw:points="0,381 27,381 27,0 0,0">
          <text:p/>
        </draw:polygon>
        <draw:polygon draw:style-name="gr30" draw:text-style-name="P8" draw:layer="layout" svg:width="0.026cm" svg:height="0.38cm" svg:x="26.034cm" svg:y="3.489cm" svg:viewBox="0 0 27 381" draw:points="0,381 27,381 27,0 0,0">
          <text:p/>
        </draw:polygon>
        <draw:polygon draw:style-name="gr31" draw:text-style-name="P9" draw:layer="layout" svg:width="0.026cm" svg:height="0.38cm" svg:x="26.061cm" svg:y="3.489cm" svg:viewBox="0 0 27 381" draw:points="0,381 27,381 27,0 0,0">
          <text:p/>
        </draw:polygon>
        <draw:polygon draw:style-name="gr30" draw:text-style-name="P8" draw:layer="layout" svg:width="0.026cm" svg:height="0.38cm" svg:x="26.087cm" svg:y="3.489cm" svg:viewBox="0 0 27 381" draw:points="0,381 27,381 27,0 0,0">
          <text:p/>
        </draw:polygon>
        <draw:polygon draw:style-name="gr29" draw:text-style-name="P7" draw:layer="layout" svg:width="0.026cm" svg:height="0.38cm" svg:x="26.113cm" svg:y="3.489cm" svg:viewBox="0 0 27 381" draw:points="0,381 27,381 27,0 0,0">
          <text:p/>
        </draw:polygon>
        <draw:polygon draw:style-name="gr32" draw:text-style-name="P10" draw:layer="layout" svg:width="0.026cm" svg:height="0.38cm" svg:x="26.139cm" svg:y="3.489cm" svg:viewBox="0 0 27 381" draw:points="0,381 27,381 27,0 0,0">
          <text:p/>
        </draw:polygon>
        <draw:polygon draw:style-name="gr30" draw:text-style-name="P8" draw:layer="layout" svg:width="0.026cm" svg:height="0.38cm" svg:x="26.166cm" svg:y="3.489cm" svg:viewBox="0 0 27 381" draw:points="0,381 27,381 27,0 0,0">
          <text:p/>
        </draw:polygon>
        <draw:polygon draw:style-name="gr31" draw:text-style-name="P9" draw:layer="layout" svg:width="0.026cm" svg:height="0.38cm" svg:x="26.192cm" svg:y="3.489cm" svg:viewBox="0 0 27 381" draw:points="0,381 27,381 27,0 0,0">
          <text:p/>
        </draw:polygon>
        <draw:polygon draw:style-name="gr29" draw:text-style-name="P7" draw:layer="layout" svg:width="0.026cm" svg:height="0.38cm" svg:x="26.218cm" svg:y="3.489cm" svg:viewBox="0 0 27 381" draw:points="0,381 27,381 27,0 0,0">
          <text:p/>
        </draw:polygon>
        <draw:polygon draw:style-name="gr32" draw:text-style-name="P10" draw:layer="layout" svg:width="0.027cm" svg:height="0.38cm" svg:x="26.244cm" svg:y="3.489cm" svg:viewBox="0 0 28 381" draw:points="0,381 28,381 28,0 0,0">
          <text:p/>
        </draw:polygon>
        <draw:polygon draw:style-name="gr31" draw:text-style-name="P9" draw:layer="layout" svg:width="0.026cm" svg:height="0.38cm" svg:x="26.271cm" svg:y="3.489cm" svg:viewBox="0 0 27 381" draw:points="0,381 27,381 27,0 0,0">
          <text:p/>
        </draw:polygon>
        <draw:polygon draw:style-name="gr29" draw:text-style-name="P7" draw:layer="layout" svg:width="0.026cm" svg:height="0.38cm" svg:x="26.297cm" svg:y="3.489cm" svg:viewBox="0 0 27 381" draw:points="0,381 27,381 27,0 0,0">
          <text:p/>
        </draw:polygon>
        <draw:polygon draw:style-name="gr29" draw:text-style-name="P7" draw:layer="layout" svg:width="0.027cm" svg:height="0.38cm" svg:x="26.323cm" svg:y="3.489cm" svg:viewBox="0 0 28 381" draw:points="0,381 28,381 28,0 0,0">
          <text:p/>
        </draw:polygon>
        <draw:polygon draw:style-name="gr31" draw:text-style-name="P9" draw:layer="layout" svg:width="0.026cm" svg:height="0.38cm" svg:x="26.35cm" svg:y="3.489cm" svg:viewBox="0 0 27 381" draw:points="0,381 27,381 27,0 0,0">
          <text:p/>
        </draw:polygon>
        <draw:polygon draw:style-name="gr29" draw:text-style-name="P7" draw:layer="layout" svg:width="0.026cm" svg:height="0.38cm" svg:x="26.376cm" svg:y="3.489cm" svg:viewBox="0 0 27 381" draw:points="0,381 27,381 27,0 0,0">
          <text:p/>
        </draw:polygon>
        <draw:polygon draw:style-name="gr29" draw:text-style-name="P7" draw:layer="layout" svg:width="0.026cm" svg:height="0.38cm" svg:x="26.402cm" svg:y="3.489cm" svg:viewBox="0 0 27 381" draw:points="0,381 27,381 27,0 0,0">
          <text:p/>
        </draw:polygon>
        <draw:polygon draw:style-name="gr30" draw:text-style-name="P8" draw:layer="layout" svg:width="0.026cm" svg:height="0.38cm" svg:x="26.428cm" svg:y="3.489cm" svg:viewBox="0 0 27 381" draw:points="0,381 27,381 27,0 0,0">
          <text:p/>
        </draw:polygon>
        <draw:polygon draw:style-name="gr31" draw:text-style-name="P9" draw:layer="layout" svg:width="0.026cm" svg:height="0.38cm" svg:x="26.455cm" svg:y="3.489cm" svg:viewBox="0 0 27 381" draw:points="0,381 27,381 27,0 0,0">
          <text:p/>
        </draw:polygon>
        <draw:polygon draw:style-name="gr30" draw:text-style-name="P8" draw:layer="layout" svg:width="0.026cm" svg:height="0.38cm" svg:x="26.481cm" svg:y="3.489cm" svg:viewBox="0 0 27 381" draw:points="0,381 27,381 27,0 0,0">
          <text:p/>
        </draw:polygon>
        <draw:polygon draw:style-name="gr29" draw:text-style-name="P7" draw:layer="layout" svg:width="0.026cm" svg:height="0.38cm" svg:x="26.507cm" svg:y="3.489cm" svg:viewBox="0 0 27 381" draw:points="0,381 27,381 27,0 0,0">
          <text:p/>
        </draw:polygon>
        <draw:polygon draw:style-name="gr31" draw:text-style-name="P9" draw:layer="layout" svg:width="0.027cm" svg:height="0.38cm" svg:x="26.533cm" svg:y="3.489cm" svg:viewBox="0 0 28 381" draw:points="0,381 28,381 28,0 0,0">
          <text:p/>
        </draw:polygon>
        <draw:polygon draw:style-name="gr30" draw:text-style-name="P8" draw:layer="layout" svg:width="0.026cm" svg:height="0.38cm" svg:x="26.56cm" svg:y="3.489cm" svg:viewBox="0 0 27 381" draw:points="0,381 27,381 27,0 0,0">
          <text:p/>
        </draw:polygon>
        <draw:polygon draw:style-name="gr31" draw:text-style-name="P9" draw:layer="layout" svg:width="0.026cm" svg:height="0.38cm" svg:x="26.586cm" svg:y="3.489cm" svg:viewBox="0 0 27 381" draw:points="0,381 27,381 27,0 0,0">
          <text:p/>
        </draw:polygon>
        <draw:polygon draw:style-name="gr29" draw:text-style-name="P7" draw:layer="layout" svg:width="0.027cm" svg:height="0.38cm" svg:x="26.612cm" svg:y="3.489cm" svg:viewBox="0 0 28 381" draw:points="0,381 28,381 28,0 0,0">
          <text:p/>
        </draw:polygon>
        <draw:polygon draw:style-name="gr29" draw:text-style-name="P7" draw:layer="layout" svg:width="0.026cm" svg:height="0.38cm" svg:x="26.639cm" svg:y="3.489cm" svg:viewBox="0 0 27 381" draw:points="0,381 27,381 27,0 0,0">
          <text:p/>
        </draw:polygon>
        <draw:polygon draw:style-name="gr29" draw:text-style-name="P7" draw:layer="layout" svg:width="0.026cm" svg:height="0.38cm" svg:x="26.665cm" svg:y="3.489cm" svg:viewBox="0 0 27 381" draw:points="0,381 27,381 27,0 0,0">
          <text:p/>
        </draw:polygon>
        <draw:polygon draw:style-name="gr32" draw:text-style-name="P10" draw:layer="layout" svg:width="0.026cm" svg:height="0.38cm" svg:x="26.691cm" svg:y="3.489cm" svg:viewBox="0 0 27 381" draw:points="0,381 27,381 27,0 0,0">
          <text:p/>
        </draw:polygon>
        <draw:polygon draw:style-name="gr31" draw:text-style-name="P9" draw:layer="layout" svg:width="0.026cm" svg:height="0.38cm" svg:x="26.718cm" svg:y="3.489cm" svg:viewBox="0 0 27 381" draw:points="0,381 27,381 27,0 0,0">
          <text:p/>
        </draw:polygon>
        <draw:polygon draw:style-name="gr30" draw:text-style-name="P8" draw:layer="layout" svg:width="0.026cm" svg:height="0.38cm" svg:x="26.744cm" svg:y="3.489cm" svg:viewBox="0 0 27 381" draw:points="0,381 27,381 27,0 0,0">
          <text:p/>
        </draw:polygon>
        <draw:polygon draw:style-name="gr31" draw:text-style-name="P9" draw:layer="layout" svg:width="0.026cm" svg:height="0.38cm" svg:x="26.77cm" svg:y="3.489cm" svg:viewBox="0 0 27 381" draw:points="0,381 27,381 27,0 0,0">
          <text:p/>
        </draw:polygon>
        <draw:polygon draw:style-name="gr29" draw:text-style-name="P7" draw:layer="layout" svg:width="0.026cm" svg:height="0.38cm" svg:x="26.796cm" svg:y="3.489cm" svg:viewBox="0 0 27 381" draw:points="0,381 27,381 27,0 0,0">
          <text:p/>
        </draw:polygon>
        <draw:polygon draw:style-name="gr32" draw:text-style-name="P10" draw:layer="layout" svg:width="0.026cm" svg:height="0.38cm" svg:x="26.823cm" svg:y="3.489cm" svg:viewBox="0 0 27 381" draw:points="0,381 27,381 27,0 0,0">
          <text:p/>
        </draw:polygon>
        <draw:polygon draw:style-name="gr29" draw:text-style-name="P7" draw:layer="layout" svg:width="0.026cm" svg:height="0.38cm" svg:x="26.849cm" svg:y="3.489cm" svg:viewBox="0 0 27 381" draw:points="0,381 27,381 27,0 0,0">
          <text:p/>
        </draw:polygon>
        <draw:polygon draw:style-name="gr29" draw:text-style-name="P7" draw:layer="layout" svg:width="0.026cm" svg:height="0.38cm" svg:x="26.875cm" svg:y="3.489cm" svg:viewBox="0 0 27 381" draw:points="0,381 27,381 27,0 0,0">
          <text:p/>
        </draw:polygon>
        <draw:polygon draw:style-name="gr31" draw:text-style-name="P9" draw:layer="layout" svg:width="0.026cm" svg:height="0.38cm" svg:x="26.901cm" svg:y="3.489cm" svg:viewBox="0 0 27 381" draw:points="0,381 27,381 27,0 0,0">
          <text:p/>
        </draw:polygon>
        <draw:polygon draw:style-name="gr32" draw:text-style-name="P10" draw:layer="layout" svg:width="0.027cm" svg:height="0.38cm" svg:x="26.927cm" svg:y="3.489cm" svg:viewBox="0 0 28 381" draw:points="0,381 28,381 28,0 0,0">
          <text:p/>
        </draw:polygon>
        <draw:polygon draw:style-name="gr29" draw:text-style-name="P7" draw:layer="layout" svg:width="0.026cm" svg:height="0.38cm" svg:x="26.954cm" svg:y="3.489cm" svg:viewBox="0 0 27 381" draw:points="0,381 27,381 27,0 0,0">
          <text:p/>
        </draw:polygon>
        <draw:polygon draw:style-name="gr29" draw:text-style-name="P7" draw:layer="layout" svg:width="0.026cm" svg:height="0.38cm" svg:x="26.98cm" svg:y="3.489cm" svg:viewBox="0 0 27 381" draw:points="0,381 27,381 27,0 0,0">
          <text:p/>
        </draw:polygon>
        <draw:polygon draw:style-name="gr32" draw:text-style-name="P10" draw:layer="layout" svg:width="0.027cm" svg:height="0.38cm" svg:x="27.006cm" svg:y="3.489cm" svg:viewBox="0 0 28 381" draw:points="0,381 28,381 28,0 0,0">
          <text:p/>
        </draw:polygon>
        <draw:polygon draw:style-name="gr31" draw:text-style-name="P9" draw:layer="layout" svg:width="0.026cm" svg:height="0.38cm" svg:x="27.033cm" svg:y="3.489cm" svg:viewBox="0 0 27 381" draw:points="0,381 27,381 27,0 0,0">
          <text:p/>
        </draw:polygon>
        <draw:polygon draw:style-name="gr32" draw:text-style-name="P10" draw:layer="layout" svg:width="0.026cm" svg:height="0.38cm" svg:x="27.06cm" svg:y="3.489cm" svg:viewBox="0 0 27 381" draw:points="0,381 27,381 27,0 0,0">
          <text:p/>
        </draw:polygon>
        <draw:polygon draw:style-name="gr31" draw:text-style-name="P9" draw:layer="layout" svg:width="0.026cm" svg:height="0.38cm" svg:x="27.085cm" svg:y="3.489cm" svg:viewBox="0 0 27 381" draw:points="0,381 27,381 27,0 0,0">
          <text:p/>
        </draw:polygon>
        <draw:polygon draw:style-name="gr29" draw:text-style-name="P7" draw:layer="layout" svg:width="0.026cm" svg:height="0.38cm" svg:x="27.112cm" svg:y="3.489cm" svg:viewBox="0 0 27 381" draw:points="0,381 27,381 27,0 0,0">
          <text:p/>
        </draw:polygon>
        <draw:polygon draw:style-name="gr29" draw:text-style-name="P7" draw:layer="layout" svg:width="0.026cm" svg:height="0.38cm" svg:x="27.138cm" svg:y="3.489cm" svg:viewBox="0 0 27 381" draw:points="0,381 27,381 27,0 0,0">
          <text:p/>
        </draw:polygon>
        <draw:polygon draw:style-name="gr32" draw:text-style-name="P10" draw:layer="layout" svg:width="0.026cm" svg:height="0.38cm" svg:x="27.164cm" svg:y="3.489cm" svg:viewBox="0 0 27 381" draw:points="0,381 27,381 27,0 0,0">
          <text:p/>
        </draw:polygon>
        <draw:polygon draw:style-name="gr32" draw:text-style-name="P10" draw:layer="layout" svg:width="0.026cm" svg:height="0.38cm" svg:x="27.19cm" svg:y="3.489cm" svg:viewBox="0 0 27 381" draw:points="0,381 27,381 27,0 0,0">
          <text:p/>
        </draw:polygon>
        <draw:polygon draw:style-name="gr31" draw:text-style-name="P9" draw:layer="layout" svg:width="0.026cm" svg:height="0.38cm" svg:x="27.217cm" svg:y="3.489cm" svg:viewBox="0 0 27 381" draw:points="0,381 27,381 27,0 0,0">
          <text:p/>
        </draw:polygon>
        <draw:polygon draw:style-name="gr30" draw:text-style-name="P8" draw:layer="layout" svg:width="0.026cm" svg:height="0.38cm" svg:x="27.243cm" svg:y="3.489cm" svg:viewBox="0 0 27 381" draw:points="0,381 27,381 27,0 0,0">
          <text:p/>
        </draw:polygon>
        <draw:polygon draw:style-name="gr29" draw:text-style-name="P7" draw:layer="layout" svg:width="0.026cm" svg:height="0.38cm" svg:x="27.269cm" svg:y="3.489cm" svg:viewBox="0 0 27 381" draw:points="0,381 27,381 27,0 0,0">
          <text:p/>
        </draw:polygon>
        <draw:polygon draw:style-name="gr31" draw:text-style-name="P9" draw:layer="layout" svg:width="0.027cm" svg:height="0.38cm" svg:x="27.295cm" svg:y="3.489cm" svg:viewBox="0 0 28 381" draw:points="0,381 28,381 28,0 0,0">
          <text:p/>
        </draw:polygon>
        <draw:polygon draw:style-name="gr29" draw:text-style-name="P7" draw:layer="layout" svg:width="0.026cm" svg:height="0.38cm" svg:x="27.322cm" svg:y="3.489cm" svg:viewBox="0 0 27 381" draw:points="0,381 27,381 27,0 0,0">
          <text:p/>
        </draw:polygon>
        <draw:polygon draw:style-name="gr29" draw:text-style-name="P7" draw:layer="layout" svg:width="0.026cm" svg:height="0.38cm" svg:x="27.348cm" svg:y="3.489cm" svg:viewBox="0 0 27 381" draw:points="0,381 27,381 27,0 0,0">
          <text:p/>
        </draw:polygon>
        <draw:polygon draw:style-name="gr32" draw:text-style-name="P10" draw:layer="layout" svg:width="0.026cm" svg:height="0.38cm" svg:x="27.374cm" svg:y="3.489cm" svg:viewBox="0 0 27 381" draw:points="0,381 27,381 27,0 0,0">
          <text:p/>
        </draw:polygon>
        <draw:polygon draw:style-name="gr32" draw:text-style-name="P10" draw:layer="layout" svg:width="0.026cm" svg:height="0.38cm" svg:x="27.401cm" svg:y="3.489cm" svg:viewBox="0 0 27 381" draw:points="0,381 27,381 27,0 0,0">
          <text:p/>
        </draw:polygon>
        <draw:polygon draw:style-name="gr30" draw:text-style-name="P8" draw:layer="layout" svg:width="0.026cm" svg:height="0.38cm" svg:x="27.427cm" svg:y="3.489cm" svg:viewBox="0 0 27 381" draw:points="0,381 27,381 27,0 0,0">
          <text:p/>
        </draw:polygon>
        <draw:polygon draw:style-name="gr29" draw:text-style-name="P7" draw:layer="layout" svg:width="0.026cm" svg:height="0.38cm" svg:x="27.453cm" svg:y="3.489cm" svg:viewBox="0 0 27 381" draw:points="0,381 27,381 27,0 0,0">
          <text:p/>
        </draw:polygon>
        <draw:polygon draw:style-name="gr31" draw:text-style-name="P9" draw:layer="layout" svg:width="0.026cm" svg:height="0.38cm" svg:x="27.48cm" svg:y="3.489cm" svg:viewBox="0 0 27 381" draw:points="0,381 27,381 27,0 0,0">
          <text:p/>
        </draw:polygon>
        <draw:polygon draw:style-name="gr32" draw:text-style-name="P10" draw:layer="layout" svg:width="0.026cm" svg:height="0.38cm" svg:x="27.506cm" svg:y="3.489cm" svg:viewBox="0 0 27 381" draw:points="0,381 27,381 27,0 0,0">
          <text:p/>
        </draw:polygon>
        <draw:polygon draw:style-name="gr31" draw:text-style-name="P9" draw:layer="layout" svg:width="0.026cm" svg:height="0.38cm" svg:x="27.532cm" svg:y="3.489cm" svg:viewBox="0 0 27 381" draw:points="0,381 27,381 27,0 0,0">
          <text:p/>
        </draw:polygon>
        <draw:polygon draw:style-name="gr29" draw:text-style-name="P7" draw:layer="layout" svg:width="0.026cm" svg:height="0.38cm" svg:x="27.558cm" svg:y="3.489cm" svg:viewBox="0 0 27 381" draw:points="0,381 27,381 27,0 0,0">
          <text:p/>
        </draw:polygon>
        <draw:polygon draw:style-name="gr29" draw:text-style-name="P7" draw:layer="layout" svg:width="0.026cm" svg:height="0.38cm" svg:x="27.584cm" svg:y="3.489cm" svg:viewBox="0 0 27 381" draw:points="0,381 27,381 27,0 0,0">
          <text:p/>
        </draw:polygon>
        <draw:polygon draw:style-name="gr32" draw:text-style-name="P10" draw:layer="layout" svg:width="0.026cm" svg:height="0.38cm" svg:x="27.611cm" svg:y="3.489cm" svg:viewBox="0 0 27 381" draw:points="0,381 27,381 27,0 0,0">
          <text:p/>
        </draw:polygon>
        <draw:polygon draw:style-name="gr30" draw:text-style-name="P8" draw:layer="layout" svg:width="0.026cm" svg:height="0.38cm" svg:x="27.637cm" svg:y="3.489cm" svg:viewBox="0 0 27 381" draw:points="0,381 27,381 27,0 0,0">
          <text:p/>
        </draw:polygon>
        <draw:polygon draw:style-name="gr29" draw:text-style-name="P7" draw:layer="layout" svg:width="0.026cm" svg:height="0.38cm" svg:x="27.663cm" svg:y="3.489cm" svg:viewBox="0 0 27 381" draw:points="0,381 27,381 27,0 0,0">
          <text:p/>
        </draw:polygon>
        <draw:polygon draw:style-name="gr32" draw:text-style-name="P10" draw:layer="layout" svg:width="0.027cm" svg:height="0.38cm" svg:x="27.689cm" svg:y="3.489cm" svg:viewBox="0 0 28 381" draw:points="0,381 28,381 28,0 0,0">
          <text:p/>
        </draw:polygon>
        <draw:polygon draw:style-name="gr30" draw:text-style-name="P8" draw:layer="layout" svg:width="0.026cm" svg:height="0.38cm" svg:x="27.716cm" svg:y="3.489cm" svg:viewBox="0 0 27 381" draw:points="0,381 27,381 27,0 0,0">
          <text:p/>
        </draw:polygon>
        <draw:polygon draw:style-name="gr31" draw:text-style-name="P9" draw:layer="layout" svg:width="0.026cm" svg:height="0.38cm" svg:x="27.742cm" svg:y="3.489cm" svg:viewBox="0 0 27 381" draw:points="0,381 27,381 27,0 0,0">
          <text:p/>
        </draw:polygon>
        <draw:polygon draw:style-name="gr29" draw:text-style-name="P7" draw:layer="layout" svg:width="0.026cm" svg:height="0.38cm" svg:x="27.768cm" svg:y="3.489cm" svg:viewBox="0 0 27 381" draw:points="0,381 27,381 27,0 0,0">
          <text:p/>
        </draw:polygon>
        <draw:polygon draw:style-name="gr29" draw:text-style-name="P7" draw:layer="layout" svg:width="0.026cm" svg:height="0.38cm" svg:x="27.795cm" svg:y="3.489cm" svg:viewBox="0 0 27 381" draw:points="0,381 27,381 27,0 0,0">
          <text:p/>
        </draw:polygon>
        <draw:polygon draw:style-name="gr32" draw:text-style-name="P10" draw:layer="layout" svg:width="0.026cm" svg:height="0.38cm" svg:x="27.821cm" svg:y="3.489cm" svg:viewBox="0 0 27 381" draw:points="0,381 27,381 27,0 0,0">
          <text:p/>
        </draw:polygon>
        <draw:polygon draw:style-name="gr30" draw:text-style-name="P8" draw:layer="layout" svg:width="0.026cm" svg:height="0.38cm" svg:x="27.847cm" svg:y="3.489cm" svg:viewBox="0 0 27 381" draw:points="0,381 27,381 27,0 0,0">
          <text:p/>
        </draw:polygon>
        <draw:polygon draw:style-name="gr32" draw:text-style-name="P10" draw:layer="layout" svg:width="0.026cm" svg:height="0.38cm" svg:x="27.873cm" svg:y="3.489cm" svg:viewBox="0 0 27 381" draw:points="0,381 27,381 27,0 0,0">
          <text:p/>
        </draw:polygon>
        <draw:polygon draw:style-name="gr32" draw:text-style-name="P10" draw:layer="layout" svg:width="0.026cm" svg:height="0.38cm" svg:x="27.9cm" svg:y="3.489cm" svg:viewBox="0 0 27 381" draw:points="0,381 27,381 27,0 0,0">
          <text:p/>
        </draw:polygon>
        <draw:polygon draw:style-name="gr32" draw:text-style-name="P10" draw:layer="layout" svg:width="0.026cm" svg:height="0.38cm" svg:x="27.926cm" svg:y="3.489cm" svg:viewBox="0 0 27 381" draw:points="0,381 27,381 27,0 0,0">
          <text:p/>
        </draw:polygon>
        <draw:polygon draw:style-name="gr31" draw:text-style-name="P9" draw:layer="layout" svg:width="0.026cm" svg:height="0.38cm" svg:x="27.952cm" svg:y="3.489cm" svg:viewBox="0 0 27 381" draw:points="0,381 27,381 27,0 0,0">
          <text:p/>
        </draw:polygon>
        <draw:polygon draw:style-name="gr29" draw:text-style-name="P7" draw:layer="layout" svg:width="0.026cm" svg:height="0.38cm" svg:x="27.978cm" svg:y="3.489cm" svg:viewBox="0 0 27 381" draw:points="0,381 27,381 27,0 0,0">
          <text:p/>
        </draw:polygon>
        <draw:polygon draw:style-name="gr29" draw:text-style-name="P7" draw:layer="layout" svg:width="0.026cm" svg:height="0.38cm" svg:x="28.005cm" svg:y="3.489cm" svg:viewBox="0 0 27 381" draw:points="0,381 27,381 27,0 0,0">
          <text:p/>
        </draw:polygon>
        <draw:polygon draw:style-name="gr30" draw:text-style-name="P8" draw:layer="layout" svg:width="0.026cm" svg:height="0.38cm" svg:x="28.031cm" svg:y="3.489cm" svg:viewBox="0 0 27 381" draw:points="0,381 27,381 27,0 0,0">
          <text:p/>
        </draw:polygon>
        <draw:polygon draw:style-name="gr31" draw:text-style-name="P9" draw:layer="layout" svg:width="0.027cm" svg:height="0.38cm" svg:x="28.057cm" svg:y="3.489cm" svg:viewBox="0 0 28 381" draw:points="0,381 28,381 28,0 0,0">
          <text:p/>
        </draw:polygon>
        <draw:polygon draw:style-name="gr30" draw:text-style-name="P8" draw:layer="layout" svg:width="0.026cm" svg:height="0.38cm" svg:x="28.084cm" svg:y="3.489cm" svg:viewBox="0 0 27 381" draw:points="0,381 27,381 27,0 0,0">
          <text:p/>
        </draw:polygon>
        <draw:polygon draw:style-name="gr29" draw:text-style-name="P7" draw:layer="layout" svg:width="0.026cm" svg:height="0.38cm" svg:x="28.11cm" svg:y="3.489cm" svg:viewBox="0 0 27 381" draw:points="0,381 27,381 27,0 0,0">
          <text:p/>
        </draw:polygon>
        <draw:polygon draw:style-name="gr30" draw:text-style-name="P8" draw:layer="layout" svg:width="0.026cm" svg:height="0.38cm" svg:x="28.136cm" svg:y="3.489cm" svg:viewBox="0 0 27 381" draw:points="0,381 27,381 27,0 0,0">
          <text:p/>
        </draw:polygon>
        <draw:polygon draw:style-name="gr30" draw:text-style-name="P8" draw:layer="layout" svg:width="0.026cm" svg:height="0.38cm" svg:x="28.163cm" svg:y="3.489cm" svg:viewBox="0 0 27 381" draw:points="0,381 27,381 27,0 0,0">
          <text:p/>
        </draw:polygon>
        <draw:polygon draw:style-name="gr32" draw:text-style-name="P10" draw:layer="layout" svg:width="0.026cm" svg:height="0.38cm" svg:x="28.189cm" svg:y="3.489cm" svg:viewBox="0 0 27 381" draw:points="0,381 27,381 27,0 0,0">
          <text:p/>
        </draw:polygon>
        <draw:polygon draw:style-name="gr32" draw:text-style-name="P10" draw:layer="layout" svg:width="0.026cm" svg:height="0.38cm" svg:x="28.215cm" svg:y="3.489cm" svg:viewBox="0 0 27 381" draw:points="0,381 27,381 27,0 0,0">
          <text:p/>
        </draw:polygon>
        <draw:polygon draw:style-name="gr31" draw:text-style-name="P9" draw:layer="layout" svg:width="0.026cm" svg:height="0.38cm" svg:x="28.241cm" svg:y="3.489cm" svg:viewBox="0 0 27 381" draw:points="0,381 27,381 27,0 0,0">
          <text:p/>
        </draw:polygon>
        <draw:polygon draw:style-name="gr30" draw:text-style-name="P8" draw:layer="layout" svg:width="0.026cm" svg:height="0.38cm" svg:x="28.267cm" svg:y="3.489cm" svg:viewBox="0 0 27 381" draw:points="0,381 27,381 27,0 0,0">
          <text:p/>
        </draw:polygon>
        <draw:polygon draw:style-name="gr31" draw:text-style-name="P9" draw:layer="layout" svg:width="0.026cm" svg:height="0.38cm" svg:x="28.294cm" svg:y="3.489cm" svg:viewBox="0 0 27 381" draw:points="0,381 27,381 27,0 0,0">
          <text:p/>
        </draw:polygon>
        <draw:polygon draw:style-name="gr30" draw:text-style-name="P8" draw:layer="layout" svg:width="0.026cm" svg:height="0.38cm" svg:x="28.32cm" svg:y="3.489cm" svg:viewBox="0 0 27 381" draw:points="0,381 27,381 27,0 0,0">
          <text:p/>
        </draw:polygon>
        <draw:polygon draw:style-name="gr30" draw:text-style-name="P8" draw:layer="layout" svg:width="0.026cm" svg:height="0.38cm" svg:x="28.346cm" svg:y="3.489cm" svg:viewBox="0 0 27 381" draw:points="0,381 27,381 27,0 0,0">
          <text:p/>
        </draw:polygon>
        <draw:polygon draw:style-name="gr30" draw:text-style-name="P8" draw:layer="layout" svg:width="0.027cm" svg:height="0.38cm" svg:x="28.372cm" svg:y="3.489cm" svg:viewBox="0 0 28 381" draw:points="0,381 28,381 28,0 0,0">
          <text:p/>
        </draw:polygon>
        <draw:polygon draw:style-name="gr30" draw:text-style-name="P8" draw:layer="layout" svg:width="0.026cm" svg:height="0.38cm" svg:x="28.399cm" svg:y="3.489cm" svg:viewBox="0 0 27 381" draw:points="0,381 27,381 27,0 0,0">
          <text:p/>
        </draw:polygon>
        <draw:polygon draw:style-name="gr32" draw:text-style-name="P10" draw:layer="layout" svg:width="0.026cm" svg:height="0.38cm" svg:x="28.425cm" svg:y="3.489cm" svg:viewBox="0 0 27 381" draw:points="0,381 27,381 27,0 0,0">
          <text:p/>
        </draw:polygon>
        <draw:polygon draw:style-name="gr32" draw:text-style-name="P10" draw:layer="layout" svg:width="0.027cm" svg:height="0.38cm" svg:x="28.451cm" svg:y="3.489cm" svg:viewBox="0 0 28 381" draw:points="0,381 28,381 28,0 0,0">
          <text:p/>
        </draw:polygon>
        <draw:polygon draw:style-name="gr31" draw:text-style-name="P9" draw:layer="layout" svg:width="0.026cm" svg:height="0.38cm" svg:x="28.478cm" svg:y="3.489cm" svg:viewBox="0 0 27 381" draw:points="0,381 27,381 27,0 0,0">
          <text:p/>
        </draw:polygon>
        <draw:polygon draw:style-name="gr31" draw:text-style-name="P9" draw:layer="layout" svg:width="0.026cm" svg:height="0.38cm" svg:x="28.504cm" svg:y="3.489cm" svg:viewBox="0 0 27 381" draw:points="0,381 27,381 27,0 0,0">
          <text:p/>
        </draw:polygon>
        <draw:polygon draw:style-name="gr32" draw:text-style-name="P10" draw:layer="layout" svg:width="0.026cm" svg:height="0.38cm" svg:x="28.53cm" svg:y="3.489cm" svg:viewBox="0 0 27 381" draw:points="0,381 27,381 27,0 0,0">
          <text:p/>
        </draw:polygon>
        <draw:polygon draw:style-name="gr29" draw:text-style-name="P7" draw:layer="layout" svg:width="0.026cm" svg:height="0.38cm" svg:x="28.557cm" svg:y="3.489cm" svg:viewBox="0 0 27 381" draw:points="0,381 27,381 27,0 0,0">
          <text:p/>
        </draw:polygon>
        <draw:polygon draw:style-name="gr32" draw:text-style-name="P10" draw:layer="layout" svg:width="0.026cm" svg:height="0.38cm" svg:x="28.583cm" svg:y="3.489cm" svg:viewBox="0 0 27 381" draw:points="0,381 27,381 27,0 0,0">
          <text:p/>
        </draw:polygon>
        <draw:polygon draw:style-name="gr32" draw:text-style-name="P10" draw:layer="layout" svg:width="0.026cm" svg:height="0.38cm" svg:x="28.609cm" svg:y="3.489cm" svg:viewBox="0 0 27 381" draw:points="0,381 27,381 27,0 0,0">
          <text:p/>
        </draw:polygon>
        <draw:polygon draw:style-name="gr30" draw:text-style-name="P8" draw:layer="layout" svg:width="0.026cm" svg:height="0.38cm" svg:x="28.635cm" svg:y="3.489cm" svg:viewBox="0 0 27 381" draw:points="0,381 27,381 27,0 0,0">
          <text:p/>
        </draw:polygon>
        <draw:polygon draw:style-name="gr30" draw:text-style-name="P8" draw:layer="layout" svg:width="0.026cm" svg:height="0.38cm" svg:x="28.662cm" svg:y="3.489cm" svg:viewBox="0 0 27 381" draw:points="0,381 27,381 27,0 0,0">
          <text:p/>
        </draw:polygon>
        <draw:polygon draw:style-name="gr31" draw:text-style-name="P9" draw:layer="layout" svg:width="0.026cm" svg:height="0.38cm" svg:x="28.688cm" svg:y="3.489cm" svg:viewBox="0 0 27 381" draw:points="0,381 27,381 27,0 0,0">
          <text:p/>
        </draw:polygon>
        <draw:polygon draw:style-name="gr29" draw:text-style-name="P7" draw:layer="layout" svg:width="0.026cm" svg:height="0.38cm" svg:x="28.714cm" svg:y="3.489cm" svg:viewBox="0 0 27 381" draw:points="0,381 27,381 27,0 0,0">
          <text:p/>
        </draw:polygon>
        <draw:polygon draw:style-name="gr31" draw:text-style-name="P9" draw:layer="layout" svg:width="0.026cm" svg:height="0.38cm" svg:x="28.74cm" svg:y="3.489cm" svg:viewBox="0 0 27 381" draw:points="0,381 27,381 27,0 0,0">
          <text:p/>
        </draw:polygon>
        <draw:polygon draw:style-name="gr31" draw:text-style-name="P9" draw:layer="layout" svg:width="0.027cm" svg:height="0.38cm" svg:x="28.767cm" svg:y="3.489cm" svg:viewBox="0 0 28 381" draw:points="0,381 28,381 28,0 0,0">
          <text:p/>
        </draw:polygon>
        <draw:polygon draw:style-name="gr31" draw:text-style-name="P9" draw:layer="layout" svg:width="0.026cm" svg:height="0.38cm" svg:x="28.793cm" svg:y="3.489cm" svg:viewBox="0 0 27 381" draw:points="0,381 27,381 27,0 0,0">
          <text:p/>
        </draw:polygon>
        <draw:polygon draw:style-name="gr31" draw:text-style-name="P9" draw:layer="layout" svg:width="0.026cm" svg:height="0.38cm" svg:x="28.819cm" svg:y="3.489cm" svg:viewBox="0 0 27 381" draw:points="0,381 27,381 27,0 0,0">
          <text:p/>
        </draw:polygon>
        <draw:polygon draw:style-name="gr30" draw:text-style-name="P8" draw:layer="layout" svg:width="0.026cm" svg:height="0.38cm" svg:x="28.846cm" svg:y="3.489cm" svg:viewBox="0 0 27 381" draw:points="0,381 27,381 27,0 0,0">
          <text:p/>
        </draw:polygon>
        <draw:polygon draw:style-name="gr29" draw:text-style-name="P7" draw:layer="layout" svg:width="0.026cm" svg:height="0.38cm" svg:x="28.872cm" svg:y="3.489cm" svg:viewBox="0 0 27 381" draw:points="0,381 27,381 27,0 0,0">
          <text:p/>
        </draw:polygon>
        <draw:polygon draw:style-name="gr32" draw:text-style-name="P10" draw:layer="layout" svg:width="0.026cm" svg:height="0.38cm" svg:x="28.898cm" svg:y="3.489cm" svg:viewBox="0 0 27 381" draw:points="0,381 27,381 27,0 0,0">
          <text:p/>
        </draw:polygon>
        <draw:polygon draw:style-name="gr31" draw:text-style-name="P9" draw:layer="layout" svg:width="0.026cm" svg:height="0.38cm" svg:x="28.924cm" svg:y="3.489cm" svg:viewBox="0 0 27 381" draw:points="0,381 27,381 27,0 0,0">
          <text:p/>
        </draw:polygon>
        <draw:polygon draw:style-name="gr30" draw:text-style-name="P8" draw:layer="layout" svg:width="0.026cm" svg:height="0.38cm" svg:x="28.951cm" svg:y="3.489cm" svg:viewBox="0 0 27 381" draw:points="0,381 27,381 27,0 0,0">
          <text:p/>
        </draw:polygon>
        <draw:polygon draw:style-name="gr30" draw:text-style-name="P8" draw:layer="layout" svg:width="0.026cm" svg:height="0.38cm" svg:x="28.977cm" svg:y="3.489cm" svg:viewBox="0 0 27 381" draw:points="0,381 27,381 27,0 0,0">
          <text:p/>
        </draw:polygon>
        <draw:polygon draw:style-name="gr32" draw:text-style-name="P10" draw:layer="layout" svg:width="0.026cm" svg:height="0.38cm" svg:x="29.003cm" svg:y="3.489cm" svg:viewBox="0 0 27 381" draw:points="0,381 27,381 27,0 0,0">
          <text:p/>
        </draw:polygon>
        <draw:polygon draw:style-name="gr31" draw:text-style-name="P9" draw:layer="layout" svg:width="0.026cm" svg:height="0.38cm" svg:x="29.029cm" svg:y="3.489cm" svg:viewBox="0 0 27 381" draw:points="0,381 27,381 27,0 0,0">
          <text:p/>
        </draw:polygon>
        <draw:polygon draw:style-name="gr32" draw:text-style-name="P10" draw:layer="layout" svg:width="0.026cm" svg:height="0.38cm" svg:x="29.056cm" svg:y="3.489cm" svg:viewBox="0 0 27 381" draw:points="0,381 27,381 27,0 0,0">
          <text:p/>
        </draw:polygon>
        <draw:polygon draw:style-name="gr32" draw:text-style-name="P10" draw:layer="layout" svg:width="0.026cm" svg:height="0.38cm" svg:x="29.082cm" svg:y="3.489cm" svg:viewBox="0 0 27 381" draw:points="0,381 27,381 27,0 0,0">
          <text:p/>
        </draw:polygon>
        <draw:polygon draw:style-name="gr30" draw:text-style-name="P8" draw:layer="layout" svg:width="0.026cm" svg:height="0.38cm" svg:x="29.108cm" svg:y="3.489cm" svg:viewBox="0 0 27 381" draw:points="0,381 27,381 27,0 0,0">
          <text:p/>
        </draw:polygon>
        <draw:polygon draw:style-name="gr31" draw:text-style-name="P9" draw:layer="layout" svg:width="0.027cm" svg:height="0.38cm" svg:x="29.134cm" svg:y="3.489cm" svg:viewBox="0 0 28 381" draw:points="0,381 28,381 28,0 0,0">
          <text:p/>
        </draw:polygon>
        <draw:polygon draw:style-name="gr29" draw:text-style-name="P7" draw:layer="layout" svg:width="0.026cm" svg:height="0.38cm" svg:x="29.161cm" svg:y="3.489cm" svg:viewBox="0 0 27 381" draw:points="0,381 27,381 27,0 0,0">
          <text:p/>
        </draw:polygon>
        <draw:polygon draw:style-name="gr31" draw:text-style-name="P9" draw:layer="layout" svg:width="0.026cm" svg:height="0.38cm" svg:x="29.187cm" svg:y="3.489cm" svg:viewBox="0 0 27 381" draw:points="0,381 27,381 27,0 0,0">
          <text:p/>
        </draw:polygon>
        <draw:polygon draw:style-name="gr32" draw:text-style-name="P10" draw:layer="layout" svg:width="0.026cm" svg:height="0.38cm" svg:x="29.213cm" svg:y="3.489cm" svg:viewBox="0 0 27 381" draw:points="0,381 27,381 27,0 0,0">
          <text:p/>
        </draw:polygon>
        <draw:polygon draw:style-name="gr31" draw:text-style-name="P9" draw:layer="layout" svg:width="0.026cm" svg:height="0.38cm" svg:x="29.24cm" svg:y="3.489cm" svg:viewBox="0 0 27 381" draw:points="0,381 27,381 27,0 0,0">
          <text:p/>
        </draw:polygon>
        <draw:polygon draw:style-name="gr32" draw:text-style-name="P10" draw:layer="layout" svg:width="0.026cm" svg:height="0.38cm" svg:x="29.266cm" svg:y="3.489cm" svg:viewBox="0 0 27 381" draw:points="0,381 27,381 27,0 0,0">
          <text:p/>
        </draw:polygon>
        <draw:polygon draw:style-name="gr30" draw:text-style-name="P8" draw:layer="layout" svg:width="0.026cm" svg:height="0.38cm" svg:x="29.292cm" svg:y="3.489cm" svg:viewBox="0 0 27 381" draw:points="0,381 27,381 27,0 0,0">
          <text:p/>
        </draw:polygon>
        <draw:polygon draw:style-name="gr32" draw:text-style-name="P10" draw:layer="layout" svg:width="0.026cm" svg:height="0.38cm" svg:x="29.318cm" svg:y="3.489cm" svg:viewBox="0 0 27 381" draw:points="0,381 27,381 27,0 0,0">
          <text:p/>
        </draw:polygon>
        <draw:polygon draw:style-name="gr32" draw:text-style-name="P10" draw:layer="layout" svg:width="0.026cm" svg:height="0.38cm" svg:x="29.345cm" svg:y="3.489cm" svg:viewBox="0 0 27 381" draw:points="0,381 27,381 27,0 0,0">
          <text:p/>
        </draw:polygon>
        <draw:polygon draw:style-name="gr31" draw:text-style-name="P9" draw:layer="layout" svg:width="0.026cm" svg:height="0.38cm" svg:x="29.371cm" svg:y="3.489cm" svg:viewBox="0 0 27 381" draw:points="0,381 27,381 27,0 0,0">
          <text:p/>
        </draw:polygon>
        <draw:polygon draw:style-name="gr29" draw:text-style-name="P7" draw:layer="layout" svg:width="0.026cm" svg:height="0.38cm" svg:x="29.397cm" svg:y="3.489cm" svg:viewBox="0 0 27 381" draw:points="0,381 27,381 27,0 0,0">
          <text:p/>
        </draw:polygon>
        <draw:polygon draw:style-name="gr29" draw:text-style-name="P7" draw:layer="layout" svg:width="0.026cm" svg:height="0.38cm" svg:x="29.423cm" svg:y="3.489cm" svg:viewBox="0 0 27 381" draw:points="0,381 27,381 27,0 0,0">
          <text:p/>
        </draw:polygon>
        <draw:polygon draw:style-name="gr32" draw:text-style-name="P10" draw:layer="layout" svg:width="0.026cm" svg:height="0.38cm" svg:x="29.45cm" svg:y="3.489cm" svg:viewBox="0 0 27 381" draw:points="0,381 27,381 27,0 0,0">
          <text:p/>
        </draw:polygon>
        <draw:polygon draw:style-name="gr32" draw:text-style-name="P10" draw:layer="layout" svg:width="0.026cm" svg:height="0.38cm" svg:x="29.476cm" svg:y="3.489cm" svg:viewBox="0 0 27 381" draw:points="0,381 27,381 27,0 0,0">
          <text:p/>
        </draw:polygon>
        <draw:polygon draw:style-name="gr30" draw:text-style-name="P8" draw:layer="layout" svg:width="0.026cm" svg:height="0.38cm" svg:x="29.502cm" svg:y="3.489cm" svg:viewBox="0 0 27 381" draw:points="0,381 27,381 27,0 0,0">
          <text:p/>
        </draw:polygon>
        <draw:polygon draw:style-name="gr32" draw:text-style-name="P10" draw:layer="layout" svg:width="0.027cm" svg:height="0.38cm" svg:x="29.528cm" svg:y="3.489cm" svg:viewBox="0 0 28 381" draw:points="0,381 28,381 28,0 0,0">
          <text:p/>
        </draw:polygon>
        <draw:polygon draw:style-name="gr32" draw:text-style-name="P10" draw:layer="layout" svg:width="0.026cm" svg:height="0.38cm" svg:x="29.555cm" svg:y="3.489cm" svg:viewBox="0 0 27 381" draw:points="0,381 27,381 27,0 0,0">
          <text:p/>
        </draw:polygon>
        <draw:polygon draw:style-name="gr30" draw:text-style-name="P8" draw:layer="layout" svg:width="0.026cm" svg:height="0.38cm" svg:x="29.581cm" svg:y="3.489cm" svg:viewBox="0 0 27 381" draw:points="0,381 27,381 27,0 0,0">
          <text:p/>
        </draw:polygon>
        <draw:polygon draw:style-name="gr31" draw:text-style-name="P9" draw:layer="layout" svg:width="0.026cm" svg:height="0.38cm" svg:x="29.607cm" svg:y="3.489cm" svg:viewBox="0 0 27 381" draw:points="0,381 27,381 27,0 0,0">
          <text:p/>
        </draw:polygon>
        <draw:polygon draw:style-name="gr30" draw:text-style-name="P8" draw:layer="layout" svg:width="0.026cm" svg:height="0.38cm" svg:x="29.635cm" svg:y="3.489cm" svg:viewBox="0 0 27 381" draw:points="0,381 27,381 27,0 0,0">
          <text:p/>
        </draw:polygon>
        <draw:polygon draw:style-name="gr30" draw:text-style-name="P8" draw:layer="layout" svg:width="0.026cm" svg:height="0.38cm" svg:x="29.66cm" svg:y="3.489cm" svg:viewBox="0 0 27 381" draw:points="0,381 27,381 27,0 0,0">
          <text:p/>
        </draw:polygon>
        <draw:polygon draw:style-name="gr30" draw:text-style-name="P8" draw:layer="layout" svg:width="0.026cm" svg:height="0.38cm" svg:x="29.686cm" svg:y="3.489cm" svg:viewBox="0 0 27 381" draw:points="0,381 27,381 27,0 0,0">
          <text:p/>
        </draw:polygon>
        <draw:polygon draw:style-name="gr30" draw:text-style-name="P8" draw:layer="layout" svg:width="0.026cm" svg:height="0.38cm" svg:x="29.712cm" svg:y="3.489cm" svg:viewBox="0 0 27 381" draw:points="0,381 27,381 27,0 0,0">
          <text:p/>
        </draw:polygon>
        <draw:polygon draw:style-name="gr32" draw:text-style-name="P10" draw:layer="layout" svg:width="0.026cm" svg:height="0.38cm" svg:x="29.739cm" svg:y="3.489cm" svg:viewBox="0 0 27 381" draw:points="0,381 27,381 27,0 0,0">
          <text:p/>
        </draw:polygon>
        <draw:polygon draw:style-name="gr31" draw:text-style-name="P9" draw:layer="layout" svg:width="0.026cm" svg:height="0.38cm" svg:x="29.765cm" svg:y="3.489cm" svg:viewBox="0 0 27 381" draw:points="0,381 27,381 27,0 0,0">
          <text:p/>
        </draw:polygon>
        <draw:polygon draw:style-name="gr30" draw:text-style-name="P8" draw:layer="layout" svg:width="0.026cm" svg:height="0.38cm" svg:x="29.791cm" svg:y="3.489cm" svg:viewBox="0 0 27 381" draw:points="0,381 27,381 27,0 0,0">
          <text:p/>
        </draw:polygon>
        <draw:polygon draw:style-name="gr30" draw:text-style-name="P8" draw:layer="layout" svg:width="0.027cm" svg:height="0.38cm" svg:x="29.817cm" svg:y="3.489cm" svg:viewBox="0 0 28 381" draw:points="0,381 28,381 28,0 0,0">
          <text:p/>
        </draw:polygon>
        <draw:polygon draw:style-name="gr31" draw:text-style-name="P9" draw:layer="layout" svg:width="0.026cm" svg:height="0.38cm" svg:x="29.844cm" svg:y="3.489cm" svg:viewBox="0 0 27 381" draw:points="0,381 27,381 27,0 0,0">
          <text:p/>
        </draw:polygon>
        <draw:polygon draw:style-name="gr31" draw:text-style-name="P9" draw:layer="layout" svg:width="0.026cm" svg:height="0.38cm" svg:x="29.87cm" svg:y="3.489cm" svg:viewBox="0 0 27 381" draw:points="0,381 27,381 27,0 0,0">
          <text:p/>
        </draw:polygon>
        <draw:polygon draw:style-name="gr32" draw:text-style-name="P10" draw:layer="layout" svg:width="0.027cm" svg:height="0.38cm" svg:x="29.896cm" svg:y="3.489cm" svg:viewBox="0 0 28 381" draw:points="0,381 28,381 28,0 0,0">
          <text:p/>
        </draw:polygon>
        <draw:polygon draw:style-name="gr32" draw:text-style-name="P10" draw:layer="layout" svg:width="0.026cm" svg:height="0.38cm" svg:x="29.923cm" svg:y="3.489cm" svg:viewBox="0 0 27 381" draw:points="0,381 27,381 27,0 0,0">
          <text:p/>
        </draw:polygon>
        <draw:polygon draw:style-name="gr32" draw:text-style-name="P10" draw:layer="layout" svg:width="0.026cm" svg:height="0.38cm" svg:x="29.949cm" svg:y="3.489cm" svg:viewBox="0 0 27 381" draw:points="0,381 27,381 27,0 0,0">
          <text:p/>
        </draw:polygon>
        <draw:polygon draw:style-name="gr32" draw:text-style-name="P10" draw:layer="layout" svg:width="0.026cm" svg:height="0.38cm" svg:x="29.975cm" svg:y="3.489cm" svg:viewBox="0 0 27 381" draw:points="0,381 27,381 27,0 0,0">
          <text:p/>
        </draw:polygon>
        <draw:polygon draw:style-name="gr32" draw:text-style-name="P10" draw:layer="layout" svg:width="0.026cm" svg:height="0.38cm" svg:x="30.028cm" svg:y="3.489cm" svg:viewBox="0 0 27 381" draw:points="0,381 27,381 27,0 0,0">
          <text:p/>
        </draw:polygon>
        <draw:polygon draw:style-name="gr30" draw:text-style-name="P8" draw:layer="layout" svg:width="0.026cm" svg:height="0.38cm" svg:x="30.054cm" svg:y="3.489cm" svg:viewBox="0 0 27 381" draw:points="0,381 27,381 27,0 0,0">
          <text:p/>
        </draw:polygon>
        <draw:polygon draw:style-name="gr31" draw:text-style-name="P9" draw:layer="layout" svg:width="0.026cm" svg:height="0.38cm" svg:x="30.08cm" svg:y="3.489cm" svg:viewBox="0 0 27 381" draw:points="0,381 27,381 27,0 0,0">
          <text:p/>
        </draw:polygon>
        <draw:polygon draw:style-name="gr29" draw:text-style-name="P7" draw:layer="layout" svg:width="0.026cm" svg:height="0.38cm" svg:x="30.238cm" svg:y="3.489cm" svg:viewBox="0 0 27 381" draw:points="0,381 27,381 27,0 0,0">
          <text:p/>
        </draw:polygon>
        <draw:polygon draw:style-name="gr30" draw:text-style-name="P8" draw:layer="layout" svg:width="0.026cm" svg:height="0.38cm" svg:x="30.264cm" svg:y="3.489cm" svg:viewBox="0 0 27 381" draw:points="0,381 27,381 27,0 0,0">
          <text:p/>
        </draw:polygon>
        <draw:polygon draw:style-name="gr30" draw:text-style-name="P8" draw:layer="layout" svg:width="0.027cm" svg:height="0.38cm" svg:x="30.29cm" svg:y="3.489cm" svg:viewBox="0 0 28 381" draw:points="0,381 28,381 28,0 0,0">
          <text:p/>
        </draw:polygon>
        <draw:polygon draw:style-name="gr31" draw:text-style-name="P9" draw:layer="layout" svg:width="0.026cm" svg:height="0.38cm" svg:x="30.317cm" svg:y="3.489cm" svg:viewBox="0 0 27 381" draw:points="0,381 27,381 27,0 0,0">
          <text:p/>
        </draw:polygon>
        <draw:polygon draw:style-name="gr31" draw:text-style-name="P9" draw:layer="layout" svg:width="0.026cm" svg:height="0.38cm" svg:x="30.343cm" svg:y="3.489cm" svg:viewBox="0 0 27 381" draw:points="0,381 27,381 27,0 0,0">
          <text:p/>
        </draw:polygon>
        <draw:polygon draw:style-name="gr31" draw:text-style-name="P9" draw:layer="layout" svg:width="0.026cm" svg:height="0.38cm" svg:x="30.369cm" svg:y="3.489cm" svg:viewBox="0 0 27 381" draw:points="0,381 27,381 27,0 0,0">
          <text:p/>
        </draw:polygon>
        <draw:polygon draw:style-name="gr29" draw:text-style-name="P7" draw:layer="layout" svg:width="0.026cm" svg:height="0.38cm" svg:x="30.396cm" svg:y="3.489cm" svg:viewBox="0 0 27 381" draw:points="0,381 27,381 27,0 0,0">
          <text:p/>
        </draw:polygon>
        <draw:polygon draw:style-name="gr31" draw:text-style-name="P9" draw:layer="layout" svg:width="0.026cm" svg:height="0.38cm" svg:x="30.422cm" svg:y="3.489cm" svg:viewBox="0 0 27 381" draw:points="0,381 27,381 27,0 0,0">
          <text:p/>
        </draw:polygon>
        <draw:polygon draw:style-name="gr31" draw:text-style-name="P9" draw:layer="layout" svg:width="0.026cm" svg:height="0.38cm" svg:x="30.448cm" svg:y="3.489cm" svg:viewBox="0 0 27 381" draw:points="0,381 27,381 27,0 0,0">
          <text:p/>
        </draw:polygon>
        <draw:polygon draw:style-name="gr29" draw:text-style-name="P7" draw:layer="layout" svg:width="0.026cm" svg:height="0.38cm" svg:x="30.475cm" svg:y="3.489cm" svg:viewBox="0 0 27 381" draw:points="0,381 27,381 27,0 0,0">
          <text:p/>
        </draw:polygon>
        <draw:polygon draw:style-name="gr29" draw:text-style-name="P7" draw:layer="layout" svg:width="0.026cm" svg:height="0.38cm" svg:x="30.501cm" svg:y="3.489cm" svg:viewBox="0 0 27 381" draw:points="0,381 27,381 27,0 0,0">
          <text:p/>
        </draw:polygon>
        <draw:polygon draw:style-name="gr31" draw:text-style-name="P9" draw:layer="layout" svg:width="0.026cm" svg:height="0.38cm" svg:x="30.527cm" svg:y="3.489cm" svg:viewBox="0 0 27 381" draw:points="0,381 27,381 27,0 0,0">
          <text:p/>
        </draw:polygon>
        <draw:polygon draw:style-name="gr31" draw:text-style-name="P9" draw:layer="layout" svg:width="0.026cm" svg:height="0.38cm" svg:x="30.553cm" svg:y="3.489cm" svg:viewBox="0 0 27 381" draw:points="0,381 27,381 27,0 0,0">
          <text:p/>
        </draw:polygon>
        <draw:polygon draw:style-name="gr30" draw:text-style-name="P8" draw:layer="layout" svg:width="0.027cm" svg:height="0.38cm" svg:x="30.579cm" svg:y="3.489cm" svg:viewBox="0 0 28 381" draw:points="0,381 28,381 28,0 0,0">
          <text:p/>
        </draw:polygon>
        <draw:polygon draw:style-name="gr31" draw:text-style-name="P9" draw:layer="layout" svg:width="0.026cm" svg:height="0.38cm" svg:x="30.606cm" svg:y="3.489cm" svg:viewBox="0 0 27 381" draw:points="0,381 27,381 27,0 0,0">
          <text:p/>
        </draw:polygon>
        <draw:polygon draw:style-name="gr31" draw:text-style-name="P9" draw:layer="layout" svg:width="0.026cm" svg:height="0.38cm" svg:x="30.632cm" svg:y="3.489cm" svg:viewBox="0 0 27 381" draw:points="0,381 27,381 27,0 0,0">
          <text:p/>
        </draw:polygon>
        <draw:polygon draw:style-name="gr29" draw:text-style-name="P7" draw:layer="layout" svg:width="0.026cm" svg:height="0.38cm" svg:x="30.658cm" svg:y="3.489cm" svg:viewBox="0 0 27 381" draw:points="0,381 27,381 27,0 0,0">
          <text:p/>
        </draw:polygon>
        <draw:polygon draw:style-name="gr30" draw:text-style-name="P8" draw:layer="layout" svg:width="0.026cm" svg:height="0.38cm" svg:x="30.685cm" svg:y="3.489cm" svg:viewBox="0 0 27 381" draw:points="0,381 27,381 27,0 0,0">
          <text:p/>
        </draw:polygon>
        <draw:polygon draw:style-name="gr31" draw:text-style-name="P9" draw:layer="layout" svg:width="0.026cm" svg:height="0.38cm" svg:x="30.711cm" svg:y="3.489cm" svg:viewBox="0 0 27 381" draw:points="0,381 27,381 27,0 0,0">
          <text:p/>
        </draw:polygon>
        <draw:polygon draw:style-name="gr32" draw:text-style-name="P10" draw:layer="layout" svg:width="0.026cm" svg:height="0.38cm" svg:x="30.737cm" svg:y="3.489cm" svg:viewBox="0 0 27 381" draw:points="0,381 27,381 27,0 0,0">
          <text:p/>
        </draw:polygon>
        <draw:polygon draw:style-name="gr31" draw:text-style-name="P9" draw:layer="layout" svg:width="0.026cm" svg:height="0.38cm" svg:x="30.763cm" svg:y="3.489cm" svg:viewBox="0 0 27 381" draw:points="0,381 27,381 27,0 0,0">
          <text:p/>
        </draw:polygon>
        <draw:polygon draw:style-name="gr31" draw:text-style-name="P9" draw:layer="layout" svg:width="0.026cm" svg:height="0.38cm" svg:x="30.79cm" svg:y="3.489cm" svg:viewBox="0 0 27 381" draw:points="0,381 27,381 27,0 0,0">
          <text:p/>
        </draw:polygon>
        <draw:polygon draw:style-name="gr31" draw:text-style-name="P9" draw:layer="layout" svg:width="0.026cm" svg:height="0.38cm" svg:x="30.816cm" svg:y="3.489cm" svg:viewBox="0 0 27 381" draw:points="0,381 27,381 27,0 0,0">
          <text:p/>
        </draw:polygon>
        <draw:polygon draw:style-name="gr31" draw:text-style-name="P9" draw:layer="layout" svg:width="0.026cm" svg:height="0.38cm" svg:x="30.842cm" svg:y="3.489cm" svg:viewBox="0 0 27 381" draw:points="0,381 27,381 27,0 0,0">
          <text:p/>
        </draw:polygon>
        <draw:polygon draw:style-name="gr31" draw:text-style-name="P9" draw:layer="layout" svg:width="0.026cm" svg:height="0.38cm" svg:x="30.868cm" svg:y="3.489cm" svg:viewBox="0 0 27 381" draw:points="0,381 27,381 27,0 0,0">
          <text:p/>
        </draw:polygon>
        <draw:polygon draw:style-name="gr30" draw:text-style-name="P8" draw:layer="layout" svg:width="0.026cm" svg:height="0.38cm" svg:x="30.895cm" svg:y="3.489cm" svg:viewBox="0 0 27 381" draw:points="0,381 27,381 27,0 0,0">
          <text:p/>
        </draw:polygon>
        <draw:polygon draw:style-name="gr30" draw:text-style-name="P8" draw:layer="layout" svg:width="0.026cm" svg:height="0.38cm" svg:x="30.921cm" svg:y="3.489cm" svg:viewBox="0 0 27 381" draw:points="0,381 27,381 27,0 0,0">
          <text:p/>
        </draw:polygon>
        <draw:polygon draw:style-name="gr32" draw:text-style-name="P10" draw:layer="layout" svg:width="0.026cm" svg:height="0.38cm" svg:x="30.947cm" svg:y="3.489cm" svg:viewBox="0 0 27 381" draw:points="0,381 27,381 27,0 0,0">
          <text:p/>
        </draw:polygon>
        <draw:polygon draw:style-name="gr31" draw:text-style-name="P9" draw:layer="layout" svg:width="0.027cm" svg:height="0.38cm" svg:x="30.973cm" svg:y="3.489cm" svg:viewBox="0 0 28 381" draw:points="0,381 28,381 28,0 0,0">
          <text:p/>
        </draw:polygon>
        <draw:polygon draw:style-name="gr30" draw:text-style-name="P8" draw:layer="layout" svg:width="0.026cm" svg:height="0.38cm" svg:x="31cm" svg:y="3.489cm" svg:viewBox="0 0 27 381" draw:points="0,381 27,381 27,0 0,0">
          <text:p/>
        </draw:polygon>
        <draw:polygon draw:style-name="gr30" draw:text-style-name="P8" draw:layer="layout" svg:width="0.026cm" svg:height="0.38cm" svg:x="31.026cm" svg:y="3.489cm" svg:viewBox="0 0 27 381" draw:points="0,381 27,381 27,0 0,0">
          <text:p/>
        </draw:polygon>
        <draw:polygon draw:style-name="gr31" draw:text-style-name="P9" draw:layer="layout" svg:width="0.026cm" svg:height="0.38cm" svg:x="31.052cm" svg:y="3.489cm" svg:viewBox="0 0 27 381" draw:points="0,381 27,381 27,0 0,0">
          <text:p/>
        </draw:polygon>
        <draw:polygon draw:style-name="gr30" draw:text-style-name="P8" draw:layer="layout" svg:width="0.026cm" svg:height="0.38cm" svg:x="31.079cm" svg:y="3.489cm" svg:viewBox="0 0 27 381" draw:points="0,381 27,381 27,0 0,0">
          <text:p/>
        </draw:polygon>
        <draw:polygon draw:style-name="gr31" draw:text-style-name="P9" draw:layer="layout" svg:width="0.026cm" svg:height="0.38cm" svg:x="31.105cm" svg:y="3.489cm" svg:viewBox="0 0 27 381" draw:points="0,381 27,381 27,0 0,0">
          <text:p/>
        </draw:polygon>
        <draw:polygon draw:style-name="gr31" draw:text-style-name="P9" draw:layer="layout" svg:width="0.026cm" svg:height="0.38cm" svg:x="31.131cm" svg:y="3.489cm" svg:viewBox="0 0 27 381" draw:points="0,381 27,381 27,0 0,0">
          <text:p/>
        </draw:polygon>
        <draw:polygon draw:style-name="gr29" draw:text-style-name="P7" draw:layer="layout" svg:width="0.026cm" svg:height="0.38cm" svg:x="31.157cm" svg:y="3.489cm" svg:viewBox="0 0 27 381" draw:points="0,381 27,381 27,0 0,0">
          <text:p/>
        </draw:polygon>
        <draw:polygon draw:style-name="gr29" draw:text-style-name="P7" draw:layer="layout" svg:width="0.026cm" svg:height="0.38cm" svg:x="31.184cm" svg:y="3.489cm" svg:viewBox="0 0 27 381" draw:points="0,381 27,381 27,0 0,0">
          <text:p/>
        </draw:polygon>
        <draw:polygon draw:style-name="gr29" draw:text-style-name="P7" draw:layer="layout" svg:width="0.026cm" svg:height="0.38cm" svg:x="31.21cm" svg:y="3.489cm" svg:viewBox="0 0 27 381" draw:points="0,381 27,381 27,0 0,0">
          <text:p/>
        </draw:polygon>
        <draw:polygon draw:style-name="gr30" draw:text-style-name="P8" draw:layer="layout" svg:width="0.026cm" svg:height="0.38cm" svg:x="31.236cm" svg:y="3.489cm" svg:viewBox="0 0 27 381" draw:points="0,381 27,381 27,0 0,0">
          <text:p/>
        </draw:polygon>
        <draw:polygon draw:style-name="gr31" draw:text-style-name="P9" draw:layer="layout" svg:width="0.026cm" svg:height="0.38cm" svg:x="31.262cm" svg:y="3.489cm" svg:viewBox="0 0 27 381" draw:points="0,381 27,381 27,0 0,0">
          <text:p/>
        </draw:polygon>
        <draw:polygon draw:style-name="gr30" draw:text-style-name="P8" draw:layer="layout" svg:width="0.026cm" svg:height="0.38cm" svg:x="31.289cm" svg:y="3.489cm" svg:viewBox="0 0 27 381" draw:points="0,381 27,381 27,0 0,0">
          <text:p/>
        </draw:polygon>
        <draw:polygon draw:style-name="gr31" draw:text-style-name="P9" draw:layer="layout" svg:width="0.026cm" svg:height="0.38cm" svg:x="31.316cm" svg:y="3.489cm" svg:viewBox="0 0 27 381" draw:points="0,381 27,381 27,0 0,0">
          <text:p/>
        </draw:polygon>
        <draw:polygon draw:style-name="gr31" draw:text-style-name="P9" draw:layer="layout" svg:width="0.027cm" svg:height="0.38cm" svg:x="31.341cm" svg:y="3.489cm" svg:viewBox="0 0 28 381" draw:points="0,381 28,381 28,0 0,0">
          <text:p/>
        </draw:polygon>
        <draw:polygon draw:style-name="gr30" draw:text-style-name="P8" draw:layer="layout" svg:width="0.026cm" svg:height="0.38cm" svg:x="31.368cm" svg:y="3.489cm" svg:viewBox="0 0 27 381" draw:points="0,381 27,381 27,0 0,0">
          <text:p/>
        </draw:polygon>
        <draw:polygon draw:style-name="gr32" draw:text-style-name="P10" draw:layer="layout" svg:width="0.026cm" svg:height="0.38cm" svg:x="31.394cm" svg:y="3.489cm" svg:viewBox="0 0 27 381" draw:points="0,381 27,381 27,0 0,0">
          <text:p/>
        </draw:polygon>
        <draw:polygon draw:style-name="gr30" draw:text-style-name="P8" draw:layer="layout" svg:width="0.026cm" svg:height="0.38cm" svg:x="31.42cm" svg:y="3.489cm" svg:viewBox="0 0 27 381" draw:points="0,381 27,381 27,0 0,0">
          <text:p/>
        </draw:polygon>
        <draw:polygon draw:style-name="gr30" draw:text-style-name="P8" draw:layer="layout" svg:width="0.026cm" svg:height="0.38cm" svg:x="31.446cm" svg:y="3.489cm" svg:viewBox="0 0 27 381" draw:points="0,381 27,381 27,0 0,0">
          <text:p/>
        </draw:polygon>
        <draw:polygon draw:style-name="gr30" draw:text-style-name="P8" draw:layer="layout" svg:width="0.026cm" svg:height="0.38cm" svg:x="31.473cm" svg:y="3.489cm" svg:viewBox="0 0 27 381" draw:points="0,381 27,381 27,0 0,0">
          <text:p/>
        </draw:polygon>
        <draw:polygon draw:style-name="gr30" draw:text-style-name="P8" draw:layer="layout" svg:width="0.026cm" svg:height="0.38cm" svg:x="31.499cm" svg:y="3.489cm" svg:viewBox="0 0 27 381" draw:points="0,381 27,381 27,0 0,0">
          <text:p/>
        </draw:polygon>
        <draw:polygon draw:style-name="gr32" draw:text-style-name="P10" draw:layer="layout" svg:width="0.026cm" svg:height="0.38cm" svg:x="31.525cm" svg:y="3.489cm" svg:viewBox="0 0 27 381" draw:points="0,381 27,381 27,0 0,0">
          <text:p/>
        </draw:polygon>
        <draw:polygon draw:style-name="gr30" draw:text-style-name="P8" draw:layer="layout" svg:width="0.026cm" svg:height="0.38cm" svg:x="31.551cm" svg:y="3.489cm" svg:viewBox="0 0 27 381" draw:points="0,381 27,381 27,0 0,0">
          <text:p/>
        </draw:polygon>
        <draw:polygon draw:style-name="gr29" draw:text-style-name="P7" draw:layer="layout" svg:width="0.026cm" svg:height="0.38cm" svg:x="31.578cm" svg:y="3.489cm" svg:viewBox="0 0 27 381" draw:points="0,381 27,381 27,0 0,0">
          <text:p/>
        </draw:polygon>
        <draw:polygon draw:style-name="gr29" draw:text-style-name="P7" draw:layer="layout" svg:width="0.026cm" svg:height="0.38cm" svg:x="31.604cm" svg:y="3.489cm" svg:viewBox="0 0 27 381" draw:points="0,381 27,381 27,0 0,0">
          <text:p/>
        </draw:polygon>
        <draw:polygon draw:style-name="gr29" draw:text-style-name="P7" draw:layer="layout" svg:width="0.026cm" svg:height="0.38cm" svg:x="31.63cm" svg:y="3.489cm" svg:viewBox="0 0 27 381" draw:points="0,381 27,381 27,0 0,0">
          <text:p/>
        </draw:polygon>
        <draw:polygon draw:style-name="gr32" draw:text-style-name="P10" draw:layer="layout" svg:width="0.027cm" svg:height="0.38cm" svg:x="31.656cm" svg:y="3.489cm" svg:viewBox="0 0 28 381" draw:points="0,381 28,381 28,0 0,0">
          <text:p/>
        </draw:polygon>
        <draw:polygon draw:style-name="gr31" draw:text-style-name="P9" draw:layer="layout" svg:width="0.026cm" svg:height="0.38cm" svg:x="31.683cm" svg:y="3.489cm" svg:viewBox="0 0 27 381" draw:points="0,381 27,381 27,0 0,0">
          <text:p/>
        </draw:polygon>
        <draw:polygon draw:style-name="gr30" draw:text-style-name="P8" draw:layer="layout" svg:width="0.026cm" svg:height="0.38cm" svg:x="31.709cm" svg:y="3.489cm" svg:viewBox="0 0 27 381" draw:points="0,381 27,381 27,0 0,0">
          <text:p/>
        </draw:polygon>
        <draw:polygon draw:style-name="gr29" draw:text-style-name="P7" draw:layer="layout" svg:width="0.027cm" svg:height="0.38cm" svg:x="31.735cm" svg:y="3.489cm" svg:viewBox="0 0 28 381" draw:points="0,381 28,381 28,0 0,0">
          <text:p/>
        </draw:polygon>
        <draw:polygon draw:style-name="gr32" draw:text-style-name="P10" draw:layer="layout" svg:width="0.026cm" svg:height="0.38cm" svg:x="31.763cm" svg:y="3.489cm" svg:viewBox="0 0 27 381" draw:points="0,381 27,381 27,0 0,0">
          <text:p/>
        </draw:polygon>
        <draw:polygon draw:style-name="gr30" draw:text-style-name="P8" draw:layer="layout" svg:width="0.026cm" svg:height="0.38cm" svg:x="31.788cm" svg:y="3.489cm" svg:viewBox="0 0 27 381" draw:points="0,381 27,381 27,0 0,0">
          <text:p/>
        </draw:polygon>
        <draw:polygon draw:style-name="gr31" draw:text-style-name="P9" draw:layer="layout" svg:width="0.026cm" svg:height="0.38cm" svg:x="31.814cm" svg:y="3.489cm" svg:viewBox="0 0 27 381" draw:points="0,381 27,381 27,0 0,0">
          <text:p/>
        </draw:polygon>
        <draw:polygon draw:style-name="gr31" draw:text-style-name="P9" draw:layer="layout" svg:width="0.026cm" svg:height="0.38cm" svg:x="31.841cm" svg:y="3.489cm" svg:viewBox="0 0 27 381" draw:points="0,381 27,381 27,0 0,0">
          <text:p/>
        </draw:polygon>
        <draw:polygon draw:style-name="gr32" draw:text-style-name="P10" draw:layer="layout" svg:width="0.026cm" svg:height="0.38cm" svg:x="31.867cm" svg:y="3.489cm" svg:viewBox="0 0 27 381" draw:points="0,381 27,381 27,0 0,0">
          <text:p/>
        </draw:polygon>
        <draw:polygon draw:style-name="gr31" draw:text-style-name="P9" draw:layer="layout" svg:width="0.026cm" svg:height="0.38cm" svg:x="31.893cm" svg:y="3.489cm" svg:viewBox="0 0 27 381" draw:points="0,381 27,381 27,0 0,0">
          <text:p/>
        </draw:polygon>
        <draw:polygon draw:style-name="gr31" draw:text-style-name="P9" draw:layer="layout" svg:width="0.026cm" svg:height="0.38cm" svg:x="31.919cm" svg:y="3.489cm" svg:viewBox="0 0 27 381" draw:points="0,381 27,381 27,0 0,0">
          <text:p/>
        </draw:polygon>
        <draw:polygon draw:style-name="gr31" draw:text-style-name="P9" draw:layer="layout" svg:width="0.026cm" svg:height="0.38cm" svg:x="31.945cm" svg:y="3.489cm" svg:viewBox="0 0 27 381" draw:points="0,381 27,381 27,0 0,0">
          <text:p/>
        </draw:polygon>
        <draw:polygon draw:style-name="gr31" draw:text-style-name="P9" draw:layer="layout" svg:width="0.026cm" svg:height="0.38cm" svg:x="31.972cm" svg:y="3.489cm" svg:viewBox="0 0 27 381" draw:points="0,381 27,381 27,0 0,0">
          <text:p/>
        </draw:polygon>
        <draw:polygon draw:style-name="gr30" draw:text-style-name="P8" draw:layer="layout" svg:width="0.026cm" svg:height="0.38cm" svg:x="31.998cm" svg:y="3.489cm" svg:viewBox="0 0 27 381" draw:points="0,381 27,381 27,0 0,0">
          <text:p/>
        </draw:polygon>
        <draw:polygon draw:style-name="gr32" draw:text-style-name="P10" draw:layer="layout" svg:width="0.026cm" svg:height="0.38cm" svg:x="32.024cm" svg:y="3.489cm" svg:viewBox="0 0 27 381" draw:points="0,381 27,381 27,0 0,0">
          <text:p/>
        </draw:polygon>
        <draw:polygon draw:style-name="gr32" draw:text-style-name="P10" draw:layer="layout" svg:width="0.027cm" svg:height="0.38cm" svg:x="32.05cm" svg:y="3.489cm" svg:viewBox="0 0 28 381" draw:points="0,381 28,381 28,0 0,0">
          <text:p/>
        </draw:polygon>
        <draw:polygon draw:style-name="gr30" draw:text-style-name="P8" draw:layer="layout" svg:width="0.026cm" svg:height="0.38cm" svg:x="32.077cm" svg:y="3.489cm" svg:viewBox="0 0 27 381" draw:points="0,381 27,381 27,0 0,0">
          <text:p/>
        </draw:polygon>
        <draw:polygon draw:style-name="gr30" draw:text-style-name="P8" draw:layer="layout" svg:width="0.026cm" svg:height="0.38cm" svg:x="32.103cm" svg:y="3.489cm" svg:viewBox="0 0 27 381" draw:points="0,381 27,381 27,0 0,0">
          <text:p/>
        </draw:polygon>
        <draw:polygon draw:style-name="gr31" draw:text-style-name="P9" draw:layer="layout" svg:width="0.026cm" svg:height="0.38cm" svg:x="32.13cm" svg:y="3.489cm" svg:viewBox="0 0 27 381" draw:points="0,381 27,381 27,0 0,0">
          <text:p/>
        </draw:polygon>
        <draw:polygon draw:style-name="gr29" draw:text-style-name="P7" draw:layer="layout" svg:width="0.026cm" svg:height="0.38cm" svg:x="32.156cm" svg:y="3.489cm" svg:viewBox="0 0 27 381" draw:points="0,381 27,381 27,0 0,0">
          <text:p/>
        </draw:polygon>
        <draw:polygon draw:style-name="gr31" draw:text-style-name="P9" draw:layer="layout" svg:width="0.026cm" svg:height="0.38cm" svg:x="32.182cm" svg:y="3.489cm" svg:viewBox="0 0 27 381" draw:points="0,381 27,381 27,0 0,0">
          <text:p/>
        </draw:polygon>
        <draw:polygon draw:style-name="gr30" draw:text-style-name="P8" draw:layer="layout" svg:width="0.026cm" svg:height="0.38cm" svg:x="32.208cm" svg:y="3.489cm" svg:viewBox="0 0 27 381" draw:points="0,381 27,381 27,0 0,0">
          <text:p/>
        </draw:polygon>
        <draw:polygon draw:style-name="gr31" draw:text-style-name="P9" draw:layer="layout" svg:width="0.026cm" svg:height="0.38cm" svg:x="32.235cm" svg:y="3.489cm" svg:viewBox="0 0 27 381" draw:points="0,381 27,381 27,0 0,0">
          <text:p/>
        </draw:polygon>
        <draw:polygon draw:style-name="gr32" draw:text-style-name="P10" draw:layer="layout" svg:width="0.026cm" svg:height="0.38cm" svg:x="32.261cm" svg:y="3.489cm" svg:viewBox="0 0 27 381" draw:points="0,381 27,381 27,0 0,0">
          <text:p/>
        </draw:polygon>
        <draw:polygon draw:style-name="gr32" draw:text-style-name="P10" draw:layer="layout" svg:width="0.026cm" svg:height="0.38cm" svg:x="32.287cm" svg:y="3.489cm" svg:viewBox="0 0 27 381" draw:points="0,381 27,381 27,0 0,0">
          <text:p/>
        </draw:polygon>
        <draw:polygon draw:style-name="gr30" draw:text-style-name="P8" draw:layer="layout" svg:width="0.026cm" svg:height="0.38cm" svg:x="32.313cm" svg:y="3.489cm" svg:viewBox="0 0 27 381" draw:points="0,381 27,381 27,0 0,0">
          <text:p/>
        </draw:polygon>
        <draw:polygon draw:style-name="gr30" draw:text-style-name="P8" draw:layer="layout" svg:width="0.026cm" svg:height="0.38cm" svg:x="32.34cm" svg:y="3.489cm" svg:viewBox="0 0 27 381" draw:points="0,381 27,381 27,0 0,0">
          <text:p/>
        </draw:polygon>
        <draw:polygon draw:style-name="gr29" draw:text-style-name="P7" draw:layer="layout" svg:width="0.026cm" svg:height="0.38cm" svg:x="32.366cm" svg:y="3.489cm" svg:viewBox="0 0 27 381" draw:points="0,381 27,381 27,0 0,0">
          <text:p/>
        </draw:polygon>
        <draw:polygon draw:style-name="gr30" draw:text-style-name="P8" draw:layer="layout" svg:width="0.026cm" svg:height="0.38cm" svg:x="32.392cm" svg:y="3.489cm" svg:viewBox="0 0 27 381" draw:points="0,381 27,381 27,0 0,0">
          <text:p/>
        </draw:polygon>
        <draw:polygon draw:style-name="gr31" draw:text-style-name="P9" draw:layer="layout" svg:width="0.027cm" svg:height="0.38cm" svg:x="32.418cm" svg:y="3.489cm" svg:viewBox="0 0 28 381" draw:points="0,381 28,381 28,0 0,0">
          <text:p/>
        </draw:polygon>
        <draw:polygon draw:style-name="gr31" draw:text-style-name="P9" draw:layer="layout" svg:width="0.026cm" svg:height="0.38cm" svg:x="32.445cm" svg:y="3.489cm" svg:viewBox="0 0 27 381" draw:points="0,381 27,381 27,0 0,0">
          <text:p/>
        </draw:polygon>
        <draw:polygon draw:style-name="gr31" draw:text-style-name="P9" draw:layer="layout" svg:width="0.026cm" svg:height="0.38cm" svg:x="32.471cm" svg:y="3.489cm" svg:viewBox="0 0 27 381" draw:points="0,381 27,381 27,0 0,0">
          <text:p/>
        </draw:polygon>
        <draw:polygon draw:style-name="gr30" draw:text-style-name="P8" draw:layer="layout" svg:width="0.026cm" svg:height="0.38cm" svg:x="32.497cm" svg:y="3.489cm" svg:viewBox="0 0 27 381" draw:points="0,381 27,381 27,0 0,0">
          <text:p/>
        </draw:polygon>
        <draw:polygon draw:style-name="gr31" draw:text-style-name="P9" draw:layer="layout" svg:width="0.026cm" svg:height="0.38cm" svg:x="32.524cm" svg:y="3.489cm" svg:viewBox="0 0 27 381" draw:points="0,381 27,381 27,0 0,0">
          <text:p/>
        </draw:polygon>
        <draw:polygon draw:style-name="gr32" draw:text-style-name="P10" draw:layer="layout" svg:width="0.026cm" svg:height="0.38cm" svg:x="32.55cm" svg:y="3.489cm" svg:viewBox="0 0 27 381" draw:points="0,381 27,381 27,0 0,0">
          <text:p/>
        </draw:polygon>
        <draw:polygon draw:style-name="gr32" draw:text-style-name="P10" draw:layer="layout" svg:width="0.026cm" svg:height="0.38cm" svg:x="32.576cm" svg:y="3.489cm" svg:viewBox="0 0 27 381" draw:points="0,381 27,381 27,0 0,0">
          <text:p/>
        </draw:polygon>
        <draw:polygon draw:style-name="gr31" draw:text-style-name="P9" draw:layer="layout" svg:width="0.026cm" svg:height="0.38cm" svg:x="32.603cm" svg:y="3.489cm" svg:viewBox="0 0 27 381" draw:points="0,381 27,381 27,0 0,0">
          <text:p/>
        </draw:polygon>
        <draw:polygon draw:style-name="gr32" draw:text-style-name="P10" draw:layer="layout" svg:width="0.026cm" svg:height="0.38cm" svg:x="32.629cm" svg:y="3.489cm" svg:viewBox="0 0 27 381" draw:points="0,381 27,381 27,0 0,0">
          <text:p/>
        </draw:polygon>
        <draw:polygon draw:style-name="gr29" draw:text-style-name="P7" draw:layer="layout" svg:width="0.026cm" svg:height="0.38cm" svg:x="32.655cm" svg:y="3.489cm" svg:viewBox="0 0 27 381" draw:points="0,381 27,381 27,0 0,0">
          <text:p/>
        </draw:polygon>
        <draw:polygon draw:style-name="gr32" draw:text-style-name="P10" draw:layer="layout" svg:width="0.026cm" svg:height="0.38cm" svg:x="32.681cm" svg:y="3.489cm" svg:viewBox="0 0 27 381" draw:points="0,381 27,381 27,0 0,0">
          <text:p/>
        </draw:polygon>
        <draw:polygon draw:style-name="gr32" draw:text-style-name="P10" draw:layer="layout" svg:width="0.026cm" svg:height="0.38cm" svg:x="32.707cm" svg:y="3.489cm" svg:viewBox="0 0 27 381" draw:points="0,381 27,381 27,0 0,0">
          <text:p/>
        </draw:polygon>
        <draw:polygon draw:style-name="gr31" draw:text-style-name="P9" draw:layer="layout" svg:width="0.026cm" svg:height="0.38cm" svg:x="32.734cm" svg:y="3.489cm" svg:viewBox="0 0 27 381" draw:points="0,381 27,381 27,0 0,0">
          <text:p/>
        </draw:polygon>
        <draw:polygon draw:style-name="gr32" draw:text-style-name="P10" draw:layer="layout" svg:width="0.026cm" svg:height="0.38cm" svg:x="32.76cm" svg:y="3.489cm" svg:viewBox="0 0 27 381" draw:points="0,381 27,381 27,0 0,0">
          <text:p/>
        </draw:polygon>
        <draw:polygon draw:style-name="gr30" draw:text-style-name="P8" draw:layer="layout" svg:width="0.026cm" svg:height="0.38cm" svg:x="32.786cm" svg:y="3.489cm" svg:viewBox="0 0 27 381" draw:points="0,381 27,381 27,0 0,0">
          <text:p/>
        </draw:polygon>
        <draw:polygon draw:style-name="gr30" draw:text-style-name="P8" draw:layer="layout" svg:width="0.027cm" svg:height="0.38cm" svg:x="32.812cm" svg:y="3.489cm" svg:viewBox="0 0 28 381" draw:points="0,381 28,381 28,0 0,0">
          <text:p/>
        </draw:polygon>
        <draw:polygon draw:style-name="gr32" draw:text-style-name="P10" draw:layer="layout" svg:width="0.026cm" svg:height="0.38cm" svg:x="32.839cm" svg:y="3.489cm" svg:viewBox="0 0 27 381" draw:points="0,381 27,381 27,0 0,0">
          <text:p/>
        </draw:polygon>
        <draw:polygon draw:style-name="gr30" draw:text-style-name="P8" draw:layer="layout" svg:width="0.026cm" svg:height="0.38cm" svg:x="32.865cm" svg:y="3.489cm" svg:viewBox="0 0 27 381" draw:points="0,381 27,381 27,0 0,0">
          <text:p/>
        </draw:polygon>
        <draw:polygon draw:style-name="gr31" draw:text-style-name="P9" draw:layer="layout" svg:width="0.026cm" svg:height="0.38cm" svg:x="32.891cm" svg:y="3.489cm" svg:viewBox="0 0 27 381" draw:points="0,381 27,381 27,0 0,0">
          <text:p/>
        </draw:polygon>
        <draw:polygon draw:style-name="gr32" draw:text-style-name="P10" draw:layer="layout" svg:width="0.026cm" svg:height="0.38cm" svg:x="32.918cm" svg:y="3.489cm" svg:viewBox="0 0 27 381" draw:points="0,381 27,381 27,0 0,0">
          <text:p/>
        </draw:polygon>
        <draw:polygon draw:style-name="gr30" draw:text-style-name="P8" draw:layer="layout" svg:width="0.026cm" svg:height="0.38cm" svg:x="32.944cm" svg:y="3.489cm" svg:viewBox="0 0 27 381" draw:points="0,381 27,381 27,0 0,0">
          <text:p/>
        </draw:polygon>
        <draw:polygon draw:style-name="gr30" draw:text-style-name="P8" draw:layer="layout" svg:width="0.026cm" svg:height="0.38cm" svg:x="32.97cm" svg:y="3.489cm" svg:viewBox="0 0 27 381" draw:points="0,381 27,381 27,0 0,0">
          <text:p/>
        </draw:polygon>
        <draw:polygon draw:style-name="gr31" draw:text-style-name="P9" draw:layer="layout" svg:width="0.026cm" svg:height="0.38cm" svg:x="32.996cm" svg:y="3.489cm" svg:viewBox="0 0 27 381" draw:points="0,381 27,381 27,0 0,0">
          <text:p/>
        </draw:polygon>
        <draw:polygon draw:style-name="gr29" draw:text-style-name="P7" draw:layer="layout" svg:width="0.026cm" svg:height="0.38cm" svg:x="33.023cm" svg:y="3.489cm" svg:viewBox="0 0 27 381" draw:points="0,381 27,381 27,0 0,0">
          <text:p/>
        </draw:polygon>
        <draw:polygon draw:style-name="gr30" draw:text-style-name="P8" draw:layer="layout" svg:width="0.026cm" svg:height="0.38cm" svg:x="33.049cm" svg:y="3.489cm" svg:viewBox="0 0 27 381" draw:points="0,381 27,381 27,0 0,0">
          <text:p/>
        </draw:polygon>
        <draw:polygon draw:style-name="gr29" draw:text-style-name="P7" draw:layer="layout" svg:width="0.026cm" svg:height="0.38cm" svg:x="33.075cm" svg:y="3.489cm" svg:viewBox="0 0 27 381" draw:points="0,381 27,381 27,0 0,0">
          <text:p/>
        </draw:polygon>
        <draw:polygon draw:style-name="gr30" draw:text-style-name="P8" draw:layer="layout" svg:width="0.027cm" svg:height="0.38cm" svg:x="33.101cm" svg:y="3.489cm" svg:viewBox="0 0 28 381" draw:points="0,381 28,381 28,0 0,0">
          <text:p/>
        </draw:polygon>
        <draw:polygon draw:style-name="gr32" draw:text-style-name="P10" draw:layer="layout" svg:width="0.026cm" svg:height="0.38cm" svg:x="33.128cm" svg:y="3.489cm" svg:viewBox="0 0 27 381" draw:points="0,381 27,381 27,0 0,0">
          <text:p/>
        </draw:polygon>
        <draw:polygon draw:style-name="gr31" draw:text-style-name="P9" draw:layer="layout" svg:width="0.026cm" svg:height="0.38cm" svg:x="33.154cm" svg:y="3.489cm" svg:viewBox="0 0 27 381" draw:points="0,381 27,381 27,0 0,0">
          <text:p/>
        </draw:polygon>
        <draw:polygon draw:style-name="gr31" draw:text-style-name="P9" draw:layer="layout" svg:width="0.027cm" svg:height="0.38cm" svg:x="33.18cm" svg:y="3.489cm" svg:viewBox="0 0 28 381" draw:points="0,381 28,381 28,0 0,0">
          <text:p/>
        </draw:polygon>
        <draw:polygon draw:style-name="gr31" draw:text-style-name="P9" draw:layer="layout" svg:width="0.026cm" svg:height="0.38cm" svg:x="33.207cm" svg:y="3.489cm" svg:viewBox="0 0 27 381" draw:points="0,381 27,381 27,0 0,0">
          <text:p/>
        </draw:polygon>
        <draw:polygon draw:style-name="gr30" draw:text-style-name="P8" draw:layer="layout" svg:width="0.026cm" svg:height="0.38cm" svg:x="33.233cm" svg:y="3.489cm" svg:viewBox="0 0 27 381" draw:points="0,381 27,381 27,0 0,0">
          <text:p/>
        </draw:polygon>
        <draw:polygon draw:style-name="gr30" draw:text-style-name="P8" draw:layer="layout" svg:width="0.026cm" svg:height="0.38cm" svg:x="33.259cm" svg:y="3.489cm" svg:viewBox="0 0 27 381" draw:points="0,381 27,381 27,0 0,0">
          <text:p/>
        </draw:polygon>
        <draw:polygon draw:style-name="gr32" draw:text-style-name="P10" draw:layer="layout" svg:width="0.026cm" svg:height="0.38cm" svg:x="33.286cm" svg:y="3.489cm" svg:viewBox="0 0 27 381" draw:points="0,381 27,381 27,0 0,0">
          <text:p/>
        </draw:polygon>
        <draw:polygon draw:style-name="gr30" draw:text-style-name="P8" draw:layer="layout" svg:width="0.026cm" svg:height="0.38cm" svg:x="33.312cm" svg:y="3.489cm" svg:viewBox="0 0 27 381" draw:points="0,381 27,381 27,0 0,0">
          <text:p/>
        </draw:polygon>
        <draw:polygon draw:style-name="gr31" draw:text-style-name="P9" draw:layer="layout" svg:width="0.026cm" svg:height="0.38cm" svg:x="33.338cm" svg:y="3.489cm" svg:viewBox="0 0 27 381" draw:points="0,381 27,381 27,0 0,0">
          <text:p/>
        </draw:polygon>
        <draw:polygon draw:style-name="gr32" draw:text-style-name="P10" draw:layer="layout" svg:width="0.026cm" svg:height="0.38cm" svg:x="33.364cm" svg:y="3.489cm" svg:viewBox="0 0 27 381" draw:points="0,381 27,381 27,0 0,0">
          <text:p/>
        </draw:polygon>
        <draw:polygon draw:style-name="gr30" draw:text-style-name="P8" draw:layer="layout" svg:width="0.026cm" svg:height="0.38cm" svg:x="33.39cm" svg:y="3.489cm" svg:viewBox="0 0 27 381" draw:points="0,381 27,381 27,0 0,0">
          <text:p/>
        </draw:polygon>
        <draw:polygon draw:style-name="gr29" draw:text-style-name="P7" draw:layer="layout" svg:width="0.026cm" svg:height="0.38cm" svg:x="33.417cm" svg:y="3.489cm" svg:viewBox="0 0 27 381" draw:points="0,381 27,381 27,0 0,0">
          <text:p/>
        </draw:polygon>
        <draw:polygon draw:style-name="gr30" draw:text-style-name="P8" draw:layer="layout" svg:width="0.026cm" svg:height="0.38cm" svg:x="33.444cm" svg:y="3.489cm" svg:viewBox="0 0 27 381" draw:points="0,381 27,381 27,0 0,0">
          <text:p/>
        </draw:polygon>
        <draw:polygon draw:style-name="gr30" draw:text-style-name="P8" draw:layer="layout" svg:width="0.026cm" svg:height="0.38cm" svg:x="33.469cm" svg:y="3.489cm" svg:viewBox="0 0 27 381" draw:points="0,381 27,381 27,0 0,0">
          <text:p/>
        </draw:polygon>
        <draw:polygon draw:style-name="gr30" draw:text-style-name="P8" draw:layer="layout" svg:width="0.027cm" svg:height="0.38cm" svg:x="33.495cm" svg:y="3.489cm" svg:viewBox="0 0 28 381" draw:points="0,381 28,381 28,0 0,0">
          <text:p/>
        </draw:polygon>
        <draw:polygon draw:style-name="gr31" draw:text-style-name="P9" draw:layer="layout" svg:width="0.026cm" svg:height="0.38cm" svg:x="33.522cm" svg:y="3.489cm" svg:viewBox="0 0 27 381" draw:points="0,381 27,381 27,0 0,0">
          <text:p/>
        </draw:polygon>
        <draw:polygon draw:style-name="gr30" draw:text-style-name="P8" draw:layer="layout" svg:width="0.026cm" svg:height="0.38cm" svg:x="33.548cm" svg:y="3.489cm" svg:viewBox="0 0 27 381" draw:points="0,381 27,381 27,0 0,0">
          <text:p/>
        </draw:polygon>
        <draw:polygon draw:style-name="gr30" draw:text-style-name="P8" draw:layer="layout" svg:width="0.028cm" svg:height="0.38cm" svg:x="33.574cm" svg:y="3.489cm" svg:viewBox="0 0 29 381" draw:points="0,381 29,381 29,0 0,0">
          <text:p/>
        </draw:polygon>
        <draw:polygon draw:style-name="gr32" draw:text-style-name="P10" draw:layer="layout" svg:width="0.026cm" svg:height="0.38cm" svg:x="33.601cm" svg:y="3.489cm" svg:viewBox="0 0 27 381" draw:points="0,381 27,381 27,0 0,0">
          <text:p/>
        </draw:polygon>
        <draw:polygon draw:style-name="gr30" draw:text-style-name="P8" draw:layer="layout" svg:width="0.026cm" svg:height="0.38cm" svg:x="33.627cm" svg:y="3.489cm" svg:viewBox="0 0 27 381" draw:points="0,381 27,381 27,0 0,0">
          <text:p/>
        </draw:polygon>
        <draw:polygon draw:style-name="gr31" draw:text-style-name="P9" draw:layer="layout" svg:width="0.026cm" svg:height="0.38cm" svg:x="33.653cm" svg:y="3.489cm" svg:viewBox="0 0 27 381" draw:points="0,381 27,381 27,0 0,0">
          <text:p/>
        </draw:polygon>
        <draw:polygon draw:style-name="gr29" draw:text-style-name="P7" draw:layer="layout" svg:width="0.026cm" svg:height="0.38cm" svg:x="33.68cm" svg:y="3.489cm" svg:viewBox="0 0 27 381" draw:points="0,381 27,381 27,0 0,0">
          <text:p/>
        </draw:polygon>
        <draw:polygon draw:style-name="gr30" draw:text-style-name="P8" draw:layer="layout" svg:width="0.026cm" svg:height="0.38cm" svg:x="33.706cm" svg:y="3.489cm" svg:viewBox="0 0 27 381" draw:points="0,381 27,381 27,0 0,0">
          <text:p/>
        </draw:polygon>
        <draw:polygon draw:style-name="gr30" draw:text-style-name="P8" draw:layer="layout" svg:width="0.026cm" svg:height="0.38cm" svg:x="33.732cm" svg:y="3.489cm" svg:viewBox="0 0 27 381" draw:points="0,381 27,381 27,0 0,0">
          <text:p/>
        </draw:polygon>
        <draw:polygon draw:style-name="gr32" draw:text-style-name="P10" draw:layer="layout" svg:width="0.026cm" svg:height="0.38cm" svg:x="33.784cm" svg:y="3.489cm" svg:viewBox="0 0 27 381" draw:points="0,381 27,381 27,0 0,0">
          <text:p/>
        </draw:polygon>
        <draw:polygon draw:style-name="gr31" draw:text-style-name="P9" draw:layer="layout" svg:width="0.026cm" svg:height="0.38cm" svg:x="33.811cm" svg:y="3.489cm" svg:viewBox="0 0 27 381" draw:points="0,381 27,381 27,0 0,0">
          <text:p/>
        </draw:polygon>
        <draw:polygon draw:style-name="gr30" draw:text-style-name="P8" draw:layer="layout" svg:width="0.026cm" svg:height="0.38cm" svg:x="33.837cm" svg:y="3.489cm" svg:viewBox="0 0 27 381" draw:points="0,381 27,381 27,0 0,0">
          <text:p/>
        </draw:polygon>
        <draw:polygon draw:style-name="gr30" draw:text-style-name="P8" draw:layer="layout" svg:width="0.027cm" svg:height="0.38cm" svg:x="33.863cm" svg:y="3.489cm" svg:viewBox="0 0 28 381" draw:points="0,381 28,381 28,0 0,0">
          <text:p/>
        </draw:polygon>
        <draw:polygon draw:style-name="gr31" draw:text-style-name="P9" draw:layer="layout" svg:width="0.026cm" svg:height="0.38cm" svg:x="33.891cm" svg:y="3.489cm" svg:viewBox="0 0 27 381" draw:points="0,381 27,381 27,0 0,0">
          <text:p/>
        </draw:polygon>
        <draw:polygon draw:style-name="gr32" draw:text-style-name="P10" draw:layer="layout" svg:width="0.026cm" svg:height="0.38cm" svg:x="33.916cm" svg:y="3.489cm" svg:viewBox="0 0 27 381" draw:points="0,381 27,381 27,0 0,0">
          <text:p/>
        </draw:polygon>
        <draw:polygon draw:style-name="gr31" draw:text-style-name="P9" draw:layer="layout" svg:width="0.026cm" svg:height="0.38cm" svg:x="33.942cm" svg:y="3.489cm" svg:viewBox="0 0 27 381" draw:points="0,381 27,381 27,0 0,0">
          <text:p/>
        </draw:polygon>
        <draw:polygon draw:style-name="gr29" draw:text-style-name="P7" draw:layer="layout" svg:width="0.026cm" svg:height="0.38cm" svg:x="33.969cm" svg:y="3.489cm" svg:viewBox="0 0 27 381" draw:points="0,381 27,381 27,0 0,0">
          <text:p/>
        </draw:polygon>
        <draw:polygon draw:style-name="gr31" draw:text-style-name="P9" draw:layer="layout" svg:width="0.026cm" svg:height="0.38cm" svg:x="33.995cm" svg:y="3.489cm" svg:viewBox="0 0 27 381" draw:points="0,381 27,381 27,0 0,0">
          <text:p/>
        </draw:polygon>
        <draw:polygon draw:style-name="gr29" draw:text-style-name="P7" draw:layer="layout" svg:width="0.026cm" svg:height="0.38cm" svg:x="34.021cm" svg:y="3.489cm" svg:viewBox="0 0 27 381" draw:points="0,381 27,381 27,0 0,0">
          <text:p/>
        </draw:polygon>
        <draw:polygon draw:style-name="gr31" draw:text-style-name="P9" draw:layer="layout" svg:width="0.026cm" svg:height="0.38cm" svg:x="34.047cm" svg:y="3.489cm" svg:viewBox="0 0 27 381" draw:points="0,381 27,381 27,0 0,0">
          <text:p/>
        </draw:polygon>
        <draw:polygon draw:style-name="gr30" draw:text-style-name="P8" draw:layer="layout" svg:width="0.026cm" svg:height="0.38cm" svg:x="34.074cm" svg:y="3.489cm" svg:viewBox="0 0 27 381" draw:points="0,381 27,381 27,0 0,0">
          <text:p/>
        </draw:polygon>
        <draw:polygon draw:style-name="gr31" draw:text-style-name="P9" draw:layer="layout" svg:width="0.026cm" svg:height="0.38cm" svg:x="34.1cm" svg:y="3.489cm" svg:viewBox="0 0 27 381" draw:points="0,381 27,381 27,0 0,0">
          <text:p/>
        </draw:polygon>
        <draw:polygon draw:style-name="gr31" draw:text-style-name="P9" draw:layer="layout" svg:width="0.026cm" svg:height="0.38cm" svg:x="34.126cm" svg:y="3.489cm" svg:viewBox="0 0 27 381" draw:points="0,381 27,381 27,0 0,0">
          <text:p/>
        </draw:polygon>
        <draw:polygon draw:style-name="gr30" draw:text-style-name="P8" draw:layer="layout" svg:width="0.026cm" svg:height="0.38cm" svg:x="34.152cm" svg:y="3.489cm" svg:viewBox="0 0 27 381" draw:points="0,381 27,381 27,0 0,0">
          <text:p/>
        </draw:polygon>
        <draw:polygon draw:style-name="gr31" draw:text-style-name="P9" draw:layer="layout" svg:width="0.026cm" svg:height="0.38cm" svg:x="34.179cm" svg:y="3.489cm" svg:viewBox="0 0 27 381" draw:points="0,381 27,381 27,0 0,0">
          <text:p/>
        </draw:polygon>
        <draw:polygon draw:style-name="gr31" draw:text-style-name="P9" draw:layer="layout" svg:width="0.026cm" svg:height="0.38cm" svg:x="34.205cm" svg:y="3.489cm" svg:viewBox="0 0 27 381" draw:points="0,381 27,381 27,0 0,0">
          <text:p/>
        </draw:polygon>
        <draw:polygon draw:style-name="gr32" draw:text-style-name="P10" draw:layer="layout" svg:width="0.026cm" svg:height="0.38cm" svg:x="34.231cm" svg:y="3.489cm" svg:viewBox="0 0 27 381" draw:points="0,381 27,381 27,0 0,0">
          <text:p/>
        </draw:polygon>
        <draw:polygon draw:style-name="gr30" draw:text-style-name="P8" draw:layer="layout" svg:width="0.027cm" svg:height="0.38cm" svg:x="34.257cm" svg:y="3.489cm" svg:viewBox="0 0 28 381" draw:points="0,381 28,381 28,0 0,0">
          <text:p/>
        </draw:polygon>
        <draw:polygon draw:style-name="gr29" draw:text-style-name="P7" draw:layer="layout" svg:width="0.026cm" svg:height="0.38cm" svg:x="34.284cm" svg:y="3.489cm" svg:viewBox="0 0 27 381" draw:points="0,381 27,381 27,0 0,0">
          <text:p/>
        </draw:polygon>
        <draw:polygon draw:style-name="gr29" draw:text-style-name="P7" draw:layer="layout" svg:width="0.026cm" svg:height="0.38cm" svg:x="34.31cm" svg:y="3.489cm" svg:viewBox="0 0 27 381" draw:points="0,381 27,381 27,0 0,0">
          <text:p/>
        </draw:polygon>
        <draw:polygon draw:style-name="gr29" draw:text-style-name="P7" draw:layer="layout" svg:width="0.026cm" svg:height="0.38cm" svg:x="34.336cm" svg:y="3.489cm" svg:viewBox="0 0 27 381" draw:points="0,381 27,381 27,0 0,0">
          <text:p/>
        </draw:polygon>
        <draw:polygon draw:style-name="gr31" draw:text-style-name="P9" draw:layer="layout" svg:width="0.026cm" svg:height="0.38cm" svg:x="34.415cm" svg:y="3.489cm" svg:viewBox="0 0 27 381" draw:points="0,381 27,381 27,0 0,0">
          <text:p/>
        </draw:polygon>
        <draw:polygon draw:style-name="gr30" draw:text-style-name="P8" draw:layer="layout" svg:width="0.026cm" svg:height="0.38cm" svg:x="34.441cm" svg:y="3.489cm" svg:viewBox="0 0 27 381" draw:points="0,381 27,381 27,0 0,0">
          <text:p/>
        </draw:polygon>
        <draw:polygon draw:style-name="gr29" draw:text-style-name="P7" draw:layer="layout" svg:width="0.026cm" svg:height="0.38cm" svg:x="34.468cm" svg:y="3.489cm" svg:viewBox="0 0 27 381" draw:points="0,381 27,381 27,0 0,0">
          <text:p/>
        </draw:polygon>
        <draw:polygon draw:style-name="gr30" draw:text-style-name="P8" draw:layer="layout" svg:width="0.026cm" svg:height="0.38cm" svg:x="34.494cm" svg:y="3.489cm" svg:viewBox="0 0 27 381" draw:points="0,381 27,381 27,0 0,0">
          <text:p/>
        </draw:polygon>
        <draw:polygon draw:style-name="gr32" draw:text-style-name="P10" draw:layer="layout" svg:width="0.026cm" svg:height="0.38cm" svg:x="34.52cm" svg:y="3.489cm" svg:viewBox="0 0 27 381" draw:points="0,381 27,381 27,0 0,0">
          <text:p/>
        </draw:polygon>
        <draw:polygon draw:style-name="gr32" draw:text-style-name="P10" draw:layer="layout" svg:width="0.026cm" svg:height="0.38cm" svg:x="34.546cm" svg:y="3.489cm" svg:viewBox="0 0 27 381" draw:points="0,381 27,381 27,0 0,0">
          <text:p/>
        </draw:polygon>
        <draw:polygon draw:style-name="gr32" draw:text-style-name="P10" draw:layer="layout" svg:width="0.026cm" svg:height="0.38cm" svg:x="34.573cm" svg:y="3.489cm" svg:viewBox="0 0 27 381" draw:points="0,381 27,381 27,0 0,0">
          <text:p/>
        </draw:polygon>
        <draw:polygon draw:style-name="gr31" draw:text-style-name="P9" draw:layer="layout" svg:width="0.026cm" svg:height="0.38cm" svg:x="34.599cm" svg:y="3.489cm" svg:viewBox="0 0 27 381" draw:points="0,381 27,381 27,0 0,0">
          <text:p/>
        </draw:polygon>
        <draw:polygon draw:style-name="gr29" draw:text-style-name="P7" draw:layer="layout" svg:width="0.027cm" svg:height="0.38cm" svg:x="34.625cm" svg:y="3.489cm" svg:viewBox="0 0 28 381" draw:points="0,381 28,381 28,0 0,0">
          <text:p/>
        </draw:polygon>
        <draw:polygon draw:style-name="gr29" draw:text-style-name="P7" draw:layer="layout" svg:width="0.026cm" svg:height="0.38cm" svg:x="34.652cm" svg:y="3.489cm" svg:viewBox="0 0 27 381" draw:points="0,381 27,381 27,0 0,0">
          <text:p/>
        </draw:polygon>
        <draw:polygon draw:style-name="gr29" draw:text-style-name="P7" draw:layer="layout" svg:width="0.026cm" svg:height="0.379cm" svg:x="20.123cm" svg:y="2.73cm" svg:viewBox="0 0 27 380" draw:points="0,380 27,380 27,0 0,0">
          <text:p/>
        </draw:polygon>
        <draw:polygon draw:style-name="gr30" draw:text-style-name="P8" draw:layer="layout" svg:width="0.026cm" svg:height="0.379cm" svg:x="20.15cm" svg:y="2.73cm" svg:viewBox="0 0 27 380" draw:points="0,380 27,380 27,0 0,0">
          <text:p/>
        </draw:polygon>
        <draw:polygon draw:style-name="gr31" draw:text-style-name="P9" draw:layer="layout" svg:width="0.026cm" svg:height="0.379cm" svg:x="20.176cm" svg:y="2.73cm" svg:viewBox="0 0 27 380" draw:points="0,380 27,380 27,0 0,0">
          <text:p/>
        </draw:polygon>
        <draw:polygon draw:style-name="gr32" draw:text-style-name="P10" draw:layer="layout" svg:width="0.026cm" svg:height="0.379cm" svg:x="20.202cm" svg:y="2.73cm" svg:viewBox="0 0 27 380" draw:points="0,380 27,380 27,0 0,0">
          <text:p/>
        </draw:polygon>
        <draw:polygon draw:style-name="gr31" draw:text-style-name="P9" draw:layer="layout" svg:width="0.026cm" svg:height="0.379cm" svg:x="20.228cm" svg:y="2.73cm" svg:viewBox="0 0 27 380" draw:points="0,380 27,380 27,0 0,0">
          <text:p/>
        </draw:polygon>
        <draw:polygon draw:style-name="gr32" draw:text-style-name="P10" draw:layer="layout" svg:width="0.026cm" svg:height="0.379cm" svg:x="20.256cm" svg:y="2.73cm" svg:viewBox="0 0 27 380" draw:points="0,380 27,380 27,0 0,0">
          <text:p/>
        </draw:polygon>
        <draw:polygon draw:style-name="gr32" draw:text-style-name="P10" draw:layer="layout" svg:width="0.026cm" svg:height="0.379cm" svg:x="20.281cm" svg:y="2.73cm" svg:viewBox="0 0 27 380" draw:points="0,380 27,380 27,0 0,0">
          <text:p/>
        </draw:polygon>
        <draw:polygon draw:style-name="gr30" draw:text-style-name="P8" draw:layer="layout" svg:width="0.026cm" svg:height="0.379cm" svg:x="20.307cm" svg:y="2.73cm" svg:viewBox="0 0 27 380" draw:points="0,380 27,380 27,0 0,0">
          <text:p/>
        </draw:polygon>
        <draw:polygon draw:style-name="gr32" draw:text-style-name="P10" draw:layer="layout" svg:width="0.026cm" svg:height="0.379cm" svg:x="20.333cm" svg:y="2.73cm" svg:viewBox="0 0 27 380" draw:points="0,380 27,380 27,0 0,0">
          <text:p/>
        </draw:polygon>
        <draw:polygon draw:style-name="gr32" draw:text-style-name="P10" draw:layer="layout" svg:width="0.027cm" svg:height="0.379cm" svg:x="20.359cm" svg:y="2.73cm" svg:viewBox="0 0 28 380" draw:points="0,380 28,380 28,0 0,0">
          <text:p/>
        </draw:polygon>
        <draw:polygon draw:style-name="gr30" draw:text-style-name="P8" draw:layer="layout" svg:width="0.026cm" svg:height="0.379cm" svg:x="20.386cm" svg:y="2.73cm" svg:viewBox="0 0 27 380" draw:points="0,380 27,380 27,0 0,0">
          <text:p/>
        </draw:polygon>
        <draw:polygon draw:style-name="gr29" draw:text-style-name="P7" draw:layer="layout" svg:width="0.026cm" svg:height="0.379cm" svg:x="20.412cm" svg:y="2.73cm" svg:viewBox="0 0 27 380" draw:points="0,380 27,380 27,0 0,0">
          <text:p/>
        </draw:polygon>
        <draw:polygon draw:style-name="gr31" draw:text-style-name="P9" draw:layer="layout" svg:width="0.027cm" svg:height="0.379cm" svg:x="20.438cm" svg:y="2.73cm" svg:viewBox="0 0 28 380" draw:points="0,380 28,380 28,0 0,0">
          <text:p/>
        </draw:polygon>
        <draw:polygon draw:style-name="gr31" draw:text-style-name="P9" draw:layer="layout" svg:width="0.026cm" svg:height="0.379cm" svg:x="20.465cm" svg:y="2.73cm" svg:viewBox="0 0 27 380" draw:points="0,380 27,380 27,0 0,0">
          <text:p/>
        </draw:polygon>
        <draw:polygon draw:style-name="gr30" draw:text-style-name="P8" draw:layer="layout" svg:width="0.026cm" svg:height="0.379cm" svg:x="20.491cm" svg:y="2.73cm" svg:viewBox="0 0 27 380" draw:points="0,380 27,380 27,0 0,0">
          <text:p/>
        </draw:polygon>
        <draw:polygon draw:style-name="gr30" draw:text-style-name="P8" draw:layer="layout" svg:width="0.026cm" svg:height="0.379cm" svg:x="20.517cm" svg:y="2.73cm" svg:viewBox="0 0 27 380" draw:points="0,380 27,380 27,0 0,0">
          <text:p/>
        </draw:polygon>
        <draw:polygon draw:style-name="gr31" draw:text-style-name="P9" draw:layer="layout" svg:width="0.026cm" svg:height="0.379cm" svg:x="20.544cm" svg:y="2.73cm" svg:viewBox="0 0 27 380" draw:points="0,380 27,380 27,0 0,0">
          <text:p/>
        </draw:polygon>
        <draw:polygon draw:style-name="gr30" draw:text-style-name="P8" draw:layer="layout" svg:width="0.026cm" svg:height="0.379cm" svg:x="20.596cm" svg:y="2.73cm" svg:viewBox="0 0 27 380" draw:points="0,380 27,380 27,0 0,0">
          <text:p/>
        </draw:polygon>
        <draw:polygon draw:style-name="gr30" draw:text-style-name="P8" draw:layer="layout" svg:width="0.026cm" svg:height="0.379cm" svg:x="20.622cm" svg:y="2.73cm" svg:viewBox="0 0 27 380" draw:points="0,380 27,380 27,0 0,0">
          <text:p/>
        </draw:polygon>
        <draw:polygon draw:style-name="gr31" draw:text-style-name="P9" draw:layer="layout" svg:width="0.026cm" svg:height="0.379cm" svg:x="20.649cm" svg:y="2.73cm" svg:viewBox="0 0 27 380" draw:points="0,380 27,380 27,0 0,0">
          <text:p/>
        </draw:polygon>
        <draw:polygon draw:style-name="gr31" draw:text-style-name="P9" draw:layer="layout" svg:width="0.026cm" svg:height="0.379cm" svg:x="20.676cm" svg:y="2.73cm" svg:viewBox="0 0 27 380" draw:points="0,380 27,380 27,0 0,0">
          <text:p/>
        </draw:polygon>
        <draw:polygon draw:style-name="gr31" draw:text-style-name="P9" draw:layer="layout" svg:width="0.026cm" svg:height="0.379cm" svg:x="20.701cm" svg:y="2.73cm" svg:viewBox="0 0 27 380" draw:points="0,380 27,380 27,0 0,0">
          <text:p/>
        </draw:polygon>
        <draw:polygon draw:style-name="gr32" draw:text-style-name="P10" draw:layer="layout" svg:width="0.026cm" svg:height="0.379cm" svg:x="20.727cm" svg:y="2.73cm" svg:viewBox="0 0 27 380" draw:points="0,380 27,380 27,0 0,0">
          <text:p/>
        </draw:polygon>
        <draw:polygon draw:style-name="gr30" draw:text-style-name="P8" draw:layer="layout" svg:width="0.026cm" svg:height="0.379cm" svg:x="20.754cm" svg:y="2.73cm" svg:viewBox="0 0 27 380" draw:points="0,380 27,380 27,0 0,0">
          <text:p/>
        </draw:polygon>
        <draw:polygon draw:style-name="gr31" draw:text-style-name="P9" draw:layer="layout" svg:width="0.026cm" svg:height="0.379cm" svg:x="20.78cm" svg:y="2.73cm" svg:viewBox="0 0 27 380" draw:points="0,380 27,380 27,0 0,0">
          <text:p/>
        </draw:polygon>
        <draw:polygon draw:style-name="gr31" draw:text-style-name="P9" draw:layer="layout" svg:width="0.027cm" svg:height="0.379cm" svg:x="20.806cm" svg:y="2.73cm" svg:viewBox="0 0 28 380" draw:points="0,380 28,380 28,0 0,0">
          <text:p/>
        </draw:polygon>
        <draw:polygon draw:style-name="gr30" draw:text-style-name="P8" draw:layer="layout" svg:width="0.026cm" svg:height="0.379cm" svg:x="20.833cm" svg:y="2.73cm" svg:viewBox="0 0 27 380" draw:points="0,380 27,380 27,0 0,0">
          <text:p/>
        </draw:polygon>
        <draw:polygon draw:style-name="gr30" draw:text-style-name="P8" draw:layer="layout" svg:width="0.026cm" svg:height="0.379cm" svg:x="20.859cm" svg:y="2.73cm" svg:viewBox="0 0 27 380" draw:points="0,380 27,380 27,0 0,0">
          <text:p/>
        </draw:polygon>
        <draw:polygon draw:style-name="gr30" draw:text-style-name="P8" draw:layer="layout" svg:width="0.026cm" svg:height="0.379cm" svg:x="20.885cm" svg:y="2.73cm" svg:viewBox="0 0 27 380" draw:points="0,380 27,380 27,0 0,0">
          <text:p/>
        </draw:polygon>
        <draw:polygon draw:style-name="gr32" draw:text-style-name="P10" draw:layer="layout" svg:width="0.026cm" svg:height="0.379cm" svg:x="20.911cm" svg:y="2.73cm" svg:viewBox="0 0 27 380" draw:points="0,380 27,380 27,0 0,0">
          <text:p/>
        </draw:polygon>
        <draw:polygon draw:style-name="gr31" draw:text-style-name="P9" draw:layer="layout" svg:width="0.026cm" svg:height="0.379cm" svg:x="20.938cm" svg:y="2.73cm" svg:viewBox="0 0 27 380" draw:points="0,380 27,380 27,0 0,0">
          <text:p/>
        </draw:polygon>
        <draw:polygon draw:style-name="gr30" draw:text-style-name="P8" draw:layer="layout" svg:width="0.026cm" svg:height="0.379cm" svg:x="20.964cm" svg:y="2.73cm" svg:viewBox="0 0 27 380" draw:points="0,380 27,380 27,0 0,0">
          <text:p/>
        </draw:polygon>
        <draw:polygon draw:style-name="gr29" draw:text-style-name="P7" draw:layer="layout" svg:width="0.026cm" svg:height="0.379cm" svg:x="20.99cm" svg:y="2.73cm" svg:viewBox="0 0 27 380" draw:points="0,380 27,380 27,0 0,0">
          <text:p/>
        </draw:polygon>
        <draw:polygon draw:style-name="gr30" draw:text-style-name="P8" draw:layer="layout" svg:width="0.026cm" svg:height="0.379cm" svg:x="21.016cm" svg:y="2.73cm" svg:viewBox="0 0 27 380" draw:points="0,380 27,380 27,0 0,0">
          <text:p/>
        </draw:polygon>
        <draw:polygon draw:style-name="gr30" draw:text-style-name="P8" draw:layer="layout" svg:width="0.026cm" svg:height="0.379cm" svg:x="21.043cm" svg:y="2.73cm" svg:viewBox="0 0 27 380" draw:points="0,380 27,380 27,0 0,0">
          <text:p/>
        </draw:polygon>
        <draw:polygon draw:style-name="gr31" draw:text-style-name="P9" draw:layer="layout" svg:width="0.026cm" svg:height="0.379cm" svg:x="21.069cm" svg:y="2.73cm" svg:viewBox="0 0 27 380" draw:points="0,380 27,380 27,0 0,0">
          <text:p/>
        </draw:polygon>
        <draw:polygon draw:style-name="gr31" draw:text-style-name="P9" draw:layer="layout" svg:width="0.026cm" svg:height="0.379cm" svg:x="21.096cm" svg:y="2.73cm" svg:viewBox="0 0 27 380" draw:points="0,380 27,380 27,0 0,0">
          <text:p/>
        </draw:polygon>
        <draw:polygon draw:style-name="gr30" draw:text-style-name="P8" draw:layer="layout" svg:width="0.027cm" svg:height="0.379cm" svg:x="21.121cm" svg:y="2.73cm" svg:viewBox="0 0 28 380" draw:points="0,380 28,380 28,0 0,0">
          <text:p/>
        </draw:polygon>
        <draw:polygon draw:style-name="gr31" draw:text-style-name="P9" draw:layer="layout" svg:width="0.026cm" svg:height="0.379cm" svg:x="21.148cm" svg:y="2.73cm" svg:viewBox="0 0 27 380" draw:points="0,380 27,380 27,0 0,0">
          <text:p/>
        </draw:polygon>
        <draw:polygon draw:style-name="gr31" draw:text-style-name="P9" draw:layer="layout" svg:width="0.026cm" svg:height="0.379cm" svg:x="21.174cm" svg:y="2.73cm" svg:viewBox="0 0 27 380" draw:points="0,380 27,380 27,0 0,0">
          <text:p/>
        </draw:polygon>
        <draw:polygon draw:style-name="gr29" draw:text-style-name="P7" draw:layer="layout" svg:width="0.027cm" svg:height="0.379cm" svg:x="21.2cm" svg:y="2.73cm" svg:viewBox="0 0 28 380" draw:points="0,380 28,380 28,0 0,0">
          <text:p/>
        </draw:polygon>
        <draw:polygon draw:style-name="gr31" draw:text-style-name="P9" draw:layer="layout" svg:width="0.026cm" svg:height="0.379cm" svg:x="21.227cm" svg:y="2.73cm" svg:viewBox="0 0 27 380" draw:points="0,380 27,380 27,0 0,0">
          <text:p/>
        </draw:polygon>
        <draw:polygon draw:style-name="gr29" draw:text-style-name="P7" draw:layer="layout" svg:width="0.026cm" svg:height="0.379cm" svg:x="21.253cm" svg:y="2.73cm" svg:viewBox="0 0 27 380" draw:points="0,380 27,380 27,0 0,0">
          <text:p/>
        </draw:polygon>
        <draw:polygon draw:style-name="gr30" draw:text-style-name="P8" draw:layer="layout" svg:width="0.026cm" svg:height="0.379cm" svg:x="21.279cm" svg:y="2.73cm" svg:viewBox="0 0 27 380" draw:points="0,380 27,380 27,0 0,0">
          <text:p/>
        </draw:polygon>
        <draw:polygon draw:style-name="gr31" draw:text-style-name="P9" draw:layer="layout" svg:width="0.026cm" svg:height="0.379cm" svg:x="21.305cm" svg:y="2.73cm" svg:viewBox="0 0 27 380" draw:points="0,380 27,380 27,0 0,0">
          <text:p/>
        </draw:polygon>
        <draw:polygon draw:style-name="gr30" draw:text-style-name="P8" draw:layer="layout" svg:width="0.026cm" svg:height="0.379cm" svg:x="21.332cm" svg:y="2.73cm" svg:viewBox="0 0 27 380" draw:points="0,380 27,380 27,0 0,0">
          <text:p/>
        </draw:polygon>
        <draw:polygon draw:style-name="gr30" draw:text-style-name="P8" draw:layer="layout" svg:width="0.026cm" svg:height="0.379cm" svg:x="21.358cm" svg:y="2.73cm" svg:viewBox="0 0 27 380" draw:points="0,380 27,380 27,0 0,0">
          <text:p/>
        </draw:polygon>
        <draw:polygon draw:style-name="gr31" draw:text-style-name="P9" draw:layer="layout" svg:width="0.026cm" svg:height="0.379cm" svg:x="21.384cm" svg:y="2.73cm" svg:viewBox="0 0 27 380" draw:points="0,380 27,380 27,0 0,0">
          <text:p/>
        </draw:polygon>
        <draw:polygon draw:style-name="gr32" draw:text-style-name="P10" draw:layer="layout" svg:width="0.026cm" svg:height="0.379cm" svg:x="21.41cm" svg:y="2.73cm" svg:viewBox="0 0 27 380" draw:points="0,380 27,380 27,0 0,0">
          <text:p/>
        </draw:polygon>
        <draw:polygon draw:style-name="gr31" draw:text-style-name="P9" draw:layer="layout" svg:width="0.026cm" svg:height="0.379cm" svg:x="21.437cm" svg:y="2.73cm" svg:viewBox="0 0 27 380" draw:points="0,380 27,380 27,0 0,0">
          <text:p/>
        </draw:polygon>
        <draw:polygon draw:style-name="gr30" draw:text-style-name="P8" draw:layer="layout" svg:width="0.026cm" svg:height="0.379cm" svg:x="21.463cm" svg:y="2.73cm" svg:viewBox="0 0 27 380" draw:points="0,380 27,380 27,0 0,0">
          <text:p/>
        </draw:polygon>
        <draw:polygon draw:style-name="gr32" draw:text-style-name="P10" draw:layer="layout" svg:width="0.026cm" svg:height="0.379cm" svg:x="21.489cm" svg:y="2.73cm" svg:viewBox="0 0 27 380" draw:points="0,380 27,380 27,0 0,0">
          <text:p/>
        </draw:polygon>
        <draw:polygon draw:style-name="gr31" draw:text-style-name="P9" draw:layer="layout" svg:width="0.027cm" svg:height="0.379cm" svg:x="21.516cm" svg:y="2.73cm" svg:viewBox="0 0 28 380" draw:points="0,380 28,380 28,0 0,0">
          <text:p/>
        </draw:polygon>
        <draw:polygon draw:style-name="gr30" draw:text-style-name="P8" draw:layer="layout" svg:width="0.026cm" svg:height="0.379cm" svg:x="21.543cm" svg:y="2.73cm" svg:viewBox="0 0 27 380" draw:points="0,380 27,380 27,0 0,0">
          <text:p/>
        </draw:polygon>
        <draw:polygon draw:style-name="gr31" draw:text-style-name="P9" draw:layer="layout" svg:width="0.026cm" svg:height="0.379cm" svg:x="21.568cm" svg:y="2.73cm" svg:viewBox="0 0 27 380" draw:points="0,380 27,380 27,0 0,0">
          <text:p/>
        </draw:polygon>
        <draw:polygon draw:style-name="gr31" draw:text-style-name="P9" draw:layer="layout" svg:width="0.026cm" svg:height="0.379cm" svg:x="21.595cm" svg:y="2.73cm" svg:viewBox="0 0 27 380" draw:points="0,380 27,380 27,0 0,0">
          <text:p/>
        </draw:polygon>
        <draw:polygon draw:style-name="gr31" draw:text-style-name="P9" draw:layer="layout" svg:width="0.026cm" svg:height="0.379cm" svg:x="21.621cm" svg:y="2.73cm" svg:viewBox="0 0 27 380" draw:points="0,380 27,380 27,0 0,0">
          <text:p/>
        </draw:polygon>
        <draw:polygon draw:style-name="gr30" draw:text-style-name="P8" draw:layer="layout" svg:width="0.026cm" svg:height="0.379cm" svg:x="21.647cm" svg:y="2.73cm" svg:viewBox="0 0 27 380" draw:points="0,380 27,380 27,0 0,0">
          <text:p/>
        </draw:polygon>
        <draw:polygon draw:style-name="gr32" draw:text-style-name="P10" draw:layer="layout" svg:width="0.026cm" svg:height="0.379cm" svg:x="21.673cm" svg:y="2.73cm" svg:viewBox="0 0 27 380" draw:points="0,380 27,380 27,0 0,0">
          <text:p/>
        </draw:polygon>
        <draw:polygon draw:style-name="gr30" draw:text-style-name="P8" draw:layer="layout" svg:width="0.026cm" svg:height="0.379cm" svg:x="21.7cm" svg:y="2.73cm" svg:viewBox="0 0 27 380" draw:points="0,380 27,380 27,0 0,0">
          <text:p/>
        </draw:polygon>
        <draw:polygon draw:style-name="gr30" draw:text-style-name="P8" draw:layer="layout" svg:width="0.026cm" svg:height="0.379cm" svg:x="21.726cm" svg:y="2.73cm" svg:viewBox="0 0 27 380" draw:points="0,380 27,380 27,0 0,0">
          <text:p/>
        </draw:polygon>
        <draw:polygon draw:style-name="gr30" draw:text-style-name="P8" draw:layer="layout" svg:width="0.026cm" svg:height="0.379cm" svg:x="21.752cm" svg:y="2.73cm" svg:viewBox="0 0 27 380" draw:points="0,380 27,380 27,0 0,0">
          <text:p/>
        </draw:polygon>
        <draw:polygon draw:style-name="gr31" draw:text-style-name="P9" draw:layer="layout" svg:width="0.027cm" svg:height="0.379cm" svg:x="21.804cm" svg:y="2.73cm" svg:viewBox="0 0 28 380" draw:points="0,380 28,380 28,0 0,0">
          <text:p/>
        </draw:polygon>
        <draw:polygon draw:style-name="gr31" draw:text-style-name="P9" draw:layer="layout" svg:width="0.026cm" svg:height="0.379cm" svg:x="21.831cm" svg:y="2.73cm" svg:viewBox="0 0 27 380" draw:points="0,380 27,380 27,0 0,0">
          <text:p/>
        </draw:polygon>
        <draw:polygon draw:style-name="gr30" draw:text-style-name="P8" draw:layer="layout" svg:width="0.026cm" svg:height="0.379cm" svg:x="21.857cm" svg:y="2.73cm" svg:viewBox="0 0 27 380" draw:points="0,380 27,380 27,0 0,0">
          <text:p/>
        </draw:polygon>
        <draw:polygon draw:style-name="gr31" draw:text-style-name="P9" draw:layer="layout" svg:width="0.027cm" svg:height="0.379cm" svg:x="21.883cm" svg:y="2.73cm" svg:viewBox="0 0 28 380" draw:points="0,380 28,380 28,0 0,0">
          <text:p/>
        </draw:polygon>
        <draw:polygon draw:style-name="gr30" draw:text-style-name="P8" draw:layer="layout" svg:width="0.026cm" svg:height="0.379cm" svg:x="21.91cm" svg:y="2.73cm" svg:viewBox="0 0 27 380" draw:points="0,380 27,380 27,0 0,0">
          <text:p/>
        </draw:polygon>
        <draw:polygon draw:style-name="gr31" draw:text-style-name="P9" draw:layer="layout" svg:width="0.026cm" svg:height="0.379cm" svg:x="21.936cm" svg:y="2.73cm" svg:viewBox="0 0 27 380" draw:points="0,380 27,380 27,0 0,0">
          <text:p/>
        </draw:polygon>
        <draw:polygon draw:style-name="gr30" draw:text-style-name="P8" draw:layer="layout" svg:width="0.026cm" svg:height="0.379cm" svg:x="21.963cm" svg:y="2.73cm" svg:viewBox="0 0 27 380" draw:points="0,380 27,380 27,0 0,0">
          <text:p/>
        </draw:polygon>
        <draw:polygon draw:style-name="gr30" draw:text-style-name="P8" draw:layer="layout" svg:width="0.026cm" svg:height="0.379cm" svg:x="21.989cm" svg:y="2.73cm" svg:viewBox="0 0 27 380" draw:points="0,380 27,380 27,0 0,0">
          <text:p/>
        </draw:polygon>
        <draw:polygon draw:style-name="gr32" draw:text-style-name="P10" draw:layer="layout" svg:width="0.026cm" svg:height="0.379cm" svg:x="22.015cm" svg:y="2.73cm" svg:viewBox="0 0 27 380" draw:points="0,380 27,380 27,0 0,0">
          <text:p/>
        </draw:polygon>
        <draw:polygon draw:style-name="gr32" draw:text-style-name="P10" draw:layer="layout" svg:width="0.026cm" svg:height="0.379cm" svg:x="22.041cm" svg:y="2.73cm" svg:viewBox="0 0 27 380" draw:points="0,380 27,380 27,0 0,0">
          <text:p/>
        </draw:polygon>
        <draw:polygon draw:style-name="gr30" draw:text-style-name="P8" draw:layer="layout" svg:width="0.026cm" svg:height="0.379cm" svg:x="22.067cm" svg:y="2.73cm" svg:viewBox="0 0 27 380" draw:points="0,380 27,380 27,0 0,0">
          <text:p/>
        </draw:polygon>
        <draw:polygon draw:style-name="gr30" draw:text-style-name="P8" draw:layer="layout" svg:width="0.026cm" svg:height="0.379cm" svg:x="22.094cm" svg:y="2.73cm" svg:viewBox="0 0 27 380" draw:points="0,380 27,380 27,0 0,0">
          <text:p/>
        </draw:polygon>
        <draw:polygon draw:style-name="gr29" draw:text-style-name="P7" draw:layer="layout" svg:width="0.026cm" svg:height="0.379cm" svg:x="22.12cm" svg:y="2.73cm" svg:viewBox="0 0 27 380" draw:points="0,380 27,380 27,0 0,0">
          <text:p/>
        </draw:polygon>
        <draw:polygon draw:style-name="gr30" draw:text-style-name="P8" draw:layer="layout" svg:width="0.026cm" svg:height="0.379cm" svg:x="22.146cm" svg:y="2.73cm" svg:viewBox="0 0 27 380" draw:points="0,380 27,380 27,0 0,0">
          <text:p/>
        </draw:polygon>
        <draw:polygon draw:style-name="gr29" draw:text-style-name="P7" draw:layer="layout" svg:width="0.026cm" svg:height="0.379cm" svg:x="22.172cm" svg:y="2.73cm" svg:viewBox="0 0 27 380" draw:points="0,380 27,380 27,0 0,0">
          <text:p/>
        </draw:polygon>
        <draw:polygon draw:style-name="gr30" draw:text-style-name="P8" draw:layer="layout" svg:width="0.026cm" svg:height="0.379cm" svg:x="22.199cm" svg:y="2.73cm" svg:viewBox="0 0 27 380" draw:points="0,380 27,380 27,0 0,0">
          <text:p/>
        </draw:polygon>
        <draw:polygon draw:style-name="gr30" draw:text-style-name="P8" draw:layer="layout" svg:width="0.026cm" svg:height="0.379cm" svg:x="22.225cm" svg:y="2.73cm" svg:viewBox="0 0 27 380" draw:points="0,380 27,380 27,0 0,0">
          <text:p/>
        </draw:polygon>
        <draw:polygon draw:style-name="gr29" draw:text-style-name="P7" draw:layer="layout" svg:width="0.026cm" svg:height="0.379cm" svg:x="22.251cm" svg:y="2.73cm" svg:viewBox="0 0 27 380" draw:points="0,380 27,380 27,0 0,0">
          <text:p/>
        </draw:polygon>
        <draw:polygon draw:style-name="gr29" draw:text-style-name="P7" draw:layer="layout" svg:width="0.027cm" svg:height="0.379cm" svg:x="22.277cm" svg:y="2.73cm" svg:viewBox="0 0 28 380" draw:points="0,380 28,380 28,0 0,0">
          <text:p/>
        </draw:polygon>
        <draw:polygon draw:style-name="gr29" draw:text-style-name="P7" draw:layer="layout" svg:width="0.026cm" svg:height="0.379cm" svg:x="22.304cm" svg:y="2.73cm" svg:viewBox="0 0 27 380" draw:points="0,380 27,380 27,0 0,0">
          <text:p/>
        </draw:polygon>
        <draw:polygon draw:style-name="gr30" draw:text-style-name="P8" draw:layer="layout" svg:width="0.026cm" svg:height="0.379cm" svg:x="22.33cm" svg:y="2.73cm" svg:viewBox="0 0 27 380" draw:points="0,380 27,380 27,0 0,0">
          <text:p/>
        </draw:polygon>
        <draw:polygon draw:style-name="gr30" draw:text-style-name="P8" draw:layer="layout" svg:width="0.026cm" svg:height="0.379cm" svg:x="22.356cm" svg:y="2.73cm" svg:viewBox="0 0 27 380" draw:points="0,380 27,380 27,0 0,0">
          <text:p/>
        </draw:polygon>
        <draw:polygon draw:style-name="gr30" draw:text-style-name="P8" draw:layer="layout" svg:width="0.026cm" svg:height="0.379cm" svg:x="22.383cm" svg:y="2.73cm" svg:viewBox="0 0 27 380" draw:points="0,380 27,380 27,0 0,0">
          <text:p/>
        </draw:polygon>
        <draw:polygon draw:style-name="gr30" draw:text-style-name="P8" draw:layer="layout" svg:width="0.026cm" svg:height="0.379cm" svg:x="22.409cm" svg:y="2.73cm" svg:viewBox="0 0 27 380" draw:points="0,380 27,380 27,0 0,0">
          <text:p/>
        </draw:polygon>
        <draw:polygon draw:style-name="gr32" draw:text-style-name="P10" draw:layer="layout" svg:width="0.026cm" svg:height="0.379cm" svg:x="22.435cm" svg:y="2.73cm" svg:viewBox="0 0 27 380" draw:points="0,380 27,380 27,0 0,0">
          <text:p/>
        </draw:polygon>
        <draw:polygon draw:style-name="gr31" draw:text-style-name="P9" draw:layer="layout" svg:width="0.026cm" svg:height="0.379cm" svg:x="22.461cm" svg:y="2.73cm" svg:viewBox="0 0 27 380" draw:points="0,380 27,380 27,0 0,0">
          <text:p/>
        </draw:polygon>
        <draw:polygon draw:style-name="gr32" draw:text-style-name="P10" draw:layer="layout" svg:width="0.026cm" svg:height="0.379cm" svg:x="22.488cm" svg:y="2.73cm" svg:viewBox="0 0 27 380" draw:points="0,380 27,380 27,0 0,0">
          <text:p/>
        </draw:polygon>
        <draw:polygon draw:style-name="gr31" draw:text-style-name="P9" draw:layer="layout" svg:width="0.026cm" svg:height="0.379cm" svg:x="22.514cm" svg:y="2.73cm" svg:viewBox="0 0 27 380" draw:points="0,380 27,380 27,0 0,0">
          <text:p/>
        </draw:polygon>
        <draw:polygon draw:style-name="gr29" draw:text-style-name="P7" draw:layer="layout" svg:width="0.026cm" svg:height="0.379cm" svg:x="22.54cm" svg:y="2.73cm" svg:viewBox="0 0 27 380" draw:points="0,380 27,380 27,0 0,0">
          <text:p/>
        </draw:polygon>
        <draw:polygon draw:style-name="gr29" draw:text-style-name="P7" draw:layer="layout" svg:width="0.027cm" svg:height="0.379cm" svg:x="22.566cm" svg:y="2.73cm" svg:viewBox="0 0 28 380" draw:points="0,380 28,380 28,0 0,0">
          <text:p/>
        </draw:polygon>
        <draw:polygon draw:style-name="gr30" draw:text-style-name="P8" draw:layer="layout" svg:width="0.026cm" svg:height="0.379cm" svg:x="22.593cm" svg:y="2.73cm" svg:viewBox="0 0 27 380" draw:points="0,380 27,380 27,0 0,0">
          <text:p/>
        </draw:polygon>
        <draw:polygon draw:style-name="gr30" draw:text-style-name="P8" draw:layer="layout" svg:width="0.026cm" svg:height="0.379cm" svg:x="22.619cm" svg:y="2.73cm" svg:viewBox="0 0 27 380" draw:points="0,380 27,380 27,0 0,0">
          <text:p/>
        </draw:polygon>
        <draw:polygon draw:style-name="gr32" draw:text-style-name="P10" draw:layer="layout" svg:width="0.027cm" svg:height="0.379cm" svg:x="22.645cm" svg:y="2.73cm" svg:viewBox="0 0 28 380" draw:points="0,380 28,380 28,0 0,0">
          <text:p/>
        </draw:polygon>
        <draw:polygon draw:style-name="gr32" draw:text-style-name="P10" draw:layer="layout" svg:width="0.026cm" svg:height="0.379cm" svg:x="22.672cm" svg:y="2.73cm" svg:viewBox="0 0 27 380" draw:points="0,380 27,380 27,0 0,0">
          <text:p/>
        </draw:polygon>
        <draw:polygon draw:style-name="gr32" draw:text-style-name="P10" draw:layer="layout" svg:width="0.026cm" svg:height="0.379cm" svg:x="22.698cm" svg:y="2.73cm" svg:viewBox="0 0 27 380" draw:points="0,380 27,380 27,0 0,0">
          <text:p/>
        </draw:polygon>
        <draw:polygon draw:style-name="gr31" draw:text-style-name="P9" draw:layer="layout" svg:width="0.026cm" svg:height="0.379cm" svg:x="22.724cm" svg:y="2.73cm" svg:viewBox="0 0 27 380" draw:points="0,380 27,380 27,0 0,0">
          <text:p/>
        </draw:polygon>
        <draw:polygon draw:style-name="gr31" draw:text-style-name="P9" draw:layer="layout" svg:width="0.026cm" svg:height="0.379cm" svg:x="22.75cm" svg:y="2.73cm" svg:viewBox="0 0 27 380" draw:points="0,380 27,380 27,0 0,0">
          <text:p/>
        </draw:polygon>
        <draw:polygon draw:style-name="gr31" draw:text-style-name="P9" draw:layer="layout" svg:width="0.026cm" svg:height="0.379cm" svg:x="22.777cm" svg:y="2.73cm" svg:viewBox="0 0 27 380" draw:points="0,380 27,380 27,0 0,0">
          <text:p/>
        </draw:polygon>
        <draw:polygon draw:style-name="gr29" draw:text-style-name="P7" draw:layer="layout" svg:width="0.026cm" svg:height="0.379cm" svg:x="22.803cm" svg:y="2.73cm" svg:viewBox="0 0 27 380" draw:points="0,380 27,380 27,0 0,0">
          <text:p/>
        </draw:polygon>
        <draw:polygon draw:style-name="gr31" draw:text-style-name="P9" draw:layer="layout" svg:width="0.026cm" svg:height="0.379cm" svg:x="22.829cm" svg:y="2.73cm" svg:viewBox="0 0 27 380" draw:points="0,380 27,380 27,0 0,0">
          <text:p/>
        </draw:polygon>
        <draw:polygon draw:style-name="gr31" draw:text-style-name="P9" draw:layer="layout" svg:width="0.026cm" svg:height="0.379cm" svg:x="22.855cm" svg:y="2.73cm" svg:viewBox="0 0 27 380" draw:points="0,380 27,380 27,0 0,0">
          <text:p/>
        </draw:polygon>
        <draw:polygon draw:style-name="gr31" draw:text-style-name="P9" draw:layer="layout" svg:width="0.026cm" svg:height="0.379cm" svg:x="22.882cm" svg:y="2.73cm" svg:viewBox="0 0 27 380" draw:points="0,380 27,380 27,0 0,0">
          <text:p/>
        </draw:polygon>
        <draw:polygon draw:style-name="gr30" draw:text-style-name="P8" draw:layer="layout" svg:width="0.026cm" svg:height="0.379cm" svg:x="23.223cm" svg:y="2.73cm" svg:viewBox="0 0 27 380" draw:points="0,380 27,380 27,0 0,0">
          <text:p/>
        </draw:polygon>
        <draw:polygon draw:style-name="gr32" draw:text-style-name="P10" draw:layer="layout" svg:width="0.026cm" svg:height="0.379cm" svg:x="23.249cm" svg:y="2.73cm" svg:viewBox="0 0 27 380" draw:points="0,380 27,380 27,0 0,0">
          <text:p/>
        </draw:polygon>
        <draw:polygon draw:style-name="gr30" draw:text-style-name="P8" draw:layer="layout" svg:width="0.026cm" svg:height="0.379cm" svg:x="23.276cm" svg:y="2.73cm" svg:viewBox="0 0 27 380" draw:points="0,380 27,380 27,0 0,0">
          <text:p/>
        </draw:polygon>
        <draw:polygon draw:style-name="gr31" draw:text-style-name="P9" draw:layer="layout" svg:width="0.026cm" svg:height="0.379cm" svg:x="23.302cm" svg:y="2.73cm" svg:viewBox="0 0 27 380" draw:points="0,380 27,380 27,0 0,0">
          <text:p/>
        </draw:polygon>
        <draw:polygon draw:style-name="gr29" draw:text-style-name="P7" draw:layer="layout" svg:width="0.027cm" svg:height="0.379cm" svg:x="23.328cm" svg:y="2.73cm" svg:viewBox="0 0 28 380" draw:points="0,380 28,380 28,0 0,0">
          <text:p/>
        </draw:polygon>
        <draw:polygon draw:style-name="gr31" draw:text-style-name="P9" draw:layer="layout" svg:width="0.026cm" svg:height="0.379cm" svg:x="23.355cm" svg:y="2.73cm" svg:viewBox="0 0 27 380" draw:points="0,380 27,380 27,0 0,0">
          <text:p/>
        </draw:polygon>
        <draw:polygon draw:style-name="gr29" draw:text-style-name="P7" draw:layer="layout" svg:width="0.026cm" svg:height="0.379cm" svg:x="23.381cm" svg:y="2.73cm" svg:viewBox="0 0 27 380" draw:points="0,380 27,380 27,0 0,0">
          <text:p/>
        </draw:polygon>
        <draw:polygon draw:style-name="gr31" draw:text-style-name="P9" draw:layer="layout" svg:width="0.026cm" svg:height="0.379cm" svg:x="23.407cm" svg:y="2.73cm" svg:viewBox="0 0 27 380" draw:points="0,380 27,380 27,0 0,0">
          <text:p/>
        </draw:polygon>
        <draw:polygon draw:style-name="gr31" draw:text-style-name="P9" draw:layer="layout" svg:width="0.026cm" svg:height="0.379cm" svg:x="23.434cm" svg:y="2.73cm" svg:viewBox="0 0 27 380" draw:points="0,380 27,380 27,0 0,0">
          <text:p/>
        </draw:polygon>
        <draw:polygon draw:style-name="gr31" draw:text-style-name="P9" draw:layer="layout" svg:width="0.026cm" svg:height="0.379cm" svg:x="23.46cm" svg:y="2.73cm" svg:viewBox="0 0 27 380" draw:points="0,380 27,380 27,0 0,0">
          <text:p/>
        </draw:polygon>
        <draw:polygon draw:style-name="gr30" draw:text-style-name="P8" draw:layer="layout" svg:width="0.026cm" svg:height="0.379cm" svg:x="23.486cm" svg:y="2.73cm" svg:viewBox="0 0 27 380" draw:points="0,380 27,380 27,0 0,0">
          <text:p/>
        </draw:polygon>
        <draw:polygon draw:style-name="gr30" draw:text-style-name="P8" draw:layer="layout" svg:width="0.026cm" svg:height="0.379cm" svg:x="23.512cm" svg:y="2.73cm" svg:viewBox="0 0 27 380" draw:points="0,380 27,380 27,0 0,0">
          <text:p/>
        </draw:polygon>
        <draw:polygon draw:style-name="gr31" draw:text-style-name="P9" draw:layer="layout" svg:width="0.026cm" svg:height="0.379cm" svg:x="23.539cm" svg:y="2.73cm" svg:viewBox="0 0 27 380" draw:points="0,380 27,380 27,0 0,0">
          <text:p/>
        </draw:polygon>
        <draw:polygon draw:style-name="gr32" draw:text-style-name="P10" draw:layer="layout" svg:width="0.026cm" svg:height="0.379cm" svg:x="23.565cm" svg:y="2.73cm" svg:viewBox="0 0 27 380" draw:points="0,380 27,380 27,0 0,0">
          <text:p/>
        </draw:polygon>
        <draw:polygon draw:style-name="gr30" draw:text-style-name="P8" draw:layer="layout" svg:width="0.026cm" svg:height="0.379cm" svg:x="23.591cm" svg:y="2.73cm" svg:viewBox="0 0 27 380" draw:points="0,380 27,380 27,0 0,0">
          <text:p/>
        </draw:polygon>
        <draw:polygon draw:style-name="gr30" draw:text-style-name="P8" draw:layer="layout" svg:width="0.026cm" svg:height="0.379cm" svg:x="23.617cm" svg:y="2.73cm" svg:viewBox="0 0 27 380" draw:points="0,380 27,380 27,0 0,0">
          <text:p/>
        </draw:polygon>
        <draw:polygon draw:style-name="gr30" draw:text-style-name="P8" draw:layer="layout" svg:width="0.027cm" svg:height="0.379cm" svg:x="23.644cm" svg:y="2.73cm" svg:viewBox="0 0 28 380" draw:points="0,380 28,380 28,0 0,0">
          <text:p/>
        </draw:polygon>
        <draw:polygon draw:style-name="gr30" draw:text-style-name="P8" draw:layer="layout" svg:width="0.026cm" svg:height="0.379cm" svg:x="23.671cm" svg:y="2.73cm" svg:viewBox="0 0 27 380" draw:points="0,380 27,380 27,0 0,0">
          <text:p/>
        </draw:polygon>
        <draw:polygon draw:style-name="gr32" draw:text-style-name="P10" draw:layer="layout" svg:width="0.026cm" svg:height="0.379cm" svg:x="23.696cm" svg:y="2.73cm" svg:viewBox="0 0 27 380" draw:points="0,380 27,380 27,0 0,0">
          <text:p/>
        </draw:polygon>
        <draw:polygon draw:style-name="gr32" draw:text-style-name="P10" draw:layer="layout" svg:width="0.027cm" svg:height="0.379cm" svg:x="23.722cm" svg:y="2.73cm" svg:viewBox="0 0 28 380" draw:points="0,380 28,380 28,0 0,0">
          <text:p/>
        </draw:polygon>
        <draw:polygon draw:style-name="gr32" draw:text-style-name="P10" draw:layer="layout" svg:width="0.026cm" svg:height="0.379cm" svg:x="23.749cm" svg:y="2.73cm" svg:viewBox="0 0 27 380" draw:points="0,380 27,380 27,0 0,0">
          <text:p/>
        </draw:polygon>
        <draw:polygon draw:style-name="gr29" draw:text-style-name="P7" draw:layer="layout" svg:width="0.026cm" svg:height="0.379cm" svg:x="23.775cm" svg:y="2.73cm" svg:viewBox="0 0 27 380" draw:points="0,380 27,380 27,0 0,0">
          <text:p/>
        </draw:polygon>
        <draw:polygon draw:style-name="gr30" draw:text-style-name="P8" draw:layer="layout" svg:width="0.026cm" svg:height="0.379cm" svg:x="23.801cm" svg:y="2.73cm" svg:viewBox="0 0 27 380" draw:points="0,380 27,380 27,0 0,0">
          <text:p/>
        </draw:polygon>
        <draw:polygon draw:style-name="gr29" draw:text-style-name="P7" draw:layer="layout" svg:width="0.026cm" svg:height="0.379cm" svg:x="23.828cm" svg:y="2.73cm" svg:viewBox="0 0 27 380" draw:points="0,380 27,380 27,0 0,0">
          <text:p/>
        </draw:polygon>
        <draw:polygon draw:style-name="gr29" draw:text-style-name="P7" draw:layer="layout" svg:width="0.026cm" svg:height="0.379cm" svg:x="23.854cm" svg:y="2.73cm" svg:viewBox="0 0 27 380" draw:points="0,380 27,380 27,0 0,0">
          <text:p/>
        </draw:polygon>
        <draw:polygon draw:style-name="gr29" draw:text-style-name="P7" draw:layer="layout" svg:width="0.026cm" svg:height="0.379cm" svg:x="23.88cm" svg:y="2.73cm" svg:viewBox="0 0 27 380" draw:points="0,380 27,380 27,0 0,0">
          <text:p/>
        </draw:polygon>
        <draw:polygon draw:style-name="gr30" draw:text-style-name="P8" draw:layer="layout" svg:width="0.026cm" svg:height="0.379cm" svg:x="23.906cm" svg:y="2.73cm" svg:viewBox="0 0 27 380" draw:points="0,380 27,380 27,0 0,0">
          <text:p/>
        </draw:polygon>
        <draw:polygon draw:style-name="gr32" draw:text-style-name="P10" draw:layer="layout" svg:width="0.026cm" svg:height="0.379cm" svg:x="23.933cm" svg:y="2.73cm" svg:viewBox="0 0 27 380" draw:points="0,380 27,380 27,0 0,0">
          <text:p/>
        </draw:polygon>
        <draw:polygon draw:style-name="gr30" draw:text-style-name="P8" draw:layer="layout" svg:width="0.026cm" svg:height="0.379cm" svg:x="23.959cm" svg:y="2.73cm" svg:viewBox="0 0 27 380" draw:points="0,380 27,380 27,0 0,0">
          <text:p/>
        </draw:polygon>
        <draw:polygon draw:style-name="gr32" draw:text-style-name="P10" draw:layer="layout" svg:width="0.026cm" svg:height="0.379cm" svg:x="23.985cm" svg:y="2.73cm" svg:viewBox="0 0 27 380" draw:points="0,380 27,380 27,0 0,0">
          <text:p/>
        </draw:polygon>
        <draw:polygon draw:style-name="gr32" draw:text-style-name="P10" draw:layer="layout" svg:width="0.026cm" svg:height="0.379cm" svg:x="24.011cm" svg:y="2.73cm" svg:viewBox="0 0 27 380" draw:points="0,380 27,380 27,0 0,0">
          <text:p/>
        </draw:polygon>
        <draw:polygon draw:style-name="gr30" draw:text-style-name="P8" draw:layer="layout" svg:width="0.026cm" svg:height="0.379cm" svg:x="24.038cm" svg:y="2.73cm" svg:viewBox="0 0 27 380" draw:points="0,380 27,380 27,0 0,0">
          <text:p/>
        </draw:polygon>
        <draw:polygon draw:style-name="gr31" draw:text-style-name="P9" draw:layer="layout" svg:width="0.026cm" svg:height="0.379cm" svg:x="24.064cm" svg:y="2.73cm" svg:viewBox="0 0 27 380" draw:points="0,380 27,380 27,0 0,0">
          <text:p/>
        </draw:polygon>
        <draw:polygon draw:style-name="gr32" draw:text-style-name="P10" draw:layer="layout" svg:width="0.026cm" svg:height="0.379cm" svg:x="24.091cm" svg:y="2.73cm" svg:viewBox="0 0 27 380" draw:points="0,380 27,380 27,0 0,0">
          <text:p/>
        </draw:polygon>
        <draw:polygon draw:style-name="gr31" draw:text-style-name="P9" draw:layer="layout" svg:width="0.026cm" svg:height="0.379cm" svg:x="24.117cm" svg:y="2.73cm" svg:viewBox="0 0 27 380" draw:points="0,380 27,380 27,0 0,0">
          <text:p/>
        </draw:polygon>
        <draw:polygon draw:style-name="gr32" draw:text-style-name="P10" draw:layer="layout" svg:width="0.026cm" svg:height="0.379cm" svg:x="24.143cm" svg:y="2.73cm" svg:viewBox="0 0 27 380" draw:points="0,380 27,380 27,0 0,0">
          <text:p/>
        </draw:polygon>
        <draw:polygon draw:style-name="gr30" draw:text-style-name="P8" draw:layer="layout" svg:width="0.026cm" svg:height="0.379cm" svg:x="24.195cm" svg:y="2.73cm" svg:viewBox="0 0 27 380" draw:points="0,380 27,380 27,0 0,0">
          <text:p/>
        </draw:polygon>
        <draw:polygon draw:style-name="gr32" draw:text-style-name="P10" draw:layer="layout" svg:width="0.026cm" svg:height="0.379cm" svg:x="24.222cm" svg:y="2.73cm" svg:viewBox="0 0 27 380" draw:points="0,380 27,380 27,0 0,0">
          <text:p/>
        </draw:polygon>
        <draw:polygon draw:style-name="gr32" draw:text-style-name="P10" draw:layer="layout" svg:width="0.026cm" svg:height="0.379cm" svg:x="24.248cm" svg:y="2.73cm" svg:viewBox="0 0 27 380" draw:points="0,380 27,380 27,0 0,0">
          <text:p/>
        </draw:polygon>
        <draw:polygon draw:style-name="gr32" draw:text-style-name="P10" draw:layer="layout" svg:width="0.026cm" svg:height="0.379cm" svg:x="24.274cm" svg:y="2.73cm" svg:viewBox="0 0 27 380" draw:points="0,380 27,380 27,0 0,0">
          <text:p/>
        </draw:polygon>
        <draw:polygon draw:style-name="gr29" draw:text-style-name="P7" draw:layer="layout" svg:width="0.026cm" svg:height="0.379cm" svg:x="24.3cm" svg:y="2.73cm" svg:viewBox="0 0 27 380" draw:points="0,380 27,380 27,0 0,0">
          <text:p/>
        </draw:polygon>
        <draw:polygon draw:style-name="gr31" draw:text-style-name="P9" draw:layer="layout" svg:width="0.026cm" svg:height="0.379cm" svg:x="24.327cm" svg:y="2.73cm" svg:viewBox="0 0 27 380" draw:points="0,380 27,380 27,0 0,0">
          <text:p/>
        </draw:polygon>
        <draw:polygon draw:style-name="gr29" draw:text-style-name="P7" draw:layer="layout" svg:width="0.026cm" svg:height="0.379cm" svg:x="24.353cm" svg:y="2.73cm" svg:viewBox="0 0 27 380" draw:points="0,380 27,380 27,0 0,0">
          <text:p/>
        </draw:polygon>
        <draw:polygon draw:style-name="gr29" draw:text-style-name="P7" draw:layer="layout" svg:width="0.026cm" svg:height="0.379cm" svg:x="24.379cm" svg:y="2.73cm" svg:viewBox="0 0 27 380" draw:points="0,380 27,380 27,0 0,0">
          <text:p/>
        </draw:polygon>
        <draw:polygon draw:style-name="gr32" draw:text-style-name="P10" draw:layer="layout" svg:width="0.027cm" svg:height="0.379cm" svg:x="24.405cm" svg:y="2.73cm" svg:viewBox="0 0 28 380" draw:points="0,380 28,380 28,0 0,0">
          <text:p/>
        </draw:polygon>
        <draw:polygon draw:style-name="gr31" draw:text-style-name="P9" draw:layer="layout" svg:width="0.026cm" svg:height="0.379cm" svg:x="24.432cm" svg:y="2.73cm" svg:viewBox="0 0 27 380" draw:points="0,380 27,380 27,0 0,0">
          <text:p/>
        </draw:polygon>
        <draw:polygon draw:style-name="gr29" draw:text-style-name="P7" draw:layer="layout" svg:width="0.026cm" svg:height="0.379cm" svg:x="24.458cm" svg:y="2.73cm" svg:viewBox="0 0 27 380" draw:points="0,380 27,380 27,0 0,0">
          <text:p/>
        </draw:polygon>
        <draw:polygon draw:style-name="gr29" draw:text-style-name="P7" draw:layer="layout" svg:width="0.027cm" svg:height="0.379cm" svg:x="24.484cm" svg:y="2.73cm" svg:viewBox="0 0 28 380" draw:points="0,380 28,380 28,0 0,0">
          <text:p/>
        </draw:polygon>
        <draw:polygon draw:style-name="gr30" draw:text-style-name="P8" draw:layer="layout" svg:width="0.026cm" svg:height="0.379cm" svg:x="24.511cm" svg:y="2.73cm" svg:viewBox="0 0 27 380" draw:points="0,380 27,380 27,0 0,0">
          <text:p/>
        </draw:polygon>
        <draw:polygon draw:style-name="gr31" draw:text-style-name="P9" draw:layer="layout" svg:width="0.026cm" svg:height="0.379cm" svg:x="24.537cm" svg:y="2.73cm" svg:viewBox="0 0 27 380" draw:points="0,380 27,380 27,0 0,0">
          <text:p/>
        </draw:polygon>
        <draw:polygon draw:style-name="gr30" draw:text-style-name="P8" draw:layer="layout" svg:width="0.026cm" svg:height="0.379cm" svg:x="24.563cm" svg:y="2.73cm" svg:viewBox="0 0 27 380" draw:points="0,380 27,380 27,0 0,0">
          <text:p/>
        </draw:polygon>
        <draw:polygon draw:style-name="gr31" draw:text-style-name="P9" draw:layer="layout" svg:width="0.026cm" svg:height="0.379cm" svg:x="24.589cm" svg:y="2.73cm" svg:viewBox="0 0 27 380" draw:points="0,380 27,380 27,0 0,0">
          <text:p/>
        </draw:polygon>
        <draw:polygon draw:style-name="gr31" draw:text-style-name="P9" draw:layer="layout" svg:width="0.026cm" svg:height="0.379cm" svg:x="24.616cm" svg:y="2.73cm" svg:viewBox="0 0 27 380" draw:points="0,380 27,380 27,0 0,0">
          <text:p/>
        </draw:polygon>
        <draw:polygon draw:style-name="gr29" draw:text-style-name="P7" draw:layer="layout" svg:width="0.026cm" svg:height="0.379cm" svg:x="24.642cm" svg:y="2.73cm" svg:viewBox="0 0 27 380" draw:points="0,380 27,380 27,0 0,0">
          <text:p/>
        </draw:polygon>
        <draw:polygon draw:style-name="gr30" draw:text-style-name="P8" draw:layer="layout" svg:width="0.026cm" svg:height="0.379cm" svg:x="24.668cm" svg:y="2.73cm" svg:viewBox="0 0 27 380" draw:points="0,380 27,380 27,0 0,0">
          <text:p/>
        </draw:polygon>
        <draw:polygon draw:style-name="gr32" draw:text-style-name="P10" draw:layer="layout" svg:width="0.026cm" svg:height="0.379cm" svg:x="24.694cm" svg:y="2.73cm" svg:viewBox="0 0 27 380" draw:points="0,380 27,380 27,0 0,0">
          <text:p/>
        </draw:polygon>
        <draw:polygon draw:style-name="gr30" draw:text-style-name="P8" draw:layer="layout" svg:width="0.026cm" svg:height="0.379cm" svg:x="24.721cm" svg:y="2.73cm" svg:viewBox="0 0 27 380" draw:points="0,380 27,380 27,0 0,0">
          <text:p/>
        </draw:polygon>
        <draw:polygon draw:style-name="gr32" draw:text-style-name="P10" draw:layer="layout" svg:width="0.026cm" svg:height="0.379cm" svg:x="24.747cm" svg:y="2.73cm" svg:viewBox="0 0 27 380" draw:points="0,380 27,380 27,0 0,0">
          <text:p/>
        </draw:polygon>
        <draw:polygon draw:style-name="gr31" draw:text-style-name="P9" draw:layer="layout" svg:width="0.026cm" svg:height="0.379cm" svg:x="24.773cm" svg:y="2.73cm" svg:viewBox="0 0 27 380" draw:points="0,380 27,380 27,0 0,0">
          <text:p/>
        </draw:polygon>
        <draw:polygon draw:style-name="gr32" draw:text-style-name="P10" draw:layer="layout" svg:width="0.027cm" svg:height="0.379cm" svg:x="24.799cm" svg:y="2.73cm" svg:viewBox="0 0 28 380" draw:points="0,380 28,380 28,0 0,0">
          <text:p/>
        </draw:polygon>
        <draw:polygon draw:style-name="gr31" draw:text-style-name="P9" draw:layer="layout" svg:width="0.026cm" svg:height="0.379cm" svg:x="24.826cm" svg:y="2.73cm" svg:viewBox="0 0 27 380" draw:points="0,380 27,380 27,0 0,0">
          <text:p/>
        </draw:polygon>
        <draw:polygon draw:style-name="gr30" draw:text-style-name="P8" draw:layer="layout" svg:width="0.026cm" svg:height="0.379cm" svg:x="24.852cm" svg:y="2.73cm" svg:viewBox="0 0 27 380" draw:points="0,380 27,380 27,0 0,0">
          <text:p/>
        </draw:polygon>
        <draw:polygon draw:style-name="gr30" draw:text-style-name="P8" draw:layer="layout" svg:width="0.026cm" svg:height="0.379cm" svg:x="24.879cm" svg:y="2.73cm" svg:viewBox="0 0 27 380" draw:points="0,380 27,380 27,0 0,0">
          <text:p/>
        </draw:polygon>
        <draw:polygon draw:style-name="gr31" draw:text-style-name="P9" draw:layer="layout" svg:width="0.026cm" svg:height="0.379cm" svg:x="24.905cm" svg:y="2.73cm" svg:viewBox="0 0 27 380" draw:points="0,380 27,380 27,0 0,0">
          <text:p/>
        </draw:polygon>
        <draw:polygon draw:style-name="gr30" draw:text-style-name="P8" draw:layer="layout" svg:width="0.026cm" svg:height="0.379cm" svg:x="24.931cm" svg:y="2.73cm" svg:viewBox="0 0 27 380" draw:points="0,380 27,380 27,0 0,0">
          <text:p/>
        </draw:polygon>
        <draw:polygon draw:style-name="gr30" draw:text-style-name="P8" draw:layer="layout" svg:width="0.026cm" svg:height="0.379cm" svg:x="24.957cm" svg:y="2.73cm" svg:viewBox="0 0 27 380" draw:points="0,380 27,380 27,0 0,0">
          <text:p/>
        </draw:polygon>
        <draw:polygon draw:style-name="gr32" draw:text-style-name="P10" draw:layer="layout" svg:width="0.026cm" svg:height="0.379cm" svg:x="24.983cm" svg:y="2.73cm" svg:viewBox="0 0 27 380" draw:points="0,380 27,380 27,0 0,0">
          <text:p/>
        </draw:polygon>
        <draw:polygon draw:style-name="gr29" draw:text-style-name="P7" draw:layer="layout" svg:width="0.026cm" svg:height="0.379cm" svg:x="25.01cm" svg:y="2.73cm" svg:viewBox="0 0 27 380" draw:points="0,380 27,380 27,0 0,0">
          <text:p/>
        </draw:polygon>
        <draw:polygon draw:style-name="gr29" draw:text-style-name="P7" draw:layer="layout" svg:width="0.026cm" svg:height="0.379cm" svg:x="25.036cm" svg:y="2.73cm" svg:viewBox="0 0 27 380" draw:points="0,380 27,380 27,0 0,0">
          <text:p/>
        </draw:polygon>
        <draw:polygon draw:style-name="gr29" draw:text-style-name="P7" draw:layer="layout" svg:width="0.026cm" svg:height="0.379cm" svg:x="25.062cm" svg:y="2.73cm" svg:viewBox="0 0 27 380" draw:points="0,380 27,380 27,0 0,0">
          <text:p/>
        </draw:polygon>
        <draw:polygon draw:style-name="gr30" draw:text-style-name="P8" draw:layer="layout" svg:width="0.027cm" svg:height="0.379cm" svg:x="25.088cm" svg:y="2.73cm" svg:viewBox="0 0 28 380" draw:points="0,380 28,380 28,0 0,0">
          <text:p/>
        </draw:polygon>
        <draw:polygon draw:style-name="gr29" draw:text-style-name="P7" draw:layer="layout" svg:width="0.026cm" svg:height="0.379cm" svg:x="25.115cm" svg:y="2.73cm" svg:viewBox="0 0 27 380" draw:points="0,380 27,380 27,0 0,0">
          <text:p/>
        </draw:polygon>
        <draw:polygon draw:style-name="gr32" draw:text-style-name="P10" draw:layer="layout" svg:width="0.026cm" svg:height="0.379cm" svg:x="25.141cm" svg:y="2.73cm" svg:viewBox="0 0 27 380" draw:points="0,380 27,380 27,0 0,0">
          <text:p/>
        </draw:polygon>
        <draw:polygon draw:style-name="gr31" draw:text-style-name="P9" draw:layer="layout" svg:width="0.027cm" svg:height="0.379cm" svg:x="25.167cm" svg:y="2.73cm" svg:viewBox="0 0 28 380" draw:points="0,380 28,380 28,0 0,0">
          <text:p/>
        </draw:polygon>
        <draw:polygon draw:style-name="gr32" draw:text-style-name="P10" draw:layer="layout" svg:width="0.026cm" svg:height="0.379cm" svg:x="25.194cm" svg:y="2.73cm" svg:viewBox="0 0 27 380" draw:points="0,380 27,380 27,0 0,0">
          <text:p/>
        </draw:polygon>
        <draw:polygon draw:style-name="gr29" draw:text-style-name="P7" draw:layer="layout" svg:width="0.026cm" svg:height="0.379cm" svg:x="25.22cm" svg:y="2.73cm" svg:viewBox="0 0 27 380" draw:points="0,380 27,380 27,0 0,0">
          <text:p/>
        </draw:polygon>
        <draw:polygon draw:style-name="gr29" draw:text-style-name="P7" draw:layer="layout" svg:width="0.026cm" svg:height="0.379cm" svg:x="25.246cm" svg:y="2.73cm" svg:viewBox="0 0 27 380" draw:points="0,380 27,380 27,0 0,0">
          <text:p/>
        </draw:polygon>
        <draw:polygon draw:style-name="gr30" draw:text-style-name="P8" draw:layer="layout" svg:width="0.026cm" svg:height="0.379cm" svg:x="25.273cm" svg:y="2.73cm" svg:viewBox="0 0 27 380" draw:points="0,380 27,380 27,0 0,0">
          <text:p/>
        </draw:polygon>
        <draw:polygon draw:style-name="gr29" draw:text-style-name="P7" draw:layer="layout" svg:width="0.026cm" svg:height="0.379cm" svg:x="25.299cm" svg:y="2.73cm" svg:viewBox="0 0 27 380" draw:points="0,380 27,380 27,0 0,0">
          <text:p/>
        </draw:polygon>
        <draw:polygon draw:style-name="gr29" draw:text-style-name="P7" draw:layer="layout" svg:width="0.026cm" svg:height="0.379cm" svg:x="25.325cm" svg:y="2.73cm" svg:viewBox="0 0 27 380" draw:points="0,380 27,380 27,0 0,0">
          <text:p/>
        </draw:polygon>
        <draw:polygon draw:style-name="gr30" draw:text-style-name="P8" draw:layer="layout" svg:width="0.026cm" svg:height="0.379cm" svg:x="25.351cm" svg:y="2.73cm" svg:viewBox="0 0 27 380" draw:points="0,380 27,380 27,0 0,0">
          <text:p/>
        </draw:polygon>
        <draw:polygon draw:style-name="gr32" draw:text-style-name="P10" draw:layer="layout" svg:width="0.026cm" svg:height="0.379cm" svg:x="25.379cm" svg:y="2.73cm" svg:viewBox="0 0 27 380" draw:points="0,380 27,380 27,0 0,0">
          <text:p/>
        </draw:polygon>
        <draw:polygon draw:style-name="gr32" draw:text-style-name="P10" draw:layer="layout" svg:width="0.026cm" svg:height="0.379cm" svg:x="25.404cm" svg:y="2.73cm" svg:viewBox="0 0 27 380" draw:points="0,380 27,380 27,0 0,0">
          <text:p/>
        </draw:polygon>
        <draw:polygon draw:style-name="gr32" draw:text-style-name="P10" draw:layer="layout" svg:width="0.026cm" svg:height="0.379cm" svg:x="25.43cm" svg:y="2.73cm" svg:viewBox="0 0 27 380" draw:points="0,380 27,380 27,0 0,0">
          <text:p/>
        </draw:polygon>
        <draw:polygon draw:style-name="gr30" draw:text-style-name="P8" draw:layer="layout" svg:width="0.026cm" svg:height="0.379cm" svg:x="25.456cm" svg:y="2.73cm" svg:viewBox="0 0 27 380" draw:points="0,380 27,380 27,0 0,0">
          <text:p/>
        </draw:polygon>
        <draw:polygon draw:style-name="gr29" draw:text-style-name="P7" draw:layer="layout" svg:width="0.027cm" svg:height="0.379cm" svg:x="25.482cm" svg:y="2.73cm" svg:viewBox="0 0 28 380" draw:points="0,380 28,380 28,0 0,0">
          <text:p/>
        </draw:polygon>
        <draw:polygon draw:style-name="gr29" draw:text-style-name="P7" draw:layer="layout" svg:width="0.026cm" svg:height="0.379cm" svg:x="25.509cm" svg:y="2.73cm" svg:viewBox="0 0 27 380" draw:points="0,380 27,380 27,0 0,0">
          <text:p/>
        </draw:polygon>
        <draw:polygon draw:style-name="gr30" draw:text-style-name="P8" draw:layer="layout" svg:width="0.026cm" svg:height="0.379cm" svg:x="25.535cm" svg:y="2.73cm" svg:viewBox="0 0 27 380" draw:points="0,380 27,380 27,0 0,0">
          <text:p/>
        </draw:polygon>
        <draw:polygon draw:style-name="gr29" draw:text-style-name="P7" draw:layer="layout" svg:width="0.027cm" svg:height="0.379cm" svg:x="25.561cm" svg:y="2.73cm" svg:viewBox="0 0 28 380" draw:points="0,380 28,380 28,0 0,0">
          <text:p/>
        </draw:polygon>
        <draw:polygon draw:style-name="gr29" draw:text-style-name="P7" draw:layer="layout" svg:width="0.026cm" svg:height="0.379cm" svg:x="25.588cm" svg:y="2.73cm" svg:viewBox="0 0 27 380" draw:points="0,380 27,380 27,0 0,0">
          <text:p/>
        </draw:polygon>
        <draw:polygon draw:style-name="gr30" draw:text-style-name="P8" draw:layer="layout" svg:width="0.026cm" svg:height="0.379cm" svg:x="25.614cm" svg:y="2.73cm" svg:viewBox="0 0 27 380" draw:points="0,380 27,380 27,0 0,0">
          <text:p/>
        </draw:polygon>
        <draw:polygon draw:style-name="gr31" draw:text-style-name="P9" draw:layer="layout" svg:width="0.026cm" svg:height="0.379cm" svg:x="25.64cm" svg:y="2.73cm" svg:viewBox="0 0 27 380" draw:points="0,380 27,380 27,0 0,0">
          <text:p/>
        </draw:polygon>
        <draw:polygon draw:style-name="gr31" draw:text-style-name="P9" draw:layer="layout" svg:width="0.026cm" svg:height="0.379cm" svg:x="25.667cm" svg:y="2.73cm" svg:viewBox="0 0 27 380" draw:points="0,380 27,380 27,0 0,0">
          <text:p/>
        </draw:polygon>
        <draw:polygon draw:style-name="gr29" draw:text-style-name="P7" draw:layer="layout" svg:width="0.026cm" svg:height="0.379cm" svg:x="25.693cm" svg:y="2.73cm" svg:viewBox="0 0 27 380" draw:points="0,380 27,380 27,0 0,0">
          <text:p/>
        </draw:polygon>
        <draw:polygon draw:style-name="gr32" draw:text-style-name="P10" draw:layer="layout" svg:width="0.026cm" svg:height="0.379cm" svg:x="25.719cm" svg:y="2.73cm" svg:viewBox="0 0 27 380" draw:points="0,380 27,380 27,0 0,0">
          <text:p/>
        </draw:polygon>
        <draw:polygon draw:style-name="gr30" draw:text-style-name="P8" draw:layer="layout" svg:width="0.026cm" svg:height="0.379cm" svg:x="25.745cm" svg:y="2.73cm" svg:viewBox="0 0 27 380" draw:points="0,380 27,380 27,0 0,0">
          <text:p/>
        </draw:polygon>
        <draw:polygon draw:style-name="gr32" draw:text-style-name="P10" draw:layer="layout" svg:width="0.026cm" svg:height="0.379cm" svg:x="25.772cm" svg:y="2.73cm" svg:viewBox="0 0 27 380" draw:points="0,380 27,380 27,0 0,0">
          <text:p/>
        </draw:polygon>
        <draw:polygon draw:style-name="gr30" draw:text-style-name="P8" draw:layer="layout" svg:width="0.026cm" svg:height="0.379cm" svg:x="25.798cm" svg:y="2.73cm" svg:viewBox="0 0 27 380" draw:points="0,380 27,380 27,0 0,0">
          <text:p/>
        </draw:polygon>
        <draw:polygon draw:style-name="gr32" draw:text-style-name="P10" draw:layer="layout" svg:width="0.026cm" svg:height="0.379cm" svg:x="25.824cm" svg:y="2.73cm" svg:viewBox="0 0 27 380" draw:points="0,380 27,380 27,0 0,0">
          <text:p/>
        </draw:polygon>
        <draw:polygon draw:style-name="gr32" draw:text-style-name="P10" draw:layer="layout" svg:width="0.027cm" svg:height="0.379cm" svg:x="25.85cm" svg:y="2.73cm" svg:viewBox="0 0 28 380" draw:points="0,380 28,380 28,0 0,0">
          <text:p/>
        </draw:polygon>
        <draw:polygon draw:style-name="gr31" draw:text-style-name="P9" draw:layer="layout" svg:width="0.026cm" svg:height="0.379cm" svg:x="25.877cm" svg:y="2.73cm" svg:viewBox="0 0 27 380" draw:points="0,380 27,380 27,0 0,0">
          <text:p/>
        </draw:polygon>
        <draw:polygon draw:style-name="gr31" draw:text-style-name="P9" draw:layer="layout" svg:width="0.026cm" svg:height="0.379cm" svg:x="25.903cm" svg:y="2.73cm" svg:viewBox="0 0 27 380" draw:points="0,380 27,380 27,0 0,0">
          <text:p/>
        </draw:polygon>
        <draw:polygon draw:style-name="gr30" draw:text-style-name="P8" draw:layer="layout" svg:width="0.026cm" svg:height="0.379cm" svg:x="25.929cm" svg:y="2.73cm" svg:viewBox="0 0 27 380" draw:points="0,380 27,380 27,0 0,0">
          <text:p/>
        </draw:polygon>
        <draw:polygon draw:style-name="gr32" draw:text-style-name="P10" draw:layer="layout" svg:width="0.026cm" svg:height="0.379cm" svg:x="25.956cm" svg:y="2.73cm" svg:viewBox="0 0 27 380" draw:points="0,380 27,380 27,0 0,0">
          <text:p/>
        </draw:polygon>
        <draw:polygon draw:style-name="gr30" draw:text-style-name="P8" draw:layer="layout" svg:width="0.026cm" svg:height="0.379cm" svg:x="25.982cm" svg:y="2.73cm" svg:viewBox="0 0 27 380" draw:points="0,380 27,380 27,0 0,0">
          <text:p/>
        </draw:polygon>
        <draw:polygon draw:style-name="gr32" draw:text-style-name="P10" draw:layer="layout" svg:width="0.026cm" svg:height="0.379cm" svg:x="26.008cm" svg:y="2.73cm" svg:viewBox="0 0 27 380" draw:points="0,380 27,380 27,0 0,0">
          <text:p/>
        </draw:polygon>
        <draw:polygon draw:style-name="gr30" draw:text-style-name="P8" draw:layer="layout" svg:width="0.026cm" svg:height="0.379cm" svg:x="26.034cm" svg:y="2.73cm" svg:viewBox="0 0 27 380" draw:points="0,380 27,380 27,0 0,0">
          <text:p/>
        </draw:polygon>
        <draw:polygon draw:style-name="gr31" draw:text-style-name="P9" draw:layer="layout" svg:width="0.026cm" svg:height="0.379cm" svg:x="26.061cm" svg:y="2.73cm" svg:viewBox="0 0 27 380" draw:points="0,380 27,380 27,0 0,0">
          <text:p/>
        </draw:polygon>
        <draw:polygon draw:style-name="gr30" draw:text-style-name="P8" draw:layer="layout" svg:width="0.026cm" svg:height="0.379cm" svg:x="26.087cm" svg:y="2.73cm" svg:viewBox="0 0 27 380" draw:points="0,380 27,380 27,0 0,0">
          <text:p/>
        </draw:polygon>
        <draw:polygon draw:style-name="gr29" draw:text-style-name="P7" draw:layer="layout" svg:width="0.026cm" svg:height="0.379cm" svg:x="26.113cm" svg:y="2.73cm" svg:viewBox="0 0 27 380" draw:points="0,380 27,380 27,0 0,0">
          <text:p/>
        </draw:polygon>
        <draw:polygon draw:style-name="gr32" draw:text-style-name="P10" draw:layer="layout" svg:width="0.026cm" svg:height="0.379cm" svg:x="26.139cm" svg:y="2.73cm" svg:viewBox="0 0 27 380" draw:points="0,380 27,380 27,0 0,0">
          <text:p/>
        </draw:polygon>
        <draw:polygon draw:style-name="gr30" draw:text-style-name="P8" draw:layer="layout" svg:width="0.026cm" svg:height="0.379cm" svg:x="26.166cm" svg:y="2.73cm" svg:viewBox="0 0 27 380" draw:points="0,380 27,380 27,0 0,0">
          <text:p/>
        </draw:polygon>
        <draw:polygon draw:style-name="gr31" draw:text-style-name="P9" draw:layer="layout" svg:width="0.026cm" svg:height="0.379cm" svg:x="26.192cm" svg:y="2.73cm" svg:viewBox="0 0 27 380" draw:points="0,380 27,380 27,0 0,0">
          <text:p/>
        </draw:polygon>
        <draw:polygon draw:style-name="gr29" draw:text-style-name="P7" draw:layer="layout" svg:width="0.026cm" svg:height="0.379cm" svg:x="26.218cm" svg:y="2.73cm" svg:viewBox="0 0 27 380" draw:points="0,380 27,380 27,0 0,0">
          <text:p/>
        </draw:polygon>
        <draw:polygon draw:style-name="gr32" draw:text-style-name="P10" draw:layer="layout" svg:width="0.027cm" svg:height="0.379cm" svg:x="26.244cm" svg:y="2.73cm" svg:viewBox="0 0 28 380" draw:points="0,380 28,380 28,0 0,0">
          <text:p/>
        </draw:polygon>
        <draw:polygon draw:style-name="gr31" draw:text-style-name="P9" draw:layer="layout" svg:width="0.026cm" svg:height="0.379cm" svg:x="26.271cm" svg:y="2.73cm" svg:viewBox="0 0 27 380" draw:points="0,380 27,380 27,0 0,0">
          <text:p/>
        </draw:polygon>
        <draw:polygon draw:style-name="gr29" draw:text-style-name="P7" draw:layer="layout" svg:width="0.026cm" svg:height="0.379cm" svg:x="26.297cm" svg:y="2.73cm" svg:viewBox="0 0 27 380" draw:points="0,380 27,380 27,0 0,0">
          <text:p/>
        </draw:polygon>
        <draw:polygon draw:style-name="gr29" draw:text-style-name="P7" draw:layer="layout" svg:width="0.027cm" svg:height="0.379cm" svg:x="26.323cm" svg:y="2.73cm" svg:viewBox="0 0 28 380" draw:points="0,380 28,380 28,0 0,0">
          <text:p/>
        </draw:polygon>
        <draw:polygon draw:style-name="gr31" draw:text-style-name="P9" draw:layer="layout" svg:width="0.026cm" svg:height="0.379cm" svg:x="26.35cm" svg:y="2.73cm" svg:viewBox="0 0 27 380" draw:points="0,380 27,380 27,0 0,0">
          <text:p/>
        </draw:polygon>
        <draw:polygon draw:style-name="gr29" draw:text-style-name="P7" draw:layer="layout" svg:width="0.026cm" svg:height="0.379cm" svg:x="26.376cm" svg:y="2.73cm" svg:viewBox="0 0 27 380" draw:points="0,380 27,380 27,0 0,0">
          <text:p/>
        </draw:polygon>
        <draw:polygon draw:style-name="gr29" draw:text-style-name="P7" draw:layer="layout" svg:width="0.026cm" svg:height="0.379cm" svg:x="26.402cm" svg:y="2.73cm" svg:viewBox="0 0 27 380" draw:points="0,380 27,380 27,0 0,0">
          <text:p/>
        </draw:polygon>
        <draw:polygon draw:style-name="gr30" draw:text-style-name="P8" draw:layer="layout" svg:width="0.026cm" svg:height="0.379cm" svg:x="26.428cm" svg:y="2.73cm" svg:viewBox="0 0 27 380" draw:points="0,380 27,380 27,0 0,0">
          <text:p/>
        </draw:polygon>
        <draw:polygon draw:style-name="gr31" draw:text-style-name="P9" draw:layer="layout" svg:width="0.026cm" svg:height="0.379cm" svg:x="26.455cm" svg:y="2.73cm" svg:viewBox="0 0 27 380" draw:points="0,380 27,380 27,0 0,0">
          <text:p/>
        </draw:polygon>
        <draw:polygon draw:style-name="gr30" draw:text-style-name="P8" draw:layer="layout" svg:width="0.026cm" svg:height="0.379cm" svg:x="26.481cm" svg:y="2.73cm" svg:viewBox="0 0 27 380" draw:points="0,380 27,380 27,0 0,0">
          <text:p/>
        </draw:polygon>
        <draw:polygon draw:style-name="gr29" draw:text-style-name="P7" draw:layer="layout" svg:width="0.026cm" svg:height="0.379cm" svg:x="26.507cm" svg:y="2.73cm" svg:viewBox="0 0 27 380" draw:points="0,380 27,380 27,0 0,0">
          <text:p/>
        </draw:polygon>
        <draw:polygon draw:style-name="gr31" draw:text-style-name="P9" draw:layer="layout" svg:width="0.027cm" svg:height="0.379cm" svg:x="26.533cm" svg:y="2.73cm" svg:viewBox="0 0 28 380" draw:points="0,380 28,380 28,0 0,0">
          <text:p/>
        </draw:polygon>
        <draw:polygon draw:style-name="gr30" draw:text-style-name="P8" draw:layer="layout" svg:width="0.026cm" svg:height="0.379cm" svg:x="26.56cm" svg:y="2.73cm" svg:viewBox="0 0 27 380" draw:points="0,380 27,380 27,0 0,0">
          <text:p/>
        </draw:polygon>
        <draw:polygon draw:style-name="gr31" draw:text-style-name="P9" draw:layer="layout" svg:width="0.026cm" svg:height="0.379cm" svg:x="26.586cm" svg:y="2.73cm" svg:viewBox="0 0 27 380" draw:points="0,380 27,380 27,0 0,0">
          <text:p/>
        </draw:polygon>
        <draw:polygon draw:style-name="gr29" draw:text-style-name="P7" draw:layer="layout" svg:width="0.027cm" svg:height="0.379cm" svg:x="26.612cm" svg:y="2.73cm" svg:viewBox="0 0 28 380" draw:points="0,380 28,380 28,0 0,0">
          <text:p/>
        </draw:polygon>
        <draw:polygon draw:style-name="gr29" draw:text-style-name="P7" draw:layer="layout" svg:width="0.026cm" svg:height="0.379cm" svg:x="26.639cm" svg:y="2.73cm" svg:viewBox="0 0 27 380" draw:points="0,380 27,380 27,0 0,0">
          <text:p/>
        </draw:polygon>
        <draw:polygon draw:style-name="gr29" draw:text-style-name="P7" draw:layer="layout" svg:width="0.026cm" svg:height="0.379cm" svg:x="26.665cm" svg:y="2.73cm" svg:viewBox="0 0 27 380" draw:points="0,380 27,380 27,0 0,0">
          <text:p/>
        </draw:polygon>
        <draw:polygon draw:style-name="gr32" draw:text-style-name="P10" draw:layer="layout" svg:width="0.026cm" svg:height="0.379cm" svg:x="26.691cm" svg:y="2.73cm" svg:viewBox="0 0 27 380" draw:points="0,380 27,380 27,0 0,0">
          <text:p/>
        </draw:polygon>
        <draw:polygon draw:style-name="gr31" draw:text-style-name="P9" draw:layer="layout" svg:width="0.026cm" svg:height="0.379cm" svg:x="26.718cm" svg:y="2.73cm" svg:viewBox="0 0 27 380" draw:points="0,380 27,380 27,0 0,0">
          <text:p/>
        </draw:polygon>
        <draw:polygon draw:style-name="gr30" draw:text-style-name="P8" draw:layer="layout" svg:width="0.026cm" svg:height="0.379cm" svg:x="26.744cm" svg:y="2.73cm" svg:viewBox="0 0 27 380" draw:points="0,380 27,380 27,0 0,0">
          <text:p/>
        </draw:polygon>
        <draw:polygon draw:style-name="gr31" draw:text-style-name="P9" draw:layer="layout" svg:width="0.026cm" svg:height="0.379cm" svg:x="26.77cm" svg:y="2.73cm" svg:viewBox="0 0 27 380" draw:points="0,380 27,380 27,0 0,0">
          <text:p/>
        </draw:polygon>
        <draw:polygon draw:style-name="gr29" draw:text-style-name="P7" draw:layer="layout" svg:width="0.026cm" svg:height="0.379cm" svg:x="26.796cm" svg:y="2.73cm" svg:viewBox="0 0 27 380" draw:points="0,380 27,380 27,0 0,0">
          <text:p/>
        </draw:polygon>
        <draw:polygon draw:style-name="gr32" draw:text-style-name="P10" draw:layer="layout" svg:width="0.026cm" svg:height="0.379cm" svg:x="26.823cm" svg:y="2.73cm" svg:viewBox="0 0 27 380" draw:points="0,380 27,380 27,0 0,0">
          <text:p/>
        </draw:polygon>
        <draw:polygon draw:style-name="gr29" draw:text-style-name="P7" draw:layer="layout" svg:width="0.026cm" svg:height="0.379cm" svg:x="26.849cm" svg:y="2.73cm" svg:viewBox="0 0 27 380" draw:points="0,380 27,380 27,0 0,0">
          <text:p/>
        </draw:polygon>
        <draw:polygon draw:style-name="gr29" draw:text-style-name="P7" draw:layer="layout" svg:width="0.026cm" svg:height="0.379cm" svg:x="26.875cm" svg:y="2.73cm" svg:viewBox="0 0 27 380" draw:points="0,380 27,380 27,0 0,0">
          <text:p/>
        </draw:polygon>
        <draw:polygon draw:style-name="gr31" draw:text-style-name="P9" draw:layer="layout" svg:width="0.026cm" svg:height="0.379cm" svg:x="26.901cm" svg:y="2.73cm" svg:viewBox="0 0 27 380" draw:points="0,380 27,380 27,0 0,0">
          <text:p/>
        </draw:polygon>
        <draw:polygon draw:style-name="gr32" draw:text-style-name="P10" draw:layer="layout" svg:width="0.027cm" svg:height="0.379cm" svg:x="26.927cm" svg:y="2.73cm" svg:viewBox="0 0 28 380" draw:points="0,380 28,380 28,0 0,0">
          <text:p/>
        </draw:polygon>
        <draw:polygon draw:style-name="gr29" draw:text-style-name="P7" draw:layer="layout" svg:width="0.026cm" svg:height="0.379cm" svg:x="26.954cm" svg:y="2.73cm" svg:viewBox="0 0 27 380" draw:points="0,380 27,380 27,0 0,0">
          <text:p/>
        </draw:polygon>
        <draw:polygon draw:style-name="gr29" draw:text-style-name="P7" draw:layer="layout" svg:width="0.026cm" svg:height="0.379cm" svg:x="26.98cm" svg:y="2.73cm" svg:viewBox="0 0 27 380" draw:points="0,380 27,380 27,0 0,0">
          <text:p/>
        </draw:polygon>
        <draw:polygon draw:style-name="gr32" draw:text-style-name="P10" draw:layer="layout" svg:width="0.027cm" svg:height="0.379cm" svg:x="27.006cm" svg:y="2.73cm" svg:viewBox="0 0 28 380" draw:points="0,380 28,380 28,0 0,0">
          <text:p/>
        </draw:polygon>
        <draw:polygon draw:style-name="gr31" draw:text-style-name="P9" draw:layer="layout" svg:width="0.026cm" svg:height="0.379cm" svg:x="27.033cm" svg:y="2.73cm" svg:viewBox="0 0 27 380" draw:points="0,380 27,380 27,0 0,0">
          <text:p/>
        </draw:polygon>
        <draw:polygon draw:style-name="gr32" draw:text-style-name="P10" draw:layer="layout" svg:width="0.026cm" svg:height="0.379cm" svg:x="27.06cm" svg:y="2.73cm" svg:viewBox="0 0 27 380" draw:points="0,380 27,380 27,0 0,0">
          <text:p/>
        </draw:polygon>
        <draw:polygon draw:style-name="gr31" draw:text-style-name="P9" draw:layer="layout" svg:width="0.026cm" svg:height="0.379cm" svg:x="27.085cm" svg:y="2.73cm" svg:viewBox="0 0 27 380" draw:points="0,380 27,380 27,0 0,0">
          <text:p/>
        </draw:polygon>
        <draw:polygon draw:style-name="gr29" draw:text-style-name="P7" draw:layer="layout" svg:width="0.026cm" svg:height="0.379cm" svg:x="27.112cm" svg:y="2.73cm" svg:viewBox="0 0 27 380" draw:points="0,380 27,380 27,0 0,0">
          <text:p/>
        </draw:polygon>
        <draw:polygon draw:style-name="gr29" draw:text-style-name="P7" draw:layer="layout" svg:width="0.026cm" svg:height="0.379cm" svg:x="27.138cm" svg:y="2.73cm" svg:viewBox="0 0 27 380" draw:points="0,380 27,380 27,0 0,0">
          <text:p/>
        </draw:polygon>
        <draw:polygon draw:style-name="gr32" draw:text-style-name="P10" draw:layer="layout" svg:width="0.026cm" svg:height="0.379cm" svg:x="27.164cm" svg:y="2.73cm" svg:viewBox="0 0 27 380" draw:points="0,380 27,380 27,0 0,0">
          <text:p/>
        </draw:polygon>
        <draw:polygon draw:style-name="gr32" draw:text-style-name="P10" draw:layer="layout" svg:width="0.026cm" svg:height="0.379cm" svg:x="27.19cm" svg:y="2.73cm" svg:viewBox="0 0 27 380" draw:points="0,380 27,380 27,0 0,0">
          <text:p/>
        </draw:polygon>
        <draw:polygon draw:style-name="gr31" draw:text-style-name="P9" draw:layer="layout" svg:width="0.026cm" svg:height="0.379cm" svg:x="27.217cm" svg:y="2.73cm" svg:viewBox="0 0 27 380" draw:points="0,380 27,380 27,0 0,0">
          <text:p/>
        </draw:polygon>
        <draw:polygon draw:style-name="gr30" draw:text-style-name="P8" draw:layer="layout" svg:width="0.026cm" svg:height="0.379cm" svg:x="27.243cm" svg:y="2.73cm" svg:viewBox="0 0 27 380" draw:points="0,380 27,380 27,0 0,0">
          <text:p/>
        </draw:polygon>
        <draw:polygon draw:style-name="gr29" draw:text-style-name="P7" draw:layer="layout" svg:width="0.026cm" svg:height="0.379cm" svg:x="27.269cm" svg:y="2.73cm" svg:viewBox="0 0 27 380" draw:points="0,380 27,380 27,0 0,0">
          <text:p/>
        </draw:polygon>
        <draw:polygon draw:style-name="gr31" draw:text-style-name="P9" draw:layer="layout" svg:width="0.027cm" svg:height="0.379cm" svg:x="27.295cm" svg:y="2.73cm" svg:viewBox="0 0 28 380" draw:points="0,380 28,380 28,0 0,0">
          <text:p/>
        </draw:polygon>
        <draw:polygon draw:style-name="gr29" draw:text-style-name="P7" draw:layer="layout" svg:width="0.026cm" svg:height="0.379cm" svg:x="27.322cm" svg:y="2.73cm" svg:viewBox="0 0 27 380" draw:points="0,380 27,380 27,0 0,0">
          <text:p/>
        </draw:polygon>
        <draw:polygon draw:style-name="gr29" draw:text-style-name="P7" draw:layer="layout" svg:width="0.026cm" svg:height="0.379cm" svg:x="27.348cm" svg:y="2.73cm" svg:viewBox="0 0 27 380" draw:points="0,380 27,380 27,0 0,0">
          <text:p/>
        </draw:polygon>
        <draw:polygon draw:style-name="gr32" draw:text-style-name="P10" draw:layer="layout" svg:width="0.026cm" svg:height="0.379cm" svg:x="27.374cm" svg:y="2.73cm" svg:viewBox="0 0 27 380" draw:points="0,380 27,380 27,0 0,0">
          <text:p/>
        </draw:polygon>
        <draw:polygon draw:style-name="gr32" draw:text-style-name="P10" draw:layer="layout" svg:width="0.026cm" svg:height="0.379cm" svg:x="27.401cm" svg:y="2.73cm" svg:viewBox="0 0 27 380" draw:points="0,380 27,380 27,0 0,0">
          <text:p/>
        </draw:polygon>
        <draw:polygon draw:style-name="gr30" draw:text-style-name="P8" draw:layer="layout" svg:width="0.026cm" svg:height="0.379cm" svg:x="27.427cm" svg:y="2.73cm" svg:viewBox="0 0 27 380" draw:points="0,380 27,380 27,0 0,0">
          <text:p/>
        </draw:polygon>
        <draw:polygon draw:style-name="gr29" draw:text-style-name="P7" draw:layer="layout" svg:width="0.026cm" svg:height="0.379cm" svg:x="27.453cm" svg:y="2.73cm" svg:viewBox="0 0 27 380" draw:points="0,380 27,380 27,0 0,0">
          <text:p/>
        </draw:polygon>
        <draw:polygon draw:style-name="gr31" draw:text-style-name="P9" draw:layer="layout" svg:width="0.026cm" svg:height="0.379cm" svg:x="27.48cm" svg:y="2.73cm" svg:viewBox="0 0 27 380" draw:points="0,380 27,380 27,0 0,0">
          <text:p/>
        </draw:polygon>
        <draw:polygon draw:style-name="gr32" draw:text-style-name="P10" draw:layer="layout" svg:width="0.026cm" svg:height="0.379cm" svg:x="27.506cm" svg:y="2.73cm" svg:viewBox="0 0 27 380" draw:points="0,380 27,380 27,0 0,0">
          <text:p/>
        </draw:polygon>
        <draw:polygon draw:style-name="gr31" draw:text-style-name="P9" draw:layer="layout" svg:width="0.026cm" svg:height="0.379cm" svg:x="27.532cm" svg:y="2.73cm" svg:viewBox="0 0 27 380" draw:points="0,380 27,380 27,0 0,0">
          <text:p/>
        </draw:polygon>
        <draw:polygon draw:style-name="gr29" draw:text-style-name="P7" draw:layer="layout" svg:width="0.026cm" svg:height="0.379cm" svg:x="27.558cm" svg:y="2.73cm" svg:viewBox="0 0 27 380" draw:points="0,380 27,380 27,0 0,0">
          <text:p/>
        </draw:polygon>
        <draw:polygon draw:style-name="gr29" draw:text-style-name="P7" draw:layer="layout" svg:width="0.026cm" svg:height="0.379cm" svg:x="27.584cm" svg:y="2.73cm" svg:viewBox="0 0 27 380" draw:points="0,380 27,380 27,0 0,0">
          <text:p/>
        </draw:polygon>
        <draw:polygon draw:style-name="gr32" draw:text-style-name="P10" draw:layer="layout" svg:width="0.026cm" svg:height="0.379cm" svg:x="27.611cm" svg:y="2.73cm" svg:viewBox="0 0 27 380" draw:points="0,380 27,380 27,0 0,0">
          <text:p/>
        </draw:polygon>
        <draw:polygon draw:style-name="gr30" draw:text-style-name="P8" draw:layer="layout" svg:width="0.026cm" svg:height="0.379cm" svg:x="27.637cm" svg:y="2.73cm" svg:viewBox="0 0 27 380" draw:points="0,380 27,380 27,0 0,0">
          <text:p/>
        </draw:polygon>
        <draw:polygon draw:style-name="gr29" draw:text-style-name="P7" draw:layer="layout" svg:width="0.026cm" svg:height="0.379cm" svg:x="27.663cm" svg:y="2.73cm" svg:viewBox="0 0 27 380" draw:points="0,380 27,380 27,0 0,0">
          <text:p/>
        </draw:polygon>
        <draw:polygon draw:style-name="gr32" draw:text-style-name="P10" draw:layer="layout" svg:width="0.027cm" svg:height="0.379cm" svg:x="27.689cm" svg:y="2.73cm" svg:viewBox="0 0 28 380" draw:points="0,380 28,380 28,0 0,0">
          <text:p/>
        </draw:polygon>
        <draw:polygon draw:style-name="gr30" draw:text-style-name="P8" draw:layer="layout" svg:width="0.026cm" svg:height="0.379cm" svg:x="27.716cm" svg:y="2.73cm" svg:viewBox="0 0 27 380" draw:points="0,380 27,380 27,0 0,0">
          <text:p/>
        </draw:polygon>
        <draw:polygon draw:style-name="gr31" draw:text-style-name="P9" draw:layer="layout" svg:width="0.026cm" svg:height="0.379cm" svg:x="27.742cm" svg:y="2.73cm" svg:viewBox="0 0 27 380" draw:points="0,380 27,380 27,0 0,0">
          <text:p/>
        </draw:polygon>
        <draw:polygon draw:style-name="gr29" draw:text-style-name="P7" draw:layer="layout" svg:width="0.026cm" svg:height="0.379cm" svg:x="27.768cm" svg:y="2.73cm" svg:viewBox="0 0 27 380" draw:points="0,380 27,380 27,0 0,0">
          <text:p/>
        </draw:polygon>
        <draw:polygon draw:style-name="gr29" draw:text-style-name="P7" draw:layer="layout" svg:width="0.026cm" svg:height="0.379cm" svg:x="27.795cm" svg:y="2.73cm" svg:viewBox="0 0 27 380" draw:points="0,380 27,380 27,0 0,0">
          <text:p/>
        </draw:polygon>
        <draw:polygon draw:style-name="gr32" draw:text-style-name="P10" draw:layer="layout" svg:width="0.026cm" svg:height="0.379cm" svg:x="27.821cm" svg:y="2.73cm" svg:viewBox="0 0 27 380" draw:points="0,380 27,380 27,0 0,0">
          <text:p/>
        </draw:polygon>
        <draw:polygon draw:style-name="gr30" draw:text-style-name="P8" draw:layer="layout" svg:width="0.026cm" svg:height="0.379cm" svg:x="27.847cm" svg:y="2.73cm" svg:viewBox="0 0 27 380" draw:points="0,380 27,380 27,0 0,0">
          <text:p/>
        </draw:polygon>
        <draw:polygon draw:style-name="gr32" draw:text-style-name="P10" draw:layer="layout" svg:width="0.026cm" svg:height="0.379cm" svg:x="27.873cm" svg:y="2.73cm" svg:viewBox="0 0 27 380" draw:points="0,380 27,380 27,0 0,0">
          <text:p/>
        </draw:polygon>
        <draw:polygon draw:style-name="gr32" draw:text-style-name="P10" draw:layer="layout" svg:width="0.026cm" svg:height="0.379cm" svg:x="27.9cm" svg:y="2.73cm" svg:viewBox="0 0 27 380" draw:points="0,380 27,380 27,0 0,0">
          <text:p/>
        </draw:polygon>
        <draw:polygon draw:style-name="gr32" draw:text-style-name="P10" draw:layer="layout" svg:width="0.026cm" svg:height="0.379cm" svg:x="27.926cm" svg:y="2.73cm" svg:viewBox="0 0 27 380" draw:points="0,380 27,380 27,0 0,0">
          <text:p/>
        </draw:polygon>
        <draw:polygon draw:style-name="gr31" draw:text-style-name="P9" draw:layer="layout" svg:width="0.026cm" svg:height="0.379cm" svg:x="27.952cm" svg:y="2.73cm" svg:viewBox="0 0 27 380" draw:points="0,380 27,380 27,0 0,0">
          <text:p/>
        </draw:polygon>
        <draw:polygon draw:style-name="gr29" draw:text-style-name="P7" draw:layer="layout" svg:width="0.026cm" svg:height="0.379cm" svg:x="27.978cm" svg:y="2.73cm" svg:viewBox="0 0 27 380" draw:points="0,380 27,380 27,0 0,0">
          <text:p/>
        </draw:polygon>
        <draw:polygon draw:style-name="gr29" draw:text-style-name="P7" draw:layer="layout" svg:width="0.026cm" svg:height="0.379cm" svg:x="28.005cm" svg:y="2.73cm" svg:viewBox="0 0 27 380" draw:points="0,380 27,380 27,0 0,0">
          <text:p/>
        </draw:polygon>
        <draw:polygon draw:style-name="gr30" draw:text-style-name="P8" draw:layer="layout" svg:width="0.026cm" svg:height="0.379cm" svg:x="28.031cm" svg:y="2.73cm" svg:viewBox="0 0 27 380" draw:points="0,380 27,380 27,0 0,0">
          <text:p/>
        </draw:polygon>
        <draw:polygon draw:style-name="gr31" draw:text-style-name="P9" draw:layer="layout" svg:width="0.027cm" svg:height="0.379cm" svg:x="28.057cm" svg:y="2.73cm" svg:viewBox="0 0 28 380" draw:points="0,380 28,380 28,0 0,0">
          <text:p/>
        </draw:polygon>
        <draw:polygon draw:style-name="gr30" draw:text-style-name="P8" draw:layer="layout" svg:width="0.026cm" svg:height="0.379cm" svg:x="28.084cm" svg:y="2.73cm" svg:viewBox="0 0 27 380" draw:points="0,380 27,380 27,0 0,0">
          <text:p/>
        </draw:polygon>
        <draw:polygon draw:style-name="gr29" draw:text-style-name="P7" draw:layer="layout" svg:width="0.026cm" svg:height="0.379cm" svg:x="28.11cm" svg:y="2.73cm" svg:viewBox="0 0 27 380" draw:points="0,380 27,380 27,0 0,0">
          <text:p/>
        </draw:polygon>
        <draw:polygon draw:style-name="gr30" draw:text-style-name="P8" draw:layer="layout" svg:width="0.026cm" svg:height="0.379cm" svg:x="28.136cm" svg:y="2.73cm" svg:viewBox="0 0 27 380" draw:points="0,380 27,380 27,0 0,0">
          <text:p/>
        </draw:polygon>
        <draw:polygon draw:style-name="gr30" draw:text-style-name="P8" draw:layer="layout" svg:width="0.026cm" svg:height="0.379cm" svg:x="28.163cm" svg:y="2.73cm" svg:viewBox="0 0 27 380" draw:points="0,380 27,380 27,0 0,0">
          <text:p/>
        </draw:polygon>
        <draw:polygon draw:style-name="gr32" draw:text-style-name="P10" draw:layer="layout" svg:width="0.026cm" svg:height="0.379cm" svg:x="28.189cm" svg:y="2.73cm" svg:viewBox="0 0 27 380" draw:points="0,380 27,380 27,0 0,0">
          <text:p/>
        </draw:polygon>
        <draw:polygon draw:style-name="gr32" draw:text-style-name="P10" draw:layer="layout" svg:width="0.026cm" svg:height="0.379cm" svg:x="28.215cm" svg:y="2.73cm" svg:viewBox="0 0 27 380" draw:points="0,380 27,380 27,0 0,0">
          <text:p/>
        </draw:polygon>
        <draw:polygon draw:style-name="gr31" draw:text-style-name="P9" draw:layer="layout" svg:width="0.026cm" svg:height="0.379cm" svg:x="28.241cm" svg:y="2.73cm" svg:viewBox="0 0 27 380" draw:points="0,380 27,380 27,0 0,0">
          <text:p/>
        </draw:polygon>
        <draw:polygon draw:style-name="gr30" draw:text-style-name="P8" draw:layer="layout" svg:width="0.026cm" svg:height="0.379cm" svg:x="28.267cm" svg:y="2.73cm" svg:viewBox="0 0 27 380" draw:points="0,380 27,380 27,0 0,0">
          <text:p/>
        </draw:polygon>
        <draw:polygon draw:style-name="gr31" draw:text-style-name="P9" draw:layer="layout" svg:width="0.026cm" svg:height="0.379cm" svg:x="28.294cm" svg:y="2.73cm" svg:viewBox="0 0 27 380" draw:points="0,380 27,380 27,0 0,0">
          <text:p/>
        </draw:polygon>
        <draw:polygon draw:style-name="gr30" draw:text-style-name="P8" draw:layer="layout" svg:width="0.026cm" svg:height="0.379cm" svg:x="28.32cm" svg:y="2.73cm" svg:viewBox="0 0 27 380" draw:points="0,380 27,380 27,0 0,0">
          <text:p/>
        </draw:polygon>
        <draw:polygon draw:style-name="gr30" draw:text-style-name="P8" draw:layer="layout" svg:width="0.026cm" svg:height="0.379cm" svg:x="28.346cm" svg:y="2.73cm" svg:viewBox="0 0 27 380" draw:points="0,380 27,380 27,0 0,0">
          <text:p/>
        </draw:polygon>
        <draw:polygon draw:style-name="gr30" draw:text-style-name="P8" draw:layer="layout" svg:width="0.027cm" svg:height="0.379cm" svg:x="28.372cm" svg:y="2.73cm" svg:viewBox="0 0 28 380" draw:points="0,380 28,380 28,0 0,0">
          <text:p/>
        </draw:polygon>
        <draw:polygon draw:style-name="gr30" draw:text-style-name="P8" draw:layer="layout" svg:width="0.026cm" svg:height="0.379cm" svg:x="28.399cm" svg:y="2.73cm" svg:viewBox="0 0 27 380" draw:points="0,380 27,380 27,0 0,0">
          <text:p/>
        </draw:polygon>
        <draw:polygon draw:style-name="gr32" draw:text-style-name="P10" draw:layer="layout" svg:width="0.026cm" svg:height="0.379cm" svg:x="28.425cm" svg:y="2.73cm" svg:viewBox="0 0 27 380" draw:points="0,380 27,380 27,0 0,0">
          <text:p/>
        </draw:polygon>
        <draw:polygon draw:style-name="gr32" draw:text-style-name="P10" draw:layer="layout" svg:width="0.027cm" svg:height="0.379cm" svg:x="28.451cm" svg:y="2.73cm" svg:viewBox="0 0 28 380" draw:points="0,380 28,380 28,0 0,0">
          <text:p/>
        </draw:polygon>
        <draw:polygon draw:style-name="gr31" draw:text-style-name="P9" draw:layer="layout" svg:width="0.026cm" svg:height="0.379cm" svg:x="28.478cm" svg:y="2.73cm" svg:viewBox="0 0 27 380" draw:points="0,380 27,380 27,0 0,0">
          <text:p/>
        </draw:polygon>
        <draw:polygon draw:style-name="gr31" draw:text-style-name="P9" draw:layer="layout" svg:width="0.026cm" svg:height="0.379cm" svg:x="28.504cm" svg:y="2.73cm" svg:viewBox="0 0 27 380" draw:points="0,380 27,380 27,0 0,0">
          <text:p/>
        </draw:polygon>
        <draw:polygon draw:style-name="gr32" draw:text-style-name="P10" draw:layer="layout" svg:width="0.026cm" svg:height="0.379cm" svg:x="28.53cm" svg:y="2.73cm" svg:viewBox="0 0 27 380" draw:points="0,380 27,380 27,0 0,0">
          <text:p/>
        </draw:polygon>
        <draw:polygon draw:style-name="gr29" draw:text-style-name="P7" draw:layer="layout" svg:width="0.026cm" svg:height="0.379cm" svg:x="28.557cm" svg:y="2.73cm" svg:viewBox="0 0 27 380" draw:points="0,380 27,380 27,0 0,0">
          <text:p/>
        </draw:polygon>
        <draw:polygon draw:style-name="gr32" draw:text-style-name="P10" draw:layer="layout" svg:width="0.026cm" svg:height="0.379cm" svg:x="28.583cm" svg:y="2.73cm" svg:viewBox="0 0 27 380" draw:points="0,380 27,380 27,0 0,0">
          <text:p/>
        </draw:polygon>
        <draw:polygon draw:style-name="gr32" draw:text-style-name="P10" draw:layer="layout" svg:width="0.026cm" svg:height="0.379cm" svg:x="28.609cm" svg:y="2.73cm" svg:viewBox="0 0 27 380" draw:points="0,380 27,380 27,0 0,0">
          <text:p/>
        </draw:polygon>
        <draw:polygon draw:style-name="gr30" draw:text-style-name="P8" draw:layer="layout" svg:width="0.026cm" svg:height="0.379cm" svg:x="28.635cm" svg:y="2.73cm" svg:viewBox="0 0 27 380" draw:points="0,380 27,380 27,0 0,0">
          <text:p/>
        </draw:polygon>
        <draw:polygon draw:style-name="gr30" draw:text-style-name="P8" draw:layer="layout" svg:width="0.026cm" svg:height="0.379cm" svg:x="28.662cm" svg:y="2.73cm" svg:viewBox="0 0 27 380" draw:points="0,380 27,380 27,0 0,0">
          <text:p/>
        </draw:polygon>
        <draw:polygon draw:style-name="gr31" draw:text-style-name="P9" draw:layer="layout" svg:width="0.026cm" svg:height="0.379cm" svg:x="28.688cm" svg:y="2.73cm" svg:viewBox="0 0 27 380" draw:points="0,380 27,380 27,0 0,0">
          <text:p/>
        </draw:polygon>
        <draw:polygon draw:style-name="gr29" draw:text-style-name="P7" draw:layer="layout" svg:width="0.026cm" svg:height="0.379cm" svg:x="28.714cm" svg:y="2.73cm" svg:viewBox="0 0 27 380" draw:points="0,380 27,380 27,0 0,0">
          <text:p/>
        </draw:polygon>
        <draw:polygon draw:style-name="gr31" draw:text-style-name="P9" draw:layer="layout" svg:width="0.026cm" svg:height="0.379cm" svg:x="28.74cm" svg:y="2.73cm" svg:viewBox="0 0 27 380" draw:points="0,380 27,380 27,0 0,0">
          <text:p/>
        </draw:polygon>
        <draw:polygon draw:style-name="gr31" draw:text-style-name="P9" draw:layer="layout" svg:width="0.027cm" svg:height="0.379cm" svg:x="28.767cm" svg:y="2.73cm" svg:viewBox="0 0 28 380" draw:points="0,380 28,380 28,0 0,0">
          <text:p/>
        </draw:polygon>
        <draw:polygon draw:style-name="gr31" draw:text-style-name="P9" draw:layer="layout" svg:width="0.026cm" svg:height="0.379cm" svg:x="28.793cm" svg:y="2.73cm" svg:viewBox="0 0 27 380" draw:points="0,380 27,380 27,0 0,0">
          <text:p/>
        </draw:polygon>
        <draw:polygon draw:style-name="gr31" draw:text-style-name="P9" draw:layer="layout" svg:width="0.026cm" svg:height="0.379cm" svg:x="28.819cm" svg:y="2.73cm" svg:viewBox="0 0 27 380" draw:points="0,380 27,380 27,0 0,0">
          <text:p/>
        </draw:polygon>
        <draw:polygon draw:style-name="gr30" draw:text-style-name="P8" draw:layer="layout" svg:width="0.026cm" svg:height="0.379cm" svg:x="28.846cm" svg:y="2.73cm" svg:viewBox="0 0 27 380" draw:points="0,380 27,380 27,0 0,0">
          <text:p/>
        </draw:polygon>
        <draw:polygon draw:style-name="gr29" draw:text-style-name="P7" draw:layer="layout" svg:width="0.026cm" svg:height="0.379cm" svg:x="28.872cm" svg:y="2.73cm" svg:viewBox="0 0 27 380" draw:points="0,380 27,380 27,0 0,0">
          <text:p/>
        </draw:polygon>
        <draw:polygon draw:style-name="gr32" draw:text-style-name="P10" draw:layer="layout" svg:width="0.026cm" svg:height="0.379cm" svg:x="28.898cm" svg:y="2.73cm" svg:viewBox="0 0 27 380" draw:points="0,380 27,380 27,0 0,0">
          <text:p/>
        </draw:polygon>
        <draw:polygon draw:style-name="gr31" draw:text-style-name="P9" draw:layer="layout" svg:width="0.026cm" svg:height="0.379cm" svg:x="28.924cm" svg:y="2.73cm" svg:viewBox="0 0 27 380" draw:points="0,380 27,380 27,0 0,0">
          <text:p/>
        </draw:polygon>
        <draw:polygon draw:style-name="gr30" draw:text-style-name="P8" draw:layer="layout" svg:width="0.026cm" svg:height="0.379cm" svg:x="28.951cm" svg:y="2.73cm" svg:viewBox="0 0 27 380" draw:points="0,380 27,380 27,0 0,0">
          <text:p/>
        </draw:polygon>
        <draw:polygon draw:style-name="gr30" draw:text-style-name="P8" draw:layer="layout" svg:width="0.026cm" svg:height="0.379cm" svg:x="28.977cm" svg:y="2.73cm" svg:viewBox="0 0 27 380" draw:points="0,380 27,380 27,0 0,0">
          <text:p/>
        </draw:polygon>
        <draw:polygon draw:style-name="gr32" draw:text-style-name="P10" draw:layer="layout" svg:width="0.026cm" svg:height="0.379cm" svg:x="29.003cm" svg:y="2.73cm" svg:viewBox="0 0 27 380" draw:points="0,380 27,380 27,0 0,0">
          <text:p/>
        </draw:polygon>
        <draw:polygon draw:style-name="gr31" draw:text-style-name="P9" draw:layer="layout" svg:width="0.026cm" svg:height="0.379cm" svg:x="29.029cm" svg:y="2.73cm" svg:viewBox="0 0 27 380" draw:points="0,380 27,380 27,0 0,0">
          <text:p/>
        </draw:polygon>
        <draw:polygon draw:style-name="gr32" draw:text-style-name="P10" draw:layer="layout" svg:width="0.026cm" svg:height="0.379cm" svg:x="29.056cm" svg:y="2.73cm" svg:viewBox="0 0 27 380" draw:points="0,380 27,380 27,0 0,0">
          <text:p/>
        </draw:polygon>
        <draw:polygon draw:style-name="gr32" draw:text-style-name="P10" draw:layer="layout" svg:width="0.026cm" svg:height="0.379cm" svg:x="29.082cm" svg:y="2.73cm" svg:viewBox="0 0 27 380" draw:points="0,380 27,380 27,0 0,0">
          <text:p/>
        </draw:polygon>
        <draw:polygon draw:style-name="gr30" draw:text-style-name="P8" draw:layer="layout" svg:width="0.026cm" svg:height="0.379cm" svg:x="29.108cm" svg:y="2.73cm" svg:viewBox="0 0 27 380" draw:points="0,380 27,380 27,0 0,0">
          <text:p/>
        </draw:polygon>
        <draw:polygon draw:style-name="gr31" draw:text-style-name="P9" draw:layer="layout" svg:width="0.027cm" svg:height="0.379cm" svg:x="29.134cm" svg:y="2.73cm" svg:viewBox="0 0 28 380" draw:points="0,380 28,380 28,0 0,0">
          <text:p/>
        </draw:polygon>
        <draw:polygon draw:style-name="gr29" draw:text-style-name="P7" draw:layer="layout" svg:width="0.026cm" svg:height="0.379cm" svg:x="29.161cm" svg:y="2.73cm" svg:viewBox="0 0 27 380" draw:points="0,380 27,380 27,0 0,0">
          <text:p/>
        </draw:polygon>
        <draw:polygon draw:style-name="gr31" draw:text-style-name="P9" draw:layer="layout" svg:width="0.026cm" svg:height="0.379cm" svg:x="29.187cm" svg:y="2.73cm" svg:viewBox="0 0 27 380" draw:points="0,380 27,380 27,0 0,0">
          <text:p/>
        </draw:polygon>
        <draw:polygon draw:style-name="gr32" draw:text-style-name="P10" draw:layer="layout" svg:width="0.026cm" svg:height="0.379cm" svg:x="29.213cm" svg:y="2.73cm" svg:viewBox="0 0 27 380" draw:points="0,380 27,380 27,0 0,0">
          <text:p/>
        </draw:polygon>
        <draw:polygon draw:style-name="gr31" draw:text-style-name="P9" draw:layer="layout" svg:width="0.026cm" svg:height="0.379cm" svg:x="29.24cm" svg:y="2.73cm" svg:viewBox="0 0 27 380" draw:points="0,380 27,380 27,0 0,0">
          <text:p/>
        </draw:polygon>
        <draw:polygon draw:style-name="gr32" draw:text-style-name="P10" draw:layer="layout" svg:width="0.026cm" svg:height="0.379cm" svg:x="29.266cm" svg:y="2.73cm" svg:viewBox="0 0 27 380" draw:points="0,380 27,380 27,0 0,0">
          <text:p/>
        </draw:polygon>
        <draw:polygon draw:style-name="gr30" draw:text-style-name="P8" draw:layer="layout" svg:width="0.026cm" svg:height="0.379cm" svg:x="29.292cm" svg:y="2.73cm" svg:viewBox="0 0 27 380" draw:points="0,380 27,380 27,0 0,0">
          <text:p/>
        </draw:polygon>
        <draw:polygon draw:style-name="gr32" draw:text-style-name="P10" draw:layer="layout" svg:width="0.026cm" svg:height="0.379cm" svg:x="29.318cm" svg:y="2.73cm" svg:viewBox="0 0 27 380" draw:points="0,380 27,380 27,0 0,0">
          <text:p/>
        </draw:polygon>
        <draw:polygon draw:style-name="gr32" draw:text-style-name="P10" draw:layer="layout" svg:width="0.026cm" svg:height="0.379cm" svg:x="29.345cm" svg:y="2.73cm" svg:viewBox="0 0 27 380" draw:points="0,380 27,380 27,0 0,0">
          <text:p/>
        </draw:polygon>
        <draw:polygon draw:style-name="gr31" draw:text-style-name="P9" draw:layer="layout" svg:width="0.026cm" svg:height="0.379cm" svg:x="29.371cm" svg:y="2.73cm" svg:viewBox="0 0 27 380" draw:points="0,380 27,380 27,0 0,0">
          <text:p/>
        </draw:polygon>
        <draw:polygon draw:style-name="gr29" draw:text-style-name="P7" draw:layer="layout" svg:width="0.026cm" svg:height="0.379cm" svg:x="29.397cm" svg:y="2.73cm" svg:viewBox="0 0 27 380" draw:points="0,380 27,380 27,0 0,0">
          <text:p/>
        </draw:polygon>
        <draw:polygon draw:style-name="gr29" draw:text-style-name="P7" draw:layer="layout" svg:width="0.026cm" svg:height="0.379cm" svg:x="29.423cm" svg:y="2.73cm" svg:viewBox="0 0 27 380" draw:points="0,380 27,380 27,0 0,0">
          <text:p/>
        </draw:polygon>
        <draw:polygon draw:style-name="gr30" draw:text-style-name="P8" draw:layer="layout" svg:width="0.026cm" svg:height="0.379cm" svg:x="29.45cm" svg:y="2.73cm" svg:viewBox="0 0 27 380" draw:points="0,380 27,380 27,0 0,0">
          <text:p/>
        </draw:polygon>
        <draw:polygon draw:style-name="gr32" draw:text-style-name="P10" draw:layer="layout" svg:width="0.026cm" svg:height="0.379cm" svg:x="29.476cm" svg:y="2.73cm" svg:viewBox="0 0 27 380" draw:points="0,380 27,380 27,0 0,0">
          <text:p/>
        </draw:polygon>
        <draw:polygon draw:style-name="gr30" draw:text-style-name="P8" draw:layer="layout" svg:width="0.026cm" svg:height="0.379cm" svg:x="29.502cm" svg:y="2.73cm" svg:viewBox="0 0 27 380" draw:points="0,380 27,380 27,0 0,0">
          <text:p/>
        </draw:polygon>
        <draw:polygon draw:style-name="gr32" draw:text-style-name="P10" draw:layer="layout" svg:width="0.027cm" svg:height="0.379cm" svg:x="29.528cm" svg:y="2.73cm" svg:viewBox="0 0 28 380" draw:points="0,380 28,380 28,0 0,0">
          <text:p/>
        </draw:polygon>
        <draw:polygon draw:style-name="gr32" draw:text-style-name="P10" draw:layer="layout" svg:width="0.026cm" svg:height="0.379cm" svg:x="29.555cm" svg:y="2.73cm" svg:viewBox="0 0 27 380" draw:points="0,380 27,380 27,0 0,0">
          <text:p/>
        </draw:polygon>
        <draw:polygon draw:style-name="gr30" draw:text-style-name="P8" draw:layer="layout" svg:width="0.026cm" svg:height="0.379cm" svg:x="29.581cm" svg:y="2.73cm" svg:viewBox="0 0 27 380" draw:points="0,380 27,380 27,0 0,0">
          <text:p/>
        </draw:polygon>
        <draw:polygon draw:style-name="gr31" draw:text-style-name="P9" draw:layer="layout" svg:width="0.026cm" svg:height="0.379cm" svg:x="29.607cm" svg:y="2.73cm" svg:viewBox="0 0 27 380" draw:points="0,380 27,380 27,0 0,0">
          <text:p/>
        </draw:polygon>
        <draw:polygon draw:style-name="gr30" draw:text-style-name="P8" draw:layer="layout" svg:width="0.026cm" svg:height="0.379cm" svg:x="29.635cm" svg:y="2.73cm" svg:viewBox="0 0 27 380" draw:points="0,380 27,380 27,0 0,0">
          <text:p/>
        </draw:polygon>
        <draw:polygon draw:style-name="gr30" draw:text-style-name="P8" draw:layer="layout" svg:width="0.026cm" svg:height="0.379cm" svg:x="29.66cm" svg:y="2.73cm" svg:viewBox="0 0 27 380" draw:points="0,380 27,380 27,0 0,0">
          <text:p/>
        </draw:polygon>
        <draw:polygon draw:style-name="gr30" draw:text-style-name="P8" draw:layer="layout" svg:width="0.026cm" svg:height="0.379cm" svg:x="29.686cm" svg:y="2.73cm" svg:viewBox="0 0 27 380" draw:points="0,380 27,380 27,0 0,0">
          <text:p/>
        </draw:polygon>
        <draw:polygon draw:style-name="gr30" draw:text-style-name="P8" draw:layer="layout" svg:width="0.026cm" svg:height="0.379cm" svg:x="29.712cm" svg:y="2.73cm" svg:viewBox="0 0 27 380" draw:points="0,380 27,380 27,0 0,0">
          <text:p/>
        </draw:polygon>
        <draw:polygon draw:style-name="gr32" draw:text-style-name="P10" draw:layer="layout" svg:width="0.026cm" svg:height="0.379cm" svg:x="29.739cm" svg:y="2.73cm" svg:viewBox="0 0 27 380" draw:points="0,380 27,380 27,0 0,0">
          <text:p/>
        </draw:polygon>
        <draw:polygon draw:style-name="gr31" draw:text-style-name="P9" draw:layer="layout" svg:width="0.026cm" svg:height="0.379cm" svg:x="29.765cm" svg:y="2.73cm" svg:viewBox="0 0 27 380" draw:points="0,380 27,380 27,0 0,0">
          <text:p/>
        </draw:polygon>
        <draw:polygon draw:style-name="gr30" draw:text-style-name="P8" draw:layer="layout" svg:width="0.026cm" svg:height="0.379cm" svg:x="29.791cm" svg:y="2.73cm" svg:viewBox="0 0 27 380" draw:points="0,380 27,380 27,0 0,0">
          <text:p/>
        </draw:polygon>
        <draw:polygon draw:style-name="gr30" draw:text-style-name="P8" draw:layer="layout" svg:width="0.027cm" svg:height="0.379cm" svg:x="29.817cm" svg:y="2.73cm" svg:viewBox="0 0 28 380" draw:points="0,380 28,380 28,0 0,0">
          <text:p/>
        </draw:polygon>
        <draw:polygon draw:style-name="gr31" draw:text-style-name="P9" draw:layer="layout" svg:width="0.026cm" svg:height="0.379cm" svg:x="29.844cm" svg:y="2.73cm" svg:viewBox="0 0 27 380" draw:points="0,380 27,380 27,0 0,0">
          <text:p/>
        </draw:polygon>
        <draw:polygon draw:style-name="gr31" draw:text-style-name="P9" draw:layer="layout" svg:width="0.026cm" svg:height="0.379cm" svg:x="29.87cm" svg:y="2.73cm" svg:viewBox="0 0 27 380" draw:points="0,380 27,380 27,0 0,0">
          <text:p/>
        </draw:polygon>
        <draw:polygon draw:style-name="gr32" draw:text-style-name="P10" draw:layer="layout" svg:width="0.027cm" svg:height="0.379cm" svg:x="29.896cm" svg:y="2.73cm" svg:viewBox="0 0 28 380" draw:points="0,380 28,380 28,0 0,0">
          <text:p/>
        </draw:polygon>
        <draw:polygon draw:style-name="gr32" draw:text-style-name="P10" draw:layer="layout" svg:width="0.026cm" svg:height="0.379cm" svg:x="29.923cm" svg:y="2.73cm" svg:viewBox="0 0 27 380" draw:points="0,380 27,380 27,0 0,0">
          <text:p/>
        </draw:polygon>
        <draw:polygon draw:style-name="gr32" draw:text-style-name="P10" draw:layer="layout" svg:width="0.026cm" svg:height="0.379cm" svg:x="29.949cm" svg:y="2.73cm" svg:viewBox="0 0 27 380" draw:points="0,380 27,380 27,0 0,0">
          <text:p/>
        </draw:polygon>
        <draw:polygon draw:style-name="gr32" draw:text-style-name="P10" draw:layer="layout" svg:width="0.026cm" svg:height="0.379cm" svg:x="29.975cm" svg:y="2.73cm" svg:viewBox="0 0 27 380" draw:points="0,380 27,380 27,0 0,0">
          <text:p/>
        </draw:polygon>
        <draw:polygon draw:style-name="gr32" draw:text-style-name="P10" draw:layer="layout" svg:width="0.026cm" svg:height="0.379cm" svg:x="30.028cm" svg:y="2.73cm" svg:viewBox="0 0 27 380" draw:points="0,380 27,380 27,0 0,0">
          <text:p/>
        </draw:polygon>
        <draw:polygon draw:style-name="gr30" draw:text-style-name="P8" draw:layer="layout" svg:width="0.026cm" svg:height="0.379cm" svg:x="30.054cm" svg:y="2.73cm" svg:viewBox="0 0 27 380" draw:points="0,380 27,380 27,0 0,0">
          <text:p/>
        </draw:polygon>
        <draw:polygon draw:style-name="gr31" draw:text-style-name="P9" draw:layer="layout" svg:width="0.026cm" svg:height="0.379cm" svg:x="30.08cm" svg:y="2.73cm" svg:viewBox="0 0 27 380" draw:points="0,380 27,380 27,0 0,0">
          <text:p/>
        </draw:polygon>
        <draw:polygon draw:style-name="gr29" draw:text-style-name="P7" draw:layer="layout" svg:width="0.026cm" svg:height="0.379cm" svg:x="30.238cm" svg:y="2.73cm" svg:viewBox="0 0 27 380" draw:points="0,380 27,380 27,0 0,0">
          <text:p/>
        </draw:polygon>
        <draw:polygon draw:style-name="gr30" draw:text-style-name="P8" draw:layer="layout" svg:width="0.026cm" svg:height="0.379cm" svg:x="30.264cm" svg:y="2.73cm" svg:viewBox="0 0 27 380" draw:points="0,380 27,380 27,0 0,0">
          <text:p/>
        </draw:polygon>
        <draw:polygon draw:style-name="gr30" draw:text-style-name="P8" draw:layer="layout" svg:width="0.027cm" svg:height="0.379cm" svg:x="30.29cm" svg:y="2.73cm" svg:viewBox="0 0 28 380" draw:points="0,380 28,380 28,0 0,0">
          <text:p/>
        </draw:polygon>
        <draw:polygon draw:style-name="gr31" draw:text-style-name="P9" draw:layer="layout" svg:width="0.026cm" svg:height="0.379cm" svg:x="30.317cm" svg:y="2.73cm" svg:viewBox="0 0 27 380" draw:points="0,380 27,380 27,0 0,0">
          <text:p/>
        </draw:polygon>
        <draw:polygon draw:style-name="gr31" draw:text-style-name="P9" draw:layer="layout" svg:width="0.026cm" svg:height="0.379cm" svg:x="30.343cm" svg:y="2.73cm" svg:viewBox="0 0 27 380" draw:points="0,380 27,380 27,0 0,0">
          <text:p/>
        </draw:polygon>
        <draw:polygon draw:style-name="gr31" draw:text-style-name="P9" draw:layer="layout" svg:width="0.026cm" svg:height="0.379cm" svg:x="30.369cm" svg:y="2.73cm" svg:viewBox="0 0 27 380" draw:points="0,380 27,380 27,0 0,0">
          <text:p/>
        </draw:polygon>
        <draw:polygon draw:style-name="gr29" draw:text-style-name="P7" draw:layer="layout" svg:width="0.026cm" svg:height="0.379cm" svg:x="30.396cm" svg:y="2.73cm" svg:viewBox="0 0 27 380" draw:points="0,380 27,380 27,0 0,0">
          <text:p/>
        </draw:polygon>
        <draw:polygon draw:style-name="gr31" draw:text-style-name="P9" draw:layer="layout" svg:width="0.026cm" svg:height="0.379cm" svg:x="30.422cm" svg:y="2.73cm" svg:viewBox="0 0 27 380" draw:points="0,380 27,380 27,0 0,0">
          <text:p/>
        </draw:polygon>
        <draw:polygon draw:style-name="gr31" draw:text-style-name="P9" draw:layer="layout" svg:width="0.026cm" svg:height="0.379cm" svg:x="30.448cm" svg:y="2.73cm" svg:viewBox="0 0 27 380" draw:points="0,380 27,380 27,0 0,0">
          <text:p/>
        </draw:polygon>
        <draw:polygon draw:style-name="gr29" draw:text-style-name="P7" draw:layer="layout" svg:width="0.026cm" svg:height="0.379cm" svg:x="30.475cm" svg:y="2.73cm" svg:viewBox="0 0 27 380" draw:points="0,380 27,380 27,0 0,0">
          <text:p/>
        </draw:polygon>
        <draw:polygon draw:style-name="gr29" draw:text-style-name="P7" draw:layer="layout" svg:width="0.026cm" svg:height="0.379cm" svg:x="30.501cm" svg:y="2.73cm" svg:viewBox="0 0 27 380" draw:points="0,380 27,380 27,0 0,0">
          <text:p/>
        </draw:polygon>
        <draw:polygon draw:style-name="gr31" draw:text-style-name="P9" draw:layer="layout" svg:width="0.026cm" svg:height="0.379cm" svg:x="30.527cm" svg:y="2.73cm" svg:viewBox="0 0 27 380" draw:points="0,380 27,380 27,0 0,0">
          <text:p/>
        </draw:polygon>
        <draw:polygon draw:style-name="gr31" draw:text-style-name="P9" draw:layer="layout" svg:width="0.026cm" svg:height="0.379cm" svg:x="30.553cm" svg:y="2.73cm" svg:viewBox="0 0 27 380" draw:points="0,380 27,380 27,0 0,0">
          <text:p/>
        </draw:polygon>
        <draw:polygon draw:style-name="gr30" draw:text-style-name="P8" draw:layer="layout" svg:width="0.027cm" svg:height="0.379cm" svg:x="30.579cm" svg:y="2.73cm" svg:viewBox="0 0 28 380" draw:points="0,380 28,380 28,0 0,0">
          <text:p/>
        </draw:polygon>
        <draw:polygon draw:style-name="gr31" draw:text-style-name="P9" draw:layer="layout" svg:width="0.026cm" svg:height="0.379cm" svg:x="30.606cm" svg:y="2.73cm" svg:viewBox="0 0 27 380" draw:points="0,380 27,380 27,0 0,0">
          <text:p/>
        </draw:polygon>
        <draw:polygon draw:style-name="gr31" draw:text-style-name="P9" draw:layer="layout" svg:width="0.026cm" svg:height="0.379cm" svg:x="30.632cm" svg:y="2.73cm" svg:viewBox="0 0 27 380" draw:points="0,380 27,380 27,0 0,0">
          <text:p/>
        </draw:polygon>
        <draw:polygon draw:style-name="gr29" draw:text-style-name="P7" draw:layer="layout" svg:width="0.026cm" svg:height="0.379cm" svg:x="30.658cm" svg:y="2.73cm" svg:viewBox="0 0 27 380" draw:points="0,380 27,380 27,0 0,0">
          <text:p/>
        </draw:polygon>
        <draw:polygon draw:style-name="gr30" draw:text-style-name="P8" draw:layer="layout" svg:width="0.026cm" svg:height="0.379cm" svg:x="30.685cm" svg:y="2.73cm" svg:viewBox="0 0 27 380" draw:points="0,380 27,380 27,0 0,0">
          <text:p/>
        </draw:polygon>
        <draw:polygon draw:style-name="gr31" draw:text-style-name="P9" draw:layer="layout" svg:width="0.026cm" svg:height="0.379cm" svg:x="30.711cm" svg:y="2.73cm" svg:viewBox="0 0 27 380" draw:points="0,380 27,380 27,0 0,0">
          <text:p/>
        </draw:polygon>
        <draw:polygon draw:style-name="gr32" draw:text-style-name="P10" draw:layer="layout" svg:width="0.026cm" svg:height="0.379cm" svg:x="30.737cm" svg:y="2.73cm" svg:viewBox="0 0 27 380" draw:points="0,380 27,380 27,0 0,0">
          <text:p/>
        </draw:polygon>
        <draw:polygon draw:style-name="gr31" draw:text-style-name="P9" draw:layer="layout" svg:width="0.026cm" svg:height="0.379cm" svg:x="30.763cm" svg:y="2.73cm" svg:viewBox="0 0 27 380" draw:points="0,380 27,380 27,0 0,0">
          <text:p/>
        </draw:polygon>
        <draw:polygon draw:style-name="gr31" draw:text-style-name="P9" draw:layer="layout" svg:width="0.026cm" svg:height="0.379cm" svg:x="30.79cm" svg:y="2.73cm" svg:viewBox="0 0 27 380" draw:points="0,380 27,380 27,0 0,0">
          <text:p/>
        </draw:polygon>
        <draw:polygon draw:style-name="gr31" draw:text-style-name="P9" draw:layer="layout" svg:width="0.026cm" svg:height="0.379cm" svg:x="30.816cm" svg:y="2.73cm" svg:viewBox="0 0 27 380" draw:points="0,380 27,380 27,0 0,0">
          <text:p/>
        </draw:polygon>
        <draw:polygon draw:style-name="gr31" draw:text-style-name="P9" draw:layer="layout" svg:width="0.026cm" svg:height="0.379cm" svg:x="30.842cm" svg:y="2.73cm" svg:viewBox="0 0 27 380" draw:points="0,380 27,380 27,0 0,0">
          <text:p/>
        </draw:polygon>
        <draw:polygon draw:style-name="gr31" draw:text-style-name="P9" draw:layer="layout" svg:width="0.026cm" svg:height="0.379cm" svg:x="30.868cm" svg:y="2.73cm" svg:viewBox="0 0 27 380" draw:points="0,380 27,380 27,0 0,0">
          <text:p/>
        </draw:polygon>
        <draw:polygon draw:style-name="gr30" draw:text-style-name="P8" draw:layer="layout" svg:width="0.026cm" svg:height="0.379cm" svg:x="30.895cm" svg:y="2.73cm" svg:viewBox="0 0 27 380" draw:points="0,380 27,380 27,0 0,0">
          <text:p/>
        </draw:polygon>
        <draw:polygon draw:style-name="gr30" draw:text-style-name="P8" draw:layer="layout" svg:width="0.026cm" svg:height="0.379cm" svg:x="30.921cm" svg:y="2.73cm" svg:viewBox="0 0 27 380" draw:points="0,380 27,380 27,0 0,0">
          <text:p/>
        </draw:polygon>
        <draw:polygon draw:style-name="gr32" draw:text-style-name="P10" draw:layer="layout" svg:width="0.026cm" svg:height="0.379cm" svg:x="30.947cm" svg:y="2.73cm" svg:viewBox="0 0 27 380" draw:points="0,380 27,380 27,0 0,0">
          <text:p/>
        </draw:polygon>
        <draw:polygon draw:style-name="gr31" draw:text-style-name="P9" draw:layer="layout" svg:width="0.027cm" svg:height="0.379cm" svg:x="30.973cm" svg:y="2.73cm" svg:viewBox="0 0 28 380" draw:points="0,380 28,380 28,0 0,0">
          <text:p/>
        </draw:polygon>
        <draw:polygon draw:style-name="gr30" draw:text-style-name="P8" draw:layer="layout" svg:width="0.026cm" svg:height="0.379cm" svg:x="31cm" svg:y="2.73cm" svg:viewBox="0 0 27 380" draw:points="0,380 27,380 27,0 0,0">
          <text:p/>
        </draw:polygon>
        <draw:polygon draw:style-name="gr30" draw:text-style-name="P8" draw:layer="layout" svg:width="0.026cm" svg:height="0.379cm" svg:x="31.026cm" svg:y="2.73cm" svg:viewBox="0 0 27 380" draw:points="0,380 27,380 27,0 0,0">
          <text:p/>
        </draw:polygon>
        <draw:polygon draw:style-name="gr31" draw:text-style-name="P9" draw:layer="layout" svg:width="0.026cm" svg:height="0.379cm" svg:x="31.052cm" svg:y="2.73cm" svg:viewBox="0 0 27 380" draw:points="0,380 27,380 27,0 0,0">
          <text:p/>
        </draw:polygon>
        <draw:polygon draw:style-name="gr30" draw:text-style-name="P8" draw:layer="layout" svg:width="0.026cm" svg:height="0.379cm" svg:x="31.079cm" svg:y="2.73cm" svg:viewBox="0 0 27 380" draw:points="0,380 27,380 27,0 0,0">
          <text:p/>
        </draw:polygon>
        <draw:polygon draw:style-name="gr31" draw:text-style-name="P9" draw:layer="layout" svg:width="0.026cm" svg:height="0.379cm" svg:x="31.105cm" svg:y="2.73cm" svg:viewBox="0 0 27 380" draw:points="0,380 27,380 27,0 0,0">
          <text:p/>
        </draw:polygon>
        <draw:polygon draw:style-name="gr31" draw:text-style-name="P9" draw:layer="layout" svg:width="0.026cm" svg:height="0.379cm" svg:x="31.131cm" svg:y="2.73cm" svg:viewBox="0 0 27 380" draw:points="0,380 27,380 27,0 0,0">
          <text:p/>
        </draw:polygon>
        <draw:polygon draw:style-name="gr29" draw:text-style-name="P7" draw:layer="layout" svg:width="0.026cm" svg:height="0.379cm" svg:x="31.157cm" svg:y="2.73cm" svg:viewBox="0 0 27 380" draw:points="0,380 27,380 27,0 0,0">
          <text:p/>
        </draw:polygon>
        <draw:polygon draw:style-name="gr29" draw:text-style-name="P7" draw:layer="layout" svg:width="0.026cm" svg:height="0.379cm" svg:x="31.184cm" svg:y="2.73cm" svg:viewBox="0 0 27 380" draw:points="0,380 27,380 27,0 0,0">
          <text:p/>
        </draw:polygon>
        <draw:polygon draw:style-name="gr29" draw:text-style-name="P7" draw:layer="layout" svg:width="0.026cm" svg:height="0.379cm" svg:x="31.21cm" svg:y="2.73cm" svg:viewBox="0 0 27 380" draw:points="0,380 27,380 27,0 0,0">
          <text:p/>
        </draw:polygon>
        <draw:polygon draw:style-name="gr30" draw:text-style-name="P8" draw:layer="layout" svg:width="0.026cm" svg:height="0.379cm" svg:x="31.236cm" svg:y="2.73cm" svg:viewBox="0 0 27 380" draw:points="0,380 27,380 27,0 0,0">
          <text:p/>
        </draw:polygon>
        <draw:polygon draw:style-name="gr31" draw:text-style-name="P9" draw:layer="layout" svg:width="0.026cm" svg:height="0.379cm" svg:x="31.262cm" svg:y="2.73cm" svg:viewBox="0 0 27 380" draw:points="0,380 27,380 27,0 0,0">
          <text:p/>
        </draw:polygon>
        <draw:polygon draw:style-name="gr30" draw:text-style-name="P8" draw:layer="layout" svg:width="0.026cm" svg:height="0.379cm" svg:x="31.289cm" svg:y="2.73cm" svg:viewBox="0 0 27 380" draw:points="0,380 27,380 27,0 0,0">
          <text:p/>
        </draw:polygon>
        <draw:polygon draw:style-name="gr31" draw:text-style-name="P9" draw:layer="layout" svg:width="0.026cm" svg:height="0.379cm" svg:x="31.316cm" svg:y="2.73cm" svg:viewBox="0 0 27 380" draw:points="0,380 27,380 27,0 0,0">
          <text:p/>
        </draw:polygon>
        <draw:polygon draw:style-name="gr31" draw:text-style-name="P9" draw:layer="layout" svg:width="0.027cm" svg:height="0.379cm" svg:x="31.341cm" svg:y="2.73cm" svg:viewBox="0 0 28 380" draw:points="0,380 28,380 28,0 0,0">
          <text:p/>
        </draw:polygon>
        <draw:polygon draw:style-name="gr30" draw:text-style-name="P8" draw:layer="layout" svg:width="0.026cm" svg:height="0.379cm" svg:x="31.368cm" svg:y="2.73cm" svg:viewBox="0 0 27 380" draw:points="0,380 27,380 27,0 0,0">
          <text:p/>
        </draw:polygon>
        <draw:polygon draw:style-name="gr32" draw:text-style-name="P10" draw:layer="layout" svg:width="0.026cm" svg:height="0.379cm" svg:x="31.394cm" svg:y="2.73cm" svg:viewBox="0 0 27 380" draw:points="0,380 27,380 27,0 0,0">
          <text:p/>
        </draw:polygon>
        <draw:polygon draw:style-name="gr30" draw:text-style-name="P8" draw:layer="layout" svg:width="0.026cm" svg:height="0.379cm" svg:x="31.42cm" svg:y="2.73cm" svg:viewBox="0 0 27 380" draw:points="0,380 27,380 27,0 0,0">
          <text:p/>
        </draw:polygon>
        <draw:polygon draw:style-name="gr30" draw:text-style-name="P8" draw:layer="layout" svg:width="0.026cm" svg:height="0.379cm" svg:x="31.446cm" svg:y="2.73cm" svg:viewBox="0 0 27 380" draw:points="0,380 27,380 27,0 0,0">
          <text:p/>
        </draw:polygon>
        <draw:polygon draw:style-name="gr30" draw:text-style-name="P8" draw:layer="layout" svg:width="0.026cm" svg:height="0.379cm" svg:x="31.473cm" svg:y="2.73cm" svg:viewBox="0 0 27 380" draw:points="0,380 27,380 27,0 0,0">
          <text:p/>
        </draw:polygon>
        <draw:polygon draw:style-name="gr30" draw:text-style-name="P8" draw:layer="layout" svg:width="0.026cm" svg:height="0.379cm" svg:x="31.499cm" svg:y="2.73cm" svg:viewBox="0 0 27 380" draw:points="0,380 27,380 27,0 0,0">
          <text:p/>
        </draw:polygon>
        <draw:polygon draw:style-name="gr32" draw:text-style-name="P10" draw:layer="layout" svg:width="0.026cm" svg:height="0.379cm" svg:x="31.525cm" svg:y="2.73cm" svg:viewBox="0 0 27 380" draw:points="0,380 27,380 27,0 0,0">
          <text:p/>
        </draw:polygon>
        <draw:polygon draw:style-name="gr30" draw:text-style-name="P8" draw:layer="layout" svg:width="0.026cm" svg:height="0.379cm" svg:x="31.551cm" svg:y="2.73cm" svg:viewBox="0 0 27 380" draw:points="0,380 27,380 27,0 0,0">
          <text:p/>
        </draw:polygon>
        <draw:polygon draw:style-name="gr29" draw:text-style-name="P7" draw:layer="layout" svg:width="0.026cm" svg:height="0.379cm" svg:x="31.578cm" svg:y="2.73cm" svg:viewBox="0 0 27 380" draw:points="0,380 27,380 27,0 0,0">
          <text:p/>
        </draw:polygon>
        <draw:polygon draw:style-name="gr29" draw:text-style-name="P7" draw:layer="layout" svg:width="0.026cm" svg:height="0.379cm" svg:x="31.604cm" svg:y="2.73cm" svg:viewBox="0 0 27 380" draw:points="0,380 27,380 27,0 0,0">
          <text:p/>
        </draw:polygon>
        <draw:polygon draw:style-name="gr29" draw:text-style-name="P7" draw:layer="layout" svg:width="0.026cm" svg:height="0.379cm" svg:x="31.63cm" svg:y="2.73cm" svg:viewBox="0 0 27 380" draw:points="0,380 27,380 27,0 0,0">
          <text:p/>
        </draw:polygon>
        <draw:polygon draw:style-name="gr32" draw:text-style-name="P10" draw:layer="layout" svg:width="0.027cm" svg:height="0.379cm" svg:x="31.656cm" svg:y="2.73cm" svg:viewBox="0 0 28 380" draw:points="0,380 28,380 28,0 0,0">
          <text:p/>
        </draw:polygon>
        <draw:polygon draw:style-name="gr31" draw:text-style-name="P9" draw:layer="layout" svg:width="0.026cm" svg:height="0.379cm" svg:x="31.683cm" svg:y="2.73cm" svg:viewBox="0 0 27 380" draw:points="0,380 27,380 27,0 0,0">
          <text:p/>
        </draw:polygon>
        <draw:polygon draw:style-name="gr30" draw:text-style-name="P8" draw:layer="layout" svg:width="0.026cm" svg:height="0.379cm" svg:x="31.709cm" svg:y="2.73cm" svg:viewBox="0 0 27 380" draw:points="0,380 27,380 27,0 0,0">
          <text:p/>
        </draw:polygon>
        <draw:polygon draw:style-name="gr29" draw:text-style-name="P7" draw:layer="layout" svg:width="0.027cm" svg:height="0.379cm" svg:x="31.735cm" svg:y="2.73cm" svg:viewBox="0 0 28 380" draw:points="0,380 28,380 28,0 0,0">
          <text:p/>
        </draw:polygon>
        <draw:polygon draw:style-name="gr32" draw:text-style-name="P10" draw:layer="layout" svg:width="0.026cm" svg:height="0.379cm" svg:x="31.763cm" svg:y="2.73cm" svg:viewBox="0 0 27 380" draw:points="0,380 27,380 27,0 0,0">
          <text:p/>
        </draw:polygon>
        <draw:polygon draw:style-name="gr30" draw:text-style-name="P8" draw:layer="layout" svg:width="0.026cm" svg:height="0.379cm" svg:x="31.788cm" svg:y="2.73cm" svg:viewBox="0 0 27 380" draw:points="0,380 27,380 27,0 0,0">
          <text:p/>
        </draw:polygon>
        <draw:polygon draw:style-name="gr31" draw:text-style-name="P9" draw:layer="layout" svg:width="0.026cm" svg:height="0.379cm" svg:x="31.814cm" svg:y="2.73cm" svg:viewBox="0 0 27 380" draw:points="0,380 27,380 27,0 0,0">
          <text:p/>
        </draw:polygon>
        <draw:polygon draw:style-name="gr31" draw:text-style-name="P9" draw:layer="layout" svg:width="0.026cm" svg:height="0.379cm" svg:x="31.841cm" svg:y="2.73cm" svg:viewBox="0 0 27 380" draw:points="0,380 27,380 27,0 0,0">
          <text:p/>
        </draw:polygon>
        <draw:polygon draw:style-name="gr32" draw:text-style-name="P10" draw:layer="layout" svg:width="0.026cm" svg:height="0.379cm" svg:x="31.867cm" svg:y="2.73cm" svg:viewBox="0 0 27 380" draw:points="0,380 27,380 27,0 0,0">
          <text:p/>
        </draw:polygon>
        <draw:polygon draw:style-name="gr31" draw:text-style-name="P9" draw:layer="layout" svg:width="0.026cm" svg:height="0.379cm" svg:x="31.893cm" svg:y="2.73cm" svg:viewBox="0 0 27 380" draw:points="0,380 27,380 27,0 0,0">
          <text:p/>
        </draw:polygon>
        <draw:polygon draw:style-name="gr31" draw:text-style-name="P9" draw:layer="layout" svg:width="0.026cm" svg:height="0.379cm" svg:x="31.919cm" svg:y="2.73cm" svg:viewBox="0 0 27 380" draw:points="0,380 27,380 27,0 0,0">
          <text:p/>
        </draw:polygon>
        <draw:polygon draw:style-name="gr31" draw:text-style-name="P9" draw:layer="layout" svg:width="0.026cm" svg:height="0.379cm" svg:x="31.945cm" svg:y="2.73cm" svg:viewBox="0 0 27 380" draw:points="0,380 27,380 27,0 0,0">
          <text:p/>
        </draw:polygon>
        <draw:polygon draw:style-name="gr31" draw:text-style-name="P9" draw:layer="layout" svg:width="0.026cm" svg:height="0.379cm" svg:x="31.972cm" svg:y="2.73cm" svg:viewBox="0 0 27 380" draw:points="0,380 27,380 27,0 0,0">
          <text:p/>
        </draw:polygon>
        <draw:polygon draw:style-name="gr30" draw:text-style-name="P8" draw:layer="layout" svg:width="0.026cm" svg:height="0.379cm" svg:x="31.998cm" svg:y="2.73cm" svg:viewBox="0 0 27 380" draw:points="0,380 27,380 27,0 0,0">
          <text:p/>
        </draw:polygon>
        <draw:polygon draw:style-name="gr32" draw:text-style-name="P10" draw:layer="layout" svg:width="0.026cm" svg:height="0.379cm" svg:x="32.024cm" svg:y="2.73cm" svg:viewBox="0 0 27 380" draw:points="0,380 27,380 27,0 0,0">
          <text:p/>
        </draw:polygon>
        <draw:polygon draw:style-name="gr32" draw:text-style-name="P10" draw:layer="layout" svg:width="0.027cm" svg:height="0.379cm" svg:x="32.05cm" svg:y="2.73cm" svg:viewBox="0 0 28 380" draw:points="0,380 28,380 28,0 0,0">
          <text:p/>
        </draw:polygon>
        <draw:polygon draw:style-name="gr30" draw:text-style-name="P8" draw:layer="layout" svg:width="0.026cm" svg:height="0.379cm" svg:x="32.077cm" svg:y="2.73cm" svg:viewBox="0 0 27 380" draw:points="0,380 27,380 27,0 0,0">
          <text:p/>
        </draw:polygon>
        <draw:polygon draw:style-name="gr30" draw:text-style-name="P8" draw:layer="layout" svg:width="0.026cm" svg:height="0.379cm" svg:x="32.103cm" svg:y="2.73cm" svg:viewBox="0 0 27 380" draw:points="0,380 27,380 27,0 0,0">
          <text:p/>
        </draw:polygon>
        <draw:polygon draw:style-name="gr31" draw:text-style-name="P9" draw:layer="layout" svg:width="0.026cm" svg:height="0.379cm" svg:x="32.13cm" svg:y="2.73cm" svg:viewBox="0 0 27 380" draw:points="0,380 27,380 27,0 0,0">
          <text:p/>
        </draw:polygon>
        <draw:polygon draw:style-name="gr29" draw:text-style-name="P7" draw:layer="layout" svg:width="0.026cm" svg:height="0.379cm" svg:x="32.156cm" svg:y="2.73cm" svg:viewBox="0 0 27 380" draw:points="0,380 27,380 27,0 0,0">
          <text:p/>
        </draw:polygon>
        <draw:polygon draw:style-name="gr31" draw:text-style-name="P9" draw:layer="layout" svg:width="0.026cm" svg:height="0.379cm" svg:x="32.182cm" svg:y="2.73cm" svg:viewBox="0 0 27 380" draw:points="0,380 27,380 27,0 0,0">
          <text:p/>
        </draw:polygon>
        <draw:polygon draw:style-name="gr30" draw:text-style-name="P8" draw:layer="layout" svg:width="0.026cm" svg:height="0.379cm" svg:x="32.208cm" svg:y="2.73cm" svg:viewBox="0 0 27 380" draw:points="0,380 27,380 27,0 0,0">
          <text:p/>
        </draw:polygon>
        <draw:polygon draw:style-name="gr31" draw:text-style-name="P9" draw:layer="layout" svg:width="0.026cm" svg:height="0.379cm" svg:x="32.235cm" svg:y="2.73cm" svg:viewBox="0 0 27 380" draw:points="0,380 27,380 27,0 0,0">
          <text:p/>
        </draw:polygon>
        <draw:polygon draw:style-name="gr32" draw:text-style-name="P10" draw:layer="layout" svg:width="0.026cm" svg:height="0.379cm" svg:x="32.261cm" svg:y="2.73cm" svg:viewBox="0 0 27 380" draw:points="0,380 27,380 27,0 0,0">
          <text:p/>
        </draw:polygon>
        <draw:polygon draw:style-name="gr32" draw:text-style-name="P10" draw:layer="layout" svg:width="0.026cm" svg:height="0.379cm" svg:x="32.287cm" svg:y="2.73cm" svg:viewBox="0 0 27 380" draw:points="0,380 27,380 27,0 0,0">
          <text:p/>
        </draw:polygon>
        <draw:polygon draw:style-name="gr30" draw:text-style-name="P8" draw:layer="layout" svg:width="0.026cm" svg:height="0.379cm" svg:x="32.313cm" svg:y="2.73cm" svg:viewBox="0 0 27 380" draw:points="0,380 27,380 27,0 0,0">
          <text:p/>
        </draw:polygon>
        <draw:polygon draw:style-name="gr30" draw:text-style-name="P8" draw:layer="layout" svg:width="0.026cm" svg:height="0.379cm" svg:x="32.34cm" svg:y="2.73cm" svg:viewBox="0 0 27 380" draw:points="0,380 27,380 27,0 0,0">
          <text:p/>
        </draw:polygon>
        <draw:polygon draw:style-name="gr29" draw:text-style-name="P7" draw:layer="layout" svg:width="0.026cm" svg:height="0.379cm" svg:x="32.366cm" svg:y="2.73cm" svg:viewBox="0 0 27 380" draw:points="0,380 27,380 27,0 0,0">
          <text:p/>
        </draw:polygon>
        <draw:polygon draw:style-name="gr30" draw:text-style-name="P8" draw:layer="layout" svg:width="0.026cm" svg:height="0.379cm" svg:x="32.392cm" svg:y="2.73cm" svg:viewBox="0 0 27 380" draw:points="0,380 27,380 27,0 0,0">
          <text:p/>
        </draw:polygon>
        <draw:polygon draw:style-name="gr31" draw:text-style-name="P9" draw:layer="layout" svg:width="0.027cm" svg:height="0.379cm" svg:x="32.418cm" svg:y="2.73cm" svg:viewBox="0 0 28 380" draw:points="0,380 28,380 28,0 0,0">
          <text:p/>
        </draw:polygon>
        <draw:polygon draw:style-name="gr31" draw:text-style-name="P9" draw:layer="layout" svg:width="0.026cm" svg:height="0.379cm" svg:x="32.445cm" svg:y="2.73cm" svg:viewBox="0 0 27 380" draw:points="0,380 27,380 27,0 0,0">
          <text:p/>
        </draw:polygon>
        <draw:polygon draw:style-name="gr31" draw:text-style-name="P9" draw:layer="layout" svg:width="0.026cm" svg:height="0.379cm" svg:x="32.471cm" svg:y="2.73cm" svg:viewBox="0 0 27 380" draw:points="0,380 27,380 27,0 0,0">
          <text:p/>
        </draw:polygon>
        <draw:polygon draw:style-name="gr30" draw:text-style-name="P8" draw:layer="layout" svg:width="0.026cm" svg:height="0.379cm" svg:x="32.497cm" svg:y="2.73cm" svg:viewBox="0 0 27 380" draw:points="0,380 27,380 27,0 0,0">
          <text:p/>
        </draw:polygon>
        <draw:polygon draw:style-name="gr31" draw:text-style-name="P9" draw:layer="layout" svg:width="0.026cm" svg:height="0.379cm" svg:x="32.524cm" svg:y="2.73cm" svg:viewBox="0 0 27 380" draw:points="0,380 27,380 27,0 0,0">
          <text:p/>
        </draw:polygon>
        <draw:polygon draw:style-name="gr32" draw:text-style-name="P10" draw:layer="layout" svg:width="0.026cm" svg:height="0.379cm" svg:x="32.55cm" svg:y="2.73cm" svg:viewBox="0 0 27 380" draw:points="0,380 27,380 27,0 0,0">
          <text:p/>
        </draw:polygon>
        <draw:polygon draw:style-name="gr32" draw:text-style-name="P10" draw:layer="layout" svg:width="0.026cm" svg:height="0.379cm" svg:x="32.576cm" svg:y="2.73cm" svg:viewBox="0 0 27 380" draw:points="0,380 27,380 27,0 0,0">
          <text:p/>
        </draw:polygon>
        <draw:polygon draw:style-name="gr31" draw:text-style-name="P9" draw:layer="layout" svg:width="0.026cm" svg:height="0.379cm" svg:x="32.603cm" svg:y="2.73cm" svg:viewBox="0 0 27 380" draw:points="0,380 27,380 27,0 0,0">
          <text:p/>
        </draw:polygon>
        <draw:polygon draw:style-name="gr32" draw:text-style-name="P10" draw:layer="layout" svg:width="0.026cm" svg:height="0.379cm" svg:x="32.629cm" svg:y="2.73cm" svg:viewBox="0 0 27 380" draw:points="0,380 27,380 27,0 0,0">
          <text:p/>
        </draw:polygon>
        <draw:polygon draw:style-name="gr29" draw:text-style-name="P7" draw:layer="layout" svg:width="0.026cm" svg:height="0.379cm" svg:x="32.655cm" svg:y="2.73cm" svg:viewBox="0 0 27 380" draw:points="0,380 27,380 27,0 0,0">
          <text:p/>
        </draw:polygon>
        <draw:polygon draw:style-name="gr32" draw:text-style-name="P10" draw:layer="layout" svg:width="0.026cm" svg:height="0.379cm" svg:x="32.681cm" svg:y="2.73cm" svg:viewBox="0 0 27 380" draw:points="0,380 27,380 27,0 0,0">
          <text:p/>
        </draw:polygon>
        <draw:polygon draw:style-name="gr32" draw:text-style-name="P10" draw:layer="layout" svg:width="0.026cm" svg:height="0.379cm" svg:x="32.707cm" svg:y="2.73cm" svg:viewBox="0 0 27 380" draw:points="0,380 27,380 27,0 0,0">
          <text:p/>
        </draw:polygon>
        <draw:polygon draw:style-name="gr31" draw:text-style-name="P9" draw:layer="layout" svg:width="0.026cm" svg:height="0.379cm" svg:x="32.734cm" svg:y="2.73cm" svg:viewBox="0 0 27 380" draw:points="0,380 27,380 27,0 0,0">
          <text:p/>
        </draw:polygon>
        <draw:polygon draw:style-name="gr32" draw:text-style-name="P10" draw:layer="layout" svg:width="0.026cm" svg:height="0.379cm" svg:x="32.76cm" svg:y="2.73cm" svg:viewBox="0 0 27 380" draw:points="0,380 27,380 27,0 0,0">
          <text:p/>
        </draw:polygon>
        <draw:polygon draw:style-name="gr30" draw:text-style-name="P8" draw:layer="layout" svg:width="0.026cm" svg:height="0.379cm" svg:x="32.786cm" svg:y="2.73cm" svg:viewBox="0 0 27 380" draw:points="0,380 27,380 27,0 0,0">
          <text:p/>
        </draw:polygon>
        <draw:polygon draw:style-name="gr30" draw:text-style-name="P8" draw:layer="layout" svg:width="0.027cm" svg:height="0.379cm" svg:x="32.812cm" svg:y="2.73cm" svg:viewBox="0 0 28 380" draw:points="0,380 28,380 28,0 0,0">
          <text:p/>
        </draw:polygon>
        <draw:polygon draw:style-name="gr32" draw:text-style-name="P10" draw:layer="layout" svg:width="0.026cm" svg:height="0.379cm" svg:x="32.839cm" svg:y="2.73cm" svg:viewBox="0 0 27 380" draw:points="0,380 27,380 27,0 0,0">
          <text:p/>
        </draw:polygon>
        <draw:polygon draw:style-name="gr30" draw:text-style-name="P8" draw:layer="layout" svg:width="0.026cm" svg:height="0.379cm" svg:x="32.865cm" svg:y="2.73cm" svg:viewBox="0 0 27 380" draw:points="0,380 27,380 27,0 0,0">
          <text:p/>
        </draw:polygon>
        <draw:polygon draw:style-name="gr31" draw:text-style-name="P9" draw:layer="layout" svg:width="0.026cm" svg:height="0.379cm" svg:x="32.891cm" svg:y="2.73cm" svg:viewBox="0 0 27 380" draw:points="0,380 27,380 27,0 0,0">
          <text:p/>
        </draw:polygon>
        <draw:polygon draw:style-name="gr32" draw:text-style-name="P10" draw:layer="layout" svg:width="0.026cm" svg:height="0.379cm" svg:x="32.918cm" svg:y="2.73cm" svg:viewBox="0 0 27 380" draw:points="0,380 27,380 27,0 0,0">
          <text:p/>
        </draw:polygon>
        <draw:polygon draw:style-name="gr30" draw:text-style-name="P8" draw:layer="layout" svg:width="0.026cm" svg:height="0.379cm" svg:x="32.944cm" svg:y="2.73cm" svg:viewBox="0 0 27 380" draw:points="0,380 27,380 27,0 0,0">
          <text:p/>
        </draw:polygon>
        <draw:polygon draw:style-name="gr30" draw:text-style-name="P8" draw:layer="layout" svg:width="0.026cm" svg:height="0.379cm" svg:x="32.97cm" svg:y="2.73cm" svg:viewBox="0 0 27 380" draw:points="0,380 27,380 27,0 0,0">
          <text:p/>
        </draw:polygon>
        <draw:polygon draw:style-name="gr31" draw:text-style-name="P9" draw:layer="layout" svg:width="0.026cm" svg:height="0.379cm" svg:x="32.996cm" svg:y="2.73cm" svg:viewBox="0 0 27 380" draw:points="0,380 27,380 27,0 0,0">
          <text:p/>
        </draw:polygon>
        <draw:polygon draw:style-name="gr29" draw:text-style-name="P7" draw:layer="layout" svg:width="0.026cm" svg:height="0.379cm" svg:x="33.023cm" svg:y="2.73cm" svg:viewBox="0 0 27 380" draw:points="0,380 27,380 27,0 0,0">
          <text:p/>
        </draw:polygon>
        <draw:polygon draw:style-name="gr30" draw:text-style-name="P8" draw:layer="layout" svg:width="0.026cm" svg:height="0.379cm" svg:x="33.049cm" svg:y="2.73cm" svg:viewBox="0 0 27 380" draw:points="0,380 27,380 27,0 0,0">
          <text:p/>
        </draw:polygon>
        <draw:polygon draw:style-name="gr29" draw:text-style-name="P7" draw:layer="layout" svg:width="0.026cm" svg:height="0.379cm" svg:x="33.075cm" svg:y="2.73cm" svg:viewBox="0 0 27 380" draw:points="0,380 27,380 27,0 0,0">
          <text:p/>
        </draw:polygon>
        <draw:polygon draw:style-name="gr30" draw:text-style-name="P8" draw:layer="layout" svg:width="0.027cm" svg:height="0.379cm" svg:x="33.101cm" svg:y="2.73cm" svg:viewBox="0 0 28 380" draw:points="0,380 28,380 28,0 0,0">
          <text:p/>
        </draw:polygon>
        <draw:polygon draw:style-name="gr32" draw:text-style-name="P10" draw:layer="layout" svg:width="0.026cm" svg:height="0.379cm" svg:x="33.128cm" svg:y="2.73cm" svg:viewBox="0 0 27 380" draw:points="0,380 27,380 27,0 0,0">
          <text:p/>
        </draw:polygon>
        <draw:polygon draw:style-name="gr31" draw:text-style-name="P9" draw:layer="layout" svg:width="0.026cm" svg:height="0.379cm" svg:x="33.154cm" svg:y="2.73cm" svg:viewBox="0 0 27 380" draw:points="0,380 27,380 27,0 0,0">
          <text:p/>
        </draw:polygon>
        <draw:polygon draw:style-name="gr31" draw:text-style-name="P9" draw:layer="layout" svg:width="0.027cm" svg:height="0.379cm" svg:x="33.18cm" svg:y="2.73cm" svg:viewBox="0 0 28 380" draw:points="0,380 28,380 28,0 0,0">
          <text:p/>
        </draw:polygon>
        <draw:polygon draw:style-name="gr31" draw:text-style-name="P9" draw:layer="layout" svg:width="0.026cm" svg:height="0.379cm" svg:x="33.207cm" svg:y="2.73cm" svg:viewBox="0 0 27 380" draw:points="0,380 27,380 27,0 0,0">
          <text:p/>
        </draw:polygon>
        <draw:polygon draw:style-name="gr30" draw:text-style-name="P8" draw:layer="layout" svg:width="0.026cm" svg:height="0.379cm" svg:x="33.233cm" svg:y="2.73cm" svg:viewBox="0 0 27 380" draw:points="0,380 27,380 27,0 0,0">
          <text:p/>
        </draw:polygon>
        <draw:polygon draw:style-name="gr30" draw:text-style-name="P8" draw:layer="layout" svg:width="0.026cm" svg:height="0.379cm" svg:x="33.259cm" svg:y="2.73cm" svg:viewBox="0 0 27 380" draw:points="0,380 27,380 27,0 0,0">
          <text:p/>
        </draw:polygon>
        <draw:polygon draw:style-name="gr32" draw:text-style-name="P10" draw:layer="layout" svg:width="0.026cm" svg:height="0.379cm" svg:x="33.286cm" svg:y="2.73cm" svg:viewBox="0 0 27 380" draw:points="0,380 27,380 27,0 0,0">
          <text:p/>
        </draw:polygon>
        <draw:polygon draw:style-name="gr30" draw:text-style-name="P8" draw:layer="layout" svg:width="0.026cm" svg:height="0.379cm" svg:x="33.312cm" svg:y="2.73cm" svg:viewBox="0 0 27 380" draw:points="0,380 27,380 27,0 0,0">
          <text:p/>
        </draw:polygon>
        <draw:polygon draw:style-name="gr31" draw:text-style-name="P9" draw:layer="layout" svg:width="0.026cm" svg:height="0.379cm" svg:x="33.338cm" svg:y="2.73cm" svg:viewBox="0 0 27 380" draw:points="0,380 27,380 27,0 0,0">
          <text:p/>
        </draw:polygon>
        <draw:polygon draw:style-name="gr32" draw:text-style-name="P10" draw:layer="layout" svg:width="0.026cm" svg:height="0.379cm" svg:x="33.364cm" svg:y="2.73cm" svg:viewBox="0 0 27 380" draw:points="0,380 27,380 27,0 0,0">
          <text:p/>
        </draw:polygon>
        <draw:polygon draw:style-name="gr30" draw:text-style-name="P8" draw:layer="layout" svg:width="0.026cm" svg:height="0.379cm" svg:x="33.39cm" svg:y="2.73cm" svg:viewBox="0 0 27 380" draw:points="0,380 27,380 27,0 0,0">
          <text:p/>
        </draw:polygon>
        <draw:polygon draw:style-name="gr29" draw:text-style-name="P7" draw:layer="layout" svg:width="0.026cm" svg:height="0.379cm" svg:x="33.417cm" svg:y="2.73cm" svg:viewBox="0 0 27 380" draw:points="0,380 27,380 27,0 0,0">
          <text:p/>
        </draw:polygon>
        <draw:polygon draw:style-name="gr30" draw:text-style-name="P8" draw:layer="layout" svg:width="0.026cm" svg:height="0.379cm" svg:x="33.444cm" svg:y="2.73cm" svg:viewBox="0 0 27 380" draw:points="0,380 27,380 27,0 0,0">
          <text:p/>
        </draw:polygon>
        <draw:polygon draw:style-name="gr30" draw:text-style-name="P8" draw:layer="layout" svg:width="0.026cm" svg:height="0.379cm" svg:x="33.469cm" svg:y="2.73cm" svg:viewBox="0 0 27 380" draw:points="0,380 27,380 27,0 0,0">
          <text:p/>
        </draw:polygon>
        <draw:polygon draw:style-name="gr30" draw:text-style-name="P8" draw:layer="layout" svg:width="0.027cm" svg:height="0.379cm" svg:x="33.495cm" svg:y="2.73cm" svg:viewBox="0 0 28 380" draw:points="0,380 28,380 28,0 0,0">
          <text:p/>
        </draw:polygon>
        <draw:polygon draw:style-name="gr31" draw:text-style-name="P9" draw:layer="layout" svg:width="0.026cm" svg:height="0.379cm" svg:x="33.522cm" svg:y="2.73cm" svg:viewBox="0 0 27 380" draw:points="0,380 27,380 27,0 0,0">
          <text:p/>
        </draw:polygon>
        <draw:polygon draw:style-name="gr30" draw:text-style-name="P8" draw:layer="layout" svg:width="0.026cm" svg:height="0.379cm" svg:x="33.548cm" svg:y="2.73cm" svg:viewBox="0 0 27 380" draw:points="0,380 27,380 27,0 0,0">
          <text:p/>
        </draw:polygon>
        <draw:polygon draw:style-name="gr30" draw:text-style-name="P8" draw:layer="layout" svg:width="0.028cm" svg:height="0.379cm" svg:x="33.574cm" svg:y="2.73cm" svg:viewBox="0 0 29 380" draw:points="0,380 29,380 29,0 0,0">
          <text:p/>
        </draw:polygon>
        <draw:polygon draw:style-name="gr32" draw:text-style-name="P10" draw:layer="layout" svg:width="0.026cm" svg:height="0.379cm" svg:x="33.601cm" svg:y="2.73cm" svg:viewBox="0 0 27 380" draw:points="0,380 27,380 27,0 0,0">
          <text:p/>
        </draw:polygon>
        <draw:polygon draw:style-name="gr30" draw:text-style-name="P8" draw:layer="layout" svg:width="0.026cm" svg:height="0.379cm" svg:x="33.627cm" svg:y="2.73cm" svg:viewBox="0 0 27 380" draw:points="0,380 27,380 27,0 0,0">
          <text:p/>
        </draw:polygon>
        <draw:polygon draw:style-name="gr31" draw:text-style-name="P9" draw:layer="layout" svg:width="0.026cm" svg:height="0.379cm" svg:x="33.653cm" svg:y="2.73cm" svg:viewBox="0 0 27 380" draw:points="0,380 27,380 27,0 0,0">
          <text:p/>
        </draw:polygon>
        <draw:polygon draw:style-name="gr29" draw:text-style-name="P7" draw:layer="layout" svg:width="0.026cm" svg:height="0.379cm" svg:x="33.68cm" svg:y="2.73cm" svg:viewBox="0 0 27 380" draw:points="0,380 27,380 27,0 0,0">
          <text:p/>
        </draw:polygon>
        <draw:polygon draw:style-name="gr30" draw:text-style-name="P8" draw:layer="layout" svg:width="0.026cm" svg:height="0.379cm" svg:x="33.706cm" svg:y="2.73cm" svg:viewBox="0 0 27 380" draw:points="0,380 27,380 27,0 0,0">
          <text:p/>
        </draw:polygon>
        <draw:polygon draw:style-name="gr30" draw:text-style-name="P8" draw:layer="layout" svg:width="0.026cm" svg:height="0.379cm" svg:x="33.732cm" svg:y="2.73cm" svg:viewBox="0 0 27 380" draw:points="0,380 27,380 27,0 0,0">
          <text:p/>
        </draw:polygon>
        <draw:polygon draw:style-name="gr32" draw:text-style-name="P10" draw:layer="layout" svg:width="0.026cm" svg:height="0.379cm" svg:x="33.758cm" svg:y="2.73cm" svg:viewBox="0 0 27 380" draw:points="0,380 27,380 27,0 0,0">
          <text:p/>
        </draw:polygon>
        <draw:polygon draw:style-name="gr32" draw:text-style-name="P10" draw:layer="layout" svg:width="0.026cm" svg:height="0.379cm" svg:x="33.784cm" svg:y="2.73cm" svg:viewBox="0 0 27 380" draw:points="0,380 27,380 27,0 0,0">
          <text:p/>
        </draw:polygon>
        <draw:polygon draw:style-name="gr31" draw:text-style-name="P9" draw:layer="layout" svg:width="0.026cm" svg:height="0.379cm" svg:x="33.811cm" svg:y="2.73cm" svg:viewBox="0 0 27 380" draw:points="0,380 27,380 27,0 0,0">
          <text:p/>
        </draw:polygon>
        <draw:polygon draw:style-name="gr30" draw:text-style-name="P8" draw:layer="layout" svg:width="0.026cm" svg:height="0.379cm" svg:x="33.837cm" svg:y="2.73cm" svg:viewBox="0 0 27 380" draw:points="0,380 27,380 27,0 0,0">
          <text:p/>
        </draw:polygon>
        <draw:polygon draw:style-name="gr30" draw:text-style-name="P8" draw:layer="layout" svg:width="0.027cm" svg:height="0.379cm" svg:x="33.863cm" svg:y="2.73cm" svg:viewBox="0 0 28 380" draw:points="0,380 28,380 28,0 0,0">
          <text:p/>
        </draw:polygon>
        <draw:polygon draw:style-name="gr31" draw:text-style-name="P9" draw:layer="layout" svg:width="0.026cm" svg:height="0.379cm" svg:x="33.891cm" svg:y="2.73cm" svg:viewBox="0 0 27 380" draw:points="0,380 27,380 27,0 0,0">
          <text:p/>
        </draw:polygon>
        <draw:polygon draw:style-name="gr32" draw:text-style-name="P10" draw:layer="layout" svg:width="0.026cm" svg:height="0.379cm" svg:x="33.916cm" svg:y="2.73cm" svg:viewBox="0 0 27 380" draw:points="0,380 27,380 27,0 0,0">
          <text:p/>
        </draw:polygon>
        <draw:polygon draw:style-name="gr31" draw:text-style-name="P9" draw:layer="layout" svg:width="0.026cm" svg:height="0.379cm" svg:x="33.942cm" svg:y="2.73cm" svg:viewBox="0 0 27 380" draw:points="0,380 27,380 27,0 0,0">
          <text:p/>
        </draw:polygon>
        <draw:polygon draw:style-name="gr29" draw:text-style-name="P7" draw:layer="layout" svg:width="0.026cm" svg:height="0.379cm" svg:x="33.969cm" svg:y="2.73cm" svg:viewBox="0 0 27 380" draw:points="0,380 27,380 27,0 0,0">
          <text:p/>
        </draw:polygon>
        <draw:polygon draw:style-name="gr31" draw:text-style-name="P9" draw:layer="layout" svg:width="0.026cm" svg:height="0.379cm" svg:x="33.995cm" svg:y="2.73cm" svg:viewBox="0 0 27 380" draw:points="0,380 27,380 27,0 0,0">
          <text:p/>
        </draw:polygon>
        <draw:polygon draw:style-name="gr29" draw:text-style-name="P7" draw:layer="layout" svg:width="0.026cm" svg:height="0.379cm" svg:x="34.021cm" svg:y="2.73cm" svg:viewBox="0 0 27 380" draw:points="0,380 27,380 27,0 0,0">
          <text:p/>
        </draw:polygon>
        <draw:polygon draw:style-name="gr31" draw:text-style-name="P9" draw:layer="layout" svg:width="0.026cm" svg:height="0.379cm" svg:x="34.047cm" svg:y="2.73cm" svg:viewBox="0 0 27 380" draw:points="0,380 27,380 27,0 0,0">
          <text:p/>
        </draw:polygon>
        <draw:polygon draw:style-name="gr30" draw:text-style-name="P8" draw:layer="layout" svg:width="0.026cm" svg:height="0.379cm" svg:x="34.074cm" svg:y="2.73cm" svg:viewBox="0 0 27 380" draw:points="0,380 27,380 27,0 0,0">
          <text:p/>
        </draw:polygon>
        <draw:polygon draw:style-name="gr31" draw:text-style-name="P9" draw:layer="layout" svg:width="0.026cm" svg:height="0.379cm" svg:x="34.1cm" svg:y="2.73cm" svg:viewBox="0 0 27 380" draw:points="0,380 27,380 27,0 0,0">
          <text:p/>
        </draw:polygon>
        <draw:polygon draw:style-name="gr31" draw:text-style-name="P9" draw:layer="layout" svg:width="0.026cm" svg:height="0.379cm" svg:x="34.126cm" svg:y="2.73cm" svg:viewBox="0 0 27 380" draw:points="0,380 27,380 27,0 0,0">
          <text:p/>
        </draw:polygon>
        <draw:polygon draw:style-name="gr30" draw:text-style-name="P8" draw:layer="layout" svg:width="0.026cm" svg:height="0.379cm" svg:x="34.152cm" svg:y="2.73cm" svg:viewBox="0 0 27 380" draw:points="0,380 27,380 27,0 0,0">
          <text:p/>
        </draw:polygon>
        <draw:polygon draw:style-name="gr31" draw:text-style-name="P9" draw:layer="layout" svg:width="0.026cm" svg:height="0.379cm" svg:x="34.179cm" svg:y="2.73cm" svg:viewBox="0 0 27 380" draw:points="0,380 27,380 27,0 0,0">
          <text:p/>
        </draw:polygon>
        <draw:polygon draw:style-name="gr31" draw:text-style-name="P9" draw:layer="layout" svg:width="0.026cm" svg:height="0.379cm" svg:x="34.205cm" svg:y="2.73cm" svg:viewBox="0 0 27 380" draw:points="0,380 27,380 27,0 0,0">
          <text:p/>
        </draw:polygon>
        <draw:polygon draw:style-name="gr32" draw:text-style-name="P10" draw:layer="layout" svg:width="0.026cm" svg:height="0.379cm" svg:x="34.231cm" svg:y="2.73cm" svg:viewBox="0 0 27 380" draw:points="0,380 27,380 27,0 0,0">
          <text:p/>
        </draw:polygon>
        <draw:polygon draw:style-name="gr30" draw:text-style-name="P8" draw:layer="layout" svg:width="0.027cm" svg:height="0.379cm" svg:x="34.257cm" svg:y="2.73cm" svg:viewBox="0 0 28 380" draw:points="0,380 28,380 28,0 0,0">
          <text:p/>
        </draw:polygon>
        <draw:polygon draw:style-name="gr29" draw:text-style-name="P7" draw:layer="layout" svg:width="0.026cm" svg:height="0.379cm" svg:x="34.284cm" svg:y="2.73cm" svg:viewBox="0 0 27 380" draw:points="0,380 27,380 27,0 0,0">
          <text:p/>
        </draw:polygon>
        <draw:polygon draw:style-name="gr29" draw:text-style-name="P7" draw:layer="layout" svg:width="0.026cm" svg:height="0.379cm" svg:x="34.31cm" svg:y="2.73cm" svg:viewBox="0 0 27 380" draw:points="0,380 27,380 27,0 0,0">
          <text:p/>
        </draw:polygon>
        <draw:polygon draw:style-name="gr29" draw:text-style-name="P7" draw:layer="layout" svg:width="0.026cm" svg:height="0.379cm" svg:x="34.336cm" svg:y="2.73cm" svg:viewBox="0 0 27 380" draw:points="0,380 27,380 27,0 0,0">
          <text:p/>
        </draw:polygon>
        <draw:polygon draw:style-name="gr31" draw:text-style-name="P9" draw:layer="layout" svg:width="0.026cm" svg:height="0.379cm" svg:x="34.415cm" svg:y="2.73cm" svg:viewBox="0 0 27 380" draw:points="0,380 27,380 27,0 0,0">
          <text:p/>
        </draw:polygon>
        <draw:polygon draw:style-name="gr30" draw:text-style-name="P8" draw:layer="layout" svg:width="0.026cm" svg:height="0.379cm" svg:x="34.441cm" svg:y="2.73cm" svg:viewBox="0 0 27 380" draw:points="0,380 27,380 27,0 0,0">
          <text:p/>
        </draw:polygon>
        <draw:polygon draw:style-name="gr29" draw:text-style-name="P7" draw:layer="layout" svg:width="0.026cm" svg:height="0.379cm" svg:x="34.468cm" svg:y="2.73cm" svg:viewBox="0 0 27 380" draw:points="0,380 27,380 27,0 0,0">
          <text:p/>
        </draw:polygon>
        <draw:polygon draw:style-name="gr30" draw:text-style-name="P8" draw:layer="layout" svg:width="0.026cm" svg:height="0.379cm" svg:x="34.494cm" svg:y="2.73cm" svg:viewBox="0 0 27 380" draw:points="0,380 27,380 27,0 0,0">
          <text:p/>
        </draw:polygon>
        <draw:polygon draw:style-name="gr32" draw:text-style-name="P10" draw:layer="layout" svg:width="0.026cm" svg:height="0.379cm" svg:x="34.52cm" svg:y="2.73cm" svg:viewBox="0 0 27 380" draw:points="0,380 27,380 27,0 0,0">
          <text:p/>
        </draw:polygon>
        <draw:polygon draw:style-name="gr32" draw:text-style-name="P10" draw:layer="layout" svg:width="0.026cm" svg:height="0.379cm" svg:x="34.546cm" svg:y="2.73cm" svg:viewBox="0 0 27 380" draw:points="0,380 27,380 27,0 0,0">
          <text:p/>
        </draw:polygon>
        <draw:polygon draw:style-name="gr32" draw:text-style-name="P10" draw:layer="layout" svg:width="0.026cm" svg:height="0.379cm" svg:x="34.573cm" svg:y="2.73cm" svg:viewBox="0 0 27 380" draw:points="0,380 27,380 27,0 0,0">
          <text:p/>
        </draw:polygon>
        <draw:polygon draw:style-name="gr31" draw:text-style-name="P9" draw:layer="layout" svg:width="0.026cm" svg:height="0.379cm" svg:x="34.599cm" svg:y="2.73cm" svg:viewBox="0 0 27 380" draw:points="0,380 27,380 27,0 0,0">
          <text:p/>
        </draw:polygon>
        <draw:polygon draw:style-name="gr29" draw:text-style-name="P7" draw:layer="layout" svg:width="0.027cm" svg:height="0.379cm" svg:x="34.625cm" svg:y="2.73cm" svg:viewBox="0 0 28 380" draw:points="0,380 28,380 28,0 0,0">
          <text:p/>
        </draw:polygon>
        <draw:polygon draw:style-name="gr29" draw:text-style-name="P7" draw:layer="layout" svg:width="0.026cm" svg:height="0.379cm" svg:x="34.652cm" svg:y="2.73cm" svg:viewBox="0 0 27 380" draw:points="0,380 27,380 27,0 0,0">
          <text:p/>
        </draw:polygon>
        <draw:polygon draw:style-name="gr29" draw:text-style-name="P7" draw:layer="layout" svg:width="0.026cm" svg:height="0.38cm" svg:x="20.123cm" svg:y="1.97cm" svg:viewBox="0 0 27 381" draw:points="0,381 27,381 27,0 0,0">
          <text:p/>
        </draw:polygon>
        <draw:polygon draw:style-name="gr30" draw:text-style-name="P8" draw:layer="layout" svg:width="0.026cm" svg:height="0.38cm" svg:x="20.15cm" svg:y="1.97cm" svg:viewBox="0 0 27 381" draw:points="0,381 27,381 27,0 0,0">
          <text:p/>
        </draw:polygon>
        <draw:polygon draw:style-name="gr31" draw:text-style-name="P9" draw:layer="layout" svg:width="0.026cm" svg:height="0.38cm" svg:x="20.176cm" svg:y="1.97cm" svg:viewBox="0 0 27 381" draw:points="0,381 27,381 27,0 0,0">
          <text:p/>
        </draw:polygon>
        <draw:polygon draw:style-name="gr32" draw:text-style-name="P10" draw:layer="layout" svg:width="0.026cm" svg:height="0.38cm" svg:x="20.202cm" svg:y="1.97cm" svg:viewBox="0 0 27 381" draw:points="0,381 27,381 27,0 0,0">
          <text:p/>
        </draw:polygon>
        <draw:polygon draw:style-name="gr31" draw:text-style-name="P9" draw:layer="layout" svg:width="0.026cm" svg:height="0.38cm" svg:x="20.228cm" svg:y="1.97cm" svg:viewBox="0 0 27 381" draw:points="0,381 27,381 27,0 0,0">
          <text:p/>
        </draw:polygon>
        <draw:polygon draw:style-name="gr32" draw:text-style-name="P10" draw:layer="layout" svg:width="0.026cm" svg:height="0.38cm" svg:x="20.256cm" svg:y="1.97cm" svg:viewBox="0 0 27 381" draw:points="0,381 27,381 27,0 0,0">
          <text:p/>
        </draw:polygon>
        <draw:polygon draw:style-name="gr32" draw:text-style-name="P10" draw:layer="layout" svg:width="0.026cm" svg:height="0.38cm" svg:x="20.281cm" svg:y="1.97cm" svg:viewBox="0 0 27 381" draw:points="0,381 27,381 27,0 0,0">
          <text:p/>
        </draw:polygon>
        <draw:polygon draw:style-name="gr30" draw:text-style-name="P8" draw:layer="layout" svg:width="0.026cm" svg:height="0.38cm" svg:x="20.307cm" svg:y="1.97cm" svg:viewBox="0 0 27 381" draw:points="0,381 27,381 27,0 0,0">
          <text:p/>
        </draw:polygon>
        <draw:polygon draw:style-name="gr32" draw:text-style-name="P10" draw:layer="layout" svg:width="0.026cm" svg:height="0.38cm" svg:x="20.333cm" svg:y="1.97cm" svg:viewBox="0 0 27 381" draw:points="0,381 27,381 27,0 0,0">
          <text:p/>
        </draw:polygon>
        <draw:polygon draw:style-name="gr32" draw:text-style-name="P10" draw:layer="layout" svg:width="0.027cm" svg:height="0.38cm" svg:x="20.359cm" svg:y="1.97cm" svg:viewBox="0 0 28 381" draw:points="0,381 28,381 28,0 0,0">
          <text:p/>
        </draw:polygon>
        <draw:polygon draw:style-name="gr30" draw:text-style-name="P8" draw:layer="layout" svg:width="0.026cm" svg:height="0.38cm" svg:x="20.386cm" svg:y="1.97cm" svg:viewBox="0 0 27 381" draw:points="0,381 27,381 27,0 0,0">
          <text:p/>
        </draw:polygon>
        <draw:polygon draw:style-name="gr29" draw:text-style-name="P7" draw:layer="layout" svg:width="0.026cm" svg:height="0.38cm" svg:x="20.412cm" svg:y="1.97cm" svg:viewBox="0 0 27 381" draw:points="0,381 27,381 27,0 0,0">
          <text:p/>
        </draw:polygon>
        <draw:polygon draw:style-name="gr31" draw:text-style-name="P9" draw:layer="layout" svg:width="0.027cm" svg:height="0.38cm" svg:x="20.438cm" svg:y="1.97cm" svg:viewBox="0 0 28 381" draw:points="0,381 28,381 28,0 0,0">
          <text:p/>
        </draw:polygon>
        <draw:polygon draw:style-name="gr31" draw:text-style-name="P9" draw:layer="layout" svg:width="0.026cm" svg:height="0.38cm" svg:x="20.465cm" svg:y="1.97cm" svg:viewBox="0 0 27 381" draw:points="0,381 27,381 27,0 0,0">
          <text:p/>
        </draw:polygon>
        <draw:polygon draw:style-name="gr30" draw:text-style-name="P8" draw:layer="layout" svg:width="0.026cm" svg:height="0.38cm" svg:x="20.491cm" svg:y="1.97cm" svg:viewBox="0 0 27 381" draw:points="0,381 27,381 27,0 0,0">
          <text:p/>
        </draw:polygon>
        <draw:polygon draw:style-name="gr30" draw:text-style-name="P8" draw:layer="layout" svg:width="0.026cm" svg:height="0.38cm" svg:x="20.517cm" svg:y="1.97cm" svg:viewBox="0 0 27 381" draw:points="0,381 27,381 27,0 0,0">
          <text:p/>
        </draw:polygon>
        <draw:polygon draw:style-name="gr31" draw:text-style-name="P9" draw:layer="layout" svg:width="0.026cm" svg:height="0.38cm" svg:x="20.544cm" svg:y="1.97cm" svg:viewBox="0 0 27 381" draw:points="0,381 27,381 27,0 0,0">
          <text:p/>
        </draw:polygon>
        <draw:polygon draw:style-name="gr30" draw:text-style-name="P8" draw:layer="layout" svg:width="0.026cm" svg:height="0.38cm" svg:x="20.596cm" svg:y="1.97cm" svg:viewBox="0 0 27 381" draw:points="0,381 27,381 27,0 0,0">
          <text:p/>
        </draw:polygon>
        <draw:polygon draw:style-name="gr30" draw:text-style-name="P8" draw:layer="layout" svg:width="0.026cm" svg:height="0.38cm" svg:x="20.622cm" svg:y="1.97cm" svg:viewBox="0 0 27 381" draw:points="0,381 27,381 27,0 0,0">
          <text:p/>
        </draw:polygon>
        <draw:polygon draw:style-name="gr31" draw:text-style-name="P9" draw:layer="layout" svg:width="0.026cm" svg:height="0.38cm" svg:x="20.649cm" svg:y="1.97cm" svg:viewBox="0 0 27 381" draw:points="0,381 27,381 27,0 0,0">
          <text:p/>
        </draw:polygon>
        <draw:polygon draw:style-name="gr31" draw:text-style-name="P9" draw:layer="layout" svg:width="0.026cm" svg:height="0.38cm" svg:x="20.676cm" svg:y="1.97cm" svg:viewBox="0 0 27 381" draw:points="0,381 27,381 27,0 0,0">
          <text:p/>
        </draw:polygon>
        <draw:polygon draw:style-name="gr31" draw:text-style-name="P9" draw:layer="layout" svg:width="0.026cm" svg:height="0.38cm" svg:x="20.701cm" svg:y="1.97cm" svg:viewBox="0 0 27 381" draw:points="0,381 27,381 27,0 0,0">
          <text:p/>
        </draw:polygon>
        <draw:polygon draw:style-name="gr32" draw:text-style-name="P10" draw:layer="layout" svg:width="0.026cm" svg:height="0.38cm" svg:x="20.727cm" svg:y="1.97cm" svg:viewBox="0 0 27 381" draw:points="0,381 27,381 27,0 0,0">
          <text:p/>
        </draw:polygon>
        <draw:polygon draw:style-name="gr30" draw:text-style-name="P8" draw:layer="layout" svg:width="0.026cm" svg:height="0.38cm" svg:x="20.754cm" svg:y="1.97cm" svg:viewBox="0 0 27 381" draw:points="0,381 27,381 27,0 0,0">
          <text:p/>
        </draw:polygon>
        <draw:polygon draw:style-name="gr31" draw:text-style-name="P9" draw:layer="layout" svg:width="0.026cm" svg:height="0.38cm" svg:x="20.78cm" svg:y="1.97cm" svg:viewBox="0 0 27 381" draw:points="0,381 27,381 27,0 0,0">
          <text:p/>
        </draw:polygon>
        <draw:polygon draw:style-name="gr31" draw:text-style-name="P9" draw:layer="layout" svg:width="0.027cm" svg:height="0.38cm" svg:x="20.806cm" svg:y="1.97cm" svg:viewBox="0 0 28 381" draw:points="0,381 28,381 28,0 0,0">
          <text:p/>
        </draw:polygon>
        <draw:polygon draw:style-name="gr30" draw:text-style-name="P8" draw:layer="layout" svg:width="0.026cm" svg:height="0.38cm" svg:x="20.833cm" svg:y="1.97cm" svg:viewBox="0 0 27 381" draw:points="0,381 27,381 27,0 0,0">
          <text:p/>
        </draw:polygon>
        <draw:polygon draw:style-name="gr30" draw:text-style-name="P8" draw:layer="layout" svg:width="0.026cm" svg:height="0.38cm" svg:x="20.859cm" svg:y="1.97cm" svg:viewBox="0 0 27 381" draw:points="0,381 27,381 27,0 0,0">
          <text:p/>
        </draw:polygon>
        <draw:polygon draw:style-name="gr30" draw:text-style-name="P8" draw:layer="layout" svg:width="0.026cm" svg:height="0.38cm" svg:x="20.885cm" svg:y="1.97cm" svg:viewBox="0 0 27 381" draw:points="0,381 27,381 27,0 0,0">
          <text:p/>
        </draw:polygon>
        <draw:polygon draw:style-name="gr32" draw:text-style-name="P10" draw:layer="layout" svg:width="0.026cm" svg:height="0.38cm" svg:x="20.911cm" svg:y="1.97cm" svg:viewBox="0 0 27 381" draw:points="0,381 27,381 27,0 0,0">
          <text:p/>
        </draw:polygon>
        <draw:polygon draw:style-name="gr31" draw:text-style-name="P9" draw:layer="layout" svg:width="0.026cm" svg:height="0.38cm" svg:x="20.938cm" svg:y="1.97cm" svg:viewBox="0 0 27 381" draw:points="0,381 27,381 27,0 0,0">
          <text:p/>
        </draw:polygon>
        <draw:polygon draw:style-name="gr30" draw:text-style-name="P8" draw:layer="layout" svg:width="0.026cm" svg:height="0.38cm" svg:x="20.964cm" svg:y="1.97cm" svg:viewBox="0 0 27 381" draw:points="0,381 27,381 27,0 0,0">
          <text:p/>
        </draw:polygon>
        <draw:polygon draw:style-name="gr29" draw:text-style-name="P7" draw:layer="layout" svg:width="0.026cm" svg:height="0.38cm" svg:x="20.99cm" svg:y="1.97cm" svg:viewBox="0 0 27 381" draw:points="0,381 27,381 27,0 0,0">
          <text:p/>
        </draw:polygon>
        <draw:polygon draw:style-name="gr30" draw:text-style-name="P8" draw:layer="layout" svg:width="0.026cm" svg:height="0.38cm" svg:x="21.016cm" svg:y="1.97cm" svg:viewBox="0 0 27 381" draw:points="0,381 27,381 27,0 0,0">
          <text:p/>
        </draw:polygon>
        <draw:polygon draw:style-name="gr30" draw:text-style-name="P8" draw:layer="layout" svg:width="0.026cm" svg:height="0.38cm" svg:x="21.043cm" svg:y="1.97cm" svg:viewBox="0 0 27 381" draw:points="0,381 27,381 27,0 0,0">
          <text:p/>
        </draw:polygon>
        <draw:polygon draw:style-name="gr31" draw:text-style-name="P9" draw:layer="layout" svg:width="0.026cm" svg:height="0.38cm" svg:x="21.069cm" svg:y="1.97cm" svg:viewBox="0 0 27 381" draw:points="0,381 27,381 27,0 0,0">
          <text:p/>
        </draw:polygon>
        <draw:polygon draw:style-name="gr31" draw:text-style-name="P9" draw:layer="layout" svg:width="0.026cm" svg:height="0.38cm" svg:x="21.096cm" svg:y="1.97cm" svg:viewBox="0 0 27 381" draw:points="0,381 27,381 27,0 0,0">
          <text:p/>
        </draw:polygon>
        <draw:polygon draw:style-name="gr30" draw:text-style-name="P8" draw:layer="layout" svg:width="0.027cm" svg:height="0.38cm" svg:x="21.121cm" svg:y="1.97cm" svg:viewBox="0 0 28 381" draw:points="0,381 28,381 28,0 0,0">
          <text:p/>
        </draw:polygon>
        <draw:polygon draw:style-name="gr31" draw:text-style-name="P9" draw:layer="layout" svg:width="0.026cm" svg:height="0.38cm" svg:x="21.148cm" svg:y="1.97cm" svg:viewBox="0 0 27 381" draw:points="0,381 27,381 27,0 0,0">
          <text:p/>
        </draw:polygon>
        <draw:polygon draw:style-name="gr31" draw:text-style-name="P9" draw:layer="layout" svg:width="0.026cm" svg:height="0.38cm" svg:x="21.174cm" svg:y="1.97cm" svg:viewBox="0 0 27 381" draw:points="0,381 27,381 27,0 0,0">
          <text:p/>
        </draw:polygon>
        <draw:polygon draw:style-name="gr29" draw:text-style-name="P7" draw:layer="layout" svg:width="0.027cm" svg:height="0.38cm" svg:x="21.2cm" svg:y="1.97cm" svg:viewBox="0 0 28 381" draw:points="0,381 28,381 28,0 0,0">
          <text:p/>
        </draw:polygon>
        <draw:polygon draw:style-name="gr31" draw:text-style-name="P9" draw:layer="layout" svg:width="0.026cm" svg:height="0.38cm" svg:x="21.227cm" svg:y="1.97cm" svg:viewBox="0 0 27 381" draw:points="0,381 27,381 27,0 0,0">
          <text:p/>
        </draw:polygon>
        <draw:polygon draw:style-name="gr29" draw:text-style-name="P7" draw:layer="layout" svg:width="0.026cm" svg:height="0.38cm" svg:x="21.253cm" svg:y="1.97cm" svg:viewBox="0 0 27 381" draw:points="0,381 27,381 27,0 0,0">
          <text:p/>
        </draw:polygon>
        <draw:polygon draw:style-name="gr30" draw:text-style-name="P8" draw:layer="layout" svg:width="0.026cm" svg:height="0.38cm" svg:x="21.279cm" svg:y="1.97cm" svg:viewBox="0 0 27 381" draw:points="0,381 27,381 27,0 0,0">
          <text:p/>
        </draw:polygon>
        <draw:polygon draw:style-name="gr31" draw:text-style-name="P9" draw:layer="layout" svg:width="0.026cm" svg:height="0.38cm" svg:x="21.305cm" svg:y="1.97cm" svg:viewBox="0 0 27 381" draw:points="0,381 27,381 27,0 0,0">
          <text:p/>
        </draw:polygon>
        <draw:polygon draw:style-name="gr30" draw:text-style-name="P8" draw:layer="layout" svg:width="0.026cm" svg:height="0.38cm" svg:x="21.332cm" svg:y="1.97cm" svg:viewBox="0 0 27 381" draw:points="0,381 27,381 27,0 0,0">
          <text:p/>
        </draw:polygon>
        <draw:polygon draw:style-name="gr30" draw:text-style-name="P8" draw:layer="layout" svg:width="0.026cm" svg:height="0.38cm" svg:x="21.358cm" svg:y="1.97cm" svg:viewBox="0 0 27 381" draw:points="0,381 27,381 27,0 0,0">
          <text:p/>
        </draw:polygon>
        <draw:polygon draw:style-name="gr31" draw:text-style-name="P9" draw:layer="layout" svg:width="0.026cm" svg:height="0.38cm" svg:x="21.384cm" svg:y="1.97cm" svg:viewBox="0 0 27 381" draw:points="0,381 27,381 27,0 0,0">
          <text:p/>
        </draw:polygon>
        <draw:polygon draw:style-name="gr32" draw:text-style-name="P10" draw:layer="layout" svg:width="0.026cm" svg:height="0.38cm" svg:x="21.41cm" svg:y="1.97cm" svg:viewBox="0 0 27 381" draw:points="0,381 27,381 27,0 0,0">
          <text:p/>
        </draw:polygon>
        <draw:polygon draw:style-name="gr31" draw:text-style-name="P9" draw:layer="layout" svg:width="0.026cm" svg:height="0.38cm" svg:x="21.437cm" svg:y="1.97cm" svg:viewBox="0 0 27 381" draw:points="0,381 27,381 27,0 0,0">
          <text:p/>
        </draw:polygon>
        <draw:polygon draw:style-name="gr30" draw:text-style-name="P8" draw:layer="layout" svg:width="0.026cm" svg:height="0.38cm" svg:x="21.463cm" svg:y="1.97cm" svg:viewBox="0 0 27 381" draw:points="0,381 27,381 27,0 0,0">
          <text:p/>
        </draw:polygon>
        <draw:polygon draw:style-name="gr32" draw:text-style-name="P10" draw:layer="layout" svg:width="0.026cm" svg:height="0.38cm" svg:x="21.489cm" svg:y="1.97cm" svg:viewBox="0 0 27 381" draw:points="0,381 27,381 27,0 0,0">
          <text:p/>
        </draw:polygon>
        <draw:polygon draw:style-name="gr31" draw:text-style-name="P9" draw:layer="layout" svg:width="0.027cm" svg:height="0.38cm" svg:x="21.516cm" svg:y="1.97cm" svg:viewBox="0 0 28 381" draw:points="0,381 28,381 28,0 0,0">
          <text:p/>
        </draw:polygon>
        <draw:polygon draw:style-name="gr30" draw:text-style-name="P8" draw:layer="layout" svg:width="0.026cm" svg:height="0.38cm" svg:x="21.543cm" svg:y="1.97cm" svg:viewBox="0 0 27 381" draw:points="0,381 27,381 27,0 0,0">
          <text:p/>
        </draw:polygon>
        <draw:polygon draw:style-name="gr31" draw:text-style-name="P9" draw:layer="layout" svg:width="0.026cm" svg:height="0.38cm" svg:x="21.568cm" svg:y="1.97cm" svg:viewBox="0 0 27 381" draw:points="0,381 27,381 27,0 0,0">
          <text:p/>
        </draw:polygon>
        <draw:polygon draw:style-name="gr31" draw:text-style-name="P9" draw:layer="layout" svg:width="0.026cm" svg:height="0.38cm" svg:x="21.595cm" svg:y="1.97cm" svg:viewBox="0 0 27 381" draw:points="0,381 27,381 27,0 0,0">
          <text:p/>
        </draw:polygon>
        <draw:polygon draw:style-name="gr31" draw:text-style-name="P9" draw:layer="layout" svg:width="0.026cm" svg:height="0.38cm" svg:x="21.621cm" svg:y="1.97cm" svg:viewBox="0 0 27 381" draw:points="0,381 27,381 27,0 0,0">
          <text:p/>
        </draw:polygon>
        <draw:polygon draw:style-name="gr30" draw:text-style-name="P8" draw:layer="layout" svg:width="0.026cm" svg:height="0.38cm" svg:x="21.647cm" svg:y="1.97cm" svg:viewBox="0 0 27 381" draw:points="0,381 27,381 27,0 0,0">
          <text:p/>
        </draw:polygon>
        <draw:polygon draw:style-name="gr32" draw:text-style-name="P10" draw:layer="layout" svg:width="0.026cm" svg:height="0.38cm" svg:x="21.673cm" svg:y="1.97cm" svg:viewBox="0 0 27 381" draw:points="0,381 27,381 27,0 0,0">
          <text:p/>
        </draw:polygon>
        <draw:polygon draw:style-name="gr30" draw:text-style-name="P8" draw:layer="layout" svg:width="0.026cm" svg:height="0.38cm" svg:x="21.7cm" svg:y="1.97cm" svg:viewBox="0 0 27 381" draw:points="0,381 27,381 27,0 0,0">
          <text:p/>
        </draw:polygon>
        <draw:polygon draw:style-name="gr30" draw:text-style-name="P8" draw:layer="layout" svg:width="0.026cm" svg:height="0.38cm" svg:x="21.726cm" svg:y="1.97cm" svg:viewBox="0 0 27 381" draw:points="0,381 27,381 27,0 0,0">
          <text:p/>
        </draw:polygon>
        <draw:polygon draw:style-name="gr30" draw:text-style-name="P8" draw:layer="layout" svg:width="0.026cm" svg:height="0.38cm" svg:x="21.752cm" svg:y="1.97cm" svg:viewBox="0 0 27 381" draw:points="0,381 27,381 27,0 0,0">
          <text:p/>
        </draw:polygon>
        <draw:polygon draw:style-name="gr31" draw:text-style-name="P9" draw:layer="layout" svg:width="0.027cm" svg:height="0.38cm" svg:x="21.804cm" svg:y="1.97cm" svg:viewBox="0 0 28 381" draw:points="0,381 28,381 28,0 0,0">
          <text:p/>
        </draw:polygon>
        <draw:polygon draw:style-name="gr31" draw:text-style-name="P9" draw:layer="layout" svg:width="0.026cm" svg:height="0.38cm" svg:x="21.831cm" svg:y="1.97cm" svg:viewBox="0 0 27 381" draw:points="0,381 27,381 27,0 0,0">
          <text:p/>
        </draw:polygon>
        <draw:polygon draw:style-name="gr30" draw:text-style-name="P8" draw:layer="layout" svg:width="0.026cm" svg:height="0.38cm" svg:x="21.857cm" svg:y="1.97cm" svg:viewBox="0 0 27 381" draw:points="0,381 27,381 27,0 0,0">
          <text:p/>
        </draw:polygon>
        <draw:polygon draw:style-name="gr31" draw:text-style-name="P9" draw:layer="layout" svg:width="0.027cm" svg:height="0.38cm" svg:x="21.883cm" svg:y="1.97cm" svg:viewBox="0 0 28 381" draw:points="0,381 28,381 28,0 0,0">
          <text:p/>
        </draw:polygon>
        <draw:polygon draw:style-name="gr30" draw:text-style-name="P8" draw:layer="layout" svg:width="0.026cm" svg:height="0.38cm" svg:x="21.91cm" svg:y="1.97cm" svg:viewBox="0 0 27 381" draw:points="0,381 27,381 27,0 0,0">
          <text:p/>
        </draw:polygon>
        <draw:polygon draw:style-name="gr31" draw:text-style-name="P9" draw:layer="layout" svg:width="0.026cm" svg:height="0.38cm" svg:x="21.936cm" svg:y="1.97cm" svg:viewBox="0 0 27 381" draw:points="0,381 27,381 27,0 0,0">
          <text:p/>
        </draw:polygon>
        <draw:polygon draw:style-name="gr30" draw:text-style-name="P8" draw:layer="layout" svg:width="0.026cm" svg:height="0.38cm" svg:x="21.963cm" svg:y="1.97cm" svg:viewBox="0 0 27 381" draw:points="0,381 27,381 27,0 0,0">
          <text:p/>
        </draw:polygon>
        <draw:polygon draw:style-name="gr30" draw:text-style-name="P8" draw:layer="layout" svg:width="0.026cm" svg:height="0.38cm" svg:x="21.989cm" svg:y="1.97cm" svg:viewBox="0 0 27 381" draw:points="0,381 27,381 27,0 0,0">
          <text:p/>
        </draw:polygon>
        <draw:polygon draw:style-name="gr32" draw:text-style-name="P10" draw:layer="layout" svg:width="0.026cm" svg:height="0.38cm" svg:x="22.015cm" svg:y="1.97cm" svg:viewBox="0 0 27 381" draw:points="0,381 27,381 27,0 0,0">
          <text:p/>
        </draw:polygon>
        <draw:polygon draw:style-name="gr32" draw:text-style-name="P10" draw:layer="layout" svg:width="0.026cm" svg:height="0.38cm" svg:x="22.041cm" svg:y="1.97cm" svg:viewBox="0 0 27 381" draw:points="0,381 27,381 27,0 0,0">
          <text:p/>
        </draw:polygon>
        <draw:polygon draw:style-name="gr30" draw:text-style-name="P8" draw:layer="layout" svg:width="0.026cm" svg:height="0.38cm" svg:x="22.067cm" svg:y="1.97cm" svg:viewBox="0 0 27 381" draw:points="0,381 27,381 27,0 0,0">
          <text:p/>
        </draw:polygon>
        <draw:polygon draw:style-name="gr30" draw:text-style-name="P8" draw:layer="layout" svg:width="0.026cm" svg:height="0.38cm" svg:x="22.094cm" svg:y="1.97cm" svg:viewBox="0 0 27 381" draw:points="0,381 27,381 27,0 0,0">
          <text:p/>
        </draw:polygon>
        <draw:polygon draw:style-name="gr29" draw:text-style-name="P7" draw:layer="layout" svg:width="0.026cm" svg:height="0.38cm" svg:x="22.12cm" svg:y="1.97cm" svg:viewBox="0 0 27 381" draw:points="0,381 27,381 27,0 0,0">
          <text:p/>
        </draw:polygon>
        <draw:polygon draw:style-name="gr30" draw:text-style-name="P8" draw:layer="layout" svg:width="0.026cm" svg:height="0.38cm" svg:x="22.146cm" svg:y="1.97cm" svg:viewBox="0 0 27 381" draw:points="0,381 27,381 27,0 0,0">
          <text:p/>
        </draw:polygon>
        <draw:polygon draw:style-name="gr29" draw:text-style-name="P7" draw:layer="layout" svg:width="0.026cm" svg:height="0.38cm" svg:x="22.172cm" svg:y="1.97cm" svg:viewBox="0 0 27 381" draw:points="0,381 27,381 27,0 0,0">
          <text:p/>
        </draw:polygon>
        <draw:polygon draw:style-name="gr30" draw:text-style-name="P8" draw:layer="layout" svg:width="0.026cm" svg:height="0.38cm" svg:x="22.199cm" svg:y="1.97cm" svg:viewBox="0 0 27 381" draw:points="0,381 27,381 27,0 0,0">
          <text:p/>
        </draw:polygon>
        <draw:polygon draw:style-name="gr30" draw:text-style-name="P8" draw:layer="layout" svg:width="0.026cm" svg:height="0.38cm" svg:x="22.225cm" svg:y="1.97cm" svg:viewBox="0 0 27 381" draw:points="0,381 27,381 27,0 0,0">
          <text:p/>
        </draw:polygon>
        <draw:polygon draw:style-name="gr29" draw:text-style-name="P7" draw:layer="layout" svg:width="0.026cm" svg:height="0.38cm" svg:x="22.251cm" svg:y="1.97cm" svg:viewBox="0 0 27 381" draw:points="0,381 27,381 27,0 0,0">
          <text:p/>
        </draw:polygon>
        <draw:polygon draw:style-name="gr29" draw:text-style-name="P7" draw:layer="layout" svg:width="0.027cm" svg:height="0.38cm" svg:x="22.277cm" svg:y="1.97cm" svg:viewBox="0 0 28 381" draw:points="0,381 28,381 28,0 0,0">
          <text:p/>
        </draw:polygon>
        <draw:polygon draw:style-name="gr29" draw:text-style-name="P7" draw:layer="layout" svg:width="0.026cm" svg:height="0.38cm" svg:x="22.304cm" svg:y="1.97cm" svg:viewBox="0 0 27 381" draw:points="0,381 27,381 27,0 0,0">
          <text:p/>
        </draw:polygon>
        <draw:polygon draw:style-name="gr30" draw:text-style-name="P8" draw:layer="layout" svg:width="0.026cm" svg:height="0.38cm" svg:x="22.33cm" svg:y="1.97cm" svg:viewBox="0 0 27 381" draw:points="0,381 27,381 27,0 0,0">
          <text:p/>
        </draw:polygon>
        <draw:polygon draw:style-name="gr30" draw:text-style-name="P8" draw:layer="layout" svg:width="0.026cm" svg:height="0.38cm" svg:x="22.356cm" svg:y="1.97cm" svg:viewBox="0 0 27 381" draw:points="0,381 27,381 27,0 0,0">
          <text:p/>
        </draw:polygon>
        <draw:polygon draw:style-name="gr30" draw:text-style-name="P8" draw:layer="layout" svg:width="0.026cm" svg:height="0.38cm" svg:x="22.383cm" svg:y="1.97cm" svg:viewBox="0 0 27 381" draw:points="0,381 27,381 27,0 0,0">
          <text:p/>
        </draw:polygon>
        <draw:polygon draw:style-name="gr30" draw:text-style-name="P8" draw:layer="layout" svg:width="0.026cm" svg:height="0.38cm" svg:x="22.409cm" svg:y="1.97cm" svg:viewBox="0 0 27 381" draw:points="0,381 27,381 27,0 0,0">
          <text:p/>
        </draw:polygon>
        <draw:polygon draw:style-name="gr32" draw:text-style-name="P10" draw:layer="layout" svg:width="0.026cm" svg:height="0.38cm" svg:x="22.435cm" svg:y="1.97cm" svg:viewBox="0 0 27 381" draw:points="0,381 27,381 27,0 0,0">
          <text:p/>
        </draw:polygon>
        <draw:polygon draw:style-name="gr31" draw:text-style-name="P9" draw:layer="layout" svg:width="0.026cm" svg:height="0.38cm" svg:x="22.461cm" svg:y="1.97cm" svg:viewBox="0 0 27 381" draw:points="0,381 27,381 27,0 0,0">
          <text:p/>
        </draw:polygon>
        <draw:polygon draw:style-name="gr32" draw:text-style-name="P10" draw:layer="layout" svg:width="0.026cm" svg:height="0.38cm" svg:x="22.488cm" svg:y="1.97cm" svg:viewBox="0 0 27 381" draw:points="0,381 27,381 27,0 0,0">
          <text:p/>
        </draw:polygon>
        <draw:polygon draw:style-name="gr31" draw:text-style-name="P9" draw:layer="layout" svg:width="0.026cm" svg:height="0.38cm" svg:x="22.514cm" svg:y="1.97cm" svg:viewBox="0 0 27 381" draw:points="0,381 27,381 27,0 0,0">
          <text:p/>
        </draw:polygon>
        <draw:polygon draw:style-name="gr29" draw:text-style-name="P7" draw:layer="layout" svg:width="0.026cm" svg:height="0.38cm" svg:x="22.54cm" svg:y="1.97cm" svg:viewBox="0 0 27 381" draw:points="0,381 27,381 27,0 0,0">
          <text:p/>
        </draw:polygon>
        <draw:polygon draw:style-name="gr29" draw:text-style-name="P7" draw:layer="layout" svg:width="0.027cm" svg:height="0.38cm" svg:x="22.566cm" svg:y="1.97cm" svg:viewBox="0 0 28 381" draw:points="0,381 28,381 28,0 0,0">
          <text:p/>
        </draw:polygon>
        <draw:polygon draw:style-name="gr30" draw:text-style-name="P8" draw:layer="layout" svg:width="0.026cm" svg:height="0.38cm" svg:x="22.593cm" svg:y="1.97cm" svg:viewBox="0 0 27 381" draw:points="0,381 27,381 27,0 0,0">
          <text:p/>
        </draw:polygon>
        <draw:polygon draw:style-name="gr30" draw:text-style-name="P8" draw:layer="layout" svg:width="0.026cm" svg:height="0.38cm" svg:x="22.619cm" svg:y="1.97cm" svg:viewBox="0 0 27 381" draw:points="0,381 27,381 27,0 0,0">
          <text:p/>
        </draw:polygon>
        <draw:polygon draw:style-name="gr32" draw:text-style-name="P10" draw:layer="layout" svg:width="0.027cm" svg:height="0.38cm" svg:x="22.645cm" svg:y="1.97cm" svg:viewBox="0 0 28 381" draw:points="0,381 28,381 28,0 0,0">
          <text:p/>
        </draw:polygon>
        <draw:polygon draw:style-name="gr32" draw:text-style-name="P10" draw:layer="layout" svg:width="0.026cm" svg:height="0.38cm" svg:x="22.672cm" svg:y="1.97cm" svg:viewBox="0 0 27 381" draw:points="0,381 27,381 27,0 0,0">
          <text:p/>
        </draw:polygon>
        <draw:polygon draw:style-name="gr32" draw:text-style-name="P10" draw:layer="layout" svg:width="0.026cm" svg:height="0.38cm" svg:x="22.698cm" svg:y="1.97cm" svg:viewBox="0 0 27 381" draw:points="0,381 27,381 27,0 0,0">
          <text:p/>
        </draw:polygon>
        <draw:polygon draw:style-name="gr31" draw:text-style-name="P9" draw:layer="layout" svg:width="0.026cm" svg:height="0.38cm" svg:x="22.724cm" svg:y="1.97cm" svg:viewBox="0 0 27 381" draw:points="0,381 27,381 27,0 0,0">
          <text:p/>
        </draw:polygon>
        <draw:polygon draw:style-name="gr31" draw:text-style-name="P9" draw:layer="layout" svg:width="0.026cm" svg:height="0.38cm" svg:x="22.75cm" svg:y="1.97cm" svg:viewBox="0 0 27 381" draw:points="0,381 27,381 27,0 0,0">
          <text:p/>
        </draw:polygon>
        <draw:polygon draw:style-name="gr31" draw:text-style-name="P9" draw:layer="layout" svg:width="0.026cm" svg:height="0.38cm" svg:x="22.777cm" svg:y="1.97cm" svg:viewBox="0 0 27 381" draw:points="0,381 27,381 27,0 0,0">
          <text:p/>
        </draw:polygon>
        <draw:polygon draw:style-name="gr29" draw:text-style-name="P7" draw:layer="layout" svg:width="0.026cm" svg:height="0.38cm" svg:x="22.803cm" svg:y="1.97cm" svg:viewBox="0 0 27 381" draw:points="0,381 27,381 27,0 0,0">
          <text:p/>
        </draw:polygon>
        <draw:polygon draw:style-name="gr31" draw:text-style-name="P9" draw:layer="layout" svg:width="0.026cm" svg:height="0.38cm" svg:x="22.829cm" svg:y="1.97cm" svg:viewBox="0 0 27 381" draw:points="0,381 27,381 27,0 0,0">
          <text:p/>
        </draw:polygon>
        <draw:polygon draw:style-name="gr31" draw:text-style-name="P9" draw:layer="layout" svg:width="0.026cm" svg:height="0.38cm" svg:x="22.855cm" svg:y="1.97cm" svg:viewBox="0 0 27 381" draw:points="0,381 27,381 27,0 0,0">
          <text:p/>
        </draw:polygon>
        <draw:polygon draw:style-name="gr31" draw:text-style-name="P9" draw:layer="layout" svg:width="0.026cm" svg:height="0.38cm" svg:x="22.882cm" svg:y="1.97cm" svg:viewBox="0 0 27 381" draw:points="0,381 27,381 27,0 0,0">
          <text:p/>
        </draw:polygon>
        <draw:polygon draw:style-name="gr30" draw:text-style-name="P8" draw:layer="layout" svg:width="0.026cm" svg:height="0.38cm" svg:x="23.223cm" svg:y="1.97cm" svg:viewBox="0 0 27 381" draw:points="0,381 27,381 27,0 0,0">
          <text:p/>
        </draw:polygon>
        <draw:polygon draw:style-name="gr32" draw:text-style-name="P10" draw:layer="layout" svg:width="0.026cm" svg:height="0.38cm" svg:x="23.249cm" svg:y="1.97cm" svg:viewBox="0 0 27 381" draw:points="0,381 27,381 27,0 0,0">
          <text:p/>
        </draw:polygon>
        <draw:polygon draw:style-name="gr30" draw:text-style-name="P8" draw:layer="layout" svg:width="0.026cm" svg:height="0.38cm" svg:x="23.276cm" svg:y="1.97cm" svg:viewBox="0 0 27 381" draw:points="0,381 27,381 27,0 0,0">
          <text:p/>
        </draw:polygon>
        <draw:polygon draw:style-name="gr31" draw:text-style-name="P9" draw:layer="layout" svg:width="0.026cm" svg:height="0.38cm" svg:x="23.302cm" svg:y="1.97cm" svg:viewBox="0 0 27 381" draw:points="0,381 27,381 27,0 0,0">
          <text:p/>
        </draw:polygon>
        <draw:polygon draw:style-name="gr29" draw:text-style-name="P7" draw:layer="layout" svg:width="0.027cm" svg:height="0.38cm" svg:x="23.328cm" svg:y="1.97cm" svg:viewBox="0 0 28 381" draw:points="0,381 28,381 28,0 0,0">
          <text:p/>
        </draw:polygon>
        <draw:polygon draw:style-name="gr31" draw:text-style-name="P9" draw:layer="layout" svg:width="0.026cm" svg:height="0.38cm" svg:x="23.355cm" svg:y="1.97cm" svg:viewBox="0 0 27 381" draw:points="0,381 27,381 27,0 0,0">
          <text:p/>
        </draw:polygon>
        <draw:polygon draw:style-name="gr29" draw:text-style-name="P7" draw:layer="layout" svg:width="0.026cm" svg:height="0.38cm" svg:x="23.381cm" svg:y="1.97cm" svg:viewBox="0 0 27 381" draw:points="0,381 27,381 27,0 0,0">
          <text:p/>
        </draw:polygon>
        <draw:polygon draw:style-name="gr31" draw:text-style-name="P9" draw:layer="layout" svg:width="0.026cm" svg:height="0.38cm" svg:x="23.407cm" svg:y="1.97cm" svg:viewBox="0 0 27 381" draw:points="0,381 27,381 27,0 0,0">
          <text:p/>
        </draw:polygon>
        <draw:polygon draw:style-name="gr31" draw:text-style-name="P9" draw:layer="layout" svg:width="0.026cm" svg:height="0.38cm" svg:x="23.434cm" svg:y="1.97cm" svg:viewBox="0 0 27 381" draw:points="0,381 27,381 27,0 0,0">
          <text:p/>
        </draw:polygon>
        <draw:polygon draw:style-name="gr31" draw:text-style-name="P9" draw:layer="layout" svg:width="0.026cm" svg:height="0.38cm" svg:x="23.46cm" svg:y="1.97cm" svg:viewBox="0 0 27 381" draw:points="0,381 27,381 27,0 0,0">
          <text:p/>
        </draw:polygon>
        <draw:polygon draw:style-name="gr30" draw:text-style-name="P8" draw:layer="layout" svg:width="0.026cm" svg:height="0.38cm" svg:x="23.486cm" svg:y="1.97cm" svg:viewBox="0 0 27 381" draw:points="0,381 27,381 27,0 0,0">
          <text:p/>
        </draw:polygon>
        <draw:polygon draw:style-name="gr30" draw:text-style-name="P8" draw:layer="layout" svg:width="0.026cm" svg:height="0.38cm" svg:x="23.512cm" svg:y="1.97cm" svg:viewBox="0 0 27 381" draw:points="0,381 27,381 27,0 0,0">
          <text:p/>
        </draw:polygon>
        <draw:polygon draw:style-name="gr31" draw:text-style-name="P9" draw:layer="layout" svg:width="0.026cm" svg:height="0.38cm" svg:x="23.539cm" svg:y="1.97cm" svg:viewBox="0 0 27 381" draw:points="0,381 27,381 27,0 0,0">
          <text:p/>
        </draw:polygon>
        <draw:polygon draw:style-name="gr32" draw:text-style-name="P10" draw:layer="layout" svg:width="0.026cm" svg:height="0.38cm" svg:x="23.565cm" svg:y="1.97cm" svg:viewBox="0 0 27 381" draw:points="0,381 27,381 27,0 0,0">
          <text:p/>
        </draw:polygon>
        <draw:polygon draw:style-name="gr30" draw:text-style-name="P8" draw:layer="layout" svg:width="0.026cm" svg:height="0.38cm" svg:x="23.591cm" svg:y="1.97cm" svg:viewBox="0 0 27 381" draw:points="0,381 27,381 27,0 0,0">
          <text:p/>
        </draw:polygon>
        <draw:polygon draw:style-name="gr30" draw:text-style-name="P8" draw:layer="layout" svg:width="0.026cm" svg:height="0.38cm" svg:x="23.617cm" svg:y="1.97cm" svg:viewBox="0 0 27 381" draw:points="0,381 27,381 27,0 0,0">
          <text:p/>
        </draw:polygon>
        <draw:polygon draw:style-name="gr30" draw:text-style-name="P8" draw:layer="layout" svg:width="0.027cm" svg:height="0.38cm" svg:x="23.644cm" svg:y="1.97cm" svg:viewBox="0 0 28 381" draw:points="0,381 28,381 28,0 0,0">
          <text:p/>
        </draw:polygon>
        <draw:polygon draw:style-name="gr30" draw:text-style-name="P8" draw:layer="layout" svg:width="0.026cm" svg:height="0.38cm" svg:x="23.671cm" svg:y="1.97cm" svg:viewBox="0 0 27 381" draw:points="0,381 27,381 27,0 0,0">
          <text:p/>
        </draw:polygon>
        <draw:polygon draw:style-name="gr32" draw:text-style-name="P10" draw:layer="layout" svg:width="0.026cm" svg:height="0.38cm" svg:x="23.696cm" svg:y="1.97cm" svg:viewBox="0 0 27 381" draw:points="0,381 27,381 27,0 0,0">
          <text:p/>
        </draw:polygon>
        <draw:polygon draw:style-name="gr32" draw:text-style-name="P10" draw:layer="layout" svg:width="0.027cm" svg:height="0.38cm" svg:x="23.722cm" svg:y="1.97cm" svg:viewBox="0 0 28 381" draw:points="0,381 28,381 28,0 0,0">
          <text:p/>
        </draw:polygon>
        <draw:polygon draw:style-name="gr32" draw:text-style-name="P10" draw:layer="layout" svg:width="0.026cm" svg:height="0.38cm" svg:x="23.749cm" svg:y="1.97cm" svg:viewBox="0 0 27 381" draw:points="0,381 27,381 27,0 0,0">
          <text:p/>
        </draw:polygon>
        <draw:polygon draw:style-name="gr29" draw:text-style-name="P7" draw:layer="layout" svg:width="0.026cm" svg:height="0.38cm" svg:x="23.775cm" svg:y="1.97cm" svg:viewBox="0 0 27 381" draw:points="0,381 27,381 27,0 0,0">
          <text:p/>
        </draw:polygon>
        <draw:polygon draw:style-name="gr30" draw:text-style-name="P8" draw:layer="layout" svg:width="0.026cm" svg:height="0.38cm" svg:x="23.801cm" svg:y="1.97cm" svg:viewBox="0 0 27 381" draw:points="0,381 27,381 27,0 0,0">
          <text:p/>
        </draw:polygon>
        <draw:polygon draw:style-name="gr29" draw:text-style-name="P7" draw:layer="layout" svg:width="0.026cm" svg:height="0.38cm" svg:x="23.828cm" svg:y="1.97cm" svg:viewBox="0 0 27 381" draw:points="0,381 27,381 27,0 0,0">
          <text:p/>
        </draw:polygon>
        <draw:polygon draw:style-name="gr29" draw:text-style-name="P7" draw:layer="layout" svg:width="0.026cm" svg:height="0.38cm" svg:x="23.854cm" svg:y="1.97cm" svg:viewBox="0 0 27 381" draw:points="0,381 27,381 27,0 0,0">
          <text:p/>
        </draw:polygon>
        <draw:polygon draw:style-name="gr29" draw:text-style-name="P7" draw:layer="layout" svg:width="0.026cm" svg:height="0.38cm" svg:x="23.88cm" svg:y="1.97cm" svg:viewBox="0 0 27 381" draw:points="0,381 27,381 27,0 0,0">
          <text:p/>
        </draw:polygon>
        <draw:polygon draw:style-name="gr30" draw:text-style-name="P8" draw:layer="layout" svg:width="0.026cm" svg:height="0.38cm" svg:x="23.906cm" svg:y="1.97cm" svg:viewBox="0 0 27 381" draw:points="0,381 27,381 27,0 0,0">
          <text:p/>
        </draw:polygon>
        <draw:polygon draw:style-name="gr32" draw:text-style-name="P10" draw:layer="layout" svg:width="0.026cm" svg:height="0.38cm" svg:x="23.933cm" svg:y="1.97cm" svg:viewBox="0 0 27 381" draw:points="0,381 27,381 27,0 0,0">
          <text:p/>
        </draw:polygon>
        <draw:polygon draw:style-name="gr30" draw:text-style-name="P8" draw:layer="layout" svg:width="0.026cm" svg:height="0.38cm" svg:x="23.959cm" svg:y="1.97cm" svg:viewBox="0 0 27 381" draw:points="0,381 27,381 27,0 0,0">
          <text:p/>
        </draw:polygon>
        <draw:polygon draw:style-name="gr32" draw:text-style-name="P10" draw:layer="layout" svg:width="0.026cm" svg:height="0.38cm" svg:x="23.985cm" svg:y="1.97cm" svg:viewBox="0 0 27 381" draw:points="0,381 27,381 27,0 0,0">
          <text:p/>
        </draw:polygon>
        <draw:polygon draw:style-name="gr32" draw:text-style-name="P10" draw:layer="layout" svg:width="0.026cm" svg:height="0.38cm" svg:x="24.011cm" svg:y="1.97cm" svg:viewBox="0 0 27 381" draw:points="0,381 27,381 27,0 0,0">
          <text:p/>
        </draw:polygon>
        <draw:polygon draw:style-name="gr30" draw:text-style-name="P8" draw:layer="layout" svg:width="0.026cm" svg:height="0.38cm" svg:x="24.038cm" svg:y="1.97cm" svg:viewBox="0 0 27 381" draw:points="0,381 27,381 27,0 0,0">
          <text:p/>
        </draw:polygon>
        <draw:polygon draw:style-name="gr31" draw:text-style-name="P9" draw:layer="layout" svg:width="0.026cm" svg:height="0.38cm" svg:x="24.064cm" svg:y="1.97cm" svg:viewBox="0 0 27 381" draw:points="0,381 27,381 27,0 0,0">
          <text:p/>
        </draw:polygon>
        <draw:polygon draw:style-name="gr32" draw:text-style-name="P10" draw:layer="layout" svg:width="0.026cm" svg:height="0.38cm" svg:x="24.091cm" svg:y="1.97cm" svg:viewBox="0 0 27 381" draw:points="0,381 27,381 27,0 0,0">
          <text:p/>
        </draw:polygon>
        <draw:polygon draw:style-name="gr31" draw:text-style-name="P9" draw:layer="layout" svg:width="0.026cm" svg:height="0.38cm" svg:x="24.117cm" svg:y="1.97cm" svg:viewBox="0 0 27 381" draw:points="0,381 27,381 27,0 0,0">
          <text:p/>
        </draw:polygon>
        <draw:polygon draw:style-name="gr32" draw:text-style-name="P10" draw:layer="layout" svg:width="0.026cm" svg:height="0.38cm" svg:x="24.143cm" svg:y="1.97cm" svg:viewBox="0 0 27 381" draw:points="0,381 27,381 27,0 0,0">
          <text:p/>
        </draw:polygon>
        <draw:polygon draw:style-name="gr30" draw:text-style-name="P8" draw:layer="layout" svg:width="0.026cm" svg:height="0.38cm" svg:x="24.195cm" svg:y="1.97cm" svg:viewBox="0 0 27 381" draw:points="0,381 27,381 27,0 0,0">
          <text:p/>
        </draw:polygon>
        <draw:polygon draw:style-name="gr32" draw:text-style-name="P10" draw:layer="layout" svg:width="0.026cm" svg:height="0.38cm" svg:x="24.222cm" svg:y="1.97cm" svg:viewBox="0 0 27 381" draw:points="0,381 27,381 27,0 0,0">
          <text:p/>
        </draw:polygon>
        <draw:polygon draw:style-name="gr32" draw:text-style-name="P10" draw:layer="layout" svg:width="0.026cm" svg:height="0.38cm" svg:x="24.248cm" svg:y="1.97cm" svg:viewBox="0 0 27 381" draw:points="0,381 27,381 27,0 0,0">
          <text:p/>
        </draw:polygon>
        <draw:polygon draw:style-name="gr32" draw:text-style-name="P10" draw:layer="layout" svg:width="0.026cm" svg:height="0.38cm" svg:x="24.274cm" svg:y="1.97cm" svg:viewBox="0 0 27 381" draw:points="0,381 27,381 27,0 0,0">
          <text:p/>
        </draw:polygon>
        <draw:polygon draw:style-name="gr29" draw:text-style-name="P7" draw:layer="layout" svg:width="0.026cm" svg:height="0.38cm" svg:x="24.3cm" svg:y="1.97cm" svg:viewBox="0 0 27 381" draw:points="0,381 27,381 27,0 0,0">
          <text:p/>
        </draw:polygon>
        <draw:polygon draw:style-name="gr31" draw:text-style-name="P9" draw:layer="layout" svg:width="0.026cm" svg:height="0.38cm" svg:x="24.327cm" svg:y="1.97cm" svg:viewBox="0 0 27 381" draw:points="0,381 27,381 27,0 0,0">
          <text:p/>
        </draw:polygon>
        <draw:polygon draw:style-name="gr29" draw:text-style-name="P7" draw:layer="layout" svg:width="0.026cm" svg:height="0.38cm" svg:x="24.353cm" svg:y="1.97cm" svg:viewBox="0 0 27 381" draw:points="0,381 27,381 27,0 0,0">
          <text:p/>
        </draw:polygon>
        <draw:polygon draw:style-name="gr29" draw:text-style-name="P7" draw:layer="layout" svg:width="0.026cm" svg:height="0.38cm" svg:x="24.379cm" svg:y="1.97cm" svg:viewBox="0 0 27 381" draw:points="0,381 27,381 27,0 0,0">
          <text:p/>
        </draw:polygon>
        <draw:polygon draw:style-name="gr32" draw:text-style-name="P10" draw:layer="layout" svg:width="0.027cm" svg:height="0.38cm" svg:x="24.405cm" svg:y="1.97cm" svg:viewBox="0 0 28 381" draw:points="0,381 28,381 28,0 0,0">
          <text:p/>
        </draw:polygon>
        <draw:polygon draw:style-name="gr31" draw:text-style-name="P9" draw:layer="layout" svg:width="0.026cm" svg:height="0.38cm" svg:x="24.432cm" svg:y="1.97cm" svg:viewBox="0 0 27 381" draw:points="0,381 27,381 27,0 0,0">
          <text:p/>
        </draw:polygon>
        <draw:polygon draw:style-name="gr29" draw:text-style-name="P7" draw:layer="layout" svg:width="0.026cm" svg:height="0.38cm" svg:x="24.458cm" svg:y="1.97cm" svg:viewBox="0 0 27 381" draw:points="0,381 27,381 27,0 0,0">
          <text:p/>
        </draw:polygon>
        <draw:polygon draw:style-name="gr29" draw:text-style-name="P7" draw:layer="layout" svg:width="0.027cm" svg:height="0.38cm" svg:x="24.484cm" svg:y="1.97cm" svg:viewBox="0 0 28 381" draw:points="0,381 28,381 28,0 0,0">
          <text:p/>
        </draw:polygon>
        <draw:polygon draw:style-name="gr30" draw:text-style-name="P8" draw:layer="layout" svg:width="0.026cm" svg:height="0.38cm" svg:x="24.511cm" svg:y="1.97cm" svg:viewBox="0 0 27 381" draw:points="0,381 27,381 27,0 0,0">
          <text:p/>
        </draw:polygon>
        <draw:polygon draw:style-name="gr31" draw:text-style-name="P9" draw:layer="layout" svg:width="0.026cm" svg:height="0.38cm" svg:x="24.537cm" svg:y="1.97cm" svg:viewBox="0 0 27 381" draw:points="0,381 27,381 27,0 0,0">
          <text:p/>
        </draw:polygon>
        <draw:polygon draw:style-name="gr30" draw:text-style-name="P8" draw:layer="layout" svg:width="0.026cm" svg:height="0.38cm" svg:x="24.563cm" svg:y="1.97cm" svg:viewBox="0 0 27 381" draw:points="0,381 27,381 27,0 0,0">
          <text:p/>
        </draw:polygon>
        <draw:polygon draw:style-name="gr31" draw:text-style-name="P9" draw:layer="layout" svg:width="0.026cm" svg:height="0.38cm" svg:x="24.589cm" svg:y="1.97cm" svg:viewBox="0 0 27 381" draw:points="0,381 27,381 27,0 0,0">
          <text:p/>
        </draw:polygon>
        <draw:polygon draw:style-name="gr31" draw:text-style-name="P9" draw:layer="layout" svg:width="0.026cm" svg:height="0.38cm" svg:x="24.616cm" svg:y="1.97cm" svg:viewBox="0 0 27 381" draw:points="0,381 27,381 27,0 0,0">
          <text:p/>
        </draw:polygon>
        <draw:polygon draw:style-name="gr29" draw:text-style-name="P7" draw:layer="layout" svg:width="0.026cm" svg:height="0.38cm" svg:x="24.642cm" svg:y="1.97cm" svg:viewBox="0 0 27 381" draw:points="0,381 27,381 27,0 0,0">
          <text:p/>
        </draw:polygon>
        <draw:polygon draw:style-name="gr30" draw:text-style-name="P8" draw:layer="layout" svg:width="0.026cm" svg:height="0.38cm" svg:x="24.668cm" svg:y="1.97cm" svg:viewBox="0 0 27 381" draw:points="0,381 27,381 27,0 0,0">
          <text:p/>
        </draw:polygon>
        <draw:polygon draw:style-name="gr32" draw:text-style-name="P10" draw:layer="layout" svg:width="0.026cm" svg:height="0.38cm" svg:x="24.694cm" svg:y="1.97cm" svg:viewBox="0 0 27 381" draw:points="0,381 27,381 27,0 0,0">
          <text:p/>
        </draw:polygon>
        <draw:polygon draw:style-name="gr30" draw:text-style-name="P8" draw:layer="layout" svg:width="0.026cm" svg:height="0.38cm" svg:x="24.721cm" svg:y="1.97cm" svg:viewBox="0 0 27 381" draw:points="0,381 27,381 27,0 0,0">
          <text:p/>
        </draw:polygon>
        <draw:polygon draw:style-name="gr32" draw:text-style-name="P10" draw:layer="layout" svg:width="0.026cm" svg:height="0.38cm" svg:x="24.747cm" svg:y="1.97cm" svg:viewBox="0 0 27 381" draw:points="0,381 27,381 27,0 0,0">
          <text:p/>
        </draw:polygon>
        <draw:polygon draw:style-name="gr31" draw:text-style-name="P9" draw:layer="layout" svg:width="0.026cm" svg:height="0.38cm" svg:x="24.773cm" svg:y="1.97cm" svg:viewBox="0 0 27 381" draw:points="0,381 27,381 27,0 0,0">
          <text:p/>
        </draw:polygon>
        <draw:polygon draw:style-name="gr32" draw:text-style-name="P10" draw:layer="layout" svg:width="0.027cm" svg:height="0.38cm" svg:x="24.799cm" svg:y="1.97cm" svg:viewBox="0 0 28 381" draw:points="0,381 28,381 28,0 0,0">
          <text:p/>
        </draw:polygon>
        <draw:polygon draw:style-name="gr31" draw:text-style-name="P9" draw:layer="layout" svg:width="0.026cm" svg:height="0.38cm" svg:x="24.826cm" svg:y="1.97cm" svg:viewBox="0 0 27 381" draw:points="0,381 27,381 27,0 0,0">
          <text:p/>
        </draw:polygon>
        <draw:polygon draw:style-name="gr30" draw:text-style-name="P8" draw:layer="layout" svg:width="0.026cm" svg:height="0.38cm" svg:x="24.852cm" svg:y="1.97cm" svg:viewBox="0 0 27 381" draw:points="0,381 27,381 27,0 0,0">
          <text:p/>
        </draw:polygon>
        <draw:polygon draw:style-name="gr30" draw:text-style-name="P8" draw:layer="layout" svg:width="0.026cm" svg:height="0.38cm" svg:x="24.879cm" svg:y="1.97cm" svg:viewBox="0 0 27 381" draw:points="0,381 27,381 27,0 0,0">
          <text:p/>
        </draw:polygon>
        <draw:polygon draw:style-name="gr31" draw:text-style-name="P9" draw:layer="layout" svg:width="0.026cm" svg:height="0.38cm" svg:x="24.905cm" svg:y="1.97cm" svg:viewBox="0 0 27 381" draw:points="0,381 27,381 27,0 0,0">
          <text:p/>
        </draw:polygon>
        <draw:polygon draw:style-name="gr30" draw:text-style-name="P8" draw:layer="layout" svg:width="0.026cm" svg:height="0.38cm" svg:x="24.931cm" svg:y="1.97cm" svg:viewBox="0 0 27 381" draw:points="0,381 27,381 27,0 0,0">
          <text:p/>
        </draw:polygon>
        <draw:polygon draw:style-name="gr30" draw:text-style-name="P8" draw:layer="layout" svg:width="0.026cm" svg:height="0.38cm" svg:x="24.957cm" svg:y="1.97cm" svg:viewBox="0 0 27 381" draw:points="0,381 27,381 27,0 0,0">
          <text:p/>
        </draw:polygon>
        <draw:polygon draw:style-name="gr32" draw:text-style-name="P10" draw:layer="layout" svg:width="0.026cm" svg:height="0.38cm" svg:x="24.983cm" svg:y="1.97cm" svg:viewBox="0 0 27 381" draw:points="0,381 27,381 27,0 0,0">
          <text:p/>
        </draw:polygon>
        <draw:polygon draw:style-name="gr29" draw:text-style-name="P7" draw:layer="layout" svg:width="0.026cm" svg:height="0.38cm" svg:x="25.01cm" svg:y="1.97cm" svg:viewBox="0 0 27 381" draw:points="0,381 27,381 27,0 0,0">
          <text:p/>
        </draw:polygon>
        <draw:polygon draw:style-name="gr29" draw:text-style-name="P7" draw:layer="layout" svg:width="0.026cm" svg:height="0.38cm" svg:x="25.036cm" svg:y="1.97cm" svg:viewBox="0 0 27 381" draw:points="0,381 27,381 27,0 0,0">
          <text:p/>
        </draw:polygon>
        <draw:polygon draw:style-name="gr29" draw:text-style-name="P7" draw:layer="layout" svg:width="0.026cm" svg:height="0.38cm" svg:x="25.062cm" svg:y="1.97cm" svg:viewBox="0 0 27 381" draw:points="0,381 27,381 27,0 0,0">
          <text:p/>
        </draw:polygon>
        <draw:polygon draw:style-name="gr30" draw:text-style-name="P8" draw:layer="layout" svg:width="0.027cm" svg:height="0.38cm" svg:x="25.088cm" svg:y="1.97cm" svg:viewBox="0 0 28 381" draw:points="0,381 28,381 28,0 0,0">
          <text:p/>
        </draw:polygon>
        <draw:polygon draw:style-name="gr29" draw:text-style-name="P7" draw:layer="layout" svg:width="0.026cm" svg:height="0.38cm" svg:x="25.115cm" svg:y="1.97cm" svg:viewBox="0 0 27 381" draw:points="0,381 27,381 27,0 0,0">
          <text:p/>
        </draw:polygon>
        <draw:polygon draw:style-name="gr32" draw:text-style-name="P10" draw:layer="layout" svg:width="0.026cm" svg:height="0.38cm" svg:x="25.141cm" svg:y="1.97cm" svg:viewBox="0 0 27 381" draw:points="0,381 27,381 27,0 0,0">
          <text:p/>
        </draw:polygon>
        <draw:polygon draw:style-name="gr31" draw:text-style-name="P9" draw:layer="layout" svg:width="0.027cm" svg:height="0.38cm" svg:x="25.167cm" svg:y="1.97cm" svg:viewBox="0 0 28 381" draw:points="0,381 28,381 28,0 0,0">
          <text:p/>
        </draw:polygon>
        <draw:polygon draw:style-name="gr32" draw:text-style-name="P10" draw:layer="layout" svg:width="0.026cm" svg:height="0.38cm" svg:x="25.194cm" svg:y="1.97cm" svg:viewBox="0 0 27 381" draw:points="0,381 27,381 27,0 0,0">
          <text:p/>
        </draw:polygon>
        <draw:polygon draw:style-name="gr29" draw:text-style-name="P7" draw:layer="layout" svg:width="0.026cm" svg:height="0.38cm" svg:x="25.22cm" svg:y="1.97cm" svg:viewBox="0 0 27 381" draw:points="0,381 27,381 27,0 0,0">
          <text:p/>
        </draw:polygon>
        <draw:polygon draw:style-name="gr29" draw:text-style-name="P7" draw:layer="layout" svg:width="0.026cm" svg:height="0.38cm" svg:x="25.246cm" svg:y="1.97cm" svg:viewBox="0 0 27 381" draw:points="0,381 27,381 27,0 0,0">
          <text:p/>
        </draw:polygon>
        <draw:polygon draw:style-name="gr30" draw:text-style-name="P8" draw:layer="layout" svg:width="0.026cm" svg:height="0.38cm" svg:x="25.273cm" svg:y="1.97cm" svg:viewBox="0 0 27 381" draw:points="0,381 27,381 27,0 0,0">
          <text:p/>
        </draw:polygon>
        <draw:polygon draw:style-name="gr29" draw:text-style-name="P7" draw:layer="layout" svg:width="0.026cm" svg:height="0.38cm" svg:x="25.299cm" svg:y="1.97cm" svg:viewBox="0 0 27 381" draw:points="0,381 27,381 27,0 0,0">
          <text:p/>
        </draw:polygon>
        <draw:polygon draw:style-name="gr29" draw:text-style-name="P7" draw:layer="layout" svg:width="0.026cm" svg:height="0.38cm" svg:x="25.325cm" svg:y="1.97cm" svg:viewBox="0 0 27 381" draw:points="0,381 27,381 27,0 0,0">
          <text:p/>
        </draw:polygon>
        <draw:polygon draw:style-name="gr30" draw:text-style-name="P8" draw:layer="layout" svg:width="0.026cm" svg:height="0.38cm" svg:x="25.351cm" svg:y="1.97cm" svg:viewBox="0 0 27 381" draw:points="0,381 27,381 27,0 0,0">
          <text:p/>
        </draw:polygon>
        <draw:polygon draw:style-name="gr32" draw:text-style-name="P10" draw:layer="layout" svg:width="0.026cm" svg:height="0.38cm" svg:x="25.379cm" svg:y="1.97cm" svg:viewBox="0 0 27 381" draw:points="0,381 27,381 27,0 0,0">
          <text:p/>
        </draw:polygon>
        <draw:polygon draw:style-name="gr32" draw:text-style-name="P10" draw:layer="layout" svg:width="0.026cm" svg:height="0.38cm" svg:x="25.404cm" svg:y="1.97cm" svg:viewBox="0 0 27 381" draw:points="0,381 27,381 27,0 0,0">
          <text:p/>
        </draw:polygon>
        <draw:polygon draw:style-name="gr32" draw:text-style-name="P10" draw:layer="layout" svg:width="0.026cm" svg:height="0.38cm" svg:x="25.43cm" svg:y="1.97cm" svg:viewBox="0 0 27 381" draw:points="0,381 27,381 27,0 0,0">
          <text:p/>
        </draw:polygon>
        <draw:polygon draw:style-name="gr30" draw:text-style-name="P8" draw:layer="layout" svg:width="0.026cm" svg:height="0.38cm" svg:x="25.456cm" svg:y="1.97cm" svg:viewBox="0 0 27 381" draw:points="0,381 27,381 27,0 0,0">
          <text:p/>
        </draw:polygon>
        <draw:polygon draw:style-name="gr29" draw:text-style-name="P7" draw:layer="layout" svg:width="0.027cm" svg:height="0.38cm" svg:x="25.482cm" svg:y="1.97cm" svg:viewBox="0 0 28 381" draw:points="0,381 28,381 28,0 0,0">
          <text:p/>
        </draw:polygon>
        <draw:polygon draw:style-name="gr29" draw:text-style-name="P7" draw:layer="layout" svg:width="0.026cm" svg:height="0.38cm" svg:x="25.509cm" svg:y="1.97cm" svg:viewBox="0 0 27 381" draw:points="0,381 27,381 27,0 0,0">
          <text:p/>
        </draw:polygon>
        <draw:polygon draw:style-name="gr30" draw:text-style-name="P8" draw:layer="layout" svg:width="0.026cm" svg:height="0.38cm" svg:x="25.535cm" svg:y="1.97cm" svg:viewBox="0 0 27 381" draw:points="0,381 27,381 27,0 0,0">
          <text:p/>
        </draw:polygon>
        <draw:polygon draw:style-name="gr29" draw:text-style-name="P7" draw:layer="layout" svg:width="0.027cm" svg:height="0.38cm" svg:x="25.561cm" svg:y="1.97cm" svg:viewBox="0 0 28 381" draw:points="0,381 28,381 28,0 0,0">
          <text:p/>
        </draw:polygon>
        <draw:polygon draw:style-name="gr29" draw:text-style-name="P7" draw:layer="layout" svg:width="0.026cm" svg:height="0.38cm" svg:x="25.588cm" svg:y="1.97cm" svg:viewBox="0 0 27 381" draw:points="0,381 27,381 27,0 0,0">
          <text:p/>
        </draw:polygon>
        <draw:polygon draw:style-name="gr30" draw:text-style-name="P8" draw:layer="layout" svg:width="0.026cm" svg:height="0.38cm" svg:x="25.614cm" svg:y="1.97cm" svg:viewBox="0 0 27 381" draw:points="0,381 27,381 27,0 0,0">
          <text:p/>
        </draw:polygon>
        <draw:polygon draw:style-name="gr31" draw:text-style-name="P9" draw:layer="layout" svg:width="0.026cm" svg:height="0.38cm" svg:x="25.64cm" svg:y="1.97cm" svg:viewBox="0 0 27 381" draw:points="0,381 27,381 27,0 0,0">
          <text:p/>
        </draw:polygon>
        <draw:polygon draw:style-name="gr31" draw:text-style-name="P9" draw:layer="layout" svg:width="0.026cm" svg:height="0.38cm" svg:x="25.667cm" svg:y="1.97cm" svg:viewBox="0 0 27 381" draw:points="0,381 27,381 27,0 0,0">
          <text:p/>
        </draw:polygon>
        <draw:polygon draw:style-name="gr29" draw:text-style-name="P7" draw:layer="layout" svg:width="0.026cm" svg:height="0.38cm" svg:x="25.693cm" svg:y="1.97cm" svg:viewBox="0 0 27 381" draw:points="0,381 27,381 27,0 0,0">
          <text:p/>
        </draw:polygon>
        <draw:polygon draw:style-name="gr32" draw:text-style-name="P10" draw:layer="layout" svg:width="0.026cm" svg:height="0.38cm" svg:x="25.719cm" svg:y="1.97cm" svg:viewBox="0 0 27 381" draw:points="0,381 27,381 27,0 0,0">
          <text:p/>
        </draw:polygon>
        <draw:polygon draw:style-name="gr30" draw:text-style-name="P8" draw:layer="layout" svg:width="0.026cm" svg:height="0.38cm" svg:x="25.745cm" svg:y="1.97cm" svg:viewBox="0 0 27 381" draw:points="0,381 27,381 27,0 0,0">
          <text:p/>
        </draw:polygon>
        <draw:polygon draw:style-name="gr32" draw:text-style-name="P10" draw:layer="layout" svg:width="0.026cm" svg:height="0.38cm" svg:x="25.772cm" svg:y="1.97cm" svg:viewBox="0 0 27 381" draw:points="0,381 27,381 27,0 0,0">
          <text:p/>
        </draw:polygon>
        <draw:polygon draw:style-name="gr30" draw:text-style-name="P8" draw:layer="layout" svg:width="0.026cm" svg:height="0.38cm" svg:x="25.798cm" svg:y="1.97cm" svg:viewBox="0 0 27 381" draw:points="0,381 27,381 27,0 0,0">
          <text:p/>
        </draw:polygon>
        <draw:polygon draw:style-name="gr32" draw:text-style-name="P10" draw:layer="layout" svg:width="0.026cm" svg:height="0.38cm" svg:x="25.824cm" svg:y="1.97cm" svg:viewBox="0 0 27 381" draw:points="0,381 27,381 27,0 0,0">
          <text:p/>
        </draw:polygon>
        <draw:polygon draw:style-name="gr32" draw:text-style-name="P10" draw:layer="layout" svg:width="0.027cm" svg:height="0.38cm" svg:x="25.85cm" svg:y="1.97cm" svg:viewBox="0 0 28 381" draw:points="0,381 28,381 28,0 0,0">
          <text:p/>
        </draw:polygon>
        <draw:polygon draw:style-name="gr31" draw:text-style-name="P9" draw:layer="layout" svg:width="0.026cm" svg:height="0.38cm" svg:x="25.877cm" svg:y="1.97cm" svg:viewBox="0 0 27 381" draw:points="0,381 27,381 27,0 0,0">
          <text:p/>
        </draw:polygon>
        <draw:polygon draw:style-name="gr31" draw:text-style-name="P9" draw:layer="layout" svg:width="0.026cm" svg:height="0.38cm" svg:x="25.903cm" svg:y="1.97cm" svg:viewBox="0 0 27 381" draw:points="0,381 27,381 27,0 0,0">
          <text:p/>
        </draw:polygon>
        <draw:polygon draw:style-name="gr30" draw:text-style-name="P8" draw:layer="layout" svg:width="0.026cm" svg:height="0.38cm" svg:x="25.929cm" svg:y="1.97cm" svg:viewBox="0 0 27 381" draw:points="0,381 27,381 27,0 0,0">
          <text:p/>
        </draw:polygon>
        <draw:polygon draw:style-name="gr32" draw:text-style-name="P10" draw:layer="layout" svg:width="0.026cm" svg:height="0.38cm" svg:x="25.956cm" svg:y="1.97cm" svg:viewBox="0 0 27 381" draw:points="0,381 27,381 27,0 0,0">
          <text:p/>
        </draw:polygon>
        <draw:polygon draw:style-name="gr30" draw:text-style-name="P8" draw:layer="layout" svg:width="0.026cm" svg:height="0.38cm" svg:x="25.982cm" svg:y="1.97cm" svg:viewBox="0 0 27 381" draw:points="0,381 27,381 27,0 0,0">
          <text:p/>
        </draw:polygon>
        <draw:polygon draw:style-name="gr32" draw:text-style-name="P10" draw:layer="layout" svg:width="0.026cm" svg:height="0.38cm" svg:x="26.008cm" svg:y="1.97cm" svg:viewBox="0 0 27 381" draw:points="0,381 27,381 27,0 0,0">
          <text:p/>
        </draw:polygon>
        <draw:polygon draw:style-name="gr30" draw:text-style-name="P8" draw:layer="layout" svg:width="0.026cm" svg:height="0.38cm" svg:x="26.034cm" svg:y="1.97cm" svg:viewBox="0 0 27 381" draw:points="0,381 27,381 27,0 0,0">
          <text:p/>
        </draw:polygon>
        <draw:polygon draw:style-name="gr31" draw:text-style-name="P9" draw:layer="layout" svg:width="0.026cm" svg:height="0.38cm" svg:x="26.061cm" svg:y="1.97cm" svg:viewBox="0 0 27 381" draw:points="0,381 27,381 27,0 0,0">
          <text:p/>
        </draw:polygon>
        <draw:polygon draw:style-name="gr30" draw:text-style-name="P8" draw:layer="layout" svg:width="0.026cm" svg:height="0.38cm" svg:x="26.087cm" svg:y="1.97cm" svg:viewBox="0 0 27 381" draw:points="0,381 27,381 27,0 0,0">
          <text:p/>
        </draw:polygon>
        <draw:polygon draw:style-name="gr29" draw:text-style-name="P7" draw:layer="layout" svg:width="0.026cm" svg:height="0.38cm" svg:x="26.113cm" svg:y="1.97cm" svg:viewBox="0 0 27 381" draw:points="0,381 27,381 27,0 0,0">
          <text:p/>
        </draw:polygon>
        <draw:polygon draw:style-name="gr32" draw:text-style-name="P10" draw:layer="layout" svg:width="0.026cm" svg:height="0.38cm" svg:x="26.139cm" svg:y="1.97cm" svg:viewBox="0 0 27 381" draw:points="0,381 27,381 27,0 0,0">
          <text:p/>
        </draw:polygon>
        <draw:polygon draw:style-name="gr30" draw:text-style-name="P8" draw:layer="layout" svg:width="0.026cm" svg:height="0.38cm" svg:x="26.166cm" svg:y="1.97cm" svg:viewBox="0 0 27 381" draw:points="0,381 27,381 27,0 0,0">
          <text:p/>
        </draw:polygon>
        <draw:polygon draw:style-name="gr31" draw:text-style-name="P9" draw:layer="layout" svg:width="0.026cm" svg:height="0.38cm" svg:x="26.192cm" svg:y="1.97cm" svg:viewBox="0 0 27 381" draw:points="0,381 27,381 27,0 0,0">
          <text:p/>
        </draw:polygon>
        <draw:polygon draw:style-name="gr29" draw:text-style-name="P7" draw:layer="layout" svg:width="0.026cm" svg:height="0.38cm" svg:x="26.218cm" svg:y="1.97cm" svg:viewBox="0 0 27 381" draw:points="0,381 27,381 27,0 0,0">
          <text:p/>
        </draw:polygon>
        <draw:polygon draw:style-name="gr32" draw:text-style-name="P10" draw:layer="layout" svg:width="0.027cm" svg:height="0.38cm" svg:x="26.244cm" svg:y="1.97cm" svg:viewBox="0 0 28 381" draw:points="0,381 28,381 28,0 0,0">
          <text:p/>
        </draw:polygon>
        <draw:polygon draw:style-name="gr31" draw:text-style-name="P9" draw:layer="layout" svg:width="0.026cm" svg:height="0.38cm" svg:x="26.271cm" svg:y="1.97cm" svg:viewBox="0 0 27 381" draw:points="0,381 27,381 27,0 0,0">
          <text:p/>
        </draw:polygon>
        <draw:polygon draw:style-name="gr29" draw:text-style-name="P7" draw:layer="layout" svg:width="0.026cm" svg:height="0.38cm" svg:x="26.297cm" svg:y="1.97cm" svg:viewBox="0 0 27 381" draw:points="0,381 27,381 27,0 0,0">
          <text:p/>
        </draw:polygon>
        <draw:polygon draw:style-name="gr29" draw:text-style-name="P7" draw:layer="layout" svg:width="0.027cm" svg:height="0.38cm" svg:x="26.323cm" svg:y="1.97cm" svg:viewBox="0 0 28 381" draw:points="0,381 28,381 28,0 0,0">
          <text:p/>
        </draw:polygon>
        <draw:polygon draw:style-name="gr31" draw:text-style-name="P9" draw:layer="layout" svg:width="0.026cm" svg:height="0.38cm" svg:x="26.35cm" svg:y="1.97cm" svg:viewBox="0 0 27 381" draw:points="0,381 27,381 27,0 0,0">
          <text:p/>
        </draw:polygon>
        <draw:polygon draw:style-name="gr29" draw:text-style-name="P7" draw:layer="layout" svg:width="0.026cm" svg:height="0.38cm" svg:x="26.376cm" svg:y="1.97cm" svg:viewBox="0 0 27 381" draw:points="0,381 27,381 27,0 0,0">
          <text:p/>
        </draw:polygon>
        <draw:polygon draw:style-name="gr29" draw:text-style-name="P7" draw:layer="layout" svg:width="0.026cm" svg:height="0.38cm" svg:x="26.402cm" svg:y="1.97cm" svg:viewBox="0 0 27 381" draw:points="0,381 27,381 27,0 0,0">
          <text:p/>
        </draw:polygon>
        <draw:polygon draw:style-name="gr30" draw:text-style-name="P8" draw:layer="layout" svg:width="0.026cm" svg:height="0.38cm" svg:x="26.428cm" svg:y="1.97cm" svg:viewBox="0 0 27 381" draw:points="0,381 27,381 27,0 0,0">
          <text:p/>
        </draw:polygon>
        <draw:polygon draw:style-name="gr31" draw:text-style-name="P9" draw:layer="layout" svg:width="0.026cm" svg:height="0.38cm" svg:x="26.455cm" svg:y="1.97cm" svg:viewBox="0 0 27 381" draw:points="0,381 27,381 27,0 0,0">
          <text:p/>
        </draw:polygon>
        <draw:polygon draw:style-name="gr30" draw:text-style-name="P8" draw:layer="layout" svg:width="0.026cm" svg:height="0.38cm" svg:x="26.481cm" svg:y="1.97cm" svg:viewBox="0 0 27 381" draw:points="0,381 27,381 27,0 0,0">
          <text:p/>
        </draw:polygon>
        <draw:polygon draw:style-name="gr29" draw:text-style-name="P7" draw:layer="layout" svg:width="0.026cm" svg:height="0.38cm" svg:x="26.507cm" svg:y="1.97cm" svg:viewBox="0 0 27 381" draw:points="0,381 27,381 27,0 0,0">
          <text:p/>
        </draw:polygon>
        <draw:polygon draw:style-name="gr31" draw:text-style-name="P9" draw:layer="layout" svg:width="0.027cm" svg:height="0.38cm" svg:x="26.533cm" svg:y="1.97cm" svg:viewBox="0 0 28 381" draw:points="0,381 28,381 28,0 0,0">
          <text:p/>
        </draw:polygon>
        <draw:polygon draw:style-name="gr30" draw:text-style-name="P8" draw:layer="layout" svg:width="0.026cm" svg:height="0.38cm" svg:x="26.56cm" svg:y="1.97cm" svg:viewBox="0 0 27 381" draw:points="0,381 27,381 27,0 0,0">
          <text:p/>
        </draw:polygon>
        <draw:polygon draw:style-name="gr31" draw:text-style-name="P9" draw:layer="layout" svg:width="0.026cm" svg:height="0.38cm" svg:x="26.586cm" svg:y="1.97cm" svg:viewBox="0 0 27 381" draw:points="0,381 27,381 27,0 0,0">
          <text:p/>
        </draw:polygon>
        <draw:polygon draw:style-name="gr29" draw:text-style-name="P7" draw:layer="layout" svg:width="0.027cm" svg:height="0.38cm" svg:x="26.612cm" svg:y="1.97cm" svg:viewBox="0 0 28 381" draw:points="0,381 28,381 28,0 0,0">
          <text:p/>
        </draw:polygon>
        <draw:polygon draw:style-name="gr29" draw:text-style-name="P7" draw:layer="layout" svg:width="0.026cm" svg:height="0.38cm" svg:x="26.639cm" svg:y="1.97cm" svg:viewBox="0 0 27 381" draw:points="0,381 27,381 27,0 0,0">
          <text:p/>
        </draw:polygon>
        <draw:polygon draw:style-name="gr29" draw:text-style-name="P7" draw:layer="layout" svg:width="0.026cm" svg:height="0.38cm" svg:x="26.665cm" svg:y="1.97cm" svg:viewBox="0 0 27 381" draw:points="0,381 27,381 27,0 0,0">
          <text:p/>
        </draw:polygon>
        <draw:polygon draw:style-name="gr32" draw:text-style-name="P10" draw:layer="layout" svg:width="0.026cm" svg:height="0.38cm" svg:x="26.691cm" svg:y="1.97cm" svg:viewBox="0 0 27 381" draw:points="0,381 27,381 27,0 0,0">
          <text:p/>
        </draw:polygon>
        <draw:polygon draw:style-name="gr31" draw:text-style-name="P9" draw:layer="layout" svg:width="0.026cm" svg:height="0.38cm" svg:x="26.718cm" svg:y="1.97cm" svg:viewBox="0 0 27 381" draw:points="0,381 27,381 27,0 0,0">
          <text:p/>
        </draw:polygon>
        <draw:polygon draw:style-name="gr30" draw:text-style-name="P8" draw:layer="layout" svg:width="0.026cm" svg:height="0.38cm" svg:x="26.744cm" svg:y="1.97cm" svg:viewBox="0 0 27 381" draw:points="0,381 27,381 27,0 0,0">
          <text:p/>
        </draw:polygon>
        <draw:polygon draw:style-name="gr31" draw:text-style-name="P9" draw:layer="layout" svg:width="0.026cm" svg:height="0.38cm" svg:x="26.77cm" svg:y="1.97cm" svg:viewBox="0 0 27 381" draw:points="0,381 27,381 27,0 0,0">
          <text:p/>
        </draw:polygon>
        <draw:polygon draw:style-name="gr29" draw:text-style-name="P7" draw:layer="layout" svg:width="0.026cm" svg:height="0.38cm" svg:x="26.796cm" svg:y="1.97cm" svg:viewBox="0 0 27 381" draw:points="0,381 27,381 27,0 0,0">
          <text:p/>
        </draw:polygon>
        <draw:polygon draw:style-name="gr32" draw:text-style-name="P10" draw:layer="layout" svg:width="0.026cm" svg:height="0.38cm" svg:x="26.823cm" svg:y="1.97cm" svg:viewBox="0 0 27 381" draw:points="0,381 27,381 27,0 0,0">
          <text:p/>
        </draw:polygon>
        <draw:polygon draw:style-name="gr29" draw:text-style-name="P7" draw:layer="layout" svg:width="0.026cm" svg:height="0.38cm" svg:x="26.849cm" svg:y="1.97cm" svg:viewBox="0 0 27 381" draw:points="0,381 27,381 27,0 0,0">
          <text:p/>
        </draw:polygon>
        <draw:polygon draw:style-name="gr29" draw:text-style-name="P7" draw:layer="layout" svg:width="0.026cm" svg:height="0.38cm" svg:x="26.875cm" svg:y="1.97cm" svg:viewBox="0 0 27 381" draw:points="0,381 27,381 27,0 0,0">
          <text:p/>
        </draw:polygon>
        <draw:polygon draw:style-name="gr31" draw:text-style-name="P9" draw:layer="layout" svg:width="0.026cm" svg:height="0.38cm" svg:x="26.901cm" svg:y="1.97cm" svg:viewBox="0 0 27 381" draw:points="0,381 27,381 27,0 0,0">
          <text:p/>
        </draw:polygon>
        <draw:polygon draw:style-name="gr32" draw:text-style-name="P10" draw:layer="layout" svg:width="0.027cm" svg:height="0.38cm" svg:x="26.927cm" svg:y="1.97cm" svg:viewBox="0 0 28 381" draw:points="0,381 28,381 28,0 0,0">
          <text:p/>
        </draw:polygon>
        <draw:polygon draw:style-name="gr29" draw:text-style-name="P7" draw:layer="layout" svg:width="0.026cm" svg:height="0.38cm" svg:x="26.954cm" svg:y="1.97cm" svg:viewBox="0 0 27 381" draw:points="0,381 27,381 27,0 0,0">
          <text:p/>
        </draw:polygon>
        <draw:polygon draw:style-name="gr29" draw:text-style-name="P7" draw:layer="layout" svg:width="0.026cm" svg:height="0.38cm" svg:x="26.98cm" svg:y="1.97cm" svg:viewBox="0 0 27 381" draw:points="0,381 27,381 27,0 0,0">
          <text:p/>
        </draw:polygon>
        <draw:polygon draw:style-name="gr32" draw:text-style-name="P10" draw:layer="layout" svg:width="0.027cm" svg:height="0.38cm" svg:x="27.006cm" svg:y="1.97cm" svg:viewBox="0 0 28 381" draw:points="0,381 28,381 28,0 0,0">
          <text:p/>
        </draw:polygon>
        <draw:polygon draw:style-name="gr31" draw:text-style-name="P9" draw:layer="layout" svg:width="0.026cm" svg:height="0.38cm" svg:x="27.033cm" svg:y="1.97cm" svg:viewBox="0 0 27 381" draw:points="0,381 27,381 27,0 0,0">
          <text:p/>
        </draw:polygon>
        <draw:polygon draw:style-name="gr32" draw:text-style-name="P10" draw:layer="layout" svg:width="0.026cm" svg:height="0.38cm" svg:x="27.06cm" svg:y="1.97cm" svg:viewBox="0 0 27 381" draw:points="0,381 27,381 27,0 0,0">
          <text:p/>
        </draw:polygon>
        <draw:polygon draw:style-name="gr31" draw:text-style-name="P9" draw:layer="layout" svg:width="0.026cm" svg:height="0.38cm" svg:x="27.085cm" svg:y="1.97cm" svg:viewBox="0 0 27 381" draw:points="0,381 27,381 27,0 0,0">
          <text:p/>
        </draw:polygon>
        <draw:polygon draw:style-name="gr29" draw:text-style-name="P7" draw:layer="layout" svg:width="0.026cm" svg:height="0.38cm" svg:x="27.112cm" svg:y="1.97cm" svg:viewBox="0 0 27 381" draw:points="0,381 27,381 27,0 0,0">
          <text:p/>
        </draw:polygon>
        <draw:polygon draw:style-name="gr29" draw:text-style-name="P7" draw:layer="layout" svg:width="0.026cm" svg:height="0.38cm" svg:x="27.138cm" svg:y="1.97cm" svg:viewBox="0 0 27 381" draw:points="0,381 27,381 27,0 0,0">
          <text:p/>
        </draw:polygon>
        <draw:polygon draw:style-name="gr32" draw:text-style-name="P10" draw:layer="layout" svg:width="0.026cm" svg:height="0.38cm" svg:x="27.164cm" svg:y="1.97cm" svg:viewBox="0 0 27 381" draw:points="0,381 27,381 27,0 0,0">
          <text:p/>
        </draw:polygon>
        <draw:polygon draw:style-name="gr32" draw:text-style-name="P10" draw:layer="layout" svg:width="0.026cm" svg:height="0.38cm" svg:x="27.19cm" svg:y="1.97cm" svg:viewBox="0 0 27 381" draw:points="0,381 27,381 27,0 0,0">
          <text:p/>
        </draw:polygon>
        <draw:polygon draw:style-name="gr31" draw:text-style-name="P9" draw:layer="layout" svg:width="0.026cm" svg:height="0.38cm" svg:x="27.217cm" svg:y="1.97cm" svg:viewBox="0 0 27 381" draw:points="0,381 27,381 27,0 0,0">
          <text:p/>
        </draw:polygon>
        <draw:polygon draw:style-name="gr30" draw:text-style-name="P8" draw:layer="layout" svg:width="0.026cm" svg:height="0.38cm" svg:x="27.243cm" svg:y="1.97cm" svg:viewBox="0 0 27 381" draw:points="0,381 27,381 27,0 0,0">
          <text:p/>
        </draw:polygon>
        <draw:polygon draw:style-name="gr29" draw:text-style-name="P7" draw:layer="layout" svg:width="0.026cm" svg:height="0.38cm" svg:x="27.269cm" svg:y="1.97cm" svg:viewBox="0 0 27 381" draw:points="0,381 27,381 27,0 0,0">
          <text:p/>
        </draw:polygon>
        <draw:polygon draw:style-name="gr31" draw:text-style-name="P9" draw:layer="layout" svg:width="0.027cm" svg:height="0.38cm" svg:x="27.295cm" svg:y="1.97cm" svg:viewBox="0 0 28 381" draw:points="0,381 28,381 28,0 0,0">
          <text:p/>
        </draw:polygon>
        <draw:polygon draw:style-name="gr29" draw:text-style-name="P7" draw:layer="layout" svg:width="0.026cm" svg:height="0.38cm" svg:x="27.322cm" svg:y="1.97cm" svg:viewBox="0 0 27 381" draw:points="0,381 27,381 27,0 0,0">
          <text:p/>
        </draw:polygon>
        <draw:polygon draw:style-name="gr29" draw:text-style-name="P7" draw:layer="layout" svg:width="0.026cm" svg:height="0.38cm" svg:x="27.348cm" svg:y="1.97cm" svg:viewBox="0 0 27 381" draw:points="0,381 27,381 27,0 0,0">
          <text:p/>
        </draw:polygon>
        <draw:polygon draw:style-name="gr32" draw:text-style-name="P10" draw:layer="layout" svg:width="0.026cm" svg:height="0.38cm" svg:x="27.374cm" svg:y="1.97cm" svg:viewBox="0 0 27 381" draw:points="0,381 27,381 27,0 0,0">
          <text:p/>
        </draw:polygon>
        <draw:polygon draw:style-name="gr32" draw:text-style-name="P10" draw:layer="layout" svg:width="0.026cm" svg:height="0.38cm" svg:x="27.401cm" svg:y="1.97cm" svg:viewBox="0 0 27 381" draw:points="0,381 27,381 27,0 0,0">
          <text:p/>
        </draw:polygon>
        <draw:polygon draw:style-name="gr30" draw:text-style-name="P8" draw:layer="layout" svg:width="0.026cm" svg:height="0.38cm" svg:x="27.427cm" svg:y="1.97cm" svg:viewBox="0 0 27 381" draw:points="0,381 27,381 27,0 0,0">
          <text:p/>
        </draw:polygon>
        <draw:polygon draw:style-name="gr29" draw:text-style-name="P7" draw:layer="layout" svg:width="0.026cm" svg:height="0.38cm" svg:x="27.453cm" svg:y="1.97cm" svg:viewBox="0 0 27 381" draw:points="0,381 27,381 27,0 0,0">
          <text:p/>
        </draw:polygon>
        <draw:polygon draw:style-name="gr31" draw:text-style-name="P9" draw:layer="layout" svg:width="0.026cm" svg:height="0.38cm" svg:x="27.48cm" svg:y="1.97cm" svg:viewBox="0 0 27 381" draw:points="0,381 27,381 27,0 0,0">
          <text:p/>
        </draw:polygon>
        <draw:polygon draw:style-name="gr32" draw:text-style-name="P10" draw:layer="layout" svg:width="0.026cm" svg:height="0.38cm" svg:x="27.506cm" svg:y="1.97cm" svg:viewBox="0 0 27 381" draw:points="0,381 27,381 27,0 0,0">
          <text:p/>
        </draw:polygon>
        <draw:polygon draw:style-name="gr31" draw:text-style-name="P9" draw:layer="layout" svg:width="0.026cm" svg:height="0.38cm" svg:x="27.532cm" svg:y="1.97cm" svg:viewBox="0 0 27 381" draw:points="0,381 27,381 27,0 0,0">
          <text:p/>
        </draw:polygon>
        <draw:polygon draw:style-name="gr29" draw:text-style-name="P7" draw:layer="layout" svg:width="0.026cm" svg:height="0.38cm" svg:x="27.558cm" svg:y="1.97cm" svg:viewBox="0 0 27 381" draw:points="0,381 27,381 27,0 0,0">
          <text:p/>
        </draw:polygon>
        <draw:polygon draw:style-name="gr29" draw:text-style-name="P7" draw:layer="layout" svg:width="0.026cm" svg:height="0.38cm" svg:x="27.584cm" svg:y="1.97cm" svg:viewBox="0 0 27 381" draw:points="0,381 27,381 27,0 0,0">
          <text:p/>
        </draw:polygon>
        <draw:polygon draw:style-name="gr32" draw:text-style-name="P10" draw:layer="layout" svg:width="0.026cm" svg:height="0.38cm" svg:x="27.611cm" svg:y="1.97cm" svg:viewBox="0 0 27 381" draw:points="0,381 27,381 27,0 0,0">
          <text:p/>
        </draw:polygon>
        <draw:polygon draw:style-name="gr30" draw:text-style-name="P8" draw:layer="layout" svg:width="0.026cm" svg:height="0.38cm" svg:x="27.637cm" svg:y="1.97cm" svg:viewBox="0 0 27 381" draw:points="0,381 27,381 27,0 0,0">
          <text:p/>
        </draw:polygon>
        <draw:polygon draw:style-name="gr29" draw:text-style-name="P7" draw:layer="layout" svg:width="0.026cm" svg:height="0.38cm" svg:x="27.663cm" svg:y="1.97cm" svg:viewBox="0 0 27 381" draw:points="0,381 27,381 27,0 0,0">
          <text:p/>
        </draw:polygon>
        <draw:polygon draw:style-name="gr32" draw:text-style-name="P10" draw:layer="layout" svg:width="0.027cm" svg:height="0.38cm" svg:x="27.689cm" svg:y="1.97cm" svg:viewBox="0 0 28 381" draw:points="0,381 28,381 28,0 0,0">
          <text:p/>
        </draw:polygon>
        <draw:polygon draw:style-name="gr30" draw:text-style-name="P8" draw:layer="layout" svg:width="0.026cm" svg:height="0.38cm" svg:x="27.716cm" svg:y="1.97cm" svg:viewBox="0 0 27 381" draw:points="0,381 27,381 27,0 0,0">
          <text:p/>
        </draw:polygon>
        <draw:polygon draw:style-name="gr31" draw:text-style-name="P9" draw:layer="layout" svg:width="0.026cm" svg:height="0.38cm" svg:x="27.742cm" svg:y="1.97cm" svg:viewBox="0 0 27 381" draw:points="0,381 27,381 27,0 0,0">
          <text:p/>
        </draw:polygon>
        <draw:polygon draw:style-name="gr29" draw:text-style-name="P7" draw:layer="layout" svg:width="0.026cm" svg:height="0.38cm" svg:x="27.768cm" svg:y="1.97cm" svg:viewBox="0 0 27 381" draw:points="0,381 27,381 27,0 0,0">
          <text:p/>
        </draw:polygon>
        <draw:polygon draw:style-name="gr29" draw:text-style-name="P7" draw:layer="layout" svg:width="0.026cm" svg:height="0.38cm" svg:x="27.795cm" svg:y="1.97cm" svg:viewBox="0 0 27 381" draw:points="0,381 27,381 27,0 0,0">
          <text:p/>
        </draw:polygon>
        <draw:polygon draw:style-name="gr32" draw:text-style-name="P10" draw:layer="layout" svg:width="0.026cm" svg:height="0.38cm" svg:x="27.821cm" svg:y="1.97cm" svg:viewBox="0 0 27 381" draw:points="0,381 27,381 27,0 0,0">
          <text:p/>
        </draw:polygon>
        <draw:polygon draw:style-name="gr30" draw:text-style-name="P8" draw:layer="layout" svg:width="0.026cm" svg:height="0.38cm" svg:x="27.847cm" svg:y="1.97cm" svg:viewBox="0 0 27 381" draw:points="0,381 27,381 27,0 0,0">
          <text:p/>
        </draw:polygon>
        <draw:polygon draw:style-name="gr32" draw:text-style-name="P10" draw:layer="layout" svg:width="0.026cm" svg:height="0.38cm" svg:x="27.873cm" svg:y="1.97cm" svg:viewBox="0 0 27 381" draw:points="0,381 27,381 27,0 0,0">
          <text:p/>
        </draw:polygon>
        <draw:polygon draw:style-name="gr32" draw:text-style-name="P10" draw:layer="layout" svg:width="0.026cm" svg:height="0.38cm" svg:x="27.9cm" svg:y="1.97cm" svg:viewBox="0 0 27 381" draw:points="0,381 27,381 27,0 0,0">
          <text:p/>
        </draw:polygon>
        <draw:polygon draw:style-name="gr32" draw:text-style-name="P10" draw:layer="layout" svg:width="0.026cm" svg:height="0.38cm" svg:x="27.926cm" svg:y="1.97cm" svg:viewBox="0 0 27 381" draw:points="0,381 27,381 27,0 0,0">
          <text:p/>
        </draw:polygon>
        <draw:polygon draw:style-name="gr31" draw:text-style-name="P9" draw:layer="layout" svg:width="0.026cm" svg:height="0.38cm" svg:x="27.952cm" svg:y="1.97cm" svg:viewBox="0 0 27 381" draw:points="0,381 27,381 27,0 0,0">
          <text:p/>
        </draw:polygon>
        <draw:polygon draw:style-name="gr29" draw:text-style-name="P7" draw:layer="layout" svg:width="0.026cm" svg:height="0.38cm" svg:x="27.978cm" svg:y="1.97cm" svg:viewBox="0 0 27 381" draw:points="0,381 27,381 27,0 0,0">
          <text:p/>
        </draw:polygon>
        <draw:polygon draw:style-name="gr29" draw:text-style-name="P7" draw:layer="layout" svg:width="0.026cm" svg:height="0.38cm" svg:x="28.005cm" svg:y="1.97cm" svg:viewBox="0 0 27 381" draw:points="0,381 27,381 27,0 0,0">
          <text:p/>
        </draw:polygon>
        <draw:polygon draw:style-name="gr30" draw:text-style-name="P8" draw:layer="layout" svg:width="0.026cm" svg:height="0.38cm" svg:x="28.031cm" svg:y="1.97cm" svg:viewBox="0 0 27 381" draw:points="0,381 27,381 27,0 0,0">
          <text:p/>
        </draw:polygon>
        <draw:polygon draw:style-name="gr31" draw:text-style-name="P9" draw:layer="layout" svg:width="0.027cm" svg:height="0.38cm" svg:x="28.057cm" svg:y="1.97cm" svg:viewBox="0 0 28 381" draw:points="0,381 28,381 28,0 0,0">
          <text:p/>
        </draw:polygon>
        <draw:polygon draw:style-name="gr30" draw:text-style-name="P8" draw:layer="layout" svg:width="0.026cm" svg:height="0.38cm" svg:x="28.084cm" svg:y="1.97cm" svg:viewBox="0 0 27 381" draw:points="0,381 27,381 27,0 0,0">
          <text:p/>
        </draw:polygon>
        <draw:polygon draw:style-name="gr29" draw:text-style-name="P7" draw:layer="layout" svg:width="0.026cm" svg:height="0.38cm" svg:x="28.11cm" svg:y="1.97cm" svg:viewBox="0 0 27 381" draw:points="0,381 27,381 27,0 0,0">
          <text:p/>
        </draw:polygon>
        <draw:polygon draw:style-name="gr30" draw:text-style-name="P8" draw:layer="layout" svg:width="0.026cm" svg:height="0.38cm" svg:x="28.136cm" svg:y="1.97cm" svg:viewBox="0 0 27 381" draw:points="0,381 27,381 27,0 0,0">
          <text:p/>
        </draw:polygon>
        <draw:polygon draw:style-name="gr30" draw:text-style-name="P8" draw:layer="layout" svg:width="0.026cm" svg:height="0.38cm" svg:x="28.163cm" svg:y="1.97cm" svg:viewBox="0 0 27 381" draw:points="0,381 27,381 27,0 0,0">
          <text:p/>
        </draw:polygon>
        <draw:polygon draw:style-name="gr32" draw:text-style-name="P10" draw:layer="layout" svg:width="0.026cm" svg:height="0.38cm" svg:x="28.189cm" svg:y="1.97cm" svg:viewBox="0 0 27 381" draw:points="0,381 27,381 27,0 0,0">
          <text:p/>
        </draw:polygon>
        <draw:polygon draw:style-name="gr32" draw:text-style-name="P10" draw:layer="layout" svg:width="0.026cm" svg:height="0.38cm" svg:x="28.215cm" svg:y="1.97cm" svg:viewBox="0 0 27 381" draw:points="0,381 27,381 27,0 0,0">
          <text:p/>
        </draw:polygon>
        <draw:polygon draw:style-name="gr31" draw:text-style-name="P9" draw:layer="layout" svg:width="0.026cm" svg:height="0.38cm" svg:x="28.241cm" svg:y="1.97cm" svg:viewBox="0 0 27 381" draw:points="0,381 27,381 27,0 0,0">
          <text:p/>
        </draw:polygon>
        <draw:polygon draw:style-name="gr30" draw:text-style-name="P8" draw:layer="layout" svg:width="0.026cm" svg:height="0.38cm" svg:x="28.267cm" svg:y="1.97cm" svg:viewBox="0 0 27 381" draw:points="0,381 27,381 27,0 0,0">
          <text:p/>
        </draw:polygon>
        <draw:polygon draw:style-name="gr31" draw:text-style-name="P9" draw:layer="layout" svg:width="0.026cm" svg:height="0.38cm" svg:x="28.294cm" svg:y="1.97cm" svg:viewBox="0 0 27 381" draw:points="0,381 27,381 27,0 0,0">
          <text:p/>
        </draw:polygon>
        <draw:polygon draw:style-name="gr30" draw:text-style-name="P8" draw:layer="layout" svg:width="0.026cm" svg:height="0.38cm" svg:x="28.32cm" svg:y="1.97cm" svg:viewBox="0 0 27 381" draw:points="0,381 27,381 27,0 0,0">
          <text:p/>
        </draw:polygon>
        <draw:polygon draw:style-name="gr30" draw:text-style-name="P8" draw:layer="layout" svg:width="0.026cm" svg:height="0.38cm" svg:x="28.346cm" svg:y="1.97cm" svg:viewBox="0 0 27 381" draw:points="0,381 27,381 27,0 0,0">
          <text:p/>
        </draw:polygon>
        <draw:polygon draw:style-name="gr30" draw:text-style-name="P8" draw:layer="layout" svg:width="0.027cm" svg:height="0.38cm" svg:x="28.372cm" svg:y="1.97cm" svg:viewBox="0 0 28 381" draw:points="0,381 28,381 28,0 0,0">
          <text:p/>
        </draw:polygon>
        <draw:polygon draw:style-name="gr30" draw:text-style-name="P8" draw:layer="layout" svg:width="0.026cm" svg:height="0.38cm" svg:x="28.399cm" svg:y="1.97cm" svg:viewBox="0 0 27 381" draw:points="0,381 27,381 27,0 0,0">
          <text:p/>
        </draw:polygon>
        <draw:polygon draw:style-name="gr32" draw:text-style-name="P10" draw:layer="layout" svg:width="0.026cm" svg:height="0.38cm" svg:x="28.425cm" svg:y="1.97cm" svg:viewBox="0 0 27 381" draw:points="0,381 27,381 27,0 0,0">
          <text:p/>
        </draw:polygon>
        <draw:polygon draw:style-name="gr32" draw:text-style-name="P10" draw:layer="layout" svg:width="0.027cm" svg:height="0.38cm" svg:x="28.451cm" svg:y="1.97cm" svg:viewBox="0 0 28 381" draw:points="0,381 28,381 28,0 0,0">
          <text:p/>
        </draw:polygon>
        <draw:polygon draw:style-name="gr31" draw:text-style-name="P9" draw:layer="layout" svg:width="0.026cm" svg:height="0.38cm" svg:x="28.478cm" svg:y="1.97cm" svg:viewBox="0 0 27 381" draw:points="0,381 27,381 27,0 0,0">
          <text:p/>
        </draw:polygon>
        <draw:polygon draw:style-name="gr31" draw:text-style-name="P9" draw:layer="layout" svg:width="0.026cm" svg:height="0.38cm" svg:x="28.504cm" svg:y="1.97cm" svg:viewBox="0 0 27 381" draw:points="0,381 27,381 27,0 0,0">
          <text:p/>
        </draw:polygon>
        <draw:polygon draw:style-name="gr32" draw:text-style-name="P10" draw:layer="layout" svg:width="0.026cm" svg:height="0.38cm" svg:x="28.53cm" svg:y="1.97cm" svg:viewBox="0 0 27 381" draw:points="0,381 27,381 27,0 0,0">
          <text:p/>
        </draw:polygon>
        <draw:polygon draw:style-name="gr29" draw:text-style-name="P7" draw:layer="layout" svg:width="0.026cm" svg:height="0.38cm" svg:x="28.557cm" svg:y="1.97cm" svg:viewBox="0 0 27 381" draw:points="0,381 27,381 27,0 0,0">
          <text:p/>
        </draw:polygon>
        <draw:polygon draw:style-name="gr32" draw:text-style-name="P10" draw:layer="layout" svg:width="0.026cm" svg:height="0.38cm" svg:x="28.583cm" svg:y="1.97cm" svg:viewBox="0 0 27 381" draw:points="0,381 27,381 27,0 0,0">
          <text:p/>
        </draw:polygon>
        <draw:polygon draw:style-name="gr32" draw:text-style-name="P10" draw:layer="layout" svg:width="0.026cm" svg:height="0.38cm" svg:x="28.609cm" svg:y="1.97cm" svg:viewBox="0 0 27 381" draw:points="0,381 27,381 27,0 0,0">
          <text:p/>
        </draw:polygon>
        <draw:polygon draw:style-name="gr30" draw:text-style-name="P8" draw:layer="layout" svg:width="0.026cm" svg:height="0.38cm" svg:x="28.635cm" svg:y="1.97cm" svg:viewBox="0 0 27 381" draw:points="0,381 27,381 27,0 0,0">
          <text:p/>
        </draw:polygon>
        <draw:polygon draw:style-name="gr30" draw:text-style-name="P8" draw:layer="layout" svg:width="0.026cm" svg:height="0.38cm" svg:x="28.662cm" svg:y="1.97cm" svg:viewBox="0 0 27 381" draw:points="0,381 27,381 27,0 0,0">
          <text:p/>
        </draw:polygon>
        <draw:polygon draw:style-name="gr31" draw:text-style-name="P9" draw:layer="layout" svg:width="0.026cm" svg:height="0.38cm" svg:x="28.688cm" svg:y="1.97cm" svg:viewBox="0 0 27 381" draw:points="0,381 27,381 27,0 0,0">
          <text:p/>
        </draw:polygon>
        <draw:polygon draw:style-name="gr29" draw:text-style-name="P7" draw:layer="layout" svg:width="0.026cm" svg:height="0.38cm" svg:x="28.714cm" svg:y="1.97cm" svg:viewBox="0 0 27 381" draw:points="0,381 27,381 27,0 0,0">
          <text:p/>
        </draw:polygon>
        <draw:polygon draw:style-name="gr31" draw:text-style-name="P9" draw:layer="layout" svg:width="0.026cm" svg:height="0.38cm" svg:x="28.74cm" svg:y="1.97cm" svg:viewBox="0 0 27 381" draw:points="0,381 27,381 27,0 0,0">
          <text:p/>
        </draw:polygon>
        <draw:polygon draw:style-name="gr31" draw:text-style-name="P9" draw:layer="layout" svg:width="0.027cm" svg:height="0.38cm" svg:x="28.767cm" svg:y="1.97cm" svg:viewBox="0 0 28 381" draw:points="0,381 28,381 28,0 0,0">
          <text:p/>
        </draw:polygon>
        <draw:polygon draw:style-name="gr31" draw:text-style-name="P9" draw:layer="layout" svg:width="0.026cm" svg:height="0.38cm" svg:x="28.793cm" svg:y="1.97cm" svg:viewBox="0 0 27 381" draw:points="0,381 27,381 27,0 0,0">
          <text:p/>
        </draw:polygon>
        <draw:polygon draw:style-name="gr31" draw:text-style-name="P9" draw:layer="layout" svg:width="0.026cm" svg:height="0.38cm" svg:x="28.819cm" svg:y="1.97cm" svg:viewBox="0 0 27 381" draw:points="0,381 27,381 27,0 0,0">
          <text:p/>
        </draw:polygon>
        <draw:polygon draw:style-name="gr30" draw:text-style-name="P8" draw:layer="layout" svg:width="0.026cm" svg:height="0.38cm" svg:x="28.846cm" svg:y="1.97cm" svg:viewBox="0 0 27 381" draw:points="0,381 27,381 27,0 0,0">
          <text:p/>
        </draw:polygon>
        <draw:polygon draw:style-name="gr29" draw:text-style-name="P7" draw:layer="layout" svg:width="0.026cm" svg:height="0.38cm" svg:x="28.872cm" svg:y="1.97cm" svg:viewBox="0 0 27 381" draw:points="0,381 27,381 27,0 0,0">
          <text:p/>
        </draw:polygon>
        <draw:polygon draw:style-name="gr32" draw:text-style-name="P10" draw:layer="layout" svg:width="0.026cm" svg:height="0.38cm" svg:x="28.898cm" svg:y="1.97cm" svg:viewBox="0 0 27 381" draw:points="0,381 27,381 27,0 0,0">
          <text:p/>
        </draw:polygon>
        <draw:polygon draw:style-name="gr31" draw:text-style-name="P9" draw:layer="layout" svg:width="0.026cm" svg:height="0.38cm" svg:x="28.924cm" svg:y="1.97cm" svg:viewBox="0 0 27 381" draw:points="0,381 27,381 27,0 0,0">
          <text:p/>
        </draw:polygon>
        <draw:polygon draw:style-name="gr30" draw:text-style-name="P8" draw:layer="layout" svg:width="0.026cm" svg:height="0.38cm" svg:x="28.951cm" svg:y="1.97cm" svg:viewBox="0 0 27 381" draw:points="0,381 27,381 27,0 0,0">
          <text:p/>
        </draw:polygon>
        <draw:polygon draw:style-name="gr30" draw:text-style-name="P8" draw:layer="layout" svg:width="0.026cm" svg:height="0.38cm" svg:x="28.977cm" svg:y="1.97cm" svg:viewBox="0 0 27 381" draw:points="0,381 27,381 27,0 0,0">
          <text:p/>
        </draw:polygon>
        <draw:polygon draw:style-name="gr32" draw:text-style-name="P10" draw:layer="layout" svg:width="0.026cm" svg:height="0.38cm" svg:x="29.003cm" svg:y="1.97cm" svg:viewBox="0 0 27 381" draw:points="0,381 27,381 27,0 0,0">
          <text:p/>
        </draw:polygon>
        <draw:polygon draw:style-name="gr31" draw:text-style-name="P9" draw:layer="layout" svg:width="0.026cm" svg:height="0.38cm" svg:x="29.029cm" svg:y="1.97cm" svg:viewBox="0 0 27 381" draw:points="0,381 27,381 27,0 0,0">
          <text:p/>
        </draw:polygon>
        <draw:polygon draw:style-name="gr32" draw:text-style-name="P10" draw:layer="layout" svg:width="0.026cm" svg:height="0.38cm" svg:x="29.056cm" svg:y="1.97cm" svg:viewBox="0 0 27 381" draw:points="0,381 27,381 27,0 0,0">
          <text:p/>
        </draw:polygon>
        <draw:polygon draw:style-name="gr32" draw:text-style-name="P10" draw:layer="layout" svg:width="0.026cm" svg:height="0.38cm" svg:x="29.082cm" svg:y="1.97cm" svg:viewBox="0 0 27 381" draw:points="0,381 27,381 27,0 0,0">
          <text:p/>
        </draw:polygon>
        <draw:polygon draw:style-name="gr30" draw:text-style-name="P8" draw:layer="layout" svg:width="0.026cm" svg:height="0.38cm" svg:x="29.108cm" svg:y="1.97cm" svg:viewBox="0 0 27 381" draw:points="0,381 27,381 27,0 0,0">
          <text:p/>
        </draw:polygon>
        <draw:polygon draw:style-name="gr31" draw:text-style-name="P9" draw:layer="layout" svg:width="0.027cm" svg:height="0.38cm" svg:x="29.134cm" svg:y="1.97cm" svg:viewBox="0 0 28 381" draw:points="0,381 28,381 28,0 0,0">
          <text:p/>
        </draw:polygon>
        <draw:polygon draw:style-name="gr29" draw:text-style-name="P7" draw:layer="layout" svg:width="0.026cm" svg:height="0.38cm" svg:x="29.161cm" svg:y="1.97cm" svg:viewBox="0 0 27 381" draw:points="0,381 27,381 27,0 0,0">
          <text:p/>
        </draw:polygon>
        <draw:polygon draw:style-name="gr31" draw:text-style-name="P9" draw:layer="layout" svg:width="0.026cm" svg:height="0.38cm" svg:x="29.187cm" svg:y="1.97cm" svg:viewBox="0 0 27 381" draw:points="0,381 27,381 27,0 0,0">
          <text:p/>
        </draw:polygon>
        <draw:polygon draw:style-name="gr32" draw:text-style-name="P10" draw:layer="layout" svg:width="0.026cm" svg:height="0.38cm" svg:x="29.213cm" svg:y="1.97cm" svg:viewBox="0 0 27 381" draw:points="0,381 27,381 27,0 0,0">
          <text:p/>
        </draw:polygon>
        <draw:polygon draw:style-name="gr31" draw:text-style-name="P9" draw:layer="layout" svg:width="0.026cm" svg:height="0.38cm" svg:x="29.24cm" svg:y="1.97cm" svg:viewBox="0 0 27 381" draw:points="0,381 27,381 27,0 0,0">
          <text:p/>
        </draw:polygon>
        <draw:polygon draw:style-name="gr32" draw:text-style-name="P10" draw:layer="layout" svg:width="0.026cm" svg:height="0.38cm" svg:x="29.266cm" svg:y="1.97cm" svg:viewBox="0 0 27 381" draw:points="0,381 27,381 27,0 0,0">
          <text:p/>
        </draw:polygon>
        <draw:polygon draw:style-name="gr30" draw:text-style-name="P8" draw:layer="layout" svg:width="0.026cm" svg:height="0.38cm" svg:x="29.292cm" svg:y="1.97cm" svg:viewBox="0 0 27 381" draw:points="0,381 27,381 27,0 0,0">
          <text:p/>
        </draw:polygon>
        <draw:polygon draw:style-name="gr32" draw:text-style-name="P10" draw:layer="layout" svg:width="0.026cm" svg:height="0.38cm" svg:x="29.318cm" svg:y="1.97cm" svg:viewBox="0 0 27 381" draw:points="0,381 27,381 27,0 0,0">
          <text:p/>
        </draw:polygon>
        <draw:polygon draw:style-name="gr32" draw:text-style-name="P10" draw:layer="layout" svg:width="0.026cm" svg:height="0.38cm" svg:x="29.345cm" svg:y="1.97cm" svg:viewBox="0 0 27 381" draw:points="0,381 27,381 27,0 0,0">
          <text:p/>
        </draw:polygon>
        <draw:polygon draw:style-name="gr31" draw:text-style-name="P9" draw:layer="layout" svg:width="0.026cm" svg:height="0.38cm" svg:x="29.371cm" svg:y="1.97cm" svg:viewBox="0 0 27 381" draw:points="0,381 27,381 27,0 0,0">
          <text:p/>
        </draw:polygon>
        <draw:polygon draw:style-name="gr29" draw:text-style-name="P7" draw:layer="layout" svg:width="0.026cm" svg:height="0.38cm" svg:x="29.397cm" svg:y="1.97cm" svg:viewBox="0 0 27 381" draw:points="0,381 27,381 27,0 0,0">
          <text:p/>
        </draw:polygon>
        <draw:polygon draw:style-name="gr29" draw:text-style-name="P7" draw:layer="layout" svg:width="0.026cm" svg:height="0.38cm" svg:x="29.423cm" svg:y="1.97cm" svg:viewBox="0 0 27 381" draw:points="0,381 27,381 27,0 0,0">
          <text:p/>
        </draw:polygon>
        <draw:polygon draw:style-name="gr30" draw:text-style-name="P8" draw:layer="layout" svg:width="0.026cm" svg:height="0.38cm" svg:x="29.45cm" svg:y="1.97cm" svg:viewBox="0 0 27 381" draw:points="0,381 27,381 27,0 0,0">
          <text:p/>
        </draw:polygon>
        <draw:polygon draw:style-name="gr32" draw:text-style-name="P10" draw:layer="layout" svg:width="0.026cm" svg:height="0.38cm" svg:x="29.476cm" svg:y="1.97cm" svg:viewBox="0 0 27 381" draw:points="0,381 27,381 27,0 0,0">
          <text:p/>
        </draw:polygon>
        <draw:polygon draw:style-name="gr30" draw:text-style-name="P8" draw:layer="layout" svg:width="0.026cm" svg:height="0.38cm" svg:x="29.502cm" svg:y="1.97cm" svg:viewBox="0 0 27 381" draw:points="0,381 27,381 27,0 0,0">
          <text:p/>
        </draw:polygon>
        <draw:polygon draw:style-name="gr32" draw:text-style-name="P10" draw:layer="layout" svg:width="0.027cm" svg:height="0.38cm" svg:x="29.528cm" svg:y="1.97cm" svg:viewBox="0 0 28 381" draw:points="0,381 28,381 28,0 0,0">
          <text:p/>
        </draw:polygon>
        <draw:polygon draw:style-name="gr32" draw:text-style-name="P10" draw:layer="layout" svg:width="0.026cm" svg:height="0.38cm" svg:x="29.555cm" svg:y="1.97cm" svg:viewBox="0 0 27 381" draw:points="0,381 27,381 27,0 0,0">
          <text:p/>
        </draw:polygon>
        <draw:polygon draw:style-name="gr30" draw:text-style-name="P8" draw:layer="layout" svg:width="0.026cm" svg:height="0.38cm" svg:x="29.581cm" svg:y="1.97cm" svg:viewBox="0 0 27 381" draw:points="0,381 27,381 27,0 0,0">
          <text:p/>
        </draw:polygon>
        <draw:polygon draw:style-name="gr31" draw:text-style-name="P9" draw:layer="layout" svg:width="0.026cm" svg:height="0.38cm" svg:x="29.607cm" svg:y="1.97cm" svg:viewBox="0 0 27 381" draw:points="0,381 27,381 27,0 0,0">
          <text:p/>
        </draw:polygon>
        <draw:polygon draw:style-name="gr30" draw:text-style-name="P8" draw:layer="layout" svg:width="0.026cm" svg:height="0.38cm" svg:x="29.635cm" svg:y="1.97cm" svg:viewBox="0 0 27 381" draw:points="0,381 27,381 27,0 0,0">
          <text:p/>
        </draw:polygon>
        <draw:polygon draw:style-name="gr30" draw:text-style-name="P8" draw:layer="layout" svg:width="0.026cm" svg:height="0.38cm" svg:x="29.66cm" svg:y="1.97cm" svg:viewBox="0 0 27 381" draw:points="0,381 27,381 27,0 0,0">
          <text:p/>
        </draw:polygon>
        <draw:polygon draw:style-name="gr30" draw:text-style-name="P8" draw:layer="layout" svg:width="0.026cm" svg:height="0.38cm" svg:x="29.686cm" svg:y="1.97cm" svg:viewBox="0 0 27 381" draw:points="0,381 27,381 27,0 0,0">
          <text:p/>
        </draw:polygon>
        <draw:polygon draw:style-name="gr30" draw:text-style-name="P8" draw:layer="layout" svg:width="0.026cm" svg:height="0.38cm" svg:x="29.712cm" svg:y="1.97cm" svg:viewBox="0 0 27 381" draw:points="0,381 27,381 27,0 0,0">
          <text:p/>
        </draw:polygon>
        <draw:polygon draw:style-name="gr32" draw:text-style-name="P10" draw:layer="layout" svg:width="0.026cm" svg:height="0.38cm" svg:x="29.739cm" svg:y="1.97cm" svg:viewBox="0 0 27 381" draw:points="0,381 27,381 27,0 0,0">
          <text:p/>
        </draw:polygon>
        <draw:polygon draw:style-name="gr31" draw:text-style-name="P9" draw:layer="layout" svg:width="0.026cm" svg:height="0.38cm" svg:x="29.765cm" svg:y="1.97cm" svg:viewBox="0 0 27 381" draw:points="0,381 27,381 27,0 0,0">
          <text:p/>
        </draw:polygon>
        <draw:polygon draw:style-name="gr30" draw:text-style-name="P8" draw:layer="layout" svg:width="0.026cm" svg:height="0.38cm" svg:x="29.791cm" svg:y="1.97cm" svg:viewBox="0 0 27 381" draw:points="0,381 27,381 27,0 0,0">
          <text:p/>
        </draw:polygon>
        <draw:polygon draw:style-name="gr30" draw:text-style-name="P8" draw:layer="layout" svg:width="0.027cm" svg:height="0.38cm" svg:x="29.817cm" svg:y="1.97cm" svg:viewBox="0 0 28 381" draw:points="0,381 28,381 28,0 0,0">
          <text:p/>
        </draw:polygon>
        <draw:polygon draw:style-name="gr31" draw:text-style-name="P9" draw:layer="layout" svg:width="0.026cm" svg:height="0.38cm" svg:x="29.844cm" svg:y="1.97cm" svg:viewBox="0 0 27 381" draw:points="0,381 27,381 27,0 0,0">
          <text:p/>
        </draw:polygon>
        <draw:polygon draw:style-name="gr31" draw:text-style-name="P9" draw:layer="layout" svg:width="0.026cm" svg:height="0.38cm" svg:x="29.87cm" svg:y="1.97cm" svg:viewBox="0 0 27 381" draw:points="0,381 27,381 27,0 0,0">
          <text:p/>
        </draw:polygon>
        <draw:polygon draw:style-name="gr32" draw:text-style-name="P10" draw:layer="layout" svg:width="0.027cm" svg:height="0.38cm" svg:x="29.896cm" svg:y="1.97cm" svg:viewBox="0 0 28 381" draw:points="0,381 28,381 28,0 0,0">
          <text:p/>
        </draw:polygon>
        <draw:polygon draw:style-name="gr32" draw:text-style-name="P10" draw:layer="layout" svg:width="0.026cm" svg:height="0.38cm" svg:x="29.923cm" svg:y="1.97cm" svg:viewBox="0 0 27 381" draw:points="0,381 27,381 27,0 0,0">
          <text:p/>
        </draw:polygon>
        <draw:polygon draw:style-name="gr32" draw:text-style-name="P10" draw:layer="layout" svg:width="0.026cm" svg:height="0.38cm" svg:x="29.949cm" svg:y="1.97cm" svg:viewBox="0 0 27 381" draw:points="0,381 27,381 27,0 0,0">
          <text:p/>
        </draw:polygon>
        <draw:polygon draw:style-name="gr32" draw:text-style-name="P10" draw:layer="layout" svg:width="0.026cm" svg:height="0.38cm" svg:x="29.975cm" svg:y="1.97cm" svg:viewBox="0 0 27 381" draw:points="0,381 27,381 27,0 0,0">
          <text:p/>
        </draw:polygon>
        <draw:polygon draw:style-name="gr32" draw:text-style-name="P10" draw:layer="layout" svg:width="0.026cm" svg:height="0.38cm" svg:x="30.028cm" svg:y="1.97cm" svg:viewBox="0 0 27 381" draw:points="0,381 27,381 27,0 0,0">
          <text:p/>
        </draw:polygon>
        <draw:polygon draw:style-name="gr30" draw:text-style-name="P8" draw:layer="layout" svg:width="0.026cm" svg:height="0.38cm" svg:x="30.054cm" svg:y="1.97cm" svg:viewBox="0 0 27 381" draw:points="0,381 27,381 27,0 0,0">
          <text:p/>
        </draw:polygon>
        <draw:polygon draw:style-name="gr31" draw:text-style-name="P9" draw:layer="layout" svg:width="0.026cm" svg:height="0.38cm" svg:x="30.08cm" svg:y="1.97cm" svg:viewBox="0 0 27 381" draw:points="0,381 27,381 27,0 0,0">
          <text:p/>
        </draw:polygon>
        <draw:polygon draw:style-name="gr29" draw:text-style-name="P7" draw:layer="layout" svg:width="0.026cm" svg:height="0.38cm" svg:x="30.238cm" svg:y="1.97cm" svg:viewBox="0 0 27 381" draw:points="0,381 27,381 27,0 0,0">
          <text:p/>
        </draw:polygon>
        <draw:polygon draw:style-name="gr30" draw:text-style-name="P8" draw:layer="layout" svg:width="0.026cm" svg:height="0.38cm" svg:x="30.264cm" svg:y="1.97cm" svg:viewBox="0 0 27 381" draw:points="0,381 27,381 27,0 0,0">
          <text:p/>
        </draw:polygon>
        <draw:polygon draw:style-name="gr30" draw:text-style-name="P8" draw:layer="layout" svg:width="0.027cm" svg:height="0.38cm" svg:x="30.29cm" svg:y="1.97cm" svg:viewBox="0 0 28 381" draw:points="0,381 28,381 28,0 0,0">
          <text:p/>
        </draw:polygon>
        <draw:polygon draw:style-name="gr31" draw:text-style-name="P9" draw:layer="layout" svg:width="0.026cm" svg:height="0.38cm" svg:x="30.317cm" svg:y="1.97cm" svg:viewBox="0 0 27 381" draw:points="0,381 27,381 27,0 0,0">
          <text:p/>
        </draw:polygon>
        <draw:polygon draw:style-name="gr31" draw:text-style-name="P9" draw:layer="layout" svg:width="0.026cm" svg:height="0.38cm" svg:x="30.343cm" svg:y="1.97cm" svg:viewBox="0 0 27 381" draw:points="0,381 27,381 27,0 0,0">
          <text:p/>
        </draw:polygon>
        <draw:polygon draw:style-name="gr31" draw:text-style-name="P9" draw:layer="layout" svg:width="0.026cm" svg:height="0.38cm" svg:x="30.369cm" svg:y="1.97cm" svg:viewBox="0 0 27 381" draw:points="0,381 27,381 27,0 0,0">
          <text:p/>
        </draw:polygon>
        <draw:polygon draw:style-name="gr29" draw:text-style-name="P7" draw:layer="layout" svg:width="0.026cm" svg:height="0.38cm" svg:x="30.396cm" svg:y="1.97cm" svg:viewBox="0 0 27 381" draw:points="0,381 27,381 27,0 0,0">
          <text:p/>
        </draw:polygon>
        <draw:polygon draw:style-name="gr31" draw:text-style-name="P9" draw:layer="layout" svg:width="0.026cm" svg:height="0.38cm" svg:x="30.422cm" svg:y="1.97cm" svg:viewBox="0 0 27 381" draw:points="0,381 27,381 27,0 0,0">
          <text:p/>
        </draw:polygon>
        <draw:polygon draw:style-name="gr31" draw:text-style-name="P9" draw:layer="layout" svg:width="0.026cm" svg:height="0.38cm" svg:x="30.448cm" svg:y="1.97cm" svg:viewBox="0 0 27 381" draw:points="0,381 27,381 27,0 0,0">
          <text:p/>
        </draw:polygon>
        <draw:polygon draw:style-name="gr29" draw:text-style-name="P7" draw:layer="layout" svg:width="0.026cm" svg:height="0.38cm" svg:x="30.475cm" svg:y="1.97cm" svg:viewBox="0 0 27 381" draw:points="0,381 27,381 27,0 0,0">
          <text:p/>
        </draw:polygon>
        <draw:polygon draw:style-name="gr29" draw:text-style-name="P7" draw:layer="layout" svg:width="0.026cm" svg:height="0.38cm" svg:x="30.501cm" svg:y="1.97cm" svg:viewBox="0 0 27 381" draw:points="0,381 27,381 27,0 0,0">
          <text:p/>
        </draw:polygon>
        <draw:polygon draw:style-name="gr31" draw:text-style-name="P9" draw:layer="layout" svg:width="0.026cm" svg:height="0.38cm" svg:x="30.527cm" svg:y="1.97cm" svg:viewBox="0 0 27 381" draw:points="0,381 27,381 27,0 0,0">
          <text:p/>
        </draw:polygon>
        <draw:polygon draw:style-name="gr31" draw:text-style-name="P9" draw:layer="layout" svg:width="0.026cm" svg:height="0.38cm" svg:x="30.553cm" svg:y="1.97cm" svg:viewBox="0 0 27 381" draw:points="0,381 27,381 27,0 0,0">
          <text:p/>
        </draw:polygon>
        <draw:polygon draw:style-name="gr30" draw:text-style-name="P8" draw:layer="layout" svg:width="0.027cm" svg:height="0.38cm" svg:x="30.579cm" svg:y="1.97cm" svg:viewBox="0 0 28 381" draw:points="0,381 28,381 28,0 0,0">
          <text:p/>
        </draw:polygon>
        <draw:polygon draw:style-name="gr31" draw:text-style-name="P9" draw:layer="layout" svg:width="0.026cm" svg:height="0.38cm" svg:x="30.606cm" svg:y="1.97cm" svg:viewBox="0 0 27 381" draw:points="0,381 27,381 27,0 0,0">
          <text:p/>
        </draw:polygon>
        <draw:polygon draw:style-name="gr31" draw:text-style-name="P9" draw:layer="layout" svg:width="0.026cm" svg:height="0.38cm" svg:x="30.632cm" svg:y="1.97cm" svg:viewBox="0 0 27 381" draw:points="0,381 27,381 27,0 0,0">
          <text:p/>
        </draw:polygon>
        <draw:polygon draw:style-name="gr29" draw:text-style-name="P7" draw:layer="layout" svg:width="0.026cm" svg:height="0.38cm" svg:x="30.658cm" svg:y="1.97cm" svg:viewBox="0 0 27 381" draw:points="0,381 27,381 27,0 0,0">
          <text:p/>
        </draw:polygon>
        <draw:polygon draw:style-name="gr30" draw:text-style-name="P8" draw:layer="layout" svg:width="0.026cm" svg:height="0.38cm" svg:x="30.685cm" svg:y="1.97cm" svg:viewBox="0 0 27 381" draw:points="0,381 27,381 27,0 0,0">
          <text:p/>
        </draw:polygon>
        <draw:polygon draw:style-name="gr31" draw:text-style-name="P9" draw:layer="layout" svg:width="0.026cm" svg:height="0.38cm" svg:x="30.711cm" svg:y="1.97cm" svg:viewBox="0 0 27 381" draw:points="0,381 27,381 27,0 0,0">
          <text:p/>
        </draw:polygon>
        <draw:polygon draw:style-name="gr32" draw:text-style-name="P10" draw:layer="layout" svg:width="0.026cm" svg:height="0.38cm" svg:x="30.737cm" svg:y="1.97cm" svg:viewBox="0 0 27 381" draw:points="0,381 27,381 27,0 0,0">
          <text:p/>
        </draw:polygon>
        <draw:polygon draw:style-name="gr31" draw:text-style-name="P9" draw:layer="layout" svg:width="0.026cm" svg:height="0.38cm" svg:x="30.763cm" svg:y="1.97cm" svg:viewBox="0 0 27 381" draw:points="0,381 27,381 27,0 0,0">
          <text:p/>
        </draw:polygon>
        <draw:polygon draw:style-name="gr31" draw:text-style-name="P9" draw:layer="layout" svg:width="0.026cm" svg:height="0.38cm" svg:x="30.79cm" svg:y="1.97cm" svg:viewBox="0 0 27 381" draw:points="0,381 27,381 27,0 0,0">
          <text:p/>
        </draw:polygon>
        <draw:polygon draw:style-name="gr31" draw:text-style-name="P9" draw:layer="layout" svg:width="0.026cm" svg:height="0.38cm" svg:x="30.816cm" svg:y="1.97cm" svg:viewBox="0 0 27 381" draw:points="0,381 27,381 27,0 0,0">
          <text:p/>
        </draw:polygon>
        <draw:polygon draw:style-name="gr31" draw:text-style-name="P9" draw:layer="layout" svg:width="0.026cm" svg:height="0.38cm" svg:x="30.842cm" svg:y="1.97cm" svg:viewBox="0 0 27 381" draw:points="0,381 27,381 27,0 0,0">
          <text:p/>
        </draw:polygon>
        <draw:polygon draw:style-name="gr31" draw:text-style-name="P9" draw:layer="layout" svg:width="0.026cm" svg:height="0.38cm" svg:x="30.868cm" svg:y="1.97cm" svg:viewBox="0 0 27 381" draw:points="0,381 27,381 27,0 0,0">
          <text:p/>
        </draw:polygon>
        <draw:polygon draw:style-name="gr30" draw:text-style-name="P8" draw:layer="layout" svg:width="0.026cm" svg:height="0.38cm" svg:x="30.895cm" svg:y="1.97cm" svg:viewBox="0 0 27 381" draw:points="0,381 27,381 27,0 0,0">
          <text:p/>
        </draw:polygon>
        <draw:polygon draw:style-name="gr30" draw:text-style-name="P8" draw:layer="layout" svg:width="0.026cm" svg:height="0.38cm" svg:x="30.921cm" svg:y="1.97cm" svg:viewBox="0 0 27 381" draw:points="0,381 27,381 27,0 0,0">
          <text:p/>
        </draw:polygon>
        <draw:polygon draw:style-name="gr32" draw:text-style-name="P10" draw:layer="layout" svg:width="0.026cm" svg:height="0.38cm" svg:x="30.947cm" svg:y="1.97cm" svg:viewBox="0 0 27 381" draw:points="0,381 27,381 27,0 0,0">
          <text:p/>
        </draw:polygon>
        <draw:polygon draw:style-name="gr31" draw:text-style-name="P9" draw:layer="layout" svg:width="0.027cm" svg:height="0.38cm" svg:x="30.973cm" svg:y="1.97cm" svg:viewBox="0 0 28 381" draw:points="0,381 28,381 28,0 0,0">
          <text:p/>
        </draw:polygon>
        <draw:polygon draw:style-name="gr30" draw:text-style-name="P8" draw:layer="layout" svg:width="0.026cm" svg:height="0.38cm" svg:x="31cm" svg:y="1.97cm" svg:viewBox="0 0 27 381" draw:points="0,381 27,381 27,0 0,0">
          <text:p/>
        </draw:polygon>
        <draw:polygon draw:style-name="gr30" draw:text-style-name="P8" draw:layer="layout" svg:width="0.026cm" svg:height="0.38cm" svg:x="31.026cm" svg:y="1.97cm" svg:viewBox="0 0 27 381" draw:points="0,381 27,381 27,0 0,0">
          <text:p/>
        </draw:polygon>
        <draw:polygon draw:style-name="gr31" draw:text-style-name="P9" draw:layer="layout" svg:width="0.026cm" svg:height="0.38cm" svg:x="31.052cm" svg:y="1.97cm" svg:viewBox="0 0 27 381" draw:points="0,381 27,381 27,0 0,0">
          <text:p/>
        </draw:polygon>
        <draw:polygon draw:style-name="gr30" draw:text-style-name="P8" draw:layer="layout" svg:width="0.026cm" svg:height="0.38cm" svg:x="31.079cm" svg:y="1.97cm" svg:viewBox="0 0 27 381" draw:points="0,381 27,381 27,0 0,0">
          <text:p/>
        </draw:polygon>
        <draw:polygon draw:style-name="gr31" draw:text-style-name="P9" draw:layer="layout" svg:width="0.026cm" svg:height="0.38cm" svg:x="31.105cm" svg:y="1.97cm" svg:viewBox="0 0 27 381" draw:points="0,381 27,381 27,0 0,0">
          <text:p/>
        </draw:polygon>
        <draw:polygon draw:style-name="gr31" draw:text-style-name="P9" draw:layer="layout" svg:width="0.026cm" svg:height="0.38cm" svg:x="31.131cm" svg:y="1.97cm" svg:viewBox="0 0 27 381" draw:points="0,381 27,381 27,0 0,0">
          <text:p/>
        </draw:polygon>
        <draw:polygon draw:style-name="gr29" draw:text-style-name="P7" draw:layer="layout" svg:width="0.026cm" svg:height="0.38cm" svg:x="31.157cm" svg:y="1.97cm" svg:viewBox="0 0 27 381" draw:points="0,381 27,381 27,0 0,0">
          <text:p/>
        </draw:polygon>
        <draw:polygon draw:style-name="gr29" draw:text-style-name="P7" draw:layer="layout" svg:width="0.026cm" svg:height="0.38cm" svg:x="31.184cm" svg:y="1.97cm" svg:viewBox="0 0 27 381" draw:points="0,381 27,381 27,0 0,0">
          <text:p/>
        </draw:polygon>
        <draw:polygon draw:style-name="gr29" draw:text-style-name="P7" draw:layer="layout" svg:width="0.026cm" svg:height="0.38cm" svg:x="31.21cm" svg:y="1.97cm" svg:viewBox="0 0 27 381" draw:points="0,381 27,381 27,0 0,0">
          <text:p/>
        </draw:polygon>
        <draw:polygon draw:style-name="gr30" draw:text-style-name="P8" draw:layer="layout" svg:width="0.026cm" svg:height="0.38cm" svg:x="31.236cm" svg:y="1.97cm" svg:viewBox="0 0 27 381" draw:points="0,381 27,381 27,0 0,0">
          <text:p/>
        </draw:polygon>
        <draw:polygon draw:style-name="gr31" draw:text-style-name="P9" draw:layer="layout" svg:width="0.026cm" svg:height="0.38cm" svg:x="31.262cm" svg:y="1.97cm" svg:viewBox="0 0 27 381" draw:points="0,381 27,381 27,0 0,0">
          <text:p/>
        </draw:polygon>
        <draw:polygon draw:style-name="gr30" draw:text-style-name="P8" draw:layer="layout" svg:width="0.026cm" svg:height="0.38cm" svg:x="31.289cm" svg:y="1.97cm" svg:viewBox="0 0 27 381" draw:points="0,381 27,381 27,0 0,0">
          <text:p/>
        </draw:polygon>
        <draw:polygon draw:style-name="gr31" draw:text-style-name="P9" draw:layer="layout" svg:width="0.026cm" svg:height="0.38cm" svg:x="31.316cm" svg:y="1.97cm" svg:viewBox="0 0 27 381" draw:points="0,381 27,381 27,0 0,0">
          <text:p/>
        </draw:polygon>
        <draw:polygon draw:style-name="gr31" draw:text-style-name="P9" draw:layer="layout" svg:width="0.027cm" svg:height="0.38cm" svg:x="31.341cm" svg:y="1.97cm" svg:viewBox="0 0 28 381" draw:points="0,381 28,381 28,0 0,0">
          <text:p/>
        </draw:polygon>
        <draw:polygon draw:style-name="gr30" draw:text-style-name="P8" draw:layer="layout" svg:width="0.026cm" svg:height="0.38cm" svg:x="31.368cm" svg:y="1.97cm" svg:viewBox="0 0 27 381" draw:points="0,381 27,381 27,0 0,0">
          <text:p/>
        </draw:polygon>
        <draw:polygon draw:style-name="gr32" draw:text-style-name="P10" draw:layer="layout" svg:width="0.026cm" svg:height="0.38cm" svg:x="31.394cm" svg:y="1.97cm" svg:viewBox="0 0 27 381" draw:points="0,381 27,381 27,0 0,0">
          <text:p/>
        </draw:polygon>
        <draw:polygon draw:style-name="gr30" draw:text-style-name="P8" draw:layer="layout" svg:width="0.026cm" svg:height="0.38cm" svg:x="31.42cm" svg:y="1.97cm" svg:viewBox="0 0 27 381" draw:points="0,381 27,381 27,0 0,0">
          <text:p/>
        </draw:polygon>
        <draw:polygon draw:style-name="gr30" draw:text-style-name="P8" draw:layer="layout" svg:width="0.026cm" svg:height="0.38cm" svg:x="31.446cm" svg:y="1.97cm" svg:viewBox="0 0 27 381" draw:points="0,381 27,381 27,0 0,0">
          <text:p/>
        </draw:polygon>
        <draw:polygon draw:style-name="gr30" draw:text-style-name="P8" draw:layer="layout" svg:width="0.026cm" svg:height="0.38cm" svg:x="31.473cm" svg:y="1.97cm" svg:viewBox="0 0 27 381" draw:points="0,381 27,381 27,0 0,0">
          <text:p/>
        </draw:polygon>
        <draw:polygon draw:style-name="gr30" draw:text-style-name="P8" draw:layer="layout" svg:width="0.026cm" svg:height="0.38cm" svg:x="31.499cm" svg:y="1.97cm" svg:viewBox="0 0 27 381" draw:points="0,381 27,381 27,0 0,0">
          <text:p/>
        </draw:polygon>
        <draw:polygon draw:style-name="gr32" draw:text-style-name="P10" draw:layer="layout" svg:width="0.026cm" svg:height="0.38cm" svg:x="31.525cm" svg:y="1.97cm" svg:viewBox="0 0 27 381" draw:points="0,381 27,381 27,0 0,0">
          <text:p/>
        </draw:polygon>
        <draw:polygon draw:style-name="gr30" draw:text-style-name="P8" draw:layer="layout" svg:width="0.026cm" svg:height="0.38cm" svg:x="31.551cm" svg:y="1.97cm" svg:viewBox="0 0 27 381" draw:points="0,381 27,381 27,0 0,0">
          <text:p/>
        </draw:polygon>
        <draw:polygon draw:style-name="gr29" draw:text-style-name="P7" draw:layer="layout" svg:width="0.026cm" svg:height="0.38cm" svg:x="31.578cm" svg:y="1.97cm" svg:viewBox="0 0 27 381" draw:points="0,381 27,381 27,0 0,0">
          <text:p/>
        </draw:polygon>
        <draw:polygon draw:style-name="gr29" draw:text-style-name="P7" draw:layer="layout" svg:width="0.026cm" svg:height="0.38cm" svg:x="31.604cm" svg:y="1.97cm" svg:viewBox="0 0 27 381" draw:points="0,381 27,381 27,0 0,0">
          <text:p/>
        </draw:polygon>
        <draw:polygon draw:style-name="gr29" draw:text-style-name="P7" draw:layer="layout" svg:width="0.026cm" svg:height="0.38cm" svg:x="31.63cm" svg:y="1.97cm" svg:viewBox="0 0 27 381" draw:points="0,381 27,381 27,0 0,0">
          <text:p/>
        </draw:polygon>
        <draw:polygon draw:style-name="gr32" draw:text-style-name="P10" draw:layer="layout" svg:width="0.027cm" svg:height="0.38cm" svg:x="31.656cm" svg:y="1.97cm" svg:viewBox="0 0 28 381" draw:points="0,381 28,381 28,0 0,0">
          <text:p/>
        </draw:polygon>
        <draw:polygon draw:style-name="gr31" draw:text-style-name="P9" draw:layer="layout" svg:width="0.026cm" svg:height="0.38cm" svg:x="31.683cm" svg:y="1.97cm" svg:viewBox="0 0 27 381" draw:points="0,381 27,381 27,0 0,0">
          <text:p/>
        </draw:polygon>
        <draw:polygon draw:style-name="gr30" draw:text-style-name="P8" draw:layer="layout" svg:width="0.026cm" svg:height="0.38cm" svg:x="31.709cm" svg:y="1.97cm" svg:viewBox="0 0 27 381" draw:points="0,381 27,381 27,0 0,0">
          <text:p/>
        </draw:polygon>
        <draw:polygon draw:style-name="gr29" draw:text-style-name="P7" draw:layer="layout" svg:width="0.027cm" svg:height="0.38cm" svg:x="31.735cm" svg:y="1.97cm" svg:viewBox="0 0 28 381" draw:points="0,381 28,381 28,0 0,0">
          <text:p/>
        </draw:polygon>
        <draw:polygon draw:style-name="gr32" draw:text-style-name="P10" draw:layer="layout" svg:width="0.026cm" svg:height="0.38cm" svg:x="31.763cm" svg:y="1.97cm" svg:viewBox="0 0 27 381" draw:points="0,381 27,381 27,0 0,0">
          <text:p/>
        </draw:polygon>
        <draw:polygon draw:style-name="gr30" draw:text-style-name="P8" draw:layer="layout" svg:width="0.026cm" svg:height="0.38cm" svg:x="31.788cm" svg:y="1.97cm" svg:viewBox="0 0 27 381" draw:points="0,381 27,381 27,0 0,0">
          <text:p/>
        </draw:polygon>
        <draw:polygon draw:style-name="gr31" draw:text-style-name="P9" draw:layer="layout" svg:width="0.026cm" svg:height="0.38cm" svg:x="31.814cm" svg:y="1.97cm" svg:viewBox="0 0 27 381" draw:points="0,381 27,381 27,0 0,0">
          <text:p/>
        </draw:polygon>
        <draw:polygon draw:style-name="gr31" draw:text-style-name="P9" draw:layer="layout" svg:width="0.026cm" svg:height="0.38cm" svg:x="31.841cm" svg:y="1.97cm" svg:viewBox="0 0 27 381" draw:points="0,381 27,381 27,0 0,0">
          <text:p/>
        </draw:polygon>
        <draw:polygon draw:style-name="gr32" draw:text-style-name="P10" draw:layer="layout" svg:width="0.026cm" svg:height="0.38cm" svg:x="31.867cm" svg:y="1.97cm" svg:viewBox="0 0 27 381" draw:points="0,381 27,381 27,0 0,0">
          <text:p/>
        </draw:polygon>
        <draw:polygon draw:style-name="gr31" draw:text-style-name="P9" draw:layer="layout" svg:width="0.026cm" svg:height="0.38cm" svg:x="31.893cm" svg:y="1.97cm" svg:viewBox="0 0 27 381" draw:points="0,381 27,381 27,0 0,0">
          <text:p/>
        </draw:polygon>
        <draw:polygon draw:style-name="gr31" draw:text-style-name="P9" draw:layer="layout" svg:width="0.026cm" svg:height="0.38cm" svg:x="31.919cm" svg:y="1.97cm" svg:viewBox="0 0 27 381" draw:points="0,381 27,381 27,0 0,0">
          <text:p/>
        </draw:polygon>
        <draw:polygon draw:style-name="gr31" draw:text-style-name="P9" draw:layer="layout" svg:width="0.026cm" svg:height="0.38cm" svg:x="31.945cm" svg:y="1.97cm" svg:viewBox="0 0 27 381" draw:points="0,381 27,381 27,0 0,0">
          <text:p/>
        </draw:polygon>
        <draw:polygon draw:style-name="gr31" draw:text-style-name="P9" draw:layer="layout" svg:width="0.026cm" svg:height="0.38cm" svg:x="31.972cm" svg:y="1.97cm" svg:viewBox="0 0 27 381" draw:points="0,381 27,381 27,0 0,0">
          <text:p/>
        </draw:polygon>
        <draw:polygon draw:style-name="gr30" draw:text-style-name="P8" draw:layer="layout" svg:width="0.026cm" svg:height="0.38cm" svg:x="31.998cm" svg:y="1.97cm" svg:viewBox="0 0 27 381" draw:points="0,381 27,381 27,0 0,0">
          <text:p/>
        </draw:polygon>
        <draw:polygon draw:style-name="gr32" draw:text-style-name="P10" draw:layer="layout" svg:width="0.026cm" svg:height="0.38cm" svg:x="32.024cm" svg:y="1.97cm" svg:viewBox="0 0 27 381" draw:points="0,381 27,381 27,0 0,0">
          <text:p/>
        </draw:polygon>
        <draw:polygon draw:style-name="gr32" draw:text-style-name="P10" draw:layer="layout" svg:width="0.027cm" svg:height="0.38cm" svg:x="32.05cm" svg:y="1.97cm" svg:viewBox="0 0 28 381" draw:points="0,381 28,381 28,0 0,0">
          <text:p/>
        </draw:polygon>
        <draw:polygon draw:style-name="gr30" draw:text-style-name="P8" draw:layer="layout" svg:width="0.026cm" svg:height="0.38cm" svg:x="32.077cm" svg:y="1.97cm" svg:viewBox="0 0 27 381" draw:points="0,381 27,381 27,0 0,0">
          <text:p/>
        </draw:polygon>
        <draw:polygon draw:style-name="gr30" draw:text-style-name="P8" draw:layer="layout" svg:width="0.026cm" svg:height="0.38cm" svg:x="32.103cm" svg:y="1.97cm" svg:viewBox="0 0 27 381" draw:points="0,381 27,381 27,0 0,0">
          <text:p/>
        </draw:polygon>
        <draw:polygon draw:style-name="gr31" draw:text-style-name="P9" draw:layer="layout" svg:width="0.026cm" svg:height="0.38cm" svg:x="32.13cm" svg:y="1.97cm" svg:viewBox="0 0 27 381" draw:points="0,381 27,381 27,0 0,0">
          <text:p/>
        </draw:polygon>
        <draw:polygon draw:style-name="gr29" draw:text-style-name="P7" draw:layer="layout" svg:width="0.026cm" svg:height="0.38cm" svg:x="32.156cm" svg:y="1.97cm" svg:viewBox="0 0 27 381" draw:points="0,381 27,381 27,0 0,0">
          <text:p/>
        </draw:polygon>
        <draw:polygon draw:style-name="gr31" draw:text-style-name="P9" draw:layer="layout" svg:width="0.026cm" svg:height="0.38cm" svg:x="32.182cm" svg:y="1.97cm" svg:viewBox="0 0 27 381" draw:points="0,381 27,381 27,0 0,0">
          <text:p/>
        </draw:polygon>
        <draw:polygon draw:style-name="gr30" draw:text-style-name="P8" draw:layer="layout" svg:width="0.026cm" svg:height="0.38cm" svg:x="32.208cm" svg:y="1.97cm" svg:viewBox="0 0 27 381" draw:points="0,381 27,381 27,0 0,0">
          <text:p/>
        </draw:polygon>
        <draw:polygon draw:style-name="gr31" draw:text-style-name="P9" draw:layer="layout" svg:width="0.026cm" svg:height="0.38cm" svg:x="32.235cm" svg:y="1.97cm" svg:viewBox="0 0 27 381" draw:points="0,381 27,381 27,0 0,0">
          <text:p/>
        </draw:polygon>
        <draw:polygon draw:style-name="gr32" draw:text-style-name="P10" draw:layer="layout" svg:width="0.026cm" svg:height="0.38cm" svg:x="32.261cm" svg:y="1.97cm" svg:viewBox="0 0 27 381" draw:points="0,381 27,381 27,0 0,0">
          <text:p/>
        </draw:polygon>
        <draw:polygon draw:style-name="gr32" draw:text-style-name="P10" draw:layer="layout" svg:width="0.026cm" svg:height="0.38cm" svg:x="32.287cm" svg:y="1.97cm" svg:viewBox="0 0 27 381" draw:points="0,381 27,381 27,0 0,0">
          <text:p/>
        </draw:polygon>
        <draw:polygon draw:style-name="gr30" draw:text-style-name="P8" draw:layer="layout" svg:width="0.026cm" svg:height="0.38cm" svg:x="32.313cm" svg:y="1.97cm" svg:viewBox="0 0 27 381" draw:points="0,381 27,381 27,0 0,0">
          <text:p/>
        </draw:polygon>
        <draw:polygon draw:style-name="gr30" draw:text-style-name="P8" draw:layer="layout" svg:width="0.026cm" svg:height="0.38cm" svg:x="32.34cm" svg:y="1.97cm" svg:viewBox="0 0 27 381" draw:points="0,381 27,381 27,0 0,0">
          <text:p/>
        </draw:polygon>
        <draw:polygon draw:style-name="gr29" draw:text-style-name="P7" draw:layer="layout" svg:width="0.026cm" svg:height="0.38cm" svg:x="32.366cm" svg:y="1.97cm" svg:viewBox="0 0 27 381" draw:points="0,381 27,381 27,0 0,0">
          <text:p/>
        </draw:polygon>
        <draw:polygon draw:style-name="gr30" draw:text-style-name="P8" draw:layer="layout" svg:width="0.026cm" svg:height="0.38cm" svg:x="32.392cm" svg:y="1.97cm" svg:viewBox="0 0 27 381" draw:points="0,381 27,381 27,0 0,0">
          <text:p/>
        </draw:polygon>
        <draw:polygon draw:style-name="gr31" draw:text-style-name="P9" draw:layer="layout" svg:width="0.027cm" svg:height="0.38cm" svg:x="32.418cm" svg:y="1.97cm" svg:viewBox="0 0 28 381" draw:points="0,381 28,381 28,0 0,0">
          <text:p/>
        </draw:polygon>
        <draw:polygon draw:style-name="gr31" draw:text-style-name="P9" draw:layer="layout" svg:width="0.026cm" svg:height="0.38cm" svg:x="32.445cm" svg:y="1.97cm" svg:viewBox="0 0 27 381" draw:points="0,381 27,381 27,0 0,0">
          <text:p/>
        </draw:polygon>
        <draw:polygon draw:style-name="gr31" draw:text-style-name="P9" draw:layer="layout" svg:width="0.026cm" svg:height="0.38cm" svg:x="32.471cm" svg:y="1.97cm" svg:viewBox="0 0 27 381" draw:points="0,381 27,381 27,0 0,0">
          <text:p/>
        </draw:polygon>
        <draw:polygon draw:style-name="gr30" draw:text-style-name="P8" draw:layer="layout" svg:width="0.026cm" svg:height="0.38cm" svg:x="32.497cm" svg:y="1.97cm" svg:viewBox="0 0 27 381" draw:points="0,381 27,381 27,0 0,0">
          <text:p/>
        </draw:polygon>
        <draw:polygon draw:style-name="gr31" draw:text-style-name="P9" draw:layer="layout" svg:width="0.026cm" svg:height="0.38cm" svg:x="32.524cm" svg:y="1.97cm" svg:viewBox="0 0 27 381" draw:points="0,381 27,381 27,0 0,0">
          <text:p/>
        </draw:polygon>
        <draw:polygon draw:style-name="gr32" draw:text-style-name="P10" draw:layer="layout" svg:width="0.026cm" svg:height="0.38cm" svg:x="32.55cm" svg:y="1.97cm" svg:viewBox="0 0 27 381" draw:points="0,381 27,381 27,0 0,0">
          <text:p/>
        </draw:polygon>
        <draw:polygon draw:style-name="gr32" draw:text-style-name="P10" draw:layer="layout" svg:width="0.026cm" svg:height="0.38cm" svg:x="32.576cm" svg:y="1.97cm" svg:viewBox="0 0 27 381" draw:points="0,381 27,381 27,0 0,0">
          <text:p/>
        </draw:polygon>
        <draw:polygon draw:style-name="gr31" draw:text-style-name="P9" draw:layer="layout" svg:width="0.026cm" svg:height="0.38cm" svg:x="32.603cm" svg:y="1.97cm" svg:viewBox="0 0 27 381" draw:points="0,381 27,381 27,0 0,0">
          <text:p/>
        </draw:polygon>
        <draw:polygon draw:style-name="gr32" draw:text-style-name="P10" draw:layer="layout" svg:width="0.026cm" svg:height="0.38cm" svg:x="32.629cm" svg:y="1.97cm" svg:viewBox="0 0 27 381" draw:points="0,381 27,381 27,0 0,0">
          <text:p/>
        </draw:polygon>
        <draw:polygon draw:style-name="gr29" draw:text-style-name="P7" draw:layer="layout" svg:width="0.026cm" svg:height="0.38cm" svg:x="32.655cm" svg:y="1.97cm" svg:viewBox="0 0 27 381" draw:points="0,381 27,381 27,0 0,0">
          <text:p/>
        </draw:polygon>
        <draw:polygon draw:style-name="gr32" draw:text-style-name="P10" draw:layer="layout" svg:width="0.026cm" svg:height="0.38cm" svg:x="32.681cm" svg:y="1.97cm" svg:viewBox="0 0 27 381" draw:points="0,381 27,381 27,0 0,0">
          <text:p/>
        </draw:polygon>
        <draw:polygon draw:style-name="gr32" draw:text-style-name="P10" draw:layer="layout" svg:width="0.026cm" svg:height="0.38cm" svg:x="32.707cm" svg:y="1.97cm" svg:viewBox="0 0 27 381" draw:points="0,381 27,381 27,0 0,0">
          <text:p/>
        </draw:polygon>
        <draw:polygon draw:style-name="gr31" draw:text-style-name="P9" draw:layer="layout" svg:width="0.026cm" svg:height="0.38cm" svg:x="32.734cm" svg:y="1.97cm" svg:viewBox="0 0 27 381" draw:points="0,381 27,381 27,0 0,0">
          <text:p/>
        </draw:polygon>
        <draw:polygon draw:style-name="gr32" draw:text-style-name="P10" draw:layer="layout" svg:width="0.026cm" svg:height="0.38cm" svg:x="32.76cm" svg:y="1.97cm" svg:viewBox="0 0 27 381" draw:points="0,381 27,381 27,0 0,0">
          <text:p/>
        </draw:polygon>
        <draw:polygon draw:style-name="gr30" draw:text-style-name="P8" draw:layer="layout" svg:width="0.026cm" svg:height="0.38cm" svg:x="32.786cm" svg:y="1.97cm" svg:viewBox="0 0 27 381" draw:points="0,381 27,381 27,0 0,0">
          <text:p/>
        </draw:polygon>
        <draw:polygon draw:style-name="gr30" draw:text-style-name="P8" draw:layer="layout" svg:width="0.027cm" svg:height="0.38cm" svg:x="32.812cm" svg:y="1.97cm" svg:viewBox="0 0 28 381" draw:points="0,381 28,381 28,0 0,0">
          <text:p/>
        </draw:polygon>
        <draw:polygon draw:style-name="gr32" draw:text-style-name="P10" draw:layer="layout" svg:width="0.026cm" svg:height="0.38cm" svg:x="32.839cm" svg:y="1.97cm" svg:viewBox="0 0 27 381" draw:points="0,381 27,381 27,0 0,0">
          <text:p/>
        </draw:polygon>
        <draw:polygon draw:style-name="gr30" draw:text-style-name="P8" draw:layer="layout" svg:width="0.026cm" svg:height="0.38cm" svg:x="32.865cm" svg:y="1.97cm" svg:viewBox="0 0 27 381" draw:points="0,381 27,381 27,0 0,0">
          <text:p/>
        </draw:polygon>
        <draw:polygon draw:style-name="gr31" draw:text-style-name="P9" draw:layer="layout" svg:width="0.026cm" svg:height="0.38cm" svg:x="32.891cm" svg:y="1.97cm" svg:viewBox="0 0 27 381" draw:points="0,381 27,381 27,0 0,0">
          <text:p/>
        </draw:polygon>
        <draw:polygon draw:style-name="gr32" draw:text-style-name="P10" draw:layer="layout" svg:width="0.026cm" svg:height="0.38cm" svg:x="32.918cm" svg:y="1.97cm" svg:viewBox="0 0 27 381" draw:points="0,381 27,381 27,0 0,0">
          <text:p/>
        </draw:polygon>
        <draw:polygon draw:style-name="gr30" draw:text-style-name="P8" draw:layer="layout" svg:width="0.026cm" svg:height="0.38cm" svg:x="32.944cm" svg:y="1.97cm" svg:viewBox="0 0 27 381" draw:points="0,381 27,381 27,0 0,0">
          <text:p/>
        </draw:polygon>
        <draw:polygon draw:style-name="gr30" draw:text-style-name="P8" draw:layer="layout" svg:width="0.026cm" svg:height="0.38cm" svg:x="32.97cm" svg:y="1.97cm" svg:viewBox="0 0 27 381" draw:points="0,381 27,381 27,0 0,0">
          <text:p/>
        </draw:polygon>
        <draw:polygon draw:style-name="gr31" draw:text-style-name="P9" draw:layer="layout" svg:width="0.026cm" svg:height="0.38cm" svg:x="32.996cm" svg:y="1.97cm" svg:viewBox="0 0 27 381" draw:points="0,381 27,381 27,0 0,0">
          <text:p/>
        </draw:polygon>
        <draw:polygon draw:style-name="gr29" draw:text-style-name="P7" draw:layer="layout" svg:width="0.026cm" svg:height="0.38cm" svg:x="33.023cm" svg:y="1.97cm" svg:viewBox="0 0 27 381" draw:points="0,381 27,381 27,0 0,0">
          <text:p/>
        </draw:polygon>
        <draw:polygon draw:style-name="gr30" draw:text-style-name="P8" draw:layer="layout" svg:width="0.026cm" svg:height="0.38cm" svg:x="33.049cm" svg:y="1.97cm" svg:viewBox="0 0 27 381" draw:points="0,381 27,381 27,0 0,0">
          <text:p/>
        </draw:polygon>
        <draw:polygon draw:style-name="gr29" draw:text-style-name="P7" draw:layer="layout" svg:width="0.026cm" svg:height="0.38cm" svg:x="33.075cm" svg:y="1.97cm" svg:viewBox="0 0 27 381" draw:points="0,381 27,381 27,0 0,0">
          <text:p/>
        </draw:polygon>
        <draw:polygon draw:style-name="gr30" draw:text-style-name="P8" draw:layer="layout" svg:width="0.027cm" svg:height="0.38cm" svg:x="33.101cm" svg:y="1.97cm" svg:viewBox="0 0 28 381" draw:points="0,381 28,381 28,0 0,0">
          <text:p/>
        </draw:polygon>
        <draw:polygon draw:style-name="gr32" draw:text-style-name="P10" draw:layer="layout" svg:width="0.026cm" svg:height="0.38cm" svg:x="33.128cm" svg:y="1.97cm" svg:viewBox="0 0 27 381" draw:points="0,381 27,381 27,0 0,0">
          <text:p/>
        </draw:polygon>
        <draw:polygon draw:style-name="gr31" draw:text-style-name="P9" draw:layer="layout" svg:width="0.026cm" svg:height="0.38cm" svg:x="33.154cm" svg:y="1.97cm" svg:viewBox="0 0 27 381" draw:points="0,381 27,381 27,0 0,0">
          <text:p/>
        </draw:polygon>
        <draw:polygon draw:style-name="gr31" draw:text-style-name="P9" draw:layer="layout" svg:width="0.027cm" svg:height="0.38cm" svg:x="33.18cm" svg:y="1.97cm" svg:viewBox="0 0 28 381" draw:points="0,381 28,381 28,0 0,0">
          <text:p/>
        </draw:polygon>
        <draw:polygon draw:style-name="gr31" draw:text-style-name="P9" draw:layer="layout" svg:width="0.026cm" svg:height="0.38cm" svg:x="33.207cm" svg:y="1.97cm" svg:viewBox="0 0 27 381" draw:points="0,381 27,381 27,0 0,0">
          <text:p/>
        </draw:polygon>
        <draw:polygon draw:style-name="gr30" draw:text-style-name="P8" draw:layer="layout" svg:width="0.026cm" svg:height="0.38cm" svg:x="33.233cm" svg:y="1.97cm" svg:viewBox="0 0 27 381" draw:points="0,381 27,381 27,0 0,0">
          <text:p/>
        </draw:polygon>
        <draw:polygon draw:style-name="gr30" draw:text-style-name="P8" draw:layer="layout" svg:width="0.026cm" svg:height="0.38cm" svg:x="33.259cm" svg:y="1.97cm" svg:viewBox="0 0 27 381" draw:points="0,381 27,381 27,0 0,0">
          <text:p/>
        </draw:polygon>
        <draw:polygon draw:style-name="gr32" draw:text-style-name="P10" draw:layer="layout" svg:width="0.026cm" svg:height="0.38cm" svg:x="33.286cm" svg:y="1.97cm" svg:viewBox="0 0 27 381" draw:points="0,381 27,381 27,0 0,0">
          <text:p/>
        </draw:polygon>
        <draw:polygon draw:style-name="gr30" draw:text-style-name="P8" draw:layer="layout" svg:width="0.026cm" svg:height="0.38cm" svg:x="33.312cm" svg:y="1.97cm" svg:viewBox="0 0 27 381" draw:points="0,381 27,381 27,0 0,0">
          <text:p/>
        </draw:polygon>
        <draw:polygon draw:style-name="gr31" draw:text-style-name="P9" draw:layer="layout" svg:width="0.026cm" svg:height="0.38cm" svg:x="33.338cm" svg:y="1.97cm" svg:viewBox="0 0 27 381" draw:points="0,381 27,381 27,0 0,0">
          <text:p/>
        </draw:polygon>
        <draw:polygon draw:style-name="gr32" draw:text-style-name="P10" draw:layer="layout" svg:width="0.026cm" svg:height="0.38cm" svg:x="33.364cm" svg:y="1.97cm" svg:viewBox="0 0 27 381" draw:points="0,381 27,381 27,0 0,0">
          <text:p/>
        </draw:polygon>
        <draw:polygon draw:style-name="gr30" draw:text-style-name="P8" draw:layer="layout" svg:width="0.026cm" svg:height="0.38cm" svg:x="33.39cm" svg:y="1.97cm" svg:viewBox="0 0 27 381" draw:points="0,381 27,381 27,0 0,0">
          <text:p/>
        </draw:polygon>
        <draw:polygon draw:style-name="gr29" draw:text-style-name="P7" draw:layer="layout" svg:width="0.026cm" svg:height="0.38cm" svg:x="33.417cm" svg:y="1.97cm" svg:viewBox="0 0 27 381" draw:points="0,381 27,381 27,0 0,0">
          <text:p/>
        </draw:polygon>
        <draw:polygon draw:style-name="gr30" draw:text-style-name="P8" draw:layer="layout" svg:width="0.026cm" svg:height="0.38cm" svg:x="33.444cm" svg:y="1.97cm" svg:viewBox="0 0 27 381" draw:points="0,381 27,381 27,0 0,0">
          <text:p/>
        </draw:polygon>
        <draw:polygon draw:style-name="gr30" draw:text-style-name="P8" draw:layer="layout" svg:width="0.026cm" svg:height="0.38cm" svg:x="33.469cm" svg:y="1.97cm" svg:viewBox="0 0 27 381" draw:points="0,381 27,381 27,0 0,0">
          <text:p/>
        </draw:polygon>
        <draw:polygon draw:style-name="gr30" draw:text-style-name="P8" draw:layer="layout" svg:width="0.027cm" svg:height="0.38cm" svg:x="33.495cm" svg:y="1.97cm" svg:viewBox="0 0 28 381" draw:points="0,381 28,381 28,0 0,0">
          <text:p/>
        </draw:polygon>
        <draw:polygon draw:style-name="gr31" draw:text-style-name="P9" draw:layer="layout" svg:width="0.026cm" svg:height="0.38cm" svg:x="33.522cm" svg:y="1.97cm" svg:viewBox="0 0 27 381" draw:points="0,381 27,381 27,0 0,0">
          <text:p/>
        </draw:polygon>
        <draw:polygon draw:style-name="gr30" draw:text-style-name="P8" draw:layer="layout" svg:width="0.026cm" svg:height="0.38cm" svg:x="33.548cm" svg:y="1.97cm" svg:viewBox="0 0 27 381" draw:points="0,381 27,381 27,0 0,0">
          <text:p/>
        </draw:polygon>
        <draw:polygon draw:style-name="gr30" draw:text-style-name="P8" draw:layer="layout" svg:width="0.028cm" svg:height="0.38cm" svg:x="33.574cm" svg:y="1.97cm" svg:viewBox="0 0 29 381" draw:points="0,381 29,381 29,0 0,0">
          <text:p/>
        </draw:polygon>
        <draw:polygon draw:style-name="gr32" draw:text-style-name="P10" draw:layer="layout" svg:width="0.026cm" svg:height="0.38cm" svg:x="33.601cm" svg:y="1.97cm" svg:viewBox="0 0 27 381" draw:points="0,381 27,381 27,0 0,0">
          <text:p/>
        </draw:polygon>
        <draw:polygon draw:style-name="gr30" draw:text-style-name="P8" draw:layer="layout" svg:width="0.026cm" svg:height="0.38cm" svg:x="33.627cm" svg:y="1.97cm" svg:viewBox="0 0 27 381" draw:points="0,381 27,381 27,0 0,0">
          <text:p/>
        </draw:polygon>
        <draw:polygon draw:style-name="gr31" draw:text-style-name="P9" draw:layer="layout" svg:width="0.026cm" svg:height="0.38cm" svg:x="33.653cm" svg:y="1.97cm" svg:viewBox="0 0 27 381" draw:points="0,381 27,381 27,0 0,0">
          <text:p/>
        </draw:polygon>
        <draw:polygon draw:style-name="gr29" draw:text-style-name="P7" draw:layer="layout" svg:width="0.026cm" svg:height="0.38cm" svg:x="33.68cm" svg:y="1.97cm" svg:viewBox="0 0 27 381" draw:points="0,381 27,381 27,0 0,0">
          <text:p/>
        </draw:polygon>
        <draw:polygon draw:style-name="gr30" draw:text-style-name="P8" draw:layer="layout" svg:width="0.026cm" svg:height="0.38cm" svg:x="33.706cm" svg:y="1.97cm" svg:viewBox="0 0 27 381" draw:points="0,381 27,381 27,0 0,0">
          <text:p/>
        </draw:polygon>
        <draw:polygon draw:style-name="gr30" draw:text-style-name="P8" draw:layer="layout" svg:width="0.026cm" svg:height="0.38cm" svg:x="33.732cm" svg:y="1.97cm" svg:viewBox="0 0 27 381" draw:points="0,381 27,381 27,0 0,0">
          <text:p/>
        </draw:polygon>
        <draw:polygon draw:style-name="gr32" draw:text-style-name="P10" draw:layer="layout" svg:width="0.026cm" svg:height="0.38cm" svg:x="33.758cm" svg:y="1.97cm" svg:viewBox="0 0 27 381" draw:points="0,381 27,381 27,0 0,0">
          <text:p/>
        </draw:polygon>
        <draw:polygon draw:style-name="gr32" draw:text-style-name="P10" draw:layer="layout" svg:width="0.026cm" svg:height="0.38cm" svg:x="33.784cm" svg:y="1.97cm" svg:viewBox="0 0 27 381" draw:points="0,381 27,381 27,0 0,0">
          <text:p/>
        </draw:polygon>
        <draw:polygon draw:style-name="gr31" draw:text-style-name="P9" draw:layer="layout" svg:width="0.026cm" svg:height="0.38cm" svg:x="33.811cm" svg:y="1.97cm" svg:viewBox="0 0 27 381" draw:points="0,381 27,381 27,0 0,0">
          <text:p/>
        </draw:polygon>
        <draw:polygon draw:style-name="gr30" draw:text-style-name="P8" draw:layer="layout" svg:width="0.026cm" svg:height="0.38cm" svg:x="33.837cm" svg:y="1.97cm" svg:viewBox="0 0 27 381" draw:points="0,381 27,381 27,0 0,0">
          <text:p/>
        </draw:polygon>
        <draw:polygon draw:style-name="gr30" draw:text-style-name="P8" draw:layer="layout" svg:width="0.027cm" svg:height="0.38cm" svg:x="33.863cm" svg:y="1.97cm" svg:viewBox="0 0 28 381" draw:points="0,381 28,381 28,0 0,0">
          <text:p/>
        </draw:polygon>
        <draw:polygon draw:style-name="gr31" draw:text-style-name="P9" draw:layer="layout" svg:width="0.026cm" svg:height="0.38cm" svg:x="33.891cm" svg:y="1.97cm" svg:viewBox="0 0 27 381" draw:points="0,381 27,381 27,0 0,0">
          <text:p/>
        </draw:polygon>
        <draw:polygon draw:style-name="gr32" draw:text-style-name="P10" draw:layer="layout" svg:width="0.026cm" svg:height="0.38cm" svg:x="33.916cm" svg:y="1.97cm" svg:viewBox="0 0 27 381" draw:points="0,381 27,381 27,0 0,0">
          <text:p/>
        </draw:polygon>
        <draw:polygon draw:style-name="gr31" draw:text-style-name="P9" draw:layer="layout" svg:width="0.026cm" svg:height="0.38cm" svg:x="33.942cm" svg:y="1.97cm" svg:viewBox="0 0 27 381" draw:points="0,381 27,381 27,0 0,0">
          <text:p/>
        </draw:polygon>
        <draw:polygon draw:style-name="gr29" draw:text-style-name="P7" draw:layer="layout" svg:width="0.026cm" svg:height="0.38cm" svg:x="33.969cm" svg:y="1.97cm" svg:viewBox="0 0 27 381" draw:points="0,381 27,381 27,0 0,0">
          <text:p/>
        </draw:polygon>
        <draw:polygon draw:style-name="gr31" draw:text-style-name="P9" draw:layer="layout" svg:width="0.026cm" svg:height="0.38cm" svg:x="33.995cm" svg:y="1.97cm" svg:viewBox="0 0 27 381" draw:points="0,381 27,381 27,0 0,0">
          <text:p/>
        </draw:polygon>
        <draw:polygon draw:style-name="gr29" draw:text-style-name="P7" draw:layer="layout" svg:width="0.026cm" svg:height="0.38cm" svg:x="34.021cm" svg:y="1.97cm" svg:viewBox="0 0 27 381" draw:points="0,381 27,381 27,0 0,0">
          <text:p/>
        </draw:polygon>
        <draw:polygon draw:style-name="gr31" draw:text-style-name="P9" draw:layer="layout" svg:width="0.026cm" svg:height="0.38cm" svg:x="34.047cm" svg:y="1.97cm" svg:viewBox="0 0 27 381" draw:points="0,381 27,381 27,0 0,0">
          <text:p/>
        </draw:polygon>
        <draw:polygon draw:style-name="gr30" draw:text-style-name="P8" draw:layer="layout" svg:width="0.026cm" svg:height="0.38cm" svg:x="34.074cm" svg:y="1.97cm" svg:viewBox="0 0 27 381" draw:points="0,381 27,381 27,0 0,0">
          <text:p/>
        </draw:polygon>
        <draw:polygon draw:style-name="gr31" draw:text-style-name="P9" draw:layer="layout" svg:width="0.026cm" svg:height="0.38cm" svg:x="34.1cm" svg:y="1.97cm" svg:viewBox="0 0 27 381" draw:points="0,381 27,381 27,0 0,0">
          <text:p/>
        </draw:polygon>
        <draw:polygon draw:style-name="gr31" draw:text-style-name="P9" draw:layer="layout" svg:width="0.026cm" svg:height="0.38cm" svg:x="34.126cm" svg:y="1.97cm" svg:viewBox="0 0 27 381" draw:points="0,381 27,381 27,0 0,0">
          <text:p/>
        </draw:polygon>
        <draw:polygon draw:style-name="gr30" draw:text-style-name="P8" draw:layer="layout" svg:width="0.026cm" svg:height="0.38cm" svg:x="34.152cm" svg:y="1.97cm" svg:viewBox="0 0 27 381" draw:points="0,381 27,381 27,0 0,0">
          <text:p/>
        </draw:polygon>
        <draw:polygon draw:style-name="gr31" draw:text-style-name="P9" draw:layer="layout" svg:width="0.026cm" svg:height="0.38cm" svg:x="34.179cm" svg:y="1.97cm" svg:viewBox="0 0 27 381" draw:points="0,381 27,381 27,0 0,0">
          <text:p/>
        </draw:polygon>
        <draw:polygon draw:style-name="gr31" draw:text-style-name="P9" draw:layer="layout" svg:width="0.026cm" svg:height="0.38cm" svg:x="34.205cm" svg:y="1.97cm" svg:viewBox="0 0 27 381" draw:points="0,381 27,381 27,0 0,0">
          <text:p/>
        </draw:polygon>
        <draw:polygon draw:style-name="gr32" draw:text-style-name="P10" draw:layer="layout" svg:width="0.026cm" svg:height="0.38cm" svg:x="34.231cm" svg:y="1.97cm" svg:viewBox="0 0 27 381" draw:points="0,381 27,381 27,0 0,0">
          <text:p/>
        </draw:polygon>
        <draw:polygon draw:style-name="gr30" draw:text-style-name="P8" draw:layer="layout" svg:width="0.027cm" svg:height="0.38cm" svg:x="34.257cm" svg:y="1.97cm" svg:viewBox="0 0 28 381" draw:points="0,381 28,381 28,0 0,0">
          <text:p/>
        </draw:polygon>
        <draw:polygon draw:style-name="gr29" draw:text-style-name="P7" draw:layer="layout" svg:width="0.026cm" svg:height="0.38cm" svg:x="34.284cm" svg:y="1.97cm" svg:viewBox="0 0 27 381" draw:points="0,381 27,381 27,0 0,0">
          <text:p/>
        </draw:polygon>
        <draw:polygon draw:style-name="gr29" draw:text-style-name="P7" draw:layer="layout" svg:width="0.026cm" svg:height="0.38cm" svg:x="34.31cm" svg:y="1.97cm" svg:viewBox="0 0 27 381" draw:points="0,381 27,381 27,0 0,0">
          <text:p/>
        </draw:polygon>
        <draw:polygon draw:style-name="gr29" draw:text-style-name="P7" draw:layer="layout" svg:width="0.026cm" svg:height="0.38cm" svg:x="34.336cm" svg:y="1.97cm" svg:viewBox="0 0 27 381" draw:points="0,381 27,381 27,0 0,0">
          <text:p/>
        </draw:polygon>
        <draw:polygon draw:style-name="gr31" draw:text-style-name="P9" draw:layer="layout" svg:width="0.026cm" svg:height="0.38cm" svg:x="34.415cm" svg:y="1.97cm" svg:viewBox="0 0 27 381" draw:points="0,381 27,381 27,0 0,0">
          <text:p/>
        </draw:polygon>
        <draw:polygon draw:style-name="gr30" draw:text-style-name="P8" draw:layer="layout" svg:width="0.026cm" svg:height="0.38cm" svg:x="34.441cm" svg:y="1.97cm" svg:viewBox="0 0 27 381" draw:points="0,381 27,381 27,0 0,0">
          <text:p/>
        </draw:polygon>
        <draw:polygon draw:style-name="gr29" draw:text-style-name="P7" draw:layer="layout" svg:width="0.026cm" svg:height="0.38cm" svg:x="34.468cm" svg:y="1.97cm" svg:viewBox="0 0 27 381" draw:points="0,381 27,381 27,0 0,0">
          <text:p/>
        </draw:polygon>
        <draw:polygon draw:style-name="gr30" draw:text-style-name="P8" draw:layer="layout" svg:width="0.026cm" svg:height="0.38cm" svg:x="34.494cm" svg:y="1.97cm" svg:viewBox="0 0 27 381" draw:points="0,381 27,381 27,0 0,0">
          <text:p/>
        </draw:polygon>
        <draw:polygon draw:style-name="gr32" draw:text-style-name="P10" draw:layer="layout" svg:width="0.026cm" svg:height="0.38cm" svg:x="34.52cm" svg:y="1.97cm" svg:viewBox="0 0 27 381" draw:points="0,381 27,381 27,0 0,0">
          <text:p/>
        </draw:polygon>
        <draw:polygon draw:style-name="gr32" draw:text-style-name="P10" draw:layer="layout" svg:width="0.026cm" svg:height="0.38cm" svg:x="34.546cm" svg:y="1.97cm" svg:viewBox="0 0 27 381" draw:points="0,381 27,381 27,0 0,0">
          <text:p/>
        </draw:polygon>
        <draw:polygon draw:style-name="gr32" draw:text-style-name="P10" draw:layer="layout" svg:width="0.026cm" svg:height="0.38cm" svg:x="34.573cm" svg:y="1.97cm" svg:viewBox="0 0 27 381" draw:points="0,381 27,381 27,0 0,0">
          <text:p/>
        </draw:polygon>
        <draw:polygon draw:style-name="gr31" draw:text-style-name="P9" draw:layer="layout" svg:width="0.026cm" svg:height="0.38cm" svg:x="34.599cm" svg:y="1.97cm" svg:viewBox="0 0 27 381" draw:points="0,381 27,381 27,0 0,0">
          <text:p/>
        </draw:polygon>
        <draw:polygon draw:style-name="gr29" draw:text-style-name="P7" draw:layer="layout" svg:width="0.027cm" svg:height="0.38cm" svg:x="34.625cm" svg:y="1.97cm" svg:viewBox="0 0 28 381" draw:points="0,381 28,381 28,0 0,0">
          <text:p/>
        </draw:polygon>
        <draw:polygon draw:style-name="gr29" draw:text-style-name="P7" draw:layer="layout" svg:width="0.026cm" svg:height="0.38cm" svg:x="34.652cm" svg:y="1.97cm" svg:viewBox="0 0 27 381" draw:points="0,381 27,381 27,0 0,0">
          <text:p/>
        </draw:polygon>
        <draw:polygon draw:style-name="gr29" draw:text-style-name="P7" draw:layer="layout" svg:width="0.026cm" svg:height="0.38cm" svg:x="20.123cm" svg:y="1.211cm" svg:viewBox="0 0 27 381" draw:points="0,381 27,381 27,0 0,0">
          <text:p/>
        </draw:polygon>
        <draw:polygon draw:style-name="gr30" draw:text-style-name="P8" draw:layer="layout" svg:width="0.026cm" svg:height="0.38cm" svg:x="20.15cm" svg:y="1.211cm" svg:viewBox="0 0 27 381" draw:points="0,381 27,381 27,0 0,0">
          <text:p/>
        </draw:polygon>
        <draw:polygon draw:style-name="gr31" draw:text-style-name="P9" draw:layer="layout" svg:width="0.026cm" svg:height="0.38cm" svg:x="20.176cm" svg:y="1.211cm" svg:viewBox="0 0 27 381" draw:points="0,381 27,381 27,0 0,0">
          <text:p/>
        </draw:polygon>
        <draw:polygon draw:style-name="gr32" draw:text-style-name="P10" draw:layer="layout" svg:width="0.026cm" svg:height="0.38cm" svg:x="20.202cm" svg:y="1.211cm" svg:viewBox="0 0 27 381" draw:points="0,381 27,381 27,0 0,0">
          <text:p/>
        </draw:polygon>
        <draw:polygon draw:style-name="gr31" draw:text-style-name="P9" draw:layer="layout" svg:width="0.026cm" svg:height="0.38cm" svg:x="20.228cm" svg:y="1.211cm" svg:viewBox="0 0 27 381" draw:points="0,381 27,381 27,0 0,0">
          <text:p/>
        </draw:polygon>
        <draw:polygon draw:style-name="gr32" draw:text-style-name="P10" draw:layer="layout" svg:width="0.026cm" svg:height="0.38cm" svg:x="20.256cm" svg:y="1.211cm" svg:viewBox="0 0 27 381" draw:points="0,381 27,381 27,0 0,0">
          <text:p/>
        </draw:polygon>
        <draw:polygon draw:style-name="gr32" draw:text-style-name="P10" draw:layer="layout" svg:width="0.026cm" svg:height="0.38cm" svg:x="20.281cm" svg:y="1.211cm" svg:viewBox="0 0 27 381" draw:points="0,381 27,381 27,0 0,0">
          <text:p/>
        </draw:polygon>
        <draw:polygon draw:style-name="gr30" draw:text-style-name="P8" draw:layer="layout" svg:width="0.026cm" svg:height="0.38cm" svg:x="20.307cm" svg:y="1.211cm" svg:viewBox="0 0 27 381" draw:points="0,381 27,381 27,0 0,0">
          <text:p/>
        </draw:polygon>
        <draw:polygon draw:style-name="gr32" draw:text-style-name="P10" draw:layer="layout" svg:width="0.026cm" svg:height="0.38cm" svg:x="20.333cm" svg:y="1.211cm" svg:viewBox="0 0 27 381" draw:points="0,381 27,381 27,0 0,0">
          <text:p/>
        </draw:polygon>
        <draw:polygon draw:style-name="gr32" draw:text-style-name="P10" draw:layer="layout" svg:width="0.027cm" svg:height="0.38cm" svg:x="20.359cm" svg:y="1.211cm" svg:viewBox="0 0 28 381" draw:points="0,381 28,381 28,0 0,0">
          <text:p/>
        </draw:polygon>
        <draw:polygon draw:style-name="gr30" draw:text-style-name="P8" draw:layer="layout" svg:width="0.026cm" svg:height="0.38cm" svg:x="20.386cm" svg:y="1.211cm" svg:viewBox="0 0 27 381" draw:points="0,381 27,381 27,0 0,0">
          <text:p/>
        </draw:polygon>
        <draw:polygon draw:style-name="gr29" draw:text-style-name="P7" draw:layer="layout" svg:width="0.026cm" svg:height="0.38cm" svg:x="20.412cm" svg:y="1.211cm" svg:viewBox="0 0 27 381" draw:points="0,381 27,381 27,0 0,0">
          <text:p/>
        </draw:polygon>
        <draw:polygon draw:style-name="gr31" draw:text-style-name="P9" draw:layer="layout" svg:width="0.027cm" svg:height="0.38cm" svg:x="20.438cm" svg:y="1.211cm" svg:viewBox="0 0 28 381" draw:points="0,381 28,381 28,0 0,0">
          <text:p/>
        </draw:polygon>
        <draw:polygon draw:style-name="gr31" draw:text-style-name="P9" draw:layer="layout" svg:width="0.026cm" svg:height="0.38cm" svg:x="20.465cm" svg:y="1.211cm" svg:viewBox="0 0 27 381" draw:points="0,381 27,381 27,0 0,0">
          <text:p/>
        </draw:polygon>
        <draw:polygon draw:style-name="gr30" draw:text-style-name="P8" draw:layer="layout" svg:width="0.026cm" svg:height="0.38cm" svg:x="20.491cm" svg:y="1.211cm" svg:viewBox="0 0 27 381" draw:points="0,381 27,381 27,0 0,0">
          <text:p/>
        </draw:polygon>
        <draw:polygon draw:style-name="gr30" draw:text-style-name="P8" draw:layer="layout" svg:width="0.026cm" svg:height="0.38cm" svg:x="20.517cm" svg:y="1.211cm" svg:viewBox="0 0 27 381" draw:points="0,381 27,381 27,0 0,0">
          <text:p/>
        </draw:polygon>
        <draw:polygon draw:style-name="gr31" draw:text-style-name="P9" draw:layer="layout" svg:width="0.026cm" svg:height="0.38cm" svg:x="20.544cm" svg:y="1.211cm" svg:viewBox="0 0 27 381" draw:points="0,381 27,381 27,0 0,0">
          <text:p/>
        </draw:polygon>
        <draw:polygon draw:style-name="gr30" draw:text-style-name="P8" draw:layer="layout" svg:width="0.026cm" svg:height="0.38cm" svg:x="20.596cm" svg:y="1.211cm" svg:viewBox="0 0 27 381" draw:points="0,381 27,381 27,0 0,0">
          <text:p/>
        </draw:polygon>
        <draw:polygon draw:style-name="gr30" draw:text-style-name="P8" draw:layer="layout" svg:width="0.026cm" svg:height="0.38cm" svg:x="20.622cm" svg:y="1.211cm" svg:viewBox="0 0 27 381" draw:points="0,381 27,381 27,0 0,0">
          <text:p/>
        </draw:polygon>
        <draw:polygon draw:style-name="gr31" draw:text-style-name="P9" draw:layer="layout" svg:width="0.026cm" svg:height="0.38cm" svg:x="20.649cm" svg:y="1.211cm" svg:viewBox="0 0 27 381" draw:points="0,381 27,381 27,0 0,0">
          <text:p/>
        </draw:polygon>
        <draw:polygon draw:style-name="gr31" draw:text-style-name="P9" draw:layer="layout" svg:width="0.026cm" svg:height="0.38cm" svg:x="20.676cm" svg:y="1.211cm" svg:viewBox="0 0 27 381" draw:points="0,381 27,381 27,0 0,0">
          <text:p/>
        </draw:polygon>
        <draw:polygon draw:style-name="gr31" draw:text-style-name="P9" draw:layer="layout" svg:width="0.026cm" svg:height="0.38cm" svg:x="20.701cm" svg:y="1.211cm" svg:viewBox="0 0 27 381" draw:points="0,381 27,381 27,0 0,0">
          <text:p/>
        </draw:polygon>
        <draw:polygon draw:style-name="gr32" draw:text-style-name="P10" draw:layer="layout" svg:width="0.026cm" svg:height="0.38cm" svg:x="20.727cm" svg:y="1.211cm" svg:viewBox="0 0 27 381" draw:points="0,381 27,381 27,0 0,0">
          <text:p/>
        </draw:polygon>
        <draw:polygon draw:style-name="gr30" draw:text-style-name="P8" draw:layer="layout" svg:width="0.026cm" svg:height="0.38cm" svg:x="20.754cm" svg:y="1.211cm" svg:viewBox="0 0 27 381" draw:points="0,381 27,381 27,0 0,0">
          <text:p/>
        </draw:polygon>
        <draw:polygon draw:style-name="gr31" draw:text-style-name="P9" draw:layer="layout" svg:width="0.026cm" svg:height="0.38cm" svg:x="20.78cm" svg:y="1.211cm" svg:viewBox="0 0 27 381" draw:points="0,381 27,381 27,0 0,0">
          <text:p/>
        </draw:polygon>
        <draw:polygon draw:style-name="gr31" draw:text-style-name="P9" draw:layer="layout" svg:width="0.027cm" svg:height="0.38cm" svg:x="20.806cm" svg:y="1.211cm" svg:viewBox="0 0 28 381" draw:points="0,381 28,381 28,0 0,0">
          <text:p/>
        </draw:polygon>
        <draw:polygon draw:style-name="gr30" draw:text-style-name="P8" draw:layer="layout" svg:width="0.026cm" svg:height="0.38cm" svg:x="20.833cm" svg:y="1.211cm" svg:viewBox="0 0 27 381" draw:points="0,381 27,381 27,0 0,0">
          <text:p/>
        </draw:polygon>
        <draw:polygon draw:style-name="gr30" draw:text-style-name="P8" draw:layer="layout" svg:width="0.026cm" svg:height="0.38cm" svg:x="20.859cm" svg:y="1.211cm" svg:viewBox="0 0 27 381" draw:points="0,381 27,381 27,0 0,0">
          <text:p/>
        </draw:polygon>
        <draw:polygon draw:style-name="gr30" draw:text-style-name="P8" draw:layer="layout" svg:width="0.026cm" svg:height="0.38cm" svg:x="20.885cm" svg:y="1.211cm" svg:viewBox="0 0 27 381" draw:points="0,381 27,381 27,0 0,0">
          <text:p/>
        </draw:polygon>
        <draw:polygon draw:style-name="gr32" draw:text-style-name="P10" draw:layer="layout" svg:width="0.026cm" svg:height="0.38cm" svg:x="20.911cm" svg:y="1.211cm" svg:viewBox="0 0 27 381" draw:points="0,381 27,381 27,0 0,0">
          <text:p/>
        </draw:polygon>
        <draw:polygon draw:style-name="gr31" draw:text-style-name="P9" draw:layer="layout" svg:width="0.026cm" svg:height="0.38cm" svg:x="20.938cm" svg:y="1.211cm" svg:viewBox="0 0 27 381" draw:points="0,381 27,381 27,0 0,0">
          <text:p/>
        </draw:polygon>
        <draw:polygon draw:style-name="gr30" draw:text-style-name="P8" draw:layer="layout" svg:width="0.026cm" svg:height="0.38cm" svg:x="20.964cm" svg:y="1.211cm" svg:viewBox="0 0 27 381" draw:points="0,381 27,381 27,0 0,0">
          <text:p/>
        </draw:polygon>
        <draw:polygon draw:style-name="gr29" draw:text-style-name="P7" draw:layer="layout" svg:width="0.026cm" svg:height="0.38cm" svg:x="20.99cm" svg:y="1.211cm" svg:viewBox="0 0 27 381" draw:points="0,381 27,381 27,0 0,0">
          <text:p/>
        </draw:polygon>
        <draw:polygon draw:style-name="gr30" draw:text-style-name="P8" draw:layer="layout" svg:width="0.026cm" svg:height="0.38cm" svg:x="21.016cm" svg:y="1.211cm" svg:viewBox="0 0 27 381" draw:points="0,381 27,381 27,0 0,0">
          <text:p/>
        </draw:polygon>
        <draw:polygon draw:style-name="gr30" draw:text-style-name="P8" draw:layer="layout" svg:width="0.026cm" svg:height="0.38cm" svg:x="21.043cm" svg:y="1.211cm" svg:viewBox="0 0 27 381" draw:points="0,381 27,381 27,0 0,0">
          <text:p/>
        </draw:polygon>
        <draw:polygon draw:style-name="gr31" draw:text-style-name="P9" draw:layer="layout" svg:width="0.026cm" svg:height="0.38cm" svg:x="21.069cm" svg:y="1.211cm" svg:viewBox="0 0 27 381" draw:points="0,381 27,381 27,0 0,0">
          <text:p/>
        </draw:polygon>
        <draw:polygon draw:style-name="gr31" draw:text-style-name="P9" draw:layer="layout" svg:width="0.026cm" svg:height="0.38cm" svg:x="21.096cm" svg:y="1.211cm" svg:viewBox="0 0 27 381" draw:points="0,381 27,381 27,0 0,0">
          <text:p/>
        </draw:polygon>
        <draw:polygon draw:style-name="gr30" draw:text-style-name="P8" draw:layer="layout" svg:width="0.027cm" svg:height="0.38cm" svg:x="21.121cm" svg:y="1.211cm" svg:viewBox="0 0 28 381" draw:points="0,381 28,381 28,0 0,0">
          <text:p/>
        </draw:polygon>
        <draw:polygon draw:style-name="gr31" draw:text-style-name="P9" draw:layer="layout" svg:width="0.026cm" svg:height="0.38cm" svg:x="21.148cm" svg:y="1.211cm" svg:viewBox="0 0 27 381" draw:points="0,381 27,381 27,0 0,0">
          <text:p/>
        </draw:polygon>
        <draw:polygon draw:style-name="gr31" draw:text-style-name="P9" draw:layer="layout" svg:width="0.026cm" svg:height="0.38cm" svg:x="21.174cm" svg:y="1.211cm" svg:viewBox="0 0 27 381" draw:points="0,381 27,381 27,0 0,0">
          <text:p/>
        </draw:polygon>
        <draw:polygon draw:style-name="gr29" draw:text-style-name="P7" draw:layer="layout" svg:width="0.027cm" svg:height="0.38cm" svg:x="21.2cm" svg:y="1.211cm" svg:viewBox="0 0 28 381" draw:points="0,381 28,381 28,0 0,0">
          <text:p/>
        </draw:polygon>
        <draw:polygon draw:style-name="gr31" draw:text-style-name="P9" draw:layer="layout" svg:width="0.026cm" svg:height="0.38cm" svg:x="21.227cm" svg:y="1.211cm" svg:viewBox="0 0 27 381" draw:points="0,381 27,381 27,0 0,0">
          <text:p/>
        </draw:polygon>
        <draw:polygon draw:style-name="gr29" draw:text-style-name="P7" draw:layer="layout" svg:width="0.026cm" svg:height="0.38cm" svg:x="21.253cm" svg:y="1.211cm" svg:viewBox="0 0 27 381" draw:points="0,381 27,381 27,0 0,0">
          <text:p/>
        </draw:polygon>
        <draw:polygon draw:style-name="gr30" draw:text-style-name="P8" draw:layer="layout" svg:width="0.026cm" svg:height="0.38cm" svg:x="21.279cm" svg:y="1.211cm" svg:viewBox="0 0 27 381" draw:points="0,381 27,381 27,0 0,0">
          <text:p/>
        </draw:polygon>
        <draw:polygon draw:style-name="gr31" draw:text-style-name="P9" draw:layer="layout" svg:width="0.026cm" svg:height="0.38cm" svg:x="21.305cm" svg:y="1.211cm" svg:viewBox="0 0 27 381" draw:points="0,381 27,381 27,0 0,0">
          <text:p/>
        </draw:polygon>
        <draw:polygon draw:style-name="gr30" draw:text-style-name="P8" draw:layer="layout" svg:width="0.026cm" svg:height="0.38cm" svg:x="21.332cm" svg:y="1.211cm" svg:viewBox="0 0 27 381" draw:points="0,381 27,381 27,0 0,0">
          <text:p/>
        </draw:polygon>
        <draw:polygon draw:style-name="gr30" draw:text-style-name="P8" draw:layer="layout" svg:width="0.026cm" svg:height="0.38cm" svg:x="21.358cm" svg:y="1.211cm" svg:viewBox="0 0 27 381" draw:points="0,381 27,381 27,0 0,0">
          <text:p/>
        </draw:polygon>
        <draw:polygon draw:style-name="gr31" draw:text-style-name="P9" draw:layer="layout" svg:width="0.026cm" svg:height="0.38cm" svg:x="21.384cm" svg:y="1.211cm" svg:viewBox="0 0 27 381" draw:points="0,381 27,381 27,0 0,0">
          <text:p/>
        </draw:polygon>
        <draw:polygon draw:style-name="gr32" draw:text-style-name="P10" draw:layer="layout" svg:width="0.026cm" svg:height="0.38cm" svg:x="21.41cm" svg:y="1.211cm" svg:viewBox="0 0 27 381" draw:points="0,381 27,381 27,0 0,0">
          <text:p/>
        </draw:polygon>
        <draw:polygon draw:style-name="gr31" draw:text-style-name="P9" draw:layer="layout" svg:width="0.026cm" svg:height="0.38cm" svg:x="21.437cm" svg:y="1.211cm" svg:viewBox="0 0 27 381" draw:points="0,381 27,381 27,0 0,0">
          <text:p/>
        </draw:polygon>
        <draw:polygon draw:style-name="gr30" draw:text-style-name="P8" draw:layer="layout" svg:width="0.026cm" svg:height="0.38cm" svg:x="21.463cm" svg:y="1.211cm" svg:viewBox="0 0 27 381" draw:points="0,381 27,381 27,0 0,0">
          <text:p/>
        </draw:polygon>
        <draw:polygon draw:style-name="gr32" draw:text-style-name="P10" draw:layer="layout" svg:width="0.026cm" svg:height="0.38cm" svg:x="21.489cm" svg:y="1.211cm" svg:viewBox="0 0 27 381" draw:points="0,381 27,381 27,0 0,0">
          <text:p/>
        </draw:polygon>
        <draw:polygon draw:style-name="gr31" draw:text-style-name="P9" draw:layer="layout" svg:width="0.027cm" svg:height="0.38cm" svg:x="21.516cm" svg:y="1.211cm" svg:viewBox="0 0 28 381" draw:points="0,381 28,381 28,0 0,0">
          <text:p/>
        </draw:polygon>
        <draw:polygon draw:style-name="gr30" draw:text-style-name="P8" draw:layer="layout" svg:width="0.026cm" svg:height="0.38cm" svg:x="21.543cm" svg:y="1.211cm" svg:viewBox="0 0 27 381" draw:points="0,381 27,381 27,0 0,0">
          <text:p/>
        </draw:polygon>
        <draw:polygon draw:style-name="gr31" draw:text-style-name="P9" draw:layer="layout" svg:width="0.026cm" svg:height="0.38cm" svg:x="21.568cm" svg:y="1.211cm" svg:viewBox="0 0 27 381" draw:points="0,381 27,381 27,0 0,0">
          <text:p/>
        </draw:polygon>
        <draw:polygon draw:style-name="gr31" draw:text-style-name="P9" draw:layer="layout" svg:width="0.026cm" svg:height="0.38cm" svg:x="21.595cm" svg:y="1.211cm" svg:viewBox="0 0 27 381" draw:points="0,381 27,381 27,0 0,0">
          <text:p/>
        </draw:polygon>
        <draw:polygon draw:style-name="gr31" draw:text-style-name="P9" draw:layer="layout" svg:width="0.026cm" svg:height="0.38cm" svg:x="21.621cm" svg:y="1.211cm" svg:viewBox="0 0 27 381" draw:points="0,381 27,381 27,0 0,0">
          <text:p/>
        </draw:polygon>
        <draw:polygon draw:style-name="gr30" draw:text-style-name="P8" draw:layer="layout" svg:width="0.026cm" svg:height="0.38cm" svg:x="21.647cm" svg:y="1.211cm" svg:viewBox="0 0 27 381" draw:points="0,381 27,381 27,0 0,0">
          <text:p/>
        </draw:polygon>
        <draw:polygon draw:style-name="gr32" draw:text-style-name="P10" draw:layer="layout" svg:width="0.026cm" svg:height="0.38cm" svg:x="21.673cm" svg:y="1.211cm" svg:viewBox="0 0 27 381" draw:points="0,381 27,381 27,0 0,0">
          <text:p/>
        </draw:polygon>
        <draw:polygon draw:style-name="gr30" draw:text-style-name="P8" draw:layer="layout" svg:width="0.026cm" svg:height="0.38cm" svg:x="21.7cm" svg:y="1.211cm" svg:viewBox="0 0 27 381" draw:points="0,381 27,381 27,0 0,0">
          <text:p/>
        </draw:polygon>
        <draw:polygon draw:style-name="gr30" draw:text-style-name="P8" draw:layer="layout" svg:width="0.026cm" svg:height="0.38cm" svg:x="21.726cm" svg:y="1.211cm" svg:viewBox="0 0 27 381" draw:points="0,381 27,381 27,0 0,0">
          <text:p/>
        </draw:polygon>
        <draw:polygon draw:style-name="gr30" draw:text-style-name="P8" draw:layer="layout" svg:width="0.026cm" svg:height="0.38cm" svg:x="21.752cm" svg:y="1.211cm" svg:viewBox="0 0 27 381" draw:points="0,381 27,381 27,0 0,0">
          <text:p/>
        </draw:polygon>
        <draw:polygon draw:style-name="gr31" draw:text-style-name="P9" draw:layer="layout" svg:width="0.027cm" svg:height="0.38cm" svg:x="21.804cm" svg:y="1.211cm" svg:viewBox="0 0 28 381" draw:points="0,381 28,381 28,0 0,0">
          <text:p/>
        </draw:polygon>
        <draw:polygon draw:style-name="gr31" draw:text-style-name="P9" draw:layer="layout" svg:width="0.026cm" svg:height="0.38cm" svg:x="21.831cm" svg:y="1.211cm" svg:viewBox="0 0 27 381" draw:points="0,381 27,381 27,0 0,0">
          <text:p/>
        </draw:polygon>
        <draw:polygon draw:style-name="gr30" draw:text-style-name="P8" draw:layer="layout" svg:width="0.026cm" svg:height="0.38cm" svg:x="21.857cm" svg:y="1.211cm" svg:viewBox="0 0 27 381" draw:points="0,381 27,381 27,0 0,0">
          <text:p/>
        </draw:polygon>
        <draw:polygon draw:style-name="gr31" draw:text-style-name="P9" draw:layer="layout" svg:width="0.027cm" svg:height="0.38cm" svg:x="21.883cm" svg:y="1.211cm" svg:viewBox="0 0 28 381" draw:points="0,381 28,381 28,0 0,0">
          <text:p/>
        </draw:polygon>
        <draw:polygon draw:style-name="gr30" draw:text-style-name="P8" draw:layer="layout" svg:width="0.026cm" svg:height="0.38cm" svg:x="21.91cm" svg:y="1.211cm" svg:viewBox="0 0 27 381" draw:points="0,381 27,381 27,0 0,0">
          <text:p/>
        </draw:polygon>
        <draw:polygon draw:style-name="gr31" draw:text-style-name="P9" draw:layer="layout" svg:width="0.026cm" svg:height="0.38cm" svg:x="21.936cm" svg:y="1.211cm" svg:viewBox="0 0 27 381" draw:points="0,381 27,381 27,0 0,0">
          <text:p/>
        </draw:polygon>
        <draw:polygon draw:style-name="gr30" draw:text-style-name="P8" draw:layer="layout" svg:width="0.026cm" svg:height="0.38cm" svg:x="21.963cm" svg:y="1.211cm" svg:viewBox="0 0 27 381" draw:points="0,381 27,381 27,0 0,0">
          <text:p/>
        </draw:polygon>
        <draw:polygon draw:style-name="gr30" draw:text-style-name="P8" draw:layer="layout" svg:width="0.026cm" svg:height="0.38cm" svg:x="21.989cm" svg:y="1.211cm" svg:viewBox="0 0 27 381" draw:points="0,381 27,381 27,0 0,0">
          <text:p/>
        </draw:polygon>
        <draw:polygon draw:style-name="gr32" draw:text-style-name="P10" draw:layer="layout" svg:width="0.026cm" svg:height="0.38cm" svg:x="22.015cm" svg:y="1.211cm" svg:viewBox="0 0 27 381" draw:points="0,381 27,381 27,0 0,0">
          <text:p/>
        </draw:polygon>
        <draw:polygon draw:style-name="gr32" draw:text-style-name="P10" draw:layer="layout" svg:width="0.026cm" svg:height="0.38cm" svg:x="22.041cm" svg:y="1.211cm" svg:viewBox="0 0 27 381" draw:points="0,381 27,381 27,0 0,0">
          <text:p/>
        </draw:polygon>
        <draw:polygon draw:style-name="gr30" draw:text-style-name="P8" draw:layer="layout" svg:width="0.026cm" svg:height="0.38cm" svg:x="22.067cm" svg:y="1.211cm" svg:viewBox="0 0 27 381" draw:points="0,381 27,381 27,0 0,0">
          <text:p/>
        </draw:polygon>
        <draw:polygon draw:style-name="gr30" draw:text-style-name="P8" draw:layer="layout" svg:width="0.026cm" svg:height="0.38cm" svg:x="22.094cm" svg:y="1.211cm" svg:viewBox="0 0 27 381" draw:points="0,381 27,381 27,0 0,0">
          <text:p/>
        </draw:polygon>
        <draw:polygon draw:style-name="gr29" draw:text-style-name="P7" draw:layer="layout" svg:width="0.026cm" svg:height="0.38cm" svg:x="22.12cm" svg:y="1.211cm" svg:viewBox="0 0 27 381" draw:points="0,381 27,381 27,0 0,0">
          <text:p/>
        </draw:polygon>
        <draw:polygon draw:style-name="gr30" draw:text-style-name="P8" draw:layer="layout" svg:width="0.026cm" svg:height="0.38cm" svg:x="22.146cm" svg:y="1.211cm" svg:viewBox="0 0 27 381" draw:points="0,381 27,381 27,0 0,0">
          <text:p/>
        </draw:polygon>
        <draw:polygon draw:style-name="gr29" draw:text-style-name="P7" draw:layer="layout" svg:width="0.026cm" svg:height="0.38cm" svg:x="22.172cm" svg:y="1.211cm" svg:viewBox="0 0 27 381" draw:points="0,381 27,381 27,0 0,0">
          <text:p/>
        </draw:polygon>
        <draw:polygon draw:style-name="gr30" draw:text-style-name="P8" draw:layer="layout" svg:width="0.026cm" svg:height="0.38cm" svg:x="22.199cm" svg:y="1.211cm" svg:viewBox="0 0 27 381" draw:points="0,381 27,381 27,0 0,0">
          <text:p/>
        </draw:polygon>
        <draw:polygon draw:style-name="gr30" draw:text-style-name="P8" draw:layer="layout" svg:width="0.026cm" svg:height="0.38cm" svg:x="22.225cm" svg:y="1.211cm" svg:viewBox="0 0 27 381" draw:points="0,381 27,381 27,0 0,0">
          <text:p/>
        </draw:polygon>
        <draw:polygon draw:style-name="gr29" draw:text-style-name="P7" draw:layer="layout" svg:width="0.026cm" svg:height="0.38cm" svg:x="22.251cm" svg:y="1.211cm" svg:viewBox="0 0 27 381" draw:points="0,381 27,381 27,0 0,0">
          <text:p/>
        </draw:polygon>
        <draw:polygon draw:style-name="gr29" draw:text-style-name="P7" draw:layer="layout" svg:width="0.027cm" svg:height="0.38cm" svg:x="22.277cm" svg:y="1.211cm" svg:viewBox="0 0 28 381" draw:points="0,381 28,381 28,0 0,0">
          <text:p/>
        </draw:polygon>
        <draw:polygon draw:style-name="gr29" draw:text-style-name="P7" draw:layer="layout" svg:width="0.026cm" svg:height="0.38cm" svg:x="22.304cm" svg:y="1.211cm" svg:viewBox="0 0 27 381" draw:points="0,381 27,381 27,0 0,0">
          <text:p/>
        </draw:polygon>
        <draw:polygon draw:style-name="gr30" draw:text-style-name="P8" draw:layer="layout" svg:width="0.026cm" svg:height="0.38cm" svg:x="22.33cm" svg:y="1.211cm" svg:viewBox="0 0 27 381" draw:points="0,381 27,381 27,0 0,0">
          <text:p/>
        </draw:polygon>
        <draw:polygon draw:style-name="gr30" draw:text-style-name="P8" draw:layer="layout" svg:width="0.026cm" svg:height="0.38cm" svg:x="22.356cm" svg:y="1.211cm" svg:viewBox="0 0 27 381" draw:points="0,381 27,381 27,0 0,0">
          <text:p/>
        </draw:polygon>
        <draw:polygon draw:style-name="gr30" draw:text-style-name="P8" draw:layer="layout" svg:width="0.026cm" svg:height="0.38cm" svg:x="22.383cm" svg:y="1.211cm" svg:viewBox="0 0 27 381" draw:points="0,381 27,381 27,0 0,0">
          <text:p/>
        </draw:polygon>
        <draw:polygon draw:style-name="gr30" draw:text-style-name="P8" draw:layer="layout" svg:width="0.026cm" svg:height="0.38cm" svg:x="22.409cm" svg:y="1.211cm" svg:viewBox="0 0 27 381" draw:points="0,381 27,381 27,0 0,0">
          <text:p/>
        </draw:polygon>
        <draw:polygon draw:style-name="gr32" draw:text-style-name="P10" draw:layer="layout" svg:width="0.026cm" svg:height="0.38cm" svg:x="22.435cm" svg:y="1.211cm" svg:viewBox="0 0 27 381" draw:points="0,381 27,381 27,0 0,0">
          <text:p/>
        </draw:polygon>
        <draw:polygon draw:style-name="gr31" draw:text-style-name="P9" draw:layer="layout" svg:width="0.026cm" svg:height="0.38cm" svg:x="22.461cm" svg:y="1.211cm" svg:viewBox="0 0 27 381" draw:points="0,381 27,381 27,0 0,0">
          <text:p/>
        </draw:polygon>
        <draw:polygon draw:style-name="gr32" draw:text-style-name="P10" draw:layer="layout" svg:width="0.026cm" svg:height="0.38cm" svg:x="22.488cm" svg:y="1.211cm" svg:viewBox="0 0 27 381" draw:points="0,381 27,381 27,0 0,0">
          <text:p/>
        </draw:polygon>
        <draw:polygon draw:style-name="gr31" draw:text-style-name="P9" draw:layer="layout" svg:width="0.026cm" svg:height="0.38cm" svg:x="22.514cm" svg:y="1.211cm" svg:viewBox="0 0 27 381" draw:points="0,381 27,381 27,0 0,0">
          <text:p/>
        </draw:polygon>
        <draw:polygon draw:style-name="gr29" draw:text-style-name="P7" draw:layer="layout" svg:width="0.026cm" svg:height="0.38cm" svg:x="22.54cm" svg:y="1.211cm" svg:viewBox="0 0 27 381" draw:points="0,381 27,381 27,0 0,0">
          <text:p/>
        </draw:polygon>
        <draw:polygon draw:style-name="gr29" draw:text-style-name="P7" draw:layer="layout" svg:width="0.027cm" svg:height="0.38cm" svg:x="22.566cm" svg:y="1.211cm" svg:viewBox="0 0 28 381" draw:points="0,381 28,381 28,0 0,0">
          <text:p/>
        </draw:polygon>
        <draw:polygon draw:style-name="gr30" draw:text-style-name="P8" draw:layer="layout" svg:width="0.026cm" svg:height="0.38cm" svg:x="22.593cm" svg:y="1.211cm" svg:viewBox="0 0 27 381" draw:points="0,381 27,381 27,0 0,0">
          <text:p/>
        </draw:polygon>
        <draw:polygon draw:style-name="gr30" draw:text-style-name="P8" draw:layer="layout" svg:width="0.026cm" svg:height="0.38cm" svg:x="22.619cm" svg:y="1.211cm" svg:viewBox="0 0 27 381" draw:points="0,381 27,381 27,0 0,0">
          <text:p/>
        </draw:polygon>
        <draw:polygon draw:style-name="gr32" draw:text-style-name="P10" draw:layer="layout" svg:width="0.027cm" svg:height="0.38cm" svg:x="22.645cm" svg:y="1.211cm" svg:viewBox="0 0 28 381" draw:points="0,381 28,381 28,0 0,0">
          <text:p/>
        </draw:polygon>
        <draw:polygon draw:style-name="gr32" draw:text-style-name="P10" draw:layer="layout" svg:width="0.026cm" svg:height="0.38cm" svg:x="22.672cm" svg:y="1.211cm" svg:viewBox="0 0 27 381" draw:points="0,381 27,381 27,0 0,0">
          <text:p/>
        </draw:polygon>
        <draw:polygon draw:style-name="gr32" draw:text-style-name="P10" draw:layer="layout" svg:width="0.026cm" svg:height="0.38cm" svg:x="22.698cm" svg:y="1.211cm" svg:viewBox="0 0 27 381" draw:points="0,381 27,381 27,0 0,0">
          <text:p/>
        </draw:polygon>
        <draw:polygon draw:style-name="gr31" draw:text-style-name="P9" draw:layer="layout" svg:width="0.026cm" svg:height="0.38cm" svg:x="22.724cm" svg:y="1.211cm" svg:viewBox="0 0 27 381" draw:points="0,381 27,381 27,0 0,0">
          <text:p/>
        </draw:polygon>
        <draw:polygon draw:style-name="gr31" draw:text-style-name="P9" draw:layer="layout" svg:width="0.026cm" svg:height="0.38cm" svg:x="22.75cm" svg:y="1.211cm" svg:viewBox="0 0 27 381" draw:points="0,381 27,381 27,0 0,0">
          <text:p/>
        </draw:polygon>
        <draw:polygon draw:style-name="gr31" draw:text-style-name="P9" draw:layer="layout" svg:width="0.026cm" svg:height="0.38cm" svg:x="22.777cm" svg:y="1.211cm" svg:viewBox="0 0 27 381" draw:points="0,381 27,381 27,0 0,0">
          <text:p/>
        </draw:polygon>
        <draw:polygon draw:style-name="gr29" draw:text-style-name="P7" draw:layer="layout" svg:width="0.026cm" svg:height="0.38cm" svg:x="22.803cm" svg:y="1.211cm" svg:viewBox="0 0 27 381" draw:points="0,381 27,381 27,0 0,0">
          <text:p/>
        </draw:polygon>
        <draw:polygon draw:style-name="gr31" draw:text-style-name="P9" draw:layer="layout" svg:width="0.026cm" svg:height="0.38cm" svg:x="22.829cm" svg:y="1.211cm" svg:viewBox="0 0 27 381" draw:points="0,381 27,381 27,0 0,0">
          <text:p/>
        </draw:polygon>
        <draw:polygon draw:style-name="gr31" draw:text-style-name="P9" draw:layer="layout" svg:width="0.026cm" svg:height="0.38cm" svg:x="22.855cm" svg:y="1.211cm" svg:viewBox="0 0 27 381" draw:points="0,381 27,381 27,0 0,0">
          <text:p/>
        </draw:polygon>
        <draw:polygon draw:style-name="gr31" draw:text-style-name="P9" draw:layer="layout" svg:width="0.026cm" svg:height="0.38cm" svg:x="22.882cm" svg:y="1.211cm" svg:viewBox="0 0 27 381" draw:points="0,381 27,381 27,0 0,0">
          <text:p/>
        </draw:polygon>
        <draw:polygon draw:style-name="gr30" draw:text-style-name="P8" draw:layer="layout" svg:width="0.026cm" svg:height="0.38cm" svg:x="23.223cm" svg:y="1.211cm" svg:viewBox="0 0 27 381" draw:points="0,381 27,381 27,0 0,0">
          <text:p/>
        </draw:polygon>
        <draw:polygon draw:style-name="gr32" draw:text-style-name="P10" draw:layer="layout" svg:width="0.026cm" svg:height="0.38cm" svg:x="23.249cm" svg:y="1.211cm" svg:viewBox="0 0 27 381" draw:points="0,381 27,381 27,0 0,0">
          <text:p/>
        </draw:polygon>
        <draw:polygon draw:style-name="gr30" draw:text-style-name="P8" draw:layer="layout" svg:width="0.026cm" svg:height="0.38cm" svg:x="23.276cm" svg:y="1.211cm" svg:viewBox="0 0 27 381" draw:points="0,381 27,381 27,0 0,0">
          <text:p/>
        </draw:polygon>
        <draw:polygon draw:style-name="gr31" draw:text-style-name="P9" draw:layer="layout" svg:width="0.026cm" svg:height="0.38cm" svg:x="23.302cm" svg:y="1.211cm" svg:viewBox="0 0 27 381" draw:points="0,381 27,381 27,0 0,0">
          <text:p/>
        </draw:polygon>
        <draw:polygon draw:style-name="gr29" draw:text-style-name="P7" draw:layer="layout" svg:width="0.027cm" svg:height="0.38cm" svg:x="23.328cm" svg:y="1.211cm" svg:viewBox="0 0 28 381" draw:points="0,381 28,381 28,0 0,0">
          <text:p/>
        </draw:polygon>
        <draw:polygon draw:style-name="gr31" draw:text-style-name="P9" draw:layer="layout" svg:width="0.026cm" svg:height="0.38cm" svg:x="23.355cm" svg:y="1.211cm" svg:viewBox="0 0 27 381" draw:points="0,381 27,381 27,0 0,0">
          <text:p/>
        </draw:polygon>
        <draw:polygon draw:style-name="gr29" draw:text-style-name="P7" draw:layer="layout" svg:width="0.026cm" svg:height="0.38cm" svg:x="23.381cm" svg:y="1.211cm" svg:viewBox="0 0 27 381" draw:points="0,381 27,381 27,0 0,0">
          <text:p/>
        </draw:polygon>
        <draw:polygon draw:style-name="gr31" draw:text-style-name="P9" draw:layer="layout" svg:width="0.026cm" svg:height="0.38cm" svg:x="23.407cm" svg:y="1.211cm" svg:viewBox="0 0 27 381" draw:points="0,381 27,381 27,0 0,0">
          <text:p/>
        </draw:polygon>
        <draw:polygon draw:style-name="gr31" draw:text-style-name="P9" draw:layer="layout" svg:width="0.026cm" svg:height="0.38cm" svg:x="23.434cm" svg:y="1.211cm" svg:viewBox="0 0 27 381" draw:points="0,381 27,381 27,0 0,0">
          <text:p/>
        </draw:polygon>
        <draw:polygon draw:style-name="gr31" draw:text-style-name="P9" draw:layer="layout" svg:width="0.026cm" svg:height="0.38cm" svg:x="23.46cm" svg:y="1.211cm" svg:viewBox="0 0 27 381" draw:points="0,381 27,381 27,0 0,0">
          <text:p/>
        </draw:polygon>
        <draw:polygon draw:style-name="gr30" draw:text-style-name="P8" draw:layer="layout" svg:width="0.026cm" svg:height="0.38cm" svg:x="23.486cm" svg:y="1.211cm" svg:viewBox="0 0 27 381" draw:points="0,381 27,381 27,0 0,0">
          <text:p/>
        </draw:polygon>
        <draw:polygon draw:style-name="gr30" draw:text-style-name="P8" draw:layer="layout" svg:width="0.026cm" svg:height="0.38cm" svg:x="23.512cm" svg:y="1.211cm" svg:viewBox="0 0 27 381" draw:points="0,381 27,381 27,0 0,0">
          <text:p/>
        </draw:polygon>
        <draw:polygon draw:style-name="gr31" draw:text-style-name="P9" draw:layer="layout" svg:width="0.026cm" svg:height="0.38cm" svg:x="23.539cm" svg:y="1.211cm" svg:viewBox="0 0 27 381" draw:points="0,381 27,381 27,0 0,0">
          <text:p/>
        </draw:polygon>
        <draw:polygon draw:style-name="gr32" draw:text-style-name="P10" draw:layer="layout" svg:width="0.026cm" svg:height="0.38cm" svg:x="23.565cm" svg:y="1.211cm" svg:viewBox="0 0 27 381" draw:points="0,381 27,381 27,0 0,0">
          <text:p/>
        </draw:polygon>
        <draw:polygon draw:style-name="gr30" draw:text-style-name="P8" draw:layer="layout" svg:width="0.026cm" svg:height="0.38cm" svg:x="23.591cm" svg:y="1.211cm" svg:viewBox="0 0 27 381" draw:points="0,381 27,381 27,0 0,0">
          <text:p/>
        </draw:polygon>
        <draw:polygon draw:style-name="gr30" draw:text-style-name="P8" draw:layer="layout" svg:width="0.026cm" svg:height="0.38cm" svg:x="23.617cm" svg:y="1.211cm" svg:viewBox="0 0 27 381" draw:points="0,381 27,381 27,0 0,0">
          <text:p/>
        </draw:polygon>
        <draw:polygon draw:style-name="gr30" draw:text-style-name="P8" draw:layer="layout" svg:width="0.027cm" svg:height="0.38cm" svg:x="23.644cm" svg:y="1.211cm" svg:viewBox="0 0 28 381" draw:points="0,381 28,381 28,0 0,0">
          <text:p/>
        </draw:polygon>
        <draw:polygon draw:style-name="gr30" draw:text-style-name="P8" draw:layer="layout" svg:width="0.026cm" svg:height="0.38cm" svg:x="23.671cm" svg:y="1.211cm" svg:viewBox="0 0 27 381" draw:points="0,381 27,381 27,0 0,0">
          <text:p/>
        </draw:polygon>
        <draw:polygon draw:style-name="gr32" draw:text-style-name="P10" draw:layer="layout" svg:width="0.026cm" svg:height="0.38cm" svg:x="23.696cm" svg:y="1.211cm" svg:viewBox="0 0 27 381" draw:points="0,381 27,381 27,0 0,0">
          <text:p/>
        </draw:polygon>
        <draw:polygon draw:style-name="gr32" draw:text-style-name="P10" draw:layer="layout" svg:width="0.027cm" svg:height="0.38cm" svg:x="23.722cm" svg:y="1.211cm" svg:viewBox="0 0 28 381" draw:points="0,381 28,381 28,0 0,0">
          <text:p/>
        </draw:polygon>
        <draw:polygon draw:style-name="gr32" draw:text-style-name="P10" draw:layer="layout" svg:width="0.026cm" svg:height="0.38cm" svg:x="23.749cm" svg:y="1.211cm" svg:viewBox="0 0 27 381" draw:points="0,381 27,381 27,0 0,0">
          <text:p/>
        </draw:polygon>
        <draw:polygon draw:style-name="gr29" draw:text-style-name="P7" draw:layer="layout" svg:width="0.026cm" svg:height="0.38cm" svg:x="23.775cm" svg:y="1.211cm" svg:viewBox="0 0 27 381" draw:points="0,381 27,381 27,0 0,0">
          <text:p/>
        </draw:polygon>
        <draw:polygon draw:style-name="gr30" draw:text-style-name="P8" draw:layer="layout" svg:width="0.026cm" svg:height="0.38cm" svg:x="23.801cm" svg:y="1.211cm" svg:viewBox="0 0 27 381" draw:points="0,381 27,381 27,0 0,0">
          <text:p/>
        </draw:polygon>
        <draw:polygon draw:style-name="gr29" draw:text-style-name="P7" draw:layer="layout" svg:width="0.026cm" svg:height="0.38cm" svg:x="23.828cm" svg:y="1.211cm" svg:viewBox="0 0 27 381" draw:points="0,381 27,381 27,0 0,0">
          <text:p/>
        </draw:polygon>
        <draw:polygon draw:style-name="gr29" draw:text-style-name="P7" draw:layer="layout" svg:width="0.026cm" svg:height="0.38cm" svg:x="23.854cm" svg:y="1.211cm" svg:viewBox="0 0 27 381" draw:points="0,381 27,381 27,0 0,0">
          <text:p/>
        </draw:polygon>
        <draw:polygon draw:style-name="gr29" draw:text-style-name="P7" draw:layer="layout" svg:width="0.026cm" svg:height="0.38cm" svg:x="23.88cm" svg:y="1.211cm" svg:viewBox="0 0 27 381" draw:points="0,381 27,381 27,0 0,0">
          <text:p/>
        </draw:polygon>
        <draw:polygon draw:style-name="gr30" draw:text-style-name="P8" draw:layer="layout" svg:width="0.026cm" svg:height="0.38cm" svg:x="23.906cm" svg:y="1.211cm" svg:viewBox="0 0 27 381" draw:points="0,381 27,381 27,0 0,0">
          <text:p/>
        </draw:polygon>
        <draw:polygon draw:style-name="gr32" draw:text-style-name="P10" draw:layer="layout" svg:width="0.026cm" svg:height="0.38cm" svg:x="23.933cm" svg:y="1.211cm" svg:viewBox="0 0 27 381" draw:points="0,381 27,381 27,0 0,0">
          <text:p/>
        </draw:polygon>
        <draw:polygon draw:style-name="gr30" draw:text-style-name="P8" draw:layer="layout" svg:width="0.026cm" svg:height="0.38cm" svg:x="23.959cm" svg:y="1.211cm" svg:viewBox="0 0 27 381" draw:points="0,381 27,381 27,0 0,0">
          <text:p/>
        </draw:polygon>
        <draw:polygon draw:style-name="gr32" draw:text-style-name="P10" draw:layer="layout" svg:width="0.026cm" svg:height="0.38cm" svg:x="23.985cm" svg:y="1.211cm" svg:viewBox="0 0 27 381" draw:points="0,381 27,381 27,0 0,0">
          <text:p/>
        </draw:polygon>
        <draw:polygon draw:style-name="gr32" draw:text-style-name="P10" draw:layer="layout" svg:width="0.026cm" svg:height="0.38cm" svg:x="24.011cm" svg:y="1.211cm" svg:viewBox="0 0 27 381" draw:points="0,381 27,381 27,0 0,0">
          <text:p/>
        </draw:polygon>
        <draw:polygon draw:style-name="gr30" draw:text-style-name="P8" draw:layer="layout" svg:width="0.026cm" svg:height="0.38cm" svg:x="24.038cm" svg:y="1.211cm" svg:viewBox="0 0 27 381" draw:points="0,381 27,381 27,0 0,0">
          <text:p/>
        </draw:polygon>
        <draw:polygon draw:style-name="gr31" draw:text-style-name="P9" draw:layer="layout" svg:width="0.026cm" svg:height="0.38cm" svg:x="24.064cm" svg:y="1.211cm" svg:viewBox="0 0 27 381" draw:points="0,381 27,381 27,0 0,0">
          <text:p/>
        </draw:polygon>
        <draw:polygon draw:style-name="gr32" draw:text-style-name="P10" draw:layer="layout" svg:width="0.026cm" svg:height="0.38cm" svg:x="24.091cm" svg:y="1.211cm" svg:viewBox="0 0 27 381" draw:points="0,381 27,381 27,0 0,0">
          <text:p/>
        </draw:polygon>
        <draw:polygon draw:style-name="gr31" draw:text-style-name="P9" draw:layer="layout" svg:width="0.026cm" svg:height="0.38cm" svg:x="24.117cm" svg:y="1.211cm" svg:viewBox="0 0 27 381" draw:points="0,381 27,381 27,0 0,0">
          <text:p/>
        </draw:polygon>
        <draw:polygon draw:style-name="gr32" draw:text-style-name="P10" draw:layer="layout" svg:width="0.026cm" svg:height="0.38cm" svg:x="24.143cm" svg:y="1.211cm" svg:viewBox="0 0 27 381" draw:points="0,381 27,381 27,0 0,0">
          <text:p/>
        </draw:polygon>
        <draw:polygon draw:style-name="gr30" draw:text-style-name="P8" draw:layer="layout" svg:width="0.026cm" svg:height="0.38cm" svg:x="24.195cm" svg:y="1.211cm" svg:viewBox="0 0 27 381" draw:points="0,381 27,381 27,0 0,0">
          <text:p/>
        </draw:polygon>
        <draw:polygon draw:style-name="gr32" draw:text-style-name="P10" draw:layer="layout" svg:width="0.026cm" svg:height="0.38cm" svg:x="24.222cm" svg:y="1.211cm" svg:viewBox="0 0 27 381" draw:points="0,381 27,381 27,0 0,0">
          <text:p/>
        </draw:polygon>
        <draw:polygon draw:style-name="gr32" draw:text-style-name="P10" draw:layer="layout" svg:width="0.026cm" svg:height="0.38cm" svg:x="24.248cm" svg:y="1.211cm" svg:viewBox="0 0 27 381" draw:points="0,381 27,381 27,0 0,0">
          <text:p/>
        </draw:polygon>
        <draw:polygon draw:style-name="gr32" draw:text-style-name="P10" draw:layer="layout" svg:width="0.026cm" svg:height="0.38cm" svg:x="24.274cm" svg:y="1.211cm" svg:viewBox="0 0 27 381" draw:points="0,381 27,381 27,0 0,0">
          <text:p/>
        </draw:polygon>
        <draw:polygon draw:style-name="gr29" draw:text-style-name="P7" draw:layer="layout" svg:width="0.026cm" svg:height="0.38cm" svg:x="24.3cm" svg:y="1.211cm" svg:viewBox="0 0 27 381" draw:points="0,381 27,381 27,0 0,0">
          <text:p/>
        </draw:polygon>
        <draw:polygon draw:style-name="gr31" draw:text-style-name="P9" draw:layer="layout" svg:width="0.026cm" svg:height="0.38cm" svg:x="24.327cm" svg:y="1.211cm" svg:viewBox="0 0 27 381" draw:points="0,381 27,381 27,0 0,0">
          <text:p/>
        </draw:polygon>
        <draw:polygon draw:style-name="gr29" draw:text-style-name="P7" draw:layer="layout" svg:width="0.026cm" svg:height="0.38cm" svg:x="24.353cm" svg:y="1.211cm" svg:viewBox="0 0 27 381" draw:points="0,381 27,381 27,0 0,0">
          <text:p/>
        </draw:polygon>
        <draw:polygon draw:style-name="gr29" draw:text-style-name="P7" draw:layer="layout" svg:width="0.026cm" svg:height="0.38cm" svg:x="24.379cm" svg:y="1.211cm" svg:viewBox="0 0 27 381" draw:points="0,381 27,381 27,0 0,0">
          <text:p/>
        </draw:polygon>
        <draw:polygon draw:style-name="gr32" draw:text-style-name="P10" draw:layer="layout" svg:width="0.027cm" svg:height="0.38cm" svg:x="24.405cm" svg:y="1.211cm" svg:viewBox="0 0 28 381" draw:points="0,381 28,381 28,0 0,0">
          <text:p/>
        </draw:polygon>
        <draw:polygon draw:style-name="gr31" draw:text-style-name="P9" draw:layer="layout" svg:width="0.026cm" svg:height="0.38cm" svg:x="24.432cm" svg:y="1.211cm" svg:viewBox="0 0 27 381" draw:points="0,381 27,381 27,0 0,0">
          <text:p/>
        </draw:polygon>
        <draw:polygon draw:style-name="gr29" draw:text-style-name="P7" draw:layer="layout" svg:width="0.026cm" svg:height="0.38cm" svg:x="24.458cm" svg:y="1.211cm" svg:viewBox="0 0 27 381" draw:points="0,381 27,381 27,0 0,0">
          <text:p/>
        </draw:polygon>
        <draw:polygon draw:style-name="gr29" draw:text-style-name="P7" draw:layer="layout" svg:width="0.027cm" svg:height="0.38cm" svg:x="24.484cm" svg:y="1.211cm" svg:viewBox="0 0 28 381" draw:points="0,381 28,381 28,0 0,0">
          <text:p/>
        </draw:polygon>
        <draw:polygon draw:style-name="gr30" draw:text-style-name="P8" draw:layer="layout" svg:width="0.026cm" svg:height="0.38cm" svg:x="24.511cm" svg:y="1.211cm" svg:viewBox="0 0 27 381" draw:points="0,381 27,381 27,0 0,0">
          <text:p/>
        </draw:polygon>
        <draw:polygon draw:style-name="gr31" draw:text-style-name="P9" draw:layer="layout" svg:width="0.026cm" svg:height="0.38cm" svg:x="24.537cm" svg:y="1.211cm" svg:viewBox="0 0 27 381" draw:points="0,381 27,381 27,0 0,0">
          <text:p/>
        </draw:polygon>
        <draw:polygon draw:style-name="gr30" draw:text-style-name="P8" draw:layer="layout" svg:width="0.026cm" svg:height="0.38cm" svg:x="24.563cm" svg:y="1.211cm" svg:viewBox="0 0 27 381" draw:points="0,381 27,381 27,0 0,0">
          <text:p/>
        </draw:polygon>
        <draw:polygon draw:style-name="gr31" draw:text-style-name="P9" draw:layer="layout" svg:width="0.026cm" svg:height="0.38cm" svg:x="24.589cm" svg:y="1.211cm" svg:viewBox="0 0 27 381" draw:points="0,381 27,381 27,0 0,0">
          <text:p/>
        </draw:polygon>
        <draw:polygon draw:style-name="gr31" draw:text-style-name="P9" draw:layer="layout" svg:width="0.026cm" svg:height="0.38cm" svg:x="24.616cm" svg:y="1.211cm" svg:viewBox="0 0 27 381" draw:points="0,381 27,381 27,0 0,0">
          <text:p/>
        </draw:polygon>
        <draw:polygon draw:style-name="gr29" draw:text-style-name="P7" draw:layer="layout" svg:width="0.026cm" svg:height="0.38cm" svg:x="24.642cm" svg:y="1.211cm" svg:viewBox="0 0 27 381" draw:points="0,381 27,381 27,0 0,0">
          <text:p/>
        </draw:polygon>
        <draw:polygon draw:style-name="gr30" draw:text-style-name="P8" draw:layer="layout" svg:width="0.026cm" svg:height="0.38cm" svg:x="24.668cm" svg:y="1.211cm" svg:viewBox="0 0 27 381" draw:points="0,381 27,381 27,0 0,0">
          <text:p/>
        </draw:polygon>
        <draw:polygon draw:style-name="gr32" draw:text-style-name="P10" draw:layer="layout" svg:width="0.026cm" svg:height="0.38cm" svg:x="24.694cm" svg:y="1.211cm" svg:viewBox="0 0 27 381" draw:points="0,381 27,381 27,0 0,0">
          <text:p/>
        </draw:polygon>
        <draw:polygon draw:style-name="gr30" draw:text-style-name="P8" draw:layer="layout" svg:width="0.026cm" svg:height="0.38cm" svg:x="24.721cm" svg:y="1.211cm" svg:viewBox="0 0 27 381" draw:points="0,381 27,381 27,0 0,0">
          <text:p/>
        </draw:polygon>
        <draw:polygon draw:style-name="gr32" draw:text-style-name="P10" draw:layer="layout" svg:width="0.026cm" svg:height="0.38cm" svg:x="24.747cm" svg:y="1.211cm" svg:viewBox="0 0 27 381" draw:points="0,381 27,381 27,0 0,0">
          <text:p/>
        </draw:polygon>
        <draw:polygon draw:style-name="gr31" draw:text-style-name="P9" draw:layer="layout" svg:width="0.026cm" svg:height="0.38cm" svg:x="24.773cm" svg:y="1.211cm" svg:viewBox="0 0 27 381" draw:points="0,381 27,381 27,0 0,0">
          <text:p/>
        </draw:polygon>
        <draw:polygon draw:style-name="gr32" draw:text-style-name="P10" draw:layer="layout" svg:width="0.027cm" svg:height="0.38cm" svg:x="24.799cm" svg:y="1.211cm" svg:viewBox="0 0 28 381" draw:points="0,381 28,381 28,0 0,0">
          <text:p/>
        </draw:polygon>
        <draw:polygon draw:style-name="gr31" draw:text-style-name="P9" draw:layer="layout" svg:width="0.026cm" svg:height="0.38cm" svg:x="24.826cm" svg:y="1.211cm" svg:viewBox="0 0 27 381" draw:points="0,381 27,381 27,0 0,0">
          <text:p/>
        </draw:polygon>
        <draw:polygon draw:style-name="gr30" draw:text-style-name="P8" draw:layer="layout" svg:width="0.026cm" svg:height="0.38cm" svg:x="24.852cm" svg:y="1.211cm" svg:viewBox="0 0 27 381" draw:points="0,381 27,381 27,0 0,0">
          <text:p/>
        </draw:polygon>
        <draw:polygon draw:style-name="gr30" draw:text-style-name="P8" draw:layer="layout" svg:width="0.026cm" svg:height="0.38cm" svg:x="24.879cm" svg:y="1.211cm" svg:viewBox="0 0 27 381" draw:points="0,381 27,381 27,0 0,0">
          <text:p/>
        </draw:polygon>
        <draw:polygon draw:style-name="gr31" draw:text-style-name="P9" draw:layer="layout" svg:width="0.026cm" svg:height="0.38cm" svg:x="24.905cm" svg:y="1.211cm" svg:viewBox="0 0 27 381" draw:points="0,381 27,381 27,0 0,0">
          <text:p/>
        </draw:polygon>
        <draw:polygon draw:style-name="gr30" draw:text-style-name="P8" draw:layer="layout" svg:width="0.026cm" svg:height="0.38cm" svg:x="24.931cm" svg:y="1.211cm" svg:viewBox="0 0 27 381" draw:points="0,381 27,381 27,0 0,0">
          <text:p/>
        </draw:polygon>
        <draw:polygon draw:style-name="gr30" draw:text-style-name="P8" draw:layer="layout" svg:width="0.026cm" svg:height="0.38cm" svg:x="24.957cm" svg:y="1.211cm" svg:viewBox="0 0 27 381" draw:points="0,381 27,381 27,0 0,0">
          <text:p/>
        </draw:polygon>
        <draw:polygon draw:style-name="gr32" draw:text-style-name="P10" draw:layer="layout" svg:width="0.026cm" svg:height="0.38cm" svg:x="24.983cm" svg:y="1.211cm" svg:viewBox="0 0 27 381" draw:points="0,381 27,381 27,0 0,0">
          <text:p/>
        </draw:polygon>
        <draw:polygon draw:style-name="gr29" draw:text-style-name="P7" draw:layer="layout" svg:width="0.026cm" svg:height="0.38cm" svg:x="25.01cm" svg:y="1.211cm" svg:viewBox="0 0 27 381" draw:points="0,381 27,381 27,0 0,0">
          <text:p/>
        </draw:polygon>
        <draw:polygon draw:style-name="gr29" draw:text-style-name="P7" draw:layer="layout" svg:width="0.026cm" svg:height="0.38cm" svg:x="25.036cm" svg:y="1.211cm" svg:viewBox="0 0 27 381" draw:points="0,381 27,381 27,0 0,0">
          <text:p/>
        </draw:polygon>
        <draw:polygon draw:style-name="gr29" draw:text-style-name="P7" draw:layer="layout" svg:width="0.026cm" svg:height="0.38cm" svg:x="25.062cm" svg:y="1.211cm" svg:viewBox="0 0 27 381" draw:points="0,381 27,381 27,0 0,0">
          <text:p/>
        </draw:polygon>
        <draw:polygon draw:style-name="gr30" draw:text-style-name="P8" draw:layer="layout" svg:width="0.027cm" svg:height="0.38cm" svg:x="25.088cm" svg:y="1.211cm" svg:viewBox="0 0 28 381" draw:points="0,381 28,381 28,0 0,0">
          <text:p/>
        </draw:polygon>
        <draw:polygon draw:style-name="gr29" draw:text-style-name="P7" draw:layer="layout" svg:width="0.026cm" svg:height="0.38cm" svg:x="25.115cm" svg:y="1.211cm" svg:viewBox="0 0 27 381" draw:points="0,381 27,381 27,0 0,0">
          <text:p/>
        </draw:polygon>
        <draw:polygon draw:style-name="gr32" draw:text-style-name="P10" draw:layer="layout" svg:width="0.026cm" svg:height="0.38cm" svg:x="25.141cm" svg:y="1.211cm" svg:viewBox="0 0 27 381" draw:points="0,381 27,381 27,0 0,0">
          <text:p/>
        </draw:polygon>
        <draw:polygon draw:style-name="gr31" draw:text-style-name="P9" draw:layer="layout" svg:width="0.027cm" svg:height="0.38cm" svg:x="25.167cm" svg:y="1.211cm" svg:viewBox="0 0 28 381" draw:points="0,381 28,381 28,0 0,0">
          <text:p/>
        </draw:polygon>
        <draw:polygon draw:style-name="gr32" draw:text-style-name="P10" draw:layer="layout" svg:width="0.026cm" svg:height="0.38cm" svg:x="25.194cm" svg:y="1.211cm" svg:viewBox="0 0 27 381" draw:points="0,381 27,381 27,0 0,0">
          <text:p/>
        </draw:polygon>
        <draw:polygon draw:style-name="gr29" draw:text-style-name="P7" draw:layer="layout" svg:width="0.026cm" svg:height="0.38cm" svg:x="25.22cm" svg:y="1.211cm" svg:viewBox="0 0 27 381" draw:points="0,381 27,381 27,0 0,0">
          <text:p/>
        </draw:polygon>
        <draw:polygon draw:style-name="gr29" draw:text-style-name="P7" draw:layer="layout" svg:width="0.026cm" svg:height="0.38cm" svg:x="25.246cm" svg:y="1.211cm" svg:viewBox="0 0 27 381" draw:points="0,381 27,381 27,0 0,0">
          <text:p/>
        </draw:polygon>
        <draw:polygon draw:style-name="gr30" draw:text-style-name="P8" draw:layer="layout" svg:width="0.026cm" svg:height="0.38cm" svg:x="25.273cm" svg:y="1.211cm" svg:viewBox="0 0 27 381" draw:points="0,381 27,381 27,0 0,0">
          <text:p/>
        </draw:polygon>
        <draw:polygon draw:style-name="gr29" draw:text-style-name="P7" draw:layer="layout" svg:width="0.026cm" svg:height="0.38cm" svg:x="25.299cm" svg:y="1.211cm" svg:viewBox="0 0 27 381" draw:points="0,381 27,381 27,0 0,0">
          <text:p/>
        </draw:polygon>
        <draw:polygon draw:style-name="gr29" draw:text-style-name="P7" draw:layer="layout" svg:width="0.026cm" svg:height="0.38cm" svg:x="25.325cm" svg:y="1.211cm" svg:viewBox="0 0 27 381" draw:points="0,381 27,381 27,0 0,0">
          <text:p/>
        </draw:polygon>
        <draw:polygon draw:style-name="gr30" draw:text-style-name="P8" draw:layer="layout" svg:width="0.026cm" svg:height="0.38cm" svg:x="25.351cm" svg:y="1.211cm" svg:viewBox="0 0 27 381" draw:points="0,381 27,381 27,0 0,0">
          <text:p/>
        </draw:polygon>
        <draw:polygon draw:style-name="gr32" draw:text-style-name="P10" draw:layer="layout" svg:width="0.026cm" svg:height="0.38cm" svg:x="25.379cm" svg:y="1.211cm" svg:viewBox="0 0 27 381" draw:points="0,381 27,381 27,0 0,0">
          <text:p/>
        </draw:polygon>
        <draw:polygon draw:style-name="gr32" draw:text-style-name="P10" draw:layer="layout" svg:width="0.026cm" svg:height="0.38cm" svg:x="25.404cm" svg:y="1.211cm" svg:viewBox="0 0 27 381" draw:points="0,381 27,381 27,0 0,0">
          <text:p/>
        </draw:polygon>
        <draw:polygon draw:style-name="gr32" draw:text-style-name="P10" draw:layer="layout" svg:width="0.026cm" svg:height="0.38cm" svg:x="25.43cm" svg:y="1.211cm" svg:viewBox="0 0 27 381" draw:points="0,381 27,381 27,0 0,0">
          <text:p/>
        </draw:polygon>
        <draw:polygon draw:style-name="gr30" draw:text-style-name="P8" draw:layer="layout" svg:width="0.026cm" svg:height="0.38cm" svg:x="25.456cm" svg:y="1.211cm" svg:viewBox="0 0 27 381" draw:points="0,381 27,381 27,0 0,0">
          <text:p/>
        </draw:polygon>
        <draw:polygon draw:style-name="gr29" draw:text-style-name="P7" draw:layer="layout" svg:width="0.027cm" svg:height="0.38cm" svg:x="25.482cm" svg:y="1.211cm" svg:viewBox="0 0 28 381" draw:points="0,381 28,381 28,0 0,0">
          <text:p/>
        </draw:polygon>
        <draw:polygon draw:style-name="gr29" draw:text-style-name="P7" draw:layer="layout" svg:width="0.026cm" svg:height="0.38cm" svg:x="25.509cm" svg:y="1.211cm" svg:viewBox="0 0 27 381" draw:points="0,381 27,381 27,0 0,0">
          <text:p/>
        </draw:polygon>
        <draw:polygon draw:style-name="gr30" draw:text-style-name="P8" draw:layer="layout" svg:width="0.026cm" svg:height="0.38cm" svg:x="25.535cm" svg:y="1.211cm" svg:viewBox="0 0 27 381" draw:points="0,381 27,381 27,0 0,0">
          <text:p/>
        </draw:polygon>
        <draw:polygon draw:style-name="gr29" draw:text-style-name="P7" draw:layer="layout" svg:width="0.027cm" svg:height="0.38cm" svg:x="25.561cm" svg:y="1.211cm" svg:viewBox="0 0 28 381" draw:points="0,381 28,381 28,0 0,0">
          <text:p/>
        </draw:polygon>
        <draw:polygon draw:style-name="gr29" draw:text-style-name="P7" draw:layer="layout" svg:width="0.026cm" svg:height="0.38cm" svg:x="25.588cm" svg:y="1.211cm" svg:viewBox="0 0 27 381" draw:points="0,381 27,381 27,0 0,0">
          <text:p/>
        </draw:polygon>
        <draw:polygon draw:style-name="gr30" draw:text-style-name="P8" draw:layer="layout" svg:width="0.026cm" svg:height="0.38cm" svg:x="25.614cm" svg:y="1.211cm" svg:viewBox="0 0 27 381" draw:points="0,381 27,381 27,0 0,0">
          <text:p/>
        </draw:polygon>
        <draw:polygon draw:style-name="gr31" draw:text-style-name="P9" draw:layer="layout" svg:width="0.026cm" svg:height="0.38cm" svg:x="25.64cm" svg:y="1.211cm" svg:viewBox="0 0 27 381" draw:points="0,381 27,381 27,0 0,0">
          <text:p/>
        </draw:polygon>
        <draw:polygon draw:style-name="gr31" draw:text-style-name="P9" draw:layer="layout" svg:width="0.026cm" svg:height="0.38cm" svg:x="25.667cm" svg:y="1.211cm" svg:viewBox="0 0 27 381" draw:points="0,381 27,381 27,0 0,0">
          <text:p/>
        </draw:polygon>
        <draw:polygon draw:style-name="gr29" draw:text-style-name="P7" draw:layer="layout" svg:width="0.026cm" svg:height="0.38cm" svg:x="25.693cm" svg:y="1.211cm" svg:viewBox="0 0 27 381" draw:points="0,381 27,381 27,0 0,0">
          <text:p/>
        </draw:polygon>
        <draw:polygon draw:style-name="gr32" draw:text-style-name="P10" draw:layer="layout" svg:width="0.026cm" svg:height="0.38cm" svg:x="25.719cm" svg:y="1.211cm" svg:viewBox="0 0 27 381" draw:points="0,381 27,381 27,0 0,0">
          <text:p/>
        </draw:polygon>
        <draw:polygon draw:style-name="gr30" draw:text-style-name="P8" draw:layer="layout" svg:width="0.026cm" svg:height="0.38cm" svg:x="25.745cm" svg:y="1.211cm" svg:viewBox="0 0 27 381" draw:points="0,381 27,381 27,0 0,0">
          <text:p/>
        </draw:polygon>
        <draw:polygon draw:style-name="gr32" draw:text-style-name="P10" draw:layer="layout" svg:width="0.026cm" svg:height="0.38cm" svg:x="25.772cm" svg:y="1.211cm" svg:viewBox="0 0 27 381" draw:points="0,381 27,381 27,0 0,0">
          <text:p/>
        </draw:polygon>
        <draw:polygon draw:style-name="gr30" draw:text-style-name="P8" draw:layer="layout" svg:width="0.026cm" svg:height="0.38cm" svg:x="25.798cm" svg:y="1.211cm" svg:viewBox="0 0 27 381" draw:points="0,381 27,381 27,0 0,0">
          <text:p/>
        </draw:polygon>
        <draw:polygon draw:style-name="gr32" draw:text-style-name="P10" draw:layer="layout" svg:width="0.026cm" svg:height="0.38cm" svg:x="25.824cm" svg:y="1.211cm" svg:viewBox="0 0 27 381" draw:points="0,381 27,381 27,0 0,0">
          <text:p/>
        </draw:polygon>
        <draw:polygon draw:style-name="gr32" draw:text-style-name="P10" draw:layer="layout" svg:width="0.027cm" svg:height="0.38cm" svg:x="25.85cm" svg:y="1.211cm" svg:viewBox="0 0 28 381" draw:points="0,381 28,381 28,0 0,0">
          <text:p/>
        </draw:polygon>
        <draw:polygon draw:style-name="gr31" draw:text-style-name="P9" draw:layer="layout" svg:width="0.026cm" svg:height="0.38cm" svg:x="25.877cm" svg:y="1.211cm" svg:viewBox="0 0 27 381" draw:points="0,381 27,381 27,0 0,0">
          <text:p/>
        </draw:polygon>
        <draw:polygon draw:style-name="gr31" draw:text-style-name="P9" draw:layer="layout" svg:width="0.026cm" svg:height="0.38cm" svg:x="25.903cm" svg:y="1.211cm" svg:viewBox="0 0 27 381" draw:points="0,381 27,381 27,0 0,0">
          <text:p/>
        </draw:polygon>
        <draw:polygon draw:style-name="gr30" draw:text-style-name="P8" draw:layer="layout" svg:width="0.026cm" svg:height="0.38cm" svg:x="25.929cm" svg:y="1.211cm" svg:viewBox="0 0 27 381" draw:points="0,381 27,381 27,0 0,0">
          <text:p/>
        </draw:polygon>
        <draw:polygon draw:style-name="gr32" draw:text-style-name="P10" draw:layer="layout" svg:width="0.026cm" svg:height="0.38cm" svg:x="25.956cm" svg:y="1.211cm" svg:viewBox="0 0 27 381" draw:points="0,381 27,381 27,0 0,0">
          <text:p/>
        </draw:polygon>
        <draw:polygon draw:style-name="gr30" draw:text-style-name="P8" draw:layer="layout" svg:width="0.026cm" svg:height="0.38cm" svg:x="25.982cm" svg:y="1.211cm" svg:viewBox="0 0 27 381" draw:points="0,381 27,381 27,0 0,0">
          <text:p/>
        </draw:polygon>
        <draw:polygon draw:style-name="gr32" draw:text-style-name="P10" draw:layer="layout" svg:width="0.026cm" svg:height="0.38cm" svg:x="26.008cm" svg:y="1.211cm" svg:viewBox="0 0 27 381" draw:points="0,381 27,381 27,0 0,0">
          <text:p/>
        </draw:polygon>
        <draw:polygon draw:style-name="gr30" draw:text-style-name="P8" draw:layer="layout" svg:width="0.026cm" svg:height="0.38cm" svg:x="26.034cm" svg:y="1.211cm" svg:viewBox="0 0 27 381" draw:points="0,381 27,381 27,0 0,0">
          <text:p/>
        </draw:polygon>
        <draw:polygon draw:style-name="gr31" draw:text-style-name="P9" draw:layer="layout" svg:width="0.026cm" svg:height="0.38cm" svg:x="26.061cm" svg:y="1.211cm" svg:viewBox="0 0 27 381" draw:points="0,381 27,381 27,0 0,0">
          <text:p/>
        </draw:polygon>
        <draw:polygon draw:style-name="gr30" draw:text-style-name="P8" draw:layer="layout" svg:width="0.026cm" svg:height="0.38cm" svg:x="26.087cm" svg:y="1.211cm" svg:viewBox="0 0 27 381" draw:points="0,381 27,381 27,0 0,0">
          <text:p/>
        </draw:polygon>
        <draw:polygon draw:style-name="gr29" draw:text-style-name="P7" draw:layer="layout" svg:width="0.026cm" svg:height="0.38cm" svg:x="26.113cm" svg:y="1.211cm" svg:viewBox="0 0 27 381" draw:points="0,381 27,381 27,0 0,0">
          <text:p/>
        </draw:polygon>
        <draw:polygon draw:style-name="gr32" draw:text-style-name="P10" draw:layer="layout" svg:width="0.026cm" svg:height="0.38cm" svg:x="26.139cm" svg:y="1.211cm" svg:viewBox="0 0 27 381" draw:points="0,381 27,381 27,0 0,0">
          <text:p/>
        </draw:polygon>
        <draw:polygon draw:style-name="gr30" draw:text-style-name="P8" draw:layer="layout" svg:width="0.026cm" svg:height="0.38cm" svg:x="26.166cm" svg:y="1.211cm" svg:viewBox="0 0 27 381" draw:points="0,381 27,381 27,0 0,0">
          <text:p/>
        </draw:polygon>
        <draw:polygon draw:style-name="gr31" draw:text-style-name="P9" draw:layer="layout" svg:width="0.026cm" svg:height="0.38cm" svg:x="26.192cm" svg:y="1.211cm" svg:viewBox="0 0 27 381" draw:points="0,381 27,381 27,0 0,0">
          <text:p/>
        </draw:polygon>
        <draw:polygon draw:style-name="gr29" draw:text-style-name="P7" draw:layer="layout" svg:width="0.026cm" svg:height="0.38cm" svg:x="26.218cm" svg:y="1.211cm" svg:viewBox="0 0 27 381" draw:points="0,381 27,381 27,0 0,0">
          <text:p/>
        </draw:polygon>
        <draw:polygon draw:style-name="gr32" draw:text-style-name="P10" draw:layer="layout" svg:width="0.027cm" svg:height="0.38cm" svg:x="26.244cm" svg:y="1.211cm" svg:viewBox="0 0 28 381" draw:points="0,381 28,381 28,0 0,0">
          <text:p/>
        </draw:polygon>
        <draw:polygon draw:style-name="gr31" draw:text-style-name="P9" draw:layer="layout" svg:width="0.026cm" svg:height="0.38cm" svg:x="26.271cm" svg:y="1.211cm" svg:viewBox="0 0 27 381" draw:points="0,381 27,381 27,0 0,0">
          <text:p/>
        </draw:polygon>
        <draw:polygon draw:style-name="gr29" draw:text-style-name="P7" draw:layer="layout" svg:width="0.026cm" svg:height="0.38cm" svg:x="26.297cm" svg:y="1.211cm" svg:viewBox="0 0 27 381" draw:points="0,381 27,381 27,0 0,0">
          <text:p/>
        </draw:polygon>
        <draw:polygon draw:style-name="gr29" draw:text-style-name="P7" draw:layer="layout" svg:width="0.027cm" svg:height="0.38cm" svg:x="26.323cm" svg:y="1.211cm" svg:viewBox="0 0 28 381" draw:points="0,381 28,381 28,0 0,0">
          <text:p/>
        </draw:polygon>
        <draw:polygon draw:style-name="gr31" draw:text-style-name="P9" draw:layer="layout" svg:width="0.026cm" svg:height="0.38cm" svg:x="26.35cm" svg:y="1.211cm" svg:viewBox="0 0 27 381" draw:points="0,381 27,381 27,0 0,0">
          <text:p/>
        </draw:polygon>
        <draw:polygon draw:style-name="gr29" draw:text-style-name="P7" draw:layer="layout" svg:width="0.026cm" svg:height="0.38cm" svg:x="26.376cm" svg:y="1.211cm" svg:viewBox="0 0 27 381" draw:points="0,381 27,381 27,0 0,0">
          <text:p/>
        </draw:polygon>
        <draw:polygon draw:style-name="gr29" draw:text-style-name="P7" draw:layer="layout" svg:width="0.026cm" svg:height="0.38cm" svg:x="26.402cm" svg:y="1.211cm" svg:viewBox="0 0 27 381" draw:points="0,381 27,381 27,0 0,0">
          <text:p/>
        </draw:polygon>
        <draw:polygon draw:style-name="gr30" draw:text-style-name="P8" draw:layer="layout" svg:width="0.026cm" svg:height="0.38cm" svg:x="26.428cm" svg:y="1.211cm" svg:viewBox="0 0 27 381" draw:points="0,381 27,381 27,0 0,0">
          <text:p/>
        </draw:polygon>
        <draw:polygon draw:style-name="gr31" draw:text-style-name="P9" draw:layer="layout" svg:width="0.026cm" svg:height="0.38cm" svg:x="26.455cm" svg:y="1.211cm" svg:viewBox="0 0 27 381" draw:points="0,381 27,381 27,0 0,0">
          <text:p/>
        </draw:polygon>
        <draw:polygon draw:style-name="gr30" draw:text-style-name="P8" draw:layer="layout" svg:width="0.026cm" svg:height="0.38cm" svg:x="26.481cm" svg:y="1.211cm" svg:viewBox="0 0 27 381" draw:points="0,381 27,381 27,0 0,0">
          <text:p/>
        </draw:polygon>
        <draw:polygon draw:style-name="gr29" draw:text-style-name="P7" draw:layer="layout" svg:width="0.026cm" svg:height="0.38cm" svg:x="26.507cm" svg:y="1.211cm" svg:viewBox="0 0 27 381" draw:points="0,381 27,381 27,0 0,0">
          <text:p/>
        </draw:polygon>
        <draw:polygon draw:style-name="gr31" draw:text-style-name="P9" draw:layer="layout" svg:width="0.027cm" svg:height="0.38cm" svg:x="26.533cm" svg:y="1.211cm" svg:viewBox="0 0 28 381" draw:points="0,381 28,381 28,0 0,0">
          <text:p/>
        </draw:polygon>
        <draw:polygon draw:style-name="gr30" draw:text-style-name="P8" draw:layer="layout" svg:width="0.026cm" svg:height="0.38cm" svg:x="26.56cm" svg:y="1.211cm" svg:viewBox="0 0 27 381" draw:points="0,381 27,381 27,0 0,0">
          <text:p/>
        </draw:polygon>
        <draw:polygon draw:style-name="gr31" draw:text-style-name="P9" draw:layer="layout" svg:width="0.026cm" svg:height="0.38cm" svg:x="26.586cm" svg:y="1.211cm" svg:viewBox="0 0 27 381" draw:points="0,381 27,381 27,0 0,0">
          <text:p/>
        </draw:polygon>
        <draw:polygon draw:style-name="gr29" draw:text-style-name="P7" draw:layer="layout" svg:width="0.027cm" svg:height="0.38cm" svg:x="26.612cm" svg:y="1.211cm" svg:viewBox="0 0 28 381" draw:points="0,381 28,381 28,0 0,0">
          <text:p/>
        </draw:polygon>
        <draw:polygon draw:style-name="gr29" draw:text-style-name="P7" draw:layer="layout" svg:width="0.026cm" svg:height="0.38cm" svg:x="26.639cm" svg:y="1.211cm" svg:viewBox="0 0 27 381" draw:points="0,381 27,381 27,0 0,0">
          <text:p/>
        </draw:polygon>
        <draw:polygon draw:style-name="gr29" draw:text-style-name="P7" draw:layer="layout" svg:width="0.026cm" svg:height="0.38cm" svg:x="26.665cm" svg:y="1.211cm" svg:viewBox="0 0 27 381" draw:points="0,381 27,381 27,0 0,0">
          <text:p/>
        </draw:polygon>
        <draw:polygon draw:style-name="gr32" draw:text-style-name="P10" draw:layer="layout" svg:width="0.026cm" svg:height="0.38cm" svg:x="26.691cm" svg:y="1.211cm" svg:viewBox="0 0 27 381" draw:points="0,381 27,381 27,0 0,0">
          <text:p/>
        </draw:polygon>
        <draw:polygon draw:style-name="gr31" draw:text-style-name="P9" draw:layer="layout" svg:width="0.026cm" svg:height="0.38cm" svg:x="26.718cm" svg:y="1.211cm" svg:viewBox="0 0 27 381" draw:points="0,381 27,381 27,0 0,0">
          <text:p/>
        </draw:polygon>
        <draw:polygon draw:style-name="gr30" draw:text-style-name="P8" draw:layer="layout" svg:width="0.026cm" svg:height="0.38cm" svg:x="26.744cm" svg:y="1.211cm" svg:viewBox="0 0 27 381" draw:points="0,381 27,381 27,0 0,0">
          <text:p/>
        </draw:polygon>
        <draw:polygon draw:style-name="gr31" draw:text-style-name="P9" draw:layer="layout" svg:width="0.026cm" svg:height="0.38cm" svg:x="26.77cm" svg:y="1.211cm" svg:viewBox="0 0 27 381" draw:points="0,381 27,381 27,0 0,0">
          <text:p/>
        </draw:polygon>
        <draw:polygon draw:style-name="gr29" draw:text-style-name="P7" draw:layer="layout" svg:width="0.026cm" svg:height="0.38cm" svg:x="26.796cm" svg:y="1.211cm" svg:viewBox="0 0 27 381" draw:points="0,381 27,381 27,0 0,0">
          <text:p/>
        </draw:polygon>
        <draw:polygon draw:style-name="gr32" draw:text-style-name="P10" draw:layer="layout" svg:width="0.026cm" svg:height="0.38cm" svg:x="26.823cm" svg:y="1.211cm" svg:viewBox="0 0 27 381" draw:points="0,381 27,381 27,0 0,0">
          <text:p/>
        </draw:polygon>
        <draw:polygon draw:style-name="gr29" draw:text-style-name="P7" draw:layer="layout" svg:width="0.026cm" svg:height="0.38cm" svg:x="26.849cm" svg:y="1.211cm" svg:viewBox="0 0 27 381" draw:points="0,381 27,381 27,0 0,0">
          <text:p/>
        </draw:polygon>
        <draw:polygon draw:style-name="gr29" draw:text-style-name="P7" draw:layer="layout" svg:width="0.026cm" svg:height="0.38cm" svg:x="26.875cm" svg:y="1.211cm" svg:viewBox="0 0 27 381" draw:points="0,381 27,381 27,0 0,0">
          <text:p/>
        </draw:polygon>
        <draw:polygon draw:style-name="gr31" draw:text-style-name="P9" draw:layer="layout" svg:width="0.026cm" svg:height="0.38cm" svg:x="26.901cm" svg:y="1.211cm" svg:viewBox="0 0 27 381" draw:points="0,381 27,381 27,0 0,0">
          <text:p/>
        </draw:polygon>
        <draw:polygon draw:style-name="gr32" draw:text-style-name="P10" draw:layer="layout" svg:width="0.027cm" svg:height="0.38cm" svg:x="26.927cm" svg:y="1.211cm" svg:viewBox="0 0 28 381" draw:points="0,381 28,381 28,0 0,0">
          <text:p/>
        </draw:polygon>
        <draw:polygon draw:style-name="gr29" draw:text-style-name="P7" draw:layer="layout" svg:width="0.026cm" svg:height="0.38cm" svg:x="26.954cm" svg:y="1.211cm" svg:viewBox="0 0 27 381" draw:points="0,381 27,381 27,0 0,0">
          <text:p/>
        </draw:polygon>
        <draw:polygon draw:style-name="gr29" draw:text-style-name="P7" draw:layer="layout" svg:width="0.026cm" svg:height="0.38cm" svg:x="26.98cm" svg:y="1.211cm" svg:viewBox="0 0 27 381" draw:points="0,381 27,381 27,0 0,0">
          <text:p/>
        </draw:polygon>
        <draw:polygon draw:style-name="gr32" draw:text-style-name="P10" draw:layer="layout" svg:width="0.027cm" svg:height="0.38cm" svg:x="27.006cm" svg:y="1.211cm" svg:viewBox="0 0 28 381" draw:points="0,381 28,381 28,0 0,0">
          <text:p/>
        </draw:polygon>
        <draw:polygon draw:style-name="gr31" draw:text-style-name="P9" draw:layer="layout" svg:width="0.026cm" svg:height="0.38cm" svg:x="27.033cm" svg:y="1.211cm" svg:viewBox="0 0 27 381" draw:points="0,381 27,381 27,0 0,0">
          <text:p/>
        </draw:polygon>
        <draw:polygon draw:style-name="gr32" draw:text-style-name="P10" draw:layer="layout" svg:width="0.026cm" svg:height="0.38cm" svg:x="27.06cm" svg:y="1.211cm" svg:viewBox="0 0 27 381" draw:points="0,381 27,381 27,0 0,0">
          <text:p/>
        </draw:polygon>
        <draw:polygon draw:style-name="gr31" draw:text-style-name="P9" draw:layer="layout" svg:width="0.026cm" svg:height="0.38cm" svg:x="27.085cm" svg:y="1.211cm" svg:viewBox="0 0 27 381" draw:points="0,381 27,381 27,0 0,0">
          <text:p/>
        </draw:polygon>
        <draw:polygon draw:style-name="gr29" draw:text-style-name="P7" draw:layer="layout" svg:width="0.026cm" svg:height="0.38cm" svg:x="27.112cm" svg:y="1.211cm" svg:viewBox="0 0 27 381" draw:points="0,381 27,381 27,0 0,0">
          <text:p/>
        </draw:polygon>
        <draw:polygon draw:style-name="gr29" draw:text-style-name="P7" draw:layer="layout" svg:width="0.026cm" svg:height="0.38cm" svg:x="27.138cm" svg:y="1.211cm" svg:viewBox="0 0 27 381" draw:points="0,381 27,381 27,0 0,0">
          <text:p/>
        </draw:polygon>
        <draw:polygon draw:style-name="gr32" draw:text-style-name="P10" draw:layer="layout" svg:width="0.026cm" svg:height="0.38cm" svg:x="27.164cm" svg:y="1.211cm" svg:viewBox="0 0 27 381" draw:points="0,381 27,381 27,0 0,0">
          <text:p/>
        </draw:polygon>
        <draw:polygon draw:style-name="gr32" draw:text-style-name="P10" draw:layer="layout" svg:width="0.026cm" svg:height="0.38cm" svg:x="27.19cm" svg:y="1.211cm" svg:viewBox="0 0 27 381" draw:points="0,381 27,381 27,0 0,0">
          <text:p/>
        </draw:polygon>
        <draw:polygon draw:style-name="gr31" draw:text-style-name="P9" draw:layer="layout" svg:width="0.026cm" svg:height="0.38cm" svg:x="27.217cm" svg:y="1.211cm" svg:viewBox="0 0 27 381" draw:points="0,381 27,381 27,0 0,0">
          <text:p/>
        </draw:polygon>
        <draw:polygon draw:style-name="gr30" draw:text-style-name="P8" draw:layer="layout" svg:width="0.026cm" svg:height="0.38cm" svg:x="27.243cm" svg:y="1.211cm" svg:viewBox="0 0 27 381" draw:points="0,381 27,381 27,0 0,0">
          <text:p/>
        </draw:polygon>
        <draw:polygon draw:style-name="gr29" draw:text-style-name="P7" draw:layer="layout" svg:width="0.026cm" svg:height="0.38cm" svg:x="27.269cm" svg:y="1.211cm" svg:viewBox="0 0 27 381" draw:points="0,381 27,381 27,0 0,0">
          <text:p/>
        </draw:polygon>
        <draw:polygon draw:style-name="gr31" draw:text-style-name="P9" draw:layer="layout" svg:width="0.027cm" svg:height="0.38cm" svg:x="27.295cm" svg:y="1.211cm" svg:viewBox="0 0 28 381" draw:points="0,381 28,381 28,0 0,0">
          <text:p/>
        </draw:polygon>
        <draw:polygon draw:style-name="gr29" draw:text-style-name="P7" draw:layer="layout" svg:width="0.026cm" svg:height="0.38cm" svg:x="27.322cm" svg:y="1.211cm" svg:viewBox="0 0 27 381" draw:points="0,381 27,381 27,0 0,0">
          <text:p/>
        </draw:polygon>
        <draw:polygon draw:style-name="gr29" draw:text-style-name="P7" draw:layer="layout" svg:width="0.026cm" svg:height="0.38cm" svg:x="27.348cm" svg:y="1.211cm" svg:viewBox="0 0 27 381" draw:points="0,381 27,381 27,0 0,0">
          <text:p/>
        </draw:polygon>
        <draw:polygon draw:style-name="gr32" draw:text-style-name="P10" draw:layer="layout" svg:width="0.026cm" svg:height="0.38cm" svg:x="27.374cm" svg:y="1.211cm" svg:viewBox="0 0 27 381" draw:points="0,381 27,381 27,0 0,0">
          <text:p/>
        </draw:polygon>
        <draw:polygon draw:style-name="gr32" draw:text-style-name="P10" draw:layer="layout" svg:width="0.026cm" svg:height="0.38cm" svg:x="27.401cm" svg:y="1.211cm" svg:viewBox="0 0 27 381" draw:points="0,381 27,381 27,0 0,0">
          <text:p/>
        </draw:polygon>
        <draw:polygon draw:style-name="gr30" draw:text-style-name="P8" draw:layer="layout" svg:width="0.026cm" svg:height="0.38cm" svg:x="27.427cm" svg:y="1.211cm" svg:viewBox="0 0 27 381" draw:points="0,381 27,381 27,0 0,0">
          <text:p/>
        </draw:polygon>
        <draw:polygon draw:style-name="gr29" draw:text-style-name="P7" draw:layer="layout" svg:width="0.026cm" svg:height="0.38cm" svg:x="27.453cm" svg:y="1.211cm" svg:viewBox="0 0 27 381" draw:points="0,381 27,381 27,0 0,0">
          <text:p/>
        </draw:polygon>
        <draw:polygon draw:style-name="gr31" draw:text-style-name="P9" draw:layer="layout" svg:width="0.026cm" svg:height="0.38cm" svg:x="27.48cm" svg:y="1.211cm" svg:viewBox="0 0 27 381" draw:points="0,381 27,381 27,0 0,0">
          <text:p/>
        </draw:polygon>
        <draw:polygon draw:style-name="gr32" draw:text-style-name="P10" draw:layer="layout" svg:width="0.026cm" svg:height="0.38cm" svg:x="27.506cm" svg:y="1.211cm" svg:viewBox="0 0 27 381" draw:points="0,381 27,381 27,0 0,0">
          <text:p/>
        </draw:polygon>
        <draw:polygon draw:style-name="gr31" draw:text-style-name="P9" draw:layer="layout" svg:width="0.026cm" svg:height="0.38cm" svg:x="27.532cm" svg:y="1.211cm" svg:viewBox="0 0 27 381" draw:points="0,381 27,381 27,0 0,0">
          <text:p/>
        </draw:polygon>
        <draw:polygon draw:style-name="gr29" draw:text-style-name="P7" draw:layer="layout" svg:width="0.026cm" svg:height="0.38cm" svg:x="27.558cm" svg:y="1.211cm" svg:viewBox="0 0 27 381" draw:points="0,381 27,381 27,0 0,0">
          <text:p/>
        </draw:polygon>
        <draw:polygon draw:style-name="gr29" draw:text-style-name="P7" draw:layer="layout" svg:width="0.026cm" svg:height="0.38cm" svg:x="27.584cm" svg:y="1.211cm" svg:viewBox="0 0 27 381" draw:points="0,381 27,381 27,0 0,0">
          <text:p/>
        </draw:polygon>
        <draw:polygon draw:style-name="gr32" draw:text-style-name="P10" draw:layer="layout" svg:width="0.026cm" svg:height="0.38cm" svg:x="27.611cm" svg:y="1.211cm" svg:viewBox="0 0 27 381" draw:points="0,381 27,381 27,0 0,0">
          <text:p/>
        </draw:polygon>
        <draw:polygon draw:style-name="gr30" draw:text-style-name="P8" draw:layer="layout" svg:width="0.026cm" svg:height="0.38cm" svg:x="27.637cm" svg:y="1.211cm" svg:viewBox="0 0 27 381" draw:points="0,381 27,381 27,0 0,0">
          <text:p/>
        </draw:polygon>
        <draw:polygon draw:style-name="gr29" draw:text-style-name="P7" draw:layer="layout" svg:width="0.026cm" svg:height="0.38cm" svg:x="27.663cm" svg:y="1.211cm" svg:viewBox="0 0 27 381" draw:points="0,381 27,381 27,0 0,0">
          <text:p/>
        </draw:polygon>
        <draw:polygon draw:style-name="gr32" draw:text-style-name="P10" draw:layer="layout" svg:width="0.027cm" svg:height="0.38cm" svg:x="27.689cm" svg:y="1.211cm" svg:viewBox="0 0 28 381" draw:points="0,381 28,381 28,0 0,0">
          <text:p/>
        </draw:polygon>
        <draw:polygon draw:style-name="gr30" draw:text-style-name="P8" draw:layer="layout" svg:width="0.026cm" svg:height="0.38cm" svg:x="27.716cm" svg:y="1.211cm" svg:viewBox="0 0 27 381" draw:points="0,381 27,381 27,0 0,0">
          <text:p/>
        </draw:polygon>
        <draw:polygon draw:style-name="gr31" draw:text-style-name="P9" draw:layer="layout" svg:width="0.026cm" svg:height="0.38cm" svg:x="27.742cm" svg:y="1.211cm" svg:viewBox="0 0 27 381" draw:points="0,381 27,381 27,0 0,0">
          <text:p/>
        </draw:polygon>
        <draw:polygon draw:style-name="gr29" draw:text-style-name="P7" draw:layer="layout" svg:width="0.026cm" svg:height="0.38cm" svg:x="27.768cm" svg:y="1.211cm" svg:viewBox="0 0 27 381" draw:points="0,381 27,381 27,0 0,0">
          <text:p/>
        </draw:polygon>
        <draw:polygon draw:style-name="gr29" draw:text-style-name="P7" draw:layer="layout" svg:width="0.026cm" svg:height="0.38cm" svg:x="27.795cm" svg:y="1.211cm" svg:viewBox="0 0 27 381" draw:points="0,381 27,381 27,0 0,0">
          <text:p/>
        </draw:polygon>
        <draw:polygon draw:style-name="gr32" draw:text-style-name="P10" draw:layer="layout" svg:width="0.026cm" svg:height="0.38cm" svg:x="27.821cm" svg:y="1.211cm" svg:viewBox="0 0 27 381" draw:points="0,381 27,381 27,0 0,0">
          <text:p/>
        </draw:polygon>
        <draw:polygon draw:style-name="gr30" draw:text-style-name="P8" draw:layer="layout" svg:width="0.026cm" svg:height="0.38cm" svg:x="27.847cm" svg:y="1.211cm" svg:viewBox="0 0 27 381" draw:points="0,381 27,381 27,0 0,0">
          <text:p/>
        </draw:polygon>
        <draw:polygon draw:style-name="gr32" draw:text-style-name="P10" draw:layer="layout" svg:width="0.026cm" svg:height="0.38cm" svg:x="27.873cm" svg:y="1.211cm" svg:viewBox="0 0 27 381" draw:points="0,381 27,381 27,0 0,0">
          <text:p/>
        </draw:polygon>
        <draw:polygon draw:style-name="gr32" draw:text-style-name="P10" draw:layer="layout" svg:width="0.026cm" svg:height="0.38cm" svg:x="27.9cm" svg:y="1.211cm" svg:viewBox="0 0 27 381" draw:points="0,381 27,381 27,0 0,0">
          <text:p/>
        </draw:polygon>
        <draw:polygon draw:style-name="gr32" draw:text-style-name="P10" draw:layer="layout" svg:width="0.026cm" svg:height="0.38cm" svg:x="27.926cm" svg:y="1.211cm" svg:viewBox="0 0 27 381" draw:points="0,381 27,381 27,0 0,0">
          <text:p/>
        </draw:polygon>
        <draw:polygon draw:style-name="gr31" draw:text-style-name="P9" draw:layer="layout" svg:width="0.026cm" svg:height="0.38cm" svg:x="27.952cm" svg:y="1.211cm" svg:viewBox="0 0 27 381" draw:points="0,381 27,381 27,0 0,0">
          <text:p/>
        </draw:polygon>
        <draw:polygon draw:style-name="gr29" draw:text-style-name="P7" draw:layer="layout" svg:width="0.026cm" svg:height="0.38cm" svg:x="27.978cm" svg:y="1.211cm" svg:viewBox="0 0 27 381" draw:points="0,381 27,381 27,0 0,0">
          <text:p/>
        </draw:polygon>
        <draw:polygon draw:style-name="gr29" draw:text-style-name="P7" draw:layer="layout" svg:width="0.026cm" svg:height="0.38cm" svg:x="28.005cm" svg:y="1.211cm" svg:viewBox="0 0 27 381" draw:points="0,381 27,381 27,0 0,0">
          <text:p/>
        </draw:polygon>
        <draw:polygon draw:style-name="gr30" draw:text-style-name="P8" draw:layer="layout" svg:width="0.026cm" svg:height="0.38cm" svg:x="28.031cm" svg:y="1.211cm" svg:viewBox="0 0 27 381" draw:points="0,381 27,381 27,0 0,0">
          <text:p/>
        </draw:polygon>
        <draw:polygon draw:style-name="gr31" draw:text-style-name="P9" draw:layer="layout" svg:width="0.027cm" svg:height="0.38cm" svg:x="28.057cm" svg:y="1.211cm" svg:viewBox="0 0 28 381" draw:points="0,381 28,381 28,0 0,0">
          <text:p/>
        </draw:polygon>
        <draw:polygon draw:style-name="gr30" draw:text-style-name="P8" draw:layer="layout" svg:width="0.026cm" svg:height="0.38cm" svg:x="28.084cm" svg:y="1.211cm" svg:viewBox="0 0 27 381" draw:points="0,381 27,381 27,0 0,0">
          <text:p/>
        </draw:polygon>
        <draw:polygon draw:style-name="gr29" draw:text-style-name="P7" draw:layer="layout" svg:width="0.026cm" svg:height="0.38cm" svg:x="28.11cm" svg:y="1.211cm" svg:viewBox="0 0 27 381" draw:points="0,381 27,381 27,0 0,0">
          <text:p/>
        </draw:polygon>
        <draw:polygon draw:style-name="gr30" draw:text-style-name="P8" draw:layer="layout" svg:width="0.026cm" svg:height="0.38cm" svg:x="28.136cm" svg:y="1.211cm" svg:viewBox="0 0 27 381" draw:points="0,381 27,381 27,0 0,0">
          <text:p/>
        </draw:polygon>
        <draw:polygon draw:style-name="gr30" draw:text-style-name="P8" draw:layer="layout" svg:width="0.026cm" svg:height="0.38cm" svg:x="28.163cm" svg:y="1.211cm" svg:viewBox="0 0 27 381" draw:points="0,381 27,381 27,0 0,0">
          <text:p/>
        </draw:polygon>
        <draw:polygon draw:style-name="gr32" draw:text-style-name="P10" draw:layer="layout" svg:width="0.026cm" svg:height="0.38cm" svg:x="28.189cm" svg:y="1.211cm" svg:viewBox="0 0 27 381" draw:points="0,381 27,381 27,0 0,0">
          <text:p/>
        </draw:polygon>
        <draw:polygon draw:style-name="gr32" draw:text-style-name="P10" draw:layer="layout" svg:width="0.026cm" svg:height="0.38cm" svg:x="28.215cm" svg:y="1.211cm" svg:viewBox="0 0 27 381" draw:points="0,381 27,381 27,0 0,0">
          <text:p/>
        </draw:polygon>
        <draw:polygon draw:style-name="gr31" draw:text-style-name="P9" draw:layer="layout" svg:width="0.026cm" svg:height="0.38cm" svg:x="28.241cm" svg:y="1.211cm" svg:viewBox="0 0 27 381" draw:points="0,381 27,381 27,0 0,0">
          <text:p/>
        </draw:polygon>
        <draw:polygon draw:style-name="gr30" draw:text-style-name="P8" draw:layer="layout" svg:width="0.026cm" svg:height="0.38cm" svg:x="28.267cm" svg:y="1.211cm" svg:viewBox="0 0 27 381" draw:points="0,381 27,381 27,0 0,0">
          <text:p/>
        </draw:polygon>
        <draw:polygon draw:style-name="gr31" draw:text-style-name="P9" draw:layer="layout" svg:width="0.026cm" svg:height="0.38cm" svg:x="28.294cm" svg:y="1.211cm" svg:viewBox="0 0 27 381" draw:points="0,381 27,381 27,0 0,0">
          <text:p/>
        </draw:polygon>
        <draw:polygon draw:style-name="gr30" draw:text-style-name="P8" draw:layer="layout" svg:width="0.026cm" svg:height="0.38cm" svg:x="28.32cm" svg:y="1.211cm" svg:viewBox="0 0 27 381" draw:points="0,381 27,381 27,0 0,0">
          <text:p/>
        </draw:polygon>
        <draw:polygon draw:style-name="gr30" draw:text-style-name="P8" draw:layer="layout" svg:width="0.026cm" svg:height="0.38cm" svg:x="28.346cm" svg:y="1.211cm" svg:viewBox="0 0 27 381" draw:points="0,381 27,381 27,0 0,0">
          <text:p/>
        </draw:polygon>
        <draw:polygon draw:style-name="gr30" draw:text-style-name="P8" draw:layer="layout" svg:width="0.027cm" svg:height="0.38cm" svg:x="28.372cm" svg:y="1.211cm" svg:viewBox="0 0 28 381" draw:points="0,381 28,381 28,0 0,0">
          <text:p/>
        </draw:polygon>
        <draw:polygon draw:style-name="gr30" draw:text-style-name="P8" draw:layer="layout" svg:width="0.026cm" svg:height="0.38cm" svg:x="28.399cm" svg:y="1.211cm" svg:viewBox="0 0 27 381" draw:points="0,381 27,381 27,0 0,0">
          <text:p/>
        </draw:polygon>
        <draw:polygon draw:style-name="gr32" draw:text-style-name="P10" draw:layer="layout" svg:width="0.026cm" svg:height="0.38cm" svg:x="28.425cm" svg:y="1.211cm" svg:viewBox="0 0 27 381" draw:points="0,381 27,381 27,0 0,0">
          <text:p/>
        </draw:polygon>
        <draw:polygon draw:style-name="gr32" draw:text-style-name="P10" draw:layer="layout" svg:width="0.027cm" svg:height="0.38cm" svg:x="28.451cm" svg:y="1.211cm" svg:viewBox="0 0 28 381" draw:points="0,381 28,381 28,0 0,0">
          <text:p/>
        </draw:polygon>
        <draw:polygon draw:style-name="gr31" draw:text-style-name="P9" draw:layer="layout" svg:width="0.026cm" svg:height="0.38cm" svg:x="28.478cm" svg:y="1.211cm" svg:viewBox="0 0 27 381" draw:points="0,381 27,381 27,0 0,0">
          <text:p/>
        </draw:polygon>
        <draw:polygon draw:style-name="gr31" draw:text-style-name="P9" draw:layer="layout" svg:width="0.026cm" svg:height="0.38cm" svg:x="28.504cm" svg:y="1.211cm" svg:viewBox="0 0 27 381" draw:points="0,381 27,381 27,0 0,0">
          <text:p/>
        </draw:polygon>
        <draw:polygon draw:style-name="gr32" draw:text-style-name="P10" draw:layer="layout" svg:width="0.026cm" svg:height="0.38cm" svg:x="28.53cm" svg:y="1.211cm" svg:viewBox="0 0 27 381" draw:points="0,381 27,381 27,0 0,0">
          <text:p/>
        </draw:polygon>
        <draw:polygon draw:style-name="gr29" draw:text-style-name="P7" draw:layer="layout" svg:width="0.026cm" svg:height="0.38cm" svg:x="28.557cm" svg:y="1.211cm" svg:viewBox="0 0 27 381" draw:points="0,381 27,381 27,0 0,0">
          <text:p/>
        </draw:polygon>
        <draw:polygon draw:style-name="gr32" draw:text-style-name="P10" draw:layer="layout" svg:width="0.026cm" svg:height="0.38cm" svg:x="28.583cm" svg:y="1.211cm" svg:viewBox="0 0 27 381" draw:points="0,381 27,381 27,0 0,0">
          <text:p/>
        </draw:polygon>
        <draw:polygon draw:style-name="gr32" draw:text-style-name="P10" draw:layer="layout" svg:width="0.026cm" svg:height="0.38cm" svg:x="28.609cm" svg:y="1.211cm" svg:viewBox="0 0 27 381" draw:points="0,381 27,381 27,0 0,0">
          <text:p/>
        </draw:polygon>
        <draw:polygon draw:style-name="gr30" draw:text-style-name="P8" draw:layer="layout" svg:width="0.026cm" svg:height="0.38cm" svg:x="28.635cm" svg:y="1.211cm" svg:viewBox="0 0 27 381" draw:points="0,381 27,381 27,0 0,0">
          <text:p/>
        </draw:polygon>
        <draw:polygon draw:style-name="gr30" draw:text-style-name="P8" draw:layer="layout" svg:width="0.026cm" svg:height="0.38cm" svg:x="28.662cm" svg:y="1.211cm" svg:viewBox="0 0 27 381" draw:points="0,381 27,381 27,0 0,0">
          <text:p/>
        </draw:polygon>
        <draw:polygon draw:style-name="gr31" draw:text-style-name="P9" draw:layer="layout" svg:width="0.026cm" svg:height="0.38cm" svg:x="28.688cm" svg:y="1.211cm" svg:viewBox="0 0 27 381" draw:points="0,381 27,381 27,0 0,0">
          <text:p/>
        </draw:polygon>
        <draw:polygon draw:style-name="gr29" draw:text-style-name="P7" draw:layer="layout" svg:width="0.026cm" svg:height="0.38cm" svg:x="28.714cm" svg:y="1.211cm" svg:viewBox="0 0 27 381" draw:points="0,381 27,381 27,0 0,0">
          <text:p/>
        </draw:polygon>
        <draw:polygon draw:style-name="gr31" draw:text-style-name="P9" draw:layer="layout" svg:width="0.026cm" svg:height="0.38cm" svg:x="28.74cm" svg:y="1.211cm" svg:viewBox="0 0 27 381" draw:points="0,381 27,381 27,0 0,0">
          <text:p/>
        </draw:polygon>
        <draw:polygon draw:style-name="gr31" draw:text-style-name="P9" draw:layer="layout" svg:width="0.027cm" svg:height="0.38cm" svg:x="28.767cm" svg:y="1.211cm" svg:viewBox="0 0 28 381" draw:points="0,381 28,381 28,0 0,0">
          <text:p/>
        </draw:polygon>
        <draw:polygon draw:style-name="gr31" draw:text-style-name="P9" draw:layer="layout" svg:width="0.026cm" svg:height="0.38cm" svg:x="28.793cm" svg:y="1.211cm" svg:viewBox="0 0 27 381" draw:points="0,381 27,381 27,0 0,0">
          <text:p/>
        </draw:polygon>
        <draw:polygon draw:style-name="gr31" draw:text-style-name="P9" draw:layer="layout" svg:width="0.026cm" svg:height="0.38cm" svg:x="28.819cm" svg:y="1.211cm" svg:viewBox="0 0 27 381" draw:points="0,381 27,381 27,0 0,0">
          <text:p/>
        </draw:polygon>
        <draw:polygon draw:style-name="gr30" draw:text-style-name="P8" draw:layer="layout" svg:width="0.026cm" svg:height="0.38cm" svg:x="28.846cm" svg:y="1.211cm" svg:viewBox="0 0 27 381" draw:points="0,381 27,381 27,0 0,0">
          <text:p/>
        </draw:polygon>
        <draw:polygon draw:style-name="gr29" draw:text-style-name="P7" draw:layer="layout" svg:width="0.026cm" svg:height="0.38cm" svg:x="28.872cm" svg:y="1.211cm" svg:viewBox="0 0 27 381" draw:points="0,381 27,381 27,0 0,0">
          <text:p/>
        </draw:polygon>
        <draw:polygon draw:style-name="gr32" draw:text-style-name="P10" draw:layer="layout" svg:width="0.026cm" svg:height="0.38cm" svg:x="28.898cm" svg:y="1.211cm" svg:viewBox="0 0 27 381" draw:points="0,381 27,381 27,0 0,0">
          <text:p/>
        </draw:polygon>
        <draw:polygon draw:style-name="gr31" draw:text-style-name="P9" draw:layer="layout" svg:width="0.026cm" svg:height="0.38cm" svg:x="28.924cm" svg:y="1.211cm" svg:viewBox="0 0 27 381" draw:points="0,381 27,381 27,0 0,0">
          <text:p/>
        </draw:polygon>
        <draw:polygon draw:style-name="gr30" draw:text-style-name="P8" draw:layer="layout" svg:width="0.026cm" svg:height="0.38cm" svg:x="28.951cm" svg:y="1.211cm" svg:viewBox="0 0 27 381" draw:points="0,381 27,381 27,0 0,0">
          <text:p/>
        </draw:polygon>
        <draw:polygon draw:style-name="gr30" draw:text-style-name="P8" draw:layer="layout" svg:width="0.026cm" svg:height="0.38cm" svg:x="28.977cm" svg:y="1.211cm" svg:viewBox="0 0 27 381" draw:points="0,381 27,381 27,0 0,0">
          <text:p/>
        </draw:polygon>
        <draw:polygon draw:style-name="gr32" draw:text-style-name="P10" draw:layer="layout" svg:width="0.026cm" svg:height="0.38cm" svg:x="29.003cm" svg:y="1.211cm" svg:viewBox="0 0 27 381" draw:points="0,381 27,381 27,0 0,0">
          <text:p/>
        </draw:polygon>
        <draw:polygon draw:style-name="gr31" draw:text-style-name="P9" draw:layer="layout" svg:width="0.026cm" svg:height="0.38cm" svg:x="29.029cm" svg:y="1.211cm" svg:viewBox="0 0 27 381" draw:points="0,381 27,381 27,0 0,0">
          <text:p/>
        </draw:polygon>
        <draw:polygon draw:style-name="gr32" draw:text-style-name="P10" draw:layer="layout" svg:width="0.026cm" svg:height="0.38cm" svg:x="29.056cm" svg:y="1.211cm" svg:viewBox="0 0 27 381" draw:points="0,381 27,381 27,0 0,0">
          <text:p/>
        </draw:polygon>
        <draw:polygon draw:style-name="gr32" draw:text-style-name="P10" draw:layer="layout" svg:width="0.026cm" svg:height="0.38cm" svg:x="29.082cm" svg:y="1.211cm" svg:viewBox="0 0 27 381" draw:points="0,381 27,381 27,0 0,0">
          <text:p/>
        </draw:polygon>
        <draw:polygon draw:style-name="gr30" draw:text-style-name="P8" draw:layer="layout" svg:width="0.026cm" svg:height="0.38cm" svg:x="29.108cm" svg:y="1.211cm" svg:viewBox="0 0 27 381" draw:points="0,381 27,381 27,0 0,0">
          <text:p/>
        </draw:polygon>
        <draw:polygon draw:style-name="gr31" draw:text-style-name="P9" draw:layer="layout" svg:width="0.027cm" svg:height="0.38cm" svg:x="29.134cm" svg:y="1.211cm" svg:viewBox="0 0 28 381" draw:points="0,381 28,381 28,0 0,0">
          <text:p/>
        </draw:polygon>
        <draw:polygon draw:style-name="gr29" draw:text-style-name="P7" draw:layer="layout" svg:width="0.026cm" svg:height="0.38cm" svg:x="29.161cm" svg:y="1.211cm" svg:viewBox="0 0 27 381" draw:points="0,381 27,381 27,0 0,0">
          <text:p/>
        </draw:polygon>
        <draw:polygon draw:style-name="gr31" draw:text-style-name="P9" draw:layer="layout" svg:width="0.026cm" svg:height="0.38cm" svg:x="29.187cm" svg:y="1.211cm" svg:viewBox="0 0 27 381" draw:points="0,381 27,381 27,0 0,0">
          <text:p/>
        </draw:polygon>
        <draw:polygon draw:style-name="gr32" draw:text-style-name="P10" draw:layer="layout" svg:width="0.026cm" svg:height="0.38cm" svg:x="29.213cm" svg:y="1.211cm" svg:viewBox="0 0 27 381" draw:points="0,381 27,381 27,0 0,0">
          <text:p/>
        </draw:polygon>
        <draw:polygon draw:style-name="gr31" draw:text-style-name="P9" draw:layer="layout" svg:width="0.026cm" svg:height="0.38cm" svg:x="29.24cm" svg:y="1.211cm" svg:viewBox="0 0 27 381" draw:points="0,381 27,381 27,0 0,0">
          <text:p/>
        </draw:polygon>
        <draw:polygon draw:style-name="gr32" draw:text-style-name="P10" draw:layer="layout" svg:width="0.026cm" svg:height="0.38cm" svg:x="29.266cm" svg:y="1.211cm" svg:viewBox="0 0 27 381" draw:points="0,381 27,381 27,0 0,0">
          <text:p/>
        </draw:polygon>
        <draw:polygon draw:style-name="gr30" draw:text-style-name="P8" draw:layer="layout" svg:width="0.026cm" svg:height="0.38cm" svg:x="29.292cm" svg:y="1.211cm" svg:viewBox="0 0 27 381" draw:points="0,381 27,381 27,0 0,0">
          <text:p/>
        </draw:polygon>
        <draw:polygon draw:style-name="gr32" draw:text-style-name="P10" draw:layer="layout" svg:width="0.026cm" svg:height="0.38cm" svg:x="29.318cm" svg:y="1.211cm" svg:viewBox="0 0 27 381" draw:points="0,381 27,381 27,0 0,0">
          <text:p/>
        </draw:polygon>
        <draw:polygon draw:style-name="gr32" draw:text-style-name="P10" draw:layer="layout" svg:width="0.026cm" svg:height="0.38cm" svg:x="29.345cm" svg:y="1.211cm" svg:viewBox="0 0 27 381" draw:points="0,381 27,381 27,0 0,0">
          <text:p/>
        </draw:polygon>
        <draw:polygon draw:style-name="gr31" draw:text-style-name="P9" draw:layer="layout" svg:width="0.026cm" svg:height="0.38cm" svg:x="29.371cm" svg:y="1.211cm" svg:viewBox="0 0 27 381" draw:points="0,381 27,381 27,0 0,0">
          <text:p/>
        </draw:polygon>
        <draw:polygon draw:style-name="gr29" draw:text-style-name="P7" draw:layer="layout" svg:width="0.026cm" svg:height="0.38cm" svg:x="29.397cm" svg:y="1.211cm" svg:viewBox="0 0 27 381" draw:points="0,381 27,381 27,0 0,0">
          <text:p/>
        </draw:polygon>
        <draw:polygon draw:style-name="gr29" draw:text-style-name="P7" draw:layer="layout" svg:width="0.026cm" svg:height="0.38cm" svg:x="29.423cm" svg:y="1.211cm" svg:viewBox="0 0 27 381" draw:points="0,381 27,381 27,0 0,0">
          <text:p/>
        </draw:polygon>
        <draw:polygon draw:style-name="gr30" draw:text-style-name="P8" draw:layer="layout" svg:width="0.026cm" svg:height="0.38cm" svg:x="29.45cm" svg:y="1.211cm" svg:viewBox="0 0 27 381" draw:points="0,381 27,381 27,0 0,0">
          <text:p/>
        </draw:polygon>
        <draw:polygon draw:style-name="gr32" draw:text-style-name="P10" draw:layer="layout" svg:width="0.026cm" svg:height="0.38cm" svg:x="29.476cm" svg:y="1.211cm" svg:viewBox="0 0 27 381" draw:points="0,381 27,381 27,0 0,0">
          <text:p/>
        </draw:polygon>
        <draw:polygon draw:style-name="gr30" draw:text-style-name="P8" draw:layer="layout" svg:width="0.026cm" svg:height="0.38cm" svg:x="29.502cm" svg:y="1.211cm" svg:viewBox="0 0 27 381" draw:points="0,381 27,381 27,0 0,0">
          <text:p/>
        </draw:polygon>
        <draw:polygon draw:style-name="gr32" draw:text-style-name="P10" draw:layer="layout" svg:width="0.027cm" svg:height="0.38cm" svg:x="29.528cm" svg:y="1.211cm" svg:viewBox="0 0 28 381" draw:points="0,381 28,381 28,0 0,0">
          <text:p/>
        </draw:polygon>
        <draw:polygon draw:style-name="gr32" draw:text-style-name="P10" draw:layer="layout" svg:width="0.026cm" svg:height="0.38cm" svg:x="29.555cm" svg:y="1.211cm" svg:viewBox="0 0 27 381" draw:points="0,381 27,381 27,0 0,0">
          <text:p/>
        </draw:polygon>
        <draw:polygon draw:style-name="gr30" draw:text-style-name="P8" draw:layer="layout" svg:width="0.026cm" svg:height="0.38cm" svg:x="29.581cm" svg:y="1.211cm" svg:viewBox="0 0 27 381" draw:points="0,381 27,381 27,0 0,0">
          <text:p/>
        </draw:polygon>
        <draw:polygon draw:style-name="gr31" draw:text-style-name="P9" draw:layer="layout" svg:width="0.026cm" svg:height="0.38cm" svg:x="29.607cm" svg:y="1.211cm" svg:viewBox="0 0 27 381" draw:points="0,381 27,381 27,0 0,0">
          <text:p/>
        </draw:polygon>
        <draw:polygon draw:style-name="gr30" draw:text-style-name="P8" draw:layer="layout" svg:width="0.026cm" svg:height="0.38cm" svg:x="29.635cm" svg:y="1.211cm" svg:viewBox="0 0 27 381" draw:points="0,381 27,381 27,0 0,0">
          <text:p/>
        </draw:polygon>
        <draw:polygon draw:style-name="gr30" draw:text-style-name="P8" draw:layer="layout" svg:width="0.026cm" svg:height="0.38cm" svg:x="29.66cm" svg:y="1.211cm" svg:viewBox="0 0 27 381" draw:points="0,381 27,381 27,0 0,0">
          <text:p/>
        </draw:polygon>
        <draw:polygon draw:style-name="gr30" draw:text-style-name="P8" draw:layer="layout" svg:width="0.026cm" svg:height="0.38cm" svg:x="29.686cm" svg:y="1.211cm" svg:viewBox="0 0 27 381" draw:points="0,381 27,381 27,0 0,0">
          <text:p/>
        </draw:polygon>
        <draw:polygon draw:style-name="gr30" draw:text-style-name="P8" draw:layer="layout" svg:width="0.026cm" svg:height="0.38cm" svg:x="29.712cm" svg:y="1.211cm" svg:viewBox="0 0 27 381" draw:points="0,381 27,381 27,0 0,0">
          <text:p/>
        </draw:polygon>
        <draw:polygon draw:style-name="gr32" draw:text-style-name="P10" draw:layer="layout" svg:width="0.026cm" svg:height="0.38cm" svg:x="29.739cm" svg:y="1.211cm" svg:viewBox="0 0 27 381" draw:points="0,381 27,381 27,0 0,0">
          <text:p/>
        </draw:polygon>
        <draw:polygon draw:style-name="gr31" draw:text-style-name="P9" draw:layer="layout" svg:width="0.026cm" svg:height="0.38cm" svg:x="29.765cm" svg:y="1.211cm" svg:viewBox="0 0 27 381" draw:points="0,381 27,381 27,0 0,0">
          <text:p/>
        </draw:polygon>
        <draw:polygon draw:style-name="gr30" draw:text-style-name="P8" draw:layer="layout" svg:width="0.026cm" svg:height="0.38cm" svg:x="29.791cm" svg:y="1.211cm" svg:viewBox="0 0 27 381" draw:points="0,381 27,381 27,0 0,0">
          <text:p/>
        </draw:polygon>
        <draw:polygon draw:style-name="gr30" draw:text-style-name="P8" draw:layer="layout" svg:width="0.027cm" svg:height="0.38cm" svg:x="29.817cm" svg:y="1.211cm" svg:viewBox="0 0 28 381" draw:points="0,381 28,381 28,0 0,0">
          <text:p/>
        </draw:polygon>
        <draw:polygon draw:style-name="gr31" draw:text-style-name="P9" draw:layer="layout" svg:width="0.026cm" svg:height="0.38cm" svg:x="29.844cm" svg:y="1.211cm" svg:viewBox="0 0 27 381" draw:points="0,381 27,381 27,0 0,0">
          <text:p/>
        </draw:polygon>
        <draw:polygon draw:style-name="gr31" draw:text-style-name="P9" draw:layer="layout" svg:width="0.026cm" svg:height="0.38cm" svg:x="29.87cm" svg:y="1.211cm" svg:viewBox="0 0 27 381" draw:points="0,381 27,381 27,0 0,0">
          <text:p/>
        </draw:polygon>
        <draw:polygon draw:style-name="gr32" draw:text-style-name="P10" draw:layer="layout" svg:width="0.027cm" svg:height="0.38cm" svg:x="29.896cm" svg:y="1.211cm" svg:viewBox="0 0 28 381" draw:points="0,381 28,381 28,0 0,0">
          <text:p/>
        </draw:polygon>
        <draw:polygon draw:style-name="gr32" draw:text-style-name="P10" draw:layer="layout" svg:width="0.026cm" svg:height="0.38cm" svg:x="29.923cm" svg:y="1.211cm" svg:viewBox="0 0 27 381" draw:points="0,381 27,381 27,0 0,0">
          <text:p/>
        </draw:polygon>
        <draw:polygon draw:style-name="gr32" draw:text-style-name="P10" draw:layer="layout" svg:width="0.026cm" svg:height="0.38cm" svg:x="29.949cm" svg:y="1.211cm" svg:viewBox="0 0 27 381" draw:points="0,381 27,381 27,0 0,0">
          <text:p/>
        </draw:polygon>
        <draw:polygon draw:style-name="gr32" draw:text-style-name="P10" draw:layer="layout" svg:width="0.026cm" svg:height="0.38cm" svg:x="29.975cm" svg:y="1.211cm" svg:viewBox="0 0 27 381" draw:points="0,381 27,381 27,0 0,0">
          <text:p/>
        </draw:polygon>
        <draw:polygon draw:style-name="gr32" draw:text-style-name="P10" draw:layer="layout" svg:width="0.026cm" svg:height="0.38cm" svg:x="30.028cm" svg:y="1.211cm" svg:viewBox="0 0 27 381" draw:points="0,381 27,381 27,0 0,0">
          <text:p/>
        </draw:polygon>
        <draw:polygon draw:style-name="gr30" draw:text-style-name="P8" draw:layer="layout" svg:width="0.026cm" svg:height="0.38cm" svg:x="30.054cm" svg:y="1.211cm" svg:viewBox="0 0 27 381" draw:points="0,381 27,381 27,0 0,0">
          <text:p/>
        </draw:polygon>
        <draw:polygon draw:style-name="gr31" draw:text-style-name="P9" draw:layer="layout" svg:width="0.026cm" svg:height="0.38cm" svg:x="30.08cm" svg:y="1.211cm" svg:viewBox="0 0 27 381" draw:points="0,381 27,381 27,0 0,0">
          <text:p/>
        </draw:polygon>
        <draw:polygon draw:style-name="gr29" draw:text-style-name="P7" draw:layer="layout" svg:width="0.026cm" svg:height="0.38cm" svg:x="30.238cm" svg:y="1.211cm" svg:viewBox="0 0 27 381" draw:points="0,381 27,381 27,0 0,0">
          <text:p/>
        </draw:polygon>
        <draw:polygon draw:style-name="gr30" draw:text-style-name="P8" draw:layer="layout" svg:width="0.026cm" svg:height="0.38cm" svg:x="30.264cm" svg:y="1.211cm" svg:viewBox="0 0 27 381" draw:points="0,381 27,381 27,0 0,0">
          <text:p/>
        </draw:polygon>
        <draw:polygon draw:style-name="gr30" draw:text-style-name="P8" draw:layer="layout" svg:width="0.027cm" svg:height="0.38cm" svg:x="30.29cm" svg:y="1.211cm" svg:viewBox="0 0 28 381" draw:points="0,381 28,381 28,0 0,0">
          <text:p/>
        </draw:polygon>
        <draw:polygon draw:style-name="gr31" draw:text-style-name="P9" draw:layer="layout" svg:width="0.026cm" svg:height="0.38cm" svg:x="30.317cm" svg:y="1.211cm" svg:viewBox="0 0 27 381" draw:points="0,381 27,381 27,0 0,0">
          <text:p/>
        </draw:polygon>
        <draw:polygon draw:style-name="gr31" draw:text-style-name="P9" draw:layer="layout" svg:width="0.026cm" svg:height="0.38cm" svg:x="30.343cm" svg:y="1.211cm" svg:viewBox="0 0 27 381" draw:points="0,381 27,381 27,0 0,0">
          <text:p/>
        </draw:polygon>
        <draw:polygon draw:style-name="gr31" draw:text-style-name="P9" draw:layer="layout" svg:width="0.026cm" svg:height="0.38cm" svg:x="30.369cm" svg:y="1.211cm" svg:viewBox="0 0 27 381" draw:points="0,381 27,381 27,0 0,0">
          <text:p/>
        </draw:polygon>
        <draw:polygon draw:style-name="gr29" draw:text-style-name="P7" draw:layer="layout" svg:width="0.026cm" svg:height="0.38cm" svg:x="30.396cm" svg:y="1.211cm" svg:viewBox="0 0 27 381" draw:points="0,381 27,381 27,0 0,0">
          <text:p/>
        </draw:polygon>
        <draw:polygon draw:style-name="gr31" draw:text-style-name="P9" draw:layer="layout" svg:width="0.026cm" svg:height="0.38cm" svg:x="30.422cm" svg:y="1.211cm" svg:viewBox="0 0 27 381" draw:points="0,381 27,381 27,0 0,0">
          <text:p/>
        </draw:polygon>
        <draw:polygon draw:style-name="gr31" draw:text-style-name="P9" draw:layer="layout" svg:width="0.026cm" svg:height="0.38cm" svg:x="30.448cm" svg:y="1.211cm" svg:viewBox="0 0 27 381" draw:points="0,381 27,381 27,0 0,0">
          <text:p/>
        </draw:polygon>
        <draw:polygon draw:style-name="gr29" draw:text-style-name="P7" draw:layer="layout" svg:width="0.026cm" svg:height="0.38cm" svg:x="30.475cm" svg:y="1.211cm" svg:viewBox="0 0 27 381" draw:points="0,381 27,381 27,0 0,0">
          <text:p/>
        </draw:polygon>
        <draw:polygon draw:style-name="gr29" draw:text-style-name="P7" draw:layer="layout" svg:width="0.026cm" svg:height="0.38cm" svg:x="30.501cm" svg:y="1.211cm" svg:viewBox="0 0 27 381" draw:points="0,381 27,381 27,0 0,0">
          <text:p/>
        </draw:polygon>
        <draw:polygon draw:style-name="gr31" draw:text-style-name="P9" draw:layer="layout" svg:width="0.026cm" svg:height="0.38cm" svg:x="30.527cm" svg:y="1.211cm" svg:viewBox="0 0 27 381" draw:points="0,381 27,381 27,0 0,0">
          <text:p/>
        </draw:polygon>
        <draw:polygon draw:style-name="gr31" draw:text-style-name="P9" draw:layer="layout" svg:width="0.026cm" svg:height="0.38cm" svg:x="30.553cm" svg:y="1.211cm" svg:viewBox="0 0 27 381" draw:points="0,381 27,381 27,0 0,0">
          <text:p/>
        </draw:polygon>
        <draw:polygon draw:style-name="gr30" draw:text-style-name="P8" draw:layer="layout" svg:width="0.027cm" svg:height="0.38cm" svg:x="30.579cm" svg:y="1.211cm" svg:viewBox="0 0 28 381" draw:points="0,381 28,381 28,0 0,0">
          <text:p/>
        </draw:polygon>
        <draw:polygon draw:style-name="gr31" draw:text-style-name="P9" draw:layer="layout" svg:width="0.026cm" svg:height="0.38cm" svg:x="30.606cm" svg:y="1.211cm" svg:viewBox="0 0 27 381" draw:points="0,381 27,381 27,0 0,0">
          <text:p/>
        </draw:polygon>
        <draw:polygon draw:style-name="gr31" draw:text-style-name="P9" draw:layer="layout" svg:width="0.026cm" svg:height="0.38cm" svg:x="30.632cm" svg:y="1.211cm" svg:viewBox="0 0 27 381" draw:points="0,381 27,381 27,0 0,0">
          <text:p/>
        </draw:polygon>
        <draw:polygon draw:style-name="gr29" draw:text-style-name="P7" draw:layer="layout" svg:width="0.026cm" svg:height="0.38cm" svg:x="30.658cm" svg:y="1.211cm" svg:viewBox="0 0 27 381" draw:points="0,381 27,381 27,0 0,0">
          <text:p/>
        </draw:polygon>
        <draw:polygon draw:style-name="gr30" draw:text-style-name="P8" draw:layer="layout" svg:width="0.026cm" svg:height="0.38cm" svg:x="30.685cm" svg:y="1.211cm" svg:viewBox="0 0 27 381" draw:points="0,381 27,381 27,0 0,0">
          <text:p/>
        </draw:polygon>
        <draw:polygon draw:style-name="gr31" draw:text-style-name="P9" draw:layer="layout" svg:width="0.026cm" svg:height="0.38cm" svg:x="30.711cm" svg:y="1.211cm" svg:viewBox="0 0 27 381" draw:points="0,381 27,381 27,0 0,0">
          <text:p/>
        </draw:polygon>
        <draw:polygon draw:style-name="gr32" draw:text-style-name="P10" draw:layer="layout" svg:width="0.026cm" svg:height="0.38cm" svg:x="30.737cm" svg:y="1.211cm" svg:viewBox="0 0 27 381" draw:points="0,381 27,381 27,0 0,0">
          <text:p/>
        </draw:polygon>
        <draw:polygon draw:style-name="gr31" draw:text-style-name="P9" draw:layer="layout" svg:width="0.026cm" svg:height="0.38cm" svg:x="30.763cm" svg:y="1.211cm" svg:viewBox="0 0 27 381" draw:points="0,381 27,381 27,0 0,0">
          <text:p/>
        </draw:polygon>
        <draw:polygon draw:style-name="gr31" draw:text-style-name="P9" draw:layer="layout" svg:width="0.026cm" svg:height="0.38cm" svg:x="30.79cm" svg:y="1.211cm" svg:viewBox="0 0 27 381" draw:points="0,381 27,381 27,0 0,0">
          <text:p/>
        </draw:polygon>
        <draw:polygon draw:style-name="gr31" draw:text-style-name="P9" draw:layer="layout" svg:width="0.026cm" svg:height="0.38cm" svg:x="30.816cm" svg:y="1.211cm" svg:viewBox="0 0 27 381" draw:points="0,381 27,381 27,0 0,0">
          <text:p/>
        </draw:polygon>
        <draw:polygon draw:style-name="gr31" draw:text-style-name="P9" draw:layer="layout" svg:width="0.026cm" svg:height="0.38cm" svg:x="30.842cm" svg:y="1.211cm" svg:viewBox="0 0 27 381" draw:points="0,381 27,381 27,0 0,0">
          <text:p/>
        </draw:polygon>
        <draw:polygon draw:style-name="gr31" draw:text-style-name="P9" draw:layer="layout" svg:width="0.026cm" svg:height="0.38cm" svg:x="30.868cm" svg:y="1.211cm" svg:viewBox="0 0 27 381" draw:points="0,381 27,381 27,0 0,0">
          <text:p/>
        </draw:polygon>
        <draw:polygon draw:style-name="gr30" draw:text-style-name="P8" draw:layer="layout" svg:width="0.026cm" svg:height="0.38cm" svg:x="30.895cm" svg:y="1.211cm" svg:viewBox="0 0 27 381" draw:points="0,381 27,381 27,0 0,0">
          <text:p/>
        </draw:polygon>
        <draw:polygon draw:style-name="gr30" draw:text-style-name="P8" draw:layer="layout" svg:width="0.026cm" svg:height="0.38cm" svg:x="30.921cm" svg:y="1.211cm" svg:viewBox="0 0 27 381" draw:points="0,381 27,381 27,0 0,0">
          <text:p/>
        </draw:polygon>
        <draw:polygon draw:style-name="gr32" draw:text-style-name="P10" draw:layer="layout" svg:width="0.026cm" svg:height="0.38cm" svg:x="30.947cm" svg:y="1.211cm" svg:viewBox="0 0 27 381" draw:points="0,381 27,381 27,0 0,0">
          <text:p/>
        </draw:polygon>
        <draw:polygon draw:style-name="gr31" draw:text-style-name="P9" draw:layer="layout" svg:width="0.027cm" svg:height="0.38cm" svg:x="30.973cm" svg:y="1.211cm" svg:viewBox="0 0 28 381" draw:points="0,381 28,381 28,0 0,0">
          <text:p/>
        </draw:polygon>
        <draw:polygon draw:style-name="gr30" draw:text-style-name="P8" draw:layer="layout" svg:width="0.026cm" svg:height="0.38cm" svg:x="31cm" svg:y="1.211cm" svg:viewBox="0 0 27 381" draw:points="0,381 27,381 27,0 0,0">
          <text:p/>
        </draw:polygon>
        <draw:polygon draw:style-name="gr30" draw:text-style-name="P8" draw:layer="layout" svg:width="0.026cm" svg:height="0.38cm" svg:x="31.026cm" svg:y="1.211cm" svg:viewBox="0 0 27 381" draw:points="0,381 27,381 27,0 0,0">
          <text:p/>
        </draw:polygon>
        <draw:polygon draw:style-name="gr31" draw:text-style-name="P9" draw:layer="layout" svg:width="0.026cm" svg:height="0.38cm" svg:x="31.052cm" svg:y="1.211cm" svg:viewBox="0 0 27 381" draw:points="0,381 27,381 27,0 0,0">
          <text:p/>
        </draw:polygon>
        <draw:polygon draw:style-name="gr30" draw:text-style-name="P8" draw:layer="layout" svg:width="0.026cm" svg:height="0.38cm" svg:x="31.079cm" svg:y="1.211cm" svg:viewBox="0 0 27 381" draw:points="0,381 27,381 27,0 0,0">
          <text:p/>
        </draw:polygon>
        <draw:polygon draw:style-name="gr31" draw:text-style-name="P9" draw:layer="layout" svg:width="0.026cm" svg:height="0.38cm" svg:x="31.105cm" svg:y="1.211cm" svg:viewBox="0 0 27 381" draw:points="0,381 27,381 27,0 0,0">
          <text:p/>
        </draw:polygon>
        <draw:polygon draw:style-name="gr31" draw:text-style-name="P9" draw:layer="layout" svg:width="0.026cm" svg:height="0.38cm" svg:x="31.131cm" svg:y="1.211cm" svg:viewBox="0 0 27 381" draw:points="0,381 27,381 27,0 0,0">
          <text:p/>
        </draw:polygon>
        <draw:polygon draw:style-name="gr29" draw:text-style-name="P7" draw:layer="layout" svg:width="0.026cm" svg:height="0.38cm" svg:x="31.157cm" svg:y="1.211cm" svg:viewBox="0 0 27 381" draw:points="0,381 27,381 27,0 0,0">
          <text:p/>
        </draw:polygon>
        <draw:polygon draw:style-name="gr29" draw:text-style-name="P7" draw:layer="layout" svg:width="0.026cm" svg:height="0.38cm" svg:x="31.184cm" svg:y="1.211cm" svg:viewBox="0 0 27 381" draw:points="0,381 27,381 27,0 0,0">
          <text:p/>
        </draw:polygon>
        <draw:polygon draw:style-name="gr29" draw:text-style-name="P7" draw:layer="layout" svg:width="0.026cm" svg:height="0.38cm" svg:x="31.21cm" svg:y="1.211cm" svg:viewBox="0 0 27 381" draw:points="0,381 27,381 27,0 0,0">
          <text:p/>
        </draw:polygon>
        <draw:polygon draw:style-name="gr30" draw:text-style-name="P8" draw:layer="layout" svg:width="0.026cm" svg:height="0.38cm" svg:x="31.236cm" svg:y="1.211cm" svg:viewBox="0 0 27 381" draw:points="0,381 27,381 27,0 0,0">
          <text:p/>
        </draw:polygon>
        <draw:polygon draw:style-name="gr31" draw:text-style-name="P9" draw:layer="layout" svg:width="0.026cm" svg:height="0.38cm" svg:x="31.262cm" svg:y="1.211cm" svg:viewBox="0 0 27 381" draw:points="0,381 27,381 27,0 0,0">
          <text:p/>
        </draw:polygon>
        <draw:polygon draw:style-name="gr30" draw:text-style-name="P8" draw:layer="layout" svg:width="0.026cm" svg:height="0.38cm" svg:x="31.289cm" svg:y="1.211cm" svg:viewBox="0 0 27 381" draw:points="0,381 27,381 27,0 0,0">
          <text:p/>
        </draw:polygon>
        <draw:polygon draw:style-name="gr31" draw:text-style-name="P9" draw:layer="layout" svg:width="0.026cm" svg:height="0.38cm" svg:x="31.316cm" svg:y="1.211cm" svg:viewBox="0 0 27 381" draw:points="0,381 27,381 27,0 0,0">
          <text:p/>
        </draw:polygon>
        <draw:polygon draw:style-name="gr31" draw:text-style-name="P9" draw:layer="layout" svg:width="0.027cm" svg:height="0.38cm" svg:x="31.341cm" svg:y="1.211cm" svg:viewBox="0 0 28 381" draw:points="0,381 28,381 28,0 0,0">
          <text:p/>
        </draw:polygon>
        <draw:polygon draw:style-name="gr30" draw:text-style-name="P8" draw:layer="layout" svg:width="0.026cm" svg:height="0.38cm" svg:x="31.368cm" svg:y="1.211cm" svg:viewBox="0 0 27 381" draw:points="0,381 27,381 27,0 0,0">
          <text:p/>
        </draw:polygon>
        <draw:polygon draw:style-name="gr32" draw:text-style-name="P10" draw:layer="layout" svg:width="0.026cm" svg:height="0.38cm" svg:x="31.394cm" svg:y="1.211cm" svg:viewBox="0 0 27 381" draw:points="0,381 27,381 27,0 0,0">
          <text:p/>
        </draw:polygon>
        <draw:polygon draw:style-name="gr30" draw:text-style-name="P8" draw:layer="layout" svg:width="0.026cm" svg:height="0.38cm" svg:x="31.42cm" svg:y="1.211cm" svg:viewBox="0 0 27 381" draw:points="0,381 27,381 27,0 0,0">
          <text:p/>
        </draw:polygon>
        <draw:polygon draw:style-name="gr30" draw:text-style-name="P8" draw:layer="layout" svg:width="0.026cm" svg:height="0.38cm" svg:x="31.446cm" svg:y="1.211cm" svg:viewBox="0 0 27 381" draw:points="0,381 27,381 27,0 0,0">
          <text:p/>
        </draw:polygon>
        <draw:polygon draw:style-name="gr30" draw:text-style-name="P8" draw:layer="layout" svg:width="0.026cm" svg:height="0.38cm" svg:x="31.473cm" svg:y="1.211cm" svg:viewBox="0 0 27 381" draw:points="0,381 27,381 27,0 0,0">
          <text:p/>
        </draw:polygon>
        <draw:polygon draw:style-name="gr30" draw:text-style-name="P8" draw:layer="layout" svg:width="0.026cm" svg:height="0.38cm" svg:x="31.499cm" svg:y="1.211cm" svg:viewBox="0 0 27 381" draw:points="0,381 27,381 27,0 0,0">
          <text:p/>
        </draw:polygon>
        <draw:polygon draw:style-name="gr32" draw:text-style-name="P10" draw:layer="layout" svg:width="0.026cm" svg:height="0.38cm" svg:x="31.525cm" svg:y="1.211cm" svg:viewBox="0 0 27 381" draw:points="0,381 27,381 27,0 0,0">
          <text:p/>
        </draw:polygon>
        <draw:polygon draw:style-name="gr30" draw:text-style-name="P8" draw:layer="layout" svg:width="0.026cm" svg:height="0.38cm" svg:x="31.551cm" svg:y="1.211cm" svg:viewBox="0 0 27 381" draw:points="0,381 27,381 27,0 0,0">
          <text:p/>
        </draw:polygon>
        <draw:polygon draw:style-name="gr29" draw:text-style-name="P7" draw:layer="layout" svg:width="0.026cm" svg:height="0.38cm" svg:x="31.578cm" svg:y="1.211cm" svg:viewBox="0 0 27 381" draw:points="0,381 27,381 27,0 0,0">
          <text:p/>
        </draw:polygon>
        <draw:polygon draw:style-name="gr29" draw:text-style-name="P7" draw:layer="layout" svg:width="0.026cm" svg:height="0.38cm" svg:x="31.604cm" svg:y="1.211cm" svg:viewBox="0 0 27 381" draw:points="0,381 27,381 27,0 0,0">
          <text:p/>
        </draw:polygon>
        <draw:polygon draw:style-name="gr29" draw:text-style-name="P7" draw:layer="layout" svg:width="0.026cm" svg:height="0.38cm" svg:x="31.63cm" svg:y="1.211cm" svg:viewBox="0 0 27 381" draw:points="0,381 27,381 27,0 0,0">
          <text:p/>
        </draw:polygon>
        <draw:polygon draw:style-name="gr32" draw:text-style-name="P10" draw:layer="layout" svg:width="0.027cm" svg:height="0.38cm" svg:x="31.656cm" svg:y="1.211cm" svg:viewBox="0 0 28 381" draw:points="0,381 28,381 28,0 0,0">
          <text:p/>
        </draw:polygon>
        <draw:polygon draw:style-name="gr31" draw:text-style-name="P9" draw:layer="layout" svg:width="0.026cm" svg:height="0.38cm" svg:x="31.683cm" svg:y="1.211cm" svg:viewBox="0 0 27 381" draw:points="0,381 27,381 27,0 0,0">
          <text:p/>
        </draw:polygon>
        <draw:polygon draw:style-name="gr30" draw:text-style-name="P8" draw:layer="layout" svg:width="0.026cm" svg:height="0.38cm" svg:x="31.709cm" svg:y="1.211cm" svg:viewBox="0 0 27 381" draw:points="0,381 27,381 27,0 0,0">
          <text:p/>
        </draw:polygon>
        <draw:polygon draw:style-name="gr29" draw:text-style-name="P7" draw:layer="layout" svg:width="0.027cm" svg:height="0.38cm" svg:x="31.735cm" svg:y="1.211cm" svg:viewBox="0 0 28 381" draw:points="0,381 28,381 28,0 0,0">
          <text:p/>
        </draw:polygon>
        <draw:polygon draw:style-name="gr32" draw:text-style-name="P10" draw:layer="layout" svg:width="0.026cm" svg:height="0.38cm" svg:x="31.763cm" svg:y="1.211cm" svg:viewBox="0 0 27 381" draw:points="0,381 27,381 27,0 0,0">
          <text:p/>
        </draw:polygon>
        <draw:polygon draw:style-name="gr30" draw:text-style-name="P8" draw:layer="layout" svg:width="0.026cm" svg:height="0.38cm" svg:x="31.788cm" svg:y="1.211cm" svg:viewBox="0 0 27 381" draw:points="0,381 27,381 27,0 0,0">
          <text:p/>
        </draw:polygon>
        <draw:polygon draw:style-name="gr31" draw:text-style-name="P9" draw:layer="layout" svg:width="0.026cm" svg:height="0.38cm" svg:x="31.814cm" svg:y="1.211cm" svg:viewBox="0 0 27 381" draw:points="0,381 27,381 27,0 0,0">
          <text:p/>
        </draw:polygon>
        <draw:polygon draw:style-name="gr31" draw:text-style-name="P9" draw:layer="layout" svg:width="0.026cm" svg:height="0.38cm" svg:x="31.841cm" svg:y="1.211cm" svg:viewBox="0 0 27 381" draw:points="0,381 27,381 27,0 0,0">
          <text:p/>
        </draw:polygon>
        <draw:polygon draw:style-name="gr32" draw:text-style-name="P10" draw:layer="layout" svg:width="0.026cm" svg:height="0.38cm" svg:x="31.867cm" svg:y="1.211cm" svg:viewBox="0 0 27 381" draw:points="0,381 27,381 27,0 0,0">
          <text:p/>
        </draw:polygon>
        <draw:polygon draw:style-name="gr31" draw:text-style-name="P9" draw:layer="layout" svg:width="0.026cm" svg:height="0.38cm" svg:x="31.893cm" svg:y="1.211cm" svg:viewBox="0 0 27 381" draw:points="0,381 27,381 27,0 0,0">
          <text:p/>
        </draw:polygon>
        <draw:polygon draw:style-name="gr31" draw:text-style-name="P9" draw:layer="layout" svg:width="0.026cm" svg:height="0.38cm" svg:x="31.919cm" svg:y="1.211cm" svg:viewBox="0 0 27 381" draw:points="0,381 27,381 27,0 0,0">
          <text:p/>
        </draw:polygon>
        <draw:polygon draw:style-name="gr31" draw:text-style-name="P9" draw:layer="layout" svg:width="0.026cm" svg:height="0.38cm" svg:x="31.945cm" svg:y="1.211cm" svg:viewBox="0 0 27 381" draw:points="0,381 27,381 27,0 0,0">
          <text:p/>
        </draw:polygon>
        <draw:polygon draw:style-name="gr31" draw:text-style-name="P9" draw:layer="layout" svg:width="0.026cm" svg:height="0.38cm" svg:x="31.972cm" svg:y="1.211cm" svg:viewBox="0 0 27 381" draw:points="0,381 27,381 27,0 0,0">
          <text:p/>
        </draw:polygon>
        <draw:polygon draw:style-name="gr30" draw:text-style-name="P8" draw:layer="layout" svg:width="0.026cm" svg:height="0.38cm" svg:x="31.998cm" svg:y="1.211cm" svg:viewBox="0 0 27 381" draw:points="0,381 27,381 27,0 0,0">
          <text:p/>
        </draw:polygon>
        <draw:polygon draw:style-name="gr32" draw:text-style-name="P10" draw:layer="layout" svg:width="0.026cm" svg:height="0.38cm" svg:x="32.024cm" svg:y="1.211cm" svg:viewBox="0 0 27 381" draw:points="0,381 27,381 27,0 0,0">
          <text:p/>
        </draw:polygon>
        <draw:polygon draw:style-name="gr32" draw:text-style-name="P10" draw:layer="layout" svg:width="0.027cm" svg:height="0.38cm" svg:x="32.05cm" svg:y="1.211cm" svg:viewBox="0 0 28 381" draw:points="0,381 28,381 28,0 0,0">
          <text:p/>
        </draw:polygon>
        <draw:polygon draw:style-name="gr30" draw:text-style-name="P8" draw:layer="layout" svg:width="0.026cm" svg:height="0.38cm" svg:x="32.077cm" svg:y="1.211cm" svg:viewBox="0 0 27 381" draw:points="0,381 27,381 27,0 0,0">
          <text:p/>
        </draw:polygon>
        <draw:polygon draw:style-name="gr30" draw:text-style-name="P8" draw:layer="layout" svg:width="0.026cm" svg:height="0.38cm" svg:x="32.103cm" svg:y="1.211cm" svg:viewBox="0 0 27 381" draw:points="0,381 27,381 27,0 0,0">
          <text:p/>
        </draw:polygon>
        <draw:polygon draw:style-name="gr31" draw:text-style-name="P9" draw:layer="layout" svg:width="0.026cm" svg:height="0.38cm" svg:x="32.13cm" svg:y="1.211cm" svg:viewBox="0 0 27 381" draw:points="0,381 27,381 27,0 0,0">
          <text:p/>
        </draw:polygon>
        <draw:polygon draw:style-name="gr29" draw:text-style-name="P7" draw:layer="layout" svg:width="0.026cm" svg:height="0.38cm" svg:x="32.156cm" svg:y="1.211cm" svg:viewBox="0 0 27 381" draw:points="0,381 27,381 27,0 0,0">
          <text:p/>
        </draw:polygon>
        <draw:polygon draw:style-name="gr31" draw:text-style-name="P9" draw:layer="layout" svg:width="0.026cm" svg:height="0.38cm" svg:x="32.182cm" svg:y="1.211cm" svg:viewBox="0 0 27 381" draw:points="0,381 27,381 27,0 0,0">
          <text:p/>
        </draw:polygon>
        <draw:polygon draw:style-name="gr30" draw:text-style-name="P8" draw:layer="layout" svg:width="0.026cm" svg:height="0.38cm" svg:x="32.208cm" svg:y="1.211cm" svg:viewBox="0 0 27 381" draw:points="0,381 27,381 27,0 0,0">
          <text:p/>
        </draw:polygon>
        <draw:polygon draw:style-name="gr31" draw:text-style-name="P9" draw:layer="layout" svg:width="0.026cm" svg:height="0.38cm" svg:x="32.235cm" svg:y="1.211cm" svg:viewBox="0 0 27 381" draw:points="0,381 27,381 27,0 0,0">
          <text:p/>
        </draw:polygon>
        <draw:polygon draw:style-name="gr32" draw:text-style-name="P10" draw:layer="layout" svg:width="0.026cm" svg:height="0.38cm" svg:x="32.261cm" svg:y="1.211cm" svg:viewBox="0 0 27 381" draw:points="0,381 27,381 27,0 0,0">
          <text:p/>
        </draw:polygon>
        <draw:polygon draw:style-name="gr32" draw:text-style-name="P10" draw:layer="layout" svg:width="0.026cm" svg:height="0.38cm" svg:x="32.287cm" svg:y="1.211cm" svg:viewBox="0 0 27 381" draw:points="0,381 27,381 27,0 0,0">
          <text:p/>
        </draw:polygon>
        <draw:polygon draw:style-name="gr30" draw:text-style-name="P8" draw:layer="layout" svg:width="0.026cm" svg:height="0.38cm" svg:x="32.313cm" svg:y="1.211cm" svg:viewBox="0 0 27 381" draw:points="0,381 27,381 27,0 0,0">
          <text:p/>
        </draw:polygon>
        <draw:polygon draw:style-name="gr30" draw:text-style-name="P8" draw:layer="layout" svg:width="0.026cm" svg:height="0.38cm" svg:x="32.34cm" svg:y="1.211cm" svg:viewBox="0 0 27 381" draw:points="0,381 27,381 27,0 0,0">
          <text:p/>
        </draw:polygon>
        <draw:polygon draw:style-name="gr29" draw:text-style-name="P7" draw:layer="layout" svg:width="0.026cm" svg:height="0.38cm" svg:x="32.366cm" svg:y="1.211cm" svg:viewBox="0 0 27 381" draw:points="0,381 27,381 27,0 0,0">
          <text:p/>
        </draw:polygon>
        <draw:polygon draw:style-name="gr30" draw:text-style-name="P8" draw:layer="layout" svg:width="0.026cm" svg:height="0.38cm" svg:x="32.392cm" svg:y="1.211cm" svg:viewBox="0 0 27 381" draw:points="0,381 27,381 27,0 0,0">
          <text:p/>
        </draw:polygon>
        <draw:polygon draw:style-name="gr31" draw:text-style-name="P9" draw:layer="layout" svg:width="0.027cm" svg:height="0.38cm" svg:x="32.418cm" svg:y="1.211cm" svg:viewBox="0 0 28 381" draw:points="0,381 28,381 28,0 0,0">
          <text:p/>
        </draw:polygon>
        <draw:polygon draw:style-name="gr31" draw:text-style-name="P9" draw:layer="layout" svg:width="0.026cm" svg:height="0.38cm" svg:x="32.445cm" svg:y="1.211cm" svg:viewBox="0 0 27 381" draw:points="0,381 27,381 27,0 0,0">
          <text:p/>
        </draw:polygon>
        <draw:polygon draw:style-name="gr31" draw:text-style-name="P9" draw:layer="layout" svg:width="0.026cm" svg:height="0.38cm" svg:x="32.471cm" svg:y="1.211cm" svg:viewBox="0 0 27 381" draw:points="0,381 27,381 27,0 0,0">
          <text:p/>
        </draw:polygon>
        <draw:polygon draw:style-name="gr30" draw:text-style-name="P8" draw:layer="layout" svg:width="0.026cm" svg:height="0.38cm" svg:x="32.497cm" svg:y="1.211cm" svg:viewBox="0 0 27 381" draw:points="0,381 27,381 27,0 0,0">
          <text:p/>
        </draw:polygon>
        <draw:polygon draw:style-name="gr31" draw:text-style-name="P9" draw:layer="layout" svg:width="0.026cm" svg:height="0.38cm" svg:x="32.524cm" svg:y="1.211cm" svg:viewBox="0 0 27 381" draw:points="0,381 27,381 27,0 0,0">
          <text:p/>
        </draw:polygon>
        <draw:polygon draw:style-name="gr32" draw:text-style-name="P10" draw:layer="layout" svg:width="0.026cm" svg:height="0.38cm" svg:x="32.55cm" svg:y="1.211cm" svg:viewBox="0 0 27 381" draw:points="0,381 27,381 27,0 0,0">
          <text:p/>
        </draw:polygon>
        <draw:polygon draw:style-name="gr32" draw:text-style-name="P10" draw:layer="layout" svg:width="0.026cm" svg:height="0.38cm" svg:x="32.576cm" svg:y="1.211cm" svg:viewBox="0 0 27 381" draw:points="0,381 27,381 27,0 0,0">
          <text:p/>
        </draw:polygon>
        <draw:polygon draw:style-name="gr31" draw:text-style-name="P9" draw:layer="layout" svg:width="0.026cm" svg:height="0.38cm" svg:x="32.603cm" svg:y="1.211cm" svg:viewBox="0 0 27 381" draw:points="0,381 27,381 27,0 0,0">
          <text:p/>
        </draw:polygon>
        <draw:polygon draw:style-name="gr32" draw:text-style-name="P10" draw:layer="layout" svg:width="0.026cm" svg:height="0.38cm" svg:x="32.629cm" svg:y="1.211cm" svg:viewBox="0 0 27 381" draw:points="0,381 27,381 27,0 0,0">
          <text:p/>
        </draw:polygon>
        <draw:polygon draw:style-name="gr29" draw:text-style-name="P7" draw:layer="layout" svg:width="0.026cm" svg:height="0.38cm" svg:x="32.655cm" svg:y="1.211cm" svg:viewBox="0 0 27 381" draw:points="0,381 27,381 27,0 0,0">
          <text:p/>
        </draw:polygon>
        <draw:polygon draw:style-name="gr32" draw:text-style-name="P10" draw:layer="layout" svg:width="0.026cm" svg:height="0.38cm" svg:x="32.681cm" svg:y="1.211cm" svg:viewBox="0 0 27 381" draw:points="0,381 27,381 27,0 0,0">
          <text:p/>
        </draw:polygon>
        <draw:polygon draw:style-name="gr32" draw:text-style-name="P10" draw:layer="layout" svg:width="0.026cm" svg:height="0.38cm" svg:x="32.707cm" svg:y="1.211cm" svg:viewBox="0 0 27 381" draw:points="0,381 27,381 27,0 0,0">
          <text:p/>
        </draw:polygon>
        <draw:polygon draw:style-name="gr31" draw:text-style-name="P9" draw:layer="layout" svg:width="0.026cm" svg:height="0.38cm" svg:x="32.734cm" svg:y="1.211cm" svg:viewBox="0 0 27 381" draw:points="0,381 27,381 27,0 0,0">
          <text:p/>
        </draw:polygon>
        <draw:polygon draw:style-name="gr32" draw:text-style-name="P10" draw:layer="layout" svg:width="0.026cm" svg:height="0.38cm" svg:x="32.76cm" svg:y="1.211cm" svg:viewBox="0 0 27 381" draw:points="0,381 27,381 27,0 0,0">
          <text:p/>
        </draw:polygon>
        <draw:polygon draw:style-name="gr30" draw:text-style-name="P8" draw:layer="layout" svg:width="0.026cm" svg:height="0.38cm" svg:x="32.786cm" svg:y="1.211cm" svg:viewBox="0 0 27 381" draw:points="0,381 27,381 27,0 0,0">
          <text:p/>
        </draw:polygon>
        <draw:polygon draw:style-name="gr30" draw:text-style-name="P8" draw:layer="layout" svg:width="0.027cm" svg:height="0.38cm" svg:x="32.812cm" svg:y="1.211cm" svg:viewBox="0 0 28 381" draw:points="0,381 28,381 28,0 0,0">
          <text:p/>
        </draw:polygon>
        <draw:polygon draw:style-name="gr32" draw:text-style-name="P10" draw:layer="layout" svg:width="0.026cm" svg:height="0.38cm" svg:x="32.839cm" svg:y="1.211cm" svg:viewBox="0 0 27 381" draw:points="0,381 27,381 27,0 0,0">
          <text:p/>
        </draw:polygon>
        <draw:polygon draw:style-name="gr30" draw:text-style-name="P8" draw:layer="layout" svg:width="0.026cm" svg:height="0.38cm" svg:x="32.865cm" svg:y="1.211cm" svg:viewBox="0 0 27 381" draw:points="0,381 27,381 27,0 0,0">
          <text:p/>
        </draw:polygon>
        <draw:polygon draw:style-name="gr31" draw:text-style-name="P9" draw:layer="layout" svg:width="0.026cm" svg:height="0.38cm" svg:x="32.891cm" svg:y="1.211cm" svg:viewBox="0 0 27 381" draw:points="0,381 27,381 27,0 0,0">
          <text:p/>
        </draw:polygon>
        <draw:polygon draw:style-name="gr32" draw:text-style-name="P10" draw:layer="layout" svg:width="0.026cm" svg:height="0.38cm" svg:x="32.918cm" svg:y="1.211cm" svg:viewBox="0 0 27 381" draw:points="0,381 27,381 27,0 0,0">
          <text:p/>
        </draw:polygon>
        <draw:polygon draw:style-name="gr30" draw:text-style-name="P8" draw:layer="layout" svg:width="0.026cm" svg:height="0.38cm" svg:x="32.944cm" svg:y="1.211cm" svg:viewBox="0 0 27 381" draw:points="0,381 27,381 27,0 0,0">
          <text:p/>
        </draw:polygon>
        <draw:polygon draw:style-name="gr30" draw:text-style-name="P8" draw:layer="layout" svg:width="0.026cm" svg:height="0.38cm" svg:x="32.97cm" svg:y="1.211cm" svg:viewBox="0 0 27 381" draw:points="0,381 27,381 27,0 0,0">
          <text:p/>
        </draw:polygon>
        <draw:polygon draw:style-name="gr31" draw:text-style-name="P9" draw:layer="layout" svg:width="0.026cm" svg:height="0.38cm" svg:x="32.996cm" svg:y="1.211cm" svg:viewBox="0 0 27 381" draw:points="0,381 27,381 27,0 0,0">
          <text:p/>
        </draw:polygon>
        <draw:polygon draw:style-name="gr29" draw:text-style-name="P7" draw:layer="layout" svg:width="0.026cm" svg:height="0.38cm" svg:x="33.023cm" svg:y="1.211cm" svg:viewBox="0 0 27 381" draw:points="0,381 27,381 27,0 0,0">
          <text:p/>
        </draw:polygon>
        <draw:polygon draw:style-name="gr30" draw:text-style-name="P8" draw:layer="layout" svg:width="0.026cm" svg:height="0.38cm" svg:x="33.049cm" svg:y="1.211cm" svg:viewBox="0 0 27 381" draw:points="0,381 27,381 27,0 0,0">
          <text:p/>
        </draw:polygon>
        <draw:polygon draw:style-name="gr29" draw:text-style-name="P7" draw:layer="layout" svg:width="0.026cm" svg:height="0.38cm" svg:x="33.075cm" svg:y="1.211cm" svg:viewBox="0 0 27 381" draw:points="0,381 27,381 27,0 0,0">
          <text:p/>
        </draw:polygon>
        <draw:polygon draw:style-name="gr30" draw:text-style-name="P8" draw:layer="layout" svg:width="0.027cm" svg:height="0.38cm" svg:x="33.101cm" svg:y="1.211cm" svg:viewBox="0 0 28 381" draw:points="0,381 28,381 28,0 0,0">
          <text:p/>
        </draw:polygon>
        <draw:polygon draw:style-name="gr32" draw:text-style-name="P10" draw:layer="layout" svg:width="0.026cm" svg:height="0.38cm" svg:x="33.128cm" svg:y="1.211cm" svg:viewBox="0 0 27 381" draw:points="0,381 27,381 27,0 0,0">
          <text:p/>
        </draw:polygon>
        <draw:polygon draw:style-name="gr31" draw:text-style-name="P9" draw:layer="layout" svg:width="0.026cm" svg:height="0.38cm" svg:x="33.154cm" svg:y="1.211cm" svg:viewBox="0 0 27 381" draw:points="0,381 27,381 27,0 0,0">
          <text:p/>
        </draw:polygon>
        <draw:polygon draw:style-name="gr31" draw:text-style-name="P9" draw:layer="layout" svg:width="0.027cm" svg:height="0.38cm" svg:x="33.18cm" svg:y="1.211cm" svg:viewBox="0 0 28 381" draw:points="0,381 28,381 28,0 0,0">
          <text:p/>
        </draw:polygon>
        <draw:polygon draw:style-name="gr31" draw:text-style-name="P9" draw:layer="layout" svg:width="0.026cm" svg:height="0.38cm" svg:x="33.207cm" svg:y="1.211cm" svg:viewBox="0 0 27 381" draw:points="0,381 27,381 27,0 0,0">
          <text:p/>
        </draw:polygon>
        <draw:polygon draw:style-name="gr30" draw:text-style-name="P8" draw:layer="layout" svg:width="0.026cm" svg:height="0.38cm" svg:x="33.233cm" svg:y="1.211cm" svg:viewBox="0 0 27 381" draw:points="0,381 27,381 27,0 0,0">
          <text:p/>
        </draw:polygon>
        <draw:polygon draw:style-name="gr30" draw:text-style-name="P8" draw:layer="layout" svg:width="0.026cm" svg:height="0.38cm" svg:x="33.259cm" svg:y="1.211cm" svg:viewBox="0 0 27 381" draw:points="0,381 27,381 27,0 0,0">
          <text:p/>
        </draw:polygon>
        <draw:polygon draw:style-name="gr32" draw:text-style-name="P10" draw:layer="layout" svg:width="0.026cm" svg:height="0.38cm" svg:x="33.286cm" svg:y="1.211cm" svg:viewBox="0 0 27 381" draw:points="0,381 27,381 27,0 0,0">
          <text:p/>
        </draw:polygon>
        <draw:polygon draw:style-name="gr30" draw:text-style-name="P8" draw:layer="layout" svg:width="0.026cm" svg:height="0.38cm" svg:x="33.312cm" svg:y="1.211cm" svg:viewBox="0 0 27 381" draw:points="0,381 27,381 27,0 0,0">
          <text:p/>
        </draw:polygon>
        <draw:polygon draw:style-name="gr31" draw:text-style-name="P9" draw:layer="layout" svg:width="0.026cm" svg:height="0.38cm" svg:x="33.338cm" svg:y="1.211cm" svg:viewBox="0 0 27 381" draw:points="0,381 27,381 27,0 0,0">
          <text:p/>
        </draw:polygon>
        <draw:polygon draw:style-name="gr32" draw:text-style-name="P10" draw:layer="layout" svg:width="0.026cm" svg:height="0.38cm" svg:x="33.364cm" svg:y="1.211cm" svg:viewBox="0 0 27 381" draw:points="0,381 27,381 27,0 0,0">
          <text:p/>
        </draw:polygon>
        <draw:polygon draw:style-name="gr30" draw:text-style-name="P8" draw:layer="layout" svg:width="0.026cm" svg:height="0.38cm" svg:x="33.39cm" svg:y="1.211cm" svg:viewBox="0 0 27 381" draw:points="0,381 27,381 27,0 0,0">
          <text:p/>
        </draw:polygon>
        <draw:polygon draw:style-name="gr29" draw:text-style-name="P7" draw:layer="layout" svg:width="0.026cm" svg:height="0.38cm" svg:x="33.417cm" svg:y="1.211cm" svg:viewBox="0 0 27 381" draw:points="0,381 27,381 27,0 0,0">
          <text:p/>
        </draw:polygon>
        <draw:polygon draw:style-name="gr30" draw:text-style-name="P8" draw:layer="layout" svg:width="0.026cm" svg:height="0.38cm" svg:x="33.444cm" svg:y="1.211cm" svg:viewBox="0 0 27 381" draw:points="0,381 27,381 27,0 0,0">
          <text:p/>
        </draw:polygon>
        <draw:polygon draw:style-name="gr30" draw:text-style-name="P8" draw:layer="layout" svg:width="0.026cm" svg:height="0.38cm" svg:x="33.469cm" svg:y="1.211cm" svg:viewBox="0 0 27 381" draw:points="0,381 27,381 27,0 0,0">
          <text:p/>
        </draw:polygon>
        <draw:polygon draw:style-name="gr30" draw:text-style-name="P8" draw:layer="layout" svg:width="0.027cm" svg:height="0.38cm" svg:x="33.495cm" svg:y="1.211cm" svg:viewBox="0 0 28 381" draw:points="0,381 28,381 28,0 0,0">
          <text:p/>
        </draw:polygon>
        <draw:polygon draw:style-name="gr31" draw:text-style-name="P9" draw:layer="layout" svg:width="0.026cm" svg:height="0.38cm" svg:x="33.522cm" svg:y="1.211cm" svg:viewBox="0 0 27 381" draw:points="0,381 27,381 27,0 0,0">
          <text:p/>
        </draw:polygon>
        <draw:polygon draw:style-name="gr30" draw:text-style-name="P8" draw:layer="layout" svg:width="0.026cm" svg:height="0.38cm" svg:x="33.548cm" svg:y="1.211cm" svg:viewBox="0 0 27 381" draw:points="0,381 27,381 27,0 0,0">
          <text:p/>
        </draw:polygon>
        <draw:polygon draw:style-name="gr30" draw:text-style-name="P8" draw:layer="layout" svg:width="0.028cm" svg:height="0.38cm" svg:x="33.574cm" svg:y="1.211cm" svg:viewBox="0 0 29 381" draw:points="0,381 29,381 29,0 0,0">
          <text:p/>
        </draw:polygon>
        <draw:polygon draw:style-name="gr32" draw:text-style-name="P10" draw:layer="layout" svg:width="0.026cm" svg:height="0.38cm" svg:x="33.601cm" svg:y="1.211cm" svg:viewBox="0 0 27 381" draw:points="0,381 27,381 27,0 0,0">
          <text:p/>
        </draw:polygon>
        <draw:polygon draw:style-name="gr30" draw:text-style-name="P8" draw:layer="layout" svg:width="0.026cm" svg:height="0.38cm" svg:x="33.627cm" svg:y="1.211cm" svg:viewBox="0 0 27 381" draw:points="0,381 27,381 27,0 0,0">
          <text:p/>
        </draw:polygon>
        <draw:polygon draw:style-name="gr31" draw:text-style-name="P9" draw:layer="layout" svg:width="0.026cm" svg:height="0.38cm" svg:x="33.653cm" svg:y="1.211cm" svg:viewBox="0 0 27 381" draw:points="0,381 27,381 27,0 0,0">
          <text:p/>
        </draw:polygon>
        <draw:polygon draw:style-name="gr29" draw:text-style-name="P7" draw:layer="layout" svg:width="0.026cm" svg:height="0.38cm" svg:x="33.68cm" svg:y="1.211cm" svg:viewBox="0 0 27 381" draw:points="0,381 27,381 27,0 0,0">
          <text:p/>
        </draw:polygon>
        <draw:polygon draw:style-name="gr30" draw:text-style-name="P8" draw:layer="layout" svg:width="0.026cm" svg:height="0.38cm" svg:x="33.706cm" svg:y="1.211cm" svg:viewBox="0 0 27 381" draw:points="0,381 27,381 27,0 0,0">
          <text:p/>
        </draw:polygon>
        <draw:polygon draw:style-name="gr30" draw:text-style-name="P8" draw:layer="layout" svg:width="0.026cm" svg:height="0.38cm" svg:x="33.732cm" svg:y="1.211cm" svg:viewBox="0 0 27 381" draw:points="0,381 27,381 27,0 0,0">
          <text:p/>
        </draw:polygon>
        <draw:polygon draw:style-name="gr32" draw:text-style-name="P10" draw:layer="layout" svg:width="0.026cm" svg:height="0.38cm" svg:x="33.758cm" svg:y="1.211cm" svg:viewBox="0 0 27 381" draw:points="0,381 27,381 27,0 0,0">
          <text:p/>
        </draw:polygon>
        <draw:polygon draw:style-name="gr32" draw:text-style-name="P10" draw:layer="layout" svg:width="0.026cm" svg:height="0.38cm" svg:x="33.784cm" svg:y="1.211cm" svg:viewBox="0 0 27 381" draw:points="0,381 27,381 27,0 0,0">
          <text:p/>
        </draw:polygon>
        <draw:polygon draw:style-name="gr31" draw:text-style-name="P9" draw:layer="layout" svg:width="0.026cm" svg:height="0.38cm" svg:x="33.811cm" svg:y="1.211cm" svg:viewBox="0 0 27 381" draw:points="0,381 27,381 27,0 0,0">
          <text:p/>
        </draw:polygon>
        <draw:polygon draw:style-name="gr30" draw:text-style-name="P8" draw:layer="layout" svg:width="0.026cm" svg:height="0.38cm" svg:x="33.837cm" svg:y="1.211cm" svg:viewBox="0 0 27 381" draw:points="0,381 27,381 27,0 0,0">
          <text:p/>
        </draw:polygon>
        <draw:polygon draw:style-name="gr30" draw:text-style-name="P8" draw:layer="layout" svg:width="0.027cm" svg:height="0.38cm" svg:x="33.863cm" svg:y="1.211cm" svg:viewBox="0 0 28 381" draw:points="0,381 28,381 28,0 0,0">
          <text:p/>
        </draw:polygon>
        <draw:polygon draw:style-name="gr31" draw:text-style-name="P9" draw:layer="layout" svg:width="0.026cm" svg:height="0.38cm" svg:x="33.891cm" svg:y="1.211cm" svg:viewBox="0 0 27 381" draw:points="0,381 27,381 27,0 0,0">
          <text:p/>
        </draw:polygon>
        <draw:polygon draw:style-name="gr32" draw:text-style-name="P10" draw:layer="layout" svg:width="0.026cm" svg:height="0.38cm" svg:x="33.916cm" svg:y="1.211cm" svg:viewBox="0 0 27 381" draw:points="0,381 27,381 27,0 0,0">
          <text:p/>
        </draw:polygon>
        <draw:polygon draw:style-name="gr31" draw:text-style-name="P9" draw:layer="layout" svg:width="0.026cm" svg:height="0.38cm" svg:x="33.942cm" svg:y="1.211cm" svg:viewBox="0 0 27 381" draw:points="0,381 27,381 27,0 0,0">
          <text:p/>
        </draw:polygon>
        <draw:polygon draw:style-name="gr29" draw:text-style-name="P7" draw:layer="layout" svg:width="0.026cm" svg:height="0.38cm" svg:x="33.969cm" svg:y="1.211cm" svg:viewBox="0 0 27 381" draw:points="0,381 27,381 27,0 0,0">
          <text:p/>
        </draw:polygon>
        <draw:polygon draw:style-name="gr31" draw:text-style-name="P9" draw:layer="layout" svg:width="0.026cm" svg:height="0.38cm" svg:x="33.995cm" svg:y="1.211cm" svg:viewBox="0 0 27 381" draw:points="0,381 27,381 27,0 0,0">
          <text:p/>
        </draw:polygon>
        <draw:polygon draw:style-name="gr29" draw:text-style-name="P7" draw:layer="layout" svg:width="0.026cm" svg:height="0.38cm" svg:x="34.021cm" svg:y="1.211cm" svg:viewBox="0 0 27 381" draw:points="0,381 27,381 27,0 0,0">
          <text:p/>
        </draw:polygon>
        <draw:polygon draw:style-name="gr31" draw:text-style-name="P9" draw:layer="layout" svg:width="0.026cm" svg:height="0.38cm" svg:x="34.047cm" svg:y="1.211cm" svg:viewBox="0 0 27 381" draw:points="0,381 27,381 27,0 0,0">
          <text:p/>
        </draw:polygon>
        <draw:polygon draw:style-name="gr30" draw:text-style-name="P8" draw:layer="layout" svg:width="0.026cm" svg:height="0.38cm" svg:x="34.074cm" svg:y="1.211cm" svg:viewBox="0 0 27 381" draw:points="0,381 27,381 27,0 0,0">
          <text:p/>
        </draw:polygon>
        <draw:polygon draw:style-name="gr31" draw:text-style-name="P9" draw:layer="layout" svg:width="0.026cm" svg:height="0.38cm" svg:x="34.1cm" svg:y="1.211cm" svg:viewBox="0 0 27 381" draw:points="0,381 27,381 27,0 0,0">
          <text:p/>
        </draw:polygon>
        <draw:polygon draw:style-name="gr31" draw:text-style-name="P9" draw:layer="layout" svg:width="0.026cm" svg:height="0.38cm" svg:x="34.126cm" svg:y="1.211cm" svg:viewBox="0 0 27 381" draw:points="0,381 27,381 27,0 0,0">
          <text:p/>
        </draw:polygon>
        <draw:polygon draw:style-name="gr30" draw:text-style-name="P8" draw:layer="layout" svg:width="0.026cm" svg:height="0.38cm" svg:x="34.152cm" svg:y="1.211cm" svg:viewBox="0 0 27 381" draw:points="0,381 27,381 27,0 0,0">
          <text:p/>
        </draw:polygon>
        <draw:polygon draw:style-name="gr31" draw:text-style-name="P9" draw:layer="layout" svg:width="0.026cm" svg:height="0.38cm" svg:x="34.179cm" svg:y="1.211cm" svg:viewBox="0 0 27 381" draw:points="0,381 27,381 27,0 0,0">
          <text:p/>
        </draw:polygon>
        <draw:polygon draw:style-name="gr31" draw:text-style-name="P9" draw:layer="layout" svg:width="0.026cm" svg:height="0.38cm" svg:x="34.205cm" svg:y="1.211cm" svg:viewBox="0 0 27 381" draw:points="0,381 27,381 27,0 0,0">
          <text:p/>
        </draw:polygon>
        <draw:polygon draw:style-name="gr32" draw:text-style-name="P10" draw:layer="layout" svg:width="0.026cm" svg:height="0.38cm" svg:x="34.231cm" svg:y="1.211cm" svg:viewBox="0 0 27 381" draw:points="0,381 27,381 27,0 0,0">
          <text:p/>
        </draw:polygon>
        <draw:polygon draw:style-name="gr30" draw:text-style-name="P8" draw:layer="layout" svg:width="0.027cm" svg:height="0.38cm" svg:x="34.257cm" svg:y="1.211cm" svg:viewBox="0 0 28 381" draw:points="0,381 28,381 28,0 0,0">
          <text:p/>
        </draw:polygon>
        <draw:polygon draw:style-name="gr29" draw:text-style-name="P7" draw:layer="layout" svg:width="0.026cm" svg:height="0.38cm" svg:x="34.284cm" svg:y="1.211cm" svg:viewBox="0 0 27 381" draw:points="0,381 27,381 27,0 0,0">
          <text:p/>
        </draw:polygon>
        <draw:polygon draw:style-name="gr29" draw:text-style-name="P7" draw:layer="layout" svg:width="0.026cm" svg:height="0.38cm" svg:x="34.31cm" svg:y="1.211cm" svg:viewBox="0 0 27 381" draw:points="0,381 27,381 27,0 0,0">
          <text:p/>
        </draw:polygon>
        <draw:polygon draw:style-name="gr29" draw:text-style-name="P7" draw:layer="layout" svg:width="0.026cm" svg:height="0.38cm" svg:x="34.336cm" svg:y="1.211cm" svg:viewBox="0 0 27 381" draw:points="0,381 27,381 27,0 0,0">
          <text:p/>
        </draw:polygon>
        <draw:polygon draw:style-name="gr31" draw:text-style-name="P9" draw:layer="layout" svg:width="0.026cm" svg:height="0.38cm" svg:x="34.415cm" svg:y="1.211cm" svg:viewBox="0 0 27 381" draw:points="0,381 27,381 27,0 0,0">
          <text:p/>
        </draw:polygon>
        <draw:polygon draw:style-name="gr30" draw:text-style-name="P8" draw:layer="layout" svg:width="0.026cm" svg:height="0.38cm" svg:x="34.441cm" svg:y="1.211cm" svg:viewBox="0 0 27 381" draw:points="0,381 27,381 27,0 0,0">
          <text:p/>
        </draw:polygon>
        <draw:polygon draw:style-name="gr29" draw:text-style-name="P7" draw:layer="layout" svg:width="0.026cm" svg:height="0.38cm" svg:x="34.468cm" svg:y="1.211cm" svg:viewBox="0 0 27 381" draw:points="0,381 27,381 27,0 0,0">
          <text:p/>
        </draw:polygon>
        <draw:polygon draw:style-name="gr30" draw:text-style-name="P8" draw:layer="layout" svg:width="0.026cm" svg:height="0.38cm" svg:x="34.494cm" svg:y="1.211cm" svg:viewBox="0 0 27 381" draw:points="0,381 27,381 27,0 0,0">
          <text:p/>
        </draw:polygon>
        <draw:polygon draw:style-name="gr32" draw:text-style-name="P10" draw:layer="layout" svg:width="0.026cm" svg:height="0.38cm" svg:x="34.52cm" svg:y="1.211cm" svg:viewBox="0 0 27 381" draw:points="0,381 27,381 27,0 0,0">
          <text:p/>
        </draw:polygon>
        <draw:polygon draw:style-name="gr32" draw:text-style-name="P10" draw:layer="layout" svg:width="0.026cm" svg:height="0.38cm" svg:x="34.546cm" svg:y="1.211cm" svg:viewBox="0 0 27 381" draw:points="0,381 27,381 27,0 0,0">
          <text:p/>
        </draw:polygon>
        <draw:polygon draw:style-name="gr32" draw:text-style-name="P10" draw:layer="layout" svg:width="0.026cm" svg:height="0.38cm" svg:x="34.573cm" svg:y="1.211cm" svg:viewBox="0 0 27 381" draw:points="0,381 27,381 27,0 0,0">
          <text:p/>
        </draw:polygon>
        <draw:polygon draw:style-name="gr31" draw:text-style-name="P9" draw:layer="layout" svg:width="0.026cm" svg:height="0.38cm" svg:x="34.599cm" svg:y="1.211cm" svg:viewBox="0 0 27 381" draw:points="0,381 27,381 27,0 0,0">
          <text:p/>
        </draw:polygon>
        <draw:polygon draw:style-name="gr29" draw:text-style-name="P7" draw:layer="layout" svg:width="0.027cm" svg:height="0.38cm" svg:x="34.625cm" svg:y="1.211cm" svg:viewBox="0 0 28 381" draw:points="0,381 28,381 28,0 0,0">
          <text:p/>
        </draw:polygon>
        <draw:polygon draw:style-name="gr29" draw:text-style-name="P7" draw:layer="layout" svg:width="0.026cm" svg:height="0.38cm" svg:x="34.652cm" svg:y="1.211cm" svg:viewBox="0 0 27 381" draw:points="0,381 27,381 27,0 0,0">
          <text:p/>
        </draw:polygon>
        <draw:frame draw:style-name="gr24" draw:text-style-name="P6" draw:layer="layout" svg:width="0.647cm" svg:height="0.379cm" svg:x="3.514cm" svg:y="2.316cm">
          <draw:text-box>
            <text:p text:style-name="P5"><text:span text:style-name="T2">0.05</text:span></text:p>
          </draw:text-box>
        </draw:frame>
        <draw:frame draw:style-name="gr41" draw:text-style-name="P20" draw:layer="layout" svg:width="15.395cm" svg:height="1.2cm" svg:x="4.171cm" svg:y="0.266cm">
          <draw:text-box>
            <text:p text:style-name="P19"><text:span text:style-name="T3">Maximum likelihood tree based on ITS nrDNA</text:span></text:p>
          </draw:text-box>
        </draw:frame>
        <draw:frame draw:style-name="gr42" draw:text-style-name="P21" draw:layer="layout" svg:width="2.317cm" svg:height="1cm" svg:x="0.672cm" svg:y="0.201cm">
          <draw:text-box>
            <text:p><text:span text:style-name="T4">A</text:span></text:p>
          </draw:text-box>
        </draw:frame>
        <draw:frame draw:style-name="gr41" draw:text-style-name="P20" draw:layer="layout" svg:width="15.8cm" svg:height="1.2cm" svg:x="22.563cm" svg:y="0.235cm">
          <draw:text-box>
            <text:p text:style-name="P19"><text:span text:style-name="T3">Multiple sequence alignment of ITS nrDNA</text:span></text:p>
          </draw:text-box>
        </draw:frame>
        <draw:frame draw:style-name="gr42" draw:text-style-name="P21" draw:layer="layout" svg:width="2.317cm" svg:height="1cm" svg:x="20.1cm" svg:y="0.2cm">
          <draw:text-box>
            <text:p><text:span text:style-name="T4">B</text:span></text:p>
          </draw:text-box>
        </draw:frame>
        <draw:frame draw:style-name="gr43" draw:text-style-name="P23" draw:layer="layout" svg:width="2cm" svg:height="0.628cm" svg:x="2.9cm" svg:y="11.4cm">
          <draw:text-box>
            <text:p text:style-name="P22"><text:span text:style-name="T5">Clade 1</text:span></text:p>
          </draw:text-box>
        </draw:frame>
        <draw:frame draw:style-name="gr44" draw:text-style-name="P25" draw:layer="layout" svg:width="1.945cm" svg:height="0.628cm" svg:x="0.519cm" svg:y="15.468cm">
          <draw:text-box>
            <text:p text:style-name="P24"><text:span text:style-name="T6">Clade 2</text:span></text:p>
          </draw:text-box>
        </draw:frame>
        <draw:frame draw:style-name="gr45" draw:text-style-name="P27" draw:layer="layout" svg:width="2.9cm" svg:height="0.6cm" svg:x="3.8cm" svg:y="15.5cm">
          <draw:text-box>
            <text:p text:style-name="P26"><text:span text:style-name="T5">Subclade 1.2</text:span></text:p>
          </draw:text-box>
        </draw:frame>
        <draw:frame draw:style-name="gr45" draw:text-style-name="P27" draw:layer="layout" svg:width="2.9cm" svg:height="0.6cm" svg:x="3.9cm" svg:y="9.2cm">
          <draw:text-box>
            <text:p text:style-name="P26"><text:span text:style-name="T5">Subclade 1.1</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style:font-face style:name="Arial1" svg:font-family="Arial" style:font-family-generic="swiss"/>
    <style:font-face style:name="Helvetica2" svg:font-family="Helvetica" style:font-family-generic="swiss"/>
    <style:font-face style:name="Helvetica" svg:font-family="Helvetica" style:font-pitch="variable"/>
    <style:font-face style:name="Liberation Serif1" svg:font-family="'Liberation Serif'"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35.56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3.2$Windows_X86_64 LibreOffice_project/aecc05fe267cc68dde00352a451aa867b3b546ac</meta:generator>
    <dc:date>2019-08-13T10:35:51.810000000</dc:date>
    <meta:editing-duration>PT26M41S</meta:editing-duration>
    <meta:editing-cycles>5</meta:editing-cycles>
    <meta:document-statistic meta:object-count="14583"/>
  </office:meta>
</office:document-meta>
</file>